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2000000008B0000001D44BE9D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宋体" svg:font-family="宋体"/>
    <style:font-face style:name="黑体" svg:font-family="黑体"/>
    <style:font-face style:name="Times New Roman1" svg:font-family="'Times New Roman'" style:font-family-generic="roman"/>
    <style:font-face style:name="Arial" svg:font-family="Arial" style:font-family-generic="swiss"/>
    <style:font-face style:name="DejaVu Sans2" svg:font-family="'DejaVu Sans'" style:font-pitch="variable"/>
    <style:font-face style:name="Lohit Hindi2" svg:font-family="'Lohit Hindi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drop-cap/>
      </style:paragraph-properties>
    </style:style>
    <style:style style:name="P3" style:family="paragraph" style:parent-style-name="Standard">
      <style:paragraph-properties fo:text-align="start" style:justify-single-word="false">
        <style:drop-cap/>
      </style:paragraph-properties>
    </style:style>
    <style:style style:name="P4" style:family="paragraph" style:parent-style-name="Standard">
      <style:paragraph-properties fo:text-align="start" style:justify-single-word="false">
        <style:drop-cap/>
      </style:paragraph-properties>
    </style:style>
    <style:style style:name="P5" style:family="paragraph" style:parent-style-name="Standard">
      <style:paragraph-properties fo:text-align="start" style:justify-single-word="false">
        <style:drop-cap/>
      </style:paragraph-properties>
    </style:style>
    <style:style style:name="P6" style:family="paragraph" style:parent-style-name="Standard">
      <style:paragraph-properties fo:text-align="start" style:justify-single-word="false">
        <style:drop-cap/>
      </style:paragraph-properties>
    </style:style>
    <style:style style:name="P7" style:family="paragraph" style:parent-style-name="Standard">
      <style:paragraph-properties fo:text-align="start" style:justify-single-word="false">
        <style:drop-cap/>
      </style:paragraph-properties>
    </style:style>
    <style:style style:name="P8" style:family="paragraph" style:parent-style-name="Standard">
      <style:paragraph-properties fo:text-align="start" style:justify-single-word="false">
        <style:drop-cap/>
      </style:paragraph-properties>
    </style:style>
    <style:style style:name="P9" style:family="paragraph" style:parent-style-name="Standard">
      <style:paragraph-properties fo:text-align="start" style:justify-single-word="false">
        <style:drop-cap/>
      </style:paragraph-properties>
    </style:style>
    <style:style style:name="P10" style:family="paragraph" style:parent-style-name="Standard">
      <style:paragraph-properties fo:text-align="start" style:justify-single-word="false">
        <style:drop-cap/>
      </style:paragraph-properties>
    </style:style>
    <style:style style:name="P11" style:family="paragraph" style:parent-style-name="Standard">
      <style:paragraph-properties fo:text-align="start" style:justify-single-word="false">
        <style:drop-cap/>
      </style:paragraph-properties>
    </style:style>
    <style:style style:name="P12" style:family="paragraph" style:parent-style-name="Standard">
      <style:paragraph-properties fo:text-align="start" style:justify-single-word="false">
        <style:drop-cap/>
      </style:paragraph-properties>
    </style:style>
    <style:style style:name="P13" style:family="paragraph" style:parent-style-name="Standard">
      <style:paragraph-properties fo:text-align="start" style:justify-single-word="false">
        <style:drop-cap/>
      </style:paragraph-properties>
    </style:style>
    <style:style style:name="P14" style:family="paragraph" style:parent-style-name="Standard">
      <style:paragraph-properties fo:text-align="start" style:justify-single-word="false">
        <style:drop-cap/>
      </style:paragraph-properties>
    </style:style>
    <style:style style:name="P15" style:family="paragraph" style:parent-style-name="Standard">
      <style:paragraph-properties fo:text-align="start" style:justify-single-word="false">
        <style:drop-cap/>
      </style:paragraph-properties>
    </style:style>
    <style:style style:name="P16" style:family="paragraph" style:parent-style-name="Standard">
      <style:paragraph-properties fo:text-align="start" style:justify-single-word="false">
        <style:drop-cap/>
      </style:paragraph-properties>
    </style:style>
    <style:style style:name="P17" style:family="paragraph" style:parent-style-name="Standard">
      <style:paragraph-properties fo:text-align="start" style:justify-single-word="false">
        <style:drop-cap/>
      </style:paragraph-properties>
    </style:style>
    <style:style style:name="P18" style:family="paragraph" style:parent-style-name="Standard">
      <style:paragraph-properties fo:text-align="start" style:justify-single-word="false">
        <style:drop-cap/>
      </style:paragraph-properties>
    </style:style>
    <style:style style:name="P19" style:family="paragraph" style:parent-style-name="Standard">
      <style:paragraph-properties fo:text-align="start" style:justify-single-word="false">
        <style:drop-cap/>
      </style:paragraph-properties>
    </style:style>
    <style:style style:name="P20" style:family="paragraph" style:parent-style-name="Standard">
      <style:paragraph-properties fo:text-align="start" style:justify-single-word="false">
        <style:drop-cap/>
      </style:paragraph-properties>
    </style:style>
    <style:style style:name="P21" style:family="paragraph" style:parent-style-name="Standard">
      <style:paragraph-properties fo:text-align="start" style:justify-single-word="false">
        <style:drop-cap/>
      </style:paragraph-properties>
    </style:style>
    <style:style style:name="P22" style:family="paragraph" style:parent-style-name="Standard">
      <style:paragraph-properties fo:text-align="start" style:justify-single-word="false">
        <style:drop-cap/>
      </style:paragraph-properties>
    </style:style>
    <style:style style:name="P23" style:family="paragraph" style:parent-style-name="Standard">
      <style:paragraph-properties fo:text-align="start" style:justify-single-word="false">
        <style:drop-cap/>
      </style:paragraph-properties>
    </style:style>
    <style:style style:name="P24" style:family="paragraph" style:parent-style-name="Standard">
      <style:paragraph-properties fo:text-align="start" style:justify-single-word="false">
        <style:drop-cap/>
      </style:paragraph-properties>
    </style:style>
    <style:style style:name="P25" style:family="paragraph" style:parent-style-name="Standard">
      <style:paragraph-properties fo:text-align="start" style:justify-single-word="false">
        <style:drop-cap/>
      </style:paragraph-properties>
    </style:style>
    <style:style style:name="P26" style:family="paragraph" style:parent-style-name="Standard">
      <style:paragraph-properties fo:text-align="start" style:justify-single-word="false">
        <style:drop-cap/>
      </style:paragraph-properties>
    </style:style>
    <style:style style:name="P27" style:family="paragraph" style:parent-style-name="Standard">
      <style:paragraph-properties fo:text-align="start" style:justify-single-word="false">
        <style:drop-cap/>
      </style:paragraph-properties>
    </style:style>
    <style:style style:name="P28" style:family="paragraph" style:parent-style-name="Standard">
      <style:paragraph-properties fo:text-align="start" style:justify-single-word="false">
        <style:drop-cap/>
      </style:paragraph-properties>
    </style:style>
    <style:style style:name="P29" style:family="paragraph" style:parent-style-name="Standard">
      <style:paragraph-properties fo:text-align="start" style:justify-single-word="false">
        <style:drop-cap/>
      </style:paragraph-properties>
    </style:style>
    <style:style style:name="P30" style:family="paragraph" style:parent-style-name="Standard">
      <style:paragraph-properties fo:text-align="start" style:justify-single-word="false">
        <style:drop-cap/>
      </style:paragraph-properties>
    </style:style>
    <style:style style:name="P31" style:family="paragraph" style:parent-style-name="Standard">
      <style:paragraph-properties fo:text-align="start" style:justify-single-word="false">
        <style:drop-cap/>
      </style:paragraph-properties>
    </style:style>
    <style:style style:name="P32" style:family="paragraph" style:parent-style-name="Standard">
      <style:paragraph-properties fo:text-align="start" style:justify-single-word="false">
        <style:drop-cap/>
      </style:paragraph-properties>
    </style:style>
    <style:style style:name="P33" style:family="paragraph" style:parent-style-name="Standard">
      <style:paragraph-properties fo:text-align="start" style:justify-single-word="false">
        <style:drop-cap/>
      </style:paragraph-properties>
    </style:style>
    <style:style style:name="P34" style:family="paragraph" style:parent-style-name="Standard">
      <style:paragraph-properties fo:text-align="start" style:justify-single-word="false">
        <style:drop-cap/>
      </style:paragraph-properties>
    </style:style>
    <style:style style:name="P35" style:family="paragraph" style:parent-style-name="Standard">
      <style:paragraph-properties fo:text-align="start" style:justify-single-word="false">
        <style:drop-cap/>
      </style:paragraph-properties>
    </style:style>
    <style:style style:name="P36" style:family="paragraph" style:parent-style-name="Standard">
      <style:paragraph-properties fo:text-align="start" style:justify-single-word="false">
        <style:drop-cap/>
      </style:paragraph-properties>
    </style:style>
    <style:style style:name="P37" style:family="paragraph" style:parent-style-name="Standard">
      <style:paragraph-properties fo:text-align="start" style:justify-single-word="false">
        <style:drop-cap/>
      </style:paragraph-properties>
    </style:style>
    <style:style style:name="P38" style:family="paragraph" style:parent-style-name="Standard">
      <style:paragraph-properties fo:text-align="start" style:justify-single-word="false">
        <style:drop-cap/>
      </style:paragraph-properties>
    </style:style>
    <style:style style:name="P39" style:family="paragraph" style:parent-style-name="Standard">
      <style:paragraph-properties fo:text-align="start" style:justify-single-word="false">
        <style:drop-cap/>
      </style:paragraph-properties>
    </style:style>
    <style:style style:name="P40" style:family="paragraph" style:parent-style-name="Standard">
      <style:paragraph-properties fo:text-align="start" style:justify-single-word="false">
        <style:drop-cap/>
      </style:paragraph-properties>
    </style:style>
    <style:style style:name="P41" style:family="paragraph" style:parent-style-name="Standard">
      <style:paragraph-properties fo:text-align="start" style:justify-single-word="false">
        <style:drop-cap/>
      </style:paragraph-properties>
    </style:style>
    <style:style style:name="P42" style:family="paragraph" style:parent-style-name="Standard">
      <style:paragraph-properties fo:text-align="start" style:justify-single-word="false">
        <style:drop-cap/>
      </style:paragraph-properties>
    </style:style>
    <style:style style:name="P43" style:family="paragraph" style:parent-style-name="Standard">
      <style:paragraph-properties fo:text-align="start" style:justify-single-word="false">
        <style:drop-cap/>
      </style:paragraph-properties>
    </style:style>
    <style:style style:name="P44" style:family="paragraph" style:parent-style-name="Standard">
      <style:paragraph-properties fo:text-align="start" style:justify-single-word="false">
        <style:drop-cap/>
      </style:paragraph-properties>
    </style:style>
    <style:style style:name="P45" style:family="paragraph" style:parent-style-name="Standard">
      <style:paragraph-properties fo:text-align="start" style:justify-single-word="false">
        <style:drop-cap/>
      </style:paragraph-properties>
    </style:style>
    <style:style style:name="P46" style:family="paragraph" style:parent-style-name="Standard">
      <style:paragraph-properties fo:text-align="start" style:justify-single-word="false">
        <style:drop-cap/>
      </style:paragraph-properties>
    </style:style>
    <style:style style:name="P47" style:family="paragraph" style:parent-style-name="Standard">
      <style:paragraph-properties fo:text-align="start" style:justify-single-word="false">
        <style:drop-cap/>
      </style:paragraph-properties>
    </style:style>
    <style:style style:name="P48" style:family="paragraph" style:parent-style-name="Standard">
      <style:paragraph-properties fo:text-align="start" style:justify-single-word="false">
        <style:drop-cap/>
      </style:paragraph-properties>
    </style:style>
    <style:style style:name="P49" style:family="paragraph" style:parent-style-name="Standard">
      <style:paragraph-properties fo:text-align="start" style:justify-single-word="false">
        <style:drop-cap/>
      </style:paragraph-properties>
    </style:style>
    <style:style style:name="P50" style:family="paragraph" style:parent-style-name="Standard">
      <style:paragraph-properties fo:text-align="start" style:justify-single-word="false">
        <style:drop-cap/>
      </style:paragraph-properties>
    </style:style>
    <style:style style:name="P51" style:family="paragraph" style:parent-style-name="Standard">
      <style:paragraph-properties fo:text-align="start" style:justify-single-word="false">
        <style:drop-cap/>
      </style:paragraph-properties>
    </style:style>
    <style:style style:name="P52" style:family="paragraph" style:parent-style-name="Standard">
      <style:paragraph-properties fo:text-align="start" style:justify-single-word="false">
        <style:drop-cap/>
      </style:paragraph-properties>
    </style:style>
    <style:style style:name="P53" style:family="paragraph" style:parent-style-name="Standard">
      <style:paragraph-properties fo:text-align="start" style:justify-single-word="false">
        <style:drop-cap/>
      </style:paragraph-properties>
    </style:style>
    <style:style style:name="P54" style:family="paragraph" style:parent-style-name="Standard">
      <style:paragraph-properties fo:text-align="start" style:justify-single-word="false">
        <style:drop-cap/>
      </style:paragraph-properties>
    </style:style>
    <style:style style:name="P55" style:family="paragraph" style:parent-style-name="Standard">
      <style:paragraph-properties fo:text-align="start" style:justify-single-word="false">
        <style:drop-cap/>
      </style:paragraph-properties>
    </style:style>
    <style:style style:name="P56" style:family="paragraph" style:parent-style-name="Standard">
      <style:paragraph-properties fo:text-align="start" style:justify-single-word="false">
        <style:drop-cap/>
      </style:paragraph-properties>
    </style:style>
    <style:style style:name="P57" style:family="paragraph" style:parent-style-name="Standard">
      <style:paragraph-properties fo:text-align="start" style:justify-single-word="false">
        <style:drop-cap/>
      </style:paragraph-properties>
    </style:style>
    <style:style style:name="P58" style:family="paragraph" style:parent-style-name="Standard">
      <style:paragraph-properties fo:text-align="start" style:justify-single-word="false">
        <style:drop-cap/>
      </style:paragraph-properties>
    </style:style>
    <style:style style:name="P59" style:family="paragraph" style:parent-style-name="Standard">
      <style:paragraph-properties fo:text-align="start" style:justify-single-word="false">
        <style:drop-cap/>
      </style:paragraph-properties>
    </style:style>
    <style:style style:name="P60" style:family="paragraph" style:parent-style-name="Standard">
      <style:paragraph-properties fo:text-align="start" style:justify-single-word="false">
        <style:drop-cap/>
      </style:paragraph-properties>
    </style:style>
    <style:style style:name="P61" style:family="paragraph" style:parent-style-name="Standard">
      <style:paragraph-properties fo:text-align="start" style:justify-single-word="false">
        <style:drop-cap/>
      </style:paragraph-properties>
    </style:style>
    <style:style style:name="P62" style:family="paragraph" style:parent-style-name="Standard">
      <style:paragraph-properties fo:text-align="start" style:justify-single-word="false">
        <style:drop-cap/>
      </style:paragraph-properties>
    </style:style>
    <style:style style:name="P63" style:family="paragraph" style:parent-style-name="Standard">
      <style:paragraph-properties fo:text-align="start" style:justify-single-word="false">
        <style:drop-cap/>
      </style:paragraph-properties>
    </style:style>
    <style:style style:name="P64" style:family="paragraph" style:parent-style-name="Standard">
      <style:paragraph-properties fo:text-align="start" style:justify-single-word="false">
        <style:drop-cap/>
      </style:paragraph-properties>
    </style:style>
    <style:style style:name="P65" style:family="paragraph" style:parent-style-name="Standard">
      <style:paragraph-properties fo:text-align="start" style:justify-single-word="false">
        <style:drop-cap/>
      </style:paragraph-properties>
    </style:style>
    <style:style style:name="P66" style:family="paragraph" style:parent-style-name="Standard">
      <style:paragraph-properties fo:text-align="start" style:justify-single-word="false">
        <style:drop-cap/>
      </style:paragraph-properties>
    </style:style>
    <style:style style:name="P67" style:family="paragraph" style:parent-style-name="Standard">
      <style:paragraph-properties fo:text-align="start" style:justify-single-word="false">
        <style:drop-cap/>
      </style:paragraph-properties>
    </style:style>
    <style:style style:name="P68" style:family="paragraph" style:parent-style-name="Standard">
      <style:paragraph-properties fo:text-align="start" style:justify-single-word="false">
        <style:drop-cap/>
      </style:paragraph-properties>
    </style:style>
    <style:style style:name="P69" style:family="paragraph" style:parent-style-name="Standard">
      <style:paragraph-properties fo:text-align="start" style:justify-single-word="false">
        <style:drop-cap/>
      </style:paragraph-properties>
    </style:style>
    <style:style style:name="P70" style:family="paragraph" style:parent-style-name="Standard">
      <style:paragraph-properties fo:text-align="start" style:justify-single-word="false">
        <style:drop-cap/>
      </style:paragraph-properties>
    </style:style>
    <style:style style:name="P71" style:family="paragraph" style:parent-style-name="Standard">
      <style:paragraph-properties fo:text-align="start" style:justify-single-word="false">
        <style:drop-cap/>
      </style:paragraph-properties>
    </style:style>
    <style:style style:name="P72" style:family="paragraph" style:parent-style-name="Standard">
      <style:paragraph-properties fo:text-align="start" style:justify-single-word="false">
        <style:drop-cap/>
      </style:paragraph-properties>
    </style:style>
    <style:style style:name="P73" style:family="paragraph" style:parent-style-name="Standard">
      <style:paragraph-properties fo:text-align="start" style:justify-single-word="false">
        <style:drop-cap/>
      </style:paragraph-properties>
    </style:style>
    <style:style style:name="P74" style:family="paragraph" style:parent-style-name="Standard">
      <style:paragraph-properties fo:text-align="start" style:justify-single-word="false">
        <style:drop-cap/>
      </style:paragraph-properties>
    </style:style>
    <style:style style:name="P75" style:family="paragraph" style:parent-style-name="Standard">
      <style:paragraph-properties fo:text-align="start" style:justify-single-word="false">
        <style:drop-cap/>
      </style:paragraph-properties>
    </style:style>
    <style:style style:name="P76" style:family="paragraph" style:parent-style-name="Standard">
      <style:paragraph-properties fo:text-align="start" style:justify-single-word="false">
        <style:drop-cap/>
      </style:paragraph-properties>
    </style:style>
    <style:style style:name="P77" style:family="paragraph" style:parent-style-name="Standard">
      <style:paragraph-properties fo:text-align="start" style:justify-single-word="false">
        <style:drop-cap/>
      </style:paragraph-properties>
    </style:style>
    <style:style style:name="P78" style:family="paragraph" style:parent-style-name="Standard">
      <style:paragraph-properties fo:text-align="start" style:justify-single-word="false">
        <style:drop-cap/>
      </style:paragraph-properties>
    </style:style>
    <style:style style:name="P79" style:family="paragraph" style:parent-style-name="Standard">
      <style:paragraph-properties fo:text-align="start" style:justify-single-word="false">
        <style:drop-cap/>
      </style:paragraph-properties>
    </style:style>
    <style:style style:name="P80" style:family="paragraph" style:parent-style-name="Standard">
      <style:paragraph-properties fo:text-align="start" style:justify-single-word="false">
        <style:drop-cap/>
      </style:paragraph-properties>
    </style:style>
    <style:style style:name="P81" style:family="paragraph" style:parent-style-name="Standard">
      <style:paragraph-properties fo:text-align="start" style:justify-single-word="false">
        <style:drop-cap/>
      </style:paragraph-properties>
    </style:style>
    <style:style style:name="P82" style:family="paragraph" style:parent-style-name="Standard">
      <style:paragraph-properties fo:text-align="start" style:justify-single-word="false">
        <style:drop-cap/>
      </style:paragraph-properties>
    </style:style>
    <style:style style:name="P83" style:family="paragraph" style:parent-style-name="Standard">
      <style:paragraph-properties fo:text-align="start" style:justify-single-word="false">
        <style:drop-cap/>
      </style:paragraph-properties>
    </style:style>
    <style:style style:name="P84" style:family="paragraph" style:parent-style-name="Standard">
      <style:paragraph-properties fo:text-align="start" style:justify-single-word="false">
        <style:drop-cap/>
      </style:paragraph-properties>
    </style:style>
    <style:style style:name="P85" style:family="paragraph" style:parent-style-name="Standard">
      <style:paragraph-properties fo:text-align="start" style:justify-single-word="false">
        <style:drop-cap/>
      </style:paragraph-properties>
    </style:style>
    <style:style style:name="P86" style:family="paragraph" style:parent-style-name="Standard">
      <style:paragraph-properties fo:text-align="start" style:justify-single-word="false">
        <style:drop-cap/>
      </style:paragraph-properties>
    </style:style>
    <style:style style:name="P87" style:family="paragraph" style:parent-style-name="Standard">
      <style:paragraph-properties fo:text-align="start" style:justify-single-word="false">
        <style:drop-cap/>
      </style:paragraph-properties>
    </style:style>
    <style:style style:name="P88" style:family="paragraph" style:parent-style-name="Standard">
      <style:paragraph-properties fo:text-align="start" style:justify-single-word="false">
        <style:drop-cap/>
      </style:paragraph-properties>
    </style:style>
    <style:style style:name="P89" style:family="paragraph" style:parent-style-name="Standard">
      <style:paragraph-properties fo:text-align="start" style:justify-single-word="false">
        <style:drop-cap/>
      </style:paragraph-properties>
    </style:style>
    <style:style style:name="P90" style:family="paragraph" style:parent-style-name="Standard">
      <style:paragraph-properties fo:text-align="start" style:justify-single-word="false">
        <style:drop-cap/>
      </style:paragraph-properties>
    </style:style>
    <style:style style:name="P91" style:family="paragraph" style:parent-style-name="Standard">
      <style:paragraph-properties fo:text-align="start" style:justify-single-word="false">
        <style:drop-cap/>
      </style:paragraph-properties>
    </style:style>
    <style:style style:name="P92" style:family="paragraph" style:parent-style-name="Standard">
      <style:paragraph-properties fo:text-align="start" style:justify-single-word="false">
        <style:drop-cap/>
      </style:paragraph-properties>
    </style:style>
    <style:style style:name="P93" style:family="paragraph" style:parent-style-name="Standard">
      <style:paragraph-properties fo:text-align="start" style:justify-single-word="false">
        <style:drop-cap/>
      </style:paragraph-properties>
    </style:style>
    <style:style style:name="P94" style:family="paragraph" style:parent-style-name="Standard">
      <style:paragraph-properties fo:text-align="start" style:justify-single-word="false">
        <style:drop-cap/>
      </style:paragraph-properties>
    </style:style>
    <style:style style:name="P95" style:family="paragraph" style:parent-style-name="Standard">
      <style:paragraph-properties fo:text-align="start" style:justify-single-word="false">
        <style:drop-cap/>
      </style:paragraph-properties>
    </style:style>
    <style:style style:name="P96" style:family="paragraph" style:parent-style-name="Standard">
      <style:paragraph-properties fo:text-align="start" style:justify-single-word="false">
        <style:drop-cap/>
      </style:paragraph-properties>
    </style:style>
    <style:style style:name="P97" style:family="paragraph" style:parent-style-name="Standard">
      <style:paragraph-properties fo:text-align="start" style:justify-single-word="false">
        <style:drop-cap/>
      </style:paragraph-properties>
    </style:style>
    <style:style style:name="P98" style:family="paragraph" style:parent-style-name="Standard">
      <style:paragraph-properties fo:text-align="start" style:justify-single-word="false">
        <style:drop-cap/>
      </style:paragraph-properties>
    </style:style>
    <style:style style:name="P99" style:family="paragraph" style:parent-style-name="Standard">
      <style:paragraph-properties fo:text-align="start" style:justify-single-word="false">
        <style:drop-cap/>
      </style:paragraph-properties>
    </style:style>
    <style:style style:name="P100" style:family="paragraph" style:parent-style-name="Standard">
      <style:paragraph-properties fo:text-align="start" style:justify-single-word="false">
        <style:drop-cap/>
      </style:paragraph-properties>
    </style:style>
    <style:style style:name="P101" style:family="paragraph" style:parent-style-name="Standard">
      <style:paragraph-properties fo:text-align="start" style:justify-single-word="false">
        <style:drop-cap/>
      </style:paragraph-properties>
    </style:style>
    <style:style style:name="P102" style:family="paragraph" style:parent-style-name="Standard">
      <style:paragraph-properties fo:text-align="start" style:justify-single-word="false">
        <style:drop-cap/>
      </style:paragraph-properties>
    </style:style>
    <style:style style:name="P103" style:family="paragraph" style:parent-style-name="Standard">
      <style:paragraph-properties fo:text-align="start" style:justify-single-word="false">
        <style:drop-cap/>
      </style:paragraph-properties>
    </style:style>
    <style:style style:name="P104" style:family="paragraph" style:parent-style-name="Standard">
      <style:paragraph-properties fo:text-align="start" style:justify-single-word="false">
        <style:drop-cap/>
      </style:paragraph-properties>
    </style:style>
    <style:style style:name="P105" style:family="paragraph" style:parent-style-name="Standard">
      <style:paragraph-properties fo:text-align="start" style:justify-single-word="false">
        <style:drop-cap/>
      </style:paragraph-properties>
    </style:style>
    <style:style style:name="P106" style:family="paragraph" style:parent-style-name="Standard">
      <style:paragraph-properties fo:text-align="start" style:justify-single-word="false">
        <style:drop-cap/>
      </style:paragraph-properties>
    </style:style>
    <style:style style:name="P107" style:family="paragraph" style:parent-style-name="Standard">
      <style:paragraph-properties fo:text-align="start" style:justify-single-word="false">
        <style:drop-cap/>
      </style:paragraph-properties>
    </style:style>
    <style:style style:name="P108" style:family="paragraph" style:parent-style-name="Standard">
      <style:paragraph-properties fo:text-align="start" style:justify-single-word="false">
        <style:drop-cap/>
      </style:paragraph-properties>
    </style:style>
    <style:style style:name="P109" style:family="paragraph" style:parent-style-name="Standard">
      <style:paragraph-properties fo:text-align="start" style:justify-single-word="false">
        <style:drop-cap/>
      </style:paragraph-properties>
    </style:style>
    <style:style style:name="P110" style:family="paragraph" style:parent-style-name="Standard">
      <style:paragraph-properties fo:text-align="start" style:justify-single-word="false">
        <style:drop-cap/>
      </style:paragraph-properties>
    </style:style>
    <style:style style:name="P111" style:family="paragraph" style:parent-style-name="Standard">
      <style:paragraph-properties fo:text-align="start" style:justify-single-word="false">
        <style:drop-cap/>
      </style:paragraph-properties>
    </style:style>
    <style:style style:name="P112" style:family="paragraph" style:parent-style-name="Standard">
      <style:paragraph-properties fo:text-align="start" style:justify-single-word="false">
        <style:drop-cap/>
      </style:paragraph-properties>
    </style:style>
    <style:style style:name="P113" style:family="paragraph" style:parent-style-name="Standard">
      <style:paragraph-properties fo:text-align="start" style:justify-single-word="false">
        <style:drop-cap/>
      </style:paragraph-properties>
    </style:style>
    <style:style style:name="P114" style:family="paragraph" style:parent-style-name="Standard">
      <style:paragraph-properties fo:text-align="start" style:justify-single-word="false">
        <style:drop-cap/>
      </style:paragraph-properties>
    </style:style>
    <style:style style:name="P115" style:family="paragraph" style:parent-style-name="Standard">
      <style:paragraph-properties fo:text-align="start" style:justify-single-word="false">
        <style:drop-cap/>
      </style:paragraph-properties>
    </style:style>
    <style:style style:name="P116" style:family="paragraph" style:parent-style-name="Standard">
      <style:paragraph-properties fo:text-align="start" style:justify-single-word="false">
        <style:drop-cap/>
      </style:paragraph-properties>
    </style:style>
    <style:style style:name="P117" style:family="paragraph" style:parent-style-name="Standard">
      <style:paragraph-properties fo:text-align="start" style:justify-single-word="false">
        <style:drop-cap/>
      </style:paragraph-properties>
    </style:style>
    <style:style style:name="P118" style:family="paragraph" style:parent-style-name="Standard">
      <style:paragraph-properties fo:text-align="start" style:justify-single-word="false">
        <style:drop-cap/>
      </style:paragraph-properties>
    </style:style>
    <style:style style:name="P119" style:family="paragraph" style:parent-style-name="Standard">
      <style:paragraph-properties fo:text-align="start" style:justify-single-word="false">
        <style:drop-cap/>
      </style:paragraph-properties>
    </style:style>
    <style:style style:name="P120" style:family="paragraph" style:parent-style-name="Standard">
      <style:paragraph-properties fo:text-align="start" style:justify-single-word="false">
        <style:drop-cap/>
      </style:paragraph-properties>
    </style:style>
    <style:style style:name="P121" style:family="paragraph" style:parent-style-name="Standard">
      <style:paragraph-properties fo:text-align="start" style:justify-single-word="false">
        <style:drop-cap/>
      </style:paragraph-properties>
    </style:style>
    <style:style style:name="P122" style:family="paragraph" style:parent-style-name="Standard">
      <style:paragraph-properties fo:text-align="start" style:justify-single-word="false">
        <style:drop-cap/>
      </style:paragraph-properties>
    </style:style>
    <style:style style:name="P123" style:family="paragraph" style:parent-style-name="Standard">
      <style:paragraph-properties fo:text-align="start" style:justify-single-word="false">
        <style:drop-cap/>
      </style:paragraph-properties>
    </style:style>
    <style:style style:name="P124" style:family="paragraph" style:parent-style-name="Standard">
      <style:paragraph-properties fo:text-align="start" style:justify-single-word="false">
        <style:drop-cap/>
      </style:paragraph-properties>
    </style:style>
    <style:style style:name="P125" style:family="paragraph" style:parent-style-name="Standard">
      <style:paragraph-properties fo:text-align="start" style:justify-single-word="false">
        <style:drop-cap/>
      </style:paragraph-properties>
    </style:style>
    <style:style style:name="P126" style:family="paragraph" style:parent-style-name="Standard">
      <style:paragraph-properties fo:text-align="start" style:justify-single-word="false">
        <style:drop-cap/>
      </style:paragraph-properties>
    </style:style>
    <style:style style:name="P127" style:family="paragraph" style:parent-style-name="Standard">
      <style:paragraph-properties fo:text-align="start" style:justify-single-word="false">
        <style:drop-cap/>
      </style:paragraph-properties>
    </style:style>
    <style:style style:name="P128" style:family="paragraph" style:parent-style-name="Standard">
      <style:paragraph-properties fo:text-align="start" style:justify-single-word="false">
        <style:drop-cap/>
      </style:paragraph-properties>
    </style:style>
    <style:style style:name="P129" style:family="paragraph" style:parent-style-name="Standard">
      <style:paragraph-properties fo:text-align="start" style:justify-single-word="false">
        <style:drop-cap/>
      </style:paragraph-properties>
    </style:style>
    <style:style style:name="P130" style:family="paragraph" style:parent-style-name="Standard">
      <style:paragraph-properties fo:text-align="start" style:justify-single-word="false">
        <style:drop-cap/>
      </style:paragraph-properties>
    </style:style>
    <style:style style:name="P131" style:family="paragraph" style:parent-style-name="Standard">
      <style:paragraph-properties fo:text-align="start" style:justify-single-word="false">
        <style:drop-cap/>
      </style:paragraph-properties>
    </style:style>
    <style:style style:name="P132" style:family="paragraph" style:parent-style-name="Standard">
      <style:paragraph-properties fo:text-align="start" style:justify-single-word="false">
        <style:drop-cap/>
      </style:paragraph-properties>
    </style:style>
    <style:style style:name="P133" style:family="paragraph" style:parent-style-name="Standard">
      <style:paragraph-properties fo:text-align="start" style:justify-single-word="false">
        <style:drop-cap/>
      </style:paragraph-properties>
    </style:style>
    <style:style style:name="P134" style:family="paragraph" style:parent-style-name="Standard">
      <style:paragraph-properties fo:text-align="start" style:justify-single-word="false">
        <style:drop-cap/>
      </style:paragraph-properties>
    </style:style>
    <style:style style:name="P135" style:family="paragraph" style:parent-style-name="Standard">
      <style:paragraph-properties fo:text-align="start" style:justify-single-word="false">
        <style:drop-cap/>
      </style:paragraph-properties>
    </style:style>
    <style:style style:name="P136" style:family="paragraph" style:parent-style-name="Standard">
      <style:paragraph-properties fo:text-align="start" style:justify-single-word="false">
        <style:drop-cap/>
      </style:paragraph-properties>
    </style:style>
    <style:style style:name="P137" style:family="paragraph" style:parent-style-name="Standard">
      <style:paragraph-properties fo:text-align="start" style:justify-single-word="false">
        <style:drop-cap/>
      </style:paragraph-properties>
    </style:style>
    <style:style style:name="P138" style:family="paragraph" style:parent-style-name="Standard">
      <style:paragraph-properties fo:text-align="start" style:justify-single-word="false">
        <style:drop-cap/>
      </style:paragraph-properties>
    </style:style>
    <style:style style:name="P139" style:family="paragraph" style:parent-style-name="Standard">
      <style:paragraph-properties fo:text-align="start" style:justify-single-word="false">
        <style:drop-cap/>
      </style:paragraph-properties>
    </style:style>
    <style:style style:name="P140" style:family="paragraph" style:parent-style-name="Standard">
      <style:paragraph-properties fo:text-align="start" style:justify-single-word="false">
        <style:drop-cap/>
      </style:paragraph-properties>
    </style:style>
    <style:style style:name="P141" style:family="paragraph" style:parent-style-name="Standard">
      <style:paragraph-properties fo:text-align="start" style:justify-single-word="false">
        <style:drop-cap/>
      </style:paragraph-properties>
    </style:style>
    <style:style style:name="P142" style:family="paragraph" style:parent-style-name="Standard">
      <style:paragraph-properties fo:text-align="start" style:justify-single-word="false">
        <style:drop-cap/>
      </style:paragraph-properties>
    </style:style>
    <style:style style:name="P143" style:family="paragraph" style:parent-style-name="Standard">
      <style:paragraph-properties fo:text-align="start" style:justify-single-word="false">
        <style:drop-cap/>
      </style:paragraph-properties>
    </style:style>
    <style:style style:name="P144" style:family="paragraph" style:parent-style-name="Standard">
      <style:paragraph-properties fo:text-align="start" style:justify-single-word="false">
        <style:drop-cap/>
      </style:paragraph-properties>
    </style:style>
    <style:style style:name="P145" style:family="paragraph" style:parent-style-name="Standard">
      <style:paragraph-properties fo:text-align="start" style:justify-single-word="false">
        <style:drop-cap/>
      </style:paragraph-properties>
    </style:style>
    <style:style style:name="P146" style:family="paragraph" style:parent-style-name="Standard">
      <style:paragraph-properties fo:text-align="start" style:justify-single-word="false">
        <style:drop-cap/>
      </style:paragraph-properties>
    </style:style>
    <style:style style:name="P147" style:family="paragraph" style:parent-style-name="Standard">
      <style:paragraph-properties fo:text-align="start" style:justify-single-word="false">
        <style:drop-cap/>
      </style:paragraph-properties>
    </style:style>
    <style:style style:name="P148" style:family="paragraph" style:parent-style-name="Standard">
      <style:paragraph-properties fo:text-align="start" style:justify-single-word="false">
        <style:drop-cap/>
      </style:paragraph-properties>
    </style:style>
    <style:style style:name="P149" style:family="paragraph" style:parent-style-name="Standard">
      <style:paragraph-properties fo:text-align="start" style:justify-single-word="false">
        <style:drop-cap/>
      </style:paragraph-properties>
    </style:style>
    <style:style style:name="P150" style:family="paragraph" style:parent-style-name="Standard">
      <style:paragraph-properties fo:text-align="start" style:justify-single-word="false">
        <style:drop-cap/>
      </style:paragraph-properties>
    </style:style>
    <style:style style:name="P151" style:family="paragraph" style:parent-style-name="Standard">
      <style:paragraph-properties fo:text-align="start" style:justify-single-word="false">
        <style:drop-cap/>
      </style:paragraph-properties>
    </style:style>
    <style:style style:name="P152" style:family="paragraph" style:parent-style-name="Standard">
      <style:paragraph-properties fo:text-align="start" style:justify-single-word="false">
        <style:drop-cap/>
      </style:paragraph-properties>
    </style:style>
    <style:style style:name="P153" style:family="paragraph" style:parent-style-name="Standard">
      <style:paragraph-properties fo:text-align="start" style:justify-single-word="false">
        <style:drop-cap/>
      </style:paragraph-properties>
    </style:style>
    <style:style style:name="P154" style:family="paragraph" style:parent-style-name="Standard">
      <style:paragraph-properties fo:text-align="start" style:justify-single-word="false">
        <style:drop-cap/>
      </style:paragraph-properties>
    </style:style>
    <style:style style:name="P155" style:family="paragraph" style:parent-style-name="Standard">
      <style:paragraph-properties fo:text-align="start" style:justify-single-word="false">
        <style:drop-cap/>
      </style:paragraph-properties>
    </style:style>
    <style:style style:name="P156" style:family="paragraph" style:parent-style-name="Standard">
      <style:paragraph-properties fo:text-align="start" style:justify-single-word="false">
        <style:drop-cap/>
      </style:paragraph-properties>
    </style:style>
    <style:style style:name="P157" style:family="paragraph" style:parent-style-name="Standard">
      <style:paragraph-properties fo:text-align="start" style:justify-single-word="false">
        <style:drop-cap/>
      </style:paragraph-properties>
    </style:style>
    <style:style style:name="P158" style:family="paragraph" style:parent-style-name="Standard">
      <style:paragraph-properties fo:text-align="start" style:justify-single-word="false">
        <style:drop-cap/>
      </style:paragraph-properties>
    </style:style>
    <style:style style:name="P159" style:family="paragraph" style:parent-style-name="Standard">
      <style:paragraph-properties fo:text-align="start" style:justify-single-word="false">
        <style:drop-cap/>
      </style:paragraph-properties>
    </style:style>
    <style:style style:name="P160" style:family="paragraph" style:parent-style-name="Standard">
      <style:paragraph-properties fo:text-align="start" style:justify-single-word="false">
        <style:drop-cap/>
      </style:paragraph-properties>
    </style:style>
    <style:style style:name="P161" style:family="paragraph" style:parent-style-name="Standard">
      <style:paragraph-properties fo:text-align="start" style:justify-single-word="false">
        <style:drop-cap/>
      </style:paragraph-properties>
    </style:style>
    <style:style style:name="P162" style:family="paragraph" style:parent-style-name="Standard">
      <style:paragraph-properties fo:text-align="start" style:justify-single-word="false">
        <style:drop-cap/>
      </style:paragraph-properties>
    </style:style>
    <style:style style:name="P163" style:family="paragraph" style:parent-style-name="Standard">
      <style:paragraph-properties fo:text-align="start" style:justify-single-word="false">
        <style:drop-cap/>
      </style:paragraph-properties>
    </style:style>
    <style:style style:name="P164" style:family="paragraph" style:parent-style-name="Standard">
      <style:paragraph-properties fo:text-align="start" style:justify-single-word="false">
        <style:drop-cap/>
      </style:paragraph-properties>
    </style:style>
    <style:style style:name="P165" style:family="paragraph" style:parent-style-name="Standard">
      <style:paragraph-properties fo:text-align="start" style:justify-single-word="false">
        <style:drop-cap/>
      </style:paragraph-properties>
    </style:style>
    <style:style style:name="P166" style:family="paragraph" style:parent-style-name="Standard">
      <style:paragraph-properties fo:text-align="start" style:justify-single-word="false">
        <style:drop-cap/>
      </style:paragraph-properties>
    </style:style>
    <style:style style:name="P167" style:family="paragraph" style:parent-style-name="Standard">
      <style:paragraph-properties fo:text-align="start" style:justify-single-word="false">
        <style:drop-cap/>
      </style:paragraph-properties>
    </style:style>
    <style:style style:name="P168" style:family="paragraph" style:parent-style-name="Standard">
      <style:paragraph-properties fo:text-align="start" style:justify-single-word="false">
        <style:drop-cap/>
      </style:paragraph-properties>
    </style:style>
    <style:style style:name="P169" style:family="paragraph" style:parent-style-name="Standard">
      <style:paragraph-properties fo:text-align="start" style:justify-single-word="false">
        <style:drop-cap/>
      </style:paragraph-properties>
    </style:style>
    <style:style style:name="P170" style:family="paragraph" style:parent-style-name="Standard">
      <style:paragraph-properties fo:text-align="start" style:justify-single-word="false">
        <style:drop-cap/>
      </style:paragraph-properties>
    </style:style>
    <style:style style:name="P171" style:family="paragraph" style:parent-style-name="Standard">
      <style:paragraph-properties fo:text-align="start" style:justify-single-word="false">
        <style:drop-cap/>
      </style:paragraph-properties>
    </style:style>
    <style:style style:name="P172" style:family="paragraph" style:parent-style-name="Standard">
      <style:paragraph-properties fo:text-align="start" style:justify-single-word="false">
        <style:drop-cap/>
      </style:paragraph-properties>
    </style:style>
    <style:style style:name="P173" style:family="paragraph" style:parent-style-name="Standard">
      <style:paragraph-properties fo:text-align="start" style:justify-single-word="false">
        <style:drop-cap/>
      </style:paragraph-properties>
    </style:style>
    <style:style style:name="P174" style:family="paragraph" style:parent-style-name="Standard">
      <style:paragraph-properties fo:text-align="start" style:justify-single-word="false">
        <style:drop-cap/>
      </style:paragraph-properties>
    </style:style>
    <style:style style:name="P175" style:family="paragraph" style:parent-style-name="Standard">
      <style:paragraph-properties fo:text-align="start" style:justify-single-word="false">
        <style:drop-cap/>
      </style:paragraph-properties>
    </style:style>
    <style:style style:name="P176" style:family="paragraph" style:parent-style-name="Standard">
      <style:paragraph-properties fo:text-align="start" style:justify-single-word="false">
        <style:drop-cap/>
      </style:paragraph-properties>
    </style:style>
    <style:style style:name="P177" style:family="paragraph" style:parent-style-name="Standard">
      <style:paragraph-properties fo:text-align="start" style:justify-single-word="false">
        <style:drop-cap/>
      </style:paragraph-properties>
    </style:style>
    <style:style style:name="P178" style:family="paragraph" style:parent-style-name="Standard">
      <style:paragraph-properties fo:text-align="start" style:justify-single-word="false">
        <style:drop-cap/>
      </style:paragraph-properties>
    </style:style>
    <style:style style:name="P179" style:family="paragraph" style:parent-style-name="Standard">
      <style:paragraph-properties fo:text-align="start" style:justify-single-word="false">
        <style:drop-cap/>
      </style:paragraph-properties>
    </style:style>
    <style:style style:name="P180" style:family="paragraph" style:parent-style-name="Standard">
      <style:paragraph-properties fo:text-align="start" style:justify-single-word="false">
        <style:drop-cap/>
      </style:paragraph-properties>
    </style:style>
    <style:style style:name="P181" style:family="paragraph" style:parent-style-name="Standard">
      <style:paragraph-properties fo:text-align="start" style:justify-single-word="false">
        <style:drop-cap/>
      </style:paragraph-properties>
    </style:style>
    <style:style style:name="P182" style:family="paragraph" style:parent-style-name="Standard">
      <style:paragraph-properties fo:text-align="start" style:justify-single-word="false">
        <style:drop-cap/>
      </style:paragraph-properties>
    </style:style>
    <style:style style:name="P183" style:family="paragraph" style:parent-style-name="Standard">
      <style:paragraph-properties fo:text-align="start" style:justify-single-word="false">
        <style:drop-cap/>
      </style:paragraph-properties>
    </style:style>
    <style:style style:name="P184" style:family="paragraph" style:parent-style-name="Standard">
      <style:paragraph-properties fo:text-align="start" style:justify-single-word="false">
        <style:drop-cap/>
      </style:paragraph-properties>
    </style:style>
    <style:style style:name="P185" style:family="paragraph" style:parent-style-name="Standard">
      <style:paragraph-properties fo:text-align="start" style:justify-single-word="false">
        <style:drop-cap/>
      </style:paragraph-properties>
    </style:style>
    <style:style style:name="P186" style:family="paragraph" style:parent-style-name="Standard">
      <style:paragraph-properties fo:text-align="start" style:justify-single-word="false">
        <style:drop-cap/>
      </style:paragraph-properties>
    </style:style>
    <style:style style:name="P187" style:family="paragraph" style:parent-style-name="Standard">
      <style:paragraph-properties fo:text-align="start" style:justify-single-word="false">
        <style:drop-cap/>
      </style:paragraph-properties>
    </style:style>
    <style:style style:name="P188" style:family="paragraph" style:parent-style-name="Standard">
      <style:paragraph-properties fo:text-align="start" style:justify-single-word="false">
        <style:drop-cap/>
      </style:paragraph-properties>
    </style:style>
    <style:style style:name="P189" style:family="paragraph" style:parent-style-name="Standard">
      <style:paragraph-properties fo:text-align="start" style:justify-single-word="false">
        <style:drop-cap/>
      </style:paragraph-properties>
    </style:style>
    <style:style style:name="P190" style:family="paragraph" style:parent-style-name="Standard">
      <style:paragraph-properties fo:text-align="start" style:justify-single-word="false">
        <style:drop-cap/>
      </style:paragraph-properties>
    </style:style>
    <style:style style:name="P191" style:family="paragraph" style:parent-style-name="Standard">
      <style:paragraph-properties fo:text-align="start" style:justify-single-word="false">
        <style:drop-cap/>
      </style:paragraph-properties>
    </style:style>
    <style:style style:name="P192" style:family="paragraph" style:parent-style-name="Standard">
      <style:paragraph-properties fo:text-align="start" style:justify-single-word="false">
        <style:drop-cap/>
      </style:paragraph-properties>
    </style:style>
    <style:style style:name="P193" style:family="paragraph" style:parent-style-name="Standard">
      <style:paragraph-properties fo:text-align="start" style:justify-single-word="false">
        <style:drop-cap/>
      </style:paragraph-properties>
    </style:style>
    <style:style style:name="P194" style:family="paragraph" style:parent-style-name="Standard">
      <style:paragraph-properties fo:text-align="start" style:justify-single-word="false">
        <style:drop-cap/>
      </style:paragraph-properties>
    </style:style>
    <style:style style:name="P195" style:family="paragraph" style:parent-style-name="Standard">
      <style:paragraph-properties fo:text-align="start" style:justify-single-word="false">
        <style:drop-cap/>
      </style:paragraph-properties>
    </style:style>
    <style:style style:name="P196" style:family="paragraph" style:parent-style-name="Standard">
      <style:paragraph-properties fo:text-align="start" style:justify-single-word="false">
        <style:drop-cap/>
      </style:paragraph-properties>
    </style:style>
    <style:style style:name="P197" style:family="paragraph" style:parent-style-name="Standard">
      <style:paragraph-properties fo:text-align="start" style:justify-single-word="false">
        <style:drop-cap/>
      </style:paragraph-properties>
    </style:style>
    <style:style style:name="P198" style:family="paragraph" style:parent-style-name="Standard">
      <style:paragraph-properties fo:text-align="start" style:justify-single-word="false">
        <style:drop-cap/>
      </style:paragraph-properties>
    </style:style>
    <style:style style:name="P199" style:family="paragraph" style:parent-style-name="Standard">
      <style:paragraph-properties fo:text-align="start" style:justify-single-word="false">
        <style:drop-cap/>
      </style:paragraph-properties>
    </style:style>
    <style:style style:name="P200" style:family="paragraph" style:parent-style-name="Standard">
      <style:paragraph-properties fo:text-align="start" style:justify-single-word="false">
        <style:drop-cap/>
      </style:paragraph-properties>
    </style:style>
    <style:style style:name="P201" style:family="paragraph" style:parent-style-name="Standard">
      <style:paragraph-properties fo:text-align="start" style:justify-single-word="false">
        <style:drop-cap/>
      </style:paragraph-properties>
    </style:style>
    <style:style style:name="P202" style:family="paragraph" style:parent-style-name="Standard">
      <style:paragraph-properties fo:text-align="start" style:justify-single-word="false">
        <style:drop-cap/>
      </style:paragraph-properties>
    </style:style>
    <style:style style:name="P203" style:family="paragraph" style:parent-style-name="Standard">
      <style:paragraph-properties fo:text-align="start" style:justify-single-word="false">
        <style:drop-cap/>
      </style:paragraph-properties>
    </style:style>
    <style:style style:name="P204" style:family="paragraph" style:parent-style-name="Standard">
      <style:paragraph-properties fo:text-align="start" style:justify-single-word="false">
        <style:drop-cap/>
      </style:paragraph-properties>
    </style:style>
    <style:style style:name="P205" style:family="paragraph" style:parent-style-name="Standard">
      <style:paragraph-properties fo:text-align="start" style:justify-single-word="false">
        <style:drop-cap/>
      </style:paragraph-properties>
    </style:style>
    <style:style style:name="P206" style:family="paragraph" style:parent-style-name="Standard">
      <style:paragraph-properties fo:text-align="start" style:justify-single-word="false">
        <style:drop-cap/>
      </style:paragraph-properties>
    </style:style>
    <style:style style:name="P207" style:family="paragraph" style:parent-style-name="Standard">
      <style:paragraph-properties fo:text-align="start" style:justify-single-word="false">
        <style:drop-cap/>
      </style:paragraph-properties>
    </style:style>
    <style:style style:name="P208" style:family="paragraph" style:parent-style-name="Standard">
      <style:paragraph-properties fo:text-align="start" style:justify-single-word="false">
        <style:drop-cap/>
      </style:paragraph-properties>
    </style:style>
    <style:style style:name="P209" style:family="paragraph" style:parent-style-name="Standard">
      <style:paragraph-properties fo:text-align="start" style:justify-single-word="false">
        <style:drop-cap/>
      </style:paragraph-properties>
    </style:style>
    <style:style style:name="P210" style:family="paragraph" style:parent-style-name="Standard">
      <style:paragraph-properties fo:text-align="start" style:justify-single-word="false">
        <style:drop-cap/>
      </style:paragraph-properties>
    </style:style>
    <style:style style:name="P211" style:family="paragraph" style:parent-style-name="Standard">
      <style:paragraph-properties fo:text-align="start" style:justify-single-word="false">
        <style:drop-cap/>
      </style:paragraph-properties>
    </style:style>
    <style:style style:name="P212" style:family="paragraph" style:parent-style-name="Standard">
      <style:paragraph-properties fo:text-align="start" style:justify-single-word="false">
        <style:drop-cap/>
      </style:paragraph-properties>
    </style:style>
    <style:style style:name="P213" style:family="paragraph" style:parent-style-name="Standard">
      <style:paragraph-properties fo:text-align="start" style:justify-single-word="false">
        <style:drop-cap/>
      </style:paragraph-properties>
    </style:style>
    <style:style style:name="P214" style:family="paragraph" style:parent-style-name="Standard">
      <style:paragraph-properties fo:text-align="start" style:justify-single-word="false">
        <style:drop-cap/>
      </style:paragraph-properties>
    </style:style>
    <style:style style:name="P215" style:family="paragraph" style:parent-style-name="Standard">
      <style:paragraph-properties fo:text-align="start" style:justify-single-word="false">
        <style:drop-cap/>
      </style:paragraph-properties>
    </style:style>
    <style:style style:name="P216" style:family="paragraph" style:parent-style-name="Standard">
      <style:paragraph-properties fo:text-align="start" style:justify-single-word="false">
        <style:drop-cap/>
      </style:paragraph-properties>
    </style:style>
    <style:style style:name="P217" style:family="paragraph" style:parent-style-name="Standard">
      <style:paragraph-properties fo:text-align="start" style:justify-single-word="false">
        <style:drop-cap/>
      </style:paragraph-properties>
    </style:style>
    <style:style style:name="P218" style:family="paragraph" style:parent-style-name="Standard">
      <style:paragraph-properties fo:text-align="start" style:justify-single-word="false">
        <style:drop-cap/>
      </style:paragraph-properties>
    </style:style>
    <style:style style:name="P219" style:family="paragraph" style:parent-style-name="Standard">
      <style:paragraph-properties fo:text-align="start" style:justify-single-word="false">
        <style:drop-cap/>
      </style:paragraph-properties>
    </style:style>
    <style:style style:name="P220" style:family="paragraph" style:parent-style-name="Standard">
      <style:paragraph-properties fo:text-align="start" style:justify-single-word="false">
        <style:drop-cap/>
      </style:paragraph-properties>
    </style:style>
    <style:style style:name="P221" style:family="paragraph" style:parent-style-name="Standard">
      <style:paragraph-properties fo:text-align="start" style:justify-single-word="false">
        <style:drop-cap/>
      </style:paragraph-properties>
    </style:style>
    <style:style style:name="P222" style:family="paragraph" style:parent-style-name="Standard">
      <style:paragraph-properties fo:text-align="start" style:justify-single-word="false">
        <style:drop-cap/>
      </style:paragraph-properties>
    </style:style>
    <style:style style:name="P223" style:family="paragraph" style:parent-style-name="Standard">
      <style:paragraph-properties fo:text-align="start" style:justify-single-word="false">
        <style:drop-cap/>
      </style:paragraph-properties>
    </style:style>
    <style:style style:name="P224" style:family="paragraph" style:parent-style-name="Standard">
      <style:paragraph-properties fo:text-align="start" style:justify-single-word="false">
        <style:drop-cap/>
      </style:paragraph-properties>
    </style:style>
    <style:style style:name="P225" style:family="paragraph" style:parent-style-name="Standard">
      <style:paragraph-properties fo:text-align="start" style:justify-single-word="false">
        <style:drop-cap/>
      </style:paragraph-properties>
    </style:style>
    <style:style style:name="P226" style:family="paragraph" style:parent-style-name="Standard">
      <style:paragraph-properties fo:text-align="start" style:justify-single-word="false">
        <style:drop-cap/>
      </style:paragraph-properties>
    </style:style>
    <style:style style:name="P227" style:family="paragraph" style:parent-style-name="Standard">
      <style:paragraph-properties fo:text-align="start" style:justify-single-word="false">
        <style:drop-cap/>
      </style:paragraph-properties>
    </style:style>
    <style:style style:name="P228" style:family="paragraph" style:parent-style-name="Standard">
      <style:paragraph-properties fo:text-align="start" style:justify-single-word="false">
        <style:drop-cap/>
      </style:paragraph-properties>
    </style:style>
    <style:style style:name="P229" style:family="paragraph" style:parent-style-name="Standard">
      <style:paragraph-properties fo:text-align="start" style:justify-single-word="false">
        <style:drop-cap/>
      </style:paragraph-properties>
    </style:style>
    <style:style style:name="P230" style:family="paragraph" style:parent-style-name="Standard">
      <style:paragraph-properties fo:text-align="start" style:justify-single-word="false">
        <style:drop-cap/>
      </style:paragraph-properties>
    </style:style>
    <style:style style:name="P231" style:family="paragraph" style:parent-style-name="Standard">
      <style:paragraph-properties fo:text-align="start" style:justify-single-word="false">
        <style:drop-cap/>
      </style:paragraph-properties>
    </style:style>
    <style:style style:name="P232" style:family="paragraph" style:parent-style-name="Standard">
      <style:paragraph-properties fo:text-align="start" style:justify-single-word="false">
        <style:drop-cap/>
      </style:paragraph-properties>
    </style:style>
    <style:style style:name="P233" style:family="paragraph" style:parent-style-name="Standard">
      <style:paragraph-properties fo:text-align="start" style:justify-single-word="false">
        <style:drop-cap/>
      </style:paragraph-properties>
    </style:style>
    <style:style style:name="P234" style:family="paragraph" style:parent-style-name="Standard">
      <style:paragraph-properties fo:text-align="start" style:justify-single-word="false">
        <style:drop-cap/>
      </style:paragraph-properties>
    </style:style>
    <style:style style:name="P235" style:family="paragraph" style:parent-style-name="Standard">
      <style:paragraph-properties fo:text-align="start" style:justify-single-word="false">
        <style:drop-cap/>
      </style:paragraph-properties>
    </style:style>
    <style:style style:name="P236" style:family="paragraph" style:parent-style-name="Standard">
      <style:paragraph-properties fo:text-align="start" style:justify-single-word="false">
        <style:drop-cap/>
      </style:paragraph-properties>
    </style:style>
    <style:style style:name="P237" style:family="paragraph" style:parent-style-name="Standard">
      <style:paragraph-properties fo:text-align="start" style:justify-single-word="false">
        <style:drop-cap/>
      </style:paragraph-properties>
    </style:style>
    <style:style style:name="P238" style:family="paragraph" style:parent-style-name="Standard">
      <style:paragraph-properties fo:text-align="start" style:justify-single-word="false">
        <style:drop-cap/>
      </style:paragraph-properties>
    </style:style>
    <style:style style:name="P239" style:family="paragraph" style:parent-style-name="Standard">
      <style:paragraph-properties fo:text-align="start" style:justify-single-word="false">
        <style:drop-cap/>
      </style:paragraph-properties>
    </style:style>
    <style:style style:name="P240" style:family="paragraph" style:parent-style-name="Standard">
      <style:paragraph-properties fo:text-align="start" style:justify-single-word="false">
        <style:drop-cap/>
      </style:paragraph-properties>
    </style:style>
    <style:style style:name="P241" style:family="paragraph" style:parent-style-name="Standard">
      <style:paragraph-properties fo:text-align="start" style:justify-single-word="false">
        <style:drop-cap/>
      </style:paragraph-properties>
    </style:style>
    <style:style style:name="P242" style:family="paragraph" style:parent-style-name="Standard">
      <style:paragraph-properties fo:text-align="start" style:justify-single-word="false">
        <style:drop-cap/>
      </style:paragraph-properties>
    </style:style>
    <style:style style:name="P243" style:family="paragraph" style:parent-style-name="Standard">
      <style:paragraph-properties fo:text-align="start" style:justify-single-word="false">
        <style:drop-cap/>
      </style:paragraph-properties>
    </style:style>
    <style:style style:name="P244" style:family="paragraph" style:parent-style-name="Standard">
      <style:paragraph-properties fo:text-align="start" style:justify-single-word="false">
        <style:drop-cap/>
      </style:paragraph-properties>
    </style:style>
    <style:style style:name="P245" style:family="paragraph" style:parent-style-name="Standard">
      <style:paragraph-properties fo:text-align="start" style:justify-single-word="false">
        <style:drop-cap/>
      </style:paragraph-properties>
    </style:style>
    <style:style style:name="P246" style:family="paragraph" style:parent-style-name="Standard">
      <style:paragraph-properties fo:text-align="start" style:justify-single-word="false">
        <style:drop-cap/>
      </style:paragraph-properties>
    </style:style>
    <style:style style:name="P247" style:family="paragraph" style:parent-style-name="Standard">
      <style:paragraph-properties fo:text-align="start" style:justify-single-word="false">
        <style:drop-cap/>
      </style:paragraph-properties>
    </style:style>
    <style:style style:name="P248" style:family="paragraph" style:parent-style-name="Standard">
      <style:paragraph-properties fo:text-align="start" style:justify-single-word="false">
        <style:drop-cap/>
      </style:paragraph-properties>
    </style:style>
    <style:style style:name="P249" style:family="paragraph" style:parent-style-name="Standard">
      <style:paragraph-properties fo:text-align="start" style:justify-single-word="false">
        <style:drop-cap/>
      </style:paragraph-properties>
    </style:style>
    <style:style style:name="P250" style:family="paragraph" style:parent-style-name="Standard">
      <style:paragraph-properties fo:text-align="start" style:justify-single-word="false">
        <style:drop-cap/>
      </style:paragraph-properties>
    </style:style>
    <style:style style:name="P251" style:family="paragraph" style:parent-style-name="Standard">
      <style:paragraph-properties fo:text-align="start" style:justify-single-word="false">
        <style:drop-cap/>
      </style:paragraph-properties>
    </style:style>
    <style:style style:name="P252" style:family="paragraph" style:parent-style-name="Standard">
      <style:paragraph-properties fo:text-align="start" style:justify-single-word="false">
        <style:drop-cap/>
      </style:paragraph-properties>
    </style:style>
    <style:style style:name="P253" style:family="paragraph" style:parent-style-name="Standard">
      <style:paragraph-properties fo:text-align="start" style:justify-single-word="false">
        <style:drop-cap/>
      </style:paragraph-properties>
    </style:style>
    <style:style style:name="P254" style:family="paragraph" style:parent-style-name="Standard">
      <style:paragraph-properties fo:text-align="start" style:justify-single-word="false">
        <style:drop-cap/>
      </style:paragraph-properties>
    </style:style>
    <style:style style:name="P255" style:family="paragraph" style:parent-style-name="Standard">
      <style:paragraph-properties fo:text-align="start" style:justify-single-word="false">
        <style:drop-cap/>
      </style:paragraph-properties>
    </style:style>
    <style:style style:name="P256" style:family="paragraph" style:parent-style-name="Standard">
      <style:paragraph-properties fo:text-align="start" style:justify-single-word="false">
        <style:drop-cap/>
      </style:paragraph-properties>
    </style:style>
    <style:style style:name="P257" style:family="paragraph" style:parent-style-name="Standard">
      <style:paragraph-properties fo:text-align="start" style:justify-single-word="false">
        <style:drop-cap/>
      </style:paragraph-properties>
    </style:style>
    <style:style style:name="P258" style:family="paragraph" style:parent-style-name="Standard">
      <style:paragraph-properties fo:text-align="start" style:justify-single-word="false">
        <style:drop-cap/>
      </style:paragraph-properties>
    </style:style>
    <style:style style:name="P259" style:family="paragraph" style:parent-style-name="Standard">
      <style:paragraph-properties fo:text-align="start" style:justify-single-word="false">
        <style:drop-cap/>
      </style:paragraph-properties>
    </style:style>
    <style:style style:name="P260" style:family="paragraph" style:parent-style-name="Standard">
      <style:paragraph-properties fo:text-align="start" style:justify-single-word="false">
        <style:drop-cap/>
      </style:paragraph-properties>
    </style:style>
    <style:style style:name="P261" style:family="paragraph" style:parent-style-name="Standard">
      <style:paragraph-properties fo:text-align="start" style:justify-single-word="false">
        <style:drop-cap/>
      </style:paragraph-properties>
    </style:style>
    <style:style style:name="P262" style:family="paragraph" style:parent-style-name="Standard">
      <style:paragraph-properties fo:text-align="start" style:justify-single-word="false">
        <style:drop-cap/>
      </style:paragraph-properties>
    </style:style>
    <style:style style:name="P263" style:family="paragraph" style:parent-style-name="Standard">
      <style:paragraph-properties fo:text-align="start" style:justify-single-word="false">
        <style:drop-cap/>
      </style:paragraph-properties>
    </style:style>
    <style:style style:name="P264" style:family="paragraph" style:parent-style-name="Standard">
      <style:paragraph-properties fo:text-align="start" style:justify-single-word="false">
        <style:drop-cap/>
      </style:paragraph-properties>
    </style:style>
    <style:style style:name="P265" style:family="paragraph" style:parent-style-name="Standard">
      <style:paragraph-properties fo:text-align="start" style:justify-single-word="false">
        <style:drop-cap/>
      </style:paragraph-properties>
    </style:style>
    <style:style style:name="P266" style:family="paragraph" style:parent-style-name="Standard">
      <style:paragraph-properties fo:text-align="start" style:justify-single-word="false">
        <style:drop-cap/>
      </style:paragraph-properties>
    </style:style>
    <style:style style:name="P267" style:family="paragraph" style:parent-style-name="Standard">
      <style:paragraph-properties fo:text-align="start" style:justify-single-word="false">
        <style:drop-cap/>
      </style:paragraph-properties>
    </style:style>
    <style:style style:name="P268" style:family="paragraph" style:parent-style-name="Standard">
      <style:paragraph-properties fo:text-align="start" style:justify-single-word="false">
        <style:drop-cap/>
      </style:paragraph-properties>
    </style:style>
    <style:style style:name="P269" style:family="paragraph" style:parent-style-name="Standard">
      <style:paragraph-properties fo:text-align="start" style:justify-single-word="false">
        <style:drop-cap/>
      </style:paragraph-properties>
    </style:style>
    <style:style style:name="P270" style:family="paragraph" style:parent-style-name="Standard">
      <style:paragraph-properties fo:text-align="start" style:justify-single-word="false">
        <style:drop-cap/>
      </style:paragraph-properties>
    </style:style>
    <style:style style:name="P271" style:family="paragraph" style:parent-style-name="Standard">
      <style:paragraph-properties fo:text-align="start" style:justify-single-word="false">
        <style:drop-cap/>
      </style:paragraph-properties>
    </style:style>
    <style:style style:name="P272" style:family="paragraph" style:parent-style-name="Standard">
      <style:paragraph-properties fo:text-align="start" style:justify-single-word="false">
        <style:drop-cap/>
      </style:paragraph-properties>
    </style:style>
    <style:style style:name="P273" style:family="paragraph" style:parent-style-name="Standard">
      <style:paragraph-properties fo:text-align="start" style:justify-single-word="false">
        <style:drop-cap/>
      </style:paragraph-properties>
    </style:style>
    <style:style style:name="P274" style:family="paragraph" style:parent-style-name="Standard">
      <style:paragraph-properties fo:text-align="start" style:justify-single-word="false">
        <style:drop-cap/>
      </style:paragraph-properties>
    </style:style>
    <style:style style:name="P275" style:family="paragraph" style:parent-style-name="Standard">
      <style:paragraph-properties fo:text-align="start" style:justify-single-word="false">
        <style:drop-cap/>
      </style:paragraph-properties>
    </style:style>
    <style:style style:name="P276" style:family="paragraph" style:parent-style-name="Standard">
      <style:paragraph-properties fo:text-align="start" style:justify-single-word="false">
        <style:drop-cap/>
      </style:paragraph-properties>
    </style:style>
    <style:style style:name="P277" style:family="paragraph" style:parent-style-name="Standard">
      <style:paragraph-properties fo:text-align="start" style:justify-single-word="false">
        <style:drop-cap/>
      </style:paragraph-properties>
    </style:style>
    <style:style style:name="P278" style:family="paragraph" style:parent-style-name="Standard">
      <style:paragraph-properties fo:text-align="start" style:justify-single-word="false">
        <style:drop-cap/>
      </style:paragraph-properties>
    </style:style>
    <style:style style:name="P279" style:family="paragraph" style:parent-style-name="Standard">
      <style:paragraph-properties fo:text-align="start" style:justify-single-word="false">
        <style:drop-cap/>
      </style:paragraph-properties>
    </style:style>
    <style:style style:name="P280" style:family="paragraph" style:parent-style-name="Standard">
      <style:paragraph-properties fo:text-align="start" style:justify-single-word="false">
        <style:drop-cap/>
      </style:paragraph-properties>
    </style:style>
    <style:style style:name="P281" style:family="paragraph" style:parent-style-name="Standard">
      <style:paragraph-properties fo:text-align="start" style:justify-single-word="false">
        <style:drop-cap/>
      </style:paragraph-properties>
    </style:style>
    <style:style style:name="P282" style:family="paragraph" style:parent-style-name="Standard">
      <style:paragraph-properties fo:text-align="start" style:justify-single-word="false">
        <style:drop-cap/>
      </style:paragraph-properties>
    </style:style>
    <style:style style:name="P283" style:family="paragraph" style:parent-style-name="Standard">
      <style:paragraph-properties fo:text-align="start" style:justify-single-word="false">
        <style:drop-cap/>
      </style:paragraph-properties>
    </style:style>
    <style:style style:name="P284" style:family="paragraph" style:parent-style-name="Standard">
      <style:paragraph-properties fo:text-align="start" style:justify-single-word="false">
        <style:drop-cap/>
      </style:paragraph-properties>
    </style:style>
    <style:style style:name="P285" style:family="paragraph" style:parent-style-name="Standard">
      <style:paragraph-properties fo:text-align="start" style:justify-single-word="false">
        <style:drop-cap/>
      </style:paragraph-properties>
    </style:style>
    <style:style style:name="P286" style:family="paragraph" style:parent-style-name="Standard">
      <style:paragraph-properties fo:text-align="start" style:justify-single-word="false">
        <style:drop-cap/>
      </style:paragraph-properties>
    </style:style>
    <style:style style:name="P287" style:family="paragraph" style:parent-style-name="Standard">
      <style:paragraph-properties fo:text-align="start" style:justify-single-word="false">
        <style:drop-cap/>
      </style:paragraph-properties>
    </style:style>
    <style:style style:name="P288" style:family="paragraph" style:parent-style-name="Standard">
      <style:paragraph-properties fo:text-align="start" style:justify-single-word="false">
        <style:drop-cap/>
      </style:paragraph-properties>
    </style:style>
    <style:style style:name="P289" style:family="paragraph" style:parent-style-name="Standard">
      <style:paragraph-properties fo:text-align="start" style:justify-single-word="false">
        <style:drop-cap/>
      </style:paragraph-properties>
    </style:style>
    <style:style style:name="P290" style:family="paragraph" style:parent-style-name="Standard">
      <style:paragraph-properties fo:text-align="start" style:justify-single-word="false">
        <style:drop-cap/>
      </style:paragraph-properties>
    </style:style>
    <style:style style:name="P291" style:family="paragraph" style:parent-style-name="Standard">
      <style:paragraph-properties fo:text-align="start" style:justify-single-word="false">
        <style:drop-cap/>
      </style:paragraph-properties>
    </style:style>
    <style:style style:name="P292" style:family="paragraph" style:parent-style-name="Standard">
      <style:paragraph-properties fo:text-align="start" style:justify-single-word="false">
        <style:drop-cap/>
      </style:paragraph-properties>
    </style:style>
    <style:style style:name="P293" style:family="paragraph" style:parent-style-name="Standard">
      <style:paragraph-properties fo:text-align="start" style:justify-single-word="false">
        <style:drop-cap/>
      </style:paragraph-properties>
    </style:style>
    <style:style style:name="P294" style:family="paragraph" style:parent-style-name="Standard">
      <style:paragraph-properties fo:text-align="start" style:justify-single-word="false">
        <style:drop-cap/>
      </style:paragraph-properties>
    </style:style>
    <style:style style:name="P295" style:family="paragraph" style:parent-style-name="Standard">
      <style:paragraph-properties fo:text-align="start" style:justify-single-word="false">
        <style:drop-cap/>
      </style:paragraph-properties>
    </style:style>
    <style:style style:name="P296" style:family="paragraph" style:parent-style-name="Standard">
      <style:paragraph-properties fo:text-align="start" style:justify-single-word="false">
        <style:drop-cap/>
      </style:paragraph-properties>
    </style:style>
    <style:style style:name="P297" style:family="paragraph" style:parent-style-name="Standard">
      <style:paragraph-properties fo:text-align="start" style:justify-single-word="false">
        <style:drop-cap/>
      </style:paragraph-properties>
    </style:style>
    <style:style style:name="P298" style:family="paragraph" style:parent-style-name="Standard">
      <style:paragraph-properties fo:text-align="start" style:justify-single-word="false">
        <style:drop-cap/>
      </style:paragraph-properties>
    </style:style>
    <style:style style:name="P299" style:family="paragraph" style:parent-style-name="Standard">
      <style:paragraph-properties fo:text-align="start" style:justify-single-word="false">
        <style:drop-cap/>
      </style:paragraph-properties>
    </style:style>
    <style:style style:name="P300" style:family="paragraph" style:parent-style-name="Standard">
      <style:paragraph-properties fo:text-align="start" style:justify-single-word="false">
        <style:drop-cap/>
      </style:paragraph-properties>
    </style:style>
    <style:style style:name="P301" style:family="paragraph" style:parent-style-name="Standard">
      <style:paragraph-properties fo:text-align="start" style:justify-single-word="false">
        <style:drop-cap/>
      </style:paragraph-properties>
    </style:style>
    <style:style style:name="P302" style:family="paragraph" style:parent-style-name="Standard">
      <style:paragraph-properties fo:text-align="start" style:justify-single-word="false">
        <style:drop-cap/>
      </style:paragraph-properties>
    </style:style>
    <style:style style:name="P303" style:family="paragraph" style:parent-style-name="Standard">
      <style:paragraph-properties fo:text-align="start" style:justify-single-word="false">
        <style:drop-cap/>
      </style:paragraph-properties>
    </style:style>
    <style:style style:name="P304" style:family="paragraph" style:parent-style-name="Standard">
      <style:paragraph-properties fo:text-align="start" style:justify-single-word="false">
        <style:drop-cap/>
      </style:paragraph-properties>
    </style:style>
    <style:style style:name="P305" style:family="paragraph" style:parent-style-name="Standard">
      <style:paragraph-properties fo:text-align="start" style:justify-single-word="false">
        <style:drop-cap/>
      </style:paragraph-properties>
    </style:style>
    <style:style style:name="P306" style:family="paragraph" style:parent-style-name="Standard">
      <style:paragraph-properties fo:text-align="start" style:justify-single-word="false">
        <style:drop-cap/>
      </style:paragraph-properties>
    </style:style>
    <style:style style:name="P307" style:family="paragraph" style:parent-style-name="Standard">
      <style:paragraph-properties fo:text-align="start" style:justify-single-word="false">
        <style:drop-cap/>
      </style:paragraph-properties>
    </style:style>
    <style:style style:name="P308" style:family="paragraph" style:parent-style-name="Standard">
      <style:paragraph-properties fo:text-align="start" style:justify-single-word="false">
        <style:drop-cap/>
      </style:paragraph-properties>
    </style:style>
    <style:style style:name="P309" style:family="paragraph" style:parent-style-name="Standard">
      <style:paragraph-properties fo:text-align="start" style:justify-single-word="false">
        <style:drop-cap/>
      </style:paragraph-properties>
    </style:style>
    <style:style style:name="P310" style:family="paragraph" style:parent-style-name="Standard">
      <style:paragraph-properties fo:text-align="start" style:justify-single-word="false">
        <style:drop-cap/>
      </style:paragraph-properties>
    </style:style>
    <style:style style:name="P311" style:family="paragraph" style:parent-style-name="Standard">
      <style:paragraph-properties fo:text-align="start" style:justify-single-word="false">
        <style:drop-cap/>
      </style:paragraph-properties>
    </style:style>
    <style:style style:name="P312" style:family="paragraph" style:parent-style-name="Standard">
      <style:paragraph-properties fo:text-align="start" style:justify-single-word="false">
        <style:drop-cap/>
      </style:paragraph-properties>
    </style:style>
    <style:style style:name="P313" style:family="paragraph" style:parent-style-name="Standard">
      <style:paragraph-properties fo:text-align="start" style:justify-single-word="false">
        <style:drop-cap/>
      </style:paragraph-properties>
    </style:style>
    <style:style style:name="P314" style:family="paragraph" style:parent-style-name="Standard">
      <style:paragraph-properties fo:text-align="start" style:justify-single-word="false">
        <style:drop-cap/>
      </style:paragraph-properties>
    </style:style>
    <style:style style:name="P315" style:family="paragraph" style:parent-style-name="Standard">
      <style:paragraph-properties fo:text-align="start" style:justify-single-word="false">
        <style:drop-cap/>
      </style:paragraph-properties>
    </style:style>
    <style:style style:name="P316" style:family="paragraph" style:parent-style-name="Standard">
      <style:paragraph-properties fo:text-align="start" style:justify-single-word="false">
        <style:drop-cap/>
      </style:paragraph-properties>
    </style:style>
    <style:style style:name="P317" style:family="paragraph" style:parent-style-name="Standard">
      <style:paragraph-properties fo:text-align="start" style:justify-single-word="false">
        <style:drop-cap/>
      </style:paragraph-properties>
    </style:style>
    <style:style style:name="P318" style:family="paragraph" style:parent-style-name="Standard">
      <style:paragraph-properties fo:text-align="start" style:justify-single-word="false">
        <style:drop-cap/>
      </style:paragraph-properties>
    </style:style>
    <style:style style:name="P319" style:family="paragraph" style:parent-style-name="Standard">
      <style:paragraph-properties fo:text-align="start" style:justify-single-word="false">
        <style:drop-cap/>
      </style:paragraph-properties>
    </style:style>
    <style:style style:name="P320" style:family="paragraph" style:parent-style-name="Standard">
      <style:paragraph-properties fo:text-align="start" style:justify-single-word="false">
        <style:drop-cap/>
      </style:paragraph-properties>
    </style:style>
    <style:style style:name="P321" style:family="paragraph" style:parent-style-name="Standard">
      <style:paragraph-properties fo:text-align="start" style:justify-single-word="false">
        <style:drop-cap/>
      </style:paragraph-properties>
    </style:style>
    <style:style style:name="P322" style:family="paragraph" style:parent-style-name="Standard">
      <style:paragraph-properties fo:text-align="start" style:justify-single-word="false">
        <style:drop-cap/>
      </style:paragraph-properties>
    </style:style>
    <style:style style:name="P323" style:family="paragraph" style:parent-style-name="Standard">
      <style:paragraph-properties fo:text-align="start" style:justify-single-word="false">
        <style:drop-cap/>
      </style:paragraph-properties>
    </style:style>
    <style:style style:name="P324" style:family="paragraph" style:parent-style-name="Standard">
      <style:paragraph-properties fo:text-align="start" style:justify-single-word="false">
        <style:drop-cap/>
      </style:paragraph-properties>
    </style:style>
    <style:style style:name="P325" style:family="paragraph" style:parent-style-name="Standard">
      <style:paragraph-properties fo:text-align="start" style:justify-single-word="false">
        <style:drop-cap/>
      </style:paragraph-properties>
    </style:style>
    <style:style style:name="P326" style:family="paragraph" style:parent-style-name="Standard">
      <style:paragraph-properties fo:text-align="start" style:justify-single-word="false">
        <style:drop-cap/>
      </style:paragraph-properties>
    </style:style>
    <style:style style:name="P327" style:family="paragraph" style:parent-style-name="Standard">
      <style:paragraph-properties fo:text-align="start" style:justify-single-word="false">
        <style:drop-cap/>
      </style:paragraph-properties>
    </style:style>
    <style:style style:name="P328" style:family="paragraph" style:parent-style-name="Standard">
      <style:paragraph-properties fo:text-align="start" style:justify-single-word="false">
        <style:drop-cap/>
      </style:paragraph-properties>
    </style:style>
    <style:style style:name="P329" style:family="paragraph" style:parent-style-name="Standard">
      <style:paragraph-properties fo:text-align="start" style:justify-single-word="false">
        <style:drop-cap/>
      </style:paragraph-properties>
    </style:style>
    <style:style style:name="P330" style:family="paragraph" style:parent-style-name="Standard">
      <style:paragraph-properties fo:text-align="start" style:justify-single-word="false">
        <style:drop-cap/>
      </style:paragraph-properties>
    </style:style>
    <style:style style:name="P331" style:family="paragraph" style:parent-style-name="Standard">
      <style:paragraph-properties fo:text-align="start" style:justify-single-word="false">
        <style:drop-cap/>
      </style:paragraph-properties>
    </style:style>
    <style:style style:name="P332" style:family="paragraph" style:parent-style-name="Standard">
      <style:paragraph-properties fo:text-align="start" style:justify-single-word="false">
        <style:drop-cap/>
      </style:paragraph-properties>
    </style:style>
    <style:style style:name="P333" style:family="paragraph" style:parent-style-name="Standard">
      <style:paragraph-properties fo:text-align="start" style:justify-single-word="false">
        <style:drop-cap/>
      </style:paragraph-properties>
    </style:style>
    <style:style style:name="P334" style:family="paragraph" style:parent-style-name="Standard">
      <style:paragraph-properties fo:text-align="start" style:justify-single-word="false">
        <style:drop-cap/>
      </style:paragraph-properties>
    </style:style>
    <style:style style:name="P335" style:family="paragraph" style:parent-style-name="Standard">
      <style:paragraph-properties fo:text-align="start" style:justify-single-word="false">
        <style:drop-cap/>
      </style:paragraph-properties>
    </style:style>
    <style:style style:name="P336" style:family="paragraph" style:parent-style-name="Standard">
      <style:paragraph-properties fo:text-align="start" style:justify-single-word="false">
        <style:drop-cap/>
      </style:paragraph-properties>
    </style:style>
    <style:style style:name="P337" style:family="paragraph" style:parent-style-name="Standard">
      <style:paragraph-properties fo:text-align="start" style:justify-single-word="false">
        <style:drop-cap/>
      </style:paragraph-properties>
    </style:style>
    <style:style style:name="P338" style:family="paragraph" style:parent-style-name="Standard">
      <style:paragraph-properties fo:text-align="start" style:justify-single-word="false">
        <style:drop-cap/>
      </style:paragraph-properties>
    </style:style>
    <style:style style:name="P339" style:family="paragraph" style:parent-style-name="Standard">
      <style:paragraph-properties fo:text-align="start" style:justify-single-word="false">
        <style:drop-cap/>
      </style:paragraph-properties>
    </style:style>
    <style:style style:name="P340" style:family="paragraph" style:parent-style-name="Standard">
      <style:paragraph-properties fo:text-align="start" style:justify-single-word="false">
        <style:drop-cap/>
      </style:paragraph-properties>
    </style:style>
    <style:style style:name="P341" style:family="paragraph" style:parent-style-name="Standard">
      <style:paragraph-properties fo:text-align="start" style:justify-single-word="false">
        <style:drop-cap/>
      </style:paragraph-properties>
    </style:style>
    <style:style style:name="P342" style:family="paragraph" style:parent-style-name="Standard">
      <style:paragraph-properties fo:text-align="start" style:justify-single-word="false">
        <style:drop-cap/>
      </style:paragraph-properties>
    </style:style>
    <style:style style:name="P343" style:family="paragraph" style:parent-style-name="Standard">
      <style:paragraph-properties fo:text-align="start" style:justify-single-word="false">
        <style:drop-cap/>
      </style:paragraph-properties>
    </style:style>
    <style:style style:name="P344" style:family="paragraph" style:parent-style-name="Standard">
      <style:paragraph-properties fo:text-align="start" style:justify-single-word="false">
        <style:drop-cap/>
      </style:paragraph-properties>
    </style:style>
    <style:style style:name="P345" style:family="paragraph" style:parent-style-name="Standard">
      <style:paragraph-properties fo:text-align="start" style:justify-single-word="false">
        <style:drop-cap/>
      </style:paragraph-properties>
    </style:style>
    <style:style style:name="P346" style:family="paragraph" style:parent-style-name="Standard">
      <style:paragraph-properties fo:text-align="start" style:justify-single-word="false">
        <style:drop-cap/>
      </style:paragraph-properties>
    </style:style>
    <style:style style:name="P347" style:family="paragraph" style:parent-style-name="Standard">
      <style:paragraph-properties fo:text-align="start" style:justify-single-word="false">
        <style:drop-cap/>
      </style:paragraph-properties>
    </style:style>
    <style:style style:name="P348" style:family="paragraph" style:parent-style-name="Standard">
      <style:paragraph-properties fo:text-align="start" style:justify-single-word="false">
        <style:drop-cap/>
      </style:paragraph-properties>
    </style:style>
    <style:style style:name="P349" style:family="paragraph" style:parent-style-name="Standard">
      <style:paragraph-properties fo:text-align="start" style:justify-single-word="false">
        <style:drop-cap/>
      </style:paragraph-properties>
    </style:style>
    <style:style style:name="P350" style:family="paragraph" style:parent-style-name="Standard">
      <style:paragraph-properties fo:text-align="start" style:justify-single-word="false">
        <style:drop-cap/>
      </style:paragraph-properties>
    </style:style>
    <style:style style:name="P351" style:family="paragraph" style:parent-style-name="Standard">
      <style:paragraph-properties fo:text-align="start" style:justify-single-word="false">
        <style:drop-cap/>
      </style:paragraph-properties>
    </style:style>
    <style:style style:name="P352" style:family="paragraph" style:parent-style-name="Standard">
      <style:paragraph-properties fo:text-align="start" style:justify-single-word="false">
        <style:drop-cap/>
      </style:paragraph-properties>
    </style:style>
    <style:style style:name="P353" style:family="paragraph" style:parent-style-name="Standard">
      <style:paragraph-properties fo:text-align="start" style:justify-single-word="false">
        <style:drop-cap/>
      </style:paragraph-properties>
    </style:style>
    <style:style style:name="P354" style:family="paragraph" style:parent-style-name="Standard">
      <style:paragraph-properties fo:text-align="start" style:justify-single-word="false">
        <style:drop-cap/>
      </style:paragraph-properties>
    </style:style>
    <style:style style:name="P355" style:family="paragraph" style:parent-style-name="Standard">
      <style:paragraph-properties fo:text-align="start" style:justify-single-word="false">
        <style:drop-cap/>
      </style:paragraph-properties>
    </style:style>
    <style:style style:name="P356" style:family="paragraph" style:parent-style-name="Standard">
      <style:paragraph-properties fo:text-align="start" style:justify-single-word="false">
        <style:drop-cap/>
      </style:paragraph-properties>
    </style:style>
    <style:style style:name="P357" style:family="paragraph" style:parent-style-name="Standard">
      <style:paragraph-properties fo:text-align="start" style:justify-single-word="false">
        <style:drop-cap/>
      </style:paragraph-properties>
    </style:style>
    <style:style style:name="P358" style:family="paragraph" style:parent-style-name="Standard">
      <style:paragraph-properties fo:text-align="start" style:justify-single-word="false">
        <style:drop-cap/>
      </style:paragraph-properties>
    </style:style>
    <style:style style:name="P359" style:family="paragraph" style:parent-style-name="Standard">
      <style:paragraph-properties fo:text-align="start" style:justify-single-word="false">
        <style:drop-cap/>
      </style:paragraph-properties>
    </style:style>
    <style:style style:name="P360" style:family="paragraph" style:parent-style-name="Standard">
      <style:paragraph-properties fo:text-align="start" style:justify-single-word="false">
        <style:drop-cap/>
      </style:paragraph-properties>
    </style:style>
    <style:style style:name="P361" style:family="paragraph" style:parent-style-name="Standard">
      <style:paragraph-properties fo:text-align="start" style:justify-single-word="false">
        <style:drop-cap/>
      </style:paragraph-properties>
    </style:style>
    <style:style style:name="P362" style:family="paragraph" style:parent-style-name="Standard">
      <style:paragraph-properties fo:text-align="start" style:justify-single-word="false">
        <style:drop-cap/>
      </style:paragraph-properties>
    </style:style>
    <style:style style:name="P363" style:family="paragraph" style:parent-style-name="Standard">
      <style:paragraph-properties fo:text-align="start" style:justify-single-word="false">
        <style:drop-cap/>
      </style:paragraph-properties>
    </style:style>
    <style:style style:name="P364" style:family="paragraph" style:parent-style-name="Standard">
      <style:paragraph-properties fo:text-align="start" style:justify-single-word="false">
        <style:drop-cap/>
      </style:paragraph-properties>
    </style:style>
    <style:style style:name="P365" style:family="paragraph" style:parent-style-name="Standard">
      <style:paragraph-properties fo:text-align="start" style:justify-single-word="false">
        <style:drop-cap/>
      </style:paragraph-properties>
    </style:style>
    <style:style style:name="P366" style:family="paragraph" style:parent-style-name="Standard">
      <style:paragraph-properties fo:text-align="start" style:justify-single-word="false">
        <style:drop-cap/>
      </style:paragraph-properties>
    </style:style>
    <style:style style:name="P367" style:family="paragraph" style:parent-style-name="Standard">
      <style:paragraph-properties fo:text-align="start" style:justify-single-word="false">
        <style:drop-cap/>
      </style:paragraph-properties>
    </style:style>
    <style:style style:name="P368" style:family="paragraph" style:parent-style-name="Standard">
      <style:paragraph-properties fo:text-align="start" style:justify-single-word="false">
        <style:drop-cap/>
      </style:paragraph-properties>
    </style:style>
    <style:style style:name="P369" style:family="paragraph" style:parent-style-name="Standard">
      <style:paragraph-properties fo:text-align="start" style:justify-single-word="false">
        <style:drop-cap/>
      </style:paragraph-properties>
    </style:style>
    <style:style style:name="P370" style:family="paragraph" style:parent-style-name="Standard">
      <style:paragraph-properties fo:text-align="start" style:justify-single-word="false">
        <style:drop-cap/>
      </style:paragraph-properties>
    </style:style>
    <style:style style:name="P371" style:family="paragraph" style:parent-style-name="Standard">
      <style:paragraph-properties fo:text-align="start" style:justify-single-word="false">
        <style:drop-cap/>
      </style:paragraph-properties>
    </style:style>
    <style:style style:name="P372" style:family="paragraph" style:parent-style-name="Standard">
      <style:paragraph-properties fo:text-align="start" style:justify-single-word="false">
        <style:drop-cap/>
      </style:paragraph-properties>
    </style:style>
    <style:style style:name="P373" style:family="paragraph" style:parent-style-name="Standard">
      <style:paragraph-properties fo:text-align="start" style:justify-single-word="false">
        <style:drop-cap/>
      </style:paragraph-properties>
    </style:style>
    <style:style style:name="P374" style:family="paragraph" style:parent-style-name="Standard">
      <style:paragraph-properties fo:text-align="start" style:justify-single-word="false">
        <style:drop-cap/>
      </style:paragraph-properties>
    </style:style>
    <style:style style:name="P375" style:family="paragraph" style:parent-style-name="Standard">
      <style:paragraph-properties fo:text-align="start" style:justify-single-word="false">
        <style:drop-cap/>
      </style:paragraph-properties>
    </style:style>
    <style:style style:name="P376" style:family="paragraph" style:parent-style-name="Standard">
      <style:paragraph-properties fo:text-align="start" style:justify-single-word="false">
        <style:drop-cap/>
      </style:paragraph-properties>
    </style:style>
    <style:style style:name="P377" style:family="paragraph" style:parent-style-name="Standard">
      <style:paragraph-properties fo:text-align="start" style:justify-single-word="false">
        <style:drop-cap/>
      </style:paragraph-properties>
    </style:style>
    <style:style style:name="P378" style:family="paragraph" style:parent-style-name="Standard">
      <style:paragraph-properties fo:text-align="start" style:justify-single-word="false">
        <style:drop-cap/>
      </style:paragraph-properties>
    </style:style>
    <style:style style:name="P379" style:family="paragraph" style:parent-style-name="Standard">
      <style:paragraph-properties fo:text-align="start" style:justify-single-word="false">
        <style:drop-cap/>
      </style:paragraph-properties>
    </style:style>
    <style:style style:name="P380" style:family="paragraph" style:parent-style-name="Standard">
      <style:paragraph-properties fo:text-align="start" style:justify-single-word="false">
        <style:drop-cap/>
      </style:paragraph-properties>
    </style:style>
    <style:style style:name="P381" style:family="paragraph" style:parent-style-name="Standard">
      <style:paragraph-properties fo:text-align="start" style:justify-single-word="false">
        <style:drop-cap/>
      </style:paragraph-properties>
    </style:style>
    <style:style style:name="P382" style:family="paragraph" style:parent-style-name="Standard">
      <style:paragraph-properties fo:text-align="start" style:justify-single-word="false">
        <style:drop-cap/>
      </style:paragraph-properties>
    </style:style>
    <style:style style:name="P383" style:family="paragraph" style:parent-style-name="Standard">
      <style:paragraph-properties fo:text-align="start" style:justify-single-word="false">
        <style:drop-cap/>
      </style:paragraph-properties>
    </style:style>
    <style:style style:name="P384" style:family="paragraph" style:parent-style-name="Standard">
      <style:paragraph-properties fo:text-align="start" style:justify-single-word="false">
        <style:drop-cap/>
      </style:paragraph-properties>
    </style:style>
    <style:style style:name="P385" style:family="paragraph" style:parent-style-name="Standard">
      <style:paragraph-properties fo:text-align="start" style:justify-single-word="false">
        <style:drop-cap/>
      </style:paragraph-properties>
    </style:style>
    <style:style style:name="P386" style:family="paragraph" style:parent-style-name="Standard">
      <style:paragraph-properties fo:text-align="start" style:justify-single-word="false">
        <style:drop-cap/>
      </style:paragraph-properties>
    </style:style>
    <style:style style:name="P387" style:family="paragraph" style:parent-style-name="Standard">
      <style:paragraph-properties fo:text-align="start" style:justify-single-word="false">
        <style:drop-cap/>
      </style:paragraph-properties>
    </style:style>
    <style:style style:name="P388" style:family="paragraph" style:parent-style-name="Standard">
      <style:paragraph-properties fo:text-align="start" style:justify-single-word="false">
        <style:drop-cap/>
      </style:paragraph-properties>
    </style:style>
    <style:style style:name="P389" style:family="paragraph" style:parent-style-name="Standard">
      <style:paragraph-properties fo:text-align="start" style:justify-single-word="false">
        <style:drop-cap/>
      </style:paragraph-properties>
    </style:style>
    <style:style style:name="P390" style:family="paragraph" style:parent-style-name="Standard">
      <style:paragraph-properties fo:text-align="start" style:justify-single-word="false">
        <style:drop-cap/>
      </style:paragraph-properties>
    </style:style>
    <style:style style:name="P391" style:family="paragraph" style:parent-style-name="Standard">
      <style:paragraph-properties fo:text-align="start" style:justify-single-word="false">
        <style:drop-cap/>
      </style:paragraph-properties>
    </style:style>
    <style:style style:name="P392" style:family="paragraph" style:parent-style-name="Standard">
      <style:paragraph-properties fo:text-align="start" style:justify-single-word="false">
        <style:drop-cap/>
      </style:paragraph-properties>
    </style:style>
    <style:style style:name="P393" style:family="paragraph" style:parent-style-name="Standard">
      <style:paragraph-properties fo:text-align="start" style:justify-single-word="false">
        <style:drop-cap/>
      </style:paragraph-properties>
    </style:style>
    <style:style style:name="P394" style:family="paragraph" style:parent-style-name="Standard">
      <style:paragraph-properties fo:text-align="start" style:justify-single-word="false">
        <style:drop-cap/>
      </style:paragraph-properties>
    </style:style>
    <style:style style:name="P395" style:family="paragraph" style:parent-style-name="Standard">
      <style:paragraph-properties fo:text-align="start" style:justify-single-word="false">
        <style:drop-cap/>
      </style:paragraph-properties>
    </style:style>
    <style:style style:name="P396" style:family="paragraph" style:parent-style-name="Standard">
      <style:paragraph-properties fo:text-align="start" style:justify-single-word="false">
        <style:drop-cap/>
      </style:paragraph-properties>
    </style:style>
    <style:style style:name="P397" style:family="paragraph" style:parent-style-name="Standard">
      <style:paragraph-properties fo:text-align="start" style:justify-single-word="false">
        <style:drop-cap/>
      </style:paragraph-properties>
    </style:style>
    <style:style style:name="P398" style:family="paragraph" style:parent-style-name="Standard">
      <style:paragraph-properties fo:text-align="start" style:justify-single-word="false">
        <style:drop-cap/>
      </style:paragraph-properties>
    </style:style>
    <style:style style:name="P399" style:family="paragraph" style:parent-style-name="Standard">
      <style:paragraph-properties fo:text-align="start" style:justify-single-word="false">
        <style:drop-cap/>
      </style:paragraph-properties>
    </style:style>
    <style:style style:name="P400" style:family="paragraph" style:parent-style-name="Standard">
      <style:paragraph-properties fo:text-align="start" style:justify-single-word="false">
        <style:drop-cap/>
      </style:paragraph-properties>
    </style:style>
    <style:style style:name="P401" style:family="paragraph" style:parent-style-name="Standard">
      <style:paragraph-properties fo:text-align="start" style:justify-single-word="false">
        <style:drop-cap/>
      </style:paragraph-properties>
    </style:style>
    <style:style style:name="P402" style:family="paragraph" style:parent-style-name="Standard">
      <style:paragraph-properties fo:text-align="start" style:justify-single-word="false">
        <style:drop-cap/>
      </style:paragraph-properties>
    </style:style>
    <style:style style:name="P403" style:family="paragraph" style:parent-style-name="Standard">
      <style:paragraph-properties fo:text-align="start" style:justify-single-word="false">
        <style:drop-cap/>
      </style:paragraph-properties>
    </style:style>
    <style:style style:name="P404" style:family="paragraph" style:parent-style-name="Standard">
      <style:paragraph-properties fo:text-align="start" style:justify-single-word="false">
        <style:drop-cap/>
      </style:paragraph-properties>
    </style:style>
    <style:style style:name="P405" style:family="paragraph" style:parent-style-name="Standard">
      <style:paragraph-properties fo:text-align="start" style:justify-single-word="false">
        <style:drop-cap/>
      </style:paragraph-properties>
    </style:style>
    <style:style style:name="P406" style:family="paragraph" style:parent-style-name="Standard">
      <style:paragraph-properties fo:text-align="start" style:justify-single-word="false">
        <style:drop-cap/>
      </style:paragraph-properties>
    </style:style>
    <style:style style:name="P407" style:family="paragraph" style:parent-style-name="Standard">
      <style:paragraph-properties fo:text-align="start" style:justify-single-word="false">
        <style:drop-cap/>
      </style:paragraph-properties>
    </style:style>
    <style:style style:name="P408" style:family="paragraph" style:parent-style-name="Standard">
      <style:paragraph-properties fo:text-align="start" style:justify-single-word="false">
        <style:drop-cap/>
      </style:paragraph-properties>
    </style:style>
    <style:style style:name="P409" style:family="paragraph" style:parent-style-name="Standard">
      <style:paragraph-properties fo:text-align="start" style:justify-single-word="false">
        <style:drop-cap/>
      </style:paragraph-properties>
    </style:style>
    <style:style style:name="P410" style:family="paragraph" style:parent-style-name="Standard">
      <style:paragraph-properties fo:text-align="start" style:justify-single-word="false">
        <style:drop-cap/>
      </style:paragraph-properties>
    </style:style>
    <style:style style:name="P411" style:family="paragraph" style:parent-style-name="Standard">
      <style:paragraph-properties fo:text-align="start" style:justify-single-word="false">
        <style:drop-cap/>
      </style:paragraph-properties>
    </style:style>
    <style:style style:name="P412" style:family="paragraph" style:parent-style-name="Standard">
      <style:paragraph-properties fo:text-align="start" style:justify-single-word="false">
        <style:drop-cap/>
      </style:paragraph-properties>
    </style:style>
    <style:style style:name="P413" style:family="paragraph" style:parent-style-name="Standard">
      <style:paragraph-properties fo:text-align="start" style:justify-single-word="false">
        <style:drop-cap/>
      </style:paragraph-properties>
    </style:style>
    <style:style style:name="P414" style:family="paragraph" style:parent-style-name="Standard">
      <style:paragraph-properties fo:text-align="start" style:justify-single-word="false">
        <style:drop-cap/>
      </style:paragraph-properties>
    </style:style>
    <style:style style:name="P415" style:family="paragraph" style:parent-style-name="Standard">
      <style:paragraph-properties fo:text-align="start" style:justify-single-word="false">
        <style:drop-cap/>
      </style:paragraph-properties>
    </style:style>
    <style:style style:name="P416" style:family="paragraph" style:parent-style-name="Standard">
      <style:paragraph-properties fo:text-align="start" style:justify-single-word="false">
        <style:drop-cap/>
      </style:paragraph-properties>
    </style:style>
    <style:style style:name="P417" style:family="paragraph" style:parent-style-name="Standard">
      <style:paragraph-properties fo:text-align="start" style:justify-single-word="false">
        <style:drop-cap/>
      </style:paragraph-properties>
    </style:style>
    <style:style style:name="P418" style:family="paragraph" style:parent-style-name="Standard">
      <style:paragraph-properties fo:text-align="start" style:justify-single-word="false">
        <style:drop-cap/>
      </style:paragraph-properties>
    </style:style>
    <style:style style:name="P419" style:family="paragraph" style:parent-style-name="Standard">
      <style:paragraph-properties fo:text-align="start" style:justify-single-word="false">
        <style:drop-cap/>
      </style:paragraph-properties>
    </style:style>
    <style:style style:name="P420" style:family="paragraph" style:parent-style-name="Standard">
      <style:paragraph-properties fo:text-align="start" style:justify-single-word="false">
        <style:drop-cap/>
      </style:paragraph-properties>
    </style:style>
    <style:style style:name="P421" style:family="paragraph" style:parent-style-name="Standard">
      <style:paragraph-properties fo:text-align="start" style:justify-single-word="false">
        <style:drop-cap/>
      </style:paragraph-properties>
    </style:style>
    <style:style style:name="P422" style:family="paragraph" style:parent-style-name="Standard">
      <style:paragraph-properties fo:text-align="start" style:justify-single-word="false">
        <style:drop-cap/>
      </style:paragraph-properties>
    </style:style>
    <style:style style:name="P423" style:family="paragraph" style:parent-style-name="Standard">
      <style:paragraph-properties fo:text-align="start" style:justify-single-word="false">
        <style:drop-cap/>
      </style:paragraph-properties>
    </style:style>
    <style:style style:name="P424" style:family="paragraph" style:parent-style-name="Standard">
      <style:paragraph-properties fo:text-align="start" style:justify-single-word="false">
        <style:drop-cap/>
      </style:paragraph-properties>
    </style:style>
    <style:style style:name="P425" style:family="paragraph" style:parent-style-name="Standard">
      <style:paragraph-properties fo:text-align="start" style:justify-single-word="false">
        <style:drop-cap/>
      </style:paragraph-properties>
    </style:style>
    <style:style style:name="P426" style:family="paragraph" style:parent-style-name="Standard">
      <style:paragraph-properties fo:text-align="start" style:justify-single-word="false">
        <style:drop-cap/>
      </style:paragraph-properties>
    </style:style>
    <style:style style:name="P427" style:family="paragraph" style:parent-style-name="Standard">
      <style:paragraph-properties fo:text-align="start" style:justify-single-word="false">
        <style:drop-cap/>
      </style:paragraph-properties>
    </style:style>
    <style:style style:name="P428" style:family="paragraph" style:parent-style-name="Standard">
      <style:paragraph-properties fo:text-align="start" style:justify-single-word="false">
        <style:drop-cap/>
      </style:paragraph-properties>
    </style:style>
    <style:style style:name="P429" style:family="paragraph" style:parent-style-name="Standard">
      <style:paragraph-properties fo:text-align="start" style:justify-single-word="false">
        <style:drop-cap/>
      </style:paragraph-properties>
    </style:style>
    <style:style style:name="P430" style:family="paragraph" style:parent-style-name="Standard">
      <style:paragraph-properties fo:text-align="start" style:justify-single-word="false">
        <style:drop-cap/>
      </style:paragraph-properties>
    </style:style>
    <style:style style:name="P431" style:family="paragraph" style:parent-style-name="Standard">
      <style:paragraph-properties fo:text-align="start" style:justify-single-word="false">
        <style:drop-cap/>
      </style:paragraph-properties>
    </style:style>
    <style:style style:name="P432" style:family="paragraph" style:parent-style-name="Standard">
      <style:paragraph-properties fo:text-align="start" style:justify-single-word="false">
        <style:drop-cap/>
      </style:paragraph-properties>
    </style:style>
    <style:style style:name="P433" style:family="paragraph" style:parent-style-name="Standard">
      <style:paragraph-properties fo:text-align="start" style:justify-single-word="false">
        <style:drop-cap/>
      </style:paragraph-properties>
    </style:style>
    <style:style style:name="P434" style:family="paragraph" style:parent-style-name="Standard">
      <style:paragraph-properties fo:text-align="start" style:justify-single-word="false">
        <style:drop-cap/>
      </style:paragraph-properties>
    </style:style>
    <style:style style:name="P435" style:family="paragraph" style:parent-style-name="Standard">
      <style:paragraph-properties fo:text-align="start" style:justify-single-word="false">
        <style:drop-cap/>
      </style:paragraph-properties>
    </style:style>
    <style:style style:name="P436" style:family="paragraph" style:parent-style-name="Standard">
      <style:paragraph-properties fo:text-align="start" style:justify-single-word="false">
        <style:drop-cap/>
      </style:paragraph-properties>
    </style:style>
    <style:style style:name="P437" style:family="paragraph" style:parent-style-name="Standard">
      <style:paragraph-properties fo:text-align="start" style:justify-single-word="false">
        <style:drop-cap/>
      </style:paragraph-properties>
    </style:style>
    <style:style style:name="P438" style:family="paragraph" style:parent-style-name="Standard">
      <style:paragraph-properties fo:text-align="start" style:justify-single-word="false">
        <style:drop-cap/>
      </style:paragraph-properties>
    </style:style>
    <style:style style:name="P439" style:family="paragraph" style:parent-style-name="Standard">
      <style:paragraph-properties fo:text-align="start" style:justify-single-word="false">
        <style:drop-cap/>
      </style:paragraph-properties>
    </style:style>
    <style:style style:name="P440" style:family="paragraph" style:parent-style-name="Standard">
      <style:paragraph-properties fo:text-align="start" style:justify-single-word="false">
        <style:drop-cap/>
      </style:paragraph-properties>
    </style:style>
    <style:style style:name="P441" style:family="paragraph" style:parent-style-name="Standard">
      <style:paragraph-properties fo:text-align="start" style:justify-single-word="false">
        <style:drop-cap/>
      </style:paragraph-properties>
    </style:style>
    <style:style style:name="P442" style:family="paragraph" style:parent-style-name="Standard">
      <style:paragraph-properties fo:text-align="start" style:justify-single-word="false">
        <style:drop-cap/>
      </style:paragraph-properties>
    </style:style>
    <style:style style:name="P443" style:family="paragraph" style:parent-style-name="Standard">
      <style:paragraph-properties fo:text-align="start" style:justify-single-word="false">
        <style:drop-cap/>
      </style:paragraph-properties>
    </style:style>
    <style:style style:name="P444" style:family="paragraph" style:parent-style-name="Standard">
      <style:paragraph-properties fo:text-align="start" style:justify-single-word="false">
        <style:drop-cap/>
      </style:paragraph-properties>
    </style:style>
    <style:style style:name="P445" style:family="paragraph" style:parent-style-name="Standard">
      <style:paragraph-properties fo:text-align="start" style:justify-single-word="false">
        <style:drop-cap/>
      </style:paragraph-properties>
    </style:style>
    <style:style style:name="P446" style:family="paragraph" style:parent-style-name="Standard">
      <style:paragraph-properties fo:text-align="start" style:justify-single-word="false">
        <style:drop-cap/>
      </style:paragraph-properties>
    </style:style>
    <style:style style:name="P447" style:family="paragraph" style:parent-style-name="Standard">
      <style:paragraph-properties fo:text-align="start" style:justify-single-word="false">
        <style:drop-cap/>
      </style:paragraph-properties>
    </style:style>
    <style:style style:name="P448" style:family="paragraph" style:parent-style-name="Standard">
      <style:paragraph-properties fo:text-align="start" style:justify-single-word="false">
        <style:drop-cap/>
      </style:paragraph-properties>
    </style:style>
    <style:style style:name="P449" style:family="paragraph" style:parent-style-name="Standard">
      <style:paragraph-properties fo:text-align="start" style:justify-single-word="false">
        <style:drop-cap/>
      </style:paragraph-properties>
    </style:style>
    <style:style style:name="P450" style:family="paragraph" style:parent-style-name="Standard">
      <style:paragraph-properties fo:text-align="start" style:justify-single-word="false">
        <style:drop-cap/>
      </style:paragraph-properties>
    </style:style>
    <style:style style:name="P451" style:family="paragraph" style:parent-style-name="Standard">
      <style:paragraph-properties fo:text-align="start" style:justify-single-word="false">
        <style:drop-cap/>
      </style:paragraph-properties>
    </style:style>
    <style:style style:name="P452" style:family="paragraph" style:parent-style-name="Standard">
      <style:paragraph-properties fo:text-align="start" style:justify-single-word="false">
        <style:drop-cap/>
      </style:paragraph-properties>
    </style:style>
    <style:style style:name="P453" style:family="paragraph" style:parent-style-name="Standard">
      <style:paragraph-properties fo:text-align="start" style:justify-single-word="false">
        <style:drop-cap/>
      </style:paragraph-properties>
    </style:style>
    <style:style style:name="P454" style:family="paragraph" style:parent-style-name="Standard">
      <style:paragraph-properties fo:text-align="start" style:justify-single-word="false">
        <style:drop-cap/>
      </style:paragraph-properties>
    </style:style>
    <style:style style:name="P455" style:family="paragraph" style:parent-style-name="Standard">
      <style:paragraph-properties fo:text-align="start" style:justify-single-word="false">
        <style:drop-cap/>
      </style:paragraph-properties>
    </style:style>
    <style:style style:name="P456" style:family="paragraph" style:parent-style-name="Standard">
      <style:paragraph-properties fo:text-align="start" style:justify-single-word="false">
        <style:drop-cap/>
      </style:paragraph-properties>
    </style:style>
    <style:style style:name="P457" style:family="paragraph" style:parent-style-name="Standard">
      <style:paragraph-properties fo:text-align="start" style:justify-single-word="false">
        <style:drop-cap/>
      </style:paragraph-properties>
    </style:style>
    <style:style style:name="P458" style:family="paragraph" style:parent-style-name="Standard">
      <style:paragraph-properties fo:text-align="start" style:justify-single-word="false">
        <style:drop-cap/>
      </style:paragraph-properties>
    </style:style>
    <style:style style:name="P459" style:family="paragraph" style:parent-style-name="Standard">
      <style:paragraph-properties fo:text-align="start" style:justify-single-word="false">
        <style:drop-cap/>
      </style:paragraph-properties>
    </style:style>
    <style:style style:name="P460" style:family="paragraph" style:parent-style-name="Standard">
      <style:paragraph-properties fo:text-align="start" style:justify-single-word="false">
        <style:drop-cap/>
      </style:paragraph-properties>
    </style:style>
    <style:style style:name="P461" style:family="paragraph" style:parent-style-name="Standard">
      <style:paragraph-properties fo:text-align="start" style:justify-single-word="false">
        <style:drop-cap/>
      </style:paragraph-properties>
    </style:style>
    <style:style style:name="P462" style:family="paragraph" style:parent-style-name="Standard">
      <style:paragraph-properties fo:text-align="start" style:justify-single-word="false">
        <style:drop-cap/>
      </style:paragraph-properties>
    </style:style>
    <style:style style:name="P463" style:family="paragraph" style:parent-style-name="Standard">
      <style:paragraph-properties fo:text-align="start" style:justify-single-word="false">
        <style:drop-cap/>
      </style:paragraph-properties>
    </style:style>
    <style:style style:name="P464" style:family="paragraph" style:parent-style-name="Standard">
      <style:paragraph-properties fo:text-align="start" style:justify-single-word="false">
        <style:drop-cap/>
      </style:paragraph-properties>
    </style:style>
    <style:style style:name="P465" style:family="paragraph" style:parent-style-name="Standard">
      <style:paragraph-properties fo:text-align="start" style:justify-single-word="false">
        <style:drop-cap/>
      </style:paragraph-properties>
    </style:style>
    <style:style style:name="P466" style:family="paragraph" style:parent-style-name="Standard">
      <style:paragraph-properties fo:text-align="start" style:justify-single-word="false">
        <style:drop-cap/>
      </style:paragraph-properties>
    </style:style>
    <style:style style:name="P467" style:family="paragraph" style:parent-style-name="Standard">
      <style:paragraph-properties fo:text-align="start" style:justify-single-word="false">
        <style:drop-cap/>
      </style:paragraph-properties>
    </style:style>
    <style:style style:name="P468" style:family="paragraph" style:parent-style-name="Standard">
      <style:paragraph-properties fo:text-align="start" style:justify-single-word="false">
        <style:drop-cap/>
      </style:paragraph-properties>
    </style:style>
    <style:style style:name="P469" style:family="paragraph" style:parent-style-name="Standard">
      <style:paragraph-properties fo:text-align="start" style:justify-single-word="false">
        <style:drop-cap/>
      </style:paragraph-properties>
    </style:style>
    <style:style style:name="P470" style:family="paragraph" style:parent-style-name="Standard">
      <style:paragraph-properties fo:text-align="start" style:justify-single-word="false">
        <style:drop-cap/>
      </style:paragraph-properties>
    </style:style>
    <style:style style:name="P471" style:family="paragraph" style:parent-style-name="Standard">
      <style:paragraph-properties fo:text-align="start" style:justify-single-word="false">
        <style:drop-cap/>
      </style:paragraph-properties>
    </style:style>
    <style:style style:name="P472" style:family="paragraph" style:parent-style-name="Standard">
      <style:paragraph-properties fo:text-align="start" style:justify-single-word="false">
        <style:drop-cap/>
      </style:paragraph-properties>
    </style:style>
    <style:style style:name="P473" style:family="paragraph" style:parent-style-name="Standard">
      <style:paragraph-properties fo:text-align="start" style:justify-single-word="false">
        <style:drop-cap/>
      </style:paragraph-properties>
    </style:style>
    <style:style style:name="P474" style:family="paragraph" style:parent-style-name="Standard">
      <style:paragraph-properties fo:text-align="start" style:justify-single-word="false">
        <style:drop-cap/>
      </style:paragraph-properties>
    </style:style>
    <style:style style:name="P475" style:family="paragraph" style:parent-style-name="Standard">
      <style:paragraph-properties fo:text-align="start" style:justify-single-word="false">
        <style:drop-cap/>
      </style:paragraph-properties>
    </style:style>
    <style:style style:name="P476" style:family="paragraph" style:parent-style-name="Standard">
      <style:paragraph-properties fo:text-align="start" style:justify-single-word="false">
        <style:drop-cap/>
      </style:paragraph-properties>
    </style:style>
    <style:style style:name="P477" style:family="paragraph" style:parent-style-name="Standard">
      <style:paragraph-properties fo:text-align="start" style:justify-single-word="false">
        <style:drop-cap/>
      </style:paragraph-properties>
    </style:style>
    <style:style style:name="P478" style:family="paragraph" style:parent-style-name="Standard">
      <style:paragraph-properties fo:text-align="start" style:justify-single-word="false">
        <style:drop-cap/>
      </style:paragraph-properties>
    </style:style>
    <style:style style:name="P479" style:family="paragraph" style:parent-style-name="Standard">
      <style:paragraph-properties fo:text-align="start" style:justify-single-word="false">
        <style:drop-cap/>
      </style:paragraph-properties>
    </style:style>
    <style:style style:name="P480" style:family="paragraph" style:parent-style-name="Standard">
      <style:paragraph-properties fo:text-align="start" style:justify-single-word="false">
        <style:drop-cap/>
      </style:paragraph-properties>
    </style:style>
    <style:style style:name="P481" style:family="paragraph" style:parent-style-name="Standard">
      <style:paragraph-properties fo:text-align="start" style:justify-single-word="false">
        <style:drop-cap/>
      </style:paragraph-properties>
    </style:style>
    <style:style style:name="P482" style:family="paragraph" style:parent-style-name="Standard">
      <style:paragraph-properties fo:text-align="start" style:justify-single-word="false">
        <style:drop-cap/>
      </style:paragraph-properties>
    </style:style>
    <style:style style:name="P483" style:family="paragraph" style:parent-style-name="Standard">
      <style:paragraph-properties fo:text-align="start" style:justify-single-word="false">
        <style:drop-cap/>
      </style:paragraph-properties>
    </style:style>
    <style:style style:name="P484" style:family="paragraph" style:parent-style-name="Standard">
      <style:paragraph-properties fo:text-align="start" style:justify-single-word="false">
        <style:drop-cap/>
      </style:paragraph-properties>
    </style:style>
    <style:style style:name="P485" style:family="paragraph" style:parent-style-name="Standard">
      <style:paragraph-properties fo:text-align="start" style:justify-single-word="false">
        <style:drop-cap/>
      </style:paragraph-properties>
    </style:style>
    <style:style style:name="P486" style:family="paragraph" style:parent-style-name="Standard">
      <style:paragraph-properties fo:text-align="start" style:justify-single-word="false">
        <style:drop-cap/>
      </style:paragraph-properties>
    </style:style>
    <style:style style:name="P487" style:family="paragraph" style:parent-style-name="Standard">
      <style:paragraph-properties fo:text-align="start" style:justify-single-word="false">
        <style:drop-cap/>
      </style:paragraph-properties>
    </style:style>
    <style:style style:name="P488" style:family="paragraph" style:parent-style-name="Standard">
      <style:paragraph-properties fo:text-align="start" style:justify-single-word="false">
        <style:drop-cap/>
      </style:paragraph-properties>
    </style:style>
    <style:style style:name="P489" style:family="paragraph" style:parent-style-name="Standard">
      <style:paragraph-properties fo:text-align="start" style:justify-single-word="false">
        <style:drop-cap/>
      </style:paragraph-properties>
    </style:style>
    <style:style style:name="P490" style:family="paragraph" style:parent-style-name="Standard">
      <style:paragraph-properties fo:text-align="start" style:justify-single-word="false">
        <style:drop-cap/>
      </style:paragraph-properties>
    </style:style>
    <style:style style:name="P491" style:family="paragraph" style:parent-style-name="Standard">
      <style:paragraph-properties fo:text-align="start" style:justify-single-word="false">
        <style:drop-cap/>
      </style:paragraph-properties>
    </style:style>
    <style:style style:name="P492" style:family="paragraph" style:parent-style-name="Standard">
      <style:paragraph-properties fo:text-align="start" style:justify-single-word="false">
        <style:drop-cap/>
      </style:paragraph-properties>
    </style:style>
    <style:style style:name="P493" style:family="paragraph" style:parent-style-name="Standard">
      <style:paragraph-properties fo:text-align="start" style:justify-single-word="false">
        <style:drop-cap/>
      </style:paragraph-properties>
    </style:style>
    <style:style style:name="P494" style:family="paragraph" style:parent-style-name="Standard">
      <style:paragraph-properties fo:text-align="start" style:justify-single-word="false">
        <style:drop-cap/>
      </style:paragraph-properties>
    </style:style>
    <style:style style:name="P495" style:family="paragraph" style:parent-style-name="Standard">
      <style:paragraph-properties fo:text-align="start" style:justify-single-word="false">
        <style:drop-cap/>
      </style:paragraph-properties>
    </style:style>
    <style:style style:name="P496" style:family="paragraph" style:parent-style-name="Standard">
      <style:paragraph-properties fo:text-align="start" style:justify-single-word="false">
        <style:drop-cap/>
      </style:paragraph-properties>
    </style:style>
    <style:style style:name="P497" style:family="paragraph" style:parent-style-name="Standard">
      <style:paragraph-properties fo:text-align="start" style:justify-single-word="false">
        <style:drop-cap/>
      </style:paragraph-properties>
    </style:style>
    <style:style style:name="P498" style:family="paragraph" style:parent-style-name="Standard">
      <style:paragraph-properties fo:text-align="start" style:justify-single-word="false">
        <style:drop-cap/>
      </style:paragraph-properties>
    </style:style>
    <style:style style:name="P499" style:family="paragraph" style:parent-style-name="Standard">
      <style:paragraph-properties fo:text-align="start" style:justify-single-word="false">
        <style:drop-cap/>
      </style:paragraph-properties>
    </style:style>
    <style:style style:name="P500" style:family="paragraph" style:parent-style-name="Standard">
      <style:paragraph-properties fo:text-align="start" style:justify-single-word="false">
        <style:drop-cap/>
      </style:paragraph-properties>
    </style:style>
    <style:style style:name="P501" style:family="paragraph" style:parent-style-name="Standard">
      <style:paragraph-properties fo:text-align="start" style:justify-single-word="false">
        <style:drop-cap/>
      </style:paragraph-properties>
    </style:style>
    <style:style style:name="P502" style:family="paragraph" style:parent-style-name="Standard">
      <style:paragraph-properties fo:text-align="start" style:justify-single-word="false">
        <style:drop-cap/>
      </style:paragraph-properties>
    </style:style>
    <style:style style:name="P503" style:family="paragraph" style:parent-style-name="Standard">
      <style:paragraph-properties fo:text-align="start" style:justify-single-word="false">
        <style:drop-cap/>
      </style:paragraph-properties>
    </style:style>
    <style:style style:name="P504" style:family="paragraph" style:parent-style-name="Standard">
      <style:paragraph-properties fo:text-align="start" style:justify-single-word="false">
        <style:drop-cap/>
      </style:paragraph-properties>
    </style:style>
    <style:style style:name="P505" style:family="paragraph" style:parent-style-name="Standard">
      <style:paragraph-properties fo:text-align="start" style:justify-single-word="false">
        <style:drop-cap/>
      </style:paragraph-properties>
    </style:style>
    <style:style style:name="P506" style:family="paragraph" style:parent-style-name="Standard">
      <style:paragraph-properties fo:text-align="start" style:justify-single-word="false">
        <style:drop-cap/>
      </style:paragraph-properties>
    </style:style>
    <style:style style:name="P507" style:family="paragraph" style:parent-style-name="Standard">
      <style:paragraph-properties fo:text-align="start" style:justify-single-word="false">
        <style:drop-cap/>
      </style:paragraph-properties>
    </style:style>
    <style:style style:name="P508" style:family="paragraph" style:parent-style-name="Standard">
      <style:paragraph-properties fo:text-align="start" style:justify-single-word="false">
        <style:drop-cap/>
      </style:paragraph-properties>
    </style:style>
    <style:style style:name="P509" style:family="paragraph" style:parent-style-name="Standard">
      <style:paragraph-properties fo:text-align="start" style:justify-single-word="false">
        <style:drop-cap/>
      </style:paragraph-properties>
    </style:style>
    <style:style style:name="P510" style:family="paragraph" style:parent-style-name="Standard">
      <style:paragraph-properties fo:text-align="start" style:justify-single-word="false">
        <style:drop-cap/>
      </style:paragraph-properties>
    </style:style>
    <style:style style:name="P511" style:family="paragraph" style:parent-style-name="Standard">
      <style:paragraph-properties fo:text-align="start" style:justify-single-word="false">
        <style:drop-cap/>
      </style:paragraph-properties>
    </style:style>
    <style:style style:name="P512" style:family="paragraph" style:parent-style-name="Standard">
      <style:paragraph-properties fo:text-align="start" style:justify-single-word="false">
        <style:drop-cap/>
      </style:paragraph-properties>
    </style:style>
    <style:style style:name="P513" style:family="paragraph" style:parent-style-name="Standard">
      <style:paragraph-properties fo:text-align="start" style:justify-single-word="false">
        <style:drop-cap/>
      </style:paragraph-properties>
    </style:style>
    <style:style style:name="P514" style:family="paragraph" style:parent-style-name="Standard">
      <style:paragraph-properties fo:text-align="start" style:justify-single-word="false">
        <style:drop-cap/>
      </style:paragraph-properties>
    </style:style>
    <style:style style:name="P515" style:family="paragraph" style:parent-style-name="Standard">
      <style:paragraph-properties fo:text-align="start" style:justify-single-word="false">
        <style:drop-cap/>
      </style:paragraph-properties>
    </style:style>
    <style:style style:name="P516" style:family="paragraph" style:parent-style-name="Standard">
      <style:paragraph-properties fo:text-align="start" style:justify-single-word="false">
        <style:drop-cap/>
      </style:paragraph-properties>
    </style:style>
    <style:style style:name="P517" style:family="paragraph" style:parent-style-name="Standard">
      <style:paragraph-properties fo:text-align="start" style:justify-single-word="false">
        <style:drop-cap/>
      </style:paragraph-properties>
    </style:style>
    <style:style style:name="P518" style:family="paragraph" style:parent-style-name="Standard">
      <style:paragraph-properties fo:text-align="start" style:justify-single-word="false">
        <style:drop-cap/>
      </style:paragraph-properties>
    </style:style>
    <style:style style:name="P519" style:family="paragraph" style:parent-style-name="Standard">
      <style:paragraph-properties fo:text-align="start" style:justify-single-word="false">
        <style:drop-cap/>
      </style:paragraph-properties>
    </style:style>
    <style:style style:name="P520" style:family="paragraph" style:parent-style-name="Standard">
      <style:paragraph-properties fo:text-align="start" style:justify-single-word="false">
        <style:drop-cap/>
      </style:paragraph-properties>
    </style:style>
    <style:style style:name="P521" style:family="paragraph" style:parent-style-name="Standard">
      <style:paragraph-properties fo:text-align="start" style:justify-single-word="false">
        <style:drop-cap/>
      </style:paragraph-properties>
    </style:style>
    <style:style style:name="P522" style:family="paragraph" style:parent-style-name="Standard">
      <style:paragraph-properties fo:text-align="start" style:justify-single-word="false">
        <style:drop-cap/>
      </style:paragraph-properties>
    </style:style>
    <style:style style:name="P523" style:family="paragraph" style:parent-style-name="Standard">
      <style:paragraph-properties fo:text-align="start" style:justify-single-word="false">
        <style:drop-cap/>
      </style:paragraph-properties>
    </style:style>
    <style:style style:name="P524" style:family="paragraph" style:parent-style-name="Standard">
      <style:paragraph-properties fo:text-align="start" style:justify-single-word="false">
        <style:drop-cap/>
      </style:paragraph-properties>
    </style:style>
    <style:style style:name="P525" style:family="paragraph" style:parent-style-name="Standard">
      <style:paragraph-properties fo:text-align="start" style:justify-single-word="false">
        <style:drop-cap/>
      </style:paragraph-properties>
    </style:style>
    <style:style style:name="P526" style:family="paragraph" style:parent-style-name="Standard">
      <style:paragraph-properties fo:text-align="start" style:justify-single-word="false">
        <style:drop-cap/>
      </style:paragraph-properties>
    </style:style>
    <style:style style:name="P527" style:family="paragraph" style:parent-style-name="Standard">
      <style:paragraph-properties fo:text-align="start" style:justify-single-word="false">
        <style:drop-cap/>
      </style:paragraph-properties>
    </style:style>
    <style:style style:name="P528" style:family="paragraph" style:parent-style-name="Standard">
      <style:paragraph-properties fo:text-align="start" style:justify-single-word="false">
        <style:drop-cap/>
      </style:paragraph-properties>
    </style:style>
    <style:style style:name="P529" style:family="paragraph" style:parent-style-name="Standard">
      <style:paragraph-properties fo:text-align="start" style:justify-single-word="false">
        <style:drop-cap/>
      </style:paragraph-properties>
    </style:style>
    <style:style style:name="P530" style:family="paragraph" style:parent-style-name="Standard">
      <style:paragraph-properties fo:text-align="start" style:justify-single-word="false">
        <style:drop-cap/>
      </style:paragraph-properties>
    </style:style>
    <style:style style:name="P531" style:family="paragraph" style:parent-style-name="Standard">
      <style:paragraph-properties fo:text-align="start" style:justify-single-word="false">
        <style:drop-cap/>
      </style:paragraph-properties>
    </style:style>
    <style:style style:name="P532" style:family="paragraph" style:parent-style-name="Standard">
      <style:paragraph-properties fo:text-align="start" style:justify-single-word="false">
        <style:drop-cap/>
      </style:paragraph-properties>
    </style:style>
    <style:style style:name="P533" style:family="paragraph" style:parent-style-name="Standard">
      <style:paragraph-properties fo:text-align="start" style:justify-single-word="false">
        <style:drop-cap/>
      </style:paragraph-properties>
    </style:style>
    <style:style style:name="P534" style:family="paragraph" style:parent-style-name="Standard">
      <style:paragraph-properties fo:text-align="start" style:justify-single-word="false">
        <style:drop-cap/>
      </style:paragraph-properties>
    </style:style>
    <style:style style:name="P535" style:family="paragraph" style:parent-style-name="Standard">
      <style:paragraph-properties fo:text-align="start" style:justify-single-word="false">
        <style:drop-cap/>
      </style:paragraph-properties>
    </style:style>
    <style:style style:name="P536" style:family="paragraph" style:parent-style-name="Standard">
      <style:paragraph-properties fo:text-align="start" style:justify-single-word="false">
        <style:drop-cap/>
      </style:paragraph-properties>
    </style:style>
    <style:style style:name="P537" style:family="paragraph" style:parent-style-name="Standard">
      <style:paragraph-properties fo:text-align="start" style:justify-single-word="false">
        <style:drop-cap/>
      </style:paragraph-properties>
    </style:style>
    <style:style style:name="P538" style:family="paragraph" style:parent-style-name="Standard">
      <style:paragraph-properties fo:text-align="start" style:justify-single-word="false">
        <style:drop-cap/>
      </style:paragraph-properties>
    </style:style>
    <style:style style:name="P539" style:family="paragraph" style:parent-style-name="Standard">
      <style:paragraph-properties fo:text-align="start" style:justify-single-word="false">
        <style:drop-cap/>
      </style:paragraph-properties>
    </style:style>
    <style:style style:name="P540" style:family="paragraph" style:parent-style-name="Standard">
      <style:paragraph-properties fo:text-align="start" style:justify-single-word="false">
        <style:drop-cap/>
      </style:paragraph-properties>
    </style:style>
    <style:style style:name="P541" style:family="paragraph" style:parent-style-name="Standard">
      <style:paragraph-properties fo:text-align="start" style:justify-single-word="false">
        <style:drop-cap/>
      </style:paragraph-properties>
    </style:style>
    <style:style style:name="P542" style:family="paragraph" style:parent-style-name="Standard">
      <style:paragraph-properties fo:text-align="start" style:justify-single-word="false">
        <style:drop-cap/>
      </style:paragraph-properties>
    </style:style>
    <style:style style:name="P543" style:family="paragraph" style:parent-style-name="Standard">
      <style:paragraph-properties fo:text-align="start" style:justify-single-word="false">
        <style:drop-cap/>
      </style:paragraph-properties>
    </style:style>
    <style:style style:name="P544" style:family="paragraph" style:parent-style-name="Standard">
      <style:paragraph-properties fo:text-align="start" style:justify-single-word="false">
        <style:drop-cap/>
      </style:paragraph-properties>
    </style:style>
    <style:style style:name="P545" style:family="paragraph" style:parent-style-name="Standard">
      <style:paragraph-properties fo:text-align="start" style:justify-single-word="false">
        <style:drop-cap/>
      </style:paragraph-properties>
    </style:style>
    <style:style style:name="P546" style:family="paragraph" style:parent-style-name="Standard">
      <style:paragraph-properties fo:text-align="start" style:justify-single-word="false">
        <style:drop-cap/>
      </style:paragraph-properties>
    </style:style>
    <style:style style:name="P547" style:family="paragraph" style:parent-style-name="Standard">
      <style:paragraph-properties fo:text-align="start" style:justify-single-word="false">
        <style:drop-cap/>
      </style:paragraph-properties>
    </style:style>
    <style:style style:name="P548" style:family="paragraph" style:parent-style-name="Standard">
      <style:paragraph-properties fo:text-align="start" style:justify-single-word="false">
        <style:drop-cap/>
      </style:paragraph-properties>
    </style:style>
    <style:style style:name="P549" style:family="paragraph" style:parent-style-name="Standard">
      <style:paragraph-properties fo:text-align="start" style:justify-single-word="false">
        <style:drop-cap/>
      </style:paragraph-properties>
    </style:style>
    <style:style style:name="P550" style:family="paragraph" style:parent-style-name="Standard">
      <style:paragraph-properties fo:text-align="start" style:justify-single-word="false">
        <style:drop-cap/>
      </style:paragraph-properties>
    </style:style>
    <style:style style:name="P551" style:family="paragraph" style:parent-style-name="Standard">
      <style:paragraph-properties fo:text-align="start" style:justify-single-word="false">
        <style:drop-cap/>
      </style:paragraph-properties>
    </style:style>
    <style:style style:name="P552" style:family="paragraph" style:parent-style-name="Standard">
      <style:paragraph-properties fo:text-align="start" style:justify-single-word="false">
        <style:drop-cap/>
      </style:paragraph-properties>
    </style:style>
    <style:style style:name="P553" style:family="paragraph" style:parent-style-name="Standard">
      <style:paragraph-properties fo:text-align="start" style:justify-single-word="false">
        <style:drop-cap/>
      </style:paragraph-properties>
    </style:style>
    <style:style style:name="P554" style:family="paragraph" style:parent-style-name="Standard">
      <style:paragraph-properties fo:text-align="start" style:justify-single-word="false">
        <style:drop-cap/>
      </style:paragraph-properties>
    </style:style>
    <style:style style:name="P555" style:family="paragraph" style:parent-style-name="Standard">
      <style:paragraph-properties fo:text-align="start" style:justify-single-word="false">
        <style:drop-cap/>
      </style:paragraph-properties>
    </style:style>
    <style:style style:name="P556" style:family="paragraph" style:parent-style-name="Standard">
      <style:paragraph-properties fo:text-align="start" style:justify-single-word="false">
        <style:drop-cap/>
      </style:paragraph-properties>
    </style:style>
    <style:style style:name="P557" style:family="paragraph" style:parent-style-name="Standard">
      <style:paragraph-properties fo:text-align="start" style:justify-single-word="false">
        <style:drop-cap/>
      </style:paragraph-properties>
    </style:style>
    <style:style style:name="P558" style:family="paragraph" style:parent-style-name="Standard">
      <style:paragraph-properties fo:text-align="start" style:justify-single-word="false">
        <style:drop-cap/>
      </style:paragraph-properties>
    </style:style>
    <style:style style:name="P559" style:family="paragraph" style:parent-style-name="Standard">
      <style:paragraph-properties fo:text-align="start" style:justify-single-word="false">
        <style:drop-cap/>
      </style:paragraph-properties>
    </style:style>
    <style:style style:name="P560" style:family="paragraph" style:parent-style-name="Standard">
      <style:paragraph-properties fo:text-align="start" style:justify-single-word="false">
        <style:drop-cap/>
      </style:paragraph-properties>
    </style:style>
    <style:style style:name="P561" style:family="paragraph" style:parent-style-name="Standard">
      <style:paragraph-properties fo:text-align="start" style:justify-single-word="false">
        <style:drop-cap/>
      </style:paragraph-properties>
    </style:style>
    <style:style style:name="P562" style:family="paragraph" style:parent-style-name="Standard">
      <style:paragraph-properties fo:text-align="start" style:justify-single-word="false">
        <style:drop-cap/>
      </style:paragraph-properties>
    </style:style>
    <style:style style:name="P563" style:family="paragraph" style:parent-style-name="Standard">
      <style:paragraph-properties fo:text-align="start" style:justify-single-word="false">
        <style:drop-cap/>
      </style:paragraph-properties>
    </style:style>
    <style:style style:name="P564" style:family="paragraph" style:parent-style-name="Standard">
      <style:paragraph-properties fo:text-align="start" style:justify-single-word="false">
        <style:drop-cap/>
      </style:paragraph-properties>
    </style:style>
    <style:style style:name="P565" style:family="paragraph" style:parent-style-name="Standard">
      <style:paragraph-properties fo:text-align="start" style:justify-single-word="false">
        <style:drop-cap/>
      </style:paragraph-properties>
    </style:style>
    <style:style style:name="P566" style:family="paragraph" style:parent-style-name="Standard">
      <style:paragraph-properties fo:text-align="start" style:justify-single-word="false">
        <style:drop-cap/>
      </style:paragraph-properties>
    </style:style>
    <style:style style:name="P567" style:family="paragraph" style:parent-style-name="Standard">
      <style:paragraph-properties fo:text-align="start" style:justify-single-word="false">
        <style:drop-cap/>
      </style:paragraph-properties>
    </style:style>
    <style:style style:name="P568" style:family="paragraph" style:parent-style-name="Standard">
      <style:paragraph-properties fo:text-align="start" style:justify-single-word="false">
        <style:drop-cap/>
      </style:paragraph-properties>
    </style:style>
    <style:style style:name="P569" style:family="paragraph" style:parent-style-name="Standard">
      <style:paragraph-properties fo:text-align="start" style:justify-single-word="false">
        <style:drop-cap/>
      </style:paragraph-properties>
    </style:style>
    <style:style style:name="P570" style:family="paragraph" style:parent-style-name="Standard">
      <style:paragraph-properties fo:text-align="start" style:justify-single-word="false">
        <style:drop-cap/>
      </style:paragraph-properties>
    </style:style>
    <style:style style:name="P571" style:family="paragraph" style:parent-style-name="Standard">
      <style:paragraph-properties fo:text-align="start" style:justify-single-word="false">
        <style:drop-cap/>
      </style:paragraph-properties>
    </style:style>
    <style:style style:name="P572" style:family="paragraph" style:parent-style-name="Standard">
      <style:paragraph-properties fo:text-align="start" style:justify-single-word="false">
        <style:drop-cap/>
      </style:paragraph-properties>
    </style:style>
    <style:style style:name="P573" style:family="paragraph" style:parent-style-name="Standard">
      <style:paragraph-properties fo:text-align="start" style:justify-single-word="false">
        <style:drop-cap/>
      </style:paragraph-properties>
    </style:style>
    <style:style style:name="P574" style:family="paragraph" style:parent-style-name="Standard">
      <style:paragraph-properties fo:text-align="start" style:justify-single-word="false">
        <style:drop-cap/>
      </style:paragraph-properties>
    </style:style>
    <style:style style:name="P575" style:family="paragraph" style:parent-style-name="Standard">
      <style:paragraph-properties fo:text-align="start" style:justify-single-word="false">
        <style:drop-cap/>
      </style:paragraph-properties>
    </style:style>
    <style:style style:name="P576" style:family="paragraph" style:parent-style-name="Standard">
      <style:paragraph-properties fo:text-align="start" style:justify-single-word="false">
        <style:drop-cap/>
      </style:paragraph-properties>
    </style:style>
    <style:style style:name="P577" style:family="paragraph" style:parent-style-name="Standard">
      <style:paragraph-properties fo:text-align="start" style:justify-single-word="false">
        <style:drop-cap/>
      </style:paragraph-properties>
    </style:style>
    <style:style style:name="P578" style:family="paragraph" style:parent-style-name="Standard">
      <style:paragraph-properties fo:text-align="start" style:justify-single-word="false">
        <style:drop-cap/>
      </style:paragraph-properties>
    </style:style>
    <style:style style:name="P579" style:family="paragraph" style:parent-style-name="Standard">
      <style:paragraph-properties fo:text-align="start" style:justify-single-word="false">
        <style:drop-cap/>
      </style:paragraph-properties>
    </style:style>
    <style:style style:name="P580" style:family="paragraph" style:parent-style-name="Standard">
      <style:paragraph-properties fo:text-align="start" style:justify-single-word="false">
        <style:drop-cap/>
      </style:paragraph-properties>
    </style:style>
    <style:style style:name="P581" style:family="paragraph" style:parent-style-name="Standard">
      <style:paragraph-properties fo:text-align="start" style:justify-single-word="false">
        <style:drop-cap/>
      </style:paragraph-properties>
    </style:style>
    <style:style style:name="P582" style:family="paragraph" style:parent-style-name="Standard">
      <style:paragraph-properties fo:text-align="start" style:justify-single-word="false">
        <style:drop-cap/>
      </style:paragraph-properties>
    </style:style>
    <style:style style:name="P583" style:family="paragraph" style:parent-style-name="Standard">
      <style:paragraph-properties fo:text-align="start" style:justify-single-word="false">
        <style:drop-cap/>
      </style:paragraph-properties>
    </style:style>
    <style:style style:name="P584" style:family="paragraph" style:parent-style-name="Standard">
      <style:paragraph-properties fo:text-align="start" style:justify-single-word="false">
        <style:drop-cap/>
      </style:paragraph-properties>
    </style:style>
    <style:style style:name="P585" style:family="paragraph" style:parent-style-name="Standard">
      <style:paragraph-properties fo:text-align="start" style:justify-single-word="false">
        <style:drop-cap/>
      </style:paragraph-properties>
    </style:style>
    <style:style style:name="P586" style:family="paragraph" style:parent-style-name="Standard">
      <style:paragraph-properties fo:text-align="start" style:justify-single-word="false">
        <style:drop-cap/>
      </style:paragraph-properties>
    </style:style>
    <style:style style:name="P587" style:family="paragraph" style:parent-style-name="Standard">
      <style:paragraph-properties fo:text-align="start" style:justify-single-word="false">
        <style:drop-cap/>
      </style:paragraph-properties>
    </style:style>
    <style:style style:name="P588" style:family="paragraph" style:parent-style-name="Standard">
      <style:paragraph-properties fo:text-align="start" style:justify-single-word="false">
        <style:drop-cap/>
      </style:paragraph-properties>
    </style:style>
    <style:style style:name="P589" style:family="paragraph" style:parent-style-name="Standard">
      <style:paragraph-properties fo:text-align="start" style:justify-single-word="false">
        <style:drop-cap/>
      </style:paragraph-properties>
    </style:style>
    <style:style style:name="P590" style:family="paragraph" style:parent-style-name="Standard">
      <style:paragraph-properties fo:text-align="start" style:justify-single-word="false">
        <style:drop-cap/>
      </style:paragraph-properties>
    </style:style>
    <style:style style:name="P591" style:family="paragraph" style:parent-style-name="Standard">
      <style:paragraph-properties fo:text-align="start" style:justify-single-word="false">
        <style:drop-cap/>
      </style:paragraph-properties>
    </style:style>
    <style:style style:name="P592" style:family="paragraph" style:parent-style-name="Standard">
      <style:paragraph-properties fo:text-align="start" style:justify-single-word="false">
        <style:drop-cap/>
      </style:paragraph-properties>
    </style:style>
    <style:style style:name="P593" style:family="paragraph" style:parent-style-name="Standard">
      <style:paragraph-properties fo:text-align="start" style:justify-single-word="false">
        <style:drop-cap/>
      </style:paragraph-properties>
    </style:style>
    <style:style style:name="P594" style:family="paragraph" style:parent-style-name="Standard">
      <style:paragraph-properties fo:text-align="start" style:justify-single-word="false">
        <style:drop-cap/>
      </style:paragraph-properties>
    </style:style>
    <style:style style:name="P595" style:family="paragraph" style:parent-style-name="Standard">
      <style:paragraph-properties fo:text-align="start" style:justify-single-word="false">
        <style:drop-cap/>
      </style:paragraph-properties>
    </style:style>
    <style:style style:name="P596" style:family="paragraph" style:parent-style-name="Standard">
      <style:paragraph-properties fo:text-align="start" style:justify-single-word="false">
        <style:drop-cap/>
      </style:paragraph-properties>
    </style:style>
    <style:style style:name="P597" style:family="paragraph" style:parent-style-name="Standard">
      <style:paragraph-properties fo:text-align="start" style:justify-single-word="false">
        <style:drop-cap/>
      </style:paragraph-properties>
    </style:style>
    <style:style style:name="P598" style:family="paragraph" style:parent-style-name="Standard">
      <style:paragraph-properties fo:text-align="start" style:justify-single-word="false">
        <style:drop-cap/>
      </style:paragraph-properties>
    </style:style>
    <style:style style:name="P599" style:family="paragraph" style:parent-style-name="Standard">
      <style:paragraph-properties fo:text-align="start" style:justify-single-word="false">
        <style:drop-cap/>
      </style:paragraph-properties>
    </style:style>
    <style:style style:name="P600" style:family="paragraph" style:parent-style-name="Standard">
      <style:paragraph-properties fo:text-align="start" style:justify-single-word="false">
        <style:drop-cap/>
      </style:paragraph-properties>
    </style:style>
    <style:style style:name="P601" style:family="paragraph" style:parent-style-name="Standard">
      <style:paragraph-properties fo:text-align="start" style:justify-single-word="false">
        <style:drop-cap/>
      </style:paragraph-properties>
    </style:style>
    <style:style style:name="P602" style:family="paragraph" style:parent-style-name="Standard">
      <style:paragraph-properties fo:text-align="start" style:justify-single-word="false">
        <style:drop-cap/>
      </style:paragraph-properties>
    </style:style>
    <style:style style:name="P603" style:family="paragraph" style:parent-style-name="Standard">
      <style:paragraph-properties fo:text-align="start" style:justify-single-word="false">
        <style:drop-cap/>
      </style:paragraph-properties>
    </style:style>
    <style:style style:name="P604" style:family="paragraph" style:parent-style-name="Standard">
      <style:paragraph-properties fo:text-align="start" style:justify-single-word="false">
        <style:drop-cap/>
      </style:paragraph-properties>
    </style:style>
    <style:style style:name="P605" style:family="paragraph" style:parent-style-name="Standard">
      <style:paragraph-properties fo:text-align="start" style:justify-single-word="false">
        <style:drop-cap/>
      </style:paragraph-properties>
    </style:style>
    <style:style style:name="P606" style:family="paragraph" style:parent-style-name="Standard">
      <style:paragraph-properties fo:text-align="start" style:justify-single-word="false">
        <style:drop-cap/>
      </style:paragraph-properties>
    </style:style>
    <style:style style:name="P607" style:family="paragraph" style:parent-style-name="Standard">
      <style:paragraph-properties fo:text-align="start" style:justify-single-word="false">
        <style:drop-cap/>
      </style:paragraph-properties>
    </style:style>
    <style:style style:name="P608" style:family="paragraph" style:parent-style-name="Standard">
      <style:paragraph-properties fo:text-align="start" style:justify-single-word="false">
        <style:drop-cap/>
      </style:paragraph-properties>
    </style:style>
    <style:style style:name="P609" style:family="paragraph" style:parent-style-name="Standard">
      <style:paragraph-properties fo:text-align="start" style:justify-single-word="false">
        <style:drop-cap/>
      </style:paragraph-properties>
    </style:style>
    <style:style style:name="P610" style:family="paragraph" style:parent-style-name="Standard">
      <style:paragraph-properties fo:text-align="start" style:justify-single-word="false">
        <style:drop-cap/>
      </style:paragraph-properties>
    </style:style>
    <style:style style:name="P611" style:family="paragraph" style:parent-style-name="Standard">
      <style:paragraph-properties fo:text-align="start" style:justify-single-word="false">
        <style:drop-cap/>
      </style:paragraph-properties>
    </style:style>
    <style:style style:name="P612" style:family="paragraph" style:parent-style-name="Standard">
      <style:paragraph-properties fo:text-align="start" style:justify-single-word="false">
        <style:drop-cap/>
      </style:paragraph-properties>
    </style:style>
    <style:style style:name="P613" style:family="paragraph" style:parent-style-name="Standard">
      <style:paragraph-properties fo:text-align="start" style:justify-single-word="false">
        <style:drop-cap/>
      </style:paragraph-properties>
    </style:style>
    <style:style style:name="P614" style:family="paragraph" style:parent-style-name="Standard">
      <style:paragraph-properties fo:text-align="start" style:justify-single-word="false">
        <style:drop-cap/>
      </style:paragraph-properties>
    </style:style>
    <style:style style:name="P615" style:family="paragraph" style:parent-style-name="Standard">
      <style:paragraph-properties fo:text-align="start" style:justify-single-word="false">
        <style:drop-cap/>
      </style:paragraph-properties>
    </style:style>
    <style:style style:name="P616" style:family="paragraph" style:parent-style-name="Standard">
      <style:paragraph-properties fo:text-align="start" style:justify-single-word="false">
        <style:drop-cap/>
      </style:paragraph-properties>
    </style:style>
    <style:style style:name="P617" style:family="paragraph" style:parent-style-name="Standard">
      <style:paragraph-properties fo:text-align="start" style:justify-single-word="false">
        <style:drop-cap/>
      </style:paragraph-properties>
    </style:style>
    <style:style style:name="P618" style:family="paragraph" style:parent-style-name="Standard">
      <style:paragraph-properties fo:text-align="start" style:justify-single-word="false">
        <style:drop-cap/>
      </style:paragraph-properties>
    </style:style>
    <style:style style:name="P619" style:family="paragraph" style:parent-style-name="Standard">
      <style:paragraph-properties fo:text-align="start" style:justify-single-word="false">
        <style:drop-cap/>
      </style:paragraph-properties>
    </style:style>
    <style:style style:name="P620" style:family="paragraph" style:parent-style-name="Standard">
      <style:paragraph-properties fo:text-align="start" style:justify-single-word="false">
        <style:drop-cap/>
      </style:paragraph-properties>
    </style:style>
    <style:style style:name="P621" style:family="paragraph" style:parent-style-name="Standard">
      <style:paragraph-properties fo:text-align="start" style:justify-single-word="false">
        <style:drop-cap/>
      </style:paragraph-properties>
    </style:style>
    <style:style style:name="P622" style:family="paragraph" style:parent-style-name="Standard">
      <style:paragraph-properties fo:text-align="start" style:justify-single-word="false">
        <style:drop-cap/>
      </style:paragraph-properties>
    </style:style>
    <style:style style:name="P623" style:family="paragraph" style:parent-style-name="Standard">
      <style:paragraph-properties fo:text-align="start" style:justify-single-word="false">
        <style:drop-cap/>
      </style:paragraph-properties>
    </style:style>
    <style:style style:name="P624" style:family="paragraph" style:parent-style-name="Standard">
      <style:paragraph-properties fo:text-align="start" style:justify-single-word="false">
        <style:drop-cap/>
      </style:paragraph-properties>
    </style:style>
    <style:style style:name="P625" style:family="paragraph" style:parent-style-name="Standard">
      <style:paragraph-properties fo:text-align="start" style:justify-single-word="false">
        <style:drop-cap/>
      </style:paragraph-properties>
    </style:style>
    <style:style style:name="P626" style:family="paragraph" style:parent-style-name="Standard">
      <style:paragraph-properties fo:text-align="start" style:justify-single-word="false">
        <style:drop-cap/>
      </style:paragraph-properties>
    </style:style>
    <style:style style:name="P627" style:family="paragraph" style:parent-style-name="Standard">
      <style:paragraph-properties fo:text-align="start" style:justify-single-word="false">
        <style:drop-cap/>
      </style:paragraph-properties>
    </style:style>
    <style:style style:name="P628" style:family="paragraph" style:parent-style-name="Standard">
      <style:paragraph-properties fo:text-align="start" style:justify-single-word="false">
        <style:drop-cap/>
      </style:paragraph-properties>
    </style:style>
    <style:style style:name="P629" style:family="paragraph" style:parent-style-name="Standard">
      <style:paragraph-properties fo:text-align="start" style:justify-single-word="false">
        <style:drop-cap/>
      </style:paragraph-properties>
    </style:style>
    <style:style style:name="P630" style:family="paragraph" style:parent-style-name="Standard">
      <style:paragraph-properties fo:text-align="start" style:justify-single-word="false">
        <style:drop-cap/>
      </style:paragraph-properties>
    </style:style>
    <style:style style:name="P631" style:family="paragraph" style:parent-style-name="Standard">
      <style:paragraph-properties fo:text-align="start" style:justify-single-word="false">
        <style:drop-cap/>
      </style:paragraph-properties>
    </style:style>
    <style:style style:name="P632" style:family="paragraph" style:parent-style-name="Standard">
      <style:paragraph-properties fo:text-align="start" style:justify-single-word="false">
        <style:drop-cap/>
      </style:paragraph-properties>
    </style:style>
    <style:style style:name="P633" style:family="paragraph" style:parent-style-name="Standard">
      <style:paragraph-properties fo:text-align="start" style:justify-single-word="false">
        <style:drop-cap/>
      </style:paragraph-properties>
    </style:style>
    <style:style style:name="P634" style:family="paragraph" style:parent-style-name="Standard">
      <style:paragraph-properties fo:text-align="start" style:justify-single-word="false">
        <style:drop-cap/>
      </style:paragraph-properties>
    </style:style>
    <style:style style:name="P635" style:family="paragraph" style:parent-style-name="Standard">
      <style:paragraph-properties fo:text-align="start" style:justify-single-word="false">
        <style:drop-cap/>
      </style:paragraph-properties>
    </style:style>
    <style:style style:name="P636" style:family="paragraph" style:parent-style-name="Standard">
      <style:paragraph-properties fo:text-align="start" style:justify-single-word="false">
        <style:drop-cap/>
      </style:paragraph-properties>
    </style:style>
    <style:style style:name="P637" style:family="paragraph" style:parent-style-name="Standard">
      <style:paragraph-properties fo:text-align="start" style:justify-single-word="false">
        <style:drop-cap/>
      </style:paragraph-properties>
    </style:style>
    <style:style style:name="P638" style:family="paragraph" style:parent-style-name="Standard">
      <style:paragraph-properties fo:text-align="start" style:justify-single-word="false">
        <style:drop-cap/>
      </style:paragraph-properties>
    </style:style>
    <style:style style:name="P639" style:family="paragraph" style:parent-style-name="Standard">
      <style:paragraph-properties fo:text-align="start" style:justify-single-word="false">
        <style:drop-cap/>
      </style:paragraph-properties>
    </style:style>
    <style:style style:name="P640" style:family="paragraph" style:parent-style-name="Standard">
      <style:paragraph-properties fo:text-align="start" style:justify-single-word="false">
        <style:drop-cap/>
      </style:paragraph-properties>
    </style:style>
    <style:style style:name="P641" style:family="paragraph" style:parent-style-name="Standard">
      <style:paragraph-properties fo:text-align="start" style:justify-single-word="false">
        <style:drop-cap/>
      </style:paragraph-properties>
    </style:style>
    <style:style style:name="P642" style:family="paragraph" style:parent-style-name="Standard">
      <style:paragraph-properties fo:text-align="start" style:justify-single-word="false">
        <style:drop-cap/>
      </style:paragraph-properties>
    </style:style>
    <style:style style:name="P643" style:family="paragraph" style:parent-style-name="Standard">
      <style:paragraph-properties fo:text-align="start" style:justify-single-word="false">
        <style:drop-cap/>
      </style:paragraph-properties>
    </style:style>
    <style:style style:name="P644" style:family="paragraph" style:parent-style-name="Standard">
      <style:paragraph-properties fo:text-align="start" style:justify-single-word="false">
        <style:drop-cap/>
      </style:paragraph-properties>
    </style:style>
    <style:style style:name="P645" style:family="paragraph" style:parent-style-name="Standard">
      <style:paragraph-properties fo:text-align="start" style:justify-single-word="false">
        <style:drop-cap/>
      </style:paragraph-properties>
    </style:style>
    <style:style style:name="P646" style:family="paragraph" style:parent-style-name="Standard">
      <style:paragraph-properties fo:text-align="start" style:justify-single-word="false">
        <style:drop-cap/>
      </style:paragraph-properties>
    </style:style>
    <style:style style:name="P647" style:family="paragraph" style:parent-style-name="Standard">
      <style:paragraph-properties fo:text-align="start" style:justify-single-word="false">
        <style:drop-cap/>
      </style:paragraph-properties>
    </style:style>
    <style:style style:name="P648" style:family="paragraph" style:parent-style-name="Standard">
      <style:paragraph-properties fo:text-align="start" style:justify-single-word="false">
        <style:drop-cap/>
      </style:paragraph-properties>
    </style:style>
    <style:style style:name="P649" style:family="paragraph" style:parent-style-name="Standard">
      <style:paragraph-properties fo:text-align="start" style:justify-single-word="false">
        <style:drop-cap/>
      </style:paragraph-properties>
    </style:style>
    <style:style style:name="P650" style:family="paragraph" style:parent-style-name="Standard">
      <style:paragraph-properties fo:text-align="start" style:justify-single-word="false">
        <style:drop-cap/>
      </style:paragraph-properties>
    </style:style>
    <style:style style:name="P651" style:family="paragraph" style:parent-style-name="Standard">
      <style:paragraph-properties fo:text-align="start" style:justify-single-word="false">
        <style:drop-cap/>
      </style:paragraph-properties>
    </style:style>
    <style:style style:name="P652" style:family="paragraph" style:parent-style-name="Standard">
      <style:paragraph-properties fo:text-align="start" style:justify-single-word="false">
        <style:drop-cap/>
      </style:paragraph-properties>
    </style:style>
    <style:style style:name="P653" style:family="paragraph" style:parent-style-name="Standard">
      <style:paragraph-properties fo:text-align="start" style:justify-single-word="false">
        <style:drop-cap/>
      </style:paragraph-properties>
    </style:style>
    <style:style style:name="P654" style:family="paragraph" style:parent-style-name="Standard">
      <style:paragraph-properties fo:text-align="start" style:justify-single-word="false">
        <style:drop-cap/>
      </style:paragraph-properties>
    </style:style>
    <style:style style:name="P655" style:family="paragraph" style:parent-style-name="Standard">
      <style:paragraph-properties fo:text-align="start" style:justify-single-word="false">
        <style:drop-cap/>
      </style:paragraph-properties>
    </style:style>
    <style:style style:name="P656" style:family="paragraph" style:parent-style-name="Standard">
      <style:paragraph-properties fo:text-align="start" style:justify-single-word="false">
        <style:drop-cap/>
      </style:paragraph-properties>
    </style:style>
    <style:style style:name="P657" style:family="paragraph" style:parent-style-name="Standard">
      <style:paragraph-properties fo:text-align="start" style:justify-single-word="false">
        <style:drop-cap/>
      </style:paragraph-properties>
    </style:style>
    <style:style style:name="P658" style:family="paragraph" style:parent-style-name="Standard">
      <style:paragraph-properties fo:text-align="start" style:justify-single-word="false">
        <style:drop-cap/>
      </style:paragraph-properties>
    </style:style>
    <style:style style:name="P659" style:family="paragraph" style:parent-style-name="Standard">
      <style:paragraph-properties fo:text-align="start" style:justify-single-word="false">
        <style:drop-cap/>
      </style:paragraph-properties>
    </style:style>
    <style:style style:name="P660" style:family="paragraph" style:parent-style-name="Standard">
      <style:paragraph-properties fo:text-align="start" style:justify-single-word="false">
        <style:drop-cap/>
      </style:paragraph-properties>
    </style:style>
    <style:style style:name="P661" style:family="paragraph" style:parent-style-name="Standard">
      <style:paragraph-properties fo:text-align="start" style:justify-single-word="false">
        <style:drop-cap/>
      </style:paragraph-properties>
    </style:style>
    <style:style style:name="P662" style:family="paragraph" style:parent-style-name="Standard">
      <style:paragraph-properties fo:text-align="start" style:justify-single-word="false">
        <style:drop-cap/>
      </style:paragraph-properties>
    </style:style>
    <style:style style:name="P663" style:family="paragraph" style:parent-style-name="Standard">
      <style:paragraph-properties fo:text-align="start" style:justify-single-word="false">
        <style:drop-cap/>
      </style:paragraph-properties>
    </style:style>
    <style:style style:name="P664" style:family="paragraph" style:parent-style-name="Standard">
      <style:paragraph-properties fo:text-align="start" style:justify-single-word="false">
        <style:drop-cap/>
      </style:paragraph-properties>
    </style:style>
    <style:style style:name="P665" style:family="paragraph" style:parent-style-name="Standard">
      <style:paragraph-properties fo:text-align="start" style:justify-single-word="false">
        <style:drop-cap/>
      </style:paragraph-properties>
    </style:style>
    <style:style style:name="P666" style:family="paragraph" style:parent-style-name="Standard">
      <style:paragraph-properties fo:text-align="start" style:justify-single-word="false">
        <style:drop-cap/>
      </style:paragraph-properties>
    </style:style>
    <style:style style:name="P667" style:family="paragraph" style:parent-style-name="Standard">
      <style:paragraph-properties fo:text-align="start" style:justify-single-word="false">
        <style:drop-cap/>
      </style:paragraph-properties>
    </style:style>
    <style:style style:name="P668" style:family="paragraph" style:parent-style-name="Standard">
      <style:paragraph-properties fo:text-align="start" style:justify-single-word="false">
        <style:drop-cap/>
      </style:paragraph-properties>
    </style:style>
    <style:style style:name="P669" style:family="paragraph" style:parent-style-name="Standard">
      <style:paragraph-properties fo:text-align="start" style:justify-single-word="false">
        <style:drop-cap/>
      </style:paragraph-properties>
    </style:style>
    <style:style style:name="P670" style:family="paragraph" style:parent-style-name="Standard">
      <style:paragraph-properties fo:text-align="start" style:justify-single-word="false">
        <style:drop-cap/>
      </style:paragraph-properties>
    </style:style>
    <style:style style:name="P671" style:family="paragraph" style:parent-style-name="Standard">
      <style:paragraph-properties fo:text-align="start" style:justify-single-word="false">
        <style:drop-cap/>
      </style:paragraph-properties>
    </style:style>
    <style:style style:name="P672" style:family="paragraph" style:parent-style-name="Standard">
      <style:paragraph-properties fo:text-align="start" style:justify-single-word="false">
        <style:drop-cap/>
      </style:paragraph-properties>
    </style:style>
    <style:style style:name="P673" style:family="paragraph" style:parent-style-name="Standard">
      <style:paragraph-properties fo:text-align="start" style:justify-single-word="false">
        <style:drop-cap/>
      </style:paragraph-properties>
    </style:style>
    <style:style style:name="P674" style:family="paragraph" style:parent-style-name="Standard">
      <style:paragraph-properties fo:text-align="start" style:justify-single-word="false">
        <style:drop-cap/>
      </style:paragraph-properties>
    </style:style>
    <style:style style:name="P675" style:family="paragraph" style:parent-style-name="Standard">
      <style:paragraph-properties fo:text-align="start" style:justify-single-word="false">
        <style:drop-cap/>
      </style:paragraph-properties>
    </style:style>
    <style:style style:name="P676" style:family="paragraph" style:parent-style-name="Standard">
      <style:paragraph-properties fo:text-align="start" style:justify-single-word="false">
        <style:drop-cap/>
      </style:paragraph-properties>
    </style:style>
    <style:style style:name="P677" style:family="paragraph" style:parent-style-name="Standard">
      <style:paragraph-properties fo:text-align="start" style:justify-single-word="false">
        <style:drop-cap/>
      </style:paragraph-properties>
    </style:style>
    <style:style style:name="P678" style:family="paragraph" style:parent-style-name="Standard">
      <style:paragraph-properties fo:text-align="start" style:justify-single-word="false">
        <style:drop-cap/>
      </style:paragraph-properties>
    </style:style>
    <style:style style:name="P679" style:family="paragraph" style:parent-style-name="Standard">
      <style:paragraph-properties fo:text-align="start" style:justify-single-word="false">
        <style:drop-cap/>
      </style:paragraph-properties>
    </style:style>
    <style:style style:name="P680" style:family="paragraph" style:parent-style-name="Standard">
      <style:paragraph-properties fo:text-align="start" style:justify-single-word="false">
        <style:drop-cap/>
      </style:paragraph-properties>
    </style:style>
    <style:style style:name="P681" style:family="paragraph" style:parent-style-name="Standard">
      <style:paragraph-properties fo:text-align="start" style:justify-single-word="false">
        <style:drop-cap/>
      </style:paragraph-properties>
    </style:style>
    <style:style style:name="P682" style:family="paragraph" style:parent-style-name="Standard">
      <style:paragraph-properties fo:text-align="start" style:justify-single-word="false">
        <style:drop-cap/>
      </style:paragraph-properties>
    </style:style>
    <style:style style:name="P683" style:family="paragraph" style:parent-style-name="Standard">
      <style:paragraph-properties fo:text-align="start" style:justify-single-word="false">
        <style:drop-cap/>
      </style:paragraph-properties>
    </style:style>
    <style:style style:name="P684" style:family="paragraph" style:parent-style-name="Standard">
      <style:paragraph-properties fo:text-align="start" style:justify-single-word="false">
        <style:drop-cap/>
      </style:paragraph-properties>
    </style:style>
    <style:style style:name="P685" style:family="paragraph" style:parent-style-name="Standard">
      <style:paragraph-properties fo:text-align="start" style:justify-single-word="false">
        <style:drop-cap/>
      </style:paragraph-properties>
    </style:style>
    <style:style style:name="P686" style:family="paragraph" style:parent-style-name="Standard">
      <style:paragraph-properties fo:text-align="start" style:justify-single-word="false">
        <style:drop-cap/>
      </style:paragraph-properties>
    </style:style>
    <style:style style:name="P687" style:family="paragraph" style:parent-style-name="Standard">
      <style:paragraph-properties fo:text-align="start" style:justify-single-word="false">
        <style:drop-cap/>
      </style:paragraph-properties>
    </style:style>
    <style:style style:name="P688" style:family="paragraph" style:parent-style-name="Standard">
      <style:paragraph-properties fo:text-align="start" style:justify-single-word="false">
        <style:drop-cap/>
      </style:paragraph-properties>
    </style:style>
    <style:style style:name="P689" style:family="paragraph" style:parent-style-name="Standard">
      <style:paragraph-properties fo:text-align="start" style:justify-single-word="false">
        <style:drop-cap/>
      </style:paragraph-properties>
    </style:style>
    <style:style style:name="P690" style:family="paragraph" style:parent-style-name="Standard">
      <style:paragraph-properties fo:text-align="start" style:justify-single-word="false">
        <style:drop-cap/>
      </style:paragraph-properties>
    </style:style>
    <style:style style:name="P691" style:family="paragraph" style:parent-style-name="Standard">
      <style:paragraph-properties fo:text-align="start" style:justify-single-word="false">
        <style:drop-cap/>
      </style:paragraph-properties>
    </style:style>
    <style:style style:name="P692" style:family="paragraph" style:parent-style-name="Standard">
      <style:paragraph-properties fo:text-align="start" style:justify-single-word="false">
        <style:drop-cap/>
      </style:paragraph-properties>
    </style:style>
    <style:style style:name="P693" style:family="paragraph" style:parent-style-name="Standard">
      <style:paragraph-properties fo:text-align="start" style:justify-single-word="false">
        <style:drop-cap/>
      </style:paragraph-properties>
    </style:style>
    <style:style style:name="P694" style:family="paragraph" style:parent-style-name="Standard">
      <style:paragraph-properties fo:text-align="start" style:justify-single-word="false">
        <style:drop-cap/>
      </style:paragraph-properties>
    </style:style>
    <style:style style:name="P695" style:family="paragraph" style:parent-style-name="Standard">
      <style:paragraph-properties fo:text-align="start" style:justify-single-word="false">
        <style:drop-cap/>
      </style:paragraph-properties>
    </style:style>
    <style:style style:name="P696" style:family="paragraph" style:parent-style-name="Standard">
      <style:paragraph-properties fo:text-align="start" style:justify-single-word="false">
        <style:drop-cap/>
      </style:paragraph-properties>
    </style:style>
    <style:style style:name="P697" style:family="paragraph" style:parent-style-name="Standard">
      <style:paragraph-properties fo:text-align="start" style:justify-single-word="false">
        <style:drop-cap/>
      </style:paragraph-properties>
    </style:style>
    <style:style style:name="P698" style:family="paragraph" style:parent-style-name="Standard">
      <style:paragraph-properties fo:text-align="start" style:justify-single-word="false">
        <style:drop-cap/>
      </style:paragraph-properties>
    </style:style>
    <style:style style:name="P699" style:family="paragraph" style:parent-style-name="Standard">
      <style:paragraph-properties fo:text-align="start" style:justify-single-word="false">
        <style:drop-cap/>
      </style:paragraph-properties>
    </style:style>
    <style:style style:name="P700" style:family="paragraph" style:parent-style-name="Standard">
      <style:paragraph-properties fo:text-align="start" style:justify-single-word="false">
        <style:drop-cap/>
      </style:paragraph-properties>
    </style:style>
    <style:style style:name="P701" style:family="paragraph" style:parent-style-name="Standard">
      <style:paragraph-properties fo:text-align="start" style:justify-single-word="false">
        <style:drop-cap/>
      </style:paragraph-properties>
    </style:style>
    <style:style style:name="P702" style:family="paragraph" style:parent-style-name="Standard">
      <style:paragraph-properties fo:text-align="start" style:justify-single-word="false">
        <style:drop-cap/>
      </style:paragraph-properties>
    </style:style>
    <style:style style:name="P703" style:family="paragraph" style:parent-style-name="Standard">
      <style:paragraph-properties fo:text-align="start" style:justify-single-word="false">
        <style:drop-cap/>
      </style:paragraph-properties>
    </style:style>
    <style:style style:name="P704" style:family="paragraph" style:parent-style-name="Standard">
      <style:paragraph-properties fo:text-align="start" style:justify-single-word="false">
        <style:drop-cap/>
      </style:paragraph-properties>
    </style:style>
    <style:style style:name="P705" style:family="paragraph" style:parent-style-name="Standard">
      <style:paragraph-properties fo:text-align="start" style:justify-single-word="false">
        <style:drop-cap/>
      </style:paragraph-properties>
    </style:style>
    <style:style style:name="P706" style:family="paragraph" style:parent-style-name="Standard">
      <style:paragraph-properties fo:text-align="start" style:justify-single-word="false">
        <style:drop-cap/>
      </style:paragraph-properties>
    </style:style>
    <style:style style:name="P707" style:family="paragraph" style:parent-style-name="Standard">
      <style:paragraph-properties fo:text-align="start" style:justify-single-word="false">
        <style:drop-cap/>
      </style:paragraph-properties>
    </style:style>
    <style:style style:name="P708" style:family="paragraph" style:parent-style-name="Standard">
      <style:paragraph-properties fo:text-align="start" style:justify-single-word="false">
        <style:drop-cap/>
      </style:paragraph-properties>
    </style:style>
    <style:style style:name="P709" style:family="paragraph" style:parent-style-name="Standard">
      <style:paragraph-properties fo:text-align="start" style:justify-single-word="false">
        <style:drop-cap/>
      </style:paragraph-properties>
    </style:style>
    <style:style style:name="P710" style:family="paragraph" style:parent-style-name="Standard">
      <style:paragraph-properties fo:text-align="start" style:justify-single-word="false">
        <style:drop-cap/>
      </style:paragraph-properties>
    </style:style>
    <style:style style:name="P711" style:family="paragraph" style:parent-style-name="Standard">
      <style:paragraph-properties fo:text-align="start" style:justify-single-word="false">
        <style:drop-cap/>
      </style:paragraph-properties>
    </style:style>
    <style:style style:name="P712" style:family="paragraph" style:parent-style-name="Standard">
      <style:paragraph-properties fo:text-align="start" style:justify-single-word="false">
        <style:drop-cap/>
      </style:paragraph-properties>
    </style:style>
    <style:style style:name="P713" style:family="paragraph" style:parent-style-name="Standard">
      <style:paragraph-properties fo:text-align="start" style:justify-single-word="false">
        <style:drop-cap/>
      </style:paragraph-properties>
    </style:style>
    <style:style style:name="P714" style:family="paragraph" style:parent-style-name="Standard">
      <style:paragraph-properties fo:text-align="start" style:justify-single-word="false">
        <style:drop-cap/>
      </style:paragraph-properties>
    </style:style>
    <style:style style:name="P715" style:family="paragraph" style:parent-style-name="Standard">
      <style:paragraph-properties fo:text-align="start" style:justify-single-word="false">
        <style:drop-cap/>
      </style:paragraph-properties>
    </style:style>
    <style:style style:name="P716" style:family="paragraph" style:parent-style-name="Standard">
      <style:paragraph-properties fo:text-align="start" style:justify-single-word="false">
        <style:drop-cap/>
      </style:paragraph-properties>
    </style:style>
    <style:style style:name="P717" style:family="paragraph" style:parent-style-name="Standard">
      <style:paragraph-properties fo:text-align="start" style:justify-single-word="false">
        <style:drop-cap/>
      </style:paragraph-properties>
    </style:style>
    <style:style style:name="P718" style:family="paragraph" style:parent-style-name="Standard">
      <style:paragraph-properties fo:text-align="start" style:justify-single-word="false">
        <style:drop-cap/>
      </style:paragraph-properties>
    </style:style>
    <style:style style:name="P719" style:family="paragraph" style:parent-style-name="Standard">
      <style:paragraph-properties fo:text-align="start" style:justify-single-word="false">
        <style:drop-cap/>
      </style:paragraph-properties>
    </style:style>
    <style:style style:name="P720" style:family="paragraph" style:parent-style-name="Standard">
      <style:paragraph-properties fo:text-align="start" style:justify-single-word="false">
        <style:drop-cap/>
      </style:paragraph-properties>
    </style:style>
    <style:style style:name="P721" style:family="paragraph" style:parent-style-name="Standard">
      <style:paragraph-properties fo:text-align="start" style:justify-single-word="false">
        <style:drop-cap/>
      </style:paragraph-properties>
    </style:style>
    <style:style style:name="P722" style:family="paragraph" style:parent-style-name="Standard">
      <style:paragraph-properties fo:text-align="start" style:justify-single-word="false">
        <style:drop-cap/>
      </style:paragraph-properties>
    </style:style>
    <style:style style:name="P723" style:family="paragraph" style:parent-style-name="Standard">
      <style:paragraph-properties fo:text-align="start" style:justify-single-word="false">
        <style:drop-cap/>
      </style:paragraph-properties>
    </style:style>
    <style:style style:name="P724" style:family="paragraph" style:parent-style-name="Standard">
      <style:paragraph-properties fo:text-align="start" style:justify-single-word="false">
        <style:drop-cap/>
      </style:paragraph-properties>
    </style:style>
    <style:style style:name="P725" style:family="paragraph" style:parent-style-name="Standard">
      <style:paragraph-properties fo:text-align="start" style:justify-single-word="false">
        <style:drop-cap/>
      </style:paragraph-properties>
    </style:style>
    <style:style style:name="P726" style:family="paragraph" style:parent-style-name="Standard">
      <style:paragraph-properties fo:text-align="start" style:justify-single-word="false">
        <style:drop-cap/>
      </style:paragraph-properties>
    </style:style>
    <style:style style:name="P727" style:family="paragraph" style:parent-style-name="Standard">
      <style:paragraph-properties fo:text-align="start" style:justify-single-word="false">
        <style:drop-cap/>
      </style:paragraph-properties>
    </style:style>
    <style:style style:name="P728" style:family="paragraph" style:parent-style-name="Standard">
      <style:paragraph-properties fo:text-align="start" style:justify-single-word="false">
        <style:drop-cap/>
      </style:paragraph-properties>
    </style:style>
    <style:style style:name="P729" style:family="paragraph" style:parent-style-name="Standard">
      <style:paragraph-properties fo:text-align="start" style:justify-single-word="false">
        <style:drop-cap/>
      </style:paragraph-properties>
    </style:style>
    <style:style style:name="P730" style:family="paragraph" style:parent-style-name="Standard">
      <style:paragraph-properties fo:text-align="start" style:justify-single-word="false">
        <style:drop-cap/>
      </style:paragraph-properties>
    </style:style>
    <style:style style:name="P731" style:family="paragraph" style:parent-style-name="Standard">
      <style:paragraph-properties fo:text-align="start" style:justify-single-word="false">
        <style:drop-cap/>
      </style:paragraph-properties>
    </style:style>
    <style:style style:name="P732" style:family="paragraph" style:parent-style-name="Standard">
      <style:paragraph-properties fo:text-align="start" style:justify-single-word="false">
        <style:drop-cap/>
      </style:paragraph-properties>
    </style:style>
    <style:style style:name="P733" style:family="paragraph" style:parent-style-name="Standard">
      <style:paragraph-properties fo:text-align="start" style:justify-single-word="false">
        <style:drop-cap/>
      </style:paragraph-properties>
    </style:style>
    <style:style style:name="P734" style:family="paragraph" style:parent-style-name="Standard">
      <style:paragraph-properties fo:text-align="start" style:justify-single-word="false">
        <style:drop-cap/>
      </style:paragraph-properties>
    </style:style>
    <style:style style:name="P735" style:family="paragraph" style:parent-style-name="Standard">
      <style:paragraph-properties fo:text-align="start" style:justify-single-word="false">
        <style:drop-cap/>
      </style:paragraph-properties>
    </style:style>
    <style:style style:name="P736" style:family="paragraph" style:parent-style-name="Standard">
      <style:paragraph-properties fo:text-align="start" style:justify-single-word="false">
        <style:drop-cap/>
      </style:paragraph-properties>
    </style:style>
    <style:style style:name="P737" style:family="paragraph" style:parent-style-name="Standard">
      <style:paragraph-properties fo:text-align="start" style:justify-single-word="false">
        <style:drop-cap/>
      </style:paragraph-properties>
    </style:style>
    <style:style style:name="P738" style:family="paragraph" style:parent-style-name="Standard">
      <style:paragraph-properties fo:text-align="start" style:justify-single-word="false">
        <style:drop-cap/>
      </style:paragraph-properties>
    </style:style>
    <style:style style:name="P739" style:family="paragraph" style:parent-style-name="Standard">
      <style:paragraph-properties fo:text-align="start" style:justify-single-word="false">
        <style:drop-cap/>
      </style:paragraph-properties>
    </style:style>
    <style:style style:name="P740" style:family="paragraph" style:parent-style-name="Standard">
      <style:paragraph-properties fo:text-align="start" style:justify-single-word="false">
        <style:drop-cap/>
      </style:paragraph-properties>
    </style:style>
    <style:style style:name="P741" style:family="paragraph" style:parent-style-name="Standard">
      <style:paragraph-properties fo:text-align="start" style:justify-single-word="false">
        <style:drop-cap/>
      </style:paragraph-properties>
    </style:style>
    <style:style style:name="P742" style:family="paragraph" style:parent-style-name="Standard">
      <style:paragraph-properties fo:text-align="start" style:justify-single-word="false">
        <style:drop-cap/>
      </style:paragraph-properties>
    </style:style>
    <style:style style:name="P743" style:family="paragraph" style:parent-style-name="Standard">
      <style:paragraph-properties fo:text-align="start" style:justify-single-word="false">
        <style:drop-cap/>
      </style:paragraph-properties>
    </style:style>
    <style:style style:name="P744" style:family="paragraph" style:parent-style-name="Standard">
      <style:paragraph-properties fo:text-align="start" style:justify-single-word="false">
        <style:drop-cap/>
      </style:paragraph-properties>
    </style:style>
    <style:style style:name="P745" style:family="paragraph" style:parent-style-name="Standard">
      <style:paragraph-properties fo:text-align="start" style:justify-single-word="false">
        <style:drop-cap/>
      </style:paragraph-properties>
    </style:style>
    <style:style style:name="P746" style:family="paragraph" style:parent-style-name="Standard">
      <style:paragraph-properties fo:text-align="start" style:justify-single-word="false">
        <style:drop-cap/>
      </style:paragraph-properties>
    </style:style>
    <style:style style:name="P747" style:family="paragraph" style:parent-style-name="Standard">
      <style:paragraph-properties fo:text-align="start" style:justify-single-word="false">
        <style:drop-cap/>
      </style:paragraph-properties>
    </style:style>
    <style:style style:name="P748" style:family="paragraph" style:parent-style-name="Standard">
      <style:paragraph-properties fo:text-align="start" style:justify-single-word="false">
        <style:drop-cap/>
      </style:paragraph-properties>
    </style:style>
    <style:style style:name="P749" style:family="paragraph" style:parent-style-name="Standard">
      <style:paragraph-properties fo:text-align="start" style:justify-single-word="false">
        <style:drop-cap/>
      </style:paragraph-properties>
    </style:style>
    <style:style style:name="P750" style:family="paragraph" style:parent-style-name="Standard">
      <style:paragraph-properties fo:text-align="start" style:justify-single-word="false">
        <style:drop-cap/>
      </style:paragraph-properties>
    </style:style>
    <style:style style:name="P751" style:family="paragraph" style:parent-style-name="Standard">
      <style:paragraph-properties fo:text-align="start" style:justify-single-word="false">
        <style:drop-cap/>
      </style:paragraph-properties>
    </style:style>
    <style:style style:name="P752" style:family="paragraph" style:parent-style-name="Standard">
      <style:paragraph-properties fo:text-align="start" style:justify-single-word="false">
        <style:drop-cap/>
      </style:paragraph-properties>
    </style:style>
    <style:style style:name="P753" style:family="paragraph" style:parent-style-name="Standard">
      <style:paragraph-properties fo:text-align="start" style:justify-single-word="false">
        <style:drop-cap/>
      </style:paragraph-properties>
    </style:style>
    <style:style style:name="P754" style:family="paragraph" style:parent-style-name="Standard">
      <style:paragraph-properties fo:text-align="start" style:justify-single-word="false">
        <style:drop-cap/>
      </style:paragraph-properties>
    </style:style>
    <style:style style:name="P755" style:family="paragraph" style:parent-style-name="Standard">
      <style:paragraph-properties fo:text-align="start" style:justify-single-word="false">
        <style:drop-cap/>
      </style:paragraph-properties>
    </style:style>
    <style:style style:name="P756" style:family="paragraph" style:parent-style-name="Standard">
      <style:paragraph-properties fo:text-align="start" style:justify-single-word="false">
        <style:drop-cap/>
      </style:paragraph-properties>
    </style:style>
    <style:style style:name="P757" style:family="paragraph" style:parent-style-name="Standard">
      <style:paragraph-properties fo:text-align="start" style:justify-single-word="false">
        <style:drop-cap/>
      </style:paragraph-properties>
    </style:style>
    <style:style style:name="P758" style:family="paragraph" style:parent-style-name="Standard">
      <style:paragraph-properties fo:text-align="start" style:justify-single-word="false">
        <style:drop-cap/>
      </style:paragraph-properties>
    </style:style>
    <style:style style:name="P759" style:family="paragraph" style:parent-style-name="Standard">
      <style:paragraph-properties fo:text-align="start" style:justify-single-word="false">
        <style:drop-cap/>
      </style:paragraph-properties>
    </style:style>
    <style:style style:name="P760" style:family="paragraph" style:parent-style-name="Standard">
      <style:paragraph-properties fo:text-align="start" style:justify-single-word="false">
        <style:drop-cap/>
      </style:paragraph-properties>
    </style:style>
    <style:style style:name="P761" style:family="paragraph" style:parent-style-name="Standard">
      <style:paragraph-properties fo:text-align="start" style:justify-single-word="false">
        <style:drop-cap/>
      </style:paragraph-properties>
    </style:style>
    <style:style style:name="P762" style:family="paragraph" style:parent-style-name="Standard">
      <style:paragraph-properties fo:text-align="start" style:justify-single-word="false">
        <style:drop-cap/>
      </style:paragraph-properties>
    </style:style>
    <style:style style:name="P763" style:family="paragraph" style:parent-style-name="Standard">
      <style:paragraph-properties fo:text-align="start" style:justify-single-word="false">
        <style:drop-cap/>
      </style:paragraph-properties>
    </style:style>
    <style:style style:name="P764" style:family="paragraph" style:parent-style-name="Standard">
      <style:paragraph-properties fo:text-align="start" style:justify-single-word="false">
        <style:drop-cap/>
      </style:paragraph-properties>
    </style:style>
    <style:style style:name="P765" style:family="paragraph" style:parent-style-name="Standard">
      <style:paragraph-properties fo:text-align="start" style:justify-single-word="false">
        <style:drop-cap/>
      </style:paragraph-properties>
    </style:style>
    <style:style style:name="P766" style:family="paragraph" style:parent-style-name="Standard">
      <style:paragraph-properties fo:text-align="start" style:justify-single-word="false">
        <style:drop-cap/>
      </style:paragraph-properties>
    </style:style>
    <style:style style:name="P767" style:family="paragraph" style:parent-style-name="Standard">
      <style:paragraph-properties fo:text-align="start" style:justify-single-word="false">
        <style:drop-cap/>
      </style:paragraph-properties>
    </style:style>
    <style:style style:name="P768" style:family="paragraph" style:parent-style-name="Standard">
      <style:paragraph-properties fo:text-align="start" style:justify-single-word="false">
        <style:drop-cap/>
      </style:paragraph-properties>
    </style:style>
    <style:style style:name="P769" style:family="paragraph" style:parent-style-name="Standard">
      <style:paragraph-properties fo:text-align="start" style:justify-single-word="false">
        <style:drop-cap/>
      </style:paragraph-properties>
    </style:style>
    <style:style style:name="P770" style:family="paragraph" style:parent-style-name="Standard">
      <style:paragraph-properties fo:text-align="start" style:justify-single-word="false">
        <style:drop-cap/>
      </style:paragraph-properties>
    </style:style>
    <style:style style:name="P771" style:family="paragraph" style:parent-style-name="Standard">
      <style:paragraph-properties fo:text-align="start" style:justify-single-word="false">
        <style:drop-cap/>
      </style:paragraph-properties>
    </style:style>
    <style:style style:name="P772" style:family="paragraph" style:parent-style-name="Standard">
      <style:paragraph-properties fo:text-align="start" style:justify-single-word="false">
        <style:drop-cap/>
      </style:paragraph-properties>
    </style:style>
    <style:style style:name="P773" style:family="paragraph" style:parent-style-name="Standard">
      <style:paragraph-properties fo:text-align="start" style:justify-single-word="false">
        <style:drop-cap/>
      </style:paragraph-properties>
    </style:style>
    <style:style style:name="P774" style:family="paragraph" style:parent-style-name="Standard">
      <style:paragraph-properties fo:text-align="start" style:justify-single-word="false">
        <style:drop-cap/>
      </style:paragraph-properties>
    </style:style>
    <style:style style:name="P775" style:family="paragraph" style:parent-style-name="Standard">
      <style:paragraph-properties fo:text-align="start" style:justify-single-word="false">
        <style:drop-cap/>
      </style:paragraph-properties>
    </style:style>
    <style:style style:name="P776" style:family="paragraph" style:parent-style-name="Standard">
      <style:paragraph-properties fo:text-align="start" style:justify-single-word="false">
        <style:drop-cap/>
      </style:paragraph-properties>
    </style:style>
    <style:style style:name="P777" style:family="paragraph" style:parent-style-name="Standard">
      <style:paragraph-properties fo:text-align="start" style:justify-single-word="false">
        <style:drop-cap/>
      </style:paragraph-properties>
    </style:style>
    <style:style style:name="P778" style:family="paragraph" style:parent-style-name="Standard">
      <style:paragraph-properties fo:text-align="start" style:justify-single-word="false">
        <style:drop-cap/>
      </style:paragraph-properties>
    </style:style>
    <style:style style:name="P779" style:family="paragraph" style:parent-style-name="Standard">
      <style:paragraph-properties fo:text-align="start" style:justify-single-word="false">
        <style:drop-cap/>
      </style:paragraph-properties>
    </style:style>
    <style:style style:name="P780" style:family="paragraph" style:parent-style-name="Standard">
      <style:paragraph-properties fo:text-align="start" style:justify-single-word="false">
        <style:drop-cap/>
      </style:paragraph-properties>
    </style:style>
    <style:style style:name="P781" style:family="paragraph" style:parent-style-name="Standard">
      <style:paragraph-properties fo:text-align="start" style:justify-single-word="false">
        <style:drop-cap/>
      </style:paragraph-properties>
    </style:style>
    <style:style style:name="P782" style:family="paragraph" style:parent-style-name="Standard">
      <style:paragraph-properties fo:text-align="start" style:justify-single-word="false">
        <style:drop-cap/>
      </style:paragraph-properties>
    </style:style>
    <style:style style:name="P783" style:family="paragraph" style:parent-style-name="Standard">
      <style:paragraph-properties fo:text-align="start" style:justify-single-word="false">
        <style:drop-cap/>
      </style:paragraph-properties>
    </style:style>
    <style:style style:name="P784" style:family="paragraph" style:parent-style-name="Standard">
      <style:paragraph-properties fo:text-align="start" style:justify-single-word="false">
        <style:drop-cap/>
      </style:paragraph-properties>
    </style:style>
    <style:style style:name="P785" style:family="paragraph" style:parent-style-name="Standard">
      <style:paragraph-properties fo:text-align="start" style:justify-single-word="false">
        <style:drop-cap/>
      </style:paragraph-properties>
    </style:style>
    <style:style style:name="P786" style:family="paragraph" style:parent-style-name="Standard">
      <style:paragraph-properties fo:text-align="start" style:justify-single-word="false">
        <style:drop-cap/>
      </style:paragraph-properties>
    </style:style>
    <style:style style:name="P787" style:family="paragraph" style:parent-style-name="Standard">
      <style:paragraph-properties fo:text-align="start" style:justify-single-word="false">
        <style:drop-cap/>
      </style:paragraph-properties>
    </style:style>
    <style:style style:name="P788" style:family="paragraph" style:parent-style-name="Standard">
      <style:paragraph-properties fo:text-align="start" style:justify-single-word="false">
        <style:drop-cap/>
      </style:paragraph-properties>
    </style:style>
    <style:style style:name="P789" style:family="paragraph" style:parent-style-name="Standard">
      <style:paragraph-properties fo:text-align="start" style:justify-single-word="false">
        <style:drop-cap/>
      </style:paragraph-properties>
    </style:style>
    <style:style style:name="P790" style:family="paragraph" style:parent-style-name="Standard">
      <style:paragraph-properties fo:text-align="start" style:justify-single-word="false">
        <style:drop-cap/>
      </style:paragraph-properties>
    </style:style>
    <style:style style:name="P791" style:family="paragraph" style:parent-style-name="Standard">
      <style:paragraph-properties fo:text-align="start" style:justify-single-word="false">
        <style:drop-cap/>
      </style:paragraph-properties>
    </style:style>
    <style:style style:name="P792" style:family="paragraph" style:parent-style-name="Standard">
      <style:paragraph-properties fo:text-align="start" style:justify-single-word="false">
        <style:drop-cap/>
      </style:paragraph-properties>
    </style:style>
    <style:style style:name="P793" style:family="paragraph" style:parent-style-name="Standard">
      <style:paragraph-properties fo:text-align="start" style:justify-single-word="false">
        <style:drop-cap/>
      </style:paragraph-properties>
    </style:style>
    <style:style style:name="P794" style:family="paragraph" style:parent-style-name="Standard">
      <style:paragraph-properties fo:text-align="start" style:justify-single-word="false">
        <style:drop-cap/>
      </style:paragraph-properties>
    </style:style>
    <style:style style:name="P795" style:family="paragraph" style:parent-style-name="Standard">
      <style:paragraph-properties fo:text-align="start" style:justify-single-word="false">
        <style:drop-cap/>
      </style:paragraph-properties>
    </style:style>
    <style:style style:name="P796" style:family="paragraph" style:parent-style-name="Standard">
      <style:paragraph-properties fo:text-align="start" style:justify-single-word="false">
        <style:drop-cap/>
      </style:paragraph-properties>
    </style:style>
    <style:style style:name="P797" style:family="paragraph" style:parent-style-name="Standard">
      <style:paragraph-properties fo:text-align="start" style:justify-single-word="false">
        <style:drop-cap/>
      </style:paragraph-properties>
    </style:style>
    <style:style style:name="P798" style:family="paragraph" style:parent-style-name="Standard">
      <style:paragraph-properties fo:text-align="start" style:justify-single-word="false">
        <style:drop-cap/>
      </style:paragraph-properties>
    </style:style>
    <style:style style:name="P799" style:family="paragraph" style:parent-style-name="Standard">
      <style:paragraph-properties fo:text-align="start" style:justify-single-word="false">
        <style:drop-cap/>
      </style:paragraph-properties>
    </style:style>
    <style:style style:name="P800" style:family="paragraph" style:parent-style-name="Standard">
      <style:paragraph-properties fo:text-align="start" style:justify-single-word="false">
        <style:drop-cap/>
      </style:paragraph-properties>
    </style:style>
    <style:style style:name="P801" style:family="paragraph" style:parent-style-name="Standard">
      <style:paragraph-properties fo:text-align="start" style:justify-single-word="false">
        <style:drop-cap/>
      </style:paragraph-properties>
    </style:style>
    <style:style style:name="P802" style:family="paragraph" style:parent-style-name="Standard">
      <style:paragraph-properties fo:text-align="start" style:justify-single-word="false">
        <style:drop-cap/>
      </style:paragraph-properties>
    </style:style>
    <style:style style:name="P803" style:family="paragraph" style:parent-style-name="Standard">
      <style:paragraph-properties fo:text-align="start" style:justify-single-word="false">
        <style:drop-cap/>
      </style:paragraph-properties>
    </style:style>
    <style:style style:name="P804" style:family="paragraph" style:parent-style-name="Standard">
      <style:paragraph-properties fo:text-align="start" style:justify-single-word="false">
        <style:drop-cap/>
      </style:paragraph-properties>
    </style:style>
    <style:style style:name="P805" style:family="paragraph" style:parent-style-name="Standard">
      <style:paragraph-properties fo:text-align="start" style:justify-single-word="false">
        <style:drop-cap/>
      </style:paragraph-properties>
    </style:style>
    <style:style style:name="P806" style:family="paragraph" style:parent-style-name="Standard">
      <style:paragraph-properties fo:text-align="start" style:justify-single-word="false">
        <style:drop-cap/>
      </style:paragraph-properties>
    </style:style>
    <style:style style:name="P807" style:family="paragraph" style:parent-style-name="Standard">
      <style:paragraph-properties fo:text-align="start" style:justify-single-word="false">
        <style:drop-cap/>
      </style:paragraph-properties>
    </style:style>
    <style:style style:name="P808" style:family="paragraph" style:parent-style-name="Standard">
      <style:paragraph-properties fo:text-align="start" style:justify-single-word="false">
        <style:drop-cap/>
      </style:paragraph-properties>
    </style:style>
    <style:style style:name="P809" style:family="paragraph" style:parent-style-name="Standard">
      <style:paragraph-properties fo:text-align="start" style:justify-single-word="false">
        <style:drop-cap/>
      </style:paragraph-properties>
    </style:style>
    <style:style style:name="P810" style:family="paragraph" style:parent-style-name="Standard">
      <style:paragraph-properties fo:text-align="start" style:justify-single-word="false">
        <style:drop-cap/>
      </style:paragraph-properties>
    </style:style>
    <style:style style:name="P811" style:family="paragraph" style:parent-style-name="Standard">
      <style:paragraph-properties fo:text-align="start" style:justify-single-word="false">
        <style:drop-cap/>
      </style:paragraph-properties>
    </style:style>
    <style:style style:name="P812" style:family="paragraph" style:parent-style-name="Standard">
      <style:paragraph-properties fo:text-align="start" style:justify-single-word="false">
        <style:drop-cap/>
      </style:paragraph-properties>
    </style:style>
    <style:style style:name="P813" style:family="paragraph" style:parent-style-name="Standard">
      <style:paragraph-properties fo:text-align="start" style:justify-single-word="false">
        <style:drop-cap/>
      </style:paragraph-properties>
    </style:style>
    <style:style style:name="P814" style:family="paragraph" style:parent-style-name="Standard">
      <style:paragraph-properties fo:text-align="start" style:justify-single-word="false">
        <style:drop-cap/>
      </style:paragraph-properties>
    </style:style>
    <style:style style:name="P815" style:family="paragraph" style:parent-style-name="Standard">
      <style:paragraph-properties fo:text-align="start" style:justify-single-word="false">
        <style:drop-cap/>
      </style:paragraph-properties>
    </style:style>
    <style:style style:name="P816" style:family="paragraph" style:parent-style-name="Standard">
      <style:paragraph-properties fo:text-align="start" style:justify-single-word="false">
        <style:drop-cap/>
      </style:paragraph-properties>
    </style:style>
    <style:style style:name="P817" style:family="paragraph" style:parent-style-name="Standard">
      <style:paragraph-properties fo:text-align="start" style:justify-single-word="false">
        <style:drop-cap/>
      </style:paragraph-properties>
    </style:style>
    <style:style style:name="P818" style:family="paragraph" style:parent-style-name="Standard">
      <style:paragraph-properties fo:text-align="start" style:justify-single-word="false">
        <style:drop-cap/>
      </style:paragraph-properties>
    </style:style>
    <style:style style:name="P819" style:family="paragraph" style:parent-style-name="Standard">
      <style:paragraph-properties fo:text-align="start" style:justify-single-word="false">
        <style:drop-cap/>
      </style:paragraph-properties>
    </style:style>
    <style:style style:name="P820" style:family="paragraph" style:parent-style-name="Standard">
      <style:paragraph-properties fo:text-align="start" style:justify-single-word="false">
        <style:drop-cap/>
      </style:paragraph-properties>
    </style:style>
    <style:style style:name="P821" style:family="paragraph" style:parent-style-name="Standard">
      <style:paragraph-properties fo:text-align="start" style:justify-single-word="false">
        <style:drop-cap/>
      </style:paragraph-properties>
    </style:style>
    <style:style style:name="P822" style:family="paragraph" style:parent-style-name="Standard">
      <style:paragraph-properties fo:text-align="start" style:justify-single-word="false">
        <style:drop-cap/>
      </style:paragraph-properties>
    </style:style>
    <style:style style:name="P823" style:family="paragraph" style:parent-style-name="Standard">
      <style:paragraph-properties fo:text-align="start" style:justify-single-word="false">
        <style:drop-cap/>
      </style:paragraph-properties>
    </style:style>
    <style:style style:name="P824" style:family="paragraph" style:parent-style-name="Standard">
      <style:paragraph-properties fo:text-align="start" style:justify-single-word="false">
        <style:drop-cap/>
      </style:paragraph-properties>
    </style:style>
    <style:style style:name="P825" style:family="paragraph" style:parent-style-name="Standard">
      <style:paragraph-properties fo:text-align="start" style:justify-single-word="false">
        <style:drop-cap/>
      </style:paragraph-properties>
    </style:style>
    <style:style style:name="P826" style:family="paragraph" style:parent-style-name="Standard">
      <style:paragraph-properties fo:text-align="start" style:justify-single-word="false">
        <style:drop-cap/>
      </style:paragraph-properties>
    </style:style>
    <style:style style:name="P827" style:family="paragraph" style:parent-style-name="Standard">
      <style:paragraph-properties fo:text-align="start" style:justify-single-word="false">
        <style:drop-cap/>
      </style:paragraph-properties>
    </style:style>
    <style:style style:name="P828" style:family="paragraph" style:parent-style-name="Standard">
      <style:paragraph-properties fo:text-align="start" style:justify-single-word="false">
        <style:drop-cap/>
      </style:paragraph-properties>
    </style:style>
    <style:style style:name="P829" style:family="paragraph" style:parent-style-name="Standard">
      <style:paragraph-properties fo:text-align="start" style:justify-single-word="false">
        <style:drop-cap/>
      </style:paragraph-properties>
    </style:style>
    <style:style style:name="P830" style:family="paragraph" style:parent-style-name="Standard">
      <style:paragraph-properties fo:text-align="start" style:justify-single-word="false">
        <style:drop-cap/>
      </style:paragraph-properties>
    </style:style>
    <style:style style:name="P831" style:family="paragraph" style:parent-style-name="Standard">
      <style:paragraph-properties fo:text-align="start" style:justify-single-word="false">
        <style:drop-cap/>
      </style:paragraph-properties>
    </style:style>
    <style:style style:name="P832" style:family="paragraph" style:parent-style-name="Standard">
      <style:paragraph-properties fo:text-align="start" style:justify-single-word="false">
        <style:drop-cap/>
      </style:paragraph-properties>
    </style:style>
    <style:style style:name="P833" style:family="paragraph" style:parent-style-name="Standard">
      <style:paragraph-properties fo:text-align="start" style:justify-single-word="false">
        <style:drop-cap/>
      </style:paragraph-properties>
    </style:style>
    <style:style style:name="P834" style:family="paragraph" style:parent-style-name="Standard">
      <style:paragraph-properties fo:text-align="start" style:justify-single-word="false">
        <style:drop-cap/>
      </style:paragraph-properties>
    </style:style>
    <style:style style:name="P835" style:family="paragraph" style:parent-style-name="Standard">
      <style:paragraph-properties fo:text-align="start" style:justify-single-word="false">
        <style:drop-cap/>
      </style:paragraph-properties>
    </style:style>
    <style:style style:name="P836" style:family="paragraph" style:parent-style-name="Standard">
      <style:paragraph-properties fo:text-align="start" style:justify-single-word="false">
        <style:drop-cap/>
      </style:paragraph-properties>
    </style:style>
    <style:style style:name="P837" style:family="paragraph" style:parent-style-name="Standard">
      <style:paragraph-properties fo:text-align="start" style:justify-single-word="false">
        <style:drop-cap/>
      </style:paragraph-properties>
    </style:style>
    <style:style style:name="P838" style:family="paragraph" style:parent-style-name="Standard">
      <style:paragraph-properties fo:text-align="start" style:justify-single-word="false">
        <style:drop-cap/>
      </style:paragraph-properties>
    </style:style>
    <style:style style:name="P839" style:family="paragraph" style:parent-style-name="Standard">
      <style:paragraph-properties fo:text-align="start" style:justify-single-word="false">
        <style:drop-cap/>
      </style:paragraph-properties>
    </style:style>
    <style:style style:name="P840" style:family="paragraph" style:parent-style-name="Standard">
      <style:paragraph-properties fo:text-align="start" style:justify-single-word="false">
        <style:drop-cap/>
      </style:paragraph-properties>
    </style:style>
    <style:style style:name="P841" style:family="paragraph" style:parent-style-name="Standard">
      <style:paragraph-properties fo:text-align="start" style:justify-single-word="false">
        <style:drop-cap/>
      </style:paragraph-properties>
    </style:style>
    <style:style style:name="P842" style:family="paragraph" style:parent-style-name="Standard">
      <style:paragraph-properties fo:text-align="start" style:justify-single-word="false">
        <style:drop-cap/>
      </style:paragraph-properties>
    </style:style>
    <style:style style:name="P843" style:family="paragraph" style:parent-style-name="Standard">
      <style:paragraph-properties fo:text-align="start" style:justify-single-word="false">
        <style:drop-cap/>
      </style:paragraph-properties>
    </style:style>
    <style:style style:name="P844" style:family="paragraph" style:parent-style-name="Standard">
      <style:paragraph-properties fo:text-align="start" style:justify-single-word="false">
        <style:drop-cap/>
      </style:paragraph-properties>
    </style:style>
    <style:style style:name="P845" style:family="paragraph" style:parent-style-name="Standard">
      <style:paragraph-properties fo:text-align="start" style:justify-single-word="false">
        <style:drop-cap/>
      </style:paragraph-properties>
    </style:style>
    <style:style style:name="P846" style:family="paragraph" style:parent-style-name="Standard">
      <style:paragraph-properties fo:text-align="start" style:justify-single-word="false">
        <style:drop-cap/>
      </style:paragraph-properties>
    </style:style>
    <style:style style:name="P847" style:family="paragraph" style:parent-style-name="Standard">
      <style:paragraph-properties fo:text-align="start" style:justify-single-word="false">
        <style:drop-cap/>
      </style:paragraph-properties>
    </style:style>
    <style:style style:name="P848" style:family="paragraph" style:parent-style-name="Standard">
      <style:paragraph-properties fo:text-align="start" style:justify-single-word="false">
        <style:drop-cap/>
      </style:paragraph-properties>
    </style:style>
    <style:style style:name="P849" style:family="paragraph" style:parent-style-name="Standard">
      <style:paragraph-properties fo:text-align="start" style:justify-single-word="false">
        <style:drop-cap/>
      </style:paragraph-properties>
    </style:style>
    <style:style style:name="P850" style:family="paragraph" style:parent-style-name="Standard">
      <style:paragraph-properties fo:text-align="start" style:justify-single-word="false">
        <style:drop-cap/>
      </style:paragraph-properties>
    </style:style>
    <style:style style:name="P851" style:family="paragraph" style:parent-style-name="Standard">
      <style:paragraph-properties fo:text-align="start" style:justify-single-word="false">
        <style:drop-cap/>
      </style:paragraph-properties>
    </style:style>
    <style:style style:name="P852" style:family="paragraph" style:parent-style-name="Standard">
      <style:paragraph-properties fo:text-align="start" style:justify-single-word="false">
        <style:drop-cap/>
      </style:paragraph-properties>
    </style:style>
    <style:style style:name="P853" style:family="paragraph" style:parent-style-name="Standard">
      <style:paragraph-properties fo:text-align="start" style:justify-single-word="false">
        <style:drop-cap/>
      </style:paragraph-properties>
    </style:style>
    <style:style style:name="P854" style:family="paragraph" style:parent-style-name="Standard">
      <style:paragraph-properties fo:text-align="start" style:justify-single-word="false">
        <style:drop-cap/>
      </style:paragraph-properties>
    </style:style>
    <style:style style:name="P855" style:family="paragraph" style:parent-style-name="Standard">
      <style:paragraph-properties fo:text-align="start" style:justify-single-word="false">
        <style:drop-cap/>
      </style:paragraph-properties>
    </style:style>
    <style:style style:name="P856" style:family="paragraph" style:parent-style-name="Standard">
      <style:paragraph-properties fo:text-align="start" style:justify-single-word="false">
        <style:drop-cap/>
      </style:paragraph-properties>
    </style:style>
    <style:style style:name="P857" style:family="paragraph" style:parent-style-name="Standard">
      <style:paragraph-properties fo:text-align="start" style:justify-single-word="false">
        <style:drop-cap/>
      </style:paragraph-properties>
    </style:style>
    <style:style style:name="P858" style:family="paragraph" style:parent-style-name="Standard">
      <style:paragraph-properties fo:text-align="start" style:justify-single-word="false">
        <style:drop-cap/>
      </style:paragraph-properties>
    </style:style>
    <style:style style:name="P859" style:family="paragraph" style:parent-style-name="Standard">
      <style:paragraph-properties fo:text-align="start" style:justify-single-word="false">
        <style:drop-cap/>
      </style:paragraph-properties>
    </style:style>
    <style:style style:name="P860" style:family="paragraph" style:parent-style-name="Standard">
      <style:paragraph-properties fo:text-align="start" style:justify-single-word="false">
        <style:drop-cap/>
      </style:paragraph-properties>
    </style:style>
    <style:style style:name="P861" style:family="paragraph" style:parent-style-name="Standard">
      <style:paragraph-properties fo:text-align="start" style:justify-single-word="false">
        <style:drop-cap/>
      </style:paragraph-properties>
    </style:style>
    <style:style style:name="P862" style:family="paragraph" style:parent-style-name="Standard">
      <style:paragraph-properties fo:text-align="start" style:justify-single-word="false">
        <style:drop-cap/>
      </style:paragraph-properties>
    </style:style>
    <style:style style:name="P863" style:family="paragraph" style:parent-style-name="Standard">
      <style:paragraph-properties fo:text-align="start" style:justify-single-word="false">
        <style:drop-cap/>
      </style:paragraph-properties>
    </style:style>
    <style:style style:name="P864" style:family="paragraph" style:parent-style-name="Standard">
      <style:paragraph-properties fo:text-align="start" style:justify-single-word="false">
        <style:drop-cap/>
      </style:paragraph-properties>
    </style:style>
    <style:style style:name="P865" style:family="paragraph" style:parent-style-name="Standard">
      <style:paragraph-properties fo:text-align="start" style:justify-single-word="false">
        <style:drop-cap/>
      </style:paragraph-properties>
    </style:style>
    <style:style style:name="P866" style:family="paragraph" style:parent-style-name="Standard">
      <style:paragraph-properties fo:text-align="start" style:justify-single-word="false">
        <style:drop-cap/>
      </style:paragraph-properties>
    </style:style>
    <style:style style:name="P867" style:family="paragraph" style:parent-style-name="Standard">
      <style:paragraph-properties fo:text-align="start" style:justify-single-word="false">
        <style:drop-cap/>
      </style:paragraph-properties>
    </style:style>
    <style:style style:name="P868" style:family="paragraph" style:parent-style-name="Standard">
      <style:paragraph-properties fo:text-align="start" style:justify-single-word="false">
        <style:drop-cap/>
      </style:paragraph-properties>
    </style:style>
    <style:style style:name="P869" style:family="paragraph" style:parent-style-name="Standard">
      <style:paragraph-properties fo:text-align="start" style:justify-single-word="false">
        <style:drop-cap/>
      </style:paragraph-properties>
    </style:style>
    <style:style style:name="P870" style:family="paragraph" style:parent-style-name="Standard">
      <style:paragraph-properties fo:text-align="start" style:justify-single-word="false">
        <style:drop-cap/>
      </style:paragraph-properties>
    </style:style>
    <style:style style:name="P871" style:family="paragraph" style:parent-style-name="Standard">
      <style:paragraph-properties fo:text-align="start" style:justify-single-word="false">
        <style:drop-cap/>
      </style:paragraph-properties>
    </style:style>
    <style:style style:name="P872" style:family="paragraph" style:parent-style-name="Standard">
      <style:paragraph-properties fo:text-align="start" style:justify-single-word="false">
        <style:drop-cap/>
      </style:paragraph-properties>
    </style:style>
    <style:style style:name="P873" style:family="paragraph" style:parent-style-name="Standard">
      <style:paragraph-properties fo:text-align="start" style:justify-single-word="false">
        <style:drop-cap/>
      </style:paragraph-properties>
    </style:style>
    <style:style style:name="P874" style:family="paragraph" style:parent-style-name="Standard">
      <style:paragraph-properties fo:text-align="start" style:justify-single-word="false">
        <style:drop-cap/>
      </style:paragraph-properties>
    </style:style>
    <style:style style:name="P875" style:family="paragraph" style:parent-style-name="Standard">
      <style:paragraph-properties fo:text-align="start" style:justify-single-word="false">
        <style:drop-cap/>
      </style:paragraph-properties>
    </style:style>
    <style:style style:name="P876" style:family="paragraph" style:parent-style-name="Standard">
      <style:paragraph-properties fo:text-align="start" style:justify-single-word="false">
        <style:drop-cap/>
      </style:paragraph-properties>
    </style:style>
    <style:style style:name="P877" style:family="paragraph" style:parent-style-name="Standard">
      <style:paragraph-properties fo:text-align="start" style:justify-single-word="false">
        <style:drop-cap/>
      </style:paragraph-properties>
    </style:style>
    <style:style style:name="P878" style:family="paragraph" style:parent-style-name="Standard">
      <style:paragraph-properties fo:text-align="start" style:justify-single-word="false">
        <style:drop-cap/>
      </style:paragraph-properties>
    </style:style>
    <style:style style:name="P879" style:family="paragraph" style:parent-style-name="Standard">
      <style:paragraph-properties fo:text-align="start" style:justify-single-word="false">
        <style:drop-cap/>
      </style:paragraph-properties>
    </style:style>
    <style:style style:name="P880" style:family="paragraph" style:parent-style-name="Standard">
      <style:paragraph-properties fo:text-align="start" style:justify-single-word="false">
        <style:drop-cap/>
      </style:paragraph-properties>
    </style:style>
    <style:style style:name="P881" style:family="paragraph" style:parent-style-name="Standard">
      <style:paragraph-properties fo:text-align="start" style:justify-single-word="false">
        <style:drop-cap/>
      </style:paragraph-properties>
    </style:style>
    <style:style style:name="P882" style:family="paragraph" style:parent-style-name="Standard">
      <style:paragraph-properties fo:text-align="start" style:justify-single-word="false">
        <style:drop-cap/>
      </style:paragraph-properties>
    </style:style>
    <style:style style:name="P883" style:family="paragraph" style:parent-style-name="Standard">
      <style:paragraph-properties fo:text-align="start" style:justify-single-word="false">
        <style:drop-cap/>
      </style:paragraph-properties>
    </style:style>
    <style:style style:name="P884" style:family="paragraph" style:parent-style-name="Standard">
      <style:paragraph-properties fo:text-align="start" style:justify-single-word="false">
        <style:drop-cap/>
      </style:paragraph-properties>
    </style:style>
    <style:style style:name="P885" style:family="paragraph" style:parent-style-name="Standard">
      <style:paragraph-properties fo:text-align="start" style:justify-single-word="false">
        <style:drop-cap/>
      </style:paragraph-properties>
    </style:style>
    <style:style style:name="P886" style:family="paragraph" style:parent-style-name="Standard">
      <style:paragraph-properties fo:text-align="start" style:justify-single-word="false">
        <style:drop-cap/>
      </style:paragraph-properties>
    </style:style>
    <style:style style:name="P887" style:family="paragraph" style:parent-style-name="Standard">
      <style:paragraph-properties fo:text-align="start" style:justify-single-word="false">
        <style:drop-cap/>
      </style:paragraph-properties>
    </style:style>
    <style:style style:name="P888" style:family="paragraph" style:parent-style-name="Standard">
      <style:paragraph-properties fo:text-align="start" style:justify-single-word="false">
        <style:drop-cap/>
      </style:paragraph-properties>
    </style:style>
    <style:style style:name="P889" style:family="paragraph" style:parent-style-name="Standard">
      <style:paragraph-properties fo:text-align="start" style:justify-single-word="false">
        <style:drop-cap/>
      </style:paragraph-properties>
    </style:style>
    <style:style style:name="P890" style:family="paragraph" style:parent-style-name="Standard">
      <style:paragraph-properties fo:text-align="start" style:justify-single-word="false">
        <style:drop-cap/>
      </style:paragraph-properties>
    </style:style>
    <style:style style:name="P891" style:family="paragraph" style:parent-style-name="Standard">
      <style:paragraph-properties fo:text-align="start" style:justify-single-word="false">
        <style:drop-cap/>
      </style:paragraph-properties>
    </style:style>
    <style:style style:name="P892" style:family="paragraph" style:parent-style-name="Standard">
      <style:paragraph-properties fo:text-align="start" style:justify-single-word="false">
        <style:drop-cap/>
      </style:paragraph-properties>
    </style:style>
    <style:style style:name="P893" style:family="paragraph" style:parent-style-name="Standard">
      <style:paragraph-properties fo:text-align="start" style:justify-single-word="false">
        <style:drop-cap/>
      </style:paragraph-properties>
    </style:style>
    <style:style style:name="P894" style:family="paragraph" style:parent-style-name="Standard">
      <style:paragraph-properties fo:text-align="start" style:justify-single-word="false">
        <style:drop-cap/>
      </style:paragraph-properties>
    </style:style>
    <style:style style:name="P895" style:family="paragraph" style:parent-style-name="Standard">
      <style:paragraph-properties fo:text-align="start" style:justify-single-word="false">
        <style:drop-cap/>
      </style:paragraph-properties>
    </style:style>
    <style:style style:name="P896" style:family="paragraph" style:parent-style-name="Standard">
      <style:paragraph-properties fo:text-align="start" style:justify-single-word="false">
        <style:drop-cap/>
      </style:paragraph-properties>
    </style:style>
    <style:style style:name="P897" style:family="paragraph" style:parent-style-name="Standard">
      <style:paragraph-properties fo:text-align="start" style:justify-single-word="false">
        <style:drop-cap/>
      </style:paragraph-properties>
    </style:style>
    <style:style style:name="P898" style:family="paragraph" style:parent-style-name="Standard">
      <style:paragraph-properties fo:text-align="start" style:justify-single-word="false">
        <style:drop-cap/>
      </style:paragraph-properties>
    </style:style>
    <style:style style:name="P899" style:family="paragraph" style:parent-style-name="Standard">
      <style:paragraph-properties fo:text-align="start" style:justify-single-word="false">
        <style:drop-cap/>
      </style:paragraph-properties>
    </style:style>
    <style:style style:name="P900" style:family="paragraph" style:parent-style-name="Standard">
      <style:paragraph-properties fo:text-align="start" style:justify-single-word="false">
        <style:drop-cap/>
      </style:paragraph-properties>
    </style:style>
    <style:style style:name="P901" style:family="paragraph" style:parent-style-name="Standard">
      <style:paragraph-properties fo:text-align="start" style:justify-single-word="false">
        <style:drop-cap/>
      </style:paragraph-properties>
    </style:style>
    <style:style style:name="P902" style:family="paragraph" style:parent-style-name="Standard">
      <style:paragraph-properties fo:text-align="start" style:justify-single-word="false">
        <style:drop-cap/>
      </style:paragraph-properties>
    </style:style>
    <style:style style:name="P903" style:family="paragraph" style:parent-style-name="Standard">
      <style:paragraph-properties fo:text-align="start" style:justify-single-word="false">
        <style:drop-cap/>
      </style:paragraph-properties>
    </style:style>
    <style:style style:name="P904" style:family="paragraph" style:parent-style-name="Standard">
      <style:paragraph-properties fo:text-align="start" style:justify-single-word="false">
        <style:drop-cap/>
      </style:paragraph-properties>
    </style:style>
    <style:style style:name="P905" style:family="paragraph" style:parent-style-name="Standard">
      <style:paragraph-properties fo:text-align="start" style:justify-single-word="false">
        <style:drop-cap/>
      </style:paragraph-properties>
    </style:style>
    <style:style style:name="P906" style:family="paragraph" style:parent-style-name="Standard">
      <style:paragraph-properties fo:text-align="start" style:justify-single-word="false">
        <style:drop-cap/>
      </style:paragraph-properties>
    </style:style>
    <style:style style:name="P907" style:family="paragraph" style:parent-style-name="Standard">
      <style:paragraph-properties fo:text-align="start" style:justify-single-word="false">
        <style:drop-cap/>
      </style:paragraph-properties>
    </style:style>
    <style:style style:name="P908" style:family="paragraph" style:parent-style-name="Standard">
      <style:paragraph-properties fo:text-align="start" style:justify-single-word="false">
        <style:drop-cap/>
      </style:paragraph-properties>
    </style:style>
    <style:style style:name="P909" style:family="paragraph" style:parent-style-name="Standard">
      <style:paragraph-properties fo:text-align="start" style:justify-single-word="false">
        <style:drop-cap/>
      </style:paragraph-properties>
    </style:style>
    <style:style style:name="P910" style:family="paragraph" style:parent-style-name="Standard">
      <style:paragraph-properties fo:text-align="start" style:justify-single-word="false">
        <style:drop-cap/>
      </style:paragraph-properties>
    </style:style>
    <style:style style:name="P911" style:family="paragraph" style:parent-style-name="Standard">
      <style:paragraph-properties fo:text-align="start" style:justify-single-word="false">
        <style:drop-cap/>
      </style:paragraph-properties>
    </style:style>
    <style:style style:name="P912" style:family="paragraph" style:parent-style-name="Standard">
      <style:paragraph-properties fo:text-align="start" style:justify-single-word="false">
        <style:drop-cap/>
      </style:paragraph-properties>
    </style:style>
    <style:style style:name="P913" style:family="paragraph" style:parent-style-name="Standard">
      <style:paragraph-properties fo:text-align="start" style:justify-single-word="false">
        <style:drop-cap/>
      </style:paragraph-properties>
    </style:style>
    <style:style style:name="P914" style:family="paragraph" style:parent-style-name="Standard">
      <style:paragraph-properties fo:text-align="start" style:justify-single-word="false">
        <style:drop-cap/>
      </style:paragraph-properties>
    </style:style>
    <style:style style:name="P915" style:family="paragraph" style:parent-style-name="Standard">
      <style:paragraph-properties fo:text-align="start" style:justify-single-word="false">
        <style:drop-cap/>
      </style:paragraph-properties>
    </style:style>
    <style:style style:name="P916" style:family="paragraph" style:parent-style-name="Standard">
      <style:paragraph-properties fo:text-align="start" style:justify-single-word="false">
        <style:drop-cap/>
      </style:paragraph-properties>
    </style:style>
    <style:style style:name="P917" style:family="paragraph" style:parent-style-name="Standard">
      <style:paragraph-properties fo:text-align="start" style:justify-single-word="false">
        <style:drop-cap/>
      </style:paragraph-properties>
    </style:style>
    <style:style style:name="P918" style:family="paragraph" style:parent-style-name="Standard">
      <style:paragraph-properties fo:text-align="start" style:justify-single-word="false">
        <style:drop-cap/>
      </style:paragraph-properties>
    </style:style>
    <style:style style:name="P919" style:family="paragraph" style:parent-style-name="Standard">
      <style:paragraph-properties fo:text-align="start" style:justify-single-word="false">
        <style:drop-cap/>
      </style:paragraph-properties>
    </style:style>
    <style:style style:name="P920" style:family="paragraph" style:parent-style-name="Standard">
      <style:paragraph-properties fo:text-align="start" style:justify-single-word="false">
        <style:drop-cap/>
      </style:paragraph-properties>
    </style:style>
    <style:style style:name="P921" style:family="paragraph" style:parent-style-name="Standard">
      <style:paragraph-properties fo:text-align="start" style:justify-single-word="false">
        <style:drop-cap/>
      </style:paragraph-properties>
    </style:style>
    <style:style style:name="P922" style:family="paragraph" style:parent-style-name="Standard">
      <style:paragraph-properties fo:text-align="start" style:justify-single-word="false">
        <style:drop-cap/>
      </style:paragraph-properties>
    </style:style>
    <style:style style:name="P923" style:family="paragraph" style:parent-style-name="Standard">
      <style:paragraph-properties fo:text-align="start" style:justify-single-word="false">
        <style:drop-cap/>
      </style:paragraph-properties>
    </style:style>
    <style:style style:name="P924" style:family="paragraph" style:parent-style-name="Standard">
      <style:paragraph-properties fo:text-align="start" style:justify-single-word="false">
        <style:drop-cap/>
      </style:paragraph-properties>
    </style:style>
    <style:style style:name="P925" style:family="paragraph" style:parent-style-name="Standard">
      <style:paragraph-properties fo:text-align="start" style:justify-single-word="false">
        <style:drop-cap/>
      </style:paragraph-properties>
    </style:style>
    <style:style style:name="P926" style:family="paragraph" style:parent-style-name="Standard">
      <style:paragraph-properties fo:text-align="start" style:justify-single-word="false">
        <style:drop-cap/>
      </style:paragraph-properties>
    </style:style>
    <style:style style:name="P927" style:family="paragraph" style:parent-style-name="Standard">
      <style:paragraph-properties fo:text-align="start" style:justify-single-word="false">
        <style:drop-cap/>
      </style:paragraph-properties>
    </style:style>
    <style:style style:name="P928" style:family="paragraph" style:parent-style-name="Standard">
      <style:paragraph-properties fo:text-align="start" style:justify-single-word="false">
        <style:drop-cap/>
      </style:paragraph-properties>
    </style:style>
    <style:style style:name="P929" style:family="paragraph" style:parent-style-name="Standard">
      <style:paragraph-properties fo:text-align="start" style:justify-single-word="false">
        <style:drop-cap/>
      </style:paragraph-properties>
    </style:style>
    <style:style style:name="P930" style:family="paragraph" style:parent-style-name="Standard">
      <style:paragraph-properties fo:text-align="start" style:justify-single-word="false">
        <style:drop-cap/>
      </style:paragraph-properties>
    </style:style>
    <style:style style:name="P931" style:family="paragraph" style:parent-style-name="Standard">
      <style:paragraph-properties fo:text-align="start" style:justify-single-word="false">
        <style:drop-cap/>
      </style:paragraph-properties>
    </style:style>
    <style:style style:name="P932" style:family="paragraph" style:parent-style-name="Standard">
      <style:paragraph-properties fo:text-align="start" style:justify-single-word="false">
        <style:drop-cap/>
      </style:paragraph-properties>
    </style:style>
    <style:style style:name="P933" style:family="paragraph" style:parent-style-name="Standard">
      <style:paragraph-properties fo:text-align="start" style:justify-single-word="false">
        <style:drop-cap/>
      </style:paragraph-properties>
    </style:style>
    <style:style style:name="P934" style:family="paragraph" style:parent-style-name="Standard">
      <style:paragraph-properties fo:text-align="start" style:justify-single-word="false">
        <style:drop-cap/>
      </style:paragraph-properties>
    </style:style>
    <style:style style:name="P935" style:family="paragraph" style:parent-style-name="Standard">
      <style:paragraph-properties fo:text-align="start" style:justify-single-word="false">
        <style:drop-cap/>
      </style:paragraph-properties>
    </style:style>
    <style:style style:name="P936" style:family="paragraph" style:parent-style-name="Standard">
      <style:paragraph-properties fo:text-align="start" style:justify-single-word="false">
        <style:drop-cap/>
      </style:paragraph-properties>
    </style:style>
    <style:style style:name="P937" style:family="paragraph" style:parent-style-name="Standard">
      <style:paragraph-properties fo:text-align="start" style:justify-single-word="false">
        <style:drop-cap/>
      </style:paragraph-properties>
    </style:style>
    <style:style style:name="P938" style:family="paragraph" style:parent-style-name="Standard">
      <style:paragraph-properties fo:text-align="start" style:justify-single-word="false">
        <style:drop-cap/>
      </style:paragraph-properties>
    </style:style>
    <style:style style:name="P939" style:family="paragraph" style:parent-style-name="Standard">
      <style:paragraph-properties fo:text-align="start" style:justify-single-word="false">
        <style:drop-cap/>
      </style:paragraph-properties>
    </style:style>
    <style:style style:name="P940" style:family="paragraph" style:parent-style-name="Standard">
      <style:paragraph-properties fo:text-align="start" style:justify-single-word="false">
        <style:drop-cap/>
      </style:paragraph-properties>
    </style:style>
    <style:style style:name="P941" style:family="paragraph" style:parent-style-name="Standard">
      <style:paragraph-properties fo:text-align="start" style:justify-single-word="false">
        <style:drop-cap/>
      </style:paragraph-properties>
    </style:style>
    <style:style style:name="P942" style:family="paragraph" style:parent-style-name="Standard">
      <style:paragraph-properties fo:text-align="start" style:justify-single-word="false">
        <style:drop-cap/>
      </style:paragraph-properties>
    </style:style>
    <style:style style:name="P943" style:family="paragraph" style:parent-style-name="Standard">
      <style:paragraph-properties fo:text-align="start" style:justify-single-word="false">
        <style:drop-cap/>
      </style:paragraph-properties>
    </style:style>
    <style:style style:name="P944" style:family="paragraph" style:parent-style-name="Standard">
      <style:paragraph-properties fo:text-align="start" style:justify-single-word="false">
        <style:drop-cap/>
      </style:paragraph-properties>
    </style:style>
    <style:style style:name="P945" style:family="paragraph" style:parent-style-name="Standard">
      <style:paragraph-properties fo:text-align="start" style:justify-single-word="false">
        <style:drop-cap/>
      </style:paragraph-properties>
    </style:style>
    <style:style style:name="P946" style:family="paragraph" style:parent-style-name="Standard">
      <style:paragraph-properties fo:text-align="start" style:justify-single-word="false">
        <style:drop-cap/>
      </style:paragraph-properties>
    </style:style>
    <style:style style:name="P947" style:family="paragraph" style:parent-style-name="Standard">
      <style:paragraph-properties fo:text-align="start" style:justify-single-word="false">
        <style:drop-cap/>
      </style:paragraph-properties>
    </style:style>
    <style:style style:name="P948" style:family="paragraph" style:parent-style-name="Standard">
      <style:paragraph-properties fo:text-align="start" style:justify-single-word="false">
        <style:drop-cap/>
      </style:paragraph-properties>
    </style:style>
    <style:style style:name="P949" style:family="paragraph" style:parent-style-name="Standard">
      <style:paragraph-properties fo:text-align="start" style:justify-single-word="false">
        <style:drop-cap/>
      </style:paragraph-properties>
    </style:style>
    <style:style style:name="P950" style:family="paragraph" style:parent-style-name="Standard">
      <style:paragraph-properties fo:text-align="start" style:justify-single-word="false">
        <style:drop-cap/>
      </style:paragraph-properties>
    </style:style>
    <style:style style:name="P951" style:family="paragraph" style:parent-style-name="Standard">
      <style:paragraph-properties fo:text-align="start" style:justify-single-word="false">
        <style:drop-cap/>
      </style:paragraph-properties>
    </style:style>
    <style:style style:name="P952" style:family="paragraph" style:parent-style-name="Standard">
      <style:paragraph-properties fo:text-align="start" style:justify-single-word="false">
        <style:drop-cap/>
      </style:paragraph-properties>
    </style:style>
    <style:style style:name="P953" style:family="paragraph" style:parent-style-name="Standard">
      <style:paragraph-properties fo:text-align="start" style:justify-single-word="false">
        <style:drop-cap/>
      </style:paragraph-properties>
    </style:style>
    <style:style style:name="P954" style:family="paragraph" style:parent-style-name="Standard">
      <style:paragraph-properties fo:text-align="start" style:justify-single-word="false">
        <style:drop-cap/>
      </style:paragraph-properties>
    </style:style>
    <style:style style:name="P955" style:family="paragraph" style:parent-style-name="Standard">
      <style:paragraph-properties fo:text-align="start" style:justify-single-word="false">
        <style:drop-cap/>
      </style:paragraph-properties>
    </style:style>
    <style:style style:name="P956" style:family="paragraph" style:parent-style-name="Standard">
      <style:paragraph-properties fo:text-align="start" style:justify-single-word="false">
        <style:drop-cap/>
      </style:paragraph-properties>
    </style:style>
    <style:style style:name="P957" style:family="paragraph" style:parent-style-name="Standard">
      <style:paragraph-properties fo:text-align="start" style:justify-single-word="false">
        <style:drop-cap/>
      </style:paragraph-properties>
    </style:style>
    <style:style style:name="P958" style:family="paragraph" style:parent-style-name="Standard">
      <style:paragraph-properties fo:text-align="start" style:justify-single-word="false" style:text-autospace="none">
        <style:drop-cap/>
      </style:paragraph-properties>
    </style:style>
    <style:style style:name="P959" style:family="paragraph" style:parent-style-name="Standard">
      <style:paragraph-properties fo:text-align="start" style:justify-single-word="false">
        <style:drop-cap/>
      </style:paragraph-properties>
    </style:style>
    <style:style style:name="P960" style:family="paragraph" style:parent-style-name="Standard">
      <style:paragraph-properties fo:text-align="start" style:justify-single-word="false">
        <style:drop-cap/>
      </style:paragraph-properties>
    </style:style>
    <style:style style:name="P961" style:family="paragraph" style:parent-style-name="Standard">
      <style:paragraph-properties fo:text-align="start" style:justify-single-word="false">
        <style:drop-cap/>
      </style:paragraph-properties>
    </style:style>
    <style:style style:name="P962" style:family="paragraph" style:parent-style-name="Standard">
      <style:paragraph-properties fo:text-align="start" style:justify-single-word="false">
        <style:drop-cap/>
      </style:paragraph-properties>
    </style:style>
    <style:style style:name="P963" style:family="paragraph" style:parent-style-name="Standard">
      <style:paragraph-properties fo:text-align="start" style:justify-single-word="false">
        <style:drop-cap/>
      </style:paragraph-properties>
    </style:style>
    <style:style style:name="P964" style:family="paragraph" style:parent-style-name="Standard">
      <style:paragraph-properties fo:text-align="start" style:justify-single-word="false">
        <style:drop-cap/>
      </style:paragraph-properties>
    </style:style>
    <style:style style:name="P965" style:family="paragraph" style:parent-style-name="Standard">
      <style:paragraph-properties fo:text-align="start" style:justify-single-word="false">
        <style:drop-cap/>
      </style:paragraph-properties>
    </style:style>
    <style:style style:name="P966" style:family="paragraph" style:parent-style-name="Standard">
      <style:paragraph-properties fo:text-align="start" style:justify-single-word="false">
        <style:drop-cap/>
      </style:paragraph-properties>
    </style:style>
    <style:style style:name="P967" style:family="paragraph" style:parent-style-name="Standard">
      <style:paragraph-properties fo:text-align="start" style:justify-single-word="false">
        <style:drop-cap/>
      </style:paragraph-properties>
    </style:style>
    <style:style style:name="P968" style:family="paragraph" style:parent-style-name="Standard">
      <style:paragraph-properties fo:text-align="start" style:justify-single-word="false">
        <style:drop-cap/>
      </style:paragraph-properties>
    </style:style>
    <style:style style:name="P969" style:family="paragraph" style:parent-style-name="Standard">
      <style:paragraph-properties fo:text-align="start" style:justify-single-word="false">
        <style:drop-cap/>
      </style:paragraph-properties>
    </style:style>
    <style:style style:name="P970" style:family="paragraph" style:parent-style-name="Standard">
      <style:paragraph-properties fo:text-align="start" style:justify-single-word="false">
        <style:drop-cap/>
      </style:paragraph-properties>
    </style:style>
    <style:style style:name="P971" style:family="paragraph" style:parent-style-name="Standard">
      <style:paragraph-properties fo:text-align="start" style:justify-single-word="false">
        <style:drop-cap/>
      </style:paragraph-properties>
    </style:style>
    <style:style style:name="P972" style:family="paragraph" style:parent-style-name="Standard">
      <style:paragraph-properties fo:text-align="start" style:justify-single-word="false">
        <style:drop-cap/>
      </style:paragraph-properties>
    </style:style>
    <style:style style:name="P973" style:family="paragraph" style:parent-style-name="Standard">
      <style:paragraph-properties fo:text-align="start" style:justify-single-word="false">
        <style:drop-cap/>
      </style:paragraph-properties>
    </style:style>
    <style:style style:name="P974" style:family="paragraph" style:parent-style-name="Standard">
      <style:paragraph-properties fo:text-align="start" style:justify-single-word="false">
        <style:drop-cap/>
      </style:paragraph-properties>
    </style:style>
    <style:style style:name="P975" style:family="paragraph" style:parent-style-name="Standard">
      <style:paragraph-properties fo:text-align="start" style:justify-single-word="false">
        <style:drop-cap/>
      </style:paragraph-properties>
    </style:style>
    <style:style style:name="P976" style:family="paragraph" style:parent-style-name="Standard">
      <style:paragraph-properties fo:text-align="start" style:justify-single-word="false">
        <style:drop-cap/>
      </style:paragraph-properties>
    </style:style>
    <style:style style:name="P977" style:family="paragraph" style:parent-style-name="Standard">
      <style:paragraph-properties fo:text-align="start" style:justify-single-word="false">
        <style:drop-cap/>
      </style:paragraph-properties>
    </style:style>
    <style:style style:name="P978" style:family="paragraph" style:parent-style-name="Standard">
      <style:paragraph-properties fo:text-align="start" style:justify-single-word="false">
        <style:drop-cap/>
      </style:paragraph-properties>
    </style:style>
    <style:style style:name="P979" style:family="paragraph" style:parent-style-name="Standard">
      <style:paragraph-properties fo:text-align="start" style:justify-single-word="false">
        <style:drop-cap/>
      </style:paragraph-properties>
    </style:style>
    <style:style style:name="P980" style:family="paragraph" style:parent-style-name="Standard">
      <style:paragraph-properties fo:text-align="start" style:justify-single-word="false">
        <style:drop-cap/>
      </style:paragraph-properties>
    </style:style>
    <style:style style:name="P981" style:family="paragraph" style:parent-style-name="Standard">
      <style:paragraph-properties fo:text-align="start" style:justify-single-word="false">
        <style:drop-cap/>
      </style:paragraph-properties>
    </style:style>
    <style:style style:name="P982" style:family="paragraph" style:parent-style-name="Standard">
      <style:paragraph-properties fo:text-align="start" style:justify-single-word="false">
        <style:drop-cap/>
      </style:paragraph-properties>
    </style:style>
    <style:style style:name="P983" style:family="paragraph" style:parent-style-name="Standard">
      <style:paragraph-properties fo:text-align="start" style:justify-single-word="false">
        <style:drop-cap/>
      </style:paragraph-properties>
    </style:style>
    <style:style style:name="P984" style:family="paragraph" style:parent-style-name="Standard">
      <style:paragraph-properties fo:text-align="start" style:justify-single-word="false">
        <style:drop-cap/>
      </style:paragraph-properties>
    </style:style>
    <style:style style:name="P985" style:family="paragraph" style:parent-style-name="Standard">
      <style:paragraph-properties fo:text-align="start" style:justify-single-word="false">
        <style:drop-cap/>
      </style:paragraph-properties>
    </style:style>
    <style:style style:name="P986" style:family="paragraph" style:parent-style-name="Standard">
      <style:paragraph-properties fo:text-align="start" style:justify-single-word="false">
        <style:drop-cap/>
      </style:paragraph-properties>
    </style:style>
    <style:style style:name="P987" style:family="paragraph" style:parent-style-name="Standard">
      <style:paragraph-properties fo:text-align="start" style:justify-single-word="false">
        <style:drop-cap/>
      </style:paragraph-properties>
    </style:style>
    <style:style style:name="P988" style:family="paragraph" style:parent-style-name="Standard">
      <style:paragraph-properties fo:text-align="start" style:justify-single-word="false">
        <style:drop-cap/>
      </style:paragraph-properties>
    </style:style>
    <style:style style:name="P989" style:family="paragraph" style:parent-style-name="Standard">
      <style:paragraph-properties fo:text-align="start" style:justify-single-word="false">
        <style:drop-cap/>
      </style:paragraph-properties>
    </style:style>
    <style:style style:name="P990" style:family="paragraph" style:parent-style-name="Standard">
      <style:paragraph-properties fo:text-align="start" style:justify-single-word="false">
        <style:drop-cap/>
      </style:paragraph-properties>
    </style:style>
    <style:style style:name="P991" style:family="paragraph" style:parent-style-name="Standard">
      <style:paragraph-properties fo:text-align="start" style:justify-single-word="false">
        <style:drop-cap/>
      </style:paragraph-properties>
    </style:style>
    <style:style style:name="P992" style:family="paragraph" style:parent-style-name="Standard">
      <style:paragraph-properties fo:text-align="start" style:justify-single-word="false">
        <style:drop-cap/>
      </style:paragraph-properties>
    </style:style>
    <style:style style:name="P993" style:family="paragraph" style:parent-style-name="Standard">
      <style:paragraph-properties fo:text-align="start" style:justify-single-word="false">
        <style:drop-cap/>
      </style:paragraph-properties>
    </style:style>
    <style:style style:name="P994" style:family="paragraph" style:parent-style-name="Standard">
      <style:paragraph-properties fo:text-align="start" style:justify-single-word="false">
        <style:drop-cap/>
      </style:paragraph-properties>
    </style:style>
    <style:style style:name="P995" style:family="paragraph" style:parent-style-name="Standard">
      <style:paragraph-properties fo:text-align="start" style:justify-single-word="false">
        <style:drop-cap/>
      </style:paragraph-properties>
    </style:style>
    <style:style style:name="P996" style:family="paragraph" style:parent-style-name="Standard">
      <style:paragraph-properties fo:text-align="start" style:justify-single-word="false">
        <style:drop-cap/>
      </style:paragraph-properties>
    </style:style>
    <style:style style:name="P997" style:family="paragraph" style:parent-style-name="Standard">
      <style:paragraph-properties fo:text-align="start" style:justify-single-word="false">
        <style:drop-cap/>
      </style:paragraph-properties>
    </style:style>
    <style:style style:name="P998" style:family="paragraph" style:parent-style-name="Standard">
      <style:paragraph-properties fo:text-align="start" style:justify-single-word="false">
        <style:drop-cap/>
      </style:paragraph-properties>
    </style:style>
    <style:style style:name="P999" style:family="paragraph" style:parent-style-name="Standard">
      <style:paragraph-properties fo:text-align="start" style:justify-single-word="false">
        <style:drop-cap/>
      </style:paragraph-properties>
    </style:style>
    <style:style style:name="P1000" style:family="paragraph" style:parent-style-name="Standard">
      <style:paragraph-properties fo:text-align="start" style:justify-single-word="false">
        <style:drop-cap/>
      </style:paragraph-properties>
    </style:style>
    <style:style style:name="P1001" style:family="paragraph" style:parent-style-name="Standard">
      <style:paragraph-properties fo:text-align="start" style:justify-single-word="false">
        <style:drop-cap/>
      </style:paragraph-properties>
    </style:style>
    <style:style style:name="P1002" style:family="paragraph" style:parent-style-name="Standard">
      <style:paragraph-properties fo:text-align="start" style:justify-single-word="false">
        <style:drop-cap/>
      </style:paragraph-properties>
    </style:style>
    <style:style style:name="P1003" style:family="paragraph" style:parent-style-name="Standard">
      <style:paragraph-properties fo:text-align="start" style:justify-single-word="false">
        <style:drop-cap/>
      </style:paragraph-properties>
    </style:style>
    <style:style style:name="P1004" style:family="paragraph" style:parent-style-name="Standard">
      <style:paragraph-properties fo:text-align="start" style:justify-single-word="false">
        <style:drop-cap/>
      </style:paragraph-properties>
    </style:style>
    <style:style style:name="P1005" style:family="paragraph" style:parent-style-name="Standard">
      <style:paragraph-properties fo:text-align="start" style:justify-single-word="false">
        <style:drop-cap/>
      </style:paragraph-properties>
    </style:style>
    <style:style style:name="P1006" style:family="paragraph" style:parent-style-name="Standard">
      <style:paragraph-properties fo:text-align="start" style:justify-single-word="false">
        <style:drop-cap/>
      </style:paragraph-properties>
    </style:style>
    <style:style style:name="P1007" style:family="paragraph" style:parent-style-name="Standard">
      <style:paragraph-properties fo:text-align="start" style:justify-single-word="false">
        <style:drop-cap/>
      </style:paragraph-properties>
    </style:style>
    <style:style style:name="P1008" style:family="paragraph" style:parent-style-name="Standard">
      <style:paragraph-properties fo:text-align="start" style:justify-single-word="false">
        <style:drop-cap/>
      </style:paragraph-properties>
    </style:style>
    <style:style style:name="P1009" style:family="paragraph" style:parent-style-name="Standard">
      <style:paragraph-properties fo:text-align="start" style:justify-single-word="false">
        <style:drop-cap/>
      </style:paragraph-properties>
    </style:style>
    <style:style style:name="P1010" style:family="paragraph" style:parent-style-name="Standard">
      <style:paragraph-properties fo:text-align="start" style:justify-single-word="false">
        <style:drop-cap/>
      </style:paragraph-properties>
    </style:style>
    <style:style style:name="P1011" style:family="paragraph" style:parent-style-name="Standard">
      <style:paragraph-properties fo:text-align="start" style:justify-single-word="false">
        <style:drop-cap/>
      </style:paragraph-properties>
    </style:style>
    <style:style style:name="P1012" style:family="paragraph" style:parent-style-name="Standard">
      <style:paragraph-properties fo:text-align="start" style:justify-single-word="false">
        <style:drop-cap/>
      </style:paragraph-properties>
    </style:style>
    <style:style style:name="P1013" style:family="paragraph" style:parent-style-name="Standard">
      <style:paragraph-properties fo:text-align="start" style:justify-single-word="false">
        <style:drop-cap/>
      </style:paragraph-properties>
    </style:style>
    <style:style style:name="P1014" style:family="paragraph" style:parent-style-name="Standard">
      <style:paragraph-properties fo:text-align="start" style:justify-single-word="false">
        <style:drop-cap/>
      </style:paragraph-properties>
    </style:style>
    <style:style style:name="P1015" style:family="paragraph" style:parent-style-name="Standard">
      <style:paragraph-properties fo:text-align="start" style:justify-single-word="false">
        <style:drop-cap/>
      </style:paragraph-properties>
    </style:style>
    <style:style style:name="P1016" style:family="paragraph" style:parent-style-name="Standard">
      <style:paragraph-properties fo:text-align="start" style:justify-single-word="false">
        <style:drop-cap/>
      </style:paragraph-properties>
    </style:style>
    <style:style style:name="P1017" style:family="paragraph" style:parent-style-name="Standard">
      <style:paragraph-properties fo:text-align="start" style:justify-single-word="false">
        <style:drop-cap/>
      </style:paragraph-properties>
    </style:style>
    <style:style style:name="P1018" style:family="paragraph" style:parent-style-name="Standard">
      <style:paragraph-properties fo:text-align="start" style:justify-single-word="false">
        <style:drop-cap/>
      </style:paragraph-properties>
    </style:style>
    <style:style style:name="P1019" style:family="paragraph" style:parent-style-name="Standard">
      <style:paragraph-properties fo:text-align="start" style:justify-single-word="false">
        <style:drop-cap/>
      </style:paragraph-properties>
    </style:style>
    <style:style style:name="P1020" style:family="paragraph" style:parent-style-name="Standard">
      <style:paragraph-properties fo:text-align="start" style:justify-single-word="false">
        <style:drop-cap/>
      </style:paragraph-properties>
    </style:style>
    <style:style style:name="P1021" style:family="paragraph" style:parent-style-name="Standard">
      <style:paragraph-properties fo:text-align="start" style:justify-single-word="false">
        <style:drop-cap/>
      </style:paragraph-properties>
    </style:style>
    <style:style style:name="P1022" style:family="paragraph" style:parent-style-name="Standard">
      <style:paragraph-properties fo:text-align="start" style:justify-single-word="false">
        <style:drop-cap/>
      </style:paragraph-properties>
    </style:style>
    <style:style style:name="P1023" style:family="paragraph" style:parent-style-name="Standard">
      <style:paragraph-properties fo:text-align="start" style:justify-single-word="false">
        <style:drop-cap/>
      </style:paragraph-properties>
    </style:style>
    <style:style style:name="P1024" style:family="paragraph" style:parent-style-name="Standard">
      <style:paragraph-properties fo:text-align="start" style:justify-single-word="false">
        <style:drop-cap/>
      </style:paragraph-properties>
    </style:style>
    <style:style style:name="P1025" style:family="paragraph" style:parent-style-name="Standard">
      <style:paragraph-properties fo:text-align="start" style:justify-single-word="false">
        <style:drop-cap/>
      </style:paragraph-properties>
    </style:style>
    <style:style style:name="P1026" style:family="paragraph" style:parent-style-name="Standard">
      <style:paragraph-properties fo:text-align="start" style:justify-single-word="false">
        <style:drop-cap/>
      </style:paragraph-properties>
    </style:style>
    <style:style style:name="P1027" style:family="paragraph" style:parent-style-name="Standard">
      <style:paragraph-properties fo:text-align="start" style:justify-single-word="false">
        <style:drop-cap/>
      </style:paragraph-properties>
    </style:style>
    <style:style style:name="P1028" style:family="paragraph" style:parent-style-name="Standard">
      <style:paragraph-properties fo:text-align="start" style:justify-single-word="false">
        <style:drop-cap/>
      </style:paragraph-properties>
    </style:style>
    <style:style style:name="P1029" style:family="paragraph" style:parent-style-name="Standard">
      <style:paragraph-properties fo:text-align="start" style:justify-single-word="false">
        <style:drop-cap/>
      </style:paragraph-properties>
    </style:style>
    <style:style style:name="P1030" style:family="paragraph" style:parent-style-name="Standard">
      <style:paragraph-properties fo:text-align="start" style:justify-single-word="false">
        <style:drop-cap/>
      </style:paragraph-properties>
    </style:style>
    <style:style style:name="P1031" style:family="paragraph" style:parent-style-name="Standard">
      <style:paragraph-properties fo:text-align="start" style:justify-single-word="false">
        <style:drop-cap/>
      </style:paragraph-properties>
    </style:style>
    <style:style style:name="P1032" style:family="paragraph" style:parent-style-name="Standard">
      <style:paragraph-properties fo:text-align="start" style:justify-single-word="false">
        <style:drop-cap/>
      </style:paragraph-properties>
    </style:style>
    <style:style style:name="P1033" style:family="paragraph" style:parent-style-name="Standard">
      <style:paragraph-properties fo:text-align="start" style:justify-single-word="false">
        <style:drop-cap/>
      </style:paragraph-properties>
    </style:style>
    <style:style style:name="P1034" style:family="paragraph" style:parent-style-name="Standard">
      <style:paragraph-properties fo:text-align="start" style:justify-single-word="false">
        <style:drop-cap/>
      </style:paragraph-properties>
    </style:style>
    <style:style style:name="P1035" style:family="paragraph" style:parent-style-name="Standard">
      <style:paragraph-properties fo:text-align="start" style:justify-single-word="false">
        <style:drop-cap/>
      </style:paragraph-properties>
    </style:style>
    <style:style style:name="P1036" style:family="paragraph" style:parent-style-name="Standard">
      <style:paragraph-properties fo:text-align="start" style:justify-single-word="false">
        <style:drop-cap/>
      </style:paragraph-properties>
    </style:style>
    <style:style style:name="P1037" style:family="paragraph" style:parent-style-name="Standard">
      <style:paragraph-properties fo:text-align="start" style:justify-single-word="false">
        <style:drop-cap/>
      </style:paragraph-properties>
    </style:style>
    <style:style style:name="P1038" style:family="paragraph" style:parent-style-name="Standard">
      <style:paragraph-properties fo:text-align="start" style:justify-single-word="false">
        <style:drop-cap/>
      </style:paragraph-properties>
    </style:style>
    <style:style style:name="P1039" style:family="paragraph" style:parent-style-name="Standard">
      <style:paragraph-properties fo:text-align="start" style:justify-single-word="false">
        <style:drop-cap/>
      </style:paragraph-properties>
    </style:style>
    <style:style style:name="P1040" style:family="paragraph" style:parent-style-name="Standard">
      <style:paragraph-properties fo:text-align="start" style:justify-single-word="false">
        <style:drop-cap/>
      </style:paragraph-properties>
    </style:style>
    <style:style style:name="P1041" style:family="paragraph" style:parent-style-name="Standard">
      <style:paragraph-properties fo:text-align="start" style:justify-single-word="false">
        <style:drop-cap/>
      </style:paragraph-properties>
    </style:style>
    <style:style style:name="P1042" style:family="paragraph" style:parent-style-name="Standard">
      <style:paragraph-properties fo:text-align="start" style:justify-single-word="false">
        <style:drop-cap/>
      </style:paragraph-properties>
    </style:style>
    <style:style style:name="P1043" style:family="paragraph" style:parent-style-name="Standard">
      <style:paragraph-properties fo:text-align="start" style:justify-single-word="false">
        <style:drop-cap/>
      </style:paragraph-properties>
    </style:style>
    <style:style style:name="P1044" style:family="paragraph" style:parent-style-name="Standard">
      <style:paragraph-properties fo:text-align="start" style:justify-single-word="false">
        <style:drop-cap/>
      </style:paragraph-properties>
    </style:style>
    <style:style style:name="P1045" style:family="paragraph" style:parent-style-name="Standard">
      <style:paragraph-properties fo:text-align="start" style:justify-single-word="false">
        <style:drop-cap/>
      </style:paragraph-properties>
    </style:style>
    <style:style style:name="P1046" style:family="paragraph" style:parent-style-name="Standard">
      <style:paragraph-properties fo:text-align="start" style:justify-single-word="false">
        <style:drop-cap/>
      </style:paragraph-properties>
    </style:style>
    <style:style style:name="P1047" style:family="paragraph" style:parent-style-name="Standard">
      <style:paragraph-properties fo:text-align="start" style:justify-single-word="false">
        <style:drop-cap/>
      </style:paragraph-properties>
    </style:style>
    <style:style style:name="P1048" style:family="paragraph" style:parent-style-name="Standard">
      <style:paragraph-properties fo:text-align="start" style:justify-single-word="false">
        <style:drop-cap/>
      </style:paragraph-properties>
    </style:style>
    <style:style style:name="P1049" style:family="paragraph" style:parent-style-name="Standard">
      <style:paragraph-properties fo:text-align="start" style:justify-single-word="false">
        <style:drop-cap/>
      </style:paragraph-properties>
    </style:style>
    <style:style style:name="P1050" style:family="paragraph" style:parent-style-name="Standard">
      <style:paragraph-properties fo:text-align="start" style:justify-single-word="false">
        <style:drop-cap/>
      </style:paragraph-properties>
    </style:style>
    <style:style style:name="P1051" style:family="paragraph" style:parent-style-name="Standard">
      <style:paragraph-properties fo:text-align="start" style:justify-single-word="false">
        <style:drop-cap/>
      </style:paragraph-properties>
    </style:style>
    <style:style style:name="P1052" style:family="paragraph" style:parent-style-name="Standard">
      <style:paragraph-properties fo:text-align="start" style:justify-single-word="false">
        <style:drop-cap/>
      </style:paragraph-properties>
    </style:style>
    <style:style style:name="P1053" style:family="paragraph" style:parent-style-name="Standard">
      <style:paragraph-properties fo:text-align="start" style:justify-single-word="false">
        <style:drop-cap/>
      </style:paragraph-properties>
    </style:style>
    <style:style style:name="P1054" style:family="paragraph" style:parent-style-name="Standard">
      <style:paragraph-properties fo:text-align="start" style:justify-single-word="false">
        <style:drop-cap/>
      </style:paragraph-properties>
    </style:style>
    <style:style style:name="P1055" style:family="paragraph" style:parent-style-name="Standard">
      <style:paragraph-properties fo:text-align="start" style:justify-single-word="false">
        <style:drop-cap/>
      </style:paragraph-properties>
    </style:style>
    <style:style style:name="P1056" style:family="paragraph" style:parent-style-name="Standard">
      <style:paragraph-properties fo:text-align="start" style:justify-single-word="false">
        <style:drop-cap/>
      </style:paragraph-properties>
    </style:style>
    <style:style style:name="P1057" style:family="paragraph" style:parent-style-name="Standard">
      <style:paragraph-properties fo:text-align="start" style:justify-single-word="false">
        <style:drop-cap/>
      </style:paragraph-properties>
    </style:style>
    <style:style style:name="P1058" style:family="paragraph" style:parent-style-name="Standard">
      <style:paragraph-properties fo:text-align="start" style:justify-single-word="false">
        <style:drop-cap/>
      </style:paragraph-properties>
    </style:style>
    <style:style style:name="P1059" style:family="paragraph" style:parent-style-name="Standard">
      <style:paragraph-properties fo:text-align="start" style:justify-single-word="false">
        <style:drop-cap/>
      </style:paragraph-properties>
    </style:style>
    <style:style style:name="P1060" style:family="paragraph" style:parent-style-name="Standard">
      <style:paragraph-properties fo:text-align="start" style:justify-single-word="false">
        <style:drop-cap/>
      </style:paragraph-properties>
    </style:style>
    <style:style style:name="P1061" style:family="paragraph" style:parent-style-name="Standard">
      <style:paragraph-properties fo:text-align="start" style:justify-single-word="false">
        <style:drop-cap/>
      </style:paragraph-properties>
    </style:style>
    <style:style style:name="P1062" style:family="paragraph" style:parent-style-name="Standard">
      <style:paragraph-properties fo:text-align="start" style:justify-single-word="false">
        <style:drop-cap/>
      </style:paragraph-properties>
    </style:style>
    <style:style style:name="P1063" style:family="paragraph" style:parent-style-name="Standard">
      <style:paragraph-properties fo:text-align="start" style:justify-single-word="false">
        <style:drop-cap/>
      </style:paragraph-properties>
    </style:style>
    <style:style style:name="P1064" style:family="paragraph" style:parent-style-name="Standard">
      <style:paragraph-properties fo:text-align="start" style:justify-single-word="false">
        <style:drop-cap/>
      </style:paragraph-properties>
    </style:style>
    <style:style style:name="P1065" style:family="paragraph" style:parent-style-name="Standard">
      <style:paragraph-properties fo:text-align="start" style:justify-single-word="false">
        <style:drop-cap/>
      </style:paragraph-properties>
    </style:style>
    <style:style style:name="P1066" style:family="paragraph" style:parent-style-name="Standard">
      <style:paragraph-properties fo:text-align="start" style:justify-single-word="false">
        <style:drop-cap/>
      </style:paragraph-properties>
    </style:style>
    <style:style style:name="P1067" style:family="paragraph" style:parent-style-name="Standard">
      <style:paragraph-properties fo:text-align="start" style:justify-single-word="false">
        <style:drop-cap/>
      </style:paragraph-properties>
    </style:style>
    <style:style style:name="P1068" style:family="paragraph" style:parent-style-name="Standard">
      <style:paragraph-properties fo:text-align="start" style:justify-single-word="false">
        <style:drop-cap/>
      </style:paragraph-properties>
    </style:style>
    <style:style style:name="P1069" style:family="paragraph" style:parent-style-name="Standard">
      <style:paragraph-properties fo:text-align="start" style:justify-single-word="false">
        <style:drop-cap/>
      </style:paragraph-properties>
    </style:style>
    <style:style style:name="P1070" style:family="paragraph" style:parent-style-name="Standard">
      <style:paragraph-properties fo:text-align="start" style:justify-single-word="false">
        <style:drop-cap/>
      </style:paragraph-properties>
    </style:style>
    <style:style style:name="P1071" style:family="paragraph" style:parent-style-name="Standard">
      <style:paragraph-properties fo:text-align="start" style:justify-single-word="false">
        <style:drop-cap/>
      </style:paragraph-properties>
    </style:style>
    <style:style style:name="P1072" style:family="paragraph" style:parent-style-name="Standard">
      <style:paragraph-properties fo:text-align="start" style:justify-single-word="false">
        <style:drop-cap/>
      </style:paragraph-properties>
    </style:style>
    <style:style style:name="P1073" style:family="paragraph" style:parent-style-name="Standard">
      <style:paragraph-properties fo:text-align="start" style:justify-single-word="false">
        <style:drop-cap/>
      </style:paragraph-properties>
    </style:style>
    <style:style style:name="P1074" style:family="paragraph" style:parent-style-name="Standard">
      <style:paragraph-properties fo:text-align="start" style:justify-single-word="false">
        <style:drop-cap/>
      </style:paragraph-properties>
    </style:style>
    <style:style style:name="P1075" style:family="paragraph" style:parent-style-name="Standard">
      <style:paragraph-properties fo:text-align="start" style:justify-single-word="false" fo:orphans="2" fo:widows="2">
        <style:drop-cap/>
      </style:paragraph-properties>
    </style:style>
    <style:style style:name="P1076" style:family="paragraph" style:parent-style-name="Standard">
      <style:paragraph-properties fo:text-align="start" style:justify-single-word="false" fo:orphans="2" fo:widows="2">
        <style:drop-cap/>
      </style:paragraph-properties>
    </style:style>
    <style:style style:name="P1077" style:family="paragraph" style:parent-style-name="Standard">
      <style:paragraph-properties fo:text-align="start" style:justify-single-word="false">
        <style:drop-cap/>
      </style:paragraph-properties>
    </style:style>
    <style:style style:name="P1078" style:family="paragraph" style:parent-style-name="Standard">
      <style:paragraph-properties fo:text-align="start" style:justify-single-word="false">
        <style:drop-cap/>
      </style:paragraph-properties>
    </style:style>
    <style:style style:name="P1079" style:family="paragraph" style:parent-style-name="Standard">
      <style:paragraph-properties fo:text-align="start" style:justify-single-word="false">
        <style:drop-cap/>
      </style:paragraph-properties>
    </style:style>
    <style:style style:name="P1080" style:family="paragraph" style:parent-style-name="Standard">
      <style:paragraph-properties fo:text-align="start" style:justify-single-word="false">
        <style:drop-cap/>
      </style:paragraph-properties>
    </style:style>
    <style:style style:name="P1081" style:family="paragraph" style:parent-style-name="Standard">
      <style:paragraph-properties fo:text-align="start" style:justify-single-word="false">
        <style:drop-cap/>
      </style:paragraph-properties>
    </style:style>
    <style:style style:name="P1082" style:family="paragraph" style:parent-style-name="Standard">
      <style:paragraph-properties fo:text-align="start" style:justify-single-word="false">
        <style:drop-cap/>
      </style:paragraph-properties>
    </style:style>
    <style:style style:name="P1083" style:family="paragraph" style:parent-style-name="Standard">
      <style:paragraph-properties fo:text-align="start" style:justify-single-word="false">
        <style:drop-cap/>
      </style:paragraph-properties>
    </style:style>
    <style:style style:name="P1084" style:family="paragraph" style:parent-style-name="Standard">
      <style:paragraph-properties fo:text-align="start" style:justify-single-word="false">
        <style:drop-cap/>
      </style:paragraph-properties>
    </style:style>
    <style:style style:name="P1085" style:family="paragraph" style:parent-style-name="Standard">
      <style:paragraph-properties fo:text-align="start" style:justify-single-word="false">
        <style:drop-cap/>
      </style:paragraph-properties>
    </style:style>
    <style:style style:name="P1086" style:family="paragraph" style:parent-style-name="Standard">
      <style:paragraph-properties fo:text-align="start" style:justify-single-word="false">
        <style:drop-cap/>
      </style:paragraph-properties>
    </style:style>
    <style:style style:name="P1087" style:family="paragraph" style:parent-style-name="Standard">
      <style:paragraph-properties fo:text-align="start" style:justify-single-word="false">
        <style:drop-cap/>
      </style:paragraph-properties>
    </style:style>
    <style:style style:name="P1088" style:family="paragraph" style:parent-style-name="Standard">
      <style:paragraph-properties fo:text-align="start" style:justify-single-word="false">
        <style:drop-cap/>
      </style:paragraph-properties>
    </style:style>
    <style:style style:name="P1089" style:family="paragraph" style:parent-style-name="Standard">
      <style:paragraph-properties fo:text-align="start" style:justify-single-word="false">
        <style:drop-cap/>
      </style:paragraph-properties>
    </style:style>
    <style:style style:name="P1090" style:family="paragraph" style:parent-style-name="Standard">
      <style:paragraph-properties fo:text-align="start" style:justify-single-word="false">
        <style:drop-cap/>
      </style:paragraph-properties>
    </style:style>
    <style:style style:name="P1091" style:family="paragraph" style:parent-style-name="Standard">
      <style:paragraph-properties fo:text-align="start" style:justify-single-word="false">
        <style:drop-cap/>
      </style:paragraph-properties>
    </style:style>
    <style:style style:name="P1092" style:family="paragraph" style:parent-style-name="Standard">
      <style:paragraph-properties fo:text-align="start" style:justify-single-word="false">
        <style:drop-cap/>
      </style:paragraph-properties>
    </style:style>
    <style:style style:name="P1093" style:family="paragraph" style:parent-style-name="Standard">
      <style:paragraph-properties fo:text-align="start" style:justify-single-word="false">
        <style:drop-cap/>
      </style:paragraph-properties>
    </style:style>
    <style:style style:name="P1094" style:family="paragraph" style:parent-style-name="Standard">
      <style:paragraph-properties fo:text-align="start" style:justify-single-word="false">
        <style:drop-cap/>
      </style:paragraph-properties>
    </style:style>
    <style:style style:name="P1095" style:family="paragraph" style:parent-style-name="Standard">
      <style:paragraph-properties fo:text-align="start" style:justify-single-word="false">
        <style:drop-cap/>
      </style:paragraph-properties>
    </style:style>
    <style:style style:name="P1096" style:family="paragraph" style:parent-style-name="Standard">
      <style:paragraph-properties fo:text-align="start" style:justify-single-word="false">
        <style:drop-cap/>
      </style:paragraph-properties>
    </style:style>
    <style:style style:name="P1097" style:family="paragraph" style:parent-style-name="Standard">
      <style:paragraph-properties fo:text-align="start" style:justify-single-word="false">
        <style:drop-cap/>
      </style:paragraph-properties>
    </style:style>
    <style:style style:name="P1098" style:family="paragraph" style:parent-style-name="Standard">
      <style:paragraph-properties fo:text-align="start" style:justify-single-word="false">
        <style:drop-cap/>
      </style:paragraph-properties>
    </style:style>
    <style:style style:name="P1099" style:family="paragraph" style:parent-style-name="Standard">
      <style:paragraph-properties fo:text-align="start" style:justify-single-word="false">
        <style:drop-cap/>
      </style:paragraph-properties>
    </style:style>
    <style:style style:name="P1100" style:family="paragraph" style:parent-style-name="Standard">
      <style:paragraph-properties fo:text-align="start" style:justify-single-word="false">
        <style:drop-cap/>
      </style:paragraph-properties>
    </style:style>
    <style:style style:name="P1101" style:family="paragraph" style:parent-style-name="Standard">
      <style:paragraph-properties fo:text-align="start" style:justify-single-word="false">
        <style:drop-cap/>
      </style:paragraph-properties>
    </style:style>
    <style:style style:name="P1102" style:family="paragraph" style:parent-style-name="Standard">
      <style:paragraph-properties fo:text-align="start" style:justify-single-word="false">
        <style:drop-cap/>
      </style:paragraph-properties>
    </style:style>
    <style:style style:name="P1103" style:family="paragraph" style:parent-style-name="Standard">
      <style:paragraph-properties fo:text-align="start" style:justify-single-word="false">
        <style:drop-cap/>
      </style:paragraph-properties>
    </style:style>
    <style:style style:name="P1104" style:family="paragraph" style:parent-style-name="Standard">
      <style:paragraph-properties fo:text-align="start" style:justify-single-word="false">
        <style:drop-cap/>
      </style:paragraph-properties>
    </style:style>
    <style:style style:name="P1105" style:family="paragraph" style:parent-style-name="Standard">
      <style:paragraph-properties fo:text-align="start" style:justify-single-word="false">
        <style:drop-cap/>
      </style:paragraph-properties>
    </style:style>
    <style:style style:name="P1106" style:family="paragraph" style:parent-style-name="Standard">
      <style:paragraph-properties fo:text-align="start" style:justify-single-word="false">
        <style:drop-cap/>
      </style:paragraph-properties>
    </style:style>
    <style:style style:name="P1107" style:family="paragraph" style:parent-style-name="Standard">
      <style:paragraph-properties fo:text-align="start" style:justify-single-word="false">
        <style:drop-cap/>
      </style:paragraph-properties>
    </style:style>
    <style:style style:name="P1108" style:family="paragraph" style:parent-style-name="Standard">
      <style:paragraph-properties fo:text-align="start" style:justify-single-word="false">
        <style:drop-cap/>
      </style:paragraph-properties>
    </style:style>
    <style:style style:name="P1109" style:family="paragraph" style:parent-style-name="Standard">
      <style:paragraph-properties fo:text-align="start" style:justify-single-word="false">
        <style:drop-cap/>
      </style:paragraph-properties>
    </style:style>
    <style:style style:name="P1110" style:family="paragraph" style:parent-style-name="Standard">
      <style:paragraph-properties fo:text-align="start" style:justify-single-word="false">
        <style:drop-cap/>
      </style:paragraph-properties>
    </style:style>
    <style:style style:name="P1111" style:family="paragraph" style:parent-style-name="Standard">
      <style:paragraph-properties fo:text-align="start" style:justify-single-word="false">
        <style:drop-cap/>
      </style:paragraph-properties>
    </style:style>
    <style:style style:name="P1112" style:family="paragraph" style:parent-style-name="Standard">
      <style:paragraph-properties fo:text-align="start" style:justify-single-word="false">
        <style:drop-cap/>
      </style:paragraph-properties>
    </style:style>
    <style:style style:name="P1113" style:family="paragraph" style:parent-style-name="Standard">
      <style:paragraph-properties fo:text-align="start" style:justify-single-word="false">
        <style:drop-cap/>
      </style:paragraph-properties>
    </style:style>
    <style:style style:name="P1114" style:family="paragraph" style:parent-style-name="Standard">
      <style:paragraph-properties fo:text-align="start" style:justify-single-word="false">
        <style:drop-cap/>
      </style:paragraph-properties>
    </style:style>
    <style:style style:name="P1115" style:family="paragraph" style:parent-style-name="Standard">
      <style:paragraph-properties fo:text-align="start" style:justify-single-word="false">
        <style:drop-cap/>
      </style:paragraph-properties>
    </style:style>
    <style:style style:name="P1116" style:family="paragraph" style:parent-style-name="Standard">
      <style:paragraph-properties fo:text-align="start" style:justify-single-word="false">
        <style:drop-cap/>
      </style:paragraph-properties>
    </style:style>
    <style:style style:name="P1117" style:family="paragraph" style:parent-style-name="Standard">
      <style:paragraph-properties fo:text-align="start" style:justify-single-word="false">
        <style:drop-cap/>
      </style:paragraph-properties>
    </style:style>
    <style:style style:name="P1118" style:family="paragraph" style:parent-style-name="Standard">
      <style:paragraph-properties fo:text-align="start" style:justify-single-word="false">
        <style:drop-cap/>
      </style:paragraph-properties>
    </style:style>
    <style:style style:name="P1119" style:family="paragraph" style:parent-style-name="Standard">
      <style:paragraph-properties fo:text-align="start" style:justify-single-word="false">
        <style:drop-cap/>
      </style:paragraph-properties>
    </style:style>
    <style:style style:name="P1120" style:family="paragraph" style:parent-style-name="Standard">
      <style:paragraph-properties fo:text-align="start" style:justify-single-word="false">
        <style:drop-cap/>
      </style:paragraph-properties>
    </style:style>
    <style:style style:name="P1121" style:family="paragraph" style:parent-style-name="Standard">
      <style:paragraph-properties fo:text-align="start" style:justify-single-word="false">
        <style:drop-cap/>
      </style:paragraph-properties>
    </style:style>
    <style:style style:name="P1122" style:family="paragraph" style:parent-style-name="Standard">
      <style:paragraph-properties fo:text-align="start" style:justify-single-word="false">
        <style:drop-cap/>
      </style:paragraph-properties>
    </style:style>
    <style:style style:name="P1123" style:family="paragraph" style:parent-style-name="Standard">
      <style:paragraph-properties fo:text-align="start" style:justify-single-word="false">
        <style:drop-cap/>
      </style:paragraph-properties>
    </style:style>
    <style:style style:name="P1124" style:family="paragraph" style:parent-style-name="Standard">
      <style:paragraph-properties fo:text-align="start" style:justify-single-word="false">
        <style:drop-cap/>
      </style:paragraph-properties>
    </style:style>
    <style:style style:name="P1125" style:family="paragraph" style:parent-style-name="Standard">
      <style:paragraph-properties fo:text-align="start" style:justify-single-word="false">
        <style:drop-cap/>
      </style:paragraph-properties>
    </style:style>
    <style:style style:name="P1126" style:family="paragraph" style:parent-style-name="Standard">
      <style:paragraph-properties fo:text-align="start" style:justify-single-word="false">
        <style:drop-cap/>
      </style:paragraph-properties>
    </style:style>
    <style:style style:name="P1127" style:family="paragraph" style:parent-style-name="Standard">
      <style:paragraph-properties fo:text-align="start" style:justify-single-word="false">
        <style:drop-cap/>
      </style:paragraph-properties>
    </style:style>
    <style:style style:name="P1128" style:family="paragraph" style:parent-style-name="Standard">
      <style:paragraph-properties fo:text-align="start" style:justify-single-word="false">
        <style:drop-cap/>
      </style:paragraph-properties>
    </style:style>
    <style:style style:name="P1129" style:family="paragraph" style:parent-style-name="Standard">
      <style:paragraph-properties fo:text-align="start" style:justify-single-word="false">
        <style:drop-cap/>
      </style:paragraph-properties>
    </style:style>
    <style:style style:name="P1130" style:family="paragraph" style:parent-style-name="Standard">
      <style:paragraph-properties fo:text-align="start" style:justify-single-word="false">
        <style:drop-cap/>
      </style:paragraph-properties>
    </style:style>
    <style:style style:name="P1131" style:family="paragraph" style:parent-style-name="Standard">
      <style:paragraph-properties fo:text-align="start" style:justify-single-word="false">
        <style:drop-cap/>
      </style:paragraph-properties>
    </style:style>
    <style:style style:name="P1132" style:family="paragraph" style:parent-style-name="Standard">
      <style:paragraph-properties fo:text-align="start" style:justify-single-word="false">
        <style:drop-cap/>
      </style:paragraph-properties>
    </style:style>
    <style:style style:name="P1133" style:family="paragraph" style:parent-style-name="Standard">
      <style:paragraph-properties fo:text-align="start" style:justify-single-word="false">
        <style:drop-cap/>
      </style:paragraph-properties>
    </style:style>
    <style:style style:name="P1134" style:family="paragraph" style:parent-style-name="Standard">
      <style:paragraph-properties fo:text-align="start" style:justify-single-word="false">
        <style:drop-cap/>
      </style:paragraph-properties>
    </style:style>
    <style:style style:name="P1135" style:family="paragraph" style:parent-style-name="Standard">
      <style:paragraph-properties fo:text-align="start" style:justify-single-word="false">
        <style:drop-cap/>
      </style:paragraph-properties>
    </style:style>
    <style:style style:name="P1136" style:family="paragraph" style:parent-style-name="Standard">
      <style:paragraph-properties fo:text-align="start" style:justify-single-word="false">
        <style:drop-cap/>
      </style:paragraph-properties>
    </style:style>
    <style:style style:name="P1137" style:family="paragraph" style:parent-style-name="Standard">
      <style:paragraph-properties fo:text-align="start" style:justify-single-word="false">
        <style:drop-cap/>
      </style:paragraph-properties>
    </style:style>
    <style:style style:name="P1138" style:family="paragraph" style:parent-style-name="Standard">
      <style:paragraph-properties fo:text-align="start" style:justify-single-word="false">
        <style:drop-cap/>
      </style:paragraph-properties>
    </style:style>
    <style:style style:name="P1139" style:family="paragraph" style:parent-style-name="Standard">
      <style:paragraph-properties fo:text-align="start" style:justify-single-word="false">
        <style:drop-cap/>
      </style:paragraph-properties>
    </style:style>
    <style:style style:name="P1140" style:family="paragraph" style:parent-style-name="Standard">
      <style:paragraph-properties fo:text-align="start" style:justify-single-word="false">
        <style:drop-cap/>
      </style:paragraph-properties>
    </style:style>
    <style:style style:name="P1141" style:family="paragraph" style:parent-style-name="Standard">
      <style:paragraph-properties fo:text-align="start" style:justify-single-word="false">
        <style:drop-cap/>
      </style:paragraph-properties>
    </style:style>
    <style:style style:name="P1142" style:family="paragraph" style:parent-style-name="Standard">
      <style:paragraph-properties fo:text-align="start" style:justify-single-word="false">
        <style:drop-cap/>
      </style:paragraph-properties>
    </style:style>
    <style:style style:name="P1143" style:family="paragraph" style:parent-style-name="Standard">
      <style:paragraph-properties fo:text-align="start" style:justify-single-word="false">
        <style:drop-cap/>
      </style:paragraph-properties>
    </style:style>
    <style:style style:name="P1144" style:family="paragraph" style:parent-style-name="Standard">
      <style:paragraph-properties fo:text-align="start" style:justify-single-word="false">
        <style:drop-cap/>
      </style:paragraph-properties>
    </style:style>
    <style:style style:name="P1145" style:family="paragraph" style:parent-style-name="Standard">
      <style:paragraph-properties fo:text-align="start" style:justify-single-word="false">
        <style:drop-cap/>
      </style:paragraph-properties>
    </style:style>
    <style:style style:name="P1146" style:family="paragraph" style:parent-style-name="Standard">
      <style:paragraph-properties fo:text-align="start" style:justify-single-word="false">
        <style:drop-cap/>
      </style:paragraph-properties>
    </style:style>
    <style:style style:name="P1147" style:family="paragraph" style:parent-style-name="Standard">
      <style:paragraph-properties fo:text-align="start" style:justify-single-word="false">
        <style:drop-cap/>
      </style:paragraph-properties>
    </style:style>
    <style:style style:name="P1148" style:family="paragraph" style:parent-style-name="Standard">
      <style:paragraph-properties fo:text-align="start" style:justify-single-word="false">
        <style:drop-cap/>
      </style:paragraph-properties>
    </style:style>
    <style:style style:name="P1149" style:family="paragraph" style:parent-style-name="Standard">
      <style:paragraph-properties fo:text-align="start" style:justify-single-word="false">
        <style:drop-cap/>
      </style:paragraph-properties>
    </style:style>
    <style:style style:name="P1150" style:family="paragraph" style:parent-style-name="Standard">
      <style:paragraph-properties fo:text-align="start" style:justify-single-word="false">
        <style:drop-cap/>
      </style:paragraph-properties>
    </style:style>
    <style:style style:name="P1151" style:family="paragraph" style:parent-style-name="Standard">
      <style:paragraph-properties fo:text-align="start" style:justify-single-word="false">
        <style:drop-cap/>
      </style:paragraph-properties>
    </style:style>
    <style:style style:name="P1152" style:family="paragraph" style:parent-style-name="Standard">
      <style:paragraph-properties fo:text-align="start" style:justify-single-word="false">
        <style:drop-cap/>
      </style:paragraph-properties>
    </style:style>
    <style:style style:name="P1153" style:family="paragraph" style:parent-style-name="Standard">
      <style:paragraph-properties fo:text-align="start" style:justify-single-word="false">
        <style:drop-cap/>
      </style:paragraph-properties>
    </style:style>
    <style:style style:name="P1154" style:family="paragraph" style:parent-style-name="Standard">
      <style:paragraph-properties fo:text-align="start" style:justify-single-word="false">
        <style:drop-cap/>
      </style:paragraph-properties>
    </style:style>
    <style:style style:name="P1155" style:family="paragraph" style:parent-style-name="Standard">
      <style:paragraph-properties fo:text-align="start" style:justify-single-word="false">
        <style:drop-cap/>
      </style:paragraph-properties>
    </style:style>
    <style:style style:name="P1156" style:family="paragraph" style:parent-style-name="Standard">
      <style:paragraph-properties fo:text-align="start" style:justify-single-word="false">
        <style:drop-cap/>
      </style:paragraph-properties>
    </style:style>
    <style:style style:name="P1157" style:family="paragraph" style:parent-style-name="Standard">
      <style:paragraph-properties fo:text-align="start" style:justify-single-word="false">
        <style:drop-cap/>
      </style:paragraph-properties>
    </style:style>
    <style:style style:name="P1158" style:family="paragraph" style:parent-style-name="Standard">
      <style:paragraph-properties fo:text-align="start" style:justify-single-word="false">
        <style:drop-cap/>
      </style:paragraph-properties>
    </style:style>
    <style:style style:name="P1159" style:family="paragraph" style:parent-style-name="Standard">
      <style:paragraph-properties fo:text-align="start" style:justify-single-word="false">
        <style:drop-cap/>
      </style:paragraph-properties>
    </style:style>
    <style:style style:name="P1160" style:family="paragraph" style:parent-style-name="Standard">
      <style:paragraph-properties fo:text-align="start" style:justify-single-word="false">
        <style:drop-cap/>
      </style:paragraph-properties>
    </style:style>
    <style:style style:name="P1161" style:family="paragraph" style:parent-style-name="Standard">
      <style:paragraph-properties fo:text-align="start" style:justify-single-word="false">
        <style:drop-cap/>
      </style:paragraph-properties>
    </style:style>
    <style:style style:name="P1162" style:family="paragraph" style:parent-style-name="Standard">
      <style:paragraph-properties fo:text-align="start" style:justify-single-word="false">
        <style:drop-cap/>
      </style:paragraph-properties>
    </style:style>
    <style:style style:name="P1163" style:family="paragraph" style:parent-style-name="Standard">
      <style:paragraph-properties fo:text-align="start" style:justify-single-word="false">
        <style:drop-cap/>
      </style:paragraph-properties>
    </style:style>
    <style:style style:name="P1164" style:family="paragraph" style:parent-style-name="Standard">
      <style:paragraph-properties fo:text-align="start" style:justify-single-word="false">
        <style:drop-cap/>
      </style:paragraph-properties>
    </style:style>
    <style:style style:name="P1165" style:family="paragraph" style:parent-style-name="Standard">
      <style:paragraph-properties fo:text-align="start" style:justify-single-word="false">
        <style:drop-cap/>
      </style:paragraph-properties>
    </style:style>
    <style:style style:name="P1166" style:family="paragraph" style:parent-style-name="Standard">
      <style:paragraph-properties fo:text-align="start" style:justify-single-word="false">
        <style:drop-cap/>
      </style:paragraph-properties>
    </style:style>
    <style:style style:name="P1167" style:family="paragraph" style:parent-style-name="Standard">
      <style:paragraph-properties fo:text-align="start" style:justify-single-word="false">
        <style:drop-cap/>
      </style:paragraph-properties>
    </style:style>
    <style:style style:name="P1168" style:family="paragraph" style:parent-style-name="Standard">
      <style:paragraph-properties fo:text-align="start" style:justify-single-word="false">
        <style:drop-cap/>
      </style:paragraph-properties>
    </style:style>
    <style:style style:name="P1169" style:family="paragraph" style:parent-style-name="Standard">
      <style:paragraph-properties fo:text-align="start" style:justify-single-word="false">
        <style:drop-cap/>
      </style:paragraph-properties>
    </style:style>
    <style:style style:name="P1170" style:family="paragraph" style:parent-style-name="Standard">
      <style:paragraph-properties fo:text-align="start" style:justify-single-word="false">
        <style:drop-cap/>
      </style:paragraph-properties>
    </style:style>
    <style:style style:name="P1171" style:family="paragraph" style:parent-style-name="Standard">
      <style:paragraph-properties fo:text-align="start" style:justify-single-word="false">
        <style:drop-cap/>
      </style:paragraph-properties>
    </style:style>
    <style:style style:name="P1172" style:family="paragraph" style:parent-style-name="Standard">
      <style:paragraph-properties fo:text-align="start" style:justify-single-word="false">
        <style:drop-cap/>
      </style:paragraph-properties>
    </style:style>
    <style:style style:name="P1173" style:family="paragraph" style:parent-style-name="Standard">
      <style:paragraph-properties fo:text-align="start" style:justify-single-word="false">
        <style:drop-cap/>
      </style:paragraph-properties>
    </style:style>
    <style:style style:name="P1174" style:family="paragraph" style:parent-style-name="Standard">
      <style:paragraph-properties fo:text-align="start" style:justify-single-word="false">
        <style:drop-cap/>
      </style:paragraph-properties>
    </style:style>
    <style:style style:name="P1175" style:family="paragraph" style:parent-style-name="Standard">
      <style:paragraph-properties fo:text-align="start" style:justify-single-word="false">
        <style:drop-cap/>
      </style:paragraph-properties>
    </style:style>
    <style:style style:name="P1176" style:family="paragraph" style:parent-style-name="Standard">
      <style:paragraph-properties fo:text-align="start" style:justify-single-word="false">
        <style:drop-cap/>
      </style:paragraph-properties>
    </style:style>
    <style:style style:name="P1177" style:family="paragraph" style:parent-style-name="Standard">
      <style:paragraph-properties fo:text-align="start" style:justify-single-word="false">
        <style:drop-cap/>
      </style:paragraph-properties>
    </style:style>
    <style:style style:name="P1178" style:family="paragraph" style:parent-style-name="Standard">
      <style:paragraph-properties fo:text-align="start" style:justify-single-word="false">
        <style:drop-cap/>
      </style:paragraph-properties>
    </style:style>
    <style:style style:name="P1179" style:family="paragraph" style:parent-style-name="Standard">
      <style:paragraph-properties fo:text-align="start" style:justify-single-word="false">
        <style:drop-cap/>
      </style:paragraph-properties>
    </style:style>
    <style:style style:name="P1180" style:family="paragraph" style:parent-style-name="Standard">
      <style:paragraph-properties fo:text-align="start" style:justify-single-word="false">
        <style:drop-cap/>
      </style:paragraph-properties>
    </style:style>
    <style:style style:name="P1181" style:family="paragraph" style:parent-style-name="Standard">
      <style:paragraph-properties fo:text-align="start" style:justify-single-word="false">
        <style:drop-cap/>
      </style:paragraph-properties>
    </style:style>
    <style:style style:name="P1182" style:family="paragraph" style:parent-style-name="Standard">
      <style:paragraph-properties fo:text-align="start" style:justify-single-word="false">
        <style:drop-cap/>
      </style:paragraph-properties>
    </style:style>
    <style:style style:name="P1183" style:family="paragraph" style:parent-style-name="Standard">
      <style:paragraph-properties fo:text-align="start" style:justify-single-word="false">
        <style:drop-cap/>
      </style:paragraph-properties>
    </style:style>
    <style:style style:name="P1184" style:family="paragraph" style:parent-style-name="Standard">
      <style:paragraph-properties fo:text-align="start" style:justify-single-word="false">
        <style:drop-cap/>
      </style:paragraph-properties>
    </style:style>
    <style:style style:name="P1185" style:family="paragraph" style:parent-style-name="Standard">
      <style:paragraph-properties fo:text-align="start" style:justify-single-word="false">
        <style:drop-cap/>
      </style:paragraph-properties>
    </style:style>
    <style:style style:name="P1186" style:family="paragraph" style:parent-style-name="Standard">
      <style:paragraph-properties fo:text-align="start" style:justify-single-word="false">
        <style:drop-cap/>
      </style:paragraph-properties>
    </style:style>
    <style:style style:name="P1187" style:family="paragraph" style:parent-style-name="Standard">
      <style:paragraph-properties fo:text-align="start" style:justify-single-word="false">
        <style:drop-cap/>
      </style:paragraph-properties>
    </style:style>
    <style:style style:name="P1188" style:family="paragraph" style:parent-style-name="Standard">
      <style:paragraph-properties fo:text-align="start" style:justify-single-word="false">
        <style:drop-cap/>
      </style:paragraph-properties>
    </style:style>
    <style:style style:name="P1189" style:family="paragraph" style:parent-style-name="Standard">
      <style:paragraph-properties fo:text-align="start" style:justify-single-word="false">
        <style:drop-cap/>
      </style:paragraph-properties>
    </style:style>
    <style:style style:name="P1190" style:family="paragraph" style:parent-style-name="Standard">
      <style:paragraph-properties fo:text-align="start" style:justify-single-word="false">
        <style:drop-cap/>
      </style:paragraph-properties>
    </style:style>
    <style:style style:name="P1191" style:family="paragraph" style:parent-style-name="Standard">
      <style:paragraph-properties fo:text-align="start" style:justify-single-word="false">
        <style:drop-cap/>
      </style:paragraph-properties>
    </style:style>
    <style:style style:name="P1192" style:family="paragraph" style:parent-style-name="Standard">
      <style:paragraph-properties fo:text-align="start" style:justify-single-word="false">
        <style:drop-cap/>
      </style:paragraph-properties>
    </style:style>
    <style:style style:name="P1193" style:family="paragraph" style:parent-style-name="Standard">
      <style:paragraph-properties fo:text-align="start" style:justify-single-word="false">
        <style:drop-cap/>
      </style:paragraph-properties>
    </style:style>
    <style:style style:name="P1194" style:family="paragraph" style:parent-style-name="Standard">
      <style:paragraph-properties fo:text-align="start" style:justify-single-word="false">
        <style:drop-cap/>
      </style:paragraph-properties>
    </style:style>
    <style:style style:name="P1195" style:family="paragraph" style:parent-style-name="Standard">
      <style:paragraph-properties fo:text-align="start" style:justify-single-word="false">
        <style:drop-cap/>
      </style:paragraph-properties>
    </style:style>
    <style:style style:name="P1196" style:family="paragraph" style:parent-style-name="Standard">
      <style:paragraph-properties fo:text-align="start" style:justify-single-word="false">
        <style:drop-cap/>
      </style:paragraph-properties>
    </style:style>
    <style:style style:name="P1197" style:family="paragraph" style:parent-style-name="Standard" style:list-style-name="WW8Num4">
      <style:paragraph-properties fo:text-align="start" style:justify-single-word="false">
        <style:drop-cap/>
      </style:paragraph-properties>
    </style:style>
    <style:style style:name="P1198" style:family="paragraph" style:parent-style-name="Standard">
      <style:paragraph-properties fo:text-align="start" style:justify-single-word="false">
        <style:drop-cap/>
      </style:paragraph-properties>
    </style:style>
    <style:style style:name="P1199" style:family="paragraph" style:parent-style-name="Standard">
      <style:paragraph-properties fo:text-align="start" style:justify-single-word="false">
        <style:drop-cap/>
      </style:paragraph-properties>
    </style:style>
    <style:style style:name="P1200" style:family="paragraph" style:parent-style-name="Standard">
      <style:paragraph-properties fo:text-align="start" style:justify-single-word="false">
        <style:drop-cap/>
      </style:paragraph-properties>
    </style:style>
    <style:style style:name="P1201" style:family="paragraph" style:parent-style-name="Standard">
      <style:paragraph-properties fo:text-align="start" style:justify-single-word="false">
        <style:drop-cap/>
      </style:paragraph-properties>
    </style:style>
    <style:style style:name="P1202" style:family="paragraph" style:parent-style-name="Standard">
      <style:paragraph-properties fo:text-align="start" style:justify-single-word="false">
        <style:drop-cap/>
      </style:paragraph-properties>
    </style:style>
    <style:style style:name="P1203" style:family="paragraph" style:parent-style-name="Standard">
      <style:paragraph-properties fo:text-align="start" style:justify-single-word="false">
        <style:drop-cap/>
      </style:paragraph-properties>
    </style:style>
    <style:style style:name="P1204" style:family="paragraph" style:parent-style-name="Standard">
      <style:paragraph-properties fo:text-align="start" style:justify-single-word="false">
        <style:drop-cap/>
      </style:paragraph-properties>
    </style:style>
    <style:style style:name="P1205" style:family="paragraph" style:parent-style-name="Standard">
      <style:paragraph-properties fo:text-align="start" style:justify-single-word="false">
        <style:drop-cap/>
      </style:paragraph-properties>
    </style:style>
    <style:style style:name="P1206" style:family="paragraph" style:parent-style-name="Standard">
      <style:paragraph-properties fo:text-align="start" style:justify-single-word="false">
        <style:drop-cap/>
      </style:paragraph-properties>
    </style:style>
    <style:style style:name="P1207" style:family="paragraph" style:parent-style-name="Standard">
      <style:paragraph-properties fo:text-align="start" style:justify-single-word="false">
        <style:drop-cap/>
      </style:paragraph-properties>
    </style:style>
    <style:style style:name="P1208" style:family="paragraph" style:parent-style-name="Standard">
      <style:paragraph-properties fo:text-align="start" style:justify-single-word="false">
        <style:drop-cap/>
      </style:paragraph-properties>
    </style:style>
    <style:style style:name="P1209" style:family="paragraph" style:parent-style-name="Standard">
      <style:paragraph-properties fo:text-align="start" style:justify-single-word="false">
        <style:drop-cap/>
      </style:paragraph-properties>
    </style:style>
    <style:style style:name="P1210" style:family="paragraph" style:parent-style-name="Standard">
      <style:paragraph-properties fo:text-align="start" style:justify-single-word="false">
        <style:drop-cap/>
      </style:paragraph-properties>
    </style:style>
    <style:style style:name="P1211" style:family="paragraph" style:parent-style-name="Standard">
      <style:paragraph-properties fo:text-align="start" style:justify-single-word="false">
        <style:drop-cap/>
      </style:paragraph-properties>
    </style:style>
    <style:style style:name="P1212" style:family="paragraph" style:parent-style-name="Standard">
      <style:paragraph-properties fo:text-align="start" style:justify-single-word="false">
        <style:drop-cap/>
      </style:paragraph-properties>
    </style:style>
    <style:style style:name="P1213" style:family="paragraph" style:parent-style-name="Standard">
      <style:paragraph-properties fo:text-align="start" style:justify-single-word="false">
        <style:drop-cap/>
      </style:paragraph-properties>
    </style:style>
    <style:style style:name="P1214" style:family="paragraph" style:parent-style-name="Standard">
      <style:paragraph-properties fo:text-align="start" style:justify-single-word="false">
        <style:drop-cap/>
      </style:paragraph-properties>
    </style:style>
    <style:style style:name="P1215" style:family="paragraph" style:parent-style-name="Standard">
      <style:paragraph-properties fo:text-align="start" style:justify-single-word="false">
        <style:drop-cap/>
      </style:paragraph-properties>
    </style:style>
    <style:style style:name="P1216" style:family="paragraph" style:parent-style-name="Standard">
      <style:paragraph-properties fo:text-align="start" style:justify-single-word="false">
        <style:drop-cap/>
      </style:paragraph-properties>
    </style:style>
    <style:style style:name="P1217" style:family="paragraph" style:parent-style-name="Standard">
      <style:paragraph-properties fo:text-align="start" style:justify-single-word="false">
        <style:drop-cap/>
      </style:paragraph-properties>
    </style:style>
    <style:style style:name="P1218" style:family="paragraph" style:parent-style-name="Standard">
      <style:paragraph-properties fo:text-align="start" style:justify-single-word="false">
        <style:drop-cap/>
      </style:paragraph-properties>
    </style:style>
    <style:style style:name="P1219" style:family="paragraph" style:parent-style-name="Standard">
      <style:paragraph-properties fo:text-align="start" style:justify-single-word="false">
        <style:drop-cap/>
      </style:paragraph-properties>
    </style:style>
    <style:style style:name="P1220" style:family="paragraph" style:parent-style-name="Standard">
      <style:paragraph-properties fo:text-align="start" style:justify-single-word="false">
        <style:drop-cap/>
      </style:paragraph-properties>
    </style:style>
    <style:style style:name="P1221" style:family="paragraph" style:parent-style-name="Standard">
      <style:paragraph-properties fo:text-align="start" style:justify-single-word="false">
        <style:drop-cap/>
      </style:paragraph-properties>
    </style:style>
    <style:style style:name="P1222" style:family="paragraph" style:parent-style-name="Standard">
      <style:paragraph-properties fo:text-align="start" style:justify-single-word="false">
        <style:drop-cap/>
      </style:paragraph-properties>
    </style:style>
    <style:style style:name="P1223" style:family="paragraph" style:parent-style-name="Standard">
      <style:paragraph-properties fo:text-align="start" style:justify-single-word="false">
        <style:drop-cap/>
      </style:paragraph-properties>
    </style:style>
    <style:style style:name="P1224" style:family="paragraph" style:parent-style-name="Standard">
      <style:paragraph-properties fo:text-align="start" style:justify-single-word="false">
        <style:drop-cap/>
      </style:paragraph-properties>
    </style:style>
    <style:style style:name="P1225" style:family="paragraph" style:parent-style-name="Standard">
      <style:paragraph-properties fo:text-align="start" style:justify-single-word="false">
        <style:drop-cap/>
      </style:paragraph-properties>
    </style:style>
    <style:style style:name="P1226" style:family="paragraph" style:parent-style-name="Standard">
      <style:paragraph-properties fo:text-align="start" style:justify-single-word="false">
        <style:drop-cap/>
      </style:paragraph-properties>
    </style:style>
    <style:style style:name="P1227" style:family="paragraph" style:parent-style-name="Standard">
      <style:paragraph-properties fo:text-align="start" style:justify-single-word="false">
        <style:drop-cap/>
      </style:paragraph-properties>
    </style:style>
    <style:style style:name="P1228" style:family="paragraph" style:parent-style-name="Standard">
      <style:paragraph-properties fo:text-align="start" style:justify-single-word="false">
        <style:drop-cap/>
      </style:paragraph-properties>
    </style:style>
    <style:style style:name="P1229" style:family="paragraph" style:parent-style-name="Standard">
      <style:paragraph-properties fo:text-align="start" style:justify-single-word="false">
        <style:drop-cap/>
      </style:paragraph-properties>
    </style:style>
    <style:style style:name="P1230" style:family="paragraph" style:parent-style-name="Standard">
      <style:paragraph-properties fo:text-align="start" style:justify-single-word="false">
        <style:drop-cap/>
      </style:paragraph-properties>
    </style:style>
    <style:style style:name="P1231" style:family="paragraph" style:parent-style-name="Standard">
      <style:paragraph-properties fo:text-align="start" style:justify-single-word="false">
        <style:drop-cap/>
      </style:paragraph-properties>
    </style:style>
    <style:style style:name="P1232" style:family="paragraph" style:parent-style-name="Standard">
      <style:paragraph-properties fo:text-align="start" style:justify-single-word="false">
        <style:drop-cap/>
      </style:paragraph-properties>
    </style:style>
    <style:style style:name="P1233" style:family="paragraph" style:parent-style-name="Standard">
      <style:paragraph-properties fo:text-align="start" style:justify-single-word="false">
        <style:drop-cap/>
      </style:paragraph-properties>
    </style:style>
    <style:style style:name="P1234" style:family="paragraph" style:parent-style-name="Standard">
      <style:paragraph-properties fo:text-align="start" style:justify-single-word="false">
        <style:drop-cap/>
      </style:paragraph-properties>
    </style:style>
    <style:style style:name="P1235" style:family="paragraph" style:parent-style-name="Standard">
      <style:paragraph-properties fo:text-align="start" style:justify-single-word="false">
        <style:drop-cap/>
      </style:paragraph-properties>
    </style:style>
    <style:style style:name="P1236" style:family="paragraph" style:parent-style-name="Standard">
      <style:paragraph-properties fo:text-align="start" style:justify-single-word="false">
        <style:drop-cap/>
      </style:paragraph-properties>
    </style:style>
    <style:style style:name="P1237" style:family="paragraph" style:parent-style-name="Standard">
      <style:paragraph-properties fo:text-align="start" style:justify-single-word="false">
        <style:drop-cap/>
      </style:paragraph-properties>
    </style:style>
    <style:style style:name="P1238" style:family="paragraph" style:parent-style-name="Standard">
      <style:paragraph-properties fo:text-align="start" style:justify-single-word="false">
        <style:drop-cap/>
      </style:paragraph-properties>
    </style:style>
    <style:style style:name="P1239" style:family="paragraph" style:parent-style-name="Standard">
      <style:paragraph-properties fo:text-align="start" style:justify-single-word="false">
        <style:drop-cap/>
      </style:paragraph-properties>
    </style:style>
    <style:style style:name="P1240" style:family="paragraph" style:parent-style-name="Standard">
      <style:paragraph-properties fo:text-align="start" style:justify-single-word="false">
        <style:drop-cap/>
      </style:paragraph-properties>
    </style:style>
    <style:style style:name="P1241" style:family="paragraph" style:parent-style-name="Standard">
      <style:paragraph-properties fo:text-align="start" style:justify-single-word="false">
        <style:drop-cap/>
      </style:paragraph-properties>
    </style:style>
    <style:style style:name="P1242" style:family="paragraph" style:parent-style-name="Standard">
      <style:paragraph-properties fo:text-align="start" style:justify-single-word="false">
        <style:drop-cap/>
      </style:paragraph-properties>
    </style:style>
    <style:style style:name="P1243" style:family="paragraph" style:parent-style-name="Standard">
      <style:paragraph-properties fo:text-align="start" style:justify-single-word="false">
        <style:drop-cap/>
      </style:paragraph-properties>
    </style:style>
    <style:style style:name="P1244" style:family="paragraph" style:parent-style-name="Standard">
      <style:paragraph-properties fo:text-align="start" style:justify-single-word="false">
        <style:drop-cap/>
      </style:paragraph-properties>
    </style:style>
    <style:style style:name="P1245" style:family="paragraph" style:parent-style-name="Standard">
      <style:paragraph-properties fo:text-align="start" style:justify-single-word="false">
        <style:drop-cap/>
      </style:paragraph-properties>
    </style:style>
    <style:style style:name="P1246" style:family="paragraph" style:parent-style-name="Standard">
      <style:paragraph-properties fo:text-align="start" style:justify-single-word="false">
        <style:drop-cap/>
      </style:paragraph-properties>
    </style:style>
    <style:style style:name="P1247" style:family="paragraph" style:parent-style-name="Standard">
      <style:paragraph-properties fo:text-align="start" style:justify-single-word="false">
        <style:drop-cap/>
      </style:paragraph-properties>
    </style:style>
    <style:style style:name="P1248" style:family="paragraph" style:parent-style-name="Standard">
      <style:paragraph-properties fo:text-align="start" style:justify-single-word="false">
        <style:drop-cap/>
      </style:paragraph-properties>
    </style:style>
    <style:style style:name="P1249" style:family="paragraph" style:parent-style-name="Standard">
      <style:paragraph-properties fo:text-align="start" style:justify-single-word="false">
        <style:drop-cap/>
      </style:paragraph-properties>
    </style:style>
    <style:style style:name="P1250" style:family="paragraph" style:parent-style-name="Standard">
      <style:paragraph-properties fo:text-align="start" style:justify-single-word="false">
        <style:drop-cap/>
      </style:paragraph-properties>
    </style:style>
    <style:style style:name="P1251" style:family="paragraph" style:parent-style-name="Standard">
      <style:paragraph-properties fo:text-align="start" style:justify-single-word="false">
        <style:drop-cap/>
      </style:paragraph-properties>
    </style:style>
    <style:style style:name="P1252" style:family="paragraph" style:parent-style-name="Standard">
      <style:paragraph-properties fo:text-align="start" style:justify-single-word="false">
        <style:drop-cap/>
      </style:paragraph-properties>
    </style:style>
    <style:style style:name="P1253" style:family="paragraph" style:parent-style-name="Standard" style:list-style-name="WW8Num2">
      <style:paragraph-properties fo:text-align="start" style:justify-single-word="false">
        <style:drop-cap/>
      </style:paragraph-properties>
    </style:style>
    <style:style style:name="P1254" style:family="paragraph" style:parent-style-name="Standard" style:list-style-name="WW8Num2">
      <style:paragraph-properties fo:text-align="start" style:justify-single-word="false">
        <style:drop-cap/>
      </style:paragraph-properties>
    </style:style>
    <style:style style:name="P1255" style:family="paragraph" style:parent-style-name="Standard">
      <style:paragraph-properties fo:text-align="start" style:justify-single-word="false">
        <style:drop-cap/>
      </style:paragraph-properties>
    </style:style>
    <style:style style:name="P1256" style:family="paragraph" style:parent-style-name="Standard">
      <style:paragraph-properties fo:text-align="start" style:justify-single-word="false">
        <style:drop-cap/>
      </style:paragraph-properties>
    </style:style>
    <style:style style:name="P1257" style:family="paragraph" style:parent-style-name="Standard">
      <style:paragraph-properties fo:text-align="start" style:justify-single-word="false">
        <style:drop-cap/>
      </style:paragraph-properties>
    </style:style>
    <style:style style:name="P1258" style:family="paragraph" style:parent-style-name="Standard">
      <style:paragraph-properties fo:text-align="start" style:justify-single-word="false">
        <style:drop-cap/>
      </style:paragraph-properties>
    </style:style>
    <style:style style:name="P1259" style:family="paragraph" style:parent-style-name="Standard">
      <style:paragraph-properties fo:text-align="start" style:justify-single-word="false">
        <style:drop-cap/>
      </style:paragraph-properties>
    </style:style>
    <style:style style:name="P1260" style:family="paragraph" style:parent-style-name="Standard">
      <style:paragraph-properties fo:text-align="start" style:justify-single-word="false">
        <style:drop-cap/>
      </style:paragraph-properties>
    </style:style>
    <style:style style:name="P1261" style:family="paragraph" style:parent-style-name="Standard">
      <style:paragraph-properties fo:text-align="start" style:justify-single-word="false">
        <style:drop-cap/>
      </style:paragraph-properties>
    </style:style>
    <style:style style:name="P1262" style:family="paragraph" style:parent-style-name="Standard">
      <style:paragraph-properties fo:text-align="start" style:justify-single-word="false">
        <style:drop-cap/>
      </style:paragraph-properties>
    </style:style>
    <style:style style:name="P1263" style:family="paragraph" style:parent-style-name="Standard">
      <style:paragraph-properties fo:text-align="start" style:justify-single-word="false">
        <style:drop-cap/>
      </style:paragraph-properties>
    </style:style>
    <style:style style:name="P1264" style:family="paragraph" style:parent-style-name="Standard">
      <style:paragraph-properties fo:text-align="start" style:justify-single-word="false">
        <style:drop-cap/>
      </style:paragraph-properties>
    </style:style>
    <style:style style:name="P1265" style:family="paragraph" style:parent-style-name="Standard">
      <style:paragraph-properties fo:text-align="start" style:justify-single-word="false">
        <style:drop-cap/>
      </style:paragraph-properties>
    </style:style>
    <style:style style:name="P1266" style:family="paragraph" style:parent-style-name="Standard">
      <style:paragraph-properties fo:text-align="start" style:justify-single-word="false">
        <style:drop-cap/>
      </style:paragraph-properties>
    </style:style>
    <style:style style:name="P1267" style:family="paragraph" style:parent-style-name="Standard">
      <style:paragraph-properties fo:text-align="start" style:justify-single-word="false">
        <style:drop-cap/>
      </style:paragraph-properties>
    </style:style>
    <style:style style:name="P1268" style:family="paragraph" style:parent-style-name="Standard">
      <style:paragraph-properties fo:text-align="start" style:justify-single-word="false">
        <style:drop-cap/>
      </style:paragraph-properties>
    </style:style>
    <style:style style:name="P1269" style:family="paragraph" style:parent-style-name="Standard">
      <style:paragraph-properties fo:text-align="start" style:justify-single-word="false">
        <style:drop-cap/>
      </style:paragraph-properties>
    </style:style>
    <style:style style:name="P1270" style:family="paragraph" style:parent-style-name="Standard">
      <style:paragraph-properties fo:text-align="start" style:justify-single-word="false">
        <style:drop-cap/>
      </style:paragraph-properties>
    </style:style>
    <style:style style:name="P1271" style:family="paragraph" style:parent-style-name="Standard">
      <style:paragraph-properties fo:text-align="start" style:justify-single-word="false">
        <style:drop-cap/>
      </style:paragraph-properties>
    </style:style>
    <style:style style:name="P1272" style:family="paragraph" style:parent-style-name="Standard">
      <style:paragraph-properties fo:text-align="start" style:justify-single-word="false">
        <style:drop-cap/>
      </style:paragraph-properties>
    </style:style>
    <style:style style:name="P1273" style:family="paragraph" style:parent-style-name="Standard">
      <style:paragraph-properties fo:text-align="start" style:justify-single-word="false">
        <style:drop-cap/>
      </style:paragraph-properties>
    </style:style>
    <style:style style:name="P1274" style:family="paragraph" style:parent-style-name="Standard">
      <style:paragraph-properties fo:text-align="start" style:justify-single-word="false">
        <style:drop-cap/>
      </style:paragraph-properties>
    </style:style>
    <style:style style:name="P1275" style:family="paragraph" style:parent-style-name="Standard">
      <style:paragraph-properties fo:text-align="start" style:justify-single-word="false">
        <style:drop-cap/>
      </style:paragraph-properties>
    </style:style>
    <style:style style:name="P1276" style:family="paragraph" style:parent-style-name="Standard">
      <style:paragraph-properties fo:text-align="start" style:justify-single-word="false">
        <style:drop-cap/>
      </style:paragraph-properties>
    </style:style>
    <style:style style:name="P1277" style:family="paragraph" style:parent-style-name="Standard">
      <style:paragraph-properties fo:text-align="start" style:justify-single-word="false">
        <style:drop-cap/>
      </style:paragraph-properties>
    </style:style>
    <style:style style:name="P1278" style:family="paragraph" style:parent-style-name="Standard">
      <style:paragraph-properties fo:text-align="start" style:justify-single-word="false">
        <style:drop-cap/>
      </style:paragraph-properties>
    </style:style>
    <style:style style:name="P1279" style:family="paragraph" style:parent-style-name="Standard">
      <style:paragraph-properties fo:text-align="start" style:justify-single-word="false">
        <style:drop-cap/>
      </style:paragraph-properties>
    </style:style>
    <style:style style:name="P1280" style:family="paragraph" style:parent-style-name="Standard">
      <style:paragraph-properties fo:text-align="start" style:justify-single-word="false">
        <style:drop-cap/>
      </style:paragraph-properties>
    </style:style>
    <style:style style:name="P1281" style:family="paragraph" style:parent-style-name="Standard">
      <style:paragraph-properties fo:text-align="start" style:justify-single-word="false">
        <style:drop-cap/>
      </style:paragraph-properties>
    </style:style>
    <style:style style:name="P1282" style:family="paragraph" style:parent-style-name="Standard">
      <style:paragraph-properties fo:text-align="start" style:justify-single-word="false">
        <style:drop-cap/>
      </style:paragraph-properties>
    </style:style>
    <style:style style:name="P1283" style:family="paragraph" style:parent-style-name="Standard">
      <style:paragraph-properties fo:text-align="start" style:justify-single-word="false">
        <style:drop-cap/>
      </style:paragraph-properties>
    </style:style>
    <style:style style:name="P1284" style:family="paragraph" style:parent-style-name="Standard">
      <style:paragraph-properties fo:text-align="start" style:justify-single-word="false">
        <style:drop-cap/>
      </style:paragraph-properties>
    </style:style>
    <style:style style:name="P1285" style:family="paragraph" style:parent-style-name="Standard">
      <style:paragraph-properties fo:text-align="start" style:justify-single-word="false">
        <style:drop-cap/>
      </style:paragraph-properties>
    </style:style>
    <style:style style:name="P1286" style:family="paragraph" style:parent-style-name="Standard">
      <style:paragraph-properties fo:text-align="start" style:justify-single-word="false">
        <style:drop-cap/>
      </style:paragraph-properties>
    </style:style>
    <style:style style:name="P1287" style:family="paragraph" style:parent-style-name="Standard">
      <style:paragraph-properties fo:text-align="start" style:justify-single-word="false">
        <style:drop-cap/>
      </style:paragraph-properties>
    </style:style>
    <style:style style:name="P1288" style:family="paragraph" style:parent-style-name="Standard">
      <style:paragraph-properties fo:text-align="start" style:justify-single-word="false">
        <style:drop-cap/>
      </style:paragraph-properties>
    </style:style>
    <style:style style:name="P1289" style:family="paragraph" style:parent-style-name="Standard">
      <style:paragraph-properties fo:text-align="start" style:justify-single-word="false">
        <style:drop-cap/>
      </style:paragraph-properties>
    </style:style>
    <style:style style:name="P1290" style:family="paragraph" style:parent-style-name="Standard">
      <style:paragraph-properties fo:text-align="start" style:justify-single-word="false">
        <style:drop-cap/>
      </style:paragraph-properties>
    </style:style>
    <style:style style:name="P1291" style:family="paragraph" style:parent-style-name="Standard">
      <style:paragraph-properties fo:text-align="start" style:justify-single-word="false">
        <style:drop-cap/>
      </style:paragraph-properties>
    </style:style>
    <style:style style:name="P1292" style:family="paragraph" style:parent-style-name="Standard">
      <style:paragraph-properties fo:text-align="start" style:justify-single-word="false">
        <style:drop-cap/>
      </style:paragraph-properties>
    </style:style>
    <style:style style:name="P1293" style:family="paragraph" style:parent-style-name="Standard">
      <style:paragraph-properties fo:text-align="start" style:justify-single-word="false">
        <style:drop-cap/>
      </style:paragraph-properties>
    </style:style>
    <style:style style:name="P1294" style:family="paragraph" style:parent-style-name="Standard">
      <style:paragraph-properties fo:text-align="start" style:justify-single-word="false">
        <style:drop-cap/>
      </style:paragraph-properties>
    </style:style>
    <style:style style:name="P1295" style:family="paragraph" style:parent-style-name="Standard">
      <style:paragraph-properties fo:text-align="start" style:justify-single-word="false">
        <style:drop-cap/>
      </style:paragraph-properties>
    </style:style>
    <style:style style:name="P1296" style:family="paragraph" style:parent-style-name="Standard">
      <style:paragraph-properties fo:text-align="start" style:justify-single-word="false">
        <style:drop-cap/>
      </style:paragraph-properties>
    </style:style>
    <style:style style:name="P1297" style:family="paragraph" style:parent-style-name="Standard">
      <style:paragraph-properties fo:text-align="start" style:justify-single-word="false">
        <style:drop-cap/>
      </style:paragraph-properties>
    </style:style>
    <style:style style:name="P1298" style:family="paragraph" style:parent-style-name="Standard">
      <style:paragraph-properties fo:text-align="start" style:justify-single-word="false">
        <style:drop-cap/>
      </style:paragraph-properties>
    </style:style>
    <style:style style:name="P1299" style:family="paragraph" style:parent-style-name="Standard">
      <style:paragraph-properties fo:text-align="start" style:justify-single-word="false">
        <style:drop-cap/>
      </style:paragraph-properties>
    </style:style>
    <style:style style:name="P1300" style:family="paragraph" style:parent-style-name="Standard">
      <style:paragraph-properties fo:text-align="start" style:justify-single-word="false">
        <style:drop-cap/>
      </style:paragraph-properties>
    </style:style>
    <style:style style:name="P1301" style:family="paragraph" style:parent-style-name="Standard">
      <style:paragraph-properties fo:text-align="start" style:justify-single-word="false">
        <style:drop-cap/>
      </style:paragraph-properties>
    </style:style>
    <style:style style:name="P1302" style:family="paragraph" style:parent-style-name="Standard">
      <style:paragraph-properties fo:text-align="start" style:justify-single-word="false">
        <style:drop-cap/>
      </style:paragraph-properties>
    </style:style>
    <style:style style:name="P1303" style:family="paragraph" style:parent-style-name="Standard">
      <style:paragraph-properties fo:text-align="start" style:justify-single-word="false">
        <style:drop-cap/>
      </style:paragraph-properties>
    </style:style>
    <style:style style:name="P1304" style:family="paragraph" style:parent-style-name="Standard">
      <style:paragraph-properties fo:text-align="start" style:justify-single-word="false">
        <style:drop-cap/>
      </style:paragraph-properties>
    </style:style>
    <style:style style:name="P1305" style:family="paragraph" style:parent-style-name="Standard">
      <style:paragraph-properties fo:text-align="start" style:justify-single-word="false">
        <style:drop-cap/>
      </style:paragraph-properties>
    </style:style>
    <style:style style:name="P1306" style:family="paragraph" style:parent-style-name="Standard">
      <style:paragraph-properties fo:text-align="start" style:justify-single-word="false">
        <style:drop-cap/>
      </style:paragraph-properties>
    </style:style>
    <style:style style:name="P1307" style:family="paragraph" style:parent-style-name="Standard">
      <style:paragraph-properties fo:text-align="start" style:justify-single-word="false">
        <style:drop-cap/>
      </style:paragraph-properties>
    </style:style>
    <style:style style:name="P1308" style:family="paragraph" style:parent-style-name="Standard">
      <style:paragraph-properties fo:text-align="start" style:justify-single-word="false">
        <style:drop-cap/>
      </style:paragraph-properties>
    </style:style>
    <style:style style:name="P1309" style:family="paragraph" style:parent-style-name="Standard">
      <style:paragraph-properties fo:text-align="start" style:justify-single-word="false">
        <style:drop-cap/>
      </style:paragraph-properties>
    </style:style>
    <style:style style:name="P1310" style:family="paragraph" style:parent-style-name="Standard">
      <style:paragraph-properties fo:text-align="start" style:justify-single-word="false">
        <style:drop-cap/>
      </style:paragraph-properties>
    </style:style>
    <style:style style:name="P1311" style:family="paragraph" style:parent-style-name="Standard">
      <style:paragraph-properties fo:text-align="start" style:justify-single-word="false">
        <style:drop-cap/>
      </style:paragraph-properties>
    </style:style>
    <style:style style:name="P1312" style:family="paragraph" style:parent-style-name="Standard">
      <style:paragraph-properties fo:text-align="start" style:justify-single-word="false">
        <style:drop-cap/>
      </style:paragraph-properties>
    </style:style>
    <style:style style:name="P1313" style:family="paragraph" style:parent-style-name="Standard">
      <style:paragraph-properties fo:text-align="start" style:justify-single-word="false">
        <style:drop-cap/>
      </style:paragraph-properties>
    </style:style>
    <style:style style:name="P1314" style:family="paragraph" style:parent-style-name="Standard">
      <style:paragraph-properties fo:text-align="start" style:justify-single-word="false">
        <style:drop-cap/>
      </style:paragraph-properties>
    </style:style>
    <style:style style:name="P1315" style:family="paragraph" style:parent-style-name="Standard">
      <style:paragraph-properties fo:text-align="start" style:justify-single-word="false">
        <style:drop-cap/>
      </style:paragraph-properties>
    </style:style>
    <style:style style:name="P1316" style:family="paragraph" style:parent-style-name="Standard">
      <style:paragraph-properties fo:text-align="start" style:justify-single-word="false">
        <style:drop-cap/>
      </style:paragraph-properties>
    </style:style>
    <style:style style:name="P1317" style:family="paragraph" style:parent-style-name="Standard">
      <style:paragraph-properties fo:text-align="start" style:justify-single-word="false">
        <style:drop-cap/>
      </style:paragraph-properties>
    </style:style>
    <style:style style:name="P1318" style:family="paragraph" style:parent-style-name="Standard">
      <style:paragraph-properties fo:text-align="start" style:justify-single-word="false">
        <style:drop-cap/>
      </style:paragraph-properties>
    </style:style>
    <style:style style:name="P1319" style:family="paragraph" style:parent-style-name="Standard">
      <style:paragraph-properties fo:text-align="start" style:justify-single-word="false">
        <style:drop-cap/>
      </style:paragraph-properties>
    </style:style>
    <style:style style:name="P1320" style:family="paragraph" style:parent-style-name="Standard">
      <style:paragraph-properties fo:text-align="start" style:justify-single-word="false">
        <style:drop-cap/>
      </style:paragraph-properties>
    </style:style>
    <style:style style:name="P1321" style:family="paragraph" style:parent-style-name="Standard">
      <style:paragraph-properties fo:text-align="start" style:justify-single-word="false">
        <style:drop-cap/>
      </style:paragraph-properties>
    </style:style>
    <style:style style:name="P1322" style:family="paragraph" style:parent-style-name="Standard">
      <style:paragraph-properties fo:text-align="start" style:justify-single-word="false">
        <style:drop-cap/>
      </style:paragraph-properties>
    </style:style>
    <style:style style:name="P1323" style:family="paragraph" style:parent-style-name="Standard">
      <style:paragraph-properties fo:text-align="start" style:justify-single-word="false">
        <style:drop-cap/>
      </style:paragraph-properties>
    </style:style>
    <style:style style:name="P1324" style:family="paragraph" style:parent-style-name="Standard">
      <style:paragraph-properties fo:text-align="start" style:justify-single-word="false">
        <style:drop-cap/>
      </style:paragraph-properties>
    </style:style>
    <style:style style:name="P1325" style:family="paragraph" style:parent-style-name="Standard">
      <style:paragraph-properties fo:text-align="start" style:justify-single-word="false">
        <style:drop-cap/>
      </style:paragraph-properties>
    </style:style>
    <style:style style:name="P1326" style:family="paragraph" style:parent-style-name="Standard">
      <style:paragraph-properties fo:text-align="start" style:justify-single-word="false">
        <style:drop-cap/>
      </style:paragraph-properties>
    </style:style>
    <style:style style:name="P1327" style:family="paragraph" style:parent-style-name="Standard">
      <style:paragraph-properties fo:text-align="start" style:justify-single-word="false">
        <style:drop-cap/>
      </style:paragraph-properties>
    </style:style>
    <style:style style:name="P1328" style:family="paragraph" style:parent-style-name="Standard">
      <style:paragraph-properties fo:text-align="start" style:justify-single-word="false">
        <style:drop-cap/>
      </style:paragraph-properties>
    </style:style>
    <style:style style:name="P1329" style:family="paragraph" style:parent-style-name="Standard">
      <style:paragraph-properties fo:text-align="start" style:justify-single-word="false">
        <style:drop-cap/>
      </style:paragraph-properties>
    </style:style>
    <style:style style:name="P1330" style:family="paragraph" style:parent-style-name="Standard">
      <style:paragraph-properties fo:text-align="start" style:justify-single-word="false">
        <style:drop-cap/>
      </style:paragraph-properties>
    </style:style>
    <style:style style:name="P1331" style:family="paragraph" style:parent-style-name="Standard">
      <style:paragraph-properties fo:text-align="start" style:justify-single-word="false">
        <style:drop-cap/>
      </style:paragraph-properties>
    </style:style>
    <style:style style:name="P1332" style:family="paragraph" style:parent-style-name="Standard">
      <style:paragraph-properties fo:text-align="start" style:justify-single-word="false">
        <style:drop-cap/>
      </style:paragraph-properties>
    </style:style>
    <style:style style:name="P1333" style:family="paragraph" style:parent-style-name="Standard">
      <style:paragraph-properties fo:text-align="start" style:justify-single-word="false">
        <style:drop-cap/>
      </style:paragraph-properties>
    </style:style>
    <style:style style:name="P1334" style:family="paragraph" style:parent-style-name="Standard">
      <style:paragraph-properties fo:text-align="start" style:justify-single-word="false">
        <style:drop-cap/>
      </style:paragraph-properties>
    </style:style>
    <style:style style:name="P1335" style:family="paragraph" style:parent-style-name="Standard">
      <style:paragraph-properties fo:text-align="start" style:justify-single-word="false">
        <style:drop-cap/>
      </style:paragraph-properties>
    </style:style>
    <style:style style:name="P1336" style:family="paragraph" style:parent-style-name="Standard">
      <style:paragraph-properties fo:text-align="start" style:justify-single-word="false">
        <style:drop-cap/>
      </style:paragraph-properties>
    </style:style>
    <style:style style:name="P1337" style:family="paragraph" style:parent-style-name="Standard">
      <style:paragraph-properties fo:text-align="start" style:justify-single-word="false">
        <style:drop-cap/>
      </style:paragraph-properties>
    </style:style>
    <style:style style:name="P1338" style:family="paragraph" style:parent-style-name="Standard">
      <style:paragraph-properties fo:text-align="start" style:justify-single-word="false">
        <style:drop-cap/>
      </style:paragraph-properties>
    </style:style>
    <style:style style:name="P1339" style:family="paragraph" style:parent-style-name="Standard">
      <style:paragraph-properties fo:text-align="start" style:justify-single-word="false">
        <style:drop-cap/>
      </style:paragraph-properties>
    </style:style>
    <style:style style:name="P1340" style:family="paragraph" style:parent-style-name="Standard">
      <style:paragraph-properties fo:text-align="start" style:justify-single-word="false">
        <style:drop-cap/>
      </style:paragraph-properties>
    </style:style>
    <style:style style:name="P1341" style:family="paragraph" style:parent-style-name="Standard">
      <style:paragraph-properties fo:text-align="start" style:justify-single-word="false">
        <style:drop-cap/>
      </style:paragraph-properties>
    </style:style>
    <style:style style:name="P1342" style:family="paragraph" style:parent-style-name="Standard">
      <style:paragraph-properties fo:text-align="start" style:justify-single-word="false">
        <style:drop-cap/>
      </style:paragraph-properties>
    </style:style>
    <style:style style:name="P1343" style:family="paragraph" style:parent-style-name="Standard">
      <style:paragraph-properties fo:text-align="start" style:justify-single-word="false">
        <style:drop-cap/>
      </style:paragraph-properties>
    </style:style>
    <style:style style:name="P1344" style:family="paragraph" style:parent-style-name="Standard">
      <style:paragraph-properties fo:text-align="start" style:justify-single-word="false">
        <style:drop-cap/>
      </style:paragraph-properties>
    </style:style>
    <style:style style:name="P1345" style:family="paragraph" style:parent-style-name="Standard">
      <style:paragraph-properties fo:text-align="start" style:justify-single-word="false">
        <style:drop-cap/>
      </style:paragraph-properties>
    </style:style>
    <style:style style:name="P1346" style:family="paragraph" style:parent-style-name="Standard">
      <style:paragraph-properties fo:text-align="start" style:justify-single-word="false">
        <style:drop-cap/>
      </style:paragraph-properties>
    </style:style>
    <style:style style:name="P1347" style:family="paragraph" style:parent-style-name="Standard">
      <style:paragraph-properties fo:text-align="start" style:justify-single-word="false">
        <style:drop-cap/>
      </style:paragraph-properties>
    </style:style>
    <style:style style:name="P1348" style:family="paragraph" style:parent-style-name="Standard">
      <style:paragraph-properties fo:text-align="start" style:justify-single-word="false">
        <style:drop-cap/>
      </style:paragraph-properties>
    </style:style>
    <style:style style:name="P1349" style:family="paragraph" style:parent-style-name="Standard">
      <style:paragraph-properties fo:text-align="start" style:justify-single-word="false">
        <style:drop-cap/>
      </style:paragraph-properties>
    </style:style>
    <style:style style:name="P1350" style:family="paragraph" style:parent-style-name="Standard">
      <style:paragraph-properties fo:text-align="start" style:justify-single-word="false">
        <style:drop-cap/>
      </style:paragraph-properties>
    </style:style>
    <style:style style:name="P1351" style:family="paragraph" style:parent-style-name="Standard">
      <style:paragraph-properties fo:text-align="start" style:justify-single-word="false">
        <style:drop-cap/>
      </style:paragraph-properties>
    </style:style>
    <style:style style:name="P1352" style:family="paragraph" style:parent-style-name="Standard">
      <style:paragraph-properties fo:text-align="start" style:justify-single-word="false">
        <style:drop-cap/>
      </style:paragraph-properties>
    </style:style>
    <style:style style:name="P1353" style:family="paragraph" style:parent-style-name="Standard">
      <style:paragraph-properties fo:text-align="start" style:justify-single-word="false">
        <style:drop-cap/>
      </style:paragraph-properties>
    </style:style>
    <style:style style:name="P1354" style:family="paragraph" style:parent-style-name="Standard">
      <style:paragraph-properties fo:text-align="start" style:justify-single-word="false">
        <style:drop-cap/>
      </style:paragraph-properties>
    </style:style>
    <style:style style:name="P1355" style:family="paragraph" style:parent-style-name="Standard">
      <style:paragraph-properties fo:text-align="start" style:justify-single-word="false">
        <style:drop-cap/>
      </style:paragraph-properties>
    </style:style>
    <style:style style:name="P1356" style:family="paragraph" style:parent-style-name="Standard">
      <style:paragraph-properties fo:text-align="start" style:justify-single-word="false">
        <style:drop-cap/>
      </style:paragraph-properties>
    </style:style>
    <style:style style:name="P1357" style:family="paragraph" style:parent-style-name="Standard">
      <style:paragraph-properties fo:text-align="start" style:justify-single-word="false">
        <style:drop-cap/>
      </style:paragraph-properties>
    </style:style>
    <style:style style:name="P1358" style:family="paragraph" style:parent-style-name="Standard">
      <style:paragraph-properties fo:text-align="start" style:justify-single-word="false">
        <style:drop-cap/>
      </style:paragraph-properties>
    </style:style>
    <style:style style:name="P1359" style:family="paragraph" style:parent-style-name="Standard">
      <style:paragraph-properties fo:text-align="start" style:justify-single-word="false">
        <style:drop-cap/>
      </style:paragraph-properties>
    </style:style>
    <style:style style:name="P1360" style:family="paragraph" style:parent-style-name="Standard">
      <style:paragraph-properties fo:text-align="start" style:justify-single-word="false">
        <style:drop-cap/>
      </style:paragraph-properties>
    </style:style>
    <style:style style:name="P1361" style:family="paragraph" style:parent-style-name="Standard">
      <style:paragraph-properties fo:text-align="start" style:justify-single-word="false">
        <style:drop-cap/>
      </style:paragraph-properties>
    </style:style>
    <style:style style:name="P1362" style:family="paragraph" style:parent-style-name="Standard">
      <style:paragraph-properties fo:text-align="start" style:justify-single-word="false">
        <style:drop-cap/>
      </style:paragraph-properties>
    </style:style>
    <style:style style:name="P1363" style:family="paragraph" style:parent-style-name="Standard">
      <style:paragraph-properties fo:text-align="start" style:justify-single-word="false">
        <style:drop-cap/>
      </style:paragraph-properties>
    </style:style>
    <style:style style:name="P1364" style:family="paragraph" style:parent-style-name="Standard">
      <style:paragraph-properties fo:text-align="start" style:justify-single-word="false">
        <style:drop-cap/>
      </style:paragraph-properties>
    </style:style>
    <style:style style:name="P1365" style:family="paragraph" style:parent-style-name="Standard">
      <style:paragraph-properties fo:text-align="start" style:justify-single-word="false">
        <style:drop-cap/>
      </style:paragraph-properties>
    </style:style>
    <style:style style:name="P1366" style:family="paragraph" style:parent-style-name="Standard">
      <style:paragraph-properties fo:text-align="start" style:justify-single-word="false">
        <style:drop-cap/>
      </style:paragraph-properties>
    </style:style>
    <style:style style:name="P1367" style:family="paragraph" style:parent-style-name="Standard">
      <style:paragraph-properties fo:text-align="start" style:justify-single-word="false">
        <style:drop-cap/>
      </style:paragraph-properties>
    </style:style>
    <style:style style:name="P1368" style:family="paragraph" style:parent-style-name="Standard">
      <style:paragraph-properties fo:text-align="start" style:justify-single-word="false">
        <style:drop-cap/>
      </style:paragraph-properties>
    </style:style>
    <style:style style:name="P1369" style:family="paragraph" style:parent-style-name="Standard">
      <style:paragraph-properties fo:text-align="start" style:justify-single-word="false">
        <style:drop-cap/>
      </style:paragraph-properties>
    </style:style>
    <style:style style:name="P1370" style:family="paragraph" style:parent-style-name="Standard">
      <style:paragraph-properties fo:text-align="start" style:justify-single-word="false">
        <style:drop-cap/>
      </style:paragraph-properties>
    </style:style>
    <style:style style:name="P1371" style:family="paragraph" style:parent-style-name="Standard">
      <style:paragraph-properties fo:text-align="start" style:justify-single-word="false">
        <style:drop-cap/>
      </style:paragraph-properties>
    </style:style>
    <style:style style:name="P1372" style:family="paragraph" style:parent-style-name="Standard">
      <style:paragraph-properties fo:text-align="start" style:justify-single-word="false">
        <style:drop-cap/>
      </style:paragraph-properties>
    </style:style>
    <style:style style:name="P1373" style:family="paragraph" style:parent-style-name="Standard">
      <style:paragraph-properties fo:text-align="start" style:justify-single-word="false">
        <style:drop-cap/>
      </style:paragraph-properties>
    </style:style>
    <style:style style:name="P1374" style:family="paragraph" style:parent-style-name="Standard">
      <style:paragraph-properties fo:text-align="start" style:justify-single-word="false">
        <style:drop-cap/>
      </style:paragraph-properties>
    </style:style>
    <style:style style:name="P1375" style:family="paragraph" style:parent-style-name="Standard">
      <style:paragraph-properties fo:text-align="start" style:justify-single-word="false">
        <style:drop-cap/>
      </style:paragraph-properties>
    </style:style>
    <style:style style:name="P1376" style:family="paragraph" style:parent-style-name="Standard">
      <style:paragraph-properties fo:text-align="start" style:justify-single-word="false">
        <style:drop-cap/>
      </style:paragraph-properties>
    </style:style>
    <style:style style:name="P1377" style:family="paragraph" style:parent-style-name="Standard">
      <style:paragraph-properties fo:text-align="start" style:justify-single-word="false">
        <style:drop-cap/>
      </style:paragraph-properties>
    </style:style>
    <style:style style:name="P1378" style:family="paragraph" style:parent-style-name="Standard">
      <style:paragraph-properties fo:text-align="start" style:justify-single-word="false">
        <style:drop-cap/>
      </style:paragraph-properties>
    </style:style>
    <style:style style:name="P1379" style:family="paragraph" style:parent-style-name="Standard">
      <style:paragraph-properties fo:text-align="start" style:justify-single-word="false">
        <style:drop-cap/>
      </style:paragraph-properties>
    </style:style>
    <style:style style:name="P1380" style:family="paragraph" style:parent-style-name="Standard">
      <style:paragraph-properties fo:text-align="start" style:justify-single-word="false">
        <style:drop-cap/>
      </style:paragraph-properties>
    </style:style>
    <style:style style:name="P1381" style:family="paragraph" style:parent-style-name="Standard">
      <style:paragraph-properties fo:text-align="start" style:justify-single-word="false">
        <style:drop-cap/>
      </style:paragraph-properties>
    </style:style>
    <style:style style:name="P1382" style:family="paragraph" style:parent-style-name="Standard">
      <style:paragraph-properties fo:text-align="start" style:justify-single-word="false">
        <style:drop-cap/>
      </style:paragraph-properties>
    </style:style>
    <style:style style:name="P1383" style:family="paragraph" style:parent-style-name="Standard">
      <style:paragraph-properties fo:text-align="start" style:justify-single-word="false">
        <style:drop-cap/>
      </style:paragraph-properties>
    </style:style>
    <style:style style:name="P1384" style:family="paragraph" style:parent-style-name="Standard">
      <style:paragraph-properties fo:text-align="start" style:justify-single-word="false">
        <style:drop-cap/>
      </style:paragraph-properties>
    </style:style>
    <style:style style:name="P1385" style:family="paragraph" style:parent-style-name="Standard">
      <style:paragraph-properties fo:text-align="start" style:justify-single-word="false">
        <style:drop-cap/>
      </style:paragraph-properties>
    </style:style>
    <style:style style:name="P1386" style:family="paragraph" style:parent-style-name="Standard">
      <style:paragraph-properties fo:text-align="start" style:justify-single-word="false">
        <style:drop-cap/>
      </style:paragraph-properties>
    </style:style>
    <style:style style:name="P1387" style:family="paragraph" style:parent-style-name="Standard">
      <style:paragraph-properties fo:text-align="start" style:justify-single-word="false">
        <style:drop-cap/>
      </style:paragraph-properties>
    </style:style>
    <style:style style:name="P1388" style:family="paragraph" style:parent-style-name="Standard">
      <style:paragraph-properties fo:text-align="start" style:justify-single-word="false">
        <style:drop-cap/>
      </style:paragraph-properties>
    </style:style>
    <style:style style:name="P1389" style:family="paragraph" style:parent-style-name="Standard">
      <style:paragraph-properties fo:text-align="start" style:justify-single-word="false">
        <style:drop-cap/>
      </style:paragraph-properties>
    </style:style>
    <style:style style:name="P1390" style:family="paragraph" style:parent-style-name="Standard">
      <style:paragraph-properties fo:text-align="start" style:justify-single-word="false">
        <style:drop-cap/>
      </style:paragraph-properties>
    </style:style>
    <style:style style:name="P1391" style:family="paragraph" style:parent-style-name="Standard">
      <style:paragraph-properties fo:text-align="start" style:justify-single-word="false">
        <style:drop-cap/>
      </style:paragraph-properties>
    </style:style>
    <style:style style:name="P1392" style:family="paragraph" style:parent-style-name="Standard">
      <style:paragraph-properties fo:text-align="start" style:justify-single-word="false">
        <style:drop-cap/>
      </style:paragraph-properties>
    </style:style>
    <style:style style:name="P1393" style:family="paragraph" style:parent-style-name="Standard">
      <style:paragraph-properties fo:text-align="start" style:justify-single-word="false">
        <style:drop-cap/>
      </style:paragraph-properties>
    </style:style>
    <style:style style:name="P1394" style:family="paragraph" style:parent-style-name="Standard">
      <style:paragraph-properties fo:text-align="start" style:justify-single-word="false">
        <style:drop-cap/>
      </style:paragraph-properties>
    </style:style>
    <style:style style:name="P1395" style:family="paragraph" style:parent-style-name="Standard">
      <style:paragraph-properties fo:text-align="start" style:justify-single-word="false">
        <style:drop-cap/>
      </style:paragraph-properties>
    </style:style>
    <style:style style:name="P1396" style:family="paragraph" style:parent-style-name="Standard">
      <style:paragraph-properties fo:text-align="start" style:justify-single-word="false">
        <style:drop-cap/>
      </style:paragraph-properties>
    </style:style>
    <style:style style:name="P1397" style:family="paragraph" style:parent-style-name="Standard">
      <style:paragraph-properties fo:text-align="start" style:justify-single-word="false">
        <style:drop-cap/>
      </style:paragraph-properties>
    </style:style>
    <style:style style:name="P1398" style:family="paragraph" style:parent-style-name="Standard">
      <style:paragraph-properties fo:text-align="start" style:justify-single-word="false">
        <style:drop-cap/>
      </style:paragraph-properties>
    </style:style>
    <style:style style:name="P1399" style:family="paragraph" style:parent-style-name="Standard">
      <style:paragraph-properties fo:text-align="start" style:justify-single-word="false">
        <style:drop-cap/>
      </style:paragraph-properties>
    </style:style>
    <style:style style:name="P1400" style:family="paragraph" style:parent-style-name="Standard">
      <style:paragraph-properties fo:text-align="start" style:justify-single-word="false">
        <style:drop-cap/>
      </style:paragraph-properties>
    </style:style>
    <style:style style:name="P1401" style:family="paragraph" style:parent-style-name="Standard">
      <style:paragraph-properties fo:text-align="start" style:justify-single-word="false">
        <style:drop-cap/>
      </style:paragraph-properties>
    </style:style>
    <style:style style:name="P1402" style:family="paragraph" style:parent-style-name="Standard">
      <style:paragraph-properties fo:text-align="start" style:justify-single-word="false">
        <style:drop-cap/>
      </style:paragraph-properties>
    </style:style>
    <style:style style:name="P1403" style:family="paragraph" style:parent-style-name="Standard">
      <style:paragraph-properties fo:text-align="start" style:justify-single-word="false">
        <style:drop-cap/>
      </style:paragraph-properties>
    </style:style>
    <style:style style:name="P1404" style:family="paragraph" style:parent-style-name="Standard">
      <style:paragraph-properties fo:text-align="start" style:justify-single-word="false">
        <style:drop-cap/>
      </style:paragraph-properties>
    </style:style>
    <style:style style:name="P1405" style:family="paragraph" style:parent-style-name="Standard">
      <style:paragraph-properties fo:text-align="start" style:justify-single-word="false">
        <style:drop-cap/>
      </style:paragraph-properties>
    </style:style>
    <style:style style:name="P1406" style:family="paragraph" style:parent-style-name="Standard">
      <style:paragraph-properties fo:text-align="start" style:justify-single-word="false">
        <style:drop-cap/>
      </style:paragraph-properties>
    </style:style>
    <style:style style:name="P1407" style:family="paragraph" style:parent-style-name="Standard">
      <style:paragraph-properties fo:text-align="start" style:justify-single-word="false">
        <style:drop-cap/>
      </style:paragraph-properties>
    </style:style>
    <style:style style:name="P1408" style:family="paragraph" style:parent-style-name="Standard">
      <style:paragraph-properties fo:text-align="start" style:justify-single-word="false">
        <style:drop-cap/>
      </style:paragraph-properties>
    </style:style>
    <style:style style:name="P1409" style:family="paragraph" style:parent-style-name="Standard">
      <style:paragraph-properties fo:text-align="start" style:justify-single-word="false">
        <style:drop-cap/>
      </style:paragraph-properties>
    </style:style>
    <style:style style:name="P1410" style:family="paragraph" style:parent-style-name="Standard">
      <style:paragraph-properties fo:text-align="start" style:justify-single-word="false">
        <style:drop-cap/>
      </style:paragraph-properties>
    </style:style>
    <style:style style:name="P1411" style:family="paragraph" style:parent-style-name="Standard">
      <style:paragraph-properties fo:text-align="start" style:justify-single-word="false">
        <style:drop-cap/>
      </style:paragraph-properties>
    </style:style>
    <style:style style:name="P1412" style:family="paragraph" style:parent-style-name="Standard">
      <style:paragraph-properties fo:text-align="start" style:justify-single-word="false">
        <style:drop-cap/>
      </style:paragraph-properties>
    </style:style>
    <style:style style:name="P1413" style:family="paragraph" style:parent-style-name="Standard">
      <style:paragraph-properties fo:text-align="start" style:justify-single-word="false">
        <style:drop-cap/>
      </style:paragraph-properties>
    </style:style>
    <style:style style:name="P1414" style:family="paragraph" style:parent-style-name="Standard">
      <style:paragraph-properties fo:text-align="start" style:justify-single-word="false">
        <style:drop-cap/>
      </style:paragraph-properties>
    </style:style>
    <style:style style:name="P1415" style:family="paragraph" style:parent-style-name="Standard">
      <style:paragraph-properties fo:text-align="start" style:justify-single-word="false">
        <style:drop-cap/>
      </style:paragraph-properties>
    </style:style>
    <style:style style:name="P1416" style:family="paragraph" style:parent-style-name="Standard">
      <style:paragraph-properties fo:text-align="start" style:justify-single-word="false">
        <style:drop-cap/>
      </style:paragraph-properties>
    </style:style>
    <style:style style:name="P1417" style:family="paragraph" style:parent-style-name="Standard">
      <style:paragraph-properties fo:text-align="start" style:justify-single-word="false">
        <style:drop-cap/>
      </style:paragraph-properties>
    </style:style>
    <style:style style:name="P1418" style:family="paragraph" style:parent-style-name="Standard">
      <style:paragraph-properties fo:text-align="start" style:justify-single-word="false">
        <style:drop-cap/>
      </style:paragraph-properties>
    </style:style>
    <style:style style:name="P1419" style:family="paragraph" style:parent-style-name="Standard">
      <style:paragraph-properties fo:text-align="start" style:justify-single-word="false">
        <style:drop-cap/>
      </style:paragraph-properties>
    </style:style>
    <style:style style:name="P1420" style:family="paragraph" style:parent-style-name="Standard">
      <style:paragraph-properties fo:text-align="start" style:justify-single-word="false">
        <style:drop-cap/>
      </style:paragraph-properties>
    </style:style>
    <style:style style:name="P1421" style:family="paragraph" style:parent-style-name="Standard">
      <style:paragraph-properties fo:text-align="start" style:justify-single-word="false">
        <style:drop-cap/>
      </style:paragraph-properties>
    </style:style>
    <style:style style:name="P1422" style:family="paragraph" style:parent-style-name="Standard">
      <style:paragraph-properties fo:text-align="start" style:justify-single-word="false">
        <style:drop-cap/>
      </style:paragraph-properties>
    </style:style>
    <style:style style:name="P1423" style:family="paragraph" style:parent-style-name="Standard">
      <style:paragraph-properties fo:text-align="start" style:justify-single-word="false">
        <style:drop-cap/>
      </style:paragraph-properties>
    </style:style>
    <style:style style:name="P1424" style:family="paragraph" style:parent-style-name="Standard">
      <style:paragraph-properties fo:text-align="start" style:justify-single-word="false">
        <style:drop-cap/>
      </style:paragraph-properties>
    </style:style>
    <style:style style:name="P1425" style:family="paragraph" style:parent-style-name="Standard">
      <style:paragraph-properties fo:text-align="start" style:justify-single-word="false">
        <style:drop-cap/>
      </style:paragraph-properties>
    </style:style>
    <style:style style:name="P1426" style:family="paragraph" style:parent-style-name="Standard">
      <style:paragraph-properties fo:text-align="start" style:justify-single-word="false">
        <style:drop-cap/>
      </style:paragraph-properties>
    </style:style>
    <style:style style:name="P1427" style:family="paragraph" style:parent-style-name="Standard">
      <style:paragraph-properties fo:text-align="start" style:justify-single-word="false">
        <style:drop-cap/>
      </style:paragraph-properties>
    </style:style>
    <style:style style:name="P1428" style:family="paragraph" style:parent-style-name="Standard">
      <style:paragraph-properties fo:text-align="start" style:justify-single-word="false">
        <style:drop-cap/>
      </style:paragraph-properties>
    </style:style>
    <style:style style:name="P1429" style:family="paragraph" style:parent-style-name="Standard">
      <style:paragraph-properties fo:text-align="start" style:justify-single-word="false">
        <style:drop-cap/>
      </style:paragraph-properties>
    </style:style>
    <style:style style:name="P1430" style:family="paragraph" style:parent-style-name="Standard">
      <style:paragraph-properties fo:text-align="start" style:justify-single-word="false">
        <style:drop-cap/>
      </style:paragraph-properties>
    </style:style>
    <style:style style:name="P1431" style:family="paragraph" style:parent-style-name="Standard">
      <style:paragraph-properties fo:text-align="start" style:justify-single-word="false">
        <style:drop-cap/>
      </style:paragraph-properties>
    </style:style>
    <style:style style:name="P1432" style:family="paragraph" style:parent-style-name="Standard">
      <style:paragraph-properties fo:text-align="start" style:justify-single-word="false">
        <style:drop-cap/>
      </style:paragraph-properties>
    </style:style>
    <style:style style:name="P1433" style:family="paragraph" style:parent-style-name="Standard">
      <style:paragraph-properties fo:text-align="start" style:justify-single-word="false">
        <style:drop-cap/>
      </style:paragraph-properties>
    </style:style>
    <style:style style:name="P1434" style:family="paragraph" style:parent-style-name="Standard">
      <style:paragraph-properties fo:text-align="start" style:justify-single-word="false">
        <style:drop-cap/>
      </style:paragraph-properties>
    </style:style>
    <style:style style:name="P1435" style:family="paragraph" style:parent-style-name="Standard">
      <style:paragraph-properties fo:text-align="start" style:justify-single-word="false">
        <style:drop-cap/>
      </style:paragraph-properties>
    </style:style>
    <style:style style:name="P1436" style:family="paragraph" style:parent-style-name="Standard">
      <style:paragraph-properties fo:text-align="start" style:justify-single-word="false">
        <style:drop-cap/>
      </style:paragraph-properties>
    </style:style>
    <style:style style:name="P1437" style:family="paragraph" style:parent-style-name="Standard">
      <style:paragraph-properties fo:text-align="start" style:justify-single-word="false">
        <style:drop-cap/>
      </style:paragraph-properties>
    </style:style>
    <style:style style:name="P1438" style:family="paragraph" style:parent-style-name="Standard">
      <style:paragraph-properties fo:text-align="start" style:justify-single-word="false">
        <style:drop-cap/>
      </style:paragraph-properties>
    </style:style>
    <style:style style:name="P1439" style:family="paragraph" style:parent-style-name="Standard">
      <style:paragraph-properties fo:text-align="start" style:justify-single-word="false">
        <style:drop-cap/>
      </style:paragraph-properties>
    </style:style>
    <style:style style:name="P1440" style:family="paragraph" style:parent-style-name="Standard">
      <style:paragraph-properties fo:text-align="start" style:justify-single-word="false">
        <style:drop-cap/>
      </style:paragraph-properties>
    </style:style>
    <style:style style:name="P1441" style:family="paragraph" style:parent-style-name="Standard">
      <style:paragraph-properties fo:text-align="start" style:justify-single-word="false">
        <style:drop-cap/>
      </style:paragraph-properties>
    </style:style>
    <style:style style:name="P1442" style:family="paragraph" style:parent-style-name="Standard">
      <style:paragraph-properties fo:text-align="start" style:justify-single-word="false">
        <style:drop-cap/>
      </style:paragraph-properties>
    </style:style>
    <style:style style:name="P1443" style:family="paragraph" style:parent-style-name="Standard">
      <style:paragraph-properties fo:text-align="start" style:justify-single-word="false">
        <style:drop-cap/>
      </style:paragraph-properties>
    </style:style>
    <style:style style:name="P1444" style:family="paragraph" style:parent-style-name="Standard">
      <style:paragraph-properties fo:text-align="start" style:justify-single-word="false">
        <style:drop-cap/>
      </style:paragraph-properties>
    </style:style>
    <style:style style:name="P1445" style:family="paragraph" style:parent-style-name="Standard">
      <style:paragraph-properties fo:text-align="start" style:justify-single-word="false">
        <style:drop-cap/>
      </style:paragraph-properties>
    </style:style>
    <style:style style:name="P1446" style:family="paragraph" style:parent-style-name="Standard">
      <style:paragraph-properties fo:text-align="start" style:justify-single-word="false">
        <style:drop-cap/>
      </style:paragraph-properties>
    </style:style>
    <style:style style:name="P1447" style:family="paragraph" style:parent-style-name="Standard">
      <style:paragraph-properties fo:text-align="start" style:justify-single-word="false">
        <style:drop-cap/>
      </style:paragraph-properties>
    </style:style>
    <style:style style:name="P1448" style:family="paragraph" style:parent-style-name="Standard">
      <style:paragraph-properties fo:text-align="start" style:justify-single-word="false">
        <style:drop-cap/>
      </style:paragraph-properties>
    </style:style>
    <style:style style:name="P1449" style:family="paragraph" style:parent-style-name="Standard">
      <style:paragraph-properties fo:text-align="start" style:justify-single-word="false">
        <style:drop-cap/>
      </style:paragraph-properties>
    </style:style>
    <style:style style:name="P1450" style:family="paragraph" style:parent-style-name="Standard">
      <style:paragraph-properties fo:text-align="start" style:justify-single-word="false">
        <style:drop-cap/>
      </style:paragraph-properties>
    </style:style>
    <style:style style:name="P1451" style:family="paragraph" style:parent-style-name="Standard">
      <style:paragraph-properties fo:text-align="start" style:justify-single-word="false">
        <style:drop-cap/>
      </style:paragraph-properties>
    </style:style>
    <style:style style:name="P1452" style:family="paragraph" style:parent-style-name="Standard">
      <style:paragraph-properties fo:text-align="start" style:justify-single-word="false">
        <style:drop-cap/>
      </style:paragraph-properties>
    </style:style>
    <style:style style:name="P1453" style:family="paragraph" style:parent-style-name="Standard">
      <style:paragraph-properties fo:text-align="start" style:justify-single-word="false">
        <style:drop-cap/>
      </style:paragraph-properties>
    </style:style>
    <style:style style:name="P1454" style:family="paragraph" style:parent-style-name="Standard">
      <style:paragraph-properties fo:text-align="start" style:justify-single-word="false">
        <style:drop-cap/>
      </style:paragraph-properties>
    </style:style>
    <style:style style:name="P1455" style:family="paragraph" style:parent-style-name="Standard">
      <style:paragraph-properties fo:text-align="start" style:justify-single-word="false">
        <style:drop-cap/>
      </style:paragraph-properties>
    </style:style>
    <style:style style:name="P1456" style:family="paragraph" style:parent-style-name="Standard">
      <style:paragraph-properties fo:text-align="start" style:justify-single-word="false">
        <style:drop-cap/>
      </style:paragraph-properties>
    </style:style>
    <style:style style:name="P1457" style:family="paragraph" style:parent-style-name="Standard">
      <style:paragraph-properties fo:text-align="start" style:justify-single-word="false">
        <style:drop-cap/>
      </style:paragraph-properties>
    </style:style>
    <style:style style:name="P1458" style:family="paragraph" style:parent-style-name="Standard">
      <style:paragraph-properties fo:text-align="start" style:justify-single-word="false">
        <style:drop-cap/>
      </style:paragraph-properties>
    </style:style>
    <style:style style:name="P1459" style:family="paragraph" style:parent-style-name="Standard">
      <style:paragraph-properties fo:text-align="start" style:justify-single-word="false">
        <style:drop-cap/>
      </style:paragraph-properties>
    </style:style>
    <style:style style:name="P1460" style:family="paragraph" style:parent-style-name="Standard">
      <style:paragraph-properties fo:text-align="start" style:justify-single-word="false">
        <style:drop-cap/>
      </style:paragraph-properties>
    </style:style>
    <style:style style:name="P1461" style:family="paragraph" style:parent-style-name="Standard">
      <style:paragraph-properties fo:text-align="start" style:justify-single-word="false">
        <style:drop-cap/>
      </style:paragraph-properties>
    </style:style>
    <style:style style:name="P1462" style:family="paragraph" style:parent-style-name="Standard">
      <style:paragraph-properties fo:text-align="start" style:justify-single-word="false">
        <style:drop-cap/>
      </style:paragraph-properties>
    </style:style>
    <style:style style:name="P1463" style:family="paragraph" style:parent-style-name="Standard">
      <style:paragraph-properties fo:text-align="start" style:justify-single-word="false">
        <style:drop-cap/>
      </style:paragraph-properties>
    </style:style>
    <style:style style:name="P1464" style:family="paragraph" style:parent-style-name="Standard">
      <style:paragraph-properties fo:text-align="start" style:justify-single-word="false">
        <style:drop-cap/>
      </style:paragraph-properties>
    </style:style>
    <style:style style:name="P1465" style:family="paragraph" style:parent-style-name="Standard">
      <style:paragraph-properties fo:text-align="start" style:justify-single-word="false">
        <style:drop-cap/>
      </style:paragraph-properties>
    </style:style>
    <style:style style:name="P1466" style:family="paragraph" style:parent-style-name="Standard">
      <style:paragraph-properties fo:text-align="start" style:justify-single-word="false">
        <style:drop-cap/>
      </style:paragraph-properties>
    </style:style>
    <style:style style:name="P1467" style:family="paragraph" style:parent-style-name="Standard">
      <style:paragraph-properties fo:text-align="start" style:justify-single-word="false">
        <style:drop-cap/>
      </style:paragraph-properties>
    </style:style>
    <style:style style:name="P1468" style:family="paragraph" style:parent-style-name="Standard">
      <style:paragraph-properties fo:text-align="start" style:justify-single-word="false">
        <style:drop-cap/>
      </style:paragraph-properties>
    </style:style>
    <style:style style:name="P1469" style:family="paragraph" style:parent-style-name="Standard">
      <style:paragraph-properties fo:text-align="start" style:justify-single-word="false">
        <style:drop-cap/>
      </style:paragraph-properties>
    </style:style>
    <style:style style:name="P1470" style:family="paragraph" style:parent-style-name="Standard">
      <style:paragraph-properties fo:text-align="start" style:justify-single-word="false">
        <style:drop-cap/>
      </style:paragraph-properties>
    </style:style>
    <style:style style:name="P1471" style:family="paragraph" style:parent-style-name="Standard">
      <style:paragraph-properties fo:text-align="start" style:justify-single-word="false">
        <style:drop-cap/>
      </style:paragraph-properties>
    </style:style>
    <style:style style:name="P1472" style:family="paragraph" style:parent-style-name="Standard">
      <style:paragraph-properties fo:text-align="start" style:justify-single-word="false">
        <style:drop-cap/>
      </style:paragraph-properties>
    </style:style>
    <style:style style:name="P1473" style:family="paragraph" style:parent-style-name="Standard">
      <style:paragraph-properties fo:text-align="start" style:justify-single-word="false">
        <style:drop-cap/>
      </style:paragraph-properties>
    </style:style>
    <style:style style:name="P1474" style:family="paragraph" style:parent-style-name="Standard">
      <style:paragraph-properties fo:text-align="start" style:justify-single-word="false">
        <style:drop-cap/>
      </style:paragraph-properties>
    </style:style>
    <style:style style:name="P1475" style:family="paragraph" style:parent-style-name="Standard">
      <style:paragraph-properties fo:text-align="start" style:justify-single-word="false">
        <style:drop-cap/>
      </style:paragraph-properties>
    </style:style>
    <style:style style:name="P1476" style:family="paragraph" style:parent-style-name="Standard">
      <style:paragraph-properties fo:text-align="start" style:justify-single-word="false">
        <style:drop-cap/>
      </style:paragraph-properties>
    </style:style>
    <style:style style:name="P1477" style:family="paragraph" style:parent-style-name="Standard">
      <style:paragraph-properties fo:text-align="start" style:justify-single-word="false">
        <style:drop-cap/>
      </style:paragraph-properties>
    </style:style>
    <style:style style:name="P1478" style:family="paragraph" style:parent-style-name="Standard">
      <style:paragraph-properties fo:text-align="start" style:justify-single-word="false">
        <style:drop-cap/>
      </style:paragraph-properties>
    </style:style>
    <style:style style:name="P1479" style:family="paragraph" style:parent-style-name="Standard">
      <style:paragraph-properties fo:text-align="start" style:justify-single-word="false">
        <style:drop-cap/>
      </style:paragraph-properties>
    </style:style>
    <style:style style:name="P1480" style:family="paragraph" style:parent-style-name="Standard">
      <style:paragraph-properties fo:text-align="start" style:justify-single-word="false">
        <style:drop-cap/>
      </style:paragraph-properties>
    </style:style>
    <style:style style:name="P1481" style:family="paragraph" style:parent-style-name="Standard">
      <style:paragraph-properties fo:text-align="start" style:justify-single-word="false">
        <style:drop-cap/>
      </style:paragraph-properties>
    </style:style>
    <style:style style:name="P1482" style:family="paragraph" style:parent-style-name="Standard">
      <style:paragraph-properties fo:text-align="start" style:justify-single-word="false">
        <style:drop-cap/>
      </style:paragraph-properties>
    </style:style>
    <style:style style:name="P1483" style:family="paragraph" style:parent-style-name="Standard">
      <style:paragraph-properties fo:text-align="start" style:justify-single-word="false">
        <style:drop-cap/>
      </style:paragraph-properties>
    </style:style>
    <style:style style:name="P1484" style:family="paragraph" style:parent-style-name="Standard">
      <style:paragraph-properties fo:text-align="start" style:justify-single-word="false">
        <style:drop-cap/>
      </style:paragraph-properties>
    </style:style>
    <style:style style:name="P1485" style:family="paragraph" style:parent-style-name="Standard">
      <style:paragraph-properties fo:text-align="start" style:justify-single-word="false">
        <style:drop-cap/>
      </style:paragraph-properties>
    </style:style>
    <style:style style:name="P1486" style:family="paragraph" style:parent-style-name="Standard">
      <style:paragraph-properties fo:text-align="start" style:justify-single-word="false">
        <style:drop-cap/>
      </style:paragraph-properties>
    </style:style>
    <style:style style:name="P1487" style:family="paragraph" style:parent-style-name="Standard">
      <style:paragraph-properties fo:text-align="start" style:justify-single-word="false">
        <style:drop-cap/>
      </style:paragraph-properties>
    </style:style>
    <style:style style:name="P1488" style:family="paragraph" style:parent-style-name="Standard">
      <style:paragraph-properties fo:text-align="start" style:justify-single-word="false">
        <style:drop-cap/>
      </style:paragraph-properties>
    </style:style>
    <style:style style:name="P1489" style:family="paragraph" style:parent-style-name="Standard">
      <style:paragraph-properties fo:text-align="start" style:justify-single-word="false">
        <style:drop-cap/>
      </style:paragraph-properties>
    </style:style>
    <style:style style:name="P1490" style:family="paragraph" style:parent-style-name="Standard">
      <style:paragraph-properties fo:text-align="start" style:justify-single-word="false">
        <style:drop-cap/>
      </style:paragraph-properties>
    </style:style>
    <style:style style:name="P1491" style:family="paragraph" style:parent-style-name="Standard">
      <style:paragraph-properties fo:text-align="start" style:justify-single-word="false">
        <style:drop-cap/>
      </style:paragraph-properties>
    </style:style>
    <style:style style:name="P1492" style:family="paragraph" style:parent-style-name="Standard">
      <style:paragraph-properties fo:text-align="start" style:justify-single-word="false">
        <style:drop-cap/>
      </style:paragraph-properties>
    </style:style>
    <style:style style:name="P1493" style:family="paragraph" style:parent-style-name="Standard">
      <style:paragraph-properties fo:text-align="start" style:justify-single-word="false">
        <style:drop-cap/>
      </style:paragraph-properties>
    </style:style>
    <style:style style:name="P1494" style:family="paragraph" style:parent-style-name="Standard">
      <style:paragraph-properties fo:text-align="start" style:justify-single-word="false">
        <style:drop-cap/>
      </style:paragraph-properties>
    </style:style>
    <style:style style:name="P1495" style:family="paragraph" style:parent-style-name="Standard">
      <style:paragraph-properties fo:text-align="start" style:justify-single-word="false">
        <style:drop-cap/>
      </style:paragraph-properties>
    </style:style>
    <style:style style:name="P1496" style:family="paragraph" style:parent-style-name="Standard">
      <style:paragraph-properties fo:text-align="start" style:justify-single-word="false">
        <style:drop-cap/>
      </style:paragraph-properties>
    </style:style>
    <style:style style:name="P1497" style:family="paragraph" style:parent-style-name="Standard">
      <style:paragraph-properties fo:text-align="start" style:justify-single-word="false">
        <style:drop-cap/>
      </style:paragraph-properties>
    </style:style>
    <style:style style:name="P1498" style:family="paragraph" style:parent-style-name="Standard">
      <style:paragraph-properties fo:text-align="start" style:justify-single-word="false">
        <style:drop-cap/>
      </style:paragraph-properties>
    </style:style>
    <style:style style:name="P1499" style:family="paragraph" style:parent-style-name="Standard">
      <style:paragraph-properties fo:text-align="start" style:justify-single-word="false">
        <style:drop-cap/>
      </style:paragraph-properties>
    </style:style>
    <style:style style:name="P1500" style:family="paragraph" style:parent-style-name="Standard">
      <style:paragraph-properties fo:text-align="start" style:justify-single-word="false">
        <style:drop-cap/>
      </style:paragraph-properties>
    </style:style>
    <style:style style:name="P1501" style:family="paragraph" style:parent-style-name="Standard">
      <style:paragraph-properties fo:text-align="start" style:justify-single-word="false">
        <style:drop-cap/>
      </style:paragraph-properties>
    </style:style>
    <style:style style:name="P1502" style:family="paragraph" style:parent-style-name="Standard">
      <style:paragraph-properties fo:text-align="start" style:justify-single-word="false">
        <style:drop-cap/>
      </style:paragraph-properties>
    </style:style>
    <style:style style:name="P1503" style:family="paragraph" style:parent-style-name="Standard">
      <style:paragraph-properties fo:text-align="start" style:justify-single-word="false">
        <style:drop-cap/>
      </style:paragraph-properties>
    </style:style>
    <style:style style:name="P1504" style:family="paragraph" style:parent-style-name="Standard">
      <style:paragraph-properties fo:text-align="start" style:justify-single-word="false">
        <style:drop-cap/>
      </style:paragraph-properties>
    </style:style>
    <style:style style:name="P1505" style:family="paragraph" style:parent-style-name="Standard">
      <style:paragraph-properties fo:text-align="start" style:justify-single-word="false">
        <style:drop-cap/>
      </style:paragraph-properties>
    </style:style>
    <style:style style:name="P1506" style:family="paragraph" style:parent-style-name="Standard">
      <style:paragraph-properties fo:text-align="start" style:justify-single-word="false">
        <style:drop-cap/>
      </style:paragraph-properties>
    </style:style>
    <style:style style:name="P1507" style:family="paragraph" style:parent-style-name="Standard">
      <style:paragraph-properties fo:text-align="start" style:justify-single-word="false">
        <style:drop-cap/>
      </style:paragraph-properties>
    </style:style>
    <style:style style:name="P1508" style:family="paragraph" style:parent-style-name="Standard">
      <style:paragraph-properties fo:text-align="start" style:justify-single-word="false">
        <style:drop-cap/>
      </style:paragraph-properties>
    </style:style>
    <style:style style:name="P1509" style:family="paragraph" style:parent-style-name="Standard">
      <style:paragraph-properties fo:text-align="start" style:justify-single-word="false">
        <style:drop-cap/>
      </style:paragraph-properties>
    </style:style>
    <style:style style:name="P1510" style:family="paragraph" style:parent-style-name="Standard">
      <style:paragraph-properties fo:text-align="start" style:justify-single-word="false">
        <style:drop-cap/>
      </style:paragraph-properties>
    </style:style>
    <style:style style:name="P1511" style:family="paragraph" style:parent-style-name="Standard">
      <style:paragraph-properties fo:text-align="start" style:justify-single-word="false">
        <style:drop-cap/>
      </style:paragraph-properties>
    </style:style>
    <style:style style:name="P1512" style:family="paragraph" style:parent-style-name="Standard">
      <style:paragraph-properties fo:text-align="start" style:justify-single-word="false">
        <style:drop-cap/>
      </style:paragraph-properties>
    </style:style>
    <style:style style:name="P1513" style:family="paragraph" style:parent-style-name="Standard">
      <style:paragraph-properties fo:text-align="start" style:justify-single-word="false">
        <style:drop-cap/>
      </style:paragraph-properties>
    </style:style>
    <style:style style:name="P1514" style:family="paragraph" style:parent-style-name="Standard">
      <style:paragraph-properties fo:text-align="start" style:justify-single-word="false">
        <style:drop-cap/>
      </style:paragraph-properties>
    </style:style>
    <style:style style:name="P1515" style:family="paragraph" style:parent-style-name="Standard">
      <style:paragraph-properties fo:text-align="start" style:justify-single-word="false">
        <style:drop-cap/>
      </style:paragraph-properties>
    </style:style>
    <style:style style:name="P1516" style:family="paragraph" style:parent-style-name="Standard">
      <style:paragraph-properties fo:text-align="start" style:justify-single-word="false">
        <style:drop-cap/>
      </style:paragraph-properties>
    </style:style>
    <style:style style:name="P1517" style:family="paragraph" style:parent-style-name="Standard">
      <style:paragraph-properties fo:text-align="start" style:justify-single-word="false">
        <style:drop-cap/>
      </style:paragraph-properties>
    </style:style>
    <style:style style:name="P1518" style:family="paragraph" style:parent-style-name="Standard">
      <style:paragraph-properties fo:text-align="start" style:justify-single-word="false">
        <style:drop-cap/>
      </style:paragraph-properties>
    </style:style>
    <style:style style:name="P1519" style:family="paragraph" style:parent-style-name="Standard">
      <style:paragraph-properties fo:text-align="start" style:justify-single-word="false">
        <style:drop-cap/>
      </style:paragraph-properties>
    </style:style>
    <style:style style:name="P1520" style:family="paragraph" style:parent-style-name="Standard">
      <style:paragraph-properties fo:text-align="start" style:justify-single-word="false">
        <style:drop-cap/>
      </style:paragraph-properties>
    </style:style>
    <style:style style:name="P1521" style:family="paragraph" style:parent-style-name="Standard">
      <style:paragraph-properties fo:text-align="start" style:justify-single-word="false">
        <style:drop-cap/>
      </style:paragraph-properties>
    </style:style>
    <style:style style:name="P1522" style:family="paragraph" style:parent-style-name="Standard">
      <style:paragraph-properties fo:text-align="start" style:justify-single-word="false">
        <style:drop-cap/>
      </style:paragraph-properties>
    </style:style>
    <style:style style:name="P1523" style:family="paragraph" style:parent-style-name="Standard">
      <style:paragraph-properties fo:text-align="start" style:justify-single-word="false">
        <style:drop-cap/>
      </style:paragraph-properties>
    </style:style>
    <style:style style:name="P1524" style:family="paragraph" style:parent-style-name="Standard">
      <style:paragraph-properties fo:text-align="start" style:justify-single-word="false">
        <style:drop-cap/>
      </style:paragraph-properties>
    </style:style>
    <style:style style:name="P1525" style:family="paragraph" style:parent-style-name="Standard">
      <style:paragraph-properties fo:text-align="start" style:justify-single-word="false">
        <style:drop-cap/>
      </style:paragraph-properties>
    </style:style>
    <style:style style:name="P1526" style:family="paragraph" style:parent-style-name="Standard">
      <style:paragraph-properties fo:text-align="start" style:justify-single-word="false">
        <style:drop-cap/>
      </style:paragraph-properties>
    </style:style>
    <style:style style:name="P1527" style:family="paragraph" style:parent-style-name="Standard">
      <style:paragraph-properties fo:text-align="start" style:justify-single-word="false">
        <style:drop-cap/>
      </style:paragraph-properties>
    </style:style>
    <style:style style:name="P1528" style:family="paragraph" style:parent-style-name="Standard">
      <style:paragraph-properties fo:text-align="start" style:justify-single-word="false">
        <style:drop-cap/>
      </style:paragraph-properties>
    </style:style>
    <style:style style:name="P1529" style:family="paragraph" style:parent-style-name="Standard">
      <style:paragraph-properties fo:text-align="start" style:justify-single-word="false">
        <style:drop-cap/>
      </style:paragraph-properties>
    </style:style>
    <style:style style:name="P1530" style:family="paragraph" style:parent-style-name="Standard">
      <style:paragraph-properties fo:text-align="start" style:justify-single-word="false">
        <style:drop-cap/>
      </style:paragraph-properties>
    </style:style>
    <style:style style:name="P1531" style:family="paragraph" style:parent-style-name="Standard">
      <style:paragraph-properties fo:text-align="start" style:justify-single-word="false">
        <style:drop-cap/>
      </style:paragraph-properties>
    </style:style>
    <style:style style:name="P1532" style:family="paragraph" style:parent-style-name="Standard">
      <style:paragraph-properties fo:text-align="start" style:justify-single-word="false">
        <style:drop-cap/>
      </style:paragraph-properties>
    </style:style>
    <style:style style:name="P1533" style:family="paragraph" style:parent-style-name="Standard">
      <style:paragraph-properties fo:text-align="start" style:justify-single-word="false">
        <style:drop-cap/>
      </style:paragraph-properties>
    </style:style>
    <style:style style:name="P1534" style:family="paragraph" style:parent-style-name="Standard">
      <style:paragraph-properties fo:text-align="start" style:justify-single-word="false">
        <style:drop-cap/>
      </style:paragraph-properties>
    </style:style>
    <style:style style:name="P1535" style:family="paragraph" style:parent-style-name="Standard">
      <style:paragraph-properties fo:text-align="start" style:justify-single-word="false">
        <style:drop-cap/>
      </style:paragraph-properties>
    </style:style>
    <style:style style:name="P1536" style:family="paragraph" style:parent-style-name="Standard">
      <style:paragraph-properties fo:text-align="start" style:justify-single-word="false">
        <style:drop-cap/>
      </style:paragraph-properties>
    </style:style>
    <style:style style:name="P1537" style:family="paragraph" style:parent-style-name="Standard">
      <style:paragraph-properties fo:text-align="start" style:justify-single-word="false">
        <style:drop-cap/>
      </style:paragraph-properties>
    </style:style>
    <style:style style:name="P1538" style:family="paragraph" style:parent-style-name="Standard">
      <style:paragraph-properties fo:text-align="start" style:justify-single-word="false">
        <style:drop-cap/>
      </style:paragraph-properties>
    </style:style>
    <style:style style:name="P1539" style:family="paragraph" style:parent-style-name="Standard">
      <style:paragraph-properties fo:text-align="start" style:justify-single-word="false">
        <style:drop-cap/>
      </style:paragraph-properties>
    </style:style>
    <style:style style:name="P1540" style:family="paragraph" style:parent-style-name="Standard">
      <style:paragraph-properties fo:text-align="start" style:justify-single-word="false">
        <style:drop-cap/>
      </style:paragraph-properties>
    </style:style>
    <style:style style:name="P1541" style:family="paragraph" style:parent-style-name="Standard">
      <style:paragraph-properties fo:text-align="start" style:justify-single-word="false">
        <style:drop-cap/>
      </style:paragraph-properties>
    </style:style>
    <style:style style:name="P1542" style:family="paragraph" style:parent-style-name="Standard">
      <style:paragraph-properties fo:text-align="start" style:justify-single-word="false">
        <style:drop-cap/>
      </style:paragraph-properties>
    </style:style>
    <style:style style:name="P1543" style:family="paragraph" style:parent-style-name="Standard">
      <style:paragraph-properties fo:text-align="start" style:justify-single-word="false">
        <style:drop-cap/>
      </style:paragraph-properties>
    </style:style>
    <style:style style:name="P1544" style:family="paragraph" style:parent-style-name="Standard">
      <style:paragraph-properties fo:text-align="start" style:justify-single-word="false">
        <style:drop-cap/>
      </style:paragraph-properties>
    </style:style>
    <style:style style:name="P1545" style:family="paragraph" style:parent-style-name="Standard">
      <style:paragraph-properties fo:text-align="start" style:justify-single-word="false">
        <style:drop-cap/>
      </style:paragraph-properties>
    </style:style>
    <style:style style:name="P1546" style:family="paragraph" style:parent-style-name="Standard">
      <style:paragraph-properties fo:text-align="start" style:justify-single-word="false">
        <style:drop-cap/>
      </style:paragraph-properties>
    </style:style>
    <style:style style:name="P1547" style:family="paragraph" style:parent-style-name="Standard">
      <style:paragraph-properties fo:text-align="start" style:justify-single-word="false">
        <style:drop-cap/>
      </style:paragraph-properties>
    </style:style>
    <style:style style:name="P1548" style:family="paragraph" style:parent-style-name="Standard">
      <style:paragraph-properties fo:text-align="start" style:justify-single-word="false">
        <style:drop-cap/>
      </style:paragraph-properties>
    </style:style>
    <style:style style:name="P1549" style:family="paragraph" style:parent-style-name="Standard">
      <style:paragraph-properties fo:text-align="start" style:justify-single-word="false">
        <style:drop-cap/>
      </style:paragraph-properties>
    </style:style>
    <style:style style:name="P1550" style:family="paragraph" style:parent-style-name="Standard">
      <style:paragraph-properties fo:text-align="start" style:justify-single-word="false">
        <style:drop-cap/>
      </style:paragraph-properties>
    </style:style>
    <style:style style:name="P1551" style:family="paragraph" style:parent-style-name="Standard">
      <style:paragraph-properties fo:text-align="start" style:justify-single-word="false">
        <style:drop-cap/>
      </style:paragraph-properties>
    </style:style>
    <style:style style:name="P1552" style:family="paragraph" style:parent-style-name="Standard">
      <style:paragraph-properties fo:text-align="start" style:justify-single-word="false">
        <style:drop-cap/>
      </style:paragraph-properties>
    </style:style>
    <style:style style:name="P1553" style:family="paragraph" style:parent-style-name="Standard">
      <style:paragraph-properties fo:text-align="start" style:justify-single-word="false">
        <style:drop-cap/>
      </style:paragraph-properties>
    </style:style>
    <style:style style:name="P1554" style:family="paragraph" style:parent-style-name="Standard">
      <style:paragraph-properties fo:text-align="start" style:justify-single-word="false">
        <style:drop-cap/>
      </style:paragraph-properties>
    </style:style>
    <style:style style:name="P1555" style:family="paragraph" style:parent-style-name="Standard">
      <style:paragraph-properties fo:text-align="start" style:justify-single-word="false">
        <style:drop-cap/>
      </style:paragraph-properties>
    </style:style>
    <style:style style:name="P1556" style:family="paragraph" style:parent-style-name="Standard">
      <style:paragraph-properties fo:text-align="start" style:justify-single-word="false">
        <style:drop-cap/>
      </style:paragraph-properties>
    </style:style>
    <style:style style:name="P1557" style:family="paragraph" style:parent-style-name="Standard">
      <style:paragraph-properties fo:text-align="start" style:justify-single-word="false">
        <style:drop-cap/>
      </style:paragraph-properties>
    </style:style>
    <style:style style:name="P1558" style:family="paragraph" style:parent-style-name="Standard">
      <style:paragraph-properties fo:text-align="start" style:justify-single-word="false">
        <style:drop-cap/>
      </style:paragraph-properties>
    </style:style>
    <style:style style:name="P1559" style:family="paragraph" style:parent-style-name="Standard">
      <style:paragraph-properties fo:text-align="start" style:justify-single-word="false">
        <style:drop-cap/>
      </style:paragraph-properties>
    </style:style>
    <style:style style:name="P1560" style:family="paragraph" style:parent-style-name="Standard">
      <style:paragraph-properties fo:text-align="start" style:justify-single-word="false">
        <style:drop-cap/>
      </style:paragraph-properties>
    </style:style>
    <style:style style:name="P1561" style:family="paragraph" style:parent-style-name="Standard">
      <style:paragraph-properties fo:text-align="start" style:justify-single-word="false">
        <style:drop-cap/>
      </style:paragraph-properties>
    </style:style>
    <style:style style:name="P1562" style:family="paragraph" style:parent-style-name="Standard">
      <style:paragraph-properties fo:text-align="start" style:justify-single-word="false">
        <style:drop-cap/>
      </style:paragraph-properties>
    </style:style>
    <style:style style:name="P1563" style:family="paragraph" style:parent-style-name="Standard">
      <style:paragraph-properties fo:text-align="start" style:justify-single-word="false">
        <style:drop-cap/>
      </style:paragraph-properties>
    </style:style>
    <style:style style:name="P1564" style:family="paragraph" style:parent-style-name="Standard">
      <style:paragraph-properties fo:text-align="start" style:justify-single-word="false">
        <style:drop-cap/>
      </style:paragraph-properties>
    </style:style>
    <style:style style:name="P1565" style:family="paragraph" style:parent-style-name="Standard">
      <style:paragraph-properties fo:text-align="start" style:justify-single-word="false">
        <style:drop-cap/>
      </style:paragraph-properties>
    </style:style>
    <style:style style:name="P1566" style:family="paragraph" style:parent-style-name="Standard">
      <style:paragraph-properties fo:text-align="start" style:justify-single-word="false">
        <style:drop-cap/>
      </style:paragraph-properties>
    </style:style>
    <style:style style:name="P1567" style:family="paragraph" style:parent-style-name="Standard">
      <style:paragraph-properties fo:text-align="start" style:justify-single-word="false">
        <style:drop-cap/>
      </style:paragraph-properties>
    </style:style>
    <style:style style:name="P1568" style:family="paragraph" style:parent-style-name="Standard">
      <style:paragraph-properties fo:text-align="start" style:justify-single-word="false">
        <style:drop-cap/>
      </style:paragraph-properties>
    </style:style>
    <style:style style:name="P1569" style:family="paragraph" style:parent-style-name="Standard">
      <style:paragraph-properties fo:text-align="start" style:justify-single-word="false">
        <style:drop-cap/>
      </style:paragraph-properties>
    </style:style>
    <style:style style:name="P1570" style:family="paragraph" style:parent-style-name="Standard">
      <style:paragraph-properties fo:text-align="start" style:justify-single-word="false">
        <style:drop-cap/>
      </style:paragraph-properties>
    </style:style>
    <style:style style:name="P1571" style:family="paragraph" style:parent-style-name="Standard">
      <style:paragraph-properties fo:text-align="start" style:justify-single-word="false">
        <style:drop-cap/>
      </style:paragraph-properties>
    </style:style>
    <style:style style:name="P1572" style:family="paragraph" style:parent-style-name="Standard">
      <style:paragraph-properties fo:text-align="start" style:justify-single-word="false">
        <style:drop-cap/>
      </style:paragraph-properties>
    </style:style>
    <style:style style:name="P1573" style:family="paragraph" style:parent-style-name="Standard">
      <style:paragraph-properties fo:text-align="start" style:justify-single-word="false">
        <style:drop-cap/>
      </style:paragraph-properties>
    </style:style>
    <style:style style:name="P1574" style:family="paragraph" style:parent-style-name="Standard">
      <style:paragraph-properties fo:text-align="start" style:justify-single-word="false">
        <style:drop-cap/>
      </style:paragraph-properties>
    </style:style>
    <style:style style:name="P1575" style:family="paragraph" style:parent-style-name="Standard">
      <style:paragraph-properties fo:text-align="start" style:justify-single-word="false">
        <style:drop-cap/>
      </style:paragraph-properties>
    </style:style>
    <style:style style:name="P1576" style:family="paragraph" style:parent-style-name="Standard">
      <style:paragraph-properties fo:text-align="start" style:justify-single-word="false">
        <style:drop-cap/>
      </style:paragraph-properties>
    </style:style>
    <style:style style:name="P1577" style:family="paragraph" style:parent-style-name="Standard">
      <style:paragraph-properties fo:text-align="start" style:justify-single-word="false">
        <style:drop-cap/>
      </style:paragraph-properties>
    </style:style>
    <style:style style:name="P1578" style:family="paragraph" style:parent-style-name="Standard">
      <style:paragraph-properties fo:text-align="start" style:justify-single-word="false">
        <style:drop-cap/>
      </style:paragraph-properties>
    </style:style>
    <style:style style:name="P1579" style:family="paragraph" style:parent-style-name="Standard">
      <style:paragraph-properties fo:text-align="start" style:justify-single-word="false">
        <style:drop-cap/>
      </style:paragraph-properties>
    </style:style>
    <style:style style:name="P1580" style:family="paragraph" style:parent-style-name="Standard">
      <style:paragraph-properties fo:text-align="start" style:justify-single-word="false">
        <style:drop-cap/>
      </style:paragraph-properties>
    </style:style>
    <style:style style:name="P1581" style:family="paragraph" style:parent-style-name="Standard">
      <style:paragraph-properties fo:text-align="start" style:justify-single-word="false">
        <style:drop-cap/>
      </style:paragraph-properties>
    </style:style>
    <style:style style:name="P1582" style:family="paragraph" style:parent-style-name="Standard">
      <style:paragraph-properties fo:text-align="start" style:justify-single-word="false">
        <style:drop-cap/>
      </style:paragraph-properties>
    </style:style>
    <style:style style:name="P1583" style:family="paragraph" style:parent-style-name="Standard">
      <style:paragraph-properties fo:text-align="start" style:justify-single-word="false">
        <style:drop-cap/>
      </style:paragraph-properties>
    </style:style>
    <style:style style:name="P1584" style:family="paragraph" style:parent-style-name="Standard">
      <style:paragraph-properties fo:text-align="start" style:justify-single-word="false">
        <style:drop-cap/>
      </style:paragraph-properties>
    </style:style>
    <style:style style:name="P1585" style:family="paragraph" style:parent-style-name="Standard">
      <style:paragraph-properties fo:text-align="start" style:justify-single-word="false">
        <style:drop-cap/>
      </style:paragraph-properties>
    </style:style>
    <style:style style:name="P1586" style:family="paragraph" style:parent-style-name="Standard">
      <style:paragraph-properties fo:text-align="start" style:justify-single-word="false">
        <style:drop-cap/>
      </style:paragraph-properties>
    </style:style>
    <style:style style:name="P1587" style:family="paragraph" style:parent-style-name="Standard">
      <style:paragraph-properties fo:text-align="start" style:justify-single-word="false">
        <style:drop-cap/>
      </style:paragraph-properties>
    </style:style>
    <style:style style:name="P1588" style:family="paragraph" style:parent-style-name="Standard">
      <style:paragraph-properties fo:text-align="start" style:justify-single-word="false">
        <style:drop-cap/>
      </style:paragraph-properties>
    </style:style>
    <style:style style:name="P1589" style:family="paragraph" style:parent-style-name="Standard">
      <style:paragraph-properties fo:text-align="start" style:justify-single-word="false">
        <style:drop-cap/>
      </style:paragraph-properties>
    </style:style>
    <style:style style:name="P1590" style:family="paragraph" style:parent-style-name="Standard">
      <style:paragraph-properties fo:text-align="start" style:justify-single-word="false">
        <style:drop-cap/>
      </style:paragraph-properties>
    </style:style>
    <style:style style:name="P1591" style:family="paragraph" style:parent-style-name="Standard">
      <style:paragraph-properties fo:text-align="start" style:justify-single-word="false">
        <style:drop-cap/>
      </style:paragraph-properties>
    </style:style>
    <style:style style:name="P1592" style:family="paragraph" style:parent-style-name="Standard">
      <style:paragraph-properties fo:text-align="start" style:justify-single-word="false">
        <style:drop-cap/>
      </style:paragraph-properties>
    </style:style>
    <style:style style:name="P1593" style:family="paragraph" style:parent-style-name="Standard">
      <style:paragraph-properties fo:text-align="start" style:justify-single-word="false">
        <style:drop-cap/>
      </style:paragraph-properties>
    </style:style>
    <style:style style:name="P1594" style:family="paragraph" style:parent-style-name="Standard">
      <style:paragraph-properties fo:text-align="start" style:justify-single-word="false">
        <style:drop-cap/>
      </style:paragraph-properties>
    </style:style>
    <style:style style:name="P1595" style:family="paragraph" style:parent-style-name="Standard">
      <style:paragraph-properties fo:text-align="start" style:justify-single-word="false">
        <style:drop-cap/>
      </style:paragraph-properties>
    </style:style>
    <style:style style:name="P1596" style:family="paragraph" style:parent-style-name="Standard">
      <style:paragraph-properties fo:text-align="start" style:justify-single-word="false">
        <style:drop-cap/>
      </style:paragraph-properties>
    </style:style>
    <style:style style:name="P1597" style:family="paragraph" style:parent-style-name="Standard">
      <style:paragraph-properties fo:text-align="start" style:justify-single-word="false">
        <style:drop-cap/>
      </style:paragraph-properties>
    </style:style>
    <style:style style:name="P1598" style:family="paragraph" style:parent-style-name="Standard">
      <style:paragraph-properties fo:text-align="start" style:justify-single-word="false">
        <style:drop-cap/>
      </style:paragraph-properties>
    </style:style>
    <style:style style:name="P1599" style:family="paragraph" style:parent-style-name="Standard">
      <style:paragraph-properties fo:text-align="start" style:justify-single-word="false">
        <style:drop-cap/>
      </style:paragraph-properties>
    </style:style>
    <style:style style:name="P1600" style:family="paragraph" style:parent-style-name="Standard">
      <style:paragraph-properties fo:text-align="start" style:justify-single-word="false">
        <style:drop-cap/>
      </style:paragraph-properties>
    </style:style>
    <style:style style:name="P1601" style:family="paragraph" style:parent-style-name="Standard">
      <style:paragraph-properties fo:text-align="start" style:justify-single-word="false">
        <style:drop-cap/>
      </style:paragraph-properties>
    </style:style>
    <style:style style:name="P1602" style:family="paragraph" style:parent-style-name="Standard">
      <style:paragraph-properties fo:text-align="start" style:justify-single-word="false">
        <style:drop-cap/>
      </style:paragraph-properties>
    </style:style>
    <style:style style:name="P1603" style:family="paragraph" style:parent-style-name="Standard">
      <style:paragraph-properties fo:text-align="start" style:justify-single-word="false">
        <style:drop-cap/>
      </style:paragraph-properties>
    </style:style>
    <style:style style:name="P1604" style:family="paragraph" style:parent-style-name="Standard">
      <style:paragraph-properties fo:text-align="start" style:justify-single-word="false">
        <style:drop-cap/>
      </style:paragraph-properties>
    </style:style>
    <style:style style:name="P1605" style:family="paragraph" style:parent-style-name="Standard">
      <style:paragraph-properties fo:text-align="start" style:justify-single-word="false">
        <style:drop-cap/>
      </style:paragraph-properties>
    </style:style>
    <style:style style:name="P1606" style:family="paragraph" style:parent-style-name="Standard">
      <style:paragraph-properties fo:text-align="start" style:justify-single-word="false">
        <style:drop-cap/>
      </style:paragraph-properties>
    </style:style>
    <style:style style:name="P1607" style:family="paragraph" style:parent-style-name="Standard">
      <style:paragraph-properties fo:text-align="start" style:justify-single-word="false">
        <style:drop-cap/>
      </style:paragraph-properties>
    </style:style>
    <style:style style:name="P1608" style:family="paragraph" style:parent-style-name="Standard">
      <style:paragraph-properties fo:text-align="start" style:justify-single-word="false">
        <style:drop-cap/>
      </style:paragraph-properties>
    </style:style>
    <style:style style:name="P1609" style:family="paragraph" style:parent-style-name="Standard">
      <style:paragraph-properties fo:text-align="start" style:justify-single-word="false">
        <style:drop-cap/>
      </style:paragraph-properties>
    </style:style>
    <style:style style:name="P1610" style:family="paragraph" style:parent-style-name="Standard">
      <style:paragraph-properties fo:text-align="start" style:justify-single-word="false">
        <style:drop-cap/>
      </style:paragraph-properties>
    </style:style>
    <style:style style:name="P1611" style:family="paragraph" style:parent-style-name="Standard">
      <style:paragraph-properties fo:text-align="start" style:justify-single-word="false">
        <style:drop-cap/>
      </style:paragraph-properties>
    </style:style>
    <style:style style:name="P1612" style:family="paragraph" style:parent-style-name="Standard">
      <style:paragraph-properties fo:text-align="start" style:justify-single-word="false">
        <style:drop-cap/>
      </style:paragraph-properties>
    </style:style>
    <style:style style:name="P1613" style:family="paragraph" style:parent-style-name="Standard">
      <style:paragraph-properties fo:text-align="start" style:justify-single-word="false">
        <style:drop-cap/>
      </style:paragraph-properties>
    </style:style>
    <style:style style:name="P1614" style:family="paragraph" style:parent-style-name="Standard">
      <style:paragraph-properties fo:text-align="start" style:justify-single-word="false">
        <style:drop-cap/>
      </style:paragraph-properties>
    </style:style>
    <style:style style:name="P1615" style:family="paragraph" style:parent-style-name="Standard">
      <style:paragraph-properties fo:text-align="start" style:justify-single-word="false">
        <style:drop-cap/>
      </style:paragraph-properties>
    </style:style>
    <style:style style:name="P1616" style:family="paragraph" style:parent-style-name="Standard">
      <style:paragraph-properties fo:text-align="start" style:justify-single-word="false">
        <style:drop-cap/>
      </style:paragraph-properties>
    </style:style>
    <style:style style:name="P1617" style:family="paragraph" style:parent-style-name="Standard">
      <style:paragraph-properties fo:text-align="start" style:justify-single-word="false">
        <style:drop-cap/>
      </style:paragraph-properties>
    </style:style>
    <style:style style:name="P1618" style:family="paragraph" style:parent-style-name="Standard">
      <style:paragraph-properties fo:text-align="start" style:justify-single-word="false">
        <style:drop-cap/>
      </style:paragraph-properties>
    </style:style>
    <style:style style:name="P1619" style:family="paragraph" style:parent-style-name="Standard">
      <style:paragraph-properties fo:text-align="start" style:justify-single-word="false">
        <style:drop-cap/>
      </style:paragraph-properties>
    </style:style>
    <style:style style:name="P1620" style:family="paragraph" style:parent-style-name="Standard">
      <style:paragraph-properties fo:text-align="start" style:justify-single-word="false">
        <style:drop-cap/>
      </style:paragraph-properties>
    </style:style>
    <style:style style:name="P1621" style:family="paragraph" style:parent-style-name="Standard">
      <style:paragraph-properties fo:text-align="start" style:justify-single-word="false">
        <style:drop-cap/>
      </style:paragraph-properties>
    </style:style>
    <style:style style:name="P1622" style:family="paragraph" style:parent-style-name="Standard">
      <style:paragraph-properties fo:text-align="start" style:justify-single-word="false">
        <style:drop-cap/>
      </style:paragraph-properties>
    </style:style>
    <style:style style:name="P1623" style:family="paragraph" style:parent-style-name="Standard">
      <style:paragraph-properties fo:text-align="start" style:justify-single-word="false">
        <style:drop-cap/>
      </style:paragraph-properties>
    </style:style>
    <style:style style:name="P1624" style:family="paragraph" style:parent-style-name="Standard">
      <style:paragraph-properties fo:text-align="start" style:justify-single-word="false">
        <style:drop-cap/>
      </style:paragraph-properties>
    </style:style>
    <style:style style:name="P1625" style:family="paragraph" style:parent-style-name="Standard">
      <style:paragraph-properties fo:text-align="start" style:justify-single-word="false">
        <style:drop-cap/>
      </style:paragraph-properties>
    </style:style>
    <style:style style:name="P1626" style:family="paragraph" style:parent-style-name="Standard">
      <style:paragraph-properties fo:text-align="start" style:justify-single-word="false">
        <style:drop-cap/>
      </style:paragraph-properties>
    </style:style>
    <style:style style:name="P1627" style:family="paragraph" style:parent-style-name="Standard">
      <style:paragraph-properties fo:text-align="start" style:justify-single-word="false">
        <style:drop-cap/>
      </style:paragraph-properties>
    </style:style>
    <style:style style:name="P1628" style:family="paragraph" style:parent-style-name="Standard">
      <style:paragraph-properties fo:text-align="start" style:justify-single-word="false">
        <style:drop-cap/>
      </style:paragraph-properties>
    </style:style>
    <style:style style:name="P1629" style:family="paragraph" style:parent-style-name="Standard">
      <style:paragraph-properties fo:text-align="start" style:justify-single-word="false">
        <style:drop-cap/>
      </style:paragraph-properties>
    </style:style>
    <style:style style:name="P1630" style:family="paragraph" style:parent-style-name="Standard">
      <style:paragraph-properties fo:text-align="start" style:justify-single-word="false">
        <style:drop-cap/>
      </style:paragraph-properties>
    </style:style>
    <style:style style:name="P1631" style:family="paragraph" style:parent-style-name="Standard">
      <style:paragraph-properties fo:text-align="start" style:justify-single-word="false">
        <style:drop-cap/>
      </style:paragraph-properties>
    </style:style>
    <style:style style:name="P1632" style:family="paragraph" style:parent-style-name="Standard">
      <style:paragraph-properties fo:text-align="start" style:justify-single-word="false">
        <style:drop-cap/>
      </style:paragraph-properties>
    </style:style>
    <style:style style:name="P1633" style:family="paragraph" style:parent-style-name="Standard">
      <style:paragraph-properties fo:text-align="start" style:justify-single-word="false">
        <style:drop-cap/>
      </style:paragraph-properties>
    </style:style>
    <style:style style:name="P1634" style:family="paragraph" style:parent-style-name="Standard">
      <style:paragraph-properties fo:text-align="start" style:justify-single-word="false">
        <style:drop-cap/>
      </style:paragraph-properties>
    </style:style>
    <style:style style:name="P1635" style:family="paragraph" style:parent-style-name="Standard">
      <style:paragraph-properties fo:text-align="start" style:justify-single-word="false">
        <style:drop-cap/>
      </style:paragraph-properties>
    </style:style>
    <style:style style:name="P1636" style:family="paragraph" style:parent-style-name="Standard">
      <style:paragraph-properties fo:text-align="start" style:justify-single-word="false">
        <style:drop-cap/>
      </style:paragraph-properties>
    </style:style>
    <style:style style:name="P1637" style:family="paragraph" style:parent-style-name="Standard">
      <style:paragraph-properties fo:text-align="start" style:justify-single-word="false">
        <style:drop-cap/>
      </style:paragraph-properties>
    </style:style>
    <style:style style:name="P1638" style:family="paragraph" style:parent-style-name="Standard">
      <style:paragraph-properties fo:text-align="start" style:justify-single-word="false">
        <style:drop-cap/>
      </style:paragraph-properties>
    </style:style>
    <style:style style:name="P1639" style:family="paragraph" style:parent-style-name="Standard">
      <style:paragraph-properties fo:text-align="start" style:justify-single-word="false">
        <style:drop-cap/>
      </style:paragraph-properties>
    </style:style>
    <style:style style:name="P1640" style:family="paragraph" style:parent-style-name="Standard">
      <style:paragraph-properties fo:text-align="start" style:justify-single-word="false">
        <style:drop-cap/>
      </style:paragraph-properties>
    </style:style>
    <style:style style:name="P1641" style:family="paragraph" style:parent-style-name="Standard">
      <style:paragraph-properties fo:text-align="start" style:justify-single-word="false">
        <style:drop-cap/>
      </style:paragraph-properties>
    </style:style>
    <style:style style:name="P1642" style:family="paragraph" style:parent-style-name="Standard">
      <style:paragraph-properties fo:text-align="start" style:justify-single-word="false">
        <style:drop-cap/>
      </style:paragraph-properties>
    </style:style>
    <style:style style:name="P1643" style:family="paragraph" style:parent-style-name="Standard">
      <style:paragraph-properties fo:text-align="start" style:justify-single-word="false">
        <style:drop-cap/>
      </style:paragraph-properties>
    </style:style>
    <style:style style:name="P1644" style:family="paragraph" style:parent-style-name="Standard">
      <style:paragraph-properties fo:text-align="start" style:justify-single-word="false">
        <style:drop-cap/>
      </style:paragraph-properties>
    </style:style>
    <style:style style:name="P1645" style:family="paragraph" style:parent-style-name="Standard">
      <style:paragraph-properties fo:text-align="start" style:justify-single-word="false">
        <style:drop-cap/>
      </style:paragraph-properties>
    </style:style>
    <style:style style:name="P1646" style:family="paragraph" style:parent-style-name="Standard">
      <style:paragraph-properties fo:text-align="start" style:justify-single-word="false">
        <style:drop-cap/>
      </style:paragraph-properties>
    </style:style>
    <style:style style:name="P1647" style:family="paragraph" style:parent-style-name="Standard">
      <style:paragraph-properties fo:text-align="start" style:justify-single-word="false">
        <style:drop-cap/>
      </style:paragraph-properties>
    </style:style>
    <style:style style:name="P1648" style:family="paragraph" style:parent-style-name="Standard">
      <style:paragraph-properties fo:text-align="start" style:justify-single-word="false">
        <style:drop-cap/>
      </style:paragraph-properties>
    </style:style>
    <style:style style:name="P1649" style:family="paragraph" style:parent-style-name="Standard">
      <style:paragraph-properties fo:text-align="start" style:justify-single-word="false">
        <style:drop-cap/>
      </style:paragraph-properties>
    </style:style>
    <style:style style:name="P1650" style:family="paragraph" style:parent-style-name="Standard">
      <style:paragraph-properties fo:text-align="start" style:justify-single-word="false">
        <style:drop-cap/>
      </style:paragraph-properties>
    </style:style>
    <style:style style:name="P1651" style:family="paragraph" style:parent-style-name="Standard">
      <style:paragraph-properties fo:text-align="start" style:justify-single-word="false">
        <style:drop-cap/>
      </style:paragraph-properties>
    </style:style>
    <style:style style:name="P1652" style:family="paragraph" style:parent-style-name="Standard">
      <style:paragraph-properties fo:text-align="start" style:justify-single-word="false">
        <style:drop-cap/>
      </style:paragraph-properties>
    </style:style>
    <style:style style:name="P1653" style:family="paragraph" style:parent-style-name="Standard">
      <style:paragraph-properties fo:text-align="start" style:justify-single-word="false">
        <style:drop-cap/>
      </style:paragraph-properties>
    </style:style>
    <style:style style:name="P1654" style:family="paragraph" style:parent-style-name="Standard">
      <style:paragraph-properties fo:text-align="start" style:justify-single-word="false">
        <style:drop-cap/>
      </style:paragraph-properties>
    </style:style>
    <style:style style:name="P1655" style:family="paragraph" style:parent-style-name="Standard">
      <style:paragraph-properties fo:text-align="start" style:justify-single-word="false">
        <style:drop-cap/>
      </style:paragraph-properties>
    </style:style>
    <style:style style:name="P1656" style:family="paragraph" style:parent-style-name="Standard">
      <style:paragraph-properties fo:text-align="start" style:justify-single-word="false">
        <style:drop-cap/>
      </style:paragraph-properties>
    </style:style>
    <style:style style:name="P1657" style:family="paragraph" style:parent-style-name="Standard">
      <style:paragraph-properties fo:text-align="start" style:justify-single-word="false">
        <style:drop-cap/>
      </style:paragraph-properties>
    </style:style>
    <style:style style:name="P1658" style:family="paragraph" style:parent-style-name="Standard">
      <style:paragraph-properties fo:text-align="start" style:justify-single-word="false">
        <style:drop-cap/>
      </style:paragraph-properties>
    </style:style>
    <style:style style:name="P1659" style:family="paragraph" style:parent-style-name="Standard">
      <style:paragraph-properties fo:text-align="start" style:justify-single-word="false">
        <style:drop-cap/>
      </style:paragraph-properties>
    </style:style>
    <style:style style:name="P1660" style:family="paragraph" style:parent-style-name="Standard">
      <style:paragraph-properties fo:text-align="start" style:justify-single-word="false">
        <style:drop-cap/>
      </style:paragraph-properties>
    </style:style>
    <style:style style:name="P1661" style:family="paragraph" style:parent-style-name="Standard">
      <style:paragraph-properties fo:text-align="start" style:justify-single-word="false">
        <style:drop-cap/>
      </style:paragraph-properties>
    </style:style>
    <style:style style:name="P1662" style:family="paragraph" style:parent-style-name="Standard">
      <style:paragraph-properties fo:text-align="start" style:justify-single-word="false">
        <style:drop-cap/>
      </style:paragraph-properties>
    </style:style>
    <style:style style:name="P1663" style:family="paragraph" style:parent-style-name="Standard">
      <style:paragraph-properties fo:text-align="start" style:justify-single-word="false">
        <style:drop-cap/>
      </style:paragraph-properties>
    </style:style>
    <style:style style:name="P1664" style:family="paragraph" style:parent-style-name="Standard">
      <style:paragraph-properties fo:text-align="start" style:justify-single-word="false">
        <style:drop-cap/>
      </style:paragraph-properties>
    </style:style>
    <style:style style:name="P1665" style:family="paragraph" style:parent-style-name="Standard">
      <style:paragraph-properties fo:text-align="start" style:justify-single-word="false">
        <style:drop-cap/>
      </style:paragraph-properties>
    </style:style>
    <style:style style:name="P1666" style:family="paragraph" style:parent-style-name="Standard">
      <style:paragraph-properties fo:text-align="start" style:justify-single-word="false">
        <style:drop-cap/>
      </style:paragraph-properties>
    </style:style>
    <style:style style:name="P1667" style:family="paragraph" style:parent-style-name="Standard">
      <style:paragraph-properties fo:text-align="start" style:justify-single-word="false">
        <style:drop-cap/>
      </style:paragraph-properties>
    </style:style>
    <style:style style:name="P1668" style:family="paragraph" style:parent-style-name="Standard">
      <style:paragraph-properties fo:text-align="start" style:justify-single-word="false">
        <style:drop-cap/>
      </style:paragraph-properties>
    </style:style>
    <style:style style:name="P1669" style:family="paragraph" style:parent-style-name="Standard">
      <style:paragraph-properties fo:text-align="start" style:justify-single-word="false">
        <style:drop-cap/>
      </style:paragraph-properties>
    </style:style>
    <style:style style:name="P1670" style:family="paragraph" style:parent-style-name="Standard">
      <style:paragraph-properties fo:text-align="start" style:justify-single-word="false">
        <style:drop-cap/>
      </style:paragraph-properties>
    </style:style>
    <style:style style:name="P1671" style:family="paragraph" style:parent-style-name="Standard">
      <style:paragraph-properties fo:text-align="start" style:justify-single-word="false">
        <style:drop-cap/>
      </style:paragraph-properties>
    </style:style>
    <style:style style:name="P1672" style:family="paragraph" style:parent-style-name="Standard">
      <style:paragraph-properties fo:text-align="start" style:justify-single-word="false">
        <style:drop-cap/>
      </style:paragraph-properties>
    </style:style>
    <style:style style:name="P1673" style:family="paragraph" style:parent-style-name="Standard">
      <style:paragraph-properties fo:text-align="start" style:justify-single-word="false">
        <style:drop-cap/>
      </style:paragraph-properties>
    </style:style>
    <style:style style:name="P1674" style:family="paragraph" style:parent-style-name="Standard">
      <style:paragraph-properties fo:text-align="start" style:justify-single-word="false">
        <style:drop-cap/>
      </style:paragraph-properties>
    </style:style>
    <style:style style:name="P1675" style:family="paragraph" style:parent-style-name="Standard">
      <style:paragraph-properties fo:text-align="start" style:justify-single-word="false">
        <style:drop-cap/>
      </style:paragraph-properties>
    </style:style>
    <style:style style:name="P1676" style:family="paragraph" style:parent-style-name="Standard">
      <style:paragraph-properties fo:text-align="start" style:justify-single-word="false">
        <style:drop-cap/>
      </style:paragraph-properties>
    </style:style>
    <style:style style:name="P1677" style:family="paragraph" style:parent-style-name="Standard">
      <style:paragraph-properties fo:text-align="start" style:justify-single-word="false">
        <style:drop-cap/>
      </style:paragraph-properties>
    </style:style>
    <style:style style:name="P1678" style:family="paragraph" style:parent-style-name="Standard">
      <style:paragraph-properties fo:text-align="start" style:justify-single-word="false">
        <style:drop-cap/>
      </style:paragraph-properties>
    </style:style>
    <style:style style:name="P1679" style:family="paragraph" style:parent-style-name="Standard">
      <style:paragraph-properties fo:text-align="start" style:justify-single-word="false">
        <style:drop-cap/>
      </style:paragraph-properties>
    </style:style>
    <style:style style:name="P1680" style:family="paragraph" style:parent-style-name="Standard">
      <style:paragraph-properties fo:text-align="start" style:justify-single-word="false">
        <style:drop-cap/>
      </style:paragraph-properties>
    </style:style>
    <style:style style:name="P1681" style:family="paragraph" style:parent-style-name="Standard">
      <style:paragraph-properties fo:text-align="start" style:justify-single-word="false">
        <style:drop-cap/>
      </style:paragraph-properties>
    </style:style>
    <style:style style:name="P1682" style:family="paragraph" style:parent-style-name="Standard">
      <style:paragraph-properties fo:text-align="start" style:justify-single-word="false">
        <style:drop-cap/>
      </style:paragraph-properties>
    </style:style>
    <style:style style:name="P1683" style:family="paragraph" style:parent-style-name="Standard">
      <style:paragraph-properties fo:text-align="start" style:justify-single-word="false">
        <style:drop-cap/>
      </style:paragraph-properties>
    </style:style>
    <style:style style:name="P1684" style:family="paragraph" style:parent-style-name="Standard">
      <style:paragraph-properties fo:text-align="start" style:justify-single-word="false">
        <style:drop-cap/>
      </style:paragraph-properties>
    </style:style>
    <style:style style:name="P1685" style:family="paragraph" style:parent-style-name="Standard">
      <style:paragraph-properties fo:text-align="start" style:justify-single-word="false">
        <style:drop-cap/>
      </style:paragraph-properties>
    </style:style>
    <style:style style:name="P1686" style:family="paragraph" style:parent-style-name="Standard">
      <style:paragraph-properties fo:text-align="start" style:justify-single-word="false">
        <style:drop-cap/>
      </style:paragraph-properties>
    </style:style>
    <style:style style:name="P1687" style:family="paragraph" style:parent-style-name="Standard">
      <style:paragraph-properties fo:text-align="start" style:justify-single-word="false">
        <style:drop-cap/>
      </style:paragraph-properties>
    </style:style>
    <style:style style:name="P1688" style:family="paragraph" style:parent-style-name="Standard">
      <style:paragraph-properties fo:text-align="start" style:justify-single-word="false">
        <style:drop-cap/>
      </style:paragraph-properties>
    </style:style>
    <style:style style:name="P1689" style:family="paragraph" style:parent-style-name="Standard">
      <style:paragraph-properties fo:text-align="start" style:justify-single-word="false">
        <style:drop-cap/>
      </style:paragraph-properties>
    </style:style>
    <style:style style:name="P1690" style:family="paragraph" style:parent-style-name="Standard">
      <style:paragraph-properties fo:text-align="start" style:justify-single-word="false">
        <style:drop-cap/>
      </style:paragraph-properties>
    </style:style>
    <style:style style:name="P1691" style:family="paragraph" style:parent-style-name="Standard">
      <style:paragraph-properties fo:text-align="start" style:justify-single-word="false">
        <style:drop-cap/>
      </style:paragraph-properties>
    </style:style>
    <style:style style:name="P1692" style:family="paragraph" style:parent-style-name="Standard">
      <style:paragraph-properties fo:text-align="start" style:justify-single-word="false">
        <style:drop-cap/>
      </style:paragraph-properties>
    </style:style>
    <style:style style:name="P1693" style:family="paragraph" style:parent-style-name="Standard">
      <style:paragraph-properties fo:text-align="start" style:justify-single-word="false">
        <style:drop-cap/>
      </style:paragraph-properties>
    </style:style>
    <style:style style:name="P1694" style:family="paragraph" style:parent-style-name="Standard">
      <style:paragraph-properties fo:text-align="start" style:justify-single-word="false">
        <style:drop-cap/>
      </style:paragraph-properties>
    </style:style>
    <style:style style:name="P1695" style:family="paragraph" style:parent-style-name="Standard">
      <style:paragraph-properties fo:text-align="start" style:justify-single-word="false">
        <style:drop-cap/>
      </style:paragraph-properties>
    </style:style>
    <style:style style:name="P1696" style:family="paragraph" style:parent-style-name="Standard">
      <style:paragraph-properties fo:text-align="start" style:justify-single-word="false">
        <style:drop-cap/>
      </style:paragraph-properties>
    </style:style>
    <style:style style:name="P1697" style:family="paragraph" style:parent-style-name="Standard">
      <style:paragraph-properties fo:text-align="start" style:justify-single-word="false">
        <style:drop-cap/>
      </style:paragraph-properties>
    </style:style>
    <style:style style:name="P1698" style:family="paragraph" style:parent-style-name="Standard">
      <style:paragraph-properties fo:text-align="start" style:justify-single-word="false">
        <style:drop-cap/>
      </style:paragraph-properties>
    </style:style>
    <style:style style:name="P1699" style:family="paragraph" style:parent-style-name="Standard">
      <style:paragraph-properties fo:text-align="start" style:justify-single-word="false">
        <style:drop-cap/>
      </style:paragraph-properties>
    </style:style>
    <style:style style:name="P1700" style:family="paragraph" style:parent-style-name="Standard">
      <style:paragraph-properties fo:text-align="start" style:justify-single-word="false">
        <style:drop-cap/>
      </style:paragraph-properties>
    </style:style>
    <style:style style:name="P1701" style:family="paragraph" style:parent-style-name="Standard">
      <style:paragraph-properties fo:text-align="start" style:justify-single-word="false">
        <style:drop-cap/>
      </style:paragraph-properties>
    </style:style>
    <style:style style:name="P1702" style:family="paragraph" style:parent-style-name="Standard">
      <style:paragraph-properties fo:text-align="start" style:justify-single-word="false">
        <style:drop-cap/>
      </style:paragraph-properties>
    </style:style>
    <style:style style:name="P1703" style:family="paragraph" style:parent-style-name="Standard">
      <style:paragraph-properties fo:text-align="start" style:justify-single-word="false">
        <style:drop-cap/>
      </style:paragraph-properties>
    </style:style>
    <style:style style:name="P1704" style:family="paragraph" style:parent-style-name="Standard">
      <style:paragraph-properties fo:text-align="start" style:justify-single-word="false">
        <style:drop-cap/>
      </style:paragraph-properties>
    </style:style>
    <style:style style:name="P1705" style:family="paragraph" style:parent-style-name="Standard">
      <style:paragraph-properties fo:text-align="start" style:justify-single-word="false">
        <style:drop-cap/>
      </style:paragraph-properties>
    </style:style>
    <style:style style:name="P1706" style:family="paragraph" style:parent-style-name="Standard">
      <style:paragraph-properties fo:text-align="start" style:justify-single-word="false">
        <style:drop-cap/>
      </style:paragraph-properties>
    </style:style>
    <style:style style:name="P1707" style:family="paragraph" style:parent-style-name="Standard">
      <style:paragraph-properties fo:text-align="start" style:justify-single-word="false">
        <style:drop-cap/>
      </style:paragraph-properties>
    </style:style>
    <style:style style:name="P1708" style:family="paragraph" style:parent-style-name="Standard">
      <style:paragraph-properties fo:text-align="start" style:justify-single-word="false">
        <style:drop-cap/>
      </style:paragraph-properties>
    </style:style>
    <style:style style:name="P1709" style:family="paragraph" style:parent-style-name="Standard">
      <style:paragraph-properties fo:text-align="start" style:justify-single-word="false">
        <style:drop-cap/>
      </style:paragraph-properties>
    </style:style>
    <style:style style:name="P1710" style:family="paragraph" style:parent-style-name="Standard">
      <style:paragraph-properties fo:text-align="start" style:justify-single-word="false">
        <style:drop-cap/>
      </style:paragraph-properties>
    </style:style>
    <style:style style:name="P1711" style:family="paragraph" style:parent-style-name="Standard">
      <style:paragraph-properties fo:text-align="start" style:justify-single-word="false">
        <style:drop-cap/>
      </style:paragraph-properties>
    </style:style>
    <style:style style:name="P1712" style:family="paragraph" style:parent-style-name="Standard">
      <style:paragraph-properties fo:text-align="start" style:justify-single-word="false">
        <style:drop-cap/>
      </style:paragraph-properties>
    </style:style>
    <style:style style:name="P1713" style:family="paragraph" style:parent-style-name="Standard">
      <style:paragraph-properties fo:text-align="start" style:justify-single-word="false">
        <style:drop-cap/>
      </style:paragraph-properties>
    </style:style>
    <style:style style:name="P1714" style:family="paragraph" style:parent-style-name="Standard">
      <style:paragraph-properties fo:text-align="start" style:justify-single-word="false">
        <style:drop-cap/>
      </style:paragraph-properties>
    </style:style>
    <style:style style:name="P1715" style:family="paragraph" style:parent-style-name="Standard">
      <style:paragraph-properties fo:text-align="start" style:justify-single-word="false">
        <style:drop-cap/>
      </style:paragraph-properties>
    </style:style>
    <style:style style:name="P1716" style:family="paragraph" style:parent-style-name="Standard">
      <style:paragraph-properties fo:text-align="start" style:justify-single-word="false">
        <style:drop-cap/>
      </style:paragraph-properties>
    </style:style>
    <style:style style:name="P1717" style:family="paragraph" style:parent-style-name="Standard">
      <style:paragraph-properties fo:text-align="start" style:justify-single-word="false">
        <style:drop-cap/>
      </style:paragraph-properties>
    </style:style>
    <style:style style:name="P1718" style:family="paragraph" style:parent-style-name="Standard">
      <style:paragraph-properties fo:text-align="start" style:justify-single-word="false">
        <style:drop-cap/>
      </style:paragraph-properties>
    </style:style>
    <style:style style:name="P1719" style:family="paragraph" style:parent-style-name="Standard">
      <style:paragraph-properties fo:text-align="start" style:justify-single-word="false">
        <style:drop-cap/>
      </style:paragraph-properties>
    </style:style>
    <style:style style:name="P1720" style:family="paragraph" style:parent-style-name="Standard">
      <style:paragraph-properties fo:text-align="start" style:justify-single-word="false">
        <style:drop-cap/>
      </style:paragraph-properties>
    </style:style>
    <style:style style:name="P1721" style:family="paragraph" style:parent-style-name="Standard">
      <style:paragraph-properties fo:text-align="start" style:justify-single-word="false">
        <style:drop-cap/>
      </style:paragraph-properties>
    </style:style>
    <style:style style:name="P1722" style:family="paragraph" style:parent-style-name="Standard">
      <style:paragraph-properties fo:text-align="start" style:justify-single-word="false">
        <style:drop-cap/>
      </style:paragraph-properties>
    </style:style>
    <style:style style:name="P1723" style:family="paragraph" style:parent-style-name="Standard">
      <style:paragraph-properties fo:text-align="start" style:justify-single-word="false">
        <style:drop-cap/>
      </style:paragraph-properties>
    </style:style>
    <style:style style:name="P1724" style:family="paragraph" style:parent-style-name="Standard">
      <style:paragraph-properties fo:text-align="start" style:justify-single-word="false">
        <style:drop-cap/>
      </style:paragraph-properties>
    </style:style>
    <style:style style:name="P1725" style:family="paragraph" style:parent-style-name="Standard">
      <style:paragraph-properties fo:text-align="start" style:justify-single-word="false">
        <style:drop-cap/>
      </style:paragraph-properties>
    </style:style>
    <style:style style:name="P1726" style:family="paragraph" style:parent-style-name="Standard">
      <style:paragraph-properties fo:text-align="start" style:justify-single-word="false">
        <style:drop-cap/>
      </style:paragraph-properties>
    </style:style>
    <style:style style:name="P1727" style:family="paragraph" style:parent-style-name="Standard">
      <style:paragraph-properties fo:text-align="start" style:justify-single-word="false">
        <style:drop-cap/>
      </style:paragraph-properties>
    </style:style>
    <style:style style:name="P1728" style:family="paragraph" style:parent-style-name="Standard">
      <style:paragraph-properties fo:text-align="start" style:justify-single-word="false">
        <style:drop-cap/>
      </style:paragraph-properties>
    </style:style>
    <style:style style:name="P1729" style:family="paragraph" style:parent-style-name="Standard">
      <style:paragraph-properties fo:text-align="start" style:justify-single-word="false">
        <style:drop-cap/>
      </style:paragraph-properties>
    </style:style>
    <style:style style:name="P1730" style:family="paragraph" style:parent-style-name="Standard">
      <style:paragraph-properties fo:text-align="start" style:justify-single-word="false">
        <style:drop-cap/>
      </style:paragraph-properties>
    </style:style>
    <style:style style:name="P1731" style:family="paragraph" style:parent-style-name="Standard">
      <style:paragraph-properties fo:text-align="start" style:justify-single-word="false">
        <style:drop-cap/>
      </style:paragraph-properties>
    </style:style>
    <style:style style:name="P1732" style:family="paragraph" style:parent-style-name="Standard">
      <style:paragraph-properties fo:text-align="start" style:justify-single-word="false">
        <style:drop-cap/>
      </style:paragraph-properties>
    </style:style>
    <style:style style:name="P1733" style:family="paragraph" style:parent-style-name="Standard">
      <style:paragraph-properties fo:text-align="start" style:justify-single-word="false">
        <style:drop-cap/>
      </style:paragraph-properties>
    </style:style>
    <style:style style:name="P1734" style:family="paragraph" style:parent-style-name="Standard">
      <style:paragraph-properties fo:text-align="start" style:justify-single-word="false">
        <style:drop-cap/>
      </style:paragraph-properties>
    </style:style>
    <style:style style:name="P1735" style:family="paragraph" style:parent-style-name="Standard">
      <style:paragraph-properties fo:text-align="start" style:justify-single-word="false">
        <style:drop-cap/>
      </style:paragraph-properties>
    </style:style>
    <style:style style:name="P1736" style:family="paragraph" style:parent-style-name="Standard">
      <style:paragraph-properties fo:text-align="start" style:justify-single-word="false">
        <style:drop-cap/>
      </style:paragraph-properties>
    </style:style>
    <style:style style:name="P1737" style:family="paragraph" style:parent-style-name="Standard">
      <style:paragraph-properties fo:text-align="start" style:justify-single-word="false">
        <style:drop-cap/>
      </style:paragraph-properties>
    </style:style>
    <style:style style:name="P1738" style:family="paragraph" style:parent-style-name="Standard">
      <style:paragraph-properties fo:text-align="start" style:justify-single-word="false">
        <style:drop-cap/>
      </style:paragraph-properties>
    </style:style>
    <style:style style:name="P1739" style:family="paragraph" style:parent-style-name="Standard">
      <style:paragraph-properties fo:text-align="start" style:justify-single-word="false">
        <style:drop-cap/>
      </style:paragraph-properties>
    </style:style>
    <style:style style:name="P1740" style:family="paragraph" style:parent-style-name="Standard">
      <style:paragraph-properties fo:text-align="start" style:justify-single-word="false">
        <style:drop-cap/>
      </style:paragraph-properties>
    </style:style>
    <style:style style:name="P1741" style:family="paragraph" style:parent-style-name="Standard">
      <style:paragraph-properties fo:text-align="start" style:justify-single-word="false">
        <style:drop-cap/>
      </style:paragraph-properties>
    </style:style>
    <style:style style:name="P1742" style:family="paragraph" style:parent-style-name="Standard">
      <style:paragraph-properties fo:text-align="start" style:justify-single-word="false">
        <style:drop-cap/>
      </style:paragraph-properties>
    </style:style>
    <style:style style:name="P1743" style:family="paragraph" style:parent-style-name="Standard">
      <style:paragraph-properties fo:text-align="start" style:justify-single-word="false">
        <style:drop-cap/>
      </style:paragraph-properties>
    </style:style>
    <style:style style:name="P1744" style:family="paragraph" style:parent-style-name="Standard">
      <style:paragraph-properties fo:text-align="start" style:justify-single-word="false">
        <style:drop-cap/>
      </style:paragraph-properties>
    </style:style>
    <style:style style:name="P1745" style:family="paragraph" style:parent-style-name="Standard">
      <style:paragraph-properties fo:text-align="start" style:justify-single-word="false">
        <style:drop-cap/>
      </style:paragraph-properties>
    </style:style>
    <style:style style:name="P1746" style:family="paragraph" style:parent-style-name="Standard">
      <style:paragraph-properties fo:text-align="start" style:justify-single-word="false">
        <style:drop-cap/>
      </style:paragraph-properties>
    </style:style>
    <style:style style:name="P1747" style:family="paragraph" style:parent-style-name="Standard">
      <style:paragraph-properties fo:text-align="start" style:justify-single-word="false">
        <style:drop-cap/>
      </style:paragraph-properties>
    </style:style>
    <style:style style:name="P1748" style:family="paragraph" style:parent-style-name="Standard">
      <style:paragraph-properties fo:text-align="start" style:justify-single-word="false">
        <style:drop-cap/>
      </style:paragraph-properties>
    </style:style>
    <style:style style:name="P1749" style:family="paragraph" style:parent-style-name="Standard">
      <style:paragraph-properties fo:text-align="start" style:justify-single-word="false">
        <style:drop-cap/>
      </style:paragraph-properties>
    </style:style>
    <style:style style:name="P1750" style:family="paragraph" style:parent-style-name="Standard">
      <style:paragraph-properties fo:text-align="start" style:justify-single-word="false">
        <style:drop-cap/>
      </style:paragraph-properties>
    </style:style>
    <style:style style:name="P1751" style:family="paragraph" style:parent-style-name="Standard">
      <style:paragraph-properties fo:text-align="start" style:justify-single-word="false">
        <style:drop-cap/>
      </style:paragraph-properties>
    </style:style>
    <style:style style:name="P1752" style:family="paragraph" style:parent-style-name="Standard">
      <style:paragraph-properties fo:text-align="start" style:justify-single-word="false">
        <style:drop-cap/>
      </style:paragraph-properties>
    </style:style>
    <style:style style:name="P1753" style:family="paragraph" style:parent-style-name="Standard">
      <style:paragraph-properties fo:text-align="start" style:justify-single-word="false">
        <style:drop-cap/>
      </style:paragraph-properties>
    </style:style>
    <style:style style:name="P1754" style:family="paragraph" style:parent-style-name="Standard">
      <style:paragraph-properties fo:text-align="start" style:justify-single-word="false">
        <style:drop-cap/>
      </style:paragraph-properties>
    </style:style>
    <style:style style:name="P1755" style:family="paragraph" style:parent-style-name="Standard">
      <style:paragraph-properties fo:text-align="start" style:justify-single-word="false">
        <style:drop-cap/>
      </style:paragraph-properties>
    </style:style>
    <style:style style:name="P1756" style:family="paragraph" style:parent-style-name="Standard">
      <style:paragraph-properties fo:text-align="start" style:justify-single-word="false">
        <style:drop-cap/>
      </style:paragraph-properties>
    </style:style>
    <style:style style:name="P1757" style:family="paragraph" style:parent-style-name="Standard">
      <style:paragraph-properties fo:text-align="start" style:justify-single-word="false">
        <style:drop-cap/>
      </style:paragraph-properties>
    </style:style>
    <style:style style:name="P1758" style:family="paragraph" style:parent-style-name="Standard">
      <style:paragraph-properties fo:text-align="start" style:justify-single-word="false">
        <style:drop-cap/>
      </style:paragraph-properties>
    </style:style>
    <style:style style:name="P1759" style:family="paragraph" style:parent-style-name="Standard">
      <style:paragraph-properties fo:text-align="start" style:justify-single-word="false">
        <style:drop-cap/>
      </style:paragraph-properties>
    </style:style>
    <style:style style:name="P1760" style:family="paragraph" style:parent-style-name="Standard">
      <style:paragraph-properties fo:text-align="start" style:justify-single-word="false">
        <style:drop-cap/>
      </style:paragraph-properties>
    </style:style>
    <style:style style:name="P1761" style:family="paragraph" style:parent-style-name="Standard">
      <style:paragraph-properties fo:text-align="start" style:justify-single-word="false">
        <style:drop-cap/>
      </style:paragraph-properties>
    </style:style>
    <style:style style:name="P1762" style:family="paragraph" style:parent-style-name="Standard">
      <style:paragraph-properties fo:text-align="start" style:justify-single-word="false">
        <style:drop-cap/>
      </style:paragraph-properties>
    </style:style>
    <style:style style:name="P1763" style:family="paragraph" style:parent-style-name="Standard">
      <style:paragraph-properties fo:text-align="start" style:justify-single-word="false">
        <style:drop-cap/>
      </style:paragraph-properties>
    </style:style>
    <style:style style:name="P1764" style:family="paragraph" style:parent-style-name="Standard">
      <style:paragraph-properties fo:text-align="start" style:justify-single-word="false">
        <style:drop-cap/>
      </style:paragraph-properties>
    </style:style>
    <style:style style:name="P1765" style:family="paragraph" style:parent-style-name="Standard">
      <style:paragraph-properties fo:text-align="start" style:justify-single-word="false">
        <style:drop-cap/>
      </style:paragraph-properties>
    </style:style>
    <style:style style:name="P1766" style:family="paragraph" style:parent-style-name="Standard">
      <style:paragraph-properties fo:text-align="start" style:justify-single-word="false">
        <style:drop-cap/>
      </style:paragraph-properties>
    </style:style>
    <style:style style:name="P1767" style:family="paragraph" style:parent-style-name="Standard">
      <style:paragraph-properties fo:text-align="start" style:justify-single-word="false">
        <style:drop-cap/>
      </style:paragraph-properties>
    </style:style>
    <style:style style:name="P1768" style:family="paragraph" style:parent-style-name="Standard">
      <style:paragraph-properties fo:text-align="start" style:justify-single-word="false">
        <style:drop-cap/>
      </style:paragraph-properties>
    </style:style>
    <style:style style:name="P1769" style:family="paragraph" style:parent-style-name="Standard">
      <style:paragraph-properties fo:text-align="start" style:justify-single-word="false">
        <style:drop-cap/>
      </style:paragraph-properties>
    </style:style>
    <style:style style:name="P1770" style:family="paragraph" style:parent-style-name="Standard">
      <style:paragraph-properties fo:text-align="start" style:justify-single-word="false">
        <style:drop-cap/>
      </style:paragraph-properties>
    </style:style>
    <style:style style:name="P1771" style:family="paragraph" style:parent-style-name="Standard">
      <style:paragraph-properties fo:text-align="start" style:justify-single-word="false">
        <style:drop-cap/>
      </style:paragraph-properties>
    </style:style>
    <style:style style:name="P1772" style:family="paragraph" style:parent-style-name="Standard">
      <style:paragraph-properties fo:text-align="start" style:justify-single-word="false">
        <style:drop-cap/>
      </style:paragraph-properties>
    </style:style>
    <style:style style:name="P1773" style:family="paragraph" style:parent-style-name="Standard">
      <style:paragraph-properties fo:text-align="start" style:justify-single-word="false">
        <style:drop-cap/>
      </style:paragraph-properties>
    </style:style>
    <style:style style:name="P1774" style:family="paragraph" style:parent-style-name="Standard">
      <style:paragraph-properties fo:text-align="start" style:justify-single-word="false">
        <style:drop-cap/>
      </style:paragraph-properties>
    </style:style>
    <style:style style:name="P1775" style:family="paragraph" style:parent-style-name="Standard">
      <style:paragraph-properties fo:text-align="start" style:justify-single-word="false">
        <style:drop-cap/>
      </style:paragraph-properties>
    </style:style>
    <style:style style:name="P1776" style:family="paragraph" style:parent-style-name="Standard">
      <style:paragraph-properties fo:text-align="start" style:justify-single-word="false">
        <style:drop-cap/>
      </style:paragraph-properties>
    </style:style>
    <style:style style:name="P1777" style:family="paragraph" style:parent-style-name="Standard">
      <style:paragraph-properties fo:text-align="start" style:justify-single-word="false">
        <style:drop-cap/>
      </style:paragraph-properties>
    </style:style>
    <style:style style:name="P1778" style:family="paragraph" style:parent-style-name="Standard">
      <style:paragraph-properties fo:text-align="start" style:justify-single-word="false">
        <style:drop-cap/>
      </style:paragraph-properties>
    </style:style>
    <style:style style:name="P1779" style:family="paragraph" style:parent-style-name="Standard">
      <style:paragraph-properties fo:text-align="start" style:justify-single-word="false">
        <style:drop-cap/>
      </style:paragraph-properties>
    </style:style>
    <style:style style:name="P1780" style:family="paragraph" style:parent-style-name="Standard">
      <style:paragraph-properties fo:text-align="start" style:justify-single-word="false">
        <style:drop-cap/>
      </style:paragraph-properties>
    </style:style>
    <style:style style:name="P1781" style:family="paragraph" style:parent-style-name="Standard">
      <style:paragraph-properties fo:text-align="start" style:justify-single-word="false">
        <style:drop-cap/>
      </style:paragraph-properties>
    </style:style>
    <style:style style:name="P1782" style:family="paragraph" style:parent-style-name="Standard">
      <style:paragraph-properties fo:text-align="start" style:justify-single-word="false">
        <style:drop-cap/>
      </style:paragraph-properties>
    </style:style>
    <style:style style:name="P1783" style:family="paragraph" style:parent-style-name="Standard">
      <style:paragraph-properties fo:text-align="start" style:justify-single-word="false">
        <style:drop-cap/>
      </style:paragraph-properties>
    </style:style>
    <style:style style:name="P1784" style:family="paragraph" style:parent-style-name="Standard">
      <style:paragraph-properties fo:text-align="start" style:justify-single-word="false">
        <style:drop-cap/>
      </style:paragraph-properties>
    </style:style>
    <style:style style:name="P1785" style:family="paragraph" style:parent-style-name="Standard">
      <style:paragraph-properties fo:text-align="start" style:justify-single-word="false">
        <style:drop-cap/>
      </style:paragraph-properties>
    </style:style>
    <style:style style:name="P1786" style:family="paragraph" style:parent-style-name="Standard">
      <style:paragraph-properties fo:text-align="start" style:justify-single-word="false">
        <style:drop-cap/>
      </style:paragraph-properties>
    </style:style>
    <style:style style:name="P1787" style:family="paragraph" style:parent-style-name="Standard">
      <style:paragraph-properties fo:text-align="start" style:justify-single-word="false">
        <style:drop-cap/>
      </style:paragraph-properties>
    </style:style>
    <style:style style:name="P1788" style:family="paragraph" style:parent-style-name="Standard">
      <style:paragraph-properties fo:text-align="start" style:justify-single-word="false">
        <style:drop-cap/>
      </style:paragraph-properties>
    </style:style>
    <style:style style:name="P1789" style:family="paragraph" style:parent-style-name="Standard">
      <style:paragraph-properties fo:text-align="start" style:justify-single-word="false">
        <style:drop-cap/>
      </style:paragraph-properties>
    </style:style>
    <style:style style:name="P1790" style:family="paragraph" style:parent-style-name="Standard">
      <style:paragraph-properties fo:text-align="start" style:justify-single-word="false">
        <style:drop-cap/>
      </style:paragraph-properties>
    </style:style>
    <style:style style:name="P1791" style:family="paragraph" style:parent-style-name="Standard">
      <style:paragraph-properties fo:text-align="start" style:justify-single-word="false">
        <style:drop-cap/>
      </style:paragraph-properties>
    </style:style>
    <style:style style:name="P1792" style:family="paragraph" style:parent-style-name="Standard">
      <style:paragraph-properties fo:text-align="start" style:justify-single-word="false">
        <style:drop-cap/>
      </style:paragraph-properties>
    </style:style>
    <style:style style:name="P1793" style:family="paragraph" style:parent-style-name="Standard">
      <style:paragraph-properties fo:text-align="start" style:justify-single-word="false">
        <style:drop-cap/>
      </style:paragraph-properties>
    </style:style>
    <style:style style:name="P1794" style:family="paragraph" style:parent-style-name="Standard">
      <style:paragraph-properties fo:text-align="start" style:justify-single-word="false">
        <style:drop-cap/>
      </style:paragraph-properties>
    </style:style>
    <style:style style:name="P1795" style:family="paragraph" style:parent-style-name="Standard">
      <style:paragraph-properties fo:text-align="start" style:justify-single-word="false">
        <style:drop-cap/>
      </style:paragraph-properties>
    </style:style>
    <style:style style:name="P1796" style:family="paragraph" style:parent-style-name="Standard">
      <style:paragraph-properties fo:text-align="start" style:justify-single-word="false">
        <style:drop-cap/>
      </style:paragraph-properties>
    </style:style>
    <style:style style:name="P1797" style:family="paragraph" style:parent-style-name="Standard">
      <style:paragraph-properties fo:text-align="start" style:justify-single-word="false">
        <style:drop-cap/>
      </style:paragraph-properties>
    </style:style>
    <style:style style:name="P1798" style:family="paragraph" style:parent-style-name="Standard">
      <style:paragraph-properties fo:text-align="start" style:justify-single-word="false">
        <style:drop-cap/>
      </style:paragraph-properties>
    </style:style>
    <style:style style:name="P1799" style:family="paragraph" style:parent-style-name="Standard">
      <style:paragraph-properties fo:text-align="start" style:justify-single-word="false">
        <style:drop-cap/>
      </style:paragraph-properties>
    </style:style>
    <style:style style:name="P1800" style:family="paragraph" style:parent-style-name="Standard">
      <style:paragraph-properties fo:text-align="start" style:justify-single-word="false">
        <style:drop-cap/>
      </style:paragraph-properties>
    </style:style>
    <style:style style:name="P1801" style:family="paragraph" style:parent-style-name="Standard">
      <style:paragraph-properties fo:text-align="start" style:justify-single-word="false">
        <style:drop-cap/>
      </style:paragraph-properties>
    </style:style>
    <style:style style:name="P1802" style:family="paragraph" style:parent-style-name="Standard">
      <style:paragraph-properties fo:text-align="start" style:justify-single-word="false">
        <style:drop-cap/>
      </style:paragraph-properties>
    </style:style>
    <style:style style:name="P1803" style:family="paragraph" style:parent-style-name="Standard">
      <style:paragraph-properties fo:text-align="start" style:justify-single-word="false">
        <style:drop-cap/>
      </style:paragraph-properties>
    </style:style>
    <style:style style:name="P1804" style:family="paragraph" style:parent-style-name="Standard">
      <style:paragraph-properties fo:text-align="start" style:justify-single-word="false">
        <style:drop-cap/>
      </style:paragraph-properties>
    </style:style>
    <style:style style:name="P1805" style:family="paragraph" style:parent-style-name="Standard">
      <style:paragraph-properties fo:text-align="start" style:justify-single-word="false">
        <style:drop-cap/>
      </style:paragraph-properties>
    </style:style>
    <style:style style:name="P1806" style:family="paragraph" style:parent-style-name="Standard">
      <style:paragraph-properties fo:text-align="start" style:justify-single-word="false">
        <style:drop-cap/>
      </style:paragraph-properties>
    </style:style>
    <style:style style:name="P1807" style:family="paragraph" style:parent-style-name="Standard">
      <style:paragraph-properties fo:text-align="start" style:justify-single-word="false">
        <style:drop-cap/>
      </style:paragraph-properties>
    </style:style>
    <style:style style:name="P1808" style:family="paragraph" style:parent-style-name="Standard">
      <style:paragraph-properties fo:text-align="start" style:justify-single-word="false">
        <style:drop-cap/>
      </style:paragraph-properties>
    </style:style>
    <style:style style:name="P1809" style:family="paragraph" style:parent-style-name="Standard">
      <style:paragraph-properties fo:text-align="start" style:justify-single-word="false">
        <style:drop-cap/>
      </style:paragraph-properties>
    </style:style>
    <style:style style:name="P1810" style:family="paragraph" style:parent-style-name="Standard">
      <style:paragraph-properties fo:text-align="start" style:justify-single-word="false">
        <style:drop-cap/>
      </style:paragraph-properties>
    </style:style>
    <style:style style:name="P1811" style:family="paragraph" style:parent-style-name="Standard">
      <style:paragraph-properties fo:text-align="start" style:justify-single-word="false">
        <style:drop-cap/>
      </style:paragraph-properties>
    </style:style>
    <style:style style:name="P1812" style:family="paragraph" style:parent-style-name="Standard">
      <style:paragraph-properties fo:text-align="start" style:justify-single-word="false">
        <style:drop-cap/>
      </style:paragraph-properties>
    </style:style>
    <style:style style:name="P1813" style:family="paragraph" style:parent-style-name="Standard">
      <style:paragraph-properties fo:text-align="start" style:justify-single-word="false">
        <style:drop-cap/>
      </style:paragraph-properties>
    </style:style>
    <style:style style:name="P1814" style:family="paragraph" style:parent-style-name="Standard">
      <style:paragraph-properties fo:text-align="start" style:justify-single-word="false">
        <style:drop-cap/>
      </style:paragraph-properties>
    </style:style>
    <style:style style:name="P1815" style:family="paragraph" style:parent-style-name="Standard">
      <style:paragraph-properties fo:text-align="start" style:justify-single-word="false">
        <style:drop-cap/>
      </style:paragraph-properties>
    </style:style>
    <style:style style:name="P1816" style:family="paragraph" style:parent-style-name="Standard">
      <style:paragraph-properties fo:text-align="start" style:justify-single-word="false">
        <style:drop-cap/>
      </style:paragraph-properties>
    </style:style>
    <style:style style:name="P1817" style:family="paragraph" style:parent-style-name="Standard">
      <style:paragraph-properties fo:text-align="start" style:justify-single-word="false">
        <style:drop-cap/>
      </style:paragraph-properties>
    </style:style>
    <style:style style:name="P1818" style:family="paragraph" style:parent-style-name="Standard">
      <style:paragraph-properties fo:text-align="start" style:justify-single-word="false">
        <style:drop-cap/>
      </style:paragraph-properties>
    </style:style>
    <style:style style:name="P1819" style:family="paragraph" style:parent-style-name="Standard">
      <style:paragraph-properties fo:text-align="start" style:justify-single-word="false">
        <style:drop-cap/>
      </style:paragraph-properties>
    </style:style>
    <style:style style:name="P1820" style:family="paragraph" style:parent-style-name="Standard">
      <style:paragraph-properties fo:text-align="start" style:justify-single-word="false">
        <style:drop-cap/>
      </style:paragraph-properties>
    </style:style>
    <style:style style:name="P1821" style:family="paragraph" style:parent-style-name="Standard">
      <style:paragraph-properties fo:text-align="start" style:justify-single-word="false">
        <style:drop-cap/>
      </style:paragraph-properties>
    </style:style>
    <style:style style:name="P1822" style:family="paragraph" style:parent-style-name="Standard">
      <style:paragraph-properties fo:text-align="start" style:justify-single-word="false">
        <style:drop-cap/>
      </style:paragraph-properties>
    </style:style>
    <style:style style:name="P1823" style:family="paragraph" style:parent-style-name="Standard">
      <style:paragraph-properties fo:text-align="start" style:justify-single-word="false">
        <style:drop-cap/>
      </style:paragraph-properties>
    </style:style>
    <style:style style:name="P1824" style:family="paragraph" style:parent-style-name="Standard">
      <style:paragraph-properties fo:text-align="start" style:justify-single-word="false">
        <style:drop-cap/>
      </style:paragraph-properties>
    </style:style>
    <style:style style:name="P1825" style:family="paragraph" style:parent-style-name="Standard">
      <style:paragraph-properties fo:text-align="start" style:justify-single-word="false">
        <style:drop-cap/>
      </style:paragraph-properties>
    </style:style>
    <style:style style:name="P1826" style:family="paragraph" style:parent-style-name="Standard">
      <style:paragraph-properties fo:text-align="start" style:justify-single-word="false">
        <style:drop-cap/>
      </style:paragraph-properties>
    </style:style>
    <style:style style:name="P1827" style:family="paragraph" style:parent-style-name="Standard">
      <style:paragraph-properties fo:text-align="start" style:justify-single-word="false">
        <style:drop-cap/>
      </style:paragraph-properties>
    </style:style>
    <style:style style:name="P1828" style:family="paragraph" style:parent-style-name="Standard">
      <style:paragraph-properties fo:text-align="start" style:justify-single-word="false">
        <style:drop-cap/>
      </style:paragraph-properties>
    </style:style>
    <style:style style:name="P1829" style:family="paragraph" style:parent-style-name="Standard">
      <style:paragraph-properties fo:text-align="start" style:justify-single-word="false">
        <style:drop-cap/>
      </style:paragraph-properties>
    </style:style>
    <style:style style:name="P1830" style:family="paragraph" style:parent-style-name="Standard">
      <style:paragraph-properties fo:text-align="start" style:justify-single-word="false">
        <style:drop-cap/>
      </style:paragraph-properties>
    </style:style>
    <style:style style:name="P1831" style:family="paragraph" style:parent-style-name="Standard">
      <style:paragraph-properties fo:text-align="start" style:justify-single-word="false">
        <style:drop-cap/>
      </style:paragraph-properties>
    </style:style>
    <style:style style:name="P1832" style:family="paragraph" style:parent-style-name="Standard">
      <style:paragraph-properties fo:text-align="start" style:justify-single-word="false">
        <style:drop-cap/>
      </style:paragraph-properties>
    </style:style>
    <style:style style:name="P1833" style:family="paragraph" style:parent-style-name="Standard">
      <style:paragraph-properties fo:text-align="start" style:justify-single-word="false">
        <style:drop-cap/>
      </style:paragraph-properties>
    </style:style>
    <style:style style:name="P1834" style:family="paragraph" style:parent-style-name="Standard">
      <style:paragraph-properties fo:text-align="start" style:justify-single-word="false">
        <style:drop-cap/>
      </style:paragraph-properties>
    </style:style>
    <style:style style:name="P1835" style:family="paragraph" style:parent-style-name="Standard">
      <style:paragraph-properties fo:text-align="start" style:justify-single-word="false">
        <style:drop-cap/>
      </style:paragraph-properties>
    </style:style>
    <style:style style:name="P1836" style:family="paragraph" style:parent-style-name="Standard">
      <style:paragraph-properties fo:text-align="start" style:justify-single-word="false">
        <style:drop-cap/>
      </style:paragraph-properties>
    </style:style>
    <style:style style:name="P1837" style:family="paragraph" style:parent-style-name="Standard">
      <style:paragraph-properties fo:text-align="start" style:justify-single-word="false">
        <style:drop-cap/>
      </style:paragraph-properties>
    </style:style>
    <style:style style:name="P1838" style:family="paragraph" style:parent-style-name="Standard">
      <style:paragraph-properties fo:text-align="start" style:justify-single-word="false">
        <style:drop-cap/>
      </style:paragraph-properties>
    </style:style>
    <style:style style:name="P1839" style:family="paragraph" style:parent-style-name="Standard">
      <style:paragraph-properties fo:text-align="start" style:justify-single-word="false">
        <style:drop-cap/>
      </style:paragraph-properties>
    </style:style>
    <style:style style:name="P1840" style:family="paragraph" style:parent-style-name="Standard">
      <style:paragraph-properties fo:text-align="start" style:justify-single-word="false">
        <style:drop-cap/>
      </style:paragraph-properties>
    </style:style>
    <style:style style:name="P1841" style:family="paragraph" style:parent-style-name="Standard">
      <style:paragraph-properties fo:text-align="start" style:justify-single-word="false">
        <style:drop-cap/>
      </style:paragraph-properties>
    </style:style>
    <style:style style:name="P1842" style:family="paragraph" style:parent-style-name="Standard">
      <style:paragraph-properties fo:text-align="start" style:justify-single-word="false">
        <style:drop-cap/>
      </style:paragraph-properties>
    </style:style>
    <style:style style:name="P1843" style:family="paragraph" style:parent-style-name="Standard">
      <style:paragraph-properties fo:text-align="start" style:justify-single-word="false">
        <style:drop-cap/>
      </style:paragraph-properties>
    </style:style>
    <style:style style:name="P1844" style:family="paragraph" style:parent-style-name="Standard">
      <style:paragraph-properties fo:text-align="start" style:justify-single-word="false">
        <style:drop-cap/>
      </style:paragraph-properties>
    </style:style>
    <style:style style:name="P1845" style:family="paragraph" style:parent-style-name="Standard">
      <style:paragraph-properties fo:text-align="start" style:justify-single-word="false">
        <style:drop-cap/>
      </style:paragraph-properties>
    </style:style>
    <style:style style:name="P1846" style:family="paragraph" style:parent-style-name="Standard">
      <style:paragraph-properties fo:text-align="start" style:justify-single-word="false">
        <style:drop-cap/>
      </style:paragraph-properties>
    </style:style>
    <style:style style:name="P1847" style:family="paragraph" style:parent-style-name="Standard">
      <style:paragraph-properties fo:text-align="start" style:justify-single-word="false">
        <style:drop-cap/>
      </style:paragraph-properties>
    </style:style>
    <style:style style:name="P1848" style:family="paragraph" style:parent-style-name="Standard">
      <style:paragraph-properties fo:text-align="start" style:justify-single-word="false">
        <style:drop-cap/>
      </style:paragraph-properties>
    </style:style>
    <style:style style:name="P1849" style:family="paragraph" style:parent-style-name="Standard">
      <style:paragraph-properties fo:text-align="start" style:justify-single-word="false">
        <style:drop-cap/>
      </style:paragraph-properties>
    </style:style>
    <style:style style:name="P1850" style:family="paragraph" style:parent-style-name="Standard">
      <style:paragraph-properties fo:text-align="start" style:justify-single-word="false">
        <style:drop-cap/>
      </style:paragraph-properties>
    </style:style>
    <style:style style:name="P1851" style:family="paragraph" style:parent-style-name="Standard">
      <style:paragraph-properties fo:text-align="start" style:justify-single-word="false">
        <style:drop-cap/>
      </style:paragraph-properties>
    </style:style>
    <style:style style:name="P1852" style:family="paragraph" style:parent-style-name="Standard">
      <style:paragraph-properties fo:text-align="start" style:justify-single-word="false">
        <style:drop-cap/>
      </style:paragraph-properties>
    </style:style>
    <style:style style:name="P1853" style:family="paragraph" style:parent-style-name="Standard">
      <style:paragraph-properties fo:text-align="start" style:justify-single-word="false">
        <style:drop-cap/>
      </style:paragraph-properties>
    </style:style>
    <style:style style:name="P1854" style:family="paragraph" style:parent-style-name="Standard">
      <style:paragraph-properties fo:text-align="start" style:justify-single-word="false">
        <style:drop-cap/>
      </style:paragraph-properties>
    </style:style>
    <style:style style:name="P1855" style:family="paragraph" style:parent-style-name="Standard">
      <style:paragraph-properties fo:text-align="start" style:justify-single-word="false">
        <style:drop-cap/>
      </style:paragraph-properties>
    </style:style>
    <style:style style:name="P1856" style:family="paragraph" style:parent-style-name="Standard">
      <style:paragraph-properties fo:text-align="start" style:justify-single-word="false">
        <style:drop-cap/>
      </style:paragraph-properties>
    </style:style>
    <style:style style:name="P1857" style:family="paragraph" style:parent-style-name="Standard">
      <style:paragraph-properties fo:text-align="start" style:justify-single-word="false">
        <style:drop-cap/>
      </style:paragraph-properties>
    </style:style>
    <style:style style:name="P1858" style:family="paragraph" style:parent-style-name="Standard">
      <style:paragraph-properties fo:text-align="start" style:justify-single-word="false">
        <style:drop-cap/>
      </style:paragraph-properties>
    </style:style>
    <style:style style:name="P1859" style:family="paragraph" style:parent-style-name="Standard">
      <style:paragraph-properties fo:text-align="start" style:justify-single-word="false">
        <style:drop-cap/>
      </style:paragraph-properties>
    </style:style>
    <style:style style:name="P1860" style:family="paragraph" style:parent-style-name="Standard">
      <style:paragraph-properties fo:text-align="start" style:justify-single-word="false">
        <style:drop-cap/>
      </style:paragraph-properties>
    </style:style>
    <style:style style:name="P1861" style:family="paragraph" style:parent-style-name="Standard">
      <style:paragraph-properties fo:text-align="start" style:justify-single-word="false">
        <style:drop-cap/>
      </style:paragraph-properties>
    </style:style>
    <style:style style:name="P1862" style:family="paragraph" style:parent-style-name="Standard">
      <style:paragraph-properties fo:text-align="start" style:justify-single-word="false">
        <style:drop-cap/>
      </style:paragraph-properties>
    </style:style>
    <style:style style:name="P1863" style:family="paragraph" style:parent-style-name="Standard">
      <style:paragraph-properties fo:text-align="start" style:justify-single-word="false">
        <style:drop-cap/>
      </style:paragraph-properties>
    </style:style>
    <style:style style:name="P1864" style:family="paragraph" style:parent-style-name="Standard">
      <style:paragraph-properties fo:text-align="start" style:justify-single-word="false">
        <style:drop-cap/>
      </style:paragraph-properties>
    </style:style>
    <style:style style:name="P1865" style:family="paragraph" style:parent-style-name="Standard">
      <style:paragraph-properties fo:text-align="start" style:justify-single-word="false">
        <style:drop-cap/>
      </style:paragraph-properties>
    </style:style>
    <style:style style:name="P1866" style:family="paragraph" style:parent-style-name="Standard">
      <style:paragraph-properties fo:text-align="start" style:justify-single-word="false">
        <style:drop-cap/>
      </style:paragraph-properties>
    </style:style>
    <style:style style:name="P1867" style:family="paragraph" style:parent-style-name="Standard">
      <style:paragraph-properties fo:text-align="start" style:justify-single-word="false">
        <style:drop-cap/>
      </style:paragraph-properties>
    </style:style>
    <style:style style:name="P1868" style:family="paragraph" style:parent-style-name="Standard">
      <style:paragraph-properties fo:text-align="start" style:justify-single-word="false">
        <style:drop-cap/>
      </style:paragraph-properties>
    </style:style>
    <style:style style:name="P1869" style:family="paragraph" style:parent-style-name="Standard">
      <style:paragraph-properties fo:text-align="start" style:justify-single-word="false">
        <style:drop-cap/>
      </style:paragraph-properties>
    </style:style>
    <style:style style:name="P1870" style:family="paragraph" style:parent-style-name="Standard">
      <style:paragraph-properties fo:text-align="start" style:justify-single-word="false">
        <style:drop-cap/>
      </style:paragraph-properties>
    </style:style>
    <style:style style:name="P1871" style:family="paragraph" style:parent-style-name="Standard">
      <style:paragraph-properties fo:text-align="start" style:justify-single-word="false">
        <style:drop-cap/>
      </style:paragraph-properties>
    </style:style>
    <style:style style:name="P1872" style:family="paragraph" style:parent-style-name="Standard">
      <style:paragraph-properties fo:text-align="start" style:justify-single-word="false">
        <style:drop-cap/>
      </style:paragraph-properties>
    </style:style>
    <style:style style:name="P1873" style:family="paragraph" style:parent-style-name="Standard">
      <style:paragraph-properties fo:text-align="start" style:justify-single-word="false">
        <style:drop-cap/>
      </style:paragraph-properties>
    </style:style>
    <style:style style:name="P1874" style:family="paragraph" style:parent-style-name="Standard">
      <style:paragraph-properties fo:text-align="start" style:justify-single-word="false">
        <style:drop-cap/>
      </style:paragraph-properties>
    </style:style>
    <style:style style:name="P1875" style:family="paragraph" style:parent-style-name="Standard">
      <style:paragraph-properties fo:text-align="start" style:justify-single-word="false">
        <style:drop-cap/>
      </style:paragraph-properties>
    </style:style>
    <style:style style:name="P1876" style:family="paragraph" style:parent-style-name="Standard">
      <style:paragraph-properties fo:text-align="start" style:justify-single-word="false">
        <style:drop-cap/>
      </style:paragraph-properties>
    </style:style>
    <style:style style:name="P1877" style:family="paragraph" style:parent-style-name="Standard">
      <style:paragraph-properties fo:text-align="start" style:justify-single-word="false">
        <style:drop-cap/>
      </style:paragraph-properties>
    </style:style>
    <style:style style:name="P1878" style:family="paragraph" style:parent-style-name="Standard">
      <style:paragraph-properties fo:text-align="start" style:justify-single-word="false">
        <style:drop-cap/>
      </style:paragraph-properties>
    </style:style>
    <style:style style:name="P1879" style:family="paragraph" style:parent-style-name="Standard">
      <style:paragraph-properties fo:text-align="start" style:justify-single-word="false">
        <style:drop-cap/>
      </style:paragraph-properties>
    </style:style>
    <style:style style:name="P1880" style:family="paragraph" style:parent-style-name="Standard">
      <style:paragraph-properties fo:text-align="start" style:justify-single-word="false">
        <style:drop-cap/>
      </style:paragraph-properties>
    </style:style>
    <style:style style:name="P1881" style:family="paragraph" style:parent-style-name="Standard">
      <style:paragraph-properties fo:text-align="start" style:justify-single-word="false">
        <style:drop-cap/>
      </style:paragraph-properties>
    </style:style>
    <style:style style:name="P1882" style:family="paragraph" style:parent-style-name="Standard">
      <style:paragraph-properties fo:text-align="start" style:justify-single-word="false">
        <style:drop-cap/>
      </style:paragraph-properties>
    </style:style>
    <style:style style:name="P1883" style:family="paragraph" style:parent-style-name="Standard">
      <style:paragraph-properties fo:text-align="start" style:justify-single-word="false">
        <style:drop-cap/>
      </style:paragraph-properties>
    </style:style>
    <style:style style:name="P1884" style:family="paragraph" style:parent-style-name="Standard">
      <style:paragraph-properties fo:text-align="start" style:justify-single-word="false">
        <style:drop-cap/>
      </style:paragraph-properties>
    </style:style>
    <style:style style:name="P1885" style:family="paragraph" style:parent-style-name="Standard">
      <style:paragraph-properties fo:text-align="start" style:justify-single-word="false">
        <style:drop-cap/>
      </style:paragraph-properties>
    </style:style>
    <style:style style:name="P1886" style:family="paragraph" style:parent-style-name="Standard">
      <style:paragraph-properties fo:text-align="start" style:justify-single-word="false">
        <style:drop-cap/>
      </style:paragraph-properties>
    </style:style>
    <style:style style:name="P1887" style:family="paragraph" style:parent-style-name="Standard">
      <style:paragraph-properties fo:text-align="start" style:justify-single-word="false">
        <style:drop-cap/>
      </style:paragraph-properties>
    </style:style>
    <style:style style:name="P1888" style:family="paragraph" style:parent-style-name="Standard">
      <style:paragraph-properties fo:text-align="start" style:justify-single-word="false">
        <style:drop-cap/>
      </style:paragraph-properties>
    </style:style>
    <style:style style:name="P1889" style:family="paragraph" style:parent-style-name="Standard">
      <style:paragraph-properties fo:text-align="start" style:justify-single-word="false">
        <style:drop-cap/>
      </style:paragraph-properties>
    </style:style>
    <style:style style:name="P1890" style:family="paragraph" style:parent-style-name="Standard">
      <style:paragraph-properties fo:text-align="start" style:justify-single-word="false">
        <style:drop-cap/>
      </style:paragraph-properties>
    </style:style>
    <style:style style:name="P1891" style:family="paragraph" style:parent-style-name="Standard">
      <style:paragraph-properties fo:text-align="start" style:justify-single-word="false">
        <style:drop-cap/>
      </style:paragraph-properties>
    </style:style>
    <style:style style:name="P1892" style:family="paragraph" style:parent-style-name="Standard">
      <style:paragraph-properties fo:text-align="start" style:justify-single-word="false">
        <style:drop-cap/>
      </style:paragraph-properties>
    </style:style>
    <style:style style:name="P1893" style:family="paragraph" style:parent-style-name="Standard">
      <style:paragraph-properties fo:text-align="start" style:justify-single-word="false">
        <style:drop-cap/>
      </style:paragraph-properties>
    </style:style>
    <style:style style:name="P1894" style:family="paragraph" style:parent-style-name="Standard">
      <style:paragraph-properties fo:text-align="start" style:justify-single-word="false">
        <style:drop-cap/>
      </style:paragraph-properties>
    </style:style>
    <style:style style:name="P1895" style:family="paragraph" style:parent-style-name="Standard">
      <style:paragraph-properties fo:text-align="start" style:justify-single-word="false">
        <style:drop-cap/>
      </style:paragraph-properties>
    </style:style>
    <style:style style:name="P1896" style:family="paragraph" style:parent-style-name="Standard">
      <style:paragraph-properties fo:text-align="start" style:justify-single-word="false">
        <style:drop-cap/>
      </style:paragraph-properties>
    </style:style>
    <style:style style:name="P1897" style:family="paragraph" style:parent-style-name="Standard">
      <style:paragraph-properties fo:text-align="start" style:justify-single-word="false">
        <style:drop-cap/>
      </style:paragraph-properties>
    </style:style>
    <style:style style:name="P1898" style:family="paragraph" style:parent-style-name="Standard">
      <style:paragraph-properties fo:text-align="start" style:justify-single-word="false">
        <style:drop-cap/>
      </style:paragraph-properties>
    </style:style>
    <style:style style:name="P1899" style:family="paragraph" style:parent-style-name="Standard">
      <style:paragraph-properties fo:text-align="start" style:justify-single-word="false">
        <style:drop-cap/>
      </style:paragraph-properties>
    </style:style>
    <style:style style:name="P1900" style:family="paragraph" style:parent-style-name="Standard">
      <style:paragraph-properties fo:text-align="start" style:justify-single-word="false">
        <style:drop-cap/>
      </style:paragraph-properties>
    </style:style>
    <style:style style:name="P1901" style:family="paragraph" style:parent-style-name="Standard">
      <style:paragraph-properties fo:text-align="start" style:justify-single-word="false">
        <style:drop-cap/>
      </style:paragraph-properties>
    </style:style>
    <style:style style:name="P1902" style:family="paragraph" style:parent-style-name="Standard">
      <style:paragraph-properties fo:text-align="start" style:justify-single-word="false">
        <style:drop-cap/>
      </style:paragraph-properties>
    </style:style>
    <style:style style:name="P1903" style:family="paragraph" style:parent-style-name="Standard">
      <style:paragraph-properties fo:text-align="start" style:justify-single-word="false">
        <style:drop-cap/>
      </style:paragraph-properties>
    </style:style>
    <style:style style:name="P1904" style:family="paragraph" style:parent-style-name="Standard">
      <style:paragraph-properties fo:text-align="start" style:justify-single-word="false">
        <style:drop-cap/>
      </style:paragraph-properties>
    </style:style>
    <style:style style:name="P1905" style:family="paragraph" style:parent-style-name="Standard">
      <style:paragraph-properties fo:text-align="start" style:justify-single-word="false">
        <style:drop-cap/>
      </style:paragraph-properties>
    </style:style>
    <style:style style:name="P1906" style:family="paragraph" style:parent-style-name="Standard">
      <style:paragraph-properties fo:text-align="start" style:justify-single-word="false">
        <style:drop-cap/>
      </style:paragraph-properties>
    </style:style>
    <style:style style:name="P1907" style:family="paragraph" style:parent-style-name="Standard">
      <style:paragraph-properties fo:text-align="start" style:justify-single-word="false">
        <style:drop-cap/>
      </style:paragraph-properties>
    </style:style>
    <style:style style:name="P1908" style:family="paragraph" style:parent-style-name="Standard">
      <style:paragraph-properties fo:text-align="start" style:justify-single-word="false">
        <style:drop-cap/>
      </style:paragraph-properties>
    </style:style>
    <style:style style:name="P1909" style:family="paragraph" style:parent-style-name="Standard">
      <style:paragraph-properties fo:text-align="start" style:justify-single-word="false">
        <style:drop-cap/>
      </style:paragraph-properties>
    </style:style>
    <style:style style:name="P1910" style:family="paragraph" style:parent-style-name="Standard">
      <style:paragraph-properties fo:text-align="start" style:justify-single-word="false">
        <style:drop-cap/>
      </style:paragraph-properties>
    </style:style>
    <style:style style:name="P1911" style:family="paragraph" style:parent-style-name="Standard">
      <style:paragraph-properties fo:text-align="start" style:justify-single-word="false">
        <style:drop-cap/>
      </style:paragraph-properties>
    </style:style>
    <style:style style:name="P1912" style:family="paragraph" style:parent-style-name="Standard">
      <style:paragraph-properties fo:text-align="start" style:justify-single-word="false">
        <style:drop-cap/>
      </style:paragraph-properties>
    </style:style>
    <style:style style:name="P1913" style:family="paragraph" style:parent-style-name="Standard">
      <style:paragraph-properties fo:text-align="start" style:justify-single-word="false">
        <style:drop-cap/>
      </style:paragraph-properties>
    </style:style>
    <style:style style:name="P1914" style:family="paragraph" style:parent-style-name="Standard">
      <style:paragraph-properties fo:text-align="start" style:justify-single-word="false">
        <style:drop-cap/>
      </style:paragraph-properties>
    </style:style>
    <style:style style:name="P1915" style:family="paragraph" style:parent-style-name="Standard">
      <style:paragraph-properties fo:text-align="start" style:justify-single-word="false">
        <style:drop-cap/>
      </style:paragraph-properties>
    </style:style>
    <style:style style:name="P1916" style:family="paragraph" style:parent-style-name="Standard">
      <style:paragraph-properties fo:text-align="start" style:justify-single-word="false">
        <style:drop-cap/>
      </style:paragraph-properties>
    </style:style>
    <style:style style:name="P1917" style:family="paragraph" style:parent-style-name="Standard">
      <style:paragraph-properties fo:text-align="start" style:justify-single-word="false">
        <style:drop-cap/>
      </style:paragraph-properties>
    </style:style>
    <style:style style:name="P1918" style:family="paragraph" style:parent-style-name="Standard">
      <style:paragraph-properties fo:text-align="start" style:justify-single-word="false">
        <style:drop-cap/>
      </style:paragraph-properties>
    </style:style>
    <style:style style:name="P1919" style:family="paragraph" style:parent-style-name="Standard">
      <style:paragraph-properties fo:text-align="start" style:justify-single-word="false">
        <style:drop-cap/>
      </style:paragraph-properties>
    </style:style>
    <style:style style:name="P1920" style:family="paragraph" style:parent-style-name="Standard">
      <style:paragraph-properties fo:text-align="start" style:justify-single-word="false">
        <style:drop-cap/>
      </style:paragraph-properties>
    </style:style>
    <style:style style:name="P1921" style:family="paragraph" style:parent-style-name="Standard">
      <style:paragraph-properties fo:text-align="start" style:justify-single-word="false">
        <style:drop-cap/>
      </style:paragraph-properties>
    </style:style>
    <style:style style:name="P1922" style:family="paragraph" style:parent-style-name="Standard">
      <style:paragraph-properties fo:text-align="start" style:justify-single-word="false">
        <style:drop-cap/>
      </style:paragraph-properties>
    </style:style>
    <style:style style:name="P1923" style:family="paragraph" style:parent-style-name="Standard">
      <style:paragraph-properties fo:text-align="start" style:justify-single-word="false">
        <style:drop-cap/>
      </style:paragraph-properties>
    </style:style>
    <style:style style:name="P1924" style:family="paragraph" style:parent-style-name="Standard">
      <style:paragraph-properties fo:text-align="start" style:justify-single-word="false">
        <style:drop-cap/>
      </style:paragraph-properties>
    </style:style>
    <style:style style:name="P1925" style:family="paragraph" style:parent-style-name="Standard">
      <style:paragraph-properties fo:text-align="start" style:justify-single-word="false">
        <style:drop-cap/>
      </style:paragraph-properties>
    </style:style>
    <style:style style:name="P1926" style:family="paragraph" style:parent-style-name="Standard">
      <style:paragraph-properties fo:text-align="start" style:justify-single-word="false">
        <style:drop-cap/>
      </style:paragraph-properties>
    </style:style>
    <style:style style:name="P1927" style:family="paragraph" style:parent-style-name="Standard">
      <style:paragraph-properties fo:text-align="start" style:justify-single-word="false">
        <style:drop-cap/>
      </style:paragraph-properties>
    </style:style>
    <style:style style:name="P1928" style:family="paragraph" style:parent-style-name="Standard">
      <style:paragraph-properties fo:text-align="start" style:justify-single-word="false">
        <style:drop-cap/>
      </style:paragraph-properties>
    </style:style>
    <style:style style:name="P1929" style:family="paragraph" style:parent-style-name="Standard">
      <style:paragraph-properties fo:text-align="start" style:justify-single-word="false">
        <style:drop-cap/>
      </style:paragraph-properties>
    </style:style>
    <style:style style:name="P1930" style:family="paragraph" style:parent-style-name="Standard">
      <style:paragraph-properties fo:text-align="start" style:justify-single-word="false">
        <style:drop-cap/>
      </style:paragraph-properties>
    </style:style>
    <style:style style:name="P1931" style:family="paragraph" style:parent-style-name="Standard">
      <style:paragraph-properties fo:text-align="start" style:justify-single-word="false">
        <style:drop-cap/>
      </style:paragraph-properties>
    </style:style>
    <style:style style:name="P1932" style:family="paragraph" style:parent-style-name="Standard">
      <style:paragraph-properties fo:text-align="start" style:justify-single-word="false">
        <style:drop-cap/>
      </style:paragraph-properties>
    </style:style>
    <style:style style:name="P1933" style:family="paragraph" style:parent-style-name="Standard">
      <style:paragraph-properties fo:text-align="start" style:justify-single-word="false">
        <style:drop-cap/>
      </style:paragraph-properties>
    </style:style>
    <style:style style:name="P1934" style:family="paragraph" style:parent-style-name="Standard">
      <style:paragraph-properties fo:text-align="start" style:justify-single-word="false">
        <style:drop-cap/>
      </style:paragraph-properties>
    </style:style>
    <style:style style:name="P1935" style:family="paragraph" style:parent-style-name="Standard">
      <style:paragraph-properties fo:text-align="start" style:justify-single-word="false">
        <style:drop-cap/>
      </style:paragraph-properties>
    </style:style>
    <style:style style:name="P1936" style:family="paragraph" style:parent-style-name="Standard">
      <style:paragraph-properties fo:text-align="start" style:justify-single-word="false">
        <style:drop-cap/>
      </style:paragraph-properties>
    </style:style>
    <style:style style:name="P1937" style:family="paragraph" style:parent-style-name="Standard">
      <style:paragraph-properties fo:text-align="start" style:justify-single-word="false">
        <style:drop-cap/>
      </style:paragraph-properties>
    </style:style>
    <style:style style:name="P1938" style:family="paragraph" style:parent-style-name="Standard">
      <style:paragraph-properties fo:text-align="start" style:justify-single-word="false">
        <style:drop-cap/>
      </style:paragraph-properties>
    </style:style>
    <style:style style:name="P1939" style:family="paragraph" style:parent-style-name="Standard">
      <style:paragraph-properties fo:text-align="start" style:justify-single-word="false">
        <style:drop-cap/>
      </style:paragraph-properties>
    </style:style>
    <style:style style:name="P1940" style:family="paragraph" style:parent-style-name="Standard">
      <style:paragraph-properties fo:text-align="start" style:justify-single-word="false">
        <style:drop-cap/>
      </style:paragraph-properties>
    </style:style>
    <style:style style:name="P1941" style:family="paragraph" style:parent-style-name="Standard">
      <style:paragraph-properties fo:text-align="start" style:justify-single-word="false">
        <style:drop-cap/>
      </style:paragraph-properties>
    </style:style>
    <style:style style:name="P1942" style:family="paragraph" style:parent-style-name="Standard">
      <style:paragraph-properties fo:text-align="start" style:justify-single-word="false">
        <style:drop-cap/>
      </style:paragraph-properties>
    </style:style>
    <style:style style:name="P1943" style:family="paragraph" style:parent-style-name="Standard">
      <style:paragraph-properties fo:text-align="start" style:justify-single-word="false">
        <style:drop-cap/>
      </style:paragraph-properties>
    </style:style>
    <style:style style:name="P1944" style:family="paragraph" style:parent-style-name="Standard">
      <style:paragraph-properties fo:text-align="start" style:justify-single-word="false">
        <style:drop-cap/>
      </style:paragraph-properties>
    </style:style>
    <style:style style:name="P1945" style:family="paragraph" style:parent-style-name="Standard">
      <style:paragraph-properties fo:text-align="start" style:justify-single-word="false">
        <style:drop-cap/>
      </style:paragraph-properties>
    </style:style>
    <style:style style:name="P1946" style:family="paragraph" style:parent-style-name="Standard">
      <style:paragraph-properties fo:text-align="start" style:justify-single-word="false">
        <style:drop-cap/>
      </style:paragraph-properties>
    </style:style>
    <style:style style:name="P1947" style:family="paragraph" style:parent-style-name="Standard">
      <style:paragraph-properties fo:text-align="start" style:justify-single-word="false">
        <style:drop-cap/>
      </style:paragraph-properties>
    </style:style>
    <style:style style:name="P1948" style:family="paragraph" style:parent-style-name="Standard">
      <style:paragraph-properties fo:text-align="start" style:justify-single-word="false">
        <style:drop-cap/>
      </style:paragraph-properties>
    </style:style>
    <style:style style:name="P1949" style:family="paragraph" style:parent-style-name="Standard">
      <style:paragraph-properties fo:text-align="start" style:justify-single-word="false">
        <style:drop-cap/>
      </style:paragraph-properties>
    </style:style>
    <style:style style:name="P1950" style:family="paragraph" style:parent-style-name="Standard">
      <style:paragraph-properties fo:text-align="start" style:justify-single-word="false">
        <style:drop-cap/>
      </style:paragraph-properties>
    </style:style>
    <style:style style:name="P1951" style:family="paragraph" style:parent-style-name="Standard">
      <style:paragraph-properties fo:text-align="start" style:justify-single-word="false">
        <style:drop-cap/>
      </style:paragraph-properties>
    </style:style>
    <style:style style:name="P1952" style:family="paragraph" style:parent-style-name="Standard">
      <style:paragraph-properties fo:text-align="start" style:justify-single-word="false">
        <style:drop-cap/>
      </style:paragraph-properties>
    </style:style>
    <style:style style:name="P1953" style:family="paragraph" style:parent-style-name="Standard">
      <style:paragraph-properties fo:text-align="start" style:justify-single-word="false">
        <style:drop-cap/>
      </style:paragraph-properties>
    </style:style>
    <style:style style:name="P1954" style:family="paragraph" style:parent-style-name="Standard">
      <style:paragraph-properties fo:text-align="start" style:justify-single-word="false">
        <style:drop-cap/>
      </style:paragraph-properties>
    </style:style>
    <style:style style:name="P1955" style:family="paragraph" style:parent-style-name="Standard">
      <style:paragraph-properties fo:text-align="start" style:justify-single-word="false">
        <style:drop-cap/>
      </style:paragraph-properties>
    </style:style>
    <style:style style:name="P1956" style:family="paragraph" style:parent-style-name="Standard">
      <style:paragraph-properties fo:text-align="start" style:justify-single-word="false">
        <style:drop-cap/>
      </style:paragraph-properties>
    </style:style>
    <style:style style:name="P1957" style:family="paragraph" style:parent-style-name="Standard">
      <style:paragraph-properties fo:text-align="start" style:justify-single-word="false">
        <style:drop-cap/>
      </style:paragraph-properties>
    </style:style>
    <style:style style:name="P1958" style:family="paragraph" style:parent-style-name="Standard">
      <style:paragraph-properties fo:text-align="start" style:justify-single-word="false">
        <style:drop-cap/>
      </style:paragraph-properties>
    </style:style>
    <style:style style:name="P1959" style:family="paragraph" style:parent-style-name="Standard">
      <style:paragraph-properties fo:text-align="start" style:justify-single-word="false">
        <style:drop-cap/>
      </style:paragraph-properties>
    </style:style>
    <style:style style:name="P1960" style:family="paragraph" style:parent-style-name="Standard">
      <style:paragraph-properties fo:text-align="start" style:justify-single-word="false">
        <style:drop-cap/>
      </style:paragraph-properties>
    </style:style>
    <style:style style:name="P1961" style:family="paragraph" style:parent-style-name="Standard">
      <style:paragraph-properties fo:text-align="start" style:justify-single-word="false">
        <style:drop-cap/>
      </style:paragraph-properties>
    </style:style>
    <style:style style:name="P1962" style:family="paragraph" style:parent-style-name="Standard">
      <style:paragraph-properties fo:text-align="start" style:justify-single-word="false">
        <style:drop-cap/>
      </style:paragraph-properties>
    </style:style>
    <style:style style:name="P1963" style:family="paragraph" style:parent-style-name="Standard">
      <style:paragraph-properties fo:text-align="start" style:justify-single-word="false">
        <style:drop-cap/>
      </style:paragraph-properties>
    </style:style>
    <style:style style:name="P1964" style:family="paragraph" style:parent-style-name="Standard">
      <style:paragraph-properties fo:text-align="start" style:justify-single-word="false">
        <style:drop-cap/>
      </style:paragraph-properties>
    </style:style>
    <style:style style:name="P1965" style:family="paragraph" style:parent-style-name="Standard">
      <style:paragraph-properties fo:text-align="start" style:justify-single-word="false">
        <style:drop-cap/>
      </style:paragraph-properties>
    </style:style>
    <style:style style:name="P1966" style:family="paragraph" style:parent-style-name="Standard">
      <style:paragraph-properties fo:text-align="start" style:justify-single-word="false">
        <style:drop-cap/>
      </style:paragraph-properties>
    </style:style>
    <style:style style:name="P1967" style:family="paragraph" style:parent-style-name="Standard">
      <style:paragraph-properties fo:text-align="start" style:justify-single-word="false">
        <style:drop-cap/>
      </style:paragraph-properties>
    </style:style>
    <style:style style:name="P1968" style:family="paragraph" style:parent-style-name="Standard">
      <style:paragraph-properties fo:text-align="start" style:justify-single-word="false">
        <style:drop-cap/>
      </style:paragraph-properties>
    </style:style>
    <style:style style:name="P1969" style:family="paragraph" style:parent-style-name="Standard">
      <style:paragraph-properties fo:text-align="start" style:justify-single-word="false">
        <style:drop-cap/>
      </style:paragraph-properties>
    </style:style>
    <style:style style:name="P1970" style:family="paragraph" style:parent-style-name="Standard">
      <style:paragraph-properties fo:text-align="start" style:justify-single-word="false">
        <style:drop-cap/>
      </style:paragraph-properties>
    </style:style>
    <style:style style:name="P1971" style:family="paragraph" style:parent-style-name="Standard">
      <style:paragraph-properties fo:text-align="start" style:justify-single-word="false">
        <style:drop-cap/>
      </style:paragraph-properties>
    </style:style>
    <style:style style:name="P1972" style:family="paragraph" style:parent-style-name="Standard">
      <style:paragraph-properties fo:text-align="start" style:justify-single-word="false">
        <style:drop-cap/>
      </style:paragraph-properties>
    </style:style>
    <style:style style:name="P1973" style:family="paragraph" style:parent-style-name="Standard">
      <style:paragraph-properties fo:text-align="start" style:justify-single-word="false">
        <style:drop-cap/>
      </style:paragraph-properties>
    </style:style>
    <style:style style:name="P1974" style:family="paragraph" style:parent-style-name="Standard">
      <style:paragraph-properties fo:text-align="start" style:justify-single-word="false">
        <style:drop-cap/>
      </style:paragraph-properties>
    </style:style>
    <style:style style:name="P1975" style:family="paragraph" style:parent-style-name="Standard">
      <style:paragraph-properties fo:text-align="start" style:justify-single-word="false">
        <style:drop-cap/>
      </style:paragraph-properties>
    </style:style>
    <style:style style:name="P1976" style:family="paragraph" style:parent-style-name="Standard">
      <style:paragraph-properties fo:text-align="start" style:justify-single-word="false">
        <style:drop-cap/>
      </style:paragraph-properties>
    </style:style>
    <style:style style:name="P1977" style:family="paragraph" style:parent-style-name="Standard">
      <style:paragraph-properties fo:text-align="start" style:justify-single-word="false">
        <style:drop-cap/>
      </style:paragraph-properties>
    </style:style>
    <style:style style:name="P1978" style:family="paragraph" style:parent-style-name="Standard">
      <style:paragraph-properties fo:text-align="start" style:justify-single-word="false">
        <style:drop-cap/>
      </style:paragraph-properties>
    </style:style>
    <style:style style:name="P1979" style:family="paragraph" style:parent-style-name="Standard">
      <style:paragraph-properties fo:text-align="start" style:justify-single-word="false">
        <style:drop-cap/>
      </style:paragraph-properties>
    </style:style>
    <style:style style:name="P1980" style:family="paragraph" style:parent-style-name="Standard">
      <style:paragraph-properties fo:text-align="start" style:justify-single-word="false">
        <style:drop-cap/>
      </style:paragraph-properties>
    </style:style>
    <style:style style:name="P1981" style:family="paragraph" style:parent-style-name="Standard">
      <style:paragraph-properties fo:text-align="start" style:justify-single-word="false">
        <style:drop-cap/>
      </style:paragraph-properties>
    </style:style>
    <style:style style:name="P1982" style:family="paragraph" style:parent-style-name="Standard">
      <style:paragraph-properties fo:text-align="start" style:justify-single-word="false">
        <style:drop-cap/>
      </style:paragraph-properties>
    </style:style>
    <style:style style:name="P1983" style:family="paragraph" style:parent-style-name="Standard">
      <style:paragraph-properties fo:text-align="start" style:justify-single-word="false">
        <style:drop-cap/>
      </style:paragraph-properties>
    </style:style>
    <style:style style:name="P1984" style:family="paragraph" style:parent-style-name="Standard">
      <style:paragraph-properties fo:text-align="start" style:justify-single-word="false">
        <style:drop-cap/>
      </style:paragraph-properties>
    </style:style>
    <style:style style:name="P1985" style:family="paragraph" style:parent-style-name="Standard">
      <style:paragraph-properties fo:text-align="start" style:justify-single-word="false">
        <style:drop-cap/>
      </style:paragraph-properties>
    </style:style>
    <style:style style:name="P1986" style:family="paragraph" style:parent-style-name="Standard">
      <style:paragraph-properties fo:text-align="start" style:justify-single-word="false">
        <style:drop-cap/>
      </style:paragraph-properties>
    </style:style>
    <style:style style:name="P1987" style:family="paragraph" style:parent-style-name="Standard">
      <style:paragraph-properties fo:text-align="start" style:justify-single-word="false">
        <style:drop-cap/>
      </style:paragraph-properties>
    </style:style>
    <style:style style:name="P1988" style:family="paragraph" style:parent-style-name="Standard">
      <style:paragraph-properties fo:text-align="start" style:justify-single-word="false">
        <style:drop-cap/>
      </style:paragraph-properties>
    </style:style>
    <style:style style:name="P1989" style:family="paragraph" style:parent-style-name="Standard">
      <style:paragraph-properties fo:text-align="start" style:justify-single-word="false">
        <style:drop-cap/>
      </style:paragraph-properties>
    </style:style>
    <style:style style:name="P1990" style:family="paragraph" style:parent-style-name="Standard">
      <style:paragraph-properties fo:text-align="start" style:justify-single-word="false">
        <style:drop-cap/>
      </style:paragraph-properties>
    </style:style>
    <style:style style:name="P1991" style:family="paragraph" style:parent-style-name="Standard">
      <style:paragraph-properties fo:text-align="start" style:justify-single-word="false">
        <style:drop-cap/>
      </style:paragraph-properties>
    </style:style>
    <style:style style:name="P1992" style:family="paragraph" style:parent-style-name="Standard">
      <style:paragraph-properties fo:text-align="start" style:justify-single-word="false">
        <style:drop-cap/>
      </style:paragraph-properties>
    </style:style>
    <style:style style:name="P1993" style:family="paragraph" style:parent-style-name="Standard">
      <style:paragraph-properties fo:text-align="start" style:justify-single-word="false">
        <style:drop-cap/>
      </style:paragraph-properties>
    </style:style>
    <style:style style:name="P1994" style:family="paragraph" style:parent-style-name="Standard">
      <style:paragraph-properties fo:text-align="start" style:justify-single-word="false">
        <style:drop-cap/>
      </style:paragraph-properties>
    </style:style>
    <style:style style:name="P1995" style:family="paragraph" style:parent-style-name="Standard">
      <style:paragraph-properties fo:text-align="start" style:justify-single-word="false">
        <style:drop-cap/>
      </style:paragraph-properties>
    </style:style>
    <style:style style:name="P1996" style:family="paragraph" style:parent-style-name="Standard">
      <style:paragraph-properties fo:text-align="start" style:justify-single-word="false">
        <style:drop-cap/>
      </style:paragraph-properties>
    </style:style>
    <style:style style:name="P1997" style:family="paragraph" style:parent-style-name="Standard">
      <style:paragraph-properties fo:text-align="start" style:justify-single-word="false">
        <style:drop-cap/>
      </style:paragraph-properties>
    </style:style>
    <style:style style:name="P1998" style:family="paragraph" style:parent-style-name="Standard">
      <style:paragraph-properties fo:text-align="start" style:justify-single-word="false">
        <style:drop-cap/>
      </style:paragraph-properties>
    </style:style>
    <style:style style:name="P1999" style:family="paragraph" style:parent-style-name="Standard">
      <style:paragraph-properties fo:text-align="start" style:justify-single-word="false">
        <style:drop-cap/>
      </style:paragraph-properties>
    </style:style>
    <style:style style:name="P2000" style:family="paragraph" style:parent-style-name="Standard">
      <style:paragraph-properties fo:text-align="start" style:justify-single-word="false">
        <style:drop-cap/>
      </style:paragraph-properties>
    </style:style>
    <style:style style:name="P2001" style:family="paragraph" style:parent-style-name="Standard">
      <style:paragraph-properties fo:text-align="start" style:justify-single-word="false">
        <style:drop-cap/>
      </style:paragraph-properties>
    </style:style>
    <style:style style:name="P2002" style:family="paragraph" style:parent-style-name="Standard">
      <style:paragraph-properties fo:text-align="start" style:justify-single-word="false">
        <style:drop-cap/>
      </style:paragraph-properties>
    </style:style>
    <style:style style:name="P2003" style:family="paragraph" style:parent-style-name="Standard">
      <style:paragraph-properties fo:text-align="start" style:justify-single-word="false">
        <style:drop-cap/>
      </style:paragraph-properties>
    </style:style>
    <style:style style:name="P2004" style:family="paragraph" style:parent-style-name="Standard">
      <style:paragraph-properties fo:text-align="start" style:justify-single-word="false">
        <style:drop-cap/>
      </style:paragraph-properties>
    </style:style>
    <style:style style:name="P2005" style:family="paragraph" style:parent-style-name="Standard">
      <style:paragraph-properties fo:text-align="start" style:justify-single-word="false">
        <style:drop-cap/>
      </style:paragraph-properties>
    </style:style>
    <style:style style:name="P2006" style:family="paragraph" style:parent-style-name="Standard">
      <style:paragraph-properties fo:text-align="start" style:justify-single-word="false">
        <style:drop-cap/>
      </style:paragraph-properties>
    </style:style>
    <style:style style:name="P2007" style:family="paragraph" style:parent-style-name="Standard">
      <style:paragraph-properties fo:text-align="start" style:justify-single-word="false">
        <style:drop-cap/>
      </style:paragraph-properties>
    </style:style>
    <style:style style:name="P2008" style:family="paragraph" style:parent-style-name="Standard">
      <style:paragraph-properties fo:text-align="start" style:justify-single-word="false">
        <style:drop-cap/>
      </style:paragraph-properties>
    </style:style>
    <style:style style:name="P2009" style:family="paragraph" style:parent-style-name="Standard">
      <style:paragraph-properties fo:text-align="start" style:justify-single-word="false">
        <style:drop-cap/>
      </style:paragraph-properties>
    </style:style>
    <style:style style:name="P2010" style:family="paragraph" style:parent-style-name="Standard">
      <style:paragraph-properties fo:text-align="start" style:justify-single-word="false">
        <style:drop-cap/>
      </style:paragraph-properties>
    </style:style>
    <style:style style:name="P2011" style:family="paragraph" style:parent-style-name="Standard">
      <style:paragraph-properties fo:text-align="start" style:justify-single-word="false">
        <style:drop-cap/>
      </style:paragraph-properties>
    </style:style>
    <style:style style:name="P2012" style:family="paragraph" style:parent-style-name="Standard">
      <style:paragraph-properties fo:text-align="start" style:justify-single-word="false">
        <style:drop-cap/>
      </style:paragraph-properties>
    </style:style>
    <style:style style:name="P2013" style:family="paragraph" style:parent-style-name="Standard">
      <style:paragraph-properties fo:text-align="start" style:justify-single-word="false">
        <style:drop-cap/>
      </style:paragraph-properties>
    </style:style>
    <style:style style:name="P2014" style:family="paragraph" style:parent-style-name="Standard">
      <style:paragraph-properties fo:text-align="start" style:justify-single-word="false">
        <style:drop-cap/>
      </style:paragraph-properties>
    </style:style>
    <style:style style:name="P2015" style:family="paragraph" style:parent-style-name="Standard" style:list-style-name="WW8Num3">
      <style:paragraph-properties fo:text-align="start" style:justify-single-word="false">
        <style:drop-cap/>
      </style:paragraph-properties>
    </style:style>
    <style:style style:name="P2016" style:family="paragraph" style:parent-style-name="Standard" style:list-style-name="WW8Num3">
      <style:paragraph-properties fo:text-align="start" style:justify-single-word="false">
        <style:drop-cap/>
      </style:paragraph-properties>
    </style:style>
    <style:style style:name="P2017" style:family="paragraph" style:parent-style-name="Standard">
      <style:paragraph-properties fo:text-align="start" style:justify-single-word="false">
        <style:drop-cap/>
      </style:paragraph-properties>
    </style:style>
    <style:style style:name="P2018" style:family="paragraph" style:parent-style-name="Standard">
      <style:paragraph-properties fo:text-align="start" style:justify-single-word="false">
        <style:drop-cap/>
      </style:paragraph-properties>
    </style:style>
    <style:style style:name="P2019" style:family="paragraph" style:parent-style-name="Standard">
      <style:paragraph-properties fo:text-align="start" style:justify-single-word="false">
        <style:drop-cap/>
      </style:paragraph-properties>
    </style:style>
    <style:style style:name="P2020" style:family="paragraph" style:parent-style-name="Standard">
      <style:paragraph-properties fo:text-align="start" style:justify-single-word="false">
        <style:drop-cap/>
      </style:paragraph-properties>
    </style:style>
    <style:style style:name="P2021" style:family="paragraph" style:parent-style-name="Standard">
      <style:paragraph-properties fo:text-align="start" style:justify-single-word="false">
        <style:drop-cap/>
      </style:paragraph-properties>
    </style:style>
    <style:style style:name="P2022" style:family="paragraph" style:parent-style-name="Standard">
      <style:paragraph-properties fo:text-align="start" style:justify-single-word="false">
        <style:drop-cap/>
      </style:paragraph-properties>
    </style:style>
    <style:style style:name="P2023" style:family="paragraph" style:parent-style-name="Standard">
      <style:paragraph-properties fo:text-align="start" style:justify-single-word="false">
        <style:drop-cap/>
      </style:paragraph-properties>
    </style:style>
    <style:style style:name="P2024" style:family="paragraph" style:parent-style-name="Standard">
      <style:paragraph-properties fo:text-align="start" style:justify-single-word="false">
        <style:drop-cap/>
      </style:paragraph-properties>
    </style:style>
    <style:style style:name="P2025" style:family="paragraph" style:parent-style-name="Standard">
      <style:paragraph-properties fo:text-align="start" style:justify-single-word="false">
        <style:drop-cap/>
      </style:paragraph-properties>
    </style:style>
    <style:style style:name="P2026" style:family="paragraph" style:parent-style-name="Standard">
      <style:paragraph-properties fo:text-align="start" style:justify-single-word="false">
        <style:drop-cap/>
      </style:paragraph-properties>
    </style:style>
    <style:style style:name="P2027" style:family="paragraph" style:parent-style-name="Standard">
      <style:paragraph-properties fo:text-align="start" style:justify-single-word="false">
        <style:drop-cap/>
      </style:paragraph-properties>
    </style:style>
    <style:style style:name="P2028" style:family="paragraph" style:parent-style-name="Standard">
      <style:paragraph-properties fo:text-align="start" style:justify-single-word="false">
        <style:drop-cap/>
      </style:paragraph-properties>
    </style:style>
    <style:style style:name="P2029" style:family="paragraph" style:parent-style-name="Standard">
      <style:paragraph-properties fo:text-align="start" style:justify-single-word="false">
        <style:drop-cap/>
      </style:paragraph-properties>
    </style:style>
    <style:style style:name="P2030" style:family="paragraph" style:parent-style-name="Standard">
      <style:paragraph-properties fo:text-align="start" style:justify-single-word="false">
        <style:drop-cap/>
      </style:paragraph-properties>
    </style:style>
    <style:style style:name="P2031" style:family="paragraph" style:parent-style-name="Standard">
      <style:paragraph-properties fo:text-align="start" style:justify-single-word="false">
        <style:drop-cap/>
      </style:paragraph-properties>
    </style:style>
    <style:style style:name="P2032" style:family="paragraph" style:parent-style-name="Standard">
      <style:paragraph-properties fo:text-align="start" style:justify-single-word="false">
        <style:drop-cap/>
      </style:paragraph-properties>
    </style:style>
    <style:style style:name="P2033" style:family="paragraph" style:parent-style-name="Standard">
      <style:paragraph-properties fo:text-align="start" style:justify-single-word="false">
        <style:drop-cap/>
      </style:paragraph-properties>
    </style:style>
    <style:style style:name="P2034" style:family="paragraph" style:parent-style-name="Standard">
      <style:paragraph-properties fo:text-align="start" style:justify-single-word="false">
        <style:drop-cap/>
      </style:paragraph-properties>
    </style:style>
    <style:style style:name="P2035" style:family="paragraph" style:parent-style-name="Standard">
      <style:paragraph-properties fo:text-align="start" style:justify-single-word="false">
        <style:drop-cap/>
      </style:paragraph-properties>
    </style:style>
    <style:style style:name="P2036" style:family="paragraph" style:parent-style-name="Standard">
      <style:paragraph-properties fo:text-align="start" style:justify-single-word="false">
        <style:drop-cap/>
      </style:paragraph-properties>
    </style:style>
    <style:style style:name="P2037" style:family="paragraph" style:parent-style-name="Standard">
      <style:paragraph-properties fo:text-align="start" style:justify-single-word="false">
        <style:drop-cap/>
      </style:paragraph-properties>
    </style:style>
    <style:style style:name="P2038" style:family="paragraph" style:parent-style-name="Standard">
      <style:paragraph-properties fo:text-align="start" style:justify-single-word="false">
        <style:drop-cap/>
      </style:paragraph-properties>
    </style:style>
    <style:style style:name="P2039" style:family="paragraph" style:parent-style-name="Standard">
      <style:paragraph-properties fo:text-align="start" style:justify-single-word="false">
        <style:drop-cap/>
      </style:paragraph-properties>
    </style:style>
    <style:style style:name="P2040" style:family="paragraph" style:parent-style-name="Standard">
      <style:paragraph-properties fo:text-align="start" style:justify-single-word="false">
        <style:drop-cap/>
      </style:paragraph-properties>
    </style:style>
    <style:style style:name="P2041" style:family="paragraph" style:parent-style-name="Standard">
      <style:paragraph-properties fo:text-align="start" style:justify-single-word="false">
        <style:drop-cap/>
      </style:paragraph-properties>
    </style:style>
    <style:style style:name="P2042" style:family="paragraph" style:parent-style-name="Standard">
      <style:paragraph-properties fo:text-align="start" style:justify-single-word="false">
        <style:drop-cap/>
      </style:paragraph-properties>
    </style:style>
    <style:style style:name="P2043" style:family="paragraph" style:parent-style-name="Standard">
      <style:paragraph-properties fo:text-align="start" style:justify-single-word="false">
        <style:drop-cap/>
      </style:paragraph-properties>
    </style:style>
    <style:style style:name="P2044" style:family="paragraph" style:parent-style-name="Standard">
      <style:paragraph-properties fo:text-align="start" style:justify-single-word="false">
        <style:drop-cap/>
      </style:paragraph-properties>
    </style:style>
    <style:style style:name="P2045" style:family="paragraph" style:parent-style-name="Standard">
      <style:paragraph-properties fo:text-align="start" style:justify-single-word="false">
        <style:drop-cap/>
      </style:paragraph-properties>
    </style:style>
    <style:style style:name="P2046" style:family="paragraph" style:parent-style-name="Standard">
      <style:paragraph-properties fo:text-align="start" style:justify-single-word="false">
        <style:drop-cap/>
      </style:paragraph-properties>
    </style:style>
    <style:style style:name="P2047" style:family="paragraph" style:parent-style-name="Standard">
      <style:paragraph-properties fo:text-align="start" style:justify-single-word="false">
        <style:drop-cap/>
      </style:paragraph-properties>
    </style:style>
    <style:style style:name="P2048" style:family="paragraph" style:parent-style-name="Standard">
      <style:paragraph-properties fo:text-align="start" style:justify-single-word="false">
        <style:drop-cap/>
      </style:paragraph-properties>
    </style:style>
    <style:style style:name="P2049" style:family="paragraph" style:parent-style-name="Standard">
      <style:paragraph-properties fo:text-align="start" style:justify-single-word="false">
        <style:drop-cap/>
      </style:paragraph-properties>
    </style:style>
    <style:style style:name="P2050" style:family="paragraph" style:parent-style-name="Standard">
      <style:paragraph-properties fo:text-align="start" style:justify-single-word="false">
        <style:drop-cap/>
      </style:paragraph-properties>
    </style:style>
    <style:style style:name="P2051" style:family="paragraph" style:parent-style-name="Standard">
      <style:paragraph-properties fo:text-align="start" style:justify-single-word="false">
        <style:drop-cap/>
      </style:paragraph-properties>
    </style:style>
    <style:style style:name="P2052" style:family="paragraph" style:parent-style-name="Standard">
      <style:paragraph-properties fo:text-align="start" style:justify-single-word="false">
        <style:drop-cap/>
      </style:paragraph-properties>
    </style:style>
    <style:style style:name="P2053" style:family="paragraph" style:parent-style-name="Standard">
      <style:paragraph-properties fo:text-align="start" style:justify-single-word="false">
        <style:drop-cap/>
      </style:paragraph-properties>
    </style:style>
    <style:style style:name="P2054" style:family="paragraph" style:parent-style-name="Standard">
      <style:paragraph-properties fo:text-align="start" style:justify-single-word="false">
        <style:drop-cap/>
      </style:paragraph-properties>
    </style:style>
    <style:style style:name="P2055" style:family="paragraph" style:parent-style-name="Standard">
      <style:paragraph-properties fo:text-align="start" style:justify-single-word="false">
        <style:drop-cap/>
      </style:paragraph-properties>
    </style:style>
    <style:style style:name="P2056" style:family="paragraph" style:parent-style-name="Standard">
      <style:paragraph-properties fo:text-align="start" style:justify-single-word="false">
        <style:drop-cap/>
      </style:paragraph-properties>
    </style:style>
    <style:style style:name="P2057" style:family="paragraph" style:parent-style-name="Standard">
      <style:paragraph-properties fo:text-align="start" style:justify-single-word="false">
        <style:drop-cap/>
      </style:paragraph-properties>
    </style:style>
    <style:style style:name="P2058" style:family="paragraph" style:parent-style-name="Standard">
      <style:paragraph-properties fo:text-align="start" style:justify-single-word="false">
        <style:drop-cap/>
      </style:paragraph-properties>
    </style:style>
    <style:style style:name="P2059" style:family="paragraph" style:parent-style-name="Standard">
      <style:paragraph-properties fo:text-align="start" style:justify-single-word="false">
        <style:drop-cap/>
      </style:paragraph-properties>
    </style:style>
    <style:style style:name="P2060" style:family="paragraph" style:parent-style-name="Standard">
      <style:paragraph-properties fo:text-align="start" style:justify-single-word="false">
        <style:drop-cap/>
      </style:paragraph-properties>
    </style:style>
    <style:style style:name="P2061" style:family="paragraph" style:parent-style-name="Standard">
      <style:paragraph-properties fo:text-align="start" style:justify-single-word="false">
        <style:drop-cap/>
      </style:paragraph-properties>
    </style:style>
    <style:style style:name="P2062" style:family="paragraph" style:parent-style-name="Standard">
      <style:paragraph-properties fo:text-align="start" style:justify-single-word="false">
        <style:drop-cap/>
      </style:paragraph-properties>
    </style:style>
    <style:style style:name="P2063" style:family="paragraph" style:parent-style-name="Standard">
      <style:paragraph-properties fo:text-align="start" style:justify-single-word="false">
        <style:drop-cap/>
      </style:paragraph-properties>
    </style:style>
    <style:style style:name="P2064" style:family="paragraph" style:parent-style-name="Standard">
      <style:paragraph-properties fo:text-align="start" style:justify-single-word="false">
        <style:drop-cap/>
      </style:paragraph-properties>
    </style:style>
    <style:style style:name="P2065" style:family="paragraph" style:parent-style-name="Standard">
      <style:paragraph-properties fo:text-align="start" style:justify-single-word="false">
        <style:drop-cap/>
      </style:paragraph-properties>
    </style:style>
    <style:style style:name="P2066" style:family="paragraph" style:parent-style-name="Standard">
      <style:paragraph-properties fo:text-align="start" style:justify-single-word="false">
        <style:drop-cap/>
      </style:paragraph-properties>
    </style:style>
    <style:style style:name="P2067" style:family="paragraph" style:parent-style-name="Standard">
      <style:paragraph-properties fo:text-align="start" style:justify-single-word="false">
        <style:drop-cap/>
      </style:paragraph-properties>
    </style:style>
    <style:style style:name="P2068" style:family="paragraph" style:parent-style-name="Standard">
      <style:paragraph-properties fo:text-align="start" style:justify-single-word="false">
        <style:drop-cap/>
      </style:paragraph-properties>
    </style:style>
    <style:style style:name="P2069" style:family="paragraph" style:parent-style-name="Standard">
      <style:paragraph-properties fo:text-align="start" style:justify-single-word="false">
        <style:drop-cap/>
      </style:paragraph-properties>
    </style:style>
    <style:style style:name="P2070" style:family="paragraph" style:parent-style-name="Standard">
      <style:paragraph-properties fo:text-align="start" style:justify-single-word="false">
        <style:drop-cap/>
      </style:paragraph-properties>
    </style:style>
    <style:style style:name="P2071" style:family="paragraph" style:parent-style-name="Standard">
      <style:paragraph-properties fo:text-align="start" style:justify-single-word="false">
        <style:drop-cap/>
      </style:paragraph-properties>
    </style:style>
    <style:style style:name="P2072" style:family="paragraph" style:parent-style-name="Standard">
      <style:paragraph-properties fo:text-align="start" style:justify-single-word="false">
        <style:drop-cap/>
      </style:paragraph-properties>
    </style:style>
    <style:style style:name="P2073" style:family="paragraph" style:parent-style-name="Standard">
      <style:paragraph-properties fo:text-align="start" style:justify-single-word="false">
        <style:drop-cap/>
      </style:paragraph-properties>
    </style:style>
    <style:style style:name="P2074" style:family="paragraph" style:parent-style-name="Standard">
      <style:paragraph-properties fo:text-align="start" style:justify-single-word="false">
        <style:drop-cap/>
      </style:paragraph-properties>
    </style:style>
    <style:style style:name="P2075" style:family="paragraph" style:parent-style-name="Standard">
      <style:paragraph-properties fo:text-align="start" style:justify-single-word="false">
        <style:drop-cap/>
      </style:paragraph-properties>
    </style:style>
    <style:style style:name="P2076" style:family="paragraph" style:parent-style-name="Standard">
      <style:paragraph-properties fo:text-align="start" style:justify-single-word="false">
        <style:drop-cap/>
      </style:paragraph-properties>
    </style:style>
    <style:style style:name="P2077" style:family="paragraph" style:parent-style-name="Standard">
      <style:paragraph-properties fo:text-align="start" style:justify-single-word="false">
        <style:drop-cap/>
      </style:paragraph-properties>
    </style:style>
    <style:style style:name="P2078" style:family="paragraph" style:parent-style-name="Standard">
      <style:paragraph-properties fo:text-align="start" style:justify-single-word="false">
        <style:drop-cap/>
      </style:paragraph-properties>
    </style:style>
    <style:style style:name="P2079" style:family="paragraph" style:parent-style-name="Standard">
      <style:paragraph-properties fo:text-align="start" style:justify-single-word="false">
        <style:drop-cap/>
      </style:paragraph-properties>
    </style:style>
    <style:style style:name="P2080" style:family="paragraph" style:parent-style-name="Standard">
      <style:paragraph-properties fo:text-align="start" style:justify-single-word="false">
        <style:drop-cap/>
      </style:paragraph-properties>
    </style:style>
    <style:style style:name="P2081" style:family="paragraph" style:parent-style-name="Standard">
      <style:paragraph-properties fo:text-align="start" style:justify-single-word="false">
        <style:drop-cap/>
      </style:paragraph-properties>
    </style:style>
    <style:style style:name="P2082" style:family="paragraph" style:parent-style-name="Standard">
      <style:paragraph-properties fo:text-align="start" style:justify-single-word="false">
        <style:drop-cap/>
      </style:paragraph-properties>
    </style:style>
    <style:style style:name="P2083" style:family="paragraph" style:parent-style-name="Standard">
      <style:paragraph-properties fo:text-align="start" style:justify-single-word="false">
        <style:drop-cap/>
      </style:paragraph-properties>
    </style:style>
    <style:style style:name="P2084" style:family="paragraph" style:parent-style-name="Standard">
      <style:paragraph-properties fo:text-align="start" style:justify-single-word="false">
        <style:drop-cap/>
      </style:paragraph-properties>
    </style:style>
    <style:style style:name="P2085" style:family="paragraph" style:parent-style-name="Standard">
      <style:paragraph-properties fo:text-align="start" style:justify-single-word="false">
        <style:drop-cap/>
      </style:paragraph-properties>
    </style:style>
    <style:style style:name="P2086" style:family="paragraph" style:parent-style-name="Standard">
      <style:paragraph-properties fo:text-align="start" style:justify-single-word="false">
        <style:drop-cap/>
      </style:paragraph-properties>
    </style:style>
    <style:style style:name="P2087" style:family="paragraph" style:parent-style-name="Standard">
      <style:paragraph-properties fo:text-align="start" style:justify-single-word="false">
        <style:drop-cap/>
      </style:paragraph-properties>
    </style:style>
    <style:style style:name="P2088" style:family="paragraph" style:parent-style-name="Standard">
      <style:paragraph-properties fo:text-align="start" style:justify-single-word="false">
        <style:drop-cap/>
      </style:paragraph-properties>
    </style:style>
    <style:style style:name="P2089" style:family="paragraph" style:parent-style-name="Standard">
      <style:paragraph-properties fo:text-align="start" style:justify-single-word="false">
        <style:drop-cap/>
      </style:paragraph-properties>
    </style:style>
    <style:style style:name="P2090" style:family="paragraph" style:parent-style-name="Standard">
      <style:paragraph-properties fo:text-align="start" style:justify-single-word="false">
        <style:drop-cap/>
      </style:paragraph-properties>
    </style:style>
    <style:style style:name="P2091" style:family="paragraph" style:parent-style-name="Standard">
      <style:paragraph-properties fo:text-align="start" style:justify-single-word="false">
        <style:drop-cap/>
      </style:paragraph-properties>
    </style:style>
    <style:style style:name="P2092" style:family="paragraph" style:parent-style-name="Standard">
      <style:paragraph-properties fo:text-align="start" style:justify-single-word="false">
        <style:drop-cap/>
      </style:paragraph-properties>
    </style:style>
    <style:style style:name="P2093" style:family="paragraph" style:parent-style-name="Standard">
      <style:paragraph-properties fo:text-align="start" style:justify-single-word="false">
        <style:drop-cap/>
      </style:paragraph-properties>
    </style:style>
    <style:style style:name="P2094" style:family="paragraph" style:parent-style-name="Standard">
      <style:paragraph-properties fo:text-align="start" style:justify-single-word="false">
        <style:drop-cap/>
      </style:paragraph-properties>
    </style:style>
    <style:style style:name="P2095" style:family="paragraph" style:parent-style-name="Standard">
      <style:paragraph-properties fo:text-align="start" style:justify-single-word="false">
        <style:drop-cap/>
      </style:paragraph-properties>
    </style:style>
    <style:style style:name="P2096" style:family="paragraph" style:parent-style-name="Standard">
      <style:paragraph-properties fo:text-align="start" style:justify-single-word="false">
        <style:drop-cap/>
      </style:paragraph-properties>
    </style:style>
    <style:style style:name="P2097" style:family="paragraph" style:parent-style-name="Standard">
      <style:paragraph-properties fo:text-align="start" style:justify-single-word="false">
        <style:drop-cap/>
      </style:paragraph-properties>
    </style:style>
    <style:style style:name="P2098" style:family="paragraph" style:parent-style-name="Standard">
      <style:paragraph-properties fo:text-align="start" style:justify-single-word="false">
        <style:drop-cap/>
      </style:paragraph-properties>
    </style:style>
    <style:style style:name="P2099" style:family="paragraph" style:parent-style-name="Standard">
      <style:paragraph-properties fo:text-align="start" style:justify-single-word="false">
        <style:drop-cap/>
      </style:paragraph-properties>
    </style:style>
    <style:style style:name="P2100" style:family="paragraph" style:parent-style-name="Standard">
      <style:paragraph-properties fo:text-align="start" style:justify-single-word="false">
        <style:drop-cap/>
      </style:paragraph-properties>
    </style:style>
    <style:style style:name="P2101" style:family="paragraph" style:parent-style-name="Standard">
      <style:paragraph-properties fo:text-align="start" style:justify-single-word="false">
        <style:drop-cap/>
      </style:paragraph-properties>
    </style:style>
    <style:style style:name="P2102" style:family="paragraph" style:parent-style-name="Standard">
      <style:paragraph-properties fo:text-align="start" style:justify-single-word="false">
        <style:drop-cap/>
      </style:paragraph-properties>
    </style:style>
    <style:style style:name="P2103" style:family="paragraph" style:parent-style-name="Standard">
      <style:paragraph-properties fo:text-align="start" style:justify-single-word="false">
        <style:drop-cap/>
      </style:paragraph-properties>
    </style:style>
    <style:style style:name="P2104" style:family="paragraph" style:parent-style-name="Standard">
      <style:paragraph-properties fo:text-align="start" style:justify-single-word="false">
        <style:drop-cap/>
      </style:paragraph-properties>
    </style:style>
    <style:style style:name="P2105" style:family="paragraph" style:parent-style-name="Standard">
      <style:paragraph-properties fo:text-align="start" style:justify-single-word="false">
        <style:drop-cap/>
      </style:paragraph-properties>
    </style:style>
    <style:style style:name="P2106" style:family="paragraph" style:parent-style-name="Standard">
      <style:paragraph-properties fo:text-align="start" style:justify-single-word="false">
        <style:drop-cap/>
      </style:paragraph-properties>
    </style:style>
    <style:style style:name="P2107" style:family="paragraph" style:parent-style-name="Standard">
      <style:paragraph-properties fo:text-align="start" style:justify-single-word="false">
        <style:drop-cap/>
      </style:paragraph-properties>
    </style:style>
    <style:style style:name="P2108" style:family="paragraph" style:parent-style-name="Standard">
      <style:paragraph-properties fo:text-align="start" style:justify-single-word="false">
        <style:drop-cap/>
      </style:paragraph-properties>
    </style:style>
    <style:style style:name="P2109" style:family="paragraph" style:parent-style-name="Standard">
      <style:paragraph-properties fo:text-align="start" style:justify-single-word="false">
        <style:drop-cap/>
      </style:paragraph-properties>
    </style:style>
    <style:style style:name="P2110" style:family="paragraph" style:parent-style-name="Standard">
      <style:paragraph-properties fo:text-align="start" style:justify-single-word="false">
        <style:drop-cap/>
      </style:paragraph-properties>
    </style:style>
    <style:style style:name="P2111" style:family="paragraph" style:parent-style-name="Standard">
      <style:paragraph-properties fo:text-align="start" style:justify-single-word="false">
        <style:drop-cap/>
      </style:paragraph-properties>
    </style:style>
    <style:style style:name="P2112" style:family="paragraph" style:parent-style-name="Standard">
      <style:paragraph-properties fo:text-align="start" style:justify-single-word="false">
        <style:drop-cap/>
      </style:paragraph-properties>
    </style:style>
    <style:style style:name="P2113" style:family="paragraph" style:parent-style-name="Standard">
      <style:paragraph-properties fo:text-align="start" style:justify-single-word="false">
        <style:drop-cap/>
      </style:paragraph-properties>
    </style:style>
    <style:style style:name="P2114" style:family="paragraph" style:parent-style-name="Standard">
      <style:paragraph-properties fo:text-align="start" style:justify-single-word="false">
        <style:drop-cap/>
      </style:paragraph-properties>
    </style:style>
    <style:style style:name="P2115" style:family="paragraph" style:parent-style-name="Standard">
      <style:paragraph-properties fo:text-align="start" style:justify-single-word="false">
        <style:drop-cap/>
      </style:paragraph-properties>
    </style:style>
    <style:style style:name="P2116" style:family="paragraph" style:parent-style-name="Standard">
      <style:paragraph-properties fo:text-align="start" style:justify-single-word="false">
        <style:drop-cap/>
      </style:paragraph-properties>
    </style:style>
    <style:style style:name="P2117" style:family="paragraph" style:parent-style-name="Standard">
      <style:paragraph-properties fo:text-align="start" style:justify-single-word="false">
        <style:drop-cap/>
      </style:paragraph-properties>
    </style:style>
    <style:style style:name="P2118" style:family="paragraph" style:parent-style-name="Standard">
      <style:paragraph-properties fo:text-align="start" style:justify-single-word="false">
        <style:drop-cap/>
      </style:paragraph-properties>
    </style:style>
    <style:style style:name="P2119" style:family="paragraph" style:parent-style-name="Standard">
      <style:paragraph-properties fo:text-align="start" style:justify-single-word="false">
        <style:drop-cap/>
      </style:paragraph-properties>
    </style:style>
    <style:style style:name="P2120" style:family="paragraph" style:parent-style-name="Standard">
      <style:paragraph-properties fo:text-align="start" style:justify-single-word="false">
        <style:drop-cap/>
      </style:paragraph-properties>
    </style:style>
    <style:style style:name="P2121" style:family="paragraph" style:parent-style-name="Standard">
      <style:paragraph-properties fo:text-align="start" style:justify-single-word="false">
        <style:drop-cap/>
      </style:paragraph-properties>
    </style:style>
    <style:style style:name="P2122" style:family="paragraph" style:parent-style-name="Standard">
      <style:paragraph-properties fo:text-align="start" style:justify-single-word="false">
        <style:drop-cap/>
      </style:paragraph-properties>
    </style:style>
    <style:style style:name="P2123" style:family="paragraph" style:parent-style-name="Standard">
      <style:paragraph-properties fo:text-align="start" style:justify-single-word="false">
        <style:drop-cap/>
      </style:paragraph-properties>
    </style:style>
    <style:style style:name="P2124" style:family="paragraph" style:parent-style-name="Standard">
      <style:paragraph-properties fo:text-align="start" style:justify-single-word="false">
        <style:drop-cap/>
      </style:paragraph-properties>
    </style:style>
    <style:style style:name="P2125" style:family="paragraph" style:parent-style-name="Standard">
      <style:paragraph-properties fo:text-align="start" style:justify-single-word="false">
        <style:drop-cap/>
      </style:paragraph-properties>
    </style:style>
    <style:style style:name="P2126" style:family="paragraph" style:parent-style-name="Standard">
      <style:paragraph-properties fo:text-align="start" style:justify-single-word="false">
        <style:drop-cap/>
      </style:paragraph-properties>
    </style:style>
    <style:style style:name="P2127" style:family="paragraph" style:parent-style-name="Standard">
      <style:paragraph-properties fo:text-align="start" style:justify-single-word="false">
        <style:drop-cap/>
      </style:paragraph-properties>
    </style:style>
    <style:style style:name="P2128" style:family="paragraph" style:parent-style-name="Standard">
      <style:paragraph-properties fo:text-align="start" style:justify-single-word="false">
        <style:drop-cap/>
      </style:paragraph-properties>
    </style:style>
    <style:style style:name="P2129" style:family="paragraph" style:parent-style-name="Standard">
      <style:paragraph-properties fo:text-align="start" style:justify-single-word="false">
        <style:drop-cap/>
      </style:paragraph-properties>
    </style:style>
    <style:style style:name="P2130" style:family="paragraph" style:parent-style-name="Standard">
      <style:paragraph-properties fo:text-align="start" style:justify-single-word="false">
        <style:drop-cap/>
      </style:paragraph-properties>
    </style:style>
    <style:style style:name="P2131" style:family="paragraph" style:parent-style-name="Standard">
      <style:paragraph-properties fo:text-align="start" style:justify-single-word="false">
        <style:drop-cap/>
      </style:paragraph-properties>
    </style:style>
    <style:style style:name="P2132" style:family="paragraph" style:parent-style-name="Standard">
      <style:paragraph-properties fo:text-align="start" style:justify-single-word="false">
        <style:drop-cap/>
      </style:paragraph-properties>
    </style:style>
    <style:style style:name="P2133" style:family="paragraph" style:parent-style-name="Standard">
      <style:paragraph-properties fo:text-align="start" style:justify-single-word="false">
        <style:drop-cap/>
      </style:paragraph-properties>
    </style:style>
    <style:style style:name="P2134" style:family="paragraph" style:parent-style-name="Standard">
      <style:paragraph-properties fo:text-align="start" style:justify-single-word="false">
        <style:drop-cap/>
      </style:paragraph-properties>
    </style:style>
    <style:style style:name="P2135" style:family="paragraph" style:parent-style-name="Standard">
      <style:paragraph-properties fo:text-align="start" style:justify-single-word="false">
        <style:drop-cap/>
      </style:paragraph-properties>
    </style:style>
    <style:style style:name="P2136" style:family="paragraph" style:parent-style-name="Standard">
      <style:paragraph-properties fo:text-align="start" style:justify-single-word="false">
        <style:drop-cap/>
      </style:paragraph-properties>
    </style:style>
    <style:style style:name="P2137" style:family="paragraph" style:parent-style-name="Standard">
      <style:paragraph-properties fo:text-align="start" style:justify-single-word="false">
        <style:drop-cap/>
      </style:paragraph-properties>
    </style:style>
    <style:style style:name="P2138" style:family="paragraph" style:parent-style-name="Standard">
      <style:paragraph-properties fo:text-align="start" style:justify-single-word="false">
        <style:drop-cap/>
      </style:paragraph-properties>
    </style:style>
    <style:style style:name="P2139" style:family="paragraph" style:parent-style-name="Standard">
      <style:paragraph-properties fo:text-align="start" style:justify-single-word="false">
        <style:drop-cap/>
      </style:paragraph-properties>
    </style:style>
    <style:style style:name="P2140" style:family="paragraph" style:parent-style-name="Standard">
      <style:paragraph-properties fo:text-align="start" style:justify-single-word="false">
        <style:drop-cap/>
      </style:paragraph-properties>
    </style:style>
    <style:style style:name="P2141" style:family="paragraph" style:parent-style-name="Standard">
      <style:paragraph-properties fo:text-align="start" style:justify-single-word="false">
        <style:drop-cap/>
      </style:paragraph-properties>
    </style:style>
    <style:style style:name="P2142" style:family="paragraph" style:parent-style-name="Standard">
      <style:paragraph-properties fo:text-align="start" style:justify-single-word="false">
        <style:drop-cap/>
      </style:paragraph-properties>
    </style:style>
    <style:style style:name="P2143" style:family="paragraph" style:parent-style-name="Standard">
      <style:paragraph-properties fo:text-align="start" style:justify-single-word="false">
        <style:drop-cap/>
      </style:paragraph-properties>
    </style:style>
    <style:style style:name="P2144" style:family="paragraph" style:parent-style-name="Standard">
      <style:paragraph-properties fo:text-align="start" style:justify-single-word="false">
        <style:drop-cap/>
      </style:paragraph-properties>
    </style:style>
    <style:style style:name="P2145" style:family="paragraph" style:parent-style-name="Standard">
      <style:paragraph-properties fo:text-align="start" style:justify-single-word="false">
        <style:drop-cap/>
      </style:paragraph-properties>
    </style:style>
    <style:style style:name="P2146" style:family="paragraph" style:parent-style-name="Standard">
      <style:paragraph-properties fo:text-align="start" style:justify-single-word="false">
        <style:drop-cap/>
      </style:paragraph-properties>
    </style:style>
    <style:style style:name="P2147" style:family="paragraph" style:parent-style-name="Standard">
      <style:paragraph-properties fo:text-align="start" style:justify-single-word="false">
        <style:drop-cap/>
      </style:paragraph-properties>
    </style:style>
    <style:style style:name="P2148" style:family="paragraph" style:parent-style-name="Standard">
      <style:paragraph-properties fo:text-align="start" style:justify-single-word="false">
        <style:drop-cap/>
      </style:paragraph-properties>
    </style:style>
    <style:style style:name="P2149" style:family="paragraph" style:parent-style-name="Standard">
      <style:paragraph-properties fo:text-align="start" style:justify-single-word="false">
        <style:drop-cap/>
      </style:paragraph-properties>
    </style:style>
    <style:style style:name="P2150" style:family="paragraph" style:parent-style-name="Standard">
      <style:paragraph-properties fo:text-align="start" style:justify-single-word="false">
        <style:drop-cap/>
      </style:paragraph-properties>
    </style:style>
    <style:style style:name="P2151" style:family="paragraph" style:parent-style-name="Standard">
      <style:paragraph-properties fo:text-align="start" style:justify-single-word="false">
        <style:drop-cap/>
      </style:paragraph-properties>
    </style:style>
    <style:style style:name="P2152" style:family="paragraph" style:parent-style-name="Standard">
      <style:paragraph-properties fo:text-align="start" style:justify-single-word="false">
        <style:drop-cap/>
      </style:paragraph-properties>
    </style:style>
    <style:style style:name="P2153" style:family="paragraph" style:parent-style-name="Standard">
      <style:paragraph-properties fo:text-align="start" style:justify-single-word="false">
        <style:drop-cap/>
      </style:paragraph-properties>
    </style:style>
    <style:style style:name="P2154" style:family="paragraph" style:parent-style-name="Standard">
      <style:paragraph-properties fo:text-align="start" style:justify-single-word="false">
        <style:drop-cap/>
      </style:paragraph-properties>
    </style:style>
    <style:style style:name="P2155" style:family="paragraph" style:parent-style-name="Standard">
      <style:paragraph-properties fo:text-align="start" style:justify-single-word="false">
        <style:drop-cap/>
      </style:paragraph-properties>
    </style:style>
    <style:style style:name="P2156" style:family="paragraph" style:parent-style-name="Standard">
      <style:paragraph-properties fo:text-align="start" style:justify-single-word="false">
        <style:drop-cap/>
      </style:paragraph-properties>
    </style:style>
    <style:style style:name="P2157" style:family="paragraph" style:parent-style-name="Standard">
      <style:paragraph-properties fo:text-align="start" style:justify-single-word="false">
        <style:drop-cap/>
      </style:paragraph-properties>
    </style:style>
    <style:style style:name="P2158" style:family="paragraph" style:parent-style-name="Standard">
      <style:paragraph-properties fo:text-align="start" style:justify-single-word="false">
        <style:drop-cap/>
      </style:paragraph-properties>
    </style:style>
    <style:style style:name="P2159" style:family="paragraph" style:parent-style-name="Standard">
      <style:paragraph-properties fo:text-align="start" style:justify-single-word="false">
        <style:drop-cap/>
      </style:paragraph-properties>
    </style:style>
    <style:style style:name="P2160" style:family="paragraph" style:parent-style-name="Standard">
      <style:paragraph-properties fo:text-align="start" style:justify-single-word="false">
        <style:drop-cap/>
      </style:paragraph-properties>
    </style:style>
    <style:style style:name="P2161" style:family="paragraph" style:parent-style-name="Standard">
      <style:paragraph-properties fo:text-align="start" style:justify-single-word="false">
        <style:drop-cap/>
      </style:paragraph-properties>
    </style:style>
    <style:style style:name="P2162" style:family="paragraph" style:parent-style-name="Standard">
      <style:paragraph-properties fo:text-align="start" style:justify-single-word="false">
        <style:drop-cap/>
      </style:paragraph-properties>
    </style:style>
    <style:style style:name="P2163" style:family="paragraph" style:parent-style-name="Standard">
      <style:paragraph-properties fo:text-align="start" style:justify-single-word="false">
        <style:drop-cap/>
      </style:paragraph-properties>
    </style:style>
    <style:style style:name="P2164" style:family="paragraph" style:parent-style-name="Standard">
      <style:paragraph-properties fo:text-align="start" style:justify-single-word="false">
        <style:drop-cap/>
      </style:paragraph-properties>
    </style:style>
    <style:style style:name="P2165" style:family="paragraph" style:parent-style-name="Standard">
      <style:paragraph-properties fo:text-align="start" style:justify-single-word="false">
        <style:drop-cap/>
      </style:paragraph-properties>
    </style:style>
    <style:style style:name="P2166" style:family="paragraph" style:parent-style-name="Standard">
      <style:paragraph-properties fo:text-align="start" style:justify-single-word="false">
        <style:drop-cap/>
      </style:paragraph-properties>
    </style:style>
    <style:style style:name="P2167" style:family="paragraph" style:parent-style-name="Standard">
      <style:paragraph-properties fo:text-align="start" style:justify-single-word="false">
        <style:drop-cap/>
      </style:paragraph-properties>
    </style:style>
    <style:style style:name="P2168" style:family="paragraph" style:parent-style-name="Standard">
      <style:paragraph-properties fo:text-align="start" style:justify-single-word="false">
        <style:drop-cap/>
      </style:paragraph-properties>
    </style:style>
    <style:style style:name="P2169" style:family="paragraph" style:parent-style-name="Standard">
      <style:paragraph-properties fo:text-align="start" style:justify-single-word="false">
        <style:drop-cap/>
      </style:paragraph-properties>
    </style:style>
    <style:style style:name="P2170" style:family="paragraph" style:parent-style-name="Standard">
      <style:paragraph-properties fo:text-align="start" style:justify-single-word="false">
        <style:drop-cap/>
      </style:paragraph-properties>
    </style:style>
    <style:style style:name="P2171" style:family="paragraph" style:parent-style-name="Standard">
      <style:paragraph-properties fo:text-align="start" style:justify-single-word="false">
        <style:drop-cap/>
      </style:paragraph-properties>
    </style:style>
    <style:style style:name="P2172" style:family="paragraph" style:parent-style-name="Standard">
      <style:paragraph-properties fo:text-align="start" style:justify-single-word="false">
        <style:drop-cap/>
      </style:paragraph-properties>
    </style:style>
    <style:style style:name="P2173" style:family="paragraph" style:parent-style-name="Standard">
      <style:paragraph-properties fo:text-align="start" style:justify-single-word="false">
        <style:drop-cap/>
      </style:paragraph-properties>
    </style:style>
    <style:style style:name="P2174" style:family="paragraph" style:parent-style-name="Standard">
      <style:paragraph-properties fo:text-align="start" style:justify-single-word="false">
        <style:drop-cap/>
      </style:paragraph-properties>
    </style:style>
    <style:style style:name="P2175" style:family="paragraph" style:parent-style-name="Standard">
      <style:paragraph-properties fo:text-align="start" style:justify-single-word="false">
        <style:drop-cap/>
      </style:paragraph-properties>
    </style:style>
    <style:style style:name="P2176" style:family="paragraph" style:parent-style-name="Standard">
      <style:paragraph-properties fo:text-align="start" style:justify-single-word="false">
        <style:drop-cap/>
      </style:paragraph-properties>
    </style:style>
    <style:style style:name="P2177" style:family="paragraph" style:parent-style-name="Standard">
      <style:paragraph-properties fo:text-align="start" style:justify-single-word="false">
        <style:drop-cap/>
      </style:paragraph-properties>
    </style:style>
    <style:style style:name="P2178" style:family="paragraph" style:parent-style-name="Standard">
      <style:paragraph-properties fo:text-align="start" style:justify-single-word="false">
        <style:drop-cap/>
      </style:paragraph-properties>
    </style:style>
    <style:style style:name="P2179" style:family="paragraph" style:parent-style-name="Standard">
      <style:paragraph-properties fo:text-align="start" style:justify-single-word="false">
        <style:drop-cap/>
      </style:paragraph-properties>
    </style:style>
    <style:style style:name="P2180" style:family="paragraph" style:parent-style-name="Standard">
      <style:paragraph-properties fo:text-align="start" style:justify-single-word="false">
        <style:drop-cap/>
      </style:paragraph-properties>
    </style:style>
    <style:style style:name="P2181" style:family="paragraph" style:parent-style-name="Standard">
      <style:paragraph-properties fo:text-align="start" style:justify-single-word="false">
        <style:drop-cap/>
      </style:paragraph-properties>
    </style:style>
    <style:style style:name="P2182" style:family="paragraph" style:parent-style-name="Standard">
      <style:paragraph-properties fo:text-align="start" style:justify-single-word="false">
        <style:drop-cap/>
      </style:paragraph-properties>
    </style:style>
    <style:style style:name="P2183" style:family="paragraph" style:parent-style-name="Standard">
      <style:paragraph-properties fo:text-align="start" style:justify-single-word="false">
        <style:drop-cap/>
      </style:paragraph-properties>
    </style:style>
    <style:style style:name="P2184" style:family="paragraph" style:parent-style-name="Standard">
      <style:paragraph-properties fo:text-align="start" style:justify-single-word="false">
        <style:drop-cap/>
      </style:paragraph-properties>
    </style:style>
    <style:style style:name="P2185" style:family="paragraph" style:parent-style-name="Standard">
      <style:paragraph-properties fo:text-align="start" style:justify-single-word="false">
        <style:drop-cap/>
      </style:paragraph-properties>
    </style:style>
    <style:style style:name="P2186" style:family="paragraph" style:parent-style-name="Standard">
      <style:paragraph-properties fo:text-align="start" style:justify-single-word="false">
        <style:drop-cap/>
      </style:paragraph-properties>
    </style:style>
    <style:style style:name="P2187" style:family="paragraph" style:parent-style-name="Standard">
      <style:paragraph-properties fo:text-align="start" style:justify-single-word="false">
        <style:drop-cap/>
      </style:paragraph-properties>
    </style:style>
    <style:style style:name="P2188" style:family="paragraph" style:parent-style-name="Standard">
      <style:paragraph-properties fo:text-align="start" style:justify-single-word="false">
        <style:drop-cap/>
      </style:paragraph-properties>
    </style:style>
    <style:style style:name="P2189" style:family="paragraph" style:parent-style-name="Standard">
      <style:paragraph-properties fo:text-align="start" style:justify-single-word="false">
        <style:drop-cap/>
      </style:paragraph-properties>
    </style:style>
    <style:style style:name="P2190" style:family="paragraph" style:parent-style-name="Standard">
      <style:paragraph-properties fo:text-align="start" style:justify-single-word="false">
        <style:drop-cap/>
      </style:paragraph-properties>
    </style:style>
    <style:style style:name="P2191" style:family="paragraph" style:parent-style-name="Standard">
      <style:paragraph-properties fo:text-align="start" style:justify-single-word="false">
        <style:drop-cap/>
      </style:paragraph-properties>
    </style:style>
    <style:style style:name="P2192" style:family="paragraph" style:parent-style-name="Standard">
      <style:paragraph-properties fo:text-align="start" style:justify-single-word="false">
        <style:drop-cap/>
      </style:paragraph-properties>
    </style:style>
    <style:style style:name="P2193" style:family="paragraph" style:parent-style-name="Standard">
      <style:paragraph-properties fo:text-align="start" style:justify-single-word="false">
        <style:drop-cap/>
      </style:paragraph-properties>
    </style:style>
    <style:style style:name="P2194" style:family="paragraph" style:parent-style-name="Standard">
      <style:paragraph-properties fo:text-align="start" style:justify-single-word="false">
        <style:drop-cap/>
      </style:paragraph-properties>
    </style:style>
    <style:style style:name="P2195" style:family="paragraph" style:parent-style-name="Standard">
      <style:paragraph-properties fo:text-align="start" style:justify-single-word="false">
        <style:drop-cap/>
      </style:paragraph-properties>
    </style:style>
    <style:style style:name="P2196" style:family="paragraph" style:parent-style-name="Standard">
      <style:paragraph-properties fo:text-align="start" style:justify-single-word="false">
        <style:drop-cap/>
      </style:paragraph-properties>
    </style:style>
    <style:style style:name="P2197" style:family="paragraph" style:parent-style-name="Standard">
      <style:paragraph-properties fo:text-align="start" style:justify-single-word="false">
        <style:drop-cap/>
      </style:paragraph-properties>
    </style:style>
    <style:style style:name="P2198" style:family="paragraph" style:parent-style-name="Standard">
      <style:paragraph-properties fo:text-align="start" style:justify-single-word="false">
        <style:drop-cap/>
      </style:paragraph-properties>
    </style:style>
    <style:style style:name="P2199" style:family="paragraph" style:parent-style-name="Standard">
      <style:paragraph-properties fo:text-align="start" style:justify-single-word="false">
        <style:drop-cap/>
      </style:paragraph-properties>
    </style:style>
    <style:style style:name="P2200" style:family="paragraph" style:parent-style-name="Standard">
      <style:paragraph-properties fo:text-align="start" style:justify-single-word="false">
        <style:drop-cap/>
      </style:paragraph-properties>
    </style:style>
    <style:style style:name="P2201" style:family="paragraph" style:parent-style-name="Standard">
      <style:paragraph-properties fo:text-align="start" style:justify-single-word="false">
        <style:drop-cap/>
      </style:paragraph-properties>
    </style:style>
    <style:style style:name="P2202" style:family="paragraph" style:parent-style-name="Standard">
      <style:paragraph-properties fo:text-align="start" style:justify-single-word="false">
        <style:drop-cap/>
      </style:paragraph-properties>
    </style:style>
    <style:style style:name="P2203" style:family="paragraph" style:parent-style-name="Standard">
      <style:paragraph-properties fo:text-align="start" style:justify-single-word="false">
        <style:drop-cap/>
      </style:paragraph-properties>
    </style:style>
    <style:style style:name="P2204" style:family="paragraph" style:parent-style-name="Standard">
      <style:paragraph-properties fo:text-align="start" style:justify-single-word="false">
        <style:drop-cap/>
      </style:paragraph-properties>
    </style:style>
    <style:style style:name="P2205" style:family="paragraph" style:parent-style-name="Standard">
      <style:paragraph-properties fo:text-align="start" style:justify-single-word="false">
        <style:drop-cap/>
      </style:paragraph-properties>
    </style:style>
    <style:style style:name="P2206" style:family="paragraph" style:parent-style-name="Standard">
      <style:paragraph-properties fo:text-align="start" style:justify-single-word="false">
        <style:drop-cap/>
      </style:paragraph-properties>
    </style:style>
    <style:style style:name="P2207" style:family="paragraph" style:parent-style-name="Standard">
      <style:paragraph-properties fo:text-align="start" style:justify-single-word="false">
        <style:drop-cap/>
      </style:paragraph-properties>
    </style:style>
    <style:style style:name="P2208" style:family="paragraph" style:parent-style-name="Standard">
      <style:paragraph-properties fo:text-align="start" style:justify-single-word="false">
        <style:drop-cap/>
      </style:paragraph-properties>
    </style:style>
    <style:style style:name="P2209" style:family="paragraph" style:parent-style-name="Standard">
      <style:paragraph-properties fo:text-align="start" style:justify-single-word="false">
        <style:drop-cap/>
      </style:paragraph-properties>
    </style:style>
    <style:style style:name="P2210" style:family="paragraph" style:parent-style-name="Standard">
      <style:paragraph-properties fo:text-align="start" style:justify-single-word="false">
        <style:drop-cap/>
      </style:paragraph-properties>
    </style:style>
    <style:style style:name="P2211" style:family="paragraph" style:parent-style-name="Standard">
      <style:paragraph-properties fo:text-align="start" style:justify-single-word="false">
        <style:drop-cap/>
      </style:paragraph-properties>
    </style:style>
    <style:style style:name="P2212" style:family="paragraph" style:parent-style-name="Standard">
      <style:paragraph-properties fo:text-align="start" style:justify-single-word="false">
        <style:drop-cap/>
      </style:paragraph-properties>
    </style:style>
    <style:style style:name="P2213" style:family="paragraph" style:parent-style-name="Standard">
      <style:paragraph-properties fo:text-align="start" style:justify-single-word="false">
        <style:drop-cap/>
      </style:paragraph-properties>
    </style:style>
    <style:style style:name="P2214" style:family="paragraph" style:parent-style-name="Standard">
      <style:paragraph-properties fo:text-align="start" style:justify-single-word="false">
        <style:drop-cap/>
      </style:paragraph-properties>
    </style:style>
    <style:style style:name="P2215" style:family="paragraph" style:parent-style-name="Standard">
      <style:paragraph-properties fo:text-align="start" style:justify-single-word="false">
        <style:drop-cap/>
      </style:paragraph-properties>
    </style:style>
    <style:style style:name="P2216" style:family="paragraph" style:parent-style-name="Standard">
      <style:paragraph-properties fo:text-align="start" style:justify-single-word="false">
        <style:drop-cap/>
      </style:paragraph-properties>
    </style:style>
    <style:style style:name="P2217" style:family="paragraph" style:parent-style-name="Standard">
      <style:paragraph-properties fo:text-align="start" style:justify-single-word="false">
        <style:drop-cap/>
      </style:paragraph-properties>
    </style:style>
    <style:style style:name="P2218" style:family="paragraph" style:parent-style-name="Standard">
      <style:paragraph-properties fo:text-align="start" style:justify-single-word="false">
        <style:drop-cap/>
      </style:paragraph-properties>
    </style:style>
    <style:style style:name="P2219" style:family="paragraph" style:parent-style-name="Standard">
      <style:paragraph-properties fo:text-align="start" style:justify-single-word="false">
        <style:drop-cap/>
      </style:paragraph-properties>
    </style:style>
    <style:style style:name="P2220" style:family="paragraph" style:parent-style-name="Standard">
      <style:paragraph-properties fo:text-align="start" style:justify-single-word="false">
        <style:drop-cap/>
      </style:paragraph-properties>
    </style:style>
    <style:style style:name="P2221" style:family="paragraph" style:parent-style-name="Standard">
      <style:paragraph-properties fo:text-align="start" style:justify-single-word="false">
        <style:drop-cap/>
      </style:paragraph-properties>
    </style:style>
    <style:style style:name="P2222" style:family="paragraph" style:parent-style-name="Standard">
      <style:paragraph-properties fo:text-align="start" style:justify-single-word="false">
        <style:drop-cap/>
      </style:paragraph-properties>
    </style:style>
    <style:style style:name="P2223" style:family="paragraph" style:parent-style-name="Standard">
      <style:paragraph-properties fo:text-align="start" style:justify-single-word="false">
        <style:drop-cap/>
      </style:paragraph-properties>
    </style:style>
    <style:style style:name="P2224" style:family="paragraph" style:parent-style-name="Standard">
      <style:paragraph-properties fo:text-align="start" style:justify-single-word="false">
        <style:drop-cap/>
      </style:paragraph-properties>
    </style:style>
    <style:style style:name="P2225" style:family="paragraph" style:parent-style-name="Standard">
      <style:paragraph-properties fo:text-align="start" style:justify-single-word="false">
        <style:drop-cap/>
      </style:paragraph-properties>
    </style:style>
    <style:style style:name="P2226" style:family="paragraph" style:parent-style-name="Standard">
      <style:paragraph-properties fo:text-align="start" style:justify-single-word="false">
        <style:drop-cap/>
      </style:paragraph-properties>
    </style:style>
    <style:style style:name="P2227" style:family="paragraph" style:parent-style-name="Standard">
      <style:paragraph-properties fo:text-align="start" style:justify-single-word="false">
        <style:drop-cap/>
      </style:paragraph-properties>
    </style:style>
    <style:style style:name="P2228" style:family="paragraph" style:parent-style-name="Standard">
      <style:paragraph-properties fo:text-align="start" style:justify-single-word="false">
        <style:drop-cap/>
      </style:paragraph-properties>
    </style:style>
    <style:style style:name="P2229" style:family="paragraph" style:parent-style-name="Standard">
      <style:paragraph-properties fo:text-align="start" style:justify-single-word="false">
        <style:drop-cap/>
      </style:paragraph-properties>
    </style:style>
    <style:style style:name="P2230" style:family="paragraph" style:parent-style-name="Standard">
      <style:paragraph-properties fo:text-align="start" style:justify-single-word="false">
        <style:drop-cap/>
      </style:paragraph-properties>
    </style:style>
    <style:style style:name="P2231" style:family="paragraph" style:parent-style-name="Standard">
      <style:paragraph-properties fo:text-align="start" style:justify-single-word="false">
        <style:drop-cap/>
      </style:paragraph-properties>
    </style:style>
    <style:style style:name="P2232" style:family="paragraph" style:parent-style-name="Standard">
      <style:paragraph-properties fo:text-align="start" style:justify-single-word="false">
        <style:drop-cap/>
      </style:paragraph-properties>
    </style:style>
    <style:style style:name="P2233" style:family="paragraph" style:parent-style-name="Standard">
      <style:paragraph-properties fo:text-align="start" style:justify-single-word="false">
        <style:drop-cap/>
      </style:paragraph-properties>
    </style:style>
    <style:style style:name="P2234" style:family="paragraph" style:parent-style-name="Standard">
      <style:paragraph-properties fo:text-align="start" style:justify-single-word="false">
        <style:drop-cap/>
      </style:paragraph-properties>
    </style:style>
    <style:style style:name="P2235" style:family="paragraph" style:parent-style-name="Standard">
      <style:paragraph-properties fo:text-align="start" style:justify-single-word="false">
        <style:drop-cap/>
      </style:paragraph-properties>
    </style:style>
    <style:style style:name="P2236" style:family="paragraph" style:parent-style-name="Standard">
      <style:paragraph-properties fo:text-align="start" style:justify-single-word="false">
        <style:drop-cap/>
      </style:paragraph-properties>
    </style:style>
    <style:style style:name="P2237" style:family="paragraph" style:parent-style-name="Standard">
      <style:paragraph-properties fo:text-align="start" style:justify-single-word="false">
        <style:drop-cap/>
      </style:paragraph-properties>
    </style:style>
    <style:style style:name="P2238" style:family="paragraph" style:parent-style-name="Standard">
      <style:paragraph-properties fo:text-align="start" style:justify-single-word="false">
        <style:drop-cap/>
      </style:paragraph-properties>
    </style:style>
    <style:style style:name="P2239" style:family="paragraph" style:parent-style-name="Standard">
      <style:paragraph-properties fo:text-align="start" style:justify-single-word="false">
        <style:drop-cap/>
      </style:paragraph-properties>
    </style:style>
    <style:style style:name="P2240" style:family="paragraph" style:parent-style-name="Standard">
      <style:paragraph-properties fo:text-align="start" style:justify-single-word="false">
        <style:drop-cap/>
      </style:paragraph-properties>
    </style:style>
    <style:style style:name="P2241" style:family="paragraph" style:parent-style-name="Standard">
      <style:paragraph-properties fo:text-align="start" style:justify-single-word="false">
        <style:drop-cap/>
      </style:paragraph-properties>
    </style:style>
    <style:style style:name="P2242" style:family="paragraph" style:parent-style-name="Standard">
      <style:paragraph-properties fo:text-align="start" style:justify-single-word="false">
        <style:drop-cap/>
      </style:paragraph-properties>
    </style:style>
    <style:style style:name="P2243" style:family="paragraph" style:parent-style-name="Standard">
      <style:paragraph-properties fo:text-align="start" style:justify-single-word="false">
        <style:drop-cap/>
      </style:paragraph-properties>
    </style:style>
    <style:style style:name="P2244" style:family="paragraph" style:parent-style-name="Standard">
      <style:paragraph-properties fo:text-align="start" style:justify-single-word="false">
        <style:drop-cap/>
      </style:paragraph-properties>
    </style:style>
    <style:style style:name="P2245" style:family="paragraph" style:parent-style-name="Standard">
      <style:paragraph-properties fo:text-align="start" style:justify-single-word="false">
        <style:drop-cap/>
      </style:paragraph-properties>
    </style:style>
    <style:style style:name="P2246" style:family="paragraph" style:parent-style-name="Standard">
      <style:paragraph-properties fo:text-align="start" style:justify-single-word="false">
        <style:drop-cap/>
      </style:paragraph-properties>
    </style:style>
    <style:style style:name="P2247" style:family="paragraph" style:parent-style-name="Standard">
      <style:paragraph-properties fo:text-align="start" style:justify-single-word="false">
        <style:drop-cap/>
      </style:paragraph-properties>
    </style:style>
    <style:style style:name="P2248" style:family="paragraph" style:parent-style-name="Standard">
      <style:paragraph-properties fo:text-align="start" style:justify-single-word="false">
        <style:drop-cap/>
      </style:paragraph-properties>
    </style:style>
    <style:style style:name="P2249" style:family="paragraph" style:parent-style-name="Standard">
      <style:paragraph-properties fo:text-align="start" style:justify-single-word="false">
        <style:drop-cap/>
      </style:paragraph-properties>
    </style:style>
    <style:style style:name="P2250" style:family="paragraph" style:parent-style-name="Standard">
      <style:paragraph-properties fo:text-align="start" style:justify-single-word="false">
        <style:drop-cap/>
      </style:paragraph-properties>
    </style:style>
    <style:style style:name="P2251" style:family="paragraph" style:parent-style-name="Standard">
      <style:paragraph-properties fo:text-align="start" style:justify-single-word="false">
        <style:drop-cap/>
      </style:paragraph-properties>
    </style:style>
    <style:style style:name="P2252" style:family="paragraph" style:parent-style-name="Standard">
      <style:paragraph-properties fo:text-align="start" style:justify-single-word="false">
        <style:drop-cap/>
      </style:paragraph-properties>
    </style:style>
    <style:style style:name="P2253" style:family="paragraph" style:parent-style-name="Standard">
      <style:paragraph-properties fo:text-align="start" style:justify-single-word="false">
        <style:drop-cap/>
      </style:paragraph-properties>
    </style:style>
    <style:style style:name="P2254" style:family="paragraph" style:parent-style-name="Standard">
      <style:paragraph-properties fo:text-align="start" style:justify-single-word="false">
        <style:drop-cap/>
      </style:paragraph-properties>
    </style:style>
    <style:style style:name="P2255" style:family="paragraph" style:parent-style-name="Standard">
      <style:paragraph-properties fo:text-align="start" style:justify-single-word="false">
        <style:drop-cap/>
      </style:paragraph-properties>
    </style:style>
    <style:style style:name="P2256" style:family="paragraph" style:parent-style-name="Standard">
      <style:paragraph-properties fo:text-align="start" style:justify-single-word="false">
        <style:drop-cap/>
      </style:paragraph-properties>
    </style:style>
    <style:style style:name="P2257" style:family="paragraph" style:parent-style-name="Standard">
      <style:paragraph-properties fo:text-align="start" style:justify-single-word="false">
        <style:drop-cap/>
      </style:paragraph-properties>
    </style:style>
    <style:style style:name="P2258" style:family="paragraph" style:parent-style-name="Standard">
      <style:paragraph-properties fo:text-align="start" style:justify-single-word="false">
        <style:drop-cap/>
      </style:paragraph-properties>
    </style:style>
    <style:style style:name="P2259" style:family="paragraph" style:parent-style-name="Standard">
      <style:paragraph-properties fo:text-align="start" style:justify-single-word="false">
        <style:drop-cap/>
      </style:paragraph-properties>
    </style:style>
    <style:style style:name="P2260" style:family="paragraph" style:parent-style-name="Standard">
      <style:paragraph-properties fo:text-align="start" style:justify-single-word="false">
        <style:drop-cap/>
      </style:paragraph-properties>
    </style:style>
    <style:style style:name="P2261" style:family="paragraph" style:parent-style-name="Standard">
      <style:paragraph-properties fo:text-align="start" style:justify-single-word="false">
        <style:drop-cap/>
      </style:paragraph-properties>
    </style:style>
    <style:style style:name="P2262" style:family="paragraph" style:parent-style-name="Standard">
      <style:paragraph-properties fo:text-align="start" style:justify-single-word="false">
        <style:drop-cap/>
      </style:paragraph-properties>
    </style:style>
    <style:style style:name="P2263" style:family="paragraph" style:parent-style-name="Standard">
      <style:paragraph-properties fo:text-align="start" style:justify-single-word="false">
        <style:drop-cap/>
      </style:paragraph-properties>
    </style:style>
    <style:style style:name="P2264" style:family="paragraph" style:parent-style-name="Standard">
      <style:paragraph-properties fo:text-align="start" style:justify-single-word="false">
        <style:drop-cap/>
      </style:paragraph-properties>
    </style:style>
    <style:style style:name="P2265" style:family="paragraph" style:parent-style-name="Standard">
      <style:paragraph-properties fo:text-align="start" style:justify-single-word="false">
        <style:drop-cap/>
      </style:paragraph-properties>
    </style:style>
    <style:style style:name="P2266" style:family="paragraph" style:parent-style-name="Standard">
      <style:paragraph-properties fo:text-align="start" style:justify-single-word="false">
        <style:drop-cap/>
      </style:paragraph-properties>
    </style:style>
    <style:style style:name="P2267" style:family="paragraph" style:parent-style-name="Standard">
      <style:paragraph-properties fo:text-align="start" style:justify-single-word="false">
        <style:drop-cap/>
      </style:paragraph-properties>
    </style:style>
    <style:style style:name="P2268" style:family="paragraph" style:parent-style-name="Standard">
      <style:paragraph-properties fo:text-align="start" style:justify-single-word="false">
        <style:drop-cap/>
      </style:paragraph-properties>
    </style:style>
    <style:style style:name="P2269" style:family="paragraph" style:parent-style-name="Standard">
      <style:paragraph-properties fo:text-align="start" style:justify-single-word="false">
        <style:drop-cap/>
      </style:paragraph-properties>
    </style:style>
    <style:style style:name="P2270" style:family="paragraph" style:parent-style-name="Standard">
      <style:paragraph-properties fo:text-align="start" style:justify-single-word="false">
        <style:drop-cap/>
      </style:paragraph-properties>
    </style:style>
    <style:style style:name="P2271" style:family="paragraph" style:parent-style-name="Standard">
      <style:paragraph-properties fo:text-align="start" style:justify-single-word="false">
        <style:drop-cap/>
      </style:paragraph-properties>
    </style:style>
    <style:style style:name="P2272" style:family="paragraph" style:parent-style-name="Standard">
      <style:paragraph-properties fo:text-align="start" style:justify-single-word="false">
        <style:drop-cap/>
      </style:paragraph-properties>
    </style:style>
    <style:style style:name="P2273" style:family="paragraph" style:parent-style-name="Standard">
      <style:paragraph-properties fo:text-align="start" style:justify-single-word="false">
        <style:drop-cap/>
      </style:paragraph-properties>
    </style:style>
    <style:style style:name="P2274" style:family="paragraph" style:parent-style-name="Standard">
      <style:paragraph-properties fo:text-align="start" style:justify-single-word="false">
        <style:drop-cap/>
      </style:paragraph-properties>
    </style:style>
    <style:style style:name="P2275" style:family="paragraph" style:parent-style-name="Standard">
      <style:paragraph-properties fo:text-align="start" style:justify-single-word="false">
        <style:drop-cap/>
      </style:paragraph-properties>
    </style:style>
    <style:style style:name="P2276" style:family="paragraph" style:parent-style-name="Standard">
      <style:paragraph-properties fo:text-align="start" style:justify-single-word="false">
        <style:drop-cap/>
      </style:paragraph-properties>
    </style:style>
    <style:style style:name="P2277" style:family="paragraph" style:parent-style-name="Standard">
      <style:paragraph-properties fo:text-align="start" style:justify-single-word="false">
        <style:drop-cap/>
      </style:paragraph-properties>
    </style:style>
    <style:style style:name="P2278" style:family="paragraph" style:parent-style-name="Standard">
      <style:paragraph-properties fo:text-align="start" style:justify-single-word="false">
        <style:drop-cap/>
      </style:paragraph-properties>
    </style:style>
    <style:style style:name="P2279" style:family="paragraph" style:parent-style-name="Standard">
      <style:paragraph-properties fo:text-align="start" style:justify-single-word="false">
        <style:drop-cap/>
      </style:paragraph-properties>
    </style:style>
    <style:style style:name="P2280" style:family="paragraph" style:parent-style-name="Standard">
      <style:paragraph-properties fo:text-align="start" style:justify-single-word="false">
        <style:drop-cap/>
      </style:paragraph-properties>
    </style:style>
    <style:style style:name="P2281" style:family="paragraph" style:parent-style-name="Standard">
      <style:paragraph-properties fo:text-align="start" style:justify-single-word="false">
        <style:drop-cap/>
      </style:paragraph-properties>
    </style:style>
    <style:style style:name="P2282" style:family="paragraph" style:parent-style-name="Standard">
      <style:paragraph-properties fo:text-align="start" style:justify-single-word="false">
        <style:drop-cap/>
      </style:paragraph-properties>
    </style:style>
    <style:style style:name="P2283" style:family="paragraph" style:parent-style-name="Standard">
      <style:paragraph-properties fo:text-align="start" style:justify-single-word="false">
        <style:drop-cap/>
      </style:paragraph-properties>
    </style:style>
    <style:style style:name="P2284" style:family="paragraph" style:parent-style-name="Standard">
      <style:paragraph-properties fo:text-align="start" style:justify-single-word="false">
        <style:drop-cap/>
      </style:paragraph-properties>
    </style:style>
    <style:style style:name="P2285" style:family="paragraph" style:parent-style-name="Standard">
      <style:paragraph-properties fo:text-align="start" style:justify-single-word="false">
        <style:drop-cap/>
      </style:paragraph-properties>
    </style:style>
    <style:style style:name="P2286" style:family="paragraph" style:parent-style-name="Standard">
      <style:paragraph-properties fo:text-align="start" style:justify-single-word="false">
        <style:drop-cap/>
      </style:paragraph-properties>
    </style:style>
    <style:style style:name="P2287" style:family="paragraph" style:parent-style-name="Standard">
      <style:paragraph-properties fo:text-align="start" style:justify-single-word="false">
        <style:drop-cap/>
      </style:paragraph-properties>
    </style:style>
    <style:style style:name="P2288" style:family="paragraph" style:parent-style-name="Standard">
      <style:paragraph-properties fo:text-align="start" style:justify-single-word="false">
        <style:drop-cap/>
      </style:paragraph-properties>
    </style:style>
    <style:style style:name="P2289" style:family="paragraph" style:parent-style-name="Standard">
      <style:paragraph-properties fo:text-align="start" style:justify-single-word="false">
        <style:drop-cap/>
      </style:paragraph-properties>
    </style:style>
    <style:style style:name="P2290" style:family="paragraph" style:parent-style-name="Standard">
      <style:paragraph-properties fo:text-align="start" style:justify-single-word="false">
        <style:drop-cap/>
      </style:paragraph-properties>
    </style:style>
    <style:style style:name="P2291" style:family="paragraph" style:parent-style-name="Standard">
      <style:paragraph-properties fo:text-align="start" style:justify-single-word="false">
        <style:drop-cap/>
      </style:paragraph-properties>
    </style:style>
    <style:style style:name="P2292" style:family="paragraph" style:parent-style-name="Standard">
      <style:paragraph-properties fo:text-align="start" style:justify-single-word="false">
        <style:drop-cap/>
      </style:paragraph-properties>
    </style:style>
    <style:style style:name="P2293" style:family="paragraph" style:parent-style-name="Standard">
      <style:paragraph-properties fo:text-align="start" style:justify-single-word="false">
        <style:drop-cap/>
      </style:paragraph-properties>
    </style:style>
    <style:style style:name="P2294" style:family="paragraph" style:parent-style-name="Standard">
      <style:paragraph-properties fo:text-align="start" style:justify-single-word="false">
        <style:drop-cap/>
      </style:paragraph-properties>
    </style:style>
    <style:style style:name="P2295" style:family="paragraph" style:parent-style-name="Standard">
      <style:paragraph-properties fo:text-align="start" style:justify-single-word="false">
        <style:drop-cap/>
      </style:paragraph-properties>
    </style:style>
    <style:style style:name="P2296" style:family="paragraph" style:parent-style-name="Standard">
      <style:paragraph-properties fo:text-align="start" style:justify-single-word="false">
        <style:drop-cap/>
      </style:paragraph-properties>
    </style:style>
    <style:style style:name="P2297" style:family="paragraph" style:parent-style-name="Standard">
      <style:paragraph-properties fo:text-align="start" style:justify-single-word="false">
        <style:drop-cap/>
      </style:paragraph-properties>
    </style:style>
    <style:style style:name="P2298" style:family="paragraph" style:parent-style-name="Standard">
      <style:paragraph-properties fo:text-align="start" style:justify-single-word="false">
        <style:drop-cap/>
      </style:paragraph-properties>
    </style:style>
    <style:style style:name="P2299" style:family="paragraph" style:parent-style-name="Standard">
      <style:paragraph-properties fo:text-align="start" style:justify-single-word="false">
        <style:drop-cap/>
      </style:paragraph-properties>
    </style:style>
    <style:style style:name="P2300" style:family="paragraph" style:parent-style-name="Standard">
      <style:paragraph-properties fo:text-align="start" style:justify-single-word="false">
        <style:drop-cap/>
      </style:paragraph-properties>
    </style:style>
    <style:style style:name="P2301" style:family="paragraph" style:parent-style-name="Standard">
      <style:paragraph-properties fo:text-align="start" style:justify-single-word="false">
        <style:drop-cap/>
      </style:paragraph-properties>
    </style:style>
    <style:style style:name="P2302" style:family="paragraph" style:parent-style-name="Standard">
      <style:paragraph-properties fo:text-align="start" style:justify-single-word="false">
        <style:drop-cap/>
      </style:paragraph-properties>
    </style:style>
    <style:style style:name="P2303" style:family="paragraph" style:parent-style-name="Standard">
      <style:paragraph-properties fo:text-align="start" style:justify-single-word="false">
        <style:drop-cap/>
      </style:paragraph-properties>
    </style:style>
    <style:style style:name="P2304" style:family="paragraph" style:parent-style-name="Standard">
      <style:paragraph-properties fo:text-align="start" style:justify-single-word="false">
        <style:drop-cap/>
      </style:paragraph-properties>
    </style:style>
    <style:style style:name="P2305" style:family="paragraph" style:parent-style-name="Standard">
      <style:paragraph-properties fo:text-align="start" style:justify-single-word="false">
        <style:drop-cap/>
      </style:paragraph-properties>
    </style:style>
    <style:style style:name="P2306" style:family="paragraph" style:parent-style-name="Standard">
      <style:paragraph-properties fo:text-align="start" style:justify-single-word="false">
        <style:drop-cap/>
      </style:paragraph-properties>
    </style:style>
    <style:style style:name="P2307" style:family="paragraph" style:parent-style-name="Standard">
      <style:paragraph-properties fo:text-align="start" style:justify-single-word="false">
        <style:drop-cap/>
      </style:paragraph-properties>
    </style:style>
    <style:style style:name="P2308" style:family="paragraph" style:parent-style-name="Standard">
      <style:paragraph-properties fo:text-align="start" style:justify-single-word="false">
        <style:drop-cap/>
      </style:paragraph-properties>
    </style:style>
    <style:style style:name="P2309" style:family="paragraph" style:parent-style-name="Standard">
      <style:paragraph-properties fo:text-align="start" style:justify-single-word="false">
        <style:drop-cap/>
      </style:paragraph-properties>
    </style:style>
    <style:style style:name="P2310" style:family="paragraph" style:parent-style-name="Standard">
      <style:paragraph-properties fo:text-align="start" style:justify-single-word="false">
        <style:drop-cap/>
      </style:paragraph-properties>
    </style:style>
    <style:style style:name="P2311" style:family="paragraph" style:parent-style-name="Standard">
      <style:paragraph-properties fo:text-align="start" style:justify-single-word="false">
        <style:drop-cap/>
      </style:paragraph-properties>
    </style:style>
    <style:style style:name="P2312" style:family="paragraph" style:parent-style-name="Standard">
      <style:paragraph-properties fo:text-align="start" style:justify-single-word="false">
        <style:drop-cap/>
      </style:paragraph-properties>
    </style:style>
    <style:style style:name="P2313" style:family="paragraph" style:parent-style-name="Standard">
      <style:paragraph-properties fo:text-align="start" style:justify-single-word="false">
        <style:drop-cap/>
      </style:paragraph-properties>
    </style:style>
    <style:style style:name="P2314" style:family="paragraph" style:parent-style-name="Standard">
      <style:paragraph-properties fo:text-align="start" style:justify-single-word="false">
        <style:drop-cap/>
      </style:paragraph-properties>
    </style:style>
    <style:style style:name="P2315" style:family="paragraph" style:parent-style-name="Standard">
      <style:paragraph-properties fo:text-align="start" style:justify-single-word="false">
        <style:drop-cap/>
      </style:paragraph-properties>
    </style:style>
    <style:style style:name="P2316" style:family="paragraph" style:parent-style-name="Standard">
      <style:paragraph-properties fo:text-align="start" style:justify-single-word="false">
        <style:drop-cap/>
      </style:paragraph-properties>
    </style:style>
    <style:style style:name="P2317" style:family="paragraph" style:parent-style-name="Standard">
      <style:paragraph-properties fo:text-align="start" style:justify-single-word="false">
        <style:drop-cap/>
      </style:paragraph-properties>
    </style:style>
    <style:style style:name="P2318" style:family="paragraph" style:parent-style-name="Standard">
      <style:paragraph-properties fo:text-align="start" style:justify-single-word="false">
        <style:drop-cap/>
      </style:paragraph-properties>
    </style:style>
    <style:style style:name="P2319" style:family="paragraph" style:parent-style-name="Standard">
      <style:paragraph-properties fo:text-align="start" style:justify-single-word="false">
        <style:drop-cap/>
      </style:paragraph-properties>
    </style:style>
    <style:style style:name="P2320" style:family="paragraph" style:parent-style-name="Standard">
      <style:paragraph-properties fo:text-align="start" style:justify-single-word="false">
        <style:drop-cap/>
      </style:paragraph-properties>
    </style:style>
    <style:style style:name="P2321" style:family="paragraph" style:parent-style-name="Standard">
      <style:paragraph-properties fo:text-align="start" style:justify-single-word="false">
        <style:drop-cap/>
      </style:paragraph-properties>
    </style:style>
    <style:style style:name="P2322" style:family="paragraph" style:parent-style-name="Standard">
      <style:paragraph-properties fo:text-align="start" style:justify-single-word="false">
        <style:drop-cap/>
      </style:paragraph-properties>
    </style:style>
    <style:style style:name="P2323" style:family="paragraph" style:parent-style-name="Standard">
      <style:paragraph-properties fo:text-align="start" style:justify-single-word="false">
        <style:drop-cap/>
      </style:paragraph-properties>
    </style:style>
    <style:style style:name="P2324" style:family="paragraph" style:parent-style-name="Standard">
      <style:paragraph-properties fo:text-align="start" style:justify-single-word="false">
        <style:drop-cap/>
      </style:paragraph-properties>
    </style:style>
    <style:style style:name="P2325" style:family="paragraph" style:parent-style-name="Standard">
      <style:paragraph-properties fo:text-align="start" style:justify-single-word="false">
        <style:drop-cap/>
      </style:paragraph-properties>
    </style:style>
    <style:style style:name="P2326" style:family="paragraph" style:parent-style-name="Standard">
      <style:paragraph-properties fo:text-align="start" style:justify-single-word="false">
        <style:drop-cap/>
      </style:paragraph-properties>
    </style:style>
    <style:style style:name="P2327" style:family="paragraph" style:parent-style-name="Standard">
      <style:paragraph-properties fo:text-align="start" style:justify-single-word="false">
        <style:drop-cap/>
      </style:paragraph-properties>
    </style:style>
    <style:style style:name="P2328" style:family="paragraph" style:parent-style-name="Standard">
      <style:paragraph-properties fo:text-align="start" style:justify-single-word="false">
        <style:drop-cap/>
      </style:paragraph-properties>
    </style:style>
    <style:style style:name="P2329" style:family="paragraph" style:parent-style-name="Standard">
      <style:paragraph-properties fo:text-align="start" style:justify-single-word="false">
        <style:drop-cap/>
      </style:paragraph-properties>
    </style:style>
    <style:style style:name="P2330" style:family="paragraph" style:parent-style-name="Standard">
      <style:paragraph-properties fo:text-align="start" style:justify-single-word="false">
        <style:drop-cap/>
      </style:paragraph-properties>
    </style:style>
    <style:style style:name="P2331" style:family="paragraph" style:parent-style-name="Standard">
      <style:paragraph-properties fo:text-align="start" style:justify-single-word="false">
        <style:drop-cap/>
      </style:paragraph-properties>
    </style:style>
    <style:style style:name="P2332" style:family="paragraph" style:parent-style-name="Standard">
      <style:paragraph-properties fo:text-align="start" style:justify-single-word="false">
        <style:drop-cap/>
      </style:paragraph-properties>
    </style:style>
    <style:style style:name="P2333" style:family="paragraph" style:parent-style-name="Standard">
      <style:paragraph-properties fo:text-align="start" style:justify-single-word="false">
        <style:drop-cap/>
      </style:paragraph-properties>
    </style:style>
    <style:style style:name="P2334" style:family="paragraph" style:parent-style-name="Standard">
      <style:paragraph-properties fo:text-align="start" style:justify-single-word="false">
        <style:drop-cap/>
      </style:paragraph-properties>
    </style:style>
    <style:style style:name="P2335" style:family="paragraph" style:parent-style-name="Standard">
      <style:paragraph-properties fo:text-align="start" style:justify-single-word="false">
        <style:drop-cap/>
      </style:paragraph-properties>
    </style:style>
    <style:style style:name="P2336" style:family="paragraph" style:parent-style-name="Standard">
      <style:paragraph-properties fo:text-align="start" style:justify-single-word="false">
        <style:drop-cap/>
      </style:paragraph-properties>
    </style:style>
    <style:style style:name="P2337" style:family="paragraph" style:parent-style-name="Standard">
      <style:paragraph-properties fo:text-align="start" style:justify-single-word="false">
        <style:drop-cap/>
      </style:paragraph-properties>
    </style:style>
    <style:style style:name="P2338" style:family="paragraph" style:parent-style-name="Standard">
      <style:paragraph-properties fo:text-align="start" style:justify-single-word="false">
        <style:drop-cap/>
      </style:paragraph-properties>
    </style:style>
    <style:style style:name="P2339" style:family="paragraph" style:parent-style-name="Standard">
      <style:paragraph-properties fo:text-align="start" style:justify-single-word="false">
        <style:drop-cap/>
      </style:paragraph-properties>
    </style:style>
    <style:style style:name="P2340" style:family="paragraph" style:parent-style-name="Standard">
      <style:paragraph-properties fo:text-align="start" style:justify-single-word="false">
        <style:drop-cap/>
      </style:paragraph-properties>
    </style:style>
    <style:style style:name="P2341" style:family="paragraph" style:parent-style-name="Standard">
      <style:paragraph-properties fo:text-align="start" style:justify-single-word="false">
        <style:drop-cap/>
      </style:paragraph-properties>
    </style:style>
    <style:style style:name="P2342" style:family="paragraph" style:parent-style-name="Standard">
      <style:paragraph-properties fo:text-align="start" style:justify-single-word="false">
        <style:drop-cap/>
      </style:paragraph-properties>
    </style:style>
    <style:style style:name="P2343" style:family="paragraph" style:parent-style-name="Standard">
      <style:paragraph-properties fo:text-align="start" style:justify-single-word="false">
        <style:drop-cap/>
      </style:paragraph-properties>
    </style:style>
    <style:style style:name="P2344" style:family="paragraph" style:parent-style-name="Standard">
      <style:paragraph-properties fo:text-align="start" style:justify-single-word="false">
        <style:drop-cap/>
      </style:paragraph-properties>
    </style:style>
    <style:style style:name="P2345" style:family="paragraph" style:parent-style-name="Standard">
      <style:paragraph-properties fo:text-align="start" style:justify-single-word="false">
        <style:drop-cap/>
      </style:paragraph-properties>
    </style:style>
    <style:style style:name="P2346" style:family="paragraph" style:parent-style-name="Standard">
      <style:paragraph-properties fo:text-align="start" style:justify-single-word="false">
        <style:drop-cap/>
      </style:paragraph-properties>
    </style:style>
    <style:style style:name="P2347" style:family="paragraph" style:parent-style-name="Standard">
      <style:paragraph-properties fo:text-align="start" style:justify-single-word="false">
        <style:drop-cap/>
      </style:paragraph-properties>
    </style:style>
    <style:style style:name="P2348" style:family="paragraph" style:parent-style-name="Standard">
      <style:paragraph-properties fo:text-align="start" style:justify-single-word="false">
        <style:drop-cap/>
      </style:paragraph-properties>
    </style:style>
    <style:style style:name="P2349" style:family="paragraph" style:parent-style-name="Standard">
      <style:paragraph-properties fo:text-align="start" style:justify-single-word="false">
        <style:drop-cap/>
      </style:paragraph-properties>
    </style:style>
    <style:style style:name="P2350" style:family="paragraph" style:parent-style-name="Standard">
      <style:paragraph-properties fo:text-align="start" style:justify-single-word="false">
        <style:drop-cap/>
      </style:paragraph-properties>
    </style:style>
    <style:style style:name="P2351" style:family="paragraph" style:parent-style-name="Standard">
      <style:paragraph-properties fo:text-align="start" style:justify-single-word="false">
        <style:drop-cap/>
      </style:paragraph-properties>
    </style:style>
    <style:style style:name="P2352" style:family="paragraph" style:parent-style-name="Standard">
      <style:paragraph-properties fo:text-align="start" style:justify-single-word="false">
        <style:drop-cap/>
      </style:paragraph-properties>
    </style:style>
    <style:style style:name="P2353" style:family="paragraph" style:parent-style-name="Standard">
      <style:paragraph-properties fo:text-align="start" style:justify-single-word="false">
        <style:drop-cap/>
      </style:paragraph-properties>
    </style:style>
    <style:style style:name="P2354" style:family="paragraph" style:parent-style-name="Standard">
      <style:paragraph-properties fo:text-align="start" style:justify-single-word="false">
        <style:drop-cap/>
      </style:paragraph-properties>
    </style:style>
    <style:style style:name="P2355" style:family="paragraph" style:parent-style-name="Standard">
      <style:paragraph-properties fo:text-align="start" style:justify-single-word="false">
        <style:drop-cap/>
      </style:paragraph-properties>
    </style:style>
    <style:style style:name="P2356" style:family="paragraph" style:parent-style-name="Standard">
      <style:paragraph-properties fo:text-align="start" style:justify-single-word="false">
        <style:drop-cap/>
      </style:paragraph-properties>
    </style:style>
    <style:style style:name="P2357" style:family="paragraph" style:parent-style-name="Standard">
      <style:paragraph-properties fo:text-align="start" style:justify-single-word="false">
        <style:drop-cap/>
      </style:paragraph-properties>
    </style:style>
    <style:style style:name="P2358" style:family="paragraph" style:parent-style-name="Standard">
      <style:paragraph-properties fo:text-align="start" style:justify-single-word="false">
        <style:drop-cap/>
      </style:paragraph-properties>
    </style:style>
    <style:style style:name="P2359" style:family="paragraph" style:parent-style-name="Standard">
      <style:paragraph-properties fo:text-align="start" style:justify-single-word="false">
        <style:drop-cap/>
      </style:paragraph-properties>
    </style:style>
    <style:style style:name="P2360" style:family="paragraph" style:parent-style-name="Standard">
      <style:paragraph-properties fo:text-align="start" style:justify-single-word="false">
        <style:drop-cap/>
      </style:paragraph-properties>
    </style:style>
    <style:style style:name="P2361" style:family="paragraph" style:parent-style-name="Standard">
      <style:paragraph-properties fo:text-align="start" style:justify-single-word="false">
        <style:drop-cap/>
      </style:paragraph-properties>
    </style:style>
    <style:style style:name="P2362" style:family="paragraph" style:parent-style-name="Standard">
      <style:paragraph-properties fo:text-align="start" style:justify-single-word="false">
        <style:drop-cap/>
      </style:paragraph-properties>
    </style:style>
    <style:style style:name="P2363" style:family="paragraph" style:parent-style-name="Standard">
      <style:paragraph-properties fo:text-align="start" style:justify-single-word="false">
        <style:drop-cap/>
      </style:paragraph-properties>
    </style:style>
    <style:style style:name="P2364" style:family="paragraph" style:parent-style-name="Standard">
      <style:paragraph-properties fo:text-align="start" style:justify-single-word="false">
        <style:drop-cap/>
      </style:paragraph-properties>
    </style:style>
    <style:style style:name="P2365" style:family="paragraph" style:parent-style-name="Standard">
      <style:paragraph-properties fo:text-align="start" style:justify-single-word="false">
        <style:drop-cap/>
      </style:paragraph-properties>
    </style:style>
    <style:style style:name="P2366" style:family="paragraph" style:parent-style-name="Standard">
      <style:paragraph-properties fo:text-align="start" style:justify-single-word="false">
        <style:drop-cap/>
      </style:paragraph-properties>
    </style:style>
    <style:style style:name="P2367" style:family="paragraph" style:parent-style-name="Standard">
      <style:paragraph-properties fo:text-align="start" style:justify-single-word="false">
        <style:drop-cap/>
      </style:paragraph-properties>
    </style:style>
    <style:style style:name="P2368" style:family="paragraph" style:parent-style-name="Standard">
      <style:paragraph-properties fo:text-align="start" style:justify-single-word="false">
        <style:drop-cap/>
      </style:paragraph-properties>
    </style:style>
    <style:style style:name="P2369" style:family="paragraph" style:parent-style-name="Standard">
      <style:paragraph-properties fo:text-align="start" style:justify-single-word="false">
        <style:drop-cap/>
      </style:paragraph-properties>
    </style:style>
    <style:style style:name="P2370" style:family="paragraph" style:parent-style-name="Standard">
      <style:paragraph-properties fo:text-align="start" style:justify-single-word="false">
        <style:drop-cap/>
      </style:paragraph-properties>
    </style:style>
    <style:style style:name="P2371" style:family="paragraph" style:parent-style-name="Standard">
      <style:paragraph-properties fo:text-align="start" style:justify-single-word="false">
        <style:drop-cap/>
      </style:paragraph-properties>
    </style:style>
    <style:style style:name="P2372" style:family="paragraph" style:parent-style-name="Standard">
      <style:paragraph-properties fo:text-align="start" style:justify-single-word="false">
        <style:drop-cap/>
      </style:paragraph-properties>
    </style:style>
    <style:style style:name="P2373" style:family="paragraph" style:parent-style-name="Standard">
      <style:paragraph-properties fo:text-align="start" style:justify-single-word="false">
        <style:drop-cap/>
      </style:paragraph-properties>
    </style:style>
    <style:style style:name="P2374" style:family="paragraph" style:parent-style-name="Standard">
      <style:paragraph-properties fo:text-align="start" style:justify-single-word="false">
        <style:drop-cap/>
      </style:paragraph-properties>
    </style:style>
    <style:style style:name="P2375" style:family="paragraph" style:parent-style-name="Standard">
      <style:paragraph-properties fo:text-align="start" style:justify-single-word="false">
        <style:drop-cap/>
      </style:paragraph-properties>
    </style:style>
    <style:style style:name="P2376" style:family="paragraph" style:parent-style-name="Standard">
      <style:paragraph-properties fo:text-align="start" style:justify-single-word="false">
        <style:drop-cap/>
      </style:paragraph-properties>
    </style:style>
    <style:style style:name="P2377" style:family="paragraph" style:parent-style-name="Standard">
      <style:paragraph-properties fo:text-align="start" style:justify-single-word="false">
        <style:drop-cap/>
      </style:paragraph-properties>
    </style:style>
    <style:style style:name="P2378" style:family="paragraph" style:parent-style-name="Standard">
      <style:paragraph-properties fo:text-align="start" style:justify-single-word="false">
        <style:drop-cap/>
      </style:paragraph-properties>
    </style:style>
    <style:style style:name="P2379" style:family="paragraph" style:parent-style-name="Standard">
      <style:paragraph-properties fo:text-align="start" style:justify-single-word="false">
        <style:drop-cap/>
      </style:paragraph-properties>
    </style:style>
    <style:style style:name="P2380" style:family="paragraph" style:parent-style-name="Standard">
      <style:paragraph-properties fo:text-align="start" style:justify-single-word="false">
        <style:drop-cap/>
      </style:paragraph-properties>
    </style:style>
    <style:style style:name="P2381" style:family="paragraph" style:parent-style-name="Standard">
      <style:paragraph-properties fo:text-align="start" style:justify-single-word="false">
        <style:drop-cap/>
      </style:paragraph-properties>
    </style:style>
    <style:style style:name="P2382" style:family="paragraph" style:parent-style-name="Standard">
      <style:paragraph-properties fo:text-align="start" style:justify-single-word="false">
        <style:drop-cap/>
      </style:paragraph-properties>
    </style:style>
    <style:style style:name="P2383" style:family="paragraph" style:parent-style-name="Standard">
      <style:paragraph-properties fo:text-align="start" style:justify-single-word="false">
        <style:drop-cap/>
      </style:paragraph-properties>
    </style:style>
    <style:style style:name="P2384" style:family="paragraph" style:parent-style-name="Standard">
      <style:paragraph-properties fo:text-align="start" style:justify-single-word="false">
        <style:drop-cap/>
      </style:paragraph-properties>
    </style:style>
    <style:style style:name="P2385" style:family="paragraph" style:parent-style-name="Standard">
      <style:paragraph-properties fo:text-align="start" style:justify-single-word="false">
        <style:drop-cap/>
      </style:paragraph-properties>
    </style:style>
    <style:style style:name="P2386" style:family="paragraph" style:parent-style-name="Standard">
      <style:paragraph-properties fo:text-align="start" style:justify-single-word="false">
        <style:drop-cap/>
      </style:paragraph-properties>
    </style:style>
    <style:style style:name="P2387" style:family="paragraph" style:parent-style-name="Standard">
      <style:paragraph-properties fo:text-align="start" style:justify-single-word="false">
        <style:drop-cap/>
      </style:paragraph-properties>
    </style:style>
    <style:style style:name="P2388" style:family="paragraph" style:parent-style-name="Standard">
      <style:paragraph-properties fo:text-align="start" style:justify-single-word="false">
        <style:drop-cap/>
      </style:paragraph-properties>
    </style:style>
    <style:style style:name="P2389" style:family="paragraph" style:parent-style-name="Standard">
      <style:paragraph-properties fo:text-align="start" style:justify-single-word="false">
        <style:drop-cap/>
      </style:paragraph-properties>
    </style:style>
    <style:style style:name="P2390" style:family="paragraph" style:parent-style-name="Standard">
      <style:paragraph-properties fo:text-align="start" style:justify-single-word="false">
        <style:drop-cap/>
      </style:paragraph-properties>
    </style:style>
    <style:style style:name="P2391" style:family="paragraph" style:parent-style-name="Standard">
      <style:paragraph-properties fo:text-align="start" style:justify-single-word="false">
        <style:drop-cap/>
      </style:paragraph-properties>
    </style:style>
    <style:style style:name="P2392" style:family="paragraph" style:parent-style-name="Standard">
      <style:paragraph-properties fo:text-align="start" style:justify-single-word="false">
        <style:drop-cap/>
      </style:paragraph-properties>
    </style:style>
    <style:style style:name="P2393" style:family="paragraph" style:parent-style-name="Standard">
      <style:paragraph-properties fo:text-align="start" style:justify-single-word="false">
        <style:drop-cap/>
      </style:paragraph-properties>
    </style:style>
    <style:style style:name="P2394" style:family="paragraph" style:parent-style-name="Standard">
      <style:paragraph-properties fo:text-align="start" style:justify-single-word="false">
        <style:drop-cap/>
      </style:paragraph-properties>
    </style:style>
    <style:style style:name="P2395" style:family="paragraph" style:parent-style-name="Standard">
      <style:paragraph-properties fo:text-align="start" style:justify-single-word="false">
        <style:drop-cap/>
      </style:paragraph-properties>
    </style:style>
    <style:style style:name="P2396" style:family="paragraph" style:parent-style-name="Standard">
      <style:paragraph-properties fo:text-align="start" style:justify-single-word="false">
        <style:drop-cap/>
      </style:paragraph-properties>
    </style:style>
    <style:style style:name="P2397" style:family="paragraph" style:parent-style-name="Standard">
      <style:paragraph-properties fo:text-align="start" style:justify-single-word="false">
        <style:drop-cap/>
      </style:paragraph-properties>
    </style:style>
    <style:style style:name="P2398" style:family="paragraph" style:parent-style-name="Standard">
      <style:paragraph-properties fo:text-align="start" style:justify-single-word="false">
        <style:drop-cap/>
      </style:paragraph-properties>
    </style:style>
    <style:style style:name="P2399" style:family="paragraph" style:parent-style-name="Standard">
      <style:paragraph-properties fo:text-align="start" style:justify-single-word="false">
        <style:drop-cap/>
      </style:paragraph-properties>
    </style:style>
    <style:style style:name="P2400" style:family="paragraph" style:parent-style-name="Standard">
      <style:paragraph-properties fo:text-align="start" style:justify-single-word="false">
        <style:drop-cap/>
      </style:paragraph-properties>
    </style:style>
    <style:style style:name="P2401" style:family="paragraph" style:parent-style-name="Standard">
      <style:paragraph-properties fo:text-align="start" style:justify-single-word="false">
        <style:drop-cap/>
      </style:paragraph-properties>
    </style:style>
    <style:style style:name="P2402" style:family="paragraph" style:parent-style-name="Standard">
      <style:paragraph-properties fo:text-align="start" style:justify-single-word="false">
        <style:drop-cap/>
      </style:paragraph-properties>
    </style:style>
    <style:style style:name="P2403" style:family="paragraph" style:parent-style-name="Standard">
      <style:paragraph-properties fo:text-align="start" style:justify-single-word="false">
        <style:drop-cap/>
      </style:paragraph-properties>
    </style:style>
    <style:style style:name="P2404" style:family="paragraph" style:parent-style-name="Standard">
      <style:paragraph-properties fo:text-align="start" style:justify-single-word="false">
        <style:drop-cap/>
      </style:paragraph-properties>
    </style:style>
    <style:style style:name="P2405" style:family="paragraph" style:parent-style-name="Standard">
      <style:paragraph-properties fo:text-align="start" style:justify-single-word="false">
        <style:drop-cap/>
      </style:paragraph-properties>
    </style:style>
    <style:style style:name="P2406" style:family="paragraph" style:parent-style-name="Standard">
      <style:paragraph-properties fo:text-align="start" style:justify-single-word="false">
        <style:drop-cap/>
      </style:paragraph-properties>
    </style:style>
    <style:style style:name="P2407" style:family="paragraph" style:parent-style-name="Standard">
      <style:paragraph-properties fo:text-align="start" style:justify-single-word="false">
        <style:drop-cap/>
      </style:paragraph-properties>
    </style:style>
    <style:style style:name="P2408" style:family="paragraph" style:parent-style-name="Standard">
      <style:paragraph-properties fo:text-align="start" style:justify-single-word="false">
        <style:drop-cap/>
      </style:paragraph-properties>
    </style:style>
    <style:style style:name="P2409" style:family="paragraph" style:parent-style-name="Standard">
      <style:paragraph-properties fo:text-align="start" style:justify-single-word="false">
        <style:drop-cap/>
      </style:paragraph-properties>
    </style:style>
    <style:style style:name="P2410" style:family="paragraph" style:parent-style-name="Standard">
      <style:paragraph-properties fo:text-align="start" style:justify-single-word="false">
        <style:drop-cap/>
      </style:paragraph-properties>
    </style:style>
    <style:style style:name="P2411" style:family="paragraph" style:parent-style-name="Standard">
      <style:paragraph-properties fo:text-align="start" style:justify-single-word="false">
        <style:drop-cap/>
      </style:paragraph-properties>
    </style:style>
    <style:style style:name="P2412" style:family="paragraph" style:parent-style-name="Standard">
      <style:paragraph-properties fo:text-align="start" style:justify-single-word="false">
        <style:drop-cap/>
      </style:paragraph-properties>
    </style:style>
    <style:style style:name="P2413" style:family="paragraph" style:parent-style-name="Standard">
      <style:paragraph-properties fo:text-align="start" style:justify-single-word="false">
        <style:drop-cap/>
      </style:paragraph-properties>
    </style:style>
    <style:style style:name="P2414" style:family="paragraph" style:parent-style-name="Standard">
      <style:paragraph-properties fo:text-align="start" style:justify-single-word="false">
        <style:drop-cap/>
      </style:paragraph-properties>
    </style:style>
    <style:style style:name="P2415" style:family="paragraph" style:parent-style-name="Standard">
      <style:paragraph-properties fo:text-align="start" style:justify-single-word="false">
        <style:drop-cap/>
      </style:paragraph-properties>
    </style:style>
    <style:style style:name="P2416" style:family="paragraph" style:parent-style-name="Standard">
      <style:paragraph-properties fo:text-align="start" style:justify-single-word="false">
        <style:drop-cap/>
      </style:paragraph-properties>
    </style:style>
    <style:style style:name="P2417" style:family="paragraph" style:parent-style-name="Standard">
      <style:paragraph-properties fo:text-align="start" style:justify-single-word="false">
        <style:drop-cap/>
      </style:paragraph-properties>
    </style:style>
    <style:style style:name="P2418" style:family="paragraph" style:parent-style-name="Standard">
      <style:paragraph-properties fo:text-align="start" style:justify-single-word="false">
        <style:drop-cap/>
      </style:paragraph-properties>
    </style:style>
    <style:style style:name="P2419" style:family="paragraph" style:parent-style-name="Standard">
      <style:paragraph-properties fo:text-align="start" style:justify-single-word="false">
        <style:drop-cap/>
      </style:paragraph-properties>
    </style:style>
    <style:style style:name="P2420" style:family="paragraph" style:parent-style-name="Standard">
      <style:paragraph-properties fo:text-align="start" style:justify-single-word="false">
        <style:drop-cap/>
      </style:paragraph-properties>
    </style:style>
    <style:style style:name="P2421" style:family="paragraph" style:parent-style-name="Standard">
      <style:paragraph-properties fo:text-align="start" style:justify-single-word="false">
        <style:drop-cap/>
      </style:paragraph-properties>
    </style:style>
    <style:style style:name="P2422" style:family="paragraph" style:parent-style-name="Standard">
      <style:paragraph-properties fo:text-align="start" style:justify-single-word="false">
        <style:drop-cap/>
      </style:paragraph-properties>
    </style:style>
    <style:style style:name="P2423" style:family="paragraph" style:parent-style-name="Standard">
      <style:paragraph-properties fo:text-align="start" style:justify-single-word="false">
        <style:drop-cap/>
      </style:paragraph-properties>
    </style:style>
    <style:style style:name="P2424" style:family="paragraph" style:parent-style-name="Standard">
      <style:paragraph-properties fo:text-align="start" style:justify-single-word="false">
        <style:drop-cap/>
      </style:paragraph-properties>
    </style:style>
    <style:style style:name="P2425" style:family="paragraph" style:parent-style-name="Standard">
      <style:paragraph-properties fo:text-align="start" style:justify-single-word="false">
        <style:drop-cap/>
      </style:paragraph-properties>
    </style:style>
    <style:style style:name="P2426" style:family="paragraph" style:parent-style-name="Standard">
      <style:paragraph-properties fo:text-align="start" style:justify-single-word="false">
        <style:drop-cap/>
      </style:paragraph-properties>
    </style:style>
    <style:style style:name="P2427" style:family="paragraph" style:parent-style-name="Standard">
      <style:paragraph-properties fo:text-align="start" style:justify-single-word="false">
        <style:drop-cap/>
      </style:paragraph-properties>
    </style:style>
    <style:style style:name="P2428" style:family="paragraph" style:parent-style-name="Standard">
      <style:paragraph-properties fo:text-align="start" style:justify-single-word="false">
        <style:drop-cap/>
      </style:paragraph-properties>
    </style:style>
    <style:style style:name="P2429" style:family="paragraph" style:parent-style-name="Standard">
      <style:paragraph-properties fo:text-align="start" style:justify-single-word="false">
        <style:drop-cap/>
      </style:paragraph-properties>
    </style:style>
    <style:style style:name="P2430" style:family="paragraph" style:parent-style-name="Standard">
      <style:paragraph-properties fo:text-align="start" style:justify-single-word="false">
        <style:drop-cap/>
      </style:paragraph-properties>
    </style:style>
    <style:style style:name="P2431" style:family="paragraph" style:parent-style-name="Standard">
      <style:paragraph-properties fo:text-align="start" style:justify-single-word="false">
        <style:drop-cap/>
      </style:paragraph-properties>
    </style:style>
    <style:style style:name="P2432" style:family="paragraph" style:parent-style-name="Standard">
      <style:paragraph-properties fo:text-align="start" style:justify-single-word="false">
        <style:drop-cap/>
      </style:paragraph-properties>
    </style:style>
    <style:style style:name="P2433" style:family="paragraph" style:parent-style-name="Standard">
      <style:paragraph-properties fo:text-align="start" style:justify-single-word="false">
        <style:drop-cap/>
      </style:paragraph-properties>
    </style:style>
    <style:style style:name="P2434" style:family="paragraph" style:parent-style-name="Standard">
      <style:paragraph-properties fo:text-align="start" style:justify-single-word="false">
        <style:drop-cap/>
      </style:paragraph-properties>
    </style:style>
    <style:style style:name="P2435" style:family="paragraph" style:parent-style-name="Standard">
      <style:paragraph-properties fo:text-align="start" style:justify-single-word="false">
        <style:drop-cap/>
      </style:paragraph-properties>
    </style:style>
    <style:style style:name="P2436" style:family="paragraph" style:parent-style-name="Standard">
      <style:paragraph-properties fo:text-align="start" style:justify-single-word="false">
        <style:drop-cap/>
      </style:paragraph-properties>
    </style:style>
    <style:style style:name="P2437" style:family="paragraph" style:parent-style-name="Standard">
      <style:paragraph-properties fo:text-align="start" style:justify-single-word="false">
        <style:drop-cap/>
      </style:paragraph-properties>
    </style:style>
    <style:style style:name="P2438" style:family="paragraph" style:parent-style-name="Standard">
      <style:paragraph-properties fo:text-align="start" style:justify-single-word="false">
        <style:drop-cap/>
      </style:paragraph-properties>
    </style:style>
    <style:style style:name="P2439" style:family="paragraph" style:parent-style-name="Standard">
      <style:paragraph-properties fo:text-align="start" style:justify-single-word="false">
        <style:drop-cap/>
      </style:paragraph-properties>
    </style:style>
    <style:style style:name="P2440" style:family="paragraph" style:parent-style-name="Standard">
      <style:paragraph-properties fo:text-align="start" style:justify-single-word="false">
        <style:drop-cap/>
      </style:paragraph-properties>
    </style:style>
    <style:style style:name="P2441" style:family="paragraph" style:parent-style-name="Standard">
      <style:paragraph-properties fo:text-align="start" style:justify-single-word="false">
        <style:drop-cap/>
      </style:paragraph-properties>
    </style:style>
    <style:style style:name="P2442" style:family="paragraph" style:parent-style-name="Standard">
      <style:paragraph-properties fo:text-align="start" style:justify-single-word="false">
        <style:drop-cap/>
      </style:paragraph-properties>
    </style:style>
    <style:style style:name="P2443" style:family="paragraph" style:parent-style-name="Standard">
      <style:paragraph-properties fo:text-align="start" style:justify-single-word="false">
        <style:drop-cap/>
      </style:paragraph-properties>
    </style:style>
    <style:style style:name="P2444" style:family="paragraph" style:parent-style-name="Standard">
      <style:paragraph-properties fo:text-align="start" style:justify-single-word="false">
        <style:drop-cap/>
      </style:paragraph-properties>
    </style:style>
    <style:style style:name="P2445" style:family="paragraph" style:parent-style-name="Standard">
      <style:paragraph-properties fo:text-align="start" style:justify-single-word="false">
        <style:drop-cap/>
      </style:paragraph-properties>
    </style:style>
    <style:style style:name="P2446" style:family="paragraph" style:parent-style-name="Standard">
      <style:paragraph-properties fo:text-align="start" style:justify-single-word="false">
        <style:drop-cap/>
      </style:paragraph-properties>
    </style:style>
    <style:style style:name="P2447" style:family="paragraph" style:parent-style-name="Standard">
      <style:paragraph-properties fo:text-align="start" style:justify-single-word="false">
        <style:drop-cap/>
      </style:paragraph-properties>
    </style:style>
    <style:style style:name="P2448" style:family="paragraph" style:parent-style-name="Standard">
      <style:paragraph-properties fo:text-align="start" style:justify-single-word="false">
        <style:drop-cap/>
      </style:paragraph-properties>
    </style:style>
    <style:style style:name="P2449" style:family="paragraph" style:parent-style-name="Standard">
      <style:paragraph-properties fo:text-align="start" style:justify-single-word="false">
        <style:drop-cap/>
      </style:paragraph-properties>
    </style:style>
    <style:style style:name="P2450" style:family="paragraph" style:parent-style-name="Standard">
      <style:paragraph-properties fo:text-align="start" style:justify-single-word="false">
        <style:drop-cap/>
      </style:paragraph-properties>
    </style:style>
    <style:style style:name="P2451" style:family="paragraph" style:parent-style-name="Standard">
      <style:paragraph-properties fo:text-align="start" style:justify-single-word="false">
        <style:drop-cap/>
      </style:paragraph-properties>
    </style:style>
    <style:style style:name="P2452" style:family="paragraph" style:parent-style-name="Standard">
      <style:paragraph-properties fo:text-align="start" style:justify-single-word="false">
        <style:drop-cap/>
      </style:paragraph-properties>
    </style:style>
    <style:style style:name="P2453" style:family="paragraph" style:parent-style-name="Standard">
      <style:paragraph-properties fo:text-align="start" style:justify-single-word="false">
        <style:drop-cap/>
      </style:paragraph-properties>
    </style:style>
    <style:style style:name="P2454" style:family="paragraph" style:parent-style-name="Standard">
      <style:paragraph-properties fo:text-align="start" style:justify-single-word="false">
        <style:drop-cap/>
      </style:paragraph-properties>
    </style:style>
    <style:style style:name="P2455" style:family="paragraph" style:parent-style-name="Standard">
      <style:paragraph-properties fo:text-align="start" style:justify-single-word="false">
        <style:drop-cap/>
      </style:paragraph-properties>
    </style:style>
    <style:style style:name="P2456" style:family="paragraph" style:parent-style-name="Standard">
      <style:paragraph-properties fo:text-align="start" style:justify-single-word="false">
        <style:drop-cap/>
      </style:paragraph-properties>
    </style:style>
    <style:style style:name="P2457" style:family="paragraph" style:parent-style-name="Standard">
      <style:paragraph-properties fo:text-align="start" style:justify-single-word="false">
        <style:drop-cap/>
      </style:paragraph-properties>
    </style:style>
    <style:style style:name="P2458" style:family="paragraph" style:parent-style-name="Standard">
      <style:paragraph-properties fo:text-align="start" style:justify-single-word="false">
        <style:drop-cap/>
      </style:paragraph-properties>
    </style:style>
    <style:style style:name="P2459" style:family="paragraph" style:parent-style-name="Standard">
      <style:paragraph-properties fo:text-align="start" style:justify-single-word="false">
        <style:drop-cap/>
      </style:paragraph-properties>
    </style:style>
    <style:style style:name="P2460" style:family="paragraph" style:parent-style-name="Standard">
      <style:paragraph-properties fo:text-align="start" style:justify-single-word="false">
        <style:drop-cap/>
      </style:paragraph-properties>
    </style:style>
    <style:style style:name="P2461" style:family="paragraph" style:parent-style-name="Standard">
      <style:paragraph-properties fo:text-align="start" style:justify-single-word="false">
        <style:drop-cap/>
      </style:paragraph-properties>
    </style:style>
    <style:style style:name="P2462" style:family="paragraph" style:parent-style-name="Standard">
      <style:paragraph-properties fo:text-align="start" style:justify-single-word="false">
        <style:drop-cap/>
      </style:paragraph-properties>
    </style:style>
    <style:style style:name="P2463" style:family="paragraph" style:parent-style-name="Standard">
      <style:paragraph-properties fo:text-align="start" style:justify-single-word="false">
        <style:drop-cap/>
      </style:paragraph-properties>
    </style:style>
    <style:style style:name="P2464" style:family="paragraph" style:parent-style-name="Standard">
      <style:paragraph-properties fo:text-align="start" style:justify-single-word="false">
        <style:drop-cap/>
      </style:paragraph-properties>
    </style:style>
    <style:style style:name="P2465" style:family="paragraph" style:parent-style-name="Standard">
      <style:paragraph-properties fo:text-align="start" style:justify-single-word="false">
        <style:drop-cap/>
      </style:paragraph-properties>
    </style:style>
    <style:style style:name="P2466" style:family="paragraph" style:parent-style-name="Standard">
      <style:paragraph-properties fo:text-align="start" style:justify-single-word="false">
        <style:drop-cap/>
      </style:paragraph-properties>
    </style:style>
    <style:style style:name="P2467" style:family="paragraph" style:parent-style-name="Standard">
      <style:paragraph-properties fo:text-align="start" style:justify-single-word="false">
        <style:drop-cap/>
      </style:paragraph-properties>
    </style:style>
    <style:style style:name="P2468" style:family="paragraph" style:parent-style-name="Standard">
      <style:paragraph-properties fo:text-align="start" style:justify-single-word="false">
        <style:drop-cap/>
      </style:paragraph-properties>
    </style:style>
    <style:style style:name="P2469" style:family="paragraph" style:parent-style-name="Standard">
      <style:paragraph-properties fo:text-align="start" style:justify-single-word="false">
        <style:drop-cap/>
      </style:paragraph-properties>
    </style:style>
    <style:style style:name="P2470" style:family="paragraph" style:parent-style-name="Standard">
      <style:paragraph-properties fo:text-align="start" style:justify-single-word="false">
        <style:drop-cap/>
      </style:paragraph-properties>
    </style:style>
    <style:style style:name="P2471" style:family="paragraph" style:parent-style-name="Standard">
      <style:paragraph-properties fo:text-align="start" style:justify-single-word="false">
        <style:drop-cap/>
      </style:paragraph-properties>
    </style:style>
    <style:style style:name="P2472" style:family="paragraph" style:parent-style-name="Standard">
      <style:paragraph-properties fo:text-align="start" style:justify-single-word="false">
        <style:drop-cap/>
      </style:paragraph-properties>
    </style:style>
    <style:style style:name="P2473" style:family="paragraph" style:parent-style-name="Standard">
      <style:paragraph-properties fo:text-align="start" style:justify-single-word="false">
        <style:drop-cap/>
      </style:paragraph-properties>
    </style:style>
    <style:style style:name="P2474" style:family="paragraph" style:parent-style-name="Standard">
      <style:paragraph-properties fo:text-align="start" style:justify-single-word="false">
        <style:drop-cap/>
      </style:paragraph-properties>
    </style:style>
    <style:style style:name="P2475" style:family="paragraph" style:parent-style-name="Standard">
      <style:paragraph-properties fo:text-align="start" style:justify-single-word="false">
        <style:drop-cap/>
      </style:paragraph-properties>
    </style:style>
    <style:style style:name="P2476" style:family="paragraph" style:parent-style-name="Standard">
      <style:paragraph-properties fo:text-align="start" style:justify-single-word="false">
        <style:drop-cap/>
      </style:paragraph-properties>
    </style:style>
    <style:style style:name="P2477" style:family="paragraph" style:parent-style-name="Standard">
      <style:paragraph-properties fo:text-align="start" style:justify-single-word="false">
        <style:drop-cap/>
      </style:paragraph-properties>
    </style:style>
    <style:style style:name="P2478" style:family="paragraph" style:parent-style-name="Standard">
      <style:paragraph-properties fo:text-align="start" style:justify-single-word="false">
        <style:drop-cap/>
      </style:paragraph-properties>
    </style:style>
    <style:style style:name="P2479" style:family="paragraph" style:parent-style-name="Standard">
      <style:paragraph-properties fo:text-align="start" style:justify-single-word="false">
        <style:drop-cap/>
      </style:paragraph-properties>
    </style:style>
    <style:style style:name="P2480" style:family="paragraph" style:parent-style-name="Standard">
      <style:paragraph-properties fo:text-align="start" style:justify-single-word="false">
        <style:drop-cap/>
      </style:paragraph-properties>
    </style:style>
    <style:style style:name="P2481" style:family="paragraph" style:parent-style-name="Standard">
      <style:paragraph-properties fo:text-align="start" style:justify-single-word="false">
        <style:drop-cap/>
      </style:paragraph-properties>
    </style:style>
    <style:style style:name="P2482" style:family="paragraph" style:parent-style-name="Standard">
      <style:paragraph-properties fo:text-align="start" style:justify-single-word="false">
        <style:drop-cap/>
      </style:paragraph-properties>
    </style:style>
    <style:style style:name="P2483" style:family="paragraph" style:parent-style-name="Standard">
      <style:paragraph-properties fo:text-align="start" style:justify-single-word="false">
        <style:drop-cap/>
      </style:paragraph-properties>
    </style:style>
    <style:style style:name="P2484" style:family="paragraph" style:parent-style-name="Standard">
      <style:paragraph-properties fo:text-align="start" style:justify-single-word="false">
        <style:drop-cap/>
      </style:paragraph-properties>
    </style:style>
    <style:style style:name="P2485" style:family="paragraph" style:parent-style-name="Standard">
      <style:paragraph-properties fo:text-align="start" style:justify-single-word="false">
        <style:drop-cap/>
      </style:paragraph-properties>
    </style:style>
    <style:style style:name="P2486" style:family="paragraph" style:parent-style-name="Standard">
      <style:paragraph-properties fo:text-align="start" style:justify-single-word="false">
        <style:drop-cap/>
      </style:paragraph-properties>
    </style:style>
    <style:style style:name="P2487" style:family="paragraph" style:parent-style-name="Standard">
      <style:paragraph-properties fo:text-align="start" style:justify-single-word="false">
        <style:drop-cap/>
      </style:paragraph-properties>
    </style:style>
    <style:style style:name="P2488" style:family="paragraph" style:parent-style-name="Standard">
      <style:paragraph-properties fo:text-align="start" style:justify-single-word="false">
        <style:drop-cap/>
      </style:paragraph-properties>
    </style:style>
    <style:style style:name="P2489" style:family="paragraph" style:parent-style-name="Standard">
      <style:paragraph-properties fo:text-align="start" style:justify-single-word="false">
        <style:drop-cap/>
      </style:paragraph-properties>
    </style:style>
    <style:style style:name="P2490" style:family="paragraph" style:parent-style-name="Standard">
      <style:paragraph-properties fo:text-align="start" style:justify-single-word="false">
        <style:drop-cap/>
      </style:paragraph-properties>
    </style:style>
    <style:style style:name="P2491" style:family="paragraph" style:parent-style-name="Standard">
      <style:paragraph-properties fo:text-align="start" style:justify-single-word="false">
        <style:drop-cap/>
      </style:paragraph-properties>
    </style:style>
    <style:style style:name="P2492" style:family="paragraph" style:parent-style-name="Standard">
      <style:paragraph-properties fo:text-align="start" style:justify-single-word="false">
        <style:drop-cap/>
      </style:paragraph-properties>
    </style:style>
    <style:style style:name="P2493" style:family="paragraph" style:parent-style-name="Standard">
      <style:paragraph-properties fo:text-align="start" style:justify-single-word="false">
        <style:drop-cap/>
      </style:paragraph-properties>
    </style:style>
    <style:style style:name="P2494" style:family="paragraph" style:parent-style-name="Standard">
      <style:paragraph-properties fo:text-align="start" style:justify-single-word="false">
        <style:drop-cap/>
      </style:paragraph-properties>
    </style:style>
    <style:style style:name="P2495" style:family="paragraph" style:parent-style-name="Standard">
      <style:paragraph-properties fo:text-align="start" style:justify-single-word="false">
        <style:drop-cap/>
      </style:paragraph-properties>
    </style:style>
    <style:style style:name="P2496" style:family="paragraph" style:parent-style-name="Standard">
      <style:paragraph-properties fo:text-align="start" style:justify-single-word="false">
        <style:drop-cap/>
      </style:paragraph-properties>
    </style:style>
    <style:style style:name="P2497" style:family="paragraph" style:parent-style-name="Standard">
      <style:paragraph-properties fo:text-align="start" style:justify-single-word="false">
        <style:drop-cap/>
      </style:paragraph-properties>
    </style:style>
    <style:style style:name="P2498" style:family="paragraph" style:parent-style-name="Standard">
      <style:paragraph-properties fo:text-align="start" style:justify-single-word="false">
        <style:drop-cap/>
      </style:paragraph-properties>
    </style:style>
    <style:style style:name="P2499" style:family="paragraph" style:parent-style-name="Standard">
      <style:paragraph-properties fo:text-align="start" style:justify-single-word="false">
        <style:drop-cap/>
      </style:paragraph-properties>
    </style:style>
    <style:style style:name="P2500" style:family="paragraph" style:parent-style-name="Standard">
      <style:paragraph-properties fo:text-align="start" style:justify-single-word="false">
        <style:drop-cap/>
      </style:paragraph-properties>
    </style:style>
    <style:style style:name="P2501" style:family="paragraph" style:parent-style-name="Standard">
      <style:paragraph-properties fo:text-align="start" style:justify-single-word="false">
        <style:drop-cap/>
      </style:paragraph-properties>
    </style:style>
    <style:style style:name="P2502" style:family="paragraph" style:parent-style-name="Standard">
      <style:paragraph-properties fo:text-align="start" style:justify-single-word="false">
        <style:drop-cap/>
      </style:paragraph-properties>
    </style:style>
    <style:style style:name="P2503" style:family="paragraph" style:parent-style-name="Standard">
      <style:paragraph-properties fo:text-align="start" style:justify-single-word="false">
        <style:drop-cap/>
      </style:paragraph-properties>
    </style:style>
    <style:style style:name="P2504" style:family="paragraph" style:parent-style-name="Standard">
      <style:paragraph-properties fo:text-align="start" style:justify-single-word="false">
        <style:drop-cap/>
      </style:paragraph-properties>
    </style:style>
    <style:style style:name="P2505" style:family="paragraph" style:parent-style-name="Standard">
      <style:paragraph-properties fo:text-align="start" style:justify-single-word="false">
        <style:drop-cap/>
      </style:paragraph-properties>
    </style:style>
    <style:style style:name="P2506" style:family="paragraph" style:parent-style-name="Standard">
      <style:paragraph-properties fo:text-align="start" style:justify-single-word="false">
        <style:drop-cap/>
      </style:paragraph-properties>
    </style:style>
    <style:style style:name="P2507" style:family="paragraph" style:parent-style-name="Standard">
      <style:paragraph-properties fo:text-align="start" style:justify-single-word="false">
        <style:drop-cap/>
      </style:paragraph-properties>
    </style:style>
    <style:style style:name="P2508" style:family="paragraph" style:parent-style-name="Standard">
      <style:paragraph-properties fo:text-align="start" style:justify-single-word="false">
        <style:drop-cap/>
      </style:paragraph-properties>
    </style:style>
    <style:style style:name="P2509" style:family="paragraph" style:parent-style-name="Standard">
      <style:paragraph-properties fo:text-align="start" style:justify-single-word="false">
        <style:drop-cap/>
      </style:paragraph-properties>
    </style:style>
    <style:style style:name="P2510" style:family="paragraph" style:parent-style-name="Standard">
      <style:paragraph-properties fo:text-align="start" style:justify-single-word="false">
        <style:drop-cap/>
      </style:paragraph-properties>
    </style:style>
    <style:style style:name="P2511" style:family="paragraph" style:parent-style-name="Standard">
      <style:paragraph-properties fo:text-align="start" style:justify-single-word="false">
        <style:drop-cap/>
      </style:paragraph-properties>
    </style:style>
    <style:style style:name="P2512" style:family="paragraph" style:parent-style-name="Standard">
      <style:paragraph-properties fo:text-align="start" style:justify-single-word="false">
        <style:drop-cap/>
      </style:paragraph-properties>
    </style:style>
    <style:style style:name="P2513" style:family="paragraph" style:parent-style-name="Standard">
      <style:paragraph-properties fo:text-align="start" style:justify-single-word="false">
        <style:drop-cap/>
      </style:paragraph-properties>
    </style:style>
    <style:style style:name="P2514" style:family="paragraph" style:parent-style-name="Standard">
      <style:paragraph-properties fo:text-align="start" style:justify-single-word="false">
        <style:drop-cap/>
      </style:paragraph-properties>
    </style:style>
    <style:style style:name="P2515" style:family="paragraph" style:parent-style-name="Standard">
      <style:paragraph-properties fo:text-align="start" style:justify-single-word="false">
        <style:drop-cap/>
      </style:paragraph-properties>
    </style:style>
    <style:style style:name="P2516" style:family="paragraph" style:parent-style-name="Standard">
      <style:paragraph-properties fo:text-align="start" style:justify-single-word="false">
        <style:drop-cap/>
      </style:paragraph-properties>
    </style:style>
    <style:style style:name="P2517" style:family="paragraph" style:parent-style-name="Standard">
      <style:paragraph-properties fo:text-align="start" style:justify-single-word="false">
        <style:drop-cap/>
      </style:paragraph-properties>
    </style:style>
    <style:style style:name="P2518" style:family="paragraph" style:parent-style-name="Standard">
      <style:paragraph-properties fo:text-align="start" style:justify-single-word="false">
        <style:drop-cap/>
      </style:paragraph-properties>
    </style:style>
    <style:style style:name="P2519" style:family="paragraph" style:parent-style-name="Standard">
      <style:paragraph-properties fo:text-align="start" style:justify-single-word="false">
        <style:drop-cap/>
      </style:paragraph-properties>
    </style:style>
    <style:style style:name="P2520" style:family="paragraph" style:parent-style-name="Standard">
      <style:paragraph-properties fo:text-align="start" style:justify-single-word="false">
        <style:drop-cap/>
      </style:paragraph-properties>
    </style:style>
    <style:style style:name="P2521" style:family="paragraph" style:parent-style-name="Standard">
      <style:paragraph-properties fo:text-align="start" style:justify-single-word="false">
        <style:drop-cap/>
      </style:paragraph-properties>
    </style:style>
    <style:style style:name="P2522" style:family="paragraph" style:parent-style-name="Standard">
      <style:paragraph-properties fo:text-align="start" style:justify-single-word="false">
        <style:drop-cap/>
      </style:paragraph-properties>
    </style:style>
    <style:style style:name="P2523" style:family="paragraph" style:parent-style-name="Standard">
      <style:paragraph-properties fo:text-align="start" style:justify-single-word="false">
        <style:drop-cap/>
      </style:paragraph-properties>
    </style:style>
    <style:style style:name="P2524" style:family="paragraph" style:parent-style-name="Standard">
      <style:paragraph-properties fo:text-align="start" style:justify-single-word="false">
        <style:drop-cap/>
      </style:paragraph-properties>
    </style:style>
    <style:style style:name="P2525" style:family="paragraph" style:parent-style-name="Standard">
      <style:paragraph-properties fo:text-align="start" style:justify-single-word="false">
        <style:drop-cap/>
      </style:paragraph-properties>
    </style:style>
    <style:style style:name="P2526" style:family="paragraph" style:parent-style-name="Standard">
      <style:paragraph-properties fo:text-align="start" style:justify-single-word="false">
        <style:drop-cap/>
      </style:paragraph-properties>
    </style:style>
    <style:style style:name="P2527" style:family="paragraph" style:parent-style-name="Standard">
      <style:paragraph-properties fo:text-align="start" style:justify-single-word="false">
        <style:drop-cap/>
      </style:paragraph-properties>
    </style:style>
    <style:style style:name="P2528" style:family="paragraph" style:parent-style-name="Standard">
      <style:paragraph-properties fo:text-align="start" style:justify-single-word="false">
        <style:drop-cap/>
      </style:paragraph-properties>
    </style:style>
    <style:style style:name="P2529" style:family="paragraph" style:parent-style-name="Standard">
      <style:paragraph-properties fo:text-align="start" style:justify-single-word="false">
        <style:drop-cap/>
      </style:paragraph-properties>
    </style:style>
    <style:style style:name="P2530" style:family="paragraph" style:parent-style-name="Standard">
      <style:paragraph-properties fo:text-align="start" style:justify-single-word="false">
        <style:drop-cap/>
      </style:paragraph-properties>
    </style:style>
    <style:style style:name="P2531" style:family="paragraph" style:parent-style-name="Standard">
      <style:paragraph-properties fo:text-align="start" style:justify-single-word="false">
        <style:drop-cap/>
      </style:paragraph-properties>
    </style:style>
    <style:style style:name="P2532" style:family="paragraph" style:parent-style-name="Standard">
      <style:paragraph-properties fo:text-align="start" style:justify-single-word="false">
        <style:drop-cap/>
      </style:paragraph-properties>
    </style:style>
    <style:style style:name="P2533" style:family="paragraph" style:parent-style-name="Standard">
      <style:paragraph-properties fo:text-align="start" style:justify-single-word="false">
        <style:drop-cap/>
      </style:paragraph-properties>
    </style:style>
    <style:style style:name="P2534" style:family="paragraph" style:parent-style-name="Standard">
      <style:paragraph-properties fo:text-align="start" style:justify-single-word="false">
        <style:drop-cap/>
      </style:paragraph-properties>
    </style:style>
    <style:style style:name="P2535" style:family="paragraph" style:parent-style-name="Standard">
      <style:paragraph-properties fo:text-align="start" style:justify-single-word="false">
        <style:drop-cap/>
      </style:paragraph-properties>
    </style:style>
    <style:style style:name="P2536" style:family="paragraph" style:parent-style-name="Standard">
      <style:paragraph-properties fo:text-align="start" style:justify-single-word="false">
        <style:drop-cap/>
      </style:paragraph-properties>
    </style:style>
    <style:style style:name="P2537" style:family="paragraph" style:parent-style-name="Standard">
      <style:paragraph-properties fo:text-align="start" style:justify-single-word="false">
        <style:drop-cap/>
      </style:paragraph-properties>
    </style:style>
    <style:style style:name="P2538" style:family="paragraph" style:parent-style-name="Standard">
      <style:paragraph-properties fo:text-align="start" style:justify-single-word="false">
        <style:drop-cap/>
      </style:paragraph-properties>
    </style:style>
    <style:style style:name="P2539" style:family="paragraph" style:parent-style-name="Standard">
      <style:paragraph-properties fo:text-align="start" style:justify-single-word="false">
        <style:drop-cap/>
      </style:paragraph-properties>
    </style:style>
    <style:style style:name="P2540" style:family="paragraph" style:parent-style-name="Standard">
      <style:paragraph-properties fo:text-align="start" style:justify-single-word="false">
        <style:drop-cap/>
      </style:paragraph-properties>
    </style:style>
    <style:style style:name="P2541" style:family="paragraph" style:parent-style-name="Standard">
      <style:paragraph-properties fo:text-align="start" style:justify-single-word="false">
        <style:drop-cap/>
      </style:paragraph-properties>
    </style:style>
    <style:style style:name="P2542" style:family="paragraph" style:parent-style-name="Standard">
      <style:paragraph-properties fo:text-align="start" style:justify-single-word="false">
        <style:drop-cap/>
      </style:paragraph-properties>
    </style:style>
    <style:style style:name="P2543" style:family="paragraph" style:parent-style-name="Standard">
      <style:paragraph-properties fo:text-align="start" style:justify-single-word="false">
        <style:drop-cap/>
      </style:paragraph-properties>
    </style:style>
    <style:style style:name="P2544" style:family="paragraph" style:parent-style-name="Standard">
      <style:paragraph-properties fo:text-align="start" style:justify-single-word="false">
        <style:drop-cap/>
      </style:paragraph-properties>
    </style:style>
    <style:style style:name="P2545" style:family="paragraph" style:parent-style-name="Standard">
      <style:paragraph-properties fo:text-align="start" style:justify-single-word="false">
        <style:drop-cap/>
      </style:paragraph-properties>
    </style:style>
    <style:style style:name="P2546" style:family="paragraph" style:parent-style-name="Standard">
      <style:paragraph-properties fo:text-align="start" style:justify-single-word="false">
        <style:drop-cap/>
      </style:paragraph-properties>
    </style:style>
    <style:style style:name="P2547" style:family="paragraph" style:parent-style-name="Standard">
      <style:paragraph-properties fo:text-align="start" style:justify-single-word="false">
        <style:drop-cap/>
      </style:paragraph-properties>
    </style:style>
    <style:style style:name="P2548" style:family="paragraph" style:parent-style-name="Standard">
      <style:paragraph-properties fo:text-align="start" style:justify-single-word="false">
        <style:drop-cap/>
      </style:paragraph-properties>
    </style:style>
    <style:style style:name="P2549" style:family="paragraph" style:parent-style-name="Standard">
      <style:paragraph-properties fo:text-align="start" style:justify-single-word="false">
        <style:drop-cap/>
      </style:paragraph-properties>
    </style:style>
    <style:style style:name="P2550" style:family="paragraph" style:parent-style-name="Standard">
      <style:paragraph-properties fo:text-align="start" style:justify-single-word="false">
        <style:drop-cap/>
      </style:paragraph-properties>
    </style:style>
    <style:style style:name="P2551" style:family="paragraph" style:parent-style-name="Standard">
      <style:paragraph-properties fo:text-align="start" style:justify-single-word="false">
        <style:drop-cap/>
      </style:paragraph-properties>
    </style:style>
    <style:style style:name="P2552" style:family="paragraph" style:parent-style-name="Standard">
      <style:paragraph-properties fo:text-align="start" style:justify-single-word="false">
        <style:drop-cap/>
      </style:paragraph-properties>
    </style:style>
    <style:style style:name="P2553" style:family="paragraph" style:parent-style-name="Standard">
      <style:paragraph-properties fo:text-align="start" style:justify-single-word="false">
        <style:drop-cap/>
      </style:paragraph-properties>
    </style:style>
    <style:style style:name="P2554" style:family="paragraph" style:parent-style-name="Standard">
      <style:paragraph-properties fo:text-align="start" style:justify-single-word="false">
        <style:drop-cap/>
      </style:paragraph-properties>
    </style:style>
    <style:style style:name="P2555" style:family="paragraph" style:parent-style-name="Standard">
      <style:paragraph-properties fo:text-align="start" style:justify-single-word="false">
        <style:drop-cap/>
      </style:paragraph-properties>
    </style:style>
    <style:style style:name="P2556" style:family="paragraph" style:parent-style-name="Standard">
      <style:paragraph-properties fo:text-align="start" style:justify-single-word="false">
        <style:drop-cap/>
      </style:paragraph-properties>
    </style:style>
    <style:style style:name="P2557" style:family="paragraph" style:parent-style-name="Standard">
      <style:paragraph-properties fo:text-align="start" style:justify-single-word="false">
        <style:drop-cap/>
      </style:paragraph-properties>
    </style:style>
    <style:style style:name="P2558" style:family="paragraph" style:parent-style-name="Standard">
      <style:paragraph-properties fo:text-align="start" style:justify-single-word="false">
        <style:drop-cap/>
      </style:paragraph-properties>
    </style:style>
    <style:style style:name="P2559" style:family="paragraph" style:parent-style-name="Standard">
      <style:paragraph-properties fo:text-align="start" style:justify-single-word="false">
        <style:drop-cap/>
      </style:paragraph-properties>
    </style:style>
    <style:style style:name="P2560" style:family="paragraph" style:parent-style-name="Standard">
      <style:paragraph-properties fo:text-align="start" style:justify-single-word="false">
        <style:drop-cap/>
      </style:paragraph-properties>
    </style:style>
    <style:style style:name="P2561" style:family="paragraph" style:parent-style-name="Standard">
      <style:paragraph-properties fo:text-align="start" style:justify-single-word="false">
        <style:drop-cap/>
      </style:paragraph-properties>
    </style:style>
    <style:style style:name="P2562" style:family="paragraph" style:parent-style-name="Standard">
      <style:paragraph-properties fo:text-align="start" style:justify-single-word="false">
        <style:drop-cap/>
      </style:paragraph-properties>
    </style:style>
    <style:style style:name="P2563" style:family="paragraph" style:parent-style-name="Standard">
      <style:paragraph-properties fo:text-align="start" style:justify-single-word="false">
        <style:drop-cap/>
      </style:paragraph-properties>
    </style:style>
    <style:style style:name="P2564" style:family="paragraph" style:parent-style-name="Standard">
      <style:paragraph-properties fo:text-align="start" style:justify-single-word="false">
        <style:drop-cap/>
      </style:paragraph-properties>
    </style:style>
    <style:style style:name="P2565" style:family="paragraph" style:parent-style-name="Standard">
      <style:paragraph-properties fo:text-align="start" style:justify-single-word="false">
        <style:drop-cap/>
      </style:paragraph-properties>
    </style:style>
    <style:style style:name="P2566" style:family="paragraph" style:parent-style-name="Standard">
      <style:paragraph-properties fo:text-align="start" style:justify-single-word="false">
        <style:drop-cap/>
      </style:paragraph-properties>
    </style:style>
    <style:style style:name="P2567" style:family="paragraph" style:parent-style-name="Standard">
      <style:paragraph-properties fo:text-align="start" style:justify-single-word="false">
        <style:drop-cap/>
      </style:paragraph-properties>
    </style:style>
    <style:style style:name="P2568" style:family="paragraph" style:parent-style-name="Standard">
      <style:paragraph-properties fo:text-align="start" style:justify-single-word="false">
        <style:drop-cap/>
      </style:paragraph-properties>
    </style:style>
    <style:style style:name="P2569" style:family="paragraph" style:parent-style-name="Standard">
      <style:paragraph-properties fo:text-align="start" style:justify-single-word="false">
        <style:drop-cap/>
      </style:paragraph-properties>
    </style:style>
    <style:style style:name="P2570" style:family="paragraph" style:parent-style-name="Standard">
      <style:paragraph-properties fo:text-align="start" style:justify-single-word="false">
        <style:drop-cap/>
      </style:paragraph-properties>
    </style:style>
    <style:style style:name="P2571" style:family="paragraph" style:parent-style-name="Standard">
      <style:paragraph-properties fo:text-align="start" style:justify-single-word="false">
        <style:drop-cap/>
      </style:paragraph-properties>
    </style:style>
    <style:style style:name="P2572" style:family="paragraph" style:parent-style-name="Standard">
      <style:paragraph-properties fo:text-align="start" style:justify-single-word="false">
        <style:drop-cap/>
      </style:paragraph-properties>
    </style:style>
    <style:style style:name="P2573" style:family="paragraph" style:parent-style-name="Standard">
      <style:paragraph-properties fo:text-align="start" style:justify-single-word="false">
        <style:drop-cap/>
      </style:paragraph-properties>
    </style:style>
    <style:style style:name="P2574" style:family="paragraph" style:parent-style-name="Standard">
      <style:paragraph-properties fo:text-align="start" style:justify-single-word="false">
        <style:drop-cap/>
      </style:paragraph-properties>
    </style:style>
    <style:style style:name="P2575" style:family="paragraph" style:parent-style-name="Standard">
      <style:paragraph-properties fo:text-align="start" style:justify-single-word="false">
        <style:drop-cap/>
      </style:paragraph-properties>
    </style:style>
    <style:style style:name="P2576" style:family="paragraph" style:parent-style-name="Standard">
      <style:paragraph-properties fo:text-align="start" style:justify-single-word="false">
        <style:drop-cap/>
      </style:paragraph-properties>
    </style:style>
    <style:style style:name="P2577" style:family="paragraph" style:parent-style-name="Standard">
      <style:paragraph-properties fo:text-align="start" style:justify-single-word="false">
        <style:drop-cap/>
      </style:paragraph-properties>
    </style:style>
    <style:style style:name="P2578" style:family="paragraph" style:parent-style-name="Standard">
      <style:paragraph-properties fo:text-align="start" style:justify-single-word="false">
        <style:drop-cap/>
      </style:paragraph-properties>
    </style:style>
    <style:style style:name="P2579" style:family="paragraph" style:parent-style-name="Standard">
      <style:paragraph-properties fo:text-align="start" style:justify-single-word="false">
        <style:drop-cap/>
      </style:paragraph-properties>
    </style:style>
    <style:style style:name="P2580" style:family="paragraph" style:parent-style-name="Standard">
      <style:paragraph-properties fo:text-align="start" style:justify-single-word="false">
        <style:drop-cap/>
      </style:paragraph-properties>
    </style:style>
    <style:style style:name="P2581" style:family="paragraph" style:parent-style-name="Standard">
      <style:paragraph-properties fo:text-align="start" style:justify-single-word="false">
        <style:drop-cap/>
      </style:paragraph-properties>
    </style:style>
    <style:style style:name="P2582" style:family="paragraph" style:parent-style-name="Standard">
      <style:paragraph-properties fo:text-align="start" style:justify-single-word="false">
        <style:drop-cap/>
      </style:paragraph-properties>
    </style:style>
    <style:style style:name="P2583" style:family="paragraph" style:parent-style-name="Standard">
      <style:paragraph-properties fo:text-align="start" style:justify-single-word="false">
        <style:drop-cap/>
      </style:paragraph-properties>
    </style:style>
    <style:style style:name="P2584" style:family="paragraph" style:parent-style-name="Standard">
      <style:paragraph-properties fo:text-align="start" style:justify-single-word="false">
        <style:drop-cap/>
      </style:paragraph-properties>
    </style:style>
    <style:style style:name="P2585" style:family="paragraph" style:parent-style-name="Standard">
      <style:paragraph-properties fo:text-align="start" style:justify-single-word="false">
        <style:drop-cap/>
      </style:paragraph-properties>
    </style:style>
    <style:style style:name="P2586" style:family="paragraph" style:parent-style-name="Standard">
      <style:paragraph-properties fo:text-align="start" style:justify-single-word="false">
        <style:drop-cap/>
      </style:paragraph-properties>
    </style:style>
    <style:style style:name="P2587" style:family="paragraph" style:parent-style-name="Standard">
      <style:paragraph-properties fo:text-align="start" style:justify-single-word="false">
        <style:drop-cap/>
      </style:paragraph-properties>
    </style:style>
    <style:style style:name="P2588" style:family="paragraph" style:parent-style-name="Standard">
      <style:paragraph-properties fo:text-align="start" style:justify-single-word="false">
        <style:drop-cap/>
      </style:paragraph-properties>
    </style:style>
    <style:style style:name="P2589" style:family="paragraph" style:parent-style-name="Standard">
      <style:paragraph-properties fo:text-align="start" style:justify-single-word="false">
        <style:drop-cap/>
      </style:paragraph-properties>
    </style:style>
    <style:style style:name="P2590" style:family="paragraph" style:parent-style-name="Standard">
      <style:paragraph-properties fo:text-align="start" style:justify-single-word="false">
        <style:drop-cap/>
      </style:paragraph-properties>
    </style:style>
    <style:style style:name="P2591" style:family="paragraph" style:parent-style-name="Standard">
      <style:paragraph-properties fo:text-align="start" style:justify-single-word="false">
        <style:drop-cap/>
      </style:paragraph-properties>
    </style:style>
    <style:style style:name="P2592" style:family="paragraph" style:parent-style-name="Standard">
      <style:paragraph-properties fo:text-align="start" style:justify-single-word="false">
        <style:drop-cap/>
      </style:paragraph-properties>
    </style:style>
    <style:style style:name="P2593" style:family="paragraph" style:parent-style-name="Standard">
      <style:paragraph-properties fo:text-align="start" style:justify-single-word="false">
        <style:drop-cap/>
      </style:paragraph-properties>
    </style:style>
    <style:style style:name="P2594" style:family="paragraph" style:parent-style-name="Standard">
      <style:paragraph-properties fo:text-align="start" style:justify-single-word="false">
        <style:drop-cap/>
      </style:paragraph-properties>
    </style:style>
    <style:style style:name="P2595" style:family="paragraph" style:parent-style-name="Standard">
      <style:paragraph-properties fo:text-align="start" style:justify-single-word="false">
        <style:drop-cap/>
      </style:paragraph-properties>
    </style:style>
    <style:style style:name="P2596" style:family="paragraph" style:parent-style-name="Standard">
      <style:paragraph-properties fo:text-align="start" style:justify-single-word="false">
        <style:drop-cap/>
      </style:paragraph-properties>
    </style:style>
    <style:style style:name="P2597" style:family="paragraph" style:parent-style-name="Standard">
      <style:paragraph-properties fo:text-align="start" style:justify-single-word="false">
        <style:drop-cap/>
      </style:paragraph-properties>
    </style:style>
    <style:style style:name="P2598" style:family="paragraph" style:parent-style-name="Standard">
      <style:paragraph-properties fo:text-align="start" style:justify-single-word="false">
        <style:drop-cap/>
      </style:paragraph-properties>
    </style:style>
    <style:style style:name="P2599" style:family="paragraph" style:parent-style-name="Standard">
      <style:paragraph-properties fo:text-align="start" style:justify-single-word="false">
        <style:drop-cap/>
      </style:paragraph-properties>
    </style:style>
    <style:style style:name="P2600" style:family="paragraph" style:parent-style-name="Standard">
      <style:paragraph-properties fo:text-align="start" style:justify-single-word="false">
        <style:drop-cap/>
      </style:paragraph-properties>
    </style:style>
    <style:style style:name="P2601" style:family="paragraph" style:parent-style-name="Standard">
      <style:paragraph-properties fo:text-align="start" style:justify-single-word="false">
        <style:drop-cap/>
      </style:paragraph-properties>
    </style:style>
    <style:style style:name="P2602" style:family="paragraph" style:parent-style-name="Standard">
      <style:paragraph-properties fo:text-align="start" style:justify-single-word="false">
        <style:drop-cap/>
      </style:paragraph-properties>
    </style:style>
    <style:style style:name="P2603" style:family="paragraph" style:parent-style-name="Standard">
      <style:paragraph-properties fo:text-align="start" style:justify-single-word="false">
        <style:drop-cap/>
      </style:paragraph-properties>
    </style:style>
    <style:style style:name="P2604" style:family="paragraph" style:parent-style-name="Standard">
      <style:paragraph-properties fo:text-align="start" style:justify-single-word="false">
        <style:drop-cap/>
      </style:paragraph-properties>
    </style:style>
    <style:style style:name="P2605" style:family="paragraph" style:parent-style-name="Standard">
      <style:paragraph-properties fo:text-align="start" style:justify-single-word="false">
        <style:drop-cap/>
      </style:paragraph-properties>
    </style:style>
    <style:style style:name="P2606" style:family="paragraph" style:parent-style-name="Standard">
      <style:paragraph-properties fo:text-align="start" style:justify-single-word="false">
        <style:drop-cap/>
      </style:paragraph-properties>
    </style:style>
    <style:style style:name="P2607" style:family="paragraph" style:parent-style-name="Standard">
      <style:paragraph-properties fo:text-align="start" style:justify-single-word="false">
        <style:drop-cap/>
      </style:paragraph-properties>
    </style:style>
    <style:style style:name="P2608" style:family="paragraph" style:parent-style-name="Standard">
      <style:paragraph-properties fo:text-align="start" style:justify-single-word="false">
        <style:drop-cap/>
      </style:paragraph-properties>
    </style:style>
    <style:style style:name="P2609" style:family="paragraph" style:parent-style-name="Standard">
      <style:paragraph-properties fo:text-align="start" style:justify-single-word="false">
        <style:drop-cap/>
      </style:paragraph-properties>
    </style:style>
    <style:style style:name="P2610" style:family="paragraph" style:parent-style-name="Standard">
      <style:paragraph-properties fo:text-align="start" style:justify-single-word="false">
        <style:drop-cap/>
      </style:paragraph-properties>
    </style:style>
    <style:style style:name="P2611" style:family="paragraph" style:parent-style-name="Standard">
      <style:paragraph-properties fo:text-align="start" style:justify-single-word="false">
        <style:drop-cap/>
      </style:paragraph-properties>
    </style:style>
    <style:style style:name="P2612" style:family="paragraph" style:parent-style-name="Standard">
      <style:paragraph-properties fo:text-align="start" style:justify-single-word="false">
        <style:drop-cap/>
      </style:paragraph-properties>
    </style:style>
    <style:style style:name="P2613" style:family="paragraph" style:parent-style-name="Standard">
      <style:paragraph-properties fo:text-align="start" style:justify-single-word="false">
        <style:drop-cap/>
      </style:paragraph-properties>
    </style:style>
    <style:style style:name="P2614" style:family="paragraph" style:parent-style-name="Standard">
      <style:paragraph-properties fo:text-align="start" style:justify-single-word="false">
        <style:drop-cap/>
      </style:paragraph-properties>
    </style:style>
    <style:style style:name="P2615" style:family="paragraph" style:parent-style-name="Standard">
      <style:paragraph-properties fo:text-align="start" style:justify-single-word="false">
        <style:drop-cap/>
      </style:paragraph-properties>
    </style:style>
    <style:style style:name="P2616" style:family="paragraph" style:parent-style-name="Standard">
      <style:paragraph-properties fo:text-align="start" style:justify-single-word="false">
        <style:drop-cap/>
      </style:paragraph-properties>
    </style:style>
    <style:style style:name="P2617" style:family="paragraph" style:parent-style-name="Standard">
      <style:paragraph-properties fo:text-align="start" style:justify-single-word="false">
        <style:drop-cap/>
      </style:paragraph-properties>
    </style:style>
    <style:style style:name="P2618" style:family="paragraph" style:parent-style-name="Standard">
      <style:paragraph-properties fo:text-align="start" style:justify-single-word="false">
        <style:drop-cap/>
      </style:paragraph-properties>
    </style:style>
    <style:style style:name="P2619" style:family="paragraph" style:parent-style-name="Standard">
      <style:paragraph-properties fo:text-align="start" style:justify-single-word="false">
        <style:drop-cap/>
      </style:paragraph-properties>
    </style:style>
    <style:style style:name="P2620" style:family="paragraph" style:parent-style-name="Standard">
      <style:paragraph-properties fo:text-align="start" style:justify-single-word="false">
        <style:drop-cap/>
      </style:paragraph-properties>
    </style:style>
    <style:style style:name="P2621" style:family="paragraph" style:parent-style-name="Standard">
      <style:paragraph-properties fo:text-align="start" style:justify-single-word="false">
        <style:drop-cap/>
      </style:paragraph-properties>
    </style:style>
    <style:style style:name="P2622" style:family="paragraph" style:parent-style-name="Standard">
      <style:paragraph-properties fo:text-align="start" style:justify-single-word="false">
        <style:drop-cap/>
      </style:paragraph-properties>
    </style:style>
    <style:style style:name="P2623" style:family="paragraph" style:parent-style-name="Standard">
      <style:paragraph-properties fo:text-align="start" style:justify-single-word="false">
        <style:drop-cap/>
      </style:paragraph-properties>
    </style:style>
    <style:style style:name="P2624" style:family="paragraph" style:parent-style-name="Standard">
      <style:paragraph-properties fo:text-align="start" style:justify-single-word="false">
        <style:drop-cap/>
      </style:paragraph-properties>
    </style:style>
    <style:style style:name="P2625" style:family="paragraph" style:parent-style-name="Standard">
      <style:paragraph-properties fo:text-align="start" style:justify-single-word="false">
        <style:drop-cap/>
      </style:paragraph-properties>
    </style:style>
    <style:style style:name="P2626" style:family="paragraph" style:parent-style-name="Standard">
      <style:paragraph-properties fo:text-align="start" style:justify-single-word="false">
        <style:drop-cap/>
      </style:paragraph-properties>
    </style:style>
    <style:style style:name="P2627" style:family="paragraph" style:parent-style-name="Standard">
      <style:paragraph-properties fo:text-align="start" style:justify-single-word="false">
        <style:drop-cap/>
      </style:paragraph-properties>
    </style:style>
    <style:style style:name="P2628" style:family="paragraph" style:parent-style-name="Standard">
      <style:paragraph-properties fo:text-align="start" style:justify-single-word="false">
        <style:drop-cap/>
      </style:paragraph-properties>
    </style:style>
    <style:style style:name="P2629" style:family="paragraph" style:parent-style-name="Standard">
      <style:paragraph-properties fo:text-align="start" style:justify-single-word="false">
        <style:drop-cap/>
      </style:paragraph-properties>
    </style:style>
    <style:style style:name="P2630" style:family="paragraph" style:parent-style-name="Standard">
      <style:paragraph-properties fo:text-align="start" style:justify-single-word="false">
        <style:drop-cap/>
      </style:paragraph-properties>
    </style:style>
    <style:style style:name="P2631" style:family="paragraph" style:parent-style-name="Standard">
      <style:paragraph-properties fo:text-align="start" style:justify-single-word="false">
        <style:drop-cap/>
      </style:paragraph-properties>
    </style:style>
    <style:style style:name="P2632" style:family="paragraph" style:parent-style-name="Standard">
      <style:paragraph-properties fo:text-align="start" style:justify-single-word="false">
        <style:drop-cap/>
      </style:paragraph-properties>
    </style:style>
    <style:style style:name="P2633" style:family="paragraph" style:parent-style-name="Standard">
      <style:paragraph-properties fo:text-align="start" style:justify-single-word="false">
        <style:drop-cap/>
      </style:paragraph-properties>
    </style:style>
    <style:style style:name="P2634" style:family="paragraph" style:parent-style-name="Standard">
      <style:paragraph-properties fo:text-align="start" style:justify-single-word="false">
        <style:drop-cap/>
      </style:paragraph-properties>
    </style:style>
    <style:style style:name="P2635" style:family="paragraph" style:parent-style-name="Standard">
      <style:paragraph-properties fo:text-align="start" style:justify-single-word="false">
        <style:drop-cap/>
      </style:paragraph-properties>
    </style:style>
    <style:style style:name="P2636" style:family="paragraph" style:parent-style-name="Standard">
      <style:paragraph-properties fo:text-align="start" style:justify-single-word="false">
        <style:drop-cap/>
      </style:paragraph-properties>
    </style:style>
    <style:style style:name="P2637" style:family="paragraph" style:parent-style-name="Standard">
      <style:paragraph-properties fo:text-align="start" style:justify-single-word="false">
        <style:drop-cap/>
      </style:paragraph-properties>
    </style:style>
    <style:style style:name="P2638" style:family="paragraph" style:parent-style-name="Standard">
      <style:paragraph-properties fo:text-align="start" style:justify-single-word="false">
        <style:drop-cap/>
      </style:paragraph-properties>
    </style:style>
    <style:style style:name="P2639" style:family="paragraph" style:parent-style-name="Standard">
      <style:paragraph-properties fo:text-align="start" style:justify-single-word="false">
        <style:drop-cap/>
      </style:paragraph-properties>
    </style:style>
    <style:style style:name="P2640" style:family="paragraph" style:parent-style-name="Standard">
      <style:paragraph-properties fo:text-align="start" style:justify-single-word="false">
        <style:drop-cap/>
      </style:paragraph-properties>
    </style:style>
    <style:style style:name="P2641" style:family="paragraph" style:parent-style-name="Standard">
      <style:paragraph-properties fo:text-align="start" style:justify-single-word="false">
        <style:drop-cap/>
      </style:paragraph-properties>
    </style:style>
    <style:style style:name="P2642" style:family="paragraph" style:parent-style-name="Standard">
      <style:paragraph-properties fo:text-align="start" style:justify-single-word="false">
        <style:drop-cap/>
      </style:paragraph-properties>
    </style:style>
    <style:style style:name="P2643" style:family="paragraph" style:parent-style-name="Standard">
      <style:paragraph-properties fo:text-align="start" style:justify-single-word="false">
        <style:drop-cap/>
      </style:paragraph-properties>
    </style:style>
    <style:style style:name="P2644" style:family="paragraph" style:parent-style-name="Standard">
      <style:paragraph-properties fo:text-align="start" style:justify-single-word="false">
        <style:drop-cap/>
      </style:paragraph-properties>
    </style:style>
    <style:style style:name="P2645" style:family="paragraph" style:parent-style-name="Standard">
      <style:paragraph-properties fo:text-align="start" style:justify-single-word="false">
        <style:drop-cap/>
      </style:paragraph-properties>
    </style:style>
    <style:style style:name="P2646" style:family="paragraph" style:parent-style-name="Standard">
      <style:paragraph-properties fo:text-align="start" style:justify-single-word="false">
        <style:drop-cap/>
      </style:paragraph-properties>
    </style:style>
    <style:style style:name="P2647" style:family="paragraph" style:parent-style-name="Standard">
      <style:paragraph-properties fo:text-align="start" style:justify-single-word="false">
        <style:drop-cap/>
      </style:paragraph-properties>
    </style:style>
    <style:style style:name="P2648" style:family="paragraph" style:parent-style-name="Standard">
      <style:paragraph-properties fo:text-align="start" style:justify-single-word="false">
        <style:drop-cap/>
      </style:paragraph-properties>
    </style:style>
    <style:style style:name="P2649" style:family="paragraph" style:parent-style-name="Standard">
      <style:paragraph-properties fo:text-align="start" style:justify-single-word="false">
        <style:drop-cap/>
      </style:paragraph-properties>
    </style:style>
    <style:style style:name="P2650" style:family="paragraph" style:parent-style-name="Standard">
      <style:paragraph-properties fo:text-align="start" style:justify-single-word="false">
        <style:drop-cap/>
      </style:paragraph-properties>
    </style:style>
    <style:style style:name="P2651" style:family="paragraph" style:parent-style-name="Standard">
      <style:paragraph-properties fo:text-align="start" style:justify-single-word="false">
        <style:drop-cap/>
      </style:paragraph-properties>
    </style:style>
    <style:style style:name="P2652" style:family="paragraph" style:parent-style-name="Standard">
      <style:paragraph-properties fo:text-align="start" style:justify-single-word="false">
        <style:drop-cap/>
      </style:paragraph-properties>
    </style:style>
    <style:style style:name="P2653" style:family="paragraph" style:parent-style-name="Standard">
      <style:paragraph-properties fo:text-align="start" style:justify-single-word="false">
        <style:drop-cap/>
      </style:paragraph-properties>
    </style:style>
    <style:style style:name="P2654" style:family="paragraph" style:parent-style-name="Standard">
      <style:paragraph-properties fo:text-align="start" style:justify-single-word="false">
        <style:drop-cap/>
      </style:paragraph-properties>
    </style:style>
    <style:style style:name="P2655" style:family="paragraph" style:parent-style-name="Standard">
      <style:paragraph-properties fo:text-align="start" style:justify-single-word="false">
        <style:drop-cap/>
      </style:paragraph-properties>
    </style:style>
    <style:style style:name="P2656" style:family="paragraph" style:parent-style-name="Standard">
      <style:paragraph-properties fo:text-align="start" style:justify-single-word="false">
        <style:drop-cap/>
      </style:paragraph-properties>
    </style:style>
    <style:style style:name="P2657" style:family="paragraph" style:parent-style-name="Standard">
      <style:paragraph-properties fo:text-align="start" style:justify-single-word="false">
        <style:drop-cap/>
      </style:paragraph-properties>
    </style:style>
    <style:style style:name="P2658" style:family="paragraph" style:parent-style-name="Standard">
      <style:paragraph-properties fo:text-align="start" style:justify-single-word="false">
        <style:drop-cap/>
      </style:paragraph-properties>
    </style:style>
    <style:style style:name="P2659" style:family="paragraph" style:parent-style-name="Standard">
      <style:paragraph-properties fo:text-align="start" style:justify-single-word="false">
        <style:drop-cap/>
      </style:paragraph-properties>
    </style:style>
    <style:style style:name="P2660" style:family="paragraph" style:parent-style-name="Standard">
      <style:paragraph-properties fo:text-align="start" style:justify-single-word="false">
        <style:drop-cap/>
      </style:paragraph-properties>
    </style:style>
    <style:style style:name="P2661" style:family="paragraph" style:parent-style-name="Standard">
      <style:paragraph-properties fo:text-align="start" style:justify-single-word="false">
        <style:drop-cap/>
      </style:paragraph-properties>
    </style:style>
    <style:style style:name="P2662" style:family="paragraph" style:parent-style-name="Standard">
      <style:paragraph-properties fo:text-align="start" style:justify-single-word="false">
        <style:drop-cap/>
      </style:paragraph-properties>
    </style:style>
    <style:style style:name="P2663" style:family="paragraph" style:parent-style-name="Standard">
      <style:paragraph-properties fo:text-align="start" style:justify-single-word="false">
        <style:drop-cap/>
      </style:paragraph-properties>
    </style:style>
    <style:style style:name="P2664" style:family="paragraph" style:parent-style-name="Standard">
      <style:paragraph-properties fo:text-align="start" style:justify-single-word="false">
        <style:drop-cap/>
      </style:paragraph-properties>
    </style:style>
    <style:style style:name="P2665" style:family="paragraph" style:parent-style-name="Standard">
      <style:paragraph-properties fo:text-align="start" style:justify-single-word="false">
        <style:drop-cap/>
      </style:paragraph-properties>
    </style:style>
    <style:style style:name="P2666" style:family="paragraph" style:parent-style-name="Standard">
      <style:paragraph-properties fo:text-align="start" style:justify-single-word="false">
        <style:drop-cap/>
      </style:paragraph-properties>
    </style:style>
    <style:style style:name="P2667" style:family="paragraph" style:parent-style-name="Standard">
      <style:paragraph-properties fo:text-align="start" style:justify-single-word="false">
        <style:drop-cap/>
      </style:paragraph-properties>
    </style:style>
    <style:style style:name="P2668" style:family="paragraph" style:parent-style-name="Standard">
      <style:paragraph-properties fo:text-align="start" style:justify-single-word="false">
        <style:drop-cap/>
      </style:paragraph-properties>
    </style:style>
    <style:style style:name="P2669" style:family="paragraph" style:parent-style-name="Standard">
      <style:paragraph-properties fo:text-align="start" style:justify-single-word="false">
        <style:drop-cap/>
      </style:paragraph-properties>
    </style:style>
    <style:style style:name="P2670" style:family="paragraph" style:parent-style-name="Standard">
      <style:paragraph-properties fo:text-align="start" style:justify-single-word="false">
        <style:drop-cap/>
      </style:paragraph-properties>
    </style:style>
    <style:style style:name="P2671" style:family="paragraph" style:parent-style-name="Standard">
      <style:paragraph-properties fo:text-align="start" style:justify-single-word="false">
        <style:drop-cap/>
      </style:paragraph-properties>
    </style:style>
    <style:style style:name="P2672" style:family="paragraph" style:parent-style-name="Standard">
      <style:paragraph-properties fo:text-align="start" style:justify-single-word="false">
        <style:drop-cap/>
      </style:paragraph-properties>
    </style:style>
    <style:style style:name="P2673" style:family="paragraph" style:parent-style-name="Standard">
      <style:paragraph-properties fo:text-align="start" style:justify-single-word="false">
        <style:drop-cap/>
      </style:paragraph-properties>
    </style:style>
    <style:style style:name="P2674" style:family="paragraph" style:parent-style-name="Standard">
      <style:paragraph-properties fo:text-align="start" style:justify-single-word="false">
        <style:drop-cap/>
      </style:paragraph-properties>
    </style:style>
    <style:style style:name="P2675" style:family="paragraph" style:parent-style-name="Standard">
      <style:paragraph-properties fo:text-align="start" style:justify-single-word="false">
        <style:drop-cap/>
      </style:paragraph-properties>
    </style:style>
    <style:style style:name="P2676" style:family="paragraph" style:parent-style-name="Standard">
      <style:paragraph-properties fo:text-align="start" style:justify-single-word="false">
        <style:drop-cap/>
      </style:paragraph-properties>
    </style:style>
    <style:style style:name="P2677" style:family="paragraph" style:parent-style-name="Standard">
      <style:paragraph-properties fo:text-align="start" style:justify-single-word="false">
        <style:drop-cap/>
      </style:paragraph-properties>
    </style:style>
    <style:style style:name="P2678" style:family="paragraph" style:parent-style-name="Standard">
      <style:paragraph-properties fo:text-align="start" style:justify-single-word="false">
        <style:drop-cap/>
      </style:paragraph-properties>
    </style:style>
    <style:style style:name="P2679" style:family="paragraph" style:parent-style-name="Standard">
      <style:paragraph-properties fo:text-align="start" style:justify-single-word="false">
        <style:drop-cap/>
      </style:paragraph-properties>
    </style:style>
    <style:style style:name="P2680" style:family="paragraph" style:parent-style-name="Standard">
      <style:paragraph-properties fo:text-align="start" style:justify-single-word="false">
        <style:drop-cap/>
      </style:paragraph-properties>
    </style:style>
    <style:style style:name="P2681" style:family="paragraph" style:parent-style-name="Standard">
      <style:paragraph-properties fo:text-align="start" style:justify-single-word="false">
        <style:drop-cap/>
      </style:paragraph-properties>
    </style:style>
    <style:style style:name="P2682" style:family="paragraph" style:parent-style-name="Standard">
      <style:paragraph-properties fo:text-align="start" style:justify-single-word="false">
        <style:drop-cap/>
      </style:paragraph-properties>
    </style:style>
    <style:style style:name="P2683" style:family="paragraph" style:parent-style-name="Standard">
      <style:paragraph-properties fo:text-align="start" style:justify-single-word="false">
        <style:drop-cap/>
      </style:paragraph-properties>
    </style:style>
    <style:style style:name="P2684" style:family="paragraph" style:parent-style-name="Standard">
      <style:paragraph-properties fo:text-align="start" style:justify-single-word="false">
        <style:drop-cap/>
      </style:paragraph-properties>
    </style:style>
    <style:style style:name="P2685" style:family="paragraph" style:parent-style-name="Standard">
      <style:paragraph-properties fo:text-align="start" style:justify-single-word="false">
        <style:drop-cap/>
      </style:paragraph-properties>
    </style:style>
    <style:style style:name="P2686" style:family="paragraph" style:parent-style-name="Standard">
      <style:paragraph-properties fo:text-align="start" style:justify-single-word="false">
        <style:drop-cap/>
      </style:paragraph-properties>
    </style:style>
    <style:style style:name="P2687" style:family="paragraph" style:parent-style-name="Standard">
      <style:paragraph-properties fo:text-align="start" style:justify-single-word="false">
        <style:drop-cap/>
      </style:paragraph-properties>
    </style:style>
    <style:style style:name="P2688" style:family="paragraph" style:parent-style-name="Standard">
      <style:paragraph-properties fo:text-align="start" style:justify-single-word="false">
        <style:drop-cap/>
      </style:paragraph-properties>
    </style:style>
    <style:style style:name="P2689" style:family="paragraph" style:parent-style-name="Standard">
      <style:paragraph-properties fo:text-align="start" style:justify-single-word="false">
        <style:drop-cap/>
      </style:paragraph-properties>
    </style:style>
    <style:style style:name="P2690" style:family="paragraph" style:parent-style-name="Standard">
      <style:paragraph-properties fo:text-align="start" style:justify-single-word="false">
        <style:drop-cap/>
      </style:paragraph-properties>
    </style:style>
    <style:style style:name="P2691" style:family="paragraph" style:parent-style-name="Standard">
      <style:paragraph-properties fo:text-align="start" style:justify-single-word="false">
        <style:drop-cap/>
      </style:paragraph-properties>
    </style:style>
    <style:style style:name="P2692" style:family="paragraph" style:parent-style-name="Standard">
      <style:paragraph-properties fo:text-align="start" style:justify-single-word="false">
        <style:drop-cap/>
      </style:paragraph-properties>
    </style:style>
    <style:style style:name="P2693" style:family="paragraph" style:parent-style-name="Standard">
      <style:paragraph-properties fo:text-align="start" style:justify-single-word="false">
        <style:drop-cap/>
      </style:paragraph-properties>
    </style:style>
    <style:style style:name="P2694" style:family="paragraph" style:parent-style-name="Standard">
      <style:paragraph-properties fo:text-align="start" style:justify-single-word="false">
        <style:drop-cap/>
      </style:paragraph-properties>
    </style:style>
    <style:style style:name="P2695" style:family="paragraph" style:parent-style-name="Standard">
      <style:paragraph-properties fo:text-align="start" style:justify-single-word="false">
        <style:drop-cap/>
      </style:paragraph-properties>
    </style:style>
    <style:style style:name="P2696" style:family="paragraph" style:parent-style-name="Standard">
      <style:paragraph-properties fo:text-align="start" style:justify-single-word="false">
        <style:drop-cap/>
      </style:paragraph-properties>
    </style:style>
    <style:style style:name="P2697" style:family="paragraph" style:parent-style-name="Standard">
      <style:paragraph-properties fo:text-align="start" style:justify-single-word="false">
        <style:drop-cap/>
      </style:paragraph-properties>
    </style:style>
    <style:style style:name="P2698" style:family="paragraph" style:parent-style-name="Standard">
      <style:paragraph-properties fo:text-align="start" style:justify-single-word="false">
        <style:drop-cap/>
      </style:paragraph-properties>
    </style:style>
    <style:style style:name="P2699" style:family="paragraph" style:parent-style-name="Standard">
      <style:paragraph-properties fo:text-align="start" style:justify-single-word="false">
        <style:drop-cap/>
      </style:paragraph-properties>
    </style:style>
    <style:style style:name="P2700" style:family="paragraph" style:parent-style-name="Standard">
      <style:paragraph-properties fo:text-align="start" style:justify-single-word="false">
        <style:drop-cap/>
      </style:paragraph-properties>
    </style:style>
    <style:style style:name="P2701" style:family="paragraph" style:parent-style-name="Standard">
      <style:paragraph-properties fo:text-align="start" style:justify-single-word="false">
        <style:drop-cap/>
      </style:paragraph-properties>
    </style:style>
    <style:style style:name="P2702" style:family="paragraph" style:parent-style-name="Standard">
      <style:paragraph-properties fo:text-align="start" style:justify-single-word="false">
        <style:drop-cap/>
      </style:paragraph-properties>
    </style:style>
    <style:style style:name="P2703" style:family="paragraph" style:parent-style-name="Standard">
      <style:paragraph-properties fo:text-align="start" style:justify-single-word="false">
        <style:drop-cap/>
      </style:paragraph-properties>
    </style:style>
    <style:style style:name="P2704" style:family="paragraph" style:parent-style-name="Standard">
      <style:paragraph-properties fo:text-align="start" style:justify-single-word="false">
        <style:drop-cap/>
      </style:paragraph-properties>
    </style:style>
    <style:style style:name="P2705" style:family="paragraph" style:parent-style-name="Standard">
      <style:paragraph-properties fo:text-align="start" style:justify-single-word="false">
        <style:drop-cap/>
      </style:paragraph-properties>
    </style:style>
    <style:style style:name="P2706" style:family="paragraph" style:parent-style-name="Standard">
      <style:paragraph-properties fo:text-align="start" style:justify-single-word="false">
        <style:drop-cap/>
      </style:paragraph-properties>
    </style:style>
    <style:style style:name="P2707" style:family="paragraph" style:parent-style-name="Standard">
      <style:paragraph-properties fo:text-align="start" style:justify-single-word="false">
        <style:drop-cap/>
      </style:paragraph-properties>
    </style:style>
    <style:style style:name="P2708" style:family="paragraph" style:parent-style-name="Standard">
      <style:paragraph-properties fo:text-align="start" style:justify-single-word="false">
        <style:drop-cap/>
      </style:paragraph-properties>
    </style:style>
    <style:style style:name="P2709" style:family="paragraph" style:parent-style-name="Standard">
      <style:paragraph-properties fo:text-align="start" style:justify-single-word="false">
        <style:drop-cap/>
      </style:paragraph-properties>
    </style:style>
    <style:style style:name="P2710" style:family="paragraph" style:parent-style-name="Standard">
      <style:paragraph-properties fo:text-align="start" style:justify-single-word="false">
        <style:drop-cap/>
      </style:paragraph-properties>
    </style:style>
    <style:style style:name="P2711" style:family="paragraph" style:parent-style-name="Standard">
      <style:paragraph-properties fo:text-align="start" style:justify-single-word="false">
        <style:drop-cap/>
      </style:paragraph-properties>
    </style:style>
    <style:style style:name="P2712" style:family="paragraph" style:parent-style-name="Standard">
      <style:paragraph-properties fo:text-align="start" style:justify-single-word="false">
        <style:drop-cap/>
      </style:paragraph-properties>
    </style:style>
    <style:style style:name="P2713" style:family="paragraph" style:parent-style-name="Standard">
      <style:paragraph-properties fo:text-align="start" style:justify-single-word="false">
        <style:drop-cap/>
      </style:paragraph-properties>
    </style:style>
    <style:style style:name="P2714" style:family="paragraph" style:parent-style-name="Standard">
      <style:paragraph-properties fo:text-align="start" style:justify-single-word="false">
        <style:drop-cap/>
      </style:paragraph-properties>
    </style:style>
    <style:style style:name="P2715" style:family="paragraph" style:parent-style-name="Standard">
      <style:paragraph-properties fo:text-align="start" style:justify-single-word="false">
        <style:drop-cap/>
      </style:paragraph-properties>
    </style:style>
    <style:style style:name="P2716" style:family="paragraph" style:parent-style-name="Standard">
      <style:paragraph-properties fo:text-align="start" style:justify-single-word="false">
        <style:drop-cap/>
      </style:paragraph-properties>
    </style:style>
    <style:style style:name="P2717" style:family="paragraph" style:parent-style-name="Standard">
      <style:paragraph-properties fo:text-align="start" style:justify-single-word="false">
        <style:drop-cap/>
      </style:paragraph-properties>
    </style:style>
    <style:style style:name="P2718" style:family="paragraph" style:parent-style-name="Standard">
      <style:paragraph-properties fo:text-align="start" style:justify-single-word="false">
        <style:drop-cap/>
      </style:paragraph-properties>
    </style:style>
    <style:style style:name="P2719" style:family="paragraph" style:parent-style-name="Standard">
      <style:paragraph-properties fo:text-align="start" style:justify-single-word="false">
        <style:drop-cap/>
      </style:paragraph-properties>
    </style:style>
    <style:style style:name="P2720" style:family="paragraph" style:parent-style-name="Standard">
      <style:paragraph-properties fo:text-align="start" style:justify-single-word="false">
        <style:drop-cap/>
      </style:paragraph-properties>
    </style:style>
    <style:style style:name="P2721" style:family="paragraph" style:parent-style-name="Standard">
      <style:paragraph-properties fo:text-align="start" style:justify-single-word="false">
        <style:drop-cap/>
      </style:paragraph-properties>
    </style:style>
    <style:style style:name="P2722" style:family="paragraph" style:parent-style-name="Standard">
      <style:paragraph-properties fo:text-align="start" style:justify-single-word="false">
        <style:drop-cap/>
      </style:paragraph-properties>
    </style:style>
    <style:style style:name="P2723" style:family="paragraph" style:parent-style-name="Standard">
      <style:paragraph-properties fo:text-align="start" style:justify-single-word="false">
        <style:drop-cap/>
      </style:paragraph-properties>
    </style:style>
    <style:style style:name="P2724" style:family="paragraph" style:parent-style-name="Standard">
      <style:paragraph-properties fo:text-align="start" style:justify-single-word="false">
        <style:drop-cap/>
      </style:paragraph-properties>
    </style:style>
    <style:style style:name="P2725" style:family="paragraph" style:parent-style-name="Standard">
      <style:paragraph-properties fo:text-align="start" style:justify-single-word="false">
        <style:drop-cap/>
      </style:paragraph-properties>
    </style:style>
    <style:style style:name="P2726" style:family="paragraph" style:parent-style-name="Standard">
      <style:paragraph-properties fo:text-align="start" style:justify-single-word="false">
        <style:drop-cap/>
      </style:paragraph-properties>
    </style:style>
    <style:style style:name="P2727" style:family="paragraph" style:parent-style-name="Standard">
      <style:paragraph-properties fo:text-align="start" style:justify-single-word="false">
        <style:drop-cap/>
      </style:paragraph-properties>
    </style:style>
    <style:style style:name="P2728" style:family="paragraph" style:parent-style-name="Standard">
      <style:paragraph-properties fo:text-align="start" style:justify-single-word="false">
        <style:drop-cap/>
      </style:paragraph-properties>
    </style:style>
    <style:style style:name="P2729" style:family="paragraph" style:parent-style-name="Standard">
      <style:paragraph-properties fo:text-align="start" style:justify-single-word="false">
        <style:drop-cap/>
      </style:paragraph-properties>
    </style:style>
    <style:style style:name="P2730" style:family="paragraph" style:parent-style-name="Standard">
      <style:paragraph-properties fo:text-align="start" style:justify-single-word="false">
        <style:drop-cap/>
      </style:paragraph-properties>
    </style:style>
    <style:style style:name="P2731" style:family="paragraph" style:parent-style-name="Standard">
      <style:paragraph-properties fo:text-align="start" style:justify-single-word="false">
        <style:drop-cap/>
      </style:paragraph-properties>
    </style:style>
    <style:style style:name="P2732" style:family="paragraph" style:parent-style-name="Standard">
      <style:paragraph-properties fo:text-align="start" style:justify-single-word="false">
        <style:drop-cap/>
      </style:paragraph-properties>
    </style:style>
    <style:style style:name="P2733" style:family="paragraph" style:parent-style-name="Standard">
      <style:paragraph-properties fo:text-align="start" style:justify-single-word="false">
        <style:drop-cap/>
      </style:paragraph-properties>
    </style:style>
    <style:style style:name="P2734" style:family="paragraph" style:parent-style-name="Standard">
      <style:paragraph-properties fo:text-align="start" style:justify-single-word="false">
        <style:drop-cap/>
      </style:paragraph-properties>
    </style:style>
    <style:style style:name="P2735" style:family="paragraph" style:parent-style-name="Standard">
      <style:paragraph-properties fo:text-align="start" style:justify-single-word="false">
        <style:drop-cap/>
      </style:paragraph-properties>
    </style:style>
    <style:style style:name="P2736" style:family="paragraph" style:parent-style-name="Standard">
      <style:paragraph-properties fo:text-align="start" style:justify-single-word="false">
        <style:drop-cap/>
      </style:paragraph-properties>
    </style:style>
    <style:style style:name="P2737" style:family="paragraph" style:parent-style-name="Standard">
      <style:paragraph-properties fo:text-align="start" style:justify-single-word="false">
        <style:drop-cap/>
      </style:paragraph-properties>
    </style:style>
    <style:style style:name="P2738" style:family="paragraph" style:parent-style-name="Standard">
      <style:paragraph-properties fo:text-align="start" style:justify-single-word="false">
        <style:drop-cap/>
      </style:paragraph-properties>
    </style:style>
    <style:style style:name="P2739" style:family="paragraph" style:parent-style-name="Standard">
      <style:paragraph-properties fo:text-align="start" style:justify-single-word="false">
        <style:drop-cap/>
      </style:paragraph-properties>
    </style:style>
    <style:style style:name="P2740" style:family="paragraph" style:parent-style-name="Standard">
      <style:paragraph-properties fo:text-align="start" style:justify-single-word="false">
        <style:drop-cap/>
      </style:paragraph-properties>
    </style:style>
    <style:style style:name="P2741" style:family="paragraph" style:parent-style-name="Standard">
      <style:paragraph-properties fo:text-align="start" style:justify-single-word="false">
        <style:drop-cap/>
      </style:paragraph-properties>
    </style:style>
    <style:style style:name="P2742" style:family="paragraph" style:parent-style-name="Standard">
      <style:paragraph-properties fo:text-align="start" style:justify-single-word="false">
        <style:drop-cap/>
      </style:paragraph-properties>
    </style:style>
    <style:style style:name="P2743" style:family="paragraph" style:parent-style-name="Standard">
      <style:paragraph-properties fo:text-align="start" style:justify-single-word="false">
        <style:drop-cap/>
      </style:paragraph-properties>
    </style:style>
    <style:style style:name="P2744" style:family="paragraph" style:parent-style-name="Standard">
      <style:paragraph-properties fo:text-align="start" style:justify-single-word="false">
        <style:drop-cap/>
      </style:paragraph-properties>
    </style:style>
    <style:style style:name="P2745" style:family="paragraph" style:parent-style-name="Standard">
      <style:paragraph-properties fo:text-align="start" style:justify-single-word="false">
        <style:drop-cap/>
      </style:paragraph-properties>
    </style:style>
    <style:style style:name="P2746" style:family="paragraph" style:parent-style-name="Standard">
      <style:paragraph-properties fo:text-align="start" style:justify-single-word="false">
        <style:drop-cap/>
      </style:paragraph-properties>
    </style:style>
    <style:style style:name="P2747" style:family="paragraph" style:parent-style-name="Standard">
      <style:paragraph-properties fo:text-align="start" style:justify-single-word="false">
        <style:drop-cap/>
      </style:paragraph-properties>
    </style:style>
    <style:style style:name="P2748" style:family="paragraph" style:parent-style-name="Standard">
      <style:paragraph-properties fo:text-align="start" style:justify-single-word="false">
        <style:drop-cap/>
      </style:paragraph-properties>
    </style:style>
    <style:style style:name="P2749" style:family="paragraph" style:parent-style-name="Standard">
      <style:paragraph-properties fo:text-align="start" style:justify-single-word="false">
        <style:drop-cap/>
      </style:paragraph-properties>
    </style:style>
    <style:style style:name="P2750" style:family="paragraph" style:parent-style-name="Standard">
      <style:paragraph-properties fo:text-align="start" style:justify-single-word="false">
        <style:drop-cap/>
      </style:paragraph-properties>
    </style:style>
    <style:style style:name="P2751" style:family="paragraph" style:parent-style-name="Standard">
      <style:paragraph-properties fo:text-align="start" style:justify-single-word="false">
        <style:drop-cap/>
      </style:paragraph-properties>
    </style:style>
    <style:style style:name="P2752" style:family="paragraph" style:parent-style-name="Standard">
      <style:paragraph-properties fo:text-align="start" style:justify-single-word="false">
        <style:drop-cap/>
      </style:paragraph-properties>
    </style:style>
    <style:style style:name="P2753" style:family="paragraph" style:parent-style-name="Standard">
      <style:paragraph-properties fo:text-align="start" style:justify-single-word="false">
        <style:drop-cap/>
      </style:paragraph-properties>
    </style:style>
    <style:style style:name="P2754" style:family="paragraph" style:parent-style-name="Standard">
      <style:paragraph-properties fo:text-align="start" style:justify-single-word="false">
        <style:drop-cap/>
      </style:paragraph-properties>
    </style:style>
    <style:style style:name="P2755" style:family="paragraph" style:parent-style-name="Standard">
      <style:paragraph-properties fo:text-align="start" style:justify-single-word="false">
        <style:drop-cap/>
      </style:paragraph-properties>
    </style:style>
    <style:style style:name="P2756" style:family="paragraph" style:parent-style-name="Standard">
      <style:paragraph-properties fo:text-align="start" style:justify-single-word="false">
        <style:drop-cap/>
      </style:paragraph-properties>
    </style:style>
    <style:style style:name="P2757" style:family="paragraph" style:parent-style-name="Standard">
      <style:paragraph-properties fo:text-align="start" style:justify-single-word="false">
        <style:drop-cap/>
      </style:paragraph-properties>
    </style:style>
    <style:style style:name="P2758" style:family="paragraph" style:parent-style-name="Standard">
      <style:paragraph-properties fo:text-align="start" style:justify-single-word="false">
        <style:drop-cap/>
      </style:paragraph-properties>
    </style:style>
    <style:style style:name="P2759" style:family="paragraph" style:parent-style-name="Standard">
      <style:paragraph-properties fo:text-align="start" style:justify-single-word="false">
        <style:drop-cap/>
      </style:paragraph-properties>
    </style:style>
    <style:style style:name="P2760" style:family="paragraph" style:parent-style-name="Standard">
      <style:paragraph-properties fo:text-align="start" style:justify-single-word="false">
        <style:drop-cap/>
      </style:paragraph-properties>
    </style:style>
    <style:style style:name="P2761" style:family="paragraph" style:parent-style-name="Standard">
      <style:paragraph-properties fo:text-align="start" style:justify-single-word="false">
        <style:drop-cap/>
      </style:paragraph-properties>
    </style:style>
    <style:style style:name="P2762" style:family="paragraph" style:parent-style-name="Standard">
      <style:paragraph-properties fo:text-align="start" style:justify-single-word="false">
        <style:drop-cap/>
      </style:paragraph-properties>
    </style:style>
    <style:style style:name="P2763" style:family="paragraph" style:parent-style-name="Standard">
      <style:paragraph-properties fo:text-align="start" style:justify-single-word="false">
        <style:drop-cap/>
      </style:paragraph-properties>
    </style:style>
    <style:style style:name="P2764" style:family="paragraph" style:parent-style-name="Standard">
      <style:paragraph-properties fo:text-align="start" style:justify-single-word="false">
        <style:drop-cap/>
      </style:paragraph-properties>
    </style:style>
    <style:style style:name="P2765" style:family="paragraph" style:parent-style-name="Standard">
      <style:paragraph-properties fo:text-align="start" style:justify-single-word="false">
        <style:drop-cap/>
      </style:paragraph-properties>
    </style:style>
    <style:style style:name="P2766" style:family="paragraph" style:parent-style-name="Standard">
      <style:paragraph-properties fo:text-align="start" style:justify-single-word="false">
        <style:drop-cap/>
      </style:paragraph-properties>
    </style:style>
    <style:style style:name="P2767" style:family="paragraph" style:parent-style-name="Standard">
      <style:paragraph-properties fo:text-align="start" style:justify-single-word="false">
        <style:drop-cap/>
      </style:paragraph-properties>
    </style:style>
    <style:style style:name="P2768" style:family="paragraph" style:parent-style-name="Standard">
      <style:paragraph-properties fo:text-align="start" style:justify-single-word="false">
        <style:drop-cap/>
      </style:paragraph-properties>
    </style:style>
    <style:style style:name="P2769" style:family="paragraph" style:parent-style-name="Standard">
      <style:paragraph-properties fo:text-align="start" style:justify-single-word="false">
        <style:drop-cap/>
      </style:paragraph-properties>
    </style:style>
    <style:style style:name="P2770" style:family="paragraph" style:parent-style-name="Standard">
      <style:paragraph-properties fo:text-align="start" style:justify-single-word="false">
        <style:drop-cap/>
      </style:paragraph-properties>
    </style:style>
    <style:style style:name="P2771" style:family="paragraph" style:parent-style-name="Standard">
      <style:paragraph-properties fo:text-align="start" style:justify-single-word="false">
        <style:drop-cap/>
      </style:paragraph-properties>
    </style:style>
    <style:style style:name="P2772" style:family="paragraph" style:parent-style-name="Standard">
      <style:paragraph-properties fo:text-align="start" style:justify-single-word="false">
        <style:drop-cap/>
      </style:paragraph-properties>
    </style:style>
    <style:style style:name="P2773" style:family="paragraph" style:parent-style-name="Standard">
      <style:paragraph-properties fo:text-align="start" style:justify-single-word="false">
        <style:drop-cap/>
      </style:paragraph-properties>
    </style:style>
    <style:style style:name="P2774" style:family="paragraph" style:parent-style-name="Standard">
      <style:paragraph-properties fo:text-align="start" style:justify-single-word="false">
        <style:drop-cap/>
      </style:paragraph-properties>
    </style:style>
    <style:style style:name="P2775" style:family="paragraph" style:parent-style-name="Standard">
      <style:paragraph-properties fo:text-align="start" style:justify-single-word="false">
        <style:drop-cap/>
      </style:paragraph-properties>
    </style:style>
    <style:style style:name="P2776" style:family="paragraph" style:parent-style-name="Standard">
      <style:paragraph-properties fo:text-align="start" style:justify-single-word="false">
        <style:drop-cap/>
      </style:paragraph-properties>
    </style:style>
    <style:style style:name="P2777" style:family="paragraph" style:parent-style-name="Standard">
      <style:paragraph-properties fo:text-align="start" style:justify-single-word="false">
        <style:drop-cap/>
      </style:paragraph-properties>
    </style:style>
    <style:style style:name="P2778" style:family="paragraph" style:parent-style-name="Standard">
      <style:paragraph-properties fo:text-align="start" style:justify-single-word="false">
        <style:drop-cap/>
      </style:paragraph-properties>
    </style:style>
    <style:style style:name="P2779" style:family="paragraph" style:parent-style-name="Standard">
      <style:paragraph-properties fo:text-align="start" style:justify-single-word="false">
        <style:drop-cap/>
      </style:paragraph-properties>
    </style:style>
    <style:style style:name="P2780" style:family="paragraph" style:parent-style-name="Standard">
      <style:paragraph-properties fo:text-align="start" style:justify-single-word="false">
        <style:drop-cap/>
      </style:paragraph-properties>
    </style:style>
    <style:style style:name="P2781" style:family="paragraph" style:parent-style-name="Standard">
      <style:paragraph-properties fo:text-align="start" style:justify-single-word="false">
        <style:drop-cap/>
      </style:paragraph-properties>
    </style:style>
    <style:style style:name="P2782" style:family="paragraph" style:parent-style-name="Standard">
      <style:paragraph-properties fo:text-align="start" style:justify-single-word="false">
        <style:drop-cap/>
      </style:paragraph-properties>
    </style:style>
    <style:style style:name="P2783" style:family="paragraph" style:parent-style-name="Standard">
      <style:paragraph-properties fo:text-align="start" style:justify-single-word="false">
        <style:drop-cap/>
      </style:paragraph-properties>
    </style:style>
    <style:style style:name="P2784" style:family="paragraph" style:parent-style-name="Standard">
      <style:paragraph-properties fo:text-align="start" style:justify-single-word="false">
        <style:drop-cap/>
      </style:paragraph-properties>
    </style:style>
    <style:style style:name="P2785" style:family="paragraph" style:parent-style-name="Standard">
      <style:paragraph-properties fo:text-align="start" style:justify-single-word="false">
        <style:drop-cap/>
      </style:paragraph-properties>
    </style:style>
    <style:style style:name="P2786" style:family="paragraph" style:parent-style-name="Standard">
      <style:paragraph-properties fo:text-align="start" style:justify-single-word="false">
        <style:drop-cap/>
      </style:paragraph-properties>
    </style:style>
    <style:style style:name="P2787" style:family="paragraph" style:parent-style-name="Standard">
      <style:paragraph-properties fo:text-align="start" style:justify-single-word="false">
        <style:drop-cap/>
      </style:paragraph-properties>
    </style:style>
    <style:style style:name="P2788" style:family="paragraph" style:parent-style-name="Standard">
      <style:paragraph-properties fo:text-align="start" style:justify-single-word="false">
        <style:drop-cap/>
      </style:paragraph-properties>
    </style:style>
    <style:style style:name="P2789" style:family="paragraph" style:parent-style-name="Standard">
      <style:paragraph-properties fo:text-align="start" style:justify-single-word="false">
        <style:drop-cap/>
      </style:paragraph-properties>
    </style:style>
    <style:style style:name="P2790" style:family="paragraph" style:parent-style-name="Standard">
      <style:paragraph-properties fo:text-align="start" style:justify-single-word="false">
        <style:drop-cap/>
      </style:paragraph-properties>
    </style:style>
    <style:style style:name="P2791" style:family="paragraph" style:parent-style-name="Standard">
      <style:paragraph-properties fo:text-align="start" style:justify-single-word="false">
        <style:drop-cap/>
      </style:paragraph-properties>
    </style:style>
    <style:style style:name="P2792" style:family="paragraph" style:parent-style-name="Standard">
      <style:paragraph-properties fo:text-align="start" style:justify-single-word="false">
        <style:drop-cap/>
      </style:paragraph-properties>
    </style:style>
    <style:style style:name="P2793" style:family="paragraph" style:parent-style-name="Standard">
      <style:paragraph-properties fo:text-align="start" style:justify-single-word="false">
        <style:drop-cap/>
      </style:paragraph-properties>
    </style:style>
    <style:style style:name="P2794" style:family="paragraph" style:parent-style-name="Standard">
      <style:paragraph-properties fo:text-align="start" style:justify-single-word="false">
        <style:drop-cap/>
      </style:paragraph-properties>
    </style:style>
    <style:style style:name="P2795" style:family="paragraph" style:parent-style-name="Standard">
      <style:paragraph-properties fo:text-align="start" style:justify-single-word="false">
        <style:drop-cap/>
      </style:paragraph-properties>
    </style:style>
    <style:style style:name="P2796" style:family="paragraph" style:parent-style-name="Standard">
      <style:paragraph-properties fo:text-align="start" style:justify-single-word="false">
        <style:drop-cap/>
      </style:paragraph-properties>
    </style:style>
    <style:style style:name="P2797" style:family="paragraph" style:parent-style-name="Standard">
      <style:paragraph-properties fo:text-align="start" style:justify-single-word="false">
        <style:drop-cap/>
      </style:paragraph-properties>
    </style:style>
    <style:style style:name="P2798" style:family="paragraph" style:parent-style-name="Standard">
      <style:paragraph-properties fo:text-align="start" style:justify-single-word="false">
        <style:drop-cap/>
      </style:paragraph-properties>
    </style:style>
    <style:style style:name="P2799" style:family="paragraph" style:parent-style-name="Standard">
      <style:paragraph-properties fo:text-align="start" style:justify-single-word="false">
        <style:drop-cap/>
      </style:paragraph-properties>
    </style:style>
    <style:style style:name="P2800" style:family="paragraph" style:parent-style-name="Standard">
      <style:paragraph-properties fo:text-align="start" style:justify-single-word="false">
        <style:drop-cap/>
      </style:paragraph-properties>
    </style:style>
    <style:style style:name="P2801" style:family="paragraph" style:parent-style-name="Standard">
      <style:paragraph-properties fo:text-align="start" style:justify-single-word="false">
        <style:drop-cap/>
      </style:paragraph-properties>
    </style:style>
    <style:style style:name="P2802" style:family="paragraph" style:parent-style-name="Standard">
      <style:paragraph-properties fo:text-align="start" style:justify-single-word="false">
        <style:drop-cap/>
      </style:paragraph-properties>
    </style:style>
    <style:style style:name="P2803" style:family="paragraph" style:parent-style-name="Standard">
      <style:paragraph-properties fo:text-align="start" style:justify-single-word="false">
        <style:drop-cap/>
      </style:paragraph-properties>
    </style:style>
    <style:style style:name="P2804" style:family="paragraph" style:parent-style-name="Standard">
      <style:paragraph-properties fo:text-align="start" style:justify-single-word="false">
        <style:drop-cap/>
      </style:paragraph-properties>
    </style:style>
    <style:style style:name="P2805" style:family="paragraph" style:parent-style-name="Standard">
      <style:paragraph-properties fo:text-align="start" style:justify-single-word="false">
        <style:drop-cap/>
      </style:paragraph-properties>
    </style:style>
    <style:style style:name="P2806" style:family="paragraph" style:parent-style-name="Standard">
      <style:paragraph-properties fo:text-align="start" style:justify-single-word="false">
        <style:drop-cap/>
      </style:paragraph-properties>
    </style:style>
    <style:style style:name="P2807" style:family="paragraph" style:parent-style-name="Standard">
      <style:paragraph-properties fo:text-align="start" style:justify-single-word="false">
        <style:drop-cap/>
      </style:paragraph-properties>
    </style:style>
    <style:style style:name="P2808" style:family="paragraph" style:parent-style-name="Standard">
      <style:paragraph-properties fo:text-align="start" style:justify-single-word="false">
        <style:drop-cap/>
      </style:paragraph-properties>
    </style:style>
    <style:style style:name="P2809" style:family="paragraph" style:parent-style-name="Standard">
      <style:paragraph-properties fo:text-align="start" style:justify-single-word="false">
        <style:drop-cap/>
      </style:paragraph-properties>
    </style:style>
    <style:style style:name="P2810" style:family="paragraph" style:parent-style-name="Standard">
      <style:paragraph-properties fo:text-align="start" style:justify-single-word="false">
        <style:drop-cap/>
      </style:paragraph-properties>
    </style:style>
    <style:style style:name="P2811" style:family="paragraph" style:parent-style-name="Standard">
      <style:paragraph-properties fo:text-align="start" style:justify-single-word="false">
        <style:drop-cap/>
      </style:paragraph-properties>
    </style:style>
    <style:style style:name="P2812" style:family="paragraph" style:parent-style-name="Standard">
      <style:paragraph-properties fo:text-align="start" style:justify-single-word="false">
        <style:drop-cap/>
      </style:paragraph-properties>
    </style:style>
    <style:style style:name="P2813" style:family="paragraph" style:parent-style-name="Standard">
      <style:paragraph-properties fo:text-align="start" style:justify-single-word="false">
        <style:drop-cap/>
      </style:paragraph-properties>
    </style:style>
    <style:style style:name="P2814" style:family="paragraph" style:parent-style-name="Standard">
      <style:paragraph-properties fo:text-align="start" style:justify-single-word="false">
        <style:drop-cap/>
      </style:paragraph-properties>
    </style:style>
    <style:style style:name="P2815" style:family="paragraph" style:parent-style-name="Standard">
      <style:paragraph-properties fo:text-align="start" style:justify-single-word="false">
        <style:drop-cap/>
      </style:paragraph-properties>
    </style:style>
    <style:style style:name="P2816" style:family="paragraph" style:parent-style-name="Standard">
      <style:paragraph-properties fo:text-align="start" style:justify-single-word="false">
        <style:drop-cap/>
      </style:paragraph-properties>
    </style:style>
    <style:style style:name="P2817" style:family="paragraph" style:parent-style-name="Standard">
      <style:paragraph-properties fo:text-align="start" style:justify-single-word="false">
        <style:drop-cap/>
      </style:paragraph-properties>
    </style:style>
    <style:style style:name="P2818" style:family="paragraph" style:parent-style-name="Standard">
      <style:paragraph-properties fo:text-align="start" style:justify-single-word="false">
        <style:drop-cap/>
      </style:paragraph-properties>
    </style:style>
    <style:style style:name="P2819" style:family="paragraph" style:parent-style-name="Standard">
      <style:paragraph-properties fo:text-align="start" style:justify-single-word="false">
        <style:drop-cap/>
      </style:paragraph-properties>
    </style:style>
    <style:style style:name="P2820" style:family="paragraph" style:parent-style-name="Standard">
      <style:paragraph-properties fo:text-align="start" style:justify-single-word="false">
        <style:drop-cap/>
      </style:paragraph-properties>
    </style:style>
    <style:style style:name="P2821" style:family="paragraph" style:parent-style-name="Standard">
      <style:paragraph-properties fo:text-align="start" style:justify-single-word="false">
        <style:drop-cap/>
      </style:paragraph-properties>
    </style:style>
    <style:style style:name="P2822" style:family="paragraph" style:parent-style-name="Standard">
      <style:paragraph-properties fo:text-align="start" style:justify-single-word="false">
        <style:drop-cap/>
      </style:paragraph-properties>
    </style:style>
    <style:style style:name="P2823" style:family="paragraph" style:parent-style-name="Standard">
      <style:paragraph-properties fo:text-align="start" style:justify-single-word="false">
        <style:drop-cap/>
      </style:paragraph-properties>
    </style:style>
    <style:style style:name="P2824" style:family="paragraph" style:parent-style-name="Standard">
      <style:paragraph-properties fo:text-align="start" style:justify-single-word="false">
        <style:drop-cap/>
      </style:paragraph-properties>
    </style:style>
    <style:style style:name="P2825" style:family="paragraph" style:parent-style-name="Standard">
      <style:paragraph-properties fo:text-align="start" style:justify-single-word="false">
        <style:drop-cap/>
      </style:paragraph-properties>
    </style:style>
    <style:style style:name="P2826" style:family="paragraph" style:parent-style-name="Standard">
      <style:paragraph-properties fo:text-align="start" style:justify-single-word="false">
        <style:drop-cap/>
      </style:paragraph-properties>
    </style:style>
    <style:style style:name="P2827" style:family="paragraph" style:parent-style-name="Standard">
      <style:paragraph-properties fo:text-align="start" style:justify-single-word="false">
        <style:drop-cap/>
      </style:paragraph-properties>
    </style:style>
    <style:style style:name="P2828" style:family="paragraph" style:parent-style-name="Standard">
      <style:paragraph-properties fo:text-align="start" style:justify-single-word="false">
        <style:drop-cap/>
      </style:paragraph-properties>
    </style:style>
    <style:style style:name="P2829" style:family="paragraph" style:parent-style-name="Standard">
      <style:paragraph-properties fo:text-align="start" style:justify-single-word="false">
        <style:drop-cap/>
      </style:paragraph-properties>
    </style:style>
    <style:style style:name="P2830" style:family="paragraph" style:parent-style-name="Standard">
      <style:paragraph-properties fo:text-align="start" style:justify-single-word="false">
        <style:drop-cap/>
      </style:paragraph-properties>
    </style:style>
    <style:style style:name="P2831" style:family="paragraph" style:parent-style-name="Standard">
      <style:paragraph-properties fo:text-align="start" style:justify-single-word="false">
        <style:drop-cap/>
      </style:paragraph-properties>
    </style:style>
    <style:style style:name="P2832" style:family="paragraph" style:parent-style-name="Standard">
      <style:paragraph-properties fo:text-align="start" style:justify-single-word="false">
        <style:drop-cap/>
      </style:paragraph-properties>
    </style:style>
    <style:style style:name="P2833" style:family="paragraph" style:parent-style-name="Standard">
      <style:paragraph-properties fo:text-align="start" style:justify-single-word="false">
        <style:drop-cap/>
      </style:paragraph-properties>
    </style:style>
    <style:style style:name="P2834" style:family="paragraph" style:parent-style-name="Standard">
      <style:paragraph-properties fo:text-align="start" style:justify-single-word="false">
        <style:drop-cap/>
      </style:paragraph-properties>
    </style:style>
    <style:style style:name="P2835" style:family="paragraph" style:parent-style-name="Standard">
      <style:paragraph-properties fo:text-align="start" style:justify-single-word="false">
        <style:drop-cap/>
      </style:paragraph-properties>
    </style:style>
    <style:style style:name="P2836" style:family="paragraph" style:parent-style-name="Standard">
      <style:paragraph-properties fo:text-align="start" style:justify-single-word="false">
        <style:drop-cap/>
      </style:paragraph-properties>
    </style:style>
    <style:style style:name="P2837" style:family="paragraph" style:parent-style-name="Standard">
      <style:paragraph-properties fo:text-align="start" style:justify-single-word="false">
        <style:drop-cap/>
      </style:paragraph-properties>
    </style:style>
    <style:style style:name="P2838" style:family="paragraph" style:parent-style-name="Standard">
      <style:paragraph-properties fo:text-align="start" style:justify-single-word="false">
        <style:drop-cap/>
      </style:paragraph-properties>
    </style:style>
    <style:style style:name="P2839" style:family="paragraph" style:parent-style-name="Standard">
      <style:paragraph-properties fo:text-align="start" style:justify-single-word="false">
        <style:drop-cap/>
      </style:paragraph-properties>
    </style:style>
    <style:style style:name="P2840" style:family="paragraph" style:parent-style-name="Standard">
      <style:paragraph-properties fo:text-align="start" style:justify-single-word="false">
        <style:drop-cap/>
      </style:paragraph-properties>
    </style:style>
    <style:style style:name="P2841" style:family="paragraph" style:parent-style-name="Standard">
      <style:paragraph-properties fo:text-align="start" style:justify-single-word="false">
        <style:drop-cap/>
      </style:paragraph-properties>
    </style:style>
    <style:style style:name="P2842" style:family="paragraph" style:parent-style-name="Standard">
      <style:paragraph-properties fo:text-align="start" style:justify-single-word="false">
        <style:drop-cap/>
      </style:paragraph-properties>
    </style:style>
    <style:style style:name="P2843" style:family="paragraph" style:parent-style-name="Standard">
      <style:paragraph-properties fo:text-align="start" style:justify-single-word="false">
        <style:drop-cap/>
      </style:paragraph-properties>
    </style:style>
    <style:style style:name="P2844" style:family="paragraph" style:parent-style-name="Standard">
      <style:paragraph-properties fo:text-align="start" style:justify-single-word="false">
        <style:drop-cap/>
      </style:paragraph-properties>
    </style:style>
    <style:style style:name="P2845" style:family="paragraph" style:parent-style-name="Standard">
      <style:paragraph-properties fo:text-align="start" style:justify-single-word="false">
        <style:drop-cap/>
      </style:paragraph-properties>
    </style:style>
    <style:style style:name="P2846" style:family="paragraph" style:parent-style-name="Standard">
      <style:paragraph-properties fo:text-align="start" style:justify-single-word="false">
        <style:drop-cap/>
      </style:paragraph-properties>
    </style:style>
    <style:style style:name="P2847" style:family="paragraph" style:parent-style-name="Standard">
      <style:paragraph-properties fo:text-align="start" style:justify-single-word="false">
        <style:drop-cap/>
      </style:paragraph-properties>
    </style:style>
    <style:style style:name="P2848" style:family="paragraph" style:parent-style-name="Standard">
      <style:paragraph-properties fo:text-align="start" style:justify-single-word="false">
        <style:drop-cap/>
      </style:paragraph-properties>
    </style:style>
    <style:style style:name="P2849" style:family="paragraph" style:parent-style-name="Standard">
      <style:paragraph-properties fo:text-align="start" style:justify-single-word="false">
        <style:drop-cap/>
      </style:paragraph-properties>
    </style:style>
    <style:style style:name="P2850" style:family="paragraph" style:parent-style-name="Standard">
      <style:paragraph-properties fo:text-align="start" style:justify-single-word="false">
        <style:drop-cap/>
      </style:paragraph-properties>
    </style:style>
    <style:style style:name="P2851" style:family="paragraph" style:parent-style-name="Standard">
      <style:paragraph-properties fo:text-align="start" style:justify-single-word="false">
        <style:drop-cap/>
      </style:paragraph-properties>
    </style:style>
    <style:style style:name="P2852" style:family="paragraph" style:parent-style-name="Standard">
      <style:paragraph-properties fo:text-align="start" style:justify-single-word="false">
        <style:drop-cap/>
      </style:paragraph-properties>
    </style:style>
    <style:style style:name="P2853" style:family="paragraph" style:parent-style-name="Standard">
      <style:paragraph-properties fo:text-align="start" style:justify-single-word="false">
        <style:drop-cap/>
      </style:paragraph-properties>
    </style:style>
    <style:style style:name="P2854" style:family="paragraph" style:parent-style-name="Standard">
      <style:paragraph-properties fo:text-align="start" style:justify-single-word="false">
        <style:drop-cap/>
      </style:paragraph-properties>
    </style:style>
    <style:style style:name="P2855" style:family="paragraph" style:parent-style-name="Standard">
      <style:paragraph-properties fo:text-align="start" style:justify-single-word="false">
        <style:drop-cap/>
      </style:paragraph-properties>
    </style:style>
    <style:style style:name="P2856" style:family="paragraph" style:parent-style-name="Standard">
      <style:paragraph-properties fo:text-align="start" style:justify-single-word="false">
        <style:drop-cap/>
      </style:paragraph-properties>
    </style:style>
    <style:style style:name="P2857" style:family="paragraph" style:parent-style-name="Standard">
      <style:paragraph-properties fo:text-align="start" style:justify-single-word="false">
        <style:drop-cap/>
      </style:paragraph-properties>
    </style:style>
    <style:style style:name="P2858" style:family="paragraph" style:parent-style-name="Standard">
      <style:paragraph-properties fo:text-align="start" style:justify-single-word="false">
        <style:drop-cap/>
      </style:paragraph-properties>
    </style:style>
    <style:style style:name="P2859" style:family="paragraph" style:parent-style-name="Standard">
      <style:paragraph-properties fo:text-align="start" style:justify-single-word="false">
        <style:drop-cap/>
      </style:paragraph-properties>
    </style:style>
    <style:style style:name="P2860" style:family="paragraph" style:parent-style-name="Standard">
      <style:paragraph-properties fo:text-align="start" style:justify-single-word="false">
        <style:drop-cap/>
      </style:paragraph-properties>
    </style:style>
    <style:style style:name="P2861" style:family="paragraph" style:parent-style-name="Standard">
      <style:paragraph-properties fo:text-align="start" style:justify-single-word="false">
        <style:drop-cap/>
      </style:paragraph-properties>
    </style:style>
    <style:style style:name="P2862" style:family="paragraph" style:parent-style-name="Standard">
      <style:paragraph-properties fo:text-align="start" style:justify-single-word="false">
        <style:drop-cap/>
      </style:paragraph-properties>
    </style:style>
    <style:style style:name="P2863" style:family="paragraph" style:parent-style-name="Standard">
      <style:paragraph-properties fo:text-align="start" style:justify-single-word="false">
        <style:drop-cap/>
      </style:paragraph-properties>
    </style:style>
    <style:style style:name="P2864" style:family="paragraph" style:parent-style-name="Standard">
      <style:paragraph-properties fo:text-align="start" style:justify-single-word="false">
        <style:drop-cap/>
      </style:paragraph-properties>
    </style:style>
    <style:style style:name="P2865" style:family="paragraph" style:parent-style-name="Standard">
      <style:paragraph-properties fo:text-align="start" style:justify-single-word="false">
        <style:drop-cap/>
      </style:paragraph-properties>
    </style:style>
    <style:style style:name="P2866" style:family="paragraph" style:parent-style-name="Standard">
      <style:paragraph-properties fo:text-align="start" style:justify-single-word="false">
        <style:drop-cap/>
      </style:paragraph-properties>
    </style:style>
    <style:style style:name="P2867" style:family="paragraph" style:parent-style-name="Standard">
      <style:paragraph-properties fo:text-align="start" style:justify-single-word="false">
        <style:drop-cap/>
      </style:paragraph-properties>
    </style:style>
    <style:style style:name="P2868" style:family="paragraph" style:parent-style-name="Standard">
      <style:paragraph-properties fo:text-align="start" style:justify-single-word="false">
        <style:drop-cap/>
      </style:paragraph-properties>
    </style:style>
    <style:style style:name="P2869" style:family="paragraph" style:parent-style-name="Standard">
      <style:paragraph-properties fo:text-align="start" style:justify-single-word="false">
        <style:drop-cap/>
      </style:paragraph-properties>
    </style:style>
    <style:style style:name="P2870" style:family="paragraph" style:parent-style-name="Standard">
      <style:paragraph-properties fo:text-align="start" style:justify-single-word="false">
        <style:drop-cap/>
      </style:paragraph-properties>
    </style:style>
    <style:style style:name="P2871" style:family="paragraph" style:parent-style-name="Standard">
      <style:paragraph-properties fo:text-align="start" style:justify-single-word="false">
        <style:drop-cap/>
      </style:paragraph-properties>
    </style:style>
    <style:style style:name="P2872" style:family="paragraph" style:parent-style-name="Standard">
      <style:paragraph-properties fo:text-align="start" style:justify-single-word="false">
        <style:drop-cap/>
      </style:paragraph-properties>
    </style:style>
    <style:style style:name="P2873" style:family="paragraph" style:parent-style-name="Standard">
      <style:paragraph-properties fo:text-align="start" style:justify-single-word="false">
        <style:drop-cap/>
      </style:paragraph-properties>
    </style:style>
    <style:style style:name="P2874" style:family="paragraph" style:parent-style-name="Standard">
      <style:paragraph-properties fo:text-align="start" style:justify-single-word="false">
        <style:drop-cap/>
      </style:paragraph-properties>
    </style:style>
    <style:style style:name="P2875" style:family="paragraph" style:parent-style-name="Standard">
      <style:paragraph-properties fo:text-align="start" style:justify-single-word="false">
        <style:drop-cap/>
      </style:paragraph-properties>
    </style:style>
    <style:style style:name="P2876" style:family="paragraph" style:parent-style-name="Standard">
      <style:paragraph-properties fo:text-align="start" style:justify-single-word="false">
        <style:drop-cap/>
      </style:paragraph-properties>
    </style:style>
    <style:style style:name="P2877" style:family="paragraph" style:parent-style-name="Standard">
      <style:paragraph-properties fo:text-align="start" style:justify-single-word="false">
        <style:drop-cap/>
      </style:paragraph-properties>
    </style:style>
    <style:style style:name="P2878" style:family="paragraph" style:parent-style-name="Standard">
      <style:paragraph-properties fo:text-align="start" style:justify-single-word="false">
        <style:drop-cap/>
      </style:paragraph-properties>
    </style:style>
    <style:style style:name="P2879" style:family="paragraph" style:parent-style-name="Standard">
      <style:paragraph-properties fo:text-align="start" style:justify-single-word="false">
        <style:drop-cap/>
      </style:paragraph-properties>
    </style:style>
    <style:style style:name="P2880" style:family="paragraph" style:parent-style-name="Standard">
      <style:paragraph-properties fo:text-align="start" style:justify-single-word="false">
        <style:drop-cap/>
      </style:paragraph-properties>
    </style:style>
    <style:style style:name="P2881" style:family="paragraph" style:parent-style-name="Standard">
      <style:paragraph-properties fo:text-align="start" style:justify-single-word="false">
        <style:drop-cap/>
      </style:paragraph-properties>
    </style:style>
    <style:style style:name="P2882" style:family="paragraph" style:parent-style-name="Standard">
      <style:paragraph-properties fo:text-align="start" style:justify-single-word="false">
        <style:drop-cap/>
      </style:paragraph-properties>
    </style:style>
    <style:style style:name="P2883" style:family="paragraph" style:parent-style-name="Standard">
      <style:paragraph-properties fo:text-align="start" style:justify-single-word="false">
        <style:drop-cap/>
      </style:paragraph-properties>
    </style:style>
    <style:style style:name="P2884" style:family="paragraph" style:parent-style-name="Standard">
      <style:paragraph-properties fo:text-align="start" style:justify-single-word="false">
        <style:drop-cap/>
      </style:paragraph-properties>
    </style:style>
    <style:style style:name="P2885" style:family="paragraph" style:parent-style-name="Standard">
      <style:paragraph-properties fo:text-align="start" style:justify-single-word="false">
        <style:drop-cap/>
      </style:paragraph-properties>
    </style:style>
    <style:style style:name="P2886" style:family="paragraph" style:parent-style-name="Standard">
      <style:paragraph-properties fo:text-align="start" style:justify-single-word="false">
        <style:drop-cap/>
      </style:paragraph-properties>
    </style:style>
    <style:style style:name="P2887" style:family="paragraph" style:parent-style-name="Standard">
      <style:paragraph-properties fo:text-align="start" style:justify-single-word="false">
        <style:drop-cap/>
      </style:paragraph-properties>
    </style:style>
    <style:style style:name="P2888" style:family="paragraph" style:parent-style-name="Standard">
      <style:paragraph-properties fo:text-align="start" style:justify-single-word="false">
        <style:drop-cap/>
      </style:paragraph-properties>
    </style:style>
    <style:style style:name="P2889" style:family="paragraph" style:parent-style-name="Standard">
      <style:paragraph-properties fo:text-align="start" style:justify-single-word="false">
        <style:drop-cap/>
      </style:paragraph-properties>
    </style:style>
    <style:style style:name="P2890" style:family="paragraph" style:parent-style-name="Standard">
      <style:paragraph-properties fo:text-align="start" style:justify-single-word="false">
        <style:drop-cap/>
      </style:paragraph-properties>
    </style:style>
    <style:style style:name="P2891" style:family="paragraph" style:parent-style-name="Standard">
      <style:paragraph-properties fo:text-align="start" style:justify-single-word="false">
        <style:drop-cap/>
      </style:paragraph-properties>
    </style:style>
    <style:style style:name="P2892" style:family="paragraph" style:parent-style-name="Standard">
      <style:paragraph-properties fo:text-align="start" style:justify-single-word="false">
        <style:drop-cap/>
      </style:paragraph-properties>
    </style:style>
    <style:style style:name="P2893" style:family="paragraph" style:parent-style-name="Standard">
      <style:paragraph-properties fo:text-align="start" style:justify-single-word="false">
        <style:drop-cap/>
      </style:paragraph-properties>
    </style:style>
    <style:style style:name="P2894" style:family="paragraph" style:parent-style-name="Standard">
      <style:paragraph-properties fo:text-align="start" style:justify-single-word="false">
        <style:drop-cap/>
      </style:paragraph-properties>
    </style:style>
    <style:style style:name="P2895" style:family="paragraph" style:parent-style-name="Standard">
      <style:paragraph-properties fo:text-align="start" style:justify-single-word="false">
        <style:drop-cap/>
      </style:paragraph-properties>
    </style:style>
    <style:style style:name="P2896" style:family="paragraph" style:parent-style-name="Standard">
      <style:paragraph-properties fo:text-align="start" style:justify-single-word="false">
        <style:drop-cap/>
      </style:paragraph-properties>
    </style:style>
    <style:style style:name="P2897" style:family="paragraph" style:parent-style-name="Standard">
      <style:paragraph-properties fo:text-align="start" style:justify-single-word="false">
        <style:drop-cap/>
      </style:paragraph-properties>
    </style:style>
    <style:style style:name="P2898" style:family="paragraph" style:parent-style-name="Standard">
      <style:paragraph-properties fo:text-align="start" style:justify-single-word="false">
        <style:drop-cap/>
      </style:paragraph-properties>
    </style:style>
    <style:style style:name="P2899" style:family="paragraph" style:parent-style-name="Standard">
      <style:paragraph-properties fo:text-align="start" style:justify-single-word="false">
        <style:drop-cap/>
      </style:paragraph-properties>
    </style:style>
    <style:style style:name="P2900" style:family="paragraph" style:parent-style-name="Standard">
      <style:paragraph-properties fo:text-align="start" style:justify-single-word="false">
        <style:drop-cap/>
      </style:paragraph-properties>
    </style:style>
    <style:style style:name="P2901" style:family="paragraph" style:parent-style-name="Standard">
      <style:paragraph-properties fo:text-align="start" style:justify-single-word="false">
        <style:drop-cap/>
      </style:paragraph-properties>
    </style:style>
    <style:style style:name="P2902" style:family="paragraph" style:parent-style-name="Standard">
      <style:paragraph-properties fo:text-align="start" style:justify-single-word="false">
        <style:drop-cap/>
      </style:paragraph-properties>
    </style:style>
    <style:style style:name="P2903" style:family="paragraph" style:parent-style-name="Standard">
      <style:paragraph-properties fo:text-align="start" style:justify-single-word="false">
        <style:drop-cap/>
      </style:paragraph-properties>
    </style:style>
    <style:style style:name="P2904" style:family="paragraph" style:parent-style-name="Standard">
      <style:paragraph-properties fo:text-align="start" style:justify-single-word="false">
        <style:drop-cap/>
      </style:paragraph-properties>
    </style:style>
    <style:style style:name="P2905" style:family="paragraph" style:parent-style-name="Standard">
      <style:paragraph-properties fo:text-align="start" style:justify-single-word="false">
        <style:drop-cap/>
      </style:paragraph-properties>
    </style:style>
    <style:style style:name="P2906" style:family="paragraph" style:parent-style-name="Standard">
      <style:paragraph-properties fo:text-align="start" style:justify-single-word="false">
        <style:drop-cap/>
      </style:paragraph-properties>
    </style:style>
    <style:style style:name="P2907" style:family="paragraph" style:parent-style-name="Standard">
      <style:paragraph-properties fo:text-align="start" style:justify-single-word="false">
        <style:drop-cap/>
      </style:paragraph-properties>
    </style:style>
    <style:style style:name="P2908" style:family="paragraph" style:parent-style-name="Standard">
      <style:paragraph-properties fo:text-align="start" style:justify-single-word="false">
        <style:drop-cap/>
      </style:paragraph-properties>
    </style:style>
    <style:style style:name="P2909" style:family="paragraph" style:parent-style-name="Standard">
      <style:paragraph-properties fo:text-align="start" style:justify-single-word="false">
        <style:drop-cap/>
      </style:paragraph-properties>
    </style:style>
    <style:style style:name="P2910" style:family="paragraph" style:parent-style-name="Standard">
      <style:paragraph-properties fo:text-align="start" style:justify-single-word="false">
        <style:drop-cap/>
      </style:paragraph-properties>
    </style:style>
    <style:style style:name="P2911" style:family="paragraph" style:parent-style-name="Standard">
      <style:paragraph-properties fo:text-align="start" style:justify-single-word="false">
        <style:drop-cap/>
      </style:paragraph-properties>
    </style:style>
    <style:style style:name="P2912" style:family="paragraph" style:parent-style-name="Standard">
      <style:paragraph-properties fo:text-align="start" style:justify-single-word="false">
        <style:drop-cap/>
      </style:paragraph-properties>
    </style:style>
    <style:style style:name="P2913" style:family="paragraph" style:parent-style-name="Standard">
      <style:paragraph-properties fo:text-align="start" style:justify-single-word="false">
        <style:drop-cap/>
      </style:paragraph-properties>
    </style:style>
    <style:style style:name="P2914" style:family="paragraph" style:parent-style-name="Standard">
      <style:paragraph-properties fo:text-align="start" style:justify-single-word="false">
        <style:drop-cap/>
      </style:paragraph-properties>
    </style:style>
    <style:style style:name="P2915" style:family="paragraph" style:parent-style-name="Standard">
      <style:paragraph-properties fo:text-align="start" style:justify-single-word="false">
        <style:drop-cap/>
      </style:paragraph-properties>
    </style:style>
    <style:style style:name="P2916" style:family="paragraph" style:parent-style-name="Standard">
      <style:paragraph-properties fo:text-align="start" style:justify-single-word="false">
        <style:drop-cap/>
      </style:paragraph-properties>
    </style:style>
    <style:style style:name="P2917" style:family="paragraph" style:parent-style-name="Standard">
      <style:paragraph-properties fo:text-align="start" style:justify-single-word="false">
        <style:drop-cap/>
      </style:paragraph-properties>
    </style:style>
    <style:style style:name="P2918" style:family="paragraph" style:parent-style-name="Standard">
      <style:paragraph-properties fo:text-align="start" style:justify-single-word="false">
        <style:drop-cap/>
      </style:paragraph-properties>
    </style:style>
    <style:style style:name="P2919" style:family="paragraph" style:parent-style-name="Standard">
      <style:paragraph-properties fo:text-align="start" style:justify-single-word="false">
        <style:drop-cap/>
      </style:paragraph-properties>
    </style:style>
    <style:style style:name="P2920" style:family="paragraph" style:parent-style-name="Standard">
      <style:paragraph-properties fo:text-align="start" style:justify-single-word="false">
        <style:drop-cap/>
      </style:paragraph-properties>
    </style:style>
    <style:style style:name="P2921" style:family="paragraph" style:parent-style-name="Standard">
      <style:paragraph-properties fo:text-align="start" style:justify-single-word="false">
        <style:drop-cap/>
      </style:paragraph-properties>
    </style:style>
    <style:style style:name="P2922" style:family="paragraph" style:parent-style-name="Standard">
      <style:paragraph-properties fo:text-align="start" style:justify-single-word="false">
        <style:drop-cap/>
      </style:paragraph-properties>
    </style:style>
    <style:style style:name="P2923" style:family="paragraph" style:parent-style-name="Standard">
      <style:paragraph-properties fo:text-align="start" style:justify-single-word="false">
        <style:drop-cap/>
      </style:paragraph-properties>
    </style:style>
    <style:style style:name="P2924" style:family="paragraph" style:parent-style-name="Standard">
      <style:paragraph-properties fo:text-align="start" style:justify-single-word="false">
        <style:drop-cap/>
      </style:paragraph-properties>
    </style:style>
    <style:style style:name="P2925" style:family="paragraph" style:parent-style-name="Standard">
      <style:paragraph-properties fo:text-align="start" style:justify-single-word="false">
        <style:drop-cap/>
      </style:paragraph-properties>
    </style:style>
    <style:style style:name="P2926" style:family="paragraph" style:parent-style-name="Standard">
      <style:paragraph-properties fo:text-align="start" style:justify-single-word="false">
        <style:drop-cap/>
      </style:paragraph-properties>
    </style:style>
    <style:style style:name="P2927" style:family="paragraph" style:parent-style-name="Standard">
      <style:paragraph-properties fo:text-align="start" style:justify-single-word="false">
        <style:drop-cap/>
      </style:paragraph-properties>
    </style:style>
    <style:style style:name="P2928" style:family="paragraph" style:parent-style-name="Standard">
      <style:paragraph-properties fo:text-align="start" style:justify-single-word="false">
        <style:drop-cap/>
      </style:paragraph-properties>
    </style:style>
    <style:style style:name="P2929" style:family="paragraph" style:parent-style-name="Standard">
      <style:paragraph-properties fo:text-align="start" style:justify-single-word="false">
        <style:drop-cap/>
      </style:paragraph-properties>
    </style:style>
    <style:style style:name="P2930" style:family="paragraph" style:parent-style-name="Standard">
      <style:paragraph-properties fo:text-align="start" style:justify-single-word="false">
        <style:drop-cap/>
      </style:paragraph-properties>
    </style:style>
    <style:style style:name="P2931" style:family="paragraph" style:parent-style-name="Standard">
      <style:paragraph-properties fo:text-align="start" style:justify-single-word="false">
        <style:drop-cap/>
      </style:paragraph-properties>
    </style:style>
    <style:style style:name="P2932" style:family="paragraph" style:parent-style-name="Standard">
      <style:paragraph-properties fo:text-align="start" style:justify-single-word="false">
        <style:drop-cap/>
      </style:paragraph-properties>
    </style:style>
    <style:style style:name="P2933" style:family="paragraph" style:parent-style-name="Standard">
      <style:paragraph-properties fo:text-align="start" style:justify-single-word="false">
        <style:drop-cap/>
      </style:paragraph-properties>
    </style:style>
    <style:style style:name="P2934" style:family="paragraph" style:parent-style-name="Standard">
      <style:paragraph-properties fo:text-align="start" style:justify-single-word="false">
        <style:drop-cap/>
      </style:paragraph-properties>
    </style:style>
    <style:style style:name="P2935" style:family="paragraph" style:parent-style-name="Standard">
      <style:paragraph-properties fo:text-align="start" style:justify-single-word="false">
        <style:drop-cap/>
      </style:paragraph-properties>
    </style:style>
    <style:style style:name="P2936" style:family="paragraph" style:parent-style-name="Standard">
      <style:paragraph-properties fo:text-align="start" style:justify-single-word="false">
        <style:drop-cap/>
      </style:paragraph-properties>
    </style:style>
    <style:style style:name="P2937" style:family="paragraph" style:parent-style-name="Standard">
      <style:paragraph-properties fo:text-align="start" style:justify-single-word="false">
        <style:drop-cap/>
      </style:paragraph-properties>
    </style:style>
    <style:style style:name="P2938" style:family="paragraph" style:parent-style-name="Standard">
      <style:paragraph-properties fo:text-align="start" style:justify-single-word="false">
        <style:drop-cap/>
      </style:paragraph-properties>
    </style:style>
    <style:style style:name="P2939" style:family="paragraph" style:parent-style-name="Standard">
      <style:paragraph-properties fo:text-align="start" style:justify-single-word="false">
        <style:drop-cap/>
      </style:paragraph-properties>
    </style:style>
    <style:style style:name="P2940" style:family="paragraph" style:parent-style-name="Standard">
      <style:paragraph-properties fo:text-align="start" style:justify-single-word="false">
        <style:drop-cap/>
      </style:paragraph-properties>
    </style:style>
    <style:style style:name="P2941" style:family="paragraph" style:parent-style-name="Standard">
      <style:paragraph-properties fo:text-align="start" style:justify-single-word="false">
        <style:drop-cap/>
      </style:paragraph-properties>
    </style:style>
    <style:style style:name="P2942" style:family="paragraph" style:parent-style-name="Standard">
      <style:paragraph-properties fo:text-align="start" style:justify-single-word="false">
        <style:drop-cap/>
      </style:paragraph-properties>
    </style:style>
    <style:style style:name="P2943" style:family="paragraph" style:parent-style-name="Standard">
      <style:paragraph-properties fo:text-align="start" style:justify-single-word="false">
        <style:drop-cap/>
      </style:paragraph-properties>
    </style:style>
    <style:style style:name="P2944" style:family="paragraph" style:parent-style-name="Standard">
      <style:paragraph-properties fo:text-align="start" style:justify-single-word="false">
        <style:drop-cap/>
      </style:paragraph-properties>
    </style:style>
    <style:style style:name="P2945" style:family="paragraph" style:parent-style-name="Standard">
      <style:paragraph-properties fo:text-align="start" style:justify-single-word="false">
        <style:drop-cap/>
      </style:paragraph-properties>
    </style:style>
    <style:style style:name="P2946" style:family="paragraph" style:parent-style-name="Standard">
      <style:paragraph-properties fo:text-align="start" style:justify-single-word="false">
        <style:drop-cap/>
      </style:paragraph-properties>
    </style:style>
    <style:style style:name="P2947" style:family="paragraph" style:parent-style-name="Standard">
      <style:paragraph-properties fo:text-align="start" style:justify-single-word="false">
        <style:drop-cap/>
      </style:paragraph-properties>
    </style:style>
    <style:style style:name="P2948" style:family="paragraph" style:parent-style-name="Standard">
      <style:paragraph-properties fo:text-align="start" style:justify-single-word="false">
        <style:drop-cap/>
      </style:paragraph-properties>
    </style:style>
    <style:style style:name="P2949" style:family="paragraph" style:parent-style-name="Standard">
      <style:paragraph-properties fo:text-align="start" style:justify-single-word="false">
        <style:drop-cap/>
      </style:paragraph-properties>
    </style:style>
    <style:style style:name="P2950" style:family="paragraph" style:parent-style-name="Standard">
      <style:paragraph-properties fo:text-align="start" style:justify-single-word="false">
        <style:drop-cap/>
      </style:paragraph-properties>
    </style:style>
    <style:style style:name="P2951" style:family="paragraph" style:parent-style-name="Standard">
      <style:paragraph-properties fo:text-align="start" style:justify-single-word="false">
        <style:drop-cap/>
      </style:paragraph-properties>
    </style:style>
    <style:style style:name="P2952" style:family="paragraph" style:parent-style-name="Standard">
      <style:paragraph-properties fo:text-align="start" style:justify-single-word="false">
        <style:drop-cap/>
      </style:paragraph-properties>
    </style:style>
    <style:style style:name="P2953" style:family="paragraph" style:parent-style-name="Standard">
      <style:paragraph-properties fo:text-align="start" style:justify-single-word="false">
        <style:drop-cap/>
      </style:paragraph-properties>
    </style:style>
    <style:style style:name="P2954" style:family="paragraph" style:parent-style-name="Standard">
      <style:paragraph-properties fo:text-align="start" style:justify-single-word="false">
        <style:drop-cap/>
      </style:paragraph-properties>
    </style:style>
    <style:style style:name="P2955" style:family="paragraph" style:parent-style-name="Standard">
      <style:paragraph-properties fo:text-align="start" style:justify-single-word="false">
        <style:drop-cap/>
      </style:paragraph-properties>
    </style:style>
    <style:style style:name="P2956" style:family="paragraph" style:parent-style-name="Standard">
      <style:paragraph-properties fo:text-align="start" style:justify-single-word="false">
        <style:drop-cap/>
      </style:paragraph-properties>
    </style:style>
    <style:style style:name="P2957" style:family="paragraph" style:parent-style-name="Standard">
      <style:paragraph-properties fo:text-align="start" style:justify-single-word="false">
        <style:drop-cap/>
      </style:paragraph-properties>
    </style:style>
    <style:style style:name="P2958" style:family="paragraph" style:parent-style-name="Standard">
      <style:paragraph-properties fo:text-align="start" style:justify-single-word="false">
        <style:drop-cap/>
      </style:paragraph-properties>
    </style:style>
    <style:style style:name="P2959" style:family="paragraph" style:parent-style-name="Standard">
      <style:paragraph-properties fo:text-align="start" style:justify-single-word="false">
        <style:drop-cap/>
      </style:paragraph-properties>
    </style:style>
    <style:style style:name="P2960" style:family="paragraph" style:parent-style-name="Standard">
      <style:paragraph-properties fo:text-align="start" style:justify-single-word="false">
        <style:drop-cap/>
      </style:paragraph-properties>
    </style:style>
    <style:style style:name="P2961" style:family="paragraph" style:parent-style-name="Standard">
      <style:paragraph-properties fo:text-align="start" style:justify-single-word="false">
        <style:drop-cap/>
      </style:paragraph-properties>
    </style:style>
    <style:style style:name="P2962" style:family="paragraph" style:parent-style-name="Standard">
      <style:paragraph-properties fo:text-align="start" style:justify-single-word="false">
        <style:drop-cap/>
      </style:paragraph-properties>
    </style:style>
    <style:style style:name="P2963" style:family="paragraph" style:parent-style-name="Standard">
      <style:paragraph-properties fo:text-align="start" style:justify-single-word="false">
        <style:drop-cap/>
      </style:paragraph-properties>
    </style:style>
    <style:style style:name="P2964" style:family="paragraph" style:parent-style-name="Standard">
      <style:paragraph-properties fo:text-align="start" style:justify-single-word="false">
        <style:drop-cap/>
      </style:paragraph-properties>
    </style:style>
    <style:style style:name="P2965" style:family="paragraph" style:parent-style-name="Standard">
      <style:paragraph-properties fo:text-align="start" style:justify-single-word="false">
        <style:drop-cap/>
      </style:paragraph-properties>
    </style:style>
    <style:style style:name="P2966" style:family="paragraph" style:parent-style-name="Standard">
      <style:paragraph-properties fo:text-align="start" style:justify-single-word="false">
        <style:drop-cap/>
      </style:paragraph-properties>
    </style:style>
    <style:style style:name="P2967" style:family="paragraph" style:parent-style-name="Standard">
      <style:paragraph-properties fo:text-align="start" style:justify-single-word="false">
        <style:drop-cap/>
      </style:paragraph-properties>
    </style:style>
    <style:style style:name="P2968" style:family="paragraph" style:parent-style-name="Standard">
      <style:paragraph-properties fo:text-align="start" style:justify-single-word="false">
        <style:drop-cap/>
      </style:paragraph-properties>
    </style:style>
    <style:style style:name="P2969" style:family="paragraph" style:parent-style-name="Standard">
      <style:paragraph-properties fo:text-align="start" style:justify-single-word="false">
        <style:drop-cap/>
      </style:paragraph-properties>
    </style:style>
    <style:style style:name="P2970" style:family="paragraph" style:parent-style-name="Standard">
      <style:paragraph-properties fo:text-align="start" style:justify-single-word="false">
        <style:drop-cap/>
      </style:paragraph-properties>
    </style:style>
    <style:style style:name="P2971" style:family="paragraph" style:parent-style-name="Standard">
      <style:paragraph-properties fo:text-align="start" style:justify-single-word="false">
        <style:drop-cap/>
      </style:paragraph-properties>
    </style:style>
    <style:style style:name="P2972" style:family="paragraph" style:parent-style-name="Standard">
      <style:paragraph-properties fo:text-align="start" style:justify-single-word="false">
        <style:drop-cap/>
      </style:paragraph-properties>
    </style:style>
    <style:style style:name="P2973" style:family="paragraph" style:parent-style-name="Standard">
      <style:paragraph-properties fo:text-align="start" style:justify-single-word="false">
        <style:drop-cap/>
      </style:paragraph-properties>
    </style:style>
    <style:style style:name="P2974" style:family="paragraph" style:parent-style-name="Standard">
      <style:paragraph-properties fo:text-align="start" style:justify-single-word="false">
        <style:drop-cap/>
      </style:paragraph-properties>
    </style:style>
    <style:style style:name="P2975" style:family="paragraph" style:parent-style-name="Standard">
      <style:paragraph-properties fo:text-align="start" style:justify-single-word="false">
        <style:drop-cap/>
      </style:paragraph-properties>
    </style:style>
    <style:style style:name="P2976" style:family="paragraph" style:parent-style-name="Standard">
      <style:paragraph-properties fo:text-align="start" style:justify-single-word="false">
        <style:drop-cap/>
      </style:paragraph-properties>
    </style:style>
    <style:style style:name="P2977" style:family="paragraph" style:parent-style-name="Standard">
      <style:paragraph-properties fo:text-align="start" style:justify-single-word="false">
        <style:drop-cap/>
      </style:paragraph-properties>
    </style:style>
    <style:style style:name="P2978" style:family="paragraph" style:parent-style-name="Standard">
      <style:paragraph-properties fo:text-align="start" style:justify-single-word="false">
        <style:drop-cap/>
      </style:paragraph-properties>
    </style:style>
    <style:style style:name="P2979" style:family="paragraph" style:parent-style-name="Standard">
      <style:paragraph-properties fo:text-align="start" style:justify-single-word="false">
        <style:drop-cap/>
      </style:paragraph-properties>
    </style:style>
    <style:style style:name="P2980" style:family="paragraph" style:parent-style-name="Standard">
      <style:paragraph-properties fo:text-align="start" style:justify-single-word="false">
        <style:drop-cap/>
      </style:paragraph-properties>
    </style:style>
    <style:style style:name="P2981" style:family="paragraph" style:parent-style-name="Standard">
      <style:paragraph-properties fo:text-align="start" style:justify-single-word="false">
        <style:drop-cap/>
      </style:paragraph-properties>
    </style:style>
    <style:style style:name="P2982" style:family="paragraph" style:parent-style-name="Standard">
      <style:paragraph-properties fo:text-align="start" style:justify-single-word="false">
        <style:drop-cap/>
      </style:paragraph-properties>
    </style:style>
    <style:style style:name="P2983" style:family="paragraph" style:parent-style-name="Standard">
      <style:paragraph-properties fo:text-align="start" style:justify-single-word="false">
        <style:drop-cap/>
      </style:paragraph-properties>
    </style:style>
    <style:style style:name="P2984" style:family="paragraph" style:parent-style-name="Standard">
      <style:paragraph-properties fo:text-align="start" style:justify-single-word="false">
        <style:drop-cap/>
      </style:paragraph-properties>
    </style:style>
    <style:style style:name="P2985" style:family="paragraph" style:parent-style-name="Standard">
      <style:paragraph-properties fo:text-align="start" style:justify-single-word="false">
        <style:drop-cap/>
      </style:paragraph-properties>
    </style:style>
    <style:style style:name="P2986" style:family="paragraph" style:parent-style-name="Standard">
      <style:paragraph-properties fo:text-align="start" style:justify-single-word="false">
        <style:drop-cap/>
      </style:paragraph-properties>
    </style:style>
    <style:style style:name="P2987" style:family="paragraph" style:parent-style-name="Standard">
      <style:paragraph-properties fo:text-align="start" style:justify-single-word="false">
        <style:drop-cap/>
      </style:paragraph-properties>
    </style:style>
    <style:style style:name="P2988" style:family="paragraph" style:parent-style-name="Standard">
      <style:paragraph-properties fo:text-align="start" style:justify-single-word="false">
        <style:drop-cap/>
      </style:paragraph-properties>
    </style:style>
    <style:style style:name="P2989" style:family="paragraph" style:parent-style-name="Standard">
      <style:paragraph-properties fo:text-align="start" style:justify-single-word="false">
        <style:drop-cap/>
      </style:paragraph-properties>
    </style:style>
    <style:style style:name="P2990" style:family="paragraph" style:parent-style-name="Standard">
      <style:paragraph-properties fo:text-align="start" style:justify-single-word="false">
        <style:drop-cap/>
      </style:paragraph-properties>
    </style:style>
    <style:style style:name="P2991" style:family="paragraph" style:parent-style-name="Standard">
      <style:paragraph-properties fo:text-align="start" style:justify-single-word="false">
        <style:drop-cap/>
      </style:paragraph-properties>
    </style:style>
    <style:style style:name="P2992" style:family="paragraph" style:parent-style-name="Standard">
      <style:paragraph-properties fo:text-align="start" style:justify-single-word="false">
        <style:drop-cap/>
      </style:paragraph-properties>
    </style:style>
    <style:style style:name="P2993" style:family="paragraph" style:parent-style-name="Standard">
      <style:paragraph-properties fo:text-align="start" style:justify-single-word="false">
        <style:drop-cap/>
      </style:paragraph-properties>
    </style:style>
    <style:style style:name="P2994" style:family="paragraph" style:parent-style-name="Standard">
      <style:paragraph-properties fo:text-align="start" style:justify-single-word="false">
        <style:drop-cap/>
      </style:paragraph-properties>
    </style:style>
    <style:style style:name="P2995" style:family="paragraph" style:parent-style-name="Standard">
      <style:paragraph-properties fo:text-align="start" style:justify-single-word="false">
        <style:drop-cap/>
      </style:paragraph-properties>
    </style:style>
    <style:style style:name="P2996" style:family="paragraph" style:parent-style-name="Standard">
      <style:paragraph-properties fo:text-align="start" style:justify-single-word="false">
        <style:drop-cap/>
      </style:paragraph-properties>
    </style:style>
    <style:style style:name="P2997" style:family="paragraph" style:parent-style-name="Standard">
      <style:paragraph-properties fo:text-align="start" style:justify-single-word="false">
        <style:drop-cap/>
      </style:paragraph-properties>
    </style:style>
    <style:style style:name="P2998" style:family="paragraph" style:parent-style-name="Standard">
      <style:paragraph-properties fo:text-align="start" style:justify-single-word="false">
        <style:drop-cap/>
      </style:paragraph-properties>
    </style:style>
    <style:style style:name="P2999" style:family="paragraph" style:parent-style-name="Standard">
      <style:paragraph-properties fo:text-align="start" style:justify-single-word="false">
        <style:drop-cap/>
      </style:paragraph-properties>
    </style:style>
    <style:style style:name="P3000" style:family="paragraph" style:parent-style-name="Standard">
      <style:paragraph-properties fo:text-align="start" style:justify-single-word="false">
        <style:drop-cap/>
      </style:paragraph-properties>
    </style:style>
    <style:style style:name="P3001" style:family="paragraph" style:parent-style-name="Standard">
      <style:paragraph-properties fo:text-align="start" style:justify-single-word="false">
        <style:drop-cap/>
      </style:paragraph-properties>
    </style:style>
    <style:style style:name="P3002" style:family="paragraph" style:parent-style-name="Standard">
      <style:paragraph-properties fo:text-align="start" style:justify-single-word="false">
        <style:drop-cap/>
      </style:paragraph-properties>
    </style:style>
    <style:style style:name="P3003" style:family="paragraph" style:parent-style-name="Standard">
      <style:paragraph-properties fo:text-align="start" style:justify-single-word="false">
        <style:drop-cap/>
      </style:paragraph-properties>
    </style:style>
    <style:style style:name="P3004" style:family="paragraph" style:parent-style-name="Standard">
      <style:paragraph-properties fo:text-align="start" style:justify-single-word="false">
        <style:drop-cap/>
      </style:paragraph-properties>
    </style:style>
    <style:style style:name="P3005" style:family="paragraph" style:parent-style-name="Standard">
      <style:paragraph-properties fo:text-align="start" style:justify-single-word="false">
        <style:drop-cap/>
      </style:paragraph-properties>
    </style:style>
    <style:style style:name="P3006" style:family="paragraph" style:parent-style-name="Standard">
      <style:paragraph-properties fo:text-align="start" style:justify-single-word="false">
        <style:drop-cap/>
      </style:paragraph-properties>
    </style:style>
    <style:style style:name="P3007" style:family="paragraph" style:parent-style-name="Standard">
      <style:paragraph-properties fo:text-align="start" style:justify-single-word="false">
        <style:drop-cap/>
      </style:paragraph-properties>
    </style:style>
    <style:style style:name="P3008" style:family="paragraph" style:parent-style-name="Standard">
      <style:paragraph-properties fo:text-align="start" style:justify-single-word="false">
        <style:drop-cap/>
      </style:paragraph-properties>
    </style:style>
    <style:style style:name="P3009" style:family="paragraph" style:parent-style-name="Standard">
      <style:paragraph-properties fo:text-align="start" style:justify-single-word="false">
        <style:drop-cap/>
      </style:paragraph-properties>
    </style:style>
    <style:style style:name="P3010" style:family="paragraph" style:parent-style-name="Standard">
      <style:paragraph-properties fo:text-align="start" style:justify-single-word="false">
        <style:drop-cap/>
      </style:paragraph-properties>
    </style:style>
    <style:style style:name="P3011" style:family="paragraph" style:parent-style-name="Standard">
      <style:paragraph-properties fo:text-align="start" style:justify-single-word="false">
        <style:drop-cap/>
      </style:paragraph-properties>
    </style:style>
    <style:style style:name="P3012" style:family="paragraph" style:parent-style-name="Standard">
      <style:paragraph-properties fo:text-align="start" style:justify-single-word="false">
        <style:drop-cap/>
      </style:paragraph-properties>
    </style:style>
    <style:style style:name="P3013" style:family="paragraph" style:parent-style-name="Standard">
      <style:paragraph-properties fo:text-align="start" style:justify-single-word="false">
        <style:drop-cap/>
      </style:paragraph-properties>
    </style:style>
    <style:style style:name="P3014" style:family="paragraph" style:parent-style-name="Standard">
      <style:paragraph-properties fo:text-align="start" style:justify-single-word="false">
        <style:drop-cap/>
      </style:paragraph-properties>
    </style:style>
    <style:style style:name="P3015" style:family="paragraph" style:parent-style-name="Standard">
      <style:paragraph-properties fo:text-align="start" style:justify-single-word="false">
        <style:drop-cap/>
      </style:paragraph-properties>
    </style:style>
    <style:style style:name="P3016" style:family="paragraph" style:parent-style-name="Standard">
      <style:paragraph-properties fo:text-align="start" style:justify-single-word="false">
        <style:drop-cap/>
      </style:paragraph-properties>
    </style:style>
    <style:style style:name="P3017" style:family="paragraph" style:parent-style-name="Standard">
      <style:paragraph-properties fo:text-align="start" style:justify-single-word="false">
        <style:drop-cap/>
      </style:paragraph-properties>
    </style:style>
    <style:style style:name="P3018" style:family="paragraph" style:parent-style-name="Standard">
      <style:paragraph-properties fo:text-align="start" style:justify-single-word="false">
        <style:drop-cap/>
      </style:paragraph-properties>
    </style:style>
    <style:style style:name="P3019" style:family="paragraph" style:parent-style-name="Standard">
      <style:paragraph-properties fo:text-align="start" style:justify-single-word="false">
        <style:drop-cap/>
      </style:paragraph-properties>
    </style:style>
    <style:style style:name="P3020" style:family="paragraph" style:parent-style-name="Standard">
      <style:paragraph-properties fo:text-align="start" style:justify-single-word="false">
        <style:drop-cap/>
      </style:paragraph-properties>
    </style:style>
    <style:style style:name="P3021" style:family="paragraph" style:parent-style-name="Standard">
      <style:paragraph-properties fo:text-align="start" style:justify-single-word="false">
        <style:drop-cap/>
      </style:paragraph-properties>
    </style:style>
    <style:style style:name="P3022" style:family="paragraph" style:parent-style-name="Standard">
      <style:paragraph-properties fo:text-align="start" style:justify-single-word="false">
        <style:drop-cap/>
      </style:paragraph-properties>
    </style:style>
    <style:style style:name="P3023" style:family="paragraph" style:parent-style-name="Standard">
      <style:paragraph-properties fo:text-align="start" style:justify-single-word="false">
        <style:drop-cap/>
      </style:paragraph-properties>
    </style:style>
    <style:style style:name="P3024" style:family="paragraph" style:parent-style-name="Standard">
      <style:paragraph-properties fo:text-align="start" style:justify-single-word="false">
        <style:drop-cap/>
      </style:paragraph-properties>
    </style:style>
    <style:style style:name="P3025" style:family="paragraph" style:parent-style-name="Standard">
      <style:paragraph-properties fo:text-align="start" style:justify-single-word="false">
        <style:drop-cap/>
      </style:paragraph-properties>
    </style:style>
    <style:style style:name="P3026" style:family="paragraph" style:parent-style-name="Standard">
      <style:paragraph-properties fo:text-align="start" style:justify-single-word="false">
        <style:drop-cap/>
      </style:paragraph-properties>
    </style:style>
    <style:style style:name="P3027" style:family="paragraph" style:parent-style-name="Standard">
      <style:paragraph-properties fo:text-align="start" style:justify-single-word="false">
        <style:drop-cap/>
      </style:paragraph-properties>
    </style:style>
    <style:style style:name="P3028" style:family="paragraph" style:parent-style-name="Standard">
      <style:paragraph-properties fo:text-align="start" style:justify-single-word="false">
        <style:drop-cap/>
      </style:paragraph-properties>
    </style:style>
    <style:style style:name="P3029" style:family="paragraph" style:parent-style-name="Standard">
      <style:paragraph-properties fo:text-align="start" style:justify-single-word="false">
        <style:drop-cap/>
      </style:paragraph-properties>
    </style:style>
    <style:style style:name="P3030" style:family="paragraph" style:parent-style-name="Standard">
      <style:paragraph-properties fo:text-align="start" style:justify-single-word="false">
        <style:drop-cap/>
      </style:paragraph-properties>
    </style:style>
    <style:style style:name="P3031" style:family="paragraph" style:parent-style-name="Standard">
      <style:paragraph-properties fo:text-align="start" style:justify-single-word="false">
        <style:drop-cap/>
      </style:paragraph-properties>
    </style:style>
    <style:style style:name="P3032" style:family="paragraph" style:parent-style-name="Standard">
      <style:paragraph-properties fo:text-align="start" style:justify-single-word="false">
        <style:drop-cap/>
      </style:paragraph-properties>
    </style:style>
    <style:style style:name="P3033" style:family="paragraph" style:parent-style-name="Standard">
      <style:paragraph-properties fo:text-align="start" style:justify-single-word="false">
        <style:drop-cap/>
      </style:paragraph-properties>
    </style:style>
    <style:style style:name="P3034" style:family="paragraph" style:parent-style-name="Standard">
      <style:paragraph-properties fo:text-align="start" style:justify-single-word="false">
        <style:drop-cap/>
      </style:paragraph-properties>
    </style:style>
    <style:style style:name="P3035" style:family="paragraph" style:parent-style-name="Standard">
      <style:paragraph-properties fo:text-align="start" style:justify-single-word="false">
        <style:drop-cap/>
      </style:paragraph-properties>
    </style:style>
    <style:style style:name="P3036" style:family="paragraph" style:parent-style-name="Standard">
      <style:paragraph-properties fo:text-align="start" style:justify-single-word="false">
        <style:drop-cap/>
      </style:paragraph-properties>
    </style:style>
    <style:style style:name="P3037" style:family="paragraph" style:parent-style-name="Standard">
      <style:paragraph-properties fo:text-align="start" style:justify-single-word="false">
        <style:drop-cap/>
      </style:paragraph-properties>
    </style:style>
    <style:style style:name="P3038" style:family="paragraph" style:parent-style-name="Standard">
      <style:paragraph-properties fo:text-align="start" style:justify-single-word="false">
        <style:drop-cap/>
      </style:paragraph-properties>
    </style:style>
    <style:style style:name="P3039" style:family="paragraph" style:parent-style-name="Standard">
      <style:paragraph-properties fo:text-align="start" style:justify-single-word="false">
        <style:drop-cap/>
      </style:paragraph-properties>
    </style:style>
    <style:style style:name="P3040" style:family="paragraph" style:parent-style-name="Standard">
      <style:paragraph-properties fo:text-align="start" style:justify-single-word="false">
        <style:drop-cap/>
      </style:paragraph-properties>
    </style:style>
    <style:style style:name="P3041" style:family="paragraph" style:parent-style-name="Standard">
      <style:paragraph-properties fo:text-align="start" style:justify-single-word="false">
        <style:drop-cap/>
      </style:paragraph-properties>
    </style:style>
    <style:style style:name="P3042" style:family="paragraph" style:parent-style-name="Standard">
      <style:paragraph-properties fo:text-align="start" style:justify-single-word="false">
        <style:drop-cap/>
      </style:paragraph-properties>
    </style:style>
    <style:style style:name="P3043" style:family="paragraph" style:parent-style-name="Standard">
      <style:paragraph-properties fo:text-align="start" style:justify-single-word="false">
        <style:drop-cap/>
      </style:paragraph-properties>
    </style:style>
    <style:style style:name="P3044" style:family="paragraph" style:parent-style-name="Standard">
      <style:paragraph-properties fo:text-align="start" style:justify-single-word="false">
        <style:drop-cap/>
      </style:paragraph-properties>
    </style:style>
    <style:style style:name="P3045" style:family="paragraph" style:parent-style-name="Standard">
      <style:paragraph-properties fo:text-align="start" style:justify-single-word="false">
        <style:drop-cap/>
      </style:paragraph-properties>
    </style:style>
    <style:style style:name="P3046" style:family="paragraph" style:parent-style-name="Standard">
      <style:paragraph-properties fo:text-align="start" style:justify-single-word="false">
        <style:drop-cap/>
      </style:paragraph-properties>
    </style:style>
    <style:style style:name="P3047" style:family="paragraph" style:parent-style-name="Standard">
      <style:paragraph-properties fo:text-align="start" style:justify-single-word="false">
        <style:drop-cap/>
      </style:paragraph-properties>
    </style:style>
    <style:style style:name="P3048" style:family="paragraph" style:parent-style-name="Standard">
      <style:paragraph-properties fo:text-align="start" style:justify-single-word="false">
        <style:drop-cap/>
      </style:paragraph-properties>
    </style:style>
    <style:style style:name="P3049" style:family="paragraph" style:parent-style-name="Standard">
      <style:paragraph-properties fo:text-align="start" style:justify-single-word="false">
        <style:drop-cap/>
      </style:paragraph-properties>
    </style:style>
    <style:style style:name="P3050" style:family="paragraph" style:parent-style-name="Standard">
      <style:paragraph-properties fo:text-align="start" style:justify-single-word="false">
        <style:drop-cap/>
      </style:paragraph-properties>
    </style:style>
    <style:style style:name="P3051" style:family="paragraph" style:parent-style-name="Standard">
      <style:paragraph-properties fo:text-align="start" style:justify-single-word="false">
        <style:drop-cap/>
      </style:paragraph-properties>
    </style:style>
    <style:style style:name="P3052" style:family="paragraph" style:parent-style-name="Standard">
      <style:paragraph-properties fo:text-align="start" style:justify-single-word="false">
        <style:drop-cap/>
      </style:paragraph-properties>
    </style:style>
    <style:style style:name="P3053" style:family="paragraph" style:parent-style-name="Standard">
      <style:paragraph-properties fo:text-align="start" style:justify-single-word="false">
        <style:drop-cap/>
      </style:paragraph-properties>
    </style:style>
    <style:style style:name="P3054" style:family="paragraph" style:parent-style-name="Standard">
      <style:paragraph-properties fo:text-align="start" style:justify-single-word="false">
        <style:drop-cap/>
      </style:paragraph-properties>
    </style:style>
    <style:style style:name="P3055" style:family="paragraph" style:parent-style-name="Standard">
      <style:paragraph-properties fo:text-align="start" style:justify-single-word="false">
        <style:drop-cap/>
      </style:paragraph-properties>
    </style:style>
    <style:style style:name="P3056" style:family="paragraph" style:parent-style-name="Standard">
      <style:paragraph-properties fo:text-align="start" style:justify-single-word="false">
        <style:drop-cap/>
      </style:paragraph-properties>
    </style:style>
    <style:style style:name="P3057" style:family="paragraph" style:parent-style-name="Standard">
      <style:paragraph-properties fo:text-align="start" style:justify-single-word="false">
        <style:drop-cap/>
      </style:paragraph-properties>
    </style:style>
    <style:style style:name="P3058" style:family="paragraph" style:parent-style-name="Standard">
      <style:paragraph-properties fo:text-align="start" style:justify-single-word="false">
        <style:drop-cap/>
      </style:paragraph-properties>
    </style:style>
    <style:style style:name="P3059" style:family="paragraph" style:parent-style-name="Standard">
      <style:paragraph-properties fo:text-align="start" style:justify-single-word="false">
        <style:drop-cap/>
      </style:paragraph-properties>
    </style:style>
    <style:style style:name="P3060" style:family="paragraph" style:parent-style-name="Standard">
      <style:paragraph-properties fo:text-align="start" style:justify-single-word="false">
        <style:drop-cap/>
      </style:paragraph-properties>
    </style:style>
    <style:style style:name="P3061" style:family="paragraph" style:parent-style-name="Standard">
      <style:paragraph-properties fo:text-align="start" style:justify-single-word="false">
        <style:drop-cap/>
      </style:paragraph-properties>
    </style:style>
    <style:style style:name="P3062" style:family="paragraph" style:parent-style-name="Standard">
      <style:paragraph-properties fo:text-align="start" style:justify-single-word="false">
        <style:drop-cap/>
      </style:paragraph-properties>
    </style:style>
    <style:style style:name="P3063" style:family="paragraph" style:parent-style-name="Standard">
      <style:paragraph-properties fo:text-align="start" style:justify-single-word="false">
        <style:drop-cap/>
      </style:paragraph-properties>
    </style:style>
    <style:style style:name="P3064" style:family="paragraph" style:parent-style-name="Standard">
      <style:paragraph-properties fo:text-align="start" style:justify-single-word="false">
        <style:drop-cap/>
      </style:paragraph-properties>
    </style:style>
    <style:style style:name="P3065" style:family="paragraph" style:parent-style-name="Standard">
      <style:paragraph-properties fo:text-align="start" style:justify-single-word="false">
        <style:drop-cap/>
      </style:paragraph-properties>
    </style:style>
    <style:style style:name="P3066" style:family="paragraph" style:parent-style-name="Standard">
      <style:paragraph-properties fo:text-align="start" style:justify-single-word="false">
        <style:drop-cap/>
      </style:paragraph-properties>
    </style:style>
    <style:style style:name="P3067" style:family="paragraph" style:parent-style-name="Standard">
      <style:paragraph-properties fo:text-align="start" style:justify-single-word="false">
        <style:drop-cap/>
      </style:paragraph-properties>
    </style:style>
    <style:style style:name="P3068" style:family="paragraph" style:parent-style-name="Standard">
      <style:paragraph-properties fo:text-align="start" style:justify-single-word="false">
        <style:drop-cap/>
      </style:paragraph-properties>
    </style:style>
    <style:style style:name="P3069" style:family="paragraph" style:parent-style-name="Standard">
      <style:paragraph-properties fo:text-align="start" style:justify-single-word="false">
        <style:drop-cap/>
      </style:paragraph-properties>
    </style:style>
    <style:style style:name="P3070" style:family="paragraph" style:parent-style-name="Standard">
      <style:paragraph-properties fo:text-align="start" style:justify-single-word="false">
        <style:drop-cap/>
      </style:paragraph-properties>
    </style:style>
    <style:style style:name="P3071" style:family="paragraph" style:parent-style-name="Standard">
      <style:paragraph-properties fo:text-align="start" style:justify-single-word="false">
        <style:drop-cap/>
      </style:paragraph-properties>
    </style:style>
    <style:style style:name="P3072" style:family="paragraph" style:parent-style-name="Standard">
      <style:paragraph-properties fo:text-align="start" style:justify-single-word="false">
        <style:drop-cap/>
      </style:paragraph-properties>
    </style:style>
    <style:style style:name="P3073" style:family="paragraph" style:parent-style-name="Standard">
      <style:paragraph-properties fo:text-align="start" style:justify-single-word="false">
        <style:drop-cap/>
      </style:paragraph-properties>
    </style:style>
    <style:style style:name="P3074" style:family="paragraph" style:parent-style-name="Standard">
      <style:paragraph-properties fo:text-align="start" style:justify-single-word="false">
        <style:drop-cap/>
      </style:paragraph-properties>
    </style:style>
    <style:style style:name="P3075" style:family="paragraph" style:parent-style-name="Standard">
      <style:paragraph-properties fo:text-align="start" style:justify-single-word="false"/>
      <style:text-properties fo:language="en" fo:country="US"/>
    </style:style>
    <style:style style:name="P3076" style:family="paragraph" style:parent-style-name="Standard">
      <style:text-properties fo:language="en" fo:country="US" style:language-asian="zh" style:country-asian="CN"/>
    </style:style>
    <style:style style:name="P3077" style:family="paragraph" style:parent-style-name="Standard">
      <style:paragraph-properties fo:text-align="start" style:justify-single-word="false"/>
      <style:text-properties fo:language="en" fo:country="US" style:language-asian="zh" style:country-asian="CN"/>
    </style:style>
    <style:style style:name="P3078" style:family="paragraph" style:parent-style-name="Standard">
      <style:paragraph-properties fo:text-align="start" style:justify-single-word="false"/>
      <style:text-properties fo:language="en" fo:country="US" style:font-weight-complex="bold"/>
    </style:style>
    <style:style style:name="P3079" style:family="paragraph" style:parent-style-name="Standard">
      <style:paragraph-properties fo:text-align="start" style:justify-single-word="false"/>
      <style:text-properties fo:language="en" fo:country="US" style:font-name-asian="宋体" style:language-asian="zh" style:country-asian="CN"/>
    </style:style>
    <style:style style:name="P3080" style:family="paragraph" style:parent-style-name="Standard">
      <style:paragraph-properties>
        <style:drop-cap/>
      </style:paragraph-properties>
    </style:style>
    <style:style style:name="P3081" style:family="paragraph" style:parent-style-name="Standard">
      <style:paragraph-properties>
        <style:drop-cap/>
      </style:paragraph-properties>
    </style:style>
    <style:style style:name="P3082" style:family="paragraph" style:parent-style-name="Standard">
      <style:paragraph-properties>
        <style:drop-cap/>
      </style:paragraph-properties>
    </style:style>
    <style:style style:name="P3083" style:family="paragraph" style:parent-style-name="Standard">
      <style:paragraph-properties>
        <style:drop-cap/>
      </style:paragraph-properties>
    </style:style>
    <style:style style:name="P3084" style:family="paragraph" style:parent-style-name="Standard">
      <style:paragraph-properties>
        <style:drop-cap/>
      </style:paragraph-properties>
    </style:style>
    <style:style style:name="P3085" style:family="paragraph" style:parent-style-name="Standard">
      <style:paragraph-properties>
        <style:drop-cap/>
      </style:paragraph-properties>
    </style:style>
    <style:style style:name="P3086" style:family="paragraph" style:parent-style-name="Standard">
      <style:paragraph-properties>
        <style:drop-cap/>
      </style:paragraph-properties>
    </style:style>
    <style:style style:name="P3087" style:family="paragraph" style:parent-style-name="Standard">
      <style:paragraph-properties>
        <style:drop-cap/>
      </style:paragraph-properties>
    </style:style>
    <style:style style:name="P3088" style:family="paragraph" style:parent-style-name="Standard">
      <style:paragraph-properties>
        <style:drop-cap/>
      </style:paragraph-properties>
    </style:style>
    <style:style style:name="P3089" style:family="paragraph" style:parent-style-name="Standard">
      <style:paragraph-properties>
        <style:drop-cap/>
      </style:paragraph-properties>
    </style:style>
    <style:style style:name="P3090" style:family="paragraph" style:parent-style-name="Standard">
      <style:paragraph-properties>
        <style:drop-cap/>
      </style:paragraph-properties>
    </style:style>
    <style:style style:name="P3091" style:family="paragraph" style:parent-style-name="Standard">
      <style:paragraph-properties>
        <style:drop-cap/>
      </style:paragraph-properties>
    </style:style>
    <style:style style:name="P3092" style:family="paragraph" style:parent-style-name="Standard">
      <style:paragraph-properties>
        <style:drop-cap/>
      </style:paragraph-properties>
    </style:style>
    <style:style style:name="P3093" style:family="paragraph" style:parent-style-name="Standard">
      <style:paragraph-properties>
        <style:drop-cap/>
      </style:paragraph-properties>
    </style:style>
    <style:style style:name="P3094" style:family="paragraph" style:parent-style-name="Standard">
      <style:paragraph-properties>
        <style:drop-cap/>
      </style:paragraph-properties>
    </style:style>
    <style:style style:name="P3095" style:family="paragraph" style:parent-style-name="Standard">
      <style:paragraph-properties>
        <style:drop-cap/>
      </style:paragraph-properties>
    </style:style>
    <style:style style:name="P3096" style:family="paragraph" style:parent-style-name="Standard">
      <style:paragraph-properties>
        <style:drop-cap/>
      </style:paragraph-properties>
    </style:style>
    <style:style style:name="P3097" style:family="paragraph" style:parent-style-name="Standard">
      <style:paragraph-properties>
        <style:drop-cap/>
      </style:paragraph-properties>
    </style:style>
    <style:style style:name="P3098" style:family="paragraph" style:parent-style-name="Standard">
      <style:paragraph-properties>
        <style:drop-cap/>
      </style:paragraph-properties>
    </style:style>
    <style:style style:name="P3099" style:family="paragraph" style:parent-style-name="Standard">
      <style:paragraph-properties fo:text-align="start" style:justify-single-word="false"/>
      <style:text-properties style:font-weight-complex="bold"/>
    </style:style>
    <style:style style:name="P3100" style:family="paragraph" style:parent-style-name="Standard">
      <style:paragraph-properties>
        <style:drop-cap/>
      </style:paragraph-properties>
    </style:style>
    <style:style style:name="P3101" style:family="paragraph" style:parent-style-name="Standard">
      <style:paragraph-properties>
        <style:drop-cap/>
      </style:paragraph-properties>
    </style:style>
    <style:style style:name="P3102" style:family="paragraph" style:parent-style-name="Standard">
      <style:paragraph-properties>
        <style:drop-cap/>
      </style:paragraph-properties>
    </style:style>
    <style:style style:name="P3103" style:family="paragraph" style:parent-style-name="Standard">
      <style:paragraph-properties>
        <style:drop-cap/>
      </style:paragraph-properties>
    </style:style>
    <style:style style:name="P3104" style:family="paragraph" style:parent-style-name="Standard">
      <style:paragraph-properties>
        <style:drop-cap/>
      </style:paragraph-properties>
    </style:style>
    <style:style style:name="P3105" style:family="paragraph" style:parent-style-name="Standard">
      <style:paragraph-properties>
        <style:drop-cap/>
      </style:paragraph-properties>
    </style:style>
    <style:style style:name="P3106" style:family="paragraph" style:parent-style-name="Standard">
      <style:paragraph-properties>
        <style:drop-cap/>
      </style:paragraph-properties>
    </style:style>
    <style:style style:name="P3107" style:family="paragraph" style:parent-style-name="Standard">
      <style:paragraph-properties>
        <style:drop-cap/>
      </style:paragraph-properties>
    </style:style>
    <style:style style:name="P3108" style:family="paragraph" style:parent-style-name="Standard">
      <style:paragraph-properties>
        <style:drop-cap/>
      </style:paragraph-properties>
    </style:style>
    <style:style style:name="P3109" style:family="paragraph" style:parent-style-name="Standard">
      <style:paragraph-properties>
        <style:drop-cap/>
      </style:paragraph-properties>
    </style:style>
    <style:style style:name="P3110" style:family="paragraph" style:parent-style-name="Standard">
      <style:paragraph-properties>
        <style:drop-cap/>
      </style:paragraph-properties>
    </style:style>
    <style:style style:name="P3111" style:family="paragraph" style:parent-style-name="Standard">
      <style:paragraph-properties>
        <style:drop-cap/>
      </style:paragraph-properties>
    </style:style>
    <style:style style:name="P3112" style:family="paragraph" style:parent-style-name="Standard">
      <style:paragraph-properties>
        <style:drop-cap/>
      </style:paragraph-properties>
    </style:style>
    <style:style style:name="P3113" style:family="paragraph" style:parent-style-name="Standard">
      <style:paragraph-properties>
        <style:drop-cap/>
      </style:paragraph-properties>
    </style:style>
    <style:style style:name="P3114" style:family="paragraph" style:parent-style-name="Standard">
      <style:paragraph-properties>
        <style:drop-cap/>
      </style:paragraph-properties>
    </style:style>
    <style:style style:name="P3115" style:family="paragraph" style:parent-style-name="Standard">
      <style:paragraph-properties>
        <style:drop-cap/>
      </style:paragraph-properties>
    </style:style>
    <style:style style:name="P3116" style:family="paragraph" style:parent-style-name="Standard">
      <style:paragraph-properties>
        <style:drop-cap/>
      </style:paragraph-properties>
    </style:style>
    <style:style style:name="P3117" style:family="paragraph" style:parent-style-name="Standard">
      <style:paragraph-properties>
        <style:drop-cap/>
      </style:paragraph-properties>
    </style:style>
    <style:style style:name="P3118" style:family="paragraph" style:parent-style-name="Standard">
      <style:paragraph-properties>
        <style:drop-cap/>
      </style:paragraph-properties>
    </style:style>
    <style:style style:name="P3119" style:family="paragraph" style:parent-style-name="Standard">
      <style:paragraph-properties>
        <style:drop-cap/>
      </style:paragraph-properties>
    </style:style>
    <style:style style:name="P3120" style:family="paragraph" style:parent-style-name="Standard">
      <style:paragraph-properties>
        <style:drop-cap/>
      </style:paragraph-properties>
    </style:style>
    <style:style style:name="P3121" style:family="paragraph" style:parent-style-name="Standard">
      <style:paragraph-properties>
        <style:drop-cap/>
      </style:paragraph-properties>
    </style:style>
    <style:style style:name="P3122" style:family="paragraph" style:parent-style-name="Standard">
      <style:paragraph-properties>
        <style:drop-cap/>
      </style:paragraph-properties>
    </style:style>
    <style:style style:name="P3123" style:family="paragraph" style:parent-style-name="Standard">
      <style:paragraph-properties>
        <style:drop-cap/>
      </style:paragraph-properties>
    </style:style>
    <style:style style:name="P3124" style:family="paragraph" style:parent-style-name="Standard">
      <style:paragraph-properties>
        <style:drop-cap/>
      </style:paragraph-properties>
    </style:style>
    <style:style style:name="P3125" style:family="paragraph" style:parent-style-name="Standard">
      <style:paragraph-properties>
        <style:drop-cap/>
      </style:paragraph-properties>
    </style:style>
    <style:style style:name="P3126" style:family="paragraph" style:parent-style-name="Standard">
      <style:paragraph-properties>
        <style:drop-cap/>
      </style:paragraph-properties>
    </style:style>
    <style:style style:name="P3127" style:family="paragraph" style:parent-style-name="Standard">
      <style:paragraph-properties>
        <style:drop-cap/>
      </style:paragraph-properties>
    </style:style>
    <style:style style:name="P3128" style:family="paragraph" style:parent-style-name="Standard">
      <style:paragraph-properties>
        <style:drop-cap/>
      </style:paragraph-properties>
    </style:style>
    <style:style style:name="P3129" style:family="paragraph" style:parent-style-name="Standard">
      <style:paragraph-properties>
        <style:drop-cap/>
      </style:paragraph-properties>
    </style:style>
    <style:style style:name="P3130" style:family="paragraph" style:parent-style-name="Standard">
      <style:paragraph-properties>
        <style:drop-cap/>
      </style:paragraph-properties>
    </style:style>
    <style:style style:name="P3131" style:family="paragraph" style:parent-style-name="Standard">
      <style:paragraph-properties>
        <style:drop-cap/>
      </style:paragraph-properties>
    </style:style>
    <style:style style:name="P3132" style:family="paragraph" style:parent-style-name="Standard">
      <style:paragraph-properties>
        <style:drop-cap/>
      </style:paragraph-properties>
    </style:style>
    <style:style style:name="P3133" style:family="paragraph" style:parent-style-name="Standard">
      <style:paragraph-properties>
        <style:drop-cap/>
      </style:paragraph-properties>
    </style:style>
    <style:style style:name="P3134" style:family="paragraph" style:parent-style-name="Standard">
      <style:paragraph-properties>
        <style:drop-cap/>
      </style:paragraph-properties>
    </style:style>
    <style:style style:name="P3135" style:family="paragraph" style:parent-style-name="Standard">
      <style:paragraph-properties>
        <style:drop-cap/>
      </style:paragraph-properties>
    </style:style>
    <style:style style:name="P3136" style:family="paragraph" style:parent-style-name="Standard">
      <style:paragraph-properties>
        <style:drop-cap/>
      </style:paragraph-properties>
    </style:style>
    <style:style style:name="P3137" style:family="paragraph" style:parent-style-name="Standard">
      <style:paragraph-properties>
        <style:drop-cap/>
      </style:paragraph-properties>
    </style:style>
    <style:style style:name="P3138" style:family="paragraph" style:parent-style-name="Standard">
      <style:paragraph-properties>
        <style:drop-cap/>
      </style:paragraph-properties>
    </style:style>
    <style:style style:name="P3139" style:family="paragraph" style:parent-style-name="Standard">
      <style:paragraph-properties>
        <style:drop-cap/>
      </style:paragraph-properties>
    </style:style>
    <style:style style:name="P3140" style:family="paragraph" style:parent-style-name="Standard">
      <style:paragraph-properties>
        <style:drop-cap/>
      </style:paragraph-properties>
    </style:style>
    <style:style style:name="P3141" style:family="paragraph" style:parent-style-name="Standard">
      <style:paragraph-properties>
        <style:drop-cap/>
      </style:paragraph-properties>
    </style:style>
    <style:style style:name="P3142" style:family="paragraph" style:parent-style-name="Standard">
      <style:paragraph-properties>
        <style:drop-cap/>
      </style:paragraph-properties>
    </style:style>
    <style:style style:name="P3143" style:family="paragraph" style:parent-style-name="Standard">
      <style:paragraph-properties>
        <style:drop-cap/>
      </style:paragraph-properties>
    </style:style>
    <style:style style:name="P3144" style:family="paragraph" style:parent-style-name="Standard">
      <style:paragraph-properties>
        <style:drop-cap/>
      </style:paragraph-properties>
    </style:style>
    <style:style style:name="P3145" style:family="paragraph" style:parent-style-name="Standard">
      <style:paragraph-properties>
        <style:drop-cap/>
      </style:paragraph-properties>
    </style:style>
    <style:style style:name="P3146" style:family="paragraph" style:parent-style-name="Standard">
      <style:paragraph-properties>
        <style:drop-cap/>
      </style:paragraph-properties>
    </style:style>
    <style:style style:name="P3147" style:family="paragraph" style:parent-style-name="Standard">
      <style:paragraph-properties>
        <style:drop-cap/>
      </style:paragraph-properties>
    </style:style>
    <style:style style:name="P3148" style:family="paragraph" style:parent-style-name="Standard">
      <style:paragraph-properties>
        <style:drop-cap/>
      </style:paragraph-properties>
    </style:style>
    <style:style style:name="P3149" style:family="paragraph" style:parent-style-name="Standard">
      <style:paragraph-properties>
        <style:drop-cap/>
      </style:paragraph-properties>
    </style:style>
    <style:style style:name="P3150" style:family="paragraph" style:parent-style-name="Standard">
      <style:paragraph-properties>
        <style:drop-cap/>
      </style:paragraph-properties>
    </style:style>
    <style:style style:name="P3151" style:family="paragraph" style:parent-style-name="Standard">
      <style:paragraph-properties>
        <style:drop-cap/>
      </style:paragraph-properties>
    </style:style>
    <style:style style:name="P3152" style:family="paragraph" style:parent-style-name="Standard">
      <style:paragraph-properties>
        <style:drop-cap/>
      </style:paragraph-properties>
    </style:style>
    <style:style style:name="P3153" style:family="paragraph" style:parent-style-name="Standard">
      <style:paragraph-properties>
        <style:drop-cap/>
      </style:paragraph-properties>
    </style:style>
    <style:style style:name="P3154" style:family="paragraph" style:parent-style-name="Standard">
      <style:paragraph-properties>
        <style:drop-cap/>
      </style:paragraph-properties>
    </style:style>
    <style:style style:name="P3155" style:family="paragraph" style:parent-style-name="Standard">
      <style:paragraph-properties>
        <style:drop-cap/>
      </style:paragraph-properties>
    </style:style>
    <style:style style:name="P3156" style:family="paragraph" style:parent-style-name="Standard">
      <style:paragraph-properties>
        <style:drop-cap/>
      </style:paragraph-properties>
    </style:style>
    <style:style style:name="P3157" style:family="paragraph" style:parent-style-name="Standard">
      <style:paragraph-properties>
        <style:drop-cap/>
      </style:paragraph-properties>
    </style:style>
    <style:style style:name="P3158" style:family="paragraph" style:parent-style-name="Standard">
      <style:paragraph-properties>
        <style:drop-cap/>
      </style:paragraph-properties>
    </style:style>
    <style:style style:name="P3159" style:family="paragraph" style:parent-style-name="Standard">
      <style:paragraph-properties>
        <style:drop-cap/>
      </style:paragraph-properties>
    </style:style>
    <style:style style:name="P3160" style:family="paragraph" style:parent-style-name="Standard">
      <style:paragraph-properties>
        <style:drop-cap/>
      </style:paragraph-properties>
    </style:style>
    <style:style style:name="P3161" style:family="paragraph" style:parent-style-name="Standard">
      <style:paragraph-properties>
        <style:drop-cap/>
      </style:paragraph-properties>
    </style:style>
    <style:style style:name="P3162" style:family="paragraph" style:parent-style-name="Standard">
      <style:paragraph-properties>
        <style:drop-cap/>
      </style:paragraph-properties>
    </style:style>
    <style:style style:name="P3163" style:family="paragraph" style:parent-style-name="Standard">
      <style:paragraph-properties>
        <style:drop-cap/>
      </style:paragraph-properties>
    </style:style>
    <style:style style:name="P3164" style:family="paragraph" style:parent-style-name="Standard">
      <style:paragraph-properties>
        <style:drop-cap/>
      </style:paragraph-properties>
    </style:style>
    <style:style style:name="P3165" style:family="paragraph" style:parent-style-name="Standard">
      <style:paragraph-properties>
        <style:drop-cap/>
      </style:paragraph-properties>
    </style:style>
    <style:style style:name="P3166" style:family="paragraph" style:parent-style-name="Standard">
      <style:paragraph-properties>
        <style:drop-cap/>
      </style:paragraph-properties>
    </style:style>
    <style:style style:name="P3167" style:family="paragraph" style:parent-style-name="Standard">
      <style:paragraph-properties>
        <style:drop-cap/>
      </style:paragraph-properties>
    </style:style>
    <style:style style:name="P3168" style:family="paragraph" style:parent-style-name="Standard">
      <style:paragraph-properties>
        <style:drop-cap/>
      </style:paragraph-properties>
    </style:style>
    <style:style style:name="P3169" style:family="paragraph" style:parent-style-name="Standard">
      <style:paragraph-properties>
        <style:drop-cap/>
      </style:paragraph-properties>
    </style:style>
    <style:style style:name="P3170" style:family="paragraph" style:parent-style-name="Standard">
      <style:paragraph-properties>
        <style:drop-cap/>
      </style:paragraph-properties>
    </style:style>
    <style:style style:name="P3171" style:family="paragraph" style:parent-style-name="Standard">
      <style:paragraph-properties fo:text-align="start" style:justify-single-word="false"/>
      <style:text-properties fo:font-size="12pt" style:font-size-asian="12pt"/>
    </style:style>
    <style:style style:name="P3172" style:family="paragraph" style:parent-style-name="Standard">
      <style:paragraph-properties>
        <style:drop-cap/>
      </style:paragraph-properties>
    </style:style>
    <style:style style:name="P3173" style:family="paragraph" style:parent-style-name="Standard">
      <style:paragraph-properties>
        <style:drop-cap/>
      </style:paragraph-properties>
    </style:style>
    <style:style style:name="P3174" style:family="paragraph" style:parent-style-name="Standard">
      <style:paragraph-properties>
        <style:drop-cap/>
      </style:paragraph-properties>
    </style:style>
    <style:style style:name="P3175" style:family="paragraph" style:parent-style-name="Standard">
      <style:paragraph-properties>
        <style:drop-cap/>
      </style:paragraph-properties>
    </style:style>
    <style:style style:name="P3176" style:family="paragraph" style:parent-style-name="Standard">
      <style:paragraph-properties>
        <style:drop-cap/>
      </style:paragraph-properties>
    </style:style>
    <style:style style:name="P3177" style:family="paragraph" style:parent-style-name="Standard">
      <style:paragraph-properties>
        <style:drop-cap/>
      </style:paragraph-properties>
    </style:style>
    <style:style style:name="P3178" style:family="paragraph" style:parent-style-name="Standard">
      <style:paragraph-properties>
        <style:drop-cap/>
      </style:paragraph-properties>
    </style:style>
    <style:style style:name="P3179" style:family="paragraph" style:parent-style-name="Standard">
      <style:paragraph-properties>
        <style:drop-cap/>
      </style:paragraph-properties>
    </style:style>
    <style:style style:name="P3180" style:family="paragraph" style:parent-style-name="Standard">
      <style:paragraph-properties>
        <style:drop-cap/>
      </style:paragraph-properties>
    </style:style>
    <style:style style:name="P3181" style:family="paragraph" style:parent-style-name="Standard">
      <style:paragraph-properties>
        <style:drop-cap/>
      </style:paragraph-properties>
    </style:style>
    <style:style style:name="P3182" style:family="paragraph" style:parent-style-name="Standard">
      <style:paragraph-properties>
        <style:drop-cap/>
      </style:paragraph-properties>
    </style:style>
    <style:style style:name="P3183" style:family="paragraph" style:parent-style-name="Standard">
      <style:paragraph-properties>
        <style:drop-cap/>
      </style:paragraph-properties>
    </style:style>
    <style:style style:name="P3184" style:family="paragraph" style:parent-style-name="Standard">
      <style:paragraph-properties>
        <style:drop-cap/>
      </style:paragraph-properties>
    </style:style>
    <style:style style:name="P3185" style:family="paragraph" style:parent-style-name="Standard">
      <style:paragraph-properties>
        <style:drop-cap/>
      </style:paragraph-properties>
    </style:style>
    <style:style style:name="P3186" style:family="paragraph" style:parent-style-name="Standard">
      <style:paragraph-properties>
        <style:drop-cap/>
      </style:paragraph-properties>
    </style:style>
    <style:style style:name="P3187" style:family="paragraph" style:parent-style-name="Standard">
      <style:paragraph-properties>
        <style:drop-cap/>
      </style:paragraph-properties>
    </style:style>
    <style:style style:name="P3188" style:family="paragraph" style:parent-style-name="Standard">
      <style:paragraph-properties>
        <style:drop-cap/>
      </style:paragraph-properties>
    </style:style>
    <style:style style:name="P3189" style:family="paragraph" style:parent-style-name="Standard">
      <style:paragraph-properties>
        <style:drop-cap/>
      </style:paragraph-properties>
    </style:style>
    <style:style style:name="P3190" style:family="paragraph" style:parent-style-name="Standard">
      <style:paragraph-properties>
        <style:drop-cap/>
      </style:paragraph-properties>
    </style:style>
    <style:style style:name="P3191" style:family="paragraph" style:parent-style-name="Standard">
      <style:paragraph-properties>
        <style:drop-cap/>
      </style:paragraph-properties>
    </style:style>
    <style:style style:name="P3192" style:family="paragraph" style:parent-style-name="Standard">
      <style:paragraph-properties>
        <style:drop-cap/>
      </style:paragraph-properties>
    </style:style>
    <style:style style:name="P3193" style:family="paragraph" style:parent-style-name="Standard">
      <style:paragraph-properties fo:text-align="start" style:justify-single-word="false"/>
      <style:text-properties style:font-name-asian="宋体" style:language-asian="zh" style:country-asian="CN"/>
    </style:style>
    <style:style style:name="P3194" style:family="paragraph" style:parent-style-name="Standard">
      <style:paragraph-properties>
        <style:drop-cap/>
      </style:paragraph-properties>
    </style:style>
    <style:style style:name="P3195" style:family="paragraph" style:parent-style-name="Standard">
      <style:paragraph-properties>
        <style:drop-cap/>
      </style:paragraph-properties>
    </style:style>
    <style:style style:name="P3196" style:family="paragraph" style:parent-style-name="Standard">
      <style:paragraph-properties>
        <style:drop-cap/>
      </style:paragraph-properties>
    </style:style>
    <style:style style:name="P3197" style:family="paragraph" style:parent-style-name="Standard">
      <style:paragraph-properties>
        <style:drop-cap/>
      </style:paragraph-properties>
    </style:style>
    <style:style style:name="P3198" style:family="paragraph" style:parent-style-name="Standard">
      <style:paragraph-properties>
        <style:drop-cap/>
      </style:paragraph-properties>
    </style:style>
    <style:style style:name="P3199" style:family="paragraph" style:parent-style-name="Standard">
      <style:paragraph-properties>
        <style:drop-cap/>
      </style:paragraph-properties>
    </style:style>
    <style:style style:name="P3200" style:family="paragraph" style:parent-style-name="Standard">
      <style:paragraph-properties>
        <style:drop-cap/>
      </style:paragraph-properties>
    </style:style>
    <style:style style:name="P3201" style:family="paragraph" style:parent-style-name="Standard">
      <style:paragraph-properties>
        <style:drop-cap/>
      </style:paragraph-properties>
    </style:style>
    <style:style style:name="P3202" style:family="paragraph" style:parent-style-name="Standard">
      <style:paragraph-properties>
        <style:drop-cap/>
      </style:paragraph-properties>
    </style:style>
    <style:style style:name="P3203" style:family="paragraph" style:parent-style-name="Standard">
      <style:paragraph-properties>
        <style:drop-cap/>
      </style:paragraph-properties>
    </style:style>
    <style:style style:name="P3204" style:family="paragraph" style:parent-style-name="Standard">
      <style:paragraph-properties>
        <style:drop-cap/>
      </style:paragraph-properties>
    </style:style>
    <style:style style:name="P3205" style:family="paragraph" style:parent-style-name="Standard">
      <style:paragraph-properties>
        <style:drop-cap/>
      </style:paragraph-properties>
    </style:style>
    <style:style style:name="P3206" style:family="paragraph" style:parent-style-name="Standard">
      <style:paragraph-properties>
        <style:drop-cap/>
      </style:paragraph-properties>
    </style:style>
    <style:style style:name="P3207" style:family="paragraph" style:parent-style-name="Standard">
      <style:paragraph-properties>
        <style:drop-cap/>
      </style:paragraph-properties>
    </style:style>
    <style:style style:name="P3208" style:family="paragraph" style:parent-style-name="Standard">
      <style:paragraph-properties>
        <style:drop-cap/>
      </style:paragraph-properties>
    </style:style>
    <style:style style:name="P3209" style:family="paragraph" style:parent-style-name="Standard">
      <style:paragraph-properties>
        <style:drop-cap/>
      </style:paragraph-properties>
    </style:style>
    <style:style style:name="P3210" style:family="paragraph" style:parent-style-name="Standard">
      <style:paragraph-properties>
        <style:drop-cap/>
      </style:paragraph-properties>
    </style:style>
    <style:style style:name="P3211" style:family="paragraph" style:parent-style-name="Standard">
      <style:paragraph-properties>
        <style:drop-cap/>
      </style:paragraph-properties>
    </style:style>
    <style:style style:name="P3212" style:family="paragraph" style:parent-style-name="Standard">
      <style:paragraph-properties>
        <style:drop-cap/>
      </style:paragraph-properties>
    </style:style>
    <style:style style:name="P3213" style:family="paragraph" style:parent-style-name="Standard">
      <style:paragraph-properties>
        <style:drop-cap/>
      </style:paragraph-properties>
    </style:style>
    <style:style style:name="P3214" style:family="paragraph" style:parent-style-name="Standard">
      <style:paragraph-properties>
        <style:drop-cap/>
      </style:paragraph-properties>
    </style:style>
    <style:style style:name="P3215" style:family="paragraph" style:parent-style-name="Standard">
      <style:paragraph-properties>
        <style:drop-cap/>
      </style:paragraph-properties>
    </style:style>
    <style:style style:name="P3216" style:family="paragraph" style:parent-style-name="Standard">
      <style:paragraph-properties>
        <style:drop-cap/>
      </style:paragraph-properties>
    </style:style>
    <style:style style:name="P3217" style:family="paragraph" style:parent-style-name="Standard">
      <style:paragraph-properties>
        <style:drop-cap/>
      </style:paragraph-properties>
    </style:style>
    <style:style style:name="P3218" style:family="paragraph" style:parent-style-name="Standard">
      <style:paragraph-properties>
        <style:drop-cap/>
      </style:paragraph-properties>
    </style:style>
    <style:style style:name="P3219" style:family="paragraph" style:parent-style-name="Standard">
      <style:paragraph-properties>
        <style:drop-cap/>
      </style:paragraph-properties>
    </style:style>
    <style:style style:name="P3220" style:family="paragraph" style:parent-style-name="Standard">
      <style:paragraph-properties>
        <style:drop-cap/>
      </style:paragraph-properties>
    </style:style>
    <style:style style:name="P3221" style:family="paragraph" style:parent-style-name="Standard">
      <style:paragraph-properties>
        <style:drop-cap/>
      </style:paragraph-properties>
    </style:style>
    <style:style style:name="P3222" style:family="paragraph" style:parent-style-name="Standard">
      <style:paragraph-properties>
        <style:drop-cap/>
      </style:paragraph-properties>
    </style:style>
    <style:style style:name="P3223" style:family="paragraph" style:parent-style-name="Standard">
      <style:paragraph-properties>
        <style:drop-cap/>
      </style:paragraph-properties>
    </style:style>
    <style:style style:name="P3224" style:family="paragraph" style:parent-style-name="Standard">
      <style:paragraph-properties>
        <style:drop-cap/>
      </style:paragraph-properties>
    </style:style>
    <style:style style:name="P3225" style:family="paragraph" style:parent-style-name="Standard">
      <style:paragraph-properties>
        <style:drop-cap/>
      </style:paragraph-properties>
    </style:style>
    <style:style style:name="P3226" style:family="paragraph" style:parent-style-name="Standard">
      <style:paragraph-properties>
        <style:drop-cap/>
      </style:paragraph-properties>
    </style:style>
    <style:style style:name="P3227" style:family="paragraph" style:parent-style-name="Standard">
      <style:paragraph-properties>
        <style:drop-cap/>
      </style:paragraph-properties>
    </style:style>
    <style:style style:name="P3228" style:family="paragraph" style:parent-style-name="Standard">
      <style:paragraph-properties>
        <style:drop-cap/>
      </style:paragraph-properties>
    </style:style>
    <style:style style:name="P3229" style:family="paragraph" style:parent-style-name="Standard">
      <style:paragraph-properties>
        <style:drop-cap/>
      </style:paragraph-properties>
    </style:style>
    <style:style style:name="P3230" style:family="paragraph" style:parent-style-name="Standard">
      <style:paragraph-properties>
        <style:drop-cap/>
      </style:paragraph-properties>
    </style:style>
    <style:style style:name="P3231" style:family="paragraph" style:parent-style-name="Standard">
      <style:paragraph-properties>
        <style:drop-cap/>
      </style:paragraph-properties>
    </style:style>
    <style:style style:name="P3232" style:family="paragraph" style:parent-style-name="Standard">
      <style:paragraph-properties>
        <style:drop-cap/>
      </style:paragraph-properties>
    </style:style>
    <style:style style:name="P3233" style:family="paragraph" style:parent-style-name="Standard">
      <style:paragraph-properties>
        <style:drop-cap/>
      </style:paragraph-properties>
    </style:style>
    <style:style style:name="P3234" style:family="paragraph" style:parent-style-name="Standard">
      <style:paragraph-properties>
        <style:drop-cap/>
      </style:paragraph-properties>
    </style:style>
    <style:style style:name="P3235" style:family="paragraph" style:parent-style-name="Standard">
      <style:paragraph-properties>
        <style:drop-cap/>
      </style:paragraph-properties>
    </style:style>
    <style:style style:name="P3236" style:family="paragraph" style:parent-style-name="Standard">
      <style:paragraph-properties>
        <style:drop-cap/>
      </style:paragraph-properties>
    </style:style>
    <style:style style:name="P3237" style:family="paragraph" style:parent-style-name="Standard">
      <style:paragraph-properties>
        <style:drop-cap/>
      </style:paragraph-properties>
    </style:style>
    <style:style style:name="P3238" style:family="paragraph" style:parent-style-name="Standard">
      <style:paragraph-properties>
        <style:drop-cap/>
      </style:paragraph-properties>
    </style:style>
    <style:style style:name="P3239" style:family="paragraph" style:parent-style-name="Standard">
      <style:paragraph-properties>
        <style:drop-cap/>
      </style:paragraph-properties>
    </style:style>
    <style:style style:name="P3240" style:family="paragraph" style:parent-style-name="Standard">
      <style:paragraph-properties>
        <style:drop-cap/>
      </style:paragraph-properties>
    </style:style>
    <style:style style:name="P3241" style:family="paragraph" style:parent-style-name="Standard">
      <style:paragraph-properties>
        <style:drop-cap/>
      </style:paragraph-properties>
    </style:style>
    <style:style style:name="P3242" style:family="paragraph" style:parent-style-name="Standard">
      <style:paragraph-properties>
        <style:drop-cap/>
      </style:paragraph-properties>
    </style:style>
    <style:style style:name="P3243" style:family="paragraph" style:parent-style-name="Standard">
      <style:paragraph-properties>
        <style:drop-cap/>
      </style:paragraph-properties>
    </style:style>
    <style:style style:name="P3244" style:family="paragraph" style:parent-style-name="Standard">
      <style:paragraph-properties>
        <style:drop-cap/>
      </style:paragraph-properties>
    </style:style>
    <style:style style:name="P3245" style:family="paragraph" style:parent-style-name="Standard">
      <style:paragraph-properties>
        <style:drop-cap/>
      </style:paragraph-properties>
    </style:style>
    <style:style style:name="P3246" style:family="paragraph" style:parent-style-name="Standard">
      <style:paragraph-properties>
        <style:drop-cap/>
      </style:paragraph-properties>
    </style:style>
    <style:style style:name="P3247" style:family="paragraph" style:parent-style-name="Standard">
      <style:paragraph-properties>
        <style:drop-cap/>
      </style:paragraph-properties>
    </style:style>
    <style:style style:name="P3248" style:family="paragraph" style:parent-style-name="Standard">
      <style:paragraph-properties>
        <style:drop-cap/>
      </style:paragraph-properties>
    </style:style>
    <style:style style:name="P3249" style:family="paragraph" style:parent-style-name="Standard">
      <style:paragraph-properties>
        <style:drop-cap/>
      </style:paragraph-properties>
    </style:style>
    <style:style style:name="P3250" style:family="paragraph" style:parent-style-name="Standard">
      <style:paragraph-properties>
        <style:drop-cap/>
      </style:paragraph-properties>
    </style:style>
    <style:style style:name="P3251" style:family="paragraph" style:parent-style-name="Standard">
      <style:paragraph-properties>
        <style:drop-cap/>
      </style:paragraph-properties>
    </style:style>
    <style:style style:name="P3252" style:family="paragraph" style:parent-style-name="Standard">
      <style:paragraph-properties>
        <style:drop-cap/>
      </style:paragraph-properties>
    </style:style>
    <style:style style:name="P3253" style:family="paragraph" style:parent-style-name="Standard">
      <style:paragraph-properties>
        <style:drop-cap/>
      </style:paragraph-properties>
    </style:style>
    <style:style style:name="P3254" style:family="paragraph" style:parent-style-name="Standard">
      <style:paragraph-properties>
        <style:drop-cap/>
      </style:paragraph-properties>
    </style:style>
    <style:style style:name="P3255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3256" style:family="paragraph" style:parent-style-name="Standard">
      <style:paragraph-properties>
        <style:drop-cap/>
      </style:paragraph-properties>
    </style:style>
    <style:style style:name="P3257" style:family="paragraph" style:parent-style-name="Standard">
      <style:paragraph-properties>
        <style:drop-cap/>
      </style:paragraph-properties>
    </style:style>
    <style:style style:name="P3258" style:family="paragraph" style:parent-style-name="Standard">
      <style:paragraph-properties>
        <style:drop-cap/>
      </style:paragraph-properties>
    </style:style>
    <style:style style:name="P3259" style:family="paragraph" style:parent-style-name="Standard">
      <style:paragraph-properties>
        <style:drop-cap/>
      </style:paragraph-properties>
    </style:style>
    <style:style style:name="P3260" style:family="paragraph" style:parent-style-name="Standard">
      <style:paragraph-properties>
        <style:drop-cap/>
      </style:paragraph-properties>
    </style:style>
    <style:style style:name="P3261" style:family="paragraph" style:parent-style-name="Standard">
      <style:paragraph-properties>
        <style:drop-cap/>
      </style:paragraph-properties>
    </style:style>
    <style:style style:name="P3262" style:family="paragraph" style:parent-style-name="Standard">
      <style:paragraph-properties>
        <style:drop-cap/>
      </style:paragraph-properties>
    </style:style>
    <style:style style:name="P3263" style:family="paragraph" style:parent-style-name="Standard">
      <style:paragraph-properties>
        <style:drop-cap/>
      </style:paragraph-properties>
    </style:style>
    <style:style style:name="P3264" style:family="paragraph" style:parent-style-name="Standard">
      <style:paragraph-properties>
        <style:drop-cap/>
      </style:paragraph-properties>
    </style:style>
    <style:style style:name="P3265" style:family="paragraph" style:parent-style-name="Standard">
      <style:paragraph-properties>
        <style:drop-cap/>
      </style:paragraph-properties>
    </style:style>
    <style:style style:name="P3266" style:family="paragraph" style:parent-style-name="Standard">
      <style:paragraph-properties>
        <style:drop-cap/>
      </style:paragraph-properties>
    </style:style>
    <style:style style:name="P3267" style:family="paragraph" style:parent-style-name="Standard">
      <style:paragraph-properties>
        <style:drop-cap/>
      </style:paragraph-properties>
    </style:style>
    <style:style style:name="P3268" style:family="paragraph" style:parent-style-name="Standard">
      <style:paragraph-properties>
        <style:drop-cap/>
      </style:paragraph-properties>
    </style:style>
    <style:style style:name="P3269" style:family="paragraph" style:parent-style-name="Standard">
      <style:paragraph-properties>
        <style:drop-cap/>
      </style:paragraph-properties>
    </style:style>
    <style:style style:name="P3270" style:family="paragraph" style:parent-style-name="Standard">
      <style:paragraph-properties>
        <style:drop-cap/>
      </style:paragraph-properties>
    </style:style>
    <style:style style:name="P3271" style:family="paragraph" style:parent-style-name="Standard">
      <style:paragraph-properties>
        <style:drop-cap/>
      </style:paragraph-properties>
    </style:style>
    <style:style style:name="P3272" style:family="paragraph" style:parent-style-name="Standard">
      <style:paragraph-properties>
        <style:drop-cap/>
      </style:paragraph-properties>
    </style:style>
    <style:style style:name="P3273" style:family="paragraph" style:parent-style-name="Standard">
      <style:paragraph-properties>
        <style:drop-cap/>
      </style:paragraph-properties>
    </style:style>
    <style:style style:name="P3274" style:family="paragraph" style:parent-style-name="Standard">
      <style:paragraph-properties>
        <style:drop-cap/>
      </style:paragraph-properties>
    </style:style>
    <style:style style:name="P3275" style:family="paragraph" style:parent-style-name="Standard">
      <style:paragraph-properties>
        <style:drop-cap/>
      </style:paragraph-properties>
    </style:style>
    <style:style style:name="P3276" style:family="paragraph" style:parent-style-name="Standard">
      <style:paragraph-properties>
        <style:drop-cap/>
      </style:paragraph-properties>
    </style:style>
    <style:style style:name="P3277" style:family="paragraph" style:parent-style-name="Standard">
      <style:paragraph-properties>
        <style:drop-cap/>
      </style:paragraph-properties>
    </style:style>
    <style:style style:name="P3278" style:family="paragraph" style:parent-style-name="Standard">
      <style:paragraph-properties>
        <style:drop-cap/>
      </style:paragraph-properties>
    </style:style>
    <style:style style:name="P3279" style:family="paragraph" style:parent-style-name="Standard">
      <style:paragraph-properties>
        <style:drop-cap/>
      </style:paragraph-properties>
    </style:style>
    <style:style style:name="P3280" style:family="paragraph" style:parent-style-name="Standard">
      <style:paragraph-properties>
        <style:drop-cap/>
      </style:paragraph-properties>
    </style:style>
    <style:style style:name="P3281" style:family="paragraph" style:parent-style-name="Standard">
      <style:paragraph-properties>
        <style:drop-cap/>
      </style:paragraph-properties>
    </style:style>
    <style:style style:name="P3282" style:family="paragraph" style:parent-style-name="Standard">
      <style:paragraph-properties>
        <style:drop-cap/>
      </style:paragraph-properties>
    </style:style>
    <style:style style:name="P3283" style:family="paragraph" style:parent-style-name="Standard">
      <style:paragraph-properties>
        <style:drop-cap/>
      </style:paragraph-properties>
    </style:style>
    <style:style style:name="P3284" style:family="paragraph" style:parent-style-name="Standard">
      <style:paragraph-properties>
        <style:drop-cap/>
      </style:paragraph-properties>
    </style:style>
    <style:style style:name="P3285" style:family="paragraph" style:parent-style-name="Standard">
      <style:paragraph-properties>
        <style:drop-cap/>
      </style:paragraph-properties>
    </style:style>
    <style:style style:name="P3286" style:family="paragraph" style:parent-style-name="Standard">
      <style:paragraph-properties>
        <style:drop-cap/>
      </style:paragraph-properties>
    </style:style>
    <style:style style:name="P3287" style:family="paragraph" style:parent-style-name="Standard">
      <style:paragraph-properties>
        <style:drop-cap/>
      </style:paragraph-properties>
    </style:style>
    <style:style style:name="P3288" style:family="paragraph" style:parent-style-name="Standard">
      <style:paragraph-properties>
        <style:drop-cap/>
      </style:paragraph-properties>
    </style:style>
    <style:style style:name="P3289" style:family="paragraph" style:parent-style-name="Standard">
      <style:paragraph-properties>
        <style:drop-cap/>
      </style:paragraph-properties>
    </style:style>
    <style:style style:name="P3290" style:family="paragraph" style:parent-style-name="Standard">
      <style:paragraph-properties>
        <style:drop-cap/>
      </style:paragraph-properties>
    </style:style>
    <style:style style:name="P3291" style:family="paragraph" style:parent-style-name="Standard">
      <style:paragraph-properties>
        <style:drop-cap/>
      </style:paragraph-properties>
    </style:style>
    <style:style style:name="P3292" style:family="paragraph" style:parent-style-name="Standard">
      <style:paragraph-properties>
        <style:drop-cap/>
      </style:paragraph-properties>
    </style:style>
    <style:style style:name="P3293" style:family="paragraph" style:parent-style-name="Standard">
      <style:paragraph-properties>
        <style:drop-cap/>
      </style:paragraph-properties>
    </style:style>
    <style:style style:name="P3294" style:family="paragraph" style:parent-style-name="Standard">
      <style:paragraph-properties>
        <style:drop-cap/>
      </style:paragraph-properties>
    </style:style>
    <style:style style:name="P3295" style:family="paragraph" style:parent-style-name="Standard">
      <style:paragraph-properties>
        <style:drop-cap/>
      </style:paragraph-properties>
    </style:style>
    <style:style style:name="P3296" style:family="paragraph" style:parent-style-name="Standard">
      <style:paragraph-properties>
        <style:drop-cap/>
      </style:paragraph-properties>
    </style:style>
    <style:style style:name="P3297" style:family="paragraph" style:parent-style-name="Standard">
      <style:paragraph-properties>
        <style:drop-cap/>
      </style:paragraph-properties>
    </style:style>
    <style:style style:name="P3298" style:family="paragraph" style:parent-style-name="Standard">
      <style:paragraph-properties>
        <style:drop-cap/>
      </style:paragraph-properties>
    </style:style>
    <style:style style:name="P3299" style:family="paragraph" style:parent-style-name="Standard">
      <style:paragraph-properties>
        <style:drop-cap/>
      </style:paragraph-properties>
    </style:style>
    <style:style style:name="P3300" style:family="paragraph" style:parent-style-name="Standard">
      <style:paragraph-properties>
        <style:drop-cap/>
      </style:paragraph-properties>
    </style:style>
    <style:style style:name="P3301" style:family="paragraph" style:parent-style-name="Standard">
      <style:paragraph-properties>
        <style:drop-cap/>
      </style:paragraph-properties>
    </style:style>
    <style:style style:name="P3302" style:family="paragraph" style:parent-style-name="Standard">
      <style:paragraph-properties>
        <style:drop-cap/>
      </style:paragraph-properties>
    </style:style>
    <style:style style:name="P3303" style:family="paragraph" style:parent-style-name="Standard">
      <style:paragraph-properties fo:text-align="start" style:justify-single-word="false"/>
      <style:text-properties fo:color="#0000ff" fo:language="en" fo:country="US" style:language-asian="zh" style:country-asian="CN"/>
    </style:style>
    <style:style style:name="P3304" style:family="paragraph" style:parent-style-name="Standard">
      <style:paragraph-properties fo:margin-left="0cm" fo:margin-right="0cm" fo:text-align="start" style:justify-single-word="false" fo:text-indent="0.741cm" style:auto-text-indent="false"/>
    </style:style>
    <style:style style:name="P3305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06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07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08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09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0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1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2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3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4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5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6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7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8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19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0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1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2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3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4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5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6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7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8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29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0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1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2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3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4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5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6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7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8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39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0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1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2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3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4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5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6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7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8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49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0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1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2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3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4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5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6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7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8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59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0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1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2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3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4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5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6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7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8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69" style:family="paragraph" style:parent-style-name="Standard">
      <style:paragraph-properties fo:margin-left="0cm" fo:margin-right="0cm" fo:text-align="start" style:justify-single-word="false" fo:text-indent="0.741cm" style:auto-text-indent="false">
        <style:drop-cap/>
      </style:paragraph-properties>
    </style:style>
    <style:style style:name="P3370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language="en" fo:country="US" style:language-asian="zh" style:country-asian="CN"/>
    </style:style>
    <style:style style:name="P3371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2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3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4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5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6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7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8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79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80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81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82" style:family="paragraph" style:parent-style-name="Standard">
      <style:paragraph-properties fo:margin-left="0.741cm" fo:margin-right="0cm" fo:text-align="start" style:justify-single-word="false" fo:text-indent="0.741cm" style:auto-text-indent="false">
        <style:drop-cap/>
      </style:paragraph-properties>
    </style:style>
    <style:style style:name="P3383" style:family="paragraph" style:parent-style-name="Standard">
      <style:paragraph-properties fo:margin-left="1.482cm" fo:margin-right="0cm" fo:text-align="start" style:justify-single-word="false" fo:text-indent="0.741cm" style:auto-text-indent="false">
        <style:drop-cap/>
      </style:paragraph-properties>
    </style:style>
    <style:style style:name="P3384" style:family="paragraph" style:parent-style-name="Standard">
      <style:paragraph-properties fo:margin-left="1.482cm" fo:margin-right="0cm" fo:text-align="start" style:justify-single-word="false" fo:text-indent="0.741cm" style:auto-text-indent="false">
        <style:drop-cap/>
      </style:paragraph-properties>
    </style:style>
    <style:style style:name="P3385" style:family="paragraph" style:parent-style-name="Standard">
      <style:paragraph-properties fo:margin-left="2.223cm" fo:margin-right="0cm" fo:text-align="start" style:justify-single-word="false" fo:text-indent="0.741cm" style:auto-text-indent="false">
        <style:drop-cap/>
      </style:paragraph-properties>
    </style:style>
    <style:style style:name="P3386" style:family="paragraph" style:parent-style-name="Standard">
      <style:paragraph-properties fo:margin-left="2.223cm" fo:margin-right="0cm" fo:text-align="start" style:justify-single-word="false" fo:text-indent="0.741cm" style:auto-text-indent="false">
        <style:drop-cap/>
      </style:paragraph-properties>
    </style:style>
    <style:style style:name="P3387" style:family="paragraph" style:parent-style-name="Standard">
      <style:paragraph-properties style:line-height-at-least="0.503cm" fo:text-align="start" style:justify-single-word="false" fo:background-color="#ffffff">
        <style:drop-cap/>
        <style:background-image/>
      </style:paragraph-properties>
    </style:style>
    <style:style style:name="P3388" style:family="paragraph" style:parent-style-name="Standard" style:list-style-name="WW8Num5">
      <style:paragraph-properties style:line-height-at-least="0.556cm" fo:text-align="start" style:justify-single-word="false" fo:background-color="#ffffff">
        <style:tab-stops>
          <style:tab-stop style:position="1.27cm"/>
        </style:tab-stops>
        <style:drop-cap/>
        <style:background-image/>
      </style:paragraph-properties>
    </style:style>
    <style:style style:name="P3389" style:family="paragraph" style:parent-style-name="Standard" style:list-style-name="WW8Num5">
      <style:paragraph-properties style:line-height-at-least="0.556cm" fo:text-align="start" style:justify-single-word="false" fo:background-color="#ffffff">
        <style:tab-stops>
          <style:tab-stop style:position="1.27cm"/>
        </style:tab-stops>
        <style:drop-cap/>
        <style:background-image/>
      </style:paragraph-properties>
    </style:style>
    <style:style style:name="P3390" style:family="paragraph" style:parent-style-name="Standard" style:list-style-name="WW8Num5">
      <style:paragraph-properties style:line-height-at-least="0.556cm" fo:text-align="start" style:justify-single-word="false" fo:background-color="#ffffff">
        <style:tab-stops>
          <style:tab-stop style:position="1.27cm"/>
        </style:tab-stops>
        <style:drop-cap/>
        <style:background-image/>
      </style:paragraph-properties>
    </style:style>
    <style:style style:name="P3391" style:family="paragraph" style:parent-style-name="Standard">
      <style:paragraph-properties fo:text-align="start" style:justify-single-word="false" fo:background-color="#ffffff">
        <style:drop-cap/>
        <style:background-image/>
      </style:paragraph-properties>
    </style:style>
    <style:style style:name="P3392" style:family="paragraph" style:parent-style-name="Standard">
      <style:paragraph-properties fo:text-align="start" style:justify-single-word="false" fo:background-color="#ffffff">
        <style:drop-cap/>
        <style:background-image/>
      </style:paragraph-properties>
    </style:style>
    <style:style style:name="P3393" style:family="paragraph" style:parent-style-name="Standard">
      <style:paragraph-properties fo:text-align="start" style:justify-single-word="false" fo:background-color="#ffffff">
        <style:drop-cap/>
        <style:background-image/>
      </style:paragraph-properties>
    </style:style>
    <style:style style:name="P3394" style:family="paragraph" style:parent-style-name="Standard">
      <style:paragraph-properties fo:text-align="start" style:justify-single-word="false" fo:background-color="#ffffff">
        <style:drop-cap/>
        <style:background-image/>
      </style:paragraph-properties>
    </style:style>
    <style:style style:name="P3395" style:family="paragraph" style:parent-style-name="Standard">
      <style:paragraph-properties fo:margin-left="0cm" fo:margin-right="0cm" fo:text-align="start" style:justify-single-word="false" fo:text-indent="0.185cm" style:auto-text-indent="false">
        <style:drop-cap/>
      </style:paragraph-properties>
    </style:style>
    <style:style style:name="P3396" style:family="paragraph" style:parent-style-name="Standard">
      <style:paragraph-properties fo:margin-left="0cm" fo:margin-right="0cm" fo:text-align="start" style:justify-single-word="false" fo:text-indent="0.185cm" style:auto-text-indent="false">
        <style:drop-cap/>
      </style:paragraph-properties>
    </style:style>
    <style:style style:name="P3397" style:family="paragraph" style:parent-style-name="Standard">
      <style:paragraph-properties fo:margin-left="0cm" fo:margin-right="0cm" fo:text-align="start" style:justify-single-word="false" fo:text-indent="0.185cm" style:auto-text-indent="false">
        <style:drop-cap/>
      </style:paragraph-properties>
    </style:style>
    <style:style style:name="P3398" style:family="paragraph" style:parent-style-name="Standard">
      <style:paragraph-properties fo:margin-left="0cm" fo:margin-right="0cm" fo:text-align="start" style:justify-single-word="false" fo:text-indent="0.185cm" style:auto-text-indent="false">
        <style:drop-cap/>
      </style:paragraph-properties>
    </style:style>
    <style:style style:name="P3399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0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1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2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3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4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5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6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7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8" style:family="paragraph" style:parent-style-name="Standard">
      <style:paragraph-properties fo:margin-top="0.265cm" fo:margin-bottom="0.265cm" style:line-height-at-least="0.556cm" fo:text-align="start" style:justify-single-word="false" fo:background-color="#ffffff">
        <style:drop-cap/>
        <style:background-image/>
      </style:paragraph-properties>
    </style:style>
    <style:style style:name="P3409" style:family="paragraph" style:parent-style-name="Standard">
      <style:paragraph-properties fo:margin-left="1.905cm" fo:margin-right="0cm" style:line-height-at-least="0.556cm" fo:text-align="start" style:justify-single-word="false" fo:text-indent="0cm" style:auto-text-indent="false" fo:background-color="#ffffff">
        <style:drop-cap/>
        <style:background-image/>
      </style:paragraph-properties>
    </style:style>
    <style:style style:name="P3410" style:family="paragraph" style:parent-style-name="Standard">
      <style:paragraph-properties fo:margin-left="1.905cm" fo:margin-right="0cm" style:line-height-at-least="0.556cm" fo:text-align="start" style:justify-single-word="false" fo:text-indent="0cm" style:auto-text-indent="false" fo:background-color="#ffffff">
        <style:drop-cap/>
        <style:background-image/>
      </style:paragraph-properties>
    </style:style>
    <style:style style:name="P3411" style:family="paragraph" style:parent-style-name="Heading_20_1">
      <style:paragraph-properties fo:text-align="start" style:justify-single-word="false">
        <style:drop-cap/>
      </style:paragraph-properties>
    </style:style>
    <style:style style:name="P3412" style:family="paragraph" style:parent-style-name="Heading_20_1">
      <style:paragraph-properties fo:text-align="start" style:justify-single-word="false">
        <style:drop-cap/>
      </style:paragraph-properties>
    </style:style>
    <style:style style:name="P3413" style:family="paragraph" style:parent-style-name="Heading_20_1">
      <style:paragraph-properties fo:text-align="start" style:justify-single-word="false">
        <style:drop-cap/>
      </style:paragraph-properties>
    </style:style>
    <style:style style:name="P3414" style:family="paragraph" style:parent-style-name="Heading_20_1">
      <style:paragraph-properties fo:text-align="start" style:justify-single-word="false">
        <style:drop-cap/>
      </style:paragraph-properties>
    </style:style>
    <style:style style:name="P3415" style:family="paragraph" style:parent-style-name="Heading_20_1">
      <style:paragraph-properties fo:text-align="start" style:justify-single-word="false">
        <style:drop-cap/>
      </style:paragraph-properties>
    </style:style>
    <style:style style:name="P3416" style:family="paragraph" style:parent-style-name="Heading_20_1">
      <style:paragraph-properties fo:text-align="start" style:justify-single-word="false"/>
      <style:text-properties fo:language="en" fo:country="US" style:language-asian="zh" style:country-asian="CN"/>
    </style:style>
    <style:style style:name="P3417" style:family="paragraph" style:parent-style-name="Heading_20_1">
      <style:paragraph-properties fo:margin-left="0cm" fo:margin-right="0cm" fo:text-align="start" style:justify-single-word="false" fo:text-indent="0cm" style:auto-text-indent="false">
        <style:drop-cap/>
      </style:paragraph-properties>
    </style:style>
    <style:style style:name="P3418" style:family="paragraph" style:parent-style-name="Heading_20_1">
      <style:paragraph-properties fo:margin-left="0cm" fo:margin-right="0cm" fo:text-align="start" style:justify-single-word="false" fo:text-indent="0cm" style:auto-text-indent="false">
        <style:drop-cap/>
      </style:paragraph-properties>
    </style:style>
    <style:style style:name="P3419" style:family="paragraph" style:parent-style-name="Heading_20_1">
      <style:paragraph-properties fo:margin-left="0cm" fo:margin-right="0cm" fo:text-align="start" style:justify-single-word="false" fo:text-indent="0cm" style:auto-text-indent="false">
        <style:drop-cap/>
      </style:paragraph-properties>
    </style:style>
    <style:style style:name="P3420" style:family="paragraph" style:parent-style-name="Heading_20_1" style:master-page-name="Standard">
      <style:paragraph-properties fo:text-align="start" style:justify-single-word="false" style:page-number="auto">
        <style:drop-cap/>
      </style:paragraph-properties>
    </style:style>
    <style:style style:name="P3421" style:family="paragraph" style:parent-style-name="Heading_20_2">
      <style:paragraph-properties fo:text-align="start" style:justify-single-word="false"/>
    </style:style>
    <style:style style:name="P3422" style:family="paragraph" style:parent-style-name="Heading_20_2">
      <style:paragraph-properties fo:text-align="start" style:justify-single-word="false">
        <style:drop-cap/>
      </style:paragraph-properties>
    </style:style>
    <style:style style:name="P3423" style:family="paragraph" style:parent-style-name="Heading_20_2">
      <style:paragraph-properties fo:text-align="start" style:justify-single-word="false">
        <style:drop-cap/>
      </style:paragraph-properties>
    </style:style>
    <style:style style:name="P3424" style:family="paragraph" style:parent-style-name="Heading_20_2">
      <style:paragraph-properties fo:text-align="start" style:justify-single-word="false">
        <style:drop-cap/>
      </style:paragraph-properties>
    </style:style>
    <style:style style:name="P3425" style:family="paragraph" style:parent-style-name="Heading_20_2">
      <style:paragraph-properties fo:text-align="start" style:justify-single-word="false">
        <style:drop-cap/>
      </style:paragraph-properties>
    </style:style>
    <style:style style:name="P3426" style:family="paragraph" style:parent-style-name="Heading_20_2">
      <style:paragraph-properties fo:text-align="start" style:justify-single-word="false">
        <style:drop-cap/>
      </style:paragraph-properties>
    </style:style>
    <style:style style:name="P3427" style:family="paragraph" style:parent-style-name="Heading_20_2">
      <style:paragraph-properties fo:text-align="start" style:justify-single-word="false">
        <style:drop-cap/>
      </style:paragraph-properties>
    </style:style>
    <style:style style:name="P3428" style:family="paragraph" style:parent-style-name="Heading_20_2">
      <style:paragraph-properties fo:text-align="start" style:justify-single-word="false">
        <style:drop-cap/>
      </style:paragraph-properties>
    </style:style>
    <style:style style:name="P3429" style:family="paragraph" style:parent-style-name="Heading_20_2">
      <style:paragraph-properties fo:text-align="start" style:justify-single-word="false">
        <style:drop-cap/>
      </style:paragraph-properties>
    </style:style>
    <style:style style:name="P3430" style:family="paragraph" style:parent-style-name="Heading_20_2">
      <style:paragraph-properties fo:text-align="start" style:justify-single-word="false">
        <style:drop-cap/>
      </style:paragraph-properties>
    </style:style>
    <style:style style:name="P3431" style:family="paragraph" style:parent-style-name="Heading_20_2">
      <style:paragraph-properties fo:text-align="start" style:justify-single-word="false">
        <style:drop-cap/>
      </style:paragraph-properties>
    </style:style>
    <style:style style:name="P3432" style:family="paragraph" style:parent-style-name="Heading_20_2">
      <style:paragraph-properties fo:text-align="start" style:justify-single-word="false">
        <style:drop-cap/>
      </style:paragraph-properties>
    </style:style>
    <style:style style:name="P3433" style:family="paragraph" style:parent-style-name="Heading_20_2">
      <style:paragraph-properties fo:text-align="start" style:justify-single-word="false">
        <style:drop-cap/>
      </style:paragraph-properties>
    </style:style>
    <style:style style:name="P3434" style:family="paragraph" style:parent-style-name="Heading_20_2">
      <style:paragraph-properties fo:text-align="start" style:justify-single-word="false">
        <style:drop-cap/>
      </style:paragraph-properties>
    </style:style>
    <style:style style:name="P3435" style:family="paragraph" style:parent-style-name="Heading_20_2">
      <style:paragraph-properties fo:text-align="start" style:justify-single-word="false">
        <style:drop-cap/>
      </style:paragraph-properties>
    </style:style>
    <style:style style:name="P3436" style:family="paragraph" style:parent-style-name="Heading_20_2">
      <style:paragraph-properties fo:text-align="start" style:justify-single-word="false">
        <style:drop-cap/>
      </style:paragraph-properties>
    </style:style>
    <style:style style:name="P3437" style:family="paragraph" style:parent-style-name="Heading_20_2">
      <style:paragraph-properties fo:text-align="start" style:justify-single-word="false">
        <style:drop-cap/>
      </style:paragraph-properties>
    </style:style>
    <style:style style:name="P3438" style:family="paragraph" style:parent-style-name="Heading_20_2">
      <style:paragraph-properties fo:text-align="start" style:justify-single-word="false">
        <style:drop-cap/>
      </style:paragraph-properties>
    </style:style>
    <style:style style:name="P3439" style:family="paragraph" style:parent-style-name="Heading_20_2">
      <style:paragraph-properties fo:text-align="start" style:justify-single-word="false">
        <style:drop-cap/>
      </style:paragraph-properties>
    </style:style>
    <style:style style:name="P3440" style:family="paragraph" style:parent-style-name="Heading_20_2">
      <style:paragraph-properties fo:text-align="start" style:justify-single-word="false">
        <style:drop-cap/>
      </style:paragraph-properties>
    </style:style>
    <style:style style:name="P3441" style:family="paragraph" style:parent-style-name="Heading_20_2">
      <style:paragraph-properties fo:text-align="start" style:justify-single-word="false">
        <style:drop-cap/>
      </style:paragraph-properties>
    </style:style>
    <style:style style:name="P3442" style:family="paragraph" style:parent-style-name="Heading_20_2">
      <style:paragraph-properties fo:text-align="start" style:justify-single-word="false">
        <style:drop-cap/>
      </style:paragraph-properties>
    </style:style>
    <style:style style:name="P3443" style:family="paragraph" style:parent-style-name="Heading_20_2">
      <style:paragraph-properties fo:text-align="start" style:justify-single-word="false">
        <style:drop-cap/>
      </style:paragraph-properties>
    </style:style>
    <style:style style:name="P3444" style:family="paragraph" style:parent-style-name="Heading_20_2">
      <style:paragraph-properties fo:text-align="start" style:justify-single-word="false">
        <style:drop-cap/>
      </style:paragraph-properties>
    </style:style>
    <style:style style:name="P3445" style:family="paragraph" style:parent-style-name="Heading_20_2">
      <style:paragraph-properties fo:text-align="start" style:justify-single-word="false">
        <style:drop-cap/>
      </style:paragraph-properties>
    </style:style>
    <style:style style:name="P3446" style:family="paragraph" style:parent-style-name="Heading_20_2">
      <style:paragraph-properties fo:text-align="start" style:justify-single-word="false">
        <style:drop-cap/>
      </style:paragraph-properties>
    </style:style>
    <style:style style:name="P3447" style:family="paragraph" style:parent-style-name="Heading_20_2">
      <style:paragraph-properties fo:text-align="start" style:justify-single-word="false">
        <style:drop-cap/>
      </style:paragraph-properties>
    </style:style>
    <style:style style:name="P3448" style:family="paragraph" style:parent-style-name="Heading_20_2">
      <style:paragraph-properties fo:text-align="start" style:justify-single-word="false">
        <style:drop-cap/>
      </style:paragraph-properties>
    </style:style>
    <style:style style:name="P3449" style:family="paragraph" style:parent-style-name="Heading_20_2">
      <style:paragraph-properties fo:text-align="start" style:justify-single-word="false">
        <style:drop-cap/>
      </style:paragraph-properties>
    </style:style>
    <style:style style:name="P3450" style:family="paragraph" style:parent-style-name="Heading_20_2">
      <style:paragraph-properties fo:text-align="start" style:justify-single-word="false">
        <style:drop-cap/>
      </style:paragraph-properties>
    </style:style>
    <style:style style:name="P3451" style:family="paragraph" style:parent-style-name="Heading_20_2">
      <style:paragraph-properties fo:text-align="start" style:justify-single-word="false">
        <style:drop-cap/>
      </style:paragraph-properties>
    </style:style>
    <style:style style:name="P3452" style:family="paragraph" style:parent-style-name="Heading_20_2">
      <style:paragraph-properties fo:text-align="start" style:justify-single-word="false">
        <style:drop-cap/>
      </style:paragraph-properties>
    </style:style>
    <style:style style:name="P3453" style:family="paragraph" style:parent-style-name="Heading_20_2">
      <style:paragraph-properties fo:text-align="start" style:justify-single-word="false">
        <style:drop-cap/>
      </style:paragraph-properties>
    </style:style>
    <style:style style:name="P3454" style:family="paragraph" style:parent-style-name="Heading_20_2">
      <style:paragraph-properties fo:text-align="start" style:justify-single-word="false">
        <style:drop-cap/>
      </style:paragraph-properties>
    </style:style>
    <style:style style:name="P3455" style:family="paragraph" style:parent-style-name="Heading_20_2">
      <style:paragraph-properties fo:text-align="start" style:justify-single-word="false">
        <style:drop-cap/>
      </style:paragraph-properties>
    </style:style>
    <style:style style:name="P3456" style:family="paragraph" style:parent-style-name="Heading_20_2">
      <style:paragraph-properties fo:text-align="start" style:justify-single-word="false">
        <style:drop-cap/>
      </style:paragraph-properties>
    </style:style>
    <style:style style:name="P3457" style:family="paragraph" style:parent-style-name="Heading_20_2">
      <style:paragraph-properties fo:text-align="start" style:justify-single-word="false">
        <style:drop-cap/>
      </style:paragraph-properties>
    </style:style>
    <style:style style:name="P3458" style:family="paragraph" style:parent-style-name="Heading_20_2">
      <style:paragraph-properties fo:text-align="start" style:justify-single-word="false">
        <style:drop-cap/>
      </style:paragraph-properties>
    </style:style>
    <style:style style:name="P3459" style:family="paragraph" style:parent-style-name="Heading_20_2">
      <style:paragraph-properties fo:text-align="start" style:justify-single-word="false">
        <style:drop-cap/>
      </style:paragraph-properties>
    </style:style>
    <style:style style:name="P3460" style:family="paragraph" style:parent-style-name="Heading_20_2">
      <style:paragraph-properties fo:text-align="start" style:justify-single-word="false">
        <style:drop-cap/>
      </style:paragraph-properties>
    </style:style>
    <style:style style:name="P3461" style:family="paragraph" style:parent-style-name="Heading_20_2">
      <style:paragraph-properties fo:text-align="start" style:justify-single-word="false">
        <style:drop-cap/>
      </style:paragraph-properties>
    </style:style>
    <style:style style:name="P3462" style:family="paragraph" style:parent-style-name="Heading_20_2">
      <style:paragraph-properties fo:text-align="start" style:justify-single-word="false">
        <style:drop-cap/>
      </style:paragraph-properties>
    </style:style>
    <style:style style:name="P3463" style:family="paragraph" style:parent-style-name="Heading_20_2">
      <style:paragraph-properties fo:text-align="start" style:justify-single-word="false">
        <style:drop-cap/>
      </style:paragraph-properties>
    </style:style>
    <style:style style:name="P3464" style:family="paragraph" style:parent-style-name="Heading_20_2">
      <style:paragraph-properties fo:text-align="start" style:justify-single-word="false">
        <style:drop-cap/>
      </style:paragraph-properties>
    </style:style>
    <style:style style:name="P3465" style:family="paragraph" style:parent-style-name="Heading_20_2">
      <style:paragraph-properties fo:text-align="start" style:justify-single-word="false">
        <style:drop-cap/>
      </style:paragraph-properties>
    </style:style>
    <style:style style:name="P3466" style:family="paragraph" style:parent-style-name="Heading_20_2">
      <style:paragraph-properties fo:text-align="start" style:justify-single-word="false">
        <style:drop-cap/>
      </style:paragraph-properties>
    </style:style>
    <style:style style:name="P3467" style:family="paragraph" style:parent-style-name="Heading_20_2">
      <style:paragraph-properties fo:text-align="start" style:justify-single-word="false">
        <style:drop-cap/>
      </style:paragraph-properties>
    </style:style>
    <style:style style:name="P3468" style:family="paragraph" style:parent-style-name="Heading_20_2">
      <style:paragraph-properties fo:text-align="start" style:justify-single-word="false">
        <style:drop-cap/>
      </style:paragraph-properties>
    </style:style>
    <style:style style:name="P3469" style:family="paragraph" style:parent-style-name="Heading_20_2">
      <style:paragraph-properties fo:text-align="start" style:justify-single-word="false">
        <style:drop-cap/>
      </style:paragraph-properties>
    </style:style>
    <style:style style:name="P3470" style:family="paragraph" style:parent-style-name="Heading_20_2">
      <style:paragraph-properties fo:text-align="start" style:justify-single-word="false">
        <style:drop-cap/>
      </style:paragraph-properties>
    </style:style>
    <style:style style:name="P3471" style:family="paragraph" style:parent-style-name="Heading_20_2">
      <style:paragraph-properties fo:text-align="start" style:justify-single-word="false">
        <style:drop-cap/>
      </style:paragraph-properties>
    </style:style>
    <style:style style:name="P3472" style:family="paragraph" style:parent-style-name="Heading_20_2">
      <style:paragraph-properties fo:text-align="start" style:justify-single-word="false">
        <style:drop-cap/>
      </style:paragraph-properties>
    </style:style>
    <style:style style:name="P3473" style:family="paragraph" style:parent-style-name="Heading_20_2">
      <style:paragraph-properties fo:text-align="start" style:justify-single-word="false">
        <style:drop-cap/>
      </style:paragraph-properties>
    </style:style>
    <style:style style:name="P3474" style:family="paragraph" style:parent-style-name="Heading_20_2">
      <style:paragraph-properties fo:text-align="start" style:justify-single-word="false">
        <style:drop-cap/>
      </style:paragraph-properties>
    </style:style>
    <style:style style:name="P3475" style:family="paragraph" style:parent-style-name="Heading_20_2">
      <style:paragraph-properties fo:text-align="start" style:justify-single-word="false">
        <style:drop-cap/>
      </style:paragraph-properties>
    </style:style>
    <style:style style:name="P3476" style:family="paragraph" style:parent-style-name="Heading_20_2">
      <style:paragraph-properties fo:text-align="start" style:justify-single-word="false">
        <style:drop-cap/>
      </style:paragraph-properties>
    </style:style>
    <style:style style:name="P3477" style:family="paragraph" style:parent-style-name="Heading_20_2">
      <style:paragraph-properties fo:text-align="start" style:justify-single-word="false">
        <style:drop-cap/>
      </style:paragraph-properties>
    </style:style>
    <style:style style:name="P3478" style:family="paragraph" style:parent-style-name="Heading_20_2">
      <style:paragraph-properties fo:text-align="start" style:justify-single-word="false">
        <style:drop-cap/>
      </style:paragraph-properties>
    </style:style>
    <style:style style:name="P3479" style:family="paragraph" style:parent-style-name="Heading_20_2">
      <style:paragraph-properties fo:text-align="start" style:justify-single-word="false">
        <style:drop-cap/>
      </style:paragraph-properties>
    </style:style>
    <style:style style:name="P3480" style:family="paragraph" style:parent-style-name="Heading_20_2">
      <style:paragraph-properties fo:text-align="start" style:justify-single-word="false">
        <style:drop-cap/>
      </style:paragraph-properties>
    </style:style>
    <style:style style:name="P3481" style:family="paragraph" style:parent-style-name="Heading_20_2">
      <style:paragraph-properties fo:text-align="start" style:justify-single-word="false">
        <style:drop-cap/>
      </style:paragraph-properties>
    </style:style>
    <style:style style:name="P3482" style:family="paragraph" style:parent-style-name="Heading_20_2">
      <style:paragraph-properties fo:text-align="start" style:justify-single-word="false">
        <style:drop-cap/>
      </style:paragraph-properties>
    </style:style>
    <style:style style:name="P3483" style:family="paragraph" style:parent-style-name="Heading_20_2">
      <style:paragraph-properties fo:text-align="start" style:justify-single-word="false">
        <style:drop-cap/>
      </style:paragraph-properties>
    </style:style>
    <style:style style:name="P3484" style:family="paragraph" style:parent-style-name="Heading_20_2">
      <style:paragraph-properties fo:text-align="start" style:justify-single-word="false">
        <style:drop-cap/>
      </style:paragraph-properties>
    </style:style>
    <style:style style:name="P3485" style:family="paragraph" style:parent-style-name="Heading_20_2">
      <style:paragraph-properties fo:text-align="start" style:justify-single-word="false">
        <style:drop-cap/>
      </style:paragraph-properties>
    </style:style>
    <style:style style:name="P3486" style:family="paragraph" style:parent-style-name="Heading_20_2">
      <style:paragraph-properties fo:text-align="start" style:justify-single-word="false">
        <style:drop-cap/>
      </style:paragraph-properties>
    </style:style>
    <style:style style:name="P3487" style:family="paragraph" style:parent-style-name="Heading_20_2">
      <style:paragraph-properties fo:text-align="start" style:justify-single-word="false">
        <style:drop-cap/>
      </style:paragraph-properties>
    </style:style>
    <style:style style:name="P3488" style:family="paragraph" style:parent-style-name="Heading_20_2">
      <style:paragraph-properties fo:text-align="start" style:justify-single-word="false">
        <style:drop-cap/>
      </style:paragraph-properties>
    </style:style>
    <style:style style:name="P3489" style:family="paragraph" style:parent-style-name="Heading_20_2">
      <style:paragraph-properties fo:text-align="start" style:justify-single-word="false">
        <style:drop-cap/>
      </style:paragraph-properties>
    </style:style>
    <style:style style:name="P3490" style:family="paragraph" style:parent-style-name="Heading_20_2">
      <style:paragraph-properties fo:text-align="start" style:justify-single-word="false">
        <style:drop-cap/>
      </style:paragraph-properties>
    </style:style>
    <style:style style:name="P3491" style:family="paragraph" style:parent-style-name="Heading_20_2">
      <style:paragraph-properties fo:text-align="start" style:justify-single-word="false">
        <style:drop-cap/>
      </style:paragraph-properties>
    </style:style>
    <style:style style:name="P3492" style:family="paragraph" style:parent-style-name="Heading_20_2">
      <style:paragraph-properties fo:text-align="start" style:justify-single-word="false">
        <style:drop-cap/>
      </style:paragraph-properties>
    </style:style>
    <style:style style:name="P3493" style:family="paragraph" style:parent-style-name="Heading_20_2">
      <style:paragraph-properties fo:text-align="start" style:justify-single-word="false">
        <style:drop-cap/>
      </style:paragraph-properties>
    </style:style>
    <style:style style:name="P3494" style:family="paragraph" style:parent-style-name="Heading_20_2">
      <style:paragraph-properties fo:text-align="start" style:justify-single-word="false">
        <style:drop-cap/>
      </style:paragraph-properties>
    </style:style>
    <style:style style:name="P3495" style:family="paragraph" style:parent-style-name="Heading_20_2">
      <style:paragraph-properties fo:text-align="start" style:justify-single-word="false">
        <style:drop-cap/>
      </style:paragraph-properties>
    </style:style>
    <style:style style:name="P3496" style:family="paragraph" style:parent-style-name="Heading_20_2">
      <style:paragraph-properties fo:text-align="start" style:justify-single-word="false">
        <style:drop-cap/>
      </style:paragraph-properties>
    </style:style>
    <style:style style:name="P3497" style:family="paragraph" style:parent-style-name="Heading_20_2">
      <style:paragraph-properties fo:text-align="start" style:justify-single-word="false">
        <style:drop-cap/>
      </style:paragraph-properties>
    </style:style>
    <style:style style:name="P3498" style:family="paragraph" style:parent-style-name="Heading_20_2">
      <style:paragraph-properties fo:text-align="start" style:justify-single-word="false">
        <style:drop-cap/>
      </style:paragraph-properties>
    </style:style>
    <style:style style:name="P3499" style:family="paragraph" style:parent-style-name="Heading_20_2">
      <style:paragraph-properties fo:text-align="start" style:justify-single-word="false">
        <style:drop-cap/>
      </style:paragraph-properties>
    </style:style>
    <style:style style:name="P3500" style:family="paragraph" style:parent-style-name="Heading_20_2">
      <style:paragraph-properties fo:text-align="start" style:justify-single-word="false">
        <style:drop-cap/>
      </style:paragraph-properties>
    </style:style>
    <style:style style:name="P3501" style:family="paragraph" style:parent-style-name="Heading_20_2">
      <style:paragraph-properties fo:text-align="start" style:justify-single-word="false">
        <style:drop-cap/>
      </style:paragraph-properties>
    </style:style>
    <style:style style:name="P3502" style:family="paragraph" style:parent-style-name="Heading_20_2">
      <style:paragraph-properties fo:text-align="start" style:justify-single-word="false">
        <style:drop-cap/>
      </style:paragraph-properties>
    </style:style>
    <style:style style:name="P3503" style:family="paragraph" style:parent-style-name="Heading_20_2">
      <style:paragraph-properties>
        <style:drop-cap/>
      </style:paragraph-properties>
    </style:style>
    <style:style style:name="P3504" style:family="paragraph" style:parent-style-name="Heading_20_2">
      <style:paragraph-properties>
        <style:drop-cap/>
      </style:paragraph-properties>
    </style:style>
    <style:style style:name="P3505" style:family="paragraph" style:parent-style-name="Heading_20_2">
      <style:paragraph-properties>
        <style:drop-cap/>
      </style:paragraph-properties>
    </style:style>
    <style:style style:name="P3506" style:family="paragraph" style:parent-style-name="Heading_20_3">
      <style:paragraph-properties fo:text-align="start" style:justify-single-word="false">
        <style:drop-cap/>
      </style:paragraph-properties>
    </style:style>
    <style:style style:name="P3507" style:family="paragraph" style:parent-style-name="Heading_20_3">
      <style:paragraph-properties fo:text-align="start" style:justify-single-word="false">
        <style:drop-cap/>
      </style:paragraph-properties>
    </style:style>
    <style:style style:name="P3508" style:family="paragraph" style:parent-style-name="Heading_20_3">
      <style:paragraph-properties fo:text-align="start" style:justify-single-word="false">
        <style:drop-cap/>
      </style:paragraph-properties>
    </style:style>
    <style:style style:name="P3509" style:family="paragraph" style:parent-style-name="Heading_20_3">
      <style:paragraph-properties fo:text-align="start" style:justify-single-word="false">
        <style:drop-cap/>
      </style:paragraph-properties>
    </style:style>
    <style:style style:name="P3510" style:family="paragraph" style:parent-style-name="Heading_20_3">
      <style:paragraph-properties fo:text-align="start" style:justify-single-word="false">
        <style:drop-cap/>
      </style:paragraph-properties>
    </style:style>
    <style:style style:name="P3511" style:family="paragraph" style:parent-style-name="Heading_20_3">
      <style:paragraph-properties fo:text-align="start" style:justify-single-word="false">
        <style:drop-cap/>
      </style:paragraph-properties>
    </style:style>
    <style:style style:name="P3512" style:family="paragraph" style:parent-style-name="Heading_20_3">
      <style:paragraph-properties fo:text-align="start" style:justify-single-word="false">
        <style:drop-cap/>
      </style:paragraph-properties>
    </style:style>
    <style:style style:name="P3513" style:family="paragraph" style:parent-style-name="Heading_20_3">
      <style:paragraph-properties fo:text-align="start" style:justify-single-word="false">
        <style:drop-cap/>
      </style:paragraph-properties>
    </style:style>
    <style:style style:name="P3514" style:family="paragraph" style:parent-style-name="Heading_20_3">
      <style:paragraph-properties fo:text-align="start" style:justify-single-word="false">
        <style:drop-cap/>
      </style:paragraph-properties>
    </style:style>
    <style:style style:name="P3515" style:family="paragraph" style:parent-style-name="Heading_20_3">
      <style:paragraph-properties fo:text-align="start" style:justify-single-word="false">
        <style:drop-cap/>
      </style:paragraph-properties>
    </style:style>
    <style:style style:name="P3516" style:family="paragraph" style:parent-style-name="Heading_20_3">
      <style:paragraph-properties fo:text-align="start" style:justify-single-word="false">
        <style:drop-cap/>
      </style:paragraph-properties>
    </style:style>
    <style:style style:name="P3517" style:family="paragraph" style:parent-style-name="Heading_20_3">
      <style:paragraph-properties fo:text-align="start" style:justify-single-word="false">
        <style:drop-cap/>
      </style:paragraph-properties>
    </style:style>
    <style:style style:name="P3518" style:family="paragraph" style:parent-style-name="Heading_20_3">
      <style:paragraph-properties fo:text-align="start" style:justify-single-word="false">
        <style:drop-cap/>
      </style:paragraph-properties>
    </style:style>
    <style:style style:name="P3519" style:family="paragraph" style:parent-style-name="Heading_20_3">
      <style:paragraph-properties fo:text-align="start" style:justify-single-word="false">
        <style:drop-cap/>
      </style:paragraph-properties>
    </style:style>
    <style:style style:name="P3520" style:family="paragraph" style:parent-style-name="Heading_20_3">
      <style:paragraph-properties fo:text-align="start" style:justify-single-word="false">
        <style:drop-cap/>
      </style:paragraph-properties>
    </style:style>
    <style:style style:name="P3521" style:family="paragraph" style:parent-style-name="Heading_20_3">
      <style:paragraph-properties fo:text-align="start" style:justify-single-word="false">
        <style:drop-cap/>
      </style:paragraph-properties>
    </style:style>
    <style:style style:name="P3522" style:family="paragraph" style:parent-style-name="Heading_20_3">
      <style:paragraph-properties fo:text-align="start" style:justify-single-word="false">
        <style:drop-cap/>
      </style:paragraph-properties>
    </style:style>
    <style:style style:name="P3523" style:family="paragraph" style:parent-style-name="Heading_20_3">
      <style:paragraph-properties fo:text-align="start" style:justify-single-word="false">
        <style:drop-cap/>
      </style:paragraph-properties>
    </style:style>
    <style:style style:name="P3524" style:family="paragraph" style:parent-style-name="Heading_20_3">
      <style:paragraph-properties fo:text-align="start" style:justify-single-word="false">
        <style:drop-cap/>
      </style:paragraph-properties>
    </style:style>
    <style:style style:name="P3525" style:family="paragraph" style:parent-style-name="Heading_20_3">
      <style:paragraph-properties fo:text-align="start" style:justify-single-word="false">
        <style:drop-cap/>
      </style:paragraph-properties>
    </style:style>
    <style:style style:name="P3526" style:family="paragraph" style:parent-style-name="Heading_20_3">
      <style:paragraph-properties fo:text-align="start" style:justify-single-word="false">
        <style:drop-cap/>
      </style:paragraph-properties>
    </style:style>
    <style:style style:name="P3527" style:family="paragraph" style:parent-style-name="Heading_20_3">
      <style:paragraph-properties fo:text-align="start" style:justify-single-word="false">
        <style:drop-cap/>
      </style:paragraph-properties>
    </style:style>
    <style:style style:name="P3528" style:family="paragraph" style:parent-style-name="Heading_20_3">
      <style:paragraph-properties fo:text-align="start" style:justify-single-word="false">
        <style:drop-cap/>
      </style:paragraph-properties>
    </style:style>
    <style:style style:name="P3529" style:family="paragraph" style:parent-style-name="Heading_20_3">
      <style:paragraph-properties fo:text-align="start" style:justify-single-word="false">
        <style:drop-cap/>
      </style:paragraph-properties>
    </style:style>
    <style:style style:name="P3530" style:family="paragraph" style:parent-style-name="Heading_20_3">
      <style:paragraph-properties fo:text-align="start" style:justify-single-word="false">
        <style:drop-cap/>
      </style:paragraph-properties>
    </style:style>
    <style:style style:name="P3531" style:family="paragraph" style:parent-style-name="Heading_20_3">
      <style:paragraph-properties fo:text-align="start" style:justify-single-word="false">
        <style:drop-cap/>
      </style:paragraph-properties>
    </style:style>
    <style:style style:name="P3532" style:family="paragraph" style:parent-style-name="Heading_20_3">
      <style:paragraph-properties fo:text-align="start" style:justify-single-word="false">
        <style:drop-cap/>
      </style:paragraph-properties>
    </style:style>
    <style:style style:name="P3533" style:family="paragraph" style:parent-style-name="Heading_20_3">
      <style:paragraph-properties fo:text-align="start" style:justify-single-word="false">
        <style:drop-cap/>
      </style:paragraph-properties>
    </style:style>
    <style:style style:name="P3534" style:family="paragraph" style:parent-style-name="Heading_20_3">
      <style:paragraph-properties fo:text-align="start" style:justify-single-word="false">
        <style:drop-cap/>
      </style:paragraph-properties>
    </style:style>
    <style:style style:name="P3535" style:family="paragraph" style:parent-style-name="Heading_20_3">
      <style:paragraph-properties fo:text-align="start" style:justify-single-word="false">
        <style:drop-cap/>
      </style:paragraph-properties>
    </style:style>
    <style:style style:name="P3536" style:family="paragraph" style:parent-style-name="Heading_20_3">
      <style:paragraph-properties fo:text-align="start" style:justify-single-word="false">
        <style:drop-cap/>
      </style:paragraph-properties>
    </style:style>
    <style:style style:name="P3537" style:family="paragraph" style:parent-style-name="Heading_20_3">
      <style:paragraph-properties fo:text-align="start" style:justify-single-word="false">
        <style:drop-cap/>
      </style:paragraph-properties>
    </style:style>
    <style:style style:name="P3538" style:family="paragraph" style:parent-style-name="Heading_20_3">
      <style:paragraph-properties fo:text-align="start" style:justify-single-word="false">
        <style:drop-cap/>
      </style:paragraph-properties>
    </style:style>
    <style:style style:name="P3539" style:family="paragraph" style:parent-style-name="Heading_20_3">
      <style:paragraph-properties fo:text-align="start" style:justify-single-word="false">
        <style:drop-cap/>
      </style:paragraph-properties>
    </style:style>
    <style:style style:name="P3540" style:family="paragraph" style:parent-style-name="Heading_20_3">
      <style:paragraph-properties fo:text-align="start" style:justify-single-word="false">
        <style:drop-cap/>
      </style:paragraph-properties>
    </style:style>
    <style:style style:name="P3541" style:family="paragraph" style:parent-style-name="Heading_20_3">
      <style:paragraph-properties fo:text-align="start" style:justify-single-word="false">
        <style:drop-cap/>
      </style:paragraph-properties>
    </style:style>
    <style:style style:name="P3542" style:family="paragraph" style:parent-style-name="Heading_20_3">
      <style:paragraph-properties fo:text-align="start" style:justify-single-word="false">
        <style:drop-cap/>
      </style:paragraph-properties>
    </style:style>
    <style:style style:name="P3543" style:family="paragraph" style:parent-style-name="Heading_20_3">
      <style:paragraph-properties fo:text-align="start" style:justify-single-word="false">
        <style:drop-cap/>
      </style:paragraph-properties>
    </style:style>
    <style:style style:name="P3544" style:family="paragraph" style:parent-style-name="Heading_20_3">
      <style:paragraph-properties fo:text-align="start" style:justify-single-word="false">
        <style:drop-cap/>
      </style:paragraph-properties>
    </style:style>
    <style:style style:name="P3545" style:family="paragraph" style:parent-style-name="Heading_20_3">
      <style:paragraph-properties fo:text-align="start" style:justify-single-word="false">
        <style:drop-cap/>
      </style:paragraph-properties>
    </style:style>
    <style:style style:name="P3546" style:family="paragraph" style:parent-style-name="Heading_20_3">
      <style:paragraph-properties fo:text-align="start" style:justify-single-word="false">
        <style:drop-cap/>
      </style:paragraph-properties>
    </style:style>
    <style:style style:name="P3547" style:family="paragraph" style:parent-style-name="Heading_20_3">
      <style:paragraph-properties fo:text-align="start" style:justify-single-word="false">
        <style:drop-cap/>
      </style:paragraph-properties>
    </style:style>
    <style:style style:name="P3548" style:family="paragraph" style:parent-style-name="Heading_20_3">
      <style:paragraph-properties fo:text-align="start" style:justify-single-word="false">
        <style:drop-cap/>
      </style:paragraph-properties>
    </style:style>
    <style:style style:name="P3549" style:family="paragraph" style:parent-style-name="Heading_20_3">
      <style:paragraph-properties fo:text-align="start" style:justify-single-word="false">
        <style:drop-cap/>
      </style:paragraph-properties>
    </style:style>
    <style:style style:name="P3550" style:family="paragraph" style:parent-style-name="Heading_20_3">
      <style:paragraph-properties fo:text-align="start" style:justify-single-word="false">
        <style:drop-cap/>
      </style:paragraph-properties>
    </style:style>
    <style:style style:name="P3551" style:family="paragraph" style:parent-style-name="Heading_20_3">
      <style:paragraph-properties fo:text-align="start" style:justify-single-word="false">
        <style:drop-cap/>
      </style:paragraph-properties>
    </style:style>
    <style:style style:name="P3552" style:family="paragraph" style:parent-style-name="Heading_20_3">
      <style:paragraph-properties fo:text-align="start" style:justify-single-word="false">
        <style:drop-cap/>
      </style:paragraph-properties>
    </style:style>
    <style:style style:name="P3553" style:family="paragraph" style:parent-style-name="Heading_20_3">
      <style:paragraph-properties fo:text-align="start" style:justify-single-word="false">
        <style:drop-cap/>
      </style:paragraph-properties>
    </style:style>
    <style:style style:name="P3554" style:family="paragraph" style:parent-style-name="Heading_20_3">
      <style:paragraph-properties fo:text-align="start" style:justify-single-word="false">
        <style:drop-cap/>
      </style:paragraph-properties>
    </style:style>
    <style:style style:name="P3555" style:family="paragraph" style:parent-style-name="Heading_20_3">
      <style:paragraph-properties fo:text-align="start" style:justify-single-word="false">
        <style:drop-cap/>
      </style:paragraph-properties>
    </style:style>
    <style:style style:name="P3556" style:family="paragraph" style:parent-style-name="Heading_20_3">
      <style:paragraph-properties fo:text-align="start" style:justify-single-word="false">
        <style:drop-cap/>
      </style:paragraph-properties>
    </style:style>
    <style:style style:name="P3557" style:family="paragraph" style:parent-style-name="Heading_20_3">
      <style:paragraph-properties fo:text-align="start" style:justify-single-word="false">
        <style:drop-cap/>
      </style:paragraph-properties>
    </style:style>
    <style:style style:name="P3558" style:family="paragraph" style:parent-style-name="Heading_20_3">
      <style:paragraph-properties fo:text-align="start" style:justify-single-word="false">
        <style:drop-cap/>
      </style:paragraph-properties>
    </style:style>
    <style:style style:name="P3559" style:family="paragraph" style:parent-style-name="Heading_20_3">
      <style:paragraph-properties fo:text-align="start" style:justify-single-word="false">
        <style:drop-cap/>
      </style:paragraph-properties>
    </style:style>
    <style:style style:name="P3560" style:family="paragraph" style:parent-style-name="Heading_20_3">
      <style:paragraph-properties fo:text-align="start" style:justify-single-word="false">
        <style:drop-cap/>
      </style:paragraph-properties>
    </style:style>
    <style:style style:name="P3561" style:family="paragraph" style:parent-style-name="Heading_20_3">
      <style:paragraph-properties fo:text-align="start" style:justify-single-word="false">
        <style:drop-cap/>
      </style:paragraph-properties>
    </style:style>
    <style:style style:name="P3562" style:family="paragraph" style:parent-style-name="Heading_20_3">
      <style:paragraph-properties fo:text-align="start" style:justify-single-word="false">
        <style:drop-cap/>
      </style:paragraph-properties>
    </style:style>
    <style:style style:name="P3563" style:family="paragraph" style:parent-style-name="Heading_20_3">
      <style:paragraph-properties fo:text-align="start" style:justify-single-word="false">
        <style:drop-cap/>
      </style:paragraph-properties>
    </style:style>
    <style:style style:name="P3564" style:family="paragraph" style:parent-style-name="Heading_20_3">
      <style:paragraph-properties fo:text-align="start" style:justify-single-word="false">
        <style:drop-cap/>
      </style:paragraph-properties>
    </style:style>
    <style:style style:name="P3565" style:family="paragraph" style:parent-style-name="Heading_20_3">
      <style:paragraph-properties fo:text-align="start" style:justify-single-word="false">
        <style:drop-cap/>
      </style:paragraph-properties>
    </style:style>
    <style:style style:name="P3566" style:family="paragraph" style:parent-style-name="Heading_20_3">
      <style:paragraph-properties fo:text-align="start" style:justify-single-word="false">
        <style:drop-cap/>
      </style:paragraph-properties>
    </style:style>
    <style:style style:name="P3567" style:family="paragraph" style:parent-style-name="Heading_20_3">
      <style:paragraph-properties fo:text-align="start" style:justify-single-word="false">
        <style:drop-cap/>
      </style:paragraph-properties>
    </style:style>
    <style:style style:name="P3568" style:family="paragraph" style:parent-style-name="Heading_20_3">
      <style:paragraph-properties fo:text-align="start" style:justify-single-word="false">
        <style:drop-cap/>
      </style:paragraph-properties>
    </style:style>
    <style:style style:name="P3569" style:family="paragraph" style:parent-style-name="Heading_20_3">
      <style:paragraph-properties fo:text-align="start" style:justify-single-word="false">
        <style:drop-cap/>
      </style:paragraph-properties>
    </style:style>
    <style:style style:name="P3570" style:family="paragraph" style:parent-style-name="Heading_20_3">
      <style:paragraph-properties fo:text-align="start" style:justify-single-word="false">
        <style:drop-cap/>
      </style:paragraph-properties>
    </style:style>
    <style:style style:name="P3571" style:family="paragraph" style:parent-style-name="Heading_20_3">
      <style:paragraph-properties fo:text-align="start" style:justify-single-word="false">
        <style:drop-cap/>
      </style:paragraph-properties>
    </style:style>
    <style:style style:name="P3572" style:family="paragraph" style:parent-style-name="Heading_20_3">
      <style:paragraph-properties fo:text-align="start" style:justify-single-word="false">
        <style:drop-cap/>
      </style:paragraph-properties>
    </style:style>
    <style:style style:name="P3573" style:family="paragraph" style:parent-style-name="Heading_20_3">
      <style:paragraph-properties fo:text-align="start" style:justify-single-word="false">
        <style:drop-cap/>
      </style:paragraph-properties>
    </style:style>
    <style:style style:name="P3574" style:family="paragraph" style:parent-style-name="Heading_20_3">
      <style:paragraph-properties fo:text-align="start" style:justify-single-word="false">
        <style:drop-cap/>
      </style:paragraph-properties>
    </style:style>
    <style:style style:name="P3575" style:family="paragraph" style:parent-style-name="Heading_20_3">
      <style:paragraph-properties fo:text-align="start" style:justify-single-word="false">
        <style:drop-cap/>
      </style:paragraph-properties>
    </style:style>
    <style:style style:name="P3576" style:family="paragraph" style:parent-style-name="Heading_20_3">
      <style:paragraph-properties fo:text-align="start" style:justify-single-word="false">
        <style:drop-cap/>
      </style:paragraph-properties>
    </style:style>
    <style:style style:name="P3577" style:family="paragraph" style:parent-style-name="Heading_20_3">
      <style:paragraph-properties fo:text-align="start" style:justify-single-word="false">
        <style:drop-cap/>
      </style:paragraph-properties>
    </style:style>
    <style:style style:name="P3578" style:family="paragraph" style:parent-style-name="Heading_20_3">
      <style:paragraph-properties fo:text-align="start" style:justify-single-word="false">
        <style:drop-cap/>
      </style:paragraph-properties>
    </style:style>
    <style:style style:name="P3579" style:family="paragraph" style:parent-style-name="Heading_20_3">
      <style:paragraph-properties fo:text-align="start" style:justify-single-word="false">
        <style:drop-cap/>
      </style:paragraph-properties>
    </style:style>
    <style:style style:name="P3580" style:family="paragraph" style:parent-style-name="Heading_20_3">
      <style:paragraph-properties fo:text-align="start" style:justify-single-word="false">
        <style:drop-cap/>
      </style:paragraph-properties>
    </style:style>
    <style:style style:name="P3581" style:family="paragraph" style:parent-style-name="Heading_20_3">
      <style:paragraph-properties fo:text-align="start" style:justify-single-word="false">
        <style:drop-cap/>
      </style:paragraph-properties>
    </style:style>
    <style:style style:name="P3582" style:family="paragraph" style:parent-style-name="Heading_20_3">
      <style:paragraph-properties fo:text-align="start" style:justify-single-word="false">
        <style:drop-cap/>
      </style:paragraph-properties>
    </style:style>
    <style:style style:name="P3583" style:family="paragraph" style:parent-style-name="Heading_20_3">
      <style:paragraph-properties fo:text-align="start" style:justify-single-word="false">
        <style:drop-cap/>
      </style:paragraph-properties>
    </style:style>
    <style:style style:name="P3584" style:family="paragraph" style:parent-style-name="Heading_20_3">
      <style:paragraph-properties fo:text-align="start" style:justify-single-word="false">
        <style:drop-cap/>
      </style:paragraph-properties>
    </style:style>
    <style:style style:name="P3585" style:family="paragraph" style:parent-style-name="Heading_20_3">
      <style:paragraph-properties fo:text-align="start" style:justify-single-word="false">
        <style:drop-cap/>
      </style:paragraph-properties>
    </style:style>
    <style:style style:name="P3586" style:family="paragraph" style:parent-style-name="Heading_20_3">
      <style:paragraph-properties fo:text-align="start" style:justify-single-word="false">
        <style:drop-cap/>
      </style:paragraph-properties>
    </style:style>
    <style:style style:name="P3587" style:family="paragraph" style:parent-style-name="Heading_20_3">
      <style:paragraph-properties>
        <style:drop-cap/>
      </style:paragraph-properties>
    </style:style>
    <style:style style:name="P3588" style:family="paragraph" style:parent-style-name="Heading_20_3">
      <style:paragraph-properties>
        <style:drop-cap/>
      </style:paragraph-properties>
    </style:style>
    <style:style style:name="P3589" style:family="paragraph" style:parent-style-name="Heading_20_4">
      <style:paragraph-properties fo:text-align="start" style:justify-single-word="false">
        <style:drop-cap/>
      </style:paragraph-properties>
    </style:style>
    <style:style style:name="P3590" style:family="paragraph" style:parent-style-name="Heading_20_4">
      <style:paragraph-properties fo:text-align="start" style:justify-single-word="false">
        <style:drop-cap/>
      </style:paragraph-properties>
    </style:style>
    <style:style style:name="P3591" style:family="paragraph" style:parent-style-name="Heading_20_4">
      <style:paragraph-properties fo:text-align="start" style:justify-single-word="false">
        <style:drop-cap/>
      </style:paragraph-properties>
    </style:style>
    <style:style style:name="P3592" style:family="paragraph" style:parent-style-name="Heading_20_4">
      <style:paragraph-properties fo:text-align="start" style:justify-single-word="false">
        <style:drop-cap/>
      </style:paragraph-properties>
    </style:style>
    <style:style style:name="P3593" style:family="paragraph" style:parent-style-name="Heading_20_4">
      <style:paragraph-properties fo:text-align="start" style:justify-single-word="false">
        <style:drop-cap/>
      </style:paragraph-properties>
    </style:style>
    <style:style style:name="P3594" style:family="paragraph" style:parent-style-name="Heading_20_4">
      <style:paragraph-properties fo:text-align="start" style:justify-single-word="false">
        <style:drop-cap/>
      </style:paragraph-properties>
    </style:style>
    <style:style style:name="P3595" style:family="paragraph" style:parent-style-name="Heading_20_4">
      <style:paragraph-properties fo:text-align="start" style:justify-single-word="false">
        <style:drop-cap/>
      </style:paragraph-properties>
    </style:style>
    <style:style style:name="P3596" style:family="paragraph" style:parent-style-name="Heading_20_4">
      <style:paragraph-properties fo:text-align="start" style:justify-single-word="false">
        <style:drop-cap/>
      </style:paragraph-properties>
    </style:style>
    <style:style style:name="P3597" style:family="paragraph" style:parent-style-name="Heading_20_4">
      <style:paragraph-properties fo:text-align="start" style:justify-single-word="false">
        <style:drop-cap/>
      </style:paragraph-properties>
    </style:style>
    <style:style style:name="P3598" style:family="paragraph" style:parent-style-name="Heading_20_4">
      <style:paragraph-properties fo:text-align="start" style:justify-single-word="false">
        <style:drop-cap/>
      </style:paragraph-properties>
    </style:style>
    <style:style style:name="P3599" style:family="paragraph" style:parent-style-name="Heading_20_4">
      <style:paragraph-properties fo:text-align="start" style:justify-single-word="false">
        <style:drop-cap/>
      </style:paragraph-properties>
    </style:style>
    <style:style style:name="P3600" style:family="paragraph" style:parent-style-name="Heading_20_4">
      <style:paragraph-properties fo:text-align="start" style:justify-single-word="false">
        <style:drop-cap/>
      </style:paragraph-properties>
    </style:style>
    <style:style style:name="P3601" style:family="paragraph" style:parent-style-name="Heading_20_4">
      <style:paragraph-properties fo:text-align="start" style:justify-single-word="false">
        <style:drop-cap/>
      </style:paragraph-properties>
    </style:style>
    <style:style style:name="P3602" style:family="paragraph" style:parent-style-name="Heading_20_4">
      <style:paragraph-properties fo:text-align="start" style:justify-single-word="false">
        <style:drop-cap/>
      </style:paragraph-properties>
    </style:style>
    <style:style style:name="P3603" style:family="paragraph" style:parent-style-name="Heading_20_4">
      <style:paragraph-properties fo:text-align="start" style:justify-single-word="false">
        <style:drop-cap/>
      </style:paragraph-properties>
    </style:style>
    <style:style style:name="P3604" style:family="paragraph" style:parent-style-name="Heading_20_4">
      <style:paragraph-properties fo:text-align="start" style:justify-single-word="false">
        <style:drop-cap/>
      </style:paragraph-properties>
    </style:style>
    <style:style style:name="P3605" style:family="paragraph" style:parent-style-name="Heading_20_4">
      <style:paragraph-properties fo:text-align="start" style:justify-single-word="false">
        <style:drop-cap/>
      </style:paragraph-properties>
    </style:style>
    <style:style style:name="P3606" style:family="paragraph" style:parent-style-name="Heading_20_4">
      <style:paragraph-properties fo:text-align="start" style:justify-single-word="false">
        <style:drop-cap/>
      </style:paragraph-properties>
    </style:style>
    <style:style style:name="P3607" style:family="paragraph" style:parent-style-name="Heading_20_4">
      <style:paragraph-properties fo:text-align="start" style:justify-single-word="false">
        <style:drop-cap/>
      </style:paragraph-properties>
    </style:style>
    <style:style style:name="P3608" style:family="paragraph" style:parent-style-name="Heading_20_4">
      <style:paragraph-properties fo:text-align="start" style:justify-single-word="false">
        <style:drop-cap/>
      </style:paragraph-properties>
    </style:style>
    <style:style style:name="P3609" style:family="paragraph" style:parent-style-name="Heading_20_4">
      <style:paragraph-properties fo:text-align="start" style:justify-single-word="false">
        <style:drop-cap/>
      </style:paragraph-properties>
    </style:style>
    <style:style style:name="P3610" style:family="paragraph" style:parent-style-name="Heading_20_4">
      <style:paragraph-properties fo:text-align="start" style:justify-single-word="false">
        <style:drop-cap/>
      </style:paragraph-properties>
    </style:style>
    <style:style style:name="P3611" style:family="paragraph" style:parent-style-name="Heading_20_4">
      <style:paragraph-properties fo:text-align="start" style:justify-single-word="false">
        <style:drop-cap/>
      </style:paragraph-properties>
    </style:style>
    <style:style style:name="P3612" style:family="paragraph" style:parent-style-name="Heading_20_4">
      <style:paragraph-properties fo:text-align="start" style:justify-single-word="false">
        <style:drop-cap/>
      </style:paragraph-properties>
    </style:style>
    <style:style style:name="P3613" style:family="paragraph" style:parent-style-name="Heading_20_4">
      <style:paragraph-properties fo:text-align="start" style:justify-single-word="false">
        <style:drop-cap/>
      </style:paragraph-properties>
    </style:style>
    <style:style style:name="P3614" style:family="paragraph" style:parent-style-name="Heading_20_4">
      <style:paragraph-properties fo:text-align="start" style:justify-single-word="false">
        <style:drop-cap/>
      </style:paragraph-properties>
    </style:style>
    <style:style style:name="P3615" style:family="paragraph" style:parent-style-name="Heading_20_4">
      <style:paragraph-properties fo:text-align="start" style:justify-single-word="false">
        <style:drop-cap/>
      </style:paragraph-properties>
    </style:style>
    <style:style style:name="P3616" style:family="paragraph" style:parent-style-name="Heading_20_4">
      <style:paragraph-properties fo:text-align="start" style:justify-single-word="false">
        <style:drop-cap/>
      </style:paragraph-properties>
    </style:style>
    <style:style style:name="P3617" style:family="paragraph" style:parent-style-name="Heading_20_4">
      <style:paragraph-properties fo:text-align="start" style:justify-single-word="false">
        <style:drop-cap/>
      </style:paragraph-properties>
    </style:style>
    <style:style style:name="P3618" style:family="paragraph" style:parent-style-name="Heading_20_4">
      <style:paragraph-properties fo:text-align="start" style:justify-single-word="false">
        <style:drop-cap/>
      </style:paragraph-properties>
    </style:style>
    <style:style style:name="P3619" style:family="paragraph" style:parent-style-name="Heading_20_4">
      <style:paragraph-properties fo:text-align="start" style:justify-single-word="false">
        <style:drop-cap/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zh" style:country-asian="CN"/>
    </style:style>
    <style:style style:name="T4" style:family="text">
      <style:text-properties fo:language="en" fo:country="US" style:font-name-asian="Arial" style:language-asian="zh" style:country-asian="CN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宋体" style:language-asian="zh" style:country-asian="CN"/>
    </style:style>
    <style:style style:name="T7" style:family="text">
      <style:text-properties fo:language="en" fo:country="US" style:font-name-asian="Times New Roman" style:language-asian="zh" style:country-asian="CN"/>
    </style:style>
    <style:style style:name="T8" style:family="text">
      <style:text-properties fo:language="en" fo:country="US" fo:font-weight="bold" style:language-asian="zh" style:country-asian="CN" style:font-weight-asian="bold" style:font-weight-complex="bold"/>
    </style:style>
    <style:style style:name="T9" style:family="text">
      <style:text-properties fo:language="en" fo:country="US" fo:font-weight="bold" style:font-name-asian="Times New Roman" style:language-asian="zh" style:country-asian="CN" style:font-weight-asian="bold" style:font-weight-complex="bold"/>
    </style:style>
    <style:style style:name="T10" style:family="text">
      <style:text-properties style:font-name-asian="Times New Roman"/>
    </style:style>
    <style:style style:name="T11" style:family="text">
      <style:text-properties style:font-name-asian="Times New Roman" style:font-weight-complex="bold"/>
    </style:style>
    <style:style style:name="T12" style:family="text">
      <style:text-properties style:font-name-asian="Times New Roman" style:language-asian="zh" style:country-asian="CN"/>
    </style:style>
    <style:style style:name="T13" style:family="text">
      <style:text-properties style:font-name-asian="Arial"/>
    </style:style>
    <style:style style:name="T14" style:family="text">
      <style:text-properties style:font-name="宋体" style:font-name-complex="宋体"/>
    </style:style>
    <style:style style:name="T15" style:family="text">
      <style:text-properties style:font-name="宋体" fo:font-size="12pt" style:letter-kerning="true" style:font-size-asian="12pt" style:font-name-complex="宋体"/>
    </style:style>
    <style:style style:name="T16" style:family="text">
      <style:text-properties style:font-weight-complex="bold"/>
    </style:style>
    <style:style style:name="T17" style:family="text">
      <style:text-properties fo:color="#808080"/>
    </style:style>
    <style:style style:name="T18" style:family="text">
      <style:text-properties fo:color="#808080" style:font-name-asian="Times New Roman"/>
    </style:style>
    <style:style style:name="T19" style:family="text">
      <style:text-properties fo:color="#808080" fo:background-color="#ffffff"/>
    </style:style>
    <style:style style:name="T20" style:family="text">
      <style:text-properties style:font-name="Times New Roman" fo:font-weight="normal" style:font-name-asian="宋体" style:font-weight-asian="normal" style:font-name-complex="Times New Roman"/>
    </style:style>
    <style:style style:name="T21" style:family="text">
      <style:text-properties fo:font-weight="normal" style:font-weight-asian="normal"/>
    </style:style>
    <style:style style:name="T22" style:family="text">
      <style:text-properties style:font-name-asian="宋体" style:language-asian="zh" style:country-asian="CN"/>
    </style:style>
    <style:style style:name="T23" style:family="text">
      <style:text-properties style:letter-kerning="true"/>
    </style:style>
    <style:style style:name="T24" style:family="text">
      <style:text-properties style:letter-kerning="true" style:font-name-asian="Times New Roman"/>
    </style:style>
    <style:style style:name="T25" style:family="text">
      <style:text-properties fo:font-size="12pt" fo:font-style="italic" style:font-size-asian="12pt" style:font-style-asian="italic"/>
    </style:style>
    <style:style style:name="T26" style:family="text">
      <style:text-properties fo:font-size="12pt" style:font-size-asian="12pt"/>
    </style:style>
    <style:style style:name="T27" style:family="text">
      <style:text-properties fo:color="#000000"/>
    </style:style>
    <style:style style:name="T28" style:family="text">
      <style:text-properties fo:color="#000000" fo:background-color="#ffffff" style:font-style-complex="italic"/>
    </style:style>
    <style:style style:name="T29" style:family="text">
      <style:text-properties fo:color="#000000" fo:language="en" fo:country="US" fo:background-color="#ffffff" style:language-asian="zh" style:country-asian="CN"/>
    </style:style>
    <style:style style:name="T30" style:family="text">
      <style:text-properties fo:color="#000000" fo:language="en" fo:country="US" style:language-asian="zh" style:country-asian="CN"/>
    </style:style>
    <style:style style:name="T31" style:family="text">
      <style:text-properties fo:color="#000000" style:font-name-asian="Times New Roman"/>
    </style:style>
    <style:style style:name="T32" style:family="text">
      <style:text-properties style:text-position="super 58%" fo:font-size="12pt" style:font-size-asian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language-asian="zh" style:country-asian="CN" style:font-weight-asian="bold" style:font-weight-complex="bold"/>
    </style:style>
    <style:style style:name="T35" style:family="text">
      <style:text-properties style:font-name-asian="Times New Roman1"/>
    </style:style>
    <style:style style:name="T36" style:family="text">
      <style:text-properties fo:color="#0000f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20" text:outline-level="1"><text:bookmark text:name="__RefHeading__1575_1859984652"/><text:bookmark text:name="__RefHeading__1172_1586417083"/><text:bookmark text:name="__RefHeading__367_241645718"/><text:bookmark text:name="__RefHeading__9_102592204"/><text:bookmark text:name="__RefHeading__711_2000419837"/><text:bookmark text:name="__RefHeading__997_1701200629"/><text:bookmark text:name="__RefHeading__1389_2095896793"/>STRUCTURE</text:h>
      <text:h text:style-name="P3506" text:outline-level="3"><text:bookmark-start text:name="__RefHeading__1443_2095896793"/><text:bookmark-start text:name="__RefHeading__523_241645718"/><text:bookmark-start text:name="__RefHeading__831_2000419837"/><text:bookmark-start text:name="__RefHeading__1282_1586417083"/><text:bookmark-start text:name="__RefHeading__1593_1859984652"/><text:bookmark-start text:name="__RefHeading__1591_1859984652"/><text:bookmark-start text:name="__RefHeading__1441_2095896793"/><text:bookmark-start text:name="__RefHeading__1280_1586417083"/><text:bookmark-start text:name="__RefHeading__93_102592204"/><text:bookmark-start text:name="__RefHeading__1115_1701200629"/><text:bookmark-start text:name="__RefHeading__521_241645718"/><text:bookmark-start text:name="__RefHeading__95_102592204"/><text:bookmark-start text:name="__RefHeading__1117_1701200629"/><text:bookmark-start text:name="__RefHeading__97_102592204"/><text:bookmark-start text:name="__RefHeading__1284_1586417083"/><text:bookmark-start text:name="__RefHeading__833_2000419837"/><text:bookmark-start text:name="__RefHeading__1119_1701200629"/><text:bookmark-start text:name="__RefHeading__525_241645718"/><text:bookmark-start text:name="__RefHeading__1445_2095896793"/><text:bookmark-start text:name="__RefHeading__1595_1859984652"/><text:bookmark-start text:name="__RefHeading__1597_1859984652"/><text:bookmark-start text:name="__RefHeading__1447_2095896793"/><text:bookmark-start text:name="__RefHeading__835_2000419837"/><text:bookmark-start text:name="__RefHeading__99_102592204"/><text:bookmark-start text:name="__RefHeading__829_2000419837"/><text:bookmark-start text:name="__RefHeading__1272_1586417083"/><text:bookmark-start text:name="__RefHeading__85_102592204"/><text:bookmark-start text:name="__RefHeading__1286_1586417083"/><text:bookmark-start text:name="__RefHeading__1583_1859984652"/><text:bookmark-start text:name="__RefHeading__823_2000419837"/><text:bookmark-start text:name="__RefHeading__1435_2095896793"/><text:bookmark-start text:name="__RefHeading__1274_1586417083"/><text:bookmark-start text:name="__RefHeading__1109_1701200629"/><text:bookmark-start text:name="__RefHeading__515_241645718"/><text:bookmark-start text:name="__RefHeading__87_102592204"/><text:bookmark-start text:name="__RefHeading__1111_1701200629"/><text:bookmark-start text:name="__RefHeading__1433_2095896793"/><text:bookmark-start text:name="__RefHeading__517_241645718"/><text:bookmark-start text:name="__RefHeading__825_2000419837"/><text:bookmark-start text:name="__RefHeading__1276_1586417083"/><text:bookmark-start text:name="__RefHeading__1437_2095896793"/><text:bookmark-start text:name="__RefHeading__1587_1859984652"/><text:bookmark-start text:name="__RefHeading__1589_1859984652"/><text:bookmark-start text:name="__RefHeading__1439_2095896793"/><text:bookmark-start text:name="__RefHeading__91_102592204"/><text:bookmark-start text:name="__RefHeading__519_241645718"/><text:bookmark-start text:name="__RefHeading__1278_1586417083"/><text:bookmark-start text:name="__RefHeading__827_2000419837"/><text:bookmark-start text:name="__RefHeading__1113_1701200629"/><text:bookmark-start text:name="__RefHeading__89_102592204"/><text:bookmark-start text:name="__RefHeading__1294_1586417083"/><text:bookmark-start text:name="__RefHeading__1455_2095896793"/><text:bookmark-start text:name="__RefHeading__1129_1701200629"/><text:bookmark-start text:name="__RefHeading__535_241645718"/><text:bookmark-start text:name="__RefHeading__843_2000419837"/><text:bookmark-start text:name="__RefHeading__1607_1859984652"/><text:bookmark-start text:name="__RefHeading__845_2000419837"/><text:bookmark-start text:name="__RefHeading__1131_1701200629"/><text:bookmark-start text:name="__RefHeading__537_241645718"/><text:bookmark-start text:name="__RefHeading__109_102592204"/><text:bookmark-start text:name="__RefHeading__1296_1586417083"/><text:bookmark-start text:name="__RefHeading__1453_2095896793"/><text:bookmark-start text:name="__RefHeading__111_102592204"/><text:bookmark-start text:name="__RefHeading__539_241645718"/><text:bookmark-start text:name="__RefHeading__1459_2095896793"/><text:bookmark-start text:name="__RefHeading__1298_1586417083"/><text:bookmark-start text:name="__RefHeading__1609_1859984652"/><text:bookmark-start text:name="__RefHeading__1611_1859984652"/><text:bookmark-start text:name="__RefHeading__113_102592204"/><text:bookmark-start text:name="__RefHeading__541_241645718"/><text:bookmark-start text:name="__RefHeading__1300_1586417083"/><text:bookmark-start text:name="__RefHeading__1461_2095896793"/><text:bookmark-start text:name="__RefHeading__1613_1859984652"/><text:bookmark-start text:name="__RefHeading__1302_1586417083"/><text:bookmark-start text:name="__RefHeading__1457_2095896793"/><text:bookmark-start text:name="__RefHeading__1121_1701200629"/><text:bookmark-start text:name="__RefHeading__527_241645718"/><text:bookmark-start text:name="__RefHeading__1449_2095896793"/><text:bookmark-start text:name="__RefHeading__101_102592204"/><text:bookmark-start text:name="__RefHeading__1288_1586417083"/><text:bookmark-start text:name="__RefHeading__837_2000419837"/><text:bookmark-start text:name="__RefHeading__529_241645718"/><text:bookmark-start text:name="__RefHeading__1123_1701200629"/><text:bookmark-start text:name="__RefHeading__1599_1859984652"/><text:bookmark-start text:name="__RefHeading__1290_1586417083"/><text:bookmark-start text:name="__RefHeading__531_241645718"/><text:bookmark-start text:name="__RefHeading__1605_1859984652"/><text:bookmark-start text:name="__RefHeading__1125_1701200629"/><text:bookmark-start text:name="__RefHeading__1451_2095896793"/><text:bookmark-start text:name="__RefHeading__103_102592204"/><text:bookmark-start text:name="__RefHeading__839_2000419837"/><text:bookmark-start text:name="__RefHeading__1603_1859984652"/><text:bookmark-start text:name="__RefHeading__533_241645718"/><text:bookmark-start text:name="__RefHeading__1127_1701200629"/><text:bookmark-start text:name="__RefHeading__105_102592204"/><text:bookmark-start text:name="__RefHeading__841_2000419837"/><text:bookmark-start text:name="__RefHeading__1292_1586417083"/><text:bookmark-start text:name="__RefHeading__821_2000419837"/><text:bookmark-start text:name="__RefHeading__107_102592204"/><text:bookmark-start text:name="__RefHeading__1601_1859984652"/><text:bookmark-start text:name="__RefHeading__377_241645718"/><text:bookmark-start text:name="__RefHeading__905_102592204"/><text:bookmark-start text:name="__RefHeading__379_241645718"/><text:bookmark-start text:name="__RefHeading__741_2000419837"/><text:bookmark-start text:name="__RefHeading__1029_1701200629"/><text:bookmark-start text:name="__RefHeading__1031_1701200629"/><text:bookmark-start text:name="__RefHeading__747_2000419837"/><text:bookmark-start text:name="__RefHeading__423_241645718"/><text:bookmark-start text:name="__RefHeading__757_2000419837"/><text:bookmark-start text:name="__RefHeading__381_241645718"/><text:bookmark-start text:name="__RefHeading__473_241645718"/><text:bookmark-start text:name="__RefHeading__813_2000419837"/><text:bookmark-start text:name="__RefHeading__55_102592204"/><text:bookmark-start text:name="__RefHeading__911_102592204"/><text:bookmark-start text:name="__RefHeading__1077_1701200629"/><text:bookmark-start text:name="__RefHeading__797_2000419837"/><text:bookmark-start text:name="__RefHeading__71_102592204"/><text:bookmark-start text:name="__RefHeading__475_241645718"/><text:bookmark-start text:name="__RefHeading__493_241645718"/><text:bookmark-start text:name="__RefHeading__751_2000419837"/><text:bookmark-start text:name="__RefHeading__907_102592204"/><text:bookmark-start text:name="__RefHeading__791_2000419837"/><text:bookmark-start text:name="__RefHeading__809_2000419837"/><text:bookmark-start text:name="__RefHeading__1095_1701200629"/><text:bookmark-start text:name="__RefHeading__773_2000419837"/><text:bookmark-start text:name="__RefHeading__51_102592204"/><text:bookmark-start text:name="__RefHeading__909_102592204"/><text:bookmark-start text:name="__RefHeading__761_2000419837"/><text:bookmark-start text:name="__RefHeading__65_102592204"/><text:bookmark-start text:name="__RefHeading__1061_1701200629"/><text:bookmark-start text:name="__RefHeading__1057_1701200629"/><text:bookmark-start text:name="__RefHeading__769_2000419837"/><text:bookmark-start text:name="__RefHeading__767_2000419837"/><text:bookmark-start text:name="__RefHeading__439_241645718"/><text:bookmark-start text:name="__RefHeading__437_241645718"/><text:bookmark-start text:name="__RefHeading__779_2000419837"/><text:bookmark-start text:name="__RefHeading__1067_1701200629"/><text:bookmark-start text:name="__RefHeading__17_102592204"/><text:bookmark-start text:name="__RefHeading__433_241645718"/><text:bookmark-start text:name="__RefHeading__73_102592204"/><text:bookmark-start text:name="__RefHeading__1230_1586417083"/><text:bookmark-start text:name="__RefHeading__919_102592204"/><text:bookmark-start text:name="__RefHeading__1391_2095896793"/><text:bookmark-start text:name="__RefHeading__63_102592204"/><text:bookmark-start text:name="__RefHeading__1041_1701200629"/><text:bookmark-start text:name="__RefHeading__1039_1701200629"/><text:bookmark-start text:name="__RefHeading__53_102592204"/><text:bookmark-start text:name="__RefHeading__1071_1701200629"/><text:bookmark-start text:name="__RefHeading__1577_1859984652"/><text:bookmark-start text:name="__RefHeading__1427_2095896793"/><text:bookmark-start text:name="__RefHeading__61_102592204"/><text:bookmark-start text:name="__RefHeading__501_241645718"/><text:bookmark-start text:name="__RefHeading__115_102592204"/><text:bookmark-start text:name="__RefHeading__505_241645718"/><text:bookmark-start text:name="__RefHeading__1099_1701200629"/><text:bookmark-start text:name="__RefHeading__805_2000419837"/><text:bookmark-start text:name="__RefHeading__481_241645718"/><text:bookmark-start text:name="__RefHeading__803_2000419837"/><text:bookmark-start text:name="__RefHeading__1254_1586417083"/><text:bookmark-start text:name="__RefHeading__1087_1701200629"/><text:bookmark-start text:name="__RefHeading__479_241645718"/><text:bookmark-start text:name="__RefHeading__507_241645718"/><text:bookmark-start text:name="__RefHeading__757_102592204"/><text:bookmark-start text:name="__RefHeading__79_102592204"/><text:bookmark-start text:name="__RefHeading__1101_1701200629"/><text:bookmark-start text:name="__RefHeading__815_2000419837"/><text:bookmark-start text:name="__RefHeading__497_241645718"/><text:bookmark-start text:name="__RefHeading__1105_1701200629"/><text:bookmark-start text:name="__RefHeading__511_241645718"/><text:bookmark-start text:name="__RefHeading__819_2000419837"/><text:bookmark-start text:name="__RefHeading__83_102592204"/><text:bookmark-start text:name="__RefHeading__1270_1586417083"/><text:bookmark-start text:name="__RefHeading__1431_2095896793"/><text:bookmark-start text:name="__RefHeading__1107_1701200629"/><text:bookmark-start text:name="__RefHeading__513_241645718"/><text:bookmark-start text:name="__RefHeading__1266_1586417083"/><text:bookmark-start text:name="__RefHeading__1262_1586417083"/><text:bookmark-start text:name="__RefHeading__1240_1586417083"/><text:bookmark-start text:name="__RefHeading__807_2000419837"/><text:bookmark-start text:name="__RefHeading__1085_1701200629"/><text:bookmark-start text:name="__RefHeading__1073_1701200629"/><text:bookmark-start text:name="__RefHeading__923_102592204"/><text:bookmark-start text:name="__RefHeading__1258_1586417083"/><text:bookmark-start text:name="__RefHeading__921_102592204"/><text:bookmark-start text:name="__RefHeading__785_2000419837"/><text:bookmark-start text:name="__RefHeading__1091_1701200629"/><text:bookmark-start text:name="__RefHeading__811_2000419837"/><text:bookmark-start text:name="__RefHeading__787_2000419837"/><text:bookmark-start text:name="__RefHeading__1083_1701200629"/><text:bookmark-start text:name="__RefHeading__509_241645718"/><text:bookmark-start text:name="__RefHeading__1103_1701200629"/><text:bookmark-start text:name="__RefHeading__81_102592204"/><text:bookmark-start text:name="__RefHeading__817_2000419837"/><text:bookmark-start text:name="__RefHeading__1429_2095896793"/><text:bookmark-start text:name="__RefHeading__477_241645718"/><text:bookmark-start text:name="__RefHeading__483_241645718"/><text:bookmark-start text:name="__RefHeading__489_241645718"/><text:bookmark-start text:name="__RefHeading__793_2000419837"/><text:bookmark-start text:name="__RefHeading__1079_1701200629"/><text:bookmark-start text:name="__RefHeading__795_2000419837"/><text:bookmark-start text:name="__RefHeading__487_241645718"/><text:bookmark-start text:name="__RefHeading__1268_1586417083"/><text:bookmark-start text:name="__RefHeading__155_102592204"/><text:bookmark-start text:name="__RefHeading__583_241645718"/><text:bookmark-start text:name="__RefHeading__1161_1701200629"/><text:bookmark-start text:name="__RefHeading__1503_2095896793"/><text:bookmark-start text:name="__RefHeading__1653_1859984652"/><text:bookmark-start text:name="__RefHeading__1655_1859984652"/><text:bookmark-start text:name="__RefHeading__157_102592204"/><text:bookmark-start text:name="__RefHeading__1344_1586417083"/><text:bookmark-start text:name="__RefHeading__877_2000419837"/><text:bookmark-start text:name="__RefHeading__1163_1701200629"/><text:bookmark-start text:name="__RefHeading__585_241645718"/><text:bookmark-start text:name="__RefHeading__1153_1701200629"/><text:bookmark-start text:name="__RefHeading__879_2000419837"/><text:bookmark-start text:name="__RefHeading__1346_1586417083"/><text:bookmark-start text:name="__RefHeading__159_102592204"/><text:bookmark-start text:name="__RefHeading__587_241645718"/><text:bookmark-start text:name="__RefHeading__1165_1701200629"/><text:bookmark-start text:name="__RefHeading__1507_2095896793"/><text:bookmark-start text:name="__RefHeading__1657_1859984652"/><text:bookmark-start text:name="__RefHeading__1659_1859984652"/><text:bookmark-start text:name="__RefHeading__589_241645718"/><text:bookmark-start text:name="__RefHeading__1167_1701200629"/><text:bookmark-start text:name="__RefHeading__1348_1586417083"/><text:bookmark-start text:name="__RefHeading__161_102592204"/><text:bookmark-start text:name="__RefHeading__1505_2095896793"/><text:bookmark-start text:name="__RefHeading__1495_2095896793"/><text:bookmark-start text:name="__RefHeading__1645_1859984652"/><text:bookmark-start text:name="__RefHeading__869_2000419837"/><text:bookmark-start text:name="__RefHeading__1621_1859984652"/><text:bookmark-start text:name="__RefHeading__1647_1859984652"/><text:bookmark-start text:name="__RefHeading__1336_1586417083"/><text:bookmark-start text:name="__RefHeading__577_241645718"/><text:bookmark-start text:name="__RefHeading__149_102592204"/><text:bookmark-start text:name="__RefHeading__1497_2095896793"/><text:bookmark-start text:name="__RefHeading__1649_1859984652"/><text:bookmark-start text:name="__RefHeading__871_2000419837"/><text:bookmark-start text:name="__RefHeading__875_2000419837"/><text:bookmark-start text:name="__RefHeading__151_102592204"/><text:bookmark-start text:name="__RefHeading__1157_1701200629"/><text:bookmark-start text:name="__RefHeading__579_241645718"/><text:bookmark-start text:name="__RefHeading__1499_2095896793"/><text:bookmark-start text:name="__RefHeading__1651_1859984652"/><text:bookmark-start text:name="__RefHeading__581_241645718"/><text:bookmark-start text:name="__RefHeading__1159_1701200629"/><text:bookmark-start text:name="__RefHeading__153_102592204"/><text:bookmark-start text:name="__RefHeading__873_2000419837"/><text:bookmark-start text:name="__RefHeading__1340_1586417083"/><text:bookmark-start text:name="__RefHeading__1501_2095896793"/><text:bookmark-start text:name="__RefHeading__1342_1586417083"/><text:bookmark-start text:name="__RefHeading__1338_1586417083"/><text:bookmark-start text:name="__RefHeading__1356_1586417083"/><text:bookmark-start text:name="__RefHeading__1517_2095896793"/><text:bookmark-start text:name="__RefHeading__1175_1701200629"/><text:bookmark-start text:name="__RefHeading__891_2000419837"/><text:bookmark-start text:name="__RefHeading__1177_1701200629"/><text:bookmark-start text:name="__RefHeading__599_241645718"/><text:bookmark-start text:name="__RefHeading__1358_1586417083"/><text:bookmark-start text:name="__RefHeading__171_102592204"/><text:bookmark-start text:name="__RefHeading__1519_2095896793"/><text:bookmark-start text:name="__RefHeading__1669_1859984652"/><text:bookmark-start text:name="__RefHeading__1671_1859984652"/><text:bookmark-start text:name="__RefHeading__1509_2095896793"/><text:bookmark-start text:name="__RefHeading__893_2000419837"/><text:bookmark-start text:name="__RefHeading__1179_1701200629"/><text:bookmark-start text:name="__RefHeading__601_241645718"/><text:bookmark-start text:name="__RefHeading__1521_2095896793"/><text:bookmark-start text:name="__RefHeading__173_102592204"/><text:bookmark-start text:name="__RefHeading__895_2000419837"/><text:bookmark-start text:name="__RefHeading__1181_1701200629"/><text:bookmark-start text:name="__RefHeading__603_241645718"/><text:bookmark-start text:name="__RefHeading__175_102592204"/><text:bookmark-start text:name="__RefHeading__1362_1586417083"/><text:bookmark-start text:name="__RefHeading__1523_2095896793"/><text:bookmark-start text:name="__RefHeading__1673_1859984652"/><text:bookmark-start text:name="__RefHeading__1360_1586417083"/><text:bookmark-start text:name="__RefHeading__881_2000419837"/><text:bookmark-start text:name="__RefHeading__1169_1701200629"/><text:bookmark-start text:name="__RefHeading__1350_1586417083"/><text:bookmark-start text:name="__RefHeading__591_241645718"/><text:bookmark-start text:name="__RefHeading__883_2000419837"/><text:bookmark-start text:name="__RefHeading__163_102592204"/><text:bookmark-start text:name="__RefHeading__1511_2095896793"/><text:bookmark-start text:name="__RefHeading__1661_1859984652"/><text:bookmark-start text:name="__RefHeading__1663_1859984652"/><text:bookmark-start text:name="__RefHeading__885_2000419837"/><text:bookmark-start text:name="__RefHeading__1352_1586417083"/><text:bookmark-start text:name="__RefHeading__1171_1701200629"/><text:bookmark-start text:name="__RefHeading__889_2000419837"/><text:bookmark-start text:name="__RefHeading__593_241645718"/><text:bookmark-start text:name="__RefHeading__165_102592204"/><text:bookmark-start text:name="__RefHeading__595_241645718"/><text:bookmark-start text:name="__RefHeading__1354_1586417083"/><text:bookmark-start text:name="__RefHeading__887_2000419837"/><text:bookmark-start text:name="__RefHeading__167_102592204"/><text:bookmark-start text:name="__RefHeading__1173_1701200629"/><text:bookmark-start text:name="__RefHeading__1515_2095896793"/><text:bookmark-start text:name="__RefHeading__1665_1859984652"/><text:bookmark-start text:name="__RefHeading__1667_1859984652"/><text:bookmark-start text:name="__RefHeading__169_102592204"/><text:bookmark-start text:name="__RefHeading__597_241645718"/><text:bookmark-start text:name="__RefHeading__1513_2095896793"/><text:bookmark-start text:name="__RefHeading__1473_2095896793"/><text:bookmark-start text:name="__RefHeading__553_241645718"/><text:bookmark-start text:name="__RefHeading__125_102592204"/><text:bookmark-start text:name="__RefHeading__1312_1586417083"/><text:bookmark-start text:name="__RefHeading__1623_1859984652"/><text:bookmark-start text:name="__RefHeading__1625_1859984652"/><text:bookmark-start text:name="__RefHeading__1314_1586417083"/><text:bookmark-start text:name="__RefHeading__127_102592204"/><text:bookmark-start text:name="__RefHeading__555_241645718"/><text:bookmark-start text:name="__RefHeading__1475_2095896793"/><text:bookmark-start text:name="__RefHeading__1627_1859984652"/><text:bookmark-start text:name="__RefHeading__1631_1859984652"/><text:bookmark-start text:name="__RefHeading__1316_1586417083"/><text:bookmark-start text:name="__RefHeading__851_2000419837"/><text:bookmark-start text:name="__RefHeading__1477_2095896793"/><text:bookmark-start text:name="__RefHeading__129_102592204"/><text:bookmark-start text:name="__RefHeading__557_241645718"/><text:bookmark-start text:name="__RefHeading__1318_1586417083"/><text:bookmark-start text:name="__RefHeading__559_241645718"/><text:bookmark-start text:name="__RefHeading__1139_1701200629"/><text:bookmark-start text:name="__RefHeading__853_2000419837"/><text:bookmark-start text:name="__RefHeading__1155_1701200629"/><text:bookmark-start text:name="__RefHeading__1479_2095896793"/><text:bookmark-start text:name="__RefHeading__1629_1859984652"/><text:bookmark-start text:name="__RefHeading__1137_1701200629"/><text:bookmark-start text:name="__RefHeading__543_241645718"/><text:bookmark-start text:name="__RefHeading__1463_2095896793"/><text:bookmark-start text:name="__RefHeading__1615_1859984652"/><text:bookmark-start text:name="__RefHeading__847_2000419837"/><text:bookmark-start text:name="__RefHeading__1465_2095896793"/><text:bookmark-start text:name="__RefHeading__1133_1701200629"/><text:bookmark-start text:name="__RefHeading__117_102592204"/><text:bookmark-start text:name="__RefHeading__545_241645718"/><text:bookmark-start text:name="__RefHeading__1304_1586417083"/><text:bookmark-start text:name="__RefHeading__1467_2095896793"/><text:bookmark-start text:name="__RefHeading__547_241645718"/><text:bookmark-start text:name="__RefHeading__551_241645718"/><text:bookmark-start text:name="__RefHeading__1306_1586417083"/><text:bookmark-start text:name="__RefHeading__1617_1859984652"/><text:bookmark-start text:name="__RefHeading__1619_1859984652"/><text:bookmark-start text:name="__RefHeading__549_241645718"/><text:bookmark-start text:name="__RefHeading__1308_1586417083"/><text:bookmark-start text:name="__RefHeading__121_102592204"/><text:bookmark-start text:name="__RefHeading__1469_2095896793"/><text:bookmark-start text:name="__RefHeading__123_102592204"/><text:bookmark-start text:name="__RefHeading__849_2000419837"/><text:bookmark-start text:name="__RefHeading__1135_1701200629"/><text:bookmark-start text:name="__RefHeading__1471_2095896793"/><text:bookmark-start text:name="__RefHeading__1310_1586417083"/><text:bookmark-start text:name="__RefHeading__119_102592204"/><text:bookmark-start text:name="__RefHeading__1637_1859984652"/><text:bookmark-start text:name="__RefHeading__1639_1859984652"/><text:bookmark-start text:name="__RefHeading__131_102592204"/><text:bookmark-start text:name="__RefHeading__1149_1701200629"/><text:bookmark-start text:name="__RefHeading__1328_1586417083"/><text:bookmark-start text:name="__RefHeading__1489_2095896793"/><text:bookmark-start text:name="__RefHeading__569_241645718"/><text:bookmark-start text:name="__RefHeading__141_102592204"/><text:bookmark-start text:name="__RefHeading__571_241645718"/><text:bookmark-start text:name="__RefHeading__143_102592204"/><text:bookmark-start text:name="__RefHeading__865_2000419837"/><text:bookmark-start text:name="__RefHeading__1487_2095896793"/><text:bookmark-start text:name="__RefHeading__1330_1586417083"/><text:bookmark-start text:name="__RefHeading__1491_2095896793"/><text:bookmark-start text:name="__RefHeading__1641_1859984652"/><text:bookmark-start text:name="__RefHeading__1643_1859984652"/><text:bookmark-start text:name="__RefHeading__145_102592204"/><text:bookmark-start text:name="__RefHeading__1332_1586417083"/><text:bookmark-start text:name="__RefHeading__1493_2095896793"/><text:bookmark-start text:name="__RefHeading__573_241645718"/><text:bookmark-start text:name="__RefHeading__1334_1586417083"/><text:bookmark-start text:name="__RefHeading__867_2000419837"/><text:bookmark-start text:name="__RefHeading__575_241645718"/><text:bookmark-start text:name="__RefHeading__147_102592204"/><text:bookmark-start text:name="__RefHeading__1151_1701200629"/><text:bookmark-start text:name="__RefHeading__855_2000419837"/><text:bookmark-start text:name="__RefHeading__133_102592204"/><text:bookmark-start text:name="__RefHeading__561_241645718"/><text:bookmark-start text:name="__RefHeading__1481_2095896793"/><text:bookmark-start text:name="__RefHeading__1320_1586417083"/><text:bookmark-start text:name="__RefHeading__1141_1701200629"/><text:bookmark-start text:name="__RefHeading__857_2000419837"/><text:bookmark-start text:name="__RefHeading__1143_1701200629"/><text:bookmark-start text:name="__RefHeading__863_2000419837"/><text:bookmark-start text:name="__RefHeading__135_102592204"/><text:bookmark-start text:name="__RefHeading__1322_1586417083"/><text:bookmark-start text:name="__RefHeading__1483_2095896793"/><text:bookmark-start text:name="__RefHeading__1633_1859984652"/><text:bookmark-start text:name="__RefHeading__139_102592204"/><text:bookmark-start text:name="__RefHeading__861_2000419837"/><text:bookmark-start text:name="__RefHeading__563_241645718"/><text:bookmark-start text:name="__RefHeading__567_241645718"/><text:bookmark-start text:name="__RefHeading__1326_1586417083"/><text:bookmark-start text:name="__RefHeading__1145_1701200629"/><text:bookmark-start text:name="__RefHeading__137_102592204"/><text:bookmark-start text:name="__RefHeading__1324_1586417083"/><text:bookmark-start text:name="__RefHeading__565_241645718"/><text:bookmark-start text:name="__RefHeading__859_2000419837"/><text:bookmark-start text:name="__RefHeading__1485_2095896793"/><text:bookmark-start text:name="__RefHeading__1635_1859984652"/><text:bookmark-start text:name="__RefHeading__1147_1701200629"/><text:bookmark-start text:name="__RefHeading__1366_1586417083"/><text:bookmark-start text:name="__RefHeading__1185_1701200629"/><text:bookmark-start text:name="__RefHeading__607_241645718"/><text:bookmark-start text:name="__RefHeading__1527_2095896793"/><text:bookmark-start text:name="__RefHeading__1677_1859984652"/><text:bookmark-start text:name="__RefHeading__1679_1859984652"/><text:bookmark-start text:name="__RefHeading__179_102592204"/><text:bookmark-start text:name="__RefHeading__899_2000419837"/><text:bookmark-start text:name="__RefHeading__1183_1701200629"/><text:bookmark-start text:name="__RefHeading__1525_2095896793"/><text:bookmark-start text:name="__RefHeading__1364_1586417083"/><text:bookmark-start text:name="__RefHeading__897_2000419837"/><text:bookmark-start text:name="__RefHeading__177_102592204"/><text:bookmark-start text:name="__RefHeading__1187_1701200629"/><text:bookmark-start text:name="__RefHeading__1675_1859984652"/><text:bookmark-start text:name="__RefHeading__605_241645718"/><text:bookmark-start text:name="__RefHeading__1533_2095896793"/><text:bookmark-start text:name="__RefHeading__613_241645718"/><text:bookmark-start text:name="__RefHeading__185_102592204"/><text:bookmark-start text:name="__RefHeading__1372_1586417083"/><text:bookmark-start text:name="__RefHeading__901_2000419837"/><text:bookmark-start text:name="__RefHeading__1681_1859984652"/><text:bookmark-start text:name="__RefHeading__1531_2095896793"/><text:bookmark-start text:name="__RefHeading__183_102592204"/><text:bookmark-start text:name="__RefHeading__611_241645718"/><text:bookmark-start text:name="__RefHeading__1370_1586417083"/><text:bookmark-start text:name="__RefHeading__1529_2095896793"/><text:bookmark-start text:name="__RefHeading__181_102592204"/><text:bookmark-start text:name="__RefHeading__1368_1586417083"/><text:bookmark-start text:name="__RefHeading__609_241645718"/><text:bookmark-start text:name="__RefHeading__1683_1859984652"/><text:bookmark-start text:name="__RefHeading__1374_1586417083"/><text:bookmark-start text:name="__RefHeading__1189_1701200629"/><text:bookmark-start text:name="__RefHeading__187_102592204"/><text:bookmark-start text:name="__RefHeading__1535_2095896793"/><text:bookmark-start text:name="__RefHeading__615_241645718"/><text:bookmark-start text:name="__RefHeading__903_2000419837"/><text:bookmark-start text:name="__RefHeading__1685_1859984652"/><text:bookmark-start text:name="__RefHeading__1687_1859984652"/><text:bookmark-start text:name="__RefHeading__1537_2095896793"/><text:bookmark-start text:name="__RefHeading__617_241645718"/><text:bookmark-start text:name="__RefHeading__189_102592204"/><text:bookmark-start text:name="__RefHeading__1191_1701200629"/><text:bookmark-start text:name="__RefHeading__905_2000419837"/><text:bookmark-start text:name="__RefHeading__1376_1586417083"/>构<text:span text:style-name="T1">造矩阵</text:span></text:h>
      <text:h text:style-name="P3589" text:outline-level="4"><text:bookmark-start text:name="__RefHeading__1689_1859984652"/><text:bookmark-start text:name="__RefHeading__1378_1586417083"/><text:bookmark-start text:name="__RefHeading__619_241645718"/><text:bookmark-start text:name="__RefHeading__1539_2095896793"/><text:bookmark-start text:name="__RefHeading__191_102592204"/>求第n个Fibonacci数mod p</text:h>
      <text:p text:style-name="P2"><text:s/>给定n和p，求第n个Fibonacci数mod p的值，n不超过2^31</text:p>
      <text:p text:style-name="P3305"><draw:frame draw:style-name="fr1" draw:name="graphics1" text:anchor-type="char" svg:y="0cm" svg:width="3.662cm" svg:height="0.751cm" draw:z-index="0"><draw:image xlink:href="Pictures/100002000000008B0000001D44BE9DEF.png" xlink:type="simple" xlink:show="embed" xlink:actuate="onLoad"/></draw:frame>现在我们需要构造一个2 x 2的矩阵，使得它乘以(a,b)得到的结果是(b,a+b)。每多乘一次这个矩阵，这两个数就会多迭代一次。那么，我们把这个2 x 2的矩阵自乘n次，再乘以(0,1)就可以得到第n个Fibonacci数了。不用多想，这个2 x 2的矩阵很容易构造出来：</text:p>
      <text:h text:style-name="P3590" text:outline-level="4"><text:bookmark-start text:name="__RefHeading__1541_2095896793"/><text:bookmark-start text:name="__RefHeading__621_241645718"/><text:bookmark-start text:name="__RefHeading__193_102592204"/><text:bookmark-start text:name="__RefHeading__1380_1586417083"/><text:bookmark-start text:name="__RefHeading__1691_1859984652"/>求<text:span text:style-name="T1">有向图中</text:span><text:span text:style-name="T3">A走k步到B的方案数</text:span></text:h>
      <text:p text:style-name="P3306">给定一个有向图，问从A点恰好走k步（允许重复经过边）到达B点的方案数mod p的值</text:p>
      <text:p text:style-name="P3307"><text:s/><text:span text:style-name="T10"><text:s/></text:span>把给定的图转为邻接矩阵，即A(i,j)=1当且仅当存在一条边i-&gt;j。令C=A*A，那么C(i,j)=ΣA(i,k)*A(k,j)，实际上就等于从点i到点j恰好经过2条边的路径数（枚举k为中转点）。类似地，C*A的第i行第j列就表示从i到j经过3条边的路径数。同理，如果要求经过k步的路径数，我们只需要二分求出A^k即可。</text:p>
      <text:h text:style-name="P3591" text:outline-level="4"><text:bookmark-start text:name="__RefHeading__1693_1859984652"/><text:bookmark-start text:name="__RefHeading__1543_2095896793"/><text:bookmark-start text:name="__RefHeading__195_102592204"/><text:bookmark-start text:name="__RefHeading__1382_1586417083"/><text:bookmark-start text:name="__RefHeading__623_241645718"/>用<text:span text:style-name="T3">1 x 2的矩阵填充</text:span><text:span text:style-name="T4"> </text:span><text:span text:style-name="T3">M x N 的矩阵的方案数。</text:span></text:h>
      <text:p text:style-name="P3">用1 x 2的多米诺骨牌填满M x N的矩形有多少种方案，M&lt;=5，N&lt;2^31，输出答案mod p的结果</text:p>
      <text:h text:style-name="P3422" text:outline-level="2"><text:bookmark-start text:name="__RefHeading__1695_1859984652"/><text:bookmark-start text:name="__RefHeading__1193_1701200629"/><text:bookmark-start text:name="__RefHeading__907_2000419837"/><text:bookmark-start text:name="__RefHeading__1384_1586417083"/><text:bookmark-start text:name="__RefHeading__1545_2095896793"/><text:bookmark-start text:name="__RefHeading__625_241645718"/><text:bookmark-start text:name="__RefHeading__197_102592204"/>高斯消元法</text:h>
      <text:p text:style-name="P4">class Gauss{</text:p>
      <text:p text:style-name="P5"><text:tab/>int var,equ;//有equ个方程，var个变元。</text:p>
      <text:p text:style-name="P6"><text:tab/>int matrix[N][N],free_x[N],ans[N];// matrix为增广矩阵，ans为解集,free_x判断是否是不确定的变元.</text:p>
      <text:p text:style-name="P7"><text:tab/>public:</text:p>
      <text:p text:style-name="P8"><text:tab/>void init(int n,int m);</text:p>
      <text:p text:style-name="P9"><text:tab/>int getanswer();</text:p>
      <text:p text:style-name="P10">//高斯消元法解方程组(Gauss-Jordan elimination).</text:p>
      <text:p text:style-name="P11">//(-2表示有浮点数解，但无整数解，-1表示无解，0表示唯一解，大于0表示无穷解，并返回自由变元的个数)</text:p>
      <text:p text:style-name="P12">};</text:p>
      <text:p text:style-name="P13">void Gauss::init(int n,int m){ </text:p>
      <text:p text:style-name="P3308">this-&gt;equ=m;</text:p>
      <text:p text:style-name="P3309">this-&gt;var=n;</text:p>
      <text:p text:style-name="P3310">memset(matrix,0,sizeof(matrix));</text:p>
      <text:p text:style-name="P3080">}</text:p>
      <text:p text:style-name="P14">int Gauss::getanswer(){</text:p>
      <text:p text:style-name="P15"><text:tab/>int tmp;</text:p>
      <text:p text:style-name="P16"><text:tab/>int max_r,ta,tb,k,col=0;</text:p>
      <text:p text:style-name="P17"><text:tab/>// 转换为阶梯阵.</text:p>
      <text:p text:style-name="P18"><text:tab/>for(k=0;k&lt;equ &amp;&amp; col&lt;var ;k++,col++){</text:p>
      <text:p text:style-name="P19"><text:tab/><text:tab/>max_r=k;</text:p>
      <text:p text:style-name="P20">//找到该col列元素绝对值最大的那行与第k行交换</text:p>
      <text:p text:style-name="P21">for(int i=k+1;i&lt;equ;i++)</text:p>
      <text:p text:style-name="P22">if(abs(matrix[i][col])&gt; abs(matrix[max_r][col]))max_r=i;</text:p>
      <text:p text:style-name="P3081"><text:tab/></text:p>
      <text:p text:style-name="P23">if(max_r != k){// 与第k行交换</text:p>
      <text:p text:style-name="P3311">for(intj=k;j&lt;var+1;j++)</text:p>
      <text:p text:style-name="P3371">swap(matrix[k][j],matrix[max_r][j]);</text:p>
      <text:p text:style-name="P3082">}</text:p>
      <text:p text:style-name="P24">// 说明col列第k行以下全是0了，则处理下一列<text:span text:style-name="T10"> </text:span></text:p>
      <text:p text:style-name="P25"><text:tab/><text:tab/>if(matrix[k][col] == 0){k--;continue;}</text:p>
      <text:p text:style-name="P26"><text:tab/><text:tab/>ta=matrix[k][col];</text:p>
      <text:p text:style-name="P27"><text:tab/><text:tab/>//之后列的要化为0 </text:p>
      <text:p text:style-name="P28"><text:tab/><text:tab/>for(int i=k+1; i&lt;equ ;i++){</text:p>
      <text:p text:style-name="P29"><text:tab/><text:tab/><text:tab/>if(matrix[i][col] != 0){</text:p>
      <text:p text:style-name="P30"><text:tab/><text:tab/><text:tab/><text:tab/>tb=matrix[i][col];</text:p>
      <text:p text:style-name="P31"><text:tab/>for(int j=col;j&lt;=var;j++)</text:p>
      <text:p text:style-name="P32"><text:tab/><text:tab/>matrix[i][j]=matrix[i][j]*ta-matrix[k][j]*tb;</text:p>
      <text:p text:style-name="P33"><text:tab/><text:tab/><text:tab/>}</text:p>
      <text:p text:style-name="P34"><text:tab/><text:tab/>}</text:p>
      <text:p text:style-name="P35"><text:tab/>}</text:p>
      <text:p text:style-name="P36">// 1. 无解的情况: 化简的增广阵中存在(0, 0, ..., a)这样的行(a != 0). </text:p>
      <text:p text:style-name="P37"><text:tab/>for(int i=k;i&lt;equ;i++){</text:p>
      <text:p text:style-name="P38"><text:tab/><text:tab/>if(matrix[i][var]!=0)return -1;//无解<text:span text:style-name="T10"> </text:span></text:p>
      <text:p text:style-name="P39"><text:tab/>}</text:p>
      <text:p text:style-name="P40">// 无穷解的情况:</text:p>
      <text:p text:style-name="P41">if(k!=col || col&lt;var){</text:p>
      <text:p text:style-name="P42"><text:tab/>int free_x_num=0,free_index;</text:p>
      <text:p text:style-name="P3312">for(int i=k-1;i&gt;=0;i--,free_x_num=0){</text:p>
      <text:p text:style-name="P3372">for(int j=0;j&lt;var;j++){</text:p>
      <text:p text:style-name="P3383">if(matrix[i][j]&amp;&amp;free_x[j]) </text:p>
      <text:p text:style-name="P3385">free_x_num++,free_index=j;</text:p>
      <text:p text:style-name="P3373">}<text:tab/></text:p>
      <text:p text:style-name="P3374"><text:soft-page-break/>if(free_x_num&gt;1)continue;</text:p>
      <text:p text:style-name="P3375">tmp=matrix[i][var];</text:p>
      <text:p text:style-name="P3376">for(int j=0;j&lt;var;j++){</text:p>
      <text:p text:style-name="P3384">if(matrix[i][j]&amp;&amp; j!=free_index)</text:p>
      <text:p text:style-name="P3386">tmp-=matrix[i][j]*ans[j];</text:p>
      <text:p text:style-name="P3377">}<text:tab/><text:tab/></text:p>
      <text:p text:style-name="P3378">ans[free_index]=tmp/matrix[i][free_index];<text:tab/></text:p>
      <text:p text:style-name="P3379">free_x[free_index]=0;<text:tab/><text:tab/></text:p>
      <text:p text:style-name="P3083">}</text:p>
      <text:p text:style-name="P43">return var - k;// 自由变元有var - k个.</text:p>
      <text:p text:style-name="P3084">}</text:p>
      <text:p text:style-name="P44">// 3. 唯一解: 在增广阵中形成严格的上三角阵. <text:s text:c="3"/></text:p>
      <text:p text:style-name="P45"><text:tab/>for(int i=var-1;i&gt;=0;i--){</text:p>
      <text:p text:style-name="P46"><text:tab/><text:tab/>tmp=matrix[i][var];</text:p>
      <text:p text:style-name="P47"><text:tab/><text:tab/>for(int j=i+1;j&lt;var;j++){</text:p>
      <text:p text:style-name="P48"><text:tab/><text:tab/><text:tab/>tmp-=matrix[i][j]*ans[j];</text:p>
      <text:p text:style-name="P49"><text:tab/><text:tab/>}</text:p>
      <text:p text:style-name="P50">if(tmp % matrix[i][i])return -1;// 说明有浮点数解<text:tab/><text:tab/>ans[i]=tmp/matrix[i][i];</text:p>
      <text:p text:style-name="P51"><text:tab/>}</text:p>
      <text:p text:style-name="P52"><text:tab/>return 0;<text:tab/></text:p>
      <text:p text:style-name="P3085">}</text:p>
      <text:h text:style-name="P3423" text:outline-level="2"><text:bookmark-start text:name="__RefHeading__1697_1859984652"/><text:bookmark-start text:name="__RefHeading__1547_2095896793"/><text:bookmark-start text:name="__RefHeading__1386_1586417083"/><text:bookmark-start text:name="__RefHeading__199_102592204"/><text:bookmark-start text:name="__RefHeading__1195_1701200629"/><text:bookmark-start text:name="__RefHeading__627_241645718"/><text:bookmark-start text:name="__RefHeading__909_2000419837"/>母<text:span text:style-name="T1">函数</text:span></text:h>
      <text:h text:style-name="P3507" text:outline-level="3"><text:bookmark-start text:name="__RefHeading__1388_1586417083"/><text:bookmark-start text:name="__RefHeading__1699_1859984652"/><text:bookmark-start text:name="__RefHeading__629_241645718"/><text:bookmark-start text:name="__RefHeading__1197_1701200629"/><text:bookmark-start text:name="__RefHeading__911_2000419837"/><text:bookmark-start text:name="__RefHeading__1549_2095896793"/><text:bookmark-start text:name="__RefHeading__201_102592204"/>母函数（整数拆分）</text:h>
      <text:p text:style-name="P53"><text:tab/>while(~scanf("%d",&amp;n)){</text:p>
      <text:p text:style-name="P54"><text:tab/><text:tab/>memset(second,0,sizeof(second));</text:p>
      <text:p text:style-name="P55"><text:tab/><text:tab/>first[0]=1;_max=0;</text:p>
      <text:p text:style-name="P56"><text:tab/><text:tab/>for(i=1;i&lt;=n;i++){</text:p>
      <text:p text:style-name="P57"><text:tab/><text:tab/><text:tab/>_maxtmp=_max;</text:p>
      <text:p text:style-name="P58"><text:tab/><text:tab/><text:tab/>for(j=0;j&lt;=_max;j++){</text:p>
      <text:p text:style-name="P59"><text:tab/><text:tab/><text:tab/><text:tab/>for(k=0; k+j&lt;=n;k+=i){</text:p>
      <text:p text:style-name="P60"><text:tab/><text:tab/><text:tab/><text:tab/><text:tab/>second[k+j]+=first[j];</text:p>
      <text:p text:style-name="P61"><text:tab/><text:tab/>if(k+j&gt;_maxtmp &amp;&amp; k+j&lt;=n)_maxtmp=k+j;</text:p>
      <text:p text:style-name="P62"><text:tab/><text:tab/><text:tab/><text:tab/>}</text:p>
      <text:p text:style-name="P63"><text:tab/><text:tab/><text:tab/>}</text:p>
      <text:p text:style-name="P64"><text:tab/><text:tab/><text:tab/>_max=_maxtmp;</text:p>
      <text:p text:style-name="P65"><text:tab/><text:tab/><text:tab/>for(j=0;j&lt;=_max;j++){</text:p>
      <text:p text:style-name="P66"><text:tab/><text:tab/><text:tab/><text:tab/>first[j]=second[j];</text:p>
      <text:p text:style-name="P67"><text:tab/><text:tab/><text:tab/><text:tab/>second[j]=0;</text:p>
      <text:p text:style-name="P68"><text:tab/><text:tab/><text:tab/>}</text:p>
      <text:p text:style-name="P69"><text:tab/><text:tab/>}</text:p>
      <text:p text:style-name="P70"><text:tab/><text:tab/>printf("%d\n",first[n]);</text:p>
      <text:p text:style-name="P71"><text:tab/>}</text:p>
      <text:p text:style-name="P1"/>
      <text:h text:style-name="P3508" text:outline-level="3"><text:bookmark-start text:name="__RefHeading__1701_1859984652"/><text:bookmark-start text:name="__RefHeading__1551_2095896793"/><text:bookmark-start text:name="__RefHeading__1390_1586417083"/><text:bookmark-start text:name="__RefHeading__913_2000419837"/><text:bookmark-start text:name="__RefHeading__631_241645718"/><text:bookmark-start text:name="__RefHeading__1199_1701200629"/><text:bookmark-start text:name="__RefHeading__203_102592204"/>指数型母函数</text:h>
      <text:p text:style-name="P72">G(x) =</text:p>
      <text:p text:style-name="P73"><text:s/>(1+x^1/1!+x^2/2!+<text:span text:style-name="T14">…</text:span>+x^n1/(n1)!)* </text:p>
      <text:p text:style-name="P74">(1+x^1/1! +x^2/2!+ <text:span text:style-name="T14">…</text:span>+x^n2/(n2)!)*</text:p>
      <text:p text:style-name="P3086">…</text:p>
      <text:p text:style-name="P75">*(1+x^1/1!+x^2/2!+<text:span text:style-name="T14">…</text:span>+x^nk/(nk!))。<text:span text:style-name="T10"> </text:span></text:p>
      <text:h text:style-name="P3424" text:outline-level="2"><text:bookmark-start text:name="__RefHeading__1703_1859984652"/><text:bookmark-start text:name="__RefHeading__915_2000419837"/><text:bookmark-start text:name="__RefHeading__205_102592204"/><text:bookmark-start text:name="__RefHeading__1201_1701200629"/><text:bookmark-start text:name="__RefHeading__1553_2095896793"/><text:bookmark-start text:name="__RefHeading__633_241645718"/><text:bookmark-start text:name="__RefHeading__1392_1586417083"/>约瑟夫问题</text:h>
      <text:p text:style-name="P76">N<text:span text:style-name="T16">个人，从1开始报数，报到m的人退出</text:span></text:p>
      <text:p text:style-name="P77">模<text:span text:style-name="T16">拟方法就不说了，这里主要说数学方法</text:span></text:p>
      <text:p text:style-name="P78"> <text:span text:style-name="T18"> </text:span><text:span text:style-name="T17">令f表示i个人玩游戏报m退出最后胜利者的编号，最后的结果自然是f[n].<text:line-break/>  递推公式:<text:line-break/>  f[1]=0;<text:line-break/>  f[i]=(f[i-1]+m)%i; (i&gt;1)</text:span></text:p>
      <text:p text:style-name="P79">i<text:span text:style-name="T16">nt fun(int n,int m){</text:span></text:p>
      <text:p text:style-name="P80"><text:tab/><text:span text:style-name="T16">int ans=0;</text:span></text:p>
      <text:p text:style-name="P81"><text:tab/><text:span text:style-name="T16">for(int i=2;i&lt;=n;i++)ans=(ans+m)%i;</text:span></text:p>
      <text:p text:style-name="P82"><text:tab/><text:span text:style-name="T16">return ans+1;</text:span></text:p>
      <text:p text:style-name="P3087">}</text:p>
      <text:h text:style-name="P3425" text:outline-level="2"><text:bookmark-start text:name="__RefHeading__1705_1859984652"/><text:bookmark-start text:name="__RefHeading__1555_2095896793"/><text:bookmark-start text:name="__RefHeading__1394_1586417083"/><text:bookmark-start text:name="__RefHeading__635_241645718"/><text:bookmark-start text:name="__RefHeading__1203_1701200629"/><text:bookmark-start text:name="__RefHeading__207_102592204"/><text:bookmark-start text:name="__RefHeading__917_2000419837"/>汉诺塔升级版</text:h>
      <text:p text:style-name="P83">用<text:span text:style-name="T16">n个盘子，最后全放在第二个,调用hanio(2,n-1)</text:span></text:p>
      <text:p text:style-name="P84">i<text:span text:style-name="T16">nt pos[66];</text:span></text:p>
      <text:p text:style-name="P85">_<text:span text:style-name="T16">_int64 hanio(int b,int m){</text:span></text:p>
      <text:p text:style-name="P86"><text:tab/><text:span text:style-name="T16">if(m==0) return pos[m]!=b;</text:span></text:p>
      <text:p text:style-name="P87"><text:tab/><text:span text:style-name="T16">if(pos[m] == b)return hanio(b,m-1);</text:span></text:p>
      <text:p text:style-name="P88"><text:tab/><text:span text:style-name="T16">return hanio(6-b-pos[m],m-1)+((__int64)1&lt;&lt;m);</text:span></text:p>
      <text:p text:style-name="P3088">}</text:p>
      <text:h text:style-name="P3426" text:outline-level="2"><text:bookmark-start text:name="__RefHeading__637_241645718"/><text:bookmark-start text:name="__RefHeading__1707_1859984652"/><text:bookmark-start text:name="__RefHeading__1396_1586417083"/><text:bookmark-start text:name="__RefHeading__919_2000419837"/><text:bookmark-start text:name="__RefHeading__209_102592204"/><text:bookmark-start text:name="__RefHeading__1557_2095896793"/><text:bookmark-start text:name="__RefHeading__1205_1701200629"/>快速排序</text:h>
      <text:p text:style-name="P89">/<text:span text:style-name="T16">/调用ksort(0,n,s) </text:span></text:p>
      <text:p text:style-name="P90">v<text:span text:style-name="T16">oid ksort(int l, int h, int a[]){</text:span></text:p>
      <text:p text:style-name="P91"><text:tab/><text:span text:style-name="T16">if (h &lt; l + 2) return;</text:span></text:p>
      <text:p text:style-name="P92"><text:tab/><text:span text:style-name="T16">int e = h, p = l;</text:span></text:p>
      <text:p text:style-name="P93"><text:tab/><text:span text:style-name="T16">while (l &lt; h) {</text:span></text:p>
      <text:p text:style-name="P94"><text:tab/><text:span text:style-name="T16"><text:tab/>while (++l &lt; e &amp;&amp; a[l] &lt;= a[p]);</text:span></text:p>
      <text:p text:style-name="P95"><text:tab/><text:span text:style-name="T16"><text:tab/>while (--h &gt; p &amp;&amp; a[h] &gt;= a[p]);</text:span></text:p>
      <text:p text:style-name="P96"><text:tab/><text:span text:style-name="T16"><text:tab/>if (l &lt; h) swap(a[l], a[h]);</text:span></text:p>
      <text:p text:style-name="P97"><text:tab/><text:span text:style-name="T16">}</text:span></text:p>
      <text:p text:style-name="P98"><text:tab/><text:span text:style-name="T16">swap(a[h], a[p]);</text:span></text:p>
      <text:p text:style-name="P99"><text:tab/><text:span text:style-name="T16">ksort(p, h, a); ksort(l, e, a);</text:span></text:p>
      <text:p text:style-name="P3089"><text:soft-page-break/>}</text:p>
      <text:h text:style-name="P3503" text:outline-level="2"><text:bookmark-start text:name="__RefHeading__1709_1859984652"/><text:bookmark-start text:name="__RefHeading__1559_2095896793"/><text:bookmark-start text:name="__RefHeading__1398_1586417083"/><text:bookmark-start text:name="__RefHeading__639_241645718"/><text:bookmark-start text:name="__RefHeading__921_2000419837"/><text:bookmark-start text:name="__RefHeading__1207_1701200629"/><text:bookmark-start text:name="__RefHeading__211_102592204"/>堆</text:h>
      <text:p text:style-name="P100">const int maxn = 10000;</text:p>
      <text:p text:style-name="P3090"> </text:p>
      <text:p text:style-name="P101">struct Heap{</text:p>
      <text:p text:style-name="P102">    int size;</text:p>
      <text:p text:style-name="P103">    int array[maxn];</text:p>
      <text:p text:style-name="P104">    void bulid();</text:p>
      <text:p text:style-name="P105">    void insert(int val);</text:p>
      <text:p text:style-name="P106">    int top();</text:p>
      <text:p text:style-name="P107">    void pop();</text:p>
      <text:p text:style-name="P108">    bool empty();</text:p>
      <text:p text:style-name="P109">    void push_down(int pre);</text:p>
      <text:p text:style-name="P110">    void push_up(int son);</text:p>
      <text:p text:style-name="P111">    bool compare(int pre,int son);</text:p>
      <text:p text:style-name="P112">};</text:p>
      <text:p text:style-name="P1"/>
      <text:p text:style-name="P113">void Heap::bulid(){</text:p>
      <text:p text:style-name="P114">    size = 0;</text:p>
      <text:p text:style-name="P3091">}</text:p>
      <text:p text:style-name="P1"/>
      <text:p text:style-name="P115">void Heap::insert(int val){</text:p>
      <text:p text:style-name="P116">    array[++size] = val;</text:p>
      <text:p text:style-name="P117">    push_up(size);</text:p>
      <text:p text:style-name="P3092">}</text:p>
      <text:p text:style-name="P1"/>
      <text:p text:style-name="P118">int Heap::top(){</text:p>
      <text:p text:style-name="P119">    return array[1];</text:p>
      <text:p text:style-name="P120">}<text:tab/></text:p>
      <text:p text:style-name="P1"/>
      <text:p text:style-name="P121">void Heap::pop(){</text:p>
      <text:p text:style-name="P122">    array[1] = array[size--];</text:p>
      <text:p text:style-name="P123">    push_down(1);</text:p>
      <text:p text:style-name="P3093">}</text:p>
      <text:p text:style-name="P1"/>
      <text:p text:style-name="P124">bool Heap::empty(){</text:p>
      <text:p text:style-name="P125">    return size == 0;</text:p>
      <text:p text:style-name="P3094">}</text:p>
      <text:p text:style-name="P126">void Heap::push_down_loop(int pre){</text:p>
      <text:p text:style-name="P127"><text:s/><text:span text:style-name="T10"><text:s text:c="3"/></text:span>while(true){</text:p>
      <text:p text:style-name="P128"><text:s/><text:span text:style-name="T10"><text:s text:c="6"/></text:span>if((pre&lt;&lt;1|1)&lt;= size &amp;&amp; compare(pre&lt;&lt;1|1,pre) </text:p>
      <text:p text:style-name="P129">&amp;&amp; compare(pre&lt;&lt;1|1,pre&lt;&lt;1)){</text:p>
      <text:p text:style-name="P130"><text:s/><text:span text:style-name="T10"><text:s text:c="11"/></text:span>//判断右儿子是否是父亲</text:p>
      <text:p text:style-name="P131"><text:s/><text:span text:style-name="T10"><text:s text:c="11"/></text:span>swap(array[pre],array[pre&lt;&lt;1|1]);</text:p>
      <text:p text:style-name="P132"><text:s/><text:span text:style-name="T10"><text:s text:c="11"/></text:span>pre = pre&lt;&lt;1|1;</text:p>
      <text:p text:style-name="P133"><text:s/><text:span text:style-name="T10"><text:s text:c="2"/></text:span>}else if((pre&lt;&lt;1) &lt;= size &amp;&amp; compare(pre&lt;&lt;1,pre)){</text:p>
      <text:p text:style-name="P134"><text:s/><text:span text:style-name="T10"><text:s text:c="11"/></text:span>//判断左儿子是否是父亲</text:p>
      <text:p text:style-name="P135"><text:s/><text:span text:style-name="T10"><text:s text:c="11"/></text:span>swap(array[pre],array[pre&lt;&lt;1]);</text:p>
      <text:p text:style-name="P136"><text:s/><text:span text:style-name="T10"><text:s text:c="12"/></text:span>pre = pre&lt;&lt;1;</text:p>
      <text:p text:style-name="P137"><text:s/><text:span text:style-name="T10"><text:s text:c="7"/></text:span>}else{</text:p>
      <text:p text:style-name="P138"><text:s/><text:span text:style-name="T10"><text:s text:c="11"/></text:span>break;</text:p>
      <text:p text:style-name="P139"><text:s/><text:span text:style-name="T10"><text:s text:c="7"/></text:span>}</text:p>
      <text:p text:style-name="P140"><text:s/><text:span text:style-name="T10"><text:s text:c="3"/></text:span>}</text:p>
      <text:p text:style-name="P3095">}</text:p>
      <text:p text:style-name="P141">void Heap::push_up(int son){</text:p>
      <text:p text:style-name="P142"><text:s/><text:span text:style-name="T10"><text:s text:c="3"/></text:span>if(son == 1)return ;</text:p>
      <text:p text:style-name="P143"><text:s/><text:span text:style-name="T10"><text:s text:c="3"/></text:span>int pre = son&gt;&gt;1;</text:p>
      <text:p text:style-name="P144"><text:s/><text:span text:style-name="T10"><text:s text:c="3"/></text:span>if(!compare(pre,son)){</text:p>
      <text:p text:style-name="P145"><text:s/><text:span text:style-name="T10"><text:s text:c="7"/></text:span>swap(array[pre],array[son]);</text:p>
      <text:p text:style-name="P146"><text:s/><text:span text:style-name="T10"><text:s text:c="7"/></text:span>push_up(pre);</text:p>
      <text:p text:style-name="P147"><text:s/><text:span text:style-name="T10"><text:s text:c="3"/></text:span>}</text:p>
      <text:p text:style-name="P3096">}</text:p>
      <text:p text:style-name="P148">//堆的性质返回true</text:p>
      <text:p text:style-name="P149">//也就是儿子不大于父亲返回true</text:p>
      <text:p text:style-name="P150">bool Heap::compare(int pre,int son){</text:p>
      <text:p text:style-name="P151"><text:s/><text:span text:style-name="T10"><text:s text:c="3"/></text:span>return array[pre] &gt;= array[son];//最大堆</text:p>
      <text:p text:style-name="P152"><text:s/><text:span text:style-name="T10"><text:s text:c="2"/></text:span>// return array[pre] &lt;= array[son];//最小堆</text:p>
      <text:p text:style-name="P3097">}</text:p>
      <text:p text:style-name="P3078"/>
      <text:h text:style-name="P3427" text:outline-level="2"><text:bookmark-start text:name="__RefHeading__1711_1859984652"/><text:bookmark-start text:name="__RefHeading__923_2000419837"/><text:bookmark-start text:name="__RefHeading__1400_1586417083"/><text:bookmark-start text:name="__RefHeading__1209_1701200629"/><text:bookmark-start text:name="__RefHeading__1561_2095896793"/><text:bookmark-start text:name="__RefHeading__641_241645718"/><text:bookmark-start text:name="__RefHeading__213_102592204"/>最大堆</text:h>
      <text:p text:style-name="P153">c<text:span text:style-name="T16">onst int MAXSIZE=10000;</text:span></text:p>
      <text:p text:style-name="P154">c<text:span text:style-name="T16">lass MaxHeap{</text:span></text:p>
      <text:p text:style-name="P155">p<text:span text:style-name="T16">ublic:</text:span></text:p>
      <text:p text:style-name="P156"><text:tab/><text:span text:style-name="T16">MaxHeap(){size=0; } </text:span></text:p>
      <text:p text:style-name="P157"><text:tab/><text:span text:style-name="T16">void push(int val){</text:span></text:p>
      <text:p text:style-name="P158"><text:tab/><text:span text:style-name="T16"><text:tab/>a[++size]=val;</text:span></text:p>
      <text:p text:style-name="P159"><text:tab/><text:span text:style-name="T16"><text:tab/>pushup(size);</text:span></text:p>
      <text:p text:style-name="P160"><text:tab/><text:span text:style-name="T16">} </text:span></text:p>
      <text:p text:style-name="P161"><text:tab/><text:span text:style-name="T16">void pop(){</text:span></text:p>
      <text:p text:style-name="P162"><text:tab/><text:span text:style-name="T16"><text:tab/>a[1]=a[size--];</text:span></text:p>
      <text:p text:style-name="P163"><text:tab/><text:span text:style-name="T16"><text:tab/>pushdown(1);</text:span></text:p>
      <text:p text:style-name="P164"><text:tab/><text:span text:style-name="T16">}</text:span></text:p>
      <text:p text:style-name="P165"><text:tab/><text:span text:style-name="T16">int top(){return a[1];}</text:span></text:p>
      <text:p text:style-name="P166"><text:tab/><text:span text:style-name="T16">bool empty(){return !size;}</text:span></text:p>
      <text:p text:style-name="P3098"><text:tab/></text:p>
      <text:p text:style-name="P167"><text:soft-page-break/><text:tab/><text:span text:style-name="T16">private:</text:span></text:p>
      <text:p text:style-name="P168"><text:tab/><text:span text:style-name="T16">int a[MAXSIZE];</text:span></text:p>
      <text:p text:style-name="P169"><text:tab/><text:span text:style-name="T16">int size;</text:span></text:p>
      <text:p text:style-name="P170"><text:tab/><text:span text:style-name="T16">void pushdown(int now){</text:span></text:p>
      <text:p text:style-name="P171"><text:tab/><text:span text:style-name="T16"><text:tab/>int l=now&lt;&lt;1;</text:span></text:p>
      <text:p text:style-name="P172"><text:tab/><text:span text:style-name="T16"><text:tab/>int r=l+1;</text:span></text:p>
      <text:p text:style-name="P173"><text:tab/><text:span text:style-name="T16"><text:tab/>if(l==size){</text:span></text:p>
      <text:p text:style-name="P174"><text:tab/><text:span text:style-name="T16"><text:tab/><text:tab/>if(com(a[now],a[l]))</text:span></text:p>
      <text:p text:style-name="P175"><text:tab/><text:span text:style-name="T16"><text:tab/><text:tab/><text:tab/>swap(a[now],a[l]);</text:span></text:p>
      <text:p text:style-name="P176"><text:tab/><text:span text:style-name="T16"><text:tab/>}else if(r&lt;=size){</text:span></text:p>
      <text:p text:style-name="P177"><text:tab/><text:span text:style-name="T16"><text:tab/><text:tab/>int tmp=a[l]&gt;a[r]?l:r;</text:span></text:p>
      <text:p text:style-name="P178"><text:tab/><text:span text:style-name="T16"><text:tab/><text:tab/>if(com(a[now],a[tmp])){</text:span></text:p>
      <text:p text:style-name="P179"><text:tab/><text:span text:style-name="T16"><text:tab/><text:tab/><text:tab/>swap(a[now],a[tmp]);</text:span></text:p>
      <text:p text:style-name="P180"><text:tab/><text:span text:style-name="T16"><text:tab/><text:tab/><text:tab/>pushdown(tmp);</text:span></text:p>
      <text:p text:style-name="P181"><text:tab/><text:span text:style-name="T16"><text:tab/><text:tab/>}</text:span></text:p>
      <text:p text:style-name="P182"><text:tab/><text:span text:style-name="T16"><text:tab/>}</text:span></text:p>
      <text:p text:style-name="P183"><text:tab/><text:span text:style-name="T16">}</text:span></text:p>
      <text:p text:style-name="P184"><text:tab/><text:span text:style-name="T16">void pushup(int now){</text:span></text:p>
      <text:p text:style-name="P185"><text:tab/><text:span text:style-name="T16"><text:tab/>int pre=now&gt;&gt;1; </text:span></text:p>
      <text:p text:style-name="P186"><text:tab/><text:span text:style-name="T16"><text:tab/>if(pre &amp;&amp; com(a[pre],a[now])){</text:span></text:p>
      <text:p text:style-name="P187"><text:tab/><text:span text:style-name="T16"><text:tab/><text:tab/>swap(a[pre],a[now]);</text:span></text:p>
      <text:p text:style-name="P188"><text:tab/><text:span text:style-name="T16"><text:tab/><text:tab/>pushup(pre);</text:span></text:p>
      <text:p text:style-name="P189"><text:tab/><text:span text:style-name="T16"><text:tab/>} </text:span></text:p>
      <text:p text:style-name="P190"><text:tab/><text:span text:style-name="T16">}</text:span></text:p>
      <text:p text:style-name="P191"><text:tab/><text:span text:style-name="T16">bool com(int aa,int bb){return aa&lt;bb;}</text:span></text:p>
      <text:p text:style-name="P192">}<text:span text:style-name="T16">;</text:span></text:p>
      <text:p text:style-name="P3099"/>
      <text:h text:style-name="P3509" text:outline-level="3"><text:bookmark-start text:name="__RefHeading__1713_1859984652"/><text:bookmark-start text:name="__RefHeading__1563_2095896793"/><text:bookmark-start text:name="__RefHeading__1402_1586417083"/><text:bookmark-start text:name="__RefHeading__643_241645718"/><text:bookmark-start text:name="__RefHeading__925_2000419837"/><text:bookmark-start text:name="__RefHeading__1211_1701200629"/><text:bookmark-start text:name="__RefHeading__215_102592204"/>堆排序</text:h>
      <text:p text:style-name="P193">c<text:span text:style-name="T16">onst int MAXSIZE=10000;</text:span></text:p>
      <text:p text:style-name="P194">i<text:span text:style-name="T16">nt a[MAXSIZE],size; </text:span></text:p>
      <text:p text:style-name="P195">v<text:span text:style-name="T16">oid PushDown(int now){</text:span></text:p>
      <text:p text:style-name="P196"><text:tab/><text:span text:style-name="T16">int l=now&lt;&lt;1;</text:span></text:p>
      <text:p text:style-name="P197"><text:tab/><text:span text:style-name="T16">int r=l+1;</text:span></text:p>
      <text:p text:style-name="P198"><text:tab/><text:span text:style-name="T16">if(l==size){</text:span></text:p>
      <text:p text:style-name="P199"><text:tab/><text:span text:style-name="T16"><text:tab/>if(a[now]&lt;a[l])</text:span></text:p>
      <text:p text:style-name="P200"><text:tab/><text:span text:style-name="T16"><text:tab/><text:tab/>swap(a[now],a[l]);</text:span></text:p>
      <text:p text:style-name="P201"><text:tab/><text:span text:style-name="T16">}else if(r&lt;=size){</text:span></text:p>
      <text:p text:style-name="P202"><text:tab/><text:span text:style-name="T16"><text:tab/>int tmp=a[l]&gt;a[r]?l:r;</text:span></text:p>
      <text:p text:style-name="P203"><text:tab/><text:span text:style-name="T16"><text:tab/>if(a[now]&lt;a[tmp]){</text:span></text:p>
      <text:p text:style-name="P204"><text:tab/><text:span text:style-name="T16"><text:tab/><text:tab/>swap(a[now],a[tmp]);</text:span></text:p>
      <text:p text:style-name="P205"><text:tab/><text:span text:style-name="T16"><text:tab/><text:tab/>PushDown(tmp);</text:span></text:p>
      <text:p text:style-name="P206"><text:tab/><text:span text:style-name="T16"><text:tab/>}</text:span></text:p>
      <text:p text:style-name="P207"><text:tab/><text:span text:style-name="T16">}</text:span></text:p>
      <text:p text:style-name="P3100">}</text:p>
      <text:p text:style-name="P208">v<text:span text:style-name="T16">oid BuildMaxHeap(){</text:span></text:p>
      <text:p text:style-name="P209"><text:tab/><text:span text:style-name="T16">for(int i=size&gt;&gt;1;i;i--)PushDown(i);</text:span></text:p>
      <text:p text:style-name="P3101">}</text:p>
      <text:p text:style-name="P210">v<text:span text:style-name="T16">oid HeapSort(int n){</text:span></text:p>
      <text:p text:style-name="P211"><text:tab/><text:span text:style-name="T16">size=n;</text:span></text:p>
      <text:p text:style-name="P212"><text:tab/><text:span text:style-name="T16">BuildMaxHeap();</text:span></text:p>
      <text:p text:style-name="P213"><text:tab/><text:span text:style-name="T16">for(int i=size;i;i--){</text:span></text:p>
      <text:p text:style-name="P214"><text:tab/><text:span text:style-name="T16"><text:tab/>swap(a[i],a[1]);</text:span></text:p>
      <text:p text:style-name="P215"><text:tab/><text:span text:style-name="T16"><text:tab/>size--;</text:span></text:p>
      <text:p text:style-name="P216"><text:tab/><text:span text:style-name="T16"><text:tab/>PushDown(1);</text:span></text:p>
      <text:p text:style-name="P217"><text:tab/><text:span text:style-name="T16">}</text:span></text:p>
      <text:p text:style-name="P3102">}</text:p>
      <text:h text:style-name="P3428" text:outline-level="2"><text:bookmark-start text:name="__RefHeading__1715_1859984652"/><text:bookmark-start text:name="__RefHeading__645_241645718"/><text:bookmark-start text:name="__RefHeading__217_102592204"/><text:bookmark-start text:name="__RefHeading__927_2000419837"/><text:bookmark-start text:name="__RefHeading__1404_1586417083"/><text:bookmark-start text:name="__RefHeading__1565_2095896793"/><text:bookmark-start text:name="__RefHeading__1213_1701200629"/>归<text:span text:style-name="标题_20_2_20_Char_20_Char"><text:span text:style-name="T20">并排序求逆序数</text:span></text:span></text:h>
      <text:p text:style-name="P218">i<text:span text:style-name="T16">nt cnt=0;</text:span></text:p>
      <text:p text:style-name="P219">i<text:span text:style-name="T16">nt str[N],tmp[N];</text:span></text:p>
      <text:p text:style-name="P220">/<text:span text:style-name="T16">/调用</text:span><text:span text:style-name="T11"> </text:span><text:span text:style-name="T16">MergeSort（0，n）</text:span><text:span text:style-name="T11"> </text:span></text:p>
      <text:p text:style-name="P221">v<text:span text:style-name="T16">oid Merger(int l,int mid,int r){</text:span></text:p>
      <text:p text:style-name="P222"><text:tab/><text:span text:style-name="T16">int i, j, tmpnum=l;</text:span></text:p>
      <text:p text:style-name="P3099"/>
      <text:p text:style-name="P223"><text:tab/><text:span text:style-name="T16">for( i=l, j=mid; i &lt; mid &amp;&amp; j &lt; r; ){</text:span></text:p>
      <text:p text:style-name="P224"><text:tab/><text:span text:style-name="T16"><text:tab/>if( str[i] &gt; str[j] ){</text:span></text:p>
      <text:p text:style-name="P225"><text:tab/><text:span text:style-name="T16"><text:tab/><text:tab/>tmp[tmpnum++] = str[j++];</text:span></text:p>
      <text:p text:style-name="P226"><text:tab/><text:span text:style-name="T16"><text:tab/><text:tab/>cnt += mid-i; </text:span></text:p>
      <text:p text:style-name="P227"><text:tab/><text:span text:style-name="T16"><text:tab/>}</text:span></text:p>
      <text:p text:style-name="P228"><text:tab/><text:span text:style-name="T16"><text:tab/>else tmp[tmpnum++] = str[i++];</text:span></text:p>
      <text:p text:style-name="P229"><text:tab/><text:span text:style-name="T16">}</text:span></text:p>
      <text:p text:style-name="P230"><text:tab/><text:span text:style-name="T16">if( j &lt; r ) for( ; j &lt; r; ++j ) tmp[tmpnum++] = str[j];</text:span></text:p>
      <text:p text:style-name="P231"><text:tab/><text:span text:style-name="T16">else for( ; i &lt; mid; ++i ) tmp[tmpnum++] = str[i];</text:span></text:p>
      <text:p text:style-name="P232"><text:tab/><text:span text:style-name="T16">for ( i=l; i &lt; r; ++i ) str[i] = tmp[i];<text:tab/></text:span></text:p>
      <text:p text:style-name="P3103">}</text:p>
      <text:p text:style-name="P233">v<text:span text:style-name="T16">oid MergeSort(int l, int r){</text:span></text:p>
      <text:p text:style-name="P234"><text:tab/><text:span text:style-name="T16">int mid;</text:span></text:p>
      <text:p text:style-name="P235"><text:tab/><text:span text:style-name="T16">if( r &gt; l+1 ){</text:span></text:p>
      <text:p text:style-name="P236"><text:tab/><text:span text:style-name="T16"><text:tab/>int mid = (l+r)/2;</text:span></text:p>
      <text:p text:style-name="P237"><text:tab/><text:span text:style-name="T16"><text:tab/>MergeSort(l, mid);</text:span></text:p>
      <text:p text:style-name="P238"><text:tab/><text:span text:style-name="T16"><text:tab/>MergeSort(mid, r);</text:span></text:p>
      <text:p text:style-name="P239"><text:tab/><text:span text:style-name="T16"><text:tab/>Merger(l,mid,r);</text:span></text:p>
      <text:p text:style-name="P240"><text:tab/><text:span text:style-name="T16">}</text:span></text:p>
      <text:p text:style-name="P3104">}</text:p>
      <text:h text:style-name="P3429" text:outline-level="2"><text:bookmark-start text:name="__RefHeading__1717_1859984652"/><text:bookmark-start text:name="__RefHeading__1567_2095896793"/><text:bookmark-start text:name="__RefHeading__1406_1586417083"/><text:bookmark-start text:name="__RefHeading__219_102592204"/><text:bookmark-start text:name="__RefHeading__647_241645718"/><text:bookmark-start text:name="__RefHeading__1215_1701200629"/><text:bookmark-start text:name="__RefHeading__929_2000419837"/><text:soft-page-break/>取第k 个元素</text:h>
      <text:p text:style-name="P241"><text:s/>sum=SUM( |ai - k| ),使sum最小</text:p>
      <text:p text:style-name="P242">i<text:span text:style-name="T16">nt kth_element(int n,int* str,int k){</text:span></text:p>
      <text:p text:style-name="P243"><text:tab/><text:span text:style-name="T16">int t,key;</text:span></text:p>
      <text:p text:style-name="P244"><text:tab/><text:span text:style-name="T16">int l=0,r=n-1,i,j;</text:span></text:p>
      <text:p text:style-name="P245"><text:tab/><text:span text:style-name="T16">while (l&lt;r){</text:span></text:p>
      <text:p text:style-name="P246"><text:tab/><text:span text:style-name="T16"><text:tab/>for (key=str[((i=l-1)+(j=r+1))&gt;&gt;1];i&lt;j;){</text:span></text:p>
      <text:p text:style-name="P247"><text:tab/><text:span text:style-name="T16"><text:tab/><text:tab/>for (j--;key&lt;str[j];j--);</text:span></text:p>
      <text:p text:style-name="P248"><text:tab/><text:span text:style-name="T16"><text:tab/><text:tab/>for (i++;str[i]&lt;key;i++);</text:span></text:p>
      <text:p text:style-name="P249"><text:tab/><text:span text:style-name="T16"><text:tab/><text:tab/>if (i&lt;j) t=str[i],str[i]=str[j],str[j]=t;</text:span></text:p>
      <text:p text:style-name="P250"><text:tab/><text:span text:style-name="T16"><text:tab/>}</text:span></text:p>
      <text:p text:style-name="P251"><text:tab/><text:span text:style-name="T16"><text:tab/>if (k&gt;j) l=j+1;</text:span></text:p>
      <text:p text:style-name="P252"><text:tab/><text:span text:style-name="T16"><text:tab/>else r=j;</text:span></text:p>
      <text:p text:style-name="P253"><text:tab/><text:span text:style-name="T16">}</text:span></text:p>
      <text:p text:style-name="P254"><text:tab/><text:span text:style-name="T16">return str[k];</text:span></text:p>
      <text:p text:style-name="P3105">}</text:p>
      <text:h text:style-name="P3430" text:outline-level="2"><text:bookmark-start text:name="__RefHeading__1719_1859984652"/><text:bookmark-start text:name="__RefHeading__221_102592204"/><text:bookmark-start text:name="__RefHeading__931_2000419837"/><text:bookmark-start text:name="__RefHeading__1408_1586417083"/><text:bookmark-start text:name="__RefHeading__1569_2095896793"/><text:bookmark-start text:name="__RefHeading__649_241645718"/><text:bookmark-start text:name="__RefHeading__1217_1701200629"/>Pell 方程</text:h>
      <text:p text:style-name="P255">X<text:span text:style-name="T16">^2-d*Y^2=1</text:span></text:p>
      <text:p text:style-name="P256">若<text:span text:style-name="T16">d不是完全平方数,则该方程有无穷多组（X,Y）解</text:span></text:p>
      <text:p text:style-name="P3099"/>
      <text:h text:style-name="P3431" text:outline-level="2"><text:bookmark-start text:name="__RefHeading__1721_1859984652"/><text:bookmark-start text:name="__RefHeading__1571_2095896793"/><text:bookmark-start text:name="__RefHeading__1219_1701200629"/><text:bookmark-start text:name="__RefHeading__1410_1586417083"/><text:bookmark-start text:name="__RefHeading__223_102592204"/><text:bookmark-start text:name="__RefHeading__933_2000419837"/><text:bookmark-start text:name="__RefHeading__651_241645718"/>区间合并</text:h>
      <text:p text:style-name="P257">可<text:span text:style-name="T16">以先对区间排序；然后简单合并即可</text:span></text:p>
      <text:p text:style-name="P3099"/>
      <text:h text:style-name="P3432" text:outline-level="2"><text:bookmark-start text:name="__RefHeading__1723_1859984652"/><text:bookmark-start text:name="__RefHeading__653_241645718"/><text:bookmark-start text:name="__RefHeading__225_102592204"/><text:bookmark-start text:name="__RefHeading__935_2000419837"/><text:bookmark-start text:name="__RefHeading__1412_1586417083"/><text:bookmark-start text:name="__RefHeading__1573_2095896793"/><text:bookmark-start text:name="__RefHeading__1221_1701200629"/>星期几</text:h>
      <text:p text:style-name="P258">/<text:span text:style-name="T16">/返回1~7 </text:span></text:p>
      <text:p text:style-name="P259">i<text:span text:style-name="T16">nt getday(int y,int m,int d){<text:tab/></text:span></text:p>
      <text:p text:style-name="P260"><text:tab/><text:span text:style-name="T16">// 1月2月当作前一年的13,14月</text:span></text:p>
      <text:p text:style-name="P261"><text:tab/><text:span text:style-name="T16">if (m == 1 || m == 2) { m += 12; y--; }</text:span></text:p>
      <text:p text:style-name="P3106"><text:tab/></text:p>
      <text:p text:style-name="P262"><text:tab/><text:span text:style-name="T16">int ansa= d + 2*m + 3*(m+1)/5 + y + y/4;</text:span></text:p>
      <text:p text:style-name="P263"><text:tab/><text:span text:style-name="T16">int ansb= (ansa - y/100 + y/400)%7 +1;</text:span></text:p>
      <text:p text:style-name="P264"><text:tab/><text:span text:style-name="T16">ansa= (ansa+5)%7 +1; </text:span></text:p>
      <text:p text:style-name="P3107"><text:tab/></text:p>
      <text:p text:style-name="P265"><text:tab/><text:span text:style-name="T16">if(y&lt;1752)return ansa; </text:span></text:p>
      <text:p text:style-name="P266"><text:tab/><text:span text:style-name="T16">if(y == 1752 &amp;&amp; m &lt; 9)return ansa; </text:span></text:p>
      <text:p text:style-name="P267"><text:tab/><text:span text:style-name="T16">if(y == 1752 &amp;&amp; m == 9 &amp;&amp; d &lt; 3)return ansa; </text:span></text:p>
      <text:p text:style-name="P268"><text:tab/><text:span text:style-name="T16">return ansb;<text:tab/></text:span></text:p>
      <text:p text:style-name="P3108">}</text:p>
      <text:h text:style-name="P3433" text:outline-level="2"><text:bookmark-start text:name="__RefHeading__1725_1859984652"/><text:bookmark-start text:name="__RefHeading__1575_2095896793"/><text:bookmark-start text:name="__RefHeading__1414_1586417083"/><text:bookmark-start text:name="__RefHeading__227_102592204"/><text:bookmark-start text:name="__RefHeading__937_2000419837"/><text:bookmark-start text:name="__RefHeading__1223_1701200629"/><text:bookmark-start text:name="__RefHeading__655_241645718"/>线段树</text:h>
      <text:h text:style-name="P3510" text:outline-level="3"><text:bookmark-start text:name="__RefHeading__1727_1859984652"/><text:bookmark-start text:name="__RefHeading__657_241645718"/><text:bookmark-start text:name="__RefHeading__939_2000419837"/><text:bookmark-start text:name="__RefHeading__1416_1586417083"/><text:bookmark-start text:name="__RefHeading__1577_2095896793"/><text:bookmark-start text:name="__RefHeading__1225_1701200629"/><text:bookmark-start text:name="__RefHeading__229_102592204"/>单点更新</text:h>
      <text:p text:style-name="P3387">最<text:span text:style-name="T17">最基础的线段树,只更新叶子节点,然后把信息用PushUP(int r)这个函数更新上来</text:span></text:p>
      <text:p text:style-name="P269"><text:bookmark-start text:name="OLE_LINK7"/>//1.bulid();</text:p>
      <text:p text:style-name="P270">//2.query(a,b)</text:p>
      <text:p text:style-name="P271">//3.update(a,b)</text:p>
      <text:p text:style-name="P272">#define lson l , m , rt &lt;&lt; 1</text:p>
      <text:p text:style-name="P273">#define rson m + 1 , r , rt &lt;&lt; 1 | 1</text:p>
      <text:p text:style-name="P274">const int maxn = 55555;</text:p>
      <text:p text:style-name="P275">int sum[maxn&lt;&lt;2];</text:p>
      <text:p text:style-name="P276">int n;</text:p>
      <text:p text:style-name="P277">//根据题意做相关修改，询问时的操作<text:span text:style-name="T10"> </text:span></text:p>
      <text:p text:style-name="P278">int operate(int a,int b){</text:p>
      <text:p text:style-name="P3313">return a+b;</text:p>
      <text:p text:style-name="P3109">}</text:p>
      <text:p text:style-name="P279">void PushUp(int rt){</text:p>
      <text:p text:style-name="P3314">sum[rt]=operate(sum[rt&lt;&lt;1],sum[rt&lt;&lt;1|1]);</text:p>
      <text:p text:style-name="P3110">}</text:p>
      <text:p text:style-name="P280">void bulid(int l=1,int r=n,int rt=1){</text:p>
      <text:p text:style-name="P281"><text:tab/>if(l==r){// 据题意做相关修改</text:p>
      <text:p text:style-name="P282"><text:tab/><text:tab/>scanf("%d",&amp;sum[rt]);return ;</text:p>
      <text:p text:style-name="P283"><text:tab/>}</text:p>
      <text:p text:style-name="P284"><text:tab/>int m=(l+r)&gt;&gt;1;</text:p>
      <text:p text:style-name="P285"><text:tab/>bulid(lson);</text:p>
      <text:p text:style-name="P286"><text:tab/>bulid(rson);</text:p>
      <text:p text:style-name="P287"><text:tab/>PushUp(rt);</text:p>
      <text:p text:style-name="P3111">}</text:p>
      <text:p text:style-name="P288">void update(int p,int add,int l=1,int r=n,int rt=1){</text:p>
      <text:p text:style-name="P289"><text:tab/>if(l==r){// 据题意做相关修改</text:p>
      <text:p text:style-name="P290"><text:tab/><text:tab/><text:tab/>sum[rt]+=add;return ;</text:p>
      <text:p text:style-name="P291"><text:tab/>}</text:p>
      <text:p text:style-name="P292"><text:tab/>int m=(l+r)&gt;&gt;1;</text:p>
      <text:p text:style-name="P293"><text:tab/>if(p&lt;=m)update(p,add,lson);</text:p>
      <text:p text:style-name="P294"><text:tab/>else update(p,add,rson);</text:p>
      <text:p text:style-name="P295"><text:tab/>PushUp(rt);</text:p>
      <text:p text:style-name="P3112">}</text:p>
      <text:p text:style-name="P1"/>
      <text:p text:style-name="P296">int query(int L,int R,int l=1,int r=n,int rt=1){</text:p>
      <text:p text:style-name="P297"><text:tab/>if(L&lt;=l &amp;&amp; r&lt;=R){</text:p>
      <text:p text:style-name="P298"><text:tab/><text:tab/>return sum[rt];</text:p>
      <text:p text:style-name="P299"><text:tab/>}</text:p>
      <text:p text:style-name="P300"><text:tab/>int m=(l+r)&gt;&gt;1;</text:p>
      <text:p text:style-name="P301"><text:tab/>int ret=0;</text:p>
      <text:p text:style-name="P302"><text:soft-page-break/><text:tab/>if(L&lt;=m)ret=operate(ret,query(L,R,lson));</text:p>
      <text:p text:style-name="P303"><text:tab/>if(R&gt; m)ret=operate(ret,query(L,R,rson));</text:p>
      <text:p text:style-name="P304"><text:tab/>return ret;</text:p>
      <text:p text:style-name="P3113">}</text:p>
      <text:h text:style-name="P3511" text:outline-level="3"><text:bookmark-end text:name="OLE_LINK7"/><text:bookmark text:name="__RefHeading__1227_1701200629"/><text:bookmark text:name="__RefHeading__1418_1586417083"/><text:bookmark text:name="__RefHeading__1729_1859984652"/><text:bookmark text:name="__RefHeading__941_2000419837"/><text:bookmark text:name="__RefHeading__1579_2095896793"/><text:bookmark text:name="__RefHeading__659_241645718"/><text:bookmark text:name="__RefHeading__231_102592204"/>成段更新</text:h>
      <text:p text:style-name="P305"><text:bookmark-start text:name="OLE_LINK5"/><text:bookmark-start text:name="OLE_LINK10"/><text:bookmark-start text:name="OLE_LINK6"/>//1.bulid();2.query(a,b)；3.update(a,b)</text:p>
      <text:p text:style-name="P1"/>
      <text:p text:style-name="P306">#define lson l , m , rt &lt;&lt; 1</text:p>
      <text:p text:style-name="P307">#define rson m + 1 , r , rt &lt;&lt; 1 | 1</text:p>
      <text:p text:style-name="P308">typedef long long LL;</text:p>
      <text:p text:style-name="P309">const int maxn = 100055;</text:p>
      <text:p text:style-name="P310">LL sign[maxn&lt;&lt;2];//标记</text:p>
      <text:p text:style-name="P311">LL sum[maxn&lt;&lt;2];</text:p>
      <text:p text:style-name="P312">int n;</text:p>
      <text:p text:style-name="P313">LL operate(LL a,LL b){</text:p>
      <text:p text:style-name="P314"><text:tab/>return a+b;//根据题意做相关修改，询问时的操作<text:span text:style-name="T10"> </text:span></text:p>
      <text:p text:style-name="P3114">}</text:p>
      <text:p text:style-name="P315">void PushUp(int rt){</text:p>
      <text:p text:style-name="P316"><text:tab/>sum[rt]=operate(sum[rt&lt;&lt;1],sum[rt&lt;&lt;1|1]);</text:p>
      <text:p text:style-name="P3115">}</text:p>
      <text:p text:style-name="P317">void PushDown(int rt,int m) {</text:p>
      <text:p text:style-name="P318"><text:tab/>if (sign[rt]) {</text:p>
      <text:p text:style-name="P319"><text:tab/><text:tab/>sign[rt&lt;&lt;1] <text:s text:c="2"/>+= sign[rt];</text:p>
      <text:p text:style-name="P320"><text:tab/><text:tab/>sign[rt&lt;&lt;1|1] += sign[rt];</text:p>
      <text:p text:style-name="P321"><text:tab/><text:tab/>sum[rt&lt;&lt;1] += (m - (m &gt;&gt; 1)) * sign[rt];</text:p>
      <text:p text:style-name="P322"><text:tab/><text:tab/>sum[rt&lt;&lt;1|1] += (m &gt;&gt; 1) * sign[rt];</text:p>
      <text:p text:style-name="P323"><text:tab/><text:tab/>sign[rt] = 0;</text:p>
      <text:p text:style-name="P324"><text:tab/>}</text:p>
      <text:p text:style-name="P3116">}</text:p>
      <text:p text:style-name="P325">void bulid(int l=1,int r=n,int rt=1){</text:p>
      <text:p text:style-name="P326"><text:tab/>sign[rt] = 0;</text:p>
      <text:p text:style-name="P327"><text:tab/>if(l==r){// 据题意做相关修改</text:p>
      <text:p text:style-name="P328"><text:tab/><text:tab/>scanf("%lld",&amp;sum[rt]);return ;</text:p>
      <text:p text:style-name="P329"><text:tab/>}</text:p>
      <text:p text:style-name="P330"><text:tab/>int m=(l+r)&gt;&gt;1;</text:p>
      <text:p text:style-name="P331"><text:tab/>bulid(lson);</text:p>
      <text:p text:style-name="P332"><text:tab/>bulid(rson);</text:p>
      <text:p text:style-name="P333"><text:tab/>PushUp(rt);</text:p>
      <text:p text:style-name="P3117">}</text:p>
      <text:p text:style-name="P334">void update(int L,int R,int add,int l=1,int r=n,int rt=1){</text:p>
      <text:p text:style-name="P335"><text:tab/>if(L&lt;=l &amp;&amp; r&lt;=R){// 据题意做相关修改</text:p>
      <text:p text:style-name="P336"><text:tab/><text:tab/>sign[rt]+=add;</text:p>
      <text:p text:style-name="P337"><text:tab/><text:tab/>sum[rt]+=(LL)add*(r-l+1);return ;</text:p>
      <text:p text:style-name="P338"><text:tab/>}</text:p>
      <text:p text:style-name="P339"><text:tab/>PushDown(rt,r-l+1);</text:p>
      <text:p text:style-name="P340"><text:tab/>int m = (l + r) &gt;&gt; 1;</text:p>
      <text:p text:style-name="P341"><text:tab/>if (L &lt;= m) update(L , R , add , lson);</text:p>
      <text:p text:style-name="P342"><text:tab/>if (R &gt; m) update(L , R , add , rson);</text:p>
      <text:p text:style-name="P343"><text:tab/>PushUp(rt);</text:p>
      <text:p text:style-name="P3118">}</text:p>
      <text:p text:style-name="P344">LL query(int L,int R,int l=1,int r=n,int rt=1) {</text:p>
      <text:p text:style-name="P345"><text:tab/>if (L &lt;= l &amp;&amp; r &lt;= R) {</text:p>
      <text:p text:style-name="P346"><text:tab/><text:tab/>return sum[rt];</text:p>
      <text:p text:style-name="P347"><text:tab/>}</text:p>
      <text:p text:style-name="P348"><text:tab/>PushDown(rt , r - l + 1);</text:p>
      <text:p text:style-name="P349"><text:tab/>int m = (l + r) &gt;&gt; 1;</text:p>
      <text:p text:style-name="P350"><text:tab/>LL ret = 0;</text:p>
      <text:p text:style-name="P351"><text:tab/>if (L &lt;= m) ret += query(L , R , lson);</text:p>
      <text:p text:style-name="P352"><text:tab/>if (m &lt; R) ret += query(L , R , rson);</text:p>
      <text:p text:style-name="P353"><text:tab/>return ret;</text:p>
      <text:p text:style-name="P3119">}</text:p>
      <text:h text:style-name="P3512" text:outline-level="3"><text:bookmark-end text:name="OLE_LINK10"/><text:bookmark text:name="__RefHeading__1731_1859984652"/><text:bookmark text:name="__RefHeading__1420_1586417083"/><text:bookmark text:name="__RefHeading__943_2000419837"/><text:bookmark text:name="__RefHeading__1229_1701200629"/><text:bookmark text:name="__RefHeading__661_241645718"/><text:bookmark text:name="__RefHeading__1581_2095896793"/><text:bookmark text:name="__RefHeading__233_102592204"/>应用</text:h>
      <text:p text:style-name="P354">可以用来求区间合并，区间求和，区间最值等。</text:p>
      <text:p text:style-name="P355">实际应用：矩阵并的周长和面积。</text:p>
      <text:p text:style-name="P356">利用线段树求体积</text:p>
      <text:p text:style-name="P357">POJ 1823 <text:s/>2352 <text:s/>1177 <text:s/>1151 <text:s/>1803 </text:p>
      <text:h text:style-name="P3513" text:outline-level="3"><text:bookmark text:name="__RefHeading__1733_1859984652"/><text:bookmark text:name="__RefHeading__1422_1586417083"/><text:bookmark text:name="__RefHeading__235_102592204"/><text:bookmark text:name="__RefHeading__945_2000419837"/><text:bookmark text:name="__RefHeading__1231_1701200629"/><text:bookmark text:name="__RefHeading__1583_2095896793"/><text:bookmark text:name="__RefHeading__663_241645718"/>离散化</text:h>
      <text:p text:style-name="P358">把竖线作为区间建立线段树，从左向右扫描的时候，遇到左竖边，插入线段树，右竖边从线段树中删除。</text:p>
      <text:h text:style-name="P3434" text:outline-level="2"><text:bookmark text:name="__RefHeading__237_102592204"/><text:bookmark text:name="__RefHeading__665_241645718"/><text:bookmark text:name="__RefHeading__1585_2095896793"/><text:bookmark text:name="__RefHeading__947_2000419837"/><text:bookmark text:name="__RefHeading__1735_1859984652"/><text:bookmark text:name="__RefHeading__1424_1586417083"/><text:bookmark text:name="__RefHeading__1233_1701200629"/>树<text:span text:style-name="T3">套树</text:span></text:h>
      <text:h text:style-name="P3514" text:outline-level="3"><text:bookmark text:name="__RefHeading__1235_1701200629"/><text:bookmark text:name="__RefHeading__1737_1859984652"/><text:bookmark text:name="__RefHeading__667_241645718"/><text:bookmark text:name="__RefHeading__1587_2095896793"/><text:bookmark text:name="__RefHeading__239_102592204"/><text:bookmark text:name="__RefHeading__949_2000419837"/><text:bookmark text:name="__RefHeading__1426_1586417083"/>线<text:span text:style-name="T3">段树套平衡树</text:span></text:h>
      <text:p text:style-name="P1"/>
      <text:p text:style-name="P359">动态查询区间第k小，包括两个操作Q x y k和C i j，查询区间x y的第k小和把第i个数安替换成j。</text:p>
      <text:p text:style-name="P1"/>
      <text:p text:style-name="P360">const int N=50010;</text:p>
      <text:p text:style-name="P361">const int INF = 0x3f3f3f3f;</text:p>
      <text:p text:style-name="P1"/>
      <text:p text:style-name="P362">int tree[N&lt;&lt;1];</text:p>
      <text:p text:style-name="P1"/>
      <text:p text:style-name="P363">struct treap {</text:p>
      <text:p text:style-name="P364"><text:s/><text:span text:style-name="T10"><text:s text:c="3"/></text:span>int key,wht,count,sz,ch[2];</text:p>
      <text:p text:style-name="P365">} tp[N*20];</text:p>
      <text:p text:style-name="P1"/>
      <text:p text:style-name="P366">int nodecount;</text:p>
      <text:p text:style-name="P1"/>
      <text:p text:style-name="P367"><text:soft-page-break/>int id(int l,int r) {</text:p>
      <text:p text:style-name="P368"><text:s/><text:span text:style-name="T10"><text:s text:c="3"/></text:span>return l+r | l!=r;</text:p>
      <text:p text:style-name="P3120">}</text:p>
      <text:p text:style-name="P1"/>
      <text:p text:style-name="P369">void init() {</text:p>
      <text:p text:style-name="P370"><text:s/><text:span text:style-name="T10"><text:s text:c="3"/></text:span>tp[0].sz=0;</text:p>
      <text:p text:style-name="P371"><text:s/><text:span text:style-name="T10"><text:s text:c="3"/></text:span>tp[0].wht=-INF;</text:p>
      <text:p text:style-name="P372"><text:s/><text:span text:style-name="T10"><text:s text:c="3"/></text:span>tp[0].key=-1;</text:p>
      <text:p text:style-name="P373"><text:s/><text:span text:style-name="T10"><text:s text:c="3"/></text:span>nodecount=0;</text:p>
      <text:p text:style-name="P3121">}</text:p>
      <text:p text:style-name="P1"/>
      <text:p text:style-name="P374">//update this tree's size</text:p>
      <text:p text:style-name="P375">void update(int x) {</text:p>
      <text:p text:style-name="P376"><text:s/><text:span text:style-name="T10"><text:s text:c="3"/></text:span>tp[x].sz=tp[tp[x].ch[0]].sz+tp[x].count+tp[tp[x].ch[1]].sz;</text:p>
      <text:p text:style-name="P3122">}</text:p>
      <text:p text:style-name="P1"/>
      <text:p text:style-name="P377">void rotate(int &amp;x,int t) {</text:p>
      <text:p text:style-name="P378"><text:s/><text:span text:style-name="T10"><text:s text:c="3"/></text:span>int y=tp[x].ch[t];</text:p>
      <text:p text:style-name="P379"><text:s/><text:span text:style-name="T10"><text:s text:c="3"/></text:span>tp[x].ch[t]=tp[y].ch[!t];</text:p>
      <text:p text:style-name="P380"><text:s/><text:span text:style-name="T10"><text:s text:c="3"/></text:span>tp[y].ch[!t]=x;</text:p>
      <text:p text:style-name="P381"><text:s/><text:span text:style-name="T10"><text:s text:c="3"/></text:span>update(x);</text:p>
      <text:p text:style-name="P382"><text:s/><text:span text:style-name="T10"><text:s text:c="3"/></text:span>update(y);</text:p>
      <text:p text:style-name="P383"><text:s/><text:span text:style-name="T10"><text:s text:c="3"/></text:span>x=y;</text:p>
      <text:p text:style-name="P3123">}</text:p>
      <text:p text:style-name="P1"/>
      <text:p text:style-name="P1"/>
      <text:p text:style-name="P384">void insert(int &amp;x,int t) {</text:p>
      <text:p text:style-name="P385"><text:s/><text:span text:style-name="T10"><text:s text:c="3"/></text:span>if(!x) {</text:p>
      <text:p text:style-name="P386"><text:s/><text:span text:style-name="T10"><text:s text:c="7"/></text:span>x=++nodecount;</text:p>
      <text:p text:style-name="P387"><text:s/><text:span text:style-name="T10"><text:s text:c="7"/></text:span>tp[x].key=t;</text:p>
      <text:p text:style-name="P388"><text:s/><text:span text:style-name="T10"><text:s text:c="7"/></text:span>tp[x].wht=rand();</text:p>
      <text:p text:style-name="P389"><text:s/><text:span text:style-name="T10"><text:s text:c="7"/></text:span>tp[x].count=1;</text:p>
      <text:p text:style-name="P390"><text:s/><text:span text:style-name="T10"><text:s text:c="7"/></text:span>tp[x].ch[0]=tp[x].ch[1]=0;</text:p>
      <text:p text:style-name="P391"><text:s/><text:span text:style-name="T10"><text:s text:c="3"/></text:span>} else if(tp[x].key==t) {</text:p>
      <text:p text:style-name="P392"><text:s/><text:span text:style-name="T10"><text:s text:c="7"/></text:span>tp[x].count++;</text:p>
      <text:p text:style-name="P393"><text:s/><text:span text:style-name="T10"><text:s text:c="3"/></text:span>} else {</text:p>
      <text:p text:style-name="P394"><text:s/><text:span text:style-name="T10"><text:s text:c="7"/></text:span>int k=tp[x].key&lt;t;</text:p>
      <text:p text:style-name="P395"><text:s/><text:span text:style-name="T10"><text:s text:c="7"/></text:span>insert(tp[x].ch[k],t);</text:p>
      <text:p text:style-name="P396"><text:s/><text:span text:style-name="T10"><text:s text:c="7"/></text:span>if(tp[x].wht&lt;tp[tp[x].ch[k]].wht) {</text:p>
      <text:p text:style-name="P397"><text:s/><text:span text:style-name="T10"><text:s text:c="11"/></text:span>rotate(x,k);</text:p>
      <text:p text:style-name="P398"><text:s/><text:span text:style-name="T10"><text:s text:c="7"/></text:span>}</text:p>
      <text:p text:style-name="P399"><text:s/><text:span text:style-name="T10"><text:s text:c="3"/></text:span>}</text:p>
      <text:p text:style-name="P400"><text:s/><text:span text:style-name="T10"><text:s text:c="3"/></text:span>update(x);</text:p>
      <text:p text:style-name="P3124">}</text:p>
      <text:p text:style-name="P1"/>
      <text:p text:style-name="P401">void erase(int &amp;x,int t) {</text:p>
      <text:p text:style-name="P402"><text:s/><text:span text:style-name="T10"><text:s text:c="3"/></text:span>if(tp[x].key==t) {</text:p>
      <text:p text:style-name="P403"><text:s/><text:span text:style-name="T10"><text:s text:c="7"/></text:span>if(tp[x].count==1) {</text:p>
      <text:p text:style-name="P404"><text:s/><text:span text:style-name="T10"><text:s text:c="11"/></text:span>if(! tp[x].ch[0] &amp;&amp; ! tp[x].ch[1]) {</text:p>
      <text:p text:style-name="P405"><text:s/><text:span text:style-name="T10"><text:s text:c="15"/></text:span>x=0;</text:p>
      <text:p text:style-name="P406"><text:s/><text:span text:style-name="T10"><text:s text:c="15"/></text:span>return;</text:p>
      <text:p text:style-name="P407"><text:s/><text:span text:style-name="T10"><text:s text:c="11"/></text:span>}</text:p>
      <text:p text:style-name="P408"><text:s/><text:span text:style-name="T10"><text:s text:c="11"/></text:span>rotate(x,tp[tp[x].ch[0]].wht&lt;tp[tp[x].ch[1]].wht);</text:p>
      <text:p text:style-name="P409"><text:s/><text:span text:style-name="T10"><text:s text:c="11"/></text:span>erase(x,t);</text:p>
      <text:p text:style-name="P410"><text:s/><text:span text:style-name="T10"><text:s text:c="7"/></text:span>} else tp[x].count--;</text:p>
      <text:p text:style-name="P411"><text:s/><text:span text:style-name="T10"><text:s text:c="3"/></text:span>} else erase(tp[x].ch[tp[x].key&lt;t],t);</text:p>
      <text:p text:style-name="P412"><text:s/><text:span text:style-name="T10"><text:s text:c="3"/></text:span>update(x);</text:p>
      <text:p text:style-name="P3125">}</text:p>
      <text:p text:style-name="P1"/>
      <text:p text:style-name="P413">int select(int x,int k) {</text:p>
      <text:p text:style-name="P414"><text:s/><text:span text:style-name="T10"><text:s text:c="3"/></text:span>if(! x) return 0;</text:p>
      <text:p text:style-name="P415"><text:s/><text:span text:style-name="T10"><text:s text:c="3"/></text:span>if(k&lt;tp[x].key) return select(tp[x].ch[0],k);</text:p>
      <text:p text:style-name="P416"><text:s/><text:span text:style-name="T10"><text:s text:c="3"/></text:span>int q=0,p=tp[tp[x].ch[0]].sz+tp[x].count;</text:p>
      <text:p text:style-name="P417"><text:s/><text:span text:style-name="T10"><text:s text:c="3"/></text:span>if(k&gt;tp[x].key) q=select(tp[x].ch[1],k);</text:p>
      <text:p text:style-name="P418"><text:s/><text:span text:style-name="T10"><text:s text:c="3"/></text:span>return p+q;</text:p>
      <text:p text:style-name="P3126">}</text:p>
      <text:p text:style-name="P1"/>
      <text:p text:style-name="P419">int a[N],n,m,ans;</text:p>
      <text:p text:style-name="P420">void treeinsert(int l,int r,int i,int x) {</text:p>
      <text:p text:style-name="P421"><text:s/><text:span text:style-name="T10"><text:s text:c="3"/></text:span>insert(tree[id(l,r)],x);</text:p>
      <text:p text:style-name="P422"><text:s/><text:span text:style-name="T10"><text:s text:c="3"/></text:span>if(l==r) return;</text:p>
      <text:p text:style-name="P423"><text:s/><text:span text:style-name="T10"><text:s text:c="3"/></text:span>int m=(l+r)&gt;&gt;1;</text:p>
      <text:p text:style-name="P424"><text:s/><text:span text:style-name="T10"><text:s text:c="3"/></text:span>if(i&lt;=m) treeinsert(l,m,i,x);</text:p>
      <text:p text:style-name="P425"><text:s/><text:span text:style-name="T10"><text:s text:c="3"/></text:span>if(i&gt;m) treeinsert(m+1,r,i,x);</text:p>
      <text:p text:style-name="P3127">}</text:p>
      <text:p text:style-name="P1"/>
      <text:p text:style-name="P426">void del(int l,int r,int i,int x) {</text:p>
      <text:p text:style-name="P427"><text:s/><text:span text:style-name="T10"><text:s text:c="3"/></text:span>erase(tree[id(l,r)],x);</text:p>
      <text:p text:style-name="P428"><text:s/><text:span text:style-name="T10"><text:s text:c="3"/></text:span>if(l==r) return;</text:p>
      <text:p text:style-name="P429"><text:s/><text:span text:style-name="T10"><text:s text:c="3"/></text:span>int m=(l+r)&gt;&gt;1;</text:p>
      <text:p text:style-name="P430"><text:s/><text:span text:style-name="T10"><text:s text:c="3"/></text:span>if(i&lt;=m) del(l,m,i,x);</text:p>
      <text:p text:style-name="P431"><text:s/><text:span text:style-name="T10"><text:s text:c="3"/></text:span>if(i&gt;m) del(m+1,r,i,x);</text:p>
      <text:p text:style-name="P3128">}</text:p>
      <text:p text:style-name="P1"/>
      <text:p text:style-name="P432">void query(int l,int r,int L,int R,int x) {</text:p>
      <text:p text:style-name="P433"><text:s/><text:span text:style-name="T10"><text:s text:c="3"/></text:span>if(L&lt;=l &amp;&amp; R&gt;=r) {</text:p>
      <text:p text:style-name="P434"><text:soft-page-break/><text:s/><text:span text:style-name="T10"><text:s text:c="7"/></text:span>ans+=select(tree[id(l,r)],x);</text:p>
      <text:p text:style-name="P435"><text:s/><text:span text:style-name="T10"><text:s text:c="7"/></text:span>return;</text:p>
      <text:p text:style-name="P436"><text:s/><text:span text:style-name="T10"><text:s text:c="3"/></text:span>}</text:p>
      <text:p text:style-name="P437"><text:s/><text:span text:style-name="T10"><text:s text:c="3"/></text:span>int m=(l+r)&gt;&gt;1;</text:p>
      <text:p text:style-name="P438"><text:s/><text:span text:style-name="T10"><text:s text:c="3"/></text:span>if(L&lt;=m) query(l,m,L,R,x);</text:p>
      <text:p text:style-name="P439"><text:s/><text:span text:style-name="T10"><text:s text:c="3"/></text:span>if(R&gt;m) query(m+1,r,L,R,x);</text:p>
      <text:p text:style-name="P3129">}</text:p>
      <text:p text:style-name="P1"/>
      <text:p text:style-name="P440">int main() {</text:p>
      <text:p text:style-name="P441"><text:s/><text:span text:style-name="T10"><text:s text:c="3"/></text:span>int tt;</text:p>
      <text:p text:style-name="P442"><text:s/><text:span text:style-name="T10"><text:s text:c="3"/></text:span>scanf("%d",&amp;tt);</text:p>
      <text:p text:style-name="P443"><text:s/><text:span text:style-name="T10"><text:s text:c="3"/></text:span>while (tt--) {</text:p>
      <text:p text:style-name="P444"><text:s/><text:span text:style-name="T10"><text:s text:c="7"/></text:span>scanf("%d%d",&amp;n,&amp;m);</text:p>
      <text:p text:style-name="P445"><text:s/><text:span text:style-name="T10"><text:s text:c="7"/></text:span>init();</text:p>
      <text:p text:style-name="P446"><text:s/><text:span text:style-name="T10"><text:s text:c="7"/></text:span>memset(tree,0,sizeof(tree));</text:p>
      <text:p text:style-name="P447"><text:s/><text:span text:style-name="T10"><text:s text:c="7"/></text:span>for(int i=1; i&lt;=n; i++) {</text:p>
      <text:p text:style-name="P448"><text:s/><text:span text:style-name="T10"><text:s text:c="11"/></text:span>scanf("%d",&amp;a[i]);</text:p>
      <text:p text:style-name="P449"><text:s/><text:span text:style-name="T10"><text:s text:c="11"/></text:span>treeinsert(1,n,i,a[i]);</text:p>
      <text:p text:style-name="P450"><text:s/><text:span text:style-name="T10"><text:s text:c="7"/></text:span>}</text:p>
      <text:p text:style-name="P451"><text:s/><text:span text:style-name="T10"><text:s text:c="7"/></text:span>while (m--) {</text:p>
      <text:p text:style-name="P452"><text:s/><text:span text:style-name="T10"><text:s text:c="11"/></text:span>char s[5];</text:p>
      <text:p text:style-name="P453"><text:s/><text:span text:style-name="T10"><text:s text:c="11"/></text:span>int x,y,c;</text:p>
      <text:p text:style-name="P454"><text:s/><text:span text:style-name="T10"><text:s text:c="11"/></text:span>scanf("%s",s);</text:p>
      <text:p text:style-name="P455"><text:s/><text:span text:style-name="T10"><text:s text:c="11"/></text:span>if(s[0]=='C') {</text:p>
      <text:p text:style-name="P456"><text:s/><text:span text:style-name="T10"><text:s text:c="15"/></text:span>scanf("%d %d",&amp;x,&amp;y);</text:p>
      <text:p text:style-name="P457"><text:s/><text:span text:style-name="T10"><text:s text:c="15"/></text:span>del(1,n,x,a[x]);</text:p>
      <text:p text:style-name="P458"><text:s/><text:span text:style-name="T10"><text:s text:c="15"/></text:span>a[x]=y;</text:p>
      <text:p text:style-name="P459"><text:s/><text:span text:style-name="T10"><text:s text:c="15"/></text:span>treeinsert(1,n,x,a[x]);</text:p>
      <text:p text:style-name="P460"><text:s/><text:span text:style-name="T10"><text:s text:c="11"/></text:span>} else {</text:p>
      <text:p text:style-name="P461"><text:s/><text:span text:style-name="T10"><text:s text:c="15"/></text:span>scanf("%d %d %d",&amp;x,&amp;y,&amp;c);</text:p>
      <text:p text:style-name="P462"><text:s/><text:span text:style-name="T10"><text:s text:c="15"/></text:span>int l=0,r=INF,mid;</text:p>
      <text:p text:style-name="P463"><text:s/><text:span text:style-name="T10"><text:s text:c="15"/></text:span>while (l&lt;r) {</text:p>
      <text:p text:style-name="P464"><text:s/><text:span text:style-name="T10"><text:s text:c="19"/></text:span>ans=0;</text:p>
      <text:p text:style-name="P465"><text:s/><text:span text:style-name="T10"><text:s text:c="19"/></text:span>mid=(l+r)&gt;&gt;1;</text:p>
      <text:p text:style-name="P466"><text:s/><text:span text:style-name="T10"><text:s text:c="19"/></text:span>query(1,n,x,y,mid);</text:p>
      <text:p text:style-name="P467"><text:s/><text:span text:style-name="T10"><text:s text:c="19"/></text:span>if(ans&lt;c) l=mid+1;</text:p>
      <text:p text:style-name="P468"><text:s/><text:span text:style-name="T10"><text:s text:c="19"/></text:span>else r=mid;</text:p>
      <text:p text:style-name="P469"><text:s/><text:span text:style-name="T10"><text:s text:c="15"/></text:span>}</text:p>
      <text:p text:style-name="P470"><text:s/><text:span text:style-name="T10"><text:s text:c="15"/></text:span>printf("%d\n",l);</text:p>
      <text:p text:style-name="P471"><text:s/><text:span text:style-name="T10"><text:s text:c="11"/></text:span>}</text:p>
      <text:p text:style-name="P472"><text:s/><text:span text:style-name="T10"><text:s text:c="7"/></text:span>}</text:p>
      <text:p text:style-name="P473"><text:s/><text:span text:style-name="T10"><text:s text:c="3"/></text:span>}</text:p>
      <text:p text:style-name="P474"><text:s/><text:span text:style-name="T10"><text:s text:c="3"/></text:span>return 0;</text:p>
      <text:p text:style-name="P3130">}</text:p>
      <text:p text:style-name="P3077"/>
      <text:h text:style-name="P3435" text:outline-level="2"><text:bookmark text:name="__RefHeading__1739_1859984652"/><text:bookmark text:name="__RefHeading__951_2000419837"/><text:bookmark text:name="__RefHeading__669_241645718"/><text:bookmark text:name="__RefHeading__241_102592204"/><text:bookmark text:name="__RefHeading__1428_1586417083"/><text:bookmark text:name="__RefHeading__1589_2095896793"/><text:bookmark text:name="__RefHeading__1237_1701200629"/>划<text:span text:style-name="T3">分树</text:span></text:h>
      <text:p text:style-name="P475">主<text:span text:style-name="T3">要模拟归并排序。</text:span></text:p>
      <text:p text:style-name="P476">求<text:span text:style-name="T3">区间第K数时，判断这个的数进入左半部多少个，记为p，如果大于k，则第k数就在左半部，否则就在右半部，且为右半部的第k-p数。</text:span></text:p>
      <text:p text:style-name="P477">这<text:span text:style-name="T3">样递归下去就可以了。</text:span></text:p>
      <text:p text:style-name="P3077"/>
      <text:p text:style-name="P478">input<text:span text:style-name="T3"> 输入的数据，下标从1开始，数据可以重复</text:span></text:p>
      <text:p text:style-name="P479">sortedPos input的第几个位置的值应该在当前位置</text:p>
      <text:p text:style-name="P480">val <text:s/>input的当前值应该在那个位置</text:p>
      <text:p text:style-name="P3077"/>
      <text:p text:style-name="P481">int n;</text:p>
      <text:p text:style-name="P482">int arr[N];//原数据,下标从1开始</text:p>
      <text:p text:style-name="P483">int sortedPos[N];//排序后</text:p>
      <text:p text:style-name="P484">int lfnum[20][N];//元素所在区间的当前位置进入左孩子的元素的个数</text:p>
      <text:p text:style-name="P485">int val[20][N];//记录第k层当前位置的元素的值</text:p>
      <text:p text:style-name="P486">bool cmp(const int &amp;x,const int &amp;y) {</text:p>
      <text:p text:style-name="P487"><text:s/><text:span text:style-name="T10"><text:s text:c="3"/></text:span>return arr[x]&lt;arr[y];</text:p>
      <text:p text:style-name="P3131">}</text:p>
      <text:p text:style-name="P488">void build(int l,int r,int d) {</text:p>
      <text:p text:style-name="P489"><text:s/><text:span text:style-name="T10"><text:s text:c="3"/></text:span>if(l==r) return;</text:p>
      <text:p text:style-name="P490"><text:s/><text:span text:style-name="T10"><text:s text:c="3"/></text:span>int mid=(l+r)&gt;&gt;1,p=0;</text:p>
      <text:p text:style-name="P491"><text:s/><text:span text:style-name="T10"><text:s text:c="3"/></text:span>for(int i=l; i&lt;=r; i++) {</text:p>
      <text:p text:style-name="P492"><text:s/><text:span text:style-name="T10"><text:s text:c="7"/></text:span>if(val[d][i]&lt;=mid) {</text:p>
      <text:p text:style-name="P493"><text:s/><text:span text:style-name="T10"><text:s text:c="11"/></text:span>val[d+1][l+p]=val[d][i];</text:p>
      <text:p text:style-name="P494"><text:s/><text:span text:style-name="T10"><text:s text:c="11"/></text:span>lfnum[d][i]=++p;</text:p>
      <text:p text:style-name="P495"><text:s/><text:span text:style-name="T10"><text:s text:c="7"/></text:span>} else {</text:p>
      <text:p text:style-name="P496"><text:s/><text:span text:style-name="T10"><text:s text:c="11"/></text:span>lfnum[d][i]=p;</text:p>
      <text:p text:style-name="P497"><text:s/><text:span text:style-name="T10"><text:s text:c="11"/></text:span>val[d+1][mid+i+1-l-p]=val[d][i];</text:p>
      <text:p text:style-name="P498"><text:s/><text:span text:style-name="T10"><text:s text:c="7"/></text:span>}</text:p>
      <text:p text:style-name="P499"><text:s/><text:span text:style-name="T10"><text:s text:c="3"/></text:span>}</text:p>
      <text:p text:style-name="P500"><text:s/><text:span text:style-name="T10"><text:s text:c="3"/></text:span>build(l,mid,d+1);</text:p>
      <text:p text:style-name="P501"><text:s/><text:span text:style-name="T10"><text:s text:c="3"/></text:span>build(mid+1,r,d+1);</text:p>
      <text:p text:style-name="P3132">}</text:p>
      <text:p text:style-name="P502">//求区间[s,e]第k大的元素</text:p>
      <text:p text:style-name="P503">int query(int s,int e,int k,int l=1,int r=n,int d=0) {</text:p>
      <text:p text:style-name="P504"><text:s/><text:span text:style-name="T10"><text:s text:c="3"/></text:span>if(l==r) return l;</text:p>
      <text:p text:style-name="P505"><text:s/><text:span text:style-name="T10"><text:s text:c="3"/></text:span>int mid=(l+r)&gt;&gt;1,ss,ee;</text:p>
      <text:p text:style-name="P506"><text:s/><text:span text:style-name="T10"><text:s text:c="3"/></text:span>ss=(s==l?0:lfnum[d][s-1]);</text:p>
      <text:p text:style-name="P507"><text:s/><text:span text:style-name="T10"><text:s text:c="3"/></text:span>ee=lfnum[d][e];</text:p>
      <text:p text:style-name="P508"><text:soft-page-break/><text:s/><text:span text:style-name="T10"><text:s text:c="3"/></text:span>if(ee-ss&gt;=k) return query(l+ss,l+ee-1,k,l,mid,d+1);</text:p>
      <text:p text:style-name="P509"><text:s/><text:span text:style-name="T10"><text:s text:c="3"/></text:span>return query(mid+1+(s-l-ss),mid+1+(e-l-ee),k-(ee-ss),mid+1,r,d+1);</text:p>
      <text:p text:style-name="P3133">}</text:p>
      <text:p text:style-name="P510">int main() {</text:p>
      <text:p text:style-name="P511"><text:s/><text:span text:style-name="T10"><text:s text:c="3"/></text:span>int cas=0,m,l,r,k;</text:p>
      <text:p text:style-name="P512"><text:s/><text:span text:style-name="T10"><text:s text:c="3"/></text:span>while(scanf("%d%d",&amp;n,&amp;m)!=EOF) {</text:p>
      <text:p text:style-name="P513"><text:s/><text:span text:style-name="T10"><text:s text:c="7"/></text:span>for(int i=1; i&lt;=n; i++){</text:p>
      <text:p text:style-name="P514"><text:s/><text:span text:style-name="T10"><text:s text:c="11"/></text:span>scanf("%d",arr+i),sortedPos[i]=i;</text:p>
      <text:p text:style-name="P515"><text:s/><text:span text:style-name="T10"><text:s text:c="7"/></text:span>} <text:s text:c="14"/></text:p>
      <text:p text:style-name="P3380">sort(sortedPos+1,sortedPos+n+1,cmp);</text:p>
      <text:p text:style-name="P516"><text:s/><text:span text:style-name="T10"><text:s text:c="7"/></text:span>for(int i=1; i&lt;=n; i++){</text:p>
      <text:p text:style-name="P517"><text:s/><text:span text:style-name="T10"><text:s text:c="11"/></text:span>val[0][sortedPos[i]]=i;</text:p>
      <text:p text:style-name="P518"><text:s/><text:span text:style-name="T10"><text:s text:c="7"/></text:span>}</text:p>
      <text:p text:style-name="P519"><text:s/><text:span text:style-name="T10"><text:s text:c="7"/></text:span>build(1,n,0);</text:p>
      <text:p text:style-name="P520"><text:s/><text:span text:style-name="T10"><text:s text:c="7"/></text:span>while(m--) {</text:p>
      <text:p text:style-name="P521"><text:s/><text:span text:style-name="T10"><text:s text:c="11"/></text:span>scanf("%d%d%d",&amp;l,&amp;r,&amp;k);</text:p>
      <text:p text:style-name="P522"><text:s/><text:span text:style-name="T10"><text:s text:c="10"/></text:span>printf("%d\n",arr[sortedPos[query(l,r,k)]]);</text:p>
      <text:p text:style-name="P523"><text:s/><text:span text:style-name="T10"><text:s text:c="7"/></text:span>}</text:p>
      <text:p text:style-name="P524"><text:s/><text:span text:style-name="T10"><text:s text:c="3"/></text:span>}</text:p>
      <text:p text:style-name="P3134">}</text:p>
      <text:h text:style-name="P3436" text:outline-level="2"><text:bookmark text:name="__RefHeading__1741_1859984652"/><text:bookmark text:name="__RefHeading__1430_1586417083"/><text:bookmark text:name="__RefHeading__953_2000419837"/><text:bookmark text:name="__RefHeading__671_241645718"/><text:bookmark text:name="__RefHeading__1239_1701200629"/><text:bookmark text:name="__RefHeading__1591_2095896793"/><text:bookmark text:name="__RefHeading__243_102592204"/>左<text:span text:style-name="T3">偏树</text:span></text:h>
      <text:p text:style-name="P525">左偏树(Leftist Tree)是一种可并堆的实现。</text:p>
      <text:p text:style-name="P3077"/>
      <text:p text:style-name="P526">const int MAXN = 100010;</text:p>
      <text:p text:style-name="P1"/>
      <text:p text:style-name="P527">struct Node {</text:p>
      <text:p text:style-name="P528"><text:s/><text:span text:style-name="T10"><text:s text:c="3"/></text:span>int key, dist, lc, rc;</text:p>
      <text:p text:style-name="P529"><text:s/><text:span text:style-name="T10"><text:s text:c="3"/></text:span>void init(int _dist = 0, int _key = 0) {</text:p>
      <text:p text:style-name="P530"><text:s/><text:span text:style-name="T10"><text:s text:c="7"/></text:span>key = _key;</text:p>
      <text:p text:style-name="P531"><text:s/><text:span text:style-name="T10"><text:s text:c="7"/></text:span>dist = _dist;</text:p>
      <text:p text:style-name="P532"><text:s/><text:span text:style-name="T10"><text:s text:c="7"/></text:span>lc = rc = 0;</text:p>
      <text:p text:style-name="P533"><text:s/><text:span text:style-name="T10"><text:s text:c="3"/></text:span>}</text:p>
      <text:p text:style-name="P1"/>
      <text:p text:style-name="P534">} nodes[MAXN];</text:p>
      <text:p text:style-name="P535">int memeryNode[MAXN];</text:p>
      <text:p text:style-name="P536">int allocNode,allocMemery;</text:p>
      <text:p text:style-name="P1"/>
      <text:p text:style-name="P537">void initNode() {</text:p>
      <text:p text:style-name="P538"><text:s/><text:span text:style-name="T10"><text:s text:c="3"/></text:span>nodes[0].init(-1);//0作为NULL节点</text:p>
      <text:p text:style-name="P539"><text:s/><text:span text:style-name="T10"><text:s text:c="3"/></text:span>allocNode = 1;</text:p>
      <text:p text:style-name="P540"><text:s/><text:span text:style-name="T10"><text:s text:c="3"/></text:span>allocMemery = 0;</text:p>
      <text:p text:style-name="P3135">}</text:p>
      <text:p text:style-name="P1"/>
      <text:p text:style-name="P541">int newNode(int x) {</text:p>
      <text:p text:style-name="P542"><text:s/><text:span text:style-name="T10"><text:s text:c="3"/></text:span>int tmp;</text:p>
      <text:p text:style-name="P543"><text:s/><text:span text:style-name="T10"><text:s text:c="3"/></text:span>if(allocMemery) {</text:p>
      <text:p text:style-name="P544"><text:s/><text:span text:style-name="T10"><text:s text:c="7"/></text:span>tmp = memeryNode[--allocMemery];</text:p>
      <text:p text:style-name="P545"><text:s/><text:span text:style-name="T10"><text:s text:c="3"/></text:span>} else {</text:p>
      <text:p text:style-name="P546"><text:s/><text:span text:style-name="T10"><text:s text:c="7"/></text:span>tmp = allocNode++;</text:p>
      <text:p text:style-name="P547"><text:s/><text:span text:style-name="T10"><text:s text:c="3"/></text:span>}</text:p>
      <text:p text:style-name="P548"><text:s/><text:span text:style-name="T10"><text:s text:c="3"/></text:span>nodes[tmp].init(0, x);</text:p>
      <text:p text:style-name="P549"><text:s/><text:span text:style-name="T10"><text:s text:c="3"/></text:span>return tmp;</text:p>
      <text:p text:style-name="P3136">}</text:p>
      <text:p text:style-name="P1"/>
      <text:p text:style-name="P550">void deleteNode(int A) {</text:p>
      <text:p text:style-name="P551"><text:s/><text:span text:style-name="T10"><text:s text:c="3"/></text:span>memeryNode[allocMemery++] = A;</text:p>
      <text:p text:style-name="P3137">}</text:p>
      <text:p text:style-name="P1"/>
      <text:p text:style-name="P552">int merge(int A, int B) {</text:p>
      <text:p text:style-name="P553"><text:s/><text:span text:style-name="T10"><text:s text:c="3"/></text:span>if (A != 0 &amp;&amp; B != 0) {</text:p>
      <text:p text:style-name="P554"><text:s/><text:span text:style-name="T10"><text:s text:c="7"/></text:span>if (nodes[A].key &lt; nodes[B].key) {</text:p>
      <text:p text:style-name="P555"><text:s/><text:span text:style-name="T10"><text:s text:c="11"/></text:span>swap(A, B);</text:p>
      <text:p text:style-name="P556"><text:s/><text:span text:style-name="T10"><text:s text:c="7"/></text:span>}</text:p>
      <text:p text:style-name="P557"><text:s/><text:span text:style-name="T10"><text:s text:c="7"/></text:span>nodes[A].rc = merge(nodes[A].rc, B);</text:p>
      <text:p text:style-name="P558"><text:s/><text:span text:style-name="T10"><text:s text:c="7"/></text:span>int &amp;lc = nodes[A].lc;</text:p>
      <text:p text:style-name="P559"><text:s/><text:span text:style-name="T10"><text:s text:c="7"/></text:span>int &amp;rc = nodes[A].rc;</text:p>
      <text:p text:style-name="P560"><text:s/><text:span text:style-name="T10"><text:s text:c="7"/></text:span>if (nodes[lc].dist &lt; nodes[rc].dist) {</text:p>
      <text:p text:style-name="P561"><text:s/><text:span text:style-name="T10"><text:s text:c="11"/></text:span>swap(lc, rc);</text:p>
      <text:p text:style-name="P562"><text:s/><text:span text:style-name="T10"><text:s text:c="7"/></text:span>}</text:p>
      <text:p text:style-name="P563"><text:s/><text:span text:style-name="T10"><text:s text:c="7"/></text:span>nodes[A].dist = nodes[rc].dist + 1;</text:p>
      <text:p text:style-name="P564"><text:s/><text:span text:style-name="T10"><text:s text:c="3"/></text:span>} else {</text:p>
      <text:p text:style-name="P565"><text:s/><text:span text:style-name="T10"><text:s text:c="7"/></text:span>A = A == 0 ? B : A;</text:p>
      <text:p text:style-name="P566"><text:s/><text:span text:style-name="T10"><text:s text:c="3"/></text:span>}</text:p>
      <text:p text:style-name="P567"><text:s/><text:span text:style-name="T10"><text:s text:c="3"/></text:span>return A;</text:p>
      <text:p text:style-name="P3138">}</text:p>
      <text:p text:style-name="P1"/>
      <text:p text:style-name="P1"/>
      <text:p text:style-name="P568">int pop(int A) {</text:p>
      <text:p text:style-name="P569"><text:s/><text:span text:style-name="T10"><text:s text:c="3"/></text:span>int t = merge(nodes[A].lc, nodes[A].rc);</text:p>
      <text:p text:style-name="P570"><text:s/><text:span text:style-name="T10"><text:s text:c="3"/></text:span>deleteNode(A);</text:p>
      <text:p text:style-name="P571"><text:s/><text:span text:style-name="T10"><text:s text:c="3"/></text:span>return t;</text:p>
      <text:p text:style-name="P3139">}</text:p>
      <text:p text:style-name="P1"/>
      <text:p text:style-name="P572">void insert(int v) {</text:p>
      <text:p text:style-name="P573"><text:s/><text:span text:style-name="T10"><text:s text:c="3"/></text:span>merge(0, newNode(v));</text:p>
      <text:p text:style-name="P3140"><text:soft-page-break/>}</text:p>
      <text:p text:style-name="P3077"/>
      <text:p text:style-name="P3077"/>
      <text:p text:style-name="P3077"/>
      <text:h text:style-name="P3437" text:outline-level="2"><text:bookmark text:name="__RefHeading__673_241645718"/><text:bookmark text:name="__RefHeading__955_2000419837"/><text:bookmark text:name="__RefHeading__1241_1701200629"/><text:bookmark text:name="__RefHeading__1593_2095896793"/><text:bookmark text:name="__RefHeading__1743_1859984652"/><text:bookmark text:name="__RefHeading__1432_1586417083"/><text:bookmark text:name="__RefHeading__245_102592204"/>D<text:span text:style-name="T3">LX</text:span></text:h>
      <text:p text:style-name="P574">双向十字链表用LRUD来记录，LR来记录左右方向的双向链表，UD来记录上下方向的双向链表。</text:p>
      <text:p text:style-name="P1"/>
      <text:p text:style-name="P575">head 指向总的头指针，head通过LR来贯穿的列指针头。</text:p>
      <text:p text:style-name="P576">L<text:span text:style-name="T3">RUD的前m个一般作为</text:span>其列指针头的地址。</text:p>
      <text:p text:style-name="P577">rowHead[x]是指向其<text:span text:style-name="T1">列</text:span>指针头的地址。</text:p>
      <text:p text:style-name="P578">colNum[x]录列链表中结点的总数。</text:p>
      <text:p text:style-name="P579">selectRow<text:span text:style-name="T3">[x]</text:span>用来记录搜索结果。</text:p>
      <text:p text:style-name="P580">col<text:span text:style-name="T3">[x]代表x的列数</text:span></text:p>
      <text:p text:style-name="P581">r<text:span text:style-name="T3">ow[x]代表x的行数</text:span></text:p>
      <text:p text:style-name="P1"/>
      <text:p text:style-name="P582">/<text:span text:style-name="T3">/一般需要使用A*或IDA*优化。</text:span></text:p>
      <text:p text:style-name="P583">/<text:span text:style-name="T3">/以</text:span>exact cover problem<text:span text:style-name="T1">的代码为例子</text:span></text:p>
      <text:p text:style-name="P584">const int N = 1005;</text:p>
      <text:p text:style-name="P585">const int M = 1005;</text:p>
      <text:p text:style-name="P586">const int maxn = N*M;</text:p>
      <text:p text:style-name="P587">int R[maxn], L[maxn], U[maxn], D[maxn];</text:p>
      <text:p text:style-name="P588">int col[maxn], row[maxn];</text:p>
      <text:p text:style-name="P589">int<text:span text:style-name="T3"> </text:span>rowHead[M], selectRow[N],colNum[N];</text:p>
      <text:p text:style-name="P590">int size,n,m;</text:p>
      <text:p text:style-name="P591">bool flag;</text:p>
      <text:p text:style-name="P592">/<text:span text:style-name="T2">/</text:span><text:span text:style-name="T3">初始化</text:span></text:p>
      <text:p text:style-name="P593">void init() {</text:p>
      <text:p text:style-name="P594"><text:s/><text:span text:style-name="T10"><text:s text:c="3"/></text:span>memset(rowHead,-1,sizeof(rowHead));</text:p>
      <text:p text:style-name="P595"><text:s/><text:span text:style-name="T10"><text:s text:c="3"/></text:span>for(int i=0; i&lt;=m; i++) {</text:p>
      <text:p text:style-name="P596"><text:s/><text:span text:style-name="T10"><text:s text:c="7"/></text:span>colNum[i]=0;</text:p>
      <text:p text:style-name="P1"/>
      <text:p text:style-name="P597"><text:s/><text:span text:style-name="T10"><text:s text:c="7"/></text:span>D[i]=U[i]=i;</text:p>
      <text:p text:style-name="P598"><text:s/><text:span text:style-name="T10"><text:s text:c="7"/></text:span>L[i+1]=i;</text:p>
      <text:p text:style-name="P599"><text:s/><text:span text:style-name="T10"><text:s text:c="7"/></text:span>R[i]=i+1;</text:p>
      <text:p text:style-name="P1"/>
      <text:p text:style-name="P600"><text:s/><text:span text:style-name="T10"><text:s text:c="7"/></text:span>row[i] = 0;</text:p>
      <text:p text:style-name="P601"><text:s/><text:span text:style-name="T10"><text:s text:c="7"/></text:span>col[i] = i;</text:p>
      <text:p text:style-name="P602"><text:s/><text:span text:style-name="T10"><text:s text:c="3"/></text:span>}</text:p>
      <text:p text:style-name="P603"><text:s/><text:span text:style-name="T10"><text:s text:c="3"/></text:span>R[m]=0;</text:p>
      <text:p text:style-name="P604"><text:s/><text:span text:style-name="T10"><text:s text:c="3"/></text:span>size=m+1;</text:p>
      <text:p text:style-name="P3141">}</text:p>
      <text:p text:style-name="P605">/<text:span text:style-name="T3">/插入一个点</text:span></text:p>
      <text:p text:style-name="P606">void insert(int r,int c) {</text:p>
      <text:p text:style-name="P607"><text:s/><text:span text:style-name="T10"><text:s text:c="3"/></text:span>colNum[c]++;</text:p>
      <text:p text:style-name="P608"><text:s/><text:span text:style-name="T10"><text:s text:c="3"/></text:span>U[size]=U[c];</text:p>
      <text:p text:style-name="P609"><text:s/><text:span text:style-name="T10"><text:s text:c="3"/></text:span>D[size]=c;</text:p>
      <text:p text:style-name="P610"><text:s/><text:span text:style-name="T10"><text:s text:c="3"/></text:span>D[U[size]]=size;</text:p>
      <text:p text:style-name="P611"><text:s/><text:span text:style-name="T10"><text:s text:c="3"/></text:span>U[D[size]]=size;</text:p>
      <text:p text:style-name="P1"/>
      <text:p text:style-name="P612"><text:s/><text:span text:style-name="T10"><text:s text:c="3"/></text:span>if(rowHead[r]==-1) {</text:p>
      <text:p text:style-name="P613"><text:s/><text:span text:style-name="T10"><text:s text:c="7"/></text:span>rowHead[r]=L[size]=R[size]=size;</text:p>
      <text:p text:style-name="P614"><text:s/><text:span text:style-name="T10"><text:s text:c="3"/></text:span>} else {</text:p>
      <text:p text:style-name="P615"><text:s/><text:span text:style-name="T10"><text:s text:c="7"/></text:span>L[size]=L[rowHead[r]];</text:p>
      <text:p text:style-name="P616"><text:s/><text:span text:style-name="T10"><text:s text:c="7"/></text:span>R[size]=rowHead[r];</text:p>
      <text:p text:style-name="P617"><text:s/><text:span text:style-name="T10"><text:s text:c="7"/></text:span>R[L[size]]=size;</text:p>
      <text:p text:style-name="P618"><text:s/><text:span text:style-name="T10"><text:s text:c="7"/></text:span>L[R[size]]=size;</text:p>
      <text:p text:style-name="P619"><text:s/><text:span text:style-name="T10"><text:s text:c="3"/></text:span>}</text:p>
      <text:p text:style-name="P620"><text:s/><text:span text:style-name="T10"><text:s text:c="3"/></text:span>row[size] = r;</text:p>
      <text:p text:style-name="P621"><text:s/><text:span text:style-name="T10"><text:s text:c="3"/></text:span>col[size] = c;</text:p>
      <text:p text:style-name="P622"><text:s/><text:span text:style-name="T10"><text:s text:c="3"/></text:span>size++;</text:p>
      <text:p text:style-name="P3142">}</text:p>
      <text:p text:style-name="P623">/<text:span text:style-name="T3">/删除一列</text:span></text:p>
      <text:p text:style-name="P624">void remove(int const&amp; c) { //删除列</text:p>
      <text:p text:style-name="P625"><text:s/><text:span text:style-name="T10"><text:s text:c="3"/></text:span>int i,j;</text:p>
      <text:p text:style-name="P626"><text:s/><text:span text:style-name="T10"><text:s text:c="3"/></text:span>L[R[c]]=L[c];</text:p>
      <text:p text:style-name="P627"><text:s/><text:span text:style-name="T10"><text:s text:c="3"/></text:span>R[L[c]]=R[c];</text:p>
      <text:p text:style-name="P628"><text:s/><text:span text:style-name="T10"><text:s text:c="3"/></text:span>for(i=D[c]; i!=c; i=D[i]) {</text:p>
      <text:p text:style-name="P629"><text:s/><text:span text:style-name="T10"><text:s text:c="7"/></text:span>for(j=R[i]; j!=i; j=R[j]) {</text:p>
      <text:p text:style-name="P630"><text:s/><text:span text:style-name="T10"><text:s text:c="11"/></text:span>U[D[j]]=U[j],D[U[j]]=D[j];</text:p>
      <text:p text:style-name="P631"><text:s/><text:span text:style-name="T10"><text:s text:c="11"/></text:span>colNum[col[j]]--;</text:p>
      <text:p text:style-name="P632"><text:s/><text:span text:style-name="T10"><text:s text:c="7"/></text:span>}</text:p>
      <text:p text:style-name="P633"><text:s/><text:span text:style-name="T10"><text:s text:c="3"/></text:span>}</text:p>
      <text:p text:style-name="P3143">}</text:p>
      <text:p text:style-name="P634">/<text:span text:style-name="T3">/恢复一列</text:span></text:p>
      <text:p text:style-name="P635">void resume(int c) {</text:p>
      <text:p text:style-name="P636"><text:s/><text:span text:style-name="T10"><text:s text:c="3"/></text:span>int i,j;</text:p>
      <text:p text:style-name="P637"><text:s/><text:span text:style-name="T10"><text:s text:c="3"/></text:span>for(i=U[c]; i!=c; i=U[i]) {</text:p>
      <text:p text:style-name="P638"><text:s/><text:span text:style-name="T10"><text:s text:c="7"/></text:span>for(j=L[i]; j!=i; j=L[j]) {</text:p>
      <text:p text:style-name="P639"><text:s/><text:span text:style-name="T10"><text:s text:c="11"/></text:span>U[D[j]]=j;</text:p>
      <text:p text:style-name="P640"><text:s/><text:span text:style-name="T10"><text:s text:c="11"/></text:span>D[U[j]]=j;</text:p>
      <text:p text:style-name="P641"><text:s/><text:span text:style-name="T10"><text:s text:c="11"/></text:span>colNum[col[j]]++;</text:p>
      <text:p text:style-name="P642"><text:s/><text:span text:style-name="T10"><text:s text:c="7"/></text:span>}</text:p>
      <text:p text:style-name="P643"><text:s/><text:span text:style-name="T10"><text:s text:c="3"/></text:span>}</text:p>
      <text:p text:style-name="P644"><text:s/><text:span text:style-name="T10"><text:s text:c="3"/></text:span>L[R[c]]=c;</text:p>
      <text:p text:style-name="P645"><text:soft-page-break/><text:s/><text:span text:style-name="T10"><text:s text:c="3"/></text:span>R[L[c]]=c;</text:p>
      <text:p text:style-name="P3144">}</text:p>
      <text:p text:style-name="P646">/<text:span text:style-name="T3">/搜索</text:span></text:p>
      <text:p text:style-name="P647">void dfs(int k){</text:p>
      <text:p text:style-name="P648"><text:s/><text:span text:style-name="T10"><text:s text:c="3"/></text:span>int i,j,Min,c;</text:p>
      <text:p text:style-name="P649"><text:s/><text:span text:style-name="T10"><text:s text:c="3"/></text:span>if(R[0] == 0) {</text:p>
      <text:p text:style-name="P650"><text:s/><text:span text:style-name="T10"><text:s text:c="7"/></text:span>flag = true;//标记有解</text:p>
      <text:p text:style-name="P651"><text:s/><text:span text:style-name="T10"><text:s text:c="7"/></text:span>printf("%d",k);//输出有k行</text:p>
      <text:p text:style-name="P652"><text:s/><text:span text:style-name="T10"><text:s text:c="7"/></text:span>for(i=0; i&lt;k; i++){</text:p>
      <text:p text:style-name="P653"><text:s/><text:span text:style-name="T10"><text:s text:c="11"/></text:span>printf(" %d",selectRow[i]);</text:p>
      <text:p text:style-name="P654"><text:s/><text:span text:style-name="T10"><text:s text:c="7"/></text:span>}</text:p>
      <text:p text:style-name="P655"><text:s/><text:span text:style-name="T10"><text:s text:c="7"/></text:span>printf("\n");</text:p>
      <text:p text:style-name="P656"><text:s/><text:span text:style-name="T10"><text:s text:c="7"/></text:span>return;</text:p>
      <text:p text:style-name="P657"><text:s/><text:span text:style-name="T10"><text:s text:c="3"/></text:span>}</text:p>
      <text:p text:style-name="P1"/>
      <text:p text:style-name="P658"><text:s/><text:span text:style-name="T10"><text:s text:c="3"/></text:span>//select a col that has min 1</text:p>
      <text:p text:style-name="P659"><text:s/><text:span text:style-name="T10"><text:s text:c="3"/></text:span>for(Min=N,i=R[0]; i; i=R[i]){</text:p>
      <text:p text:style-name="P660"><text:s/><text:span text:style-name="T10"><text:s text:c="7"/></text:span>if(colNum[i]&lt;Min){</text:p>
      <text:p text:style-name="P661"><text:s/><text:span text:style-name="T10"><text:s text:c="11"/></text:span>Min=colNum[i],c=i;</text:p>
      <text:p text:style-name="P662"><text:s/><text:span text:style-name="T10"><text:s text:c="7"/></text:span>}</text:p>
      <text:p text:style-name="P663"><text:s/><text:span text:style-name="T10"><text:s text:c="3"/></text:span>}</text:p>
      <text:p text:style-name="P664"><text:s/><text:span text:style-name="T10"><text:s text:c="3"/></text:span>remove(c);//删除该列</text:p>
      <text:p text:style-name="P1"/>
      <text:p text:style-name="P665"><text:s/><text:span text:style-name="T10"><text:s text:c="3"/></text:span>//select a row in the delete col</text:p>
      <text:p text:style-name="P666"><text:s/><text:span text:style-name="T10"><text:s text:c="3"/></text:span>for(i=D[c]; i!=c; i=D[i]) {</text:p>
      <text:p text:style-name="P667"><text:s/><text:span text:style-name="T10"><text:s text:c="7"/></text:span>selectRow[k] = row[i];</text:p>
      <text:p text:style-name="P668"><text:s/><text:span text:style-name="T10"><text:s text:c="7"/></text:span>for(j=R[i]; j!=i; j=R[j]){</text:p>
      <text:p text:style-name="P669"><text:s/><text:span text:style-name="T10"><text:s text:c="11"/></text:span>remove(col[j]);</text:p>
      <text:p text:style-name="P670"><text:s/><text:span text:style-name="T10"><text:s text:c="7"/></text:span>}</text:p>
      <text:p text:style-name="P671"><text:s/><text:span text:style-name="T10"><text:s text:c="7"/></text:span>dfs(k+1);</text:p>
      <text:p text:style-name="P672"><text:s/><text:span text:style-name="T10"><text:s text:c="7"/></text:span>if(flag) return;//只要一组解</text:p>
      <text:p text:style-name="P673"><text:s/><text:span text:style-name="T10"><text:s text:c="7"/></text:span>for(j=L[i]; j!=i; j=L[j]){</text:p>
      <text:p text:style-name="P674"><text:s/><text:span text:style-name="T10"><text:s text:c="11"/></text:span>resume(col[j]);</text:p>
      <text:p text:style-name="P675"><text:s/><text:span text:style-name="T10"><text:s text:c="7"/></text:span>}</text:p>
      <text:p text:style-name="P676"><text:s/><text:span text:style-name="T10"><text:s text:c="3"/></text:span>}</text:p>
      <text:p text:style-name="P677"><text:s/><text:span text:style-name="T10"><text:s text:c="3"/></text:span>resume(c);</text:p>
      <text:p text:style-name="P1"/>
      <text:p text:style-name="P3145">}</text:p>
      <text:p text:style-name="P678">int main() {</text:p>
      <text:p text:style-name="P679"><text:s/><text:span text:style-name="T10"><text:s text:c="3"/></text:span>int i,j,num;</text:p>
      <text:p text:style-name="P680"><text:s/><text:span text:style-name="T10"><text:s text:c="3"/></text:span>while(scanf("%d%d",&amp;n,&amp;m)!=EOF) {</text:p>
      <text:p text:style-name="P681"><text:s/><text:span text:style-name="T10"><text:s text:c="7"/></text:span>init();</text:p>
      <text:p text:style-name="P682"><text:s/><text:span text:style-name="T10"><text:s text:c="7"/></text:span>for(i=1; i&lt;=n; i++) {</text:p>
      <text:p text:style-name="P683"><text:s/><text:span text:style-name="T10"><text:s text:c="11"/></text:span>scanf("%d",&amp;num);</text:p>
      <text:p text:style-name="P684"><text:s/><text:span text:style-name="T10"><text:s text:c="11"/></text:span>while(num--) {</text:p>
      <text:p text:style-name="P685"><text:s/><text:span text:style-name="T10"><text:s text:c="15"/></text:span>scanf("%d",&amp;j);</text:p>
      <text:p text:style-name="P686"><text:s/><text:span text:style-name="T10"><text:s text:c="15"/></text:span>insert(i,j);//向第i行第j列插入1</text:p>
      <text:p text:style-name="P687"><text:s/><text:span text:style-name="T10"><text:s text:c="11"/></text:span>}</text:p>
      <text:p text:style-name="P688"><text:s/><text:span text:style-name="T10"><text:s text:c="7"/></text:span>}</text:p>
      <text:p text:style-name="P689"><text:s/><text:span text:style-name="T10"><text:s text:c="7"/></text:span>flag = false;</text:p>
      <text:p text:style-name="P690"><text:s/><text:span text:style-name="T10"><text:s text:c="7"/></text:span>dfs(0);</text:p>
      <text:p text:style-name="P691"><text:s/><text:span text:style-name="T10"><text:s text:c="7"/></text:span>if(!flag){</text:p>
      <text:p text:style-name="P692"><text:s/><text:span text:style-name="T10"><text:s text:c="11"/></text:span>printf("NO\n");</text:p>
      <text:p text:style-name="P693"><text:s/><text:span text:style-name="T10"><text:s text:c="7"/></text:span>}</text:p>
      <text:p text:style-name="P694"><text:s/><text:span text:style-name="T10"><text:s text:c="3"/></text:span>}</text:p>
      <text:p text:style-name="P695"><text:s/><text:span text:style-name="T10"><text:s text:c="3"/></text:span>return 0;</text:p>
      <text:p text:style-name="P3146">}</text:p>
      <text:h text:style-name="P3438" text:outline-level="2"><text:bookmark text:name="__RefHeading__1745_1859984652"/><text:bookmark text:name="__RefHeading__1434_1586417083"/><text:bookmark text:name="__RefHeading__957_2000419837"/><text:bookmark text:name="__RefHeading__1595_2095896793"/><text:bookmark text:name="__RefHeading__1243_1701200629"/><text:bookmark text:name="__RefHeading__675_241645718"/><text:bookmark text:name="__RefHeading__247_102592204"/>A<text:span text:style-name="T3">C自动机</text:span></text:h>
      <text:p text:style-name="P696">常<text:span text:style-name="T3">用与解决多模式匹配问题。</text:span></text:p>
      <text:p text:style-name="P697">例<text:span text:style-name="T3">如：</text:span>给出n个单词，再给出一段包含m个字符的文章，让你找出有多少个单词在文章里出现过。</text:p>
      <text:p text:style-name="P3079"/>
      <text:p text:style-name="P698">一<text:span text:style-name="T3">般由字典树和KMP结合而成。</text:span></text:p>
      <text:h text:style-name="P3515" text:outline-level="3"><text:bookmark text:name="__RefHeading__1747_1859984652"/><text:bookmark text:name="__RefHeading__1245_1701200629"/><text:bookmark text:name="__RefHeading__959_2000419837"/><text:bookmark text:name="__RefHeading__1436_1586417083"/><text:bookmark text:name="__RefHeading__677_241645718"/><text:bookmark text:name="__RefHeading__249_102592204"/><text:bookmark text:name="__RefHeading__1597_2095896793"/>传<text:span text:style-name="T3">统字典树</text:span></text:h>
      <text:p text:style-name="P699">const int kind = 26;</text:p>
      <text:p text:style-name="P700">struct Tire {</text:p>
      <text:p text:style-name="P701"><text:s/><text:span text:style-name="T10"><text:s text:c="3"/></text:span>int fail; <text:s text:c="6"/>//失败指针</text:p>
      <text:p text:style-name="P3315">int next[kind]; </text:p>
      <text:p text:style-name="P3316">//Tire每个节点的个子节点（最多个字母）</text:p>
      <text:p text:style-name="P702"><text:s/><text:span text:style-name="T10"><text:s text:c="3"/></text:span>int count; <text:s text:c="2"/>//是否为该单词的最后一个节点</text:p>
      <text:p text:style-name="P703"><text:s/><text:span text:style-name="T10"><text:s text:c="3"/></text:span>void init() { <text:s text:c="9"/>//构造函数初始化</text:p>
      <text:p text:style-name="P704"><text:s/><text:span text:style-name="T10"><text:s text:c="7"/></text:span>fail = 0;</text:p>
      <text:p text:style-name="P705"><text:s/><text:span text:style-name="T10"><text:s text:c="7"/></text:span>count = 0;</text:p>
      <text:p text:style-name="P706"><text:s/><text:span text:style-name="T10"><text:s text:c="7"/></text:span>memset(next,-1,sizeof(next));</text:p>
      <text:p text:style-name="P707"><text:s/><text:span text:style-name="T10"><text:s text:c="3"/></text:span>}</text:p>
      <text:p text:style-name="P708">} tire[5000001]; <text:s/>//队列，方便用于bfs构造失败指针</text:p>
      <text:p text:style-name="P709">int size = 0;</text:p>
      <text:p text:style-name="P710">queue&lt;int&gt;que;</text:p>
      <text:p text:style-name="P1"/>
      <text:p text:style-name="P711">void init() {</text:p>
      <text:p text:style-name="P712"><text:s/><text:span text:style-name="T10"><text:s text:c="3"/></text:span>tire[0].init();</text:p>
      <text:p text:style-name="P713"><text:s/><text:span text:style-name="T10"><text:s text:c="3"/></text:span>size = 1;</text:p>
      <text:p text:style-name="P714"><text:s/><text:span text:style-name="T10"><text:s text:c="3"/></text:span>while(!que.empty())que.pop();</text:p>
      <text:p text:style-name="P3147">}</text:p>
      <text:p text:style-name="P1"/>
      <text:p text:style-name="P715"><text:soft-page-break/>void insert(char *str) {</text:p>
      <text:p text:style-name="P716"><text:s/><text:span text:style-name="T10"><text:s text:c="3"/></text:span>int p = 0, i=0,index;</text:p>
      <text:p text:style-name="P717"><text:s/><text:span text:style-name="T10"><text:s text:c="3"/></text:span>while(str[i]) {</text:p>
      <text:p text:style-name="P718"><text:s/><text:span text:style-name="T10"><text:s text:c="7"/></text:span>index=str[i]-'a';</text:p>
      <text:p text:style-name="P719"><text:s/><text:span text:style-name="T10"><text:s text:c="7"/></text:span>if(tire[p].next[index] == -1) {</text:p>
      <text:p text:style-name="P720"><text:s/><text:span text:style-name="T10"><text:s text:c="11"/></text:span>tire[size].init();</text:p>
      <text:p text:style-name="P721"><text:s/><text:span text:style-name="T10"><text:s text:c="11"/></text:span>tire[p].next[index]= size++;</text:p>
      <text:p text:style-name="P722"><text:s/><text:span text:style-name="T10"><text:s text:c="7"/></text:span>}</text:p>
      <text:p text:style-name="P723"><text:s/><text:span text:style-name="T10"><text:s text:c="7"/></text:span>p = tire[p].next[index];</text:p>
      <text:p text:style-name="P724"><text:s/><text:span text:style-name="T10"><text:s text:c="7"/></text:span>i++;</text:p>
      <text:p text:style-name="P725"><text:s/><text:span text:style-name="T10"><text:s text:c="3"/></text:span>}</text:p>
      <text:p text:style-name="P726"><text:s/><text:span text:style-name="T10"><text:s text:c="3"/></text:span>tire[p].count++; <text:s text:c="4"/>//在单词的最后一个节点count+1，代表一个单词</text:p>
      <text:p text:style-name="P3148">}</text:p>
      <text:p text:style-name="P1"/>
      <text:p text:style-name="P727">void build_ac_automation() {</text:p>
      <text:p text:style-name="P728"><text:s/><text:span text:style-name="T10"><text:s text:c="3"/></text:span>int i,pre,pre_fail,child;</text:p>
      <text:p text:style-name="P1"/>
      <text:p text:style-name="P729"><text:s/><text:span text:style-name="T10"><text:s text:c="3"/></text:span>tire[0].fail = -1;</text:p>
      <text:p text:style-name="P730"><text:s/><text:span text:style-name="T10"><text:s text:c="3"/></text:span>que.push(0);</text:p>
      <text:p text:style-name="P1"/>
      <text:p text:style-name="P731"><text:s/><text:span text:style-name="T10"><text:s text:c="3"/></text:span>while(!que.empty()) {</text:p>
      <text:p text:style-name="P732"><text:s/><text:span text:style-name="T10"><text:s text:c="7"/></text:span>pre = que.front();</text:p>
      <text:p text:style-name="P733"><text:s/><text:span text:style-name="T10"><text:s text:c="7"/></text:span>que.pop();</text:p>
      <text:p text:style-name="P1"/>
      <text:p text:style-name="P734"><text:s/><text:span text:style-name="T10"><text:s text:c="7"/></text:span>for(i=0; i&lt;kind; i++) {</text:p>
      <text:p text:style-name="P735"><text:s/><text:span text:style-name="T10"><text:s text:c="11"/></text:span>if(tire[pre].next[i] != -1) {</text:p>
      <text:p text:style-name="P736"><text:s/><text:span text:style-name="T10"><text:s text:c="15"/></text:span>child = tire[pre].next[i] ;</text:p>
      <text:p text:style-name="P737"><text:s/><text:span text:style-name="T10"><text:s text:c="15"/></text:span>pre_fail = tire[pre].fail;</text:p>
      <text:p text:style-name="P738"><text:s/><text:span text:style-name="T10"><text:s text:c="15"/></text:span>while(pre_fail != -1) {</text:p>
      <text:p text:style-name="P739"><text:s/><text:span text:style-name="T10"><text:s text:c="19"/></text:span>if(tire[pre_fail].next[i] != -1) {</text:p>
      <text:p text:style-name="P740"><text:s/><text:span text:style-name="T10"><text:s text:c="2"/></text:span><text:span text:style-name="T7"><text:s text:c="7"/></text:span>tire[ child ].fail = tire[pre_fail].next[i];</text:p>
      <text:p text:style-name="P741"><text:s/><text:span text:style-name="T10"><text:s text:c="23"/></text:span>break;</text:p>
      <text:p text:style-name="P742"><text:s/><text:span text:style-name="T10"><text:s text:c="19"/></text:span>}</text:p>
      <text:p text:style-name="P743"><text:s/><text:span text:style-name="T10"><text:s text:c="19"/></text:span>pre_fail = tire[pre_fail].fail;</text:p>
      <text:p text:style-name="P744"><text:s/><text:span text:style-name="T10"><text:s text:c="15"/></text:span>}</text:p>
      <text:p text:style-name="P745"><text:s/><text:span text:style-name="T10"><text:s text:c="15"/></text:span>if(pre_fail == -1) {</text:p>
      <text:p text:style-name="P746"><text:s/><text:span text:style-name="T10"><text:s text:c="19"/></text:span>tire[ child ].fail = 0;</text:p>
      <text:p text:style-name="P747"><text:s/><text:span text:style-name="T10"><text:s text:c="15"/></text:span>}</text:p>
      <text:p text:style-name="P748"><text:s/><text:span text:style-name="T10"><text:s text:c="15"/></text:span>que.push(child);</text:p>
      <text:p text:style-name="P749"><text:s/><text:span text:style-name="T10"><text:s text:c="11"/></text:span>}</text:p>
      <text:p text:style-name="P750"><text:s/><text:span text:style-name="T10"><text:s text:c="7"/></text:span>}</text:p>
      <text:p text:style-name="P751"><text:s/><text:span text:style-name="T10"><text:s text:c="3"/></text:span>}</text:p>
      <text:p text:style-name="P3149">}</text:p>
      <text:p text:style-name="P752">int query(char* str) {</text:p>
      <text:p text:style-name="P753"><text:s/><text:span text:style-name="T10"><text:s text:c="3"/></text:span>int i=0,cnt=0,index,tmp;</text:p>
      <text:p text:style-name="P754"><text:s/><text:span text:style-name="T10"><text:s text:c="3"/></text:span>int p = 0;</text:p>
      <text:p text:style-name="P755"><text:s/><text:span text:style-name="T10"><text:s text:c="3"/></text:span>while(str[i]) {</text:p>
      <text:p text:style-name="P756"><text:s/><text:span text:style-name="T10"><text:s text:c="7"/></text:span>index=str[i]-'a';</text:p>
      <text:p text:style-name="P757">while(tire[p].next[index] == -1 &amp;&amp; p != 0) p=tire[p].fail;</text:p>
      <text:p text:style-name="P758"><text:s/><text:span text:style-name="T10"><text:s text:c="7"/></text:span>p = tire[p].next[index];</text:p>
      <text:p text:style-name="P759"><text:s/><text:span text:style-name="T10"><text:s text:c="7"/></text:span>tmp = p = (p==-1 ? 0:p);</text:p>
      <text:p text:style-name="P760"><text:s/><text:span text:style-name="T10"><text:s text:c="7"/></text:span>while(tmp != 0 &amp;&amp; tire[tmp].count != -1) {</text:p>
      <text:p text:style-name="P761"><text:s/><text:span text:style-name="T10"><text:s text:c="11"/></text:span>cnt += tire[tmp].count;</text:p>
      <text:p text:style-name="P762"><text:s/><text:span text:style-name="T10"><text:s text:c="11"/></text:span>tire[tmp].count = -1;</text:p>
      <text:p text:style-name="P763"><text:s/><text:span text:style-name="T10"><text:s text:c="11"/></text:span>tmp = tire[tmp].fail;</text:p>
      <text:p text:style-name="P764"><text:s/><text:span text:style-name="T10"><text:s text:c="7"/></text:span>}</text:p>
      <text:p text:style-name="P765"><text:s/><text:span text:style-name="T10"><text:s text:c="7"/></text:span>i++;</text:p>
      <text:p text:style-name="P766"><text:s/><text:span text:style-name="T10"><text:s text:c="3"/></text:span>}</text:p>
      <text:p text:style-name="P767"><text:s/><text:span text:style-name="T10"><text:s text:c="3"/></text:span>return cnt;</text:p>
      <text:p text:style-name="P3150">}</text:p>
      <text:p text:style-name="P768">int main() {</text:p>
      <text:p text:style-name="P769"><text:s/><text:span text:style-name="T10"><text:s text:c="3"/></text:span>char keyword[51]; <text:s text:c="4"/>//输入的单词</text:p>
      <text:p text:style-name="P770"><text:s/><text:span text:style-name="T10"><text:s text:c="3"/></text:span>char str[1000005]; <text:s text:c="3"/>//模式串</text:p>
      <text:p text:style-name="P771"><text:s/><text:span text:style-name="T10"><text:s text:c="3"/></text:span>int n;</text:p>
      <text:p text:style-name="P772"><text:s/><text:span text:style-name="T10"><text:s text:c="3"/></text:span>scanf("%d",&amp;n);</text:p>
      <text:p text:style-name="P773"><text:s/><text:span text:style-name="T10"><text:s text:c="3"/></text:span>init();</text:p>
      <text:p text:style-name="P774"><text:s/><text:span text:style-name="T10"><text:s text:c="3"/></text:span>while(n--) {</text:p>
      <text:p text:style-name="P775"><text:s/><text:span text:style-name="T10"><text:s text:c="7"/></text:span>scanf("%s",keyword);</text:p>
      <text:p text:style-name="P776"><text:s/><text:span text:style-name="T10"><text:s text:c="7"/></text:span>insert(keyword);</text:p>
      <text:p text:style-name="P777"><text:s/><text:span text:style-name="T10"><text:s text:c="3"/></text:span>}</text:p>
      <text:p text:style-name="P778"><text:s/><text:span text:style-name="T10"><text:s text:c="3"/></text:span>build_ac_automation();</text:p>
      <text:p text:style-name="P779"><text:s/><text:span text:style-name="T10"><text:s text:c="3"/></text:span>scanf("%s",str);</text:p>
      <text:p text:style-name="P780"><text:s/><text:span text:style-name="T10"><text:s text:c="3"/></text:span>printf("%d\n",query(str));</text:p>
      <text:p text:style-name="P781"><text:s/><text:span text:style-name="T10"><text:s text:c="3"/></text:span>return 0;</text:p>
      <text:p text:style-name="P3151">}</text:p>
      <text:h text:style-name="P3516" text:outline-level="3"><text:bookmark text:name="__RefHeading__1749_1859984652"/><text:bookmark text:name="__RefHeading__1438_1586417083"/><text:bookmark text:name="__RefHeading__251_102592204"/><text:bookmark text:name="__RefHeading__679_241645718"/><text:bookmark text:name="__RefHeading__1247_1701200629"/><text:bookmark text:name="__RefHeading__1599_2095896793"/><text:bookmark text:name="__RefHeading__961_2000419837"/>数<text:span text:style-name="T1">组式字典树</text:span></text:h>
      <text:p text:style-name="P782">const int kind = 26,N=1000001;</text:p>
      <text:p text:style-name="P1"/>
      <text:p text:style-name="P783">int tire[N][kind],fail[N],word[N];</text:p>
      <text:p text:style-name="P784">int size = 0;</text:p>
      <text:p text:style-name="P785">queue&lt;int&gt;que;</text:p>
      <text:p text:style-name="P1"/>
      <text:p text:style-name="P786">void init() {</text:p>
      <text:p text:style-name="P787"><text:s/><text:span text:style-name="T10"><text:s text:c="3"/></text:span>memset(word,0,sizeof(word));</text:p>
      <text:p text:style-name="P788"><text:s/><text:span text:style-name="T10"><text:s text:c="3"/></text:span>memset(tire[0],0,sizeof(tire[0]));</text:p>
      <text:p text:style-name="P789"><text:s/><text:span text:style-name="T10"><text:s text:c="3"/></text:span>while(!que.empty())que.pop();</text:p>
      <text:p text:style-name="P790"><text:soft-page-break/><text:s/><text:span text:style-name="T10"><text:s text:c="3"/></text:span>fail[0] = 0;</text:p>
      <text:p text:style-name="P791"><text:s/><text:span text:style-name="T10"><text:s text:c="3"/></text:span>size=1;</text:p>
      <text:p text:style-name="P3152">}</text:p>
      <text:p text:style-name="P1"/>
      <text:p text:style-name="P792">void insert(char *str, int val) {</text:p>
      <text:p text:style-name="P793"><text:s/><text:span text:style-name="T10"><text:s text:c="3"/></text:span>int p = 0, i;</text:p>
      <text:p text:style-name="P794"><text:s/><text:span text:style-name="T10"><text:s text:c="3"/></text:span>for(; *str; str++) {</text:p>
      <text:p text:style-name="P795"><text:s/><text:span text:style-name="T10"><text:s text:c="7"/></text:span>i = *str - 'a';</text:p>
      <text:p text:style-name="P796"><text:s/><text:span text:style-name="T10"><text:s text:c="7"/></text:span>if(!tire[p][i]) {</text:p>
      <text:p text:style-name="P797"><text:s/><text:span text:style-name="T10"><text:s text:c="11"/></text:span>memset(tire[size],0,sizeof(tire[size]));</text:p>
      <text:p text:style-name="P798"><text:s/><text:span text:style-name="T10"><text:s text:c="11"/></text:span>word[size]=0;</text:p>
      <text:p text:style-name="P799"><text:s/><text:span text:style-name="T10"><text:s text:c="11"/></text:span>tire[p][i]= size++;</text:p>
      <text:p text:style-name="P800"><text:s/><text:span text:style-name="T10"><text:s text:c="7"/></text:span>}</text:p>
      <text:p text:style-name="P801"><text:s/><text:span text:style-name="T10"><text:s text:c="7"/></text:span>p = tire[p][i];</text:p>
      <text:p text:style-name="P802"><text:s/><text:span text:style-name="T10"><text:s text:c="3"/></text:span>}</text:p>
      <text:p text:style-name="P803"><text:s/><text:span text:style-name="T10"><text:s text:c="3"/></text:span>word[p] += val;</text:p>
      <text:p text:style-name="P3153">}</text:p>
      <text:p text:style-name="P1"/>
      <text:p text:style-name="P804">void build_ac_automation() {</text:p>
      <text:p text:style-name="P805"><text:s/><text:span text:style-name="T10"><text:s text:c="3"/></text:span>int i,pre;</text:p>
      <text:p text:style-name="P1"/>
      <text:p text:style-name="P806"><text:s/><text:span text:style-name="T10"><text:s text:c="3"/></text:span>for(i=0; i&lt; kind; i++) {</text:p>
      <text:p text:style-name="P807"><text:s/><text:span text:style-name="T10"><text:s text:c="7"/></text:span>if(tire[0][i]) {</text:p>
      <text:p text:style-name="P808"><text:s/><text:span text:style-name="T10"><text:s text:c="11"/></text:span>fail[tire[0][i]]=0;</text:p>
      <text:p text:style-name="P809"><text:s/><text:span text:style-name="T10"><text:s text:c="11"/></text:span>que.push(tire[0][i]);</text:p>
      <text:p text:style-name="P810"><text:s/><text:span text:style-name="T10"><text:s text:c="7"/></text:span>}</text:p>
      <text:p text:style-name="P811"><text:s/><text:span text:style-name="T10"><text:s text:c="3"/></text:span>}</text:p>
      <text:p text:style-name="P812"><text:s/><text:span text:style-name="T10"><text:s text:c="3"/></text:span>while(!que.empty()) {</text:p>
      <text:p text:style-name="P813"><text:s/><text:span text:style-name="T10"><text:s text:c="7"/></text:span>pre = que.front();</text:p>
      <text:p text:style-name="P814"><text:s/><text:span text:style-name="T10"><text:s text:c="7"/></text:span>que.pop();</text:p>
      <text:p text:style-name="P815"><text:s/><text:span text:style-name="T10"><text:s text:c="7"/></text:span>for(i=0; i&lt;kind; i++) {</text:p>
      <text:p text:style-name="P816"><text:s/><text:span text:style-name="T10"><text:s text:c="11"/></text:span>if(tire[pre][i]) {</text:p>
      <text:p text:style-name="P817"><text:s/><text:span text:style-name="T10"><text:s text:c="15"/></text:span>que.push(tire[pre][i]);</text:p>
      <text:p text:style-name="P818"><text:s/><text:span text:style-name="T10"><text:s text:c="15"/></text:span>fail[tire[pre][i]] = tire[fail[pre]][i];</text:p>
      <text:p text:style-name="P819"><text:s/><text:span text:style-name="T10"><text:s text:c="11"/></text:span>} else {</text:p>
      <text:p text:style-name="P820"><text:s/><text:span text:style-name="T10"><text:s text:c="15"/></text:span>tire[pre][i] = tire[fail[pre]][i];</text:p>
      <text:p text:style-name="P821"><text:s/><text:span text:style-name="T10"><text:s text:c="11"/></text:span>}</text:p>
      <text:p text:style-name="P822"><text:s/><text:span text:style-name="T10"><text:s text:c="7"/></text:span>}</text:p>
      <text:p text:style-name="P823"><text:s/><text:span text:style-name="T10"><text:s text:c="3"/></text:span>}</text:p>
      <text:p text:style-name="P3154">}</text:p>
      <text:p text:style-name="P824">int query(char* str) {</text:p>
      <text:p text:style-name="P825"><text:s/><text:span text:style-name="T10"><text:s text:c="3"/></text:span>int cnt=0,i,tmp;</text:p>
      <text:p text:style-name="P826"><text:s/><text:span text:style-name="T10"><text:s text:c="3"/></text:span>int p = 0;</text:p>
      <text:p text:style-name="P827"><text:s/><text:span text:style-name="T10"><text:s text:c="3"/></text:span>for(; *str; str++) {</text:p>
      <text:p text:style-name="P828"><text:s/><text:span text:style-name="T10"><text:s text:c="7"/></text:span>i= *str-'a';</text:p>
      <text:p text:style-name="P829"><text:s/><text:span text:style-name="T10"><text:s text:c="7"/></text:span>while(tire[p][i] == 0 &amp;&amp; p) p=fail[p];</text:p>
      <text:p text:style-name="P830"><text:s/><text:span text:style-name="T10"><text:s text:c="7"/></text:span>p = tire[p][i];</text:p>
      <text:p text:style-name="P831"><text:s/><text:span text:style-name="T10"><text:s text:c="7"/></text:span>tmp = p;</text:p>
      <text:p text:style-name="P832"><text:s/><text:span text:style-name="T10"><text:s text:c="7"/></text:span>while(tmp) {</text:p>
      <text:p text:style-name="P833"><text:s/><text:span text:style-name="T10"><text:s text:c="11"/></text:span>cnt += word[tmp];</text:p>
      <text:p text:style-name="P834"><text:s/><text:span text:style-name="T10"><text:s text:c="11"/></text:span>word[tmp] = 0;</text:p>
      <text:p text:style-name="P835"><text:s/><text:span text:style-name="T10"><text:s text:c="11"/></text:span>tmp = fail[tmp];</text:p>
      <text:p text:style-name="P836"><text:s/><text:span text:style-name="T10"><text:s text:c="7"/></text:span>}</text:p>
      <text:p text:style-name="P837"><text:s/><text:span text:style-name="T10"><text:s text:c="3"/></text:span>}</text:p>
      <text:p text:style-name="P838"><text:s/><text:span text:style-name="T10"><text:s text:c="3"/></text:span>return cnt;</text:p>
      <text:p text:style-name="P3155">}</text:p>
      <text:p text:style-name="P839">int main() {</text:p>
      <text:p text:style-name="P840"><text:s/><text:span text:style-name="T10"><text:s text:c="3"/></text:span>char keyword[51]; <text:s text:c="4"/>//输入的单词</text:p>
      <text:p text:style-name="P841"><text:s/><text:span text:style-name="T10"><text:s text:c="3"/></text:span>char str[1000005]; <text:s text:c="3"/>//模式串</text:p>
      <text:p text:style-name="P842"><text:s/><text:span text:style-name="T10"><text:s text:c="3"/></text:span>int n;</text:p>
      <text:p text:style-name="P843"><text:s/><text:span text:style-name="T10"><text:s text:c="3"/></text:span>scanf("%d",&amp;n);</text:p>
      <text:p text:style-name="P844"><text:s/><text:span text:style-name="T10"><text:s text:c="3"/></text:span>init();</text:p>
      <text:p text:style-name="P845"><text:s/><text:span text:style-name="T10"><text:s text:c="3"/></text:span>while(n--) {</text:p>
      <text:p text:style-name="P846"><text:s/><text:span text:style-name="T10"><text:s text:c="7"/></text:span>scanf("%s",keyword);</text:p>
      <text:p text:style-name="P847"><text:s/><text:span text:style-name="T10"><text:s text:c="7"/></text:span>insert(keyword,1);</text:p>
      <text:p text:style-name="P848"><text:s/><text:span text:style-name="T10"><text:s text:c="3"/></text:span>}</text:p>
      <text:p text:style-name="P849"><text:s/><text:span text:style-name="T10"><text:s text:c="3"/></text:span>build_ac_automation();</text:p>
      <text:p text:style-name="P850"><text:s/><text:span text:style-name="T10"><text:s text:c="3"/></text:span>scanf("%s",str);</text:p>
      <text:p text:style-name="P851"><text:s/><text:span text:style-name="T10"><text:s text:c="3"/></text:span>printf("%d\n",query(str));</text:p>
      <text:p text:style-name="P852"><text:s/><text:span text:style-name="T10"><text:s text:c="3"/></text:span>return 0;</text:p>
      <text:p text:style-name="P3156">}</text:p>
      <text:h text:style-name="P3439" text:outline-level="2"><text:bookmark text:name="__RefHeading__1249_1701200629"/><text:bookmark text:name="__RefHeading__681_241645718"/><text:bookmark text:name="__RefHeading__1440_1586417083"/><text:bookmark text:name="__RefHeading__1601_2095896793"/><text:bookmark text:name="__RefHeading__1751_1859984652"/><text:bookmark text:name="__RefHeading__963_2000419837"/><text:bookmark text:name="__RefHeading__253_102592204"/>最<text:span text:style-name="T3">少交换次数</text:span></text:h>
      <text:h text:style-name="P3517" text:outline-level="3"><text:bookmark text:name="__RefHeading__965_2000419837"/><text:bookmark text:name="__RefHeading__1442_1586417083"/><text:bookmark text:name="__RefHeading__1753_1859984652"/><text:bookmark text:name="__RefHeading__255_102592204"/><text:bookmark text:name="__RefHeading__1603_2095896793"/><text:bookmark text:name="__RefHeading__683_241645718"/><text:bookmark text:name="__RefHeading__1251_1701200629"/>只<text:span text:style-name="T3">能交换相邻的数</text:span></text:h>
      <text:p text:style-name="P853">给出一组数，通过不断交换两个相邻的数，可以使这组数按非递减顺序排列。问，最小的交换次数是多少？</text:p>
      <text:p text:style-name="P854">思<text:span text:style-name="T1">路：归并排序，其实答案就是逆序数的个数。</text:span></text:p>
      <text:h text:style-name="P3518" text:outline-level="3"><text:bookmark text:name="__RefHeading__967_2000419837"/><text:bookmark text:name="__RefHeading__1444_1586417083"/><text:bookmark text:name="__RefHeading__257_102592204"/><text:bookmark text:name="__RefHeading__1253_1701200629"/><text:bookmark text:name="__RefHeading__685_241645718"/><text:bookmark text:name="__RefHeading__1605_2095896793"/><text:bookmark text:name="__RefHeading__1755_1859984652"/>只<text:span text:style-name="T1">能交换相邻的区间</text:span></text:h>
      <text:p text:style-name="P855">使<text:span text:style-name="T3">用IDA*搜索。</text:span></text:p>
      <text:h text:style-name="P3440" text:outline-level="2"><text:bookmark text:name="__RefHeading__1757_1859984652"/><text:bookmark text:name="__RefHeading__1446_1586417083"/><text:bookmark text:name="__RefHeading__259_102592204"/><text:bookmark text:name="__RefHeading__969_2000419837"/><text:bookmark text:name="__RefHeading__1255_1701200629"/><text:bookmark text:name="__RefHeading__1607_2095896793"/><text:bookmark text:name="__RefHeading__687_241645718"/>离<text:span text:style-name="T3">散化</text:span></text:h>
      <text:p text:style-name="P856">/*</text:p>
      <text:p text:style-name="P857">边界为1</text:p>
      <text:p text:style-name="P858">内部为2</text:p>
      <text:p text:style-name="P859">当边界无效时为3</text:p>
      <text:p text:style-name="P1"/>
      <text:p text:style-name="P860">矩阵的周长就是偶数行奇数列的1的宽度<text:span text:style-name="T10"> </text:span>和<text:span text:style-name="T10"> </text:span>奇数列<text:soft-page-break/>偶数行的高度</text:p>
      <text:p text:style-name="P861">矩阵的面积就是里面2的面积计算方法:(r-l)*(d-u)</text:p>
      <text:p text:style-name="P862">/*</text:p>
      <text:p text:style-name="P863"><text:s/>0 <text:s/>0 <text:s/>0 <text:s/>0 <text:s/>0 <text:s/>0</text:p>
      <text:p text:style-name="P864"><text:s/>0 <text:s/>0 <text:s/>0 <text:s/>0 <text:s/>0 <text:s/>0</text:p>
      <text:p text:style-name="P865"><text:s/>0 <text:s/>0 <text:s/>1 <text:s/>1 <text:s/>1 <text:s/>0</text:p>
      <text:p text:style-name="P866"><text:s/>0 <text:s/>0 <text:s/>1 <text:s/>2 <text:s/>1 <text:s/>0</text:p>
      <text:p text:style-name="P867"><text:s/>0 <text:s/>0 <text:s/>1 <text:s/>1 <text:s/>1 <text:s/>0</text:p>
      <text:p text:style-name="P868"><text:s/>0 <text:s/>0 <text:s/>0 <text:s/>0 <text:s/>0 <text:s/>0</text:p>
      <text:p text:style-name="P869">*/</text:p>
      <text:p text:style-name="P870">struct B {</text:p>
      <text:p text:style-name="P871"><text:tab/>double x1, y1, x2, y2;</text:p>
      <text:p text:style-name="P872"><text:tab/>void init() {</text:p>
      <text:p text:style-name="P873"><text:tab/><text:tab/>scanf("%lf%lf%lf%lf", &amp;x1, &amp;y1, &amp;x2, &amp;y2);</text:p>
      <text:p text:style-name="P874"><text:tab/><text:tab/>if(x1 &gt; x2) swap(x1, x2);</text:p>
      <text:p text:style-name="P875"><text:tab/><text:tab/>if(y1 &gt; y2) swap(y1, y2);</text:p>
      <text:p text:style-name="P876"><text:tab/>};</text:p>
      <text:p text:style-name="P877">};</text:p>
      <text:p text:style-name="P878">int const inf = 0x3f3f3f3f, maxn = <text:s/>20100;</text:p>
      <text:p text:style-name="P879">int x1, y1, x2, y2, n, mx, my;</text:p>
      <text:p text:style-name="P880">int m[maxn][maxn];</text:p>
      <text:p text:style-name="P881">set&lt;double&gt; x, y;</text:p>
      <text:p text:style-name="P882">set&lt;double&gt;::iterator si;</text:p>
      <text:p text:style-name="P883">map&lt;double, int&gt; hx, hy;</text:p>
      <text:p text:style-name="P884">map&lt;int, double&gt; hhx, hhy;</text:p>
      <text:p text:style-name="P885">B b[maxn];</text:p>
      <text:p text:style-name="P1"/>
      <text:p text:style-name="P886">double getS(){</text:p>
      <text:p text:style-name="P887"><text:tab/>double ans = 0;</text:p>
      <text:p text:style-name="P888"><text:tab/>for(int i=3;i&lt;mx;i+=2)</text:p>
      <text:p text:style-name="P889"><text:tab/><text:tab/>for(int j=3;j&lt;my;j+=2)</text:p>
      <text:p text:style-name="P890"><text:tab/><text:tab/><text:tab/>if(m[i][j]==2)</text:p>
      <text:p text:style-name="P891"><text:tab/><text:tab/><text:tab/><text:tab/>ans += (hhx[i+1]-hhx[i-1])*(hhy[j+1]-hhy[j-1]);</text:p>
      <text:p text:style-name="P892"><text:tab/>return ans;</text:p>
      <text:p text:style-name="P3157">}</text:p>
      <text:p text:style-name="P1"/>
      <text:p text:style-name="P893">double getL(){</text:p>
      <text:p text:style-name="P894"><text:tab/>double <text:s/>ans=0;</text:p>
      <text:p text:style-name="P895"><text:tab/>for(int i=2;i&lt;mx;i+=2)</text:p>
      <text:p text:style-name="P896"><text:tab/><text:tab/>for(int j=3;j&lt;my;j+=2)</text:p>
      <text:p text:style-name="P897"><text:tab/><text:tab/><text:tab/>if(m[i][j]==1)</text:p>
      <text:p text:style-name="P898"><text:tab/><text:tab/><text:tab/><text:tab/>ans += hhy[j+1]-hhy[j-1];</text:p>
      <text:p text:style-name="P1"/>
      <text:p text:style-name="P899"><text:tab/>for(int i=3;i&lt;mx;i+=2)</text:p>
      <text:p text:style-name="P900"><text:tab/><text:tab/>for(int j=2;j&lt;my;j+=2)</text:p>
      <text:p text:style-name="P901"><text:tab/><text:tab/><text:tab/>if(m[i][j]==1)</text:p>
      <text:p text:style-name="P902"><text:tab/><text:tab/><text:tab/><text:tab/>ans += hhx[i+1]-hhx[i-1];</text:p>
      <text:p text:style-name="P903"><text:tab/>return ans;</text:p>
      <text:p text:style-name="P3158">}</text:p>
      <text:p text:style-name="P1"/>
      <text:p text:style-name="P904">int main() {</text:p>
      <text:p text:style-name="P905"><text:tab/>const bool debug = false;</text:p>
      <text:p text:style-name="P906"><text:tab/>int i, j, k,cs=1;</text:p>
      <text:p text:style-name="P907"><text:tab/>while(~scanf("%d", &amp;n),n) {</text:p>
      <text:p text:style-name="P1"/>
      <text:p text:style-name="P908"><text:tab/><text:tab/>x.clear();y.clear();</text:p>
      <text:p text:style-name="P909"><text:tab/><text:tab/>for(i = 0; i &lt; n; i++) {</text:p>
      <text:p text:style-name="P910"><text:tab/><text:tab/><text:tab/>b[i].init();</text:p>
      <text:p text:style-name="P911"><text:tab/><text:tab/><text:tab/>x.insert(b[i].x1);x.insert(b[i].x2);</text:p>
      <text:p text:style-name="P912"><text:tab/><text:tab/><text:tab/>y.insert(b[i].y1);y.insert(b[i].y2);</text:p>
      <text:p text:style-name="P913"><text:tab/><text:tab/>}</text:p>
      <text:p text:style-name="P914"><text:tab/><text:tab/>hx.clear();hy.clear();</text:p>
      <text:p text:style-name="P1"/>
      <text:p text:style-name="P915"><text:tab/><text:tab/>//把地图扩大二倍后，矩阵内部就可以被填充，矩阵边界就可以走了</text:p>
      <text:p text:style-name="P916"><text:tab/><text:tab/>//对x离散化</text:p>
      <text:p text:style-name="P917"><text:tab/>for(si=x.begin(),mx=2;si!=x.end();hx[*si]=mx,hhx[mx] = *si, si++,mx+=2) ;</text:p>
      <text:p text:style-name="P1"/>
      <text:p text:style-name="P918"><text:tab/><text:tab/>//对y离散化</text:p>
      <text:p text:style-name="P919"><text:tab/><text:tab/>for(si=y.begin(),my=2;si!=y.end();hy[*si]=my, hhy[my] = *si, si++,my+=2);</text:p>
      <text:p text:style-name="P920"><text:tab/><text:tab/>//初始化矩阵</text:p>
      <text:p text:style-name="P921"><text:tab/><text:tab/>for(i = 0; i &lt; mx; ++i){</text:p>
      <text:p text:style-name="P922"><text:tab/><text:tab/><text:tab/>fill(m[i], m[i] + my, 0);</text:p>
      <text:p text:style-name="P923"><text:tab/><text:tab/>}</text:p>
      <text:p text:style-name="P924"><text:tab/><text:tab/>//填充矩阵，填充为1</text:p>
      <text:p text:style-name="P925"><text:tab/><text:tab/>for(i = 0; i &lt; n; i++) {</text:p>
      <text:p text:style-name="P926"><text:tab/><text:tab/><text:tab/>int xuper = hx[b[i].x2];</text:p>
      <text:p text:style-name="P927"><text:tab/><text:tab/><text:tab/>int yuper = hy[b[i].y2];</text:p>
      <text:p text:style-name="P1"/>
      <text:p text:style-name="P928"><text:tab/><text:tab/><text:tab/>//填充上下边界</text:p>
      <text:p text:style-name="P929"><text:tab/><text:tab/><text:tab/>for(j = hx[b[i].x1]; j &lt;= xuper; j++){</text:p>
      <text:p text:style-name="P930"><text:tab/>if(m[j][hy[b[i].y1]]==0)m[j][hy[b[i].y1]]=1;</text:p>
      <text:p text:style-name="P931"><text:tab/><text:span text:style-name="T3">i</text:span>f(m[j][hy[b[i].y2]]==0)m[j][hy[b[i].y2]]=1;</text:p>
      <text:p text:style-name="P932"><text:tab/><text:tab/><text:tab/>}</text:p>
      <text:p text:style-name="P933"><text:soft-page-break/><text:tab/><text:tab/><text:tab/>//填充左右边界</text:p>
      <text:p text:style-name="P934"><text:tab/><text:tab/><text:tab/>for(k = hy[b[i].y1]; k &lt;= yuper; k++){</text:p>
      <text:p text:style-name="P935"><text:tab/>if(m[hx[b[i].x1]][k]==0)m[hx[b[i].x1]][k]=1;</text:p>
      <text:p text:style-name="P936"><text:tab/>if(m[hx[b[i].x2]][k]==0)m[hx[b[i].x2]][k]=1;</text:p>
      <text:p text:style-name="P937"><text:tab/><text:tab/><text:tab/>}</text:p>
      <text:p text:style-name="P938"><text:tab/><text:tab/><text:tab/>//填充矩阵内部</text:p>
      <text:p text:style-name="P939"><text:tab/><text:tab/><text:tab/>for(j = hx[b[i].x1] + 1; j &lt; xuper; j++) {</text:p>
      <text:p text:style-name="P940"><text:tab/><text:tab/><text:tab/>for(k = hy[b[i].y1] + 1; k &lt; yuper; k++) {</text:p>
      <text:p text:style-name="P941"><text:tab/><text:tab/><text:tab/><text:tab/><text:tab/>m[j][k]=2;</text:p>
      <text:p text:style-name="P942"><text:tab/><text:tab/><text:tab/><text:tab/>}</text:p>
      <text:p text:style-name="P943"><text:tab/><text:tab/><text:tab/>}</text:p>
      <text:p text:style-name="P944"><text:tab/><text:tab/>}</text:p>
      <text:p text:style-name="P945"><text:tab/><text:tab/>//此处已不属于周长，标记为3</text:p>
      <text:p text:style-name="P946"><text:tab/><text:tab/>for(i=1;i&lt;mx-1;i++){</text:p>
      <text:p text:style-name="P947"><text:tab/><text:tab/><text:tab/>for(j=1;j&lt;my-1;j++){</text:p>
      <text:p text:style-name="P948"><text:tab/><text:tab/><text:tab/><text:tab/>if(m[i][j] == 1 &amp;&amp; m[i-1][j]&amp;&amp;m[i][j-1]&amp;&amp;m[i+1][j]&amp;&amp;m[i][j+1])</text:p>
      <text:p text:style-name="P949"><text:tab/><text:tab/><text:tab/><text:tab/><text:tab/>m[i][j]=3;</text:p>
      <text:p text:style-name="P950"><text:tab/><text:tab/><text:tab/>}</text:p>
      <text:p text:style-name="P951"><text:tab/><text:tab/>}</text:p>
      <text:p text:style-name="P952"><text:tab/><text:tab/>double S=getS();</text:p>
      <text:p text:style-name="P953">printf("Test case #%d\nTotal <text:s/>area: %.2f\n\n",cs++,S);</text:p>
      <text:p text:style-name="P954"><text:tab/><text:tab/>//int L = (int)getL();</text:p>
      <text:p text:style-name="P955"><text:tab/><text:tab/>//printf("%d\n",L);</text:p>
      <text:p text:style-name="P956"><text:tab/>}</text:p>
      <text:p text:style-name="P957"><text:tab/>return 0;</text:p>
      <text:p text:style-name="P3159">}</text:p>
      <text:p text:style-name="P1"/>
      <text:h text:style-name="P3441" text:outline-level="2"><text:bookmark-end text:name="OLE_LINK5"/><text:bookmark-end text:name="OLE_LINK6"/><text:bookmark text:name="__RefHeading__1448_1586417083"/><text:bookmark text:name="__RefHeading__971_2000419837"/><text:bookmark text:name="__RefHeading__1609_2095896793"/><text:bookmark text:name="__RefHeading__1257_1701200629"/><text:bookmark text:name="__RefHeading__1759_1859984652"/><text:bookmark text:name="__RefHeading__261_102592204"/><text:bookmark text:name="__RefHeading__689_241645718"/>Splay（伸展树）</text:h>
      <text:p text:style-name="P958">用<text:span text:style-name="T15">伸展树解决数列维护问题，可以支持两个线段树无法支持的操作：在某个</text:span></text:p>
      <text:p text:style-name="P959">位<text:span text:style-name="T15">置插入一些数和删除一些连续的数</text:span></text:p>
      <text:h text:style-name="P3442" text:outline-level="2"><text:bookmark text:name="__RefHeading__973_2000419837"/><text:bookmark text:name="__RefHeading__1450_1586417083"/><text:bookmark text:name="__RefHeading__1761_1859984652"/><text:bookmark text:name="__RefHeading__263_102592204"/><text:bookmark text:name="__RefHeading__1259_1701200629"/><text:bookmark text:name="__RefHeading__691_241645718"/><text:bookmark text:name="__RefHeading__1611_2095896793"/>分段哈希</text:h>
      <text:p text:style-name="P960">const int cs=337,cs2=1007;</text:p>
      <text:p text:style-name="P961">struct HS{</text:p>
      <text:p text:style-name="P962"><text:tab/>//n为当前段有几种颜色<text:span text:style-name="T10"> </text:span></text:p>
      <text:p text:style-name="P3317">//s[]存这种颜色的个数,b[]存颜色的值<text:span text:style-name="T10"> </text:span></text:p>
      <text:p text:style-name="P963"><text:tab/>int a[1000],next[cs2],n,s[cs2],f[cs2],b[cs2];</text:p>
      <text:p text:style-name="P964"><text:tab/>int bj;</text:p>
      <text:p text:style-name="P3160"><text:tab/></text:p>
      <text:p text:style-name="P965"><text:tab/>void clear(){</text:p>
      <text:p text:style-name="P966"><text:tab/><text:tab/>bj=-1; memset(f,-1,sizeof(f)); n=0;</text:p>
      <text:p text:style-name="P967"><text:tab/>}</text:p>
      <text:p text:style-name="P968"><text:tab/>void init(){</text:p>
      <text:p text:style-name="P969"><text:tab/><text:tab/>bj=-1;</text:p>
      <text:p text:style-name="P970"><text:tab/><text:tab/>for(int i=0;i&lt;n;i++)</text:p>
      <text:p text:style-name="P971"><text:tab/><text:tab/><text:tab/>f[b[i]%cs2]=-1;</text:p>
      <text:p text:style-name="P972"><text:tab/><text:tab/>n=0;</text:p>
      <text:p text:style-name="P973"><text:tab/>}</text:p>
      <text:p text:style-name="P974"><text:tab/>int fd(int k){</text:p>
      <text:p text:style-name="P975"><text:tab/><text:tab/>if(bj!=-1){</text:p>
      <text:p text:style-name="P976"><text:tab/><text:tab/><text:tab/>if(bj==k)return cs;</text:p>
      <text:p text:style-name="P977"><text:tab/><text:tab/><text:tab/>else return 0;</text:p>
      <text:p text:style-name="P978"><text:tab/><text:tab/>}</text:p>
      <text:p text:style-name="P979"><text:tab/><text:tab/>int fk=f[k%cs2];</text:p>
      <text:p text:style-name="P980"><text:tab/><text:tab/>while(fk!=-1){</text:p>
      <text:p text:style-name="P981"><text:tab/><text:tab/><text:tab/>if(b[fk]==k)return s[fk];</text:p>
      <text:p text:style-name="P982"><text:tab/><text:tab/><text:tab/>fk=next[fk];</text:p>
      <text:p text:style-name="P983"><text:tab/><text:tab/>}</text:p>
      <text:p text:style-name="P984"><text:tab/><text:tab/>return 0;</text:p>
      <text:p text:style-name="P985"><text:tab/>}</text:p>
      <text:p text:style-name="P986"><text:tab/>int fd(int l,int r,int k){</text:p>
      <text:p text:style-name="P987"><text:tab/><text:tab/>int da=0;</text:p>
      <text:p text:style-name="P988"><text:tab/><text:tab/>if(bj!=-1){ push();crt();}</text:p>
      <text:p text:style-name="P1"/>
      <text:p text:style-name="P989"><text:tab/><text:tab/>for(int i=l;i&lt;=r;i++){</text:p>
      <text:p text:style-name="P990"><text:tab/><text:tab/><text:tab/>da+=(a[i%cs]==k);</text:p>
      <text:p text:style-name="P991"><text:tab/><text:tab/>}</text:p>
      <text:p text:style-name="P992"><text:tab/><text:tab/>return da;</text:p>
      <text:p text:style-name="P993"><text:tab/>}</text:p>
      <text:p text:style-name="P994"><text:tab/>void ins(int k){</text:p>
      <text:p text:style-name="P995"><text:tab/><text:tab/>int fk=f[k%cs2];</text:p>
      <text:p text:style-name="P996"><text:tab/><text:tab/>while(fk!=-1){</text:p>
      <text:p text:style-name="P997"><text:tab/><text:tab/><text:tab/>if(b[fk]==k){</text:p>
      <text:p text:style-name="P998"><text:tab/><text:tab/><text:tab/><text:tab/>s[fk]++; return ;</text:p>
      <text:p text:style-name="P999"><text:tab/><text:tab/><text:tab/>}</text:p>
      <text:p text:style-name="P1000"><text:tab/><text:tab/><text:tab/>fk=next[fk];</text:p>
      <text:p text:style-name="P1001"><text:tab/><text:tab/>}</text:p>
      <text:p text:style-name="P1002"><text:tab/><text:tab/>s[n]=1; b[n]=k;</text:p>
      <text:p text:style-name="P3381">next[n]=f[k%cs2];</text:p>
      <text:p text:style-name="P1003"><text:tab/><text:tab/>f[k%cs2]=n++;</text:p>
      <text:p text:style-name="P1004"><text:tab/>}</text:p>
      <text:p text:style-name="P1005"><text:tab/>void update(int l,int r,int k){</text:p>
      <text:p text:style-name="P1006"><text:tab/><text:tab/>push();</text:p>
      <text:p text:style-name="P1007"><text:soft-page-break/><text:tab/><text:tab/>for(int i=l;i&lt;=r;i++)</text:p>
      <text:p text:style-name="P1008"><text:tab/><text:tab/><text:tab/>a[i%cs]=k;</text:p>
      <text:p text:style-name="P1009"><text:tab/><text:tab/>crt();</text:p>
      <text:p text:style-name="P1010"><text:tab/>}</text:p>
      <text:p text:style-name="P1011"><text:tab/>void push(){</text:p>
      <text:p text:style-name="P1012"><text:tab/><text:tab/>if(bj!=-1){</text:p>
      <text:p text:style-name="P1013"><text:tab/><text:tab/><text:tab/>for(int i=0;i&lt;cs;i++)</text:p>
      <text:p text:style-name="P1014"><text:tab/><text:tab/><text:tab/><text:tab/>a[i]=bj;</text:p>
      <text:p text:style-name="P1015"><text:tab/><text:tab/><text:tab/>bj=-1;</text:p>
      <text:p text:style-name="P1016"><text:tab/><text:tab/>}</text:p>
      <text:p text:style-name="P1017"><text:tab/>}</text:p>
      <text:p text:style-name="P1018"><text:tab/>void crt(){</text:p>
      <text:p text:style-name="P1019"><text:tab/><text:tab/>init();</text:p>
      <text:p text:style-name="P1020"><text:tab/><text:tab/>for(int i=0;i&lt;cs;i++)</text:p>
      <text:p text:style-name="P1021"><text:tab/><text:tab/><text:tab/>ins(a[i]);</text:p>
      <text:p text:style-name="P1022"><text:tab/>}</text:p>
      <text:p text:style-name="P1023">}hs[400];</text:p>
      <text:p text:style-name="P1024">int main(){</text:p>
      <text:p text:style-name="P1025"><text:tab/>for(int i=0;i&lt;400;i++)</text:p>
      <text:p text:style-name="P1026"><text:tab/><text:tab/>hs[i].clear();</text:p>
      <text:p text:style-name="P1027"><text:tab/>int n,m;</text:p>
      <text:p text:style-name="P1028"><text:tab/>while(cin&gt;&gt;n&gt;&gt;m){</text:p>
      <text:p text:style-name="P1029"><text:tab/><text:tab/>for(int i=0;i&lt;n;i++)</text:p>
      <text:p text:style-name="P1030"><text:tab/><text:tab/><text:tab/>scanf("%d",&amp;hs[i/cs].a[i%cs]);</text:p>
      <text:p text:style-name="P1031"><text:tab/><text:tab/>for(int i=0;i*cs&lt;n;i++)</text:p>
      <text:p text:style-name="P1032"><text:tab/><text:tab/><text:tab/>hs[i].crt();</text:p>
      <text:p text:style-name="P1"/>
      <text:p text:style-name="P1033"><text:tab/><text:tab/>while(m--){</text:p>
      <text:p text:style-name="P1034"><text:tab/><text:tab/><text:tab/>int a,l,z,r;</text:p>
      <text:p text:style-name="P1035"><text:tab/><text:tab/><text:tab/>scanf("%d%d%d%d",&amp;a,&amp;l,&amp;r,&amp;z);</text:p>
      <text:p text:style-name="P1036"><text:tab/><text:tab/><text:tab/>if(a==1){//更新<text:span text:style-name="T10"> </text:span></text:p>
      <text:p text:style-name="P1037"><text:tab/><text:tab/><text:tab/><text:tab/>if(l/cs==r/cs){</text:p>
      <text:p text:style-name="P1038"><text:tab/><text:tab/><text:tab/><text:tab/><text:tab/>hs[l/cs].update(l,r,z);</text:p>
      <text:p text:style-name="P1039"><text:tab/><text:tab/><text:tab/><text:tab/>}else{</text:p>
      <text:p text:style-name="P1040"><text:tab/><text:tab/><text:tab/><text:tab/><text:tab/>hs[l/cs].update(l%cs,cs-1,z);</text:p>
      <text:p text:style-name="P1041"><text:tab/><text:tab/><text:tab/><text:tab/><text:tab/>hs[r/cs].update(0,r%cs,z);</text:p>
      <text:p text:style-name="P1042"><text:tab/><text:tab/><text:tab/><text:tab/><text:tab/>for(int i=l/cs+1;i&lt;r/cs;i++)</text:p>
      <text:p text:style-name="P1043"><text:tab/><text:tab/><text:tab/><text:tab/><text:tab/><text:tab/>hs[i].bj=z;<text:tab/></text:p>
      <text:p text:style-name="P1044"><text:tab/><text:tab/><text:tab/><text:tab/>} </text:p>
      <text:p text:style-name="P1045"><text:tab/><text:tab/><text:tab/><text:tab/></text:p>
      <text:p text:style-name="P1046"><text:tab/><text:tab/><text:tab/>}else{//查询<text:span text:style-name="T10"> </text:span></text:p>
      <text:p text:style-name="P1047"><text:tab/><text:tab/><text:tab/><text:tab/>int da=0;</text:p>
      <text:p text:style-name="P1048"><text:tab/><text:tab/><text:tab/><text:tab/>if(l/cs==r/cs)</text:p>
      <text:p text:style-name="P1049"><text:tab/><text:tab/><text:tab/><text:tab/>{</text:p>
      <text:p text:style-name="P1050"><text:tab/><text:tab/><text:tab/><text:tab/><text:tab/>printf("%d\n",hs[l/cs].fd(l,r,z));</text:p>
      <text:p text:style-name="P1051"><text:tab/><text:tab/><text:tab/><text:tab/>}else{</text:p>
      <text:p text:style-name="P1052"><text:tab/><text:tab/><text:tab/><text:tab/><text:tab/>da+=hs[l/cs].fd(l%cs,cs-1,z);</text:p>
      <text:p text:style-name="P1053"><text:tab/><text:tab/><text:tab/><text:tab/><text:tab/>da+=hs[r/cs].fd(0,r%cs,z);</text:p>
      <text:p text:style-name="P1054"><text:tab/><text:tab/><text:tab/><text:tab/><text:tab/>for(int i=l/cs+1;i&lt;r/cs;i++)</text:p>
      <text:p text:style-name="P1055"><text:tab/><text:tab/><text:tab/><text:tab/><text:tab/><text:tab/>da+=hs[i].fd(z);</text:p>
      <text:p text:style-name="P1056"><text:tab/><text:tab/><text:tab/><text:tab/><text:tab/>printf("%d\n",da);<text:tab/></text:p>
      <text:p text:style-name="P1057"><text:tab/><text:tab/><text:tab/><text:tab/>} </text:p>
      <text:p text:style-name="P1058"><text:tab/><text:tab/><text:tab/>}</text:p>
      <text:p text:style-name="P1059"><text:tab/><text:tab/>}</text:p>
      <text:p text:style-name="P1060"><text:tab/>}</text:p>
      <text:p text:style-name="P3161">}</text:p>
      <text:h text:style-name="P3443" text:outline-level="2"><text:bookmark text:name="__RefHeading__1763_1859984652"/><text:bookmark text:name="__RefHeading__265_102592204"/><text:bookmark text:name="__RefHeading__1452_1586417083"/><text:bookmark text:name="__RefHeading__975_2000419837"/><text:bookmark text:name="__RefHeading__693_241645718"/><text:bookmark text:name="__RefHeading__1261_1701200629"/><text:bookmark text:name="__RefHeading__1613_2095896793"/><text:s/>树状数组</text:h>
      <text:h text:style-name="P3519" text:outline-level="3"><text:bookmark text:name="__RefHeading__1263_1701200629"/><text:bookmark text:name="__RefHeading__1765_1859984652"/><text:bookmark text:name="__RefHeading__1454_1586417083"/><text:bookmark text:name="__RefHeading__977_2000419837"/><text:bookmark text:name="__RefHeading__267_102592204"/><text:bookmark text:name="__RefHeading__695_241645718"/><text:bookmark text:name="__RefHeading__1615_2095896793"/>得<text:span text:style-name="T1">到最低位的值</text:span></text:h>
      <text:p text:style-name="P1061">i<text:span text:style-name="T23">nt Lowbit(int t){ return t &amp; -t;}</text:span></text:p>
      <text:h text:style-name="P3520" text:outline-level="3"><text:bookmark text:name="__RefHeading__1767_1859984652"/><text:bookmark text:name="__RefHeading__1617_2095896793"/><text:bookmark text:name="__RefHeading__1265_1701200629"/><text:bookmark text:name="__RefHeading__979_2000419837"/><text:bookmark text:name="__RefHeading__697_241645718"/><text:bookmark text:name="__RefHeading__269_102592204"/><text:bookmark text:name="__RefHeading__1456_1586417083"/>一维情况</text:h>
      <text:h text:style-name="P3592" text:outline-level="4"><text:bookmark text:name="__RefHeading__1619_2095896793"/><text:bookmark text:name="__RefHeading__271_102592204"/><text:bookmark text:name="__RefHeading__1458_1586417083"/><text:bookmark text:name="__RefHeading__699_241645718"/><text:bookmark text:name="__RefHeading__1769_1859984652"/>求区间和</text:h>
      <text:p text:style-name="P1062">i<text:span text:style-name="T23">nt musum(int end){// 复杂度O(logn)</text:span></text:p>
      <text:p text:style-name="P1063"><text:s/><text:span text:style-name="T24"><text:s text:c="3"/></text:span><text:span text:style-name="T23">int sum = 0;</text:span></text:p>
      <text:p text:style-name="P1064"><text:s/><text:span text:style-name="T24"><text:s text:c="3"/></text:span><text:span text:style-name="T23">while (end &gt; 0){</text:span></text:p>
      <text:p text:style-name="P1065"><text:s/><text:span text:style-name="T24"><text:s text:c="8"/></text:span><text:span text:style-name="T23">sum += m[end];</text:span></text:p>
      <text:p text:style-name="P1066"><text:s/><text:span text:style-name="T24"><text:s text:c="8"/></text:span><text:span text:style-name="T23">end -= Lowbit(end);</text:span></text:p>
      <text:p text:style-name="P1067"><text:s/><text:span text:style-name="T24"><text:s text:c="3"/></text:span><text:span text:style-name="T23">}</text:span></text:p>
      <text:p text:style-name="P1068"><text:s/><text:span text:style-name="T24"><text:s text:c="4"/></text:span><text:span text:style-name="T23">return sum;</text:span></text:p>
      <text:p text:style-name="P3162">}</text:p>
      <text:h text:style-name="P3593" text:outline-level="4"><text:bookmark text:name="__RefHeading__273_102592204"/><text:bookmark text:name="__RefHeading__1460_1586417083"/><text:bookmark text:name="__RefHeading__1621_2095896793"/><text:bookmark text:name="__RefHeading__701_241645718"/><text:bookmark text:name="__RefHeading__1771_1859984652"/>修改一个位置<text:span text:style-name="T1">的值</text:span></text:h>
      <text:p text:style-name="P1069">v<text:span text:style-name="T23">oid myplus(int pos){// 复杂度O(logn)</text:span></text:p>
      <text:p text:style-name="P1070"><text:s/><text:span text:style-name="T24"><text:s text:c="3"/></text:span><text:span text:style-name="T23">while(pos &lt;= mx)</text:span></text:p>
      <text:p text:style-name="P1071"><text:s/><text:span text:style-name="T24"><text:s text:c="3"/></text:span><text:span text:style-name="T23">{</text:span></text:p>
      <text:p text:style-name="P1072"><text:s/><text:span text:style-name="T24"><text:s text:c="8"/></text:span><text:span text:style-name="T23">m[pos] ++;</text:span></text:p>
      <text:p text:style-name="P1073"><text:s/><text:span text:style-name="T24"><text:s text:c="8"/></text:span><text:span text:style-name="T23">pos += Lowbit(pos);</text:span></text:p>
      <text:p text:style-name="P1074"><text:s/><text:span text:style-name="T24"><text:s text:c="3"/></text:span><text:span text:style-name="T23">}</text:span></text:p>
      <text:p text:style-name="P3163">}</text:p>
      <text:h text:style-name="P3594" text:outline-level="4"><text:bookmark text:name="__RefHeading__1623_2095896793"/><text:bookmark text:name="__RefHeading__1773_1859984652"/><text:bookmark text:name="__RefHeading__1462_1586417083"/><text:bookmark text:name="__RefHeading__703_241645718"/><text:bookmark text:name="__RefHeading__275_102592204"/>得到某一个位置的值</text:h>
      <text:p text:style-name="P1075">i<text:span text:style-name="T27">nt readSingle(int idx){<text:line-break/>     int sum = tree[idx]; <text:line-break/>             int z = idx - (idx &amp; -idx); <text:line-break/>             idx--; <text:line-break/>             while (idx != z){ <text:line-break/>                     sum -= tree[idx]; <text:line-break/></text:span><text:soft-page-break/><text:span text:style-name="T27">                     idx -= (idx &amp; -idx);<text:line-break/>             }<text:line-break/>     }<text:line-break/>     return sum;<text:line-break/>}</text:span></text:p>
      <text:p text:style-name="P1"/>
      <text:h text:style-name="P3521" text:outline-level="3"><text:bookmark text:name="__RefHeading__1775_1859984652"/><text:bookmark text:name="__RefHeading__277_102592204"/><text:bookmark text:name="__RefHeading__1267_1701200629"/><text:bookmark text:name="__RefHeading__705_241645718"/><text:bookmark text:name="__RefHeading__981_2000419837"/><text:bookmark text:name="__RefHeading__1464_1586417083"/><text:bookmark text:name="__RefHeading__1625_2095896793"/>二维情况</text:h>
      <text:h text:style-name="P3595" text:outline-level="4"><text:bookmark text:name="__RefHeading__707_241645718"/><text:bookmark text:name="__RefHeading__1466_1586417083"/><text:bookmark text:name="__RefHeading__279_102592204"/><text:bookmark text:name="__RefHeading__1627_2095896793"/><text:bookmark text:name="__RefHeading__1777_1859984652"/>求区间和</text:h>
      <text:p text:style-name="P1077">int Sum(int i, int j){</text:p>
      <text:p text:style-name="P1078"><text:tab/>int tempj, sum = 0;</text:p>
      <text:p text:style-name="P1079"><text:tab/>while( i &gt; 0 ){</text:p>
      <text:p text:style-name="P1080"><text:tab/><text:tab/>tempj = j;</text:p>
      <text:p text:style-name="P1081"><text:tab/><text:tab/>while( tempj &gt; 0 ){</text:p>
      <text:p text:style-name="P1082"><text:tab/><text:tab/><text:tab/>sum += c[i][tempj];</text:p>
      <text:p text:style-name="P1083"><text:tab/><text:tab/><text:tab/>tempj -= Lowbit(tempj);</text:p>
      <text:p text:style-name="P1084"><text:tab/><text:tab/>}</text:p>
      <text:p text:style-name="P1085"><text:tab/><text:tab/>i -= Lowbit(i);</text:p>
      <text:p text:style-name="P1086"><text:tab/>}</text:p>
      <text:p text:style-name="P1087">return sum;</text:p>
      <text:p text:style-name="P3164">}</text:p>
      <text:h text:style-name="P3596" text:outline-level="4"><text:bookmark text:name="__RefHeading__709_241645718"/><text:bookmark text:name="__RefHeading__1629_2095896793"/><text:bookmark text:name="__RefHeading__1779_1859984652"/><text:bookmark text:name="__RefHeading__281_102592204"/><text:bookmark text:name="__RefHeading__1468_1586417083"/>更新一个点</text:h>
      <text:p text:style-name="P1088">void Update(int i, int j, int num){</text:p>
      <text:p text:style-name="P1089"><text:tab/>int tempj;</text:p>
      <text:p text:style-name="P1090"><text:tab/>while( i &lt;= Row ){</text:p>
      <text:p text:style-name="P1091"><text:tab/><text:tab/>tempj = j;</text:p>
      <text:p text:style-name="P1092"><text:tab/><text:tab/>while( tempj &lt;= Col ){</text:p>
      <text:p text:style-name="P1093"><text:tab/><text:tab/><text:tab/>c[i][tempj] += num;</text:p>
      <text:p text:style-name="P1094"><text:tab/><text:tab/><text:tab/>tempj += Lowbit(tempj);</text:p>
      <text:p text:style-name="P1095"><text:tab/><text:tab/>}</text:p>
      <text:p text:style-name="P1096"><text:tab/><text:tab/>i += Lowbit(i);</text:p>
      <text:p text:style-name="P1097"><text:tab/>}</text:p>
      <text:p text:style-name="P3165">}</text:p>
      <text:h text:style-name="P3444" text:outline-level="2"><text:bookmark text:name="__RefHeading__283_102592204"/><text:bookmark text:name="__RefHeading__1781_1859984652"/><text:bookmark text:name="__RefHeading__983_2000419837"/><text:bookmark text:name="__RefHeading__1631_2095896793"/><text:bookmark text:name="__RefHeading__711_241645718"/><text:bookmark text:name="__RefHeading__1269_1701200629"/><text:bookmark text:name="__RefHeading__1470_1586417083"/>T<text:span text:style-name="T2">reap</text:span><text:span text:style-name="T3">树</text:span></text:h>
      <text:p text:style-name="P1098">Treap，就是有另一个随机数满足堆的性质的二叉搜索树，其结构相当于以随机顺序插入的二叉搜索树。</text:p>
      <text:p text:style-name="P1099">其基本操作的期望复杂度为O(log n)。</text:p>
      <text:p text:style-name="P1100">其特点是实现简单，效率高于伸展树并且支持大部分基本功能，性价比很高。</text:p>
      <text:p text:style-name="P1101">const int maxn = 100010;</text:p>
      <text:p text:style-name="P1102">const int LEFT = 1;</text:p>
      <text:p text:style-name="P1103">const int RIGHT = 0;</text:p>
      <text:p text:style-name="P1"/>
      <text:p text:style-name="P1104">int cnt = 1, rt = 0;</text:p>
      <text:p text:style-name="P1"/>
      <text:p text:style-name="P1105">struct Treap{</text:p>
      <text:p text:style-name="P1106"><text:s/><text:span text:style-name="T10"><text:s text:c="3"/></text:span>int key, val, pri, ch[2];</text:p>
      <text:p text:style-name="P1107"><text:s/><text:span text:style-name="T10"><text:s text:c="3"/></text:span>void set(int&amp; _key, int&amp; _val, int _pri){</text:p>
      <text:p text:style-name="P1108"><text:s/><text:span text:style-name="T10"><text:s text:c="7"/></text:span>key = _key, val = _val, pri = _pri, ch[0] = ch[1] = 0;</text:p>
      <text:p text:style-name="P1109"><text:s/><text:span text:style-name="T10"><text:s text:c="3"/></text:span>}</text:p>
      <text:p text:style-name="P1110">}treap[maxn];</text:p>
      <text:p text:style-name="P1"/>
      <text:p text:style-name="P1"/>
      <text:p text:style-name="P1111">void rotate(int&amp; node, int f){</text:p>
      <text:p text:style-name="P1112"><text:s/><text:span text:style-name="T10"><text:s text:c="3"/></text:span>int pre_node =treap[node].ch[!f];</text:p>
      <text:p text:style-name="P1113"><text:s/><text:span text:style-name="T10"><text:s text:c="3"/></text:span>treap[node].ch[!f] = treap[pre_node].ch[f];</text:p>
      <text:p text:style-name="P1114"><text:s/><text:span text:style-name="T10"><text:s text:c="3"/></text:span>treap[node].ch[f] = node;</text:p>
      <text:p text:style-name="P1115"><text:s/><text:span text:style-name="T10"><text:s text:c="3"/></text:span>node = pre_node;</text:p>
      <text:p text:style-name="P3166">}</text:p>
      <text:p text:style-name="P1"/>
      <text:p text:style-name="P1116">void insert(int&amp; x, int&amp; key, int&amp; val){</text:p>
      <text:p text:style-name="P1117"><text:s/><text:span text:style-name="T10"><text:s text:c="3"/></text:span>if(x == 0){</text:p>
      <text:p text:style-name="P1118"><text:s/><text:span text:style-name="T10"><text:s text:c="7"/></text:span>treap[x = cnt++].set(key,val,rand());</text:p>
      <text:p text:style-name="P1119"><text:s/><text:span text:style-name="T10"><text:s text:c="3"/></text:span>}else{</text:p>
      <text:p text:style-name="P1120"><text:s/><text:span text:style-name="T10"><text:s text:c="7"/></text:span>int f = key &lt; treap[x].key;</text:p>
      <text:p text:style-name="P1121"><text:s/><text:span text:style-name="T10"><text:s text:c="7"/></text:span>insert(treap[x].ch[!f], key, val);</text:p>
      <text:p text:style-name="P1122"><text:s/><text:span text:style-name="T10"><text:s text:c="7"/></text:span>if(treap[x].pri &lt; treap[ treap[x].ch[!f] ].pri){</text:p>
      <text:p text:style-name="P1123"><text:s/><text:span text:style-name="T10"><text:s text:c="11"/></text:span>rotate(x,f);</text:p>
      <text:p text:style-name="P1124"><text:s/><text:span text:style-name="T10"><text:s text:c="7"/></text:span>}</text:p>
      <text:p text:style-name="P1125"><text:s/><text:span text:style-name="T10"><text:s text:c="3"/></text:span>}</text:p>
      <text:p text:style-name="P3167">}</text:p>
      <text:p text:style-name="P1"/>
      <text:p text:style-name="P1126">int get(int x, int f){</text:p>
      <text:p text:style-name="P1127"><text:s/><text:span text:style-name="T10"><text:s text:c="3"/></text:span>while(treap[x].ch[f]){</text:p>
      <text:p text:style-name="P1128"><text:s/><text:span text:style-name="T10"><text:s text:c="7"/></text:span>x = treap[x].ch[f];</text:p>
      <text:p text:style-name="P1129"><text:s/><text:span text:style-name="T10"><text:s text:c="3"/></text:span>}</text:p>
      <text:p text:style-name="P1130"><text:s/><text:span text:style-name="T10"><text:s text:c="3"/></text:span>return f;</text:p>
      <text:p text:style-name="P3168">}</text:p>
      <text:p text:style-name="P1"/>
      <text:p text:style-name="P1"/>
      <text:p text:style-name="P1"/>
      <text:p text:style-name="P1131">void del(int &amp;x, int key){</text:p>
      <text:p text:style-name="P1132"><text:s/><text:span text:style-name="T10"><text:s text:c="3"/></text:span>if(treap[x].key == key){</text:p>
      <text:p text:style-name="P1133"><text:s/><text:span text:style-name="T10"><text:s text:c="7"/></text:span>if(!treap[x].ch[0] || !treap[x].ch[1]){</text:p>
      <text:p text:style-name="P1134"><text:s/><text:span text:style-name="T10"><text:s text:c="11"/></text:span>if(!treap[x].ch[0]){</text:p>
      <text:p text:style-name="P1135"><text:s/><text:span text:style-name="T10"><text:s text:c="15"/></text:span>x = treap[x].ch[1];</text:p>
      <text:p text:style-name="P1136"><text:s/><text:span text:style-name="T10"><text:s text:c="11"/></text:span>}else{</text:p>
      <text:p text:style-name="P1137"><text:soft-page-break/><text:s/><text:span text:style-name="T10"><text:s text:c="15"/></text:span>x = treap[x].ch[0];</text:p>
      <text:p text:style-name="P1138"><text:s/><text:span text:style-name="T10"><text:s text:c="11"/></text:span>}</text:p>
      <text:p text:style-name="P1139"><text:s/><text:span text:style-name="T10"><text:s text:c="7"/></text:span>}else{</text:p>
      <text:p text:style-name="P1140"><text:s/><text:span text:style-name="T10"><text:s text:c="11"/></text:span>int f = treap[ treap[x].ch[0] ].pri &gt; treap[ treap[x].ch[1] ].pri;</text:p>
      <text:p text:style-name="P1141"><text:s/><text:span text:style-name="T10"><text:s text:c="11"/></text:span>rotate(x, f);</text:p>
      <text:p text:style-name="P1142"><text:s/><text:span text:style-name="T10"><text:s text:c="11"/></text:span>del(treap[x].ch[f], key);</text:p>
      <text:p text:style-name="P1143"><text:s/><text:span text:style-name="T10"><text:s text:c="7"/></text:span>}</text:p>
      <text:p text:style-name="P1144"><text:s/><text:span text:style-name="T10"><text:s text:c="3"/></text:span>}else{</text:p>
      <text:p text:style-name="P1145"><text:s/><text:span text:style-name="T10"><text:s text:c="7"/></text:span>int f = treap[x].key &gt; key;</text:p>
      <text:p text:style-name="P1146"><text:s/><text:span text:style-name="T10"><text:s text:c="7"/></text:span>del(treap[x].ch[!f], key);</text:p>
      <text:p text:style-name="P1147"><text:s/><text:span text:style-name="T10"><text:s text:c="3"/></text:span>}</text:p>
      <text:p text:style-name="P3169">}</text:p>
      <text:p text:style-name="P1"/>
      <text:p text:style-name="P1148">int main() {</text:p>
      <text:p text:style-name="P1149"><text:s/><text:span text:style-name="T10"><text:s text:c="3"/></text:span>int key,val;</text:p>
      <text:p text:style-name="P1150"><text:s/><text:span text:style-name="T10"><text:s text:c="3"/></text:span>insert(rt, key, val);//插入元素</text:p>
      <text:p text:style-name="P1151"><text:s/><text:span text:style-name="T10"><text:s text:c="3"/></text:span>get(rt, 1);//最大值</text:p>
      <text:p text:style-name="P1152"><text:s/><text:span text:style-name="T10"><text:s text:c="3"/></text:span>get(rt, 0);//最小值</text:p>
      <text:p text:style-name="P1153"><text:s/><text:span text:style-name="T10"><text:s text:c="3"/></text:span>del(rt,treap[x].key);</text:p>
      <text:p text:style-name="P1"/>
      <text:p text:style-name="P1154"><text:s/><text:span text:style-name="T10"><text:s text:c="3"/></text:span>return 0;</text:p>
      <text:p text:style-name="P3170">}</text:p>
      <text:p text:style-name="P1"/>
      <text:h text:style-name="P3417" text:outline-level="1"><text:bookmark text:name="__RefHeading__1783_1859984652"/><text:bookmark text:name="__RefHeading__287_102592204"/><text:bookmark text:name="__RefHeading__1271_1701200629"/><text:bookmark text:name="__RefHeading__713_241645718"/><text:bookmark text:name="__RefHeading__985_2000419837"/><text:bookmark text:name="__RefHeading__1472_1586417083"/><text:bookmark text:name="__RefHeading__1633_2095896793"/>DP分类</text:h>
      <text:p text:style-name="P1155">f(i,j) =min{f(i,k) + f(k,j) + g(i,k,j) },(i&lt;=k&lt;=j)</text:p>
      <text:p text:style-name="P1156">一般，g(i,k,j)为一常数</text:p>
      <text:p text:style-name="P1157">分析：从f(0,0)到f(n,n)需要双重循环，在每次循环时又要花费O(n)的时间去找最小值，故总复杂度O(n^3)</text:p>
      <text:p text:style-name="P1158">例如：矩阵连乘</text:p>
      <text:p text:style-name="P1"/>
      <text:h text:style-name="P3445" text:outline-level="2"><text:bookmark text:name="__RefHeading__1785_1859984652"/><text:bookmark text:name="__RefHeading__1273_1701200629"/><text:bookmark text:name="__RefHeading__289_102592204"/><text:bookmark text:name="__RefHeading__987_2000419837"/><text:bookmark text:name="__RefHeading__1474_1586417083"/><text:bookmark text:name="__RefHeading__1635_2095896793"/><text:bookmark text:name="__RefHeading__715_241645718"/>单调队列</text:h>
      <text:p text:style-name="P1159">而<text:span text:style-name="T17">单调队列的方程为：</text:span></text:p>
      <text:p text:style-name="P1160">f<text:span text:style-name="T17">(x)= opt( cost[i] )</text:span><text:span text:style-name="T19"> *</text:span><text:span text:style-name="T17"> bound[x] &lt;=i&lt;x;</text:span></text:p>
      <text:p text:style-name="P1161"><draw:frame draw:style-name="fr2" draw:name="Object1" text:anchor-type="char" svg:y="0cm" svg:width="9.703cm" svg:height="0.497cm" draw:z-index="1"><draw:object xlink:href="./Object 1" xlink:type="simple" xlink:show="embed" xlink:actuate="onLoad"/><draw:image xlink:href="./ObjectReplacements/Object 1" xlink:type="simple" xlink:show="embed" xlink:actuate="onLoad"/></draw:frame>在<text:span text:style-name="T26">这样一种状态量为</text:span><text:span text:style-name="T25">O</text:span><text:span text:style-name="T26">(</text:span><text:span text:style-name="T25">n</text:span><text:span text:style-name="T26">)，决策量为</text:span><text:span text:style-name="T25">O</text:span><text:span text:style-name="T26">(</text:span><text:span text:style-name="T25">n</text:span><text:span text:style-name="T26">)，直接求解复杂度为</text:span><text:span text:style-name="T25">O</text:span><text:span text:style-name="T26">(</text:span><text:span text:style-name="T25">n</text:span><text:span text:style-name="T32">2</text:span><text:span text:style-name="T26">)的动态规划问题中，如果状态</text:span><text:span text:style-name="T25">x</text:span><text:span text:style-name="T26">转移到状态</text:span><text:span text:style-name="T25">y</text:span><text:span text:style-name="T26">的代价为</text:span><text:span text:style-name="T25">w</text:span><text:span text:style-name="T26">[</text:span><text:span text:style-name="T25">x</text:span><text:span text:style-name="T26">,</text:span><text:span text:style-name="T25">y</text:span><text:span text:style-name="T26">]，只要满足，那么这个动态规划的问题的决策就是单调的。这就是四边形不等式的原理。</text:span></text:p>
      <text:p text:style-name="P3171"/>
      <text:p text:style-name="P1162">另<text:span text:style-name="T26">一种形式</text:span></text:p>
      <text:p text:style-name="P1163"><text:s/><text:span text:style-name="T28">f[x] = max or min{g(k) | b[x] &lt;= k &lt; x} + w[x]</text:span></text:p>
      <text:p text:style-name="P1076">　<text:span text:style-name="T27">　(其中b[x]随x单调不降，即b[1]&lt;=b[2]&lt;=b[3]&lt;=...&lt;=b[n])</text:span></text:p>
      <text:p text:style-name="P1164">　<text:span text:style-name="T27">　(g[k]表示一个和k或f[k]有关的函数，w[x]表示一个和x有关的函数)</text:span></text:p>
      <text:p text:style-name="P1"/>
      <text:h text:style-name="P3446" text:outline-level="2"><text:bookmark text:name="__RefHeading__989_2000419837"/><text:bookmark text:name="__RefHeading__291_102592204"/><text:bookmark text:name="__RefHeading__1637_2095896793"/><text:bookmark text:name="__RefHeading__717_241645718"/><text:bookmark text:name="__RefHeading__1787_1859984652"/><text:bookmark text:name="__RefHeading__1476_1586417083"/><text:bookmark text:name="__RefHeading__1275_1701200629"/>排列组合</text:h>
      <text:p text:style-name="P1165">A(n,r)=n(n-1)<text:span text:style-name="T14">…</text:span>(n-r+1)=n!/(n-r)!</text:p>
      <text:p text:style-name="P1166">C(n,r)=A(n,r)/r! = n! /((n-r)! r!)</text:p>
      <text:p text:style-name="P1167">C(n,r)=C(n,n-r)</text:p>
      <text:p text:style-name="P1168">C(n,r)=C(n-1,r)+C(n-1,r-1)</text:p>
      <text:p text:style-name="P1169">C(n+r+1,r)=C(n+r,r)+C(n+r-1,r-1)+<text:span text:style-name="T14">…</text:span>+C(n+1,1)+C(n,0)</text:p>
      <text:p text:style-name="P1170">C(n,k)C(k,r)=C(n,r)C(n-r,k-r)</text:p>
      <text:p text:style-name="P1171">重复排列：n^r</text:p>
      <text:p text:style-name="P1172">重复组合：C(n+r-1,r)</text:p>
      <text:p text:style-name="P1173">圆周排列：A(n,r)/r</text:p>
      <text:p text:style-name="P1"/>
      <text:p text:style-name="P1"/>
      <text:h text:style-name="P3522" text:outline-level="3"><text:bookmark text:name="__RefHeading__991_2000419837"/><text:bookmark text:name="__RefHeading__1478_1586417083"/><text:bookmark text:name="__RefHeading__1789_1859984652"/><text:bookmark text:name="__RefHeading__293_102592204"/><text:bookmark text:name="__RefHeading__1639_2095896793"/><text:bookmark text:name="__RefHeading__1277_1701200629"/><text:bookmark text:name="__RefHeading__719_241645718"/>组合C（m,n）</text:h>
      <text:p text:style-name="P1174">const int N=100;</text:p>
      <text:p text:style-name="P1175">int str[N][N];//初始化为-1 </text:p>
      <text:p text:style-name="P1176">int fun(int m,int n){</text:p>
      <text:p text:style-name="P1177"><text:tab/>if(str[m][n]!=-1)return str[m][n];</text:p>
      <text:p text:style-name="P1178"><text:tab/>if(m==n || n==0)return str[m][n]=1;</text:p>
      <text:p text:style-name="P1179"><text:tab/>if(m&lt;n)return str[m][n]=0;</text:p>
      <text:p text:style-name="P1180"><text:tab/>return str[m][n]=fun(m-1,n-1)+fun(m-1,n);<text:tab/></text:p>
      <text:p text:style-name="P3172">}</text:p>
      <text:h text:style-name="P3523" text:outline-level="3"><text:bookmark text:name="__RefHeading__993_2000419837"/><text:bookmark text:name="__RefHeading__1480_1586417083"/><text:bookmark text:name="__RefHeading__1791_1859984652"/><text:bookmark text:name="__RefHeading__1279_1701200629"/><text:bookmark text:name="__RefHeading__295_102592204"/><text:bookmark text:name="__RefHeading__1641_2095896793"/><text:bookmark text:name="__RefHeading__721_241645718"/>有n种物品，并且知道每种物品的数量。（可以用母函数）</text:h>
      <text:h text:style-name="P3597" text:outline-level="4"><text:bookmark text:name="__RefHeading__1643_2095896793"/><text:bookmark text:name="__RefHeading__297_102592204"/><text:bookmark text:name="__RefHeading__723_241645718"/><text:bookmark text:name="__RefHeading__1482_1586417083"/><text:bookmark text:name="__RefHeading__1793_1859984652"/>要求从中选出m件物品的排列数。</text:h>
      <text:p text:style-name="P1181">INT dp(int n,int m){</text:p>
      <text:p text:style-name="P1182"><text:tab/>if(str1[n][m]!=-1)return str1[n][m];</text:p>
      <text:p text:style-name="P1183"><text:tab/>if(m==0)return str1[n][m]=1;</text:p>
      <text:p text:style-name="P1184"><text:tab/>if(n==0)return str1[n][m]=0;</text:p>
      <text:p text:style-name="P1185"><text:tab/>INT ans=0;</text:p>
      <text:p text:style-name="P1186"><text:tab/>int end=min(str0[n],m);</text:p>
      <text:p text:style-name="P1187"><text:tab/>for(int i=0;i&lt;=end;i++){</text:p>
      <text:p text:style-name="P1188"><text:tab/><text:tab/>ans+=dp(n-1,m-i)*fun(m,i);</text:p>
      <text:p text:style-name="P1189"><text:tab/>}</text:p>
      <text:p text:style-name="P1190"><text:tab/>return str1[n][m]=ans;</text:p>
      <text:p text:style-name="P1191">} </text:p>
      <text:h text:style-name="P3598" text:outline-level="4"><text:bookmark text:name="__RefHeading__1484_1586417083"/><text:bookmark text:name="__RefHeading__299_102592204"/><text:bookmark text:name="__RefHeading__725_241645718"/><text:bookmark text:name="__RefHeading__1645_2095896793"/><text:bookmark text:name="__RefHeading__1795_1859984652"/><text:soft-page-break/>要求从中选出m件物品的组合数。</text:h>
      <text:p text:style-name="P1192">PS:只需把上面的fun(m,i)去掉即可。</text:p>
      <text:h text:style-name="P3524" text:outline-level="3"><text:bookmark text:name="__RefHeading__727_241645718"/><text:bookmark text:name="__RefHeading__1281_1701200629"/><text:bookmark text:name="__RefHeading__1486_1586417083"/><text:bookmark text:name="__RefHeading__1647_2095896793"/><text:bookmark text:name="__RefHeading__1797_1859984652"/><text:bookmark text:name="__RefHeading__301_102592204"/><text:bookmark text:name="__RefHeading__995_2000419837"/>错排</text:h>
      <text:p text:style-name="P1193">n个不同的元素，重新排列，使的每个元素不在原来的位置。</text:p>
      <text:p text:style-name="P1194">分析：当n个编号元素放在n个编号位置，元素编号与位置编号不相同时，方法数记为M(n).</text:p>
      <text:p text:style-name="P1195">第一步：把第n个元素放在一个位置，比如位置k，共有n-1中方法；</text:p>
      <text:p text:style-name="P1196">第二步，放编号为k的元素，这是有两种情况：1.放到位置n,那么，剩下的n-2个元素的方法数为M(n-2)；</text:p>
      <text:list xml:id="list663237882" text:style-name="WW8Num4">
        <text:list-item>
          <text:p text:style-name="P1197">不把它放在位置n，这是，对于这n-2个元素，有M(n-1)中方法。</text:p>
        </text:list-item>
      </text:list>
      <text:p text:style-name="P1198">故。M(n) = (n-1)( M(n-2) +M(n-1) ),M(1)=0,M(2)=1;</text:p>
      <text:p text:style-name="P1"/>
      <text:p text:style-name="P1"/>
      <text:h text:style-name="P3447" text:outline-level="2"><text:bookmark text:name="__RefHeading__1488_1586417083"/><text:bookmark text:name="__RefHeading__1799_1859984652"/><text:bookmark text:name="__RefHeading__1283_1701200629"/><text:bookmark text:name="__RefHeading__1649_2095896793"/><text:bookmark text:name="__RefHeading__997_2000419837"/><text:bookmark text:name="__RefHeading__729_241645718"/><text:bookmark text:name="__RefHeading__303_102592204"/>整数拆分</text:h>
      <text:p text:style-name="P1199">1.整数拆分成不同整数的和的拆分数等于拆分成奇数的拆分数。</text:p>
      <text:p text:style-name="P1200">2.N被拆分成一些重复次数不超过k次的整数的和，棋拆分数等于被拆分成不被k+1除尽的数的和的拆分数。</text:p>
      <text:p text:style-name="P1201">3.整数n拆分成k个数的和的拆分数等于n拆分成最大数为k的拆分数。</text:p>
      <text:p text:style-name="P1202">4.整数n拆分成最多不超过m个数的和的拆分数等于n拆分成最大不超过m的拆分数。</text:p>
      <text:p text:style-name="P1203">5.正整数n拆分成不超过k个数的和的拆分数，等于将n+k拆分成恰好k个数的拆分数。</text:p>
      <text:p text:style-name="P1"/>
      <text:p text:style-name="P1204">//fun1(n,m)定义为整数m拆分的数最小为n </text:p>
      <text:p text:style-name="P1205">int fun1(int n,int m){</text:p>
      <text:p text:style-name="P1"/>
      <text:p text:style-name="P1206"><text:tab/>if(str1[n][m]!=-1)return str1[n][m];</text:p>
      <text:p text:style-name="P3173"><text:tab/></text:p>
      <text:p text:style-name="P1207"><text:tab/>if(n==m)return str1[n][m]=1;</text:p>
      <text:p text:style-name="P1208"><text:tab/>if(n&gt;m)return str1[n][m]=0;</text:p>
      <text:p text:style-name="P1209"><text:tab/>return str1[n][m]=fun1(n,m-n)+fun1(n+1,m); </text:p>
      <text:p text:style-name="P3174"><text:tab/></text:p>
      <text:p text:style-name="P1210"><text:tab/> return str1[n][m]; <text:s text:c="2"/></text:p>
      <text:p text:style-name="P3175">}</text:p>
      <text:p text:style-name="P1211">// fun2(n,m)定义为整数m拆分的数最大为n </text:p>
      <text:p text:style-name="P1212">int fun2(int n,int m){</text:p>
      <text:p text:style-name="P1213"><text:tab/>if(str2[n][m]!=-1)return str2[n][m];</text:p>
      <text:p text:style-name="P3176"><text:tab/></text:p>
      <text:p text:style-name="P1214"><text:tab/>if(m==0)return str2[n][m]=1;</text:p>
      <text:p text:style-name="P1215"><text:tab/>if(n==0)return str2[n][m]=0;</text:p>
      <text:p text:style-name="P1216"><text:tab/> </text:p>
      <text:p text:style-name="P1217"><text:tab/>if(n&gt;m)return str2[n][m]=fun2(m,m); </text:p>
      <text:p text:style-name="P1218"><text:tab/>return <text:s/>str2[n][m]=fun2(n,m-n)+fun2(n-1,m); </text:p>
      <text:p text:style-name="P3177">}</text:p>
      <text:h text:style-name="P3448" text:outline-level="2"><text:bookmark text:name="__RefHeading__1490_1586417083"/><text:bookmark text:name="__RefHeading__731_241645718"/><text:bookmark text:name="__RefHeading__1801_1859984652"/><text:bookmark text:name="__RefHeading__999_2000419837"/><text:bookmark text:name="__RefHeading__305_102592204"/><text:bookmark text:name="__RefHeading__1651_2095896793"/><text:bookmark text:name="__RefHeading__1285_1701200629"/>集<text:span text:style-name="T3">合拆分</text:span></text:h>
      <text:p text:style-name="P1219">n个不同的数，分成m份，每份至少一个</text:p>
      <text:p text:style-name="P1220">S(n , k) = S(n-1 , k-1) + k* S(n-1 , k) n&gt;1,k&gt;=1</text:p>
      <text:p text:style-name="P1"/>
      <text:h text:style-name="P3449" text:outline-level="2"><text:bookmark text:name="__RefHeading__1803_1859984652"/><text:bookmark text:name="__RefHeading__1492_1586417083"/><text:bookmark text:name="__RefHeading__1287_1701200629"/><text:bookmark text:name="__RefHeading__307_102592204"/><text:bookmark text:name="__RefHeading__1001_2000419837"/><text:bookmark text:name="__RefHeading__1653_2095896793"/><text:bookmark text:name="__RefHeading__733_241645718"/>n个相同的球</text:h>
      <text:h text:style-name="P3525" text:outline-level="3"><text:bookmark text:name="__RefHeading__1003_2000419837"/><text:bookmark text:name="__RefHeading__735_241645718"/><text:bookmark text:name="__RefHeading__1655_2095896793"/><text:bookmark text:name="__RefHeading__309_102592204"/><text:bookmark text:name="__RefHeading__1805_1859984652"/><text:bookmark text:name="__RefHeading__1289_1701200629"/><text:bookmark text:name="__RefHeading__1494_1586417083"/>放进m个相同的盒子里</text:h>
      <text:h text:style-name="P3599" text:outline-level="4"><text:bookmark text:name="__RefHeading__311_102592204"/><text:bookmark text:name="__RefHeading__1807_1859984652"/><text:bookmark text:name="__RefHeading__1496_1586417083"/><text:bookmark text:name="__RefHeading__737_241645718"/><text:bookmark text:name="__RefHeading__1657_2095896793"/>至少一个</text:h>
      <text:p text:style-name="P1221">整数拆分：分为第一个数是1和不是1讨论</text:p>
      <text:p text:style-name="P1222">S1 [n,m]= S1 [n-1,m-1]+ S1 [n-m,m]</text:p>
      <text:h text:style-name="P3600" text:outline-level="4"><text:bookmark text:name="__RefHeading__313_102592204"/><text:bookmark text:name="__RefHeading__739_241645718"/><text:bookmark text:name="__RefHeading__1659_2095896793"/><text:bookmark text:name="__RefHeading__1498_1586417083"/><text:bookmark text:name="__RefHeading__1809_1859984652"/>可以为空</text:h>
      <text:p text:style-name="P1223">整数拆分：S1 [n+m,m]</text:p>
      <text:h text:style-name="P3526" text:outline-level="3"><text:bookmark text:name="__RefHeading__1500_1586417083"/><text:bookmark text:name="__RefHeading__315_102592204"/><text:bookmark text:name="__RefHeading__1811_1859984652"/><text:bookmark text:name="__RefHeading__1005_2000419837"/><text:bookmark text:name="__RefHeading__1291_1701200629"/><text:bookmark text:name="__RefHeading__741_241645718"/><text:bookmark text:name="__RefHeading__1661_2095896793"/>放<text:span text:style-name="标题_20_3_20_Char_20_Char"><text:span text:style-name="T21">进</text:span></text:span>m个不同的盒子里</text:h>
      <text:h text:style-name="P3601" text:outline-level="4"><text:bookmark text:name="__RefHeading__1663_2095896793"/><text:bookmark text:name="__RefHeading__743_241645718"/><text:bookmark text:name="__RefHeading__317_102592204"/><text:bookmark text:name="__RefHeading__1502_1586417083"/><text:bookmark text:name="__RefHeading__1813_1859984652"/>至少一个</text:h>
      <text:p text:style-name="P1224">挡板法：C( n-1, m-1 )</text:p>
      <text:h text:style-name="P3602" text:outline-level="4"><text:bookmark text:name="__RefHeading__1504_1586417083"/><text:bookmark text:name="__RefHeading__319_102592204"/><text:bookmark text:name="__RefHeading__1665_2095896793"/><text:bookmark text:name="__RefHeading__745_241645718"/><text:bookmark text:name="__RefHeading__1815_1859984652"/>可以为空</text:h>
      <text:p text:style-name="P1225">填球法：C( n+m-1,m-1 )</text:p>
      <text:h text:style-name="P3450" text:outline-level="2"><text:bookmark text:name="__RefHeading__1293_1701200629"/><text:bookmark text:name="__RefHeading__1817_1859984652"/><text:bookmark text:name="__RefHeading__1007_2000419837"/><text:bookmark text:name="__RefHeading__321_102592204"/><text:bookmark text:name="__RefHeading__1506_1586417083"/><text:bookmark text:name="__RefHeading__1667_2095896793"/><text:bookmark text:name="__RefHeading__747_241645718"/>n个不同的球</text:h>
      <text:h text:style-name="P3527" text:outline-level="3"><text:bookmark text:name="__RefHeading__1819_1859984652"/><text:bookmark text:name="__RefHeading__749_241645718"/><text:bookmark text:name="__RefHeading__1009_2000419837"/><text:bookmark text:name="__RefHeading__1295_1701200629"/><text:bookmark text:name="__RefHeading__1508_1586417083"/><text:bookmark text:name="__RefHeading__323_102592204"/><text:bookmark text:name="__RefHeading__1669_2095896793"/>放进m个相同的盒子里</text:h>
      <text:h text:style-name="P3603" text:outline-level="4"><text:bookmark text:name="__RefHeading__1821_1859984652"/><text:bookmark text:name="__RefHeading__1510_1586417083"/><text:bookmark text:name="__RefHeading__751_241645718"/><text:bookmark text:name="__RefHeading__325_102592204"/><text:bookmark text:name="__RefHeading__1671_2095896793"/>至少一个</text:h>
      <text:p text:style-name="P3395">分析：单独放于不单独放</text:p>
      <text:p text:style-name="P3396">S2[n,m]=m*S2[n-1 , m] + S2[n-1,m-1];</text:p>
      <text:h text:style-name="P3604" text:outline-level="4"><text:bookmark text:name="__RefHeading__1673_2095896793"/><text:bookmark text:name="__RefHeading__327_102592204"/><text:bookmark text:name="__RefHeading__1512_1586417083"/><text:bookmark text:name="__RefHeading__753_241645718"/><text:bookmark text:name="__RefHeading__1823_1859984652"/>可以为空</text:h>
      <text:p text:style-name="P1226">方案数为：ANS[n,m] =ANS[n,m-1] + S2[n,m];</text:p>
      <text:h text:style-name="P3528" text:outline-level="3"><text:bookmark text:name="__RefHeading__1011_2000419837"/><text:bookmark text:name="__RefHeading__1297_1701200629"/><text:bookmark text:name="__RefHeading__1825_1859984652"/><text:bookmark text:name="__RefHeading__1675_2095896793"/><text:bookmark text:name="__RefHeading__1514_1586417083"/><text:bookmark text:name="__RefHeading__329_102592204"/><text:bookmark text:name="__RefHeading__755_241645718"/>放<text:span text:style-name="标题_20_3_20_Char_20_Char"><text:span text:style-name="T21">进</text:span></text:span>m个不同的盒子里</text:h>
      <text:h text:style-name="P3605" text:outline-level="4"><text:bookmark text:name="__RefHeading__331_102592204"/><text:bookmark text:name="__RefHeading__1827_1859984652"/><text:bookmark text:name="__RefHeading__1516_1586417083"/><text:bookmark text:name="__RefHeading__1677_2095896793"/><text:bookmark text:name="__RefHeading__757_241645718"/>至少一个</text:h>
      <text:p text:style-name="P3397">方案数：m*S2[n,m]</text:p>
      <text:h text:style-name="P3606" text:outline-level="4"><text:bookmark text:name="__RefHeading__1829_1859984652"/><text:bookmark text:name="__RefHeading__333_102592204"/><text:bookmark text:name="__RefHeading__1679_2095896793"/><text:bookmark text:name="__RefHeading__1518_1586417083"/><text:bookmark text:name="__RefHeading__759_241645718"/>可以为空</text:h>
      <text:p text:style-name="P3398">放于不放：m^n</text:p>
      <text:p text:style-name="P1"/>
      <text:h text:style-name="P3451" text:outline-level="2"><text:bookmark text:name="__RefHeading__1831_1859984652"/><text:bookmark text:name="__RefHeading__1681_2095896793"/><text:bookmark text:name="__RefHeading__761_241645718"/><text:bookmark text:name="__RefHeading__335_102592204"/><text:bookmark text:name="__RefHeading__1520_1586417083"/><text:bookmark text:name="__RefHeading__1299_1701200629"/><text:bookmark text:name="__RefHeading__1013_2000419837"/><text:soft-page-break/>最大1矩阵</text:h>
      <text:p text:style-name="P1227">int a[N][N];</text:p>
      <text:p text:style-name="P1228">// a[1...m][1...n]</text:p>
      <text:p text:style-name="P1229">int n,m;</text:p>
      <text:p text:style-name="P1"/>
      <text:p text:style-name="P1230">void mycol(int i,int* col){</text:p>
      <text:p text:style-name="P1231"><text:tab/>for(int j=0,k;j&lt;n;++j){</text:p>
      <text:p text:style-name="P1232"><text:tab/><text:tab/>if(a[i][j]==0)col[j]=0;</text:p>
      <text:p text:style-name="P1233"><text:tab/><text:tab/>else if(i==0 || !a[i-1][j]){</text:p>
      <text:p text:style-name="P1234"><text:tab/><text:tab/><text:tab/>for(k=i+1;k&lt;m &amp;&amp; a[k][j];++k);</text:p>
      <text:p text:style-name="P1235"><text:tab/><text:tab/><text:tab/>col[j]=k;</text:p>
      <text:p text:style-name="P1236"><text:tab/><text:tab/>}</text:p>
      <text:p text:style-name="P1237"><text:tab/>}</text:p>
      <text:p text:style-name="P3178">}</text:p>
      <text:p text:style-name="P1"/>
      <text:p text:style-name="P1238">int Run(){//可以用单调队列优化</text:p>
      <text:p text:style-name="P1239"><text:tab/>int <text:s/>i,j,l, r, max = 0;</text:p>
      <text:p text:style-name="P1240"><text:tab/>int col[N];</text:p>
      <text:p text:style-name="P3179"><text:tab/></text:p>
      <text:p text:style-name="P1241"><text:tab/>for(i=0; i &lt; m; ++i ){</text:p>
      <text:p text:style-name="P1242"><text:tab/><text:tab/>mycol(i,col);</text:p>
      <text:p text:style-name="P1243"><text:tab/><text:tab/>for(j=0; j &lt; n; ++j )</text:p>
      <text:p text:style-name="P1244"><text:tab/><text:tab/><text:tab/>if( col[j] &gt; i ){</text:p>
      <text:p text:style-name="P1245"><text:tab/><text:tab/><text:tab/>for( l=j-1; l &gt;=0 &amp;&amp; col[l] &gt;= col[j]; --l );</text:p>
      <text:p text:style-name="P1246"><text:tab/><text:tab/>for( r=j+1; r &lt; n &amp;&amp; col[r] &gt;= col[j]; ++r );</text:p>
      <text:p text:style-name="P1247"><text:tab/><text:tab/><text:tab/><text:tab/>int res = (r-l-1)*(col[j]-i);</text:p>
      <text:p text:style-name="P1248"><text:tab/><text:tab/><text:tab/><text:tab/>if( res &gt; max ) max = res;</text:p>
      <text:p text:style-name="P1249"><text:tab/><text:tab/><text:tab/>}</text:p>
      <text:p text:style-name="P1250"><text:tab/>}</text:p>
      <text:p text:style-name="P1"/>
      <text:p text:style-name="P1251"><text:tab/>return max;</text:p>
      <text:p text:style-name="P3180">}</text:p>
      <text:h text:style-name="P3452" text:outline-level="2"><text:bookmark text:name="__RefHeading__1683_2095896793"/><text:bookmark text:name="__RefHeading__1301_1701200629"/><text:bookmark text:name="__RefHeading__1522_1586417083"/><text:bookmark text:name="__RefHeading__1015_2000419837"/><text:bookmark text:name="__RefHeading__1833_1859984652"/><text:bookmark text:name="__RefHeading__763_241645718"/><text:bookmark text:name="__RefHeading__337_102592204"/>最<text:span text:style-name="T3">大子段和</text:span></text:h>
      <text:p text:style-name="P1252">设<text:span text:style-name="T1">当前位置为子段的最后一个，答案有两种情况：</text:span></text:p>
      <text:list xml:id="list161448707" text:style-name="WW8Num2">
        <text:list-item>
          <text:p text:style-name="P1253">如<text:span text:style-name="T3">果当前位置的上一个为子段的最后一个的最优值小于等于0，则当前位置单独为一个子段会更优。</text:span></text:p>
        </text:list-item>
        <text:list-item>
          <text:p text:style-name="P1254">否<text:span text:style-name="T3">则，当前位置加上前一个的最优值就是当前的最优值。</text:span></text:p>
        </text:list-item>
      </text:list>
      <text:p text:style-name="P1255">int MSS(int*a,int n) {</text:p>
      <text:p text:style-name="P1256"><text:s/><text:span text:style-name="T10"><text:s text:c="3"/></text:span>int tmp ,sum;</text:p>
      <text:p text:style-name="P1257"><text:s/><text:span text:style-name="T10"><text:s text:c="3"/></text:span>tmp = sum = a[1];</text:p>
      <text:p text:style-name="P1258"><text:s/><text:span text:style-name="T10"><text:s text:c="3"/></text:span>for(i = 2; i&lt;=n; i++) {</text:p>
      <text:p text:style-name="P1259"><text:s/><text:span text:style-name="T10"><text:s text:c="7"/></text:span>if(tmp &gt;= 0) {</text:p>
      <text:p text:style-name="P1260"><text:s/><text:span text:style-name="T10"><text:s text:c="11"/></text:span>tmp += a[i];</text:p>
      <text:p text:style-name="P1261"><text:s/><text:span text:style-name="T10"><text:s text:c="7"/></text:span>} else {</text:p>
      <text:p text:style-name="P1262"><text:s/><text:span text:style-name="T10"><text:s text:c="11"/></text:span>tmp = a[i];</text:p>
      <text:p text:style-name="P1263"><text:s/><text:span text:style-name="T10"><text:s text:c="7"/></text:span>}</text:p>
      <text:p text:style-name="P1"/>
      <text:p text:style-name="P1264"><text:s/><text:span text:style-name="T10"><text:s text:c="7"/></text:span>if(tmp &gt; sum) {</text:p>
      <text:p text:style-name="P1265"><text:s/><text:span text:style-name="T10"><text:s text:c="11"/></text:span>sum = tmp;</text:p>
      <text:p text:style-name="P1266"><text:s/><text:span text:style-name="T10"><text:s text:c="7"/></text:span>}</text:p>
      <text:p text:style-name="P1267"><text:s/><text:span text:style-name="T10"><text:s text:c="3"/></text:span>}</text:p>
      <text:p text:style-name="P1268"><text:s/><text:span text:style-name="T10"><text:s text:c="3"/></text:span>return sum;</text:p>
      <text:p text:style-name="P3181">}</text:p>
      <text:h text:style-name="P3453" text:outline-level="2"><text:bookmark text:name="__RefHeading__1835_1859984652"/><text:bookmark text:name="__RefHeading__339_102592204"/><text:bookmark text:name="__RefHeading__1685_2095896793"/><text:bookmark text:name="__RefHeading__765_241645718"/><text:bookmark text:name="__RefHeading__1303_1701200629"/><text:bookmark text:name="__RefHeading__1524_1586417083"/><text:bookmark text:name="__RefHeading__1017_2000419837"/>最大M子段和</text:h>
      <text:p text:style-name="P1269">给n个数，求着n个数划分成互不相交的m段的最大m子段和。</text:p>
      <text:p text:style-name="P1270">经典的动态规划优化问题。</text:p>
      <text:p text:style-name="P1271">设f(i,j)表示前i个数划分成j段，且包括第i个数的最大j段和，那么dp方程为：</text:p>
      <text:p text:style-name="P1272">f(i,j)=max(f(i-1,j),max{f(k,j-1)})+v[i];</text:p>
      <text:p text:style-name="P1273">分析：第i个数要么和前一个数一起划分到第j段里，要么独自划分到第j段<text:span text:style-name="T2">,</text:span><text:span text:style-name="T3">也就是我们要找到i之前的数划分为j-1段的最优值，这个可以只需一个变量标记最大值岂可。</text:span></text:p>
      <text:p text:style-name="P1274">转移复杂度：O(<text:span text:style-name="T3">1</text:span>),总复杂度O(n*m)</text:p>
      <text:p text:style-name="P1275">int g[N];</text:p>
      <text:p text:style-name="P1276">int max_m_sum(int* str,int n,int m){</text:p>
      <text:p text:style-name="P1277"><text:s/><text:span text:style-name="T10"><text:s text:c="3"/></text:span>memset(g,0,sizeof(g));</text:p>
      <text:p text:style-name="P1278"><text:s/><text:span text:style-name="T10"><text:s text:c="3"/></text:span>int i,j,_max,tmp;</text:p>
      <text:p text:style-name="P1"/>
      <text:p text:style-name="P1279"><text:s/><text:span text:style-name="T10"><text:s text:c="3"/></text:span>for(i=1;i&lt;=m;i++){</text:p>
      <text:p text:style-name="P1280"><text:s/><text:span text:style-name="T10"><text:s text:c="7"/></text:span>_max = g[i-1];</text:p>
      <text:p text:style-name="P1281"><text:s/><text:span text:style-name="T10"><text:s text:c="7"/></text:span>for(j=i;j&lt;=n;j++){</text:p>
      <text:p text:style-name="P1282"><text:s/><text:span text:style-name="T10"><text:s text:c="11"/></text:span>tmp = _max;</text:p>
      <text:p text:style-name="P1283"><text:s/><text:span text:style-name="T10"><text:s text:c="11"/></text:span>_max = max(_max,g[j]);</text:p>
      <text:p text:style-name="P1284"><text:s/><text:span text:style-name="T10"><text:s text:c="11"/></text:span>g[j] = max(g[j-1],tmp) + str[j];</text:p>
      <text:p text:style-name="P1285"><text:s/><text:span text:style-name="T10"><text:s text:c="7"/></text:span>}</text:p>
      <text:p text:style-name="P1286"><text:s/><text:span text:style-name="T10"><text:s text:c="3"/></text:span>}</text:p>
      <text:p text:style-name="P1287"><text:s/><text:span text:style-name="T10"><text:s text:c="3"/></text:span>_max = g[m];</text:p>
      <text:p text:style-name="P1288"><text:s/><text:span text:style-name="T10"><text:s text:c="3"/></text:span>for(i=m;i&lt;=n;i++){</text:p>
      <text:p text:style-name="P1289"><text:s/><text:span text:style-name="T10"><text:s text:c="7"/></text:span>_max = max(_max,g[i]);</text:p>
      <text:p text:style-name="P1290"><text:soft-page-break/><text:s/><text:span text:style-name="T10"><text:s text:c="3"/></text:span>}</text:p>
      <text:p text:style-name="P1291"><text:s/><text:span text:style-name="T10"><text:s text:c="3"/></text:span>return _max;</text:p>
      <text:p text:style-name="P3182">}</text:p>
      <text:h text:style-name="P3454" text:outline-level="2"><text:bookmark text:name="__RefHeading__1687_2095896793"/><text:bookmark text:name="__RefHeading__1305_1701200629"/><text:bookmark text:name="__RefHeading__767_241645718"/><text:bookmark text:name="__RefHeading__341_102592204"/><text:bookmark text:name="__RefHeading__1019_2000419837"/><text:bookmark text:name="__RefHeading__1526_1586417083"/><text:bookmark text:name="__RefHeading__1837_1859984652"/>最长公共递增子序列(记录路径) </text:h>
      <text:p text:style-name="P1292">int f[N][N], dp[N];</text:p>
      <text:p text:style-name="P1293">// a[1…la], b[1…lb] O(n^2)</text:p>
      <text:p text:style-name="P1294">int gcis(int a*, int la, int b*, int lb, int ans*){</text:p>
      <text:p text:style-name="P1295"><text:tab/>int i, j, k, mx;</text:p>
      <text:p text:style-name="P1296"><text:tab/>memset(f, 0, sizeof(f));</text:p>
      <text:p text:style-name="P1297"><text:tab/>memset(dp, 0, sizeof(dp));</text:p>
      <text:p text:style-name="P1298"><text:tab/>for (i = 1; i &lt;= la; i++) {</text:p>
      <text:p text:style-name="P1299"><text:tab/><text:tab/>memcpy(f[i], f[i-1], sizeof(f[0]));</text:p>
      <text:p text:style-name="P1300"><text:tab/><text:tab/>for (k = 0, j = 1; j &lt;= lb; j++) {</text:p>
      <text:p text:style-name="P1301"><text:tab/><text:tab/><text:tab/>if (b[j-1] &lt; a[i-1] &amp;&amp; dp[j] &gt; dp[k]) k = j;</text:p>
      <text:p text:style-name="P1302"><text:tab/><text:tab/>if (b[j-1] == a[i-1] &amp;&amp; dp[k] + 1 &gt; dp[j]) {</text:p>
      <text:p text:style-name="P1303"><text:tab/><text:tab/><text:tab/><text:tab/>dp[j] = dp[k] + 1,</text:p>
      <text:p text:style-name="P1304"><text:tab/><text:tab/><text:tab/><text:tab/>f[i][j] = i * (lb + 1) + k;</text:p>
      <text:p text:style-name="P1305"><text:tab/><text:tab/><text:tab/>}</text:p>
      <text:p text:style-name="P1306"><text:tab/><text:tab/>}</text:p>
      <text:p text:style-name="P1307"><text:tab/>}</text:p>
      <text:p text:style-name="P1308"><text:tab/>for (mx = 0, i = 1; i &lt;= lb; i++)</text:p>
      <text:p text:style-name="P1309"><text:tab/>if (dp[i] &gt; dp[mx]) mx = i;</text:p>
      <text:p text:style-name="P1310"><text:tab/>for(i=la*lb+la+mx,j=dp[mx]; j;i=f[i/(lb+1)][i%(lb+1)],j--)</text:p>
      <text:p text:style-name="P1311"><text:tab/><text:tab/>ans[j-1] = b[i % (lb + 1) - 1];</text:p>
      <text:p text:style-name="P1312"><text:tab/>return dp[mx];</text:p>
      <text:p text:style-name="P3183">}</text:p>
      <text:p text:style-name="P1"/>
      <text:h text:style-name="P3455" text:outline-level="2"><text:bookmark text:name="__RefHeading__1839_1859984652"/><text:bookmark text:name="__RefHeading__1689_2095896793"/><text:bookmark text:name="__RefHeading__343_102592204"/><text:bookmark text:name="__RefHeading__1307_1701200629"/><text:bookmark text:name="__RefHeading__1528_1586417083"/><text:bookmark text:name="__RefHeading__1021_2000419837"/><text:bookmark text:name="__RefHeading__769_241645718"/>最长公共子序列</text:h>
      <text:p text:style-name="P1313">int LCS(const char *s1, const char *s2){</text:p>
      <text:p text:style-name="P1314"><text:tab/>int m = strlen(s1), n = strlen(s2);</text:p>
      <text:p text:style-name="P1315"><text:tab/>int i, j;</text:p>
      <text:p text:style-name="P1316"><text:tab/>a[0][0] = 0;</text:p>
      <text:p text:style-name="P1317"><text:tab/>for( i=1; i &lt;= m; ++i ) a[i][0] = 0;</text:p>
      <text:p text:style-name="P1318"><text:tab/>for( i=1; i &lt;= n; ++i ) a[0][i] = 0;</text:p>
      <text:p text:style-name="P3184"><text:tab/></text:p>
      <text:p text:style-name="P1319"><text:tab/>for( i=1; i &lt;= m; ++i )</text:p>
      <text:p text:style-name="P1320"><text:tab/>for( j=1; j &lt;= n; ++j ){</text:p>
      <text:p text:style-name="P1321"><text:tab/><text:tab/>if(s1[i-1]==s2[j-1]) a[i][j] = a[i-1][j-1]+1;</text:p>
      <text:p text:style-name="P1322"><text:tab/><text:tab/>else if(a[i-1][j]&gt;a[i][j-1])a[i][j]= a[i-1][j];</text:p>
      <text:p text:style-name="P1323"><text:tab/><text:tab/>else a[i][j] = a[i][j-1];</text:p>
      <text:p text:style-name="P1324"><text:tab/>}</text:p>
      <text:p text:style-name="P1325"><text:tab/>return a[m][n];</text:p>
      <text:p text:style-name="P3185">}</text:p>
      <text:p text:style-name="P1"/>
      <text:p text:style-name="P1"/>
      <text:h text:style-name="P3456" text:outline-level="2"><text:bookmark text:name="__RefHeading__1691_2095896793"/><text:bookmark text:name="__RefHeading__1309_1701200629"/><text:bookmark text:name="__RefHeading__771_241645718"/><text:bookmark text:name="__RefHeading__1530_1586417083"/><text:bookmark text:name="__RefHeading__1841_1859984652"/><text:bookmark text:name="__RefHeading__345_102592204"/><text:bookmark text:name="__RefHeading__1023_2000419837"/>最大连续子矩阵</text:h>
      <text:h text:style-name="P3457" text:outline-level="2"><text:bookmark text:name="__RefHeading__773_241645718"/><text:bookmark text:name="__RefHeading__1693_2095896793"/><text:bookmark text:name="__RefHeading__1843_1859984652"/><text:bookmark text:name="__RefHeading__1311_1701200629"/><text:bookmark text:name="__RefHeading__1025_2000419837"/><text:bookmark text:name="__RefHeading__1532_1586417083"/><text:bookmark text:name="__RefHeading__347_102592204"/>R<text:span text:style-name="T3">MQ问题</text:span></text:h>
      <text:h text:style-name="P3529" text:outline-level="3"><text:bookmark text:name="__RefHeading__1845_1859984652"/><text:bookmark text:name="__RefHeading__1695_2095896793"/><text:bookmark text:name="__RefHeading__1534_1586417083"/><text:bookmark text:name="__RefHeading__775_241645718"/><text:bookmark text:name="__RefHeading__1027_2000419837"/><text:bookmark text:name="__RefHeading__1313_1701200629"/><text:bookmark text:name="__RefHeading__349_102592204"/>题目描述</text:h>
      <text:p text:style-name="P1326">RMQ问题是求给定区间中的最值问题。</text:p>
      <text:p text:style-name="P1327">当然，最简单的算法是O(n)的，但是对于查询次数很多（设置多大100万次），O(n)的算法效率不够。可以用线段树将算法优化到O（logn)（在线段树中保存线段的最值）。</text:p>
      <text:p text:style-name="P1328">不过，Sparse_Table算法才是最好的：它可以在O(nlogn)的预处理以后实现O(1)的查询效率。</text:p>
      <text:p text:style-name="P1"/>
      <text:h text:style-name="P3530" text:outline-level="3"><text:bookmark text:name="__RefHeading__1536_1586417083"/><text:bookmark text:name="__RefHeading__1697_2095896793"/><text:bookmark text:name="__RefHeading__1847_1859984652"/><text:bookmark text:name="__RefHeading__1029_2000419837"/><text:bookmark text:name="__RefHeading__1315_1701200629"/><text:bookmark text:name="__RefHeading__777_241645718"/><text:bookmark text:name="__RefHeading__351_102592204"/>思路分析：</text:h>
      <text:p text:style-name="P1"/>
      <text:p text:style-name="P1329">下面把Sparse Table算法分成预处理和查询两部分来说明(以求最小值为例)。</text:p>
      <text:p text:style-name="P1"/>
      <text:p text:style-name="P3186"><text:s/></text:p>
      <text:p text:style-name="P1"/>
      <text:h text:style-name="P3607" text:outline-level="4"><text:bookmark text:name="__RefHeading__1699_2095896793"/><text:bookmark text:name="__RefHeading__779_241645718"/><text:bookmark text:name="__RefHeading__353_102592204"/><text:bookmark text:name="__RefHeading__1538_1586417083"/><text:bookmark text:name="__RefHeading__1849_1859984652"/>预处理:</text:h>
      <text:p text:style-name="P1330">预处理使用DP的思想，f(i, j)表示[i, i+2^j - 1]区间中的最小值，我们可以开辟一个数组专门来保存f(i, j)的值。</text:p>
      <text:p text:style-name="P1331">例如，f(0, 0)表示[0,0]之间的最小值,就是num[0], f(0, 2)表示[0, 3]之间的最小值, f(2, 4)表示[2, 17]之间的最小值</text:p>
      <text:p text:style-name="P1332">注意, 因为f(i, j)可以由f(i, j - 1)和f(i+2^(j-1), j-1)导出, 而递推的初值(所有的f(i, 0) = i)都是已知的</text:p>
      <text:p text:style-name="P1333">所以我们可以采用自底向上的算法递推地给出所有符合条件的f(i, j)的值。</text:p>
      <text:p text:style-name="P1"/>
      <text:h text:style-name="P3608" text:outline-level="4"><text:bookmark text:name="__RefHeading__355_102592204"/><text:bookmark text:name="__RefHeading__1540_1586417083"/><text:bookmark text:name="__RefHeading__1851_1859984652"/><text:bookmark text:name="__RefHeading__1701_2095896793"/><text:bookmark text:name="__RefHeading__781_241645718"/>查询:</text:h>
      <text:p text:style-name="P1"/>
      <text:p text:style-name="P1334">假设要查询从m到n这一段的最小值, 那么我们先求出一个最大的k, 使得k满足2^k &lt;= (n - m + 1).</text:p>
      <text:p text:style-name="P1335">于是我们就可以把[m, n]分成两个(部分重叠的)长度为2^k的区间: [m, m+2^k-1], [n-2^k+1, n];</text:p>
      <text:p text:style-name="P1336">而我们之前已经求出了f(m, k)为[m, m+2^k-1]的最小<text:soft-page-break/>值, f(n-2^k+1, k)为[n-2^k+1, n]的最小值</text:p>
      <text:p text:style-name="P1337">我们只要返回其中更小的那个, 就是我们想要的答案, 这个算法的时间复杂度是O(1)的.</text:p>
      <text:p text:style-name="P1338">例如, rmq(0, 11) = min(f(0, 3), f(4, 3))</text:p>
      <text:p text:style-name="P1"/>
      <text:p text:style-name="P1339">样<text:span text:style-name="T3">例代码</text:span></text:p>
      <text:p text:style-name="P1340">int st[20][N], ln[N], val[N];</text:p>
      <text:p text:style-name="P1341">void initrmq(int n) {</text:p>
      <text:p text:style-name="P1342"><text:s/><text:span text:style-name="T10"><text:s text:c="3"/></text:span>int i, j, k, sk;</text:p>
      <text:p text:style-name="P1343"><text:s/><text:span text:style-name="T10"><text:s text:c="3"/></text:span>ln[0] = ln[1] = 0;</text:p>
      <text:p text:style-name="P1344"><text:s/><text:span text:style-name="T10"><text:s text:c="3"/></text:span>for (i = 0; i &lt; n; i++) st[0][i] = val[i];</text:p>
      <text:p text:style-name="P1345"><text:s/><text:span text:style-name="T10"><text:s text:c="3"/></text:span>for (i = 1, k = 2; k &lt; n; i++, k &lt;&lt;= 1) {</text:p>
      <text:p text:style-name="P1346"><text:s/><text:span text:style-name="T10"><text:s text:c="7"/></text:span>for (j = 0, sk = (k &gt;&gt; 1); j &lt; n; ++j, ++sk) {</text:p>
      <text:p text:style-name="P1347"><text:s/><text:span text:style-name="T10"><text:s text:c="11"/></text:span>st[i][j] = st[i-1][j];</text:p>
      <text:p text:style-name="P1348"><text:s/><text:span text:style-name="T10"><text:s text:c="11"/></text:span>if (sk &lt; n &amp;&amp; st[i][j] &gt; st[i-1][sk])</text:p>
      <text:p text:style-name="P1349"><text:s/><text:span text:style-name="T10"><text:s text:c="15"/></text:span>st[i][j] = st[i-1][sk];</text:p>
      <text:p text:style-name="P1350"><text:s/><text:span text:style-name="T10"><text:s text:c="7"/></text:span>}</text:p>
      <text:p text:style-name="P1351"><text:s/><text:span text:style-name="T10"><text:s text:c="7"/></text:span>for (j=(k&gt;&gt;1)+1; j &lt;= k; ++j) ln[j] = ln[k&gt;&gt;1] + 1;</text:p>
      <text:p text:style-name="P1352"><text:s/><text:span text:style-name="T10"><text:s text:c="3"/></text:span>}</text:p>
      <text:p text:style-name="P1353"><text:s/><text:span text:style-name="T10"><text:s text:c="3"/></text:span>for (j=(k&gt;&gt;1)+1; j &lt;= k; ++j) ln[j] = ln[k&gt;&gt;1] + 1;</text:p>
      <text:p text:style-name="P3187">}</text:p>
      <text:p text:style-name="P1354">int query(int x, int y) { // min of { val[x] ... val[y] }</text:p>
      <text:p text:style-name="P1355"><text:s/><text:span text:style-name="T10"><text:s text:c="3"/></text:span>int bl = ln[y - x + 1];</text:p>
      <text:p text:style-name="P1356"><text:s/><text:span text:style-name="T10"><text:s text:c="3"/></text:span>return min(st[bl][x], st[bl][y-(1&lt;&lt;bl)+1]);</text:p>
      <text:p text:style-name="P3188">}</text:p>
      <text:h text:style-name="P3458" text:outline-level="2"><text:bookmark text:name="__RefHeading__357_102592204"/><text:bookmark text:name="__RefHeading__1853_1859984652"/><text:bookmark text:name="__RefHeading__1031_2000419837"/><text:bookmark text:name="__RefHeading__1703_2095896793"/><text:bookmark text:name="__RefHeading__1317_1701200629"/><text:bookmark text:name="__RefHeading__1542_1586417083"/><text:bookmark text:name="__RefHeading__783_241645718"/>LCA<text:span text:style-name="T1">问题</text:span></text:h>
      <text:p text:style-name="P1357">对于该问题，最容易想到的算法是分别从节点u和v回溯到根节点，获取u和v到根节点的路径P1，P2，其中P1和P2可以看成两条单链表，这就转换成常见的一道面试题：【判断两个单链表是否相交，如果相交，给出相交的第一个点。】。该算法总的复杂度是O（n）（其中n是树节点个数）。</text:p>
      <text:p text:style-name="P1358">本节介绍了两种比较高效的算法解决这个问题，其中一个是在线算法（DFS+ST），另一个是离线算法（Tarjan算法）。</text:p>
      <text:h text:style-name="P3531" text:outline-level="3"><text:bookmark text:name="__RefHeading__1855_1859984652"/><text:bookmark text:name="__RefHeading__1033_2000419837"/><text:bookmark text:name="__RefHeading__359_102592204"/><text:bookmark text:name="__RefHeading__1705_2095896793"/><text:bookmark text:name="__RefHeading__1319_1701200629"/><text:bookmark text:name="__RefHeading__1544_1586417083"/><text:bookmark text:name="__RefHeading__785_241645718"/>在线算法DFS+ST</text:h>
      <text:p text:style-name="P1359">(思想是：将树看成一个无向图，u和v的公共祖先一定在u与v之间的最短路径上)：</text:p>
      <text:p text:style-name="P1360">（1）DFS：从树T的根开始，进行深度优先遍历（将树T看成一个无向图），并记录下每次到达的顶点。第一个的结点是root(T)，每经过一条边都记录它的端点。由于每条边恰好经过2次，因此一共记录了2n-1个结点，用E[1, ... , 2n-1]来表示。</text:p>
      <text:p text:style-name="P1361">（2）计算R：用R[i]表示E数组中第一个值为i的元素下标，即如果R[u] &lt; R[v]时，DFS访问的顺序是E[R[u], R[u]+1, <text:span text:style-name="T14">…</text:span>, R[v]]。虽然其中包含u的后代，但深度最小的还是u与v的公共祖先。</text:p>
      <text:p text:style-name="P1362">（3）RMQ：当R[u] <text:span text:style-name="T14">≥</text:span> R[v]时，LCA[T, u, v] = RMQ(L, R[v], R[u])；否则LCA[T, u, v] = RMQ(L, R[u], R[v])，计算RMQ。</text:p>
      <text:p text:style-name="P1363">由于RMQ中使用的ST算法是在线算法，所以这个算法也是在线算法。</text:p>
      <text:h text:style-name="P3609" text:outline-level="4"><text:bookmark text:name="__RefHeading__1857_1859984652"/><text:bookmark text:name="__RefHeading__787_241645718"/><text:bookmark text:name="__RefHeading__361_102592204"/><text:bookmark text:name="__RefHeading__1707_2095896793"/><text:bookmark text:name="__RefHeading__1546_1586417083"/>代<text:span text:style-name="T1">码实现</text:span></text:h>
      <text:p text:style-name="P1364">const int N = 10001; // 1&lt;&lt;20;</text:p>
      <text:p text:style-name="P1365">int pnt[N], next[N], head[N]; // 邻接表</text:p>
      <text:p text:style-name="P1366">int e; // 边数</text:p>
      <text:p text:style-name="P1367">bool visited[N]; // 初始为0，从根遍历</text:p>
      <text:p text:style-name="P1368">int id;</text:p>
      <text:p text:style-name="P1369">int dep[2*N+1], E[2*N+1], R[N]; // dep:dfs遍历节点深度, E:dfs序列, R:第一次被遍历的下标</text:p>
      <text:p text:style-name="P1370">void DFS(int u, int d);</text:p>
      <text:p text:style-name="P1371">int d[20], st[2*N+1][20];</text:p>
      <text:p text:style-name="P1372">int n;</text:p>
      <text:p text:style-name="P1373">void InitRMQ(const int &amp;id) {</text:p>
      <text:p text:style-name="P1374"><text:s/><text:span text:style-name="T10"><text:s text:c="3"/></text:span>int i, j;</text:p>
      <text:p text:style-name="P1375"><text:s/><text:span text:style-name="T10"><text:s text:c="3"/></text:span>for( d[0]=1, i=1; i &lt; 20; ++i ) d[i] = 2*d[i-1];</text:p>
      <text:p text:style-name="P1376"><text:s/><text:span text:style-name="T10"><text:s text:c="3"/></text:span>for( i=0; i &lt; id; ++i ) st[i][0] = i;</text:p>
      <text:p text:style-name="P1377"><text:s/><text:span text:style-name="T10"><text:s text:c="3"/></text:span>int k = int( log(double(n))/log(2.0) ) + 1;</text:p>
      <text:p text:style-name="P1378"><text:s/><text:span text:style-name="T10"><text:s text:c="3"/></text:span>for( j=1; j &lt; k; ++j )</text:p>
      <text:p text:style-name="P1379"><text:s/><text:span text:style-name="T10"><text:s text:c="7"/></text:span>for( i=0; i &lt; id; ++i ) {</text:p>
      <text:p text:style-name="P1380"><text:s/><text:span text:style-name="T10"><text:s text:c="11"/></text:span>if( i+d[j-1]-1 &lt; id ) {</text:p>
      <text:p text:style-name="P1381"><text:s/><text:span text:style-name="T10"><text:s text:c="15"/></text:span>st[i][j] = dep[ st[i][j-1] ] &gt; dep[ st[i+d[j-1]][j-1] ] ? st[i+d[j-1]][j-1] : st[i][j-1];</text:p>
      <text:p text:style-name="P1382"><text:s/><text:span text:style-name="T10"><text:s text:c="11"/></text:span>} else break; // st[i][j] = st[i][j-1];</text:p>
      <text:p text:style-name="P1383"><text:s/><text:span text:style-name="T10"><text:s text:c="7"/></text:span>}</text:p>
      <text:p text:style-name="P3189">}</text:p>
      <text:p text:style-name="P1384">int Query(int x, int y) {</text:p>
      <text:p text:style-name="P1385"><text:s/><text:span text:style-name="T10"><text:s text:c="3"/></text:span>int k; // x, y均为下标:0...n-1</text:p>
      <text:p text:style-name="P1386"><text:s/><text:span text:style-name="T10"><text:s text:c="3"/></text:span>k = int( log(double(y-x+1))/log(2.0) );</text:p>
      <text:p text:style-name="P1387"><text:s/><text:span text:style-name="T10"><text:s text:c="3"/></text:span>return dep[ st[x][k] ] &gt; dep[ st[y-d[k]+1][k] ] ? st[y-d[k]+1][k] : st[x][k];</text:p>
      <text:p text:style-name="P3190">}</text:p>
      <text:p text:style-name="P1"/>
      <text:p text:style-name="P1388">void Answer(void) {</text:p>
      <text:p text:style-name="P1389"><text:s/><text:span text:style-name="T10"><text:s text:c="3"/></text:span>int i, Q;</text:p>
      <text:p text:style-name="P1390"><text:s/><text:span text:style-name="T10"><text:s text:c="3"/></text:span>scanf("%d", &amp;Q);</text:p>
      <text:p text:style-name="P1391"><text:soft-page-break/><text:s/><text:span text:style-name="T10"><text:s text:c="3"/></text:span>for( i=0; i &lt; Q; ++i ) {</text:p>
      <text:p text:style-name="P1392"><text:s/><text:span text:style-name="T10"><text:s text:c="7"/></text:span>int x, y;</text:p>
      <text:p text:style-name="P1393"><text:s/><text:span text:style-name="T10"><text:s text:c="7"/></text:span>scanf("%d%d", &amp;x, &amp;y); // 查询x,y的LCA</text:p>
      <text:p text:style-name="P1394"><text:s/><text:span text:style-name="T10"><text:s text:c="7"/></text:span>x = R[x];</text:p>
      <text:p text:style-name="P1395"><text:s/><text:span text:style-name="T10"><text:s text:c="7"/></text:span>y = R[y];</text:p>
      <text:p text:style-name="P1396"><text:s/><text:span text:style-name="T10"><text:s text:c="7"/></text:span>if( x &gt; y ) {</text:p>
      <text:p text:style-name="P1397"><text:s/><text:span text:style-name="T10"><text:s text:c="11"/></text:span>int tmp = x;</text:p>
      <text:p text:style-name="P1398"><text:s/><text:span text:style-name="T10"><text:s text:c="11"/></text:span>x = y;</text:p>
      <text:p text:style-name="P1399"><text:s/><text:span text:style-name="T10"><text:s text:c="11"/></text:span>y = tmp;</text:p>
      <text:p text:style-name="P1400"><text:s/><text:span text:style-name="T10"><text:s text:c="7"/></text:span>}</text:p>
      <text:p text:style-name="P1401"><text:s/><text:span text:style-name="T10"><text:s text:c="7"/></text:span>printf("%d\n", E[ Query(x, y) ]);</text:p>
      <text:p text:style-name="P1402"><text:s/><text:span text:style-name="T10"><text:s text:c="3"/></text:span>}</text:p>
      <text:p text:style-name="P3191">}</text:p>
      <text:p text:style-name="P1403">void DFS(int u, int d) {</text:p>
      <text:p text:style-name="P1404"><text:s/><text:span text:style-name="T10"><text:s text:c="3"/></text:span>visited[u] = 1;</text:p>
      <text:p text:style-name="P1405"><text:s/><text:span text:style-name="T10"><text:s text:c="3"/></text:span>R[u] = id;</text:p>
      <text:p text:style-name="P1406"><text:s/><text:span text:style-name="T10"><text:s text:c="3"/></text:span>E[id] = u;</text:p>
      <text:p text:style-name="P1407"><text:s/><text:span text:style-name="T10"><text:s text:c="3"/></text:span>dep[id++] = d;</text:p>
      <text:p text:style-name="P1408"><text:s/><text:span text:style-name="T10"><text:s text:c="3"/></text:span>for( int i=head[u]; i != -1; i=next[i] )</text:p>
      <text:p text:style-name="P1409"><text:s/><text:span text:style-name="T10"><text:s text:c="7"/></text:span>if( visited[ pnt[i] ] == 0 ) {</text:p>
      <text:p text:style-name="P1410"><text:s/><text:span text:style-name="T10"><text:s text:c="11"/></text:span>DFS(pnt[i], d+1);</text:p>
      <text:p text:style-name="P1411"><text:s/><text:span text:style-name="T10"><text:s text:c="11"/></text:span>E[id] = u;</text:p>
      <text:p text:style-name="P1412"><text:s/><text:span text:style-name="T10"><text:s text:c="11"/></text:span>dep[id++] = d;</text:p>
      <text:p text:style-name="P1413"><text:s/><text:span text:style-name="T10"><text:s text:c="7"/></text:span>}</text:p>
      <text:p text:style-name="P3192">}</text:p>
      <text:p text:style-name="P3193"/>
      <text:h text:style-name="P3532" text:outline-level="3"><text:bookmark text:name="__RefHeading__1709_2095896793"/><text:bookmark text:name="__RefHeading__1548_1586417083"/><text:bookmark text:name="__RefHeading__789_241645718"/><text:bookmark text:name="__RefHeading__1321_1701200629"/><text:bookmark text:name="__RefHeading__1859_1859984652"/><text:bookmark text:name="__RefHeading__1035_2000419837"/><text:bookmark text:name="__RefHeading__363_102592204"/>离线算法（Tarjan算法）</text:h>
      <text:p text:style-name="P1414">所谓离线算法，是指首先读入所有的询问（求一次LCA叫做一次询问），然后重新组织查询处理顺序以便得到更高效的处理方法。Tarjan算法是一个常见的用于解决LCA问题的离线算法，它结合了深度优先遍历和并查集，整个算法为线性处理时间。</text:p>
      <text:p text:style-name="P1415">Tarjan算法是基于并查集的，利用并查集优越的时空复杂度，可以实现LCA问题的O(n+Q)算法，这里Q表示询问<text:span text:style-name="T10"> </text:span>的次数。</text:p>
      <text:p text:style-name="P1416">同上一个算法一样，Tarjan算法也要用到深度优先搜索，算法大体流程如下：对于新搜索到的一个结点，首先创建由这个结点构成的集合，再对当前结点的每一个子树进行搜索，每搜索完一棵子树，则可确定子树内的LCA询问都已解决。其他的LCA询问的结果必然在这个子树之外，这时把子树所形成的集合与当前结点的集合合并，并将当前结点设为这个集合的祖先。之后继续搜索下一棵子树，直到当前结点的所有子树搜索完。这时把当前结点也设为已被检查过的，同时可以处理有关当前结点的LCA询问，如果有一个从当前结点到结点v的询问，且v已被检查过，则由于进行的是深度优先搜索，当前结点与v的最近公共祖先一定还没有被检查，而这个最近公共祖先的包涵v的子树一定已经搜索过了，那么这个最近公共祖先一定是v所在集合的祖先。</text:p>
      <text:h text:style-name="P3610" text:outline-level="4"><text:bookmark text:name="__RefHeading__1711_2095896793"/><text:bookmark text:name="__RefHeading__365_102592204"/><text:bookmark text:name="__RefHeading__791_241645718"/><text:bookmark text:name="__RefHeading__1550_1586417083"/><text:bookmark text:name="__RefHeading__1861_1859984652"/>代<text:span text:style-name="T3">码实现</text:span></text:h>
      <text:p text:style-name="P1417">int id[N]<text:span text:style-name="T3">;//初始化-1</text:span></text:p>
      <text:p text:style-name="P1418">i<text:span text:style-name="T3">nt </text:span>lcs[N][N], </text:p>
      <text:p text:style-name="P1419">i<text:span text:style-name="T3">nt </text:span>g[N][N];<text:span text:style-name="T3">//</text:span>邻接矩阵</text:p>
      <text:p text:style-name="P1420">int get(int i) {</text:p>
      <text:p text:style-name="P1421"><text:s/><text:span text:style-name="T10"><text:s text:c="3"/></text:span>if (id[i] == i) return i;</text:p>
      <text:p text:style-name="P1422"><text:s/><text:span text:style-name="T10"><text:s text:c="3"/></text:span>return id[i] = get(id[i]);</text:p>
      <text:p text:style-name="P3194">}</text:p>
      <text:p text:style-name="P1423">void unin(int i, int j) {</text:p>
      <text:p text:style-name="P1424"><text:s/><text:span text:style-name="T10"><text:s text:c="3"/></text:span>id[get(i)] = get(j);</text:p>
      <text:p text:style-name="P3195">}</text:p>
      <text:p text:style-name="P1425">void dfs(int rt, int n) {</text:p>
      <text:p text:style-name="P1426"><text:s/><text:span text:style-name="T10"><text:s text:c="3"/></text:span>int i;</text:p>
      <text:p text:style-name="P1427"><text:s/><text:span text:style-name="T10"><text:s text:c="3"/></text:span>id[rt] = rt;</text:p>
      <text:p text:style-name="P1428"><text:s/><text:span text:style-name="T10"><text:s text:c="3"/></text:span>for (i = 0; i &lt; n; ++i) if (g[rt][i] &amp;&amp; -1 == id[i]) {</text:p>
      <text:p text:style-name="P1429"><text:s/><text:span text:style-name="T10"><text:s text:c="11"/></text:span>dfs(i, n);</text:p>
      <text:p text:style-name="P1430"><text:s/><text:span text:style-name="T10"><text:s text:c="11"/></text:span>unin(i, rt);</text:p>
      <text:p text:style-name="P1431"><text:s/><text:span text:style-name="T10"><text:s text:c="7"/></text:span>}</text:p>
      <text:p text:style-name="P1432"><text:s/><text:span text:style-name="T10"><text:s text:c="3"/></text:span>for (i = 0; i &lt; n; ++i) if (-1 != id[i])</text:p>
      <text:p text:style-name="P1433"><text:s/><text:span text:style-name="T10"><text:s text:c="11"/></text:span>lcs[rt][i] = lcs[i][rt] = get(i);</text:p>
      <text:p text:style-name="P3196">}</text:p>
      <text:h text:style-name="P3459" text:outline-level="2"><text:bookmark text:name="__RefHeading__1323_1701200629"/><text:bookmark text:name="__RefHeading__1863_1859984652"/><text:bookmark text:name="__RefHeading__1037_2000419837"/><text:bookmark text:name="__RefHeading__1713_2095896793"/><text:bookmark text:name="__RefHeading__793_241645718"/><text:bookmark text:name="__RefHeading__1552_1586417083"/><text:bookmark text:name="__RefHeading__367_102592204"/>矩<text:span text:style-name="T1">阵相乘</text:span><text:span text:style-name="T3">DP</text:span></text:h>
      <text:h text:style-name="P3533" text:outline-level="3"><text:bookmark text:name="__RefHeading__1715_2095896793"/><text:bookmark text:name="__RefHeading__1554_1586417083"/><text:bookmark text:name="__RefHeading__1325_1701200629"/><text:bookmark text:name="__RefHeading__795_241645718"/><text:bookmark text:name="__RefHeading__369_102592204"/><text:bookmark text:name="__RefHeading__1039_2000419837"/><text:bookmark text:name="__RefHeading__1865_1859984652"/>求<text:span text:style-name="T3">矩阵状态</text:span></text:h>
      <text:p text:style-name="P1"/>
      <text:p text:style-name="P1434">bool state[513];</text:p>
      <text:p text:style-name="P1435">int _map[513];</text:p>
      <text:p text:style-name="P1436">int _map_num;</text:p>
      <text:p text:style-name="P1437">int str[513][513];</text:p>
      <text:p text:style-name="P1438">int _val_map[513];</text:p>
      <text:p text:style-name="P1"/>
      <text:p text:style-name="P1439">//第bit位置为1 val,val可以是0或1，bit是1~8</text:p>
      <text:p text:style-name="P1440">void setBit(int&amp; now,int bit,int val = 1) {</text:p>
      <text:p text:style-name="P1441"><text:s/><text:span text:style-name="T10"><text:s text:c="3"/></text:span>bit--;</text:p>
      <text:p text:style-name="P1442"><text:s/><text:span text:style-name="T10"><text:s text:c="3"/></text:span>if(val == 1) {</text:p>
      <text:p text:style-name="P1443"><text:s/><text:span text:style-name="T10"><text:s text:c="7"/></text:span>now |= (1&lt;&lt;bit);</text:p>
      <text:p text:style-name="P1444"><text:s/><text:span text:style-name="T10"><text:s text:c="3"/></text:span>} else {</text:p>
      <text:p text:style-name="P1445"><text:soft-page-break/><text:s/><text:span text:style-name="T10"><text:s text:c="7"/></text:span>now &amp;= ~(1&lt;&lt;bit);</text:p>
      <text:p text:style-name="P1446"><text:s/><text:span text:style-name="T10"><text:s text:c="3"/></text:span>}</text:p>
      <text:p text:style-name="P3197">}</text:p>
      <text:p text:style-name="P1447">//得到第bit位的值</text:p>
      <text:p text:style-name="P1448">int getBit(int now,int bit) {</text:p>
      <text:p text:style-name="P1449"><text:s/><text:span text:style-name="T10"><text:s text:c="3"/></text:span>bit--;</text:p>
      <text:p text:style-name="P1450"><text:s/><text:span text:style-name="T10"><text:s text:c="3"/></text:span>return (now&gt;&gt;bit)&amp;1;</text:p>
      <text:p text:style-name="P3198">}</text:p>
      <text:p text:style-name="P1451">//输出c的二进制</text:p>
      <text:p text:style-name="P1452">void outputState(int c) {</text:p>
      <text:p text:style-name="P1453"><text:s/><text:span text:style-name="T10"><text:s text:c="3"/></text:span>printf(",\"");</text:p>
      <text:p text:style-name="P1454"><text:s/><text:span text:style-name="T10"><text:s text:c="3"/></text:span>for(int i=8; i; i--) {</text:p>
      <text:p text:style-name="P1455"><text:s/><text:span text:style-name="T10"><text:s text:c="7"/></text:span>printf("%d",getBit(c,i));</text:p>
      <text:p text:style-name="P1456"><text:s/><text:span text:style-name="T10"><text:s text:c="3"/></text:span>}</text:p>
      <text:p text:style-name="P1457"><text:s/><text:span text:style-name="T10"><text:s text:c="3"/></text:span>printf("\"\n");</text:p>
      <text:p text:style-name="P3199">}</text:p>
      <text:p text:style-name="P1458">//添加状态c</text:p>
      <text:p text:style-name="P1459">int addState(int c) {</text:p>
      <text:p text:style-name="P1460"><text:s/><text:span text:style-name="T10"><text:s text:c="3"/></text:span>if(state[c] == false) {</text:p>
      <text:p text:style-name="P1461"><text:s/><text:span text:style-name="T10"><text:s text:c="7"/></text:span>state[c] = true;</text:p>
      <text:p text:style-name="P1462"><text:s/><text:span text:style-name="T10"><text:s text:c="7"/></text:span>_map[_map_num] = c;</text:p>
      <text:p text:style-name="P1463"><text:s/><text:span text:style-name="T10"><text:s text:c="7"/></text:span>_val_map[c] = _map_num;</text:p>
      <text:p text:style-name="P1464"><text:s/><text:span text:style-name="T10"><text:s text:c="7"/></text:span>_map_num++;</text:p>
      <text:p text:style-name="P1465"><text:s/><text:span text:style-name="T10"><text:s text:c="3"/></text:span>}</text:p>
      <text:p text:style-name="P1466"><text:s/><text:span text:style-name="T10"><text:s text:c="3"/></text:span>return _val_map[c];</text:p>
      <text:p text:style-name="P3200">}</text:p>
      <text:p text:style-name="P1467">//判断now是否全1</text:p>
      <text:p text:style-name="P1468">bool isPutAll(int now) {</text:p>
      <text:p text:style-name="P1469"><text:s/><text:span text:style-name="T10"><text:s text:c="3"/></text:span>return now == 255;</text:p>
      <text:p text:style-name="P3201">}</text:p>
      <text:p text:style-name="P1470">//深搜得到状态</text:p>
      <text:p text:style-name="P1471">void dfs(int lev,int now,int next) {</text:p>
      <text:p text:style-name="P1472"><text:s/><text:span text:style-name="T10"><text:s text:c="3"/></text:span>int nextState,i;</text:p>
      <text:p text:style-name="P1"/>
      <text:p text:style-name="P1473"><text:s/><text:span text:style-name="T10"><text:s text:c="3"/></text:span>if(isPutAll(now)) {</text:p>
      <text:p text:style-name="P1474"><text:s/><text:span text:style-name="T10"><text:s text:c="7"/></text:span>nextState = addState(next);</text:p>
      <text:p text:style-name="P1475"><text:s/><text:span text:style-name="T10"><text:s text:c="7"/></text:span>str[lev][nextState]++;</text:p>
      <text:p text:style-name="P1476"><text:s/><text:span text:style-name="T10"><text:s text:c="7"/></text:span>return ;</text:p>
      <text:p text:style-name="P1477"><text:s/><text:span text:style-name="T10"><text:s text:c="3"/></text:span>}</text:p>
      <text:p text:style-name="P1"/>
      <text:p text:style-name="P1478"><text:s/><text:span text:style-name="T10"><text:s text:c="3"/></text:span>//视情况修改</text:p>
      <text:p text:style-name="P1479"><text:s/><text:span text:style-name="T10"><text:s text:c="3"/></text:span>if(getBit(now,8) == 0 &amp;&amp; getBit(now,1) == 0) {</text:p>
      <text:p text:style-name="P1480"><text:s/><text:span text:style-name="T10"><text:s text:c="7"/></text:span>setBit(now,8,1);</text:p>
      <text:p text:style-name="P1481"><text:s/><text:span text:style-name="T10"><text:s text:c="7"/></text:span>setBit(now,1,1);</text:p>
      <text:p text:style-name="P1482"><text:s/><text:span text:style-name="T10"><text:s text:c="7"/></text:span>dfs(lev,now,next);</text:p>
      <text:p text:style-name="P1483"><text:s/><text:span text:style-name="T10"><text:s text:c="7"/></text:span>setBit(now,8,0);</text:p>
      <text:p text:style-name="P1484"><text:s/><text:span text:style-name="T10"><text:s text:c="7"/></text:span>setBit(now,1,0);</text:p>
      <text:p text:style-name="P1485"><text:s/><text:span text:style-name="T10"><text:s text:c="3"/></text:span>}</text:p>
      <text:p text:style-name="P1"/>
      <text:p text:style-name="P1486"><text:s/><text:span text:style-name="T10"><text:s text:c="3"/></text:span>for(i=8; i&gt;0; i--) {</text:p>
      <text:p text:style-name="P1487"><text:s/><text:span text:style-name="T10"><text:s text:c="7"/></text:span>if(getBit(now,i) == 0) {</text:p>
      <text:p text:style-name="P1488"><text:s/><text:span text:style-name="T10"><text:s text:c="11"/></text:span>setBit(now,i,1);</text:p>
      <text:p text:style-name="P1489"><text:s/><text:span text:style-name="T10"><text:s text:c="11"/></text:span>setBit(next,i,1);</text:p>
      <text:p text:style-name="P1490"><text:s/><text:span text:style-name="T10"><text:s text:c="11"/></text:span>dfs(lev,now,next);</text:p>
      <text:p text:style-name="P1491"><text:s/><text:span text:style-name="T10"><text:s text:c="11"/></text:span>setBit(now,i,0);</text:p>
      <text:p text:style-name="P1492"><text:s/><text:span text:style-name="T10"><text:s text:c="11"/></text:span>setBit(next,i,0);</text:p>
      <text:p text:style-name="P1493"><text:s/><text:span text:style-name="T10"><text:s text:c="11"/></text:span>break;</text:p>
      <text:p text:style-name="P1494"><text:s/><text:span text:style-name="T10"><text:s text:c="7"/></text:span>}</text:p>
      <text:p text:style-name="P1495"><text:s/><text:span text:style-name="T10"><text:s text:c="3"/></text:span>}</text:p>
      <text:p text:style-name="P1"/>
      <text:p text:style-name="P1496"><text:s/><text:span text:style-name="T10"><text:s text:c="3"/></text:span>for(i=8; i&gt;1; i--) {</text:p>
      <text:p text:style-name="P1497"><text:s/><text:span text:style-name="T10"><text:s text:c="7"/></text:span>if(getBit(now,i) == 0) {</text:p>
      <text:p text:style-name="P1498"><text:s/><text:span text:style-name="T10"><text:s text:c="11"/></text:span>if(getBit(now,i-1) == 0) {</text:p>
      <text:p text:style-name="P1499"><text:s/><text:span text:style-name="T10"><text:s text:c="15"/></text:span>setBit(now,i,1);</text:p>
      <text:p text:style-name="P1500"><text:s/><text:span text:style-name="T10"><text:s text:c="15"/></text:span>setBit(now,i-1,1);</text:p>
      <text:p text:style-name="P1501"><text:s/><text:span text:style-name="T10"><text:s text:c="15"/></text:span>dfs(lev,now,next);</text:p>
      <text:p text:style-name="P1502"><text:s/><text:span text:style-name="T10"><text:s text:c="15"/></text:span>setBit(now,i,0);</text:p>
      <text:p text:style-name="P1503"><text:s/><text:span text:style-name="T10"><text:s text:c="15"/></text:span>setBit(now,i-1,0);</text:p>
      <text:p text:style-name="P1504"><text:s/><text:span text:style-name="T10"><text:s text:c="11"/></text:span>}</text:p>
      <text:p text:style-name="P1505"><text:s/><text:span text:style-name="T10"><text:s text:c="11"/></text:span>break;</text:p>
      <text:p text:style-name="P1506"><text:s/><text:span text:style-name="T10"><text:s text:c="7"/></text:span>}</text:p>
      <text:p text:style-name="P1507"><text:s/><text:span text:style-name="T10"><text:s text:c="3"/></text:span>}</text:p>
      <text:p text:style-name="P3202">}</text:p>
      <text:p text:style-name="P1508">//生成状态</text:p>
      <text:p text:style-name="P1509">void bornState() {</text:p>
      <text:p text:style-name="P1"/>
      <text:p text:style-name="P1510"><text:s/><text:span text:style-name="T10"><text:s text:c="3"/></text:span>memset(state,false,sizeof(state));</text:p>
      <text:p text:style-name="P1511"><text:s/><text:span text:style-name="T10"><text:s text:c="3"/></text:span>_map_num = 0;</text:p>
      <text:p text:style-name="P1512"><text:s/><text:span text:style-name="T10"><text:s text:c="3"/></text:span>memset(str,0,sizeof(str));</text:p>
      <text:p text:style-name="P1"/>
      <text:p text:style-name="P1513"><text:s/><text:span text:style-name="T10"><text:s text:c="3"/></text:span>addState(0);</text:p>
      <text:p text:style-name="P1"/>
      <text:p text:style-name="P1514"><text:s/><text:span text:style-name="T10"><text:s text:c="3"/></text:span>for(int i=0; i&lt;_map_num; i++) {</text:p>
      <text:p text:style-name="P1515"><text:s/><text:span text:style-name="T10"><text:s text:c="7"/></text:span>dfs(i,_map[i],0);</text:p>
      <text:p text:style-name="P1516"><text:s/><text:span text:style-name="T10"><text:s text:c="3"/></text:span>}</text:p>
      <text:p text:style-name="P3203">}</text:p>
      <text:h text:style-name="P3534" text:outline-level="3"><text:bookmark text:name="__RefHeading__1867_1859984652"/><text:bookmark text:name="__RefHeading__1717_2095896793"/><text:bookmark text:name="__RefHeading__1041_2000419837"/><text:bookmark text:name="__RefHeading__1327_1701200629"/><text:bookmark text:name="__RefHeading__797_241645718"/><text:bookmark text:name="__RefHeading__371_102592204"/><text:bookmark text:name="__RefHeading__1556_1586417083"/><text:soft-page-break/>使<text:span text:style-name="T3">用矩阵幂求答案</text:span></text:h>
      <text:p text:style-name="P1517"><text:s/><text:span text:style-name="T10"><text:s text:c="3"/></text:span>bornState();</text:p>
      <text:p text:style-name="P1518"><text:s/><text:span text:style-name="T10"><text:s text:c="3"/></text:span>sz = _map_num;</text:p>
      <text:p text:style-name="P1519"><text:s/><text:span text:style-name="T10"><text:s text:c="3"/></text:span>Matrix matrix,ans;</text:p>
      <text:p text:style-name="P1520"><text:s/><text:span text:style-name="T10"><text:s text:c="3"/></text:span>int n,m;</text:p>
      <text:p text:style-name="P1521"><text:s/><text:span text:style-name="T10"><text:s text:c="3"/></text:span>matrix.init(str);<text:span text:style-name="T3">//矩阵需要添加这个函数</text:span></text:p>
      <text:p text:style-name="P1522"><text:s/><text:span text:style-name="T10"><text:s text:c="3"/></text:span>while(scanf("%d%d",&amp;n,&amp;m),n) {</text:p>
      <text:p text:style-name="P1523"><text:s/><text:span text:style-name="T10"><text:s text:c="7"/></text:span>MOD = m;</text:p>
      <text:p text:style-name="P1524"><text:s/><text:span text:style-name="T10"><text:s text:c="7"/></text:span>ans = matrix.pow(n);</text:p>
      <text:p text:style-name="P1525"><text:s/><text:span text:style-name="T10"><text:s text:c="7"/></text:span>printf("%d\n",ans.a[0][0]);</text:p>
      <text:p text:style-name="P3204">}</text:p>
      <text:p text:style-name="P3370"/>
      <text:p text:style-name="P3370"/>
      <text:p text:style-name="P3370"/>
      <text:p text:style-name="P3370"/>
      <text:p text:style-name="P3370"/>
      <text:p text:style-name="P3370"/>
      <text:h text:style-name="P3460" text:outline-level="2"><text:bookmark text:name="__RefHeading__1719_2095896793"/><text:bookmark text:name="__RefHeading__1043_2000419837"/><text:bookmark text:name="__RefHeading__373_102592204"/><text:bookmark text:name="__RefHeading__799_241645718"/><text:bookmark text:name="__RefHeading__1329_1701200629"/><text:bookmark text:name="__RefHeading__1558_1586417083"/><text:bookmark text:name="__RefHeading__1869_1859984652"/>D<text:span text:style-name="T3">FA+DP</text:span></text:h>
      <text:h text:style-name="P3535" text:outline-level="3"><text:bookmark text:name="__RefHeading__375_102592204"/><text:bookmark text:name="__RefHeading__1721_2095896793"/><text:bookmark text:name="__RefHeading__1871_1859984652"/><text:bookmark text:name="__RefHeading__1045_2000419837"/><text:bookmark text:name="__RefHeading__1560_1586417083"/><text:bookmark text:name="__RefHeading__1331_1701200629"/><text:bookmark text:name="__RefHeading__801_241645718"/>区<text:span text:style-name="T3">间个数询问</text:span></text:h>
      <text:p text:style-name="P3318">对<text:span text:style-name="T3">于一个数字，首先把这个数字存在数组中</text:span></text:p>
      <text:p text:style-name="P3319">typedef <text:span text:style-name="T3"><text:s/>long long </text:span>LL;</text:p>
      <text:p text:style-name="P3320">int str[100];</text:p>
      <text:p text:style-name="P3321">LL _sum[100][30][30];</text:p>
      <text:p text:style-name="P3322">int len;</text:p>
      <text:p text:style-name="P3323">int x,y;</text:p>
      <text:p text:style-name="P3324">LL dfs(int pos, int x_num, int y_num, bool yes) {</text:p>
      <text:p text:style-name="P3325"><text:s/><text:span text:style-name="T10"><text:s text:c="3"/></text:span>if(pos &lt; 0) {<text:span text:style-name="T3">//判断是否结束</text:span></text:p>
      <text:p text:style-name="P3326"><text:s/><text:span text:style-name="T10"><text:s text:c="7"/></text:span>return x_num == x &amp;&amp; y_num == y;</text:p>
      <text:p text:style-name="P3327"><text:s/><text:span text:style-name="T10"><text:s text:c="3"/></text:span>}</text:p>
      <text:p text:style-name="P3328"><text:s/><text:span text:style-name="T10"><text:s text:c="3"/></text:span>if(x_num &gt; x || y_num &gt; y) {</text:p>
      <text:p text:style-name="P3329"><text:s/><text:span text:style-name="T10"><text:s text:c="7"/></text:span>return 0;<text:span text:style-name="T3">//判断是否已经不满足条件</text:span></text:p>
      <text:p text:style-name="P3330"><text:s/><text:span text:style-name="T10"><text:s text:c="3"/></text:span>}</text:p>
      <text:p text:style-name="P3331">/<text:span text:style-name="T3">/判断是否已经是999且已经计算过。</text:span></text:p>
      <text:p text:style-name="P3332"><text:s/><text:span text:style-name="T10"><text:s text:c="3"/></text:span>if(yes &amp;&amp; _sum[pos][x_num][y_num] != -1) {</text:p>
      <text:p text:style-name="P3333"><text:s/><text:span text:style-name="T10"><text:s text:c="7"/></text:span>return _sum[pos][x_num][y_num];</text:p>
      <text:p text:style-name="P3334"><text:s/><text:span text:style-name="T10"><text:s text:c="3"/></text:span>}</text:p>
      <text:p text:style-name="P3335">/<text:span text:style-name="T3">/没计算过，</text:span>开始计算</text:p>
      <text:p text:style-name="P3336"><text:s/><text:span text:style-name="T10"><text:s text:c="3"/></text:span>LL ans = 0;</text:p>
      <text:p text:style-name="P3337"><text:s/><text:span text:style-name="T10"><text:s text:c="3"/></text:span>int _max = yes ? 9 : str[pos];</text:p>
      <text:p text:style-name="P3338"><text:s/><text:span text:style-name="T10"><text:s text:c="3"/></text:span>for(int i=0; i&lt;=_max; i++) {</text:p>
      <text:p text:style-name="P3339"><text:s/><text:span text:style-name="T10"><text:s text:c="7"/></text:span>ans += dfs(pos-1, x_num + (i == 4), y_num + (i == 7), yes || i&lt;str[pos]);</text:p>
      <text:p text:style-name="P3340"><text:s/><text:span text:style-name="T10"><text:s text:c="3"/></text:span>}</text:p>
      <text:p text:style-name="P3341">/<text:span text:style-name="T3">/保存计算过的</text:span></text:p>
      <text:p text:style-name="P3342"><text:s/><text:span text:style-name="T10"><text:s text:c="3"/></text:span>if(yes) {</text:p>
      <text:p text:style-name="P3343"><text:s/><text:span text:style-name="T10"><text:s text:c="7"/></text:span>_sum[pos][x_num][y_num] = ans;</text:p>
      <text:p text:style-name="P3344"><text:s/><text:span text:style-name="T10"><text:s text:c="3"/></text:span>}</text:p>
      <text:p text:style-name="P3304"/>
      <text:p text:style-name="P3345"><text:s/><text:span text:style-name="T10"><text:s text:c="3"/></text:span>return ans;</text:p>
      <text:p text:style-name="P3205">}</text:p>
      <text:p text:style-name="P3346">/<text:span text:style-name="T3">/查询，一般是用[0, val]</text:span></text:p>
      <text:p text:style-name="P3347">LL query(LL val) {</text:p>
      <text:p text:style-name="P3348"><text:s/><text:span text:style-name="T10"><text:s text:c="3"/></text:span>if(val &lt; 0) {</text:p>
      <text:p text:style-name="P3349"><text:s/><text:span text:style-name="T10"><text:s text:c="7"/></text:span>return 0;</text:p>
      <text:p text:style-name="P3350"><text:s/><text:span text:style-name="T10"><text:s text:c="3"/></text:span>}</text:p>
      <text:p text:style-name="P3351"><text:s/><text:span text:style-name="T10"><text:s text:c="3"/></text:span>len = 0;</text:p>
      <text:p text:style-name="P3352"><text:s/><text:span text:style-name="T10"><text:s text:c="3"/></text:span>if(val == 0) {</text:p>
      <text:p text:style-name="P3353"><text:s/><text:span text:style-name="T10"><text:s text:c="7"/></text:span>str[len++] = val;</text:p>
      <text:p text:style-name="P3354"><text:s/><text:span text:style-name="T10"><text:s text:c="3"/></text:span>} else {</text:p>
      <text:p text:style-name="P3355"><text:s/><text:span text:style-name="T10"><text:s text:c="7"/></text:span>while(val) {</text:p>
      <text:p text:style-name="P3356"><text:s/><text:span text:style-name="T10"><text:s text:c="11"/></text:span>str[len++] = val%10;</text:p>
      <text:p text:style-name="P3357"><text:s/><text:span text:style-name="T10"><text:s text:c="11"/></text:span>val /= 10;</text:p>
      <text:p text:style-name="P3358"><text:s/><text:span text:style-name="T10"><text:s text:c="7"/></text:span>}</text:p>
      <text:p text:style-name="P3359"><text:s/><text:span text:style-name="T10"><text:s text:c="3"/></text:span>}</text:p>
      <text:p text:style-name="P3360"><text:s/><text:span text:style-name="T10"><text:s text:c="3"/></text:span>return dfs(len-1,0,0,false);</text:p>
      <text:p text:style-name="P3206">}</text:p>
      <text:h text:style-name="P3536" text:outline-level="3"><text:bookmark text:name="__RefHeading__1723_2095896793"/><text:bookmark text:name="__RefHeading__1562_1586417083"/><text:bookmark text:name="__RefHeading__377_102592204"/><text:bookmark text:name="__RefHeading__1333_1701200629"/><text:bookmark text:name="__RefHeading__1047_2000419837"/><text:bookmark text:name="__RefHeading__803_241645718"/><text:bookmark text:name="__RefHeading__1873_1859984652"/>区<text:span text:style-name="T3">间内[left,right]第k个满足条件的</text:span></text:h>
      <text:h text:style-name="P3611" text:outline-level="4"><text:bookmark text:name="__RefHeading__805_241645718"/><text:bookmark text:name="__RefHeading__379_102592204"/><text:bookmark text:name="__RefHeading__1564_1586417083"/><text:bookmark text:name="__RefHeading__1725_2095896793"/><text:bookmark text:name="__RefHeading__1875_1859984652"/>二<text:span text:style-name="T3">分查找</text:span></text:h>
      <text:p text:style-name="P1526">LL query(LL left, LL right, <text:s/>LL k) {</text:p>
      <text:p text:style-name="P1"/>
      <text:p text:style-name="P1527"><text:s/><text:span text:style-name="T10"><text:s text:c="3"/></text:span>LL ans_num = <text:s/>query(left-1) + k;</text:p>
      <text:p text:style-name="P1528"><text:s/><text:span text:style-name="T10"><text:s text:c="3"/></text:span>LL mid, mid_num;</text:p>
      <text:p text:style-name="P1529"><text:s/><text:span text:style-name="T10"><text:s text:c="3"/></text:span>while(left &lt; right) {</text:p>
      <text:p text:style-name="P1530"><text:s/><text:span text:style-name="T10"><text:s text:c="7"/></text:span>mid = (left + right)/2;</text:p>
      <text:p text:style-name="P1531"><text:s/><text:span text:style-name="T10"><text:s text:c="7"/></text:span>mid_num = query(mid);</text:p>
      <text:p text:style-name="P1532"><text:s/><text:span text:style-name="T10"><text:s text:c="7"/></text:span>if(mid_num == ans_num){</text:p>
      <text:p text:style-name="P1533"><text:s/><text:span text:style-name="T10"><text:s text:c="11"/></text:span>right = mid;</text:p>
      <text:p text:style-name="P1534"><text:s/><text:span text:style-name="T10"><text:s text:c="7"/></text:span>}else if(mid_num &gt; ans_num) {</text:p>
      <text:p text:style-name="P1535"><text:s/><text:span text:style-name="T10"><text:s text:c="11"/></text:span>right = mid - 1;</text:p>
      <text:p text:style-name="P1536"><text:s/><text:span text:style-name="T10"><text:s text:c="7"/></text:span>} else {</text:p>
      <text:p text:style-name="P1537"><text:s/><text:span text:style-name="T10"><text:s text:c="11"/></text:span>left = mid + 1;</text:p>
      <text:p text:style-name="P1538"><text:s/><text:span text:style-name="T10"><text:s text:c="7"/></text:span>}</text:p>
      <text:p text:style-name="P1539"><text:s/><text:span text:style-name="T10"><text:s text:c="3"/></text:span>}</text:p>
      <text:p text:style-name="P1540"><text:s/><text:span text:style-name="T10"><text:s text:c="3"/></text:span>return left;</text:p>
      <text:p text:style-name="P3207">}</text:p>
      <text:h text:style-name="P3612" text:outline-level="4"><text:bookmark text:name="__RefHeading__381_102592204"/><text:bookmark text:name="__RefHeading__1727_2095896793"/><text:bookmark text:name="__RefHeading__1877_1859984652"/><text:bookmark text:name="__RefHeading__1566_1586417083"/><text:bookmark text:name="__RefHeading__807_241645718"/><text:soft-page-break/>D<text:span text:style-name="T3">FA查找</text:span></text:h>
      <text:p text:style-name="P1541">按<text:span text:style-name="T3">位查找，从最高位开始确定应该是那个数字</text:span></text:p>
      <text:p text:style-name="P1542">调<text:span text:style-name="T3">用前</text:span>ans = 0;</text:p>
      <text:p text:style-name="P1543">调<text:span text:style-name="T1">用</text:span>dfs(len-1,0,0,false,query<text:span text:style-name="T3">(left-1)</text:span> + k);</text:p>
      <text:p text:style-name="P1544">void dfs(int pos, int x_num, int y_num, bool yes, LL k) {</text:p>
      <text:p text:style-name="P1545"><text:s/><text:span text:style-name="T10"><text:s text:c="3"/></text:span>if(pos &lt; 0)return ;</text:p>
      <text:p text:style-name="P1546"><text:s/><text:span text:style-name="T10"><text:s text:c="3"/></text:span>int _max = yes ? 9 : str[pos];</text:p>
      <text:p text:style-name="P1547"><text:s/><text:span text:style-name="T10"><text:s text:c="3"/></text:span>LL tmp;</text:p>
      <text:p text:style-name="P1548"><text:s/><text:span text:style-name="T10"><text:s text:c="3"/></text:span>for(int i=0; i&lt;=_max; i++) {</text:p>
      <text:p text:style-name="P1549">tmp = dfs(pos-1, x_num+(i == 4), y_num + (i == 7), yes || i&lt;str[pos]);</text:p>
      <text:p text:style-name="P1550"><text:s/><text:span text:style-name="T10"><text:s text:c="7"/></text:span>if(tmp&gt;=k){</text:p>
      <text:p text:style-name="P1551"><text:s/><text:span text:style-name="T10"><text:s text:c="11"/></text:span>ans = ans*10+i;</text:p>
      <text:p text:style-name="P1552"><text:s/><text:span text:style-name="T10"><text:s text:c="11"/></text:span>dfs(pos-1,x_num + (i == 4), y_num + (i == 7), yes || i&lt;str[pos],k);</text:p>
      <text:p text:style-name="P1553"><text:s/><text:span text:style-name="T10"><text:s text:c="11"/></text:span>return;</text:p>
      <text:p text:style-name="P1554"><text:s/><text:span text:style-name="T10"><text:s text:c="7"/></text:span>}else{</text:p>
      <text:p text:style-name="P1555"><text:s/><text:span text:style-name="T10"><text:s text:c="11"/></text:span>k -= tmp;</text:p>
      <text:p text:style-name="P1556"><text:s/><text:span text:style-name="T10"><text:s text:c="7"/></text:span>}</text:p>
      <text:p text:style-name="P1557"><text:s/><text:span text:style-name="T10"><text:s text:c="3"/></text:span>}</text:p>
      <text:p text:style-name="P3208">}</text:p>
      <text:p text:style-name="P3077"/>
      <text:h text:style-name="P3411" text:outline-level="1"><text:bookmark text:name="__RefHeading__1729_2095896793"/><text:bookmark text:name="__RefHeading__1568_1586417083"/><text:bookmark text:name="__RefHeading__1049_2000419837"/><text:bookmark text:name="__RefHeading__809_241645718"/><text:bookmark text:name="__RefHeading__1335_1701200629"/><text:bookmark text:name="__RefHeading__383_102592204"/><text:bookmark text:name="__RefHeading__1879_1859984652"/>搜<text:span text:style-name="T1">索</text:span></text:h>
      <text:h text:style-name="P3461" text:outline-level="2"><text:bookmark text:name="__RefHeading__811_241645718"/><text:bookmark text:name="__RefHeading__1881_1859984652"/><text:bookmark text:name="__RefHeading__1731_2095896793"/><text:bookmark text:name="__RefHeading__385_102592204"/><text:bookmark text:name="__RefHeading__1337_1701200629"/><text:bookmark text:name="__RefHeading__1570_1586417083"/><text:bookmark text:name="__RefHeading__1051_2000419837"/>KMP 匹配算法O(M+N)</text:h>
      <text:p text:style-name="P1558">const int P=100;</text:p>
      <text:p text:style-name="P1559">int next[P];</text:p>
      <text:p text:style-name="P1"/>
      <text:p text:style-name="P1560">//next[i]的意义</text:p>
      <text:p text:style-name="P1561">//s为匹配串,t为s的前i个字符组成的子串</text:p>
      <text:p text:style-name="P1562">//t = s[0]s[1]...s[i-1]</text:p>
      <text:p text:style-name="P1563">//设串s[0]s[1]...s[k]和串s[i-1-k]s[i-1-(k-1)]...s[i-1]相等，</text:p>
      <text:p text:style-name="P1564">//next[i]就是这样的k的最大值</text:p>
      <text:p text:style-name="P1565">//</text:p>
      <text:p text:style-name="P1"/>
      <text:p text:style-name="P1566">void get_next(char *pat){</text:p>
      <text:p text:style-name="P1567"><text:tab/>memset(next,-1,sizeof(next));</text:p>
      <text:p text:style-name="P1568"><text:tab/>for(int i=1,k;pat[i];++i){</text:p>
      <text:p text:style-name="P1569"><text:tab/><text:tab/>for(k=next[i-1];k&gt;=0 &amp;&amp; pat[i]!=pat[k+1];k=next[k]);</text:p>
      <text:p text:style-name="P1570"><text:tab/><text:tab/>if(pat[k+1] == pat[i])next[i]=k+1;</text:p>
      <text:p text:style-name="P1571"><text:tab/>}</text:p>
      <text:p text:style-name="P3209">}</text:p>
      <text:p text:style-name="P1"/>
      <text:p text:style-name="P1572">//返回匹配的第一个位置</text:p>
      <text:p text:style-name="P1573">//返回匹配的个数<text:span text:style-name="T10"> <text:s/></text:span>ans</text:p>
      <text:p text:style-name="P1574">int kmp(char* str, char* pat){</text:p>
      <text:p text:style-name="P1575"><text:tab/>get_next(pat);</text:p>
      <text:p text:style-name="P1576"><text:tab/>int i=0, j=0,ans=0;</text:p>
      <text:p text:style-name="P1"/>
      <text:p text:style-name="P1577"><text:tab/>while( str[i] &amp;&amp; pat[j] ){</text:p>
      <text:p text:style-name="P1578"><text:tab/><text:tab/>if( pat[j] == str[i] ){</text:p>
      <text:p text:style-name="P1579"><text:tab/><text:tab/><text:tab/> ++i;</text:p>
      <text:p text:style-name="P1580"><text:tab/><text:tab/><text:tab/>if(!pat[++j])ans++;</text:p>
      <text:p text:style-name="P1581"><text:tab/><text:tab/>}</text:p>
      <text:p text:style-name="P1582"><text:tab/><text:tab/>else if(j == 0)++i;</text:p>
      <text:p text:style-name="P1583"><text:tab/><text:tab/>else j = next[j-1]+1;</text:p>
      <text:p text:style-name="P1584"><text:tab/>}</text:p>
      <text:p text:style-name="P1585"><text:tab/>// return ans;</text:p>
      <text:p text:style-name="P1586"><text:tab/>if( pat[j] ) return -1;</text:p>
      <text:p text:style-name="P1587"><text:tab/>else return i-j;</text:p>
      <text:p text:style-name="P3210">}</text:p>
      <text:h text:style-name="P3462" text:outline-level="2"><text:bookmark text:name="__RefHeading__1733_2095896793"/><text:bookmark text:name="__RefHeading__387_102592204"/><text:bookmark text:name="__RefHeading__813_241645718"/><text:bookmark text:name="__RefHeading__1339_1701200629"/><text:bookmark text:name="__RefHeading__1053_2000419837"/><text:bookmark text:name="__RefHeading__1572_1586417083"/><text:bookmark text:name="__RefHeading__1883_1859984652"/><text:s/><text:span text:style-name="T3">回文串</text:span></text:h>
      <text:h text:style-name="P3537" text:outline-level="3"><text:bookmark text:name="__RefHeading__1885_1859984652"/><text:bookmark text:name="__RefHeading__1735_2095896793"/><text:bookmark text:name="__RefHeading__1341_1701200629"/><text:bookmark text:name="__RefHeading__815_241645718"/><text:bookmark text:name="__RefHeading__1574_1586417083"/><text:bookmark text:name="__RefHeading__389_102592204"/><text:bookmark text:name="__RefHeading__1055_2000419837"/>Manacher算法</text:h>
      <text:p text:style-name="P1"/>
      <text:p text:style-name="P1588">主要用于求解最长回文子串。</text:p>
      <text:p text:style-name="P1"/>
      <text:p text:style-name="P1589">这个算法有一个很巧妙的地方，它把奇数的回文串和偶数的回文串统一起来考虑了。</text:p>
      <text:p text:style-name="P1590">这个算法还有一个很好的地方就是充分利用了字符匹配的特殊性，避免了大量不必要的重复匹配。</text:p>
      <text:p text:style-name="P1"/>
      <text:p text:style-name="P1591">const int MAX = 110003 &lt;&lt; 2;</text:p>
      <text:p text:style-name="P1592">char oldstr[MAX];//原字符串</text:p>
      <text:p text:style-name="P1593">char str[MAX];</text:p>
      <text:p text:style-name="P1594">int p[MAX];//表示以i为中心的回文半径，</text:p>
      <text:p text:style-name="P1595">/*</text:p>
      <text:p text:style-name="P1596">p[i]-1刚好是原字符串以第i个为中心的回文串长度。</text:p>
      <text:p text:style-name="P1597">*/</text:p>
      <text:p text:style-name="P1"/>
      <text:p text:style-name="P1598">void Manacher(int n) {</text:p>
      <text:p text:style-name="P1599"><text:s/><text:span text:style-name="T10"><text:s text:c="3"/></text:span>int mx=0;</text:p>
      <text:p text:style-name="P1600"><text:s/><text:span text:style-name="T10"><text:s text:c="3"/></text:span>int id;//最长影响串的位置;</text:p>
      <text:p text:style-name="P1601"><text:s/><text:span text:style-name="T10"><text:s text:c="3"/></text:span>p[0]=0;</text:p>
      <text:p text:style-name="P1"/>
      <text:p text:style-name="P1602"><text:soft-page-break/><text:s/><text:span text:style-name="T10"><text:s text:c="3"/></text:span>for(int i = 1; i &lt; n; i++) {</text:p>
      <text:p text:style-name="P1603"><text:s/><text:span text:style-name="T10"><text:s text:c="7"/></text:span>p[i]=1;//至少是1</text:p>
      <text:p text:style-name="P1604"><text:s/><text:span text:style-name="T10"><text:s text:c="7"/></text:span>if(mx&gt;i) {</text:p>
      <text:p text:style-name="P1605"><text:s/><text:span text:style-name="T10"><text:s text:c="11"/></text:span>p[i] = p[2 * id - i];</text:p>
      <text:p text:style-name="P1606"><text:s/><text:span text:style-name="T10"><text:s text:c="11"/></text:span>if(mx - i &lt; p[i]) p[i] = mx - i;</text:p>
      <text:p text:style-name="P1607"><text:s/><text:span text:style-name="T10"><text:s text:c="7"/></text:span>}</text:p>
      <text:p text:style-name="P1"/>
      <text:p text:style-name="P1608"><text:s/><text:span text:style-name="T10"><text:s text:c="7"/></text:span>//向两端配匹</text:p>
      <text:p text:style-name="P1609"><text:s/><text:span text:style-name="T10"><text:s text:c="7"/></text:span>while(str[i - p[i]] == str[i + p[i]]) p[i]++;</text:p>
      <text:p text:style-name="P1610"><text:s/><text:span text:style-name="T10"><text:s text:c="7"/></text:span>if(i + p[i] &gt; mx) {</text:p>
      <text:p text:style-name="P1611"><text:s/><text:span text:style-name="T10"><text:s text:c="11"/></text:span>mx = i + p[i];</text:p>
      <text:p text:style-name="P1612"><text:s/><text:span text:style-name="T10"><text:s text:c="11"/></text:span>id = i;</text:p>
      <text:p text:style-name="P1613"><text:s/><text:span text:style-name="T10"><text:s text:c="7"/></text:span>}</text:p>
      <text:p text:style-name="P1614"><text:s/><text:span text:style-name="T10"><text:s text:c="3"/></text:span>}</text:p>
      <text:p text:style-name="P3211">}</text:p>
      <text:p text:style-name="P1"/>
      <text:p text:style-name="P1615">/*</text:p>
      <text:p text:style-name="P1616">预处理字符串</text:p>
      <text:p text:style-name="P1617">*/</text:p>
      <text:p text:style-name="P1618">int pre(char head='$', char middle='#', char end = '?') {</text:p>
      <text:p text:style-name="P1619"><text:s/><text:span text:style-name="T10"><text:s text:c="3"/></text:span>int n=0;</text:p>
      <text:p text:style-name="P1620"><text:s/><text:span text:style-name="T10"><text:s text:c="3"/></text:span>str[n++]=head;</text:p>
      <text:p text:style-name="P1621"><text:s/><text:span text:style-name="T10"><text:s text:c="3"/></text:span>str[n++]=middle;</text:p>
      <text:p text:style-name="P1622"><text:s/><text:span text:style-name="T10"><text:s text:c="3"/></text:span>for(int i = 0; oldstr[i]; i++) {</text:p>
      <text:p text:style-name="P1623"><text:s/><text:span text:style-name="T10"><text:s text:c="7"/></text:span>str[n++] = oldstr[i];</text:p>
      <text:p text:style-name="P1624"><text:s/><text:span text:style-name="T10"><text:s text:c="7"/></text:span>str[n++] = middle;</text:p>
      <text:p text:style-name="P1"/>
      <text:p text:style-name="P1625"><text:s/><text:span text:style-name="T10"><text:s text:c="3"/></text:span>}</text:p>
      <text:p text:style-name="P1626"><text:s/><text:span text:style-name="T10"><text:s text:c="3"/></text:span>str[n]=end;</text:p>
      <text:p text:style-name="P1627"><text:s/><text:span text:style-name="T10"><text:s text:c="3"/></text:span>return n;</text:p>
      <text:p text:style-name="P3212">}</text:p>
      <text:p text:style-name="P1"/>
      <text:p text:style-name="P1628">int main() {</text:p>
      <text:p text:style-name="P1629"><text:s/><text:span text:style-name="T10"><text:s text:c="3"/></text:span>int n;</text:p>
      <text:p text:style-name="P1630"><text:s/><text:span text:style-name="T10"><text:s text:c="3"/></text:span>while(scanf("%s", oldstr) != EOF) {</text:p>
      <text:p text:style-name="P1631"><text:s/><text:span text:style-name="T10"><text:s text:c="7"/></text:span>n = pre();</text:p>
      <text:p text:style-name="P1632"><text:s/><text:span text:style-name="T10"><text:s text:c="7"/></text:span>Manacher(n);</text:p>
      <text:p text:style-name="P1633"><text:s/><text:span text:style-name="T10"><text:s text:c="7"/></text:span>int ans=0;</text:p>
      <text:p text:style-name="P1634"><text:s/><text:span text:style-name="T10"><text:s text:c="7"/></text:span>for(int i = 1; i &lt; n; i++) {</text:p>
      <text:p text:style-name="P1635"><text:s/><text:span text:style-name="T10"><text:s text:c="11"/></text:span>if(p[i] &gt; ans) ans = p[i];</text:p>
      <text:p text:style-name="P1"/>
      <text:p text:style-name="P1636"><text:s/><text:span text:style-name="T10"><text:s text:c="7"/></text:span>}</text:p>
      <text:p text:style-name="P1637"><text:s/><text:span text:style-name="T10"><text:s text:c="7"/></text:span>printf("%d\n", ans - 1);</text:p>
      <text:p text:style-name="P1638"><text:s/><text:span text:style-name="T10"><text:s text:c="3"/></text:span>}</text:p>
      <text:p text:style-name="P1639"><text:s/><text:span text:style-name="T10"><text:s text:c="3"/></text:span>return 0;</text:p>
      <text:p text:style-name="P3213">}</text:p>
      <text:h text:style-name="P3463" text:outline-level="2"><text:bookmark text:name="__RefHeading__1737_2095896793"/><text:bookmark text:name="__RefHeading__1576_1586417083"/><text:bookmark text:name="__RefHeading__391_102592204"/><text:bookmark text:name="__RefHeading__817_241645718"/><text:bookmark text:name="__RefHeading__1057_2000419837"/><text:bookmark text:name="__RefHeading__1343_1701200629"/><text:bookmark text:name="__RefHeading__1887_1859984652"/>迭<text:span text:style-name="T3">代加深搜索</text:span></text:h>
      <text:p text:style-name="P1640">对<text:span text:style-name="T3">于一般的搜索，复杂度是O(2^n)的复杂度。</text:span></text:p>
      <text:p text:style-name="P1641">对<text:span text:style-name="T3">于不知道比较好的算法时，只有进行暴力搜索了。</text:span></text:p>
      <text:p text:style-name="P1642">但<text:span text:style-name="T3">是DFS可能进去出不来，对于BFS又可能爆栈。这是就要进行迭代搜索了。</text:span></text:p>
      <text:p text:style-name="P1643">每<text:span text:style-name="T3">当加深一层深度时，次层的搜索的时间可以忽略不计了，因为相差一个数量级。</text:span></text:p>
      <text:h text:style-name="P3538" text:outline-level="3"><text:bookmark text:name="__RefHeading__1889_1859984652"/><text:bookmark text:name="__RefHeading__393_102592204"/><text:bookmark text:name="__RefHeading__1345_1701200629"/><text:bookmark text:name="__RefHeading__1739_2095896793"/><text:bookmark text:name="__RefHeading__1059_2000419837"/><text:bookmark text:name="__RefHeading__819_241645718"/><text:bookmark text:name="__RefHeading__1578_1586417083"/>I<text:span text:style-name="T3">DA*</text:span></text:h>
      <text:p text:style-name="P1644">这<text:span text:style-name="T3">里以一个例子来讲解IDA*.</text:span></text:p>
      <text:p text:style-name="P1645">问<text:span text:style-name="T1">题：</text:span>n个数互不相同，可以对相邻的连续区间进行交换<text:span text:style-name="T1">，</text:span>最终使n个数达到升序<text:span text:style-name="T1">。</text:span>求最少交换次数。</text:p>
      <text:p text:style-name="P1646">这<text:span text:style-name="T3">里假设是1到n的n个数。不是话可以进行映射。</text:span></text:p>
      <text:p text:style-name="P3077"/>
      <text:p text:style-name="P1647">int n,str[20], _maxDepth;</text:p>
      <text:p text:style-name="P1648">int hfunc() {<text:span text:style-name="T3">//估计函数：还有多少个断点</text:span></text:p>
      <text:p text:style-name="P1649"><text:s/><text:span text:style-name="T10"><text:s text:c="3"/></text:span>int depth = 0;</text:p>
      <text:p text:style-name="P1650"><text:s/><text:span text:style-name="T10"><text:s text:c="3"/></text:span>for(int i=1; i&lt;n; i++) {</text:p>
      <text:p text:style-name="P1651"><text:s/><text:span text:style-name="T10"><text:s text:c="7"/></text:span>if(str[i] != str[i-1]+1) {</text:p>
      <text:p text:style-name="P1652"><text:s/><text:span text:style-name="T10"><text:s text:c="11"/></text:span>depth++;</text:p>
      <text:p text:style-name="P1653"><text:s/><text:span text:style-name="T10"><text:s text:c="7"/></text:span>}</text:p>
      <text:p text:style-name="P1654"><text:s/><text:span text:style-name="T10"><text:s text:c="3"/></text:span>}</text:p>
      <text:p text:style-name="P1655"><text:s/><text:span text:style-name="T10"><text:s text:c="3"/></text:span>return depth;</text:p>
      <text:p text:style-name="P3214">}</text:p>
      <text:p text:style-name="P1656">/<text:span text:style-name="T3">/交换区间</text:span></text:p>
      <text:p text:style-name="P1657">void move(int left, int mid, int right) {</text:p>
      <text:p text:style-name="P1658"><text:s/><text:span text:style-name="T10"><text:s text:c="3"/></text:span>int i, j, tmp[20];;</text:p>
      <text:p text:style-name="P1659"><text:s/><text:span text:style-name="T10"><text:s text:c="3"/></text:span>for(i=mid+1,j=0; i&lt;=right; i++,j++) {</text:p>
      <text:p text:style-name="P1660"><text:s/><text:span text:style-name="T10"><text:s text:c="7"/></text:span>tmp[j] = str[i];</text:p>
      <text:p text:style-name="P1661"><text:s/><text:span text:style-name="T10"><text:s text:c="3"/></text:span>}</text:p>
      <text:p text:style-name="P1662"><text:s/><text:span text:style-name="T10"><text:s text:c="3"/></text:span>for(i=left; i&lt;=mid; i++,j++) {</text:p>
      <text:p text:style-name="P1663"><text:s/><text:span text:style-name="T10"><text:s text:c="7"/></text:span>tmp[j] = str[i];</text:p>
      <text:p text:style-name="P1664"><text:s/><text:span text:style-name="T10"><text:s text:c="3"/></text:span>}</text:p>
      <text:p text:style-name="P1665"><text:s/><text:span text:style-name="T10"><text:s text:c="3"/></text:span>for(i=left,j=0; i&lt;=right; i++,j++) {</text:p>
      <text:p text:style-name="P1666"><text:s/><text:span text:style-name="T10"><text:s text:c="7"/></text:span>str[i] = tmp[j];</text:p>
      <text:p text:style-name="P1667"><text:s/><text:span text:style-name="T10"><text:s text:c="3"/></text:span>}</text:p>
      <text:p text:style-name="P3215">}</text:p>
      <text:p text:style-name="P1668">/<text:span text:style-name="T3">/迭代加深搜索</text:span></text:p>
      <text:p text:style-name="P1669">/<text:span text:style-name="T3">/三个while是我加的优化，我们只能从断点开始划分交换区间，一个连续区间分开后显然答案不忧。</text:span></text:p>
      <text:p text:style-name="P1670">/<text:span text:style-name="T3">/一次交换最优情况下可以减少三个断点。</text:span></text:p>
      <text:p text:style-name="P1671"><text:soft-page-break/>int dfs(int depth) {</text:p>
      <text:p text:style-name="P1672"><text:s/><text:span text:style-name="T10"><text:s text:c="3"/></text:span>int left,mid,right,h;</text:p>
      <text:p text:style-name="P1673"><text:s/><text:span text:style-name="T10"><text:s text:c="3"/></text:span>for(left=0; left&lt;n-1; left++) {</text:p>
      <text:p text:style-name="P1674">while(left &amp;&amp; str[left] == str[left-1]+1)left++;</text:p>
      <text:p text:style-name="P1675"><text:s/><text:span text:style-name="T10"><text:s text:c="7"/></text:span>for(mid = left; mid&lt;n-1; mid++) {</text:p>
      <text:p text:style-name="P1676">while(mid&lt;n-1 &amp;&amp; (str[mid]+1 == str[mid+1]))mid++;</text:p>
      <text:p text:style-name="P1677"><text:s/><text:span text:style-name="T10"><text:s text:c="11"/></text:span>for(right = mid+1; right &lt; n; right++) {</text:p>
      <text:p text:style-name="P1678">while(right&lt;n-1&amp;&amp;(str[right]+1 == str[right+1]))right++;</text:p>
      <text:p text:style-name="P1679"><text:s/><text:span text:style-name="T10"><text:s text:c="15"/></text:span>move(left, mid,right);</text:p>
      <text:p text:style-name="P1680"><text:s/><text:span text:style-name="T10"><text:s text:c="15"/></text:span>if((h = hfunc()) == 0)return 1;</text:p>
      <text:p text:style-name="P1681"><text:s/><text:span text:style-name="T10"><text:s text:c="15"/></text:span>if(depth*3 + h &lt;= _maxDepth*3) {</text:p>
      <text:p text:style-name="P1682"><text:s/><text:span text:style-name="T10"><text:s text:c="19"/></text:span>if(dfs(depth+1)) {</text:p>
      <text:p text:style-name="P1683"><text:s/><text:span text:style-name="T10"><text:s text:c="23"/></text:span>return 1;</text:p>
      <text:p text:style-name="P1684"><text:s/><text:span text:style-name="T10"><text:s text:c="19"/></text:span>}</text:p>
      <text:p text:style-name="P1685"><text:s/><text:span text:style-name="T10"><text:s text:c="15"/></text:span>}</text:p>
      <text:p text:style-name="P1686"><text:s/><text:span text:style-name="T10"><text:s text:c="15"/></text:span>move(left,left + (right-mid-1),right);</text:p>
      <text:p text:style-name="P1687"><text:s/><text:span text:style-name="T10"><text:s text:c="11"/></text:span>}</text:p>
      <text:p text:style-name="P1"/>
      <text:p text:style-name="P1688"><text:s/><text:span text:style-name="T10"><text:s text:c="7"/></text:span>}</text:p>
      <text:p text:style-name="P1"/>
      <text:p text:style-name="P1689"><text:s/><text:span text:style-name="T10"><text:s text:c="3"/></text:span>}</text:p>
      <text:p text:style-name="P1690"><text:s/><text:span text:style-name="T10"><text:s text:c="3"/></text:span>return 0;</text:p>
      <text:p text:style-name="P3216">}</text:p>
      <text:p text:style-name="P1"/>
      <text:p text:style-name="P1691">int main() {</text:p>
      <text:p text:style-name="P1692"><text:s/><text:span text:style-name="T10"><text:s text:c="3"/></text:span>int cas,i;</text:p>
      <text:p text:style-name="P1693"><text:s/><text:span text:style-name="T10"><text:s text:c="3"/></text:span>scanf("%d",&amp;n);</text:p>
      <text:p text:style-name="P1694"><text:s/><text:span text:style-name="T10"><text:s text:c="3"/></text:span>for(i=0; i&lt;n; i++) {</text:p>
      <text:p text:style-name="P1695"><text:s/><text:span text:style-name="T10"><text:s text:c="7"/></text:span>scanf("%d",&amp;str[i]);</text:p>
      <text:p text:style-name="P1696"><text:s/><text:span text:style-name="T10"><text:s text:c="3"/></text:span>}</text:p>
      <text:p text:style-name="P1697"><text:s/><text:span text:style-name="T10"><text:s text:c="3"/></text:span>_maxDepth = (hfunc()+2)/3;</text:p>
      <text:p text:style-name="P1698"><text:s/><text:span text:style-name="T10"><text:s text:c="3"/></text:span>if(_maxDepth) {</text:p>
      <text:p text:style-name="P1699"><text:s/><text:span text:style-name="T10"><text:s text:c="7"/></text:span>while(dfs(1) == 0) {</text:p>
      <text:p text:style-name="P1700"><text:s/><text:span text:style-name="T10"><text:s text:c="11"/></text:span>_maxDepth++;</text:p>
      <text:p text:style-name="P1701"><text:s/><text:span text:style-name="T10"><text:s text:c="7"/></text:span>}</text:p>
      <text:p text:style-name="P1702"><text:s/><text:span text:style-name="T10"><text:s text:c="3"/></text:span>}</text:p>
      <text:p text:style-name="P1703"><text:s/><text:span text:style-name="T10"><text:s text:c="3"/></text:span>printf("%d\n",_maxDepth);</text:p>
      <text:p text:style-name="P1704">return 0;</text:p>
      <text:p text:style-name="P3217">}</text:p>
      <text:h text:style-name="P3416" text:outline-level="1"/>
      <text:h text:style-name="P3464" text:outline-level="2"><text:bookmark text:name="__RefHeading__1741_2095896793"/><text:bookmark text:name="__RefHeading__1061_2000419837"/><text:bookmark text:name="__RefHeading__1580_1586417083"/><text:bookmark text:name="__RefHeading__821_241645718"/><text:bookmark text:name="__RefHeading__1347_1701200629"/><text:bookmark text:name="__RefHeading__395_102592204"/><text:bookmark text:name="__RefHeading__1891_1859984652"/>棋盘多项式与禁位排列</text:h>
      <text:p text:style-name="P1705">一个n*n个方格组成的图形去掉其中某些方格，称为是一个棋盘(每行每列至多一个)</text:p>
      <text:p text:style-name="P1706">棋<text:span text:style-name="T33">盘方案数Rk(C)</text:span>:有C个格子构成的一个棋盘，放了k个棋子。</text:p>
      <text:p text:style-name="P1707">棋<text:span text:style-name="T33">盘多项式</text:span>:R(C)=r0(C)+r1(C)x+r2(C)x2+...+ri(C)xi </text:p>
      <text:p text:style-name="P1708">称为是棋盘C的棋盘多项式。（r0(C)=1）</text:p>
      <text:p text:style-name="P1709">在棋盘C 中任取一个格，将这个格去掉，得到的棋盘记作C(e) 把这个格所在的行和列的格都去掉得到的棋盘记作C(x)</text:p>
      <text:p text:style-name="P1710">Rk(C)=Rk-1(C(x))+Rk(C(e))</text:p>
      <text:p text:style-name="P1711">有禁区的排列</text:p>
      <text:p text:style-name="P1712">可以用棋盘和容斥原理解决这类问题。</text:p>
      <text:p text:style-name="P1"/>
      <text:h text:style-name="P3465" text:outline-level="2"><text:bookmark text:name="__RefHeading__1893_1859984652"/><text:bookmark text:name="__RefHeading__1743_2095896793"/><text:bookmark text:name="__RefHeading__1582_1586417083"/><text:bookmark text:name="__RefHeading__823_241645718"/><text:bookmark text:name="__RefHeading__1349_1701200629"/><text:bookmark text:name="__RefHeading__397_102592204"/><text:bookmark text:name="__RefHeading__1063_2000419837"/>容斥原理</text:h>
      <text:p text:style-name="P1713">容斥可以用dfs搜索实现</text:p>
      <text:p text:style-name="P1714">用一个例子来看怎么实现容斥</text:p>
      <text:p text:style-name="P1715">给定一个集合和一个数n，求小于n的数中，满足可以被集合中的其中一个数整除的个数。</text:p>
      <text:p text:style-name="P1716">TT arr[N]，ans; </text:p>
      <text:p text:style-name="P1717">TT gcd(TT a,TT b){</text:p>
      <text:p text:style-name="P1718"><text:s/><text:span text:style-name="T10"><text:s text:c="3"/></text:span>return (!b)?a:gcd(b,a%b);</text:p>
      <text:p text:style-name="P3218">}</text:p>
      <text:p text:style-name="P1719">void dfs(int i,int cnt,TT lcm){</text:p>
      <text:p text:style-name="P1720"><text:s/><text:span text:style-name="T10"><text:s text:c="3"/></text:span>lcm=lcm/gcd(lcm,arr[i])*arr[i];</text:p>
      <text:p text:style-name="P1721"><text:s/><text:span text:style-name="T10"><text:s text:c="3"/></text:span>if(cnt&amp;1)ans+=(n-1)/lcm;</text:p>
      <text:p text:style-name="P1722"><text:s/><text:span text:style-name="T10"><text:s text:c="3"/></text:span>else ans-=(n-1)/lcm;</text:p>
      <text:p text:style-name="P1723"><text:s/><text:span text:style-name="T10"><text:s text:c="3"/></text:span>for(int j=i+1;j&lt;m;j++)</text:p>
      <text:p text:style-name="P1724"><text:s/><text:span text:style-name="T10"><text:s text:c="7"/></text:span>dfs(j,cnt+1,lcm);</text:p>
      <text:p text:style-name="P3219">}</text:p>
      <text:p text:style-name="P1725">void rongchi(){</text:p>
      <text:p text:style-name="P1726"><text:s/><text:span text:style-name="T10"><text:s text:c="3"/></text:span>for(int i=0;i&lt;m;i++)</text:p>
      <text:p text:style-name="P1727"><text:s/><text:span text:style-name="T10"><text:s text:c="7"/></text:span>dfs(i,1,arr[i]);</text:p>
      <text:p text:style-name="P3220">}</text:p>
      <text:h text:style-name="P3466" text:outline-level="2"><text:bookmark text:name="__RefHeading__1745_2095896793"/><text:bookmark text:name="__RefHeading__1584_1586417083"/><text:bookmark text:name="__RefHeading__1351_1701200629"/><text:bookmark text:name="__RefHeading__399_102592204"/><text:bookmark text:name="__RefHeading__825_241645718"/><text:bookmark text:name="__RefHeading__1065_2000419837"/><text:bookmark text:name="__RefHeading__1895_1859984652"/>小<text:span text:style-name="标题_20_1_20_Char_20_Char">于n的个数字的个数</text:span></text:h>
      <text:p text:style-name="P1728">//调用count(n) </text:p>
      <text:p text:style-name="P1729">int d[11];//初始化为0</text:p>
      <text:p text:style-name="P1730">void count(int n,int value=1){</text:p>
      <text:p text:style-name="P1731"><text:tab/>if(n&lt;=0)return ;</text:p>
      <text:p text:style-name="P1732"><text:tab/>int one=n%10;</text:p>
      <text:p text:style-name="P1733"><text:tab/>int ten=n;</text:p>
      <text:p text:style-name="P1734"><text:soft-page-break/><text:tab/>for(int i=0;i&lt;=one;i++)d[i]+=value;</text:p>
      <text:p text:style-name="P1735"><text:tab/>one++;</text:p>
      <text:p text:style-name="P1736"><text:tab/>while(ten/=10)d[ten%10]+=one*value;</text:p>
      <text:p text:style-name="P1737"><text:tab/>n/=10;</text:p>
      <text:p text:style-name="P1738"><text:tab/>for(int i=0;i&lt;10;i++)d[i]+=value*n;</text:p>
      <text:p text:style-name="P1739"><text:tab/>d[0]-=value;</text:p>
      <text:p text:style-name="P1740"><text:tab/>count(n-1,value);</text:p>
      <text:p text:style-name="P1741">} </text:p>
      <text:p text:style-name="P1"/>
      <text:h text:style-name="P3467" text:outline-level="2"><text:bookmark text:name="__RefHeading__1897_1859984652"/><text:bookmark text:name="__RefHeading__1067_2000419837"/><text:bookmark text:name="__RefHeading__827_241645718"/><text:bookmark text:name="__RefHeading__1747_2095896793"/><text:bookmark text:name="__RefHeading__1353_1701200629"/><text:bookmark text:name="__RefHeading__1586_1586417083"/><text:bookmark text:name="__RefHeading__401_102592204"/>DFA+DP</text:h>
      <text:p text:style-name="P1742">一般用于解决与位有关系的搜索</text:p>
      <text:h text:style-name="P3539" text:outline-level="3"><text:bookmark text:name="__RefHeading__1749_2095896793"/><text:bookmark text:name="__RefHeading__1588_1586417083"/><text:bookmark text:name="__RefHeading__1069_2000419837"/><text:bookmark text:name="__RefHeading__1355_1701200629"/><text:bookmark text:name="__RefHeading__829_241645718"/><text:bookmark text:name="__RefHeading__403_102592204"/><text:bookmark text:name="__RefHeading__1899_1859984652"/>求区间内满足条件的个数</text:h>
      <text:p text:style-name="P1743">一个10进制number称为balanced的，如果存在一个digit关于这个digit的力矩和为0.</text:p>
      <text:p text:style-name="P1744">例如4209关于0的力矩和是4*2+2*1-9*1=0.题目要求在区间[a,b]内的balanced number的个数。（ZJU 3416）</text:p>
      <text:p text:style-name="P1745">typedef long long LL ;</text:p>
      <text:p text:style-name="P1746">LL dp[19][19][2000];</text:p>
      <text:p text:style-name="P1747">int digit[19],o;</text:p>
      <text:p text:style-name="P1"/>
      <text:p text:style-name="P1748">LL dfs(int L,int sum,int yes){</text:p>
      <text:p text:style-name="P1749"><text:tab/>if(L == -1) return sum==0;</text:p>
      <text:p text:style-name="P1750"><text:tab/>if(!yes &amp;&amp; dp[L][o][sum]!=-1)</text:p>
      <text:p text:style-name="P3382">return dp[L][o][sum];</text:p>
      <text:p text:style-name="P1751"><text:tab/>int mymax = yes?digit[L]:9;</text:p>
      <text:p text:style-name="P1752"><text:tab/>LL ans = 0;</text:p>
      <text:p text:style-name="P1753"><text:tab/>for(int i=0;i&lt;=mymax;i++)</text:p>
      <text:p text:style-name="P1754"><text:tab/><text:tab/>ans+=dfs(L-1,sum+(L-o)*i,yes&amp;(i==mymax));</text:p>
      <text:p text:style-name="P1755"><text:tab/>if(!yes)dp[L][o][sum]=ans;</text:p>
      <text:p text:style-name="P1756"><text:tab/>return ans;</text:p>
      <text:p text:style-name="P3221"><text:tab/></text:p>
      <text:p text:style-name="P3222">}</text:p>
      <text:p text:style-name="P1757">LL call(LL x){</text:p>
      <text:p text:style-name="P1758"><text:tab/>int pos=0;</text:p>
      <text:p text:style-name="P1759"><text:tab/>LL ans=0;</text:p>
      <text:p text:style-name="P1760"><text:tab/>while(x)digit[pos++]=x%10,x/=10;</text:p>
      <text:p text:style-name="P1761"><text:tab/>for(o=0;o&lt;pos;o++)ans+=dfs(pos-1,0,1);</text:p>
      <text:p text:style-name="P1762"><text:tab/>return ans-pos+1;</text:p>
      <text:p text:style-name="P3223">}</text:p>
      <text:p text:style-name="P1"/>
      <text:p text:style-name="P1763">int main(){</text:p>
      <text:p text:style-name="P1764"><text:tab/><text:tab/>printf("%lld\n",call(b)-call(a-1));</text:p>
      <text:p text:style-name="P3224">}</text:p>
      <text:h text:style-name="P3540" text:outline-level="3"><text:bookmark text:name="__RefHeading__1901_1859984652"/><text:bookmark text:name="__RefHeading__1751_2095896793"/><text:bookmark text:name="__RefHeading__405_102592204"/><text:bookmark text:name="__RefHeading__831_241645718"/><text:bookmark text:name="__RefHeading__1357_1701200629"/><text:bookmark text:name="__RefHeading__1590_1586417083"/><text:bookmark text:name="__RefHeading__1071_2000419837"/>求区间内第几个满足条件的数</text:h>
      <text:p text:style-name="P1765">区间（P,Q）之间第K大的Nya数（含x个4，y个7）</text:p>
      <text:p text:style-name="P1"/>
      <text:p text:style-name="P1766">typedef __int64 LL;</text:p>
      <text:p text:style-name="P1767">LL dp[21][21][21][2];</text:p>
      <text:p text:style-name="P1768">LL p,q,ans;</text:p>
      <text:p text:style-name="P1769">int x,y;</text:p>
      <text:p text:style-name="P1770">int dig[32],len;</text:p>
      <text:p text:style-name="P1"/>
      <text:p text:style-name="P1771">LL cnt(int d,int n4,int n7,bool yes){</text:p>
      <text:p text:style-name="P3225"><text:tab/></text:p>
      <text:p text:style-name="P1772"><text:tab/>if(n4 &gt; x || n7&gt;y)return 0;</text:p>
      <text:p text:style-name="P1773"><text:tab/>if(d==-1)return n4==x &amp;&amp; n7==y;</text:p>
      <text:p text:style-name="P1774"><text:tab/>LL &amp;ret = dp[d][n4][n7][yes];</text:p>
      <text:p text:style-name="P1775"><text:tab/>if(ret!=-1)return ret;</text:p>
      <text:p text:style-name="P1776"><text:tab/>ret = 0;</text:p>
      <text:p text:style-name="P1777"><text:tab/>int t = yes?dig[d]:9;</text:p>
      <text:p text:style-name="P1778"><text:tab/>for(int i=0;i&lt;=t;i++)</text:p>
      <text:p text:style-name="P1779"><text:tab/><text:tab/>ret+=cnt(d-1,n4+(i==4),n7+(i==7),yes&amp;&amp;i==t);</text:p>
      <text:p text:style-name="P3226"><text:tab/></text:p>
      <text:p text:style-name="P1780"><text:tab/>return ret;<text:tab/></text:p>
      <text:p text:style-name="P3227">}</text:p>
      <text:p text:style-name="P1781">LL count(LL a){</text:p>
      <text:p text:style-name="P1782"><text:tab/>memset(dp,-1,sizeof(dp));</text:p>
      <text:p text:style-name="P1783"><text:tab/>len=0;</text:p>
      <text:p text:style-name="P1784"><text:tab/>if(a==0)dig[len++]=0;</text:p>
      <text:p text:style-name="P1785"><text:tab/>else{</text:p>
      <text:p text:style-name="P1786"><text:tab/><text:tab/>while(a)dig[len++]=a%10,a/=10;</text:p>
      <text:p text:style-name="P1787"><text:tab/>}</text:p>
      <text:p text:style-name="P1788"><text:tab/>return cnt(len-1,0,0,1);</text:p>
      <text:p text:style-name="P3228">}</text:p>
      <text:p text:style-name="P1"/>
      <text:p text:style-name="P1789">void findK(int d,int n4,int n7,bool yes,LL k){</text:p>
      <text:p text:style-name="P1790"><text:tab/>if(d&lt;0)return ;</text:p>
      <text:p text:style-name="P1791"><text:tab/>int t=yes?dig[d]:9,i;</text:p>
      <text:p text:style-name="P1792"><text:tab/>for(i=0;i&lt;=t;i++){</text:p>
      <text:p text:style-name="P1793"><text:tab/><text:tab/>LL tmp=cnt(d-1,n4+(i==4),n7+(i==7),yes&amp;&amp;i==t);</text:p>
      <text:p text:style-name="P1794"><text:tab/><text:tab/>if(tmp&gt;=k){</text:p>
      <text:p text:style-name="P1795"><text:tab/><text:tab/><text:tab/>ans = ans*10+i;</text:p>
      <text:p text:style-name="P1796"><text:soft-page-break/><text:tab/><text:tab/><text:tab/>findK(d-1,n4+(i==4),n7+(i==7),yes&amp;&amp;i==t,k);</text:p>
      <text:p text:style-name="P1797"><text:tab/><text:tab/><text:tab/>return ;</text:p>
      <text:p text:style-name="P1798"><text:tab/><text:tab/>}else{</text:p>
      <text:p text:style-name="P1799"><text:tab/><text:tab/><text:tab/>k-=tmp;</text:p>
      <text:p text:style-name="P1800"><text:tab/><text:tab/>}</text:p>
      <text:p text:style-name="P1801"><text:tab/><text:tab/></text:p>
      <text:p text:style-name="P1802"><text:tab/>}</text:p>
      <text:p text:style-name="P3229"><text:tab/></text:p>
      <text:p text:style-name="P3230"><text:tab/></text:p>
      <text:p text:style-name="P3231">}</text:p>
      <text:p text:style-name="P1"/>
      <text:p text:style-name="P1803">int main(){</text:p>
      <text:p text:style-name="P1804"><text:tab/>int T ,cas=0;</text:p>
      <text:p text:style-name="P1805"><text:tab/>for(scanf("%d",&amp;T);T--;){</text:p>
      <text:p text:style-name="P1806"><text:tab/><text:tab/>scanf("%I64d%I64d%d%d",&amp;p,&amp;q,&amp;x,&amp;y);</text:p>
      <text:p text:style-name="P1807"><text:tab/><text:tab/>LL l = count(p),r=count(q);</text:p>
      <text:p text:style-name="P1808"><text:tab/><text:tab/>int n;</text:p>
      <text:p text:style-name="P1809"><text:tab/><text:tab/>scanf("%d",&amp;n);</text:p>
      <text:p text:style-name="P1810"><text:tab/><text:tab/>printf("Case #%d:\n",++cas);</text:p>
      <text:p text:style-name="P1811"><text:tab/><text:tab/>while(n--){</text:p>
      <text:p text:style-name="P1812"><text:tab/><text:tab/><text:tab/>int k;</text:p>
      <text:p text:style-name="P1813"><text:tab/><text:tab/><text:tab/>scanf("%d",&amp;k);</text:p>
      <text:p text:style-name="P1814"><text:tab/><text:tab/><text:tab/>if(k&gt;r-l)puts("Nya!");</text:p>
      <text:p text:style-name="P1815"><text:tab/><text:tab/><text:tab/>else{</text:p>
      <text:p text:style-name="P1816"><text:tab/><text:tab/><text:tab/><text:tab/>ans=0;</text:p>
      <text:p text:style-name="P1817"><text:tab/><text:tab/><text:tab/><text:tab/>findK(len,0,0,1,l+k);</text:p>
      <text:p text:style-name="P1818"><text:tab/><text:tab/><text:tab/><text:tab/>printf("%I64d\n",ans);</text:p>
      <text:p text:style-name="P1819"><text:tab/><text:tab/><text:tab/>}</text:p>
      <text:p text:style-name="P1820"><text:tab/><text:tab/>}</text:p>
      <text:p text:style-name="P1821"><text:tab/><text:tab/></text:p>
      <text:p text:style-name="P1822"><text:tab/>}</text:p>
      <text:p text:style-name="P3232"><text:tab/></text:p>
      <text:p text:style-name="P1823"><text:tab/>return 0;</text:p>
      <text:p text:style-name="P3233">}</text:p>
      <text:h text:style-name="P3418" text:outline-level="1"><text:bookmark text:name="__RefHeading__1753_2095896793"/><text:bookmark text:name="__RefHeading__1592_1586417083"/><text:bookmark text:name="__RefHeading__1073_2000419837"/><text:bookmark text:name="__RefHeading__833_241645718"/><text:bookmark text:name="__RefHeading__1359_1701200629"/><text:bookmark text:name="__RefHeading__409_102592204"/><text:bookmark text:name="__RefHeading__1903_1859984652"/>S<text:span text:style-name="T2">TL</text:span></text:h>
      <text:h text:style-name="P3468" text:outline-level="2"><text:bookmark text:name="__RefHeading__411_102592204"/><text:bookmark text:name="__RefHeading__1755_2095896793"/><text:bookmark text:name="__RefHeading__1905_1859984652"/><text:bookmark text:name="__RefHeading__1075_2000419837"/><text:bookmark text:name="__RefHeading__1361_1701200629"/><text:bookmark text:name="__RefHeading__1594_1586417083"/><text:bookmark text:name="__RefHeading__835_241645718"/>v<text:span text:style-name="T2">ector</text:span></text:h>
      <text:p text:style-name="P1824">sront() 返回首元素。</text:p>
      <text:p text:style-name="P1825">back() 返回尾元素。</text:p>
      <text:p text:style-name="P1826">push_back(x) 向表尾插入元素x。</text:p>
      <text:p text:style-name="P1827">size() 返回表长。</text:p>
      <text:p text:style-name="P1828">empty() 当表空时，返回真，否则返回假。</text:p>
      <text:p text:style-name="P1829">pop_back() 删除表尾元素。</text:p>
      <text:p text:style-name="P1830">begin() 返回指向首元素的随机存取迭代器。</text:p>
      <text:p text:style-name="P1831">end() 返回指向尾元素的下一个位置的随机存取迭代器。</text:p>
      <text:p text:style-name="P1832">insert(it, x) 向迭代器it指向的元素前插入新元素val。</text:p>
      <text:p text:style-name="P1833">s.clear() 删除容器中的所有的元素。</text:p>
      <text:h text:style-name="P3469" text:outline-level="2"><text:bookmark text:name="__RefHeading__1757_2095896793"/><text:bookmark text:name="__RefHeading__1363_1701200629"/><text:bookmark text:name="__RefHeading__1596_1586417083"/><text:bookmark text:name="__RefHeading__1077_2000419837"/><text:bookmark text:name="__RefHeading__837_241645718"/><text:bookmark text:name="__RefHeading__413_102592204"/><text:bookmark text:name="__RefHeading__1907_1859984652"/>优先队列</text:h>
      <text:p text:style-name="P1834">头文件：#include&lt;queue&gt;</text:p>
      <text:p text:style-name="P1835">优先队列，也就是原来我们学过的堆，按照自己定义的优先级出队时。默认情况下底层是以Vector实现的heap。</text:p>
      <text:p text:style-name="P1836">既然是队列，也就只有入队、出队、判空、大小的操作，并不具备查找功能。</text:p>
      <text:p text:style-name="P1837">函数列表：</text:p>
      <text:p text:style-name="P1838">empty() 如果优先队列为空，则返回真<text:span text:style-name="T10"> </text:span></text:p>
      <text:p text:style-name="P1839">pop() 删除第一个元素<text:span text:style-name="T10"> </text:span></text:p>
      <text:p text:style-name="P1840">push() 加入一个元素<text:span text:style-name="T10"> </text:span></text:p>
      <text:p text:style-name="P1841">size() 返回优先队列中拥有的元素的个数<text:span text:style-name="T10"> </text:span></text:p>
      <text:p text:style-name="P1842">top() 返回优先队列中有最高优先级的元素</text:p>
      <text:p text:style-name="P1"/>
      <text:p text:style-name="P1843">一：最基本的功能</text:p>
      <text:p text:style-name="P1844">优先队列最基本的功能就是出队时不是按照先进先出的规则，而是按照队列中优先级顺序出队。</text:p>
      <text:p text:style-name="P1845">知识点：1、一般存放实型类型，可比较大小</text:p>
      <text:p text:style-name="P1846">2、默认情况下底层以Vector实现</text:p>
      <text:p text:style-name="P1847">3、默认情况下是大顶堆，也就是大者优先级高，后面可以自定义优先级比较规则</text:p>
      <text:p text:style-name="P1"/>
      <text:p text:style-name="P1848">二：次基本的功能</text:p>
      <text:p text:style-name="P1849">可以将一个存放实型类型的数据结构转化为优先队列，这里跟优先队列的构造函数相关。</text:p>
      <text:p text:style-name="P1850">上面那个默认构造一个空的优先队列，什么都使用默认的。</text:p>
      <text:p text:style-name="P1851">而这里使用的是Priority_queue(InputIterator first,InputIterator last)</text:p>
      <text:p text:style-name="P1852">我理解的就是给出了一个容器的开口和结尾，然后把这个容器内容拷贝到底层实现(默认vector)中去构造出优先队列。</text:p>
      <text:p text:style-name="P1853">这里也使用了一个默认的比较函数，也是默认大顶堆</text:p>
      <text:p text:style-name="P1854">例如：<text:span text:style-name="T10"> </text:span></text:p>
      <text:p text:style-name="P1855">int a[5]={3,4,5,2,1};</text:p>
      <text:p text:style-name="P1856">priority_queue&lt;int&gt; Q(a,a+5);</text:p>
      <text:p text:style-name="P1"><text:soft-page-break/></text:p>
      <text:p text:style-name="P1857">三<text:span text:style-name="T10"> </text:span>应该掌握的功能:</text:p>
      <text:p text:style-name="P1858">这个里面定义了一个制定存放元素(Node),底层实现以vector实现（第二个参数）,优先级为小顶堆(第三个参数)。</text:p>
      <text:p text:style-name="P1859">前两个参数没什么说的，很好理解，其中第三个参数，默认有三写法：</text:p>
      <text:p text:style-name="P1860">小顶堆：<text:bookmark-start text:name="OLE_LINK1"/>greater&lt;TYPE&gt;<text:bookmark-end text:name="OLE_LINK1"/></text:p>
      <text:p text:style-name="P1861">大顶堆：less&lt;TYPE&gt;</text:p>
      <text:p text:style-name="P1862">如果想自定义优先级而TYPE不是基本类型，而是复杂类型，例如结构体、类对象，则必须重载其中的operator()，见下面的例子。</text:p>
      <text:p text:style-name="P1"/>
      <text:p text:style-name="P1863">typedef struct {int a,b;}Node; <text:s/>//自定义优先级类型</text:p>
      <text:p text:style-name="P1864">struct cmp{</text:p>
      <text:p text:style-name="P1865"><text:s/><text:span text:style-name="T10"><text:s text:c="3"/></text:span>bool operator()(const Node &amp;t1,const Node &amp;t2){</text:p>
      <text:p text:style-name="P1866"><text:s/><text:span text:style-name="T10"><text:s text:c="3"/></text:span><text:tab/>return t1.b&lt;t2.b;//相当于less,大顶堆<text:span text:style-name="T10"> <text:s text:c="3"/></text:span></text:p>
      <text:p text:style-name="P1867"><text:s/><text:span text:style-name="T10"><text:s text:c="3"/></text:span>}</text:p>
      <text:p text:style-name="P1868">};</text:p>
      <text:p text:style-name="P1"/>
      <text:p text:style-name="P1869">priority_queue&lt;Node,<text:bookmark-start text:name="OLE_LINK3"/>vector&lt;Node&gt;<text:bookmark-end text:name="OLE_LINK3"/>,cmp&gt; Q;</text:p>
      <text:h text:style-name="P3470" text:outline-level="2"><text:bookmark text:name="__RefHeading__1909_1859984652"/><text:bookmark text:name="__RefHeading__1759_2095896793"/><text:bookmark text:name="__RefHeading__1079_2000419837"/><text:bookmark text:name="__RefHeading__415_102592204"/><text:bookmark text:name="__RefHeading__839_241645718"/><text:bookmark text:name="__RefHeading__1365_1701200629"/><text:bookmark text:name="__RefHeading__1598_1586417083"/>排序</text:h>
      <text:p text:style-name="P1870">sort对给定区间所有元素进行排序</text:p>
      <text:p text:style-name="P1871">stable_sort对给定区间所有元素进行稳定排序</text:p>
      <text:p text:style-name="P1872">partial_sort对给定区间所有元素部分排序</text:p>
      <text:p text:style-name="P1873">partial_sort_copy对给定区间复制并排序</text:p>
      <text:p text:style-name="P1874">nth_element找出给定区间的某个位置对应的元素</text:p>
      <text:p text:style-name="P1875">is_sorted判断一个区间是否已经排好序</text:p>
      <text:p text:style-name="P1876">partition使得符合某个条件的元素放在前面</text:p>
      <text:p text:style-name="P1877">stable_partition相对稳定的使得符合某个条件的元素放在前面</text:p>
      <text:h text:style-name="P3541" text:outline-level="3"><text:bookmark text:name="__RefHeading__1761_2095896793"/><text:bookmark text:name="__RefHeading__1600_1586417083"/><text:bookmark text:name="__RefHeading__1081_2000419837"/><text:bookmark text:name="__RefHeading__841_241645718"/><text:bookmark text:name="__RefHeading__1367_1701200629"/><text:bookmark text:name="__RefHeading__417_102592204"/><text:bookmark text:name="__RefHeading__1911_1859984652"/>sort</text:h>
      <text:p text:style-name="P1878">sort函数需包含#include &lt;algorithm&gt;</text:p>
      <text:p text:style-name="P1879">sort(begin,end)，表示一个范围，默认升序，基本类型可以这样写</text:p>
      <text:p text:style-name="P1880">sort(begin,end,compare) 可实现自定义的排序，主要用于自定义类型</text:p>
      <text:p text:style-name="P1881">bool compare(T a,T b){</text:p>
      <text:p text:style-name="P1882"><text:tab/>return a-b;</text:p>
      <text:p text:style-name="P1883">} </text:p>
      <text:p text:style-name="P1884">bool operator &lt; (const T &amp;m)const {</text:p>
      <text:p text:style-name="P1885"><text:s/><text:span text:style-name="T10"><text:s text:c="3"/></text:span>return num &gt; m.num;</text:p>
      <text:p text:style-name="P3234">}</text:p>
      <text:p text:style-name="P1"/>
      <text:p text:style-name="P1886">对于基本类型，可以不编写compare</text:p>
      <text:p text:style-name="P1"/>
      <text:p text:style-name="P1887">升序：sort(begin,end,less&lt;data-type&gt;());</text:p>
      <text:p text:style-name="P1888">降序：sort(begin,end,<text:bookmark-start text:name="OLE_LINK2"/>greater<text:bookmark-end text:name="OLE_LINK2"/>&lt;data-type&gt;()).</text:p>
      <text:h text:style-name="P3542" text:outline-level="3"><text:bookmark text:name="__RefHeading__1763_2095896793"/><text:bookmark text:name="__RefHeading__1913_1859984652"/><text:bookmark text:name="__RefHeading__843_241645718"/><text:bookmark text:name="__RefHeading__1083_2000419837"/><text:bookmark text:name="__RefHeading__1369_1701200629"/><text:bookmark text:name="__RefHeading__1602_1586417083"/><text:bookmark text:name="__RefHeading__419_102592204"/>qsort()</text:h>
      <text:p text:style-name="P1889">原型:</text:p>
      <text:p text:style-name="P1890">_CRTIMP void __cdecl qsort (void*, size_t, size_t,int (*)(const void*, const void*));</text:p>
      <text:p text:style-name="P1"/>
      <text:p text:style-name="P1891">解释: qsort ( 起始地址,元素个数,元素大小，比较函数) </text:p>
      <text:p text:style-name="P1892">比较函数是一个自己写的函数<text:span text:style-name="T10"> </text:span></text:p>
      <text:p text:style-name="P1893">遵循<text:span text:style-name="T10"> </text:span>int com(const void *a,const void *b) 的格式。</text:p>
      <text:p text:style-name="P1894">当a b关系为<text:span text:style-name="T10"> </text:span>&gt; <text:s/>&lt; <text:s/>= 时，分别返回正值<text:span text:style-name="T10"> </text:span>负值<text:span text:style-name="T10"> </text:span>零<text:span text:style-name="T10"> </text:span>（或者相反）。</text:p>
      <text:p text:style-name="P1895">使用a b 时要强制转换类型，从void * 转换回应有的类型后，进行操作。<text:span text:style-name="T10"> </text:span></text:p>
      <text:p text:style-name="P1896">数组下标从零开始,个数为N, 下标0-(n-1)。</text:p>
      <text:p text:style-name="P1"/>
      <text:p text:style-name="P1897">int compare(const void *a,const void *b)</text:p>
      <text:p text:style-name="P3235">{</text:p>
      <text:p text:style-name="P1898"><text:s/><text:span text:style-name="T10"><text:s text:c="4"/></text:span>return *(int*)b-*(int*)a; <text:s text:c="2"/></text:p>
      <text:p text:style-name="P3236">}</text:p>
      <text:h text:style-name="P3471" text:outline-level="2"><text:bookmark text:name="__RefHeading__1765_2095896793"/><text:bookmark text:name="__RefHeading__1085_2000419837"/><text:bookmark text:name="__RefHeading__1604_1586417083"/><text:bookmark text:name="__RefHeading__845_241645718"/><text:bookmark text:name="__RefHeading__421_102592204"/><text:bookmark text:name="__RefHeading__1371_1701200629"/><text:bookmark text:name="__RefHeading__1915_1859984652"/>m<text:span text:style-name="T2">ap</text:span></text:h>
      <text:h text:style-name="P3472" text:outline-level="2"><text:bookmark text:name="__RefHeading__1917_1859984652"/><text:bookmark text:name="__RefHeading__1767_2095896793"/><text:bookmark text:name="__RefHeading__1606_1586417083"/><text:bookmark text:name="__RefHeading__423_102592204"/><text:bookmark text:name="__RefHeading__847_241645718"/><text:bookmark text:name="__RefHeading__1373_1701200629"/><text:bookmark text:name="__RefHeading__1087_2000419837"/>s<text:span text:style-name="T2">et</text:span></text:h>
      <text:p text:style-name="P3075"/>
      <text:h text:style-name="P3473" text:outline-level="2"><text:bookmark text:name="__RefHeading__1769_2095896793"/><text:bookmark text:name="__RefHeading__1375_1701200629"/><text:bookmark text:name="__RefHeading__849_241645718"/><text:bookmark text:name="__RefHeading__425_102592204"/><text:bookmark text:name="__RefHeading__1089_2000419837"/><text:bookmark text:name="__RefHeading__1608_1586417083"/><text:bookmark text:name="__RefHeading__1919_1859984652"/>双向队列deque</text:h>
      <text:p text:style-name="P1899">size <text:s/>Return size </text:p>
      <text:p text:style-name="P1900">empty <text:s/>Test whether container is empty </text:p>
      <text:p text:style-name="P1901">push_back <text:s/>Add element at the end </text:p>
      <text:p text:style-name="P1902">push_front <text:s/>Insert element at beginning </text:p>
      <text:p text:style-name="P1903">pop_back <text:s/>Delete last element </text:p>
      <text:p text:style-name="P1904">pop_front <text:s/>Delete first element </text:p>
      <text:p text:style-name="P1905">front <text:s/>Access first element </text:p>
      <text:p text:style-name="P1906">back <text:s/>Access last element </text:p>
      <text:h text:style-name="P3474" text:outline-level="2"><text:bookmark text:name="__RefHeading__1921_1859984652"/><text:bookmark text:name="__RefHeading__1771_2095896793"/><text:bookmark text:name="__RefHeading__851_241645718"/><text:bookmark text:name="__RefHeading__1091_2000419837"/><text:bookmark text:name="__RefHeading__427_102592204"/><text:bookmark text:name="__RefHeading__1610_1586417083"/><text:bookmark text:name="__RefHeading__1377_1701200629"/>队列queue</text:h>
      <text:p text:style-name="P1907">empty<text:span text:style-name="T2"> </text:span><text:s/>Test whether container is empty</text:p>
      <text:p text:style-name="P1908">size<text:span text:style-name="T2"> </text:span><text:s/>Return size</text:p>
      <text:p text:style-name="P1909"><text:soft-page-break/>front <text:span text:style-name="T2"><text:s/></text:span>Access next element</text:p>
      <text:p text:style-name="P1910">back <text:span text:style-name="T2"><text:s/></text:span>Access last element</text:p>
      <text:p text:style-name="P1911">push <text:span text:style-name="T2"><text:s/></text:span>Insert element</text:p>
      <text:p text:style-name="P1912">pop <text:s/><text:span text:style-name="T2"><text:s/></text:span>Delete next element</text:p>
      <text:h text:style-name="P3475" text:outline-level="2"><text:bookmark text:name="__RefHeading__1773_2095896793"/><text:bookmark text:name="__RefHeading__1379_1701200629"/><text:bookmark text:name="__RefHeading__429_102592204"/><text:bookmark text:name="__RefHeading__1093_2000419837"/><text:bookmark text:name="__RefHeading__853_241645718"/><text:bookmark text:name="__RefHeading__1612_1586417083"/><text:bookmark text:name="__RefHeading__1923_1859984652"/>栈stack</text:h>
      <text:p text:style-name="P1913">empty<text:span text:style-name="T2">() </text:span>Test whether container is empty </text:p>
      <text:p text:style-name="P1914">size<text:span text:style-name="T2">() <text:s/>r</text:span>eturn size </text:p>
      <text:p text:style-name="P1915">top<text:span text:style-name="T2">() <text:s/>a</text:span>ccess next element</text:p>
      <text:p text:style-name="P1916">push<text:span text:style-name="T2">() <text:s/>a</text:span>dd element</text:p>
      <text:p text:style-name="P1917">pop<text:span text:style-name="T2">() <text:s/>r</text:span>emove element</text:p>
      <text:h text:style-name="P3476" text:outline-level="2"><text:bookmark text:name="__RefHeading__1925_1859984652"/><text:bookmark text:name="__RefHeading__1775_2095896793"/><text:bookmark text:name="__RefHeading__1095_2000419837"/><text:bookmark text:name="__RefHeading__1381_1701200629"/><text:bookmark text:name="__RefHeading__855_241645718"/><text:bookmark text:name="__RefHeading__431_102592204"/><text:bookmark text:name="__RefHeading__1614_1586417083"/>bitset</text:h>
      <text:p text:style-name="P1918">t<text:span text:style-name="T33">o_ulong</text:span><text:span text:style-name="T8"> </text:span>Convert to unsigned long integer</text:p>
      <text:p text:style-name="P1919">t<text:span text:style-name="T33">o_string</text:span><text:span text:style-name="T8"> </text:span>Convert to string</text:p>
      <text:p text:style-name="P1920">c<text:span text:style-name="T33">ount</text:span><text:span text:style-name="T8"> </text:span>Count bits set</text:p>
      <text:p text:style-name="P1921">s<text:span text:style-name="T33">ize</text:span><text:span text:style-name="T8"> </text:span>Return size</text:p>
      <text:p text:style-name="P1922">t<text:span text:style-name="T33">est</text:span><text:span text:style-name="T8"> </text:span>Return bit value</text:p>
      <text:p text:style-name="P1923">a<text:span text:style-name="T33">ny</text:span><text:span text:style-name="T8"> </text:span>Test if any bit is set</text:p>
      <text:p text:style-name="P1924">n<text:span text:style-name="T33">one</text:span><text:span text:style-name="T8"> </text:span>Test if no bit is set</text:p>
      <text:p text:style-name="P1925">s<text:span text:style-name="T33">et</text:span><text:span text:style-name="T8"> (int pos</text:span><text:span text:style-name="T34">）</text:span><text:span text:style-name="T9"> </text:span>Set bits</text:p>
      <text:p text:style-name="P1926">r<text:span text:style-name="T33">eset</text:span><text:span text:style-name="T34">（</text:span><text:span text:style-name="T8">int pos</text:span><text:span text:style-name="T34">）</text:span><text:span text:style-name="T9"> </text:span>Reset bits</text:p>
      <text:p text:style-name="P1927">f<text:span text:style-name="T33">lip</text:span><text:span text:style-name="T8"> </text:span>Flip bits</text:p>
      <text:p text:style-name="P1"/>
      <text:h text:style-name="P3419" text:outline-level="1"><text:bookmark text:name="__RefHeading__1777_2095896793"/><text:bookmark text:name="__RefHeading__1383_1701200629"/><text:bookmark text:name="__RefHeading__857_241645718"/><text:bookmark text:name="__RefHeading__435_102592204"/><text:bookmark text:name="__RefHeading__1097_2000419837"/><text:bookmark text:name="__RefHeading__1616_1586417083"/><text:bookmark text:name="__RefHeading__1927_1859984652"/>博<text:span text:style-name="T3">弈</text:span></text:h>
      <text:h text:style-name="P3477" text:outline-level="2"><text:bookmark text:name="__RefHeading__1779_2095896793"/><text:bookmark text:name="__RefHeading__1385_1701200629"/><text:bookmark text:name="__RefHeading__1929_1859984652"/><text:bookmark text:name="__RefHeading__859_241645718"/><text:bookmark text:name="__RefHeading__1618_1586417083"/><text:bookmark text:name="__RefHeading__437_102592204"/><text:bookmark text:name="__RefHeading__1099_2000419837"/>Combinatorial Game</text:h>
      <text:p text:style-name="P1928">定义</text:p>
      <text:p text:style-name="P1929">1<text:span text:style-name="T3">.</text:span>有两个玩家；</text:p>
      <text:p text:style-name="P1930">2<text:span text:style-name="T3">.</text:span>游戏的操作状态是一个有限的集合（比如：限定大小的棋盘）；</text:p>
      <text:p text:style-name="P1931">3<text:span text:style-name="T3">.</text:span>游戏双方轮流操作；</text:p>
      <text:p text:style-name="P1932">4<text:span text:style-name="T3">.</text:span>双方的每次操作必须符合游戏规定；</text:p>
      <text:p text:style-name="P1933">5<text:span text:style-name="T3">.</text:span>当一方不能将游戏继续进行的时候，游戏结束，同时，对方为获胜方；</text:p>
      <text:p text:style-name="P1934">6<text:span text:style-name="T3">.</text:span>无论如何操作，游戏总能在有限次操作后结束</text:p>
      <text:p text:style-name="P1"/>
      <text:p text:style-name="P1935">必败点和必胜点</text:p>
      <text:p text:style-name="P1936">必败点(P点) :前一个选手(Previous player)将取胜的位置称为必败点。<text:span text:style-name="T10"> </text:span></text:p>
      <text:p text:style-name="P1937">必胜点(N点) :下一个选手(Next player)将取胜的位置称为必胜点。<text:span text:style-name="T10"> </text:span></text:p>
      <text:p text:style-name="P1"/>
      <text:p text:style-name="P1938">必败(必胜)点属性</text:p>
      <text:p text:style-name="P1939">(1) 所有终结点是必败点（P点）；</text:p>
      <text:p text:style-name="P1940">(2) 从任何必胜点（N点）操作，至少有一种方法可以进入必败点（P点）；</text:p>
      <text:p text:style-name="P1941">(3)无论如何操作，从必败点（P点）都只能进入必胜点（N点）.</text:p>
      <text:p text:style-name="P1942">这三点是组合游戏基本性质</text:p>
      <text:p text:style-name="P1943">可用来判断一游戏是否是组合游戏</text:p>
      <text:p text:style-name="P1"/>
      <text:p text:style-name="P1944">解决组合游戏问题的一般方法<text:tab/></text:p>
      <text:p text:style-name="P1945">步骤1:将所有终结位置标记为必败点（P点）；</text:p>
      <text:p text:style-name="P1946">步骤2: 将所有一步操作能进入必败点（P点）的位置标记为必胜点（N点）</text:p>
      <text:p text:style-name="P1947">步骤3:如果从某个点开始的所有一步操作都只能进入必胜点（N点），则将该点标记为必败点（P点）；</text:p>
      <text:p text:style-name="P1948">步骤4: 如果在步骤3未能找到新的必败（P点），则算法终止；否则，返回到步骤2。</text:p>
      <text:p text:style-name="P1"/>
      <text:h text:style-name="P3478" text:outline-level="2"><text:bookmark text:name="__RefHeading__1781_2095896793"/><text:bookmark text:name="__RefHeading__1101_2000419837"/><text:bookmark text:name="__RefHeading__1387_1701200629"/><text:bookmark text:name="__RefHeading__439_102592204"/><text:bookmark text:name="__RefHeading__861_241645718"/><text:bookmark text:name="__RefHeading__1620_1586417083"/><text:bookmark text:name="__RefHeading__1931_1859984652"/>第一类取石子（巴什博弈）</text:h>
      <text:p text:style-name="P1"/>
      <text:p text:style-name="P1949">只有一堆<text:span text:style-name="T10"> </text:span>n 个石子.</text:p>
      <text:p text:style-name="P1950">两个人轮流从这堆石子中取石子.</text:p>
      <text:p text:style-name="P1951">规定每次至少取一个，最多取m个</text:p>
      <text:p text:style-name="P1952">最后取光者得胜。</text:p>
      <text:p text:style-name="P1"/>
      <text:p text:style-name="P1953">得出规律：n%(m+1)=0时为P点，其他为N点</text:p>
      <text:p text:style-name="P1"/>
      <text:p text:style-name="P1954">变形：减法游戏</text:p>
      <text:p text:style-name="P1"/>
      <text:p text:style-name="P1955">只有一堆<text:span text:style-name="T10"> </text:span>n 个石子</text:p>
      <text:p text:style-name="P1956">两个人轮流从这堆石子中取物</text:p>
      <text:p text:style-name="P1957">规定每次取的个数只能为一集合中的元素</text:p>
      <text:p text:style-name="P1958">最后取光者得胜。</text:p>
      <text:p text:style-name="P1"/>
      <text:p text:style-name="P1959">未变形的实际上是一个1到n的集合。</text:p>
      <text:p text:style-name="P1"/>
      <text:p text:style-name="P1960">例如：集合是2的幂次（即：1，2，4，8，16<text:span text:style-name="T14">…</text:span>）</text:p>
      <text:p text:style-name="P1961">得出规律：n%3=0为P点</text:p>
      <text:p text:style-name="P1"/>
      <text:p text:style-name="P1"/>
      <text:h text:style-name="P3479" text:outline-level="2"><text:bookmark text:name="__RefHeading__1933_1859984652"/><text:bookmark text:name="__RefHeading__1783_2095896793"/><text:bookmark text:name="__RefHeading__441_102592204"/><text:bookmark text:name="__RefHeading__863_241645718"/><text:bookmark text:name="__RefHeading__1622_1586417083"/><text:bookmark text:name="__RefHeading__1389_1701200629"/><text:bookmark text:name="__RefHeading__1103_2000419837"/><text:soft-page-break/>第二类取石子（威佐夫博弈）</text:h>
      <text:p text:style-name="P1"/>
      <text:p text:style-name="P1962">有两堆各若干个石子</text:p>
      <text:p text:style-name="P1963">两个人轮流从某一堆或同时从两堆中取同样多的石子</text:p>
      <text:p text:style-name="P1964">规定每次至少取一个，多者不限</text:p>
      <text:p text:style-name="P1965">最后取光者得胜</text:p>
      <text:p text:style-name="P1"/>
      <text:p text:style-name="P1966">策略：寻找奇异局势</text:p>
      <text:p text:style-name="P1967">我们用（ak，bk）（ak<text:span text:style-name="T14">≤</text:span> bk ,k=0，1，2，...,n)表示两堆石子的数量并称其为局势，如果甲面对（0，0），那么甲已经输了，这种局势我们称为奇</text:p>
      <text:p text:style-name="P1"/>
      <text:p text:style-name="P1968">异局势。</text:p>
      <text:p text:style-name="P1969">前几个奇异局势是：（0，0）、（1，2）、（3，5）、（4，7）、（6，10）、（8，13）、（9，15）、（11，18）、（12，20）。</text:p>
      <text:p text:style-name="P1970">奇异局势性质</text:p>
      <text:p text:style-name="P1971"><text:soft-page-break/>1、任何自然数都包含在一个且仅有一个奇异局势中</text:p>
      <text:p text:style-name="P1972">由于ak是未在前面出现过的最小自然数，所以有ak&gt;ak-1 ，而<text:span text:style-name="T10"> </text:span>bk=ak+ k &gt;ak-1+ k-1 =bk-1 &gt;ak-1 。所以性质1。成立。</text:p>
      <text:p text:style-name="P1973">2、任意操作都可将奇异局势变为非奇异局势</text:p>
      <text:p text:style-name="P1974">事实上，若只改变奇异局势（ak，bk）的某一个分量，那么另一个分量不可能在其他奇异局势中，所以必然是非奇异局势。如果使（ak，bk）的两个分量同时减少，则由于其差不变，且不可能是其他奇异局势的差，因此也是非奇异局势。</text:p>
      <text:p text:style-name="P1975">3、采用适当的方法，可以将非奇异局势变为奇异局势</text:p>
      <text:p text:style-name="P1976">奇异局势公式</text:p>
      <text:p text:style-name="P1977">那么任给一个局势（a，b），怎样判断它是不是奇异局势呢？</text:p>
      <text:p text:style-name="P1978">我们有如下公式：ak=[k（1+<text:span text:style-name="T14">√</text:span>5）/2]，bk=ak+k （k=0，1，2，...,n）</text:p>
      <text:p text:style-name="P1979">注:（1+<text:span text:style-name="T14">√</text:span>5）/2 <text:span text:style-name="T14">≈</text:span>1.618，k、ak、bk满足黄金分割比</text:p>
      <text:p text:style-name="P1980">所有奇异局势可组成若干Fibonacci数列</text:p>
      <text:p text:style-name="P1981">既a=<text:span text:style-name="T3"> </text:span>=(__int64)((1.0+sqrt(5.0))/2*(b-a)时败</text:p>
      <text:p text:style-name="P1982">其中(1.0+sqrt(5.0))/2=1.618033989</text:p>
      <text:p text:style-name="P1983">若要输出赢的第一步策略，可以暴力搜索</text:p>
      <text:p text:style-name="P1984">（判断同时减一个数，a减一个数,b减一个数）。</text:p>
      <text:p text:style-name="P1"/>
      <text:p text:style-name="P1985">例如：Euclid's Game</text:p>
      <text:p text:style-name="P1986">1、给出两个自然数a,b</text:p>
      <text:p text:style-name="P1987">2、由两人轮流进行，可以将其中较大数减去较小数的任意倍，差必须是自然数</text:p>
      <text:p text:style-name="P1988">3、最终将一数减为0者取胜</text:p>
      <text:p text:style-name="P1"/>
      <text:p text:style-name="P1989">1.可以打表找规律。</text:p>
      <text:p text:style-name="P1990">b/a&gt;=2 || b%a==0时胜。</text:p>
      <text:p text:style-name="P1991">否则b%=a;然后循环，判断奇偶性。</text:p>
      <text:p text:style-name="P1992">2.打表找公式</text:p>
      <text:p text:style-name="P1993">a!=b<text:span text:style-name="T3"> </text:span>&amp;&amp;<text:span text:style-name="T3"> </text:span>a!=1<text:span text:style-name="T3"> </text:span>&amp;&amp; a&gt;=(__int64)((1.0+sqrt(5.0))/2*(b-a))时胜</text:p>
      <text:p text:style-name="P1"/>
      <text:h text:style-name="P3480" text:outline-level="2"><text:bookmark text:name="__RefHeading__1785_2095896793"/><text:bookmark text:name="__RefHeading__1624_1586417083"/><text:bookmark text:name="__RefHeading__1391_1701200629"/><text:bookmark text:name="__RefHeading__865_241645718"/><text:bookmark text:name="__RefHeading__443_102592204"/><text:bookmark text:name="__RefHeading__1105_2000419837"/><text:bookmark text:name="__RefHeading__1935_1859984652"/>第三类取石子（尼姆博弈）</text:h>
      <text:p text:style-name="P1994">取火柴问题</text:p>
      <text:p text:style-name="P1"/>
      <text:p text:style-name="P1"/>
      <text:p text:style-name="P1"><text:soft-page-break/></text:p>
      <text:p text:style-name="P1995">有三堆各若干个石子</text:p>
      <text:p text:style-name="P1996">两个人轮流从某一堆取任意多的石子</text:p>
      <text:p text:style-name="P1997">规定每次至少取一个，多者不限</text:p>
      <text:p text:style-name="P1998">最后取光者得胜</text:p>
      <text:p text:style-name="P1"/>
      <text:p text:style-name="P1999">策略</text:p>
      <text:p text:style-name="P2000">我们用（a，b，c）表示某种局势。</text:p>
      <text:p text:style-name="P2001">首先（0，0，0）显然是奇异局势，无论谁面对奇异局势，都必然失败。</text:p>
      <text:p text:style-name="P2002">第二种奇异局势是（0，n，n），只要与对手拿走一样多的物品，最后都将导致（0，0，0）。</text:p>
      <text:p text:style-name="P2003">仔细分析一下，（1，2，3）也是奇异局势，无论对手如何拿，接下来都可以变为（0，n，n）的情形。</text:p>
      <text:p text:style-name="P1"/>
      <text:p text:style-name="P2004">方法：异或<text:span text:style-name="T10">“</text:span>^<text:span text:style-name="T14">”</text:span></text:p>
      <text:p text:style-name="P2005">任何奇异局势（a，b，c）都有a^b^c=0。</text:p>
      <text:p text:style-name="P2006">延伸：任何奇异局势(a1, a2,<text:span text:style-name="T14">…</text:span> an)都满足a1^a2^<text:span text:style-name="T14">…</text:span>^an=0</text:p>
      <text:p text:style-name="P1"/>
      <text:p text:style-name="P2007">证明</text:p>
      <text:p text:style-name="P2008">欲证明此算法，只需证明3个命题：</text:p>
      <text:p text:style-name="P2009">1、这个判断将所有终结点为P点</text:p>
      <text:p text:style-name="P2010">2、这个判断的N点一定可以变换为P点</text:p>
      <text:p text:style-name="P2011">3、这个判断的P点无法变换为另一P点</text:p>
      <text:p text:style-name="P2012">通过二进制和异或的性质证</text:p>
      <text:p text:style-name="P1"/>
      <text:p text:style-name="P2013">(Bouton's Theorem)对于一个Nim游戏的局面(a1,a2,...,an)，它是P-position当且仅当a1^a2^...^an=0，其中^表示异或(xor)运算。</text:p>
      <text:p text:style-name="P2014">根据定义，证明一种判断position的性质的方法的正确性，只需证明三个命题：<text:span text:style-name="T10"> </text:span></text:p>
      <text:list xml:id="list1776770924" text:style-name="WW8Num3">
        <text:list-item>
          <text:p text:style-name="P2015">这个判断将所有terminal position判为P-position；</text:p>
        </text:list-item>
        <text:list-item>
          <text:p text:style-name="P2016">根据这个判断被判为N-position的局面一定可以移动到某个P-position；</text:p>
        </text:list-item>
      </text:list>
      <text:p text:style-name="P2017">3、根据这个判断被判为P-position的局面无法移动到某个P-position。</text:p>
      <text:p text:style-name="P1"/>
      <text:p text:style-name="P2018">第一个命题显然，terminal position只有一个，就是全0，异或仍然是0。</text:p>
      <text:p text:style-name="P1"><text:soft-page-break/></text:p>
      <text:p text:style-name="P2019">第二个命题，对于某个局面(a1,a2,...,an)，若a1^a2^...^an!=0，一定存在某个合法的移动，将ai改变成ai'后满足<text:span text:style-name="T10"> </text:span>a1^a2^...^ai'^...^an=0。不妨设a1^a2^...^an=k，则一定存在某个ai，它的二进制表示在k的最高位上是1（否则k的最高位那个1是怎么得到的）。这时ai^k&lt;ai一定成立。则我们可以将ai改变成ai'=ai^k，此时<text:span text:style-name="T10"> </text:span>a1^a2^...^ai'^...^an=a1^a2^...^an^k=0。</text:p>
      <text:p text:style-name="P1"/>
      <text:p text:style-name="P2020">第三个命题，对于某个局面(a1,a2,...,an)，若a1^a2^...^an=0，一定不存在某个合法的移动，将ai改变成ai'后满足<text:span text:style-name="T10"> </text:span>a1^a2^...^ai'^...^an=0。因为异或运算满足消去率，由a1^a2^...^an=a1^a2^...^ai'^...^an可以得到ai=ai'。所以将ai改变成ai'不是一个合法的移动。证毕。</text:p>
      <text:p text:style-name="P1"/>
      <text:h text:style-name="P3481" text:outline-level="2"><text:bookmark text:name="__RefHeading__1787_2095896793"/><text:bookmark text:name="__RefHeading__1937_1859984652"/><text:bookmark text:name="__RefHeading__867_241645718"/><text:bookmark text:name="__RefHeading__445_102592204"/><text:bookmark text:name="__RefHeading__1107_2000419837"/><text:bookmark text:name="__RefHeading__1626_1586417083"/><text:bookmark text:name="__RefHeading__1393_1701200629"/>Sprague-Grundy 函数</text:h>
      <text:p text:style-name="P2021">将组合游戏抽象为有向图</text:p>
      <text:p text:style-name="P2022">每个位置为有向图的一个节点</text:p>
      <text:p text:style-name="P2023">每种可行操作为有向图的一条路径</text:p>
      <text:p text:style-name="P1"/>
      <text:p text:style-name="P2024">我们就在有向图的顶点上定义SG函数</text:p>
      <text:p text:style-name="P2025">首先定义mex(minimal excludant)运算，这是施加于一个集合的运算，表示最小的不属于这个集合的非负整数。</text:p>
      <text:p text:style-name="P2026">例如mex{0,1,2,4}=3、mex{2,3,5}=0、mex{}=0。</text:p>
      <text:p text:style-name="P2027">对于一个给定的有向无环图，定义关于图的每个顶点的Sprague-Garundy函数g如下：g(x)=mex{ g(y) | y是x的后继<text:span text:style-name="T10"> </text:span>}。</text:p>
      <text:p text:style-name="P1"/>
      <text:h text:style-name="P3543" text:outline-level="3"><text:bookmark text:name="__RefHeading__1789_2095896793"/><text:bookmark text:name="__RefHeading__869_241645718"/><text:bookmark text:name="__RefHeading__1395_1701200629"/><text:bookmark text:name="__RefHeading__447_102592204"/><text:bookmark text:name="__RefHeading__1109_2000419837"/><text:bookmark text:name="__RefHeading__1628_1586417083"/><text:bookmark text:name="__RefHeading__1939_1859984652"/>Sprague-Grundy函数性质</text:h>
      <text:p text:style-name="P2028">所有的终结点SG值为0（因为它的后继集合是空集）</text:p>
      <text:p text:style-name="P2029">SG为0的顶点，它的所有后继y都满足SG不为0</text:p>
      <text:p text:style-name="P2030">对于一个SG不为0的顶点，必定存在一个后继满足SG为0</text:p>
      <text:p text:style-name="P2031">满足组合游戏性质<text:span text:style-name="T10"> </text:span>所有SG为0定点对应P点，SG大于0顶点对应N点</text:p>
      <text:p text:style-name="P1"/>
      <text:h text:style-name="P3544" text:outline-level="3"><text:bookmark text:name="__RefHeading__1941_1859984652"/><text:bookmark text:name="__RefHeading__1791_2095896793"/><text:bookmark text:name="__RefHeading__1397_1701200629"/><text:bookmark text:name="__RefHeading__449_102592204"/><text:bookmark text:name="__RefHeading__871_241645718"/><text:bookmark text:name="__RefHeading__1111_2000419837"/><text:bookmark text:name="__RefHeading__1630_1586417083"/>Sprague-Grundy函数意义</text:h>
      <text:p text:style-name="P2032">每个SG值对应Nim游戏每堆石子的初始数量</text:p>
      <text:p text:style-name="P2033">将所有SG值异或，类同于将Nim游戏的所有初态异或</text:p>
      <text:p text:style-name="P1"/>
      <text:p text:style-name="P2034">当g(x)=k时，表明对于任意一个0&lt;=i&lt;k，都存在x的一个后继y满足g(y)=i。也就是说，当某枚棋子的SG值是k时，我们可以把它变成0、变成1、<text:span text:style-name="T10">……</text:span>、变成k-1，但绝对不能保持k不变。不知道你能不能根据这个联想到Nim游戏，Nim 游戏的规则就是：每次选择一堆数量为k的石子，可以把它变成0、变成1、<text:span text:style-name="T10">……</text:span>、变成k-1，但绝对不能保持k不变。这表明，如果将n枚棋子所在的顶点的<text:span text:style-name="T10"> </text:span>SG值看作n堆相应数量的石子，那么这个Nim游戏的每个必胜策略都对应于原来这n枚棋子的必胜策略！</text:p>
      <text:p text:style-name="P1"/>
      <text:h text:style-name="P3545" text:outline-level="3"><text:bookmark text:name="__RefHeading__1793_2095896793"/><text:bookmark text:name="__RefHeading__1632_1586417083"/><text:bookmark text:name="__RefHeading__1113_2000419837"/><text:bookmark text:name="__RefHeading__873_241645718"/><text:bookmark text:name="__RefHeading__451_102592204"/><text:bookmark text:name="__RefHeading__1399_1701200629"/><text:bookmark text:name="__RefHeading__1943_1859984652"/>SG定理</text:h>
      <text:p text:style-name="P2035">所以我们可以定义有向图游戏的和(Sum of Graph Games)：设G1、G2、<text:span text:style-name="T10">……</text:span>、Gn是n个有向图游戏，定义游戏G是G1、G2、<text:span text:style-name="T10">……</text:span>、Gn的和(Sum)，游戏G的移动规则是：任选一个子游戏Gi 并移动上面的棋子。Sprague-Grundy Theorem就是：g(G)=g(G1)^g(G2)^...^g(Gn)。也就是说，游戏的和的SG函数值是它的所有子游戏的SG函数值的异或。</text:p>
      <text:p text:style-name="P1"/>
      <text:p text:style-name="P2036"><text:soft-page-break/>SG定理（Sprague-Grundy Theorem）：g(G)=g(G1)^g(G2)^<text:span text:style-name="T14">…</text:span>^g(Gn)。</text:p>
      <text:p text:style-name="P2037">游戏的和的SG函数值是它的所有子游戏的SG函数值的异或。</text:p>
      <text:p text:style-name="P1"/>
      <text:p text:style-name="P1"/>
      <text:p text:style-name="P2038">例如：</text:p>
      <text:p text:style-name="P2039">取(m堆)石子游戏</text:p>
      <text:p text:style-name="P2040">1、m堆石子,两人轮流取</text:p>
      <text:p text:style-name="P2041">2、只能在1堆中取任意个.取完者胜.</text:p>
      <text:p text:style-name="P2042">先取者负输出No.先取者胜输出Yes.然后输出先取者第1次取子的所有方法. </text:p>
      <text:p text:style-name="P2043">分析：用异或进行判断，由异或基本性质（a^a=0）求出每个点的P点，依次比较即可</text:p>
      <text:p text:style-name="P1"/>
      <text:p text:style-name="P1"/>
      <text:h text:style-name="P3546" text:outline-level="3"><text:bookmark text:name="__RefHeading__1945_1859984652"/><text:bookmark text:name="__RefHeading__1634_1586417083"/><text:bookmark text:name="__RefHeading__1795_2095896793"/><text:bookmark text:name="__RefHeading__1401_1701200629"/><text:bookmark text:name="__RefHeading__1115_2000419837"/><text:bookmark text:name="__RefHeading__875_241645718"/><text:bookmark text:name="__RefHeading__453_102592204"/>求SG值的问题求SG算法</text:h>
      <text:p text:style-name="P2044">1.直接DFS</text:p>
      <text:p text:style-name="P2045"><text:s/>2.外加数组法（效率更高）</text:p>
      <text:p text:style-name="P2046">直接DFS算法</text:p>
      <text:p text:style-name="P2047">c<text:span text:style-name="T3">onst int N=10001;</text:span></text:p>
      <text:p text:style-name="P2048">int k,a[101]; <text:s text:c="9"/>//k为节点数,a数组为减数集合</text:p>
      <text:p text:style-name="P2049">int f[<text:span text:style-name="T3">N</text:span>]; //f数组用来存储所有节点的sg值,初值为-1<text:line-break/>int mex(int p) {  <text:s text:c="14"/>//mex为求sg的函数<text:line-break/> int i,t;<text:line-break/>  bool g[101]={0}; <text:s text:c="7"/>//定义布尔数组，初值为0<text:line-break/>    for(i=0;i&lt;k;i++) {<text:line-break/>        t=p-a[i]; <text:s text:c="12"/>//t为p当前遍历的后继<text:line-break/>        if(t&lt;0) <text:s/>break; <text:s text:c="12"/>//后继最小是0<text:line-break/>        if(f[t]==-1)f[t]=mex(t); <text:line-break/>        g[f[t]]=1; <text:s text:c="6"/>//布尔数组中赋这个SG值为<text:line-break/>    }<text:line-break/>    for(i=0;;i++){<text:line-break/>        if(!g[i]) return i;<text:line-break/>     }<text:line-break/>} </text:p>
      <text:p text:style-name="P1"/>
      <text:p text:style-name="P1"/>
      <text:p text:style-name="P2050">外接数组法</text:p>
      <text:p text:style-name="P2051">int k,a[101]; <text:s text:c="9"/>//k为节点数，a为减数集合</text:p>
      <text:p text:style-name="P2052">int f[<text:span text:style-name="T3">N</text:span>]<text:span text:style-name="T3">,</text:span>num[<text:span text:style-name="T3">N</text:span>]; //f存储sg值<text:span text:style-name="T3">,</text:span>num标记sg值是否存在</text:p>
      <text:p text:style-name="P2053"><text:s/>sg[0]=0; <text:s text:c="12"/></text:p>
      <text:p text:style-name="P2054"><text:s/>for(i=1;i&lt;k;i++) { <text:s/></text:p>
      <text:p text:style-name="P2055"><text:s/><text:span text:style-name="T3"><text:tab/><text:tab/></text:span>for(j=0;a[j]&lt;=i;j++)num[sg[i-a[j]]]=i; <text:s text:c="3"/></text:p>
      <text:p text:style-name="P2056"><text:s/><text:span text:style-name="T10"><text:s/></text:span><text:span text:style-name="T3"><text:tab/><text:tab/></text:span>for(j=0;j&lt;=i;j++) <text:s/></text:p>
      <text:p text:style-name="P3361"><text:s/><text:span text:style-name="T3"><text:tab/><text:tab/></text:span>if(num[j]!=i){sg[i]=j;break;} </text:p>
      <text:p text:style-name="P2057"><text:s/><text:span text:style-name="T10"><text:s/></text:span>}</text:p>
      <text:p text:style-name="P1"><text:soft-page-break/></text:p>
      <text:h text:style-name="P3412" text:outline-level="1"><text:bookmark text:name="__RefHeading__1797_2095896793"/><text:bookmark text:name="__RefHeading__1636_1586417083"/><text:bookmark text:name="__RefHeading__1117_2000419837"/><text:bookmark text:name="__RefHeading__457_102592204"/><text:bookmark text:name="__RefHeading__1403_1701200629"/><text:bookmark text:name="__RefHeading__877_241645718"/><text:bookmark text:name="__RefHeading__1947_1859984652"/>图<text:span text:style-name="T1">论</text:span></text:h>
      <text:h text:style-name="P3482" text:outline-level="2"><text:bookmark text:name="__RefHeading__1949_1859984652"/><text:bookmark text:name="__RefHeading__1799_2095896793"/><text:bookmark text:name="__RefHeading__1119_2000419837"/><text:bookmark text:name="__RefHeading__879_241645718"/><text:bookmark text:name="__RefHeading__1405_1701200629"/><text:bookmark text:name="__RefHeading__459_102592204"/><text:bookmark text:name="__RefHeading__1638_1586417083"/>图的<text:span text:style-name="T1">一维数组邻接表</text:span>表示法</text:h>
      <text:p text:style-name="P2058">const int N=10000;</text:p>
      <text:p text:style-name="P2059">const int M=100; </text:p>
      <text:p text:style-name="P2060">int fir[N],toV[M],len[M],next[M],cnt; </text:p>
      <text:p text:style-name="P2061">void addedge(int u, int v, int <text:s/>w) {</text:p>
      <text:p text:style-name="P3362">toV[cnt] = v;len[cnt] = w;</text:p>
      <text:p text:style-name="P3363">next[cnt] = fir[u];fir[u] = cnt++;</text:p>
      <text:p text:style-name="P3237">}</text:p>
      <text:p text:style-name="P2062">void init(int nv, int ne) {</text:p>
      <text:p text:style-name="P2063"><text:tab/>memset(fir, -1, sizeof(fir));</text:p>
      <text:p text:style-name="P2064"><text:tab/>cnt=0; </text:p>
      <text:p text:style-name="P2065"><text:tab/>int u,v,w; </text:p>
      <text:p text:style-name="P2066"><text:tab/>for (int i = 0; i &lt; ne; ++i) {</text:p>
      <text:p text:style-name="P2067"><text:tab/><text:tab/>scanf("%d%d%d", &amp;u, &amp;v, &amp;w); </text:p>
      <text:p text:style-name="P2068"><text:tab/><text:tab/>addedge(u, v, w); // 不加下面的为有向图</text:p>
      <text:p text:style-name="P2069"><text:tab/><text:tab/>addedge(v u, w); // 加下面额为无向图</text:p>
      <text:p text:style-name="P2070"><text:tab/>}</text:p>
      <text:p text:style-name="P3238">}</text:p>
      <text:h text:style-name="P3483" text:outline-level="2"><text:bookmark text:name="__RefHeading__1801_2095896793"/><text:bookmark text:name="__RefHeading__461_102592204"/><text:bookmark text:name="__RefHeading__1640_1586417083"/><text:bookmark text:name="__RefHeading__1407_1701200629"/><text:bookmark text:name="__RefHeading__881_241645718"/><text:bookmark text:name="__RefHeading__1121_2000419837"/><text:bookmark text:name="__RefHeading__1951_1859984652"/>最<text:span text:style-name="T3">短路</text:span></text:h>
      <text:h text:style-name="P3547" text:outline-level="3"><text:bookmark text:name="__RefHeading__1953_1859984652"/><text:bookmark text:name="__RefHeading__463_102592204"/><text:bookmark text:name="__RefHeading__1803_2095896793"/><text:bookmark text:name="__RefHeading__883_241645718"/><text:bookmark text:name="__RefHeading__1123_2000419837"/><text:bookmark text:name="__RefHeading__1642_1586417083"/><text:bookmark text:name="__RefHeading__1409_1701200629"/>Dijkstra</text:h>
      <text:h text:style-name="P3613" text:outline-level="4"><text:bookmark text:name="__RefHeading__1955_1859984652"/><text:bookmark text:name="__RefHeading__1805_2095896793"/><text:bookmark text:name="__RefHeading__885_241645718"/><text:bookmark text:name="__RefHeading__465_102592204"/><text:bookmark text:name="__RefHeading__1644_1586417083"/>适用条件</text:h>
      <text:p text:style-name="P3399">单源最短路径(从源点s到其它所有顶点v); </text:p>
      <text:p text:style-name="P3400">不<text:span text:style-name="T3">存在负边权</text:span></text:p>
      <text:h text:style-name="P3614" text:outline-level="4"><text:bookmark text:name="__RefHeading__1807_2095896793"/><text:bookmark text:name="__RefHeading__467_102592204"/><text:bookmark text:name="__RefHeading__887_241645718"/><text:bookmark text:name="__RefHeading__1646_1586417083"/><text:bookmark text:name="__RefHeading__1957_1859984652"/>原始算法</text:h>
      <text:list xml:id="list1714893663" text:style-name="WW8Num5">
        <text:list-item>
          <text:p text:style-name="P3388">对<text:span text:style-name="T27">于全体点集，划分为两个集合，一个为达成最短路的集合，一个反之</text:span></text:p>
        </text:list-item>
        <text:list-item>
          <text:p text:style-name="P3389">每<text:span text:style-name="T27">次松弛操作为</text:span></text:p>
        </text:list-item>
      </text:list>
      <text:p text:style-name="P3409">1<text:span text:style-name="T29">.</text:span><text:span text:style-name="T27">将当前离源点最近的点加入达成最短路的集合</text:span></text:p>
      <text:p text:style-name="P3410">2<text:span text:style-name="T29">.</text:span><text:span text:style-name="T27">根据新加入的点，维护未加入的点的最短距离</text:span></text:p>
      <text:list xml:id="list1860166325" text:continue-numbering="true" text:style-name="WW8Num5">
        <text:list-item>
          <text:p text:style-name="P3390"><text:soft-page-break/>直<text:span text:style-name="T27">至找到目标点加入</text:span></text:p>
        </text:list-item>
      </text:list>
      <text:p text:style-name="P3401">考<text:span text:style-name="T27">虑和最小生成树Prime的相似之处</text:span></text:p>
      <text:p text:style-name="P3402">复<text:span text:style-name="T27">杂度</text:span><text:span text:style-name="T31"> </text:span><text:span text:style-name="T27">O(</text:span><text:span text:style-name="T29">n</text:span><text:span text:style-name="T27">^2)，不可以处理负权图</text:span></text:p>
      <text:h text:style-name="P3615" text:outline-level="4"><text:bookmark text:name="__RefHeading__1959_1859984652"/><text:bookmark text:name="__RefHeading__1648_1586417083"/><text:bookmark text:name="__RefHeading__469_102592204"/><text:bookmark text:name="__RefHeading__889_241645718"/><text:bookmark text:name="__RefHeading__1809_2095896793"/>优化方式</text:h>
      <text:p text:style-name="P3403">可<text:span text:style-name="T27">以考虑在选择最近点的时候，选择用堆来优化</text:span></text:p>
      <text:p text:style-name="P3404">复<text:span text:style-name="T27">杂度约为O(</text:span><text:span text:style-name="T29">n</text:span><text:span text:style-name="T27">*log</text:span><text:span text:style-name="T29">n</text:span><text:span text:style-name="T27">)</text:span></text:p>
      <text:h text:style-name="P3616" text:outline-level="4"><text:bookmark text:name="__RefHeading__1811_2095896793"/><text:bookmark text:name="__RefHeading__471_102592204"/><text:bookmark text:name="__RefHeading__891_241645718"/><text:bookmark text:name="__RefHeading__1650_1586417083"/><text:bookmark text:name="__RefHeading__1961_1859984652"/>O<text:span text:style-name="T3">(n^2)算法</text:span></text:h>
      <text:p text:style-name="P2071">const int N = 100;</text:p>
      <text:p text:style-name="P2072">const int INF = 0x3ffff;</text:p>
      <text:p text:style-name="P2073">int cost[N][N];//两点之间的代价</text:p>
      <text:p text:style-name="P2074">int path[N];//当前节点的父亲</text:p>
      <text:p text:style-name="P2075">int lowcost[N];//当前节点到根的代价</text:p>
      <text:p text:style-name="P1"/>
      <text:p text:style-name="P2076">//n个节点，st为源点</text:p>
      <text:p text:style-name="P2077">void dijkstra(int n,int st) {</text:p>
      <text:p text:style-name="P2078"><text:s/><text:span text:style-name="T10"><text:s text:c="3"/></text:span>int i,<text:span text:style-name="T3"> </text:span>j,<text:span text:style-name="T3"> </text:span>_min<text:span text:style-name="T3">, pre</text:span>;</text:p>
      <text:p text:style-name="P2079"><text:s/><text:span text:style-name="T10"><text:s text:c="3"/></text:span>bool vis[N];</text:p>
      <text:p text:style-name="P2080"><text:s/><text:span text:style-name="T10"><text:s text:c="3"/></text:span>memset(vis,0,sizeof(vis));</text:p>
      <text:p text:style-name="P2081"><text:s/><text:span text:style-name="T10"><text:s text:c="3"/></text:span>vis[st] = 1;</text:p>
      <text:p text:style-name="P2082"><text:s/><text:span text:style-name="T10"><text:s text:c="3"/></text:span>for(i=0; i&lt;n; i++) {</text:p>
      <text:p text:style-name="P2083"><text:s/><text:span text:style-name="T10"><text:s text:c="7"/></text:span>lowcost[i] = cost[st][i];path[i] = st;</text:p>
      <text:p text:style-name="P2084"><text:s/><text:span text:style-name="T10"><text:s text:c="3"/></text:span>}</text:p>
      <text:p text:style-name="P1"/>
      <text:p text:style-name="P2085"><text:s/><text:span text:style-name="T10"><text:s text:c="3"/></text:span>lowcost[st] = 0;<text:span text:style-name="T3"> </text:span>path[st] = -1;<text:span text:style-name="T3"> </text:span>pre = st;</text:p>
      <text:p text:style-name="P1"/>
      <text:p text:style-name="P2086"><text:s/><text:span text:style-name="T10"><text:s text:c="3"/></text:span>for(i = 0; i &lt; n; i++) {</text:p>
      <text:p text:style-name="P2087"><text:s/><text:span text:style-name="T10"><text:s text:c="7"/></text:span>for(j=0; j&lt;n; j++) </text:p>
      <text:p text:style-name="P2088"><text:s/><text:span text:style-name="T10"><text:s/></text:span>if(vis[j]==0&amp;&amp;lowcost[pre]+cost[pre][j]&lt;lowcost[j])</text:p>
      <text:p text:style-name="P2089"><text:s/><text:span text:style-name="T10"><text:s text:c="3"/></text:span>lowcost[j]=lowcost[pre]+ <text:span text:style-name="T3">l</text:span>ost[pre][j]<text:span text:style-name="T3">, </text:span>path[j] = pre;</text:p>
      <text:p text:style-name="P2090"><text:s/><text:span text:style-name="T10"><text:s text:c="11"/></text:span></text:p>
      <text:p text:style-name="P2091"><text:soft-page-break/><text:s/><text:span text:style-name="T10"><text:s text:c="7"/></text:span>_min = INF;</text:p>
      <text:p text:style-name="P2092"><text:s/><text:span text:style-name="T10"><text:s text:c="7"/></text:span>for(j=0; j&lt;n; j++) </text:p>
      <text:p text:style-name="P2093"><text:s/><text:span text:style-name="T10"><text:s text:c="11"/></text:span>if(vis[j] == 0 &amp;&amp; lowcost[j] &lt; _min) <text:s text:c="14"/></text:p>
      <text:p text:style-name="P2094"><text:s/><text:span text:style-name="T7"><text:s text:c="15"/></text:span>_min = lowcost[j]<text:span text:style-name="T3"> , </text:span>pre = j;</text:p>
      <text:p text:style-name="P2095"><text:s/><text:span text:style-name="T10"><text:s text:c="3"/></text:span></text:p>
      <text:p text:style-name="P2096"><text:s/><text:span text:style-name="T10"><text:s text:c="7"/></text:span>vis[pre] = 1;</text:p>
      <text:p text:style-name="P2097"><text:s/><text:span text:style-name="T10"><text:s text:c="3"/></text:span>}</text:p>
      <text:p text:style-name="P2098"><text:s/><text:span text:style-name="T10"><text:s text:c="3"/></text:span>return ;</text:p>
      <text:p text:style-name="P3239">}</text:p>
      <text:h text:style-name="P3617" text:outline-level="4"><text:bookmark text:name="__RefHeading__1813_2095896793"/><text:bookmark text:name="__RefHeading__473_102592204"/><text:bookmark text:name="__RefHeading__1652_1586417083"/><text:bookmark text:name="__RefHeading__893_241645718"/><text:bookmark text:name="__RefHeading__1963_1859984652"/>堆<text:span text:style-name="T3">优化O(n*log(n))算法</text:span></text:h>
      <text:p text:style-name="P2099">typedef int typec;</text:p>
      <text:p text:style-name="P2100">const int V = 100;</text:p>
      <text:p text:style-name="P2101">const int E = 10000;</text:p>
      <text:p text:style-name="P2102">const typec inf = 0x3f3f3f3f; // max of cost</text:p>
      <text:p text:style-name="P2103">typec cost[E], dist[V];</text:p>
      <text:p text:style-name="P2104">int e, pnt[E], nxt[E], head[V], prev[V], vis[V];</text:p>
      <text:p text:style-name="P1"/>
      <text:p text:style-name="P2105">struct qnode {</text:p>
      <text:p text:style-name="P2106"><text:s/><text:span text:style-name="T10"><text:s text:c="3"/></text:span>int v;</text:p>
      <text:p text:style-name="P2107"><text:s/><text:span text:style-name="T10"><text:s text:c="3"/></text:span>typec c;</text:p>
      <text:p text:style-name="P2108"><text:s/><text:span text:style-name="T10"><text:s text:c="3"/></text:span>qnode (int vv = 0, typec cc = 0) : v(vv), c(cc) {}</text:p>
      <text:p text:style-name="P2109"><text:s/><text:span text:style-name="T10"><text:s text:c="3"/></text:span>bool operator &lt; (const qnode&amp; r) const {</text:p>
      <text:p text:style-name="P2110"><text:s/><text:span text:style-name="T10"><text:s text:c="7"/></text:span>return c&gt;r.c;</text:p>
      <text:p text:style-name="P2111"><text:s/><text:span text:style-name="T10"><text:s text:c="3"/></text:span>}</text:p>
      <text:p text:style-name="P2112">};</text:p>
      <text:p text:style-name="P1"/>
      <text:p text:style-name="P2113">void dijkstra(int n, const int src) {</text:p>
      <text:p text:style-name="P2114"><text:s/><text:span text:style-name="T10"><text:s text:c="3"/></text:span>qnode mv;</text:p>
      <text:p text:style-name="P2115"><text:s/><text:span text:style-name="T10"><text:s text:c="3"/></text:span>int i, j, k, pre;</text:p>
      <text:p text:style-name="P2116"><text:s/><text:span text:style-name="T10"><text:s text:c="3"/></text:span>priority_queue&lt;qnode&gt; que;</text:p>
      <text:p text:style-name="P2117"><text:soft-page-break/><text:s/><text:span text:style-name="T10"><text:s text:c="3"/></text:span>vis[src] = 1;</text:p>
      <text:p text:style-name="P2118"><text:s/><text:span text:style-name="T10"><text:s text:c="3"/></text:span>dist[src] = 0;</text:p>
      <text:p text:style-name="P2119"><text:s/><text:span text:style-name="T10"><text:s text:c="3"/></text:span>que.push(qnode(src, 0));</text:p>
      <text:p text:style-name="P1"/>
      <text:p text:style-name="P2120"><text:s/><text:span text:style-name="T10"><text:s text:c="3"/></text:span>for (pre = src, i=1; i&lt;n; i++) {</text:p>
      <text:p text:style-name="P2121"><text:s/><text:span text:style-name="T10"><text:s text:c="7"/></text:span>for (j = head[pre]; j != -1; j = nxt[j]) {</text:p>
      <text:p text:style-name="P2122"><text:s/><text:span text:style-name="T10"><text:s text:c="11"/></text:span>k = pnt[j];</text:p>
      <text:p text:style-name="P2123"><text:s/><text:span text:style-name="T10"><text:s text:c="6"/></text:span>if (vis[k] == 0 &amp;&amp; dist[pre] + cost[j] &lt; dist[k]) {</text:p>
      <text:p text:style-name="P2124"><text:s/><text:span text:style-name="T10"><text:s text:c="15"/></text:span>dist[k] = dist[pre] + cost[j];</text:p>
      <text:p text:style-name="P2125"><text:s/><text:span text:style-name="T10"><text:s text:c="15"/></text:span>que.push(qnode(pnt[j], dist[k]));</text:p>
      <text:p text:style-name="P2126"><text:s/><text:span text:style-name="T10"><text:s text:c="15"/></text:span>prev[k] = pre;</text:p>
      <text:p text:style-name="P2127"><text:s/><text:span text:style-name="T10"><text:s text:c="11"/></text:span>}</text:p>
      <text:p text:style-name="P2128"><text:s/><text:span text:style-name="T10"><text:s text:c="7"/></text:span>}</text:p>
      <text:p text:style-name="P1"/>
      <text:p text:style-name="P2129"><text:s/><text:span text:style-name="T10"><text:s text:c="6"/></text:span>while (!que.empty() &amp;&amp; vis[que.top().v] == 1){</text:p>
      <text:p text:style-name="P2130"><text:s/><text:span text:style-name="T10"><text:s text:c="11"/></text:span>que.pop();</text:p>
      <text:p text:style-name="P2131"><text:s/><text:span text:style-name="T10"><text:s text:c="7"/></text:span>}</text:p>
      <text:p text:style-name="P1"/>
      <text:p text:style-name="P2132"><text:s/><text:span text:style-name="T10"><text:s text:c="7"/></text:span>if (que.empty()) break;</text:p>
      <text:p text:style-name="P2133"><text:s/><text:span text:style-name="T10"><text:s text:c="7"/></text:span>mv = que.top();</text:p>
      <text:p text:style-name="P2134"><text:s/><text:span text:style-name="T10"><text:s text:c="7"/></text:span>que.pop();</text:p>
      <text:p text:style-name="P2135"><text:s/><text:span text:style-name="T10"><text:s text:c="7"/></text:span>vis[pre = mv.v] = 1;</text:p>
      <text:p text:style-name="P2136"><text:s/><text:span text:style-name="T10"><text:s text:c="3"/></text:span>}</text:p>
      <text:p text:style-name="P3240">}</text:p>
      <text:p text:style-name="P1"/>
      <text:p text:style-name="P2137">inline void addedge(int u, int v, typec c) {</text:p>
      <text:p text:style-name="P2138"><text:s/><text:span text:style-name="T10"><text:s text:c="3"/></text:span>pnt[e] = v;</text:p>
      <text:p text:style-name="P2139"><text:s/><text:span text:style-name="T10"><text:s text:c="3"/></text:span>cost[e] = c;</text:p>
      <text:p text:style-name="P2140"><text:s/><text:span text:style-name="T10"><text:s text:c="3"/></text:span>nxt[e] = head[u];</text:p>
      <text:p text:style-name="P2141"><text:s/><text:span text:style-name="T10"><text:s text:c="3"/></text:span>head[u] = e++;</text:p>
      <text:p text:style-name="P3241"><text:soft-page-break/>}</text:p>
      <text:p text:style-name="P1"/>
      <text:p text:style-name="P2142">void init(int nv, int ne) {</text:p>
      <text:p text:style-name="P2143"><text:s/><text:span text:style-name="T10"><text:s text:c="3"/></text:span>int i, u, v;</text:p>
      <text:p text:style-name="P2144"><text:s/><text:span text:style-name="T10"><text:s text:c="3"/></text:span>typec c;</text:p>
      <text:p text:style-name="P2145"><text:s/><text:span text:style-name="T10"><text:s text:c="3"/></text:span>e = 0;</text:p>
      <text:p text:style-name="P2146"><text:s/><text:span text:style-name="T10"><text:s text:c="3"/></text:span>memset(head, -1, sizeof(head));</text:p>
      <text:p text:style-name="P2147"><text:s/><text:span text:style-name="T10"><text:s text:c="3"/></text:span>memset(vis, 0, sizeof(vis));</text:p>
      <text:p text:style-name="P2148"><text:s/><text:span text:style-name="T10"><text:s text:c="3"/></text:span>memset(prev, -1, sizeof(prev));</text:p>
      <text:p text:style-name="P2149"><text:s/><text:span text:style-name="T10"><text:s text:c="3"/></text:span>for (i = 0; i &lt; nv; i++) dist[i] = inf;</text:p>
      <text:p text:style-name="P2150"><text:s/><text:span text:style-name="T10"><text:s text:c="3"/></text:span>for (i = 0; i &lt; ne; ++i) {</text:p>
      <text:p text:style-name="P2151"><text:s/><text:span text:style-name="T10"><text:s text:c="7"/></text:span>scanf("%d%d%d", &amp;u, &amp;v, &amp;c);</text:p>
      <text:p text:style-name="P2152"><text:s/><text:span text:style-name="T10"><text:s text:c="7"/></text:span>addedge(u, v, c);</text:p>
      <text:p text:style-name="P2153"><text:s/><text:span text:style-name="T10"><text:s text:c="7"/></text:span>addedge(v, u, c);</text:p>
      <text:p text:style-name="P2154"><text:s/><text:span text:style-name="T10"><text:s text:c="3"/></text:span>}</text:p>
      <text:p text:style-name="P3242">}</text:p>
      <text:p text:style-name="P1"/>
      <text:h text:style-name="P3484" text:outline-level="2"><text:bookmark text:name="__RefHeading__475_102592204"/><text:bookmark text:name="__RefHeading__1815_2095896793"/><text:bookmark text:name="__RefHeading__895_241645718"/><text:bookmark text:name="__RefHeading__1965_1859984652"/><text:bookmark text:name="__RefHeading__1654_1586417083"/><text:bookmark text:name="__RefHeading__1411_1701200629"/><text:bookmark text:name="__RefHeading__1125_2000419837"/>Bellman-Ford</text:h>
      <text:h text:style-name="P3548" text:outline-level="3"><text:bookmark text:name="__RefHeading__1817_2095896793"/><text:bookmark text:name="__RefHeading__1656_1586417083"/><text:bookmark text:name="__RefHeading__897_241645718"/><text:bookmark text:name="__RefHeading__477_102592204"/><text:bookmark text:name="__RefHeading__1413_1701200629"/><text:bookmark text:name="__RefHeading__1127_2000419837"/><text:bookmark text:name="__RefHeading__1967_1859984652"/>适用条件</text:h>
      <text:p text:style-name="P3405">单源最短路径(从源点s到其它所有顶点v); </text:p>
      <text:p text:style-name="P2155">可<text:span text:style-name="T1">以存在</text:span><text:span text:style-name="T3">负边权</text:span></text:p>
      <text:h text:style-name="P3549" text:outline-level="3"><text:bookmark text:name="__RefHeading__1969_1859984652"/><text:bookmark text:name="__RefHeading__1819_2095896793"/><text:bookmark text:name="__RefHeading__1658_1586417083"/><text:bookmark text:name="__RefHeading__899_241645718"/><text:bookmark text:name="__RefHeading__1415_1701200629"/><text:bookmark text:name="__RefHeading__479_102592204"/><text:bookmark text:name="__RefHeading__1129_2000419837"/>原始算法</text:h>
      <text:p text:style-name="P2156">（1）初始化：将除源点外的所有顶点的最短距离估计值<text:span text:style-name="T10"> </text:span>d[v] <text:span text:style-name="T14">←</text:span>+<text:span text:style-name="T14">∞</text:span>, d[s] <text:span text:style-name="T14">←</text:span>0;</text:p>
      <text:p text:style-name="P2157">（2）迭代求解：反复对边集E中的每条边进行松弛操作，使得顶点集V中的每个顶点v的最短距离估计值逐步逼近其最短距离；（运行|v|-1次）</text:p>
      <text:p text:style-name="P2158">（3）检验负权回路：判断边集E中的每一条边的两个端点是否收敛。如果存在未收敛的顶点，则算法返回false，表明问题无解；否则算法返回true，并且从源点可达的顶点v的最短距离保存在<text:span text:style-name="T10"> </text:span>d[v]中。</text:p>
      <text:p text:style-name="P3077"/>
      <text:h text:style-name="P3485" text:outline-level="2"><text:bookmark text:name="__RefHeading__1821_2095896793"/><text:bookmark text:name="__RefHeading__901_241645718"/><text:bookmark text:name="__RefHeading__1660_1586417083"/><text:bookmark text:name="__RefHeading__1417_1701200629"/><text:bookmark text:name="__RefHeading__1131_2000419837"/><text:bookmark text:name="__RefHeading__481_102592204"/><text:bookmark text:name="__RefHeading__1971_1859984652"/>SPFA</text:h>
      <text:p text:style-name="P2159">将源点入队</text:p>
      <text:p text:style-name="P2160">队列不空时循环：</text:p>
      <text:p text:style-name="P3364">从队列中取出一个点</text:p>
      <text:p text:style-name="P3365"><text:soft-page-break/>对于该点所有邻接定点，如果通过取出点中转后距离更短</text:p>
      <text:p text:style-name="P3366">更新最短距离</text:p>
      <text:p text:style-name="P3367">如果该点不再队列中，入队</text:p>
      <text:p text:style-name="P2161">结束</text:p>
      <text:p text:style-name="P1"/>
      <text:p text:style-name="P3406">S<text:span text:style-name="T27">PFA是Bellman-Ford的其中一种实现，一般都不用前者，而用SPFA。O(kE)，除了个别最坏的情况外，是个很好的算法。</text:span></text:p>
      <text:p text:style-name="P3407">B<text:span text:style-name="T27">ellman-Ford算法的一种队列实现，减少了不必要的冗余计算。</text:span><text:span text:style-name="T31"> </text:span><text:span text:style-name="T27">它可以在O(kE)的时间复杂度内求出源点到其他所有点的最短路径，可以处理负边。</text:span></text:p>
      <text:p text:style-name="P3408">原<text:span text:style-name="T27">理：只有那些在前一遍松弛中改变了距离估计值的点，才可能引起他们的邻接点的距离估计值的改变。判断负权回路：记录每个结点进队次数，超过|V|次表示有负权。</text:span></text:p>
      <text:h text:style-name="P3550" text:outline-level="3"><text:bookmark text:name="__RefHeading__903_241645718"/><text:bookmark text:name="__RefHeading__1973_1859984652"/><text:bookmark text:name="__RefHeading__1823_2095896793"/><text:bookmark text:name="__RefHeading__1133_2000419837"/><text:bookmark text:name="__RefHeading__1419_1701200629"/><text:bookmark text:name="__RefHeading__1662_1586417083"/><text:bookmark text:name="__RefHeading__483_102592204"/>栈实现</text:h>
      <text:p text:style-name="P2162">const int INF = 0x3F3F3F3F;</text:p>
      <text:p text:style-name="P2163">const int V = 30001;</text:p>
      <text:p text:style-name="P2164">const int E = 150001;</text:p>
      <text:p text:style-name="P2165">int pnt[E], cost[E], nxt[E];</text:p>
      <text:p text:style-name="P2166">stack&lt;int&gt;sta;</text:p>
      <text:p text:style-name="P2167">int e, head[V]; int dist[V]; bool vis[V];</text:p>
      <text:p text:style-name="P2168">void init(){</text:p>
      <text:p text:style-name="P2169"><text:tab/>e = 0;memset(head, -1, sizeof(head));<text:tab/></text:p>
      <text:p text:style-name="P3243">}</text:p>
      <text:p text:style-name="P2170">void addedge(int u, int v, int c){</text:p>
      <text:p text:style-name="P2171"><text:tab/>pnt[e] = v; cost[e] = c; nxt[e] = head[u]; head[u] = e++;</text:p>
      <text:p text:style-name="P3244">}</text:p>
      <text:p text:style-name="P2172">int SPFA(int src, int n){</text:p>
      <text:p text:style-name="P2173"><text:tab/>int i,u,v;</text:p>
      <text:p text:style-name="P2174"><text:tab/>for( i=1; i &lt;= n; ++i ){ </text:p>
      <text:p text:style-name="P2175"><text:tab/><text:tab/>vis[i] = 1; dist[i] = INF;</text:p>
      <text:p text:style-name="P2176"><text:tab/>}</text:p>
      <text:p text:style-name="P2177"><text:tab/>while(!sta.empty())sta.pop();</text:p>
      <text:p text:style-name="P1"/>
      <text:p text:style-name="P2178"><text:tab/>dist[src] = 0;</text:p>
      <text:p text:style-name="P2179"><text:tab/>sta.push(src);vis[src] = 0;</text:p>
      <text:p text:style-name="P3245"><text:soft-page-break/><text:tab/></text:p>
      <text:p text:style-name="P2180"><text:tab/>while(!sta.empty()){</text:p>
      <text:p text:style-name="P2181"><text:tab/><text:tab/>u=sta.top();sta.pop();vis[u] = 1;</text:p>
      <text:p text:style-name="P2182"><text:tab/><text:tab/>for( i=head[u]; i != -1; i=nxt[i] ){</text:p>
      <text:p text:style-name="P2183"><text:tab/><text:tab/><text:tab/>v = pnt[i];</text:p>
      <text:p text:style-name="P2184"><text:tab/><text:tab/><text:tab/>if(dist[v] &gt; dist[u] + cost[i]){</text:p>
      <text:p text:style-name="P2185"><text:tab/><text:tab/><text:tab/><text:tab/>dist[v] = dist[u] + cost[i];</text:p>
      <text:p text:style-name="P2186"><text:tab/><text:tab/><text:tab/><text:tab/>if(vis[v]){</text:p>
      <text:p text:style-name="P2187"><text:tab/><text:tab/><text:tab/><text:tab/><text:tab/>sta.push(v);vis[v] = 0;</text:p>
      <text:p text:style-name="P2188"><text:tab/><text:tab/><text:tab/><text:tab/>}</text:p>
      <text:p text:style-name="P2189"><text:tab/><text:tab/><text:tab/>}</text:p>
      <text:p text:style-name="P2190"><text:tab/><text:tab/>}</text:p>
      <text:p text:style-name="P2191"><text:tab/>}</text:p>
      <text:p text:style-name="P2192"><text:tab/>return dist[n];</text:p>
      <text:p text:style-name="P3246">}</text:p>
      <text:h text:style-name="P3551" text:outline-level="3"><text:bookmark text:name="__RefHeading__1825_2095896793"/><text:bookmark text:name="__RefHeading__1664_1586417083"/><text:bookmark text:name="__RefHeading__485_102592204"/><text:bookmark text:name="__RefHeading__905_241645718"/><text:bookmark text:name="__RefHeading__1421_1701200629"/><text:bookmark text:name="__RefHeading__1135_2000419837"/><text:bookmark text:name="__RefHeading__1975_1859984652"/>队列实现</text:h>
      <text:p text:style-name="P2193">而且有负权回路判断</text:p>
      <text:p text:style-name="P1"/>
      <text:p text:style-name="P2194">const int INF = 0x3F3F3F3F;</text:p>
      <text:p text:style-name="P2195">const int V = 1001;</text:p>
      <text:p text:style-name="P2196">const int E = 20001;</text:p>
      <text:p text:style-name="P2197">int pnt[E], cost[E], nxt[E];</text:p>
      <text:p text:style-name="P2198">int e, head[V], dist[V];</text:p>
      <text:p text:style-name="P2199">bool vis[V];</text:p>
      <text:p text:style-name="P2200">int cnt[V]; // 入队列次数</text:p>
      <text:p text:style-name="P2201">queue&lt;int&gt; que;</text:p>
      <text:p text:style-name="P1"/>
      <text:p text:style-name="P2202">void init(){e = 0;memset(head, -1, sizeof(head));}</text:p>
      <text:p text:style-name="P1"/>
      <text:p text:style-name="P2203">inline void addedge(int u, int v, int c){</text:p>
      <text:p text:style-name="P2204"><text:soft-page-break/>pnt[e] = v; cost[e] = c; nxt[e] = head[u]; head[u] = e++;</text:p>
      <text:p text:style-name="P3247">}</text:p>
      <text:p text:style-name="P1"/>
      <text:p text:style-name="P2205">int SPFA(int src, int n){</text:p>
      <text:p text:style-name="P2206"><text:tab/>int i,u,v;</text:p>
      <text:p text:style-name="P2207">for( i=1; i &lt;= n; ++i ) {dist[i] = INF;cnt[i]=0;vis[i]=1;}</text:p>
      <text:p text:style-name="P1"/>
      <text:p text:style-name="P2208"><text:tab/>while(!que.empty())que.pop();</text:p>
      <text:p text:style-name="P2209"><text:tab/>que.push(src);vis[src] =0; dist[src] = 0;++cnt[src];</text:p>
      <text:p text:style-name="P2210"><text:tab/>while( !que.empty() ){</text:p>
      <text:p text:style-name="P2211"><text:tab/><text:tab/>u = que.front();que.pop(); vis[u] =1;</text:p>
      <text:p text:style-name="P2212"><text:tab/><text:tab/>for( i=head[u]; i != -1; i=nxt[i] ){</text:p>
      <text:p text:style-name="P2213"><text:tab/><text:tab/><text:tab/>v = pnt[i];</text:p>
      <text:p text:style-name="P2214"><text:tab/><text:tab/><text:tab/>if(dist[v] &gt; dist[u] + cost[i] ){</text:p>
      <text:p text:style-name="P2215"><text:tab/><text:tab/><text:tab/><text:tab/>dist[v] = dist[u] + cost[i]; </text:p>
      <text:p text:style-name="P2216"><text:tab/><text:tab/>if(vis[v]){</text:p>
      <text:p text:style-name="P2217"><text:tab/><text:tab/><text:tab/>que.push(v);vis[v]=0;</text:p>
      <text:p text:style-name="P2218"><text:tab/><text:tab/><text:tab/>if((++cnt[v])&gt;n)return -1;//出现负权回路<text:span text:style-name="T10"> </text:span></text:p>
      <text:p text:style-name="P2219"><text:tab/><text:tab/>}</text:p>
      <text:p text:style-name="P2220"><text:tab/><text:tab/><text:tab/>}</text:p>
      <text:p text:style-name="P2221"><text:tab/><text:tab/>}</text:p>
      <text:p text:style-name="P2222"><text:tab/>}</text:p>
      <text:p text:style-name="P2223"><text:tab/>if( dist[n] == INF ) return -2; // src与n不可达</text:p>
      <text:p text:style-name="P2224"><text:tab/>return dist[n]; // 返回src到n的最短距离</text:p>
      <text:p text:style-name="P3248">}</text:p>
      <text:h text:style-name="P3552" text:outline-level="3"><text:bookmark text:name="__RefHeading__1977_1859984652"/><text:bookmark text:name="__RefHeading__1827_2095896793"/><text:bookmark text:name="__RefHeading__1423_1701200629"/><text:bookmark text:name="__RefHeading__907_241645718"/><text:bookmark text:name="__RefHeading__487_102592204"/><text:bookmark text:name="__RefHeading__1137_2000419837"/><text:bookmark text:name="__RefHeading__1666_1586417083"/>Vector储存</text:h>
      <text:p text:style-name="P2225">typedef struct{</text:p>
      <text:p text:style-name="P2226"><text:tab/>int from,to,dis;</text:p>
      <text:p text:style-name="P2227">}E;</text:p>
      <text:p text:style-name="P2228">int N,M,X;</text:p>
      <text:p text:style-name="P2229"><text:soft-page-break/>vector&lt; vector&lt;E&gt; &gt; map;</text:p>
      <text:p text:style-name="P2230">queue&lt;int&gt; que;</text:p>
      <text:p text:style-name="P2231">vector&lt;bool&gt; inQue;</text:p>
      <text:p text:style-name="P2232">vector&lt;int&gt; dis;</text:p>
      <text:p text:style-name="P2233">/*X为源点*/</text:p>
      <text:p text:style-name="P2234">map.clear();</text:p>
      <text:p text:style-name="P2235">while(!que.empty())que.pop();</text:p>
      <text:p text:style-name="P2236">inQue.clear();</text:p>
      <text:p text:style-name="P2237">dis.clear();</text:p>
      <text:p text:style-name="P2238">map.resize(N+1);</text:p>
      <text:p text:style-name="P2239">inQue.resize(N+1,false);</text:p>
      <text:p text:style-name="P2240">dis.resize(N+1,INF);</text:p>
      <text:p text:style-name="P2241">map2.resize(N+1);//初始化map2</text:p>
      <text:p text:style-name="P2242">for(i=0;i&lt;M;i++){</text:p>
      <text:p text:style-name="P2243"><text:tab/>scanf("%d%d%d",&amp;e.from,&amp;e.to,&amp;e.dis);</text:p>
      <text:p text:style-name="P2244"><text:tab/>map[e.from].push_back(e);</text:p>
      <text:p text:style-name="P3249">}</text:p>
      <text:p text:style-name="P2245">que.push(X);</text:p>
      <text:p text:style-name="P2246">inQue[X]=true;</text:p>
      <text:p text:style-name="P2247">dis[X]=0;</text:p>
      <text:p text:style-name="P2248">while(!que.empty()){</text:p>
      <text:p text:style-name="P2249"><text:tab/>w=que.front();</text:p>
      <text:p text:style-name="P2250"><text:tab/>que.pop();</text:p>
      <text:p text:style-name="P2251"><text:tab/>inQue[w]=false;</text:p>
      <text:p text:style-name="P2252"><text:tab/>for(i=0;i&lt;map[w].size();i++){</text:p>
      <text:p text:style-name="P2253"><text:tab/><text:tab/>if(dis[map[w][i].to]&gt;dis[w]+map[w][i].dis){</text:p>
      <text:p text:style-name="P2254"><text:tab/><text:tab/><text:tab/>dis[map[w][i].to]=dis[w]+map[w][i].dis;</text:p>
      <text:p text:style-name="P2255"><text:tab/><text:tab/><text:tab/>if(!inQue[map[w][i].to]){</text:p>
      <text:p text:style-name="P2256"><text:tab/><text:tab/><text:tab/><text:tab/>que.push(map[w][i].to);</text:p>
      <text:p text:style-name="P2257"><text:tab/><text:tab/><text:tab/><text:tab/>inQue[map[w][i].to]=true;</text:p>
      <text:p text:style-name="P2258"><text:soft-page-break/><text:tab/><text:tab/><text:tab/>}</text:p>
      <text:p text:style-name="P2259"><text:tab/><text:tab/>}</text:p>
      <text:p text:style-name="P2260"><text:tab/>}</text:p>
      <text:p text:style-name="P3250">}</text:p>
      <text:p text:style-name="P1"/>
      <text:h text:style-name="P3486" text:outline-level="2"><text:bookmark text:name="__RefHeading__1829_2095896793"/><text:bookmark text:name="__RefHeading__1139_2000419837"/><text:bookmark text:name="__RefHeading__1668_1586417083"/><text:bookmark text:name="__RefHeading__489_102592204"/><text:bookmark text:name="__RefHeading__1425_1701200629"/><text:bookmark text:name="__RefHeading__909_241645718"/><text:bookmark text:name="__RefHeading__1979_1859984652"/>最<text:span text:style-name="T1">小生成树</text:span></text:h>
      <text:h text:style-name="P3553" text:outline-level="3"><text:bookmark text:name="__RefHeading__1831_2095896793"/><text:bookmark text:name="__RefHeading__1141_2000419837"/><text:bookmark text:name="__RefHeading__911_241645718"/><text:bookmark text:name="__RefHeading__1981_1859984652"/><text:bookmark text:name="__RefHeading__1427_1701200629"/><text:bookmark text:name="__RefHeading__1670_1586417083"/><text:bookmark text:name="__RefHeading__491_102592204"/>K<text:span text:style-name="T3">ruskal算法</text:span></text:h>
      <text:p text:style-name="P2261">const int N=1000;</text:p>
      <text:p text:style-name="P2262">const int E = N*N/2;</text:p>
      <text:p text:style-name="P1"/>
      <text:p text:style-name="P2263">struct Edge{</text:p>
      <text:p text:style-name="P2264"><text:s/><text:span text:style-name="T10"><text:s text:c="3"/></text:span>int from,to,val;</text:p>
      <text:p text:style-name="P2265"><text:s/><text:span text:style-name="T10"><text:s text:c="3"/></text:span>bool operator&lt;=(const Edge&amp; e)const{</text:p>
      <text:p text:style-name="P2266"><text:s/><text:span text:style-name="T10"><text:s text:c="7"/></text:span>return val &lt;= e.val;</text:p>
      <text:p text:style-name="P2267"><text:s/><text:span text:style-name="T10"><text:s text:c="3"/></text:span>}</text:p>
      <text:p text:style-name="P2268"><text:s/><text:span text:style-name="T10"><text:s text:c="3"/></text:span>bool operator&lt;(const Edge&amp; e)const {</text:p>
      <text:p text:style-name="P2269"><text:s/><text:span text:style-name="T10"><text:s text:c="7"/></text:span>return val &lt; e.val;</text:p>
      <text:p text:style-name="P2270"><text:s/><text:span text:style-name="T10"><text:s text:c="3"/></text:span>}</text:p>
      <text:p text:style-name="P1"/>
      <text:p text:style-name="P2271">}edge[E];</text:p>
      <text:p text:style-name="P2272">int pre[N],rank[N];</text:p>
      <text:p text:style-name="P1"/>
      <text:p text:style-name="P2273">void init(int n){</text:p>
      <text:p text:style-name="P2274"><text:s/><text:span text:style-name="T10"><text:s text:c="3"/></text:span>for(int i=0;i&lt;n;i++){</text:p>
      <text:p text:style-name="P2275"><text:s/><text:span text:style-name="T10"><text:s text:c="7"/></text:span>pre[i] = i, rank[i] = 0;</text:p>
      <text:p text:style-name="P2276"><text:s/><text:span text:style-name="T10"><text:s text:c="3"/></text:span>}</text:p>
      <text:p text:style-name="P3251">}</text:p>
      <text:p text:style-name="P1"/>
      <text:p text:style-name="P2277">int find_pre(int node){</text:p>
      <text:p text:style-name="P2278"><text:s/><text:span text:style-name="T10"><text:s text:c="3"/></text:span>if(pre[node] != node){</text:p>
      <text:p text:style-name="P2279"><text:soft-page-break/><text:s/><text:span text:style-name="T10"><text:s text:c="7"/></text:span>pre[node] = find_pre(pre[node]);</text:p>
      <text:p text:style-name="P2280"><text:s/><text:span text:style-name="T10"><text:s text:c="3"/></text:span>}</text:p>
      <text:p text:style-name="P2281"><text:s/><text:span text:style-name="T10"><text:s text:c="3"/></text:span>return pre[node];</text:p>
      <text:p text:style-name="P3252">}</text:p>
      <text:p text:style-name="P1"/>
      <text:p text:style-name="P2282">void merge_pre(int from, int to){</text:p>
      <text:p text:style-name="P2283"><text:s/><text:span text:style-name="T10"><text:s text:c="3"/></text:span>from = find_pre(from);</text:p>
      <text:p text:style-name="P2284"><text:s/><text:span text:style-name="T10"><text:s text:c="3"/></text:span>to = find_pre(to);</text:p>
      <text:p text:style-name="P1"/>
      <text:p text:style-name="P2285"><text:s/><text:span text:style-name="T10"><text:s text:c="3"/></text:span>if(from != to){</text:p>
      <text:p text:style-name="P2286"><text:s/><text:span text:style-name="T10"><text:s text:c="7"/></text:span>if(rank[from] &gt; rank[to]){</text:p>
      <text:p text:style-name="P2287"><text:s/><text:span text:style-name="T10"><text:s text:c="11"/></text:span>pre[to] = from;</text:p>
      <text:p text:style-name="P2288"><text:s/><text:span text:style-name="T10"><text:s text:c="7"/></text:span>}else{</text:p>
      <text:p text:style-name="P2289"><text:s/><text:span text:style-name="T10"><text:s text:c="11"/></text:span>pre[from] = to;</text:p>
      <text:p text:style-name="P2290"><text:s/><text:span text:style-name="T10"><text:s text:c="11"/></text:span>if(rank[from] == rank[to]){</text:p>
      <text:p text:style-name="P2291"><text:s/><text:span text:style-name="T10"><text:s text:c="15"/></text:span>++rank[to];</text:p>
      <text:p text:style-name="P2292"><text:s/><text:span text:style-name="T10"><text:s text:c="11"/></text:span>}</text:p>
      <text:p text:style-name="P2293"><text:s/><text:span text:style-name="T10"><text:s text:c="7"/></text:span>}</text:p>
      <text:p text:style-name="P2294"><text:s/><text:span text:style-name="T10"><text:s text:c="3"/></text:span>}</text:p>
      <text:p text:style-name="P1"/>
      <text:p text:style-name="P3253">}</text:p>
      <text:p text:style-name="P1"/>
      <text:p text:style-name="P2295">int kruskal(int n,int m){</text:p>
      <text:p text:style-name="P2296"><text:s/><text:span text:style-name="T10"><text:s text:c="3"/></text:span>sort(edge, edge + m);</text:p>
      <text:p text:style-name="P2297"><text:s/><text:span text:style-name="T10"><text:s text:c="3"/></text:span>init(n);</text:p>
      <text:p text:style-name="P2298"><text:s/><text:span text:style-name="T10"><text:s text:c="3"/></text:span>int find_edge = 0, i, pre_from, pre_to;</text:p>
      <text:p text:style-name="P2299"><text:s/><text:span text:style-name="T10"><text:s text:c="3"/></text:span>int w = 0;</text:p>
      <text:p text:style-name="P1"/>
      <text:p text:style-name="P2300"><text:s/><text:span text:style-name="T10"><text:s text:c="3"/></text:span>for(i = 0; i &lt; m; i++){</text:p>
      <text:p text:style-name="P2301"><text:s/><text:span text:style-name="T10"><text:s text:c="7"/></text:span>pre_from = find_pre(edge[i].from);</text:p>
      <text:p text:style-name="P2302"><text:soft-page-break/><text:s/><text:span text:style-name="T10"><text:s text:c="7"/></text:span>pre_to = find_pre(edge[i].to);</text:p>
      <text:p text:style-name="P2303"><text:s/><text:span text:style-name="T10"><text:s text:c="7"/></text:span>if(pre_from == pre_to){</text:p>
      <text:p text:style-name="P2304"><text:s/><text:span text:style-name="T10"><text:s text:c="11"/></text:span>continue;</text:p>
      <text:p text:style-name="P2305"><text:s/><text:span text:style-name="T10"><text:s text:c="7"/></text:span>}</text:p>
      <text:p text:style-name="P2306"><text:s/><text:span text:style-name="T10"><text:s text:c="7"/></text:span>merge_pre(pre_from, pre_to);</text:p>
      <text:p text:style-name="P1"/>
      <text:p text:style-name="P2307"><text:s/><text:span text:style-name="T10"><text:s text:c="7"/></text:span>w += edge[i].val;</text:p>
      <text:p text:style-name="P2308"><text:s/><text:span text:style-name="T10"><text:s text:c="7"/></text:span>find_edge++;</text:p>
      <text:p text:style-name="P1"/>
      <text:p text:style-name="P2309"><text:s/><text:span text:style-name="T10"><text:s text:c="7"/></text:span>if(find_edge+1 == n)break;</text:p>
      <text:p text:style-name="P1"/>
      <text:p text:style-name="P2310"><text:s/><text:span text:style-name="T10"><text:s text:c="3"/></text:span>}</text:p>
      <text:p text:style-name="P2311"><text:s/><text:span text:style-name="T10"><text:s text:c="3"/></text:span>return w;</text:p>
      <text:p text:style-name="P3254">}</text:p>
      <text:p text:style-name="P3255"/>
      <text:h text:style-name="P3554" text:outline-level="3"><text:bookmark text:name="__RefHeading__1983_1859984652"/><text:bookmark text:name="__RefHeading__1833_2095896793"/><text:bookmark text:name="__RefHeading__913_241645718"/><text:bookmark text:name="__RefHeading__493_102592204"/><text:bookmark text:name="__RefHeading__1143_2000419837"/><text:bookmark text:name="__RefHeading__1429_1701200629"/><text:bookmark text:name="__RefHeading__1672_1586417083"/>P<text:span text:style-name="T3">rim算法</text:span></text:h>
      <text:p text:style-name="P2312">const int N=1000;</text:p>
      <text:p text:style-name="P2313">const int inf = 0x3fffffff;</text:p>
      <text:p text:style-name="P2314">int vis[N], lowc[N];</text:p>
      <text:p text:style-name="P1"/>
      <text:p text:style-name="P2315">int prim(int cost[][N], int n,int st){</text:p>
      <text:p text:style-name="P2316"><text:s/><text:span text:style-name="T10"><text:s text:c="3"/></text:span>int minc, res = 0, i, j, pos;</text:p>
      <text:p text:style-name="P2317"><text:s/><text:span text:style-name="T10"><text:s text:c="3"/></text:span>memset(vis,0,sizeof(vis));</text:p>
      <text:p text:style-name="P2318"><text:s/><text:span text:style-name="T10"><text:s text:c="3"/></text:span>vis[st] = 1;</text:p>
      <text:p text:style-name="P2319"><text:s/><text:span text:style-name="T10"><text:s text:c="3"/></text:span>for(i=0;i&lt;n;i++){</text:p>
      <text:p text:style-name="P2320"><text:s/><text:span text:style-name="T10"><text:s text:c="7"/></text:span>lowc[i] = cost[st][i];</text:p>
      <text:p text:style-name="P2321"><text:s/><text:span text:style-name="T10"><text:s text:c="3"/></text:span>}</text:p>
      <text:p text:style-name="P2322"><text:s/><text:span text:style-name="T10"><text:s text:c="3"/></text:span>lowc[st] = inf;</text:p>
      <text:p text:style-name="P1"/>
      <text:p text:style-name="P2323"><text:s/><text:span text:style-name="T10"><text:s text:c="3"/></text:span>for(i = 0; i &lt; n; i++){</text:p>
      <text:p text:style-name="P2324"><text:soft-page-break/><text:s/><text:span text:style-name="T10"><text:s text:c="7"/></text:span>minc = inf;</text:p>
      <text:p text:style-name="P2325"><text:s/><text:span text:style-name="T10"><text:s text:c="7"/></text:span>for(j = 0; j &lt; n; j++){</text:p>
      <text:p text:style-name="P2326"><text:s/><text:span text:style-name="T10"><text:s text:c="11"/></text:span>if(vis[j] == 0 &amp;&amp; minc &gt; lowc[j]){</text:p>
      <text:p text:style-name="P2327"><text:s/><text:span text:style-name="T10"><text:s text:c="15"/></text:span>minc = lowc[j];</text:p>
      <text:p text:style-name="P2328"><text:s/><text:span text:style-name="T10"><text:s text:c="15"/></text:span>pos = j;</text:p>
      <text:p text:style-name="P2329"><text:s/><text:span text:style-name="T10"><text:s text:c="11"/></text:span>}</text:p>
      <text:p text:style-name="P2330"><text:s/><text:span text:style-name="T10"><text:s text:c="7"/></text:span>}</text:p>
      <text:p text:style-name="P2331"><text:s/><text:span text:style-name="T10"><text:s text:c="7"/></text:span>if(inf == minc)return -1;</text:p>
      <text:p text:style-name="P2332"><text:s/><text:span text:style-name="T10"><text:s text:c="7"/></text:span>res += minc;</text:p>
      <text:p text:style-name="P2333"><text:s/><text:span text:style-name="T10"><text:s text:c="7"/></text:span>vis[pos] = 1;</text:p>
      <text:p text:style-name="P2334"><text:s/><text:span text:style-name="T10"><text:s text:c="7"/></text:span>for(j = 0; j &lt; n; j++){</text:p>
      <text:p text:style-name="P2335"><text:s/><text:span text:style-name="T10"><text:s text:c="11"/></text:span>if(vis[j] == 0 &amp;&amp; lowc[j] &gt; cost[pos][j]){</text:p>
      <text:p text:style-name="P2336"><text:s/><text:span text:style-name="T10"><text:s text:c="15"/></text:span>lowc[j] = cost[pos][j];</text:p>
      <text:p text:style-name="P2337"><text:s/><text:span text:style-name="T10"><text:s text:c="11"/></text:span>}</text:p>
      <text:p text:style-name="P2338"><text:s/><text:span text:style-name="T10"><text:s text:c="7"/></text:span>}</text:p>
      <text:p text:style-name="P2339"><text:s/><text:span text:style-name="T10"><text:s text:c="3"/></text:span>}</text:p>
      <text:p text:style-name="P2340"><text:s/><text:span text:style-name="T10"><text:s text:c="3"/></text:span>return res;</text:p>
      <text:p text:style-name="P3256">}</text:p>
      <text:h text:style-name="P3504" text:outline-level="2"><text:bookmark text:name="__RefHeading__1431_1701200629"/><text:bookmark text:name="__RefHeading__1674_1586417083"/><text:bookmark text:name="__RefHeading__915_241645718"/><text:bookmark text:name="__RefHeading__1085_102592204"/><text:bookmark text:name="__RefHeading__1145_2000419837"/><text:bookmark text:name="__RefHeading__1835_2095896793"/><text:bookmark text:name="__RefHeading__1985_1859984652"/>欧拉图</text:h>
      <text:p text:style-name="Standard"/>
      <text:p text:style-name="P3257">欧拉通路<text:span text:style-name="T10"> </text:span>(欧拉迹):通过图中每条边且只通过一次，并且经过每一顶点的通路。</text:p>
      <text:p text:style-name="Standard"/>
      <text:p text:style-name="P3258">欧拉回路<text:span text:style-name="T10"> </text:span>(欧拉闭迹):通过图中每条边且只通过一次，并且经过每一顶点的回路。</text:p>
      <text:p text:style-name="Standard"/>
      <text:p text:style-name="P3259">欧拉图:存在欧拉回路的图。</text:p>
      <text:p text:style-name="Standard"/>
      <text:p text:style-name="P3260">简单说欧拉通路就是首尾不相接，而欧拉回路要求首尾相接。</text:p>
      <text:p text:style-name="P3076"/>
      <text:h text:style-name="P3587" text:outline-level="3"><text:bookmark text:name="__RefHeading__1676_1586417083"/><text:bookmark text:name="__RefHeading__1147_2000419837"/><text:bookmark text:name="__RefHeading__809_102592204"/><text:bookmark text:name="__RefHeading__1837_2095896793"/><text:bookmark text:name="__RefHeading__1433_1701200629"/><text:bookmark text:name="__RefHeading__1987_1859984652"/><text:bookmark text:name="__RefHeading__917_241645718"/>无向图的判定</text:h>
      <text:p text:style-name="Standard"/>
      <text:p text:style-name="P3261"><text:soft-page-break/>欧拉通路:图连通；图中只有2个度为奇数的节点(就是欧拉通路的2个端点)</text:p>
      <text:p text:style-name="Standard"/>
      <text:p text:style-name="P3262">欧拉回路:图连通；图中所有节点度均为偶数</text:p>
      <text:p text:style-name="Standard"/>
      <text:h text:style-name="P3588" text:outline-level="3"><text:bookmark text:name="__RefHeading__1678_1586417083"/><text:bookmark text:name="__RefHeading__1149_2000419837"/><text:bookmark text:name="__RefHeading__1435_1701200629"/><text:bookmark text:name="__RefHeading__811_102592204"/><text:bookmark text:name="__RefHeading__1989_1859984652"/><text:bookmark text:name="__RefHeading__919_241645718"/><text:bookmark text:name="__RefHeading__1839_2095896793"/>有向图的判定</text:h>
      <text:p text:style-name="Standard"/>
      <text:p text:style-name="P3263">欧拉通路:图连通；除2个端点外其余节点入度=出度；1个端点入度比出度大1；一个端点入度比出度小1</text:p>
      <text:p text:style-name="Standard"/>
      <text:p text:style-name="P2341">欧拉回路:图连通；所有节点入度=出度</text:p>
      <text:h text:style-name="P3487" text:outline-level="2"><text:bookmark text:name="__RefHeading__495_102592204"/><text:bookmark text:name="__RefHeading__1680_1586417083"/><text:bookmark text:name="__RefHeading__921_241645718"/><text:bookmark text:name="__RefHeading__1841_2095896793"/><text:bookmark text:name="__RefHeading__1151_2000419837"/><text:bookmark text:name="__RefHeading__1437_1701200629"/><text:bookmark text:name="__RefHeading__1991_1859984652"/>网<text:span text:style-name="T3">络流</text:span></text:h>
      <text:p text:style-name="P2342">const int N = 100;</text:p>
      <text:p text:style-name="P2343">const int E = 1000;</text:p>
      <text:p text:style-name="P2344">#define typec int // type of cost</text:p>
      <text:p text:style-name="P2345">const typec inf = 0x3f3f3f3f; // max of cost</text:p>
      <text:p text:style-name="P2346">struct edge {</text:p>
      <text:p text:style-name="P2347"><text:s/><text:span text:style-name="T10"><text:s text:c="3"/></text:span>int x, y, nxt;</text:p>
      <text:p text:style-name="P2348"><text:s/><text:span text:style-name="T10"><text:s text:c="3"/></text:span>typec c;</text:p>
      <text:p text:style-name="P2349">} bf[E];</text:p>
      <text:p text:style-name="P2350">int ne, head[N], cur[N], ps[N], dep[N];</text:p>
      <text:p text:style-name="P2351">void init(){</text:p>
      <text:p text:style-name="P2352"><text:s/><text:span text:style-name="T10"><text:s text:c="3"/></text:span>ne = 2;</text:p>
      <text:p text:style-name="P2353"><text:s/><text:span text:style-name="T10"><text:s text:c="3"/></text:span>memset(head,0,sizeof(head));</text:p>
      <text:p text:style-name="P3264">}</text:p>
      <text:p text:style-name="P2354">void addedge(int x, int y, typec c) {</text:p>
      <text:p text:style-name="P2355">/<text:span text:style-name="T3">/无向图需调用两次</text:span>addedge</text:p>
      <text:p text:style-name="P2356"><text:s/><text:span text:style-name="T10"><text:s text:c="3"/></text:span>// add an arc(x -&gt; y, c); vertex: 0 ~ n-1;</text:p>
      <text:p text:style-name="P2357"><text:s/><text:span text:style-name="T10"><text:s text:c="3"/></text:span>bf[ne].x = x;</text:p>
      <text:p text:style-name="P2358"><text:s/><text:span text:style-name="T10"><text:s text:c="3"/></text:span>bf[ne].y = y;</text:p>
      <text:p text:style-name="P2359"><text:s/><text:span text:style-name="T10"><text:s text:c="3"/></text:span>bf[ne].c = c;</text:p>
      <text:p text:style-name="P2360"><text:s/><text:span text:style-name="T10"><text:s text:c="3"/></text:span>bf[ne].nxt = head[x];</text:p>
      <text:p text:style-name="P2361"><text:soft-page-break/><text:s/><text:span text:style-name="T10"><text:s text:c="3"/></text:span>head[x] = ne++;</text:p>
      <text:p text:style-name="P2362"><text:s/><text:span text:style-name="T10"><text:s text:c="3"/></text:span>bf[ne].x = y;</text:p>
      <text:p text:style-name="P2363"><text:s/><text:span text:style-name="T10"><text:s text:c="3"/></text:span>bf[ne].y = x;</text:p>
      <text:p text:style-name="P2364"><text:s/><text:span text:style-name="T10"><text:s text:c="3"/></text:span>bf[ne].c = 0;</text:p>
      <text:p text:style-name="P2365"><text:s/><text:span text:style-name="T10"><text:s text:c="3"/></text:span>bf[ne].nxt = head[y];</text:p>
      <text:p text:style-name="P2366"><text:s/><text:span text:style-name="T10"><text:s text:c="3"/></text:span>head[y] = ne++;</text:p>
      <text:p text:style-name="P3265">}</text:p>
      <text:p text:style-name="P2367">typec flow(int n, int s, int t) {</text:p>
      <text:p text:style-name="P2368"><text:s/><text:span text:style-name="T10"><text:s text:c="3"/></text:span>typec tr, res = 0;</text:p>
      <text:p text:style-name="P2369"><text:s/><text:span text:style-name="T10"><text:s text:c="3"/></text:span>int i, j, k, f, r, top;</text:p>
      <text:p text:style-name="P2370"><text:s/><text:span text:style-name="T10"><text:s text:c="3"/></text:span>while (1) {</text:p>
      <text:p text:style-name="P2371"><text:s/><text:span text:style-name="T10"><text:s text:c="7"/></text:span>memset(dep, -1, n * sizeof(int));</text:p>
      <text:p text:style-name="P2372"><text:s/><text:span text:style-name="T10"><text:s text:c="7"/></text:span>for (f = dep[ps[0] = s] = 0, r = 1; f != r; )</text:p>
      <text:p text:style-name="P2373"><text:s/><text:span text:style-name="T10"><text:s text:c="9"/></text:span>for (i = ps[f++], j = head[i]; j; j = bf[j].nxt) {</text:p>
      <text:p text:style-name="P2374"><text:s/><text:span text:style-name="T10"><text:s text:c="14"/></text:span>if (bf[j].c &amp;&amp; -1 == dep[k = bf[j].y]) {</text:p>
      <text:p text:style-name="P2375"><text:s/><text:span text:style-name="T10"><text:s text:c="19"/></text:span>dep[k] = dep[i] + 1;</text:p>
      <text:p text:style-name="P2376"><text:s/><text:span text:style-name="T10"><text:s text:c="19"/></text:span>ps[r++] = k;</text:p>
      <text:p text:style-name="P2377"><text:s/><text:span text:style-name="T10"><text:s text:c="19"/></text:span>if (k == t) {</text:p>
      <text:p text:style-name="P2378"><text:s/><text:span text:style-name="T10"><text:s text:c="23"/></text:span>f = r;</text:p>
      <text:p text:style-name="P2379"><text:s/><text:span text:style-name="T10"><text:s text:c="23"/></text:span>break;</text:p>
      <text:p text:style-name="P2380"><text:s/><text:span text:style-name="T10"><text:s text:c="19"/></text:span>}</text:p>
      <text:p text:style-name="P2381"><text:s/><text:span text:style-name="T10"><text:s text:c="15"/></text:span>}</text:p>
      <text:p text:style-name="P2382"><text:s/><text:span text:style-name="T10"><text:s text:c="11"/></text:span>}</text:p>
      <text:p text:style-name="P2383"><text:s/><text:span text:style-name="T10"><text:s text:c="7"/></text:span>if (-1 == dep[t]) break;</text:p>
      <text:p text:style-name="P2384"><text:s/><text:span text:style-name="T10"><text:s text:c="7"/></text:span>memcpy(cur, head, n * sizeof(int));</text:p>
      <text:p text:style-name="P2385"><text:s/><text:span text:style-name="T10"><text:s text:c="7"/></text:span>for (i = s, top = 0; ; ) {</text:p>
      <text:p text:style-name="P2386"><text:s/><text:span text:style-name="T10"><text:s text:c="11"/></text:span>if (i == t) {</text:p>
      <text:p text:style-name="P2387"><text:s/><text:span text:style-name="T10"><text:s text:c="15"/></text:span>for (k = 0, tr = inf; k &lt; top; ++k)</text:p>
      <text:p text:style-name="P2388"><text:s/><text:span text:style-name="T10"><text:s text:c="19"/></text:span>if (bf[ps[k]].c &lt; tr)</text:p>
      <text:p text:style-name="P2389"><text:s/><text:span text:style-name="T10"><text:s text:c="23"/></text:span>tr = bf[ps[f = k]].c;</text:p>
      <text:p text:style-name="P2390"><text:soft-page-break/><text:s/><text:span text:style-name="T10"><text:s text:c="15"/></text:span>for (k = 0; k &lt; top; ++k)</text:p>
      <text:p text:style-name="P2391"><text:s/><text:span text:style-name="T10"><text:s text:c="16"/></text:span>bf[ps[k]].c -= tr, bf[ps[k]^1].c += tr;</text:p>
      <text:p text:style-name="P2392"><text:s/><text:span text:style-name="T10"><text:s text:c="15"/></text:span>res += tr;</text:p>
      <text:p text:style-name="P2393"><text:s/><text:span text:style-name="T10"><text:s text:c="15"/></text:span>i = bf[ps[top = f]].x;</text:p>
      <text:p text:style-name="P2394"><text:s/><text:span text:style-name="T10"><text:s text:c="11"/></text:span>}</text:p>
      <text:p text:style-name="P2395"><text:s/><text:span text:style-name="T10"><text:s text:c="7"/></text:span>for (j=cur[i]; cur[i]; j = cur[i] = bf[cur[i]].nxt)</text:p>
      <text:p text:style-name="P2396"><text:s/><text:span text:style-name="T10"><text:s text:c="8"/></text:span>if (bf[j].c &amp;&amp; dep[i]+1 == dep[bf[j].y]) break;</text:p>
      <text:p text:style-name="P2397"><text:s/><text:span text:style-name="T10"><text:s text:c="11"/></text:span>if (cur[i]) {</text:p>
      <text:p text:style-name="P2398"><text:s/><text:span text:style-name="T10"><text:s text:c="15"/></text:span>ps[top++] = cur[i];</text:p>
      <text:p text:style-name="P2399"><text:s/><text:span text:style-name="T10"><text:s text:c="15"/></text:span>i = bf[cur[i]].y;</text:p>
      <text:p text:style-name="P2400"><text:s/><text:span text:style-name="T10"><text:s text:c="11"/></text:span>} else {</text:p>
      <text:p text:style-name="P2401"><text:s/><text:span text:style-name="T10"><text:s text:c="15"/></text:span>if (0 == top) break;</text:p>
      <text:p text:style-name="P2402"><text:s/><text:span text:style-name="T10"><text:s text:c="15"/></text:span>dep[i] = -1;</text:p>
      <text:p text:style-name="P2403"><text:s/><text:span text:style-name="T10"><text:s text:c="15"/></text:span>i = bf[ps[--top]].x;</text:p>
      <text:p text:style-name="P2404"><text:s/><text:span text:style-name="T10"><text:s text:c="11"/></text:span>}</text:p>
      <text:p text:style-name="P2405"><text:s/><text:span text:style-name="T10"><text:s text:c="7"/></text:span>}</text:p>
      <text:p text:style-name="P2406"><text:s/><text:span text:style-name="T10"><text:s text:c="3"/></text:span>}</text:p>
      <text:p text:style-name="P2407"><text:s/><text:span text:style-name="T10"><text:s text:c="3"/></text:span>return res;</text:p>
      <text:p text:style-name="P3266">}</text:p>
      <text:h text:style-name="P3488" text:outline-level="2"><text:bookmark text:name="__RefHeading__1153_2000419837"/><text:bookmark text:name="__RefHeading__497_102592204"/><text:bookmark text:name="__RefHeading__1682_1586417083"/><text:bookmark text:name="__RefHeading__1843_2095896793"/><text:bookmark text:name="__RefHeading__1993_1859984652"/><text:bookmark text:name="__RefHeading__1439_1701200629"/><text:bookmark text:name="__RefHeading__923_241645718"/>对于一个给定的度序列，看能不能形成一个简单无向图</text:h>
      <text:p text:style-name="P3391"><text:s/><text:span text:style-name="T31"><text:s text:c="3"/></text:span><text:span text:style-name="T27">Havel算法的思想简单的说如下：</text:span></text:p>
      <text:p text:style-name="P3392"><text:s/><text:span text:style-name="T31"><text:s text:c="3"/></text:span><text:span text:style-name="T27">（1）对序列从大到小进行排序。</text:span></text:p>
      <text:p text:style-name="P3393"><text:s/><text:span text:style-name="T31"><text:s text:c="3"/></text:span><text:span text:style-name="T27">（2）设最大的度数为</text:span><text:span text:style-name="T31"> </text:span><text:span text:style-name="T27">t ，把最大的度数置0，然后把最大度数后（不包括自己）的</text:span><text:span text:style-name="T31"> </text:span><text:span text:style-name="T27">t 个度数分别减1（意思就是把度数最大的点与后几个点进行连接）</text:span></text:p>
      <text:p text:style-name="P3394"><text:s/><text:span text:style-name="T31"><text:s text:c="3"/></text:span><text:span text:style-name="T27">（3）如果序列中出现了负数，证明无法构成。如果序列全部变为0，证明能构成，跳出循环。前两点不出现，就跳回第一步！</text:span></text:p>
      <text:p text:style-name="P3077"/>
      <text:h text:style-name="P3489" text:outline-level="2"><text:bookmark text:name="__RefHeading__1995_1859984652"/><text:bookmark text:name="__RefHeading__1684_1586417083"/><text:bookmark text:name="__RefHeading__499_102592204"/><text:bookmark text:name="__RefHeading__925_241645718"/><text:bookmark text:name="__RefHeading__1441_1701200629"/><text:bookmark text:name="__RefHeading__1845_2095896793"/><text:bookmark text:name="__RefHeading__1155_2000419837"/>最<text:span text:style-name="T3">大团</text:span></text:h>
      <text:p text:style-name="P2408">const int V = 1000;</text:p>
      <text:p text:style-name="P2409">int g[V][V], dp[V], stk[V][V], mx;</text:p>
      <text:p text:style-name="P2410">int dfs(int n, int ns, int dep) {</text:p>
      <text:p text:style-name="P2411"><text:s/><text:span text:style-name="T10"><text:s text:c="3"/></text:span>if (0 == ns) {</text:p>
      <text:p text:style-name="P2412"><text:soft-page-break/><text:s/><text:span text:style-name="T10"><text:s text:c="7"/></text:span>if (dep &gt; mx) mx = dep;</text:p>
      <text:p text:style-name="P2413"><text:s/><text:span text:style-name="T10"><text:s text:c="7"/></text:span>return 1;</text:p>
      <text:p text:style-name="P2414"><text:s/><text:span text:style-name="T10"><text:s text:c="3"/></text:span>}</text:p>
      <text:p text:style-name="P2415"><text:s/><text:span text:style-name="T10"><text:s text:c="3"/></text:span>int i, j, k, p, cnt;</text:p>
      <text:p text:style-name="P2416"><text:s/><text:span text:style-name="T10"><text:s text:c="3"/></text:span>for (i = 0; i &lt; ns; i++) {</text:p>
      <text:p text:style-name="P2417"><text:s/><text:span text:style-name="T10"><text:s text:c="7"/></text:span>k = stk[dep][i];</text:p>
      <text:p text:style-name="P2418"><text:s/><text:span text:style-name="T10"><text:s text:c="7"/></text:span>cnt = 0;</text:p>
      <text:p text:style-name="P2419"><text:s/><text:span text:style-name="T10"><text:s text:c="7"/></text:span>if (dep + n - k &lt;= mx) return 0;</text:p>
      <text:p text:style-name="P2420"><text:s/><text:span text:style-name="T10"><text:s text:c="7"/></text:span>if (dep + dp[k] &lt;= mx) return 0;</text:p>
      <text:p text:style-name="P2421"><text:s/><text:span text:style-name="T10"><text:s text:c="7"/></text:span>for (j = i + 1; j &lt; ns; j++) {</text:p>
      <text:p text:style-name="P2422"><text:s/><text:span text:style-name="T10"><text:s text:c="11"/></text:span>p = stk[dep][j];</text:p>
      <text:p text:style-name="P2423"><text:s/><text:span text:style-name="T10"><text:s text:c="11"/></text:span>if (g[k][p]) stk[dep + 1][cnt++] = p;</text:p>
      <text:p text:style-name="P2424"><text:s/><text:span text:style-name="T10"><text:s text:c="7"/></text:span>}</text:p>
      <text:p text:style-name="P2425"><text:s/><text:span text:style-name="T10"><text:s text:c="7"/></text:span>dfs(n, cnt, dep + 1);</text:p>
      <text:p text:style-name="P2426"><text:s/><text:span text:style-name="T10"><text:s text:c="3"/></text:span>}</text:p>
      <text:p text:style-name="P2427"><text:s/><text:span text:style-name="T10"><text:s text:c="3"/></text:span>return 1;</text:p>
      <text:p text:style-name="P3267">}</text:p>
      <text:p text:style-name="P2428">int clique(int n) {</text:p>
      <text:p text:style-name="P2429"><text:s/><text:span text:style-name="T10"><text:s text:c="3"/></text:span>int i, j, ns;</text:p>
      <text:p text:style-name="P2430"><text:s/><text:span text:style-name="T10"><text:s text:c="3"/></text:span>for (mx = 0, i = n - 1; i &gt;= 0; i--) {</text:p>
      <text:p text:style-name="P2431"><text:s/><text:span text:style-name="T10"><text:s text:c="7"/></text:span>for (ns = 0, j = i + 1; j &lt; n; j++)</text:p>
      <text:p text:style-name="P2432"><text:s/><text:span text:style-name="T10"><text:s text:c="11"/></text:span>if (g[i][j]) stk[1][ ns++ ] = j;</text:p>
      <text:p text:style-name="P2433"><text:s/><text:span text:style-name="T10"><text:s text:c="7"/></text:span>dfs(n, ns, 1);</text:p>
      <text:p text:style-name="P2434"><text:s/><text:span text:style-name="T10"><text:s text:c="7"/></text:span>dp[i] = mx;</text:p>
      <text:p text:style-name="P2435"><text:s/><text:span text:style-name="T10"><text:s text:c="3"/></text:span>}</text:p>
      <text:p text:style-name="P2436"><text:s/><text:span text:style-name="T10"><text:s text:c="3"/></text:span>return mx;</text:p>
      <text:p text:style-name="P3268">}</text:p>
      <text:h text:style-name="P3490" text:outline-level="2"><text:bookmark text:name="__RefHeading__1157_2000419837"/><text:bookmark text:name="__RefHeading__927_241645718"/><text:bookmark text:name="__RefHeading__1443_1701200629"/><text:bookmark text:name="__RefHeading__1686_1586417083"/><text:bookmark text:name="__RefHeading__1847_2095896793"/><text:bookmark text:name="__RefHeading__501_102592204"/><text:bookmark text:name="__RefHeading__1997_1859984652"/>次<text:span text:style-name="T3">小生成树</text:span></text:h>
      <text:p text:style-name="P2437">#include &lt;iostream&gt;</text:p>
      <text:p text:style-name="P2438">#include &lt;cstdio&gt;</text:p>
      <text:p text:style-name="P2439"><text:soft-page-break/>#include &lt;cstdlib&gt;</text:p>
      <text:p text:style-name="P2440">#include &lt;cmath&gt;</text:p>
      <text:p text:style-name="P2441">#include &lt;cstring&gt;</text:p>
      <text:p text:style-name="P2442">const int MAXN=501,MAXM=MAXN*MAXN*4,INF=0x7FFFFFFF;</text:p>
      <text:p text:style-name="P2443">using namespace std;</text:p>
      <text:p text:style-name="P2444">struct edge {</text:p>
      <text:p text:style-name="P2445"><text:s/><text:span text:style-name="T10"><text:s text:c="3"/></text:span>edge *next,*op;</text:p>
      <text:p text:style-name="P2446"><text:s/><text:span text:style-name="T10"><text:s text:c="3"/></text:span>int t,c;</text:p>
      <text:p text:style-name="P2447"><text:s/><text:span text:style-name="T10"><text:s text:c="3"/></text:span>bool mst;</text:p>
      <text:p text:style-name="P2448">} ES[MAXM],*V[MAXN],*MST[MAXN],*CLS[MAXN];</text:p>
      <text:p text:style-name="P2449">int N,M,EC=-1,MinST,Ans,NMST;</text:p>
      <text:p text:style-name="P2450">int DM[MAXN],F[MAXN];</text:p>
      <text:p text:style-name="P2451">inline void addedge(edge **V,int a,int b,int c) {</text:p>
      <text:p text:style-name="P2452"><text:s/><text:span text:style-name="T10"><text:s text:c="3"/></text:span>ES[++EC].next=V[a];</text:p>
      <text:p text:style-name="P2453"><text:s/><text:span text:style-name="T10"><text:s text:c="3"/></text:span>V[a]=ES+EC;</text:p>
      <text:p text:style-name="P2454"><text:s/><text:span text:style-name="T10"><text:s text:c="3"/></text:span>V[a]-&gt;t=b;</text:p>
      <text:p text:style-name="P2455"><text:s/><text:span text:style-name="T10"><text:s text:c="3"/></text:span>V[a]-&gt;c=c;</text:p>
      <text:p text:style-name="P2456"><text:s/><text:span text:style-name="T10"><text:s text:c="3"/></text:span>ES[++EC].next=V[b];</text:p>
      <text:p text:style-name="P2457"><text:s/><text:span text:style-name="T10"><text:s text:c="3"/></text:span>V[b]=ES+EC;</text:p>
      <text:p text:style-name="P2458"><text:s/><text:span text:style-name="T10"><text:s text:c="3"/></text:span>V[b]-&gt;t=a;</text:p>
      <text:p text:style-name="P2459"><text:s/><text:span text:style-name="T10"><text:s text:c="3"/></text:span>V[b]-&gt;c=c;</text:p>
      <text:p text:style-name="P2460"><text:s/><text:span text:style-name="T10"><text:s text:c="3"/></text:span>V[a]-&gt;op=V[b];</text:p>
      <text:p text:style-name="P2461"><text:s/><text:span text:style-name="T10"><text:s text:c="3"/></text:span>V[b]-&gt;op=V[a];</text:p>
      <text:p text:style-name="P2462"><text:s/><text:span text:style-name="T10"><text:s text:c="3"/></text:span>V[a]-&gt;mst=V[b]-&gt;mst=false;</text:p>
      <text:p text:style-name="P3269">}</text:p>
      <text:p text:style-name="P2463">void init() {</text:p>
      <text:p text:style-name="P2464"><text:s/><text:span text:style-name="T10"><text:s text:c="3"/></text:span>int i,a,b,c;</text:p>
      <text:p text:style-name="P2465"><text:s/><text:span text:style-name="T10"><text:s text:c="3"/></text:span>freopen("conf.in","r",stdin);</text:p>
      <text:p text:style-name="P2466"><text:s/><text:span text:style-name="T10"><text:s text:c="3"/></text:span>freopen("conf.out","w",stdout);</text:p>
      <text:p text:style-name="P2467"><text:s/><text:span text:style-name="T10"><text:s text:c="3"/></text:span>scanf("%d%d",&amp;N,&amp;M);</text:p>
      <text:p text:style-name="P2468"><text:soft-page-break/><text:s/><text:span text:style-name="T10"><text:s text:c="3"/></text:span>for (i=1; i&lt;=M; i++) {</text:p>
      <text:p text:style-name="P2469"><text:s/><text:span text:style-name="T10"><text:s text:c="7"/></text:span>scanf("%d%d%d",&amp;a,&amp;b,&amp;c);</text:p>
      <text:p text:style-name="P2470"><text:s/><text:span text:style-name="T10"><text:s text:c="7"/></text:span>addedge(V,a,b,c);</text:p>
      <text:p text:style-name="P2471"><text:s/><text:span text:style-name="T10"><text:s text:c="3"/></text:span>}</text:p>
      <text:p text:style-name="P2472"><text:s/><text:span text:style-name="T10"><text:s text:c="3"/></text:span>Ans=INF;</text:p>
      <text:p text:style-name="P3270">}</text:p>
      <text:p text:style-name="P2473">void prim() {</text:p>
      <text:p text:style-name="P2474"><text:s/><text:span text:style-name="T10"><text:s text:c="3"/></text:span>int i,j,Mini;</text:p>
      <text:p text:style-name="P2475"><text:s/><text:span text:style-name="T10"><text:s text:c="3"/></text:span>for (i=1; i&lt;=N; i++)</text:p>
      <text:p text:style-name="P2476"><text:s/><text:span text:style-name="T10"><text:s text:c="7"/></text:span>DM[i]=INF;</text:p>
      <text:p text:style-name="P2477"><text:s/><text:span text:style-name="T10"><text:s text:c="3"/></text:span>for (i=1; i;) {</text:p>
      <text:p text:style-name="P2478"><text:s/><text:span text:style-name="T10"><text:s text:c="7"/></text:span>DM[i]=-INF;</text:p>
      <text:p text:style-name="P2479"><text:s/><text:span text:style-name="T10"><text:s text:c="7"/></text:span>for (edge *e=V[i]; e; e=e-&gt;next) {</text:p>
      <text:p text:style-name="P2480"><text:s/><text:span text:style-name="T10"><text:s text:c="11"/></text:span>if (e-&gt;c &lt; DM[j=e-&gt;t]) {</text:p>
      <text:p text:style-name="P2481"><text:s/><text:span text:style-name="T10"><text:s text:c="15"/></text:span>DM[j]=e-&gt;c;</text:p>
      <text:p text:style-name="P2482"><text:s/><text:span text:style-name="T10"><text:s text:c="15"/></text:span>CLS[j]=e-&gt;op;</text:p>
      <text:p text:style-name="P2483"><text:s/><text:span text:style-name="T10"><text:s text:c="11"/></text:span>}</text:p>
      <text:p text:style-name="P2484"><text:s/><text:span text:style-name="T10"><text:s text:c="7"/></text:span>}</text:p>
      <text:p text:style-name="P2485"><text:s/><text:span text:style-name="T10"><text:s text:c="7"/></text:span>Mini=INF;</text:p>
      <text:p text:style-name="P2486"><text:s/><text:span text:style-name="T10"><text:s text:c="7"/></text:span>i=0;</text:p>
      <text:p text:style-name="P2487"><text:s/><text:span text:style-name="T10"><text:s text:c="7"/></text:span>for (j=1; j&lt;=N; j++)</text:p>
      <text:p text:style-name="P2488"><text:s/><text:span text:style-name="T10"><text:s text:c="11"/></text:span>if (DM[j]!=-INF &amp;&amp; DM[j]&lt;Mini) {</text:p>
      <text:p text:style-name="P2489"><text:s/><text:span text:style-name="T10"><text:s text:c="15"/></text:span>Mini=DM[j];</text:p>
      <text:p text:style-name="P2490"><text:s/><text:span text:style-name="T10"><text:s text:c="15"/></text:span>i=j;</text:p>
      <text:p text:style-name="P2491"><text:s/><text:span text:style-name="T10"><text:s text:c="11"/></text:span>}</text:p>
      <text:p text:style-name="P2492"><text:s/><text:span text:style-name="T10"><text:s text:c="3"/></text:span>}</text:p>
      <text:p text:style-name="P2493"><text:s/><text:span text:style-name="T10"><text:s text:c="3"/></text:span>for (i=2; i&lt;=N; i++) {</text:p>
      <text:p text:style-name="P2494"><text:s/><text:span text:style-name="T10"><text:s text:c="7"/></text:span>MinST+=CLS[i]-&gt;c;</text:p>
      <text:p text:style-name="P2495"><text:s/><text:span text:style-name="T10"><text:s text:c="7"/></text:span>CLS[i]-&gt;mst=CLS[i]-&gt;op-&gt;mst=true;</text:p>
      <text:p text:style-name="P2496"><text:s/><text:span text:style-name="T10"><text:s text:c="7"/></text:span>addedge(MST,CLS[i]-&gt;t,CLS[i]-&gt;op-&gt;t,CLS[i]-&gt;c);</text:p>
      <text:p text:style-name="P2497"><text:soft-page-break/><text:s/><text:span text:style-name="T10"><text:s text:c="3"/></text:span>}</text:p>
      <text:p text:style-name="P3271">}</text:p>
      <text:p text:style-name="P2498">void dfs(int i) {</text:p>
      <text:p text:style-name="P2499"><text:s/><text:span text:style-name="T10"><text:s text:c="3"/></text:span>for (edge *e=MST[i]; e; e=e-&gt;next) {</text:p>
      <text:p text:style-name="P2500"><text:s/><text:span text:style-name="T10"><text:s text:c="7"/></text:span>int j=e-&gt;t;</text:p>
      <text:p text:style-name="P2501"><text:s/><text:span text:style-name="T10"><text:s text:c="7"/></text:span>if (F[j]==-INF) {</text:p>
      <text:p text:style-name="P2502"><text:s/><text:span text:style-name="T10"><text:s text:c="11"/></text:span>F[j]=F[i];</text:p>
      <text:p text:style-name="P2503"><text:s/><text:span text:style-name="T10"><text:s text:c="11"/></text:span>if (e-&gt;c &gt; F[j])</text:p>
      <text:p text:style-name="P2504"><text:s/><text:span text:style-name="T10"><text:s text:c="15"/></text:span>F[j]=e-&gt;c;</text:p>
      <text:p text:style-name="P2505"><text:s/><text:span text:style-name="T10"><text:s text:c="11"/></text:span>dfs(j);</text:p>
      <text:p text:style-name="P2506"><text:s/><text:span text:style-name="T10"><text:s text:c="7"/></text:span>}</text:p>
      <text:p text:style-name="P2507"><text:s/><text:span text:style-name="T10"><text:s text:c="3"/></text:span>}</text:p>
      <text:p text:style-name="P3272">}</text:p>
      <text:p text:style-name="P2508">void smst() {</text:p>
      <text:p text:style-name="P2509"><text:s/><text:span text:style-name="T10"><text:s text:c="3"/></text:span>int i,j;</text:p>
      <text:p text:style-name="P2510"><text:s/><text:span text:style-name="T10"><text:s text:c="3"/></text:span>for (i=1; i&lt;=N; i++) {</text:p>
      <text:p text:style-name="P2511"><text:s/><text:span text:style-name="T10"><text:s text:c="7"/></text:span>for (j=1; j&lt;=N; j++)</text:p>
      <text:p text:style-name="P2512"><text:s/><text:span text:style-name="T10"><text:s text:c="11"/></text:span>F[j]=-INF;</text:p>
      <text:p text:style-name="P2513"><text:s/><text:span text:style-name="T10"><text:s text:c="7"/></text:span>F[i]++;</text:p>
      <text:p text:style-name="P2514"><text:s/><text:span text:style-name="T10"><text:s text:c="7"/></text:span>dfs(i);</text:p>
      <text:p text:style-name="P2515"><text:s/><text:span text:style-name="T10"><text:s text:c="7"/></text:span>for (edge *e=V[i]; e; e=e-&gt;next) {</text:p>
      <text:p text:style-name="P2516"><text:s/><text:span text:style-name="T10"><text:s text:c="11"/></text:span>if (!e-&gt;mst) {</text:p>
      <text:p text:style-name="P2517"><text:s/><text:span text:style-name="T10"><text:s text:c="15"/></text:span>NMST=MinST + e-&gt;c -F[e-&gt;t];</text:p>
      <text:p text:style-name="P2518"><text:s/><text:span text:style-name="T10"><text:s text:c="15"/></text:span>if (NMST &lt; Ans)</text:p>
      <text:p text:style-name="P2519"><text:s/><text:span text:style-name="T10"><text:s text:c="19"/></text:span>Ans=NMST;</text:p>
      <text:p text:style-name="P2520"><text:s/><text:span text:style-name="T10"><text:s text:c="11"/></text:span>}</text:p>
      <text:p text:style-name="P2521"><text:s/><text:span text:style-name="T10"><text:s text:c="7"/></text:span>}</text:p>
      <text:p text:style-name="P2522"><text:s/><text:span text:style-name="T10"><text:s text:c="3"/></text:span>}</text:p>
      <text:p text:style-name="P3273">}</text:p>
      <text:p text:style-name="P2523">int main() {</text:p>
      <text:p text:style-name="P2524"><text:soft-page-break/><text:s/><text:span text:style-name="T10"><text:s text:c="3"/></text:span>init();</text:p>
      <text:p text:style-name="P2525"><text:s/><text:span text:style-name="T10"><text:s text:c="3"/></text:span>prim();</text:p>
      <text:p text:style-name="P2526"><text:s/><text:span text:style-name="T10"><text:s text:c="3"/></text:span>smst();</text:p>
      <text:p text:style-name="P2527"><text:s/><text:span text:style-name="T10"><text:s text:c="3"/></text:span>if (Ans==INF)</text:p>
      <text:p text:style-name="P2528"><text:s/><text:span text:style-name="T10"><text:s text:c="7"/></text:span>Ans=-1;</text:p>
      <text:p text:style-name="P2529"><text:s/><text:span text:style-name="T10"><text:s text:c="3"/></text:span>printf("Cost: %d<text:span text:style-name="T2">\</text:span>nCost: %d<text:span text:style-name="T2">\</text:span>n",MinST,Ans);</text:p>
      <text:p text:style-name="P2530"><text:s/><text:span text:style-name="T10"><text:s text:c="3"/></text:span>return 0;</text:p>
      <text:p text:style-name="P3274">}</text:p>
      <text:h text:style-name="P3491" text:outline-level="2"><text:bookmark text:name="__RefHeading__929_241645718"/><text:bookmark text:name="__RefHeading__1688_1586417083"/><text:bookmark text:name="__RefHeading__1445_1701200629"/><text:bookmark text:name="__RefHeading__1849_2095896793"/><text:bookmark text:name="__RefHeading__1159_2000419837"/><text:bookmark text:name="__RefHeading__503_102592204"/><text:bookmark text:name="__RefHeading__1999_1859984652"/>第<text:span text:style-name="T3">K短路</text:span></text:h>
      <text:p text:style-name="P2531">使<text:span text:style-name="T3">用A*+</text:span>djikstra<text:span text:style-name="T1">求第</text:span><text:span text:style-name="T3">k短路。</text:span></text:p>
      <text:p text:style-name="P2532">#include&lt;iostream&gt;</text:p>
      <text:p text:style-name="P2533">#include&lt;cstdio&gt;</text:p>
      <text:p text:style-name="P2534">#include&lt;cstring&gt;</text:p>
      <text:p text:style-name="P2535">#include&lt;queue&gt;</text:p>
      <text:p text:style-name="P2536">#define MAXN 1001</text:p>
      <text:p text:style-name="P2537">using namespace std;</text:p>
      <text:p text:style-name="P2538">struct node {</text:p>
      <text:p text:style-name="P2539"><text:s/><text:span text:style-name="T10"><text:s text:c="3"/></text:span>int p,g,h;</text:p>
      <text:p text:style-name="P2540"><text:s/><text:span text:style-name="T10"><text:s text:c="3"/></text:span>bool operator &lt; (node a) const {</text:p>
      <text:p text:style-name="P2541"><text:s/><text:span text:style-name="T10"><text:s text:c="7"/></text:span>return a.g+a.h&lt;g+h;</text:p>
      <text:p text:style-name="P2542"><text:s/><text:span text:style-name="T10"><text:s text:c="3"/></text:span>}</text:p>
      <text:p text:style-name="P2543">};</text:p>
      <text:p text:style-name="P2544">struct node1 {</text:p>
      <text:p text:style-name="P2545"><text:s/><text:span text:style-name="T10"><text:s text:c="3"/></text:span>int x,y,w,next;</text:p>
      <text:p text:style-name="P2546">} line[MAXN*100],line1[MAXN*100];</text:p>
      <text:p text:style-name="P1"/>
      <text:p text:style-name="P1"/>
      <text:p text:style-name="P1"/>
      <text:p text:style-name="P2547">int n,m,i,link[MAXN],link1[MAXN],g[MAXN],s,e,k;</text:p>
      <text:p text:style-name="P2548">bool used[MAXN];</text:p>
      <text:p text:style-name="P2549"><text:soft-page-break/>priority_queue&lt;node&gt; myqueue;</text:p>
      <text:p text:style-name="P2550">void djikstra() {</text:p>
      <text:p text:style-name="P2551"><text:s/><text:span text:style-name="T10"><text:s text:c="3"/></text:span>int i,k,p;</text:p>
      <text:p text:style-name="P2552"><text:s/><text:span text:style-name="T10"><text:s text:c="3"/></text:span>memset(used,0,sizeof(used));</text:p>
      <text:p text:style-name="P2553"><text:s/><text:span text:style-name="T10"><text:s text:c="3"/></text:span>memset(g,0x7F,sizeof(g));</text:p>
      <text:p text:style-name="P2554"><text:s/><text:span text:style-name="T10"><text:s text:c="3"/></text:span>g[e]=0;</text:p>
      <text:p text:style-name="P2555"><text:s/><text:span text:style-name="T10"><text:s text:c="3"/></text:span>for (p=1; p&lt;=n; p++) {</text:p>
      <text:p text:style-name="P2556"><text:s/><text:span text:style-name="T10"><text:s text:c="7"/></text:span>k=0;</text:p>
      <text:p text:style-name="P2557"><text:s/><text:span text:style-name="T10"><text:s text:c="7"/></text:span>for (i=1; i&lt;=n; i++)</text:p>
      <text:p text:style-name="P2558"><text:s/><text:span text:style-name="T10"><text:s text:c="11"/></text:span>if (!used[i] &amp;&amp; (!k || g[i]&lt;g[k]))</text:p>
      <text:p text:style-name="P2559"><text:s/><text:span text:style-name="T10"><text:s text:c="15"/></text:span>k=i;</text:p>
      <text:p text:style-name="P2560"><text:s/><text:span text:style-name="T10"><text:s text:c="7"/></text:span>used[k]=true;</text:p>
      <text:p text:style-name="P2561"><text:s/><text:span text:style-name="T10"><text:s text:c="7"/></text:span>k=link1[k];</text:p>
      <text:p text:style-name="P2562"><text:s/><text:span text:style-name="T10"><text:s text:c="7"/></text:span>while (k) {</text:p>
      <text:p text:style-name="P2563"><text:s/><text:span text:style-name="T10"><text:s text:c="11"/></text:span>if (g[line1[k].y]&gt;g[line1[k].x]+line1[k].w)</text:p>
      <text:p text:style-name="P2564"><text:s/><text:span text:style-name="T10"><text:s text:c="12"/></text:span>g[line1[k].y]=g[line1[k].x]+line1[k].w;</text:p>
      <text:p text:style-name="P2565"><text:s/><text:span text:style-name="T10"><text:s text:c="11"/></text:span>k=line1[k].next;</text:p>
      <text:p text:style-name="P2566"><text:s/><text:span text:style-name="T10"><text:s text:c="7"/></text:span>}</text:p>
      <text:p text:style-name="P2567"><text:s/><text:span text:style-name="T10"><text:s text:c="3"/></text:span>}</text:p>
      <text:p text:style-name="P2568"><text:s/><text:span text:style-name="T10"><text:s text:c="3"/></text:span>return ;</text:p>
      <text:p text:style-name="P3275">}</text:p>
      <text:p text:style-name="P2569">int Astar() {</text:p>
      <text:p text:style-name="P2570"><text:s/><text:span text:style-name="T10"><text:s text:c="3"/></text:span>int t,times[MAXN];</text:p>
      <text:p text:style-name="P2571"><text:s/><text:span text:style-name="T10"><text:s text:c="3"/></text:span>node h,temp;</text:p>
      <text:p text:style-name="P2572"><text:s/><text:span text:style-name="T10"><text:s text:c="3"/></text:span>while (!myqueue.empty()) myqueue.pop();</text:p>
      <text:p text:style-name="P2573"><text:s/><text:span text:style-name="T10"><text:s text:c="3"/></text:span>memset(times,0,sizeof(times));</text:p>
      <text:p text:style-name="P2574"><text:s/><text:span text:style-name="T10"><text:s text:c="3"/></text:span>h.p=s;</text:p>
      <text:p text:style-name="P2575"><text:s/><text:span text:style-name="T10"><text:s text:c="3"/></text:span>h.g=0;</text:p>
      <text:p text:style-name="P2576"><text:s/><text:span text:style-name="T10"><text:s text:c="3"/></text:span>h.h=0;</text:p>
      <text:p text:style-name="P2577"><text:s/><text:span text:style-name="T10"><text:s text:c="3"/></text:span>myqueue.push(h);</text:p>
      <text:p text:style-name="P2578"><text:soft-page-break/><text:s/><text:span text:style-name="T10"><text:s text:c="3"/></text:span>while (!myqueue.empty()) {</text:p>
      <text:p text:style-name="P2579"><text:s/><text:span text:style-name="T10"><text:s text:c="7"/></text:span>h=myqueue.top();</text:p>
      <text:p text:style-name="P2580"><text:s/><text:span text:style-name="T10"><text:s text:c="7"/></text:span>myqueue.pop();</text:p>
      <text:p text:style-name="P2581"><text:s/><text:span text:style-name="T10"><text:s text:c="7"/></text:span>times[h.p]++;</text:p>
      <text:p text:style-name="P2582"><text:s/><text:span text:style-name="T10"><text:s text:c="7"/></text:span>if (times[h.p]==k &amp;&amp; h.p==e) return h.h+h.g;</text:p>
      <text:p text:style-name="P2583"><text:s/><text:span text:style-name="T10"><text:s text:c="7"/></text:span>if (times[h.p]&gt;k) continue;</text:p>
      <text:p text:style-name="P2584"><text:s/><text:span text:style-name="T10"><text:s text:c="7"/></text:span>t=link[h.p];</text:p>
      <text:p text:style-name="P2585"><text:s/><text:span text:style-name="T10"><text:s text:c="7"/></text:span>while (t) {</text:p>
      <text:p text:style-name="P2586"><text:s/><text:span text:style-name="T10"><text:s text:c="11"/></text:span>temp.h=h.h+line[t].w;</text:p>
      <text:p text:style-name="P2587"><text:s/><text:span text:style-name="T10"><text:s text:c="11"/></text:span>temp.g=g[line[t].y];</text:p>
      <text:p text:style-name="P2588"><text:s/><text:span text:style-name="T10"><text:s text:c="11"/></text:span>temp.p=line[t].y;</text:p>
      <text:p text:style-name="P2589"><text:s/><text:span text:style-name="T10"><text:s text:c="11"/></text:span>myqueue.push(temp);</text:p>
      <text:p text:style-name="P2590"><text:s/><text:span text:style-name="T10"><text:s text:c="11"/></text:span>t=line[t].next;</text:p>
      <text:p text:style-name="P2591"><text:s/><text:span text:style-name="T10"><text:s text:c="7"/></text:span>}</text:p>
      <text:p text:style-name="P2592"><text:s/><text:span text:style-name="T10"><text:s text:c="3"/></text:span>}</text:p>
      <text:p text:style-name="P2593"><text:s/><text:span text:style-name="T10"><text:s text:c="3"/></text:span>return -1;</text:p>
      <text:p text:style-name="P3276">}</text:p>
      <text:p text:style-name="P2594">int main() {</text:p>
      <text:p text:style-name="P2595"><text:s/><text:span text:style-name="T10"><text:s text:c="3"/></text:span>scanf("%d%d",&amp;n,&amp;m);</text:p>
      <text:p text:style-name="P2596"><text:s/><text:span text:style-name="T10"><text:s text:c="3"/></text:span>memset(link,0,sizeof(link));</text:p>
      <text:p text:style-name="P2597"><text:s/><text:span text:style-name="T10"><text:s text:c="3"/></text:span>memset(link1,0,sizeof(link1));</text:p>
      <text:p text:style-name="P2598"><text:s/><text:span text:style-name="T10"><text:s text:c="3"/></text:span>for (i=1; i&lt;=m; i++) {</text:p>
      <text:p text:style-name="P2599"><text:s/><text:span text:style-name="T10"><text:s text:c="7"/></text:span>scanf("%d%d%d",&amp;line[i].x,&amp;line[i].y,&amp;line[i].w);</text:p>
      <text:p text:style-name="P2600"><text:s/><text:span text:style-name="T10"><text:s text:c="7"/></text:span>line[i].next=link[line[i].x];</text:p>
      <text:p text:style-name="P2601"><text:s/><text:span text:style-name="T10"><text:s text:c="7"/></text:span>link[line[i].x]=i;</text:p>
      <text:p text:style-name="P2602"><text:s/><text:span text:style-name="T10"><text:s text:c="7"/></text:span>line1[i].x=line[i].y;</text:p>
      <text:p text:style-name="P2603"><text:s/><text:span text:style-name="T10"><text:s text:c="7"/></text:span>line1[i].y=line[i].x;</text:p>
      <text:p text:style-name="P2604"><text:s/><text:span text:style-name="T10"><text:s text:c="7"/></text:span>line1[i].w=line[i].w;</text:p>
      <text:p text:style-name="P2605"><text:s/><text:span text:style-name="T10"><text:s text:c="7"/></text:span>line1[i].next=link1[line1[i].x];</text:p>
      <text:p text:style-name="P2606"><text:s/><text:span text:style-name="T10"><text:s text:c="7"/></text:span>link1[line1[i].x]=i;</text:p>
      <text:p text:style-name="P2607"><text:soft-page-break/><text:s/><text:span text:style-name="T10"><text:s text:c="3"/></text:span>}</text:p>
      <text:p text:style-name="P2608"><text:s/><text:span text:style-name="T10"><text:s text:c="3"/></text:span>scanf("%d%d%d",&amp;s,&amp;e,&amp;k);</text:p>
      <text:p text:style-name="P2609"><text:s/><text:span text:style-name="T10"><text:s text:c="3"/></text:span>if (s==e) k++;</text:p>
      <text:p text:style-name="P2610"><text:s/><text:span text:style-name="T10"><text:s text:c="3"/></text:span>djikstra();</text:p>
      <text:p text:style-name="P2611"><text:s/><text:span text:style-name="T10"><text:s text:c="3"/></text:span>printf("%d\n",Astar());</text:p>
      <text:p text:style-name="P2612"><text:s/><text:span text:style-name="T10"><text:s text:c="3"/></text:span>return 0;</text:p>
      <text:p text:style-name="P3277">}</text:p>
      <text:h text:style-name="P3492" text:outline-level="2"><text:bookmark text:name="__RefHeading__931_241645718"/><text:bookmark text:name="__RefHeading__1447_1701200629"/><text:bookmark text:name="__RefHeading__505_102592204"/><text:bookmark text:name="__RefHeading__1161_2000419837"/><text:bookmark text:name="__RefHeading__1690_1586417083"/><text:bookmark text:name="__RefHeading__1851_2095896793"/><text:bookmark text:name="__RefHeading__2001_1859984652"/>查<text:span text:style-name="T1">分约束</text:span></text:h>
      <text:p text:style-name="P2613">如果一个系统由n个变量和m个不等式组成，形如<text:span text:style-name="T10"> </text:span>Xj-Xi&lt;=b*k（i，j属于[1，n]，k属于[1，m] ），<text:span text:style-name="T10"> </text:span>这样的系统称之为差分约束系统。差分约束系统通常用于求关于一组变量的不等式组。</text:p>
      <text:p text:style-name="P1"/>
      <text:p text:style-name="P2614"><text:s/><text:span text:style-name="T10"><text:s text:c="2"/></text:span>求解差分约束系统可以转化为图论中单源最短路问题。</text:p>
      <text:p text:style-name="P1"/>
      <text:p text:style-name="P2615"><text:s/><text:span text:style-name="T10"><text:s/></text:span>Xj-Xi&lt;=k <text:s/></text:p>
      <text:p text:style-name="P2616">==&gt; <text:s text:c="2"/>d[v]-d[u]&lt;=w[u,v] <text:s/></text:p>
      <text:p text:style-name="P2617"><text:s/>==&gt; <text:s text:c="2"/>所以转化为图论求解<text:span text:style-name="T10"> </text:span></text:p>
      <text:p text:style-name="P2618">也就是if<text:span text:style-name="T3">(</text:span>d[v]-d[u] &gt;w[u,v]<text:span text:style-name="T3">)</text:span>那么d[v]-d[u]&lt;=w[u,v] 。<text:span text:style-name="T10"> <text:s/></text:span></text:p>
      <text:p text:style-name="P2619">路径距离初始化<text:span text:style-name="T10"> </text:span>dis[i]=INF</text:p>
      <text:p text:style-name="P1"/>
      <text:p text:style-name="P2620"><text:s/><text:span text:style-name="T10"><text:s/></text:span>再增加一个源点s，源点到所有定点的距离为0（<text:span text:style-name="T10"> </text:span>添加源点的实质意义为默认另外一系列的不等式组Xi-Xo&lt;=0）,再对源点利用spfa算法。</text:p>
      <text:p text:style-name="P1"/>
      <text:p text:style-name="P3278"><text:s/></text:p>
      <text:p text:style-name="P1"/>
      <text:p text:style-name="P2621"><text:s/><text:span text:style-name="T10"><text:s/></text:span>注意几个问题：</text:p>
      <text:p text:style-name="P2622"><text:s/><text:span text:style-name="T10"><text:s/></text:span>1、当0没有被利用的时候，0作为超级源点。当0已经被利用了，将n+1（未被利用）置为超级源点。</text:p>
      <text:p text:style-name="P2623"><text:s/><text:span text:style-name="T10"><text:s/></text:span>2、对于Xj-Xi=k 可以转换为<text:span text:style-name="T10"> </text:span>Xj-Xi&lt;=k Xj-Xi&gt;=k来处理。</text:p>
      <text:p text:style-name="P2624"><text:s/><text:span text:style-name="T10"><text:s/></text:span>3、若要判断图中是否出现负环，可以利用深度优先搜索。以前利用spfa是这样的（head-&gt;****-&gt;tail），当head和tail之间所有点都遍历完了才轮得上tail这个点，这样的话我们无法判断图中有没有负环，我们可以这样改变一样遍历顺序，head-&gt;tail-&gt;***-&gt;head。<text:span text:style-name="T10"> </text:span>当深度优先搜索过程中下次再次遇见head（也就是head节点依然在标记栈中）时，则可判断图中含有负环，否则没有。</text:p>
      <text:p text:style-name="P2625"><text:s/><text:span text:style-name="T10"><text:s/></text:span>4、当图连通时，只需要对源点spfa一次；当图不连通时，对每个定点spfa一次。</text:p>
      <text:p text:style-name="P2626"><text:s/><text:span text:style-name="T10"><text:s/></text:span>5、对于<text:span text:style-name="T10"> <text:s/></text:span>Xj-Xi&lt;k or <text:s/>Xj-Xi&gt;k <text:s/>, 差分约束系统只针对&gt;= or &lt;=，<text:span text:style-name="T10"> </text:span>所以我们还要进行巧妙转换编程大于等于小于等于。</text:p>
      <text:h text:style-name="P3493" text:outline-level="2"><text:bookmark text:name="__RefHeading__2003_1859984652"/><text:bookmark text:name="__RefHeading__1449_1701200629"/><text:bookmark text:name="__RefHeading__933_241645718"/><text:bookmark text:name="__RefHeading__1163_2000419837"/><text:bookmark text:name="__RefHeading__507_102592204"/><text:bookmark text:name="__RefHeading__1853_2095896793"/><text:bookmark text:name="__RefHeading__1692_1586417083"/>二<text:span text:style-name="T1">分匹配</text:span></text:h>
      <text:h text:style-name="P3555" text:outline-level="3"><text:bookmark text:name="__RefHeading__1855_2095896793"/><text:bookmark text:name="__RefHeading__1451_1701200629"/><text:bookmark text:name="__RefHeading__1165_2000419837"/><text:bookmark text:name="__RefHeading__1694_1586417083"/><text:bookmark text:name="__RefHeading__2005_1859984652"/>有<text:span text:style-name="T1">向二分图判断</text:span></text:h>
      <text:p text:style-name="P2627"><text:soft-page-break/>/<text:span text:style-name="T1">/其实有向图和无向图的类似</text:span></text:p>
      <text:p text:style-name="P2628">c<text:span text:style-name="T1">onst int N = 111;</text:span></text:p>
      <text:p text:style-name="P2629">i<text:span text:style-name="T1">nt str[N][N];</text:span></text:p>
      <text:p text:style-name="P2630">i<text:span text:style-name="T1">nt mark[N];</text:span></text:p>
      <text:p text:style-name="P2631">i<text:span text:style-name="T1">nt n;</text:span></text:p>
      <text:p text:style-name="P1"/>
      <text:p text:style-name="P2632">b<text:span text:style-name="T1">ool dfs(int pos) {</text:span></text:p>
      <text:p text:style-name="P2633"><text:s/><text:span text:style-name="T12"><text:s text:c="3"/></text:span><text:span text:style-name="T1">for(int i=1; i&lt;=n; i++) {</text:span></text:p>
      <text:p text:style-name="P2634"><text:s/><text:span text:style-name="T12"><text:s text:c="7"/></text:span><text:span text:style-name="T1">if(i == pos) {</text:span></text:p>
      <text:p text:style-name="P2635"><text:s/><text:span text:style-name="T12"><text:s text:c="11"/></text:span><text:span text:style-name="T1">continue;</text:span></text:p>
      <text:p text:style-name="P2636"><text:s/><text:span text:style-name="T12"><text:s text:c="7"/></text:span><text:span text:style-name="T1">}</text:span></text:p>
      <text:p text:style-name="P1"/>
      <text:p text:style-name="P2637"><text:s/><text:span text:style-name="T12"><text:s text:c="7"/></text:span><text:span text:style-name="T1">if(str[pos][i] == 0 || str[i][pos] == 0) {</text:span></text:p>
      <text:p text:style-name="P2638"><text:s/><text:span text:style-name="T12"><text:s text:c="11"/></text:span><text:span text:style-name="T1">if(mark[i] == mark[pos]) {</text:span></text:p>
      <text:p text:style-name="P2639"><text:s/><text:span text:style-name="T12"><text:s text:c="15"/></text:span><text:span text:style-name="T1">return false;</text:span></text:p>
      <text:p text:style-name="P2640"><text:s/><text:span text:style-name="T12"><text:s text:c="11"/></text:span><text:span text:style-name="T1">} else if(mark[i] == -1) {</text:span></text:p>
      <text:p text:style-name="P2641"><text:s/><text:span text:style-name="T12"><text:s text:c="15"/></text:span><text:span text:style-name="T1">mark[i] = !mark[pos];</text:span></text:p>
      <text:p text:style-name="P2642"><text:s/><text:span text:style-name="T12"><text:s text:c="15"/></text:span><text:span text:style-name="T1">if(!dfs(i)) {</text:span></text:p>
      <text:p text:style-name="P2643"><text:s/><text:span text:style-name="T12"><text:s text:c="19"/></text:span><text:span text:style-name="T1">return false;</text:span></text:p>
      <text:p text:style-name="P2644"><text:s/><text:span text:style-name="T12"><text:s text:c="15"/></text:span><text:span text:style-name="T1">}</text:span></text:p>
      <text:p text:style-name="P2645"><text:s/><text:span text:style-name="T12"><text:s text:c="11"/></text:span><text:span text:style-name="T1">} else if(mark[i] == !mark[pos]) {</text:span></text:p>
      <text:p text:style-name="P2646"><text:s/><text:span text:style-name="T12"><text:s text:c="15"/></text:span><text:span text:style-name="T1">continue;</text:span></text:p>
      <text:p text:style-name="P2647"><text:s/><text:span text:style-name="T12"><text:s text:c="11"/></text:span><text:span text:style-name="T1">}</text:span></text:p>
      <text:p text:style-name="P2648"><text:s/><text:span text:style-name="T12"><text:s text:c="7"/></text:span><text:span text:style-name="T1">}</text:span></text:p>
      <text:p text:style-name="P2649"><text:s/><text:span text:style-name="T12"><text:s text:c="3"/></text:span><text:span text:style-name="T1">}</text:span></text:p>
      <text:p text:style-name="P2650"><text:s/><text:span text:style-name="T12"><text:s text:c="3"/></text:span><text:span text:style-name="T1">return true;</text:span></text:p>
      <text:p text:style-name="P3279">}</text:p>
      <text:p text:style-name="P1"/>
      <text:p text:style-name="P2651">b<text:span text:style-name="T1">ool findAns() {</text:span></text:p>
      <text:p text:style-name="P2652"><text:s/><text:span text:style-name="T12"><text:s text:c="3"/></text:span><text:span text:style-name="T1">memset(mark,-1,sizeof(mark));</text:span></text:p>
      <text:p text:style-name="P2653"><text:soft-page-break/><text:s/><text:span text:style-name="T12"><text:s text:c="3"/></text:span><text:span text:style-name="T1">for(int i=1; i&lt;=n; i++) {</text:span></text:p>
      <text:p text:style-name="P2654"><text:s/><text:span text:style-name="T12"><text:s text:c="7"/></text:span><text:span text:style-name="T1">if(mark[i] == -1) {</text:span></text:p>
      <text:p text:style-name="P2655"><text:s/><text:span text:style-name="T12"><text:s text:c="11"/></text:span><text:span text:style-name="T1">mark[i] = 1;</text:span></text:p>
      <text:p text:style-name="P2656"><text:s/><text:span text:style-name="T12"><text:s text:c="11"/></text:span><text:span text:style-name="T1">if(!dfs(i)) {</text:span></text:p>
      <text:p text:style-name="P2657"><text:s/><text:span text:style-name="T12"><text:s text:c="15"/></text:span><text:span text:style-name="T1">return false;</text:span></text:p>
      <text:p text:style-name="P2658"><text:s/><text:span text:style-name="T12"><text:s text:c="11"/></text:span><text:span text:style-name="T1">}</text:span></text:p>
      <text:p text:style-name="P2659"><text:s/><text:span text:style-name="T12"><text:s text:c="7"/></text:span><text:span text:style-name="T1">}</text:span></text:p>
      <text:p text:style-name="P2660"><text:s/><text:span text:style-name="T12"><text:s text:c="3"/></text:span><text:span text:style-name="T1">}</text:span></text:p>
      <text:p text:style-name="P2661"><text:s/><text:span text:style-name="T12"><text:s text:c="3"/></text:span><text:span text:style-name="T1">return true;</text:span></text:p>
      <text:p text:style-name="P3280">}</text:p>
      <text:h text:style-name="P3556" text:outline-level="3"><text:bookmark text:name="__RefHeading__1857_2095896793"/><text:bookmark text:name="__RefHeading__509_102592204"/><text:bookmark text:name="__RefHeading__2007_1859984652"/><text:bookmark text:name="__RefHeading__1453_1701200629"/><text:bookmark text:name="__RefHeading__1696_1586417083"/><text:bookmark text:name="__RefHeading__935_241645718"/><text:bookmark text:name="__RefHeading__1167_2000419837"/>Hungary<text:span text:style-name="T1">（</text:span>匈牙利<text:span text:style-name="T1">）算法</text:span></text:h>
      <text:p text:style-name="P2662">const int N=601;</text:p>
      <text:p text:style-name="P1"/>
      <text:p text:style-name="P2663">//行为上部，列为下部，挑最少的点，使得所有的边和挑的点相连。最小顶点覆盖。</text:p>
      <text:p text:style-name="P2664">int n1,n2;</text:p>
      <text:p text:style-name="P2665">//n1,n2 为二分图的顶点集,其中x<text:span text:style-name="T14">∈</text:span>n1,y<text:span text:style-name="T14">∈</text:span>n2</text:p>
      <text:p text:style-name="P2666">bool _map[N][N],vis[N];</text:p>
      <text:p text:style-name="P2667">int link[N];</text:p>
      <text:p text:style-name="P2668">//link 记录n2 中的点y 在n1 中所匹配的x 点的编号</text:p>
      <text:p text:style-name="P1"/>
      <text:p text:style-name="P2669">int find(int x) {</text:p>
      <text:p text:style-name="P2670"><text:s/><text:span text:style-name="T10"><text:s text:c="3"/></text:span>int i;</text:p>
      <text:p text:style-name="P2671"><text:s/><text:span text:style-name="T10"><text:s text:c="3"/></text:span>for(i=0; i&lt;n2; i++) {</text:p>
      <text:p text:style-name="P2672"><text:s/><text:span text:style-name="T10"><text:s text:c="7"/></text:span>if(_map[x][i]&amp;&amp;!vis[i]) { </text:p>
      <text:p text:style-name="P2673">//x-&gt;i 有边,且节点i 未被搜索</text:p>
      <text:p text:style-name="P2674"><text:s/><text:span text:style-name="T10"><text:s text:c="11"/></text:span>vis[i] = true;//标记节点已被搜索</text:p>
      <text:p text:style-name="P2675">//如果i 不属于前一个匹配M 或被i 匹配到的节点可以寻找到增广路</text:p>
      <text:p text:style-name="P2676"><text:s/><text:span text:style-name="T10"><text:s text:c="11"/></text:span>if(link[i]==-1 || find(link[i])) {</text:p>
      <text:p text:style-name="P2677"><text:s/><text:span text:style-name="T10"><text:s text:c="15"/></text:span>link[i]=x;//更新</text:p>
      <text:p text:style-name="P2678"><text:s/><text:span text:style-name="T10"><text:s text:c="15"/></text:span>return true;//匹配成功</text:p>
      <text:p text:style-name="P2679"><text:soft-page-break/><text:s/><text:span text:style-name="T10"><text:s text:c="11"/></text:span>}</text:p>
      <text:p text:style-name="P2680"><text:s/><text:span text:style-name="T10"><text:s text:c="7"/></text:span>}</text:p>
      <text:p text:style-name="P2681"><text:s/><text:span text:style-name="T10"><text:s text:c="3"/></text:span>}</text:p>
      <text:p text:style-name="P2682"><text:s/><text:span text:style-name="T10"><text:s text:c="3"/></text:span>return false;</text:p>
      <text:p text:style-name="P3281">}</text:p>
      <text:p text:style-name="P1"/>
      <text:p text:style-name="P2683">int mach() {</text:p>
      <text:p text:style-name="P2684"><text:s/><text:span text:style-name="T10"><text:s text:c="3"/></text:span>int ans = 0;</text:p>
      <text:p text:style-name="P2685"><text:s/><text:span text:style-name="T10"><text:s text:c="3"/></text:span>memset(link, -1, sizeof(link));</text:p>
      <text:p text:style-name="P2686"><text:s/><text:span text:style-name="T10"><text:s text:c="3"/></text:span>for (int i = 0; i &lt; n1; i++) {</text:p>
      <text:p text:style-name="P2687"><text:s/><text:span text:style-name="T10"><text:s text:c="7"/></text:span>memset(vis,false,sizeof(vis));</text:p>
      <text:p text:style-name="P2688"><text:s/><text:span text:style-name="T10"><text:s text:c="7"/></text:span>if (find(i))ans++;</text:p>
      <text:p text:style-name="P2689">// 如果从第i个点找到了增光轨，总数加一</text:p>
      <text:p text:style-name="P2690"><text:s/><text:span text:style-name="T10"><text:s text:c="3"/></text:span>}</text:p>
      <text:p text:style-name="P2691"><text:s/><text:span text:style-name="T10"><text:s text:c="3"/></text:span>return ans;</text:p>
      <text:p text:style-name="P3282">}</text:p>
      <text:h text:style-name="P3557" text:outline-level="3"><text:bookmark text:name="__RefHeading__1859_2095896793"/><text:bookmark text:name="__RefHeading__1698_1586417083"/><text:bookmark text:name="__RefHeading__937_241645718"/><text:bookmark text:name="__RefHeading__1169_2000419837"/><text:bookmark text:name="__RefHeading__511_102592204"/><text:bookmark text:name="__RefHeading__1455_1701200629"/><text:bookmark text:name="__RefHeading__2009_1859984652"/>Hopcroft<text:span text:style-name="T14">–</text:span>Karp算法</text:h>
      <text:p text:style-name="P2692">Hopcroft<text:span text:style-name="T14">–</text:span>Karp算法是匈牙利算法的改进，时间复杂度0(E*V^1/2)(怎么证的？)，算法实质其实还是匈牙利算法求增广路，改进的地方是在深度搜索增广路前，先通过广度搜索，查找多条可以增广的路线，从而不再让dfs<text:span text:style-name="T14">“</text:span>一意孤行<text:span text:style-name="T10">”</text:span>。其中算法用到了分层标记防止多条增广路重叠，这里是精髓</text:p>
      <text:p text:style-name="P2693">typedef long long ll;</text:p>
      <text:p text:style-name="P2694">#define inf (int)1e10</text:p>
      <text:p text:style-name="P2695">#define maxn 50005</text:p>
      <text:p text:style-name="P2696">vector&lt;int&gt;vec[maxn];</text:p>
      <text:p text:style-name="P2697">int headU[maxn],headV[maxn];</text:p>
      <text:p text:style-name="P2698">int du[maxn],dv[maxn];</text:p>
      <text:p text:style-name="P2699">int uN,vN;</text:p>
      <text:p text:style-name="P2700">bool bfs() {</text:p>
      <text:p text:style-name="P2701"><text:s/><text:span text:style-name="T10"><text:s text:c="3"/></text:span>queue&lt;int&gt;q;</text:p>
      <text:p text:style-name="P2702"><text:s/><text:span text:style-name="T10"><text:s text:c="3"/></text:span>int dis=inf;</text:p>
      <text:p text:style-name="P2703"><text:s/><text:span text:style-name="T10"><text:s text:c="3"/></text:span>memset(du,0,sizeof(du));</text:p>
      <text:p text:style-name="P2704"><text:s/><text:span text:style-name="T10"><text:s text:c="3"/></text:span>memset(dv,0,sizeof(dv));</text:p>
      <text:p text:style-name="P2705"><text:soft-page-break/><text:s/><text:span text:style-name="T10"><text:s text:c="3"/></text:span>for(int i=1; i&lt;=uN; i++)</text:p>
      <text:p text:style-name="P2706"><text:s/><text:span text:style-name="T10"><text:s text:c="7"/></text:span>if(headU[i]==-1)q.push(i);</text:p>
      <text:p text:style-name="P2707"><text:s/><text:span text:style-name="T10"><text:s text:c="3"/></text:span>while(!q.empty()) {</text:p>
      <text:p text:style-name="P2708"><text:s/><text:span text:style-name="T10"><text:s text:c="7"/></text:span>int u=q.front();</text:p>
      <text:p text:style-name="P2709"><text:s/><text:span text:style-name="T10"><text:s text:c="7"/></text:span>q.pop();</text:p>
      <text:p text:style-name="P2710"><text:s/><text:span text:style-name="T10"><text:s text:c="7"/></text:span>if(du[u]&gt;dis)break;</text:p>
      <text:p text:style-name="P2711"><text:s/><text:span text:style-name="T10"><text:s text:c="7"/></text:span>for(int i=0; i&lt;vec[u].size(); i++)</text:p>
      <text:p text:style-name="P2712"><text:s/><text:span text:style-name="T10"><text:s text:c="11"/></text:span>if(!dv[vec[u][i]]) {</text:p>
      <text:p text:style-name="P2713"><text:s/><text:span text:style-name="T10"><text:s text:c="15"/></text:span>dv[vec[u][i]]=du[u]+1;</text:p>
      <text:p text:style-name="P2714">if(headV[vec[u][i]]==-1)dis=dv[vec[u][i]];</text:p>
      <text:p text:style-name="P2715"><text:s/><text:span text:style-name="T10"><text:s text:c="15"/></text:span>else {</text:p>
      <text:p text:style-name="P2716"><text:s/><text:span text:style-name="T10"><text:s text:c="3"/></text:span>du[headV[vec[u][i]]]=dv[vec[u][i]]+1;</text:p>
      <text:p text:style-name="P2717"><text:s/><text:span text:style-name="T10"><text:s text:c="19"/></text:span>q.push(headV[vec[u][i]]);</text:p>
      <text:p text:style-name="P2718"><text:s/><text:span text:style-name="T10"><text:s text:c="15"/></text:span>}</text:p>
      <text:p text:style-name="P2719"><text:s/><text:span text:style-name="T10"><text:s text:c="11"/></text:span>}</text:p>
      <text:p text:style-name="P2720"><text:s/><text:span text:style-name="T10"><text:s text:c="3"/></text:span>}</text:p>
      <text:p text:style-name="P2721"><text:s/><text:span text:style-name="T10"><text:s text:c="3"/></text:span>return dis!=inf;</text:p>
      <text:p text:style-name="P3283">}</text:p>
      <text:p text:style-name="P2722">bool dfs(int u) {</text:p>
      <text:p text:style-name="P2723"><text:s/><text:span text:style-name="T10"><text:s text:c="3"/></text:span>for(int i=0; i&lt;vec[u].size(); i++)</text:p>
      <text:p text:style-name="P2724"><text:s/><text:span text:style-name="T10"><text:s text:c="7"/></text:span>if(dv[vec[u][i]]==du[u]+1) {</text:p>
      <text:p text:style-name="P2725"><text:s/><text:span text:style-name="T10"><text:s text:c="11"/></text:span>dv[vec[u][i]]=0;</text:p>
      <text:p text:style-name="P2726">if(headV[vec[u][i]]==-1||dfs(headV[vec[u][i]])) {</text:p>
      <text:p text:style-name="P2727"><text:s/><text:span text:style-name="T10"><text:s text:c="15"/></text:span>headU[u]=vec[u][i];</text:p>
      <text:p text:style-name="P2728"><text:s/><text:span text:style-name="T10"><text:s text:c="15"/></text:span>headV[vec[u][i]]=u;</text:p>
      <text:p text:style-name="P2729"><text:s/><text:span text:style-name="T10"><text:s text:c="15"/></text:span>return 1;</text:p>
      <text:p text:style-name="P2730"><text:s/><text:span text:style-name="T10"><text:s text:c="11"/></text:span>}</text:p>
      <text:p text:style-name="P2731"><text:s/><text:span text:style-name="T10"><text:s text:c="7"/></text:span>}</text:p>
      <text:p text:style-name="P2732"><text:s/><text:span text:style-name="T10"><text:s text:c="3"/></text:span>return 0;</text:p>
      <text:p text:style-name="P3284">}</text:p>
      <text:p text:style-name="P2733"><text:soft-page-break/>int Hopcroft() {</text:p>
      <text:p text:style-name="P2734"><text:s/><text:span text:style-name="T10"><text:s text:c="3"/></text:span>memset(headU,-1,sizeof(headU));</text:p>
      <text:p text:style-name="P2735"><text:s/><text:span text:style-name="T10"><text:s text:c="3"/></text:span>memset(headV,-1,sizeof(headV));</text:p>
      <text:p text:style-name="P2736"><text:s/><text:span text:style-name="T10"><text:s text:c="3"/></text:span>int ans=0;</text:p>
      <text:p text:style-name="P2737"><text:s/><text:span text:style-name="T10"><text:s text:c="3"/></text:span>while(bfs())</text:p>
      <text:p text:style-name="P2738"><text:s/><text:span text:style-name="T10"><text:s text:c="7"/></text:span>for(int i=1; i&lt;=uN; i++)</text:p>
      <text:p text:style-name="P2739"><text:s/><text:span text:style-name="T10"><text:s text:c="11"/></text:span>if(headU[i]==-1&amp;&amp;dfs(i))ans++;</text:p>
      <text:p text:style-name="P2740"><text:s/><text:span text:style-name="T10"><text:s text:c="3"/></text:span>return ans;</text:p>
      <text:p text:style-name="P3285">}</text:p>
      <text:p text:style-name="P2741">int main() {</text:p>
      <text:p text:style-name="P2742"><text:s/><text:span text:style-name="T10"><text:s text:c="3"/></text:span>int u,v,w;</text:p>
      <text:p text:style-name="P2743"><text:s/><text:span text:style-name="T10"><text:s text:c="3"/></text:span>while(~scanf("%d%d%d",&amp;u,&amp;v,&amp;w)) {</text:p>
      <text:p text:style-name="P2744"><text:s/><text:span text:style-name="T10"><text:s text:c="7"/></text:span>for(int i=0; i&lt;maxn; i++)vec[i].clear();</text:p>
      <text:p text:style-name="P2745"><text:s/><text:span text:style-name="T10"><text:s text:c="7"/></text:span>uN=u;</text:p>
      <text:p text:style-name="P2746"><text:s/><text:span text:style-name="T10"><text:s text:c="7"/></text:span>int tu,tv;</text:p>
      <text:p text:style-name="P2747"><text:s/><text:span text:style-name="T10"><text:s text:c="7"/></text:span>while(w--) {</text:p>
      <text:p text:style-name="P2748"><text:s/><text:span text:style-name="T10"><text:s text:c="11"/></text:span>scanf("%d%d",&amp;tu,&amp;tv);</text:p>
      <text:p text:style-name="P2749"><text:s/><text:span text:style-name="T10"><text:s text:c="11"/></text:span>vec[tu].push_back(tv);</text:p>
      <text:p text:style-name="P2750"><text:s/><text:span text:style-name="T10"><text:s text:c="7"/></text:span>}</text:p>
      <text:p text:style-name="P2751"><text:s/><text:span text:style-name="T10"><text:s text:c="7"/></text:span>printf("%d\n",Hopcroft());</text:p>
      <text:p text:style-name="P2752"><text:s/><text:span text:style-name="T10"><text:s text:c="3"/></text:span>}</text:p>
      <text:p text:style-name="P2753"><text:s/><text:span text:style-name="T10"><text:s text:c="3"/></text:span>return 0;</text:p>
      <text:p text:style-name="P3286">}</text:p>
      <text:h text:style-name="P3558" text:outline-level="3"><text:bookmark text:name="__RefHeading__2011_1859984652"/><text:bookmark text:name="__RefHeading__1861_2095896793"/><text:bookmark text:name="__RefHeading__1457_1701200629"/><text:bookmark text:name="__RefHeading__939_241645718"/><text:bookmark text:name="__RefHeading__1171_2000419837"/><text:bookmark text:name="__RefHeading__1700_1586417083"/><text:bookmark text:name="__RefHeading__513_102592204"/>最大权匹配的KM算法</text:h>
      <text:p text:style-name="P2754">typedef long long ll;</text:p>
      <text:p text:style-name="P2755">#define inf (int)1e10</text:p>
      <text:p text:style-name="P2756">#define maxn 150</text:p>
      <text:p text:style-name="P2757">int edge[maxn][maxn];//邻接矩阵</text:p>
      <text:p text:style-name="P2758">int du[maxn],dv[maxn];//可行顶标</text:p>
      <text:p text:style-name="P2759">int head[maxn];//匹配节点的父节点</text:p>
      <text:p text:style-name="P2760"><text:soft-page-break/>bool visu[maxn],visv[maxn];//判断是否在交错树上</text:p>
      <text:p text:style-name="P2761">int uN;//匹配点的个数</text:p>
      <text:p text:style-name="P2762">int slack[maxn];//松弛数组</text:p>
      <text:p text:style-name="P2763">bool dfs(int u) {</text:p>
      <text:p text:style-name="P2764"><text:s/><text:span text:style-name="T10"><text:s text:c="3"/></text:span>visu[u]=true;</text:p>
      <text:p text:style-name="P2765"><text:s/><text:span text:style-name="T10"><text:s text:c="3"/></text:span>for(int v=0; v&lt;uN; v++)</text:p>
      <text:p text:style-name="P2766"><text:s/><text:span text:style-name="T10"><text:s text:c="7"/></text:span>if(!visv[v]) {</text:p>
      <text:p text:style-name="P2767"><text:s/><text:span text:style-name="T10"><text:s text:c="11"/></text:span>int t=du[u]+dv[v]-edge[u][v];</text:p>
      <text:p text:style-name="P2768"><text:s/><text:span text:style-name="T10"><text:s text:c="11"/></text:span>if(t==0) {</text:p>
      <text:p text:style-name="P2769"><text:s/><text:span text:style-name="T10"><text:s text:c="15"/></text:span>visv[v]=true;</text:p>
      <text:p text:style-name="P2770"><text:s/><text:span text:style-name="T10"><text:s text:c="15"/></text:span>if(head[v]==-1||dfs(head[v])) {</text:p>
      <text:p text:style-name="P2771"><text:s/><text:span text:style-name="T10"><text:s text:c="19"/></text:span>head[v]=u;</text:p>
      <text:p text:style-name="P2772"><text:s/><text:span text:style-name="T10"><text:s text:c="19"/></text:span>return true;</text:p>
      <text:p text:style-name="P2773"><text:s/><text:span text:style-name="T10"><text:s text:c="15"/></text:span>}</text:p>
      <text:p text:style-name="P2774"><text:s/><text:span text:style-name="T10"><text:s text:c="11"/></text:span>} else slack[v]=min(slack[v],t);</text:p>
      <text:p text:style-name="P2775"><text:s/><text:span text:style-name="T10"><text:s text:c="7"/></text:span>}</text:p>
      <text:p text:style-name="P2776"><text:s/><text:span text:style-name="T10"><text:s text:c="3"/></text:span>return false;</text:p>
      <text:p text:style-name="P3287">}</text:p>
      <text:p text:style-name="P2777">int KM() {</text:p>
      <text:p text:style-name="P2778"><text:s/><text:span text:style-name="T10"><text:s text:c="3"/></text:span>memset(head,-1,sizeof(head));</text:p>
      <text:p text:style-name="P2779"><text:s/><text:span text:style-name="T10"><text:s text:c="3"/></text:span>memset(du,0,sizeof(du));</text:p>
      <text:p text:style-name="P2780"><text:s/><text:span text:style-name="T10"><text:s text:c="3"/></text:span>memset(dv,0,sizeof(dv));</text:p>
      <text:p text:style-name="P2781"><text:s/><text:span text:style-name="T10"><text:s text:c="3"/></text:span>for(int u=0; u&lt;uN; u++)</text:p>
      <text:p text:style-name="P2782"><text:s/><text:span text:style-name="T10"><text:s text:c="7"/></text:span>for(int v=0; v&lt;uN; v++)</text:p>
      <text:p text:style-name="P2783"><text:s/><text:span text:style-name="T10"><text:s text:c="11"/></text:span>du[u]=max(du[u],edge[u][v]);</text:p>
      <text:p text:style-name="P2784"><text:s/><text:span text:style-name="T10"><text:s text:c="3"/></text:span>for(int u=0; u&lt;uN; u++) {</text:p>
      <text:p text:style-name="P2785"><text:s/><text:span text:style-name="T10"><text:s text:c="7"/></text:span>for(int i=0; i&lt;uN; i++)slack[i]=inf;</text:p>
      <text:p text:style-name="P2786"><text:s/><text:span text:style-name="T10"><text:s text:c="7"/></text:span>while(true) {</text:p>
      <text:p text:style-name="P2787"><text:s/><text:span text:style-name="T10"><text:s text:c="11"/></text:span>memset(visu,0,sizeof(visu));</text:p>
      <text:p text:style-name="P2788"><text:s/><text:span text:style-name="T10"><text:s text:c="11"/></text:span>memset(visv,0,sizeof(visv));</text:p>
      <text:p text:style-name="P2789"><text:soft-page-break/><text:s/><text:span text:style-name="T10"><text:s text:c="11"/></text:span>if(dfs(u))break;</text:p>
      <text:p text:style-name="P2790"><text:s/><text:span text:style-name="T10"><text:s text:c="11"/></text:span>int ex=inf;</text:p>
      <text:p text:style-name="P2791"><text:s/><text:span text:style-name="T10"><text:s text:c="11"/></text:span>for(int v=0; v&lt;uN; v++)if(!visv[v])</text:p>
      <text:p text:style-name="P2792"><text:s/><text:span text:style-name="T10"><text:s text:c="19"/></text:span>ex=min(ex,slack[v]);</text:p>
      <text:p text:style-name="P2793"><text:s/><text:span text:style-name="T10"><text:s text:c="11"/></text:span>for(int i=0; i&lt;uN; i++) {</text:p>
      <text:p text:style-name="P2794"><text:s/><text:span text:style-name="T10"><text:s text:c="15"/></text:span>if(visu[i])du[i]-=ex;</text:p>
      <text:p text:style-name="P2795"><text:s/><text:span text:style-name="T10"><text:s text:c="15"/></text:span>if(visv[i])dv[i]+=ex;</text:p>
      <text:p text:style-name="P2796"><text:s/><text:span text:style-name="T10"><text:s text:c="15"/></text:span>else slack[i]-=ex;</text:p>
      <text:p text:style-name="P1"/>
      <text:p text:style-name="P2797"><text:s/><text:span text:style-name="T10"><text:s text:c="11"/></text:span>}</text:p>
      <text:p text:style-name="P2798"><text:s/><text:span text:style-name="T10"><text:s text:c="7"/></text:span>}</text:p>
      <text:p text:style-name="P2799"><text:s/><text:span text:style-name="T10"><text:s text:c="3"/></text:span>}</text:p>
      <text:p text:style-name="P2800"><text:s/><text:span text:style-name="T10"><text:s text:c="3"/></text:span>int ans=0;</text:p>
      <text:p text:style-name="P2801"><text:s/><text:span text:style-name="T10"><text:s text:c="3"/></text:span>for(int u=0; u&lt;uN; u++)</text:p>
      <text:p text:style-name="P2802"><text:s/><text:span text:style-name="T10"><text:s text:c="7"/></text:span>ans+=edge[head[u]][u];</text:p>
      <text:p text:style-name="P2803"><text:s/><text:span text:style-name="T10"><text:s text:c="3"/></text:span>return ans;</text:p>
      <text:p text:style-name="P3288">}</text:p>
      <text:p text:style-name="P2804">int main() {</text:p>
      <text:p text:style-name="P2805"><text:s/><text:span text:style-name="T10"><text:s text:c="3"/></text:span>//read;</text:p>
      <text:p text:style-name="P2806"><text:s/><text:span text:style-name="T10"><text:s text:c="3"/></text:span>while(~scanf("%d",&amp;uN)) {</text:p>
      <text:p text:style-name="P2807"><text:s/><text:span text:style-name="T10"><text:s text:c="7"/></text:span>int sum=0;</text:p>
      <text:p text:style-name="P2808"><text:s/><text:span text:style-name="T10"><text:s text:c="7"/></text:span>for(int i=0; i&lt;uN; i++)</text:p>
      <text:p text:style-name="P2809"><text:s/><text:span text:style-name="T10"><text:s text:c="11"/></text:span>for(int j=0; j&lt;uN; j++) {</text:p>
      <text:p text:style-name="P2810"><text:s/><text:span text:style-name="T10"><text:s text:c="15"/></text:span>scanf("%d",&amp;edge[i][j]);</text:p>
      <text:p text:style-name="P2811"><text:s/><text:span text:style-name="T10"><text:s text:c="15"/></text:span>sum+=edge[i][j];</text:p>
      <text:p text:style-name="P2812"><text:s/><text:span text:style-name="T10"><text:s text:c="11"/></text:span>}</text:p>
      <text:p text:style-name="P2813"><text:s/><text:span text:style-name="T10"><text:s text:c="7"/></text:span>printf("%d\n",sum-KM());</text:p>
      <text:p text:style-name="P2814"><text:s/><text:span text:style-name="T10"><text:s text:c="3"/></text:span>}</text:p>
      <text:p text:style-name="P2815"><text:s/><text:span text:style-name="T10"><text:s text:c="3"/></text:span>return 0;</text:p>
      <text:p text:style-name="P3289">}</text:p>
      <text:h text:style-name="P3494" text:outline-level="2"><text:bookmark text:name="__RefHeading__1863_2095896793"/><text:bookmark text:name="__RefHeading__1459_1701200629"/><text:bookmark text:name="__RefHeading__941_241645718"/><text:bookmark text:name="__RefHeading__515_102592204"/><text:bookmark text:name="__RefHeading__1173_2000419837"/><text:bookmark text:name="__RefHeading__1702_1586417083"/><text:bookmark text:name="__RefHeading__2013_1859984652"/><text:soft-page-break/>强连通分支算法</text:h>
      <text:p text:style-name="P2816">有向图G=(V, E)的一个强连通分支就是一个最大的顶点子集C，对于C中每对顶点(s, t)，有s和t是强连通的，并且t和<text:span text:style-name="T10"> </text:span>s也是强连通的，即顶点s和t是互达的。</text:p>
      <text:h text:style-name="P3559" text:outline-level="3"><text:bookmark text:name="__RefHeading__2015_1859984652"/><text:bookmark text:name="__RefHeading__1461_1701200629"/><text:bookmark text:name="__RefHeading__517_102592204"/><text:bookmark text:name="__RefHeading__1704_1586417083"/><text:bookmark text:name="__RefHeading__1175_2000419837"/><text:bookmark text:name="__RefHeading__1865_2095896793"/><text:bookmark text:name="__RefHeading__943_241645718"/>Kosaraju算法</text:h>
      <text:p text:style-name="P2817">Kosaraju算法的解释和实现都比较简单，为了找到强连通分支，首先对图G运行DFS，计算出各顶点完成搜索的时间f；然后计算图的逆图GT，对逆图也进行DFS搜索，但是这里搜索时顶点的访问次序不是按照顶点标号的大小，而是按照各顶点f值由大到小的顺序；逆图DFS所得到的森林即对应连通区域</text:p>
      <text:h text:style-name="P3618" text:outline-level="4"><text:bookmark text:name="__RefHeading__1867_2095896793"/><text:bookmark text:name="__RefHeading__1706_1586417083"/><text:bookmark text:name="__RefHeading__519_102592204"/><text:bookmark text:name="__RefHeading__945_241645718"/><text:bookmark text:name="__RefHeading__2017_1859984652"/>矩<text:span text:style-name="T1">阵储存</text:span></text:h>
      <text:p text:style-name="P2818">const int MAXV = 1024;</text:p>
      <text:p text:style-name="P2819">int g[MAXV][MAXV], dfn[MAXV], num[MAXV], n, scc, cnt;</text:p>
      <text:p text:style-name="P2820">void dfs(int k) {</text:p>
      <text:p text:style-name="P2821"><text:s/><text:span text:style-name="T10"><text:s text:c="3"/></text:span>num[k] = 1;</text:p>
      <text:p text:style-name="P2822"><text:s/><text:span text:style-name="T10"><text:s text:c="3"/></text:span>for(int i=1; i&lt;=n; i++)</text:p>
      <text:p text:style-name="P2823"><text:s/><text:span text:style-name="T10"><text:s text:c="7"/></text:span>if(g[k][i] &amp;&amp; !num[i])</text:p>
      <text:p text:style-name="P2824"><text:s/><text:span text:style-name="T10"><text:s text:c="11"/></text:span>dfs(i);</text:p>
      <text:p text:style-name="P2825"><text:s/><text:span text:style-name="T10"><text:s text:c="3"/></text:span>dfn[++cnt] = k;//记录第cnt个出栈的顶点为k</text:p>
      <text:p text:style-name="P3290">}</text:p>
      <text:p text:style-name="P2826">void ndfs(int k) {</text:p>
      <text:p text:style-name="P3368">num[k] = scc;<text:tab/></text:p>
      <text:p text:style-name="P3369">for(int i=1; i&lt;=n; i++)</text:p>
      <text:p text:style-name="P2827"><text:s/><text:span text:style-name="T10"><text:s text:c="7"/></text:span>if(g[i][k] &amp;&amp; !num[i])<text:tab/></text:p>
      <text:p text:style-name="P2828"><text:s/><text:span text:style-name="T10"><text:s text:c="11"/></text:span>ndfs(i);</text:p>
      <text:p text:style-name="P3291">}</text:p>
      <text:p text:style-name="P2829">void kosaraju() {</text:p>
      <text:p text:style-name="P2830"><text:s/><text:span text:style-name="T10"><text:s text:c="3"/></text:span>int i, j;</text:p>
      <text:p text:style-name="P2831"><text:s/><text:span text:style-name="T10"><text:s text:c="3"/></text:span>for(i=1; i&lt;=n; i++)<text:tab/><text:tab/><text:tab/><text:tab/> <text:s text:c="7"/><text:span text:style-name="T3"><text:tab/><text:tab/><text:tab/></text:span>if(!num[i])</text:p>
      <text:p text:style-name="P2832"><text:s/><text:span text:style-name="T10"><text:s text:c="11"/></text:span>dfs(i);</text:p>
      <text:p text:style-name="P2833"><text:s/><text:span text:style-name="T10"><text:s text:c="3"/></text:span>memset(num, 0, sizeof num);</text:p>
      <text:p text:style-name="P2834"><text:s/><text:span text:style-name="T10"><text:s text:c="3"/></text:span>for(i=n; i&gt;=1; i--)</text:p>
      <text:p text:style-name="P2835"><text:s/><text:span text:style-name="T10"><text:s text:c="7"/></text:span>if(!num[dfn[i]]) {<text:tab/></text:p>
      <text:p text:style-name="P2836"><text:s/><text:span text:style-name="T10"><text:s text:c="11"/></text:span>scc++;</text:p>
      <text:p text:style-name="P2837"><text:s/><text:span text:style-name="T10"><text:s text:c="11"/></text:span>ndfs(dfn[i]);</text:p>
      <text:p text:style-name="P2838"><text:s/><text:span text:style-name="T10"><text:s text:c="7"/></text:span>}</text:p>
      <text:p text:style-name="P2839"><text:soft-page-break/><text:s/><text:span text:style-name="T10"><text:s text:c="3"/></text:span>cout&lt;&lt;"Found: "&lt;&lt;scc&lt;&lt;endl;</text:p>
      <text:p text:style-name="P3292">}</text:p>
      <text:h text:style-name="P3619" text:outline-level="4"><text:bookmark text:name="__RefHeading__1869_2095896793"/><text:bookmark text:name="__RefHeading__947_241645718"/><text:bookmark text:name="__RefHeading__521_102592204"/><text:bookmark text:name="__RefHeading__1708_1586417083"/><text:bookmark text:name="__RefHeading__2019_1859984652"/>邻<text:span text:style-name="T1">接表储存</text:span></text:h>
      <text:p text:style-name="P2840">const int MAXN = 100;</text:p>
      <text:p text:style-name="P2841">vector&lt;int&gt; adj[ MAXN ] ; //正向邻接表</text:p>
      <text:p text:style-name="P2842">vector&lt;int&gt; radj[ MAXN ] ; //反向邻接表</text:p>
      <text:p text:style-name="P2843">vector&lt;int&gt; ord; //后序访问顺序</text:p>
      <text:p text:style-name="P2844">int vis[MAXN],cnt,n;</text:p>
      <text:p text:style-name="P1"/>
      <text:p text:style-name="P2845">void dfs ( int v ) {</text:p>
      <text:p text:style-name="P2846"><text:s/><text:span text:style-name="T10"><text:s text:c="3"/></text:span>vis[v]=1;</text:p>
      <text:p text:style-name="P2847"><text:s/><text:span text:style-name="T10"><text:s text:c="3"/></text:span>for (int i = 0, u, _size = adj[v].size(); i&lt; _size; i++ )</text:p>
      <text:p text:style-name="P2848"><text:s/><text:span text:style-name="T10"><text:s text:c="7"/></text:span>if ( !vis[u=adj[v][i]] )</text:p>
      <text:p text:style-name="P2849"><text:s/><text:span text:style-name="T10"><text:s text:c="11"/></text:span>dfs(u);</text:p>
      <text:p text:style-name="P2850"><text:s/><text:span text:style-name="T10"><text:s text:c="3"/></text:span>ord.push_back(v);</text:p>
      <text:p text:style-name="P3293">}</text:p>
      <text:p text:style-name="P1"/>
      <text:p text:style-name="P2851">void ndfs ( int v ) {</text:p>
      <text:p text:style-name="P2852"><text:s/><text:span text:style-name="T10"><text:s text:c="3"/></text:span>vis[v]=cnt;</text:p>
      <text:p text:style-name="P2853"><text:s/><text:span text:style-name="T10"><text:s text:c="3"/></text:span>for (int i = 0, u, _size = radj[v].size(); i &lt; _size; i++ )</text:p>
      <text:p text:style-name="P2854"><text:s/><text:span text:style-name="T10"><text:s text:c="7"/></text:span>if ( !vis[u=radj[v][i]] )</text:p>
      <text:p text:style-name="P2855"><text:s/><text:span text:style-name="T10"><text:s text:c="11"/></text:span>ndfs(u);</text:p>
      <text:p text:style-name="P3294">}</text:p>
      <text:p text:style-name="P1"/>
      <text:p text:style-name="P2856">void kosaraju () {</text:p>
      <text:p text:style-name="P2857"><text:s/><text:span text:style-name="T10"><text:s text:c="3"/></text:span>int i;</text:p>
      <text:p text:style-name="P2858"><text:s/><text:span text:style-name="T10"><text:s text:c="3"/></text:span>memset(vis,0,sizeof(vis));</text:p>
      <text:p text:style-name="P2859"><text:s/><text:span text:style-name="T10"><text:s text:c="3"/></text:span>ord.clear();</text:p>
      <text:p text:style-name="P1"/>
      <text:p text:style-name="P2860"><text:s/><text:span text:style-name="T10"><text:s text:c="3"/></text:span>for ( i=0 ; i&lt;n ; i++ )</text:p>
      <text:p text:style-name="P2861"><text:soft-page-break/><text:s/><text:span text:style-name="T10"><text:s text:c="7"/></text:span>if ( !vis[i] )</text:p>
      <text:p text:style-name="P2862"><text:s/><text:span text:style-name="T10"><text:s text:c="11"/></text:span>dfs(i);</text:p>
      <text:p text:style-name="P1"/>
      <text:p text:style-name="P2863"><text:s/><text:span text:style-name="T10"><text:s text:c="3"/></text:span>memset(vis,0,sizeof(vis));</text:p>
      <text:p text:style-name="P2864"><text:s/><text:span text:style-name="T10"><text:s text:c="3"/></text:span>for ( cnt=0,i=ord.size()-1 ; i&gt;=0 ; i-- )</text:p>
      <text:p text:style-name="P2865"><text:s/><text:span text:style-name="T10"><text:s text:c="7"/></text:span>if ( !vis[ord[i]] ) {</text:p>
      <text:p text:style-name="P2866"><text:s/><text:span text:style-name="T10"><text:s text:c="11"/></text:span>ndfs(ord[i]);</text:p>
      <text:p text:style-name="P2867"><text:s/><text:span text:style-name="T10"><text:s text:c="11"/></text:span>cnt++;</text:p>
      <text:p text:style-name="P2868"><text:s/><text:span text:style-name="T10"><text:s text:c="7"/></text:span>}</text:p>
      <text:p text:style-name="P3295">}</text:p>
      <text:p text:style-name="P1"/>
      <text:h text:style-name="P3560" text:outline-level="3"><text:bookmark text:name="__RefHeading__2021_1859984652"/><text:bookmark text:name="__RefHeading__523_102592204"/><text:bookmark text:name="__RefHeading__1463_1701200629"/><text:bookmark text:name="__RefHeading__1710_1586417083"/><text:bookmark text:name="__RefHeading__949_241645718"/><text:bookmark text:name="__RefHeading__1177_2000419837"/><text:bookmark text:name="__RefHeading__1871_2095896793"/>Tarjan算法</text:h>
      <text:p text:style-name="P2869">#define <text:s/>M 5010 <text:s text:c="3"/>//题目中可能的最大点数</text:p>
      <text:p text:style-name="P2870">int STACK[M],top=0; <text:s text:c="2"/>//Tarjan 算法中的栈</text:p>
      <text:p text:style-name="P2871">bool InStack[M]; <text:s text:c="6"/>//检查是否在栈中</text:p>
      <text:p text:style-name="P2872">int DFN[M]; <text:s text:c="7"/>//深度优先搜索访问次序</text:p>
      <text:p text:style-name="P2873">int Low[M]; <text:s text:c="9"/>//能追溯到的最早的次序</text:p>
      <text:p text:style-name="P2874">int ComponentNumber=0; <text:s text:c="2"/>//有向图强连通分量个数</text:p>
      <text:p text:style-name="P2875">int Index=0; <text:s text:c="11"/>//索引号</text:p>
      <text:p text:style-name="P2876">vector &lt;int&gt; Edge[M]; <text:s text:c="7"/>//邻接表表示</text:p>
      <text:p text:style-name="P2877">vector &lt;int&gt; Component[M]; <text:s text:c="2"/>//获得强连通分量结果</text:p>
      <text:p text:style-name="P2878">int InComponent[M]; //记录每个点在第几号强连通分量里</text:p>
      <text:p text:style-name="P2879">int ComponentDegree[M]; //记录每个强连通分量的度</text:p>
      <text:p text:style-name="P2880">void Tarjan(int i) {</text:p>
      <text:p text:style-name="P2881"><text:s/><text:span text:style-name="T10"><text:s text:c="3"/></text:span>int j;</text:p>
      <text:p text:style-name="P2882"><text:s/><text:span text:style-name="T10"><text:s text:c="3"/></text:span>DFN[i]=Low[i]=Index++;</text:p>
      <text:p text:style-name="P2883"><text:s/><text:span text:style-name="T10"><text:s text:c="3"/></text:span>InStack[i]=true;</text:p>
      <text:p text:style-name="P2884"><text:s/><text:span text:style-name="T10"><text:s text:c="3"/></text:span>STACK[++top]=i;</text:p>
      <text:p text:style-name="P2885"><text:s/><text:span text:style-name="T10"><text:s text:c="3"/></text:span>for (int e=0; e&lt;Edge[i].size(); e++) {</text:p>
      <text:p text:style-name="P2886"><text:s/><text:span text:style-name="T10"><text:s text:c="7"/></text:span>j=Edge[i][e];</text:p>
      <text:p text:style-name="P2887"><text:soft-page-break/><text:s/><text:span text:style-name="T10"><text:s text:c="7"/></text:span>if (DFN[j]==-1) {</text:p>
      <text:p text:style-name="P2888"><text:s/><text:span text:style-name="T10"><text:s text:c="11"/></text:span>Tarjan(j);</text:p>
      <text:p text:style-name="P2889"><text:s/><text:span text:style-name="T10"><text:s text:c="11"/></text:span>Low[i]=min(Low[i],Low[j]);</text:p>
      <text:p text:style-name="P2890"><text:s/><text:span text:style-name="T10"><text:s text:c="7"/></text:span>} else if (InStack[j])</text:p>
      <text:p text:style-name="P2891"><text:s/><text:span text:style-name="T10"><text:s text:c="11"/></text:span>Low[i]=min(Low[i],DFN[j]);</text:p>
      <text:p text:style-name="P2892"><text:s/><text:span text:style-name="T10"><text:s text:c="3"/></text:span>}</text:p>
      <text:p text:style-name="P2893"><text:s/><text:span text:style-name="T10"><text:s text:c="3"/></text:span>if (DFN[i]==Low[i]) {</text:p>
      <text:p text:style-name="P2894"><text:s/><text:span text:style-name="T10"><text:s text:c="7"/></text:span>ComponentNumber++;</text:p>
      <text:p text:style-name="P2895"><text:s/><text:span text:style-name="T10"><text:s text:c="7"/></text:span>do {</text:p>
      <text:p text:style-name="P2896"><text:s/><text:span text:style-name="T10"><text:s text:c="11"/></text:span>j=STACK[top--];</text:p>
      <text:p text:style-name="P2897"><text:s/><text:span text:style-name="T10"><text:s text:c="11"/></text:span>InStack[j]=false;</text:p>
      <text:p text:style-name="P2898">Component[ComponentNumber].push_back(j);</text:p>
      <text:p text:style-name="P2899"><text:s/><text:span text:style-name="T10"><text:s text:c="11"/></text:span>InComponent[j]=ComponentNumber;</text:p>
      <text:p text:style-name="P2900"><text:s/><text:span text:style-name="T10"><text:s text:c="7"/></text:span>} while (j!=i);</text:p>
      <text:p text:style-name="P2901"><text:s/><text:span text:style-name="T10"><text:s text:c="3"/></text:span>}</text:p>
      <text:p text:style-name="P3296">}</text:p>
      <text:p text:style-name="P1"/>
      <text:p text:style-name="P2902">void solve(int N) { </text:p>
      <text:p text:style-name="P2903"><text:s/><text:span text:style-name="T10"><text:s text:c="3"/></text:span>memset(STACK,-1,sizeof(STACK));</text:p>
      <text:p text:style-name="P2904"><text:s/><text:span text:style-name="T10"><text:s text:c="3"/></text:span>memset(InStack,0,sizeof(InStack));</text:p>
      <text:p text:style-name="P2905"><text:s/><text:span text:style-name="T10"><text:s text:c="3"/></text:span>memset(DFN,-1,sizeof(DFN));</text:p>
      <text:p text:style-name="P2906"><text:s/><text:span text:style-name="T10"><text:s text:c="3"/></text:span>memset(Low,-1,sizeof(Low));</text:p>
      <text:p text:style-name="P2907"><text:s/><text:span text:style-name="T10"><text:s text:c="3"/></text:span>for(int i=0; i&lt;N; i++)</text:p>
      <text:p text:style-name="P2908"><text:s/><text:span text:style-name="T10"><text:s text:c="7"/></text:span>if(DFN[i]==-1)</text:p>
      <text:p text:style-name="P2909"><text:s/><text:span text:style-name="T10"><text:s text:c="11"/></text:span>Tarjan(i);</text:p>
      <text:p text:style-name="P3297">}</text:p>
      <text:p text:style-name="P1"/>
      <text:h text:style-name="P3561" text:outline-level="3"><text:bookmark text:name="__RefHeading__1873_2095896793"/><text:bookmark text:name="__RefHeading__1712_1586417083"/><text:bookmark text:name="__RefHeading__1179_2000419837"/><text:bookmark text:name="__RefHeading__525_102592204"/><text:bookmark text:name="__RefHeading__951_241645718"/><text:bookmark text:name="__RefHeading__1465_1701200629"/><text:bookmark text:name="__RefHeading__2023_1859984652"/>Gabow算法</text:h>
      <text:p text:style-name="P2910">类<text:span text:style-name="T3">似于tarjan算法</text:span></text:p>
      <text:h text:style-name="P3413" text:outline-level="1"><text:bookmark text:name="__RefHeading__1181_2000419837"/><text:bookmark text:name="__RefHeading__527_102592204"/><text:bookmark text:name="__RefHeading__1875_2095896793"/><text:bookmark text:name="__RefHeading__1714_1586417083"/><text:bookmark text:name="__RefHeading__2025_1859984652"/><text:bookmark text:name="__RefHeading__1467_1701200629"/><text:bookmark text:name="__RefHeading__953_241645718"/>几<text:span text:style-name="T3">何</text:span></text:h>
      <text:h text:style-name="P3495" text:outline-level="2"><text:bookmark text:name="__RefHeading__1877_2095896793"/><text:bookmark text:name="__RefHeading__1148_102592204"/><text:bookmark text:name="__RefHeading__1469_1701200629"/><text:bookmark text:name="__RefHeading__955_241645718"/><text:bookmark text:name="__RefHeading__1183_2000419837"/><text:bookmark text:name="__RefHeading__1716_1586417083"/><text:bookmark text:name="__RefHeading__2027_1859984652"/><text:soft-page-break/>常<text:span text:style-name="T3">量</text:span></text:h>
      <text:p text:style-name="P2911">const double eps = 1e-8;</text:p>
      <text:p text:style-name="P2912">c<text:span text:style-name="T3">onst double pi = acos(-1.0);</text:span></text:p>
      <text:h text:style-name="P3505" text:outline-level="2"><text:bookmark text:name="__RefHeading__2029_1859984652"/><text:bookmark text:name="__RefHeading__1879_2095896793"/><text:bookmark text:name="__RefHeading__1718_1586417083"/><text:bookmark text:name="__RefHeading__957_241645718"/><text:bookmark text:name="__RefHeading__1150_102592204"/><text:bookmark text:name="__RefHeading__1471_1701200629"/><text:bookmark text:name="__RefHeading__1185_2000419837"/>点</text:h>
      <text:p text:style-name="P2913">struct Point_2d {</text:p>
      <text:p text:style-name="P2914"><text:s/><text:span text:style-name="T10"><text:s text:c="3"/></text:span>double x,y;</text:p>
      <text:p text:style-name="P2915"><text:s/><text:span text:style-name="T35"><text:tab/></text:span>Point_2d(double x=0,double y=0):x(x),y(y){}</text:p>
      <text:p text:style-name="P2916">};</text:p>
      <text:h text:style-name="P3496" text:outline-level="2"><text:bookmark text:name="__RefHeading__1881_2095896793"/><text:bookmark text:name="__RefHeading__1720_1586417083"/><text:bookmark text:name="__RefHeading__1473_1701200629"/><text:bookmark text:name="__RefHeading__531_102592204"/><text:bookmark text:name="__RefHeading__1187_2000419837"/><text:bookmark text:name="__RefHeading__959_241645718"/><text:bookmark text:name="__RefHeading__2031_1859984652"/>两<text:span text:style-name="T1">点间的距离</text:span></text:h>
      <text:h text:style-name="P3562" text:outline-level="3"><text:bookmark text:name="__RefHeading__533_102592204"/><text:bookmark text:name="__RefHeading__2033_1859984652"/><text:bookmark text:name="__RefHeading__1883_2095896793"/><text:bookmark text:name="__RefHeading__961_241645718"/><text:bookmark text:name="__RefHeading__1189_2000419837"/><text:bookmark text:name="__RefHeading__1722_1586417083"/><text:bookmark text:name="__RefHeading__1475_1701200629"/>二<text:span text:style-name="T1">维</text:span></text:h>
      <text:p text:style-name="P2917">double distance_2d(Point_2d &amp;a,<text:span text:style-name="T3"> </text:span>Point_2d &amp;b) {</text:p>
      <text:p text:style-name="P2918"><text:s/><text:span text:style-name="T10"><text:s text:c="3"/></text:span>return(sqrt((a.x-b.x)*(a.x-b.x)+(a.y-b.y)*(a.y-b.y)));</text:p>
      <text:p text:style-name="P3298">}</text:p>
      <text:h text:style-name="P3563" text:outline-level="3"><text:bookmark text:name="__RefHeading__1885_2095896793"/><text:bookmark text:name="__RefHeading__1191_2000419837"/><text:bookmark text:name="__RefHeading__1724_1586417083"/><text:bookmark text:name="__RefHeading__963_241645718"/><text:bookmark text:name="__RefHeading__1477_1701200629"/><text:bookmark text:name="__RefHeading__535_102592204"/><text:bookmark text:name="__RefHeading__2035_1859984652"/>三<text:span text:style-name="T1">维</text:span></text:h>
      <text:p text:style-name="P2919">double distance_3d(Point_3d &amp;a, Point_3d&amp;b) {</text:p>
      <text:p text:style-name="P2920"><text:s/><text:span text:style-name="T10"><text:s text:c="2"/></text:span><text:span text:style-name="T7"><text:s/></text:span>return(sqrt((a.x-b.x)*(a.x-b.x)+(a.y-b.y)*(a.y-b.y)+(a.z-b.z)*(a.z-b.z)));</text:p>
      <text:p text:style-name="P3299">}</text:p>
      <text:p text:style-name="P3255"/>
      <text:h text:style-name="P3497" text:outline-level="2"><text:bookmark text:name="__RefHeading__2037_1859984652"/><text:bookmark text:name="__RefHeading__1887_2095896793"/><text:bookmark text:name="__RefHeading__1726_1586417083"/><text:bookmark text:name="__RefHeading__965_241645718"/><text:bookmark text:name="__RefHeading__1479_1701200629"/><text:bookmark text:name="__RefHeading__537_102592204"/><text:bookmark text:name="__RefHeading__1193_2000419837"/>三<text:span text:style-name="T1">角形面积</text:span></text:h>
      <text:h text:style-name="P3564" text:outline-level="3"><text:bookmark text:name="__RefHeading__1889_2095896793"/><text:bookmark text:name="__RefHeading__1728_1586417083"/><text:bookmark text:name="__RefHeading__539_102592204"/><text:bookmark text:name="__RefHeading__967_241645718"/><text:bookmark text:name="__RefHeading__1195_2000419837"/><text:bookmark text:name="__RefHeading__1481_1701200629"/><text:bookmark text:name="__RefHeading__2039_1859984652"/>海<text:span text:style-name="T3">伦公式</text:span></text:h>
      <text:p text:style-name="P2921">double triangleArea(Point_2d &amp;a,Point_2d &amp;b,Point_2d &amp;c) {</text:p>
      <text:p text:style-name="P2922"><text:s/><text:span text:style-name="T10"><text:s text:c="3"/></text:span>double aa,bb,cc,p,s;</text:p>
      <text:p text:style-name="P2923"><text:s/><text:span text:style-name="T10"><text:s text:c="3"/></text:span>ab=distance_2d(a,b);</text:p>
      <text:p text:style-name="P2924"><text:s/><text:span text:style-name="T10"><text:s text:c="3"/></text:span>bc=distance_2d(b,c);</text:p>
      <text:p text:style-name="P2925"><text:s/><text:span text:style-name="T10"><text:s text:c="3"/></text:span>ca=distance_2d(c,a);</text:p>
      <text:p text:style-name="P2926"><text:s/><text:span text:style-name="T10"><text:s text:c="3"/></text:span>p=(ab+bc+ca)/2;</text:p>
      <text:p text:style-name="P2927"><text:s/><text:span text:style-name="T10"><text:s text:c="3"/></text:span>s=sqrt(p*(p-ab)*(p-bc)*(p-ca));</text:p>
      <text:p text:style-name="P2928"><text:s/><text:span text:style-name="T10"><text:s text:c="3"/></text:span>return s;</text:p>
      <text:p text:style-name="P3300">}</text:p>
      <text:h text:style-name="P3498" text:outline-level="2"><text:bookmark text:name="__RefHeading__1483_1701200629"/><text:bookmark text:name="__RefHeading__2041_1859984652"/><text:bookmark text:name="__RefHeading__1891_2095896793"/><text:bookmark text:name="__RefHeading__969_241645718"/><text:bookmark text:name="__RefHeading__541_102592204"/><text:bookmark text:name="__RefHeading__1730_1586417083"/><text:bookmark text:name="__RefHeading__1197_2000419837"/>圆<text:span text:style-name="T1">的储存</text:span></text:h>
      <text:p text:style-name="P2929"><text:soft-page-break/>struct C {</text:p>
      <text:p text:style-name="P2930"><text:s/><text:span text:style-name="T10"><text:s text:c="3"/></text:span>P mid;</text:p>
      <text:p text:style-name="P2931"><text:s/><text:span text:style-name="T10"><text:s text:c="3"/></text:span>double r;</text:p>
      <text:p text:style-name="P2932"><text:s/><text:span text:style-name="T10"><text:s text:c="3"/></text:span>C(const P &amp;_mid, const double &amp;_r)</text:p>
      <text:p text:style-name="P2933"><text:s/><text:span text:style-name="T10"><text:s text:c="7"/></text:span>:mid(_mid), r(_r) {}</text:p>
      <text:p text:style-name="P2934"><text:s/><text:span text:style-name="T10"><text:s text:c="3"/></text:span>C() {}</text:p>
      <text:p text:style-name="P2935"><text:s/><text:span text:style-name="T10"><text:s text:c="3"/></text:span>bool operator == (const C &amp;a) const {</text:p>
      <text:p text:style-name="P2936"><text:s/><text:span text:style-name="T10"><text:s text:c="7"/></text:span>return mid == a.mid &amp;&amp; sgn(r - a.r) == 0;</text:p>
      <text:p text:style-name="P2937"><text:s/><text:span text:style-name="T10"><text:s text:c="3"/></text:span>}</text:p>
      <text:p text:style-name="P2938"><text:s/><text:span text:style-name="T10"><text:s text:c="3"/></text:span>bool in(const C &amp;a) const {</text:p>
      <text:p text:style-name="P2939"><text:s/><text:span text:style-name="T10"><text:s text:c="7"/></text:span>return sgn(r + dist(mid, a.mid) - a.r) &lt;= 0;</text:p>
      <text:p text:style-name="P2940"><text:s/><text:span text:style-name="T10"><text:s text:c="3"/></text:span>}</text:p>
      <text:p text:style-name="P2941"><text:s/><text:span text:style-name="T10"><text:s text:c="3"/></text:span>const C &amp;input() {</text:p>
      <text:p text:style-name="P2942"><text:s/><text:span text:style-name="T10"><text:s text:c="7"/></text:span>mid.input();</text:p>
      <text:p text:style-name="P2943"><text:s/><text:span text:style-name="T10"><text:s text:c="7"/></text:span>scanf("%lf", &amp;r);</text:p>
      <text:p text:style-name="P2944"><text:s/><text:span text:style-name="T10"><text:s text:c="7"/></text:span>return *this;</text:p>
      <text:p text:style-name="P2945"><text:s/><text:span text:style-name="T10"><text:s text:c="3"/></text:span>}</text:p>
      <text:p text:style-name="P2946"><text:s/><text:span text:style-name="T10"><text:s text:c="3"/></text:span>const C &amp;output() const {</text:p>
      <text:p text:style-name="P2947"><text:s/><text:span text:style-name="T10"><text:s/></text:span>printf("P: %.12lf %.12lf R: %.12lf\n", mid.x, mid.y, r);</text:p>
      <text:p text:style-name="P2948"><text:s/><text:span text:style-name="T10"><text:s text:c="3"/></text:span>}</text:p>
      <text:p text:style-name="P2949">};</text:p>
      <text:h text:style-name="P3499" text:outline-level="2"><text:bookmark text:name="__RefHeading__1893_2095896793"/><text:bookmark text:name="__RefHeading__543_102592204"/><text:bookmark text:name="__RefHeading__1732_1586417083"/><text:bookmark text:name="__RefHeading__1485_1701200629"/><text:bookmark text:name="__RefHeading__971_241645718"/><text:bookmark text:name="__RefHeading__1199_2000419837"/><text:bookmark text:name="__RefHeading__2043_1859984652"/>圆相交<text:span text:style-name="T13"> </text:span>返回两个交点</text:h>
      <text:p text:style-name="P2950">bool circles_intersection(const C &amp;a, const C &amp;b, P &amp;c1, P &amp;c2) {</text:p>
      <text:p text:style-name="P2951"><text:s/><text:span text:style-name="T10"><text:s text:c="3"/></text:span>double dd = dist(a.mid, b.mid);</text:p>
      <text:p text:style-name="P2952"><text:s/><text:span text:style-name="T10"><text:s text:c="3"/></text:span>if (sgn(dd - (a.r + b.r)) &gt;= 0) {</text:p>
      <text:p text:style-name="P2953"><text:s/><text:span text:style-name="T10"><text:s text:c="7"/></text:span>return false;</text:p>
      <text:p text:style-name="P2954"><text:s/><text:span text:style-name="T10"><text:s text:c="3"/></text:span>}</text:p>
      <text:p text:style-name="P2955"><text:s/><text:span text:style-name="T10"><text:s text:c="3"/></text:span>double l = (dd + (SQR(a.r) - SQR(b.r)) / dd) / 2;</text:p>
      <text:p text:style-name="P2956"><text:s/><text:span text:style-name="T10"><text:s text:c="3"/></text:span>double h = sqrt(SQR(a.r) - SQR(l));</text:p>
      <text:p text:style-name="P2957"><text:s/><text:span text:style-name="T10"><text:s text:c="3"/></text:span>c1 = a.mid + (b.mid - a.mid).trunc(l) + (b.mid - a.mid).turn_left().trunc(h);</text:p>
      <text:p text:style-name="P2958"><text:soft-page-break/><text:s/><text:span text:style-name="T10"><text:s text:c="3"/></text:span>c2 = a.mid + (b.mid - a.mid).trunc(l) + (b.mid - a.mid).turn_right().trunc(h);</text:p>
      <text:p text:style-name="P2959"><text:s/><text:span text:style-name="T10"><text:s text:c="3"/></text:span>return true;</text:p>
      <text:p text:style-name="P3301">}</text:p>
      <text:h text:style-name="P3565" text:outline-level="3"><text:bookmark text:name="__RefHeading__2045_1859984652"/><text:bookmark text:name="__RefHeading__1895_2095896793"/><text:bookmark text:name="__RefHeading__1487_1701200629"/><text:bookmark text:name="__RefHeading__1152_102592204"/><text:bookmark text:name="__RefHeading__973_241645718"/><text:bookmark text:name="__RefHeading__1201_2000419837"/><text:bookmark text:name="__RefHeading__1734_1586417083"/>(po,ps) X (po,pe)</text:h>
      <text:p text:style-name="P2960"><text:s/><text:span text:style-name="T10"><text:s text:c="3"/></text:span>static double xmult(Point_2d &amp;ps, Point_2d &amp;pe,Point_2d &amp;po){</text:p>
      <text:p text:style-name="P2961"><text:s/><text:span text:style-name="T10"><text:s text:c="7"/></text:span>return (ps.x - po.x)*(pe.y - po.y) - (pe.x - po.x)*(ps.y - po.y);</text:p>
      <text:p text:style-name="P2962"><text:s/><text:span text:style-name="T10"><text:s text:c="3"/></text:span>}</text:p>
      <text:p text:style-name="P1"/>
      <text:h text:style-name="P3566" text:outline-level="3"><text:bookmark text:name="__RefHeading__1897_2095896793"/><text:bookmark text:name="__RefHeading__1736_1586417083"/><text:bookmark text:name="__RefHeading__1489_1701200629"/><text:bookmark text:name="__RefHeading__975_241645718"/><text:bookmark text:name="__RefHeading__1203_2000419837"/><text:bookmark text:name="__RefHeading__821_102592204"/><text:bookmark text:name="__RefHeading__2047_1859984652"/>相对偏移</text:h>
      <text:p text:style-name="P2963"><text:s/><text:span text:style-name="T10"><text:s text:c="3"/></text:span>Point_2d operator - (const Point_2d &amp;_Off)const{</text:p>
      <text:p text:style-name="P2964"><text:s/><text:span text:style-name="T10"><text:s text:c="7"/></text:span>return Point_2d(x - _Off.x, y - _Off.y);</text:p>
      <text:p text:style-name="P2965"><text:s/><text:span text:style-name="T10"><text:s text:c="3"/></text:span>}</text:p>
      <text:p text:style-name="P1"/>
      <text:p text:style-name="P1"/>
      <text:p text:style-name="P2966"><text:s/><text:span text:style-name="T10"><text:s text:c="3"/></text:span>Point_2d operator + (const Point_2d &amp;_Off)const{</text:p>
      <text:p text:style-name="P2967"><text:s/><text:span text:style-name="T10"><text:s text:c="7"/></text:span>return Point_2d(x + _Off.x, y + _Off.y);</text:p>
      <text:p text:style-name="P2968"><text:s/><text:span text:style-name="T10"><text:s text:c="3"/></text:span>}</text:p>
      <text:p text:style-name="P1"/>
      <text:h text:style-name="P3567" text:outline-level="3"><text:bookmark text:name="__RefHeading__2049_1859984652"/><text:bookmark text:name="__RefHeading__977_241645718"/><text:bookmark text:name="__RefHeading__1899_2095896793"/><text:bookmark text:name="__RefHeading__823_102592204"/><text:bookmark text:name="__RefHeading__1491_1701200629"/><text:bookmark text:name="__RefHeading__1738_1586417083"/><text:bookmark text:name="__RefHeading__1205_2000419837"/>逆时针旋转</text:h>
      <text:p text:style-name="P2969"><text:s/><text:span text:style-name="T10"><text:s text:c="3"/></text:span>Point_2d toLeft(){</text:p>
      <text:p text:style-name="P2970"><text:s/><text:span text:style-name="T10"><text:s text:c="7"/></text:span>return Point_2d(-y, x);</text:p>
      <text:p text:style-name="P2971"><text:s/><text:span text:style-name="T10"><text:s text:c="3"/></text:span>}</text:p>
      <text:p text:style-name="P1"/>
      <text:h text:style-name="P3568" text:outline-level="3"><text:bookmark text:name="__RefHeading__1901_2095896793"/><text:bookmark text:name="__RefHeading__1740_1586417083"/><text:bookmark text:name="__RefHeading__979_241645718"/><text:bookmark text:name="__RefHeading__1493_1701200629"/><text:bookmark text:name="__RefHeading__1207_2000419837"/><text:bookmark text:name="__RefHeading__825_102592204"/><text:bookmark text:name="__RefHeading__2051_1859984652"/>设置向量的模</text:h>
      <text:p text:style-name="P2972"><text:s/><text:span text:style-name="T10"><text:s text:c="3"/></text:span>Point_2d setLength(double len){</text:p>
      <text:p text:style-name="P2973"><text:s/><text:span text:style-name="T10"><text:s text:c="7"/></text:span>double _len = sqrt(x * x + y * y);</text:p>
      <text:p text:style-name="P2974"><text:s/><text:span text:style-name="T10"><text:s text:c="7"/></text:span>return Point_2d(x * len / _len , y * len / _len);</text:p>
      <text:p text:style-name="P2975"><text:s/><text:span text:style-name="T10"><text:s text:c="3"/></text:span>}</text:p>
      <text:p text:style-name="P1"/>
      <text:h text:style-name="P3569" text:outline-level="3"><text:bookmark text:name="__RefHeading__2053_1859984652"/><text:bookmark text:name="__RefHeading__1903_2095896793"/><text:bookmark text:name="__RefHeading__1742_1586417083"/><text:bookmark text:name="__RefHeading__981_241645718"/><text:bookmark text:name="__RefHeading__1495_1701200629"/><text:bookmark text:name="__RefHeading__1209_2000419837"/><text:bookmark text:name="__RefHeading__827_102592204"/>判断点是否重合</text:h>
      <text:p text:style-name="P2976"><text:soft-page-break/><text:s/><text:span text:style-name="T10"><text:s text:c="3"/></text:span>bool operator == (const Point_2d&amp; _point)const{</text:p>
      <text:p text:style-name="P2977"><text:s/><text:span text:style-name="T10"><text:s text:c="7"/></text:span>return fabs(_point.x - x) &lt; eps &amp;&amp; fabs(_point.y - y) &lt; eps;</text:p>
      <text:p text:style-name="P2978"><text:s/><text:span text:style-name="T10"><text:s text:c="3"/></text:span>}</text:p>
      <text:p text:style-name="P1"/>
      <text:h text:style-name="P3570" text:outline-level="3"><text:bookmark text:name="__RefHeading__1905_2095896793"/><text:bookmark text:name="__RefHeading__1744_1586417083"/><text:bookmark text:name="__RefHeading__1211_2000419837"/><text:bookmark text:name="__RefHeading__983_241645718"/><text:bookmark text:name="__RefHeading__1497_1701200629"/><text:bookmark text:name="__RefHeading__829_102592204"/><text:bookmark text:name="__RefHeading__2055_1859984652"/>判断点是否不重合</text:h>
      <text:p text:style-name="P2979"><text:s/><text:span text:style-name="T10"><text:s text:c="3"/></text:span>bool operator != (const Point_2d&amp; _point)const{</text:p>
      <text:p text:style-name="P2980"><text:s/><text:span text:style-name="T10"><text:s text:c="7"/></text:span>return ((*this) == _point) == false;</text:p>
      <text:p text:style-name="P2981"><text:s/><text:span text:style-name="T10"><text:s text:c="3"/></text:span>}</text:p>
      <text:p text:style-name="P1"/>
      <text:h text:style-name="P3571" text:outline-level="3"><text:bookmark text:name="__RefHeading__2057_1859984652"/><text:bookmark text:name="__RefHeading__985_241645718"/><text:bookmark text:name="__RefHeading__1907_2095896793"/><text:bookmark text:name="__RefHeading__831_102592204"/><text:bookmark text:name="__RefHeading__1746_1586417083"/><text:bookmark text:name="__RefHeading__1499_1701200629"/><text:bookmark text:name="__RefHeading__1213_2000419837"/>两点间的距离的平方</text:h>
      <text:p text:style-name="P2982"><text:s/><text:span text:style-name="T10"><text:s text:c="3"/></text:span>double dis2(const Point_2d &amp;_Off)const{</text:p>
      <text:p text:style-name="P2983"><text:s/><text:span text:style-name="T10"><text:s text:c="7"/></text:span>return (x - _Off.x)*(x - _Off.x) + (y - _Off.y)*(y - _Off.y);</text:p>
      <text:p text:style-name="P2984"><text:s/><text:span text:style-name="T10"><text:s text:c="3"/></text:span>}</text:p>
      <text:p text:style-name="P1"/>
      <text:h text:style-name="P3572" text:outline-level="3"><text:bookmark text:name="__RefHeading__1909_2095896793"/><text:bookmark text:name="__RefHeading__1501_1701200629"/><text:bookmark text:name="__RefHeading__1748_1586417083"/><text:bookmark text:name="__RefHeading__1215_2000419837"/><text:bookmark text:name="__RefHeading__987_241645718"/><text:bookmark text:name="__RefHeading__833_102592204"/><text:bookmark text:name="__RefHeading__2059_1859984652"/>两点间的距离</text:h>
      <text:p text:style-name="P2985"><text:s/><text:span text:style-name="T10"><text:s text:c="3"/></text:span>double dis(const Point_2d &amp;_Off)const{</text:p>
      <text:p text:style-name="P2986"><text:s/><text:span text:style-name="T10"><text:s text:c="7"/></text:span>return sqrt(dis2(_Off));</text:p>
      <text:p text:style-name="P2987"><text:s/><text:span text:style-name="T10"><text:s text:c="3"/></text:span>}</text:p>
      <text:p text:style-name="P2988">};</text:p>
      <text:h text:style-name="P3500" text:outline-level="2"><text:bookmark text:name="__RefHeading__2061_1859984652"/><text:bookmark text:name="__RefHeading__1911_2095896793"/><text:bookmark text:name="__RefHeading__1503_1701200629"/><text:bookmark text:name="__RefHeading__1217_2000419837"/><text:bookmark text:name="__RefHeading__989_241645718"/><text:bookmark text:name="__RefHeading__835_102592204"/><text:bookmark text:name="__RefHeading__1750_1586417083"/>向量</text:h>
      <text:p text:style-name="P2989">se,起点s,终点e.</text:p>
      <text:p text:style-name="P2990">struct pVector{</text:p>
      <text:p text:style-name="P2991"><text:s/><text:span text:style-name="T10"><text:s text:c="3"/></text:span>Point_2d s,e;</text:p>
      <text:p text:style-name="P2992"><text:s/><text:span text:style-name="T10"><text:s text:c="3"/></text:span>double a,b,c;</text:p>
      <text:p text:style-name="P1"/>
      <text:p text:style-name="P2993"><text:s/><text:span text:style-name="T10"><text:s text:c="3"/></text:span>pVector(){}</text:p>
      <text:p text:style-name="P2994"><text:s/><text:span text:style-name="T10"><text:s text:c="3"/></text:span>pVector(const Point_2d &amp; s,const Point_2d &amp; e):s(s),e(e){}</text:p>
      <text:h text:style-name="P3573" text:outline-level="3"><text:bookmark text:name="__RefHeading__1913_2095896793"/><text:bookmark text:name="__RefHeading__1505_1701200629"/><text:bookmark text:name="__RefHeading__1219_2000419837"/><text:bookmark text:name="__RefHeading__837_102592204"/><text:bookmark text:name="__RefHeading__991_241645718"/><text:bookmark text:name="__RefHeading__1752_1586417083"/><text:bookmark text:name="__RefHeading__2063_1859984652"/><text:s/>判断点相对向量的位置<text:span text:style-name="T10"> <text:s/></text:span>AB = |A||B|Cos(θ)</text:h>
      <text:p text:style-name="P2995"><text:s/><text:span text:style-name="T10"><text:s text:c="3"/></text:span>double operator*(const Point_2d&amp; _Off)const{</text:p>
      <text:p text:style-name="P2996"><text:s/><text:span text:style-name="T10"><text:s text:c="7"/></text:span>return (e.x - s.x)*(_Off.y - s.y) - (_Off.x - s.x)*(e.y - s.y);</text:p>
      <text:p text:style-name="P2997"><text:soft-page-break/><text:s/><text:span text:style-name="T10"><text:s text:c="3"/></text:span>}</text:p>
      <text:p text:style-name="P1"/>
      <text:h text:style-name="P3574" text:outline-level="3"><text:bookmark text:name="__RefHeading__839_102592204"/><text:bookmark text:name="__RefHeading__1915_2095896793"/><text:bookmark text:name="__RefHeading__1221_2000419837"/><text:bookmark text:name="__RefHeading__2065_1859984652"/><text:bookmark text:name="__RefHeading__1507_1701200629"/><text:bookmark text:name="__RefHeading__993_241645718"/><text:bookmark text:name="__RefHeading__1754_1586417083"/>向量的叉积</text:h>
      <text:p text:style-name="P2998"><text:s/><text:span text:style-name="T10"><text:s text:c="3"/></text:span>double operator * (const pVector&amp; _Off)const{</text:p>
      <text:p text:style-name="P2999"><text:s/><text:span text:style-name="T10"><text:s text:c="7"/></text:span>return (e.x - s.x)*(_Off.e.y - _Off.s.y) - (e.y - s.y)*(_Off.e.x - _Off.s.x);</text:p>
      <text:p text:style-name="P3000"><text:s/><text:span text:style-name="T10"><text:s text:c="3"/></text:span>}</text:p>
      <text:p text:style-name="P1"/>
      <text:h text:style-name="P3575" text:outline-level="3"><text:bookmark text:name="__RefHeading__1917_2095896793"/><text:bookmark text:name="__RefHeading__1223_2000419837"/><text:bookmark text:name="__RefHeading__1509_1701200629"/><text:bookmark text:name="__RefHeading__841_102592204"/><text:bookmark text:name="__RefHeading__995_241645718"/><text:bookmark text:name="__RefHeading__1756_1586417083"/><text:bookmark text:name="__RefHeading__2067_1859984652"/>求直线的a,b,c.</text:h>
      <text:p text:style-name="P3001"><text:s/><text:span text:style-name="T10"><text:s text:c="3"/></text:span>void toLine(){</text:p>
      <text:p text:style-name="P3002"><text:s/><text:span text:style-name="T10"><text:s text:c="7"/></text:span>a = s.y - e.y;</text:p>
      <text:p text:style-name="P3003"><text:s/><text:span text:style-name="T10"><text:s text:c="7"/></text:span>b = e.x - s.x;</text:p>
      <text:p text:style-name="P3004"><text:s/><text:span text:style-name="T10"><text:s text:c="7"/></text:span>c = s.x * e.y - s.y * e.x;</text:p>
      <text:p text:style-name="P3005"><text:s/><text:span text:style-name="T10"><text:s text:c="3"/></text:span>}</text:p>
      <text:p text:style-name="P1"/>
      <text:h text:style-name="P3576" text:outline-level="3"><text:bookmark text:name="__RefHeading__2069_1859984652"/><text:bookmark text:name="__RefHeading__1919_2095896793"/><text:bookmark text:name="__RefHeading__1758_1586417083"/><text:bookmark text:name="__RefHeading__1225_2000419837"/><text:bookmark text:name="__RefHeading__843_102592204"/><text:bookmark text:name="__RefHeading__1511_1701200629"/><text:bookmark text:name="__RefHeading__997_241645718"/>判断点在向量左边</text:h>
      <text:p text:style-name="P3006"><text:s/><text:span text:style-name="T10"><text:s text:c="3"/></text:span>bool operator &lt; (const Point_2d&amp; _Off){</text:p>
      <text:p text:style-name="P3007"><text:s/><text:span text:style-name="T10"><text:s text:c="7"/></text:span>return (_Off.x - s.x)*(e.y - s.y) &lt; (e.x - s.x)*(_Off.y - s.y);</text:p>
      <text:p text:style-name="P3008"><text:s/><text:span text:style-name="T10"><text:s text:c="3"/></text:span>}</text:p>
      <text:p text:style-name="P1"/>
      <text:h text:style-name="P3577" text:outline-level="3"><text:bookmark text:name="__RefHeading__1921_2095896793"/><text:bookmark text:name="__RefHeading__1513_1701200629"/><text:bookmark text:name="__RefHeading__845_102592204"/><text:bookmark text:name="__RefHeading__1227_2000419837"/><text:bookmark text:name="__RefHeading__999_241645718"/><text:bookmark text:name="__RefHeading__1760_1586417083"/><text:bookmark text:name="__RefHeading__2071_1859984652"/>点在直线上</text:h>
      <text:p text:style-name="P3009"><text:s/><text:span text:style-name="T10"><text:s text:c="3"/></text:span>bool inLine(const Point_2d&amp; _Off)const{</text:p>
      <text:p text:style-name="P3010"><text:s/><text:span text:style-name="T10"><text:s text:c="7"/></text:span>return fabs((*this)*_Off) &lt; eps;</text:p>
      <text:p text:style-name="P3011"><text:s/><text:span text:style-name="T10"><text:s text:c="3"/></text:span>}</text:p>
      <text:p text:style-name="P1"/>
      <text:h text:style-name="P3578" text:outline-level="3"><text:bookmark text:name="__RefHeading__1762_1586417083"/><text:bookmark text:name="__RefHeading__2073_1859984652"/><text:bookmark text:name="__RefHeading__1923_2095896793"/><text:bookmark text:name="__RefHeading__1001_241645718"/><text:bookmark text:name="__RefHeading__1515_1701200629"/><text:bookmark text:name="__RefHeading__847_102592204"/><text:bookmark text:name="__RefHeading__1229_2000419837"/>点在线段上</text:h>
      <text:p text:style-name="P3012"><text:s/><text:span text:style-name="T10"><text:s text:c="3"/></text:span>bool inSeg(const Point_2d&amp; _Off)const{</text:p>
      <text:p text:style-name="P3013"><text:s/><text:span text:style-name="T10"><text:s text:c="7"/></text:span>return inLine(_Off) &amp;&amp; (s.x - _Off.x)*(e.x - _Off.x) &lt;= 0;</text:p>
      <text:p text:style-name="P3014"><text:s/><text:span text:style-name="T10"><text:s text:c="3"/></text:span>}</text:p>
      <text:h text:style-name="P3579" text:outline-level="3"><text:bookmark text:name="__RefHeading__1925_2095896793"/><text:bookmark text:name="__RefHeading__849_102592204"/><text:bookmark text:name="__RefHeading__1231_2000419837"/><text:bookmark text:name="__RefHeading__1517_1701200629"/><text:bookmark text:name="__RefHeading__1003_241645718"/><text:bookmark text:name="__RefHeading__1764_1586417083"/><text:bookmark text:name="__RefHeading__2075_1859984652"/>点<text:span text:style-name="T1">到直线的距离</text:span></text:h>
      <text:p text:style-name="P3015"><text:s/><text:span text:style-name="T10"><text:s text:c="3"/></text:span>double dis(const Point_2d&amp;_Off){</text:p>
      <text:p text:style-name="P3016"><text:soft-page-break/><text:s/><text:span text:style-name="T10"><text:s text:c="7"/></text:span>toLine();</text:p>
      <text:p text:style-name="P3017"><text:s/><text:span text:style-name="T10"><text:s text:c="7"/></text:span>return fabs((a * _Off.x + b * _Off.y + c)/sqrt(a*a + b*b));</text:p>
      <text:p text:style-name="P3018"><text:s/><text:span text:style-name="T10"><text:s text:c="3"/></text:span>}</text:p>
      <text:p text:style-name="P3019">};</text:p>
      <text:h text:style-name="P3421" text:outline-level="2"/>
      <text:p text:style-name="P1"/>
      <text:h text:style-name="P3414" text:outline-level="1"><text:bookmark text:name="__RefHeading__2077_1859984652"/><text:bookmark text:name="__RefHeading__1937_2095896793"/><text:bookmark text:name="__RefHeading__1529_1701200629"/><text:bookmark text:name="__RefHeading__1015_241645718"/><text:bookmark text:name="__RefHeading__1243_2000419837"/><text:bookmark text:name="__RefHeading__1776_1586417083"/><text:bookmark text:name="__RefHeading__1156_102592204"/>J<text:span text:style-name="T3">AVA</text:span></text:h>
      <text:h text:style-name="P3501" text:outline-level="2"><text:bookmark text:name="__RefHeading__1939_2095896793"/><text:bookmark text:name="__RefHeading__1531_1701200629"/><text:bookmark text:name="__RefHeading__1245_2000419837"/><text:bookmark text:name="__RefHeading__863_102592204"/><text:bookmark text:name="__RefHeading__1017_241645718"/><text:bookmark text:name="__RefHeading__1778_1586417083"/><text:bookmark text:name="__RefHeading__2079_1859984652"/>大<text:span text:style-name="T1">数</text:span></text:h>
      <text:p text:style-name="P3020">import java.math.BigInteger;</text:p>
      <text:p text:style-name="P3021">import java.util.Scanner;</text:p>
      <text:p text:style-name="P1"/>
      <text:p text:style-name="P3022">public class Main {</text:p>
      <text:p text:style-name="P3023"><text:tab/>public static void main(String[] args) {</text:p>
      <text:p text:style-name="P3024"><text:tab/><text:tab/>BigInteger a;</text:p>
      <text:p text:style-name="P3025"><text:tab/><text:tab/>Scanner cin = new Scanner(System.in);</text:p>
      <text:p text:style-name="P3026"><text:tab/><text:tab/>while (cin.hasNextBigInteger()) {</text:p>
      <text:p text:style-name="P3027"><text:tab/><text:tab/><text:tab/>a = cin.nextBigInteger();</text:p>
      <text:p text:style-name="P3028"><text:tab/><text:tab/><text:tab/>System.out.println(a.toString());</text:p>
      <text:p text:style-name="P3029"><text:tab/><text:tab/>}</text:p>
      <text:p text:style-name="P1"/>
      <text:p text:style-name="P3030"><text:tab/>}</text:p>
      <text:p text:style-name="P3302">}</text:p>
      <text:h text:style-name="P3502" text:outline-level="2"><text:bookmark text:name="__RefHeading__2081_1859984652"/><text:bookmark text:name="__RefHeading__1784_1586417083"/><text:bookmark text:name="__RefHeading__1945_2095896793"/><text:bookmark text:name="__RefHeading__1023_241645718"/><text:bookmark text:name="__RefHeading__1537_1701200629"/><text:bookmark text:name="__RefHeading__1251_2000419837"/>127<text:bookmark text:name="__RefHeading__869_102592204"/>库<text:span text:style-name="T30">函数之数学函数</text:span></text:h>
      <text:h text:style-name="P3580" text:outline-level="3"><text:bookmark text:name="__RefHeading__1947_2095896793"/><text:bookmark text:name="__RefHeading__1539_1701200629"/><text:bookmark text:name="__RefHeading__1025_241645718"/><text:bookmark text:name="__RefHeading__871_102592204"/><text:bookmark text:name="__RefHeading__1253_2000419837"/><text:bookmark text:name="__RefHeading__1786_1586417083"/><text:bookmark text:name="__RefHeading__2083_1859984652"/>1. 绝对值</text:h>
      <text:p text:style-name="P3031">int <text:s text:c="3"/>abs(int i) 返回整型参数i的绝对值</text:p>
      <text:p text:style-name="P3032">double cabs(struct complex znum)<text:span text:style-name="T3"> </text:span></text:p>
      <text:p text:style-name="P3033">返回复数znum的绝对值</text:p>
      <text:p text:style-name="P3034">double fabs(double x) <text:s text:c="3"/>返回双精度参数x的绝对值</text:p>
      <text:p text:style-name="P3035">long <text:s text:c="2"/>labs(long n) 返回长整型参数n的绝对值</text:p>
      <text:h text:style-name="P3581" text:outline-level="3"><text:bookmark text:name="__RefHeading__2085_1859984652"/><text:bookmark text:name="__RefHeading__1949_2095896793"/><text:bookmark text:name="__RefHeading__1788_1586417083"/><text:bookmark text:name="__RefHeading__1027_241645718"/><text:bookmark text:name="__RefHeading__1255_2000419837"/><text:bookmark text:name="__RefHeading__1541_1701200629"/><text:bookmark text:name="__RefHeading__873_102592204"/>2. 指数与对数</text:h>
      <text:p text:style-name="P3036"><text:soft-page-break/>double exp(double x) <text:s text:c="3"/>返回指数函数ex的值</text:p>
      <text:p text:style-name="P3037">double log(double x) <text:s text:c="3"/>返回logex的值</text:p>
      <text:p text:style-name="P3038">double log10(double x) <text:s/>返回log10x的值</text:p>
      <text:p text:style-name="P3039">double pow(double x,double y) 返回xy的值</text:p>
      <text:p text:style-name="P3040">double pow10(int p) <text:s text:c="8"/>返回10p的值</text:p>
      <text:p text:style-name="P3041">double sqrt(double x) <text:s text:c="7"/>返回+<text:span text:style-name="T14">√</text:span>x的值</text:p>
      <text:h text:style-name="P3582" text:outline-level="3"><text:bookmark text:name="__RefHeading__1951_2095896793"/><text:bookmark text:name="__RefHeading__1543_1701200629"/><text:bookmark text:name="__RefHeading__1029_241645718"/><text:bookmark text:name="__RefHeading__1257_2000419837"/><text:bookmark text:name="__RefHeading__875_102592204"/><text:bookmark text:name="__RefHeading__1790_1586417083"/><text:bookmark text:name="__RefHeading__2087_1859984652"/>3. 反三角函数</text:h>
      <text:p text:style-name="P3042">double acos(double x) <text:span text:style-name="T1">求</text:span>反余弦cos-1(x)值,x为弧度</text:p>
      <text:p text:style-name="P3043">double asin(double x) <text:span text:style-name="T1">求</text:span>反正弦sin-1(x)值,x为弧度</text:p>
      <text:p text:style-name="P3044">double atan(double x) <text:span text:style-name="T1">求</text:span>反正切tan-1(x)值,x为弧度</text:p>
      <text:p text:style-name="P3045">double atan2(double y,double x)</text:p>
      <text:p text:style-name="P3046">返回y/x的反正切tan-1(x)值,y的x为弧度</text:p>
      <text:h text:style-name="P3583" text:outline-level="3"><text:bookmark text:name="__RefHeading__1792_1586417083"/><text:bookmark text:name="__RefHeading__1953_2095896793"/><text:bookmark text:name="__RefHeading__1545_1701200629"/><text:bookmark text:name="__RefHeading__2089_1859984652"/><text:bookmark text:name="__RefHeading__1259_2000419837"/><text:bookmark text:name="__RefHeading__1031_241645718"/><text:bookmark text:name="__RefHeading__877_102592204"/>4. 三角函数</text:h>
      <text:p text:style-name="P3047">double cos(double x) <text:s/>返回x的余弦cos(x)值,x为弧度</text:p>
      <text:p text:style-name="P3048">double sin(double x) <text:s/>返回x的正弦sin(x)值,x为弧度</text:p>
      <text:p text:style-name="P3049">double tan(double x) <text:s/>返回x的正切tan(x)值,x为弧度</text:p>
      <text:h text:style-name="P3584" text:outline-level="3"><text:bookmark text:name="__RefHeading__1955_2095896793"/><text:bookmark text:name="__RefHeading__1547_1701200629"/><text:bookmark text:name="__RefHeading__1033_241645718"/><text:bookmark text:name="__RefHeading__879_102592204"/><text:bookmark text:name="__RefHeading__1261_2000419837"/><text:bookmark text:name="__RefHeading__1794_1586417083"/><text:bookmark text:name="__RefHeading__2091_1859984652"/>5. 双曲三角函数</text:h>
      <text:p text:style-name="P3050">double cosh(double x)<text:span text:style-name="T1">求</text:span>双曲余弦cosh(x)值,x为弧度</text:p>
      <text:p text:style-name="P3051">double sinh(double x)<text:span text:style-name="T1">求</text:span>双曲正弦sinh(x)值,x为弧度</text:p>
      <text:p text:style-name="P3052">double tanh(double x)<text:span text:style-name="T1">求</text:span>双曲正切tanh(x)值,x为弧度</text:p>
      <text:p text:style-name="P3053">double hypot(double x,double y) <text:s text:c="7"/></text:p>
      <text:p text:style-name="P3054">返回直角三角形斜边的长度(z),x和y为直角边的长度,z2=x2+y2</text:p>
      <text:h text:style-name="P3585" text:outline-level="3"><text:bookmark text:name="__RefHeading__1957_2095896793"/><text:bookmark text:name="__RefHeading__1796_1586417083"/><text:bookmark text:name="__RefHeading__1549_1701200629"/><text:bookmark text:name="__RefHeading__2093_1859984652"/><text:bookmark text:name="__RefHeading__881_102592204"/><text:bookmark text:name="__RefHeading__1035_241645718"/><text:bookmark text:name="__RefHeading__1263_2000419837"/>6. 取整</text:h>
      <text:p text:style-name="P3055">double ceil(double x) 返回不小于x的最小整数</text:p>
      <text:p text:style-name="P3056">double floor(double x) <text:s/>返回不大于x的最大整数</text:p>
      <text:h text:style-name="P3586" text:outline-level="3"><text:bookmark text:name="__RefHeading__2095_1859984652"/><text:bookmark text:name="__RefHeading__1798_1586417083"/><text:bookmark text:name="__RefHeading__1265_2000419837"/><text:bookmark text:name="__RefHeading__883_102592204"/><text:bookmark text:name="__RefHeading__1037_241645718"/><text:bookmark text:name="__RefHeading__1551_1701200629"/><text:bookmark text:name="__RefHeading__1959_2095896793"/>7. 标准化浮点数</text:h>
      <text:p text:style-name="P3057">double frexp(double value,int *eptr) <text:s text:c="2"/></text:p>
      <text:p text:style-name="P3058">返回value=x*2n中x的值,n存贮在eptr中</text:p>
      <text:p text:style-name="P3059">double ldexp(double value,int exp); <text:s text:c="3"/></text:p>
      <text:p text:style-name="P3060">返回value*2exp的值</text:p>
      <text:p text:style-name="P3061"><text:soft-page-break/>8. 随机数</text:p>
      <text:p text:style-name="P3062">void <text:s text:c="2"/>srand(unsigned seed) <text:s text:c="4"/>初始化随机数发生器</text:p>
      <text:p text:style-name="P3063">int <text:s text:c="3"/>rand() <text:s text:c="5"/>产生一个随机数并返回这个数</text:p>
      <text:p text:style-name="P3064">double poly(double x,int n,double c[]) 从参数产生一个多项式</text:p>
      <text:p text:style-name="P1"/>
      <text:p text:style-name="P3065">9. 取整与取余</text:p>
      <text:p text:style-name="P1"/>
      <text:p text:style-name="P3066">double modf(double value,double *iptr) 将双精度数value分解成尾数和阶</text:p>
      <text:p text:style-name="P3067">double fmod(double x,double y) <text:s text:c="10"/>返回x/y的余数，即两参数相除的余数</text:p>
      <text:p text:style-name="P3068">double frexp(double value,int *eptr) <text:s text:c="4"/>将双精度数value分成尾数和阶</text:p>
      <text:p text:style-name="P3077"/>
      <text:h text:style-name="P3415" text:outline-level="1"><text:bookmark text:name="__RefHeading__1961_2095896793"/><text:bookmark text:name="__RefHeading__1553_1701200629"/><text:bookmark text:name="__RefHeading__1039_241645718"/><text:bookmark text:name="__RefHeading__545_102592204"/><text:bookmark text:name="__RefHeading__1267_2000419837"/><text:bookmark text:name="__RefHeading__2097_1859984652"/>参<text:span text:style-name="T3">考资料</text:span></text:h>
      <text:p text:style-name="P3069">吉<text:span text:style-name="T3">大模板</text:span></text:p>
      <text:p text:style-name="P3070">N<text:span text:style-name="T3">ENUCS模板</text:span></text:p>
      <text:p text:style-name="P3071">N<text:span text:style-name="T3">ENUCS 张某人的模板</text:span></text:p>
      <text:p text:style-name="P3072">N<text:span text:style-name="T3">ENUCS 赵小舟的模板</text:span></text:p>
      <text:p text:style-name="P3073">历<text:span text:style-name="T3">年来国家集训队论文</text:span></text:p>
      <text:p text:style-name="P3074">w<text:span text:style-name="T3">iki </text:span><text:a xlink:type="simple" xlink:href="http://en.wikipedia.org/wiki/Main_Page"><text:span text:style-name="Internet_20_link"><text:span text:style-name="T36">http://en.wikipedia.org/wiki/Main_Page</text:span></text:span></text:a><text:span text:style-name="T36">§</text:span></text:p>
      <text:p text:style-name="P3303"><text:bookmark-end text:name="__RefHeading__1443_2095896793"/><text:bookmark-end text:name="__RefHeading__523_241645718"/><text:bookmark-end text:name="__RefHeading__831_2000419837"/><text:bookmark-end text:name="__RefHeading__1282_1586417083"/><text:bookmark-end text:name="__RefHeading__1593_1859984652"/><text:bookmark-end text:name="__RefHeading__1591_1859984652"/><text:bookmark-end text:name="__RefHeading__1441_2095896793"/><text:bookmark-end text:name="__RefHeading__1280_1586417083"/><text:bookmark-end text:name="__RefHeading__93_102592204"/><text:bookmark-end text:name="__RefHeading__1115_1701200629"/><text:bookmark-end text:name="__RefHeading__521_241645718"/><text:bookmark-end text:name="__RefHeading__95_102592204"/><text:bookmark-end text:name="__RefHeading__1117_1701200629"/><text:bookmark-end text:name="__RefHeading__97_102592204"/><text:bookmark-end text:name="__RefHeading__1284_1586417083"/><text:bookmark-end text:name="__RefHeading__833_2000419837"/><text:bookmark-end text:name="__RefHeading__1119_1701200629"/><text:bookmark-end text:name="__RefHeading__525_241645718"/><text:bookmark-end text:name="__RefHeading__1445_2095896793"/><text:bookmark-end text:name="__RefHeading__1595_1859984652"/><text:bookmark-end text:name="__RefHeading__1597_1859984652"/><text:bookmark-end text:name="__RefHeading__1447_2095896793"/><text:bookmark-end text:name="__RefHeading__835_2000419837"/><text:bookmark-end text:name="__RefHeading__99_102592204"/><text:bookmark-end text:name="__RefHeading__829_2000419837"/><text:bookmark-end text:name="__RefHeading__1272_1586417083"/><text:bookmark-end text:name="__RefHeading__85_102592204"/><text:bookmark-end text:name="__RefHeading__1286_1586417083"/><text:bookmark-end text:name="__RefHeading__1583_1859984652"/><text:bookmark-end text:name="__RefHeading__823_2000419837"/><text:bookmark-end text:name="__RefHeading__1435_2095896793"/><text:bookmark-end text:name="__RefHeading__1274_1586417083"/><text:bookmark-end text:name="__RefHeading__1109_1701200629"/><text:bookmark-end text:name="__RefHeading__515_241645718"/><text:bookmark-end text:name="__RefHeading__87_102592204"/><text:bookmark-end text:name="__RefHeading__1111_1701200629"/><text:bookmark-end text:name="__RefHeading__1433_2095896793"/><text:bookmark-end text:name="__RefHeading__517_241645718"/><text:bookmark-end text:name="__RefHeading__825_2000419837"/><text:bookmark-end text:name="__RefHeading__1276_1586417083"/><text:bookmark-end text:name="__RefHeading__1437_2095896793"/><text:bookmark-end text:name="__RefHeading__1587_1859984652"/><text:bookmark-end text:name="__RefHeading__1589_1859984652"/><text:bookmark-end text:name="__RefHeading__1439_2095896793"/><text:bookmark-end text:name="__RefHeading__91_102592204"/><text:bookmark-end text:name="__RefHeading__519_241645718"/><text:bookmark-end text:name="__RefHeading__1278_1586417083"/><text:bookmark-end text:name="__RefHeading__827_2000419837"/><text:bookmark-end text:name="__RefHeading__1113_1701200629"/><text:bookmark-end text:name="__RefHeading__89_102592204"/><text:bookmark-end text:name="__RefHeading__1294_1586417083"/><text:bookmark-end text:name="__RefHeading__1455_2095896793"/><text:bookmark-end text:name="__RefHeading__1129_1701200629"/><text:bookmark-end text:name="__RefHeading__535_241645718"/><text:bookmark-end text:name="__RefHeading__843_2000419837"/><text:bookmark-end text:name="__RefHeading__1607_1859984652"/><text:bookmark-end text:name="__RefHeading__845_2000419837"/><text:bookmark-end text:name="__RefHeading__1131_1701200629"/><text:bookmark-end text:name="__RefHeading__537_241645718"/><text:bookmark-end text:name="__RefHeading__109_102592204"/><text:bookmark-end text:name="__RefHeading__1296_1586417083"/><text:bookmark-end text:name="__RefHeading__1453_2095896793"/><text:bookmark-end text:name="__RefHeading__111_102592204"/><text:bookmark-end text:name="__RefHeading__539_241645718"/><text:bookmark-end text:name="__RefHeading__1459_2095896793"/><text:bookmark-end text:name="__RefHeading__1298_1586417083"/><text:bookmark-end text:name="__RefHeading__1609_1859984652"/><text:bookmark-end text:name="__RefHeading__1611_1859984652"/><text:bookmark-end text:name="__RefHeading__113_102592204"/><text:bookmark-end text:name="__RefHeading__541_241645718"/><text:bookmark-end text:name="__RefHeading__1300_1586417083"/><text:bookmark-end text:name="__RefHeading__1461_2095896793"/><text:bookmark-end text:name="__RefHeading__1613_1859984652"/><text:bookmark-end text:name="__RefHeading__1302_1586417083"/><text:bookmark-end text:name="__RefHeading__1457_2095896793"/><text:bookmark-end text:name="__RefHeading__1121_1701200629"/><text:bookmark-end text:name="__RefHeading__527_241645718"/><text:bookmark-end text:name="__RefHeading__1449_2095896793"/><text:bookmark-end text:name="__RefHeading__101_102592204"/><text:bookmark-end text:name="__RefHeading__1288_1586417083"/><text:bookmark-end text:name="__RefHeading__837_2000419837"/><text:bookmark-end text:name="__RefHeading__529_241645718"/><text:bookmark-end text:name="__RefHeading__1123_1701200629"/><text:bookmark-end text:name="__RefHeading__1599_1859984652"/><text:bookmark-end text:name="__RefHeading__1290_1586417083"/><text:bookmark-end text:name="__RefHeading__531_241645718"/><text:bookmark-end text:name="__RefHeading__1605_1859984652"/><text:bookmark-end text:name="__RefHeading__1125_1701200629"/><text:bookmark-end text:name="__RefHeading__1451_2095896793"/><text:bookmark-end text:name="__RefHeading__103_102592204"/><text:bookmark-end text:name="__RefHeading__839_2000419837"/><text:bookmark-end text:name="__RefHeading__1603_1859984652"/><text:bookmark-end text:name="__RefHeading__533_241645718"/><text:bookmark-end text:name="__RefHeading__1127_1701200629"/><text:bookmark-end text:name="__RefHeading__105_102592204"/><text:bookmark-end text:name="__RefHeading__841_2000419837"/><text:bookmark-end text:name="__RefHeading__1292_1586417083"/><text:bookmark-end text:name="__RefHeading__821_2000419837"/><text:bookmark-end text:name="__RefHeading__107_102592204"/><text:bookmark-end text:name="__RefHeading__1601_1859984652"/><text:bookmark-end text:name="__RefHeading__377_241645718"/><text:bookmark-end text:name="__RefHeading__905_102592204"/><text:bookmark-end text:name="__RefHeading__379_241645718"/><text:bookmark-end text:name="__RefHeading__741_2000419837"/><text:bookmark-end text:name="__RefHeading__1029_1701200629"/><text:bookmark-end text:name="__RefHeading__1031_1701200629"/><text:bookmark-end text:name="__RefHeading__747_2000419837"/><text:bookmark-end text:name="__RefHeading__423_241645718"/><text:bookmark-end text:name="__RefHeading__757_2000419837"/><text:bookmark-end text:name="__RefHeading__381_241645718"/><text:bookmark-end text:name="__RefHeading__473_241645718"/><text:bookmark-end text:name="__RefHeading__813_2000419837"/><text:bookmark-end text:name="__RefHeading__55_102592204"/><text:bookmark-end text:name="__RefHeading__911_102592204"/><text:bookmark-end text:name="__RefHeading__1077_1701200629"/><text:bookmark-end text:name="__RefHeading__797_2000419837"/><text:bookmark-end text:name="__RefHeading__71_102592204"/><text:bookmark-end text:name="__RefHeading__475_241645718"/><text:bookmark-end text:name="__RefHeading__493_241645718"/><text:bookmark-end text:name="__RefHeading__751_2000419837"/><text:bookmark-end text:name="__RefHeading__907_102592204"/><text:bookmark-end text:name="__RefHeading__791_2000419837"/><text:bookmark-end text:name="__RefHeading__809_2000419837"/><text:bookmark-end text:name="__RefHeading__1095_1701200629"/><text:bookmark-end text:name="__RefHeading__773_2000419837"/><text:bookmark-end text:name="__RefHeading__51_102592204"/><text:bookmark-end text:name="__RefHeading__909_102592204"/><text:bookmark-end text:name="__RefHeading__761_2000419837"/><text:bookmark-end text:name="__RefHeading__65_102592204"/><text:bookmark-end text:name="__RefHeading__1061_1701200629"/><text:bookmark-end text:name="__RefHeading__1057_1701200629"/><text:bookmark-end text:name="__RefHeading__769_2000419837"/><text:bookmark-end text:name="__RefHeading__767_2000419837"/><text:bookmark-end text:name="__RefHeading__439_241645718"/><text:bookmark-end text:name="__RefHeading__437_241645718"/><text:bookmark-end text:name="__RefHeading__779_2000419837"/><text:bookmark-end text:name="__RefHeading__1067_1701200629"/><text:bookmark-end text:name="__RefHeading__17_102592204"/><text:bookmark-end text:name="__RefHeading__433_241645718"/><text:bookmark-end text:name="__RefHeading__73_102592204"/><text:bookmark-end text:name="__RefHeading__1230_1586417083"/><text:bookmark-end text:name="__RefHeading__919_102592204"/><text:bookmark-end text:name="__RefHeading__1391_2095896793"/><text:bookmark-end text:name="__RefHeading__63_102592204"/><text:bookmark-end text:name="__RefHeading__1041_1701200629"/><text:bookmark-end text:name="__RefHeading__1039_1701200629"/><text:bookmark-end text:name="__RefHeading__53_102592204"/><text:bookmark-end text:name="__RefHeading__1071_1701200629"/><text:bookmark-end text:name="__RefHeading__1577_1859984652"/><text:bookmark-end text:name="__RefHeading__1427_2095896793"/><text:bookmark-end text:name="__RefHeading__61_102592204"/><text:bookmark-end text:name="__RefHeading__501_241645718"/><text:bookmark-end text:name="__RefHeading__115_102592204"/><text:bookmark-end text:name="__RefHeading__505_241645718"/><text:bookmark-end text:name="__RefHeading__1099_1701200629"/><text:bookmark-end text:name="__RefHeading__805_2000419837"/><text:bookmark-end text:name="__RefHeading__481_241645718"/><text:bookmark-end text:name="__RefHeading__803_2000419837"/><text:bookmark-end text:name="__RefHeading__1254_1586417083"/><text:bookmark-end text:name="__RefHeading__1087_1701200629"/><text:bookmark-end text:name="__RefHeading__479_241645718"/><text:bookmark-end text:name="__RefHeading__507_241645718"/><text:bookmark-end text:name="__RefHeading__757_102592204"/><text:bookmark-end text:name="__RefHeading__79_102592204"/><text:bookmark-end text:name="__RefHeading__1101_1701200629"/><text:bookmark-end text:name="__RefHeading__815_2000419837"/><text:bookmark-end text:name="__RefHeading__497_241645718"/><text:bookmark-end text:name="__RefHeading__1105_1701200629"/><text:bookmark-end text:name="__RefHeading__511_241645718"/><text:bookmark-end text:name="__RefHeading__819_2000419837"/><text:bookmark-end text:name="__RefHeading__83_102592204"/><text:bookmark-end text:name="__RefHeading__1270_1586417083"/><text:bookmark-end text:name="__RefHeading__1431_2095896793"/><text:bookmark-end text:name="__RefHeading__1107_1701200629"/><text:bookmark-end text:name="__RefHeading__513_241645718"/><text:bookmark-end text:name="__RefHeading__1266_1586417083"/><text:bookmark-end text:name="__RefHeading__1262_1586417083"/><text:bookmark-end text:name="__RefHeading__1240_1586417083"/><text:bookmark-end text:name="__RefHeading__807_2000419837"/><text:bookmark-end text:name="__RefHeading__1085_1701200629"/><text:bookmark-end text:name="__RefHeading__1073_1701200629"/><text:bookmark-end text:name="__RefHeading__923_102592204"/><text:bookmark-end text:name="__RefHeading__1258_1586417083"/><text:bookmark-end text:name="__RefHeading__921_102592204"/><text:bookmark-end text:name="__RefHeading__785_2000419837"/><text:bookmark-end text:name="__RefHeading__1091_1701200629"/><text:bookmark-end text:name="__RefHeading__811_2000419837"/><text:bookmark-end text:name="__RefHeading__787_2000419837"/><text:bookmark-end text:name="__RefHeading__1083_1701200629"/><text:bookmark-end text:name="__RefHeading__509_241645718"/><text:bookmark-end text:name="__RefHeading__1103_1701200629"/><text:bookmark-end text:name="__RefHeading__81_102592204"/><text:bookmark-end text:name="__RefHeading__817_2000419837"/><text:bookmark-end text:name="__RefHeading__1429_2095896793"/><text:bookmark-end text:name="__RefHeading__477_241645718"/><text:bookmark-end text:name="__RefHeading__483_241645718"/><text:bookmark-end text:name="__RefHeading__489_241645718"/><text:bookmark-end text:name="__RefHeading__793_2000419837"/><text:bookmark-end text:name="__RefHeading__1079_1701200629"/><text:bookmark-end text:name="__RefHeading__795_2000419837"/><text:bookmark-end text:name="__RefHeading__487_241645718"/><text:bookmark-end text:name="__RefHeading__1268_1586417083"/><text:bookmark-end text:name="__RefHeading__155_102592204"/><text:bookmark-end text:name="__RefHeading__583_241645718"/><text:bookmark-end text:name="__RefHeading__1161_1701200629"/><text:bookmark-end text:name="__RefHeading__1503_2095896793"/><text:bookmark-end text:name="__RefHeading__1653_1859984652"/><text:bookmark-end text:name="__RefHeading__1655_1859984652"/><text:bookmark-end text:name="__RefHeading__157_102592204"/><text:bookmark-end text:name="__RefHeading__1344_1586417083"/><text:bookmark-end text:name="__RefHeading__877_2000419837"/><text:bookmark-end text:name="__RefHeading__1163_1701200629"/><text:bookmark-end text:name="__RefHeading__585_241645718"/><text:bookmark-end text:name="__RefHeading__1153_1701200629"/><text:bookmark-end text:name="__RefHeading__879_2000419837"/><text:bookmark-end text:name="__RefHeading__1346_1586417083"/><text:bookmark-end text:name="__RefHeading__159_102592204"/><text:bookmark-end text:name="__RefHeading__587_241645718"/><text:bookmark-end text:name="__RefHeading__1165_1701200629"/><text:bookmark-end text:name="__RefHeading__1507_2095896793"/><text:bookmark-end text:name="__RefHeading__1657_1859984652"/><text:bookmark-end text:name="__RefHeading__1659_1859984652"/><text:bookmark-end text:name="__RefHeading__589_241645718"/><text:bookmark-end text:name="__RefHeading__1167_1701200629"/><text:bookmark-end text:name="__RefHeading__1348_1586417083"/><text:bookmark-end text:name="__RefHeading__161_102592204"/><text:bookmark-end text:name="__RefHeading__1505_2095896793"/><text:bookmark-end text:name="__RefHeading__1495_2095896793"/><text:bookmark-end text:name="__RefHeading__1645_1859984652"/><text:bookmark-end text:name="__RefHeading__869_2000419837"/><text:bookmark-end text:name="__RefHeading__1621_1859984652"/><text:bookmark-end text:name="__RefHeading__1647_1859984652"/><text:bookmark-end text:name="__RefHeading__1336_1586417083"/><text:bookmark-end text:name="__RefHeading__577_241645718"/><text:bookmark-end text:name="__RefHeading__149_102592204"/><text:bookmark-end text:name="__RefHeading__1497_2095896793"/><text:bookmark-end text:name="__RefHeading__1649_1859984652"/><text:bookmark-end text:name="__RefHeading__871_2000419837"/><text:bookmark-end text:name="__RefHeading__875_2000419837"/><text:bookmark-end text:name="__RefHeading__151_102592204"/><text:bookmark-end text:name="__RefHeading__1157_1701200629"/><text:bookmark-end text:name="__RefHeading__579_241645718"/><text:bookmark-end text:name="__RefHeading__1499_2095896793"/><text:bookmark-end text:name="__RefHeading__1651_1859984652"/><text:bookmark-end text:name="__RefHeading__581_241645718"/><text:bookmark-end text:name="__RefHeading__1159_1701200629"/><text:bookmark-end text:name="__RefHeading__153_102592204"/><text:bookmark-end text:name="__RefHeading__873_2000419837"/><text:bookmark-end text:name="__RefHeading__1340_1586417083"/><text:bookmark-end text:name="__RefHeading__1501_2095896793"/><text:bookmark-end text:name="__RefHeading__1342_1586417083"/><text:bookmark-end text:name="__RefHeading__1338_1586417083"/><text:bookmark-end text:name="__RefHeading__1356_1586417083"/><text:bookmark-end text:name="__RefHeading__1517_2095896793"/><text:bookmark-end text:name="__RefHeading__1175_1701200629"/><text:bookmark-end text:name="__RefHeading__891_2000419837"/><text:bookmark-end text:name="__RefHeading__1177_1701200629"/><text:bookmark-end text:name="__RefHeading__599_241645718"/><text:bookmark-end text:name="__RefHeading__1358_1586417083"/><text:bookmark-end text:name="__RefHeading__171_102592204"/><text:bookmark-end text:name="__RefHeading__1519_2095896793"/><text:bookmark-end text:name="__RefHeading__1669_1859984652"/><text:bookmark-end text:name="__RefHeading__1671_1859984652"/><text:bookmark-end text:name="__RefHeading__1509_2095896793"/><text:bookmark-end text:name="__RefHeading__893_2000419837"/><text:bookmark-end text:name="__RefHeading__1179_1701200629"/><text:bookmark-end text:name="__RefHeading__601_241645718"/><text:bookmark-end text:name="__RefHeading__1521_2095896793"/><text:bookmark-end text:name="__RefHeading__173_102592204"/><text:bookmark-end text:name="__RefHeading__895_2000419837"/><text:bookmark-end text:name="__RefHeading__1181_1701200629"/><text:bookmark-end text:name="__RefHeading__603_241645718"/><text:bookmark-end text:name="__RefHeading__175_102592204"/><text:bookmark-end text:name="__RefHeading__1362_1586417083"/><text:bookmark-end text:name="__RefHeading__1523_2095896793"/><text:bookmark-end text:name="__RefHeading__1673_1859984652"/><text:bookmark-end text:name="__RefHeading__1360_1586417083"/><text:bookmark-end text:name="__RefHeading__881_2000419837"/><text:bookmark-end text:name="__RefHeading__1169_1701200629"/><text:bookmark-end text:name="__RefHeading__1350_1586417083"/><text:bookmark-end text:name="__RefHeading__591_241645718"/><text:bookmark-end text:name="__RefHeading__883_2000419837"/><text:bookmark-end text:name="__RefHeading__163_102592204"/><text:bookmark-end text:name="__RefHeading__1511_2095896793"/><text:bookmark-end text:name="__RefHeading__1661_1859984652"/><text:bookmark-end text:name="__RefHeading__1663_1859984652"/><text:bookmark-end text:name="__RefHeading__885_2000419837"/><text:bookmark-end text:name="__RefHeading__1352_1586417083"/><text:bookmark-end text:name="__RefHeading__1171_1701200629"/><text:bookmark-end text:name="__RefHeading__889_2000419837"/><text:bookmark-end text:name="__RefHeading__593_241645718"/><text:bookmark-end text:name="__RefHeading__165_102592204"/><text:bookmark-end text:name="__RefHeading__595_241645718"/><text:bookmark-end text:name="__RefHeading__1354_1586417083"/><text:bookmark-end text:name="__RefHeading__887_2000419837"/><text:bookmark-end text:name="__RefHeading__167_102592204"/><text:bookmark-end text:name="__RefHeading__1173_1701200629"/><text:bookmark-end text:name="__RefHeading__1515_2095896793"/><text:bookmark-end text:name="__RefHeading__1665_1859984652"/><text:bookmark-end text:name="__RefHeading__1667_1859984652"/><text:bookmark-end text:name="__RefHeading__169_102592204"/><text:bookmark-end text:name="__RefHeading__597_241645718"/><text:bookmark-end text:name="__RefHeading__1513_2095896793"/><text:bookmark-end text:name="__RefHeading__1473_2095896793"/><text:bookmark-end text:name="__RefHeading__553_241645718"/><text:bookmark-end text:name="__RefHeading__125_102592204"/><text:bookmark-end text:name="__RefHeading__1312_1586417083"/><text:bookmark-end text:name="__RefHeading__1623_1859984652"/><text:bookmark-end text:name="__RefHeading__1625_1859984652"/><text:bookmark-end text:name="__RefHeading__1314_1586417083"/><text:bookmark-end text:name="__RefHeading__127_102592204"/><text:bookmark-end text:name="__RefHeading__555_241645718"/><text:bookmark-end text:name="__RefHeading__1475_2095896793"/><text:bookmark-end text:name="__RefHeading__1627_1859984652"/><text:bookmark-end text:name="__RefHeading__1631_1859984652"/><text:bookmark-end text:name="__RefHeading__1316_1586417083"/><text:bookmark-end text:name="__RefHeading__851_2000419837"/><text:bookmark-end text:name="__RefHeading__1477_2095896793"/><text:bookmark-end text:name="__RefHeading__129_102592204"/><text:bookmark-end text:name="__RefHeading__557_241645718"/><text:bookmark-end text:name="__RefHeading__1318_1586417083"/><text:bookmark-end text:name="__RefHeading__559_241645718"/><text:bookmark-end text:name="__RefHeading__1139_1701200629"/><text:bookmark-end text:name="__RefHeading__853_2000419837"/><text:bookmark-end text:name="__RefHeading__1155_1701200629"/><text:bookmark-end text:name="__RefHeading__1479_2095896793"/><text:bookmark-end text:name="__RefHeading__1629_1859984652"/><text:bookmark-end text:name="__RefHeading__1137_1701200629"/><text:bookmark-end text:name="__RefHeading__543_241645718"/><text:bookmark-end text:name="__RefHeading__1463_2095896793"/><text:bookmark-end text:name="__RefHeading__1615_1859984652"/><text:bookmark-end text:name="__RefHeading__847_2000419837"/><text:bookmark-end text:name="__RefHeading__1465_2095896793"/><text:bookmark-end text:name="__RefHeading__1133_1701200629"/><text:bookmark-end text:name="__RefHeading__117_102592204"/><text:bookmark-end text:name="__RefHeading__545_241645718"/><text:bookmark-end text:name="__RefHeading__1304_1586417083"/><text:bookmark-end text:name="__RefHeading__1467_2095896793"/><text:bookmark-end text:name="__RefHeading__547_241645718"/><text:bookmark-end text:name="__RefHeading__551_241645718"/><text:bookmark-end text:name="__RefHeading__1306_1586417083"/><text:bookmark-end text:name="__RefHeading__1617_1859984652"/><text:bookmark-end text:name="__RefHeading__1619_1859984652"/><text:bookmark-end text:name="__RefHeading__549_241645718"/><text:bookmark-end text:name="__RefHeading__1308_1586417083"/><text:bookmark-end text:name="__RefHeading__121_102592204"/><text:bookmark-end text:name="__RefHeading__1469_2095896793"/><text:bookmark-end text:name="__RefHeading__123_102592204"/><text:bookmark-end text:name="__RefHeading__849_2000419837"/><text:bookmark-end text:name="__RefHeading__1135_1701200629"/><text:bookmark-end text:name="__RefHeading__1471_2095896793"/><text:bookmark-end text:name="__RefHeading__1310_1586417083"/><text:bookmark-end text:name="__RefHeading__119_102592204"/><text:bookmark-end text:name="__RefHeading__1637_1859984652"/><text:bookmark-end text:name="__RefHeading__1639_1859984652"/><text:bookmark-end text:name="__RefHeading__131_102592204"/><text:bookmark-end text:name="__RefHeading__1149_1701200629"/><text:bookmark-end text:name="__RefHeading__1328_1586417083"/><text:bookmark-end text:name="__RefHeading__1489_2095896793"/><text:bookmark-end text:name="__RefHeading__569_241645718"/><text:bookmark-end text:name="__RefHeading__141_102592204"/><text:bookmark-end text:name="__RefHeading__571_241645718"/><text:bookmark-end text:name="__RefHeading__143_102592204"/><text:bookmark-end text:name="__RefHeading__865_2000419837"/><text:bookmark-end text:name="__RefHeading__1487_2095896793"/><text:bookmark-end text:name="__RefHeading__1330_1586417083"/><text:bookmark-end text:name="__RefHeading__1491_2095896793"/><text:bookmark-end text:name="__RefHeading__1641_1859984652"/><text:bookmark-end text:name="__RefHeading__1643_1859984652"/><text:bookmark-end text:name="__RefHeading__145_102592204"/><text:bookmark-end text:name="__RefHeading__1332_1586417083"/><text:bookmark-end text:name="__RefHeading__1493_2095896793"/><text:bookmark-end text:name="__RefHeading__573_241645718"/><text:bookmark-end text:name="__RefHeading__1334_1586417083"/><text:bookmark-end text:name="__RefHeading__867_2000419837"/><text:bookmark-end text:name="__RefHeading__575_241645718"/><text:bookmark-end text:name="__RefHeading__147_102592204"/><text:bookmark-end text:name="__RefHeading__1151_1701200629"/><text:bookmark-end text:name="__RefHeading__855_2000419837"/><text:bookmark-end text:name="__RefHeading__133_102592204"/><text:bookmark-end text:name="__RefHeading__561_241645718"/><text:bookmark-end text:name="__RefHeading__1481_2095896793"/><text:bookmark-end text:name="__RefHeading__1320_1586417083"/><text:bookmark-end text:name="__RefHeading__1141_1701200629"/><text:bookmark-end text:name="__RefHeading__857_2000419837"/><text:bookmark-end text:name="__RefHeading__1143_1701200629"/><text:bookmark-end text:name="__RefHeading__863_2000419837"/><text:bookmark-end text:name="__RefHeading__135_102592204"/><text:bookmark-end text:name="__RefHeading__1322_1586417083"/><text:bookmark-end text:name="__RefHeading__1483_2095896793"/><text:bookmark-end text:name="__RefHeading__1633_1859984652"/><text:bookmark-end text:name="__RefHeading__139_102592204"/><text:bookmark-end text:name="__RefHeading__861_2000419837"/><text:bookmark-end text:name="__RefHeading__563_241645718"/><text:bookmark-end text:name="__RefHeading__567_241645718"/><text:bookmark-end text:name="__RefHeading__1326_1586417083"/><text:bookmark-end text:name="__RefHeading__1145_1701200629"/><text:bookmark-end text:name="__RefHeading__137_102592204"/><text:bookmark-end text:name="__RefHeading__1324_1586417083"/><text:bookmark-end text:name="__RefHeading__565_241645718"/><text:bookmark-end text:name="__RefHeading__859_2000419837"/><text:bookmark-end text:name="__RefHeading__1485_2095896793"/><text:bookmark-end text:name="__RefHeading__1635_1859984652"/><text:bookmark-end text:name="__RefHeading__1147_1701200629"/><text:bookmark-end text:name="__RefHeading__1366_1586417083"/><text:bookmark-end text:name="__RefHeading__1185_1701200629"/><text:bookmark-end text:name="__RefHeading__607_241645718"/><text:bookmark-end text:name="__RefHeading__1527_2095896793"/><text:bookmark-end text:name="__RefHeading__1677_1859984652"/><text:bookmark-end text:name="__RefHeading__1679_1859984652"/><text:bookmark-end text:name="__RefHeading__179_102592204"/><text:bookmark-end text:name="__RefHeading__899_2000419837"/><text:bookmark-end text:name="__RefHeading__1183_1701200629"/><text:bookmark-end text:name="__RefHeading__1525_2095896793"/><text:bookmark-end text:name="__RefHeading__1364_1586417083"/><text:bookmark-end text:name="__RefHeading__897_2000419837"/><text:bookmark-end text:name="__RefHeading__177_102592204"/><text:bookmark-end text:name="__RefHeading__1187_1701200629"/><text:bookmark-end text:name="__RefHeading__1675_1859984652"/><text:bookmark-end text:name="__RefHeading__605_241645718"/><text:bookmark-end text:name="__RefHeading__1533_2095896793"/><text:bookmark-end text:name="__RefHeading__613_241645718"/><text:bookmark-end text:name="__RefHeading__185_102592204"/><text:bookmark-end text:name="__RefHeading__1372_1586417083"/><text:bookmark-end text:name="__RefHeading__901_2000419837"/><text:bookmark-end text:name="__RefHeading__1681_1859984652"/><text:bookmark-end text:name="__RefHeading__1531_2095896793"/><text:bookmark-end text:name="__RefHeading__183_102592204"/><text:bookmark-end text:name="__RefHeading__611_241645718"/><text:bookmark-end text:name="__RefHeading__1370_1586417083"/><text:bookmark-end text:name="__RefHeading__1529_2095896793"/><text:bookmark-end text:name="__RefHeading__181_102592204"/><text:bookmark-end text:name="__RefHeading__1368_1586417083"/><text:bookmark-end text:name="__RefHeading__609_241645718"/><text:bookmark-end text:name="__RefHeading__1683_1859984652"/><text:bookmark-end text:name="__RefHeading__1374_1586417083"/><text:bookmark-end text:name="__RefHeading__1189_1701200629"/><text:bookmark-end text:name="__RefHeading__187_102592204"/><text:bookmark-end text:name="__RefHeading__1535_2095896793"/><text:bookmark-end text:name="__RefHeading__615_241645718"/><text:bookmark-end text:name="__RefHeading__903_2000419837"/><text:bookmark-end text:name="__RefHeading__1685_1859984652"/><text:bookmark-end text:name="__RefHeading__1687_1859984652"/><text:bookmark-end text:name="__RefHeading__1537_2095896793"/><text:bookmark-end text:name="__RefHeading__617_241645718"/><text:bookmark-end text:name="__RefHeading__189_102592204"/><text:bookmark-end text:name="__RefHeading__1191_1701200629"/><text:bookmark-end text:name="__RefHeading__905_2000419837"/><text:bookmark-end text:name="__RefHeading__1376_1586417083"/><text:bookmark-end text:name="__RefHeading__1689_1859984652"/><text:bookmark-end text:name="__RefHeading__1378_1586417083"/><text:bookmark-end text:name="__RefHeading__619_241645718"/><text:bookmark-end text:name="__RefHeading__1539_2095896793"/><text:bookmark-end text:name="__RefHeading__191_102592204"/><text:bookmark-end text:name="__RefHeading__1541_2095896793"/><text:bookmark-end text:name="__RefHeading__621_241645718"/><text:bookmark-end text:name="__RefHeading__193_102592204"/><text:bookmark-end text:name="__RefHeading__1380_1586417083"/><text:bookmark-end text:name="__RefHeading__1691_1859984652"/><text:bookmark-end text:name="__RefHeading__1693_1859984652"/><text:bookmark-end text:name="__RefHeading__1543_2095896793"/><text:bookmark-end text:name="__RefHeading__195_102592204"/><text:bookmark-end text:name="__RefHeading__1382_1586417083"/><text:bookmark-end text:name="__RefHeading__623_241645718"/><text:bookmark-end text:name="__RefHeading__1695_1859984652"/><text:bookmark-end text:name="__RefHeading__1193_1701200629"/><text:bookmark-end text:name="__RefHeading__907_2000419837"/><text:bookmark-end text:name="__RefHeading__1384_1586417083"/><text:bookmark-end text:name="__RefHeading__1545_2095896793"/><text:bookmark-end text:name="__RefHeading__625_241645718"/><text:bookmark-end text:name="__RefHeading__197_102592204"/><text:bookmark-end text:name="__RefHeading__1697_1859984652"/><text:bookmark-end text:name="__RefHeading__1547_2095896793"/><text:bookmark-end text:name="__RefHeading__1386_1586417083"/><text:bookmark-end text:name="__RefHeading__199_102592204"/><text:bookmark-end text:name="__RefHeading__1195_1701200629"/><text:bookmark-end text:name="__RefHeading__627_241645718"/><text:bookmark-end text:name="__RefHeading__909_2000419837"/><text:bookmark-end text:name="__RefHeading__1388_1586417083"/><text:bookmark-end text:name="__RefHeading__1699_1859984652"/><text:bookmark-end text:name="__RefHeading__629_241645718"/><text:bookmark-end text:name="__RefHeading__1197_1701200629"/><text:bookmark-end text:name="__RefHeading__911_2000419837"/><text:bookmark-end text:name="__RefHeading__1549_2095896793"/><text:bookmark-end text:name="__RefHeading__201_102592204"/><text:bookmark-end text:name="__RefHeading__1701_1859984652"/><text:bookmark-end text:name="__RefHeading__1551_2095896793"/><text:bookmark-end text:name="__RefHeading__1390_1586417083"/><text:bookmark-end text:name="__RefHeading__913_2000419837"/><text:bookmark-end text:name="__RefHeading__631_241645718"/><text:bookmark-end text:name="__RefHeading__1199_1701200629"/><text:bookmark-end text:name="__RefHeading__203_102592204"/><text:bookmark-end text:name="__RefHeading__1703_1859984652"/><text:bookmark-end text:name="__RefHeading__915_2000419837"/><text:bookmark-end text:name="__RefHeading__205_102592204"/><text:bookmark-end text:name="__RefHeading__1201_1701200629"/><text:bookmark-end text:name="__RefHeading__1553_2095896793"/><text:bookmark-end text:name="__RefHeading__633_241645718"/><text:bookmark-end text:name="__RefHeading__1392_1586417083"/><text:bookmark-end text:name="__RefHeading__1705_1859984652"/><text:bookmark-end text:name="__RefHeading__1555_2095896793"/><text:bookmark-end text:name="__RefHeading__1394_1586417083"/><text:bookmark-end text:name="__RefHeading__635_241645718"/><text:bookmark-end text:name="__RefHeading__1203_1701200629"/><text:bookmark-end text:name="__RefHeading__207_102592204"/><text:bookmark-end text:name="__RefHeading__917_2000419837"/><text:bookmark-end text:name="__RefHeading__637_241645718"/><text:bookmark-end text:name="__RefHeading__1707_1859984652"/><text:bookmark-end text:name="__RefHeading__1396_1586417083"/><text:bookmark-end text:name="__RefHeading__919_2000419837"/><text:bookmark-end text:name="__RefHeading__209_102592204"/><text:bookmark-end text:name="__RefHeading__1557_2095896793"/><text:bookmark-end text:name="__RefHeading__1205_1701200629"/><text:bookmark-end text:name="__RefHeading__1709_1859984652"/><text:bookmark-end text:name="__RefHeading__1559_2095896793"/><text:bookmark-end text:name="__RefHeading__1398_1586417083"/><text:bookmark-end text:name="__RefHeading__639_241645718"/><text:bookmark-end text:name="__RefHeading__921_2000419837"/><text:bookmark-end text:name="__RefHeading__1207_1701200629"/><text:bookmark-end text:name="__RefHeading__211_102592204"/><text:bookmark-end text:name="__RefHeading__1711_1859984652"/><text:bookmark-end text:name="__RefHeading__923_2000419837"/><text:bookmark-end text:name="__RefHeading__1400_1586417083"/><text:bookmark-end text:name="__RefHeading__1209_1701200629"/><text:bookmark-end text:name="__RefHeading__1561_2095896793"/><text:bookmark-end text:name="__RefHeading__641_241645718"/><text:bookmark-end text:name="__RefHeading__213_102592204"/><text:bookmark-end text:name="__RefHeading__1713_1859984652"/><text:bookmark-end text:name="__RefHeading__1563_2095896793"/><text:bookmark-end text:name="__RefHeading__1402_1586417083"/><text:bookmark-end text:name="__RefHeading__643_241645718"/><text:bookmark-end text:name="__RefHeading__925_2000419837"/><text:bookmark-end text:name="__RefHeading__1211_1701200629"/><text:bookmark-end text:name="__RefHeading__215_102592204"/><text:bookmark-end text:name="__RefHeading__1715_1859984652"/><text:bookmark-end text:name="__RefHeading__645_241645718"/><text:bookmark-end text:name="__RefHeading__217_102592204"/><text:bookmark-end text:name="__RefHeading__927_2000419837"/><text:bookmark-end text:name="__RefHeading__1404_1586417083"/><text:bookmark-end text:name="__RefHeading__1565_2095896793"/><text:bookmark-end text:name="__RefHeading__1213_1701200629"/><text:bookmark-end text:name="__RefHeading__1717_1859984652"/><text:bookmark-end text:name="__RefHeading__1567_2095896793"/><text:bookmark-end text:name="__RefHeading__1406_1586417083"/><text:bookmark-end text:name="__RefHeading__219_102592204"/><text:bookmark-end text:name="__RefHeading__647_241645718"/><text:bookmark-end text:name="__RefHeading__1215_1701200629"/><text:bookmark-end text:name="__RefHeading__929_2000419837"/><text:bookmark-end text:name="__RefHeading__1719_1859984652"/><text:bookmark-end text:name="__RefHeading__221_102592204"/><text:bookmark-end text:name="__RefHeading__931_2000419837"/><text:bookmark-end text:name="__RefHeading__1408_1586417083"/><text:bookmark-end text:name="__RefHeading__1569_2095896793"/><text:bookmark-end text:name="__RefHeading__649_241645718"/><text:bookmark-end text:name="__RefHeading__1217_1701200629"/><text:bookmark-end text:name="__RefHeading__1721_1859984652"/><text:bookmark-end text:name="__RefHeading__1571_2095896793"/><text:bookmark-end text:name="__RefHeading__1219_1701200629"/><text:bookmark-end text:name="__RefHeading__1410_1586417083"/><text:bookmark-end text:name="__RefHeading__223_102592204"/><text:bookmark-end text:name="__RefHeading__933_2000419837"/><text:bookmark-end text:name="__RefHeading__651_241645718"/><text:bookmark-end text:name="__RefHeading__1723_1859984652"/><text:bookmark-end text:name="__RefHeading__653_241645718"/><text:bookmark-end text:name="__RefHeading__225_102592204"/><text:bookmark-end text:name="__RefHeading__935_2000419837"/><text:bookmark-end text:name="__RefHeading__1412_1586417083"/><text:bookmark-end text:name="__RefHeading__1573_2095896793"/><text:bookmark-end text:name="__RefHeading__1221_1701200629"/><text:bookmark-end text:name="__RefHeading__1725_1859984652"/><text:bookmark-end text:name="__RefHeading__1575_2095896793"/><text:bookmark-end text:name="__RefHeading__1414_1586417083"/><text:bookmark-end text:name="__RefHeading__227_102592204"/><text:bookmark-end text:name="__RefHeading__937_2000419837"/><text:bookmark-end text:name="__RefHeading__1223_1701200629"/><text:bookmark-end text:name="__RefHeading__655_241645718"/><text:bookmark-end text:name="__RefHeading__1727_1859984652"/><text:bookmark-end text:name="__RefHeading__657_241645718"/><text:bookmark-end text:name="__RefHeading__939_2000419837"/><text:bookmark-end text:name="__RefHeading__1416_1586417083"/><text:bookmark-end text:name="__RefHeading__1577_2095896793"/><text:bookmark-end text:name="__RefHeading__1225_1701200629"/><text:bookmark-end text:name="__RefHeading__229_1025922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宋体" svg:font-family="宋体"/>
    <style:font-face style:name="黑体" svg:font-family="黑体"/>
    <style:font-face style:name="Times New Roman1" svg:font-family="'Times New Roman'" style:font-family-generic="roman"/>
    <style:font-face style:name="Arial" svg:font-family="Arial" style:font-family-generic="swiss"/>
    <style:font-face style:name="DejaVu Sans2" svg:font-family="'DejaVu Sans'" style:font-pitch="variable"/>
    <style:font-face style:name="Lohit Hindi2" svg:font-family="'Lohit Hindi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fo:background-color="transparent" style:writing-mode="lr-tb">
        <style:background-image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37cm" fo:margin-right="0cm" fo:text-align="start" style:justify-single-word="false" fo:keep-together="always" fo:text-indent="0cm" style:auto-text-indent="false" fo:keep-with-next="always"/>
      <style:text-properties style:font-name="Times New Roman" fo:font-size="16pt" fo:font-weight="bold" style:letter-kerning="true" style:font-name-asian="宋体" style:font-size-asian="16pt" style:font-weight-asian="bold" style:font-name-complex="Times New Roman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fo:line-height="100%" fo:text-align="start" style:justify-single-word="false" fo:keep-together="always" fo:keep-with-next="always"/>
      <style:text-properties style:font-name="Arial" fo:font-size="16pt" fo:font-weight="bold" style:font-name-asian="黑体" style:font-size-asian="16pt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00%" fo:keep-together="always" fo:keep-with-next="always"/>
      <style:text-properties style:font-name="Times New Roman" fo:font-size="14pt" fo:font-weight="bold" style:font-name-asian="宋体" style:font-size-asian="14pt" style:font-weight-asian="bold" style:font-name-complex="Times New Roman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fo:line-height="100%" fo:keep-together="always" fo:keep-with-next="always"/>
      <style:text-properties style:font-name="Arial" fo:font-size="14pt" fo:font-weight="bold" style:font-name-asian="黑体" style:font-size-asian="14pt" style:font-weight-asian="bold" style:font-name-complex="Arial"/>
    </style:style>
    <style:style style:name="WW8Num5z0" style:family="text" style:parent-style-name="WW8Dropcap4049">
      <style:text-properties fo:color="#000000" fo:background-color="#ffffff"/>
    </style:style>
    <style:style style:name="WW8Dropcap4058" style:family="text"/>
    <style:style style:name="WW8Dropcap4043" style:family="text" style:parent-style-name="WW8Dropcap4058"/>
    <style:style style:name="Absatz-Standardschriftart" style:family="text" style:parent-style-name="WW8Dropcap4043"/>
    <style:style style:name="WW8Dropcap4049" style:family="text" style:parent-style-name="WW8Dropcap4058"/>
    <style:style style:name="WW8Dropcap4045" style:family="text" style:parent-style-name="WW8Dropcap4058"/>
    <style:style style:name="WW-Absatz-Standardschriftart" style:family="text" style:parent-style-name="WW8Dropcap4045"/>
    <style:style style:name="WW8Dropcap4047" style:family="text" style:parent-style-name="WW8Dropcap4058"/>
    <style:style style:name="WW-Absatz-Standardschriftart1" style:family="text" style:parent-style-name="WW8Dropcap4047"/>
    <style:style style:name="WW-Absatz-Standardschriftart11" style:family="text" style:parent-style-name="WW8Dropcap4049"/>
    <style:style style:name="WW8Dropcap4052" style:family="text" style:parent-style-name="WW8Dropcap4058"/>
    <style:style style:name="WW-Absatz-Standardschriftart111" style:family="text" style:parent-style-name="WW8Dropcap4052"/>
    <style:style style:name="WW8Num7z0" style:family="text" style:parent-style-name="WW8Dropcap4058">
      <style:text-properties fo:color="#000000" fo:background-color="#ffffff"/>
    </style:style>
    <style:style style:name="WW8Dropcap4054" style:family="text" style:parent-style-name="WW8Dropcap4058"/>
    <style:style style:name="WW-Absatz-Standardschriftart1111" style:family="text" style:parent-style-name="WW8Dropcap4054"/>
    <style:style style:name="WW8Dropcap4056" style:family="text" style:parent-style-name="WW8Dropcap4058"/>
    <style:style style:name="WW-Absatz-Standardschriftart11111" style:family="text" style:parent-style-name="WW8Dropcap4056"/>
    <style:style style:name="WW-Absatz-Standardschriftart111111" style:family="text" style:parent-style-name="WW8Dropcap4058"/>
    <style:style style:name="WW-Absatz-Standardschriftart1111111" style:family="text" style:parent-style-name="WW8Dropcap4058"/>
    <style:style style:name="WW8Num6z0" style:family="text" style:parent-style-name="WW8Dropcap4058">
      <style:text-properties fo:color="#000000" fo:background-color="#ffffff"/>
    </style:style>
    <style:style style:name="默认段落字体" style:family="text" style:parent-style-name="WW8Dropcap4058"/>
    <style:style style:name="Page_20_Number" style:display-name="Page Number" style:family="text" style:parent-style-name="默认段落字体"/>
    <style:style style:name="Internet_20_link" style:display-name="Internet link" style:family="text" style:parent-style-name="默认段落字体">
      <style:text-properties fo:color="#0000ff"/>
    </style:style>
    <style:style style:name="sh_5f_type" style:display-name="sh_type" style:family="text" style:parent-style-name="默认段落字体"/>
    <style:style style:name="sh_5f_keyword" style:display-name="sh_keyword" style:family="text" style:parent-style-name="默认段落字体"/>
    <style:style style:name="标题_20_2_20_Char_20_Char" style:display-name="标题 2 Char Char" style:family="text" style:parent-style-name="WW8Dropcap4058">
      <style:text-properties style:font-name="Arial" fo:font-size="16pt" fo:font-weight="bold" style:font-name-asian="黑体" style:font-size-asian="16pt" style:font-weight-asian="bold" style:font-name-complex="Arial"/>
    </style:style>
    <style:style style:name="sh_5f_cbracket" style:display-name="sh_cbracket" style:family="text" style:parent-style-name="默认段落字体"/>
    <style:style style:name="sh_5f_function" style:display-name="sh_function" style:family="text" style:parent-style-name="默认段落字体"/>
    <style:style style:name="标题_20_1_20_Char_20_Char" style:display-name="标题 1 Char Char" style:family="text" style:parent-style-name="默认段落字体">
      <style:text-properties style:font-name="Times New Roman" fo:font-size="16pt" fo:font-weight="bold" style:letter-kerning="true" style:font-name-asian="宋体" style:font-size-asian="16pt" style:font-weight-asian="bold" style:font-name-complex="Times New Roman" style:font-size-complex="22pt" style:font-weight-complex="bold"/>
    </style:style>
    <style:style style:name="sh_5f_symbol" style:display-name="sh_symbol" style:family="text" style:parent-style-name="默认段落字体"/>
    <style:style style:name="sh_5f_number" style:display-name="sh_number" style:family="text" style:parent-style-name="默认段落字体"/>
    <style:style style:name="_20_Char_20_Char1" style:display-name=" Char Char1" style:family="text" style:parent-style-name="默认段落字体">
      <style:text-properties fo:font-size="9pt" style:letter-kerning="true" style:font-size-asian="9pt" style:font-size-complex="9pt"/>
    </style:style>
    <style:style style:name="_20_Char_20_Char3" style:display-name=" Char Char3" style:family="text" style:parent-style-name="默认段落字体">
      <style:text-properties style:font-name="Times New Roman" fo:font-size="16pt" fo:font-weight="bold" style:letter-kerning="true" style:font-name-asian="宋体" style:font-size-asian="16pt" style:font-weight-asian="bold" style:font-name-complex="Times New Roman" style:font-size-complex="22pt" style:font-weight-complex="bold"/>
    </style:style>
    <style:style style:name="_20_Char_20_Char" style:display-name=" Char Char" style:family="text" style:parent-style-name="默认段落字体">
      <style:text-properties fo:font-size="9pt" style:letter-kerning="true" style:font-size-asian="9pt" style:font-size-complex="9pt"/>
    </style:style>
    <style:style style:name="_20_Char_20_Char2" style:display-name=" Char Char2" style:family="text" style:parent-style-name="WW8Dropcap4058">
      <style:text-properties style:font-name="Arial" fo:font-size="16pt" fo:font-weight="bold" style:font-name-asian="黑体" style:font-size-asian="16pt" style:font-weight-asian="bold" style:font-name-complex="Arial"/>
    </style:style>
    <style:style style:name="标题_20_3_20_Char_20_Char" style:display-name="标题 3 Char Char" style:family="text" style:parent-style-name="WW8Dropcap4058">
      <style:text-properties style:font-name="Times New Roman" fo:font-size="14pt" fo:font-weight="bold" style:font-name-asian="宋体" style:font-size-asian="14pt" style:font-weight-asian="bold" style:font-name-complex="Times New Roman"/>
    </style:style>
    <style:style style:name="标题_20_4_20_Char_20_Char" style:display-name="标题 4 Char Char" style:family="text" style:parent-style-name="WW8Dropcap4058">
      <style:text-properties style:font-name="Arial" fo:font-size="14pt" fo:font-weight="bold" style:font-name-asian="黑体" style:font-size-asian="14pt" style:font-weight-asian="bold" style:font-name-complex="Arial"/>
    </style:style>
    <style:style style:name="Index_20_Link" style:display-name="Index Link" style:family="text" style:parent-style-name="WW8Dropcap4058"/>
    <style:style style:name="Visited_20_Internet_20_Link" style:display-name="Visited Internet Link" style:family="text" style:parent-style-name="WW8Dropcap4058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Dropcap0" style:family="text" style:parent-style-name="WW8Dropcap4058"/>
    <style:style style:name="WW8Dropcap1" style:family="text" style:parent-style-name="WW8Dropcap4058"/>
    <style:style style:name="WW8Dropcap2" style:family="text" style:parent-style-name="WW8Dropcap4058"/>
    <style:style style:name="WW8Dropcap3" style:family="text" style:parent-style-name="WW8Dropcap4058"/>
    <style:style style:name="WW8Dropcap4" style:family="text" style:parent-style-name="WW8Dropcap4058"/>
    <style:style style:name="WW8Dropcap5" style:family="text" style:parent-style-name="WW8Dropcap4058"/>
    <style:style style:name="WW8Dropcap6" style:family="text" style:parent-style-name="WW8Dropcap4058"/>
    <style:style style:name="WW8Dropcap7" style:family="text" style:parent-style-name="WW8Dropcap4058"/>
    <style:style style:name="WW8Dropcap8" style:family="text" style:parent-style-name="WW8Dropcap4058"/>
    <style:style style:name="WW8Dropcap9" style:family="text" style:parent-style-name="WW8Dropcap4058"/>
    <style:style style:name="WW8Dropcap10" style:family="text" style:parent-style-name="WW8Dropcap4058"/>
    <style:style style:name="WW8Dropcap11" style:family="text" style:parent-style-name="WW8Dropcap4058"/>
    <style:style style:name="WW8Dropcap12" style:family="text" style:parent-style-name="WW8Dropcap4058"/>
    <style:style style:name="WW8Dropcap13" style:family="text" style:parent-style-name="WW8Dropcap4058"/>
    <style:style style:name="WW8Dropcap14" style:family="text" style:parent-style-name="WW8Dropcap4058"/>
    <style:style style:name="WW8Dropcap15" style:family="text" style:parent-style-name="WW8Dropcap4058"/>
    <style:style style:name="WW8Dropcap16" style:family="text" style:parent-style-name="WW8Dropcap4058"/>
    <style:style style:name="WW8Dropcap17" style:family="text" style:parent-style-name="WW8Dropcap4058"/>
    <style:style style:name="WW8Dropcap18" style:family="text" style:parent-style-name="WW8Dropcap4058"/>
    <style:style style:name="WW8Dropcap19" style:family="text" style:parent-style-name="WW8Dropcap4058"/>
    <style:style style:name="WW8Dropcap20" style:family="text" style:parent-style-name="WW8Dropcap4058"/>
    <style:style style:name="WW8Dropcap21" style:family="text" style:parent-style-name="WW8Dropcap4058"/>
    <style:style style:name="WW8Dropcap22" style:family="text" style:parent-style-name="WW8Dropcap4058"/>
    <style:style style:name="WW8Dropcap23" style:family="text" style:parent-style-name="WW8Dropcap4058"/>
    <style:style style:name="WW8Dropcap24" style:family="text" style:parent-style-name="WW8Dropcap4058"/>
    <style:style style:name="WW8Dropcap25" style:family="text" style:parent-style-name="WW8Dropcap4058"/>
    <style:style style:name="WW8Dropcap26" style:family="text" style:parent-style-name="WW8Dropcap4058"/>
    <style:style style:name="WW8Dropcap27" style:family="text" style:parent-style-name="WW8Dropcap4058"/>
    <style:style style:name="WW8Dropcap28" style:family="text" style:parent-style-name="WW8Dropcap4058"/>
    <style:style style:name="WW8Dropcap29" style:family="text" style:parent-style-name="WW8Dropcap4058"/>
    <style:style style:name="WW8Dropcap30" style:family="text" style:parent-style-name="WW8Dropcap4058"/>
    <style:style style:name="WW8Dropcap31" style:family="text" style:parent-style-name="WW8Dropcap4058"/>
    <style:style style:name="WW8Dropcap32" style:family="text" style:parent-style-name="WW8Dropcap4058"/>
    <style:style style:name="WW8Dropcap33" style:family="text" style:parent-style-name="WW8Dropcap4058"/>
    <style:style style:name="WW8Dropcap34" style:family="text" style:parent-style-name="WW8Dropcap4058"/>
    <style:style style:name="WW8Dropcap35" style:family="text" style:parent-style-name="WW8Dropcap4058"/>
    <style:style style:name="WW8Dropcap36" style:family="text" style:parent-style-name="WW8Dropcap4058"/>
    <style:style style:name="WW8Dropcap37" style:family="text" style:parent-style-name="WW8Dropcap4058"/>
    <style:style style:name="WW8Dropcap38" style:family="text" style:parent-style-name="WW8Dropcap4058"/>
    <style:style style:name="WW8Dropcap39" style:family="text" style:parent-style-name="WW8Dropcap4058"/>
    <style:style style:name="WW8Dropcap40" style:family="text" style:parent-style-name="WW8Dropcap4058"/>
    <style:style style:name="WW8Dropcap41" style:family="text" style:parent-style-name="WW8Dropcap4058"/>
    <style:style style:name="WW8Dropcap42" style:family="text" style:parent-style-name="WW8Dropcap4058"/>
    <style:style style:name="WW8Dropcap43" style:family="text" style:parent-style-name="WW8Dropcap4058"/>
    <style:style style:name="WW8Dropcap44" style:family="text" style:parent-style-name="WW8Dropcap4058"/>
    <style:style style:name="WW8Dropcap45" style:family="text" style:parent-style-name="WW8Dropcap4058"/>
    <style:style style:name="WW8Dropcap46" style:family="text" style:parent-style-name="WW8Dropcap4058"/>
    <style:style style:name="WW8Dropcap47" style:family="text" style:parent-style-name="WW8Dropcap4058"/>
    <style:style style:name="WW8Dropcap48" style:family="text" style:parent-style-name="WW8Dropcap4058"/>
    <style:style style:name="WW8Dropcap49" style:family="text" style:parent-style-name="WW8Dropcap4058"/>
    <style:style style:name="WW8Dropcap50" style:family="text" style:parent-style-name="WW8Dropcap4058"/>
    <style:style style:name="WW8Dropcap51" style:family="text" style:parent-style-name="WW8Dropcap4058"/>
    <style:style style:name="WW8Dropcap52" style:family="text" style:parent-style-name="WW8Dropcap4058"/>
    <style:style style:name="WW8Dropcap53" style:family="text" style:parent-style-name="WW8Dropcap4058"/>
    <style:style style:name="WW8Dropcap54" style:family="text" style:parent-style-name="WW8Dropcap4058"/>
    <style:style style:name="WW8Dropcap55" style:family="text" style:parent-style-name="WW8Dropcap4058"/>
    <style:style style:name="WW8Dropcap56" style:family="text" style:parent-style-name="WW8Dropcap4058"/>
    <style:style style:name="WW8Dropcap57" style:family="text" style:parent-style-name="WW8Dropcap4058"/>
    <style:style style:name="WW8Dropcap58" style:family="text" style:parent-style-name="WW8Dropcap4058"/>
    <style:style style:name="WW8Dropcap59" style:family="text" style:parent-style-name="WW8Dropcap4058"/>
    <style:style style:name="WW8Dropcap60" style:family="text" style:parent-style-name="WW8Dropcap4058"/>
    <style:style style:name="WW8Dropcap61" style:family="text" style:parent-style-name="WW8Dropcap4058"/>
    <style:style style:name="WW8Dropcap62" style:family="text" style:parent-style-name="WW8Dropcap4058"/>
    <style:style style:name="WW8Dropcap63" style:family="text" style:parent-style-name="WW8Dropcap4058"/>
    <style:style style:name="WW8Dropcap64" style:family="text" style:parent-style-name="WW8Dropcap4058"/>
    <style:style style:name="WW8Dropcap65" style:family="text" style:parent-style-name="WW8Dropcap4058"/>
    <style:style style:name="WW8Dropcap66" style:family="text" style:parent-style-name="WW8Dropcap4058"/>
    <style:style style:name="WW8Dropcap67" style:family="text" style:parent-style-name="WW8Dropcap4058"/>
    <style:style style:name="WW8Dropcap68" style:family="text" style:parent-style-name="WW8Dropcap4058"/>
    <style:style style:name="WW8Dropcap69" style:family="text" style:parent-style-name="WW8Dropcap4058"/>
    <style:style style:name="WW8Dropcap70" style:family="text" style:parent-style-name="WW8Dropcap4058"/>
    <style:style style:name="WW8Dropcap71" style:family="text" style:parent-style-name="WW8Dropcap4058"/>
    <style:style style:name="WW8Dropcap72" style:family="text" style:parent-style-name="WW8Dropcap4058"/>
    <style:style style:name="WW8Dropcap73" style:family="text" style:parent-style-name="WW8Dropcap4058"/>
    <style:style style:name="WW8Dropcap74" style:family="text" style:parent-style-name="WW8Dropcap4058"/>
    <style:style style:name="WW8Dropcap75" style:family="text" style:parent-style-name="WW8Dropcap4058"/>
    <style:style style:name="WW8Dropcap76" style:family="text" style:parent-style-name="WW8Dropcap4058"/>
    <style:style style:name="WW8Dropcap77" style:family="text" style:parent-style-name="WW8Dropcap4058"/>
    <style:style style:name="WW8Dropcap78" style:family="text" style:parent-style-name="WW8Dropcap4058"/>
    <style:style style:name="WW8Dropcap79" style:family="text" style:parent-style-name="WW8Dropcap4058"/>
    <style:style style:name="WW8Dropcap80" style:family="text" style:parent-style-name="WW8Dropcap4058"/>
    <style:style style:name="WW8Dropcap81" style:family="text" style:parent-style-name="WW8Dropcap4058"/>
    <style:style style:name="WW8Dropcap82" style:family="text" style:parent-style-name="WW8Dropcap4058"/>
    <style:style style:name="WW8Dropcap83" style:family="text" style:parent-style-name="WW8Dropcap4058"/>
    <style:style style:name="WW8Dropcap84" style:family="text" style:parent-style-name="WW8Dropcap4058"/>
    <style:style style:name="WW8Dropcap85" style:family="text" style:parent-style-name="WW8Dropcap4058"/>
    <style:style style:name="WW8Dropcap86" style:family="text" style:parent-style-name="WW8Dropcap4058"/>
    <style:style style:name="WW8Dropcap87" style:family="text" style:parent-style-name="WW8Dropcap4058"/>
    <style:style style:name="WW8Dropcap88" style:family="text" style:parent-style-name="WW8Dropcap4058"/>
    <style:style style:name="WW8Dropcap89" style:family="text" style:parent-style-name="WW8Dropcap4058"/>
    <style:style style:name="WW8Dropcap90" style:family="text" style:parent-style-name="WW8Dropcap4058"/>
    <style:style style:name="WW8Dropcap91" style:family="text" style:parent-style-name="WW8Dropcap4058"/>
    <style:style style:name="WW8Dropcap92" style:family="text" style:parent-style-name="WW8Dropcap4058"/>
    <style:style style:name="WW8Dropcap93" style:family="text" style:parent-style-name="WW8Dropcap4058"/>
    <style:style style:name="WW8Dropcap94" style:family="text" style:parent-style-name="WW8Dropcap4058"/>
    <style:style style:name="WW8Dropcap95" style:family="text" style:parent-style-name="WW8Dropcap4058"/>
    <style:style style:name="WW8Dropcap96" style:family="text" style:parent-style-name="WW8Dropcap4058"/>
    <style:style style:name="WW8Dropcap97" style:family="text" style:parent-style-name="WW8Dropcap4058"/>
    <style:style style:name="WW8Dropcap98" style:family="text" style:parent-style-name="WW8Dropcap4058"/>
    <style:style style:name="WW8Dropcap99" style:family="text" style:parent-style-name="WW8Dropcap4058"/>
    <style:style style:name="WW8Dropcap100" style:family="text" style:parent-style-name="WW8Dropcap4058"/>
    <style:style style:name="WW8Dropcap101" style:family="text" style:parent-style-name="WW8Dropcap4058"/>
    <style:style style:name="WW8Dropcap102" style:family="text" style:parent-style-name="WW8Dropcap4058"/>
    <style:style style:name="WW8Dropcap103" style:family="text" style:parent-style-name="WW8Dropcap4058"/>
    <style:style style:name="WW8Dropcap104" style:family="text" style:parent-style-name="WW8Dropcap4058"/>
    <style:style style:name="WW8Dropcap105" style:family="text" style:parent-style-name="WW8Dropcap4058"/>
    <style:style style:name="WW8Dropcap106" style:family="text" style:parent-style-name="WW8Dropcap4058"/>
    <style:style style:name="WW8Dropcap107" style:family="text" style:parent-style-name="WW8Dropcap4058"/>
    <style:style style:name="WW8Dropcap108" style:family="text" style:parent-style-name="WW8Dropcap4058"/>
    <style:style style:name="WW8Dropcap109" style:family="text" style:parent-style-name="WW8Dropcap4058"/>
    <style:style style:name="WW8Dropcap110" style:family="text" style:parent-style-name="WW8Dropcap4058"/>
    <style:style style:name="WW8Dropcap111" style:family="text" style:parent-style-name="WW8Dropcap4058"/>
    <style:style style:name="WW8Dropcap112" style:family="text" style:parent-style-name="WW8Dropcap4058"/>
    <style:style style:name="WW8Dropcap113" style:family="text" style:parent-style-name="WW8Dropcap4058"/>
    <style:style style:name="WW8Dropcap114" style:family="text" style:parent-style-name="WW8Dropcap4058"/>
    <style:style style:name="WW8Dropcap115" style:family="text" style:parent-style-name="WW8Dropcap4058"/>
    <style:style style:name="WW8Dropcap116" style:family="text" style:parent-style-name="WW8Dropcap4058"/>
    <style:style style:name="WW8Dropcap117" style:family="text" style:parent-style-name="WW8Dropcap4058"/>
    <style:style style:name="WW8Dropcap118" style:family="text" style:parent-style-name="WW8Dropcap4058"/>
    <style:style style:name="WW8Dropcap119" style:family="text" style:parent-style-name="WW8Dropcap4058"/>
    <style:style style:name="WW8Dropcap120" style:family="text" style:parent-style-name="WW8Dropcap4058"/>
    <style:style style:name="WW8Dropcap121" style:family="text" style:parent-style-name="WW8Dropcap4058"/>
    <style:style style:name="WW8Dropcap122" style:family="text" style:parent-style-name="WW8Dropcap4058"/>
    <style:style style:name="WW8Dropcap123" style:family="text" style:parent-style-name="WW8Dropcap4058"/>
    <style:style style:name="WW8Dropcap124" style:family="text" style:parent-style-name="WW8Dropcap4058"/>
    <style:style style:name="WW8Dropcap125" style:family="text" style:parent-style-name="WW8Dropcap4058"/>
    <style:style style:name="WW8Dropcap126" style:family="text" style:parent-style-name="WW8Dropcap4058"/>
    <style:style style:name="WW8Dropcap127" style:family="text" style:parent-style-name="WW8Dropcap4058"/>
    <style:style style:name="WW8Dropcap128" style:family="text" style:parent-style-name="WW8Dropcap4058"/>
    <style:style style:name="WW8Dropcap129" style:family="text" style:parent-style-name="WW8Dropcap4058"/>
    <style:style style:name="WW8Dropcap130" style:family="text" style:parent-style-name="WW8Dropcap4058"/>
    <style:style style:name="WW8Dropcap131" style:family="text" style:parent-style-name="WW8Dropcap4058"/>
    <style:style style:name="WW8Dropcap132" style:family="text" style:parent-style-name="WW8Dropcap4058"/>
    <style:style style:name="WW8Dropcap133" style:family="text" style:parent-style-name="WW8Dropcap4058"/>
    <style:style style:name="WW8Dropcap134" style:family="text" style:parent-style-name="WW8Dropcap4058"/>
    <style:style style:name="WW8Dropcap135" style:family="text" style:parent-style-name="WW8Dropcap4058"/>
    <style:style style:name="WW8Dropcap136" style:family="text" style:parent-style-name="WW8Dropcap4058"/>
    <style:style style:name="WW8Dropcap137" style:family="text" style:parent-style-name="WW8Dropcap4058"/>
    <style:style style:name="WW8Dropcap138" style:family="text" style:parent-style-name="WW8Dropcap4058"/>
    <style:style style:name="WW8Dropcap139" style:family="text" style:parent-style-name="WW8Dropcap4058"/>
    <style:style style:name="WW8Dropcap140" style:family="text" style:parent-style-name="WW8Dropcap4058"/>
    <style:style style:name="WW8Dropcap141" style:family="text" style:parent-style-name="WW8Dropcap4058"/>
    <style:style style:name="WW8Dropcap142" style:family="text" style:parent-style-name="WW8Dropcap4058"/>
    <style:style style:name="WW8Dropcap143" style:family="text" style:parent-style-name="WW8Dropcap4058"/>
    <style:style style:name="WW8Dropcap144" style:family="text" style:parent-style-name="WW8Dropcap4058"/>
    <style:style style:name="WW8Dropcap145" style:family="text" style:parent-style-name="WW8Dropcap4058"/>
    <style:style style:name="WW8Dropcap146" style:family="text" style:parent-style-name="WW8Dropcap4058"/>
    <style:style style:name="WW8Dropcap147" style:family="text" style:parent-style-name="WW8Dropcap4058"/>
    <style:style style:name="WW8Dropcap148" style:family="text" style:parent-style-name="WW8Dropcap4058"/>
    <style:style style:name="WW8Dropcap149" style:family="text" style:parent-style-name="WW8Dropcap4058"/>
    <style:style style:name="WW8Dropcap150" style:family="text" style:parent-style-name="WW8Dropcap4058"/>
    <style:style style:name="WW8Dropcap151" style:family="text" style:parent-style-name="WW8Dropcap4058"/>
    <style:style style:name="WW8Dropcap152" style:family="text" style:parent-style-name="WW8Dropcap4058"/>
    <style:style style:name="WW8Dropcap153" style:family="text" style:parent-style-name="WW8Dropcap4058"/>
    <style:style style:name="WW8Dropcap154" style:family="text" style:parent-style-name="WW8Dropcap4058"/>
    <style:style style:name="WW8Dropcap155" style:family="text" style:parent-style-name="WW8Dropcap4058"/>
    <style:style style:name="WW8Dropcap156" style:family="text" style:parent-style-name="WW8Dropcap4058"/>
    <style:style style:name="WW8Dropcap157" style:family="text" style:parent-style-name="WW8Dropcap4058"/>
    <style:style style:name="WW8Dropcap158" style:family="text" style:parent-style-name="WW8Dropcap4058"/>
    <style:style style:name="WW8Dropcap159" style:family="text" style:parent-style-name="WW8Dropcap4058"/>
    <style:style style:name="WW8Dropcap160" style:family="text" style:parent-style-name="WW8Dropcap4058"/>
    <style:style style:name="WW8Dropcap161" style:family="text" style:parent-style-name="WW8Dropcap4058"/>
    <style:style style:name="WW8Dropcap162" style:family="text" style:parent-style-name="WW8Dropcap4058"/>
    <style:style style:name="WW8Dropcap163" style:family="text" style:parent-style-name="WW8Dropcap4058"/>
    <style:style style:name="WW8Dropcap164" style:family="text" style:parent-style-name="WW8Dropcap4058"/>
    <style:style style:name="WW8Dropcap165" style:family="text" style:parent-style-name="WW8Dropcap4058"/>
    <style:style style:name="WW8Dropcap166" style:family="text" style:parent-style-name="WW8Dropcap4058"/>
    <style:style style:name="WW8Dropcap167" style:family="text" style:parent-style-name="WW8Dropcap4058"/>
    <style:style style:name="WW8Dropcap168" style:family="text" style:parent-style-name="WW8Dropcap4058"/>
    <style:style style:name="WW8Dropcap169" style:family="text" style:parent-style-name="WW8Dropcap4058"/>
    <style:style style:name="WW8Dropcap170" style:family="text" style:parent-style-name="WW8Dropcap4058"/>
    <style:style style:name="WW8Dropcap171" style:family="text" style:parent-style-name="WW8Dropcap4058"/>
    <style:style style:name="WW8Dropcap172" style:family="text" style:parent-style-name="WW8Dropcap4058"/>
    <style:style style:name="WW8Dropcap173" style:family="text" style:parent-style-name="WW8Dropcap4058"/>
    <style:style style:name="WW8Dropcap174" style:family="text" style:parent-style-name="WW8Dropcap4058"/>
    <style:style style:name="WW8Dropcap175" style:family="text" style:parent-style-name="WW8Dropcap4058"/>
    <style:style style:name="WW8Dropcap176" style:family="text" style:parent-style-name="WW8Dropcap4058"/>
    <style:style style:name="WW8Dropcap177" style:family="text" style:parent-style-name="WW8Dropcap4058"/>
    <style:style style:name="WW8Dropcap178" style:family="text" style:parent-style-name="WW8Dropcap4058"/>
    <style:style style:name="WW8Dropcap179" style:family="text" style:parent-style-name="WW8Dropcap4058"/>
    <style:style style:name="WW8Dropcap180" style:family="text" style:parent-style-name="WW8Dropcap4058"/>
    <style:style style:name="WW8Dropcap181" style:family="text" style:parent-style-name="WW8Dropcap4058"/>
    <style:style style:name="WW8Dropcap182" style:family="text" style:parent-style-name="WW8Dropcap4058"/>
    <style:style style:name="WW8Dropcap183" style:family="text" style:parent-style-name="WW8Dropcap4058"/>
    <style:style style:name="WW8Dropcap184" style:family="text" style:parent-style-name="WW8Dropcap4058"/>
    <style:style style:name="WW8Dropcap185" style:family="text" style:parent-style-name="WW8Dropcap4058"/>
    <style:style style:name="WW8Dropcap186" style:family="text" style:parent-style-name="WW8Dropcap4058"/>
    <style:style style:name="WW8Dropcap187" style:family="text" style:parent-style-name="WW8Dropcap4058"/>
    <style:style style:name="WW8Dropcap188" style:family="text" style:parent-style-name="WW8Dropcap4058"/>
    <style:style style:name="WW8Dropcap189" style:family="text" style:parent-style-name="WW8Dropcap4058"/>
    <style:style style:name="WW8Dropcap190" style:family="text" style:parent-style-name="WW8Dropcap4058"/>
    <style:style style:name="WW8Dropcap191" style:family="text" style:parent-style-name="WW8Dropcap4058"/>
    <style:style style:name="WW8Dropcap192" style:family="text" style:parent-style-name="WW8Dropcap4058"/>
    <style:style style:name="WW8Dropcap193" style:family="text" style:parent-style-name="WW8Dropcap4058"/>
    <style:style style:name="WW8Dropcap194" style:family="text" style:parent-style-name="WW8Dropcap4058"/>
    <style:style style:name="WW8Dropcap195" style:family="text" style:parent-style-name="WW8Dropcap4058"/>
    <style:style style:name="WW8Dropcap196" style:family="text" style:parent-style-name="WW8Dropcap4058"/>
    <style:style style:name="WW8Dropcap197" style:family="text" style:parent-style-name="WW8Dropcap4058"/>
    <style:style style:name="WW8Dropcap198" style:family="text" style:parent-style-name="WW8Dropcap4058"/>
    <style:style style:name="WW8Dropcap199" style:family="text" style:parent-style-name="WW8Dropcap4058"/>
    <style:style style:name="WW8Dropcap200" style:family="text" style:parent-style-name="WW8Dropcap4058"/>
    <style:style style:name="WW8Dropcap201" style:family="text" style:parent-style-name="WW8Dropcap4058"/>
    <style:style style:name="WW8Dropcap202" style:family="text" style:parent-style-name="WW8Dropcap4058"/>
    <style:style style:name="WW8Dropcap203" style:family="text" style:parent-style-name="WW8Dropcap4058"/>
    <style:style style:name="WW8Dropcap204" style:family="text" style:parent-style-name="WW8Dropcap4058"/>
    <style:style style:name="WW8Dropcap205" style:family="text" style:parent-style-name="WW8Dropcap4058"/>
    <style:style style:name="WW8Dropcap206" style:family="text" style:parent-style-name="WW8Dropcap4058"/>
    <style:style style:name="WW8Dropcap207" style:family="text" style:parent-style-name="WW8Dropcap4058"/>
    <style:style style:name="WW8Dropcap208" style:family="text" style:parent-style-name="WW8Dropcap4058"/>
    <style:style style:name="WW8Dropcap209" style:family="text" style:parent-style-name="WW8Dropcap4058"/>
    <style:style style:name="WW8Dropcap210" style:family="text" style:parent-style-name="WW8Dropcap4058"/>
    <style:style style:name="WW8Dropcap211" style:family="text" style:parent-style-name="WW8Dropcap4058"/>
    <style:style style:name="WW8Dropcap212" style:family="text" style:parent-style-name="WW8Dropcap4058"/>
    <style:style style:name="WW8Dropcap213" style:family="text" style:parent-style-name="WW8Dropcap4058"/>
    <style:style style:name="WW8Dropcap214" style:family="text" style:parent-style-name="WW8Dropcap4058"/>
    <style:style style:name="WW8Dropcap215" style:family="text" style:parent-style-name="WW8Dropcap4058"/>
    <style:style style:name="WW8Dropcap216" style:family="text" style:parent-style-name="WW8Dropcap4058"/>
    <style:style style:name="WW8Dropcap217" style:family="text" style:parent-style-name="WW8Dropcap4058"/>
    <style:style style:name="WW8Dropcap218" style:family="text" style:parent-style-name="WW8Dropcap4058"/>
    <style:style style:name="WW8Dropcap219" style:family="text" style:parent-style-name="WW8Dropcap4058"/>
    <style:style style:name="WW8Dropcap220" style:family="text" style:parent-style-name="WW8Dropcap4058"/>
    <style:style style:name="WW8Dropcap221" style:family="text" style:parent-style-name="WW8Dropcap4058"/>
    <style:style style:name="WW8Dropcap222" style:family="text" style:parent-style-name="WW8Dropcap4058"/>
    <style:style style:name="WW8Dropcap223" style:family="text" style:parent-style-name="WW8Dropcap4058"/>
    <style:style style:name="WW8Dropcap224" style:family="text" style:parent-style-name="WW8Dropcap4058"/>
    <style:style style:name="WW8Dropcap225" style:family="text" style:parent-style-name="WW8Dropcap4058"/>
    <style:style style:name="WW8Dropcap226" style:family="text" style:parent-style-name="WW8Dropcap4058"/>
    <style:style style:name="WW8Dropcap227" style:family="text" style:parent-style-name="WW8Dropcap4058"/>
    <style:style style:name="WW8Dropcap228" style:family="text" style:parent-style-name="WW8Dropcap4058"/>
    <style:style style:name="WW8Dropcap229" style:family="text" style:parent-style-name="WW8Dropcap4058"/>
    <style:style style:name="WW8Dropcap230" style:family="text" style:parent-style-name="WW8Dropcap4058"/>
    <style:style style:name="WW8Dropcap231" style:family="text" style:parent-style-name="WW8Dropcap4058"/>
    <style:style style:name="WW8Dropcap232" style:family="text" style:parent-style-name="WW8Dropcap4058"/>
    <style:style style:name="WW8Dropcap233" style:family="text" style:parent-style-name="WW8Dropcap4058"/>
    <style:style style:name="WW8Dropcap234" style:family="text" style:parent-style-name="WW8Dropcap4058"/>
    <style:style style:name="WW8Dropcap235" style:family="text" style:parent-style-name="WW8Dropcap4058"/>
    <style:style style:name="WW8Dropcap236" style:family="text" style:parent-style-name="WW8Dropcap4058"/>
    <style:style style:name="WW8Dropcap237" style:family="text" style:parent-style-name="WW8Dropcap4058"/>
    <style:style style:name="WW8Dropcap238" style:family="text" style:parent-style-name="WW8Dropcap4058"/>
    <style:style style:name="WW8Dropcap239" style:family="text" style:parent-style-name="WW8Dropcap4058"/>
    <style:style style:name="WW8Dropcap240" style:family="text" style:parent-style-name="WW8Dropcap4058"/>
    <style:style style:name="WW8Dropcap241" style:family="text" style:parent-style-name="WW8Dropcap4058"/>
    <style:style style:name="WW8Dropcap242" style:family="text" style:parent-style-name="WW8Dropcap4058"/>
    <style:style style:name="WW8Dropcap243" style:family="text" style:parent-style-name="WW8Dropcap4058"/>
    <style:style style:name="WW8Dropcap244" style:family="text" style:parent-style-name="WW8Dropcap4058"/>
    <style:style style:name="WW8Dropcap245" style:family="text" style:parent-style-name="WW8Dropcap4058"/>
    <style:style style:name="WW8Dropcap246" style:family="text" style:parent-style-name="WW8Dropcap4058"/>
    <style:style style:name="WW8Dropcap247" style:family="text" style:parent-style-name="WW8Dropcap4058"/>
    <style:style style:name="WW8Dropcap248" style:family="text" style:parent-style-name="WW8Dropcap4058"/>
    <style:style style:name="WW8Dropcap249" style:family="text" style:parent-style-name="WW8Dropcap4058"/>
    <style:style style:name="WW8Dropcap250" style:family="text" style:parent-style-name="WW8Dropcap4058"/>
    <style:style style:name="WW8Dropcap251" style:family="text" style:parent-style-name="WW8Dropcap4058"/>
    <style:style style:name="WW8Dropcap252" style:family="text" style:parent-style-name="WW8Dropcap4058"/>
    <style:style style:name="WW8Dropcap253" style:family="text" style:parent-style-name="WW8Dropcap4058"/>
    <style:style style:name="WW8Dropcap254" style:family="text" style:parent-style-name="WW8Dropcap4058"/>
    <style:style style:name="WW8Dropcap255" style:family="text" style:parent-style-name="WW8Dropcap4058"/>
    <style:style style:name="WW8Dropcap256" style:family="text" style:parent-style-name="WW8Dropcap4058"/>
    <style:style style:name="WW8Dropcap257" style:family="text" style:parent-style-name="WW8Dropcap4058"/>
    <style:style style:name="WW8Dropcap258" style:family="text" style:parent-style-name="WW8Dropcap4058"/>
    <style:style style:name="WW8Dropcap259" style:family="text" style:parent-style-name="WW8Dropcap4058"/>
    <style:style style:name="WW8Dropcap260" style:family="text" style:parent-style-name="WW8Dropcap4058"/>
    <style:style style:name="WW8Dropcap261" style:family="text" style:parent-style-name="WW8Dropcap4058"/>
    <style:style style:name="WW8Dropcap262" style:family="text" style:parent-style-name="WW8Dropcap4058"/>
    <style:style style:name="WW8Dropcap263" style:family="text" style:parent-style-name="WW8Dropcap4058"/>
    <style:style style:name="WW8Dropcap264" style:family="text" style:parent-style-name="WW8Dropcap4058"/>
    <style:style style:name="WW8Dropcap265" style:family="text" style:parent-style-name="WW8Dropcap4058"/>
    <style:style style:name="WW8Dropcap266" style:family="text" style:parent-style-name="WW8Dropcap4058"/>
    <style:style style:name="WW8Dropcap267" style:family="text" style:parent-style-name="WW8Dropcap4058"/>
    <style:style style:name="WW8Dropcap268" style:family="text" style:parent-style-name="WW8Dropcap4058"/>
    <style:style style:name="WW8Dropcap269" style:family="text" style:parent-style-name="WW8Dropcap4058"/>
    <style:style style:name="WW8Dropcap270" style:family="text" style:parent-style-name="WW8Dropcap4058"/>
    <style:style style:name="WW8Dropcap271" style:family="text" style:parent-style-name="WW8Dropcap4058"/>
    <style:style style:name="WW8Dropcap272" style:family="text" style:parent-style-name="WW8Dropcap4058"/>
    <style:style style:name="WW8Dropcap273" style:family="text" style:parent-style-name="WW8Dropcap4058"/>
    <style:style style:name="WW8Dropcap274" style:family="text" style:parent-style-name="WW8Dropcap4058"/>
    <style:style style:name="WW8Dropcap275" style:family="text" style:parent-style-name="WW8Dropcap4058"/>
    <style:style style:name="WW8Dropcap276" style:family="text" style:parent-style-name="WW8Dropcap4058"/>
    <style:style style:name="WW8Dropcap277" style:family="text" style:parent-style-name="WW8Dropcap4058"/>
    <style:style style:name="WW8Dropcap278" style:family="text" style:parent-style-name="WW8Dropcap4058"/>
    <style:style style:name="WW8Dropcap279" style:family="text" style:parent-style-name="WW8Dropcap4058"/>
    <style:style style:name="WW8Dropcap280" style:family="text" style:parent-style-name="WW8Dropcap4058"/>
    <style:style style:name="WW8Dropcap281" style:family="text" style:parent-style-name="WW8Dropcap4058"/>
    <style:style style:name="WW8Dropcap282" style:family="text" style:parent-style-name="WW8Dropcap4058"/>
    <style:style style:name="WW8Dropcap283" style:family="text" style:parent-style-name="WW8Dropcap4058"/>
    <style:style style:name="WW8Dropcap284" style:family="text" style:parent-style-name="WW8Dropcap4058"/>
    <style:style style:name="WW8Dropcap285" style:family="text" style:parent-style-name="WW8Dropcap4058"/>
    <style:style style:name="WW8Dropcap286" style:family="text" style:parent-style-name="WW8Dropcap4058"/>
    <style:style style:name="WW8Dropcap287" style:family="text" style:parent-style-name="WW8Dropcap4058"/>
    <style:style style:name="WW8Dropcap288" style:family="text" style:parent-style-name="WW8Dropcap4058"/>
    <style:style style:name="WW8Dropcap289" style:family="text" style:parent-style-name="WW8Dropcap4058"/>
    <style:style style:name="WW8Dropcap290" style:family="text" style:parent-style-name="WW8Dropcap4058"/>
    <style:style style:name="WW8Dropcap291" style:family="text" style:parent-style-name="WW8Dropcap4058"/>
    <style:style style:name="WW8Dropcap292" style:family="text" style:parent-style-name="WW8Dropcap4058"/>
    <style:style style:name="WW8Dropcap293" style:family="text" style:parent-style-name="WW8Dropcap4058"/>
    <style:style style:name="WW8Dropcap294" style:family="text" style:parent-style-name="WW8Dropcap4058"/>
    <style:style style:name="WW8Dropcap295" style:family="text" style:parent-style-name="WW8Dropcap4058"/>
    <style:style style:name="WW8Dropcap296" style:family="text" style:parent-style-name="WW8Dropcap4058"/>
    <style:style style:name="WW8Dropcap297" style:family="text" style:parent-style-name="WW8Dropcap4058"/>
    <style:style style:name="WW8Dropcap298" style:family="text" style:parent-style-name="WW8Dropcap4058"/>
    <style:style style:name="WW8Dropcap299" style:family="text" style:parent-style-name="WW8Dropcap4058"/>
    <style:style style:name="WW8Dropcap300" style:family="text" style:parent-style-name="WW8Dropcap4058"/>
    <style:style style:name="WW8Dropcap301" style:family="text" style:parent-style-name="WW8Dropcap4058"/>
    <style:style style:name="WW8Dropcap302" style:family="text" style:parent-style-name="WW8Dropcap4058"/>
    <style:style style:name="WW8Dropcap303" style:family="text" style:parent-style-name="WW8Dropcap4058"/>
    <style:style style:name="WW8Dropcap304" style:family="text" style:parent-style-name="WW8Dropcap4058"/>
    <style:style style:name="WW8Dropcap305" style:family="text" style:parent-style-name="WW8Dropcap4058"/>
    <style:style style:name="WW8Dropcap306" style:family="text" style:parent-style-name="WW8Dropcap4058"/>
    <style:style style:name="WW8Dropcap307" style:family="text" style:parent-style-name="WW8Dropcap4058"/>
    <style:style style:name="WW8Dropcap308" style:family="text" style:parent-style-name="WW8Dropcap4058"/>
    <style:style style:name="WW8Dropcap309" style:family="text" style:parent-style-name="WW8Dropcap4058"/>
    <style:style style:name="WW8Dropcap310" style:family="text" style:parent-style-name="WW8Dropcap4058"/>
    <style:style style:name="WW8Dropcap311" style:family="text" style:parent-style-name="WW8Dropcap4058"/>
    <style:style style:name="WW8Dropcap312" style:family="text" style:parent-style-name="WW8Dropcap4058"/>
    <style:style style:name="WW8Dropcap313" style:family="text" style:parent-style-name="WW8Dropcap4058"/>
    <style:style style:name="WW8Dropcap314" style:family="text" style:parent-style-name="WW8Dropcap4058"/>
    <style:style style:name="WW8Dropcap315" style:family="text" style:parent-style-name="WW8Dropcap4058"/>
    <style:style style:name="WW8Dropcap316" style:family="text" style:parent-style-name="WW8Dropcap4058"/>
    <style:style style:name="WW8Dropcap317" style:family="text" style:parent-style-name="WW8Dropcap4058"/>
    <style:style style:name="WW8Dropcap318" style:family="text" style:parent-style-name="WW8Dropcap4058"/>
    <style:style style:name="WW8Dropcap319" style:family="text" style:parent-style-name="WW8Dropcap4058"/>
    <style:style style:name="WW8Dropcap320" style:family="text" style:parent-style-name="WW8Dropcap4058"/>
    <style:style style:name="WW8Dropcap321" style:family="text" style:parent-style-name="WW8Dropcap4058"/>
    <style:style style:name="WW8Dropcap322" style:family="text" style:parent-style-name="WW8Dropcap4058"/>
    <style:style style:name="WW8Dropcap323" style:family="text" style:parent-style-name="WW8Dropcap4058"/>
    <style:style style:name="WW8Dropcap324" style:family="text" style:parent-style-name="WW8Dropcap4058"/>
    <style:style style:name="WW8Dropcap325" style:family="text" style:parent-style-name="WW8Dropcap4058"/>
    <style:style style:name="WW8Dropcap326" style:family="text" style:parent-style-name="WW8Dropcap4058"/>
    <style:style style:name="WW8Dropcap327" style:family="text" style:parent-style-name="WW8Dropcap4058"/>
    <style:style style:name="WW8Dropcap328" style:family="text" style:parent-style-name="WW8Dropcap4058"/>
    <style:style style:name="WW8Dropcap329" style:family="text" style:parent-style-name="WW8Dropcap4058"/>
    <style:style style:name="WW8Dropcap330" style:family="text" style:parent-style-name="WW8Dropcap4058"/>
    <style:style style:name="WW8Dropcap331" style:family="text" style:parent-style-name="WW8Dropcap4058"/>
    <style:style style:name="WW8Dropcap332" style:family="text" style:parent-style-name="WW8Dropcap4058"/>
    <style:style style:name="WW8Dropcap333" style:family="text" style:parent-style-name="WW8Dropcap4058"/>
    <style:style style:name="WW8Dropcap334" style:family="text" style:parent-style-name="WW8Dropcap4058"/>
    <style:style style:name="WW8Dropcap335" style:family="text" style:parent-style-name="WW8Dropcap4058"/>
    <style:style style:name="WW8Dropcap336" style:family="text" style:parent-style-name="WW8Dropcap4058"/>
    <style:style style:name="WW8Dropcap337" style:family="text" style:parent-style-name="WW8Dropcap4058"/>
    <style:style style:name="WW8Dropcap338" style:family="text" style:parent-style-name="WW8Dropcap4058"/>
    <style:style style:name="WW8Dropcap339" style:family="text" style:parent-style-name="WW8Dropcap4058"/>
    <style:style style:name="WW8Dropcap340" style:family="text" style:parent-style-name="WW8Dropcap4058"/>
    <style:style style:name="WW8Dropcap341" style:family="text" style:parent-style-name="WW8Dropcap4058"/>
    <style:style style:name="WW8Dropcap342" style:family="text" style:parent-style-name="WW8Dropcap4058"/>
    <style:style style:name="WW8Dropcap343" style:family="text" style:parent-style-name="WW8Dropcap4058"/>
    <style:style style:name="WW8Dropcap344" style:family="text" style:parent-style-name="WW8Dropcap4058"/>
    <style:style style:name="WW8Dropcap345" style:family="text" style:parent-style-name="WW8Dropcap4058"/>
    <style:style style:name="WW8Dropcap346" style:family="text" style:parent-style-name="WW8Dropcap4058"/>
    <style:style style:name="WW8Dropcap347" style:family="text" style:parent-style-name="WW8Dropcap4058"/>
    <style:style style:name="WW8Dropcap348" style:family="text" style:parent-style-name="WW8Dropcap4058"/>
    <style:style style:name="WW8Dropcap349" style:family="text" style:parent-style-name="WW8Dropcap4058"/>
    <style:style style:name="WW8Dropcap350" style:family="text" style:parent-style-name="WW8Dropcap4058"/>
    <style:style style:name="WW8Dropcap351" style:family="text" style:parent-style-name="WW8Dropcap4058"/>
    <style:style style:name="WW8Dropcap352" style:family="text" style:parent-style-name="WW8Dropcap4058"/>
    <style:style style:name="WW8Dropcap353" style:family="text" style:parent-style-name="WW8Dropcap4058"/>
    <style:style style:name="WW8Dropcap354" style:family="text" style:parent-style-name="WW8Dropcap4058"/>
    <style:style style:name="WW8Dropcap355" style:family="text" style:parent-style-name="WW8Dropcap4058"/>
    <style:style style:name="WW8Dropcap356" style:family="text" style:parent-style-name="WW8Dropcap4058"/>
    <style:style style:name="WW8Dropcap357" style:family="text" style:parent-style-name="WW8Dropcap4058"/>
    <style:style style:name="WW8Dropcap358" style:family="text" style:parent-style-name="WW8Dropcap4058"/>
    <style:style style:name="WW8Dropcap359" style:family="text" style:parent-style-name="WW8Dropcap4058"/>
    <style:style style:name="WW8Dropcap360" style:family="text" style:parent-style-name="WW8Dropcap4058"/>
    <style:style style:name="WW8Dropcap361" style:family="text" style:parent-style-name="WW8Dropcap4058"/>
    <style:style style:name="WW8Dropcap362" style:family="text" style:parent-style-name="WW8Dropcap4058"/>
    <style:style style:name="WW8Dropcap363" style:family="text" style:parent-style-name="WW8Dropcap4058"/>
    <style:style style:name="WW8Dropcap364" style:family="text" style:parent-style-name="WW8Dropcap4058"/>
    <style:style style:name="WW8Dropcap365" style:family="text" style:parent-style-name="WW8Dropcap4058"/>
    <style:style style:name="WW8Dropcap366" style:family="text" style:parent-style-name="WW8Dropcap4058"/>
    <style:style style:name="WW8Dropcap367" style:family="text" style:parent-style-name="WW8Dropcap4058"/>
    <style:style style:name="WW8Dropcap368" style:family="text" style:parent-style-name="WW8Dropcap4058"/>
    <style:style style:name="WW8Dropcap369" style:family="text" style:parent-style-name="WW8Dropcap4058"/>
    <style:style style:name="WW8Dropcap370" style:family="text" style:parent-style-name="WW8Dropcap4058"/>
    <style:style style:name="WW8Dropcap371" style:family="text" style:parent-style-name="WW8Dropcap4058"/>
    <style:style style:name="WW8Dropcap372" style:family="text" style:parent-style-name="WW8Dropcap4058"/>
    <style:style style:name="WW8Dropcap373" style:family="text" style:parent-style-name="WW8Dropcap4058"/>
    <style:style style:name="WW8Dropcap374" style:family="text" style:parent-style-name="WW8Dropcap4058"/>
    <style:style style:name="WW8Dropcap375" style:family="text" style:parent-style-name="WW8Dropcap4058"/>
    <style:style style:name="WW8Dropcap376" style:family="text" style:parent-style-name="WW8Dropcap4058"/>
    <style:style style:name="WW8Dropcap377" style:family="text" style:parent-style-name="WW8Dropcap4058"/>
    <style:style style:name="WW8Dropcap378" style:family="text" style:parent-style-name="WW8Dropcap4058"/>
    <style:style style:name="WW8Dropcap379" style:family="text" style:parent-style-name="WW8Dropcap4058"/>
    <style:style style:name="WW8Dropcap380" style:family="text" style:parent-style-name="WW8Dropcap4058"/>
    <style:style style:name="WW8Dropcap381" style:family="text" style:parent-style-name="WW8Dropcap4058"/>
    <style:style style:name="WW8Dropcap382" style:family="text" style:parent-style-name="WW8Dropcap4058"/>
    <style:style style:name="WW8Dropcap383" style:family="text" style:parent-style-name="WW8Dropcap4058"/>
    <style:style style:name="WW8Dropcap384" style:family="text" style:parent-style-name="WW8Dropcap4058"/>
    <style:style style:name="WW8Dropcap385" style:family="text" style:parent-style-name="WW8Dropcap4058"/>
    <style:style style:name="WW8Dropcap386" style:family="text" style:parent-style-name="WW8Dropcap4058"/>
    <style:style style:name="WW8Dropcap387" style:family="text" style:parent-style-name="WW8Dropcap4058"/>
    <style:style style:name="WW8Dropcap388" style:family="text" style:parent-style-name="WW8Dropcap4058"/>
    <style:style style:name="WW8Dropcap389" style:family="text" style:parent-style-name="WW8Dropcap4058"/>
    <style:style style:name="WW8Dropcap390" style:family="text" style:parent-style-name="WW8Dropcap4058"/>
    <style:style style:name="WW8Dropcap391" style:family="text" style:parent-style-name="WW8Dropcap4058"/>
    <style:style style:name="WW8Dropcap392" style:family="text" style:parent-style-name="WW8Dropcap4058"/>
    <style:style style:name="WW8Dropcap393" style:family="text" style:parent-style-name="WW8Dropcap4058"/>
    <style:style style:name="WW8Dropcap394" style:family="text" style:parent-style-name="WW8Dropcap4058"/>
    <style:style style:name="WW8Dropcap395" style:family="text" style:parent-style-name="WW8Dropcap4058"/>
    <style:style style:name="WW8Dropcap396" style:family="text" style:parent-style-name="WW8Dropcap4058"/>
    <style:style style:name="WW8Dropcap397" style:family="text" style:parent-style-name="WW8Dropcap4058"/>
    <style:style style:name="WW8Dropcap398" style:family="text" style:parent-style-name="WW8Dropcap4058"/>
    <style:style style:name="WW8Dropcap399" style:family="text" style:parent-style-name="WW8Dropcap4058"/>
    <style:style style:name="WW8Dropcap400" style:family="text" style:parent-style-name="WW8Dropcap4058"/>
    <style:style style:name="WW8Dropcap401" style:family="text" style:parent-style-name="WW8Dropcap4058"/>
    <style:style style:name="WW8Dropcap402" style:family="text" style:parent-style-name="WW8Dropcap4058"/>
    <style:style style:name="WW8Dropcap403" style:family="text" style:parent-style-name="WW8Dropcap4058"/>
    <style:style style:name="WW8Dropcap404" style:family="text" style:parent-style-name="WW8Dropcap4058"/>
    <style:style style:name="WW8Dropcap405" style:family="text" style:parent-style-name="WW8Dropcap4058"/>
    <style:style style:name="WW8Dropcap406" style:family="text" style:parent-style-name="WW8Dropcap4058"/>
    <style:style style:name="WW8Dropcap407" style:family="text" style:parent-style-name="WW8Dropcap4058"/>
    <style:style style:name="WW8Dropcap408" style:family="text" style:parent-style-name="WW8Dropcap4058"/>
    <style:style style:name="WW8Dropcap409" style:family="text" style:parent-style-name="WW8Dropcap4058"/>
    <style:style style:name="WW8Dropcap410" style:family="text" style:parent-style-name="WW8Dropcap4058"/>
    <style:style style:name="WW8Dropcap411" style:family="text" style:parent-style-name="WW8Dropcap4058"/>
    <style:style style:name="WW8Dropcap412" style:family="text" style:parent-style-name="WW8Dropcap4058"/>
    <style:style style:name="WW8Dropcap413" style:family="text" style:parent-style-name="WW8Dropcap4058"/>
    <style:style style:name="WW8Dropcap414" style:family="text" style:parent-style-name="WW8Dropcap4058"/>
    <style:style style:name="WW8Dropcap415" style:family="text" style:parent-style-name="WW8Dropcap4058"/>
    <style:style style:name="WW8Dropcap416" style:family="text" style:parent-style-name="WW8Dropcap4058"/>
    <style:style style:name="WW8Dropcap417" style:family="text" style:parent-style-name="WW8Dropcap4058"/>
    <style:style style:name="WW8Dropcap418" style:family="text" style:parent-style-name="WW8Dropcap4058"/>
    <style:style style:name="WW8Dropcap419" style:family="text" style:parent-style-name="WW8Dropcap4058"/>
    <style:style style:name="WW8Dropcap420" style:family="text" style:parent-style-name="WW8Dropcap4058"/>
    <style:style style:name="WW8Dropcap421" style:family="text" style:parent-style-name="WW8Dropcap4058"/>
    <style:style style:name="WW8Dropcap422" style:family="text" style:parent-style-name="WW8Dropcap4058"/>
    <style:style style:name="WW8Dropcap423" style:family="text" style:parent-style-name="WW8Dropcap4058"/>
    <style:style style:name="WW8Dropcap424" style:family="text" style:parent-style-name="WW8Dropcap4058"/>
    <style:style style:name="WW8Dropcap425" style:family="text" style:parent-style-name="WW8Dropcap4058"/>
    <style:style style:name="WW8Dropcap426" style:family="text" style:parent-style-name="WW8Dropcap4058"/>
    <style:style style:name="WW8Dropcap427" style:family="text" style:parent-style-name="WW8Dropcap4058"/>
    <style:style style:name="WW8Dropcap428" style:family="text" style:parent-style-name="WW8Dropcap4058"/>
    <style:style style:name="WW8Dropcap429" style:family="text" style:parent-style-name="WW8Dropcap4058"/>
    <style:style style:name="WW8Dropcap430" style:family="text" style:parent-style-name="WW8Dropcap4058"/>
    <style:style style:name="WW8Dropcap431" style:family="text" style:parent-style-name="WW8Dropcap4058"/>
    <style:style style:name="WW8Dropcap432" style:family="text" style:parent-style-name="WW8Dropcap4058"/>
    <style:style style:name="WW8Dropcap433" style:family="text" style:parent-style-name="WW8Dropcap4058"/>
    <style:style style:name="WW8Dropcap434" style:family="text" style:parent-style-name="WW8Dropcap4058"/>
    <style:style style:name="WW8Dropcap435" style:family="text" style:parent-style-name="WW8Dropcap4058"/>
    <style:style style:name="WW8Dropcap436" style:family="text" style:parent-style-name="WW8Dropcap4058"/>
    <style:style style:name="WW8Dropcap437" style:family="text" style:parent-style-name="WW8Dropcap4058"/>
    <style:style style:name="WW8Dropcap438" style:family="text" style:parent-style-name="WW8Dropcap4058"/>
    <style:style style:name="WW8Dropcap439" style:family="text" style:parent-style-name="WW8Dropcap4058"/>
    <style:style style:name="WW8Dropcap440" style:family="text" style:parent-style-name="WW8Dropcap4058"/>
    <style:style style:name="WW8Dropcap441" style:family="text" style:parent-style-name="WW8Dropcap4058"/>
    <style:style style:name="WW8Dropcap442" style:family="text" style:parent-style-name="WW8Dropcap4058"/>
    <style:style style:name="WW8Dropcap443" style:family="text" style:parent-style-name="WW8Dropcap4058"/>
    <style:style style:name="WW8Dropcap444" style:family="text" style:parent-style-name="WW8Dropcap4058"/>
    <style:style style:name="WW8Dropcap445" style:family="text" style:parent-style-name="WW8Dropcap4058"/>
    <style:style style:name="WW8Dropcap446" style:family="text" style:parent-style-name="WW8Dropcap4058"/>
    <style:style style:name="WW8Dropcap447" style:family="text" style:parent-style-name="WW8Dropcap4058"/>
    <style:style style:name="WW8Dropcap448" style:family="text" style:parent-style-name="WW8Dropcap4058"/>
    <style:style style:name="WW8Dropcap449" style:family="text" style:parent-style-name="WW8Dropcap4058"/>
    <style:style style:name="WW8Dropcap450" style:family="text" style:parent-style-name="WW8Dropcap4058"/>
    <style:style style:name="WW8Dropcap451" style:family="text" style:parent-style-name="WW8Dropcap4058"/>
    <style:style style:name="WW8Dropcap452" style:family="text" style:parent-style-name="WW8Dropcap4058"/>
    <style:style style:name="WW8Dropcap453" style:family="text" style:parent-style-name="WW8Dropcap4058"/>
    <style:style style:name="WW8Dropcap454" style:family="text" style:parent-style-name="WW8Dropcap4058"/>
    <style:style style:name="WW8Dropcap455" style:family="text" style:parent-style-name="WW8Dropcap4058"/>
    <style:style style:name="WW8Dropcap456" style:family="text" style:parent-style-name="WW8Dropcap4058"/>
    <style:style style:name="WW8Dropcap457" style:family="text" style:parent-style-name="WW8Dropcap4058"/>
    <style:style style:name="WW8Dropcap458" style:family="text" style:parent-style-name="WW8Dropcap4058"/>
    <style:style style:name="WW8Dropcap459" style:family="text" style:parent-style-name="WW8Dropcap4058"/>
    <style:style style:name="WW8Dropcap460" style:family="text" style:parent-style-name="WW8Dropcap4058"/>
    <style:style style:name="WW8Dropcap461" style:family="text" style:parent-style-name="WW8Dropcap4058"/>
    <style:style style:name="WW8Dropcap462" style:family="text" style:parent-style-name="WW8Dropcap4058"/>
    <style:style style:name="WW8Dropcap463" style:family="text" style:parent-style-name="WW8Dropcap4058"/>
    <style:style style:name="WW8Dropcap464" style:family="text" style:parent-style-name="WW8Dropcap4058"/>
    <style:style style:name="WW8Dropcap465" style:family="text" style:parent-style-name="WW8Dropcap4058"/>
    <style:style style:name="WW8Dropcap466" style:family="text" style:parent-style-name="WW8Dropcap4058"/>
    <style:style style:name="WW8Dropcap467" style:family="text" style:parent-style-name="WW8Dropcap4058"/>
    <style:style style:name="WW8Dropcap468" style:family="text" style:parent-style-name="WW8Dropcap4058"/>
    <style:style style:name="WW8Dropcap469" style:family="text" style:parent-style-name="WW8Dropcap4058"/>
    <style:style style:name="WW8Dropcap470" style:family="text" style:parent-style-name="WW8Dropcap4058"/>
    <style:style style:name="WW8Dropcap471" style:family="text" style:parent-style-name="WW8Dropcap4058"/>
    <style:style style:name="WW8Dropcap472" style:family="text" style:parent-style-name="WW8Dropcap4058"/>
    <style:style style:name="WW8Dropcap473" style:family="text" style:parent-style-name="WW8Dropcap4058"/>
    <style:style style:name="WW8Dropcap474" style:family="text" style:parent-style-name="WW8Dropcap4058"/>
    <style:style style:name="WW8Dropcap475" style:family="text" style:parent-style-name="WW8Dropcap4058"/>
    <style:style style:name="WW8Dropcap476" style:family="text" style:parent-style-name="WW8Dropcap4058"/>
    <style:style style:name="WW8Dropcap477" style:family="text" style:parent-style-name="WW8Dropcap4058"/>
    <style:style style:name="WW8Dropcap478" style:family="text" style:parent-style-name="WW8Dropcap4058"/>
    <style:style style:name="WW8Dropcap479" style:family="text" style:parent-style-name="WW8Dropcap4058"/>
    <style:style style:name="WW8Dropcap480" style:family="text" style:parent-style-name="WW8Dropcap4058"/>
    <style:style style:name="WW8Dropcap481" style:family="text" style:parent-style-name="WW8Dropcap4058"/>
    <style:style style:name="WW8Dropcap482" style:family="text" style:parent-style-name="WW8Dropcap4058"/>
    <style:style style:name="WW8Dropcap483" style:family="text" style:parent-style-name="WW8Dropcap4058"/>
    <style:style style:name="WW8Dropcap484" style:family="text" style:parent-style-name="WW8Dropcap4058"/>
    <style:style style:name="WW8Dropcap485" style:family="text" style:parent-style-name="WW8Dropcap4058"/>
    <style:style style:name="WW8Dropcap486" style:family="text" style:parent-style-name="WW8Dropcap4058"/>
    <style:style style:name="WW8Dropcap487" style:family="text" style:parent-style-name="WW8Dropcap4058"/>
    <style:style style:name="WW8Dropcap488" style:family="text" style:parent-style-name="WW8Dropcap4058"/>
    <style:style style:name="WW8Dropcap489" style:family="text" style:parent-style-name="WW8Dropcap4058"/>
    <style:style style:name="WW8Dropcap490" style:family="text" style:parent-style-name="WW8Dropcap4058"/>
    <style:style style:name="WW8Dropcap491" style:family="text" style:parent-style-name="WW8Dropcap4058"/>
    <style:style style:name="WW8Dropcap492" style:family="text" style:parent-style-name="WW8Dropcap4058"/>
    <style:style style:name="WW8Dropcap493" style:family="text" style:parent-style-name="WW8Dropcap4058"/>
    <style:style style:name="WW8Dropcap494" style:family="text" style:parent-style-name="WW8Dropcap4058"/>
    <style:style style:name="WW8Dropcap495" style:family="text" style:parent-style-name="WW8Dropcap4058"/>
    <style:style style:name="WW8Dropcap496" style:family="text" style:parent-style-name="WW8Dropcap4058"/>
    <style:style style:name="WW8Dropcap497" style:family="text" style:parent-style-name="WW8Dropcap4058"/>
    <style:style style:name="WW8Dropcap498" style:family="text" style:parent-style-name="WW8Dropcap4058"/>
    <style:style style:name="WW8Dropcap499" style:family="text" style:parent-style-name="WW8Dropcap4058"/>
    <style:style style:name="WW8Dropcap500" style:family="text" style:parent-style-name="WW8Dropcap4058"/>
    <style:style style:name="WW8Dropcap501" style:family="text" style:parent-style-name="WW8Dropcap4058"/>
    <style:style style:name="WW8Dropcap502" style:family="text" style:parent-style-name="WW8Dropcap4058"/>
    <style:style style:name="WW8Dropcap503" style:family="text" style:parent-style-name="WW8Dropcap4058"/>
    <style:style style:name="WW8Dropcap504" style:family="text" style:parent-style-name="WW8Dropcap4058"/>
    <style:style style:name="WW8Dropcap505" style:family="text" style:parent-style-name="WW8Dropcap4058"/>
    <style:style style:name="WW8Dropcap506" style:family="text" style:parent-style-name="WW8Dropcap4058"/>
    <style:style style:name="WW8Dropcap507" style:family="text" style:parent-style-name="WW8Dropcap4058"/>
    <style:style style:name="WW8Dropcap508" style:family="text" style:parent-style-name="WW8Dropcap4058"/>
    <style:style style:name="WW8Dropcap509" style:family="text" style:parent-style-name="WW8Dropcap4058"/>
    <style:style style:name="WW8Dropcap510" style:family="text" style:parent-style-name="WW8Dropcap4058"/>
    <style:style style:name="WW8Dropcap511" style:family="text" style:parent-style-name="WW8Dropcap4058"/>
    <style:style style:name="WW8Dropcap512" style:family="text" style:parent-style-name="WW8Dropcap4058"/>
    <style:style style:name="WW8Dropcap513" style:family="text" style:parent-style-name="WW8Dropcap4058"/>
    <style:style style:name="WW8Dropcap514" style:family="text" style:parent-style-name="WW8Dropcap4058"/>
    <style:style style:name="WW8Dropcap515" style:family="text" style:parent-style-name="WW8Dropcap4058"/>
    <style:style style:name="WW8Dropcap516" style:family="text" style:parent-style-name="WW8Dropcap4058"/>
    <style:style style:name="WW8Dropcap517" style:family="text" style:parent-style-name="WW8Dropcap4058"/>
    <style:style style:name="WW8Dropcap518" style:family="text" style:parent-style-name="WW8Dropcap4058"/>
    <style:style style:name="WW8Dropcap519" style:family="text" style:parent-style-name="WW8Dropcap4058"/>
    <style:style style:name="WW8Dropcap520" style:family="text" style:parent-style-name="WW8Dropcap4058"/>
    <style:style style:name="WW8Dropcap521" style:family="text" style:parent-style-name="WW8Dropcap4058"/>
    <style:style style:name="WW8Dropcap522" style:family="text" style:parent-style-name="WW8Dropcap4058"/>
    <style:style style:name="WW8Dropcap523" style:family="text" style:parent-style-name="WW8Dropcap4058"/>
    <style:style style:name="WW8Dropcap524" style:family="text" style:parent-style-name="WW8Dropcap4058"/>
    <style:style style:name="WW8Dropcap525" style:family="text" style:parent-style-name="WW8Dropcap4058"/>
    <style:style style:name="WW8Dropcap526" style:family="text" style:parent-style-name="WW8Dropcap4058"/>
    <style:style style:name="WW8Dropcap527" style:family="text" style:parent-style-name="WW8Dropcap4058"/>
    <style:style style:name="WW8Dropcap528" style:family="text" style:parent-style-name="WW8Dropcap4058"/>
    <style:style style:name="WW8Dropcap529" style:family="text" style:parent-style-name="WW8Dropcap4058"/>
    <style:style style:name="WW8Dropcap530" style:family="text" style:parent-style-name="WW8Dropcap4058"/>
    <style:style style:name="WW8Dropcap531" style:family="text" style:parent-style-name="WW8Dropcap4058"/>
    <style:style style:name="WW8Dropcap532" style:family="text" style:parent-style-name="WW8Dropcap4058"/>
    <style:style style:name="WW8Dropcap533" style:family="text" style:parent-style-name="WW8Dropcap4058"/>
    <style:style style:name="WW8Dropcap534" style:family="text" style:parent-style-name="WW8Dropcap4058"/>
    <style:style style:name="WW8Dropcap535" style:family="text" style:parent-style-name="WW8Dropcap4058"/>
    <style:style style:name="WW8Dropcap536" style:family="text" style:parent-style-name="WW8Dropcap4058"/>
    <style:style style:name="WW8Dropcap537" style:family="text" style:parent-style-name="WW8Dropcap4058"/>
    <style:style style:name="WW8Dropcap538" style:family="text" style:parent-style-name="WW8Dropcap4058"/>
    <style:style style:name="WW8Dropcap539" style:family="text" style:parent-style-name="WW8Dropcap4058"/>
    <style:style style:name="WW8Dropcap540" style:family="text" style:parent-style-name="WW8Dropcap4058"/>
    <style:style style:name="WW8Dropcap541" style:family="text" style:parent-style-name="WW8Dropcap4058"/>
    <style:style style:name="WW8Dropcap542" style:family="text" style:parent-style-name="WW8Dropcap4058"/>
    <style:style style:name="WW8Dropcap543" style:family="text" style:parent-style-name="WW8Dropcap4058"/>
    <style:style style:name="WW8Dropcap544" style:family="text" style:parent-style-name="WW8Dropcap4058"/>
    <style:style style:name="WW8Dropcap545" style:family="text" style:parent-style-name="WW8Dropcap4058"/>
    <style:style style:name="WW8Dropcap546" style:family="text" style:parent-style-name="WW8Dropcap4058"/>
    <style:style style:name="WW8Dropcap547" style:family="text" style:parent-style-name="WW8Dropcap4058"/>
    <style:style style:name="WW8Dropcap548" style:family="text" style:parent-style-name="WW8Dropcap4058"/>
    <style:style style:name="WW8Dropcap549" style:family="text" style:parent-style-name="WW8Dropcap4058"/>
    <style:style style:name="WW8Dropcap550" style:family="text" style:parent-style-name="WW8Dropcap4058"/>
    <style:style style:name="WW8Dropcap551" style:family="text" style:parent-style-name="WW8Dropcap4058"/>
    <style:style style:name="WW8Dropcap552" style:family="text" style:parent-style-name="WW8Dropcap4058"/>
    <style:style style:name="WW8Dropcap553" style:family="text" style:parent-style-name="WW8Dropcap4058"/>
    <style:style style:name="WW8Dropcap554" style:family="text" style:parent-style-name="WW8Dropcap4058"/>
    <style:style style:name="WW8Dropcap555" style:family="text" style:parent-style-name="WW8Dropcap4058"/>
    <style:style style:name="WW8Dropcap556" style:family="text" style:parent-style-name="WW8Dropcap4058"/>
    <style:style style:name="WW8Dropcap557" style:family="text" style:parent-style-name="WW8Dropcap4058"/>
    <style:style style:name="WW8Dropcap558" style:family="text" style:parent-style-name="WW8Dropcap4058"/>
    <style:style style:name="WW8Dropcap559" style:family="text" style:parent-style-name="WW8Dropcap4058"/>
    <style:style style:name="WW8Dropcap560" style:family="text" style:parent-style-name="WW8Dropcap4058"/>
    <style:style style:name="WW8Dropcap561" style:family="text" style:parent-style-name="WW8Dropcap4058"/>
    <style:style style:name="WW8Dropcap562" style:family="text" style:parent-style-name="WW8Dropcap4058"/>
    <style:style style:name="WW8Dropcap563" style:family="text" style:parent-style-name="WW8Dropcap4058"/>
    <style:style style:name="WW8Dropcap564" style:family="text" style:parent-style-name="WW8Dropcap4058"/>
    <style:style style:name="WW8Dropcap565" style:family="text" style:parent-style-name="WW8Dropcap4058"/>
    <style:style style:name="WW8Dropcap566" style:family="text" style:parent-style-name="WW8Dropcap4058"/>
    <style:style style:name="WW8Dropcap567" style:family="text" style:parent-style-name="WW8Dropcap4058"/>
    <style:style style:name="WW8Dropcap568" style:family="text" style:parent-style-name="WW8Dropcap4058"/>
    <style:style style:name="WW8Dropcap569" style:family="text" style:parent-style-name="WW8Dropcap4058"/>
    <style:style style:name="WW8Dropcap570" style:family="text" style:parent-style-name="WW8Dropcap4058"/>
    <style:style style:name="WW8Dropcap571" style:family="text" style:parent-style-name="WW8Dropcap4058"/>
    <style:style style:name="WW8Dropcap572" style:family="text" style:parent-style-name="WW8Dropcap4058"/>
    <style:style style:name="WW8Dropcap573" style:family="text" style:parent-style-name="WW8Dropcap4058"/>
    <style:style style:name="WW8Dropcap574" style:family="text" style:parent-style-name="WW8Dropcap4058"/>
    <style:style style:name="WW8Dropcap575" style:family="text" style:parent-style-name="WW8Dropcap4058"/>
    <style:style style:name="WW8Dropcap576" style:family="text" style:parent-style-name="WW8Dropcap4058"/>
    <style:style style:name="WW8Dropcap577" style:family="text" style:parent-style-name="WW8Dropcap4058"/>
    <style:style style:name="WW8Dropcap578" style:family="text" style:parent-style-name="WW8Dropcap4058"/>
    <style:style style:name="WW8Dropcap579" style:family="text" style:parent-style-name="WW8Dropcap4058"/>
    <style:style style:name="WW8Dropcap580" style:family="text" style:parent-style-name="WW8Dropcap4058"/>
    <style:style style:name="WW8Dropcap581" style:family="text" style:parent-style-name="WW8Dropcap4058"/>
    <style:style style:name="WW8Dropcap582" style:family="text" style:parent-style-name="WW8Dropcap4058"/>
    <style:style style:name="WW8Dropcap583" style:family="text" style:parent-style-name="WW8Dropcap4058"/>
    <style:style style:name="WW8Dropcap584" style:family="text" style:parent-style-name="WW8Dropcap4058"/>
    <style:style style:name="WW8Dropcap585" style:family="text" style:parent-style-name="WW8Dropcap4058"/>
    <style:style style:name="WW8Dropcap586" style:family="text" style:parent-style-name="WW8Dropcap4058"/>
    <style:style style:name="WW8Dropcap587" style:family="text" style:parent-style-name="WW8Dropcap4058"/>
    <style:style style:name="WW8Dropcap588" style:family="text" style:parent-style-name="WW8Dropcap4058"/>
    <style:style style:name="WW8Dropcap589" style:family="text" style:parent-style-name="WW8Dropcap4058"/>
    <style:style style:name="WW8Dropcap590" style:family="text" style:parent-style-name="WW8Dropcap4058"/>
    <style:style style:name="WW8Dropcap591" style:family="text" style:parent-style-name="WW8Dropcap4058"/>
    <style:style style:name="WW8Dropcap592" style:family="text" style:parent-style-name="WW8Dropcap4058"/>
    <style:style style:name="WW8Dropcap593" style:family="text" style:parent-style-name="WW8Dropcap4058"/>
    <style:style style:name="WW8Dropcap594" style:family="text" style:parent-style-name="WW8Dropcap4058"/>
    <style:style style:name="WW8Dropcap595" style:family="text" style:parent-style-name="WW8Dropcap4058"/>
    <style:style style:name="WW8Dropcap596" style:family="text" style:parent-style-name="WW8Dropcap4058"/>
    <style:style style:name="WW8Dropcap597" style:family="text" style:parent-style-name="WW8Dropcap4058"/>
    <style:style style:name="WW8Dropcap598" style:family="text" style:parent-style-name="WW8Dropcap4058"/>
    <style:style style:name="WW8Dropcap599" style:family="text" style:parent-style-name="WW8Dropcap4058"/>
    <style:style style:name="WW8Dropcap600" style:family="text" style:parent-style-name="WW8Dropcap4058"/>
    <style:style style:name="WW8Dropcap601" style:family="text" style:parent-style-name="WW8Dropcap4058"/>
    <style:style style:name="WW8Dropcap602" style:family="text" style:parent-style-name="WW8Dropcap4058"/>
    <style:style style:name="WW8Dropcap603" style:family="text" style:parent-style-name="WW8Dropcap4058"/>
    <style:style style:name="WW8Dropcap604" style:family="text" style:parent-style-name="WW8Dropcap4058"/>
    <style:style style:name="WW8Dropcap605" style:family="text" style:parent-style-name="WW8Dropcap4058"/>
    <style:style style:name="WW8Dropcap606" style:family="text" style:parent-style-name="WW8Dropcap4058"/>
    <style:style style:name="WW8Dropcap607" style:family="text" style:parent-style-name="WW8Dropcap4058"/>
    <style:style style:name="WW8Dropcap608" style:family="text" style:parent-style-name="WW8Dropcap4058"/>
    <style:style style:name="WW8Dropcap609" style:family="text" style:parent-style-name="WW8Dropcap4058"/>
    <style:style style:name="WW8Dropcap610" style:family="text" style:parent-style-name="WW8Dropcap4058"/>
    <style:style style:name="WW8Dropcap611" style:family="text" style:parent-style-name="WW8Dropcap4058"/>
    <style:style style:name="WW8Dropcap612" style:family="text" style:parent-style-name="WW8Dropcap4058"/>
    <style:style style:name="WW8Dropcap613" style:family="text" style:parent-style-name="WW8Dropcap4058"/>
    <style:style style:name="WW8Dropcap614" style:family="text" style:parent-style-name="WW8Dropcap4058"/>
    <style:style style:name="WW8Dropcap615" style:family="text" style:parent-style-name="WW8Dropcap4058"/>
    <style:style style:name="WW8Dropcap616" style:family="text" style:parent-style-name="WW8Dropcap4058"/>
    <style:style style:name="WW8Dropcap617" style:family="text" style:parent-style-name="WW8Dropcap4058"/>
    <style:style style:name="WW8Dropcap618" style:family="text" style:parent-style-name="WW8Dropcap4058"/>
    <style:style style:name="WW8Dropcap619" style:family="text" style:parent-style-name="WW8Dropcap4058"/>
    <style:style style:name="WW8Dropcap620" style:family="text" style:parent-style-name="WW8Dropcap4058"/>
    <style:style style:name="WW8Dropcap621" style:family="text" style:parent-style-name="WW8Dropcap4058"/>
    <style:style style:name="WW8Dropcap622" style:family="text" style:parent-style-name="WW8Dropcap4058"/>
    <style:style style:name="WW8Dropcap623" style:family="text" style:parent-style-name="WW8Dropcap4058"/>
    <style:style style:name="WW8Dropcap624" style:family="text" style:parent-style-name="WW8Dropcap4058"/>
    <style:style style:name="WW8Dropcap625" style:family="text" style:parent-style-name="WW8Dropcap4058"/>
    <style:style style:name="WW8Dropcap626" style:family="text" style:parent-style-name="WW8Dropcap4058"/>
    <style:style style:name="WW8Dropcap627" style:family="text" style:parent-style-name="WW8Dropcap4058"/>
    <style:style style:name="WW8Dropcap628" style:family="text" style:parent-style-name="WW8Dropcap4058"/>
    <style:style style:name="WW8Dropcap629" style:family="text" style:parent-style-name="WW8Dropcap4058"/>
    <style:style style:name="WW8Dropcap630" style:family="text" style:parent-style-name="WW8Dropcap4058"/>
    <style:style style:name="WW8Dropcap631" style:family="text" style:parent-style-name="WW8Dropcap4058"/>
    <style:style style:name="WW8Dropcap632" style:family="text" style:parent-style-name="WW8Dropcap4058"/>
    <style:style style:name="WW8Dropcap633" style:family="text" style:parent-style-name="WW8Dropcap4058"/>
    <style:style style:name="WW8Dropcap634" style:family="text" style:parent-style-name="WW8Dropcap4058"/>
    <style:style style:name="WW8Dropcap635" style:family="text" style:parent-style-name="WW8Dropcap4058"/>
    <style:style style:name="WW8Dropcap636" style:family="text" style:parent-style-name="WW8Dropcap4058"/>
    <style:style style:name="WW8Dropcap637" style:family="text" style:parent-style-name="WW8Dropcap4058"/>
    <style:style style:name="WW8Dropcap638" style:family="text" style:parent-style-name="WW8Dropcap4058"/>
    <style:style style:name="WW8Dropcap639" style:family="text" style:parent-style-name="WW8Dropcap4058"/>
    <style:style style:name="WW8Dropcap640" style:family="text" style:parent-style-name="WW8Dropcap4058"/>
    <style:style style:name="WW8Dropcap641" style:family="text" style:parent-style-name="WW8Dropcap4058"/>
    <style:style style:name="WW8Dropcap642" style:family="text" style:parent-style-name="WW8Dropcap4058"/>
    <style:style style:name="WW8Dropcap643" style:family="text" style:parent-style-name="WW8Dropcap4058"/>
    <style:style style:name="WW8Dropcap644" style:family="text" style:parent-style-name="WW8Dropcap4058"/>
    <style:style style:name="WW8Dropcap645" style:family="text" style:parent-style-name="WW8Dropcap4058"/>
    <style:style style:name="WW8Dropcap646" style:family="text" style:parent-style-name="WW8Dropcap4058"/>
    <style:style style:name="WW8Dropcap647" style:family="text" style:parent-style-name="WW8Dropcap4058"/>
    <style:style style:name="WW8Dropcap648" style:family="text" style:parent-style-name="WW8Dropcap4058"/>
    <style:style style:name="WW8Dropcap649" style:family="text" style:parent-style-name="WW8Dropcap4058"/>
    <style:style style:name="WW8Dropcap650" style:family="text" style:parent-style-name="WW8Dropcap4058"/>
    <style:style style:name="WW8Dropcap651" style:family="text" style:parent-style-name="WW8Dropcap4058"/>
    <style:style style:name="WW8Dropcap652" style:family="text" style:parent-style-name="WW8Dropcap4058"/>
    <style:style style:name="WW8Dropcap653" style:family="text" style:parent-style-name="WW8Dropcap4058"/>
    <style:style style:name="WW8Dropcap654" style:family="text" style:parent-style-name="WW8Dropcap4058"/>
    <style:style style:name="WW8Dropcap655" style:family="text" style:parent-style-name="WW8Dropcap4058"/>
    <style:style style:name="WW8Dropcap656" style:family="text" style:parent-style-name="WW8Dropcap4058"/>
    <style:style style:name="WW8Dropcap657" style:family="text" style:parent-style-name="WW8Dropcap4058"/>
    <style:style style:name="WW8Dropcap658" style:family="text" style:parent-style-name="WW8Dropcap4058"/>
    <style:style style:name="WW8Dropcap659" style:family="text" style:parent-style-name="WW8Dropcap4058"/>
    <style:style style:name="WW8Dropcap660" style:family="text" style:parent-style-name="WW8Dropcap4058"/>
    <style:style style:name="WW8Dropcap661" style:family="text" style:parent-style-name="WW8Dropcap4058"/>
    <style:style style:name="WW8Dropcap662" style:family="text" style:parent-style-name="WW8Dropcap4058"/>
    <style:style style:name="WW8Dropcap663" style:family="text" style:parent-style-name="WW8Dropcap4058"/>
    <style:style style:name="WW8Dropcap664" style:family="text" style:parent-style-name="WW8Dropcap4058"/>
    <style:style style:name="WW8Dropcap665" style:family="text" style:parent-style-name="WW8Dropcap4058"/>
    <style:style style:name="WW8Dropcap666" style:family="text" style:parent-style-name="WW8Dropcap4058"/>
    <style:style style:name="WW8Dropcap667" style:family="text" style:parent-style-name="WW8Dropcap4058"/>
    <style:style style:name="WW8Dropcap668" style:family="text" style:parent-style-name="WW8Dropcap4058"/>
    <style:style style:name="WW8Dropcap669" style:family="text" style:parent-style-name="WW8Dropcap4058"/>
    <style:style style:name="WW8Dropcap670" style:family="text" style:parent-style-name="WW8Dropcap4058"/>
    <style:style style:name="WW8Dropcap671" style:family="text" style:parent-style-name="WW8Dropcap4058"/>
    <style:style style:name="WW8Dropcap672" style:family="text" style:parent-style-name="WW8Dropcap4058"/>
    <style:style style:name="WW8Dropcap673" style:family="text" style:parent-style-name="WW8Dropcap4058"/>
    <style:style style:name="WW8Dropcap674" style:family="text" style:parent-style-name="WW8Dropcap4058"/>
    <style:style style:name="WW8Dropcap675" style:family="text" style:parent-style-name="WW8Dropcap4058"/>
    <style:style style:name="WW8Dropcap676" style:family="text" style:parent-style-name="WW8Dropcap4058"/>
    <style:style style:name="WW8Dropcap677" style:family="text" style:parent-style-name="WW8Dropcap4058"/>
    <style:style style:name="WW8Dropcap678" style:family="text" style:parent-style-name="WW8Dropcap4058"/>
    <style:style style:name="WW8Dropcap679" style:family="text" style:parent-style-name="WW8Dropcap4058"/>
    <style:style style:name="WW8Dropcap680" style:family="text" style:parent-style-name="WW8Dropcap4058"/>
    <style:style style:name="WW8Dropcap681" style:family="text" style:parent-style-name="WW8Dropcap4058"/>
    <style:style style:name="WW8Dropcap682" style:family="text" style:parent-style-name="WW8Dropcap4058"/>
    <style:style style:name="WW8Dropcap683" style:family="text" style:parent-style-name="WW8Dropcap4058"/>
    <style:style style:name="WW8Dropcap684" style:family="text" style:parent-style-name="WW8Dropcap4058"/>
    <style:style style:name="WW8Dropcap685" style:family="text" style:parent-style-name="WW8Dropcap4058"/>
    <style:style style:name="WW8Dropcap686" style:family="text" style:parent-style-name="WW8Dropcap4058"/>
    <style:style style:name="WW8Dropcap687" style:family="text" style:parent-style-name="WW8Dropcap4058"/>
    <style:style style:name="WW8Dropcap688" style:family="text" style:parent-style-name="WW8Dropcap4058"/>
    <style:style style:name="WW8Dropcap689" style:family="text" style:parent-style-name="WW8Dropcap4058"/>
    <style:style style:name="WW8Dropcap690" style:family="text" style:parent-style-name="WW8Dropcap4058"/>
    <style:style style:name="WW8Dropcap691" style:family="text" style:parent-style-name="WW8Dropcap4058"/>
    <style:style style:name="WW8Dropcap692" style:family="text" style:parent-style-name="WW8Dropcap4058"/>
    <style:style style:name="WW8Dropcap693" style:family="text" style:parent-style-name="WW8Dropcap4058"/>
    <style:style style:name="WW8Dropcap694" style:family="text" style:parent-style-name="WW8Dropcap4058"/>
    <style:style style:name="WW8Dropcap695" style:family="text" style:parent-style-name="WW8Dropcap4058"/>
    <style:style style:name="WW8Dropcap696" style:family="text" style:parent-style-name="WW8Dropcap4058"/>
    <style:style style:name="WW8Dropcap697" style:family="text" style:parent-style-name="WW8Dropcap4058"/>
    <style:style style:name="WW8Dropcap698" style:family="text" style:parent-style-name="WW8Dropcap4058"/>
    <style:style style:name="WW8Dropcap699" style:family="text" style:parent-style-name="WW8Dropcap4058"/>
    <style:style style:name="WW8Dropcap700" style:family="text" style:parent-style-name="WW8Dropcap4058"/>
    <style:style style:name="WW8Dropcap701" style:family="text" style:parent-style-name="WW8Dropcap4058"/>
    <style:style style:name="WW8Dropcap702" style:family="text" style:parent-style-name="WW8Dropcap4058"/>
    <style:style style:name="WW8Dropcap703" style:family="text" style:parent-style-name="WW8Dropcap4058"/>
    <style:style style:name="WW8Dropcap704" style:family="text" style:parent-style-name="WW8Dropcap4058"/>
    <style:style style:name="WW8Dropcap705" style:family="text" style:parent-style-name="WW8Dropcap4058"/>
    <style:style style:name="WW8Dropcap706" style:family="text" style:parent-style-name="WW8Dropcap4058"/>
    <style:style style:name="WW8Dropcap707" style:family="text" style:parent-style-name="WW8Dropcap4058"/>
    <style:style style:name="WW8Dropcap708" style:family="text" style:parent-style-name="WW8Dropcap4058"/>
    <style:style style:name="WW8Dropcap709" style:family="text" style:parent-style-name="WW8Dropcap4058"/>
    <style:style style:name="WW8Dropcap710" style:family="text" style:parent-style-name="WW8Dropcap4058"/>
    <style:style style:name="WW8Dropcap711" style:family="text" style:parent-style-name="WW8Dropcap4058"/>
    <style:style style:name="WW8Dropcap712" style:family="text" style:parent-style-name="WW8Dropcap4058"/>
    <style:style style:name="WW8Dropcap713" style:family="text" style:parent-style-name="WW8Dropcap4058"/>
    <style:style style:name="WW8Dropcap714" style:family="text" style:parent-style-name="WW8Dropcap4058"/>
    <style:style style:name="WW8Dropcap715" style:family="text" style:parent-style-name="WW8Dropcap4058"/>
    <style:style style:name="WW8Dropcap716" style:family="text" style:parent-style-name="WW8Dropcap4058"/>
    <style:style style:name="WW8Dropcap717" style:family="text" style:parent-style-name="WW8Dropcap4058"/>
    <style:style style:name="WW8Dropcap718" style:family="text" style:parent-style-name="WW8Dropcap4058"/>
    <style:style style:name="WW8Dropcap719" style:family="text" style:parent-style-name="WW8Dropcap4058"/>
    <style:style style:name="WW8Dropcap720" style:family="text" style:parent-style-name="WW8Dropcap4058"/>
    <style:style style:name="WW8Dropcap721" style:family="text" style:parent-style-name="WW8Dropcap4058"/>
    <style:style style:name="WW8Dropcap722" style:family="text" style:parent-style-name="WW8Dropcap4058"/>
    <style:style style:name="WW8Dropcap723" style:family="text" style:parent-style-name="WW8Dropcap4058"/>
    <style:style style:name="WW8Dropcap724" style:family="text" style:parent-style-name="WW8Dropcap4058"/>
    <style:style style:name="WW8Dropcap725" style:family="text" style:parent-style-name="WW8Dropcap4058"/>
    <style:style style:name="WW8Dropcap726" style:family="text" style:parent-style-name="WW8Dropcap4058"/>
    <style:style style:name="WW8Dropcap727" style:family="text" style:parent-style-name="WW8Dropcap4058"/>
    <style:style style:name="WW8Dropcap728" style:family="text" style:parent-style-name="WW8Dropcap4058"/>
    <style:style style:name="WW8Dropcap729" style:family="text" style:parent-style-name="WW8Dropcap4058"/>
    <style:style style:name="WW8Dropcap730" style:family="text" style:parent-style-name="WW8Dropcap4058"/>
    <style:style style:name="WW8Dropcap731" style:family="text" style:parent-style-name="WW8Dropcap4058"/>
    <style:style style:name="WW8Dropcap732" style:family="text" style:parent-style-name="WW8Dropcap4058"/>
    <style:style style:name="WW8Dropcap733" style:family="text" style:parent-style-name="WW8Dropcap4058"/>
    <style:style style:name="WW8Dropcap734" style:family="text" style:parent-style-name="WW8Dropcap4058"/>
    <style:style style:name="WW8Dropcap735" style:family="text" style:parent-style-name="WW8Dropcap4058"/>
    <style:style style:name="WW8Dropcap736" style:family="text" style:parent-style-name="WW8Dropcap4058"/>
    <style:style style:name="WW8Dropcap737" style:family="text" style:parent-style-name="WW8Dropcap4058"/>
    <style:style style:name="WW8Dropcap738" style:family="text" style:parent-style-name="WW8Dropcap4058"/>
    <style:style style:name="WW8Dropcap739" style:family="text" style:parent-style-name="WW8Dropcap4058"/>
    <style:style style:name="WW8Dropcap740" style:family="text" style:parent-style-name="WW8Dropcap4058"/>
    <style:style style:name="WW8Dropcap741" style:family="text" style:parent-style-name="WW8Dropcap4058"/>
    <style:style style:name="WW8Dropcap742" style:family="text" style:parent-style-name="WW8Dropcap4058"/>
    <style:style style:name="WW8Dropcap743" style:family="text" style:parent-style-name="WW8Dropcap4058"/>
    <style:style style:name="WW8Dropcap744" style:family="text" style:parent-style-name="WW8Dropcap4058"/>
    <style:style style:name="WW8Dropcap745" style:family="text" style:parent-style-name="WW8Dropcap4058"/>
    <style:style style:name="WW8Dropcap746" style:family="text" style:parent-style-name="WW8Dropcap4058"/>
    <style:style style:name="WW8Dropcap747" style:family="text" style:parent-style-name="WW8Dropcap4058"/>
    <style:style style:name="WW8Dropcap748" style:family="text" style:parent-style-name="WW8Dropcap4058"/>
    <style:style style:name="WW8Dropcap749" style:family="text" style:parent-style-name="WW8Dropcap4058"/>
    <style:style style:name="WW8Dropcap750" style:family="text" style:parent-style-name="WW8Dropcap4058"/>
    <style:style style:name="WW8Dropcap751" style:family="text" style:parent-style-name="WW8Dropcap4058"/>
    <style:style style:name="WW8Dropcap752" style:family="text" style:parent-style-name="WW8Dropcap4058"/>
    <style:style style:name="WW8Dropcap753" style:family="text" style:parent-style-name="WW8Dropcap4058"/>
    <style:style style:name="WW8Dropcap754" style:family="text" style:parent-style-name="WW8Dropcap4058"/>
    <style:style style:name="WW8Dropcap755" style:family="text" style:parent-style-name="WW8Dropcap4058"/>
    <style:style style:name="WW8Dropcap756" style:family="text" style:parent-style-name="WW8Dropcap4058"/>
    <style:style style:name="WW8Dropcap757" style:family="text" style:parent-style-name="WW8Dropcap4058"/>
    <style:style style:name="WW8Dropcap758" style:family="text" style:parent-style-name="WW8Dropcap4058"/>
    <style:style style:name="WW8Dropcap759" style:family="text" style:parent-style-name="WW8Dropcap4058"/>
    <style:style style:name="WW8Dropcap760" style:family="text" style:parent-style-name="WW8Dropcap4058"/>
    <style:style style:name="WW8Dropcap761" style:family="text" style:parent-style-name="WW8Dropcap4058"/>
    <style:style style:name="WW8Dropcap762" style:family="text" style:parent-style-name="WW8Dropcap4058"/>
    <style:style style:name="WW8Dropcap763" style:family="text" style:parent-style-name="WW8Dropcap4058"/>
    <style:style style:name="WW8Dropcap764" style:family="text" style:parent-style-name="WW8Dropcap4058"/>
    <style:style style:name="WW8Dropcap765" style:family="text" style:parent-style-name="WW8Dropcap4058"/>
    <style:style style:name="WW8Dropcap766" style:family="text" style:parent-style-name="WW8Dropcap4058"/>
    <style:style style:name="WW8Dropcap767" style:family="text" style:parent-style-name="WW8Dropcap4058"/>
    <style:style style:name="WW8Dropcap768" style:family="text" style:parent-style-name="WW8Dropcap4058"/>
    <style:style style:name="WW8Dropcap769" style:family="text" style:parent-style-name="WW8Dropcap4058"/>
    <style:style style:name="WW8Dropcap770" style:family="text" style:parent-style-name="WW8Dropcap4058"/>
    <style:style style:name="WW8Dropcap771" style:family="text" style:parent-style-name="WW8Dropcap4058"/>
    <style:style style:name="WW8Dropcap772" style:family="text" style:parent-style-name="WW8Dropcap4058"/>
    <style:style style:name="WW8Dropcap773" style:family="text" style:parent-style-name="WW8Dropcap4058"/>
    <style:style style:name="WW8Dropcap774" style:family="text" style:parent-style-name="WW8Dropcap4058"/>
    <style:style style:name="WW8Dropcap775" style:family="text" style:parent-style-name="WW8Dropcap4058"/>
    <style:style style:name="WW8Dropcap776" style:family="text" style:parent-style-name="WW8Dropcap4058"/>
    <style:style style:name="WW8Dropcap777" style:family="text" style:parent-style-name="WW8Dropcap4058"/>
    <style:style style:name="WW8Dropcap778" style:family="text" style:parent-style-name="WW8Dropcap4058"/>
    <style:style style:name="WW8Dropcap779" style:family="text" style:parent-style-name="WW8Dropcap4058"/>
    <style:style style:name="WW8Dropcap780" style:family="text" style:parent-style-name="WW8Dropcap4058"/>
    <style:style style:name="WW8Dropcap781" style:family="text" style:parent-style-name="WW8Dropcap4058"/>
    <style:style style:name="WW8Dropcap782" style:family="text" style:parent-style-name="WW8Dropcap4058"/>
    <style:style style:name="WW8Dropcap783" style:family="text" style:parent-style-name="WW8Dropcap4058"/>
    <style:style style:name="WW8Dropcap784" style:family="text" style:parent-style-name="WW8Dropcap4058"/>
    <style:style style:name="WW8Dropcap785" style:family="text" style:parent-style-name="WW8Dropcap4058"/>
    <style:style style:name="WW8Dropcap786" style:family="text" style:parent-style-name="WW8Dropcap4058"/>
    <style:style style:name="WW8Dropcap787" style:family="text" style:parent-style-name="WW8Dropcap4058"/>
    <style:style style:name="WW8Dropcap788" style:family="text" style:parent-style-name="WW8Dropcap4058"/>
    <style:style style:name="WW8Dropcap789" style:family="text" style:parent-style-name="WW8Dropcap4058"/>
    <style:style style:name="WW8Dropcap790" style:family="text" style:parent-style-name="WW8Dropcap4058"/>
    <style:style style:name="WW8Dropcap791" style:family="text" style:parent-style-name="WW8Dropcap4058"/>
    <style:style style:name="WW8Dropcap792" style:family="text" style:parent-style-name="WW8Dropcap4058"/>
    <style:style style:name="WW8Dropcap793" style:family="text" style:parent-style-name="WW8Dropcap4058"/>
    <style:style style:name="WW8Dropcap794" style:family="text" style:parent-style-name="WW8Dropcap4058"/>
    <style:style style:name="WW8Dropcap795" style:family="text" style:parent-style-name="WW8Dropcap4058"/>
    <style:style style:name="WW8Dropcap796" style:family="text" style:parent-style-name="WW8Dropcap4058"/>
    <style:style style:name="WW8Dropcap797" style:family="text" style:parent-style-name="WW8Dropcap4058"/>
    <style:style style:name="WW8Dropcap798" style:family="text" style:parent-style-name="WW8Dropcap4058"/>
    <style:style style:name="WW8Dropcap799" style:family="text" style:parent-style-name="WW8Dropcap4058"/>
    <style:style style:name="WW8Dropcap800" style:family="text" style:parent-style-name="WW8Dropcap4058"/>
    <style:style style:name="WW8Dropcap801" style:family="text" style:parent-style-name="WW8Dropcap4058"/>
    <style:style style:name="WW8Dropcap802" style:family="text" style:parent-style-name="WW8Dropcap4058"/>
    <style:style style:name="WW8Dropcap803" style:family="text" style:parent-style-name="WW8Dropcap4058"/>
    <style:style style:name="WW8Dropcap804" style:family="text" style:parent-style-name="WW8Dropcap4058"/>
    <style:style style:name="WW8Dropcap805" style:family="text" style:parent-style-name="WW8Dropcap4058"/>
    <style:style style:name="WW8Dropcap806" style:family="text" style:parent-style-name="WW8Dropcap4058"/>
    <style:style style:name="WW8Dropcap807" style:family="text" style:parent-style-name="WW8Dropcap4058"/>
    <style:style style:name="WW8Dropcap808" style:family="text" style:parent-style-name="WW8Dropcap4058"/>
    <style:style style:name="WW8Dropcap809" style:family="text" style:parent-style-name="WW8Dropcap4058"/>
    <style:style style:name="WW8Dropcap810" style:family="text" style:parent-style-name="WW8Dropcap4058"/>
    <style:style style:name="WW8Dropcap811" style:family="text" style:parent-style-name="WW8Dropcap4058"/>
    <style:style style:name="WW8Dropcap812" style:family="text" style:parent-style-name="WW8Dropcap4058"/>
    <style:style style:name="WW8Dropcap813" style:family="text" style:parent-style-name="WW8Dropcap4058"/>
    <style:style style:name="WW8Dropcap814" style:family="text" style:parent-style-name="WW8Dropcap4058"/>
    <style:style style:name="WW8Dropcap815" style:family="text" style:parent-style-name="WW8Dropcap4058"/>
    <style:style style:name="WW8Dropcap816" style:family="text" style:parent-style-name="WW8Dropcap4058"/>
    <style:style style:name="WW8Dropcap817" style:family="text" style:parent-style-name="WW8Dropcap4058"/>
    <style:style style:name="WW8Dropcap818" style:family="text" style:parent-style-name="WW8Dropcap4058"/>
    <style:style style:name="WW8Dropcap819" style:family="text" style:parent-style-name="WW8Dropcap4058"/>
    <style:style style:name="WW8Dropcap820" style:family="text" style:parent-style-name="WW8Dropcap4058"/>
    <style:style style:name="WW8Dropcap821" style:family="text" style:parent-style-name="WW8Dropcap4058"/>
    <style:style style:name="WW8Dropcap822" style:family="text" style:parent-style-name="WW8Dropcap4058"/>
    <style:style style:name="WW8Dropcap823" style:family="text" style:parent-style-name="WW8Dropcap4058"/>
    <style:style style:name="WW8Dropcap824" style:family="text" style:parent-style-name="WW8Dropcap4058"/>
    <style:style style:name="WW8Dropcap825" style:family="text" style:parent-style-name="WW8Dropcap4058"/>
    <style:style style:name="WW8Dropcap826" style:family="text" style:parent-style-name="WW8Dropcap4058"/>
    <style:style style:name="WW8Dropcap827" style:family="text" style:parent-style-name="WW8Dropcap4058"/>
    <style:style style:name="WW8Dropcap828" style:family="text" style:parent-style-name="WW8Dropcap4058"/>
    <style:style style:name="WW8Dropcap829" style:family="text" style:parent-style-name="WW8Dropcap4058"/>
    <style:style style:name="WW8Dropcap830" style:family="text" style:parent-style-name="WW8Dropcap4058"/>
    <style:style style:name="WW8Dropcap831" style:family="text" style:parent-style-name="WW8Dropcap4058"/>
    <style:style style:name="WW8Dropcap832" style:family="text" style:parent-style-name="WW8Dropcap4058"/>
    <style:style style:name="WW8Dropcap833" style:family="text" style:parent-style-name="WW8Dropcap4058"/>
    <style:style style:name="WW8Dropcap834" style:family="text" style:parent-style-name="WW8Dropcap4058"/>
    <style:style style:name="WW8Dropcap835" style:family="text" style:parent-style-name="WW8Dropcap4058"/>
    <style:style style:name="WW8Dropcap836" style:family="text" style:parent-style-name="WW8Dropcap4058"/>
    <style:style style:name="WW8Dropcap837" style:family="text" style:parent-style-name="WW8Dropcap4058"/>
    <style:style style:name="WW8Dropcap838" style:family="text" style:parent-style-name="WW8Dropcap4058"/>
    <style:style style:name="WW8Dropcap839" style:family="text" style:parent-style-name="WW8Dropcap4058"/>
    <style:style style:name="WW8Dropcap840" style:family="text" style:parent-style-name="WW8Dropcap4058"/>
    <style:style style:name="WW8Dropcap841" style:family="text" style:parent-style-name="WW8Dropcap4058"/>
    <style:style style:name="WW8Dropcap842" style:family="text" style:parent-style-name="WW8Dropcap4058"/>
    <style:style style:name="WW8Dropcap843" style:family="text" style:parent-style-name="WW8Dropcap4058"/>
    <style:style style:name="WW8Dropcap844" style:family="text" style:parent-style-name="WW8Dropcap4058"/>
    <style:style style:name="WW8Dropcap845" style:family="text" style:parent-style-name="WW8Dropcap4058"/>
    <style:style style:name="WW8Dropcap846" style:family="text" style:parent-style-name="WW8Dropcap4058"/>
    <style:style style:name="WW8Dropcap847" style:family="text" style:parent-style-name="WW8Dropcap4058"/>
    <style:style style:name="WW8Dropcap848" style:family="text" style:parent-style-name="WW8Dropcap4058"/>
    <style:style style:name="WW8Dropcap849" style:family="text" style:parent-style-name="WW8Dropcap4058"/>
    <style:style style:name="WW8Dropcap850" style:family="text" style:parent-style-name="WW8Dropcap4058"/>
    <style:style style:name="WW8Dropcap851" style:family="text" style:parent-style-name="WW8Dropcap4058"/>
    <style:style style:name="WW8Dropcap852" style:family="text" style:parent-style-name="WW8Dropcap4058"/>
    <style:style style:name="WW8Dropcap853" style:family="text" style:parent-style-name="WW8Dropcap4058"/>
    <style:style style:name="WW8Dropcap854" style:family="text" style:parent-style-name="WW8Dropcap4058"/>
    <style:style style:name="WW8Dropcap855" style:family="text" style:parent-style-name="WW8Dropcap4058"/>
    <style:style style:name="WW8Dropcap856" style:family="text" style:parent-style-name="WW8Dropcap4058"/>
    <style:style style:name="WW8Dropcap857" style:family="text" style:parent-style-name="WW8Dropcap4058"/>
    <style:style style:name="WW8Dropcap858" style:family="text" style:parent-style-name="WW8Dropcap4058"/>
    <style:style style:name="WW8Dropcap859" style:family="text" style:parent-style-name="WW8Dropcap4058"/>
    <style:style style:name="WW8Dropcap860" style:family="text" style:parent-style-name="WW8Dropcap4058"/>
    <style:style style:name="WW8Dropcap861" style:family="text" style:parent-style-name="WW8Dropcap4058"/>
    <style:style style:name="WW8Dropcap862" style:family="text" style:parent-style-name="WW8Dropcap4058"/>
    <style:style style:name="WW8Dropcap863" style:family="text" style:parent-style-name="WW8Dropcap4058"/>
    <style:style style:name="WW8Dropcap864" style:family="text" style:parent-style-name="WW8Dropcap4058"/>
    <style:style style:name="WW8Dropcap865" style:family="text" style:parent-style-name="WW8Dropcap4058"/>
    <style:style style:name="WW8Dropcap866" style:family="text" style:parent-style-name="WW8Dropcap4058"/>
    <style:style style:name="WW8Dropcap867" style:family="text" style:parent-style-name="WW8Dropcap4058"/>
    <style:style style:name="WW8Dropcap868" style:family="text" style:parent-style-name="WW8Dropcap4058"/>
    <style:style style:name="WW8Dropcap869" style:family="text" style:parent-style-name="WW8Dropcap4058"/>
    <style:style style:name="WW8Dropcap870" style:family="text" style:parent-style-name="WW8Dropcap4058"/>
    <style:style style:name="WW8Dropcap871" style:family="text" style:parent-style-name="WW8Dropcap4058"/>
    <style:style style:name="WW8Dropcap872" style:family="text" style:parent-style-name="WW8Dropcap4058"/>
    <style:style style:name="WW8Dropcap873" style:family="text" style:parent-style-name="WW8Dropcap4058"/>
    <style:style style:name="WW8Dropcap874" style:family="text" style:parent-style-name="WW8Dropcap4058"/>
    <style:style style:name="WW8Dropcap875" style:family="text" style:parent-style-name="WW8Dropcap4058"/>
    <style:style style:name="WW8Dropcap876" style:family="text" style:parent-style-name="WW8Dropcap4058"/>
    <style:style style:name="WW8Dropcap877" style:family="text" style:parent-style-name="WW8Dropcap4058"/>
    <style:style style:name="WW8Dropcap878" style:family="text" style:parent-style-name="WW8Dropcap4058"/>
    <style:style style:name="WW8Dropcap879" style:family="text" style:parent-style-name="WW8Dropcap4058"/>
    <style:style style:name="WW8Dropcap880" style:family="text" style:parent-style-name="WW8Dropcap4058"/>
    <style:style style:name="WW8Dropcap881" style:family="text" style:parent-style-name="WW8Dropcap4058"/>
    <style:style style:name="WW8Dropcap882" style:family="text" style:parent-style-name="WW8Dropcap4058"/>
    <style:style style:name="WW8Dropcap883" style:family="text" style:parent-style-name="WW8Dropcap4058"/>
    <style:style style:name="WW8Dropcap884" style:family="text" style:parent-style-name="WW8Dropcap4058"/>
    <style:style style:name="WW8Dropcap885" style:family="text" style:parent-style-name="WW8Dropcap4058"/>
    <style:style style:name="WW8Dropcap886" style:family="text" style:parent-style-name="WW8Dropcap4058"/>
    <style:style style:name="WW8Dropcap887" style:family="text" style:parent-style-name="WW8Dropcap4058"/>
    <style:style style:name="WW8Dropcap888" style:family="text" style:parent-style-name="WW8Dropcap4058"/>
    <style:style style:name="WW8Dropcap889" style:family="text" style:parent-style-name="WW8Dropcap4058"/>
    <style:style style:name="WW8Dropcap890" style:family="text" style:parent-style-name="WW8Dropcap4058"/>
    <style:style style:name="WW8Dropcap891" style:family="text" style:parent-style-name="WW8Dropcap4058"/>
    <style:style style:name="WW8Dropcap892" style:family="text" style:parent-style-name="WW8Dropcap4058"/>
    <style:style style:name="WW8Dropcap893" style:family="text" style:parent-style-name="WW8Dropcap4058"/>
    <style:style style:name="WW8Dropcap894" style:family="text" style:parent-style-name="WW8Dropcap4058"/>
    <style:style style:name="WW8Dropcap895" style:family="text" style:parent-style-name="WW8Dropcap4058"/>
    <style:style style:name="WW8Dropcap896" style:family="text" style:parent-style-name="WW8Dropcap4058"/>
    <style:style style:name="WW8Dropcap897" style:family="text" style:parent-style-name="WW8Dropcap4058"/>
    <style:style style:name="WW8Dropcap898" style:family="text" style:parent-style-name="WW8Dropcap4058"/>
    <style:style style:name="WW8Dropcap899" style:family="text" style:parent-style-name="WW8Dropcap4058"/>
    <style:style style:name="WW8Dropcap900" style:family="text" style:parent-style-name="WW8Dropcap4058"/>
    <style:style style:name="WW8Dropcap901" style:family="text" style:parent-style-name="WW8Dropcap4058"/>
    <style:style style:name="WW8Dropcap902" style:family="text" style:parent-style-name="WW8Dropcap4058"/>
    <style:style style:name="WW8Dropcap903" style:family="text" style:parent-style-name="WW8Dropcap4058"/>
    <style:style style:name="WW8Dropcap904" style:family="text" style:parent-style-name="WW8Dropcap4058"/>
    <style:style style:name="WW8Dropcap905" style:family="text" style:parent-style-name="WW8Dropcap4058"/>
    <style:style style:name="WW8Dropcap906" style:family="text" style:parent-style-name="WW8Dropcap4058"/>
    <style:style style:name="WW8Dropcap907" style:family="text" style:parent-style-name="WW8Dropcap4058"/>
    <style:style style:name="WW8Dropcap908" style:family="text" style:parent-style-name="WW8Dropcap4058"/>
    <style:style style:name="WW8Dropcap909" style:family="text" style:parent-style-name="WW8Dropcap4058"/>
    <style:style style:name="WW8Dropcap910" style:family="text" style:parent-style-name="WW8Dropcap4058"/>
    <style:style style:name="WW8Dropcap911" style:family="text" style:parent-style-name="WW8Dropcap4058"/>
    <style:style style:name="WW8Dropcap912" style:family="text" style:parent-style-name="WW8Dropcap4058"/>
    <style:style style:name="WW8Dropcap913" style:family="text" style:parent-style-name="WW8Dropcap4058"/>
    <style:style style:name="WW8Dropcap914" style:family="text" style:parent-style-name="WW8Dropcap4058"/>
    <style:style style:name="WW8Dropcap915" style:family="text" style:parent-style-name="WW8Dropcap4058"/>
    <style:style style:name="WW8Dropcap916" style:family="text" style:parent-style-name="WW8Dropcap4058"/>
    <style:style style:name="WW8Dropcap917" style:family="text" style:parent-style-name="WW8Dropcap4058"/>
    <style:style style:name="WW8Dropcap918" style:family="text" style:parent-style-name="WW8Dropcap4058"/>
    <style:style style:name="WW8Dropcap919" style:family="text" style:parent-style-name="WW8Dropcap4058"/>
    <style:style style:name="WW8Dropcap920" style:family="text" style:parent-style-name="WW8Dropcap4058"/>
    <style:style style:name="WW8Dropcap921" style:family="text" style:parent-style-name="WW8Dropcap4058"/>
    <style:style style:name="WW8Dropcap922" style:family="text" style:parent-style-name="WW8Dropcap4058"/>
    <style:style style:name="WW8Dropcap923" style:family="text" style:parent-style-name="WW8Dropcap4058"/>
    <style:style style:name="WW8Dropcap924" style:family="text" style:parent-style-name="WW8Dropcap4058"/>
    <style:style style:name="WW8Dropcap925" style:family="text" style:parent-style-name="WW8Dropcap4058"/>
    <style:style style:name="WW8Dropcap926" style:family="text" style:parent-style-name="WW8Dropcap4058"/>
    <style:style style:name="WW8Dropcap927" style:family="text" style:parent-style-name="WW8Dropcap4058"/>
    <style:style style:name="WW8Dropcap928" style:family="text" style:parent-style-name="WW8Dropcap4058"/>
    <style:style style:name="WW8Dropcap929" style:family="text" style:parent-style-name="WW8Dropcap4058"/>
    <style:style style:name="WW8Dropcap930" style:family="text" style:parent-style-name="WW8Dropcap4058"/>
    <style:style style:name="WW8Dropcap931" style:family="text" style:parent-style-name="WW8Dropcap4058"/>
    <style:style style:name="WW8Dropcap932" style:family="text" style:parent-style-name="WW8Dropcap4058"/>
    <style:style style:name="WW8Dropcap933" style:family="text" style:parent-style-name="WW8Dropcap4058"/>
    <style:style style:name="WW8Dropcap934" style:family="text" style:parent-style-name="WW8Dropcap4058"/>
    <style:style style:name="WW8Dropcap935" style:family="text" style:parent-style-name="WW8Dropcap4058"/>
    <style:style style:name="WW8Dropcap936" style:family="text" style:parent-style-name="WW8Dropcap4058"/>
    <style:style style:name="WW8Dropcap937" style:family="text" style:parent-style-name="WW8Dropcap4058"/>
    <style:style style:name="WW8Dropcap938" style:family="text" style:parent-style-name="WW8Dropcap4058"/>
    <style:style style:name="WW8Dropcap939" style:family="text" style:parent-style-name="WW8Dropcap4058"/>
    <style:style style:name="WW8Dropcap940" style:family="text" style:parent-style-name="WW8Dropcap4058"/>
    <style:style style:name="WW8Dropcap941" style:family="text" style:parent-style-name="WW8Dropcap4058"/>
    <style:style style:name="WW8Dropcap942" style:family="text" style:parent-style-name="WW8Dropcap4058"/>
    <style:style style:name="WW8Dropcap943" style:family="text" style:parent-style-name="WW8Dropcap4058"/>
    <style:style style:name="WW8Dropcap944" style:family="text" style:parent-style-name="WW8Dropcap4058"/>
    <style:style style:name="WW8Dropcap945" style:family="text" style:parent-style-name="WW8Dropcap4058"/>
    <style:style style:name="WW8Dropcap946" style:family="text" style:parent-style-name="WW8Dropcap4058"/>
    <style:style style:name="WW8Dropcap947" style:family="text" style:parent-style-name="WW8Dropcap4058"/>
    <style:style style:name="WW8Dropcap948" style:family="text" style:parent-style-name="WW8Dropcap4058"/>
    <style:style style:name="WW8Dropcap949" style:family="text" style:parent-style-name="WW8Dropcap4058"/>
    <style:style style:name="WW8Dropcap950" style:family="text" style:parent-style-name="WW8Dropcap4058"/>
    <style:style style:name="WW8Dropcap951" style:family="text" style:parent-style-name="WW8Dropcap4058"/>
    <style:style style:name="WW8Dropcap952" style:family="text" style:parent-style-name="WW8Dropcap4058"/>
    <style:style style:name="WW8Dropcap953" style:family="text" style:parent-style-name="WW8Dropcap4058"/>
    <style:style style:name="WW8Dropcap954" style:family="text" style:parent-style-name="WW8Dropcap4058"/>
    <style:style style:name="WW8Dropcap955" style:family="text" style:parent-style-name="WW8Dropcap4058"/>
    <style:style style:name="WW8Dropcap956" style:family="text" style:parent-style-name="WW8Dropcap4058"/>
    <style:style style:name="WW8Dropcap957" style:family="text" style:parent-style-name="WW8Dropcap4058"/>
    <style:style style:name="WW8Dropcap958" style:family="text" style:parent-style-name="WW8Dropcap4058"/>
    <style:style style:name="WW8Dropcap959" style:family="text" style:parent-style-name="WW8Dropcap4058"/>
    <style:style style:name="WW8Dropcap960" style:family="text" style:parent-style-name="WW8Dropcap4058"/>
    <style:style style:name="WW8Dropcap961" style:family="text" style:parent-style-name="WW8Dropcap4058"/>
    <style:style style:name="WW8Dropcap962" style:family="text" style:parent-style-name="WW8Dropcap4058"/>
    <style:style style:name="WW8Dropcap963" style:family="text" style:parent-style-name="WW8Dropcap4058"/>
    <style:style style:name="WW8Dropcap964" style:family="text" style:parent-style-name="WW8Dropcap4058"/>
    <style:style style:name="WW8Dropcap965" style:family="text" style:parent-style-name="WW8Dropcap4058"/>
    <style:style style:name="WW8Dropcap966" style:family="text" style:parent-style-name="WW8Dropcap4058"/>
    <style:style style:name="WW8Dropcap967" style:family="text" style:parent-style-name="WW8Dropcap4058"/>
    <style:style style:name="WW8Dropcap968" style:family="text" style:parent-style-name="WW8Dropcap4058"/>
    <style:style style:name="WW8Dropcap969" style:family="text" style:parent-style-name="WW8Dropcap4058"/>
    <style:style style:name="WW8Dropcap970" style:family="text" style:parent-style-name="WW8Dropcap4058"/>
    <style:style style:name="WW8Dropcap971" style:family="text" style:parent-style-name="WW8Dropcap4058"/>
    <style:style style:name="WW8Dropcap972" style:family="text" style:parent-style-name="WW8Dropcap4058"/>
    <style:style style:name="WW8Dropcap973" style:family="text" style:parent-style-name="WW8Dropcap4058"/>
    <style:style style:name="WW8Dropcap974" style:family="text" style:parent-style-name="WW8Dropcap4058"/>
    <style:style style:name="WW8Dropcap975" style:family="text" style:parent-style-name="WW8Dropcap4058"/>
    <style:style style:name="WW8Dropcap976" style:family="text" style:parent-style-name="WW8Dropcap4058"/>
    <style:style style:name="WW8Dropcap977" style:family="text" style:parent-style-name="WW8Dropcap4058"/>
    <style:style style:name="WW8Dropcap978" style:family="text" style:parent-style-name="WW8Dropcap4058"/>
    <style:style style:name="WW8Dropcap979" style:family="text" style:parent-style-name="WW8Dropcap4058"/>
    <style:style style:name="WW8Dropcap980" style:family="text" style:parent-style-name="WW8Dropcap4058"/>
    <style:style style:name="WW8Dropcap981" style:family="text" style:parent-style-name="WW8Dropcap4058"/>
    <style:style style:name="WW8Dropcap982" style:family="text" style:parent-style-name="WW8Dropcap4058"/>
    <style:style style:name="WW8Dropcap983" style:family="text" style:parent-style-name="WW8Dropcap4058"/>
    <style:style style:name="WW8Dropcap984" style:family="text" style:parent-style-name="WW8Dropcap4058"/>
    <style:style style:name="WW8Dropcap985" style:family="text" style:parent-style-name="WW8Dropcap4058"/>
    <style:style style:name="WW8Dropcap986" style:family="text" style:parent-style-name="WW8Dropcap4058"/>
    <style:style style:name="WW8Dropcap987" style:family="text" style:parent-style-name="WW8Dropcap4058"/>
    <style:style style:name="WW8Dropcap988" style:family="text" style:parent-style-name="WW8Dropcap4058"/>
    <style:style style:name="WW8Dropcap989" style:family="text" style:parent-style-name="WW8Dropcap4058"/>
    <style:style style:name="WW8Dropcap990" style:family="text" style:parent-style-name="WW8Dropcap4058"/>
    <style:style style:name="WW8Dropcap991" style:family="text" style:parent-style-name="WW8Dropcap4058"/>
    <style:style style:name="WW8Dropcap992" style:family="text" style:parent-style-name="WW8Dropcap4058"/>
    <style:style style:name="WW8Dropcap993" style:family="text" style:parent-style-name="WW8Dropcap4058"/>
    <style:style style:name="WW8Dropcap994" style:family="text" style:parent-style-name="WW8Dropcap4058"/>
    <style:style style:name="WW8Dropcap995" style:family="text" style:parent-style-name="WW8Dropcap4058"/>
    <style:style style:name="WW8Dropcap996" style:family="text" style:parent-style-name="WW8Dropcap4058"/>
    <style:style style:name="WW8Dropcap997" style:family="text" style:parent-style-name="WW8Dropcap4058"/>
    <style:style style:name="WW8Dropcap998" style:family="text" style:parent-style-name="WW8Dropcap4058"/>
    <style:style style:name="WW8Dropcap999" style:family="text" style:parent-style-name="WW8Dropcap4058"/>
    <style:style style:name="WW8Dropcap1000" style:family="text" style:parent-style-name="WW8Dropcap4058"/>
    <style:style style:name="WW8Dropcap1001" style:family="text" style:parent-style-name="WW8Dropcap4058"/>
    <style:style style:name="WW8Dropcap1002" style:family="text" style:parent-style-name="WW8Dropcap4058"/>
    <style:style style:name="WW8Dropcap1003" style:family="text" style:parent-style-name="WW8Dropcap4058"/>
    <style:style style:name="WW8Dropcap1004" style:family="text" style:parent-style-name="WW8Dropcap4058"/>
    <style:style style:name="WW8Dropcap1005" style:family="text" style:parent-style-name="WW8Dropcap4058"/>
    <style:style style:name="WW8Dropcap1006" style:family="text" style:parent-style-name="WW8Dropcap4058"/>
    <style:style style:name="WW8Dropcap1007" style:family="text" style:parent-style-name="WW8Dropcap4058"/>
    <style:style style:name="WW8Dropcap1008" style:family="text" style:parent-style-name="WW8Dropcap4058"/>
    <style:style style:name="WW8Dropcap1009" style:family="text" style:parent-style-name="WW8Dropcap4058"/>
    <style:style style:name="WW8Dropcap1010" style:family="text" style:parent-style-name="WW8Dropcap4058"/>
    <style:style style:name="WW8Dropcap1011" style:family="text" style:parent-style-name="WW8Dropcap4058"/>
    <style:style style:name="WW8Dropcap1012" style:family="text" style:parent-style-name="WW8Dropcap4058"/>
    <style:style style:name="WW8Dropcap1013" style:family="text" style:parent-style-name="WW8Dropcap4058"/>
    <style:style style:name="WW8Dropcap1014" style:family="text" style:parent-style-name="WW8Dropcap4058"/>
    <style:style style:name="WW8Dropcap1015" style:family="text" style:parent-style-name="WW8Dropcap4058"/>
    <style:style style:name="WW8Dropcap1016" style:family="text" style:parent-style-name="WW8Dropcap4058"/>
    <style:style style:name="WW8Dropcap1017" style:family="text" style:parent-style-name="WW8Dropcap4058"/>
    <style:style style:name="WW8Dropcap1018" style:family="text" style:parent-style-name="WW8Dropcap4058"/>
    <style:style style:name="WW8Dropcap1019" style:family="text" style:parent-style-name="WW8Dropcap4058"/>
    <style:style style:name="WW8Dropcap1020" style:family="text" style:parent-style-name="WW8Dropcap4058"/>
    <style:style style:name="WW8Dropcap1021" style:family="text" style:parent-style-name="WW8Dropcap4058"/>
    <style:style style:name="WW8Dropcap1022" style:family="text" style:parent-style-name="WW8Dropcap4058"/>
    <style:style style:name="WW8Dropcap1023" style:family="text" style:parent-style-name="WW8Dropcap4058"/>
    <style:style style:name="WW8Dropcap1024" style:family="text" style:parent-style-name="WW8Dropcap4058"/>
    <style:style style:name="WW8Dropcap1025" style:family="text" style:parent-style-name="WW8Dropcap4058"/>
    <style:style style:name="WW8Dropcap1026" style:family="text" style:parent-style-name="WW8Dropcap4058"/>
    <style:style style:name="WW8Dropcap1027" style:family="text" style:parent-style-name="WW8Dropcap4058"/>
    <style:style style:name="WW8Dropcap1028" style:family="text" style:parent-style-name="WW8Dropcap4058"/>
    <style:style style:name="WW8Dropcap1029" style:family="text" style:parent-style-name="WW8Dropcap4058"/>
    <style:style style:name="WW8Dropcap1030" style:family="text" style:parent-style-name="WW8Dropcap4058"/>
    <style:style style:name="WW8Dropcap1031" style:family="text" style:parent-style-name="WW8Dropcap4058"/>
    <style:style style:name="WW8Dropcap1032" style:family="text" style:parent-style-name="WW8Dropcap4058"/>
    <style:style style:name="WW8Dropcap1033" style:family="text" style:parent-style-name="WW8Dropcap4058"/>
    <style:style style:name="WW8Dropcap1034" style:family="text" style:parent-style-name="WW8Dropcap4058"/>
    <style:style style:name="WW8Dropcap1035" style:family="text" style:parent-style-name="WW8Dropcap4058"/>
    <style:style style:name="WW8Dropcap1036" style:family="text" style:parent-style-name="WW8Dropcap4058"/>
    <style:style style:name="WW8Dropcap1037" style:family="text" style:parent-style-name="WW8Dropcap4058"/>
    <style:style style:name="WW8Dropcap1038" style:family="text" style:parent-style-name="WW8Dropcap4058"/>
    <style:style style:name="WW8Dropcap1039" style:family="text" style:parent-style-name="WW8Dropcap4058"/>
    <style:style style:name="WW8Dropcap1040" style:family="text" style:parent-style-name="WW8Dropcap4058"/>
    <style:style style:name="WW8Dropcap1041" style:family="text" style:parent-style-name="WW8Dropcap4058"/>
    <style:style style:name="WW8Dropcap1042" style:family="text" style:parent-style-name="WW8Dropcap4058"/>
    <style:style style:name="WW8Dropcap1043" style:family="text" style:parent-style-name="WW8Dropcap4058"/>
    <style:style style:name="WW8Dropcap1044" style:family="text" style:parent-style-name="WW8Dropcap4058"/>
    <style:style style:name="WW8Dropcap1045" style:family="text" style:parent-style-name="WW8Dropcap4058"/>
    <style:style style:name="WW8Dropcap1046" style:family="text" style:parent-style-name="WW8Dropcap4058"/>
    <style:style style:name="WW8Dropcap1047" style:family="text" style:parent-style-name="WW8Dropcap4058"/>
    <style:style style:name="WW8Dropcap1048" style:family="text" style:parent-style-name="WW8Dropcap4058"/>
    <style:style style:name="WW8Dropcap1049" style:family="text" style:parent-style-name="WW8Dropcap4058"/>
    <style:style style:name="WW8Dropcap1050" style:family="text" style:parent-style-name="WW8Dropcap4058"/>
    <style:style style:name="WW8Dropcap1051" style:family="text" style:parent-style-name="WW8Dropcap4058"/>
    <style:style style:name="WW8Dropcap1052" style:family="text" style:parent-style-name="WW8Dropcap4058"/>
    <style:style style:name="WW8Dropcap1053" style:family="text" style:parent-style-name="WW8Dropcap4058"/>
    <style:style style:name="WW8Dropcap1054" style:family="text" style:parent-style-name="WW8Dropcap4058"/>
    <style:style style:name="WW8Dropcap1055" style:family="text" style:parent-style-name="WW8Dropcap4058"/>
    <style:style style:name="WW8Dropcap1056" style:family="text" style:parent-style-name="WW8Dropcap4058"/>
    <style:style style:name="WW8Dropcap1057" style:family="text" style:parent-style-name="WW8Dropcap4058"/>
    <style:style style:name="WW8Dropcap1058" style:family="text" style:parent-style-name="WW8Dropcap4058"/>
    <style:style style:name="WW8Dropcap1059" style:family="text" style:parent-style-name="WW8Dropcap4058"/>
    <style:style style:name="WW8Dropcap1060" style:family="text" style:parent-style-name="WW8Dropcap4058"/>
    <style:style style:name="WW8Dropcap1061" style:family="text" style:parent-style-name="WW8Dropcap4058"/>
    <style:style style:name="WW8Dropcap1062" style:family="text" style:parent-style-name="WW8Dropcap4058"/>
    <style:style style:name="WW8Dropcap1063" style:family="text" style:parent-style-name="WW8Dropcap4058"/>
    <style:style style:name="WW8Dropcap1064" style:family="text" style:parent-style-name="WW8Dropcap4058"/>
    <style:style style:name="WW8Dropcap1065" style:family="text" style:parent-style-name="WW8Dropcap4058"/>
    <style:style style:name="WW8Dropcap1066" style:family="text" style:parent-style-name="WW8Dropcap4058"/>
    <style:style style:name="WW8Dropcap1067" style:family="text" style:parent-style-name="WW8Dropcap4058"/>
    <style:style style:name="WW8Dropcap1068" style:family="text" style:parent-style-name="WW8Dropcap4058"/>
    <style:style style:name="WW8Dropcap1069" style:family="text" style:parent-style-name="WW8Dropcap4058"/>
    <style:style style:name="WW8Dropcap1070" style:family="text" style:parent-style-name="WW8Dropcap4058"/>
    <style:style style:name="WW8Dropcap1071" style:family="text" style:parent-style-name="WW8Dropcap4058"/>
    <style:style style:name="WW8Dropcap1072" style:family="text" style:parent-style-name="WW8Dropcap4058"/>
    <style:style style:name="WW8Dropcap1073" style:family="text" style:parent-style-name="WW8Dropcap4058"/>
    <style:style style:name="WW8Dropcap1074" style:family="text" style:parent-style-name="WW8Dropcap4058"/>
    <style:style style:name="WW8Dropcap1075" style:family="text" style:parent-style-name="WW8Dropcap4058"/>
    <style:style style:name="WW8Dropcap1076" style:family="text" style:parent-style-name="WW8Dropcap4058"/>
    <style:style style:name="WW8Dropcap1077" style:family="text" style:parent-style-name="WW8Dropcap4058"/>
    <style:style style:name="WW8Dropcap1078" style:family="text" style:parent-style-name="WW8Dropcap4058"/>
    <style:style style:name="WW8Dropcap1079" style:family="text" style:parent-style-name="WW8Dropcap4058"/>
    <style:style style:name="WW8Dropcap1080" style:family="text" style:parent-style-name="WW8Dropcap4058"/>
    <style:style style:name="WW8Dropcap1081" style:family="text" style:parent-style-name="WW8Dropcap4058"/>
    <style:style style:name="WW8Dropcap1082" style:family="text" style:parent-style-name="WW8Dropcap4058"/>
    <style:style style:name="WW8Dropcap1083" style:family="text" style:parent-style-name="WW8Dropcap4058"/>
    <style:style style:name="WW8Dropcap1084" style:family="text" style:parent-style-name="WW8Dropcap4058"/>
    <style:style style:name="WW8Dropcap1085" style:family="text" style:parent-style-name="WW8Dropcap4058"/>
    <style:style style:name="WW8Dropcap1086" style:family="text" style:parent-style-name="WW8Dropcap4058"/>
    <style:style style:name="WW8Dropcap1087" style:family="text" style:parent-style-name="WW8Dropcap4058"/>
    <style:style style:name="WW8Dropcap1088" style:family="text" style:parent-style-name="WW8Dropcap4058"/>
    <style:style style:name="WW8Dropcap1089" style:family="text" style:parent-style-name="WW8Dropcap4058"/>
    <style:style style:name="WW8Dropcap1090" style:family="text" style:parent-style-name="WW8Dropcap4058"/>
    <style:style style:name="WW8Dropcap1091" style:family="text" style:parent-style-name="WW8Dropcap4058"/>
    <style:style style:name="WW8Dropcap1092" style:family="text" style:parent-style-name="WW8Dropcap4058"/>
    <style:style style:name="WW8Dropcap1093" style:family="text" style:parent-style-name="WW8Dropcap4058"/>
    <style:style style:name="WW8Dropcap1094" style:family="text" style:parent-style-name="WW8Dropcap4058"/>
    <style:style style:name="WW8Dropcap1095" style:family="text" style:parent-style-name="WW8Dropcap4058"/>
    <style:style style:name="WW8Dropcap1096" style:family="text" style:parent-style-name="WW8Dropcap4058"/>
    <style:style style:name="WW8Dropcap1097" style:family="text" style:parent-style-name="WW8Dropcap4058"/>
    <style:style style:name="WW8Dropcap1098" style:family="text" style:parent-style-name="WW8Dropcap4058"/>
    <style:style style:name="WW8Dropcap1099" style:family="text" style:parent-style-name="WW8Dropcap4058"/>
    <style:style style:name="WW8Dropcap1100" style:family="text" style:parent-style-name="WW8Dropcap4058"/>
    <style:style style:name="WW8Dropcap1101" style:family="text" style:parent-style-name="WW8Dropcap4058"/>
    <style:style style:name="WW8Dropcap1102" style:family="text" style:parent-style-name="WW8Dropcap4058"/>
    <style:style style:name="WW8Dropcap1103" style:family="text" style:parent-style-name="WW8Dropcap4058"/>
    <style:style style:name="WW8Dropcap1104" style:family="text" style:parent-style-name="WW8Dropcap4058"/>
    <style:style style:name="WW8Dropcap1105" style:family="text" style:parent-style-name="WW8Dropcap4058"/>
    <style:style style:name="WW8Dropcap1106" style:family="text" style:parent-style-name="WW8Dropcap4058"/>
    <style:style style:name="WW8Dropcap1107" style:family="text" style:parent-style-name="WW8Dropcap4058"/>
    <style:style style:name="WW8Dropcap1108" style:family="text" style:parent-style-name="WW8Dropcap4058"/>
    <style:style style:name="WW8Dropcap1109" style:family="text" style:parent-style-name="WW8Dropcap4058"/>
    <style:style style:name="WW8Dropcap1110" style:family="text" style:parent-style-name="WW8Dropcap4058"/>
    <style:style style:name="WW8Dropcap1111" style:family="text" style:parent-style-name="WW8Dropcap4058"/>
    <style:style style:name="WW8Dropcap1112" style:family="text" style:parent-style-name="WW8Dropcap4058"/>
    <style:style style:name="WW8Dropcap1113" style:family="text" style:parent-style-name="WW8Dropcap4058"/>
    <style:style style:name="WW8Dropcap1114" style:family="text" style:parent-style-name="WW8Dropcap4058"/>
    <style:style style:name="WW8Dropcap1115" style:family="text" style:parent-style-name="WW8Dropcap4058"/>
    <style:style style:name="WW8Dropcap1116" style:family="text" style:parent-style-name="WW8Dropcap4058"/>
    <style:style style:name="WW8Dropcap1117" style:family="text" style:parent-style-name="WW8Dropcap4058"/>
    <style:style style:name="WW8Dropcap1118" style:family="text" style:parent-style-name="WW8Dropcap4058"/>
    <style:style style:name="WW8Dropcap1119" style:family="text" style:parent-style-name="WW8Dropcap4058"/>
    <style:style style:name="WW8Dropcap1120" style:family="text" style:parent-style-name="WW8Dropcap4058"/>
    <style:style style:name="WW8Dropcap1121" style:family="text" style:parent-style-name="WW8Dropcap4058"/>
    <style:style style:name="WW8Dropcap1122" style:family="text" style:parent-style-name="WW8Dropcap4058"/>
    <style:style style:name="WW8Dropcap1123" style:family="text" style:parent-style-name="WW8Dropcap4058"/>
    <style:style style:name="WW8Dropcap1124" style:family="text" style:parent-style-name="WW8Dropcap4058"/>
    <style:style style:name="WW8Dropcap1125" style:family="text" style:parent-style-name="WW8Dropcap4058"/>
    <style:style style:name="WW8Dropcap1126" style:family="text" style:parent-style-name="WW8Dropcap4058"/>
    <style:style style:name="WW8Dropcap1127" style:family="text" style:parent-style-name="WW8Dropcap4058"/>
    <style:style style:name="WW8Dropcap1128" style:family="text" style:parent-style-name="WW8Dropcap4058"/>
    <style:style style:name="WW8Dropcap1129" style:family="text" style:parent-style-name="WW8Dropcap4058"/>
    <style:style style:name="WW8Dropcap1130" style:family="text" style:parent-style-name="WW8Dropcap4058"/>
    <style:style style:name="WW8Dropcap1131" style:family="text" style:parent-style-name="WW8Dropcap4058"/>
    <style:style style:name="WW8Dropcap1132" style:family="text" style:parent-style-name="WW8Dropcap4058"/>
    <style:style style:name="WW8Dropcap1133" style:family="text" style:parent-style-name="WW8Dropcap4058"/>
    <style:style style:name="WW8Dropcap1134" style:family="text" style:parent-style-name="WW8Dropcap4058"/>
    <style:style style:name="WW8Dropcap1135" style:family="text" style:parent-style-name="WW8Dropcap4058"/>
    <style:style style:name="WW8Dropcap1136" style:family="text" style:parent-style-name="WW8Dropcap4058"/>
    <style:style style:name="WW8Dropcap1137" style:family="text" style:parent-style-name="WW8Dropcap4058"/>
    <style:style style:name="WW8Dropcap1138" style:family="text" style:parent-style-name="WW8Dropcap4058"/>
    <style:style style:name="WW8Dropcap1139" style:family="text" style:parent-style-name="WW8Dropcap4058"/>
    <style:style style:name="WW8Dropcap1140" style:family="text" style:parent-style-name="WW8Dropcap4058"/>
    <style:style style:name="WW8Dropcap1141" style:family="text" style:parent-style-name="WW8Dropcap4058"/>
    <style:style style:name="WW8Dropcap1142" style:family="text" style:parent-style-name="WW8Dropcap4058"/>
    <style:style style:name="WW8Dropcap1143" style:family="text" style:parent-style-name="WW8Dropcap4058"/>
    <style:style style:name="WW8Dropcap1144" style:family="text" style:parent-style-name="WW8Dropcap4058"/>
    <style:style style:name="WW8Dropcap1145" style:family="text" style:parent-style-name="WW8Dropcap4058"/>
    <style:style style:name="WW8Dropcap1146" style:family="text" style:parent-style-name="WW8Dropcap4058"/>
    <style:style style:name="WW8Dropcap1147" style:family="text" style:parent-style-name="WW8Dropcap4058"/>
    <style:style style:name="WW8Dropcap1148" style:family="text" style:parent-style-name="WW8Dropcap4058"/>
    <style:style style:name="WW8Dropcap1149" style:family="text" style:parent-style-name="WW8Dropcap4058"/>
    <style:style style:name="WW8Dropcap1150" style:family="text" style:parent-style-name="WW8Dropcap4058"/>
    <style:style style:name="WW8Dropcap1151" style:family="text" style:parent-style-name="WW8Dropcap4058"/>
    <style:style style:name="WW8Dropcap1152" style:family="text" style:parent-style-name="WW8Dropcap4058"/>
    <style:style style:name="WW8Dropcap1153" style:family="text" style:parent-style-name="WW8Dropcap4058"/>
    <style:style style:name="WW8Dropcap1154" style:family="text" style:parent-style-name="WW8Dropcap4058"/>
    <style:style style:name="WW8Dropcap1155" style:family="text" style:parent-style-name="WW8Dropcap4058"/>
    <style:style style:name="WW8Dropcap1156" style:family="text" style:parent-style-name="WW8Dropcap4058"/>
    <style:style style:name="WW8Dropcap1157" style:family="text" style:parent-style-name="WW8Dropcap4058"/>
    <style:style style:name="WW8Dropcap1158" style:family="text" style:parent-style-name="WW8Dropcap4058"/>
    <style:style style:name="WW8Dropcap1159" style:family="text" style:parent-style-name="WW8Dropcap4058"/>
    <style:style style:name="WW8Dropcap1160" style:family="text" style:parent-style-name="WW8Dropcap4058"/>
    <style:style style:name="WW8Dropcap1161" style:family="text" style:parent-style-name="WW8Dropcap4058"/>
    <style:style style:name="WW8Dropcap1162" style:family="text" style:parent-style-name="WW8Dropcap4058"/>
    <style:style style:name="WW8Dropcap1163" style:family="text" style:parent-style-name="WW8Dropcap4058"/>
    <style:style style:name="WW8Dropcap1164" style:family="text" style:parent-style-name="WW8Dropcap4058"/>
    <style:style style:name="WW8Dropcap1165" style:family="text" style:parent-style-name="WW8Dropcap4058"/>
    <style:style style:name="WW8Dropcap1166" style:family="text" style:parent-style-name="WW8Dropcap4058"/>
    <style:style style:name="WW8Dropcap1167" style:family="text" style:parent-style-name="WW8Dropcap4058"/>
    <style:style style:name="WW8Dropcap1168" style:family="text" style:parent-style-name="WW8Dropcap4058"/>
    <style:style style:name="WW8Dropcap1169" style:family="text" style:parent-style-name="WW8Dropcap4058"/>
    <style:style style:name="WW8Dropcap1170" style:family="text" style:parent-style-name="WW8Dropcap4058"/>
    <style:style style:name="WW8Dropcap1171" style:family="text" style:parent-style-name="WW8Dropcap4058"/>
    <style:style style:name="WW8Dropcap1172" style:family="text" style:parent-style-name="WW8Dropcap4058"/>
    <style:style style:name="WW8Dropcap1173" style:family="text" style:parent-style-name="WW8Dropcap4058"/>
    <style:style style:name="WW8Dropcap1174" style:family="text" style:parent-style-name="WW8Dropcap4058"/>
    <style:style style:name="WW8Dropcap1175" style:family="text" style:parent-style-name="WW8Dropcap4058"/>
    <style:style style:name="WW8Dropcap1176" style:family="text" style:parent-style-name="WW8Dropcap4058"/>
    <style:style style:name="WW8Dropcap1177" style:family="text" style:parent-style-name="WW8Dropcap4058"/>
    <style:style style:name="WW8Dropcap1178" style:family="text" style:parent-style-name="WW8Dropcap4058"/>
    <style:style style:name="WW8Dropcap1179" style:family="text" style:parent-style-name="WW8Dropcap4058"/>
    <style:style style:name="WW8Dropcap1180" style:family="text" style:parent-style-name="WW8Dropcap4058"/>
    <style:style style:name="WW8Dropcap1181" style:family="text" style:parent-style-name="WW8Dropcap4058"/>
    <style:style style:name="WW8Dropcap1182" style:family="text" style:parent-style-name="WW8Dropcap4058"/>
    <style:style style:name="WW8Dropcap1183" style:family="text" style:parent-style-name="WW8Dropcap4058"/>
    <style:style style:name="WW8Dropcap1184" style:family="text" style:parent-style-name="WW8Dropcap4058"/>
    <style:style style:name="WW8Dropcap1185" style:family="text" style:parent-style-name="WW8Dropcap4058"/>
    <style:style style:name="WW8Dropcap1186" style:family="text" style:parent-style-name="WW8Dropcap4058"/>
    <style:style style:name="WW8Dropcap1187" style:family="text" style:parent-style-name="WW8Dropcap4058"/>
    <style:style style:name="WW8Dropcap1188" style:family="text" style:parent-style-name="WW8Dropcap4058"/>
    <style:style style:name="WW8Dropcap1189" style:family="text" style:parent-style-name="WW8Dropcap4058"/>
    <style:style style:name="WW8Dropcap1190" style:family="text" style:parent-style-name="WW8Dropcap4058"/>
    <style:style style:name="WW8Dropcap1191" style:family="text" style:parent-style-name="WW8Dropcap4058"/>
    <style:style style:name="WW8Dropcap1192" style:family="text" style:parent-style-name="WW8Dropcap4058"/>
    <style:style style:name="WW8Dropcap1193" style:family="text" style:parent-style-name="WW8Dropcap4058"/>
    <style:style style:name="WW8Dropcap1194" style:family="text" style:parent-style-name="WW8Dropcap4058"/>
    <style:style style:name="WW8Dropcap1195" style:family="text" style:parent-style-name="WW8Dropcap4058"/>
    <style:style style:name="WW8Dropcap1196" style:family="text" style:parent-style-name="WW8Dropcap4058"/>
    <style:style style:name="WW8Dropcap1197" style:family="text" style:parent-style-name="WW8Dropcap4058"/>
    <style:style style:name="WW8Dropcap1198" style:family="text" style:parent-style-name="WW8Dropcap4058"/>
    <style:style style:name="WW8Dropcap1199" style:family="text" style:parent-style-name="WW8Dropcap4058"/>
    <style:style style:name="WW8Dropcap1200" style:family="text" style:parent-style-name="WW8Dropcap4058"/>
    <style:style style:name="WW8Dropcap1201" style:family="text" style:parent-style-name="WW8Dropcap4058"/>
    <style:style style:name="WW8Dropcap1202" style:family="text" style:parent-style-name="WW8Dropcap4058"/>
    <style:style style:name="WW8Dropcap1203" style:family="text" style:parent-style-name="WW8Dropcap4058"/>
    <style:style style:name="WW8Dropcap1204" style:family="text" style:parent-style-name="WW8Dropcap4058"/>
    <style:style style:name="WW8Dropcap1205" style:family="text" style:parent-style-name="WW8Dropcap4058"/>
    <style:style style:name="WW8Dropcap1206" style:family="text" style:parent-style-name="WW8Dropcap4058"/>
    <style:style style:name="WW8Dropcap1207" style:family="text" style:parent-style-name="WW8Dropcap4058"/>
    <style:style style:name="WW8Dropcap1208" style:family="text" style:parent-style-name="WW8Dropcap4058"/>
    <style:style style:name="WW8Dropcap1209" style:family="text" style:parent-style-name="WW8Dropcap4058"/>
    <style:style style:name="WW8Dropcap1210" style:family="text" style:parent-style-name="WW8Dropcap4058"/>
    <style:style style:name="WW8Dropcap1211" style:family="text" style:parent-style-name="WW8Dropcap4058"/>
    <style:style style:name="WW8Dropcap1212" style:family="text" style:parent-style-name="WW8Dropcap4058"/>
    <style:style style:name="WW8Dropcap1213" style:family="text" style:parent-style-name="WW8Dropcap4058"/>
    <style:style style:name="WW8Dropcap1214" style:family="text" style:parent-style-name="WW8Dropcap4058"/>
    <style:style style:name="WW8Dropcap1215" style:family="text" style:parent-style-name="WW8Dropcap4058"/>
    <style:style style:name="WW8Dropcap1216" style:family="text" style:parent-style-name="WW8Dropcap4058"/>
    <style:style style:name="WW8Dropcap1217" style:family="text" style:parent-style-name="WW8Dropcap4058"/>
    <style:style style:name="WW8Dropcap1218" style:family="text" style:parent-style-name="WW8Dropcap4058"/>
    <style:style style:name="WW8Dropcap1219" style:family="text" style:parent-style-name="WW8Dropcap4058"/>
    <style:style style:name="WW8Dropcap1220" style:family="text" style:parent-style-name="WW8Dropcap4058"/>
    <style:style style:name="WW8Dropcap1221" style:family="text" style:parent-style-name="WW8Dropcap4058"/>
    <style:style style:name="WW8Dropcap1222" style:family="text" style:parent-style-name="WW8Dropcap4058"/>
    <style:style style:name="WW8Dropcap1223" style:family="text" style:parent-style-name="WW8Dropcap4058"/>
    <style:style style:name="WW8Dropcap1224" style:family="text" style:parent-style-name="WW8Dropcap4058"/>
    <style:style style:name="WW8Dropcap1225" style:family="text" style:parent-style-name="WW8Dropcap4058"/>
    <style:style style:name="WW8Dropcap1226" style:family="text" style:parent-style-name="WW8Dropcap4058"/>
    <style:style style:name="WW8Dropcap1227" style:family="text" style:parent-style-name="WW8Dropcap4058"/>
    <style:style style:name="WW8Dropcap1228" style:family="text" style:parent-style-name="WW8Dropcap4058"/>
    <style:style style:name="WW8Dropcap1229" style:family="text" style:parent-style-name="WW8Dropcap4058"/>
    <style:style style:name="WW8Dropcap1230" style:family="text" style:parent-style-name="WW8Dropcap4058"/>
    <style:style style:name="WW8Dropcap1231" style:family="text" style:parent-style-name="WW8Dropcap4058"/>
    <style:style style:name="WW8Dropcap1232" style:family="text" style:parent-style-name="WW8Dropcap4058"/>
    <style:style style:name="WW8Dropcap1233" style:family="text" style:parent-style-name="WW8Dropcap4058"/>
    <style:style style:name="WW8Dropcap1234" style:family="text" style:parent-style-name="WW8Dropcap4058"/>
    <style:style style:name="WW8Dropcap1235" style:family="text" style:parent-style-name="WW8Dropcap4058"/>
    <style:style style:name="WW8Dropcap1236" style:family="text" style:parent-style-name="WW8Dropcap4058"/>
    <style:style style:name="WW8Dropcap1237" style:family="text" style:parent-style-name="WW8Dropcap4058"/>
    <style:style style:name="WW8Dropcap1238" style:family="text" style:parent-style-name="WW8Dropcap4058"/>
    <style:style style:name="WW8Dropcap1239" style:family="text" style:parent-style-name="WW8Dropcap4058"/>
    <style:style style:name="WW8Dropcap1240" style:family="text" style:parent-style-name="WW8Dropcap4058"/>
    <style:style style:name="WW8Dropcap1241" style:family="text" style:parent-style-name="WW8Dropcap4058"/>
    <style:style style:name="WW8Dropcap1242" style:family="text" style:parent-style-name="WW8Dropcap4058"/>
    <style:style style:name="WW8Dropcap1243" style:family="text" style:parent-style-name="WW8Dropcap4058"/>
    <style:style style:name="WW8Dropcap1244" style:family="text" style:parent-style-name="WW8Dropcap4058"/>
    <style:style style:name="WW8Dropcap1245" style:family="text" style:parent-style-name="WW8Dropcap4058"/>
    <style:style style:name="WW8Dropcap1246" style:family="text" style:parent-style-name="WW8Dropcap4058"/>
    <style:style style:name="WW8Dropcap1247" style:family="text" style:parent-style-name="WW8Dropcap4058"/>
    <style:style style:name="WW8Dropcap1248" style:family="text" style:parent-style-name="WW8Dropcap4058"/>
    <style:style style:name="WW8Dropcap1249" style:family="text" style:parent-style-name="WW8Dropcap4058"/>
    <style:style style:name="WW8Dropcap1250" style:family="text" style:parent-style-name="WW8Dropcap4058"/>
    <style:style style:name="WW8Dropcap1251" style:family="text" style:parent-style-name="WW8Dropcap4058"/>
    <style:style style:name="WW8Dropcap1252" style:family="text" style:parent-style-name="WW8Dropcap4058"/>
    <style:style style:name="WW8Dropcap1253" style:family="text" style:parent-style-name="WW8Dropcap4058"/>
    <style:style style:name="WW8Dropcap1254" style:family="text" style:parent-style-name="WW8Dropcap4058"/>
    <style:style style:name="WW8Dropcap1255" style:family="text" style:parent-style-name="WW8Dropcap4058"/>
    <style:style style:name="WW8Dropcap1256" style:family="text" style:parent-style-name="WW8Dropcap4058"/>
    <style:style style:name="WW8Dropcap1257" style:family="text" style:parent-style-name="WW8Dropcap4058"/>
    <style:style style:name="WW8Dropcap1258" style:family="text" style:parent-style-name="WW8Dropcap4058"/>
    <style:style style:name="WW8Dropcap1259" style:family="text" style:parent-style-name="WW8Dropcap4058"/>
    <style:style style:name="WW8Dropcap1260" style:family="text" style:parent-style-name="WW8Dropcap4058"/>
    <style:style style:name="WW8Dropcap1261" style:family="text" style:parent-style-name="WW8Dropcap4058"/>
    <style:style style:name="WW8Dropcap1262" style:family="text" style:parent-style-name="WW8Dropcap4058"/>
    <style:style style:name="WW8Dropcap1263" style:family="text" style:parent-style-name="WW8Dropcap4058"/>
    <style:style style:name="WW8Dropcap1264" style:family="text" style:parent-style-name="WW8Dropcap4058"/>
    <style:style style:name="WW8Dropcap1265" style:family="text" style:parent-style-name="WW8Dropcap4058"/>
    <style:style style:name="WW8Dropcap1266" style:family="text" style:parent-style-name="WW8Dropcap4058"/>
    <style:style style:name="WW8Dropcap1267" style:family="text" style:parent-style-name="WW8Dropcap4058"/>
    <style:style style:name="WW8Dropcap1268" style:family="text" style:parent-style-name="WW8Dropcap4058"/>
    <style:style style:name="WW8Dropcap1269" style:family="text" style:parent-style-name="WW8Dropcap4058"/>
    <style:style style:name="WW8Dropcap1270" style:family="text" style:parent-style-name="WW8Dropcap4058"/>
    <style:style style:name="WW8Dropcap1271" style:family="text" style:parent-style-name="WW8Dropcap4058"/>
    <style:style style:name="WW8Dropcap1272" style:family="text" style:parent-style-name="WW8Dropcap4058"/>
    <style:style style:name="WW8Dropcap1273" style:family="text" style:parent-style-name="WW8Dropcap4058"/>
    <style:style style:name="WW8Dropcap1274" style:family="text" style:parent-style-name="WW8Dropcap4058"/>
    <style:style style:name="WW8Dropcap1275" style:family="text" style:parent-style-name="WW8Dropcap4058"/>
    <style:style style:name="WW8Dropcap1276" style:family="text" style:parent-style-name="WW8Dropcap4058"/>
    <style:style style:name="WW8Dropcap1277" style:family="text" style:parent-style-name="WW8Dropcap4058"/>
    <style:style style:name="WW8Dropcap1278" style:family="text" style:parent-style-name="WW8Dropcap4058"/>
    <style:style style:name="WW8Dropcap1279" style:family="text" style:parent-style-name="WW8Dropcap4058"/>
    <style:style style:name="WW8Dropcap1280" style:family="text" style:parent-style-name="WW8Dropcap4058"/>
    <style:style style:name="WW8Dropcap1281" style:family="text" style:parent-style-name="WW8Dropcap4058"/>
    <style:style style:name="WW8Dropcap1282" style:family="text" style:parent-style-name="WW8Dropcap4058"/>
    <style:style style:name="WW8Dropcap1283" style:family="text" style:parent-style-name="WW8Dropcap4058"/>
    <style:style style:name="WW8Dropcap1284" style:family="text" style:parent-style-name="WW8Dropcap4058"/>
    <style:style style:name="WW8Dropcap1285" style:family="text" style:parent-style-name="WW8Dropcap4058"/>
    <style:style style:name="WW8Dropcap1286" style:family="text" style:parent-style-name="WW8Dropcap4058"/>
    <style:style style:name="WW8Dropcap1287" style:family="text" style:parent-style-name="WW8Dropcap4058"/>
    <style:style style:name="WW8Dropcap1288" style:family="text" style:parent-style-name="WW8Dropcap4058"/>
    <style:style style:name="WW8Dropcap1289" style:family="text" style:parent-style-name="WW8Dropcap4058"/>
    <style:style style:name="WW8Dropcap1290" style:family="text" style:parent-style-name="WW8Dropcap4058"/>
    <style:style style:name="WW8Dropcap1291" style:family="text" style:parent-style-name="WW8Dropcap4058"/>
    <style:style style:name="WW8Dropcap1292" style:family="text" style:parent-style-name="WW8Dropcap4058"/>
    <style:style style:name="WW8Dropcap1293" style:family="text" style:parent-style-name="WW8Dropcap4058"/>
    <style:style style:name="WW8Dropcap1294" style:family="text" style:parent-style-name="WW8Dropcap4058"/>
    <style:style style:name="WW8Dropcap1295" style:family="text" style:parent-style-name="WW8Dropcap4058"/>
    <style:style style:name="WW8Dropcap1296" style:family="text" style:parent-style-name="WW8Dropcap4058"/>
    <style:style style:name="WW8Dropcap1297" style:family="text" style:parent-style-name="WW8Dropcap4058"/>
    <style:style style:name="WW8Dropcap1298" style:family="text" style:parent-style-name="WW8Dropcap4058"/>
    <style:style style:name="WW8Dropcap1299" style:family="text" style:parent-style-name="WW8Dropcap4058"/>
    <style:style style:name="WW8Dropcap1300" style:family="text" style:parent-style-name="WW8Dropcap4058"/>
    <style:style style:name="WW8Dropcap1301" style:family="text" style:parent-style-name="WW8Dropcap4058"/>
    <style:style style:name="WW8Dropcap1302" style:family="text" style:parent-style-name="WW8Dropcap4058"/>
    <style:style style:name="WW8Dropcap1303" style:family="text" style:parent-style-name="WW8Dropcap4058"/>
    <style:style style:name="WW8Dropcap1304" style:family="text" style:parent-style-name="WW8Dropcap4058"/>
    <style:style style:name="WW8Dropcap1305" style:family="text" style:parent-style-name="WW8Dropcap4058"/>
    <style:style style:name="WW8Dropcap1306" style:family="text" style:parent-style-name="WW8Dropcap4058"/>
    <style:style style:name="WW8Dropcap1307" style:family="text" style:parent-style-name="WW8Dropcap4058"/>
    <style:style style:name="WW8Dropcap1308" style:family="text" style:parent-style-name="WW8Dropcap4058"/>
    <style:style style:name="WW8Dropcap1309" style:family="text" style:parent-style-name="WW8Dropcap4058"/>
    <style:style style:name="WW8Dropcap1310" style:family="text" style:parent-style-name="WW8Dropcap4058"/>
    <style:style style:name="WW8Dropcap1311" style:family="text" style:parent-style-name="WW8Dropcap4058"/>
    <style:style style:name="WW8Dropcap1312" style:family="text" style:parent-style-name="WW8Dropcap4058"/>
    <style:style style:name="WW8Dropcap1313" style:family="text" style:parent-style-name="WW8Dropcap4058"/>
    <style:style style:name="WW8Dropcap1314" style:family="text" style:parent-style-name="WW8Dropcap4058"/>
    <style:style style:name="WW8Dropcap1315" style:family="text" style:parent-style-name="WW8Dropcap4058"/>
    <style:style style:name="WW8Dropcap1316" style:family="text" style:parent-style-name="WW8Dropcap4058"/>
    <style:style style:name="WW8Dropcap1317" style:family="text" style:parent-style-name="WW8Dropcap4058"/>
    <style:style style:name="WW8Dropcap1318" style:family="text" style:parent-style-name="WW8Dropcap4058"/>
    <style:style style:name="WW8Dropcap1319" style:family="text" style:parent-style-name="WW8Dropcap4058"/>
    <style:style style:name="WW8Dropcap1320" style:family="text" style:parent-style-name="WW8Dropcap4058"/>
    <style:style style:name="WW8Dropcap1321" style:family="text" style:parent-style-name="WW8Dropcap4058"/>
    <style:style style:name="WW8Dropcap1322" style:family="text" style:parent-style-name="WW8Dropcap4058"/>
    <style:style style:name="WW8Dropcap1323" style:family="text" style:parent-style-name="WW8Dropcap4058"/>
    <style:style style:name="WW8Dropcap1324" style:family="text" style:parent-style-name="WW8Dropcap4058"/>
    <style:style style:name="WW8Dropcap1325" style:family="text" style:parent-style-name="WW8Dropcap4058"/>
    <style:style style:name="WW8Dropcap1326" style:family="text" style:parent-style-name="WW8Dropcap4058"/>
    <style:style style:name="WW8Dropcap1327" style:family="text" style:parent-style-name="WW8Dropcap4058"/>
    <style:style style:name="WW8Dropcap1328" style:family="text" style:parent-style-name="WW8Dropcap4058"/>
    <style:style style:name="WW8Dropcap1329" style:family="text" style:parent-style-name="WW8Dropcap4058"/>
    <style:style style:name="WW8Dropcap1330" style:family="text" style:parent-style-name="WW8Dropcap4058"/>
    <style:style style:name="WW8Dropcap1331" style:family="text" style:parent-style-name="WW8Dropcap4058"/>
    <style:style style:name="WW8Dropcap1332" style:family="text" style:parent-style-name="WW8Dropcap4058"/>
    <style:style style:name="WW8Dropcap1333" style:family="text" style:parent-style-name="WW8Dropcap4058"/>
    <style:style style:name="WW8Dropcap1334" style:family="text" style:parent-style-name="WW8Dropcap4058"/>
    <style:style style:name="WW8Dropcap1335" style:family="text" style:parent-style-name="WW8Dropcap4058"/>
    <style:style style:name="WW8Dropcap1336" style:family="text" style:parent-style-name="WW8Dropcap4058"/>
    <style:style style:name="WW8Dropcap1337" style:family="text" style:parent-style-name="WW8Dropcap4058"/>
    <style:style style:name="WW8Dropcap1338" style:family="text" style:parent-style-name="WW8Dropcap4058"/>
    <style:style style:name="WW8Dropcap1339" style:family="text" style:parent-style-name="WW8Dropcap4058"/>
    <style:style style:name="WW8Dropcap1340" style:family="text" style:parent-style-name="WW8Dropcap4058"/>
    <style:style style:name="WW8Dropcap1341" style:family="text" style:parent-style-name="WW8Dropcap4058"/>
    <style:style style:name="WW8Dropcap1342" style:family="text" style:parent-style-name="WW8Dropcap4058"/>
    <style:style style:name="WW8Dropcap1343" style:family="text" style:parent-style-name="WW8Dropcap4058"/>
    <style:style style:name="WW8Dropcap1344" style:family="text" style:parent-style-name="WW8Dropcap4058"/>
    <style:style style:name="WW8Dropcap1345" style:family="text" style:parent-style-name="WW8Dropcap4058"/>
    <style:style style:name="WW8Dropcap1346" style:family="text" style:parent-style-name="WW8Dropcap4058"/>
    <style:style style:name="WW8Dropcap1347" style:family="text" style:parent-style-name="WW8Dropcap4058"/>
    <style:style style:name="WW8Dropcap1348" style:family="text" style:parent-style-name="WW8Dropcap4058"/>
    <style:style style:name="WW8Dropcap1349" style:family="text" style:parent-style-name="WW8Dropcap4058"/>
    <style:style style:name="WW8Dropcap1350" style:family="text" style:parent-style-name="WW8Dropcap4058"/>
    <style:style style:name="WW8Dropcap1351" style:family="text" style:parent-style-name="WW8Dropcap4058"/>
    <style:style style:name="WW8Dropcap1352" style:family="text" style:parent-style-name="WW8Dropcap4058"/>
    <style:style style:name="WW8Dropcap1353" style:family="text" style:parent-style-name="WW8Dropcap4058"/>
    <style:style style:name="WW8Dropcap1354" style:family="text" style:parent-style-name="WW8Dropcap4058"/>
    <style:style style:name="WW8Dropcap1355" style:family="text" style:parent-style-name="WW8Dropcap4058"/>
    <style:style style:name="WW8Dropcap1356" style:family="text" style:parent-style-name="WW8Dropcap4058"/>
    <style:style style:name="WW8Dropcap1357" style:family="text" style:parent-style-name="WW8Dropcap4058"/>
    <style:style style:name="WW8Dropcap1358" style:family="text" style:parent-style-name="WW8Dropcap4058"/>
    <style:style style:name="WW8Dropcap1359" style:family="text" style:parent-style-name="WW8Dropcap4058"/>
    <style:style style:name="WW8Dropcap1360" style:family="text" style:parent-style-name="WW8Dropcap4058"/>
    <style:style style:name="WW8Dropcap1361" style:family="text" style:parent-style-name="WW8Dropcap4058"/>
    <style:style style:name="WW8Dropcap1362" style:family="text" style:parent-style-name="WW8Dropcap4058"/>
    <style:style style:name="WW8Dropcap1363" style:family="text" style:parent-style-name="WW8Dropcap4058"/>
    <style:style style:name="WW8Dropcap1364" style:family="text" style:parent-style-name="WW8Dropcap4058"/>
    <style:style style:name="WW8Dropcap1365" style:family="text" style:parent-style-name="WW8Dropcap4058"/>
    <style:style style:name="WW8Dropcap1366" style:family="text" style:parent-style-name="WW8Dropcap4058"/>
    <style:style style:name="WW8Dropcap1367" style:family="text" style:parent-style-name="WW8Dropcap4058"/>
    <style:style style:name="WW8Dropcap1368" style:family="text" style:parent-style-name="WW8Dropcap4058"/>
    <style:style style:name="WW8Dropcap1369" style:family="text" style:parent-style-name="WW8Dropcap4058"/>
    <style:style style:name="WW8Dropcap1370" style:family="text" style:parent-style-name="WW8Dropcap4058"/>
    <style:style style:name="WW8Dropcap1371" style:family="text" style:parent-style-name="WW8Dropcap4058"/>
    <style:style style:name="WW8Dropcap1372" style:family="text" style:parent-style-name="WW8Dropcap4058"/>
    <style:style style:name="WW8Dropcap1373" style:family="text" style:parent-style-name="WW8Dropcap4058"/>
    <style:style style:name="WW8Dropcap1374" style:family="text" style:parent-style-name="WW8Dropcap4058"/>
    <style:style style:name="WW8Dropcap1375" style:family="text" style:parent-style-name="WW8Dropcap4058"/>
    <style:style style:name="WW8Dropcap1376" style:family="text" style:parent-style-name="WW8Dropcap4058"/>
    <style:style style:name="WW8Dropcap1377" style:family="text" style:parent-style-name="WW8Dropcap4058"/>
    <style:style style:name="WW8Dropcap1378" style:family="text" style:parent-style-name="WW8Dropcap4058"/>
    <style:style style:name="WW8Dropcap1379" style:family="text" style:parent-style-name="WW8Dropcap4058"/>
    <style:style style:name="WW8Dropcap1380" style:family="text" style:parent-style-name="WW8Dropcap4058"/>
    <style:style style:name="WW8Dropcap1381" style:family="text" style:parent-style-name="WW8Dropcap4058"/>
    <style:style style:name="WW8Dropcap1382" style:family="text" style:parent-style-name="WW8Dropcap4058"/>
    <style:style style:name="WW8Dropcap1383" style:family="text" style:parent-style-name="WW8Dropcap4058"/>
    <style:style style:name="WW8Dropcap1384" style:family="text" style:parent-style-name="WW8Dropcap4058"/>
    <style:style style:name="WW8Dropcap1385" style:family="text" style:parent-style-name="WW8Dropcap4058"/>
    <style:style style:name="WW8Dropcap1386" style:family="text" style:parent-style-name="WW8Dropcap4058"/>
    <style:style style:name="WW8Dropcap1387" style:family="text" style:parent-style-name="WW8Dropcap4058"/>
    <style:style style:name="WW8Dropcap1388" style:family="text" style:parent-style-name="WW8Dropcap4058"/>
    <style:style style:name="WW8Dropcap1389" style:family="text" style:parent-style-name="WW8Dropcap4058"/>
    <style:style style:name="WW8Dropcap1390" style:family="text" style:parent-style-name="WW8Dropcap4058"/>
    <style:style style:name="WW8Dropcap1391" style:family="text" style:parent-style-name="WW8Dropcap4058"/>
    <style:style style:name="WW8Dropcap1392" style:family="text" style:parent-style-name="WW8Dropcap4058"/>
    <style:style style:name="WW8Dropcap1393" style:family="text" style:parent-style-name="WW8Dropcap4058"/>
    <style:style style:name="WW8Dropcap1394" style:family="text" style:parent-style-name="WW8Dropcap4058"/>
    <style:style style:name="WW8Dropcap1395" style:family="text" style:parent-style-name="WW8Dropcap4058"/>
    <style:style style:name="WW8Dropcap1396" style:family="text" style:parent-style-name="WW8Dropcap4058"/>
    <style:style style:name="WW8Dropcap1397" style:family="text" style:parent-style-name="WW8Dropcap4058"/>
    <style:style style:name="WW8Dropcap1398" style:family="text" style:parent-style-name="WW8Dropcap4058"/>
    <style:style style:name="WW8Dropcap1399" style:family="text" style:parent-style-name="WW8Dropcap4058"/>
    <style:style style:name="WW8Dropcap1400" style:family="text" style:parent-style-name="WW8Dropcap4058"/>
    <style:style style:name="WW8Dropcap1401" style:family="text" style:parent-style-name="WW8Dropcap4058"/>
    <style:style style:name="WW8Dropcap1402" style:family="text" style:parent-style-name="WW8Dropcap4058"/>
    <style:style style:name="WW8Dropcap1403" style:family="text" style:parent-style-name="WW8Dropcap4058"/>
    <style:style style:name="WW8Dropcap1404" style:family="text" style:parent-style-name="WW8Dropcap4058"/>
    <style:style style:name="WW8Dropcap1405" style:family="text" style:parent-style-name="WW8Dropcap4058"/>
    <style:style style:name="WW8Dropcap1406" style:family="text" style:parent-style-name="WW8Dropcap4058"/>
    <style:style style:name="WW8Dropcap1407" style:family="text" style:parent-style-name="WW8Dropcap4058"/>
    <style:style style:name="WW8Dropcap1408" style:family="text" style:parent-style-name="WW8Dropcap4058"/>
    <style:style style:name="WW8Dropcap1409" style:family="text" style:parent-style-name="WW8Dropcap4058"/>
    <style:style style:name="WW8Dropcap1410" style:family="text" style:parent-style-name="WW8Dropcap4058"/>
    <style:style style:name="WW8Dropcap1411" style:family="text" style:parent-style-name="WW8Dropcap4058"/>
    <style:style style:name="WW8Dropcap1412" style:family="text" style:parent-style-name="WW8Dropcap4058"/>
    <style:style style:name="WW8Dropcap1413" style:family="text" style:parent-style-name="WW8Dropcap4058"/>
    <style:style style:name="WW8Dropcap1414" style:family="text" style:parent-style-name="WW8Dropcap4058"/>
    <style:style style:name="WW8Dropcap1415" style:family="text" style:parent-style-name="WW8Dropcap4058"/>
    <style:style style:name="WW8Dropcap1416" style:family="text" style:parent-style-name="WW8Dropcap4058"/>
    <style:style style:name="WW8Dropcap1417" style:family="text" style:parent-style-name="WW8Dropcap4058"/>
    <style:style style:name="WW8Dropcap1418" style:family="text" style:parent-style-name="WW8Dropcap4058"/>
    <style:style style:name="WW8Dropcap1419" style:family="text" style:parent-style-name="WW8Dropcap4058"/>
    <style:style style:name="WW8Dropcap1420" style:family="text" style:parent-style-name="WW8Dropcap4058"/>
    <style:style style:name="WW8Dropcap1421" style:family="text" style:parent-style-name="WW8Dropcap4058"/>
    <style:style style:name="WW8Dropcap1422" style:family="text" style:parent-style-name="WW8Dropcap4058"/>
    <style:style style:name="WW8Dropcap1423" style:family="text" style:parent-style-name="WW8Dropcap4058"/>
    <style:style style:name="WW8Dropcap1424" style:family="text" style:parent-style-name="WW8Dropcap4058"/>
    <style:style style:name="WW8Dropcap1425" style:family="text" style:parent-style-name="WW8Dropcap4058"/>
    <style:style style:name="WW8Dropcap1426" style:family="text" style:parent-style-name="WW8Dropcap4058"/>
    <style:style style:name="WW8Dropcap1427" style:family="text" style:parent-style-name="WW8Dropcap4058"/>
    <style:style style:name="WW8Dropcap1428" style:family="text" style:parent-style-name="WW8Dropcap4058"/>
    <style:style style:name="WW8Dropcap1429" style:family="text" style:parent-style-name="WW8Dropcap4058"/>
    <style:style style:name="WW8Dropcap1430" style:family="text" style:parent-style-name="WW8Dropcap4058"/>
    <style:style style:name="WW8Dropcap1431" style:family="text" style:parent-style-name="WW8Dropcap4058"/>
    <style:style style:name="WW8Dropcap1432" style:family="text" style:parent-style-name="WW8Dropcap4058"/>
    <style:style style:name="WW8Dropcap1433" style:family="text" style:parent-style-name="WW8Dropcap4058"/>
    <style:style style:name="WW8Dropcap1434" style:family="text" style:parent-style-name="WW8Dropcap4058"/>
    <style:style style:name="WW8Dropcap1435" style:family="text" style:parent-style-name="WW8Dropcap4058"/>
    <style:style style:name="WW8Dropcap1436" style:family="text" style:parent-style-name="WW8Dropcap4058"/>
    <style:style style:name="WW8Dropcap1437" style:family="text" style:parent-style-name="WW8Dropcap4058"/>
    <style:style style:name="WW8Dropcap1438" style:family="text" style:parent-style-name="WW8Dropcap4058"/>
    <style:style style:name="WW8Dropcap1439" style:family="text" style:parent-style-name="WW8Dropcap4058"/>
    <style:style style:name="WW8Dropcap1440" style:family="text" style:parent-style-name="WW8Dropcap4058"/>
    <style:style style:name="WW8Dropcap1441" style:family="text" style:parent-style-name="WW8Dropcap4058"/>
    <style:style style:name="WW8Dropcap1442" style:family="text" style:parent-style-name="WW8Dropcap4058"/>
    <style:style style:name="WW8Dropcap1443" style:family="text" style:parent-style-name="WW8Dropcap4058"/>
    <style:style style:name="WW8Dropcap1444" style:family="text" style:parent-style-name="WW8Dropcap4058"/>
    <style:style style:name="WW8Dropcap1445" style:family="text" style:parent-style-name="WW8Dropcap4058"/>
    <style:style style:name="WW8Dropcap1446" style:family="text" style:parent-style-name="WW8Dropcap4058"/>
    <style:style style:name="WW8Dropcap1447" style:family="text" style:parent-style-name="WW8Dropcap4058"/>
    <style:style style:name="WW8Dropcap1448" style:family="text" style:parent-style-name="WW8Dropcap4058"/>
    <style:style style:name="WW8Dropcap1449" style:family="text" style:parent-style-name="WW8Dropcap4058"/>
    <style:style style:name="WW8Dropcap1450" style:family="text" style:parent-style-name="WW8Dropcap4058"/>
    <style:style style:name="WW8Dropcap1451" style:family="text" style:parent-style-name="WW8Dropcap4058"/>
    <style:style style:name="WW8Dropcap1452" style:family="text" style:parent-style-name="WW8Dropcap4058"/>
    <style:style style:name="WW8Dropcap1453" style:family="text" style:parent-style-name="WW8Dropcap4058"/>
    <style:style style:name="WW8Dropcap1454" style:family="text" style:parent-style-name="WW8Dropcap4058"/>
    <style:style style:name="WW8Dropcap1455" style:family="text" style:parent-style-name="WW8Dropcap4058"/>
    <style:style style:name="WW8Dropcap1456" style:family="text" style:parent-style-name="WW8Dropcap4058"/>
    <style:style style:name="WW8Dropcap1457" style:family="text" style:parent-style-name="WW8Dropcap4058"/>
    <style:style style:name="WW8Dropcap1458" style:family="text" style:parent-style-name="WW8Dropcap4058"/>
    <style:style style:name="WW8Dropcap1459" style:family="text" style:parent-style-name="WW8Dropcap4058"/>
    <style:style style:name="WW8Dropcap1460" style:family="text" style:parent-style-name="WW8Dropcap4058"/>
    <style:style style:name="WW8Dropcap1461" style:family="text" style:parent-style-name="WW8Dropcap4058"/>
    <style:style style:name="WW8Dropcap1462" style:family="text" style:parent-style-name="WW8Dropcap4058"/>
    <style:style style:name="WW8Dropcap1463" style:family="text" style:parent-style-name="WW8Dropcap4058"/>
    <style:style style:name="WW8Dropcap1464" style:family="text" style:parent-style-name="WW8Dropcap4058"/>
    <style:style style:name="WW8Dropcap1465" style:family="text" style:parent-style-name="WW8Dropcap4058"/>
    <style:style style:name="WW8Dropcap1466" style:family="text" style:parent-style-name="WW8Dropcap4058"/>
    <style:style style:name="WW8Dropcap1467" style:family="text" style:parent-style-name="WW8Dropcap4058"/>
    <style:style style:name="WW8Dropcap1468" style:family="text" style:parent-style-name="WW8Dropcap4058"/>
    <style:style style:name="WW8Dropcap1469" style:family="text" style:parent-style-name="WW8Dropcap4058"/>
    <style:style style:name="WW8Dropcap1470" style:family="text" style:parent-style-name="WW8Dropcap4058"/>
    <style:style style:name="WW8Dropcap1471" style:family="text" style:parent-style-name="WW8Dropcap4058"/>
    <style:style style:name="WW8Dropcap1472" style:family="text" style:parent-style-name="WW8Dropcap4058"/>
    <style:style style:name="WW8Dropcap1473" style:family="text" style:parent-style-name="WW8Dropcap4058"/>
    <style:style style:name="WW8Dropcap1474" style:family="text" style:parent-style-name="WW8Dropcap4058"/>
    <style:style style:name="WW8Dropcap1475" style:family="text" style:parent-style-name="WW8Dropcap4058"/>
    <style:style style:name="WW8Dropcap1476" style:family="text" style:parent-style-name="WW8Dropcap4058"/>
    <style:style style:name="WW8Dropcap1477" style:family="text" style:parent-style-name="WW8Dropcap4058"/>
    <style:style style:name="WW8Dropcap1478" style:family="text" style:parent-style-name="WW8Dropcap4058"/>
    <style:style style:name="WW8Dropcap1479" style:family="text" style:parent-style-name="WW8Dropcap4058"/>
    <style:style style:name="WW8Dropcap1480" style:family="text" style:parent-style-name="WW8Dropcap4058"/>
    <style:style style:name="WW8Dropcap1481" style:family="text" style:parent-style-name="WW8Dropcap4058"/>
    <style:style style:name="WW8Dropcap1482" style:family="text" style:parent-style-name="WW8Dropcap4058"/>
    <style:style style:name="WW8Dropcap1483" style:family="text" style:parent-style-name="WW8Dropcap4058"/>
    <style:style style:name="WW8Dropcap1484" style:family="text" style:parent-style-name="WW8Dropcap4058"/>
    <style:style style:name="WW8Dropcap1485" style:family="text" style:parent-style-name="WW8Dropcap4058"/>
    <style:style style:name="WW8Dropcap1486" style:family="text" style:parent-style-name="WW8Dropcap4058"/>
    <style:style style:name="WW8Dropcap1487" style:family="text" style:parent-style-name="WW8Dropcap4058"/>
    <style:style style:name="WW8Dropcap1488" style:family="text" style:parent-style-name="WW8Dropcap4058"/>
    <style:style style:name="WW8Dropcap1489" style:family="text" style:parent-style-name="WW8Dropcap4058"/>
    <style:style style:name="WW8Dropcap1490" style:family="text" style:parent-style-name="WW8Dropcap4058"/>
    <style:style style:name="WW8Dropcap1491" style:family="text" style:parent-style-name="WW8Dropcap4058"/>
    <style:style style:name="WW8Dropcap1492" style:family="text" style:parent-style-name="WW8Dropcap4058"/>
    <style:style style:name="WW8Dropcap1493" style:family="text" style:parent-style-name="WW8Dropcap4058"/>
    <style:style style:name="WW8Dropcap1494" style:family="text" style:parent-style-name="WW8Dropcap4058"/>
    <style:style style:name="WW8Dropcap1495" style:family="text" style:parent-style-name="WW8Dropcap4058"/>
    <style:style style:name="WW8Dropcap1496" style:family="text" style:parent-style-name="WW8Dropcap4058"/>
    <style:style style:name="WW8Dropcap1497" style:family="text" style:parent-style-name="WW8Dropcap4058"/>
    <style:style style:name="WW8Dropcap1498" style:family="text" style:parent-style-name="WW8Dropcap4058"/>
    <style:style style:name="WW8Dropcap1499" style:family="text" style:parent-style-name="WW8Dropcap4058"/>
    <style:style style:name="WW8Dropcap1500" style:family="text" style:parent-style-name="WW8Dropcap4058"/>
    <style:style style:name="WW8Dropcap1501" style:family="text" style:parent-style-name="WW8Dropcap4058"/>
    <style:style style:name="WW8Dropcap1502" style:family="text" style:parent-style-name="WW8Dropcap4058"/>
    <style:style style:name="WW8Dropcap1503" style:family="text" style:parent-style-name="WW8Dropcap4058"/>
    <style:style style:name="WW8Dropcap1504" style:family="text" style:parent-style-name="WW8Dropcap4058"/>
    <style:style style:name="WW8Dropcap1505" style:family="text" style:parent-style-name="WW8Dropcap4058"/>
    <style:style style:name="WW8Dropcap1506" style:family="text" style:parent-style-name="WW8Dropcap4058"/>
    <style:style style:name="WW8Dropcap1507" style:family="text" style:parent-style-name="WW8Dropcap4058"/>
    <style:style style:name="WW8Dropcap1508" style:family="text" style:parent-style-name="WW8Dropcap4058"/>
    <style:style style:name="WW8Dropcap1509" style:family="text" style:parent-style-name="WW8Dropcap4058"/>
    <style:style style:name="WW8Dropcap1510" style:family="text" style:parent-style-name="WW8Dropcap4058"/>
    <style:style style:name="WW8Dropcap1511" style:family="text" style:parent-style-name="WW8Dropcap4058"/>
    <style:style style:name="WW8Dropcap1512" style:family="text" style:parent-style-name="WW8Dropcap4058"/>
    <style:style style:name="WW8Dropcap1513" style:family="text" style:parent-style-name="WW8Dropcap4058"/>
    <style:style style:name="WW8Dropcap1514" style:family="text" style:parent-style-name="WW8Dropcap4058"/>
    <style:style style:name="WW8Dropcap1515" style:family="text" style:parent-style-name="WW8Dropcap4058"/>
    <style:style style:name="WW8Dropcap1516" style:family="text" style:parent-style-name="WW8Dropcap4058"/>
    <style:style style:name="WW8Dropcap1517" style:family="text" style:parent-style-name="WW8Dropcap4058"/>
    <style:style style:name="WW8Dropcap1518" style:family="text" style:parent-style-name="WW8Dropcap4058"/>
    <style:style style:name="WW8Dropcap1519" style:family="text" style:parent-style-name="WW8Dropcap4058"/>
    <style:style style:name="WW8Dropcap1520" style:family="text" style:parent-style-name="WW8Dropcap4058"/>
    <style:style style:name="WW8Dropcap1521" style:family="text" style:parent-style-name="WW8Dropcap4058"/>
    <style:style style:name="WW8Dropcap1522" style:family="text" style:parent-style-name="WW8Dropcap4058"/>
    <style:style style:name="WW8Dropcap1523" style:family="text" style:parent-style-name="WW8Dropcap4058"/>
    <style:style style:name="WW8Dropcap1524" style:family="text" style:parent-style-name="WW8Dropcap4058"/>
    <style:style style:name="WW8Dropcap1525" style:family="text" style:parent-style-name="WW8Dropcap4058"/>
    <style:style style:name="WW8Dropcap1526" style:family="text" style:parent-style-name="WW8Dropcap4058"/>
    <style:style style:name="WW8Dropcap1527" style:family="text" style:parent-style-name="WW8Dropcap4058"/>
    <style:style style:name="WW8Dropcap1528" style:family="text" style:parent-style-name="WW8Dropcap4058"/>
    <style:style style:name="WW8Dropcap1529" style:family="text" style:parent-style-name="WW8Dropcap4058"/>
    <style:style style:name="WW8Dropcap1530" style:family="text" style:parent-style-name="WW8Dropcap4058"/>
    <style:style style:name="WW8Dropcap1531" style:family="text" style:parent-style-name="WW8Dropcap4058"/>
    <style:style style:name="WW8Dropcap1532" style:family="text" style:parent-style-name="WW8Dropcap4058"/>
    <style:style style:name="WW8Dropcap1533" style:family="text" style:parent-style-name="WW8Dropcap4058"/>
    <style:style style:name="WW8Dropcap1534" style:family="text" style:parent-style-name="WW8Dropcap4058"/>
    <style:style style:name="WW8Dropcap1535" style:family="text" style:parent-style-name="WW8Dropcap4058"/>
    <style:style style:name="WW8Dropcap1536" style:family="text" style:parent-style-name="WW8Dropcap4058"/>
    <style:style style:name="WW8Dropcap1537" style:family="text" style:parent-style-name="WW8Dropcap4058"/>
    <style:style style:name="WW8Dropcap1538" style:family="text" style:parent-style-name="WW8Dropcap4058"/>
    <style:style style:name="WW8Dropcap1539" style:family="text" style:parent-style-name="WW8Dropcap4058"/>
    <style:style style:name="WW8Dropcap1540" style:family="text" style:parent-style-name="WW8Dropcap4058"/>
    <style:style style:name="WW8Dropcap1541" style:family="text" style:parent-style-name="WW8Dropcap4058"/>
    <style:style style:name="WW8Dropcap1542" style:family="text" style:parent-style-name="WW8Dropcap4058"/>
    <style:style style:name="WW8Dropcap1543" style:family="text" style:parent-style-name="WW8Dropcap4058"/>
    <style:style style:name="WW8Dropcap1544" style:family="text" style:parent-style-name="WW8Dropcap4058"/>
    <style:style style:name="WW8Dropcap1545" style:family="text" style:parent-style-name="WW8Dropcap4058"/>
    <style:style style:name="WW8Dropcap1546" style:family="text" style:parent-style-name="WW8Dropcap4058"/>
    <style:style style:name="WW8Dropcap1547" style:family="text" style:parent-style-name="WW8Dropcap4058"/>
    <style:style style:name="WW8Dropcap1548" style:family="text" style:parent-style-name="WW8Dropcap4058"/>
    <style:style style:name="WW8Dropcap1549" style:family="text" style:parent-style-name="WW8Dropcap4058"/>
    <style:style style:name="WW8Dropcap1550" style:family="text" style:parent-style-name="WW8Dropcap4058"/>
    <style:style style:name="WW8Dropcap1551" style:family="text" style:parent-style-name="WW8Dropcap4058"/>
    <style:style style:name="WW8Dropcap1552" style:family="text" style:parent-style-name="WW8Dropcap4058"/>
    <style:style style:name="WW8Dropcap1553" style:family="text" style:parent-style-name="WW8Dropcap4058"/>
    <style:style style:name="WW8Dropcap1554" style:family="text" style:parent-style-name="WW8Dropcap4058"/>
    <style:style style:name="WW8Dropcap1555" style:family="text" style:parent-style-name="WW8Dropcap4058"/>
    <style:style style:name="WW8Dropcap1556" style:family="text" style:parent-style-name="WW8Dropcap4058"/>
    <style:style style:name="WW8Dropcap1557" style:family="text" style:parent-style-name="WW8Dropcap4058"/>
    <style:style style:name="WW8Dropcap1558" style:family="text" style:parent-style-name="WW8Dropcap4058"/>
    <style:style style:name="WW8Dropcap1559" style:family="text" style:parent-style-name="WW8Dropcap4058"/>
    <style:style style:name="WW8Dropcap1560" style:family="text" style:parent-style-name="WW8Dropcap4058"/>
    <style:style style:name="WW8Dropcap1561" style:family="text" style:parent-style-name="WW8Dropcap4058"/>
    <style:style style:name="WW8Dropcap1562" style:family="text" style:parent-style-name="WW8Dropcap4058"/>
    <style:style style:name="WW8Dropcap1563" style:family="text" style:parent-style-name="WW8Dropcap4058"/>
    <style:style style:name="WW8Dropcap1564" style:family="text" style:parent-style-name="WW8Dropcap4058"/>
    <style:style style:name="WW8Dropcap1565" style:family="text" style:parent-style-name="WW8Dropcap4058"/>
    <style:style style:name="WW8Dropcap1566" style:family="text" style:parent-style-name="WW8Dropcap4058"/>
    <style:style style:name="WW8Dropcap1567" style:family="text" style:parent-style-name="WW8Dropcap4058"/>
    <style:style style:name="WW8Dropcap1568" style:family="text" style:parent-style-name="WW8Dropcap4058"/>
    <style:style style:name="WW8Dropcap1569" style:family="text" style:parent-style-name="WW8Dropcap4058"/>
    <style:style style:name="WW8Dropcap1570" style:family="text" style:parent-style-name="WW8Dropcap4058"/>
    <style:style style:name="WW8Dropcap1571" style:family="text" style:parent-style-name="WW8Dropcap4058"/>
    <style:style style:name="WW8Dropcap1572" style:family="text" style:parent-style-name="WW8Dropcap4058"/>
    <style:style style:name="WW8Dropcap1573" style:family="text" style:parent-style-name="WW8Dropcap4058"/>
    <style:style style:name="WW8Dropcap1574" style:family="text" style:parent-style-name="WW8Dropcap4058"/>
    <style:style style:name="WW8Dropcap1575" style:family="text" style:parent-style-name="WW8Dropcap4058"/>
    <style:style style:name="WW8Dropcap1576" style:family="text" style:parent-style-name="WW8Dropcap4058"/>
    <style:style style:name="WW8Dropcap1577" style:family="text" style:parent-style-name="WW8Dropcap4058"/>
    <style:style style:name="WW8Dropcap1578" style:family="text" style:parent-style-name="WW8Dropcap4058"/>
    <style:style style:name="WW8Dropcap1579" style:family="text" style:parent-style-name="WW8Dropcap4058"/>
    <style:style style:name="WW8Dropcap1580" style:family="text" style:parent-style-name="WW8Dropcap4058"/>
    <style:style style:name="WW8Dropcap1581" style:family="text" style:parent-style-name="WW8Dropcap4058"/>
    <style:style style:name="WW8Dropcap1582" style:family="text" style:parent-style-name="WW8Dropcap4058"/>
    <style:style style:name="WW8Dropcap1583" style:family="text" style:parent-style-name="WW8Dropcap4058"/>
    <style:style style:name="WW8Dropcap1584" style:family="text" style:parent-style-name="WW8Dropcap4058"/>
    <style:style style:name="WW8Dropcap1585" style:family="text" style:parent-style-name="WW8Dropcap4058"/>
    <style:style style:name="WW8Dropcap1586" style:family="text" style:parent-style-name="WW8Dropcap4058"/>
    <style:style style:name="WW8Dropcap1587" style:family="text" style:parent-style-name="WW8Dropcap4058"/>
    <style:style style:name="WW8Dropcap1588" style:family="text" style:parent-style-name="WW8Dropcap4058"/>
    <style:style style:name="WW8Dropcap1589" style:family="text" style:parent-style-name="WW8Dropcap4058"/>
    <style:style style:name="WW8Dropcap1590" style:family="text" style:parent-style-name="WW8Dropcap4058"/>
    <style:style style:name="WW8Dropcap1591" style:family="text" style:parent-style-name="WW8Dropcap4058"/>
    <style:style style:name="WW8Dropcap1592" style:family="text" style:parent-style-name="WW8Dropcap4058"/>
    <style:style style:name="WW8Dropcap1593" style:family="text" style:parent-style-name="WW8Dropcap4058"/>
    <style:style style:name="WW8Dropcap1594" style:family="text" style:parent-style-name="WW8Dropcap4058"/>
    <style:style style:name="WW8Dropcap1595" style:family="text" style:parent-style-name="WW8Dropcap4058"/>
    <style:style style:name="WW8Dropcap1596" style:family="text" style:parent-style-name="WW8Dropcap4058"/>
    <style:style style:name="WW8Dropcap1597" style:family="text" style:parent-style-name="WW8Dropcap4058"/>
    <style:style style:name="WW8Dropcap1598" style:family="text" style:parent-style-name="WW8Dropcap4058"/>
    <style:style style:name="WW8Dropcap1599" style:family="text" style:parent-style-name="WW8Dropcap4058"/>
    <style:style style:name="WW8Dropcap1600" style:family="text" style:parent-style-name="WW8Dropcap4058"/>
    <style:style style:name="WW8Dropcap1601" style:family="text" style:parent-style-name="WW8Dropcap4058"/>
    <style:style style:name="WW8Dropcap1602" style:family="text" style:parent-style-name="WW8Dropcap4058"/>
    <style:style style:name="WW8Dropcap1603" style:family="text" style:parent-style-name="WW8Dropcap4058"/>
    <style:style style:name="WW8Dropcap1604" style:family="text" style:parent-style-name="WW8Dropcap4058"/>
    <style:style style:name="WW8Dropcap1605" style:family="text" style:parent-style-name="WW8Dropcap4058"/>
    <style:style style:name="WW8Dropcap1606" style:family="text" style:parent-style-name="WW8Dropcap4058"/>
    <style:style style:name="WW8Dropcap1607" style:family="text" style:parent-style-name="WW8Dropcap4058"/>
    <style:style style:name="WW8Dropcap1608" style:family="text" style:parent-style-name="WW8Dropcap4058"/>
    <style:style style:name="WW8Dropcap1609" style:family="text" style:parent-style-name="WW8Dropcap4058"/>
    <style:style style:name="WW8Dropcap1610" style:family="text" style:parent-style-name="WW8Dropcap4058"/>
    <style:style style:name="WW8Dropcap1611" style:family="text" style:parent-style-name="WW8Dropcap4058"/>
    <style:style style:name="WW8Dropcap1612" style:family="text" style:parent-style-name="WW8Dropcap4058"/>
    <style:style style:name="WW8Dropcap1613" style:family="text" style:parent-style-name="WW8Dropcap4058"/>
    <style:style style:name="WW8Dropcap1614" style:family="text" style:parent-style-name="WW8Dropcap4058"/>
    <style:style style:name="WW8Dropcap1615" style:family="text" style:parent-style-name="WW8Dropcap4058"/>
    <style:style style:name="WW8Dropcap1616" style:family="text" style:parent-style-name="WW8Dropcap4058"/>
    <style:style style:name="WW8Dropcap1617" style:family="text" style:parent-style-name="WW8Dropcap4058"/>
    <style:style style:name="WW8Dropcap1618" style:family="text" style:parent-style-name="WW8Dropcap4058"/>
    <style:style style:name="WW8Dropcap1619" style:family="text" style:parent-style-name="WW8Dropcap4058"/>
    <style:style style:name="WW8Dropcap1620" style:family="text" style:parent-style-name="WW8Dropcap4058"/>
    <style:style style:name="WW8Dropcap1621" style:family="text" style:parent-style-name="WW8Dropcap4058"/>
    <style:style style:name="WW8Dropcap1622" style:family="text" style:parent-style-name="WW8Dropcap4058"/>
    <style:style style:name="WW8Dropcap1623" style:family="text" style:parent-style-name="WW8Dropcap4058"/>
    <style:style style:name="WW8Dropcap1624" style:family="text" style:parent-style-name="WW8Dropcap4058"/>
    <style:style style:name="WW8Dropcap1625" style:family="text" style:parent-style-name="WW8Dropcap4058"/>
    <style:style style:name="WW8Dropcap1626" style:family="text" style:parent-style-name="WW8Dropcap4058"/>
    <style:style style:name="WW8Dropcap1627" style:family="text" style:parent-style-name="WW8Dropcap4058"/>
    <style:style style:name="WW8Dropcap1628" style:family="text" style:parent-style-name="WW8Dropcap4058"/>
    <style:style style:name="WW8Dropcap1629" style:family="text" style:parent-style-name="WW8Dropcap4058"/>
    <style:style style:name="WW8Dropcap1630" style:family="text" style:parent-style-name="WW8Dropcap4058"/>
    <style:style style:name="WW8Dropcap1631" style:family="text" style:parent-style-name="WW8Dropcap4058"/>
    <style:style style:name="WW8Dropcap1632" style:family="text" style:parent-style-name="WW8Dropcap4058"/>
    <style:style style:name="WW8Dropcap1633" style:family="text" style:parent-style-name="WW8Dropcap4058"/>
    <style:style style:name="WW8Dropcap1634" style:family="text" style:parent-style-name="WW8Dropcap4058"/>
    <style:style style:name="WW8Dropcap1635" style:family="text" style:parent-style-name="WW8Dropcap4058"/>
    <style:style style:name="WW8Dropcap1636" style:family="text" style:parent-style-name="WW8Dropcap4058"/>
    <style:style style:name="WW8Dropcap1637" style:family="text" style:parent-style-name="WW8Dropcap4058"/>
    <style:style style:name="WW8Dropcap1638" style:family="text" style:parent-style-name="WW8Dropcap4058"/>
    <style:style style:name="WW8Dropcap1639" style:family="text" style:parent-style-name="WW8Dropcap4058"/>
    <style:style style:name="WW8Dropcap1640" style:family="text" style:parent-style-name="WW8Dropcap4058"/>
    <style:style style:name="WW8Dropcap1641" style:family="text" style:parent-style-name="WW8Dropcap4058"/>
    <style:style style:name="WW8Dropcap1642" style:family="text" style:parent-style-name="WW8Dropcap4058"/>
    <style:style style:name="WW8Dropcap1643" style:family="text" style:parent-style-name="WW8Dropcap4058"/>
    <style:style style:name="WW8Dropcap1644" style:family="text" style:parent-style-name="WW8Dropcap4058"/>
    <style:style style:name="WW8Dropcap1645" style:family="text" style:parent-style-name="WW8Dropcap4058"/>
    <style:style style:name="WW8Dropcap1646" style:family="text" style:parent-style-name="WW8Dropcap4058"/>
    <style:style style:name="WW8Dropcap1647" style:family="text" style:parent-style-name="WW8Dropcap4058"/>
    <style:style style:name="WW8Dropcap1648" style:family="text" style:parent-style-name="WW8Dropcap4058"/>
    <style:style style:name="WW8Dropcap1649" style:family="text" style:parent-style-name="WW8Dropcap4058"/>
    <style:style style:name="WW8Dropcap1650" style:family="text" style:parent-style-name="WW8Dropcap4058"/>
    <style:style style:name="WW8Dropcap1651" style:family="text" style:parent-style-name="WW8Dropcap4058"/>
    <style:style style:name="WW8Dropcap1652" style:family="text" style:parent-style-name="WW8Dropcap4058"/>
    <style:style style:name="WW8Dropcap1653" style:family="text" style:parent-style-name="WW8Dropcap4058"/>
    <style:style style:name="WW8Dropcap1654" style:family="text" style:parent-style-name="WW8Dropcap4058"/>
    <style:style style:name="WW8Dropcap1655" style:family="text" style:parent-style-name="WW8Dropcap4058"/>
    <style:style style:name="WW8Dropcap1656" style:family="text" style:parent-style-name="WW8Dropcap4058"/>
    <style:style style:name="WW8Dropcap1657" style:family="text" style:parent-style-name="WW8Dropcap4058"/>
    <style:style style:name="WW8Dropcap1658" style:family="text" style:parent-style-name="WW8Dropcap4058"/>
    <style:style style:name="WW8Dropcap1659" style:family="text" style:parent-style-name="WW8Dropcap4058"/>
    <style:style style:name="WW8Dropcap1660" style:family="text" style:parent-style-name="WW8Dropcap4058"/>
    <style:style style:name="WW8Dropcap1661" style:family="text" style:parent-style-name="WW8Dropcap4058"/>
    <style:style style:name="WW8Dropcap1662" style:family="text" style:parent-style-name="WW8Dropcap4058"/>
    <style:style style:name="WW8Dropcap1663" style:family="text" style:parent-style-name="WW8Dropcap4058"/>
    <style:style style:name="WW8Dropcap1664" style:family="text" style:parent-style-name="WW8Dropcap4058"/>
    <style:style style:name="WW8Dropcap1665" style:family="text" style:parent-style-name="WW8Dropcap4058"/>
    <style:style style:name="WW8Dropcap1666" style:family="text" style:parent-style-name="WW8Dropcap4058"/>
    <style:style style:name="WW8Dropcap1667" style:family="text" style:parent-style-name="WW8Dropcap4058"/>
    <style:style style:name="WW8Dropcap1668" style:family="text" style:parent-style-name="WW8Dropcap4058"/>
    <style:style style:name="WW8Dropcap1669" style:family="text" style:parent-style-name="WW8Dropcap4058"/>
    <style:style style:name="WW8Dropcap1670" style:family="text" style:parent-style-name="WW8Dropcap4058"/>
    <style:style style:name="WW8Dropcap1671" style:family="text" style:parent-style-name="WW8Dropcap4058"/>
    <style:style style:name="WW8Dropcap1672" style:family="text" style:parent-style-name="WW8Dropcap4058"/>
    <style:style style:name="WW8Dropcap1673" style:family="text" style:parent-style-name="WW8Dropcap4058"/>
    <style:style style:name="WW8Dropcap1674" style:family="text" style:parent-style-name="WW8Dropcap4058"/>
    <style:style style:name="WW8Dropcap1675" style:family="text" style:parent-style-name="WW8Dropcap4058"/>
    <style:style style:name="WW8Dropcap1676" style:family="text" style:parent-style-name="WW8Dropcap4058"/>
    <style:style style:name="WW8Dropcap1677" style:family="text" style:parent-style-name="WW8Dropcap4058"/>
    <style:style style:name="WW8Dropcap1678" style:family="text" style:parent-style-name="WW8Dropcap4058"/>
    <style:style style:name="WW8Dropcap1679" style:family="text" style:parent-style-name="WW8Dropcap4058"/>
    <style:style style:name="WW8Dropcap1680" style:family="text" style:parent-style-name="WW8Dropcap4058"/>
    <style:style style:name="WW8Dropcap1681" style:family="text" style:parent-style-name="WW8Dropcap4058"/>
    <style:style style:name="WW8Dropcap1682" style:family="text" style:parent-style-name="WW8Dropcap4058"/>
    <style:style style:name="WW8Dropcap1683" style:family="text" style:parent-style-name="WW8Dropcap4058"/>
    <style:style style:name="WW8Dropcap1684" style:family="text" style:parent-style-name="WW8Dropcap4058"/>
    <style:style style:name="WW8Dropcap1685" style:family="text" style:parent-style-name="WW8Dropcap4058"/>
    <style:style style:name="WW8Dropcap1686" style:family="text" style:parent-style-name="WW8Dropcap4058"/>
    <style:style style:name="WW8Dropcap1687" style:family="text" style:parent-style-name="WW8Dropcap4058"/>
    <style:style style:name="WW8Dropcap1688" style:family="text" style:parent-style-name="WW8Dropcap4058"/>
    <style:style style:name="WW8Dropcap1689" style:family="text" style:parent-style-name="WW8Dropcap4058"/>
    <style:style style:name="WW8Dropcap1690" style:family="text" style:parent-style-name="WW8Dropcap4058"/>
    <style:style style:name="WW8Dropcap1691" style:family="text" style:parent-style-name="WW8Dropcap4058"/>
    <style:style style:name="WW8Dropcap1692" style:family="text" style:parent-style-name="WW8Dropcap4058"/>
    <style:style style:name="WW8Dropcap1693" style:family="text" style:parent-style-name="WW8Dropcap4058"/>
    <style:style style:name="WW8Dropcap1694" style:family="text" style:parent-style-name="WW8Dropcap4058"/>
    <style:style style:name="WW8Dropcap1695" style:family="text" style:parent-style-name="WW8Dropcap4058"/>
    <style:style style:name="WW8Dropcap1696" style:family="text" style:parent-style-name="WW8Dropcap4058"/>
    <style:style style:name="WW8Dropcap1697" style:family="text" style:parent-style-name="WW8Dropcap4058"/>
    <style:style style:name="WW8Dropcap1698" style:family="text" style:parent-style-name="WW8Dropcap4058"/>
    <style:style style:name="WW8Dropcap1699" style:family="text" style:parent-style-name="WW8Dropcap4058"/>
    <style:style style:name="WW8Dropcap1700" style:family="text" style:parent-style-name="WW8Dropcap4058"/>
    <style:style style:name="WW8Dropcap1701" style:family="text" style:parent-style-name="WW8Dropcap4058"/>
    <style:style style:name="WW8Dropcap1702" style:family="text" style:parent-style-name="WW8Dropcap4058"/>
    <style:style style:name="WW8Dropcap1703" style:family="text" style:parent-style-name="WW8Dropcap4058"/>
    <style:style style:name="WW8Dropcap1704" style:family="text" style:parent-style-name="WW8Dropcap4058"/>
    <style:style style:name="WW8Dropcap1705" style:family="text" style:parent-style-name="WW8Dropcap4058"/>
    <style:style style:name="WW8Dropcap1706" style:family="text" style:parent-style-name="WW8Dropcap4058"/>
    <style:style style:name="WW8Dropcap1707" style:family="text" style:parent-style-name="WW8Dropcap4058"/>
    <style:style style:name="WW8Dropcap1708" style:family="text" style:parent-style-name="WW8Dropcap4058"/>
    <style:style style:name="WW8Dropcap1709" style:family="text" style:parent-style-name="WW8Dropcap4058"/>
    <style:style style:name="WW8Dropcap1710" style:family="text" style:parent-style-name="WW8Dropcap4058"/>
    <style:style style:name="WW8Dropcap1711" style:family="text" style:parent-style-name="WW8Dropcap4058"/>
    <style:style style:name="WW8Dropcap1712" style:family="text" style:parent-style-name="WW8Dropcap4058"/>
    <style:style style:name="WW8Dropcap1713" style:family="text" style:parent-style-name="WW8Dropcap4058"/>
    <style:style style:name="WW8Dropcap1714" style:family="text" style:parent-style-name="WW8Dropcap4058"/>
    <style:style style:name="WW8Dropcap1715" style:family="text" style:parent-style-name="WW8Dropcap4058"/>
    <style:style style:name="WW8Dropcap1716" style:family="text" style:parent-style-name="WW8Dropcap4058"/>
    <style:style style:name="WW8Dropcap1717" style:family="text" style:parent-style-name="WW8Dropcap4058"/>
    <style:style style:name="WW8Dropcap1718" style:family="text" style:parent-style-name="WW8Dropcap4058"/>
    <style:style style:name="WW8Dropcap1719" style:family="text" style:parent-style-name="WW8Dropcap4058"/>
    <style:style style:name="WW8Dropcap1720" style:family="text" style:parent-style-name="WW8Dropcap4058"/>
    <style:style style:name="WW8Dropcap1721" style:family="text" style:parent-style-name="WW8Dropcap4058"/>
    <style:style style:name="WW8Dropcap1722" style:family="text" style:parent-style-name="WW8Dropcap4058"/>
    <style:style style:name="WW8Dropcap1723" style:family="text" style:parent-style-name="WW8Dropcap4058"/>
    <style:style style:name="WW8Dropcap1724" style:family="text" style:parent-style-name="WW8Dropcap4058"/>
    <style:style style:name="WW8Dropcap1725" style:family="text" style:parent-style-name="WW8Dropcap4058"/>
    <style:style style:name="WW8Dropcap1726" style:family="text" style:parent-style-name="WW8Dropcap4058"/>
    <style:style style:name="WW8Dropcap1727" style:family="text" style:parent-style-name="WW8Dropcap4058"/>
    <style:style style:name="WW8Dropcap1728" style:family="text" style:parent-style-name="WW8Dropcap4058"/>
    <style:style style:name="WW8Dropcap1729" style:family="text" style:parent-style-name="WW8Dropcap4058"/>
    <style:style style:name="WW8Dropcap1730" style:family="text" style:parent-style-name="WW8Dropcap4058"/>
    <style:style style:name="WW8Dropcap1731" style:family="text" style:parent-style-name="WW8Dropcap4058"/>
    <style:style style:name="WW8Dropcap1732" style:family="text" style:parent-style-name="WW8Dropcap4058"/>
    <style:style style:name="WW8Dropcap1733" style:family="text" style:parent-style-name="WW8Dropcap4058"/>
    <style:style style:name="WW8Dropcap1734" style:family="text" style:parent-style-name="WW8Dropcap4058"/>
    <style:style style:name="WW8Dropcap1735" style:family="text" style:parent-style-name="WW8Dropcap4058"/>
    <style:style style:name="WW8Dropcap1736" style:family="text" style:parent-style-name="WW8Dropcap4058"/>
    <style:style style:name="WW8Dropcap1737" style:family="text" style:parent-style-name="WW8Dropcap4058"/>
    <style:style style:name="WW8Dropcap1738" style:family="text" style:parent-style-name="WW8Dropcap4058"/>
    <style:style style:name="WW8Dropcap1739" style:family="text" style:parent-style-name="WW8Dropcap4058"/>
    <style:style style:name="WW8Dropcap1740" style:family="text" style:parent-style-name="WW8Dropcap4058"/>
    <style:style style:name="WW8Dropcap1741" style:family="text" style:parent-style-name="WW8Dropcap4058"/>
    <style:style style:name="WW8Dropcap1742" style:family="text" style:parent-style-name="WW8Dropcap4058"/>
    <style:style style:name="WW8Dropcap1743" style:family="text" style:parent-style-name="WW8Dropcap4058"/>
    <style:style style:name="WW8Dropcap1744" style:family="text" style:parent-style-name="WW8Dropcap4058"/>
    <style:style style:name="WW8Dropcap1745" style:family="text" style:parent-style-name="WW8Dropcap4058"/>
    <style:style style:name="WW8Dropcap1746" style:family="text" style:parent-style-name="WW8Dropcap4058"/>
    <style:style style:name="WW8Dropcap1747" style:family="text" style:parent-style-name="WW8Dropcap4058"/>
    <style:style style:name="WW8Dropcap1748" style:family="text" style:parent-style-name="WW8Dropcap4058"/>
    <style:style style:name="WW8Dropcap1749" style:family="text" style:parent-style-name="WW8Dropcap4058"/>
    <style:style style:name="WW8Dropcap1750" style:family="text" style:parent-style-name="WW8Dropcap4058"/>
    <style:style style:name="WW8Dropcap1751" style:family="text" style:parent-style-name="WW8Dropcap4058"/>
    <style:style style:name="WW8Dropcap1752" style:family="text" style:parent-style-name="WW8Dropcap4058"/>
    <style:style style:name="WW8Dropcap1753" style:family="text" style:parent-style-name="WW8Dropcap4058"/>
    <style:style style:name="WW8Dropcap1754" style:family="text" style:parent-style-name="WW8Dropcap4058"/>
    <style:style style:name="WW8Dropcap1755" style:family="text" style:parent-style-name="WW8Dropcap4058"/>
    <style:style style:name="WW8Dropcap1756" style:family="text" style:parent-style-name="WW8Dropcap4058"/>
    <style:style style:name="WW8Dropcap1757" style:family="text" style:parent-style-name="WW8Dropcap4058"/>
    <style:style style:name="WW8Dropcap1758" style:family="text" style:parent-style-name="WW8Dropcap4058"/>
    <style:style style:name="WW8Dropcap1759" style:family="text" style:parent-style-name="WW8Dropcap4058"/>
    <style:style style:name="WW8Dropcap1760" style:family="text" style:parent-style-name="WW8Dropcap4058"/>
    <style:style style:name="WW8Dropcap1761" style:family="text" style:parent-style-name="WW8Dropcap4058"/>
    <style:style style:name="WW8Dropcap1762" style:family="text" style:parent-style-name="WW8Dropcap4058"/>
    <style:style style:name="WW8Dropcap1763" style:family="text" style:parent-style-name="WW8Dropcap4058"/>
    <style:style style:name="WW8Dropcap1764" style:family="text" style:parent-style-name="WW8Dropcap4058"/>
    <style:style style:name="WW8Dropcap1765" style:family="text" style:parent-style-name="WW8Dropcap4058"/>
    <style:style style:name="WW8Dropcap1766" style:family="text" style:parent-style-name="WW8Dropcap4058"/>
    <style:style style:name="WW8Dropcap1767" style:family="text" style:parent-style-name="WW8Dropcap4058"/>
    <style:style style:name="WW8Dropcap1768" style:family="text" style:parent-style-name="WW8Dropcap4058"/>
    <style:style style:name="WW8Dropcap1769" style:family="text" style:parent-style-name="WW8Dropcap4058"/>
    <style:style style:name="WW8Dropcap1770" style:family="text" style:parent-style-name="WW8Dropcap4058"/>
    <style:style style:name="WW8Dropcap1771" style:family="text" style:parent-style-name="WW8Dropcap4058"/>
    <style:style style:name="WW8Dropcap1772" style:family="text" style:parent-style-name="WW8Dropcap4058"/>
    <style:style style:name="WW8Dropcap1773" style:family="text" style:parent-style-name="WW8Dropcap4058"/>
    <style:style style:name="WW8Dropcap1774" style:family="text" style:parent-style-name="WW8Dropcap4058"/>
    <style:style style:name="WW8Dropcap1775" style:family="text" style:parent-style-name="WW8Dropcap4058"/>
    <style:style style:name="WW8Dropcap1776" style:family="text" style:parent-style-name="WW8Dropcap4058"/>
    <style:style style:name="WW8Dropcap1777" style:family="text" style:parent-style-name="WW8Dropcap4058"/>
    <style:style style:name="WW8Dropcap1778" style:family="text" style:parent-style-name="WW8Dropcap4058"/>
    <style:style style:name="WW8Dropcap1779" style:family="text" style:parent-style-name="WW8Dropcap4058"/>
    <style:style style:name="WW8Dropcap1780" style:family="text" style:parent-style-name="WW8Dropcap4058"/>
    <style:style style:name="WW8Dropcap1781" style:family="text" style:parent-style-name="WW8Dropcap4058"/>
    <style:style style:name="WW8Dropcap1782" style:family="text" style:parent-style-name="WW8Dropcap4058"/>
    <style:style style:name="WW8Dropcap1783" style:family="text" style:parent-style-name="WW8Dropcap4058"/>
    <style:style style:name="WW8Dropcap1784" style:family="text" style:parent-style-name="WW8Dropcap4058"/>
    <style:style style:name="WW8Dropcap1785" style:family="text" style:parent-style-name="WW8Dropcap4058"/>
    <style:style style:name="WW8Dropcap1786" style:family="text" style:parent-style-name="WW8Dropcap4058"/>
    <style:style style:name="WW8Dropcap1787" style:family="text" style:parent-style-name="WW8Dropcap4058"/>
    <style:style style:name="WW8Dropcap1788" style:family="text" style:parent-style-name="WW8Dropcap4058"/>
    <style:style style:name="WW8Dropcap1789" style:family="text" style:parent-style-name="WW8Dropcap4058"/>
    <style:style style:name="WW8Dropcap1790" style:family="text" style:parent-style-name="WW8Dropcap4058"/>
    <style:style style:name="WW8Dropcap1791" style:family="text" style:parent-style-name="WW8Dropcap4058"/>
    <style:style style:name="WW8Dropcap1792" style:family="text" style:parent-style-name="WW8Dropcap4058"/>
    <style:style style:name="WW8Dropcap1793" style:family="text" style:parent-style-name="WW8Dropcap4058"/>
    <style:style style:name="WW8Dropcap1794" style:family="text" style:parent-style-name="WW8Dropcap4058"/>
    <style:style style:name="WW8Dropcap1795" style:family="text" style:parent-style-name="WW8Dropcap4058"/>
    <style:style style:name="WW8Dropcap1796" style:family="text" style:parent-style-name="WW8Dropcap4058"/>
    <style:style style:name="WW8Dropcap1797" style:family="text" style:parent-style-name="WW8Dropcap4058"/>
    <style:style style:name="WW8Dropcap1798" style:family="text" style:parent-style-name="WW8Dropcap4058"/>
    <style:style style:name="WW8Dropcap1799" style:family="text" style:parent-style-name="WW8Dropcap4058"/>
    <style:style style:name="WW8Dropcap1800" style:family="text" style:parent-style-name="WW8Dropcap4058"/>
    <style:style style:name="WW8Dropcap1801" style:family="text" style:parent-style-name="WW8Dropcap4058"/>
    <style:style style:name="WW8Dropcap1802" style:family="text" style:parent-style-name="WW8Dropcap4058"/>
    <style:style style:name="WW8Dropcap1803" style:family="text" style:parent-style-name="WW8Dropcap4058"/>
    <style:style style:name="WW8Dropcap1804" style:family="text" style:parent-style-name="WW8Dropcap4058"/>
    <style:style style:name="WW8Dropcap1805" style:family="text" style:parent-style-name="WW8Dropcap4058"/>
    <style:style style:name="WW8Dropcap1806" style:family="text" style:parent-style-name="WW8Dropcap4058"/>
    <style:style style:name="WW8Dropcap1807" style:family="text" style:parent-style-name="WW8Dropcap4058"/>
    <style:style style:name="WW8Dropcap1808" style:family="text" style:parent-style-name="WW8Dropcap4058"/>
    <style:style style:name="WW8Dropcap1809" style:family="text" style:parent-style-name="WW8Dropcap4058"/>
    <style:style style:name="WW8Dropcap1810" style:family="text" style:parent-style-name="WW8Dropcap4058"/>
    <style:style style:name="WW8Dropcap1811" style:family="text" style:parent-style-name="WW8Dropcap4058"/>
    <style:style style:name="WW8Dropcap1812" style:family="text" style:parent-style-name="WW8Dropcap4058"/>
    <style:style style:name="WW8Dropcap1813" style:family="text" style:parent-style-name="WW8Dropcap4058"/>
    <style:style style:name="WW8Dropcap1814" style:family="text" style:parent-style-name="WW8Dropcap4058"/>
    <style:style style:name="WW8Dropcap1815" style:family="text" style:parent-style-name="WW8Dropcap4058"/>
    <style:style style:name="WW8Dropcap1816" style:family="text" style:parent-style-name="WW8Dropcap4058"/>
    <style:style style:name="WW8Dropcap1817" style:family="text" style:parent-style-name="WW8Dropcap4058"/>
    <style:style style:name="WW8Dropcap1818" style:family="text" style:parent-style-name="WW8Dropcap4058"/>
    <style:style style:name="WW8Dropcap1819" style:family="text" style:parent-style-name="WW8Dropcap4058"/>
    <style:style style:name="WW8Dropcap1820" style:family="text" style:parent-style-name="WW8Dropcap4058"/>
    <style:style style:name="WW8Dropcap1821" style:family="text" style:parent-style-name="WW8Dropcap4058"/>
    <style:style style:name="WW8Dropcap1822" style:family="text" style:parent-style-name="WW8Dropcap4058"/>
    <style:style style:name="WW8Dropcap1823" style:family="text" style:parent-style-name="WW8Dropcap4058"/>
    <style:style style:name="WW8Dropcap1824" style:family="text" style:parent-style-name="WW8Dropcap4058"/>
    <style:style style:name="WW8Dropcap1825" style:family="text" style:parent-style-name="WW8Dropcap4058"/>
    <style:style style:name="WW8Dropcap1826" style:family="text" style:parent-style-name="WW8Dropcap4058"/>
    <style:style style:name="WW8Dropcap1827" style:family="text" style:parent-style-name="WW8Dropcap4058"/>
    <style:style style:name="WW8Dropcap1828" style:family="text" style:parent-style-name="WW8Dropcap4058"/>
    <style:style style:name="WW8Dropcap1829" style:family="text" style:parent-style-name="WW8Dropcap4058"/>
    <style:style style:name="WW8Dropcap1830" style:family="text" style:parent-style-name="WW8Dropcap4058"/>
    <style:style style:name="WW8Dropcap1831" style:family="text" style:parent-style-name="WW8Dropcap4058"/>
    <style:style style:name="WW8Dropcap1832" style:family="text" style:parent-style-name="WW8Dropcap4058"/>
    <style:style style:name="WW8Dropcap1833" style:family="text" style:parent-style-name="WW8Dropcap4058"/>
    <style:style style:name="WW8Dropcap1834" style:family="text" style:parent-style-name="WW8Dropcap4058"/>
    <style:style style:name="WW8Dropcap1835" style:family="text" style:parent-style-name="WW8Dropcap4058"/>
    <style:style style:name="WW8Dropcap1836" style:family="text" style:parent-style-name="WW8Dropcap4058"/>
    <style:style style:name="WW8Dropcap1837" style:family="text" style:parent-style-name="WW8Dropcap4058"/>
    <style:style style:name="WW8Dropcap1838" style:family="text" style:parent-style-name="WW8Dropcap4058"/>
    <style:style style:name="WW8Dropcap1839" style:family="text" style:parent-style-name="WW8Dropcap4058"/>
    <style:style style:name="WW8Dropcap1840" style:family="text" style:parent-style-name="WW8Dropcap4058"/>
    <style:style style:name="WW8Dropcap1841" style:family="text" style:parent-style-name="WW8Dropcap4058"/>
    <style:style style:name="WW8Dropcap1842" style:family="text" style:parent-style-name="WW8Dropcap4058"/>
    <style:style style:name="WW8Dropcap1843" style:family="text" style:parent-style-name="WW8Dropcap4058"/>
    <style:style style:name="WW8Dropcap1844" style:family="text" style:parent-style-name="WW8Dropcap4058"/>
    <style:style style:name="WW8Dropcap1845" style:family="text" style:parent-style-name="WW8Dropcap4058"/>
    <style:style style:name="WW8Dropcap1846" style:family="text" style:parent-style-name="WW8Dropcap4058"/>
    <style:style style:name="WW8Dropcap1847" style:family="text" style:parent-style-name="WW8Dropcap4058"/>
    <style:style style:name="WW8Dropcap1848" style:family="text" style:parent-style-name="WW8Dropcap4058"/>
    <style:style style:name="WW8Dropcap1849" style:family="text" style:parent-style-name="WW8Dropcap4058"/>
    <style:style style:name="WW8Dropcap1850" style:family="text" style:parent-style-name="WW8Dropcap4058"/>
    <style:style style:name="WW8Dropcap1851" style:family="text" style:parent-style-name="WW8Dropcap4058"/>
    <style:style style:name="WW8Dropcap1852" style:family="text" style:parent-style-name="WW8Dropcap4058"/>
    <style:style style:name="WW8Dropcap1853" style:family="text" style:parent-style-name="WW8Dropcap4058"/>
    <style:style style:name="WW8Dropcap1854" style:family="text" style:parent-style-name="WW8Dropcap4058"/>
    <style:style style:name="WW8Dropcap1855" style:family="text" style:parent-style-name="WW8Dropcap4058"/>
    <style:style style:name="WW8Dropcap1856" style:family="text" style:parent-style-name="WW8Dropcap4058"/>
    <style:style style:name="WW8Dropcap1857" style:family="text" style:parent-style-name="WW8Dropcap4058"/>
    <style:style style:name="WW8Dropcap1858" style:family="text" style:parent-style-name="WW8Dropcap4058"/>
    <style:style style:name="WW8Dropcap1859" style:family="text" style:parent-style-name="WW8Dropcap4058"/>
    <style:style style:name="WW8Dropcap1860" style:family="text" style:parent-style-name="WW8Dropcap4058"/>
    <style:style style:name="WW8Dropcap1861" style:family="text" style:parent-style-name="WW8Dropcap4058"/>
    <style:style style:name="WW8Dropcap1862" style:family="text" style:parent-style-name="WW8Dropcap4058"/>
    <style:style style:name="WW8Dropcap1863" style:family="text" style:parent-style-name="WW8Dropcap4058"/>
    <style:style style:name="WW8Dropcap1864" style:family="text" style:parent-style-name="WW8Dropcap4058"/>
    <style:style style:name="WW8Dropcap1865" style:family="text" style:parent-style-name="WW8Dropcap4058"/>
    <style:style style:name="WW8Dropcap1866" style:family="text" style:parent-style-name="WW8Dropcap4058"/>
    <style:style style:name="WW8Dropcap1867" style:family="text" style:parent-style-name="WW8Dropcap4058"/>
    <style:style style:name="WW8Dropcap1868" style:family="text" style:parent-style-name="WW8Dropcap4058"/>
    <style:style style:name="WW8Dropcap1869" style:family="text" style:parent-style-name="WW8Dropcap4058"/>
    <style:style style:name="WW8Dropcap1870" style:family="text" style:parent-style-name="WW8Dropcap4058"/>
    <style:style style:name="WW8Dropcap1871" style:family="text" style:parent-style-name="WW8Dropcap4058"/>
    <style:style style:name="WW8Dropcap1872" style:family="text" style:parent-style-name="WW8Dropcap4058"/>
    <style:style style:name="WW8Dropcap1873" style:family="text" style:parent-style-name="WW8Dropcap4058"/>
    <style:style style:name="WW8Dropcap1874" style:family="text" style:parent-style-name="WW8Dropcap4058"/>
    <style:style style:name="WW8Dropcap1875" style:family="text" style:parent-style-name="WW8Dropcap4058"/>
    <style:style style:name="WW8Dropcap1876" style:family="text" style:parent-style-name="WW8Dropcap4058"/>
    <style:style style:name="WW8Dropcap1877" style:family="text" style:parent-style-name="WW8Dropcap4058"/>
    <style:style style:name="WW8Dropcap1878" style:family="text" style:parent-style-name="WW8Dropcap4058"/>
    <style:style style:name="WW8Dropcap1879" style:family="text" style:parent-style-name="WW8Dropcap4058"/>
    <style:style style:name="WW8Dropcap1880" style:family="text" style:parent-style-name="WW8Dropcap4058"/>
    <style:style style:name="WW8Dropcap1881" style:family="text" style:parent-style-name="WW8Dropcap4058"/>
    <style:style style:name="WW8Dropcap1882" style:family="text" style:parent-style-name="WW8Dropcap4058"/>
    <style:style style:name="WW8Dropcap1883" style:family="text" style:parent-style-name="WW8Dropcap4058"/>
    <style:style style:name="WW8Dropcap1884" style:family="text" style:parent-style-name="WW8Dropcap4058"/>
    <style:style style:name="WW8Dropcap1885" style:family="text" style:parent-style-name="WW8Dropcap4058"/>
    <style:style style:name="WW8Dropcap1886" style:family="text" style:parent-style-name="WW8Dropcap4058"/>
    <style:style style:name="WW8Dropcap1887" style:family="text" style:parent-style-name="WW8Dropcap4058"/>
    <style:style style:name="WW8Dropcap1888" style:family="text" style:parent-style-name="WW8Dropcap4058"/>
    <style:style style:name="WW8Dropcap1889" style:family="text" style:parent-style-name="WW8Dropcap4058"/>
    <style:style style:name="WW8Dropcap1890" style:family="text" style:parent-style-name="WW8Dropcap4058"/>
    <style:style style:name="WW8Dropcap1891" style:family="text" style:parent-style-name="WW8Dropcap4058"/>
    <style:style style:name="WW8Dropcap1892" style:family="text" style:parent-style-name="WW8Dropcap4058"/>
    <style:style style:name="WW8Dropcap1893" style:family="text" style:parent-style-name="WW8Dropcap4058"/>
    <style:style style:name="WW8Dropcap1894" style:family="text" style:parent-style-name="WW8Dropcap4058"/>
    <style:style style:name="WW8Dropcap1895" style:family="text" style:parent-style-name="WW8Dropcap4058"/>
    <style:style style:name="WW8Dropcap1896" style:family="text" style:parent-style-name="WW8Dropcap4058"/>
    <style:style style:name="WW8Dropcap1897" style:family="text" style:parent-style-name="WW8Dropcap4058"/>
    <style:style style:name="WW8Dropcap1898" style:family="text" style:parent-style-name="WW8Dropcap4058"/>
    <style:style style:name="WW8Dropcap1899" style:family="text" style:parent-style-name="WW8Dropcap4058"/>
    <style:style style:name="WW8Dropcap1900" style:family="text" style:parent-style-name="WW8Dropcap4058"/>
    <style:style style:name="WW8Dropcap1901" style:family="text" style:parent-style-name="WW8Dropcap4058"/>
    <style:style style:name="WW8Dropcap1902" style:family="text" style:parent-style-name="WW8Dropcap4058"/>
    <style:style style:name="WW8Dropcap1903" style:family="text" style:parent-style-name="WW8Dropcap4058"/>
    <style:style style:name="WW8Dropcap1904" style:family="text" style:parent-style-name="WW8Dropcap4058"/>
    <style:style style:name="WW8Dropcap1905" style:family="text" style:parent-style-name="WW8Dropcap4058"/>
    <style:style style:name="WW8Dropcap1906" style:family="text" style:parent-style-name="WW8Dropcap4058"/>
    <style:style style:name="WW8Dropcap1907" style:family="text" style:parent-style-name="WW8Dropcap4058"/>
    <style:style style:name="WW8Dropcap1908" style:family="text" style:parent-style-name="WW8Dropcap4058"/>
    <style:style style:name="WW8Dropcap1909" style:family="text" style:parent-style-name="WW8Dropcap4058"/>
    <style:style style:name="WW8Dropcap1910" style:family="text" style:parent-style-name="WW8Dropcap4058"/>
    <style:style style:name="WW8Dropcap1911" style:family="text" style:parent-style-name="WW8Dropcap4058"/>
    <style:style style:name="WW8Dropcap1912" style:family="text" style:parent-style-name="WW8Dropcap4058"/>
    <style:style style:name="WW8Dropcap1913" style:family="text" style:parent-style-name="WW8Dropcap4058"/>
    <style:style style:name="WW8Dropcap1914" style:family="text" style:parent-style-name="WW8Dropcap4058"/>
    <style:style style:name="WW8Dropcap1915" style:family="text" style:parent-style-name="WW8Dropcap4058"/>
    <style:style style:name="WW8Dropcap1916" style:family="text" style:parent-style-name="WW8Dropcap4058"/>
    <style:style style:name="WW8Dropcap1917" style:family="text" style:parent-style-name="WW8Dropcap4058"/>
    <style:style style:name="WW8Dropcap1918" style:family="text" style:parent-style-name="WW8Dropcap4058"/>
    <style:style style:name="WW8Dropcap1919" style:family="text" style:parent-style-name="WW8Dropcap4058"/>
    <style:style style:name="WW8Dropcap1920" style:family="text" style:parent-style-name="WW8Dropcap4058"/>
    <style:style style:name="WW8Dropcap1921" style:family="text" style:parent-style-name="WW8Dropcap4058"/>
    <style:style style:name="WW8Dropcap1922" style:family="text" style:parent-style-name="WW8Dropcap4058"/>
    <style:style style:name="WW8Dropcap1923" style:family="text" style:parent-style-name="WW8Dropcap4058"/>
    <style:style style:name="WW8Dropcap1924" style:family="text" style:parent-style-name="WW8Dropcap4058"/>
    <style:style style:name="WW8Dropcap1925" style:family="text" style:parent-style-name="WW8Dropcap4058"/>
    <style:style style:name="WW8Dropcap1926" style:family="text" style:parent-style-name="WW8Dropcap4058"/>
    <style:style style:name="WW8Dropcap1927" style:family="text" style:parent-style-name="WW8Dropcap4058"/>
    <style:style style:name="WW8Dropcap1928" style:family="text" style:parent-style-name="WW8Dropcap4058"/>
    <style:style style:name="WW8Dropcap1929" style:family="text" style:parent-style-name="WW8Dropcap4058"/>
    <style:style style:name="WW8Dropcap1930" style:family="text" style:parent-style-name="WW8Dropcap4058"/>
    <style:style style:name="WW8Dropcap1931" style:family="text" style:parent-style-name="WW8Dropcap4058"/>
    <style:style style:name="WW8Dropcap1932" style:family="text" style:parent-style-name="WW8Dropcap4058"/>
    <style:style style:name="WW8Dropcap1933" style:family="text" style:parent-style-name="WW8Dropcap4058"/>
    <style:style style:name="WW8Dropcap1934" style:family="text" style:parent-style-name="WW8Dropcap4058"/>
    <style:style style:name="WW8Dropcap1935" style:family="text" style:parent-style-name="WW8Dropcap4058"/>
    <style:style style:name="WW8Dropcap1936" style:family="text" style:parent-style-name="WW8Dropcap4058"/>
    <style:style style:name="WW8Dropcap1937" style:family="text" style:parent-style-name="WW8Dropcap4058"/>
    <style:style style:name="WW8Dropcap1938" style:family="text" style:parent-style-name="WW8Dropcap4058"/>
    <style:style style:name="WW8Dropcap1939" style:family="text" style:parent-style-name="WW8Dropcap4058"/>
    <style:style style:name="WW8Dropcap1940" style:family="text" style:parent-style-name="WW8Dropcap4058"/>
    <style:style style:name="WW8Dropcap1941" style:family="text" style:parent-style-name="WW8Dropcap4058"/>
    <style:style style:name="WW8Dropcap1942" style:family="text" style:parent-style-name="WW8Dropcap4058"/>
    <style:style style:name="WW8Dropcap1943" style:family="text" style:parent-style-name="WW8Dropcap4058"/>
    <style:style style:name="WW8Dropcap1944" style:family="text" style:parent-style-name="WW8Dropcap4058"/>
    <style:style style:name="WW8Dropcap1945" style:family="text" style:parent-style-name="WW8Dropcap4058"/>
    <style:style style:name="WW8Dropcap1946" style:family="text" style:parent-style-name="WW8Dropcap4058"/>
    <style:style style:name="WW8Dropcap1947" style:family="text" style:parent-style-name="WW8Dropcap4058"/>
    <style:style style:name="WW8Dropcap1948" style:family="text" style:parent-style-name="WW8Dropcap4058"/>
    <style:style style:name="WW8Dropcap1949" style:family="text" style:parent-style-name="WW8Dropcap4058"/>
    <style:style style:name="WW8Dropcap1950" style:family="text" style:parent-style-name="WW8Dropcap4058"/>
    <style:style style:name="WW8Dropcap1951" style:family="text" style:parent-style-name="WW8Dropcap4058"/>
    <style:style style:name="WW8Dropcap1952" style:family="text" style:parent-style-name="WW8Dropcap4058"/>
    <style:style style:name="WW8Dropcap1953" style:family="text" style:parent-style-name="WW8Dropcap4058"/>
    <style:style style:name="WW8Dropcap1954" style:family="text" style:parent-style-name="WW8Dropcap4058"/>
    <style:style style:name="WW8Dropcap1955" style:family="text" style:parent-style-name="WW8Dropcap4058"/>
    <style:style style:name="WW8Dropcap1956" style:family="text" style:parent-style-name="WW8Dropcap4058"/>
    <style:style style:name="WW8Dropcap1957" style:family="text" style:parent-style-name="WW8Dropcap4058"/>
    <style:style style:name="WW8Dropcap1958" style:family="text" style:parent-style-name="WW8Dropcap4058"/>
    <style:style style:name="WW8Dropcap1959" style:family="text" style:parent-style-name="WW8Dropcap4058"/>
    <style:style style:name="WW8Dropcap1960" style:family="text" style:parent-style-name="WW8Dropcap4058"/>
    <style:style style:name="WW8Dropcap1961" style:family="text" style:parent-style-name="WW8Dropcap4058"/>
    <style:style style:name="WW8Dropcap1962" style:family="text" style:parent-style-name="WW8Dropcap4058"/>
    <style:style style:name="WW8Dropcap1963" style:family="text" style:parent-style-name="WW8Dropcap4058"/>
    <style:style style:name="WW8Dropcap1964" style:family="text" style:parent-style-name="WW8Dropcap4058"/>
    <style:style style:name="WW8Dropcap1965" style:family="text" style:parent-style-name="WW8Dropcap4058"/>
    <style:style style:name="WW8Dropcap1966" style:family="text" style:parent-style-name="WW8Dropcap4058"/>
    <style:style style:name="WW8Dropcap1967" style:family="text" style:parent-style-name="WW8Dropcap4058"/>
    <style:style style:name="WW8Dropcap1968" style:family="text" style:parent-style-name="WW8Dropcap4058"/>
    <style:style style:name="WW8Dropcap1969" style:family="text" style:parent-style-name="WW8Dropcap4058"/>
    <style:style style:name="WW8Dropcap1970" style:family="text" style:parent-style-name="WW8Dropcap4058"/>
    <style:style style:name="WW8Dropcap1971" style:family="text" style:parent-style-name="WW8Dropcap4058"/>
    <style:style style:name="WW8Dropcap1972" style:family="text" style:parent-style-name="WW8Dropcap4058"/>
    <style:style style:name="WW8Dropcap1973" style:family="text" style:parent-style-name="WW8Dropcap4058"/>
    <style:style style:name="WW8Dropcap1974" style:family="text" style:parent-style-name="WW8Dropcap4058"/>
    <style:style style:name="WW8Dropcap1975" style:family="text" style:parent-style-name="WW8Dropcap4058"/>
    <style:style style:name="WW8Dropcap1976" style:family="text" style:parent-style-name="WW8Dropcap4058"/>
    <style:style style:name="WW8Dropcap1977" style:family="text" style:parent-style-name="WW8Dropcap4058"/>
    <style:style style:name="WW8Dropcap1978" style:family="text" style:parent-style-name="WW8Dropcap4058"/>
    <style:style style:name="WW8Dropcap1979" style:family="text" style:parent-style-name="WW8Dropcap4058"/>
    <style:style style:name="WW8Dropcap1980" style:family="text" style:parent-style-name="WW8Dropcap4058"/>
    <style:style style:name="WW8Dropcap1981" style:family="text" style:parent-style-name="WW8Dropcap4058"/>
    <style:style style:name="WW8Dropcap1982" style:family="text" style:parent-style-name="WW8Dropcap4058"/>
    <style:style style:name="WW8Dropcap1983" style:family="text" style:parent-style-name="WW8Dropcap4058"/>
    <style:style style:name="WW8Dropcap1984" style:family="text" style:parent-style-name="WW8Dropcap4058"/>
    <style:style style:name="WW8Dropcap1985" style:family="text" style:parent-style-name="WW8Dropcap4058"/>
    <style:style style:name="WW8Dropcap1986" style:family="text" style:parent-style-name="WW8Dropcap4058"/>
    <style:style style:name="WW8Dropcap1987" style:family="text" style:parent-style-name="WW8Dropcap4058"/>
    <style:style style:name="WW8Dropcap1988" style:family="text" style:parent-style-name="WW8Dropcap4058"/>
    <style:style style:name="WW8Dropcap1989" style:family="text" style:parent-style-name="WW8Dropcap4058"/>
    <style:style style:name="WW8Dropcap1990" style:family="text" style:parent-style-name="WW8Dropcap4058"/>
    <style:style style:name="WW8Dropcap1991" style:family="text" style:parent-style-name="WW8Dropcap4058"/>
    <style:style style:name="WW8Dropcap1992" style:family="text" style:parent-style-name="WW8Dropcap4058"/>
    <style:style style:name="WW8Dropcap1993" style:family="text" style:parent-style-name="WW8Dropcap4058"/>
    <style:style style:name="WW8Dropcap1994" style:family="text" style:parent-style-name="WW8Dropcap4058"/>
    <style:style style:name="WW8Dropcap1995" style:family="text" style:parent-style-name="WW8Dropcap4058"/>
    <style:style style:name="WW8Dropcap1996" style:family="text" style:parent-style-name="WW8Dropcap4058"/>
    <style:style style:name="WW8Dropcap1997" style:family="text" style:parent-style-name="WW8Dropcap4058"/>
    <style:style style:name="WW8Dropcap1998" style:family="text" style:parent-style-name="WW8Dropcap4058"/>
    <style:style style:name="WW8Dropcap1999" style:family="text" style:parent-style-name="WW8Dropcap4058"/>
    <style:style style:name="WW8Dropcap2000" style:family="text" style:parent-style-name="WW8Dropcap4058"/>
    <style:style style:name="WW8Dropcap2001" style:family="text" style:parent-style-name="WW8Dropcap4058"/>
    <style:style style:name="WW8Dropcap2002" style:family="text" style:parent-style-name="WW8Dropcap4058"/>
    <style:style style:name="WW8Dropcap2003" style:family="text" style:parent-style-name="WW8Dropcap4058"/>
    <style:style style:name="WW8Dropcap2004" style:family="text" style:parent-style-name="WW8Dropcap4058"/>
    <style:style style:name="WW8Dropcap2005" style:family="text" style:parent-style-name="WW8Dropcap4058"/>
    <style:style style:name="WW8Dropcap2006" style:family="text" style:parent-style-name="WW8Dropcap4058"/>
    <style:style style:name="WW8Dropcap2007" style:family="text" style:parent-style-name="WW8Dropcap4058"/>
    <style:style style:name="WW8Dropcap2008" style:family="text" style:parent-style-name="WW8Dropcap4058"/>
    <style:style style:name="WW8Dropcap2009" style:family="text" style:parent-style-name="WW8Dropcap4058"/>
    <style:style style:name="WW8Dropcap2010" style:family="text" style:parent-style-name="WW8Dropcap4058"/>
    <style:style style:name="WW8Dropcap2011" style:family="text" style:parent-style-name="WW8Dropcap4058"/>
    <style:style style:name="WW8Dropcap2012" style:family="text" style:parent-style-name="WW8Dropcap4058"/>
    <style:style style:name="WW8Dropcap2013" style:family="text" style:parent-style-name="WW8Dropcap4058"/>
    <style:style style:name="WW8Dropcap2014" style:family="text" style:parent-style-name="WW8Dropcap4058"/>
    <style:style style:name="WW8Dropcap2015" style:family="text" style:parent-style-name="WW8Dropcap4058"/>
    <style:style style:name="WW8Dropcap2016" style:family="text" style:parent-style-name="WW8Dropcap4058"/>
    <style:style style:name="WW8Dropcap2017" style:family="text" style:parent-style-name="WW8Dropcap4058"/>
    <style:style style:name="WW8Dropcap2018" style:family="text" style:parent-style-name="WW8Dropcap4058"/>
    <style:style style:name="WW8Dropcap2019" style:family="text" style:parent-style-name="WW8Dropcap4058"/>
    <style:style style:name="WW8Dropcap2020" style:family="text" style:parent-style-name="WW8Dropcap4058"/>
    <style:style style:name="WW8Dropcap2021" style:family="text" style:parent-style-name="WW8Dropcap4058"/>
    <style:style style:name="WW8Dropcap2022" style:family="text" style:parent-style-name="WW8Dropcap4058"/>
    <style:style style:name="WW8Dropcap2023" style:family="text" style:parent-style-name="WW8Dropcap4058"/>
    <style:style style:name="WW8Dropcap2024" style:family="text" style:parent-style-name="WW8Dropcap4058"/>
    <style:style style:name="WW8Dropcap2025" style:family="text" style:parent-style-name="WW8Dropcap4058"/>
    <style:style style:name="WW8Dropcap2026" style:family="text" style:parent-style-name="WW8Dropcap4058"/>
    <style:style style:name="WW8Dropcap2027" style:family="text" style:parent-style-name="WW8Dropcap4058"/>
    <style:style style:name="WW8Dropcap2028" style:family="text" style:parent-style-name="WW8Dropcap4058"/>
    <style:style style:name="WW8Dropcap2029" style:family="text" style:parent-style-name="WW8Dropcap4058"/>
    <style:style style:name="WW8Dropcap2030" style:family="text" style:parent-style-name="WW8Dropcap4058"/>
    <style:style style:name="WW8Dropcap2031" style:family="text" style:parent-style-name="WW8Dropcap4058"/>
    <style:style style:name="WW8Dropcap2032" style:family="text" style:parent-style-name="WW8Dropcap4058"/>
    <style:style style:name="WW8Dropcap2033" style:family="text" style:parent-style-name="WW8Dropcap4058"/>
    <style:style style:name="WW8Dropcap2034" style:family="text" style:parent-style-name="WW8Dropcap4058"/>
    <style:style style:name="WW8Dropcap2035" style:family="text" style:parent-style-name="WW8Dropcap4058"/>
    <style:style style:name="WW8Dropcap2036" style:family="text" style:parent-style-name="WW8Dropcap4058"/>
    <style:style style:name="WW8Dropcap2037" style:family="text" style:parent-style-name="WW8Dropcap4058"/>
    <style:style style:name="WW8Dropcap2038" style:family="text" style:parent-style-name="WW8Dropcap4058"/>
    <style:style style:name="WW8Dropcap2039" style:family="text" style:parent-style-name="WW8Dropcap4058"/>
    <style:style style:name="WW8Dropcap2040" style:family="text" style:parent-style-name="WW8Dropcap4058"/>
    <style:style style:name="WW8Dropcap2041" style:family="text" style:parent-style-name="WW8Dropcap4058"/>
    <style:style style:name="WW8Dropcap2042" style:family="text" style:parent-style-name="WW8Dropcap4058"/>
    <style:style style:name="WW8Dropcap2043" style:family="text" style:parent-style-name="WW8Dropcap4058"/>
    <style:style style:name="WW8Dropcap2044" style:family="text" style:parent-style-name="WW8Dropcap4058"/>
    <style:style style:name="WW8Dropcap2045" style:family="text" style:parent-style-name="WW8Dropcap4058"/>
    <style:style style:name="WW8Dropcap2046" style:family="text" style:parent-style-name="WW8Dropcap4058"/>
    <style:style style:name="WW8Dropcap2047" style:family="text" style:parent-style-name="WW8Dropcap4058"/>
    <style:style style:name="WW8Dropcap2048" style:family="text" style:parent-style-name="WW8Dropcap4058"/>
    <style:style style:name="WW8Dropcap2049" style:family="text" style:parent-style-name="WW8Dropcap4058"/>
    <style:style style:name="WW8Dropcap2050" style:family="text" style:parent-style-name="WW8Dropcap4058"/>
    <style:style style:name="WW8Dropcap2051" style:family="text" style:parent-style-name="WW8Dropcap4058"/>
    <style:style style:name="WW8Dropcap2052" style:family="text" style:parent-style-name="WW8Dropcap4058"/>
    <style:style style:name="WW8Dropcap2053" style:family="text" style:parent-style-name="WW8Dropcap4058"/>
    <style:style style:name="WW8Dropcap2054" style:family="text" style:parent-style-name="WW8Dropcap4058"/>
    <style:style style:name="WW8Dropcap2055" style:family="text" style:parent-style-name="WW8Dropcap4058"/>
    <style:style style:name="WW8Dropcap2056" style:family="text" style:parent-style-name="WW8Dropcap4058"/>
    <style:style style:name="WW8Dropcap2057" style:family="text" style:parent-style-name="WW8Dropcap4058"/>
    <style:style style:name="WW8Dropcap2058" style:family="text" style:parent-style-name="WW8Dropcap4058"/>
    <style:style style:name="WW8Dropcap2059" style:family="text" style:parent-style-name="WW8Dropcap4058"/>
    <style:style style:name="WW8Dropcap2060" style:family="text" style:parent-style-name="WW8Dropcap4058"/>
    <style:style style:name="WW8Dropcap2061" style:family="text" style:parent-style-name="WW8Dropcap4058"/>
    <style:style style:name="WW8Dropcap2062" style:family="text" style:parent-style-name="WW8Dropcap4058"/>
    <style:style style:name="WW8Dropcap2063" style:family="text" style:parent-style-name="WW8Dropcap4058"/>
    <style:style style:name="WW8Dropcap2064" style:family="text" style:parent-style-name="WW8Dropcap4058"/>
    <style:style style:name="WW8Dropcap2065" style:family="text" style:parent-style-name="WW8Dropcap4058"/>
    <style:style style:name="WW8Dropcap2066" style:family="text" style:parent-style-name="WW8Dropcap4058"/>
    <style:style style:name="WW8Dropcap2067" style:family="text" style:parent-style-name="WW8Dropcap4058"/>
    <style:style style:name="WW8Dropcap2068" style:family="text" style:parent-style-name="WW8Dropcap4058"/>
    <style:style style:name="WW8Dropcap2069" style:family="text" style:parent-style-name="WW8Dropcap4058"/>
    <style:style style:name="WW8Dropcap2070" style:family="text" style:parent-style-name="WW8Dropcap4058"/>
    <style:style style:name="WW8Dropcap2071" style:family="text" style:parent-style-name="WW8Dropcap4058"/>
    <style:style style:name="WW8Dropcap2072" style:family="text" style:parent-style-name="WW8Dropcap4058"/>
    <style:style style:name="WW8Dropcap2073" style:family="text" style:parent-style-name="WW8Dropcap4058"/>
    <style:style style:name="WW8Dropcap2074" style:family="text" style:parent-style-name="WW8Dropcap4058"/>
    <style:style style:name="WW8Dropcap2075" style:family="text" style:parent-style-name="WW8Dropcap4058"/>
    <style:style style:name="WW8Dropcap2076" style:family="text" style:parent-style-name="WW8Dropcap4058"/>
    <style:style style:name="WW8Dropcap2077" style:family="text" style:parent-style-name="WW8Dropcap4058"/>
    <style:style style:name="WW8Dropcap2078" style:family="text" style:parent-style-name="WW8Dropcap4058"/>
    <style:style style:name="WW8Dropcap2079" style:family="text" style:parent-style-name="WW8Dropcap4058"/>
    <style:style style:name="WW8Dropcap2080" style:family="text" style:parent-style-name="WW8Dropcap4058"/>
    <style:style style:name="WW8Dropcap2081" style:family="text" style:parent-style-name="WW8Dropcap4058"/>
    <style:style style:name="WW8Dropcap2082" style:family="text" style:parent-style-name="WW8Dropcap4058"/>
    <style:style style:name="WW8Dropcap2083" style:family="text" style:parent-style-name="WW8Dropcap4058"/>
    <style:style style:name="WW8Dropcap2084" style:family="text" style:parent-style-name="WW8Dropcap4058"/>
    <style:style style:name="WW8Dropcap2085" style:family="text" style:parent-style-name="WW8Dropcap4058"/>
    <style:style style:name="WW8Dropcap2086" style:family="text" style:parent-style-name="WW8Dropcap4058"/>
    <style:style style:name="WW8Dropcap2087" style:family="text" style:parent-style-name="WW8Dropcap4058"/>
    <style:style style:name="WW8Dropcap2088" style:family="text" style:parent-style-name="WW8Dropcap4058"/>
    <style:style style:name="WW8Dropcap2089" style:family="text" style:parent-style-name="WW8Dropcap4058"/>
    <style:style style:name="WW8Dropcap2090" style:family="text" style:parent-style-name="WW8Dropcap4058"/>
    <style:style style:name="WW8Dropcap2091" style:family="text" style:parent-style-name="WW8Dropcap4058"/>
    <style:style style:name="WW8Dropcap2092" style:family="text" style:parent-style-name="WW8Dropcap4058"/>
    <style:style style:name="WW8Dropcap2093" style:family="text" style:parent-style-name="WW8Dropcap4058"/>
    <style:style style:name="WW8Dropcap2094" style:family="text" style:parent-style-name="WW8Dropcap4058"/>
    <style:style style:name="WW8Dropcap2095" style:family="text" style:parent-style-name="WW8Dropcap4058"/>
    <style:style style:name="WW8Dropcap2096" style:family="text" style:parent-style-name="WW8Dropcap4058"/>
    <style:style style:name="WW8Dropcap2097" style:family="text" style:parent-style-name="WW8Dropcap4058"/>
    <style:style style:name="WW8Dropcap2098" style:family="text" style:parent-style-name="WW8Dropcap4058"/>
    <style:style style:name="WW8Dropcap2099" style:family="text" style:parent-style-name="WW8Dropcap4058"/>
    <style:style style:name="WW8Dropcap2100" style:family="text" style:parent-style-name="WW8Dropcap4058"/>
    <style:style style:name="WW8Dropcap2101" style:family="text" style:parent-style-name="WW8Dropcap4058"/>
    <style:style style:name="WW8Dropcap2102" style:family="text" style:parent-style-name="WW8Dropcap4058"/>
    <style:style style:name="WW8Dropcap2103" style:family="text" style:parent-style-name="WW8Dropcap4058"/>
    <style:style style:name="WW8Dropcap2104" style:family="text" style:parent-style-name="WW8Dropcap4058"/>
    <style:style style:name="WW8Dropcap2105" style:family="text" style:parent-style-name="WW8Dropcap4058"/>
    <style:style style:name="WW8Dropcap2106" style:family="text" style:parent-style-name="WW8Dropcap4058"/>
    <style:style style:name="WW8Dropcap2107" style:family="text" style:parent-style-name="WW8Dropcap4058"/>
    <style:style style:name="WW8Dropcap2108" style:family="text" style:parent-style-name="WW8Dropcap4058"/>
    <style:style style:name="WW8Dropcap2109" style:family="text" style:parent-style-name="WW8Dropcap4058"/>
    <style:style style:name="WW8Dropcap2110" style:family="text" style:parent-style-name="WW8Dropcap4058"/>
    <style:style style:name="WW8Dropcap2111" style:family="text" style:parent-style-name="WW8Dropcap4058"/>
    <style:style style:name="WW8Dropcap2112" style:family="text" style:parent-style-name="WW8Dropcap4058"/>
    <style:style style:name="WW8Dropcap2113" style:family="text" style:parent-style-name="WW8Dropcap4058"/>
    <style:style style:name="WW8Dropcap2114" style:family="text" style:parent-style-name="WW8Dropcap4058"/>
    <style:style style:name="WW8Dropcap2115" style:family="text" style:parent-style-name="WW8Dropcap4058"/>
    <style:style style:name="WW8Dropcap2116" style:family="text" style:parent-style-name="WW8Dropcap4058"/>
    <style:style style:name="WW8Dropcap2117" style:family="text" style:parent-style-name="WW8Dropcap4058"/>
    <style:style style:name="WW8Dropcap2118" style:family="text" style:parent-style-name="WW8Dropcap4058"/>
    <style:style style:name="WW8Dropcap2119" style:family="text" style:parent-style-name="WW8Dropcap4058"/>
    <style:style style:name="WW8Dropcap2120" style:family="text" style:parent-style-name="WW8Dropcap4058"/>
    <style:style style:name="WW8Dropcap2121" style:family="text" style:parent-style-name="WW8Dropcap4058"/>
    <style:style style:name="WW8Dropcap2122" style:family="text" style:parent-style-name="WW8Dropcap4058"/>
    <style:style style:name="WW8Dropcap2123" style:family="text" style:parent-style-name="WW8Dropcap4058"/>
    <style:style style:name="WW8Dropcap2124" style:family="text" style:parent-style-name="WW8Dropcap4058"/>
    <style:style style:name="WW8Dropcap2125" style:family="text" style:parent-style-name="WW8Dropcap4058"/>
    <style:style style:name="WW8Dropcap2126" style:family="text" style:parent-style-name="WW8Dropcap4058"/>
    <style:style style:name="WW8Dropcap2127" style:family="text" style:parent-style-name="WW8Dropcap4058"/>
    <style:style style:name="WW8Dropcap2128" style:family="text" style:parent-style-name="WW8Dropcap4058"/>
    <style:style style:name="WW8Dropcap2129" style:family="text" style:parent-style-name="WW8Dropcap4058"/>
    <style:style style:name="WW8Dropcap2130" style:family="text" style:parent-style-name="WW8Dropcap4058"/>
    <style:style style:name="WW8Dropcap2131" style:family="text" style:parent-style-name="WW8Dropcap4058"/>
    <style:style style:name="WW8Dropcap2132" style:family="text" style:parent-style-name="WW8Dropcap4058"/>
    <style:style style:name="WW8Dropcap2133" style:family="text" style:parent-style-name="WW8Dropcap4058"/>
    <style:style style:name="WW8Dropcap2134" style:family="text" style:parent-style-name="WW8Dropcap4058"/>
    <style:style style:name="WW8Dropcap2135" style:family="text" style:parent-style-name="WW8Dropcap4058"/>
    <style:style style:name="WW8Dropcap2136" style:family="text" style:parent-style-name="WW8Dropcap4058"/>
    <style:style style:name="WW8Dropcap2137" style:family="text" style:parent-style-name="WW8Dropcap4058"/>
    <style:style style:name="WW8Dropcap2138" style:family="text" style:parent-style-name="WW8Dropcap4058"/>
    <style:style style:name="WW8Dropcap2139" style:family="text" style:parent-style-name="WW8Dropcap4058"/>
    <style:style style:name="WW8Dropcap2140" style:family="text" style:parent-style-name="WW8Dropcap4058"/>
    <style:style style:name="WW8Dropcap2141" style:family="text" style:parent-style-name="WW8Dropcap4058"/>
    <style:style style:name="WW8Dropcap2142" style:family="text" style:parent-style-name="WW8Dropcap4058"/>
    <style:style style:name="WW8Dropcap2143" style:family="text" style:parent-style-name="WW8Dropcap4058"/>
    <style:style style:name="WW8Dropcap2144" style:family="text" style:parent-style-name="WW8Dropcap4058"/>
    <style:style style:name="WW8Dropcap2145" style:family="text" style:parent-style-name="WW8Dropcap4058"/>
    <style:style style:name="WW8Dropcap2146" style:family="text" style:parent-style-name="WW8Dropcap4058"/>
    <style:style style:name="WW8Dropcap2147" style:family="text" style:parent-style-name="WW8Dropcap4058"/>
    <style:style style:name="WW8Dropcap2148" style:family="text" style:parent-style-name="WW8Dropcap4058"/>
    <style:style style:name="WW8Dropcap2149" style:family="text" style:parent-style-name="WW8Dropcap4058"/>
    <style:style style:name="WW8Dropcap2150" style:family="text" style:parent-style-name="WW8Dropcap4058"/>
    <style:style style:name="WW8Dropcap2151" style:family="text" style:parent-style-name="WW8Dropcap4058"/>
    <style:style style:name="WW8Dropcap2152" style:family="text" style:parent-style-name="WW8Dropcap4058"/>
    <style:style style:name="WW8Dropcap2153" style:family="text" style:parent-style-name="WW8Dropcap4058"/>
    <style:style style:name="WW8Dropcap2154" style:family="text" style:parent-style-name="WW8Dropcap4058"/>
    <style:style style:name="WW8Dropcap2155" style:family="text" style:parent-style-name="WW8Dropcap4058"/>
    <style:style style:name="WW8Dropcap2156" style:family="text" style:parent-style-name="WW8Dropcap4058"/>
    <style:style style:name="WW8Dropcap2157" style:family="text" style:parent-style-name="WW8Dropcap4058"/>
    <style:style style:name="WW8Dropcap2158" style:family="text" style:parent-style-name="WW8Dropcap4058"/>
    <style:style style:name="WW8Dropcap2159" style:family="text" style:parent-style-name="WW8Dropcap4058"/>
    <style:style style:name="WW8Dropcap2160" style:family="text" style:parent-style-name="WW8Dropcap4058"/>
    <style:style style:name="WW8Dropcap2161" style:family="text" style:parent-style-name="WW8Dropcap4058"/>
    <style:style style:name="WW8Dropcap2162" style:family="text" style:parent-style-name="WW8Dropcap4058"/>
    <style:style style:name="WW8Dropcap2163" style:family="text" style:parent-style-name="WW8Dropcap4058"/>
    <style:style style:name="WW8Dropcap2164" style:family="text" style:parent-style-name="WW8Dropcap4058"/>
    <style:style style:name="WW8Dropcap2165" style:family="text" style:parent-style-name="WW8Dropcap4058"/>
    <style:style style:name="WW8Dropcap2166" style:family="text" style:parent-style-name="WW8Dropcap4058"/>
    <style:style style:name="WW8Dropcap2167" style:family="text" style:parent-style-name="WW8Dropcap4058"/>
    <style:style style:name="WW8Dropcap2168" style:family="text" style:parent-style-name="WW8Dropcap4058"/>
    <style:style style:name="WW8Dropcap2169" style:family="text" style:parent-style-name="WW8Dropcap4058"/>
    <style:style style:name="WW8Dropcap2170" style:family="text" style:parent-style-name="WW8Dropcap4058"/>
    <style:style style:name="WW8Dropcap2171" style:family="text" style:parent-style-name="WW8Dropcap4058"/>
    <style:style style:name="WW8Dropcap2172" style:family="text" style:parent-style-name="WW8Dropcap4058"/>
    <style:style style:name="WW8Dropcap2173" style:family="text" style:parent-style-name="WW8Dropcap4058"/>
    <style:style style:name="WW8Dropcap2174" style:family="text" style:parent-style-name="WW8Dropcap4058"/>
    <style:style style:name="WW8Dropcap2175" style:family="text" style:parent-style-name="WW8Dropcap4058"/>
    <style:style style:name="WW8Dropcap2176" style:family="text" style:parent-style-name="WW8Dropcap4058"/>
    <style:style style:name="WW8Dropcap2177" style:family="text" style:parent-style-name="WW8Dropcap4058"/>
    <style:style style:name="WW8Dropcap2178" style:family="text" style:parent-style-name="WW8Dropcap4058"/>
    <style:style style:name="WW8Dropcap2179" style:family="text" style:parent-style-name="WW8Dropcap4058"/>
    <style:style style:name="WW8Dropcap2180" style:family="text" style:parent-style-name="WW8Dropcap4058"/>
    <style:style style:name="WW8Dropcap2181" style:family="text" style:parent-style-name="WW8Dropcap4058"/>
    <style:style style:name="WW8Dropcap2182" style:family="text" style:parent-style-name="WW8Dropcap4058"/>
    <style:style style:name="WW8Dropcap2183" style:family="text" style:parent-style-name="WW8Dropcap4058"/>
    <style:style style:name="WW8Dropcap2184" style:family="text" style:parent-style-name="WW8Dropcap4058"/>
    <style:style style:name="WW8Dropcap2185" style:family="text" style:parent-style-name="WW8Dropcap4058"/>
    <style:style style:name="WW8Dropcap2186" style:family="text" style:parent-style-name="WW8Dropcap4058"/>
    <style:style style:name="WW8Dropcap2187" style:family="text" style:parent-style-name="WW8Dropcap4058"/>
    <style:style style:name="WW8Dropcap2188" style:family="text" style:parent-style-name="WW8Dropcap4058"/>
    <style:style style:name="WW8Dropcap2189" style:family="text" style:parent-style-name="WW8Dropcap4058"/>
    <style:style style:name="WW8Dropcap2190" style:family="text" style:parent-style-name="WW8Dropcap4058"/>
    <style:style style:name="WW8Dropcap2191" style:family="text" style:parent-style-name="WW8Dropcap4058"/>
    <style:style style:name="WW8Dropcap2192" style:family="text" style:parent-style-name="WW8Dropcap4058"/>
    <style:style style:name="WW8Dropcap2193" style:family="text" style:parent-style-name="WW8Dropcap4058"/>
    <style:style style:name="WW8Dropcap2194" style:family="text" style:parent-style-name="WW8Dropcap4058"/>
    <style:style style:name="WW8Dropcap2195" style:family="text" style:parent-style-name="WW8Dropcap4058"/>
    <style:style style:name="WW8Dropcap2196" style:family="text" style:parent-style-name="WW8Dropcap4058"/>
    <style:style style:name="WW8Dropcap2197" style:family="text" style:parent-style-name="WW8Dropcap4058"/>
    <style:style style:name="WW8Dropcap2198" style:family="text" style:parent-style-name="WW8Dropcap4058"/>
    <style:style style:name="WW8Dropcap2199" style:family="text" style:parent-style-name="WW8Dropcap4058"/>
    <style:style style:name="WW8Dropcap2200" style:family="text" style:parent-style-name="WW8Dropcap4058"/>
    <style:style style:name="WW8Dropcap2201" style:family="text" style:parent-style-name="WW8Dropcap4058"/>
    <style:style style:name="WW8Dropcap2202" style:family="text" style:parent-style-name="WW8Dropcap4058"/>
    <style:style style:name="WW8Dropcap2203" style:family="text" style:parent-style-name="WW8Dropcap4058"/>
    <style:style style:name="WW8Dropcap2204" style:family="text" style:parent-style-name="WW8Dropcap4058"/>
    <style:style style:name="WW8Dropcap2205" style:family="text" style:parent-style-name="WW8Dropcap4058"/>
    <style:style style:name="WW8Dropcap2206" style:family="text" style:parent-style-name="WW8Dropcap4058"/>
    <style:style style:name="WW8Dropcap2207" style:family="text" style:parent-style-name="WW8Dropcap4058"/>
    <style:style style:name="WW8Dropcap2208" style:family="text" style:parent-style-name="WW8Dropcap4058"/>
    <style:style style:name="WW8Dropcap2209" style:family="text" style:parent-style-name="WW8Dropcap4058"/>
    <style:style style:name="WW8Dropcap2210" style:family="text" style:parent-style-name="WW8Dropcap4058"/>
    <style:style style:name="WW8Dropcap2211" style:family="text" style:parent-style-name="WW8Dropcap4058"/>
    <style:style style:name="WW8Dropcap2212" style:family="text" style:parent-style-name="WW8Dropcap4058"/>
    <style:style style:name="WW8Dropcap2213" style:family="text" style:parent-style-name="WW8Dropcap4058"/>
    <style:style style:name="WW8Dropcap2214" style:family="text" style:parent-style-name="WW8Dropcap4058"/>
    <style:style style:name="WW8Dropcap2215" style:family="text" style:parent-style-name="WW8Dropcap4058"/>
    <style:style style:name="WW8Dropcap2216" style:family="text" style:parent-style-name="WW8Dropcap4058"/>
    <style:style style:name="WW8Dropcap2217" style:family="text" style:parent-style-name="WW8Dropcap4058"/>
    <style:style style:name="WW8Dropcap2218" style:family="text" style:parent-style-name="WW8Dropcap4058"/>
    <style:style style:name="WW8Dropcap2219" style:family="text" style:parent-style-name="WW8Dropcap4058"/>
    <style:style style:name="WW8Dropcap2220" style:family="text" style:parent-style-name="WW8Dropcap4058"/>
    <style:style style:name="WW8Dropcap2221" style:family="text" style:parent-style-name="WW8Dropcap4058"/>
    <style:style style:name="WW8Dropcap2222" style:family="text" style:parent-style-name="WW8Dropcap4058"/>
    <style:style style:name="WW8Dropcap2223" style:family="text" style:parent-style-name="WW8Dropcap4058"/>
    <style:style style:name="WW8Dropcap2224" style:family="text" style:parent-style-name="WW8Dropcap4058"/>
    <style:style style:name="WW8Dropcap2225" style:family="text" style:parent-style-name="WW8Dropcap4058"/>
    <style:style style:name="WW8Dropcap2226" style:family="text" style:parent-style-name="WW8Dropcap4058"/>
    <style:style style:name="WW8Dropcap2227" style:family="text" style:parent-style-name="WW8Dropcap4058"/>
    <style:style style:name="WW8Dropcap2228" style:family="text" style:parent-style-name="WW8Dropcap4058"/>
    <style:style style:name="WW8Dropcap2229" style:family="text" style:parent-style-name="WW8Dropcap4058"/>
    <style:style style:name="WW8Dropcap2230" style:family="text" style:parent-style-name="WW8Dropcap4058"/>
    <style:style style:name="WW8Dropcap2231" style:family="text" style:parent-style-name="WW8Dropcap4058"/>
    <style:style style:name="WW8Dropcap2232" style:family="text" style:parent-style-name="WW8Dropcap4058"/>
    <style:style style:name="WW8Dropcap2233" style:family="text" style:parent-style-name="WW8Dropcap4058"/>
    <style:style style:name="WW8Dropcap2234" style:family="text" style:parent-style-name="WW8Dropcap4058"/>
    <style:style style:name="WW8Dropcap2235" style:family="text" style:parent-style-name="WW8Dropcap4058"/>
    <style:style style:name="WW8Dropcap2236" style:family="text" style:parent-style-name="WW8Dropcap4058"/>
    <style:style style:name="WW8Dropcap2237" style:family="text" style:parent-style-name="WW8Dropcap4058"/>
    <style:style style:name="WW8Dropcap2238" style:family="text" style:parent-style-name="WW8Dropcap4058"/>
    <style:style style:name="WW8Dropcap2239" style:family="text" style:parent-style-name="WW8Dropcap4058"/>
    <style:style style:name="WW8Dropcap2240" style:family="text" style:parent-style-name="WW8Dropcap4058"/>
    <style:style style:name="WW8Dropcap2241" style:family="text" style:parent-style-name="WW8Dropcap4058"/>
    <style:style style:name="WW8Dropcap2242" style:family="text" style:parent-style-name="WW8Dropcap4058"/>
    <style:style style:name="WW8Dropcap2243" style:family="text" style:parent-style-name="WW8Dropcap4058"/>
    <style:style style:name="WW8Dropcap2244" style:family="text" style:parent-style-name="WW8Dropcap4058"/>
    <style:style style:name="WW8Dropcap2245" style:family="text" style:parent-style-name="WW8Dropcap4058"/>
    <style:style style:name="WW8Dropcap2246" style:family="text" style:parent-style-name="WW8Dropcap4058"/>
    <style:style style:name="WW8Dropcap2247" style:family="text" style:parent-style-name="WW8Dropcap4058"/>
    <style:style style:name="WW8Dropcap2248" style:family="text" style:parent-style-name="WW8Dropcap4058"/>
    <style:style style:name="WW8Dropcap2249" style:family="text" style:parent-style-name="WW8Dropcap4058"/>
    <style:style style:name="WW8Dropcap2250" style:family="text" style:parent-style-name="WW8Dropcap4058"/>
    <style:style style:name="WW8Dropcap2251" style:family="text" style:parent-style-name="WW8Dropcap4058"/>
    <style:style style:name="WW8Dropcap2252" style:family="text" style:parent-style-name="WW8Dropcap4058"/>
    <style:style style:name="WW8Dropcap2253" style:family="text" style:parent-style-name="WW8Dropcap4058"/>
    <style:style style:name="WW8Dropcap2254" style:family="text" style:parent-style-name="WW8Dropcap4058"/>
    <style:style style:name="WW8Dropcap2255" style:family="text" style:parent-style-name="WW8Dropcap4058"/>
    <style:style style:name="WW8Dropcap2256" style:family="text" style:parent-style-name="WW8Dropcap4058"/>
    <style:style style:name="WW8Dropcap2257" style:family="text" style:parent-style-name="WW8Dropcap4058"/>
    <style:style style:name="WW8Dropcap2258" style:family="text" style:parent-style-name="WW8Dropcap4058"/>
    <style:style style:name="WW8Dropcap2259" style:family="text" style:parent-style-name="WW8Dropcap4058"/>
    <style:style style:name="WW8Dropcap2260" style:family="text" style:parent-style-name="WW8Dropcap4058"/>
    <style:style style:name="WW8Dropcap2261" style:family="text" style:parent-style-name="WW8Dropcap4058"/>
    <style:style style:name="WW8Dropcap2262" style:family="text" style:parent-style-name="WW8Dropcap4058"/>
    <style:style style:name="WW8Dropcap2263" style:family="text" style:parent-style-name="WW8Dropcap4058"/>
    <style:style style:name="WW8Dropcap2264" style:family="text" style:parent-style-name="WW8Dropcap4058"/>
    <style:style style:name="WW8Dropcap2265" style:family="text" style:parent-style-name="WW8Dropcap4058"/>
    <style:style style:name="WW8Dropcap2266" style:family="text" style:parent-style-name="WW8Dropcap4058"/>
    <style:style style:name="WW8Dropcap2267" style:family="text" style:parent-style-name="WW8Dropcap4058"/>
    <style:style style:name="WW8Dropcap2268" style:family="text" style:parent-style-name="WW8Dropcap4058"/>
    <style:style style:name="WW8Dropcap2269" style:family="text" style:parent-style-name="WW8Dropcap4058"/>
    <style:style style:name="WW8Dropcap2270" style:family="text" style:parent-style-name="WW8Dropcap4058"/>
    <style:style style:name="WW8Dropcap2271" style:family="text" style:parent-style-name="WW8Dropcap4058"/>
    <style:style style:name="WW8Dropcap2272" style:family="text" style:parent-style-name="WW8Dropcap4058"/>
    <style:style style:name="WW8Dropcap2273" style:family="text" style:parent-style-name="WW8Dropcap4058"/>
    <style:style style:name="WW8Dropcap2274" style:family="text" style:parent-style-name="WW8Dropcap4058"/>
    <style:style style:name="WW8Dropcap2275" style:family="text" style:parent-style-name="WW8Dropcap4058"/>
    <style:style style:name="WW8Dropcap2276" style:family="text" style:parent-style-name="WW8Dropcap4058"/>
    <style:style style:name="WW8Dropcap2277" style:family="text" style:parent-style-name="WW8Dropcap4058"/>
    <style:style style:name="WW8Dropcap2278" style:family="text" style:parent-style-name="WW8Dropcap4058"/>
    <style:style style:name="WW8Dropcap2279" style:family="text" style:parent-style-name="WW8Dropcap4058"/>
    <style:style style:name="WW8Dropcap2280" style:family="text" style:parent-style-name="WW8Dropcap4058"/>
    <style:style style:name="WW8Dropcap2281" style:family="text" style:parent-style-name="WW8Dropcap4058"/>
    <style:style style:name="WW8Dropcap2282" style:family="text" style:parent-style-name="WW8Dropcap4058"/>
    <style:style style:name="WW8Dropcap2283" style:family="text" style:parent-style-name="WW8Dropcap4058"/>
    <style:style style:name="WW8Dropcap2284" style:family="text" style:parent-style-name="WW8Dropcap4058"/>
    <style:style style:name="WW8Dropcap2285" style:family="text" style:parent-style-name="WW8Dropcap4058"/>
    <style:style style:name="WW8Dropcap2286" style:family="text" style:parent-style-name="WW8Dropcap4058"/>
    <style:style style:name="WW8Dropcap2287" style:family="text" style:parent-style-name="WW8Dropcap4058"/>
    <style:style style:name="WW8Dropcap2288" style:family="text" style:parent-style-name="WW8Dropcap4058"/>
    <style:style style:name="WW8Dropcap2289" style:family="text" style:parent-style-name="WW8Dropcap4058"/>
    <style:style style:name="WW8Dropcap2290" style:family="text" style:parent-style-name="WW8Dropcap4058"/>
    <style:style style:name="WW8Dropcap2291" style:family="text" style:parent-style-name="WW8Dropcap4058"/>
    <style:style style:name="WW8Dropcap2292" style:family="text" style:parent-style-name="WW8Dropcap4058"/>
    <style:style style:name="WW8Dropcap2293" style:family="text" style:parent-style-name="WW8Dropcap4058"/>
    <style:style style:name="WW8Dropcap2294" style:family="text" style:parent-style-name="WW8Dropcap4058"/>
    <style:style style:name="WW8Dropcap2295" style:family="text" style:parent-style-name="WW8Dropcap4058"/>
    <style:style style:name="WW8Dropcap2296" style:family="text" style:parent-style-name="WW8Dropcap4058"/>
    <style:style style:name="WW8Dropcap2297" style:family="text" style:parent-style-name="WW8Dropcap4058"/>
    <style:style style:name="WW8Dropcap2298" style:family="text" style:parent-style-name="WW8Dropcap4058"/>
    <style:style style:name="WW8Dropcap2299" style:family="text" style:parent-style-name="WW8Dropcap4058"/>
    <style:style style:name="WW8Dropcap2300" style:family="text" style:parent-style-name="WW8Dropcap4058"/>
    <style:style style:name="WW8Dropcap2301" style:family="text" style:parent-style-name="WW8Dropcap4058"/>
    <style:style style:name="WW8Dropcap2302" style:family="text" style:parent-style-name="WW8Dropcap4058"/>
    <style:style style:name="WW8Dropcap2303" style:family="text" style:parent-style-name="WW8Dropcap4058"/>
    <style:style style:name="WW8Dropcap2304" style:family="text" style:parent-style-name="WW8Dropcap4058"/>
    <style:style style:name="WW8Dropcap2305" style:family="text" style:parent-style-name="WW8Dropcap4058"/>
    <style:style style:name="WW8Dropcap2306" style:family="text" style:parent-style-name="WW8Dropcap4058"/>
    <style:style style:name="WW8Dropcap2307" style:family="text" style:parent-style-name="WW8Dropcap4058"/>
    <style:style style:name="WW8Dropcap2308" style:family="text" style:parent-style-name="WW8Dropcap4058"/>
    <style:style style:name="WW8Dropcap2309" style:family="text" style:parent-style-name="WW8Dropcap4058"/>
    <style:style style:name="WW8Dropcap2310" style:family="text" style:parent-style-name="WW8Dropcap4058"/>
    <style:style style:name="WW8Dropcap2311" style:family="text" style:parent-style-name="WW8Dropcap4058"/>
    <style:style style:name="WW8Dropcap2312" style:family="text" style:parent-style-name="WW8Dropcap4058"/>
    <style:style style:name="WW8Dropcap2313" style:family="text" style:parent-style-name="WW8Dropcap4058"/>
    <style:style style:name="WW8Dropcap2314" style:family="text" style:parent-style-name="WW8Dropcap4058"/>
    <style:style style:name="WW8Dropcap2315" style:family="text" style:parent-style-name="WW8Dropcap4058"/>
    <style:style style:name="WW8Dropcap2316" style:family="text" style:parent-style-name="WW8Dropcap4058"/>
    <style:style style:name="WW8Dropcap2317" style:family="text" style:parent-style-name="WW8Dropcap4058"/>
    <style:style style:name="WW8Dropcap2318" style:family="text" style:parent-style-name="WW8Dropcap4058"/>
    <style:style style:name="WW8Dropcap2319" style:family="text" style:parent-style-name="WW8Dropcap4058"/>
    <style:style style:name="WW8Dropcap2320" style:family="text" style:parent-style-name="WW8Dropcap4058"/>
    <style:style style:name="WW8Dropcap2321" style:family="text" style:parent-style-name="WW8Dropcap4058"/>
    <style:style style:name="WW8Dropcap2322" style:family="text" style:parent-style-name="WW8Dropcap4058"/>
    <style:style style:name="WW8Dropcap2323" style:family="text" style:parent-style-name="WW8Dropcap4058"/>
    <style:style style:name="WW8Dropcap2324" style:family="text" style:parent-style-name="WW8Dropcap4058"/>
    <style:style style:name="WW8Dropcap2325" style:family="text" style:parent-style-name="WW8Dropcap4058"/>
    <style:style style:name="WW8Dropcap2326" style:family="text" style:parent-style-name="WW8Dropcap4058"/>
    <style:style style:name="WW8Dropcap2327" style:family="text" style:parent-style-name="WW8Dropcap4058"/>
    <style:style style:name="WW8Dropcap2328" style:family="text" style:parent-style-name="WW8Dropcap4058"/>
    <style:style style:name="WW8Dropcap2329" style:family="text" style:parent-style-name="WW8Dropcap4058"/>
    <style:style style:name="WW8Dropcap2330" style:family="text" style:parent-style-name="WW8Dropcap4058"/>
    <style:style style:name="WW8Dropcap2331" style:family="text" style:parent-style-name="WW8Dropcap4058"/>
    <style:style style:name="WW8Dropcap2332" style:family="text" style:parent-style-name="WW8Dropcap4058"/>
    <style:style style:name="WW8Dropcap2333" style:family="text" style:parent-style-name="WW8Dropcap4058"/>
    <style:style style:name="WW8Dropcap2334" style:family="text" style:parent-style-name="WW8Dropcap4058"/>
    <style:style style:name="WW8Dropcap2335" style:family="text" style:parent-style-name="WW8Dropcap4058"/>
    <style:style style:name="WW8Dropcap2336" style:family="text" style:parent-style-name="WW8Dropcap4058"/>
    <style:style style:name="WW8Dropcap2337" style:family="text" style:parent-style-name="WW8Dropcap4058"/>
    <style:style style:name="WW8Dropcap2338" style:family="text" style:parent-style-name="WW8Dropcap4058"/>
    <style:style style:name="WW8Dropcap2339" style:family="text" style:parent-style-name="WW8Dropcap4058"/>
    <style:style style:name="WW8Dropcap2340" style:family="text" style:parent-style-name="WW8Dropcap4058"/>
    <style:style style:name="WW8Dropcap2341" style:family="text" style:parent-style-name="WW8Dropcap4058"/>
    <style:style style:name="WW8Dropcap2342" style:family="text" style:parent-style-name="WW8Dropcap4058"/>
    <style:style style:name="WW8Dropcap2343" style:family="text" style:parent-style-name="WW8Dropcap4058"/>
    <style:style style:name="WW8Dropcap2344" style:family="text" style:parent-style-name="WW8Dropcap4058"/>
    <style:style style:name="WW8Dropcap2345" style:family="text" style:parent-style-name="WW8Dropcap4058"/>
    <style:style style:name="WW8Dropcap2346" style:family="text" style:parent-style-name="WW8Dropcap4058"/>
    <style:style style:name="WW8Dropcap2347" style:family="text" style:parent-style-name="WW8Dropcap4058"/>
    <style:style style:name="WW8Dropcap2348" style:family="text" style:parent-style-name="WW8Dropcap4058"/>
    <style:style style:name="WW8Dropcap2349" style:family="text" style:parent-style-name="WW8Dropcap4058"/>
    <style:style style:name="WW8Dropcap2350" style:family="text" style:parent-style-name="WW8Dropcap4058"/>
    <style:style style:name="WW8Dropcap2351" style:family="text" style:parent-style-name="WW8Dropcap4058"/>
    <style:style style:name="WW8Dropcap2352" style:family="text" style:parent-style-name="WW8Dropcap4058"/>
    <style:style style:name="WW8Dropcap2353" style:family="text" style:parent-style-name="WW8Dropcap4058"/>
    <style:style style:name="WW8Dropcap2354" style:family="text" style:parent-style-name="WW8Dropcap4058"/>
    <style:style style:name="WW8Dropcap2355" style:family="text" style:parent-style-name="WW8Dropcap4058"/>
    <style:style style:name="WW8Dropcap2356" style:family="text" style:parent-style-name="WW8Dropcap4058"/>
    <style:style style:name="WW8Dropcap2357" style:family="text" style:parent-style-name="WW8Dropcap4058"/>
    <style:style style:name="WW8Dropcap2358" style:family="text" style:parent-style-name="WW8Dropcap4058"/>
    <style:style style:name="WW8Dropcap2359" style:family="text" style:parent-style-name="WW8Dropcap4058"/>
    <style:style style:name="WW8Dropcap2360" style:family="text" style:parent-style-name="WW8Dropcap4058"/>
    <style:style style:name="WW8Dropcap2361" style:family="text" style:parent-style-name="WW8Dropcap4058"/>
    <style:style style:name="WW8Dropcap2362" style:family="text" style:parent-style-name="WW8Dropcap4058"/>
    <style:style style:name="WW8Dropcap2363" style:family="text" style:parent-style-name="WW8Dropcap4058"/>
    <style:style style:name="WW8Dropcap2364" style:family="text" style:parent-style-name="WW8Dropcap4058"/>
    <style:style style:name="WW8Dropcap2365" style:family="text" style:parent-style-name="WW8Dropcap4058"/>
    <style:style style:name="WW8Dropcap2366" style:family="text" style:parent-style-name="WW8Dropcap4058"/>
    <style:style style:name="WW8Dropcap2367" style:family="text" style:parent-style-name="WW8Dropcap4058"/>
    <style:style style:name="WW8Dropcap2368" style:family="text" style:parent-style-name="WW8Dropcap4058"/>
    <style:style style:name="WW8Dropcap2369" style:family="text" style:parent-style-name="WW8Dropcap4058"/>
    <style:style style:name="WW8Dropcap2370" style:family="text" style:parent-style-name="WW8Dropcap4058"/>
    <style:style style:name="WW8Dropcap2371" style:family="text" style:parent-style-name="WW8Dropcap4058"/>
    <style:style style:name="WW8Dropcap2372" style:family="text" style:parent-style-name="WW8Dropcap4058"/>
    <style:style style:name="WW8Dropcap2373" style:family="text" style:parent-style-name="WW8Dropcap4058"/>
    <style:style style:name="WW8Dropcap2374" style:family="text" style:parent-style-name="WW8Dropcap4058"/>
    <style:style style:name="WW8Dropcap2375" style:family="text" style:parent-style-name="WW8Dropcap4058"/>
    <style:style style:name="WW8Dropcap2376" style:family="text" style:parent-style-name="WW8Dropcap4058"/>
    <style:style style:name="WW8Dropcap2377" style:family="text" style:parent-style-name="WW8Dropcap4058"/>
    <style:style style:name="WW8Dropcap2378" style:family="text" style:parent-style-name="WW8Dropcap4058"/>
    <style:style style:name="WW8Dropcap2379" style:family="text" style:parent-style-name="WW8Dropcap4058"/>
    <style:style style:name="WW8Dropcap2380" style:family="text" style:parent-style-name="WW8Dropcap4058"/>
    <style:style style:name="WW8Dropcap2381" style:family="text" style:parent-style-name="WW8Dropcap4058"/>
    <style:style style:name="WW8Dropcap2382" style:family="text" style:parent-style-name="WW8Dropcap4058"/>
    <style:style style:name="WW8Dropcap2383" style:family="text" style:parent-style-name="WW8Dropcap4058"/>
    <style:style style:name="WW8Dropcap2384" style:family="text" style:parent-style-name="WW8Dropcap4058"/>
    <style:style style:name="WW8Dropcap2385" style:family="text" style:parent-style-name="WW8Dropcap4058"/>
    <style:style style:name="WW8Dropcap2386" style:family="text" style:parent-style-name="WW8Dropcap4058"/>
    <style:style style:name="WW8Dropcap2387" style:family="text" style:parent-style-name="WW8Dropcap4058"/>
    <style:style style:name="WW8Dropcap2388" style:family="text" style:parent-style-name="WW8Dropcap4058"/>
    <style:style style:name="WW8Dropcap2389" style:family="text" style:parent-style-name="WW8Dropcap4058"/>
    <style:style style:name="WW8Dropcap2390" style:family="text" style:parent-style-name="WW8Dropcap4058"/>
    <style:style style:name="WW8Dropcap2391" style:family="text" style:parent-style-name="WW8Dropcap4058"/>
    <style:style style:name="WW8Dropcap2392" style:family="text" style:parent-style-name="WW8Dropcap4058"/>
    <style:style style:name="WW8Dropcap2393" style:family="text" style:parent-style-name="WW8Dropcap4058"/>
    <style:style style:name="WW8Dropcap2394" style:family="text" style:parent-style-name="WW8Dropcap4058"/>
    <style:style style:name="WW8Dropcap2395" style:family="text" style:parent-style-name="WW8Dropcap4058"/>
    <style:style style:name="WW8Dropcap2396" style:family="text" style:parent-style-name="WW8Dropcap4058"/>
    <style:style style:name="WW8Dropcap2397" style:family="text" style:parent-style-name="WW8Dropcap4058"/>
    <style:style style:name="WW8Dropcap2398" style:family="text" style:parent-style-name="WW8Dropcap4058"/>
    <style:style style:name="WW8Dropcap2399" style:family="text" style:parent-style-name="WW8Dropcap4058"/>
    <style:style style:name="WW8Dropcap2400" style:family="text" style:parent-style-name="WW8Dropcap4058"/>
    <style:style style:name="WW8Dropcap2401" style:family="text" style:parent-style-name="WW8Dropcap4058"/>
    <style:style style:name="WW8Dropcap2402" style:family="text" style:parent-style-name="WW8Dropcap4058"/>
    <style:style style:name="WW8Dropcap2403" style:family="text" style:parent-style-name="WW8Dropcap4058"/>
    <style:style style:name="WW8Dropcap2404" style:family="text" style:parent-style-name="WW8Dropcap4058"/>
    <style:style style:name="WW8Dropcap2405" style:family="text" style:parent-style-name="WW8Dropcap4058"/>
    <style:style style:name="WW8Dropcap2406" style:family="text" style:parent-style-name="WW8Dropcap4058"/>
    <style:style style:name="WW8Dropcap2407" style:family="text" style:parent-style-name="WW8Dropcap4058"/>
    <style:style style:name="WW8Dropcap2408" style:family="text" style:parent-style-name="WW8Dropcap4058"/>
    <style:style style:name="WW8Dropcap2409" style:family="text" style:parent-style-name="WW8Dropcap4058"/>
    <style:style style:name="WW8Dropcap2410" style:family="text" style:parent-style-name="WW8Dropcap4058"/>
    <style:style style:name="WW8Dropcap2411" style:family="text" style:parent-style-name="WW8Dropcap4058"/>
    <style:style style:name="WW8Dropcap2412" style:family="text" style:parent-style-name="WW8Dropcap4058"/>
    <style:style style:name="WW8Dropcap2413" style:family="text" style:parent-style-name="WW8Dropcap4058"/>
    <style:style style:name="WW8Dropcap2414" style:family="text" style:parent-style-name="WW8Dropcap4058"/>
    <style:style style:name="WW8Dropcap2415" style:family="text" style:parent-style-name="WW8Dropcap4058"/>
    <style:style style:name="WW8Dropcap2416" style:family="text" style:parent-style-name="WW8Dropcap4058"/>
    <style:style style:name="WW8Dropcap2417" style:family="text" style:parent-style-name="WW8Dropcap4058"/>
    <style:style style:name="WW8Dropcap2418" style:family="text" style:parent-style-name="WW8Dropcap4058"/>
    <style:style style:name="WW8Dropcap2419" style:family="text" style:parent-style-name="WW8Dropcap4058"/>
    <style:style style:name="WW8Dropcap2420" style:family="text" style:parent-style-name="WW8Dropcap4058"/>
    <style:style style:name="WW8Dropcap2421" style:family="text" style:parent-style-name="WW8Dropcap4058"/>
    <style:style style:name="WW8Dropcap2422" style:family="text" style:parent-style-name="WW8Dropcap4058"/>
    <style:style style:name="WW8Dropcap2423" style:family="text" style:parent-style-name="WW8Dropcap4058"/>
    <style:style style:name="WW8Dropcap2424" style:family="text" style:parent-style-name="WW8Dropcap4058"/>
    <style:style style:name="WW8Dropcap2425" style:family="text" style:parent-style-name="WW8Dropcap4058"/>
    <style:style style:name="WW8Dropcap2426" style:family="text" style:parent-style-name="WW8Dropcap4058"/>
    <style:style style:name="WW8Dropcap2427" style:family="text" style:parent-style-name="WW8Dropcap4058"/>
    <style:style style:name="WW8Dropcap2428" style:family="text" style:parent-style-name="WW8Dropcap4058"/>
    <style:style style:name="WW8Dropcap2429" style:family="text" style:parent-style-name="WW8Dropcap4058"/>
    <style:style style:name="WW8Dropcap2430" style:family="text" style:parent-style-name="WW8Dropcap4058"/>
    <style:style style:name="WW8Dropcap2431" style:family="text" style:parent-style-name="WW8Dropcap4058"/>
    <style:style style:name="WW8Dropcap2432" style:family="text" style:parent-style-name="WW8Dropcap4058"/>
    <style:style style:name="WW8Dropcap2433" style:family="text" style:parent-style-name="WW8Dropcap4058"/>
    <style:style style:name="WW8Dropcap2434" style:family="text" style:parent-style-name="WW8Dropcap4058"/>
    <style:style style:name="WW8Dropcap2435" style:family="text" style:parent-style-name="WW8Dropcap4058"/>
    <style:style style:name="WW8Dropcap2436" style:family="text" style:parent-style-name="WW8Dropcap4058"/>
    <style:style style:name="WW8Dropcap2437" style:family="text" style:parent-style-name="WW8Dropcap4058"/>
    <style:style style:name="WW8Dropcap2438" style:family="text" style:parent-style-name="WW8Dropcap4058"/>
    <style:style style:name="WW8Dropcap2439" style:family="text" style:parent-style-name="WW8Dropcap4058"/>
    <style:style style:name="WW8Dropcap2440" style:family="text" style:parent-style-name="WW8Dropcap4058"/>
    <style:style style:name="WW8Dropcap2441" style:family="text" style:parent-style-name="WW8Dropcap4058"/>
    <style:style style:name="WW8Dropcap2442" style:family="text" style:parent-style-name="WW8Dropcap4058"/>
    <style:style style:name="WW8Dropcap2443" style:family="text" style:parent-style-name="WW8Dropcap4058"/>
    <style:style style:name="WW8Dropcap2444" style:family="text" style:parent-style-name="WW8Dropcap4058"/>
    <style:style style:name="WW8Dropcap2445" style:family="text" style:parent-style-name="WW8Dropcap4058"/>
    <style:style style:name="WW8Dropcap2446" style:family="text" style:parent-style-name="WW8Dropcap4058"/>
    <style:style style:name="WW8Dropcap2447" style:family="text" style:parent-style-name="WW8Dropcap4058"/>
    <style:style style:name="WW8Dropcap2448" style:family="text" style:parent-style-name="WW8Dropcap4058"/>
    <style:style style:name="WW8Dropcap2449" style:family="text" style:parent-style-name="WW8Dropcap4058"/>
    <style:style style:name="WW8Dropcap2450" style:family="text" style:parent-style-name="WW8Dropcap4058"/>
    <style:style style:name="WW8Dropcap2451" style:family="text" style:parent-style-name="WW8Dropcap4058"/>
    <style:style style:name="WW8Dropcap2452" style:family="text" style:parent-style-name="WW8Dropcap4058"/>
    <style:style style:name="WW8Dropcap2453" style:family="text" style:parent-style-name="WW8Dropcap4058"/>
    <style:style style:name="WW8Dropcap2454" style:family="text" style:parent-style-name="WW8Dropcap4058"/>
    <style:style style:name="WW8Dropcap2455" style:family="text" style:parent-style-name="WW8Dropcap4058"/>
    <style:style style:name="WW8Dropcap2456" style:family="text" style:parent-style-name="WW8Dropcap4058"/>
    <style:style style:name="WW8Dropcap2457" style:family="text" style:parent-style-name="WW8Dropcap4058"/>
    <style:style style:name="WW8Dropcap2458" style:family="text" style:parent-style-name="WW8Dropcap4058"/>
    <style:style style:name="WW8Dropcap2459" style:family="text" style:parent-style-name="WW8Dropcap4058"/>
    <style:style style:name="WW8Dropcap2460" style:family="text" style:parent-style-name="WW8Dropcap4058"/>
    <style:style style:name="WW8Dropcap2461" style:family="text" style:parent-style-name="WW8Dropcap4058"/>
    <style:style style:name="WW8Dropcap2462" style:family="text" style:parent-style-name="WW8Dropcap4058"/>
    <style:style style:name="WW8Dropcap2463" style:family="text" style:parent-style-name="WW8Dropcap4058"/>
    <style:style style:name="WW8Dropcap2464" style:family="text" style:parent-style-name="WW8Dropcap4058"/>
    <style:style style:name="WW8Dropcap2465" style:family="text" style:parent-style-name="WW8Dropcap4058"/>
    <style:style style:name="WW8Dropcap2466" style:family="text" style:parent-style-name="WW8Dropcap4058"/>
    <style:style style:name="WW8Dropcap2467" style:family="text" style:parent-style-name="WW8Dropcap4058"/>
    <style:style style:name="WW8Dropcap2468" style:family="text" style:parent-style-name="WW8Dropcap4058"/>
    <style:style style:name="WW8Dropcap2469" style:family="text" style:parent-style-name="WW8Dropcap4058"/>
    <style:style style:name="WW8Dropcap2470" style:family="text" style:parent-style-name="WW8Dropcap4058"/>
    <style:style style:name="WW8Dropcap2471" style:family="text" style:parent-style-name="WW8Dropcap4058"/>
    <style:style style:name="WW8Dropcap2472" style:family="text" style:parent-style-name="WW8Dropcap4058"/>
    <style:style style:name="WW8Dropcap2473" style:family="text" style:parent-style-name="WW8Dropcap4058"/>
    <style:style style:name="WW8Dropcap2474" style:family="text" style:parent-style-name="WW8Dropcap4058"/>
    <style:style style:name="WW8Dropcap2475" style:family="text" style:parent-style-name="WW8Dropcap4058"/>
    <style:style style:name="WW8Dropcap2476" style:family="text" style:parent-style-name="WW8Dropcap4058"/>
    <style:style style:name="WW8Dropcap2477" style:family="text" style:parent-style-name="WW8Dropcap4058"/>
    <style:style style:name="WW8Dropcap2478" style:family="text" style:parent-style-name="WW8Dropcap4058"/>
    <style:style style:name="WW8Dropcap2479" style:family="text" style:parent-style-name="WW8Dropcap4058"/>
    <style:style style:name="WW8Dropcap2480" style:family="text" style:parent-style-name="WW8Dropcap4058"/>
    <style:style style:name="WW8Dropcap2481" style:family="text" style:parent-style-name="WW8Dropcap4058"/>
    <style:style style:name="WW8Dropcap2482" style:family="text" style:parent-style-name="WW8Dropcap4058"/>
    <style:style style:name="WW8Dropcap2483" style:family="text" style:parent-style-name="WW8Dropcap4058"/>
    <style:style style:name="WW8Dropcap2484" style:family="text" style:parent-style-name="WW8Dropcap4058"/>
    <style:style style:name="WW8Dropcap2485" style:family="text" style:parent-style-name="WW8Dropcap4058"/>
    <style:style style:name="WW8Dropcap2486" style:family="text" style:parent-style-name="WW8Dropcap4058"/>
    <style:style style:name="WW8Dropcap2487" style:family="text" style:parent-style-name="WW8Dropcap4058"/>
    <style:style style:name="WW8Dropcap2488" style:family="text" style:parent-style-name="WW8Dropcap4058"/>
    <style:style style:name="WW8Dropcap2489" style:family="text" style:parent-style-name="WW8Dropcap4058"/>
    <style:style style:name="WW8Dropcap2490" style:family="text" style:parent-style-name="WW8Dropcap4058"/>
    <style:style style:name="WW8Dropcap2491" style:family="text" style:parent-style-name="WW8Dropcap4058"/>
    <style:style style:name="WW8Dropcap2492" style:family="text" style:parent-style-name="WW8Dropcap4058"/>
    <style:style style:name="WW8Dropcap2493" style:family="text" style:parent-style-name="WW8Dropcap4058"/>
    <style:style style:name="WW8Dropcap2494" style:family="text" style:parent-style-name="WW8Dropcap4058"/>
    <style:style style:name="WW8Dropcap2495" style:family="text" style:parent-style-name="WW8Dropcap4058"/>
    <style:style style:name="WW8Dropcap2496" style:family="text" style:parent-style-name="WW8Dropcap4058"/>
    <style:style style:name="WW8Dropcap2497" style:family="text" style:parent-style-name="WW8Dropcap4058"/>
    <style:style style:name="WW8Dropcap2498" style:family="text" style:parent-style-name="WW8Dropcap4058"/>
    <style:style style:name="WW8Dropcap2499" style:family="text" style:parent-style-name="WW8Dropcap4058"/>
    <style:style style:name="WW8Dropcap2500" style:family="text" style:parent-style-name="WW8Dropcap4058"/>
    <style:style style:name="WW8Dropcap2501" style:family="text" style:parent-style-name="WW8Dropcap4058"/>
    <style:style style:name="WW8Dropcap2502" style:family="text" style:parent-style-name="WW8Dropcap4058"/>
    <style:style style:name="WW8Dropcap2503" style:family="text" style:parent-style-name="WW8Dropcap4058"/>
    <style:style style:name="WW8Dropcap2504" style:family="text" style:parent-style-name="WW8Dropcap4058"/>
    <style:style style:name="WW8Dropcap2505" style:family="text" style:parent-style-name="WW8Dropcap4058"/>
    <style:style style:name="WW8Dropcap2506" style:family="text" style:parent-style-name="WW8Dropcap4058"/>
    <style:style style:name="WW8Dropcap2507" style:family="text" style:parent-style-name="WW8Dropcap4058"/>
    <style:style style:name="WW8Dropcap2508" style:family="text" style:parent-style-name="WW8Dropcap4058"/>
    <style:style style:name="WW8Dropcap2509" style:family="text" style:parent-style-name="WW8Dropcap4058"/>
    <style:style style:name="WW8Dropcap2510" style:family="text" style:parent-style-name="WW8Dropcap4058"/>
    <style:style style:name="WW8Dropcap2511" style:family="text" style:parent-style-name="WW8Dropcap4058"/>
    <style:style style:name="WW8Dropcap2512" style:family="text" style:parent-style-name="WW8Dropcap4058"/>
    <style:style style:name="WW8Dropcap2513" style:family="text" style:parent-style-name="WW8Dropcap4058"/>
    <style:style style:name="WW8Dropcap2514" style:family="text" style:parent-style-name="WW8Dropcap4058"/>
    <style:style style:name="WW8Dropcap2515" style:family="text" style:parent-style-name="WW8Dropcap4058"/>
    <style:style style:name="WW8Dropcap2516" style:family="text" style:parent-style-name="WW8Dropcap4058"/>
    <style:style style:name="WW8Dropcap2517" style:family="text" style:parent-style-name="WW8Dropcap4058"/>
    <style:style style:name="WW8Dropcap2518" style:family="text" style:parent-style-name="WW8Dropcap4058"/>
    <style:style style:name="WW8Dropcap2519" style:family="text" style:parent-style-name="WW8Dropcap4058"/>
    <style:style style:name="WW8Dropcap2520" style:family="text" style:parent-style-name="WW8Dropcap4058"/>
    <style:style style:name="WW8Dropcap2521" style:family="text" style:parent-style-name="WW8Dropcap4058"/>
    <style:style style:name="WW8Dropcap2522" style:family="text" style:parent-style-name="WW8Dropcap4058"/>
    <style:style style:name="WW8Dropcap2523" style:family="text" style:parent-style-name="WW8Dropcap4058"/>
    <style:style style:name="WW8Dropcap2524" style:family="text" style:parent-style-name="WW8Dropcap4058"/>
    <style:style style:name="WW8Dropcap2525" style:family="text" style:parent-style-name="WW8Dropcap4058"/>
    <style:style style:name="WW8Dropcap2526" style:family="text" style:parent-style-name="WW8Dropcap4058"/>
    <style:style style:name="WW8Dropcap2527" style:family="text" style:parent-style-name="WW8Dropcap4058"/>
    <style:style style:name="WW8Dropcap2528" style:family="text" style:parent-style-name="WW8Dropcap4058"/>
    <style:style style:name="WW8Dropcap2529" style:family="text" style:parent-style-name="WW8Dropcap4058"/>
    <style:style style:name="WW8Dropcap2530" style:family="text" style:parent-style-name="WW8Dropcap4058"/>
    <style:style style:name="WW8Dropcap2531" style:family="text" style:parent-style-name="WW8Dropcap4058"/>
    <style:style style:name="WW8Dropcap2532" style:family="text" style:parent-style-name="WW8Dropcap4058"/>
    <style:style style:name="WW8Dropcap2533" style:family="text" style:parent-style-name="WW8Dropcap4058"/>
    <style:style style:name="WW8Dropcap2534" style:family="text" style:parent-style-name="WW8Dropcap4058"/>
    <style:style style:name="WW8Dropcap2535" style:family="text" style:parent-style-name="WW8Dropcap4058"/>
    <style:style style:name="WW8Dropcap2536" style:family="text" style:parent-style-name="WW8Dropcap4058"/>
    <style:style style:name="WW8Dropcap2537" style:family="text" style:parent-style-name="WW8Dropcap4058"/>
    <style:style style:name="WW8Dropcap2538" style:family="text" style:parent-style-name="WW8Dropcap4058"/>
    <style:style style:name="WW8Dropcap2539" style:family="text" style:parent-style-name="WW8Dropcap4058"/>
    <style:style style:name="WW8Dropcap2540" style:family="text" style:parent-style-name="WW8Dropcap4058"/>
    <style:style style:name="WW8Dropcap2541" style:family="text" style:parent-style-name="WW8Dropcap4058"/>
    <style:style style:name="WW8Dropcap2542" style:family="text" style:parent-style-name="WW8Dropcap4058"/>
    <style:style style:name="WW8Dropcap2543" style:family="text" style:parent-style-name="WW8Dropcap4058"/>
    <style:style style:name="WW8Dropcap2544" style:family="text" style:parent-style-name="WW8Dropcap4058"/>
    <style:style style:name="WW8Dropcap2545" style:family="text" style:parent-style-name="WW8Dropcap4058"/>
    <style:style style:name="WW8Dropcap2546" style:family="text" style:parent-style-name="WW8Dropcap4058"/>
    <style:style style:name="WW8Dropcap2547" style:family="text" style:parent-style-name="WW8Dropcap4058"/>
    <style:style style:name="WW8Dropcap2548" style:family="text" style:parent-style-name="WW8Dropcap4058"/>
    <style:style style:name="WW8Dropcap2549" style:family="text" style:parent-style-name="WW8Dropcap4058"/>
    <style:style style:name="WW8Dropcap2550" style:family="text" style:parent-style-name="WW8Dropcap4058"/>
    <style:style style:name="WW8Dropcap2551" style:family="text" style:parent-style-name="WW8Dropcap4058"/>
    <style:style style:name="WW8Dropcap2552" style:family="text" style:parent-style-name="WW8Dropcap4058"/>
    <style:style style:name="WW8Dropcap2553" style:family="text" style:parent-style-name="WW8Dropcap4058"/>
    <style:style style:name="WW8Dropcap2554" style:family="text" style:parent-style-name="WW8Dropcap4058"/>
    <style:style style:name="WW8Dropcap2555" style:family="text" style:parent-style-name="WW8Dropcap4058"/>
    <style:style style:name="WW8Dropcap2556" style:family="text" style:parent-style-name="WW8Dropcap4058"/>
    <style:style style:name="WW8Dropcap2557" style:family="text" style:parent-style-name="WW8Dropcap4058"/>
    <style:style style:name="WW8Dropcap2558" style:family="text" style:parent-style-name="WW8Dropcap4058"/>
    <style:style style:name="WW8Dropcap2559" style:family="text" style:parent-style-name="WW8Dropcap4058"/>
    <style:style style:name="WW8Dropcap2560" style:family="text" style:parent-style-name="WW8Dropcap4058"/>
    <style:style style:name="WW8Dropcap2561" style:family="text" style:parent-style-name="WW8Dropcap4058"/>
    <style:style style:name="WW8Dropcap2562" style:family="text" style:parent-style-name="WW8Dropcap4058"/>
    <style:style style:name="WW8Dropcap2563" style:family="text" style:parent-style-name="WW8Dropcap4058"/>
    <style:style style:name="WW8Dropcap2564" style:family="text" style:parent-style-name="WW8Dropcap4058"/>
    <style:style style:name="WW8Dropcap2565" style:family="text" style:parent-style-name="WW8Dropcap4058"/>
    <style:style style:name="WW8Dropcap2566" style:family="text" style:parent-style-name="WW8Dropcap4058"/>
    <style:style style:name="WW8Dropcap2567" style:family="text" style:parent-style-name="WW8Dropcap4058"/>
    <style:style style:name="WW8Dropcap2568" style:family="text" style:parent-style-name="WW8Dropcap4058"/>
    <style:style style:name="WW8Dropcap2569" style:family="text" style:parent-style-name="WW8Dropcap4058"/>
    <style:style style:name="WW8Dropcap2570" style:family="text" style:parent-style-name="WW8Dropcap4058"/>
    <style:style style:name="WW8Dropcap2571" style:family="text" style:parent-style-name="WW8Dropcap4058"/>
    <style:style style:name="WW8Dropcap2572" style:family="text" style:parent-style-name="WW8Dropcap4058"/>
    <style:style style:name="WW8Dropcap2573" style:family="text" style:parent-style-name="WW8Dropcap4058"/>
    <style:style style:name="WW8Dropcap2574" style:family="text" style:parent-style-name="WW8Dropcap4058"/>
    <style:style style:name="WW8Dropcap2575" style:family="text" style:parent-style-name="WW8Dropcap4058"/>
    <style:style style:name="WW8Dropcap2576" style:family="text" style:parent-style-name="WW8Dropcap4058"/>
    <style:style style:name="WW8Dropcap2577" style:family="text" style:parent-style-name="WW8Dropcap4058"/>
    <style:style style:name="WW8Dropcap2578" style:family="text" style:parent-style-name="WW8Dropcap4058"/>
    <style:style style:name="WW8Dropcap2579" style:family="text" style:parent-style-name="WW8Dropcap4058"/>
    <style:style style:name="WW8Dropcap2580" style:family="text" style:parent-style-name="WW8Dropcap4058"/>
    <style:style style:name="WW8Dropcap2581" style:family="text" style:parent-style-name="WW8Dropcap4058"/>
    <style:style style:name="WW8Dropcap2582" style:family="text" style:parent-style-name="WW8Dropcap4058"/>
    <style:style style:name="WW8Dropcap2583" style:family="text" style:parent-style-name="WW8Dropcap4058"/>
    <style:style style:name="WW8Dropcap2584" style:family="text" style:parent-style-name="WW8Dropcap4058"/>
    <style:style style:name="WW8Dropcap2585" style:family="text" style:parent-style-name="WW8Dropcap4058"/>
    <style:style style:name="WW8Dropcap2586" style:family="text" style:parent-style-name="WW8Dropcap4058"/>
    <style:style style:name="WW8Dropcap2587" style:family="text" style:parent-style-name="WW8Dropcap4058"/>
    <style:style style:name="WW8Dropcap2588" style:family="text" style:parent-style-name="WW8Dropcap4058"/>
    <style:style style:name="WW8Dropcap2589" style:family="text" style:parent-style-name="WW8Dropcap4058"/>
    <style:style style:name="WW8Dropcap2590" style:family="text" style:parent-style-name="WW8Dropcap4058"/>
    <style:style style:name="WW8Dropcap2591" style:family="text" style:parent-style-name="WW8Dropcap4058"/>
    <style:style style:name="WW8Dropcap2592" style:family="text" style:parent-style-name="WW8Dropcap4058"/>
    <style:style style:name="WW8Dropcap2593" style:family="text" style:parent-style-name="WW8Dropcap4058"/>
    <style:style style:name="WW8Dropcap2594" style:family="text" style:parent-style-name="WW8Dropcap4058"/>
    <style:style style:name="WW8Dropcap2595" style:family="text" style:parent-style-name="WW8Dropcap4058"/>
    <style:style style:name="WW8Dropcap2596" style:family="text" style:parent-style-name="WW8Dropcap4058"/>
    <style:style style:name="WW8Dropcap2597" style:family="text" style:parent-style-name="WW8Dropcap4058"/>
    <style:style style:name="WW8Dropcap2598" style:family="text" style:parent-style-name="WW8Dropcap4058"/>
    <style:style style:name="WW8Dropcap2599" style:family="text" style:parent-style-name="WW8Dropcap4058"/>
    <style:style style:name="WW8Dropcap2600" style:family="text" style:parent-style-name="WW8Dropcap4058"/>
    <style:style style:name="WW8Dropcap2601" style:family="text" style:parent-style-name="WW8Dropcap4058"/>
    <style:style style:name="WW8Dropcap2602" style:family="text" style:parent-style-name="WW8Dropcap4058"/>
    <style:style style:name="WW8Dropcap2603" style:family="text" style:parent-style-name="WW8Dropcap4058"/>
    <style:style style:name="WW8Dropcap2604" style:family="text" style:parent-style-name="WW8Dropcap4058"/>
    <style:style style:name="WW8Dropcap2605" style:family="text" style:parent-style-name="WW8Dropcap4058"/>
    <style:style style:name="WW8Dropcap2606" style:family="text" style:parent-style-name="WW8Dropcap4058"/>
    <style:style style:name="WW8Dropcap2607" style:family="text" style:parent-style-name="WW8Dropcap4058"/>
    <style:style style:name="WW8Dropcap2608" style:family="text" style:parent-style-name="WW8Dropcap4058"/>
    <style:style style:name="WW8Dropcap2609" style:family="text" style:parent-style-name="WW8Dropcap4058"/>
    <style:style style:name="WW8Dropcap2610" style:family="text" style:parent-style-name="WW8Dropcap4058"/>
    <style:style style:name="WW8Dropcap2611" style:family="text" style:parent-style-name="WW8Dropcap4058"/>
    <style:style style:name="WW8Dropcap2612" style:family="text" style:parent-style-name="WW8Dropcap4058"/>
    <style:style style:name="WW8Dropcap2613" style:family="text" style:parent-style-name="WW8Dropcap4058"/>
    <style:style style:name="WW8Dropcap2614" style:family="text" style:parent-style-name="WW8Dropcap4058"/>
    <style:style style:name="WW8Dropcap2615" style:family="text" style:parent-style-name="WW8Dropcap4058"/>
    <style:style style:name="WW8Dropcap2616" style:family="text" style:parent-style-name="WW8Dropcap4058"/>
    <style:style style:name="WW8Dropcap2617" style:family="text" style:parent-style-name="WW8Dropcap4058"/>
    <style:style style:name="WW8Dropcap2618" style:family="text" style:parent-style-name="WW8Dropcap4058"/>
    <style:style style:name="WW8Dropcap2619" style:family="text" style:parent-style-name="WW8Dropcap4058"/>
    <style:style style:name="WW8Dropcap2620" style:family="text" style:parent-style-name="WW8Dropcap4058"/>
    <style:style style:name="WW8Dropcap2621" style:family="text" style:parent-style-name="WW8Dropcap4058"/>
    <style:style style:name="WW8Dropcap2622" style:family="text" style:parent-style-name="WW8Dropcap4058"/>
    <style:style style:name="WW8Dropcap2623" style:family="text" style:parent-style-name="WW8Dropcap4058"/>
    <style:style style:name="WW8Dropcap2624" style:family="text" style:parent-style-name="WW8Dropcap4058"/>
    <style:style style:name="WW8Dropcap2625" style:family="text" style:parent-style-name="WW8Dropcap4058"/>
    <style:style style:name="WW8Dropcap2626" style:family="text" style:parent-style-name="WW8Dropcap4058"/>
    <style:style style:name="WW8Dropcap2627" style:family="text" style:parent-style-name="WW8Dropcap4058"/>
    <style:style style:name="WW8Dropcap2628" style:family="text" style:parent-style-name="WW8Dropcap4058"/>
    <style:style style:name="WW8Dropcap2629" style:family="text" style:parent-style-name="WW8Dropcap4058"/>
    <style:style style:name="WW8Dropcap2630" style:family="text" style:parent-style-name="WW8Dropcap4058"/>
    <style:style style:name="WW8Dropcap2631" style:family="text" style:parent-style-name="WW8Dropcap4058"/>
    <style:style style:name="WW8Dropcap2632" style:family="text" style:parent-style-name="WW8Dropcap4058"/>
    <style:style style:name="WW8Dropcap2633" style:family="text" style:parent-style-name="WW8Dropcap4058"/>
    <style:style style:name="WW8Dropcap2634" style:family="text" style:parent-style-name="WW8Dropcap4058"/>
    <style:style style:name="WW8Dropcap2635" style:family="text" style:parent-style-name="WW8Dropcap4058"/>
    <style:style style:name="WW8Dropcap2636" style:family="text" style:parent-style-name="WW8Dropcap4058"/>
    <style:style style:name="WW8Dropcap2637" style:family="text" style:parent-style-name="WW8Dropcap4058"/>
    <style:style style:name="WW8Dropcap2638" style:family="text" style:parent-style-name="WW8Dropcap4058"/>
    <style:style style:name="WW8Dropcap2639" style:family="text" style:parent-style-name="WW8Dropcap4058"/>
    <style:style style:name="WW8Dropcap2640" style:family="text" style:parent-style-name="WW8Dropcap4058"/>
    <style:style style:name="WW8Dropcap2641" style:family="text" style:parent-style-name="WW8Dropcap4058"/>
    <style:style style:name="WW8Dropcap2642" style:family="text" style:parent-style-name="WW8Dropcap4058"/>
    <style:style style:name="WW8Dropcap2643" style:family="text" style:parent-style-name="WW8Dropcap4058"/>
    <style:style style:name="WW8Dropcap2644" style:family="text" style:parent-style-name="WW8Dropcap4058"/>
    <style:style style:name="WW8Dropcap2645" style:family="text" style:parent-style-name="WW8Dropcap4058"/>
    <style:style style:name="WW8Dropcap2646" style:family="text" style:parent-style-name="WW8Dropcap4058"/>
    <style:style style:name="WW8Dropcap2647" style:family="text" style:parent-style-name="WW8Dropcap4058"/>
    <style:style style:name="WW8Dropcap2648" style:family="text" style:parent-style-name="WW8Dropcap4058"/>
    <style:style style:name="WW8Dropcap2649" style:family="text" style:parent-style-name="WW8Dropcap4058"/>
    <style:style style:name="WW8Dropcap2650" style:family="text" style:parent-style-name="WW8Dropcap4058"/>
    <style:style style:name="WW8Dropcap2651" style:family="text" style:parent-style-name="WW8Dropcap4058"/>
    <style:style style:name="WW8Dropcap2652" style:family="text" style:parent-style-name="WW8Dropcap4058"/>
    <style:style style:name="WW8Dropcap2653" style:family="text" style:parent-style-name="WW8Dropcap4058"/>
    <style:style style:name="WW8Dropcap2654" style:family="text" style:parent-style-name="WW8Dropcap4058"/>
    <style:style style:name="WW8Dropcap2655" style:family="text" style:parent-style-name="WW8Dropcap4058"/>
    <style:style style:name="WW8Dropcap2656" style:family="text" style:parent-style-name="WW8Dropcap4058"/>
    <style:style style:name="WW8Dropcap2657" style:family="text" style:parent-style-name="WW8Dropcap4058"/>
    <style:style style:name="WW8Dropcap2658" style:family="text" style:parent-style-name="WW8Dropcap4058"/>
    <style:style style:name="WW8Dropcap2659" style:family="text" style:parent-style-name="WW8Dropcap4058"/>
    <style:style style:name="WW8Dropcap2660" style:family="text" style:parent-style-name="WW8Dropcap4058"/>
    <style:style style:name="WW8Dropcap2661" style:family="text" style:parent-style-name="WW8Dropcap4058"/>
    <style:style style:name="WW8Dropcap2662" style:family="text" style:parent-style-name="WW8Dropcap4058"/>
    <style:style style:name="WW8Dropcap2663" style:family="text" style:parent-style-name="WW8Dropcap4058"/>
    <style:style style:name="WW8Dropcap2664" style:family="text" style:parent-style-name="WW8Dropcap4058"/>
    <style:style style:name="WW8Dropcap2665" style:family="text" style:parent-style-name="WW8Dropcap4058"/>
    <style:style style:name="WW8Dropcap2666" style:family="text" style:parent-style-name="WW8Dropcap4058"/>
    <style:style style:name="WW8Dropcap2667" style:family="text" style:parent-style-name="WW8Dropcap4058"/>
    <style:style style:name="WW8Dropcap2668" style:family="text" style:parent-style-name="WW8Dropcap4058"/>
    <style:style style:name="WW8Dropcap2669" style:family="text" style:parent-style-name="WW8Dropcap4058"/>
    <style:style style:name="WW8Dropcap2670" style:family="text" style:parent-style-name="WW8Dropcap4058"/>
    <style:style style:name="WW8Dropcap2671" style:family="text" style:parent-style-name="WW8Dropcap4058"/>
    <style:style style:name="WW8Dropcap2672" style:family="text" style:parent-style-name="WW8Dropcap4058"/>
    <style:style style:name="WW8Dropcap2673" style:family="text" style:parent-style-name="WW8Dropcap4058"/>
    <style:style style:name="WW8Dropcap2674" style:family="text" style:parent-style-name="WW8Dropcap4058"/>
    <style:style style:name="WW8Dropcap2675" style:family="text" style:parent-style-name="WW8Dropcap4058"/>
    <style:style style:name="WW8Dropcap2676" style:family="text" style:parent-style-name="WW8Dropcap4058"/>
    <style:style style:name="WW8Dropcap2677" style:family="text" style:parent-style-name="WW8Dropcap4058"/>
    <style:style style:name="WW8Dropcap2678" style:family="text" style:parent-style-name="WW8Dropcap4058"/>
    <style:style style:name="WW8Dropcap2679" style:family="text" style:parent-style-name="WW8Dropcap4058"/>
    <style:style style:name="WW8Dropcap2680" style:family="text" style:parent-style-name="WW8Dropcap4058"/>
    <style:style style:name="WW8Dropcap2681" style:family="text" style:parent-style-name="WW8Dropcap4058"/>
    <style:style style:name="WW8Dropcap2682" style:family="text" style:parent-style-name="WW8Dropcap4058"/>
    <style:style style:name="WW8Dropcap2683" style:family="text" style:parent-style-name="WW8Dropcap4058"/>
    <style:style style:name="WW8Dropcap2684" style:family="text" style:parent-style-name="WW8Dropcap4058"/>
    <style:style style:name="WW8Dropcap2685" style:family="text" style:parent-style-name="WW8Dropcap4058"/>
    <style:style style:name="WW8Dropcap2686" style:family="text" style:parent-style-name="WW8Dropcap4058"/>
    <style:style style:name="WW8Dropcap2687" style:family="text" style:parent-style-name="WW8Dropcap4058"/>
    <style:style style:name="WW8Dropcap2688" style:family="text" style:parent-style-name="WW8Dropcap4058"/>
    <style:style style:name="WW8Dropcap2689" style:family="text" style:parent-style-name="WW8Dropcap4058"/>
    <style:style style:name="WW8Dropcap2690" style:family="text" style:parent-style-name="WW8Dropcap4058"/>
    <style:style style:name="WW8Dropcap2691" style:family="text" style:parent-style-name="WW8Dropcap4058"/>
    <style:style style:name="WW8Dropcap2692" style:family="text" style:parent-style-name="WW8Dropcap4058"/>
    <style:style style:name="WW8Dropcap2693" style:family="text" style:parent-style-name="WW8Dropcap4058"/>
    <style:style style:name="WW8Dropcap2694" style:family="text" style:parent-style-name="WW8Dropcap4058"/>
    <style:style style:name="WW8Dropcap2695" style:family="text" style:parent-style-name="WW8Dropcap4058"/>
    <style:style style:name="WW8Dropcap2696" style:family="text" style:parent-style-name="WW8Dropcap4058"/>
    <style:style style:name="WW8Dropcap2697" style:family="text" style:parent-style-name="WW8Dropcap4058"/>
    <style:style style:name="WW8Dropcap2698" style:family="text" style:parent-style-name="WW8Dropcap4058"/>
    <style:style style:name="WW8Dropcap2699" style:family="text" style:parent-style-name="WW8Dropcap4058"/>
    <style:style style:name="WW8Dropcap2700" style:family="text" style:parent-style-name="WW8Dropcap4058"/>
    <style:style style:name="WW8Dropcap2701" style:family="text" style:parent-style-name="WW8Dropcap4058"/>
    <style:style style:name="WW8Dropcap2702" style:family="text" style:parent-style-name="WW8Dropcap4058"/>
    <style:style style:name="WW8Dropcap2703" style:family="text" style:parent-style-name="WW8Dropcap4058"/>
    <style:style style:name="WW8Dropcap2704" style:family="text" style:parent-style-name="WW8Dropcap4058"/>
    <style:style style:name="WW8Dropcap2705" style:family="text" style:parent-style-name="WW8Dropcap4058"/>
    <style:style style:name="WW8Dropcap2706" style:family="text" style:parent-style-name="WW8Dropcap4058"/>
    <style:style style:name="WW8Dropcap2707" style:family="text" style:parent-style-name="WW8Dropcap4058"/>
    <style:style style:name="WW8Dropcap2708" style:family="text" style:parent-style-name="WW8Dropcap4058"/>
    <style:style style:name="WW8Dropcap2709" style:family="text" style:parent-style-name="WW8Dropcap4058"/>
    <style:style style:name="WW8Dropcap2710" style:family="text" style:parent-style-name="WW8Dropcap4058"/>
    <style:style style:name="WW8Dropcap2711" style:family="text" style:parent-style-name="WW8Dropcap4058"/>
    <style:style style:name="WW8Dropcap2712" style:family="text" style:parent-style-name="WW8Dropcap4058"/>
    <style:style style:name="WW8Dropcap2713" style:family="text" style:parent-style-name="WW8Dropcap4058"/>
    <style:style style:name="WW8Dropcap2714" style:family="text" style:parent-style-name="WW8Dropcap4058"/>
    <style:style style:name="WW8Dropcap2715" style:family="text" style:parent-style-name="WW8Dropcap4058"/>
    <style:style style:name="WW8Dropcap2716" style:family="text" style:parent-style-name="WW8Dropcap4058"/>
    <style:style style:name="WW8Dropcap2717" style:family="text" style:parent-style-name="WW8Dropcap4058"/>
    <style:style style:name="WW8Dropcap2718" style:family="text" style:parent-style-name="WW8Dropcap4058"/>
    <style:style style:name="WW8Dropcap2719" style:family="text" style:parent-style-name="WW8Dropcap4058"/>
    <style:style style:name="WW8Dropcap2720" style:family="text" style:parent-style-name="WW8Dropcap4058"/>
    <style:style style:name="WW8Dropcap2721" style:family="text" style:parent-style-name="WW8Dropcap4058"/>
    <style:style style:name="WW8Dropcap2722" style:family="text" style:parent-style-name="WW8Dropcap4058"/>
    <style:style style:name="WW8Dropcap2723" style:family="text" style:parent-style-name="WW8Dropcap4058"/>
    <style:style style:name="WW8Dropcap2724" style:family="text" style:parent-style-name="WW8Dropcap4058"/>
    <style:style style:name="WW8Dropcap2725" style:family="text" style:parent-style-name="WW8Dropcap4058"/>
    <style:style style:name="WW8Dropcap2726" style:family="text" style:parent-style-name="WW8Dropcap4058"/>
    <style:style style:name="WW8Dropcap2727" style:family="text" style:parent-style-name="WW8Dropcap4058"/>
    <style:style style:name="WW8Dropcap2728" style:family="text" style:parent-style-name="WW8Dropcap4058"/>
    <style:style style:name="WW8Dropcap2729" style:family="text" style:parent-style-name="WW8Dropcap4058"/>
    <style:style style:name="WW8Dropcap2730" style:family="text" style:parent-style-name="WW8Dropcap4058"/>
    <style:style style:name="WW8Dropcap2731" style:family="text" style:parent-style-name="WW8Dropcap4058"/>
    <style:style style:name="WW8Dropcap2732" style:family="text" style:parent-style-name="WW8Dropcap4058"/>
    <style:style style:name="WW8Dropcap2733" style:family="text" style:parent-style-name="WW8Dropcap4058"/>
    <style:style style:name="WW8Dropcap2734" style:family="text" style:parent-style-name="WW8Dropcap4058"/>
    <style:style style:name="WW8Dropcap2735" style:family="text" style:parent-style-name="WW8Dropcap4058"/>
    <style:style style:name="WW8Dropcap2736" style:family="text" style:parent-style-name="WW8Dropcap4058"/>
    <style:style style:name="WW8Dropcap2737" style:family="text" style:parent-style-name="WW8Dropcap4058"/>
    <style:style style:name="WW8Dropcap2738" style:family="text" style:parent-style-name="WW8Dropcap4058"/>
    <style:style style:name="WW8Dropcap2739" style:family="text" style:parent-style-name="WW8Dropcap4058"/>
    <style:style style:name="WW8Dropcap2740" style:family="text" style:parent-style-name="WW8Dropcap4058"/>
    <style:style style:name="WW8Dropcap2741" style:family="text" style:parent-style-name="WW8Dropcap4058"/>
    <style:style style:name="WW8Dropcap2742" style:family="text" style:parent-style-name="WW8Dropcap4058"/>
    <style:style style:name="WW8Dropcap2743" style:family="text" style:parent-style-name="WW8Dropcap4058"/>
    <style:style style:name="WW8Dropcap2744" style:family="text" style:parent-style-name="WW8Dropcap4058"/>
    <style:style style:name="WW8Dropcap2745" style:family="text" style:parent-style-name="WW8Dropcap4058"/>
    <style:style style:name="WW8Dropcap2746" style:family="text" style:parent-style-name="WW8Dropcap4058"/>
    <style:style style:name="WW8Dropcap2747" style:family="text" style:parent-style-name="WW8Dropcap4058"/>
    <style:style style:name="WW8Dropcap2748" style:family="text" style:parent-style-name="WW8Dropcap4058"/>
    <style:style style:name="WW8Dropcap2749" style:family="text" style:parent-style-name="WW8Dropcap4058"/>
    <style:style style:name="WW8Dropcap2750" style:family="text" style:parent-style-name="WW8Dropcap4058"/>
    <style:style style:name="WW8Dropcap2751" style:family="text" style:parent-style-name="WW8Dropcap4058"/>
    <style:style style:name="WW8Dropcap2752" style:family="text" style:parent-style-name="WW8Dropcap4058"/>
    <style:style style:name="WW8Dropcap2753" style:family="text" style:parent-style-name="WW8Dropcap4058"/>
    <style:style style:name="WW8Dropcap2754" style:family="text" style:parent-style-name="WW8Dropcap4058"/>
    <style:style style:name="WW8Dropcap2755" style:family="text" style:parent-style-name="WW8Dropcap4058"/>
    <style:style style:name="WW8Dropcap2756" style:family="text" style:parent-style-name="WW8Dropcap4058"/>
    <style:style style:name="WW8Dropcap2757" style:family="text" style:parent-style-name="WW8Dropcap4058"/>
    <style:style style:name="WW8Dropcap2758" style:family="text" style:parent-style-name="WW8Dropcap4058"/>
    <style:style style:name="WW8Dropcap2759" style:family="text" style:parent-style-name="WW8Dropcap4058"/>
    <style:style style:name="WW8Dropcap2760" style:family="text" style:parent-style-name="WW8Dropcap4058"/>
    <style:style style:name="WW8Dropcap2761" style:family="text" style:parent-style-name="WW8Dropcap4058"/>
    <style:style style:name="WW8Dropcap2762" style:family="text" style:parent-style-name="WW8Dropcap4058"/>
    <style:style style:name="WW8Dropcap2763" style:family="text" style:parent-style-name="WW8Dropcap4058"/>
    <style:style style:name="WW8Dropcap2764" style:family="text" style:parent-style-name="WW8Dropcap4058"/>
    <style:style style:name="WW8Dropcap2765" style:family="text" style:parent-style-name="WW8Dropcap4058"/>
    <style:style style:name="WW8Dropcap2766" style:family="text" style:parent-style-name="WW8Dropcap4058"/>
    <style:style style:name="WW8Dropcap2767" style:family="text" style:parent-style-name="WW8Dropcap4058"/>
    <style:style style:name="WW8Dropcap2768" style:family="text" style:parent-style-name="WW8Dropcap4058"/>
    <style:style style:name="WW8Dropcap2769" style:family="text" style:parent-style-name="WW8Dropcap4058"/>
    <style:style style:name="WW8Dropcap2770" style:family="text" style:parent-style-name="WW8Dropcap4058"/>
    <style:style style:name="WW8Dropcap2771" style:family="text" style:parent-style-name="WW8Dropcap4058"/>
    <style:style style:name="WW8Dropcap2772" style:family="text" style:parent-style-name="WW8Dropcap4058"/>
    <style:style style:name="WW8Dropcap2773" style:family="text" style:parent-style-name="WW8Dropcap4058"/>
    <style:style style:name="WW8Dropcap2774" style:family="text" style:parent-style-name="WW8Dropcap4058"/>
    <style:style style:name="WW8Dropcap2775" style:family="text" style:parent-style-name="WW8Dropcap4058"/>
    <style:style style:name="WW8Dropcap2776" style:family="text" style:parent-style-name="WW8Dropcap4058"/>
    <style:style style:name="WW8Dropcap2777" style:family="text" style:parent-style-name="WW8Dropcap4058"/>
    <style:style style:name="WW8Dropcap2778" style:family="text" style:parent-style-name="WW8Dropcap4058"/>
    <style:style style:name="WW8Dropcap2779" style:family="text" style:parent-style-name="WW8Dropcap4058"/>
    <style:style style:name="WW8Dropcap2780" style:family="text" style:parent-style-name="WW8Dropcap4058"/>
    <style:style style:name="WW8Dropcap2781" style:family="text" style:parent-style-name="WW8Dropcap4058"/>
    <style:style style:name="WW8Dropcap2782" style:family="text" style:parent-style-name="WW8Dropcap4058"/>
    <style:style style:name="WW8Dropcap2783" style:family="text" style:parent-style-name="WW8Dropcap4058"/>
    <style:style style:name="WW8Dropcap2784" style:family="text" style:parent-style-name="WW8Dropcap4058"/>
    <style:style style:name="WW8Dropcap2785" style:family="text" style:parent-style-name="WW8Dropcap4058"/>
    <style:style style:name="WW8Dropcap2786" style:family="text" style:parent-style-name="WW8Dropcap4058"/>
    <style:style style:name="WW8Dropcap2787" style:family="text" style:parent-style-name="WW8Dropcap4058"/>
    <style:style style:name="WW8Dropcap2788" style:family="text" style:parent-style-name="WW8Dropcap4058"/>
    <style:style style:name="WW8Dropcap2789" style:family="text" style:parent-style-name="WW8Dropcap4058"/>
    <style:style style:name="WW8Dropcap2790" style:family="text" style:parent-style-name="WW8Dropcap4058"/>
    <style:style style:name="WW8Dropcap2791" style:family="text" style:parent-style-name="WW8Dropcap4058"/>
    <style:style style:name="WW8Dropcap2792" style:family="text" style:parent-style-name="WW8Dropcap4058"/>
    <style:style style:name="WW8Dropcap2793" style:family="text" style:parent-style-name="WW8Dropcap4058"/>
    <style:style style:name="WW8Dropcap2794" style:family="text" style:parent-style-name="WW8Dropcap4058"/>
    <style:style style:name="WW8Dropcap2795" style:family="text" style:parent-style-name="WW8Dropcap4058"/>
    <style:style style:name="WW8Dropcap2796" style:family="text" style:parent-style-name="WW8Dropcap4058"/>
    <style:style style:name="WW8Dropcap2797" style:family="text" style:parent-style-name="WW8Dropcap4058"/>
    <style:style style:name="WW8Dropcap2798" style:family="text" style:parent-style-name="WW8Dropcap4058"/>
    <style:style style:name="WW8Dropcap2799" style:family="text" style:parent-style-name="WW8Dropcap4058"/>
    <style:style style:name="WW8Dropcap2800" style:family="text" style:parent-style-name="WW8Dropcap4058"/>
    <style:style style:name="WW8Dropcap2801" style:family="text" style:parent-style-name="WW8Dropcap4058"/>
    <style:style style:name="WW8Dropcap2802" style:family="text" style:parent-style-name="WW8Dropcap4058"/>
    <style:style style:name="WW8Dropcap2803" style:family="text" style:parent-style-name="WW8Dropcap4058"/>
    <style:style style:name="WW8Dropcap2804" style:family="text" style:parent-style-name="WW8Dropcap4058"/>
    <style:style style:name="WW8Dropcap2805" style:family="text" style:parent-style-name="WW8Dropcap4058"/>
    <style:style style:name="WW8Dropcap2806" style:family="text" style:parent-style-name="WW8Dropcap4058"/>
    <style:style style:name="WW8Dropcap2807" style:family="text" style:parent-style-name="WW8Dropcap4058"/>
    <style:style style:name="WW8Dropcap2808" style:family="text" style:parent-style-name="WW8Dropcap4058"/>
    <style:style style:name="WW8Dropcap2809" style:family="text" style:parent-style-name="WW8Dropcap4058"/>
    <style:style style:name="WW8Dropcap2810" style:family="text" style:parent-style-name="WW8Dropcap4058"/>
    <style:style style:name="WW8Dropcap2811" style:family="text" style:parent-style-name="WW8Dropcap4058"/>
    <style:style style:name="WW8Dropcap2812" style:family="text" style:parent-style-name="WW8Dropcap4058"/>
    <style:style style:name="WW8Dropcap2813" style:family="text" style:parent-style-name="WW8Dropcap4058"/>
    <style:style style:name="WW8Dropcap2814" style:family="text" style:parent-style-name="WW8Dropcap4058"/>
    <style:style style:name="WW8Dropcap2815" style:family="text" style:parent-style-name="WW8Dropcap4058"/>
    <style:style style:name="WW8Dropcap2816" style:family="text" style:parent-style-name="WW8Dropcap4058"/>
    <style:style style:name="WW8Dropcap2817" style:family="text" style:parent-style-name="WW8Dropcap4058"/>
    <style:style style:name="WW8Dropcap2818" style:family="text" style:parent-style-name="WW8Dropcap4058"/>
    <style:style style:name="WW8Dropcap2819" style:family="text" style:parent-style-name="WW8Dropcap4058"/>
    <style:style style:name="WW8Dropcap2820" style:family="text" style:parent-style-name="WW8Dropcap4058"/>
    <style:style style:name="WW8Dropcap2821" style:family="text" style:parent-style-name="WW8Dropcap4058"/>
    <style:style style:name="WW8Dropcap2822" style:family="text" style:parent-style-name="WW8Dropcap4058"/>
    <style:style style:name="WW8Dropcap2823" style:family="text" style:parent-style-name="WW8Dropcap4058"/>
    <style:style style:name="WW8Dropcap2824" style:family="text" style:parent-style-name="WW8Dropcap4058"/>
    <style:style style:name="WW8Dropcap2825" style:family="text" style:parent-style-name="WW8Dropcap4058"/>
    <style:style style:name="WW8Dropcap2826" style:family="text" style:parent-style-name="WW8Dropcap4058"/>
    <style:style style:name="WW8Dropcap2827" style:family="text" style:parent-style-name="WW8Dropcap4058"/>
    <style:style style:name="WW8Dropcap2828" style:family="text" style:parent-style-name="WW8Dropcap4058"/>
    <style:style style:name="WW8Dropcap2829" style:family="text" style:parent-style-name="WW8Dropcap4058"/>
    <style:style style:name="WW8Dropcap2830" style:family="text" style:parent-style-name="WW8Dropcap4058"/>
    <style:style style:name="WW8Dropcap2831" style:family="text" style:parent-style-name="WW8Dropcap4058"/>
    <style:style style:name="WW8Dropcap2832" style:family="text" style:parent-style-name="WW8Dropcap4058"/>
    <style:style style:name="WW8Dropcap2833" style:family="text" style:parent-style-name="WW8Dropcap4058"/>
    <style:style style:name="WW8Dropcap2834" style:family="text" style:parent-style-name="WW8Dropcap4058"/>
    <style:style style:name="WW8Dropcap2835" style:family="text" style:parent-style-name="WW8Dropcap4058"/>
    <style:style style:name="WW8Dropcap2836" style:family="text" style:parent-style-name="WW8Dropcap4058"/>
    <style:style style:name="WW8Dropcap2837" style:family="text" style:parent-style-name="WW8Dropcap4058"/>
    <style:style style:name="WW8Dropcap2838" style:family="text" style:parent-style-name="WW8Dropcap4058"/>
    <style:style style:name="WW8Dropcap2839" style:family="text" style:parent-style-name="WW8Dropcap4058"/>
    <style:style style:name="WW8Dropcap2840" style:family="text" style:parent-style-name="WW8Dropcap4058"/>
    <style:style style:name="WW8Dropcap2841" style:family="text" style:parent-style-name="WW8Dropcap4058"/>
    <style:style style:name="WW8Dropcap2842" style:family="text" style:parent-style-name="WW8Dropcap4058"/>
    <style:style style:name="WW8Dropcap2843" style:family="text" style:parent-style-name="WW8Dropcap4058"/>
    <style:style style:name="WW8Dropcap2844" style:family="text" style:parent-style-name="WW8Dropcap4058"/>
    <style:style style:name="WW8Dropcap2845" style:family="text" style:parent-style-name="WW8Dropcap4058"/>
    <style:style style:name="WW8Dropcap2846" style:family="text" style:parent-style-name="WW8Dropcap4058"/>
    <style:style style:name="WW8Dropcap2847" style:family="text" style:parent-style-name="WW8Dropcap4058"/>
    <style:style style:name="WW8Dropcap2848" style:family="text" style:parent-style-name="WW8Dropcap4058"/>
    <style:style style:name="WW8Dropcap2849" style:family="text" style:parent-style-name="WW8Dropcap4058"/>
    <style:style style:name="WW8Dropcap2850" style:family="text" style:parent-style-name="WW8Dropcap4058"/>
    <style:style style:name="WW8Dropcap2851" style:family="text" style:parent-style-name="WW8Dropcap4058"/>
    <style:style style:name="WW8Dropcap2852" style:family="text" style:parent-style-name="WW8Dropcap4058"/>
    <style:style style:name="WW8Dropcap2853" style:family="text" style:parent-style-name="WW8Dropcap4058"/>
    <style:style style:name="WW8Dropcap2854" style:family="text" style:parent-style-name="WW8Dropcap4058"/>
    <style:style style:name="WW8Dropcap2855" style:family="text" style:parent-style-name="WW8Dropcap4058"/>
    <style:style style:name="WW8Dropcap2856" style:family="text" style:parent-style-name="WW8Dropcap4058"/>
    <style:style style:name="WW8Dropcap2857" style:family="text" style:parent-style-name="WW8Dropcap4058"/>
    <style:style style:name="WW8Dropcap2858" style:family="text" style:parent-style-name="WW8Dropcap4058"/>
    <style:style style:name="WW8Dropcap2859" style:family="text" style:parent-style-name="WW8Dropcap4058"/>
    <style:style style:name="WW8Dropcap2860" style:family="text" style:parent-style-name="WW8Dropcap4058"/>
    <style:style style:name="WW8Dropcap2861" style:family="text" style:parent-style-name="WW8Dropcap4058"/>
    <style:style style:name="WW8Dropcap2862" style:family="text" style:parent-style-name="WW8Dropcap4058"/>
    <style:style style:name="WW8Dropcap2863" style:family="text" style:parent-style-name="WW8Dropcap4058"/>
    <style:style style:name="WW8Dropcap2864" style:family="text" style:parent-style-name="WW8Dropcap4058"/>
    <style:style style:name="WW8Dropcap2865" style:family="text" style:parent-style-name="WW8Dropcap4058"/>
    <style:style style:name="WW8Dropcap2866" style:family="text" style:parent-style-name="WW8Dropcap4058"/>
    <style:style style:name="WW8Dropcap2867" style:family="text" style:parent-style-name="WW8Dropcap4058"/>
    <style:style style:name="WW8Dropcap2868" style:family="text" style:parent-style-name="WW8Dropcap4058"/>
    <style:style style:name="WW8Dropcap2869" style:family="text" style:parent-style-name="WW8Dropcap4058"/>
    <style:style style:name="WW8Dropcap2870" style:family="text" style:parent-style-name="WW8Dropcap4058"/>
    <style:style style:name="WW8Dropcap2871" style:family="text" style:parent-style-name="WW8Dropcap4058"/>
    <style:style style:name="WW8Dropcap2872" style:family="text" style:parent-style-name="WW8Dropcap4058"/>
    <style:style style:name="WW8Dropcap2873" style:family="text" style:parent-style-name="WW8Dropcap4058"/>
    <style:style style:name="WW8Dropcap2874" style:family="text" style:parent-style-name="WW8Dropcap4058"/>
    <style:style style:name="WW8Dropcap2875" style:family="text" style:parent-style-name="WW8Dropcap4058"/>
    <style:style style:name="WW8Dropcap2876" style:family="text" style:parent-style-name="WW8Dropcap4058"/>
    <style:style style:name="WW8Dropcap2877" style:family="text" style:parent-style-name="WW8Dropcap4058"/>
    <style:style style:name="WW8Dropcap2878" style:family="text" style:parent-style-name="WW8Dropcap4058"/>
    <style:style style:name="WW8Dropcap2879" style:family="text" style:parent-style-name="WW8Dropcap4058"/>
    <style:style style:name="WW8Dropcap2880" style:family="text" style:parent-style-name="WW8Dropcap4058"/>
    <style:style style:name="WW8Dropcap2881" style:family="text" style:parent-style-name="WW8Dropcap4058"/>
    <style:style style:name="WW8Dropcap2882" style:family="text" style:parent-style-name="WW8Dropcap4058"/>
    <style:style style:name="WW8Dropcap2883" style:family="text" style:parent-style-name="WW8Dropcap4058"/>
    <style:style style:name="WW8Dropcap2884" style:family="text" style:parent-style-name="WW8Dropcap4058"/>
    <style:style style:name="WW8Dropcap2885" style:family="text" style:parent-style-name="WW8Dropcap4058"/>
    <style:style style:name="WW8Dropcap2886" style:family="text" style:parent-style-name="WW8Dropcap4058"/>
    <style:style style:name="WW8Dropcap2887" style:family="text" style:parent-style-name="WW8Dropcap4058"/>
    <style:style style:name="WW8Dropcap2888" style:family="text" style:parent-style-name="WW8Dropcap4058"/>
    <style:style style:name="WW8Dropcap2889" style:family="text" style:parent-style-name="WW8Dropcap4058"/>
    <style:style style:name="WW8Dropcap2890" style:family="text" style:parent-style-name="WW8Dropcap4058"/>
    <style:style style:name="WW8Dropcap2891" style:family="text" style:parent-style-name="WW8Dropcap4058"/>
    <style:style style:name="WW8Dropcap2892" style:family="text" style:parent-style-name="WW8Dropcap4058"/>
    <style:style style:name="WW8Dropcap2893" style:family="text" style:parent-style-name="WW8Dropcap4058"/>
    <style:style style:name="WW8Dropcap2894" style:family="text" style:parent-style-name="WW8Dropcap4058"/>
    <style:style style:name="WW8Dropcap2895" style:family="text" style:parent-style-name="WW8Dropcap4058"/>
    <style:style style:name="WW8Dropcap2896" style:family="text" style:parent-style-name="WW8Dropcap4058"/>
    <style:style style:name="WW8Dropcap2897" style:family="text" style:parent-style-name="WW8Dropcap4058"/>
    <style:style style:name="WW8Dropcap2898" style:family="text" style:parent-style-name="WW8Dropcap4058"/>
    <style:style style:name="WW8Dropcap2899" style:family="text" style:parent-style-name="WW8Dropcap4058"/>
    <style:style style:name="WW8Dropcap2900" style:family="text" style:parent-style-name="WW8Dropcap4058"/>
    <style:style style:name="WW8Dropcap2901" style:family="text" style:parent-style-name="WW8Dropcap4058"/>
    <style:style style:name="WW8Dropcap2902" style:family="text" style:parent-style-name="WW8Dropcap4058"/>
    <style:style style:name="WW8Dropcap2903" style:family="text" style:parent-style-name="WW8Dropcap4058"/>
    <style:style style:name="WW8Dropcap2904" style:family="text" style:parent-style-name="WW8Dropcap4058"/>
    <style:style style:name="WW8Dropcap2905" style:family="text" style:parent-style-name="WW8Dropcap4058"/>
    <style:style style:name="WW8Dropcap2906" style:family="text" style:parent-style-name="WW8Dropcap4058"/>
    <style:style style:name="WW8Dropcap2907" style:family="text" style:parent-style-name="WW8Dropcap4058"/>
    <style:style style:name="WW8Dropcap2908" style:family="text" style:parent-style-name="WW8Dropcap4058"/>
    <style:style style:name="WW8Dropcap2909" style:family="text" style:parent-style-name="WW8Dropcap4058"/>
    <style:style style:name="WW8Dropcap2910" style:family="text" style:parent-style-name="WW8Dropcap4058"/>
    <style:style style:name="WW8Dropcap2911" style:family="text" style:parent-style-name="WW8Dropcap4058"/>
    <style:style style:name="WW8Dropcap2912" style:family="text" style:parent-style-name="WW8Dropcap4058"/>
    <style:style style:name="WW8Dropcap2913" style:family="text" style:parent-style-name="WW8Dropcap4058"/>
    <style:style style:name="WW8Dropcap2914" style:family="text" style:parent-style-name="WW8Dropcap4058"/>
    <style:style style:name="WW8Dropcap2915" style:family="text" style:parent-style-name="WW8Dropcap4058"/>
    <style:style style:name="WW8Dropcap2916" style:family="text" style:parent-style-name="WW8Dropcap4058"/>
    <style:style style:name="WW8Dropcap2917" style:family="text" style:parent-style-name="WW8Dropcap4058"/>
    <style:style style:name="WW8Dropcap2918" style:family="text" style:parent-style-name="WW8Dropcap4058"/>
    <style:style style:name="WW8Dropcap2919" style:family="text" style:parent-style-name="WW8Dropcap4058"/>
    <style:style style:name="WW8Dropcap2920" style:family="text" style:parent-style-name="WW8Dropcap4058"/>
    <style:style style:name="WW8Dropcap2921" style:family="text" style:parent-style-name="WW8Dropcap4058"/>
    <style:style style:name="WW8Dropcap2922" style:family="text" style:parent-style-name="WW8Dropcap4058"/>
    <style:style style:name="WW8Dropcap2923" style:family="text" style:parent-style-name="WW8Dropcap4058"/>
    <style:style style:name="WW8Dropcap2924" style:family="text" style:parent-style-name="WW8Dropcap4058"/>
    <style:style style:name="WW8Dropcap2925" style:family="text" style:parent-style-name="WW8Dropcap4058"/>
    <style:style style:name="WW8Dropcap2926" style:family="text" style:parent-style-name="WW8Dropcap4058"/>
    <style:style style:name="WW8Dropcap2927" style:family="text" style:parent-style-name="WW8Dropcap4058"/>
    <style:style style:name="WW8Dropcap2928" style:family="text" style:parent-style-name="WW8Dropcap4058"/>
    <style:style style:name="WW8Dropcap2929" style:family="text" style:parent-style-name="WW8Dropcap4058"/>
    <style:style style:name="WW8Dropcap2930" style:family="text" style:parent-style-name="WW8Dropcap4058"/>
    <style:style style:name="WW8Dropcap2931" style:family="text" style:parent-style-name="WW8Dropcap4058"/>
    <style:style style:name="WW8Dropcap2932" style:family="text" style:parent-style-name="WW8Dropcap4058"/>
    <style:style style:name="WW8Dropcap2933" style:family="text" style:parent-style-name="WW8Dropcap4058"/>
    <style:style style:name="WW8Dropcap2934" style:family="text" style:parent-style-name="WW8Dropcap4058"/>
    <style:style style:name="WW8Dropcap2935" style:family="text" style:parent-style-name="WW8Dropcap4058"/>
    <style:style style:name="WW8Dropcap2936" style:family="text" style:parent-style-name="WW8Dropcap4058"/>
    <style:style style:name="WW8Dropcap2937" style:family="text" style:parent-style-name="WW8Dropcap4058"/>
    <style:style style:name="WW8Dropcap2938" style:family="text" style:parent-style-name="WW8Dropcap4058"/>
    <style:style style:name="WW8Dropcap2939" style:family="text" style:parent-style-name="WW8Dropcap4058"/>
    <style:style style:name="WW8Dropcap2940" style:family="text" style:parent-style-name="WW8Dropcap4058"/>
    <style:style style:name="WW8Dropcap2941" style:family="text" style:parent-style-name="WW8Dropcap4058"/>
    <style:style style:name="WW8Dropcap2942" style:family="text" style:parent-style-name="WW8Dropcap4058"/>
    <style:style style:name="WW8Dropcap2943" style:family="text" style:parent-style-name="WW8Dropcap4058"/>
    <style:style style:name="WW8Dropcap2944" style:family="text" style:parent-style-name="WW8Dropcap4058"/>
    <style:style style:name="WW8Dropcap2945" style:family="text" style:parent-style-name="WW8Dropcap4058"/>
    <style:style style:name="WW8Dropcap2946" style:family="text" style:parent-style-name="WW8Dropcap4058"/>
    <style:style style:name="WW8Dropcap2947" style:family="text" style:parent-style-name="WW8Dropcap4058"/>
    <style:style style:name="WW8Dropcap2948" style:family="text" style:parent-style-name="WW8Dropcap4058"/>
    <style:style style:name="WW8Dropcap2949" style:family="text" style:parent-style-name="WW8Dropcap4058"/>
    <style:style style:name="WW8Dropcap2950" style:family="text" style:parent-style-name="WW8Dropcap4058"/>
    <style:style style:name="WW8Dropcap2951" style:family="text" style:parent-style-name="WW8Dropcap4058"/>
    <style:style style:name="WW8Dropcap2952" style:family="text" style:parent-style-name="WW8Dropcap4058"/>
    <style:style style:name="WW8Dropcap2953" style:family="text" style:parent-style-name="WW8Dropcap4058"/>
    <style:style style:name="WW8Dropcap2954" style:family="text" style:parent-style-name="WW8Dropcap4058"/>
    <style:style style:name="WW8Dropcap2955" style:family="text" style:parent-style-name="WW8Dropcap4058"/>
    <style:style style:name="WW8Dropcap2956" style:family="text" style:parent-style-name="WW8Dropcap4058"/>
    <style:style style:name="WW8Dropcap2957" style:family="text" style:parent-style-name="WW8Dropcap4058"/>
    <style:style style:name="WW8Dropcap2958" style:family="text" style:parent-style-name="WW8Dropcap4058"/>
    <style:style style:name="WW8Dropcap2959" style:family="text" style:parent-style-name="WW8Dropcap4058"/>
    <style:style style:name="WW8Dropcap2960" style:family="text" style:parent-style-name="WW8Dropcap4058"/>
    <style:style style:name="WW8Dropcap2961" style:family="text" style:parent-style-name="WW8Dropcap4058"/>
    <style:style style:name="WW8Dropcap2962" style:family="text" style:parent-style-name="WW8Dropcap4058"/>
    <style:style style:name="WW8Dropcap2963" style:family="text" style:parent-style-name="WW8Dropcap4058"/>
    <style:style style:name="WW8Dropcap2964" style:family="text" style:parent-style-name="WW8Dropcap4058"/>
    <style:style style:name="WW8Dropcap2965" style:family="text" style:parent-style-name="WW8Dropcap4058"/>
    <style:style style:name="WW8Dropcap2966" style:family="text" style:parent-style-name="WW8Dropcap4058"/>
    <style:style style:name="WW8Dropcap2967" style:family="text" style:parent-style-name="WW8Dropcap4058"/>
    <style:style style:name="WW8Dropcap2968" style:family="text" style:parent-style-name="WW8Dropcap4058"/>
    <style:style style:name="WW8Dropcap2969" style:family="text" style:parent-style-name="WW8Dropcap4058"/>
    <style:style style:name="WW8Dropcap2970" style:family="text" style:parent-style-name="WW8Dropcap4058"/>
    <style:style style:name="WW8Dropcap2971" style:family="text" style:parent-style-name="WW8Dropcap4058"/>
    <style:style style:name="WW8Dropcap2972" style:family="text" style:parent-style-name="WW8Dropcap4058"/>
    <style:style style:name="WW8Dropcap2973" style:family="text" style:parent-style-name="WW8Dropcap4058"/>
    <style:style style:name="WW8Dropcap2974" style:family="text" style:parent-style-name="WW8Dropcap4058"/>
    <style:style style:name="WW8Dropcap2975" style:family="text" style:parent-style-name="WW8Dropcap4058"/>
    <style:style style:name="WW8Dropcap2976" style:family="text" style:parent-style-name="WW8Dropcap4058"/>
    <style:style style:name="WW8Dropcap2977" style:family="text" style:parent-style-name="WW8Dropcap4058"/>
    <style:style style:name="WW8Dropcap2978" style:family="text" style:parent-style-name="WW8Dropcap4058"/>
    <style:style style:name="WW8Dropcap2979" style:family="text" style:parent-style-name="WW8Dropcap4058"/>
    <style:style style:name="WW8Dropcap2980" style:family="text" style:parent-style-name="WW8Dropcap4058"/>
    <style:style style:name="WW8Dropcap2981" style:family="text" style:parent-style-name="WW8Dropcap4058"/>
    <style:style style:name="WW8Dropcap2982" style:family="text" style:parent-style-name="WW8Dropcap4058"/>
    <style:style style:name="WW8Dropcap2983" style:family="text" style:parent-style-name="WW8Dropcap4058"/>
    <style:style style:name="WW8Dropcap2984" style:family="text" style:parent-style-name="WW8Dropcap4058"/>
    <style:style style:name="WW8Dropcap2985" style:family="text" style:parent-style-name="WW8Dropcap4058"/>
    <style:style style:name="WW8Dropcap2986" style:family="text" style:parent-style-name="WW8Dropcap4058"/>
    <style:style style:name="WW8Dropcap2987" style:family="text" style:parent-style-name="WW8Dropcap4058"/>
    <style:style style:name="WW8Dropcap2988" style:family="text" style:parent-style-name="WW8Dropcap4058"/>
    <style:style style:name="WW8Dropcap2989" style:family="text" style:parent-style-name="WW8Dropcap4058"/>
    <style:style style:name="WW8Dropcap2990" style:family="text" style:parent-style-name="WW8Dropcap4058"/>
    <style:style style:name="WW8Dropcap2991" style:family="text" style:parent-style-name="WW8Dropcap4058"/>
    <style:style style:name="WW8Dropcap2992" style:family="text" style:parent-style-name="WW8Dropcap4058"/>
    <style:style style:name="WW8Dropcap2993" style:family="text" style:parent-style-name="WW8Dropcap4058"/>
    <style:style style:name="WW8Dropcap2994" style:family="text" style:parent-style-name="WW8Dropcap4058"/>
    <style:style style:name="WW8Dropcap2995" style:family="text" style:parent-style-name="WW8Dropcap4058"/>
    <style:style style:name="WW8Dropcap2996" style:family="text" style:parent-style-name="WW8Dropcap4058"/>
    <style:style style:name="WW8Dropcap2997" style:family="text" style:parent-style-name="WW8Dropcap4058"/>
    <style:style style:name="WW8Dropcap2998" style:family="text" style:parent-style-name="WW8Dropcap4058"/>
    <style:style style:name="WW8Dropcap2999" style:family="text" style:parent-style-name="WW8Dropcap4058"/>
    <style:style style:name="WW8Dropcap3000" style:family="text" style:parent-style-name="WW8Dropcap4058"/>
    <style:style style:name="WW8Dropcap3001" style:family="text" style:parent-style-name="WW8Dropcap4058"/>
    <style:style style:name="WW8Dropcap3002" style:family="text" style:parent-style-name="WW8Dropcap4058"/>
    <style:style style:name="WW8Dropcap3003" style:family="text" style:parent-style-name="WW8Dropcap4058"/>
    <style:style style:name="WW8Dropcap3004" style:family="text" style:parent-style-name="WW8Dropcap4058"/>
    <style:style style:name="WW8Dropcap3005" style:family="text" style:parent-style-name="WW8Dropcap4058"/>
    <style:style style:name="WW8Dropcap3006" style:family="text" style:parent-style-name="WW8Dropcap4058"/>
    <style:style style:name="WW8Dropcap3007" style:family="text" style:parent-style-name="WW8Dropcap4058"/>
    <style:style style:name="WW8Dropcap3008" style:family="text" style:parent-style-name="WW8Dropcap4058"/>
    <style:style style:name="WW8Dropcap3009" style:family="text" style:parent-style-name="WW8Dropcap4058"/>
    <style:style style:name="WW8Dropcap3010" style:family="text" style:parent-style-name="WW8Dropcap4058"/>
    <style:style style:name="WW8Dropcap3011" style:family="text" style:parent-style-name="WW8Dropcap4058"/>
    <style:style style:name="WW8Dropcap3012" style:family="text" style:parent-style-name="WW8Dropcap4058"/>
    <style:style style:name="WW8Dropcap3013" style:family="text" style:parent-style-name="WW8Dropcap4058"/>
    <style:style style:name="WW8Dropcap3014" style:family="text" style:parent-style-name="WW8Dropcap4058"/>
    <style:style style:name="WW8Dropcap3015" style:family="text" style:parent-style-name="WW8Dropcap4058"/>
    <style:style style:name="WW8Dropcap3016" style:family="text" style:parent-style-name="WW8Dropcap4058"/>
    <style:style style:name="WW8Dropcap3017" style:family="text" style:parent-style-name="WW8Dropcap4058"/>
    <style:style style:name="WW8Dropcap3018" style:family="text" style:parent-style-name="WW8Dropcap4058"/>
    <style:style style:name="WW8Dropcap3019" style:family="text" style:parent-style-name="WW8Dropcap4058"/>
    <style:style style:name="WW8Dropcap3020" style:family="text" style:parent-style-name="WW8Dropcap4058"/>
    <style:style style:name="WW8Dropcap3021" style:family="text" style:parent-style-name="WW8Dropcap4058"/>
    <style:style style:name="WW8Dropcap3022" style:family="text" style:parent-style-name="WW8Dropcap4058"/>
    <style:style style:name="WW8Dropcap3023" style:family="text" style:parent-style-name="WW8Dropcap4058"/>
    <style:style style:name="WW8Dropcap3024" style:family="text" style:parent-style-name="WW8Dropcap4058"/>
    <style:style style:name="WW8Dropcap3025" style:family="text" style:parent-style-name="WW8Dropcap4058"/>
    <style:style style:name="WW8Dropcap3026" style:family="text" style:parent-style-name="WW8Dropcap4058"/>
    <style:style style:name="WW8Dropcap3027" style:family="text" style:parent-style-name="WW8Dropcap4058"/>
    <style:style style:name="WW8Dropcap3028" style:family="text" style:parent-style-name="WW8Dropcap4058"/>
    <style:style style:name="WW8Dropcap3029" style:family="text" style:parent-style-name="WW8Dropcap4058"/>
    <style:style style:name="WW8Dropcap3030" style:family="text" style:parent-style-name="WW8Dropcap4058"/>
    <style:style style:name="WW8Dropcap3031" style:family="text" style:parent-style-name="WW8Dropcap4058"/>
    <style:style style:name="WW8Dropcap3032" style:family="text" style:parent-style-name="WW8Dropcap4058"/>
    <style:style style:name="WW8Dropcap3033" style:family="text" style:parent-style-name="WW8Dropcap4058"/>
    <style:style style:name="WW8Dropcap3034" style:family="text" style:parent-style-name="WW8Dropcap4058"/>
    <style:style style:name="WW8Dropcap3035" style:family="text" style:parent-style-name="WW8Dropcap4058"/>
    <style:style style:name="WW8Dropcap3036" style:family="text" style:parent-style-name="WW8Dropcap4058"/>
    <style:style style:name="WW8Dropcap3037" style:family="text" style:parent-style-name="WW8Dropcap4058"/>
    <style:style style:name="WW8Dropcap3038" style:family="text" style:parent-style-name="WW8Dropcap4058"/>
    <style:style style:name="WW8Dropcap3039" style:family="text" style:parent-style-name="WW8Dropcap4058"/>
    <style:style style:name="WW8Dropcap3040" style:family="text" style:parent-style-name="WW8Dropcap4058"/>
    <style:style style:name="WW8Dropcap3041" style:family="text" style:parent-style-name="WW8Dropcap4058"/>
    <style:style style:name="WW8Dropcap3042" style:family="text" style:parent-style-name="WW8Dropcap4058"/>
    <style:style style:name="WW8Dropcap3043" style:family="text" style:parent-style-name="WW8Dropcap4058"/>
    <style:style style:name="WW8Dropcap3044" style:family="text" style:parent-style-name="WW8Dropcap4058"/>
    <style:style style:name="WW8Dropcap3045" style:family="text" style:parent-style-name="WW8Dropcap4058"/>
    <style:style style:name="WW8Dropcap3046" style:family="text" style:parent-style-name="WW8Dropcap4058"/>
    <style:style style:name="WW8Dropcap3047" style:family="text" style:parent-style-name="WW8Dropcap4058"/>
    <style:style style:name="WW8Dropcap3048" style:family="text" style:parent-style-name="WW8Dropcap4058"/>
    <style:style style:name="WW8Dropcap3049" style:family="text" style:parent-style-name="WW8Dropcap4058"/>
    <style:style style:name="WW8Dropcap3050" style:family="text" style:parent-style-name="WW8Dropcap4058"/>
    <style:style style:name="WW8Dropcap3051" style:family="text" style:parent-style-name="WW8Dropcap4058"/>
    <style:style style:name="WW8Dropcap3052" style:family="text" style:parent-style-name="WW8Dropcap4058"/>
    <style:style style:name="WW8Dropcap3053" style:family="text" style:parent-style-name="WW8Dropcap4058"/>
    <style:style style:name="WW8Dropcap3054" style:family="text" style:parent-style-name="WW8Dropcap4058"/>
    <style:style style:name="WW8Dropcap3055" style:family="text" style:parent-style-name="WW8Dropcap4058"/>
    <style:style style:name="WW8Dropcap3056" style:family="text" style:parent-style-name="WW8Dropcap4058"/>
    <style:style style:name="WW8Dropcap3057" style:family="text" style:parent-style-name="WW8Dropcap4058"/>
    <style:style style:name="WW8Dropcap3058" style:family="text" style:parent-style-name="WW8Dropcap4058"/>
    <style:style style:name="WW8Dropcap3059" style:family="text" style:parent-style-name="WW8Dropcap4058"/>
    <style:style style:name="WW8Dropcap3060" style:family="text" style:parent-style-name="WW8Dropcap4058"/>
    <style:style style:name="WW8Dropcap3061" style:family="text" style:parent-style-name="WW8Dropcap4058"/>
    <style:style style:name="WW8Dropcap3062" style:family="text" style:parent-style-name="WW8Dropcap4058"/>
    <style:style style:name="WW8Dropcap3063" style:family="text" style:parent-style-name="WW8Dropcap4058"/>
    <style:style style:name="WW8Dropcap3064" style:family="text" style:parent-style-name="WW8Dropcap4058"/>
    <style:style style:name="WW8Dropcap3065" style:family="text" style:parent-style-name="WW8Dropcap4058"/>
    <style:style style:name="WW8Dropcap3066" style:family="text" style:parent-style-name="WW8Dropcap4058"/>
    <style:style style:name="WW8Dropcap3067" style:family="text" style:parent-style-name="WW8Dropcap4058"/>
    <style:style style:name="WW8Dropcap3068" style:family="text" style:parent-style-name="WW8Dropcap4058"/>
    <style:style style:name="WW8Dropcap3069" style:family="text" style:parent-style-name="WW8Dropcap4058"/>
    <style:style style:name="WW8Dropcap3070" style:family="text" style:parent-style-name="WW8Dropcap4058"/>
    <style:style style:name="WW8Dropcap3071" style:family="text" style:parent-style-name="WW8Dropcap4058"/>
    <style:style style:name="WW8Dropcap3072" style:family="text" style:parent-style-name="WW8Dropcap4058"/>
    <style:style style:name="WW8Dropcap3073" style:family="text" style:parent-style-name="WW8Dropcap4058"/>
    <style:style style:name="WW8Dropcap3074" style:family="text" style:parent-style-name="WW8Dropcap4058"/>
    <style:style style:name="WW8Dropcap3075" style:family="text" style:parent-style-name="WW8Dropcap4058"/>
    <style:style style:name="WW8Dropcap3076" style:family="text" style:parent-style-name="WW8Dropcap4058"/>
    <style:style style:name="WW8Dropcap3077" style:family="text" style:parent-style-name="WW8Dropcap4058"/>
    <style:style style:name="WW8Dropcap3078" style:family="text" style:parent-style-name="WW8Dropcap4058"/>
    <style:style style:name="WW8Dropcap3079" style:family="text" style:parent-style-name="WW8Dropcap4058"/>
    <style:style style:name="WW8Dropcap3080" style:family="text" style:parent-style-name="WW8Dropcap4058"/>
    <style:style style:name="WW8Dropcap3081" style:family="text" style:parent-style-name="WW8Dropcap4058"/>
    <style:style style:name="WW8Dropcap3082" style:family="text" style:parent-style-name="WW8Dropcap4058"/>
    <style:style style:name="WW8Dropcap3083" style:family="text" style:parent-style-name="WW8Dropcap4058"/>
    <style:style style:name="WW8Dropcap3084" style:family="text" style:parent-style-name="WW8Dropcap4058"/>
    <style:style style:name="WW8Dropcap3085" style:family="text" style:parent-style-name="WW8Dropcap4058"/>
    <style:style style:name="WW8Dropcap3086" style:family="text" style:parent-style-name="WW8Dropcap4058"/>
    <style:style style:name="WW8Dropcap3087" style:family="text" style:parent-style-name="WW8Dropcap4058"/>
    <style:style style:name="WW8Dropcap3088" style:family="text" style:parent-style-name="WW8Dropcap4058"/>
    <style:style style:name="WW8Dropcap3089" style:family="text" style:parent-style-name="WW8Dropcap4058"/>
    <style:style style:name="WW8Dropcap3090" style:family="text" style:parent-style-name="WW8Dropcap4058"/>
    <style:style style:name="WW8Dropcap3091" style:family="text" style:parent-style-name="WW8Dropcap4058"/>
    <style:style style:name="WW8Dropcap3092" style:family="text" style:parent-style-name="WW8Dropcap4058"/>
    <style:style style:name="WW8Dropcap3093" style:family="text" style:parent-style-name="WW8Dropcap4058"/>
    <style:style style:name="WW8Dropcap3094" style:family="text" style:parent-style-name="WW8Dropcap4058"/>
    <style:style style:name="WW8Dropcap3095" style:family="text" style:parent-style-name="WW8Dropcap4058"/>
    <style:style style:name="WW8Dropcap3096" style:family="text" style:parent-style-name="WW8Dropcap4058"/>
    <style:style style:name="WW8Dropcap3097" style:family="text" style:parent-style-name="WW8Dropcap4058"/>
    <style:style style:name="WW8Dropcap3098" style:family="text" style:parent-style-name="WW8Dropcap4058"/>
    <style:style style:name="WW8Dropcap3099" style:family="text" style:parent-style-name="WW8Dropcap4058"/>
    <style:style style:name="WW8Dropcap3100" style:family="text" style:parent-style-name="WW8Dropcap4058"/>
    <style:style style:name="WW8Dropcap3101" style:family="text" style:parent-style-name="WW8Dropcap4058"/>
    <style:style style:name="WW8Dropcap3102" style:family="text" style:parent-style-name="WW8Dropcap4058"/>
    <style:style style:name="WW8Dropcap3103" style:family="text" style:parent-style-name="WW8Dropcap4058"/>
    <style:style style:name="WW8Dropcap3104" style:family="text" style:parent-style-name="WW8Dropcap4058"/>
    <style:style style:name="WW8Dropcap3105" style:family="text" style:parent-style-name="WW8Dropcap4058"/>
    <style:style style:name="WW8Dropcap3106" style:family="text" style:parent-style-name="WW8Dropcap4058"/>
    <style:style style:name="WW8Dropcap3107" style:family="text" style:parent-style-name="WW8Dropcap4058"/>
    <style:style style:name="WW8Dropcap3108" style:family="text" style:parent-style-name="WW8Dropcap4058"/>
    <style:style style:name="WW8Dropcap3109" style:family="text" style:parent-style-name="WW8Dropcap4058"/>
    <style:style style:name="WW8Dropcap3110" style:family="text" style:parent-style-name="WW8Dropcap4058"/>
    <style:style style:name="WW8Dropcap3111" style:family="text" style:parent-style-name="WW8Dropcap4058"/>
    <style:style style:name="WW8Dropcap3112" style:family="text" style:parent-style-name="WW8Dropcap4058"/>
    <style:style style:name="WW8Dropcap3113" style:family="text" style:parent-style-name="WW8Dropcap4058"/>
    <style:style style:name="WW8Dropcap3114" style:family="text" style:parent-style-name="WW8Dropcap4058"/>
    <style:style style:name="WW8Dropcap3115" style:family="text" style:parent-style-name="WW8Dropcap4058"/>
    <style:style style:name="WW8Dropcap3116" style:family="text" style:parent-style-name="WW8Dropcap4058"/>
    <style:style style:name="WW8Dropcap3117" style:family="text" style:parent-style-name="WW8Dropcap4058"/>
    <style:style style:name="WW8Dropcap3118" style:family="text" style:parent-style-name="WW8Dropcap4058"/>
    <style:style style:name="WW8Dropcap3119" style:family="text" style:parent-style-name="WW8Dropcap4058"/>
    <style:style style:name="WW8Dropcap3120" style:family="text" style:parent-style-name="WW8Dropcap4058"/>
    <style:style style:name="WW8Dropcap3121" style:family="text" style:parent-style-name="WW8Dropcap4058"/>
    <style:style style:name="WW8Dropcap3122" style:family="text" style:parent-style-name="WW8Dropcap4058"/>
    <style:style style:name="WW8Dropcap3123" style:family="text" style:parent-style-name="WW8Dropcap4058"/>
    <style:style style:name="WW8Dropcap3124" style:family="text" style:parent-style-name="WW8Dropcap4058"/>
    <style:style style:name="WW8Dropcap3125" style:family="text" style:parent-style-name="WW8Dropcap4058"/>
    <style:style style:name="WW8Dropcap3126" style:family="text" style:parent-style-name="WW8Dropcap4058"/>
    <style:style style:name="WW8Dropcap3127" style:family="text" style:parent-style-name="WW8Dropcap4058"/>
    <style:style style:name="WW8Dropcap3128" style:family="text" style:parent-style-name="WW8Dropcap4058"/>
    <style:style style:name="WW8Dropcap3129" style:family="text" style:parent-style-name="WW8Dropcap4058"/>
    <style:style style:name="WW8Dropcap3130" style:family="text" style:parent-style-name="WW8Dropcap4058"/>
    <style:style style:name="WW8Dropcap3131" style:family="text" style:parent-style-name="WW8Dropcap4058"/>
    <style:style style:name="WW8Dropcap3132" style:family="text" style:parent-style-name="WW8Dropcap4058"/>
    <style:style style:name="WW8Dropcap3133" style:family="text" style:parent-style-name="WW8Dropcap4058"/>
    <style:style style:name="WW8Dropcap3134" style:family="text" style:parent-style-name="WW8Dropcap4058"/>
    <style:style style:name="WW8Dropcap3135" style:family="text" style:parent-style-name="WW8Dropcap4058"/>
    <style:style style:name="WW8Dropcap3136" style:family="text" style:parent-style-name="WW8Dropcap4058"/>
    <style:style style:name="WW8Dropcap3137" style:family="text" style:parent-style-name="WW8Dropcap4058"/>
    <style:style style:name="WW8Dropcap3138" style:family="text" style:parent-style-name="WW8Dropcap4058"/>
    <style:style style:name="WW8Dropcap3139" style:family="text" style:parent-style-name="WW8Dropcap4058"/>
    <style:style style:name="WW8Dropcap3140" style:family="text" style:parent-style-name="WW8Dropcap4058"/>
    <style:style style:name="WW8Dropcap3141" style:family="text" style:parent-style-name="WW8Dropcap4058"/>
    <style:style style:name="WW8Dropcap3142" style:family="text" style:parent-style-name="WW8Dropcap4058"/>
    <style:style style:name="WW8Dropcap3143" style:family="text" style:parent-style-name="WW8Dropcap4058"/>
    <style:style style:name="WW8Dropcap3144" style:family="text" style:parent-style-name="WW8Dropcap4058"/>
    <style:style style:name="WW8Dropcap3145" style:family="text" style:parent-style-name="WW8Dropcap4058"/>
    <style:style style:name="WW8Dropcap3146" style:family="text" style:parent-style-name="WW8Dropcap4058"/>
    <style:style style:name="WW8Dropcap3147" style:family="text" style:parent-style-name="WW8Dropcap4058"/>
    <style:style style:name="WW8Dropcap3148" style:family="text" style:parent-style-name="WW8Dropcap4058"/>
    <style:style style:name="WW8Dropcap3149" style:family="text" style:parent-style-name="WW8Dropcap4058"/>
    <style:style style:name="WW8Dropcap3150" style:family="text" style:parent-style-name="WW8Dropcap4058"/>
    <style:style style:name="WW8Dropcap3151" style:family="text" style:parent-style-name="WW8Dropcap4058"/>
    <style:style style:name="WW8Dropcap3152" style:family="text" style:parent-style-name="WW8Dropcap4058"/>
    <style:style style:name="WW8Dropcap3153" style:family="text" style:parent-style-name="WW8Dropcap4058"/>
    <style:style style:name="WW8Dropcap3154" style:family="text" style:parent-style-name="WW8Dropcap4058"/>
    <style:style style:name="WW8Dropcap3155" style:family="text" style:parent-style-name="WW8Dropcap4058"/>
    <style:style style:name="WW8Dropcap3156" style:family="text" style:parent-style-name="WW8Dropcap4058"/>
    <style:style style:name="WW8Dropcap3157" style:family="text" style:parent-style-name="WW8Dropcap4058"/>
    <style:style style:name="WW8Dropcap3158" style:family="text" style:parent-style-name="WW8Dropcap4058"/>
    <style:style style:name="WW8Dropcap3159" style:family="text" style:parent-style-name="WW8Dropcap4058"/>
    <style:style style:name="WW8Dropcap3160" style:family="text" style:parent-style-name="WW8Dropcap4058"/>
    <style:style style:name="WW8Dropcap3161" style:family="text" style:parent-style-name="WW8Dropcap4058"/>
    <style:style style:name="WW8Dropcap3162" style:family="text" style:parent-style-name="WW8Dropcap4058"/>
    <style:style style:name="WW8Dropcap3163" style:family="text" style:parent-style-name="WW8Dropcap4058"/>
    <style:style style:name="WW8Dropcap3164" style:family="text" style:parent-style-name="WW8Dropcap4058"/>
    <style:style style:name="WW8Dropcap3165" style:family="text" style:parent-style-name="WW8Dropcap4058"/>
    <style:style style:name="WW8Dropcap3166" style:family="text" style:parent-style-name="WW8Dropcap4058"/>
    <style:style style:name="WW8Dropcap3167" style:family="text" style:parent-style-name="WW8Dropcap4058"/>
    <style:style style:name="WW8Dropcap3168" style:family="text" style:parent-style-name="WW8Dropcap4058"/>
    <style:style style:name="WW8Dropcap3169" style:family="text" style:parent-style-name="WW8Dropcap4058"/>
    <style:style style:name="WW8Dropcap3170" style:family="text" style:parent-style-name="WW8Dropcap4058"/>
    <style:style style:name="WW8Dropcap3171" style:family="text" style:parent-style-name="WW8Dropcap4058"/>
    <style:style style:name="WW8Dropcap3172" style:family="text" style:parent-style-name="WW8Dropcap4058"/>
    <style:style style:name="WW8Dropcap3173" style:family="text" style:parent-style-name="WW8Dropcap4058"/>
    <style:style style:name="WW8Dropcap3174" style:family="text" style:parent-style-name="WW8Dropcap4058"/>
    <style:style style:name="WW8Dropcap3175" style:family="text" style:parent-style-name="WW8Dropcap4058"/>
    <style:style style:name="WW8Dropcap3176" style:family="text" style:parent-style-name="WW8Dropcap4058"/>
    <style:style style:name="WW8Dropcap3177" style:family="text" style:parent-style-name="WW8Dropcap4058"/>
    <style:style style:name="WW8Dropcap3178" style:family="text" style:parent-style-name="WW8Dropcap4058"/>
    <style:style style:name="WW8Dropcap3179" style:family="text" style:parent-style-name="WW8Dropcap4058"/>
    <style:style style:name="WW8Dropcap3180" style:family="text" style:parent-style-name="WW8Dropcap4058"/>
    <style:style style:name="WW8Dropcap3181" style:family="text" style:parent-style-name="WW8Dropcap4058"/>
    <style:style style:name="WW8Dropcap3182" style:family="text" style:parent-style-name="WW8Dropcap4058"/>
    <style:style style:name="WW8Dropcap3183" style:family="text" style:parent-style-name="WW8Dropcap4058"/>
    <style:style style:name="WW8Dropcap3184" style:family="text" style:parent-style-name="WW8Dropcap4058"/>
    <style:style style:name="WW8Dropcap3185" style:family="text" style:parent-style-name="WW8Dropcap4058"/>
    <style:style style:name="WW8Dropcap3186" style:family="text" style:parent-style-name="WW8Dropcap4058"/>
    <style:style style:name="WW8Dropcap3187" style:family="text" style:parent-style-name="WW8Dropcap4058"/>
    <style:style style:name="WW8Dropcap3188" style:family="text" style:parent-style-name="WW8Dropcap4058"/>
    <style:style style:name="WW8Dropcap3189" style:family="text" style:parent-style-name="WW8Dropcap4058"/>
    <style:style style:name="WW8Dropcap3190" style:family="text" style:parent-style-name="WW8Dropcap4058"/>
    <style:style style:name="WW8Dropcap3191" style:family="text" style:parent-style-name="WW8Dropcap4058"/>
    <style:style style:name="WW8Dropcap3192" style:family="text" style:parent-style-name="WW8Dropcap4058"/>
    <style:style style:name="WW8Dropcap3193" style:family="text" style:parent-style-name="WW8Dropcap4058"/>
    <style:style style:name="WW8Dropcap3194" style:family="text" style:parent-style-name="WW8Dropcap4058"/>
    <style:style style:name="WW8Dropcap3195" style:family="text" style:parent-style-name="WW8Dropcap4058"/>
    <style:style style:name="WW8Dropcap3196" style:family="text" style:parent-style-name="WW8Dropcap4058"/>
    <style:style style:name="WW8Dropcap3197" style:family="text" style:parent-style-name="WW8Dropcap4058"/>
    <style:style style:name="WW8Dropcap3198" style:family="text" style:parent-style-name="WW8Dropcap4058"/>
    <style:style style:name="WW8Dropcap3199" style:family="text" style:parent-style-name="WW8Dropcap4058"/>
    <style:style style:name="WW8Dropcap3200" style:family="text" style:parent-style-name="WW8Dropcap4058"/>
    <style:style style:name="WW8Dropcap3201" style:family="text" style:parent-style-name="WW8Dropcap4058"/>
    <style:style style:name="WW8Dropcap3202" style:family="text" style:parent-style-name="WW8Dropcap4058"/>
    <style:style style:name="WW8Dropcap3203" style:family="text" style:parent-style-name="WW8Dropcap4058"/>
    <style:style style:name="WW8Dropcap3204" style:family="text" style:parent-style-name="WW8Dropcap4058"/>
    <style:style style:name="WW8Dropcap3205" style:family="text" style:parent-style-name="WW8Dropcap4058"/>
    <style:style style:name="WW8Dropcap3206" style:family="text" style:parent-style-name="WW8Dropcap4058"/>
    <style:style style:name="WW8Dropcap3207" style:family="text" style:parent-style-name="WW8Dropcap4058"/>
    <style:style style:name="WW8Dropcap3208" style:family="text" style:parent-style-name="WW8Dropcap4058"/>
    <style:style style:name="WW8Dropcap3209" style:family="text" style:parent-style-name="WW8Dropcap4058"/>
    <style:style style:name="WW8Dropcap3210" style:family="text" style:parent-style-name="WW8Dropcap4058"/>
    <style:style style:name="WW8Dropcap3211" style:family="text" style:parent-style-name="WW8Dropcap4058"/>
    <style:style style:name="WW8Dropcap3212" style:family="text" style:parent-style-name="WW8Dropcap4058"/>
    <style:style style:name="WW8Dropcap3213" style:family="text" style:parent-style-name="WW8Dropcap4058"/>
    <style:style style:name="WW8Dropcap3214" style:family="text" style:parent-style-name="WW8Dropcap4058"/>
    <style:style style:name="WW8Dropcap3215" style:family="text" style:parent-style-name="WW8Dropcap4058"/>
    <style:style style:name="WW8Dropcap3216" style:family="text" style:parent-style-name="WW8Dropcap4058"/>
    <style:style style:name="WW8Dropcap3217" style:family="text" style:parent-style-name="WW8Dropcap4058"/>
    <style:style style:name="WW8Dropcap3218" style:family="text" style:parent-style-name="WW8Dropcap4058"/>
    <style:style style:name="WW8Dropcap3219" style:family="text" style:parent-style-name="WW8Dropcap4058"/>
    <style:style style:name="WW8Dropcap3220" style:family="text" style:parent-style-name="WW8Dropcap4058"/>
    <style:style style:name="WW8Dropcap3221" style:family="text" style:parent-style-name="WW8Dropcap4058"/>
    <style:style style:name="WW8Dropcap3222" style:family="text" style:parent-style-name="WW8Dropcap4058"/>
    <style:style style:name="WW8Dropcap3223" style:family="text" style:parent-style-name="WW8Dropcap4058"/>
    <style:style style:name="WW8Dropcap3224" style:family="text" style:parent-style-name="WW8Dropcap4058"/>
    <style:style style:name="WW8Dropcap3225" style:family="text" style:parent-style-name="WW8Dropcap4058"/>
    <style:style style:name="WW8Dropcap3226" style:family="text" style:parent-style-name="WW8Dropcap4058"/>
    <style:style style:name="WW8Dropcap3227" style:family="text" style:parent-style-name="WW8Dropcap4058"/>
    <style:style style:name="WW8Dropcap3228" style:family="text" style:parent-style-name="WW8Dropcap4058"/>
    <style:style style:name="WW8Dropcap3229" style:family="text" style:parent-style-name="WW8Dropcap4058"/>
    <style:style style:name="WW8Dropcap3230" style:family="text" style:parent-style-name="WW8Dropcap4058"/>
    <style:style style:name="WW8Dropcap3231" style:family="text" style:parent-style-name="WW8Dropcap4058"/>
    <style:style style:name="WW8Dropcap3232" style:family="text" style:parent-style-name="WW8Dropcap4058"/>
    <style:style style:name="WW8Dropcap3233" style:family="text" style:parent-style-name="WW8Dropcap4058"/>
    <style:style style:name="WW8Dropcap3234" style:family="text" style:parent-style-name="WW8Dropcap4058"/>
    <style:style style:name="WW8Dropcap3235" style:family="text" style:parent-style-name="WW8Dropcap4058"/>
    <style:style style:name="WW8Dropcap3236" style:family="text" style:parent-style-name="WW8Dropcap4058"/>
    <style:style style:name="WW8Dropcap3237" style:family="text" style:parent-style-name="WW8Dropcap4058"/>
    <style:style style:name="WW8Dropcap3238" style:family="text" style:parent-style-name="WW8Dropcap4058"/>
    <style:style style:name="WW8Dropcap3239" style:family="text" style:parent-style-name="WW8Dropcap4058"/>
    <style:style style:name="WW8Dropcap3240" style:family="text" style:parent-style-name="WW8Dropcap4058"/>
    <style:style style:name="WW8Dropcap3241" style:family="text" style:parent-style-name="WW8Dropcap4058"/>
    <style:style style:name="WW8Dropcap3242" style:family="text" style:parent-style-name="WW8Dropcap4058"/>
    <style:style style:name="WW8Dropcap3243" style:family="text" style:parent-style-name="WW8Dropcap4058"/>
    <style:style style:name="WW8Dropcap3244" style:family="text" style:parent-style-name="WW8Dropcap4058"/>
    <style:style style:name="WW8Dropcap3245" style:family="text" style:parent-style-name="WW8Dropcap4058"/>
    <style:style style:name="WW8Dropcap3246" style:family="text" style:parent-style-name="WW8Dropcap4058"/>
    <style:style style:name="WW8Dropcap3247" style:family="text" style:parent-style-name="WW8Dropcap4058"/>
    <style:style style:name="WW8Dropcap3248" style:family="text" style:parent-style-name="WW8Dropcap4058"/>
    <style:style style:name="WW8Dropcap3249" style:family="text" style:parent-style-name="WW8Dropcap4058"/>
    <style:style style:name="WW8Dropcap3250" style:family="text" style:parent-style-name="WW8Dropcap4058"/>
    <style:style style:name="WW8Dropcap3251" style:family="text" style:parent-style-name="WW8Dropcap4058"/>
    <style:style style:name="WW8Dropcap3252" style:family="text" style:parent-style-name="WW8Dropcap4058"/>
    <style:style style:name="WW8Dropcap3253" style:family="text" style:parent-style-name="WW8Dropcap4058"/>
    <style:style style:name="WW8Dropcap3254" style:family="text" style:parent-style-name="WW8Dropcap4058"/>
    <style:style style:name="WW8Dropcap3255" style:family="text" style:parent-style-name="WW8Dropcap4058"/>
    <style:style style:name="WW8Dropcap3256" style:family="text" style:parent-style-name="WW8Dropcap4058"/>
    <style:style style:name="WW8Dropcap3257" style:family="text" style:parent-style-name="WW8Dropcap4058"/>
    <style:style style:name="WW8Dropcap3258" style:family="text" style:parent-style-name="WW8Dropcap4058"/>
    <style:style style:name="WW8Dropcap3259" style:family="text" style:parent-style-name="WW8Dropcap4058"/>
    <style:style style:name="WW8Dropcap3260" style:family="text" style:parent-style-name="WW8Dropcap4058"/>
    <style:style style:name="WW8Dropcap3261" style:family="text" style:parent-style-name="WW8Dropcap4058"/>
    <style:style style:name="WW8Dropcap3262" style:family="text" style:parent-style-name="WW8Dropcap4058"/>
    <style:style style:name="WW8Dropcap3263" style:family="text" style:parent-style-name="WW8Dropcap4058"/>
    <style:style style:name="WW8Dropcap3264" style:family="text" style:parent-style-name="WW8Dropcap4058"/>
    <style:style style:name="WW8Dropcap3265" style:family="text" style:parent-style-name="WW8Dropcap4058"/>
    <style:style style:name="WW8Dropcap3266" style:family="text" style:parent-style-name="WW8Dropcap4058"/>
    <style:style style:name="WW8Dropcap3267" style:family="text" style:parent-style-name="WW8Dropcap4058"/>
    <style:style style:name="WW8Dropcap3268" style:family="text" style:parent-style-name="WW8Dropcap4058"/>
    <style:style style:name="WW8Dropcap3269" style:family="text" style:parent-style-name="WW8Dropcap4058"/>
    <style:style style:name="WW8Dropcap3270" style:family="text" style:parent-style-name="WW8Dropcap4058"/>
    <style:style style:name="WW8Dropcap3271" style:family="text" style:parent-style-name="WW8Dropcap4058"/>
    <style:style style:name="WW8Dropcap3272" style:family="text" style:parent-style-name="WW8Dropcap4058"/>
    <style:style style:name="WW8Dropcap3273" style:family="text" style:parent-style-name="WW8Dropcap4058"/>
    <style:style style:name="WW8Dropcap3274" style:family="text" style:parent-style-name="WW8Dropcap4058"/>
    <style:style style:name="WW8Dropcap3275" style:family="text" style:parent-style-name="WW8Dropcap4058"/>
    <style:style style:name="WW8Dropcap3276" style:family="text" style:parent-style-name="WW8Dropcap4058"/>
    <style:style style:name="WW8Dropcap3277" style:family="text" style:parent-style-name="WW8Dropcap4058"/>
    <style:style style:name="WW8Dropcap3278" style:family="text" style:parent-style-name="WW8Dropcap4058"/>
    <style:style style:name="WW8Dropcap3279" style:family="text" style:parent-style-name="WW8Dropcap4058"/>
    <style:style style:name="WW8Dropcap3280" style:family="text" style:parent-style-name="WW8Dropcap4058"/>
    <style:style style:name="WW8Dropcap3281" style:family="text" style:parent-style-name="WW8Dropcap4058"/>
    <style:style style:name="WW8Dropcap3282" style:family="text" style:parent-style-name="WW8Dropcap4058"/>
    <style:style style:name="WW8Dropcap3283" style:family="text" style:parent-style-name="WW8Dropcap4058"/>
    <style:style style:name="WW8Dropcap3284" style:family="text" style:parent-style-name="WW8Dropcap4058"/>
    <style:style style:name="WW8Dropcap3285" style:family="text" style:parent-style-name="WW8Dropcap4058"/>
    <style:style style:name="WW8Dropcap3286" style:family="text" style:parent-style-name="WW8Dropcap4058"/>
    <style:style style:name="WW8Dropcap3287" style:family="text" style:parent-style-name="WW8Dropcap4058"/>
    <style:style style:name="WW8Dropcap3288" style:family="text" style:parent-style-name="WW8Dropcap4058"/>
    <style:style style:name="WW8Dropcap3289" style:family="text" style:parent-style-name="WW8Dropcap4058"/>
    <style:style style:name="WW8Dropcap3290" style:family="text" style:parent-style-name="WW8Dropcap4058"/>
    <style:style style:name="WW8Dropcap3291" style:family="text" style:parent-style-name="WW8Dropcap4058"/>
    <style:style style:name="WW8Dropcap3292" style:family="text" style:parent-style-name="WW8Dropcap4058"/>
    <style:style style:name="WW8Dropcap3293" style:family="text" style:parent-style-name="WW8Dropcap4058"/>
    <style:style style:name="WW8Dropcap3294" style:family="text" style:parent-style-name="WW8Dropcap4058"/>
    <style:style style:name="WW8Dropcap3295" style:family="text" style:parent-style-name="WW8Dropcap4058"/>
    <style:style style:name="WW8Dropcap3296" style:family="text" style:parent-style-name="WW8Dropcap4058"/>
    <style:style style:name="WW8Dropcap3297" style:family="text" style:parent-style-name="WW8Dropcap4058"/>
    <style:style style:name="WW8Dropcap3298" style:family="text" style:parent-style-name="WW8Dropcap4058"/>
    <style:style style:name="WW8Dropcap3299" style:family="text" style:parent-style-name="WW8Dropcap4058"/>
    <style:style style:name="WW8Dropcap3300" style:family="text" style:parent-style-name="WW8Dropcap4058"/>
    <style:style style:name="WW8Dropcap3301" style:family="text" style:parent-style-name="WW8Dropcap4058"/>
    <style:style style:name="WW8Dropcap3302" style:family="text" style:parent-style-name="WW8Dropcap4058"/>
    <style:style style:name="WW8Dropcap3303" style:family="text" style:parent-style-name="WW8Dropcap4058"/>
    <style:style style:name="WW8Dropcap3304" style:family="text" style:parent-style-name="WW8Dropcap4058"/>
    <style:style style:name="WW8Dropcap3305" style:family="text" style:parent-style-name="WW8Dropcap4058"/>
    <style:style style:name="WW8Dropcap3306" style:family="text" style:parent-style-name="WW8Dropcap4058"/>
    <style:style style:name="WW8Dropcap3307" style:family="text" style:parent-style-name="WW8Dropcap4058"/>
    <style:style style:name="WW8Dropcap3308" style:family="text" style:parent-style-name="WW8Dropcap4058"/>
    <style:style style:name="WW8Dropcap3309" style:family="text" style:parent-style-name="WW8Dropcap4058"/>
    <style:style style:name="WW8Dropcap3310" style:family="text" style:parent-style-name="WW8Dropcap4058"/>
    <style:style style:name="WW8Dropcap3311" style:family="text" style:parent-style-name="WW8Dropcap4058"/>
    <style:style style:name="WW8Dropcap3312" style:family="text" style:parent-style-name="WW8Dropcap4058"/>
    <style:style style:name="WW8Dropcap3313" style:family="text" style:parent-style-name="WW8Dropcap4058"/>
    <style:style style:name="WW8Dropcap3314" style:family="text" style:parent-style-name="WW8Dropcap4058"/>
    <style:style style:name="WW8Dropcap3315" style:family="text" style:parent-style-name="WW8Dropcap4058"/>
    <style:style style:name="WW8Dropcap3316" style:family="text" style:parent-style-name="WW8Dropcap4058"/>
    <style:style style:name="WW8Dropcap3317" style:family="text" style:parent-style-name="WW8Dropcap4058"/>
    <style:style style:name="WW8Dropcap3318" style:family="text" style:parent-style-name="WW8Dropcap4058"/>
    <style:style style:name="WW8Dropcap3319" style:family="text" style:parent-style-name="WW8Dropcap4058"/>
    <style:style style:name="WW8Dropcap3320" style:family="text" style:parent-style-name="WW8Dropcap4058"/>
    <style:style style:name="WW8Dropcap3321" style:family="text" style:parent-style-name="WW8Dropcap4058"/>
    <style:style style:name="WW8Dropcap3322" style:family="text" style:parent-style-name="WW8Dropcap4058"/>
    <style:style style:name="WW8Dropcap3323" style:family="text" style:parent-style-name="WW8Dropcap4058"/>
    <style:style style:name="WW8Dropcap3324" style:family="text" style:parent-style-name="WW8Dropcap4058"/>
    <style:style style:name="WW8Dropcap3325" style:family="text" style:parent-style-name="WW8Dropcap4058"/>
    <style:style style:name="WW8Dropcap3326" style:family="text" style:parent-style-name="WW8Dropcap4058"/>
    <style:style style:name="WW8Dropcap3327" style:family="text" style:parent-style-name="WW8Dropcap4058"/>
    <style:style style:name="WW8Dropcap3328" style:family="text" style:parent-style-name="WW8Dropcap4058"/>
    <style:style style:name="WW8Dropcap3329" style:family="text" style:parent-style-name="WW8Dropcap4058"/>
    <style:style style:name="WW8Dropcap3330" style:family="text" style:parent-style-name="WW8Dropcap4058"/>
    <style:style style:name="WW8Dropcap3331" style:family="text" style:parent-style-name="WW8Dropcap4058"/>
    <style:style style:name="WW8Dropcap3332" style:family="text" style:parent-style-name="WW8Dropcap4058"/>
    <style:style style:name="WW8Dropcap3333" style:family="text" style:parent-style-name="WW8Dropcap4058"/>
    <style:style style:name="WW8Dropcap3334" style:family="text" style:parent-style-name="WW8Dropcap4058"/>
    <style:style style:name="WW8Dropcap3335" style:family="text" style:parent-style-name="WW8Dropcap4058"/>
    <style:style style:name="WW8Dropcap3336" style:family="text" style:parent-style-name="WW8Dropcap4058"/>
    <style:style style:name="WW8Dropcap3337" style:family="text" style:parent-style-name="WW8Dropcap4058"/>
    <style:style style:name="WW8Dropcap3338" style:family="text" style:parent-style-name="WW8Dropcap4058"/>
    <style:style style:name="WW8Dropcap3339" style:family="text" style:parent-style-name="WW8Dropcap4058"/>
    <style:style style:name="WW8Dropcap3340" style:family="text" style:parent-style-name="WW8Dropcap4058"/>
    <style:style style:name="WW8Dropcap3341" style:family="text" style:parent-style-name="WW8Dropcap4058"/>
    <style:style style:name="WW8Dropcap3342" style:family="text" style:parent-style-name="WW8Dropcap4058"/>
    <style:style style:name="WW8Dropcap3343" style:family="text" style:parent-style-name="WW8Dropcap4058"/>
    <style:style style:name="WW8Dropcap3344" style:family="text" style:parent-style-name="WW8Dropcap4058"/>
    <style:style style:name="WW8Dropcap3345" style:family="text" style:parent-style-name="WW8Dropcap4058"/>
    <style:style style:name="WW8Dropcap3346" style:family="text" style:parent-style-name="WW8Dropcap4058"/>
    <style:style style:name="WW8Dropcap3347" style:family="text" style:parent-style-name="WW8Dropcap4058"/>
    <style:style style:name="WW8Dropcap3348" style:family="text" style:parent-style-name="WW8Dropcap4058"/>
    <style:style style:name="WW8Dropcap3349" style:family="text" style:parent-style-name="WW8Dropcap4058"/>
    <style:style style:name="WW8Dropcap3350" style:family="text" style:parent-style-name="WW8Dropcap4058"/>
    <style:style style:name="WW8Dropcap3351" style:family="text" style:parent-style-name="WW8Dropcap4058"/>
    <style:style style:name="WW8Dropcap3352" style:family="text" style:parent-style-name="WW8Dropcap4058"/>
    <style:style style:name="WW8Dropcap3353" style:family="text" style:parent-style-name="WW8Dropcap4058"/>
    <style:style style:name="WW8Dropcap3354" style:family="text" style:parent-style-name="WW8Dropcap4058"/>
    <style:style style:name="WW8Dropcap3355" style:family="text" style:parent-style-name="WW8Dropcap4058"/>
    <style:style style:name="WW8Dropcap3356" style:family="text" style:parent-style-name="WW8Dropcap4058"/>
    <style:style style:name="WW8Dropcap3357" style:family="text" style:parent-style-name="WW8Dropcap4058"/>
    <style:style style:name="WW8Dropcap3358" style:family="text" style:parent-style-name="WW8Dropcap4058"/>
    <style:style style:name="WW8Dropcap3359" style:family="text" style:parent-style-name="WW8Dropcap4058"/>
    <style:style style:name="WW8Dropcap3360" style:family="text" style:parent-style-name="WW8Dropcap4058"/>
    <style:style style:name="WW8Dropcap3361" style:family="text" style:parent-style-name="WW8Dropcap4058"/>
    <style:style style:name="WW8Dropcap3362" style:family="text" style:parent-style-name="WW8Dropcap4058"/>
    <style:style style:name="WW8Dropcap3363" style:family="text" style:parent-style-name="WW8Dropcap4058"/>
    <style:style style:name="WW8Dropcap3364" style:family="text" style:parent-style-name="WW8Dropcap4058"/>
    <style:style style:name="WW8Dropcap3365" style:family="text" style:parent-style-name="WW8Dropcap4058"/>
    <style:style style:name="WW8Dropcap3366" style:family="text" style:parent-style-name="WW8Dropcap4058"/>
    <style:style style:name="WW8Dropcap3367" style:family="text" style:parent-style-name="WW8Dropcap4058"/>
    <style:style style:name="WW8Dropcap3368" style:family="text" style:parent-style-name="WW8Dropcap4058"/>
    <style:style style:name="WW8Dropcap3369" style:family="text" style:parent-style-name="WW8Dropcap4058"/>
    <style:style style:name="WW8Dropcap3370" style:family="text" style:parent-style-name="WW8Dropcap4058"/>
    <style:style style:name="WW8Dropcap3371" style:family="text" style:parent-style-name="WW8Dropcap4058"/>
    <style:style style:name="WW8Dropcap3372" style:family="text" style:parent-style-name="WW8Dropcap4058"/>
    <style:style style:name="WW8Dropcap3373" style:family="text" style:parent-style-name="WW8Dropcap4058"/>
    <style:style style:name="WW8Dropcap3374" style:family="text" style:parent-style-name="WW8Dropcap4058"/>
    <style:style style:name="WW8Dropcap3375" style:family="text" style:parent-style-name="WW8Dropcap4058"/>
    <style:style style:name="WW8Dropcap3376" style:family="text" style:parent-style-name="WW8Dropcap4058"/>
    <style:style style:name="WW8Dropcap3377" style:family="text" style:parent-style-name="WW8Dropcap4058"/>
    <style:style style:name="WW8Dropcap3378" style:family="text" style:parent-style-name="WW8Dropcap4058"/>
    <style:style style:name="WW8Dropcap3379" style:family="text" style:parent-style-name="WW8Dropcap4058"/>
    <style:style style:name="WW8Dropcap3380" style:family="text" style:parent-style-name="WW8Dropcap4058"/>
    <style:style style:name="WW8Dropcap3381" style:family="text" style:parent-style-name="WW8Dropcap4058"/>
    <style:style style:name="WW8Dropcap3382" style:family="text" style:parent-style-name="WW8Dropcap4058"/>
    <style:style style:name="WW8Dropcap3383" style:family="text" style:parent-style-name="WW8Dropcap4058"/>
    <style:style style:name="WW8Dropcap3384" style:family="text" style:parent-style-name="WW8Dropcap4058"/>
    <style:style style:name="WW8Dropcap3385" style:family="text" style:parent-style-name="WW8Dropcap4058"/>
    <style:style style:name="WW8Dropcap3386" style:family="text" style:parent-style-name="WW8Dropcap4058"/>
    <style:style style:name="WW8Dropcap3387" style:family="text" style:parent-style-name="WW8Dropcap4058"/>
    <style:style style:name="WW8Dropcap3388" style:family="text" style:parent-style-name="WW8Dropcap4058"/>
    <style:style style:name="WW8Dropcap3389" style:family="text" style:parent-style-name="WW8Dropcap4058"/>
    <style:style style:name="WW8Dropcap3390" style:family="text" style:parent-style-name="WW8Dropcap4058"/>
    <style:style style:name="WW8Dropcap3391" style:family="text" style:parent-style-name="WW8Dropcap4058"/>
    <style:style style:name="WW8Dropcap3392" style:family="text" style:parent-style-name="WW8Dropcap4058"/>
    <style:style style:name="WW8Dropcap3393" style:family="text" style:parent-style-name="WW8Dropcap4058"/>
    <style:style style:name="WW8Dropcap3394" style:family="text" style:parent-style-name="WW8Dropcap4058"/>
    <style:style style:name="WW8Dropcap3395" style:family="text" style:parent-style-name="WW8Dropcap4058"/>
    <style:style style:name="WW8Dropcap3396" style:family="text" style:parent-style-name="WW8Dropcap4058"/>
    <style:style style:name="WW8Dropcap3397" style:family="text" style:parent-style-name="WW8Dropcap4058"/>
    <style:style style:name="WW8Dropcap3398" style:family="text" style:parent-style-name="WW8Dropcap4058"/>
    <style:style style:name="WW8Dropcap3399" style:family="text" style:parent-style-name="WW8Dropcap4058"/>
    <style:style style:name="WW8Dropcap3400" style:family="text" style:parent-style-name="WW8Dropcap4058"/>
    <style:style style:name="WW8Dropcap3401" style:family="text" style:parent-style-name="WW8Dropcap4058"/>
    <style:style style:name="WW8Dropcap3402" style:family="text" style:parent-style-name="WW8Dropcap4058"/>
    <style:style style:name="WW8Dropcap3403" style:family="text" style:parent-style-name="WW8Dropcap4058"/>
    <style:style style:name="WW8Dropcap3404" style:family="text" style:parent-style-name="WW8Dropcap4058"/>
    <style:style style:name="WW8Dropcap3405" style:family="text" style:parent-style-name="WW8Dropcap4058"/>
    <style:style style:name="WW8Dropcap3406" style:family="text" style:parent-style-name="WW8Dropcap4058"/>
    <style:style style:name="WW8Dropcap3407" style:family="text" style:parent-style-name="WW8Dropcap4058"/>
    <style:style style:name="WW8Dropcap3408" style:family="text" style:parent-style-name="WW8Dropcap4058"/>
    <style:style style:name="WW8Dropcap3409" style:family="text" style:parent-style-name="WW8Dropcap4058"/>
    <style:style style:name="WW8Dropcap3410" style:family="text" style:parent-style-name="WW8Dropcap4058"/>
    <style:style style:name="WW8Dropcap3411" style:family="text" style:parent-style-name="WW8Dropcap4058"/>
    <style:style style:name="WW8Dropcap3412" style:family="text" style:parent-style-name="WW8Dropcap4058"/>
    <style:style style:name="WW8Dropcap3413" style:family="text" style:parent-style-name="WW8Dropcap4058"/>
    <style:style style:name="WW8Dropcap3414" style:family="text" style:parent-style-name="WW8Dropcap4058"/>
    <style:style style:name="WW8Dropcap3415" style:family="text" style:parent-style-name="WW8Dropcap4058"/>
    <style:style style:name="WW8Dropcap3416" style:family="text" style:parent-style-name="WW8Dropcap4058"/>
    <style:style style:name="WW8Dropcap3417" style:family="text" style:parent-style-name="WW8Dropcap4058"/>
    <style:style style:name="WW8Dropcap3418" style:family="text" style:parent-style-name="WW8Dropcap4058"/>
    <style:style style:name="WW8Dropcap3419" style:family="text" style:parent-style-name="WW8Dropcap4058"/>
    <style:style style:name="WW8Dropcap3420" style:family="text" style:parent-style-name="WW8Dropcap4058"/>
    <style:style style:name="WW8Dropcap3421" style:family="text" style:parent-style-name="WW8Dropcap4058"/>
    <style:style style:name="WW8Dropcap3422" style:family="text" style:parent-style-name="WW8Dropcap4058"/>
    <style:style style:name="WW8Dropcap3423" style:family="text" style:parent-style-name="WW8Dropcap4058"/>
    <style:style style:name="WW8Dropcap3424" style:family="text" style:parent-style-name="WW8Dropcap4058"/>
    <style:style style:name="WW8Dropcap3425" style:family="text" style:parent-style-name="WW8Dropcap4058"/>
    <style:style style:name="WW8Dropcap3426" style:family="text" style:parent-style-name="WW8Dropcap4058"/>
    <style:style style:name="WW8Dropcap3427" style:family="text" style:parent-style-name="WW8Dropcap4058"/>
    <style:style style:name="WW8Dropcap3428" style:family="text" style:parent-style-name="WW8Dropcap4058"/>
    <style:style style:name="WW8Dropcap3429" style:family="text" style:parent-style-name="WW8Dropcap4058"/>
    <style:style style:name="WW8Dropcap3430" style:family="text" style:parent-style-name="WW8Dropcap4058"/>
    <style:style style:name="WW8Dropcap3431" style:family="text" style:parent-style-name="WW8Dropcap4058"/>
    <style:style style:name="WW8Dropcap3432" style:family="text" style:parent-style-name="WW8Dropcap4058"/>
    <style:style style:name="WW8Dropcap3433" style:family="text" style:parent-style-name="WW8Dropcap4058"/>
    <style:style style:name="WW8Dropcap3434" style:family="text" style:parent-style-name="WW8Dropcap4058"/>
    <style:style style:name="WW8Dropcap3435" style:family="text" style:parent-style-name="WW8Dropcap4058"/>
    <style:style style:name="WW8Dropcap3436" style:family="text" style:parent-style-name="WW8Dropcap4058"/>
    <style:style style:name="WW8Dropcap3437" style:family="text" style:parent-style-name="WW8Dropcap4058"/>
    <style:style style:name="WW8Dropcap3438" style:family="text" style:parent-style-name="WW8Dropcap4058"/>
    <style:style style:name="WW8Dropcap3439" style:family="text" style:parent-style-name="WW8Dropcap4058"/>
    <style:style style:name="WW8Dropcap3440" style:family="text" style:parent-style-name="WW8Dropcap4058"/>
    <style:style style:name="WW8Dropcap3441" style:family="text" style:parent-style-name="WW8Dropcap4058"/>
    <style:style style:name="WW8Dropcap3442" style:family="text" style:parent-style-name="WW8Dropcap4058"/>
    <style:style style:name="WW8Dropcap3443" style:family="text" style:parent-style-name="WW8Dropcap4058"/>
    <style:style style:name="WW8Dropcap3444" style:family="text" style:parent-style-name="WW8Dropcap4058"/>
    <style:style style:name="WW8Dropcap3445" style:family="text" style:parent-style-name="WW8Dropcap4058"/>
    <style:style style:name="WW8Dropcap3446" style:family="text" style:parent-style-name="WW8Dropcap4058"/>
    <style:style style:name="WW8Dropcap3447" style:family="text" style:parent-style-name="WW8Dropcap4058"/>
    <style:style style:name="WW8Dropcap3448" style:family="text" style:parent-style-name="WW8Dropcap4058"/>
    <style:style style:name="WW8Dropcap3449" style:family="text" style:parent-style-name="WW8Dropcap4058"/>
    <style:style style:name="WW8Dropcap3450" style:family="text" style:parent-style-name="WW8Dropcap4058"/>
    <style:style style:name="WW8Dropcap3451" style:family="text" style:parent-style-name="WW8Dropcap4058"/>
    <style:style style:name="WW8Dropcap3452" style:family="text" style:parent-style-name="WW8Dropcap4058"/>
    <style:style style:name="WW8Dropcap3453" style:family="text" style:parent-style-name="WW8Dropcap4058"/>
    <style:style style:name="WW8Dropcap3454" style:family="text" style:parent-style-name="WW8Dropcap4058"/>
    <style:style style:name="WW8Dropcap3455" style:family="text" style:parent-style-name="WW8Dropcap4058"/>
    <style:style style:name="WW8Dropcap3456" style:family="text" style:parent-style-name="WW8Dropcap4058"/>
    <style:style style:name="WW8Dropcap3457" style:family="text" style:parent-style-name="WW8Dropcap4058"/>
    <style:style style:name="WW8Dropcap3458" style:family="text" style:parent-style-name="WW8Dropcap4058"/>
    <style:style style:name="WW8Dropcap3459" style:family="text" style:parent-style-name="WW8Dropcap4058"/>
    <style:style style:name="WW8Dropcap3460" style:family="text" style:parent-style-name="WW8Dropcap4058"/>
    <style:style style:name="WW8Dropcap3461" style:family="text" style:parent-style-name="WW8Dropcap4058"/>
    <style:style style:name="WW8Dropcap3462" style:family="text" style:parent-style-name="WW8Dropcap4058"/>
    <style:style style:name="WW8Dropcap3463" style:family="text" style:parent-style-name="WW8Dropcap4058"/>
    <style:style style:name="WW8Dropcap3464" style:family="text" style:parent-style-name="WW8Dropcap4058"/>
    <style:style style:name="WW8Dropcap3465" style:family="text" style:parent-style-name="WW8Dropcap4058"/>
    <style:style style:name="WW8Dropcap3466" style:family="text" style:parent-style-name="WW8Dropcap4058"/>
    <style:style style:name="WW8Dropcap3467" style:family="text" style:parent-style-name="WW8Dropcap4058"/>
    <style:style style:name="WW8Dropcap3468" style:family="text" style:parent-style-name="WW8Dropcap4058"/>
    <style:style style:name="WW8Dropcap3469" style:family="text" style:parent-style-name="WW8Dropcap4058"/>
    <style:style style:name="WW8Dropcap3470" style:family="text" style:parent-style-name="WW8Dropcap4058"/>
    <style:style style:name="WW8Dropcap3471" style:family="text" style:parent-style-name="WW8Dropcap4058"/>
    <style:style style:name="WW8Dropcap3472" style:family="text" style:parent-style-name="WW8Dropcap4058"/>
    <style:style style:name="WW8Dropcap3473" style:family="text" style:parent-style-name="WW8Dropcap4058"/>
    <style:style style:name="WW8Dropcap3474" style:family="text" style:parent-style-name="WW8Dropcap4058"/>
    <style:style style:name="WW8Dropcap3475" style:family="text" style:parent-style-name="WW8Dropcap4058"/>
    <style:style style:name="WW8Dropcap3476" style:family="text" style:parent-style-name="WW8Dropcap4058"/>
    <style:style style:name="WW8Dropcap3477" style:family="text" style:parent-style-name="WW8Dropcap4058"/>
    <style:style style:name="WW8Dropcap3478" style:family="text" style:parent-style-name="WW8Dropcap4058"/>
    <style:style style:name="WW8Dropcap3479" style:family="text" style:parent-style-name="WW8Dropcap4058"/>
    <style:style style:name="WW8Dropcap3480" style:family="text" style:parent-style-name="WW8Dropcap4058"/>
    <style:style style:name="WW8Dropcap3481" style:family="text" style:parent-style-name="WW8Dropcap4058"/>
    <style:style style:name="WW8Dropcap3482" style:family="text" style:parent-style-name="WW8Dropcap4058"/>
    <style:style style:name="WW8Dropcap3483" style:family="text" style:parent-style-name="WW8Dropcap4058"/>
    <style:style style:name="WW8Dropcap3484" style:family="text" style:parent-style-name="WW8Dropcap4058"/>
    <style:style style:name="WW8Dropcap3485" style:family="text" style:parent-style-name="WW8Dropcap4058"/>
    <style:style style:name="WW8Dropcap3486" style:family="text" style:parent-style-name="WW8Dropcap4058"/>
    <style:style style:name="WW8Dropcap3487" style:family="text" style:parent-style-name="WW8Dropcap4058"/>
    <style:style style:name="WW8Dropcap3488" style:family="text" style:parent-style-name="WW8Dropcap4058"/>
    <style:style style:name="WW8Dropcap3489" style:family="text" style:parent-style-name="WW8Dropcap4058"/>
    <style:style style:name="WW8Dropcap3490" style:family="text" style:parent-style-name="WW8Dropcap4058"/>
    <style:style style:name="WW8Dropcap3491" style:family="text" style:parent-style-name="WW8Dropcap4058"/>
    <style:style style:name="WW8Dropcap3492" style:family="text" style:parent-style-name="WW8Dropcap4058"/>
    <style:style style:name="WW8Dropcap3493" style:family="text" style:parent-style-name="WW8Dropcap4058"/>
    <style:style style:name="WW8Dropcap3494" style:family="text" style:parent-style-name="WW8Dropcap4058"/>
    <style:style style:name="WW8Dropcap3495" style:family="text" style:parent-style-name="WW8Dropcap4058"/>
    <style:style style:name="WW8Dropcap3496" style:family="text" style:parent-style-name="WW8Dropcap4058"/>
    <style:style style:name="WW8Dropcap3497" style:family="text" style:parent-style-name="WW8Dropcap4058"/>
    <style:style style:name="WW8Dropcap3498" style:family="text" style:parent-style-name="WW8Dropcap4058"/>
    <style:style style:name="WW8Dropcap3499" style:family="text" style:parent-style-name="WW8Dropcap4058"/>
    <style:style style:name="WW8Dropcap3500" style:family="text" style:parent-style-name="WW8Dropcap4058"/>
    <style:style style:name="WW8Dropcap3501" style:family="text" style:parent-style-name="WW8Dropcap4058"/>
    <style:style style:name="WW8Dropcap3502" style:family="text" style:parent-style-name="WW8Dropcap4058"/>
    <style:style style:name="WW8Dropcap3503" style:family="text" style:parent-style-name="WW8Dropcap4058"/>
    <style:style style:name="WW8Dropcap3504" style:family="text" style:parent-style-name="WW8Dropcap4058"/>
    <style:style style:name="WW8Dropcap3505" style:family="text" style:parent-style-name="WW8Dropcap4058"/>
    <style:style style:name="WW8Dropcap3506" style:family="text" style:parent-style-name="WW8Dropcap4058"/>
    <style:style style:name="WW8Dropcap3507" style:family="text" style:parent-style-name="WW8Dropcap4058"/>
    <style:style style:name="WW8Dropcap3508" style:family="text" style:parent-style-name="WW8Dropcap4058"/>
    <style:style style:name="WW8Dropcap3509" style:family="text" style:parent-style-name="WW8Dropcap4058"/>
    <style:style style:name="WW8Dropcap3510" style:family="text" style:parent-style-name="WW8Dropcap4058"/>
    <style:style style:name="WW8Dropcap3511" style:family="text" style:parent-style-name="WW8Dropcap4058"/>
    <style:style style:name="WW8Dropcap3512" style:family="text" style:parent-style-name="WW8Dropcap4058"/>
    <style:style style:name="WW8Dropcap3513" style:family="text" style:parent-style-name="WW8Dropcap4058"/>
    <style:style style:name="WW8Dropcap3514" style:family="text" style:parent-style-name="WW8Dropcap4058"/>
    <style:style style:name="WW8Dropcap3515" style:family="text" style:parent-style-name="WW8Dropcap4058"/>
    <style:style style:name="WW8Dropcap3516" style:family="text" style:parent-style-name="WW8Dropcap4058"/>
    <style:style style:name="WW8Dropcap3517" style:family="text" style:parent-style-name="WW8Dropcap4058"/>
    <style:style style:name="WW8Dropcap3518" style:family="text" style:parent-style-name="WW8Dropcap4058"/>
    <style:style style:name="WW8Dropcap3519" style:family="text" style:parent-style-name="WW8Dropcap4058"/>
    <style:style style:name="WW8Dropcap3520" style:family="text" style:parent-style-name="WW8Dropcap4058"/>
    <style:style style:name="WW8Dropcap3521" style:family="text" style:parent-style-name="WW8Dropcap4058"/>
    <style:style style:name="WW8Dropcap3522" style:family="text" style:parent-style-name="WW8Dropcap4058"/>
    <style:style style:name="WW8Dropcap3523" style:family="text" style:parent-style-name="WW8Dropcap4058"/>
    <style:style style:name="WW8Dropcap3524" style:family="text" style:parent-style-name="WW8Dropcap4058"/>
    <style:style style:name="WW8Dropcap3525" style:family="text" style:parent-style-name="WW8Dropcap4058"/>
    <style:style style:name="WW8Dropcap3526" style:family="text" style:parent-style-name="WW8Dropcap4058"/>
    <style:style style:name="WW8Dropcap3527" style:family="text" style:parent-style-name="WW8Dropcap4058"/>
    <style:style style:name="WW8Dropcap3528" style:family="text" style:parent-style-name="WW8Dropcap4058"/>
    <style:style style:name="WW8Dropcap3529" style:family="text" style:parent-style-name="WW8Dropcap4058"/>
    <style:style style:name="WW8Dropcap3530" style:family="text" style:parent-style-name="WW8Dropcap4058"/>
    <style:style style:name="WW8Dropcap3531" style:family="text" style:parent-style-name="WW8Dropcap4058"/>
    <style:style style:name="WW8Dropcap3532" style:family="text" style:parent-style-name="WW8Dropcap4058"/>
    <style:style style:name="WW8Dropcap3533" style:family="text" style:parent-style-name="WW8Dropcap4058"/>
    <style:style style:name="WW8Dropcap3534" style:family="text" style:parent-style-name="WW8Dropcap4058"/>
    <style:style style:name="WW8Dropcap3535" style:family="text" style:parent-style-name="WW8Dropcap4058"/>
    <style:style style:name="WW8Dropcap3536" style:family="text" style:parent-style-name="WW8Dropcap4058"/>
    <style:style style:name="WW8Dropcap3537" style:family="text" style:parent-style-name="WW8Dropcap4058"/>
    <style:style style:name="WW8Dropcap3538" style:family="text" style:parent-style-name="WW8Dropcap4058"/>
    <style:style style:name="WW8Dropcap3539" style:family="text" style:parent-style-name="WW8Dropcap4058"/>
    <style:style style:name="WW8Dropcap3540" style:family="text" style:parent-style-name="WW8Dropcap4058"/>
    <style:style style:name="WW8Dropcap3541" style:family="text" style:parent-style-name="WW8Dropcap4058"/>
    <style:style style:name="WW8Dropcap3542" style:family="text" style:parent-style-name="WW8Dropcap4058"/>
    <style:style style:name="WW8Dropcap3543" style:family="text" style:parent-style-name="WW8Dropcap4058"/>
    <style:style style:name="WW8Dropcap3544" style:family="text" style:parent-style-name="WW8Dropcap4058"/>
    <style:style style:name="WW8Dropcap3545" style:family="text" style:parent-style-name="WW8Dropcap4058"/>
    <style:style style:name="WW8Dropcap3546" style:family="text" style:parent-style-name="WW8Dropcap4058"/>
    <style:style style:name="WW8Dropcap3547" style:family="text" style:parent-style-name="WW8Dropcap4058"/>
    <style:style style:name="WW8Dropcap3548" style:family="text" style:parent-style-name="WW8Dropcap4058"/>
    <style:style style:name="WW8Dropcap3549" style:family="text" style:parent-style-name="WW8Dropcap4058"/>
    <style:style style:name="WW8Dropcap3550" style:family="text" style:parent-style-name="WW8Dropcap4058"/>
    <style:style style:name="WW8Dropcap3551" style:family="text" style:parent-style-name="WW8Dropcap4058"/>
    <style:style style:name="WW8Dropcap3552" style:family="text" style:parent-style-name="WW8Dropcap4058"/>
    <style:style style:name="WW8Dropcap3553" style:family="text" style:parent-style-name="WW8Dropcap4058"/>
    <style:style style:name="WW8Dropcap3554" style:family="text" style:parent-style-name="WW8Dropcap4058"/>
    <style:style style:name="WW8Dropcap3555" style:family="text" style:parent-style-name="WW8Dropcap4058"/>
    <style:style style:name="WW8Dropcap3556" style:family="text" style:parent-style-name="WW8Dropcap4058"/>
    <style:style style:name="WW8Dropcap3557" style:family="text" style:parent-style-name="WW8Dropcap4058"/>
    <style:style style:name="WW8Dropcap3558" style:family="text" style:parent-style-name="WW8Dropcap4058"/>
    <style:style style:name="WW8Dropcap3559" style:family="text" style:parent-style-name="WW8Dropcap4058"/>
    <style:style style:name="WW8Dropcap3560" style:family="text" style:parent-style-name="WW8Dropcap4058"/>
    <style:style style:name="WW8Dropcap3561" style:family="text" style:parent-style-name="WW8Dropcap4058"/>
    <style:style style:name="WW8Dropcap3562" style:family="text" style:parent-style-name="WW8Dropcap4058"/>
    <style:style style:name="WW8Dropcap3563" style:family="text" style:parent-style-name="WW8Dropcap4058"/>
    <style:style style:name="WW8Dropcap3564" style:family="text" style:parent-style-name="WW8Dropcap4058"/>
    <style:style style:name="WW8Dropcap3565" style:family="text" style:parent-style-name="WW8Dropcap4058"/>
    <style:style style:name="WW8Dropcap3566" style:family="text" style:parent-style-name="WW8Dropcap4058"/>
    <style:style style:name="WW8Dropcap3567" style:family="text" style:parent-style-name="WW8Dropcap4058"/>
    <style:style style:name="WW8Dropcap3568" style:family="text" style:parent-style-name="WW8Dropcap4058"/>
    <style:style style:name="WW8Dropcap3569" style:family="text" style:parent-style-name="WW8Dropcap4058"/>
    <style:style style:name="WW8Dropcap3570" style:family="text" style:parent-style-name="WW8Dropcap4058"/>
    <style:style style:name="WW8Dropcap3571" style:family="text" style:parent-style-name="WW8Dropcap4058"/>
    <style:style style:name="WW8Dropcap3572" style:family="text" style:parent-style-name="WW8Dropcap4058"/>
    <style:style style:name="WW8Dropcap3573" style:family="text" style:parent-style-name="WW8Dropcap4058"/>
    <style:style style:name="WW8Dropcap3574" style:family="text" style:parent-style-name="WW8Dropcap4058"/>
    <style:style style:name="WW8Dropcap3575" style:family="text" style:parent-style-name="WW8Dropcap4058"/>
    <style:style style:name="WW8Dropcap3576" style:family="text" style:parent-style-name="WW8Dropcap4058"/>
    <style:style style:name="WW8Dropcap3577" style:family="text" style:parent-style-name="WW8Dropcap4058"/>
    <style:style style:name="WW8Dropcap3578" style:family="text" style:parent-style-name="WW8Dropcap4058"/>
    <style:style style:name="WW8Dropcap3579" style:family="text" style:parent-style-name="WW8Dropcap4058"/>
    <style:style style:name="WW8Dropcap3580" style:family="text" style:parent-style-name="WW8Dropcap4058"/>
    <style:style style:name="WW8Dropcap3581" style:family="text" style:parent-style-name="WW8Dropcap4058"/>
    <style:style style:name="WW8Dropcap3582" style:family="text" style:parent-style-name="WW8Dropcap4058"/>
    <style:style style:name="WW8Dropcap3583" style:family="text" style:parent-style-name="WW8Dropcap4058"/>
    <style:style style:name="WW8Dropcap3584" style:family="text" style:parent-style-name="WW8Dropcap4058"/>
    <style:style style:name="WW8Dropcap3585" style:family="text" style:parent-style-name="WW8Dropcap4058"/>
    <style:style style:name="WW8Dropcap3586" style:family="text" style:parent-style-name="WW8Dropcap4058"/>
    <style:style style:name="WW8Dropcap3587" style:family="text" style:parent-style-name="WW8Dropcap4058"/>
    <style:style style:name="WW8Dropcap3588" style:family="text" style:parent-style-name="WW8Dropcap4058"/>
    <style:style style:name="WW8Dropcap3589" style:family="text" style:parent-style-name="WW8Dropcap4058"/>
    <style:style style:name="WW8Dropcap3590" style:family="text" style:parent-style-name="WW8Dropcap4058"/>
    <style:style style:name="WW8Dropcap3591" style:family="text" style:parent-style-name="WW8Dropcap4058"/>
    <style:style style:name="WW8Dropcap3592" style:family="text" style:parent-style-name="WW8Dropcap4058"/>
    <style:style style:name="WW8Dropcap3593" style:family="text" style:parent-style-name="WW8Dropcap4058"/>
    <style:style style:name="WW8Dropcap3594" style:family="text" style:parent-style-name="WW8Dropcap4058"/>
    <style:style style:name="WW8Dropcap3595" style:family="text" style:parent-style-name="WW8Dropcap4058"/>
    <style:style style:name="WW8Dropcap3596" style:family="text" style:parent-style-name="WW8Dropcap4058"/>
    <style:style style:name="WW8Dropcap3597" style:family="text" style:parent-style-name="WW8Dropcap4058"/>
    <style:style style:name="WW8Dropcap3598" style:family="text" style:parent-style-name="WW8Dropcap4058"/>
    <style:style style:name="WW8Dropcap3599" style:family="text" style:parent-style-name="WW8Dropcap4058"/>
    <style:style style:name="WW8Dropcap3600" style:family="text" style:parent-style-name="WW8Dropcap4058"/>
    <style:style style:name="WW8Dropcap3601" style:family="text" style:parent-style-name="WW8Dropcap4058"/>
    <style:style style:name="WW8Dropcap3602" style:family="text" style:parent-style-name="WW8Dropcap4058"/>
    <style:style style:name="WW8Dropcap3603" style:family="text" style:parent-style-name="WW8Dropcap4058"/>
    <style:style style:name="WW8Dropcap3604" style:family="text" style:parent-style-name="WW8Dropcap4058"/>
    <style:style style:name="WW8Dropcap3605" style:family="text" style:parent-style-name="WW8Dropcap4058"/>
    <style:style style:name="WW8Dropcap3606" style:family="text" style:parent-style-name="WW8Dropcap4058"/>
    <style:style style:name="WW8Dropcap3607" style:family="text" style:parent-style-name="WW8Dropcap4058"/>
    <style:style style:name="WW8Dropcap3608" style:family="text" style:parent-style-name="WW8Dropcap4058"/>
    <style:style style:name="WW8Dropcap3609" style:family="text" style:parent-style-name="WW8Dropcap4058"/>
    <style:style style:name="WW8Dropcap3610" style:family="text" style:parent-style-name="WW8Dropcap4058"/>
    <style:style style:name="WW8Dropcap3611" style:family="text" style:parent-style-name="WW8Dropcap4058"/>
    <style:style style:name="WW8Dropcap3612" style:family="text" style:parent-style-name="WW8Dropcap4058"/>
    <style:style style:name="WW8Dropcap3613" style:family="text" style:parent-style-name="WW8Dropcap4058"/>
    <style:style style:name="WW8Dropcap3614" style:family="text" style:parent-style-name="WW8Dropcap4058"/>
    <style:style style:name="WW8Dropcap3615" style:family="text" style:parent-style-name="WW8Dropcap4058"/>
    <style:style style:name="WW8Dropcap3616" style:family="text" style:parent-style-name="WW8Dropcap4058"/>
    <style:style style:name="WW8Dropcap3617" style:family="text" style:parent-style-name="WW8Dropcap4058"/>
    <style:style style:name="WW8Dropcap3618" style:family="text" style:parent-style-name="WW8Dropcap4058"/>
    <style:style style:name="WW8Dropcap3619" style:family="text" style:parent-style-name="WW8Dropcap4058"/>
    <style:style style:name="WW8Dropcap3620" style:family="text" style:parent-style-name="WW8Dropcap4058"/>
    <style:style style:name="WW8Dropcap3621" style:family="text" style:parent-style-name="WW8Dropcap4058"/>
    <style:style style:name="WW8Dropcap3622" style:family="text" style:parent-style-name="WW8Dropcap4058"/>
    <style:style style:name="WW8Dropcap3623" style:family="text" style:parent-style-name="WW8Dropcap4058"/>
    <style:style style:name="WW8Dropcap3624" style:family="text" style:parent-style-name="WW8Dropcap4058"/>
    <style:style style:name="WW8Dropcap3625" style:family="text" style:parent-style-name="WW8Dropcap4058"/>
    <style:style style:name="WW8Dropcap3626" style:family="text" style:parent-style-name="WW8Dropcap4058"/>
    <style:style style:name="WW8Dropcap3627" style:family="text" style:parent-style-name="WW8Dropcap4058"/>
    <style:style style:name="WW8Dropcap3628" style:family="text" style:parent-style-name="WW8Dropcap4058"/>
    <style:style style:name="WW8Dropcap3629" style:family="text" style:parent-style-name="WW8Dropcap4058"/>
    <style:style style:name="WW8Dropcap3630" style:family="text" style:parent-style-name="WW8Dropcap4058"/>
    <style:style style:name="WW8Dropcap3631" style:family="text" style:parent-style-name="WW8Dropcap4058"/>
    <style:style style:name="WW8Dropcap3632" style:family="text" style:parent-style-name="WW8Dropcap4058"/>
    <style:style style:name="WW8Dropcap3633" style:family="text" style:parent-style-name="WW8Dropcap4058"/>
    <style:style style:name="WW8Dropcap3634" style:family="text" style:parent-style-name="WW8Dropcap4058"/>
    <style:style style:name="WW8Dropcap3635" style:family="text" style:parent-style-name="WW8Dropcap4058"/>
    <style:style style:name="WW8Dropcap3636" style:family="text" style:parent-style-name="WW8Dropcap4058"/>
    <style:style style:name="WW8Dropcap3637" style:family="text" style:parent-style-name="WW8Dropcap4058"/>
    <style:style style:name="WW8Dropcap3638" style:family="text" style:parent-style-name="WW8Dropcap4058"/>
    <style:style style:name="WW8Dropcap3639" style:family="text" style:parent-style-name="WW8Dropcap4058"/>
    <style:style style:name="WW8Dropcap3640" style:family="text" style:parent-style-name="WW8Dropcap4058"/>
    <style:style style:name="WW8Dropcap3641" style:family="text" style:parent-style-name="WW8Dropcap4058"/>
    <style:style style:name="WW8Dropcap3642" style:family="text" style:parent-style-name="WW8Dropcap4058"/>
    <style:style style:name="WW8Dropcap3643" style:family="text" style:parent-style-name="WW8Dropcap4058"/>
    <style:style style:name="WW8Dropcap3644" style:family="text" style:parent-style-name="WW8Dropcap4058"/>
    <style:style style:name="WW8Dropcap3645" style:family="text" style:parent-style-name="WW8Dropcap4058"/>
    <style:style style:name="WW8Dropcap3646" style:family="text" style:parent-style-name="WW8Dropcap4058"/>
    <style:style style:name="WW8Dropcap3647" style:family="text" style:parent-style-name="WW8Dropcap4058"/>
    <style:style style:name="WW8Dropcap3648" style:family="text" style:parent-style-name="WW8Dropcap4058"/>
    <style:style style:name="WW8Dropcap3649" style:family="text" style:parent-style-name="WW8Dropcap4058"/>
    <style:style style:name="WW8Dropcap3650" style:family="text" style:parent-style-name="WW8Dropcap4058"/>
    <style:style style:name="WW8Dropcap3651" style:family="text" style:parent-style-name="WW8Dropcap4058"/>
    <style:style style:name="WW8Dropcap3652" style:family="text" style:parent-style-name="WW8Dropcap4058"/>
    <style:style style:name="WW8Dropcap3653" style:family="text" style:parent-style-name="WW8Dropcap4058"/>
    <style:style style:name="WW8Dropcap3654" style:family="text" style:parent-style-name="WW8Dropcap4058"/>
    <style:style style:name="WW8Dropcap3655" style:family="text" style:parent-style-name="WW8Dropcap4058"/>
    <style:style style:name="WW8Dropcap3656" style:family="text" style:parent-style-name="WW8Dropcap4058"/>
    <style:style style:name="WW8Dropcap3657" style:family="text" style:parent-style-name="WW8Dropcap4058"/>
    <style:style style:name="WW8Dropcap3658" style:family="text" style:parent-style-name="WW8Dropcap4058"/>
    <style:style style:name="WW8Dropcap3659" style:family="text" style:parent-style-name="WW8Dropcap4058"/>
    <style:style style:name="WW8Dropcap3660" style:family="text" style:parent-style-name="WW8Dropcap4058"/>
    <style:style style:name="WW8Dropcap3661" style:family="text" style:parent-style-name="WW8Dropcap4058"/>
    <style:style style:name="WW8Dropcap3662" style:family="text" style:parent-style-name="WW8Dropcap4058"/>
    <style:style style:name="WW8Dropcap3663" style:family="text" style:parent-style-name="WW8Dropcap4058"/>
    <style:style style:name="WW8Dropcap3664" style:family="text" style:parent-style-name="WW8Dropcap4058"/>
    <style:style style:name="WW8Dropcap3665" style:family="text" style:parent-style-name="WW8Dropcap4058"/>
    <style:style style:name="WW8Dropcap3666" style:family="text" style:parent-style-name="WW8Dropcap4058"/>
    <style:style style:name="WW8Dropcap3667" style:family="text" style:parent-style-name="WW8Dropcap4058"/>
    <style:style style:name="WW8Dropcap3668" style:family="text" style:parent-style-name="WW8Dropcap4058"/>
    <style:style style:name="WW8Dropcap3669" style:family="text" style:parent-style-name="WW8Dropcap4058"/>
    <style:style style:name="WW8Dropcap3670" style:family="text" style:parent-style-name="WW8Dropcap4058"/>
    <style:style style:name="WW8Dropcap3671" style:family="text" style:parent-style-name="WW8Dropcap4058"/>
    <style:style style:name="WW8Dropcap3672" style:family="text" style:parent-style-name="WW8Dropcap4058"/>
    <style:style style:name="WW8Dropcap3673" style:family="text" style:parent-style-name="WW8Dropcap4058"/>
    <style:style style:name="WW8Dropcap3674" style:family="text" style:parent-style-name="WW8Dropcap4058"/>
    <style:style style:name="WW8Dropcap3675" style:family="text" style:parent-style-name="WW8Dropcap4058"/>
    <style:style style:name="WW8Dropcap3676" style:family="text" style:parent-style-name="WW8Dropcap4058"/>
    <style:style style:name="WW8Dropcap3677" style:family="text" style:parent-style-name="WW8Dropcap4058"/>
    <style:style style:name="WW8Dropcap3678" style:family="text" style:parent-style-name="WW8Dropcap4058"/>
    <style:style style:name="WW8Dropcap3679" style:family="text" style:parent-style-name="WW8Dropcap4058"/>
    <style:style style:name="WW8Dropcap3680" style:family="text" style:parent-style-name="WW8Dropcap4058"/>
    <style:style style:name="WW8Dropcap3681" style:family="text" style:parent-style-name="WW8Dropcap4058"/>
    <style:style style:name="WW8Dropcap3682" style:family="text" style:parent-style-name="WW8Dropcap4058"/>
    <style:style style:name="WW8Dropcap3683" style:family="text" style:parent-style-name="WW8Dropcap4058"/>
    <style:style style:name="WW8Dropcap3684" style:family="text" style:parent-style-name="WW8Dropcap4058"/>
    <style:style style:name="WW8Dropcap3685" style:family="text" style:parent-style-name="WW8Dropcap4058"/>
    <style:style style:name="WW8Dropcap3686" style:family="text" style:parent-style-name="WW8Dropcap4058"/>
    <style:style style:name="WW8Dropcap3687" style:family="text" style:parent-style-name="WW8Dropcap4058"/>
    <style:style style:name="WW8Dropcap3688" style:family="text" style:parent-style-name="WW8Dropcap4058"/>
    <style:style style:name="WW8Dropcap3689" style:family="text" style:parent-style-name="WW8Dropcap4058"/>
    <style:style style:name="WW8Dropcap3690" style:family="text" style:parent-style-name="WW8Dropcap4058"/>
    <style:style style:name="WW8Dropcap3691" style:family="text" style:parent-style-name="WW8Dropcap4058"/>
    <style:style style:name="WW8Dropcap3692" style:family="text" style:parent-style-name="WW8Dropcap4058"/>
    <style:style style:name="WW8Dropcap3693" style:family="text" style:parent-style-name="WW8Dropcap4058"/>
    <style:style style:name="WW8Dropcap3694" style:family="text" style:parent-style-name="WW8Dropcap4058"/>
    <style:style style:name="WW8Dropcap3695" style:family="text" style:parent-style-name="WW8Dropcap4058"/>
    <style:style style:name="WW8Dropcap3696" style:family="text" style:parent-style-name="WW8Dropcap4058"/>
    <style:style style:name="WW8Dropcap3697" style:family="text" style:parent-style-name="WW8Dropcap4058"/>
    <style:style style:name="WW8Dropcap3698" style:family="text" style:parent-style-name="WW8Dropcap4058"/>
    <style:style style:name="WW8Dropcap3699" style:family="text" style:parent-style-name="WW8Dropcap4058"/>
    <style:style style:name="WW8Dropcap3700" style:family="text" style:parent-style-name="WW8Dropcap4058"/>
    <style:style style:name="WW8Dropcap3701" style:family="text" style:parent-style-name="WW8Dropcap4058"/>
    <style:style style:name="WW8Dropcap3702" style:family="text" style:parent-style-name="WW8Dropcap4058"/>
    <style:style style:name="WW8Dropcap3703" style:family="text" style:parent-style-name="WW8Dropcap4058"/>
    <style:style style:name="WW8Dropcap3704" style:family="text" style:parent-style-name="WW8Dropcap4058"/>
    <style:style style:name="WW8Dropcap3705" style:family="text" style:parent-style-name="WW8Dropcap4058"/>
    <style:style style:name="WW8Dropcap3706" style:family="text" style:parent-style-name="WW8Dropcap4058"/>
    <style:style style:name="WW8Dropcap3707" style:family="text" style:parent-style-name="WW8Dropcap4058"/>
    <style:style style:name="WW8Dropcap3708" style:family="text" style:parent-style-name="WW8Dropcap4058"/>
    <style:style style:name="WW8Dropcap3709" style:family="text" style:parent-style-name="WW8Dropcap4058"/>
    <style:style style:name="WW8Dropcap3710" style:family="text" style:parent-style-name="WW8Dropcap4058"/>
    <style:style style:name="WW8Dropcap3711" style:family="text" style:parent-style-name="WW8Dropcap4058"/>
    <style:style style:name="WW8Dropcap3712" style:family="text" style:parent-style-name="WW8Dropcap4058"/>
    <style:style style:name="WW8Dropcap3713" style:family="text" style:parent-style-name="WW8Dropcap4058"/>
    <style:style style:name="WW8Dropcap3714" style:family="text" style:parent-style-name="WW8Dropcap4058"/>
    <style:style style:name="WW8Dropcap3715" style:family="text" style:parent-style-name="WW8Dropcap4058"/>
    <style:style style:name="WW8Dropcap3716" style:family="text" style:parent-style-name="WW8Dropcap4058"/>
    <style:style style:name="WW8Dropcap3717" style:family="text" style:parent-style-name="WW8Dropcap4058"/>
    <style:style style:name="WW8Dropcap3718" style:family="text" style:parent-style-name="WW8Dropcap4058"/>
    <style:style style:name="WW8Dropcap3719" style:family="text" style:parent-style-name="WW8Dropcap4058"/>
    <style:style style:name="WW8Dropcap3720" style:family="text" style:parent-style-name="WW8Dropcap4058"/>
    <style:style style:name="WW8Dropcap3721" style:family="text" style:parent-style-name="WW8Dropcap4058"/>
    <style:style style:name="WW8Dropcap3722" style:family="text" style:parent-style-name="WW8Dropcap4058"/>
    <style:style style:name="WW8Dropcap3723" style:family="text" style:parent-style-name="WW8Dropcap4058"/>
    <style:style style:name="WW8Dropcap3724" style:family="text" style:parent-style-name="WW8Dropcap4058"/>
    <style:style style:name="WW8Dropcap3725" style:family="text" style:parent-style-name="WW8Dropcap4058"/>
    <style:style style:name="WW8Dropcap3726" style:family="text" style:parent-style-name="WW8Dropcap4058"/>
    <style:style style:name="WW8Dropcap3727" style:family="text" style:parent-style-name="WW8Dropcap4058"/>
    <style:style style:name="WW8Dropcap3728" style:family="text" style:parent-style-name="WW8Dropcap4058"/>
    <style:style style:name="WW8Dropcap3729" style:family="text" style:parent-style-name="WW8Dropcap4058"/>
    <style:style style:name="WW8Dropcap3730" style:family="text" style:parent-style-name="WW8Dropcap4058"/>
    <style:style style:name="WW8Dropcap3731" style:family="text" style:parent-style-name="WW8Dropcap4058"/>
    <style:style style:name="WW8Dropcap3732" style:family="text" style:parent-style-name="WW8Dropcap4058"/>
    <style:style style:name="WW8Dropcap3733" style:family="text" style:parent-style-name="WW8Dropcap4058"/>
    <style:style style:name="WW8Dropcap3734" style:family="text" style:parent-style-name="WW8Dropcap4058"/>
    <style:style style:name="WW8Dropcap3735" style:family="text" style:parent-style-name="WW8Dropcap4058"/>
    <style:style style:name="WW8Dropcap3736" style:family="text" style:parent-style-name="WW8Dropcap4058"/>
    <style:style style:name="WW8Dropcap3737" style:family="text" style:parent-style-name="WW8Dropcap4058"/>
    <style:style style:name="WW8Dropcap3738" style:family="text" style:parent-style-name="WW8Dropcap4058"/>
    <style:style style:name="WW8Dropcap3739" style:family="text" style:parent-style-name="WW8Dropcap4058"/>
    <style:style style:name="WW8Dropcap3740" style:family="text" style:parent-style-name="WW8Dropcap4058"/>
    <style:style style:name="WW8Dropcap3741" style:family="text" style:parent-style-name="WW8Dropcap4058"/>
    <style:style style:name="WW8Dropcap3742" style:family="text" style:parent-style-name="WW8Dropcap4058"/>
    <style:style style:name="WW8Dropcap3743" style:family="text" style:parent-style-name="WW8Dropcap4058"/>
    <style:style style:name="WW8Dropcap3744" style:family="text" style:parent-style-name="WW8Dropcap4058"/>
    <style:style style:name="WW8Dropcap3745" style:family="text" style:parent-style-name="WW8Dropcap4058"/>
    <style:style style:name="WW8Dropcap3746" style:family="text" style:parent-style-name="WW8Dropcap4058"/>
    <style:style style:name="WW8Dropcap3747" style:family="text" style:parent-style-name="WW8Dropcap4058"/>
    <style:style style:name="WW8Dropcap3748" style:family="text" style:parent-style-name="WW8Dropcap4058"/>
    <style:style style:name="WW8Dropcap3749" style:family="text" style:parent-style-name="WW8Dropcap4058"/>
    <style:style style:name="WW8Dropcap3750" style:family="text" style:parent-style-name="WW8Dropcap4058"/>
    <style:style style:name="WW8Dropcap3751" style:family="text" style:parent-style-name="WW8Dropcap4058"/>
    <style:style style:name="WW8Dropcap3752" style:family="text" style:parent-style-name="WW8Dropcap4058"/>
    <style:style style:name="WW8Dropcap3753" style:family="text" style:parent-style-name="WW8Dropcap4058"/>
    <style:style style:name="WW8Dropcap3754" style:family="text" style:parent-style-name="WW8Dropcap4058"/>
    <style:style style:name="WW8Dropcap3755" style:family="text" style:parent-style-name="WW8Dropcap4058"/>
    <style:style style:name="WW8Dropcap3756" style:family="text" style:parent-style-name="WW8Dropcap4058"/>
    <style:style style:name="WW8Dropcap3757" style:family="text" style:parent-style-name="WW8Dropcap4058"/>
    <style:style style:name="WW8Dropcap3758" style:family="text" style:parent-style-name="WW8Dropcap4058"/>
    <style:style style:name="WW8Dropcap3759" style:family="text" style:parent-style-name="WW8Dropcap4058"/>
    <style:style style:name="WW8Dropcap3760" style:family="text" style:parent-style-name="WW8Dropcap4058"/>
    <style:style style:name="WW8Dropcap3761" style:family="text" style:parent-style-name="WW8Dropcap4058"/>
    <style:style style:name="WW8Dropcap3762" style:family="text" style:parent-style-name="WW8Dropcap4058"/>
    <style:style style:name="WW8Dropcap3763" style:family="text" style:parent-style-name="WW8Dropcap4058"/>
    <style:style style:name="WW8Dropcap3764" style:family="text" style:parent-style-name="WW8Dropcap4058"/>
    <style:style style:name="WW8Dropcap3765" style:family="text" style:parent-style-name="WW8Dropcap4058"/>
    <style:style style:name="WW8Dropcap3766" style:family="text" style:parent-style-name="WW8Dropcap4058"/>
    <style:style style:name="WW8Dropcap3767" style:family="text" style:parent-style-name="WW8Dropcap4058"/>
    <style:style style:name="WW8Dropcap3768" style:family="text" style:parent-style-name="WW8Dropcap4058"/>
    <style:style style:name="WW8Dropcap3769" style:family="text" style:parent-style-name="WW8Dropcap4058"/>
    <style:style style:name="WW8Dropcap3770" style:family="text" style:parent-style-name="WW8Dropcap4058"/>
    <style:style style:name="WW8Dropcap3771" style:family="text" style:parent-style-name="WW8Dropcap4058"/>
    <style:style style:name="WW8Dropcap3772" style:family="text" style:parent-style-name="WW8Dropcap4058"/>
    <style:style style:name="WW8Dropcap3773" style:family="text" style:parent-style-name="WW8Dropcap4058"/>
    <style:style style:name="WW8Dropcap3774" style:family="text" style:parent-style-name="WW8Dropcap4058"/>
    <style:style style:name="WW8Dropcap3775" style:family="text" style:parent-style-name="WW8Dropcap4058"/>
    <style:style style:name="WW8Dropcap3776" style:family="text" style:parent-style-name="WW8Dropcap4058"/>
    <style:style style:name="WW8Dropcap3777" style:family="text" style:parent-style-name="WW8Dropcap4058"/>
    <style:style style:name="WW8Dropcap3778" style:family="text" style:parent-style-name="WW8Dropcap4058"/>
    <style:style style:name="WW8Dropcap3779" style:family="text" style:parent-style-name="WW8Dropcap4058"/>
    <style:style style:name="WW8Dropcap3780" style:family="text" style:parent-style-name="WW8Dropcap4058"/>
    <style:style style:name="WW8Dropcap3781" style:family="text" style:parent-style-name="WW8Dropcap4058"/>
    <style:style style:name="WW8Dropcap3782" style:family="text" style:parent-style-name="WW8Dropcap4058"/>
    <style:style style:name="WW8Dropcap3783" style:family="text" style:parent-style-name="WW8Dropcap4058"/>
    <style:style style:name="WW8Dropcap3784" style:family="text" style:parent-style-name="WW8Dropcap4058"/>
    <style:style style:name="WW8Dropcap3785" style:family="text" style:parent-style-name="WW8Dropcap4058"/>
    <style:style style:name="WW8Dropcap3786" style:family="text" style:parent-style-name="WW8Dropcap4058"/>
    <style:style style:name="WW8Dropcap3787" style:family="text" style:parent-style-name="WW8Dropcap4058"/>
    <style:style style:name="WW8Dropcap3788" style:family="text" style:parent-style-name="WW8Dropcap4058"/>
    <style:style style:name="WW8Dropcap3789" style:family="text" style:parent-style-name="WW8Dropcap4058"/>
    <style:style style:name="WW8Dropcap3790" style:family="text" style:parent-style-name="WW8Dropcap4058"/>
    <style:style style:name="WW8Dropcap3791" style:family="text" style:parent-style-name="WW8Dropcap4058"/>
    <style:style style:name="WW8Dropcap3792" style:family="text" style:parent-style-name="WW8Dropcap4058"/>
    <style:style style:name="WW8Dropcap3793" style:family="text" style:parent-style-name="WW8Dropcap4058"/>
    <style:style style:name="WW8Dropcap3794" style:family="text" style:parent-style-name="WW8Dropcap4058"/>
    <style:style style:name="WW8Dropcap3795" style:family="text" style:parent-style-name="WW8Dropcap4058"/>
    <style:style style:name="WW8Dropcap3796" style:family="text" style:parent-style-name="WW8Dropcap4058"/>
    <style:style style:name="WW8Dropcap3797" style:family="text" style:parent-style-name="WW8Dropcap4058"/>
    <style:style style:name="WW8Dropcap3798" style:family="text" style:parent-style-name="WW8Dropcap4058"/>
    <style:style style:name="WW8Dropcap3799" style:family="text" style:parent-style-name="WW8Dropcap4058"/>
    <style:style style:name="WW8Dropcap3800" style:family="text" style:parent-style-name="WW8Dropcap4058"/>
    <style:style style:name="WW8Dropcap3801" style:family="text" style:parent-style-name="WW8Dropcap4058"/>
    <style:style style:name="WW8Dropcap3802" style:family="text" style:parent-style-name="WW8Dropcap4058"/>
    <style:style style:name="WW8Dropcap3803" style:family="text" style:parent-style-name="WW8Dropcap4058"/>
    <style:style style:name="WW8Dropcap3804" style:family="text" style:parent-style-name="WW8Dropcap4058"/>
    <style:style style:name="WW8Dropcap3805" style:family="text" style:parent-style-name="WW8Dropcap4058"/>
    <style:style style:name="WW8Dropcap3806" style:family="text" style:parent-style-name="WW8Dropcap4058"/>
    <style:style style:name="WW8Dropcap3807" style:family="text" style:parent-style-name="WW8Dropcap4058"/>
    <style:style style:name="WW8Dropcap3808" style:family="text" style:parent-style-name="WW8Dropcap4058"/>
    <style:style style:name="WW8Dropcap3809" style:family="text" style:parent-style-name="WW8Dropcap4058"/>
    <style:style style:name="WW8Dropcap3810" style:family="text" style:parent-style-name="WW8Dropcap4058"/>
    <style:style style:name="WW8Dropcap3811" style:family="text" style:parent-style-name="WW8Dropcap4058"/>
    <style:style style:name="WW8Dropcap3812" style:family="text" style:parent-style-name="WW8Dropcap4058"/>
    <style:style style:name="WW8Dropcap3813" style:family="text" style:parent-style-name="WW8Dropcap4058"/>
    <style:style style:name="WW8Dropcap3814" style:family="text" style:parent-style-name="WW8Dropcap4058"/>
    <style:style style:name="WW8Dropcap3815" style:family="text" style:parent-style-name="WW8Dropcap4058"/>
    <style:style style:name="WW8Dropcap3816" style:family="text" style:parent-style-name="WW8Dropcap4058"/>
    <style:style style:name="WW8Dropcap3817" style:family="text" style:parent-style-name="WW8Dropcap4058"/>
    <style:style style:name="WW8Dropcap3818" style:family="text" style:parent-style-name="WW8Dropcap4058"/>
    <style:style style:name="WW8Dropcap3819" style:family="text" style:parent-style-name="WW8Dropcap4058"/>
    <style:style style:name="WW8Dropcap3820" style:family="text" style:parent-style-name="WW8Dropcap4058"/>
    <style:style style:name="WW8Dropcap3821" style:family="text" style:parent-style-name="WW8Dropcap4058"/>
    <style:style style:name="WW8Dropcap3822" style:family="text" style:parent-style-name="WW8Dropcap4058"/>
    <style:style style:name="WW8Dropcap3823" style:family="text" style:parent-style-name="WW8Dropcap4058"/>
    <style:style style:name="WW8Dropcap3824" style:family="text" style:parent-style-name="WW8Dropcap4058"/>
    <style:style style:name="WW8Dropcap3825" style:family="text" style:parent-style-name="WW8Dropcap4058"/>
    <style:style style:name="WW8Dropcap3826" style:family="text" style:parent-style-name="WW8Dropcap4058"/>
    <style:style style:name="WW8Dropcap3827" style:family="text" style:parent-style-name="WW8Dropcap4058"/>
    <style:style style:name="WW8Dropcap3828" style:family="text" style:parent-style-name="WW8Dropcap4058"/>
    <style:style style:name="WW8Dropcap3829" style:family="text" style:parent-style-name="WW8Dropcap4058"/>
    <style:style style:name="WW8Dropcap3830" style:family="text" style:parent-style-name="WW8Dropcap4058"/>
    <style:style style:name="WW8Dropcap3831" style:family="text" style:parent-style-name="WW8Dropcap4058"/>
    <style:style style:name="WW8Dropcap3832" style:family="text" style:parent-style-name="WW8Dropcap4058"/>
    <style:style style:name="WW8Dropcap3833" style:family="text" style:parent-style-name="WW8Dropcap4058"/>
    <style:style style:name="WW8Dropcap3834" style:family="text" style:parent-style-name="WW8Dropcap4058"/>
    <style:style style:name="WW8Dropcap3835" style:family="text" style:parent-style-name="WW8Dropcap4058"/>
    <style:style style:name="WW8Dropcap3836" style:family="text" style:parent-style-name="WW8Dropcap4058"/>
    <style:style style:name="WW8Dropcap3837" style:family="text" style:parent-style-name="WW8Dropcap4058"/>
    <style:style style:name="WW8Dropcap3838" style:family="text" style:parent-style-name="WW8Dropcap4058"/>
    <style:style style:name="WW8Dropcap3839" style:family="text" style:parent-style-name="WW8Dropcap4058"/>
    <style:style style:name="WW8Dropcap3840" style:family="text" style:parent-style-name="WW8Dropcap4058"/>
    <style:style style:name="WW8Dropcap3841" style:family="text" style:parent-style-name="WW8Dropcap4058"/>
    <style:style style:name="WW8Dropcap3842" style:family="text" style:parent-style-name="WW8Dropcap4058"/>
    <style:style style:name="WW8Dropcap3843" style:family="text" style:parent-style-name="WW8Dropcap4058"/>
    <style:style style:name="WW8Dropcap3844" style:family="text" style:parent-style-name="WW8Dropcap4058"/>
    <style:style style:name="WW8Dropcap3845" style:family="text" style:parent-style-name="WW8Dropcap4058"/>
    <style:style style:name="WW8Dropcap3846" style:family="text" style:parent-style-name="WW8Dropcap4058"/>
    <style:style style:name="WW8Dropcap3847" style:family="text" style:parent-style-name="WW8Dropcap4058"/>
    <style:style style:name="WW8Dropcap3848" style:family="text" style:parent-style-name="WW8Dropcap4058"/>
    <style:style style:name="WW8Dropcap3849" style:family="text" style:parent-style-name="WW8Dropcap4058"/>
    <style:style style:name="WW8Dropcap3850" style:family="text" style:parent-style-name="WW8Dropcap4058"/>
    <style:style style:name="WW8Dropcap3851" style:family="text" style:parent-style-name="WW8Dropcap4058"/>
    <style:style style:name="WW8Dropcap3852" style:family="text" style:parent-style-name="WW8Dropcap4058"/>
    <style:style style:name="WW8Dropcap3853" style:family="text" style:parent-style-name="WW8Dropcap4058"/>
    <style:style style:name="WW8Dropcap3854" style:family="text" style:parent-style-name="WW8Dropcap4058"/>
    <style:style style:name="WW8Dropcap3855" style:family="text" style:parent-style-name="WW8Dropcap4058"/>
    <style:style style:name="WW8Dropcap3856" style:family="text" style:parent-style-name="WW8Dropcap4058"/>
    <style:style style:name="WW8Dropcap3857" style:family="text" style:parent-style-name="WW8Dropcap4058"/>
    <style:style style:name="WW8Dropcap3858" style:family="text" style:parent-style-name="WW8Dropcap4058"/>
    <style:style style:name="WW8Dropcap3859" style:family="text" style:parent-style-name="WW8Dropcap4058"/>
    <style:style style:name="WW8Dropcap3860" style:family="text" style:parent-style-name="WW8Dropcap4058"/>
    <style:style style:name="WW8Dropcap3861" style:family="text" style:parent-style-name="WW8Dropcap4058"/>
    <style:style style:name="WW8Dropcap3862" style:family="text" style:parent-style-name="WW8Dropcap4058"/>
    <style:style style:name="WW8Dropcap3863" style:family="text" style:parent-style-name="WW8Dropcap4058"/>
    <style:style style:name="WW8Dropcap3864" style:family="text" style:parent-style-name="WW8Dropcap4058"/>
    <style:style style:name="WW8Dropcap3865" style:family="text" style:parent-style-name="WW8Dropcap4058"/>
    <style:style style:name="WW8Dropcap3866" style:family="text" style:parent-style-name="WW8Dropcap4058"/>
    <style:style style:name="WW8Dropcap3867" style:family="text" style:parent-style-name="WW8Dropcap4058"/>
    <style:style style:name="WW8Dropcap3868" style:family="text" style:parent-style-name="WW8Dropcap4058"/>
    <style:style style:name="WW8Dropcap3869" style:family="text" style:parent-style-name="WW8Dropcap4058"/>
    <style:style style:name="WW8Dropcap3870" style:family="text" style:parent-style-name="WW8Dropcap4058"/>
    <style:style style:name="WW8Dropcap3871" style:family="text" style:parent-style-name="WW8Dropcap4058"/>
    <style:style style:name="WW8Dropcap3872" style:family="text" style:parent-style-name="WW8Dropcap4058"/>
    <style:style style:name="WW8Dropcap3873" style:family="text" style:parent-style-name="WW8Dropcap4058"/>
    <style:style style:name="WW8Dropcap3874" style:family="text" style:parent-style-name="WW8Dropcap4058"/>
    <style:style style:name="WW8Dropcap3875" style:family="text" style:parent-style-name="WW8Dropcap4058"/>
    <style:style style:name="WW8Dropcap3876" style:family="text" style:parent-style-name="WW8Dropcap4058"/>
    <style:style style:name="WW8Dropcap3877" style:family="text" style:parent-style-name="WW8Dropcap4058"/>
    <style:style style:name="WW8Dropcap3878" style:family="text" style:parent-style-name="WW8Dropcap4058"/>
    <style:style style:name="WW8Dropcap3879" style:family="text" style:parent-style-name="WW8Dropcap4058"/>
    <style:style style:name="WW8Dropcap3880" style:family="text" style:parent-style-name="WW8Dropcap4058"/>
    <style:style style:name="WW8Dropcap3881" style:family="text" style:parent-style-name="WW8Dropcap4058"/>
    <style:style style:name="WW8Dropcap3882" style:family="text" style:parent-style-name="WW8Dropcap4058"/>
    <style:style style:name="WW8Dropcap3883" style:family="text" style:parent-style-name="WW8Dropcap4058"/>
    <style:style style:name="WW8Dropcap3884" style:family="text" style:parent-style-name="WW8Dropcap4058"/>
    <style:style style:name="WW8Dropcap3885" style:family="text" style:parent-style-name="WW8Dropcap4058"/>
    <style:style style:name="WW8Dropcap3886" style:family="text" style:parent-style-name="WW8Dropcap4058"/>
    <style:style style:name="WW8Dropcap3887" style:family="text" style:parent-style-name="WW8Dropcap4058"/>
    <style:style style:name="WW8Dropcap3888" style:family="text" style:parent-style-name="WW8Dropcap4058"/>
    <style:style style:name="WW8Dropcap3889" style:family="text" style:parent-style-name="WW8Dropcap4058"/>
    <style:style style:name="WW8Dropcap3890" style:family="text" style:parent-style-name="WW8Dropcap4058"/>
    <style:style style:name="WW8Dropcap3891" style:family="text" style:parent-style-name="WW8Dropcap4058"/>
    <style:style style:name="WW8Dropcap3892" style:family="text" style:parent-style-name="WW8Dropcap4058"/>
    <style:style style:name="WW8Dropcap3893" style:family="text" style:parent-style-name="WW8Dropcap4058"/>
    <style:style style:name="WW8Dropcap3894" style:family="text" style:parent-style-name="WW8Dropcap4058"/>
    <style:style style:name="WW8Dropcap3895" style:family="text" style:parent-style-name="WW8Dropcap4058"/>
    <style:style style:name="WW8Dropcap3896" style:family="text" style:parent-style-name="WW8Dropcap4058"/>
    <style:style style:name="WW8Dropcap3897" style:family="text" style:parent-style-name="WW8Dropcap4058"/>
    <style:style style:name="WW8Dropcap3898" style:family="text" style:parent-style-name="WW8Dropcap4058"/>
    <style:style style:name="WW8Dropcap3899" style:family="text" style:parent-style-name="WW8Dropcap4058"/>
    <style:style style:name="WW8Dropcap3900" style:family="text" style:parent-style-name="WW8Dropcap4058"/>
    <style:style style:name="WW8Dropcap3901" style:family="text" style:parent-style-name="WW8Dropcap4058"/>
    <style:style style:name="WW8Dropcap3902" style:family="text" style:parent-style-name="WW8Dropcap4058"/>
    <style:style style:name="WW8Dropcap3903" style:family="text" style:parent-style-name="WW8Dropcap4058"/>
    <style:style style:name="WW8Dropcap3904" style:family="text" style:parent-style-name="WW8Dropcap4058"/>
    <style:style style:name="WW8Dropcap3905" style:family="text" style:parent-style-name="WW8Dropcap4058"/>
    <style:style style:name="WW8Dropcap3906" style:family="text" style:parent-style-name="WW8Dropcap4058"/>
    <style:style style:name="WW8Dropcap3907" style:family="text" style:parent-style-name="WW8Dropcap4058"/>
    <style:style style:name="WW8Dropcap3908" style:family="text" style:parent-style-name="WW8Dropcap4058"/>
    <style:style style:name="WW8Dropcap3909" style:family="text" style:parent-style-name="WW8Dropcap4058"/>
    <style:style style:name="WW8Dropcap3910" style:family="text" style:parent-style-name="WW8Dropcap4058"/>
    <style:style style:name="WW8Dropcap3911" style:family="text" style:parent-style-name="WW8Dropcap4058"/>
    <style:style style:name="WW8Dropcap3912" style:family="text" style:parent-style-name="WW8Dropcap4058"/>
    <style:style style:name="WW8Dropcap3913" style:family="text" style:parent-style-name="WW8Dropcap4058"/>
    <style:style style:name="WW8Dropcap3914" style:family="text" style:parent-style-name="WW8Dropcap4058"/>
    <style:style style:name="WW8Dropcap3915" style:family="text" style:parent-style-name="WW8Dropcap4058"/>
    <style:style style:name="WW8Dropcap3916" style:family="text" style:parent-style-name="WW8Dropcap4058"/>
    <style:style style:name="WW8Dropcap3917" style:family="text" style:parent-style-name="WW8Dropcap4058"/>
    <style:style style:name="WW8Dropcap3918" style:family="text" style:parent-style-name="WW8Dropcap4058"/>
    <style:style style:name="WW8Dropcap3919" style:family="text" style:parent-style-name="WW8Dropcap4058"/>
    <style:style style:name="WW8Dropcap3920" style:family="text" style:parent-style-name="WW8Dropcap4058"/>
    <style:style style:name="WW8Dropcap3921" style:family="text" style:parent-style-name="WW8Dropcap4058"/>
    <style:style style:name="WW8Dropcap3922" style:family="text" style:parent-style-name="WW8Dropcap4058"/>
    <style:style style:name="WW8Dropcap3923" style:family="text" style:parent-style-name="WW8Dropcap4058"/>
    <style:style style:name="WW8Dropcap3924" style:family="text" style:parent-style-name="WW8Dropcap4058"/>
    <style:style style:name="WW8Dropcap3925" style:family="text" style:parent-style-name="WW8Dropcap4058"/>
    <style:style style:name="WW8Dropcap3926" style:family="text" style:parent-style-name="WW8Dropcap4058"/>
    <style:style style:name="WW8Dropcap3927" style:family="text" style:parent-style-name="WW8Dropcap4058"/>
    <style:style style:name="WW8Dropcap3928" style:family="text" style:parent-style-name="WW8Dropcap4058"/>
    <style:style style:name="WW8Dropcap3929" style:family="text" style:parent-style-name="WW8Dropcap4058"/>
    <style:style style:name="WW8Dropcap3930" style:family="text" style:parent-style-name="WW8Dropcap4058"/>
    <style:style style:name="WW8Dropcap3931" style:family="text" style:parent-style-name="WW8Dropcap4058"/>
    <style:style style:name="WW8Dropcap3932" style:family="text" style:parent-style-name="WW8Dropcap4058"/>
    <style:style style:name="WW8Dropcap3933" style:family="text" style:parent-style-name="WW8Dropcap4058"/>
    <style:style style:name="WW8Dropcap3934" style:family="text" style:parent-style-name="WW8Dropcap4058"/>
    <style:style style:name="WW8Dropcap3935" style:family="text" style:parent-style-name="WW8Dropcap4058"/>
    <style:style style:name="WW8Dropcap3936" style:family="text" style:parent-style-name="WW8Dropcap4058"/>
    <style:style style:name="WW8Dropcap3937" style:family="text" style:parent-style-name="WW8Dropcap4058"/>
    <style:style style:name="WW8Dropcap3938" style:family="text" style:parent-style-name="WW8Dropcap4058"/>
    <style:style style:name="WW8Dropcap3939" style:family="text" style:parent-style-name="WW8Dropcap4058"/>
    <style:style style:name="WW8Dropcap3940" style:family="text" style:parent-style-name="WW8Dropcap4058"/>
    <style:style style:name="WW8Dropcap3941" style:family="text" style:parent-style-name="WW8Dropcap4058"/>
    <style:style style:name="WW8Dropcap3942" style:family="text" style:parent-style-name="WW8Dropcap4058"/>
    <style:style style:name="WW8Dropcap3943" style:family="text" style:parent-style-name="WW8Dropcap4058"/>
    <style:style style:name="WW8Dropcap3944" style:family="text" style:parent-style-name="WW8Dropcap4058"/>
    <style:style style:name="WW8Dropcap3945" style:family="text" style:parent-style-name="WW8Dropcap4058"/>
    <style:style style:name="WW8Dropcap3946" style:family="text" style:parent-style-name="WW8Dropcap4058"/>
    <style:style style:name="WW8Dropcap3947" style:family="text" style:parent-style-name="WW8Dropcap4058"/>
    <style:style style:name="WW8Dropcap3948" style:family="text" style:parent-style-name="WW8Dropcap4058"/>
    <style:style style:name="WW8Dropcap3949" style:family="text" style:parent-style-name="WW8Dropcap4058"/>
    <style:style style:name="WW8Dropcap3950" style:family="text" style:parent-style-name="WW8Dropcap4058"/>
    <style:style style:name="WW8Dropcap3951" style:family="text" style:parent-style-name="WW8Dropcap4058"/>
    <style:style style:name="WW8Dropcap3952" style:family="text" style:parent-style-name="WW8Dropcap4058"/>
    <style:style style:name="WW8Dropcap3953" style:family="text" style:parent-style-name="WW8Dropcap4058"/>
    <style:style style:name="WW8Dropcap3954" style:family="text" style:parent-style-name="WW8Dropcap4058"/>
    <style:style style:name="WW8Dropcap3955" style:family="text" style:parent-style-name="WW8Dropcap4058"/>
    <style:style style:name="WW8Dropcap3956" style:family="text" style:parent-style-name="WW8Dropcap4058"/>
    <style:style style:name="WW8Dropcap3957" style:family="text" style:parent-style-name="WW8Dropcap4058"/>
    <style:style style:name="WW8Dropcap3958" style:family="text" style:parent-style-name="WW8Dropcap4058"/>
    <style:style style:name="WW8Dropcap3959" style:family="text" style:parent-style-name="WW8Dropcap4058"/>
    <style:style style:name="WW8Dropcap3960" style:family="text" style:parent-style-name="WW8Dropcap4058"/>
    <style:style style:name="WW8Dropcap3961" style:family="text" style:parent-style-name="WW8Dropcap4058"/>
    <style:style style:name="WW8Dropcap3962" style:family="text" style:parent-style-name="WW8Dropcap4058"/>
    <style:style style:name="WW8Dropcap3963" style:family="text" style:parent-style-name="WW8Dropcap4058"/>
    <style:style style:name="WW8Dropcap3964" style:family="text" style:parent-style-name="WW8Dropcap4058"/>
    <style:style style:name="WW8Dropcap3965" style:family="text" style:parent-style-name="WW8Dropcap4058"/>
    <style:style style:name="WW8Dropcap3966" style:family="text" style:parent-style-name="WW8Dropcap4058"/>
    <style:style style:name="WW8Dropcap3967" style:family="text" style:parent-style-name="WW8Dropcap4058"/>
    <style:style style:name="WW8Dropcap3968" style:family="text" style:parent-style-name="WW8Dropcap4058"/>
    <style:style style:name="WW8Dropcap3969" style:family="text" style:parent-style-name="WW8Dropcap4058"/>
    <style:style style:name="WW8Dropcap3970" style:family="text" style:parent-style-name="WW8Dropcap4058"/>
    <style:style style:name="WW8Dropcap3971" style:family="text" style:parent-style-name="WW8Dropcap4058"/>
    <style:style style:name="WW8Dropcap3972" style:family="text" style:parent-style-name="WW8Dropcap4058"/>
    <style:style style:name="WW8Dropcap3973" style:family="text" style:parent-style-name="WW8Dropcap4058"/>
    <style:style style:name="WW8Dropcap3974" style:family="text" style:parent-style-name="WW8Dropcap4058"/>
    <style:style style:name="WW8Dropcap3975" style:family="text" style:parent-style-name="WW8Dropcap4058"/>
    <style:style style:name="WW8Dropcap3976" style:family="text" style:parent-style-name="WW8Dropcap4058"/>
    <style:style style:name="WW8Dropcap3977" style:family="text" style:parent-style-name="WW8Dropcap4058"/>
    <style:style style:name="WW8Dropcap3978" style:family="text" style:parent-style-name="WW8Dropcap4058"/>
    <style:style style:name="WW8Dropcap3979" style:family="text" style:parent-style-name="WW8Dropcap4058"/>
    <style:style style:name="WW8Dropcap3980" style:family="text" style:parent-style-name="WW8Dropcap4058"/>
    <style:style style:name="WW8Dropcap3981" style:family="text" style:parent-style-name="WW8Dropcap4058"/>
    <style:style style:name="WW8Dropcap3982" style:family="text" style:parent-style-name="WW8Dropcap4058"/>
    <style:style style:name="WW8Dropcap3983" style:family="text" style:parent-style-name="WW8Dropcap4058"/>
    <style:style style:name="WW8Dropcap3984" style:family="text" style:parent-style-name="WW8Dropcap4058"/>
    <style:style style:name="WW8Dropcap3985" style:family="text" style:parent-style-name="WW8Dropcap4058"/>
    <style:style style:name="WW8Dropcap3986" style:family="text" style:parent-style-name="WW8Dropcap4058"/>
    <style:style style:name="WW8Dropcap3987" style:family="text" style:parent-style-name="WW8Dropcap4058"/>
    <style:style style:name="WW8Dropcap3988" style:family="text" style:parent-style-name="WW8Dropcap4058"/>
    <style:style style:name="WW8Dropcap3989" style:family="text" style:parent-style-name="WW8Dropcap4058"/>
    <style:style style:name="WW8Dropcap3990" style:family="text" style:parent-style-name="WW8Dropcap4058"/>
    <style:style style:name="WW8Dropcap3991" style:family="text" style:parent-style-name="WW8Dropcap4058"/>
    <style:style style:name="WW8Dropcap3992" style:family="text" style:parent-style-name="WW8Dropcap4058"/>
    <style:style style:name="WW8Dropcap3993" style:family="text" style:parent-style-name="WW8Dropcap4058"/>
    <style:style style:name="WW8Dropcap3994" style:family="text" style:parent-style-name="WW8Dropcap4058"/>
    <style:style style:name="WW8Dropcap3995" style:family="text" style:parent-style-name="WW8Dropcap4058"/>
    <style:style style:name="WW8Dropcap3996" style:family="text" style:parent-style-name="WW8Dropcap4058"/>
    <style:style style:name="WW8Dropcap3997" style:family="text" style:parent-style-name="WW8Dropcap4058"/>
    <style:style style:name="WW8Dropcap3998" style:family="text" style:parent-style-name="WW8Dropcap4058"/>
    <style:style style:name="WW8Dropcap3999" style:family="text" style:parent-style-name="WW8Dropcap4058"/>
    <style:style style:name="WW8Dropcap4000" style:family="text" style:parent-style-name="WW8Dropcap4058"/>
    <style:style style:name="WW8Dropcap4001" style:family="text" style:parent-style-name="WW8Dropcap4058"/>
    <style:style style:name="WW8Dropcap4002" style:family="text" style:parent-style-name="WW8Dropcap4058"/>
    <style:style style:name="WW8Dropcap4003" style:family="text" style:parent-style-name="WW8Dropcap4058"/>
    <style:style style:name="WW8Dropcap4004" style:family="text" style:parent-style-name="WW8Dropcap4058"/>
    <style:style style:name="WW8Dropcap4005" style:family="text" style:parent-style-name="WW8Dropcap4058"/>
    <style:style style:name="WW8Dropcap4006" style:family="text" style:parent-style-name="WW8Dropcap4058"/>
    <style:style style:name="WW8Dropcap4007" style:family="text" style:parent-style-name="WW8Dropcap4058"/>
    <style:style style:name="WW8Dropcap4008" style:family="text" style:parent-style-name="WW8Dropcap4058"/>
    <style:style style:name="WW8Dropcap4009" style:family="text" style:parent-style-name="WW8Dropcap4058"/>
    <style:style style:name="WW8Dropcap4010" style:family="text" style:parent-style-name="WW8Dropcap4058"/>
    <style:style style:name="WW8Dropcap4011" style:family="text" style:parent-style-name="WW8Dropcap4058"/>
    <style:style style:name="WW8Dropcap4012" style:family="text" style:parent-style-name="WW8Dropcap4058"/>
    <style:style style:name="WW8Dropcap4013" style:family="text" style:parent-style-name="WW8Dropcap4058"/>
    <style:style style:name="WW8Dropcap4014" style:family="text" style:parent-style-name="WW8Dropcap4058"/>
    <style:style style:name="WW8Dropcap4015" style:family="text" style:parent-style-name="WW8Dropcap4058"/>
    <style:style style:name="WW8Dropcap4016" style:family="text" style:parent-style-name="WW8Dropcap4058"/>
    <style:style style:name="WW8Dropcap4017" style:family="text" style:parent-style-name="WW8Dropcap4058"/>
    <style:style style:name="WW8Dropcap4018" style:family="text" style:parent-style-name="WW8Dropcap4058"/>
    <style:style style:name="WW8Dropcap4019" style:family="text" style:parent-style-name="WW8Dropcap4058"/>
    <style:style style:name="WW8Dropcap4020" style:family="text" style:parent-style-name="WW8Dropcap4058"/>
    <style:style style:name="WW8Dropcap4021" style:family="text" style:parent-style-name="WW8Dropcap4058"/>
    <style:style style:name="WW8Dropcap4022" style:family="text" style:parent-style-name="WW8Dropcap4058"/>
    <style:style style:name="WW8Dropcap4023" style:family="text" style:parent-style-name="WW8Dropcap4058"/>
    <style:style style:name="WW8Dropcap4024" style:family="text" style:parent-style-name="WW8Dropcap4058"/>
    <style:style style:name="WW8Dropcap4025" style:family="text" style:parent-style-name="WW8Dropcap4058"/>
    <style:style style:name="WW8Dropcap4026" style:family="text" style:parent-style-name="WW8Dropcap4058"/>
    <style:style style:name="WW8Dropcap4027" style:family="text" style:parent-style-name="WW8Dropcap4058"/>
    <style:style style:name="WW8Dropcap4028" style:family="text" style:parent-style-name="WW8Dropcap4058"/>
    <style:style style:name="WW8Dropcap4029" style:family="text" style:parent-style-name="WW8Dropcap4058"/>
    <style:style style:name="WW8Dropcap4030" style:family="text" style:parent-style-name="WW8Dropcap4058"/>
    <style:style style:name="WW8Dropcap4031" style:family="text" style:parent-style-name="WW8Dropcap4058"/>
    <style:style style:name="WW8Dropcap4032" style:family="text" style:parent-style-name="WW8Dropcap4058"/>
    <style:style style:name="WW8Dropcap4033" style:family="text" style:parent-style-name="WW8Dropcap4058"/>
    <style:style style:name="WW8Dropcap4034" style:family="text" style:parent-style-name="WW8Dropcap4058"/>
    <style:style style:name="WW8Dropcap4035" style:family="text" style:parent-style-name="WW8Dropcap4058"/>
    <style:style style:name="WW8Dropcap4036" style:family="text" style:parent-style-name="WW8Dropcap4058"/>
    <style:style style:name="WW8Dropcap4037" style:family="text" style:parent-style-name="WW8Dropcap4058"/>
    <style:style style:name="WW8Dropcap4038" style:family="text" style:parent-style-name="WW8Dropcap4058"/>
    <style:style style:name="WW8Dropcap4039" style:family="text" style:parent-style-name="WW8Dropcap4058"/>
    <style:style style:name="WW8Dropcap4040" style:family="text" style:parent-style-name="WW8Dropcap4058"/>
    <style:style style:name="WW8Dropcap4041" style:family="text" style:parent-style-name="WW8Dropcap4058"/>
    <style:style style:name="WW8Dropcap4042" style:family="text" style:parent-style-name="WW8Dropcap4058"/>
    <style:style style:name="WW8Dropcap4044" style:family="text" style:parent-style-name="WW8Dropcap4058"/>
    <style:style style:name="WW8Dropcap4046" style:family="text" style:parent-style-name="WW8Dropcap4058"/>
    <style:style style:name="WW8Dropcap4048" style:family="text" style:parent-style-name="WW8Dropcap4058"/>
    <style:style style:name="WW8Dropcap4050" style:family="text" style:parent-style-name="WW8Dropcap4058"/>
    <style:style style:name="WW8Dropcap4051" style:family="text" style:parent-style-name="WW8Dropcap4058"/>
    <style:style style:name="WW8Dropcap4053" style:family="text" style:parent-style-name="WW8Dropcap4058"/>
    <style:style style:name="WW8Dropcap4055" style:family="text" style:parent-style-name="WW8Dropcap4058"/>
    <style:style style:name="WW8Dropcap4057" style:family="text" style:parent-style-name="WW8Dropcap4058"/>
    <style:style style:name="WW8Dropcap4059" style:family="text" style:parent-style-name="WW8Dropcap4058"/>
    <style:style style:name="WW8Dropcap4060" style:family="text" style:parent-style-name="WW8Dropcap4058"/>
    <style:style style:name="WW8Dropcap4061" style:family="text" style:parent-style-name="WW8Dropcap4058"/>
    <style:style style:name="WW8Dropcap4062" style:family="text" style:parent-style-name="WW8Dropcap4058"/>
    <style:style style:name="WW8Dropcap4063" style:family="text" style:parent-style-name="WW8Dropcap4058"/>
    <style:style style:name="WW8Dropcap4064" style:family="text" style:parent-style-name="WW8Dropcap4058"/>
    <style:style style:name="WW8Dropcap4065" style:family="text" style:parent-style-name="WW8Dropcap4058"/>
    <style:style style:name="WW8Dropcap4066" style:family="text" style:parent-style-name="WW8Dropcap4058"/>
    <style:style style:name="WW8Dropcap4067" style:family="text" style:parent-style-name="WW8Dropcap4058"/>
    <style:style style:name="WW8Dropcap4068" style:family="text" style:parent-style-name="WW8Dropcap4058"/>
    <style:style style:name="WW8Dropcap4069" style:family="text" style:parent-style-name="WW8Dropcap4058"/>
    <style:style style:name="WW8Dropcap4070" style:family="text" style:parent-style-name="WW8Dropcap4058"/>
    <style:style style:name="WW8Dropcap4071" style:family="text" style:parent-style-name="WW8Dropcap4058"/>
    <style:style style:name="WW8Dropcap4072" style:family="text" style:parent-style-name="WW8Dropcap4058"/>
    <style:style style:name="WW8Dropcap4073" style:family="text" style:parent-style-name="WW8Dropcap4058"/>
    <style:style style:name="WW8Dropcap4074" style:family="text" style:parent-style-name="WW8Dropcap4058"/>
    <style:style style:name="WW8Dropcap4075" style:family="text" style:parent-style-name="WW8Dropcap4058"/>
    <style:style style:name="WW8Dropcap4076" style:family="text" style:parent-style-name="WW8Dropcap4058"/>
    <style:style style:name="WW8Dropcap4077" style:family="text" style:parent-style-name="WW8Dropcap4058"/>
    <style:style style:name="WW8Dropcap4078" style:family="text" style:parent-style-name="WW8Dropcap4058"/>
    <style:style style:name="WW8Dropcap4079" style:family="text" style:parent-style-name="WW8Dropcap4058"/>
    <style:style style:name="WW8Dropcap4080" style:family="text" style:parent-style-name="WW8Dropcap4058"/>
    <style:style style:name="WW8Dropcap4081" style:family="text" style:parent-style-name="WW8Dropcap4058"/>
    <style:style style:name="WW8Dropcap4082" style:family="text" style:parent-style-name="WW8Dropcap4058"/>
    <style:style style:name="WW8Dropcap4083" style:family="text" style:parent-style-name="WW8Dropcap4058"/>
    <style:style style:name="WW8Dropcap4084" style:family="text" style:parent-style-name="WW8Dropcap4058"/>
    <style:style style:name="WW8Dropcap4085" style:family="text" style:parent-style-name="WW8Dropcap4058"/>
    <style:style style:name="WW8Dropcap4086" style:family="text" style:parent-style-name="WW8Dropcap4058"/>
    <style:style style:name="WW8Dropcap4087" style:family="text" style:parent-style-name="WW8Dropcap4058"/>
    <style:style style:name="WW8Dropcap4088" style:family="text" style:parent-style-name="WW8Dropcap4058"/>
    <style:style style:name="WW8Dropcap4089" style:family="text" style:parent-style-name="WW8Dropcap4058"/>
    <style:style style:name="WW8Dropcap4090" style:family="text" style:parent-style-name="WW8Dropcap4058"/>
    <style:style style:name="WW8Dropcap4091" style:family="text" style:parent-style-name="WW8Dropcap4058"/>
    <style:style style:name="WW8Dropcap4092" style:family="text" style:parent-style-name="WW8Dropcap4058"/>
    <style:style style:name="WW8Dropcap4093" style:family="text" style:parent-style-name="WW8Dropcap4058"/>
    <style:style style:name="WW8Dropcap4094" style:family="text" style:parent-style-name="WW8Dropcap4058"/>
    <style:style style:name="WW8Dropcap4095" style:family="text" style:parent-style-name="WW8Dropcap4058"/>
    <style:style style:name="WW8Dropcap4096" style:family="text" style:parent-style-name="WW8Dropcap4058"/>
    <style:style style:name="WW8Dropcap4097" style:family="text" style:parent-style-name="WW8Dropcap4058"/>
    <style:style style:name="WW8Dropcap4098" style:family="text" style:parent-style-name="WW8Dropcap4058"/>
    <style:style style:name="WW8Dropcap4099" style:family="text" style:parent-style-name="WW8Dropcap4058"/>
    <style:style style:name="WW8Dropcap4100" style:family="text" style:parent-style-name="WW8Dropcap4058"/>
    <style:style style:name="WW8Dropcap4101" style:family="text" style:parent-style-name="WW8Dropcap4058"/>
    <style:style style:name="WW8Dropcap4102" style:family="text" style:parent-style-name="WW8Dropcap4058"/>
    <style:style style:name="WW8Dropcap4103" style:family="text" style:parent-style-name="WW8Dropcap4058"/>
    <style:style style:name="WW8Dropcap4104" style:family="text" style:parent-style-name="WW8Dropcap4058"/>
    <style:style style:name="WW8Dropcap4105" style:family="text" style:parent-style-name="WW8Dropcap4058"/>
    <style:style style:name="WW8Dropcap4106" style:family="text" style:parent-style-name="WW8Dropcap4058"/>
    <style:style style:name="WW8Dropcap4107" style:family="text" style:parent-style-name="WW8Dropcap4058"/>
    <style:style style:name="WW8Dropcap4108" style:family="text" style:parent-style-name="WW8Dropcap4058"/>
    <style:style style:name="WW8Dropcap4109" style:family="text" style:parent-style-name="WW8Dropcap4058"/>
    <style:style style:name="WW8Dropcap4110" style:family="text" style:parent-style-name="WW8Dropcap4058"/>
    <style:style style:name="WW8Dropcap4111" style:family="text" style:parent-style-name="WW8Dropcap4058"/>
    <style:style style:name="WW8Dropcap4112" style:family="text" style:parent-style-name="WW8Dropcap4058"/>
    <style:style style:name="WW8Dropcap4113" style:family="text" style:parent-style-name="WW8Dropcap4058"/>
    <style:style style:name="WW8Dropcap4114" style:family="text" style:parent-style-name="WW8Dropcap4058"/>
    <style:style style:name="WW8Dropcap4115" style:family="text" style:parent-style-name="WW8Dropcap4058"/>
    <style:style style:name="WW8Dropcap4116" style:family="text" style:parent-style-name="WW8Dropcap4058"/>
    <style:style style:name="WW8Dropcap4117" style:family="text" style:parent-style-name="WW8Dropcap4058"/>
    <style:style style:name="WW8Dropcap4118" style:family="text" style:parent-style-name="WW8Dropcap4058"/>
    <style:style style:name="WW8Dropcap4119" style:family="text" style:parent-style-name="WW8Dropcap4058"/>
    <style:style style:name="WW8Dropcap4120" style:family="text" style:parent-style-name="WW8Dropcap4058"/>
    <style:style style:name="WW8Dropcap4121" style:family="text" style:parent-style-name="WW8Dropcap4058"/>
    <style:style style:name="WW8Dropcap4122" style:family="text" style:parent-style-name="WW8Dropcap4058"/>
    <style:style style:name="WW8Dropcap4123" style:family="text" style:parent-style-name="WW8Dropcap4058"/>
    <style:style style:name="WW8Dropcap4124" style:family="text" style:parent-style-name="WW8Dropcap4058"/>
    <style:style style:name="WW8Dropcap4125" style:family="text" style:parent-style-name="WW8Dropcap4058"/>
    <style:style style:name="WW8Dropcap4126" style:family="text" style:parent-style-name="WW8Dropcap4058"/>
    <style:style style:name="WW8Dropcap4127" style:family="text" style:parent-style-name="WW8Dropcap4058"/>
    <style:style style:name="WW8Dropcap4128" style:family="text" style:parent-style-name="WW8Dropcap4058"/>
    <style:style style:name="WW8Dropcap4129" style:family="text" style:parent-style-name="WW8Dropcap4058"/>
    <style:style style:name="WW8Dropcap4130" style:family="text" style:parent-style-name="WW8Dropcap4058"/>
    <style:style style:name="WW8Dropcap4131" style:family="text" style:parent-style-name="WW8Dropcap4058"/>
    <style:style style:name="WW8Dropcap4132" style:family="text" style:parent-style-name="WW8Dropcap4058"/>
    <style:style style:name="WW8Dropcap4133" style:family="text" style:parent-style-name="WW8Dropcap4058"/>
    <style:style style:name="WW8Dropcap4134" style:family="text" style:parent-style-name="WW8Dropcap4058"/>
    <style:style style:name="WW8Dropcap4135" style:family="text" style:parent-style-name="WW8Dropcap4058"/>
    <style:style style:name="WW8Dropcap4136" style:family="text" style:parent-style-name="WW8Dropcap4058"/>
    <style:style style:name="WW8Dropcap4137" style:family="text" style:parent-style-name="WW8Dropcap4058"/>
    <style:style style:name="WW8Dropcap4138" style:family="text" style:parent-style-name="WW8Dropcap4058"/>
    <style:style style:name="WW8Dropcap4139" style:family="text" style:parent-style-name="WW8Dropcap4058"/>
    <style:style style:name="WW8Dropcap4140" style:family="text" style:parent-style-name="WW8Dropcap4058"/>
    <style:style style:name="WW8Dropcap4141" style:family="text" style:parent-style-name="WW8Dropcap4058"/>
    <style:style style:name="WW8Dropcap4142" style:family="text" style:parent-style-name="WW8Dropcap4058"/>
    <style:style style:name="WW8Dropcap4143" style:family="text" style:parent-style-name="WW8Dropcap4058"/>
    <style:style style:name="WW8Dropcap4144" style:family="text" style:parent-style-name="WW8Dropcap4058"/>
    <style:style style:name="WW8Dropcap4145" style:family="text" style:parent-style-name="WW8Dropcap4058"/>
    <style:style style:name="WW8Dropcap4146" style:family="text" style:parent-style-name="WW8Dropcap4058"/>
    <style:style style:name="WW8Dropcap4147" style:family="text" style:parent-style-name="WW8Dropcap4058"/>
    <style:style style:name="WW8Dropcap4148" style:family="text" style:parent-style-name="WW8Dropcap4058"/>
    <style:style style:name="WW8Dropcap4149" style:family="text" style:parent-style-name="WW8Dropcap4058"/>
    <style:style style:name="WW8Dropcap4150" style:family="text" style:parent-style-name="WW8Dropcap4058"/>
    <style:style style:name="WW8Dropcap4151" style:family="text" style:parent-style-name="WW8Dropcap4058"/>
    <style:style style:name="WW8Dropcap4152" style:family="text" style:parent-style-name="WW8Dropcap4058"/>
    <style:style style:name="WW8Dropcap4153" style:family="text" style:parent-style-name="WW8Dropcap4058"/>
    <style:style style:name="WW8Dropcap4154" style:family="text" style:parent-style-name="WW8Dropcap4058"/>
    <style:style style:name="WW8Dropcap4155" style:family="text" style:parent-style-name="WW8Dropcap4058"/>
    <style:style style:name="WW8Dropcap4156" style:family="text" style:parent-style-name="WW8Dropcap4058"/>
    <style:style style:name="WW8Dropcap4157" style:family="text" style:parent-style-name="WW8Dropcap4058"/>
    <style:style style:name="WW8Dropcap4158" style:family="text" style:parent-style-name="WW8Dropcap4058"/>
    <style:style style:name="WW8Dropcap4159" style:family="text" style:parent-style-name="WW8Dropcap4058"/>
    <style:style style:name="WW8Dropcap4160" style:family="text" style:parent-style-name="WW8Dropcap4058"/>
    <style:style style:name="WW8Dropcap4161" style:family="text" style:parent-style-name="WW8Dropcap4058"/>
    <style:style style:name="WW8Dropcap4162" style:family="text" style:parent-style-name="WW8Dropcap4058"/>
    <style:style style:name="WW8Dropcap4163" style:family="text" style:parent-style-name="WW8Dropcap4058"/>
    <style:style style:name="WW8Dropcap4164" style:family="text" style:parent-style-name="WW8Dropcap4058"/>
    <style:style style:name="WW8Dropcap4165" style:family="text" style:parent-style-name="WW8Dropcap4058"/>
    <style:style style:name="WW8Dropcap4166" style:family="text" style:parent-style-name="WW8Dropcap4058"/>
    <style:style style:name="WW8Dropcap4167" style:family="text" style:parent-style-name="WW8Dropcap4058"/>
    <style:style style:name="WW8Dropcap4168" style:family="text" style:parent-style-name="WW8Dropcap4058"/>
    <style:style style:name="WW8Dropcap4169" style:family="text" style:parent-style-name="WW8Dropcap4058"/>
    <style:style style:name="WW8Dropcap4170" style:family="text" style:parent-style-name="WW8Dropcap4058"/>
    <style:style style:name="WW8Dropcap4171" style:family="text" style:parent-style-name="WW8Dropcap4058"/>
    <style:style style:name="WW8Dropcap4172" style:family="text" style:parent-style-name="WW8Dropcap4058"/>
    <style:style style:name="WW8Dropcap4173" style:family="text" style:parent-style-name="WW8Dropcap4058"/>
    <style:style style:name="WW8Dropcap4174" style:family="text" style:parent-style-name="WW8Dropcap4058"/>
    <style:style style:name="WW8Dropcap4175" style:family="text" style:parent-style-name="WW8Dropcap4058"/>
    <style:style style:name="WW8Dropcap4176" style:family="text" style:parent-style-name="WW8Dropcap4058"/>
    <style:style style:name="WW8Dropcap4177" style:family="text" style:parent-style-name="WW8Dropcap4058"/>
    <style:style style:name="WW8Dropcap4178" style:family="text" style:parent-style-name="WW8Dropcap4058"/>
    <style:style style:name="WW8Dropcap4179" style:family="text" style:parent-style-name="WW8Dropcap4058"/>
    <style:style style:name="WW8Dropcap4180" style:family="text" style:parent-style-name="WW8Dropcap4058"/>
    <style:style style:name="WW8Dropcap4181" style:family="text" style:parent-style-name="WW8Dropcap4058"/>
    <style:style style:name="WW8Dropcap4182" style:family="text" style:parent-style-name="WW8Dropcap4058"/>
    <style:style style:name="WW8Dropcap4183" style:family="text" style:parent-style-name="WW8Dropcap4058"/>
    <style:style style:name="WW8Dropcap4184" style:family="text" style:parent-style-name="WW8Dropcap4058"/>
    <style:style style:name="WW8Dropcap4185" style:family="text" style:parent-style-name="WW8Dropcap4058"/>
    <style:style style:name="WW8Dropcap4186" style:family="text" style:parent-style-name="WW8Dropcap4058"/>
    <style:style style:name="WW8Dropcap4187" style:family="text" style:parent-style-name="WW8Dropcap4058"/>
    <style:style style:name="WW8Dropcap4188" style:family="text" style:parent-style-name="WW8Dropcap4058"/>
    <style:style style:name="WW8Dropcap4189" style:family="text" style:parent-style-name="WW8Dropcap4058"/>
    <style:style style:name="WW8Dropcap4190" style:family="text" style:parent-style-name="WW8Dropcap4058"/>
    <style:style style:name="WW8Dropcap4191" style:family="text" style:parent-style-name="WW8Dropcap4058"/>
    <style:style style:name="WW8Dropcap4192" style:family="text" style:parent-style-name="WW8Dropcap4058"/>
    <style:style style:name="WW8Dropcap4193" style:family="text" style:parent-style-name="WW8Dropcap4058"/>
    <style:style style:name="WW8Dropcap4194" style:family="text" style:parent-style-name="WW8Dropcap4058"/>
    <style:style style:name="WW8Dropcap4195" style:family="text" style:parent-style-name="WW8Dropcap4058"/>
    <style:style style:name="WW8Dropcap4196" style:family="text" style:parent-style-name="WW8Dropcap4058"/>
    <style:style style:name="WW8Dropcap4197" style:family="text" style:parent-style-name="WW8Dropcap4058"/>
    <style:style style:name="WW8Dropcap4198" style:family="text" style:parent-style-name="WW8Dropcap4058"/>
    <style:style style:name="WW8Dropcap4199" style:family="text" style:parent-style-name="WW8Dropcap4058"/>
    <style:style style:name="WW8Dropcap4200" style:family="text" style:parent-style-name="WW8Dropcap4058"/>
    <style:style style:name="WW8Dropcap4201" style:family="text" style:parent-style-name="WW8Dropcap4058"/>
    <style:style style:name="WW8Dropcap4202" style:family="text" style:parent-style-name="WW8Dropcap4058"/>
    <style:style style:name="WW8Dropcap4203" style:family="text" style:parent-style-name="WW8Dropcap4058"/>
    <style:style style:name="WW8Dropcap4204" style:family="text" style:parent-style-name="WW8Dropcap4058"/>
    <style:style style:name="WW8Dropcap4205" style:family="text" style:parent-style-name="WW8Dropcap4058"/>
    <style:style style:name="WW8Dropcap4206" style:family="text" style:parent-style-name="WW8Dropcap4058"/>
    <style:style style:name="WW8Dropcap4207" style:family="text" style:parent-style-name="WW8Dropcap4058"/>
    <style:style style:name="WW8Dropcap4208" style:family="text" style:parent-style-name="WW8Dropcap4058"/>
    <style:style style:name="WW8Dropcap4209" style:family="text" style:parent-style-name="WW8Dropcap4058"/>
    <style:style style:name="WW8Dropcap4210" style:family="text" style:parent-style-name="WW8Dropcap4058"/>
    <style:style style:name="WW8Dropcap4211" style:family="text" style:parent-style-name="WW8Dropcap4058"/>
    <style:style style:name="WW8Dropcap4212" style:family="text" style:parent-style-name="WW8Dropcap4058"/>
    <style:style style:name="WW8Dropcap4213" style:family="text" style:parent-style-name="WW8Dropcap4058"/>
    <style:style style:name="WW8Dropcap4214" style:family="text" style:parent-style-name="WW8Dropcap4058"/>
    <style:style style:name="WW8Dropcap4215" style:family="text" style:parent-style-name="WW8Dropcap4058"/>
    <style:style style:name="WW8Dropcap4216" style:family="text" style:parent-style-name="WW8Dropcap4058"/>
    <style:style style:name="WW8Dropcap4217" style:family="text" style:parent-style-name="WW8Dropcap4058"/>
    <style:style style:name="WW8Dropcap4218" style:family="text" style:parent-style-name="WW8Dropcap4058"/>
    <style:style style:name="WW8Dropcap4219" style:family="text" style:parent-style-name="WW8Dropcap4058"/>
    <style:style style:name="WW8Dropcap4220" style:family="text" style:parent-style-name="WW8Dropcap4058"/>
    <style:style style:name="WW8Dropcap4221" style:family="text" style:parent-style-name="WW8Dropcap4058"/>
    <style:style style:name="WW8Dropcap4222" style:family="text" style:parent-style-name="WW8Dropcap4058"/>
    <style:style style:name="WW8Dropcap4223" style:family="text" style:parent-style-name="WW8Dropcap4058"/>
    <style:style style:name="WW8Dropcap4224" style:family="text" style:parent-style-name="WW8Dropcap4058"/>
    <style:style style:name="WW8Dropcap4225" style:family="text" style:parent-style-name="WW8Dropcap4058"/>
    <style:style style:name="WW8Dropcap4226" style:family="text" style:parent-style-name="WW8Dropcap4058"/>
    <style:style style:name="WW8Dropcap4227" style:family="text" style:parent-style-name="WW8Dropcap4058"/>
    <style:style style:name="WW8Dropcap4228" style:family="text" style:parent-style-name="WW8Dropcap4058"/>
    <style:style style:name="WW8Dropcap4229" style:family="text" style:parent-style-name="WW8Dropcap4058"/>
    <style:style style:name="WW8Dropcap4230" style:family="text" style:parent-style-name="WW8Dropcap4058"/>
    <style:style style:name="WW8Dropcap4231" style:family="text" style:parent-style-name="WW8Dropcap4058"/>
    <style:style style:name="WW8Dropcap4232" style:family="text" style:parent-style-name="WW8Dropcap4058"/>
    <style:style style:name="WW8Dropcap4233" style:family="text" style:parent-style-name="WW8Dropcap4058"/>
    <style:style style:name="WW8Dropcap4234" style:family="text" style:parent-style-name="WW8Dropcap4058"/>
    <style:style style:name="WW8Dropcap4235" style:family="text" style:parent-style-name="WW8Dropcap4058"/>
    <style:style style:name="WW8Dropcap4236" style:family="text" style:parent-style-name="WW8Dropcap4058"/>
    <style:style style:name="WW8Dropcap4237" style:family="text" style:parent-style-name="WW8Dropcap4058"/>
    <style:style style:name="WW8Dropcap4238" style:family="text" style:parent-style-name="WW8Dropcap4058"/>
    <style:style style:name="WW8Dropcap4239" style:family="text" style:parent-style-name="WW8Dropcap4058"/>
    <style:style style:name="WW8Dropcap4240" style:family="text" style:parent-style-name="WW8Dropcap4058"/>
    <style:style style:name="WW8Dropcap4241" style:family="text" style:parent-style-name="WW8Dropcap4058"/>
    <style:style style:name="WW8Dropcap4242" style:family="text" style:parent-style-name="WW8Dropcap4058"/>
    <style:style style:name="WW8Dropcap4243" style:family="text" style:parent-style-name="WW8Dropcap4058"/>
    <style:style style:name="WW8Dropcap4244" style:family="text" style:parent-style-name="WW8Dropcap4058"/>
    <style:style style:name="WW8Dropcap4245" style:family="text" style:parent-style-name="WW8Dropcap4058"/>
    <style:style style:name="WW8Dropcap4246" style:family="text" style:parent-style-name="WW8Dropcap4058"/>
    <style:style style:name="WW8Dropcap4247" style:family="text" style:parent-style-name="WW8Dropcap4058"/>
    <style:style style:name="WW8Dropcap4248" style:family="text" style:parent-style-name="WW8Dropcap4058"/>
    <style:style style:name="WW8Dropcap4249" style:family="text" style:parent-style-name="WW8Dropcap4058"/>
    <style:style style:name="WW8Dropcap4250" style:family="text" style:parent-style-name="WW8Dropcap4058"/>
    <style:style style:name="WW8Dropcap4251" style:family="text" style:parent-style-name="WW8Dropcap4058"/>
    <style:style style:name="WW8Dropcap4252" style:family="text" style:parent-style-name="WW8Dropcap4058"/>
    <style:style style:name="WW8Dropcap4253" style:family="text" style:parent-style-name="WW8Dropcap4058"/>
    <style:style style:name="WW8Dropcap4254" style:family="text" style:parent-style-name="WW8Dropcap4058"/>
    <style:style style:name="WW8Dropcap4255" style:family="text" style:parent-style-name="WW8Dropcap4058"/>
    <style:style style:name="WW8Dropcap4256" style:family="text" style:parent-style-name="WW8Dropcap4058"/>
    <style:style style:name="WW8Dropcap4257" style:family="text" style:parent-style-name="WW8Dropcap4058"/>
    <style:style style:name="WW8Dropcap4258" style:family="text" style:parent-style-name="WW8Dropcap4058"/>
    <style:style style:name="WW8Dropcap4259" style:family="text" style:parent-style-name="WW8Dropcap4058"/>
    <style:style style:name="WW8Dropcap4260" style:family="text" style:parent-style-name="WW8Dropcap4058"/>
    <style:style style:name="WW8Dropcap4261" style:family="text" style:parent-style-name="WW8Dropcap4058"/>
    <style:style style:name="WW8Dropcap4262" style:family="text" style:parent-style-name="WW8Dropcap4058"/>
    <style:style style:name="WW8Dropcap4263" style:family="text" style:parent-style-name="WW8Dropcap4058"/>
    <style:style style:name="WW8Dropcap4264" style:family="text" style:parent-style-name="WW8Dropcap4058"/>
    <style:style style:name="WW8Dropcap4265" style:family="text" style:parent-style-name="WW8Dropcap4058"/>
    <style:style style:name="WW8Dropcap4266" style:family="text" style:parent-style-name="WW8Dropcap4058"/>
    <style:style style:name="WW8Dropcap4267" style:family="text" style:parent-style-name="WW8Dropcap4058"/>
    <style:style style:name="WW8Dropcap4268" style:family="text" style:parent-style-name="WW8Dropcap4058"/>
    <style:style style:name="WW8Dropcap4269" style:family="text" style:parent-style-name="WW8Dropcap4058"/>
    <style:style style:name="WW8Dropcap4270" style:family="text" style:parent-style-name="WW8Dropcap4058"/>
    <style:style style:name="WW8Dropcap4271" style:family="text" style:parent-style-name="WW8Dropcap4058"/>
    <style:style style:name="WW8Dropcap4272" style:family="text" style:parent-style-name="WW8Dropcap4058"/>
    <style:style style:name="WW8Dropcap4273" style:family="text" style:parent-style-name="WW8Dropcap4058"/>
    <style:style style:name="WW8Dropcap4274" style:family="text" style:parent-style-name="WW8Dropcap4058"/>
    <style:style style:name="WW8Dropcap4275" style:family="text" style:parent-style-name="WW8Dropcap4058"/>
    <style:style style:name="WW8Dropcap4276" style:family="text" style:parent-style-name="WW8Dropcap4058"/>
    <style:style style:name="WW8Dropcap4277" style:family="text" style:parent-style-name="WW8Dropcap4058"/>
    <style:style style:name="WW8Dropcap4278" style:family="text" style:parent-style-name="WW8Dropcap4058"/>
    <style:style style:name="WW8Dropcap4279" style:family="text" style:parent-style-name="WW8Dropcap4058"/>
    <style:style style:name="WW8Dropcap4280" style:family="text" style:parent-style-name="WW8Dropcap4058"/>
    <style:style style:name="WW8Dropcap4281" style:family="text" style:parent-style-name="WW8Dropcap4058"/>
    <style:style style:name="WW8Dropcap4282" style:family="text" style:parent-style-name="WW8Dropcap4058"/>
    <style:style style:name="WW8Dropcap4283" style:family="text" style:parent-style-name="WW8Dropcap4058"/>
    <style:style style:name="WW8Dropcap4284" style:family="text" style:parent-style-name="WW8Dropcap4058"/>
    <style:style style:name="WW8Dropcap4285" style:family="text" style:parent-style-name="WW8Dropcap4058"/>
    <style:style style:name="WW8Dropcap4286" style:family="text" style:parent-style-name="WW8Dropcap4058"/>
    <style:style style:name="WW8Dropcap4287" style:family="text" style:parent-style-name="WW8Dropcap4058"/>
    <style:style style:name="WW8Dropcap4288" style:family="text" style:parent-style-name="WW8Dropcap4058"/>
    <style:style style:name="WW8Dropcap4289" style:family="text" style:parent-style-name="WW8Dropcap4058"/>
    <style:style style:name="WW8Dropcap4290" style:family="text" style:parent-style-name="WW8Dropcap4058"/>
    <style:style style:name="WW8Dropcap4291" style:family="text" style:parent-style-name="WW8Dropcap4058"/>
    <style:style style:name="WW8Dropcap4292" style:family="text" style:parent-style-name="WW8Dropcap4058"/>
    <style:style style:name="WW8Dropcap4293" style:family="text" style:parent-style-name="WW8Dropcap4058"/>
    <style:style style:name="WW8Dropcap4294" style:family="text" style:parent-style-name="WW8Dropcap4058"/>
    <style:style style:name="WW8Dropcap4295" style:family="text" style:parent-style-name="WW8Dropcap4058"/>
    <style:style style:name="WW8Dropcap4296" style:family="text" style:parent-style-name="WW8Dropcap4058"/>
    <style:style style:name="WW8Dropcap4297" style:family="text" style:parent-style-name="WW8Dropcap4058"/>
    <style:style style:name="WW8Dropcap4298" style:family="text" style:parent-style-name="WW8Dropcap4058"/>
    <style:style style:name="WW8Dropcap4299" style:family="text" style:parent-style-name="WW8Dropcap4058"/>
    <style:style style:name="WW8Dropcap4300" style:family="text" style:parent-style-name="WW8Dropcap4058"/>
    <style:style style:name="WW8Dropcap4301" style:family="text" style:parent-style-name="WW8Dropcap4058"/>
    <style:style style:name="WW8Dropcap4302" style:family="text" style:parent-style-name="WW8Dropcap4058"/>
    <style:style style:name="WW8Dropcap4303" style:family="text" style:parent-style-name="WW8Dropcap4058"/>
    <style:style style:name="WW8Dropcap4304" style:family="text" style:parent-style-name="WW8Dropcap4058"/>
    <style:style style:name="WW8Dropcap4305" style:family="text" style:parent-style-name="WW8Dropcap4058"/>
    <style:style style:name="WW8Dropcap4306" style:family="text" style:parent-style-name="WW8Dropcap4058"/>
    <style:style style:name="WW8Dropcap4307" style:family="text" style:parent-style-name="WW8Dropcap4058"/>
    <style:style style:name="WW8Dropcap4308" style:family="text" style:parent-style-name="WW8Dropcap4058"/>
    <style:style style:name="WW8Dropcap4309" style:family="text" style:parent-style-name="WW8Dropcap4058"/>
    <style:style style:name="WW8Dropcap4310" style:family="text" style:parent-style-name="WW8Dropcap4058"/>
    <style:style style:name="WW8Dropcap4311" style:family="text" style:parent-style-name="WW8Dropcap4058"/>
    <style:style style:name="WW8Dropcap4312" style:family="text" style:parent-style-name="WW8Dropcap4058"/>
    <style:style style:name="WW8Dropcap4313" style:family="text" style:parent-style-name="WW8Dropcap4058"/>
    <style:style style:name="WW8Dropcap4314" style:family="text" style:parent-style-name="WW8Dropcap4058"/>
    <style:style style:name="WW8Dropcap4315" style:family="text" style:parent-style-name="WW8Dropcap4058"/>
    <style:style style:name="WW8Dropcap4316" style:family="text" style:parent-style-name="WW8Dropcap4058"/>
    <style:style style:name="WW8Dropcap4317" style:family="text" style:parent-style-name="WW8Dropcap4058"/>
    <style:style style:name="WW8Dropcap4318" style:family="text" style:parent-style-name="WW8Dropcap4058"/>
    <style:style style:name="WW8Dropcap4319" style:family="text" style:parent-style-name="WW8Dropcap4058"/>
    <style:style style:name="WW8Dropcap4320" style:family="text" style:parent-style-name="WW8Dropcap4058"/>
    <style:style style:name="WW8Dropcap4321" style:family="text" style:parent-style-name="WW8Dropcap4058"/>
    <style:style style:name="WW8Dropcap4322" style:family="text" style:parent-style-name="WW8Dropcap4058"/>
    <style:style style:name="WW8Dropcap4323" style:family="text" style:parent-style-name="WW8Dropcap4058"/>
    <style:style style:name="WW8Dropcap4324" style:family="text" style:parent-style-name="WW8Dropcap4058"/>
    <style:style style:name="WW8Dropcap4325" style:family="text" style:parent-style-name="WW8Dropcap4058"/>
    <style:style style:name="WW8Dropcap4326" style:family="text" style:parent-style-name="WW8Dropcap4058"/>
    <style:style style:name="WW8Dropcap4327" style:family="text" style:parent-style-name="WW8Dropcap4058"/>
    <style:style style:name="WW8Dropcap4328" style:family="text" style:parent-style-name="WW8Dropcap4058"/>
    <style:style style:name="WW8Dropcap4329" style:family="text" style:parent-style-name="WW8Dropcap4058"/>
    <style:style style:name="WW8Dropcap4330" style:family="text" style:parent-style-name="WW8Dropcap4058"/>
    <style:style style:name="WW8Dropcap4331" style:family="text" style:parent-style-name="WW8Dropcap4058"/>
    <style:style style:name="WW8Dropcap4332" style:family="text" style:parent-style-name="WW8Dropcap4058"/>
    <style:style style:name="WW8Dropcap4333" style:family="text" style:parent-style-name="WW8Dropcap4058"/>
    <style:style style:name="WW8Dropcap4334" style:family="text" style:parent-style-name="WW8Dropcap4058"/>
    <style:style style:name="WW8Dropcap4335" style:family="text" style:parent-style-name="WW8Dropcap4058"/>
    <style:style style:name="WW8Dropcap4336" style:family="text" style:parent-style-name="WW8Dropcap4058"/>
    <style:style style:name="WW8Dropcap4337" style:family="text" style:parent-style-name="WW8Dropcap4058"/>
    <style:style style:name="WW8Dropcap4338" style:family="text" style:parent-style-name="WW8Dropcap4058"/>
    <style:style style:name="WW8Dropcap4339" style:family="text" style:parent-style-name="WW8Dropcap4058"/>
    <style:style style:name="WW8Dropcap4340" style:family="text" style:parent-style-name="WW8Dropcap4058"/>
    <style:style style:name="WW8Dropcap4341" style:family="text" style:parent-style-name="WW8Dropcap4058"/>
    <style:style style:name="WW8Dropcap4342" style:family="text" style:parent-style-name="WW8Dropcap4058"/>
    <style:style style:name="WW8Dropcap4343" style:family="text" style:parent-style-name="WW8Dropcap4058"/>
    <style:style style:name="WW8Dropcap4344" style:family="text" style:parent-style-name="WW8Dropcap4058"/>
    <style:style style:name="WW8Dropcap4345" style:family="text" style:parent-style-name="WW8Dropcap4058"/>
    <style:style style:name="WW8Dropcap4346" style:family="text" style:parent-style-name="WW8Dropcap4058"/>
    <style:style style:name="WW8Dropcap4347" style:family="text" style:parent-style-name="WW8Dropcap4058"/>
    <style:style style:name="WW8Dropcap4348" style:family="text" style:parent-style-name="WW8Dropcap4058"/>
    <style:style style:name="WW8Dropcap4349" style:family="text" style:parent-style-name="WW8Dropcap4058"/>
    <style:style style:name="WW8Dropcap4350" style:family="text" style:parent-style-name="WW8Dropcap4058"/>
    <style:style style:name="WW8Dropcap4351" style:family="text" style:parent-style-name="WW8Dropcap4058"/>
    <style:style style:name="WW8Dropcap4352" style:family="text" style:parent-style-name="WW8Dropcap4058"/>
    <style:style style:name="WW8Dropcap4353" style:family="text" style:parent-style-name="WW8Dropcap4058"/>
    <style:style style:name="WW8Dropcap4354" style:family="text" style:parent-style-name="WW8Dropcap4058"/>
    <style:style style:name="WW8Dropcap4355" style:family="text" style:parent-style-name="WW8Dropcap4058"/>
    <style:style style:name="WW8Dropcap4356" style:family="text" style:parent-style-name="WW8Dropcap4058"/>
    <style:style style:name="WW8Dropcap4357" style:family="text" style:parent-style-name="WW8Dropcap4058"/>
    <style:style style:name="WW8Dropcap4358" style:family="text" style:parent-style-name="WW8Dropcap4058"/>
    <style:style style:name="WW8Dropcap4359" style:family="text" style:parent-style-name="WW8Dropcap4058"/>
    <style:style style:name="WW8Dropcap4360" style:family="text" style:parent-style-name="WW8Dropcap4058"/>
    <style:style style:name="WW8Dropcap4361" style:family="text" style:parent-style-name="WW8Dropcap4058"/>
    <style:style style:name="WW8Dropcap4362" style:family="text" style:parent-style-name="WW8Dropcap4058"/>
    <style:style style:name="WW8Dropcap4363" style:family="text" style:parent-style-name="WW8Dropcap4058"/>
    <style:style style:name="WW8Dropcap4364" style:family="text" style:parent-style-name="WW8Dropcap4058"/>
    <style:style style:name="WW8Dropcap4365" style:family="text" style:parent-style-name="WW8Dropcap4058"/>
    <style:style style:name="WW8Dropcap4366" style:family="text" style:parent-style-name="WW8Dropcap4058"/>
    <style:style style:name="WW8Dropcap4367" style:family="text" style:parent-style-name="WW8Dropcap4058"/>
    <style:style style:name="WW8Dropcap4368" style:family="text" style:parent-style-name="WW8Dropcap4058"/>
    <style:style style:name="WW8Dropcap4369" style:family="text" style:parent-style-name="WW8Dropcap4058"/>
    <style:style style:name="WW8Dropcap4370" style:family="text" style:parent-style-name="WW8Dropcap4058"/>
    <style:style style:name="WW8Dropcap4371" style:family="text" style:parent-style-name="WW8Dropcap4058"/>
    <style:style style:name="WW8Dropcap4372" style:family="text" style:parent-style-name="WW8Dropcap4058"/>
    <style:style style:name="WW8Dropcap4373" style:family="text" style:parent-style-name="WW8Dropcap4058"/>
    <style:style style:name="WW8Dropcap4374" style:family="text" style:parent-style-name="WW8Dropcap4058"/>
    <style:style style:name="WW8Dropcap4375" style:family="text" style:parent-style-name="WW8Dropcap4058"/>
    <style:style style:name="WW8Dropcap4376" style:family="text" style:parent-style-name="WW8Dropcap4058"/>
    <style:style style:name="WW8Dropcap4377" style:family="text" style:parent-style-name="WW8Dropcap4058"/>
    <style:style style:name="WW8Dropcap4378" style:family="text" style:parent-style-name="WW8Dropcap4058"/>
    <style:style style:name="WW8Dropcap4379" style:family="text" style:parent-style-name="WW8Dropcap4058"/>
    <style:style style:name="WW8Dropcap4380" style:family="text" style:parent-style-name="WW8Dropcap4058"/>
    <style:style style:name="WW8Dropcap4381" style:family="text" style:parent-style-name="WW8Dropcap4058"/>
    <style:style style:name="WW8Dropcap4382" style:family="text" style:parent-style-name="WW8Dropcap4058"/>
    <style:style style:name="WW8Dropcap4383" style:family="text" style:parent-style-name="WW8Dropcap4058"/>
    <style:style style:name="WW8Dropcap4384" style:family="text" style:parent-style-name="WW8Dropcap4058"/>
    <style:style style:name="WW8Dropcap4385" style:family="text" style:parent-style-name="WW8Dropcap4058"/>
    <style:style style:name="WW8Dropcap4386" style:family="text" style:parent-style-name="WW8Dropcap4058"/>
    <style:style style:name="WW8Dropcap4387" style:family="text" style:parent-style-name="WW8Dropcap4058"/>
    <style:style style:name="WW8Dropcap4388" style:family="text" style:parent-style-name="WW8Dropcap4058"/>
    <style:style style:name="WW8Dropcap4389" style:family="text" style:parent-style-name="WW8Dropcap4058"/>
    <style:style style:name="WW8Dropcap4390" style:family="text" style:parent-style-name="WW8Dropcap4058"/>
    <style:style style:name="WW8Dropcap4391" style:family="text" style:parent-style-name="WW8Dropcap4058"/>
    <style:style style:name="WW8Dropcap4392" style:family="text" style:parent-style-name="WW8Dropcap4058"/>
    <style:style style:name="WW8Dropcap4393" style:family="text" style:parent-style-name="WW8Dropcap4058"/>
    <style:style style:name="WW8Dropcap4394" style:family="text" style:parent-style-name="WW8Dropcap4058"/>
    <style:style style:name="WW8Dropcap4395" style:family="text" style:parent-style-name="WW8Dropcap4058"/>
    <style:style style:name="WW8Dropcap4396" style:family="text" style:parent-style-name="WW8Dropcap4058"/>
    <style:style style:name="WW8Dropcap4397" style:family="text" style:parent-style-name="WW8Dropcap4058"/>
    <style:style style:name="WW8Dropcap4398" style:family="text" style:parent-style-name="WW8Dropcap4058"/>
    <style:style style:name="WW8Dropcap4399" style:family="text" style:parent-style-name="WW8Dropcap4058"/>
    <style:style style:name="WW8Dropcap4400" style:family="text" style:parent-style-name="WW8Dropcap4058"/>
    <style:style style:name="WW8Dropcap4401" style:family="text" style:parent-style-name="WW8Dropcap4058"/>
    <style:style style:name="WW8Dropcap4402" style:family="text" style:parent-style-name="WW8Dropcap4058"/>
    <style:style style:name="WW8Dropcap4403" style:family="text" style:parent-style-name="WW8Dropcap4058"/>
    <style:style style:name="WW8Dropcap4404" style:family="text" style:parent-style-name="WW8Dropcap4058"/>
    <style:style style:name="WW8Dropcap4405" style:family="text" style:parent-style-name="WW8Dropcap4058"/>
    <style:style style:name="WW8Dropcap4406" style:family="text" style:parent-style-name="WW8Dropcap4058"/>
    <style:style style:name="WW8Dropcap4407" style:family="text" style:parent-style-name="WW8Dropcap4058"/>
    <style:style style:name="WW8Dropcap4408" style:family="text" style:parent-style-name="WW8Dropcap4058"/>
    <style:style style:name="WW8Dropcap4409" style:family="text" style:parent-style-name="WW8Dropcap4058"/>
    <style:style style:name="WW8Dropcap4410" style:family="text" style:parent-style-name="WW8Dropcap4058"/>
    <style:style style:name="WW8Dropcap4411" style:family="text" style:parent-style-name="WW8Dropcap4058"/>
    <style:style style:name="WW8Dropcap4412" style:family="text" style:parent-style-name="WW8Dropcap4058"/>
    <style:style style:name="WW8Dropcap4413" style:family="text" style:parent-style-name="WW8Dropcap4058"/>
    <style:style style:name="WW8Dropcap4414" style:family="text" style:parent-style-name="WW8Dropcap4058"/>
    <style:style style:name="WW8Dropcap4415" style:family="text" style:parent-style-name="WW8Dropcap4058"/>
    <style:style style:name="WW8Dropcap4416" style:family="text" style:parent-style-name="WW8Dropcap4058"/>
    <style:style style:name="WW8Dropcap4417" style:family="text" style:parent-style-name="WW8Dropcap4058"/>
    <style:style style:name="WW8Dropcap4418" style:family="text" style:parent-style-name="WW8Dropcap4058"/>
    <style:style style:name="WW8Dropcap4419" style:family="text" style:parent-style-name="WW8Dropcap4058"/>
    <style:style style:name="WW8Dropcap4420" style:family="text" style:parent-style-name="WW8Dropcap4058"/>
    <style:style style:name="WW8Dropcap4421" style:family="text" style:parent-style-name="WW8Dropcap4058"/>
    <style:style style:name="WW8Dropcap4422" style:family="text" style:parent-style-name="WW8Dropcap4058"/>
    <style:style style:name="WW8Dropcap4423" style:family="text" style:parent-style-name="WW8Dropcap4058"/>
    <style:style style:name="WW8Dropcap4424" style:family="text" style:parent-style-name="WW8Dropcap4058"/>
    <style:style style:name="WW8Dropcap4425" style:family="text" style:parent-style-name="WW8Dropcap4058"/>
    <style:style style:name="WW8Dropcap4426" style:family="text" style:parent-style-name="WW8Dropcap4058"/>
    <style:style style:name="WW8Dropcap4427" style:family="text" style:parent-style-name="WW8Dropcap4058"/>
    <style:style style:name="WW8Dropcap4428" style:family="text" style:parent-style-name="WW8Dropcap4058"/>
    <style:style style:name="WW8Dropcap4429" style:family="text" style:parent-style-name="WW8Dropcap4058"/>
    <style:style style:name="WW8Dropcap4430" style:family="text" style:parent-style-name="WW8Dropcap4058"/>
    <style:style style:name="WW8Dropcap4431" style:family="text" style:parent-style-name="WW8Dropcap4058"/>
    <style:style style:name="WW8Dropcap4432" style:family="text" style:parent-style-name="WW8Dropcap4058"/>
    <style:style style:name="WW8Dropcap4433" style:family="text" style:parent-style-name="WW8Dropcap4058"/>
    <style:style style:name="WW8Dropcap4434" style:family="text" style:parent-style-name="WW8Dropcap4058"/>
    <style:style style:name="WW8Dropcap4435" style:family="text" style:parent-style-name="WW8Dropcap4058"/>
    <style:style style:name="WW8Dropcap4436" style:family="text" style:parent-style-name="WW8Dropcap4058"/>
    <style:style style:name="WW8Dropcap4437" style:family="text" style:parent-style-name="WW8Dropcap4058"/>
    <style:style style:name="WW8Dropcap4438" style:family="text" style:parent-style-name="WW8Dropcap4058"/>
    <style:style style:name="WW8Dropcap4439" style:family="text" style:parent-style-name="WW8Dropcap4058"/>
    <style:style style:name="WW8Dropcap4440" style:family="text" style:parent-style-name="WW8Dropcap4058"/>
    <style:style style:name="WW8Dropcap4441" style:family="text" style:parent-style-name="WW8Dropcap4058"/>
    <style:style style:name="WW8Dropcap4442" style:family="text" style:parent-style-name="WW8Dropcap4058"/>
    <style:style style:name="WW8Dropcap4443" style:family="text" style:parent-style-name="WW8Dropcap4058"/>
    <style:style style:name="WW8Dropcap4444" style:family="text" style:parent-style-name="WW8Dropcap4058"/>
    <style:style style:name="WW8Dropcap4445" style:family="text" style:parent-style-name="WW8Dropcap4058"/>
    <style:style style:name="WW8Dropcap4446" style:family="text" style:parent-style-name="WW8Dropcap4058"/>
    <style:style style:name="WW8Dropcap4447" style:family="text" style:parent-style-name="WW8Dropcap4058"/>
    <style:style style:name="WW8Dropcap4448" style:family="text" style:parent-style-name="WW8Dropcap4058"/>
    <style:style style:name="WW8Dropcap4449" style:family="text" style:parent-style-name="WW8Dropcap4058"/>
    <style:style style:name="WW8Dropcap4450" style:family="text" style:parent-style-name="WW8Dropcap4058"/>
    <style:style style:name="WW8Dropcap4451" style:family="text" style:parent-style-name="WW8Dropcap4058"/>
    <style:style style:name="WW8Dropcap4452" style:family="text" style:parent-style-name="WW8Dropcap4058"/>
    <style:style style:name="WW8Dropcap4453" style:family="text" style:parent-style-name="WW8Dropcap4058"/>
    <style:style style:name="WW8Dropcap4454" style:family="text" style:parent-style-name="WW8Dropcap4058"/>
    <style:style style:name="WW8Dropcap4455" style:family="text" style:parent-style-name="WW8Dropcap4058"/>
    <style:style style:name="WW8Dropcap4456" style:family="text" style:parent-style-name="WW8Dropcap4058"/>
    <style:style style:name="WW8Dropcap4457" style:family="text" style:parent-style-name="WW8Dropcap4058"/>
    <style:style style:name="WW8Dropcap4458" style:family="text" style:parent-style-name="WW8Dropcap4058"/>
    <style:style style:name="WW8Dropcap4459" style:family="text" style:parent-style-name="WW8Dropcap4058"/>
    <style:style style:name="WW8Dropcap4460" style:family="text" style:parent-style-name="WW8Dropcap4058"/>
    <style:style style:name="WW8Dropcap4461" style:family="text" style:parent-style-name="WW8Dropcap4058"/>
    <style:style style:name="WW8Dropcap4462" style:family="text" style:parent-style-name="WW8Dropcap4058"/>
    <style:style style:name="WW8Dropcap4463" style:family="text" style:parent-style-name="WW8Dropcap4058"/>
    <style:style style:name="WW8Dropcap4464" style:family="text" style:parent-style-name="WW8Dropcap4058"/>
    <style:style style:name="WW8Dropcap4465" style:family="text" style:parent-style-name="WW8Dropcap4058"/>
    <style:style style:name="WW8Dropcap4466" style:family="text" style:parent-style-name="WW8Dropcap4058"/>
    <style:style style:name="WW8Dropcap4467" style:family="text" style:parent-style-name="WW8Dropcap4058"/>
    <style:style style:name="WW8Dropcap4468" style:family="text" style:parent-style-name="WW8Dropcap4058"/>
    <style:style style:name="WW8Dropcap4469" style:family="text" style:parent-style-name="WW8Dropcap4058"/>
    <style:style style:name="WW8Dropcap4470" style:family="text" style:parent-style-name="WW8Dropcap4058"/>
    <style:style style:name="WW8Dropcap4471" style:family="text" style:parent-style-name="WW8Dropcap4058"/>
    <style:style style:name="WW8Dropcap4472" style:family="text" style:parent-style-name="WW8Dropcap4058"/>
    <style:style style:name="WW8Dropcap4473" style:family="text" style:parent-style-name="WW8Dropcap4058"/>
    <style:style style:name="WW8Dropcap4474" style:family="text" style:parent-style-name="WW8Dropcap4058"/>
    <style:style style:name="WW8Dropcap4475" style:family="text" style:parent-style-name="WW8Dropcap4058"/>
    <style:style style:name="WW8Dropcap4476" style:family="text" style:parent-style-name="WW8Dropcap4058"/>
    <style:style style:name="WW8Dropcap4477" style:family="text" style:parent-style-name="WW8Dropcap4058"/>
    <style:style style:name="WW8Dropcap4478" style:family="text" style:parent-style-name="WW8Dropcap4058"/>
    <style:style style:name="WW8Dropcap4479" style:family="text" style:parent-style-name="WW8Dropcap4058"/>
    <style:style style:name="WW8Dropcap4480" style:family="text" style:parent-style-name="WW8Dropcap4058"/>
    <style:style style:name="WW8Dropcap4481" style:family="text" style:parent-style-name="WW8Dropcap4058"/>
    <style:style style:name="WW8Dropcap4482" style:family="text" style:parent-style-name="WW8Dropcap4058"/>
    <style:style style:name="WW8Dropcap4483" style:family="text" style:parent-style-name="WW8Dropcap4058"/>
    <style:style style:name="WW8Dropcap4484" style:family="text" style:parent-style-name="WW8Dropcap4058"/>
    <style:style style:name="WW8Dropcap4485" style:family="text" style:parent-style-name="WW8Dropcap4058"/>
    <style:style style:name="WW8Dropcap4486" style:family="text" style:parent-style-name="WW8Dropcap4058"/>
    <style:style style:name="WW8Dropcap4487" style:family="text" style:parent-style-name="WW8Dropcap4058"/>
    <style:style style:name="WW8Dropcap4488" style:family="text" style:parent-style-name="WW8Dropcap4058"/>
    <style:style style:name="WW8Dropcap4489" style:family="text" style:parent-style-name="WW8Dropcap4058"/>
    <style:style style:name="WW8Dropcap4490" style:family="text" style:parent-style-name="WW8Dropcap4058"/>
    <style:style style:name="WW8Dropcap4491" style:family="text" style:parent-style-name="WW8Dropcap4058"/>
    <style:style style:name="WW8Dropcap4492" style:family="text" style:parent-style-name="WW8Dropcap4058"/>
    <style:style style:name="WW8Dropcap4493" style:family="text" style:parent-style-name="WW8Dropcap4058"/>
    <style:style style:name="WW8Dropcap4494" style:family="text" style:parent-style-name="WW8Dropcap4058"/>
    <style:style style:name="WW8Dropcap4495" style:family="text" style:parent-style-name="WW8Dropcap4058"/>
    <style:style style:name="WW8Dropcap4496" style:family="text" style:parent-style-name="WW8Dropcap4058"/>
    <style:style style:name="WW8Dropcap4497" style:family="text" style:parent-style-name="WW8Dropcap4058"/>
    <style:style style:name="WW8Dropcap4498" style:family="text" style:parent-style-name="WW8Dropcap4058"/>
    <style:style style:name="WW8Dropcap4499" style:family="text" style:parent-style-name="WW8Dropcap4058"/>
    <style:style style:name="WW8Dropcap4500" style:family="text" style:parent-style-name="WW8Dropcap4058"/>
    <style:style style:name="WW8Dropcap4501" style:family="text" style:parent-style-name="WW8Dropcap4058"/>
    <style:style style:name="WW8Dropcap4502" style:family="text" style:parent-style-name="WW8Dropcap4058"/>
    <style:style style:name="WW8Dropcap4503" style:family="text" style:parent-style-name="WW8Dropcap4058"/>
    <style:style style:name="WW8Dropcap4504" style:family="text" style:parent-style-name="WW8Dropcap4058"/>
    <style:style style:name="WW8Dropcap4505" style:family="text" style:parent-style-name="WW8Dropcap4058"/>
    <style:style style:name="WW8Dropcap4506" style:family="text" style:parent-style-name="WW8Dropcap4058"/>
    <style:style style:name="WW8Dropcap4507" style:family="text" style:parent-style-name="WW8Dropcap4058"/>
    <style:style style:name="WW8Dropcap4508" style:family="text" style:parent-style-name="WW8Dropcap4058"/>
    <style:style style:name="WW8Dropcap4509" style:family="text" style:parent-style-name="WW8Dropcap4058"/>
    <style:style style:name="WW8Dropcap4510" style:family="text" style:parent-style-name="WW8Dropcap4058"/>
    <style:style style:name="WW8Dropcap4511" style:family="text" style:parent-style-name="WW8Dropcap4058"/>
    <style:style style:name="WW8Dropcap4512" style:family="text" style:parent-style-name="WW8Dropcap4058"/>
    <style:style style:name="WW8Dropcap4513" style:family="text" style:parent-style-name="WW8Dropcap4058"/>
    <style:style style:name="WW8Dropcap4514" style:family="text" style:parent-style-name="WW8Dropcap4058"/>
    <style:style style:name="WW8Dropcap4515" style:family="text" style:parent-style-name="WW8Dropcap4058"/>
    <style:style style:name="WW8Dropcap4516" style:family="text" style:parent-style-name="WW8Dropcap4058"/>
    <style:style style:name="WW8Dropcap4517" style:family="text" style:parent-style-name="WW8Dropcap4058"/>
    <style:style style:name="WW8Dropcap4518" style:family="text" style:parent-style-name="WW8Dropcap4058"/>
    <style:style style:name="WW8Dropcap4519" style:family="text" style:parent-style-name="WW8Dropcap4058"/>
    <style:style style:name="WW8Dropcap4520" style:family="text" style:parent-style-name="WW8Dropcap4058"/>
    <style:style style:name="WW8Dropcap4521" style:family="text" style:parent-style-name="WW8Dropcap4058"/>
    <style:style style:name="WW8Dropcap4522" style:family="text" style:parent-style-name="WW8Dropcap4058"/>
    <style:style style:name="WW8Dropcap4523" style:family="text" style:parent-style-name="WW8Dropcap4058"/>
    <style:style style:name="WW8Dropcap4524" style:family="text" style:parent-style-name="WW8Dropcap4058"/>
    <style:style style:name="WW8Dropcap4525" style:family="text" style:parent-style-name="WW8Dropcap4058"/>
    <style:style style:name="WW8Dropcap4526" style:family="text" style:parent-style-name="WW8Dropcap4058"/>
    <style:style style:name="WW8Dropcap4527" style:family="text" style:parent-style-name="WW8Dropcap4058"/>
    <style:style style:name="WW8Dropcap4528" style:family="text" style:parent-style-name="WW8Dropcap4058"/>
    <style:style style:name="WW8Dropcap4529" style:family="text" style:parent-style-name="WW8Dropcap4058"/>
    <style:style style:name="WW8Dropcap4530" style:family="text" style:parent-style-name="WW8Dropcap4058"/>
    <style:style style:name="WW8Dropcap4531" style:family="text" style:parent-style-name="WW8Dropcap4058"/>
    <style:style style:name="WW8Dropcap4532" style:family="text" style:parent-style-name="WW8Dropcap4058"/>
    <style:style style:name="WW8Dropcap4533" style:family="text" style:parent-style-name="WW8Dropcap4058"/>
    <style:style style:name="WW8Dropcap4534" style:family="text" style:parent-style-name="WW8Dropcap4058"/>
    <style:style style:name="WW8Dropcap4535" style:family="text" style:parent-style-name="WW8Dropcap4058"/>
    <style:style style:name="WW8Dropcap4536" style:family="text" style:parent-style-name="WW8Dropcap4058"/>
    <style:style style:name="WW8Dropcap4537" style:family="text" style:parent-style-name="WW8Dropcap4058"/>
    <style:style style:name="WW8Dropcap4538" style:family="text" style:parent-style-name="WW8Dropcap4058"/>
    <style:style style:name="WW8Dropcap4539" style:family="text" style:parent-style-name="WW8Dropcap4058"/>
    <style:style style:name="WW8Dropcap4540" style:family="text" style:parent-style-name="WW8Dropcap4058"/>
    <style:style style:name="WW8Dropcap4541" style:family="text" style:parent-style-name="WW8Dropcap4058"/>
    <style:style style:name="WW8Dropcap4542" style:family="text" style:parent-style-name="WW8Dropcap4058"/>
    <style:style style:name="WW8Dropcap4543" style:family="text" style:parent-style-name="WW8Dropcap4058"/>
    <style:style style:name="WW8Dropcap4544" style:family="text" style:parent-style-name="WW8Dropcap4058"/>
    <style:style style:name="WW8Dropcap4545" style:family="text" style:parent-style-name="WW8Dropcap4058"/>
    <style:style style:name="WW8Dropcap4546" style:family="text" style:parent-style-name="WW8Dropcap4058"/>
    <style:style style:name="WW8Dropcap4547" style:family="text" style:parent-style-name="WW8Dropcap4058"/>
    <style:style style:name="WW8Dropcap4548" style:family="text" style:parent-style-name="WW8Dropcap4058"/>
    <style:style style:name="WW8Dropcap4549" style:family="text" style:parent-style-name="WW8Dropcap4058"/>
    <style:style style:name="WW8Dropcap4550" style:family="text" style:parent-style-name="WW8Dropcap4058"/>
    <style:style style:name="WW8Dropcap4551" style:family="text" style:parent-style-name="WW8Dropcap4058"/>
    <style:style style:name="WW8Dropcap4552" style:family="text" style:parent-style-name="WW8Dropcap4058"/>
    <style:style style:name="WW8Dropcap4553" style:family="text" style:parent-style-name="WW8Dropcap4058"/>
    <style:style style:name="WW8Dropcap4554" style:family="text" style:parent-style-name="WW8Dropcap4058"/>
    <style:style style:name="WW8Dropcap4555" style:family="text" style:parent-style-name="WW8Dropcap4058"/>
    <style:style style:name="WW8Dropcap4556" style:family="text" style:parent-style-name="WW8Dropcap4058"/>
    <style:style style:name="WW8Dropcap4557" style:family="text" style:parent-style-name="WW8Dropcap4058"/>
    <style:style style:name="WW8Dropcap4558" style:family="text" style:parent-style-name="WW8Dropcap4058"/>
    <style:style style:name="WW8Dropcap4559" style:family="text" style:parent-style-name="WW8Dropcap4058"/>
    <style:style style:name="WW8Dropcap4560" style:family="text" style:parent-style-name="WW8Dropcap4058"/>
    <style:style style:name="WW8Dropcap4561" style:family="text" style:parent-style-name="WW8Dropcap4058"/>
    <style:style style:name="WW8Dropcap4562" style:family="text" style:parent-style-name="WW8Dropcap4058"/>
    <style:style style:name="WW8Dropcap4563" style:family="text" style:parent-style-name="WW8Dropcap4058"/>
    <style:style style:name="WW8Dropcap4564" style:family="text" style:parent-style-name="WW8Dropcap4058"/>
    <style:style style:name="WW8Dropcap4565" style:family="text" style:parent-style-name="WW8Dropcap4058"/>
    <style:style style:name="WW8Dropcap4566" style:family="text" style:parent-style-name="WW8Dropcap4058"/>
    <style:style style:name="WW8Dropcap4567" style:family="text" style:parent-style-name="WW8Dropcap4058"/>
    <style:style style:name="WW8Dropcap4568" style:family="text" style:parent-style-name="WW8Dropcap4058"/>
    <style:style style:name="WW8Dropcap4569" style:family="text" style:parent-style-name="WW8Dropcap4058"/>
    <style:style style:name="WW8Dropcap4570" style:family="text" style:parent-style-name="WW8Dropcap4058"/>
    <style:style style:name="WW8Dropcap4571" style:family="text" style:parent-style-name="WW8Dropcap4058"/>
    <style:style style:name="WW8Dropcap4572" style:family="text" style:parent-style-name="WW8Dropcap4058"/>
    <style:style style:name="WW8Dropcap4573" style:family="text" style:parent-style-name="WW8Dropcap4058"/>
    <style:style style:name="WW8Dropcap4574" style:family="text" style:parent-style-name="WW8Dropcap4058"/>
    <style:style style:name="WW8Dropcap4575" style:family="text" style:parent-style-name="WW8Dropcap4058"/>
    <style:style style:name="WW8Dropcap4576" style:family="text" style:parent-style-name="WW8Dropcap4058"/>
    <style:style style:name="WW8Dropcap4577" style:family="text" style:parent-style-name="WW8Dropcap4058"/>
    <style:style style:name="WW8Dropcap4578" style:family="text" style:parent-style-name="WW8Dropcap4058"/>
    <style:style style:name="WW8Dropcap4579" style:family="text" style:parent-style-name="WW8Dropcap4058"/>
    <style:style style:name="WW8Dropcap4580" style:family="text" style:parent-style-name="WW8Dropcap4058"/>
    <style:style style:name="WW8Dropcap4581" style:family="text" style:parent-style-name="WW8Dropcap4058"/>
    <style:style style:name="WW8Dropcap4582" style:family="text" style:parent-style-name="WW8Dropcap4058"/>
    <style:style style:name="WW8Dropcap4583" style:family="text" style:parent-style-name="WW8Dropcap4058"/>
    <style:style style:name="WW8Dropcap4584" style:family="text" style:parent-style-name="WW8Dropcap4058"/>
    <style:style style:name="WW8Dropcap4585" style:family="text" style:parent-style-name="WW8Dropcap4058"/>
    <style:style style:name="WW8Dropcap4586" style:family="text" style:parent-style-name="WW8Dropcap4058"/>
    <style:style style:name="WW8Dropcap4587" style:family="text" style:parent-style-name="WW8Dropcap4058"/>
    <style:style style:name="WW8Dropcap4588" style:family="text" style:parent-style-name="WW8Dropcap4058"/>
    <style:style style:name="WW8Dropcap4589" style:family="text" style:parent-style-name="WW8Dropcap4058"/>
    <style:style style:name="WW8Dropcap4590" style:family="text" style:parent-style-name="WW8Dropcap4058"/>
    <style:style style:name="WW8Dropcap4591" style:family="text" style:parent-style-name="WW8Dropcap4058"/>
    <style:style style:name="WW8Dropcap4592" style:family="text" style:parent-style-name="WW8Dropcap4058"/>
    <style:style style:name="WW8Dropcap4593" style:family="text" style:parent-style-name="WW8Dropcap4058"/>
    <style:style style:name="WW8Dropcap4594" style:family="text" style:parent-style-name="WW8Dropcap4058"/>
    <style:style style:name="WW8Dropcap4595" style:family="text" style:parent-style-name="WW8Dropcap4058"/>
    <style:style style:name="WW8Dropcap4596" style:family="text" style:parent-style-name="WW8Dropcap4058"/>
    <style:style style:name="WW8Dropcap4597" style:family="text" style:parent-style-name="WW8Dropcap4058"/>
    <style:style style:name="WW8Dropcap4598" style:family="text" style:parent-style-name="WW8Dropcap4058"/>
    <style:style style:name="WW8Dropcap4599" style:family="text" style:parent-style-name="WW8Dropcap4058"/>
    <style:style style:name="WW8Dropcap4600" style:family="text" style:parent-style-name="WW8Dropcap4058"/>
    <style:style style:name="WW8Dropcap4601" style:family="text" style:parent-style-name="WW8Dropcap4058"/>
    <style:style style:name="WW8Dropcap4602" style:family="text" style:parent-style-name="WW8Dropcap4058"/>
    <style:style style:name="WW8Dropcap4603" style:family="text" style:parent-style-name="WW8Dropcap4058"/>
    <style:style style:name="WW8Dropcap4604" style:family="text" style:parent-style-name="WW8Dropcap4058"/>
    <style:style style:name="WW8Dropcap4605" style:family="text" style:parent-style-name="WW8Dropcap4058"/>
    <style:style style:name="WW8Dropcap4606" style:family="text" style:parent-style-name="WW8Dropcap4058"/>
    <style:style style:name="WW8Dropcap4607" style:family="text" style:parent-style-name="WW8Dropcap4058"/>
    <style:style style:name="WW8Dropcap4608" style:family="text" style:parent-style-name="WW8Dropcap4058"/>
    <style:style style:name="WW8Dropcap4609" style:family="text" style:parent-style-name="WW8Dropcap4058"/>
    <style:style style:name="WW8Dropcap4610" style:family="text" style:parent-style-name="WW8Dropcap4058"/>
    <style:style style:name="WW8Dropcap4611" style:family="text" style:parent-style-name="WW8Dropcap4058"/>
    <style:style style:name="WW8Dropcap4612" style:family="text" style:parent-style-name="WW8Dropcap4058"/>
    <style:style style:name="WW8Dropcap4613" style:family="text" style:parent-style-name="WW8Dropcap4058"/>
    <style:style style:name="WW8Dropcap4614" style:family="text" style:parent-style-name="WW8Dropcap4058"/>
    <style:style style:name="WW8Dropcap4615" style:family="text" style:parent-style-name="WW8Dropcap4058"/>
    <style:style style:name="WW8Dropcap4616" style:family="text" style:parent-style-name="WW8Dropcap4058"/>
    <style:style style:name="WW8Dropcap4617" style:family="text" style:parent-style-name="WW8Dropcap4058"/>
    <style:style style:name="WW8Dropcap4618" style:family="text" style:parent-style-name="WW8Dropcap4058"/>
    <style:style style:name="WW8Dropcap4619" style:family="text" style:parent-style-name="WW8Dropcap4058"/>
    <style:style style:name="WW8Dropcap4620" style:family="text" style:parent-style-name="WW8Dropcap4058"/>
    <style:style style:name="WW8Dropcap4621" style:family="text" style:parent-style-name="WW8Dropcap4058"/>
    <style:style style:name="WW8Dropcap4622" style:family="text" style:parent-style-name="WW8Dropcap4058"/>
    <style:style style:name="WW8Dropcap4623" style:family="text" style:parent-style-name="WW8Dropcap4058"/>
    <style:style style:name="WW8Dropcap4624" style:family="text" style:parent-style-name="WW8Dropcap4058"/>
    <style:style style:name="WW8Dropcap4625" style:family="text" style:parent-style-name="WW8Dropcap4058"/>
    <style:style style:name="WW8Dropcap4626" style:family="text" style:parent-style-name="WW8Dropcap4058"/>
    <style:style style:name="WW8Dropcap4627" style:family="text" style:parent-style-name="WW8Dropcap4058"/>
    <style:style style:name="WW8Dropcap4628" style:family="text" style:parent-style-name="WW8Dropcap4058"/>
    <style:style style:name="WW8Dropcap4629" style:family="text" style:parent-style-name="WW8Dropcap4058"/>
    <style:style style:name="WW8Dropcap4630" style:family="text" style:parent-style-name="WW8Dropcap4058"/>
    <style:style style:name="WW8Dropcap4631" style:family="text" style:parent-style-name="WW8Dropcap4058"/>
    <style:style style:name="WW8Dropcap4632" style:family="text" style:parent-style-name="WW8Dropcap4058"/>
    <style:style style:name="WW8Dropcap4633" style:family="text" style:parent-style-name="WW8Dropcap4058"/>
    <style:style style:name="WW8Dropcap4634" style:family="text" style:parent-style-name="WW8Dropcap4058"/>
    <style:style style:name="WW8Dropcap4635" style:family="text" style:parent-style-name="WW8Dropcap4058"/>
    <style:style style:name="WW8Dropcap4636" style:family="text" style:parent-style-name="WW8Dropcap4058"/>
    <style:style style:name="WW8Dropcap4637" style:family="text" style:parent-style-name="WW8Dropcap4058"/>
    <style:style style:name="WW8Dropcap4638" style:family="text" style:parent-style-name="WW8Dropcap4058"/>
    <style:style style:name="WW8Dropcap4639" style:family="text" style:parent-style-name="WW8Dropcap4058"/>
    <style:style style:name="WW8Dropcap4640" style:family="text" style:parent-style-name="WW8Dropcap4058"/>
    <style:style style:name="WW8Dropcap4641" style:family="text" style:parent-style-name="WW8Dropcap4058"/>
    <style:style style:name="WW8Dropcap4642" style:family="text" style:parent-style-name="WW8Dropcap4058"/>
    <style:style style:name="WW8Dropcap4643" style:family="text" style:parent-style-name="WW8Dropcap4058"/>
    <style:style style:name="WW8Dropcap4644" style:family="text" style:parent-style-name="WW8Dropcap4058"/>
    <style:style style:name="WW8Dropcap4645" style:family="text" style:parent-style-name="WW8Dropcap4058"/>
    <style:style style:name="WW8Dropcap4646" style:family="text" style:parent-style-name="WW8Dropcap4058"/>
    <style:style style:name="WW8Dropcap4647" style:family="text" style:parent-style-name="WW8Dropcap4058"/>
    <style:style style:name="WW8Dropcap4648" style:family="text" style:parent-style-name="WW8Dropcap4058"/>
    <style:style style:name="WW8Dropcap4649" style:family="text" style:parent-style-name="WW8Dropcap4058"/>
    <style:style style:name="WW8Dropcap4650" style:family="text" style:parent-style-name="WW8Dropcap4058"/>
    <style:style style:name="WW8Dropcap4651" style:family="text" style:parent-style-name="WW8Dropcap4058"/>
    <style:style style:name="WW8Dropcap4652" style:family="text" style:parent-style-name="WW8Dropcap4058"/>
    <style:style style:name="WW8Dropcap4653" style:family="text" style:parent-style-name="WW8Dropcap4058"/>
    <style:style style:name="WW8Dropcap4654" style:family="text" style:parent-style-name="WW8Dropcap4058"/>
    <style:style style:name="WW8Dropcap4655" style:family="text" style:parent-style-name="WW8Dropcap4058"/>
    <style:style style:name="WW8Dropcap4656" style:family="text" style:parent-style-name="WW8Dropcap4058"/>
    <style:style style:name="WW8Dropcap4657" style:family="text" style:parent-style-name="WW8Dropcap4058"/>
    <style:style style:name="WW8Dropcap4658" style:family="text" style:parent-style-name="WW8Dropcap4058"/>
    <style:style style:name="WW8Dropcap4659" style:family="text" style:parent-style-name="WW8Dropcap4058"/>
    <style:style style:name="WW8Dropcap4660" style:family="text" style:parent-style-name="WW8Dropcap4058"/>
    <style:style style:name="WW8Dropcap4661" style:family="text" style:parent-style-name="WW8Dropcap4058"/>
    <style:style style:name="WW8Dropcap4662" style:family="text" style:parent-style-name="WW8Dropcap4058"/>
    <style:style style:name="WW8Dropcap4663" style:family="text" style:parent-style-name="WW8Dropcap4058"/>
    <style:style style:name="WW8Dropcap4664" style:family="text" style:parent-style-name="WW8Dropcap4058"/>
    <style:style style:name="WW8Dropcap4665" style:family="text" style:parent-style-name="WW8Dropcap4058"/>
    <style:style style:name="WW8Dropcap4666" style:family="text" style:parent-style-name="WW8Dropcap4058"/>
    <style:style style:name="WW8Dropcap4667" style:family="text" style:parent-style-name="WW8Dropcap4058"/>
    <style:style style:name="WW8Dropcap4668" style:family="text" style:parent-style-name="WW8Dropcap4058"/>
    <style:style style:name="WW8Dropcap4669" style:family="text" style:parent-style-name="WW8Dropcap4058"/>
    <style:style style:name="WW8Dropcap4670" style:family="text" style:parent-style-name="WW8Dropcap4058"/>
    <style:style style:name="WW8Dropcap4671" style:family="text" style:parent-style-name="WW8Dropcap4058"/>
    <style:style style:name="WW8Dropcap4672" style:family="text" style:parent-style-name="WW8Dropcap4058"/>
    <style:style style:name="WW8Dropcap4673" style:family="text" style:parent-style-name="WW8Dropcap4058"/>
    <style:style style:name="WW8Dropcap4674" style:family="text" style:parent-style-name="WW8Dropcap4058"/>
    <style:style style:name="WW8Dropcap4675" style:family="text" style:parent-style-name="WW8Dropcap4058"/>
    <style:style style:name="WW8Dropcap4676" style:family="text" style:parent-style-name="WW8Dropcap4058"/>
    <style:style style:name="WW8Dropcap4677" style:family="text" style:parent-style-name="WW8Dropcap4058"/>
    <style:style style:name="WW8Dropcap4678" style:family="text" style:parent-style-name="WW8Dropcap4058"/>
    <style:style style:name="WW8Dropcap4679" style:family="text" style:parent-style-name="WW8Dropcap4058"/>
    <style:style style:name="WW8Dropcap4680" style:family="text" style:parent-style-name="WW8Dropcap4058"/>
    <style:style style:name="WW8Dropcap4681" style:family="text" style:parent-style-name="WW8Dropcap4058"/>
    <style:style style:name="WW8Dropcap4682" style:family="text" style:parent-style-name="WW8Dropcap4058"/>
    <style:style style:name="WW8Dropcap4683" style:family="text" style:parent-style-name="WW8Dropcap4058"/>
    <style:style style:name="WW8Dropcap4684" style:family="text" style:parent-style-name="WW8Dropcap4058"/>
    <style:style style:name="WW8Dropcap4685" style:family="text" style:parent-style-name="WW8Dropcap4058"/>
    <style:style style:name="WW8Dropcap4686" style:family="text" style:parent-style-name="WW8Dropcap4058"/>
    <style:style style:name="WW8Dropcap4687" style:family="text" style:parent-style-name="WW8Dropcap4058"/>
    <style:style style:name="WW8Dropcap4688" style:family="text" style:parent-style-name="WW8Dropcap4058"/>
    <style:style style:name="WW8Dropcap4689" style:family="text" style:parent-style-name="WW8Dropcap4058"/>
    <style:style style:name="WW8Dropcap4690" style:family="text" style:parent-style-name="WW8Dropcap4058"/>
    <style:style style:name="WW8Dropcap4691" style:family="text" style:parent-style-name="WW8Dropcap4058"/>
    <style:style style:name="WW8Dropcap4692" style:family="text" style:parent-style-name="WW8Dropcap4058"/>
    <style:style style:name="WW8Dropcap4693" style:family="text" style:parent-style-name="WW8Dropcap4058"/>
    <style:style style:name="WW8Dropcap4694" style:family="text" style:parent-style-name="WW8Dropcap4058"/>
    <style:style style:name="WW8Dropcap4695" style:family="text" style:parent-style-name="WW8Dropcap4058"/>
    <style:style style:name="WW8Dropcap4696" style:family="text" style:parent-style-name="WW8Dropcap4058"/>
    <style:style style:name="WW8Dropcap4697" style:family="text" style:parent-style-name="WW8Dropcap4058"/>
    <style:style style:name="WW8Dropcap4698" style:family="text" style:parent-style-name="WW8Dropcap4058"/>
    <style:style style:name="WW8Dropcap4699" style:family="text" style:parent-style-name="WW8Dropcap4058"/>
    <style:style style:name="WW8Dropcap4700" style:family="text" style:parent-style-name="WW8Dropcap4058"/>
    <style:style style:name="WW8Dropcap4701" style:family="text" style:parent-style-name="WW8Dropcap4058"/>
    <style:style style:name="WW8Dropcap4702" style:family="text" style:parent-style-name="WW8Dropcap4058"/>
    <style:style style:name="WW8Dropcap4703" style:family="text" style:parent-style-name="WW8Dropcap4058"/>
    <style:style style:name="WW8Dropcap4704" style:family="text" style:parent-style-name="WW8Dropcap4058"/>
    <style:style style:name="WW8Dropcap4705" style:family="text" style:parent-style-name="WW8Dropcap4058"/>
    <style:style style:name="WW8Dropcap4706" style:family="text" style:parent-style-name="WW8Dropcap4058"/>
    <style:style style:name="WW8Dropcap4707" style:family="text" style:parent-style-name="WW8Dropcap4058"/>
    <style:style style:name="WW8Dropcap4708" style:family="text" style:parent-style-name="WW8Dropcap4058"/>
    <style:style style:name="WW8Dropcap4709" style:family="text" style:parent-style-name="WW8Dropcap4058"/>
    <style:style style:name="WW8Dropcap4710" style:family="text" style:parent-style-name="WW8Dropcap4058"/>
    <style:style style:name="WW8Dropcap4711" style:family="text" style:parent-style-name="WW8Dropcap4058"/>
    <style:style style:name="WW8Dropcap4712" style:family="text" style:parent-style-name="WW8Dropcap4058"/>
    <style:style style:name="WW8Dropcap4713" style:family="text" style:parent-style-name="WW8Dropcap4058"/>
    <style:style style:name="WW8Dropcap4714" style:family="text" style:parent-style-name="WW8Dropcap4058"/>
    <style:style style:name="WW-WW8Dropcap0" style:family="text" style:parent-style-name="WW8Dropcap4056"/>
    <style:style style:name="WW-WW8Dropcap1" style:family="text" style:parent-style-name="WW8Dropcap4056"/>
    <style:style style:name="WW-WW8Dropcap2" style:family="text" style:parent-style-name="WW8Dropcap4056"/>
    <style:style style:name="WW-WW8Dropcap3" style:family="text" style:parent-style-name="WW8Dropcap4056"/>
    <style:style style:name="WW-WW8Dropcap4" style:family="text" style:parent-style-name="WW8Dropcap4056"/>
    <style:style style:name="WW-WW8Dropcap5" style:family="text" style:parent-style-name="WW8Dropcap4056"/>
    <style:style style:name="WW-WW8Dropcap6" style:family="text" style:parent-style-name="WW8Dropcap4056"/>
    <style:style style:name="WW-WW8Dropcap7" style:family="text" style:parent-style-name="WW8Dropcap4056"/>
    <style:style style:name="WW-WW8Dropcap8" style:family="text" style:parent-style-name="WW8Dropcap4056"/>
    <style:style style:name="WW-WW8Dropcap9" style:family="text" style:parent-style-name="WW8Dropcap4056"/>
    <style:style style:name="WW-WW8Dropcap10" style:family="text" style:parent-style-name="WW8Dropcap4056"/>
    <style:style style:name="WW-WW8Dropcap11" style:family="text" style:parent-style-name="WW8Dropcap4056"/>
    <style:style style:name="WW-WW8Dropcap12" style:family="text" style:parent-style-name="WW8Dropcap4056"/>
    <style:style style:name="WW-WW8Dropcap13" style:family="text" style:parent-style-name="WW8Dropcap4056"/>
    <style:style style:name="WW-WW8Dropcap14" style:family="text" style:parent-style-name="WW8Dropcap4056"/>
    <style:style style:name="WW-WW8Dropcap15" style:family="text" style:parent-style-name="WW8Dropcap4056"/>
    <style:style style:name="WW-WW8Dropcap16" style:family="text" style:parent-style-name="WW8Dropcap4056"/>
    <style:style style:name="WW-WW8Dropcap17" style:family="text" style:parent-style-name="WW8Dropcap4056"/>
    <style:style style:name="WW-WW8Dropcap18" style:family="text" style:parent-style-name="WW8Dropcap4056"/>
    <style:style style:name="WW-WW8Dropcap19" style:family="text" style:parent-style-name="WW8Dropcap4056"/>
    <style:style style:name="WW-WW8Dropcap20" style:family="text" style:parent-style-name="WW8Dropcap4056"/>
    <style:style style:name="WW-WW8Dropcap21" style:family="text" style:parent-style-name="WW8Dropcap4056"/>
    <style:style style:name="WW-WW8Dropcap22" style:family="text" style:parent-style-name="WW8Dropcap4056"/>
    <style:style style:name="WW-WW8Dropcap23" style:family="text" style:parent-style-name="WW8Dropcap4056"/>
    <style:style style:name="WW-WW8Dropcap24" style:family="text" style:parent-style-name="WW8Dropcap4056"/>
    <style:style style:name="WW-WW8Dropcap25" style:family="text" style:parent-style-name="WW8Dropcap4056"/>
    <style:style style:name="WW-WW8Dropcap26" style:family="text" style:parent-style-name="WW8Dropcap4056"/>
    <style:style style:name="WW-WW8Dropcap27" style:family="text" style:parent-style-name="WW8Dropcap4056"/>
    <style:style style:name="WW-WW8Dropcap28" style:family="text" style:parent-style-name="WW8Dropcap4056"/>
    <style:style style:name="WW-WW8Dropcap29" style:family="text" style:parent-style-name="WW8Dropcap4056"/>
    <style:style style:name="WW-WW8Dropcap30" style:family="text" style:parent-style-name="WW8Dropcap4056"/>
    <style:style style:name="WW-WW8Dropcap31" style:family="text" style:parent-style-name="WW8Dropcap4056"/>
    <style:style style:name="WW-WW8Dropcap32" style:family="text" style:parent-style-name="WW8Dropcap4056"/>
    <style:style style:name="WW-WW8Dropcap33" style:family="text" style:parent-style-name="WW8Dropcap4056"/>
    <style:style style:name="WW-WW8Dropcap34" style:family="text" style:parent-style-name="WW8Dropcap4056"/>
    <style:style style:name="WW-WW8Dropcap35" style:family="text" style:parent-style-name="WW8Dropcap4056"/>
    <style:style style:name="WW-WW8Dropcap36" style:family="text" style:parent-style-name="WW8Dropcap4056"/>
    <style:style style:name="WW-WW8Dropcap37" style:family="text" style:parent-style-name="WW8Dropcap4056"/>
    <style:style style:name="WW-WW8Dropcap38" style:family="text" style:parent-style-name="WW8Dropcap4056"/>
    <style:style style:name="WW-WW8Dropcap39" style:family="text" style:parent-style-name="WW8Dropcap4056"/>
    <style:style style:name="WW-WW8Dropcap40" style:family="text" style:parent-style-name="WW8Dropcap4056"/>
    <style:style style:name="WW-WW8Dropcap41" style:family="text" style:parent-style-name="WW8Dropcap4056"/>
    <style:style style:name="WW-WW8Dropcap42" style:family="text" style:parent-style-name="WW8Dropcap4056"/>
    <style:style style:name="WW-WW8Dropcap43" style:family="text" style:parent-style-name="WW8Dropcap4056"/>
    <style:style style:name="WW-WW8Dropcap44" style:family="text" style:parent-style-name="WW8Dropcap4056"/>
    <style:style style:name="WW-WW8Dropcap45" style:family="text" style:parent-style-name="WW8Dropcap4056"/>
    <style:style style:name="WW-WW8Dropcap46" style:family="text" style:parent-style-name="WW8Dropcap4056"/>
    <style:style style:name="WW-WW8Dropcap47" style:family="text" style:parent-style-name="WW8Dropcap4056"/>
    <style:style style:name="WW-WW8Dropcap48" style:family="text" style:parent-style-name="WW8Dropcap4056"/>
    <style:style style:name="WW-WW8Dropcap49" style:family="text" style:parent-style-name="WW8Dropcap4056"/>
    <style:style style:name="WW-WW8Dropcap50" style:family="text" style:parent-style-name="WW8Dropcap4056"/>
    <style:style style:name="WW-WW8Dropcap51" style:family="text" style:parent-style-name="WW8Dropcap4056"/>
    <style:style style:name="WW-WW8Dropcap52" style:family="text" style:parent-style-name="WW8Dropcap4056"/>
    <style:style style:name="WW-WW8Dropcap53" style:family="text" style:parent-style-name="WW8Dropcap4056"/>
    <style:style style:name="WW-WW8Dropcap54" style:family="text" style:parent-style-name="WW8Dropcap4056"/>
    <style:style style:name="WW-WW8Dropcap55" style:family="text" style:parent-style-name="WW8Dropcap4056"/>
    <style:style style:name="WW-WW8Dropcap56" style:family="text" style:parent-style-name="WW8Dropcap4056"/>
    <style:style style:name="WW-WW8Dropcap57" style:family="text" style:parent-style-name="WW8Dropcap4056"/>
    <style:style style:name="WW-WW8Dropcap58" style:family="text" style:parent-style-name="WW8Dropcap4056"/>
    <style:style style:name="WW-WW8Dropcap59" style:family="text" style:parent-style-name="WW8Dropcap4056"/>
    <style:style style:name="WW-WW8Dropcap60" style:family="text" style:parent-style-name="WW8Dropcap4056"/>
    <style:style style:name="WW-WW8Dropcap61" style:family="text" style:parent-style-name="WW8Dropcap4056"/>
    <style:style style:name="WW-WW8Dropcap62" style:family="text" style:parent-style-name="WW8Dropcap4056"/>
    <style:style style:name="WW-WW8Dropcap63" style:family="text" style:parent-style-name="WW8Dropcap4056"/>
    <style:style style:name="WW-WW8Dropcap64" style:family="text" style:parent-style-name="WW8Dropcap4056"/>
    <style:style style:name="WW-WW8Dropcap65" style:family="text" style:parent-style-name="WW8Dropcap4056"/>
    <style:style style:name="WW-WW8Dropcap66" style:family="text" style:parent-style-name="WW8Dropcap4056"/>
    <style:style style:name="WW-WW8Dropcap67" style:family="text" style:parent-style-name="WW8Dropcap4056"/>
    <style:style style:name="WW-WW8Dropcap68" style:family="text" style:parent-style-name="WW8Dropcap4056"/>
    <style:style style:name="WW-WW8Dropcap69" style:family="text" style:parent-style-name="WW8Dropcap4056"/>
    <style:style style:name="WW-WW8Dropcap70" style:family="text" style:parent-style-name="WW8Dropcap4056"/>
    <style:style style:name="WW-WW8Dropcap71" style:family="text" style:parent-style-name="WW8Dropcap4056"/>
    <style:style style:name="WW-WW8Dropcap72" style:family="text" style:parent-style-name="WW8Dropcap4056"/>
    <style:style style:name="WW-WW8Dropcap73" style:family="text" style:parent-style-name="WW8Dropcap4056"/>
    <style:style style:name="WW-WW8Dropcap74" style:family="text" style:parent-style-name="WW8Dropcap4056"/>
    <style:style style:name="WW-WW8Dropcap75" style:family="text" style:parent-style-name="WW8Dropcap4056"/>
    <style:style style:name="WW-WW8Dropcap76" style:family="text" style:parent-style-name="WW8Dropcap4056"/>
    <style:style style:name="WW-WW8Dropcap77" style:family="text" style:parent-style-name="WW8Dropcap4056"/>
    <style:style style:name="WW-WW8Dropcap78" style:family="text" style:parent-style-name="WW8Dropcap4056"/>
    <style:style style:name="WW-WW8Dropcap79" style:family="text" style:parent-style-name="WW8Dropcap4056"/>
    <style:style style:name="WW-WW8Dropcap80" style:family="text" style:parent-style-name="WW8Dropcap4056"/>
    <style:style style:name="WW-WW8Dropcap81" style:family="text" style:parent-style-name="WW8Dropcap4056"/>
    <style:style style:name="WW-WW8Dropcap82" style:family="text" style:parent-style-name="WW8Dropcap4056"/>
    <style:style style:name="WW-WW8Dropcap83" style:family="text" style:parent-style-name="WW8Dropcap4056"/>
    <style:style style:name="WW-WW8Dropcap84" style:family="text" style:parent-style-name="WW8Dropcap4056"/>
    <style:style style:name="WW-WW8Dropcap85" style:family="text" style:parent-style-name="WW8Dropcap4056"/>
    <style:style style:name="WW-WW8Dropcap86" style:family="text" style:parent-style-name="WW8Dropcap4056"/>
    <style:style style:name="WW-WW8Dropcap87" style:family="text" style:parent-style-name="WW8Dropcap4056"/>
    <style:style style:name="WW-WW8Dropcap88" style:family="text" style:parent-style-name="WW8Dropcap4056"/>
    <style:style style:name="WW-WW8Dropcap89" style:family="text" style:parent-style-name="WW8Dropcap4056"/>
    <style:style style:name="WW-WW8Dropcap90" style:family="text" style:parent-style-name="WW8Dropcap4056"/>
    <style:style style:name="WW-WW8Dropcap91" style:family="text" style:parent-style-name="WW8Dropcap4056"/>
    <style:style style:name="WW-WW8Dropcap92" style:family="text" style:parent-style-name="WW8Dropcap4056"/>
    <style:style style:name="WW-WW8Dropcap93" style:family="text" style:parent-style-name="WW8Dropcap4056"/>
    <style:style style:name="WW-WW8Dropcap94" style:family="text" style:parent-style-name="WW8Dropcap4056"/>
    <style:style style:name="WW-WW8Dropcap95" style:family="text" style:parent-style-name="WW8Dropcap4056"/>
    <style:style style:name="WW-WW8Dropcap96" style:family="text" style:parent-style-name="WW8Dropcap4056"/>
    <style:style style:name="WW-WW8Dropcap97" style:family="text" style:parent-style-name="WW8Dropcap4056"/>
    <style:style style:name="WW-WW8Dropcap98" style:family="text" style:parent-style-name="WW8Dropcap4056"/>
    <style:style style:name="WW-WW8Dropcap99" style:family="text" style:parent-style-name="WW8Dropcap4056"/>
    <style:style style:name="WW-WW8Dropcap100" style:family="text" style:parent-style-name="WW8Dropcap4056"/>
    <style:style style:name="WW-WW8Dropcap101" style:family="text" style:parent-style-name="WW8Dropcap4056"/>
    <style:style style:name="WW-WW8Dropcap102" style:family="text" style:parent-style-name="WW8Dropcap4056"/>
    <style:style style:name="WW-WW8Dropcap103" style:family="text" style:parent-style-name="WW8Dropcap4056"/>
    <style:style style:name="WW-WW8Dropcap104" style:family="text" style:parent-style-name="WW8Dropcap4056"/>
    <style:style style:name="WW-WW8Dropcap105" style:family="text" style:parent-style-name="WW8Dropcap4056"/>
    <style:style style:name="WW-WW8Dropcap106" style:family="text" style:parent-style-name="WW8Dropcap4056"/>
    <style:style style:name="WW-WW8Dropcap107" style:family="text" style:parent-style-name="WW8Dropcap4056"/>
    <style:style style:name="WW-WW8Dropcap108" style:family="text" style:parent-style-name="WW8Dropcap4056"/>
    <style:style style:name="WW-WW8Dropcap109" style:family="text" style:parent-style-name="WW8Dropcap4056"/>
    <style:style style:name="WW-WW8Dropcap110" style:family="text" style:parent-style-name="WW8Dropcap4056"/>
    <style:style style:name="WW-WW8Dropcap111" style:family="text" style:parent-style-name="WW8Dropcap4056"/>
    <style:style style:name="WW-WW8Dropcap112" style:family="text" style:parent-style-name="WW8Dropcap4056"/>
    <style:style style:name="WW-WW8Dropcap113" style:family="text" style:parent-style-name="WW8Dropcap4056"/>
    <style:style style:name="WW-WW8Dropcap114" style:family="text" style:parent-style-name="WW8Dropcap4056"/>
    <style:style style:name="WW-WW8Dropcap115" style:family="text" style:parent-style-name="WW8Dropcap4056"/>
    <style:style style:name="WW-WW8Dropcap116" style:family="text" style:parent-style-name="WW8Dropcap4056"/>
    <style:style style:name="WW-WW8Dropcap117" style:family="text" style:parent-style-name="WW8Dropcap4056"/>
    <style:style style:name="WW-WW8Dropcap118" style:family="text" style:parent-style-name="WW8Dropcap4056"/>
    <style:style style:name="WW-WW8Dropcap119" style:family="text" style:parent-style-name="WW8Dropcap4056"/>
    <style:style style:name="WW-WW8Dropcap120" style:family="text" style:parent-style-name="WW8Dropcap4056"/>
    <style:style style:name="WW-WW8Dropcap121" style:family="text" style:parent-style-name="WW8Dropcap4056"/>
    <style:style style:name="WW-WW8Dropcap122" style:family="text" style:parent-style-name="WW8Dropcap4056"/>
    <style:style style:name="WW-WW8Dropcap123" style:family="text" style:parent-style-name="WW8Dropcap4056"/>
    <style:style style:name="WW-WW8Dropcap124" style:family="text" style:parent-style-name="WW8Dropcap4056"/>
    <style:style style:name="WW-WW8Dropcap125" style:family="text" style:parent-style-name="WW8Dropcap4056"/>
    <style:style style:name="WW-WW8Dropcap126" style:family="text" style:parent-style-name="WW8Dropcap4056"/>
    <style:style style:name="WW-WW8Dropcap127" style:family="text" style:parent-style-name="WW8Dropcap4056"/>
    <style:style style:name="WW-WW8Dropcap128" style:family="text" style:parent-style-name="WW8Dropcap4056"/>
    <style:style style:name="WW-WW8Dropcap129" style:family="text" style:parent-style-name="WW8Dropcap4056"/>
    <style:style style:name="WW-WW8Dropcap130" style:family="text" style:parent-style-name="WW8Dropcap4056"/>
    <style:style style:name="WW-WW8Dropcap131" style:family="text" style:parent-style-name="WW8Dropcap4056"/>
    <style:style style:name="WW-WW8Dropcap132" style:family="text" style:parent-style-name="WW8Dropcap4056"/>
    <style:style style:name="WW-WW8Dropcap133" style:family="text" style:parent-style-name="WW8Dropcap4056"/>
    <style:style style:name="WW-WW8Dropcap134" style:family="text" style:parent-style-name="WW8Dropcap4056"/>
    <style:style style:name="WW-WW8Dropcap135" style:family="text" style:parent-style-name="WW8Dropcap4056"/>
    <style:style style:name="WW-WW8Dropcap136" style:family="text" style:parent-style-name="WW8Dropcap4056"/>
    <style:style style:name="WW-WW8Dropcap137" style:family="text" style:parent-style-name="WW8Dropcap4056"/>
    <style:style style:name="WW-WW8Dropcap138" style:family="text" style:parent-style-name="WW8Dropcap4056"/>
    <style:style style:name="WW-WW8Dropcap139" style:family="text" style:parent-style-name="WW8Dropcap4056"/>
    <style:style style:name="WW-WW8Dropcap140" style:family="text" style:parent-style-name="WW8Dropcap4056"/>
    <style:style style:name="WW-WW8Dropcap141" style:family="text" style:parent-style-name="WW8Dropcap4056"/>
    <style:style style:name="WW-WW8Dropcap142" style:family="text" style:parent-style-name="WW8Dropcap4056"/>
    <style:style style:name="WW-WW8Dropcap143" style:family="text" style:parent-style-name="WW8Dropcap4056"/>
    <style:style style:name="WW-WW8Dropcap144" style:family="text" style:parent-style-name="WW8Dropcap4056"/>
    <style:style style:name="WW-WW8Dropcap145" style:family="text" style:parent-style-name="WW8Dropcap4056"/>
    <style:style style:name="WW-WW8Dropcap146" style:family="text" style:parent-style-name="WW8Dropcap4056"/>
    <style:style style:name="WW-WW8Dropcap147" style:family="text" style:parent-style-name="WW8Dropcap4056"/>
    <style:style style:name="WW-WW8Dropcap148" style:family="text" style:parent-style-name="WW8Dropcap4056"/>
    <style:style style:name="WW-WW8Dropcap149" style:family="text" style:parent-style-name="WW8Dropcap4056"/>
    <style:style style:name="WW-WW8Dropcap150" style:family="text" style:parent-style-name="WW8Dropcap4056"/>
    <style:style style:name="WW-WW8Dropcap151" style:family="text" style:parent-style-name="WW8Dropcap4056"/>
    <style:style style:name="WW-WW8Dropcap152" style:family="text" style:parent-style-name="WW8Dropcap4056"/>
    <style:style style:name="WW-WW8Dropcap153" style:family="text" style:parent-style-name="WW8Dropcap4056"/>
    <style:style style:name="WW-WW8Dropcap154" style:family="text" style:parent-style-name="WW8Dropcap4056"/>
    <style:style style:name="WW-WW8Dropcap155" style:family="text" style:parent-style-name="WW8Dropcap4056"/>
    <style:style style:name="WW-WW8Dropcap156" style:family="text" style:parent-style-name="WW8Dropcap4056"/>
    <style:style style:name="WW-WW8Dropcap157" style:family="text" style:parent-style-name="WW8Dropcap4056"/>
    <style:style style:name="WW-WW8Dropcap158" style:family="text" style:parent-style-name="WW8Dropcap4056"/>
    <style:style style:name="WW-WW8Dropcap159" style:family="text" style:parent-style-name="WW8Dropcap4056"/>
    <style:style style:name="WW-WW8Dropcap160" style:family="text" style:parent-style-name="WW8Dropcap4056"/>
    <style:style style:name="WW-WW8Dropcap161" style:family="text" style:parent-style-name="WW8Dropcap4056"/>
    <style:style style:name="WW-WW8Dropcap162" style:family="text" style:parent-style-name="WW8Dropcap4056"/>
    <style:style style:name="WW-WW8Dropcap163" style:family="text" style:parent-style-name="WW8Dropcap4056"/>
    <style:style style:name="WW-WW8Dropcap164" style:family="text" style:parent-style-name="WW8Dropcap4056"/>
    <style:style style:name="WW-WW8Dropcap165" style:family="text" style:parent-style-name="WW8Dropcap4056"/>
    <style:style style:name="WW-WW8Dropcap166" style:family="text" style:parent-style-name="WW8Dropcap4056"/>
    <style:style style:name="WW-WW8Dropcap167" style:family="text" style:parent-style-name="WW8Dropcap4056"/>
    <style:style style:name="WW-WW8Dropcap168" style:family="text" style:parent-style-name="WW8Dropcap4056"/>
    <style:style style:name="WW-WW8Dropcap169" style:family="text" style:parent-style-name="WW8Dropcap4056"/>
    <style:style style:name="WW-WW8Dropcap170" style:family="text" style:parent-style-name="WW8Dropcap4056"/>
    <style:style style:name="WW-WW8Dropcap171" style:family="text" style:parent-style-name="WW8Dropcap4056"/>
    <style:style style:name="WW-WW8Dropcap172" style:family="text" style:parent-style-name="WW8Dropcap4056"/>
    <style:style style:name="WW-WW8Dropcap173" style:family="text" style:parent-style-name="WW8Dropcap4056"/>
    <style:style style:name="WW-WW8Dropcap174" style:family="text" style:parent-style-name="WW8Dropcap4056"/>
    <style:style style:name="WW-WW8Dropcap175" style:family="text" style:parent-style-name="WW8Dropcap4056"/>
    <style:style style:name="WW-WW8Dropcap176" style:family="text" style:parent-style-name="WW8Dropcap4056"/>
    <style:style style:name="WW-WW8Dropcap177" style:family="text" style:parent-style-name="WW8Dropcap4056"/>
    <style:style style:name="WW-WW8Dropcap178" style:family="text" style:parent-style-name="WW8Dropcap4056"/>
    <style:style style:name="WW-WW8Dropcap179" style:family="text" style:parent-style-name="WW8Dropcap4056"/>
    <style:style style:name="WW-WW8Dropcap180" style:family="text" style:parent-style-name="WW8Dropcap4056"/>
    <style:style style:name="WW-WW8Dropcap181" style:family="text" style:parent-style-name="WW8Dropcap4056"/>
    <style:style style:name="WW-WW8Dropcap182" style:family="text" style:parent-style-name="WW8Dropcap4056"/>
    <style:style style:name="WW-WW8Dropcap183" style:family="text" style:parent-style-name="WW8Dropcap4056"/>
    <style:style style:name="WW-WW8Dropcap184" style:family="text" style:parent-style-name="WW8Dropcap4056"/>
    <style:style style:name="WW-WW8Dropcap185" style:family="text" style:parent-style-name="WW8Dropcap4056"/>
    <style:style style:name="WW-WW8Dropcap186" style:family="text" style:parent-style-name="WW8Dropcap4056"/>
    <style:style style:name="WW-WW8Dropcap187" style:family="text" style:parent-style-name="WW8Dropcap4056"/>
    <style:style style:name="WW-WW8Dropcap188" style:family="text" style:parent-style-name="WW8Dropcap4056"/>
    <style:style style:name="WW-WW8Dropcap189" style:family="text" style:parent-style-name="WW8Dropcap4056"/>
    <style:style style:name="WW-WW8Dropcap190" style:family="text" style:parent-style-name="WW8Dropcap4056"/>
    <style:style style:name="WW-WW8Dropcap191" style:family="text" style:parent-style-name="WW8Dropcap4056"/>
    <style:style style:name="WW-WW8Dropcap192" style:family="text" style:parent-style-name="WW8Dropcap4056"/>
    <style:style style:name="WW-WW8Dropcap193" style:family="text" style:parent-style-name="WW8Dropcap4056"/>
    <style:style style:name="WW-WW8Dropcap194" style:family="text" style:parent-style-name="WW8Dropcap4056"/>
    <style:style style:name="WW-WW8Dropcap195" style:family="text" style:parent-style-name="WW8Dropcap4056"/>
    <style:style style:name="WW-WW8Dropcap196" style:family="text" style:parent-style-name="WW8Dropcap4056"/>
    <style:style style:name="WW-WW8Dropcap197" style:family="text" style:parent-style-name="WW8Dropcap4056"/>
    <style:style style:name="WW-WW8Dropcap198" style:family="text" style:parent-style-name="WW8Dropcap4056"/>
    <style:style style:name="WW-WW8Dropcap199" style:family="text" style:parent-style-name="WW8Dropcap4056"/>
    <style:style style:name="WW-WW8Dropcap200" style:family="text" style:parent-style-name="WW8Dropcap4056"/>
    <style:style style:name="WW-WW8Dropcap201" style:family="text" style:parent-style-name="WW8Dropcap4056"/>
    <style:style style:name="WW-WW8Dropcap202" style:family="text" style:parent-style-name="WW8Dropcap4056"/>
    <style:style style:name="WW-WW8Dropcap203" style:family="text" style:parent-style-name="WW8Dropcap4056"/>
    <style:style style:name="WW-WW8Dropcap204" style:family="text" style:parent-style-name="WW8Dropcap4056"/>
    <style:style style:name="WW-WW8Dropcap205" style:family="text" style:parent-style-name="WW8Dropcap4056"/>
    <style:style style:name="WW-WW8Dropcap206" style:family="text" style:parent-style-name="WW8Dropcap4056"/>
    <style:style style:name="WW-WW8Dropcap207" style:family="text" style:parent-style-name="WW8Dropcap4056"/>
    <style:style style:name="WW-WW8Dropcap208" style:family="text" style:parent-style-name="WW8Dropcap4056"/>
    <style:style style:name="WW-WW8Dropcap209" style:family="text" style:parent-style-name="WW8Dropcap4056"/>
    <style:style style:name="WW-WW8Dropcap210" style:family="text" style:parent-style-name="WW8Dropcap4056"/>
    <style:style style:name="WW-WW8Dropcap211" style:family="text" style:parent-style-name="WW8Dropcap4056"/>
    <style:style style:name="WW-WW8Dropcap212" style:family="text" style:parent-style-name="WW8Dropcap4056"/>
    <style:style style:name="WW-WW8Dropcap213" style:family="text" style:parent-style-name="WW8Dropcap4056"/>
    <style:style style:name="WW-WW8Dropcap214" style:family="text" style:parent-style-name="WW8Dropcap4056"/>
    <style:style style:name="WW-WW8Dropcap215" style:family="text" style:parent-style-name="WW8Dropcap4056"/>
    <style:style style:name="WW-WW8Dropcap216" style:family="text" style:parent-style-name="WW8Dropcap4056"/>
    <style:style style:name="WW-WW8Dropcap217" style:family="text" style:parent-style-name="WW8Dropcap4056"/>
    <style:style style:name="WW-WW8Dropcap218" style:family="text" style:parent-style-name="WW8Dropcap4056"/>
    <style:style style:name="WW-WW8Dropcap219" style:family="text" style:parent-style-name="WW8Dropcap4056"/>
    <style:style style:name="WW-WW8Dropcap220" style:family="text" style:parent-style-name="WW8Dropcap4056"/>
    <style:style style:name="WW-WW8Dropcap221" style:family="text" style:parent-style-name="WW8Dropcap4056"/>
    <style:style style:name="WW-WW8Dropcap222" style:family="text" style:parent-style-name="WW8Dropcap4056"/>
    <style:style style:name="WW-WW8Dropcap223" style:family="text" style:parent-style-name="WW8Dropcap4056"/>
    <style:style style:name="WW-WW8Dropcap224" style:family="text" style:parent-style-name="WW8Dropcap4056"/>
    <style:style style:name="WW-WW8Dropcap225" style:family="text" style:parent-style-name="WW8Dropcap4056"/>
    <style:style style:name="WW-WW8Dropcap226" style:family="text" style:parent-style-name="WW8Dropcap4056"/>
    <style:style style:name="WW-WW8Dropcap227" style:family="text" style:parent-style-name="WW8Dropcap4056"/>
    <style:style style:name="WW-WW8Dropcap228" style:family="text" style:parent-style-name="WW8Dropcap4056"/>
    <style:style style:name="WW-WW8Dropcap229" style:family="text" style:parent-style-name="WW8Dropcap4056"/>
    <style:style style:name="WW-WW8Dropcap230" style:family="text" style:parent-style-name="WW8Dropcap4056"/>
    <style:style style:name="WW-WW8Dropcap231" style:family="text" style:parent-style-name="WW8Dropcap4056"/>
    <style:style style:name="WW-WW8Dropcap232" style:family="text" style:parent-style-name="WW8Dropcap4056"/>
    <style:style style:name="WW-WW8Dropcap233" style:family="text" style:parent-style-name="WW8Dropcap4056"/>
    <style:style style:name="WW-WW8Dropcap234" style:family="text" style:parent-style-name="WW8Dropcap4056"/>
    <style:style style:name="WW-WW8Dropcap235" style:family="text" style:parent-style-name="WW8Dropcap4056"/>
    <style:style style:name="WW-WW8Dropcap236" style:family="text" style:parent-style-name="WW8Dropcap4056"/>
    <style:style style:name="WW-WW8Dropcap237" style:family="text" style:parent-style-name="WW8Dropcap4056"/>
    <style:style style:name="WW-WW8Dropcap238" style:family="text" style:parent-style-name="WW8Dropcap4056"/>
    <style:style style:name="WW-WW8Dropcap239" style:family="text" style:parent-style-name="WW8Dropcap4056"/>
    <style:style style:name="WW-WW8Dropcap240" style:family="text" style:parent-style-name="WW8Dropcap4056"/>
    <style:style style:name="WW-WW8Dropcap241" style:family="text" style:parent-style-name="WW8Dropcap4056"/>
    <style:style style:name="WW-WW8Dropcap242" style:family="text" style:parent-style-name="WW8Dropcap4056"/>
    <style:style style:name="WW-WW8Dropcap243" style:family="text" style:parent-style-name="WW8Dropcap4056"/>
    <style:style style:name="WW-WW8Dropcap244" style:family="text" style:parent-style-name="WW8Dropcap4056"/>
    <style:style style:name="WW-WW8Dropcap245" style:family="text" style:parent-style-name="WW8Dropcap4056"/>
    <style:style style:name="WW-WW8Dropcap246" style:family="text" style:parent-style-name="WW8Dropcap4056"/>
    <style:style style:name="WW-WW8Dropcap247" style:family="text" style:parent-style-name="WW8Dropcap4056"/>
    <style:style style:name="WW-WW8Dropcap248" style:family="text" style:parent-style-name="WW8Dropcap4056"/>
    <style:style style:name="WW-WW8Dropcap249" style:family="text" style:parent-style-name="WW8Dropcap4056"/>
    <style:style style:name="WW-WW8Dropcap250" style:family="text" style:parent-style-name="WW8Dropcap4056"/>
    <style:style style:name="WW-WW8Dropcap251" style:family="text" style:parent-style-name="WW8Dropcap4056"/>
    <style:style style:name="WW-WW8Dropcap252" style:family="text" style:parent-style-name="WW8Dropcap4056"/>
    <style:style style:name="WW-WW8Dropcap253" style:family="text" style:parent-style-name="WW8Dropcap4056"/>
    <style:style style:name="WW-WW8Dropcap254" style:family="text" style:parent-style-name="WW8Dropcap4056"/>
    <style:style style:name="WW-WW8Dropcap255" style:family="text" style:parent-style-name="WW8Dropcap4056"/>
    <style:style style:name="WW-WW8Dropcap256" style:family="text" style:parent-style-name="WW8Dropcap4056"/>
    <style:style style:name="WW-WW8Dropcap257" style:family="text" style:parent-style-name="WW8Dropcap4056"/>
    <style:style style:name="WW-WW8Dropcap258" style:family="text" style:parent-style-name="WW8Dropcap4056"/>
    <style:style style:name="WW-WW8Dropcap259" style:family="text" style:parent-style-name="WW8Dropcap4056"/>
    <style:style style:name="WW-WW8Dropcap260" style:family="text" style:parent-style-name="WW8Dropcap4056"/>
    <style:style style:name="WW-WW8Dropcap261" style:family="text" style:parent-style-name="WW8Dropcap4056"/>
    <style:style style:name="WW-WW8Dropcap262" style:family="text" style:parent-style-name="WW8Dropcap4056"/>
    <style:style style:name="WW-WW8Dropcap263" style:family="text" style:parent-style-name="WW8Dropcap4056"/>
    <style:style style:name="WW-WW8Dropcap264" style:family="text" style:parent-style-name="WW8Dropcap4056"/>
    <style:style style:name="WW-WW8Dropcap265" style:family="text" style:parent-style-name="WW8Dropcap4056"/>
    <style:style style:name="WW-WW8Dropcap266" style:family="text" style:parent-style-name="WW8Dropcap4056"/>
    <style:style style:name="WW-WW8Dropcap267" style:family="text" style:parent-style-name="WW8Dropcap4056"/>
    <style:style style:name="WW-WW8Dropcap268" style:family="text" style:parent-style-name="WW8Dropcap4056"/>
    <style:style style:name="WW-WW8Dropcap269" style:family="text" style:parent-style-name="WW8Dropcap4056"/>
    <style:style style:name="WW-WW8Dropcap270" style:family="text" style:parent-style-name="WW8Dropcap4056"/>
    <style:style style:name="WW-WW8Dropcap271" style:family="text" style:parent-style-name="WW8Dropcap4056"/>
    <style:style style:name="WW-WW8Dropcap272" style:family="text" style:parent-style-name="WW8Dropcap4056"/>
    <style:style style:name="WW-WW8Dropcap273" style:family="text" style:parent-style-name="WW8Dropcap4056"/>
    <style:style style:name="WW-WW8Dropcap274" style:family="text" style:parent-style-name="WW8Dropcap4056"/>
    <style:style style:name="WW-WW8Dropcap275" style:family="text" style:parent-style-name="WW8Dropcap4056"/>
    <style:style style:name="WW-WW8Dropcap276" style:family="text" style:parent-style-name="WW8Dropcap4056"/>
    <style:style style:name="WW-WW8Dropcap277" style:family="text" style:parent-style-name="WW8Dropcap4056"/>
    <style:style style:name="WW-WW8Dropcap278" style:family="text" style:parent-style-name="WW8Dropcap4056"/>
    <style:style style:name="WW-WW8Dropcap279" style:family="text" style:parent-style-name="WW8Dropcap4056"/>
    <style:style style:name="WW-WW8Dropcap280" style:family="text" style:parent-style-name="WW8Dropcap4056"/>
    <style:style style:name="WW-WW8Dropcap281" style:family="text" style:parent-style-name="WW8Dropcap4056"/>
    <style:style style:name="WW-WW8Dropcap282" style:family="text" style:parent-style-name="WW8Dropcap4056"/>
    <style:style style:name="WW-WW8Dropcap283" style:family="text" style:parent-style-name="WW8Dropcap4056"/>
    <style:style style:name="WW-WW8Dropcap284" style:family="text" style:parent-style-name="WW8Dropcap4056"/>
    <style:style style:name="WW-WW8Dropcap285" style:family="text" style:parent-style-name="WW8Dropcap4056"/>
    <style:style style:name="WW-WW8Dropcap286" style:family="text" style:parent-style-name="WW8Dropcap4056"/>
    <style:style style:name="WW-WW8Dropcap287" style:family="text" style:parent-style-name="WW8Dropcap4056"/>
    <style:style style:name="WW-WW8Dropcap288" style:family="text" style:parent-style-name="WW8Dropcap4056"/>
    <style:style style:name="WW-WW8Dropcap289" style:family="text" style:parent-style-name="WW8Dropcap4056"/>
    <style:style style:name="WW-WW8Dropcap290" style:family="text" style:parent-style-name="WW8Dropcap4056"/>
    <style:style style:name="WW-WW8Dropcap291" style:family="text" style:parent-style-name="WW8Dropcap4056"/>
    <style:style style:name="WW-WW8Dropcap292" style:family="text" style:parent-style-name="WW8Dropcap4056"/>
    <style:style style:name="WW-WW8Dropcap293" style:family="text" style:parent-style-name="WW8Dropcap4056"/>
    <style:style style:name="WW-WW8Dropcap294" style:family="text" style:parent-style-name="WW8Dropcap4056"/>
    <style:style style:name="WW-WW8Dropcap295" style:family="text" style:parent-style-name="WW8Dropcap4056"/>
    <style:style style:name="WW-WW8Dropcap296" style:family="text" style:parent-style-name="WW8Dropcap4056"/>
    <style:style style:name="WW-WW8Dropcap297" style:family="text" style:parent-style-name="WW8Dropcap4056"/>
    <style:style style:name="WW-WW8Dropcap298" style:family="text" style:parent-style-name="WW8Dropcap4056"/>
    <style:style style:name="WW-WW8Dropcap299" style:family="text" style:parent-style-name="WW8Dropcap4056"/>
    <style:style style:name="WW-WW8Dropcap300" style:family="text" style:parent-style-name="WW8Dropcap4056"/>
    <style:style style:name="WW-WW8Dropcap301" style:family="text" style:parent-style-name="WW8Dropcap4056"/>
    <style:style style:name="WW-WW8Dropcap302" style:family="text" style:parent-style-name="WW8Dropcap4056"/>
    <style:style style:name="WW-WW8Dropcap303" style:family="text" style:parent-style-name="WW8Dropcap4056"/>
    <style:style style:name="WW-WW8Dropcap304" style:family="text" style:parent-style-name="WW8Dropcap4056"/>
    <style:style style:name="WW-WW8Dropcap305" style:family="text" style:parent-style-name="WW8Dropcap4056"/>
    <style:style style:name="WW-WW8Dropcap306" style:family="text" style:parent-style-name="WW8Dropcap4056"/>
    <style:style style:name="WW-WW8Dropcap307" style:family="text" style:parent-style-name="WW8Dropcap4056"/>
    <style:style style:name="WW-WW8Dropcap308" style:family="text" style:parent-style-name="WW8Dropcap4056"/>
    <style:style style:name="WW-WW8Dropcap309" style:family="text" style:parent-style-name="WW8Dropcap4056"/>
    <style:style style:name="WW-WW8Dropcap310" style:family="text" style:parent-style-name="WW8Dropcap4056"/>
    <style:style style:name="WW-WW8Dropcap311" style:family="text" style:parent-style-name="WW8Dropcap4056"/>
    <style:style style:name="WW-WW8Dropcap312" style:family="text" style:parent-style-name="WW8Dropcap4056"/>
    <style:style style:name="WW-WW8Dropcap313" style:family="text" style:parent-style-name="WW8Dropcap4056"/>
    <style:style style:name="WW-WW8Dropcap314" style:family="text" style:parent-style-name="WW8Dropcap4056"/>
    <style:style style:name="WW-WW8Dropcap315" style:family="text" style:parent-style-name="WW8Dropcap4056"/>
    <style:style style:name="WW-WW8Dropcap316" style:family="text" style:parent-style-name="WW8Dropcap4056"/>
    <style:style style:name="WW-WW8Dropcap317" style:family="text" style:parent-style-name="WW8Dropcap4056"/>
    <style:style style:name="WW-WW8Dropcap318" style:family="text" style:parent-style-name="WW8Dropcap4056"/>
    <style:style style:name="WW-WW8Dropcap319" style:family="text" style:parent-style-name="WW8Dropcap4056"/>
    <style:style style:name="WW-WW8Dropcap320" style:family="text" style:parent-style-name="WW8Dropcap4056"/>
    <style:style style:name="WW-WW8Dropcap321" style:family="text" style:parent-style-name="WW8Dropcap4056"/>
    <style:style style:name="WW-WW8Dropcap322" style:family="text" style:parent-style-name="WW8Dropcap4056"/>
    <style:style style:name="WW-WW8Dropcap323" style:family="text" style:parent-style-name="WW8Dropcap4056"/>
    <style:style style:name="WW-WW8Dropcap324" style:family="text" style:parent-style-name="WW8Dropcap4056"/>
    <style:style style:name="WW-WW8Dropcap325" style:family="text" style:parent-style-name="WW8Dropcap4056"/>
    <style:style style:name="WW-WW8Dropcap326" style:family="text" style:parent-style-name="WW8Dropcap4056"/>
    <style:style style:name="WW-WW8Dropcap327" style:family="text" style:parent-style-name="WW8Dropcap4056"/>
    <style:style style:name="WW-WW8Dropcap328" style:family="text" style:parent-style-name="WW8Dropcap4056"/>
    <style:style style:name="WW-WW8Dropcap329" style:family="text" style:parent-style-name="WW8Dropcap4056"/>
    <style:style style:name="WW-WW8Dropcap330" style:family="text" style:parent-style-name="WW8Dropcap4056"/>
    <style:style style:name="WW-WW8Dropcap331" style:family="text" style:parent-style-name="WW8Dropcap4056"/>
    <style:style style:name="WW-WW8Dropcap332" style:family="text" style:parent-style-name="WW8Dropcap4056"/>
    <style:style style:name="WW-WW8Dropcap333" style:family="text" style:parent-style-name="WW8Dropcap4056"/>
    <style:style style:name="WW-WW8Dropcap334" style:family="text" style:parent-style-name="WW8Dropcap4056"/>
    <style:style style:name="WW-WW8Dropcap335" style:family="text" style:parent-style-name="WW8Dropcap4056"/>
    <style:style style:name="WW-WW8Dropcap336" style:family="text" style:parent-style-name="WW8Dropcap4056"/>
    <style:style style:name="WW-WW8Dropcap337" style:family="text" style:parent-style-name="WW8Dropcap4056"/>
    <style:style style:name="WW-WW8Dropcap338" style:family="text" style:parent-style-name="WW8Dropcap4056"/>
    <style:style style:name="WW-WW8Dropcap339" style:family="text" style:parent-style-name="WW8Dropcap4056"/>
    <style:style style:name="WW-WW8Dropcap340" style:family="text" style:parent-style-name="WW8Dropcap4056"/>
    <style:style style:name="WW-WW8Dropcap341" style:family="text" style:parent-style-name="WW8Dropcap4056"/>
    <style:style style:name="WW-WW8Dropcap342" style:family="text" style:parent-style-name="WW8Dropcap4056"/>
    <style:style style:name="WW-WW8Dropcap343" style:family="text" style:parent-style-name="WW8Dropcap4056"/>
    <style:style style:name="WW-WW8Dropcap344" style:family="text" style:parent-style-name="WW8Dropcap4056"/>
    <style:style style:name="WW-WW8Dropcap345" style:family="text" style:parent-style-name="WW8Dropcap4056"/>
    <style:style style:name="WW-WW8Dropcap346" style:family="text" style:parent-style-name="WW8Dropcap4056"/>
    <style:style style:name="WW-WW8Dropcap347" style:family="text" style:parent-style-name="WW8Dropcap4056"/>
    <style:style style:name="WW-WW8Dropcap348" style:family="text" style:parent-style-name="WW8Dropcap4056"/>
    <style:style style:name="WW-WW8Dropcap349" style:family="text" style:parent-style-name="WW8Dropcap4056"/>
    <style:style style:name="WW-WW8Dropcap350" style:family="text" style:parent-style-name="WW8Dropcap4056"/>
    <style:style style:name="WW-WW8Dropcap351" style:family="text" style:parent-style-name="WW8Dropcap4056"/>
    <style:style style:name="WW-WW8Dropcap352" style:family="text" style:parent-style-name="WW8Dropcap4056"/>
    <style:style style:name="WW-WW8Dropcap353" style:family="text" style:parent-style-name="WW8Dropcap4056"/>
    <style:style style:name="WW-WW8Dropcap354" style:family="text" style:parent-style-name="WW8Dropcap4056"/>
    <style:style style:name="WW-WW8Dropcap355" style:family="text" style:parent-style-name="WW8Dropcap4056"/>
    <style:style style:name="WW-WW8Dropcap356" style:family="text" style:parent-style-name="WW8Dropcap4056"/>
    <style:style style:name="WW-WW8Dropcap357" style:family="text" style:parent-style-name="WW8Dropcap4056"/>
    <style:style style:name="WW-WW8Dropcap358" style:family="text" style:parent-style-name="WW8Dropcap4056"/>
    <style:style style:name="WW-WW8Dropcap359" style:family="text" style:parent-style-name="WW8Dropcap4056"/>
    <style:style style:name="WW-WW8Dropcap360" style:family="text" style:parent-style-name="WW8Dropcap4056"/>
    <style:style style:name="WW-WW8Dropcap361" style:family="text" style:parent-style-name="WW8Dropcap4056"/>
    <style:style style:name="WW-WW8Dropcap362" style:family="text" style:parent-style-name="WW8Dropcap4056"/>
    <style:style style:name="WW-WW8Dropcap363" style:family="text" style:parent-style-name="WW8Dropcap4056"/>
    <style:style style:name="WW-WW8Dropcap364" style:family="text" style:parent-style-name="WW8Dropcap4056"/>
    <style:style style:name="WW-WW8Dropcap365" style:family="text" style:parent-style-name="WW8Dropcap4056"/>
    <style:style style:name="WW-WW8Dropcap366" style:family="text" style:parent-style-name="WW8Dropcap4056"/>
    <style:style style:name="WW-WW8Dropcap367" style:family="text" style:parent-style-name="WW8Dropcap4056"/>
    <style:style style:name="WW-WW8Dropcap368" style:family="text" style:parent-style-name="WW8Dropcap4056"/>
    <style:style style:name="WW-WW8Dropcap369" style:family="text" style:parent-style-name="WW8Dropcap4056"/>
    <style:style style:name="WW-WW8Dropcap370" style:family="text" style:parent-style-name="WW8Dropcap4056"/>
    <style:style style:name="WW-WW8Dropcap371" style:family="text" style:parent-style-name="WW8Dropcap4056"/>
    <style:style style:name="WW-WW8Dropcap372" style:family="text" style:parent-style-name="WW8Dropcap4056"/>
    <style:style style:name="WW-WW8Dropcap373" style:family="text" style:parent-style-name="WW8Dropcap4056"/>
    <style:style style:name="WW-WW8Dropcap374" style:family="text" style:parent-style-name="WW8Dropcap4056"/>
    <style:style style:name="WW-WW8Dropcap375" style:family="text" style:parent-style-name="WW8Dropcap4056"/>
    <style:style style:name="WW-WW8Dropcap376" style:family="text" style:parent-style-name="WW8Dropcap4056"/>
    <style:style style:name="WW-WW8Dropcap377" style:family="text" style:parent-style-name="WW8Dropcap4056"/>
    <style:style style:name="WW-WW8Dropcap378" style:family="text" style:parent-style-name="WW8Dropcap4056"/>
    <style:style style:name="WW-WW8Dropcap379" style:family="text" style:parent-style-name="WW8Dropcap4056"/>
    <style:style style:name="WW-WW8Dropcap380" style:family="text" style:parent-style-name="WW8Dropcap4056"/>
    <style:style style:name="WW-WW8Dropcap381" style:family="text" style:parent-style-name="WW8Dropcap4056"/>
    <style:style style:name="WW-WW8Dropcap382" style:family="text" style:parent-style-name="WW8Dropcap4056"/>
    <style:style style:name="WW-WW8Dropcap383" style:family="text" style:parent-style-name="WW8Dropcap4056"/>
    <style:style style:name="WW-WW8Dropcap384" style:family="text" style:parent-style-name="WW8Dropcap4056"/>
    <style:style style:name="WW-WW8Dropcap385" style:family="text" style:parent-style-name="WW8Dropcap4056"/>
    <style:style style:name="WW-WW8Dropcap386" style:family="text" style:parent-style-name="WW8Dropcap4056"/>
    <style:style style:name="WW-WW8Dropcap387" style:family="text" style:parent-style-name="WW8Dropcap4056"/>
    <style:style style:name="WW-WW8Dropcap388" style:family="text" style:parent-style-name="WW8Dropcap4056"/>
    <style:style style:name="WW-WW8Dropcap389" style:family="text" style:parent-style-name="WW8Dropcap4056"/>
    <style:style style:name="WW-WW8Dropcap390" style:family="text" style:parent-style-name="WW8Dropcap4056"/>
    <style:style style:name="WW-WW8Dropcap391" style:family="text" style:parent-style-name="WW8Dropcap4056"/>
    <style:style style:name="WW-WW8Dropcap392" style:family="text" style:parent-style-name="WW8Dropcap4056"/>
    <style:style style:name="WW-WW8Dropcap393" style:family="text" style:parent-style-name="WW8Dropcap4056"/>
    <style:style style:name="WW-WW8Dropcap394" style:family="text" style:parent-style-name="WW8Dropcap4056"/>
    <style:style style:name="WW-WW8Dropcap395" style:family="text" style:parent-style-name="WW8Dropcap4056"/>
    <style:style style:name="WW-WW8Dropcap396" style:family="text" style:parent-style-name="WW8Dropcap4056"/>
    <style:style style:name="WW-WW8Dropcap397" style:family="text" style:parent-style-name="WW8Dropcap4056"/>
    <style:style style:name="WW-WW8Dropcap398" style:family="text" style:parent-style-name="WW8Dropcap4056"/>
    <style:style style:name="WW-WW8Dropcap399" style:family="text" style:parent-style-name="WW8Dropcap4056"/>
    <style:style style:name="WW-WW8Dropcap400" style:family="text" style:parent-style-name="WW8Dropcap4056"/>
    <style:style style:name="WW-WW8Dropcap401" style:family="text" style:parent-style-name="WW8Dropcap4056"/>
    <style:style style:name="WW-WW8Dropcap402" style:family="text" style:parent-style-name="WW8Dropcap4056"/>
    <style:style style:name="WW-WW8Dropcap403" style:family="text" style:parent-style-name="WW8Dropcap4056"/>
    <style:style style:name="WW-WW8Dropcap404" style:family="text" style:parent-style-name="WW8Dropcap4056"/>
    <style:style style:name="WW-WW8Dropcap405" style:family="text" style:parent-style-name="WW8Dropcap4056"/>
    <style:style style:name="WW-WW8Dropcap406" style:family="text" style:parent-style-name="WW8Dropcap4056"/>
    <style:style style:name="WW-WW8Dropcap407" style:family="text" style:parent-style-name="WW8Dropcap4056"/>
    <style:style style:name="WW-WW8Dropcap408" style:family="text" style:parent-style-name="WW8Dropcap4056"/>
    <style:style style:name="WW-WW8Dropcap409" style:family="text" style:parent-style-name="WW8Dropcap4056"/>
    <style:style style:name="WW-WW8Dropcap410" style:family="text" style:parent-style-name="WW8Dropcap4056"/>
    <style:style style:name="WW-WW8Dropcap411" style:family="text" style:parent-style-name="WW8Dropcap4056"/>
    <style:style style:name="WW-WW8Dropcap412" style:family="text" style:parent-style-name="WW8Dropcap4056"/>
    <style:style style:name="WW-WW8Dropcap413" style:family="text" style:parent-style-name="WW8Dropcap4056"/>
    <style:style style:name="WW-WW8Dropcap414" style:family="text" style:parent-style-name="WW8Dropcap4056"/>
    <style:style style:name="WW-WW8Dropcap415" style:family="text" style:parent-style-name="WW8Dropcap4056"/>
    <style:style style:name="WW-WW8Dropcap416" style:family="text" style:parent-style-name="WW8Dropcap4056"/>
    <style:style style:name="WW-WW8Dropcap417" style:family="text" style:parent-style-name="WW8Dropcap4056"/>
    <style:style style:name="WW-WW8Dropcap418" style:family="text" style:parent-style-name="WW8Dropcap4056"/>
    <style:style style:name="WW-WW8Dropcap419" style:family="text" style:parent-style-name="WW8Dropcap4056"/>
    <style:style style:name="WW-WW8Dropcap420" style:family="text" style:parent-style-name="WW8Dropcap4056"/>
    <style:style style:name="WW-WW8Dropcap421" style:family="text" style:parent-style-name="WW8Dropcap4056"/>
    <style:style style:name="WW-WW8Dropcap422" style:family="text" style:parent-style-name="WW8Dropcap4056"/>
    <style:style style:name="WW-WW8Dropcap423" style:family="text" style:parent-style-name="WW8Dropcap4056"/>
    <style:style style:name="WW-WW8Dropcap424" style:family="text" style:parent-style-name="WW8Dropcap4056"/>
    <style:style style:name="WW-WW8Dropcap425" style:family="text" style:parent-style-name="WW8Dropcap4056"/>
    <style:style style:name="WW-WW8Dropcap426" style:family="text" style:parent-style-name="WW8Dropcap4056"/>
    <style:style style:name="WW-WW8Dropcap427" style:family="text" style:parent-style-name="WW8Dropcap4056"/>
    <style:style style:name="WW-WW8Dropcap428" style:family="text" style:parent-style-name="WW8Dropcap4056"/>
    <style:style style:name="WW-WW8Dropcap429" style:family="text" style:parent-style-name="WW8Dropcap4056"/>
    <style:style style:name="WW-WW8Dropcap430" style:family="text" style:parent-style-name="WW8Dropcap4056"/>
    <style:style style:name="WW-WW8Dropcap431" style:family="text" style:parent-style-name="WW8Dropcap4056"/>
    <style:style style:name="WW-WW8Dropcap432" style:family="text" style:parent-style-name="WW8Dropcap4056"/>
    <style:style style:name="WW-WW8Dropcap433" style:family="text" style:parent-style-name="WW8Dropcap4056"/>
    <style:style style:name="WW-WW8Dropcap434" style:family="text" style:parent-style-name="WW8Dropcap4056"/>
    <style:style style:name="WW-WW8Dropcap435" style:family="text" style:parent-style-name="WW8Dropcap4056"/>
    <style:style style:name="WW-WW8Dropcap436" style:family="text" style:parent-style-name="WW8Dropcap4056"/>
    <style:style style:name="WW-WW8Dropcap437" style:family="text" style:parent-style-name="WW8Dropcap4056"/>
    <style:style style:name="WW-WW8Dropcap438" style:family="text" style:parent-style-name="WW8Dropcap4056"/>
    <style:style style:name="WW-WW8Dropcap439" style:family="text" style:parent-style-name="WW8Dropcap4056"/>
    <style:style style:name="WW-WW8Dropcap440" style:family="text" style:parent-style-name="WW8Dropcap4056"/>
    <style:style style:name="WW-WW8Dropcap441" style:family="text" style:parent-style-name="WW8Dropcap4056"/>
    <style:style style:name="WW-WW8Dropcap442" style:family="text" style:parent-style-name="WW8Dropcap4056"/>
    <style:style style:name="WW-WW8Dropcap443" style:family="text" style:parent-style-name="WW8Dropcap4056"/>
    <style:style style:name="WW-WW8Dropcap444" style:family="text" style:parent-style-name="WW8Dropcap4056"/>
    <style:style style:name="WW-WW8Dropcap445" style:family="text" style:parent-style-name="WW8Dropcap4056"/>
    <style:style style:name="WW-WW8Dropcap446" style:family="text" style:parent-style-name="WW8Dropcap4056"/>
    <style:style style:name="WW-WW8Dropcap447" style:family="text" style:parent-style-name="WW8Dropcap4056"/>
    <style:style style:name="WW-WW8Dropcap448" style:family="text" style:parent-style-name="WW8Dropcap4056"/>
    <style:style style:name="WW-WW8Dropcap449" style:family="text" style:parent-style-name="WW8Dropcap4056"/>
    <style:style style:name="WW-WW8Dropcap450" style:family="text" style:parent-style-name="WW8Dropcap4056"/>
    <style:style style:name="WW-WW8Dropcap451" style:family="text" style:parent-style-name="WW8Dropcap4056"/>
    <style:style style:name="WW-WW8Dropcap452" style:family="text" style:parent-style-name="WW8Dropcap4056"/>
    <style:style style:name="WW-WW8Dropcap453" style:family="text" style:parent-style-name="WW8Dropcap4056"/>
    <style:style style:name="WW-WW8Dropcap454" style:family="text" style:parent-style-name="WW8Dropcap4056"/>
    <style:style style:name="WW-WW8Dropcap455" style:family="text" style:parent-style-name="WW8Dropcap4056"/>
    <style:style style:name="WW-WW8Dropcap456" style:family="text" style:parent-style-name="WW8Dropcap4056"/>
    <style:style style:name="WW-WW8Dropcap457" style:family="text" style:parent-style-name="WW8Dropcap4056"/>
    <style:style style:name="WW-WW8Dropcap458" style:family="text" style:parent-style-name="WW8Dropcap4056"/>
    <style:style style:name="WW-WW8Dropcap459" style:family="text" style:parent-style-name="WW8Dropcap4056"/>
    <style:style style:name="WW-WW8Dropcap460" style:family="text" style:parent-style-name="WW8Dropcap4056"/>
    <style:style style:name="WW-WW8Dropcap461" style:family="text" style:parent-style-name="WW8Dropcap4056"/>
    <style:style style:name="WW-WW8Dropcap462" style:family="text" style:parent-style-name="WW8Dropcap4056"/>
    <style:style style:name="WW-WW8Dropcap463" style:family="text" style:parent-style-name="WW8Dropcap4056"/>
    <style:style style:name="WW-WW8Dropcap464" style:family="text" style:parent-style-name="WW8Dropcap4056"/>
    <style:style style:name="WW-WW8Dropcap465" style:family="text" style:parent-style-name="WW8Dropcap4056"/>
    <style:style style:name="WW-WW8Dropcap466" style:family="text" style:parent-style-name="WW8Dropcap4056"/>
    <style:style style:name="WW-WW8Dropcap467" style:family="text" style:parent-style-name="WW8Dropcap4056"/>
    <style:style style:name="WW-WW8Dropcap468" style:family="text" style:parent-style-name="WW8Dropcap4056"/>
    <style:style style:name="WW-WW8Dropcap469" style:family="text" style:parent-style-name="WW8Dropcap4056"/>
    <style:style style:name="WW-WW8Dropcap470" style:family="text" style:parent-style-name="WW8Dropcap4056"/>
    <style:style style:name="WW-WW8Dropcap471" style:family="text" style:parent-style-name="WW8Dropcap4056"/>
    <style:style style:name="WW-WW8Dropcap472" style:family="text" style:parent-style-name="WW8Dropcap4056"/>
    <style:style style:name="WW-WW8Dropcap473" style:family="text" style:parent-style-name="WW8Dropcap4056"/>
    <style:style style:name="WW-WW8Dropcap474" style:family="text" style:parent-style-name="WW8Dropcap4056"/>
    <style:style style:name="WW-WW8Dropcap475" style:family="text" style:parent-style-name="WW8Dropcap4056"/>
    <style:style style:name="WW-WW8Dropcap476" style:family="text" style:parent-style-name="WW8Dropcap4056"/>
    <style:style style:name="WW-WW8Dropcap477" style:family="text" style:parent-style-name="WW8Dropcap4056"/>
    <style:style style:name="WW-WW8Dropcap478" style:family="text" style:parent-style-name="WW8Dropcap4056"/>
    <style:style style:name="WW-WW8Dropcap479" style:family="text" style:parent-style-name="WW8Dropcap4056"/>
    <style:style style:name="WW-WW8Dropcap480" style:family="text" style:parent-style-name="WW8Dropcap4056"/>
    <style:style style:name="WW-WW8Dropcap481" style:family="text" style:parent-style-name="WW8Dropcap4056"/>
    <style:style style:name="WW-WW8Dropcap482" style:family="text" style:parent-style-name="WW8Dropcap4056"/>
    <style:style style:name="WW-WW8Dropcap483" style:family="text" style:parent-style-name="WW8Dropcap4056"/>
    <style:style style:name="WW-WW8Dropcap484" style:family="text" style:parent-style-name="WW8Dropcap4056"/>
    <style:style style:name="WW-WW8Dropcap485" style:family="text" style:parent-style-name="WW8Dropcap4056"/>
    <style:style style:name="WW-WW8Dropcap486" style:family="text" style:parent-style-name="WW8Dropcap4056"/>
    <style:style style:name="WW-WW8Dropcap487" style:family="text" style:parent-style-name="WW8Dropcap4056"/>
    <style:style style:name="WW-WW8Dropcap488" style:family="text" style:parent-style-name="WW8Dropcap4056"/>
    <style:style style:name="WW-WW8Dropcap489" style:family="text" style:parent-style-name="WW8Dropcap4056"/>
    <style:style style:name="WW-WW8Dropcap490" style:family="text" style:parent-style-name="WW8Dropcap4056"/>
    <style:style style:name="WW-WW8Dropcap491" style:family="text" style:parent-style-name="WW8Dropcap4056"/>
    <style:style style:name="WW-WW8Dropcap492" style:family="text" style:parent-style-name="WW8Dropcap4056"/>
    <style:style style:name="WW-WW8Dropcap493" style:family="text" style:parent-style-name="WW8Dropcap4056"/>
    <style:style style:name="WW-WW8Dropcap494" style:family="text" style:parent-style-name="WW8Dropcap4056"/>
    <style:style style:name="WW-WW8Dropcap495" style:family="text" style:parent-style-name="WW8Dropcap4056"/>
    <style:style style:name="WW-WW8Dropcap496" style:family="text" style:parent-style-name="WW8Dropcap4056"/>
    <style:style style:name="WW-WW8Dropcap497" style:family="text" style:parent-style-name="WW8Dropcap4056"/>
    <style:style style:name="WW-WW8Dropcap498" style:family="text" style:parent-style-name="WW8Dropcap4056"/>
    <style:style style:name="WW-WW8Dropcap499" style:family="text" style:parent-style-name="WW8Dropcap4056"/>
    <style:style style:name="WW-WW8Dropcap500" style:family="text" style:parent-style-name="WW8Dropcap4056"/>
    <style:style style:name="WW-WW8Dropcap501" style:family="text" style:parent-style-name="WW8Dropcap4056"/>
    <style:style style:name="WW-WW8Dropcap502" style:family="text" style:parent-style-name="WW8Dropcap4056"/>
    <style:style style:name="WW-WW8Dropcap503" style:family="text" style:parent-style-name="WW8Dropcap4056"/>
    <style:style style:name="WW-WW8Dropcap504" style:family="text" style:parent-style-name="WW8Dropcap4056"/>
    <style:style style:name="WW-WW8Dropcap505" style:family="text" style:parent-style-name="WW8Dropcap4056"/>
    <style:style style:name="WW-WW8Dropcap506" style:family="text" style:parent-style-name="WW8Dropcap4056"/>
    <style:style style:name="WW-WW8Dropcap507" style:family="text" style:parent-style-name="WW8Dropcap4056"/>
    <style:style style:name="WW-WW8Dropcap508" style:family="text" style:parent-style-name="WW8Dropcap4056"/>
    <style:style style:name="WW-WW8Dropcap509" style:family="text" style:parent-style-name="WW8Dropcap4056"/>
    <style:style style:name="WW-WW8Dropcap510" style:family="text" style:parent-style-name="WW8Dropcap4056"/>
    <style:style style:name="WW-WW8Dropcap511" style:family="text" style:parent-style-name="WW8Dropcap4056"/>
    <style:style style:name="WW-WW8Dropcap512" style:family="text" style:parent-style-name="WW8Dropcap4056"/>
    <style:style style:name="WW-WW8Dropcap513" style:family="text" style:parent-style-name="WW8Dropcap4056"/>
    <style:style style:name="WW-WW8Dropcap514" style:family="text" style:parent-style-name="WW8Dropcap4056"/>
    <style:style style:name="WW-WW8Dropcap515" style:family="text" style:parent-style-name="WW8Dropcap4056"/>
    <style:style style:name="WW-WW8Dropcap516" style:family="text" style:parent-style-name="WW8Dropcap4056"/>
    <style:style style:name="WW-WW8Dropcap517" style:family="text" style:parent-style-name="WW8Dropcap4056"/>
    <style:style style:name="WW-WW8Dropcap518" style:family="text" style:parent-style-name="WW8Dropcap4056"/>
    <style:style style:name="WW-WW8Dropcap519" style:family="text" style:parent-style-name="WW8Dropcap4056"/>
    <style:style style:name="WW-WW8Dropcap520" style:family="text" style:parent-style-name="WW8Dropcap4056"/>
    <style:style style:name="WW-WW8Dropcap521" style:family="text" style:parent-style-name="WW8Dropcap4056"/>
    <style:style style:name="WW-WW8Dropcap522" style:family="text" style:parent-style-name="WW8Dropcap4056"/>
    <style:style style:name="WW-WW8Dropcap523" style:family="text" style:parent-style-name="WW8Dropcap4056"/>
    <style:style style:name="WW-WW8Dropcap524" style:family="text" style:parent-style-name="WW8Dropcap4056"/>
    <style:style style:name="WW-WW8Dropcap525" style:family="text" style:parent-style-name="WW8Dropcap4056"/>
    <style:style style:name="WW-WW8Dropcap526" style:family="text" style:parent-style-name="WW8Dropcap4056"/>
    <style:style style:name="WW-WW8Dropcap527" style:family="text" style:parent-style-name="WW8Dropcap4056"/>
    <style:style style:name="WW-WW8Dropcap528" style:family="text" style:parent-style-name="WW8Dropcap4056"/>
    <style:style style:name="WW-WW8Dropcap529" style:family="text" style:parent-style-name="WW8Dropcap4056"/>
    <style:style style:name="WW-WW8Dropcap530" style:family="text" style:parent-style-name="WW8Dropcap4056"/>
    <style:style style:name="WW-WW8Dropcap531" style:family="text" style:parent-style-name="WW8Dropcap4056"/>
    <style:style style:name="WW-WW8Dropcap532" style:family="text" style:parent-style-name="WW8Dropcap4056"/>
    <style:style style:name="WW-WW8Dropcap533" style:family="text" style:parent-style-name="WW8Dropcap4056"/>
    <style:style style:name="WW-WW8Dropcap534" style:family="text" style:parent-style-name="WW8Dropcap4056"/>
    <style:style style:name="WW-WW8Dropcap535" style:family="text" style:parent-style-name="WW8Dropcap4056"/>
    <style:style style:name="WW-WW8Dropcap536" style:family="text" style:parent-style-name="WW8Dropcap4056"/>
    <style:style style:name="WW-WW8Dropcap537" style:family="text" style:parent-style-name="WW8Dropcap4056"/>
    <style:style style:name="WW-WW8Dropcap538" style:family="text" style:parent-style-name="WW8Dropcap4056"/>
    <style:style style:name="WW-WW8Dropcap539" style:family="text" style:parent-style-name="WW8Dropcap4056"/>
    <style:style style:name="WW-WW8Dropcap540" style:family="text" style:parent-style-name="WW8Dropcap4056"/>
    <style:style style:name="WW-WW8Dropcap541" style:family="text" style:parent-style-name="WW8Dropcap4056"/>
    <style:style style:name="WW-WW8Dropcap542" style:family="text" style:parent-style-name="WW8Dropcap4056"/>
    <style:style style:name="WW-WW8Dropcap543" style:family="text" style:parent-style-name="WW8Dropcap4056"/>
    <style:style style:name="WW-WW8Dropcap544" style:family="text" style:parent-style-name="WW8Dropcap4056"/>
    <style:style style:name="WW-WW8Dropcap545" style:family="text" style:parent-style-name="WW8Dropcap4056"/>
    <style:style style:name="WW-WW8Dropcap546" style:family="text" style:parent-style-name="WW8Dropcap4056"/>
    <style:style style:name="WW-WW8Dropcap547" style:family="text" style:parent-style-name="WW8Dropcap4056"/>
    <style:style style:name="WW-WW8Dropcap548" style:family="text" style:parent-style-name="WW8Dropcap4056"/>
    <style:style style:name="WW-WW8Dropcap549" style:family="text" style:parent-style-name="WW8Dropcap4056"/>
    <style:style style:name="WW-WW8Dropcap550" style:family="text" style:parent-style-name="WW8Dropcap4056"/>
    <style:style style:name="WW-WW8Dropcap551" style:family="text" style:parent-style-name="WW8Dropcap4056"/>
    <style:style style:name="WW-WW8Dropcap552" style:family="text" style:parent-style-name="WW8Dropcap4056"/>
    <style:style style:name="WW-WW8Dropcap553" style:family="text" style:parent-style-name="WW8Dropcap4056"/>
    <style:style style:name="WW-WW8Dropcap554" style:family="text" style:parent-style-name="WW8Dropcap4056"/>
    <style:style style:name="WW-WW8Dropcap555" style:family="text" style:parent-style-name="WW8Dropcap4056"/>
    <style:style style:name="WW-WW8Dropcap556" style:family="text" style:parent-style-name="WW8Dropcap4056"/>
    <style:style style:name="WW-WW8Dropcap557" style:family="text" style:parent-style-name="WW8Dropcap4056"/>
    <style:style style:name="WW-WW8Dropcap558" style:family="text" style:parent-style-name="WW8Dropcap4056"/>
    <style:style style:name="WW-WW8Dropcap559" style:family="text" style:parent-style-name="WW8Dropcap4056"/>
    <style:style style:name="WW-WW8Dropcap560" style:family="text" style:parent-style-name="WW8Dropcap4056"/>
    <style:style style:name="WW-WW8Dropcap561" style:family="text" style:parent-style-name="WW8Dropcap4056"/>
    <style:style style:name="WW-WW8Dropcap562" style:family="text" style:parent-style-name="WW8Dropcap4056"/>
    <style:style style:name="WW-WW8Dropcap563" style:family="text" style:parent-style-name="WW8Dropcap4056"/>
    <style:style style:name="WW-WW8Dropcap564" style:family="text" style:parent-style-name="WW8Dropcap4056"/>
    <style:style style:name="WW-WW8Dropcap565" style:family="text" style:parent-style-name="WW8Dropcap4056"/>
    <style:style style:name="WW-WW8Dropcap566" style:family="text" style:parent-style-name="WW8Dropcap4056"/>
    <style:style style:name="WW-WW8Dropcap567" style:family="text" style:parent-style-name="WW8Dropcap4056"/>
    <style:style style:name="WW-WW8Dropcap568" style:family="text" style:parent-style-name="WW8Dropcap4056"/>
    <style:style style:name="WW-WW8Dropcap569" style:family="text" style:parent-style-name="WW8Dropcap4056"/>
    <style:style style:name="WW-WW8Dropcap570" style:family="text" style:parent-style-name="WW8Dropcap4056"/>
    <style:style style:name="WW-WW8Dropcap571" style:family="text" style:parent-style-name="WW8Dropcap4056"/>
    <style:style style:name="WW-WW8Dropcap572" style:family="text" style:parent-style-name="WW8Dropcap4056"/>
    <style:style style:name="WW-WW8Dropcap573" style:family="text" style:parent-style-name="WW8Dropcap4056"/>
    <style:style style:name="WW-WW8Dropcap574" style:family="text" style:parent-style-name="WW8Dropcap4056"/>
    <style:style style:name="WW-WW8Dropcap575" style:family="text" style:parent-style-name="WW8Dropcap4056"/>
    <style:style style:name="WW-WW8Dropcap576" style:family="text" style:parent-style-name="WW8Dropcap4056"/>
    <style:style style:name="WW-WW8Dropcap577" style:family="text" style:parent-style-name="WW8Dropcap4056"/>
    <style:style style:name="WW-WW8Dropcap578" style:family="text" style:parent-style-name="WW8Dropcap4056"/>
    <style:style style:name="WW-WW8Dropcap579" style:family="text" style:parent-style-name="WW8Dropcap4056"/>
    <style:style style:name="WW-WW8Dropcap580" style:family="text" style:parent-style-name="WW8Dropcap4056"/>
    <style:style style:name="WW-WW8Dropcap581" style:family="text" style:parent-style-name="WW8Dropcap4056"/>
    <style:style style:name="WW-WW8Dropcap582" style:family="text" style:parent-style-name="WW8Dropcap4056"/>
    <style:style style:name="WW-WW8Dropcap583" style:family="text" style:parent-style-name="WW8Dropcap4056"/>
    <style:style style:name="WW-WW8Dropcap584" style:family="text" style:parent-style-name="WW8Dropcap4056"/>
    <style:style style:name="WW-WW8Dropcap585" style:family="text" style:parent-style-name="WW8Dropcap4056"/>
    <style:style style:name="WW-WW8Dropcap586" style:family="text" style:parent-style-name="WW8Dropcap4056"/>
    <style:style style:name="WW-WW8Dropcap587" style:family="text" style:parent-style-name="WW8Dropcap4056"/>
    <style:style style:name="WW-WW8Dropcap588" style:family="text" style:parent-style-name="WW8Dropcap4056"/>
    <style:style style:name="WW-WW8Dropcap589" style:family="text" style:parent-style-name="WW8Dropcap4056"/>
    <style:style style:name="WW-WW8Dropcap590" style:family="text" style:parent-style-name="WW8Dropcap4056"/>
    <style:style style:name="WW-WW8Dropcap591" style:family="text" style:parent-style-name="WW8Dropcap4056"/>
    <style:style style:name="WW-WW8Dropcap592" style:family="text" style:parent-style-name="WW8Dropcap4056"/>
    <style:style style:name="WW-WW8Dropcap593" style:family="text" style:parent-style-name="WW8Dropcap4056"/>
    <style:style style:name="WW-WW8Dropcap594" style:family="text" style:parent-style-name="WW8Dropcap4056"/>
    <style:style style:name="WW-WW8Dropcap595" style:family="text" style:parent-style-name="WW8Dropcap4056"/>
    <style:style style:name="WW-WW8Dropcap596" style:family="text" style:parent-style-name="WW8Dropcap4056"/>
    <style:style style:name="WW-WW8Dropcap597" style:family="text" style:parent-style-name="WW8Dropcap4056"/>
    <style:style style:name="WW-WW8Dropcap598" style:family="text" style:parent-style-name="WW8Dropcap4056"/>
    <style:style style:name="WW-WW8Dropcap599" style:family="text" style:parent-style-name="WW8Dropcap4056"/>
    <style:style style:name="WW-WW8Dropcap600" style:family="text" style:parent-style-name="WW8Dropcap4056"/>
    <style:style style:name="WW-WW8Dropcap601" style:family="text" style:parent-style-name="WW8Dropcap4056"/>
    <style:style style:name="WW-WW8Dropcap602" style:family="text" style:parent-style-name="WW8Dropcap4056"/>
    <style:style style:name="WW-WW8Dropcap603" style:family="text" style:parent-style-name="WW8Dropcap4056"/>
    <style:style style:name="WW-WW8Dropcap604" style:family="text" style:parent-style-name="WW8Dropcap4056"/>
    <style:style style:name="WW-WW8Dropcap605" style:family="text" style:parent-style-name="WW8Dropcap4056"/>
    <style:style style:name="WW-WW8Dropcap606" style:family="text" style:parent-style-name="WW8Dropcap4056"/>
    <style:style style:name="WW-WW8Dropcap607" style:family="text" style:parent-style-name="WW8Dropcap4056"/>
    <style:style style:name="WW-WW8Dropcap608" style:family="text" style:parent-style-name="WW8Dropcap4056"/>
    <style:style style:name="WW-WW8Dropcap609" style:family="text" style:parent-style-name="WW8Dropcap4056"/>
    <style:style style:name="WW-WW8Dropcap610" style:family="text" style:parent-style-name="WW8Dropcap4056"/>
    <style:style style:name="WW-WW8Dropcap611" style:family="text" style:parent-style-name="WW8Dropcap4056"/>
    <style:style style:name="WW-WW8Dropcap612" style:family="text" style:parent-style-name="WW8Dropcap4056"/>
    <style:style style:name="WW-WW8Dropcap613" style:family="text" style:parent-style-name="WW8Dropcap4056"/>
    <style:style style:name="WW-WW8Dropcap614" style:family="text" style:parent-style-name="WW8Dropcap4056"/>
    <style:style style:name="WW-WW8Dropcap615" style:family="text" style:parent-style-name="WW8Dropcap4056"/>
    <style:style style:name="WW-WW8Dropcap616" style:family="text" style:parent-style-name="WW8Dropcap4056"/>
    <style:style style:name="WW-WW8Dropcap617" style:family="text" style:parent-style-name="WW8Dropcap4056"/>
    <style:style style:name="WW-WW8Dropcap618" style:family="text" style:parent-style-name="WW8Dropcap4056"/>
    <style:style style:name="WW-WW8Dropcap619" style:family="text" style:parent-style-name="WW8Dropcap4056"/>
    <style:style style:name="WW-WW8Dropcap620" style:family="text" style:parent-style-name="WW8Dropcap4056"/>
    <style:style style:name="WW-WW8Dropcap621" style:family="text" style:parent-style-name="WW8Dropcap4056"/>
    <style:style style:name="WW-WW8Dropcap622" style:family="text" style:parent-style-name="WW8Dropcap4056"/>
    <style:style style:name="WW-WW8Dropcap623" style:family="text" style:parent-style-name="WW8Dropcap4056"/>
    <style:style style:name="WW-WW8Dropcap624" style:family="text" style:parent-style-name="WW8Dropcap4056"/>
    <style:style style:name="WW-WW8Dropcap625" style:family="text" style:parent-style-name="WW8Dropcap4056"/>
    <style:style style:name="WW-WW8Dropcap626" style:family="text" style:parent-style-name="WW8Dropcap4056"/>
    <style:style style:name="WW-WW8Dropcap627" style:family="text" style:parent-style-name="WW8Dropcap4056"/>
    <style:style style:name="WW-WW8Dropcap628" style:family="text" style:parent-style-name="WW8Dropcap4056"/>
    <style:style style:name="WW-WW8Dropcap629" style:family="text" style:parent-style-name="WW8Dropcap4056"/>
    <style:style style:name="WW-WW8Dropcap630" style:family="text" style:parent-style-name="WW8Dropcap4056"/>
    <style:style style:name="WW-WW8Dropcap631" style:family="text" style:parent-style-name="WW8Dropcap4056"/>
    <style:style style:name="WW-WW8Dropcap632" style:family="text" style:parent-style-name="WW8Dropcap4056"/>
    <style:style style:name="WW-WW8Dropcap633" style:family="text" style:parent-style-name="WW8Dropcap4056"/>
    <style:style style:name="WW-WW8Dropcap634" style:family="text" style:parent-style-name="WW8Dropcap4056"/>
    <style:style style:name="WW-WW8Dropcap635" style:family="text" style:parent-style-name="WW8Dropcap4056"/>
    <style:style style:name="WW-WW8Dropcap636" style:family="text" style:parent-style-name="WW8Dropcap4056"/>
    <style:style style:name="WW-WW8Dropcap637" style:family="text" style:parent-style-name="WW8Dropcap4056"/>
    <style:style style:name="WW-WW8Dropcap638" style:family="text" style:parent-style-name="WW8Dropcap4056"/>
    <style:style style:name="WW-WW8Dropcap639" style:family="text" style:parent-style-name="WW8Dropcap4056"/>
    <style:style style:name="WW-WW8Dropcap640" style:family="text" style:parent-style-name="WW8Dropcap4056"/>
    <style:style style:name="WW-WW8Dropcap641" style:family="text" style:parent-style-name="WW8Dropcap4056"/>
    <style:style style:name="WW-WW8Dropcap642" style:family="text" style:parent-style-name="WW8Dropcap4056"/>
    <style:style style:name="WW-WW8Dropcap643" style:family="text" style:parent-style-name="WW8Dropcap4056"/>
    <style:style style:name="WW-WW8Dropcap644" style:family="text" style:parent-style-name="WW8Dropcap4056"/>
    <style:style style:name="WW-WW8Dropcap645" style:family="text" style:parent-style-name="WW8Dropcap4056"/>
    <style:style style:name="WW-WW8Dropcap646" style:family="text" style:parent-style-name="WW8Dropcap4056"/>
    <style:style style:name="WW-WW8Dropcap647" style:family="text" style:parent-style-name="WW8Dropcap4056"/>
    <style:style style:name="WW-WW8Dropcap648" style:family="text" style:parent-style-name="WW8Dropcap4056"/>
    <style:style style:name="WW-WW8Dropcap649" style:family="text" style:parent-style-name="WW8Dropcap4056"/>
    <style:style style:name="WW-WW8Dropcap650" style:family="text" style:parent-style-name="WW8Dropcap4056"/>
    <style:style style:name="WW-WW8Dropcap651" style:family="text" style:parent-style-name="WW8Dropcap4056"/>
    <style:style style:name="WW-WW8Dropcap652" style:family="text" style:parent-style-name="WW8Dropcap4056"/>
    <style:style style:name="WW-WW8Dropcap653" style:family="text" style:parent-style-name="WW8Dropcap4056"/>
    <style:style style:name="WW-WW8Dropcap654" style:family="text" style:parent-style-name="WW8Dropcap4056"/>
    <style:style style:name="WW-WW8Dropcap655" style:family="text" style:parent-style-name="WW8Dropcap4056"/>
    <style:style style:name="WW-WW8Dropcap656" style:family="text" style:parent-style-name="WW8Dropcap4056"/>
    <style:style style:name="WW-WW8Dropcap657" style:family="text" style:parent-style-name="WW8Dropcap4056"/>
    <style:style style:name="WW-WW8Dropcap658" style:family="text" style:parent-style-name="WW8Dropcap4056"/>
    <style:style style:name="WW-WW8Dropcap659" style:family="text" style:parent-style-name="WW8Dropcap4056"/>
    <style:style style:name="WW-WW8Dropcap660" style:family="text" style:parent-style-name="WW8Dropcap4056"/>
    <style:style style:name="WW-WW8Dropcap661" style:family="text" style:parent-style-name="WW8Dropcap4056"/>
    <style:style style:name="WW-WW8Dropcap662" style:family="text" style:parent-style-name="WW8Dropcap4056"/>
    <style:style style:name="WW-WW8Dropcap663" style:family="text" style:parent-style-name="WW8Dropcap4056"/>
    <style:style style:name="WW-WW8Dropcap664" style:family="text" style:parent-style-name="WW8Dropcap4056"/>
    <style:style style:name="WW-WW8Dropcap665" style:family="text" style:parent-style-name="WW8Dropcap4056"/>
    <style:style style:name="WW-WW8Dropcap666" style:family="text" style:parent-style-name="WW8Dropcap4056"/>
    <style:style style:name="WW-WW8Dropcap667" style:family="text" style:parent-style-name="WW8Dropcap4056"/>
    <style:style style:name="WW-WW8Dropcap668" style:family="text" style:parent-style-name="WW8Dropcap4056"/>
    <style:style style:name="WW-WW8Dropcap669" style:family="text" style:parent-style-name="WW8Dropcap4056"/>
    <style:style style:name="WW-WW8Dropcap670" style:family="text" style:parent-style-name="WW8Dropcap4056"/>
    <style:style style:name="WW-WW8Dropcap671" style:family="text" style:parent-style-name="WW8Dropcap4056"/>
    <style:style style:name="WW-WW8Dropcap672" style:family="text" style:parent-style-name="WW8Dropcap4056"/>
    <style:style style:name="WW-WW8Dropcap673" style:family="text" style:parent-style-name="WW8Dropcap4056"/>
    <style:style style:name="WW-WW8Dropcap674" style:family="text" style:parent-style-name="WW8Dropcap4056"/>
    <style:style style:name="WW-WW8Dropcap675" style:family="text" style:parent-style-name="WW8Dropcap4056"/>
    <style:style style:name="WW-WW8Dropcap676" style:family="text" style:parent-style-name="WW8Dropcap4056"/>
    <style:style style:name="WW-WW8Dropcap677" style:family="text" style:parent-style-name="WW8Dropcap4056"/>
    <style:style style:name="WW-WW8Dropcap678" style:family="text" style:parent-style-name="WW8Dropcap4056"/>
    <style:style style:name="WW-WW8Dropcap679" style:family="text" style:parent-style-name="WW8Dropcap4056"/>
    <style:style style:name="WW-WW8Dropcap680" style:family="text" style:parent-style-name="WW8Dropcap4056"/>
    <style:style style:name="WW-WW8Dropcap681" style:family="text" style:parent-style-name="WW8Dropcap4056"/>
    <style:style style:name="WW-WW8Dropcap682" style:family="text" style:parent-style-name="WW8Dropcap4056"/>
    <style:style style:name="WW-WW8Dropcap683" style:family="text" style:parent-style-name="WW8Dropcap4056"/>
    <style:style style:name="WW-WW8Dropcap684" style:family="text" style:parent-style-name="WW8Dropcap4056"/>
    <style:style style:name="WW-WW8Dropcap685" style:family="text" style:parent-style-name="WW8Dropcap4056"/>
    <style:style style:name="WW-WW8Dropcap686" style:family="text" style:parent-style-name="WW8Dropcap4056"/>
    <style:style style:name="WW-WW8Dropcap687" style:family="text" style:parent-style-name="WW8Dropcap4056"/>
    <style:style style:name="WW-WW8Dropcap688" style:family="text" style:parent-style-name="WW8Dropcap4056"/>
    <style:style style:name="WW-WW8Dropcap689" style:family="text" style:parent-style-name="WW8Dropcap4056"/>
    <style:style style:name="WW-WW8Dropcap690" style:family="text" style:parent-style-name="WW8Dropcap4056"/>
    <style:style style:name="WW-WW8Dropcap691" style:family="text" style:parent-style-name="WW8Dropcap4056"/>
    <style:style style:name="WW-WW8Dropcap692" style:family="text" style:parent-style-name="WW8Dropcap4056"/>
    <style:style style:name="WW-WW8Dropcap693" style:family="text" style:parent-style-name="WW8Dropcap4056"/>
    <style:style style:name="WW-WW8Dropcap694" style:family="text" style:parent-style-name="WW8Dropcap4056"/>
    <style:style style:name="WW-WW8Dropcap695" style:family="text" style:parent-style-name="WW8Dropcap4056"/>
    <style:style style:name="WW-WW8Dropcap696" style:family="text" style:parent-style-name="WW8Dropcap4056"/>
    <style:style style:name="WW-WW8Dropcap697" style:family="text" style:parent-style-name="WW8Dropcap4056"/>
    <style:style style:name="WW-WW8Dropcap698" style:family="text" style:parent-style-name="WW8Dropcap4056"/>
    <style:style style:name="WW-WW8Dropcap699" style:family="text" style:parent-style-name="WW8Dropcap4056"/>
    <style:style style:name="WW-WW8Dropcap700" style:family="text" style:parent-style-name="WW8Dropcap4056"/>
    <style:style style:name="WW-WW8Dropcap701" style:family="text" style:parent-style-name="WW8Dropcap4056"/>
    <style:style style:name="WW-WW8Dropcap702" style:family="text" style:parent-style-name="WW8Dropcap4056"/>
    <style:style style:name="WW-WW8Dropcap703" style:family="text" style:parent-style-name="WW8Dropcap4056"/>
    <style:style style:name="WW-WW8Dropcap704" style:family="text" style:parent-style-name="WW8Dropcap4056"/>
    <style:style style:name="WW-WW8Dropcap705" style:family="text" style:parent-style-name="WW8Dropcap4056"/>
    <style:style style:name="WW-WW8Dropcap706" style:family="text" style:parent-style-name="WW8Dropcap4056"/>
    <style:style style:name="WW-WW8Dropcap707" style:family="text" style:parent-style-name="WW8Dropcap4056"/>
    <style:style style:name="WW-WW8Dropcap708" style:family="text" style:parent-style-name="WW8Dropcap4056"/>
    <style:style style:name="WW-WW8Dropcap709" style:family="text" style:parent-style-name="WW8Dropcap4056"/>
    <style:style style:name="WW-WW8Dropcap710" style:family="text" style:parent-style-name="WW8Dropcap4056"/>
    <style:style style:name="WW-WW8Dropcap711" style:family="text" style:parent-style-name="WW8Dropcap4056"/>
    <style:style style:name="WW-WW8Dropcap712" style:family="text" style:parent-style-name="WW8Dropcap4056"/>
    <style:style style:name="WW-WW8Dropcap713" style:family="text" style:parent-style-name="WW8Dropcap4056"/>
    <style:style style:name="WW-WW8Dropcap714" style:family="text" style:parent-style-name="WW8Dropcap4056"/>
    <style:style style:name="WW-WW8Dropcap715" style:family="text" style:parent-style-name="WW8Dropcap4056"/>
    <style:style style:name="WW-WW8Dropcap716" style:family="text" style:parent-style-name="WW8Dropcap4056"/>
    <style:style style:name="WW-WW8Dropcap717" style:family="text" style:parent-style-name="WW8Dropcap4056"/>
    <style:style style:name="WW-WW8Dropcap718" style:family="text" style:parent-style-name="WW8Dropcap4056"/>
    <style:style style:name="WW-WW8Dropcap719" style:family="text" style:parent-style-name="WW8Dropcap4056"/>
    <style:style style:name="WW-WW8Dropcap720" style:family="text" style:parent-style-name="WW8Dropcap4056"/>
    <style:style style:name="WW-WW8Dropcap721" style:family="text" style:parent-style-name="WW8Dropcap4056"/>
    <style:style style:name="WW-WW8Dropcap722" style:family="text" style:parent-style-name="WW8Dropcap4056"/>
    <style:style style:name="WW-WW8Dropcap723" style:family="text" style:parent-style-name="WW8Dropcap4056"/>
    <style:style style:name="WW-WW8Dropcap724" style:family="text" style:parent-style-name="WW8Dropcap4056"/>
    <style:style style:name="WW-WW8Dropcap725" style:family="text" style:parent-style-name="WW8Dropcap4056"/>
    <style:style style:name="WW-WW8Dropcap726" style:family="text" style:parent-style-name="WW8Dropcap4056"/>
    <style:style style:name="WW-WW8Dropcap727" style:family="text" style:parent-style-name="WW8Dropcap4056"/>
    <style:style style:name="WW-WW8Dropcap728" style:family="text" style:parent-style-name="WW8Dropcap4056"/>
    <style:style style:name="WW-WW8Dropcap729" style:family="text" style:parent-style-name="WW8Dropcap4056"/>
    <style:style style:name="WW-WW8Dropcap730" style:family="text" style:parent-style-name="WW8Dropcap4056"/>
    <style:style style:name="WW-WW8Dropcap731" style:family="text" style:parent-style-name="WW8Dropcap4056"/>
    <style:style style:name="WW-WW8Dropcap732" style:family="text" style:parent-style-name="WW8Dropcap4056"/>
    <style:style style:name="WW-WW8Dropcap733" style:family="text" style:parent-style-name="WW8Dropcap4056"/>
    <style:style style:name="WW-WW8Dropcap734" style:family="text" style:parent-style-name="WW8Dropcap4056"/>
    <style:style style:name="WW-WW8Dropcap735" style:family="text" style:parent-style-name="WW8Dropcap4056"/>
    <style:style style:name="WW-WW8Dropcap736" style:family="text" style:parent-style-name="WW8Dropcap4056"/>
    <style:style style:name="WW-WW8Dropcap737" style:family="text" style:parent-style-name="WW8Dropcap4056"/>
    <style:style style:name="WW-WW8Dropcap738" style:family="text" style:parent-style-name="WW8Dropcap4056"/>
    <style:style style:name="WW-WW8Dropcap739" style:family="text" style:parent-style-name="WW8Dropcap4056"/>
    <style:style style:name="WW-WW8Dropcap740" style:family="text" style:parent-style-name="WW8Dropcap4056"/>
    <style:style style:name="WW-WW8Dropcap741" style:family="text" style:parent-style-name="WW8Dropcap4056"/>
    <style:style style:name="WW-WW8Dropcap742" style:family="text" style:parent-style-name="WW8Dropcap4056"/>
    <style:style style:name="WW-WW8Dropcap743" style:family="text" style:parent-style-name="WW8Dropcap4056"/>
    <style:style style:name="WW-WW8Dropcap744" style:family="text" style:parent-style-name="WW8Dropcap4056"/>
    <style:style style:name="WW-WW8Dropcap745" style:family="text" style:parent-style-name="WW8Dropcap4056"/>
    <style:style style:name="WW-WW8Dropcap746" style:family="text" style:parent-style-name="WW8Dropcap4056"/>
    <style:style style:name="WW-WW8Dropcap747" style:family="text" style:parent-style-name="WW8Dropcap4056"/>
    <style:style style:name="WW-WW8Dropcap748" style:family="text" style:parent-style-name="WW8Dropcap4056"/>
    <style:style style:name="WW-WW8Dropcap749" style:family="text" style:parent-style-name="WW8Dropcap4056"/>
    <style:style style:name="WW-WW8Dropcap750" style:family="text" style:parent-style-name="WW8Dropcap4056"/>
    <style:style style:name="WW-WW8Dropcap751" style:family="text" style:parent-style-name="WW8Dropcap4056"/>
    <style:style style:name="WW-WW8Dropcap752" style:family="text" style:parent-style-name="WW8Dropcap4056"/>
    <style:style style:name="WW-WW8Dropcap753" style:family="text" style:parent-style-name="WW8Dropcap4056"/>
    <style:style style:name="WW-WW8Dropcap754" style:family="text" style:parent-style-name="WW8Dropcap4056"/>
    <style:style style:name="WW-WW8Dropcap755" style:family="text" style:parent-style-name="WW8Dropcap4056"/>
    <style:style style:name="WW-WW8Dropcap756" style:family="text" style:parent-style-name="WW8Dropcap4056"/>
    <style:style style:name="WW-WW8Dropcap757" style:family="text" style:parent-style-name="WW8Dropcap4056"/>
    <style:style style:name="WW-WW8Dropcap758" style:family="text" style:parent-style-name="WW8Dropcap4056"/>
    <style:style style:name="WW-WW8Dropcap759" style:family="text" style:parent-style-name="WW8Dropcap4056"/>
    <style:style style:name="WW-WW8Dropcap760" style:family="text" style:parent-style-name="WW8Dropcap4056"/>
    <style:style style:name="WW-WW8Dropcap761" style:family="text" style:parent-style-name="WW8Dropcap4056"/>
    <style:style style:name="WW-WW8Dropcap762" style:family="text" style:parent-style-name="WW8Dropcap4056"/>
    <style:style style:name="WW-WW8Dropcap763" style:family="text" style:parent-style-name="WW8Dropcap4056"/>
    <style:style style:name="WW-WW8Dropcap764" style:family="text" style:parent-style-name="WW8Dropcap4056"/>
    <style:style style:name="WW-WW8Dropcap765" style:family="text" style:parent-style-name="WW8Dropcap4056"/>
    <style:style style:name="WW-WW8Dropcap766" style:family="text" style:parent-style-name="WW8Dropcap4056"/>
    <style:style style:name="WW-WW8Dropcap767" style:family="text" style:parent-style-name="WW8Dropcap4056"/>
    <style:style style:name="WW-WW8Dropcap768" style:family="text" style:parent-style-name="WW8Dropcap4056"/>
    <style:style style:name="WW-WW8Dropcap769" style:family="text" style:parent-style-name="WW8Dropcap4056"/>
    <style:style style:name="WW-WW8Dropcap770" style:family="text" style:parent-style-name="WW8Dropcap4056"/>
    <style:style style:name="WW-WW8Dropcap771" style:family="text" style:parent-style-name="WW8Dropcap4056"/>
    <style:style style:name="WW-WW8Dropcap772" style:family="text" style:parent-style-name="WW8Dropcap4056"/>
    <style:style style:name="WW-WW8Dropcap773" style:family="text" style:parent-style-name="WW8Dropcap4056"/>
    <style:style style:name="WW-WW8Dropcap774" style:family="text" style:parent-style-name="WW8Dropcap4056"/>
    <style:style style:name="WW-WW8Dropcap775" style:family="text" style:parent-style-name="WW8Dropcap4056"/>
    <style:style style:name="WW-WW8Dropcap776" style:family="text" style:parent-style-name="WW8Dropcap4056"/>
    <style:style style:name="WW-WW8Dropcap777" style:family="text" style:parent-style-name="WW8Dropcap4056"/>
    <style:style style:name="WW-WW8Dropcap778" style:family="text" style:parent-style-name="WW8Dropcap4056"/>
    <style:style style:name="WW-WW8Dropcap779" style:family="text" style:parent-style-name="WW8Dropcap4056"/>
    <style:style style:name="WW-WW8Dropcap780" style:family="text" style:parent-style-name="WW8Dropcap4056"/>
    <style:style style:name="WW-WW8Dropcap781" style:family="text" style:parent-style-name="WW8Dropcap4056"/>
    <style:style style:name="WW-WW8Dropcap782" style:family="text" style:parent-style-name="WW8Dropcap4056"/>
    <style:style style:name="WW-WW8Dropcap783" style:family="text" style:parent-style-name="WW8Dropcap4056"/>
    <style:style style:name="WW-WW8Dropcap784" style:family="text" style:parent-style-name="WW8Dropcap4056"/>
    <style:style style:name="WW-WW8Dropcap785" style:family="text" style:parent-style-name="WW8Dropcap4056"/>
    <style:style style:name="WW-WW8Dropcap786" style:family="text" style:parent-style-name="WW8Dropcap4056"/>
    <style:style style:name="WW-WW8Dropcap787" style:family="text" style:parent-style-name="WW8Dropcap4056"/>
    <style:style style:name="WW-WW8Dropcap788" style:family="text" style:parent-style-name="WW8Dropcap4056"/>
    <style:style style:name="WW-WW8Dropcap789" style:family="text" style:parent-style-name="WW8Dropcap4056"/>
    <style:style style:name="WW-WW8Dropcap790" style:family="text" style:parent-style-name="WW8Dropcap4056"/>
    <style:style style:name="WW-WW8Dropcap791" style:family="text" style:parent-style-name="WW8Dropcap4056"/>
    <style:style style:name="WW-WW8Dropcap792" style:family="text" style:parent-style-name="WW8Dropcap4056"/>
    <style:style style:name="WW-WW8Dropcap793" style:family="text" style:parent-style-name="WW8Dropcap4056"/>
    <style:style style:name="WW-WW8Dropcap794" style:family="text" style:parent-style-name="WW8Dropcap4056"/>
    <style:style style:name="WW-WW8Dropcap795" style:family="text" style:parent-style-name="WW8Dropcap4056"/>
    <style:style style:name="WW-WW8Dropcap796" style:family="text" style:parent-style-name="WW8Dropcap4056"/>
    <style:style style:name="WW-WW8Dropcap797" style:family="text" style:parent-style-name="WW8Dropcap4056"/>
    <style:style style:name="WW-WW8Dropcap798" style:family="text" style:parent-style-name="WW8Dropcap4056"/>
    <style:style style:name="WW-WW8Dropcap799" style:family="text" style:parent-style-name="WW8Dropcap4056"/>
    <style:style style:name="WW-WW8Dropcap800" style:family="text" style:parent-style-name="WW8Dropcap4056"/>
    <style:style style:name="WW-WW8Dropcap801" style:family="text" style:parent-style-name="WW8Dropcap4056"/>
    <style:style style:name="WW-WW8Dropcap802" style:family="text" style:parent-style-name="WW8Dropcap4056"/>
    <style:style style:name="WW-WW8Dropcap803" style:family="text" style:parent-style-name="WW8Dropcap4056"/>
    <style:style style:name="WW-WW8Dropcap804" style:family="text" style:parent-style-name="WW8Dropcap4056"/>
    <style:style style:name="WW-WW8Dropcap805" style:family="text" style:parent-style-name="WW8Dropcap4056"/>
    <style:style style:name="WW-WW8Dropcap806" style:family="text" style:parent-style-name="WW8Dropcap4056"/>
    <style:style style:name="WW-WW8Dropcap807" style:family="text" style:parent-style-name="WW8Dropcap4056"/>
    <style:style style:name="WW-WW8Dropcap808" style:family="text" style:parent-style-name="WW8Dropcap4056"/>
    <style:style style:name="WW-WW8Dropcap809" style:family="text" style:parent-style-name="WW8Dropcap4056"/>
    <style:style style:name="WW-WW8Dropcap810" style:family="text" style:parent-style-name="WW8Dropcap4056"/>
    <style:style style:name="WW-WW8Dropcap811" style:family="text" style:parent-style-name="WW8Dropcap4056"/>
    <style:style style:name="WW-WW8Dropcap812" style:family="text" style:parent-style-name="WW8Dropcap4056"/>
    <style:style style:name="WW-WW8Dropcap813" style:family="text" style:parent-style-name="WW8Dropcap4056"/>
    <style:style style:name="WW-WW8Dropcap814" style:family="text" style:parent-style-name="WW8Dropcap4056"/>
    <style:style style:name="WW-WW8Dropcap815" style:family="text" style:parent-style-name="WW8Dropcap4056"/>
    <style:style style:name="WW-WW8Dropcap816" style:family="text" style:parent-style-name="WW8Dropcap4056"/>
    <style:style style:name="WW-WW8Dropcap817" style:family="text" style:parent-style-name="WW8Dropcap4056"/>
    <style:style style:name="WW-WW8Dropcap818" style:family="text" style:parent-style-name="WW8Dropcap4056"/>
    <style:style style:name="WW-WW8Dropcap819" style:family="text" style:parent-style-name="WW8Dropcap4056"/>
    <style:style style:name="WW-WW8Dropcap820" style:family="text" style:parent-style-name="WW8Dropcap4056"/>
    <style:style style:name="WW-WW8Dropcap821" style:family="text" style:parent-style-name="WW8Dropcap4056"/>
    <style:style style:name="WW-WW8Dropcap822" style:family="text" style:parent-style-name="WW8Dropcap4056"/>
    <style:style style:name="WW-WW8Dropcap823" style:family="text" style:parent-style-name="WW8Dropcap4056"/>
    <style:style style:name="WW-WW8Dropcap824" style:family="text" style:parent-style-name="WW8Dropcap4056"/>
    <style:style style:name="WW-WW8Dropcap825" style:family="text" style:parent-style-name="WW8Dropcap4056"/>
    <style:style style:name="WW-WW8Dropcap826" style:family="text" style:parent-style-name="WW8Dropcap4056"/>
    <style:style style:name="WW-WW8Dropcap827" style:family="text" style:parent-style-name="WW8Dropcap4056"/>
    <style:style style:name="WW-WW8Dropcap828" style:family="text" style:parent-style-name="WW8Dropcap4056"/>
    <style:style style:name="WW-WW8Dropcap829" style:family="text" style:parent-style-name="WW8Dropcap4056"/>
    <style:style style:name="WW-WW8Dropcap830" style:family="text" style:parent-style-name="WW8Dropcap4056"/>
    <style:style style:name="WW-WW8Dropcap831" style:family="text" style:parent-style-name="WW8Dropcap4056"/>
    <style:style style:name="WW-WW8Dropcap832" style:family="text" style:parent-style-name="WW8Dropcap4056"/>
    <style:style style:name="WW-WW8Dropcap833" style:family="text" style:parent-style-name="WW8Dropcap4056"/>
    <style:style style:name="WW-WW8Dropcap834" style:family="text" style:parent-style-name="WW8Dropcap4056"/>
    <style:style style:name="WW-WW8Dropcap835" style:family="text" style:parent-style-name="WW8Dropcap4056"/>
    <style:style style:name="WW-WW8Dropcap836" style:family="text" style:parent-style-name="WW8Dropcap4056"/>
    <style:style style:name="WW-WW8Dropcap837" style:family="text" style:parent-style-name="WW8Dropcap4056"/>
    <style:style style:name="WW-WW8Dropcap838" style:family="text" style:parent-style-name="WW8Dropcap4056"/>
    <style:style style:name="WW-WW8Dropcap839" style:family="text" style:parent-style-name="WW8Dropcap4056"/>
    <style:style style:name="WW-WW8Dropcap840" style:family="text" style:parent-style-name="WW8Dropcap4056"/>
    <style:style style:name="WW-WW8Dropcap841" style:family="text" style:parent-style-name="WW8Dropcap4056"/>
    <style:style style:name="WW-WW8Dropcap842" style:family="text" style:parent-style-name="WW8Dropcap4056"/>
    <style:style style:name="WW-WW8Dropcap843" style:family="text" style:parent-style-name="WW8Dropcap4056"/>
    <style:style style:name="WW-WW8Dropcap844" style:family="text" style:parent-style-name="WW8Dropcap4056"/>
    <style:style style:name="WW-WW8Dropcap845" style:family="text" style:parent-style-name="WW8Dropcap4056"/>
    <style:style style:name="WW-WW8Dropcap846" style:family="text" style:parent-style-name="WW8Dropcap4056"/>
    <style:style style:name="WW-WW8Dropcap847" style:family="text" style:parent-style-name="WW8Dropcap4056"/>
    <style:style style:name="WW-WW8Dropcap848" style:family="text" style:parent-style-name="WW8Dropcap4056"/>
    <style:style style:name="WW-WW8Dropcap849" style:family="text" style:parent-style-name="WW8Dropcap4056"/>
    <style:style style:name="WW-WW8Dropcap850" style:family="text" style:parent-style-name="WW8Dropcap4056"/>
    <style:style style:name="WW-WW8Dropcap851" style:family="text" style:parent-style-name="WW8Dropcap4056"/>
    <style:style style:name="WW-WW8Dropcap852" style:family="text" style:parent-style-name="WW8Dropcap4056"/>
    <style:style style:name="WW-WW8Dropcap853" style:family="text" style:parent-style-name="WW8Dropcap4056"/>
    <style:style style:name="WW-WW8Dropcap854" style:family="text" style:parent-style-name="WW8Dropcap4056"/>
    <style:style style:name="WW-WW8Dropcap855" style:family="text" style:parent-style-name="WW8Dropcap4056"/>
    <style:style style:name="WW-WW8Dropcap856" style:family="text" style:parent-style-name="WW8Dropcap4056"/>
    <style:style style:name="WW-WW8Dropcap857" style:family="text" style:parent-style-name="WW8Dropcap4056"/>
    <style:style style:name="WW-WW8Dropcap858" style:family="text" style:parent-style-name="WW8Dropcap4056"/>
    <style:style style:name="WW-WW8Dropcap859" style:family="text" style:parent-style-name="WW8Dropcap4056"/>
    <style:style style:name="WW-WW8Dropcap860" style:family="text" style:parent-style-name="WW8Dropcap4056"/>
    <style:style style:name="WW-WW8Dropcap861" style:family="text" style:parent-style-name="WW8Dropcap4056"/>
    <style:style style:name="WW-WW8Dropcap862" style:family="text" style:parent-style-name="WW8Dropcap4056"/>
    <style:style style:name="WW-WW8Dropcap863" style:family="text" style:parent-style-name="WW8Dropcap4056"/>
    <style:style style:name="WW-WW8Dropcap864" style:family="text" style:parent-style-name="WW8Dropcap4056"/>
    <style:style style:name="WW-WW8Dropcap865" style:family="text" style:parent-style-name="WW8Dropcap4056"/>
    <style:style style:name="WW-WW8Dropcap866" style:family="text" style:parent-style-name="WW8Dropcap4056"/>
    <style:style style:name="WW-WW8Dropcap867" style:family="text" style:parent-style-name="WW8Dropcap4056"/>
    <style:style style:name="WW-WW8Dropcap868" style:family="text" style:parent-style-name="WW8Dropcap4056"/>
    <style:style style:name="WW-WW8Dropcap869" style:family="text" style:parent-style-name="WW8Dropcap4056"/>
    <style:style style:name="WW-WW8Dropcap870" style:family="text" style:parent-style-name="WW8Dropcap4056"/>
    <style:style style:name="WW-WW8Dropcap871" style:family="text" style:parent-style-name="WW8Dropcap4056"/>
    <style:style style:name="WW-WW8Dropcap872" style:family="text" style:parent-style-name="WW8Dropcap4056"/>
    <style:style style:name="WW-WW8Dropcap873" style:family="text" style:parent-style-name="WW8Dropcap4056"/>
    <style:style style:name="WW-WW8Dropcap874" style:family="text" style:parent-style-name="WW8Dropcap4056"/>
    <style:style style:name="WW-WW8Dropcap875" style:family="text" style:parent-style-name="WW8Dropcap4056"/>
    <style:style style:name="WW-WW8Dropcap876" style:family="text" style:parent-style-name="WW8Dropcap4056"/>
    <style:style style:name="WW-WW8Dropcap877" style:family="text" style:parent-style-name="WW8Dropcap4056"/>
    <style:style style:name="WW-WW8Dropcap878" style:family="text" style:parent-style-name="WW8Dropcap4056"/>
    <style:style style:name="WW-WW8Dropcap879" style:family="text" style:parent-style-name="WW8Dropcap4056"/>
    <style:style style:name="WW-WW8Dropcap880" style:family="text" style:parent-style-name="WW8Dropcap4056"/>
    <style:style style:name="WW-WW8Dropcap881" style:family="text" style:parent-style-name="WW8Dropcap4056"/>
    <style:style style:name="WW-WW8Dropcap882" style:family="text" style:parent-style-name="WW8Dropcap4056"/>
    <style:style style:name="WW-WW8Dropcap883" style:family="text" style:parent-style-name="WW8Dropcap4056"/>
    <style:style style:name="WW-WW8Dropcap884" style:family="text" style:parent-style-name="WW8Dropcap4056"/>
    <style:style style:name="WW-WW8Dropcap885" style:family="text" style:parent-style-name="WW8Dropcap4056"/>
    <style:style style:name="WW-WW8Dropcap886" style:family="text" style:parent-style-name="WW8Dropcap4056"/>
    <style:style style:name="WW-WW8Dropcap887" style:family="text" style:parent-style-name="WW8Dropcap4056"/>
    <style:style style:name="WW-WW8Dropcap888" style:family="text" style:parent-style-name="WW8Dropcap4056"/>
    <style:style style:name="WW-WW8Dropcap889" style:family="text" style:parent-style-name="WW8Dropcap4056"/>
    <style:style style:name="WW-WW8Dropcap890" style:family="text" style:parent-style-name="WW8Dropcap4056"/>
    <style:style style:name="WW-WW8Dropcap891" style:family="text" style:parent-style-name="WW8Dropcap4056"/>
    <style:style style:name="WW-WW8Dropcap892" style:family="text" style:parent-style-name="WW8Dropcap4056"/>
    <style:style style:name="WW-WW8Dropcap893" style:family="text" style:parent-style-name="WW8Dropcap4056"/>
    <style:style style:name="WW-WW8Dropcap894" style:family="text" style:parent-style-name="WW8Dropcap4056"/>
    <style:style style:name="WW-WW8Dropcap895" style:family="text" style:parent-style-name="WW8Dropcap4056"/>
    <style:style style:name="WW-WW8Dropcap896" style:family="text" style:parent-style-name="WW8Dropcap4056"/>
    <style:style style:name="WW-WW8Dropcap897" style:family="text" style:parent-style-name="WW8Dropcap4056"/>
    <style:style style:name="WW-WW8Dropcap898" style:family="text" style:parent-style-name="WW8Dropcap4056"/>
    <style:style style:name="WW-WW8Dropcap899" style:family="text" style:parent-style-name="WW8Dropcap4056"/>
    <style:style style:name="WW-WW8Dropcap900" style:family="text" style:parent-style-name="WW8Dropcap4056"/>
    <style:style style:name="WW-WW8Dropcap901" style:family="text" style:parent-style-name="WW8Dropcap4056"/>
    <style:style style:name="WW-WW8Dropcap902" style:family="text" style:parent-style-name="WW8Dropcap4056"/>
    <style:style style:name="WW-WW8Dropcap903" style:family="text" style:parent-style-name="WW8Dropcap4056"/>
    <style:style style:name="WW-WW8Dropcap904" style:family="text" style:parent-style-name="WW8Dropcap4056"/>
    <style:style style:name="WW-WW8Dropcap905" style:family="text" style:parent-style-name="WW8Dropcap4056"/>
    <style:style style:name="WW-WW8Dropcap906" style:family="text" style:parent-style-name="WW8Dropcap4056"/>
    <style:style style:name="WW-WW8Dropcap907" style:family="text" style:parent-style-name="WW8Dropcap4056"/>
    <style:style style:name="WW-WW8Dropcap908" style:family="text" style:parent-style-name="WW8Dropcap4056"/>
    <style:style style:name="WW-WW8Dropcap909" style:family="text" style:parent-style-name="WW8Dropcap4056"/>
    <style:style style:name="WW-WW8Dropcap910" style:family="text" style:parent-style-name="WW8Dropcap4056"/>
    <style:style style:name="WW-WW8Dropcap911" style:family="text" style:parent-style-name="WW8Dropcap4056"/>
    <style:style style:name="WW-WW8Dropcap912" style:family="text" style:parent-style-name="WW8Dropcap4056"/>
    <style:style style:name="WW-WW8Dropcap913" style:family="text" style:parent-style-name="WW8Dropcap4056"/>
    <style:style style:name="WW-WW8Dropcap914" style:family="text" style:parent-style-name="WW8Dropcap4056"/>
    <style:style style:name="WW-WW8Dropcap915" style:family="text" style:parent-style-name="WW8Dropcap4056"/>
    <style:style style:name="WW-WW8Dropcap916" style:family="text" style:parent-style-name="WW8Dropcap4056"/>
    <style:style style:name="WW-WW8Dropcap917" style:family="text" style:parent-style-name="WW8Dropcap4056"/>
    <style:style style:name="WW-WW8Dropcap918" style:family="text" style:parent-style-name="WW8Dropcap4056"/>
    <style:style style:name="WW-WW8Dropcap919" style:family="text" style:parent-style-name="WW8Dropcap4056"/>
    <style:style style:name="WW-WW8Dropcap920" style:family="text" style:parent-style-name="WW8Dropcap4056"/>
    <style:style style:name="WW-WW8Dropcap921" style:family="text" style:parent-style-name="WW8Dropcap4056"/>
    <style:style style:name="WW-WW8Dropcap922" style:family="text" style:parent-style-name="WW8Dropcap4056"/>
    <style:style style:name="WW-WW8Dropcap923" style:family="text" style:parent-style-name="WW8Dropcap4056"/>
    <style:style style:name="WW-WW8Dropcap924" style:family="text" style:parent-style-name="WW8Dropcap4056"/>
    <style:style style:name="WW-WW8Dropcap925" style:family="text" style:parent-style-name="WW8Dropcap4056"/>
    <style:style style:name="WW-WW8Dropcap926" style:family="text" style:parent-style-name="WW8Dropcap4056"/>
    <style:style style:name="WW-WW8Dropcap927" style:family="text" style:parent-style-name="WW8Dropcap4056"/>
    <style:style style:name="WW-WW8Dropcap928" style:family="text" style:parent-style-name="WW8Dropcap4056"/>
    <style:style style:name="WW-WW8Dropcap929" style:family="text" style:parent-style-name="WW8Dropcap4056"/>
    <style:style style:name="WW-WW8Dropcap930" style:family="text" style:parent-style-name="WW8Dropcap4056"/>
    <style:style style:name="WW-WW8Dropcap931" style:family="text" style:parent-style-name="WW8Dropcap4056"/>
    <style:style style:name="WW-WW8Dropcap932" style:family="text" style:parent-style-name="WW8Dropcap4056"/>
    <style:style style:name="WW-WW8Dropcap933" style:family="text" style:parent-style-name="WW8Dropcap4056"/>
    <style:style style:name="WW-WW8Dropcap934" style:family="text" style:parent-style-name="WW8Dropcap4056"/>
    <style:style style:name="WW-WW8Dropcap935" style:family="text" style:parent-style-name="WW8Dropcap4056"/>
    <style:style style:name="WW-WW8Dropcap936" style:family="text" style:parent-style-name="WW8Dropcap4056"/>
    <style:style style:name="WW-WW8Dropcap937" style:family="text" style:parent-style-name="WW8Dropcap4056"/>
    <style:style style:name="WW-WW8Dropcap938" style:family="text" style:parent-style-name="WW8Dropcap4056"/>
    <style:style style:name="WW-WW8Dropcap939" style:family="text" style:parent-style-name="WW8Dropcap4056"/>
    <style:style style:name="WW-WW8Dropcap940" style:family="text" style:parent-style-name="WW8Dropcap4056"/>
    <style:style style:name="WW-WW8Dropcap941" style:family="text" style:parent-style-name="WW8Dropcap4056"/>
    <style:style style:name="WW-WW8Dropcap942" style:family="text" style:parent-style-name="WW8Dropcap4056"/>
    <style:style style:name="WW-WW8Dropcap943" style:family="text" style:parent-style-name="WW8Dropcap4056"/>
    <style:style style:name="WW-WW8Dropcap944" style:family="text" style:parent-style-name="WW8Dropcap4056"/>
    <style:style style:name="WW-WW8Dropcap945" style:family="text" style:parent-style-name="WW8Dropcap4056"/>
    <style:style style:name="WW-WW8Dropcap946" style:family="text" style:parent-style-name="WW8Dropcap4056"/>
    <style:style style:name="WW-WW8Dropcap947" style:family="text" style:parent-style-name="WW8Dropcap4056"/>
    <style:style style:name="WW-WW8Dropcap948" style:family="text" style:parent-style-name="WW8Dropcap4056"/>
    <style:style style:name="WW-WW8Dropcap949" style:family="text" style:parent-style-name="WW8Dropcap4056"/>
    <style:style style:name="WW-WW8Dropcap950" style:family="text" style:parent-style-name="WW8Dropcap4056"/>
    <style:style style:name="WW-WW8Dropcap951" style:family="text" style:parent-style-name="WW8Dropcap4056"/>
    <style:style style:name="WW-WW8Dropcap952" style:family="text" style:parent-style-name="WW8Dropcap4056"/>
    <style:style style:name="WW-WW8Dropcap953" style:family="text" style:parent-style-name="WW8Dropcap4056"/>
    <style:style style:name="WW-WW8Dropcap954" style:family="text" style:parent-style-name="WW8Dropcap4056"/>
    <style:style style:name="WW-WW8Dropcap955" style:family="text" style:parent-style-name="WW8Dropcap4056"/>
    <style:style style:name="WW-WW8Dropcap956" style:family="text" style:parent-style-name="WW8Dropcap4056"/>
    <style:style style:name="WW-WW8Dropcap957" style:family="text" style:parent-style-name="WW8Dropcap4056"/>
    <style:style style:name="WW-WW8Dropcap958" style:family="text" style:parent-style-name="WW8Dropcap4056"/>
    <style:style style:name="WW-WW8Dropcap959" style:family="text" style:parent-style-name="WW8Dropcap4056"/>
    <style:style style:name="WW-WW8Dropcap960" style:family="text" style:parent-style-name="WW8Dropcap4056"/>
    <style:style style:name="WW-WW8Dropcap961" style:family="text" style:parent-style-name="WW8Dropcap4056"/>
    <style:style style:name="WW-WW8Dropcap962" style:family="text" style:parent-style-name="WW8Dropcap4056"/>
    <style:style style:name="WW-WW8Dropcap963" style:family="text" style:parent-style-name="WW8Dropcap4056"/>
    <style:style style:name="WW-WW8Dropcap964" style:family="text" style:parent-style-name="WW8Dropcap4056"/>
    <style:style style:name="WW-WW8Dropcap965" style:family="text" style:parent-style-name="WW8Dropcap4056"/>
    <style:style style:name="WW-WW8Dropcap966" style:family="text" style:parent-style-name="WW8Dropcap4056"/>
    <style:style style:name="WW-WW8Dropcap967" style:family="text" style:parent-style-name="WW8Dropcap4056"/>
    <style:style style:name="WW-WW8Dropcap968" style:family="text" style:parent-style-name="WW8Dropcap4056"/>
    <style:style style:name="WW-WW8Dropcap969" style:family="text" style:parent-style-name="WW8Dropcap4056"/>
    <style:style style:name="WW-WW8Dropcap970" style:family="text" style:parent-style-name="WW8Dropcap4056"/>
    <style:style style:name="WW-WW8Dropcap971" style:family="text" style:parent-style-name="WW8Dropcap4056"/>
    <style:style style:name="WW-WW8Dropcap972" style:family="text" style:parent-style-name="WW8Dropcap4056"/>
    <style:style style:name="WW-WW8Dropcap973" style:family="text" style:parent-style-name="WW8Dropcap4056"/>
    <style:style style:name="WW-WW8Dropcap974" style:family="text" style:parent-style-name="WW8Dropcap4056"/>
    <style:style style:name="WW-WW8Dropcap975" style:family="text" style:parent-style-name="WW8Dropcap4056"/>
    <style:style style:name="WW-WW8Dropcap976" style:family="text" style:parent-style-name="WW8Dropcap4056"/>
    <style:style style:name="WW-WW8Dropcap977" style:family="text" style:parent-style-name="WW8Dropcap4056"/>
    <style:style style:name="WW-WW8Dropcap978" style:family="text" style:parent-style-name="WW8Dropcap4056"/>
    <style:style style:name="WW-WW8Dropcap979" style:family="text" style:parent-style-name="WW8Dropcap4056"/>
    <style:style style:name="WW-WW8Dropcap980" style:family="text" style:parent-style-name="WW8Dropcap4056"/>
    <style:style style:name="WW-WW8Dropcap981" style:family="text" style:parent-style-name="WW8Dropcap4056"/>
    <style:style style:name="WW-WW8Dropcap982" style:family="text" style:parent-style-name="WW8Dropcap4056"/>
    <style:style style:name="WW-WW8Dropcap983" style:family="text" style:parent-style-name="WW8Dropcap4056"/>
    <style:style style:name="WW-WW8Dropcap984" style:family="text" style:parent-style-name="WW8Dropcap4056"/>
    <style:style style:name="WW-WW8Dropcap985" style:family="text" style:parent-style-name="WW8Dropcap4056"/>
    <style:style style:name="WW-WW8Dropcap986" style:family="text" style:parent-style-name="WW8Dropcap4056"/>
    <style:style style:name="WW-WW8Dropcap987" style:family="text" style:parent-style-name="WW8Dropcap4056"/>
    <style:style style:name="WW-WW8Dropcap988" style:family="text" style:parent-style-name="WW8Dropcap4056"/>
    <style:style style:name="WW-WW8Dropcap989" style:family="text" style:parent-style-name="WW8Dropcap4056"/>
    <style:style style:name="WW-WW8Dropcap990" style:family="text" style:parent-style-name="WW8Dropcap4056"/>
    <style:style style:name="WW-WW8Dropcap991" style:family="text" style:parent-style-name="WW8Dropcap4056"/>
    <style:style style:name="WW-WW8Dropcap992" style:family="text" style:parent-style-name="WW8Dropcap4056"/>
    <style:style style:name="WW-WW8Dropcap993" style:family="text" style:parent-style-name="WW8Dropcap4056"/>
    <style:style style:name="WW-WW8Dropcap994" style:family="text" style:parent-style-name="WW8Dropcap4056"/>
    <style:style style:name="WW-WW8Dropcap995" style:family="text" style:parent-style-name="WW8Dropcap4056"/>
    <style:style style:name="WW-WW8Dropcap996" style:family="text" style:parent-style-name="WW8Dropcap4056"/>
    <style:style style:name="WW-WW8Dropcap997" style:family="text" style:parent-style-name="WW8Dropcap4056"/>
    <style:style style:name="WW-WW8Dropcap998" style:family="text" style:parent-style-name="WW8Dropcap4056"/>
    <style:style style:name="WW-WW8Dropcap999" style:family="text" style:parent-style-name="WW8Dropcap4056"/>
    <style:style style:name="WW-WW8Dropcap1000" style:family="text" style:parent-style-name="WW8Dropcap4056"/>
    <style:style style:name="WW-WW8Dropcap1001" style:family="text" style:parent-style-name="WW8Dropcap4056"/>
    <style:style style:name="WW-WW8Dropcap1002" style:family="text" style:parent-style-name="WW8Dropcap4056"/>
    <style:style style:name="WW-WW8Dropcap1003" style:family="text" style:parent-style-name="WW8Dropcap4056"/>
    <style:style style:name="WW-WW8Dropcap1004" style:family="text" style:parent-style-name="WW8Dropcap4056"/>
    <style:style style:name="WW-WW8Dropcap1005" style:family="text" style:parent-style-name="WW8Dropcap4056"/>
    <style:style style:name="WW-WW8Dropcap1006" style:family="text" style:parent-style-name="WW8Dropcap4056"/>
    <style:style style:name="WW-WW8Dropcap1007" style:family="text" style:parent-style-name="WW8Dropcap4056"/>
    <style:style style:name="WW-WW8Dropcap1008" style:family="text" style:parent-style-name="WW8Dropcap4056"/>
    <style:style style:name="WW-WW8Dropcap1009" style:family="text" style:parent-style-name="WW8Dropcap4056"/>
    <style:style style:name="WW-WW8Dropcap1010" style:family="text" style:parent-style-name="WW8Dropcap4056"/>
    <style:style style:name="WW-WW8Dropcap1011" style:family="text" style:parent-style-name="WW8Dropcap4056"/>
    <style:style style:name="WW-WW8Dropcap1012" style:family="text" style:parent-style-name="WW8Dropcap4056"/>
    <style:style style:name="WW-WW8Dropcap1013" style:family="text" style:parent-style-name="WW8Dropcap4056"/>
    <style:style style:name="WW-WW8Dropcap1014" style:family="text" style:parent-style-name="WW8Dropcap4056"/>
    <style:style style:name="WW-WW8Dropcap1015" style:family="text" style:parent-style-name="WW8Dropcap4056"/>
    <style:style style:name="WW-WW8Dropcap1016" style:family="text" style:parent-style-name="WW8Dropcap4056"/>
    <style:style style:name="WW-WW8Dropcap1017" style:family="text" style:parent-style-name="WW8Dropcap4056"/>
    <style:style style:name="WW-WW8Dropcap1018" style:family="text" style:parent-style-name="WW8Dropcap4056"/>
    <style:style style:name="WW-WW8Dropcap1019" style:family="text" style:parent-style-name="WW8Dropcap4056"/>
    <style:style style:name="WW-WW8Dropcap1020" style:family="text" style:parent-style-name="WW8Dropcap4056"/>
    <style:style style:name="WW-WW8Dropcap1021" style:family="text" style:parent-style-name="WW8Dropcap4056"/>
    <style:style style:name="WW-WW8Dropcap1022" style:family="text" style:parent-style-name="WW8Dropcap4056"/>
    <style:style style:name="WW-WW8Dropcap1023" style:family="text" style:parent-style-name="WW8Dropcap4056"/>
    <style:style style:name="WW-WW8Dropcap1024" style:family="text" style:parent-style-name="WW8Dropcap4056"/>
    <style:style style:name="WW-WW8Dropcap1025" style:family="text" style:parent-style-name="WW8Dropcap4056"/>
    <style:style style:name="WW-WW8Dropcap1026" style:family="text" style:parent-style-name="WW8Dropcap4056"/>
    <style:style style:name="WW-WW8Dropcap1027" style:family="text" style:parent-style-name="WW8Dropcap4056"/>
    <style:style style:name="WW-WW8Dropcap1028" style:family="text" style:parent-style-name="WW8Dropcap4056"/>
    <style:style style:name="WW-WW8Dropcap1029" style:family="text" style:parent-style-name="WW8Dropcap4056"/>
    <style:style style:name="WW-WW8Dropcap1030" style:family="text" style:parent-style-name="WW8Dropcap4056"/>
    <style:style style:name="WW-WW8Dropcap1031" style:family="text" style:parent-style-name="WW8Dropcap4056"/>
    <style:style style:name="WW-WW8Dropcap1032" style:family="text" style:parent-style-name="WW8Dropcap4056"/>
    <style:style style:name="WW-WW8Dropcap1033" style:family="text" style:parent-style-name="WW8Dropcap4056"/>
    <style:style style:name="WW-WW8Dropcap1034" style:family="text" style:parent-style-name="WW8Dropcap4056"/>
    <style:style style:name="WW-WW8Dropcap1035" style:family="text" style:parent-style-name="WW8Dropcap4056"/>
    <style:style style:name="WW-WW8Dropcap1036" style:family="text" style:parent-style-name="WW8Dropcap4056"/>
    <style:style style:name="WW-WW8Dropcap1037" style:family="text" style:parent-style-name="WW8Dropcap4056"/>
    <style:style style:name="WW-WW8Dropcap1038" style:family="text" style:parent-style-name="WW8Dropcap4056"/>
    <style:style style:name="WW-WW8Dropcap1039" style:family="text" style:parent-style-name="WW8Dropcap4056"/>
    <style:style style:name="WW-WW8Dropcap1040" style:family="text" style:parent-style-name="WW8Dropcap4056"/>
    <style:style style:name="WW-WW8Dropcap1041" style:family="text" style:parent-style-name="WW8Dropcap4056"/>
    <style:style style:name="WW-WW8Dropcap1042" style:family="text" style:parent-style-name="WW8Dropcap4056"/>
    <style:style style:name="WW-WW8Dropcap1043" style:family="text" style:parent-style-name="WW8Dropcap4056"/>
    <style:style style:name="WW-WW8Dropcap1044" style:family="text" style:parent-style-name="WW8Dropcap4056"/>
    <style:style style:name="WW-WW8Dropcap1045" style:family="text" style:parent-style-name="WW8Dropcap4056"/>
    <style:style style:name="WW-WW8Dropcap1046" style:family="text" style:parent-style-name="WW8Dropcap4056"/>
    <style:style style:name="WW-WW8Dropcap1047" style:family="text" style:parent-style-name="WW8Dropcap4056"/>
    <style:style style:name="WW-WW8Dropcap1048" style:family="text" style:parent-style-name="WW8Dropcap4056"/>
    <style:style style:name="WW-WW8Dropcap1049" style:family="text" style:parent-style-name="WW8Dropcap4056"/>
    <style:style style:name="WW-WW8Dropcap1050" style:family="text" style:parent-style-name="WW8Dropcap4056"/>
    <style:style style:name="WW-WW8Dropcap1051" style:family="text" style:parent-style-name="WW8Dropcap4056"/>
    <style:style style:name="WW-WW8Dropcap1052" style:family="text" style:parent-style-name="WW8Dropcap4056"/>
    <style:style style:name="WW-WW8Dropcap1053" style:family="text" style:parent-style-name="WW8Dropcap4056"/>
    <style:style style:name="WW-WW8Dropcap1054" style:family="text" style:parent-style-name="WW8Dropcap4056"/>
    <style:style style:name="WW-WW8Dropcap1055" style:family="text" style:parent-style-name="WW8Dropcap4056"/>
    <style:style style:name="WW-WW8Dropcap1056" style:family="text" style:parent-style-name="WW8Dropcap4056"/>
    <style:style style:name="WW-WW8Dropcap1057" style:family="text" style:parent-style-name="WW8Dropcap4056"/>
    <style:style style:name="WW-WW8Dropcap1058" style:family="text" style:parent-style-name="WW8Dropcap4056"/>
    <style:style style:name="WW-WW8Dropcap1059" style:family="text" style:parent-style-name="WW8Dropcap4056"/>
    <style:style style:name="WW-WW8Dropcap1060" style:family="text" style:parent-style-name="WW8Dropcap4056"/>
    <style:style style:name="WW-WW8Dropcap1061" style:family="text" style:parent-style-name="WW8Dropcap4056"/>
    <style:style style:name="WW-WW8Dropcap1062" style:family="text" style:parent-style-name="WW8Dropcap4056"/>
    <style:style style:name="WW-WW8Dropcap1063" style:family="text" style:parent-style-name="WW8Dropcap4056"/>
    <style:style style:name="WW-WW8Dropcap1064" style:family="text" style:parent-style-name="WW8Dropcap4056"/>
    <style:style style:name="WW-WW8Dropcap1065" style:family="text" style:parent-style-name="WW8Dropcap4056"/>
    <style:style style:name="WW-WW8Dropcap1066" style:family="text" style:parent-style-name="WW8Dropcap4056"/>
    <style:style style:name="WW-WW8Dropcap1067" style:family="text" style:parent-style-name="WW8Dropcap4056"/>
    <style:style style:name="WW-WW8Dropcap1068" style:family="text" style:parent-style-name="WW8Dropcap4056"/>
    <style:style style:name="WW-WW8Dropcap1069" style:family="text" style:parent-style-name="WW8Dropcap4056"/>
    <style:style style:name="WW-WW8Dropcap1070" style:family="text" style:parent-style-name="WW8Dropcap4056"/>
    <style:style style:name="WW-WW8Dropcap1071" style:family="text" style:parent-style-name="WW8Dropcap4056"/>
    <style:style style:name="WW-WW8Dropcap1072" style:family="text" style:parent-style-name="WW8Dropcap4056"/>
    <style:style style:name="WW-WW8Dropcap1073" style:family="text" style:parent-style-name="WW8Dropcap4056"/>
    <style:style style:name="WW-WW8Dropcap1074" style:family="text" style:parent-style-name="WW8Dropcap4056"/>
    <style:style style:name="WW-WW8Dropcap1075" style:family="text" style:parent-style-name="WW8Dropcap4056"/>
    <style:style style:name="WW-WW8Dropcap1076" style:family="text" style:parent-style-name="WW8Dropcap4056"/>
    <style:style style:name="WW-WW8Dropcap1077" style:family="text" style:parent-style-name="WW8Dropcap4056"/>
    <style:style style:name="WW-WW8Dropcap1078" style:family="text" style:parent-style-name="WW8Dropcap4056"/>
    <style:style style:name="WW-WW8Dropcap1079" style:family="text" style:parent-style-name="WW8Dropcap4056"/>
    <style:style style:name="WW-WW8Dropcap1080" style:family="text" style:parent-style-name="WW8Dropcap4056"/>
    <style:style style:name="WW-WW8Dropcap1081" style:family="text" style:parent-style-name="WW8Dropcap4056"/>
    <style:style style:name="WW-WW8Dropcap1082" style:family="text" style:parent-style-name="WW8Dropcap4056"/>
    <style:style style:name="WW-WW8Dropcap1083" style:family="text" style:parent-style-name="WW8Dropcap4056"/>
    <style:style style:name="WW-WW8Dropcap1084" style:family="text" style:parent-style-name="WW8Dropcap4056"/>
    <style:style style:name="WW-WW8Dropcap1085" style:family="text" style:parent-style-name="WW8Dropcap4056"/>
    <style:style style:name="WW-WW8Dropcap1086" style:family="text" style:parent-style-name="WW8Dropcap4056"/>
    <style:style style:name="WW-WW8Dropcap1087" style:family="text" style:parent-style-name="WW8Dropcap4056"/>
    <style:style style:name="WW-WW8Dropcap1088" style:family="text" style:parent-style-name="WW8Dropcap4056"/>
    <style:style style:name="WW-WW8Dropcap1089" style:family="text" style:parent-style-name="WW8Dropcap4056"/>
    <style:style style:name="WW-WW8Dropcap1090" style:family="text" style:parent-style-name="WW8Dropcap4056"/>
    <style:style style:name="WW-WW8Dropcap1091" style:family="text" style:parent-style-name="WW8Dropcap4056"/>
    <style:style style:name="WW-WW8Dropcap1092" style:family="text" style:parent-style-name="WW8Dropcap4056"/>
    <style:style style:name="WW-WW8Dropcap1093" style:family="text" style:parent-style-name="WW8Dropcap4056"/>
    <style:style style:name="WW-WW8Dropcap1094" style:family="text" style:parent-style-name="WW8Dropcap4056"/>
    <style:style style:name="WW-WW8Dropcap1095" style:family="text" style:parent-style-name="WW8Dropcap4056"/>
    <style:style style:name="WW-WW8Dropcap1096" style:family="text" style:parent-style-name="WW8Dropcap4056"/>
    <style:style style:name="WW-WW8Dropcap1097" style:family="text" style:parent-style-name="WW8Dropcap4056"/>
    <style:style style:name="WW-WW8Dropcap1098" style:family="text" style:parent-style-name="WW8Dropcap4056"/>
    <style:style style:name="WW-WW8Dropcap1099" style:family="text" style:parent-style-name="WW8Dropcap4056"/>
    <style:style style:name="WW-WW8Dropcap1100" style:family="text" style:parent-style-name="WW8Dropcap4056"/>
    <style:style style:name="WW-WW8Dropcap1101" style:family="text" style:parent-style-name="WW8Dropcap4056"/>
    <style:style style:name="WW-WW8Dropcap1102" style:family="text" style:parent-style-name="WW8Dropcap4056"/>
    <style:style style:name="WW-WW8Dropcap1103" style:family="text" style:parent-style-name="WW8Dropcap4056"/>
    <style:style style:name="WW-WW8Dropcap1104" style:family="text" style:parent-style-name="WW8Dropcap4056"/>
    <style:style style:name="WW-WW8Dropcap1105" style:family="text" style:parent-style-name="WW8Dropcap4056"/>
    <style:style style:name="WW-WW8Dropcap1106" style:family="text" style:parent-style-name="WW8Dropcap4056"/>
    <style:style style:name="WW-WW8Dropcap1107" style:family="text" style:parent-style-name="WW8Dropcap4056"/>
    <style:style style:name="WW-WW8Dropcap1108" style:family="text" style:parent-style-name="WW8Dropcap4056"/>
    <style:style style:name="WW-WW8Dropcap1109" style:family="text" style:parent-style-name="WW8Dropcap4056"/>
    <style:style style:name="WW-WW8Dropcap1110" style:family="text" style:parent-style-name="WW8Dropcap4056"/>
    <style:style style:name="WW-WW8Dropcap1111" style:family="text" style:parent-style-name="WW8Dropcap4056"/>
    <style:style style:name="WW-WW8Dropcap1112" style:family="text" style:parent-style-name="WW8Dropcap4056"/>
    <style:style style:name="WW-WW8Dropcap1113" style:family="text" style:parent-style-name="WW8Dropcap4056"/>
    <style:style style:name="WW-WW8Dropcap1114" style:family="text" style:parent-style-name="WW8Dropcap4056"/>
    <style:style style:name="WW-WW8Dropcap1115" style:family="text" style:parent-style-name="WW8Dropcap4056"/>
    <style:style style:name="WW-WW8Dropcap1116" style:family="text" style:parent-style-name="WW8Dropcap4056"/>
    <style:style style:name="WW-WW8Dropcap1117" style:family="text" style:parent-style-name="WW8Dropcap4056"/>
    <style:style style:name="WW-WW8Dropcap1118" style:family="text" style:parent-style-name="WW8Dropcap4056"/>
    <style:style style:name="WW-WW8Dropcap1119" style:family="text" style:parent-style-name="WW8Dropcap4056"/>
    <style:style style:name="WW-WW8Dropcap1120" style:family="text" style:parent-style-name="WW8Dropcap4056"/>
    <style:style style:name="WW-WW8Dropcap1121" style:family="text" style:parent-style-name="WW8Dropcap4056"/>
    <style:style style:name="WW-WW8Dropcap1122" style:family="text" style:parent-style-name="WW8Dropcap4056"/>
    <style:style style:name="WW-WW8Dropcap1123" style:family="text" style:parent-style-name="WW8Dropcap4056"/>
    <style:style style:name="WW-WW8Dropcap1124" style:family="text" style:parent-style-name="WW8Dropcap4056"/>
    <style:style style:name="WW-WW8Dropcap1125" style:family="text" style:parent-style-name="WW8Dropcap4056"/>
    <style:style style:name="WW-WW8Dropcap1126" style:family="text" style:parent-style-name="WW8Dropcap4056"/>
    <style:style style:name="WW-WW8Dropcap1127" style:family="text" style:parent-style-name="WW8Dropcap4056"/>
    <style:style style:name="WW-WW8Dropcap1128" style:family="text" style:parent-style-name="WW8Dropcap4056"/>
    <style:style style:name="WW-WW8Dropcap1129" style:family="text" style:parent-style-name="WW8Dropcap4056"/>
    <style:style style:name="WW-WW8Dropcap1130" style:family="text" style:parent-style-name="WW8Dropcap4056"/>
    <style:style style:name="WW-WW8Dropcap1131" style:family="text" style:parent-style-name="WW8Dropcap4056"/>
    <style:style style:name="WW-WW8Dropcap1132" style:family="text" style:parent-style-name="WW8Dropcap4056"/>
    <style:style style:name="WW-WW8Dropcap1133" style:family="text" style:parent-style-name="WW8Dropcap4056"/>
    <style:style style:name="WW-WW8Dropcap1134" style:family="text" style:parent-style-name="WW8Dropcap4056"/>
    <style:style style:name="WW-WW8Dropcap1135" style:family="text" style:parent-style-name="WW8Dropcap4056"/>
    <style:style style:name="WW-WW8Dropcap1136" style:family="text" style:parent-style-name="WW8Dropcap4056"/>
    <style:style style:name="WW-WW8Dropcap1137" style:family="text" style:parent-style-name="WW8Dropcap4056"/>
    <style:style style:name="WW-WW8Dropcap1138" style:family="text" style:parent-style-name="WW8Dropcap4056"/>
    <style:style style:name="WW-WW8Dropcap1139" style:family="text" style:parent-style-name="WW8Dropcap4056"/>
    <style:style style:name="WW-WW8Dropcap1140" style:family="text" style:parent-style-name="WW8Dropcap4056"/>
    <style:style style:name="WW-WW8Dropcap1141" style:family="text" style:parent-style-name="WW8Dropcap4056"/>
    <style:style style:name="WW-WW8Dropcap1142" style:family="text" style:parent-style-name="WW8Dropcap4056"/>
    <style:style style:name="WW-WW8Dropcap1143" style:family="text" style:parent-style-name="WW8Dropcap4056"/>
    <style:style style:name="WW-WW8Dropcap1144" style:family="text" style:parent-style-name="WW8Dropcap4056"/>
    <style:style style:name="WW-WW8Dropcap1145" style:family="text" style:parent-style-name="WW8Dropcap4056"/>
    <style:style style:name="WW-WW8Dropcap1146" style:family="text" style:parent-style-name="WW8Dropcap4056"/>
    <style:style style:name="WW-WW8Dropcap1147" style:family="text" style:parent-style-name="WW8Dropcap4056"/>
    <style:style style:name="WW-WW8Dropcap1148" style:family="text" style:parent-style-name="WW8Dropcap4056"/>
    <style:style style:name="WW-WW8Dropcap1149" style:family="text" style:parent-style-name="WW8Dropcap4056"/>
    <style:style style:name="WW-WW8Dropcap1150" style:family="text" style:parent-style-name="WW8Dropcap4056"/>
    <style:style style:name="WW-WW8Dropcap1151" style:family="text" style:parent-style-name="WW8Dropcap4056"/>
    <style:style style:name="WW-WW8Dropcap1152" style:family="text" style:parent-style-name="WW8Dropcap4056"/>
    <style:style style:name="WW-WW8Dropcap1153" style:family="text" style:parent-style-name="WW8Dropcap4056"/>
    <style:style style:name="WW-WW8Dropcap1154" style:family="text" style:parent-style-name="WW8Dropcap4056"/>
    <style:style style:name="WW-WW8Dropcap1155" style:family="text" style:parent-style-name="WW8Dropcap4056"/>
    <style:style style:name="WW-WW8Dropcap1156" style:family="text" style:parent-style-name="WW8Dropcap4056"/>
    <style:style style:name="WW-WW8Dropcap1157" style:family="text" style:parent-style-name="WW8Dropcap4056"/>
    <style:style style:name="WW-WW8Dropcap1158" style:family="text" style:parent-style-name="WW8Dropcap4056"/>
    <style:style style:name="WW-WW8Dropcap1159" style:family="text" style:parent-style-name="WW8Dropcap4056"/>
    <style:style style:name="WW-WW8Dropcap1160" style:family="text" style:parent-style-name="WW8Dropcap4056"/>
    <style:style style:name="WW-WW8Dropcap1161" style:family="text" style:parent-style-name="WW8Dropcap4056"/>
    <style:style style:name="WW-WW8Dropcap1162" style:family="text" style:parent-style-name="WW8Dropcap4056"/>
    <style:style style:name="WW-WW8Dropcap1163" style:family="text" style:parent-style-name="WW8Dropcap4056"/>
    <style:style style:name="WW-WW8Dropcap1164" style:family="text" style:parent-style-name="WW8Dropcap4056"/>
    <style:style style:name="WW-WW8Dropcap1165" style:family="text" style:parent-style-name="WW8Dropcap4056"/>
    <style:style style:name="WW-WW8Dropcap1166" style:family="text" style:parent-style-name="WW8Dropcap4056"/>
    <style:style style:name="WW-WW8Dropcap1167" style:family="text" style:parent-style-name="WW8Dropcap4056"/>
    <style:style style:name="WW-WW8Dropcap1168" style:family="text" style:parent-style-name="WW8Dropcap4056"/>
    <style:style style:name="WW-WW8Dropcap1169" style:family="text" style:parent-style-name="WW8Dropcap4056"/>
    <style:style style:name="WW-WW8Dropcap1170" style:family="text" style:parent-style-name="WW8Dropcap4056"/>
    <style:style style:name="WW-WW8Dropcap1171" style:family="text" style:parent-style-name="WW8Dropcap4056"/>
    <style:style style:name="WW-WW8Dropcap1172" style:family="text" style:parent-style-name="WW8Dropcap4056"/>
    <style:style style:name="WW-WW8Dropcap1173" style:family="text" style:parent-style-name="WW8Dropcap4056"/>
    <style:style style:name="WW-WW8Dropcap1174" style:family="text" style:parent-style-name="WW8Dropcap4056"/>
    <style:style style:name="WW-WW8Dropcap1175" style:family="text" style:parent-style-name="WW8Dropcap4056"/>
    <style:style style:name="WW-WW8Dropcap1176" style:family="text" style:parent-style-name="WW8Dropcap4056"/>
    <style:style style:name="WW-WW8Dropcap1177" style:family="text" style:parent-style-name="WW8Dropcap4056"/>
    <style:style style:name="WW-WW8Dropcap1178" style:family="text" style:parent-style-name="WW8Dropcap4056"/>
    <style:style style:name="WW-WW8Dropcap1179" style:family="text" style:parent-style-name="WW8Dropcap4056"/>
    <style:style style:name="WW-WW8Dropcap1180" style:family="text" style:parent-style-name="WW8Dropcap4056"/>
    <style:style style:name="WW-WW8Dropcap1181" style:family="text" style:parent-style-name="WW8Dropcap4056"/>
    <style:style style:name="WW-WW8Dropcap1182" style:family="text" style:parent-style-name="WW8Dropcap4056"/>
    <style:style style:name="WW-WW8Dropcap1183" style:family="text" style:parent-style-name="WW8Dropcap4056"/>
    <style:style style:name="WW-WW8Dropcap1184" style:family="text" style:parent-style-name="WW8Dropcap4056"/>
    <style:style style:name="WW-WW8Dropcap1185" style:family="text" style:parent-style-name="WW8Dropcap4056"/>
    <style:style style:name="WW-WW8Dropcap1186" style:family="text" style:parent-style-name="WW8Dropcap4056"/>
    <style:style style:name="WW-WW8Dropcap1187" style:family="text" style:parent-style-name="WW8Dropcap4056"/>
    <style:style style:name="WW-WW8Dropcap1188" style:family="text" style:parent-style-name="WW8Dropcap4056"/>
    <style:style style:name="WW-WW8Dropcap1189" style:family="text" style:parent-style-name="WW8Dropcap4056"/>
    <style:style style:name="WW-WW8Dropcap1190" style:family="text" style:parent-style-name="WW8Dropcap4056"/>
    <style:style style:name="WW-WW8Dropcap1191" style:family="text" style:parent-style-name="WW8Dropcap4056"/>
    <style:style style:name="WW-WW8Dropcap1192" style:family="text" style:parent-style-name="WW8Dropcap4056"/>
    <style:style style:name="WW-WW8Dropcap1193" style:family="text" style:parent-style-name="WW8Dropcap4056"/>
    <style:style style:name="WW-WW8Dropcap1194" style:family="text" style:parent-style-name="WW8Dropcap4056"/>
    <style:style style:name="WW-WW8Dropcap1195" style:family="text" style:parent-style-name="WW8Dropcap4056"/>
    <style:style style:name="WW-WW8Dropcap1196" style:family="text" style:parent-style-name="WW8Dropcap4056"/>
    <style:style style:name="WW-WW8Dropcap1197" style:family="text" style:parent-style-name="WW8Dropcap4056"/>
    <style:style style:name="WW-WW8Dropcap1198" style:family="text" style:parent-style-name="WW8Dropcap4056"/>
    <style:style style:name="WW-WW8Dropcap1199" style:family="text" style:parent-style-name="WW8Dropcap4056"/>
    <style:style style:name="WW-WW8Dropcap1200" style:family="text" style:parent-style-name="WW8Dropcap4056"/>
    <style:style style:name="WW-WW8Dropcap1201" style:family="text" style:parent-style-name="WW8Dropcap4056"/>
    <style:style style:name="WW-WW8Dropcap1202" style:family="text" style:parent-style-name="WW8Dropcap4056"/>
    <style:style style:name="WW-WW8Dropcap1203" style:family="text" style:parent-style-name="WW8Dropcap4056"/>
    <style:style style:name="WW-WW8Dropcap1204" style:family="text" style:parent-style-name="WW8Dropcap4056"/>
    <style:style style:name="WW-WW8Dropcap1205" style:family="text" style:parent-style-name="WW8Dropcap4056"/>
    <style:style style:name="WW-WW8Dropcap1206" style:family="text" style:parent-style-name="WW8Dropcap4056"/>
    <style:style style:name="WW-WW8Dropcap1207" style:family="text" style:parent-style-name="WW8Dropcap4056"/>
    <style:style style:name="WW-WW8Dropcap1208" style:family="text" style:parent-style-name="WW8Dropcap4056"/>
    <style:style style:name="WW-WW8Dropcap1209" style:family="text" style:parent-style-name="WW8Dropcap4056"/>
    <style:style style:name="WW-WW8Dropcap1210" style:family="text" style:parent-style-name="WW8Dropcap4056"/>
    <style:style style:name="WW-WW8Dropcap1211" style:family="text" style:parent-style-name="WW8Dropcap4056"/>
    <style:style style:name="WW-WW8Dropcap1212" style:family="text" style:parent-style-name="WW8Dropcap4056"/>
    <style:style style:name="WW-WW8Dropcap1213" style:family="text" style:parent-style-name="WW8Dropcap4056"/>
    <style:style style:name="WW-WW8Dropcap1214" style:family="text" style:parent-style-name="WW8Dropcap4056"/>
    <style:style style:name="WW-WW8Dropcap1215" style:family="text" style:parent-style-name="WW8Dropcap4056"/>
    <style:style style:name="WW-WW8Dropcap1216" style:family="text" style:parent-style-name="WW8Dropcap4056"/>
    <style:style style:name="WW-WW8Dropcap1217" style:family="text" style:parent-style-name="WW8Dropcap4056"/>
    <style:style style:name="WW-WW8Dropcap1218" style:family="text" style:parent-style-name="WW8Dropcap4056"/>
    <style:style style:name="WW-WW8Dropcap1219" style:family="text" style:parent-style-name="WW8Dropcap4056"/>
    <style:style style:name="WW-WW8Dropcap1220" style:family="text" style:parent-style-name="WW8Dropcap4056"/>
    <style:style style:name="WW-WW8Dropcap1221" style:family="text" style:parent-style-name="WW8Dropcap4056"/>
    <style:style style:name="WW-WW8Dropcap1222" style:family="text" style:parent-style-name="WW8Dropcap4056"/>
    <style:style style:name="WW-WW8Dropcap1223" style:family="text" style:parent-style-name="WW8Dropcap4056"/>
    <style:style style:name="WW-WW8Dropcap1224" style:family="text" style:parent-style-name="WW8Dropcap4056"/>
    <style:style style:name="WW-WW8Dropcap1225" style:family="text" style:parent-style-name="WW8Dropcap4056"/>
    <style:style style:name="WW-WW8Dropcap1226" style:family="text" style:parent-style-name="WW8Dropcap4056"/>
    <style:style style:name="WW-WW8Dropcap1227" style:family="text" style:parent-style-name="WW8Dropcap4056"/>
    <style:style style:name="WW-WW8Dropcap1228" style:family="text" style:parent-style-name="WW8Dropcap4056"/>
    <style:style style:name="WW-WW8Dropcap1229" style:family="text" style:parent-style-name="WW8Dropcap4056"/>
    <style:style style:name="WW-WW8Dropcap1230" style:family="text" style:parent-style-name="WW8Dropcap4056"/>
    <style:style style:name="WW-WW8Dropcap1231" style:family="text" style:parent-style-name="WW8Dropcap4056"/>
    <style:style style:name="WW-WW8Dropcap1232" style:family="text" style:parent-style-name="WW8Dropcap4056"/>
    <style:style style:name="WW-WW8Dropcap1233" style:family="text" style:parent-style-name="WW8Dropcap4056"/>
    <style:style style:name="WW-WW8Dropcap1234" style:family="text" style:parent-style-name="WW8Dropcap4056"/>
    <style:style style:name="WW-WW8Dropcap1235" style:family="text" style:parent-style-name="WW8Dropcap4056"/>
    <style:style style:name="WW-WW8Dropcap1236" style:family="text" style:parent-style-name="WW8Dropcap4056"/>
    <style:style style:name="WW-WW8Dropcap1237" style:family="text" style:parent-style-name="WW8Dropcap4056"/>
    <style:style style:name="WW-WW8Dropcap1238" style:family="text" style:parent-style-name="WW8Dropcap4056"/>
    <style:style style:name="WW-WW8Dropcap1239" style:family="text" style:parent-style-name="WW8Dropcap4056"/>
    <style:style style:name="WW-WW8Dropcap1240" style:family="text" style:parent-style-name="WW8Dropcap4056"/>
    <style:style style:name="WW-WW8Dropcap1241" style:family="text" style:parent-style-name="WW8Dropcap4056"/>
    <style:style style:name="WW-WW8Dropcap1242" style:family="text" style:parent-style-name="WW8Dropcap4056"/>
    <style:style style:name="WW-WW8Dropcap1243" style:family="text" style:parent-style-name="WW8Dropcap4056"/>
    <style:style style:name="WW-WW8Dropcap1244" style:family="text" style:parent-style-name="WW8Dropcap4056"/>
    <style:style style:name="WW-WW8Dropcap1245" style:family="text" style:parent-style-name="WW8Dropcap4056"/>
    <style:style style:name="WW-WW8Dropcap1246" style:family="text" style:parent-style-name="WW8Dropcap4056"/>
    <style:style style:name="WW-WW8Dropcap1247" style:family="text" style:parent-style-name="WW8Dropcap4056"/>
    <style:style style:name="WW-WW8Dropcap1248" style:family="text" style:parent-style-name="WW8Dropcap4056"/>
    <style:style style:name="WW-WW8Dropcap1249" style:family="text" style:parent-style-name="WW8Dropcap4056"/>
    <style:style style:name="WW-WW8Dropcap1250" style:family="text" style:parent-style-name="WW8Dropcap4056"/>
    <style:style style:name="WW-WW8Dropcap1251" style:family="text" style:parent-style-name="WW8Dropcap4056"/>
    <style:style style:name="WW-WW8Dropcap1252" style:family="text" style:parent-style-name="WW8Dropcap4056"/>
    <style:style style:name="WW-WW8Dropcap1253" style:family="text" style:parent-style-name="WW8Dropcap4056"/>
    <style:style style:name="WW-WW8Dropcap1254" style:family="text" style:parent-style-name="WW8Dropcap4056"/>
    <style:style style:name="WW-WW8Dropcap1255" style:family="text" style:parent-style-name="WW8Dropcap4056"/>
    <style:style style:name="WW-WW8Dropcap1256" style:family="text" style:parent-style-name="WW8Dropcap4056"/>
    <style:style style:name="WW-WW8Dropcap1257" style:family="text" style:parent-style-name="WW8Dropcap4056"/>
    <style:style style:name="WW-WW8Dropcap1258" style:family="text" style:parent-style-name="WW8Dropcap4056"/>
    <style:style style:name="WW-WW8Dropcap1259" style:family="text" style:parent-style-name="WW8Dropcap4056"/>
    <style:style style:name="WW-WW8Dropcap1260" style:family="text" style:parent-style-name="WW8Dropcap4056"/>
    <style:style style:name="WW-WW8Dropcap1261" style:family="text" style:parent-style-name="WW8Dropcap4056"/>
    <style:style style:name="WW-WW8Dropcap1262" style:family="text" style:parent-style-name="WW8Dropcap4056"/>
    <style:style style:name="WW-WW8Dropcap1263" style:family="text" style:parent-style-name="WW8Dropcap4056"/>
    <style:style style:name="WW-WW8Dropcap1264" style:family="text" style:parent-style-name="WW8Dropcap4056"/>
    <style:style style:name="WW-WW8Dropcap1265" style:family="text" style:parent-style-name="WW8Dropcap4056"/>
    <style:style style:name="WW-WW8Dropcap1266" style:family="text" style:parent-style-name="WW8Dropcap4056"/>
    <style:style style:name="WW-WW8Dropcap1267" style:family="text" style:parent-style-name="WW8Dropcap4056"/>
    <style:style style:name="WW-WW8Dropcap1268" style:family="text" style:parent-style-name="WW8Dropcap4056"/>
    <style:style style:name="WW-WW8Dropcap1269" style:family="text" style:parent-style-name="WW8Dropcap4056"/>
    <style:style style:name="WW-WW8Dropcap1270" style:family="text" style:parent-style-name="WW8Dropcap4056"/>
    <style:style style:name="WW-WW8Dropcap1271" style:family="text" style:parent-style-name="WW8Dropcap4056"/>
    <style:style style:name="WW-WW8Dropcap1272" style:family="text" style:parent-style-name="WW8Dropcap4056"/>
    <style:style style:name="WW-WW8Dropcap1273" style:family="text" style:parent-style-name="WW8Dropcap4056"/>
    <style:style style:name="WW-WW8Dropcap1274" style:family="text" style:parent-style-name="WW8Dropcap4056"/>
    <style:style style:name="WW-WW8Dropcap1275" style:family="text" style:parent-style-name="WW8Dropcap4056"/>
    <style:style style:name="WW-WW8Dropcap1276" style:family="text" style:parent-style-name="WW8Dropcap4056"/>
    <style:style style:name="WW-WW8Dropcap1277" style:family="text" style:parent-style-name="WW8Dropcap4056"/>
    <style:style style:name="WW-WW8Dropcap1278" style:family="text" style:parent-style-name="WW8Dropcap4056"/>
    <style:style style:name="WW-WW8Dropcap1279" style:family="text" style:parent-style-name="WW8Dropcap4056"/>
    <style:style style:name="WW-WW8Dropcap1280" style:family="text" style:parent-style-name="WW8Dropcap4056"/>
    <style:style style:name="WW-WW8Dropcap1281" style:family="text" style:parent-style-name="WW8Dropcap4056"/>
    <style:style style:name="WW-WW8Dropcap1282" style:family="text" style:parent-style-name="WW8Dropcap4056"/>
    <style:style style:name="WW-WW8Dropcap1283" style:family="text" style:parent-style-name="WW8Dropcap4056"/>
    <style:style style:name="WW-WW8Dropcap1284" style:family="text" style:parent-style-name="WW8Dropcap4056"/>
    <style:style style:name="WW-WW8Dropcap1285" style:family="text" style:parent-style-name="WW8Dropcap4056"/>
    <style:style style:name="WW-WW8Dropcap1286" style:family="text" style:parent-style-name="WW8Dropcap4056"/>
    <style:style style:name="WW-WW8Dropcap1287" style:family="text" style:parent-style-name="WW8Dropcap4056"/>
    <style:style style:name="WW-WW8Dropcap1288" style:family="text" style:parent-style-name="WW8Dropcap4056"/>
    <style:style style:name="WW-WW8Dropcap1289" style:family="text" style:parent-style-name="WW8Dropcap4056"/>
    <style:style style:name="WW-WW8Dropcap1290" style:family="text" style:parent-style-name="WW8Dropcap4056"/>
    <style:style style:name="WW-WW8Dropcap1291" style:family="text" style:parent-style-name="WW8Dropcap4056"/>
    <style:style style:name="WW-WW8Dropcap1292" style:family="text" style:parent-style-name="WW8Dropcap4056"/>
    <style:style style:name="WW-WW8Dropcap1293" style:family="text" style:parent-style-name="WW8Dropcap4056"/>
    <style:style style:name="WW-WW8Dropcap1294" style:family="text" style:parent-style-name="WW8Dropcap4056"/>
    <style:style style:name="WW-WW8Dropcap1295" style:family="text" style:parent-style-name="WW8Dropcap4056"/>
    <style:style style:name="WW-WW8Dropcap1296" style:family="text" style:parent-style-name="WW8Dropcap4056"/>
    <style:style style:name="WW-WW8Dropcap1297" style:family="text" style:parent-style-name="WW8Dropcap4056"/>
    <style:style style:name="WW-WW8Dropcap1298" style:family="text" style:parent-style-name="WW8Dropcap4056"/>
    <style:style style:name="WW-WW8Dropcap1299" style:family="text" style:parent-style-name="WW8Dropcap4056"/>
    <style:style style:name="WW-WW8Dropcap1300" style:family="text" style:parent-style-name="WW8Dropcap4056"/>
    <style:style style:name="WW-WW8Dropcap1301" style:family="text" style:parent-style-name="WW8Dropcap4056"/>
    <style:style style:name="WW-WW8Dropcap1302" style:family="text" style:parent-style-name="WW8Dropcap4056"/>
    <style:style style:name="WW-WW8Dropcap1303" style:family="text" style:parent-style-name="WW8Dropcap4056"/>
    <style:style style:name="WW-WW8Dropcap1304" style:family="text" style:parent-style-name="WW8Dropcap4056"/>
    <style:style style:name="WW-WW8Dropcap1305" style:family="text" style:parent-style-name="WW8Dropcap4056"/>
    <style:style style:name="WW-WW8Dropcap1306" style:family="text" style:parent-style-name="WW8Dropcap4056"/>
    <style:style style:name="WW-WW8Dropcap1307" style:family="text" style:parent-style-name="WW8Dropcap4056"/>
    <style:style style:name="WW-WW8Dropcap1308" style:family="text" style:parent-style-name="WW8Dropcap4056"/>
    <style:style style:name="WW-WW8Dropcap1309" style:family="text" style:parent-style-name="WW8Dropcap4056"/>
    <style:style style:name="WW-WW8Dropcap1310" style:family="text" style:parent-style-name="WW8Dropcap4056"/>
    <style:style style:name="WW-WW8Dropcap1311" style:family="text" style:parent-style-name="WW8Dropcap4056"/>
    <style:style style:name="WW-WW8Dropcap1312" style:family="text" style:parent-style-name="WW8Dropcap4056"/>
    <style:style style:name="WW-WW8Dropcap1313" style:family="text" style:parent-style-name="WW8Dropcap4056"/>
    <style:style style:name="WW-WW8Dropcap1314" style:family="text" style:parent-style-name="WW8Dropcap4056"/>
    <style:style style:name="WW-WW8Dropcap1315" style:family="text" style:parent-style-name="WW8Dropcap4056"/>
    <style:style style:name="WW-WW8Dropcap1316" style:family="text" style:parent-style-name="WW8Dropcap4056"/>
    <style:style style:name="WW-WW8Dropcap1317" style:family="text" style:parent-style-name="WW8Dropcap4056"/>
    <style:style style:name="WW-WW8Dropcap1318" style:family="text" style:parent-style-name="WW8Dropcap4056"/>
    <style:style style:name="WW-WW8Dropcap1319" style:family="text" style:parent-style-name="WW8Dropcap4056"/>
    <style:style style:name="WW-WW8Dropcap1320" style:family="text" style:parent-style-name="WW8Dropcap4056"/>
    <style:style style:name="WW-WW8Dropcap1321" style:family="text" style:parent-style-name="WW8Dropcap4056"/>
    <style:style style:name="WW-WW8Dropcap1322" style:family="text" style:parent-style-name="WW8Dropcap4056"/>
    <style:style style:name="WW-WW8Dropcap1323" style:family="text" style:parent-style-name="WW8Dropcap4056"/>
    <style:style style:name="WW-WW8Dropcap1324" style:family="text" style:parent-style-name="WW8Dropcap4056"/>
    <style:style style:name="WW-WW8Dropcap1325" style:family="text" style:parent-style-name="WW8Dropcap4056"/>
    <style:style style:name="WW-WW8Dropcap1326" style:family="text" style:parent-style-name="WW8Dropcap4056"/>
    <style:style style:name="WW-WW8Dropcap1327" style:family="text" style:parent-style-name="WW8Dropcap4056"/>
    <style:style style:name="WW-WW8Dropcap1328" style:family="text" style:parent-style-name="WW8Dropcap4056"/>
    <style:style style:name="WW-WW8Dropcap1329" style:family="text" style:parent-style-name="WW8Dropcap4056"/>
    <style:style style:name="WW-WW8Dropcap1330" style:family="text" style:parent-style-name="WW8Dropcap4056"/>
    <style:style style:name="WW-WW8Dropcap1331" style:family="text" style:parent-style-name="WW8Dropcap4056"/>
    <style:style style:name="WW-WW8Dropcap1332" style:family="text" style:parent-style-name="WW8Dropcap4056"/>
    <style:style style:name="WW-WW8Dropcap1333" style:family="text" style:parent-style-name="WW8Dropcap4056"/>
    <style:style style:name="WW-WW8Dropcap1334" style:family="text" style:parent-style-name="WW8Dropcap4056"/>
    <style:style style:name="WW-WW8Dropcap1335" style:family="text" style:parent-style-name="WW8Dropcap4056"/>
    <style:style style:name="WW-WW8Dropcap1336" style:family="text" style:parent-style-name="WW8Dropcap4056"/>
    <style:style style:name="WW-WW8Dropcap1337" style:family="text" style:parent-style-name="WW8Dropcap4056"/>
    <style:style style:name="WW-WW8Dropcap1338" style:family="text" style:parent-style-name="WW8Dropcap4056"/>
    <style:style style:name="WW-WW8Dropcap1339" style:family="text" style:parent-style-name="WW8Dropcap4056"/>
    <style:style style:name="WW-WW8Dropcap1340" style:family="text" style:parent-style-name="WW8Dropcap4056"/>
    <style:style style:name="WW-WW8Dropcap1341" style:family="text" style:parent-style-name="WW8Dropcap4056"/>
    <style:style style:name="WW-WW8Dropcap1342" style:family="text" style:parent-style-name="WW8Dropcap4056"/>
    <style:style style:name="WW-WW8Dropcap1343" style:family="text" style:parent-style-name="WW8Dropcap4056"/>
    <style:style style:name="WW-WW8Dropcap1344" style:family="text" style:parent-style-name="WW8Dropcap4056"/>
    <style:style style:name="WW-WW8Dropcap1345" style:family="text" style:parent-style-name="WW8Dropcap4056"/>
    <style:style style:name="WW-WW8Dropcap1346" style:family="text" style:parent-style-name="WW8Dropcap4056"/>
    <style:style style:name="WW-WW8Dropcap1347" style:family="text" style:parent-style-name="WW8Dropcap4056"/>
    <style:style style:name="WW-WW8Dropcap1348" style:family="text" style:parent-style-name="WW8Dropcap4056"/>
    <style:style style:name="WW-WW8Dropcap1349" style:family="text" style:parent-style-name="WW8Dropcap4056"/>
    <style:style style:name="WW-WW8Dropcap1350" style:family="text" style:parent-style-name="WW8Dropcap4056"/>
    <style:style style:name="WW-WW8Dropcap1351" style:family="text" style:parent-style-name="WW8Dropcap4056"/>
    <style:style style:name="WW-WW8Dropcap1352" style:family="text" style:parent-style-name="WW8Dropcap4056"/>
    <style:style style:name="WW-WW8Dropcap1353" style:family="text" style:parent-style-name="WW8Dropcap4056"/>
    <style:style style:name="WW-WW8Dropcap1354" style:family="text" style:parent-style-name="WW8Dropcap4056"/>
    <style:style style:name="WW-WW8Dropcap1355" style:family="text" style:parent-style-name="WW8Dropcap4056"/>
    <style:style style:name="WW-WW8Dropcap1356" style:family="text" style:parent-style-name="WW8Dropcap4056"/>
    <style:style style:name="WW-WW8Dropcap1357" style:family="text" style:parent-style-name="WW8Dropcap4056"/>
    <style:style style:name="WW-WW8Dropcap1358" style:family="text" style:parent-style-name="WW8Dropcap4056"/>
    <style:style style:name="WW-WW8Dropcap1359" style:family="text" style:parent-style-name="WW8Dropcap4056"/>
    <style:style style:name="WW-WW8Dropcap1360" style:family="text" style:parent-style-name="WW8Dropcap4056"/>
    <style:style style:name="WW-WW8Dropcap1361" style:family="text" style:parent-style-name="WW8Dropcap4056"/>
    <style:style style:name="WW-WW8Dropcap1362" style:family="text" style:parent-style-name="WW8Dropcap4056"/>
    <style:style style:name="WW-WW8Dropcap1363" style:family="text" style:parent-style-name="WW8Dropcap4056"/>
    <style:style style:name="WW-WW8Dropcap1364" style:family="text" style:parent-style-name="WW8Dropcap4056"/>
    <style:style style:name="WW-WW8Dropcap1365" style:family="text" style:parent-style-name="WW8Dropcap4056"/>
    <style:style style:name="WW-WW8Dropcap1366" style:family="text" style:parent-style-name="WW8Dropcap4056"/>
    <style:style style:name="WW-WW8Dropcap1367" style:family="text" style:parent-style-name="WW8Dropcap4056"/>
    <style:style style:name="WW-WW8Dropcap1368" style:family="text" style:parent-style-name="WW8Dropcap4056"/>
    <style:style style:name="WW-WW8Dropcap1369" style:family="text" style:parent-style-name="WW8Dropcap4056"/>
    <style:style style:name="WW-WW8Dropcap1370" style:family="text" style:parent-style-name="WW8Dropcap4056"/>
    <style:style style:name="WW-WW8Dropcap1371" style:family="text" style:parent-style-name="WW8Dropcap4056"/>
    <style:style style:name="WW-WW8Dropcap1372" style:family="text" style:parent-style-name="WW8Dropcap4056"/>
    <style:style style:name="WW-WW8Dropcap1373" style:family="text" style:parent-style-name="WW8Dropcap4056"/>
    <style:style style:name="WW-WW8Dropcap1374" style:family="text" style:parent-style-name="WW8Dropcap4056"/>
    <style:style style:name="WW-WW8Dropcap1375" style:family="text" style:parent-style-name="WW8Dropcap4056"/>
    <style:style style:name="WW-WW8Dropcap1376" style:family="text" style:parent-style-name="WW8Dropcap4056"/>
    <style:style style:name="WW-WW8Dropcap1377" style:family="text" style:parent-style-name="WW8Dropcap4056"/>
    <style:style style:name="WW-WW8Dropcap1378" style:family="text" style:parent-style-name="WW8Dropcap4056"/>
    <style:style style:name="WW-WW8Dropcap1379" style:family="text" style:parent-style-name="WW8Dropcap4056"/>
    <style:style style:name="WW-WW8Dropcap1380" style:family="text" style:parent-style-name="WW8Dropcap4056"/>
    <style:style style:name="WW-WW8Dropcap1381" style:family="text" style:parent-style-name="WW8Dropcap4056"/>
    <style:style style:name="WW-WW8Dropcap1382" style:family="text" style:parent-style-name="WW8Dropcap4056"/>
    <style:style style:name="WW-WW8Dropcap1383" style:family="text" style:parent-style-name="WW8Dropcap4056"/>
    <style:style style:name="WW-WW8Dropcap1384" style:family="text" style:parent-style-name="WW8Dropcap4056"/>
    <style:style style:name="WW-WW8Dropcap1385" style:family="text" style:parent-style-name="WW8Dropcap4056"/>
    <style:style style:name="WW-WW8Dropcap1386" style:family="text" style:parent-style-name="WW8Dropcap4056"/>
    <style:style style:name="WW-WW8Dropcap1387" style:family="text" style:parent-style-name="WW8Dropcap4056"/>
    <style:style style:name="WW-WW8Dropcap1388" style:family="text" style:parent-style-name="WW8Dropcap4056"/>
    <style:style style:name="WW-WW8Dropcap1389" style:family="text" style:parent-style-name="WW8Dropcap4056"/>
    <style:style style:name="WW-WW8Dropcap1390" style:family="text" style:parent-style-name="WW8Dropcap4056"/>
    <style:style style:name="WW-WW8Dropcap1391" style:family="text" style:parent-style-name="WW8Dropcap4056"/>
    <style:style style:name="WW-WW8Dropcap1392" style:family="text" style:parent-style-name="WW8Dropcap4056"/>
    <style:style style:name="WW-WW8Dropcap1393" style:family="text" style:parent-style-name="WW8Dropcap4056"/>
    <style:style style:name="WW-WW8Dropcap1394" style:family="text" style:parent-style-name="WW8Dropcap4056"/>
    <style:style style:name="WW-WW8Dropcap1395" style:family="text" style:parent-style-name="WW8Dropcap4056"/>
    <style:style style:name="WW-WW8Dropcap1396" style:family="text" style:parent-style-name="WW8Dropcap4056"/>
    <style:style style:name="WW-WW8Dropcap1397" style:family="text" style:parent-style-name="WW8Dropcap4056"/>
    <style:style style:name="WW-WW8Dropcap1398" style:family="text" style:parent-style-name="WW8Dropcap4056"/>
    <style:style style:name="WW-WW8Dropcap1399" style:family="text" style:parent-style-name="WW8Dropcap4056"/>
    <style:style style:name="WW-WW8Dropcap1400" style:family="text" style:parent-style-name="WW8Dropcap4056"/>
    <style:style style:name="WW-WW8Dropcap1401" style:family="text" style:parent-style-name="WW8Dropcap4056"/>
    <style:style style:name="WW-WW8Dropcap1402" style:family="text" style:parent-style-name="WW8Dropcap4056"/>
    <style:style style:name="WW-WW8Dropcap1403" style:family="text" style:parent-style-name="WW8Dropcap4056"/>
    <style:style style:name="WW-WW8Dropcap1404" style:family="text" style:parent-style-name="WW8Dropcap4056"/>
    <style:style style:name="WW-WW8Dropcap1405" style:family="text" style:parent-style-name="WW8Dropcap4056"/>
    <style:style style:name="WW-WW8Dropcap1406" style:family="text" style:parent-style-name="WW8Dropcap4056"/>
    <style:style style:name="WW-WW8Dropcap1407" style:family="text" style:parent-style-name="WW8Dropcap4056"/>
    <style:style style:name="WW-WW8Dropcap1408" style:family="text" style:parent-style-name="WW8Dropcap4056"/>
    <style:style style:name="WW-WW8Dropcap1409" style:family="text" style:parent-style-name="WW8Dropcap4056"/>
    <style:style style:name="WW-WW8Dropcap1410" style:family="text" style:parent-style-name="WW8Dropcap4056"/>
    <style:style style:name="WW-WW8Dropcap1411" style:family="text" style:parent-style-name="WW8Dropcap4056"/>
    <style:style style:name="WW-WW8Dropcap1412" style:family="text" style:parent-style-name="WW8Dropcap4056"/>
    <style:style style:name="WW-WW8Dropcap1413" style:family="text" style:parent-style-name="WW8Dropcap4056"/>
    <style:style style:name="WW-WW8Dropcap1414" style:family="text" style:parent-style-name="WW8Dropcap4056"/>
    <style:style style:name="WW-WW8Dropcap1415" style:family="text" style:parent-style-name="WW8Dropcap4056"/>
    <style:style style:name="WW-WW8Dropcap1416" style:family="text" style:parent-style-name="WW8Dropcap4056"/>
    <style:style style:name="WW-WW8Dropcap1417" style:family="text" style:parent-style-name="WW8Dropcap4056"/>
    <style:style style:name="WW-WW8Dropcap1418" style:family="text" style:parent-style-name="WW8Dropcap4056"/>
    <style:style style:name="WW-WW8Dropcap1419" style:family="text" style:parent-style-name="WW8Dropcap4056"/>
    <style:style style:name="WW-WW8Dropcap1420" style:family="text" style:parent-style-name="WW8Dropcap4056"/>
    <style:style style:name="WW-WW8Dropcap1421" style:family="text" style:parent-style-name="WW8Dropcap4056"/>
    <style:style style:name="WW-WW8Dropcap1422" style:family="text" style:parent-style-name="WW8Dropcap4056"/>
    <style:style style:name="WW-WW8Dropcap1423" style:family="text" style:parent-style-name="WW8Dropcap4056"/>
    <style:style style:name="WW-WW8Dropcap1424" style:family="text" style:parent-style-name="WW8Dropcap4056"/>
    <style:style style:name="WW-WW8Dropcap1425" style:family="text" style:parent-style-name="WW8Dropcap4056"/>
    <style:style style:name="WW-WW8Dropcap1426" style:family="text" style:parent-style-name="WW8Dropcap4056"/>
    <style:style style:name="WW-WW8Dropcap1427" style:family="text" style:parent-style-name="WW8Dropcap4056"/>
    <style:style style:name="WW-WW8Dropcap1428" style:family="text" style:parent-style-name="WW8Dropcap4056"/>
    <style:style style:name="WW-WW8Dropcap1429" style:family="text" style:parent-style-name="WW8Dropcap4056"/>
    <style:style style:name="WW-WW8Dropcap1430" style:family="text" style:parent-style-name="WW8Dropcap4056"/>
    <style:style style:name="WW-WW8Dropcap1431" style:family="text" style:parent-style-name="WW8Dropcap4056"/>
    <style:style style:name="WW-WW8Dropcap1432" style:family="text" style:parent-style-name="WW8Dropcap4056"/>
    <style:style style:name="WW-WW8Dropcap1433" style:family="text" style:parent-style-name="WW8Dropcap4056"/>
    <style:style style:name="WW-WW8Dropcap1434" style:family="text" style:parent-style-name="WW8Dropcap4056"/>
    <style:style style:name="WW-WW8Dropcap1435" style:family="text" style:parent-style-name="WW8Dropcap4056"/>
    <style:style style:name="WW-WW8Dropcap1436" style:family="text" style:parent-style-name="WW8Dropcap4056"/>
    <style:style style:name="WW-WW8Dropcap1437" style:family="text" style:parent-style-name="WW8Dropcap4056"/>
    <style:style style:name="WW-WW8Dropcap1438" style:family="text" style:parent-style-name="WW8Dropcap4056"/>
    <style:style style:name="WW-WW8Dropcap1439" style:family="text" style:parent-style-name="WW8Dropcap4056"/>
    <style:style style:name="WW-WW8Dropcap1440" style:family="text" style:parent-style-name="WW8Dropcap4056"/>
    <style:style style:name="WW-WW8Dropcap1441" style:family="text" style:parent-style-name="WW8Dropcap4056"/>
    <style:style style:name="WW-WW8Dropcap1442" style:family="text" style:parent-style-name="WW8Dropcap4056"/>
    <style:style style:name="WW-WW8Dropcap1443" style:family="text" style:parent-style-name="WW8Dropcap4056"/>
    <style:style style:name="WW-WW8Dropcap1444" style:family="text" style:parent-style-name="WW8Dropcap4056"/>
    <style:style style:name="WW-WW8Dropcap1445" style:family="text" style:parent-style-name="WW8Dropcap4056"/>
    <style:style style:name="WW-WW8Dropcap1446" style:family="text" style:parent-style-name="WW8Dropcap4056"/>
    <style:style style:name="WW-WW8Dropcap1447" style:family="text" style:parent-style-name="WW8Dropcap4056"/>
    <style:style style:name="WW-WW8Dropcap1448" style:family="text" style:parent-style-name="WW8Dropcap4056"/>
    <style:style style:name="WW-WW8Dropcap1449" style:family="text" style:parent-style-name="WW8Dropcap4056"/>
    <style:style style:name="WW-WW8Dropcap1450" style:family="text" style:parent-style-name="WW8Dropcap4056"/>
    <style:style style:name="WW-WW8Dropcap1451" style:family="text" style:parent-style-name="WW8Dropcap4056"/>
    <style:style style:name="WW-WW8Dropcap1452" style:family="text" style:parent-style-name="WW8Dropcap4056"/>
    <style:style style:name="WW-WW8Dropcap1453" style:family="text" style:parent-style-name="WW8Dropcap4056"/>
    <style:style style:name="WW-WW8Dropcap1454" style:family="text" style:parent-style-name="WW8Dropcap4056"/>
    <style:style style:name="WW-WW8Dropcap1455" style:family="text" style:parent-style-name="WW8Dropcap4056"/>
    <style:style style:name="WW-WW8Dropcap1456" style:family="text" style:parent-style-name="WW8Dropcap4056"/>
    <style:style style:name="WW-WW8Dropcap1457" style:family="text" style:parent-style-name="WW8Dropcap4056"/>
    <style:style style:name="WW-WW8Dropcap1458" style:family="text" style:parent-style-name="WW8Dropcap4056"/>
    <style:style style:name="WW-WW8Dropcap1459" style:family="text" style:parent-style-name="WW8Dropcap4056"/>
    <style:style style:name="WW-WW8Dropcap1460" style:family="text" style:parent-style-name="WW8Dropcap4056"/>
    <style:style style:name="WW-WW8Dropcap1461" style:family="text" style:parent-style-name="WW8Dropcap4056"/>
    <style:style style:name="WW-WW8Dropcap1462" style:family="text" style:parent-style-name="WW8Dropcap4056"/>
    <style:style style:name="WW-WW8Dropcap1463" style:family="text" style:parent-style-name="WW8Dropcap4056"/>
    <style:style style:name="WW-WW8Dropcap1464" style:family="text" style:parent-style-name="WW8Dropcap4056"/>
    <style:style style:name="WW-WW8Dropcap1465" style:family="text" style:parent-style-name="WW8Dropcap4056"/>
    <style:style style:name="WW-WW8Dropcap1466" style:family="text" style:parent-style-name="WW8Dropcap4056"/>
    <style:style style:name="WW-WW8Dropcap1467" style:family="text" style:parent-style-name="WW8Dropcap4056"/>
    <style:style style:name="WW-WW8Dropcap1468" style:family="text" style:parent-style-name="WW8Dropcap4056"/>
    <style:style style:name="WW-WW8Dropcap1469" style:family="text" style:parent-style-name="WW8Dropcap4056"/>
    <style:style style:name="WW-WW8Dropcap1470" style:family="text" style:parent-style-name="WW8Dropcap4056"/>
    <style:style style:name="WW-WW8Dropcap1471" style:family="text" style:parent-style-name="WW8Dropcap4056"/>
    <style:style style:name="WW-WW8Dropcap1472" style:family="text" style:parent-style-name="WW8Dropcap4056"/>
    <style:style style:name="WW-WW8Dropcap1473" style:family="text" style:parent-style-name="WW8Dropcap4056"/>
    <style:style style:name="WW-WW8Dropcap1474" style:family="text" style:parent-style-name="WW8Dropcap4056"/>
    <style:style style:name="WW-WW8Dropcap1475" style:family="text" style:parent-style-name="WW8Dropcap4056"/>
    <style:style style:name="WW-WW8Dropcap1476" style:family="text" style:parent-style-name="WW8Dropcap4056"/>
    <style:style style:name="WW-WW8Dropcap1477" style:family="text" style:parent-style-name="WW8Dropcap4056"/>
    <style:style style:name="WW-WW8Dropcap1478" style:family="text" style:parent-style-name="WW8Dropcap4056"/>
    <style:style style:name="WW-WW8Dropcap1479" style:family="text" style:parent-style-name="WW8Dropcap4056"/>
    <style:style style:name="WW-WW8Dropcap1480" style:family="text" style:parent-style-name="WW8Dropcap4056"/>
    <style:style style:name="WW-WW8Dropcap1481" style:family="text" style:parent-style-name="WW8Dropcap4056"/>
    <style:style style:name="WW-WW8Dropcap1482" style:family="text" style:parent-style-name="WW8Dropcap4056"/>
    <style:style style:name="WW-WW8Dropcap1483" style:family="text" style:parent-style-name="WW8Dropcap4056"/>
    <style:style style:name="WW-WW8Dropcap1484" style:family="text" style:parent-style-name="WW8Dropcap4056"/>
    <style:style style:name="WW-WW8Dropcap1485" style:family="text" style:parent-style-name="WW8Dropcap4056"/>
    <style:style style:name="WW-WW8Dropcap1486" style:family="text" style:parent-style-name="WW8Dropcap4056"/>
    <style:style style:name="WW-WW8Dropcap1487" style:family="text" style:parent-style-name="WW8Dropcap4056"/>
    <style:style style:name="WW-WW8Dropcap1488" style:family="text" style:parent-style-name="WW8Dropcap4056"/>
    <style:style style:name="WW-WW8Dropcap1489" style:family="text" style:parent-style-name="WW8Dropcap4056"/>
    <style:style style:name="WW-WW8Dropcap1490" style:family="text" style:parent-style-name="WW8Dropcap4056"/>
    <style:style style:name="WW-WW8Dropcap1491" style:family="text" style:parent-style-name="WW8Dropcap4056"/>
    <style:style style:name="WW-WW8Dropcap1492" style:family="text" style:parent-style-name="WW8Dropcap4056"/>
    <style:style style:name="WW-WW8Dropcap1493" style:family="text" style:parent-style-name="WW8Dropcap4056"/>
    <style:style style:name="WW-WW8Dropcap1494" style:family="text" style:parent-style-name="WW8Dropcap4056"/>
    <style:style style:name="WW-WW8Dropcap1495" style:family="text" style:parent-style-name="WW8Dropcap4056"/>
    <style:style style:name="WW-WW8Dropcap1496" style:family="text" style:parent-style-name="WW8Dropcap4056"/>
    <style:style style:name="WW-WW8Dropcap1497" style:family="text" style:parent-style-name="WW8Dropcap4056"/>
    <style:style style:name="WW-WW8Dropcap1498" style:family="text" style:parent-style-name="WW8Dropcap4056"/>
    <style:style style:name="WW-WW8Dropcap1499" style:family="text" style:parent-style-name="WW8Dropcap4056"/>
    <style:style style:name="WW-WW8Dropcap1500" style:family="text" style:parent-style-name="WW8Dropcap4056"/>
    <style:style style:name="WW-WW8Dropcap1501" style:family="text" style:parent-style-name="WW8Dropcap4056"/>
    <style:style style:name="WW-WW8Dropcap1502" style:family="text" style:parent-style-name="WW8Dropcap4056"/>
    <style:style style:name="WW-WW8Dropcap1503" style:family="text" style:parent-style-name="WW8Dropcap4056"/>
    <style:style style:name="WW-WW8Dropcap1504" style:family="text" style:parent-style-name="WW8Dropcap4056"/>
    <style:style style:name="WW-WW8Dropcap1505" style:family="text" style:parent-style-name="WW8Dropcap4056"/>
    <style:style style:name="WW-WW8Dropcap1506" style:family="text" style:parent-style-name="WW8Dropcap4056"/>
    <style:style style:name="WW-WW8Dropcap1507" style:family="text" style:parent-style-name="WW8Dropcap4056"/>
    <style:style style:name="WW-WW8Dropcap1508" style:family="text" style:parent-style-name="WW8Dropcap4056"/>
    <style:style style:name="WW-WW8Dropcap1509" style:family="text" style:parent-style-name="WW8Dropcap4056"/>
    <style:style style:name="WW-WW8Dropcap1510" style:family="text" style:parent-style-name="WW8Dropcap4056"/>
    <style:style style:name="WW-WW8Dropcap1511" style:family="text" style:parent-style-name="WW8Dropcap4056"/>
    <style:style style:name="WW-WW8Dropcap1512" style:family="text" style:parent-style-name="WW8Dropcap4056"/>
    <style:style style:name="WW-WW8Dropcap1513" style:family="text" style:parent-style-name="WW8Dropcap4056"/>
    <style:style style:name="WW-WW8Dropcap1514" style:family="text" style:parent-style-name="WW8Dropcap4056"/>
    <style:style style:name="WW-WW8Dropcap1515" style:family="text" style:parent-style-name="WW8Dropcap4056"/>
    <style:style style:name="WW-WW8Dropcap1516" style:family="text" style:parent-style-name="WW8Dropcap4056"/>
    <style:style style:name="WW-WW8Dropcap1517" style:family="text" style:parent-style-name="WW8Dropcap4056"/>
    <style:style style:name="WW-WW8Dropcap1518" style:family="text" style:parent-style-name="WW8Dropcap4056"/>
    <style:style style:name="WW-WW8Dropcap1519" style:family="text" style:parent-style-name="WW8Dropcap4056"/>
    <style:style style:name="WW-WW8Dropcap1520" style:family="text" style:parent-style-name="WW8Dropcap4056"/>
    <style:style style:name="WW-WW8Dropcap1521" style:family="text" style:parent-style-name="WW8Dropcap4056"/>
    <style:style style:name="WW-WW8Dropcap1522" style:family="text" style:parent-style-name="WW8Dropcap4056"/>
    <style:style style:name="WW-WW8Dropcap1523" style:family="text" style:parent-style-name="WW8Dropcap4056"/>
    <style:style style:name="WW-WW8Dropcap1524" style:family="text" style:parent-style-name="WW8Dropcap4056"/>
    <style:style style:name="WW-WW8Dropcap1525" style:family="text" style:parent-style-name="WW8Dropcap4056"/>
    <style:style style:name="WW-WW8Dropcap1526" style:family="text" style:parent-style-name="WW8Dropcap4056"/>
    <style:style style:name="WW-WW8Dropcap1527" style:family="text" style:parent-style-name="WW8Dropcap4056"/>
    <style:style style:name="WW-WW8Dropcap1528" style:family="text" style:parent-style-name="WW8Dropcap4056"/>
    <style:style style:name="WW-WW8Dropcap1529" style:family="text" style:parent-style-name="WW8Dropcap4056"/>
    <style:style style:name="WW-WW8Dropcap1530" style:family="text" style:parent-style-name="WW8Dropcap4056"/>
    <style:style style:name="WW-WW8Dropcap1531" style:family="text" style:parent-style-name="WW8Dropcap4056"/>
    <style:style style:name="WW-WW8Dropcap1532" style:family="text" style:parent-style-name="WW8Dropcap4056"/>
    <style:style style:name="WW-WW8Dropcap1533" style:family="text" style:parent-style-name="WW8Dropcap4056"/>
    <style:style style:name="WW-WW8Dropcap1534" style:family="text" style:parent-style-name="WW8Dropcap4056"/>
    <style:style style:name="WW-WW8Dropcap1535" style:family="text" style:parent-style-name="WW8Dropcap4056"/>
    <style:style style:name="WW-WW8Dropcap1536" style:family="text" style:parent-style-name="WW8Dropcap4056"/>
    <style:style style:name="WW-WW8Dropcap1537" style:family="text" style:parent-style-name="WW8Dropcap4056"/>
    <style:style style:name="WW-WW8Dropcap1538" style:family="text" style:parent-style-name="WW8Dropcap4056"/>
    <style:style style:name="WW-WW8Dropcap1539" style:family="text" style:parent-style-name="WW8Dropcap4056"/>
    <style:style style:name="WW-WW8Dropcap1540" style:family="text" style:parent-style-name="WW8Dropcap4056"/>
    <style:style style:name="WW-WW8Dropcap1541" style:family="text" style:parent-style-name="WW8Dropcap4056"/>
    <style:style style:name="WW-WW8Dropcap1542" style:family="text" style:parent-style-name="WW8Dropcap4056"/>
    <style:style style:name="WW-WW8Dropcap1543" style:family="text" style:parent-style-name="WW8Dropcap4056"/>
    <style:style style:name="WW-WW8Dropcap1544" style:family="text" style:parent-style-name="WW8Dropcap4056"/>
    <style:style style:name="WW-WW8Dropcap1545" style:family="text" style:parent-style-name="WW8Dropcap4056"/>
    <style:style style:name="WW-WW8Dropcap1546" style:family="text" style:parent-style-name="WW8Dropcap4056"/>
    <style:style style:name="WW-WW8Dropcap1547" style:family="text" style:parent-style-name="WW8Dropcap4056"/>
    <style:style style:name="WW-WW8Dropcap1548" style:family="text" style:parent-style-name="WW8Dropcap4056"/>
    <style:style style:name="WW-WW8Dropcap1549" style:family="text" style:parent-style-name="WW8Dropcap4056"/>
    <style:style style:name="WW-WW8Dropcap1550" style:family="text" style:parent-style-name="WW8Dropcap4056"/>
    <style:style style:name="WW-WW8Dropcap1551" style:family="text" style:parent-style-name="WW8Dropcap4056"/>
    <style:style style:name="WW-WW8Dropcap1552" style:family="text" style:parent-style-name="WW8Dropcap4056"/>
    <style:style style:name="WW-WW8Dropcap1553" style:family="text" style:parent-style-name="WW8Dropcap4056"/>
    <style:style style:name="WW-WW8Dropcap1554" style:family="text" style:parent-style-name="WW8Dropcap4056"/>
    <style:style style:name="WW-WW8Dropcap1555" style:family="text" style:parent-style-name="WW8Dropcap4056"/>
    <style:style style:name="WW-WW8Dropcap1556" style:family="text" style:parent-style-name="WW8Dropcap4056"/>
    <style:style style:name="WW-WW8Dropcap1557" style:family="text" style:parent-style-name="WW8Dropcap4056"/>
    <style:style style:name="WW-WW8Dropcap1558" style:family="text" style:parent-style-name="WW8Dropcap4056"/>
    <style:style style:name="WW-WW8Dropcap1559" style:family="text" style:parent-style-name="WW8Dropcap4056"/>
    <style:style style:name="WW-WW8Dropcap1560" style:family="text" style:parent-style-name="WW8Dropcap4056"/>
    <style:style style:name="WW-WW8Dropcap1561" style:family="text" style:parent-style-name="WW8Dropcap4056"/>
    <style:style style:name="WW-WW8Dropcap1562" style:family="text" style:parent-style-name="WW8Dropcap4056"/>
    <style:style style:name="WW-WW8Dropcap1563" style:family="text" style:parent-style-name="WW8Dropcap4056"/>
    <style:style style:name="WW-WW8Dropcap1564" style:family="text" style:parent-style-name="WW8Dropcap4056"/>
    <style:style style:name="WW-WW8Dropcap1565" style:family="text" style:parent-style-name="WW8Dropcap4056"/>
    <style:style style:name="WW-WW8Dropcap1566" style:family="text" style:parent-style-name="WW8Dropcap4056"/>
    <style:style style:name="WW-WW8Dropcap1567" style:family="text" style:parent-style-name="WW8Dropcap4056"/>
    <style:style style:name="WW-WW8Dropcap1568" style:family="text" style:parent-style-name="WW8Dropcap4056"/>
    <style:style style:name="WW-WW8Dropcap1569" style:family="text" style:parent-style-name="WW8Dropcap4056"/>
    <style:style style:name="WW-WW8Dropcap1570" style:family="text" style:parent-style-name="WW8Dropcap4056"/>
    <style:style style:name="WW-WW8Dropcap1571" style:family="text" style:parent-style-name="WW8Dropcap4056"/>
    <style:style style:name="WW-WW8Dropcap1572" style:family="text" style:parent-style-name="WW8Dropcap4056"/>
    <style:style style:name="WW-WW8Dropcap1573" style:family="text" style:parent-style-name="WW8Dropcap4056"/>
    <style:style style:name="WW-WW8Dropcap1574" style:family="text" style:parent-style-name="WW8Dropcap4056"/>
    <style:style style:name="WW-WW8Dropcap1575" style:family="text" style:parent-style-name="WW8Dropcap4056"/>
    <style:style style:name="WW-WW8Dropcap1576" style:family="text" style:parent-style-name="WW8Dropcap4056"/>
    <style:style style:name="WW-WW8Dropcap1577" style:family="text" style:parent-style-name="WW8Dropcap4056"/>
    <style:style style:name="WW-WW8Dropcap1578" style:family="text" style:parent-style-name="WW8Dropcap4056"/>
    <style:style style:name="WW-WW8Dropcap1579" style:family="text" style:parent-style-name="WW8Dropcap4056"/>
    <style:style style:name="WW-WW8Dropcap1580" style:family="text" style:parent-style-name="WW8Dropcap4056"/>
    <style:style style:name="WW-WW8Dropcap1581" style:family="text" style:parent-style-name="WW8Dropcap4056"/>
    <style:style style:name="WW-WW8Dropcap1582" style:family="text" style:parent-style-name="WW8Dropcap4056"/>
    <style:style style:name="WW-WW8Dropcap1583" style:family="text" style:parent-style-name="WW8Dropcap4056"/>
    <style:style style:name="WW-WW8Dropcap1584" style:family="text" style:parent-style-name="WW8Dropcap4056"/>
    <style:style style:name="WW-WW8Dropcap1585" style:family="text" style:parent-style-name="WW8Dropcap4056"/>
    <style:style style:name="WW-WW8Dropcap1586" style:family="text" style:parent-style-name="WW8Dropcap4056"/>
    <style:style style:name="WW-WW8Dropcap1587" style:family="text" style:parent-style-name="WW8Dropcap4056"/>
    <style:style style:name="WW-WW8Dropcap1588" style:family="text" style:parent-style-name="WW8Dropcap4056"/>
    <style:style style:name="WW-WW8Dropcap1589" style:family="text" style:parent-style-name="WW8Dropcap4056"/>
    <style:style style:name="WW-WW8Dropcap1590" style:family="text" style:parent-style-name="WW8Dropcap4056"/>
    <style:style style:name="WW-WW8Dropcap1591" style:family="text" style:parent-style-name="WW8Dropcap4056"/>
    <style:style style:name="WW-WW8Dropcap1592" style:family="text" style:parent-style-name="WW8Dropcap4056"/>
    <style:style style:name="WW-WW8Dropcap1593" style:family="text" style:parent-style-name="WW8Dropcap4056"/>
    <style:style style:name="WW-WW8Dropcap1594" style:family="text" style:parent-style-name="WW8Dropcap4056"/>
    <style:style style:name="WW-WW8Dropcap1595" style:family="text" style:parent-style-name="WW8Dropcap4056"/>
    <style:style style:name="WW-WW8Dropcap1596" style:family="text" style:parent-style-name="WW8Dropcap4056"/>
    <style:style style:name="WW-WW8Dropcap1597" style:family="text" style:parent-style-name="WW8Dropcap4056"/>
    <style:style style:name="WW-WW8Dropcap1598" style:family="text" style:parent-style-name="WW8Dropcap4056"/>
    <style:style style:name="WW-WW8Dropcap1599" style:family="text" style:parent-style-name="WW8Dropcap4056"/>
    <style:style style:name="WW-WW8Dropcap1600" style:family="text" style:parent-style-name="WW8Dropcap4056"/>
    <style:style style:name="WW-WW8Dropcap1601" style:family="text" style:parent-style-name="WW8Dropcap4056"/>
    <style:style style:name="WW-WW8Dropcap1602" style:family="text" style:parent-style-name="WW8Dropcap4056"/>
    <style:style style:name="WW-WW8Dropcap1603" style:family="text" style:parent-style-name="WW8Dropcap4056"/>
    <style:style style:name="WW-WW8Dropcap1604" style:family="text" style:parent-style-name="WW8Dropcap4056"/>
    <style:style style:name="WW-WW8Dropcap1605" style:family="text" style:parent-style-name="WW8Dropcap4056"/>
    <style:style style:name="WW-WW8Dropcap1606" style:family="text" style:parent-style-name="WW8Dropcap4056"/>
    <style:style style:name="WW-WW8Dropcap1607" style:family="text" style:parent-style-name="WW8Dropcap4056"/>
    <style:style style:name="WW-WW8Dropcap1608" style:family="text" style:parent-style-name="WW8Dropcap4056"/>
    <style:style style:name="WW-WW8Dropcap1609" style:family="text" style:parent-style-name="WW8Dropcap4056"/>
    <style:style style:name="WW-WW8Dropcap1610" style:family="text" style:parent-style-name="WW8Dropcap4056"/>
    <style:style style:name="WW-WW8Dropcap1611" style:family="text" style:parent-style-name="WW8Dropcap4056"/>
    <style:style style:name="WW-WW8Dropcap1612" style:family="text" style:parent-style-name="WW8Dropcap4056"/>
    <style:style style:name="WW-WW8Dropcap1613" style:family="text" style:parent-style-name="WW8Dropcap4056"/>
    <style:style style:name="WW-WW8Dropcap1614" style:family="text" style:parent-style-name="WW8Dropcap4056"/>
    <style:style style:name="WW-WW8Dropcap1615" style:family="text" style:parent-style-name="WW8Dropcap4056"/>
    <style:style style:name="WW-WW8Dropcap1616" style:family="text" style:parent-style-name="WW8Dropcap4056"/>
    <style:style style:name="WW-WW8Dropcap1617" style:family="text" style:parent-style-name="WW8Dropcap4056"/>
    <style:style style:name="WW-WW8Dropcap1618" style:family="text" style:parent-style-name="WW8Dropcap4056"/>
    <style:style style:name="WW-WW8Dropcap1619" style:family="text" style:parent-style-name="WW8Dropcap4056"/>
    <style:style style:name="WW-WW8Dropcap1620" style:family="text" style:parent-style-name="WW8Dropcap4056"/>
    <style:style style:name="WW-WW8Dropcap1621" style:family="text" style:parent-style-name="WW8Dropcap4056"/>
    <style:style style:name="WW-WW8Dropcap1622" style:family="text" style:parent-style-name="WW8Dropcap4056"/>
    <style:style style:name="WW-WW8Dropcap1623" style:family="text" style:parent-style-name="WW8Dropcap4056"/>
    <style:style style:name="WW-WW8Dropcap1624" style:family="text" style:parent-style-name="WW8Dropcap4056"/>
    <style:style style:name="WW-WW8Dropcap1625" style:family="text" style:parent-style-name="WW8Dropcap4056"/>
    <style:style style:name="WW-WW8Dropcap1626" style:family="text" style:parent-style-name="WW8Dropcap4056"/>
    <style:style style:name="WW-WW8Dropcap1627" style:family="text" style:parent-style-name="WW8Dropcap4056"/>
    <style:style style:name="WW-WW8Dropcap1628" style:family="text" style:parent-style-name="WW8Dropcap4056"/>
    <style:style style:name="WW-WW8Dropcap1629" style:family="text" style:parent-style-name="WW8Dropcap4056"/>
    <style:style style:name="WW-WW8Dropcap1630" style:family="text" style:parent-style-name="WW8Dropcap4056"/>
    <style:style style:name="WW-WW8Dropcap1631" style:family="text" style:parent-style-name="WW8Dropcap4056"/>
    <style:style style:name="WW-WW8Dropcap1632" style:family="text" style:parent-style-name="WW8Dropcap4056"/>
    <style:style style:name="WW-WW8Dropcap1633" style:family="text" style:parent-style-name="WW8Dropcap4056"/>
    <style:style style:name="WW-WW8Dropcap1634" style:family="text" style:parent-style-name="WW8Dropcap4056"/>
    <style:style style:name="WW-WW8Dropcap1635" style:family="text" style:parent-style-name="WW8Dropcap4056"/>
    <style:style style:name="WW-WW8Dropcap1636" style:family="text" style:parent-style-name="WW8Dropcap4056"/>
    <style:style style:name="WW-WW8Dropcap1637" style:family="text" style:parent-style-name="WW8Dropcap4056"/>
    <style:style style:name="WW-WW8Dropcap1638" style:family="text" style:parent-style-name="WW8Dropcap4056"/>
    <style:style style:name="WW-WW8Dropcap1639" style:family="text" style:parent-style-name="WW8Dropcap4056"/>
    <style:style style:name="WW-WW8Dropcap1640" style:family="text" style:parent-style-name="WW8Dropcap4056"/>
    <style:style style:name="WW-WW8Dropcap1641" style:family="text" style:parent-style-name="WW8Dropcap4056"/>
    <style:style style:name="WW-WW8Dropcap1642" style:family="text" style:parent-style-name="WW8Dropcap4056"/>
    <style:style style:name="WW-WW8Dropcap1643" style:family="text" style:parent-style-name="WW8Dropcap4056"/>
    <style:style style:name="WW-WW8Dropcap1644" style:family="text" style:parent-style-name="WW8Dropcap4056"/>
    <style:style style:name="WW-WW8Dropcap1645" style:family="text" style:parent-style-name="WW8Dropcap4056"/>
    <style:style style:name="WW-WW8Dropcap1646" style:family="text" style:parent-style-name="WW8Dropcap4056"/>
    <style:style style:name="WW-WW8Dropcap1647" style:family="text" style:parent-style-name="WW8Dropcap4056"/>
    <style:style style:name="WW-WW8Dropcap1648" style:family="text" style:parent-style-name="WW8Dropcap4056"/>
    <style:style style:name="WW-WW8Dropcap1649" style:family="text" style:parent-style-name="WW8Dropcap4056"/>
    <style:style style:name="WW-WW8Dropcap1650" style:family="text" style:parent-style-name="WW8Dropcap4056"/>
    <style:style style:name="WW-WW8Dropcap1651" style:family="text" style:parent-style-name="WW8Dropcap4056"/>
    <style:style style:name="WW-WW8Dropcap1652" style:family="text" style:parent-style-name="WW8Dropcap4056"/>
    <style:style style:name="WW-WW8Dropcap1653" style:family="text" style:parent-style-name="WW8Dropcap4056"/>
    <style:style style:name="WW-WW8Dropcap1654" style:family="text" style:parent-style-name="WW8Dropcap4056"/>
    <style:style style:name="WW-WW8Dropcap1655" style:family="text" style:parent-style-name="WW8Dropcap4056"/>
    <style:style style:name="WW-WW8Dropcap1656" style:family="text" style:parent-style-name="WW8Dropcap4056"/>
    <style:style style:name="WW-WW8Dropcap1657" style:family="text" style:parent-style-name="WW8Dropcap4056"/>
    <style:style style:name="WW-WW8Dropcap1658" style:family="text" style:parent-style-name="WW8Dropcap4056"/>
    <style:style style:name="WW-WW8Dropcap1659" style:family="text" style:parent-style-name="WW8Dropcap4056"/>
    <style:style style:name="WW-WW8Dropcap1660" style:family="text" style:parent-style-name="WW8Dropcap4056"/>
    <style:style style:name="WW-WW8Dropcap1661" style:family="text" style:parent-style-name="WW8Dropcap4056"/>
    <style:style style:name="WW-WW8Dropcap1662" style:family="text" style:parent-style-name="WW8Dropcap4056"/>
    <style:style style:name="WW-WW8Dropcap1663" style:family="text" style:parent-style-name="WW8Dropcap4056"/>
    <style:style style:name="WW-WW8Dropcap1664" style:family="text" style:parent-style-name="WW8Dropcap4056"/>
    <style:style style:name="WW-WW8Dropcap1665" style:family="text" style:parent-style-name="WW8Dropcap4056"/>
    <style:style style:name="WW-WW8Dropcap1666" style:family="text" style:parent-style-name="WW8Dropcap4056"/>
    <style:style style:name="WW-WW8Dropcap1667" style:family="text" style:parent-style-name="WW8Dropcap4056"/>
    <style:style style:name="WW-WW8Dropcap1668" style:family="text" style:parent-style-name="WW8Dropcap4056"/>
    <style:style style:name="WW-WW8Dropcap1669" style:family="text" style:parent-style-name="WW8Dropcap4056"/>
    <style:style style:name="WW-WW8Dropcap1670" style:family="text" style:parent-style-name="WW8Dropcap4056"/>
    <style:style style:name="WW-WW8Dropcap1671" style:family="text" style:parent-style-name="WW8Dropcap4056"/>
    <style:style style:name="WW-WW8Dropcap1672" style:family="text" style:parent-style-name="WW8Dropcap4056"/>
    <style:style style:name="WW-WW8Dropcap1673" style:family="text" style:parent-style-name="WW8Dropcap4056"/>
    <style:style style:name="WW-WW8Dropcap1674" style:family="text" style:parent-style-name="WW8Dropcap4056"/>
    <style:style style:name="WW-WW8Dropcap1675" style:family="text" style:parent-style-name="WW8Dropcap4056"/>
    <style:style style:name="WW-WW8Dropcap1676" style:family="text" style:parent-style-name="WW8Dropcap4056"/>
    <style:style style:name="WW-WW8Dropcap1677" style:family="text" style:parent-style-name="WW8Dropcap4056"/>
    <style:style style:name="WW-WW8Dropcap1678" style:family="text" style:parent-style-name="WW8Dropcap4056"/>
    <style:style style:name="WW-WW8Dropcap1679" style:family="text" style:parent-style-name="WW8Dropcap4056"/>
    <style:style style:name="WW-WW8Dropcap1680" style:family="text" style:parent-style-name="WW8Dropcap4056"/>
    <style:style style:name="WW-WW8Dropcap1681" style:family="text" style:parent-style-name="WW8Dropcap4056"/>
    <style:style style:name="WW-WW8Dropcap1682" style:family="text" style:parent-style-name="WW8Dropcap4056"/>
    <style:style style:name="WW-WW8Dropcap1683" style:family="text" style:parent-style-name="WW8Dropcap4056"/>
    <style:style style:name="WW-WW8Dropcap1684" style:family="text" style:parent-style-name="WW8Dropcap4056"/>
    <style:style style:name="WW-WW8Dropcap1685" style:family="text" style:parent-style-name="WW8Dropcap4056"/>
    <style:style style:name="WW-WW8Dropcap1686" style:family="text" style:parent-style-name="WW8Dropcap4056"/>
    <style:style style:name="WW-WW8Dropcap1687" style:family="text" style:parent-style-name="WW8Dropcap4056"/>
    <style:style style:name="WW-WW8Dropcap1688" style:family="text" style:parent-style-name="WW8Dropcap4056"/>
    <style:style style:name="WW-WW8Dropcap1689" style:family="text" style:parent-style-name="WW8Dropcap4056"/>
    <style:style style:name="WW-WW8Dropcap1690" style:family="text" style:parent-style-name="WW8Dropcap4056"/>
    <style:style style:name="WW-WW8Dropcap1691" style:family="text" style:parent-style-name="WW8Dropcap4056"/>
    <style:style style:name="WW-WW8Dropcap1692" style:family="text" style:parent-style-name="WW8Dropcap4056"/>
    <style:style style:name="WW-WW8Dropcap1693" style:family="text" style:parent-style-name="WW8Dropcap4056"/>
    <style:style style:name="WW-WW8Dropcap1694" style:family="text" style:parent-style-name="WW8Dropcap4056"/>
    <style:style style:name="WW-WW8Dropcap1695" style:family="text" style:parent-style-name="WW8Dropcap4056"/>
    <style:style style:name="WW-WW8Dropcap1696" style:family="text" style:parent-style-name="WW8Dropcap4056"/>
    <style:style style:name="WW-WW8Dropcap1697" style:family="text" style:parent-style-name="WW8Dropcap4056"/>
    <style:style style:name="WW-WW8Dropcap1698" style:family="text" style:parent-style-name="WW8Dropcap4056"/>
    <style:style style:name="WW-WW8Dropcap1699" style:family="text" style:parent-style-name="WW8Dropcap4056"/>
    <style:style style:name="WW-WW8Dropcap1700" style:family="text" style:parent-style-name="WW8Dropcap4056"/>
    <style:style style:name="WW-WW8Dropcap1701" style:family="text" style:parent-style-name="WW8Dropcap4056"/>
    <style:style style:name="WW-WW8Dropcap1702" style:family="text" style:parent-style-name="WW8Dropcap4056"/>
    <style:style style:name="WW-WW8Dropcap1703" style:family="text" style:parent-style-name="WW8Dropcap4056"/>
    <style:style style:name="WW-WW8Dropcap1704" style:family="text" style:parent-style-name="WW8Dropcap4056"/>
    <style:style style:name="WW-WW8Dropcap1705" style:family="text" style:parent-style-name="WW8Dropcap4056"/>
    <style:style style:name="WW-WW8Dropcap1706" style:family="text" style:parent-style-name="WW8Dropcap4056"/>
    <style:style style:name="WW-WW8Dropcap1707" style:family="text" style:parent-style-name="WW8Dropcap4056"/>
    <style:style style:name="WW-WW8Dropcap1708" style:family="text" style:parent-style-name="WW8Dropcap4056"/>
    <style:style style:name="WW-WW8Dropcap1709" style:family="text" style:parent-style-name="WW8Dropcap4056"/>
    <style:style style:name="WW-WW8Dropcap1710" style:family="text" style:parent-style-name="WW8Dropcap4056"/>
    <style:style style:name="WW-WW8Dropcap1711" style:family="text" style:parent-style-name="WW8Dropcap4056"/>
    <style:style style:name="WW-WW8Dropcap1712" style:family="text" style:parent-style-name="WW8Dropcap4056"/>
    <style:style style:name="WW-WW8Dropcap1713" style:family="text" style:parent-style-name="WW8Dropcap4056"/>
    <style:style style:name="WW-WW8Dropcap1714" style:family="text" style:parent-style-name="WW8Dropcap4056"/>
    <style:style style:name="WW-WW8Dropcap1715" style:family="text" style:parent-style-name="WW8Dropcap4056"/>
    <style:style style:name="WW-WW8Dropcap1716" style:family="text" style:parent-style-name="WW8Dropcap4056"/>
    <style:style style:name="WW-WW8Dropcap1717" style:family="text" style:parent-style-name="WW8Dropcap4056"/>
    <style:style style:name="WW-WW8Dropcap1718" style:family="text" style:parent-style-name="WW8Dropcap4056"/>
    <style:style style:name="WW-WW8Dropcap1719" style:family="text" style:parent-style-name="WW8Dropcap4056"/>
    <style:style style:name="WW-WW8Dropcap1720" style:family="text" style:parent-style-name="WW8Dropcap4056"/>
    <style:style style:name="WW-WW8Dropcap1721" style:family="text" style:parent-style-name="WW8Dropcap4056"/>
    <style:style style:name="WW-WW8Dropcap1722" style:family="text" style:parent-style-name="WW8Dropcap4056"/>
    <style:style style:name="WW-WW8Dropcap1723" style:family="text" style:parent-style-name="WW8Dropcap4056"/>
    <style:style style:name="WW-WW8Dropcap1724" style:family="text" style:parent-style-name="WW8Dropcap4056"/>
    <style:style style:name="WW-WW8Dropcap1725" style:family="text" style:parent-style-name="WW8Dropcap4056"/>
    <style:style style:name="WW-WW8Dropcap1726" style:family="text" style:parent-style-name="WW8Dropcap4056"/>
    <style:style style:name="WW-WW8Dropcap1727" style:family="text" style:parent-style-name="WW8Dropcap4056"/>
    <style:style style:name="WW-WW8Dropcap1728" style:family="text" style:parent-style-name="WW8Dropcap4056"/>
    <style:style style:name="WW-WW8Dropcap1729" style:family="text" style:parent-style-name="WW8Dropcap4056"/>
    <style:style style:name="WW-WW8Dropcap1730" style:family="text" style:parent-style-name="WW8Dropcap4056"/>
    <style:style style:name="WW-WW8Dropcap1731" style:family="text" style:parent-style-name="WW8Dropcap4056"/>
    <style:style style:name="WW-WW8Dropcap1732" style:family="text" style:parent-style-name="WW8Dropcap4056"/>
    <style:style style:name="WW-WW8Dropcap1733" style:family="text" style:parent-style-name="WW8Dropcap4056"/>
    <style:style style:name="WW-WW8Dropcap1734" style:family="text" style:parent-style-name="WW8Dropcap4056"/>
    <style:style style:name="WW-WW8Dropcap1735" style:family="text" style:parent-style-name="WW8Dropcap4056"/>
    <style:style style:name="WW-WW8Dropcap1736" style:family="text" style:parent-style-name="WW8Dropcap4056"/>
    <style:style style:name="WW-WW8Dropcap1737" style:family="text" style:parent-style-name="WW8Dropcap4056"/>
    <style:style style:name="WW-WW8Dropcap1738" style:family="text" style:parent-style-name="WW8Dropcap4056"/>
    <style:style style:name="WW-WW8Dropcap1739" style:family="text" style:parent-style-name="WW8Dropcap4056"/>
    <style:style style:name="WW-WW8Dropcap1740" style:family="text" style:parent-style-name="WW8Dropcap4056"/>
    <style:style style:name="WW-WW8Dropcap1741" style:family="text" style:parent-style-name="WW8Dropcap4056"/>
    <style:style style:name="WW-WW8Dropcap1742" style:family="text" style:parent-style-name="WW8Dropcap4056"/>
    <style:style style:name="WW-WW8Dropcap1743" style:family="text" style:parent-style-name="WW8Dropcap4056"/>
    <style:style style:name="WW-WW8Dropcap1744" style:family="text" style:parent-style-name="WW8Dropcap4056"/>
    <style:style style:name="WW-WW8Dropcap1745" style:family="text" style:parent-style-name="WW8Dropcap4056"/>
    <style:style style:name="WW-WW8Dropcap1746" style:family="text" style:parent-style-name="WW8Dropcap4056"/>
    <style:style style:name="WW-WW8Dropcap1747" style:family="text" style:parent-style-name="WW8Dropcap4056"/>
    <style:style style:name="WW-WW8Dropcap1748" style:family="text" style:parent-style-name="WW8Dropcap4056"/>
    <style:style style:name="WW-WW8Dropcap1749" style:family="text" style:parent-style-name="WW8Dropcap4056"/>
    <style:style style:name="WW-WW8Dropcap1750" style:family="text" style:parent-style-name="WW8Dropcap4056"/>
    <style:style style:name="WW-WW8Dropcap1751" style:family="text" style:parent-style-name="WW8Dropcap4056"/>
    <style:style style:name="WW-WW8Dropcap1752" style:family="text" style:parent-style-name="WW8Dropcap4056"/>
    <style:style style:name="WW-WW8Dropcap1753" style:family="text" style:parent-style-name="WW8Dropcap4056"/>
    <style:style style:name="WW-WW8Dropcap1754" style:family="text" style:parent-style-name="WW8Dropcap4056"/>
    <style:style style:name="WW-WW8Dropcap1755" style:family="text" style:parent-style-name="WW8Dropcap4056"/>
    <style:style style:name="WW-WW8Dropcap1756" style:family="text" style:parent-style-name="WW8Dropcap4056"/>
    <style:style style:name="WW-WW8Dropcap1757" style:family="text" style:parent-style-name="WW8Dropcap4056"/>
    <style:style style:name="WW-WW8Dropcap1758" style:family="text" style:parent-style-name="WW8Dropcap4056"/>
    <style:style style:name="WW-WW8Dropcap1759" style:family="text" style:parent-style-name="WW8Dropcap4056"/>
    <style:style style:name="WW-WW8Dropcap1760" style:family="text" style:parent-style-name="WW8Dropcap4056"/>
    <style:style style:name="WW-WW8Dropcap1761" style:family="text" style:parent-style-name="WW8Dropcap4056"/>
    <style:style style:name="WW-WW8Dropcap1762" style:family="text" style:parent-style-name="WW8Dropcap4056"/>
    <style:style style:name="WW-WW8Dropcap1763" style:family="text" style:parent-style-name="WW8Dropcap4056"/>
    <style:style style:name="WW-WW8Dropcap1764" style:family="text" style:parent-style-name="WW8Dropcap4056"/>
    <style:style style:name="WW-WW8Dropcap1765" style:family="text" style:parent-style-name="WW8Dropcap4056"/>
    <style:style style:name="WW-WW8Dropcap1766" style:family="text" style:parent-style-name="WW8Dropcap4056"/>
    <style:style style:name="WW-WW8Dropcap1767" style:family="text" style:parent-style-name="WW8Dropcap4056"/>
    <style:style style:name="WW-WW8Dropcap1768" style:family="text" style:parent-style-name="WW8Dropcap4056"/>
    <style:style style:name="WW-WW8Dropcap1769" style:family="text" style:parent-style-name="WW8Dropcap4056"/>
    <style:style style:name="WW-WW8Dropcap1770" style:family="text" style:parent-style-name="WW8Dropcap4056"/>
    <style:style style:name="WW-WW8Dropcap1771" style:family="text" style:parent-style-name="WW8Dropcap4056"/>
    <style:style style:name="WW-WW8Dropcap1772" style:family="text" style:parent-style-name="WW8Dropcap4056"/>
    <style:style style:name="WW-WW8Dropcap1773" style:family="text" style:parent-style-name="WW8Dropcap4056"/>
    <style:style style:name="WW-WW8Dropcap1774" style:family="text" style:parent-style-name="WW8Dropcap4056"/>
    <style:style style:name="WW-WW8Dropcap1775" style:family="text" style:parent-style-name="WW8Dropcap4056"/>
    <style:style style:name="WW-WW8Dropcap1776" style:family="text" style:parent-style-name="WW8Dropcap4056"/>
    <style:style style:name="WW-WW8Dropcap1777" style:family="text" style:parent-style-name="WW8Dropcap4056"/>
    <style:style style:name="WW-WW8Dropcap1778" style:family="text" style:parent-style-name="WW8Dropcap4056"/>
    <style:style style:name="WW-WW8Dropcap1779" style:family="text" style:parent-style-name="WW8Dropcap4056"/>
    <style:style style:name="WW-WW8Dropcap1780" style:family="text" style:parent-style-name="WW8Dropcap4056"/>
    <style:style style:name="WW-WW8Dropcap1781" style:family="text" style:parent-style-name="WW8Dropcap4056"/>
    <style:style style:name="WW-WW8Dropcap1782" style:family="text" style:parent-style-name="WW8Dropcap4056"/>
    <style:style style:name="WW-WW8Dropcap1783" style:family="text" style:parent-style-name="WW8Dropcap4056"/>
    <style:style style:name="WW-WW8Dropcap1784" style:family="text" style:parent-style-name="WW8Dropcap4056"/>
    <style:style style:name="WW-WW8Dropcap1785" style:family="text" style:parent-style-name="WW8Dropcap4056"/>
    <style:style style:name="WW-WW8Dropcap1786" style:family="text" style:parent-style-name="WW8Dropcap4056"/>
    <style:style style:name="WW-WW8Dropcap1787" style:family="text" style:parent-style-name="WW8Dropcap4056"/>
    <style:style style:name="WW-WW8Dropcap1788" style:family="text" style:parent-style-name="WW8Dropcap4056"/>
    <style:style style:name="WW-WW8Dropcap1789" style:family="text" style:parent-style-name="WW8Dropcap4056"/>
    <style:style style:name="WW-WW8Dropcap1790" style:family="text" style:parent-style-name="WW8Dropcap4056"/>
    <style:style style:name="WW-WW8Dropcap1791" style:family="text" style:parent-style-name="WW8Dropcap4056"/>
    <style:style style:name="WW-WW8Dropcap1792" style:family="text" style:parent-style-name="WW8Dropcap4056"/>
    <style:style style:name="WW-WW8Dropcap1793" style:family="text" style:parent-style-name="WW8Dropcap4056"/>
    <style:style style:name="WW-WW8Dropcap1794" style:family="text" style:parent-style-name="WW8Dropcap4056"/>
    <style:style style:name="WW-WW8Dropcap1795" style:family="text" style:parent-style-name="WW8Dropcap4056"/>
    <style:style style:name="WW-WW8Dropcap1796" style:family="text" style:parent-style-name="WW8Dropcap4056"/>
    <style:style style:name="WW-WW8Dropcap1797" style:family="text" style:parent-style-name="WW8Dropcap4056"/>
    <style:style style:name="WW-WW8Dropcap1798" style:family="text" style:parent-style-name="WW8Dropcap4056"/>
    <style:style style:name="WW-WW8Dropcap1799" style:family="text" style:parent-style-name="WW8Dropcap4056"/>
    <style:style style:name="WW-WW8Dropcap1800" style:family="text" style:parent-style-name="WW8Dropcap4056"/>
    <style:style style:name="WW-WW8Dropcap1801" style:family="text" style:parent-style-name="WW8Dropcap4056"/>
    <style:style style:name="WW-WW8Dropcap1802" style:family="text" style:parent-style-name="WW8Dropcap4056"/>
    <style:style style:name="WW-WW8Dropcap1803" style:family="text" style:parent-style-name="WW8Dropcap4056"/>
    <style:style style:name="WW-WW8Dropcap1804" style:family="text" style:parent-style-name="WW8Dropcap4056"/>
    <style:style style:name="WW-WW8Dropcap1805" style:family="text" style:parent-style-name="WW8Dropcap4056"/>
    <style:style style:name="WW-WW8Dropcap1806" style:family="text" style:parent-style-name="WW8Dropcap4056"/>
    <style:style style:name="WW-WW8Dropcap1807" style:family="text" style:parent-style-name="WW8Dropcap4056"/>
    <style:style style:name="WW-WW8Dropcap1808" style:family="text" style:parent-style-name="WW8Dropcap4056"/>
    <style:style style:name="WW-WW8Dropcap1809" style:family="text" style:parent-style-name="WW8Dropcap4056"/>
    <style:style style:name="WW-WW8Dropcap1810" style:family="text" style:parent-style-name="WW8Dropcap4056"/>
    <style:style style:name="WW-WW8Dropcap1811" style:family="text" style:parent-style-name="WW8Dropcap4056"/>
    <style:style style:name="WW-WW8Dropcap1812" style:family="text" style:parent-style-name="WW8Dropcap4056"/>
    <style:style style:name="WW-WW8Dropcap1813" style:family="text" style:parent-style-name="WW8Dropcap4056"/>
    <style:style style:name="WW-WW8Dropcap1814" style:family="text" style:parent-style-name="WW8Dropcap4056"/>
    <style:style style:name="WW-WW8Dropcap1815" style:family="text" style:parent-style-name="WW8Dropcap4056"/>
    <style:style style:name="WW-WW8Dropcap1816" style:family="text" style:parent-style-name="WW8Dropcap4056"/>
    <style:style style:name="WW-WW8Dropcap1817" style:family="text" style:parent-style-name="WW8Dropcap4056"/>
    <style:style style:name="WW-WW8Dropcap1818" style:family="text" style:parent-style-name="WW8Dropcap4056"/>
    <style:style style:name="WW-WW8Dropcap1819" style:family="text" style:parent-style-name="WW8Dropcap4056"/>
    <style:style style:name="WW-WW8Dropcap1820" style:family="text" style:parent-style-name="WW8Dropcap4056"/>
    <style:style style:name="WW-WW8Dropcap1821" style:family="text" style:parent-style-name="WW8Dropcap4056"/>
    <style:style style:name="WW-WW8Dropcap1822" style:family="text" style:parent-style-name="WW8Dropcap4056"/>
    <style:style style:name="WW-WW8Dropcap1823" style:family="text" style:parent-style-name="WW8Dropcap4056"/>
    <style:style style:name="WW-WW8Dropcap1824" style:family="text" style:parent-style-name="WW8Dropcap4056"/>
    <style:style style:name="WW-WW8Dropcap1825" style:family="text" style:parent-style-name="WW8Dropcap4056"/>
    <style:style style:name="WW-WW8Dropcap1826" style:family="text" style:parent-style-name="WW8Dropcap4056"/>
    <style:style style:name="WW-WW8Dropcap1827" style:family="text" style:parent-style-name="WW8Dropcap4056"/>
    <style:style style:name="WW-WW8Dropcap1828" style:family="text" style:parent-style-name="WW8Dropcap4056"/>
    <style:style style:name="WW-WW8Dropcap1829" style:family="text" style:parent-style-name="WW8Dropcap4056"/>
    <style:style style:name="WW-WW8Dropcap1830" style:family="text" style:parent-style-name="WW8Dropcap4056"/>
    <style:style style:name="WW-WW8Dropcap1831" style:family="text" style:parent-style-name="WW8Dropcap4056"/>
    <style:style style:name="WW-WW8Dropcap1832" style:family="text" style:parent-style-name="WW8Dropcap4056"/>
    <style:style style:name="WW-WW8Dropcap1833" style:family="text" style:parent-style-name="WW8Dropcap4056"/>
    <style:style style:name="WW-WW8Dropcap1834" style:family="text" style:parent-style-name="WW8Dropcap4056"/>
    <style:style style:name="WW-WW8Dropcap1835" style:family="text" style:parent-style-name="WW8Dropcap4056"/>
    <style:style style:name="WW-WW8Dropcap1836" style:family="text" style:parent-style-name="WW8Dropcap4056"/>
    <style:style style:name="WW-WW8Dropcap1837" style:family="text" style:parent-style-name="WW8Dropcap4056"/>
    <style:style style:name="WW-WW8Dropcap1838" style:family="text" style:parent-style-name="WW8Dropcap4056"/>
    <style:style style:name="WW-WW8Dropcap1839" style:family="text" style:parent-style-name="WW8Dropcap4056"/>
    <style:style style:name="WW-WW8Dropcap1840" style:family="text" style:parent-style-name="WW8Dropcap4056"/>
    <style:style style:name="WW-WW8Dropcap1841" style:family="text" style:parent-style-name="WW8Dropcap4056"/>
    <style:style style:name="WW-WW8Dropcap1842" style:family="text" style:parent-style-name="WW8Dropcap4056"/>
    <style:style style:name="WW-WW8Dropcap1843" style:family="text" style:parent-style-name="WW8Dropcap4056"/>
    <style:style style:name="WW-WW8Dropcap1844" style:family="text" style:parent-style-name="WW8Dropcap4056"/>
    <style:style style:name="WW-WW8Dropcap1845" style:family="text" style:parent-style-name="WW8Dropcap4056"/>
    <style:style style:name="WW-WW8Dropcap1846" style:family="text" style:parent-style-name="WW8Dropcap4056"/>
    <style:style style:name="WW-WW8Dropcap1847" style:family="text" style:parent-style-name="WW8Dropcap4056"/>
    <style:style style:name="WW-WW8Dropcap1848" style:family="text" style:parent-style-name="WW8Dropcap4056"/>
    <style:style style:name="WW-WW8Dropcap1849" style:family="text" style:parent-style-name="WW8Dropcap4056"/>
    <style:style style:name="WW-WW8Dropcap1850" style:family="text" style:parent-style-name="WW8Dropcap4056"/>
    <style:style style:name="WW-WW8Dropcap1851" style:family="text" style:parent-style-name="WW8Dropcap4056"/>
    <style:style style:name="WW-WW8Dropcap1852" style:family="text" style:parent-style-name="WW8Dropcap4056"/>
    <style:style style:name="WW-WW8Dropcap1853" style:family="text" style:parent-style-name="WW8Dropcap4056"/>
    <style:style style:name="WW-WW8Dropcap1854" style:family="text" style:parent-style-name="WW8Dropcap4056"/>
    <style:style style:name="WW-WW8Dropcap1855" style:family="text" style:parent-style-name="WW8Dropcap4056"/>
    <style:style style:name="WW-WW8Dropcap1856" style:family="text" style:parent-style-name="WW8Dropcap4056"/>
    <style:style style:name="WW-WW8Dropcap1857" style:family="text" style:parent-style-name="WW8Dropcap4056"/>
    <style:style style:name="WW-WW8Dropcap1858" style:family="text" style:parent-style-name="WW8Dropcap4056"/>
    <style:style style:name="WW-WW8Dropcap1859" style:family="text" style:parent-style-name="WW8Dropcap4056"/>
    <style:style style:name="WW-WW8Dropcap1860" style:family="text" style:parent-style-name="WW8Dropcap4056"/>
    <style:style style:name="WW-WW8Dropcap1861" style:family="text" style:parent-style-name="WW8Dropcap4056"/>
    <style:style style:name="WW-WW8Dropcap1862" style:family="text" style:parent-style-name="WW8Dropcap4056"/>
    <style:style style:name="WW-WW8Dropcap1863" style:family="text" style:parent-style-name="WW8Dropcap4056"/>
    <style:style style:name="WW-WW8Dropcap1864" style:family="text" style:parent-style-name="WW8Dropcap4056"/>
    <style:style style:name="WW-WW8Dropcap1865" style:family="text" style:parent-style-name="WW8Dropcap4056"/>
    <style:style style:name="WW-WW8Dropcap1866" style:family="text" style:parent-style-name="WW8Dropcap4056"/>
    <style:style style:name="WW-WW8Dropcap1867" style:family="text" style:parent-style-name="WW8Dropcap4056"/>
    <style:style style:name="WW-WW8Dropcap1868" style:family="text" style:parent-style-name="WW8Dropcap4056"/>
    <style:style style:name="WW-WW8Dropcap1869" style:family="text" style:parent-style-name="WW8Dropcap4056"/>
    <style:style style:name="WW-WW8Dropcap1870" style:family="text" style:parent-style-name="WW8Dropcap4056"/>
    <style:style style:name="WW-WW8Dropcap1871" style:family="text" style:parent-style-name="WW8Dropcap4056"/>
    <style:style style:name="WW-WW8Dropcap1872" style:family="text" style:parent-style-name="WW8Dropcap4056"/>
    <style:style style:name="WW-WW8Dropcap1873" style:family="text" style:parent-style-name="WW8Dropcap4056"/>
    <style:style style:name="WW-WW8Dropcap1874" style:family="text" style:parent-style-name="WW8Dropcap4056"/>
    <style:style style:name="WW-WW8Dropcap1875" style:family="text" style:parent-style-name="WW8Dropcap4056"/>
    <style:style style:name="WW-WW8Dropcap1876" style:family="text" style:parent-style-name="WW8Dropcap4056"/>
    <style:style style:name="WW-WW8Dropcap1877" style:family="text" style:parent-style-name="WW8Dropcap4056"/>
    <style:style style:name="WW-WW8Dropcap1878" style:family="text" style:parent-style-name="WW8Dropcap4056"/>
    <style:style style:name="WW-WW8Dropcap1879" style:family="text" style:parent-style-name="WW8Dropcap4056"/>
    <style:style style:name="WW-WW8Dropcap1880" style:family="text" style:parent-style-name="WW8Dropcap4056"/>
    <style:style style:name="WW-WW8Dropcap1881" style:family="text" style:parent-style-name="WW8Dropcap4056"/>
    <style:style style:name="WW-WW8Dropcap1882" style:family="text" style:parent-style-name="WW8Dropcap4056"/>
    <style:style style:name="WW-WW8Dropcap1883" style:family="text" style:parent-style-name="WW8Dropcap4056"/>
    <style:style style:name="WW-WW8Dropcap1884" style:family="text" style:parent-style-name="WW8Dropcap4056"/>
    <style:style style:name="WW-WW8Dropcap1885" style:family="text" style:parent-style-name="WW8Dropcap4056"/>
    <style:style style:name="WW-WW8Dropcap1886" style:family="text" style:parent-style-name="WW8Dropcap4056"/>
    <style:style style:name="WW-WW8Dropcap1887" style:family="text" style:parent-style-name="WW8Dropcap4056"/>
    <style:style style:name="WW-WW8Dropcap1888" style:family="text" style:parent-style-name="WW8Dropcap4056"/>
    <style:style style:name="WW-WW8Dropcap1889" style:family="text" style:parent-style-name="WW8Dropcap4056"/>
    <style:style style:name="WW-WW8Dropcap1890" style:family="text" style:parent-style-name="WW8Dropcap4056"/>
    <style:style style:name="WW-WW8Dropcap1891" style:family="text" style:parent-style-name="WW8Dropcap4056"/>
    <style:style style:name="WW-WW8Dropcap1892" style:family="text" style:parent-style-name="WW8Dropcap4056"/>
    <style:style style:name="WW-WW8Dropcap1893" style:family="text" style:parent-style-name="WW8Dropcap4056"/>
    <style:style style:name="WW-WW8Dropcap1894" style:family="text" style:parent-style-name="WW8Dropcap4056"/>
    <style:style style:name="WW-WW8Dropcap1895" style:family="text" style:parent-style-name="WW8Dropcap4056"/>
    <style:style style:name="WW-WW8Dropcap1896" style:family="text" style:parent-style-name="WW8Dropcap4056"/>
    <style:style style:name="WW-WW8Dropcap1897" style:family="text" style:parent-style-name="WW8Dropcap4056"/>
    <style:style style:name="WW-WW8Dropcap1898" style:family="text" style:parent-style-name="WW8Dropcap4056"/>
    <style:style style:name="WW-WW8Dropcap1899" style:family="text" style:parent-style-name="WW8Dropcap4056"/>
    <style:style style:name="WW-WW8Dropcap1900" style:family="text" style:parent-style-name="WW8Dropcap4056"/>
    <style:style style:name="WW-WW8Dropcap1901" style:family="text" style:parent-style-name="WW8Dropcap4056"/>
    <style:style style:name="WW-WW8Dropcap1902" style:family="text" style:parent-style-name="WW8Dropcap4056"/>
    <style:style style:name="WW-WW8Dropcap1903" style:family="text" style:parent-style-name="WW8Dropcap4056"/>
    <style:style style:name="WW-WW8Dropcap1904" style:family="text" style:parent-style-name="WW8Dropcap4056"/>
    <style:style style:name="WW-WW8Dropcap1905" style:family="text" style:parent-style-name="WW8Dropcap4056"/>
    <style:style style:name="WW-WW8Dropcap1906" style:family="text" style:parent-style-name="WW8Dropcap4056"/>
    <style:style style:name="WW-WW8Dropcap1907" style:family="text" style:parent-style-name="WW8Dropcap4056"/>
    <style:style style:name="WW-WW8Dropcap1908" style:family="text" style:parent-style-name="WW8Dropcap4056"/>
    <style:style style:name="WW-WW8Dropcap1909" style:family="text" style:parent-style-name="WW8Dropcap4056"/>
    <style:style style:name="WW-WW8Dropcap1910" style:family="text" style:parent-style-name="WW8Dropcap4056"/>
    <style:style style:name="WW-WW8Dropcap1911" style:family="text" style:parent-style-name="WW8Dropcap4056"/>
    <style:style style:name="WW-WW8Dropcap1912" style:family="text" style:parent-style-name="WW8Dropcap4056"/>
    <style:style style:name="WW-WW8Dropcap1913" style:family="text" style:parent-style-name="WW8Dropcap4056"/>
    <style:style style:name="WW-WW8Dropcap1914" style:family="text" style:parent-style-name="WW8Dropcap4056"/>
    <style:style style:name="WW-WW8Dropcap1915" style:family="text" style:parent-style-name="WW8Dropcap4056"/>
    <style:style style:name="WW-WW8Dropcap1916" style:family="text" style:parent-style-name="WW8Dropcap4056"/>
    <style:style style:name="WW-WW8Dropcap1917" style:family="text" style:parent-style-name="WW8Dropcap4056"/>
    <style:style style:name="WW-WW8Dropcap1918" style:family="text" style:parent-style-name="WW8Dropcap4056"/>
    <style:style style:name="WW-WW8Dropcap1919" style:family="text" style:parent-style-name="WW8Dropcap4056"/>
    <style:style style:name="WW-WW8Dropcap1920" style:family="text" style:parent-style-name="WW8Dropcap4056"/>
    <style:style style:name="WW-WW8Dropcap1921" style:family="text" style:parent-style-name="WW8Dropcap4056"/>
    <style:style style:name="WW-WW8Dropcap1922" style:family="text" style:parent-style-name="WW8Dropcap4056"/>
    <style:style style:name="WW-WW8Dropcap1923" style:family="text" style:parent-style-name="WW8Dropcap4056"/>
    <style:style style:name="WW-WW8Dropcap1924" style:family="text" style:parent-style-name="WW8Dropcap4056"/>
    <style:style style:name="WW-WW8Dropcap1925" style:family="text" style:parent-style-name="WW8Dropcap4056"/>
    <style:style style:name="WW-WW8Dropcap1926" style:family="text" style:parent-style-name="WW8Dropcap4056"/>
    <style:style style:name="WW-WW8Dropcap1927" style:family="text" style:parent-style-name="WW8Dropcap4056"/>
    <style:style style:name="WW-WW8Dropcap1928" style:family="text" style:parent-style-name="WW8Dropcap4056"/>
    <style:style style:name="WW-WW8Dropcap1929" style:family="text" style:parent-style-name="WW8Dropcap4056"/>
    <style:style style:name="WW-WW8Dropcap1930" style:family="text" style:parent-style-name="WW8Dropcap4056"/>
    <style:style style:name="WW-WW8Dropcap1931" style:family="text" style:parent-style-name="WW8Dropcap4056"/>
    <style:style style:name="WW-WW8Dropcap1932" style:family="text" style:parent-style-name="WW8Dropcap4056"/>
    <style:style style:name="WW-WW8Dropcap1933" style:family="text" style:parent-style-name="WW8Dropcap4056"/>
    <style:style style:name="WW-WW8Dropcap1934" style:family="text" style:parent-style-name="WW8Dropcap4056"/>
    <style:style style:name="WW-WW8Dropcap1935" style:family="text" style:parent-style-name="WW8Dropcap4056"/>
    <style:style style:name="WW-WW8Dropcap1936" style:family="text" style:parent-style-name="WW8Dropcap4056"/>
    <style:style style:name="WW-WW8Dropcap1937" style:family="text" style:parent-style-name="WW8Dropcap4056"/>
    <style:style style:name="WW-WW8Dropcap1938" style:family="text" style:parent-style-name="WW8Dropcap4056"/>
    <style:style style:name="WW-WW8Dropcap1939" style:family="text" style:parent-style-name="WW8Dropcap4056"/>
    <style:style style:name="WW-WW8Dropcap1940" style:family="text" style:parent-style-name="WW8Dropcap4056"/>
    <style:style style:name="WW-WW8Dropcap1941" style:family="text" style:parent-style-name="WW8Dropcap4056"/>
    <style:style style:name="WW-WW8Dropcap1942" style:family="text" style:parent-style-name="WW8Dropcap4056"/>
    <style:style style:name="WW-WW8Dropcap1943" style:family="text" style:parent-style-name="WW8Dropcap4056"/>
    <style:style style:name="WW-WW8Dropcap1944" style:family="text" style:parent-style-name="WW8Dropcap4056"/>
    <style:style style:name="WW-WW8Dropcap1945" style:family="text" style:parent-style-name="WW8Dropcap4056"/>
    <style:style style:name="WW-WW8Dropcap1946" style:family="text" style:parent-style-name="WW8Dropcap4056"/>
    <style:style style:name="WW-WW8Dropcap1947" style:family="text" style:parent-style-name="WW8Dropcap4056"/>
    <style:style style:name="WW-WW8Dropcap1948" style:family="text" style:parent-style-name="WW8Dropcap4056"/>
    <style:style style:name="WW-WW8Dropcap1949" style:family="text" style:parent-style-name="WW8Dropcap4056"/>
    <style:style style:name="WW-WW8Dropcap1950" style:family="text" style:parent-style-name="WW8Dropcap4056"/>
    <style:style style:name="WW-WW8Dropcap1951" style:family="text" style:parent-style-name="WW8Dropcap4056"/>
    <style:style style:name="WW-WW8Dropcap1952" style:family="text" style:parent-style-name="WW8Dropcap4056"/>
    <style:style style:name="WW-WW8Dropcap1953" style:family="text" style:parent-style-name="WW8Dropcap4056"/>
    <style:style style:name="WW-WW8Dropcap1954" style:family="text" style:parent-style-name="WW8Dropcap4056"/>
    <style:style style:name="WW-WW8Dropcap1955" style:family="text" style:parent-style-name="WW8Dropcap4056"/>
    <style:style style:name="WW-WW8Dropcap1956" style:family="text" style:parent-style-name="WW8Dropcap4056"/>
    <style:style style:name="WW-WW8Dropcap1957" style:family="text" style:parent-style-name="WW8Dropcap4056"/>
    <style:style style:name="WW-WW8Dropcap1958" style:family="text" style:parent-style-name="WW8Dropcap4056"/>
    <style:style style:name="WW-WW8Dropcap1959" style:family="text" style:parent-style-name="WW8Dropcap4056"/>
    <style:style style:name="WW-WW8Dropcap1960" style:family="text" style:parent-style-name="WW8Dropcap4056"/>
    <style:style style:name="WW-WW8Dropcap1961" style:family="text" style:parent-style-name="WW8Dropcap4056"/>
    <style:style style:name="WW-WW8Dropcap1962" style:family="text" style:parent-style-name="WW8Dropcap4056"/>
    <style:style style:name="WW-WW8Dropcap1963" style:family="text" style:parent-style-name="WW8Dropcap4056"/>
    <style:style style:name="WW-WW8Dropcap1964" style:family="text" style:parent-style-name="WW8Dropcap4056"/>
    <style:style style:name="WW-WW8Dropcap1965" style:family="text" style:parent-style-name="WW8Dropcap4056"/>
    <style:style style:name="WW-WW8Dropcap1966" style:family="text" style:parent-style-name="WW8Dropcap4056"/>
    <style:style style:name="WW-WW8Dropcap1967" style:family="text" style:parent-style-name="WW8Dropcap4056"/>
    <style:style style:name="WW-WW8Dropcap1968" style:family="text" style:parent-style-name="WW8Dropcap4056"/>
    <style:style style:name="WW-WW8Dropcap1969" style:family="text" style:parent-style-name="WW8Dropcap4056"/>
    <style:style style:name="WW-WW8Dropcap1970" style:family="text" style:parent-style-name="WW8Dropcap4056"/>
    <style:style style:name="WW-WW8Dropcap1971" style:family="text" style:parent-style-name="WW8Dropcap4056"/>
    <style:style style:name="WW-WW8Dropcap1972" style:family="text" style:parent-style-name="WW8Dropcap4056"/>
    <style:style style:name="WW-WW8Dropcap1973" style:family="text" style:parent-style-name="WW8Dropcap4056"/>
    <style:style style:name="WW-WW8Dropcap1974" style:family="text" style:parent-style-name="WW8Dropcap4056"/>
    <style:style style:name="WW-WW8Dropcap1975" style:family="text" style:parent-style-name="WW8Dropcap4056"/>
    <style:style style:name="WW-WW8Dropcap1976" style:family="text" style:parent-style-name="WW8Dropcap4056"/>
    <style:style style:name="WW-WW8Dropcap1977" style:family="text" style:parent-style-name="WW8Dropcap4056"/>
    <style:style style:name="WW-WW8Dropcap1978" style:family="text" style:parent-style-name="WW8Dropcap4056"/>
    <style:style style:name="WW-WW8Dropcap1979" style:family="text" style:parent-style-name="WW8Dropcap4056"/>
    <style:style style:name="WW-WW8Dropcap1980" style:family="text" style:parent-style-name="WW8Dropcap4056"/>
    <style:style style:name="WW-WW8Dropcap1981" style:family="text" style:parent-style-name="WW8Dropcap4056"/>
    <style:style style:name="WW-WW8Dropcap1982" style:family="text" style:parent-style-name="WW8Dropcap4056"/>
    <style:style style:name="WW-WW8Dropcap1983" style:family="text" style:parent-style-name="WW8Dropcap4056"/>
    <style:style style:name="WW-WW8Dropcap1984" style:family="text" style:parent-style-name="WW8Dropcap4056"/>
    <style:style style:name="WW-WW8Dropcap1985" style:family="text" style:parent-style-name="WW8Dropcap4056"/>
    <style:style style:name="WW-WW8Dropcap1986" style:family="text" style:parent-style-name="WW8Dropcap4056"/>
    <style:style style:name="WW-WW8Dropcap1987" style:family="text" style:parent-style-name="WW8Dropcap4056"/>
    <style:style style:name="WW-WW8Dropcap1988" style:family="text" style:parent-style-name="WW8Dropcap4056"/>
    <style:style style:name="WW-WW8Dropcap1989" style:family="text" style:parent-style-name="WW8Dropcap4056"/>
    <style:style style:name="WW-WW8Dropcap1990" style:family="text" style:parent-style-name="WW8Dropcap4056"/>
    <style:style style:name="WW-WW8Dropcap1991" style:family="text" style:parent-style-name="WW8Dropcap4056"/>
    <style:style style:name="WW-WW8Dropcap1992" style:family="text" style:parent-style-name="WW8Dropcap4056"/>
    <style:style style:name="WW-WW8Dropcap1993" style:family="text" style:parent-style-name="WW8Dropcap4056"/>
    <style:style style:name="WW-WW8Dropcap1994" style:family="text" style:parent-style-name="WW8Dropcap4056"/>
    <style:style style:name="WW-WW8Dropcap1995" style:family="text" style:parent-style-name="WW8Dropcap4056"/>
    <style:style style:name="WW-WW8Dropcap1996" style:family="text" style:parent-style-name="WW8Dropcap4056"/>
    <style:style style:name="WW-WW8Dropcap1997" style:family="text" style:parent-style-name="WW8Dropcap4056"/>
    <style:style style:name="WW-WW8Dropcap1998" style:family="text" style:parent-style-name="WW8Dropcap4056"/>
    <style:style style:name="WW-WW8Dropcap1999" style:family="text" style:parent-style-name="WW8Dropcap4056"/>
    <style:style style:name="WW-WW8Dropcap2000" style:family="text" style:parent-style-name="WW8Dropcap4056"/>
    <style:style style:name="WW-WW8Dropcap2001" style:family="text" style:parent-style-name="WW8Dropcap4056"/>
    <style:style style:name="WW-WW8Dropcap2002" style:family="text" style:parent-style-name="WW8Dropcap4056"/>
    <style:style style:name="WW-WW8Dropcap2003" style:family="text" style:parent-style-name="WW8Dropcap4056"/>
    <style:style style:name="WW-WW8Dropcap2004" style:family="text" style:parent-style-name="WW8Dropcap4056"/>
    <style:style style:name="WW-WW8Dropcap2005" style:family="text" style:parent-style-name="WW8Dropcap4056"/>
    <style:style style:name="WW-WW8Dropcap2006" style:family="text" style:parent-style-name="WW8Dropcap4056"/>
    <style:style style:name="WW-WW8Dropcap2007" style:family="text" style:parent-style-name="WW8Dropcap4056"/>
    <style:style style:name="WW-WW8Dropcap2008" style:family="text" style:parent-style-name="WW8Dropcap4056"/>
    <style:style style:name="WW-WW8Dropcap2009" style:family="text" style:parent-style-name="WW8Dropcap4056"/>
    <style:style style:name="WW-WW8Dropcap2010" style:family="text" style:parent-style-name="WW8Dropcap4056"/>
    <style:style style:name="WW-WW8Dropcap2011" style:family="text" style:parent-style-name="WW8Dropcap4056"/>
    <style:style style:name="WW-WW8Dropcap2012" style:family="text" style:parent-style-name="WW8Dropcap4056"/>
    <style:style style:name="WW-WW8Dropcap2013" style:family="text" style:parent-style-name="WW8Dropcap4056"/>
    <style:style style:name="WW-WW8Dropcap2014" style:family="text" style:parent-style-name="WW8Dropcap4056"/>
    <style:style style:name="WW-WW8Dropcap2015" style:family="text" style:parent-style-name="WW8Dropcap4056"/>
    <style:style style:name="WW-WW8Dropcap2016" style:family="text" style:parent-style-name="WW8Dropcap4056"/>
    <style:style style:name="WW-WW8Dropcap2017" style:family="text" style:parent-style-name="WW8Dropcap4056"/>
    <style:style style:name="WW-WW8Dropcap2018" style:family="text" style:parent-style-name="WW8Dropcap4056"/>
    <style:style style:name="WW-WW8Dropcap2019" style:family="text" style:parent-style-name="WW8Dropcap4056"/>
    <style:style style:name="WW-WW8Dropcap2020" style:family="text" style:parent-style-name="WW8Dropcap4056"/>
    <style:style style:name="WW-WW8Dropcap2021" style:family="text" style:parent-style-name="WW8Dropcap4056"/>
    <style:style style:name="WW-WW8Dropcap2022" style:family="text" style:parent-style-name="WW8Dropcap4056"/>
    <style:style style:name="WW-WW8Dropcap2023" style:family="text" style:parent-style-name="WW8Dropcap4056"/>
    <style:style style:name="WW-WW8Dropcap2024" style:family="text" style:parent-style-name="WW8Dropcap4056"/>
    <style:style style:name="WW-WW8Dropcap2025" style:family="text" style:parent-style-name="WW8Dropcap4056"/>
    <style:style style:name="WW-WW8Dropcap2026" style:family="text" style:parent-style-name="WW8Dropcap4056"/>
    <style:style style:name="WW-WW8Dropcap2027" style:family="text" style:parent-style-name="WW8Dropcap4056"/>
    <style:style style:name="WW-WW8Dropcap2028" style:family="text" style:parent-style-name="WW8Dropcap4056"/>
    <style:style style:name="WW-WW8Dropcap2029" style:family="text" style:parent-style-name="WW8Dropcap4056"/>
    <style:style style:name="WW-WW8Dropcap2030" style:family="text" style:parent-style-name="WW8Dropcap4056"/>
    <style:style style:name="WW-WW8Dropcap2031" style:family="text" style:parent-style-name="WW8Dropcap4056"/>
    <style:style style:name="WW-WW8Dropcap2032" style:family="text" style:parent-style-name="WW8Dropcap4056"/>
    <style:style style:name="WW-WW8Dropcap2033" style:family="text" style:parent-style-name="WW8Dropcap4056"/>
    <style:style style:name="WW-WW8Dropcap2034" style:family="text" style:parent-style-name="WW8Dropcap4056"/>
    <style:style style:name="WW-WW8Dropcap2035" style:family="text" style:parent-style-name="WW8Dropcap4056"/>
    <style:style style:name="WW-WW8Dropcap2036" style:family="text" style:parent-style-name="WW8Dropcap4056"/>
    <style:style style:name="WW-WW8Dropcap2037" style:family="text" style:parent-style-name="WW8Dropcap4056"/>
    <style:style style:name="WW-WW8Dropcap2038" style:family="text" style:parent-style-name="WW8Dropcap4056"/>
    <style:style style:name="WW-WW8Dropcap2039" style:family="text" style:parent-style-name="WW8Dropcap4056"/>
    <style:style style:name="WW-WW8Dropcap2040" style:family="text" style:parent-style-name="WW8Dropcap4056"/>
    <style:style style:name="WW-WW8Dropcap2041" style:family="text" style:parent-style-name="WW8Dropcap4056"/>
    <style:style style:name="WW-WW8Dropcap2042" style:family="text" style:parent-style-name="WW8Dropcap4056"/>
    <style:style style:name="WW-WW8Dropcap2043" style:family="text" style:parent-style-name="WW8Dropcap4056"/>
    <style:style style:name="WW-WW8Dropcap2044" style:family="text" style:parent-style-name="WW8Dropcap4056"/>
    <style:style style:name="WW-WW8Dropcap2045" style:family="text" style:parent-style-name="WW8Dropcap4056"/>
    <style:style style:name="WW-WW8Dropcap2046" style:family="text" style:parent-style-name="WW8Dropcap4056"/>
    <style:style style:name="WW-WW8Dropcap2047" style:family="text" style:parent-style-name="WW8Dropcap4056"/>
    <style:style style:name="WW-WW8Dropcap2048" style:family="text" style:parent-style-name="WW8Dropcap4056"/>
    <style:style style:name="WW-WW8Dropcap2049" style:family="text" style:parent-style-name="WW8Dropcap4056"/>
    <style:style style:name="WW-WW8Dropcap2050" style:family="text" style:parent-style-name="WW8Dropcap4056"/>
    <style:style style:name="WW-WW8Dropcap2051" style:family="text" style:parent-style-name="WW8Dropcap4056"/>
    <style:style style:name="WW-WW8Dropcap2052" style:family="text" style:parent-style-name="WW8Dropcap4056"/>
    <style:style style:name="WW-WW8Dropcap2053" style:family="text" style:parent-style-name="WW8Dropcap4056"/>
    <style:style style:name="WW-WW8Dropcap2054" style:family="text" style:parent-style-name="WW8Dropcap4056"/>
    <style:style style:name="WW-WW8Dropcap2055" style:family="text" style:parent-style-name="WW8Dropcap4056"/>
    <style:style style:name="WW-WW8Dropcap2056" style:family="text" style:parent-style-name="WW8Dropcap4056"/>
    <style:style style:name="WW-WW8Dropcap2057" style:family="text" style:parent-style-name="WW8Dropcap4056"/>
    <style:style style:name="WW-WW8Dropcap2058" style:family="text" style:parent-style-name="WW8Dropcap4056"/>
    <style:style style:name="WW-WW8Dropcap2059" style:family="text" style:parent-style-name="WW8Dropcap4056"/>
    <style:style style:name="WW-WW8Dropcap2060" style:family="text" style:parent-style-name="WW8Dropcap4056"/>
    <style:style style:name="WW-WW8Dropcap2061" style:family="text" style:parent-style-name="WW8Dropcap4056"/>
    <style:style style:name="WW-WW8Dropcap2062" style:family="text" style:parent-style-name="WW8Dropcap4056"/>
    <style:style style:name="WW-WW8Dropcap2063" style:family="text" style:parent-style-name="WW8Dropcap4056"/>
    <style:style style:name="WW-WW8Dropcap2064" style:family="text" style:parent-style-name="WW8Dropcap4056"/>
    <style:style style:name="WW-WW8Dropcap2065" style:family="text" style:parent-style-name="WW8Dropcap4056"/>
    <style:style style:name="WW-WW8Dropcap2066" style:family="text" style:parent-style-name="WW8Dropcap4056"/>
    <style:style style:name="WW-WW8Dropcap2067" style:family="text" style:parent-style-name="WW8Dropcap4056"/>
    <style:style style:name="WW-WW8Dropcap2068" style:family="text" style:parent-style-name="WW8Dropcap4056"/>
    <style:style style:name="WW-WW8Dropcap2069" style:family="text" style:parent-style-name="WW8Dropcap4056"/>
    <style:style style:name="WW-WW8Dropcap2070" style:family="text" style:parent-style-name="WW8Dropcap4056"/>
    <style:style style:name="WW-WW8Dropcap2071" style:family="text" style:parent-style-name="WW8Dropcap4056"/>
    <style:style style:name="WW-WW8Dropcap2072" style:family="text" style:parent-style-name="WW8Dropcap4056"/>
    <style:style style:name="WW-WW8Dropcap2073" style:family="text" style:parent-style-name="WW8Dropcap4056"/>
    <style:style style:name="WW-WW8Dropcap2074" style:family="text" style:parent-style-name="WW8Dropcap4056"/>
    <style:style style:name="WW-WW8Dropcap2075" style:family="text" style:parent-style-name="WW8Dropcap4056"/>
    <style:style style:name="WW-WW8Dropcap2076" style:family="text" style:parent-style-name="WW8Dropcap4056"/>
    <style:style style:name="WW-WW8Dropcap2077" style:family="text" style:parent-style-name="WW8Dropcap4056"/>
    <style:style style:name="WW-WW8Dropcap2078" style:family="text" style:parent-style-name="WW8Dropcap4056"/>
    <style:style style:name="WW-WW8Dropcap2079" style:family="text" style:parent-style-name="WW8Dropcap4056"/>
    <style:style style:name="WW-WW8Dropcap2080" style:family="text" style:parent-style-name="WW8Dropcap4056"/>
    <style:style style:name="WW-WW8Dropcap2081" style:family="text" style:parent-style-name="WW8Dropcap4056"/>
    <style:style style:name="WW-WW8Dropcap2082" style:family="text" style:parent-style-name="WW8Dropcap4056"/>
    <style:style style:name="WW-WW8Dropcap2083" style:family="text" style:parent-style-name="WW8Dropcap4056"/>
    <style:style style:name="WW-WW8Dropcap2084" style:family="text" style:parent-style-name="WW8Dropcap4056"/>
    <style:style style:name="WW-WW8Dropcap2085" style:family="text" style:parent-style-name="WW8Dropcap4056"/>
    <style:style style:name="WW-WW8Dropcap2086" style:family="text" style:parent-style-name="WW8Dropcap4056"/>
    <style:style style:name="WW-WW8Dropcap2087" style:family="text" style:parent-style-name="WW8Dropcap4056"/>
    <style:style style:name="WW-WW8Dropcap2088" style:family="text" style:parent-style-name="WW8Dropcap4056"/>
    <style:style style:name="WW-WW8Dropcap2089" style:family="text" style:parent-style-name="WW8Dropcap4056"/>
    <style:style style:name="WW-WW8Dropcap2090" style:family="text" style:parent-style-name="WW8Dropcap4056"/>
    <style:style style:name="WW-WW8Dropcap2091" style:family="text" style:parent-style-name="WW8Dropcap4056"/>
    <style:style style:name="WW-WW8Dropcap2092" style:family="text" style:parent-style-name="WW8Dropcap4056"/>
    <style:style style:name="WW-WW8Dropcap2093" style:family="text" style:parent-style-name="WW8Dropcap4056"/>
    <style:style style:name="WW-WW8Dropcap2094" style:family="text" style:parent-style-name="WW8Dropcap4056"/>
    <style:style style:name="WW-WW8Dropcap2095" style:family="text" style:parent-style-name="WW8Dropcap4056"/>
    <style:style style:name="WW-WW8Dropcap2096" style:family="text" style:parent-style-name="WW8Dropcap4056"/>
    <style:style style:name="WW-WW8Dropcap2097" style:family="text" style:parent-style-name="WW8Dropcap4056"/>
    <style:style style:name="WW-WW8Dropcap2098" style:family="text" style:parent-style-name="WW8Dropcap4056"/>
    <style:style style:name="WW-WW8Dropcap2099" style:family="text" style:parent-style-name="WW8Dropcap4056"/>
    <style:style style:name="WW-WW8Dropcap2100" style:family="text" style:parent-style-name="WW8Dropcap4056"/>
    <style:style style:name="WW-WW8Dropcap2101" style:family="text" style:parent-style-name="WW8Dropcap4056"/>
    <style:style style:name="WW-WW8Dropcap2102" style:family="text" style:parent-style-name="WW8Dropcap4056"/>
    <style:style style:name="WW-WW8Dropcap2103" style:family="text" style:parent-style-name="WW8Dropcap4056"/>
    <style:style style:name="WW-WW8Dropcap2104" style:family="text" style:parent-style-name="WW8Dropcap4056"/>
    <style:style style:name="WW-WW8Dropcap2105" style:family="text" style:parent-style-name="WW8Dropcap4056"/>
    <style:style style:name="WW-WW8Dropcap2106" style:family="text" style:parent-style-name="WW8Dropcap4056"/>
    <style:style style:name="WW-WW8Dropcap2107" style:family="text" style:parent-style-name="WW8Dropcap4056"/>
    <style:style style:name="WW-WW8Dropcap2108" style:family="text" style:parent-style-name="WW8Dropcap4056"/>
    <style:style style:name="WW-WW8Dropcap2109" style:family="text" style:parent-style-name="WW8Dropcap4056"/>
    <style:style style:name="WW-WW8Dropcap2110" style:family="text" style:parent-style-name="WW8Dropcap4056"/>
    <style:style style:name="WW-WW8Dropcap2111" style:family="text" style:parent-style-name="WW8Dropcap4056"/>
    <style:style style:name="WW-WW8Dropcap2112" style:family="text" style:parent-style-name="WW8Dropcap4056"/>
    <style:style style:name="WW-WW8Dropcap2113" style:family="text" style:parent-style-name="WW8Dropcap4056"/>
    <style:style style:name="WW-WW8Dropcap2114" style:family="text" style:parent-style-name="WW8Dropcap4056"/>
    <style:style style:name="WW-WW8Dropcap2115" style:family="text" style:parent-style-name="WW8Dropcap4056"/>
    <style:style style:name="WW-WW8Dropcap2116" style:family="text" style:parent-style-name="WW8Dropcap4056"/>
    <style:style style:name="WW-WW8Dropcap2117" style:family="text" style:parent-style-name="WW8Dropcap4056"/>
    <style:style style:name="WW-WW8Dropcap2118" style:family="text" style:parent-style-name="WW8Dropcap4056"/>
    <style:style style:name="WW-WW8Dropcap2119" style:family="text" style:parent-style-name="WW8Dropcap4056"/>
    <style:style style:name="WW-WW8Dropcap2120" style:family="text" style:parent-style-name="WW8Dropcap4056"/>
    <style:style style:name="WW-WW8Dropcap2121" style:family="text" style:parent-style-name="WW8Dropcap4056"/>
    <style:style style:name="WW-WW8Dropcap2122" style:family="text" style:parent-style-name="WW8Dropcap4056"/>
    <style:style style:name="WW-WW8Dropcap2123" style:family="text" style:parent-style-name="WW8Dropcap4056"/>
    <style:style style:name="WW-WW8Dropcap2124" style:family="text" style:parent-style-name="WW8Dropcap4056"/>
    <style:style style:name="WW-WW8Dropcap2125" style:family="text" style:parent-style-name="WW8Dropcap4056"/>
    <style:style style:name="WW-WW8Dropcap2126" style:family="text" style:parent-style-name="WW8Dropcap4056"/>
    <style:style style:name="WW-WW8Dropcap2127" style:family="text" style:parent-style-name="WW8Dropcap4056"/>
    <style:style style:name="WW-WW8Dropcap2128" style:family="text" style:parent-style-name="WW8Dropcap4056"/>
    <style:style style:name="WW-WW8Dropcap2129" style:family="text" style:parent-style-name="WW8Dropcap4056"/>
    <style:style style:name="WW-WW8Dropcap2130" style:family="text" style:parent-style-name="WW8Dropcap4056"/>
    <style:style style:name="WW-WW8Dropcap2131" style:family="text" style:parent-style-name="WW8Dropcap4056"/>
    <style:style style:name="WW-WW8Dropcap2132" style:family="text" style:parent-style-name="WW8Dropcap4056"/>
    <style:style style:name="WW-WW8Dropcap2133" style:family="text" style:parent-style-name="WW8Dropcap4056"/>
    <style:style style:name="WW-WW8Dropcap2134" style:family="text" style:parent-style-name="WW8Dropcap4056"/>
    <style:style style:name="WW-WW8Dropcap2135" style:family="text" style:parent-style-name="WW8Dropcap4056"/>
    <style:style style:name="WW-WW8Dropcap2136" style:family="text" style:parent-style-name="WW8Dropcap4056"/>
    <style:style style:name="WW-WW8Dropcap2137" style:family="text" style:parent-style-name="WW8Dropcap4056"/>
    <style:style style:name="WW-WW8Dropcap2138" style:family="text" style:parent-style-name="WW8Dropcap4056"/>
    <style:style style:name="WW-WW8Dropcap2139" style:family="text" style:parent-style-name="WW8Dropcap4056"/>
    <style:style style:name="WW-WW8Dropcap2140" style:family="text" style:parent-style-name="WW8Dropcap4056"/>
    <style:style style:name="WW-WW8Dropcap2141" style:family="text" style:parent-style-name="WW8Dropcap4056"/>
    <style:style style:name="WW-WW8Dropcap2142" style:family="text" style:parent-style-name="WW8Dropcap4056"/>
    <style:style style:name="WW-WW8Dropcap2143" style:family="text" style:parent-style-name="WW8Dropcap4056"/>
    <style:style style:name="WW-WW8Dropcap2144" style:family="text" style:parent-style-name="WW8Dropcap4056"/>
    <style:style style:name="WW-WW8Dropcap2145" style:family="text" style:parent-style-name="WW8Dropcap4056"/>
    <style:style style:name="WW-WW8Dropcap2146" style:family="text" style:parent-style-name="WW8Dropcap4056"/>
    <style:style style:name="WW-WW8Dropcap2147" style:family="text" style:parent-style-name="WW8Dropcap4056"/>
    <style:style style:name="WW-WW8Dropcap2148" style:family="text" style:parent-style-name="WW8Dropcap4056"/>
    <style:style style:name="WW-WW8Dropcap2149" style:family="text" style:parent-style-name="WW8Dropcap4056"/>
    <style:style style:name="WW-WW8Dropcap2150" style:family="text" style:parent-style-name="WW8Dropcap4056"/>
    <style:style style:name="WW-WW8Dropcap2151" style:family="text" style:parent-style-name="WW8Dropcap4056"/>
    <style:style style:name="WW-WW8Dropcap2152" style:family="text" style:parent-style-name="WW8Dropcap4056"/>
    <style:style style:name="WW-WW8Dropcap2153" style:family="text" style:parent-style-name="WW8Dropcap4056"/>
    <style:style style:name="WW-WW8Dropcap2154" style:family="text" style:parent-style-name="WW8Dropcap4056"/>
    <style:style style:name="WW-WW8Dropcap2155" style:family="text" style:parent-style-name="WW8Dropcap4056"/>
    <style:style style:name="WW-WW8Dropcap2156" style:family="text" style:parent-style-name="WW8Dropcap4056"/>
    <style:style style:name="WW-WW8Dropcap2157" style:family="text" style:parent-style-name="WW8Dropcap4056"/>
    <style:style style:name="WW-WW8Dropcap2158" style:family="text" style:parent-style-name="WW8Dropcap4056"/>
    <style:style style:name="WW-WW8Dropcap2159" style:family="text" style:parent-style-name="WW8Dropcap4056"/>
    <style:style style:name="WW-WW8Dropcap2160" style:family="text" style:parent-style-name="WW8Dropcap4056"/>
    <style:style style:name="WW-WW8Dropcap2161" style:family="text" style:parent-style-name="WW8Dropcap4056"/>
    <style:style style:name="WW-WW8Dropcap2162" style:family="text" style:parent-style-name="WW8Dropcap4056"/>
    <style:style style:name="WW-WW8Dropcap2163" style:family="text" style:parent-style-name="WW8Dropcap4056"/>
    <style:style style:name="WW-WW8Dropcap2164" style:family="text" style:parent-style-name="WW8Dropcap4056"/>
    <style:style style:name="WW-WW8Dropcap2165" style:family="text" style:parent-style-name="WW8Dropcap4056"/>
    <style:style style:name="WW-WW8Dropcap2166" style:family="text" style:parent-style-name="WW8Dropcap4056"/>
    <style:style style:name="WW-WW8Dropcap2167" style:family="text" style:parent-style-name="WW8Dropcap4056"/>
    <style:style style:name="WW-WW8Dropcap2168" style:family="text" style:parent-style-name="WW8Dropcap4056"/>
    <style:style style:name="WW-WW8Dropcap2169" style:family="text" style:parent-style-name="WW8Dropcap4056"/>
    <style:style style:name="WW-WW8Dropcap2170" style:family="text" style:parent-style-name="WW8Dropcap4056"/>
    <style:style style:name="WW-WW8Dropcap2171" style:family="text" style:parent-style-name="WW8Dropcap4056"/>
    <style:style style:name="WW-WW8Dropcap2172" style:family="text" style:parent-style-name="WW8Dropcap4056"/>
    <style:style style:name="WW-WW8Dropcap2173" style:family="text" style:parent-style-name="WW8Dropcap4056"/>
    <style:style style:name="WW-WW8Dropcap2174" style:family="text" style:parent-style-name="WW8Dropcap4056"/>
    <style:style style:name="WW-WW8Dropcap2175" style:family="text" style:parent-style-name="WW8Dropcap4056"/>
    <style:style style:name="WW-WW8Dropcap2176" style:family="text" style:parent-style-name="WW8Dropcap4056"/>
    <style:style style:name="WW-WW8Dropcap2177" style:family="text" style:parent-style-name="WW8Dropcap4056"/>
    <style:style style:name="WW-WW8Dropcap2178" style:family="text" style:parent-style-name="WW8Dropcap4056"/>
    <style:style style:name="WW-WW8Dropcap2179" style:family="text" style:parent-style-name="WW8Dropcap4056"/>
    <style:style style:name="WW-WW8Dropcap2180" style:family="text" style:parent-style-name="WW8Dropcap4056"/>
    <style:style style:name="WW-WW8Dropcap2181" style:family="text" style:parent-style-name="WW8Dropcap4056"/>
    <style:style style:name="WW-WW8Dropcap2182" style:family="text" style:parent-style-name="WW8Dropcap4056"/>
    <style:style style:name="WW-WW8Dropcap2183" style:family="text" style:parent-style-name="WW8Dropcap4056"/>
    <style:style style:name="WW-WW8Dropcap2184" style:family="text" style:parent-style-name="WW8Dropcap4056"/>
    <style:style style:name="WW-WW8Dropcap2185" style:family="text" style:parent-style-name="WW8Dropcap4056"/>
    <style:style style:name="WW-WW8Dropcap2186" style:family="text" style:parent-style-name="WW8Dropcap4056"/>
    <style:style style:name="WW-WW8Dropcap2187" style:family="text" style:parent-style-name="WW8Dropcap4056"/>
    <style:style style:name="WW-WW8Dropcap2188" style:family="text" style:parent-style-name="WW8Dropcap4056"/>
    <style:style style:name="WW-WW8Dropcap2189" style:family="text" style:parent-style-name="WW8Dropcap4056"/>
    <style:style style:name="WW-WW8Dropcap2190" style:family="text" style:parent-style-name="WW8Dropcap4056"/>
    <style:style style:name="WW-WW8Dropcap2191" style:family="text" style:parent-style-name="WW8Dropcap4056"/>
    <style:style style:name="WW-WW8Dropcap2192" style:family="text" style:parent-style-name="WW8Dropcap4056"/>
    <style:style style:name="WW-WW8Dropcap2193" style:family="text" style:parent-style-name="WW8Dropcap4056"/>
    <style:style style:name="WW-WW8Dropcap2194" style:family="text" style:parent-style-name="WW8Dropcap4056"/>
    <style:style style:name="WW-WW8Dropcap2195" style:family="text" style:parent-style-name="WW8Dropcap4056"/>
    <style:style style:name="WW-WW8Dropcap2196" style:family="text" style:parent-style-name="WW8Dropcap4056"/>
    <style:style style:name="WW-WW8Dropcap2197" style:family="text" style:parent-style-name="WW8Dropcap4056"/>
    <style:style style:name="WW-WW8Dropcap2198" style:family="text" style:parent-style-name="WW8Dropcap4056"/>
    <style:style style:name="WW-WW8Dropcap2199" style:family="text" style:parent-style-name="WW8Dropcap4056"/>
    <style:style style:name="WW-WW8Dropcap2200" style:family="text" style:parent-style-name="WW8Dropcap4056"/>
    <style:style style:name="WW-WW8Dropcap2201" style:family="text" style:parent-style-name="WW8Dropcap4056"/>
    <style:style style:name="WW-WW8Dropcap2202" style:family="text" style:parent-style-name="WW8Dropcap4056"/>
    <style:style style:name="WW-WW8Dropcap2203" style:family="text" style:parent-style-name="WW8Dropcap4056"/>
    <style:style style:name="WW-WW8Dropcap2204" style:family="text" style:parent-style-name="WW8Dropcap4056"/>
    <style:style style:name="WW-WW8Dropcap2205" style:family="text" style:parent-style-name="WW8Dropcap4056"/>
    <style:style style:name="WW-WW8Dropcap2206" style:family="text" style:parent-style-name="WW8Dropcap4056"/>
    <style:style style:name="WW-WW8Dropcap2207" style:family="text" style:parent-style-name="WW8Dropcap4056"/>
    <style:style style:name="WW-WW8Dropcap2208" style:family="text" style:parent-style-name="WW8Dropcap4056"/>
    <style:style style:name="WW-WW8Dropcap2209" style:family="text" style:parent-style-name="WW8Dropcap4056"/>
    <style:style style:name="WW-WW8Dropcap2210" style:family="text" style:parent-style-name="WW8Dropcap4056"/>
    <style:style style:name="WW-WW8Dropcap2211" style:family="text" style:parent-style-name="WW8Dropcap4056"/>
    <style:style style:name="WW-WW8Dropcap2212" style:family="text" style:parent-style-name="WW8Dropcap4056"/>
    <style:style style:name="WW-WW8Dropcap2213" style:family="text" style:parent-style-name="WW8Dropcap4056"/>
    <style:style style:name="WW-WW8Dropcap2214" style:family="text" style:parent-style-name="WW8Dropcap4056"/>
    <style:style style:name="WW-WW8Dropcap2215" style:family="text" style:parent-style-name="WW8Dropcap4056"/>
    <style:style style:name="WW-WW8Dropcap2216" style:family="text" style:parent-style-name="WW8Dropcap4056"/>
    <style:style style:name="WW-WW8Dropcap2217" style:family="text" style:parent-style-name="WW8Dropcap4056"/>
    <style:style style:name="WW-WW8Dropcap2218" style:family="text" style:parent-style-name="WW8Dropcap4056"/>
    <style:style style:name="WW-WW8Dropcap2219" style:family="text" style:parent-style-name="WW8Dropcap4056"/>
    <style:style style:name="WW-WW8Dropcap2220" style:family="text" style:parent-style-name="WW8Dropcap4056"/>
    <style:style style:name="WW-WW8Dropcap2221" style:family="text" style:parent-style-name="WW8Dropcap4056"/>
    <style:style style:name="WW-WW8Dropcap2222" style:family="text" style:parent-style-name="WW8Dropcap4056"/>
    <style:style style:name="WW-WW8Dropcap2223" style:family="text" style:parent-style-name="WW8Dropcap4056"/>
    <style:style style:name="WW-WW8Dropcap2224" style:family="text" style:parent-style-name="WW8Dropcap4056"/>
    <style:style style:name="WW-WW8Dropcap2225" style:family="text" style:parent-style-name="WW8Dropcap4056"/>
    <style:style style:name="WW-WW8Dropcap2226" style:family="text" style:parent-style-name="WW8Dropcap4056"/>
    <style:style style:name="WW-WW8Dropcap2227" style:family="text" style:parent-style-name="WW8Dropcap4056"/>
    <style:style style:name="WW-WW8Dropcap2228" style:family="text" style:parent-style-name="WW8Dropcap4056"/>
    <style:style style:name="WW-WW8Dropcap2229" style:family="text" style:parent-style-name="WW8Dropcap4056"/>
    <style:style style:name="WW-WW8Dropcap2230" style:family="text" style:parent-style-name="WW8Dropcap4056"/>
    <style:style style:name="WW-WW8Dropcap2231" style:family="text" style:parent-style-name="WW8Dropcap4056"/>
    <style:style style:name="WW-WW8Dropcap2232" style:family="text" style:parent-style-name="WW8Dropcap4056"/>
    <style:style style:name="WW-WW8Dropcap2233" style:family="text" style:parent-style-name="WW8Dropcap4056"/>
    <style:style style:name="WW-WW8Dropcap2234" style:family="text" style:parent-style-name="WW8Dropcap4056"/>
    <style:style style:name="WW-WW8Dropcap2235" style:family="text" style:parent-style-name="WW8Dropcap4056"/>
    <style:style style:name="WW-WW8Dropcap2236" style:family="text" style:parent-style-name="WW8Dropcap4056"/>
    <style:style style:name="WW-WW8Dropcap2237" style:family="text" style:parent-style-name="WW8Dropcap4056"/>
    <style:style style:name="WW-WW8Dropcap2238" style:family="text" style:parent-style-name="WW8Dropcap4056"/>
    <style:style style:name="WW-WW8Dropcap2239" style:family="text" style:parent-style-name="WW8Dropcap4056"/>
    <style:style style:name="WW-WW8Dropcap2240" style:family="text" style:parent-style-name="WW8Dropcap4056"/>
    <style:style style:name="WW-WW8Dropcap2241" style:family="text" style:parent-style-name="WW8Dropcap4056"/>
    <style:style style:name="WW-WW8Dropcap2242" style:family="text" style:parent-style-name="WW8Dropcap4056"/>
    <style:style style:name="WW-WW8Dropcap2243" style:family="text" style:parent-style-name="WW8Dropcap4056"/>
    <style:style style:name="WW-WW8Dropcap2244" style:family="text" style:parent-style-name="WW8Dropcap4056"/>
    <style:style style:name="WW-WW8Dropcap2245" style:family="text" style:parent-style-name="WW8Dropcap4056"/>
    <style:style style:name="WW-WW8Dropcap2246" style:family="text" style:parent-style-name="WW8Dropcap4056"/>
    <style:style style:name="WW-WW8Dropcap2247" style:family="text" style:parent-style-name="WW8Dropcap4056"/>
    <style:style style:name="WW-WW8Dropcap2248" style:family="text" style:parent-style-name="WW8Dropcap4056"/>
    <style:style style:name="WW-WW8Dropcap2249" style:family="text" style:parent-style-name="WW8Dropcap4056"/>
    <style:style style:name="WW-WW8Dropcap2250" style:family="text" style:parent-style-name="WW8Dropcap4056"/>
    <style:style style:name="WW-WW8Dropcap2251" style:family="text" style:parent-style-name="WW8Dropcap4056"/>
    <style:style style:name="WW-WW8Dropcap2252" style:family="text" style:parent-style-name="WW8Dropcap4056"/>
    <style:style style:name="WW-WW8Dropcap2253" style:family="text" style:parent-style-name="WW8Dropcap4056"/>
    <style:style style:name="WW-WW8Dropcap2254" style:family="text" style:parent-style-name="WW8Dropcap4056"/>
    <style:style style:name="WW-WW8Dropcap2255" style:family="text" style:parent-style-name="WW8Dropcap4056"/>
    <style:style style:name="WW-WW8Dropcap2256" style:family="text" style:parent-style-name="WW8Dropcap4056"/>
    <style:style style:name="WW-WW8Dropcap2257" style:family="text" style:parent-style-name="WW8Dropcap4056"/>
    <style:style style:name="WW-WW8Dropcap2258" style:family="text" style:parent-style-name="WW8Dropcap4056"/>
    <style:style style:name="WW-WW8Dropcap2259" style:family="text" style:parent-style-name="WW8Dropcap4056"/>
    <style:style style:name="WW-WW8Dropcap2260" style:family="text" style:parent-style-name="WW8Dropcap4056"/>
    <style:style style:name="WW-WW8Dropcap2261" style:family="text" style:parent-style-name="WW8Dropcap4056"/>
    <style:style style:name="WW-WW8Dropcap2262" style:family="text" style:parent-style-name="WW8Dropcap4056"/>
    <style:style style:name="WW-WW8Dropcap2263" style:family="text" style:parent-style-name="WW8Dropcap4056"/>
    <style:style style:name="WW-WW8Dropcap2264" style:family="text" style:parent-style-name="WW8Dropcap4056"/>
    <style:style style:name="WW-WW8Dropcap2265" style:family="text" style:parent-style-name="WW8Dropcap4056"/>
    <style:style style:name="WW-WW8Dropcap2266" style:family="text" style:parent-style-name="WW8Dropcap4056"/>
    <style:style style:name="WW-WW8Dropcap2267" style:family="text" style:parent-style-name="WW8Dropcap4056"/>
    <style:style style:name="WW-WW8Dropcap2268" style:family="text" style:parent-style-name="WW8Dropcap4056"/>
    <style:style style:name="WW-WW8Dropcap2269" style:family="text" style:parent-style-name="WW8Dropcap4056"/>
    <style:style style:name="WW-WW8Dropcap2270" style:family="text" style:parent-style-name="WW8Dropcap4056"/>
    <style:style style:name="WW-WW8Dropcap2271" style:family="text" style:parent-style-name="WW8Dropcap4056"/>
    <style:style style:name="WW-WW8Dropcap2272" style:family="text" style:parent-style-name="WW8Dropcap4056"/>
    <style:style style:name="WW-WW8Dropcap2273" style:family="text" style:parent-style-name="WW8Dropcap4056"/>
    <style:style style:name="WW-WW8Dropcap2274" style:family="text" style:parent-style-name="WW8Dropcap4056"/>
    <style:style style:name="WW-WW8Dropcap2275" style:family="text" style:parent-style-name="WW8Dropcap4056"/>
    <style:style style:name="WW-WW8Dropcap2276" style:family="text" style:parent-style-name="WW8Dropcap4056"/>
    <style:style style:name="WW-WW8Dropcap2277" style:family="text" style:parent-style-name="WW8Dropcap4056"/>
    <style:style style:name="WW-WW8Dropcap2278" style:family="text" style:parent-style-name="WW8Dropcap4056"/>
    <style:style style:name="WW-WW8Dropcap2279" style:family="text" style:parent-style-name="WW8Dropcap4056"/>
    <style:style style:name="WW-WW8Dropcap2280" style:family="text" style:parent-style-name="WW8Dropcap4056"/>
    <style:style style:name="WW-WW8Dropcap2281" style:family="text" style:parent-style-name="WW8Dropcap4056"/>
    <style:style style:name="WW-WW8Dropcap2282" style:family="text" style:parent-style-name="WW8Dropcap4056"/>
    <style:style style:name="WW-WW8Dropcap2283" style:family="text" style:parent-style-name="WW8Dropcap4056"/>
    <style:style style:name="WW-WW8Dropcap2284" style:family="text" style:parent-style-name="WW8Dropcap4056"/>
    <style:style style:name="WW-WW8Dropcap2285" style:family="text" style:parent-style-name="WW8Dropcap4056"/>
    <style:style style:name="WW-WW8Dropcap2286" style:family="text" style:parent-style-name="WW8Dropcap4056"/>
    <style:style style:name="WW-WW8Dropcap2287" style:family="text" style:parent-style-name="WW8Dropcap4056"/>
    <style:style style:name="WW-WW8Dropcap2288" style:family="text" style:parent-style-name="WW8Dropcap4056"/>
    <style:style style:name="WW-WW8Dropcap2289" style:family="text" style:parent-style-name="WW8Dropcap4056"/>
    <style:style style:name="WW-WW8Dropcap2290" style:family="text" style:parent-style-name="WW8Dropcap4056"/>
    <style:style style:name="WW-WW8Dropcap2291" style:family="text" style:parent-style-name="WW8Dropcap4056"/>
    <style:style style:name="WW-WW8Dropcap2292" style:family="text" style:parent-style-name="WW8Dropcap4056"/>
    <style:style style:name="WW-WW8Dropcap2293" style:family="text" style:parent-style-name="WW8Dropcap4056"/>
    <style:style style:name="WW-WW8Dropcap2294" style:family="text" style:parent-style-name="WW8Dropcap4056"/>
    <style:style style:name="WW-WW8Dropcap2295" style:family="text" style:parent-style-name="WW8Dropcap4056"/>
    <style:style style:name="WW-WW8Dropcap2296" style:family="text" style:parent-style-name="WW8Dropcap4056"/>
    <style:style style:name="WW-WW8Dropcap2297" style:family="text" style:parent-style-name="WW8Dropcap4056"/>
    <style:style style:name="WW-WW8Dropcap2298" style:family="text" style:parent-style-name="WW8Dropcap4056"/>
    <style:style style:name="WW-WW8Dropcap2299" style:family="text" style:parent-style-name="WW8Dropcap4056"/>
    <style:style style:name="WW-WW8Dropcap2300" style:family="text" style:parent-style-name="WW8Dropcap4056"/>
    <style:style style:name="WW-WW8Dropcap2301" style:family="text" style:parent-style-name="WW8Dropcap4056"/>
    <style:style style:name="WW-WW8Dropcap2302" style:family="text" style:parent-style-name="WW8Dropcap4056"/>
    <style:style style:name="WW-WW8Dropcap2303" style:family="text" style:parent-style-name="WW8Dropcap4056"/>
    <style:style style:name="WW-WW8Dropcap2304" style:family="text" style:parent-style-name="WW8Dropcap4056"/>
    <style:style style:name="WW-WW8Dropcap2305" style:family="text" style:parent-style-name="WW8Dropcap4056"/>
    <style:style style:name="WW-WW8Dropcap2306" style:family="text" style:parent-style-name="WW8Dropcap4056"/>
    <style:style style:name="WW-WW8Dropcap2307" style:family="text" style:parent-style-name="WW8Dropcap4056"/>
    <style:style style:name="WW-WW8Dropcap2308" style:family="text" style:parent-style-name="WW8Dropcap4056"/>
    <style:style style:name="WW-WW8Dropcap2309" style:family="text" style:parent-style-name="WW8Dropcap4056"/>
    <style:style style:name="WW-WW8Dropcap2310" style:family="text" style:parent-style-name="WW8Dropcap4056"/>
    <style:style style:name="WW-WW8Dropcap2311" style:family="text" style:parent-style-name="WW8Dropcap4056"/>
    <style:style style:name="WW-WW8Dropcap2312" style:family="text" style:parent-style-name="WW8Dropcap4056"/>
    <style:style style:name="WW-WW8Dropcap2313" style:family="text" style:parent-style-name="WW8Dropcap4056"/>
    <style:style style:name="WW-WW8Dropcap2314" style:family="text" style:parent-style-name="WW8Dropcap4056"/>
    <style:style style:name="WW-WW8Dropcap2315" style:family="text" style:parent-style-name="WW8Dropcap4056"/>
    <style:style style:name="WW-WW8Dropcap2316" style:family="text" style:parent-style-name="WW8Dropcap4056"/>
    <style:style style:name="WW-WW8Dropcap2317" style:family="text" style:parent-style-name="WW8Dropcap4056"/>
    <style:style style:name="WW-WW8Dropcap2318" style:family="text" style:parent-style-name="WW8Dropcap4056"/>
    <style:style style:name="WW-WW8Dropcap2319" style:family="text" style:parent-style-name="WW8Dropcap4056"/>
    <style:style style:name="WW-WW8Dropcap2320" style:family="text" style:parent-style-name="WW8Dropcap4056"/>
    <style:style style:name="WW-WW8Dropcap2321" style:family="text" style:parent-style-name="WW8Dropcap4056"/>
    <style:style style:name="WW-WW8Dropcap2322" style:family="text" style:parent-style-name="WW8Dropcap4056"/>
    <style:style style:name="WW-WW8Dropcap2323" style:family="text" style:parent-style-name="WW8Dropcap4056"/>
    <style:style style:name="WW-WW8Dropcap2324" style:family="text" style:parent-style-name="WW8Dropcap4056"/>
    <style:style style:name="WW-WW8Dropcap2325" style:family="text" style:parent-style-name="WW8Dropcap4056"/>
    <style:style style:name="WW-WW8Dropcap2326" style:family="text" style:parent-style-name="WW8Dropcap4056"/>
    <style:style style:name="WW-WW8Dropcap2327" style:family="text" style:parent-style-name="WW8Dropcap4056"/>
    <style:style style:name="WW-WW8Dropcap2328" style:family="text" style:parent-style-name="WW8Dropcap4056"/>
    <style:style style:name="WW-WW8Dropcap2329" style:family="text" style:parent-style-name="WW8Dropcap4056"/>
    <style:style style:name="WW-WW8Dropcap2330" style:family="text" style:parent-style-name="WW8Dropcap4056"/>
    <style:style style:name="WW-WW8Dropcap2331" style:family="text" style:parent-style-name="WW8Dropcap4056"/>
    <style:style style:name="WW-WW8Dropcap2332" style:family="text" style:parent-style-name="WW8Dropcap4056"/>
    <style:style style:name="WW-WW8Dropcap2333" style:family="text" style:parent-style-name="WW8Dropcap4056"/>
    <style:style style:name="WW-WW8Dropcap2334" style:family="text" style:parent-style-name="WW8Dropcap4056"/>
    <style:style style:name="WW-WW8Dropcap2335" style:family="text" style:parent-style-name="WW8Dropcap4056"/>
    <style:style style:name="WW-WW8Dropcap2336" style:family="text" style:parent-style-name="WW8Dropcap4056"/>
    <style:style style:name="WW-WW8Dropcap2337" style:family="text" style:parent-style-name="WW8Dropcap4056"/>
    <style:style style:name="WW-WW8Dropcap2338" style:family="text" style:parent-style-name="WW8Dropcap4056"/>
    <style:style style:name="WW-WW8Dropcap2339" style:family="text" style:parent-style-name="WW8Dropcap4056"/>
    <style:style style:name="WW-WW8Dropcap2340" style:family="text" style:parent-style-name="WW8Dropcap4056"/>
    <style:style style:name="WW-WW8Dropcap2341" style:family="text" style:parent-style-name="WW8Dropcap4056"/>
    <style:style style:name="WW-WW8Dropcap2342" style:family="text" style:parent-style-name="WW8Dropcap4056"/>
    <style:style style:name="WW-WW8Dropcap2343" style:family="text" style:parent-style-name="WW8Dropcap4056"/>
    <style:style style:name="WW-WW8Dropcap2344" style:family="text" style:parent-style-name="WW8Dropcap4056"/>
    <style:style style:name="WW-WW8Dropcap2345" style:family="text" style:parent-style-name="WW8Dropcap4056"/>
    <style:style style:name="WW-WW8Dropcap2346" style:family="text" style:parent-style-name="WW8Dropcap4056"/>
    <style:style style:name="WW-WW8Dropcap2347" style:family="text" style:parent-style-name="WW8Dropcap4056"/>
    <style:style style:name="WW-WW8Dropcap2348" style:family="text" style:parent-style-name="WW8Dropcap4056"/>
    <style:style style:name="WW-WW8Dropcap2349" style:family="text" style:parent-style-name="WW8Dropcap4056"/>
    <style:style style:name="WW-WW8Dropcap2350" style:family="text" style:parent-style-name="WW8Dropcap4056"/>
    <style:style style:name="WW-WW8Dropcap2351" style:family="text" style:parent-style-name="WW8Dropcap4056"/>
    <style:style style:name="WW-WW8Dropcap2352" style:family="text" style:parent-style-name="WW8Dropcap4056"/>
    <style:style style:name="WW-WW8Dropcap2353" style:family="text" style:parent-style-name="WW8Dropcap4056"/>
    <style:style style:name="WW-WW8Dropcap2354" style:family="text" style:parent-style-name="WW8Dropcap4056"/>
    <style:style style:name="WW-WW8Dropcap2355" style:family="text" style:parent-style-name="WW8Dropcap4056"/>
    <style:style style:name="WW-WW8Dropcap2356" style:family="text" style:parent-style-name="WW8Dropcap4056"/>
    <style:style style:name="WW-WW8Dropcap2357" style:family="text" style:parent-style-name="WW8Dropcap4056"/>
    <style:style style:name="WW-WW8Dropcap2358" style:family="text" style:parent-style-name="WW8Dropcap4056"/>
    <style:style style:name="WW-WW8Dropcap2359" style:family="text" style:parent-style-name="WW8Dropcap4056"/>
    <style:style style:name="WW-WW8Dropcap2360" style:family="text" style:parent-style-name="WW8Dropcap4056"/>
    <style:style style:name="WW-WW8Dropcap2361" style:family="text" style:parent-style-name="WW8Dropcap4056"/>
    <style:style style:name="WW-WW8Dropcap2362" style:family="text" style:parent-style-name="WW8Dropcap4056"/>
    <style:style style:name="WW-WW8Dropcap2363" style:family="text" style:parent-style-name="WW8Dropcap4056"/>
    <style:style style:name="WW-WW8Dropcap2364" style:family="text" style:parent-style-name="WW8Dropcap4056"/>
    <style:style style:name="WW-WW8Dropcap2365" style:family="text" style:parent-style-name="WW8Dropcap4056"/>
    <style:style style:name="WW-WW8Dropcap2366" style:family="text" style:parent-style-name="WW8Dropcap4056"/>
    <style:style style:name="WW-WW8Dropcap2367" style:family="text" style:parent-style-name="WW8Dropcap4056"/>
    <style:style style:name="WW-WW8Dropcap2368" style:family="text" style:parent-style-name="WW8Dropcap4056"/>
    <style:style style:name="WW-WW8Dropcap2369" style:family="text" style:parent-style-name="WW8Dropcap4056"/>
    <style:style style:name="WW-WW8Dropcap2370" style:family="text" style:parent-style-name="WW8Dropcap4056"/>
    <style:style style:name="WW-WW8Dropcap2371" style:family="text" style:parent-style-name="WW8Dropcap4056"/>
    <style:style style:name="WW-WW8Dropcap2372" style:family="text" style:parent-style-name="WW8Dropcap4056"/>
    <style:style style:name="WW-WW8Dropcap2373" style:family="text" style:parent-style-name="WW8Dropcap4056"/>
    <style:style style:name="WW-WW8Dropcap2374" style:family="text" style:parent-style-name="WW8Dropcap4056"/>
    <style:style style:name="WW-WW8Dropcap2375" style:family="text" style:parent-style-name="WW8Dropcap4056"/>
    <style:style style:name="WW-WW8Dropcap2376" style:family="text" style:parent-style-name="WW8Dropcap4056"/>
    <style:style style:name="WW-WW8Dropcap2377" style:family="text" style:parent-style-name="WW8Dropcap4056"/>
    <style:style style:name="WW-WW8Dropcap2378" style:family="text" style:parent-style-name="WW8Dropcap4056"/>
    <style:style style:name="WW-WW8Dropcap2379" style:family="text" style:parent-style-name="WW8Dropcap4056"/>
    <style:style style:name="WW-WW8Dropcap2380" style:family="text" style:parent-style-name="WW8Dropcap4056"/>
    <style:style style:name="WW-WW8Dropcap2381" style:family="text" style:parent-style-name="WW8Dropcap4056"/>
    <style:style style:name="WW-WW8Dropcap2382" style:family="text" style:parent-style-name="WW8Dropcap4056"/>
    <style:style style:name="WW-WW8Dropcap2383" style:family="text" style:parent-style-name="WW8Dropcap4056"/>
    <style:style style:name="WW-WW8Dropcap2384" style:family="text" style:parent-style-name="WW8Dropcap4056"/>
    <style:style style:name="WW-WW8Dropcap2385" style:family="text" style:parent-style-name="WW8Dropcap4056"/>
    <style:style style:name="WW-WW8Dropcap2386" style:family="text" style:parent-style-name="WW8Dropcap4056"/>
    <style:style style:name="WW-WW8Dropcap2387" style:family="text" style:parent-style-name="WW8Dropcap4056"/>
    <style:style style:name="WW-WW8Dropcap2388" style:family="text" style:parent-style-name="WW8Dropcap4056"/>
    <style:style style:name="WW-WW8Dropcap2389" style:family="text" style:parent-style-name="WW8Dropcap4056"/>
    <style:style style:name="WW-WW8Dropcap2390" style:family="text" style:parent-style-name="WW8Dropcap4056"/>
    <style:style style:name="WW-WW8Dropcap2391" style:family="text" style:parent-style-name="WW8Dropcap4056"/>
    <style:style style:name="WW-WW8Dropcap2392" style:family="text" style:parent-style-name="WW8Dropcap4056"/>
    <style:style style:name="WW-WW8Dropcap2393" style:family="text" style:parent-style-name="WW8Dropcap4056"/>
    <style:style style:name="WW-WW8Dropcap2394" style:family="text" style:parent-style-name="WW8Dropcap4056"/>
    <style:style style:name="WW-WW8Dropcap2395" style:family="text" style:parent-style-name="WW8Dropcap4056"/>
    <style:style style:name="WW-WW8Dropcap2396" style:family="text" style:parent-style-name="WW8Dropcap4056"/>
    <style:style style:name="WW-WW8Dropcap2397" style:family="text" style:parent-style-name="WW8Dropcap4056"/>
    <style:style style:name="WW-WW8Dropcap2398" style:family="text" style:parent-style-name="WW8Dropcap4056"/>
    <style:style style:name="WW-WW8Dropcap2399" style:family="text" style:parent-style-name="WW8Dropcap4056"/>
    <style:style style:name="WW-WW8Dropcap2400" style:family="text" style:parent-style-name="WW8Dropcap4056"/>
    <style:style style:name="WW-WW8Dropcap2401" style:family="text" style:parent-style-name="WW8Dropcap4056"/>
    <style:style style:name="WW-WW8Dropcap2402" style:family="text" style:parent-style-name="WW8Dropcap4056"/>
    <style:style style:name="WW-WW8Dropcap2403" style:family="text" style:parent-style-name="WW8Dropcap4056"/>
    <style:style style:name="WW-WW8Dropcap2404" style:family="text" style:parent-style-name="WW8Dropcap4056"/>
    <style:style style:name="WW-WW8Dropcap2405" style:family="text" style:parent-style-name="WW8Dropcap4056"/>
    <style:style style:name="WW-WW8Dropcap2406" style:family="text" style:parent-style-name="WW8Dropcap4056"/>
    <style:style style:name="WW-WW8Dropcap2407" style:family="text" style:parent-style-name="WW8Dropcap4056"/>
    <style:style style:name="WW-WW8Dropcap2408" style:family="text" style:parent-style-name="WW8Dropcap4056"/>
    <style:style style:name="WW-WW8Dropcap2409" style:family="text" style:parent-style-name="WW8Dropcap4056"/>
    <style:style style:name="WW-WW8Dropcap2410" style:family="text" style:parent-style-name="WW8Dropcap4056"/>
    <style:style style:name="WW-WW8Dropcap2411" style:family="text" style:parent-style-name="WW8Dropcap4056"/>
    <style:style style:name="WW-WW8Dropcap2412" style:family="text" style:parent-style-name="WW8Dropcap4056"/>
    <style:style style:name="WW-WW8Dropcap2413" style:family="text" style:parent-style-name="WW8Dropcap4056"/>
    <style:style style:name="WW-WW8Dropcap2414" style:family="text" style:parent-style-name="WW8Dropcap4056"/>
    <style:style style:name="WW-WW8Dropcap2415" style:family="text" style:parent-style-name="WW8Dropcap4056"/>
    <style:style style:name="WW-WW8Dropcap2416" style:family="text" style:parent-style-name="WW8Dropcap4056"/>
    <style:style style:name="WW-WW8Dropcap2417" style:family="text" style:parent-style-name="WW8Dropcap4056"/>
    <style:style style:name="WW-WW8Dropcap2418" style:family="text" style:parent-style-name="WW8Dropcap4056"/>
    <style:style style:name="WW-WW8Dropcap2419" style:family="text" style:parent-style-name="WW8Dropcap4056"/>
    <style:style style:name="WW-WW8Dropcap2420" style:family="text" style:parent-style-name="WW8Dropcap4056"/>
    <style:style style:name="WW-WW8Dropcap2421" style:family="text" style:parent-style-name="WW8Dropcap4056"/>
    <style:style style:name="WW-WW8Dropcap2422" style:family="text" style:parent-style-name="WW8Dropcap4056"/>
    <style:style style:name="WW-WW8Dropcap2423" style:family="text" style:parent-style-name="WW8Dropcap4056"/>
    <style:style style:name="WW-WW8Dropcap2424" style:family="text" style:parent-style-name="WW8Dropcap4056"/>
    <style:style style:name="WW-WW8Dropcap2425" style:family="text" style:parent-style-name="WW8Dropcap4056"/>
    <style:style style:name="WW-WW8Dropcap2426" style:family="text" style:parent-style-name="WW8Dropcap4056"/>
    <style:style style:name="WW-WW8Dropcap2427" style:family="text" style:parent-style-name="WW8Dropcap4056"/>
    <style:style style:name="WW-WW8Dropcap2428" style:family="text" style:parent-style-name="WW8Dropcap4056"/>
    <style:style style:name="WW-WW8Dropcap2429" style:family="text" style:parent-style-name="WW8Dropcap4056"/>
    <style:style style:name="WW-WW8Dropcap2430" style:family="text" style:parent-style-name="WW8Dropcap4056"/>
    <style:style style:name="WW-WW8Dropcap2431" style:family="text" style:parent-style-name="WW8Dropcap4056"/>
    <style:style style:name="WW-WW8Dropcap2432" style:family="text" style:parent-style-name="WW8Dropcap4056"/>
    <style:style style:name="WW-WW8Dropcap2433" style:family="text" style:parent-style-name="WW8Dropcap4056"/>
    <style:style style:name="WW-WW8Dropcap2434" style:family="text" style:parent-style-name="WW8Dropcap4056"/>
    <style:style style:name="WW-WW8Dropcap2435" style:family="text" style:parent-style-name="WW8Dropcap4056"/>
    <style:style style:name="WW-WW8Dropcap2436" style:family="text" style:parent-style-name="WW8Dropcap4056"/>
    <style:style style:name="WW-WW8Dropcap2437" style:family="text" style:parent-style-name="WW8Dropcap4056"/>
    <style:style style:name="WW-WW8Dropcap2438" style:family="text" style:parent-style-name="WW8Dropcap4056"/>
    <style:style style:name="WW-WW8Dropcap2439" style:family="text" style:parent-style-name="WW8Dropcap4056"/>
    <style:style style:name="WW-WW8Dropcap2440" style:family="text" style:parent-style-name="WW8Dropcap4056"/>
    <style:style style:name="WW-WW8Dropcap2441" style:family="text" style:parent-style-name="WW8Dropcap4056"/>
    <style:style style:name="WW-WW8Dropcap2442" style:family="text" style:parent-style-name="WW8Dropcap4056"/>
    <style:style style:name="WW-WW8Dropcap2443" style:family="text" style:parent-style-name="WW8Dropcap4056"/>
    <style:style style:name="WW-WW8Dropcap2444" style:family="text" style:parent-style-name="WW8Dropcap4056"/>
    <style:style style:name="WW-WW8Dropcap2445" style:family="text" style:parent-style-name="WW8Dropcap4056"/>
    <style:style style:name="WW-WW8Dropcap2446" style:family="text" style:parent-style-name="WW8Dropcap4056"/>
    <style:style style:name="WW-WW8Dropcap2447" style:family="text" style:parent-style-name="WW8Dropcap4056"/>
    <style:style style:name="WW-WW8Dropcap2448" style:family="text" style:parent-style-name="WW8Dropcap4056"/>
    <style:style style:name="WW-WW8Dropcap2449" style:family="text" style:parent-style-name="WW8Dropcap4056"/>
    <style:style style:name="WW-WW8Dropcap2450" style:family="text" style:parent-style-name="WW8Dropcap4056"/>
    <style:style style:name="WW-WW8Dropcap2451" style:family="text" style:parent-style-name="WW8Dropcap4056"/>
    <style:style style:name="WW-WW8Dropcap2452" style:family="text" style:parent-style-name="WW8Dropcap4056"/>
    <style:style style:name="WW-WW8Dropcap2453" style:family="text" style:parent-style-name="WW8Dropcap4056"/>
    <style:style style:name="WW-WW8Dropcap2454" style:family="text" style:parent-style-name="WW8Dropcap4056"/>
    <style:style style:name="WW-WW8Dropcap2455" style:family="text" style:parent-style-name="WW8Dropcap4056"/>
    <style:style style:name="WW-WW8Dropcap2456" style:family="text" style:parent-style-name="WW8Dropcap4056"/>
    <style:style style:name="WW-WW8Dropcap2457" style:family="text" style:parent-style-name="WW8Dropcap4056"/>
    <style:style style:name="WW-WW8Dropcap2458" style:family="text" style:parent-style-name="WW8Dropcap4056"/>
    <style:style style:name="WW-WW8Dropcap2459" style:family="text" style:parent-style-name="WW8Dropcap4056"/>
    <style:style style:name="WW-WW8Dropcap2460" style:family="text" style:parent-style-name="WW8Dropcap4056"/>
    <style:style style:name="WW-WW8Dropcap2461" style:family="text" style:parent-style-name="WW8Dropcap4056"/>
    <style:style style:name="WW-WW8Dropcap2462" style:family="text" style:parent-style-name="WW8Dropcap4056"/>
    <style:style style:name="WW-WW8Dropcap2463" style:family="text" style:parent-style-name="WW8Dropcap4056"/>
    <style:style style:name="WW-WW8Dropcap2464" style:family="text" style:parent-style-name="WW8Dropcap4056"/>
    <style:style style:name="WW-WW8Dropcap2465" style:family="text" style:parent-style-name="WW8Dropcap4056"/>
    <style:style style:name="WW-WW8Dropcap2466" style:family="text" style:parent-style-name="WW8Dropcap4056"/>
    <style:style style:name="WW-WW8Dropcap2467" style:family="text" style:parent-style-name="WW8Dropcap4056"/>
    <style:style style:name="WW-WW8Dropcap2468" style:family="text" style:parent-style-name="WW8Dropcap4056"/>
    <style:style style:name="WW-WW8Dropcap2469" style:family="text" style:parent-style-name="WW8Dropcap4056"/>
    <style:style style:name="WW-WW8Dropcap2470" style:family="text" style:parent-style-name="WW8Dropcap4056"/>
    <style:style style:name="WW-WW8Dropcap2471" style:family="text" style:parent-style-name="WW8Dropcap4056"/>
    <style:style style:name="WW-WW8Dropcap2472" style:family="text" style:parent-style-name="WW8Dropcap4056"/>
    <style:style style:name="WW-WW8Dropcap2473" style:family="text" style:parent-style-name="WW8Dropcap4056"/>
    <style:style style:name="WW-WW8Dropcap2474" style:family="text" style:parent-style-name="WW8Dropcap4056"/>
    <style:style style:name="WW-WW8Dropcap2475" style:family="text" style:parent-style-name="WW8Dropcap4056"/>
    <style:style style:name="WW-WW8Dropcap2476" style:family="text" style:parent-style-name="WW8Dropcap4056"/>
    <style:style style:name="WW-WW8Dropcap2477" style:family="text" style:parent-style-name="WW8Dropcap4056"/>
    <style:style style:name="WW-WW8Dropcap2478" style:family="text" style:parent-style-name="WW8Dropcap4056"/>
    <style:style style:name="WW-WW8Dropcap2479" style:family="text" style:parent-style-name="WW8Dropcap4056"/>
    <style:style style:name="WW-WW8Dropcap2480" style:family="text" style:parent-style-name="WW8Dropcap4056"/>
    <style:style style:name="WW-WW8Dropcap2481" style:family="text" style:parent-style-name="WW8Dropcap4056"/>
    <style:style style:name="WW-WW8Dropcap2482" style:family="text" style:parent-style-name="WW8Dropcap4056"/>
    <style:style style:name="WW-WW8Dropcap2483" style:family="text" style:parent-style-name="WW8Dropcap4056"/>
    <style:style style:name="WW-WW8Dropcap2484" style:family="text" style:parent-style-name="WW8Dropcap4056"/>
    <style:style style:name="WW-WW8Dropcap2485" style:family="text" style:parent-style-name="WW8Dropcap4056"/>
    <style:style style:name="WW-WW8Dropcap2486" style:family="text" style:parent-style-name="WW8Dropcap4056"/>
    <style:style style:name="WW-WW8Dropcap2487" style:family="text" style:parent-style-name="WW8Dropcap4056"/>
    <style:style style:name="WW-WW8Dropcap2488" style:family="text" style:parent-style-name="WW8Dropcap4056"/>
    <style:style style:name="WW-WW8Dropcap2489" style:family="text" style:parent-style-name="WW8Dropcap4056"/>
    <style:style style:name="WW-WW8Dropcap2490" style:family="text" style:parent-style-name="WW8Dropcap4056"/>
    <style:style style:name="WW-WW8Dropcap2491" style:family="text" style:parent-style-name="WW8Dropcap4056"/>
    <style:style style:name="WW-WW8Dropcap2492" style:family="text" style:parent-style-name="WW8Dropcap4056"/>
    <style:style style:name="WW-WW8Dropcap2493" style:family="text" style:parent-style-name="WW8Dropcap4056"/>
    <style:style style:name="WW-WW8Dropcap2494" style:family="text" style:parent-style-name="WW8Dropcap4056"/>
    <style:style style:name="WW-WW8Dropcap2495" style:family="text" style:parent-style-name="WW8Dropcap4056"/>
    <style:style style:name="WW-WW8Dropcap2496" style:family="text" style:parent-style-name="WW8Dropcap4056"/>
    <style:style style:name="WW-WW8Dropcap2497" style:family="text" style:parent-style-name="WW8Dropcap4056"/>
    <style:style style:name="WW-WW8Dropcap2498" style:family="text" style:parent-style-name="WW8Dropcap4056"/>
    <style:style style:name="WW-WW8Dropcap2499" style:family="text" style:parent-style-name="WW8Dropcap4056"/>
    <style:style style:name="WW-WW8Dropcap2500" style:family="text" style:parent-style-name="WW8Dropcap4056"/>
    <style:style style:name="WW-WW8Dropcap2501" style:family="text" style:parent-style-name="WW8Dropcap4056"/>
    <style:style style:name="WW-WW8Dropcap2502" style:family="text" style:parent-style-name="WW8Dropcap4056"/>
    <style:style style:name="WW-WW8Dropcap2503" style:family="text" style:parent-style-name="WW8Dropcap4056"/>
    <style:style style:name="WW-WW8Dropcap2504" style:family="text" style:parent-style-name="WW8Dropcap4056"/>
    <style:style style:name="WW-WW8Dropcap2505" style:family="text" style:parent-style-name="WW8Dropcap4056"/>
    <style:style style:name="WW-WW8Dropcap2506" style:family="text" style:parent-style-name="WW8Dropcap4056"/>
    <style:style style:name="WW-WW8Dropcap2507" style:family="text" style:parent-style-name="WW8Dropcap4056"/>
    <style:style style:name="WW-WW8Dropcap2508" style:family="text" style:parent-style-name="WW8Dropcap4056"/>
    <style:style style:name="WW-WW8Dropcap2509" style:family="text" style:parent-style-name="WW8Dropcap4056"/>
    <style:style style:name="WW-WW8Dropcap2510" style:family="text" style:parent-style-name="WW8Dropcap4056"/>
    <style:style style:name="WW-WW8Dropcap2511" style:family="text" style:parent-style-name="WW8Dropcap4056"/>
    <style:style style:name="WW-WW8Dropcap2512" style:family="text" style:parent-style-name="WW8Dropcap4056"/>
    <style:style style:name="WW-WW8Dropcap2513" style:family="text" style:parent-style-name="WW8Dropcap4056"/>
    <style:style style:name="WW-WW8Dropcap2514" style:family="text" style:parent-style-name="WW8Dropcap4056"/>
    <style:style style:name="WW-WW8Dropcap2515" style:family="text" style:parent-style-name="WW8Dropcap4056"/>
    <style:style style:name="WW-WW8Dropcap2516" style:family="text" style:parent-style-name="WW8Dropcap4056"/>
    <style:style style:name="WW-WW8Dropcap2517" style:family="text" style:parent-style-name="WW8Dropcap4056"/>
    <style:style style:name="WW-WW8Dropcap2518" style:family="text" style:parent-style-name="WW8Dropcap4056"/>
    <style:style style:name="WW-WW8Dropcap2519" style:family="text" style:parent-style-name="WW8Dropcap4056"/>
    <style:style style:name="WW-WW8Dropcap2520" style:family="text" style:parent-style-name="WW8Dropcap4056"/>
    <style:style style:name="WW-WW8Dropcap2521" style:family="text" style:parent-style-name="WW8Dropcap4056"/>
    <style:style style:name="WW-WW8Dropcap2522" style:family="text" style:parent-style-name="WW8Dropcap4056"/>
    <style:style style:name="WW-WW8Dropcap2523" style:family="text" style:parent-style-name="WW8Dropcap4056"/>
    <style:style style:name="WW-WW8Dropcap2524" style:family="text" style:parent-style-name="WW8Dropcap4056"/>
    <style:style style:name="WW-WW8Dropcap2525" style:family="text" style:parent-style-name="WW8Dropcap4056"/>
    <style:style style:name="WW-WW8Dropcap2526" style:family="text" style:parent-style-name="WW8Dropcap4056"/>
    <style:style style:name="WW-WW8Dropcap2527" style:family="text" style:parent-style-name="WW8Dropcap4056"/>
    <style:style style:name="WW-WW8Dropcap2528" style:family="text" style:parent-style-name="WW8Dropcap4056"/>
    <style:style style:name="WW-WW8Dropcap2529" style:family="text" style:parent-style-name="WW8Dropcap4056"/>
    <style:style style:name="WW-WW8Dropcap2530" style:family="text" style:parent-style-name="WW8Dropcap4056"/>
    <style:style style:name="WW-WW8Dropcap2531" style:family="text" style:parent-style-name="WW8Dropcap4056"/>
    <style:style style:name="WW-WW8Dropcap2532" style:family="text" style:parent-style-name="WW8Dropcap4056"/>
    <style:style style:name="WW-WW8Dropcap2533" style:family="text" style:parent-style-name="WW8Dropcap4056"/>
    <style:style style:name="WW-WW8Dropcap2534" style:family="text" style:parent-style-name="WW8Dropcap4056"/>
    <style:style style:name="WW-WW8Dropcap2535" style:family="text" style:parent-style-name="WW8Dropcap4056"/>
    <style:style style:name="WW-WW8Dropcap2536" style:family="text" style:parent-style-name="WW8Dropcap4056"/>
    <style:style style:name="WW-WW8Dropcap2537" style:family="text" style:parent-style-name="WW8Dropcap4056"/>
    <style:style style:name="WW-WW8Dropcap2538" style:family="text" style:parent-style-name="WW8Dropcap4056"/>
    <style:style style:name="WW-WW8Dropcap2539" style:family="text" style:parent-style-name="WW8Dropcap4056"/>
    <style:style style:name="WW-WW8Dropcap2540" style:family="text" style:parent-style-name="WW8Dropcap4056"/>
    <style:style style:name="WW-WW8Dropcap2541" style:family="text" style:parent-style-name="WW8Dropcap4056"/>
    <style:style style:name="WW-WW8Dropcap2542" style:family="text" style:parent-style-name="WW8Dropcap4056"/>
    <style:style style:name="WW-WW8Dropcap2543" style:family="text" style:parent-style-name="WW8Dropcap4056"/>
    <style:style style:name="WW-WW8Dropcap2544" style:family="text" style:parent-style-name="WW8Dropcap4056"/>
    <style:style style:name="WW-WW8Dropcap2545" style:family="text" style:parent-style-name="WW8Dropcap4056"/>
    <style:style style:name="WW-WW8Dropcap2546" style:family="text" style:parent-style-name="WW8Dropcap4056"/>
    <style:style style:name="WW-WW8Dropcap2547" style:family="text" style:parent-style-name="WW8Dropcap4056"/>
    <style:style style:name="WW-WW8Dropcap2548" style:family="text" style:parent-style-name="WW8Dropcap4056"/>
    <style:style style:name="WW-WW8Dropcap2549" style:family="text" style:parent-style-name="WW8Dropcap4056"/>
    <style:style style:name="WW-WW8Dropcap2550" style:family="text" style:parent-style-name="WW8Dropcap4056"/>
    <style:style style:name="WW-WW8Dropcap2551" style:family="text" style:parent-style-name="WW8Dropcap4056"/>
    <style:style style:name="WW-WW8Dropcap2552" style:family="text" style:parent-style-name="WW8Dropcap4056"/>
    <style:style style:name="WW-WW8Dropcap2553" style:family="text" style:parent-style-name="WW8Dropcap4056"/>
    <style:style style:name="WW-WW8Dropcap2554" style:family="text" style:parent-style-name="WW8Dropcap4056"/>
    <style:style style:name="WW-WW8Dropcap2555" style:family="text" style:parent-style-name="WW8Dropcap4056"/>
    <style:style style:name="WW-WW8Dropcap2556" style:family="text" style:parent-style-name="WW8Dropcap4056"/>
    <style:style style:name="WW-WW8Dropcap2557" style:family="text" style:parent-style-name="WW8Dropcap4056"/>
    <style:style style:name="WW-WW8Dropcap2558" style:family="text" style:parent-style-name="WW8Dropcap4056"/>
    <style:style style:name="WW-WW8Dropcap2559" style:family="text" style:parent-style-name="WW8Dropcap4056"/>
    <style:style style:name="WW-WW8Dropcap2560" style:family="text" style:parent-style-name="WW8Dropcap4056"/>
    <style:style style:name="WW-WW8Dropcap2561" style:family="text" style:parent-style-name="WW8Dropcap4056"/>
    <style:style style:name="WW-WW8Dropcap2562" style:family="text" style:parent-style-name="WW8Dropcap4056"/>
    <style:style style:name="WW-WW8Dropcap2563" style:family="text" style:parent-style-name="WW8Dropcap4056"/>
    <style:style style:name="WW-WW8Dropcap2564" style:family="text" style:parent-style-name="WW8Dropcap4056"/>
    <style:style style:name="WW-WW8Dropcap2565" style:family="text" style:parent-style-name="WW8Dropcap4056"/>
    <style:style style:name="WW-WW8Dropcap2566" style:family="text" style:parent-style-name="WW8Dropcap4056"/>
    <style:style style:name="WW-WW8Dropcap2567" style:family="text" style:parent-style-name="WW8Dropcap4056"/>
    <style:style style:name="WW-WW8Dropcap2568" style:family="text" style:parent-style-name="WW8Dropcap4056"/>
    <style:style style:name="WW-WW8Dropcap2569" style:family="text" style:parent-style-name="WW8Dropcap4056"/>
    <style:style style:name="WW-WW8Dropcap2570" style:family="text" style:parent-style-name="WW8Dropcap4056"/>
    <style:style style:name="WW-WW8Dropcap2571" style:family="text" style:parent-style-name="WW8Dropcap4056"/>
    <style:style style:name="WW-WW8Dropcap2572" style:family="text" style:parent-style-name="WW8Dropcap4056"/>
    <style:style style:name="WW-WW8Dropcap2573" style:family="text" style:parent-style-name="WW8Dropcap4056"/>
    <style:style style:name="WW-WW8Dropcap2574" style:family="text" style:parent-style-name="WW8Dropcap4056"/>
    <style:style style:name="WW-WW8Dropcap2575" style:family="text" style:parent-style-name="WW8Dropcap4056"/>
    <style:style style:name="WW-WW8Dropcap2576" style:family="text" style:parent-style-name="WW8Dropcap4056"/>
    <style:style style:name="WW-WW8Dropcap2577" style:family="text" style:parent-style-name="WW8Dropcap4056"/>
    <style:style style:name="WW-WW8Dropcap2578" style:family="text" style:parent-style-name="WW8Dropcap4056"/>
    <style:style style:name="WW-WW8Dropcap2579" style:family="text" style:parent-style-name="WW8Dropcap4056"/>
    <style:style style:name="WW-WW8Dropcap2580" style:family="text" style:parent-style-name="WW8Dropcap4056"/>
    <style:style style:name="WW-WW8Dropcap2581" style:family="text" style:parent-style-name="WW8Dropcap4056"/>
    <style:style style:name="WW-WW8Dropcap2582" style:family="text" style:parent-style-name="WW8Dropcap4056"/>
    <style:style style:name="WW-WW8Dropcap2583" style:family="text" style:parent-style-name="WW8Dropcap4056"/>
    <style:style style:name="WW-WW8Dropcap2584" style:family="text" style:parent-style-name="WW8Dropcap4056"/>
    <style:style style:name="WW-WW8Dropcap2585" style:family="text" style:parent-style-name="WW8Dropcap4056"/>
    <style:style style:name="WW-WW8Dropcap2586" style:family="text" style:parent-style-name="WW8Dropcap4056"/>
    <style:style style:name="WW-WW8Dropcap2587" style:family="text" style:parent-style-name="WW8Dropcap4056"/>
    <style:style style:name="WW-WW8Dropcap2588" style:family="text" style:parent-style-name="WW8Dropcap4056"/>
    <style:style style:name="WW-WW8Dropcap2589" style:family="text" style:parent-style-name="WW8Dropcap4056"/>
    <style:style style:name="WW-WW8Dropcap2590" style:family="text" style:parent-style-name="WW8Dropcap4056"/>
    <style:style style:name="WW-WW8Dropcap2591" style:family="text" style:parent-style-name="WW8Dropcap4056"/>
    <style:style style:name="WW-WW8Dropcap2592" style:family="text" style:parent-style-name="WW8Dropcap4056"/>
    <style:style style:name="WW-WW8Dropcap2593" style:family="text" style:parent-style-name="WW8Dropcap4056"/>
    <style:style style:name="WW-WW8Dropcap2594" style:family="text" style:parent-style-name="WW8Dropcap4056"/>
    <style:style style:name="WW-WW8Dropcap2595" style:family="text" style:parent-style-name="WW8Dropcap4056"/>
    <style:style style:name="WW-WW8Dropcap2596" style:family="text" style:parent-style-name="WW8Dropcap4056"/>
    <style:style style:name="WW-WW8Dropcap2597" style:family="text" style:parent-style-name="WW8Dropcap4056"/>
    <style:style style:name="WW-WW8Dropcap2598" style:family="text" style:parent-style-name="WW8Dropcap4056"/>
    <style:style style:name="WW-WW8Dropcap2599" style:family="text" style:parent-style-name="WW8Dropcap4056"/>
    <style:style style:name="WW-WW8Dropcap2600" style:family="text" style:parent-style-name="WW8Dropcap4056"/>
    <style:style style:name="WW-WW8Dropcap2601" style:family="text" style:parent-style-name="WW8Dropcap4056"/>
    <style:style style:name="WW-WW8Dropcap2602" style:family="text" style:parent-style-name="WW8Dropcap4056"/>
    <style:style style:name="WW-WW8Dropcap2603" style:family="text" style:parent-style-name="WW8Dropcap4056"/>
    <style:style style:name="WW-WW8Dropcap2604" style:family="text" style:parent-style-name="WW8Dropcap4056"/>
    <style:style style:name="WW-WW8Dropcap2605" style:family="text" style:parent-style-name="WW8Dropcap4056"/>
    <style:style style:name="WW-WW8Dropcap2606" style:family="text" style:parent-style-name="WW8Dropcap4056"/>
    <style:style style:name="WW-WW8Dropcap2607" style:family="text" style:parent-style-name="WW8Dropcap4056"/>
    <style:style style:name="WW-WW8Dropcap2608" style:family="text" style:parent-style-name="WW8Dropcap4056"/>
    <style:style style:name="WW-WW8Dropcap2609" style:family="text" style:parent-style-name="WW8Dropcap4056"/>
    <style:style style:name="WW-WW8Dropcap2610" style:family="text" style:parent-style-name="WW8Dropcap4056"/>
    <style:style style:name="WW-WW8Dropcap2611" style:family="text" style:parent-style-name="WW8Dropcap4056"/>
    <style:style style:name="WW-WW8Dropcap2612" style:family="text" style:parent-style-name="WW8Dropcap4056"/>
    <style:style style:name="WW-WW8Dropcap2613" style:family="text" style:parent-style-name="WW8Dropcap4056"/>
    <style:style style:name="WW-WW8Dropcap2614" style:family="text" style:parent-style-name="WW8Dropcap4056"/>
    <style:style style:name="WW-WW8Dropcap2615" style:family="text" style:parent-style-name="WW8Dropcap4056"/>
    <style:style style:name="WW-WW8Dropcap2616" style:family="text" style:parent-style-name="WW8Dropcap4056"/>
    <style:style style:name="WW-WW8Dropcap2617" style:family="text" style:parent-style-name="WW8Dropcap4056"/>
    <style:style style:name="WW-WW8Dropcap2618" style:family="text" style:parent-style-name="WW8Dropcap4056"/>
    <style:style style:name="WW-WW8Dropcap2619" style:family="text" style:parent-style-name="WW8Dropcap4056"/>
    <style:style style:name="WW-WW8Dropcap2620" style:family="text" style:parent-style-name="WW8Dropcap4056"/>
    <style:style style:name="WW-WW8Dropcap2621" style:family="text" style:parent-style-name="WW8Dropcap4056"/>
    <style:style style:name="WW-WW8Dropcap2622" style:family="text" style:parent-style-name="WW8Dropcap4056"/>
    <style:style style:name="WW-WW8Dropcap2623" style:family="text" style:parent-style-name="WW8Dropcap4056"/>
    <style:style style:name="WW-WW8Dropcap2624" style:family="text" style:parent-style-name="WW8Dropcap4056"/>
    <style:style style:name="WW-WW8Dropcap2625" style:family="text" style:parent-style-name="WW8Dropcap4056"/>
    <style:style style:name="WW-WW8Dropcap2626" style:family="text" style:parent-style-name="WW8Dropcap4056"/>
    <style:style style:name="WW-WW8Dropcap2627" style:family="text" style:parent-style-name="WW8Dropcap4056"/>
    <style:style style:name="WW-WW8Dropcap2628" style:family="text" style:parent-style-name="WW8Dropcap4056"/>
    <style:style style:name="WW-WW8Dropcap2629" style:family="text" style:parent-style-name="WW8Dropcap4056"/>
    <style:style style:name="WW-WW8Dropcap2630" style:family="text" style:parent-style-name="WW8Dropcap4056"/>
    <style:style style:name="WW-WW8Dropcap2631" style:family="text" style:parent-style-name="WW8Dropcap4056"/>
    <style:style style:name="WW-WW8Dropcap2632" style:family="text" style:parent-style-name="WW8Dropcap4056"/>
    <style:style style:name="WW-WW8Dropcap2633" style:family="text" style:parent-style-name="WW8Dropcap4056"/>
    <style:style style:name="WW-WW8Dropcap2634" style:family="text" style:parent-style-name="WW8Dropcap4056"/>
    <style:style style:name="WW-WW8Dropcap2635" style:family="text" style:parent-style-name="WW8Dropcap4056"/>
    <style:style style:name="WW-WW8Dropcap2636" style:family="text" style:parent-style-name="WW8Dropcap4056"/>
    <style:style style:name="WW-WW8Dropcap2637" style:family="text" style:parent-style-name="WW8Dropcap4056"/>
    <style:style style:name="WW-WW8Dropcap2638" style:family="text" style:parent-style-name="WW8Dropcap4056"/>
    <style:style style:name="WW-WW8Dropcap2639" style:family="text" style:parent-style-name="WW8Dropcap4056"/>
    <style:style style:name="WW-WW8Dropcap2640" style:family="text" style:parent-style-name="WW8Dropcap4056"/>
    <style:style style:name="WW-WW8Dropcap2641" style:family="text" style:parent-style-name="WW8Dropcap4056"/>
    <style:style style:name="WW-WW8Dropcap2642" style:family="text" style:parent-style-name="WW8Dropcap4056"/>
    <style:style style:name="WW-WW8Dropcap2643" style:family="text" style:parent-style-name="WW8Dropcap4056"/>
    <style:style style:name="WW-WW8Dropcap2644" style:family="text" style:parent-style-name="WW8Dropcap4056"/>
    <style:style style:name="WW-WW8Dropcap2645" style:family="text" style:parent-style-name="WW8Dropcap4056"/>
    <style:style style:name="WW-WW8Dropcap2646" style:family="text" style:parent-style-name="WW8Dropcap4056"/>
    <style:style style:name="WW-WW8Dropcap2647" style:family="text" style:parent-style-name="WW8Dropcap4056"/>
    <style:style style:name="WW-WW8Dropcap2648" style:family="text" style:parent-style-name="WW8Dropcap4056"/>
    <style:style style:name="WW-WW8Dropcap2649" style:family="text" style:parent-style-name="WW8Dropcap4056"/>
    <style:style style:name="WW-WW8Dropcap2650" style:family="text" style:parent-style-name="WW8Dropcap4056"/>
    <style:style style:name="WW-WW8Dropcap2651" style:family="text" style:parent-style-name="WW8Dropcap4056"/>
    <style:style style:name="WW-WW8Dropcap2652" style:family="text" style:parent-style-name="WW8Dropcap4056"/>
    <style:style style:name="WW-WW8Dropcap2653" style:family="text" style:parent-style-name="WW8Dropcap4056"/>
    <style:style style:name="WW-WW8Dropcap2654" style:family="text" style:parent-style-name="WW8Dropcap4056"/>
    <style:style style:name="WW-WW8Dropcap2655" style:family="text" style:parent-style-name="WW8Dropcap4056"/>
    <style:style style:name="WW-WW8Dropcap2656" style:family="text" style:parent-style-name="WW8Dropcap4056"/>
    <style:style style:name="WW-WW8Dropcap2657" style:family="text" style:parent-style-name="WW8Dropcap4056"/>
    <style:style style:name="WW-WW8Dropcap2658" style:family="text" style:parent-style-name="WW8Dropcap4056"/>
    <style:style style:name="WW-WW8Dropcap2659" style:family="text" style:parent-style-name="WW8Dropcap4056"/>
    <style:style style:name="WW-WW8Dropcap2660" style:family="text" style:parent-style-name="WW8Dropcap4056"/>
    <style:style style:name="WW-WW8Dropcap2661" style:family="text" style:parent-style-name="WW8Dropcap4056"/>
    <style:style style:name="WW-WW8Dropcap2662" style:family="text" style:parent-style-name="WW8Dropcap4056"/>
    <style:style style:name="WW-WW8Dropcap2663" style:family="text" style:parent-style-name="WW8Dropcap4056"/>
    <style:style style:name="WW-WW8Dropcap2664" style:family="text" style:parent-style-name="WW8Dropcap4056"/>
    <style:style style:name="WW-WW8Dropcap2665" style:family="text" style:parent-style-name="WW8Dropcap4056"/>
    <style:style style:name="WW-WW8Dropcap2666" style:family="text" style:parent-style-name="WW8Dropcap4056"/>
    <style:style style:name="WW-WW8Dropcap2667" style:family="text" style:parent-style-name="WW8Dropcap4056"/>
    <style:style style:name="WW-WW8Dropcap2668" style:family="text" style:parent-style-name="WW8Dropcap4056"/>
    <style:style style:name="WW-WW8Dropcap2669" style:family="text" style:parent-style-name="WW8Dropcap4056"/>
    <style:style style:name="WW-WW8Dropcap2670" style:family="text" style:parent-style-name="WW8Dropcap4056"/>
    <style:style style:name="WW-WW8Dropcap2671" style:family="text" style:parent-style-name="WW8Dropcap4056"/>
    <style:style style:name="WW-WW8Dropcap2672" style:family="text" style:parent-style-name="WW8Dropcap4056"/>
    <style:style style:name="WW-WW8Dropcap2673" style:family="text" style:parent-style-name="WW8Dropcap4056"/>
    <style:style style:name="WW-WW8Dropcap2674" style:family="text" style:parent-style-name="WW8Dropcap4056"/>
    <style:style style:name="WW-WW8Dropcap2675" style:family="text" style:parent-style-name="WW8Dropcap4056"/>
    <style:style style:name="WW-WW8Dropcap2676" style:family="text" style:parent-style-name="WW8Dropcap4056"/>
    <style:style style:name="WW-WW8Dropcap2677" style:family="text" style:parent-style-name="WW8Dropcap4056"/>
    <style:style style:name="WW-WW8Dropcap2678" style:family="text" style:parent-style-name="WW8Dropcap4056"/>
    <style:style style:name="WW-WW8Dropcap2679" style:family="text" style:parent-style-name="WW8Dropcap4056"/>
    <style:style style:name="WW-WW8Dropcap2680" style:family="text" style:parent-style-name="WW8Dropcap4056"/>
    <style:style style:name="WW-WW8Dropcap2681" style:family="text" style:parent-style-name="WW8Dropcap4056"/>
    <style:style style:name="WW-WW8Dropcap2682" style:family="text" style:parent-style-name="WW8Dropcap4056"/>
    <style:style style:name="WW-WW8Dropcap2683" style:family="text" style:parent-style-name="WW8Dropcap4056"/>
    <style:style style:name="WW-WW8Dropcap2684" style:family="text" style:parent-style-name="WW8Dropcap4056"/>
    <style:style style:name="WW-WW8Dropcap2685" style:family="text" style:parent-style-name="WW8Dropcap4056"/>
    <style:style style:name="WW-WW8Dropcap2686" style:family="text" style:parent-style-name="WW8Dropcap4056"/>
    <style:style style:name="WW-WW8Dropcap2687" style:family="text" style:parent-style-name="WW8Dropcap4056"/>
    <style:style style:name="WW-WW8Dropcap2688" style:family="text" style:parent-style-name="WW8Dropcap4056"/>
    <style:style style:name="WW-WW8Dropcap2689" style:family="text" style:parent-style-name="WW8Dropcap4056"/>
    <style:style style:name="WW-WW8Dropcap2690" style:family="text" style:parent-style-name="WW8Dropcap4056"/>
    <style:style style:name="WW-WW8Dropcap2691" style:family="text" style:parent-style-name="WW8Dropcap4056"/>
    <style:style style:name="WW-WW8Dropcap2692" style:family="text" style:parent-style-name="WW8Dropcap4056"/>
    <style:style style:name="WW-WW8Dropcap2693" style:family="text" style:parent-style-name="WW8Dropcap4056"/>
    <style:style style:name="WW-WW8Dropcap2694" style:family="text" style:parent-style-name="WW8Dropcap4056"/>
    <style:style style:name="WW-WW8Dropcap2695" style:family="text" style:parent-style-name="WW8Dropcap4056"/>
    <style:style style:name="WW-WW8Dropcap2696" style:family="text" style:parent-style-name="WW8Dropcap4056"/>
    <style:style style:name="WW-WW8Dropcap2697" style:family="text" style:parent-style-name="WW8Dropcap4056"/>
    <style:style style:name="WW-WW8Dropcap2698" style:family="text" style:parent-style-name="WW8Dropcap4056"/>
    <style:style style:name="WW-WW8Dropcap2699" style:family="text" style:parent-style-name="WW8Dropcap4056"/>
    <style:style style:name="WW-WW8Dropcap2700" style:family="text" style:parent-style-name="WW8Dropcap4056"/>
    <style:style style:name="WW-WW8Dropcap2701" style:family="text" style:parent-style-name="WW8Dropcap4056"/>
    <style:style style:name="WW-WW8Dropcap2702" style:family="text" style:parent-style-name="WW8Dropcap4056"/>
    <style:style style:name="WW-WW8Dropcap2703" style:family="text" style:parent-style-name="WW8Dropcap4056"/>
    <style:style style:name="WW-WW8Dropcap2704" style:family="text" style:parent-style-name="WW8Dropcap4056"/>
    <style:style style:name="WW-WW8Dropcap2705" style:family="text" style:parent-style-name="WW8Dropcap4056"/>
    <style:style style:name="WW-WW8Dropcap2706" style:family="text" style:parent-style-name="WW8Dropcap4056"/>
    <style:style style:name="WW-WW8Dropcap2707" style:family="text" style:parent-style-name="WW8Dropcap4056"/>
    <style:style style:name="WW-WW8Dropcap2708" style:family="text" style:parent-style-name="WW8Dropcap4056"/>
    <style:style style:name="WW-WW8Dropcap2709" style:family="text" style:parent-style-name="WW8Dropcap4056"/>
    <style:style style:name="WW-WW8Dropcap2710" style:family="text" style:parent-style-name="WW8Dropcap4056"/>
    <style:style style:name="WW-WW8Dropcap2711" style:family="text" style:parent-style-name="WW8Dropcap4056"/>
    <style:style style:name="WW-WW8Dropcap2712" style:family="text" style:parent-style-name="WW8Dropcap4056"/>
    <style:style style:name="WW-WW8Dropcap2713" style:family="text" style:parent-style-name="WW8Dropcap4056"/>
    <style:style style:name="WW-WW8Dropcap2714" style:family="text" style:parent-style-name="WW8Dropcap4056"/>
    <style:style style:name="WW-WW8Dropcap2715" style:family="text" style:parent-style-name="WW8Dropcap4056"/>
    <style:style style:name="WW-WW8Dropcap2716" style:family="text" style:parent-style-name="WW8Dropcap4056"/>
    <style:style style:name="WW-WW8Dropcap2717" style:family="text" style:parent-style-name="WW8Dropcap4056"/>
    <style:style style:name="WW-WW8Dropcap2718" style:family="text" style:parent-style-name="WW8Dropcap4056"/>
    <style:style style:name="WW-WW8Dropcap2719" style:family="text" style:parent-style-name="WW8Dropcap4056"/>
    <style:style style:name="WW-WW8Dropcap2720" style:family="text" style:parent-style-name="WW8Dropcap4056"/>
    <style:style style:name="WW-WW8Dropcap2721" style:family="text" style:parent-style-name="WW8Dropcap4056"/>
    <style:style style:name="WW-WW8Dropcap2722" style:family="text" style:parent-style-name="WW8Dropcap4056"/>
    <style:style style:name="WW-WW8Dropcap2723" style:family="text" style:parent-style-name="WW8Dropcap4056"/>
    <style:style style:name="WW-WW8Dropcap2724" style:family="text" style:parent-style-name="WW8Dropcap4056"/>
    <style:style style:name="WW-WW8Dropcap2725" style:family="text" style:parent-style-name="WW8Dropcap4056"/>
    <style:style style:name="WW-WW8Dropcap2726" style:family="text" style:parent-style-name="WW8Dropcap4056"/>
    <style:style style:name="WW-WW8Dropcap2727" style:family="text" style:parent-style-name="WW8Dropcap4056"/>
    <style:style style:name="WW-WW8Dropcap2728" style:family="text" style:parent-style-name="WW8Dropcap4056"/>
    <style:style style:name="WW-WW8Dropcap2729" style:family="text" style:parent-style-name="WW8Dropcap4056"/>
    <style:style style:name="WW-WW8Dropcap2730" style:family="text" style:parent-style-name="WW8Dropcap4056"/>
    <style:style style:name="WW-WW8Dropcap2731" style:family="text" style:parent-style-name="WW8Dropcap4056"/>
    <style:style style:name="WW-WW8Dropcap2732" style:family="text" style:parent-style-name="WW8Dropcap4056"/>
    <style:style style:name="WW-WW8Dropcap2733" style:family="text" style:parent-style-name="WW8Dropcap4056"/>
    <style:style style:name="WW-WW8Dropcap2734" style:family="text" style:parent-style-name="WW8Dropcap4056"/>
    <style:style style:name="WW-WW8Dropcap2735" style:family="text" style:parent-style-name="WW8Dropcap4056"/>
    <style:style style:name="WW-WW8Dropcap2736" style:family="text" style:parent-style-name="WW8Dropcap4056"/>
    <style:style style:name="WW-WW8Dropcap2737" style:family="text" style:parent-style-name="WW8Dropcap4056"/>
    <style:style style:name="WW-WW8Dropcap2738" style:family="text" style:parent-style-name="WW8Dropcap4056"/>
    <style:style style:name="WW-WW8Dropcap2739" style:family="text" style:parent-style-name="WW8Dropcap4056"/>
    <style:style style:name="WW-WW8Dropcap2740" style:family="text" style:parent-style-name="WW8Dropcap4056"/>
    <style:style style:name="WW-WW8Dropcap2741" style:family="text" style:parent-style-name="WW8Dropcap4056"/>
    <style:style style:name="WW-WW8Dropcap2742" style:family="text" style:parent-style-name="WW8Dropcap4056"/>
    <style:style style:name="WW-WW8Dropcap2743" style:family="text" style:parent-style-name="WW8Dropcap4056"/>
    <style:style style:name="WW-WW8Dropcap2744" style:family="text" style:parent-style-name="WW8Dropcap4056"/>
    <style:style style:name="WW-WW8Dropcap2745" style:family="text" style:parent-style-name="WW8Dropcap4056"/>
    <style:style style:name="WW-WW8Dropcap2746" style:family="text" style:parent-style-name="WW8Dropcap4056"/>
    <style:style style:name="WW-WW8Dropcap2747" style:family="text" style:parent-style-name="WW8Dropcap4056"/>
    <style:style style:name="WW-WW8Dropcap2748" style:family="text" style:parent-style-name="WW8Dropcap4056"/>
    <style:style style:name="WW-WW8Dropcap2749" style:family="text" style:parent-style-name="WW8Dropcap4056"/>
    <style:style style:name="WW-WW8Dropcap2750" style:family="text" style:parent-style-name="WW8Dropcap4056"/>
    <style:style style:name="WW-WW8Dropcap2751" style:family="text" style:parent-style-name="WW8Dropcap4056"/>
    <style:style style:name="WW-WW8Dropcap2752" style:family="text" style:parent-style-name="WW8Dropcap4056"/>
    <style:style style:name="WW-WW8Dropcap2753" style:family="text" style:parent-style-name="WW8Dropcap4056"/>
    <style:style style:name="WW-WW8Dropcap2754" style:family="text" style:parent-style-name="WW8Dropcap4056"/>
    <style:style style:name="WW-WW8Dropcap2755" style:family="text" style:parent-style-name="WW8Dropcap4056"/>
    <style:style style:name="WW-WW8Dropcap2756" style:family="text" style:parent-style-name="WW8Dropcap4056"/>
    <style:style style:name="WW-WW8Dropcap2757" style:family="text" style:parent-style-name="WW8Dropcap4056"/>
    <style:style style:name="WW-WW8Dropcap2758" style:family="text" style:parent-style-name="WW8Dropcap4056"/>
    <style:style style:name="WW-WW8Dropcap2759" style:family="text" style:parent-style-name="WW8Dropcap4056"/>
    <style:style style:name="WW-WW8Dropcap2760" style:family="text" style:parent-style-name="WW8Dropcap4056"/>
    <style:style style:name="WW-WW8Dropcap2761" style:family="text" style:parent-style-name="WW8Dropcap4056"/>
    <style:style style:name="WW-WW8Dropcap2762" style:family="text" style:parent-style-name="WW8Dropcap4056"/>
    <style:style style:name="WW-WW8Dropcap2763" style:family="text" style:parent-style-name="WW8Dropcap4056"/>
    <style:style style:name="WW-WW8Dropcap2764" style:family="text" style:parent-style-name="WW8Dropcap4056"/>
    <style:style style:name="WW-WW8Dropcap2765" style:family="text" style:parent-style-name="WW8Dropcap4056"/>
    <style:style style:name="WW-WW8Dropcap2766" style:family="text" style:parent-style-name="WW8Dropcap4056"/>
    <style:style style:name="WW-WW8Dropcap2767" style:family="text" style:parent-style-name="WW8Dropcap4056"/>
    <style:style style:name="WW-WW8Dropcap2768" style:family="text" style:parent-style-name="WW8Dropcap4056"/>
    <style:style style:name="WW-WW8Dropcap2769" style:family="text" style:parent-style-name="WW8Dropcap4056"/>
    <style:style style:name="WW-WW8Dropcap2770" style:family="text" style:parent-style-name="WW8Dropcap4056"/>
    <style:style style:name="WW-WW8Dropcap2771" style:family="text" style:parent-style-name="WW8Dropcap4056"/>
    <style:style style:name="WW-WW8Dropcap2772" style:family="text" style:parent-style-name="WW8Dropcap4056"/>
    <style:style style:name="WW-WW8Dropcap2773" style:family="text" style:parent-style-name="WW8Dropcap4056"/>
    <style:style style:name="WW-WW8Dropcap2774" style:family="text" style:parent-style-name="WW8Dropcap4056"/>
    <style:style style:name="WW-WW8Dropcap2775" style:family="text" style:parent-style-name="WW8Dropcap4056"/>
    <style:style style:name="WW-WW8Dropcap2776" style:family="text" style:parent-style-name="WW8Dropcap4056"/>
    <style:style style:name="WW-WW8Dropcap2777" style:family="text" style:parent-style-name="WW8Dropcap4056"/>
    <style:style style:name="WW-WW8Dropcap2778" style:family="text" style:parent-style-name="WW8Dropcap4056"/>
    <style:style style:name="WW-WW8Dropcap2779" style:family="text" style:parent-style-name="WW8Dropcap4056"/>
    <style:style style:name="WW-WW8Dropcap2780" style:family="text" style:parent-style-name="WW8Dropcap4056"/>
    <style:style style:name="WW-WW8Dropcap2781" style:family="text" style:parent-style-name="WW8Dropcap4056"/>
    <style:style style:name="WW-WW8Dropcap2782" style:family="text" style:parent-style-name="WW8Dropcap4056"/>
    <style:style style:name="WW-WW8Dropcap2783" style:family="text" style:parent-style-name="WW8Dropcap4056"/>
    <style:style style:name="WW-WW8Dropcap2784" style:family="text" style:parent-style-name="WW8Dropcap4056"/>
    <style:style style:name="WW-WW8Dropcap2785" style:family="text" style:parent-style-name="WW8Dropcap4056"/>
    <style:style style:name="WW-WW8Dropcap2786" style:family="text" style:parent-style-name="WW8Dropcap4056"/>
    <style:style style:name="WW-WW8Dropcap2787" style:family="text" style:parent-style-name="WW8Dropcap4056"/>
    <style:style style:name="WW-WW8Dropcap2788" style:family="text" style:parent-style-name="WW8Dropcap4056"/>
    <style:style style:name="WW-WW8Dropcap2789" style:family="text" style:parent-style-name="WW8Dropcap4056"/>
    <style:style style:name="WW-WW8Dropcap2790" style:family="text" style:parent-style-name="WW8Dropcap4056"/>
    <style:style style:name="WW-WW8Dropcap2791" style:family="text" style:parent-style-name="WW8Dropcap4056"/>
    <style:style style:name="WW-WW8Dropcap2792" style:family="text" style:parent-style-name="WW8Dropcap4056"/>
    <style:style style:name="WW-WW8Dropcap2793" style:family="text" style:parent-style-name="WW8Dropcap4056"/>
    <style:style style:name="WW-WW8Dropcap2794" style:family="text" style:parent-style-name="WW8Dropcap4056"/>
    <style:style style:name="WW-WW8Dropcap2795" style:family="text" style:parent-style-name="WW8Dropcap4056"/>
    <style:style style:name="WW-WW8Dropcap2796" style:family="text" style:parent-style-name="WW8Dropcap4056"/>
    <style:style style:name="WW-WW8Dropcap2797" style:family="text" style:parent-style-name="WW8Dropcap4056"/>
    <style:style style:name="WW-WW8Dropcap2798" style:family="text" style:parent-style-name="WW8Dropcap4056"/>
    <style:style style:name="WW-WW8Dropcap2799" style:family="text" style:parent-style-name="WW8Dropcap4056"/>
    <style:style style:name="WW-WW8Dropcap2800" style:family="text" style:parent-style-name="WW8Dropcap4056"/>
    <style:style style:name="WW-WW8Dropcap2801" style:family="text" style:parent-style-name="WW8Dropcap4056"/>
    <style:style style:name="WW-WW8Dropcap2802" style:family="text" style:parent-style-name="WW8Dropcap4056"/>
    <style:style style:name="WW-WW8Dropcap2803" style:family="text" style:parent-style-name="WW8Dropcap4056"/>
    <style:style style:name="WW-WW8Dropcap2804" style:family="text" style:parent-style-name="WW8Dropcap4056"/>
    <style:style style:name="WW-WW8Dropcap2805" style:family="text" style:parent-style-name="WW8Dropcap4056"/>
    <style:style style:name="WW-WW8Dropcap2806" style:family="text" style:parent-style-name="WW8Dropcap4056"/>
    <style:style style:name="WW-WW8Dropcap2807" style:family="text" style:parent-style-name="WW8Dropcap4056"/>
    <style:style style:name="WW-WW8Dropcap2808" style:family="text" style:parent-style-name="WW8Dropcap4056"/>
    <style:style style:name="WW-WW8Dropcap2809" style:family="text" style:parent-style-name="WW8Dropcap4056"/>
    <style:style style:name="WW-WW8Dropcap2810" style:family="text" style:parent-style-name="WW8Dropcap4056"/>
    <style:style style:name="WW-WW8Dropcap2811" style:family="text" style:parent-style-name="WW8Dropcap4056"/>
    <style:style style:name="WW-WW8Dropcap2812" style:family="text" style:parent-style-name="WW8Dropcap4056"/>
    <style:style style:name="WW-WW8Dropcap2813" style:family="text" style:parent-style-name="WW8Dropcap4056"/>
    <style:style style:name="WW-WW8Dropcap2814" style:family="text" style:parent-style-name="WW8Dropcap4056"/>
    <style:style style:name="WW-WW8Dropcap2815" style:family="text" style:parent-style-name="WW8Dropcap4056"/>
    <style:style style:name="WW-WW8Dropcap2816" style:family="text" style:parent-style-name="WW8Dropcap4056"/>
    <style:style style:name="WW-WW8Dropcap2817" style:family="text" style:parent-style-name="WW8Dropcap4056"/>
    <style:style style:name="WW-WW8Dropcap2818" style:family="text" style:parent-style-name="WW8Dropcap4056"/>
    <style:style style:name="WW-WW8Dropcap2819" style:family="text" style:parent-style-name="WW8Dropcap4056"/>
    <style:style style:name="WW-WW8Dropcap2820" style:family="text" style:parent-style-name="WW8Dropcap4056"/>
    <style:style style:name="WW-WW8Dropcap2821" style:family="text" style:parent-style-name="WW8Dropcap4056"/>
    <style:style style:name="WW-WW8Dropcap2822" style:family="text" style:parent-style-name="WW8Dropcap4056"/>
    <style:style style:name="WW-WW8Dropcap2823" style:family="text" style:parent-style-name="WW8Dropcap4056"/>
    <style:style style:name="WW-WW8Dropcap2824" style:family="text" style:parent-style-name="WW8Dropcap4056"/>
    <style:style style:name="WW-WW8Dropcap2825" style:family="text" style:parent-style-name="WW8Dropcap4056"/>
    <style:style style:name="WW-WW8Dropcap2826" style:family="text" style:parent-style-name="WW8Dropcap4056"/>
    <style:style style:name="WW-WW8Dropcap2827" style:family="text" style:parent-style-name="WW8Dropcap4056"/>
    <style:style style:name="WW-WW8Dropcap2828" style:family="text" style:parent-style-name="WW8Dropcap4056"/>
    <style:style style:name="WW-WW8Dropcap2829" style:family="text" style:parent-style-name="WW8Dropcap4056"/>
    <style:style style:name="WW-WW8Dropcap2830" style:family="text" style:parent-style-name="WW8Dropcap4056"/>
    <style:style style:name="WW-WW8Dropcap2831" style:family="text" style:parent-style-name="WW8Dropcap4056"/>
    <style:style style:name="WW-WW8Dropcap2832" style:family="text" style:parent-style-name="WW8Dropcap4056"/>
    <style:style style:name="WW-WW8Dropcap2833" style:family="text" style:parent-style-name="WW8Dropcap4056"/>
    <style:style style:name="WW-WW8Dropcap2834" style:family="text" style:parent-style-name="WW8Dropcap4056"/>
    <style:style style:name="WW-WW8Dropcap2835" style:family="text" style:parent-style-name="WW8Dropcap4056"/>
    <style:style style:name="WW-WW8Dropcap2836" style:family="text" style:parent-style-name="WW8Dropcap4056"/>
    <style:style style:name="WW-WW8Dropcap2837" style:family="text" style:parent-style-name="WW8Dropcap4056"/>
    <style:style style:name="WW-WW8Dropcap2838" style:family="text" style:parent-style-name="WW8Dropcap4056"/>
    <style:style style:name="WW-WW8Dropcap2839" style:family="text" style:parent-style-name="WW8Dropcap4056"/>
    <style:style style:name="WW-WW8Dropcap2840" style:family="text" style:parent-style-name="WW8Dropcap4056"/>
    <style:style style:name="WW-WW8Dropcap2841" style:family="text" style:parent-style-name="WW8Dropcap4056"/>
    <style:style style:name="WW-WW8Dropcap2842" style:family="text" style:parent-style-name="WW8Dropcap4056"/>
    <style:style style:name="WW-WW8Dropcap2843" style:family="text" style:parent-style-name="WW8Dropcap4056"/>
    <style:style style:name="WW-WW8Dropcap2844" style:family="text" style:parent-style-name="WW8Dropcap4056"/>
    <style:style style:name="WW-WW8Dropcap2845" style:family="text" style:parent-style-name="WW8Dropcap4056"/>
    <style:style style:name="WW-WW8Dropcap2846" style:family="text" style:parent-style-name="WW8Dropcap4056"/>
    <style:style style:name="WW-WW8Dropcap2847" style:family="text" style:parent-style-name="WW8Dropcap4056"/>
    <style:style style:name="WW-WW8Dropcap2848" style:family="text" style:parent-style-name="WW8Dropcap4056"/>
    <style:style style:name="WW-WW8Dropcap2849" style:family="text" style:parent-style-name="WW8Dropcap4056"/>
    <style:style style:name="WW-WW8Dropcap2850" style:family="text" style:parent-style-name="WW8Dropcap4056"/>
    <style:style style:name="WW-WW8Dropcap2851" style:family="text" style:parent-style-name="WW8Dropcap4056"/>
    <style:style style:name="WW-WW8Dropcap2852" style:family="text" style:parent-style-name="WW8Dropcap4056"/>
    <style:style style:name="WW-WW8Dropcap2853" style:family="text" style:parent-style-name="WW8Dropcap4056"/>
    <style:style style:name="WW-WW8Dropcap2854" style:family="text" style:parent-style-name="WW8Dropcap4056"/>
    <style:style style:name="WW-WW8Dropcap2855" style:family="text" style:parent-style-name="WW8Dropcap4056"/>
    <style:style style:name="WW-WW8Dropcap2856" style:family="text" style:parent-style-name="WW8Dropcap4056"/>
    <style:style style:name="WW-WW8Dropcap2857" style:family="text" style:parent-style-name="WW8Dropcap4056"/>
    <style:style style:name="WW-WW8Dropcap2858" style:family="text" style:parent-style-name="WW8Dropcap4056"/>
    <style:style style:name="WW-WW8Dropcap2859" style:family="text" style:parent-style-name="WW8Dropcap4056"/>
    <style:style style:name="WW-WW8Dropcap2860" style:family="text" style:parent-style-name="WW8Dropcap4056"/>
    <style:style style:name="WW-WW8Dropcap2861" style:family="text" style:parent-style-name="WW8Dropcap4056"/>
    <style:style style:name="WW-WW8Dropcap2862" style:family="text" style:parent-style-name="WW8Dropcap4056"/>
    <style:style style:name="WW-WW8Dropcap2863" style:family="text" style:parent-style-name="WW8Dropcap4056"/>
    <style:style style:name="WW-WW8Dropcap2864" style:family="text" style:parent-style-name="WW8Dropcap4056"/>
    <style:style style:name="WW-WW8Dropcap2865" style:family="text" style:parent-style-name="WW8Dropcap4056"/>
    <style:style style:name="WW-WW8Dropcap2866" style:family="text" style:parent-style-name="WW8Dropcap4056"/>
    <style:style style:name="WW-WW8Dropcap2867" style:family="text" style:parent-style-name="WW8Dropcap4056"/>
    <style:style style:name="WW-WW8Dropcap2868" style:family="text" style:parent-style-name="WW8Dropcap4056"/>
    <style:style style:name="WW-WW8Dropcap2869" style:family="text" style:parent-style-name="WW8Dropcap4056"/>
    <style:style style:name="WW-WW8Dropcap2870" style:family="text" style:parent-style-name="WW8Dropcap4056"/>
    <style:style style:name="WW-WW8Dropcap2871" style:family="text" style:parent-style-name="WW8Dropcap4056"/>
    <style:style style:name="WW-WW8Dropcap2872" style:family="text" style:parent-style-name="WW8Dropcap4056"/>
    <style:style style:name="WW-WW8Dropcap2873" style:family="text" style:parent-style-name="WW8Dropcap4056"/>
    <style:style style:name="WW-WW8Dropcap2874" style:family="text" style:parent-style-name="WW8Dropcap4056"/>
    <style:style style:name="WW-WW8Dropcap2875" style:family="text" style:parent-style-name="WW8Dropcap4056"/>
    <style:style style:name="WW-WW8Dropcap2876" style:family="text" style:parent-style-name="WW8Dropcap4056"/>
    <style:style style:name="WW-WW8Dropcap2877" style:family="text" style:parent-style-name="WW8Dropcap4056"/>
    <style:style style:name="WW-WW8Dropcap2878" style:family="text" style:parent-style-name="WW8Dropcap4056"/>
    <style:style style:name="WW-WW8Dropcap2879" style:family="text" style:parent-style-name="WW8Dropcap4056"/>
    <style:style style:name="WW-WW8Dropcap2880" style:family="text" style:parent-style-name="WW8Dropcap4056"/>
    <style:style style:name="WW-WW8Dropcap2881" style:family="text" style:parent-style-name="WW8Dropcap4056"/>
    <style:style style:name="WW-WW8Dropcap2882" style:family="text" style:parent-style-name="WW8Dropcap4056"/>
    <style:style style:name="WW-WW8Dropcap2883" style:family="text" style:parent-style-name="WW8Dropcap4056"/>
    <style:style style:name="WW-WW8Dropcap2884" style:family="text" style:parent-style-name="WW8Dropcap4056"/>
    <style:style style:name="WW-WW8Dropcap2885" style:family="text" style:parent-style-name="WW8Dropcap4056"/>
    <style:style style:name="WW-WW8Dropcap2886" style:family="text" style:parent-style-name="WW8Dropcap4056"/>
    <style:style style:name="WW-WW8Dropcap2887" style:family="text" style:parent-style-name="WW8Dropcap4056"/>
    <style:style style:name="WW-WW8Dropcap2888" style:family="text" style:parent-style-name="WW8Dropcap4056"/>
    <style:style style:name="WW-WW8Dropcap2889" style:family="text" style:parent-style-name="WW8Dropcap4056"/>
    <style:style style:name="WW-WW8Dropcap2890" style:family="text" style:parent-style-name="WW8Dropcap4056"/>
    <style:style style:name="WW-WW8Dropcap2891" style:family="text" style:parent-style-name="WW8Dropcap4056"/>
    <style:style style:name="WW-WW8Dropcap2892" style:family="text" style:parent-style-name="WW8Dropcap4056"/>
    <style:style style:name="WW-WW8Dropcap2893" style:family="text" style:parent-style-name="WW8Dropcap4056"/>
    <style:style style:name="WW-WW8Dropcap2894" style:family="text" style:parent-style-name="WW8Dropcap4056"/>
    <style:style style:name="WW-WW8Dropcap2895" style:family="text" style:parent-style-name="WW8Dropcap4056"/>
    <style:style style:name="WW-WW8Dropcap2896" style:family="text" style:parent-style-name="WW8Dropcap4056"/>
    <style:style style:name="WW-WW8Dropcap2897" style:family="text" style:parent-style-name="WW8Dropcap4056"/>
    <style:style style:name="WW-WW8Dropcap2898" style:family="text" style:parent-style-name="WW8Dropcap4056"/>
    <style:style style:name="WW-WW8Dropcap2899" style:family="text" style:parent-style-name="WW8Dropcap4056"/>
    <style:style style:name="WW-WW8Dropcap2900" style:family="text" style:parent-style-name="WW8Dropcap4056"/>
    <style:style style:name="WW-WW8Dropcap2901" style:family="text" style:parent-style-name="WW8Dropcap4056"/>
    <style:style style:name="WW-WW8Dropcap2902" style:family="text" style:parent-style-name="WW8Dropcap4056"/>
    <style:style style:name="WW-WW8Dropcap2903" style:family="text" style:parent-style-name="WW8Dropcap4056"/>
    <style:style style:name="WW-WW8Dropcap2904" style:family="text" style:parent-style-name="WW8Dropcap4056"/>
    <style:style style:name="WW-WW8Dropcap2905" style:family="text" style:parent-style-name="WW8Dropcap4056"/>
    <style:style style:name="WW-WW8Dropcap2906" style:family="text" style:parent-style-name="WW8Dropcap4056"/>
    <style:style style:name="WW-WW8Dropcap2907" style:family="text" style:parent-style-name="WW8Dropcap4056"/>
    <style:style style:name="WW-WW8Dropcap2908" style:family="text" style:parent-style-name="WW8Dropcap4056"/>
    <style:style style:name="WW-WW8Dropcap2909" style:family="text" style:parent-style-name="WW8Dropcap4056"/>
    <style:style style:name="WW-WW8Dropcap2910" style:family="text" style:parent-style-name="WW8Dropcap4056"/>
    <style:style style:name="WW-WW8Dropcap2911" style:family="text" style:parent-style-name="WW8Dropcap4056"/>
    <style:style style:name="WW-WW8Dropcap2912" style:family="text" style:parent-style-name="WW8Dropcap4056"/>
    <style:style style:name="WW-WW8Dropcap2913" style:family="text" style:parent-style-name="WW8Dropcap4056"/>
    <style:style style:name="WW-WW8Dropcap2914" style:family="text" style:parent-style-name="WW8Dropcap4056"/>
    <style:style style:name="WW-WW8Dropcap2915" style:family="text" style:parent-style-name="WW8Dropcap4056"/>
    <style:style style:name="WW-WW8Dropcap2916" style:family="text" style:parent-style-name="WW8Dropcap4056"/>
    <style:style style:name="WW-WW8Dropcap2917" style:family="text" style:parent-style-name="WW8Dropcap4056"/>
    <style:style style:name="WW-WW8Dropcap2918" style:family="text" style:parent-style-name="WW8Dropcap4056"/>
    <style:style style:name="WW-WW8Dropcap2919" style:family="text" style:parent-style-name="WW8Dropcap4056"/>
    <style:style style:name="WW-WW8Dropcap2920" style:family="text" style:parent-style-name="WW8Dropcap4056"/>
    <style:style style:name="WW-WW8Dropcap2921" style:family="text" style:parent-style-name="WW8Dropcap4056"/>
    <style:style style:name="WW-WW8Dropcap2922" style:family="text" style:parent-style-name="WW8Dropcap4056"/>
    <style:style style:name="WW-WW8Dropcap2923" style:family="text" style:parent-style-name="WW8Dropcap4056"/>
    <style:style style:name="WW-WW8Dropcap2924" style:family="text" style:parent-style-name="WW8Dropcap4056"/>
    <style:style style:name="WW-WW8Dropcap2925" style:family="text" style:parent-style-name="WW8Dropcap4056"/>
    <style:style style:name="WW-WW8Dropcap2926" style:family="text" style:parent-style-name="WW8Dropcap4056"/>
    <style:style style:name="WW-WW8Dropcap2927" style:family="text" style:parent-style-name="WW8Dropcap4056"/>
    <style:style style:name="WW-WW8Dropcap2928" style:family="text" style:parent-style-name="WW8Dropcap4056"/>
    <style:style style:name="WW-WW8Dropcap2929" style:family="text" style:parent-style-name="WW8Dropcap4056"/>
    <style:style style:name="WW-WW8Dropcap2930" style:family="text" style:parent-style-name="WW8Dropcap4056"/>
    <style:style style:name="WW-WW8Dropcap2931" style:family="text" style:parent-style-name="WW8Dropcap4056"/>
    <style:style style:name="WW-WW8Dropcap2932" style:family="text" style:parent-style-name="WW8Dropcap4056"/>
    <style:style style:name="WW-WW8Dropcap2933" style:family="text" style:parent-style-name="WW8Dropcap4056"/>
    <style:style style:name="WW-WW8Dropcap2934" style:family="text" style:parent-style-name="WW8Dropcap4056"/>
    <style:style style:name="WW-WW8Dropcap2935" style:family="text" style:parent-style-name="WW8Dropcap4056"/>
    <style:style style:name="WW-WW8Dropcap2936" style:family="text" style:parent-style-name="WW8Dropcap4056"/>
    <style:style style:name="WW-WW8Dropcap2937" style:family="text" style:parent-style-name="WW8Dropcap4056"/>
    <style:style style:name="WW-WW8Dropcap2938" style:family="text" style:parent-style-name="WW8Dropcap4056"/>
    <style:style style:name="WW-WW8Dropcap2939" style:family="text" style:parent-style-name="WW8Dropcap4056"/>
    <style:style style:name="WW-WW8Dropcap2940" style:family="text" style:parent-style-name="WW8Dropcap4056"/>
    <style:style style:name="WW-WW8Dropcap2941" style:family="text" style:parent-style-name="WW8Dropcap4056"/>
    <style:style style:name="WW-WW8Dropcap2942" style:family="text" style:parent-style-name="WW8Dropcap4056"/>
    <style:style style:name="WW-WW8Dropcap2943" style:family="text" style:parent-style-name="WW8Dropcap4056"/>
    <style:style style:name="WW-WW8Dropcap2944" style:family="text" style:parent-style-name="WW8Dropcap4056"/>
    <style:style style:name="WW-WW8Dropcap2945" style:family="text" style:parent-style-name="WW8Dropcap4056"/>
    <style:style style:name="WW-WW8Dropcap2946" style:family="text" style:parent-style-name="WW8Dropcap4056"/>
    <style:style style:name="WW-WW8Dropcap2947" style:family="text" style:parent-style-name="WW8Dropcap4056"/>
    <style:style style:name="WW-WW8Dropcap2948" style:family="text" style:parent-style-name="WW8Dropcap4056"/>
    <style:style style:name="WW-WW8Dropcap2949" style:family="text" style:parent-style-name="WW8Dropcap4056"/>
    <style:style style:name="WW-WW8Dropcap2950" style:family="text" style:parent-style-name="WW8Dropcap4056"/>
    <style:style style:name="WW-WW8Dropcap2951" style:family="text" style:parent-style-name="WW8Dropcap4056"/>
    <style:style style:name="WW-WW8Dropcap2952" style:family="text" style:parent-style-name="WW8Dropcap4056"/>
    <style:style style:name="WW-WW8Dropcap2953" style:family="text" style:parent-style-name="WW8Dropcap4056"/>
    <style:style style:name="WW-WW8Dropcap2954" style:family="text" style:parent-style-name="WW8Dropcap4056"/>
    <style:style style:name="WW-WW8Dropcap2955" style:family="text" style:parent-style-name="WW8Dropcap4056"/>
    <style:style style:name="WW-WW8Dropcap2956" style:family="text" style:parent-style-name="WW8Dropcap4056"/>
    <style:style style:name="WW-WW8Dropcap2957" style:family="text" style:parent-style-name="WW8Dropcap4056"/>
    <style:style style:name="WW-WW8Dropcap2958" style:family="text" style:parent-style-name="WW8Dropcap4056"/>
    <style:style style:name="WW-WW8Dropcap2959" style:family="text" style:parent-style-name="WW8Dropcap4056"/>
    <style:style style:name="WW-WW8Dropcap2960" style:family="text" style:parent-style-name="WW8Dropcap4056"/>
    <style:style style:name="WW-WW8Dropcap2961" style:family="text" style:parent-style-name="WW8Dropcap4056"/>
    <style:style style:name="WW-WW8Dropcap2962" style:family="text" style:parent-style-name="WW8Dropcap4056"/>
    <style:style style:name="WW-WW8Dropcap2963" style:family="text" style:parent-style-name="WW8Dropcap4056"/>
    <style:style style:name="WW-WW8Dropcap2964" style:family="text" style:parent-style-name="WW8Dropcap4056"/>
    <style:style style:name="WW-WW8Dropcap2965" style:family="text" style:parent-style-name="WW8Dropcap4056"/>
    <style:style style:name="WW-WW8Dropcap2966" style:family="text" style:parent-style-name="WW8Dropcap4056"/>
    <style:style style:name="WW-WW8Dropcap2967" style:family="text" style:parent-style-name="WW8Dropcap4056"/>
    <style:style style:name="WW-WW8Dropcap2968" style:family="text" style:parent-style-name="WW8Dropcap4056"/>
    <style:style style:name="WW-WW8Dropcap2969" style:family="text" style:parent-style-name="WW8Dropcap4056"/>
    <style:style style:name="WW-WW8Dropcap2970" style:family="text" style:parent-style-name="WW8Dropcap4056"/>
    <style:style style:name="WW-WW8Dropcap2971" style:family="text" style:parent-style-name="WW8Dropcap4056"/>
    <style:style style:name="WW-WW8Dropcap2972" style:family="text" style:parent-style-name="WW8Dropcap4056"/>
    <style:style style:name="WW-WW8Dropcap2973" style:family="text" style:parent-style-name="WW8Dropcap4056"/>
    <style:style style:name="WW-WW8Dropcap2974" style:family="text" style:parent-style-name="WW8Dropcap4056"/>
    <style:style style:name="WW-WW8Dropcap2975" style:family="text" style:parent-style-name="WW8Dropcap4056"/>
    <style:style style:name="WW-WW8Dropcap2976" style:family="text" style:parent-style-name="WW8Dropcap4056"/>
    <style:style style:name="WW-WW8Dropcap2977" style:family="text" style:parent-style-name="WW8Dropcap4056"/>
    <style:style style:name="WW-WW8Dropcap2978" style:family="text" style:parent-style-name="WW8Dropcap4056"/>
    <style:style style:name="WW-WW8Dropcap2979" style:family="text" style:parent-style-name="WW8Dropcap4056"/>
    <style:style style:name="WW-WW8Dropcap2980" style:family="text" style:parent-style-name="WW8Dropcap4056"/>
    <style:style style:name="WW-WW8Dropcap2981" style:family="text" style:parent-style-name="WW8Dropcap4056"/>
    <style:style style:name="WW-WW8Dropcap2982" style:family="text" style:parent-style-name="WW8Dropcap4056"/>
    <style:style style:name="WW-WW8Dropcap2983" style:family="text" style:parent-style-name="WW8Dropcap4056"/>
    <style:style style:name="WW-WW8Dropcap2984" style:family="text" style:parent-style-name="WW8Dropcap4056"/>
    <style:style style:name="WW-WW8Dropcap2985" style:family="text" style:parent-style-name="WW8Dropcap4056"/>
    <style:style style:name="WW-WW8Dropcap2986" style:family="text" style:parent-style-name="WW8Dropcap4056"/>
    <style:style style:name="WW-WW8Dropcap2987" style:family="text" style:parent-style-name="WW8Dropcap4056"/>
    <style:style style:name="WW-WW8Dropcap2988" style:family="text" style:parent-style-name="WW8Dropcap4056"/>
    <style:style style:name="WW-WW8Dropcap2989" style:family="text" style:parent-style-name="WW8Dropcap4056"/>
    <style:style style:name="WW-WW8Dropcap2990" style:family="text" style:parent-style-name="WW8Dropcap4056"/>
    <style:style style:name="WW-WW8Dropcap2991" style:family="text" style:parent-style-name="WW8Dropcap4056"/>
    <style:style style:name="WW-WW8Dropcap2992" style:family="text" style:parent-style-name="WW8Dropcap4056"/>
    <style:style style:name="WW-WW8Dropcap2993" style:family="text" style:parent-style-name="WW8Dropcap4056"/>
    <style:style style:name="WW-WW8Dropcap2994" style:family="text" style:parent-style-name="WW8Dropcap4056"/>
    <style:style style:name="WW-WW8Dropcap2995" style:family="text" style:parent-style-name="WW8Dropcap4056"/>
    <style:style style:name="WW-WW8Dropcap2996" style:family="text" style:parent-style-name="WW8Dropcap4056"/>
    <style:style style:name="WW-WW8Dropcap2997" style:family="text" style:parent-style-name="WW8Dropcap4056"/>
    <style:style style:name="WW-WW8Dropcap2998" style:family="text" style:parent-style-name="WW8Dropcap4056"/>
    <style:style style:name="WW-WW8Dropcap2999" style:family="text" style:parent-style-name="WW8Dropcap4056"/>
    <style:style style:name="WW-WW8Dropcap3000" style:family="text" style:parent-style-name="WW8Dropcap4056"/>
    <style:style style:name="WW-WW8Dropcap3001" style:family="text" style:parent-style-name="WW8Dropcap4056"/>
    <style:style style:name="WW-WW8Dropcap3002" style:family="text" style:parent-style-name="WW8Dropcap4056"/>
    <style:style style:name="WW-WW8Dropcap3003" style:family="text" style:parent-style-name="WW8Dropcap4056"/>
    <style:style style:name="WW-WW8Dropcap3004" style:family="text" style:parent-style-name="WW8Dropcap4056"/>
    <style:style style:name="WW-WW8Dropcap3005" style:family="text" style:parent-style-name="WW8Dropcap4056"/>
    <style:style style:name="WW-WW8Dropcap3006" style:family="text" style:parent-style-name="WW8Dropcap4056"/>
    <style:style style:name="WW-WW8Dropcap3007" style:family="text" style:parent-style-name="WW8Dropcap4056"/>
    <style:style style:name="WW-WW8Dropcap3008" style:family="text" style:parent-style-name="WW8Dropcap4056"/>
    <style:style style:name="WW-WW8Dropcap3009" style:family="text" style:parent-style-name="WW8Dropcap4056"/>
    <style:style style:name="WW-WW8Dropcap3010" style:family="text" style:parent-style-name="WW8Dropcap4056"/>
    <style:style style:name="WW-WW8Dropcap3011" style:family="text" style:parent-style-name="WW8Dropcap4056"/>
    <style:style style:name="WW-WW8Dropcap3012" style:family="text" style:parent-style-name="WW8Dropcap4056"/>
    <style:style style:name="WW-WW8Dropcap3013" style:family="text" style:parent-style-name="WW8Dropcap4056"/>
    <style:style style:name="WW-WW8Dropcap3014" style:family="text" style:parent-style-name="WW8Dropcap4056"/>
    <style:style style:name="WW-WW8Dropcap3015" style:family="text" style:parent-style-name="WW8Dropcap4056"/>
    <style:style style:name="WW-WW8Dropcap3016" style:family="text" style:parent-style-name="WW8Dropcap4056"/>
    <style:style style:name="WW-WW8Dropcap3017" style:family="text" style:parent-style-name="WW8Dropcap4056"/>
    <style:style style:name="WW-WW8Dropcap3018" style:family="text" style:parent-style-name="WW8Dropcap4056"/>
    <style:style style:name="WW-WW8Dropcap3019" style:family="text" style:parent-style-name="WW8Dropcap4056"/>
    <style:style style:name="WW-WW8Dropcap3020" style:family="text" style:parent-style-name="WW8Dropcap4056"/>
    <style:style style:name="WW-WW8Dropcap3021" style:family="text" style:parent-style-name="WW8Dropcap4056"/>
    <style:style style:name="WW-WW8Dropcap3022" style:family="text" style:parent-style-name="WW8Dropcap4056"/>
    <style:style style:name="WW-WW8Dropcap3023" style:family="text" style:parent-style-name="WW8Dropcap4056"/>
    <style:style style:name="WW-WW8Dropcap3024" style:family="text" style:parent-style-name="WW8Dropcap4056"/>
    <style:style style:name="WW-WW8Dropcap3025" style:family="text" style:parent-style-name="WW8Dropcap4056"/>
    <style:style style:name="WW-WW8Dropcap3026" style:family="text" style:parent-style-name="WW8Dropcap4056"/>
    <style:style style:name="WW-WW8Dropcap3027" style:family="text" style:parent-style-name="WW8Dropcap4056"/>
    <style:style style:name="WW-WW8Dropcap3028" style:family="text" style:parent-style-name="WW8Dropcap4056"/>
    <style:style style:name="WW-WW8Dropcap3029" style:family="text" style:parent-style-name="WW8Dropcap4056"/>
    <style:style style:name="WW-WW8Dropcap3030" style:family="text" style:parent-style-name="WW8Dropcap4056"/>
    <style:style style:name="WW-WW8Dropcap3031" style:family="text" style:parent-style-name="WW8Dropcap4056"/>
    <style:style style:name="WW-WW8Dropcap3032" style:family="text" style:parent-style-name="WW8Dropcap4056"/>
    <style:style style:name="WW-WW8Dropcap3033" style:family="text" style:parent-style-name="WW8Dropcap4056"/>
    <style:style style:name="WW-WW8Dropcap3034" style:family="text" style:parent-style-name="WW8Dropcap4056"/>
    <style:style style:name="WW-WW8Dropcap3035" style:family="text" style:parent-style-name="WW8Dropcap4056"/>
    <style:style style:name="WW-WW8Dropcap3036" style:family="text" style:parent-style-name="WW8Dropcap4056"/>
    <style:style style:name="WW-WW8Dropcap3037" style:family="text" style:parent-style-name="WW8Dropcap4056"/>
    <style:style style:name="WW-WW8Dropcap3038" style:family="text" style:parent-style-name="WW8Dropcap4056"/>
    <style:style style:name="WW-WW8Dropcap3039" style:family="text" style:parent-style-name="WW8Dropcap4056"/>
    <style:style style:name="WW-WW8Dropcap3040" style:family="text" style:parent-style-name="WW8Dropcap4056"/>
    <style:style style:name="WW-WW8Dropcap3041" style:family="text" style:parent-style-name="WW8Dropcap4056"/>
    <style:style style:name="WW-WW8Dropcap3042" style:family="text" style:parent-style-name="WW8Dropcap4056"/>
    <style:style style:name="WW-WW8Dropcap3043" style:family="text" style:parent-style-name="WW8Dropcap4056"/>
    <style:style style:name="WW-WW8Dropcap3044" style:family="text" style:parent-style-name="WW8Dropcap4056"/>
    <style:style style:name="WW-WW8Dropcap3045" style:family="text" style:parent-style-name="WW8Dropcap4056"/>
    <style:style style:name="WW-WW8Dropcap3046" style:family="text" style:parent-style-name="WW8Dropcap4056"/>
    <style:style style:name="WW-WW8Dropcap3047" style:family="text" style:parent-style-name="WW8Dropcap4056"/>
    <style:style style:name="WW-WW8Dropcap3048" style:family="text" style:parent-style-name="WW8Dropcap4056"/>
    <style:style style:name="WW-WW8Dropcap3049" style:family="text" style:parent-style-name="WW8Dropcap4056"/>
    <style:style style:name="WW-WW8Dropcap3050" style:family="text" style:parent-style-name="WW8Dropcap4056"/>
    <style:style style:name="WW-WW8Dropcap3051" style:family="text" style:parent-style-name="WW8Dropcap4056"/>
    <style:style style:name="WW-WW8Dropcap3052" style:family="text" style:parent-style-name="WW8Dropcap4056"/>
    <style:style style:name="WW-WW8Dropcap3053" style:family="text" style:parent-style-name="WW8Dropcap4056"/>
    <style:style style:name="WW-WW8Dropcap3054" style:family="text" style:parent-style-name="WW8Dropcap4056"/>
    <style:style style:name="WW-WW8Dropcap3055" style:family="text" style:parent-style-name="WW8Dropcap4056"/>
    <style:style style:name="WW-WW8Dropcap3056" style:family="text" style:parent-style-name="WW8Dropcap4056"/>
    <style:style style:name="WW-WW8Dropcap3057" style:family="text" style:parent-style-name="WW8Dropcap4056"/>
    <style:style style:name="WW-WW8Dropcap3058" style:family="text" style:parent-style-name="WW8Dropcap4056"/>
    <style:style style:name="WW-WW8Dropcap3059" style:family="text" style:parent-style-name="WW8Dropcap4056"/>
    <style:style style:name="WW-WW8Dropcap3060" style:family="text" style:parent-style-name="WW8Dropcap4056"/>
    <style:style style:name="WW-WW8Dropcap3061" style:family="text" style:parent-style-name="WW8Dropcap4056"/>
    <style:style style:name="WW-WW8Dropcap3062" style:family="text" style:parent-style-name="WW8Dropcap4056"/>
    <style:style style:name="WW-WW8Dropcap3063" style:family="text" style:parent-style-name="WW8Dropcap4056"/>
    <style:style style:name="WW-WW8Dropcap3064" style:family="text" style:parent-style-name="WW8Dropcap4056"/>
    <style:style style:name="WW-WW8Dropcap3065" style:family="text" style:parent-style-name="WW8Dropcap4056"/>
    <style:style style:name="WW-WW8Dropcap3066" style:family="text" style:parent-style-name="WW8Dropcap4056"/>
    <style:style style:name="WW-WW8Dropcap3067" style:family="text" style:parent-style-name="WW8Dropcap4056"/>
    <style:style style:name="WW-WW8Dropcap3068" style:family="text" style:parent-style-name="WW8Dropcap4056"/>
    <style:style style:name="WW-WW8Dropcap3069" style:family="text" style:parent-style-name="WW8Dropcap4056"/>
    <style:style style:name="WW-WW8Dropcap3070" style:family="text" style:parent-style-name="WW8Dropcap4056"/>
    <style:style style:name="WW-WW8Dropcap3071" style:family="text" style:parent-style-name="WW8Dropcap4056"/>
    <style:style style:name="WW-WW8Dropcap3072" style:family="text" style:parent-style-name="WW8Dropcap4056"/>
    <style:style style:name="WW-WW8Dropcap3073" style:family="text" style:parent-style-name="WW8Dropcap4056"/>
    <style:style style:name="WW-WW8Dropcap3074" style:family="text" style:parent-style-name="WW8Dropcap4056"/>
    <style:style style:name="WW-WW8Dropcap3075" style:family="text" style:parent-style-name="WW8Dropcap4056"/>
    <style:style style:name="WW-WW8Dropcap3076" style:family="text" style:parent-style-name="WW8Dropcap4056"/>
    <style:style style:name="WW-WW8Dropcap3077" style:family="text" style:parent-style-name="WW8Dropcap4056"/>
    <style:style style:name="WW-WW8Dropcap3078" style:family="text" style:parent-style-name="WW8Dropcap4056"/>
    <style:style style:name="WW-WW8Dropcap3079" style:family="text" style:parent-style-name="WW8Dropcap4056"/>
    <style:style style:name="WW-WW8Dropcap3080" style:family="text" style:parent-style-name="WW8Dropcap4056"/>
    <style:style style:name="WW-WW8Dropcap3081" style:family="text" style:parent-style-name="WW8Dropcap4056"/>
    <style:style style:name="WW-WW8Dropcap3082" style:family="text" style:parent-style-name="WW8Dropcap4056"/>
    <style:style style:name="WW-WW8Dropcap3083" style:family="text" style:parent-style-name="WW8Dropcap4056"/>
    <style:style style:name="WW-WW8Dropcap3084" style:family="text" style:parent-style-name="WW8Dropcap4056"/>
    <style:style style:name="WW-WW8Dropcap3085" style:family="text" style:parent-style-name="WW8Dropcap4056"/>
    <style:style style:name="WW-WW8Dropcap3086" style:family="text" style:parent-style-name="WW8Dropcap4056"/>
    <style:style style:name="WW-WW8Dropcap3087" style:family="text" style:parent-style-name="WW8Dropcap4056"/>
    <style:style style:name="WW-WW8Dropcap3088" style:family="text" style:parent-style-name="WW8Dropcap4056"/>
    <style:style style:name="WW-WW8Dropcap3089" style:family="text" style:parent-style-name="WW8Dropcap4056"/>
    <style:style style:name="WW-WW8Dropcap3090" style:family="text" style:parent-style-name="WW8Dropcap4056"/>
    <style:style style:name="WW-WW8Dropcap3091" style:family="text" style:parent-style-name="WW8Dropcap4056"/>
    <style:style style:name="WW-WW8Dropcap3092" style:family="text" style:parent-style-name="WW8Dropcap4056"/>
    <style:style style:name="WW-WW8Dropcap3093" style:family="text" style:parent-style-name="WW8Dropcap4056"/>
    <style:style style:name="WW-WW8Dropcap3094" style:family="text" style:parent-style-name="WW8Dropcap4056"/>
    <style:style style:name="WW-WW8Dropcap3095" style:family="text" style:parent-style-name="WW8Dropcap4056"/>
    <style:style style:name="WW-WW8Dropcap3096" style:family="text" style:parent-style-name="WW8Dropcap4056"/>
    <style:style style:name="WW-WW8Dropcap3097" style:family="text" style:parent-style-name="WW8Dropcap4056"/>
    <style:style style:name="WW-WW8Dropcap3098" style:family="text" style:parent-style-name="WW8Dropcap4056"/>
    <style:style style:name="WW-WW8Dropcap3099" style:family="text" style:parent-style-name="WW8Dropcap4056"/>
    <style:style style:name="WW-WW8Dropcap3100" style:family="text" style:parent-style-name="WW8Dropcap4056"/>
    <style:style style:name="WW-WW8Dropcap3101" style:family="text" style:parent-style-name="WW8Dropcap4056"/>
    <style:style style:name="WW-WW8Dropcap3102" style:family="text" style:parent-style-name="WW8Dropcap4056"/>
    <style:style style:name="WW-WW8Dropcap3103" style:family="text" style:parent-style-name="WW8Dropcap4056"/>
    <style:style style:name="WW-WW8Dropcap3104" style:family="text" style:parent-style-name="WW8Dropcap4056"/>
    <style:style style:name="WW-WW8Dropcap3105" style:family="text" style:parent-style-name="WW8Dropcap4056"/>
    <style:style style:name="WW-WW8Dropcap3106" style:family="text" style:parent-style-name="WW8Dropcap4056"/>
    <style:style style:name="WW-WW8Dropcap3107" style:family="text" style:parent-style-name="WW8Dropcap4056"/>
    <style:style style:name="WW-WW8Dropcap3108" style:family="text" style:parent-style-name="WW8Dropcap4056"/>
    <style:style style:name="WW-WW8Dropcap3109" style:family="text" style:parent-style-name="WW8Dropcap4056"/>
    <style:style style:name="WW-WW8Dropcap3110" style:family="text" style:parent-style-name="WW8Dropcap4056"/>
    <style:style style:name="WW-WW8Dropcap3111" style:family="text" style:parent-style-name="WW8Dropcap4056"/>
    <style:style style:name="WW-WW8Dropcap3112" style:family="text" style:parent-style-name="WW8Dropcap4056"/>
    <style:style style:name="WW-WW8Dropcap3113" style:family="text" style:parent-style-name="WW8Dropcap4056"/>
    <style:style style:name="WW-WW8Dropcap3114" style:family="text" style:parent-style-name="WW8Dropcap4056"/>
    <style:style style:name="WW-WW8Dropcap3115" style:family="text" style:parent-style-name="WW8Dropcap4056"/>
    <style:style style:name="WW-WW8Dropcap3116" style:family="text" style:parent-style-name="WW8Dropcap4056"/>
    <style:style style:name="WW-WW8Dropcap3117" style:family="text" style:parent-style-name="WW8Dropcap4056"/>
    <style:style style:name="WW-WW8Dropcap3118" style:family="text" style:parent-style-name="WW8Dropcap4056"/>
    <style:style style:name="WW-WW8Dropcap3119" style:family="text" style:parent-style-name="WW8Dropcap4056"/>
    <style:style style:name="WW-WW8Dropcap3120" style:family="text" style:parent-style-name="WW8Dropcap4056"/>
    <style:style style:name="WW-WW8Dropcap3121" style:family="text" style:parent-style-name="WW8Dropcap4056"/>
    <style:style style:name="WW-WW8Dropcap3122" style:family="text" style:parent-style-name="WW8Dropcap4056"/>
    <style:style style:name="WW-WW8Dropcap3123" style:family="text" style:parent-style-name="WW8Dropcap4056"/>
    <style:style style:name="WW-WW8Dropcap3124" style:family="text" style:parent-style-name="WW8Dropcap4056"/>
    <style:style style:name="WW-WW8Dropcap3125" style:family="text" style:parent-style-name="WW8Dropcap4056"/>
    <style:style style:name="WW-WW8Dropcap3126" style:family="text" style:parent-style-name="WW8Dropcap4056"/>
    <style:style style:name="WW-WW8Dropcap3127" style:family="text" style:parent-style-name="WW8Dropcap4056"/>
    <style:style style:name="WW-WW8Dropcap3128" style:family="text" style:parent-style-name="WW8Dropcap4056"/>
    <style:style style:name="WW-WW8Dropcap3129" style:family="text" style:parent-style-name="WW8Dropcap4056"/>
    <style:style style:name="WW-WW8Dropcap3130" style:family="text" style:parent-style-name="WW8Dropcap4056"/>
    <style:style style:name="WW-WW8Dropcap3131" style:family="text" style:parent-style-name="WW8Dropcap4056"/>
    <style:style style:name="WW-WW8Dropcap3132" style:family="text" style:parent-style-name="WW8Dropcap4056"/>
    <style:style style:name="WW-WW8Dropcap3133" style:family="text" style:parent-style-name="WW8Dropcap4056"/>
    <style:style style:name="WW-WW8Dropcap3134" style:family="text" style:parent-style-name="WW8Dropcap4056"/>
    <style:style style:name="WW-WW8Dropcap3135" style:family="text" style:parent-style-name="WW8Dropcap4056"/>
    <style:style style:name="WW-WW8Dropcap3136" style:family="text" style:parent-style-name="WW8Dropcap4056"/>
    <style:style style:name="WW-WW8Dropcap3137" style:family="text" style:parent-style-name="WW8Dropcap4056"/>
    <style:style style:name="WW-WW8Dropcap3138" style:family="text" style:parent-style-name="WW8Dropcap4056"/>
    <style:style style:name="WW-WW8Dropcap3139" style:family="text" style:parent-style-name="WW8Dropcap4056"/>
    <style:style style:name="WW-WW8Dropcap3140" style:family="text" style:parent-style-name="WW8Dropcap4056"/>
    <style:style style:name="WW-WW8Dropcap3141" style:family="text" style:parent-style-name="WW8Dropcap4056"/>
    <style:style style:name="WW-WW8Dropcap3142" style:family="text" style:parent-style-name="WW8Dropcap4056"/>
    <style:style style:name="WW-WW8Dropcap3143" style:family="text" style:parent-style-name="WW8Dropcap4056"/>
    <style:style style:name="WW-WW8Dropcap3144" style:family="text" style:parent-style-name="WW8Dropcap4056"/>
    <style:style style:name="WW-WW8Dropcap3145" style:family="text" style:parent-style-name="WW8Dropcap4056"/>
    <style:style style:name="WW-WW8Dropcap3146" style:family="text" style:parent-style-name="WW8Dropcap4056"/>
    <style:style style:name="WW-WW8Dropcap3147" style:family="text" style:parent-style-name="WW8Dropcap4056"/>
    <style:style style:name="WW-WW8Dropcap3148" style:family="text" style:parent-style-name="WW8Dropcap4056"/>
    <style:style style:name="WW-WW8Dropcap3149" style:family="text" style:parent-style-name="WW8Dropcap4056"/>
    <style:style style:name="WW-WW8Dropcap3150" style:family="text" style:parent-style-name="WW8Dropcap4056"/>
    <style:style style:name="WW-WW8Dropcap3151" style:family="text" style:parent-style-name="WW8Dropcap4056"/>
    <style:style style:name="WW-WW8Dropcap3152" style:family="text" style:parent-style-name="WW8Dropcap4056"/>
    <style:style style:name="WW-WW8Dropcap3153" style:family="text" style:parent-style-name="WW8Dropcap4056"/>
    <style:style style:name="WW-WW8Dropcap3154" style:family="text" style:parent-style-name="WW8Dropcap4056"/>
    <style:style style:name="WW-WW8Dropcap3155" style:family="text" style:parent-style-name="WW8Dropcap4056"/>
    <style:style style:name="WW-WW8Dropcap3156" style:family="text" style:parent-style-name="WW8Dropcap4056"/>
    <style:style style:name="WW-WW8Dropcap3157" style:family="text" style:parent-style-name="WW8Dropcap4056"/>
    <style:style style:name="WW-WW8Dropcap3158" style:family="text" style:parent-style-name="WW8Dropcap4056"/>
    <style:style style:name="WW-WW8Dropcap3159" style:family="text" style:parent-style-name="WW8Dropcap4056"/>
    <style:style style:name="WW-WW8Dropcap3160" style:family="text" style:parent-style-name="WW8Dropcap4056"/>
    <style:style style:name="WW-WW8Dropcap3161" style:family="text" style:parent-style-name="WW8Dropcap4056"/>
    <style:style style:name="WW-WW8Dropcap3162" style:family="text" style:parent-style-name="WW8Dropcap4056"/>
    <style:style style:name="WW-WW8Dropcap3163" style:family="text" style:parent-style-name="WW8Dropcap4056"/>
    <style:style style:name="WW-WW8Dropcap3164" style:family="text" style:parent-style-name="WW8Dropcap4056"/>
    <style:style style:name="WW-WW8Dropcap3165" style:family="text" style:parent-style-name="WW8Dropcap4056"/>
    <style:style style:name="WW-WW8Dropcap3166" style:family="text" style:parent-style-name="WW8Dropcap4056"/>
    <style:style style:name="WW-WW8Dropcap3167" style:family="text" style:parent-style-name="WW8Dropcap4056"/>
    <style:style style:name="WW-WW8Dropcap3168" style:family="text" style:parent-style-name="WW8Dropcap4056"/>
    <style:style style:name="WW-WW8Dropcap3169" style:family="text" style:parent-style-name="WW8Dropcap4056"/>
    <style:style style:name="WW-WW8Dropcap3170" style:family="text" style:parent-style-name="WW8Dropcap4056"/>
    <style:style style:name="WW-WW8Dropcap3171" style:family="text" style:parent-style-name="WW8Dropcap4056"/>
    <style:style style:name="WW-WW8Dropcap3172" style:family="text" style:parent-style-name="WW8Dropcap4056"/>
    <style:style style:name="WW-WW8Dropcap3173" style:family="text" style:parent-style-name="WW8Dropcap4056"/>
    <style:style style:name="WW-WW8Dropcap3174" style:family="text" style:parent-style-name="WW8Dropcap4056"/>
    <style:style style:name="WW-WW8Dropcap3175" style:family="text" style:parent-style-name="WW8Dropcap4056"/>
    <style:style style:name="WW-WW8Dropcap3176" style:family="text" style:parent-style-name="WW8Dropcap4056"/>
    <style:style style:name="WW-WW8Dropcap3177" style:family="text" style:parent-style-name="WW8Dropcap4056"/>
    <style:style style:name="WW-WW8Dropcap3178" style:family="text" style:parent-style-name="WW8Dropcap4056"/>
    <style:style style:name="WW-WW8Dropcap3179" style:family="text" style:parent-style-name="WW8Dropcap4056"/>
    <style:style style:name="WW-WW8Dropcap3180" style:family="text" style:parent-style-name="WW8Dropcap4056"/>
    <style:style style:name="WW-WW8Dropcap3181" style:family="text" style:parent-style-name="WW8Dropcap4056"/>
    <style:style style:name="WW-WW8Dropcap3182" style:family="text" style:parent-style-name="WW8Dropcap4056"/>
    <style:style style:name="WW-WW8Dropcap3183" style:family="text" style:parent-style-name="WW8Dropcap4056"/>
    <style:style style:name="WW-WW8Dropcap3184" style:family="text" style:parent-style-name="WW8Dropcap4056"/>
    <style:style style:name="WW-WW8Dropcap3185" style:family="text" style:parent-style-name="WW8Dropcap4056"/>
    <style:style style:name="WW-WW8Dropcap3186" style:family="text" style:parent-style-name="WW8Dropcap4056"/>
    <style:style style:name="WW-WW8Dropcap3187" style:family="text" style:parent-style-name="WW8Dropcap4056"/>
    <style:style style:name="WW-WW8Dropcap3188" style:family="text" style:parent-style-name="WW8Dropcap4056"/>
    <style:style style:name="WW-WW8Dropcap3189" style:family="text" style:parent-style-name="WW8Dropcap4056"/>
    <style:style style:name="WW-WW8Dropcap3190" style:family="text" style:parent-style-name="WW8Dropcap4056"/>
    <style:style style:name="WW-WW8Dropcap3191" style:family="text" style:parent-style-name="WW8Dropcap4056"/>
    <style:style style:name="WW-WW8Dropcap3192" style:family="text" style:parent-style-name="WW8Dropcap4056"/>
    <style:style style:name="WW-WW8Dropcap3193" style:family="text" style:parent-style-name="WW8Dropcap4056"/>
    <style:style style:name="WW-WW8Dropcap3194" style:family="text" style:parent-style-name="WW8Dropcap4056"/>
    <style:style style:name="WW-WW8Dropcap3195" style:family="text" style:parent-style-name="WW8Dropcap4056"/>
    <style:style style:name="WW-WW8Dropcap3196" style:family="text" style:parent-style-name="WW8Dropcap4056"/>
    <style:style style:name="WW-WW8Dropcap3197" style:family="text" style:parent-style-name="WW8Dropcap4056"/>
    <style:style style:name="WW-WW8Dropcap3198" style:family="text" style:parent-style-name="WW8Dropcap4056"/>
    <style:style style:name="WW-WW8Dropcap3199" style:family="text" style:parent-style-name="WW8Dropcap4056"/>
    <style:style style:name="WW-WW8Dropcap3200" style:family="text" style:parent-style-name="WW8Dropcap4056"/>
    <style:style style:name="WW-WW8Dropcap3201" style:family="text" style:parent-style-name="WW8Dropcap4056"/>
    <style:style style:name="WW-WW8Dropcap3202" style:family="text" style:parent-style-name="WW8Dropcap4056"/>
    <style:style style:name="WW-WW8Dropcap3203" style:family="text" style:parent-style-name="WW8Dropcap4056"/>
    <style:style style:name="WW-WW8Dropcap3204" style:family="text" style:parent-style-name="WW8Dropcap4056"/>
    <style:style style:name="WW-WW8Dropcap3205" style:family="text" style:parent-style-name="WW8Dropcap4056"/>
    <style:style style:name="WW-WW8Dropcap3206" style:family="text" style:parent-style-name="WW8Dropcap4056"/>
    <style:style style:name="WW-WW8Dropcap3207" style:family="text" style:parent-style-name="WW8Dropcap4056"/>
    <style:style style:name="WW-WW8Dropcap3208" style:family="text" style:parent-style-name="WW8Dropcap4056"/>
    <style:style style:name="WW-WW8Dropcap3209" style:family="text" style:parent-style-name="WW8Dropcap4056"/>
    <style:style style:name="WW-WW8Dropcap3210" style:family="text" style:parent-style-name="WW8Dropcap4056"/>
    <style:style style:name="WW-WW8Dropcap3211" style:family="text" style:parent-style-name="WW8Dropcap4056"/>
    <style:style style:name="WW-WW8Dropcap3212" style:family="text" style:parent-style-name="WW8Dropcap4056"/>
    <style:style style:name="WW-WW8Dropcap3213" style:family="text" style:parent-style-name="WW8Dropcap4056"/>
    <style:style style:name="WW-WW8Dropcap3214" style:family="text" style:parent-style-name="WW8Dropcap4056"/>
    <style:style style:name="WW-WW8Dropcap3215" style:family="text" style:parent-style-name="WW8Dropcap4056"/>
    <style:style style:name="WW-WW8Dropcap3216" style:family="text" style:parent-style-name="WW8Dropcap4056"/>
    <style:style style:name="WW-WW8Dropcap3217" style:family="text" style:parent-style-name="WW8Dropcap4056"/>
    <style:style style:name="WW-WW8Dropcap3218" style:family="text" style:parent-style-name="WW8Dropcap4056"/>
    <style:style style:name="WW-WW8Dropcap3219" style:family="text" style:parent-style-name="WW8Dropcap4056"/>
    <style:style style:name="WW-WW8Dropcap3220" style:family="text" style:parent-style-name="WW8Dropcap4056"/>
    <style:style style:name="WW-WW8Dropcap3221" style:family="text" style:parent-style-name="WW8Dropcap4056"/>
    <style:style style:name="WW-WW8Dropcap3222" style:family="text" style:parent-style-name="WW8Dropcap4056"/>
    <style:style style:name="WW-WW8Dropcap3223" style:family="text" style:parent-style-name="WW8Dropcap4056"/>
    <style:style style:name="WW-WW8Dropcap3224" style:family="text" style:parent-style-name="WW8Dropcap4056"/>
    <style:style style:name="WW-WW8Dropcap3225" style:family="text" style:parent-style-name="WW8Dropcap4056"/>
    <style:style style:name="WW-WW8Dropcap3226" style:family="text" style:parent-style-name="WW8Dropcap4056"/>
    <style:style style:name="WW-WW8Dropcap3227" style:family="text" style:parent-style-name="WW8Dropcap4056"/>
    <style:style style:name="WW-WW8Dropcap3228" style:family="text" style:parent-style-name="WW8Dropcap4056"/>
    <style:style style:name="WW-WW8Dropcap3229" style:family="text" style:parent-style-name="WW8Dropcap4056"/>
    <style:style style:name="WW-WW8Dropcap3230" style:family="text" style:parent-style-name="WW8Dropcap4056"/>
    <style:style style:name="WW-WW8Dropcap3231" style:family="text" style:parent-style-name="WW8Dropcap4056"/>
    <style:style style:name="WW-WW8Dropcap3232" style:family="text" style:parent-style-name="WW8Dropcap4056"/>
    <style:style style:name="WW-WW8Dropcap3233" style:family="text" style:parent-style-name="WW8Dropcap4056"/>
    <style:style style:name="WW-WW8Dropcap3234" style:family="text" style:parent-style-name="WW8Dropcap4056"/>
    <style:style style:name="WW-WW8Dropcap3235" style:family="text" style:parent-style-name="WW8Dropcap4056"/>
    <style:style style:name="WW-WW8Dropcap3236" style:family="text" style:parent-style-name="WW8Dropcap4056"/>
    <style:style style:name="WW-WW8Dropcap3237" style:family="text" style:parent-style-name="WW8Dropcap4056"/>
    <style:style style:name="WW-WW8Dropcap3238" style:family="text" style:parent-style-name="WW8Dropcap4056"/>
    <style:style style:name="WW-WW8Dropcap3239" style:family="text" style:parent-style-name="WW8Dropcap4056"/>
    <style:style style:name="WW-WW8Dropcap3240" style:family="text" style:parent-style-name="WW8Dropcap4056"/>
    <style:style style:name="WW-WW8Dropcap3241" style:family="text" style:parent-style-name="WW8Dropcap4056"/>
    <style:style style:name="WW-WW8Dropcap3242" style:family="text" style:parent-style-name="WW8Dropcap4056"/>
    <style:style style:name="WW-WW8Dropcap3243" style:family="text" style:parent-style-name="WW8Dropcap4056"/>
    <style:style style:name="WW-WW8Dropcap3244" style:family="text" style:parent-style-name="WW8Dropcap4056"/>
    <style:style style:name="WW-WW8Dropcap3245" style:family="text" style:parent-style-name="WW8Dropcap4056"/>
    <style:style style:name="WW-WW8Dropcap3246" style:family="text" style:parent-style-name="WW8Dropcap4056"/>
    <style:style style:name="WW-WW8Dropcap3247" style:family="text" style:parent-style-name="WW8Dropcap4056"/>
    <style:style style:name="WW-WW8Dropcap3248" style:family="text" style:parent-style-name="WW8Dropcap4056"/>
    <style:style style:name="WW-WW8Dropcap3249" style:family="text" style:parent-style-name="WW8Dropcap4056"/>
    <style:style style:name="WW-WW8Dropcap3250" style:family="text" style:parent-style-name="WW8Dropcap4056"/>
    <style:style style:name="WW-WW8Dropcap3251" style:family="text" style:parent-style-name="WW8Dropcap4056"/>
    <style:style style:name="WW-WW8Dropcap3252" style:family="text" style:parent-style-name="WW8Dropcap4056"/>
    <style:style style:name="WW-WW8Dropcap3253" style:family="text" style:parent-style-name="WW8Dropcap4056"/>
    <style:style style:name="WW-WW8Dropcap3254" style:family="text" style:parent-style-name="WW8Dropcap4056"/>
    <style:style style:name="WW-WW8Dropcap3255" style:family="text" style:parent-style-name="WW8Dropcap4056"/>
    <style:style style:name="WW-WW8Dropcap3256" style:family="text" style:parent-style-name="WW8Dropcap4056"/>
    <style:style style:name="WW-WW8Dropcap3257" style:family="text" style:parent-style-name="WW8Dropcap4056"/>
    <style:style style:name="WW-WW8Dropcap3258" style:family="text" style:parent-style-name="WW8Dropcap4056"/>
    <style:style style:name="WW-WW8Dropcap3259" style:family="text" style:parent-style-name="WW8Dropcap4056"/>
    <style:style style:name="WW-WW8Dropcap3260" style:family="text" style:parent-style-name="WW8Dropcap4056"/>
    <style:style style:name="WW-WW8Dropcap3261" style:family="text" style:parent-style-name="WW8Dropcap4056"/>
    <style:style style:name="WW-WW8Dropcap3262" style:family="text" style:parent-style-name="WW8Dropcap4056"/>
    <style:style style:name="WW-WW8Dropcap3263" style:family="text" style:parent-style-name="WW8Dropcap4056"/>
    <style:style style:name="WW-WW8Dropcap3264" style:family="text" style:parent-style-name="WW8Dropcap4056"/>
    <style:style style:name="WW-WW8Dropcap3265" style:family="text" style:parent-style-name="WW8Dropcap4056"/>
    <style:style style:name="WW-WW8Dropcap3266" style:family="text" style:parent-style-name="WW8Dropcap4056"/>
    <style:style style:name="WW-WW8Dropcap3267" style:family="text" style:parent-style-name="WW8Dropcap4056"/>
    <style:style style:name="WW-WW8Dropcap3268" style:family="text" style:parent-style-name="WW8Dropcap4056"/>
    <style:style style:name="WW-WW8Dropcap3269" style:family="text" style:parent-style-name="WW8Dropcap4056"/>
    <style:style style:name="WW-WW8Dropcap3270" style:family="text" style:parent-style-name="WW8Dropcap4056"/>
    <style:style style:name="WW-WW8Dropcap3271" style:family="text" style:parent-style-name="WW8Dropcap4056"/>
    <style:style style:name="WW-WW8Dropcap3272" style:family="text" style:parent-style-name="WW8Dropcap4056"/>
    <style:style style:name="WW-WW8Dropcap3273" style:family="text" style:parent-style-name="WW8Dropcap4056"/>
    <style:style style:name="WW-WW8Dropcap3274" style:family="text" style:parent-style-name="WW8Dropcap4056"/>
    <style:style style:name="WW-WW8Dropcap3275" style:family="text" style:parent-style-name="WW8Dropcap4056"/>
    <style:style style:name="WW-WW8Dropcap3276" style:family="text" style:parent-style-name="WW8Dropcap4056"/>
    <style:style style:name="WW-WW8Dropcap3277" style:family="text" style:parent-style-name="WW8Dropcap4056"/>
    <style:style style:name="WW-WW8Dropcap3278" style:family="text" style:parent-style-name="WW8Dropcap4056"/>
    <style:style style:name="WW-WW8Dropcap3279" style:family="text" style:parent-style-name="WW8Dropcap4056"/>
    <style:style style:name="WW-WW8Dropcap3280" style:family="text" style:parent-style-name="WW8Dropcap4056"/>
    <style:style style:name="WW-WW8Dropcap3281" style:family="text" style:parent-style-name="WW8Dropcap4056"/>
    <style:style style:name="WW-WW8Dropcap3282" style:family="text" style:parent-style-name="WW8Dropcap4056"/>
    <style:style style:name="WW-WW8Dropcap3283" style:family="text" style:parent-style-name="WW8Dropcap4056"/>
    <style:style style:name="WW-WW8Dropcap3284" style:family="text" style:parent-style-name="WW8Dropcap4056"/>
    <style:style style:name="WW-WW8Dropcap3285" style:family="text" style:parent-style-name="WW8Dropcap4056"/>
    <style:style style:name="WW-WW8Dropcap3286" style:family="text" style:parent-style-name="WW8Dropcap4056"/>
    <style:style style:name="WW-WW8Dropcap3287" style:family="text" style:parent-style-name="WW8Dropcap4056"/>
    <style:style style:name="WW-WW8Dropcap3288" style:family="text" style:parent-style-name="WW8Dropcap4056"/>
    <style:style style:name="WW-WW8Dropcap3289" style:family="text" style:parent-style-name="WW8Dropcap4056"/>
    <style:style style:name="WW-WW8Dropcap3290" style:family="text" style:parent-style-name="WW8Dropcap4056"/>
    <style:style style:name="WW-WW8Dropcap3291" style:family="text" style:parent-style-name="WW8Dropcap4056"/>
    <style:style style:name="WW-WW8Dropcap3292" style:family="text" style:parent-style-name="WW8Dropcap4056"/>
    <style:style style:name="WW-WW8Dropcap3293" style:family="text" style:parent-style-name="WW8Dropcap4056"/>
    <style:style style:name="WW-WW8Dropcap3294" style:family="text" style:parent-style-name="WW8Dropcap4056"/>
    <style:style style:name="WW-WW8Dropcap3295" style:family="text" style:parent-style-name="WW8Dropcap4056"/>
    <style:style style:name="WW-WW8Dropcap3296" style:family="text" style:parent-style-name="WW8Dropcap4056"/>
    <style:style style:name="WW-WW8Dropcap3297" style:family="text" style:parent-style-name="WW8Dropcap4056"/>
    <style:style style:name="WW-WW8Dropcap3298" style:family="text" style:parent-style-name="WW8Dropcap4056"/>
    <style:style style:name="WW-WW8Dropcap3299" style:family="text" style:parent-style-name="WW8Dropcap4056"/>
    <style:style style:name="WW-WW8Dropcap3300" style:family="text" style:parent-style-name="WW8Dropcap4056"/>
    <style:style style:name="WW-WW8Dropcap3301" style:family="text" style:parent-style-name="WW8Dropcap4056"/>
    <style:style style:name="WW-WW8Dropcap3302" style:family="text" style:parent-style-name="WW8Dropcap4056"/>
    <style:style style:name="WW-WW8Dropcap3303" style:family="text" style:parent-style-name="WW8Dropcap4056"/>
    <style:style style:name="WW-WW8Dropcap3304" style:family="text" style:parent-style-name="WW8Dropcap4056"/>
    <style:style style:name="WW-WW8Dropcap3305" style:family="text" style:parent-style-name="WW8Dropcap4056"/>
    <style:style style:name="WW-WW8Dropcap3306" style:family="text" style:parent-style-name="WW8Dropcap4056"/>
    <style:style style:name="WW-WW8Dropcap3307" style:family="text" style:parent-style-name="WW8Dropcap4056"/>
    <style:style style:name="WW-WW8Dropcap3308" style:family="text" style:parent-style-name="WW8Dropcap4056"/>
    <style:style style:name="WW-WW8Dropcap3309" style:family="text" style:parent-style-name="WW8Dropcap4056"/>
    <style:style style:name="WW-WW8Dropcap3310" style:family="text" style:parent-style-name="WW8Dropcap4056"/>
    <style:style style:name="WW-WW8Dropcap3311" style:family="text" style:parent-style-name="WW8Dropcap4056"/>
    <style:style style:name="WW-WW8Dropcap3312" style:family="text" style:parent-style-name="WW8Dropcap4056"/>
    <style:style style:name="WW-WW8Dropcap3313" style:family="text" style:parent-style-name="WW8Dropcap4056"/>
    <style:style style:name="WW-WW8Dropcap3314" style:family="text" style:parent-style-name="WW8Dropcap4056"/>
    <style:style style:name="WW-WW8Dropcap3315" style:family="text" style:parent-style-name="WW8Dropcap4056"/>
    <style:style style:name="WW-WW8Dropcap3316" style:family="text" style:parent-style-name="WW8Dropcap4056"/>
    <style:style style:name="WW-WW8Dropcap3317" style:family="text" style:parent-style-name="WW8Dropcap4056"/>
    <style:style style:name="WW-WW8Dropcap3318" style:family="text" style:parent-style-name="WW8Dropcap4056"/>
    <style:style style:name="WW-WW8Dropcap3319" style:family="text" style:parent-style-name="WW8Dropcap4056"/>
    <style:style style:name="WW-WW8Dropcap3320" style:family="text" style:parent-style-name="WW8Dropcap4056"/>
    <style:style style:name="WW-WW8Dropcap3321" style:family="text" style:parent-style-name="WW8Dropcap4056"/>
    <style:style style:name="WW-WW8Dropcap3322" style:family="text" style:parent-style-name="WW8Dropcap4056"/>
    <style:style style:name="WW-WW8Dropcap3323" style:family="text" style:parent-style-name="WW8Dropcap4056"/>
    <style:style style:name="WW-WW8Dropcap3324" style:family="text" style:parent-style-name="WW8Dropcap4056"/>
    <style:style style:name="WW-WW8Dropcap3325" style:family="text" style:parent-style-name="WW8Dropcap4056"/>
    <style:style style:name="WW-WW8Dropcap3326" style:family="text" style:parent-style-name="WW8Dropcap4056"/>
    <style:style style:name="WW-WW8Dropcap3327" style:family="text" style:parent-style-name="WW8Dropcap4056"/>
    <style:style style:name="WW-WW8Dropcap3328" style:family="text" style:parent-style-name="WW8Dropcap4056"/>
    <style:style style:name="WW-WW8Dropcap3329" style:family="text" style:parent-style-name="WW8Dropcap4056"/>
    <style:style style:name="WW-WW8Dropcap3330" style:family="text" style:parent-style-name="WW8Dropcap4056"/>
    <style:style style:name="WW-WW8Dropcap3331" style:family="text" style:parent-style-name="WW8Dropcap4056"/>
    <style:style style:name="WW-WW8Dropcap3332" style:family="text" style:parent-style-name="WW8Dropcap4056"/>
    <style:style style:name="WW-WW8Dropcap3333" style:family="text" style:parent-style-name="WW8Dropcap4056"/>
    <style:style style:name="WW-WW8Dropcap3334" style:family="text" style:parent-style-name="WW8Dropcap4056"/>
    <style:style style:name="WW-WW8Dropcap3335" style:family="text" style:parent-style-name="WW8Dropcap4056"/>
    <style:style style:name="WW-WW8Dropcap3336" style:family="text" style:parent-style-name="WW8Dropcap4056"/>
    <style:style style:name="WW-WW8Dropcap3337" style:family="text" style:parent-style-name="WW8Dropcap4056"/>
    <style:style style:name="WW-WW8Dropcap3338" style:family="text" style:parent-style-name="WW8Dropcap4056"/>
    <style:style style:name="WW-WW8Dropcap3339" style:family="text" style:parent-style-name="WW8Dropcap4056"/>
    <style:style style:name="WW-WW8Dropcap3340" style:family="text" style:parent-style-name="WW8Dropcap4056"/>
    <style:style style:name="WW-WW8Dropcap3341" style:family="text" style:parent-style-name="WW8Dropcap4056"/>
    <style:style style:name="WW-WW8Dropcap3342" style:family="text" style:parent-style-name="WW8Dropcap4056"/>
    <style:style style:name="WW-WW8Dropcap3343" style:family="text" style:parent-style-name="WW8Dropcap4056"/>
    <style:style style:name="WW-WW8Dropcap3344" style:family="text" style:parent-style-name="WW8Dropcap4056"/>
    <style:style style:name="WW-WW8Dropcap3345" style:family="text" style:parent-style-name="WW8Dropcap4056"/>
    <style:style style:name="WW-WW8Dropcap3346" style:family="text" style:parent-style-name="WW8Dropcap4056"/>
    <style:style style:name="WW-WW8Dropcap3347" style:family="text" style:parent-style-name="WW8Dropcap4056"/>
    <style:style style:name="WW-WW8Dropcap3348" style:family="text" style:parent-style-name="WW8Dropcap4056"/>
    <style:style style:name="WW-WW8Dropcap3349" style:family="text" style:parent-style-name="WW8Dropcap4056"/>
    <style:style style:name="WW-WW8Dropcap3350" style:family="text" style:parent-style-name="WW8Dropcap4056"/>
    <style:style style:name="WW-WW8Dropcap3351" style:family="text" style:parent-style-name="WW8Dropcap4056"/>
    <style:style style:name="WW-WW8Dropcap3352" style:family="text" style:parent-style-name="WW8Dropcap4056"/>
    <style:style style:name="WW-WW8Dropcap3353" style:family="text" style:parent-style-name="WW8Dropcap4056"/>
    <style:style style:name="WW-WW8Dropcap3354" style:family="text" style:parent-style-name="WW8Dropcap4056"/>
    <style:style style:name="WW-WW8Dropcap3355" style:family="text" style:parent-style-name="WW8Dropcap4056"/>
    <style:style style:name="WW-WW8Dropcap3356" style:family="text" style:parent-style-name="WW8Dropcap4056"/>
    <style:style style:name="WW-WW8Dropcap3357" style:family="text" style:parent-style-name="WW8Dropcap4056"/>
    <style:style style:name="WW-WW8Dropcap3358" style:family="text" style:parent-style-name="WW8Dropcap4056"/>
    <style:style style:name="WW-WW8Dropcap3359" style:family="text" style:parent-style-name="WW8Dropcap4056"/>
    <style:style style:name="WW-WW8Dropcap3360" style:family="text" style:parent-style-name="WW8Dropcap4056"/>
    <style:style style:name="WW-WW8Dropcap3361" style:family="text" style:parent-style-name="WW8Dropcap4056"/>
    <style:style style:name="WW-WW8Dropcap3362" style:family="text" style:parent-style-name="WW8Dropcap4056"/>
    <style:style style:name="WW-WW8Dropcap3363" style:family="text" style:parent-style-name="WW8Dropcap4056"/>
    <style:style style:name="WW-WW8Dropcap3364" style:family="text" style:parent-style-name="WW8Dropcap4056"/>
    <style:style style:name="WW-WW8Dropcap3365" style:family="text" style:parent-style-name="WW8Dropcap4056"/>
    <style:style style:name="WW-WW8Dropcap3366" style:family="text" style:parent-style-name="WW8Dropcap4056"/>
    <style:style style:name="WW-WW8Dropcap3367" style:family="text" style:parent-style-name="WW8Dropcap4056"/>
    <style:style style:name="WW-WW8Dropcap3368" style:family="text" style:parent-style-name="WW8Dropcap4056"/>
    <style:style style:name="WW-WW8Dropcap3369" style:family="text" style:parent-style-name="WW8Dropcap4056"/>
    <style:style style:name="WW-WW8Dropcap3370" style:family="text" style:parent-style-name="WW8Dropcap4056"/>
    <style:style style:name="WW-WW8Dropcap3371" style:family="text" style:parent-style-name="WW8Dropcap4056"/>
    <style:style style:name="WW-WW8Dropcap3372" style:family="text" style:parent-style-name="WW8Dropcap4056"/>
    <style:style style:name="WW-WW8Dropcap3373" style:family="text" style:parent-style-name="WW8Dropcap4056"/>
    <style:style style:name="WW-WW8Dropcap3374" style:family="text" style:parent-style-name="WW8Dropcap4056"/>
    <style:style style:name="WW-WW8Dropcap3375" style:family="text" style:parent-style-name="WW8Dropcap4056"/>
    <style:style style:name="WW-WW8Dropcap3376" style:family="text" style:parent-style-name="WW8Dropcap4056"/>
    <style:style style:name="WW-WW8Dropcap3377" style:family="text" style:parent-style-name="WW8Dropcap4056"/>
    <style:style style:name="WW-WW8Dropcap3378" style:family="text" style:parent-style-name="WW8Dropcap4056"/>
    <style:style style:name="WW-WW8Dropcap3379" style:family="text" style:parent-style-name="WW8Dropcap4056"/>
    <style:style style:name="WW-WW8Dropcap3380" style:family="text" style:parent-style-name="WW8Dropcap4056"/>
    <style:style style:name="WW-WW8Dropcap3381" style:family="text" style:parent-style-name="WW8Dropcap4056"/>
    <style:style style:name="WW-WW8Dropcap3382" style:family="text" style:parent-style-name="WW8Dropcap4056"/>
    <style:style style:name="WW-WW8Dropcap3383" style:family="text" style:parent-style-name="WW8Dropcap4056"/>
    <style:style style:name="WW-WW8Dropcap3384" style:family="text" style:parent-style-name="WW8Dropcap4056"/>
    <style:style style:name="WW-WW8Dropcap3385" style:family="text" style:parent-style-name="WW8Dropcap4056"/>
    <style:style style:name="WW-WW8Dropcap3386" style:family="text" style:parent-style-name="WW8Dropcap4056"/>
    <style:style style:name="WW-WW8Dropcap3387" style:family="text" style:parent-style-name="WW8Dropcap4056"/>
    <style:style style:name="WW-WW8Dropcap3388" style:family="text" style:parent-style-name="WW8Dropcap4056"/>
    <style:style style:name="WW-WW8Dropcap3389" style:family="text" style:parent-style-name="WW8Dropcap4056"/>
    <style:style style:name="WW-WW8Dropcap3390" style:family="text" style:parent-style-name="WW8Dropcap4056"/>
    <style:style style:name="WW-WW8Dropcap3391" style:family="text" style:parent-style-name="WW8Dropcap4056"/>
    <style:style style:name="WW-WW8Dropcap3392" style:family="text" style:parent-style-name="WW8Dropcap4056"/>
    <style:style style:name="WW-WW8Dropcap3393" style:family="text" style:parent-style-name="WW8Dropcap4056"/>
    <style:style style:name="WW-WW8Dropcap3394" style:family="text" style:parent-style-name="WW8Dropcap4056"/>
    <style:style style:name="WW-WW8Dropcap3395" style:family="text" style:parent-style-name="WW8Dropcap4056"/>
    <style:style style:name="WW-WW8Dropcap3396" style:family="text" style:parent-style-name="WW8Dropcap4056"/>
    <style:style style:name="WW-WW8Dropcap3397" style:family="text" style:parent-style-name="WW8Dropcap4056"/>
    <style:style style:name="WW-WW8Dropcap3398" style:family="text" style:parent-style-name="WW8Dropcap4056"/>
    <style:style style:name="WW-WW8Dropcap3399" style:family="text" style:parent-style-name="WW8Dropcap4056"/>
    <style:style style:name="WW-WW8Dropcap3400" style:family="text" style:parent-style-name="WW8Dropcap4056"/>
    <style:style style:name="WW-WW8Dropcap3401" style:family="text" style:parent-style-name="WW8Dropcap4056"/>
    <style:style style:name="WW-WW8Dropcap3402" style:family="text" style:parent-style-name="WW8Dropcap4056"/>
    <style:style style:name="WW-WW8Dropcap3403" style:family="text" style:parent-style-name="WW8Dropcap4056"/>
    <style:style style:name="WW-WW8Dropcap3404" style:family="text" style:parent-style-name="WW8Dropcap4056"/>
    <style:style style:name="WW-WW8Dropcap3405" style:family="text" style:parent-style-name="WW8Dropcap4056"/>
    <style:style style:name="WW-WW8Dropcap3406" style:family="text" style:parent-style-name="WW8Dropcap4056"/>
    <style:style style:name="WW-WW8Dropcap3407" style:family="text" style:parent-style-name="WW8Dropcap4056"/>
    <style:style style:name="WW-WW8Dropcap3408" style:family="text" style:parent-style-name="WW8Dropcap4056"/>
    <style:style style:name="WW-WW8Dropcap3409" style:family="text" style:parent-style-name="WW8Dropcap4056"/>
    <style:style style:name="WW-WW8Dropcap3410" style:family="text" style:parent-style-name="WW8Dropcap4056"/>
    <style:style style:name="WW-WW8Dropcap3411" style:family="text" style:parent-style-name="WW8Dropcap4056"/>
    <style:style style:name="WW-WW8Dropcap3412" style:family="text" style:parent-style-name="WW8Dropcap4056"/>
    <style:style style:name="WW-WW8Dropcap3413" style:family="text" style:parent-style-name="WW8Dropcap4056"/>
    <style:style style:name="WW-WW8Dropcap3414" style:family="text" style:parent-style-name="WW8Dropcap4056"/>
    <style:style style:name="WW-WW8Dropcap3415" style:family="text" style:parent-style-name="WW8Dropcap4056"/>
    <style:style style:name="WW-WW8Dropcap3416" style:family="text" style:parent-style-name="WW8Dropcap4056"/>
    <style:style style:name="WW-WW8Dropcap3417" style:family="text" style:parent-style-name="WW8Dropcap4056"/>
    <style:style style:name="WW-WW8Dropcap3418" style:family="text" style:parent-style-name="WW8Dropcap4056"/>
    <style:style style:name="WW-WW8Dropcap3419" style:family="text" style:parent-style-name="WW8Dropcap4056"/>
    <style:style style:name="WW-WW8Dropcap3420" style:family="text" style:parent-style-name="WW8Dropcap4056"/>
    <style:style style:name="WW-WW8Dropcap3421" style:family="text" style:parent-style-name="WW8Dropcap4056"/>
    <style:style style:name="WW-WW8Dropcap3422" style:family="text" style:parent-style-name="WW8Dropcap4056"/>
    <style:style style:name="WW-WW8Dropcap3423" style:family="text" style:parent-style-name="WW8Dropcap4056"/>
    <style:style style:name="WW-WW8Dropcap3424" style:family="text" style:parent-style-name="WW8Dropcap4056"/>
    <style:style style:name="WW-WW8Dropcap3425" style:family="text" style:parent-style-name="WW8Dropcap4056"/>
    <style:style style:name="WW-WW8Dropcap3426" style:family="text" style:parent-style-name="WW8Dropcap4056"/>
    <style:style style:name="WW-WW8Dropcap3427" style:family="text" style:parent-style-name="WW8Dropcap4056"/>
    <style:style style:name="WW-WW8Dropcap3428" style:family="text" style:parent-style-name="WW8Dropcap4056"/>
    <style:style style:name="WW-WW8Dropcap3429" style:family="text" style:parent-style-name="WW8Dropcap4056"/>
    <style:style style:name="WW-WW8Dropcap3430" style:family="text" style:parent-style-name="WW8Dropcap4056"/>
    <style:style style:name="WW-WW8Dropcap3431" style:family="text" style:parent-style-name="WW8Dropcap4056"/>
    <style:style style:name="WW-WW8Dropcap3432" style:family="text" style:parent-style-name="WW8Dropcap4056"/>
    <style:style style:name="WW-WW8Dropcap3433" style:family="text" style:parent-style-name="WW8Dropcap4056"/>
    <style:style style:name="WW-WW8Dropcap3434" style:family="text" style:parent-style-name="WW8Dropcap4056"/>
    <style:style style:name="WW-WW8Dropcap3435" style:family="text" style:parent-style-name="WW8Dropcap4056"/>
    <style:style style:name="WW-WW8Dropcap3436" style:family="text" style:parent-style-name="WW8Dropcap4056"/>
    <style:style style:name="WW-WW8Dropcap3437" style:family="text" style:parent-style-name="WW8Dropcap4056"/>
    <style:style style:name="WW-WW8Dropcap3438" style:family="text" style:parent-style-name="WW8Dropcap4056"/>
    <style:style style:name="WW-WW8Dropcap3439" style:family="text" style:parent-style-name="WW8Dropcap4056"/>
    <style:style style:name="WW-WW8Dropcap3440" style:family="text" style:parent-style-name="WW8Dropcap4056"/>
    <style:style style:name="WW-WW8Dropcap3441" style:family="text" style:parent-style-name="WW8Dropcap4056"/>
    <style:style style:name="WW-WW8Dropcap3442" style:family="text" style:parent-style-name="WW8Dropcap4056"/>
    <style:style style:name="WW-WW8Dropcap3443" style:family="text" style:parent-style-name="WW8Dropcap4056"/>
    <style:style style:name="WW-WW8Dropcap3444" style:family="text" style:parent-style-name="WW8Dropcap4056"/>
    <style:style style:name="WW-WW8Dropcap3445" style:family="text" style:parent-style-name="WW8Dropcap4056"/>
    <style:style style:name="WW-WW8Dropcap3446" style:family="text" style:parent-style-name="WW8Dropcap4056"/>
    <style:style style:name="WW-WW8Dropcap3447" style:family="text" style:parent-style-name="WW8Dropcap4056"/>
    <style:style style:name="WW-WW8Dropcap3448" style:family="text" style:parent-style-name="WW8Dropcap4056"/>
    <style:style style:name="WW-WW8Dropcap3449" style:family="text" style:parent-style-name="WW8Dropcap4056"/>
    <style:style style:name="WW-WW8Dropcap3450" style:family="text" style:parent-style-name="WW8Dropcap4056"/>
    <style:style style:name="WW-WW8Dropcap3451" style:family="text" style:parent-style-name="WW8Dropcap4056"/>
    <style:style style:name="WW-WW8Dropcap3452" style:family="text" style:parent-style-name="WW8Dropcap4056"/>
    <style:style style:name="WW-WW8Dropcap3453" style:family="text" style:parent-style-name="WW8Dropcap4056"/>
    <style:style style:name="WW-WW8Dropcap3454" style:family="text" style:parent-style-name="WW8Dropcap4056"/>
    <style:style style:name="WW-WW8Dropcap3455" style:family="text" style:parent-style-name="WW8Dropcap4056"/>
    <style:style style:name="WW-WW8Dropcap3456" style:family="text" style:parent-style-name="WW8Dropcap4056"/>
    <style:style style:name="WW-WW8Dropcap3457" style:family="text" style:parent-style-name="WW8Dropcap4056"/>
    <style:style style:name="WW-WW8Dropcap3458" style:family="text" style:parent-style-name="WW8Dropcap4056"/>
    <style:style style:name="WW-WW8Dropcap3459" style:family="text" style:parent-style-name="WW8Dropcap4056"/>
    <style:style style:name="WW-WW8Dropcap3460" style:family="text" style:parent-style-name="WW8Dropcap4056"/>
    <style:style style:name="WW-WW8Dropcap3461" style:family="text" style:parent-style-name="WW8Dropcap4056"/>
    <style:style style:name="WW-WW8Dropcap3462" style:family="text" style:parent-style-name="WW8Dropcap4056"/>
    <style:style style:name="WW-WW8Dropcap3463" style:family="text" style:parent-style-name="WW8Dropcap4056"/>
    <style:style style:name="WW-WW8Dropcap3464" style:family="text" style:parent-style-name="WW8Dropcap4056"/>
    <style:style style:name="WW-WW8Dropcap3465" style:family="text" style:parent-style-name="WW8Dropcap4056"/>
    <style:style style:name="WW-WW8Dropcap3466" style:family="text" style:parent-style-name="WW8Dropcap4056"/>
    <style:style style:name="WW-WW8Dropcap3467" style:family="text" style:parent-style-name="WW8Dropcap4056"/>
    <style:style style:name="WW-WW8Dropcap3468" style:family="text" style:parent-style-name="WW8Dropcap4056"/>
    <style:style style:name="WW-WW8Dropcap3469" style:family="text" style:parent-style-name="WW8Dropcap4056"/>
    <style:style style:name="WW-WW8Dropcap3470" style:family="text" style:parent-style-name="WW8Dropcap4056"/>
    <style:style style:name="WW-WW8Dropcap3471" style:family="text" style:parent-style-name="WW8Dropcap4056"/>
    <style:style style:name="WW-WW8Dropcap3472" style:family="text" style:parent-style-name="WW8Dropcap4056"/>
    <style:style style:name="WW-WW8Dropcap3473" style:family="text" style:parent-style-name="WW8Dropcap4056"/>
    <style:style style:name="WW-WW8Dropcap3474" style:family="text" style:parent-style-name="WW8Dropcap4056"/>
    <style:style style:name="WW-WW8Dropcap3475" style:family="text" style:parent-style-name="WW8Dropcap4056"/>
    <style:style style:name="WW-WW8Dropcap3476" style:family="text" style:parent-style-name="WW8Dropcap4056"/>
    <style:style style:name="WW-WW8Dropcap3477" style:family="text" style:parent-style-name="WW8Dropcap4056"/>
    <style:style style:name="WW-WW8Dropcap3478" style:family="text" style:parent-style-name="WW8Dropcap4056"/>
    <style:style style:name="WW-WW8Dropcap3479" style:family="text" style:parent-style-name="WW8Dropcap4056"/>
    <style:style style:name="WW-WW8Dropcap3480" style:family="text" style:parent-style-name="WW8Dropcap4056"/>
    <style:style style:name="WW-WW8Dropcap3481" style:family="text" style:parent-style-name="WW8Dropcap4056"/>
    <style:style style:name="WW-WW8Dropcap3482" style:family="text" style:parent-style-name="WW8Dropcap4056"/>
    <style:style style:name="WW-WW8Dropcap3483" style:family="text" style:parent-style-name="WW8Dropcap4056"/>
    <style:style style:name="WW-WW8Dropcap3484" style:family="text" style:parent-style-name="WW8Dropcap4056"/>
    <style:style style:name="WW-WW8Dropcap3485" style:family="text" style:parent-style-name="WW8Dropcap4056"/>
    <style:style style:name="WW-WW8Dropcap3486" style:family="text" style:parent-style-name="WW8Dropcap4056"/>
    <style:style style:name="WW-WW8Dropcap3487" style:family="text" style:parent-style-name="WW8Dropcap4056"/>
    <style:style style:name="WW-WW8Dropcap3488" style:family="text" style:parent-style-name="WW8Dropcap4056"/>
    <style:style style:name="WW-WW8Dropcap3489" style:family="text" style:parent-style-name="WW8Dropcap4056"/>
    <style:style style:name="WW-WW8Dropcap3490" style:family="text" style:parent-style-name="WW8Dropcap4056"/>
    <style:style style:name="WW-WW8Dropcap3491" style:family="text" style:parent-style-name="WW8Dropcap4056"/>
    <style:style style:name="WW-WW8Dropcap3492" style:family="text" style:parent-style-name="WW8Dropcap4056"/>
    <style:style style:name="WW-WW8Dropcap3493" style:family="text" style:parent-style-name="WW8Dropcap4056"/>
    <style:style style:name="WW-WW8Dropcap3494" style:family="text" style:parent-style-name="WW8Dropcap4056"/>
    <style:style style:name="WW-WW8Dropcap3495" style:family="text" style:parent-style-name="WW8Dropcap4056"/>
    <style:style style:name="WW-WW8Dropcap3496" style:family="text" style:parent-style-name="WW8Dropcap4056"/>
    <style:style style:name="WW-WW8Dropcap3497" style:family="text" style:parent-style-name="WW8Dropcap4056"/>
    <style:style style:name="WW-WW8Dropcap3498" style:family="text" style:parent-style-name="WW8Dropcap4056"/>
    <style:style style:name="WW-WW8Dropcap3499" style:family="text" style:parent-style-name="WW8Dropcap4056"/>
    <style:style style:name="WW-WW8Dropcap3500" style:family="text" style:parent-style-name="WW8Dropcap4056"/>
    <style:style style:name="WW-WW8Dropcap3501" style:family="text" style:parent-style-name="WW8Dropcap4056"/>
    <style:style style:name="WW-WW8Dropcap3502" style:family="text" style:parent-style-name="WW8Dropcap4056"/>
    <style:style style:name="WW-WW8Dropcap3503" style:family="text" style:parent-style-name="WW8Dropcap4056"/>
    <style:style style:name="WW-WW8Dropcap3504" style:family="text" style:parent-style-name="WW8Dropcap4056"/>
    <style:style style:name="WW-WW8Dropcap3505" style:family="text" style:parent-style-name="WW8Dropcap4056"/>
    <style:style style:name="WW-WW8Dropcap3506" style:family="text" style:parent-style-name="WW8Dropcap4056"/>
    <style:style style:name="WW-WW8Dropcap3507" style:family="text" style:parent-style-name="WW8Dropcap4056"/>
    <style:style style:name="WW-WW8Dropcap3508" style:family="text" style:parent-style-name="WW8Dropcap4056"/>
    <style:style style:name="WW-WW8Dropcap3509" style:family="text" style:parent-style-name="WW8Dropcap4056"/>
    <style:style style:name="WW-WW8Dropcap3510" style:family="text" style:parent-style-name="WW8Dropcap4056"/>
    <style:style style:name="WW-WW8Dropcap3511" style:family="text" style:parent-style-name="WW8Dropcap4056"/>
    <style:style style:name="WW-WW8Dropcap3512" style:family="text" style:parent-style-name="WW8Dropcap4056"/>
    <style:style style:name="WW-WW8Dropcap3513" style:family="text" style:parent-style-name="WW8Dropcap4056"/>
    <style:style style:name="WW-WW8Dropcap3514" style:family="text" style:parent-style-name="WW8Dropcap4056"/>
    <style:style style:name="WW-WW8Dropcap3515" style:family="text" style:parent-style-name="WW8Dropcap4056"/>
    <style:style style:name="WW-WW8Dropcap3516" style:family="text" style:parent-style-name="WW8Dropcap4056"/>
    <style:style style:name="WW-WW8Dropcap3517" style:family="text" style:parent-style-name="WW8Dropcap4056"/>
    <style:style style:name="WW-WW8Dropcap3518" style:family="text" style:parent-style-name="WW8Dropcap4056"/>
    <style:style style:name="WW-WW8Dropcap3519" style:family="text" style:parent-style-name="WW8Dropcap4056"/>
    <style:style style:name="WW-WW8Dropcap3520" style:family="text" style:parent-style-name="WW8Dropcap4056"/>
    <style:style style:name="WW-WW8Dropcap3521" style:family="text" style:parent-style-name="WW8Dropcap4056"/>
    <style:style style:name="WW-WW8Dropcap3522" style:family="text" style:parent-style-name="WW8Dropcap4056"/>
    <style:style style:name="WW-WW8Dropcap3523" style:family="text" style:parent-style-name="WW8Dropcap4056"/>
    <style:style style:name="WW-WW8Dropcap3524" style:family="text" style:parent-style-name="WW8Dropcap4056"/>
    <style:style style:name="WW-WW8Dropcap3525" style:family="text" style:parent-style-name="WW8Dropcap4056"/>
    <style:style style:name="WW-WW8Dropcap3526" style:family="text" style:parent-style-name="WW8Dropcap4056"/>
    <style:style style:name="WW-WW8Dropcap3527" style:family="text" style:parent-style-name="WW8Dropcap4056"/>
    <style:style style:name="WW-WW8Dropcap3528" style:family="text" style:parent-style-name="WW8Dropcap4056"/>
    <style:style style:name="WW-WW8Dropcap3529" style:family="text" style:parent-style-name="WW8Dropcap4056"/>
    <style:style style:name="WW-WW8Dropcap3530" style:family="text" style:parent-style-name="WW8Dropcap4056"/>
    <style:style style:name="WW-WW8Dropcap3531" style:family="text" style:parent-style-name="WW8Dropcap4056"/>
    <style:style style:name="WW-WW8Dropcap3532" style:family="text" style:parent-style-name="WW8Dropcap4056"/>
    <style:style style:name="WW-WW8Dropcap3533" style:family="text" style:parent-style-name="WW8Dropcap4056"/>
    <style:style style:name="WW-WW8Dropcap3534" style:family="text" style:parent-style-name="WW8Dropcap4056"/>
    <style:style style:name="WW-WW8Dropcap3535" style:family="text" style:parent-style-name="WW8Dropcap4056"/>
    <style:style style:name="WW-WW8Dropcap3536" style:family="text" style:parent-style-name="WW8Dropcap4056"/>
    <style:style style:name="WW-WW8Dropcap3537" style:family="text" style:parent-style-name="WW8Dropcap4056"/>
    <style:style style:name="WW-WW8Dropcap3538" style:family="text" style:parent-style-name="WW8Dropcap4056"/>
    <style:style style:name="WW-WW8Dropcap3539" style:family="text" style:parent-style-name="WW8Dropcap4056"/>
    <style:style style:name="WW-WW8Dropcap3540" style:family="text" style:parent-style-name="WW8Dropcap4056"/>
    <style:style style:name="WW-WW8Dropcap3541" style:family="text" style:parent-style-name="WW8Dropcap4056"/>
    <style:style style:name="WW-WW8Dropcap3542" style:family="text" style:parent-style-name="WW8Dropcap4056"/>
    <style:style style:name="WW-WW8Dropcap3543" style:family="text" style:parent-style-name="WW8Dropcap4056"/>
    <style:style style:name="WW-WW8Dropcap3544" style:family="text" style:parent-style-name="WW8Dropcap4056"/>
    <style:style style:name="WW-WW8Dropcap3545" style:family="text" style:parent-style-name="WW8Dropcap4056"/>
    <style:style style:name="WW-WW8Dropcap3546" style:family="text" style:parent-style-name="WW8Dropcap4056"/>
    <style:style style:name="WW-WW8Dropcap3547" style:family="text" style:parent-style-name="WW8Dropcap4056"/>
    <style:style style:name="WW-WW8Dropcap3548" style:family="text" style:parent-style-name="WW8Dropcap4056"/>
    <style:style style:name="WW-WW8Dropcap3549" style:family="text" style:parent-style-name="WW8Dropcap4056"/>
    <style:style style:name="WW-WW8Dropcap3550" style:family="text" style:parent-style-name="WW8Dropcap4056"/>
    <style:style style:name="WW-WW8Dropcap3551" style:family="text" style:parent-style-name="WW8Dropcap4056"/>
    <style:style style:name="WW-WW8Dropcap3552" style:family="text" style:parent-style-name="WW8Dropcap4056"/>
    <style:style style:name="WW-WW8Dropcap3553" style:family="text" style:parent-style-name="WW8Dropcap4056"/>
    <style:style style:name="WW-WW8Dropcap3554" style:family="text" style:parent-style-name="WW8Dropcap4056"/>
    <style:style style:name="WW-WW8Dropcap3555" style:family="text" style:parent-style-name="WW8Dropcap4056"/>
    <style:style style:name="WW-WW8Dropcap3556" style:family="text" style:parent-style-name="WW8Dropcap4056"/>
    <style:style style:name="WW-WW8Dropcap3557" style:family="text" style:parent-style-name="WW8Dropcap4056"/>
    <style:style style:name="WW-WW8Dropcap3558" style:family="text" style:parent-style-name="WW8Dropcap4056"/>
    <style:style style:name="WW-WW8Dropcap3559" style:family="text" style:parent-style-name="WW8Dropcap4056"/>
    <style:style style:name="WW-WW8Dropcap3560" style:family="text" style:parent-style-name="WW8Dropcap4056"/>
    <style:style style:name="WW-WW8Dropcap3561" style:family="text" style:parent-style-name="WW8Dropcap4056"/>
    <style:style style:name="WW-WW8Dropcap3562" style:family="text" style:parent-style-name="WW8Dropcap4056"/>
    <style:style style:name="WW-WW8Dropcap3563" style:family="text" style:parent-style-name="WW8Dropcap4056"/>
    <style:style style:name="WW-WW8Dropcap3564" style:family="text" style:parent-style-name="WW8Dropcap4056"/>
    <style:style style:name="WW-WW8Dropcap3565" style:family="text" style:parent-style-name="WW8Dropcap4056"/>
    <style:style style:name="WW-WW8Dropcap3566" style:family="text" style:parent-style-name="WW8Dropcap4056"/>
    <style:style style:name="WW-WW8Dropcap3567" style:family="text" style:parent-style-name="WW8Dropcap4056"/>
    <style:style style:name="WW-WW8Dropcap3568" style:family="text" style:parent-style-name="WW8Dropcap4056"/>
    <style:style style:name="WW-WW8Dropcap3569" style:family="text" style:parent-style-name="WW8Dropcap4056"/>
    <style:style style:name="WW-WW8Dropcap3570" style:family="text" style:parent-style-name="WW8Dropcap4056"/>
    <style:style style:name="WW-WW8Dropcap3571" style:family="text" style:parent-style-name="WW8Dropcap4056"/>
    <style:style style:name="WW-WW8Dropcap3572" style:family="text" style:parent-style-name="WW8Dropcap4056"/>
    <style:style style:name="WW-WW8Dropcap3573" style:family="text" style:parent-style-name="WW8Dropcap4056"/>
    <style:style style:name="WW-WW8Dropcap3574" style:family="text" style:parent-style-name="WW8Dropcap4056"/>
    <style:style style:name="WW-WW8Dropcap3575" style:family="text" style:parent-style-name="WW8Dropcap4056"/>
    <style:style style:name="WW-WW8Dropcap3576" style:family="text" style:parent-style-name="WW8Dropcap4056"/>
    <style:style style:name="WW-WW8Dropcap3577" style:family="text" style:parent-style-name="WW8Dropcap4056"/>
    <style:style style:name="WW-WW8Dropcap3578" style:family="text" style:parent-style-name="WW8Dropcap4056"/>
    <style:style style:name="WW-WW8Dropcap3579" style:family="text" style:parent-style-name="WW8Dropcap4056"/>
    <style:style style:name="WW-WW8Dropcap3580" style:family="text" style:parent-style-name="WW8Dropcap4056"/>
    <style:style style:name="WW-WW8Dropcap3581" style:family="text" style:parent-style-name="WW8Dropcap4056"/>
    <style:style style:name="WW-WW8Dropcap3582" style:family="text" style:parent-style-name="WW8Dropcap4056"/>
    <style:style style:name="WW-WW8Dropcap3583" style:family="text" style:parent-style-name="WW8Dropcap4056"/>
    <style:style style:name="WW-WW8Dropcap3584" style:family="text" style:parent-style-name="WW8Dropcap4056"/>
    <style:style style:name="WW-WW8Dropcap3585" style:family="text" style:parent-style-name="WW8Dropcap4056"/>
    <style:style style:name="WW-WW8Dropcap3586" style:family="text" style:parent-style-name="WW8Dropcap4056"/>
    <style:style style:name="WW-WW8Dropcap3587" style:family="text" style:parent-style-name="WW8Dropcap4056"/>
    <style:style style:name="WW-WW8Dropcap3588" style:family="text" style:parent-style-name="WW8Dropcap4056"/>
    <style:style style:name="WW-WW8Dropcap3589" style:family="text" style:parent-style-name="WW8Dropcap4056"/>
    <style:style style:name="WW-WW8Dropcap3590" style:family="text" style:parent-style-name="WW8Dropcap4056"/>
    <style:style style:name="WW-WW8Dropcap3591" style:family="text" style:parent-style-name="WW8Dropcap4056"/>
    <style:style style:name="WW-WW8Dropcap3592" style:family="text" style:parent-style-name="WW8Dropcap4056"/>
    <style:style style:name="WW-WW8Dropcap3593" style:family="text" style:parent-style-name="WW8Dropcap4056"/>
    <style:style style:name="WW-WW8Dropcap3594" style:family="text" style:parent-style-name="WW8Dropcap4056"/>
    <style:style style:name="WW-WW8Dropcap3595" style:family="text" style:parent-style-name="WW8Dropcap4056"/>
    <style:style style:name="WW-WW8Dropcap3596" style:family="text" style:parent-style-name="WW8Dropcap4056"/>
    <style:style style:name="WW-WW8Dropcap3597" style:family="text" style:parent-style-name="WW8Dropcap4056"/>
    <style:style style:name="WW-WW8Dropcap3598" style:family="text" style:parent-style-name="WW8Dropcap4056"/>
    <style:style style:name="WW-WW8Dropcap3599" style:family="text" style:parent-style-name="WW8Dropcap4056"/>
    <style:style style:name="WW-WW8Dropcap3600" style:family="text" style:parent-style-name="WW8Dropcap4056"/>
    <style:style style:name="WW-WW8Dropcap3601" style:family="text" style:parent-style-name="WW8Dropcap4056"/>
    <style:style style:name="WW-WW8Dropcap3602" style:family="text" style:parent-style-name="WW8Dropcap4056"/>
    <style:style style:name="WW-WW8Dropcap3603" style:family="text" style:parent-style-name="WW8Dropcap4056"/>
    <style:style style:name="WW-WW8Dropcap3604" style:family="text" style:parent-style-name="WW8Dropcap4056"/>
    <style:style style:name="WW-WW8Dropcap3605" style:family="text" style:parent-style-name="WW8Dropcap4056"/>
    <style:style style:name="WW-WW8Dropcap3606" style:family="text" style:parent-style-name="WW8Dropcap4056"/>
    <style:style style:name="WW-WW8Dropcap3607" style:family="text" style:parent-style-name="WW8Dropcap4056"/>
    <style:style style:name="WW-WW8Dropcap3608" style:family="text" style:parent-style-name="WW8Dropcap4056"/>
    <style:style style:name="WW-WW8Dropcap3609" style:family="text" style:parent-style-name="WW8Dropcap4056"/>
    <style:style style:name="WW-WW8Dropcap3610" style:family="text" style:parent-style-name="WW8Dropcap4056"/>
    <style:style style:name="WW-WW8Dropcap3611" style:family="text" style:parent-style-name="WW8Dropcap4056"/>
    <style:style style:name="WW-WW8Dropcap3612" style:family="text" style:parent-style-name="WW8Dropcap4056"/>
    <style:style style:name="WW-WW8Dropcap3613" style:family="text" style:parent-style-name="WW8Dropcap4056"/>
    <style:style style:name="WW-WW8Dropcap3614" style:family="text" style:parent-style-name="WW8Dropcap4056"/>
    <style:style style:name="WW-WW8Dropcap3615" style:family="text" style:parent-style-name="WW8Dropcap4056"/>
    <style:style style:name="WW-WW8Dropcap3616" style:family="text" style:parent-style-name="WW8Dropcap4056"/>
    <style:style style:name="WW-WW8Dropcap3617" style:family="text" style:parent-style-name="WW8Dropcap4056"/>
    <style:style style:name="WW-WW8Dropcap3618" style:family="text" style:parent-style-name="WW8Dropcap4056"/>
    <style:style style:name="WW-WW8Dropcap3619" style:family="text" style:parent-style-name="WW8Dropcap4056"/>
    <style:style style:name="WW-WW8Dropcap3620" style:family="text" style:parent-style-name="WW8Dropcap4056"/>
    <style:style style:name="WW-WW8Dropcap3621" style:family="text" style:parent-style-name="WW8Dropcap4056"/>
    <style:style style:name="WW-WW8Dropcap3622" style:family="text" style:parent-style-name="WW8Dropcap4056"/>
    <style:style style:name="WW-WW8Dropcap3623" style:family="text" style:parent-style-name="WW8Dropcap4056"/>
    <style:style style:name="WW-WW8Dropcap3624" style:family="text" style:parent-style-name="WW8Dropcap4056"/>
    <style:style style:name="WW-WW8Dropcap3625" style:family="text" style:parent-style-name="WW8Dropcap4056"/>
    <style:style style:name="WW-WW8Dropcap3626" style:family="text" style:parent-style-name="WW8Dropcap4056"/>
    <style:style style:name="WW-WW8Dropcap3627" style:family="text" style:parent-style-name="WW8Dropcap4056"/>
    <style:style style:name="WW-WW8Dropcap3628" style:family="text" style:parent-style-name="WW8Dropcap4056"/>
    <style:style style:name="WW-WW8Dropcap3629" style:family="text" style:parent-style-name="WW8Dropcap4056"/>
    <style:style style:name="WW-WW8Dropcap3630" style:family="text" style:parent-style-name="WW8Dropcap4056"/>
    <style:style style:name="WW-WW8Dropcap3631" style:family="text" style:parent-style-name="WW8Dropcap4056"/>
    <style:style style:name="WW-WW8Dropcap3632" style:family="text" style:parent-style-name="WW8Dropcap4056"/>
    <style:style style:name="WW-WW8Dropcap3633" style:family="text" style:parent-style-name="WW8Dropcap4056"/>
    <style:style style:name="WW-WW8Dropcap3634" style:family="text" style:parent-style-name="WW8Dropcap4056"/>
    <style:style style:name="WW-WW8Dropcap3635" style:family="text" style:parent-style-name="WW8Dropcap4056"/>
    <style:style style:name="WW-WW8Dropcap3636" style:family="text" style:parent-style-name="WW8Dropcap4056"/>
    <style:style style:name="WW-WW8Dropcap3637" style:family="text" style:parent-style-name="WW8Dropcap4056"/>
    <style:style style:name="WW-WW8Dropcap3638" style:family="text" style:parent-style-name="WW8Dropcap4056"/>
    <style:style style:name="WW-WW8Dropcap3639" style:family="text" style:parent-style-name="WW8Dropcap4056"/>
    <style:style style:name="WW-WW8Dropcap3640" style:family="text" style:parent-style-name="WW8Dropcap4056"/>
    <style:style style:name="WW-WW8Dropcap3641" style:family="text" style:parent-style-name="WW8Dropcap4056"/>
    <style:style style:name="WW-WW8Dropcap3642" style:family="text" style:parent-style-name="WW8Dropcap4056"/>
    <style:style style:name="WW-WW8Dropcap3643" style:family="text" style:parent-style-name="WW8Dropcap4056"/>
    <style:style style:name="WW-WW8Dropcap3644" style:family="text" style:parent-style-name="WW8Dropcap4056"/>
    <style:style style:name="WW-WW8Dropcap3645" style:family="text" style:parent-style-name="WW8Dropcap4056"/>
    <style:style style:name="WW-WW8Dropcap3646" style:family="text" style:parent-style-name="WW8Dropcap4056"/>
    <style:style style:name="WW-WW8Dropcap3647" style:family="text" style:parent-style-name="WW8Dropcap4056"/>
    <style:style style:name="WW-WW8Dropcap3648" style:family="text" style:parent-style-name="WW8Dropcap4056"/>
    <style:style style:name="WW-WW8Dropcap3649" style:family="text" style:parent-style-name="WW8Dropcap4056"/>
    <style:style style:name="WW-WW8Dropcap3650" style:family="text" style:parent-style-name="WW8Dropcap4056"/>
    <style:style style:name="WW-WW8Dropcap3651" style:family="text" style:parent-style-name="WW8Dropcap4056"/>
    <style:style style:name="WW-WW8Dropcap3652" style:family="text" style:parent-style-name="WW8Dropcap4056"/>
    <style:style style:name="WW-WW8Dropcap3653" style:family="text" style:parent-style-name="WW8Dropcap4056"/>
    <style:style style:name="WW-WW8Dropcap3654" style:family="text" style:parent-style-name="WW8Dropcap4056"/>
    <style:style style:name="WW-WW8Dropcap3655" style:family="text" style:parent-style-name="WW8Dropcap4056"/>
    <style:style style:name="WW-WW8Dropcap3656" style:family="text" style:parent-style-name="WW8Dropcap4056"/>
    <style:style style:name="WW-WW8Dropcap3657" style:family="text" style:parent-style-name="WW8Dropcap4056"/>
    <style:style style:name="WW-WW8Dropcap3658" style:family="text" style:parent-style-name="WW8Dropcap4056"/>
    <style:style style:name="WW-WW8Dropcap3659" style:family="text" style:parent-style-name="WW8Dropcap4056"/>
    <style:style style:name="WW-WW8Dropcap3660" style:family="text" style:parent-style-name="WW8Dropcap4056"/>
    <style:style style:name="WW-WW8Dropcap3661" style:family="text" style:parent-style-name="WW8Dropcap4056"/>
    <style:style style:name="WW-WW8Dropcap3662" style:family="text" style:parent-style-name="WW8Dropcap4056"/>
    <style:style style:name="WW-WW8Dropcap3663" style:family="text" style:parent-style-name="WW8Dropcap4056"/>
    <style:style style:name="WW-WW8Dropcap3664" style:family="text" style:parent-style-name="WW8Dropcap4056"/>
    <style:style style:name="WW-WW8Dropcap3665" style:family="text" style:parent-style-name="WW8Dropcap4056"/>
    <style:style style:name="WW-WW8Dropcap3666" style:family="text" style:parent-style-name="WW8Dropcap4056"/>
    <style:style style:name="WW-WW8Dropcap3667" style:family="text" style:parent-style-name="WW8Dropcap4056"/>
    <style:style style:name="WW-WW8Dropcap3668" style:family="text" style:parent-style-name="WW8Dropcap4056"/>
    <style:style style:name="WW-WW8Dropcap3669" style:family="text" style:parent-style-name="WW8Dropcap4056"/>
    <style:style style:name="WW-WW8Dropcap3670" style:family="text" style:parent-style-name="WW8Dropcap4056"/>
    <style:style style:name="WW-WW8Dropcap3671" style:family="text" style:parent-style-name="WW8Dropcap4056"/>
    <style:style style:name="WW-WW8Dropcap3672" style:family="text" style:parent-style-name="WW8Dropcap4056"/>
    <style:style style:name="WW-WW8Dropcap3673" style:family="text" style:parent-style-name="WW8Dropcap4056"/>
    <style:style style:name="WW-WW8Dropcap3674" style:family="text" style:parent-style-name="WW8Dropcap4056"/>
    <style:style style:name="WW-WW8Dropcap3675" style:family="text" style:parent-style-name="WW8Dropcap4056"/>
    <style:style style:name="WW-WW8Dropcap3676" style:family="text" style:parent-style-name="WW8Dropcap4056"/>
    <style:style style:name="WW-WW8Dropcap3677" style:family="text" style:parent-style-name="WW8Dropcap4056"/>
    <style:style style:name="WW-WW8Dropcap3678" style:family="text" style:parent-style-name="WW8Dropcap4056"/>
    <style:style style:name="WW-WW8Dropcap3679" style:family="text" style:parent-style-name="WW8Dropcap4056"/>
    <style:style style:name="WW-WW8Dropcap3680" style:family="text" style:parent-style-name="WW8Dropcap4056"/>
    <style:style style:name="WW-WW8Dropcap3681" style:family="text" style:parent-style-name="WW8Dropcap4056"/>
    <style:style style:name="WW-WW8Dropcap3682" style:family="text" style:parent-style-name="WW8Dropcap4056"/>
    <style:style style:name="WW-WW8Dropcap3683" style:family="text" style:parent-style-name="WW8Dropcap4056"/>
    <style:style style:name="WW-WW8Dropcap3684" style:family="text" style:parent-style-name="WW8Dropcap4056"/>
    <style:style style:name="WW-WW8Dropcap3685" style:family="text" style:parent-style-name="WW8Dropcap4056"/>
    <style:style style:name="WW-WW8Dropcap3686" style:family="text" style:parent-style-name="WW8Dropcap4056"/>
    <style:style style:name="WW-WW8Dropcap3687" style:family="text" style:parent-style-name="WW8Dropcap4056"/>
    <style:style style:name="WW-WW8Dropcap3688" style:family="text" style:parent-style-name="WW8Dropcap4056"/>
    <style:style style:name="WW-WW8Dropcap3689" style:family="text" style:parent-style-name="WW8Dropcap4056"/>
    <style:style style:name="WW-WW8Dropcap3690" style:family="text" style:parent-style-name="WW8Dropcap4056"/>
    <style:style style:name="WW-WW8Dropcap3691" style:family="text" style:parent-style-name="WW8Dropcap4056"/>
    <style:style style:name="WW-WW8Dropcap3692" style:family="text" style:parent-style-name="WW8Dropcap4056"/>
    <style:style style:name="WW-WW8Dropcap3693" style:family="text" style:parent-style-name="WW8Dropcap4056"/>
    <style:style style:name="WW-WW8Dropcap3694" style:family="text" style:parent-style-name="WW8Dropcap4056"/>
    <style:style style:name="WW-WW8Dropcap3695" style:family="text" style:parent-style-name="WW8Dropcap4056"/>
    <style:style style:name="WW-WW8Dropcap3696" style:family="text" style:parent-style-name="WW8Dropcap4056"/>
    <style:style style:name="WW-WW8Dropcap3697" style:family="text" style:parent-style-name="WW8Dropcap4056"/>
    <style:style style:name="WW-WW8Dropcap3698" style:family="text" style:parent-style-name="WW8Dropcap4056"/>
    <style:style style:name="WW-WW8Dropcap3699" style:family="text" style:parent-style-name="WW8Dropcap4056"/>
    <style:style style:name="WW-WW8Dropcap3700" style:family="text" style:parent-style-name="WW8Dropcap4056"/>
    <style:style style:name="WW-WW8Dropcap3701" style:family="text" style:parent-style-name="WW8Dropcap4056"/>
    <style:style style:name="WW-WW8Dropcap3702" style:family="text" style:parent-style-name="WW8Dropcap4056"/>
    <style:style style:name="WW-WW8Dropcap3703" style:family="text" style:parent-style-name="WW8Dropcap4056"/>
    <style:style style:name="WW-WW8Dropcap3704" style:family="text" style:parent-style-name="WW8Dropcap4056"/>
    <style:style style:name="WW-WW8Dropcap3705" style:family="text" style:parent-style-name="WW8Dropcap4056"/>
    <style:style style:name="WW-WW8Dropcap3706" style:family="text" style:parent-style-name="WW8Dropcap4056"/>
    <style:style style:name="WW-WW8Dropcap3707" style:family="text" style:parent-style-name="WW8Dropcap4056"/>
    <style:style style:name="WW-WW8Dropcap3708" style:family="text" style:parent-style-name="WW8Dropcap4056"/>
    <style:style style:name="WW-WW8Dropcap3709" style:family="text" style:parent-style-name="WW8Dropcap4056"/>
    <style:style style:name="WW-WW8Dropcap3710" style:family="text" style:parent-style-name="WW8Dropcap4056"/>
    <style:style style:name="WW-WW8Dropcap3711" style:family="text" style:parent-style-name="WW8Dropcap4056"/>
    <style:style style:name="WW-WW8Dropcap3712" style:family="text" style:parent-style-name="WW8Dropcap4056"/>
    <style:style style:name="WW-WW8Dropcap3713" style:family="text" style:parent-style-name="WW8Dropcap4056"/>
    <style:style style:name="WW-WW8Dropcap3714" style:family="text" style:parent-style-name="WW8Dropcap4056"/>
    <style:style style:name="WW-WW8Dropcap3715" style:family="text" style:parent-style-name="WW8Dropcap4056"/>
    <style:style style:name="WW-WW8Dropcap3716" style:family="text" style:parent-style-name="WW8Dropcap4056"/>
    <style:style style:name="WW-WW8Dropcap3717" style:family="text" style:parent-style-name="WW8Dropcap4056"/>
    <style:style style:name="WW-WW8Dropcap3718" style:family="text" style:parent-style-name="WW8Dropcap4056"/>
    <style:style style:name="WW-WW8Dropcap3719" style:family="text" style:parent-style-name="WW8Dropcap4056"/>
    <style:style style:name="WW-WW8Dropcap3720" style:family="text" style:parent-style-name="WW8Dropcap4056"/>
    <style:style style:name="WW-WW8Dropcap3721" style:family="text" style:parent-style-name="WW8Dropcap4056"/>
    <style:style style:name="WW-WW8Dropcap3722" style:family="text" style:parent-style-name="WW8Dropcap4056"/>
    <style:style style:name="WW-WW8Dropcap3723" style:family="text" style:parent-style-name="WW8Dropcap4056"/>
    <style:style style:name="WW-WW8Dropcap3724" style:family="text" style:parent-style-name="WW8Dropcap4056"/>
    <style:style style:name="WW-WW8Dropcap3725" style:family="text" style:parent-style-name="WW8Dropcap4056"/>
    <style:style style:name="WW-WW8Dropcap3726" style:family="text" style:parent-style-name="WW8Dropcap4056"/>
    <style:style style:name="WW-WW8Dropcap3727" style:family="text" style:parent-style-name="WW8Dropcap4056"/>
    <style:style style:name="WW-WW8Dropcap3728" style:family="text" style:parent-style-name="WW8Dropcap4056"/>
    <style:style style:name="WW-WW8Dropcap3729" style:family="text" style:parent-style-name="WW8Dropcap4056"/>
    <style:style style:name="WW-WW8Dropcap3730" style:family="text" style:parent-style-name="WW8Dropcap4056"/>
    <style:style style:name="WW-WW8Dropcap3731" style:family="text" style:parent-style-name="WW8Dropcap4056"/>
    <style:style style:name="WW-WW8Dropcap3732" style:family="text" style:parent-style-name="WW8Dropcap4056"/>
    <style:style style:name="WW-WW8Dropcap3733" style:family="text" style:parent-style-name="WW8Dropcap4056"/>
    <style:style style:name="WW-WW8Dropcap3734" style:family="text" style:parent-style-name="WW8Dropcap4056"/>
    <style:style style:name="WW-WW8Dropcap3735" style:family="text" style:parent-style-name="WW8Dropcap4056"/>
    <style:style style:name="WW-WW8Dropcap3736" style:family="text" style:parent-style-name="WW8Dropcap4056"/>
    <style:style style:name="WW-WW8Dropcap3737" style:family="text" style:parent-style-name="WW8Dropcap4056"/>
    <style:style style:name="WW-WW8Dropcap3738" style:family="text" style:parent-style-name="WW8Dropcap4056"/>
    <style:style style:name="WW-WW8Dropcap3739" style:family="text" style:parent-style-name="WW8Dropcap4056"/>
    <style:style style:name="WW-WW8Dropcap3740" style:family="text" style:parent-style-name="WW8Dropcap4056"/>
    <style:style style:name="WW-WW8Dropcap3741" style:family="text" style:parent-style-name="WW8Dropcap4056"/>
    <style:style style:name="WW-WW8Dropcap3742" style:family="text" style:parent-style-name="WW8Dropcap4056"/>
    <style:style style:name="WW-WW8Dropcap3743" style:family="text" style:parent-style-name="WW8Dropcap4056"/>
    <style:style style:name="WW-WW8Dropcap3744" style:family="text" style:parent-style-name="WW8Dropcap4056"/>
    <style:style style:name="WW-WW8Dropcap3745" style:family="text" style:parent-style-name="WW8Dropcap4056"/>
    <style:style style:name="WW-WW8Dropcap3746" style:family="text" style:parent-style-name="WW8Dropcap4056"/>
    <style:style style:name="WW-WW8Dropcap3747" style:family="text" style:parent-style-name="WW8Dropcap4056"/>
    <style:style style:name="WW-WW8Dropcap3748" style:family="text" style:parent-style-name="WW8Dropcap4056"/>
    <style:style style:name="WW-WW8Dropcap3749" style:family="text" style:parent-style-name="WW8Dropcap4056"/>
    <style:style style:name="WW-WW8Dropcap3750" style:family="text" style:parent-style-name="WW8Dropcap4056"/>
    <style:style style:name="WW-WW8Dropcap3751" style:family="text" style:parent-style-name="WW8Dropcap4056"/>
    <style:style style:name="WW-WW8Dropcap3752" style:family="text" style:parent-style-name="WW8Dropcap4056"/>
    <style:style style:name="WW-WW8Dropcap3753" style:family="text" style:parent-style-name="WW8Dropcap4056"/>
    <style:style style:name="WW-WW8Dropcap3754" style:family="text" style:parent-style-name="WW8Dropcap4056"/>
    <style:style style:name="WW-WW8Dropcap3755" style:family="text" style:parent-style-name="WW8Dropcap4056"/>
    <style:style style:name="WW-WW8Dropcap3756" style:family="text" style:parent-style-name="WW8Dropcap4056"/>
    <style:style style:name="WW-WW8Dropcap3757" style:family="text" style:parent-style-name="WW8Dropcap4056"/>
    <style:style style:name="WW-WW8Dropcap3758" style:family="text" style:parent-style-name="WW8Dropcap4056"/>
    <style:style style:name="WW-WW8Dropcap3759" style:family="text" style:parent-style-name="WW8Dropcap4056"/>
    <style:style style:name="WW-WW8Dropcap3760" style:family="text" style:parent-style-name="WW8Dropcap4056"/>
    <style:style style:name="WW-WW8Dropcap3761" style:family="text" style:parent-style-name="WW8Dropcap4056"/>
    <style:style style:name="WW-WW8Dropcap3762" style:family="text" style:parent-style-name="WW8Dropcap4056"/>
    <style:style style:name="WW-WW8Dropcap3763" style:family="text" style:parent-style-name="WW8Dropcap4056"/>
    <style:style style:name="WW-WW8Dropcap3764" style:family="text" style:parent-style-name="WW8Dropcap4056"/>
    <style:style style:name="WW-WW8Dropcap3765" style:family="text" style:parent-style-name="WW8Dropcap4056"/>
    <style:style style:name="WW-WW8Dropcap3766" style:family="text" style:parent-style-name="WW8Dropcap4056"/>
    <style:style style:name="WW-WW8Dropcap3767" style:family="text" style:parent-style-name="WW8Dropcap4056"/>
    <style:style style:name="WW-WW8Dropcap3768" style:family="text" style:parent-style-name="WW8Dropcap4056"/>
    <style:style style:name="WW-WW8Dropcap3769" style:family="text" style:parent-style-name="WW8Dropcap4056"/>
    <style:style style:name="WW-WW8Dropcap3770" style:family="text" style:parent-style-name="WW8Dropcap4056"/>
    <style:style style:name="WW-WW8Dropcap3771" style:family="text" style:parent-style-name="WW8Dropcap4056"/>
    <style:style style:name="WW-WW8Dropcap3772" style:family="text" style:parent-style-name="WW8Dropcap4056"/>
    <style:style style:name="WW-WW8Dropcap3773" style:family="text" style:parent-style-name="WW8Dropcap4056"/>
    <style:style style:name="WW-WW8Dropcap3774" style:family="text" style:parent-style-name="WW8Dropcap4056"/>
    <style:style style:name="WW-WW8Dropcap3775" style:family="text" style:parent-style-name="WW8Dropcap4056"/>
    <style:style style:name="WW-WW8Dropcap3776" style:family="text" style:parent-style-name="WW8Dropcap4056"/>
    <style:style style:name="WW-WW8Dropcap3777" style:family="text" style:parent-style-name="WW8Dropcap4056"/>
    <style:style style:name="WW-WW8Dropcap3778" style:family="text" style:parent-style-name="WW8Dropcap4056"/>
    <style:style style:name="WW-WW8Dropcap3779" style:family="text" style:parent-style-name="WW8Dropcap4056"/>
    <style:style style:name="WW-WW8Dropcap3780" style:family="text" style:parent-style-name="WW8Dropcap4056"/>
    <style:style style:name="WW-WW8Dropcap3781" style:family="text" style:parent-style-name="WW8Dropcap4056"/>
    <style:style style:name="WW-WW8Dropcap3782" style:family="text" style:parent-style-name="WW8Dropcap4056"/>
    <style:style style:name="WW-WW8Dropcap3783" style:family="text" style:parent-style-name="WW8Dropcap4056"/>
    <style:style style:name="WW-WW8Dropcap3784" style:family="text" style:parent-style-name="WW8Dropcap4056"/>
    <style:style style:name="WW-WW8Dropcap3785" style:family="text" style:parent-style-name="WW8Dropcap4056"/>
    <style:style style:name="WW-WW8Dropcap3786" style:family="text" style:parent-style-name="WW8Dropcap4056"/>
    <style:style style:name="WW-WW8Dropcap3787" style:family="text" style:parent-style-name="WW8Dropcap4056"/>
    <style:style style:name="WW-WW8Dropcap3788" style:family="text" style:parent-style-name="WW8Dropcap4056"/>
    <style:style style:name="WW-WW8Dropcap3789" style:family="text" style:parent-style-name="WW8Dropcap4056"/>
    <style:style style:name="WW-WW8Dropcap3790" style:family="text" style:parent-style-name="WW8Dropcap4056"/>
    <style:style style:name="WW-WW8Dropcap3791" style:family="text" style:parent-style-name="WW8Dropcap4056"/>
    <style:style style:name="WW-WW8Dropcap3792" style:family="text" style:parent-style-name="WW8Dropcap4056"/>
    <style:style style:name="WW-WW8Dropcap3793" style:family="text" style:parent-style-name="WW8Dropcap4056"/>
    <style:style style:name="WW-WW8Dropcap3794" style:family="text" style:parent-style-name="WW8Dropcap4056"/>
    <style:style style:name="WW-WW8Dropcap3795" style:family="text" style:parent-style-name="WW8Dropcap4056"/>
    <style:style style:name="WW-WW8Dropcap3796" style:family="text" style:parent-style-name="WW8Dropcap4056"/>
    <style:style style:name="WW-WW8Dropcap3797" style:family="text" style:parent-style-name="WW8Dropcap4056"/>
    <style:style style:name="WW-WW8Dropcap3798" style:family="text" style:parent-style-name="WW8Dropcap4056"/>
    <style:style style:name="WW-WW8Dropcap3799" style:family="text" style:parent-style-name="WW8Dropcap4056"/>
    <style:style style:name="WW-WW8Dropcap3800" style:family="text" style:parent-style-name="WW8Dropcap4056"/>
    <style:style style:name="WW-WW8Dropcap3801" style:family="text" style:parent-style-name="WW8Dropcap4056"/>
    <style:style style:name="WW-WW8Dropcap3802" style:family="text" style:parent-style-name="WW8Dropcap4056"/>
    <style:style style:name="WW-WW8Dropcap3803" style:family="text" style:parent-style-name="WW8Dropcap4056"/>
    <style:style style:name="WW-WW8Dropcap3804" style:family="text" style:parent-style-name="WW8Dropcap4056"/>
    <style:style style:name="WW-WW8Dropcap3805" style:family="text" style:parent-style-name="WW8Dropcap4056"/>
    <style:style style:name="WW-WW8Dropcap3806" style:family="text" style:parent-style-name="WW8Dropcap4056"/>
    <style:style style:name="WW-WW8Dropcap3807" style:family="text" style:parent-style-name="WW8Dropcap4056"/>
    <style:style style:name="WW-WW8Dropcap3808" style:family="text" style:parent-style-name="WW8Dropcap4056"/>
    <style:style style:name="WW-WW8Dropcap3809" style:family="text" style:parent-style-name="WW8Dropcap4056"/>
    <style:style style:name="WW-WW8Dropcap3810" style:family="text" style:parent-style-name="WW8Dropcap4056"/>
    <style:style style:name="WW-WW8Dropcap3811" style:family="text" style:parent-style-name="WW8Dropcap4056"/>
    <style:style style:name="WW-WW8Dropcap3812" style:family="text" style:parent-style-name="WW8Dropcap4056"/>
    <style:style style:name="WW-WW8Dropcap3813" style:family="text" style:parent-style-name="WW8Dropcap4056"/>
    <style:style style:name="WW-WW8Dropcap3814" style:family="text" style:parent-style-name="WW8Dropcap4056"/>
    <style:style style:name="WW-WW8Dropcap3815" style:family="text" style:parent-style-name="WW8Dropcap4056"/>
    <style:style style:name="WW-WW8Dropcap3816" style:family="text" style:parent-style-name="WW8Dropcap4056"/>
    <style:style style:name="WW-WW8Dropcap3817" style:family="text" style:parent-style-name="WW8Dropcap4056"/>
    <style:style style:name="WW-WW8Dropcap3818" style:family="text" style:parent-style-name="WW8Dropcap4056"/>
    <style:style style:name="WW-WW8Dropcap3819" style:family="text" style:parent-style-name="WW8Dropcap4056"/>
    <style:style style:name="WW-WW8Dropcap3820" style:family="text" style:parent-style-name="WW8Dropcap4056"/>
    <style:style style:name="WW-WW8Dropcap3821" style:family="text" style:parent-style-name="WW8Dropcap4056"/>
    <style:style style:name="WW-WW8Dropcap3822" style:family="text" style:parent-style-name="WW8Dropcap4056"/>
    <style:style style:name="WW-WW8Dropcap3823" style:family="text" style:parent-style-name="WW8Dropcap4056"/>
    <style:style style:name="WW-WW8Dropcap3824" style:family="text" style:parent-style-name="WW8Dropcap4056"/>
    <style:style style:name="WW-WW8Dropcap3825" style:family="text" style:parent-style-name="WW8Dropcap4056"/>
    <style:style style:name="WW-WW8Dropcap3826" style:family="text" style:parent-style-name="WW8Dropcap4056"/>
    <style:style style:name="WW-WW8Dropcap3827" style:family="text" style:parent-style-name="WW8Dropcap4056"/>
    <style:style style:name="WW-WW8Dropcap3828" style:family="text" style:parent-style-name="WW8Dropcap4056"/>
    <style:style style:name="WW-WW8Dropcap3829" style:family="text" style:parent-style-name="WW8Dropcap4056"/>
    <style:style style:name="WW-WW8Dropcap3830" style:family="text" style:parent-style-name="WW8Dropcap4056"/>
    <style:style style:name="WW-WW8Dropcap3831" style:family="text" style:parent-style-name="WW8Dropcap4056"/>
    <style:style style:name="WW-WW8Dropcap3832" style:family="text" style:parent-style-name="WW8Dropcap4056"/>
    <style:style style:name="WW-WW8Dropcap3833" style:family="text" style:parent-style-name="WW8Dropcap4056"/>
    <style:style style:name="WW-WW8Dropcap3834" style:family="text" style:parent-style-name="WW8Dropcap4056"/>
    <style:style style:name="WW-WW8Dropcap3835" style:family="text" style:parent-style-name="WW8Dropcap4056"/>
    <style:style style:name="WW-WW8Dropcap3836" style:family="text" style:parent-style-name="WW8Dropcap4056"/>
    <style:style style:name="WW-WW8Dropcap3837" style:family="text" style:parent-style-name="WW8Dropcap4056"/>
    <style:style style:name="WW-WW8Dropcap3838" style:family="text" style:parent-style-name="WW8Dropcap4056"/>
    <style:style style:name="WW-WW8Dropcap3839" style:family="text" style:parent-style-name="WW8Dropcap4056"/>
    <style:style style:name="WW-WW8Dropcap3840" style:family="text" style:parent-style-name="WW8Dropcap4056"/>
    <style:style style:name="WW-WW8Dropcap3841" style:family="text" style:parent-style-name="WW8Dropcap4056"/>
    <style:style style:name="WW-WW8Dropcap3842" style:family="text" style:parent-style-name="WW8Dropcap4056"/>
    <style:style style:name="WW-WW8Dropcap3843" style:family="text" style:parent-style-name="WW8Dropcap4056"/>
    <style:style style:name="WW-WW8Dropcap3844" style:family="text" style:parent-style-name="WW8Dropcap4056"/>
    <style:style style:name="WW-WW8Dropcap3845" style:family="text" style:parent-style-name="WW8Dropcap4056"/>
    <style:style style:name="WW-WW8Dropcap3846" style:family="text" style:parent-style-name="WW8Dropcap4056"/>
    <style:style style:name="WW-WW8Dropcap3847" style:family="text" style:parent-style-name="WW8Dropcap4056"/>
    <style:style style:name="WW-WW8Dropcap3848" style:family="text" style:parent-style-name="WW8Dropcap4056"/>
    <style:style style:name="WW-WW8Dropcap3849" style:family="text" style:parent-style-name="WW8Dropcap4056"/>
    <style:style style:name="WW-WW8Dropcap3850" style:family="text" style:parent-style-name="WW8Dropcap4056"/>
    <style:style style:name="WW-WW8Dropcap3851" style:family="text" style:parent-style-name="WW8Dropcap4056"/>
    <style:style style:name="WW-WW8Dropcap3852" style:family="text" style:parent-style-name="WW8Dropcap4056"/>
    <style:style style:name="WW-WW8Dropcap3853" style:family="text" style:parent-style-name="WW8Dropcap4056"/>
    <style:style style:name="WW-WW8Dropcap3854" style:family="text" style:parent-style-name="WW8Dropcap4056"/>
    <style:style style:name="WW-WW8Dropcap3855" style:family="text" style:parent-style-name="WW8Dropcap4056"/>
    <style:style style:name="WW-WW8Dropcap3856" style:family="text" style:parent-style-name="WW8Dropcap4056"/>
    <style:style style:name="WW-WW8Dropcap3857" style:family="text" style:parent-style-name="WW8Dropcap4056"/>
    <style:style style:name="WW-WW8Dropcap3858" style:family="text" style:parent-style-name="WW8Dropcap4056"/>
    <style:style style:name="WW-WW8Dropcap3859" style:family="text" style:parent-style-name="WW8Dropcap4056"/>
    <style:style style:name="WW-WW8Dropcap3860" style:family="text" style:parent-style-name="WW8Dropcap4056"/>
    <style:style style:name="WW-WW8Dropcap3861" style:family="text" style:parent-style-name="WW8Dropcap4056"/>
    <style:style style:name="WW-WW8Dropcap3862" style:family="text" style:parent-style-name="WW8Dropcap4056"/>
    <style:style style:name="WW-WW8Dropcap3863" style:family="text" style:parent-style-name="WW8Dropcap4056"/>
    <style:style style:name="WW-WW8Dropcap3864" style:family="text" style:parent-style-name="WW8Dropcap4056"/>
    <style:style style:name="WW-WW8Dropcap3865" style:family="text" style:parent-style-name="WW8Dropcap4056"/>
    <style:style style:name="WW-WW8Dropcap3866" style:family="text" style:parent-style-name="WW8Dropcap4056"/>
    <style:style style:name="WW-WW8Dropcap3867" style:family="text" style:parent-style-name="WW8Dropcap4056"/>
    <style:style style:name="WW-WW8Dropcap3868" style:family="text" style:parent-style-name="WW8Dropcap4056"/>
    <style:style style:name="WW-WW8Dropcap3869" style:family="text" style:parent-style-name="WW8Dropcap4056"/>
    <style:style style:name="WW-WW8Dropcap3870" style:family="text" style:parent-style-name="WW8Dropcap4056"/>
    <style:style style:name="WW-WW8Dropcap3871" style:family="text" style:parent-style-name="WW8Dropcap4056"/>
    <style:style style:name="WW-WW8Dropcap3872" style:family="text" style:parent-style-name="WW8Dropcap4056"/>
    <style:style style:name="WW-WW8Dropcap3873" style:family="text" style:parent-style-name="WW8Dropcap4056"/>
    <style:style style:name="WW-WW8Dropcap3874" style:family="text" style:parent-style-name="WW8Dropcap4056"/>
    <style:style style:name="WW-WW8Dropcap3875" style:family="text" style:parent-style-name="WW8Dropcap4056"/>
    <style:style style:name="WW-WW8Dropcap3876" style:family="text" style:parent-style-name="WW8Dropcap4056"/>
    <style:style style:name="WW-WW8Dropcap3877" style:family="text" style:parent-style-name="WW8Dropcap4056"/>
    <style:style style:name="WW-WW8Dropcap3878" style:family="text" style:parent-style-name="WW8Dropcap4056"/>
    <style:style style:name="WW-WW8Dropcap3879" style:family="text" style:parent-style-name="WW8Dropcap4056"/>
    <style:style style:name="WW-WW8Dropcap3880" style:family="text" style:parent-style-name="WW8Dropcap4056"/>
    <style:style style:name="WW-WW8Dropcap3881" style:family="text" style:parent-style-name="WW8Dropcap4056"/>
    <style:style style:name="WW-WW8Dropcap3882" style:family="text" style:parent-style-name="WW8Dropcap4056"/>
    <style:style style:name="WW-WW8Dropcap3883" style:family="text" style:parent-style-name="WW8Dropcap4056"/>
    <style:style style:name="WW-WW8Dropcap3884" style:family="text" style:parent-style-name="WW8Dropcap4056"/>
    <style:style style:name="WW-WW8Dropcap3885" style:family="text" style:parent-style-name="WW8Dropcap4056"/>
    <style:style style:name="WW-WW8Dropcap3886" style:family="text" style:parent-style-name="WW8Dropcap4056"/>
    <style:style style:name="WW-WW8Dropcap3887" style:family="text" style:parent-style-name="WW8Dropcap4056"/>
    <style:style style:name="WW-WW8Dropcap3888" style:family="text" style:parent-style-name="WW8Dropcap4056"/>
    <style:style style:name="WW-WW8Dropcap3889" style:family="text" style:parent-style-name="WW8Dropcap4056"/>
    <style:style style:name="WW-WW8Dropcap3890" style:family="text" style:parent-style-name="WW8Dropcap4056"/>
    <style:style style:name="WW-WW8Dropcap3891" style:family="text" style:parent-style-name="WW8Dropcap4056"/>
    <style:style style:name="WW-WW8Dropcap3892" style:family="text" style:parent-style-name="WW8Dropcap4056"/>
    <style:style style:name="WW-WW8Dropcap3893" style:family="text" style:parent-style-name="WW8Dropcap4056"/>
    <style:style style:name="WW-WW8Dropcap3894" style:family="text" style:parent-style-name="WW8Dropcap4056"/>
    <style:style style:name="WW-WW8Dropcap3895" style:family="text" style:parent-style-name="WW8Dropcap4056"/>
    <style:style style:name="WW-WW8Dropcap3896" style:family="text" style:parent-style-name="WW8Dropcap4056"/>
    <style:style style:name="WW-WW8Dropcap3897" style:family="text" style:parent-style-name="WW8Dropcap4056"/>
    <style:style style:name="WW-WW8Dropcap3898" style:family="text" style:parent-style-name="WW8Dropcap4056"/>
    <style:style style:name="WW-WW8Dropcap3899" style:family="text" style:parent-style-name="WW8Dropcap4056"/>
    <style:style style:name="WW-WW8Dropcap3900" style:family="text" style:parent-style-name="WW8Dropcap4056"/>
    <style:style style:name="WW-WW8Dropcap3901" style:family="text" style:parent-style-name="WW8Dropcap4056"/>
    <style:style style:name="WW-WW8Dropcap3902" style:family="text" style:parent-style-name="WW8Dropcap4056"/>
    <style:style style:name="WW-WW8Dropcap3903" style:family="text" style:parent-style-name="WW8Dropcap4056"/>
    <style:style style:name="WW-WW8Dropcap3904" style:family="text" style:parent-style-name="WW8Dropcap4056"/>
    <style:style style:name="WW-WW8Dropcap3905" style:family="text" style:parent-style-name="WW8Dropcap4056"/>
    <style:style style:name="WW-WW8Dropcap3906" style:family="text" style:parent-style-name="WW8Dropcap4056"/>
    <style:style style:name="WW-WW8Dropcap3907" style:family="text" style:parent-style-name="WW8Dropcap4056"/>
    <style:style style:name="WW-WW8Dropcap3908" style:family="text" style:parent-style-name="WW8Dropcap4056"/>
    <style:style style:name="WW-WW8Dropcap3909" style:family="text" style:parent-style-name="WW8Dropcap4056"/>
    <style:style style:name="WW-WW8Dropcap3910" style:family="text" style:parent-style-name="WW8Dropcap4056"/>
    <style:style style:name="WW-WW8Dropcap3911" style:family="text" style:parent-style-name="WW8Dropcap4056"/>
    <style:style style:name="WW-WW8Dropcap3912" style:family="text" style:parent-style-name="WW8Dropcap4056"/>
    <style:style style:name="WW-WW8Dropcap3913" style:family="text" style:parent-style-name="WW8Dropcap4056"/>
    <style:style style:name="WW-WW8Dropcap3914" style:family="text" style:parent-style-name="WW8Dropcap4056"/>
    <style:style style:name="WW-WW8Dropcap3915" style:family="text" style:parent-style-name="WW8Dropcap4056"/>
    <style:style style:name="WW-WW8Dropcap3916" style:family="text" style:parent-style-name="WW8Dropcap4056"/>
    <style:style style:name="WW-WW8Dropcap3917" style:family="text" style:parent-style-name="WW8Dropcap4056"/>
    <style:style style:name="WW-WW8Dropcap3918" style:family="text" style:parent-style-name="WW8Dropcap4056"/>
    <style:style style:name="WW-WW8Dropcap3919" style:family="text" style:parent-style-name="WW8Dropcap4056"/>
    <style:style style:name="WW-WW8Dropcap3920" style:family="text" style:parent-style-name="WW8Dropcap4056"/>
    <style:style style:name="WW-WW8Dropcap3921" style:family="text" style:parent-style-name="WW8Dropcap4056"/>
    <style:style style:name="WW-WW8Dropcap3922" style:family="text" style:parent-style-name="WW8Dropcap4056"/>
    <style:style style:name="WW-WW8Dropcap3923" style:family="text" style:parent-style-name="WW8Dropcap4056"/>
    <style:style style:name="WW-WW8Dropcap3924" style:family="text" style:parent-style-name="WW8Dropcap4056"/>
    <style:style style:name="WW-WW8Dropcap3925" style:family="text" style:parent-style-name="WW8Dropcap4056"/>
    <style:style style:name="WW-WW8Dropcap3926" style:family="text" style:parent-style-name="WW8Dropcap4056"/>
    <style:style style:name="WW-WW8Dropcap3927" style:family="text" style:parent-style-name="WW8Dropcap4056"/>
    <style:style style:name="WW-WW8Dropcap3928" style:family="text" style:parent-style-name="WW8Dropcap4056"/>
    <style:style style:name="WW-WW8Dropcap3929" style:family="text" style:parent-style-name="WW8Dropcap4056"/>
    <style:style style:name="WW-WW8Dropcap3930" style:family="text" style:parent-style-name="WW8Dropcap4056"/>
    <style:style style:name="WW-WW8Dropcap3931" style:family="text" style:parent-style-name="WW8Dropcap4056"/>
    <style:style style:name="WW-WW8Dropcap3932" style:family="text" style:parent-style-name="WW8Dropcap4056"/>
    <style:style style:name="WW-WW8Dropcap3933" style:family="text" style:parent-style-name="WW8Dropcap4056"/>
    <style:style style:name="WW-WW8Dropcap3934" style:family="text" style:parent-style-name="WW8Dropcap4056"/>
    <style:style style:name="WW-WW8Dropcap3935" style:family="text" style:parent-style-name="WW8Dropcap4056"/>
    <style:style style:name="WW-WW8Dropcap3936" style:family="text" style:parent-style-name="WW8Dropcap4056"/>
    <style:style style:name="WW-WW8Dropcap3937" style:family="text" style:parent-style-name="WW8Dropcap4056"/>
    <style:style style:name="WW-WW8Dropcap3938" style:family="text" style:parent-style-name="WW8Dropcap4056"/>
    <style:style style:name="WW-WW8Dropcap3939" style:family="text" style:parent-style-name="WW8Dropcap4056"/>
    <style:style style:name="WW-WW8Dropcap3940" style:family="text" style:parent-style-name="WW8Dropcap4056"/>
    <style:style style:name="WW-WW8Dropcap3941" style:family="text" style:parent-style-name="WW8Dropcap4056"/>
    <style:style style:name="WW-WW8Dropcap3942" style:family="text" style:parent-style-name="WW8Dropcap4056"/>
    <style:style style:name="WW-WW8Dropcap3943" style:family="text" style:parent-style-name="WW8Dropcap4056"/>
    <style:style style:name="WW-WW8Dropcap3944" style:family="text" style:parent-style-name="WW8Dropcap4056"/>
    <style:style style:name="WW-WW8Dropcap3945" style:family="text" style:parent-style-name="WW8Dropcap4056"/>
    <style:style style:name="WW-WW8Dropcap3946" style:family="text" style:parent-style-name="WW8Dropcap4056"/>
    <style:style style:name="WW-WW8Dropcap3947" style:family="text" style:parent-style-name="WW8Dropcap4056"/>
    <style:style style:name="WW-WW8Dropcap3948" style:family="text" style:parent-style-name="WW8Dropcap4056"/>
    <style:style style:name="WW-WW8Dropcap3949" style:family="text" style:parent-style-name="WW8Dropcap4056"/>
    <style:style style:name="WW-WW8Dropcap3950" style:family="text" style:parent-style-name="WW8Dropcap4056"/>
    <style:style style:name="WW-WW8Dropcap3951" style:family="text" style:parent-style-name="WW8Dropcap4056"/>
    <style:style style:name="WW-WW8Dropcap3952" style:family="text" style:parent-style-name="WW8Dropcap4056"/>
    <style:style style:name="WW-WW8Dropcap3953" style:family="text" style:parent-style-name="WW8Dropcap4056"/>
    <style:style style:name="WW-WW8Dropcap3954" style:family="text" style:parent-style-name="WW8Dropcap4056"/>
    <style:style style:name="WW-WW8Dropcap3955" style:family="text" style:parent-style-name="WW8Dropcap4056"/>
    <style:style style:name="WW-WW8Dropcap3956" style:family="text" style:parent-style-name="WW8Dropcap4056"/>
    <style:style style:name="WW-WW8Dropcap3957" style:family="text" style:parent-style-name="WW8Dropcap4056"/>
    <style:style style:name="WW-WW8Dropcap3958" style:family="text" style:parent-style-name="WW8Dropcap4056"/>
    <style:style style:name="WW-WW8Dropcap3959" style:family="text" style:parent-style-name="WW8Dropcap4056"/>
    <style:style style:name="WW-WW8Dropcap3960" style:family="text" style:parent-style-name="WW8Dropcap4056"/>
    <style:style style:name="WW-WW8Dropcap3961" style:family="text" style:parent-style-name="WW8Dropcap4056"/>
    <style:style style:name="WW-WW8Dropcap3962" style:family="text" style:parent-style-name="WW8Dropcap4056"/>
    <style:style style:name="WW-WW8Dropcap3963" style:family="text" style:parent-style-name="WW8Dropcap4056"/>
    <style:style style:name="WW-WW8Dropcap3964" style:family="text" style:parent-style-name="WW8Dropcap4056"/>
    <style:style style:name="WW-WW8Dropcap3965" style:family="text" style:parent-style-name="WW8Dropcap4056"/>
    <style:style style:name="WW-WW8Dropcap3966" style:family="text" style:parent-style-name="WW8Dropcap4056"/>
    <style:style style:name="WW-WW8Dropcap3967" style:family="text" style:parent-style-name="WW8Dropcap4056"/>
    <style:style style:name="WW-WW8Dropcap3968" style:family="text" style:parent-style-name="WW8Dropcap4056"/>
    <style:style style:name="WW-WW8Dropcap3969" style:family="text" style:parent-style-name="WW8Dropcap4056"/>
    <style:style style:name="WW-WW8Dropcap3970" style:family="text" style:parent-style-name="WW8Dropcap4056"/>
    <style:style style:name="WW-WW8Dropcap3971" style:family="text" style:parent-style-name="WW8Dropcap4056"/>
    <style:style style:name="WW-WW8Dropcap3972" style:family="text" style:parent-style-name="WW8Dropcap4056"/>
    <style:style style:name="WW-WW8Dropcap3973" style:family="text" style:parent-style-name="WW8Dropcap4056"/>
    <style:style style:name="WW-WW8Dropcap3974" style:family="text" style:parent-style-name="WW8Dropcap4056"/>
    <style:style style:name="WW-WW8Dropcap3975" style:family="text" style:parent-style-name="WW8Dropcap4056"/>
    <style:style style:name="WW-WW8Dropcap3976" style:family="text" style:parent-style-name="WW8Dropcap4056"/>
    <style:style style:name="WW-WW8Dropcap3977" style:family="text" style:parent-style-name="WW8Dropcap4056"/>
    <style:style style:name="WW-WW8Dropcap3978" style:family="text" style:parent-style-name="WW8Dropcap4056"/>
    <style:style style:name="WW-WW8Dropcap3979" style:family="text" style:parent-style-name="WW8Dropcap4056"/>
    <style:style style:name="WW-WW8Dropcap3980" style:family="text" style:parent-style-name="WW8Dropcap4056"/>
    <style:style style:name="WW-WW8Dropcap3981" style:family="text" style:parent-style-name="WW8Dropcap4056"/>
    <style:style style:name="WW-WW8Dropcap3982" style:family="text" style:parent-style-name="WW8Dropcap4056"/>
    <style:style style:name="WW-WW8Dropcap3983" style:family="text" style:parent-style-name="WW8Dropcap4056"/>
    <style:style style:name="WW-WW8Dropcap3984" style:family="text" style:parent-style-name="WW8Dropcap4056"/>
    <style:style style:name="WW-WW8Dropcap3985" style:family="text" style:parent-style-name="WW8Dropcap4056"/>
    <style:style style:name="WW-WW8Dropcap3986" style:family="text" style:parent-style-name="WW8Dropcap4056"/>
    <style:style style:name="WW-WW8Dropcap3987" style:family="text" style:parent-style-name="WW8Dropcap4056"/>
    <style:style style:name="WW-WW8Dropcap3988" style:family="text" style:parent-style-name="WW8Dropcap4056"/>
    <style:style style:name="WW-WW8Dropcap3989" style:family="text" style:parent-style-name="WW8Dropcap4056"/>
    <style:style style:name="WW-WW8Dropcap01" style:family="text" style:parent-style-name="WW8Dropcap4052"/>
    <style:style style:name="WW-WW8Dropcap11234" style:family="text" style:parent-style-name="WW8Dropcap4052"/>
    <style:style style:name="WW-WW8Dropcap21234" style:family="text" style:parent-style-name="WW8Dropcap4052"/>
    <style:style style:name="WW-WW8Dropcap31234" style:family="text" style:parent-style-name="WW8Dropcap4052"/>
    <style:style style:name="WW-WW8Dropcap4123" style:family="text" style:parent-style-name="WW8Dropcap4052"/>
    <style:style style:name="WW-WW8Dropcap5123" style:family="text" style:parent-style-name="WW8Dropcap4052"/>
    <style:style style:name="WW-WW8Dropcap6123" style:family="text" style:parent-style-name="WW8Dropcap4052"/>
    <style:style style:name="WW-WW8Dropcap7123" style:family="text" style:parent-style-name="WW8Dropcap4052"/>
    <style:style style:name="WW-WW8Dropcap8123" style:family="text" style:parent-style-name="WW8Dropcap4052"/>
    <style:style style:name="WW-WW8Dropcap9123" style:family="text" style:parent-style-name="WW8Dropcap4052"/>
    <style:style style:name="WW-WW8Dropcap10123" style:family="text" style:parent-style-name="WW8Dropcap4052"/>
    <style:style style:name="WW-WW8Dropcap11123" style:family="text" style:parent-style-name="WW8Dropcap4052"/>
    <style:style style:name="WW-WW8Dropcap12123" style:family="text" style:parent-style-name="WW8Dropcap4052"/>
    <style:style style:name="WW-WW8Dropcap13123" style:family="text" style:parent-style-name="WW8Dropcap4052"/>
    <style:style style:name="WW-WW8Dropcap14123" style:family="text" style:parent-style-name="WW8Dropcap4052"/>
    <style:style style:name="WW-WW8Dropcap15123" style:family="text" style:parent-style-name="WW8Dropcap4052"/>
    <style:style style:name="WW-WW8Dropcap16123" style:family="text" style:parent-style-name="WW8Dropcap4052"/>
    <style:style style:name="WW-WW8Dropcap17123" style:family="text" style:parent-style-name="WW8Dropcap4052"/>
    <style:style style:name="WW-WW8Dropcap18123" style:family="text" style:parent-style-name="WW8Dropcap4052"/>
    <style:style style:name="WW-WW8Dropcap19123" style:family="text" style:parent-style-name="WW8Dropcap4052"/>
    <style:style style:name="WW-WW8Dropcap20123" style:family="text" style:parent-style-name="WW8Dropcap4052"/>
    <style:style style:name="WW-WW8Dropcap21123" style:family="text" style:parent-style-name="WW8Dropcap4052"/>
    <style:style style:name="WW-WW8Dropcap22123" style:family="text" style:parent-style-name="WW8Dropcap4052"/>
    <style:style style:name="WW-WW8Dropcap23123" style:family="text" style:parent-style-name="WW8Dropcap4052"/>
    <style:style style:name="WW-WW8Dropcap24123" style:family="text" style:parent-style-name="WW8Dropcap4052"/>
    <style:style style:name="WW-WW8Dropcap25123" style:family="text" style:parent-style-name="WW8Dropcap4052"/>
    <style:style style:name="WW-WW8Dropcap26123" style:family="text" style:parent-style-name="WW8Dropcap4052"/>
    <style:style style:name="WW-WW8Dropcap27123" style:family="text" style:parent-style-name="WW8Dropcap4052"/>
    <style:style style:name="WW-WW8Dropcap28123" style:family="text" style:parent-style-name="WW8Dropcap4052"/>
    <style:style style:name="WW-WW8Dropcap29123" style:family="text" style:parent-style-name="WW8Dropcap4052"/>
    <style:style style:name="WW-WW8Dropcap30123" style:family="text" style:parent-style-name="WW8Dropcap4052"/>
    <style:style style:name="WW-WW8Dropcap31123" style:family="text" style:parent-style-name="WW8Dropcap4052"/>
    <style:style style:name="WW-WW8Dropcap32123" style:family="text" style:parent-style-name="WW8Dropcap4052"/>
    <style:style style:name="WW-WW8Dropcap33123" style:family="text" style:parent-style-name="WW8Dropcap4052"/>
    <style:style style:name="WW-WW8Dropcap34123" style:family="text" style:parent-style-name="WW8Dropcap4052"/>
    <style:style style:name="WW-WW8Dropcap35123" style:family="text" style:parent-style-name="WW8Dropcap4052"/>
    <style:style style:name="WW-WW8Dropcap36123" style:family="text" style:parent-style-name="WW8Dropcap4052"/>
    <style:style style:name="WW-WW8Dropcap37123" style:family="text" style:parent-style-name="WW8Dropcap4052"/>
    <style:style style:name="WW-WW8Dropcap38123" style:family="text" style:parent-style-name="WW8Dropcap4052"/>
    <style:style style:name="WW-WW8Dropcap39123" style:family="text" style:parent-style-name="WW8Dropcap4052"/>
    <style:style style:name="WW-WW8Dropcap4012" style:family="text" style:parent-style-name="WW8Dropcap4052"/>
    <style:style style:name="WW-WW8Dropcap4112" style:family="text" style:parent-style-name="WW8Dropcap4052"/>
    <style:style style:name="WW-WW8Dropcap4212" style:family="text" style:parent-style-name="WW8Dropcap4052"/>
    <style:style style:name="WW-WW8Dropcap4312" style:family="text" style:parent-style-name="WW8Dropcap4052"/>
    <style:style style:name="WW-WW8Dropcap4412" style:family="text" style:parent-style-name="WW8Dropcap4052"/>
    <style:style style:name="WW-WW8Dropcap4512" style:family="text" style:parent-style-name="WW8Dropcap4052"/>
    <style:style style:name="WW-WW8Dropcap4612" style:family="text" style:parent-style-name="WW8Dropcap4052"/>
    <style:style style:name="WW-WW8Dropcap4712" style:family="text" style:parent-style-name="WW8Dropcap4052"/>
    <style:style style:name="WW-WW8Dropcap4812" style:family="text" style:parent-style-name="WW8Dropcap4052"/>
    <style:style style:name="WW-WW8Dropcap4912" style:family="text" style:parent-style-name="WW8Dropcap4052"/>
    <style:style style:name="WW-WW8Dropcap5012" style:family="text" style:parent-style-name="WW8Dropcap4052"/>
    <style:style style:name="WW-WW8Dropcap5112" style:family="text" style:parent-style-name="WW8Dropcap4052"/>
    <style:style style:name="WW-WW8Dropcap5212" style:family="text" style:parent-style-name="WW8Dropcap4052"/>
    <style:style style:name="WW-WW8Dropcap5312" style:family="text" style:parent-style-name="WW8Dropcap4052"/>
    <style:style style:name="WW-WW8Dropcap5412" style:family="text" style:parent-style-name="WW8Dropcap4052"/>
    <style:style style:name="WW-WW8Dropcap5512" style:family="text" style:parent-style-name="WW8Dropcap4052"/>
    <style:style style:name="WW-WW8Dropcap5612" style:family="text" style:parent-style-name="WW8Dropcap4052"/>
    <style:style style:name="WW-WW8Dropcap5712" style:family="text" style:parent-style-name="WW8Dropcap4052"/>
    <style:style style:name="WW-WW8Dropcap5812" style:family="text" style:parent-style-name="WW8Dropcap4052"/>
    <style:style style:name="WW-WW8Dropcap5912" style:family="text" style:parent-style-name="WW8Dropcap4052"/>
    <style:style style:name="WW-WW8Dropcap6012" style:family="text" style:parent-style-name="WW8Dropcap4052"/>
    <style:style style:name="WW-WW8Dropcap6112" style:family="text" style:parent-style-name="WW8Dropcap4052"/>
    <style:style style:name="WW-WW8Dropcap6212" style:family="text" style:parent-style-name="WW8Dropcap4052"/>
    <style:style style:name="WW-WW8Dropcap6312" style:family="text" style:parent-style-name="WW8Dropcap4052"/>
    <style:style style:name="WW-WW8Dropcap6412" style:family="text" style:parent-style-name="WW8Dropcap4052"/>
    <style:style style:name="WW-WW8Dropcap6512" style:family="text" style:parent-style-name="WW8Dropcap4052"/>
    <style:style style:name="WW-WW8Dropcap6612" style:family="text" style:parent-style-name="WW8Dropcap4052"/>
    <style:style style:name="WW-WW8Dropcap6712" style:family="text" style:parent-style-name="WW8Dropcap4052"/>
    <style:style style:name="WW-WW8Dropcap6812" style:family="text" style:parent-style-name="WW8Dropcap4052"/>
    <style:style style:name="WW-WW8Dropcap6912" style:family="text" style:parent-style-name="WW8Dropcap4052"/>
    <style:style style:name="WW-WW8Dropcap7012" style:family="text" style:parent-style-name="WW8Dropcap4052"/>
    <style:style style:name="WW-WW8Dropcap7112" style:family="text" style:parent-style-name="WW8Dropcap4052"/>
    <style:style style:name="WW-WW8Dropcap7212" style:family="text" style:parent-style-name="WW8Dropcap4052"/>
    <style:style style:name="WW-WW8Dropcap7312" style:family="text" style:parent-style-name="WW8Dropcap4052"/>
    <style:style style:name="WW-WW8Dropcap7412" style:family="text" style:parent-style-name="WW8Dropcap4052"/>
    <style:style style:name="WW-WW8Dropcap7512" style:family="text" style:parent-style-name="WW8Dropcap4052"/>
    <style:style style:name="WW-WW8Dropcap7612" style:family="text" style:parent-style-name="WW8Dropcap4052"/>
    <style:style style:name="WW-WW8Dropcap7712" style:family="text" style:parent-style-name="WW8Dropcap4052"/>
    <style:style style:name="WW-WW8Dropcap7812" style:family="text" style:parent-style-name="WW8Dropcap4052"/>
    <style:style style:name="WW-WW8Dropcap7912" style:family="text" style:parent-style-name="WW8Dropcap4052"/>
    <style:style style:name="WW-WW8Dropcap8012" style:family="text" style:parent-style-name="WW8Dropcap4052"/>
    <style:style style:name="WW-WW8Dropcap8112" style:family="text" style:parent-style-name="WW8Dropcap4052"/>
    <style:style style:name="WW-WW8Dropcap8212" style:family="text" style:parent-style-name="WW8Dropcap4052"/>
    <style:style style:name="WW-WW8Dropcap8312" style:family="text" style:parent-style-name="WW8Dropcap4052"/>
    <style:style style:name="WW-WW8Dropcap8412" style:family="text" style:parent-style-name="WW8Dropcap4052"/>
    <style:style style:name="WW-WW8Dropcap8512" style:family="text" style:parent-style-name="WW8Dropcap4052"/>
    <style:style style:name="WW-WW8Dropcap8612" style:family="text" style:parent-style-name="WW8Dropcap4052"/>
    <style:style style:name="WW-WW8Dropcap8712" style:family="text" style:parent-style-name="WW8Dropcap4052"/>
    <style:style style:name="WW-WW8Dropcap8812" style:family="text" style:parent-style-name="WW8Dropcap4052"/>
    <style:style style:name="WW-WW8Dropcap8912" style:family="text" style:parent-style-name="WW8Dropcap4052"/>
    <style:style style:name="WW-WW8Dropcap9012" style:family="text" style:parent-style-name="WW8Dropcap4052"/>
    <style:style style:name="WW-WW8Dropcap9112" style:family="text" style:parent-style-name="WW8Dropcap4052"/>
    <style:style style:name="WW-WW8Dropcap9212" style:family="text" style:parent-style-name="WW8Dropcap4052"/>
    <style:style style:name="WW-WW8Dropcap9312" style:family="text" style:parent-style-name="WW8Dropcap4052"/>
    <style:style style:name="WW-WW8Dropcap9412" style:family="text" style:parent-style-name="WW8Dropcap4052"/>
    <style:style style:name="WW-WW8Dropcap9512" style:family="text" style:parent-style-name="WW8Dropcap4052"/>
    <style:style style:name="WW-WW8Dropcap9612" style:family="text" style:parent-style-name="WW8Dropcap4052"/>
    <style:style style:name="WW-WW8Dropcap9712" style:family="text" style:parent-style-name="WW8Dropcap4052"/>
    <style:style style:name="WW-WW8Dropcap9812" style:family="text" style:parent-style-name="WW8Dropcap4052"/>
    <style:style style:name="WW-WW8Dropcap9912" style:family="text" style:parent-style-name="WW8Dropcap4052"/>
    <style:style style:name="WW-WW8Dropcap10012" style:family="text" style:parent-style-name="WW8Dropcap4052"/>
    <style:style style:name="WW-WW8Dropcap10112" style:family="text" style:parent-style-name="WW8Dropcap4052"/>
    <style:style style:name="WW-WW8Dropcap10212" style:family="text" style:parent-style-name="WW8Dropcap4052"/>
    <style:style style:name="WW-WW8Dropcap10312" style:family="text" style:parent-style-name="WW8Dropcap4052"/>
    <style:style style:name="WW-WW8Dropcap10412" style:family="text" style:parent-style-name="WW8Dropcap4052"/>
    <style:style style:name="WW-WW8Dropcap10512" style:family="text" style:parent-style-name="WW8Dropcap4052"/>
    <style:style style:name="WW-WW8Dropcap10612" style:family="text" style:parent-style-name="WW8Dropcap4052"/>
    <style:style style:name="WW-WW8Dropcap10712" style:family="text" style:parent-style-name="WW8Dropcap4052"/>
    <style:style style:name="WW-WW8Dropcap10812" style:family="text" style:parent-style-name="WW8Dropcap4052"/>
    <style:style style:name="WW-WW8Dropcap10912" style:family="text" style:parent-style-name="WW8Dropcap4052"/>
    <style:style style:name="WW-WW8Dropcap11012" style:family="text" style:parent-style-name="WW8Dropcap4052"/>
    <style:style style:name="WW-WW8Dropcap11112" style:family="text" style:parent-style-name="WW8Dropcap4052"/>
    <style:style style:name="WW-WW8Dropcap11212" style:family="text" style:parent-style-name="WW8Dropcap4052"/>
    <style:style style:name="WW-WW8Dropcap11312" style:family="text" style:parent-style-name="WW8Dropcap4052"/>
    <style:style style:name="WW-WW8Dropcap11412" style:family="text" style:parent-style-name="WW8Dropcap4052"/>
    <style:style style:name="WW-WW8Dropcap11512" style:family="text" style:parent-style-name="WW8Dropcap4052"/>
    <style:style style:name="WW-WW8Dropcap11612" style:family="text" style:parent-style-name="WW8Dropcap4052"/>
    <style:style style:name="WW-WW8Dropcap11712" style:family="text" style:parent-style-name="WW8Dropcap4052"/>
    <style:style style:name="WW-WW8Dropcap11812" style:family="text" style:parent-style-name="WW8Dropcap4052"/>
    <style:style style:name="WW-WW8Dropcap11912" style:family="text" style:parent-style-name="WW8Dropcap4052"/>
    <style:style style:name="WW-WW8Dropcap12012" style:family="text" style:parent-style-name="WW8Dropcap4052"/>
    <style:style style:name="WW-WW8Dropcap12112" style:family="text" style:parent-style-name="WW8Dropcap4052"/>
    <style:style style:name="WW-WW8Dropcap12212" style:family="text" style:parent-style-name="WW8Dropcap4052"/>
    <style:style style:name="WW-WW8Dropcap12312" style:family="text" style:parent-style-name="WW8Dropcap4052"/>
    <style:style style:name="WW-WW8Dropcap12412" style:family="text" style:parent-style-name="WW8Dropcap4052"/>
    <style:style style:name="WW-WW8Dropcap12512" style:family="text" style:parent-style-name="WW8Dropcap4052"/>
    <style:style style:name="WW-WW8Dropcap12612" style:family="text" style:parent-style-name="WW8Dropcap4052"/>
    <style:style style:name="WW-WW8Dropcap12712" style:family="text" style:parent-style-name="WW8Dropcap4052"/>
    <style:style style:name="WW-WW8Dropcap12812" style:family="text" style:parent-style-name="WW8Dropcap4052"/>
    <style:style style:name="WW-WW8Dropcap12912" style:family="text" style:parent-style-name="WW8Dropcap4052"/>
    <style:style style:name="WW-WW8Dropcap13012" style:family="text" style:parent-style-name="WW8Dropcap4052"/>
    <style:style style:name="WW-WW8Dropcap13112" style:family="text" style:parent-style-name="WW8Dropcap4052"/>
    <style:style style:name="WW-WW8Dropcap13212" style:family="text" style:parent-style-name="WW8Dropcap4052"/>
    <style:style style:name="WW-WW8Dropcap13312" style:family="text" style:parent-style-name="WW8Dropcap4052"/>
    <style:style style:name="WW-WW8Dropcap13412" style:family="text" style:parent-style-name="WW8Dropcap4052"/>
    <style:style style:name="WW-WW8Dropcap13512" style:family="text" style:parent-style-name="WW8Dropcap4052"/>
    <style:style style:name="WW-WW8Dropcap13612" style:family="text" style:parent-style-name="WW8Dropcap4052"/>
    <style:style style:name="WW-WW8Dropcap13712" style:family="text" style:parent-style-name="WW8Dropcap4052"/>
    <style:style style:name="WW-WW8Dropcap13812" style:family="text" style:parent-style-name="WW8Dropcap4052"/>
    <style:style style:name="WW-WW8Dropcap13912" style:family="text" style:parent-style-name="WW8Dropcap4052"/>
    <style:style style:name="WW-WW8Dropcap14012" style:family="text" style:parent-style-name="WW8Dropcap4052"/>
    <style:style style:name="WW-WW8Dropcap14112" style:family="text" style:parent-style-name="WW8Dropcap4052"/>
    <style:style style:name="WW-WW8Dropcap14212" style:family="text" style:parent-style-name="WW8Dropcap4052"/>
    <style:style style:name="WW-WW8Dropcap14312" style:family="text" style:parent-style-name="WW8Dropcap4052"/>
    <style:style style:name="WW-WW8Dropcap14412" style:family="text" style:parent-style-name="WW8Dropcap4052"/>
    <style:style style:name="WW-WW8Dropcap14512" style:family="text" style:parent-style-name="WW8Dropcap4052"/>
    <style:style style:name="WW-WW8Dropcap14612" style:family="text" style:parent-style-name="WW8Dropcap4052"/>
    <style:style style:name="WW-WW8Dropcap14712" style:family="text" style:parent-style-name="WW8Dropcap4052"/>
    <style:style style:name="WW-WW8Dropcap14812" style:family="text" style:parent-style-name="WW8Dropcap4052"/>
    <style:style style:name="WW-WW8Dropcap14912" style:family="text" style:parent-style-name="WW8Dropcap4052"/>
    <style:style style:name="WW-WW8Dropcap15012" style:family="text" style:parent-style-name="WW8Dropcap4052"/>
    <style:style style:name="WW-WW8Dropcap15112" style:family="text" style:parent-style-name="WW8Dropcap4052"/>
    <style:style style:name="WW-WW8Dropcap15212" style:family="text" style:parent-style-name="WW8Dropcap4052"/>
    <style:style style:name="WW-WW8Dropcap15312" style:family="text" style:parent-style-name="WW8Dropcap4052"/>
    <style:style style:name="WW-WW8Dropcap15412" style:family="text" style:parent-style-name="WW8Dropcap4052"/>
    <style:style style:name="WW-WW8Dropcap15512" style:family="text" style:parent-style-name="WW8Dropcap4052"/>
    <style:style style:name="WW-WW8Dropcap15612" style:family="text" style:parent-style-name="WW8Dropcap4052"/>
    <style:style style:name="WW-WW8Dropcap15712" style:family="text" style:parent-style-name="WW8Dropcap4052"/>
    <style:style style:name="WW-WW8Dropcap15812" style:family="text" style:parent-style-name="WW8Dropcap4052"/>
    <style:style style:name="WW-WW8Dropcap15912" style:family="text" style:parent-style-name="WW8Dropcap4052"/>
    <style:style style:name="WW-WW8Dropcap16012" style:family="text" style:parent-style-name="WW8Dropcap4052"/>
    <style:style style:name="WW-WW8Dropcap16112" style:family="text" style:parent-style-name="WW8Dropcap4052"/>
    <style:style style:name="WW-WW8Dropcap16212" style:family="text" style:parent-style-name="WW8Dropcap4052"/>
    <style:style style:name="WW-WW8Dropcap16312" style:family="text" style:parent-style-name="WW8Dropcap4052"/>
    <style:style style:name="WW-WW8Dropcap16412" style:family="text" style:parent-style-name="WW8Dropcap4052"/>
    <style:style style:name="WW-WW8Dropcap16512" style:family="text" style:parent-style-name="WW8Dropcap4052"/>
    <style:style style:name="WW-WW8Dropcap16612" style:family="text" style:parent-style-name="WW8Dropcap4052"/>
    <style:style style:name="WW-WW8Dropcap16712" style:family="text" style:parent-style-name="WW8Dropcap4052"/>
    <style:style style:name="WW-WW8Dropcap16812" style:family="text" style:parent-style-name="WW8Dropcap4052"/>
    <style:style style:name="WW-WW8Dropcap16912" style:family="text" style:parent-style-name="WW8Dropcap4052"/>
    <style:style style:name="WW-WW8Dropcap17012" style:family="text" style:parent-style-name="WW8Dropcap4052"/>
    <style:style style:name="WW-WW8Dropcap17112" style:family="text" style:parent-style-name="WW8Dropcap4052"/>
    <style:style style:name="WW-WW8Dropcap17212" style:family="text" style:parent-style-name="WW8Dropcap4052"/>
    <style:style style:name="WW-WW8Dropcap17312" style:family="text" style:parent-style-name="WW8Dropcap4052"/>
    <style:style style:name="WW-WW8Dropcap17412" style:family="text" style:parent-style-name="WW8Dropcap4052"/>
    <style:style style:name="WW-WW8Dropcap17512" style:family="text" style:parent-style-name="WW8Dropcap4052"/>
    <style:style style:name="WW-WW8Dropcap17612" style:family="text" style:parent-style-name="WW8Dropcap4052"/>
    <style:style style:name="WW-WW8Dropcap17712" style:family="text" style:parent-style-name="WW8Dropcap4052"/>
    <style:style style:name="WW-WW8Dropcap17812" style:family="text" style:parent-style-name="WW8Dropcap4052"/>
    <style:style style:name="WW-WW8Dropcap17912" style:family="text" style:parent-style-name="WW8Dropcap4052"/>
    <style:style style:name="WW-WW8Dropcap18012" style:family="text" style:parent-style-name="WW8Dropcap4052"/>
    <style:style style:name="WW-WW8Dropcap18112" style:family="text" style:parent-style-name="WW8Dropcap4052"/>
    <style:style style:name="WW-WW8Dropcap18212" style:family="text" style:parent-style-name="WW8Dropcap4052"/>
    <style:style style:name="WW-WW8Dropcap18312" style:family="text" style:parent-style-name="WW8Dropcap4052"/>
    <style:style style:name="WW-WW8Dropcap18412" style:family="text" style:parent-style-name="WW8Dropcap4052"/>
    <style:style style:name="WW-WW8Dropcap18512" style:family="text" style:parent-style-name="WW8Dropcap4052"/>
    <style:style style:name="WW-WW8Dropcap18612" style:family="text" style:parent-style-name="WW8Dropcap4052"/>
    <style:style style:name="WW-WW8Dropcap18712" style:family="text" style:parent-style-name="WW8Dropcap4052"/>
    <style:style style:name="WW-WW8Dropcap18812" style:family="text" style:parent-style-name="WW8Dropcap4052"/>
    <style:style style:name="WW-WW8Dropcap18912" style:family="text" style:parent-style-name="WW8Dropcap4052"/>
    <style:style style:name="WW-WW8Dropcap19012" style:family="text" style:parent-style-name="WW8Dropcap4052"/>
    <style:style style:name="WW-WW8Dropcap19112" style:family="text" style:parent-style-name="WW8Dropcap4052"/>
    <style:style style:name="WW-WW8Dropcap19212" style:family="text" style:parent-style-name="WW8Dropcap4052"/>
    <style:style style:name="WW-WW8Dropcap19312" style:family="text" style:parent-style-name="WW8Dropcap4052"/>
    <style:style style:name="WW-WW8Dropcap19412" style:family="text" style:parent-style-name="WW8Dropcap4052"/>
    <style:style style:name="WW-WW8Dropcap19512" style:family="text" style:parent-style-name="WW8Dropcap4052"/>
    <style:style style:name="WW-WW8Dropcap19612" style:family="text" style:parent-style-name="WW8Dropcap4052"/>
    <style:style style:name="WW-WW8Dropcap19712" style:family="text" style:parent-style-name="WW8Dropcap4052"/>
    <style:style style:name="WW-WW8Dropcap19812" style:family="text" style:parent-style-name="WW8Dropcap4052"/>
    <style:style style:name="WW-WW8Dropcap19912" style:family="text" style:parent-style-name="WW8Dropcap4052"/>
    <style:style style:name="WW-WW8Dropcap20012" style:family="text" style:parent-style-name="WW8Dropcap4052"/>
    <style:style style:name="WW-WW8Dropcap20112" style:family="text" style:parent-style-name="WW8Dropcap4052"/>
    <style:style style:name="WW-WW8Dropcap20212" style:family="text" style:parent-style-name="WW8Dropcap4052"/>
    <style:style style:name="WW-WW8Dropcap20312" style:family="text" style:parent-style-name="WW8Dropcap4052"/>
    <style:style style:name="WW-WW8Dropcap20412" style:family="text" style:parent-style-name="WW8Dropcap4052"/>
    <style:style style:name="WW-WW8Dropcap20512" style:family="text" style:parent-style-name="WW8Dropcap4052"/>
    <style:style style:name="WW-WW8Dropcap20612" style:family="text" style:parent-style-name="WW8Dropcap4052"/>
    <style:style style:name="WW-WW8Dropcap20712" style:family="text" style:parent-style-name="WW8Dropcap4052"/>
    <style:style style:name="WW-WW8Dropcap20812" style:family="text" style:parent-style-name="WW8Dropcap4052"/>
    <style:style style:name="WW-WW8Dropcap20912" style:family="text" style:parent-style-name="WW8Dropcap4052"/>
    <style:style style:name="WW-WW8Dropcap21012" style:family="text" style:parent-style-name="WW8Dropcap4052"/>
    <style:style style:name="WW-WW8Dropcap21112" style:family="text" style:parent-style-name="WW8Dropcap4052"/>
    <style:style style:name="WW-WW8Dropcap21212" style:family="text" style:parent-style-name="WW8Dropcap4052"/>
    <style:style style:name="WW-WW8Dropcap21312" style:family="text" style:parent-style-name="WW8Dropcap4052"/>
    <style:style style:name="WW-WW8Dropcap21412" style:family="text" style:parent-style-name="WW8Dropcap4052"/>
    <style:style style:name="WW-WW8Dropcap21512" style:family="text" style:parent-style-name="WW8Dropcap4052"/>
    <style:style style:name="WW-WW8Dropcap21612" style:family="text" style:parent-style-name="WW8Dropcap4052"/>
    <style:style style:name="WW-WW8Dropcap21712" style:family="text" style:parent-style-name="WW8Dropcap4052"/>
    <style:style style:name="WW-WW8Dropcap21812" style:family="text" style:parent-style-name="WW8Dropcap4052"/>
    <style:style style:name="WW-WW8Dropcap21912" style:family="text" style:parent-style-name="WW8Dropcap4052"/>
    <style:style style:name="WW-WW8Dropcap22012" style:family="text" style:parent-style-name="WW8Dropcap4052"/>
    <style:style style:name="WW-WW8Dropcap22112" style:family="text" style:parent-style-name="WW8Dropcap4052"/>
    <style:style style:name="WW-WW8Dropcap22212" style:family="text" style:parent-style-name="WW8Dropcap4052"/>
    <style:style style:name="WW-WW8Dropcap22312" style:family="text" style:parent-style-name="WW8Dropcap4052"/>
    <style:style style:name="WW-WW8Dropcap22412" style:family="text" style:parent-style-name="WW8Dropcap4052"/>
    <style:style style:name="WW-WW8Dropcap22512" style:family="text" style:parent-style-name="WW8Dropcap4052"/>
    <style:style style:name="WW-WW8Dropcap22612" style:family="text" style:parent-style-name="WW8Dropcap4052"/>
    <style:style style:name="WW-WW8Dropcap22712" style:family="text" style:parent-style-name="WW8Dropcap4052"/>
    <style:style style:name="WW-WW8Dropcap22812" style:family="text" style:parent-style-name="WW8Dropcap4052"/>
    <style:style style:name="WW-WW8Dropcap22912" style:family="text" style:parent-style-name="WW8Dropcap4052"/>
    <style:style style:name="WW-WW8Dropcap23012" style:family="text" style:parent-style-name="WW8Dropcap4052"/>
    <style:style style:name="WW-WW8Dropcap23112" style:family="text" style:parent-style-name="WW8Dropcap4052"/>
    <style:style style:name="WW-WW8Dropcap23212" style:family="text" style:parent-style-name="WW8Dropcap4052"/>
    <style:style style:name="WW-WW8Dropcap23312" style:family="text" style:parent-style-name="WW8Dropcap4052"/>
    <style:style style:name="WW-WW8Dropcap23412" style:family="text" style:parent-style-name="WW8Dropcap4052"/>
    <style:style style:name="WW-WW8Dropcap23512" style:family="text" style:parent-style-name="WW8Dropcap4052"/>
    <style:style style:name="WW-WW8Dropcap23612" style:family="text" style:parent-style-name="WW8Dropcap4052"/>
    <style:style style:name="WW-WW8Dropcap23712" style:family="text" style:parent-style-name="WW8Dropcap4052"/>
    <style:style style:name="WW-WW8Dropcap23812" style:family="text" style:parent-style-name="WW8Dropcap4052"/>
    <style:style style:name="WW-WW8Dropcap23912" style:family="text" style:parent-style-name="WW8Dropcap4052"/>
    <style:style style:name="WW-WW8Dropcap24012" style:family="text" style:parent-style-name="WW8Dropcap4052"/>
    <style:style style:name="WW-WW8Dropcap24112" style:family="text" style:parent-style-name="WW8Dropcap4052"/>
    <style:style style:name="WW-WW8Dropcap24212" style:family="text" style:parent-style-name="WW8Dropcap4052"/>
    <style:style style:name="WW-WW8Dropcap24312" style:family="text" style:parent-style-name="WW8Dropcap4052"/>
    <style:style style:name="WW-WW8Dropcap24412" style:family="text" style:parent-style-name="WW8Dropcap4052"/>
    <style:style style:name="WW-WW8Dropcap24512" style:family="text" style:parent-style-name="WW8Dropcap4052"/>
    <style:style style:name="WW-WW8Dropcap24612" style:family="text" style:parent-style-name="WW8Dropcap4052"/>
    <style:style style:name="WW-WW8Dropcap24712" style:family="text" style:parent-style-name="WW8Dropcap4052"/>
    <style:style style:name="WW-WW8Dropcap24812" style:family="text" style:parent-style-name="WW8Dropcap4052"/>
    <style:style style:name="WW-WW8Dropcap24912" style:family="text" style:parent-style-name="WW8Dropcap4052"/>
    <style:style style:name="WW-WW8Dropcap25012" style:family="text" style:parent-style-name="WW8Dropcap4052"/>
    <style:style style:name="WW-WW8Dropcap25112" style:family="text" style:parent-style-name="WW8Dropcap4052"/>
    <style:style style:name="WW-WW8Dropcap25212" style:family="text" style:parent-style-name="WW8Dropcap4052"/>
    <style:style style:name="WW-WW8Dropcap25312" style:family="text" style:parent-style-name="WW8Dropcap4052"/>
    <style:style style:name="WW-WW8Dropcap25412" style:family="text" style:parent-style-name="WW8Dropcap4052"/>
    <style:style style:name="WW-WW8Dropcap25512" style:family="text" style:parent-style-name="WW8Dropcap4052"/>
    <style:style style:name="WW-WW8Dropcap25612" style:family="text" style:parent-style-name="WW8Dropcap4052"/>
    <style:style style:name="WW-WW8Dropcap25712" style:family="text" style:parent-style-name="WW8Dropcap4052"/>
    <style:style style:name="WW-WW8Dropcap25812" style:family="text" style:parent-style-name="WW8Dropcap4052"/>
    <style:style style:name="WW-WW8Dropcap25912" style:family="text" style:parent-style-name="WW8Dropcap4052"/>
    <style:style style:name="WW-WW8Dropcap26012" style:family="text" style:parent-style-name="WW8Dropcap4052"/>
    <style:style style:name="WW-WW8Dropcap26112" style:family="text" style:parent-style-name="WW8Dropcap4052"/>
    <style:style style:name="WW-WW8Dropcap26212" style:family="text" style:parent-style-name="WW8Dropcap4052"/>
    <style:style style:name="WW-WW8Dropcap26312" style:family="text" style:parent-style-name="WW8Dropcap4052"/>
    <style:style style:name="WW-WW8Dropcap26412" style:family="text" style:parent-style-name="WW8Dropcap4052"/>
    <style:style style:name="WW-WW8Dropcap26512" style:family="text" style:parent-style-name="WW8Dropcap4052"/>
    <style:style style:name="WW-WW8Dropcap26612" style:family="text" style:parent-style-name="WW8Dropcap4052"/>
    <style:style style:name="WW-WW8Dropcap26712" style:family="text" style:parent-style-name="WW8Dropcap4052"/>
    <style:style style:name="WW-WW8Dropcap26812" style:family="text" style:parent-style-name="WW8Dropcap4052"/>
    <style:style style:name="WW-WW8Dropcap26912" style:family="text" style:parent-style-name="WW8Dropcap4052"/>
    <style:style style:name="WW-WW8Dropcap27012" style:family="text" style:parent-style-name="WW8Dropcap4052"/>
    <style:style style:name="WW-WW8Dropcap27112" style:family="text" style:parent-style-name="WW8Dropcap4052"/>
    <style:style style:name="WW-WW8Dropcap27212" style:family="text" style:parent-style-name="WW8Dropcap4052"/>
    <style:style style:name="WW-WW8Dropcap27312" style:family="text" style:parent-style-name="WW8Dropcap4052"/>
    <style:style style:name="WW-WW8Dropcap27412" style:family="text" style:parent-style-name="WW8Dropcap4052"/>
    <style:style style:name="WW-WW8Dropcap27512" style:family="text" style:parent-style-name="WW8Dropcap4052"/>
    <style:style style:name="WW-WW8Dropcap27612" style:family="text" style:parent-style-name="WW8Dropcap4052"/>
    <style:style style:name="WW-WW8Dropcap27712" style:family="text" style:parent-style-name="WW8Dropcap4052"/>
    <style:style style:name="WW-WW8Dropcap27812" style:family="text" style:parent-style-name="WW8Dropcap4052"/>
    <style:style style:name="WW-WW8Dropcap27912" style:family="text" style:parent-style-name="WW8Dropcap4052"/>
    <style:style style:name="WW-WW8Dropcap28012" style:family="text" style:parent-style-name="WW8Dropcap4052"/>
    <style:style style:name="WW-WW8Dropcap28112" style:family="text" style:parent-style-name="WW8Dropcap4052"/>
    <style:style style:name="WW-WW8Dropcap28212" style:family="text" style:parent-style-name="WW8Dropcap4052"/>
    <style:style style:name="WW-WW8Dropcap28312" style:family="text" style:parent-style-name="WW8Dropcap4052"/>
    <style:style style:name="WW-WW8Dropcap28412" style:family="text" style:parent-style-name="WW8Dropcap4052"/>
    <style:style style:name="WW-WW8Dropcap28512" style:family="text" style:parent-style-name="WW8Dropcap4052"/>
    <style:style style:name="WW-WW8Dropcap28612" style:family="text" style:parent-style-name="WW8Dropcap4052"/>
    <style:style style:name="WW-WW8Dropcap28712" style:family="text" style:parent-style-name="WW8Dropcap4052"/>
    <style:style style:name="WW-WW8Dropcap28812" style:family="text" style:parent-style-name="WW8Dropcap4052"/>
    <style:style style:name="WW-WW8Dropcap28912" style:family="text" style:parent-style-name="WW8Dropcap4052"/>
    <style:style style:name="WW-WW8Dropcap29012" style:family="text" style:parent-style-name="WW8Dropcap4052"/>
    <style:style style:name="WW-WW8Dropcap29112" style:family="text" style:parent-style-name="WW8Dropcap4052"/>
    <style:style style:name="WW-WW8Dropcap29212" style:family="text" style:parent-style-name="WW8Dropcap4052"/>
    <style:style style:name="WW-WW8Dropcap29312" style:family="text" style:parent-style-name="WW8Dropcap4052"/>
    <style:style style:name="WW-WW8Dropcap29412" style:family="text" style:parent-style-name="WW8Dropcap4052"/>
    <style:style style:name="WW-WW8Dropcap29512" style:family="text" style:parent-style-name="WW8Dropcap4052"/>
    <style:style style:name="WW-WW8Dropcap29612" style:family="text" style:parent-style-name="WW8Dropcap4052"/>
    <style:style style:name="WW-WW8Dropcap29712" style:family="text" style:parent-style-name="WW8Dropcap4052"/>
    <style:style style:name="WW-WW8Dropcap29812" style:family="text" style:parent-style-name="WW8Dropcap4052"/>
    <style:style style:name="WW-WW8Dropcap29912" style:family="text" style:parent-style-name="WW8Dropcap4052"/>
    <style:style style:name="WW-WW8Dropcap30012" style:family="text" style:parent-style-name="WW8Dropcap4052"/>
    <style:style style:name="WW-WW8Dropcap30112" style:family="text" style:parent-style-name="WW8Dropcap4052"/>
    <style:style style:name="WW-WW8Dropcap30212" style:family="text" style:parent-style-name="WW8Dropcap4052"/>
    <style:style style:name="WW-WW8Dropcap30312" style:family="text" style:parent-style-name="WW8Dropcap4052"/>
    <style:style style:name="WW-WW8Dropcap30412" style:family="text" style:parent-style-name="WW8Dropcap4052"/>
    <style:style style:name="WW-WW8Dropcap30512" style:family="text" style:parent-style-name="WW8Dropcap4052"/>
    <style:style style:name="WW-WW8Dropcap30612" style:family="text" style:parent-style-name="WW8Dropcap4052"/>
    <style:style style:name="WW-WW8Dropcap30712" style:family="text" style:parent-style-name="WW8Dropcap4052"/>
    <style:style style:name="WW-WW8Dropcap30812" style:family="text" style:parent-style-name="WW8Dropcap4052"/>
    <style:style style:name="WW-WW8Dropcap30912" style:family="text" style:parent-style-name="WW8Dropcap4052"/>
    <style:style style:name="WW-WW8Dropcap31012" style:family="text" style:parent-style-name="WW8Dropcap4052"/>
    <style:style style:name="WW-WW8Dropcap31112" style:family="text" style:parent-style-name="WW8Dropcap4052"/>
    <style:style style:name="WW-WW8Dropcap31212" style:family="text" style:parent-style-name="WW8Dropcap4052"/>
    <style:style style:name="WW-WW8Dropcap31312" style:family="text" style:parent-style-name="WW8Dropcap4052"/>
    <style:style style:name="WW-WW8Dropcap31412" style:family="text" style:parent-style-name="WW8Dropcap4052"/>
    <style:style style:name="WW-WW8Dropcap31512" style:family="text" style:parent-style-name="WW8Dropcap4052"/>
    <style:style style:name="WW-WW8Dropcap31612" style:family="text" style:parent-style-name="WW8Dropcap4052"/>
    <style:style style:name="WW-WW8Dropcap31712" style:family="text" style:parent-style-name="WW8Dropcap4052"/>
    <style:style style:name="WW-WW8Dropcap31812" style:family="text" style:parent-style-name="WW8Dropcap4052"/>
    <style:style style:name="WW-WW8Dropcap31912" style:family="text" style:parent-style-name="WW8Dropcap4052"/>
    <style:style style:name="WW-WW8Dropcap32012" style:family="text" style:parent-style-name="WW8Dropcap4052"/>
    <style:style style:name="WW-WW8Dropcap32112" style:family="text" style:parent-style-name="WW8Dropcap4052"/>
    <style:style style:name="WW-WW8Dropcap32212" style:family="text" style:parent-style-name="WW8Dropcap4052"/>
    <style:style style:name="WW-WW8Dropcap32312" style:family="text" style:parent-style-name="WW8Dropcap4052"/>
    <style:style style:name="WW-WW8Dropcap32412" style:family="text" style:parent-style-name="WW8Dropcap4052"/>
    <style:style style:name="WW-WW8Dropcap32512" style:family="text" style:parent-style-name="WW8Dropcap4052"/>
    <style:style style:name="WW-WW8Dropcap32612" style:family="text" style:parent-style-name="WW8Dropcap4052"/>
    <style:style style:name="WW-WW8Dropcap32712" style:family="text" style:parent-style-name="WW8Dropcap4052"/>
    <style:style style:name="WW-WW8Dropcap32812" style:family="text" style:parent-style-name="WW8Dropcap4052"/>
    <style:style style:name="WW-WW8Dropcap32912" style:family="text" style:parent-style-name="WW8Dropcap4052"/>
    <style:style style:name="WW-WW8Dropcap33012" style:family="text" style:parent-style-name="WW8Dropcap4052"/>
    <style:style style:name="WW-WW8Dropcap33112" style:family="text" style:parent-style-name="WW8Dropcap4052"/>
    <style:style style:name="WW-WW8Dropcap33212" style:family="text" style:parent-style-name="WW8Dropcap4052"/>
    <style:style style:name="WW-WW8Dropcap33312" style:family="text" style:parent-style-name="WW8Dropcap4052"/>
    <style:style style:name="WW-WW8Dropcap33412" style:family="text" style:parent-style-name="WW8Dropcap4052"/>
    <style:style style:name="WW-WW8Dropcap33512" style:family="text" style:parent-style-name="WW8Dropcap4052"/>
    <style:style style:name="WW-WW8Dropcap33612" style:family="text" style:parent-style-name="WW8Dropcap4052"/>
    <style:style style:name="WW-WW8Dropcap33712" style:family="text" style:parent-style-name="WW8Dropcap4052"/>
    <style:style style:name="WW-WW8Dropcap33812" style:family="text" style:parent-style-name="WW8Dropcap4052"/>
    <style:style style:name="WW-WW8Dropcap33912" style:family="text" style:parent-style-name="WW8Dropcap4052"/>
    <style:style style:name="WW-WW8Dropcap34012" style:family="text" style:parent-style-name="WW8Dropcap4052"/>
    <style:style style:name="WW-WW8Dropcap34112" style:family="text" style:parent-style-name="WW8Dropcap4052"/>
    <style:style style:name="WW-WW8Dropcap34212" style:family="text" style:parent-style-name="WW8Dropcap4052"/>
    <style:style style:name="WW-WW8Dropcap34312" style:family="text" style:parent-style-name="WW8Dropcap4052"/>
    <style:style style:name="WW-WW8Dropcap34412" style:family="text" style:parent-style-name="WW8Dropcap4052"/>
    <style:style style:name="WW-WW8Dropcap34512" style:family="text" style:parent-style-name="WW8Dropcap4052"/>
    <style:style style:name="WW-WW8Dropcap34612" style:family="text" style:parent-style-name="WW8Dropcap4052"/>
    <style:style style:name="WW-WW8Dropcap34712" style:family="text" style:parent-style-name="WW8Dropcap4052"/>
    <style:style style:name="WW-WW8Dropcap34812" style:family="text" style:parent-style-name="WW8Dropcap4052"/>
    <style:style style:name="WW-WW8Dropcap34912" style:family="text" style:parent-style-name="WW8Dropcap4052"/>
    <style:style style:name="WW-WW8Dropcap35012" style:family="text" style:parent-style-name="WW8Dropcap4052"/>
    <style:style style:name="WW-WW8Dropcap35112" style:family="text" style:parent-style-name="WW8Dropcap4052"/>
    <style:style style:name="WW-WW8Dropcap35212" style:family="text" style:parent-style-name="WW8Dropcap4052"/>
    <style:style style:name="WW-WW8Dropcap35312" style:family="text" style:parent-style-name="WW8Dropcap4052"/>
    <style:style style:name="WW-WW8Dropcap35412" style:family="text" style:parent-style-name="WW8Dropcap4052"/>
    <style:style style:name="WW-WW8Dropcap35512" style:family="text" style:parent-style-name="WW8Dropcap4052"/>
    <style:style style:name="WW-WW8Dropcap35612" style:family="text" style:parent-style-name="WW8Dropcap4052"/>
    <style:style style:name="WW-WW8Dropcap35712" style:family="text" style:parent-style-name="WW8Dropcap4052"/>
    <style:style style:name="WW-WW8Dropcap35812" style:family="text" style:parent-style-name="WW8Dropcap4052"/>
    <style:style style:name="WW-WW8Dropcap35912" style:family="text" style:parent-style-name="WW8Dropcap4052"/>
    <style:style style:name="WW-WW8Dropcap36012" style:family="text" style:parent-style-name="WW8Dropcap4052"/>
    <style:style style:name="WW-WW8Dropcap36112" style:family="text" style:parent-style-name="WW8Dropcap4052"/>
    <style:style style:name="WW-WW8Dropcap36212" style:family="text" style:parent-style-name="WW8Dropcap4052"/>
    <style:style style:name="WW-WW8Dropcap36312" style:family="text" style:parent-style-name="WW8Dropcap4052"/>
    <style:style style:name="WW-WW8Dropcap36412" style:family="text" style:parent-style-name="WW8Dropcap4052"/>
    <style:style style:name="WW-WW8Dropcap36512" style:family="text" style:parent-style-name="WW8Dropcap4052"/>
    <style:style style:name="WW-WW8Dropcap36612" style:family="text" style:parent-style-name="WW8Dropcap4052"/>
    <style:style style:name="WW-WW8Dropcap36712" style:family="text" style:parent-style-name="WW8Dropcap4052"/>
    <style:style style:name="WW-WW8Dropcap36812" style:family="text" style:parent-style-name="WW8Dropcap4052"/>
    <style:style style:name="WW-WW8Dropcap36912" style:family="text" style:parent-style-name="WW8Dropcap4052"/>
    <style:style style:name="WW-WW8Dropcap37012" style:family="text" style:parent-style-name="WW8Dropcap4052"/>
    <style:style style:name="WW-WW8Dropcap37112" style:family="text" style:parent-style-name="WW8Dropcap4052"/>
    <style:style style:name="WW-WW8Dropcap37212" style:family="text" style:parent-style-name="WW8Dropcap4052"/>
    <style:style style:name="WW-WW8Dropcap37312" style:family="text" style:parent-style-name="WW8Dropcap4052"/>
    <style:style style:name="WW-WW8Dropcap37412" style:family="text" style:parent-style-name="WW8Dropcap4052"/>
    <style:style style:name="WW-WW8Dropcap37512" style:family="text" style:parent-style-name="WW8Dropcap4052"/>
    <style:style style:name="WW-WW8Dropcap37612" style:family="text" style:parent-style-name="WW8Dropcap4052"/>
    <style:style style:name="WW-WW8Dropcap37712" style:family="text" style:parent-style-name="WW8Dropcap4052"/>
    <style:style style:name="WW-WW8Dropcap37812" style:family="text" style:parent-style-name="WW8Dropcap4052"/>
    <style:style style:name="WW-WW8Dropcap37912" style:family="text" style:parent-style-name="WW8Dropcap4052"/>
    <style:style style:name="WW-WW8Dropcap38012" style:family="text" style:parent-style-name="WW8Dropcap4052"/>
    <style:style style:name="WW-WW8Dropcap38112" style:family="text" style:parent-style-name="WW8Dropcap4052"/>
    <style:style style:name="WW-WW8Dropcap38212" style:family="text" style:parent-style-name="WW8Dropcap4052"/>
    <style:style style:name="WW-WW8Dropcap38312" style:family="text" style:parent-style-name="WW8Dropcap4052"/>
    <style:style style:name="WW-WW8Dropcap38412" style:family="text" style:parent-style-name="WW8Dropcap4052"/>
    <style:style style:name="WW-WW8Dropcap38512" style:family="text" style:parent-style-name="WW8Dropcap4052"/>
    <style:style style:name="WW-WW8Dropcap38612" style:family="text" style:parent-style-name="WW8Dropcap4052"/>
    <style:style style:name="WW-WW8Dropcap38712" style:family="text" style:parent-style-name="WW8Dropcap4052"/>
    <style:style style:name="WW-WW8Dropcap38812" style:family="text" style:parent-style-name="WW8Dropcap4052"/>
    <style:style style:name="WW-WW8Dropcap38912" style:family="text" style:parent-style-name="WW8Dropcap4052"/>
    <style:style style:name="WW-WW8Dropcap39012" style:family="text" style:parent-style-name="WW8Dropcap4052"/>
    <style:style style:name="WW-WW8Dropcap39112" style:family="text" style:parent-style-name="WW8Dropcap4052"/>
    <style:style style:name="WW-WW8Dropcap39212" style:family="text" style:parent-style-name="WW8Dropcap4052"/>
    <style:style style:name="WW-WW8Dropcap39312" style:family="text" style:parent-style-name="WW8Dropcap4052"/>
    <style:style style:name="WW-WW8Dropcap39412" style:family="text" style:parent-style-name="WW8Dropcap4052"/>
    <style:style style:name="WW-WW8Dropcap39512" style:family="text" style:parent-style-name="WW8Dropcap4052"/>
    <style:style style:name="WW-WW8Dropcap39612" style:family="text" style:parent-style-name="WW8Dropcap4052"/>
    <style:style style:name="WW-WW8Dropcap39712" style:family="text" style:parent-style-name="WW8Dropcap4052"/>
    <style:style style:name="WW-WW8Dropcap39812" style:family="text" style:parent-style-name="WW8Dropcap4052"/>
    <style:style style:name="WW-WW8Dropcap3991" style:family="text" style:parent-style-name="WW8Dropcap4052"/>
    <style:style style:name="WW-WW8Dropcap4001" style:family="text" style:parent-style-name="WW8Dropcap4052"/>
    <style:style style:name="WW-WW8Dropcap4011" style:family="text" style:parent-style-name="WW8Dropcap4052"/>
    <style:style style:name="WW-WW8Dropcap4021" style:family="text" style:parent-style-name="WW8Dropcap4052"/>
    <style:style style:name="WW-WW8Dropcap4031" style:family="text" style:parent-style-name="WW8Dropcap4052"/>
    <style:style style:name="WW-WW8Dropcap4041" style:family="text" style:parent-style-name="WW8Dropcap4052"/>
    <style:style style:name="WW-WW8Dropcap4051" style:family="text" style:parent-style-name="WW8Dropcap4052"/>
    <style:style style:name="WW-WW8Dropcap4061" style:family="text" style:parent-style-name="WW8Dropcap4052"/>
    <style:style style:name="WW-WW8Dropcap4071" style:family="text" style:parent-style-name="WW8Dropcap4052"/>
    <style:style style:name="WW-WW8Dropcap4081" style:family="text" style:parent-style-name="WW8Dropcap4052"/>
    <style:style style:name="WW-WW8Dropcap4091" style:family="text" style:parent-style-name="WW8Dropcap4052"/>
    <style:style style:name="WW-WW8Dropcap4101" style:family="text" style:parent-style-name="WW8Dropcap4052"/>
    <style:style style:name="WW-WW8Dropcap4111" style:family="text" style:parent-style-name="WW8Dropcap4052"/>
    <style:style style:name="WW-WW8Dropcap4121" style:family="text" style:parent-style-name="WW8Dropcap4052"/>
    <style:style style:name="WW-WW8Dropcap4131" style:family="text" style:parent-style-name="WW8Dropcap4052"/>
    <style:style style:name="WW-WW8Dropcap4141" style:family="text" style:parent-style-name="WW8Dropcap4052"/>
    <style:style style:name="WW-WW8Dropcap4151" style:family="text" style:parent-style-name="WW8Dropcap4052"/>
    <style:style style:name="WW-WW8Dropcap4161" style:family="text" style:parent-style-name="WW8Dropcap4052"/>
    <style:style style:name="WW-WW8Dropcap4171" style:family="text" style:parent-style-name="WW8Dropcap4052"/>
    <style:style style:name="WW-WW8Dropcap4181" style:family="text" style:parent-style-name="WW8Dropcap4052"/>
    <style:style style:name="WW-WW8Dropcap4191" style:family="text" style:parent-style-name="WW8Dropcap4052"/>
    <style:style style:name="WW-WW8Dropcap4201" style:family="text" style:parent-style-name="WW8Dropcap4052"/>
    <style:style style:name="WW-WW8Dropcap4211" style:family="text" style:parent-style-name="WW8Dropcap4052"/>
    <style:style style:name="WW-WW8Dropcap4221" style:family="text" style:parent-style-name="WW8Dropcap4052"/>
    <style:style style:name="WW-WW8Dropcap4231" style:family="text" style:parent-style-name="WW8Dropcap4052"/>
    <style:style style:name="WW-WW8Dropcap4241" style:family="text" style:parent-style-name="WW8Dropcap4052"/>
    <style:style style:name="WW-WW8Dropcap4251" style:family="text" style:parent-style-name="WW8Dropcap4052"/>
    <style:style style:name="WW-WW8Dropcap4261" style:family="text" style:parent-style-name="WW8Dropcap4052"/>
    <style:style style:name="WW-WW8Dropcap4271" style:family="text" style:parent-style-name="WW8Dropcap4052"/>
    <style:style style:name="WW-WW8Dropcap4281" style:family="text" style:parent-style-name="WW8Dropcap4052"/>
    <style:style style:name="WW-WW8Dropcap4291" style:family="text" style:parent-style-name="WW8Dropcap4052"/>
    <style:style style:name="WW-WW8Dropcap4301" style:family="text" style:parent-style-name="WW8Dropcap4052"/>
    <style:style style:name="WW-WW8Dropcap4311" style:family="text" style:parent-style-name="WW8Dropcap4052"/>
    <style:style style:name="WW-WW8Dropcap4321" style:family="text" style:parent-style-name="WW8Dropcap4052"/>
    <style:style style:name="WW-WW8Dropcap4331" style:family="text" style:parent-style-name="WW8Dropcap4052"/>
    <style:style style:name="WW-WW8Dropcap4341" style:family="text" style:parent-style-name="WW8Dropcap4052"/>
    <style:style style:name="WW-WW8Dropcap4351" style:family="text" style:parent-style-name="WW8Dropcap4052"/>
    <style:style style:name="WW-WW8Dropcap4361" style:family="text" style:parent-style-name="WW8Dropcap4052"/>
    <style:style style:name="WW-WW8Dropcap4371" style:family="text" style:parent-style-name="WW8Dropcap4052"/>
    <style:style style:name="WW-WW8Dropcap4381" style:family="text" style:parent-style-name="WW8Dropcap4052"/>
    <style:style style:name="WW-WW8Dropcap4391" style:family="text" style:parent-style-name="WW8Dropcap4052"/>
    <style:style style:name="WW-WW8Dropcap4401" style:family="text" style:parent-style-name="WW8Dropcap4052"/>
    <style:style style:name="WW-WW8Dropcap4411" style:family="text" style:parent-style-name="WW8Dropcap4052"/>
    <style:style style:name="WW-WW8Dropcap4421" style:family="text" style:parent-style-name="WW8Dropcap4052"/>
    <style:style style:name="WW-WW8Dropcap4431" style:family="text" style:parent-style-name="WW8Dropcap4052"/>
    <style:style style:name="WW-WW8Dropcap4441" style:family="text" style:parent-style-name="WW8Dropcap4052"/>
    <style:style style:name="WW-WW8Dropcap4451" style:family="text" style:parent-style-name="WW8Dropcap4052"/>
    <style:style style:name="WW-WW8Dropcap4461" style:family="text" style:parent-style-name="WW8Dropcap4052"/>
    <style:style style:name="WW-WW8Dropcap4471" style:family="text" style:parent-style-name="WW8Dropcap4052"/>
    <style:style style:name="WW-WW8Dropcap4481" style:family="text" style:parent-style-name="WW8Dropcap4052"/>
    <style:style style:name="WW-WW8Dropcap4491" style:family="text" style:parent-style-name="WW8Dropcap4052"/>
    <style:style style:name="WW-WW8Dropcap4501" style:family="text" style:parent-style-name="WW8Dropcap4052"/>
    <style:style style:name="WW-WW8Dropcap4511" style:family="text" style:parent-style-name="WW8Dropcap4052"/>
    <style:style style:name="WW-WW8Dropcap4521" style:family="text" style:parent-style-name="WW8Dropcap4052"/>
    <style:style style:name="WW-WW8Dropcap4531" style:family="text" style:parent-style-name="WW8Dropcap4052"/>
    <style:style style:name="WW-WW8Dropcap4541" style:family="text" style:parent-style-name="WW8Dropcap4052"/>
    <style:style style:name="WW-WW8Dropcap4551" style:family="text" style:parent-style-name="WW8Dropcap4052"/>
    <style:style style:name="WW-WW8Dropcap4561" style:family="text" style:parent-style-name="WW8Dropcap4052"/>
    <style:style style:name="WW-WW8Dropcap4571" style:family="text" style:parent-style-name="WW8Dropcap4052"/>
    <style:style style:name="WW-WW8Dropcap4581" style:family="text" style:parent-style-name="WW8Dropcap4052"/>
    <style:style style:name="WW-WW8Dropcap4591" style:family="text" style:parent-style-name="WW8Dropcap4052"/>
    <style:style style:name="WW-WW8Dropcap4601" style:family="text" style:parent-style-name="WW8Dropcap4052"/>
    <style:style style:name="WW-WW8Dropcap4611" style:family="text" style:parent-style-name="WW8Dropcap4052"/>
    <style:style style:name="WW-WW8Dropcap4621" style:family="text" style:parent-style-name="WW8Dropcap4052"/>
    <style:style style:name="WW-WW8Dropcap4631" style:family="text" style:parent-style-name="WW8Dropcap4052"/>
    <style:style style:name="WW-WW8Dropcap4641" style:family="text" style:parent-style-name="WW8Dropcap4052"/>
    <style:style style:name="WW-WW8Dropcap4651" style:family="text" style:parent-style-name="WW8Dropcap4052"/>
    <style:style style:name="WW-WW8Dropcap4661" style:family="text" style:parent-style-name="WW8Dropcap4052"/>
    <style:style style:name="WW-WW8Dropcap4671" style:family="text" style:parent-style-name="WW8Dropcap4052"/>
    <style:style style:name="WW-WW8Dropcap4681" style:family="text" style:parent-style-name="WW8Dropcap4052"/>
    <style:style style:name="WW-WW8Dropcap4691" style:family="text" style:parent-style-name="WW8Dropcap4052"/>
    <style:style style:name="WW-WW8Dropcap4701" style:family="text" style:parent-style-name="WW8Dropcap4052"/>
    <style:style style:name="WW-WW8Dropcap4711" style:family="text" style:parent-style-name="WW8Dropcap4052"/>
    <style:style style:name="WW-WW8Dropcap4721" style:family="text" style:parent-style-name="WW8Dropcap4052"/>
    <style:style style:name="WW-WW8Dropcap4731" style:family="text" style:parent-style-name="WW8Dropcap4052"/>
    <style:style style:name="WW-WW8Dropcap4741" style:family="text" style:parent-style-name="WW8Dropcap4052"/>
    <style:style style:name="WW-WW8Dropcap4751" style:family="text" style:parent-style-name="WW8Dropcap4052"/>
    <style:style style:name="WW-WW8Dropcap4761" style:family="text" style:parent-style-name="WW8Dropcap4052"/>
    <style:style style:name="WW-WW8Dropcap4771" style:family="text" style:parent-style-name="WW8Dropcap4052"/>
    <style:style style:name="WW-WW8Dropcap4781" style:family="text" style:parent-style-name="WW8Dropcap4052"/>
    <style:style style:name="WW-WW8Dropcap4791" style:family="text" style:parent-style-name="WW8Dropcap4052"/>
    <style:style style:name="WW-WW8Dropcap4801" style:family="text" style:parent-style-name="WW8Dropcap4052"/>
    <style:style style:name="WW-WW8Dropcap4811" style:family="text" style:parent-style-name="WW8Dropcap4052"/>
    <style:style style:name="WW-WW8Dropcap4821" style:family="text" style:parent-style-name="WW8Dropcap4052"/>
    <style:style style:name="WW-WW8Dropcap4831" style:family="text" style:parent-style-name="WW8Dropcap4052"/>
    <style:style style:name="WW-WW8Dropcap4841" style:family="text" style:parent-style-name="WW8Dropcap4052"/>
    <style:style style:name="WW-WW8Dropcap4851" style:family="text" style:parent-style-name="WW8Dropcap4052"/>
    <style:style style:name="WW-WW8Dropcap4861" style:family="text" style:parent-style-name="WW8Dropcap4052"/>
    <style:style style:name="WW-WW8Dropcap4871" style:family="text" style:parent-style-name="WW8Dropcap4052"/>
    <style:style style:name="WW-WW8Dropcap4881" style:family="text" style:parent-style-name="WW8Dropcap4052"/>
    <style:style style:name="WW-WW8Dropcap4891" style:family="text" style:parent-style-name="WW8Dropcap4052"/>
    <style:style style:name="WW-WW8Dropcap4901" style:family="text" style:parent-style-name="WW8Dropcap4052"/>
    <style:style style:name="WW-WW8Dropcap4911" style:family="text" style:parent-style-name="WW8Dropcap4052"/>
    <style:style style:name="WW-WW8Dropcap4921" style:family="text" style:parent-style-name="WW8Dropcap4052"/>
    <style:style style:name="WW-WW8Dropcap4931" style:family="text" style:parent-style-name="WW8Dropcap4052"/>
    <style:style style:name="WW-WW8Dropcap4941" style:family="text" style:parent-style-name="WW8Dropcap4052"/>
    <style:style style:name="WW-WW8Dropcap4951" style:family="text" style:parent-style-name="WW8Dropcap4052"/>
    <style:style style:name="WW-WW8Dropcap4961" style:family="text" style:parent-style-name="WW8Dropcap4052"/>
    <style:style style:name="WW-WW8Dropcap4971" style:family="text" style:parent-style-name="WW8Dropcap4052"/>
    <style:style style:name="WW-WW8Dropcap4981" style:family="text" style:parent-style-name="WW8Dropcap4052"/>
    <style:style style:name="WW-WW8Dropcap4991" style:family="text" style:parent-style-name="WW8Dropcap4052"/>
    <style:style style:name="WW-WW8Dropcap5001" style:family="text" style:parent-style-name="WW8Dropcap4052"/>
    <style:style style:name="WW-WW8Dropcap5011" style:family="text" style:parent-style-name="WW8Dropcap4052"/>
    <style:style style:name="WW-WW8Dropcap5021" style:family="text" style:parent-style-name="WW8Dropcap4052"/>
    <style:style style:name="WW-WW8Dropcap5031" style:family="text" style:parent-style-name="WW8Dropcap4052"/>
    <style:style style:name="WW-WW8Dropcap5041" style:family="text" style:parent-style-name="WW8Dropcap4052"/>
    <style:style style:name="WW-WW8Dropcap5051" style:family="text" style:parent-style-name="WW8Dropcap4052"/>
    <style:style style:name="WW-WW8Dropcap5061" style:family="text" style:parent-style-name="WW8Dropcap4052"/>
    <style:style style:name="WW-WW8Dropcap5071" style:family="text" style:parent-style-name="WW8Dropcap4052"/>
    <style:style style:name="WW-WW8Dropcap5081" style:family="text" style:parent-style-name="WW8Dropcap4052"/>
    <style:style style:name="WW-WW8Dropcap5091" style:family="text" style:parent-style-name="WW8Dropcap4052"/>
    <style:style style:name="WW-WW8Dropcap5101" style:family="text" style:parent-style-name="WW8Dropcap4052"/>
    <style:style style:name="WW-WW8Dropcap5111" style:family="text" style:parent-style-name="WW8Dropcap4052"/>
    <style:style style:name="WW-WW8Dropcap5121" style:family="text" style:parent-style-name="WW8Dropcap4052"/>
    <style:style style:name="WW-WW8Dropcap5131" style:family="text" style:parent-style-name="WW8Dropcap4052"/>
    <style:style style:name="WW-WW8Dropcap5141" style:family="text" style:parent-style-name="WW8Dropcap4052"/>
    <style:style style:name="WW-WW8Dropcap5151" style:family="text" style:parent-style-name="WW8Dropcap4052"/>
    <style:style style:name="WW-WW8Dropcap5161" style:family="text" style:parent-style-name="WW8Dropcap4052"/>
    <style:style style:name="WW-WW8Dropcap5171" style:family="text" style:parent-style-name="WW8Dropcap4052"/>
    <style:style style:name="WW-WW8Dropcap5181" style:family="text" style:parent-style-name="WW8Dropcap4052"/>
    <style:style style:name="WW-WW8Dropcap5191" style:family="text" style:parent-style-name="WW8Dropcap4052"/>
    <style:style style:name="WW-WW8Dropcap5201" style:family="text" style:parent-style-name="WW8Dropcap4052"/>
    <style:style style:name="WW-WW8Dropcap5211" style:family="text" style:parent-style-name="WW8Dropcap4052"/>
    <style:style style:name="WW-WW8Dropcap5221" style:family="text" style:parent-style-name="WW8Dropcap4052"/>
    <style:style style:name="WW-WW8Dropcap5231" style:family="text" style:parent-style-name="WW8Dropcap4052"/>
    <style:style style:name="WW-WW8Dropcap5241" style:family="text" style:parent-style-name="WW8Dropcap4052"/>
    <style:style style:name="WW-WW8Dropcap5251" style:family="text" style:parent-style-name="WW8Dropcap4052"/>
    <style:style style:name="WW-WW8Dropcap5261" style:family="text" style:parent-style-name="WW8Dropcap4052"/>
    <style:style style:name="WW-WW8Dropcap5271" style:family="text" style:parent-style-name="WW8Dropcap4052"/>
    <style:style style:name="WW-WW8Dropcap5281" style:family="text" style:parent-style-name="WW8Dropcap4052"/>
    <style:style style:name="WW-WW8Dropcap5291" style:family="text" style:parent-style-name="WW8Dropcap4052"/>
    <style:style style:name="WW-WW8Dropcap5301" style:family="text" style:parent-style-name="WW8Dropcap4052"/>
    <style:style style:name="WW-WW8Dropcap5311" style:family="text" style:parent-style-name="WW8Dropcap4052"/>
    <style:style style:name="WW-WW8Dropcap5321" style:family="text" style:parent-style-name="WW8Dropcap4052"/>
    <style:style style:name="WW-WW8Dropcap5331" style:family="text" style:parent-style-name="WW8Dropcap4052"/>
    <style:style style:name="WW-WW8Dropcap5341" style:family="text" style:parent-style-name="WW8Dropcap4052"/>
    <style:style style:name="WW-WW8Dropcap5351" style:family="text" style:parent-style-name="WW8Dropcap4052"/>
    <style:style style:name="WW-WW8Dropcap5361" style:family="text" style:parent-style-name="WW8Dropcap4052"/>
    <style:style style:name="WW-WW8Dropcap5371" style:family="text" style:parent-style-name="WW8Dropcap4052"/>
    <style:style style:name="WW-WW8Dropcap5381" style:family="text" style:parent-style-name="WW8Dropcap4052"/>
    <style:style style:name="WW-WW8Dropcap5391" style:family="text" style:parent-style-name="WW8Dropcap4052"/>
    <style:style style:name="WW-WW8Dropcap5401" style:family="text" style:parent-style-name="WW8Dropcap4052"/>
    <style:style style:name="WW-WW8Dropcap5411" style:family="text" style:parent-style-name="WW8Dropcap4052"/>
    <style:style style:name="WW-WW8Dropcap5421" style:family="text" style:parent-style-name="WW8Dropcap4052"/>
    <style:style style:name="WW-WW8Dropcap5431" style:family="text" style:parent-style-name="WW8Dropcap4052"/>
    <style:style style:name="WW-WW8Dropcap5441" style:family="text" style:parent-style-name="WW8Dropcap4052"/>
    <style:style style:name="WW-WW8Dropcap5451" style:family="text" style:parent-style-name="WW8Dropcap4052"/>
    <style:style style:name="WW-WW8Dropcap5461" style:family="text" style:parent-style-name="WW8Dropcap4052"/>
    <style:style style:name="WW-WW8Dropcap5471" style:family="text" style:parent-style-name="WW8Dropcap4052"/>
    <style:style style:name="WW-WW8Dropcap5481" style:family="text" style:parent-style-name="WW8Dropcap4052"/>
    <style:style style:name="WW-WW8Dropcap5491" style:family="text" style:parent-style-name="WW8Dropcap4052"/>
    <style:style style:name="WW-WW8Dropcap5501" style:family="text" style:parent-style-name="WW8Dropcap4052"/>
    <style:style style:name="WW-WW8Dropcap5511" style:family="text" style:parent-style-name="WW8Dropcap4052"/>
    <style:style style:name="WW-WW8Dropcap5521" style:family="text" style:parent-style-name="WW8Dropcap4052"/>
    <style:style style:name="WW-WW8Dropcap5531" style:family="text" style:parent-style-name="WW8Dropcap4052"/>
    <style:style style:name="WW-WW8Dropcap5541" style:family="text" style:parent-style-name="WW8Dropcap4052"/>
    <style:style style:name="WW-WW8Dropcap5551" style:family="text" style:parent-style-name="WW8Dropcap4052"/>
    <style:style style:name="WW-WW8Dropcap5561" style:family="text" style:parent-style-name="WW8Dropcap4052"/>
    <style:style style:name="WW-WW8Dropcap5571" style:family="text" style:parent-style-name="WW8Dropcap4052"/>
    <style:style style:name="WW-WW8Dropcap5581" style:family="text" style:parent-style-name="WW8Dropcap4052"/>
    <style:style style:name="WW-WW8Dropcap5591" style:family="text" style:parent-style-name="WW8Dropcap4052"/>
    <style:style style:name="WW-WW8Dropcap5601" style:family="text" style:parent-style-name="WW8Dropcap4052"/>
    <style:style style:name="WW-WW8Dropcap5611" style:family="text" style:parent-style-name="WW8Dropcap4052"/>
    <style:style style:name="WW-WW8Dropcap5621" style:family="text" style:parent-style-name="WW8Dropcap4052"/>
    <style:style style:name="WW-WW8Dropcap5631" style:family="text" style:parent-style-name="WW8Dropcap4052"/>
    <style:style style:name="WW-WW8Dropcap5641" style:family="text" style:parent-style-name="WW8Dropcap4052"/>
    <style:style style:name="WW-WW8Dropcap5651" style:family="text" style:parent-style-name="WW8Dropcap4052"/>
    <style:style style:name="WW-WW8Dropcap5661" style:family="text" style:parent-style-name="WW8Dropcap4052"/>
    <style:style style:name="WW-WW8Dropcap5671" style:family="text" style:parent-style-name="WW8Dropcap4052"/>
    <style:style style:name="WW-WW8Dropcap5681" style:family="text" style:parent-style-name="WW8Dropcap4052"/>
    <style:style style:name="WW-WW8Dropcap5691" style:family="text" style:parent-style-name="WW8Dropcap4052"/>
    <style:style style:name="WW-WW8Dropcap5701" style:family="text" style:parent-style-name="WW8Dropcap4052"/>
    <style:style style:name="WW-WW8Dropcap5711" style:family="text" style:parent-style-name="WW8Dropcap4052"/>
    <style:style style:name="WW-WW8Dropcap5721" style:family="text" style:parent-style-name="WW8Dropcap4052"/>
    <style:style style:name="WW-WW8Dropcap5731" style:family="text" style:parent-style-name="WW8Dropcap4052"/>
    <style:style style:name="WW-WW8Dropcap5741" style:family="text" style:parent-style-name="WW8Dropcap4052"/>
    <style:style style:name="WW-WW8Dropcap5751" style:family="text" style:parent-style-name="WW8Dropcap4052"/>
    <style:style style:name="WW-WW8Dropcap5761" style:family="text" style:parent-style-name="WW8Dropcap4052"/>
    <style:style style:name="WW-WW8Dropcap5771" style:family="text" style:parent-style-name="WW8Dropcap4052"/>
    <style:style style:name="WW-WW8Dropcap5781" style:family="text" style:parent-style-name="WW8Dropcap4052"/>
    <style:style style:name="WW-WW8Dropcap5791" style:family="text" style:parent-style-name="WW8Dropcap4052"/>
    <style:style style:name="WW-WW8Dropcap5801" style:family="text" style:parent-style-name="WW8Dropcap4052"/>
    <style:style style:name="WW-WW8Dropcap5811" style:family="text" style:parent-style-name="WW8Dropcap4052"/>
    <style:style style:name="WW-WW8Dropcap5821" style:family="text" style:parent-style-name="WW8Dropcap4052"/>
    <style:style style:name="WW-WW8Dropcap5831" style:family="text" style:parent-style-name="WW8Dropcap4052"/>
    <style:style style:name="WW-WW8Dropcap5841" style:family="text" style:parent-style-name="WW8Dropcap4052"/>
    <style:style style:name="WW-WW8Dropcap5851" style:family="text" style:parent-style-name="WW8Dropcap4052"/>
    <style:style style:name="WW-WW8Dropcap5861" style:family="text" style:parent-style-name="WW8Dropcap4052"/>
    <style:style style:name="WW-WW8Dropcap5871" style:family="text" style:parent-style-name="WW8Dropcap4052"/>
    <style:style style:name="WW-WW8Dropcap5881" style:family="text" style:parent-style-name="WW8Dropcap4052"/>
    <style:style style:name="WW-WW8Dropcap5891" style:family="text" style:parent-style-name="WW8Dropcap4052"/>
    <style:style style:name="WW-WW8Dropcap5901" style:family="text" style:parent-style-name="WW8Dropcap4052"/>
    <style:style style:name="WW-WW8Dropcap5911" style:family="text" style:parent-style-name="WW8Dropcap4052"/>
    <style:style style:name="WW-WW8Dropcap5921" style:family="text" style:parent-style-name="WW8Dropcap4052"/>
    <style:style style:name="WW-WW8Dropcap5931" style:family="text" style:parent-style-name="WW8Dropcap4052"/>
    <style:style style:name="WW-WW8Dropcap5941" style:family="text" style:parent-style-name="WW8Dropcap4052"/>
    <style:style style:name="WW-WW8Dropcap5951" style:family="text" style:parent-style-name="WW8Dropcap4052"/>
    <style:style style:name="WW-WW8Dropcap5961" style:family="text" style:parent-style-name="WW8Dropcap4052"/>
    <style:style style:name="WW-WW8Dropcap5971" style:family="text" style:parent-style-name="WW8Dropcap4052"/>
    <style:style style:name="WW-WW8Dropcap5981" style:family="text" style:parent-style-name="WW8Dropcap4052"/>
    <style:style style:name="WW-WW8Dropcap5991" style:family="text" style:parent-style-name="WW8Dropcap4052"/>
    <style:style style:name="WW-WW8Dropcap6001" style:family="text" style:parent-style-name="WW8Dropcap4052"/>
    <style:style style:name="WW-WW8Dropcap6011" style:family="text" style:parent-style-name="WW8Dropcap4052"/>
    <style:style style:name="WW-WW8Dropcap6021" style:family="text" style:parent-style-name="WW8Dropcap4052"/>
    <style:style style:name="WW-WW8Dropcap6031" style:family="text" style:parent-style-name="WW8Dropcap4052"/>
    <style:style style:name="WW-WW8Dropcap6041" style:family="text" style:parent-style-name="WW8Dropcap4052"/>
    <style:style style:name="WW-WW8Dropcap6051" style:family="text" style:parent-style-name="WW8Dropcap4052"/>
    <style:style style:name="WW-WW8Dropcap6061" style:family="text" style:parent-style-name="WW8Dropcap4052"/>
    <style:style style:name="WW-WW8Dropcap6071" style:family="text" style:parent-style-name="WW8Dropcap4052"/>
    <style:style style:name="WW-WW8Dropcap6081" style:family="text" style:parent-style-name="WW8Dropcap4052"/>
    <style:style style:name="WW-WW8Dropcap6091" style:family="text" style:parent-style-name="WW8Dropcap4052"/>
    <style:style style:name="WW-WW8Dropcap6101" style:family="text" style:parent-style-name="WW8Dropcap4052"/>
    <style:style style:name="WW-WW8Dropcap6111" style:family="text" style:parent-style-name="WW8Dropcap4052"/>
    <style:style style:name="WW-WW8Dropcap6121" style:family="text" style:parent-style-name="WW8Dropcap4052"/>
    <style:style style:name="WW-WW8Dropcap6131" style:family="text" style:parent-style-name="WW8Dropcap4052"/>
    <style:style style:name="WW-WW8Dropcap6141" style:family="text" style:parent-style-name="WW8Dropcap4052"/>
    <style:style style:name="WW-WW8Dropcap6151" style:family="text" style:parent-style-name="WW8Dropcap4052"/>
    <style:style style:name="WW-WW8Dropcap6161" style:family="text" style:parent-style-name="WW8Dropcap4052"/>
    <style:style style:name="WW-WW8Dropcap6171" style:family="text" style:parent-style-name="WW8Dropcap4052"/>
    <style:style style:name="WW-WW8Dropcap6181" style:family="text" style:parent-style-name="WW8Dropcap4052"/>
    <style:style style:name="WW-WW8Dropcap6191" style:family="text" style:parent-style-name="WW8Dropcap4052"/>
    <style:style style:name="WW-WW8Dropcap6201" style:family="text" style:parent-style-name="WW8Dropcap4052"/>
    <style:style style:name="WW-WW8Dropcap6211" style:family="text" style:parent-style-name="WW8Dropcap4052"/>
    <style:style style:name="WW-WW8Dropcap6221" style:family="text" style:parent-style-name="WW8Dropcap4052"/>
    <style:style style:name="WW-WW8Dropcap6231" style:family="text" style:parent-style-name="WW8Dropcap4052"/>
    <style:style style:name="WW-WW8Dropcap6241" style:family="text" style:parent-style-name="WW8Dropcap4052"/>
    <style:style style:name="WW-WW8Dropcap6251" style:family="text" style:parent-style-name="WW8Dropcap4052"/>
    <style:style style:name="WW-WW8Dropcap6261" style:family="text" style:parent-style-name="WW8Dropcap4052"/>
    <style:style style:name="WW-WW8Dropcap6271" style:family="text" style:parent-style-name="WW8Dropcap4052"/>
    <style:style style:name="WW-WW8Dropcap6281" style:family="text" style:parent-style-name="WW8Dropcap4052"/>
    <style:style style:name="WW-WW8Dropcap6291" style:family="text" style:parent-style-name="WW8Dropcap4052"/>
    <style:style style:name="WW-WW8Dropcap6301" style:family="text" style:parent-style-name="WW8Dropcap4052"/>
    <style:style style:name="WW-WW8Dropcap6311" style:family="text" style:parent-style-name="WW8Dropcap4052"/>
    <style:style style:name="WW-WW8Dropcap6321" style:family="text" style:parent-style-name="WW8Dropcap4052"/>
    <style:style style:name="WW-WW8Dropcap6331" style:family="text" style:parent-style-name="WW8Dropcap4052"/>
    <style:style style:name="WW-WW8Dropcap6341" style:family="text" style:parent-style-name="WW8Dropcap4052"/>
    <style:style style:name="WW-WW8Dropcap6351" style:family="text" style:parent-style-name="WW8Dropcap4052"/>
    <style:style style:name="WW-WW8Dropcap6361" style:family="text" style:parent-style-name="WW8Dropcap4052"/>
    <style:style style:name="WW-WW8Dropcap6371" style:family="text" style:parent-style-name="WW8Dropcap4052"/>
    <style:style style:name="WW-WW8Dropcap6381" style:family="text" style:parent-style-name="WW8Dropcap4052"/>
    <style:style style:name="WW-WW8Dropcap6391" style:family="text" style:parent-style-name="WW8Dropcap4052"/>
    <style:style style:name="WW-WW8Dropcap6401" style:family="text" style:parent-style-name="WW8Dropcap4052"/>
    <style:style style:name="WW-WW8Dropcap6411" style:family="text" style:parent-style-name="WW8Dropcap4052"/>
    <style:style style:name="WW-WW8Dropcap6421" style:family="text" style:parent-style-name="WW8Dropcap4052"/>
    <style:style style:name="WW-WW8Dropcap6431" style:family="text" style:parent-style-name="WW8Dropcap4052"/>
    <style:style style:name="WW-WW8Dropcap6441" style:family="text" style:parent-style-name="WW8Dropcap4052"/>
    <style:style style:name="WW-WW8Dropcap6451" style:family="text" style:parent-style-name="WW8Dropcap4052"/>
    <style:style style:name="WW-WW8Dropcap6461" style:family="text" style:parent-style-name="WW8Dropcap4052"/>
    <style:style style:name="WW-WW8Dropcap6471" style:family="text" style:parent-style-name="WW8Dropcap4052"/>
    <style:style style:name="WW-WW8Dropcap6481" style:family="text" style:parent-style-name="WW8Dropcap4052"/>
    <style:style style:name="WW-WW8Dropcap6491" style:family="text" style:parent-style-name="WW8Dropcap4052"/>
    <style:style style:name="WW-WW8Dropcap6501" style:family="text" style:parent-style-name="WW8Dropcap4052"/>
    <style:style style:name="WW-WW8Dropcap6511" style:family="text" style:parent-style-name="WW8Dropcap4052"/>
    <style:style style:name="WW-WW8Dropcap6521" style:family="text" style:parent-style-name="WW8Dropcap4052"/>
    <style:style style:name="WW-WW8Dropcap6531" style:family="text" style:parent-style-name="WW8Dropcap4052"/>
    <style:style style:name="WW-WW8Dropcap6541" style:family="text" style:parent-style-name="WW8Dropcap4052"/>
    <style:style style:name="WW-WW8Dropcap6551" style:family="text" style:parent-style-name="WW8Dropcap4052"/>
    <style:style style:name="WW-WW8Dropcap6561" style:family="text" style:parent-style-name="WW8Dropcap4052"/>
    <style:style style:name="WW-WW8Dropcap6571" style:family="text" style:parent-style-name="WW8Dropcap4052"/>
    <style:style style:name="WW-WW8Dropcap6581" style:family="text" style:parent-style-name="WW8Dropcap4052"/>
    <style:style style:name="WW-WW8Dropcap6591" style:family="text" style:parent-style-name="WW8Dropcap4052"/>
    <style:style style:name="WW-WW8Dropcap6601" style:family="text" style:parent-style-name="WW8Dropcap4052"/>
    <style:style style:name="WW-WW8Dropcap6611" style:family="text" style:parent-style-name="WW8Dropcap4052"/>
    <style:style style:name="WW-WW8Dropcap6621" style:family="text" style:parent-style-name="WW8Dropcap4052"/>
    <style:style style:name="WW-WW8Dropcap6631" style:family="text" style:parent-style-name="WW8Dropcap4052"/>
    <style:style style:name="WW-WW8Dropcap6641" style:family="text" style:parent-style-name="WW8Dropcap4052"/>
    <style:style style:name="WW-WW8Dropcap6651" style:family="text" style:parent-style-name="WW8Dropcap4052"/>
    <style:style style:name="WW-WW8Dropcap6661" style:family="text" style:parent-style-name="WW8Dropcap4052"/>
    <style:style style:name="WW-WW8Dropcap6671" style:family="text" style:parent-style-name="WW8Dropcap4052"/>
    <style:style style:name="WW-WW8Dropcap6681" style:family="text" style:parent-style-name="WW8Dropcap4052"/>
    <style:style style:name="WW-WW8Dropcap6691" style:family="text" style:parent-style-name="WW8Dropcap4052"/>
    <style:style style:name="WW-WW8Dropcap6701" style:family="text" style:parent-style-name="WW8Dropcap4052"/>
    <style:style style:name="WW-WW8Dropcap6711" style:family="text" style:parent-style-name="WW8Dropcap4052"/>
    <style:style style:name="WW-WW8Dropcap6721" style:family="text" style:parent-style-name="WW8Dropcap4052"/>
    <style:style style:name="WW-WW8Dropcap6731" style:family="text" style:parent-style-name="WW8Dropcap4052"/>
    <style:style style:name="WW-WW8Dropcap6741" style:family="text" style:parent-style-name="WW8Dropcap4052"/>
    <style:style style:name="WW-WW8Dropcap6751" style:family="text" style:parent-style-name="WW8Dropcap4052"/>
    <style:style style:name="WW-WW8Dropcap6761" style:family="text" style:parent-style-name="WW8Dropcap4052"/>
    <style:style style:name="WW-WW8Dropcap6771" style:family="text" style:parent-style-name="WW8Dropcap4052"/>
    <style:style style:name="WW-WW8Dropcap6781" style:family="text" style:parent-style-name="WW8Dropcap4052"/>
    <style:style style:name="WW-WW8Dropcap6791" style:family="text" style:parent-style-name="WW8Dropcap4052"/>
    <style:style style:name="WW-WW8Dropcap6801" style:family="text" style:parent-style-name="WW8Dropcap4052"/>
    <style:style style:name="WW-WW8Dropcap6811" style:family="text" style:parent-style-name="WW8Dropcap4052"/>
    <style:style style:name="WW-WW8Dropcap6821" style:family="text" style:parent-style-name="WW8Dropcap4052"/>
    <style:style style:name="WW-WW8Dropcap6831" style:family="text" style:parent-style-name="WW8Dropcap4052"/>
    <style:style style:name="WW-WW8Dropcap6841" style:family="text" style:parent-style-name="WW8Dropcap4052"/>
    <style:style style:name="WW-WW8Dropcap6851" style:family="text" style:parent-style-name="WW8Dropcap4052"/>
    <style:style style:name="WW-WW8Dropcap6861" style:family="text" style:parent-style-name="WW8Dropcap4052"/>
    <style:style style:name="WW-WW8Dropcap6871" style:family="text" style:parent-style-name="WW8Dropcap4052"/>
    <style:style style:name="WW-WW8Dropcap6881" style:family="text" style:parent-style-name="WW8Dropcap4052"/>
    <style:style style:name="WW-WW8Dropcap6891" style:family="text" style:parent-style-name="WW8Dropcap4052"/>
    <style:style style:name="WW-WW8Dropcap6901" style:family="text" style:parent-style-name="WW8Dropcap4052"/>
    <style:style style:name="WW-WW8Dropcap6911" style:family="text" style:parent-style-name="WW8Dropcap4052"/>
    <style:style style:name="WW-WW8Dropcap6921" style:family="text" style:parent-style-name="WW8Dropcap4052"/>
    <style:style style:name="WW-WW8Dropcap6931" style:family="text" style:parent-style-name="WW8Dropcap4052"/>
    <style:style style:name="WW-WW8Dropcap6941" style:family="text" style:parent-style-name="WW8Dropcap4052"/>
    <style:style style:name="WW-WW8Dropcap6951" style:family="text" style:parent-style-name="WW8Dropcap4052"/>
    <style:style style:name="WW-WW8Dropcap6961" style:family="text" style:parent-style-name="WW8Dropcap4052"/>
    <style:style style:name="WW-WW8Dropcap6971" style:family="text" style:parent-style-name="WW8Dropcap4052"/>
    <style:style style:name="WW-WW8Dropcap6981" style:family="text" style:parent-style-name="WW8Dropcap4052"/>
    <style:style style:name="WW-WW8Dropcap6991" style:family="text" style:parent-style-name="WW8Dropcap4052"/>
    <style:style style:name="WW-WW8Dropcap7001" style:family="text" style:parent-style-name="WW8Dropcap4052"/>
    <style:style style:name="WW-WW8Dropcap7011" style:family="text" style:parent-style-name="WW8Dropcap4052"/>
    <style:style style:name="WW-WW8Dropcap7021" style:family="text" style:parent-style-name="WW8Dropcap4052"/>
    <style:style style:name="WW-WW8Dropcap7031" style:family="text" style:parent-style-name="WW8Dropcap4052"/>
    <style:style style:name="WW-WW8Dropcap7041" style:family="text" style:parent-style-name="WW8Dropcap4052"/>
    <style:style style:name="WW-WW8Dropcap7051" style:family="text" style:parent-style-name="WW8Dropcap4052"/>
    <style:style style:name="WW-WW8Dropcap7061" style:family="text" style:parent-style-name="WW8Dropcap4052"/>
    <style:style style:name="WW-WW8Dropcap7071" style:family="text" style:parent-style-name="WW8Dropcap4052"/>
    <style:style style:name="WW-WW8Dropcap7081" style:family="text" style:parent-style-name="WW8Dropcap4052"/>
    <style:style style:name="WW-WW8Dropcap7091" style:family="text" style:parent-style-name="WW8Dropcap4052"/>
    <style:style style:name="WW-WW8Dropcap7101" style:family="text" style:parent-style-name="WW8Dropcap4052"/>
    <style:style style:name="WW-WW8Dropcap7111" style:family="text" style:parent-style-name="WW8Dropcap4052"/>
    <style:style style:name="WW-WW8Dropcap7121" style:family="text" style:parent-style-name="WW8Dropcap4052"/>
    <style:style style:name="WW-WW8Dropcap7131" style:family="text" style:parent-style-name="WW8Dropcap4052"/>
    <style:style style:name="WW-WW8Dropcap7141" style:family="text" style:parent-style-name="WW8Dropcap4052"/>
    <style:style style:name="WW-WW8Dropcap7151" style:family="text" style:parent-style-name="WW8Dropcap4052"/>
    <style:style style:name="WW-WW8Dropcap7161" style:family="text" style:parent-style-name="WW8Dropcap4052"/>
    <style:style style:name="WW-WW8Dropcap7171" style:family="text" style:parent-style-name="WW8Dropcap4052"/>
    <style:style style:name="WW-WW8Dropcap7181" style:family="text" style:parent-style-name="WW8Dropcap4052"/>
    <style:style style:name="WW-WW8Dropcap7191" style:family="text" style:parent-style-name="WW8Dropcap4052"/>
    <style:style style:name="WW-WW8Dropcap7201" style:family="text" style:parent-style-name="WW8Dropcap4052"/>
    <style:style style:name="WW-WW8Dropcap7211" style:family="text" style:parent-style-name="WW8Dropcap4052"/>
    <style:style style:name="WW-WW8Dropcap7221" style:family="text" style:parent-style-name="WW8Dropcap4052"/>
    <style:style style:name="WW-WW8Dropcap7231" style:family="text" style:parent-style-name="WW8Dropcap4052"/>
    <style:style style:name="WW-WW8Dropcap7241" style:family="text" style:parent-style-name="WW8Dropcap4052"/>
    <style:style style:name="WW-WW8Dropcap7251" style:family="text" style:parent-style-name="WW8Dropcap4052"/>
    <style:style style:name="WW-WW8Dropcap7261" style:family="text" style:parent-style-name="WW8Dropcap4052"/>
    <style:style style:name="WW-WW8Dropcap7271" style:family="text" style:parent-style-name="WW8Dropcap4052"/>
    <style:style style:name="WW-WW8Dropcap7281" style:family="text" style:parent-style-name="WW8Dropcap4052"/>
    <style:style style:name="WW-WW8Dropcap7291" style:family="text" style:parent-style-name="WW8Dropcap4052"/>
    <style:style style:name="WW-WW8Dropcap7301" style:family="text" style:parent-style-name="WW8Dropcap4052"/>
    <style:style style:name="WW-WW8Dropcap7311" style:family="text" style:parent-style-name="WW8Dropcap4052"/>
    <style:style style:name="WW-WW8Dropcap7321" style:family="text" style:parent-style-name="WW8Dropcap4052"/>
    <style:style style:name="WW-WW8Dropcap7331" style:family="text" style:parent-style-name="WW8Dropcap4052"/>
    <style:style style:name="WW-WW8Dropcap7341" style:family="text" style:parent-style-name="WW8Dropcap4052"/>
    <style:style style:name="WW-WW8Dropcap7351" style:family="text" style:parent-style-name="WW8Dropcap4052"/>
    <style:style style:name="WW-WW8Dropcap7361" style:family="text" style:parent-style-name="WW8Dropcap4052"/>
    <style:style style:name="WW-WW8Dropcap7371" style:family="text" style:parent-style-name="WW8Dropcap4052"/>
    <style:style style:name="WW-WW8Dropcap7381" style:family="text" style:parent-style-name="WW8Dropcap4052"/>
    <style:style style:name="WW-WW8Dropcap7391" style:family="text" style:parent-style-name="WW8Dropcap4052"/>
    <style:style style:name="WW-WW8Dropcap7401" style:family="text" style:parent-style-name="WW8Dropcap4052"/>
    <style:style style:name="WW-WW8Dropcap7411" style:family="text" style:parent-style-name="WW8Dropcap4052"/>
    <style:style style:name="WW-WW8Dropcap7421" style:family="text" style:parent-style-name="WW8Dropcap4052"/>
    <style:style style:name="WW-WW8Dropcap7431" style:family="text" style:parent-style-name="WW8Dropcap4052"/>
    <style:style style:name="WW-WW8Dropcap7441" style:family="text" style:parent-style-name="WW8Dropcap4052"/>
    <style:style style:name="WW-WW8Dropcap7451" style:family="text" style:parent-style-name="WW8Dropcap4052"/>
    <style:style style:name="WW-WW8Dropcap7461" style:family="text" style:parent-style-name="WW8Dropcap4052"/>
    <style:style style:name="WW-WW8Dropcap7471" style:family="text" style:parent-style-name="WW8Dropcap4052"/>
    <style:style style:name="WW-WW8Dropcap7481" style:family="text" style:parent-style-name="WW8Dropcap4052"/>
    <style:style style:name="WW-WW8Dropcap7491" style:family="text" style:parent-style-name="WW8Dropcap4052"/>
    <style:style style:name="WW-WW8Dropcap7501" style:family="text" style:parent-style-name="WW8Dropcap4052"/>
    <style:style style:name="WW-WW8Dropcap7511" style:family="text" style:parent-style-name="WW8Dropcap4052"/>
    <style:style style:name="WW-WW8Dropcap7521" style:family="text" style:parent-style-name="WW8Dropcap4052"/>
    <style:style style:name="WW-WW8Dropcap7531" style:family="text" style:parent-style-name="WW8Dropcap4052"/>
    <style:style style:name="WW-WW8Dropcap7541" style:family="text" style:parent-style-name="WW8Dropcap4052"/>
    <style:style style:name="WW-WW8Dropcap7551" style:family="text" style:parent-style-name="WW8Dropcap4052"/>
    <style:style style:name="WW-WW8Dropcap7561" style:family="text" style:parent-style-name="WW8Dropcap4052"/>
    <style:style style:name="WW-WW8Dropcap7571" style:family="text" style:parent-style-name="WW8Dropcap4052"/>
    <style:style style:name="WW-WW8Dropcap7581" style:family="text" style:parent-style-name="WW8Dropcap4052"/>
    <style:style style:name="WW-WW8Dropcap7591" style:family="text" style:parent-style-name="WW8Dropcap4052"/>
    <style:style style:name="WW-WW8Dropcap7601" style:family="text" style:parent-style-name="WW8Dropcap4052"/>
    <style:style style:name="WW-WW8Dropcap7611" style:family="text" style:parent-style-name="WW8Dropcap4052"/>
    <style:style style:name="WW-WW8Dropcap7621" style:family="text" style:parent-style-name="WW8Dropcap4052"/>
    <style:style style:name="WW-WW8Dropcap7631" style:family="text" style:parent-style-name="WW8Dropcap4052"/>
    <style:style style:name="WW-WW8Dropcap7641" style:family="text" style:parent-style-name="WW8Dropcap4052"/>
    <style:style style:name="WW-WW8Dropcap7651" style:family="text" style:parent-style-name="WW8Dropcap4052"/>
    <style:style style:name="WW-WW8Dropcap7661" style:family="text" style:parent-style-name="WW8Dropcap4052"/>
    <style:style style:name="WW-WW8Dropcap7671" style:family="text" style:parent-style-name="WW8Dropcap4052"/>
    <style:style style:name="WW-WW8Dropcap7681" style:family="text" style:parent-style-name="WW8Dropcap4052"/>
    <style:style style:name="WW-WW8Dropcap7691" style:family="text" style:parent-style-name="WW8Dropcap4052"/>
    <style:style style:name="WW-WW8Dropcap7701" style:family="text" style:parent-style-name="WW8Dropcap4052"/>
    <style:style style:name="WW-WW8Dropcap7711" style:family="text" style:parent-style-name="WW8Dropcap4052"/>
    <style:style style:name="WW-WW8Dropcap7721" style:family="text" style:parent-style-name="WW8Dropcap4052"/>
    <style:style style:name="WW-WW8Dropcap7731" style:family="text" style:parent-style-name="WW8Dropcap4052"/>
    <style:style style:name="WW-WW8Dropcap7741" style:family="text" style:parent-style-name="WW8Dropcap4052"/>
    <style:style style:name="WW-WW8Dropcap7751" style:family="text" style:parent-style-name="WW8Dropcap4052"/>
    <style:style style:name="WW-WW8Dropcap7761" style:family="text" style:parent-style-name="WW8Dropcap4052"/>
    <style:style style:name="WW-WW8Dropcap7771" style:family="text" style:parent-style-name="WW8Dropcap4052"/>
    <style:style style:name="WW-WW8Dropcap7781" style:family="text" style:parent-style-name="WW8Dropcap4052"/>
    <style:style style:name="WW-WW8Dropcap7791" style:family="text" style:parent-style-name="WW8Dropcap4052"/>
    <style:style style:name="WW-WW8Dropcap7801" style:family="text" style:parent-style-name="WW8Dropcap4052"/>
    <style:style style:name="WW-WW8Dropcap7811" style:family="text" style:parent-style-name="WW8Dropcap4052"/>
    <style:style style:name="WW-WW8Dropcap7821" style:family="text" style:parent-style-name="WW8Dropcap4052"/>
    <style:style style:name="WW-WW8Dropcap7831" style:family="text" style:parent-style-name="WW8Dropcap4052"/>
    <style:style style:name="WW-WW8Dropcap7841" style:family="text" style:parent-style-name="WW8Dropcap4052"/>
    <style:style style:name="WW-WW8Dropcap7851" style:family="text" style:parent-style-name="WW8Dropcap4052"/>
    <style:style style:name="WW-WW8Dropcap7861" style:family="text" style:parent-style-name="WW8Dropcap4052"/>
    <style:style style:name="WW-WW8Dropcap7871" style:family="text" style:parent-style-name="WW8Dropcap4052"/>
    <style:style style:name="WW-WW8Dropcap7881" style:family="text" style:parent-style-name="WW8Dropcap4052"/>
    <style:style style:name="WW-WW8Dropcap7891" style:family="text" style:parent-style-name="WW8Dropcap4052"/>
    <style:style style:name="WW-WW8Dropcap7901" style:family="text" style:parent-style-name="WW8Dropcap4052"/>
    <style:style style:name="WW-WW8Dropcap7911" style:family="text" style:parent-style-name="WW8Dropcap4052"/>
    <style:style style:name="WW-WW8Dropcap7921" style:family="text" style:parent-style-name="WW8Dropcap4052"/>
    <style:style style:name="WW-WW8Dropcap7931" style:family="text" style:parent-style-name="WW8Dropcap4052"/>
    <style:style style:name="WW-WW8Dropcap7941" style:family="text" style:parent-style-name="WW8Dropcap4052"/>
    <style:style style:name="WW-WW8Dropcap7951" style:family="text" style:parent-style-name="WW8Dropcap4052"/>
    <style:style style:name="WW-WW8Dropcap7961" style:family="text" style:parent-style-name="WW8Dropcap4052"/>
    <style:style style:name="WW-WW8Dropcap7971" style:family="text" style:parent-style-name="WW8Dropcap4052"/>
    <style:style style:name="WW-WW8Dropcap7981" style:family="text" style:parent-style-name="WW8Dropcap4052"/>
    <style:style style:name="WW-WW8Dropcap7991" style:family="text" style:parent-style-name="WW8Dropcap4052"/>
    <style:style style:name="WW-WW8Dropcap8001" style:family="text" style:parent-style-name="WW8Dropcap4052"/>
    <style:style style:name="WW-WW8Dropcap8011" style:family="text" style:parent-style-name="WW8Dropcap4052"/>
    <style:style style:name="WW-WW8Dropcap8021" style:family="text" style:parent-style-name="WW8Dropcap4052"/>
    <style:style style:name="WW-WW8Dropcap8031" style:family="text" style:parent-style-name="WW8Dropcap4052"/>
    <style:style style:name="WW-WW8Dropcap8041" style:family="text" style:parent-style-name="WW8Dropcap4052"/>
    <style:style style:name="WW-WW8Dropcap8051" style:family="text" style:parent-style-name="WW8Dropcap4052"/>
    <style:style style:name="WW-WW8Dropcap8061" style:family="text" style:parent-style-name="WW8Dropcap4052"/>
    <style:style style:name="WW-WW8Dropcap8071" style:family="text" style:parent-style-name="WW8Dropcap4052"/>
    <style:style style:name="WW-WW8Dropcap8081" style:family="text" style:parent-style-name="WW8Dropcap4052"/>
    <style:style style:name="WW-WW8Dropcap8091" style:family="text" style:parent-style-name="WW8Dropcap4052"/>
    <style:style style:name="WW-WW8Dropcap8101" style:family="text" style:parent-style-name="WW8Dropcap4052"/>
    <style:style style:name="WW-WW8Dropcap8111" style:family="text" style:parent-style-name="WW8Dropcap4052"/>
    <style:style style:name="WW-WW8Dropcap8121" style:family="text" style:parent-style-name="WW8Dropcap4052"/>
    <style:style style:name="WW-WW8Dropcap8131" style:family="text" style:parent-style-name="WW8Dropcap4052"/>
    <style:style style:name="WW-WW8Dropcap8141" style:family="text" style:parent-style-name="WW8Dropcap4052"/>
    <style:style style:name="WW-WW8Dropcap8151" style:family="text" style:parent-style-name="WW8Dropcap4052"/>
    <style:style style:name="WW-WW8Dropcap8161" style:family="text" style:parent-style-name="WW8Dropcap4052"/>
    <style:style style:name="WW-WW8Dropcap8171" style:family="text" style:parent-style-name="WW8Dropcap4052"/>
    <style:style style:name="WW-WW8Dropcap8181" style:family="text" style:parent-style-name="WW8Dropcap4052"/>
    <style:style style:name="WW-WW8Dropcap8191" style:family="text" style:parent-style-name="WW8Dropcap4052"/>
    <style:style style:name="WW-WW8Dropcap8201" style:family="text" style:parent-style-name="WW8Dropcap4052"/>
    <style:style style:name="WW-WW8Dropcap8211" style:family="text" style:parent-style-name="WW8Dropcap4052"/>
    <style:style style:name="WW-WW8Dropcap8221" style:family="text" style:parent-style-name="WW8Dropcap4052"/>
    <style:style style:name="WW-WW8Dropcap8231" style:family="text" style:parent-style-name="WW8Dropcap4052"/>
    <style:style style:name="WW-WW8Dropcap8241" style:family="text" style:parent-style-name="WW8Dropcap4052"/>
    <style:style style:name="WW-WW8Dropcap8251" style:family="text" style:parent-style-name="WW8Dropcap4052"/>
    <style:style style:name="WW-WW8Dropcap8261" style:family="text" style:parent-style-name="WW8Dropcap4052"/>
    <style:style style:name="WW-WW8Dropcap8271" style:family="text" style:parent-style-name="WW8Dropcap4052"/>
    <style:style style:name="WW-WW8Dropcap8281" style:family="text" style:parent-style-name="WW8Dropcap4052"/>
    <style:style style:name="WW-WW8Dropcap8291" style:family="text" style:parent-style-name="WW8Dropcap4052"/>
    <style:style style:name="WW-WW8Dropcap8301" style:family="text" style:parent-style-name="WW8Dropcap4052"/>
    <style:style style:name="WW-WW8Dropcap8311" style:family="text" style:parent-style-name="WW8Dropcap4052"/>
    <style:style style:name="WW-WW8Dropcap8321" style:family="text" style:parent-style-name="WW8Dropcap4052"/>
    <style:style style:name="WW-WW8Dropcap8331" style:family="text" style:parent-style-name="WW8Dropcap4052"/>
    <style:style style:name="WW-WW8Dropcap8341" style:family="text" style:parent-style-name="WW8Dropcap4052"/>
    <style:style style:name="WW-WW8Dropcap8351" style:family="text" style:parent-style-name="WW8Dropcap4052"/>
    <style:style style:name="WW-WW8Dropcap8361" style:family="text" style:parent-style-name="WW8Dropcap4052"/>
    <style:style style:name="WW-WW8Dropcap8371" style:family="text" style:parent-style-name="WW8Dropcap4052"/>
    <style:style style:name="WW-WW8Dropcap8381" style:family="text" style:parent-style-name="WW8Dropcap4052"/>
    <style:style style:name="WW-WW8Dropcap8391" style:family="text" style:parent-style-name="WW8Dropcap4052"/>
    <style:style style:name="WW-WW8Dropcap8401" style:family="text" style:parent-style-name="WW8Dropcap4052"/>
    <style:style style:name="WW-WW8Dropcap8411" style:family="text" style:parent-style-name="WW8Dropcap4052"/>
    <style:style style:name="WW-WW8Dropcap8421" style:family="text" style:parent-style-name="WW8Dropcap4052"/>
    <style:style style:name="WW-WW8Dropcap8431" style:family="text" style:parent-style-name="WW8Dropcap4052"/>
    <style:style style:name="WW-WW8Dropcap8441" style:family="text" style:parent-style-name="WW8Dropcap4052"/>
    <style:style style:name="WW-WW8Dropcap8451" style:family="text" style:parent-style-name="WW8Dropcap4052"/>
    <style:style style:name="WW-WW8Dropcap8461" style:family="text" style:parent-style-name="WW8Dropcap4052"/>
    <style:style style:name="WW-WW8Dropcap8471" style:family="text" style:parent-style-name="WW8Dropcap4052"/>
    <style:style style:name="WW-WW8Dropcap8481" style:family="text" style:parent-style-name="WW8Dropcap4052"/>
    <style:style style:name="WW-WW8Dropcap8491" style:family="text" style:parent-style-name="WW8Dropcap4052"/>
    <style:style style:name="WW-WW8Dropcap8501" style:family="text" style:parent-style-name="WW8Dropcap4052"/>
    <style:style style:name="WW-WW8Dropcap8511" style:family="text" style:parent-style-name="WW8Dropcap4052"/>
    <style:style style:name="WW-WW8Dropcap8521" style:family="text" style:parent-style-name="WW8Dropcap4052"/>
    <style:style style:name="WW-WW8Dropcap8531" style:family="text" style:parent-style-name="WW8Dropcap4052"/>
    <style:style style:name="WW-WW8Dropcap8541" style:family="text" style:parent-style-name="WW8Dropcap4052"/>
    <style:style style:name="WW-WW8Dropcap8551" style:family="text" style:parent-style-name="WW8Dropcap4052"/>
    <style:style style:name="WW-WW8Dropcap8561" style:family="text" style:parent-style-name="WW8Dropcap4052"/>
    <style:style style:name="WW-WW8Dropcap8571" style:family="text" style:parent-style-name="WW8Dropcap4052"/>
    <style:style style:name="WW-WW8Dropcap8581" style:family="text" style:parent-style-name="WW8Dropcap4052"/>
    <style:style style:name="WW-WW8Dropcap8591" style:family="text" style:parent-style-name="WW8Dropcap4052"/>
    <style:style style:name="WW-WW8Dropcap8601" style:family="text" style:parent-style-name="WW8Dropcap4052"/>
    <style:style style:name="WW-WW8Dropcap8611" style:family="text" style:parent-style-name="WW8Dropcap4052"/>
    <style:style style:name="WW-WW8Dropcap8621" style:family="text" style:parent-style-name="WW8Dropcap4052"/>
    <style:style style:name="WW-WW8Dropcap8631" style:family="text" style:parent-style-name="WW8Dropcap4052"/>
    <style:style style:name="WW-WW8Dropcap8641" style:family="text" style:parent-style-name="WW8Dropcap4052"/>
    <style:style style:name="WW-WW8Dropcap8651" style:family="text" style:parent-style-name="WW8Dropcap4052"/>
    <style:style style:name="WW-WW8Dropcap8661" style:family="text" style:parent-style-name="WW8Dropcap4052"/>
    <style:style style:name="WW-WW8Dropcap8671" style:family="text" style:parent-style-name="WW8Dropcap4052"/>
    <style:style style:name="WW-WW8Dropcap8681" style:family="text" style:parent-style-name="WW8Dropcap4052"/>
    <style:style style:name="WW-WW8Dropcap8691" style:family="text" style:parent-style-name="WW8Dropcap4052"/>
    <style:style style:name="WW-WW8Dropcap8701" style:family="text" style:parent-style-name="WW8Dropcap4052"/>
    <style:style style:name="WW-WW8Dropcap8711" style:family="text" style:parent-style-name="WW8Dropcap4052"/>
    <style:style style:name="WW-WW8Dropcap8721" style:family="text" style:parent-style-name="WW8Dropcap4052"/>
    <style:style style:name="WW-WW8Dropcap8731" style:family="text" style:parent-style-name="WW8Dropcap4052"/>
    <style:style style:name="WW-WW8Dropcap8741" style:family="text" style:parent-style-name="WW8Dropcap4052"/>
    <style:style style:name="WW-WW8Dropcap8751" style:family="text" style:parent-style-name="WW8Dropcap4052"/>
    <style:style style:name="WW-WW8Dropcap8761" style:family="text" style:parent-style-name="WW8Dropcap4052"/>
    <style:style style:name="WW-WW8Dropcap8771" style:family="text" style:parent-style-name="WW8Dropcap4052"/>
    <style:style style:name="WW-WW8Dropcap8781" style:family="text" style:parent-style-name="WW8Dropcap4052"/>
    <style:style style:name="WW-WW8Dropcap8791" style:family="text" style:parent-style-name="WW8Dropcap4052"/>
    <style:style style:name="WW-WW8Dropcap8801" style:family="text" style:parent-style-name="WW8Dropcap4052"/>
    <style:style style:name="WW-WW8Dropcap8811" style:family="text" style:parent-style-name="WW8Dropcap4052"/>
    <style:style style:name="WW-WW8Dropcap8821" style:family="text" style:parent-style-name="WW8Dropcap4052"/>
    <style:style style:name="WW-WW8Dropcap8831" style:family="text" style:parent-style-name="WW8Dropcap4052"/>
    <style:style style:name="WW-WW8Dropcap8841" style:family="text" style:parent-style-name="WW8Dropcap4052"/>
    <style:style style:name="WW-WW8Dropcap8851" style:family="text" style:parent-style-name="WW8Dropcap4052"/>
    <style:style style:name="WW-WW8Dropcap8861" style:family="text" style:parent-style-name="WW8Dropcap4052"/>
    <style:style style:name="WW-WW8Dropcap8871" style:family="text" style:parent-style-name="WW8Dropcap4052"/>
    <style:style style:name="WW-WW8Dropcap8881" style:family="text" style:parent-style-name="WW8Dropcap4052"/>
    <style:style style:name="WW-WW8Dropcap8891" style:family="text" style:parent-style-name="WW8Dropcap4052"/>
    <style:style style:name="WW-WW8Dropcap8901" style:family="text" style:parent-style-name="WW8Dropcap4052"/>
    <style:style style:name="WW-WW8Dropcap8911" style:family="text" style:parent-style-name="WW8Dropcap4052"/>
    <style:style style:name="WW-WW8Dropcap8921" style:family="text" style:parent-style-name="WW8Dropcap4052"/>
    <style:style style:name="WW-WW8Dropcap8931" style:family="text" style:parent-style-name="WW8Dropcap4052"/>
    <style:style style:name="WW-WW8Dropcap8941" style:family="text" style:parent-style-name="WW8Dropcap4052"/>
    <style:style style:name="WW-WW8Dropcap8951" style:family="text" style:parent-style-name="WW8Dropcap4052"/>
    <style:style style:name="WW-WW8Dropcap8961" style:family="text" style:parent-style-name="WW8Dropcap4052"/>
    <style:style style:name="WW-WW8Dropcap8971" style:family="text" style:parent-style-name="WW8Dropcap4052"/>
    <style:style style:name="WW-WW8Dropcap8981" style:family="text" style:parent-style-name="WW8Dropcap4052"/>
    <style:style style:name="WW-WW8Dropcap8991" style:family="text" style:parent-style-name="WW8Dropcap4052"/>
    <style:style style:name="WW-WW8Dropcap9001" style:family="text" style:parent-style-name="WW8Dropcap4052"/>
    <style:style style:name="WW-WW8Dropcap9011" style:family="text" style:parent-style-name="WW8Dropcap4052"/>
    <style:style style:name="WW-WW8Dropcap9021" style:family="text" style:parent-style-name="WW8Dropcap4052"/>
    <style:style style:name="WW-WW8Dropcap9031" style:family="text" style:parent-style-name="WW8Dropcap4052"/>
    <style:style style:name="WW-WW8Dropcap9041" style:family="text" style:parent-style-name="WW8Dropcap4052"/>
    <style:style style:name="WW-WW8Dropcap9051" style:family="text" style:parent-style-name="WW8Dropcap4052"/>
    <style:style style:name="WW-WW8Dropcap9061" style:family="text" style:parent-style-name="WW8Dropcap4052"/>
    <style:style style:name="WW-WW8Dropcap9071" style:family="text" style:parent-style-name="WW8Dropcap4052"/>
    <style:style style:name="WW-WW8Dropcap9081" style:family="text" style:parent-style-name="WW8Dropcap4052"/>
    <style:style style:name="WW-WW8Dropcap9091" style:family="text" style:parent-style-name="WW8Dropcap4052"/>
    <style:style style:name="WW-WW8Dropcap9101" style:family="text" style:parent-style-name="WW8Dropcap4052"/>
    <style:style style:name="WW-WW8Dropcap9111" style:family="text" style:parent-style-name="WW8Dropcap4052"/>
    <style:style style:name="WW-WW8Dropcap9121" style:family="text" style:parent-style-name="WW8Dropcap4052"/>
    <style:style style:name="WW-WW8Dropcap9131" style:family="text" style:parent-style-name="WW8Dropcap4052"/>
    <style:style style:name="WW-WW8Dropcap9141" style:family="text" style:parent-style-name="WW8Dropcap4052"/>
    <style:style style:name="WW-WW8Dropcap9151" style:family="text" style:parent-style-name="WW8Dropcap4052"/>
    <style:style style:name="WW-WW8Dropcap9161" style:family="text" style:parent-style-name="WW8Dropcap4052"/>
    <style:style style:name="WW-WW8Dropcap9171" style:family="text" style:parent-style-name="WW8Dropcap4052"/>
    <style:style style:name="WW-WW8Dropcap9181" style:family="text" style:parent-style-name="WW8Dropcap4052"/>
    <style:style style:name="WW-WW8Dropcap9191" style:family="text" style:parent-style-name="WW8Dropcap4052"/>
    <style:style style:name="WW-WW8Dropcap9201" style:family="text" style:parent-style-name="WW8Dropcap4052"/>
    <style:style style:name="WW-WW8Dropcap9211" style:family="text" style:parent-style-name="WW8Dropcap4052"/>
    <style:style style:name="WW-WW8Dropcap9221" style:family="text" style:parent-style-name="WW8Dropcap4052"/>
    <style:style style:name="WW-WW8Dropcap9231" style:family="text" style:parent-style-name="WW8Dropcap4052"/>
    <style:style style:name="WW-WW8Dropcap9241" style:family="text" style:parent-style-name="WW8Dropcap4052"/>
    <style:style style:name="WW-WW8Dropcap9251" style:family="text" style:parent-style-name="WW8Dropcap4052"/>
    <style:style style:name="WW-WW8Dropcap9261" style:family="text" style:parent-style-name="WW8Dropcap4052"/>
    <style:style style:name="WW-WW8Dropcap9271" style:family="text" style:parent-style-name="WW8Dropcap4052"/>
    <style:style style:name="WW-WW8Dropcap9281" style:family="text" style:parent-style-name="WW8Dropcap4052"/>
    <style:style style:name="WW-WW8Dropcap9291" style:family="text" style:parent-style-name="WW8Dropcap4052"/>
    <style:style style:name="WW-WW8Dropcap9301" style:family="text" style:parent-style-name="WW8Dropcap4052"/>
    <style:style style:name="WW-WW8Dropcap9311" style:family="text" style:parent-style-name="WW8Dropcap4052"/>
    <style:style style:name="WW-WW8Dropcap9321" style:family="text" style:parent-style-name="WW8Dropcap4052"/>
    <style:style style:name="WW-WW8Dropcap9331" style:family="text" style:parent-style-name="WW8Dropcap4052"/>
    <style:style style:name="WW-WW8Dropcap9341" style:family="text" style:parent-style-name="WW8Dropcap4052"/>
    <style:style style:name="WW-WW8Dropcap9351" style:family="text" style:parent-style-name="WW8Dropcap4052"/>
    <style:style style:name="WW-WW8Dropcap9361" style:family="text" style:parent-style-name="WW8Dropcap4052"/>
    <style:style style:name="WW-WW8Dropcap9371" style:family="text" style:parent-style-name="WW8Dropcap4052"/>
    <style:style style:name="WW-WW8Dropcap9381" style:family="text" style:parent-style-name="WW8Dropcap4052"/>
    <style:style style:name="WW-WW8Dropcap9391" style:family="text" style:parent-style-name="WW8Dropcap4052"/>
    <style:style style:name="WW-WW8Dropcap9401" style:family="text" style:parent-style-name="WW8Dropcap4052"/>
    <style:style style:name="WW-WW8Dropcap9411" style:family="text" style:parent-style-name="WW8Dropcap4052"/>
    <style:style style:name="WW-WW8Dropcap9421" style:family="text" style:parent-style-name="WW8Dropcap4052"/>
    <style:style style:name="WW-WW8Dropcap9431" style:family="text" style:parent-style-name="WW8Dropcap4052"/>
    <style:style style:name="WW-WW8Dropcap9441" style:family="text" style:parent-style-name="WW8Dropcap4052"/>
    <style:style style:name="WW-WW8Dropcap9451" style:family="text" style:parent-style-name="WW8Dropcap4052"/>
    <style:style style:name="WW-WW8Dropcap9461" style:family="text" style:parent-style-name="WW8Dropcap4052"/>
    <style:style style:name="WW-WW8Dropcap9471" style:family="text" style:parent-style-name="WW8Dropcap4052"/>
    <style:style style:name="WW-WW8Dropcap9481" style:family="text" style:parent-style-name="WW8Dropcap4052"/>
    <style:style style:name="WW-WW8Dropcap9491" style:family="text" style:parent-style-name="WW8Dropcap4052"/>
    <style:style style:name="WW-WW8Dropcap9501" style:family="text" style:parent-style-name="WW8Dropcap4052"/>
    <style:style style:name="WW-WW8Dropcap9511" style:family="text" style:parent-style-name="WW8Dropcap4052"/>
    <style:style style:name="WW-WW8Dropcap9521" style:family="text" style:parent-style-name="WW8Dropcap4052"/>
    <style:style style:name="WW-WW8Dropcap9531" style:family="text" style:parent-style-name="WW8Dropcap4052"/>
    <style:style style:name="WW-WW8Dropcap9541" style:family="text" style:parent-style-name="WW8Dropcap4052"/>
    <style:style style:name="WW-WW8Dropcap9551" style:family="text" style:parent-style-name="WW8Dropcap4052"/>
    <style:style style:name="WW-WW8Dropcap9561" style:family="text" style:parent-style-name="WW8Dropcap4052"/>
    <style:style style:name="WW-WW8Dropcap9571" style:family="text" style:parent-style-name="WW8Dropcap4052"/>
    <style:style style:name="WW-WW8Dropcap9581" style:family="text" style:parent-style-name="WW8Dropcap4052"/>
    <style:style style:name="WW-WW8Dropcap9591" style:family="text" style:parent-style-name="WW8Dropcap4052"/>
    <style:style style:name="WW-WW8Dropcap9601" style:family="text" style:parent-style-name="WW8Dropcap4052"/>
    <style:style style:name="WW-WW8Dropcap9611" style:family="text" style:parent-style-name="WW8Dropcap4052"/>
    <style:style style:name="WW-WW8Dropcap9621" style:family="text" style:parent-style-name="WW8Dropcap4052"/>
    <style:style style:name="WW-WW8Dropcap9631" style:family="text" style:parent-style-name="WW8Dropcap4052"/>
    <style:style style:name="WW-WW8Dropcap9641" style:family="text" style:parent-style-name="WW8Dropcap4052"/>
    <style:style style:name="WW-WW8Dropcap9651" style:family="text" style:parent-style-name="WW8Dropcap4052"/>
    <style:style style:name="WW-WW8Dropcap9661" style:family="text" style:parent-style-name="WW8Dropcap4052"/>
    <style:style style:name="WW-WW8Dropcap9671" style:family="text" style:parent-style-name="WW8Dropcap4052"/>
    <style:style style:name="WW-WW8Dropcap9681" style:family="text" style:parent-style-name="WW8Dropcap4052"/>
    <style:style style:name="WW-WW8Dropcap9691" style:family="text" style:parent-style-name="WW8Dropcap4052"/>
    <style:style style:name="WW-WW8Dropcap9701" style:family="text" style:parent-style-name="WW8Dropcap4052"/>
    <style:style style:name="WW-WW8Dropcap9711" style:family="text" style:parent-style-name="WW8Dropcap4052"/>
    <style:style style:name="WW-WW8Dropcap9721" style:family="text" style:parent-style-name="WW8Dropcap4052"/>
    <style:style style:name="WW-WW8Dropcap9731" style:family="text" style:parent-style-name="WW8Dropcap4052"/>
    <style:style style:name="WW-WW8Dropcap9741" style:family="text" style:parent-style-name="WW8Dropcap4052"/>
    <style:style style:name="WW-WW8Dropcap9751" style:family="text" style:parent-style-name="WW8Dropcap4052"/>
    <style:style style:name="WW-WW8Dropcap9761" style:family="text" style:parent-style-name="WW8Dropcap4052"/>
    <style:style style:name="WW-WW8Dropcap9771" style:family="text" style:parent-style-name="WW8Dropcap4052"/>
    <style:style style:name="WW-WW8Dropcap9781" style:family="text" style:parent-style-name="WW8Dropcap4052"/>
    <style:style style:name="WW-WW8Dropcap9791" style:family="text" style:parent-style-name="WW8Dropcap4052"/>
    <style:style style:name="WW-WW8Dropcap9801" style:family="text" style:parent-style-name="WW8Dropcap4052"/>
    <style:style style:name="WW-WW8Dropcap9811" style:family="text" style:parent-style-name="WW8Dropcap4052"/>
    <style:style style:name="WW-WW8Dropcap9821" style:family="text" style:parent-style-name="WW8Dropcap4052"/>
    <style:style style:name="WW-WW8Dropcap9831" style:family="text" style:parent-style-name="WW8Dropcap4052"/>
    <style:style style:name="WW-WW8Dropcap9841" style:family="text" style:parent-style-name="WW8Dropcap4052"/>
    <style:style style:name="WW-WW8Dropcap9851" style:family="text" style:parent-style-name="WW8Dropcap4052"/>
    <style:style style:name="WW-WW8Dropcap9861" style:family="text" style:parent-style-name="WW8Dropcap4052"/>
    <style:style style:name="WW-WW8Dropcap9871" style:family="text" style:parent-style-name="WW8Dropcap4052"/>
    <style:style style:name="WW-WW8Dropcap9881" style:family="text" style:parent-style-name="WW8Dropcap4052"/>
    <style:style style:name="WW-WW8Dropcap9891" style:family="text" style:parent-style-name="WW8Dropcap4052"/>
    <style:style style:name="WW-WW8Dropcap9901" style:family="text" style:parent-style-name="WW8Dropcap4052"/>
    <style:style style:name="WW-WW8Dropcap9911" style:family="text" style:parent-style-name="WW8Dropcap4052"/>
    <style:style style:name="WW-WW8Dropcap9921" style:family="text" style:parent-style-name="WW8Dropcap4052"/>
    <style:style style:name="WW-WW8Dropcap9931" style:family="text" style:parent-style-name="WW8Dropcap4052"/>
    <style:style style:name="WW-WW8Dropcap9941" style:family="text" style:parent-style-name="WW8Dropcap4052"/>
    <style:style style:name="WW-WW8Dropcap9951" style:family="text" style:parent-style-name="WW8Dropcap4052"/>
    <style:style style:name="WW-WW8Dropcap9961" style:family="text" style:parent-style-name="WW8Dropcap4052"/>
    <style:style style:name="WW-WW8Dropcap9971" style:family="text" style:parent-style-name="WW8Dropcap4052"/>
    <style:style style:name="WW-WW8Dropcap9981" style:family="text" style:parent-style-name="WW8Dropcap4052"/>
    <style:style style:name="WW-WW8Dropcap9991" style:family="text" style:parent-style-name="WW8Dropcap4052"/>
    <style:style style:name="WW-WW8Dropcap10001" style:family="text" style:parent-style-name="WW8Dropcap4052"/>
    <style:style style:name="WW-WW8Dropcap10011" style:family="text" style:parent-style-name="WW8Dropcap4052"/>
    <style:style style:name="WW-WW8Dropcap10021" style:family="text" style:parent-style-name="WW8Dropcap4052"/>
    <style:style style:name="WW-WW8Dropcap10031" style:family="text" style:parent-style-name="WW8Dropcap4052"/>
    <style:style style:name="WW-WW8Dropcap10041" style:family="text" style:parent-style-name="WW8Dropcap4052"/>
    <style:style style:name="WW-WW8Dropcap10051" style:family="text" style:parent-style-name="WW8Dropcap4052"/>
    <style:style style:name="WW-WW8Dropcap10061" style:family="text" style:parent-style-name="WW8Dropcap4052"/>
    <style:style style:name="WW-WW8Dropcap10071" style:family="text" style:parent-style-name="WW8Dropcap4052"/>
    <style:style style:name="WW-WW8Dropcap10081" style:family="text" style:parent-style-name="WW8Dropcap4052"/>
    <style:style style:name="WW-WW8Dropcap10091" style:family="text" style:parent-style-name="WW8Dropcap4052"/>
    <style:style style:name="WW-WW8Dropcap10101" style:family="text" style:parent-style-name="WW8Dropcap4052"/>
    <style:style style:name="WW-WW8Dropcap10111" style:family="text" style:parent-style-name="WW8Dropcap4052"/>
    <style:style style:name="WW-WW8Dropcap10121" style:family="text" style:parent-style-name="WW8Dropcap4052"/>
    <style:style style:name="WW-WW8Dropcap10131" style:family="text" style:parent-style-name="WW8Dropcap4052"/>
    <style:style style:name="WW-WW8Dropcap10141" style:family="text" style:parent-style-name="WW8Dropcap4052"/>
    <style:style style:name="WW-WW8Dropcap10151" style:family="text" style:parent-style-name="WW8Dropcap4052"/>
    <style:style style:name="WW-WW8Dropcap10161" style:family="text" style:parent-style-name="WW8Dropcap4052"/>
    <style:style style:name="WW-WW8Dropcap10171" style:family="text" style:parent-style-name="WW8Dropcap4052"/>
    <style:style style:name="WW-WW8Dropcap10181" style:family="text" style:parent-style-name="WW8Dropcap4052"/>
    <style:style style:name="WW-WW8Dropcap10191" style:family="text" style:parent-style-name="WW8Dropcap4052"/>
    <style:style style:name="WW-WW8Dropcap10201" style:family="text" style:parent-style-name="WW8Dropcap4052"/>
    <style:style style:name="WW-WW8Dropcap10211" style:family="text" style:parent-style-name="WW8Dropcap4052"/>
    <style:style style:name="WW-WW8Dropcap10221" style:family="text" style:parent-style-name="WW8Dropcap4052"/>
    <style:style style:name="WW-WW8Dropcap10231" style:family="text" style:parent-style-name="WW8Dropcap4052"/>
    <style:style style:name="WW-WW8Dropcap10241" style:family="text" style:parent-style-name="WW8Dropcap4052"/>
    <style:style style:name="WW-WW8Dropcap10251" style:family="text" style:parent-style-name="WW8Dropcap4052"/>
    <style:style style:name="WW-WW8Dropcap10261" style:family="text" style:parent-style-name="WW8Dropcap4052"/>
    <style:style style:name="WW-WW8Dropcap10271" style:family="text" style:parent-style-name="WW8Dropcap4052"/>
    <style:style style:name="WW-WW8Dropcap10281" style:family="text" style:parent-style-name="WW8Dropcap4052"/>
    <style:style style:name="WW-WW8Dropcap10291" style:family="text" style:parent-style-name="WW8Dropcap4052"/>
    <style:style style:name="WW-WW8Dropcap10301" style:family="text" style:parent-style-name="WW8Dropcap4052"/>
    <style:style style:name="WW-WW8Dropcap10311" style:family="text" style:parent-style-name="WW8Dropcap4052"/>
    <style:style style:name="WW-WW8Dropcap10321" style:family="text" style:parent-style-name="WW8Dropcap4052"/>
    <style:style style:name="WW-WW8Dropcap10331" style:family="text" style:parent-style-name="WW8Dropcap4052"/>
    <style:style style:name="WW-WW8Dropcap10341" style:family="text" style:parent-style-name="WW8Dropcap4052"/>
    <style:style style:name="WW-WW8Dropcap10351" style:family="text" style:parent-style-name="WW8Dropcap4052"/>
    <style:style style:name="WW-WW8Dropcap10361" style:family="text" style:parent-style-name="WW8Dropcap4052"/>
    <style:style style:name="WW-WW8Dropcap10371" style:family="text" style:parent-style-name="WW8Dropcap4052"/>
    <style:style style:name="WW-WW8Dropcap10381" style:family="text" style:parent-style-name="WW8Dropcap4052"/>
    <style:style style:name="WW-WW8Dropcap10391" style:family="text" style:parent-style-name="WW8Dropcap4052"/>
    <style:style style:name="WW-WW8Dropcap10401" style:family="text" style:parent-style-name="WW8Dropcap4052"/>
    <style:style style:name="WW-WW8Dropcap10411" style:family="text" style:parent-style-name="WW8Dropcap4052"/>
    <style:style style:name="WW-WW8Dropcap10421" style:family="text" style:parent-style-name="WW8Dropcap4052"/>
    <style:style style:name="WW-WW8Dropcap10431" style:family="text" style:parent-style-name="WW8Dropcap4052"/>
    <style:style style:name="WW-WW8Dropcap10441" style:family="text" style:parent-style-name="WW8Dropcap4052"/>
    <style:style style:name="WW-WW8Dropcap10451" style:family="text" style:parent-style-name="WW8Dropcap4052"/>
    <style:style style:name="WW-WW8Dropcap10461" style:family="text" style:parent-style-name="WW8Dropcap4052"/>
    <style:style style:name="WW-WW8Dropcap10471" style:family="text" style:parent-style-name="WW8Dropcap4052"/>
    <style:style style:name="WW-WW8Dropcap10481" style:family="text" style:parent-style-name="WW8Dropcap4052"/>
    <style:style style:name="WW-WW8Dropcap10491" style:family="text" style:parent-style-name="WW8Dropcap4052"/>
    <style:style style:name="WW-WW8Dropcap10501" style:family="text" style:parent-style-name="WW8Dropcap4052"/>
    <style:style style:name="WW-WW8Dropcap10511" style:family="text" style:parent-style-name="WW8Dropcap4052"/>
    <style:style style:name="WW-WW8Dropcap10521" style:family="text" style:parent-style-name="WW8Dropcap4052"/>
    <style:style style:name="WW-WW8Dropcap10531" style:family="text" style:parent-style-name="WW8Dropcap4052"/>
    <style:style style:name="WW-WW8Dropcap10541" style:family="text" style:parent-style-name="WW8Dropcap4052"/>
    <style:style style:name="WW-WW8Dropcap10551" style:family="text" style:parent-style-name="WW8Dropcap4052"/>
    <style:style style:name="WW-WW8Dropcap10561" style:family="text" style:parent-style-name="WW8Dropcap4052"/>
    <style:style style:name="WW-WW8Dropcap10571" style:family="text" style:parent-style-name="WW8Dropcap4052"/>
    <style:style style:name="WW-WW8Dropcap10581" style:family="text" style:parent-style-name="WW8Dropcap4052"/>
    <style:style style:name="WW-WW8Dropcap10591" style:family="text" style:parent-style-name="WW8Dropcap4052"/>
    <style:style style:name="WW-WW8Dropcap10601" style:family="text" style:parent-style-name="WW8Dropcap4052"/>
    <style:style style:name="WW-WW8Dropcap10611" style:family="text" style:parent-style-name="WW8Dropcap4052"/>
    <style:style style:name="WW-WW8Dropcap10621" style:family="text" style:parent-style-name="WW8Dropcap4052"/>
    <style:style style:name="WW-WW8Dropcap10631" style:family="text" style:parent-style-name="WW8Dropcap4052"/>
    <style:style style:name="WW-WW8Dropcap10641" style:family="text" style:parent-style-name="WW8Dropcap4052"/>
    <style:style style:name="WW-WW8Dropcap10651" style:family="text" style:parent-style-name="WW8Dropcap4052"/>
    <style:style style:name="WW-WW8Dropcap10661" style:family="text" style:parent-style-name="WW8Dropcap4052"/>
    <style:style style:name="WW-WW8Dropcap10671" style:family="text" style:parent-style-name="WW8Dropcap4052"/>
    <style:style style:name="WW-WW8Dropcap10681" style:family="text" style:parent-style-name="WW8Dropcap4052"/>
    <style:style style:name="WW-WW8Dropcap10691" style:family="text" style:parent-style-name="WW8Dropcap4052"/>
    <style:style style:name="WW-WW8Dropcap10701" style:family="text" style:parent-style-name="WW8Dropcap4052"/>
    <style:style style:name="WW-WW8Dropcap10711" style:family="text" style:parent-style-name="WW8Dropcap4052"/>
    <style:style style:name="WW-WW8Dropcap10721" style:family="text" style:parent-style-name="WW8Dropcap4052"/>
    <style:style style:name="WW-WW8Dropcap10731" style:family="text" style:parent-style-name="WW8Dropcap4052"/>
    <style:style style:name="WW-WW8Dropcap10741" style:family="text" style:parent-style-name="WW8Dropcap4052"/>
    <style:style style:name="WW-WW8Dropcap10751" style:family="text" style:parent-style-name="WW8Dropcap4052"/>
    <style:style style:name="WW-WW8Dropcap10761" style:family="text" style:parent-style-name="WW8Dropcap4052"/>
    <style:style style:name="WW-WW8Dropcap10771" style:family="text" style:parent-style-name="WW8Dropcap4052"/>
    <style:style style:name="WW-WW8Dropcap10781" style:family="text" style:parent-style-name="WW8Dropcap4052"/>
    <style:style style:name="WW-WW8Dropcap10791" style:family="text" style:parent-style-name="WW8Dropcap4052"/>
    <style:style style:name="WW-WW8Dropcap10801" style:family="text" style:parent-style-name="WW8Dropcap4052"/>
    <style:style style:name="WW-WW8Dropcap10811" style:family="text" style:parent-style-name="WW8Dropcap4052"/>
    <style:style style:name="WW-WW8Dropcap10821" style:family="text" style:parent-style-name="WW8Dropcap4052"/>
    <style:style style:name="WW-WW8Dropcap10831" style:family="text" style:parent-style-name="WW8Dropcap4052"/>
    <style:style style:name="WW-WW8Dropcap10841" style:family="text" style:parent-style-name="WW8Dropcap4052"/>
    <style:style style:name="WW-WW8Dropcap10851" style:family="text" style:parent-style-name="WW8Dropcap4052"/>
    <style:style style:name="WW-WW8Dropcap10861" style:family="text" style:parent-style-name="WW8Dropcap4052"/>
    <style:style style:name="WW-WW8Dropcap10871" style:family="text" style:parent-style-name="WW8Dropcap4052"/>
    <style:style style:name="WW-WW8Dropcap10881" style:family="text" style:parent-style-name="WW8Dropcap4052"/>
    <style:style style:name="WW-WW8Dropcap10891" style:family="text" style:parent-style-name="WW8Dropcap4052"/>
    <style:style style:name="WW-WW8Dropcap10901" style:family="text" style:parent-style-name="WW8Dropcap4052"/>
    <style:style style:name="WW-WW8Dropcap10911" style:family="text" style:parent-style-name="WW8Dropcap4052"/>
    <style:style style:name="WW-WW8Dropcap10921" style:family="text" style:parent-style-name="WW8Dropcap4052"/>
    <style:style style:name="WW-WW8Dropcap10931" style:family="text" style:parent-style-name="WW8Dropcap4052"/>
    <style:style style:name="WW-WW8Dropcap10941" style:family="text" style:parent-style-name="WW8Dropcap4052"/>
    <style:style style:name="WW-WW8Dropcap10951" style:family="text" style:parent-style-name="WW8Dropcap4052"/>
    <style:style style:name="WW-WW8Dropcap10961" style:family="text" style:parent-style-name="WW8Dropcap4052"/>
    <style:style style:name="WW-WW8Dropcap10971" style:family="text" style:parent-style-name="WW8Dropcap4052"/>
    <style:style style:name="WW-WW8Dropcap10981" style:family="text" style:parent-style-name="WW8Dropcap4052"/>
    <style:style style:name="WW-WW8Dropcap10991" style:family="text" style:parent-style-name="WW8Dropcap4052"/>
    <style:style style:name="WW-WW8Dropcap11001" style:family="text" style:parent-style-name="WW8Dropcap4052"/>
    <style:style style:name="WW-WW8Dropcap11011" style:family="text" style:parent-style-name="WW8Dropcap4052"/>
    <style:style style:name="WW-WW8Dropcap11021" style:family="text" style:parent-style-name="WW8Dropcap4052"/>
    <style:style style:name="WW-WW8Dropcap11031" style:family="text" style:parent-style-name="WW8Dropcap4052"/>
    <style:style style:name="WW-WW8Dropcap11041" style:family="text" style:parent-style-name="WW8Dropcap4052"/>
    <style:style style:name="WW-WW8Dropcap11051" style:family="text" style:parent-style-name="WW8Dropcap4052"/>
    <style:style style:name="WW-WW8Dropcap11061" style:family="text" style:parent-style-name="WW8Dropcap4052"/>
    <style:style style:name="WW-WW8Dropcap11071" style:family="text" style:parent-style-name="WW8Dropcap4052"/>
    <style:style style:name="WW-WW8Dropcap11081" style:family="text" style:parent-style-name="WW8Dropcap4052"/>
    <style:style style:name="WW-WW8Dropcap11091" style:family="text" style:parent-style-name="WW8Dropcap4052"/>
    <style:style style:name="WW-WW8Dropcap11101" style:family="text" style:parent-style-name="WW8Dropcap4052"/>
    <style:style style:name="WW-WW8Dropcap11111" style:family="text" style:parent-style-name="WW8Dropcap4052"/>
    <style:style style:name="WW-WW8Dropcap11121" style:family="text" style:parent-style-name="WW8Dropcap4052"/>
    <style:style style:name="WW-WW8Dropcap11131" style:family="text" style:parent-style-name="WW8Dropcap4052"/>
    <style:style style:name="WW-WW8Dropcap11141" style:family="text" style:parent-style-name="WW8Dropcap4052"/>
    <style:style style:name="WW-WW8Dropcap11151" style:family="text" style:parent-style-name="WW8Dropcap4052"/>
    <style:style style:name="WW-WW8Dropcap11161" style:family="text" style:parent-style-name="WW8Dropcap4052"/>
    <style:style style:name="WW-WW8Dropcap11171" style:family="text" style:parent-style-name="WW8Dropcap4052"/>
    <style:style style:name="WW-WW8Dropcap11181" style:family="text" style:parent-style-name="WW8Dropcap4052"/>
    <style:style style:name="WW-WW8Dropcap11191" style:family="text" style:parent-style-name="WW8Dropcap4052"/>
    <style:style style:name="WW-WW8Dropcap11201" style:family="text" style:parent-style-name="WW8Dropcap4052"/>
    <style:style style:name="WW-WW8Dropcap11211" style:family="text" style:parent-style-name="WW8Dropcap4052"/>
    <style:style style:name="WW-WW8Dropcap11221" style:family="text" style:parent-style-name="WW8Dropcap4052"/>
    <style:style style:name="WW-WW8Dropcap11231" style:family="text" style:parent-style-name="WW8Dropcap4052"/>
    <style:style style:name="WW-WW8Dropcap11241" style:family="text" style:parent-style-name="WW8Dropcap4052"/>
    <style:style style:name="WW-WW8Dropcap11251" style:family="text" style:parent-style-name="WW8Dropcap4052"/>
    <style:style style:name="WW-WW8Dropcap11261" style:family="text" style:parent-style-name="WW8Dropcap4052"/>
    <style:style style:name="WW-WW8Dropcap11271" style:family="text" style:parent-style-name="WW8Dropcap4052"/>
    <style:style style:name="WW-WW8Dropcap11281" style:family="text" style:parent-style-name="WW8Dropcap4052"/>
    <style:style style:name="WW-WW8Dropcap11291" style:family="text" style:parent-style-name="WW8Dropcap4052"/>
    <style:style style:name="WW-WW8Dropcap11301" style:family="text" style:parent-style-name="WW8Dropcap4052"/>
    <style:style style:name="WW-WW8Dropcap11311" style:family="text" style:parent-style-name="WW8Dropcap4052"/>
    <style:style style:name="WW-WW8Dropcap11321" style:family="text" style:parent-style-name="WW8Dropcap4052"/>
    <style:style style:name="WW-WW8Dropcap11331" style:family="text" style:parent-style-name="WW8Dropcap4052"/>
    <style:style style:name="WW-WW8Dropcap11341" style:family="text" style:parent-style-name="WW8Dropcap4052"/>
    <style:style style:name="WW-WW8Dropcap11351" style:family="text" style:parent-style-name="WW8Dropcap4052"/>
    <style:style style:name="WW-WW8Dropcap11361" style:family="text" style:parent-style-name="WW8Dropcap4052"/>
    <style:style style:name="WW-WW8Dropcap11371" style:family="text" style:parent-style-name="WW8Dropcap4052"/>
    <style:style style:name="WW-WW8Dropcap11381" style:family="text" style:parent-style-name="WW8Dropcap4052"/>
    <style:style style:name="WW-WW8Dropcap11391" style:family="text" style:parent-style-name="WW8Dropcap4052"/>
    <style:style style:name="WW-WW8Dropcap11401" style:family="text" style:parent-style-name="WW8Dropcap4052"/>
    <style:style style:name="WW-WW8Dropcap11411" style:family="text" style:parent-style-name="WW8Dropcap4052"/>
    <style:style style:name="WW-WW8Dropcap11421" style:family="text" style:parent-style-name="WW8Dropcap4052"/>
    <style:style style:name="WW-WW8Dropcap11431" style:family="text" style:parent-style-name="WW8Dropcap4052"/>
    <style:style style:name="WW-WW8Dropcap11441" style:family="text" style:parent-style-name="WW8Dropcap4052"/>
    <style:style style:name="WW-WW8Dropcap11451" style:family="text" style:parent-style-name="WW8Dropcap4052"/>
    <style:style style:name="WW-WW8Dropcap11461" style:family="text" style:parent-style-name="WW8Dropcap4052"/>
    <style:style style:name="WW-WW8Dropcap11471" style:family="text" style:parent-style-name="WW8Dropcap4052"/>
    <style:style style:name="WW-WW8Dropcap11481" style:family="text" style:parent-style-name="WW8Dropcap4052"/>
    <style:style style:name="WW-WW8Dropcap11491" style:family="text" style:parent-style-name="WW8Dropcap4052"/>
    <style:style style:name="WW-WW8Dropcap11501" style:family="text" style:parent-style-name="WW8Dropcap4052"/>
    <style:style style:name="WW-WW8Dropcap11511" style:family="text" style:parent-style-name="WW8Dropcap4052"/>
    <style:style style:name="WW-WW8Dropcap11521" style:family="text" style:parent-style-name="WW8Dropcap4052"/>
    <style:style style:name="WW-WW8Dropcap11531" style:family="text" style:parent-style-name="WW8Dropcap4052"/>
    <style:style style:name="WW-WW8Dropcap11541" style:family="text" style:parent-style-name="WW8Dropcap4052"/>
    <style:style style:name="WW-WW8Dropcap11551" style:family="text" style:parent-style-name="WW8Dropcap4052"/>
    <style:style style:name="WW-WW8Dropcap11561" style:family="text" style:parent-style-name="WW8Dropcap4052"/>
    <style:style style:name="WW-WW8Dropcap11571" style:family="text" style:parent-style-name="WW8Dropcap4052"/>
    <style:style style:name="WW-WW8Dropcap11581" style:family="text" style:parent-style-name="WW8Dropcap4052"/>
    <style:style style:name="WW-WW8Dropcap11591" style:family="text" style:parent-style-name="WW8Dropcap4052"/>
    <style:style style:name="WW-WW8Dropcap11601" style:family="text" style:parent-style-name="WW8Dropcap4052"/>
    <style:style style:name="WW-WW8Dropcap11611" style:family="text" style:parent-style-name="WW8Dropcap4052"/>
    <style:style style:name="WW-WW8Dropcap11621" style:family="text" style:parent-style-name="WW8Dropcap4052"/>
    <style:style style:name="WW-WW8Dropcap11631" style:family="text" style:parent-style-name="WW8Dropcap4052"/>
    <style:style style:name="WW-WW8Dropcap11641" style:family="text" style:parent-style-name="WW8Dropcap4052"/>
    <style:style style:name="WW-WW8Dropcap11651" style:family="text" style:parent-style-name="WW8Dropcap4052"/>
    <style:style style:name="WW-WW8Dropcap11661" style:family="text" style:parent-style-name="WW8Dropcap4052"/>
    <style:style style:name="WW-WW8Dropcap11671" style:family="text" style:parent-style-name="WW8Dropcap4052"/>
    <style:style style:name="WW-WW8Dropcap11681" style:family="text" style:parent-style-name="WW8Dropcap4052"/>
    <style:style style:name="WW-WW8Dropcap11691" style:family="text" style:parent-style-name="WW8Dropcap4052"/>
    <style:style style:name="WW-WW8Dropcap11701" style:family="text" style:parent-style-name="WW8Dropcap4052"/>
    <style:style style:name="WW-WW8Dropcap11711" style:family="text" style:parent-style-name="WW8Dropcap4052"/>
    <style:style style:name="WW-WW8Dropcap11721" style:family="text" style:parent-style-name="WW8Dropcap4052"/>
    <style:style style:name="WW-WW8Dropcap11731" style:family="text" style:parent-style-name="WW8Dropcap4052"/>
    <style:style style:name="WW-WW8Dropcap11741" style:family="text" style:parent-style-name="WW8Dropcap4052"/>
    <style:style style:name="WW-WW8Dropcap11751" style:family="text" style:parent-style-name="WW8Dropcap4052"/>
    <style:style style:name="WW-WW8Dropcap11761" style:family="text" style:parent-style-name="WW8Dropcap4052"/>
    <style:style style:name="WW-WW8Dropcap11771" style:family="text" style:parent-style-name="WW8Dropcap4052"/>
    <style:style style:name="WW-WW8Dropcap11781" style:family="text" style:parent-style-name="WW8Dropcap4052"/>
    <style:style style:name="WW-WW8Dropcap11791" style:family="text" style:parent-style-name="WW8Dropcap4052"/>
    <style:style style:name="WW-WW8Dropcap11801" style:family="text" style:parent-style-name="WW8Dropcap4052"/>
    <style:style style:name="WW-WW8Dropcap11811" style:family="text" style:parent-style-name="WW8Dropcap4052"/>
    <style:style style:name="WW-WW8Dropcap11821" style:family="text" style:parent-style-name="WW8Dropcap4052"/>
    <style:style style:name="WW-WW8Dropcap11831" style:family="text" style:parent-style-name="WW8Dropcap4052"/>
    <style:style style:name="WW-WW8Dropcap11841" style:family="text" style:parent-style-name="WW8Dropcap4052"/>
    <style:style style:name="WW-WW8Dropcap11851" style:family="text" style:parent-style-name="WW8Dropcap4052"/>
    <style:style style:name="WW-WW8Dropcap11861" style:family="text" style:parent-style-name="WW8Dropcap4052"/>
    <style:style style:name="WW-WW8Dropcap11871" style:family="text" style:parent-style-name="WW8Dropcap4052"/>
    <style:style style:name="WW-WW8Dropcap11881" style:family="text" style:parent-style-name="WW8Dropcap4052"/>
    <style:style style:name="WW-WW8Dropcap11891" style:family="text" style:parent-style-name="WW8Dropcap4052"/>
    <style:style style:name="WW-WW8Dropcap11901" style:family="text" style:parent-style-name="WW8Dropcap4052"/>
    <style:style style:name="WW-WW8Dropcap11911" style:family="text" style:parent-style-name="WW8Dropcap4052"/>
    <style:style style:name="WW-WW8Dropcap11921" style:family="text" style:parent-style-name="WW8Dropcap4052"/>
    <style:style style:name="WW-WW8Dropcap11931" style:family="text" style:parent-style-name="WW8Dropcap4052"/>
    <style:style style:name="WW-WW8Dropcap11941" style:family="text" style:parent-style-name="WW8Dropcap4052"/>
    <style:style style:name="WW-WW8Dropcap11951" style:family="text" style:parent-style-name="WW8Dropcap4052"/>
    <style:style style:name="WW-WW8Dropcap11961" style:family="text" style:parent-style-name="WW8Dropcap4052"/>
    <style:style style:name="WW-WW8Dropcap11971" style:family="text" style:parent-style-name="WW8Dropcap4052"/>
    <style:style style:name="WW-WW8Dropcap11981" style:family="text" style:parent-style-name="WW8Dropcap4052"/>
    <style:style style:name="WW-WW8Dropcap11991" style:family="text" style:parent-style-name="WW8Dropcap4052"/>
    <style:style style:name="WW-WW8Dropcap12001" style:family="text" style:parent-style-name="WW8Dropcap4052"/>
    <style:style style:name="WW-WW8Dropcap12011" style:family="text" style:parent-style-name="WW8Dropcap4052"/>
    <style:style style:name="WW-WW8Dropcap12021" style:family="text" style:parent-style-name="WW8Dropcap4052"/>
    <style:style style:name="WW-WW8Dropcap12031" style:family="text" style:parent-style-name="WW8Dropcap4052"/>
    <style:style style:name="WW-WW8Dropcap12041" style:family="text" style:parent-style-name="WW8Dropcap4052"/>
    <style:style style:name="WW-WW8Dropcap12051" style:family="text" style:parent-style-name="WW8Dropcap4052"/>
    <style:style style:name="WW-WW8Dropcap12061" style:family="text" style:parent-style-name="WW8Dropcap4052"/>
    <style:style style:name="WW-WW8Dropcap12071" style:family="text" style:parent-style-name="WW8Dropcap4052"/>
    <style:style style:name="WW-WW8Dropcap12081" style:family="text" style:parent-style-name="WW8Dropcap4052"/>
    <style:style style:name="WW-WW8Dropcap12091" style:family="text" style:parent-style-name="WW8Dropcap4052"/>
    <style:style style:name="WW-WW8Dropcap12101" style:family="text" style:parent-style-name="WW8Dropcap4052"/>
    <style:style style:name="WW-WW8Dropcap12111" style:family="text" style:parent-style-name="WW8Dropcap4052"/>
    <style:style style:name="WW-WW8Dropcap12121" style:family="text" style:parent-style-name="WW8Dropcap4052"/>
    <style:style style:name="WW-WW8Dropcap12131" style:family="text" style:parent-style-name="WW8Dropcap4052"/>
    <style:style style:name="WW-WW8Dropcap12141" style:family="text" style:parent-style-name="WW8Dropcap4052"/>
    <style:style style:name="WW-WW8Dropcap12151" style:family="text" style:parent-style-name="WW8Dropcap4052"/>
    <style:style style:name="WW-WW8Dropcap12161" style:family="text" style:parent-style-name="WW8Dropcap4052"/>
    <style:style style:name="WW-WW8Dropcap12171" style:family="text" style:parent-style-name="WW8Dropcap4052"/>
    <style:style style:name="WW-WW8Dropcap12181" style:family="text" style:parent-style-name="WW8Dropcap4052"/>
    <style:style style:name="WW-WW8Dropcap12191" style:family="text" style:parent-style-name="WW8Dropcap4052"/>
    <style:style style:name="WW-WW8Dropcap12201" style:family="text" style:parent-style-name="WW8Dropcap4052"/>
    <style:style style:name="WW-WW8Dropcap12211" style:family="text" style:parent-style-name="WW8Dropcap4052"/>
    <style:style style:name="WW-WW8Dropcap12221" style:family="text" style:parent-style-name="WW8Dropcap4052"/>
    <style:style style:name="WW-WW8Dropcap12231" style:family="text" style:parent-style-name="WW8Dropcap4052"/>
    <style:style style:name="WW-WW8Dropcap12241" style:family="text" style:parent-style-name="WW8Dropcap4052"/>
    <style:style style:name="WW-WW8Dropcap12251" style:family="text" style:parent-style-name="WW8Dropcap4052"/>
    <style:style style:name="WW-WW8Dropcap12261" style:family="text" style:parent-style-name="WW8Dropcap4052"/>
    <style:style style:name="WW-WW8Dropcap12271" style:family="text" style:parent-style-name="WW8Dropcap4052"/>
    <style:style style:name="WW-WW8Dropcap12281" style:family="text" style:parent-style-name="WW8Dropcap4052"/>
    <style:style style:name="WW-WW8Dropcap12291" style:family="text" style:parent-style-name="WW8Dropcap4052"/>
    <style:style style:name="WW-WW8Dropcap12301" style:family="text" style:parent-style-name="WW8Dropcap4052"/>
    <style:style style:name="WW-WW8Dropcap12311" style:family="text" style:parent-style-name="WW8Dropcap4052"/>
    <style:style style:name="WW-WW8Dropcap12321" style:family="text" style:parent-style-name="WW8Dropcap4052"/>
    <style:style style:name="WW-WW8Dropcap12331" style:family="text" style:parent-style-name="WW8Dropcap4052"/>
    <style:style style:name="WW-WW8Dropcap12341" style:family="text" style:parent-style-name="WW8Dropcap4052"/>
    <style:style style:name="WW-WW8Dropcap12351" style:family="text" style:parent-style-name="WW8Dropcap4052"/>
    <style:style style:name="WW-WW8Dropcap12361" style:family="text" style:parent-style-name="WW8Dropcap4052"/>
    <style:style style:name="WW-WW8Dropcap12371" style:family="text" style:parent-style-name="WW8Dropcap4052"/>
    <style:style style:name="WW-WW8Dropcap12381" style:family="text" style:parent-style-name="WW8Dropcap4052"/>
    <style:style style:name="WW-WW8Dropcap12391" style:family="text" style:parent-style-name="WW8Dropcap4052"/>
    <style:style style:name="WW-WW8Dropcap12401" style:family="text" style:parent-style-name="WW8Dropcap4052"/>
    <style:style style:name="WW-WW8Dropcap12411" style:family="text" style:parent-style-name="WW8Dropcap4052"/>
    <style:style style:name="WW-WW8Dropcap12421" style:family="text" style:parent-style-name="WW8Dropcap4052"/>
    <style:style style:name="WW-WW8Dropcap12431" style:family="text" style:parent-style-name="WW8Dropcap4052"/>
    <style:style style:name="WW-WW8Dropcap12441" style:family="text" style:parent-style-name="WW8Dropcap4052"/>
    <style:style style:name="WW-WW8Dropcap12451" style:family="text" style:parent-style-name="WW8Dropcap4052"/>
    <style:style style:name="WW-WW8Dropcap12461" style:family="text" style:parent-style-name="WW8Dropcap4052"/>
    <style:style style:name="WW-WW8Dropcap12471" style:family="text" style:parent-style-name="WW8Dropcap4052"/>
    <style:style style:name="WW-WW8Dropcap12481" style:family="text" style:parent-style-name="WW8Dropcap4052"/>
    <style:style style:name="WW-WW8Dropcap12491" style:family="text" style:parent-style-name="WW8Dropcap4052"/>
    <style:style style:name="WW-WW8Dropcap12501" style:family="text" style:parent-style-name="WW8Dropcap4052"/>
    <style:style style:name="WW-WW8Dropcap12511" style:family="text" style:parent-style-name="WW8Dropcap4052"/>
    <style:style style:name="WW-WW8Dropcap12521" style:family="text" style:parent-style-name="WW8Dropcap4052"/>
    <style:style style:name="WW-WW8Dropcap12531" style:family="text" style:parent-style-name="WW8Dropcap4052"/>
    <style:style style:name="WW-WW8Dropcap12541" style:family="text" style:parent-style-name="WW8Dropcap4052"/>
    <style:style style:name="WW-WW8Dropcap12551" style:family="text" style:parent-style-name="WW8Dropcap4052"/>
    <style:style style:name="WW-WW8Dropcap12561" style:family="text" style:parent-style-name="WW8Dropcap4052"/>
    <style:style style:name="WW-WW8Dropcap12571" style:family="text" style:parent-style-name="WW8Dropcap4052"/>
    <style:style style:name="WW-WW8Dropcap12581" style:family="text" style:parent-style-name="WW8Dropcap4052"/>
    <style:style style:name="WW-WW8Dropcap12591" style:family="text" style:parent-style-name="WW8Dropcap4052"/>
    <style:style style:name="WW-WW8Dropcap12601" style:family="text" style:parent-style-name="WW8Dropcap4052"/>
    <style:style style:name="WW-WW8Dropcap12611" style:family="text" style:parent-style-name="WW8Dropcap4052"/>
    <style:style style:name="WW-WW8Dropcap12621" style:family="text" style:parent-style-name="WW8Dropcap4052"/>
    <style:style style:name="WW-WW8Dropcap12631" style:family="text" style:parent-style-name="WW8Dropcap4052"/>
    <style:style style:name="WW-WW8Dropcap12641" style:family="text" style:parent-style-name="WW8Dropcap4052"/>
    <style:style style:name="WW-WW8Dropcap12651" style:family="text" style:parent-style-name="WW8Dropcap4052"/>
    <style:style style:name="WW-WW8Dropcap12661" style:family="text" style:parent-style-name="WW8Dropcap4052"/>
    <style:style style:name="WW-WW8Dropcap12671" style:family="text" style:parent-style-name="WW8Dropcap4052"/>
    <style:style style:name="WW-WW8Dropcap12681" style:family="text" style:parent-style-name="WW8Dropcap4052"/>
    <style:style style:name="WW-WW8Dropcap12691" style:family="text" style:parent-style-name="WW8Dropcap4052"/>
    <style:style style:name="WW-WW8Dropcap12701" style:family="text" style:parent-style-name="WW8Dropcap4052"/>
    <style:style style:name="WW-WW8Dropcap12711" style:family="text" style:parent-style-name="WW8Dropcap4052"/>
    <style:style style:name="WW-WW8Dropcap12721" style:family="text" style:parent-style-name="WW8Dropcap4052"/>
    <style:style style:name="WW-WW8Dropcap12731" style:family="text" style:parent-style-name="WW8Dropcap4052"/>
    <style:style style:name="WW-WW8Dropcap12741" style:family="text" style:parent-style-name="WW8Dropcap4052"/>
    <style:style style:name="WW-WW8Dropcap12751" style:family="text" style:parent-style-name="WW8Dropcap4052"/>
    <style:style style:name="WW-WW8Dropcap12761" style:family="text" style:parent-style-name="WW8Dropcap4052"/>
    <style:style style:name="WW-WW8Dropcap12771" style:family="text" style:parent-style-name="WW8Dropcap4052"/>
    <style:style style:name="WW-WW8Dropcap12781" style:family="text" style:parent-style-name="WW8Dropcap4052"/>
    <style:style style:name="WW-WW8Dropcap12791" style:family="text" style:parent-style-name="WW8Dropcap4052"/>
    <style:style style:name="WW-WW8Dropcap12801" style:family="text" style:parent-style-name="WW8Dropcap4052"/>
    <style:style style:name="WW-WW8Dropcap12811" style:family="text" style:parent-style-name="WW8Dropcap4052"/>
    <style:style style:name="WW-WW8Dropcap12821" style:family="text" style:parent-style-name="WW8Dropcap4052"/>
    <style:style style:name="WW-WW8Dropcap12831" style:family="text" style:parent-style-name="WW8Dropcap4052"/>
    <style:style style:name="WW-WW8Dropcap12841" style:family="text" style:parent-style-name="WW8Dropcap4052"/>
    <style:style style:name="WW-WW8Dropcap12851" style:family="text" style:parent-style-name="WW8Dropcap4052"/>
    <style:style style:name="WW-WW8Dropcap12861" style:family="text" style:parent-style-name="WW8Dropcap4052"/>
    <style:style style:name="WW-WW8Dropcap12871" style:family="text" style:parent-style-name="WW8Dropcap4052"/>
    <style:style style:name="WW-WW8Dropcap12881" style:family="text" style:parent-style-name="WW8Dropcap4052"/>
    <style:style style:name="WW-WW8Dropcap12891" style:family="text" style:parent-style-name="WW8Dropcap4052"/>
    <style:style style:name="WW-WW8Dropcap12901" style:family="text" style:parent-style-name="WW8Dropcap4052"/>
    <style:style style:name="WW-WW8Dropcap12911" style:family="text" style:parent-style-name="WW8Dropcap4052"/>
    <style:style style:name="WW-WW8Dropcap12921" style:family="text" style:parent-style-name="WW8Dropcap4052"/>
    <style:style style:name="WW-WW8Dropcap12931" style:family="text" style:parent-style-name="WW8Dropcap4052"/>
    <style:style style:name="WW-WW8Dropcap12941" style:family="text" style:parent-style-name="WW8Dropcap4052"/>
    <style:style style:name="WW-WW8Dropcap12951" style:family="text" style:parent-style-name="WW8Dropcap4052"/>
    <style:style style:name="WW-WW8Dropcap12961" style:family="text" style:parent-style-name="WW8Dropcap4052"/>
    <style:style style:name="WW-WW8Dropcap12971" style:family="text" style:parent-style-name="WW8Dropcap4052"/>
    <style:style style:name="WW-WW8Dropcap12981" style:family="text" style:parent-style-name="WW8Dropcap4052"/>
    <style:style style:name="WW-WW8Dropcap12991" style:family="text" style:parent-style-name="WW8Dropcap4052"/>
    <style:style style:name="WW-WW8Dropcap13001" style:family="text" style:parent-style-name="WW8Dropcap4052"/>
    <style:style style:name="WW-WW8Dropcap13011" style:family="text" style:parent-style-name="WW8Dropcap4052"/>
    <style:style style:name="WW-WW8Dropcap13021" style:family="text" style:parent-style-name="WW8Dropcap4052"/>
    <style:style style:name="WW-WW8Dropcap13031" style:family="text" style:parent-style-name="WW8Dropcap4052"/>
    <style:style style:name="WW-WW8Dropcap13041" style:family="text" style:parent-style-name="WW8Dropcap4052"/>
    <style:style style:name="WW-WW8Dropcap13051" style:family="text" style:parent-style-name="WW8Dropcap4052"/>
    <style:style style:name="WW-WW8Dropcap13061" style:family="text" style:parent-style-name="WW8Dropcap4052"/>
    <style:style style:name="WW-WW8Dropcap13071" style:family="text" style:parent-style-name="WW8Dropcap4052"/>
    <style:style style:name="WW-WW8Dropcap13081" style:family="text" style:parent-style-name="WW8Dropcap4052"/>
    <style:style style:name="WW-WW8Dropcap13091" style:family="text" style:parent-style-name="WW8Dropcap4052"/>
    <style:style style:name="WW-WW8Dropcap13101" style:family="text" style:parent-style-name="WW8Dropcap4052"/>
    <style:style style:name="WW-WW8Dropcap13111" style:family="text" style:parent-style-name="WW8Dropcap4052"/>
    <style:style style:name="WW-WW8Dropcap13121" style:family="text" style:parent-style-name="WW8Dropcap4052"/>
    <style:style style:name="WW-WW8Dropcap13131" style:family="text" style:parent-style-name="WW8Dropcap4052"/>
    <style:style style:name="WW-WW8Dropcap13141" style:family="text" style:parent-style-name="WW8Dropcap4052"/>
    <style:style style:name="WW-WW8Dropcap13151" style:family="text" style:parent-style-name="WW8Dropcap4052"/>
    <style:style style:name="WW-WW8Dropcap13161" style:family="text" style:parent-style-name="WW8Dropcap4052"/>
    <style:style style:name="WW-WW8Dropcap13171" style:family="text" style:parent-style-name="WW8Dropcap4052"/>
    <style:style style:name="WW-WW8Dropcap13181" style:family="text" style:parent-style-name="WW8Dropcap4052"/>
    <style:style style:name="WW-WW8Dropcap13191" style:family="text" style:parent-style-name="WW8Dropcap4052"/>
    <style:style style:name="WW-WW8Dropcap13201" style:family="text" style:parent-style-name="WW8Dropcap4052"/>
    <style:style style:name="WW-WW8Dropcap13211" style:family="text" style:parent-style-name="WW8Dropcap4052"/>
    <style:style style:name="WW-WW8Dropcap13221" style:family="text" style:parent-style-name="WW8Dropcap4052"/>
    <style:style style:name="WW-WW8Dropcap13231" style:family="text" style:parent-style-name="WW8Dropcap4052"/>
    <style:style style:name="WW-WW8Dropcap13241" style:family="text" style:parent-style-name="WW8Dropcap4052"/>
    <style:style style:name="WW-WW8Dropcap13251" style:family="text" style:parent-style-name="WW8Dropcap4052"/>
    <style:style style:name="WW-WW8Dropcap13261" style:family="text" style:parent-style-name="WW8Dropcap4052"/>
    <style:style style:name="WW-WW8Dropcap13271" style:family="text" style:parent-style-name="WW8Dropcap4052"/>
    <style:style style:name="WW-WW8Dropcap13281" style:family="text" style:parent-style-name="WW8Dropcap4052"/>
    <style:style style:name="WW-WW8Dropcap13291" style:family="text" style:parent-style-name="WW8Dropcap4052"/>
    <style:style style:name="WW-WW8Dropcap13301" style:family="text" style:parent-style-name="WW8Dropcap4052"/>
    <style:style style:name="WW-WW8Dropcap13311" style:family="text" style:parent-style-name="WW8Dropcap4052"/>
    <style:style style:name="WW-WW8Dropcap13321" style:family="text" style:parent-style-name="WW8Dropcap4052"/>
    <style:style style:name="WW-WW8Dropcap13331" style:family="text" style:parent-style-name="WW8Dropcap4052"/>
    <style:style style:name="WW-WW8Dropcap13341" style:family="text" style:parent-style-name="WW8Dropcap4052"/>
    <style:style style:name="WW-WW8Dropcap13351" style:family="text" style:parent-style-name="WW8Dropcap4052"/>
    <style:style style:name="WW-WW8Dropcap13361" style:family="text" style:parent-style-name="WW8Dropcap4052"/>
    <style:style style:name="WW-WW8Dropcap13371" style:family="text" style:parent-style-name="WW8Dropcap4052"/>
    <style:style style:name="WW-WW8Dropcap13381" style:family="text" style:parent-style-name="WW8Dropcap4052"/>
    <style:style style:name="WW-WW8Dropcap13391" style:family="text" style:parent-style-name="WW8Dropcap4052"/>
    <style:style style:name="WW-WW8Dropcap13401" style:family="text" style:parent-style-name="WW8Dropcap4052"/>
    <style:style style:name="WW-WW8Dropcap13411" style:family="text" style:parent-style-name="WW8Dropcap4052"/>
    <style:style style:name="WW-WW8Dropcap13421" style:family="text" style:parent-style-name="WW8Dropcap4052"/>
    <style:style style:name="WW-WW8Dropcap13431" style:family="text" style:parent-style-name="WW8Dropcap4052"/>
    <style:style style:name="WW-WW8Dropcap13441" style:family="text" style:parent-style-name="WW8Dropcap4052"/>
    <style:style style:name="WW-WW8Dropcap13451" style:family="text" style:parent-style-name="WW8Dropcap4052"/>
    <style:style style:name="WW-WW8Dropcap13461" style:family="text" style:parent-style-name="WW8Dropcap4052"/>
    <style:style style:name="WW-WW8Dropcap13471" style:family="text" style:parent-style-name="WW8Dropcap4052"/>
    <style:style style:name="WW-WW8Dropcap13481" style:family="text" style:parent-style-name="WW8Dropcap4052"/>
    <style:style style:name="WW-WW8Dropcap13491" style:family="text" style:parent-style-name="WW8Dropcap4052"/>
    <style:style style:name="WW-WW8Dropcap13501" style:family="text" style:parent-style-name="WW8Dropcap4052"/>
    <style:style style:name="WW-WW8Dropcap13511" style:family="text" style:parent-style-name="WW8Dropcap4052"/>
    <style:style style:name="WW-WW8Dropcap13521" style:family="text" style:parent-style-name="WW8Dropcap4052"/>
    <style:style style:name="WW-WW8Dropcap13531" style:family="text" style:parent-style-name="WW8Dropcap4052"/>
    <style:style style:name="WW-WW8Dropcap13541" style:family="text" style:parent-style-name="WW8Dropcap4052"/>
    <style:style style:name="WW-WW8Dropcap13551" style:family="text" style:parent-style-name="WW8Dropcap4052"/>
    <style:style style:name="WW-WW8Dropcap13561" style:family="text" style:parent-style-name="WW8Dropcap4052"/>
    <style:style style:name="WW-WW8Dropcap13571" style:family="text" style:parent-style-name="WW8Dropcap4052"/>
    <style:style style:name="WW-WW8Dropcap13581" style:family="text" style:parent-style-name="WW8Dropcap4052"/>
    <style:style style:name="WW-WW8Dropcap13591" style:family="text" style:parent-style-name="WW8Dropcap4052"/>
    <style:style style:name="WW-WW8Dropcap13601" style:family="text" style:parent-style-name="WW8Dropcap4052"/>
    <style:style style:name="WW-WW8Dropcap13611" style:family="text" style:parent-style-name="WW8Dropcap4052"/>
    <style:style style:name="WW-WW8Dropcap13621" style:family="text" style:parent-style-name="WW8Dropcap4052"/>
    <style:style style:name="WW-WW8Dropcap13631" style:family="text" style:parent-style-name="WW8Dropcap4052"/>
    <style:style style:name="WW-WW8Dropcap13641" style:family="text" style:parent-style-name="WW8Dropcap4052"/>
    <style:style style:name="WW-WW8Dropcap13651" style:family="text" style:parent-style-name="WW8Dropcap4052"/>
    <style:style style:name="WW-WW8Dropcap13661" style:family="text" style:parent-style-name="WW8Dropcap4052"/>
    <style:style style:name="WW-WW8Dropcap13671" style:family="text" style:parent-style-name="WW8Dropcap4052"/>
    <style:style style:name="WW-WW8Dropcap13681" style:family="text" style:parent-style-name="WW8Dropcap4052"/>
    <style:style style:name="WW-WW8Dropcap13691" style:family="text" style:parent-style-name="WW8Dropcap4052"/>
    <style:style style:name="WW-WW8Dropcap13701" style:family="text" style:parent-style-name="WW8Dropcap4052"/>
    <style:style style:name="WW-WW8Dropcap13711" style:family="text" style:parent-style-name="WW8Dropcap4052"/>
    <style:style style:name="WW-WW8Dropcap13721" style:family="text" style:parent-style-name="WW8Dropcap4052"/>
    <style:style style:name="WW-WW8Dropcap13731" style:family="text" style:parent-style-name="WW8Dropcap4052"/>
    <style:style style:name="WW-WW8Dropcap13741" style:family="text" style:parent-style-name="WW8Dropcap4052"/>
    <style:style style:name="WW-WW8Dropcap13751" style:family="text" style:parent-style-name="WW8Dropcap4052"/>
    <style:style style:name="WW-WW8Dropcap13761" style:family="text" style:parent-style-name="WW8Dropcap4052"/>
    <style:style style:name="WW-WW8Dropcap13771" style:family="text" style:parent-style-name="WW8Dropcap4052"/>
    <style:style style:name="WW-WW8Dropcap13781" style:family="text" style:parent-style-name="WW8Dropcap4052"/>
    <style:style style:name="WW-WW8Dropcap13791" style:family="text" style:parent-style-name="WW8Dropcap4052"/>
    <style:style style:name="WW-WW8Dropcap13801" style:family="text" style:parent-style-name="WW8Dropcap4052"/>
    <style:style style:name="WW-WW8Dropcap13811" style:family="text" style:parent-style-name="WW8Dropcap4052"/>
    <style:style style:name="WW-WW8Dropcap13821" style:family="text" style:parent-style-name="WW8Dropcap4052"/>
    <style:style style:name="WW-WW8Dropcap13831" style:family="text" style:parent-style-name="WW8Dropcap4052"/>
    <style:style style:name="WW-WW8Dropcap13841" style:family="text" style:parent-style-name="WW8Dropcap4052"/>
    <style:style style:name="WW-WW8Dropcap13851" style:family="text" style:parent-style-name="WW8Dropcap4052"/>
    <style:style style:name="WW-WW8Dropcap13861" style:family="text" style:parent-style-name="WW8Dropcap4052"/>
    <style:style style:name="WW-WW8Dropcap13871" style:family="text" style:parent-style-name="WW8Dropcap4052"/>
    <style:style style:name="WW-WW8Dropcap13881" style:family="text" style:parent-style-name="WW8Dropcap4052"/>
    <style:style style:name="WW-WW8Dropcap13891" style:family="text" style:parent-style-name="WW8Dropcap4052"/>
    <style:style style:name="WW-WW8Dropcap13901" style:family="text" style:parent-style-name="WW8Dropcap4052"/>
    <style:style style:name="WW-WW8Dropcap13911" style:family="text" style:parent-style-name="WW8Dropcap4052"/>
    <style:style style:name="WW-WW8Dropcap13921" style:family="text" style:parent-style-name="WW8Dropcap4052"/>
    <style:style style:name="WW-WW8Dropcap13931" style:family="text" style:parent-style-name="WW8Dropcap4052"/>
    <style:style style:name="WW-WW8Dropcap13941" style:family="text" style:parent-style-name="WW8Dropcap4052"/>
    <style:style style:name="WW-WW8Dropcap13951" style:family="text" style:parent-style-name="WW8Dropcap4052"/>
    <style:style style:name="WW-WW8Dropcap13961" style:family="text" style:parent-style-name="WW8Dropcap4052"/>
    <style:style style:name="WW-WW8Dropcap13971" style:family="text" style:parent-style-name="WW8Dropcap4052"/>
    <style:style style:name="WW-WW8Dropcap13981" style:family="text" style:parent-style-name="WW8Dropcap4052"/>
    <style:style style:name="WW-WW8Dropcap13991" style:family="text" style:parent-style-name="WW8Dropcap4052"/>
    <style:style style:name="WW-WW8Dropcap14001" style:family="text" style:parent-style-name="WW8Dropcap4052"/>
    <style:style style:name="WW-WW8Dropcap14011" style:family="text" style:parent-style-name="WW8Dropcap4052"/>
    <style:style style:name="WW-WW8Dropcap14021" style:family="text" style:parent-style-name="WW8Dropcap4052"/>
    <style:style style:name="WW-WW8Dropcap14031" style:family="text" style:parent-style-name="WW8Dropcap4052"/>
    <style:style style:name="WW-WW8Dropcap14041" style:family="text" style:parent-style-name="WW8Dropcap4052"/>
    <style:style style:name="WW-WW8Dropcap14051" style:family="text" style:parent-style-name="WW8Dropcap4052"/>
    <style:style style:name="WW-WW8Dropcap14061" style:family="text" style:parent-style-name="WW8Dropcap4052"/>
    <style:style style:name="WW-WW8Dropcap14071" style:family="text" style:parent-style-name="WW8Dropcap4052"/>
    <style:style style:name="WW-WW8Dropcap14081" style:family="text" style:parent-style-name="WW8Dropcap4052"/>
    <style:style style:name="WW-WW8Dropcap14091" style:family="text" style:parent-style-name="WW8Dropcap4052"/>
    <style:style style:name="WW-WW8Dropcap14101" style:family="text" style:parent-style-name="WW8Dropcap4052"/>
    <style:style style:name="WW-WW8Dropcap14111" style:family="text" style:parent-style-name="WW8Dropcap4052"/>
    <style:style style:name="WW-WW8Dropcap14121" style:family="text" style:parent-style-name="WW8Dropcap4052"/>
    <style:style style:name="WW-WW8Dropcap14131" style:family="text" style:parent-style-name="WW8Dropcap4052"/>
    <style:style style:name="WW-WW8Dropcap14141" style:family="text" style:parent-style-name="WW8Dropcap4052"/>
    <style:style style:name="WW-WW8Dropcap14151" style:family="text" style:parent-style-name="WW8Dropcap4052"/>
    <style:style style:name="WW-WW8Dropcap14161" style:family="text" style:parent-style-name="WW8Dropcap4052"/>
    <style:style style:name="WW-WW8Dropcap14171" style:family="text" style:parent-style-name="WW8Dropcap4052"/>
    <style:style style:name="WW-WW8Dropcap14181" style:family="text" style:parent-style-name="WW8Dropcap4052"/>
    <style:style style:name="WW-WW8Dropcap14191" style:family="text" style:parent-style-name="WW8Dropcap4052"/>
    <style:style style:name="WW-WW8Dropcap14201" style:family="text" style:parent-style-name="WW8Dropcap4052"/>
    <style:style style:name="WW-WW8Dropcap14211" style:family="text" style:parent-style-name="WW8Dropcap4052"/>
    <style:style style:name="WW-WW8Dropcap14221" style:family="text" style:parent-style-name="WW8Dropcap4052"/>
    <style:style style:name="WW-WW8Dropcap14231" style:family="text" style:parent-style-name="WW8Dropcap4052"/>
    <style:style style:name="WW-WW8Dropcap14241" style:family="text" style:parent-style-name="WW8Dropcap4052"/>
    <style:style style:name="WW-WW8Dropcap14251" style:family="text" style:parent-style-name="WW8Dropcap4052"/>
    <style:style style:name="WW-WW8Dropcap14261" style:family="text" style:parent-style-name="WW8Dropcap4052"/>
    <style:style style:name="WW-WW8Dropcap14271" style:family="text" style:parent-style-name="WW8Dropcap4052"/>
    <style:style style:name="WW-WW8Dropcap14281" style:family="text" style:parent-style-name="WW8Dropcap4052"/>
    <style:style style:name="WW-WW8Dropcap14291" style:family="text" style:parent-style-name="WW8Dropcap4052"/>
    <style:style style:name="WW-WW8Dropcap14301" style:family="text" style:parent-style-name="WW8Dropcap4052"/>
    <style:style style:name="WW-WW8Dropcap14311" style:family="text" style:parent-style-name="WW8Dropcap4052"/>
    <style:style style:name="WW-WW8Dropcap14321" style:family="text" style:parent-style-name="WW8Dropcap4052"/>
    <style:style style:name="WW-WW8Dropcap14331" style:family="text" style:parent-style-name="WW8Dropcap4052"/>
    <style:style style:name="WW-WW8Dropcap14341" style:family="text" style:parent-style-name="WW8Dropcap4052"/>
    <style:style style:name="WW-WW8Dropcap14351" style:family="text" style:parent-style-name="WW8Dropcap4052"/>
    <style:style style:name="WW-WW8Dropcap14361" style:family="text" style:parent-style-name="WW8Dropcap4052"/>
    <style:style style:name="WW-WW8Dropcap14371" style:family="text" style:parent-style-name="WW8Dropcap4052"/>
    <style:style style:name="WW-WW8Dropcap14381" style:family="text" style:parent-style-name="WW8Dropcap4052"/>
    <style:style style:name="WW-WW8Dropcap14391" style:family="text" style:parent-style-name="WW8Dropcap4052"/>
    <style:style style:name="WW-WW8Dropcap14401" style:family="text" style:parent-style-name="WW8Dropcap4052"/>
    <style:style style:name="WW-WW8Dropcap14411" style:family="text" style:parent-style-name="WW8Dropcap4052"/>
    <style:style style:name="WW-WW8Dropcap14421" style:family="text" style:parent-style-name="WW8Dropcap4052"/>
    <style:style style:name="WW-WW8Dropcap14431" style:family="text" style:parent-style-name="WW8Dropcap4052"/>
    <style:style style:name="WW-WW8Dropcap14441" style:family="text" style:parent-style-name="WW8Dropcap4052"/>
    <style:style style:name="WW-WW8Dropcap14451" style:family="text" style:parent-style-name="WW8Dropcap4052"/>
    <style:style style:name="WW-WW8Dropcap14461" style:family="text" style:parent-style-name="WW8Dropcap4052"/>
    <style:style style:name="WW-WW8Dropcap14471" style:family="text" style:parent-style-name="WW8Dropcap4052"/>
    <style:style style:name="WW-WW8Dropcap14481" style:family="text" style:parent-style-name="WW8Dropcap4052"/>
    <style:style style:name="WW-WW8Dropcap14491" style:family="text" style:parent-style-name="WW8Dropcap4052"/>
    <style:style style:name="WW-WW8Dropcap14501" style:family="text" style:parent-style-name="WW8Dropcap4052"/>
    <style:style style:name="WW-WW8Dropcap14511" style:family="text" style:parent-style-name="WW8Dropcap4052"/>
    <style:style style:name="WW-WW8Dropcap14521" style:family="text" style:parent-style-name="WW8Dropcap4052"/>
    <style:style style:name="WW-WW8Dropcap14531" style:family="text" style:parent-style-name="WW8Dropcap4052"/>
    <style:style style:name="WW-WW8Dropcap14541" style:family="text" style:parent-style-name="WW8Dropcap4052"/>
    <style:style style:name="WW-WW8Dropcap14551" style:family="text" style:parent-style-name="WW8Dropcap4052"/>
    <style:style style:name="WW-WW8Dropcap14561" style:family="text" style:parent-style-name="WW8Dropcap4052"/>
    <style:style style:name="WW-WW8Dropcap14571" style:family="text" style:parent-style-name="WW8Dropcap4052"/>
    <style:style style:name="WW-WW8Dropcap14581" style:family="text" style:parent-style-name="WW8Dropcap4052"/>
    <style:style style:name="WW-WW8Dropcap14591" style:family="text" style:parent-style-name="WW8Dropcap4052"/>
    <style:style style:name="WW-WW8Dropcap14601" style:family="text" style:parent-style-name="WW8Dropcap4052"/>
    <style:style style:name="WW-WW8Dropcap14611" style:family="text" style:parent-style-name="WW8Dropcap4052"/>
    <style:style style:name="WW-WW8Dropcap14621" style:family="text" style:parent-style-name="WW8Dropcap4052"/>
    <style:style style:name="WW-WW8Dropcap14631" style:family="text" style:parent-style-name="WW8Dropcap4052"/>
    <style:style style:name="WW-WW8Dropcap14641" style:family="text" style:parent-style-name="WW8Dropcap4052"/>
    <style:style style:name="WW-WW8Dropcap14651" style:family="text" style:parent-style-name="WW8Dropcap4052"/>
    <style:style style:name="WW-WW8Dropcap14661" style:family="text" style:parent-style-name="WW8Dropcap4052"/>
    <style:style style:name="WW-WW8Dropcap14671" style:family="text" style:parent-style-name="WW8Dropcap4052"/>
    <style:style style:name="WW-WW8Dropcap14681" style:family="text" style:parent-style-name="WW8Dropcap4052"/>
    <style:style style:name="WW-WW8Dropcap14691" style:family="text" style:parent-style-name="WW8Dropcap4052"/>
    <style:style style:name="WW-WW8Dropcap14701" style:family="text" style:parent-style-name="WW8Dropcap4052"/>
    <style:style style:name="WW-WW8Dropcap14711" style:family="text" style:parent-style-name="WW8Dropcap4052"/>
    <style:style style:name="WW-WW8Dropcap14721" style:family="text" style:parent-style-name="WW8Dropcap4052"/>
    <style:style style:name="WW-WW8Dropcap14731" style:family="text" style:parent-style-name="WW8Dropcap4052"/>
    <style:style style:name="WW-WW8Dropcap14741" style:family="text" style:parent-style-name="WW8Dropcap4052"/>
    <style:style style:name="WW-WW8Dropcap14751" style:family="text" style:parent-style-name="WW8Dropcap4052"/>
    <style:style style:name="WW-WW8Dropcap14761" style:family="text" style:parent-style-name="WW8Dropcap4052"/>
    <style:style style:name="WW-WW8Dropcap14771" style:family="text" style:parent-style-name="WW8Dropcap4052"/>
    <style:style style:name="WW-WW8Dropcap14781" style:family="text" style:parent-style-name="WW8Dropcap4052"/>
    <style:style style:name="WW-WW8Dropcap14791" style:family="text" style:parent-style-name="WW8Dropcap4052"/>
    <style:style style:name="WW-WW8Dropcap14801" style:family="text" style:parent-style-name="WW8Dropcap4052"/>
    <style:style style:name="WW-WW8Dropcap14811" style:family="text" style:parent-style-name="WW8Dropcap4052"/>
    <style:style style:name="WW-WW8Dropcap14821" style:family="text" style:parent-style-name="WW8Dropcap4052"/>
    <style:style style:name="WW-WW8Dropcap14831" style:family="text" style:parent-style-name="WW8Dropcap4052"/>
    <style:style style:name="WW-WW8Dropcap14841" style:family="text" style:parent-style-name="WW8Dropcap4052"/>
    <style:style style:name="WW-WW8Dropcap14851" style:family="text" style:parent-style-name="WW8Dropcap4052"/>
    <style:style style:name="WW-WW8Dropcap14861" style:family="text" style:parent-style-name="WW8Dropcap4052"/>
    <style:style style:name="WW-WW8Dropcap14871" style:family="text" style:parent-style-name="WW8Dropcap4052"/>
    <style:style style:name="WW-WW8Dropcap14881" style:family="text" style:parent-style-name="WW8Dropcap4052"/>
    <style:style style:name="WW-WW8Dropcap14891" style:family="text" style:parent-style-name="WW8Dropcap4052"/>
    <style:style style:name="WW-WW8Dropcap14901" style:family="text" style:parent-style-name="WW8Dropcap4052"/>
    <style:style style:name="WW-WW8Dropcap14911" style:family="text" style:parent-style-name="WW8Dropcap4052"/>
    <style:style style:name="WW-WW8Dropcap14921" style:family="text" style:parent-style-name="WW8Dropcap4052"/>
    <style:style style:name="WW-WW8Dropcap14931" style:family="text" style:parent-style-name="WW8Dropcap4052"/>
    <style:style style:name="WW-WW8Dropcap14941" style:family="text" style:parent-style-name="WW8Dropcap4052"/>
    <style:style style:name="WW-WW8Dropcap14951" style:family="text" style:parent-style-name="WW8Dropcap4052"/>
    <style:style style:name="WW-WW8Dropcap14961" style:family="text" style:parent-style-name="WW8Dropcap4052"/>
    <style:style style:name="WW-WW8Dropcap14971" style:family="text" style:parent-style-name="WW8Dropcap4052"/>
    <style:style style:name="WW-WW8Dropcap14981" style:family="text" style:parent-style-name="WW8Dropcap4052"/>
    <style:style style:name="WW-WW8Dropcap14991" style:family="text" style:parent-style-name="WW8Dropcap4052"/>
    <style:style style:name="WW-WW8Dropcap15001" style:family="text" style:parent-style-name="WW8Dropcap4052"/>
    <style:style style:name="WW-WW8Dropcap15011" style:family="text" style:parent-style-name="WW8Dropcap4052"/>
    <style:style style:name="WW-WW8Dropcap15021" style:family="text" style:parent-style-name="WW8Dropcap4052"/>
    <style:style style:name="WW-WW8Dropcap15031" style:family="text" style:parent-style-name="WW8Dropcap4052"/>
    <style:style style:name="WW-WW8Dropcap15041" style:family="text" style:parent-style-name="WW8Dropcap4052"/>
    <style:style style:name="WW-WW8Dropcap15051" style:family="text" style:parent-style-name="WW8Dropcap4052"/>
    <style:style style:name="WW-WW8Dropcap15061" style:family="text" style:parent-style-name="WW8Dropcap4052"/>
    <style:style style:name="WW-WW8Dropcap15071" style:family="text" style:parent-style-name="WW8Dropcap4052"/>
    <style:style style:name="WW-WW8Dropcap15081" style:family="text" style:parent-style-name="WW8Dropcap4052"/>
    <style:style style:name="WW-WW8Dropcap15091" style:family="text" style:parent-style-name="WW8Dropcap4052"/>
    <style:style style:name="WW-WW8Dropcap15101" style:family="text" style:parent-style-name="WW8Dropcap4052"/>
    <style:style style:name="WW-WW8Dropcap15111" style:family="text" style:parent-style-name="WW8Dropcap4052"/>
    <style:style style:name="WW-WW8Dropcap15121" style:family="text" style:parent-style-name="WW8Dropcap4052"/>
    <style:style style:name="WW-WW8Dropcap15131" style:family="text" style:parent-style-name="WW8Dropcap4052"/>
    <style:style style:name="WW-WW8Dropcap15141" style:family="text" style:parent-style-name="WW8Dropcap4052"/>
    <style:style style:name="WW-WW8Dropcap15151" style:family="text" style:parent-style-name="WW8Dropcap4052"/>
    <style:style style:name="WW-WW8Dropcap15161" style:family="text" style:parent-style-name="WW8Dropcap4052"/>
    <style:style style:name="WW-WW8Dropcap15171" style:family="text" style:parent-style-name="WW8Dropcap4052"/>
    <style:style style:name="WW-WW8Dropcap15181" style:family="text" style:parent-style-name="WW8Dropcap4052"/>
    <style:style style:name="WW-WW8Dropcap15191" style:family="text" style:parent-style-name="WW8Dropcap4052"/>
    <style:style style:name="WW-WW8Dropcap15201" style:family="text" style:parent-style-name="WW8Dropcap4052"/>
    <style:style style:name="WW-WW8Dropcap15211" style:family="text" style:parent-style-name="WW8Dropcap4052"/>
    <style:style style:name="WW-WW8Dropcap15221" style:family="text" style:parent-style-name="WW8Dropcap4052"/>
    <style:style style:name="WW-WW8Dropcap15231" style:family="text" style:parent-style-name="WW8Dropcap4052"/>
    <style:style style:name="WW-WW8Dropcap15241" style:family="text" style:parent-style-name="WW8Dropcap4052"/>
    <style:style style:name="WW-WW8Dropcap15251" style:family="text" style:parent-style-name="WW8Dropcap4052"/>
    <style:style style:name="WW-WW8Dropcap15261" style:family="text" style:parent-style-name="WW8Dropcap4052"/>
    <style:style style:name="WW-WW8Dropcap15271" style:family="text" style:parent-style-name="WW8Dropcap4052"/>
    <style:style style:name="WW-WW8Dropcap15281" style:family="text" style:parent-style-name="WW8Dropcap4052"/>
    <style:style style:name="WW-WW8Dropcap15291" style:family="text" style:parent-style-name="WW8Dropcap4052"/>
    <style:style style:name="WW-WW8Dropcap15301" style:family="text" style:parent-style-name="WW8Dropcap4052"/>
    <style:style style:name="WW-WW8Dropcap15311" style:family="text" style:parent-style-name="WW8Dropcap4052"/>
    <style:style style:name="WW-WW8Dropcap15321" style:family="text" style:parent-style-name="WW8Dropcap4052"/>
    <style:style style:name="WW-WW8Dropcap15331" style:family="text" style:parent-style-name="WW8Dropcap4052"/>
    <style:style style:name="WW-WW8Dropcap15341" style:family="text" style:parent-style-name="WW8Dropcap4052"/>
    <style:style style:name="WW-WW8Dropcap15351" style:family="text" style:parent-style-name="WW8Dropcap4052"/>
    <style:style style:name="WW-WW8Dropcap15361" style:family="text" style:parent-style-name="WW8Dropcap4052"/>
    <style:style style:name="WW-WW8Dropcap15371" style:family="text" style:parent-style-name="WW8Dropcap4052"/>
    <style:style style:name="WW-WW8Dropcap15381" style:family="text" style:parent-style-name="WW8Dropcap4052"/>
    <style:style style:name="WW-WW8Dropcap15391" style:family="text" style:parent-style-name="WW8Dropcap4052"/>
    <style:style style:name="WW-WW8Dropcap15401" style:family="text" style:parent-style-name="WW8Dropcap4052"/>
    <style:style style:name="WW-WW8Dropcap15411" style:family="text" style:parent-style-name="WW8Dropcap4052"/>
    <style:style style:name="WW-WW8Dropcap15421" style:family="text" style:parent-style-name="WW8Dropcap4052"/>
    <style:style style:name="WW-WW8Dropcap15431" style:family="text" style:parent-style-name="WW8Dropcap4052"/>
    <style:style style:name="WW-WW8Dropcap15441" style:family="text" style:parent-style-name="WW8Dropcap4052"/>
    <style:style style:name="WW-WW8Dropcap15451" style:family="text" style:parent-style-name="WW8Dropcap4052"/>
    <style:style style:name="WW-WW8Dropcap15461" style:family="text" style:parent-style-name="WW8Dropcap4052"/>
    <style:style style:name="WW-WW8Dropcap15471" style:family="text" style:parent-style-name="WW8Dropcap4052"/>
    <style:style style:name="WW-WW8Dropcap15481" style:family="text" style:parent-style-name="WW8Dropcap4052"/>
    <style:style style:name="WW-WW8Dropcap15491" style:family="text" style:parent-style-name="WW8Dropcap4052"/>
    <style:style style:name="WW-WW8Dropcap15501" style:family="text" style:parent-style-name="WW8Dropcap4052"/>
    <style:style style:name="WW-WW8Dropcap15511" style:family="text" style:parent-style-name="WW8Dropcap4052"/>
    <style:style style:name="WW-WW8Dropcap15521" style:family="text" style:parent-style-name="WW8Dropcap4052"/>
    <style:style style:name="WW-WW8Dropcap15531" style:family="text" style:parent-style-name="WW8Dropcap4052"/>
    <style:style style:name="WW-WW8Dropcap15541" style:family="text" style:parent-style-name="WW8Dropcap4052"/>
    <style:style style:name="WW-WW8Dropcap15551" style:family="text" style:parent-style-name="WW8Dropcap4052"/>
    <style:style style:name="WW-WW8Dropcap15561" style:family="text" style:parent-style-name="WW8Dropcap4052"/>
    <style:style style:name="WW-WW8Dropcap15571" style:family="text" style:parent-style-name="WW8Dropcap4052"/>
    <style:style style:name="WW-WW8Dropcap15581" style:family="text" style:parent-style-name="WW8Dropcap4052"/>
    <style:style style:name="WW-WW8Dropcap15591" style:family="text" style:parent-style-name="WW8Dropcap4052"/>
    <style:style style:name="WW-WW8Dropcap15601" style:family="text" style:parent-style-name="WW8Dropcap4052"/>
    <style:style style:name="WW-WW8Dropcap15611" style:family="text" style:parent-style-name="WW8Dropcap4052"/>
    <style:style style:name="WW-WW8Dropcap15621" style:family="text" style:parent-style-name="WW8Dropcap4052"/>
    <style:style style:name="WW-WW8Dropcap15631" style:family="text" style:parent-style-name="WW8Dropcap4052"/>
    <style:style style:name="WW-WW8Dropcap15641" style:family="text" style:parent-style-name="WW8Dropcap4052"/>
    <style:style style:name="WW-WW8Dropcap15651" style:family="text" style:parent-style-name="WW8Dropcap4052"/>
    <style:style style:name="WW-WW8Dropcap15661" style:family="text" style:parent-style-name="WW8Dropcap4052"/>
    <style:style style:name="WW-WW8Dropcap15671" style:family="text" style:parent-style-name="WW8Dropcap4052"/>
    <style:style style:name="WW-WW8Dropcap15681" style:family="text" style:parent-style-name="WW8Dropcap4052"/>
    <style:style style:name="WW-WW8Dropcap15691" style:family="text" style:parent-style-name="WW8Dropcap4052"/>
    <style:style style:name="WW-WW8Dropcap15701" style:family="text" style:parent-style-name="WW8Dropcap4052"/>
    <style:style style:name="WW-WW8Dropcap15711" style:family="text" style:parent-style-name="WW8Dropcap4052"/>
    <style:style style:name="WW-WW8Dropcap15721" style:family="text" style:parent-style-name="WW8Dropcap4052"/>
    <style:style style:name="WW-WW8Dropcap15731" style:family="text" style:parent-style-name="WW8Dropcap4052"/>
    <style:style style:name="WW-WW8Dropcap15741" style:family="text" style:parent-style-name="WW8Dropcap4052"/>
    <style:style style:name="WW-WW8Dropcap15751" style:family="text" style:parent-style-name="WW8Dropcap4052"/>
    <style:style style:name="WW-WW8Dropcap15761" style:family="text" style:parent-style-name="WW8Dropcap4052"/>
    <style:style style:name="WW-WW8Dropcap15771" style:family="text" style:parent-style-name="WW8Dropcap4052"/>
    <style:style style:name="WW-WW8Dropcap15781" style:family="text" style:parent-style-name="WW8Dropcap4052"/>
    <style:style style:name="WW-WW8Dropcap15791" style:family="text" style:parent-style-name="WW8Dropcap4052"/>
    <style:style style:name="WW-WW8Dropcap15801" style:family="text" style:parent-style-name="WW8Dropcap4052"/>
    <style:style style:name="WW-WW8Dropcap15811" style:family="text" style:parent-style-name="WW8Dropcap4052"/>
    <style:style style:name="WW-WW8Dropcap15821" style:family="text" style:parent-style-name="WW8Dropcap4052"/>
    <style:style style:name="WW-WW8Dropcap15831" style:family="text" style:parent-style-name="WW8Dropcap4052"/>
    <style:style style:name="WW-WW8Dropcap15841" style:family="text" style:parent-style-name="WW8Dropcap4052"/>
    <style:style style:name="WW-WW8Dropcap15851" style:family="text" style:parent-style-name="WW8Dropcap4052"/>
    <style:style style:name="WW-WW8Dropcap15861" style:family="text" style:parent-style-name="WW8Dropcap4052"/>
    <style:style style:name="WW-WW8Dropcap15871" style:family="text" style:parent-style-name="WW8Dropcap4052"/>
    <style:style style:name="WW-WW8Dropcap15881" style:family="text" style:parent-style-name="WW8Dropcap4052"/>
    <style:style style:name="WW-WW8Dropcap15891" style:family="text" style:parent-style-name="WW8Dropcap4052"/>
    <style:style style:name="WW-WW8Dropcap15901" style:family="text" style:parent-style-name="WW8Dropcap4052"/>
    <style:style style:name="WW-WW8Dropcap15911" style:family="text" style:parent-style-name="WW8Dropcap4052"/>
    <style:style style:name="WW-WW8Dropcap15921" style:family="text" style:parent-style-name="WW8Dropcap4052"/>
    <style:style style:name="WW-WW8Dropcap15931" style:family="text" style:parent-style-name="WW8Dropcap4052"/>
    <style:style style:name="WW-WW8Dropcap15941" style:family="text" style:parent-style-name="WW8Dropcap4052"/>
    <style:style style:name="WW-WW8Dropcap15951" style:family="text" style:parent-style-name="WW8Dropcap4052"/>
    <style:style style:name="WW-WW8Dropcap15961" style:family="text" style:parent-style-name="WW8Dropcap4052"/>
    <style:style style:name="WW-WW8Dropcap15971" style:family="text" style:parent-style-name="WW8Dropcap4052"/>
    <style:style style:name="WW-WW8Dropcap15981" style:family="text" style:parent-style-name="WW8Dropcap4052"/>
    <style:style style:name="WW-WW8Dropcap15991" style:family="text" style:parent-style-name="WW8Dropcap4052"/>
    <style:style style:name="WW-WW8Dropcap16001" style:family="text" style:parent-style-name="WW8Dropcap4052"/>
    <style:style style:name="WW-WW8Dropcap16011" style:family="text" style:parent-style-name="WW8Dropcap4052"/>
    <style:style style:name="WW-WW8Dropcap16021" style:family="text" style:parent-style-name="WW8Dropcap4052"/>
    <style:style style:name="WW-WW8Dropcap16031" style:family="text" style:parent-style-name="WW8Dropcap4052"/>
    <style:style style:name="WW-WW8Dropcap16041" style:family="text" style:parent-style-name="WW8Dropcap4052"/>
    <style:style style:name="WW-WW8Dropcap16051" style:family="text" style:parent-style-name="WW8Dropcap4052"/>
    <style:style style:name="WW-WW8Dropcap16061" style:family="text" style:parent-style-name="WW8Dropcap4052"/>
    <style:style style:name="WW-WW8Dropcap16071" style:family="text" style:parent-style-name="WW8Dropcap4052"/>
    <style:style style:name="WW-WW8Dropcap16081" style:family="text" style:parent-style-name="WW8Dropcap4052"/>
    <style:style style:name="WW-WW8Dropcap16091" style:family="text" style:parent-style-name="WW8Dropcap4052"/>
    <style:style style:name="WW-WW8Dropcap16101" style:family="text" style:parent-style-name="WW8Dropcap4052"/>
    <style:style style:name="WW-WW8Dropcap16111" style:family="text" style:parent-style-name="WW8Dropcap4052"/>
    <style:style style:name="WW-WW8Dropcap16121" style:family="text" style:parent-style-name="WW8Dropcap4052"/>
    <style:style style:name="WW-WW8Dropcap16131" style:family="text" style:parent-style-name="WW8Dropcap4052"/>
    <style:style style:name="WW-WW8Dropcap16141" style:family="text" style:parent-style-name="WW8Dropcap4052"/>
    <style:style style:name="WW-WW8Dropcap16151" style:family="text" style:parent-style-name="WW8Dropcap4052"/>
    <style:style style:name="WW-WW8Dropcap16161" style:family="text" style:parent-style-name="WW8Dropcap4052"/>
    <style:style style:name="WW-WW8Dropcap16171" style:family="text" style:parent-style-name="WW8Dropcap4052"/>
    <style:style style:name="WW-WW8Dropcap16181" style:family="text" style:parent-style-name="WW8Dropcap4052"/>
    <style:style style:name="WW-WW8Dropcap16191" style:family="text" style:parent-style-name="WW8Dropcap4052"/>
    <style:style style:name="WW-WW8Dropcap16201" style:family="text" style:parent-style-name="WW8Dropcap4052"/>
    <style:style style:name="WW-WW8Dropcap16211" style:family="text" style:parent-style-name="WW8Dropcap4052"/>
    <style:style style:name="WW-WW8Dropcap16221" style:family="text" style:parent-style-name="WW8Dropcap4052"/>
    <style:style style:name="WW-WW8Dropcap16231" style:family="text" style:parent-style-name="WW8Dropcap4052"/>
    <style:style style:name="WW-WW8Dropcap16241" style:family="text" style:parent-style-name="WW8Dropcap4052"/>
    <style:style style:name="WW-WW8Dropcap16251" style:family="text" style:parent-style-name="WW8Dropcap4052"/>
    <style:style style:name="WW-WW8Dropcap16261" style:family="text" style:parent-style-name="WW8Dropcap4052"/>
    <style:style style:name="WW-WW8Dropcap16271" style:family="text" style:parent-style-name="WW8Dropcap4052"/>
    <style:style style:name="WW-WW8Dropcap16281" style:family="text" style:parent-style-name="WW8Dropcap4052"/>
    <style:style style:name="WW-WW8Dropcap16291" style:family="text" style:parent-style-name="WW8Dropcap4052"/>
    <style:style style:name="WW-WW8Dropcap16301" style:family="text" style:parent-style-name="WW8Dropcap4052"/>
    <style:style style:name="WW-WW8Dropcap16311" style:family="text" style:parent-style-name="WW8Dropcap4052"/>
    <style:style style:name="WW-WW8Dropcap16321" style:family="text" style:parent-style-name="WW8Dropcap4052"/>
    <style:style style:name="WW-WW8Dropcap16331" style:family="text" style:parent-style-name="WW8Dropcap4052"/>
    <style:style style:name="WW-WW8Dropcap16341" style:family="text" style:parent-style-name="WW8Dropcap4052"/>
    <style:style style:name="WW-WW8Dropcap16351" style:family="text" style:parent-style-name="WW8Dropcap4052"/>
    <style:style style:name="WW-WW8Dropcap16361" style:family="text" style:parent-style-name="WW8Dropcap4052"/>
    <style:style style:name="WW-WW8Dropcap16371" style:family="text" style:parent-style-name="WW8Dropcap4052"/>
    <style:style style:name="WW-WW8Dropcap16381" style:family="text" style:parent-style-name="WW8Dropcap4052"/>
    <style:style style:name="WW-WW8Dropcap16391" style:family="text" style:parent-style-name="WW8Dropcap4052"/>
    <style:style style:name="WW-WW8Dropcap16401" style:family="text" style:parent-style-name="WW8Dropcap4052"/>
    <style:style style:name="WW-WW8Dropcap16411" style:family="text" style:parent-style-name="WW8Dropcap4052"/>
    <style:style style:name="WW-WW8Dropcap16421" style:family="text" style:parent-style-name="WW8Dropcap4052"/>
    <style:style style:name="WW-WW8Dropcap16431" style:family="text" style:parent-style-name="WW8Dropcap4052"/>
    <style:style style:name="WW-WW8Dropcap16441" style:family="text" style:parent-style-name="WW8Dropcap4052"/>
    <style:style style:name="WW-WW8Dropcap16451" style:family="text" style:parent-style-name="WW8Dropcap4052"/>
    <style:style style:name="WW-WW8Dropcap16461" style:family="text" style:parent-style-name="WW8Dropcap4052"/>
    <style:style style:name="WW-WW8Dropcap16471" style:family="text" style:parent-style-name="WW8Dropcap4052"/>
    <style:style style:name="WW-WW8Dropcap16481" style:family="text" style:parent-style-name="WW8Dropcap4052"/>
    <style:style style:name="WW-WW8Dropcap16491" style:family="text" style:parent-style-name="WW8Dropcap4052"/>
    <style:style style:name="WW-WW8Dropcap16501" style:family="text" style:parent-style-name="WW8Dropcap4052"/>
    <style:style style:name="WW-WW8Dropcap16511" style:family="text" style:parent-style-name="WW8Dropcap4052"/>
    <style:style style:name="WW-WW8Dropcap16521" style:family="text" style:parent-style-name="WW8Dropcap4052"/>
    <style:style style:name="WW-WW8Dropcap16531" style:family="text" style:parent-style-name="WW8Dropcap4052"/>
    <style:style style:name="WW-WW8Dropcap16541" style:family="text" style:parent-style-name="WW8Dropcap4052"/>
    <style:style style:name="WW-WW8Dropcap16551" style:family="text" style:parent-style-name="WW8Dropcap4052"/>
    <style:style style:name="WW-WW8Dropcap16561" style:family="text" style:parent-style-name="WW8Dropcap4052"/>
    <style:style style:name="WW-WW8Dropcap16571" style:family="text" style:parent-style-name="WW8Dropcap4052"/>
    <style:style style:name="WW-WW8Dropcap16581" style:family="text" style:parent-style-name="WW8Dropcap4052"/>
    <style:style style:name="WW-WW8Dropcap16591" style:family="text" style:parent-style-name="WW8Dropcap4052"/>
    <style:style style:name="WW-WW8Dropcap16601" style:family="text" style:parent-style-name="WW8Dropcap4052"/>
    <style:style style:name="WW-WW8Dropcap16611" style:family="text" style:parent-style-name="WW8Dropcap4052"/>
    <style:style style:name="WW-WW8Dropcap16621" style:family="text" style:parent-style-name="WW8Dropcap4052"/>
    <style:style style:name="WW-WW8Dropcap16631" style:family="text" style:parent-style-name="WW8Dropcap4052"/>
    <style:style style:name="WW-WW8Dropcap16641" style:family="text" style:parent-style-name="WW8Dropcap4052"/>
    <style:style style:name="WW-WW8Dropcap16651" style:family="text" style:parent-style-name="WW8Dropcap4052"/>
    <style:style style:name="WW-WW8Dropcap16661" style:family="text" style:parent-style-name="WW8Dropcap4052"/>
    <style:style style:name="WW-WW8Dropcap16671" style:family="text" style:parent-style-name="WW8Dropcap4052"/>
    <style:style style:name="WW-WW8Dropcap16681" style:family="text" style:parent-style-name="WW8Dropcap4052"/>
    <style:style style:name="WW-WW8Dropcap16691" style:family="text" style:parent-style-name="WW8Dropcap4052"/>
    <style:style style:name="WW-WW8Dropcap16701" style:family="text" style:parent-style-name="WW8Dropcap4052"/>
    <style:style style:name="WW-WW8Dropcap16711" style:family="text" style:parent-style-name="WW8Dropcap4052"/>
    <style:style style:name="WW-WW8Dropcap16721" style:family="text" style:parent-style-name="WW8Dropcap4052"/>
    <style:style style:name="WW-WW8Dropcap16731" style:family="text" style:parent-style-name="WW8Dropcap4052"/>
    <style:style style:name="WW-WW8Dropcap16741" style:family="text" style:parent-style-name="WW8Dropcap4052"/>
    <style:style style:name="WW-WW8Dropcap16751" style:family="text" style:parent-style-name="WW8Dropcap4052"/>
    <style:style style:name="WW-WW8Dropcap16761" style:family="text" style:parent-style-name="WW8Dropcap4052"/>
    <style:style style:name="WW-WW8Dropcap16771" style:family="text" style:parent-style-name="WW8Dropcap4052"/>
    <style:style style:name="WW-WW8Dropcap16781" style:family="text" style:parent-style-name="WW8Dropcap4052"/>
    <style:style style:name="WW-WW8Dropcap16791" style:family="text" style:parent-style-name="WW8Dropcap4052"/>
    <style:style style:name="WW-WW8Dropcap16801" style:family="text" style:parent-style-name="WW8Dropcap4052"/>
    <style:style style:name="WW-WW8Dropcap16811" style:family="text" style:parent-style-name="WW8Dropcap4052"/>
    <style:style style:name="WW-WW8Dropcap16821" style:family="text" style:parent-style-name="WW8Dropcap4052"/>
    <style:style style:name="WW-WW8Dropcap16831" style:family="text" style:parent-style-name="WW8Dropcap4052"/>
    <style:style style:name="WW-WW8Dropcap16841" style:family="text" style:parent-style-name="WW8Dropcap4052"/>
    <style:style style:name="WW-WW8Dropcap16851" style:family="text" style:parent-style-name="WW8Dropcap4052"/>
    <style:style style:name="WW-WW8Dropcap16861" style:family="text" style:parent-style-name="WW8Dropcap4052"/>
    <style:style style:name="WW-WW8Dropcap16871" style:family="text" style:parent-style-name="WW8Dropcap4052"/>
    <style:style style:name="WW-WW8Dropcap16881" style:family="text" style:parent-style-name="WW8Dropcap4052"/>
    <style:style style:name="WW-WW8Dropcap16891" style:family="text" style:parent-style-name="WW8Dropcap4052"/>
    <style:style style:name="WW-WW8Dropcap16901" style:family="text" style:parent-style-name="WW8Dropcap4052"/>
    <style:style style:name="WW-WW8Dropcap16911" style:family="text" style:parent-style-name="WW8Dropcap4052"/>
    <style:style style:name="WW-WW8Dropcap16921" style:family="text" style:parent-style-name="WW8Dropcap4052"/>
    <style:style style:name="WW-WW8Dropcap16931" style:family="text" style:parent-style-name="WW8Dropcap4052"/>
    <style:style style:name="WW-WW8Dropcap16941" style:family="text" style:parent-style-name="WW8Dropcap4052"/>
    <style:style style:name="WW-WW8Dropcap16951" style:family="text" style:parent-style-name="WW8Dropcap4052"/>
    <style:style style:name="WW-WW8Dropcap16961" style:family="text" style:parent-style-name="WW8Dropcap4052"/>
    <style:style style:name="WW-WW8Dropcap16971" style:family="text" style:parent-style-name="WW8Dropcap4052"/>
    <style:style style:name="WW-WW8Dropcap16981" style:family="text" style:parent-style-name="WW8Dropcap4052"/>
    <style:style style:name="WW-WW8Dropcap16991" style:family="text" style:parent-style-name="WW8Dropcap4052"/>
    <style:style style:name="WW-WW8Dropcap17001" style:family="text" style:parent-style-name="WW8Dropcap4052"/>
    <style:style style:name="WW-WW8Dropcap17011" style:family="text" style:parent-style-name="WW8Dropcap4052"/>
    <style:style style:name="WW-WW8Dropcap17021" style:family="text" style:parent-style-name="WW8Dropcap4052"/>
    <style:style style:name="WW-WW8Dropcap17031" style:family="text" style:parent-style-name="WW8Dropcap4052"/>
    <style:style style:name="WW-WW8Dropcap17041" style:family="text" style:parent-style-name="WW8Dropcap4052"/>
    <style:style style:name="WW-WW8Dropcap17051" style:family="text" style:parent-style-name="WW8Dropcap4052"/>
    <style:style style:name="WW-WW8Dropcap17061" style:family="text" style:parent-style-name="WW8Dropcap4052"/>
    <style:style style:name="WW-WW8Dropcap17071" style:family="text" style:parent-style-name="WW8Dropcap4052"/>
    <style:style style:name="WW-WW8Dropcap17081" style:family="text" style:parent-style-name="WW8Dropcap4052"/>
    <style:style style:name="WW-WW8Dropcap17091" style:family="text" style:parent-style-name="WW8Dropcap4052"/>
    <style:style style:name="WW-WW8Dropcap17101" style:family="text" style:parent-style-name="WW8Dropcap4052"/>
    <style:style style:name="WW-WW8Dropcap17111" style:family="text" style:parent-style-name="WW8Dropcap4052"/>
    <style:style style:name="WW-WW8Dropcap17121" style:family="text" style:parent-style-name="WW8Dropcap4052"/>
    <style:style style:name="WW-WW8Dropcap17131" style:family="text" style:parent-style-name="WW8Dropcap4052"/>
    <style:style style:name="WW-WW8Dropcap17141" style:family="text" style:parent-style-name="WW8Dropcap4052"/>
    <style:style style:name="WW-WW8Dropcap17151" style:family="text" style:parent-style-name="WW8Dropcap4052"/>
    <style:style style:name="WW-WW8Dropcap17161" style:family="text" style:parent-style-name="WW8Dropcap4052"/>
    <style:style style:name="WW-WW8Dropcap17171" style:family="text" style:parent-style-name="WW8Dropcap4052"/>
    <style:style style:name="WW-WW8Dropcap17181" style:family="text" style:parent-style-name="WW8Dropcap4052"/>
    <style:style style:name="WW-WW8Dropcap17191" style:family="text" style:parent-style-name="WW8Dropcap4052"/>
    <style:style style:name="WW-WW8Dropcap17201" style:family="text" style:parent-style-name="WW8Dropcap4052"/>
    <style:style style:name="WW-WW8Dropcap17211" style:family="text" style:parent-style-name="WW8Dropcap4052"/>
    <style:style style:name="WW-WW8Dropcap17221" style:family="text" style:parent-style-name="WW8Dropcap4052"/>
    <style:style style:name="WW-WW8Dropcap17231" style:family="text" style:parent-style-name="WW8Dropcap4052"/>
    <style:style style:name="WW-WW8Dropcap17241" style:family="text" style:parent-style-name="WW8Dropcap4052"/>
    <style:style style:name="WW-WW8Dropcap17251" style:family="text" style:parent-style-name="WW8Dropcap4052"/>
    <style:style style:name="WW-WW8Dropcap17261" style:family="text" style:parent-style-name="WW8Dropcap4052"/>
    <style:style style:name="WW-WW8Dropcap17271" style:family="text" style:parent-style-name="WW8Dropcap4052"/>
    <style:style style:name="WW-WW8Dropcap17281" style:family="text" style:parent-style-name="WW8Dropcap4052"/>
    <style:style style:name="WW-WW8Dropcap17291" style:family="text" style:parent-style-name="WW8Dropcap4052"/>
    <style:style style:name="WW-WW8Dropcap17301" style:family="text" style:parent-style-name="WW8Dropcap4052"/>
    <style:style style:name="WW-WW8Dropcap17311" style:family="text" style:parent-style-name="WW8Dropcap4052"/>
    <style:style style:name="WW-WW8Dropcap17321" style:family="text" style:parent-style-name="WW8Dropcap4052"/>
    <style:style style:name="WW-WW8Dropcap17331" style:family="text" style:parent-style-name="WW8Dropcap4052"/>
    <style:style style:name="WW-WW8Dropcap17341" style:family="text" style:parent-style-name="WW8Dropcap4052"/>
    <style:style style:name="WW-WW8Dropcap17351" style:family="text" style:parent-style-name="WW8Dropcap4052"/>
    <style:style style:name="WW-WW8Dropcap17361" style:family="text" style:parent-style-name="WW8Dropcap4052"/>
    <style:style style:name="WW-WW8Dropcap17371" style:family="text" style:parent-style-name="WW8Dropcap4052"/>
    <style:style style:name="WW-WW8Dropcap17381" style:family="text" style:parent-style-name="WW8Dropcap4052"/>
    <style:style style:name="WW-WW8Dropcap17391" style:family="text" style:parent-style-name="WW8Dropcap4052"/>
    <style:style style:name="WW-WW8Dropcap17401" style:family="text" style:parent-style-name="WW8Dropcap4052"/>
    <style:style style:name="WW-WW8Dropcap17411" style:family="text" style:parent-style-name="WW8Dropcap4052"/>
    <style:style style:name="WW-WW8Dropcap17421" style:family="text" style:parent-style-name="WW8Dropcap4052"/>
    <style:style style:name="WW-WW8Dropcap17431" style:family="text" style:parent-style-name="WW8Dropcap4052"/>
    <style:style style:name="WW-WW8Dropcap17441" style:family="text" style:parent-style-name="WW8Dropcap4052"/>
    <style:style style:name="WW-WW8Dropcap17451" style:family="text" style:parent-style-name="WW8Dropcap4052"/>
    <style:style style:name="WW-WW8Dropcap17461" style:family="text" style:parent-style-name="WW8Dropcap4052"/>
    <style:style style:name="WW-WW8Dropcap17471" style:family="text" style:parent-style-name="WW8Dropcap4052"/>
    <style:style style:name="WW-WW8Dropcap17481" style:family="text" style:parent-style-name="WW8Dropcap4052"/>
    <style:style style:name="WW-WW8Dropcap17491" style:family="text" style:parent-style-name="WW8Dropcap4052"/>
    <style:style style:name="WW-WW8Dropcap17501" style:family="text" style:parent-style-name="WW8Dropcap4052"/>
    <style:style style:name="WW-WW8Dropcap17511" style:family="text" style:parent-style-name="WW8Dropcap4052"/>
    <style:style style:name="WW-WW8Dropcap17521" style:family="text" style:parent-style-name="WW8Dropcap4052"/>
    <style:style style:name="WW-WW8Dropcap17531" style:family="text" style:parent-style-name="WW8Dropcap4052"/>
    <style:style style:name="WW-WW8Dropcap17541" style:family="text" style:parent-style-name="WW8Dropcap4052"/>
    <style:style style:name="WW-WW8Dropcap17551" style:family="text" style:parent-style-name="WW8Dropcap4052"/>
    <style:style style:name="WW-WW8Dropcap17561" style:family="text" style:parent-style-name="WW8Dropcap4052"/>
    <style:style style:name="WW-WW8Dropcap17571" style:family="text" style:parent-style-name="WW8Dropcap4052"/>
    <style:style style:name="WW-WW8Dropcap17581" style:family="text" style:parent-style-name="WW8Dropcap4052"/>
    <style:style style:name="WW-WW8Dropcap17591" style:family="text" style:parent-style-name="WW8Dropcap4052"/>
    <style:style style:name="WW-WW8Dropcap17601" style:family="text" style:parent-style-name="WW8Dropcap4052"/>
    <style:style style:name="WW-WW8Dropcap17611" style:family="text" style:parent-style-name="WW8Dropcap4052"/>
    <style:style style:name="WW-WW8Dropcap17621" style:family="text" style:parent-style-name="WW8Dropcap4052"/>
    <style:style style:name="WW-WW8Dropcap17631" style:family="text" style:parent-style-name="WW8Dropcap4052"/>
    <style:style style:name="WW-WW8Dropcap17641" style:family="text" style:parent-style-name="WW8Dropcap4052"/>
    <style:style style:name="WW-WW8Dropcap17651" style:family="text" style:parent-style-name="WW8Dropcap4052"/>
    <style:style style:name="WW-WW8Dropcap17661" style:family="text" style:parent-style-name="WW8Dropcap4052"/>
    <style:style style:name="WW-WW8Dropcap17671" style:family="text" style:parent-style-name="WW8Dropcap4052"/>
    <style:style style:name="WW-WW8Dropcap17681" style:family="text" style:parent-style-name="WW8Dropcap4052"/>
    <style:style style:name="WW-WW8Dropcap17691" style:family="text" style:parent-style-name="WW8Dropcap4052"/>
    <style:style style:name="WW-WW8Dropcap17701" style:family="text" style:parent-style-name="WW8Dropcap4052"/>
    <style:style style:name="WW-WW8Dropcap17711" style:family="text" style:parent-style-name="WW8Dropcap4052"/>
    <style:style style:name="WW-WW8Dropcap17721" style:family="text" style:parent-style-name="WW8Dropcap4052"/>
    <style:style style:name="WW-WW8Dropcap17731" style:family="text" style:parent-style-name="WW8Dropcap4052"/>
    <style:style style:name="WW-WW8Dropcap17741" style:family="text" style:parent-style-name="WW8Dropcap4052"/>
    <style:style style:name="WW-WW8Dropcap17751" style:family="text" style:parent-style-name="WW8Dropcap4052"/>
    <style:style style:name="WW-WW8Dropcap17761" style:family="text" style:parent-style-name="WW8Dropcap4052"/>
    <style:style style:name="WW-WW8Dropcap17771" style:family="text" style:parent-style-name="WW8Dropcap4052"/>
    <style:style style:name="WW-WW8Dropcap17781" style:family="text" style:parent-style-name="WW8Dropcap4052"/>
    <style:style style:name="WW-WW8Dropcap17791" style:family="text" style:parent-style-name="WW8Dropcap4052"/>
    <style:style style:name="WW-WW8Dropcap17801" style:family="text" style:parent-style-name="WW8Dropcap4052"/>
    <style:style style:name="WW-WW8Dropcap17811" style:family="text" style:parent-style-name="WW8Dropcap4052"/>
    <style:style style:name="WW-WW8Dropcap17821" style:family="text" style:parent-style-name="WW8Dropcap4052"/>
    <style:style style:name="WW-WW8Dropcap17831" style:family="text" style:parent-style-name="WW8Dropcap4052"/>
    <style:style style:name="WW-WW8Dropcap17841" style:family="text" style:parent-style-name="WW8Dropcap4052"/>
    <style:style style:name="WW-WW8Dropcap17851" style:family="text" style:parent-style-name="WW8Dropcap4052"/>
    <style:style style:name="WW-WW8Dropcap17861" style:family="text" style:parent-style-name="WW8Dropcap4052"/>
    <style:style style:name="WW-WW8Dropcap17871" style:family="text" style:parent-style-name="WW8Dropcap4052"/>
    <style:style style:name="WW-WW8Dropcap17881" style:family="text" style:parent-style-name="WW8Dropcap4052"/>
    <style:style style:name="WW-WW8Dropcap17891" style:family="text" style:parent-style-name="WW8Dropcap4052"/>
    <style:style style:name="WW-WW8Dropcap17901" style:family="text" style:parent-style-name="WW8Dropcap4052"/>
    <style:style style:name="WW-WW8Dropcap17911" style:family="text" style:parent-style-name="WW8Dropcap4052"/>
    <style:style style:name="WW-WW8Dropcap17921" style:family="text" style:parent-style-name="WW8Dropcap4052"/>
    <style:style style:name="WW-WW8Dropcap17931" style:family="text" style:parent-style-name="WW8Dropcap4052"/>
    <style:style style:name="WW-WW8Dropcap17941" style:family="text" style:parent-style-name="WW8Dropcap4052"/>
    <style:style style:name="WW-WW8Dropcap17951" style:family="text" style:parent-style-name="WW8Dropcap4052"/>
    <style:style style:name="WW-WW8Dropcap17961" style:family="text" style:parent-style-name="WW8Dropcap4052"/>
    <style:style style:name="WW-WW8Dropcap17971" style:family="text" style:parent-style-name="WW8Dropcap4052"/>
    <style:style style:name="WW-WW8Dropcap17981" style:family="text" style:parent-style-name="WW8Dropcap4052"/>
    <style:style style:name="WW-WW8Dropcap17991" style:family="text" style:parent-style-name="WW8Dropcap4052"/>
    <style:style style:name="WW-WW8Dropcap18001" style:family="text" style:parent-style-name="WW8Dropcap4052"/>
    <style:style style:name="WW-WW8Dropcap18011" style:family="text" style:parent-style-name="WW8Dropcap4052"/>
    <style:style style:name="WW-WW8Dropcap18021" style:family="text" style:parent-style-name="WW8Dropcap4052"/>
    <style:style style:name="WW-WW8Dropcap18031" style:family="text" style:parent-style-name="WW8Dropcap4052"/>
    <style:style style:name="WW-WW8Dropcap18041" style:family="text" style:parent-style-name="WW8Dropcap4052"/>
    <style:style style:name="WW-WW8Dropcap18051" style:family="text" style:parent-style-name="WW8Dropcap4052"/>
    <style:style style:name="WW-WW8Dropcap18061" style:family="text" style:parent-style-name="WW8Dropcap4052"/>
    <style:style style:name="WW-WW8Dropcap18071" style:family="text" style:parent-style-name="WW8Dropcap4052"/>
    <style:style style:name="WW-WW8Dropcap18081" style:family="text" style:parent-style-name="WW8Dropcap4052"/>
    <style:style style:name="WW-WW8Dropcap18091" style:family="text" style:parent-style-name="WW8Dropcap4052"/>
    <style:style style:name="WW-WW8Dropcap18101" style:family="text" style:parent-style-name="WW8Dropcap4052"/>
    <style:style style:name="WW-WW8Dropcap18111" style:family="text" style:parent-style-name="WW8Dropcap4052"/>
    <style:style style:name="WW-WW8Dropcap18121" style:family="text" style:parent-style-name="WW8Dropcap4052"/>
    <style:style style:name="WW-WW8Dropcap18131" style:family="text" style:parent-style-name="WW8Dropcap4052"/>
    <style:style style:name="WW-WW8Dropcap18141" style:family="text" style:parent-style-name="WW8Dropcap4052"/>
    <style:style style:name="WW-WW8Dropcap18151" style:family="text" style:parent-style-name="WW8Dropcap4052"/>
    <style:style style:name="WW-WW8Dropcap18161" style:family="text" style:parent-style-name="WW8Dropcap4052"/>
    <style:style style:name="WW-WW8Dropcap18171" style:family="text" style:parent-style-name="WW8Dropcap4052"/>
    <style:style style:name="WW-WW8Dropcap18181" style:family="text" style:parent-style-name="WW8Dropcap4052"/>
    <style:style style:name="WW-WW8Dropcap18191" style:family="text" style:parent-style-name="WW8Dropcap4052"/>
    <style:style style:name="WW-WW8Dropcap18201" style:family="text" style:parent-style-name="WW8Dropcap4052"/>
    <style:style style:name="WW-WW8Dropcap18211" style:family="text" style:parent-style-name="WW8Dropcap4052"/>
    <style:style style:name="WW-WW8Dropcap18221" style:family="text" style:parent-style-name="WW8Dropcap4052"/>
    <style:style style:name="WW-WW8Dropcap18231" style:family="text" style:parent-style-name="WW8Dropcap4052"/>
    <style:style style:name="WW-WW8Dropcap18241" style:family="text" style:parent-style-name="WW8Dropcap4052"/>
    <style:style style:name="WW-WW8Dropcap18251" style:family="text" style:parent-style-name="WW8Dropcap4052"/>
    <style:style style:name="WW-WW8Dropcap18261" style:family="text" style:parent-style-name="WW8Dropcap4052"/>
    <style:style style:name="WW-WW8Dropcap18271" style:family="text" style:parent-style-name="WW8Dropcap4052"/>
    <style:style style:name="WW-WW8Dropcap18281" style:family="text" style:parent-style-name="WW8Dropcap4052"/>
    <style:style style:name="WW-WW8Dropcap18291" style:family="text" style:parent-style-name="WW8Dropcap4052"/>
    <style:style style:name="WW-WW8Dropcap18301" style:family="text" style:parent-style-name="WW8Dropcap4052"/>
    <style:style style:name="WW-WW8Dropcap18311" style:family="text" style:parent-style-name="WW8Dropcap4052"/>
    <style:style style:name="WW-WW8Dropcap18321" style:family="text" style:parent-style-name="WW8Dropcap4052"/>
    <style:style style:name="WW-WW8Dropcap18331" style:family="text" style:parent-style-name="WW8Dropcap4052"/>
    <style:style style:name="WW-WW8Dropcap18341" style:family="text" style:parent-style-name="WW8Dropcap4052"/>
    <style:style style:name="WW-WW8Dropcap18351" style:family="text" style:parent-style-name="WW8Dropcap4052"/>
    <style:style style:name="WW-WW8Dropcap18361" style:family="text" style:parent-style-name="WW8Dropcap4052"/>
    <style:style style:name="WW-WW8Dropcap18371" style:family="text" style:parent-style-name="WW8Dropcap4052"/>
    <style:style style:name="WW-WW8Dropcap18381" style:family="text" style:parent-style-name="WW8Dropcap4052"/>
    <style:style style:name="WW-WW8Dropcap18391" style:family="text" style:parent-style-name="WW8Dropcap4052"/>
    <style:style style:name="WW-WW8Dropcap18401" style:family="text" style:parent-style-name="WW8Dropcap4052"/>
    <style:style style:name="WW-WW8Dropcap18411" style:family="text" style:parent-style-name="WW8Dropcap4052"/>
    <style:style style:name="WW-WW8Dropcap18421" style:family="text" style:parent-style-name="WW8Dropcap4052"/>
    <style:style style:name="WW-WW8Dropcap18431" style:family="text" style:parent-style-name="WW8Dropcap4052"/>
    <style:style style:name="WW-WW8Dropcap18441" style:family="text" style:parent-style-name="WW8Dropcap4052"/>
    <style:style style:name="WW-WW8Dropcap18451" style:family="text" style:parent-style-name="WW8Dropcap4052"/>
    <style:style style:name="WW-WW8Dropcap18461" style:family="text" style:parent-style-name="WW8Dropcap4052"/>
    <style:style style:name="WW-WW8Dropcap18471" style:family="text" style:parent-style-name="WW8Dropcap4052"/>
    <style:style style:name="WW-WW8Dropcap18481" style:family="text" style:parent-style-name="WW8Dropcap4052"/>
    <style:style style:name="WW-WW8Dropcap18491" style:family="text" style:parent-style-name="WW8Dropcap4052"/>
    <style:style style:name="WW-WW8Dropcap18501" style:family="text" style:parent-style-name="WW8Dropcap4052"/>
    <style:style style:name="WW-WW8Dropcap18511" style:family="text" style:parent-style-name="WW8Dropcap4052"/>
    <style:style style:name="WW-WW8Dropcap18521" style:family="text" style:parent-style-name="WW8Dropcap4052"/>
    <style:style style:name="WW-WW8Dropcap18531" style:family="text" style:parent-style-name="WW8Dropcap4052"/>
    <style:style style:name="WW-WW8Dropcap18541" style:family="text" style:parent-style-name="WW8Dropcap4052"/>
    <style:style style:name="WW-WW8Dropcap18551" style:family="text" style:parent-style-name="WW8Dropcap4052"/>
    <style:style style:name="WW-WW8Dropcap18561" style:family="text" style:parent-style-name="WW8Dropcap4052"/>
    <style:style style:name="WW-WW8Dropcap18571" style:family="text" style:parent-style-name="WW8Dropcap4052"/>
    <style:style style:name="WW-WW8Dropcap18581" style:family="text" style:parent-style-name="WW8Dropcap4052"/>
    <style:style style:name="WW-WW8Dropcap18591" style:family="text" style:parent-style-name="WW8Dropcap4052"/>
    <style:style style:name="WW-WW8Dropcap18601" style:family="text" style:parent-style-name="WW8Dropcap4052"/>
    <style:style style:name="WW-WW8Dropcap18611" style:family="text" style:parent-style-name="WW8Dropcap4052"/>
    <style:style style:name="WW-WW8Dropcap18621" style:family="text" style:parent-style-name="WW8Dropcap4052"/>
    <style:style style:name="WW-WW8Dropcap18631" style:family="text" style:parent-style-name="WW8Dropcap4052"/>
    <style:style style:name="WW-WW8Dropcap18641" style:family="text" style:parent-style-name="WW8Dropcap4052"/>
    <style:style style:name="WW-WW8Dropcap18651" style:family="text" style:parent-style-name="WW8Dropcap4052"/>
    <style:style style:name="WW-WW8Dropcap18661" style:family="text" style:parent-style-name="WW8Dropcap4052"/>
    <style:style style:name="WW-WW8Dropcap18671" style:family="text" style:parent-style-name="WW8Dropcap4052"/>
    <style:style style:name="WW-WW8Dropcap18681" style:family="text" style:parent-style-name="WW8Dropcap4052"/>
    <style:style style:name="WW-WW8Dropcap18691" style:family="text" style:parent-style-name="WW8Dropcap4052"/>
    <style:style style:name="WW-WW8Dropcap18701" style:family="text" style:parent-style-name="WW8Dropcap4052"/>
    <style:style style:name="WW-WW8Dropcap18711" style:family="text" style:parent-style-name="WW8Dropcap4052"/>
    <style:style style:name="WW-WW8Dropcap18721" style:family="text" style:parent-style-name="WW8Dropcap4052"/>
    <style:style style:name="WW-WW8Dropcap18731" style:family="text" style:parent-style-name="WW8Dropcap4052"/>
    <style:style style:name="WW-WW8Dropcap18741" style:family="text" style:parent-style-name="WW8Dropcap4052"/>
    <style:style style:name="WW-WW8Dropcap18751" style:family="text" style:parent-style-name="WW8Dropcap4052"/>
    <style:style style:name="WW-WW8Dropcap18761" style:family="text" style:parent-style-name="WW8Dropcap4052"/>
    <style:style style:name="WW-WW8Dropcap18771" style:family="text" style:parent-style-name="WW8Dropcap4052"/>
    <style:style style:name="WW-WW8Dropcap18781" style:family="text" style:parent-style-name="WW8Dropcap4052"/>
    <style:style style:name="WW-WW8Dropcap18791" style:family="text" style:parent-style-name="WW8Dropcap4052"/>
    <style:style style:name="WW-WW8Dropcap18801" style:family="text" style:parent-style-name="WW8Dropcap4052"/>
    <style:style style:name="WW-WW8Dropcap18811" style:family="text" style:parent-style-name="WW8Dropcap4052"/>
    <style:style style:name="WW-WW8Dropcap18821" style:family="text" style:parent-style-name="WW8Dropcap4052"/>
    <style:style style:name="WW-WW8Dropcap18831" style:family="text" style:parent-style-name="WW8Dropcap4052"/>
    <style:style style:name="WW-WW8Dropcap18841" style:family="text" style:parent-style-name="WW8Dropcap4052"/>
    <style:style style:name="WW-WW8Dropcap18851" style:family="text" style:parent-style-name="WW8Dropcap4052"/>
    <style:style style:name="WW-WW8Dropcap18861" style:family="text" style:parent-style-name="WW8Dropcap4052"/>
    <style:style style:name="WW-WW8Dropcap18871" style:family="text" style:parent-style-name="WW8Dropcap4052"/>
    <style:style style:name="WW-WW8Dropcap18881" style:family="text" style:parent-style-name="WW8Dropcap4052"/>
    <style:style style:name="WW-WW8Dropcap18891" style:family="text" style:parent-style-name="WW8Dropcap4052"/>
    <style:style style:name="WW-WW8Dropcap18901" style:family="text" style:parent-style-name="WW8Dropcap4052"/>
    <style:style style:name="WW-WW8Dropcap18911" style:family="text" style:parent-style-name="WW8Dropcap4052"/>
    <style:style style:name="WW-WW8Dropcap18921" style:family="text" style:parent-style-name="WW8Dropcap4052"/>
    <style:style style:name="WW-WW8Dropcap18931" style:family="text" style:parent-style-name="WW8Dropcap4052"/>
    <style:style style:name="WW-WW8Dropcap18941" style:family="text" style:parent-style-name="WW8Dropcap4052"/>
    <style:style style:name="WW-WW8Dropcap18951" style:family="text" style:parent-style-name="WW8Dropcap4052"/>
    <style:style style:name="WW-WW8Dropcap18961" style:family="text" style:parent-style-name="WW8Dropcap4052"/>
    <style:style style:name="WW-WW8Dropcap18971" style:family="text" style:parent-style-name="WW8Dropcap4052"/>
    <style:style style:name="WW-WW8Dropcap18981" style:family="text" style:parent-style-name="WW8Dropcap4052"/>
    <style:style style:name="WW-WW8Dropcap18991" style:family="text" style:parent-style-name="WW8Dropcap4052"/>
    <style:style style:name="WW-WW8Dropcap19001" style:family="text" style:parent-style-name="WW8Dropcap4052"/>
    <style:style style:name="WW-WW8Dropcap19011" style:family="text" style:parent-style-name="WW8Dropcap4052"/>
    <style:style style:name="WW-WW8Dropcap19021" style:family="text" style:parent-style-name="WW8Dropcap4052"/>
    <style:style style:name="WW-WW8Dropcap19031" style:family="text" style:parent-style-name="WW8Dropcap4052"/>
    <style:style style:name="WW-WW8Dropcap19041" style:family="text" style:parent-style-name="WW8Dropcap4052"/>
    <style:style style:name="WW-WW8Dropcap19051" style:family="text" style:parent-style-name="WW8Dropcap4052"/>
    <style:style style:name="WW-WW8Dropcap19061" style:family="text" style:parent-style-name="WW8Dropcap4052"/>
    <style:style style:name="WW-WW8Dropcap19071" style:family="text" style:parent-style-name="WW8Dropcap4052"/>
    <style:style style:name="WW-WW8Dropcap19081" style:family="text" style:parent-style-name="WW8Dropcap4052"/>
    <style:style style:name="WW-WW8Dropcap19091" style:family="text" style:parent-style-name="WW8Dropcap4052"/>
    <style:style style:name="WW-WW8Dropcap19101" style:family="text" style:parent-style-name="WW8Dropcap4052"/>
    <style:style style:name="WW-WW8Dropcap19111" style:family="text" style:parent-style-name="WW8Dropcap4052"/>
    <style:style style:name="WW-WW8Dropcap19121" style:family="text" style:parent-style-name="WW8Dropcap4052"/>
    <style:style style:name="WW-WW8Dropcap19131" style:family="text" style:parent-style-name="WW8Dropcap4052"/>
    <style:style style:name="WW-WW8Dropcap19141" style:family="text" style:parent-style-name="WW8Dropcap4052"/>
    <style:style style:name="WW-WW8Dropcap19151" style:family="text" style:parent-style-name="WW8Dropcap4052"/>
    <style:style style:name="WW-WW8Dropcap19161" style:family="text" style:parent-style-name="WW8Dropcap4052"/>
    <style:style style:name="WW-WW8Dropcap19171" style:family="text" style:parent-style-name="WW8Dropcap4052"/>
    <style:style style:name="WW-WW8Dropcap19181" style:family="text" style:parent-style-name="WW8Dropcap4052"/>
    <style:style style:name="WW-WW8Dropcap19191" style:family="text" style:parent-style-name="WW8Dropcap4052"/>
    <style:style style:name="WW-WW8Dropcap19201" style:family="text" style:parent-style-name="WW8Dropcap4052"/>
    <style:style style:name="WW-WW8Dropcap19211" style:family="text" style:parent-style-name="WW8Dropcap4052"/>
    <style:style style:name="WW-WW8Dropcap19221" style:family="text" style:parent-style-name="WW8Dropcap4052"/>
    <style:style style:name="WW-WW8Dropcap19231" style:family="text" style:parent-style-name="WW8Dropcap4052"/>
    <style:style style:name="WW-WW8Dropcap19241" style:family="text" style:parent-style-name="WW8Dropcap4052"/>
    <style:style style:name="WW-WW8Dropcap19251" style:family="text" style:parent-style-name="WW8Dropcap4052"/>
    <style:style style:name="WW-WW8Dropcap19261" style:family="text" style:parent-style-name="WW8Dropcap4052"/>
    <style:style style:name="WW-WW8Dropcap19271" style:family="text" style:parent-style-name="WW8Dropcap4052"/>
    <style:style style:name="WW-WW8Dropcap19281" style:family="text" style:parent-style-name="WW8Dropcap4052"/>
    <style:style style:name="WW-WW8Dropcap19291" style:family="text" style:parent-style-name="WW8Dropcap4052"/>
    <style:style style:name="WW-WW8Dropcap19301" style:family="text" style:parent-style-name="WW8Dropcap4052"/>
    <style:style style:name="WW-WW8Dropcap19311" style:family="text" style:parent-style-name="WW8Dropcap4052"/>
    <style:style style:name="WW-WW8Dropcap19321" style:family="text" style:parent-style-name="WW8Dropcap4052"/>
    <style:style style:name="WW-WW8Dropcap19331" style:family="text" style:parent-style-name="WW8Dropcap4052"/>
    <style:style style:name="WW-WW8Dropcap19341" style:family="text" style:parent-style-name="WW8Dropcap4052"/>
    <style:style style:name="WW-WW8Dropcap19351" style:family="text" style:parent-style-name="WW8Dropcap4052"/>
    <style:style style:name="WW-WW8Dropcap19361" style:family="text" style:parent-style-name="WW8Dropcap4052"/>
    <style:style style:name="WW-WW8Dropcap19371" style:family="text" style:parent-style-name="WW8Dropcap4052"/>
    <style:style style:name="WW-WW8Dropcap19381" style:family="text" style:parent-style-name="WW8Dropcap4052"/>
    <style:style style:name="WW-WW8Dropcap19391" style:family="text" style:parent-style-name="WW8Dropcap4052"/>
    <style:style style:name="WW-WW8Dropcap19401" style:family="text" style:parent-style-name="WW8Dropcap4052"/>
    <style:style style:name="WW-WW8Dropcap19411" style:family="text" style:parent-style-name="WW8Dropcap4052"/>
    <style:style style:name="WW-WW8Dropcap19421" style:family="text" style:parent-style-name="WW8Dropcap4052"/>
    <style:style style:name="WW-WW8Dropcap19431" style:family="text" style:parent-style-name="WW8Dropcap4052"/>
    <style:style style:name="WW-WW8Dropcap19441" style:family="text" style:parent-style-name="WW8Dropcap4052"/>
    <style:style style:name="WW-WW8Dropcap19451" style:family="text" style:parent-style-name="WW8Dropcap4052"/>
    <style:style style:name="WW-WW8Dropcap19461" style:family="text" style:parent-style-name="WW8Dropcap4052"/>
    <style:style style:name="WW-WW8Dropcap19471" style:family="text" style:parent-style-name="WW8Dropcap4052"/>
    <style:style style:name="WW-WW8Dropcap19481" style:family="text" style:parent-style-name="WW8Dropcap4052"/>
    <style:style style:name="WW-WW8Dropcap19491" style:family="text" style:parent-style-name="WW8Dropcap4052"/>
    <style:style style:name="WW-WW8Dropcap19501" style:family="text" style:parent-style-name="WW8Dropcap4052"/>
    <style:style style:name="WW-WW8Dropcap19511" style:family="text" style:parent-style-name="WW8Dropcap4052"/>
    <style:style style:name="WW-WW8Dropcap19521" style:family="text" style:parent-style-name="WW8Dropcap4052"/>
    <style:style style:name="WW-WW8Dropcap19531" style:family="text" style:parent-style-name="WW8Dropcap4052"/>
    <style:style style:name="WW-WW8Dropcap19541" style:family="text" style:parent-style-name="WW8Dropcap4052"/>
    <style:style style:name="WW-WW8Dropcap19551" style:family="text" style:parent-style-name="WW8Dropcap4052"/>
    <style:style style:name="WW-WW8Dropcap19561" style:family="text" style:parent-style-name="WW8Dropcap4052"/>
    <style:style style:name="WW-WW8Dropcap19571" style:family="text" style:parent-style-name="WW8Dropcap4052"/>
    <style:style style:name="WW-WW8Dropcap19581" style:family="text" style:parent-style-name="WW8Dropcap4052"/>
    <style:style style:name="WW-WW8Dropcap19591" style:family="text" style:parent-style-name="WW8Dropcap4052"/>
    <style:style style:name="WW-WW8Dropcap19601" style:family="text" style:parent-style-name="WW8Dropcap4052"/>
    <style:style style:name="WW-WW8Dropcap19611" style:family="text" style:parent-style-name="WW8Dropcap4052"/>
    <style:style style:name="WW-WW8Dropcap19621" style:family="text" style:parent-style-name="WW8Dropcap4052"/>
    <style:style style:name="WW-WW8Dropcap19631" style:family="text" style:parent-style-name="WW8Dropcap4052"/>
    <style:style style:name="WW-WW8Dropcap19641" style:family="text" style:parent-style-name="WW8Dropcap4052"/>
    <style:style style:name="WW-WW8Dropcap19651" style:family="text" style:parent-style-name="WW8Dropcap4052"/>
    <style:style style:name="WW-WW8Dropcap19661" style:family="text" style:parent-style-name="WW8Dropcap4052"/>
    <style:style style:name="WW-WW8Dropcap19671" style:family="text" style:parent-style-name="WW8Dropcap4052"/>
    <style:style style:name="WW-WW8Dropcap19681" style:family="text" style:parent-style-name="WW8Dropcap4052"/>
    <style:style style:name="WW-WW8Dropcap19691" style:family="text" style:parent-style-name="WW8Dropcap4052"/>
    <style:style style:name="WW-WW8Dropcap19701" style:family="text" style:parent-style-name="WW8Dropcap4052"/>
    <style:style style:name="WW-WW8Dropcap19711" style:family="text" style:parent-style-name="WW8Dropcap4052"/>
    <style:style style:name="WW-WW8Dropcap19721" style:family="text" style:parent-style-name="WW8Dropcap4052"/>
    <style:style style:name="WW-WW8Dropcap19731" style:family="text" style:parent-style-name="WW8Dropcap4052"/>
    <style:style style:name="WW-WW8Dropcap19741" style:family="text" style:parent-style-name="WW8Dropcap4052"/>
    <style:style style:name="WW-WW8Dropcap19751" style:family="text" style:parent-style-name="WW8Dropcap4052"/>
    <style:style style:name="WW-WW8Dropcap19761" style:family="text" style:parent-style-name="WW8Dropcap4052"/>
    <style:style style:name="WW-WW8Dropcap19771" style:family="text" style:parent-style-name="WW8Dropcap4052"/>
    <style:style style:name="WW-WW8Dropcap19781" style:family="text" style:parent-style-name="WW8Dropcap4052"/>
    <style:style style:name="WW-WW8Dropcap19791" style:family="text" style:parent-style-name="WW8Dropcap4052"/>
    <style:style style:name="WW-WW8Dropcap19801" style:family="text" style:parent-style-name="WW8Dropcap4052"/>
    <style:style style:name="WW-WW8Dropcap19811" style:family="text" style:parent-style-name="WW8Dropcap4052"/>
    <style:style style:name="WW-WW8Dropcap19821" style:family="text" style:parent-style-name="WW8Dropcap4052"/>
    <style:style style:name="WW-WW8Dropcap19831" style:family="text" style:parent-style-name="WW8Dropcap4052"/>
    <style:style style:name="WW-WW8Dropcap19841" style:family="text" style:parent-style-name="WW8Dropcap4052"/>
    <style:style style:name="WW-WW8Dropcap19851" style:family="text" style:parent-style-name="WW8Dropcap4052"/>
    <style:style style:name="WW-WW8Dropcap19861" style:family="text" style:parent-style-name="WW8Dropcap4052"/>
    <style:style style:name="WW-WW8Dropcap19871" style:family="text" style:parent-style-name="WW8Dropcap4052"/>
    <style:style style:name="WW-WW8Dropcap19881" style:family="text" style:parent-style-name="WW8Dropcap4052"/>
    <style:style style:name="WW-WW8Dropcap19891" style:family="text" style:parent-style-name="WW8Dropcap4052"/>
    <style:style style:name="WW-WW8Dropcap19901" style:family="text" style:parent-style-name="WW8Dropcap4052"/>
    <style:style style:name="WW-WW8Dropcap19911" style:family="text" style:parent-style-name="WW8Dropcap4052"/>
    <style:style style:name="WW-WW8Dropcap19921" style:family="text" style:parent-style-name="WW8Dropcap4052"/>
    <style:style style:name="WW-WW8Dropcap19931" style:family="text" style:parent-style-name="WW8Dropcap4052"/>
    <style:style style:name="WW-WW8Dropcap19941" style:family="text" style:parent-style-name="WW8Dropcap4052"/>
    <style:style style:name="WW-WW8Dropcap19951" style:family="text" style:parent-style-name="WW8Dropcap4052"/>
    <style:style style:name="WW-WW8Dropcap19961" style:family="text" style:parent-style-name="WW8Dropcap4052"/>
    <style:style style:name="WW-WW8Dropcap19971" style:family="text" style:parent-style-name="WW8Dropcap4052"/>
    <style:style style:name="WW-WW8Dropcap19981" style:family="text" style:parent-style-name="WW8Dropcap4052"/>
    <style:style style:name="WW-WW8Dropcap19991" style:family="text" style:parent-style-name="WW8Dropcap4052"/>
    <style:style style:name="WW-WW8Dropcap20001" style:family="text" style:parent-style-name="WW8Dropcap4052"/>
    <style:style style:name="WW-WW8Dropcap20011" style:family="text" style:parent-style-name="WW8Dropcap4052"/>
    <style:style style:name="WW-WW8Dropcap20021" style:family="text" style:parent-style-name="WW8Dropcap4052"/>
    <style:style style:name="WW-WW8Dropcap20031" style:family="text" style:parent-style-name="WW8Dropcap4052"/>
    <style:style style:name="WW-WW8Dropcap20041" style:family="text" style:parent-style-name="WW8Dropcap4052"/>
    <style:style style:name="WW-WW8Dropcap20051" style:family="text" style:parent-style-name="WW8Dropcap4052"/>
    <style:style style:name="WW-WW8Dropcap20061" style:family="text" style:parent-style-name="WW8Dropcap4052"/>
    <style:style style:name="WW-WW8Dropcap20071" style:family="text" style:parent-style-name="WW8Dropcap4052"/>
    <style:style style:name="WW-WW8Dropcap20081" style:family="text" style:parent-style-name="WW8Dropcap4052"/>
    <style:style style:name="WW-WW8Dropcap20091" style:family="text" style:parent-style-name="WW8Dropcap4052"/>
    <style:style style:name="WW-WW8Dropcap20101" style:family="text" style:parent-style-name="WW8Dropcap4052"/>
    <style:style style:name="WW-WW8Dropcap20111" style:family="text" style:parent-style-name="WW8Dropcap4052"/>
    <style:style style:name="WW-WW8Dropcap20121" style:family="text" style:parent-style-name="WW8Dropcap4052"/>
    <style:style style:name="WW-WW8Dropcap20131" style:family="text" style:parent-style-name="WW8Dropcap4052"/>
    <style:style style:name="WW-WW8Dropcap20141" style:family="text" style:parent-style-name="WW8Dropcap4052"/>
    <style:style style:name="WW-WW8Dropcap20151" style:family="text" style:parent-style-name="WW8Dropcap4052"/>
    <style:style style:name="WW-WW8Dropcap20161" style:family="text" style:parent-style-name="WW8Dropcap4052"/>
    <style:style style:name="WW-WW8Dropcap20171" style:family="text" style:parent-style-name="WW8Dropcap4052"/>
    <style:style style:name="WW-WW8Dropcap20181" style:family="text" style:parent-style-name="WW8Dropcap4052"/>
    <style:style style:name="WW-WW8Dropcap20191" style:family="text" style:parent-style-name="WW8Dropcap4052"/>
    <style:style style:name="WW-WW8Dropcap20201" style:family="text" style:parent-style-name="WW8Dropcap4052"/>
    <style:style style:name="WW-WW8Dropcap20211" style:family="text" style:parent-style-name="WW8Dropcap4052"/>
    <style:style style:name="WW-WW8Dropcap20221" style:family="text" style:parent-style-name="WW8Dropcap4052"/>
    <style:style style:name="WW-WW8Dropcap20231" style:family="text" style:parent-style-name="WW8Dropcap4052"/>
    <style:style style:name="WW-WW8Dropcap20241" style:family="text" style:parent-style-name="WW8Dropcap4052"/>
    <style:style style:name="WW-WW8Dropcap20251" style:family="text" style:parent-style-name="WW8Dropcap4052"/>
    <style:style style:name="WW-WW8Dropcap20261" style:family="text" style:parent-style-name="WW8Dropcap4052"/>
    <style:style style:name="WW-WW8Dropcap20271" style:family="text" style:parent-style-name="WW8Dropcap4052"/>
    <style:style style:name="WW-WW8Dropcap20281" style:family="text" style:parent-style-name="WW8Dropcap4052"/>
    <style:style style:name="WW-WW8Dropcap20291" style:family="text" style:parent-style-name="WW8Dropcap4052"/>
    <style:style style:name="WW-WW8Dropcap20301" style:family="text" style:parent-style-name="WW8Dropcap4052"/>
    <style:style style:name="WW-WW8Dropcap20311" style:family="text" style:parent-style-name="WW8Dropcap4052"/>
    <style:style style:name="WW-WW8Dropcap20321" style:family="text" style:parent-style-name="WW8Dropcap4052"/>
    <style:style style:name="WW-WW8Dropcap20331" style:family="text" style:parent-style-name="WW8Dropcap4052"/>
    <style:style style:name="WW-WW8Dropcap20341" style:family="text" style:parent-style-name="WW8Dropcap4052"/>
    <style:style style:name="WW-WW8Dropcap20351" style:family="text" style:parent-style-name="WW8Dropcap4052"/>
    <style:style style:name="WW-WW8Dropcap20361" style:family="text" style:parent-style-name="WW8Dropcap4052"/>
    <style:style style:name="WW-WW8Dropcap20371" style:family="text" style:parent-style-name="WW8Dropcap4052"/>
    <style:style style:name="WW-WW8Dropcap20381" style:family="text" style:parent-style-name="WW8Dropcap4052"/>
    <style:style style:name="WW-WW8Dropcap20391" style:family="text" style:parent-style-name="WW8Dropcap4052"/>
    <style:style style:name="WW-WW8Dropcap20401" style:family="text" style:parent-style-name="WW8Dropcap4052"/>
    <style:style style:name="WW-WW8Dropcap20411" style:family="text" style:parent-style-name="WW8Dropcap4052"/>
    <style:style style:name="WW-WW8Dropcap20421" style:family="text" style:parent-style-name="WW8Dropcap4052"/>
    <style:style style:name="WW-WW8Dropcap20431" style:family="text" style:parent-style-name="WW8Dropcap4052"/>
    <style:style style:name="WW-WW8Dropcap20441" style:family="text" style:parent-style-name="WW8Dropcap4052"/>
    <style:style style:name="WW-WW8Dropcap20451" style:family="text" style:parent-style-name="WW8Dropcap4052"/>
    <style:style style:name="WW-WW8Dropcap20461" style:family="text" style:parent-style-name="WW8Dropcap4052"/>
    <style:style style:name="WW-WW8Dropcap20471" style:family="text" style:parent-style-name="WW8Dropcap4052"/>
    <style:style style:name="WW-WW8Dropcap20481" style:family="text" style:parent-style-name="WW8Dropcap4052"/>
    <style:style style:name="WW-WW8Dropcap20491" style:family="text" style:parent-style-name="WW8Dropcap4052"/>
    <style:style style:name="WW-WW8Dropcap20501" style:family="text" style:parent-style-name="WW8Dropcap4052"/>
    <style:style style:name="WW-WW8Dropcap20511" style:family="text" style:parent-style-name="WW8Dropcap4052"/>
    <style:style style:name="WW-WW8Dropcap20521" style:family="text" style:parent-style-name="WW8Dropcap4052"/>
    <style:style style:name="WW-WW8Dropcap20531" style:family="text" style:parent-style-name="WW8Dropcap4052"/>
    <style:style style:name="WW-WW8Dropcap20541" style:family="text" style:parent-style-name="WW8Dropcap4052"/>
    <style:style style:name="WW-WW8Dropcap20551" style:family="text" style:parent-style-name="WW8Dropcap4052"/>
    <style:style style:name="WW-WW8Dropcap20561" style:family="text" style:parent-style-name="WW8Dropcap4052"/>
    <style:style style:name="WW-WW8Dropcap20571" style:family="text" style:parent-style-name="WW8Dropcap4052"/>
    <style:style style:name="WW-WW8Dropcap20581" style:family="text" style:parent-style-name="WW8Dropcap4052"/>
    <style:style style:name="WW-WW8Dropcap20591" style:family="text" style:parent-style-name="WW8Dropcap4052"/>
    <style:style style:name="WW-WW8Dropcap20601" style:family="text" style:parent-style-name="WW8Dropcap4052"/>
    <style:style style:name="WW-WW8Dropcap20611" style:family="text" style:parent-style-name="WW8Dropcap4052"/>
    <style:style style:name="WW-WW8Dropcap20621" style:family="text" style:parent-style-name="WW8Dropcap4052"/>
    <style:style style:name="WW-WW8Dropcap20631" style:family="text" style:parent-style-name="WW8Dropcap4052"/>
    <style:style style:name="WW-WW8Dropcap20641" style:family="text" style:parent-style-name="WW8Dropcap4052"/>
    <style:style style:name="WW-WW8Dropcap20651" style:family="text" style:parent-style-name="WW8Dropcap4052"/>
    <style:style style:name="WW-WW8Dropcap20661" style:family="text" style:parent-style-name="WW8Dropcap4052"/>
    <style:style style:name="WW-WW8Dropcap20671" style:family="text" style:parent-style-name="WW8Dropcap4052"/>
    <style:style style:name="WW-WW8Dropcap20681" style:family="text" style:parent-style-name="WW8Dropcap4052"/>
    <style:style style:name="WW-WW8Dropcap20691" style:family="text" style:parent-style-name="WW8Dropcap4052"/>
    <style:style style:name="WW-WW8Dropcap20701" style:family="text" style:parent-style-name="WW8Dropcap4052"/>
    <style:style style:name="WW-WW8Dropcap20711" style:family="text" style:parent-style-name="WW8Dropcap4052"/>
    <style:style style:name="WW-WW8Dropcap20721" style:family="text" style:parent-style-name="WW8Dropcap4052"/>
    <style:style style:name="WW-WW8Dropcap20731" style:family="text" style:parent-style-name="WW8Dropcap4052"/>
    <style:style style:name="WW-WW8Dropcap20741" style:family="text" style:parent-style-name="WW8Dropcap4052"/>
    <style:style style:name="WW-WW8Dropcap20751" style:family="text" style:parent-style-name="WW8Dropcap4052"/>
    <style:style style:name="WW-WW8Dropcap20761" style:family="text" style:parent-style-name="WW8Dropcap4052"/>
    <style:style style:name="WW-WW8Dropcap20771" style:family="text" style:parent-style-name="WW8Dropcap4052"/>
    <style:style style:name="WW-WW8Dropcap20781" style:family="text" style:parent-style-name="WW8Dropcap4052"/>
    <style:style style:name="WW-WW8Dropcap20791" style:family="text" style:parent-style-name="WW8Dropcap4052"/>
    <style:style style:name="WW-WW8Dropcap20801" style:family="text" style:parent-style-name="WW8Dropcap4052"/>
    <style:style style:name="WW-WW8Dropcap20811" style:family="text" style:parent-style-name="WW8Dropcap4052"/>
    <style:style style:name="WW-WW8Dropcap20821" style:family="text" style:parent-style-name="WW8Dropcap4052"/>
    <style:style style:name="WW-WW8Dropcap20831" style:family="text" style:parent-style-name="WW8Dropcap4052"/>
    <style:style style:name="WW-WW8Dropcap20841" style:family="text" style:parent-style-name="WW8Dropcap4052"/>
    <style:style style:name="WW-WW8Dropcap20851" style:family="text" style:parent-style-name="WW8Dropcap4052"/>
    <style:style style:name="WW-WW8Dropcap20861" style:family="text" style:parent-style-name="WW8Dropcap4052"/>
    <style:style style:name="WW-WW8Dropcap20871" style:family="text" style:parent-style-name="WW8Dropcap4052"/>
    <style:style style:name="WW-WW8Dropcap20881" style:family="text" style:parent-style-name="WW8Dropcap4052"/>
    <style:style style:name="WW-WW8Dropcap20891" style:family="text" style:parent-style-name="WW8Dropcap4052"/>
    <style:style style:name="WW-WW8Dropcap20901" style:family="text" style:parent-style-name="WW8Dropcap4052"/>
    <style:style style:name="WW-WW8Dropcap20911" style:family="text" style:parent-style-name="WW8Dropcap4052"/>
    <style:style style:name="WW-WW8Dropcap20921" style:family="text" style:parent-style-name="WW8Dropcap4052"/>
    <style:style style:name="WW-WW8Dropcap20931" style:family="text" style:parent-style-name="WW8Dropcap4052"/>
    <style:style style:name="WW-WW8Dropcap20941" style:family="text" style:parent-style-name="WW8Dropcap4052"/>
    <style:style style:name="WW-WW8Dropcap20951" style:family="text" style:parent-style-name="WW8Dropcap4052"/>
    <style:style style:name="WW-WW8Dropcap20961" style:family="text" style:parent-style-name="WW8Dropcap4052"/>
    <style:style style:name="WW-WW8Dropcap20971" style:family="text" style:parent-style-name="WW8Dropcap4052"/>
    <style:style style:name="WW-WW8Dropcap20981" style:family="text" style:parent-style-name="WW8Dropcap4052"/>
    <style:style style:name="WW-WW8Dropcap20991" style:family="text" style:parent-style-name="WW8Dropcap4052"/>
    <style:style style:name="WW-WW8Dropcap21001" style:family="text" style:parent-style-name="WW8Dropcap4052"/>
    <style:style style:name="WW-WW8Dropcap21011" style:family="text" style:parent-style-name="WW8Dropcap4052"/>
    <style:style style:name="WW-WW8Dropcap21021" style:family="text" style:parent-style-name="WW8Dropcap4052"/>
    <style:style style:name="WW-WW8Dropcap21031" style:family="text" style:parent-style-name="WW8Dropcap4052"/>
    <style:style style:name="WW-WW8Dropcap21041" style:family="text" style:parent-style-name="WW8Dropcap4052"/>
    <style:style style:name="WW-WW8Dropcap21051" style:family="text" style:parent-style-name="WW8Dropcap4052"/>
    <style:style style:name="WW-WW8Dropcap21061" style:family="text" style:parent-style-name="WW8Dropcap4052"/>
    <style:style style:name="WW-WW8Dropcap21071" style:family="text" style:parent-style-name="WW8Dropcap4052"/>
    <style:style style:name="WW-WW8Dropcap21081" style:family="text" style:parent-style-name="WW8Dropcap4052"/>
    <style:style style:name="WW-WW8Dropcap21091" style:family="text" style:parent-style-name="WW8Dropcap4052"/>
    <style:style style:name="WW-WW8Dropcap21101" style:family="text" style:parent-style-name="WW8Dropcap4052"/>
    <style:style style:name="WW-WW8Dropcap21111" style:family="text" style:parent-style-name="WW8Dropcap4052"/>
    <style:style style:name="WW-WW8Dropcap21121" style:family="text" style:parent-style-name="WW8Dropcap4052"/>
    <style:style style:name="WW-WW8Dropcap21131" style:family="text" style:parent-style-name="WW8Dropcap4052"/>
    <style:style style:name="WW-WW8Dropcap21141" style:family="text" style:parent-style-name="WW8Dropcap4052"/>
    <style:style style:name="WW-WW8Dropcap21151" style:family="text" style:parent-style-name="WW8Dropcap4052"/>
    <style:style style:name="WW-WW8Dropcap21161" style:family="text" style:parent-style-name="WW8Dropcap4052"/>
    <style:style style:name="WW-WW8Dropcap21171" style:family="text" style:parent-style-name="WW8Dropcap4052"/>
    <style:style style:name="WW-WW8Dropcap21181" style:family="text" style:parent-style-name="WW8Dropcap4052"/>
    <style:style style:name="WW-WW8Dropcap21191" style:family="text" style:parent-style-name="WW8Dropcap4052"/>
    <style:style style:name="WW-WW8Dropcap21201" style:family="text" style:parent-style-name="WW8Dropcap4052"/>
    <style:style style:name="WW-WW8Dropcap21211" style:family="text" style:parent-style-name="WW8Dropcap4052"/>
    <style:style style:name="WW-WW8Dropcap21221" style:family="text" style:parent-style-name="WW8Dropcap4052"/>
    <style:style style:name="WW-WW8Dropcap21231" style:family="text" style:parent-style-name="WW8Dropcap4052"/>
    <style:style style:name="WW-WW8Dropcap21241" style:family="text" style:parent-style-name="WW8Dropcap4052"/>
    <style:style style:name="WW-WW8Dropcap21251" style:family="text" style:parent-style-name="WW8Dropcap4052"/>
    <style:style style:name="WW-WW8Dropcap21261" style:family="text" style:parent-style-name="WW8Dropcap4052"/>
    <style:style style:name="WW-WW8Dropcap21271" style:family="text" style:parent-style-name="WW8Dropcap4052"/>
    <style:style style:name="WW-WW8Dropcap21281" style:family="text" style:parent-style-name="WW8Dropcap4052"/>
    <style:style style:name="WW-WW8Dropcap21291" style:family="text" style:parent-style-name="WW8Dropcap4052"/>
    <style:style style:name="WW-WW8Dropcap21301" style:family="text" style:parent-style-name="WW8Dropcap4052"/>
    <style:style style:name="WW-WW8Dropcap21311" style:family="text" style:parent-style-name="WW8Dropcap4052"/>
    <style:style style:name="WW-WW8Dropcap21321" style:family="text" style:parent-style-name="WW8Dropcap4052"/>
    <style:style style:name="WW-WW8Dropcap21331" style:family="text" style:parent-style-name="WW8Dropcap4052"/>
    <style:style style:name="WW-WW8Dropcap21341" style:family="text" style:parent-style-name="WW8Dropcap4052"/>
    <style:style style:name="WW-WW8Dropcap21351" style:family="text" style:parent-style-name="WW8Dropcap4052"/>
    <style:style style:name="WW-WW8Dropcap21361" style:family="text" style:parent-style-name="WW8Dropcap4052"/>
    <style:style style:name="WW-WW8Dropcap21371" style:family="text" style:parent-style-name="WW8Dropcap4052"/>
    <style:style style:name="WW-WW8Dropcap21381" style:family="text" style:parent-style-name="WW8Dropcap4052"/>
    <style:style style:name="WW-WW8Dropcap21391" style:family="text" style:parent-style-name="WW8Dropcap4052"/>
    <style:style style:name="WW-WW8Dropcap21401" style:family="text" style:parent-style-name="WW8Dropcap4052"/>
    <style:style style:name="WW-WW8Dropcap21411" style:family="text" style:parent-style-name="WW8Dropcap4052"/>
    <style:style style:name="WW-WW8Dropcap21421" style:family="text" style:parent-style-name="WW8Dropcap4052"/>
    <style:style style:name="WW-WW8Dropcap21431" style:family="text" style:parent-style-name="WW8Dropcap4052"/>
    <style:style style:name="WW-WW8Dropcap21441" style:family="text" style:parent-style-name="WW8Dropcap4052"/>
    <style:style style:name="WW-WW8Dropcap21451" style:family="text" style:parent-style-name="WW8Dropcap4052"/>
    <style:style style:name="WW-WW8Dropcap21461" style:family="text" style:parent-style-name="WW8Dropcap4052"/>
    <style:style style:name="WW-WW8Dropcap21471" style:family="text" style:parent-style-name="WW8Dropcap4052"/>
    <style:style style:name="WW-WW8Dropcap21481" style:family="text" style:parent-style-name="WW8Dropcap4052"/>
    <style:style style:name="WW-WW8Dropcap21491" style:family="text" style:parent-style-name="WW8Dropcap4052"/>
    <style:style style:name="WW-WW8Dropcap21501" style:family="text" style:parent-style-name="WW8Dropcap4052"/>
    <style:style style:name="WW-WW8Dropcap21511" style:family="text" style:parent-style-name="WW8Dropcap4052"/>
    <style:style style:name="WW-WW8Dropcap21521" style:family="text" style:parent-style-name="WW8Dropcap4052"/>
    <style:style style:name="WW-WW8Dropcap21531" style:family="text" style:parent-style-name="WW8Dropcap4052"/>
    <style:style style:name="WW-WW8Dropcap21541" style:family="text" style:parent-style-name="WW8Dropcap4052"/>
    <style:style style:name="WW-WW8Dropcap21551" style:family="text" style:parent-style-name="WW8Dropcap4052"/>
    <style:style style:name="WW-WW8Dropcap21561" style:family="text" style:parent-style-name="WW8Dropcap4052"/>
    <style:style style:name="WW-WW8Dropcap21571" style:family="text" style:parent-style-name="WW8Dropcap4052"/>
    <style:style style:name="WW-WW8Dropcap21581" style:family="text" style:parent-style-name="WW8Dropcap4052"/>
    <style:style style:name="WW-WW8Dropcap21591" style:family="text" style:parent-style-name="WW8Dropcap4052"/>
    <style:style style:name="WW-WW8Dropcap21601" style:family="text" style:parent-style-name="WW8Dropcap4052"/>
    <style:style style:name="WW-WW8Dropcap21611" style:family="text" style:parent-style-name="WW8Dropcap4052"/>
    <style:style style:name="WW-WW8Dropcap21621" style:family="text" style:parent-style-name="WW8Dropcap4052"/>
    <style:style style:name="WW-WW8Dropcap21631" style:family="text" style:parent-style-name="WW8Dropcap4052"/>
    <style:style style:name="WW-WW8Dropcap21641" style:family="text" style:parent-style-name="WW8Dropcap4052"/>
    <style:style style:name="WW-WW8Dropcap21651" style:family="text" style:parent-style-name="WW8Dropcap4052"/>
    <style:style style:name="WW-WW8Dropcap21661" style:family="text" style:parent-style-name="WW8Dropcap4052"/>
    <style:style style:name="WW-WW8Dropcap21671" style:family="text" style:parent-style-name="WW8Dropcap4052"/>
    <style:style style:name="WW-WW8Dropcap21681" style:family="text" style:parent-style-name="WW8Dropcap4052"/>
    <style:style style:name="WW-WW8Dropcap21691" style:family="text" style:parent-style-name="WW8Dropcap4052"/>
    <style:style style:name="WW-WW8Dropcap21701" style:family="text" style:parent-style-name="WW8Dropcap4052"/>
    <style:style style:name="WW-WW8Dropcap21711" style:family="text" style:parent-style-name="WW8Dropcap4052"/>
    <style:style style:name="WW-WW8Dropcap21721" style:family="text" style:parent-style-name="WW8Dropcap4052"/>
    <style:style style:name="WW-WW8Dropcap21731" style:family="text" style:parent-style-name="WW8Dropcap4052"/>
    <style:style style:name="WW-WW8Dropcap21741" style:family="text" style:parent-style-name="WW8Dropcap4052"/>
    <style:style style:name="WW-WW8Dropcap21751" style:family="text" style:parent-style-name="WW8Dropcap4052"/>
    <style:style style:name="WW-WW8Dropcap21761" style:family="text" style:parent-style-name="WW8Dropcap4052"/>
    <style:style style:name="WW-WW8Dropcap21771" style:family="text" style:parent-style-name="WW8Dropcap4052"/>
    <style:style style:name="WW-WW8Dropcap21781" style:family="text" style:parent-style-name="WW8Dropcap4052"/>
    <style:style style:name="WW-WW8Dropcap21791" style:family="text" style:parent-style-name="WW8Dropcap4052"/>
    <style:style style:name="WW-WW8Dropcap21801" style:family="text" style:parent-style-name="WW8Dropcap4052"/>
    <style:style style:name="WW-WW8Dropcap21811" style:family="text" style:parent-style-name="WW8Dropcap4052"/>
    <style:style style:name="WW-WW8Dropcap21821" style:family="text" style:parent-style-name="WW8Dropcap4052"/>
    <style:style style:name="WW-WW8Dropcap21831" style:family="text" style:parent-style-name="WW8Dropcap4052"/>
    <style:style style:name="WW-WW8Dropcap21841" style:family="text" style:parent-style-name="WW8Dropcap4052"/>
    <style:style style:name="WW-WW8Dropcap21851" style:family="text" style:parent-style-name="WW8Dropcap4052"/>
    <style:style style:name="WW-WW8Dropcap21861" style:family="text" style:parent-style-name="WW8Dropcap4052"/>
    <style:style style:name="WW-WW8Dropcap21871" style:family="text" style:parent-style-name="WW8Dropcap4052"/>
    <style:style style:name="WW-WW8Dropcap21881" style:family="text" style:parent-style-name="WW8Dropcap4052"/>
    <style:style style:name="WW-WW8Dropcap21891" style:family="text" style:parent-style-name="WW8Dropcap4052"/>
    <style:style style:name="WW-WW8Dropcap21901" style:family="text" style:parent-style-name="WW8Dropcap4052"/>
    <style:style style:name="WW-WW8Dropcap21911" style:family="text" style:parent-style-name="WW8Dropcap4052"/>
    <style:style style:name="WW-WW8Dropcap21921" style:family="text" style:parent-style-name="WW8Dropcap4052"/>
    <style:style style:name="WW-WW8Dropcap21931" style:family="text" style:parent-style-name="WW8Dropcap4052"/>
    <style:style style:name="WW-WW8Dropcap21941" style:family="text" style:parent-style-name="WW8Dropcap4052"/>
    <style:style style:name="WW-WW8Dropcap21951" style:family="text" style:parent-style-name="WW8Dropcap4052"/>
    <style:style style:name="WW-WW8Dropcap21961" style:family="text" style:parent-style-name="WW8Dropcap4052"/>
    <style:style style:name="WW-WW8Dropcap21971" style:family="text" style:parent-style-name="WW8Dropcap4052"/>
    <style:style style:name="WW-WW8Dropcap21981" style:family="text" style:parent-style-name="WW8Dropcap4052"/>
    <style:style style:name="WW-WW8Dropcap21991" style:family="text" style:parent-style-name="WW8Dropcap4052"/>
    <style:style style:name="WW-WW8Dropcap22001" style:family="text" style:parent-style-name="WW8Dropcap4052"/>
    <style:style style:name="WW-WW8Dropcap22011" style:family="text" style:parent-style-name="WW8Dropcap4052"/>
    <style:style style:name="WW-WW8Dropcap22021" style:family="text" style:parent-style-name="WW8Dropcap4052"/>
    <style:style style:name="WW-WW8Dropcap22031" style:family="text" style:parent-style-name="WW8Dropcap4052"/>
    <style:style style:name="WW-WW8Dropcap22041" style:family="text" style:parent-style-name="WW8Dropcap4052"/>
    <style:style style:name="WW-WW8Dropcap22051" style:family="text" style:parent-style-name="WW8Dropcap4052"/>
    <style:style style:name="WW-WW8Dropcap22061" style:family="text" style:parent-style-name="WW8Dropcap4052"/>
    <style:style style:name="WW-WW8Dropcap22071" style:family="text" style:parent-style-name="WW8Dropcap4052"/>
    <style:style style:name="WW-WW8Dropcap22081" style:family="text" style:parent-style-name="WW8Dropcap4052"/>
    <style:style style:name="WW-WW8Dropcap22091" style:family="text" style:parent-style-name="WW8Dropcap4052"/>
    <style:style style:name="WW-WW8Dropcap22101" style:family="text" style:parent-style-name="WW8Dropcap4052"/>
    <style:style style:name="WW-WW8Dropcap22111" style:family="text" style:parent-style-name="WW8Dropcap4052"/>
    <style:style style:name="WW-WW8Dropcap22121" style:family="text" style:parent-style-name="WW8Dropcap4052"/>
    <style:style style:name="WW-WW8Dropcap22131" style:family="text" style:parent-style-name="WW8Dropcap4052"/>
    <style:style style:name="WW-WW8Dropcap22141" style:family="text" style:parent-style-name="WW8Dropcap4052"/>
    <style:style style:name="WW-WW8Dropcap22151" style:family="text" style:parent-style-name="WW8Dropcap4052"/>
    <style:style style:name="WW-WW8Dropcap22161" style:family="text" style:parent-style-name="WW8Dropcap4052"/>
    <style:style style:name="WW-WW8Dropcap22171" style:family="text" style:parent-style-name="WW8Dropcap4052"/>
    <style:style style:name="WW-WW8Dropcap22181" style:family="text" style:parent-style-name="WW8Dropcap4052"/>
    <style:style style:name="WW-WW8Dropcap22191" style:family="text" style:parent-style-name="WW8Dropcap4052"/>
    <style:style style:name="WW-WW8Dropcap22201" style:family="text" style:parent-style-name="WW8Dropcap4052"/>
    <style:style style:name="WW-WW8Dropcap22211" style:family="text" style:parent-style-name="WW8Dropcap4052"/>
    <style:style style:name="WW-WW8Dropcap22221" style:family="text" style:parent-style-name="WW8Dropcap4052"/>
    <style:style style:name="WW-WW8Dropcap22231" style:family="text" style:parent-style-name="WW8Dropcap4052"/>
    <style:style style:name="WW-WW8Dropcap22241" style:family="text" style:parent-style-name="WW8Dropcap4052"/>
    <style:style style:name="WW-WW8Dropcap22251" style:family="text" style:parent-style-name="WW8Dropcap4052"/>
    <style:style style:name="WW-WW8Dropcap22261" style:family="text" style:parent-style-name="WW8Dropcap4052"/>
    <style:style style:name="WW-WW8Dropcap22271" style:family="text" style:parent-style-name="WW8Dropcap4052"/>
    <style:style style:name="WW-WW8Dropcap22281" style:family="text" style:parent-style-name="WW8Dropcap4052"/>
    <style:style style:name="WW-WW8Dropcap22291" style:family="text" style:parent-style-name="WW8Dropcap4052"/>
    <style:style style:name="WW-WW8Dropcap22301" style:family="text" style:parent-style-name="WW8Dropcap4052"/>
    <style:style style:name="WW-WW8Dropcap22311" style:family="text" style:parent-style-name="WW8Dropcap4052"/>
    <style:style style:name="WW-WW8Dropcap22321" style:family="text" style:parent-style-name="WW8Dropcap4052"/>
    <style:style style:name="WW-WW8Dropcap22331" style:family="text" style:parent-style-name="WW8Dropcap4052"/>
    <style:style style:name="WW-WW8Dropcap22341" style:family="text" style:parent-style-name="WW8Dropcap4052"/>
    <style:style style:name="WW-WW8Dropcap22351" style:family="text" style:parent-style-name="WW8Dropcap4052"/>
    <style:style style:name="WW-WW8Dropcap22361" style:family="text" style:parent-style-name="WW8Dropcap4052"/>
    <style:style style:name="WW-WW8Dropcap22371" style:family="text" style:parent-style-name="WW8Dropcap4052"/>
    <style:style style:name="WW-WW8Dropcap22381" style:family="text" style:parent-style-name="WW8Dropcap4052"/>
    <style:style style:name="WW-WW8Dropcap22391" style:family="text" style:parent-style-name="WW8Dropcap4052"/>
    <style:style style:name="WW-WW8Dropcap22401" style:family="text" style:parent-style-name="WW8Dropcap4052"/>
    <style:style style:name="WW-WW8Dropcap22411" style:family="text" style:parent-style-name="WW8Dropcap4052"/>
    <style:style style:name="WW-WW8Dropcap22421" style:family="text" style:parent-style-name="WW8Dropcap4052"/>
    <style:style style:name="WW-WW8Dropcap22431" style:family="text" style:parent-style-name="WW8Dropcap4052"/>
    <style:style style:name="WW-WW8Dropcap22441" style:family="text" style:parent-style-name="WW8Dropcap4052"/>
    <style:style style:name="WW-WW8Dropcap22451" style:family="text" style:parent-style-name="WW8Dropcap4052"/>
    <style:style style:name="WW-WW8Dropcap22461" style:family="text" style:parent-style-name="WW8Dropcap4052"/>
    <style:style style:name="WW-WW8Dropcap22471" style:family="text" style:parent-style-name="WW8Dropcap4052"/>
    <style:style style:name="WW-WW8Dropcap22481" style:family="text" style:parent-style-name="WW8Dropcap4052"/>
    <style:style style:name="WW-WW8Dropcap22491" style:family="text" style:parent-style-name="WW8Dropcap4052"/>
    <style:style style:name="WW-WW8Dropcap22501" style:family="text" style:parent-style-name="WW8Dropcap4052"/>
    <style:style style:name="WW-WW8Dropcap22511" style:family="text" style:parent-style-name="WW8Dropcap4052"/>
    <style:style style:name="WW-WW8Dropcap22521" style:family="text" style:parent-style-name="WW8Dropcap4052"/>
    <style:style style:name="WW-WW8Dropcap22531" style:family="text" style:parent-style-name="WW8Dropcap4052"/>
    <style:style style:name="WW-WW8Dropcap22541" style:family="text" style:parent-style-name="WW8Dropcap4052"/>
    <style:style style:name="WW-WW8Dropcap22551" style:family="text" style:parent-style-name="WW8Dropcap4052"/>
    <style:style style:name="WW-WW8Dropcap22561" style:family="text" style:parent-style-name="WW8Dropcap4052"/>
    <style:style style:name="WW-WW8Dropcap22571" style:family="text" style:parent-style-name="WW8Dropcap4052"/>
    <style:style style:name="WW-WW8Dropcap22581" style:family="text" style:parent-style-name="WW8Dropcap4052"/>
    <style:style style:name="WW-WW8Dropcap22591" style:family="text" style:parent-style-name="WW8Dropcap4052"/>
    <style:style style:name="WW-WW8Dropcap22601" style:family="text" style:parent-style-name="WW8Dropcap4052"/>
    <style:style style:name="WW-WW8Dropcap22611" style:family="text" style:parent-style-name="WW8Dropcap4052"/>
    <style:style style:name="WW-WW8Dropcap22621" style:family="text" style:parent-style-name="WW8Dropcap4052"/>
    <style:style style:name="WW-WW8Dropcap22631" style:family="text" style:parent-style-name="WW8Dropcap4052"/>
    <style:style style:name="WW-WW8Dropcap22641" style:family="text" style:parent-style-name="WW8Dropcap4052"/>
    <style:style style:name="WW-WW8Dropcap22651" style:family="text" style:parent-style-name="WW8Dropcap4052"/>
    <style:style style:name="WW-WW8Dropcap22661" style:family="text" style:parent-style-name="WW8Dropcap4052"/>
    <style:style style:name="WW-WW8Dropcap22671" style:family="text" style:parent-style-name="WW8Dropcap4052"/>
    <style:style style:name="WW-WW8Dropcap22681" style:family="text" style:parent-style-name="WW8Dropcap4052"/>
    <style:style style:name="WW-WW8Dropcap22691" style:family="text" style:parent-style-name="WW8Dropcap4052"/>
    <style:style style:name="WW-WW8Dropcap22701" style:family="text" style:parent-style-name="WW8Dropcap4052"/>
    <style:style style:name="WW-WW8Dropcap22711" style:family="text" style:parent-style-name="WW8Dropcap4052"/>
    <style:style style:name="WW-WW8Dropcap22721" style:family="text" style:parent-style-name="WW8Dropcap4052"/>
    <style:style style:name="WW-WW8Dropcap22731" style:family="text" style:parent-style-name="WW8Dropcap4052"/>
    <style:style style:name="WW-WW8Dropcap22741" style:family="text" style:parent-style-name="WW8Dropcap4052"/>
    <style:style style:name="WW-WW8Dropcap22751" style:family="text" style:parent-style-name="WW8Dropcap4052"/>
    <style:style style:name="WW-WW8Dropcap22761" style:family="text" style:parent-style-name="WW8Dropcap4052"/>
    <style:style style:name="WW-WW8Dropcap22771" style:family="text" style:parent-style-name="WW8Dropcap4052"/>
    <style:style style:name="WW-WW8Dropcap22781" style:family="text" style:parent-style-name="WW8Dropcap4052"/>
    <style:style style:name="WW-WW8Dropcap22791" style:family="text" style:parent-style-name="WW8Dropcap4052"/>
    <style:style style:name="WW-WW8Dropcap22801" style:family="text" style:parent-style-name="WW8Dropcap4052"/>
    <style:style style:name="WW-WW8Dropcap22811" style:family="text" style:parent-style-name="WW8Dropcap4052"/>
    <style:style style:name="WW-WW8Dropcap22821" style:family="text" style:parent-style-name="WW8Dropcap4052"/>
    <style:style style:name="WW-WW8Dropcap22831" style:family="text" style:parent-style-name="WW8Dropcap4052"/>
    <style:style style:name="WW-WW8Dropcap22841" style:family="text" style:parent-style-name="WW8Dropcap4052"/>
    <style:style style:name="WW-WW8Dropcap22851" style:family="text" style:parent-style-name="WW8Dropcap4052"/>
    <style:style style:name="WW-WW8Dropcap22861" style:family="text" style:parent-style-name="WW8Dropcap4052"/>
    <style:style style:name="WW-WW8Dropcap22871" style:family="text" style:parent-style-name="WW8Dropcap4052"/>
    <style:style style:name="WW-WW8Dropcap22881" style:family="text" style:parent-style-name="WW8Dropcap4052"/>
    <style:style style:name="WW-WW8Dropcap22891" style:family="text" style:parent-style-name="WW8Dropcap4052"/>
    <style:style style:name="WW-WW8Dropcap22901" style:family="text" style:parent-style-name="WW8Dropcap4052"/>
    <style:style style:name="WW-WW8Dropcap22911" style:family="text" style:parent-style-name="WW8Dropcap4052"/>
    <style:style style:name="WW-WW8Dropcap22921" style:family="text" style:parent-style-name="WW8Dropcap4052"/>
    <style:style style:name="WW-WW8Dropcap22931" style:family="text" style:parent-style-name="WW8Dropcap4052"/>
    <style:style style:name="WW-WW8Dropcap22941" style:family="text" style:parent-style-name="WW8Dropcap4052"/>
    <style:style style:name="WW-WW8Dropcap22951" style:family="text" style:parent-style-name="WW8Dropcap4052"/>
    <style:style style:name="WW-WW8Dropcap22961" style:family="text" style:parent-style-name="WW8Dropcap4052"/>
    <style:style style:name="WW-WW8Dropcap22971" style:family="text" style:parent-style-name="WW8Dropcap4052"/>
    <style:style style:name="WW-WW8Dropcap22981" style:family="text" style:parent-style-name="WW8Dropcap4052"/>
    <style:style style:name="WW-WW8Dropcap22991" style:family="text" style:parent-style-name="WW8Dropcap4052"/>
    <style:style style:name="WW-WW8Dropcap23001" style:family="text" style:parent-style-name="WW8Dropcap4052"/>
    <style:style style:name="WW-WW8Dropcap23011" style:family="text" style:parent-style-name="WW8Dropcap4052"/>
    <style:style style:name="WW-WW8Dropcap23021" style:family="text" style:parent-style-name="WW8Dropcap4052"/>
    <style:style style:name="WW-WW8Dropcap23031" style:family="text" style:parent-style-name="WW8Dropcap4052"/>
    <style:style style:name="WW-WW8Dropcap23041" style:family="text" style:parent-style-name="WW8Dropcap4052"/>
    <style:style style:name="WW-WW8Dropcap23051" style:family="text" style:parent-style-name="WW8Dropcap4052"/>
    <style:style style:name="WW-WW8Dropcap23061" style:family="text" style:parent-style-name="WW8Dropcap4052"/>
    <style:style style:name="WW-WW8Dropcap23071" style:family="text" style:parent-style-name="WW8Dropcap4052"/>
    <style:style style:name="WW-WW8Dropcap23081" style:family="text" style:parent-style-name="WW8Dropcap4052"/>
    <style:style style:name="WW-WW8Dropcap23091" style:family="text" style:parent-style-name="WW8Dropcap4052"/>
    <style:style style:name="WW-WW8Dropcap23101" style:family="text" style:parent-style-name="WW8Dropcap4052"/>
    <style:style style:name="WW-WW8Dropcap23111" style:family="text" style:parent-style-name="WW8Dropcap4052"/>
    <style:style style:name="WW-WW8Dropcap23121" style:family="text" style:parent-style-name="WW8Dropcap4052"/>
    <style:style style:name="WW-WW8Dropcap23131" style:family="text" style:parent-style-name="WW8Dropcap4052"/>
    <style:style style:name="WW-WW8Dropcap23141" style:family="text" style:parent-style-name="WW8Dropcap4052"/>
    <style:style style:name="WW-WW8Dropcap23151" style:family="text" style:parent-style-name="WW8Dropcap4052"/>
    <style:style style:name="WW-WW8Dropcap23161" style:family="text" style:parent-style-name="WW8Dropcap4052"/>
    <style:style style:name="WW-WW8Dropcap23171" style:family="text" style:parent-style-name="WW8Dropcap4052"/>
    <style:style style:name="WW-WW8Dropcap23181" style:family="text" style:parent-style-name="WW8Dropcap4052"/>
    <style:style style:name="WW-WW8Dropcap23191" style:family="text" style:parent-style-name="WW8Dropcap4052"/>
    <style:style style:name="WW-WW8Dropcap23201" style:family="text" style:parent-style-name="WW8Dropcap4052"/>
    <style:style style:name="WW-WW8Dropcap23211" style:family="text" style:parent-style-name="WW8Dropcap4052"/>
    <style:style style:name="WW-WW8Dropcap23221" style:family="text" style:parent-style-name="WW8Dropcap4052"/>
    <style:style style:name="WW-WW8Dropcap23231" style:family="text" style:parent-style-name="WW8Dropcap4052"/>
    <style:style style:name="WW-WW8Dropcap23241" style:family="text" style:parent-style-name="WW8Dropcap4052"/>
    <style:style style:name="WW-WW8Dropcap23251" style:family="text" style:parent-style-name="WW8Dropcap4052"/>
    <style:style style:name="WW-WW8Dropcap23261" style:family="text" style:parent-style-name="WW8Dropcap4052"/>
    <style:style style:name="WW-WW8Dropcap23271" style:family="text" style:parent-style-name="WW8Dropcap4052"/>
    <style:style style:name="WW-WW8Dropcap23281" style:family="text" style:parent-style-name="WW8Dropcap4052"/>
    <style:style style:name="WW-WW8Dropcap23291" style:family="text" style:parent-style-name="WW8Dropcap4052"/>
    <style:style style:name="WW-WW8Dropcap23301" style:family="text" style:parent-style-name="WW8Dropcap4052"/>
    <style:style style:name="WW-WW8Dropcap23311" style:family="text" style:parent-style-name="WW8Dropcap4052"/>
    <style:style style:name="WW-WW8Dropcap23321" style:family="text" style:parent-style-name="WW8Dropcap4052"/>
    <style:style style:name="WW-WW8Dropcap23331" style:family="text" style:parent-style-name="WW8Dropcap4052"/>
    <style:style style:name="WW-WW8Dropcap23341" style:family="text" style:parent-style-name="WW8Dropcap4052"/>
    <style:style style:name="WW-WW8Dropcap23351" style:family="text" style:parent-style-name="WW8Dropcap4052"/>
    <style:style style:name="WW-WW8Dropcap23361" style:family="text" style:parent-style-name="WW8Dropcap4052"/>
    <style:style style:name="WW-WW8Dropcap23371" style:family="text" style:parent-style-name="WW8Dropcap4052"/>
    <style:style style:name="WW-WW8Dropcap23381" style:family="text" style:parent-style-name="WW8Dropcap4052"/>
    <style:style style:name="WW-WW8Dropcap23391" style:family="text" style:parent-style-name="WW8Dropcap4052"/>
    <style:style style:name="WW-WW8Dropcap23401" style:family="text" style:parent-style-name="WW8Dropcap4052"/>
    <style:style style:name="WW-WW8Dropcap23411" style:family="text" style:parent-style-name="WW8Dropcap4052"/>
    <style:style style:name="WW-WW8Dropcap23421" style:family="text" style:parent-style-name="WW8Dropcap4052"/>
    <style:style style:name="WW-WW8Dropcap23431" style:family="text" style:parent-style-name="WW8Dropcap4052"/>
    <style:style style:name="WW-WW8Dropcap23441" style:family="text" style:parent-style-name="WW8Dropcap4052"/>
    <style:style style:name="WW-WW8Dropcap23451" style:family="text" style:parent-style-name="WW8Dropcap4052"/>
    <style:style style:name="WW-WW8Dropcap23461" style:family="text" style:parent-style-name="WW8Dropcap4052"/>
    <style:style style:name="WW-WW8Dropcap23471" style:family="text" style:parent-style-name="WW8Dropcap4052"/>
    <style:style style:name="WW-WW8Dropcap23481" style:family="text" style:parent-style-name="WW8Dropcap4052"/>
    <style:style style:name="WW-WW8Dropcap23491" style:family="text" style:parent-style-name="WW8Dropcap4052"/>
    <style:style style:name="WW-WW8Dropcap23501" style:family="text" style:parent-style-name="WW8Dropcap4052"/>
    <style:style style:name="WW-WW8Dropcap23511" style:family="text" style:parent-style-name="WW8Dropcap4052"/>
    <style:style style:name="WW-WW8Dropcap23521" style:family="text" style:parent-style-name="WW8Dropcap4052"/>
    <style:style style:name="WW-WW8Dropcap23531" style:family="text" style:parent-style-name="WW8Dropcap4052"/>
    <style:style style:name="WW-WW8Dropcap23541" style:family="text" style:parent-style-name="WW8Dropcap4052"/>
    <style:style style:name="WW-WW8Dropcap23551" style:family="text" style:parent-style-name="WW8Dropcap4052"/>
    <style:style style:name="WW-WW8Dropcap23561" style:family="text" style:parent-style-name="WW8Dropcap4052"/>
    <style:style style:name="WW-WW8Dropcap23571" style:family="text" style:parent-style-name="WW8Dropcap4052"/>
    <style:style style:name="WW-WW8Dropcap23581" style:family="text" style:parent-style-name="WW8Dropcap4052"/>
    <style:style style:name="WW-WW8Dropcap23591" style:family="text" style:parent-style-name="WW8Dropcap4052"/>
    <style:style style:name="WW-WW8Dropcap23601" style:family="text" style:parent-style-name="WW8Dropcap4052"/>
    <style:style style:name="WW-WW8Dropcap23611" style:family="text" style:parent-style-name="WW8Dropcap4052"/>
    <style:style style:name="WW-WW8Dropcap23621" style:family="text" style:parent-style-name="WW8Dropcap4052"/>
    <style:style style:name="WW-WW8Dropcap23631" style:family="text" style:parent-style-name="WW8Dropcap4052"/>
    <style:style style:name="WW-WW8Dropcap23641" style:family="text" style:parent-style-name="WW8Dropcap4052"/>
    <style:style style:name="WW-WW8Dropcap23651" style:family="text" style:parent-style-name="WW8Dropcap4052"/>
    <style:style style:name="WW-WW8Dropcap23661" style:family="text" style:parent-style-name="WW8Dropcap4052"/>
    <style:style style:name="WW-WW8Dropcap23671" style:family="text" style:parent-style-name="WW8Dropcap4052"/>
    <style:style style:name="WW-WW8Dropcap23681" style:family="text" style:parent-style-name="WW8Dropcap4052"/>
    <style:style style:name="WW-WW8Dropcap23691" style:family="text" style:parent-style-name="WW8Dropcap4052"/>
    <style:style style:name="WW-WW8Dropcap23701" style:family="text" style:parent-style-name="WW8Dropcap4052"/>
    <style:style style:name="WW-WW8Dropcap23711" style:family="text" style:parent-style-name="WW8Dropcap4052"/>
    <style:style style:name="WW-WW8Dropcap23721" style:family="text" style:parent-style-name="WW8Dropcap4052"/>
    <style:style style:name="WW-WW8Dropcap23731" style:family="text" style:parent-style-name="WW8Dropcap4052"/>
    <style:style style:name="WW-WW8Dropcap23741" style:family="text" style:parent-style-name="WW8Dropcap4052"/>
    <style:style style:name="WW-WW8Dropcap23751" style:family="text" style:parent-style-name="WW8Dropcap4052"/>
    <style:style style:name="WW-WW8Dropcap23761" style:family="text" style:parent-style-name="WW8Dropcap4052"/>
    <style:style style:name="WW-WW8Dropcap23771" style:family="text" style:parent-style-name="WW8Dropcap4052"/>
    <style:style style:name="WW-WW8Dropcap23781" style:family="text" style:parent-style-name="WW8Dropcap4052"/>
    <style:style style:name="WW-WW8Dropcap23791" style:family="text" style:parent-style-name="WW8Dropcap4052"/>
    <style:style style:name="WW-WW8Dropcap23801" style:family="text" style:parent-style-name="WW8Dropcap4052"/>
    <style:style style:name="WW-WW8Dropcap23811" style:family="text" style:parent-style-name="WW8Dropcap4052"/>
    <style:style style:name="WW-WW8Dropcap23821" style:family="text" style:parent-style-name="WW8Dropcap4052"/>
    <style:style style:name="WW-WW8Dropcap23831" style:family="text" style:parent-style-name="WW8Dropcap4052"/>
    <style:style style:name="WW-WW8Dropcap23841" style:family="text" style:parent-style-name="WW8Dropcap4052"/>
    <style:style style:name="WW-WW8Dropcap23851" style:family="text" style:parent-style-name="WW8Dropcap4052"/>
    <style:style style:name="WW-WW8Dropcap23861" style:family="text" style:parent-style-name="WW8Dropcap4052"/>
    <style:style style:name="WW-WW8Dropcap23871" style:family="text" style:parent-style-name="WW8Dropcap4052"/>
    <style:style style:name="WW-WW8Dropcap23881" style:family="text" style:parent-style-name="WW8Dropcap4052"/>
    <style:style style:name="WW-WW8Dropcap23891" style:family="text" style:parent-style-name="WW8Dropcap4052"/>
    <style:style style:name="WW-WW8Dropcap23901" style:family="text" style:parent-style-name="WW8Dropcap4052"/>
    <style:style style:name="WW-WW8Dropcap23911" style:family="text" style:parent-style-name="WW8Dropcap4052"/>
    <style:style style:name="WW-WW8Dropcap23921" style:family="text" style:parent-style-name="WW8Dropcap4052"/>
    <style:style style:name="WW-WW8Dropcap23931" style:family="text" style:parent-style-name="WW8Dropcap4052"/>
    <style:style style:name="WW-WW8Dropcap23941" style:family="text" style:parent-style-name="WW8Dropcap4052"/>
    <style:style style:name="WW-WW8Dropcap23951" style:family="text" style:parent-style-name="WW8Dropcap4052"/>
    <style:style style:name="WW-WW8Dropcap23961" style:family="text" style:parent-style-name="WW8Dropcap4052"/>
    <style:style style:name="WW-WW8Dropcap23971" style:family="text" style:parent-style-name="WW8Dropcap4052"/>
    <style:style style:name="WW-WW8Dropcap23981" style:family="text" style:parent-style-name="WW8Dropcap4052"/>
    <style:style style:name="WW-WW8Dropcap23991" style:family="text" style:parent-style-name="WW8Dropcap4052"/>
    <style:style style:name="WW-WW8Dropcap24001" style:family="text" style:parent-style-name="WW8Dropcap4052"/>
    <style:style style:name="WW-WW8Dropcap24011" style:family="text" style:parent-style-name="WW8Dropcap4052"/>
    <style:style style:name="WW-WW8Dropcap24021" style:family="text" style:parent-style-name="WW8Dropcap4052"/>
    <style:style style:name="WW-WW8Dropcap24031" style:family="text" style:parent-style-name="WW8Dropcap4052"/>
    <style:style style:name="WW-WW8Dropcap24041" style:family="text" style:parent-style-name="WW8Dropcap4052"/>
    <style:style style:name="WW-WW8Dropcap24051" style:family="text" style:parent-style-name="WW8Dropcap4052"/>
    <style:style style:name="WW-WW8Dropcap24061" style:family="text" style:parent-style-name="WW8Dropcap4052"/>
    <style:style style:name="WW-WW8Dropcap24071" style:family="text" style:parent-style-name="WW8Dropcap4052"/>
    <style:style style:name="WW-WW8Dropcap24081" style:family="text" style:parent-style-name="WW8Dropcap4052"/>
    <style:style style:name="WW-WW8Dropcap24091" style:family="text" style:parent-style-name="WW8Dropcap4052"/>
    <style:style style:name="WW-WW8Dropcap24101" style:family="text" style:parent-style-name="WW8Dropcap4052"/>
    <style:style style:name="WW-WW8Dropcap24111" style:family="text" style:parent-style-name="WW8Dropcap4052"/>
    <style:style style:name="WW-WW8Dropcap24121" style:family="text" style:parent-style-name="WW8Dropcap4052"/>
    <style:style style:name="WW-WW8Dropcap24131" style:family="text" style:parent-style-name="WW8Dropcap4052"/>
    <style:style style:name="WW-WW8Dropcap24141" style:family="text" style:parent-style-name="WW8Dropcap4052"/>
    <style:style style:name="WW-WW8Dropcap24151" style:family="text" style:parent-style-name="WW8Dropcap4052"/>
    <style:style style:name="WW-WW8Dropcap24161" style:family="text" style:parent-style-name="WW8Dropcap4052"/>
    <style:style style:name="WW-WW8Dropcap24171" style:family="text" style:parent-style-name="WW8Dropcap4052"/>
    <style:style style:name="WW-WW8Dropcap24181" style:family="text" style:parent-style-name="WW8Dropcap4052"/>
    <style:style style:name="WW-WW8Dropcap24191" style:family="text" style:parent-style-name="WW8Dropcap4052"/>
    <style:style style:name="WW-WW8Dropcap24201" style:family="text" style:parent-style-name="WW8Dropcap4052"/>
    <style:style style:name="WW-WW8Dropcap24211" style:family="text" style:parent-style-name="WW8Dropcap4052"/>
    <style:style style:name="WW-WW8Dropcap24221" style:family="text" style:parent-style-name="WW8Dropcap4052"/>
    <style:style style:name="WW-WW8Dropcap24231" style:family="text" style:parent-style-name="WW8Dropcap4052"/>
    <style:style style:name="WW-WW8Dropcap24241" style:family="text" style:parent-style-name="WW8Dropcap4052"/>
    <style:style style:name="WW-WW8Dropcap24251" style:family="text" style:parent-style-name="WW8Dropcap4052"/>
    <style:style style:name="WW-WW8Dropcap24261" style:family="text" style:parent-style-name="WW8Dropcap4052"/>
    <style:style style:name="WW-WW8Dropcap24271" style:family="text" style:parent-style-name="WW8Dropcap4052"/>
    <style:style style:name="WW-WW8Dropcap24281" style:family="text" style:parent-style-name="WW8Dropcap4052"/>
    <style:style style:name="WW-WW8Dropcap24291" style:family="text" style:parent-style-name="WW8Dropcap4052"/>
    <style:style style:name="WW-WW8Dropcap24301" style:family="text" style:parent-style-name="WW8Dropcap4052"/>
    <style:style style:name="WW-WW8Dropcap24311" style:family="text" style:parent-style-name="WW8Dropcap4052"/>
    <style:style style:name="WW-WW8Dropcap24321" style:family="text" style:parent-style-name="WW8Dropcap4052"/>
    <style:style style:name="WW-WW8Dropcap24331" style:family="text" style:parent-style-name="WW8Dropcap4052"/>
    <style:style style:name="WW-WW8Dropcap24341" style:family="text" style:parent-style-name="WW8Dropcap4052"/>
    <style:style style:name="WW-WW8Dropcap24351" style:family="text" style:parent-style-name="WW8Dropcap4052"/>
    <style:style style:name="WW-WW8Dropcap24361" style:family="text" style:parent-style-name="WW8Dropcap4052"/>
    <style:style style:name="WW-WW8Dropcap24371" style:family="text" style:parent-style-name="WW8Dropcap4052"/>
    <style:style style:name="WW-WW8Dropcap24381" style:family="text" style:parent-style-name="WW8Dropcap4052"/>
    <style:style style:name="WW-WW8Dropcap24391" style:family="text" style:parent-style-name="WW8Dropcap4052"/>
    <style:style style:name="WW-WW8Dropcap24401" style:family="text" style:parent-style-name="WW8Dropcap4052"/>
    <style:style style:name="WW-WW8Dropcap24411" style:family="text" style:parent-style-name="WW8Dropcap4052"/>
    <style:style style:name="WW-WW8Dropcap24421" style:family="text" style:parent-style-name="WW8Dropcap4052"/>
    <style:style style:name="WW-WW8Dropcap24431" style:family="text" style:parent-style-name="WW8Dropcap4052"/>
    <style:style style:name="WW-WW8Dropcap24441" style:family="text" style:parent-style-name="WW8Dropcap4052"/>
    <style:style style:name="WW-WW8Dropcap24451" style:family="text" style:parent-style-name="WW8Dropcap4052"/>
    <style:style style:name="WW-WW8Dropcap24461" style:family="text" style:parent-style-name="WW8Dropcap4052"/>
    <style:style style:name="WW-WW8Dropcap24471" style:family="text" style:parent-style-name="WW8Dropcap4052"/>
    <style:style style:name="WW-WW8Dropcap24481" style:family="text" style:parent-style-name="WW8Dropcap4052"/>
    <style:style style:name="WW-WW8Dropcap24491" style:family="text" style:parent-style-name="WW8Dropcap4052"/>
    <style:style style:name="WW-WW8Dropcap24501" style:family="text" style:parent-style-name="WW8Dropcap4052"/>
    <style:style style:name="WW-WW8Dropcap24511" style:family="text" style:parent-style-name="WW8Dropcap4052"/>
    <style:style style:name="WW-WW8Dropcap24521" style:family="text" style:parent-style-name="WW8Dropcap4052"/>
    <style:style style:name="WW-WW8Dropcap24531" style:family="text" style:parent-style-name="WW8Dropcap4052"/>
    <style:style style:name="WW-WW8Dropcap24541" style:family="text" style:parent-style-name="WW8Dropcap4052"/>
    <style:style style:name="WW-WW8Dropcap24551" style:family="text" style:parent-style-name="WW8Dropcap4052"/>
    <style:style style:name="WW-WW8Dropcap24561" style:family="text" style:parent-style-name="WW8Dropcap4052"/>
    <style:style style:name="WW-WW8Dropcap24571" style:family="text" style:parent-style-name="WW8Dropcap4052"/>
    <style:style style:name="WW-WW8Dropcap24581" style:family="text" style:parent-style-name="WW8Dropcap4052"/>
    <style:style style:name="WW-WW8Dropcap24591" style:family="text" style:parent-style-name="WW8Dropcap4052"/>
    <style:style style:name="WW-WW8Dropcap24601" style:family="text" style:parent-style-name="WW8Dropcap4052"/>
    <style:style style:name="WW-WW8Dropcap24611" style:family="text" style:parent-style-name="WW8Dropcap4052"/>
    <style:style style:name="WW-WW8Dropcap24621" style:family="text" style:parent-style-name="WW8Dropcap4052"/>
    <style:style style:name="WW-WW8Dropcap24631" style:family="text" style:parent-style-name="WW8Dropcap4052"/>
    <style:style style:name="WW-WW8Dropcap24641" style:family="text" style:parent-style-name="WW8Dropcap4052"/>
    <style:style style:name="WW-WW8Dropcap24651" style:family="text" style:parent-style-name="WW8Dropcap4052"/>
    <style:style style:name="WW-WW8Dropcap24661" style:family="text" style:parent-style-name="WW8Dropcap4052"/>
    <style:style style:name="WW-WW8Dropcap24671" style:family="text" style:parent-style-name="WW8Dropcap4052"/>
    <style:style style:name="WW-WW8Dropcap24681" style:family="text" style:parent-style-name="WW8Dropcap4052"/>
    <style:style style:name="WW-WW8Dropcap24691" style:family="text" style:parent-style-name="WW8Dropcap4052"/>
    <style:style style:name="WW-WW8Dropcap24701" style:family="text" style:parent-style-name="WW8Dropcap4052"/>
    <style:style style:name="WW-WW8Dropcap24711" style:family="text" style:parent-style-name="WW8Dropcap4052"/>
    <style:style style:name="WW-WW8Dropcap24721" style:family="text" style:parent-style-name="WW8Dropcap4052"/>
    <style:style style:name="WW-WW8Dropcap24731" style:family="text" style:parent-style-name="WW8Dropcap4052"/>
    <style:style style:name="WW-WW8Dropcap24741" style:family="text" style:parent-style-name="WW8Dropcap4052"/>
    <style:style style:name="WW-WW8Dropcap24751" style:family="text" style:parent-style-name="WW8Dropcap4052"/>
    <style:style style:name="WW-WW8Dropcap24761" style:family="text" style:parent-style-name="WW8Dropcap4052"/>
    <style:style style:name="WW-WW8Dropcap24771" style:family="text" style:parent-style-name="WW8Dropcap4052"/>
    <style:style style:name="WW-WW8Dropcap24781" style:family="text" style:parent-style-name="WW8Dropcap4052"/>
    <style:style style:name="WW-WW8Dropcap24791" style:family="text" style:parent-style-name="WW8Dropcap4052"/>
    <style:style style:name="WW-WW8Dropcap24801" style:family="text" style:parent-style-name="WW8Dropcap4052"/>
    <style:style style:name="WW-WW8Dropcap24811" style:family="text" style:parent-style-name="WW8Dropcap4052"/>
    <style:style style:name="WW-WW8Dropcap24821" style:family="text" style:parent-style-name="WW8Dropcap4052"/>
    <style:style style:name="WW-WW8Dropcap24831" style:family="text" style:parent-style-name="WW8Dropcap4052"/>
    <style:style style:name="WW-WW8Dropcap24841" style:family="text" style:parent-style-name="WW8Dropcap4052"/>
    <style:style style:name="WW-WW8Dropcap24851" style:family="text" style:parent-style-name="WW8Dropcap4052"/>
    <style:style style:name="WW-WW8Dropcap24861" style:family="text" style:parent-style-name="WW8Dropcap4052"/>
    <style:style style:name="WW-WW8Dropcap24871" style:family="text" style:parent-style-name="WW8Dropcap4052"/>
    <style:style style:name="WW-WW8Dropcap24881" style:family="text" style:parent-style-name="WW8Dropcap4052"/>
    <style:style style:name="WW-WW8Dropcap24891" style:family="text" style:parent-style-name="WW8Dropcap4052"/>
    <style:style style:name="WW-WW8Dropcap24901" style:family="text" style:parent-style-name="WW8Dropcap4052"/>
    <style:style style:name="WW-WW8Dropcap24911" style:family="text" style:parent-style-name="WW8Dropcap4052"/>
    <style:style style:name="WW-WW8Dropcap24921" style:family="text" style:parent-style-name="WW8Dropcap4052"/>
    <style:style style:name="WW-WW8Dropcap24931" style:family="text" style:parent-style-name="WW8Dropcap4052"/>
    <style:style style:name="WW-WW8Dropcap24941" style:family="text" style:parent-style-name="WW8Dropcap4052"/>
    <style:style style:name="WW-WW8Dropcap24951" style:family="text" style:parent-style-name="WW8Dropcap4052"/>
    <style:style style:name="WW-WW8Dropcap24961" style:family="text" style:parent-style-name="WW8Dropcap4052"/>
    <style:style style:name="WW-WW8Dropcap24971" style:family="text" style:parent-style-name="WW8Dropcap4052"/>
    <style:style style:name="WW-WW8Dropcap24981" style:family="text" style:parent-style-name="WW8Dropcap4052"/>
    <style:style style:name="WW-WW8Dropcap24991" style:family="text" style:parent-style-name="WW8Dropcap4052"/>
    <style:style style:name="WW-WW8Dropcap25001" style:family="text" style:parent-style-name="WW8Dropcap4052"/>
    <style:style style:name="WW-WW8Dropcap25011" style:family="text" style:parent-style-name="WW8Dropcap4052"/>
    <style:style style:name="WW-WW8Dropcap25021" style:family="text" style:parent-style-name="WW8Dropcap4052"/>
    <style:style style:name="WW-WW8Dropcap25031" style:family="text" style:parent-style-name="WW8Dropcap4052"/>
    <style:style style:name="WW-WW8Dropcap25041" style:family="text" style:parent-style-name="WW8Dropcap4052"/>
    <style:style style:name="WW-WW8Dropcap25051" style:family="text" style:parent-style-name="WW8Dropcap4052"/>
    <style:style style:name="WW-WW8Dropcap25061" style:family="text" style:parent-style-name="WW8Dropcap4052"/>
    <style:style style:name="WW-WW8Dropcap25071" style:family="text" style:parent-style-name="WW8Dropcap4052"/>
    <style:style style:name="WW-WW8Dropcap25081" style:family="text" style:parent-style-name="WW8Dropcap4052"/>
    <style:style style:name="WW-WW8Dropcap25091" style:family="text" style:parent-style-name="WW8Dropcap4052"/>
    <style:style style:name="WW-WW8Dropcap25101" style:family="text" style:parent-style-name="WW8Dropcap4052"/>
    <style:style style:name="WW-WW8Dropcap25111" style:family="text" style:parent-style-name="WW8Dropcap4052"/>
    <style:style style:name="WW-WW8Dropcap25121" style:family="text" style:parent-style-name="WW8Dropcap4052"/>
    <style:style style:name="WW-WW8Dropcap25131" style:family="text" style:parent-style-name="WW8Dropcap4052"/>
    <style:style style:name="WW-WW8Dropcap25141" style:family="text" style:parent-style-name="WW8Dropcap4052"/>
    <style:style style:name="WW-WW8Dropcap25151" style:family="text" style:parent-style-name="WW8Dropcap4052"/>
    <style:style style:name="WW-WW8Dropcap25161" style:family="text" style:parent-style-name="WW8Dropcap4052"/>
    <style:style style:name="WW-WW8Dropcap25171" style:family="text" style:parent-style-name="WW8Dropcap4052"/>
    <style:style style:name="WW-WW8Dropcap25181" style:family="text" style:parent-style-name="WW8Dropcap4052"/>
    <style:style style:name="WW-WW8Dropcap25191" style:family="text" style:parent-style-name="WW8Dropcap4052"/>
    <style:style style:name="WW-WW8Dropcap25201" style:family="text" style:parent-style-name="WW8Dropcap4052"/>
    <style:style style:name="WW-WW8Dropcap25211" style:family="text" style:parent-style-name="WW8Dropcap4052"/>
    <style:style style:name="WW-WW8Dropcap25221" style:family="text" style:parent-style-name="WW8Dropcap4052"/>
    <style:style style:name="WW-WW8Dropcap25231" style:family="text" style:parent-style-name="WW8Dropcap4052"/>
    <style:style style:name="WW-WW8Dropcap25241" style:family="text" style:parent-style-name="WW8Dropcap4052"/>
    <style:style style:name="WW-WW8Dropcap25251" style:family="text" style:parent-style-name="WW8Dropcap4052"/>
    <style:style style:name="WW-WW8Dropcap25261" style:family="text" style:parent-style-name="WW8Dropcap4052"/>
    <style:style style:name="WW-WW8Dropcap25271" style:family="text" style:parent-style-name="WW8Dropcap4052"/>
    <style:style style:name="WW-WW8Dropcap25281" style:family="text" style:parent-style-name="WW8Dropcap4052"/>
    <style:style style:name="WW-WW8Dropcap25291" style:family="text" style:parent-style-name="WW8Dropcap4052"/>
    <style:style style:name="WW-WW8Dropcap25301" style:family="text" style:parent-style-name="WW8Dropcap4052"/>
    <style:style style:name="WW-WW8Dropcap25311" style:family="text" style:parent-style-name="WW8Dropcap4052"/>
    <style:style style:name="WW-WW8Dropcap25321" style:family="text" style:parent-style-name="WW8Dropcap4052"/>
    <style:style style:name="WW-WW8Dropcap25331" style:family="text" style:parent-style-name="WW8Dropcap4052"/>
    <style:style style:name="WW-WW8Dropcap25341" style:family="text" style:parent-style-name="WW8Dropcap4052"/>
    <style:style style:name="WW-WW8Dropcap25351" style:family="text" style:parent-style-name="WW8Dropcap4052"/>
    <style:style style:name="WW-WW8Dropcap25361" style:family="text" style:parent-style-name="WW8Dropcap4052"/>
    <style:style style:name="WW-WW8Dropcap25371" style:family="text" style:parent-style-name="WW8Dropcap4052"/>
    <style:style style:name="WW-WW8Dropcap25381" style:family="text" style:parent-style-name="WW8Dropcap4052"/>
    <style:style style:name="WW-WW8Dropcap25391" style:family="text" style:parent-style-name="WW8Dropcap4052"/>
    <style:style style:name="WW-WW8Dropcap25401" style:family="text" style:parent-style-name="WW8Dropcap4052"/>
    <style:style style:name="WW-WW8Dropcap25411" style:family="text" style:parent-style-name="WW8Dropcap4052"/>
    <style:style style:name="WW-WW8Dropcap25421" style:family="text" style:parent-style-name="WW8Dropcap4052"/>
    <style:style style:name="WW-WW8Dropcap25431" style:family="text" style:parent-style-name="WW8Dropcap4052"/>
    <style:style style:name="WW-WW8Dropcap25441" style:family="text" style:parent-style-name="WW8Dropcap4052"/>
    <style:style style:name="WW-WW8Dropcap25451" style:family="text" style:parent-style-name="WW8Dropcap4052"/>
    <style:style style:name="WW-WW8Dropcap25461" style:family="text" style:parent-style-name="WW8Dropcap4052"/>
    <style:style style:name="WW-WW8Dropcap25471" style:family="text" style:parent-style-name="WW8Dropcap4052"/>
    <style:style style:name="WW-WW8Dropcap25481" style:family="text" style:parent-style-name="WW8Dropcap4052"/>
    <style:style style:name="WW-WW8Dropcap25491" style:family="text" style:parent-style-name="WW8Dropcap4052"/>
    <style:style style:name="WW-WW8Dropcap25501" style:family="text" style:parent-style-name="WW8Dropcap4052"/>
    <style:style style:name="WW-WW8Dropcap25511" style:family="text" style:parent-style-name="WW8Dropcap4052"/>
    <style:style style:name="WW-WW8Dropcap25521" style:family="text" style:parent-style-name="WW8Dropcap4052"/>
    <style:style style:name="WW-WW8Dropcap25531" style:family="text" style:parent-style-name="WW8Dropcap4052"/>
    <style:style style:name="WW-WW8Dropcap25541" style:family="text" style:parent-style-name="WW8Dropcap4052"/>
    <style:style style:name="WW-WW8Dropcap25551" style:family="text" style:parent-style-name="WW8Dropcap4052"/>
    <style:style style:name="WW-WW8Dropcap25561" style:family="text" style:parent-style-name="WW8Dropcap4052"/>
    <style:style style:name="WW-WW8Dropcap25571" style:family="text" style:parent-style-name="WW8Dropcap4052"/>
    <style:style style:name="WW-WW8Dropcap25581" style:family="text" style:parent-style-name="WW8Dropcap4052"/>
    <style:style style:name="WW-WW8Dropcap25591" style:family="text" style:parent-style-name="WW8Dropcap4052"/>
    <style:style style:name="WW-WW8Dropcap25601" style:family="text" style:parent-style-name="WW8Dropcap4052"/>
    <style:style style:name="WW-WW8Dropcap25611" style:family="text" style:parent-style-name="WW8Dropcap4052"/>
    <style:style style:name="WW-WW8Dropcap25621" style:family="text" style:parent-style-name="WW8Dropcap4052"/>
    <style:style style:name="WW-WW8Dropcap25631" style:family="text" style:parent-style-name="WW8Dropcap4052"/>
    <style:style style:name="WW-WW8Dropcap25641" style:family="text" style:parent-style-name="WW8Dropcap4052"/>
    <style:style style:name="WW-WW8Dropcap25651" style:family="text" style:parent-style-name="WW8Dropcap4052"/>
    <style:style style:name="WW-WW8Dropcap25661" style:family="text" style:parent-style-name="WW8Dropcap4052"/>
    <style:style style:name="WW-WW8Dropcap25671" style:family="text" style:parent-style-name="WW8Dropcap4052"/>
    <style:style style:name="WW-WW8Dropcap25681" style:family="text" style:parent-style-name="WW8Dropcap4052"/>
    <style:style style:name="WW-WW8Dropcap25691" style:family="text" style:parent-style-name="WW8Dropcap4052"/>
    <style:style style:name="WW-WW8Dropcap25701" style:family="text" style:parent-style-name="WW8Dropcap4052"/>
    <style:style style:name="WW-WW8Dropcap25711" style:family="text" style:parent-style-name="WW8Dropcap4052"/>
    <style:style style:name="WW-WW8Dropcap25721" style:family="text" style:parent-style-name="WW8Dropcap4052"/>
    <style:style style:name="WW-WW8Dropcap25731" style:family="text" style:parent-style-name="WW8Dropcap4052"/>
    <style:style style:name="WW-WW8Dropcap25741" style:family="text" style:parent-style-name="WW8Dropcap4052"/>
    <style:style style:name="WW-WW8Dropcap25751" style:family="text" style:parent-style-name="WW8Dropcap4052"/>
    <style:style style:name="WW-WW8Dropcap25761" style:family="text" style:parent-style-name="WW8Dropcap4052"/>
    <style:style style:name="WW-WW8Dropcap25771" style:family="text" style:parent-style-name="WW8Dropcap4052"/>
    <style:style style:name="WW-WW8Dropcap25781" style:family="text" style:parent-style-name="WW8Dropcap4052"/>
    <style:style style:name="WW-WW8Dropcap25791" style:family="text" style:parent-style-name="WW8Dropcap4052"/>
    <style:style style:name="WW-WW8Dropcap25801" style:family="text" style:parent-style-name="WW8Dropcap4052"/>
    <style:style style:name="WW-WW8Dropcap25811" style:family="text" style:parent-style-name="WW8Dropcap4052"/>
    <style:style style:name="WW-WW8Dropcap25821" style:family="text" style:parent-style-name="WW8Dropcap4052"/>
    <style:style style:name="WW-WW8Dropcap25831" style:family="text" style:parent-style-name="WW8Dropcap4052"/>
    <style:style style:name="WW-WW8Dropcap25841" style:family="text" style:parent-style-name="WW8Dropcap4052"/>
    <style:style style:name="WW-WW8Dropcap25851" style:family="text" style:parent-style-name="WW8Dropcap4052"/>
    <style:style style:name="WW-WW8Dropcap25861" style:family="text" style:parent-style-name="WW8Dropcap4052"/>
    <style:style style:name="WW-WW8Dropcap25871" style:family="text" style:parent-style-name="WW8Dropcap4052"/>
    <style:style style:name="WW-WW8Dropcap25881" style:family="text" style:parent-style-name="WW8Dropcap4052"/>
    <style:style style:name="WW-WW8Dropcap25891" style:family="text" style:parent-style-name="WW8Dropcap4052"/>
    <style:style style:name="WW-WW8Dropcap25901" style:family="text" style:parent-style-name="WW8Dropcap4052"/>
    <style:style style:name="WW-WW8Dropcap25911" style:family="text" style:parent-style-name="WW8Dropcap4052"/>
    <style:style style:name="WW-WW8Dropcap25921" style:family="text" style:parent-style-name="WW8Dropcap4052"/>
    <style:style style:name="WW-WW8Dropcap25931" style:family="text" style:parent-style-name="WW8Dropcap4052"/>
    <style:style style:name="WW-WW8Dropcap25941" style:family="text" style:parent-style-name="WW8Dropcap4052"/>
    <style:style style:name="WW-WW8Dropcap25951" style:family="text" style:parent-style-name="WW8Dropcap4052"/>
    <style:style style:name="WW-WW8Dropcap25961" style:family="text" style:parent-style-name="WW8Dropcap4052"/>
    <style:style style:name="WW-WW8Dropcap25971" style:family="text" style:parent-style-name="WW8Dropcap4052"/>
    <style:style style:name="WW-WW8Dropcap25981" style:family="text" style:parent-style-name="WW8Dropcap4052"/>
    <style:style style:name="WW-WW8Dropcap25991" style:family="text" style:parent-style-name="WW8Dropcap4052"/>
    <style:style style:name="WW-WW8Dropcap26001" style:family="text" style:parent-style-name="WW8Dropcap4052"/>
    <style:style style:name="WW-WW8Dropcap26011" style:family="text" style:parent-style-name="WW8Dropcap4052"/>
    <style:style style:name="WW-WW8Dropcap26021" style:family="text" style:parent-style-name="WW8Dropcap4052"/>
    <style:style style:name="WW-WW8Dropcap26031" style:family="text" style:parent-style-name="WW8Dropcap4052"/>
    <style:style style:name="WW-WW8Dropcap26041" style:family="text" style:parent-style-name="WW8Dropcap4052"/>
    <style:style style:name="WW-WW8Dropcap26051" style:family="text" style:parent-style-name="WW8Dropcap4052"/>
    <style:style style:name="WW-WW8Dropcap26061" style:family="text" style:parent-style-name="WW8Dropcap4052"/>
    <style:style style:name="WW-WW8Dropcap26071" style:family="text" style:parent-style-name="WW8Dropcap4052"/>
    <style:style style:name="WW-WW8Dropcap26081" style:family="text" style:parent-style-name="WW8Dropcap4052"/>
    <style:style style:name="WW-WW8Dropcap26091" style:family="text" style:parent-style-name="WW8Dropcap4052"/>
    <style:style style:name="WW-WW8Dropcap26101" style:family="text" style:parent-style-name="WW8Dropcap4052"/>
    <style:style style:name="WW-WW8Dropcap26111" style:family="text" style:parent-style-name="WW8Dropcap4052"/>
    <style:style style:name="WW-WW8Dropcap26121" style:family="text" style:parent-style-name="WW8Dropcap4052"/>
    <style:style style:name="WW-WW8Dropcap26131" style:family="text" style:parent-style-name="WW8Dropcap4052"/>
    <style:style style:name="WW-WW8Dropcap26141" style:family="text" style:parent-style-name="WW8Dropcap4052"/>
    <style:style style:name="WW-WW8Dropcap26151" style:family="text" style:parent-style-name="WW8Dropcap4052"/>
    <style:style style:name="WW-WW8Dropcap26161" style:family="text" style:parent-style-name="WW8Dropcap4052"/>
    <style:style style:name="WW-WW8Dropcap26171" style:family="text" style:parent-style-name="WW8Dropcap4052"/>
    <style:style style:name="WW-WW8Dropcap26181" style:family="text" style:parent-style-name="WW8Dropcap4052"/>
    <style:style style:name="WW-WW8Dropcap26191" style:family="text" style:parent-style-name="WW8Dropcap4052"/>
    <style:style style:name="WW-WW8Dropcap26201" style:family="text" style:parent-style-name="WW8Dropcap4052"/>
    <style:style style:name="WW-WW8Dropcap26211" style:family="text" style:parent-style-name="WW8Dropcap4052"/>
    <style:style style:name="WW-WW8Dropcap26221" style:family="text" style:parent-style-name="WW8Dropcap4052"/>
    <style:style style:name="WW-WW8Dropcap26231" style:family="text" style:parent-style-name="WW8Dropcap4052"/>
    <style:style style:name="WW-WW8Dropcap26241" style:family="text" style:parent-style-name="WW8Dropcap4052"/>
    <style:style style:name="WW-WW8Dropcap26251" style:family="text" style:parent-style-name="WW8Dropcap4052"/>
    <style:style style:name="WW-WW8Dropcap26261" style:family="text" style:parent-style-name="WW8Dropcap4052"/>
    <style:style style:name="WW-WW8Dropcap26271" style:family="text" style:parent-style-name="WW8Dropcap4052"/>
    <style:style style:name="WW-WW8Dropcap26281" style:family="text" style:parent-style-name="WW8Dropcap4052"/>
    <style:style style:name="WW-WW8Dropcap26291" style:family="text" style:parent-style-name="WW8Dropcap4052"/>
    <style:style style:name="WW-WW8Dropcap26301" style:family="text" style:parent-style-name="WW8Dropcap4052"/>
    <style:style style:name="WW-WW8Dropcap26311" style:family="text" style:parent-style-name="WW8Dropcap4052"/>
    <style:style style:name="WW-WW8Dropcap26321" style:family="text" style:parent-style-name="WW8Dropcap4052"/>
    <style:style style:name="WW-WW8Dropcap26331" style:family="text" style:parent-style-name="WW8Dropcap4052"/>
    <style:style style:name="WW-WW8Dropcap26341" style:family="text" style:parent-style-name="WW8Dropcap4052"/>
    <style:style style:name="WW-WW8Dropcap26351" style:family="text" style:parent-style-name="WW8Dropcap4052"/>
    <style:style style:name="WW-WW8Dropcap26361" style:family="text" style:parent-style-name="WW8Dropcap4052"/>
    <style:style style:name="WW-WW8Dropcap26371" style:family="text" style:parent-style-name="WW8Dropcap4052"/>
    <style:style style:name="WW-WW8Dropcap26381" style:family="text" style:parent-style-name="WW8Dropcap4052"/>
    <style:style style:name="WW-WW8Dropcap26391" style:family="text" style:parent-style-name="WW8Dropcap4052"/>
    <style:style style:name="WW-WW8Dropcap26401" style:family="text" style:parent-style-name="WW8Dropcap4052"/>
    <style:style style:name="WW-WW8Dropcap26411" style:family="text" style:parent-style-name="WW8Dropcap4052"/>
    <style:style style:name="WW-WW8Dropcap26421" style:family="text" style:parent-style-name="WW8Dropcap4052"/>
    <style:style style:name="WW-WW8Dropcap26431" style:family="text" style:parent-style-name="WW8Dropcap4052"/>
    <style:style style:name="WW-WW8Dropcap26441" style:family="text" style:parent-style-name="WW8Dropcap4052"/>
    <style:style style:name="WW-WW8Dropcap26451" style:family="text" style:parent-style-name="WW8Dropcap4052"/>
    <style:style style:name="WW-WW8Dropcap26461" style:family="text" style:parent-style-name="WW8Dropcap4052"/>
    <style:style style:name="WW-WW8Dropcap26471" style:family="text" style:parent-style-name="WW8Dropcap4052"/>
    <style:style style:name="WW-WW8Dropcap26481" style:family="text" style:parent-style-name="WW8Dropcap4052"/>
    <style:style style:name="WW-WW8Dropcap26491" style:family="text" style:parent-style-name="WW8Dropcap4052"/>
    <style:style style:name="WW-WW8Dropcap26501" style:family="text" style:parent-style-name="WW8Dropcap4052"/>
    <style:style style:name="WW-WW8Dropcap26511" style:family="text" style:parent-style-name="WW8Dropcap4052"/>
    <style:style style:name="WW-WW8Dropcap26521" style:family="text" style:parent-style-name="WW8Dropcap4052"/>
    <style:style style:name="WW-WW8Dropcap26531" style:family="text" style:parent-style-name="WW8Dropcap4052"/>
    <style:style style:name="WW-WW8Dropcap26541" style:family="text" style:parent-style-name="WW8Dropcap4052"/>
    <style:style style:name="WW-WW8Dropcap26551" style:family="text" style:parent-style-name="WW8Dropcap4052"/>
    <style:style style:name="WW-WW8Dropcap26561" style:family="text" style:parent-style-name="WW8Dropcap4052"/>
    <style:style style:name="WW-WW8Dropcap26571" style:family="text" style:parent-style-name="WW8Dropcap4052"/>
    <style:style style:name="WW-WW8Dropcap26581" style:family="text" style:parent-style-name="WW8Dropcap4052"/>
    <style:style style:name="WW-WW8Dropcap26591" style:family="text" style:parent-style-name="WW8Dropcap4052"/>
    <style:style style:name="WW-WW8Dropcap26601" style:family="text" style:parent-style-name="WW8Dropcap4052"/>
    <style:style style:name="WW-WW8Dropcap26611" style:family="text" style:parent-style-name="WW8Dropcap4052"/>
    <style:style style:name="WW-WW8Dropcap26621" style:family="text" style:parent-style-name="WW8Dropcap4052"/>
    <style:style style:name="WW-WW8Dropcap26631" style:family="text" style:parent-style-name="WW8Dropcap4052"/>
    <style:style style:name="WW-WW8Dropcap26641" style:family="text" style:parent-style-name="WW8Dropcap4052"/>
    <style:style style:name="WW-WW8Dropcap26651" style:family="text" style:parent-style-name="WW8Dropcap4052"/>
    <style:style style:name="WW-WW8Dropcap26661" style:family="text" style:parent-style-name="WW8Dropcap4052"/>
    <style:style style:name="WW-WW8Dropcap26671" style:family="text" style:parent-style-name="WW8Dropcap4052"/>
    <style:style style:name="WW-WW8Dropcap26681" style:family="text" style:parent-style-name="WW8Dropcap4052"/>
    <style:style style:name="WW-WW8Dropcap26691" style:family="text" style:parent-style-name="WW8Dropcap4052"/>
    <style:style style:name="WW-WW8Dropcap26701" style:family="text" style:parent-style-name="WW8Dropcap4052"/>
    <style:style style:name="WW-WW8Dropcap26711" style:family="text" style:parent-style-name="WW8Dropcap4052"/>
    <style:style style:name="WW-WW8Dropcap26721" style:family="text" style:parent-style-name="WW8Dropcap4052"/>
    <style:style style:name="WW-WW8Dropcap26731" style:family="text" style:parent-style-name="WW8Dropcap4052"/>
    <style:style style:name="WW-WW8Dropcap26741" style:family="text" style:parent-style-name="WW8Dropcap4052"/>
    <style:style style:name="WW-WW8Dropcap26751" style:family="text" style:parent-style-name="WW8Dropcap4052"/>
    <style:style style:name="WW-WW8Dropcap26761" style:family="text" style:parent-style-name="WW8Dropcap4052"/>
    <style:style style:name="WW-WW8Dropcap26771" style:family="text" style:parent-style-name="WW8Dropcap4052"/>
    <style:style style:name="WW-WW8Dropcap26781" style:family="text" style:parent-style-name="WW8Dropcap4052"/>
    <style:style style:name="WW-WW8Dropcap26791" style:family="text" style:parent-style-name="WW8Dropcap4052"/>
    <style:style style:name="WW-WW8Dropcap26801" style:family="text" style:parent-style-name="WW8Dropcap4052"/>
    <style:style style:name="WW-WW8Dropcap26811" style:family="text" style:parent-style-name="WW8Dropcap4052"/>
    <style:style style:name="WW-WW8Dropcap26821" style:family="text" style:parent-style-name="WW8Dropcap4052"/>
    <style:style style:name="WW-WW8Dropcap26831" style:family="text" style:parent-style-name="WW8Dropcap4052"/>
    <style:style style:name="WW-WW8Dropcap26841" style:family="text" style:parent-style-name="WW8Dropcap4052"/>
    <style:style style:name="WW-WW8Dropcap26851" style:family="text" style:parent-style-name="WW8Dropcap4052"/>
    <style:style style:name="WW-WW8Dropcap26861" style:family="text" style:parent-style-name="WW8Dropcap4052"/>
    <style:style style:name="WW-WW8Dropcap26871" style:family="text" style:parent-style-name="WW8Dropcap4052"/>
    <style:style style:name="WW-WW8Dropcap26881" style:family="text" style:parent-style-name="WW8Dropcap4052"/>
    <style:style style:name="WW-WW8Dropcap26891" style:family="text" style:parent-style-name="WW8Dropcap4052"/>
    <style:style style:name="WW-WW8Dropcap26901" style:family="text" style:parent-style-name="WW8Dropcap4052"/>
    <style:style style:name="WW-WW8Dropcap26911" style:family="text" style:parent-style-name="WW8Dropcap4052"/>
    <style:style style:name="WW-WW8Dropcap26921" style:family="text" style:parent-style-name="WW8Dropcap4052"/>
    <style:style style:name="WW-WW8Dropcap26931" style:family="text" style:parent-style-name="WW8Dropcap4052"/>
    <style:style style:name="WW-WW8Dropcap26941" style:family="text" style:parent-style-name="WW8Dropcap4052"/>
    <style:style style:name="WW-WW8Dropcap26951" style:family="text" style:parent-style-name="WW8Dropcap4052"/>
    <style:style style:name="WW-WW8Dropcap26961" style:family="text" style:parent-style-name="WW8Dropcap4052"/>
    <style:style style:name="WW-WW8Dropcap26971" style:family="text" style:parent-style-name="WW8Dropcap4052"/>
    <style:style style:name="WW-WW8Dropcap26981" style:family="text" style:parent-style-name="WW8Dropcap4052"/>
    <style:style style:name="WW-WW8Dropcap26991" style:family="text" style:parent-style-name="WW8Dropcap4052"/>
    <style:style style:name="WW-WW8Dropcap27001" style:family="text" style:parent-style-name="WW8Dropcap4052"/>
    <style:style style:name="WW-WW8Dropcap27011" style:family="text" style:parent-style-name="WW8Dropcap4052"/>
    <style:style style:name="WW-WW8Dropcap27021" style:family="text" style:parent-style-name="WW8Dropcap4052"/>
    <style:style style:name="WW-WW8Dropcap27031" style:family="text" style:parent-style-name="WW8Dropcap4052"/>
    <style:style style:name="WW-WW8Dropcap27041" style:family="text" style:parent-style-name="WW8Dropcap4052"/>
    <style:style style:name="WW-WW8Dropcap012" style:family="text" style:parent-style-name="WW8Dropcap4045"/>
    <style:style style:name="WW-WW8Dropcap112345" style:family="text" style:parent-style-name="WW8Dropcap4045"/>
    <style:style style:name="WW-WW8Dropcap212345" style:family="text" style:parent-style-name="WW8Dropcap4045"/>
    <style:style style:name="WW-WW8Dropcap312345" style:family="text" style:parent-style-name="WW8Dropcap4045"/>
    <style:style style:name="WW-WW8Dropcap41234" style:family="text" style:parent-style-name="WW8Dropcap4045"/>
    <style:style style:name="WW-WW8Dropcap51234" style:family="text" style:parent-style-name="WW8Dropcap4045"/>
    <style:style style:name="WW-WW8Dropcap61234" style:family="text" style:parent-style-name="WW8Dropcap4045"/>
    <style:style style:name="WW-WW8Dropcap71234" style:family="text" style:parent-style-name="WW8Dropcap4045"/>
    <style:style style:name="WW-WW8Dropcap81234" style:family="text" style:parent-style-name="WW8Dropcap4045"/>
    <style:style style:name="WW-WW8Dropcap91234" style:family="text" style:parent-style-name="WW8Dropcap4045"/>
    <style:style style:name="WW-WW8Dropcap101234" style:family="text" style:parent-style-name="WW8Dropcap4045"/>
    <style:style style:name="WW-WW8Dropcap111234" style:family="text" style:parent-style-name="WW8Dropcap4045"/>
    <style:style style:name="WW-WW8Dropcap121234" style:family="text" style:parent-style-name="WW8Dropcap4045"/>
    <style:style style:name="WW-WW8Dropcap131234" style:family="text" style:parent-style-name="WW8Dropcap4045"/>
    <style:style style:name="WW-WW8Dropcap141234" style:family="text" style:parent-style-name="WW8Dropcap4045"/>
    <style:style style:name="WW-WW8Dropcap151234" style:family="text" style:parent-style-name="WW8Dropcap4045"/>
    <style:style style:name="WW-WW8Dropcap161234" style:family="text" style:parent-style-name="WW8Dropcap4045"/>
    <style:style style:name="WW-WW8Dropcap171234" style:family="text" style:parent-style-name="WW8Dropcap4045"/>
    <style:style style:name="WW-WW8Dropcap181234" style:family="text" style:parent-style-name="WW8Dropcap4045"/>
    <style:style style:name="WW-WW8Dropcap191234" style:family="text" style:parent-style-name="WW8Dropcap4045"/>
    <style:style style:name="WW-WW8Dropcap201234" style:family="text" style:parent-style-name="WW8Dropcap4045"/>
    <style:style style:name="WW-WW8Dropcap211234" style:family="text" style:parent-style-name="WW8Dropcap4045"/>
    <style:style style:name="WW-WW8Dropcap221234" style:family="text" style:parent-style-name="WW8Dropcap4045"/>
    <style:style style:name="WW-WW8Dropcap231234" style:family="text" style:parent-style-name="WW8Dropcap4045"/>
    <style:style style:name="WW-WW8Dropcap241234" style:family="text" style:parent-style-name="WW8Dropcap4045"/>
    <style:style style:name="WW-WW8Dropcap251234" style:family="text" style:parent-style-name="WW8Dropcap4045"/>
    <style:style style:name="WW-WW8Dropcap261234" style:family="text" style:parent-style-name="WW8Dropcap4045"/>
    <style:style style:name="WW-WW8Dropcap271234" style:family="text" style:parent-style-name="WW8Dropcap4045"/>
    <style:style style:name="WW-WW8Dropcap281234" style:family="text" style:parent-style-name="WW8Dropcap4045"/>
    <style:style style:name="WW-WW8Dropcap291234" style:family="text" style:parent-style-name="WW8Dropcap4045"/>
    <style:style style:name="WW-WW8Dropcap301234" style:family="text" style:parent-style-name="WW8Dropcap4045"/>
    <style:style style:name="WW-WW8Dropcap311234" style:family="text" style:parent-style-name="WW8Dropcap4045"/>
    <style:style style:name="WW-WW8Dropcap321234" style:family="text" style:parent-style-name="WW8Dropcap4045"/>
    <style:style style:name="WW-WW8Dropcap331234" style:family="text" style:parent-style-name="WW8Dropcap4045"/>
    <style:style style:name="WW-WW8Dropcap341234" style:family="text" style:parent-style-name="WW8Dropcap4045"/>
    <style:style style:name="WW-WW8Dropcap351234" style:family="text" style:parent-style-name="WW8Dropcap4045"/>
    <style:style style:name="WW-WW8Dropcap361234" style:family="text" style:parent-style-name="WW8Dropcap4045"/>
    <style:style style:name="WW-WW8Dropcap371234" style:family="text" style:parent-style-name="WW8Dropcap4045"/>
    <style:style style:name="WW-WW8Dropcap381234" style:family="text" style:parent-style-name="WW8Dropcap4045"/>
    <style:style style:name="WW-WW8Dropcap391234" style:family="text" style:parent-style-name="WW8Dropcap4045"/>
    <style:style style:name="WW-WW8Dropcap40123" style:family="text" style:parent-style-name="WW8Dropcap4045"/>
    <style:style style:name="WW-WW8Dropcap41123" style:family="text" style:parent-style-name="WW8Dropcap4045"/>
    <style:style style:name="WW-WW8Dropcap42123" style:family="text" style:parent-style-name="WW8Dropcap4045"/>
    <style:style style:name="WW-WW8Dropcap43123" style:family="text" style:parent-style-name="WW8Dropcap4045"/>
    <style:style style:name="WW-WW8Dropcap44123" style:family="text" style:parent-style-name="WW8Dropcap4045"/>
    <style:style style:name="WW-WW8Dropcap45123" style:family="text" style:parent-style-name="WW8Dropcap4045"/>
    <style:style style:name="WW-WW8Dropcap46123" style:family="text" style:parent-style-name="WW8Dropcap4045"/>
    <style:style style:name="WW-WW8Dropcap47123" style:family="text" style:parent-style-name="WW8Dropcap4045"/>
    <style:style style:name="WW-WW8Dropcap48123" style:family="text" style:parent-style-name="WW8Dropcap4045"/>
    <style:style style:name="WW-WW8Dropcap49123" style:family="text" style:parent-style-name="WW8Dropcap4045"/>
    <style:style style:name="WW-WW8Dropcap50123" style:family="text" style:parent-style-name="WW8Dropcap4045"/>
    <style:style style:name="WW-WW8Dropcap51123" style:family="text" style:parent-style-name="WW8Dropcap4045"/>
    <style:style style:name="WW-WW8Dropcap52123" style:family="text" style:parent-style-name="WW8Dropcap4045"/>
    <style:style style:name="WW-WW8Dropcap53123" style:family="text" style:parent-style-name="WW8Dropcap4045"/>
    <style:style style:name="WW-WW8Dropcap54123" style:family="text" style:parent-style-name="WW8Dropcap4045"/>
    <style:style style:name="WW-WW8Dropcap55123" style:family="text" style:parent-style-name="WW8Dropcap4045"/>
    <style:style style:name="WW-WW8Dropcap56123" style:family="text" style:parent-style-name="WW8Dropcap4045"/>
    <style:style style:name="WW-WW8Dropcap57123" style:family="text" style:parent-style-name="WW8Dropcap4045"/>
    <style:style style:name="WW-WW8Dropcap58123" style:family="text" style:parent-style-name="WW8Dropcap4045"/>
    <style:style style:name="WW-WW8Dropcap59123" style:family="text" style:parent-style-name="WW8Dropcap4045"/>
    <style:style style:name="WW-WW8Dropcap60123" style:family="text" style:parent-style-name="WW8Dropcap4045"/>
    <style:style style:name="WW-WW8Dropcap61123" style:family="text" style:parent-style-name="WW8Dropcap4045"/>
    <style:style style:name="WW-WW8Dropcap62123" style:family="text" style:parent-style-name="WW8Dropcap4045"/>
    <style:style style:name="WW-WW8Dropcap63123" style:family="text" style:parent-style-name="WW8Dropcap4045"/>
    <style:style style:name="WW-WW8Dropcap64123" style:family="text" style:parent-style-name="WW8Dropcap4045"/>
    <style:style style:name="WW-WW8Dropcap65123" style:family="text" style:parent-style-name="WW8Dropcap4045"/>
    <style:style style:name="WW-WW8Dropcap66123" style:family="text" style:parent-style-name="WW8Dropcap4045"/>
    <style:style style:name="WW-WW8Dropcap67123" style:family="text" style:parent-style-name="WW8Dropcap4045"/>
    <style:style style:name="WW-WW8Dropcap68123" style:family="text" style:parent-style-name="WW8Dropcap4045"/>
    <style:style style:name="WW-WW8Dropcap69123" style:family="text" style:parent-style-name="WW8Dropcap4045"/>
    <style:style style:name="WW-WW8Dropcap70123" style:family="text" style:parent-style-name="WW8Dropcap4045"/>
    <style:style style:name="WW-WW8Dropcap71123" style:family="text" style:parent-style-name="WW8Dropcap4045"/>
    <style:style style:name="WW-WW8Dropcap72123" style:family="text" style:parent-style-name="WW8Dropcap4045"/>
    <style:style style:name="WW-WW8Dropcap73123" style:family="text" style:parent-style-name="WW8Dropcap4045"/>
    <style:style style:name="WW-WW8Dropcap74123" style:family="text" style:parent-style-name="WW8Dropcap4045"/>
    <style:style style:name="WW-WW8Dropcap75123" style:family="text" style:parent-style-name="WW8Dropcap4045"/>
    <style:style style:name="WW-WW8Dropcap76123" style:family="text" style:parent-style-name="WW8Dropcap4045"/>
    <style:style style:name="WW-WW8Dropcap77123" style:family="text" style:parent-style-name="WW8Dropcap4045"/>
    <style:style style:name="WW-WW8Dropcap78123" style:family="text" style:parent-style-name="WW8Dropcap4045"/>
    <style:style style:name="WW-WW8Dropcap79123" style:family="text" style:parent-style-name="WW8Dropcap4045"/>
    <style:style style:name="WW-WW8Dropcap80123" style:family="text" style:parent-style-name="WW8Dropcap4045"/>
    <style:style style:name="WW-WW8Dropcap81123" style:family="text" style:parent-style-name="WW8Dropcap4045"/>
    <style:style style:name="WW-WW8Dropcap82123" style:family="text" style:parent-style-name="WW8Dropcap4045"/>
    <style:style style:name="WW-WW8Dropcap83123" style:family="text" style:parent-style-name="WW8Dropcap4045"/>
    <style:style style:name="WW-WW8Dropcap84123" style:family="text" style:parent-style-name="WW8Dropcap4045"/>
    <style:style style:name="WW-WW8Dropcap85123" style:family="text" style:parent-style-name="WW8Dropcap4045"/>
    <style:style style:name="WW-WW8Dropcap86123" style:family="text" style:parent-style-name="WW8Dropcap4045"/>
    <style:style style:name="WW-WW8Dropcap87123" style:family="text" style:parent-style-name="WW8Dropcap4045"/>
    <style:style style:name="WW-WW8Dropcap88123" style:family="text" style:parent-style-name="WW8Dropcap4045"/>
    <style:style style:name="WW-WW8Dropcap89123" style:family="text" style:parent-style-name="WW8Dropcap4045"/>
    <style:style style:name="WW-WW8Dropcap90123" style:family="text" style:parent-style-name="WW8Dropcap4045"/>
    <style:style style:name="WW-WW8Dropcap91123" style:family="text" style:parent-style-name="WW8Dropcap4045"/>
    <style:style style:name="WW-WW8Dropcap92123" style:family="text" style:parent-style-name="WW8Dropcap4045"/>
    <style:style style:name="WW-WW8Dropcap93123" style:family="text" style:parent-style-name="WW8Dropcap4045"/>
    <style:style style:name="WW-WW8Dropcap94123" style:family="text" style:parent-style-name="WW8Dropcap4045"/>
    <style:style style:name="WW-WW8Dropcap95123" style:family="text" style:parent-style-name="WW8Dropcap4045"/>
    <style:style style:name="WW-WW8Dropcap96123" style:family="text" style:parent-style-name="WW8Dropcap4045"/>
    <style:style style:name="WW-WW8Dropcap97123" style:family="text" style:parent-style-name="WW8Dropcap4045"/>
    <style:style style:name="WW-WW8Dropcap98123" style:family="text" style:parent-style-name="WW8Dropcap4045"/>
    <style:style style:name="WW-WW8Dropcap99123" style:family="text" style:parent-style-name="WW8Dropcap4045"/>
    <style:style style:name="WW-WW8Dropcap100123" style:family="text" style:parent-style-name="WW8Dropcap4045"/>
    <style:style style:name="WW-WW8Dropcap101123" style:family="text" style:parent-style-name="WW8Dropcap4045"/>
    <style:style style:name="WW-WW8Dropcap102123" style:family="text" style:parent-style-name="WW8Dropcap4045"/>
    <style:style style:name="WW-WW8Dropcap103123" style:family="text" style:parent-style-name="WW8Dropcap4045"/>
    <style:style style:name="WW-WW8Dropcap104123" style:family="text" style:parent-style-name="WW8Dropcap4045"/>
    <style:style style:name="WW-WW8Dropcap105123" style:family="text" style:parent-style-name="WW8Dropcap4045"/>
    <style:style style:name="WW-WW8Dropcap106123" style:family="text" style:parent-style-name="WW8Dropcap4045"/>
    <style:style style:name="WW-WW8Dropcap107123" style:family="text" style:parent-style-name="WW8Dropcap4045"/>
    <style:style style:name="WW-WW8Dropcap108123" style:family="text" style:parent-style-name="WW8Dropcap4045"/>
    <style:style style:name="WW-WW8Dropcap109123" style:family="text" style:parent-style-name="WW8Dropcap4045"/>
    <style:style style:name="WW-WW8Dropcap110123" style:family="text" style:parent-style-name="WW8Dropcap4045"/>
    <style:style style:name="WW-WW8Dropcap111123" style:family="text" style:parent-style-name="WW8Dropcap4045"/>
    <style:style style:name="WW-WW8Dropcap112123" style:family="text" style:parent-style-name="WW8Dropcap4045"/>
    <style:style style:name="WW-WW8Dropcap113123" style:family="text" style:parent-style-name="WW8Dropcap4045"/>
    <style:style style:name="WW-WW8Dropcap114123" style:family="text" style:parent-style-name="WW8Dropcap4045"/>
    <style:style style:name="WW-WW8Dropcap115123" style:family="text" style:parent-style-name="WW8Dropcap4045"/>
    <style:style style:name="WW-WW8Dropcap116123" style:family="text" style:parent-style-name="WW8Dropcap4045"/>
    <style:style style:name="WW-WW8Dropcap117123" style:family="text" style:parent-style-name="WW8Dropcap4045"/>
    <style:style style:name="WW-WW8Dropcap118123" style:family="text" style:parent-style-name="WW8Dropcap4045"/>
    <style:style style:name="WW-WW8Dropcap119123" style:family="text" style:parent-style-name="WW8Dropcap4045"/>
    <style:style style:name="WW-WW8Dropcap120123" style:family="text" style:parent-style-name="WW8Dropcap4045"/>
    <style:style style:name="WW-WW8Dropcap121123" style:family="text" style:parent-style-name="WW8Dropcap4045"/>
    <style:style style:name="WW-WW8Dropcap122123" style:family="text" style:parent-style-name="WW8Dropcap4045"/>
    <style:style style:name="WW-WW8Dropcap123123" style:family="text" style:parent-style-name="WW8Dropcap4045"/>
    <style:style style:name="WW-WW8Dropcap124123" style:family="text" style:parent-style-name="WW8Dropcap4045"/>
    <style:style style:name="WW-WW8Dropcap125123" style:family="text" style:parent-style-name="WW8Dropcap4045"/>
    <style:style style:name="WW-WW8Dropcap126123" style:family="text" style:parent-style-name="WW8Dropcap4045"/>
    <style:style style:name="WW-WW8Dropcap127123" style:family="text" style:parent-style-name="WW8Dropcap4045"/>
    <style:style style:name="WW-WW8Dropcap128123" style:family="text" style:parent-style-name="WW8Dropcap4045"/>
    <style:style style:name="WW-WW8Dropcap129123" style:family="text" style:parent-style-name="WW8Dropcap4045"/>
    <style:style style:name="WW-WW8Dropcap130123" style:family="text" style:parent-style-name="WW8Dropcap4045"/>
    <style:style style:name="WW-WW8Dropcap131123" style:family="text" style:parent-style-name="WW8Dropcap4045"/>
    <style:style style:name="WW-WW8Dropcap132123" style:family="text" style:parent-style-name="WW8Dropcap4045"/>
    <style:style style:name="WW-WW8Dropcap133123" style:family="text" style:parent-style-name="WW8Dropcap4045"/>
    <style:style style:name="WW-WW8Dropcap134123" style:family="text" style:parent-style-name="WW8Dropcap4045"/>
    <style:style style:name="WW-WW8Dropcap135123" style:family="text" style:parent-style-name="WW8Dropcap4045"/>
    <style:style style:name="WW-WW8Dropcap136123" style:family="text" style:parent-style-name="WW8Dropcap4045"/>
    <style:style style:name="WW-WW8Dropcap137123" style:family="text" style:parent-style-name="WW8Dropcap4045"/>
    <style:style style:name="WW-WW8Dropcap138123" style:family="text" style:parent-style-name="WW8Dropcap4045"/>
    <style:style style:name="WW-WW8Dropcap139123" style:family="text" style:parent-style-name="WW8Dropcap4045"/>
    <style:style style:name="WW-WW8Dropcap140123" style:family="text" style:parent-style-name="WW8Dropcap4045"/>
    <style:style style:name="WW-WW8Dropcap141123" style:family="text" style:parent-style-name="WW8Dropcap4045"/>
    <style:style style:name="WW-WW8Dropcap142123" style:family="text" style:parent-style-name="WW8Dropcap4045"/>
    <style:style style:name="WW-WW8Dropcap143123" style:family="text" style:parent-style-name="WW8Dropcap4045"/>
    <style:style style:name="WW-WW8Dropcap144123" style:family="text" style:parent-style-name="WW8Dropcap4045"/>
    <style:style style:name="WW-WW8Dropcap145123" style:family="text" style:parent-style-name="WW8Dropcap4045"/>
    <style:style style:name="WW-WW8Dropcap146123" style:family="text" style:parent-style-name="WW8Dropcap4045"/>
    <style:style style:name="WW-WW8Dropcap147123" style:family="text" style:parent-style-name="WW8Dropcap4045"/>
    <style:style style:name="WW-WW8Dropcap148123" style:family="text" style:parent-style-name="WW8Dropcap4045"/>
    <style:style style:name="WW-WW8Dropcap149123" style:family="text" style:parent-style-name="WW8Dropcap4045"/>
    <style:style style:name="WW-WW8Dropcap150123" style:family="text" style:parent-style-name="WW8Dropcap4045"/>
    <style:style style:name="WW-WW8Dropcap151123" style:family="text" style:parent-style-name="WW8Dropcap4045"/>
    <style:style style:name="WW-WW8Dropcap152123" style:family="text" style:parent-style-name="WW8Dropcap4045"/>
    <style:style style:name="WW-WW8Dropcap153123" style:family="text" style:parent-style-name="WW8Dropcap4045"/>
    <style:style style:name="WW-WW8Dropcap154123" style:family="text" style:parent-style-name="WW8Dropcap4045"/>
    <style:style style:name="WW-WW8Dropcap155123" style:family="text" style:parent-style-name="WW8Dropcap4045"/>
    <style:style style:name="WW-WW8Dropcap156123" style:family="text" style:parent-style-name="WW8Dropcap4045"/>
    <style:style style:name="WW-WW8Dropcap157123" style:family="text" style:parent-style-name="WW8Dropcap4045"/>
    <style:style style:name="WW-WW8Dropcap158123" style:family="text" style:parent-style-name="WW8Dropcap4045"/>
    <style:style style:name="WW-WW8Dropcap159123" style:family="text" style:parent-style-name="WW8Dropcap4045"/>
    <style:style style:name="WW-WW8Dropcap160123" style:family="text" style:parent-style-name="WW8Dropcap4045"/>
    <style:style style:name="WW-WW8Dropcap161123" style:family="text" style:parent-style-name="WW8Dropcap4045"/>
    <style:style style:name="WW-WW8Dropcap162123" style:family="text" style:parent-style-name="WW8Dropcap4045"/>
    <style:style style:name="WW-WW8Dropcap163123" style:family="text" style:parent-style-name="WW8Dropcap4045"/>
    <style:style style:name="WW-WW8Dropcap164123" style:family="text" style:parent-style-name="WW8Dropcap4045"/>
    <style:style style:name="WW-WW8Dropcap165123" style:family="text" style:parent-style-name="WW8Dropcap4045"/>
    <style:style style:name="WW-WW8Dropcap166123" style:family="text" style:parent-style-name="WW8Dropcap4045"/>
    <style:style style:name="WW-WW8Dropcap167123" style:family="text" style:parent-style-name="WW8Dropcap4045"/>
    <style:style style:name="WW-WW8Dropcap168123" style:family="text" style:parent-style-name="WW8Dropcap4045"/>
    <style:style style:name="WW-WW8Dropcap169123" style:family="text" style:parent-style-name="WW8Dropcap4045"/>
    <style:style style:name="WW-WW8Dropcap170123" style:family="text" style:parent-style-name="WW8Dropcap4045"/>
    <style:style style:name="WW-WW8Dropcap171123" style:family="text" style:parent-style-name="WW8Dropcap4045"/>
    <style:style style:name="WW-WW8Dropcap172123" style:family="text" style:parent-style-name="WW8Dropcap4045"/>
    <style:style style:name="WW-WW8Dropcap173123" style:family="text" style:parent-style-name="WW8Dropcap4045"/>
    <style:style style:name="WW-WW8Dropcap174123" style:family="text" style:parent-style-name="WW8Dropcap4045"/>
    <style:style style:name="WW-WW8Dropcap175123" style:family="text" style:parent-style-name="WW8Dropcap4045"/>
    <style:style style:name="WW-WW8Dropcap176123" style:family="text" style:parent-style-name="WW8Dropcap4045"/>
    <style:style style:name="WW-WW8Dropcap177123" style:family="text" style:parent-style-name="WW8Dropcap4045"/>
    <style:style style:name="WW-WW8Dropcap178123" style:family="text" style:parent-style-name="WW8Dropcap4045"/>
    <style:style style:name="WW-WW8Dropcap179123" style:family="text" style:parent-style-name="WW8Dropcap4045"/>
    <style:style style:name="WW-WW8Dropcap180123" style:family="text" style:parent-style-name="WW8Dropcap4045"/>
    <style:style style:name="WW-WW8Dropcap181123" style:family="text" style:parent-style-name="WW8Dropcap4045"/>
    <style:style style:name="WW-WW8Dropcap182123" style:family="text" style:parent-style-name="WW8Dropcap4045"/>
    <style:style style:name="WW-WW8Dropcap183123" style:family="text" style:parent-style-name="WW8Dropcap4045"/>
    <style:style style:name="WW-WW8Dropcap184123" style:family="text" style:parent-style-name="WW8Dropcap4045"/>
    <style:style style:name="WW-WW8Dropcap185123" style:family="text" style:parent-style-name="WW8Dropcap4045"/>
    <style:style style:name="WW-WW8Dropcap186123" style:family="text" style:parent-style-name="WW8Dropcap4045"/>
    <style:style style:name="WW-WW8Dropcap187123" style:family="text" style:parent-style-name="WW8Dropcap4045"/>
    <style:style style:name="WW-WW8Dropcap188123" style:family="text" style:parent-style-name="WW8Dropcap4045"/>
    <style:style style:name="WW-WW8Dropcap189123" style:family="text" style:parent-style-name="WW8Dropcap4045"/>
    <style:style style:name="WW-WW8Dropcap190123" style:family="text" style:parent-style-name="WW8Dropcap4045"/>
    <style:style style:name="WW-WW8Dropcap191123" style:family="text" style:parent-style-name="WW8Dropcap4045"/>
    <style:style style:name="WW-WW8Dropcap192123" style:family="text" style:parent-style-name="WW8Dropcap4045"/>
    <style:style style:name="WW-WW8Dropcap193123" style:family="text" style:parent-style-name="WW8Dropcap4045"/>
    <style:style style:name="WW-WW8Dropcap194123" style:family="text" style:parent-style-name="WW8Dropcap4045"/>
    <style:style style:name="WW-WW8Dropcap195123" style:family="text" style:parent-style-name="WW8Dropcap4045"/>
    <style:style style:name="WW-WW8Dropcap196123" style:family="text" style:parent-style-name="WW8Dropcap4045"/>
    <style:style style:name="WW-WW8Dropcap197123" style:family="text" style:parent-style-name="WW8Dropcap4045"/>
    <style:style style:name="WW-WW8Dropcap198123" style:family="text" style:parent-style-name="WW8Dropcap4045"/>
    <style:style style:name="WW-WW8Dropcap199123" style:family="text" style:parent-style-name="WW8Dropcap4045"/>
    <style:style style:name="WW-WW8Dropcap200123" style:family="text" style:parent-style-name="WW8Dropcap4045"/>
    <style:style style:name="WW-WW8Dropcap201123" style:family="text" style:parent-style-name="WW8Dropcap4045"/>
    <style:style style:name="WW-WW8Dropcap202123" style:family="text" style:parent-style-name="WW8Dropcap4045"/>
    <style:style style:name="WW-WW8Dropcap203123" style:family="text" style:parent-style-name="WW8Dropcap4045"/>
    <style:style style:name="WW-WW8Dropcap204123" style:family="text" style:parent-style-name="WW8Dropcap4045"/>
    <style:style style:name="WW-WW8Dropcap205123" style:family="text" style:parent-style-name="WW8Dropcap4045"/>
    <style:style style:name="WW-WW8Dropcap206123" style:family="text" style:parent-style-name="WW8Dropcap4045"/>
    <style:style style:name="WW-WW8Dropcap207123" style:family="text" style:parent-style-name="WW8Dropcap4045"/>
    <style:style style:name="WW-WW8Dropcap208123" style:family="text" style:parent-style-name="WW8Dropcap4045"/>
    <style:style style:name="WW-WW8Dropcap209123" style:family="text" style:parent-style-name="WW8Dropcap4045"/>
    <style:style style:name="WW-WW8Dropcap210123" style:family="text" style:parent-style-name="WW8Dropcap4045"/>
    <style:style style:name="WW-WW8Dropcap211123" style:family="text" style:parent-style-name="WW8Dropcap4045"/>
    <style:style style:name="WW-WW8Dropcap212123" style:family="text" style:parent-style-name="WW8Dropcap4045"/>
    <style:style style:name="WW-WW8Dropcap213123" style:family="text" style:parent-style-name="WW8Dropcap4045"/>
    <style:style style:name="WW-WW8Dropcap214123" style:family="text" style:parent-style-name="WW8Dropcap4045"/>
    <style:style style:name="WW-WW8Dropcap215123" style:family="text" style:parent-style-name="WW8Dropcap4045"/>
    <style:style style:name="WW-WW8Dropcap216123" style:family="text" style:parent-style-name="WW8Dropcap4045"/>
    <style:style style:name="WW-WW8Dropcap217123" style:family="text" style:parent-style-name="WW8Dropcap4045"/>
    <style:style style:name="WW-WW8Dropcap218123" style:family="text" style:parent-style-name="WW8Dropcap4045"/>
    <style:style style:name="WW-WW8Dropcap219123" style:family="text" style:parent-style-name="WW8Dropcap4045"/>
    <style:style style:name="WW-WW8Dropcap220123" style:family="text" style:parent-style-name="WW8Dropcap4045"/>
    <style:style style:name="WW-WW8Dropcap221123" style:family="text" style:parent-style-name="WW8Dropcap4045"/>
    <style:style style:name="WW-WW8Dropcap222123" style:family="text" style:parent-style-name="WW8Dropcap4045"/>
    <style:style style:name="WW-WW8Dropcap223123" style:family="text" style:parent-style-name="WW8Dropcap4045"/>
    <style:style style:name="WW-WW8Dropcap224123" style:family="text" style:parent-style-name="WW8Dropcap4045"/>
    <style:style style:name="WW-WW8Dropcap225123" style:family="text" style:parent-style-name="WW8Dropcap4045"/>
    <style:style style:name="WW-WW8Dropcap226123" style:family="text" style:parent-style-name="WW8Dropcap4045"/>
    <style:style style:name="WW-WW8Dropcap227123" style:family="text" style:parent-style-name="WW8Dropcap4045"/>
    <style:style style:name="WW-WW8Dropcap228123" style:family="text" style:parent-style-name="WW8Dropcap4045"/>
    <style:style style:name="WW-WW8Dropcap229123" style:family="text" style:parent-style-name="WW8Dropcap4045"/>
    <style:style style:name="WW-WW8Dropcap230123" style:family="text" style:parent-style-name="WW8Dropcap4045"/>
    <style:style style:name="WW-WW8Dropcap231123" style:family="text" style:parent-style-name="WW8Dropcap4045"/>
    <style:style style:name="WW-WW8Dropcap232123" style:family="text" style:parent-style-name="WW8Dropcap4045"/>
    <style:style style:name="WW-WW8Dropcap233123" style:family="text" style:parent-style-name="WW8Dropcap4045"/>
    <style:style style:name="WW-WW8Dropcap234123" style:family="text" style:parent-style-name="WW8Dropcap4045"/>
    <style:style style:name="WW-WW8Dropcap235123" style:family="text" style:parent-style-name="WW8Dropcap4045"/>
    <style:style style:name="WW-WW8Dropcap236123" style:family="text" style:parent-style-name="WW8Dropcap4045"/>
    <style:style style:name="WW-WW8Dropcap237123" style:family="text" style:parent-style-name="WW8Dropcap4045"/>
    <style:style style:name="WW-WW8Dropcap238123" style:family="text" style:parent-style-name="WW8Dropcap4045"/>
    <style:style style:name="WW-WW8Dropcap239123" style:family="text" style:parent-style-name="WW8Dropcap4045"/>
    <style:style style:name="WW-WW8Dropcap240123" style:family="text" style:parent-style-name="WW8Dropcap4045"/>
    <style:style style:name="WW-WW8Dropcap241123" style:family="text" style:parent-style-name="WW8Dropcap4045"/>
    <style:style style:name="WW-WW8Dropcap242123" style:family="text" style:parent-style-name="WW8Dropcap4045"/>
    <style:style style:name="WW-WW8Dropcap243123" style:family="text" style:parent-style-name="WW8Dropcap4045"/>
    <style:style style:name="WW-WW8Dropcap244123" style:family="text" style:parent-style-name="WW8Dropcap4045"/>
    <style:style style:name="WW-WW8Dropcap245123" style:family="text" style:parent-style-name="WW8Dropcap4045"/>
    <style:style style:name="WW-WW8Dropcap246123" style:family="text" style:parent-style-name="WW8Dropcap4045"/>
    <style:style style:name="WW-WW8Dropcap247123" style:family="text" style:parent-style-name="WW8Dropcap4045"/>
    <style:style style:name="WW-WW8Dropcap248123" style:family="text" style:parent-style-name="WW8Dropcap4045"/>
    <style:style style:name="WW-WW8Dropcap249123" style:family="text" style:parent-style-name="WW8Dropcap4045"/>
    <style:style style:name="WW-WW8Dropcap250123" style:family="text" style:parent-style-name="WW8Dropcap4045"/>
    <style:style style:name="WW-WW8Dropcap251123" style:family="text" style:parent-style-name="WW8Dropcap4045"/>
    <style:style style:name="WW-WW8Dropcap252123" style:family="text" style:parent-style-name="WW8Dropcap4045"/>
    <style:style style:name="WW-WW8Dropcap253123" style:family="text" style:parent-style-name="WW8Dropcap4045"/>
    <style:style style:name="WW-WW8Dropcap254123" style:family="text" style:parent-style-name="WW8Dropcap4045"/>
    <style:style style:name="WW-WW8Dropcap255123" style:family="text" style:parent-style-name="WW8Dropcap4045"/>
    <style:style style:name="WW-WW8Dropcap256123" style:family="text" style:parent-style-name="WW8Dropcap4045"/>
    <style:style style:name="WW-WW8Dropcap257123" style:family="text" style:parent-style-name="WW8Dropcap4045"/>
    <style:style style:name="WW-WW8Dropcap258123" style:family="text" style:parent-style-name="WW8Dropcap4045"/>
    <style:style style:name="WW-WW8Dropcap259123" style:family="text" style:parent-style-name="WW8Dropcap4045"/>
    <style:style style:name="WW-WW8Dropcap260123" style:family="text" style:parent-style-name="WW8Dropcap4045"/>
    <style:style style:name="WW-WW8Dropcap261123" style:family="text" style:parent-style-name="WW8Dropcap4045"/>
    <style:style style:name="WW-WW8Dropcap262123" style:family="text" style:parent-style-name="WW8Dropcap4045"/>
    <style:style style:name="WW-WW8Dropcap263123" style:family="text" style:parent-style-name="WW8Dropcap4045"/>
    <style:style style:name="WW-WW8Dropcap264123" style:family="text" style:parent-style-name="WW8Dropcap4045"/>
    <style:style style:name="WW-WW8Dropcap265123" style:family="text" style:parent-style-name="WW8Dropcap4045"/>
    <style:style style:name="WW-WW8Dropcap266123" style:family="text" style:parent-style-name="WW8Dropcap4045"/>
    <style:style style:name="WW-WW8Dropcap267123" style:family="text" style:parent-style-name="WW8Dropcap4045"/>
    <style:style style:name="WW-WW8Dropcap268123" style:family="text" style:parent-style-name="WW8Dropcap4045"/>
    <style:style style:name="WW-WW8Dropcap269123" style:family="text" style:parent-style-name="WW8Dropcap4045"/>
    <style:style style:name="WW-WW8Dropcap270123" style:family="text" style:parent-style-name="WW8Dropcap4045"/>
    <style:style style:name="WW-WW8Dropcap271123" style:family="text" style:parent-style-name="WW8Dropcap4045"/>
    <style:style style:name="WW-WW8Dropcap272123" style:family="text" style:parent-style-name="WW8Dropcap4045"/>
    <style:style style:name="WW-WW8Dropcap273123" style:family="text" style:parent-style-name="WW8Dropcap4045"/>
    <style:style style:name="WW-WW8Dropcap274123" style:family="text" style:parent-style-name="WW8Dropcap4045"/>
    <style:style style:name="WW-WW8Dropcap275123" style:family="text" style:parent-style-name="WW8Dropcap4045"/>
    <style:style style:name="WW-WW8Dropcap276123" style:family="text" style:parent-style-name="WW8Dropcap4045"/>
    <style:style style:name="WW-WW8Dropcap277123" style:family="text" style:parent-style-name="WW8Dropcap4045"/>
    <style:style style:name="WW-WW8Dropcap278123" style:family="text" style:parent-style-name="WW8Dropcap4045"/>
    <style:style style:name="WW-WW8Dropcap279123" style:family="text" style:parent-style-name="WW8Dropcap4045"/>
    <style:style style:name="WW-WW8Dropcap280123" style:family="text" style:parent-style-name="WW8Dropcap4045"/>
    <style:style style:name="WW-WW8Dropcap281123" style:family="text" style:parent-style-name="WW8Dropcap4045"/>
    <style:style style:name="WW-WW8Dropcap282123" style:family="text" style:parent-style-name="WW8Dropcap4045"/>
    <style:style style:name="WW-WW8Dropcap283123" style:family="text" style:parent-style-name="WW8Dropcap4045"/>
    <style:style style:name="WW-WW8Dropcap284123" style:family="text" style:parent-style-name="WW8Dropcap4045"/>
    <style:style style:name="WW-WW8Dropcap285123" style:family="text" style:parent-style-name="WW8Dropcap4045"/>
    <style:style style:name="WW-WW8Dropcap286123" style:family="text" style:parent-style-name="WW8Dropcap4045"/>
    <style:style style:name="WW-WW8Dropcap287123" style:family="text" style:parent-style-name="WW8Dropcap4045"/>
    <style:style style:name="WW-WW8Dropcap288123" style:family="text" style:parent-style-name="WW8Dropcap4045"/>
    <style:style style:name="WW-WW8Dropcap289123" style:family="text" style:parent-style-name="WW8Dropcap4045"/>
    <style:style style:name="WW-WW8Dropcap290123" style:family="text" style:parent-style-name="WW8Dropcap4045"/>
    <style:style style:name="WW-WW8Dropcap291123" style:family="text" style:parent-style-name="WW8Dropcap4045"/>
    <style:style style:name="WW-WW8Dropcap292123" style:family="text" style:parent-style-name="WW8Dropcap4045"/>
    <style:style style:name="WW-WW8Dropcap293123" style:family="text" style:parent-style-name="WW8Dropcap4045"/>
    <style:style style:name="WW-WW8Dropcap294123" style:family="text" style:parent-style-name="WW8Dropcap4045"/>
    <style:style style:name="WW-WW8Dropcap295123" style:family="text" style:parent-style-name="WW8Dropcap4045"/>
    <style:style style:name="WW-WW8Dropcap296123" style:family="text" style:parent-style-name="WW8Dropcap4045"/>
    <style:style style:name="WW-WW8Dropcap297123" style:family="text" style:parent-style-name="WW8Dropcap4045"/>
    <style:style style:name="WW-WW8Dropcap298123" style:family="text" style:parent-style-name="WW8Dropcap4045"/>
    <style:style style:name="WW-WW8Dropcap299123" style:family="text" style:parent-style-name="WW8Dropcap4045"/>
    <style:style style:name="WW-WW8Dropcap300123" style:family="text" style:parent-style-name="WW8Dropcap4045"/>
    <style:style style:name="WW-WW8Dropcap301123" style:family="text" style:parent-style-name="WW8Dropcap4045"/>
    <style:style style:name="WW-WW8Dropcap302123" style:family="text" style:parent-style-name="WW8Dropcap4045"/>
    <style:style style:name="WW-WW8Dropcap303123" style:family="text" style:parent-style-name="WW8Dropcap4045"/>
    <style:style style:name="WW-WW8Dropcap304123" style:family="text" style:parent-style-name="WW8Dropcap4045"/>
    <style:style style:name="WW-WW8Dropcap305123" style:family="text" style:parent-style-name="WW8Dropcap4045"/>
    <style:style style:name="WW-WW8Dropcap306123" style:family="text" style:parent-style-name="WW8Dropcap4045"/>
    <style:style style:name="WW-WW8Dropcap307123" style:family="text" style:parent-style-name="WW8Dropcap4045"/>
    <style:style style:name="WW-WW8Dropcap308123" style:family="text" style:parent-style-name="WW8Dropcap4045"/>
    <style:style style:name="WW-WW8Dropcap309123" style:family="text" style:parent-style-name="WW8Dropcap4045"/>
    <style:style style:name="WW-WW8Dropcap310123" style:family="text" style:parent-style-name="WW8Dropcap4045"/>
    <style:style style:name="WW-WW8Dropcap311123" style:family="text" style:parent-style-name="WW8Dropcap4045"/>
    <style:style style:name="WW-WW8Dropcap312123" style:family="text" style:parent-style-name="WW8Dropcap4045"/>
    <style:style style:name="WW-WW8Dropcap313123" style:family="text" style:parent-style-name="WW8Dropcap4045"/>
    <style:style style:name="WW-WW8Dropcap314123" style:family="text" style:parent-style-name="WW8Dropcap4045"/>
    <style:style style:name="WW-WW8Dropcap315123" style:family="text" style:parent-style-name="WW8Dropcap4045"/>
    <style:style style:name="WW-WW8Dropcap316123" style:family="text" style:parent-style-name="WW8Dropcap4045"/>
    <style:style style:name="WW-WW8Dropcap317123" style:family="text" style:parent-style-name="WW8Dropcap4045"/>
    <style:style style:name="WW-WW8Dropcap318123" style:family="text" style:parent-style-name="WW8Dropcap4045"/>
    <style:style style:name="WW-WW8Dropcap319123" style:family="text" style:parent-style-name="WW8Dropcap4045"/>
    <style:style style:name="WW-WW8Dropcap320123" style:family="text" style:parent-style-name="WW8Dropcap4045"/>
    <style:style style:name="WW-WW8Dropcap321123" style:family="text" style:parent-style-name="WW8Dropcap4045"/>
    <style:style style:name="WW-WW8Dropcap322123" style:family="text" style:parent-style-name="WW8Dropcap4045"/>
    <style:style style:name="WW-WW8Dropcap323123" style:family="text" style:parent-style-name="WW8Dropcap4045"/>
    <style:style style:name="WW-WW8Dropcap324123" style:family="text" style:parent-style-name="WW8Dropcap4045"/>
    <style:style style:name="WW-WW8Dropcap325123" style:family="text" style:parent-style-name="WW8Dropcap4045"/>
    <style:style style:name="WW-WW8Dropcap326123" style:family="text" style:parent-style-name="WW8Dropcap4045"/>
    <style:style style:name="WW-WW8Dropcap327123" style:family="text" style:parent-style-name="WW8Dropcap4045"/>
    <style:style style:name="WW-WW8Dropcap328123" style:family="text" style:parent-style-name="WW8Dropcap4045"/>
    <style:style style:name="WW-WW8Dropcap329123" style:family="text" style:parent-style-name="WW8Dropcap4045"/>
    <style:style style:name="WW-WW8Dropcap330123" style:family="text" style:parent-style-name="WW8Dropcap4045"/>
    <style:style style:name="WW-WW8Dropcap331123" style:family="text" style:parent-style-name="WW8Dropcap4045"/>
    <style:style style:name="WW-WW8Dropcap332123" style:family="text" style:parent-style-name="WW8Dropcap4045"/>
    <style:style style:name="WW-WW8Dropcap333123" style:family="text" style:parent-style-name="WW8Dropcap4045"/>
    <style:style style:name="WW-WW8Dropcap334123" style:family="text" style:parent-style-name="WW8Dropcap4045"/>
    <style:style style:name="WW-WW8Dropcap335123" style:family="text" style:parent-style-name="WW8Dropcap4045"/>
    <style:style style:name="WW-WW8Dropcap336123" style:family="text" style:parent-style-name="WW8Dropcap4045"/>
    <style:style style:name="WW-WW8Dropcap337123" style:family="text" style:parent-style-name="WW8Dropcap4045"/>
    <style:style style:name="WW-WW8Dropcap338123" style:family="text" style:parent-style-name="WW8Dropcap4045"/>
    <style:style style:name="WW-WW8Dropcap339123" style:family="text" style:parent-style-name="WW8Dropcap4045"/>
    <style:style style:name="WW-WW8Dropcap340123" style:family="text" style:parent-style-name="WW8Dropcap4045"/>
    <style:style style:name="WW-WW8Dropcap341123" style:family="text" style:parent-style-name="WW8Dropcap4045"/>
    <style:style style:name="WW-WW8Dropcap342123" style:family="text" style:parent-style-name="WW8Dropcap4045"/>
    <style:style style:name="WW-WW8Dropcap343123" style:family="text" style:parent-style-name="WW8Dropcap4045"/>
    <style:style style:name="WW-WW8Dropcap344123" style:family="text" style:parent-style-name="WW8Dropcap4045"/>
    <style:style style:name="WW-WW8Dropcap345123" style:family="text" style:parent-style-name="WW8Dropcap4045"/>
    <style:style style:name="WW-WW8Dropcap346123" style:family="text" style:parent-style-name="WW8Dropcap4045"/>
    <style:style style:name="WW-WW8Dropcap347123" style:family="text" style:parent-style-name="WW8Dropcap4045"/>
    <style:style style:name="WW-WW8Dropcap348123" style:family="text" style:parent-style-name="WW8Dropcap4045"/>
    <style:style style:name="WW-WW8Dropcap349123" style:family="text" style:parent-style-name="WW8Dropcap4045"/>
    <style:style style:name="WW-WW8Dropcap350123" style:family="text" style:parent-style-name="WW8Dropcap4045"/>
    <style:style style:name="WW-WW8Dropcap351123" style:family="text" style:parent-style-name="WW8Dropcap4045"/>
    <style:style style:name="WW-WW8Dropcap352123" style:family="text" style:parent-style-name="WW8Dropcap4045"/>
    <style:style style:name="WW-WW8Dropcap353123" style:family="text" style:parent-style-name="WW8Dropcap4045"/>
    <style:style style:name="WW-WW8Dropcap354123" style:family="text" style:parent-style-name="WW8Dropcap4045"/>
    <style:style style:name="WW-WW8Dropcap355123" style:family="text" style:parent-style-name="WW8Dropcap4045"/>
    <style:style style:name="WW-WW8Dropcap356123" style:family="text" style:parent-style-name="WW8Dropcap4045"/>
    <style:style style:name="WW-WW8Dropcap357123" style:family="text" style:parent-style-name="WW8Dropcap4045"/>
    <style:style style:name="WW-WW8Dropcap358123" style:family="text" style:parent-style-name="WW8Dropcap4045"/>
    <style:style style:name="WW-WW8Dropcap359123" style:family="text" style:parent-style-name="WW8Dropcap4045"/>
    <style:style style:name="WW-WW8Dropcap360123" style:family="text" style:parent-style-name="WW8Dropcap4045"/>
    <style:style style:name="WW-WW8Dropcap361123" style:family="text" style:parent-style-name="WW8Dropcap4045"/>
    <style:style style:name="WW-WW8Dropcap362123" style:family="text" style:parent-style-name="WW8Dropcap4045"/>
    <style:style style:name="WW-WW8Dropcap363123" style:family="text" style:parent-style-name="WW8Dropcap4045"/>
    <style:style style:name="WW-WW8Dropcap364123" style:family="text" style:parent-style-name="WW8Dropcap4045"/>
    <style:style style:name="WW-WW8Dropcap365123" style:family="text" style:parent-style-name="WW8Dropcap4045"/>
    <style:style style:name="WW-WW8Dropcap366123" style:family="text" style:parent-style-name="WW8Dropcap4045"/>
    <style:style style:name="WW-WW8Dropcap367123" style:family="text" style:parent-style-name="WW8Dropcap4045"/>
    <style:style style:name="WW-WW8Dropcap368123" style:family="text" style:parent-style-name="WW8Dropcap4045"/>
    <style:style style:name="WW-WW8Dropcap369123" style:family="text" style:parent-style-name="WW8Dropcap4045"/>
    <style:style style:name="WW-WW8Dropcap370123" style:family="text" style:parent-style-name="WW8Dropcap4045"/>
    <style:style style:name="WW-WW8Dropcap371123" style:family="text" style:parent-style-name="WW8Dropcap4045"/>
    <style:style style:name="WW-WW8Dropcap372123" style:family="text" style:parent-style-name="WW8Dropcap4045"/>
    <style:style style:name="WW-WW8Dropcap373123" style:family="text" style:parent-style-name="WW8Dropcap4045"/>
    <style:style style:name="WW-WW8Dropcap374123" style:family="text" style:parent-style-name="WW8Dropcap4045"/>
    <style:style style:name="WW-WW8Dropcap375123" style:family="text" style:parent-style-name="WW8Dropcap4045"/>
    <style:style style:name="WW-WW8Dropcap376123" style:family="text" style:parent-style-name="WW8Dropcap4045"/>
    <style:style style:name="WW-WW8Dropcap377123" style:family="text" style:parent-style-name="WW8Dropcap4045"/>
    <style:style style:name="WW-WW8Dropcap378123" style:family="text" style:parent-style-name="WW8Dropcap4045"/>
    <style:style style:name="WW-WW8Dropcap379123" style:family="text" style:parent-style-name="WW8Dropcap4045"/>
    <style:style style:name="WW-WW8Dropcap380123" style:family="text" style:parent-style-name="WW8Dropcap4045"/>
    <style:style style:name="WW-WW8Dropcap381123" style:family="text" style:parent-style-name="WW8Dropcap4045"/>
    <style:style style:name="WW-WW8Dropcap382123" style:family="text" style:parent-style-name="WW8Dropcap4045"/>
    <style:style style:name="WW-WW8Dropcap383123" style:family="text" style:parent-style-name="WW8Dropcap4045"/>
    <style:style style:name="WW-WW8Dropcap384123" style:family="text" style:parent-style-name="WW8Dropcap4045"/>
    <style:style style:name="WW-WW8Dropcap385123" style:family="text" style:parent-style-name="WW8Dropcap4045"/>
    <style:style style:name="WW-WW8Dropcap386123" style:family="text" style:parent-style-name="WW8Dropcap4045"/>
    <style:style style:name="WW-WW8Dropcap387123" style:family="text" style:parent-style-name="WW8Dropcap4045"/>
    <style:style style:name="WW-WW8Dropcap388123" style:family="text" style:parent-style-name="WW8Dropcap4045"/>
    <style:style style:name="WW-WW8Dropcap389123" style:family="text" style:parent-style-name="WW8Dropcap4045"/>
    <style:style style:name="WW-WW8Dropcap390123" style:family="text" style:parent-style-name="WW8Dropcap4045"/>
    <style:style style:name="WW-WW8Dropcap391123" style:family="text" style:parent-style-name="WW8Dropcap4045"/>
    <style:style style:name="WW-WW8Dropcap392123" style:family="text" style:parent-style-name="WW8Dropcap4045"/>
    <style:style style:name="WW-WW8Dropcap393123" style:family="text" style:parent-style-name="WW8Dropcap4045"/>
    <style:style style:name="WW-WW8Dropcap394123" style:family="text" style:parent-style-name="WW8Dropcap4045"/>
    <style:style style:name="WW-WW8Dropcap395123" style:family="text" style:parent-style-name="WW8Dropcap4045"/>
    <style:style style:name="WW-WW8Dropcap396123" style:family="text" style:parent-style-name="WW8Dropcap4045"/>
    <style:style style:name="WW-WW8Dropcap397123" style:family="text" style:parent-style-name="WW8Dropcap4045"/>
    <style:style style:name="WW-WW8Dropcap398123" style:family="text" style:parent-style-name="WW8Dropcap4045"/>
    <style:style style:name="WW-WW8Dropcap39912" style:family="text" style:parent-style-name="WW8Dropcap4045"/>
    <style:style style:name="WW-WW8Dropcap40012" style:family="text" style:parent-style-name="WW8Dropcap4045"/>
    <style:style style:name="WW-WW8Dropcap40112" style:family="text" style:parent-style-name="WW8Dropcap4045"/>
    <style:style style:name="WW-WW8Dropcap40212" style:family="text" style:parent-style-name="WW8Dropcap4045"/>
    <style:style style:name="WW-WW8Dropcap40312" style:family="text" style:parent-style-name="WW8Dropcap4045"/>
    <style:style style:name="WW-WW8Dropcap40412" style:family="text" style:parent-style-name="WW8Dropcap4045"/>
    <style:style style:name="WW-WW8Dropcap40512" style:family="text" style:parent-style-name="WW8Dropcap4045"/>
    <style:style style:name="WW-WW8Dropcap40612" style:family="text" style:parent-style-name="WW8Dropcap4045"/>
    <style:style style:name="WW-WW8Dropcap40712" style:family="text" style:parent-style-name="WW8Dropcap4045"/>
    <style:style style:name="WW-WW8Dropcap40812" style:family="text" style:parent-style-name="WW8Dropcap4045"/>
    <style:style style:name="WW-WW8Dropcap40912" style:family="text" style:parent-style-name="WW8Dropcap4045"/>
    <style:style style:name="WW-WW8Dropcap41012" style:family="text" style:parent-style-name="WW8Dropcap4045"/>
    <style:style style:name="WW-WW8Dropcap41112" style:family="text" style:parent-style-name="WW8Dropcap4045"/>
    <style:style style:name="WW-WW8Dropcap41212" style:family="text" style:parent-style-name="WW8Dropcap4045"/>
    <style:style style:name="WW-WW8Dropcap41312" style:family="text" style:parent-style-name="WW8Dropcap4045"/>
    <style:style style:name="WW-WW8Dropcap41412" style:family="text" style:parent-style-name="WW8Dropcap4045"/>
    <style:style style:name="WW-WW8Dropcap41512" style:family="text" style:parent-style-name="WW8Dropcap4045"/>
    <style:style style:name="WW-WW8Dropcap41612" style:family="text" style:parent-style-name="WW8Dropcap4045"/>
    <style:style style:name="WW-WW8Dropcap41712" style:family="text" style:parent-style-name="WW8Dropcap4045"/>
    <style:style style:name="WW-WW8Dropcap41812" style:family="text" style:parent-style-name="WW8Dropcap4045"/>
    <style:style style:name="WW-WW8Dropcap41912" style:family="text" style:parent-style-name="WW8Dropcap4045"/>
    <style:style style:name="WW-WW8Dropcap42012" style:family="text" style:parent-style-name="WW8Dropcap4045"/>
    <style:style style:name="WW-WW8Dropcap42112" style:family="text" style:parent-style-name="WW8Dropcap4045"/>
    <style:style style:name="WW-WW8Dropcap42212" style:family="text" style:parent-style-name="WW8Dropcap4045"/>
    <style:style style:name="WW-WW8Dropcap42312" style:family="text" style:parent-style-name="WW8Dropcap4045"/>
    <style:style style:name="WW-WW8Dropcap42412" style:family="text" style:parent-style-name="WW8Dropcap4045"/>
    <style:style style:name="WW-WW8Dropcap42512" style:family="text" style:parent-style-name="WW8Dropcap4045"/>
    <style:style style:name="WW-WW8Dropcap42612" style:family="text" style:parent-style-name="WW8Dropcap4045"/>
    <style:style style:name="WW-WW8Dropcap42712" style:family="text" style:parent-style-name="WW8Dropcap4045"/>
    <style:style style:name="WW-WW8Dropcap42812" style:family="text" style:parent-style-name="WW8Dropcap4045"/>
    <style:style style:name="WW-WW8Dropcap42912" style:family="text" style:parent-style-name="WW8Dropcap4045"/>
    <style:style style:name="WW-WW8Dropcap43012" style:family="text" style:parent-style-name="WW8Dropcap4045"/>
    <style:style style:name="WW-WW8Dropcap43112" style:family="text" style:parent-style-name="WW8Dropcap4045"/>
    <style:style style:name="WW-WW8Dropcap43212" style:family="text" style:parent-style-name="WW8Dropcap4045"/>
    <style:style style:name="WW-WW8Dropcap43312" style:family="text" style:parent-style-name="WW8Dropcap4045"/>
    <style:style style:name="WW-WW8Dropcap43412" style:family="text" style:parent-style-name="WW8Dropcap4045"/>
    <style:style style:name="WW-WW8Dropcap43512" style:family="text" style:parent-style-name="WW8Dropcap4045"/>
    <style:style style:name="WW-WW8Dropcap43612" style:family="text" style:parent-style-name="WW8Dropcap4045"/>
    <style:style style:name="WW-WW8Dropcap43712" style:family="text" style:parent-style-name="WW8Dropcap4045"/>
    <style:style style:name="WW-WW8Dropcap43812" style:family="text" style:parent-style-name="WW8Dropcap4045"/>
    <style:style style:name="WW-WW8Dropcap43912" style:family="text" style:parent-style-name="WW8Dropcap4045"/>
    <style:style style:name="WW-WW8Dropcap44012" style:family="text" style:parent-style-name="WW8Dropcap4045"/>
    <style:style style:name="WW-WW8Dropcap44112" style:family="text" style:parent-style-name="WW8Dropcap4045"/>
    <style:style style:name="WW-WW8Dropcap44212" style:family="text" style:parent-style-name="WW8Dropcap4045"/>
    <style:style style:name="WW-WW8Dropcap44312" style:family="text" style:parent-style-name="WW8Dropcap4045"/>
    <style:style style:name="WW-WW8Dropcap44412" style:family="text" style:parent-style-name="WW8Dropcap4045"/>
    <style:style style:name="WW-WW8Dropcap44512" style:family="text" style:parent-style-name="WW8Dropcap4045"/>
    <style:style style:name="WW-WW8Dropcap44612" style:family="text" style:parent-style-name="WW8Dropcap4045"/>
    <style:style style:name="WW-WW8Dropcap44712" style:family="text" style:parent-style-name="WW8Dropcap4045"/>
    <style:style style:name="WW-WW8Dropcap44812" style:family="text" style:parent-style-name="WW8Dropcap4045"/>
    <style:style style:name="WW-WW8Dropcap44912" style:family="text" style:parent-style-name="WW8Dropcap4045"/>
    <style:style style:name="WW-WW8Dropcap45012" style:family="text" style:parent-style-name="WW8Dropcap4045"/>
    <style:style style:name="WW-WW8Dropcap45112" style:family="text" style:parent-style-name="WW8Dropcap4045"/>
    <style:style style:name="WW-WW8Dropcap45212" style:family="text" style:parent-style-name="WW8Dropcap4045"/>
    <style:style style:name="WW-WW8Dropcap45312" style:family="text" style:parent-style-name="WW8Dropcap4045"/>
    <style:style style:name="WW-WW8Dropcap45412" style:family="text" style:parent-style-name="WW8Dropcap4045"/>
    <style:style style:name="WW-WW8Dropcap45512" style:family="text" style:parent-style-name="WW8Dropcap4045"/>
    <style:style style:name="WW-WW8Dropcap45612" style:family="text" style:parent-style-name="WW8Dropcap4045"/>
    <style:style style:name="WW-WW8Dropcap45712" style:family="text" style:parent-style-name="WW8Dropcap4045"/>
    <style:style style:name="WW-WW8Dropcap45812" style:family="text" style:parent-style-name="WW8Dropcap4045"/>
    <style:style style:name="WW-WW8Dropcap45912" style:family="text" style:parent-style-name="WW8Dropcap4045"/>
    <style:style style:name="WW-WW8Dropcap46012" style:family="text" style:parent-style-name="WW8Dropcap4045"/>
    <style:style style:name="WW-WW8Dropcap46112" style:family="text" style:parent-style-name="WW8Dropcap4045"/>
    <style:style style:name="WW-WW8Dropcap46212" style:family="text" style:parent-style-name="WW8Dropcap4045"/>
    <style:style style:name="WW-WW8Dropcap46312" style:family="text" style:parent-style-name="WW8Dropcap4045"/>
    <style:style style:name="WW-WW8Dropcap46412" style:family="text" style:parent-style-name="WW8Dropcap4045"/>
    <style:style style:name="WW-WW8Dropcap46512" style:family="text" style:parent-style-name="WW8Dropcap4045"/>
    <style:style style:name="WW-WW8Dropcap46612" style:family="text" style:parent-style-name="WW8Dropcap4045"/>
    <style:style style:name="WW-WW8Dropcap46712" style:family="text" style:parent-style-name="WW8Dropcap4045"/>
    <style:style style:name="WW-WW8Dropcap46812" style:family="text" style:parent-style-name="WW8Dropcap4045"/>
    <style:style style:name="WW-WW8Dropcap46912" style:family="text" style:parent-style-name="WW8Dropcap4045"/>
    <style:style style:name="WW-WW8Dropcap47012" style:family="text" style:parent-style-name="WW8Dropcap4045"/>
    <style:style style:name="WW-WW8Dropcap47112" style:family="text" style:parent-style-name="WW8Dropcap4045"/>
    <style:style style:name="WW-WW8Dropcap47212" style:family="text" style:parent-style-name="WW8Dropcap4045"/>
    <style:style style:name="WW-WW8Dropcap47312" style:family="text" style:parent-style-name="WW8Dropcap4045"/>
    <style:style style:name="WW-WW8Dropcap47412" style:family="text" style:parent-style-name="WW8Dropcap4045"/>
    <style:style style:name="WW-WW8Dropcap47512" style:family="text" style:parent-style-name="WW8Dropcap4045"/>
    <style:style style:name="WW-WW8Dropcap47612" style:family="text" style:parent-style-name="WW8Dropcap4045"/>
    <style:style style:name="WW-WW8Dropcap47712" style:family="text" style:parent-style-name="WW8Dropcap4045"/>
    <style:style style:name="WW-WW8Dropcap47812" style:family="text" style:parent-style-name="WW8Dropcap4045"/>
    <style:style style:name="WW-WW8Dropcap47912" style:family="text" style:parent-style-name="WW8Dropcap4045"/>
    <style:style style:name="WW-WW8Dropcap48012" style:family="text" style:parent-style-name="WW8Dropcap4045"/>
    <style:style style:name="WW-WW8Dropcap48112" style:family="text" style:parent-style-name="WW8Dropcap4045"/>
    <style:style style:name="WW-WW8Dropcap48212" style:family="text" style:parent-style-name="WW8Dropcap4045"/>
    <style:style style:name="WW-WW8Dropcap48312" style:family="text" style:parent-style-name="WW8Dropcap4045"/>
    <style:style style:name="WW-WW8Dropcap48412" style:family="text" style:parent-style-name="WW8Dropcap4045"/>
    <style:style style:name="WW-WW8Dropcap48512" style:family="text" style:parent-style-name="WW8Dropcap4045"/>
    <style:style style:name="WW-WW8Dropcap48612" style:family="text" style:parent-style-name="WW8Dropcap4045"/>
    <style:style style:name="WW-WW8Dropcap48712" style:family="text" style:parent-style-name="WW8Dropcap4045"/>
    <style:style style:name="WW-WW8Dropcap48812" style:family="text" style:parent-style-name="WW8Dropcap4045"/>
    <style:style style:name="WW-WW8Dropcap48912" style:family="text" style:parent-style-name="WW8Dropcap4045"/>
    <style:style style:name="WW-WW8Dropcap49012" style:family="text" style:parent-style-name="WW8Dropcap4045"/>
    <style:style style:name="WW-WW8Dropcap49112" style:family="text" style:parent-style-name="WW8Dropcap4045"/>
    <style:style style:name="WW-WW8Dropcap49212" style:family="text" style:parent-style-name="WW8Dropcap4045"/>
    <style:style style:name="WW-WW8Dropcap49312" style:family="text" style:parent-style-name="WW8Dropcap4045"/>
    <style:style style:name="WW-WW8Dropcap49412" style:family="text" style:parent-style-name="WW8Dropcap4045"/>
    <style:style style:name="WW-WW8Dropcap49512" style:family="text" style:parent-style-name="WW8Dropcap4045"/>
    <style:style style:name="WW-WW8Dropcap49612" style:family="text" style:parent-style-name="WW8Dropcap4045"/>
    <style:style style:name="WW-WW8Dropcap49712" style:family="text" style:parent-style-name="WW8Dropcap4045"/>
    <style:style style:name="WW-WW8Dropcap49812" style:family="text" style:parent-style-name="WW8Dropcap4045"/>
    <style:style style:name="WW-WW8Dropcap49912" style:family="text" style:parent-style-name="WW8Dropcap4045"/>
    <style:style style:name="WW-WW8Dropcap50012" style:family="text" style:parent-style-name="WW8Dropcap4045"/>
    <style:style style:name="WW-WW8Dropcap50112" style:family="text" style:parent-style-name="WW8Dropcap4045"/>
    <style:style style:name="WW-WW8Dropcap50212" style:family="text" style:parent-style-name="WW8Dropcap4045"/>
    <style:style style:name="WW-WW8Dropcap50312" style:family="text" style:parent-style-name="WW8Dropcap4045"/>
    <style:style style:name="WW-WW8Dropcap50412" style:family="text" style:parent-style-name="WW8Dropcap4045"/>
    <style:style style:name="WW-WW8Dropcap50512" style:family="text" style:parent-style-name="WW8Dropcap4045"/>
    <style:style style:name="WW-WW8Dropcap50612" style:family="text" style:parent-style-name="WW8Dropcap4045"/>
    <style:style style:name="WW-WW8Dropcap50712" style:family="text" style:parent-style-name="WW8Dropcap4045"/>
    <style:style style:name="WW-WW8Dropcap50812" style:family="text" style:parent-style-name="WW8Dropcap4045"/>
    <style:style style:name="WW-WW8Dropcap50912" style:family="text" style:parent-style-name="WW8Dropcap4045"/>
    <style:style style:name="WW-WW8Dropcap51012" style:family="text" style:parent-style-name="WW8Dropcap4045"/>
    <style:style style:name="WW-WW8Dropcap51112" style:family="text" style:parent-style-name="WW8Dropcap4045"/>
    <style:style style:name="WW-WW8Dropcap51212" style:family="text" style:parent-style-name="WW8Dropcap4045"/>
    <style:style style:name="WW-WW8Dropcap51312" style:family="text" style:parent-style-name="WW8Dropcap4045"/>
    <style:style style:name="WW-WW8Dropcap51412" style:family="text" style:parent-style-name="WW8Dropcap4045"/>
    <style:style style:name="WW-WW8Dropcap51512" style:family="text" style:parent-style-name="WW8Dropcap4045"/>
    <style:style style:name="WW-WW8Dropcap51612" style:family="text" style:parent-style-name="WW8Dropcap4045"/>
    <style:style style:name="WW-WW8Dropcap51712" style:family="text" style:parent-style-name="WW8Dropcap4045"/>
    <style:style style:name="WW-WW8Dropcap51812" style:family="text" style:parent-style-name="WW8Dropcap4045"/>
    <style:style style:name="WW-WW8Dropcap51912" style:family="text" style:parent-style-name="WW8Dropcap4045"/>
    <style:style style:name="WW-WW8Dropcap52012" style:family="text" style:parent-style-name="WW8Dropcap4045"/>
    <style:style style:name="WW-WW8Dropcap52112" style:family="text" style:parent-style-name="WW8Dropcap4045"/>
    <style:style style:name="WW-WW8Dropcap52212" style:family="text" style:parent-style-name="WW8Dropcap4045"/>
    <style:style style:name="WW-WW8Dropcap52312" style:family="text" style:parent-style-name="WW8Dropcap4045"/>
    <style:style style:name="WW-WW8Dropcap52412" style:family="text" style:parent-style-name="WW8Dropcap4045"/>
    <style:style style:name="WW-WW8Dropcap52512" style:family="text" style:parent-style-name="WW8Dropcap4045"/>
    <style:style style:name="WW-WW8Dropcap52612" style:family="text" style:parent-style-name="WW8Dropcap4045"/>
    <style:style style:name="WW-WW8Dropcap52712" style:family="text" style:parent-style-name="WW8Dropcap4045"/>
    <style:style style:name="WW-WW8Dropcap52812" style:family="text" style:parent-style-name="WW8Dropcap4045"/>
    <style:style style:name="WW-WW8Dropcap52912" style:family="text" style:parent-style-name="WW8Dropcap4045"/>
    <style:style style:name="WW-WW8Dropcap53012" style:family="text" style:parent-style-name="WW8Dropcap4045"/>
    <style:style style:name="WW-WW8Dropcap53112" style:family="text" style:parent-style-name="WW8Dropcap4045"/>
    <style:style style:name="WW-WW8Dropcap53212" style:family="text" style:parent-style-name="WW8Dropcap4045"/>
    <style:style style:name="WW-WW8Dropcap53312" style:family="text" style:parent-style-name="WW8Dropcap4045"/>
    <style:style style:name="WW-WW8Dropcap53412" style:family="text" style:parent-style-name="WW8Dropcap4045"/>
    <style:style style:name="WW-WW8Dropcap53512" style:family="text" style:parent-style-name="WW8Dropcap4045"/>
    <style:style style:name="WW-WW8Dropcap53612" style:family="text" style:parent-style-name="WW8Dropcap4045"/>
    <style:style style:name="WW-WW8Dropcap53712" style:family="text" style:parent-style-name="WW8Dropcap4045"/>
    <style:style style:name="WW-WW8Dropcap53812" style:family="text" style:parent-style-name="WW8Dropcap4045"/>
    <style:style style:name="WW-WW8Dropcap53912" style:family="text" style:parent-style-name="WW8Dropcap4045"/>
    <style:style style:name="WW-WW8Dropcap54012" style:family="text" style:parent-style-name="WW8Dropcap4045"/>
    <style:style style:name="WW-WW8Dropcap54112" style:family="text" style:parent-style-name="WW8Dropcap4045"/>
    <style:style style:name="WW-WW8Dropcap54212" style:family="text" style:parent-style-name="WW8Dropcap4045"/>
    <style:style style:name="WW-WW8Dropcap54312" style:family="text" style:parent-style-name="WW8Dropcap4045"/>
    <style:style style:name="WW-WW8Dropcap54412" style:family="text" style:parent-style-name="WW8Dropcap4045"/>
    <style:style style:name="WW-WW8Dropcap54512" style:family="text" style:parent-style-name="WW8Dropcap4045"/>
    <style:style style:name="WW-WW8Dropcap54612" style:family="text" style:parent-style-name="WW8Dropcap4045"/>
    <style:style style:name="WW-WW8Dropcap54712" style:family="text" style:parent-style-name="WW8Dropcap4045"/>
    <style:style style:name="WW-WW8Dropcap54812" style:family="text" style:parent-style-name="WW8Dropcap4045"/>
    <style:style style:name="WW-WW8Dropcap54912" style:family="text" style:parent-style-name="WW8Dropcap4045"/>
    <style:style style:name="WW-WW8Dropcap55012" style:family="text" style:parent-style-name="WW8Dropcap4045"/>
    <style:style style:name="WW-WW8Dropcap55112" style:family="text" style:parent-style-name="WW8Dropcap4045"/>
    <style:style style:name="WW-WW8Dropcap55212" style:family="text" style:parent-style-name="WW8Dropcap4045"/>
    <style:style style:name="WW-WW8Dropcap55312" style:family="text" style:parent-style-name="WW8Dropcap4045"/>
    <style:style style:name="WW-WW8Dropcap55412" style:family="text" style:parent-style-name="WW8Dropcap4045"/>
    <style:style style:name="WW-WW8Dropcap55512" style:family="text" style:parent-style-name="WW8Dropcap4045"/>
    <style:style style:name="WW-WW8Dropcap55612" style:family="text" style:parent-style-name="WW8Dropcap4045"/>
    <style:style style:name="WW-WW8Dropcap55712" style:family="text" style:parent-style-name="WW8Dropcap4045"/>
    <style:style style:name="WW-WW8Dropcap55812" style:family="text" style:parent-style-name="WW8Dropcap4045"/>
    <style:style style:name="WW-WW8Dropcap55912" style:family="text" style:parent-style-name="WW8Dropcap4045"/>
    <style:style style:name="WW-WW8Dropcap56012" style:family="text" style:parent-style-name="WW8Dropcap4045"/>
    <style:style style:name="WW-WW8Dropcap56112" style:family="text" style:parent-style-name="WW8Dropcap4045"/>
    <style:style style:name="WW-WW8Dropcap56212" style:family="text" style:parent-style-name="WW8Dropcap4045"/>
    <style:style style:name="WW-WW8Dropcap56312" style:family="text" style:parent-style-name="WW8Dropcap4045"/>
    <style:style style:name="WW-WW8Dropcap56412" style:family="text" style:parent-style-name="WW8Dropcap4045"/>
    <style:style style:name="WW-WW8Dropcap56512" style:family="text" style:parent-style-name="WW8Dropcap4045"/>
    <style:style style:name="WW-WW8Dropcap56612" style:family="text" style:parent-style-name="WW8Dropcap4045"/>
    <style:style style:name="WW-WW8Dropcap56712" style:family="text" style:parent-style-name="WW8Dropcap4045"/>
    <style:style style:name="WW-WW8Dropcap56812" style:family="text" style:parent-style-name="WW8Dropcap4045"/>
    <style:style style:name="WW-WW8Dropcap56912" style:family="text" style:parent-style-name="WW8Dropcap4045"/>
    <style:style style:name="WW-WW8Dropcap57012" style:family="text" style:parent-style-name="WW8Dropcap4045"/>
    <style:style style:name="WW-WW8Dropcap57112" style:family="text" style:parent-style-name="WW8Dropcap4045"/>
    <style:style style:name="WW-WW8Dropcap57212" style:family="text" style:parent-style-name="WW8Dropcap4045"/>
    <style:style style:name="WW-WW8Dropcap57312" style:family="text" style:parent-style-name="WW8Dropcap4045"/>
    <style:style style:name="WW-WW8Dropcap57412" style:family="text" style:parent-style-name="WW8Dropcap4045"/>
    <style:style style:name="WW-WW8Dropcap57512" style:family="text" style:parent-style-name="WW8Dropcap4045"/>
    <style:style style:name="WW-WW8Dropcap57612" style:family="text" style:parent-style-name="WW8Dropcap4045"/>
    <style:style style:name="WW-WW8Dropcap57712" style:family="text" style:parent-style-name="WW8Dropcap4045"/>
    <style:style style:name="WW-WW8Dropcap57812" style:family="text" style:parent-style-name="WW8Dropcap4045"/>
    <style:style style:name="WW-WW8Dropcap57912" style:family="text" style:parent-style-name="WW8Dropcap4045"/>
    <style:style style:name="WW-WW8Dropcap58012" style:family="text" style:parent-style-name="WW8Dropcap4045"/>
    <style:style style:name="WW-WW8Dropcap58112" style:family="text" style:parent-style-name="WW8Dropcap4045"/>
    <style:style style:name="WW-WW8Dropcap58212" style:family="text" style:parent-style-name="WW8Dropcap4045"/>
    <style:style style:name="WW-WW8Dropcap58312" style:family="text" style:parent-style-name="WW8Dropcap4045"/>
    <style:style style:name="WW-WW8Dropcap58412" style:family="text" style:parent-style-name="WW8Dropcap4045"/>
    <style:style style:name="WW-WW8Dropcap58512" style:family="text" style:parent-style-name="WW8Dropcap4045"/>
    <style:style style:name="WW-WW8Dropcap58612" style:family="text" style:parent-style-name="WW8Dropcap4045"/>
    <style:style style:name="WW-WW8Dropcap58712" style:family="text" style:parent-style-name="WW8Dropcap4045"/>
    <style:style style:name="WW-WW8Dropcap58812" style:family="text" style:parent-style-name="WW8Dropcap4045"/>
    <style:style style:name="WW-WW8Dropcap58912" style:family="text" style:parent-style-name="WW8Dropcap4045"/>
    <style:style style:name="WW-WW8Dropcap59012" style:family="text" style:parent-style-name="WW8Dropcap4045"/>
    <style:style style:name="WW-WW8Dropcap59112" style:family="text" style:parent-style-name="WW8Dropcap4045"/>
    <style:style style:name="WW-WW8Dropcap59212" style:family="text" style:parent-style-name="WW8Dropcap4045"/>
    <style:style style:name="WW-WW8Dropcap59312" style:family="text" style:parent-style-name="WW8Dropcap4045"/>
    <style:style style:name="WW-WW8Dropcap59412" style:family="text" style:parent-style-name="WW8Dropcap4045"/>
    <style:style style:name="WW-WW8Dropcap59512" style:family="text" style:parent-style-name="WW8Dropcap4045"/>
    <style:style style:name="WW-WW8Dropcap59612" style:family="text" style:parent-style-name="WW8Dropcap4045"/>
    <style:style style:name="WW-WW8Dropcap59712" style:family="text" style:parent-style-name="WW8Dropcap4045"/>
    <style:style style:name="WW-WW8Dropcap59812" style:family="text" style:parent-style-name="WW8Dropcap4045"/>
    <style:style style:name="WW-WW8Dropcap59912" style:family="text" style:parent-style-name="WW8Dropcap4045"/>
    <style:style style:name="WW-WW8Dropcap60012" style:family="text" style:parent-style-name="WW8Dropcap4045"/>
    <style:style style:name="WW-WW8Dropcap60112" style:family="text" style:parent-style-name="WW8Dropcap4045"/>
    <style:style style:name="WW-WW8Dropcap60212" style:family="text" style:parent-style-name="WW8Dropcap4045"/>
    <style:style style:name="WW-WW8Dropcap60312" style:family="text" style:parent-style-name="WW8Dropcap4045"/>
    <style:style style:name="WW-WW8Dropcap60412" style:family="text" style:parent-style-name="WW8Dropcap4045"/>
    <style:style style:name="WW-WW8Dropcap60512" style:family="text" style:parent-style-name="WW8Dropcap4045"/>
    <style:style style:name="WW-WW8Dropcap60612" style:family="text" style:parent-style-name="WW8Dropcap4045"/>
    <style:style style:name="WW-WW8Dropcap60712" style:family="text" style:parent-style-name="WW8Dropcap4045"/>
    <style:style style:name="WW-WW8Dropcap60812" style:family="text" style:parent-style-name="WW8Dropcap4045"/>
    <style:style style:name="WW-WW8Dropcap60912" style:family="text" style:parent-style-name="WW8Dropcap4045"/>
    <style:style style:name="WW-WW8Dropcap61012" style:family="text" style:parent-style-name="WW8Dropcap4045"/>
    <style:style style:name="WW-WW8Dropcap61112" style:family="text" style:parent-style-name="WW8Dropcap4045"/>
    <style:style style:name="WW-WW8Dropcap61212" style:family="text" style:parent-style-name="WW8Dropcap4045"/>
    <style:style style:name="WW-WW8Dropcap61312" style:family="text" style:parent-style-name="WW8Dropcap4045"/>
    <style:style style:name="WW-WW8Dropcap61412" style:family="text" style:parent-style-name="WW8Dropcap4045"/>
    <style:style style:name="WW-WW8Dropcap61512" style:family="text" style:parent-style-name="WW8Dropcap4045"/>
    <style:style style:name="WW-WW8Dropcap61612" style:family="text" style:parent-style-name="WW8Dropcap4045"/>
    <style:style style:name="WW-WW8Dropcap61712" style:family="text" style:parent-style-name="WW8Dropcap4045"/>
    <style:style style:name="WW-WW8Dropcap61812" style:family="text" style:parent-style-name="WW8Dropcap4045"/>
    <style:style style:name="WW-WW8Dropcap61912" style:family="text" style:parent-style-name="WW8Dropcap4045"/>
    <style:style style:name="WW-WW8Dropcap62012" style:family="text" style:parent-style-name="WW8Dropcap4045"/>
    <style:style style:name="WW-WW8Dropcap62112" style:family="text" style:parent-style-name="WW8Dropcap4045"/>
    <style:style style:name="WW-WW8Dropcap62212" style:family="text" style:parent-style-name="WW8Dropcap4045"/>
    <style:style style:name="WW-WW8Dropcap62312" style:family="text" style:parent-style-name="WW8Dropcap4045"/>
    <style:style style:name="WW-WW8Dropcap62412" style:family="text" style:parent-style-name="WW8Dropcap4045"/>
    <style:style style:name="WW-WW8Dropcap62512" style:family="text" style:parent-style-name="WW8Dropcap4045"/>
    <style:style style:name="WW-WW8Dropcap62612" style:family="text" style:parent-style-name="WW8Dropcap4045"/>
    <style:style style:name="WW-WW8Dropcap62712" style:family="text" style:parent-style-name="WW8Dropcap4045"/>
    <style:style style:name="WW-WW8Dropcap62812" style:family="text" style:parent-style-name="WW8Dropcap4045"/>
    <style:style style:name="WW-WW8Dropcap62912" style:family="text" style:parent-style-name="WW8Dropcap4045"/>
    <style:style style:name="WW-WW8Dropcap63012" style:family="text" style:parent-style-name="WW8Dropcap4045"/>
    <style:style style:name="WW-WW8Dropcap63112" style:family="text" style:parent-style-name="WW8Dropcap4045"/>
    <style:style style:name="WW-WW8Dropcap63212" style:family="text" style:parent-style-name="WW8Dropcap4045"/>
    <style:style style:name="WW-WW8Dropcap63312" style:family="text" style:parent-style-name="WW8Dropcap4045"/>
    <style:style style:name="WW-WW8Dropcap63412" style:family="text" style:parent-style-name="WW8Dropcap4045"/>
    <style:style style:name="WW-WW8Dropcap63512" style:family="text" style:parent-style-name="WW8Dropcap4045"/>
    <style:style style:name="WW-WW8Dropcap63612" style:family="text" style:parent-style-name="WW8Dropcap4045"/>
    <style:style style:name="WW-WW8Dropcap63712" style:family="text" style:parent-style-name="WW8Dropcap4045"/>
    <style:style style:name="WW-WW8Dropcap63812" style:family="text" style:parent-style-name="WW8Dropcap4045"/>
    <style:style style:name="WW-WW8Dropcap63912" style:family="text" style:parent-style-name="WW8Dropcap4045"/>
    <style:style style:name="WW-WW8Dropcap64012" style:family="text" style:parent-style-name="WW8Dropcap4045"/>
    <style:style style:name="WW-WW8Dropcap64112" style:family="text" style:parent-style-name="WW8Dropcap4045"/>
    <style:style style:name="WW-WW8Dropcap64212" style:family="text" style:parent-style-name="WW8Dropcap4045"/>
    <style:style style:name="WW-WW8Dropcap64312" style:family="text" style:parent-style-name="WW8Dropcap4045"/>
    <style:style style:name="WW-WW8Dropcap64412" style:family="text" style:parent-style-name="WW8Dropcap4045"/>
    <style:style style:name="WW-WW8Dropcap64512" style:family="text" style:parent-style-name="WW8Dropcap4045"/>
    <style:style style:name="WW-WW8Dropcap64612" style:family="text" style:parent-style-name="WW8Dropcap4045"/>
    <style:style style:name="WW-WW8Dropcap64712" style:family="text" style:parent-style-name="WW8Dropcap4045"/>
    <style:style style:name="WW-WW8Dropcap64812" style:family="text" style:parent-style-name="WW8Dropcap4045"/>
    <style:style style:name="WW-WW8Dropcap64912" style:family="text" style:parent-style-name="WW8Dropcap4045"/>
    <style:style style:name="WW-WW8Dropcap65012" style:family="text" style:parent-style-name="WW8Dropcap4045"/>
    <style:style style:name="WW-WW8Dropcap65112" style:family="text" style:parent-style-name="WW8Dropcap4045"/>
    <style:style style:name="WW-WW8Dropcap65212" style:family="text" style:parent-style-name="WW8Dropcap4045"/>
    <style:style style:name="WW-WW8Dropcap65312" style:family="text" style:parent-style-name="WW8Dropcap4045"/>
    <style:style style:name="WW-WW8Dropcap65412" style:family="text" style:parent-style-name="WW8Dropcap4045"/>
    <style:style style:name="WW-WW8Dropcap65512" style:family="text" style:parent-style-name="WW8Dropcap4045"/>
    <style:style style:name="WW-WW8Dropcap65612" style:family="text" style:parent-style-name="WW8Dropcap4045"/>
    <style:style style:name="WW-WW8Dropcap65712" style:family="text" style:parent-style-name="WW8Dropcap4045"/>
    <style:style style:name="WW-WW8Dropcap65812" style:family="text" style:parent-style-name="WW8Dropcap4045"/>
    <style:style style:name="WW-WW8Dropcap65912" style:family="text" style:parent-style-name="WW8Dropcap4045"/>
    <style:style style:name="WW-WW8Dropcap66012" style:family="text" style:parent-style-name="WW8Dropcap4045"/>
    <style:style style:name="WW-WW8Dropcap66112" style:family="text" style:parent-style-name="WW8Dropcap4045"/>
    <style:style style:name="WW-WW8Dropcap66212" style:family="text" style:parent-style-name="WW8Dropcap4045"/>
    <style:style style:name="WW-WW8Dropcap66312" style:family="text" style:parent-style-name="WW8Dropcap4045"/>
    <style:style style:name="WW-WW8Dropcap66412" style:family="text" style:parent-style-name="WW8Dropcap4045"/>
    <style:style style:name="WW-WW8Dropcap66512" style:family="text" style:parent-style-name="WW8Dropcap4045"/>
    <style:style style:name="WW-WW8Dropcap66612" style:family="text" style:parent-style-name="WW8Dropcap4045"/>
    <style:style style:name="WW-WW8Dropcap66712" style:family="text" style:parent-style-name="WW8Dropcap4045"/>
    <style:style style:name="WW-WW8Dropcap66812" style:family="text" style:parent-style-name="WW8Dropcap4045"/>
    <style:style style:name="WW-WW8Dropcap66912" style:family="text" style:parent-style-name="WW8Dropcap4045"/>
    <style:style style:name="WW-WW8Dropcap67012" style:family="text" style:parent-style-name="WW8Dropcap4045"/>
    <style:style style:name="WW-WW8Dropcap67112" style:family="text" style:parent-style-name="WW8Dropcap4045"/>
    <style:style style:name="WW-WW8Dropcap67212" style:family="text" style:parent-style-name="WW8Dropcap4045"/>
    <style:style style:name="WW-WW8Dropcap67312" style:family="text" style:parent-style-name="WW8Dropcap4045"/>
    <style:style style:name="WW-WW8Dropcap67412" style:family="text" style:parent-style-name="WW8Dropcap4045"/>
    <style:style style:name="WW-WW8Dropcap67512" style:family="text" style:parent-style-name="WW8Dropcap4045"/>
    <style:style style:name="WW-WW8Dropcap67612" style:family="text" style:parent-style-name="WW8Dropcap4045"/>
    <style:style style:name="WW-WW8Dropcap67712" style:family="text" style:parent-style-name="WW8Dropcap4045"/>
    <style:style style:name="WW-WW8Dropcap67812" style:family="text" style:parent-style-name="WW8Dropcap4045"/>
    <style:style style:name="WW-WW8Dropcap67912" style:family="text" style:parent-style-name="WW8Dropcap4045"/>
    <style:style style:name="WW-WW8Dropcap68012" style:family="text" style:parent-style-name="WW8Dropcap4045"/>
    <style:style style:name="WW-WW8Dropcap68112" style:family="text" style:parent-style-name="WW8Dropcap4045"/>
    <style:style style:name="WW-WW8Dropcap68212" style:family="text" style:parent-style-name="WW8Dropcap4045"/>
    <style:style style:name="WW-WW8Dropcap68312" style:family="text" style:parent-style-name="WW8Dropcap4045"/>
    <style:style style:name="WW-WW8Dropcap68412" style:family="text" style:parent-style-name="WW8Dropcap4045"/>
    <style:style style:name="WW-WW8Dropcap68512" style:family="text" style:parent-style-name="WW8Dropcap4045"/>
    <style:style style:name="WW-WW8Dropcap68612" style:family="text" style:parent-style-name="WW8Dropcap4045"/>
    <style:style style:name="WW-WW8Dropcap68712" style:family="text" style:parent-style-name="WW8Dropcap4045"/>
    <style:style style:name="WW-WW8Dropcap68812" style:family="text" style:parent-style-name="WW8Dropcap4045"/>
    <style:style style:name="WW-WW8Dropcap68912" style:family="text" style:parent-style-name="WW8Dropcap4045"/>
    <style:style style:name="WW-WW8Dropcap69012" style:family="text" style:parent-style-name="WW8Dropcap4045"/>
    <style:style style:name="WW-WW8Dropcap69112" style:family="text" style:parent-style-name="WW8Dropcap4045"/>
    <style:style style:name="WW-WW8Dropcap69212" style:family="text" style:parent-style-name="WW8Dropcap4045"/>
    <style:style style:name="WW-WW8Dropcap69312" style:family="text" style:parent-style-name="WW8Dropcap4045"/>
    <style:style style:name="WW-WW8Dropcap69412" style:family="text" style:parent-style-name="WW8Dropcap4045"/>
    <style:style style:name="WW-WW8Dropcap69512" style:family="text" style:parent-style-name="WW8Dropcap4045"/>
    <style:style style:name="WW-WW8Dropcap69612" style:family="text" style:parent-style-name="WW8Dropcap4045"/>
    <style:style style:name="WW-WW8Dropcap69712" style:family="text" style:parent-style-name="WW8Dropcap4045"/>
    <style:style style:name="WW-WW8Dropcap69812" style:family="text" style:parent-style-name="WW8Dropcap4045"/>
    <style:style style:name="WW-WW8Dropcap69912" style:family="text" style:parent-style-name="WW8Dropcap4045"/>
    <style:style style:name="WW-WW8Dropcap70012" style:family="text" style:parent-style-name="WW8Dropcap4045"/>
    <style:style style:name="WW-WW8Dropcap70112" style:family="text" style:parent-style-name="WW8Dropcap4045"/>
    <style:style style:name="WW-WW8Dropcap70212" style:family="text" style:parent-style-name="WW8Dropcap4045"/>
    <style:style style:name="WW-WW8Dropcap70312" style:family="text" style:parent-style-name="WW8Dropcap4045"/>
    <style:style style:name="WW-WW8Dropcap70412" style:family="text" style:parent-style-name="WW8Dropcap4045"/>
    <style:style style:name="WW-WW8Dropcap70512" style:family="text" style:parent-style-name="WW8Dropcap4045"/>
    <style:style style:name="WW-WW8Dropcap70612" style:family="text" style:parent-style-name="WW8Dropcap4045"/>
    <style:style style:name="WW-WW8Dropcap70712" style:family="text" style:parent-style-name="WW8Dropcap4045"/>
    <style:style style:name="WW-WW8Dropcap70812" style:family="text" style:parent-style-name="WW8Dropcap4045"/>
    <style:style style:name="WW-WW8Dropcap70912" style:family="text" style:parent-style-name="WW8Dropcap4045"/>
    <style:style style:name="WW-WW8Dropcap71012" style:family="text" style:parent-style-name="WW8Dropcap4045"/>
    <style:style style:name="WW-WW8Dropcap71112" style:family="text" style:parent-style-name="WW8Dropcap4045"/>
    <style:style style:name="WW-WW8Dropcap71212" style:family="text" style:parent-style-name="WW8Dropcap4045"/>
    <style:style style:name="WW-WW8Dropcap71312" style:family="text" style:parent-style-name="WW8Dropcap4045"/>
    <style:style style:name="WW-WW8Dropcap71412" style:family="text" style:parent-style-name="WW8Dropcap4045"/>
    <style:style style:name="WW-WW8Dropcap71512" style:family="text" style:parent-style-name="WW8Dropcap4045"/>
    <style:style style:name="WW-WW8Dropcap71612" style:family="text" style:parent-style-name="WW8Dropcap4045"/>
    <style:style style:name="WW-WW8Dropcap71712" style:family="text" style:parent-style-name="WW8Dropcap4045"/>
    <style:style style:name="WW-WW8Dropcap71812" style:family="text" style:parent-style-name="WW8Dropcap4045"/>
    <style:style style:name="WW-WW8Dropcap71912" style:family="text" style:parent-style-name="WW8Dropcap4045"/>
    <style:style style:name="WW-WW8Dropcap72012" style:family="text" style:parent-style-name="WW8Dropcap4045"/>
    <style:style style:name="WW-WW8Dropcap72112" style:family="text" style:parent-style-name="WW8Dropcap4045"/>
    <style:style style:name="WW-WW8Dropcap72212" style:family="text" style:parent-style-name="WW8Dropcap4045"/>
    <style:style style:name="WW-WW8Dropcap72312" style:family="text" style:parent-style-name="WW8Dropcap4045"/>
    <style:style style:name="WW-WW8Dropcap72412" style:family="text" style:parent-style-name="WW8Dropcap4045"/>
    <style:style style:name="WW-WW8Dropcap72512" style:family="text" style:parent-style-name="WW8Dropcap4045"/>
    <style:style style:name="WW-WW8Dropcap72612" style:family="text" style:parent-style-name="WW8Dropcap4045"/>
    <style:style style:name="WW-WW8Dropcap72712" style:family="text" style:parent-style-name="WW8Dropcap4045"/>
    <style:style style:name="WW-WW8Dropcap72812" style:family="text" style:parent-style-name="WW8Dropcap4045"/>
    <style:style style:name="WW-WW8Dropcap72912" style:family="text" style:parent-style-name="WW8Dropcap4045"/>
    <style:style style:name="WW-WW8Dropcap73012" style:family="text" style:parent-style-name="WW8Dropcap4045"/>
    <style:style style:name="WW-WW8Dropcap73112" style:family="text" style:parent-style-name="WW8Dropcap4045"/>
    <style:style style:name="WW-WW8Dropcap73212" style:family="text" style:parent-style-name="WW8Dropcap4045"/>
    <style:style style:name="WW-WW8Dropcap73312" style:family="text" style:parent-style-name="WW8Dropcap4045"/>
    <style:style style:name="WW-WW8Dropcap73412" style:family="text" style:parent-style-name="WW8Dropcap4045"/>
    <style:style style:name="WW-WW8Dropcap73512" style:family="text" style:parent-style-name="WW8Dropcap4045"/>
    <style:style style:name="WW-WW8Dropcap73612" style:family="text" style:parent-style-name="WW8Dropcap4045"/>
    <style:style style:name="WW-WW8Dropcap73712" style:family="text" style:parent-style-name="WW8Dropcap4045"/>
    <style:style style:name="WW-WW8Dropcap73812" style:family="text" style:parent-style-name="WW8Dropcap4045"/>
    <style:style style:name="WW-WW8Dropcap73912" style:family="text" style:parent-style-name="WW8Dropcap4045"/>
    <style:style style:name="WW-WW8Dropcap74012" style:family="text" style:parent-style-name="WW8Dropcap4045"/>
    <style:style style:name="WW-WW8Dropcap74112" style:family="text" style:parent-style-name="WW8Dropcap4045"/>
    <style:style style:name="WW-WW8Dropcap74212" style:family="text" style:parent-style-name="WW8Dropcap4045"/>
    <style:style style:name="WW-WW8Dropcap74312" style:family="text" style:parent-style-name="WW8Dropcap4045"/>
    <style:style style:name="WW-WW8Dropcap74412" style:family="text" style:parent-style-name="WW8Dropcap4045"/>
    <style:style style:name="WW-WW8Dropcap74512" style:family="text" style:parent-style-name="WW8Dropcap4045"/>
    <style:style style:name="WW-WW8Dropcap74612" style:family="text" style:parent-style-name="WW8Dropcap4045"/>
    <style:style style:name="WW-WW8Dropcap74712" style:family="text" style:parent-style-name="WW8Dropcap4045"/>
    <style:style style:name="WW-WW8Dropcap74812" style:family="text" style:parent-style-name="WW8Dropcap4045"/>
    <style:style style:name="WW-WW8Dropcap74912" style:family="text" style:parent-style-name="WW8Dropcap4045"/>
    <style:style style:name="WW-WW8Dropcap75012" style:family="text" style:parent-style-name="WW8Dropcap4045"/>
    <style:style style:name="WW-WW8Dropcap75112" style:family="text" style:parent-style-name="WW8Dropcap4045"/>
    <style:style style:name="WW-WW8Dropcap75212" style:family="text" style:parent-style-name="WW8Dropcap4045"/>
    <style:style style:name="WW-WW8Dropcap75312" style:family="text" style:parent-style-name="WW8Dropcap4045"/>
    <style:style style:name="WW-WW8Dropcap75412" style:family="text" style:parent-style-name="WW8Dropcap4045"/>
    <style:style style:name="WW-WW8Dropcap75512" style:family="text" style:parent-style-name="WW8Dropcap4045"/>
    <style:style style:name="WW-WW8Dropcap75612" style:family="text" style:parent-style-name="WW8Dropcap4045"/>
    <style:style style:name="WW-WW8Dropcap75712" style:family="text" style:parent-style-name="WW8Dropcap4045"/>
    <style:style style:name="WW-WW8Dropcap75812" style:family="text" style:parent-style-name="WW8Dropcap4045"/>
    <style:style style:name="WW-WW8Dropcap75912" style:family="text" style:parent-style-name="WW8Dropcap4045"/>
    <style:style style:name="WW-WW8Dropcap76012" style:family="text" style:parent-style-name="WW8Dropcap4045"/>
    <style:style style:name="WW-WW8Dropcap76112" style:family="text" style:parent-style-name="WW8Dropcap4045"/>
    <style:style style:name="WW-WW8Dropcap76212" style:family="text" style:parent-style-name="WW8Dropcap4045"/>
    <style:style style:name="WW-WW8Dropcap76312" style:family="text" style:parent-style-name="WW8Dropcap4045"/>
    <style:style style:name="WW-WW8Dropcap76412" style:family="text" style:parent-style-name="WW8Dropcap4045"/>
    <style:style style:name="WW-WW8Dropcap76512" style:family="text" style:parent-style-name="WW8Dropcap4045"/>
    <style:style style:name="WW-WW8Dropcap76612" style:family="text" style:parent-style-name="WW8Dropcap4045"/>
    <style:style style:name="WW-WW8Dropcap76712" style:family="text" style:parent-style-name="WW8Dropcap4045"/>
    <style:style style:name="WW-WW8Dropcap76812" style:family="text" style:parent-style-name="WW8Dropcap4045"/>
    <style:style style:name="WW-WW8Dropcap76912" style:family="text" style:parent-style-name="WW8Dropcap4045"/>
    <style:style style:name="WW-WW8Dropcap77012" style:family="text" style:parent-style-name="WW8Dropcap4045"/>
    <style:style style:name="WW-WW8Dropcap77112" style:family="text" style:parent-style-name="WW8Dropcap4045"/>
    <style:style style:name="WW-WW8Dropcap77212" style:family="text" style:parent-style-name="WW8Dropcap4045"/>
    <style:style style:name="WW-WW8Dropcap77312" style:family="text" style:parent-style-name="WW8Dropcap4045"/>
    <style:style style:name="WW-WW8Dropcap77412" style:family="text" style:parent-style-name="WW8Dropcap4045"/>
    <style:style style:name="WW-WW8Dropcap77512" style:family="text" style:parent-style-name="WW8Dropcap4045"/>
    <style:style style:name="WW-WW8Dropcap77612" style:family="text" style:parent-style-name="WW8Dropcap4045"/>
    <style:style style:name="WW-WW8Dropcap77712" style:family="text" style:parent-style-name="WW8Dropcap4045"/>
    <style:style style:name="WW-WW8Dropcap77812" style:family="text" style:parent-style-name="WW8Dropcap4045"/>
    <style:style style:name="WW-WW8Dropcap77912" style:family="text" style:parent-style-name="WW8Dropcap4045"/>
    <style:style style:name="WW-WW8Dropcap78012" style:family="text" style:parent-style-name="WW8Dropcap4045"/>
    <style:style style:name="WW-WW8Dropcap78112" style:family="text" style:parent-style-name="WW8Dropcap4045"/>
    <style:style style:name="WW-WW8Dropcap78212" style:family="text" style:parent-style-name="WW8Dropcap4045"/>
    <style:style style:name="WW-WW8Dropcap78312" style:family="text" style:parent-style-name="WW8Dropcap4045"/>
    <style:style style:name="WW-WW8Dropcap78412" style:family="text" style:parent-style-name="WW8Dropcap4045"/>
    <style:style style:name="WW-WW8Dropcap78512" style:family="text" style:parent-style-name="WW8Dropcap4045"/>
    <style:style style:name="WW-WW8Dropcap78612" style:family="text" style:parent-style-name="WW8Dropcap4045"/>
    <style:style style:name="WW-WW8Dropcap78712" style:family="text" style:parent-style-name="WW8Dropcap4045"/>
    <style:style style:name="WW-WW8Dropcap78812" style:family="text" style:parent-style-name="WW8Dropcap4045"/>
    <style:style style:name="WW-WW8Dropcap78912" style:family="text" style:parent-style-name="WW8Dropcap4045"/>
    <style:style style:name="WW-WW8Dropcap79012" style:family="text" style:parent-style-name="WW8Dropcap4045"/>
    <style:style style:name="WW-WW8Dropcap79112" style:family="text" style:parent-style-name="WW8Dropcap4045"/>
    <style:style style:name="WW-WW8Dropcap79212" style:family="text" style:parent-style-name="WW8Dropcap4045"/>
    <style:style style:name="WW-WW8Dropcap79312" style:family="text" style:parent-style-name="WW8Dropcap4045"/>
    <style:style style:name="WW-WW8Dropcap79412" style:family="text" style:parent-style-name="WW8Dropcap4045"/>
    <style:style style:name="WW-WW8Dropcap79512" style:family="text" style:parent-style-name="WW8Dropcap4045"/>
    <style:style style:name="WW-WW8Dropcap79612" style:family="text" style:parent-style-name="WW8Dropcap4045"/>
    <style:style style:name="WW-WW8Dropcap79712" style:family="text" style:parent-style-name="WW8Dropcap4045"/>
    <style:style style:name="WW-WW8Dropcap79812" style:family="text" style:parent-style-name="WW8Dropcap4045"/>
    <style:style style:name="WW-WW8Dropcap79912" style:family="text" style:parent-style-name="WW8Dropcap4045"/>
    <style:style style:name="WW-WW8Dropcap80012" style:family="text" style:parent-style-name="WW8Dropcap4045"/>
    <style:style style:name="WW-WW8Dropcap80112" style:family="text" style:parent-style-name="WW8Dropcap4045"/>
    <style:style style:name="WW-WW8Dropcap80212" style:family="text" style:parent-style-name="WW8Dropcap4045"/>
    <style:style style:name="WW-WW8Dropcap80312" style:family="text" style:parent-style-name="WW8Dropcap4045"/>
    <style:style style:name="WW-WW8Dropcap80412" style:family="text" style:parent-style-name="WW8Dropcap4045"/>
    <style:style style:name="WW-WW8Dropcap80512" style:family="text" style:parent-style-name="WW8Dropcap4045"/>
    <style:style style:name="WW-WW8Dropcap80612" style:family="text" style:parent-style-name="WW8Dropcap4045"/>
    <style:style style:name="WW-WW8Dropcap80712" style:family="text" style:parent-style-name="WW8Dropcap4045"/>
    <style:style style:name="WW-WW8Dropcap80812" style:family="text" style:parent-style-name="WW8Dropcap4045"/>
    <style:style style:name="WW-WW8Dropcap80912" style:family="text" style:parent-style-name="WW8Dropcap4045"/>
    <style:style style:name="WW-WW8Dropcap81012" style:family="text" style:parent-style-name="WW8Dropcap4045"/>
    <style:style style:name="WW-WW8Dropcap81112" style:family="text" style:parent-style-name="WW8Dropcap4045"/>
    <style:style style:name="WW-WW8Dropcap81212" style:family="text" style:parent-style-name="WW8Dropcap4045"/>
    <style:style style:name="WW-WW8Dropcap81312" style:family="text" style:parent-style-name="WW8Dropcap4045"/>
    <style:style style:name="WW-WW8Dropcap81412" style:family="text" style:parent-style-name="WW8Dropcap4045"/>
    <style:style style:name="WW-WW8Dropcap81512" style:family="text" style:parent-style-name="WW8Dropcap4045"/>
    <style:style style:name="WW-WW8Dropcap81612" style:family="text" style:parent-style-name="WW8Dropcap4045"/>
    <style:style style:name="WW-WW8Dropcap81712" style:family="text" style:parent-style-name="WW8Dropcap4045"/>
    <style:style style:name="WW-WW8Dropcap81812" style:family="text" style:parent-style-name="WW8Dropcap4045"/>
    <style:style style:name="WW-WW8Dropcap81912" style:family="text" style:parent-style-name="WW8Dropcap4045"/>
    <style:style style:name="WW-WW8Dropcap82012" style:family="text" style:parent-style-name="WW8Dropcap4045"/>
    <style:style style:name="WW-WW8Dropcap82112" style:family="text" style:parent-style-name="WW8Dropcap4045"/>
    <style:style style:name="WW-WW8Dropcap82212" style:family="text" style:parent-style-name="WW8Dropcap4045"/>
    <style:style style:name="WW-WW8Dropcap82312" style:family="text" style:parent-style-name="WW8Dropcap4045"/>
    <style:style style:name="WW-WW8Dropcap82412" style:family="text" style:parent-style-name="WW8Dropcap4045"/>
    <style:style style:name="WW-WW8Dropcap82512" style:family="text" style:parent-style-name="WW8Dropcap4045"/>
    <style:style style:name="WW-WW8Dropcap82612" style:family="text" style:parent-style-name="WW8Dropcap4045"/>
    <style:style style:name="WW-WW8Dropcap82712" style:family="text" style:parent-style-name="WW8Dropcap4045"/>
    <style:style style:name="WW-WW8Dropcap82812" style:family="text" style:parent-style-name="WW8Dropcap4045"/>
    <style:style style:name="WW-WW8Dropcap82912" style:family="text" style:parent-style-name="WW8Dropcap4045"/>
    <style:style style:name="WW-WW8Dropcap83012" style:family="text" style:parent-style-name="WW8Dropcap4045"/>
    <style:style style:name="WW-WW8Dropcap83112" style:family="text" style:parent-style-name="WW8Dropcap4045"/>
    <style:style style:name="WW-WW8Dropcap83212" style:family="text" style:parent-style-name="WW8Dropcap4045"/>
    <style:style style:name="WW-WW8Dropcap83312" style:family="text" style:parent-style-name="WW8Dropcap4045"/>
    <style:style style:name="WW-WW8Dropcap83412" style:family="text" style:parent-style-name="WW8Dropcap4045"/>
    <style:style style:name="WW-WW8Dropcap83512" style:family="text" style:parent-style-name="WW8Dropcap4045"/>
    <style:style style:name="WW-WW8Dropcap83612" style:family="text" style:parent-style-name="WW8Dropcap4045"/>
    <style:style style:name="WW-WW8Dropcap83712" style:family="text" style:parent-style-name="WW8Dropcap4045"/>
    <style:style style:name="WW-WW8Dropcap83812" style:family="text" style:parent-style-name="WW8Dropcap4045"/>
    <style:style style:name="WW-WW8Dropcap83912" style:family="text" style:parent-style-name="WW8Dropcap4045"/>
    <style:style style:name="WW-WW8Dropcap84012" style:family="text" style:parent-style-name="WW8Dropcap4045"/>
    <style:style style:name="WW-WW8Dropcap84112" style:family="text" style:parent-style-name="WW8Dropcap4045"/>
    <style:style style:name="WW-WW8Dropcap84212" style:family="text" style:parent-style-name="WW8Dropcap4045"/>
    <style:style style:name="WW-WW8Dropcap84312" style:family="text" style:parent-style-name="WW8Dropcap4045"/>
    <style:style style:name="WW-WW8Dropcap84412" style:family="text" style:parent-style-name="WW8Dropcap4045"/>
    <style:style style:name="WW-WW8Dropcap84512" style:family="text" style:parent-style-name="WW8Dropcap4045"/>
    <style:style style:name="WW-WW8Dropcap84612" style:family="text" style:parent-style-name="WW8Dropcap4045"/>
    <style:style style:name="WW-WW8Dropcap84712" style:family="text" style:parent-style-name="WW8Dropcap4045"/>
    <style:style style:name="WW-WW8Dropcap84812" style:family="text" style:parent-style-name="WW8Dropcap4045"/>
    <style:style style:name="WW-WW8Dropcap84912" style:family="text" style:parent-style-name="WW8Dropcap4045"/>
    <style:style style:name="WW-WW8Dropcap85012" style:family="text" style:parent-style-name="WW8Dropcap4045"/>
    <style:style style:name="WW-WW8Dropcap85112" style:family="text" style:parent-style-name="WW8Dropcap4045"/>
    <style:style style:name="WW-WW8Dropcap85212" style:family="text" style:parent-style-name="WW8Dropcap4045"/>
    <style:style style:name="WW-WW8Dropcap85312" style:family="text" style:parent-style-name="WW8Dropcap4045"/>
    <style:style style:name="WW-WW8Dropcap85412" style:family="text" style:parent-style-name="WW8Dropcap4045"/>
    <style:style style:name="WW-WW8Dropcap85512" style:family="text" style:parent-style-name="WW8Dropcap4045"/>
    <style:style style:name="WW-WW8Dropcap85612" style:family="text" style:parent-style-name="WW8Dropcap4045"/>
    <style:style style:name="WW-WW8Dropcap85712" style:family="text" style:parent-style-name="WW8Dropcap4045"/>
    <style:style style:name="WW-WW8Dropcap85812" style:family="text" style:parent-style-name="WW8Dropcap4045"/>
    <style:style style:name="WW-WW8Dropcap85912" style:family="text" style:parent-style-name="WW8Dropcap4045"/>
    <style:style style:name="WW-WW8Dropcap86012" style:family="text" style:parent-style-name="WW8Dropcap4045"/>
    <style:style style:name="WW-WW8Dropcap86112" style:family="text" style:parent-style-name="WW8Dropcap4045"/>
    <style:style style:name="WW-WW8Dropcap86212" style:family="text" style:parent-style-name="WW8Dropcap4045"/>
    <style:style style:name="WW-WW8Dropcap86312" style:family="text" style:parent-style-name="WW8Dropcap4045"/>
    <style:style style:name="WW-WW8Dropcap86412" style:family="text" style:parent-style-name="WW8Dropcap4045"/>
    <style:style style:name="WW-WW8Dropcap86512" style:family="text" style:parent-style-name="WW8Dropcap4045"/>
    <style:style style:name="WW-WW8Dropcap86612" style:family="text" style:parent-style-name="WW8Dropcap4045"/>
    <style:style style:name="WW-WW8Dropcap86712" style:family="text" style:parent-style-name="WW8Dropcap4045"/>
    <style:style style:name="WW-WW8Dropcap86812" style:family="text" style:parent-style-name="WW8Dropcap4045"/>
    <style:style style:name="WW-WW8Dropcap86912" style:family="text" style:parent-style-name="WW8Dropcap4045"/>
    <style:style style:name="WW-WW8Dropcap87012" style:family="text" style:parent-style-name="WW8Dropcap4045"/>
    <style:style style:name="WW-WW8Dropcap87112" style:family="text" style:parent-style-name="WW8Dropcap4045"/>
    <style:style style:name="WW-WW8Dropcap87212" style:family="text" style:parent-style-name="WW8Dropcap4045"/>
    <style:style style:name="WW-WW8Dropcap87312" style:family="text" style:parent-style-name="WW8Dropcap4045"/>
    <style:style style:name="WW-WW8Dropcap87412" style:family="text" style:parent-style-name="WW8Dropcap4045"/>
    <style:style style:name="WW-WW8Dropcap87512" style:family="text" style:parent-style-name="WW8Dropcap4045"/>
    <style:style style:name="WW-WW8Dropcap87612" style:family="text" style:parent-style-name="WW8Dropcap4045"/>
    <style:style style:name="WW-WW8Dropcap87712" style:family="text" style:parent-style-name="WW8Dropcap4045"/>
    <style:style style:name="WW-WW8Dropcap87812" style:family="text" style:parent-style-name="WW8Dropcap4045"/>
    <style:style style:name="WW-WW8Dropcap87912" style:family="text" style:parent-style-name="WW8Dropcap4045"/>
    <style:style style:name="WW-WW8Dropcap88012" style:family="text" style:parent-style-name="WW8Dropcap4045"/>
    <style:style style:name="WW-WW8Dropcap88112" style:family="text" style:parent-style-name="WW8Dropcap4045"/>
    <style:style style:name="WW-WW8Dropcap88212" style:family="text" style:parent-style-name="WW8Dropcap4045"/>
    <style:style style:name="WW-WW8Dropcap88312" style:family="text" style:parent-style-name="WW8Dropcap4045"/>
    <style:style style:name="WW-WW8Dropcap88412" style:family="text" style:parent-style-name="WW8Dropcap4045"/>
    <style:style style:name="WW-WW8Dropcap88512" style:family="text" style:parent-style-name="WW8Dropcap4045"/>
    <style:style style:name="WW-WW8Dropcap88612" style:family="text" style:parent-style-name="WW8Dropcap4045"/>
    <style:style style:name="WW-WW8Dropcap88712" style:family="text" style:parent-style-name="WW8Dropcap4045"/>
    <style:style style:name="WW-WW8Dropcap88812" style:family="text" style:parent-style-name="WW8Dropcap4045"/>
    <style:style style:name="WW-WW8Dropcap88912" style:family="text" style:parent-style-name="WW8Dropcap4045"/>
    <style:style style:name="WW-WW8Dropcap89012" style:family="text" style:parent-style-name="WW8Dropcap4045"/>
    <style:style style:name="WW-WW8Dropcap89112" style:family="text" style:parent-style-name="WW8Dropcap4045"/>
    <style:style style:name="WW-WW8Dropcap89212" style:family="text" style:parent-style-name="WW8Dropcap4045"/>
    <style:style style:name="WW-WW8Dropcap89312" style:family="text" style:parent-style-name="WW8Dropcap4045"/>
    <style:style style:name="WW-WW8Dropcap89412" style:family="text" style:parent-style-name="WW8Dropcap4045"/>
    <style:style style:name="WW-WW8Dropcap89512" style:family="text" style:parent-style-name="WW8Dropcap4045"/>
    <style:style style:name="WW-WW8Dropcap89612" style:family="text" style:parent-style-name="WW8Dropcap4045"/>
    <style:style style:name="WW-WW8Dropcap89712" style:family="text" style:parent-style-name="WW8Dropcap4045"/>
    <style:style style:name="WW-WW8Dropcap89812" style:family="text" style:parent-style-name="WW8Dropcap4045"/>
    <style:style style:name="WW-WW8Dropcap89912" style:family="text" style:parent-style-name="WW8Dropcap4045"/>
    <style:style style:name="WW-WW8Dropcap90012" style:family="text" style:parent-style-name="WW8Dropcap4045"/>
    <style:style style:name="WW-WW8Dropcap90112" style:family="text" style:parent-style-name="WW8Dropcap4045"/>
    <style:style style:name="WW-WW8Dropcap90212" style:family="text" style:parent-style-name="WW8Dropcap4045"/>
    <style:style style:name="WW-WW8Dropcap90312" style:family="text" style:parent-style-name="WW8Dropcap4045"/>
    <style:style style:name="WW-WW8Dropcap90412" style:family="text" style:parent-style-name="WW8Dropcap4045"/>
    <style:style style:name="WW-WW8Dropcap90512" style:family="text" style:parent-style-name="WW8Dropcap4045"/>
    <style:style style:name="WW-WW8Dropcap90612" style:family="text" style:parent-style-name="WW8Dropcap4045"/>
    <style:style style:name="WW-WW8Dropcap90712" style:family="text" style:parent-style-name="WW8Dropcap4045"/>
    <style:style style:name="WW-WW8Dropcap90812" style:family="text" style:parent-style-name="WW8Dropcap4045"/>
    <style:style style:name="WW-WW8Dropcap90912" style:family="text" style:parent-style-name="WW8Dropcap4045"/>
    <style:style style:name="WW-WW8Dropcap91012" style:family="text" style:parent-style-name="WW8Dropcap4045"/>
    <style:style style:name="WW-WW8Dropcap91112" style:family="text" style:parent-style-name="WW8Dropcap4045"/>
    <style:style style:name="WW-WW8Dropcap91212" style:family="text" style:parent-style-name="WW8Dropcap4045"/>
    <style:style style:name="WW-WW8Dropcap91312" style:family="text" style:parent-style-name="WW8Dropcap4045"/>
    <style:style style:name="WW-WW8Dropcap91412" style:family="text" style:parent-style-name="WW8Dropcap4045"/>
    <style:style style:name="WW-WW8Dropcap91512" style:family="text" style:parent-style-name="WW8Dropcap4045"/>
    <style:style style:name="WW-WW8Dropcap91612" style:family="text" style:parent-style-name="WW8Dropcap4045"/>
    <style:style style:name="WW-WW8Dropcap91712" style:family="text" style:parent-style-name="WW8Dropcap4045"/>
    <style:style style:name="WW-WW8Dropcap91812" style:family="text" style:parent-style-name="WW8Dropcap4045"/>
    <style:style style:name="WW-WW8Dropcap91912" style:family="text" style:parent-style-name="WW8Dropcap4045"/>
    <style:style style:name="WW-WW8Dropcap92012" style:family="text" style:parent-style-name="WW8Dropcap4045"/>
    <style:style style:name="WW-WW8Dropcap92112" style:family="text" style:parent-style-name="WW8Dropcap4045"/>
    <style:style style:name="WW-WW8Dropcap92212" style:family="text" style:parent-style-name="WW8Dropcap4045"/>
    <style:style style:name="WW-WW8Dropcap92312" style:family="text" style:parent-style-name="WW8Dropcap4045"/>
    <style:style style:name="WW-WW8Dropcap92412" style:family="text" style:parent-style-name="WW8Dropcap4045"/>
    <style:style style:name="WW-WW8Dropcap92512" style:family="text" style:parent-style-name="WW8Dropcap4045"/>
    <style:style style:name="WW-WW8Dropcap92612" style:family="text" style:parent-style-name="WW8Dropcap4045"/>
    <style:style style:name="WW-WW8Dropcap92712" style:family="text" style:parent-style-name="WW8Dropcap4045"/>
    <style:style style:name="WW-WW8Dropcap92812" style:family="text" style:parent-style-name="WW8Dropcap4045"/>
    <style:style style:name="WW-WW8Dropcap92912" style:family="text" style:parent-style-name="WW8Dropcap4045"/>
    <style:style style:name="WW-WW8Dropcap93012" style:family="text" style:parent-style-name="WW8Dropcap4045"/>
    <style:style style:name="WW-WW8Dropcap93112" style:family="text" style:parent-style-name="WW8Dropcap4045"/>
    <style:style style:name="WW-WW8Dropcap93212" style:family="text" style:parent-style-name="WW8Dropcap4045"/>
    <style:style style:name="WW-WW8Dropcap93312" style:family="text" style:parent-style-name="WW8Dropcap4045"/>
    <style:style style:name="WW-WW8Dropcap93412" style:family="text" style:parent-style-name="WW8Dropcap4045"/>
    <style:style style:name="WW-WW8Dropcap93512" style:family="text" style:parent-style-name="WW8Dropcap4045"/>
    <style:style style:name="WW-WW8Dropcap93612" style:family="text" style:parent-style-name="WW8Dropcap4045"/>
    <style:style style:name="WW-WW8Dropcap93712" style:family="text" style:parent-style-name="WW8Dropcap4045"/>
    <style:style style:name="WW-WW8Dropcap93812" style:family="text" style:parent-style-name="WW8Dropcap4045"/>
    <style:style style:name="WW-WW8Dropcap93912" style:family="text" style:parent-style-name="WW8Dropcap4045"/>
    <style:style style:name="WW-WW8Dropcap94012" style:family="text" style:parent-style-name="WW8Dropcap4045"/>
    <style:style style:name="WW-WW8Dropcap94112" style:family="text" style:parent-style-name="WW8Dropcap4045"/>
    <style:style style:name="WW-WW8Dropcap94212" style:family="text" style:parent-style-name="WW8Dropcap4045"/>
    <style:style style:name="WW-WW8Dropcap94312" style:family="text" style:parent-style-name="WW8Dropcap4045"/>
    <style:style style:name="WW-WW8Dropcap94412" style:family="text" style:parent-style-name="WW8Dropcap4045"/>
    <style:style style:name="WW-WW8Dropcap94512" style:family="text" style:parent-style-name="WW8Dropcap4045"/>
    <style:style style:name="WW-WW8Dropcap94612" style:family="text" style:parent-style-name="WW8Dropcap4045"/>
    <style:style style:name="WW-WW8Dropcap94712" style:family="text" style:parent-style-name="WW8Dropcap4045"/>
    <style:style style:name="WW-WW8Dropcap94812" style:family="text" style:parent-style-name="WW8Dropcap4045"/>
    <style:style style:name="WW-WW8Dropcap94912" style:family="text" style:parent-style-name="WW8Dropcap4045"/>
    <style:style style:name="WW-WW8Dropcap95012" style:family="text" style:parent-style-name="WW8Dropcap4045"/>
    <style:style style:name="WW-WW8Dropcap95112" style:family="text" style:parent-style-name="WW8Dropcap4045"/>
    <style:style style:name="WW-WW8Dropcap95212" style:family="text" style:parent-style-name="WW8Dropcap4045"/>
    <style:style style:name="WW-WW8Dropcap95312" style:family="text" style:parent-style-name="WW8Dropcap4045"/>
    <style:style style:name="WW-WW8Dropcap95412" style:family="text" style:parent-style-name="WW8Dropcap4045"/>
    <style:style style:name="WW-WW8Dropcap95512" style:family="text" style:parent-style-name="WW8Dropcap4045"/>
    <style:style style:name="WW-WW8Dropcap95612" style:family="text" style:parent-style-name="WW8Dropcap4045"/>
    <style:style style:name="WW-WW8Dropcap95712" style:family="text" style:parent-style-name="WW8Dropcap4045"/>
    <style:style style:name="WW-WW8Dropcap95812" style:family="text" style:parent-style-name="WW8Dropcap4045"/>
    <style:style style:name="WW-WW8Dropcap95912" style:family="text" style:parent-style-name="WW8Dropcap4045"/>
    <style:style style:name="WW-WW8Dropcap96012" style:family="text" style:parent-style-name="WW8Dropcap4045"/>
    <style:style style:name="WW-WW8Dropcap96112" style:family="text" style:parent-style-name="WW8Dropcap4045"/>
    <style:style style:name="WW-WW8Dropcap96212" style:family="text" style:parent-style-name="WW8Dropcap4045"/>
    <style:style style:name="WW-WW8Dropcap96312" style:family="text" style:parent-style-name="WW8Dropcap4045"/>
    <style:style style:name="WW-WW8Dropcap96412" style:family="text" style:parent-style-name="WW8Dropcap4045"/>
    <style:style style:name="WW-WW8Dropcap96512" style:family="text" style:parent-style-name="WW8Dropcap4045"/>
    <style:style style:name="WW-WW8Dropcap96612" style:family="text" style:parent-style-name="WW8Dropcap4045"/>
    <style:style style:name="WW-WW8Dropcap96712" style:family="text" style:parent-style-name="WW8Dropcap4045"/>
    <style:style style:name="WW-WW8Dropcap96812" style:family="text" style:parent-style-name="WW8Dropcap4045"/>
    <style:style style:name="WW-WW8Dropcap96912" style:family="text" style:parent-style-name="WW8Dropcap4045"/>
    <style:style style:name="WW-WW8Dropcap97012" style:family="text" style:parent-style-name="WW8Dropcap4045"/>
    <style:style style:name="WW-WW8Dropcap97112" style:family="text" style:parent-style-name="WW8Dropcap4045"/>
    <style:style style:name="WW-WW8Dropcap97212" style:family="text" style:parent-style-name="WW8Dropcap4045"/>
    <style:style style:name="WW-WW8Dropcap97312" style:family="text" style:parent-style-name="WW8Dropcap4045"/>
    <style:style style:name="WW-WW8Dropcap97412" style:family="text" style:parent-style-name="WW8Dropcap4045"/>
    <style:style style:name="WW-WW8Dropcap97512" style:family="text" style:parent-style-name="WW8Dropcap4045"/>
    <style:style style:name="WW-WW8Dropcap97612" style:family="text" style:parent-style-name="WW8Dropcap4045"/>
    <style:style style:name="WW-WW8Dropcap97712" style:family="text" style:parent-style-name="WW8Dropcap4045"/>
    <style:style style:name="WW-WW8Dropcap97812" style:family="text" style:parent-style-name="WW8Dropcap4045"/>
    <style:style style:name="WW-WW8Dropcap97912" style:family="text" style:parent-style-name="WW8Dropcap4045"/>
    <style:style style:name="WW-WW8Dropcap98012" style:family="text" style:parent-style-name="WW8Dropcap4045"/>
    <style:style style:name="WW-WW8Dropcap98112" style:family="text" style:parent-style-name="WW8Dropcap4045"/>
    <style:style style:name="WW-WW8Dropcap98212" style:family="text" style:parent-style-name="WW8Dropcap4045"/>
    <style:style style:name="WW-WW8Dropcap98312" style:family="text" style:parent-style-name="WW8Dropcap4045"/>
    <style:style style:name="WW-WW8Dropcap98412" style:family="text" style:parent-style-name="WW8Dropcap4045"/>
    <style:style style:name="WW-WW8Dropcap98512" style:family="text" style:parent-style-name="WW8Dropcap4045"/>
    <style:style style:name="WW-WW8Dropcap98612" style:family="text" style:parent-style-name="WW8Dropcap4045"/>
    <style:style style:name="WW-WW8Dropcap98712" style:family="text" style:parent-style-name="WW8Dropcap4045"/>
    <style:style style:name="WW-WW8Dropcap98812" style:family="text" style:parent-style-name="WW8Dropcap4045"/>
    <style:style style:name="WW-WW8Dropcap98912" style:family="text" style:parent-style-name="WW8Dropcap4045"/>
    <style:style style:name="WW-WW8Dropcap99012" style:family="text" style:parent-style-name="WW8Dropcap4045"/>
    <style:style style:name="WW-WW8Dropcap99112" style:family="text" style:parent-style-name="WW8Dropcap4045"/>
    <style:style style:name="WW-WW8Dropcap99212" style:family="text" style:parent-style-name="WW8Dropcap4045"/>
    <style:style style:name="WW-WW8Dropcap99312" style:family="text" style:parent-style-name="WW8Dropcap4045"/>
    <style:style style:name="WW-WW8Dropcap99412" style:family="text" style:parent-style-name="WW8Dropcap4045"/>
    <style:style style:name="WW-WW8Dropcap99512" style:family="text" style:parent-style-name="WW8Dropcap4045"/>
    <style:style style:name="WW-WW8Dropcap99612" style:family="text" style:parent-style-name="WW8Dropcap4045"/>
    <style:style style:name="WW-WW8Dropcap99712" style:family="text" style:parent-style-name="WW8Dropcap4045"/>
    <style:style style:name="WW-WW8Dropcap99812" style:family="text" style:parent-style-name="WW8Dropcap4045"/>
    <style:style style:name="WW-WW8Dropcap99912" style:family="text" style:parent-style-name="WW8Dropcap4045"/>
    <style:style style:name="WW-WW8Dropcap100012" style:family="text" style:parent-style-name="WW8Dropcap4045"/>
    <style:style style:name="WW-WW8Dropcap100112" style:family="text" style:parent-style-name="WW8Dropcap4045"/>
    <style:style style:name="WW-WW8Dropcap100212" style:family="text" style:parent-style-name="WW8Dropcap4045"/>
    <style:style style:name="WW-WW8Dropcap100312" style:family="text" style:parent-style-name="WW8Dropcap4045"/>
    <style:style style:name="WW-WW8Dropcap100412" style:family="text" style:parent-style-name="WW8Dropcap4045"/>
    <style:style style:name="WW-WW8Dropcap100512" style:family="text" style:parent-style-name="WW8Dropcap4045"/>
    <style:style style:name="WW-WW8Dropcap100612" style:family="text" style:parent-style-name="WW8Dropcap4045"/>
    <style:style style:name="WW-WW8Dropcap100712" style:family="text" style:parent-style-name="WW8Dropcap4045"/>
    <style:style style:name="WW-WW8Dropcap100812" style:family="text" style:parent-style-name="WW8Dropcap4045"/>
    <style:style style:name="WW-WW8Dropcap100912" style:family="text" style:parent-style-name="WW8Dropcap4045"/>
    <style:style style:name="WW-WW8Dropcap101012" style:family="text" style:parent-style-name="WW8Dropcap4045"/>
    <style:style style:name="WW-WW8Dropcap101112" style:family="text" style:parent-style-name="WW8Dropcap4045"/>
    <style:style style:name="WW-WW8Dropcap101212" style:family="text" style:parent-style-name="WW8Dropcap4045"/>
    <style:style style:name="WW-WW8Dropcap101312" style:family="text" style:parent-style-name="WW8Dropcap4045"/>
    <style:style style:name="WW-WW8Dropcap101412" style:family="text" style:parent-style-name="WW8Dropcap4045"/>
    <style:style style:name="WW-WW8Dropcap101512" style:family="text" style:parent-style-name="WW8Dropcap4045"/>
    <style:style style:name="WW-WW8Dropcap101612" style:family="text" style:parent-style-name="WW8Dropcap4045"/>
    <style:style style:name="WW-WW8Dropcap101712" style:family="text" style:parent-style-name="WW8Dropcap4045"/>
    <style:style style:name="WW-WW8Dropcap101812" style:family="text" style:parent-style-name="WW8Dropcap4045"/>
    <style:style style:name="WW-WW8Dropcap101912" style:family="text" style:parent-style-name="WW8Dropcap4045"/>
    <style:style style:name="WW-WW8Dropcap102012" style:family="text" style:parent-style-name="WW8Dropcap4045"/>
    <style:style style:name="WW-WW8Dropcap102112" style:family="text" style:parent-style-name="WW8Dropcap4045"/>
    <style:style style:name="WW-WW8Dropcap102212" style:family="text" style:parent-style-name="WW8Dropcap4045"/>
    <style:style style:name="WW-WW8Dropcap102312" style:family="text" style:parent-style-name="WW8Dropcap4045"/>
    <style:style style:name="WW-WW8Dropcap102412" style:family="text" style:parent-style-name="WW8Dropcap4045"/>
    <style:style style:name="WW-WW8Dropcap102512" style:family="text" style:parent-style-name="WW8Dropcap4045"/>
    <style:style style:name="WW-WW8Dropcap102612" style:family="text" style:parent-style-name="WW8Dropcap4045"/>
    <style:style style:name="WW-WW8Dropcap102712" style:family="text" style:parent-style-name="WW8Dropcap4045"/>
    <style:style style:name="WW-WW8Dropcap102812" style:family="text" style:parent-style-name="WW8Dropcap4045"/>
    <style:style style:name="WW-WW8Dropcap102912" style:family="text" style:parent-style-name="WW8Dropcap4045"/>
    <style:style style:name="WW-WW8Dropcap103012" style:family="text" style:parent-style-name="WW8Dropcap4045"/>
    <style:style style:name="WW-WW8Dropcap103112" style:family="text" style:parent-style-name="WW8Dropcap4045"/>
    <style:style style:name="WW-WW8Dropcap103212" style:family="text" style:parent-style-name="WW8Dropcap4045"/>
    <style:style style:name="WW-WW8Dropcap103312" style:family="text" style:parent-style-name="WW8Dropcap4045"/>
    <style:style style:name="WW-WW8Dropcap103412" style:family="text" style:parent-style-name="WW8Dropcap4045"/>
    <style:style style:name="WW-WW8Dropcap103512" style:family="text" style:parent-style-name="WW8Dropcap4045"/>
    <style:style style:name="WW-WW8Dropcap103612" style:family="text" style:parent-style-name="WW8Dropcap4045"/>
    <style:style style:name="WW-WW8Dropcap103712" style:family="text" style:parent-style-name="WW8Dropcap4045"/>
    <style:style style:name="WW-WW8Dropcap103812" style:family="text" style:parent-style-name="WW8Dropcap4045"/>
    <style:style style:name="WW-WW8Dropcap103912" style:family="text" style:parent-style-name="WW8Dropcap4045"/>
    <style:style style:name="WW-WW8Dropcap104012" style:family="text" style:parent-style-name="WW8Dropcap4045"/>
    <style:style style:name="WW-WW8Dropcap104112" style:family="text" style:parent-style-name="WW8Dropcap4045"/>
    <style:style style:name="WW-WW8Dropcap104212" style:family="text" style:parent-style-name="WW8Dropcap4045"/>
    <style:style style:name="WW-WW8Dropcap104312" style:family="text" style:parent-style-name="WW8Dropcap4045"/>
    <style:style style:name="WW-WW8Dropcap104412" style:family="text" style:parent-style-name="WW8Dropcap4045"/>
    <style:style style:name="WW-WW8Dropcap104512" style:family="text" style:parent-style-name="WW8Dropcap4045"/>
    <style:style style:name="WW-WW8Dropcap104612" style:family="text" style:parent-style-name="WW8Dropcap4045"/>
    <style:style style:name="WW-WW8Dropcap104712" style:family="text" style:parent-style-name="WW8Dropcap4045"/>
    <style:style style:name="WW-WW8Dropcap104812" style:family="text" style:parent-style-name="WW8Dropcap4045"/>
    <style:style style:name="WW-WW8Dropcap104912" style:family="text" style:parent-style-name="WW8Dropcap4045"/>
    <style:style style:name="WW-WW8Dropcap105012" style:family="text" style:parent-style-name="WW8Dropcap4045"/>
    <style:style style:name="WW-WW8Dropcap105112" style:family="text" style:parent-style-name="WW8Dropcap4045"/>
    <style:style style:name="WW-WW8Dropcap105212" style:family="text" style:parent-style-name="WW8Dropcap4045"/>
    <style:style style:name="WW-WW8Dropcap105312" style:family="text" style:parent-style-name="WW8Dropcap4045"/>
    <style:style style:name="WW-WW8Dropcap105412" style:family="text" style:parent-style-name="WW8Dropcap4045"/>
    <style:style style:name="WW-WW8Dropcap105512" style:family="text" style:parent-style-name="WW8Dropcap4045"/>
    <style:style style:name="WW-WW8Dropcap105612" style:family="text" style:parent-style-name="WW8Dropcap4045"/>
    <style:style style:name="WW-WW8Dropcap105712" style:family="text" style:parent-style-name="WW8Dropcap4045"/>
    <style:style style:name="WW-WW8Dropcap105812" style:family="text" style:parent-style-name="WW8Dropcap4045"/>
    <style:style style:name="WW-WW8Dropcap105912" style:family="text" style:parent-style-name="WW8Dropcap4045"/>
    <style:style style:name="WW-WW8Dropcap106012" style:family="text" style:parent-style-name="WW8Dropcap4045"/>
    <style:style style:name="WW-WW8Dropcap106112" style:family="text" style:parent-style-name="WW8Dropcap4045"/>
    <style:style style:name="WW-WW8Dropcap106212" style:family="text" style:parent-style-name="WW8Dropcap4045"/>
    <style:style style:name="WW-WW8Dropcap106312" style:family="text" style:parent-style-name="WW8Dropcap4045"/>
    <style:style style:name="WW-WW8Dropcap106412" style:family="text" style:parent-style-name="WW8Dropcap4045"/>
    <style:style style:name="WW-WW8Dropcap106512" style:family="text" style:parent-style-name="WW8Dropcap4045"/>
    <style:style style:name="WW-WW8Dropcap106612" style:family="text" style:parent-style-name="WW8Dropcap4045"/>
    <style:style style:name="WW-WW8Dropcap106712" style:family="text" style:parent-style-name="WW8Dropcap4045"/>
    <style:style style:name="WW-WW8Dropcap106812" style:family="text" style:parent-style-name="WW8Dropcap4045"/>
    <style:style style:name="WW-WW8Dropcap106912" style:family="text" style:parent-style-name="WW8Dropcap4045"/>
    <style:style style:name="WW-WW8Dropcap107012" style:family="text" style:parent-style-name="WW8Dropcap4045"/>
    <style:style style:name="WW-WW8Dropcap107112" style:family="text" style:parent-style-name="WW8Dropcap4045"/>
    <style:style style:name="WW-WW8Dropcap107212" style:family="text" style:parent-style-name="WW8Dropcap4045"/>
    <style:style style:name="WW-WW8Dropcap107312" style:family="text" style:parent-style-name="WW8Dropcap4045"/>
    <style:style style:name="WW-WW8Dropcap107412" style:family="text" style:parent-style-name="WW8Dropcap4045"/>
    <style:style style:name="WW-WW8Dropcap107512" style:family="text" style:parent-style-name="WW8Dropcap4045"/>
    <style:style style:name="WW-WW8Dropcap107612" style:family="text" style:parent-style-name="WW8Dropcap4045"/>
    <style:style style:name="WW-WW8Dropcap107712" style:family="text" style:parent-style-name="WW8Dropcap4045"/>
    <style:style style:name="WW-WW8Dropcap107812" style:family="text" style:parent-style-name="WW8Dropcap4045"/>
    <style:style style:name="WW-WW8Dropcap107912" style:family="text" style:parent-style-name="WW8Dropcap4045"/>
    <style:style style:name="WW-WW8Dropcap108012" style:family="text" style:parent-style-name="WW8Dropcap4045"/>
    <style:style style:name="WW-WW8Dropcap108112" style:family="text" style:parent-style-name="WW8Dropcap4045"/>
    <style:style style:name="WW-WW8Dropcap108212" style:family="text" style:parent-style-name="WW8Dropcap4045"/>
    <style:style style:name="WW-WW8Dropcap108312" style:family="text" style:parent-style-name="WW8Dropcap4045"/>
    <style:style style:name="WW-WW8Dropcap108412" style:family="text" style:parent-style-name="WW8Dropcap4045"/>
    <style:style style:name="WW-WW8Dropcap108512" style:family="text" style:parent-style-name="WW8Dropcap4045"/>
    <style:style style:name="WW-WW8Dropcap108612" style:family="text" style:parent-style-name="WW8Dropcap4045"/>
    <style:style style:name="WW-WW8Dropcap108712" style:family="text" style:parent-style-name="WW8Dropcap4045"/>
    <style:style style:name="WW-WW8Dropcap108812" style:family="text" style:parent-style-name="WW8Dropcap4045"/>
    <style:style style:name="WW-WW8Dropcap108912" style:family="text" style:parent-style-name="WW8Dropcap4045"/>
    <style:style style:name="WW-WW8Dropcap109012" style:family="text" style:parent-style-name="WW8Dropcap4045"/>
    <style:style style:name="WW-WW8Dropcap109112" style:family="text" style:parent-style-name="WW8Dropcap4045"/>
    <style:style style:name="WW-WW8Dropcap109212" style:family="text" style:parent-style-name="WW8Dropcap4045"/>
    <style:style style:name="WW-WW8Dropcap109312" style:family="text" style:parent-style-name="WW8Dropcap4045"/>
    <style:style style:name="WW-WW8Dropcap109412" style:family="text" style:parent-style-name="WW8Dropcap4045"/>
    <style:style style:name="WW-WW8Dropcap109512" style:family="text" style:parent-style-name="WW8Dropcap4045"/>
    <style:style style:name="WW-WW8Dropcap109612" style:family="text" style:parent-style-name="WW8Dropcap4045"/>
    <style:style style:name="WW-WW8Dropcap109712" style:family="text" style:parent-style-name="WW8Dropcap4045"/>
    <style:style style:name="WW-WW8Dropcap109812" style:family="text" style:parent-style-name="WW8Dropcap4045"/>
    <style:style style:name="WW-WW8Dropcap109912" style:family="text" style:parent-style-name="WW8Dropcap4045"/>
    <style:style style:name="WW-WW8Dropcap110012" style:family="text" style:parent-style-name="WW8Dropcap4045"/>
    <style:style style:name="WW-WW8Dropcap110112" style:family="text" style:parent-style-name="WW8Dropcap4045"/>
    <style:style style:name="WW-WW8Dropcap110212" style:family="text" style:parent-style-name="WW8Dropcap4045"/>
    <style:style style:name="WW-WW8Dropcap110312" style:family="text" style:parent-style-name="WW8Dropcap4045"/>
    <style:style style:name="WW-WW8Dropcap110412" style:family="text" style:parent-style-name="WW8Dropcap4045"/>
    <style:style style:name="WW-WW8Dropcap110512" style:family="text" style:parent-style-name="WW8Dropcap4045"/>
    <style:style style:name="WW-WW8Dropcap110612" style:family="text" style:parent-style-name="WW8Dropcap4045"/>
    <style:style style:name="WW-WW8Dropcap110712" style:family="text" style:parent-style-name="WW8Dropcap4045"/>
    <style:style style:name="WW-WW8Dropcap110812" style:family="text" style:parent-style-name="WW8Dropcap4045"/>
    <style:style style:name="WW-WW8Dropcap110912" style:family="text" style:parent-style-name="WW8Dropcap4045"/>
    <style:style style:name="WW-WW8Dropcap111012" style:family="text" style:parent-style-name="WW8Dropcap4045"/>
    <style:style style:name="WW-WW8Dropcap111112" style:family="text" style:parent-style-name="WW8Dropcap4045"/>
    <style:style style:name="WW-WW8Dropcap111212" style:family="text" style:parent-style-name="WW8Dropcap4045"/>
    <style:style style:name="WW-WW8Dropcap111312" style:family="text" style:parent-style-name="WW8Dropcap4045"/>
    <style:style style:name="WW-WW8Dropcap111412" style:family="text" style:parent-style-name="WW8Dropcap4045"/>
    <style:style style:name="WW-WW8Dropcap111512" style:family="text" style:parent-style-name="WW8Dropcap4045"/>
    <style:style style:name="WW-WW8Dropcap111612" style:family="text" style:parent-style-name="WW8Dropcap4045"/>
    <style:style style:name="WW-WW8Dropcap111712" style:family="text" style:parent-style-name="WW8Dropcap4045"/>
    <style:style style:name="WW-WW8Dropcap111812" style:family="text" style:parent-style-name="WW8Dropcap4045"/>
    <style:style style:name="WW-WW8Dropcap111912" style:family="text" style:parent-style-name="WW8Dropcap4045"/>
    <style:style style:name="WW-WW8Dropcap112012" style:family="text" style:parent-style-name="WW8Dropcap4045"/>
    <style:style style:name="WW-WW8Dropcap112112" style:family="text" style:parent-style-name="WW8Dropcap4045"/>
    <style:style style:name="WW-WW8Dropcap112212" style:family="text" style:parent-style-name="WW8Dropcap4045"/>
    <style:style style:name="WW-WW8Dropcap112312" style:family="text" style:parent-style-name="WW8Dropcap4045"/>
    <style:style style:name="WW-WW8Dropcap112412" style:family="text" style:parent-style-name="WW8Dropcap4045"/>
    <style:style style:name="WW-WW8Dropcap112512" style:family="text" style:parent-style-name="WW8Dropcap4045"/>
    <style:style style:name="WW-WW8Dropcap112612" style:family="text" style:parent-style-name="WW8Dropcap4045"/>
    <style:style style:name="WW-WW8Dropcap112712" style:family="text" style:parent-style-name="WW8Dropcap4045"/>
    <style:style style:name="WW-WW8Dropcap112812" style:family="text" style:parent-style-name="WW8Dropcap4045"/>
    <style:style style:name="WW-WW8Dropcap112912" style:family="text" style:parent-style-name="WW8Dropcap4045"/>
    <style:style style:name="WW-WW8Dropcap113012" style:family="text" style:parent-style-name="WW8Dropcap4045"/>
    <style:style style:name="WW-WW8Dropcap113112" style:family="text" style:parent-style-name="WW8Dropcap4045"/>
    <style:style style:name="WW-WW8Dropcap113212" style:family="text" style:parent-style-name="WW8Dropcap4045"/>
    <style:style style:name="WW-WW8Dropcap113312" style:family="text" style:parent-style-name="WW8Dropcap4045"/>
    <style:style style:name="WW-WW8Dropcap113412" style:family="text" style:parent-style-name="WW8Dropcap4045"/>
    <style:style style:name="WW-WW8Dropcap113512" style:family="text" style:parent-style-name="WW8Dropcap4045"/>
    <style:style style:name="WW-WW8Dropcap113612" style:family="text" style:parent-style-name="WW8Dropcap4045"/>
    <style:style style:name="WW-WW8Dropcap113712" style:family="text" style:parent-style-name="WW8Dropcap4045"/>
    <style:style style:name="WW-WW8Dropcap113812" style:family="text" style:parent-style-name="WW8Dropcap4045"/>
    <style:style style:name="WW-WW8Dropcap113912" style:family="text" style:parent-style-name="WW8Dropcap4045"/>
    <style:style style:name="WW-WW8Dropcap114012" style:family="text" style:parent-style-name="WW8Dropcap4045"/>
    <style:style style:name="WW-WW8Dropcap114112" style:family="text" style:parent-style-name="WW8Dropcap4045"/>
    <style:style style:name="WW-WW8Dropcap114212" style:family="text" style:parent-style-name="WW8Dropcap4045"/>
    <style:style style:name="WW-WW8Dropcap114312" style:family="text" style:parent-style-name="WW8Dropcap4045"/>
    <style:style style:name="WW-WW8Dropcap114412" style:family="text" style:parent-style-name="WW8Dropcap4045"/>
    <style:style style:name="WW-WW8Dropcap114512" style:family="text" style:parent-style-name="WW8Dropcap4045"/>
    <style:style style:name="WW-WW8Dropcap114612" style:family="text" style:parent-style-name="WW8Dropcap4045"/>
    <style:style style:name="WW-WW8Dropcap114712" style:family="text" style:parent-style-name="WW8Dropcap4045"/>
    <style:style style:name="WW-WW8Dropcap114812" style:family="text" style:parent-style-name="WW8Dropcap4045"/>
    <style:style style:name="WW-WW8Dropcap114912" style:family="text" style:parent-style-name="WW8Dropcap4045"/>
    <style:style style:name="WW-WW8Dropcap115012" style:family="text" style:parent-style-name="WW8Dropcap4045"/>
    <style:style style:name="WW-WW8Dropcap115112" style:family="text" style:parent-style-name="WW8Dropcap4045"/>
    <style:style style:name="WW-WW8Dropcap115212" style:family="text" style:parent-style-name="WW8Dropcap4045"/>
    <style:style style:name="WW-WW8Dropcap115312" style:family="text" style:parent-style-name="WW8Dropcap4045"/>
    <style:style style:name="WW-WW8Dropcap115412" style:family="text" style:parent-style-name="WW8Dropcap4045"/>
    <style:style style:name="WW-WW8Dropcap115512" style:family="text" style:parent-style-name="WW8Dropcap4045"/>
    <style:style style:name="WW-WW8Dropcap115612" style:family="text" style:parent-style-name="WW8Dropcap4045"/>
    <style:style style:name="WW-WW8Dropcap115712" style:family="text" style:parent-style-name="WW8Dropcap4045"/>
    <style:style style:name="WW-WW8Dropcap115812" style:family="text" style:parent-style-name="WW8Dropcap4045"/>
    <style:style style:name="WW-WW8Dropcap115912" style:family="text" style:parent-style-name="WW8Dropcap4045"/>
    <style:style style:name="WW-WW8Dropcap116012" style:family="text" style:parent-style-name="WW8Dropcap4045"/>
    <style:style style:name="WW-WW8Dropcap116112" style:family="text" style:parent-style-name="WW8Dropcap4045"/>
    <style:style style:name="WW-WW8Dropcap116212" style:family="text" style:parent-style-name="WW8Dropcap4045"/>
    <style:style style:name="WW-WW8Dropcap116312" style:family="text" style:parent-style-name="WW8Dropcap4045"/>
    <style:style style:name="WW-WW8Dropcap116412" style:family="text" style:parent-style-name="WW8Dropcap4045"/>
    <style:style style:name="WW-WW8Dropcap116512" style:family="text" style:parent-style-name="WW8Dropcap4045"/>
    <style:style style:name="WW-WW8Dropcap116612" style:family="text" style:parent-style-name="WW8Dropcap4045"/>
    <style:style style:name="WW-WW8Dropcap116712" style:family="text" style:parent-style-name="WW8Dropcap4045"/>
    <style:style style:name="WW-WW8Dropcap116812" style:family="text" style:parent-style-name="WW8Dropcap4045"/>
    <style:style style:name="WW-WW8Dropcap116912" style:family="text" style:parent-style-name="WW8Dropcap4045"/>
    <style:style style:name="WW-WW8Dropcap117012" style:family="text" style:parent-style-name="WW8Dropcap4045"/>
    <style:style style:name="WW-WW8Dropcap117112" style:family="text" style:parent-style-name="WW8Dropcap4045"/>
    <style:style style:name="WW-WW8Dropcap117212" style:family="text" style:parent-style-name="WW8Dropcap4045"/>
    <style:style style:name="WW-WW8Dropcap117312" style:family="text" style:parent-style-name="WW8Dropcap4045"/>
    <style:style style:name="WW-WW8Dropcap117412" style:family="text" style:parent-style-name="WW8Dropcap4045"/>
    <style:style style:name="WW-WW8Dropcap117512" style:family="text" style:parent-style-name="WW8Dropcap4045"/>
    <style:style style:name="WW-WW8Dropcap117612" style:family="text" style:parent-style-name="WW8Dropcap4045"/>
    <style:style style:name="WW-WW8Dropcap117712" style:family="text" style:parent-style-name="WW8Dropcap4045"/>
    <style:style style:name="WW-WW8Dropcap117812" style:family="text" style:parent-style-name="WW8Dropcap4045"/>
    <style:style style:name="WW-WW8Dropcap117912" style:family="text" style:parent-style-name="WW8Dropcap4045"/>
    <style:style style:name="WW-WW8Dropcap118012" style:family="text" style:parent-style-name="WW8Dropcap4045"/>
    <style:style style:name="WW-WW8Dropcap118112" style:family="text" style:parent-style-name="WW8Dropcap4045"/>
    <style:style style:name="WW-WW8Dropcap118212" style:family="text" style:parent-style-name="WW8Dropcap4045"/>
    <style:style style:name="WW-WW8Dropcap118312" style:family="text" style:parent-style-name="WW8Dropcap4045"/>
    <style:style style:name="WW-WW8Dropcap118412" style:family="text" style:parent-style-name="WW8Dropcap4045"/>
    <style:style style:name="WW-WW8Dropcap118512" style:family="text" style:parent-style-name="WW8Dropcap4045"/>
    <style:style style:name="WW-WW8Dropcap118612" style:family="text" style:parent-style-name="WW8Dropcap4045"/>
    <style:style style:name="WW-WW8Dropcap118712" style:family="text" style:parent-style-name="WW8Dropcap4045"/>
    <style:style style:name="WW-WW8Dropcap118812" style:family="text" style:parent-style-name="WW8Dropcap4045"/>
    <style:style style:name="WW-WW8Dropcap118912" style:family="text" style:parent-style-name="WW8Dropcap4045"/>
    <style:style style:name="WW-WW8Dropcap119012" style:family="text" style:parent-style-name="WW8Dropcap4045"/>
    <style:style style:name="WW-WW8Dropcap119112" style:family="text" style:parent-style-name="WW8Dropcap4045"/>
    <style:style style:name="WW-WW8Dropcap119212" style:family="text" style:parent-style-name="WW8Dropcap4045"/>
    <style:style style:name="WW-WW8Dropcap119312" style:family="text" style:parent-style-name="WW8Dropcap4045"/>
    <style:style style:name="WW-WW8Dropcap119412" style:family="text" style:parent-style-name="WW8Dropcap4045"/>
    <style:style style:name="WW-WW8Dropcap119512" style:family="text" style:parent-style-name="WW8Dropcap4045"/>
    <style:style style:name="WW-WW8Dropcap119612" style:family="text" style:parent-style-name="WW8Dropcap4045"/>
    <style:style style:name="WW-WW8Dropcap119712" style:family="text" style:parent-style-name="WW8Dropcap4045"/>
    <style:style style:name="WW-WW8Dropcap119812" style:family="text" style:parent-style-name="WW8Dropcap4045"/>
    <style:style style:name="WW-WW8Dropcap119912" style:family="text" style:parent-style-name="WW8Dropcap4045"/>
    <style:style style:name="WW-WW8Dropcap120012" style:family="text" style:parent-style-name="WW8Dropcap4045"/>
    <style:style style:name="WW-WW8Dropcap120112" style:family="text" style:parent-style-name="WW8Dropcap4045"/>
    <style:style style:name="WW-WW8Dropcap120212" style:family="text" style:parent-style-name="WW8Dropcap4045"/>
    <style:style style:name="WW-WW8Dropcap120312" style:family="text" style:parent-style-name="WW8Dropcap4045"/>
    <style:style style:name="WW-WW8Dropcap120412" style:family="text" style:parent-style-name="WW8Dropcap4045"/>
    <style:style style:name="WW-WW8Dropcap120512" style:family="text" style:parent-style-name="WW8Dropcap4045"/>
    <style:style style:name="WW-WW8Dropcap120612" style:family="text" style:parent-style-name="WW8Dropcap4045"/>
    <style:style style:name="WW-WW8Dropcap120712" style:family="text" style:parent-style-name="WW8Dropcap4045"/>
    <style:style style:name="WW-WW8Dropcap120812" style:family="text" style:parent-style-name="WW8Dropcap4045"/>
    <style:style style:name="WW-WW8Dropcap120912" style:family="text" style:parent-style-name="WW8Dropcap4045"/>
    <style:style style:name="WW-WW8Dropcap121012" style:family="text" style:parent-style-name="WW8Dropcap4045"/>
    <style:style style:name="WW-WW8Dropcap121112" style:family="text" style:parent-style-name="WW8Dropcap4045"/>
    <style:style style:name="WW-WW8Dropcap121212" style:family="text" style:parent-style-name="WW8Dropcap4045"/>
    <style:style style:name="WW-WW8Dropcap121312" style:family="text" style:parent-style-name="WW8Dropcap4045"/>
    <style:style style:name="WW-WW8Dropcap121412" style:family="text" style:parent-style-name="WW8Dropcap4045"/>
    <style:style style:name="WW-WW8Dropcap121512" style:family="text" style:parent-style-name="WW8Dropcap4045"/>
    <style:style style:name="WW-WW8Dropcap121612" style:family="text" style:parent-style-name="WW8Dropcap4045"/>
    <style:style style:name="WW-WW8Dropcap121712" style:family="text" style:parent-style-name="WW8Dropcap4045"/>
    <style:style style:name="WW-WW8Dropcap121812" style:family="text" style:parent-style-name="WW8Dropcap4045"/>
    <style:style style:name="WW-WW8Dropcap121912" style:family="text" style:parent-style-name="WW8Dropcap4045"/>
    <style:style style:name="WW-WW8Dropcap122012" style:family="text" style:parent-style-name="WW8Dropcap4045"/>
    <style:style style:name="WW-WW8Dropcap122112" style:family="text" style:parent-style-name="WW8Dropcap4045"/>
    <style:style style:name="WW-WW8Dropcap122212" style:family="text" style:parent-style-name="WW8Dropcap4045"/>
    <style:style style:name="WW-WW8Dropcap122312" style:family="text" style:parent-style-name="WW8Dropcap4045"/>
    <style:style style:name="WW-WW8Dropcap122412" style:family="text" style:parent-style-name="WW8Dropcap4045"/>
    <style:style style:name="WW-WW8Dropcap122512" style:family="text" style:parent-style-name="WW8Dropcap4045"/>
    <style:style style:name="WW-WW8Dropcap122612" style:family="text" style:parent-style-name="WW8Dropcap4045"/>
    <style:style style:name="WW-WW8Dropcap122712" style:family="text" style:parent-style-name="WW8Dropcap4045"/>
    <style:style style:name="WW-WW8Dropcap122812" style:family="text" style:parent-style-name="WW8Dropcap4045"/>
    <style:style style:name="WW-WW8Dropcap122912" style:family="text" style:parent-style-name="WW8Dropcap4045"/>
    <style:style style:name="WW-WW8Dropcap123012" style:family="text" style:parent-style-name="WW8Dropcap4045"/>
    <style:style style:name="WW-WW8Dropcap123112" style:family="text" style:parent-style-name="WW8Dropcap4045"/>
    <style:style style:name="WW-WW8Dropcap123212" style:family="text" style:parent-style-name="WW8Dropcap4045"/>
    <style:style style:name="WW-WW8Dropcap123312" style:family="text" style:parent-style-name="WW8Dropcap4045"/>
    <style:style style:name="WW-WW8Dropcap123412" style:family="text" style:parent-style-name="WW8Dropcap4045"/>
    <style:style style:name="WW-WW8Dropcap123512" style:family="text" style:parent-style-name="WW8Dropcap4045"/>
    <style:style style:name="WW-WW8Dropcap123612" style:family="text" style:parent-style-name="WW8Dropcap4045"/>
    <style:style style:name="WW-WW8Dropcap123712" style:family="text" style:parent-style-name="WW8Dropcap4045"/>
    <style:style style:name="WW-WW8Dropcap123812" style:family="text" style:parent-style-name="WW8Dropcap4045"/>
    <style:style style:name="WW-WW8Dropcap123912" style:family="text" style:parent-style-name="WW8Dropcap4045"/>
    <style:style style:name="WW-WW8Dropcap124012" style:family="text" style:parent-style-name="WW8Dropcap4045"/>
    <style:style style:name="WW-WW8Dropcap124112" style:family="text" style:parent-style-name="WW8Dropcap4045"/>
    <style:style style:name="WW-WW8Dropcap124212" style:family="text" style:parent-style-name="WW8Dropcap4045"/>
    <style:style style:name="WW-WW8Dropcap124312" style:family="text" style:parent-style-name="WW8Dropcap4045"/>
    <style:style style:name="WW-WW8Dropcap124412" style:family="text" style:parent-style-name="WW8Dropcap4045"/>
    <style:style style:name="WW-WW8Dropcap124512" style:family="text" style:parent-style-name="WW8Dropcap4045"/>
    <style:style style:name="WW-WW8Dropcap124612" style:family="text" style:parent-style-name="WW8Dropcap4045"/>
    <style:style style:name="WW-WW8Dropcap124712" style:family="text" style:parent-style-name="WW8Dropcap4045"/>
    <style:style style:name="WW-WW8Dropcap124812" style:family="text" style:parent-style-name="WW8Dropcap4045"/>
    <style:style style:name="WW-WW8Dropcap124912" style:family="text" style:parent-style-name="WW8Dropcap4045"/>
    <style:style style:name="WW-WW8Dropcap125012" style:family="text" style:parent-style-name="WW8Dropcap4045"/>
    <style:style style:name="WW-WW8Dropcap125112" style:family="text" style:parent-style-name="WW8Dropcap4045"/>
    <style:style style:name="WW-WW8Dropcap125212" style:family="text" style:parent-style-name="WW8Dropcap4045"/>
    <style:style style:name="WW-WW8Dropcap125312" style:family="text" style:parent-style-name="WW8Dropcap4045"/>
    <style:style style:name="WW-WW8Dropcap125412" style:family="text" style:parent-style-name="WW8Dropcap4045"/>
    <style:style style:name="WW-WW8Dropcap125512" style:family="text" style:parent-style-name="WW8Dropcap4045"/>
    <style:style style:name="WW-WW8Dropcap125612" style:family="text" style:parent-style-name="WW8Dropcap4045"/>
    <style:style style:name="WW-WW8Dropcap125712" style:family="text" style:parent-style-name="WW8Dropcap4045"/>
    <style:style style:name="WW-WW8Dropcap125812" style:family="text" style:parent-style-name="WW8Dropcap4045"/>
    <style:style style:name="WW-WW8Dropcap125912" style:family="text" style:parent-style-name="WW8Dropcap4045"/>
    <style:style style:name="WW-WW8Dropcap126012" style:family="text" style:parent-style-name="WW8Dropcap4045"/>
    <style:style style:name="WW-WW8Dropcap126112" style:family="text" style:parent-style-name="WW8Dropcap4045"/>
    <style:style style:name="WW-WW8Dropcap126212" style:family="text" style:parent-style-name="WW8Dropcap4045"/>
    <style:style style:name="WW-WW8Dropcap126312" style:family="text" style:parent-style-name="WW8Dropcap4045"/>
    <style:style style:name="WW-WW8Dropcap126412" style:family="text" style:parent-style-name="WW8Dropcap4045"/>
    <style:style style:name="WW-WW8Dropcap126512" style:family="text" style:parent-style-name="WW8Dropcap4045"/>
    <style:style style:name="WW-WW8Dropcap126612" style:family="text" style:parent-style-name="WW8Dropcap4045"/>
    <style:style style:name="WW-WW8Dropcap126712" style:family="text" style:parent-style-name="WW8Dropcap4045"/>
    <style:style style:name="WW-WW8Dropcap126812" style:family="text" style:parent-style-name="WW8Dropcap4045"/>
    <style:style style:name="WW-WW8Dropcap126912" style:family="text" style:parent-style-name="WW8Dropcap4045"/>
    <style:style style:name="WW-WW8Dropcap127012" style:family="text" style:parent-style-name="WW8Dropcap4045"/>
    <style:style style:name="WW-WW8Dropcap127112" style:family="text" style:parent-style-name="WW8Dropcap4045"/>
    <style:style style:name="WW-WW8Dropcap127212" style:family="text" style:parent-style-name="WW8Dropcap4045"/>
    <style:style style:name="WW-WW8Dropcap127312" style:family="text" style:parent-style-name="WW8Dropcap4045"/>
    <style:style style:name="WW-WW8Dropcap127412" style:family="text" style:parent-style-name="WW8Dropcap4045"/>
    <style:style style:name="WW-WW8Dropcap127512" style:family="text" style:parent-style-name="WW8Dropcap4045"/>
    <style:style style:name="WW-WW8Dropcap127612" style:family="text" style:parent-style-name="WW8Dropcap4045"/>
    <style:style style:name="WW-WW8Dropcap127712" style:family="text" style:parent-style-name="WW8Dropcap4045"/>
    <style:style style:name="WW-WW8Dropcap127812" style:family="text" style:parent-style-name="WW8Dropcap4045"/>
    <style:style style:name="WW-WW8Dropcap127912" style:family="text" style:parent-style-name="WW8Dropcap4045"/>
    <style:style style:name="WW-WW8Dropcap128012" style:family="text" style:parent-style-name="WW8Dropcap4045"/>
    <style:style style:name="WW-WW8Dropcap128112" style:family="text" style:parent-style-name="WW8Dropcap4045"/>
    <style:style style:name="WW-WW8Dropcap128212" style:family="text" style:parent-style-name="WW8Dropcap4045"/>
    <style:style style:name="WW-WW8Dropcap128312" style:family="text" style:parent-style-name="WW8Dropcap4045"/>
    <style:style style:name="WW-WW8Dropcap128412" style:family="text" style:parent-style-name="WW8Dropcap4045"/>
    <style:style style:name="WW-WW8Dropcap128512" style:family="text" style:parent-style-name="WW8Dropcap4045"/>
    <style:style style:name="WW-WW8Dropcap128612" style:family="text" style:parent-style-name="WW8Dropcap4045"/>
    <style:style style:name="WW-WW8Dropcap128712" style:family="text" style:parent-style-name="WW8Dropcap4045"/>
    <style:style style:name="WW-WW8Dropcap128812" style:family="text" style:parent-style-name="WW8Dropcap4045"/>
    <style:style style:name="WW-WW8Dropcap128912" style:family="text" style:parent-style-name="WW8Dropcap4045"/>
    <style:style style:name="WW-WW8Dropcap129012" style:family="text" style:parent-style-name="WW8Dropcap4045"/>
    <style:style style:name="WW-WW8Dropcap129112" style:family="text" style:parent-style-name="WW8Dropcap4045"/>
    <style:style style:name="WW-WW8Dropcap129212" style:family="text" style:parent-style-name="WW8Dropcap4045"/>
    <style:style style:name="WW-WW8Dropcap129312" style:family="text" style:parent-style-name="WW8Dropcap4045"/>
    <style:style style:name="WW-WW8Dropcap129412" style:family="text" style:parent-style-name="WW8Dropcap4045"/>
    <style:style style:name="WW-WW8Dropcap129512" style:family="text" style:parent-style-name="WW8Dropcap4045"/>
    <style:style style:name="WW-WW8Dropcap129612" style:family="text" style:parent-style-name="WW8Dropcap4045"/>
    <style:style style:name="WW-WW8Dropcap129712" style:family="text" style:parent-style-name="WW8Dropcap4045"/>
    <style:style style:name="WW-WW8Dropcap129812" style:family="text" style:parent-style-name="WW8Dropcap4045"/>
    <style:style style:name="WW-WW8Dropcap129912" style:family="text" style:parent-style-name="WW8Dropcap4045"/>
    <style:style style:name="WW-WW8Dropcap130012" style:family="text" style:parent-style-name="WW8Dropcap4045"/>
    <style:style style:name="WW-WW8Dropcap130112" style:family="text" style:parent-style-name="WW8Dropcap4045"/>
    <style:style style:name="WW-WW8Dropcap130212" style:family="text" style:parent-style-name="WW8Dropcap4045"/>
    <style:style style:name="WW-WW8Dropcap130312" style:family="text" style:parent-style-name="WW8Dropcap4045"/>
    <style:style style:name="WW-WW8Dropcap130412" style:family="text" style:parent-style-name="WW8Dropcap4045"/>
    <style:style style:name="WW-WW8Dropcap130512" style:family="text" style:parent-style-name="WW8Dropcap4045"/>
    <style:style style:name="WW-WW8Dropcap130612" style:family="text" style:parent-style-name="WW8Dropcap4045"/>
    <style:style style:name="WW-WW8Dropcap130712" style:family="text" style:parent-style-name="WW8Dropcap4045"/>
    <style:style style:name="WW-WW8Dropcap130812" style:family="text" style:parent-style-name="WW8Dropcap4045"/>
    <style:style style:name="WW-WW8Dropcap130912" style:family="text" style:parent-style-name="WW8Dropcap4045"/>
    <style:style style:name="WW-WW8Dropcap131012" style:family="text" style:parent-style-name="WW8Dropcap4045"/>
    <style:style style:name="WW-WW8Dropcap131112" style:family="text" style:parent-style-name="WW8Dropcap4045"/>
    <style:style style:name="WW-WW8Dropcap131212" style:family="text" style:parent-style-name="WW8Dropcap4045"/>
    <style:style style:name="WW-WW8Dropcap131312" style:family="text" style:parent-style-name="WW8Dropcap4045"/>
    <style:style style:name="WW-WW8Dropcap131412" style:family="text" style:parent-style-name="WW8Dropcap4045"/>
    <style:style style:name="WW-WW8Dropcap131512" style:family="text" style:parent-style-name="WW8Dropcap4045"/>
    <style:style style:name="WW-WW8Dropcap131612" style:family="text" style:parent-style-name="WW8Dropcap4045"/>
    <style:style style:name="WW-WW8Dropcap131712" style:family="text" style:parent-style-name="WW8Dropcap4045"/>
    <style:style style:name="WW-WW8Dropcap131812" style:family="text" style:parent-style-name="WW8Dropcap4045"/>
    <style:style style:name="WW-WW8Dropcap131912" style:family="text" style:parent-style-name="WW8Dropcap4045"/>
    <style:style style:name="WW-WW8Dropcap132012" style:family="text" style:parent-style-name="WW8Dropcap4045"/>
    <style:style style:name="WW-WW8Dropcap132112" style:family="text" style:parent-style-name="WW8Dropcap4045"/>
    <style:style style:name="WW-WW8Dropcap132212" style:family="text" style:parent-style-name="WW8Dropcap4045"/>
    <style:style style:name="WW-WW8Dropcap132312" style:family="text" style:parent-style-name="WW8Dropcap4045"/>
    <style:style style:name="WW-WW8Dropcap132412" style:family="text" style:parent-style-name="WW8Dropcap4045"/>
    <style:style style:name="WW-WW8Dropcap132512" style:family="text" style:parent-style-name="WW8Dropcap4045"/>
    <style:style style:name="WW-WW8Dropcap132612" style:family="text" style:parent-style-name="WW8Dropcap4045"/>
    <style:style style:name="WW-WW8Dropcap132712" style:family="text" style:parent-style-name="WW8Dropcap4045"/>
    <style:style style:name="WW-WW8Dropcap132812" style:family="text" style:parent-style-name="WW8Dropcap4045"/>
    <style:style style:name="WW-WW8Dropcap132912" style:family="text" style:parent-style-name="WW8Dropcap4045"/>
    <style:style style:name="WW-WW8Dropcap133012" style:family="text" style:parent-style-name="WW8Dropcap4045"/>
    <style:style style:name="WW-WW8Dropcap133112" style:family="text" style:parent-style-name="WW8Dropcap4045"/>
    <style:style style:name="WW-WW8Dropcap133212" style:family="text" style:parent-style-name="WW8Dropcap4045"/>
    <style:style style:name="WW-WW8Dropcap133312" style:family="text" style:parent-style-name="WW8Dropcap4045"/>
    <style:style style:name="WW-WW8Dropcap133412" style:family="text" style:parent-style-name="WW8Dropcap4045"/>
    <style:style style:name="WW-WW8Dropcap133512" style:family="text" style:parent-style-name="WW8Dropcap4045"/>
    <style:style style:name="WW-WW8Dropcap133612" style:family="text" style:parent-style-name="WW8Dropcap4045"/>
    <style:style style:name="WW-WW8Dropcap133712" style:family="text" style:parent-style-name="WW8Dropcap4045"/>
    <style:style style:name="WW-WW8Dropcap133812" style:family="text" style:parent-style-name="WW8Dropcap4045"/>
    <style:style style:name="WW-WW8Dropcap133912" style:family="text" style:parent-style-name="WW8Dropcap4045"/>
    <style:style style:name="WW-WW8Dropcap134012" style:family="text" style:parent-style-name="WW8Dropcap4045"/>
    <style:style style:name="WW-WW8Dropcap134112" style:family="text" style:parent-style-name="WW8Dropcap4045"/>
    <style:style style:name="WW-WW8Dropcap134212" style:family="text" style:parent-style-name="WW8Dropcap4045"/>
    <style:style style:name="WW-WW8Dropcap134312" style:family="text" style:parent-style-name="WW8Dropcap4045"/>
    <style:style style:name="WW-WW8Dropcap134412" style:family="text" style:parent-style-name="WW8Dropcap4045"/>
    <style:style style:name="WW-WW8Dropcap134512" style:family="text" style:parent-style-name="WW8Dropcap4045"/>
    <style:style style:name="WW-WW8Dropcap134612" style:family="text" style:parent-style-name="WW8Dropcap4045"/>
    <style:style style:name="WW-WW8Dropcap134712" style:family="text" style:parent-style-name="WW8Dropcap4045"/>
    <style:style style:name="WW-WW8Dropcap134812" style:family="text" style:parent-style-name="WW8Dropcap4045"/>
    <style:style style:name="WW-WW8Dropcap134912" style:family="text" style:parent-style-name="WW8Dropcap4045"/>
    <style:style style:name="WW-WW8Dropcap135012" style:family="text" style:parent-style-name="WW8Dropcap4045"/>
    <style:style style:name="WW-WW8Dropcap135112" style:family="text" style:parent-style-name="WW8Dropcap4045"/>
    <style:style style:name="WW-WW8Dropcap135212" style:family="text" style:parent-style-name="WW8Dropcap4045"/>
    <style:style style:name="WW-WW8Dropcap135312" style:family="text" style:parent-style-name="WW8Dropcap4045"/>
    <style:style style:name="WW-WW8Dropcap135412" style:family="text" style:parent-style-name="WW8Dropcap4045"/>
    <style:style style:name="WW-WW8Dropcap135512" style:family="text" style:parent-style-name="WW8Dropcap4045"/>
    <style:style style:name="WW-WW8Dropcap135612" style:family="text" style:parent-style-name="WW8Dropcap4045"/>
    <style:style style:name="WW-WW8Dropcap135712" style:family="text" style:parent-style-name="WW8Dropcap4045"/>
    <style:style style:name="WW-WW8Dropcap135812" style:family="text" style:parent-style-name="WW8Dropcap4045"/>
    <style:style style:name="WW-WW8Dropcap135912" style:family="text" style:parent-style-name="WW8Dropcap4045"/>
    <style:style style:name="WW-WW8Dropcap136012" style:family="text" style:parent-style-name="WW8Dropcap4045"/>
    <style:style style:name="WW-WW8Dropcap136112" style:family="text" style:parent-style-name="WW8Dropcap4045"/>
    <style:style style:name="WW-WW8Dropcap136212" style:family="text" style:parent-style-name="WW8Dropcap4045"/>
    <style:style style:name="WW-WW8Dropcap136312" style:family="text" style:parent-style-name="WW8Dropcap4045"/>
    <style:style style:name="WW-WW8Dropcap136412" style:family="text" style:parent-style-name="WW8Dropcap4045"/>
    <style:style style:name="WW-WW8Dropcap136512" style:family="text" style:parent-style-name="WW8Dropcap4045"/>
    <style:style style:name="WW-WW8Dropcap136612" style:family="text" style:parent-style-name="WW8Dropcap4045"/>
    <style:style style:name="WW-WW8Dropcap136712" style:family="text" style:parent-style-name="WW8Dropcap4045"/>
    <style:style style:name="WW-WW8Dropcap136812" style:family="text" style:parent-style-name="WW8Dropcap4045"/>
    <style:style style:name="WW-WW8Dropcap136912" style:family="text" style:parent-style-name="WW8Dropcap4045"/>
    <style:style style:name="WW-WW8Dropcap137012" style:family="text" style:parent-style-name="WW8Dropcap4045"/>
    <style:style style:name="WW-WW8Dropcap137112" style:family="text" style:parent-style-name="WW8Dropcap4045"/>
    <style:style style:name="WW-WW8Dropcap137212" style:family="text" style:parent-style-name="WW8Dropcap4045"/>
    <style:style style:name="WW-WW8Dropcap137312" style:family="text" style:parent-style-name="WW8Dropcap4045"/>
    <style:style style:name="WW-WW8Dropcap137412" style:family="text" style:parent-style-name="WW8Dropcap4045"/>
    <style:style style:name="WW-WW8Dropcap137512" style:family="text" style:parent-style-name="WW8Dropcap4045"/>
    <style:style style:name="WW-WW8Dropcap137612" style:family="text" style:parent-style-name="WW8Dropcap4045"/>
    <style:style style:name="WW-WW8Dropcap137712" style:family="text" style:parent-style-name="WW8Dropcap4045"/>
    <style:style style:name="WW-WW8Dropcap137812" style:family="text" style:parent-style-name="WW8Dropcap4045"/>
    <style:style style:name="WW-WW8Dropcap137912" style:family="text" style:parent-style-name="WW8Dropcap4045"/>
    <style:style style:name="WW-WW8Dropcap138012" style:family="text" style:parent-style-name="WW8Dropcap4045"/>
    <style:style style:name="WW-WW8Dropcap138112" style:family="text" style:parent-style-name="WW8Dropcap4045"/>
    <style:style style:name="WW-WW8Dropcap138212" style:family="text" style:parent-style-name="WW8Dropcap4045"/>
    <style:style style:name="WW-WW8Dropcap138312" style:family="text" style:parent-style-name="WW8Dropcap4045"/>
    <style:style style:name="WW-WW8Dropcap138412" style:family="text" style:parent-style-name="WW8Dropcap4045"/>
    <style:style style:name="WW-WW8Dropcap138512" style:family="text" style:parent-style-name="WW8Dropcap4045"/>
    <style:style style:name="WW-WW8Dropcap138612" style:family="text" style:parent-style-name="WW8Dropcap4045"/>
    <style:style style:name="WW-WW8Dropcap138712" style:family="text" style:parent-style-name="WW8Dropcap4045"/>
    <style:style style:name="WW-WW8Dropcap138812" style:family="text" style:parent-style-name="WW8Dropcap4045"/>
    <style:style style:name="WW-WW8Dropcap138912" style:family="text" style:parent-style-name="WW8Dropcap4045"/>
    <style:style style:name="WW-WW8Dropcap139012" style:family="text" style:parent-style-name="WW8Dropcap4045"/>
    <style:style style:name="WW-WW8Dropcap139112" style:family="text" style:parent-style-name="WW8Dropcap4045"/>
    <style:style style:name="WW-WW8Dropcap139212" style:family="text" style:parent-style-name="WW8Dropcap4045"/>
    <style:style style:name="WW-WW8Dropcap139312" style:family="text" style:parent-style-name="WW8Dropcap4045"/>
    <style:style style:name="WW-WW8Dropcap139412" style:family="text" style:parent-style-name="WW8Dropcap4045"/>
    <style:style style:name="WW-WW8Dropcap139512" style:family="text" style:parent-style-name="WW8Dropcap4045"/>
    <style:style style:name="WW-WW8Dropcap139612" style:family="text" style:parent-style-name="WW8Dropcap4045"/>
    <style:style style:name="WW-WW8Dropcap139712" style:family="text" style:parent-style-name="WW8Dropcap4045"/>
    <style:style style:name="WW-WW8Dropcap139812" style:family="text" style:parent-style-name="WW8Dropcap4045"/>
    <style:style style:name="WW-WW8Dropcap139912" style:family="text" style:parent-style-name="WW8Dropcap4045"/>
    <style:style style:name="WW-WW8Dropcap140012" style:family="text" style:parent-style-name="WW8Dropcap4045"/>
    <style:style style:name="WW-WW8Dropcap140112" style:family="text" style:parent-style-name="WW8Dropcap4045"/>
    <style:style style:name="WW-WW8Dropcap140212" style:family="text" style:parent-style-name="WW8Dropcap4045"/>
    <style:style style:name="WW-WW8Dropcap140312" style:family="text" style:parent-style-name="WW8Dropcap4045"/>
    <style:style style:name="WW-WW8Dropcap140412" style:family="text" style:parent-style-name="WW8Dropcap4045"/>
    <style:style style:name="WW-WW8Dropcap140512" style:family="text" style:parent-style-name="WW8Dropcap4045"/>
    <style:style style:name="WW-WW8Dropcap140612" style:family="text" style:parent-style-name="WW8Dropcap4045"/>
    <style:style style:name="WW-WW8Dropcap140712" style:family="text" style:parent-style-name="WW8Dropcap4045"/>
    <style:style style:name="WW-WW8Dropcap140812" style:family="text" style:parent-style-name="WW8Dropcap4045"/>
    <style:style style:name="WW-WW8Dropcap140912" style:family="text" style:parent-style-name="WW8Dropcap4045"/>
    <style:style style:name="WW-WW8Dropcap141012" style:family="text" style:parent-style-name="WW8Dropcap4045"/>
    <style:style style:name="WW-WW8Dropcap141112" style:family="text" style:parent-style-name="WW8Dropcap4045"/>
    <style:style style:name="WW-WW8Dropcap141212" style:family="text" style:parent-style-name="WW8Dropcap4045"/>
    <style:style style:name="WW-WW8Dropcap141312" style:family="text" style:parent-style-name="WW8Dropcap4045"/>
    <style:style style:name="WW-WW8Dropcap141412" style:family="text" style:parent-style-name="WW8Dropcap4045"/>
    <style:style style:name="WW-WW8Dropcap141512" style:family="text" style:parent-style-name="WW8Dropcap4045"/>
    <style:style style:name="WW-WW8Dropcap141612" style:family="text" style:parent-style-name="WW8Dropcap4045"/>
    <style:style style:name="WW-WW8Dropcap141712" style:family="text" style:parent-style-name="WW8Dropcap4045"/>
    <style:style style:name="WW-WW8Dropcap141812" style:family="text" style:parent-style-name="WW8Dropcap4045"/>
    <style:style style:name="WW-WW8Dropcap141912" style:family="text" style:parent-style-name="WW8Dropcap4045"/>
    <style:style style:name="WW-WW8Dropcap142012" style:family="text" style:parent-style-name="WW8Dropcap4045"/>
    <style:style style:name="WW-WW8Dropcap142112" style:family="text" style:parent-style-name="WW8Dropcap4045"/>
    <style:style style:name="WW-WW8Dropcap142212" style:family="text" style:parent-style-name="WW8Dropcap4045"/>
    <style:style style:name="WW-WW8Dropcap142312" style:family="text" style:parent-style-name="WW8Dropcap4045"/>
    <style:style style:name="WW-WW8Dropcap142412" style:family="text" style:parent-style-name="WW8Dropcap4045"/>
    <style:style style:name="WW-WW8Dropcap142512" style:family="text" style:parent-style-name="WW8Dropcap4045"/>
    <style:style style:name="WW-WW8Dropcap142612" style:family="text" style:parent-style-name="WW8Dropcap4045"/>
    <style:style style:name="WW-WW8Dropcap142712" style:family="text" style:parent-style-name="WW8Dropcap4045"/>
    <style:style style:name="WW-WW8Dropcap142812" style:family="text" style:parent-style-name="WW8Dropcap4045"/>
    <style:style style:name="WW-WW8Dropcap142912" style:family="text" style:parent-style-name="WW8Dropcap4045"/>
    <style:style style:name="WW-WW8Dropcap143012" style:family="text" style:parent-style-name="WW8Dropcap4045"/>
    <style:style style:name="WW-WW8Dropcap143112" style:family="text" style:parent-style-name="WW8Dropcap4045"/>
    <style:style style:name="WW-WW8Dropcap143212" style:family="text" style:parent-style-name="WW8Dropcap4045"/>
    <style:style style:name="WW-WW8Dropcap143312" style:family="text" style:parent-style-name="WW8Dropcap4045"/>
    <style:style style:name="WW-WW8Dropcap143412" style:family="text" style:parent-style-name="WW8Dropcap4045"/>
    <style:style style:name="WW-WW8Dropcap143512" style:family="text" style:parent-style-name="WW8Dropcap4045"/>
    <style:style style:name="WW-WW8Dropcap143612" style:family="text" style:parent-style-name="WW8Dropcap4045"/>
    <style:style style:name="WW-WW8Dropcap143712" style:family="text" style:parent-style-name="WW8Dropcap4045"/>
    <style:style style:name="WW-WW8Dropcap143812" style:family="text" style:parent-style-name="WW8Dropcap4045"/>
    <style:style style:name="WW-WW8Dropcap143912" style:family="text" style:parent-style-name="WW8Dropcap4045"/>
    <style:style style:name="WW-WW8Dropcap144012" style:family="text" style:parent-style-name="WW8Dropcap4045"/>
    <style:style style:name="WW-WW8Dropcap144112" style:family="text" style:parent-style-name="WW8Dropcap4045"/>
    <style:style style:name="WW-WW8Dropcap144212" style:family="text" style:parent-style-name="WW8Dropcap4045"/>
    <style:style style:name="WW-WW8Dropcap144312" style:family="text" style:parent-style-name="WW8Dropcap4045"/>
    <style:style style:name="WW-WW8Dropcap144412" style:family="text" style:parent-style-name="WW8Dropcap4045"/>
    <style:style style:name="WW-WW8Dropcap144512" style:family="text" style:parent-style-name="WW8Dropcap4045"/>
    <style:style style:name="WW-WW8Dropcap144612" style:family="text" style:parent-style-name="WW8Dropcap4045"/>
    <style:style style:name="WW-WW8Dropcap144712" style:family="text" style:parent-style-name="WW8Dropcap4045"/>
    <style:style style:name="WW-WW8Dropcap144812" style:family="text" style:parent-style-name="WW8Dropcap4045"/>
    <style:style style:name="WW-WW8Dropcap144912" style:family="text" style:parent-style-name="WW8Dropcap4045"/>
    <style:style style:name="WW-WW8Dropcap145012" style:family="text" style:parent-style-name="WW8Dropcap4045"/>
    <style:style style:name="WW-WW8Dropcap145112" style:family="text" style:parent-style-name="WW8Dropcap4045"/>
    <style:style style:name="WW-WW8Dropcap145212" style:family="text" style:parent-style-name="WW8Dropcap4045"/>
    <style:style style:name="WW-WW8Dropcap145312" style:family="text" style:parent-style-name="WW8Dropcap4045"/>
    <style:style style:name="WW-WW8Dropcap145412" style:family="text" style:parent-style-name="WW8Dropcap4045"/>
    <style:style style:name="WW-WW8Dropcap145512" style:family="text" style:parent-style-name="WW8Dropcap4045"/>
    <style:style style:name="WW-WW8Dropcap145612" style:family="text" style:parent-style-name="WW8Dropcap4045"/>
    <style:style style:name="WW-WW8Dropcap145712" style:family="text" style:parent-style-name="WW8Dropcap4045"/>
    <style:style style:name="WW-WW8Dropcap145812" style:family="text" style:parent-style-name="WW8Dropcap4045"/>
    <style:style style:name="WW-WW8Dropcap145912" style:family="text" style:parent-style-name="WW8Dropcap4045"/>
    <style:style style:name="WW-WW8Dropcap146012" style:family="text" style:parent-style-name="WW8Dropcap4045"/>
    <style:style style:name="WW-WW8Dropcap146112" style:family="text" style:parent-style-name="WW8Dropcap4045"/>
    <style:style style:name="WW-WW8Dropcap146212" style:family="text" style:parent-style-name="WW8Dropcap4045"/>
    <style:style style:name="WW-WW8Dropcap146312" style:family="text" style:parent-style-name="WW8Dropcap4045"/>
    <style:style style:name="WW-WW8Dropcap146412" style:family="text" style:parent-style-name="WW8Dropcap4045"/>
    <style:style style:name="WW-WW8Dropcap146512" style:family="text" style:parent-style-name="WW8Dropcap4045"/>
    <style:style style:name="WW-WW8Dropcap146612" style:family="text" style:parent-style-name="WW8Dropcap4045"/>
    <style:style style:name="WW-WW8Dropcap146712" style:family="text" style:parent-style-name="WW8Dropcap4045"/>
    <style:style style:name="WW-WW8Dropcap146812" style:family="text" style:parent-style-name="WW8Dropcap4045"/>
    <style:style style:name="WW-WW8Dropcap146912" style:family="text" style:parent-style-name="WW8Dropcap4045"/>
    <style:style style:name="WW-WW8Dropcap147012" style:family="text" style:parent-style-name="WW8Dropcap4045"/>
    <style:style style:name="WW-WW8Dropcap147112" style:family="text" style:parent-style-name="WW8Dropcap4045"/>
    <style:style style:name="WW-WW8Dropcap147212" style:family="text" style:parent-style-name="WW8Dropcap4045"/>
    <style:style style:name="WW-WW8Dropcap147312" style:family="text" style:parent-style-name="WW8Dropcap4045"/>
    <style:style style:name="WW-WW8Dropcap147412" style:family="text" style:parent-style-name="WW8Dropcap4045"/>
    <style:style style:name="WW-WW8Dropcap147512" style:family="text" style:parent-style-name="WW8Dropcap4045"/>
    <style:style style:name="WW-WW8Dropcap147612" style:family="text" style:parent-style-name="WW8Dropcap4045"/>
    <style:style style:name="WW-WW8Dropcap147712" style:family="text" style:parent-style-name="WW8Dropcap4045"/>
    <style:style style:name="WW-WW8Dropcap147812" style:family="text" style:parent-style-name="WW8Dropcap4045"/>
    <style:style style:name="WW-WW8Dropcap147912" style:family="text" style:parent-style-name="WW8Dropcap4045"/>
    <style:style style:name="WW-WW8Dropcap148012" style:family="text" style:parent-style-name="WW8Dropcap4045"/>
    <style:style style:name="WW-WW8Dropcap148112" style:family="text" style:parent-style-name="WW8Dropcap4045"/>
    <style:style style:name="WW-WW8Dropcap148212" style:family="text" style:parent-style-name="WW8Dropcap4045"/>
    <style:style style:name="WW-WW8Dropcap148312" style:family="text" style:parent-style-name="WW8Dropcap4045"/>
    <style:style style:name="WW-WW8Dropcap148412" style:family="text" style:parent-style-name="WW8Dropcap4045"/>
    <style:style style:name="WW-WW8Dropcap148512" style:family="text" style:parent-style-name="WW8Dropcap4045"/>
    <style:style style:name="WW-WW8Dropcap148612" style:family="text" style:parent-style-name="WW8Dropcap4045"/>
    <style:style style:name="WW-WW8Dropcap148712" style:family="text" style:parent-style-name="WW8Dropcap4045"/>
    <style:style style:name="WW-WW8Dropcap148812" style:family="text" style:parent-style-name="WW8Dropcap4045"/>
    <style:style style:name="WW-WW8Dropcap148912" style:family="text" style:parent-style-name="WW8Dropcap4045"/>
    <style:style style:name="WW-WW8Dropcap149012" style:family="text" style:parent-style-name="WW8Dropcap4045"/>
    <style:style style:name="WW-WW8Dropcap149112" style:family="text" style:parent-style-name="WW8Dropcap4045"/>
    <style:style style:name="WW-WW8Dropcap149212" style:family="text" style:parent-style-name="WW8Dropcap4045"/>
    <style:style style:name="WW-WW8Dropcap149312" style:family="text" style:parent-style-name="WW8Dropcap4045"/>
    <style:style style:name="WW-WW8Dropcap149412" style:family="text" style:parent-style-name="WW8Dropcap4045"/>
    <style:style style:name="WW-WW8Dropcap149512" style:family="text" style:parent-style-name="WW8Dropcap4045"/>
    <style:style style:name="WW-WW8Dropcap149612" style:family="text" style:parent-style-name="WW8Dropcap4045"/>
    <style:style style:name="WW-WW8Dropcap149712" style:family="text" style:parent-style-name="WW8Dropcap4045"/>
    <style:style style:name="WW-WW8Dropcap149812" style:family="text" style:parent-style-name="WW8Dropcap4045"/>
    <style:style style:name="WW-WW8Dropcap149912" style:family="text" style:parent-style-name="WW8Dropcap4045"/>
    <style:style style:name="WW-WW8Dropcap150012" style:family="text" style:parent-style-name="WW8Dropcap4045"/>
    <style:style style:name="WW-WW8Dropcap150112" style:family="text" style:parent-style-name="WW8Dropcap4045"/>
    <style:style style:name="WW-WW8Dropcap150212" style:family="text" style:parent-style-name="WW8Dropcap4045"/>
    <style:style style:name="WW-WW8Dropcap150312" style:family="text" style:parent-style-name="WW8Dropcap4045"/>
    <style:style style:name="WW-WW8Dropcap150412" style:family="text" style:parent-style-name="WW8Dropcap4045"/>
    <style:style style:name="WW-WW8Dropcap150512" style:family="text" style:parent-style-name="WW8Dropcap4045"/>
    <style:style style:name="WW-WW8Dropcap150612" style:family="text" style:parent-style-name="WW8Dropcap4045"/>
    <style:style style:name="WW-WW8Dropcap150712" style:family="text" style:parent-style-name="WW8Dropcap4045"/>
    <style:style style:name="WW-WW8Dropcap150812" style:family="text" style:parent-style-name="WW8Dropcap4045"/>
    <style:style style:name="WW-WW8Dropcap150912" style:family="text" style:parent-style-name="WW8Dropcap4045"/>
    <style:style style:name="WW-WW8Dropcap151012" style:family="text" style:parent-style-name="WW8Dropcap4045"/>
    <style:style style:name="WW-WW8Dropcap151112" style:family="text" style:parent-style-name="WW8Dropcap4045"/>
    <style:style style:name="WW-WW8Dropcap151212" style:family="text" style:parent-style-name="WW8Dropcap4045"/>
    <style:style style:name="WW-WW8Dropcap151312" style:family="text" style:parent-style-name="WW8Dropcap4045"/>
    <style:style style:name="WW-WW8Dropcap151412" style:family="text" style:parent-style-name="WW8Dropcap4045"/>
    <style:style style:name="WW-WW8Dropcap151512" style:family="text" style:parent-style-name="WW8Dropcap4045"/>
    <style:style style:name="WW-WW8Dropcap151612" style:family="text" style:parent-style-name="WW8Dropcap4045"/>
    <style:style style:name="WW-WW8Dropcap151712" style:family="text" style:parent-style-name="WW8Dropcap4045"/>
    <style:style style:name="WW-WW8Dropcap151812" style:family="text" style:parent-style-name="WW8Dropcap4045"/>
    <style:style style:name="WW-WW8Dropcap151912" style:family="text" style:parent-style-name="WW8Dropcap4045"/>
    <style:style style:name="WW-WW8Dropcap152012" style:family="text" style:parent-style-name="WW8Dropcap4045"/>
    <style:style style:name="WW-WW8Dropcap152112" style:family="text" style:parent-style-name="WW8Dropcap4045"/>
    <style:style style:name="WW-WW8Dropcap152212" style:family="text" style:parent-style-name="WW8Dropcap4045"/>
    <style:style style:name="WW-WW8Dropcap152312" style:family="text" style:parent-style-name="WW8Dropcap4045"/>
    <style:style style:name="WW-WW8Dropcap152412" style:family="text" style:parent-style-name="WW8Dropcap4045"/>
    <style:style style:name="WW-WW8Dropcap152512" style:family="text" style:parent-style-name="WW8Dropcap4045"/>
    <style:style style:name="WW-WW8Dropcap152612" style:family="text" style:parent-style-name="WW8Dropcap4045"/>
    <style:style style:name="WW-WW8Dropcap152712" style:family="text" style:parent-style-name="WW8Dropcap4045"/>
    <style:style style:name="WW-WW8Dropcap152812" style:family="text" style:parent-style-name="WW8Dropcap4045"/>
    <style:style style:name="WW-WW8Dropcap152912" style:family="text" style:parent-style-name="WW8Dropcap4045"/>
    <style:style style:name="WW-WW8Dropcap153012" style:family="text" style:parent-style-name="WW8Dropcap4045"/>
    <style:style style:name="WW-WW8Dropcap153112" style:family="text" style:parent-style-name="WW8Dropcap4045"/>
    <style:style style:name="WW-WW8Dropcap153212" style:family="text" style:parent-style-name="WW8Dropcap4045"/>
    <style:style style:name="WW-WW8Dropcap153312" style:family="text" style:parent-style-name="WW8Dropcap4045"/>
    <style:style style:name="WW-WW8Dropcap153412" style:family="text" style:parent-style-name="WW8Dropcap4045"/>
    <style:style style:name="WW-WW8Dropcap153512" style:family="text" style:parent-style-name="WW8Dropcap4045"/>
    <style:style style:name="WW-WW8Dropcap153612" style:family="text" style:parent-style-name="WW8Dropcap4045"/>
    <style:style style:name="WW-WW8Dropcap153712" style:family="text" style:parent-style-name="WW8Dropcap4045"/>
    <style:style style:name="WW-WW8Dropcap153812" style:family="text" style:parent-style-name="WW8Dropcap4045"/>
    <style:style style:name="WW-WW8Dropcap153912" style:family="text" style:parent-style-name="WW8Dropcap4045"/>
    <style:style style:name="WW-WW8Dropcap154012" style:family="text" style:parent-style-name="WW8Dropcap4045"/>
    <style:style style:name="WW-WW8Dropcap154112" style:family="text" style:parent-style-name="WW8Dropcap4045"/>
    <style:style style:name="WW-WW8Dropcap154212" style:family="text" style:parent-style-name="WW8Dropcap4045"/>
    <style:style style:name="WW-WW8Dropcap154312" style:family="text" style:parent-style-name="WW8Dropcap4045"/>
    <style:style style:name="WW-WW8Dropcap154412" style:family="text" style:parent-style-name="WW8Dropcap4045"/>
    <style:style style:name="WW-WW8Dropcap154512" style:family="text" style:parent-style-name="WW8Dropcap4045"/>
    <style:style style:name="WW-WW8Dropcap154612" style:family="text" style:parent-style-name="WW8Dropcap4045"/>
    <style:style style:name="WW-WW8Dropcap154712" style:family="text" style:parent-style-name="WW8Dropcap4045"/>
    <style:style style:name="WW-WW8Dropcap154812" style:family="text" style:parent-style-name="WW8Dropcap4045"/>
    <style:style style:name="WW-WW8Dropcap154912" style:family="text" style:parent-style-name="WW8Dropcap4045"/>
    <style:style style:name="WW-WW8Dropcap155012" style:family="text" style:parent-style-name="WW8Dropcap4045"/>
    <style:style style:name="WW-WW8Dropcap155112" style:family="text" style:parent-style-name="WW8Dropcap4045"/>
    <style:style style:name="WW-WW8Dropcap155212" style:family="text" style:parent-style-name="WW8Dropcap4045"/>
    <style:style style:name="WW-WW8Dropcap155312" style:family="text" style:parent-style-name="WW8Dropcap4045"/>
    <style:style style:name="WW-WW8Dropcap155412" style:family="text" style:parent-style-name="WW8Dropcap4045"/>
    <style:style style:name="WW-WW8Dropcap155512" style:family="text" style:parent-style-name="WW8Dropcap4045"/>
    <style:style style:name="WW-WW8Dropcap155612" style:family="text" style:parent-style-name="WW8Dropcap4045"/>
    <style:style style:name="WW-WW8Dropcap155712" style:family="text" style:parent-style-name="WW8Dropcap4045"/>
    <style:style style:name="WW-WW8Dropcap155812" style:family="text" style:parent-style-name="WW8Dropcap4045"/>
    <style:style style:name="WW-WW8Dropcap155912" style:family="text" style:parent-style-name="WW8Dropcap4045"/>
    <style:style style:name="WW-WW8Dropcap156012" style:family="text" style:parent-style-name="WW8Dropcap4045"/>
    <style:style style:name="WW-WW8Dropcap156112" style:family="text" style:parent-style-name="WW8Dropcap4045"/>
    <style:style style:name="WW-WW8Dropcap156212" style:family="text" style:parent-style-name="WW8Dropcap4045"/>
    <style:style style:name="WW-WW8Dropcap156312" style:family="text" style:parent-style-name="WW8Dropcap4045"/>
    <style:style style:name="WW-WW8Dropcap156412" style:family="text" style:parent-style-name="WW8Dropcap4045"/>
    <style:style style:name="WW-WW8Dropcap156512" style:family="text" style:parent-style-name="WW8Dropcap4045"/>
    <style:style style:name="WW-WW8Dropcap156612" style:family="text" style:parent-style-name="WW8Dropcap4045"/>
    <style:style style:name="WW-WW8Dropcap156712" style:family="text" style:parent-style-name="WW8Dropcap4045"/>
    <style:style style:name="WW-WW8Dropcap156812" style:family="text" style:parent-style-name="WW8Dropcap4045"/>
    <style:style style:name="WW-WW8Dropcap156912" style:family="text" style:parent-style-name="WW8Dropcap4045"/>
    <style:style style:name="WW-WW8Dropcap157012" style:family="text" style:parent-style-name="WW8Dropcap4045"/>
    <style:style style:name="WW-WW8Dropcap157112" style:family="text" style:parent-style-name="WW8Dropcap4045"/>
    <style:style style:name="WW-WW8Dropcap157212" style:family="text" style:parent-style-name="WW8Dropcap4045"/>
    <style:style style:name="WW-WW8Dropcap157312" style:family="text" style:parent-style-name="WW8Dropcap4045"/>
    <style:style style:name="WW-WW8Dropcap157412" style:family="text" style:parent-style-name="WW8Dropcap4045"/>
    <style:style style:name="WW-WW8Dropcap157512" style:family="text" style:parent-style-name="WW8Dropcap4045"/>
    <style:style style:name="WW-WW8Dropcap157612" style:family="text" style:parent-style-name="WW8Dropcap4045"/>
    <style:style style:name="WW-WW8Dropcap157712" style:family="text" style:parent-style-name="WW8Dropcap4045"/>
    <style:style style:name="WW-WW8Dropcap157812" style:family="text" style:parent-style-name="WW8Dropcap4045"/>
    <style:style style:name="WW-WW8Dropcap157912" style:family="text" style:parent-style-name="WW8Dropcap4045"/>
    <style:style style:name="WW-WW8Dropcap158012" style:family="text" style:parent-style-name="WW8Dropcap4045"/>
    <style:style style:name="WW-WW8Dropcap158112" style:family="text" style:parent-style-name="WW8Dropcap4045"/>
    <style:style style:name="WW-WW8Dropcap158212" style:family="text" style:parent-style-name="WW8Dropcap4045"/>
    <style:style style:name="WW-WW8Dropcap158312" style:family="text" style:parent-style-name="WW8Dropcap4045"/>
    <style:style style:name="WW-WW8Dropcap158412" style:family="text" style:parent-style-name="WW8Dropcap4045"/>
    <style:style style:name="WW-WW8Dropcap158512" style:family="text" style:parent-style-name="WW8Dropcap4045"/>
    <style:style style:name="WW-WW8Dropcap158612" style:family="text" style:parent-style-name="WW8Dropcap4045"/>
    <style:style style:name="WW-WW8Dropcap158712" style:family="text" style:parent-style-name="WW8Dropcap4045"/>
    <style:style style:name="WW-WW8Dropcap158812" style:family="text" style:parent-style-name="WW8Dropcap4045"/>
    <style:style style:name="WW-WW8Dropcap158912" style:family="text" style:parent-style-name="WW8Dropcap4045"/>
    <style:style style:name="WW-WW8Dropcap159012" style:family="text" style:parent-style-name="WW8Dropcap4045"/>
    <style:style style:name="WW-WW8Dropcap159112" style:family="text" style:parent-style-name="WW8Dropcap4045"/>
    <style:style style:name="WW-WW8Dropcap159212" style:family="text" style:parent-style-name="WW8Dropcap4045"/>
    <style:style style:name="WW-WW8Dropcap159312" style:family="text" style:parent-style-name="WW8Dropcap4045"/>
    <style:style style:name="WW-WW8Dropcap159412" style:family="text" style:parent-style-name="WW8Dropcap4045"/>
    <style:style style:name="WW-WW8Dropcap159512" style:family="text" style:parent-style-name="WW8Dropcap4045"/>
    <style:style style:name="WW-WW8Dropcap159612" style:family="text" style:parent-style-name="WW8Dropcap4045"/>
    <style:style style:name="WW-WW8Dropcap159712" style:family="text" style:parent-style-name="WW8Dropcap4045"/>
    <style:style style:name="WW-WW8Dropcap159812" style:family="text" style:parent-style-name="WW8Dropcap4045"/>
    <style:style style:name="WW-WW8Dropcap159912" style:family="text" style:parent-style-name="WW8Dropcap4045"/>
    <style:style style:name="WW-WW8Dropcap160012" style:family="text" style:parent-style-name="WW8Dropcap4045"/>
    <style:style style:name="WW-WW8Dropcap160112" style:family="text" style:parent-style-name="WW8Dropcap4045"/>
    <style:style style:name="WW-WW8Dropcap160212" style:family="text" style:parent-style-name="WW8Dropcap4045"/>
    <style:style style:name="WW-WW8Dropcap160312" style:family="text" style:parent-style-name="WW8Dropcap4045"/>
    <style:style style:name="WW-WW8Dropcap160412" style:family="text" style:parent-style-name="WW8Dropcap4045"/>
    <style:style style:name="WW-WW8Dropcap160512" style:family="text" style:parent-style-name="WW8Dropcap4045"/>
    <style:style style:name="WW-WW8Dropcap160612" style:family="text" style:parent-style-name="WW8Dropcap4045"/>
    <style:style style:name="WW-WW8Dropcap160712" style:family="text" style:parent-style-name="WW8Dropcap4045"/>
    <style:style style:name="WW-WW8Dropcap160812" style:family="text" style:parent-style-name="WW8Dropcap4045"/>
    <style:style style:name="WW-WW8Dropcap160912" style:family="text" style:parent-style-name="WW8Dropcap4045"/>
    <style:style style:name="WW-WW8Dropcap161012" style:family="text" style:parent-style-name="WW8Dropcap4045"/>
    <style:style style:name="WW-WW8Dropcap161112" style:family="text" style:parent-style-name="WW8Dropcap4045"/>
    <style:style style:name="WW-WW8Dropcap161212" style:family="text" style:parent-style-name="WW8Dropcap4045"/>
    <style:style style:name="WW-WW8Dropcap161312" style:family="text" style:parent-style-name="WW8Dropcap4045"/>
    <style:style style:name="WW-WW8Dropcap161412" style:family="text" style:parent-style-name="WW8Dropcap4045"/>
    <style:style style:name="WW-WW8Dropcap161512" style:family="text" style:parent-style-name="WW8Dropcap4045"/>
    <style:style style:name="WW-WW8Dropcap161612" style:family="text" style:parent-style-name="WW8Dropcap4045"/>
    <style:style style:name="WW-WW8Dropcap161712" style:family="text" style:parent-style-name="WW8Dropcap4045"/>
    <style:style style:name="WW-WW8Dropcap161812" style:family="text" style:parent-style-name="WW8Dropcap4045"/>
    <style:style style:name="WW-WW8Dropcap161912" style:family="text" style:parent-style-name="WW8Dropcap4045"/>
    <style:style style:name="WW-WW8Dropcap162012" style:family="text" style:parent-style-name="WW8Dropcap4045"/>
    <style:style style:name="WW-WW8Dropcap162112" style:family="text" style:parent-style-name="WW8Dropcap4045"/>
    <style:style style:name="WW-WW8Dropcap162212" style:family="text" style:parent-style-name="WW8Dropcap4045"/>
    <style:style style:name="WW-WW8Dropcap162312" style:family="text" style:parent-style-name="WW8Dropcap4045"/>
    <style:style style:name="WW-WW8Dropcap162412" style:family="text" style:parent-style-name="WW8Dropcap4045"/>
    <style:style style:name="WW-WW8Dropcap162512" style:family="text" style:parent-style-name="WW8Dropcap4045"/>
    <style:style style:name="WW-WW8Dropcap162612" style:family="text" style:parent-style-name="WW8Dropcap4045"/>
    <style:style style:name="WW-WW8Dropcap162712" style:family="text" style:parent-style-name="WW8Dropcap4045"/>
    <style:style style:name="WW-WW8Dropcap162812" style:family="text" style:parent-style-name="WW8Dropcap4045"/>
    <style:style style:name="WW-WW8Dropcap162912" style:family="text" style:parent-style-name="WW8Dropcap4045"/>
    <style:style style:name="WW-WW8Dropcap163012" style:family="text" style:parent-style-name="WW8Dropcap4045"/>
    <style:style style:name="WW-WW8Dropcap163112" style:family="text" style:parent-style-name="WW8Dropcap4045"/>
    <style:style style:name="WW-WW8Dropcap163212" style:family="text" style:parent-style-name="WW8Dropcap4045"/>
    <style:style style:name="WW-WW8Dropcap163312" style:family="text" style:parent-style-name="WW8Dropcap4045"/>
    <style:style style:name="WW-WW8Dropcap163412" style:family="text" style:parent-style-name="WW8Dropcap4045"/>
    <style:style style:name="WW-WW8Dropcap163512" style:family="text" style:parent-style-name="WW8Dropcap4045"/>
    <style:style style:name="WW-WW8Dropcap163612" style:family="text" style:parent-style-name="WW8Dropcap4045"/>
    <style:style style:name="WW-WW8Dropcap163712" style:family="text" style:parent-style-name="WW8Dropcap4045"/>
    <style:style style:name="WW-WW8Dropcap163812" style:family="text" style:parent-style-name="WW8Dropcap4045"/>
    <style:style style:name="WW-WW8Dropcap163912" style:family="text" style:parent-style-name="WW8Dropcap4045"/>
    <style:style style:name="WW-WW8Dropcap164012" style:family="text" style:parent-style-name="WW8Dropcap4045"/>
    <style:style style:name="WW-WW8Dropcap164112" style:family="text" style:parent-style-name="WW8Dropcap4045"/>
    <style:style style:name="WW-WW8Dropcap164212" style:family="text" style:parent-style-name="WW8Dropcap4045"/>
    <style:style style:name="WW-WW8Dropcap164312" style:family="text" style:parent-style-name="WW8Dropcap4045"/>
    <style:style style:name="WW-WW8Dropcap164412" style:family="text" style:parent-style-name="WW8Dropcap4045"/>
    <style:style style:name="WW-WW8Dropcap164512" style:family="text" style:parent-style-name="WW8Dropcap4045"/>
    <style:style style:name="WW-WW8Dropcap164612" style:family="text" style:parent-style-name="WW8Dropcap4045"/>
    <style:style style:name="WW-WW8Dropcap164712" style:family="text" style:parent-style-name="WW8Dropcap4045"/>
    <style:style style:name="WW-WW8Dropcap164812" style:family="text" style:parent-style-name="WW8Dropcap4045"/>
    <style:style style:name="WW-WW8Dropcap164912" style:family="text" style:parent-style-name="WW8Dropcap4045"/>
    <style:style style:name="WW-WW8Dropcap165012" style:family="text" style:parent-style-name="WW8Dropcap4045"/>
    <style:style style:name="WW-WW8Dropcap165112" style:family="text" style:parent-style-name="WW8Dropcap4045"/>
    <style:style style:name="WW-WW8Dropcap165212" style:family="text" style:parent-style-name="WW8Dropcap4045"/>
    <style:style style:name="WW-WW8Dropcap165312" style:family="text" style:parent-style-name="WW8Dropcap4045"/>
    <style:style style:name="WW-WW8Dropcap165412" style:family="text" style:parent-style-name="WW8Dropcap4045"/>
    <style:style style:name="WW-WW8Dropcap165512" style:family="text" style:parent-style-name="WW8Dropcap4045"/>
    <style:style style:name="WW-WW8Dropcap165612" style:family="text" style:parent-style-name="WW8Dropcap4045"/>
    <style:style style:name="WW-WW8Dropcap165712" style:family="text" style:parent-style-name="WW8Dropcap4045"/>
    <style:style style:name="WW-WW8Dropcap165812" style:family="text" style:parent-style-name="WW8Dropcap4045"/>
    <style:style style:name="WW-WW8Dropcap165912" style:family="text" style:parent-style-name="WW8Dropcap4045"/>
    <style:style style:name="WW-WW8Dropcap166012" style:family="text" style:parent-style-name="WW8Dropcap4045"/>
    <style:style style:name="WW-WW8Dropcap166112" style:family="text" style:parent-style-name="WW8Dropcap4045"/>
    <style:style style:name="WW-WW8Dropcap166212" style:family="text" style:parent-style-name="WW8Dropcap4045"/>
    <style:style style:name="WW-WW8Dropcap166312" style:family="text" style:parent-style-name="WW8Dropcap4045"/>
    <style:style style:name="WW-WW8Dropcap166412" style:family="text" style:parent-style-name="WW8Dropcap4045"/>
    <style:style style:name="WW-WW8Dropcap166512" style:family="text" style:parent-style-name="WW8Dropcap4045"/>
    <style:style style:name="WW-WW8Dropcap166612" style:family="text" style:parent-style-name="WW8Dropcap4045"/>
    <style:style style:name="WW-WW8Dropcap166712" style:family="text" style:parent-style-name="WW8Dropcap4045"/>
    <style:style style:name="WW-WW8Dropcap166812" style:family="text" style:parent-style-name="WW8Dropcap4045"/>
    <style:style style:name="WW-WW8Dropcap166912" style:family="text" style:parent-style-name="WW8Dropcap4045"/>
    <style:style style:name="WW-WW8Dropcap167012" style:family="text" style:parent-style-name="WW8Dropcap4045"/>
    <style:style style:name="WW-WW8Dropcap167112" style:family="text" style:parent-style-name="WW8Dropcap4045"/>
    <style:style style:name="WW-WW8Dropcap167212" style:family="text" style:parent-style-name="WW8Dropcap4045"/>
    <style:style style:name="WW-WW8Dropcap167312" style:family="text" style:parent-style-name="WW8Dropcap4045"/>
    <style:style style:name="WW-WW8Dropcap167412" style:family="text" style:parent-style-name="WW8Dropcap4045"/>
    <style:style style:name="WW-WW8Dropcap167512" style:family="text" style:parent-style-name="WW8Dropcap4045"/>
    <style:style style:name="WW-WW8Dropcap167612" style:family="text" style:parent-style-name="WW8Dropcap4045"/>
    <style:style style:name="WW-WW8Dropcap167712" style:family="text" style:parent-style-name="WW8Dropcap4045"/>
    <style:style style:name="WW-WW8Dropcap167812" style:family="text" style:parent-style-name="WW8Dropcap4045"/>
    <style:style style:name="WW-WW8Dropcap167912" style:family="text" style:parent-style-name="WW8Dropcap4045"/>
    <style:style style:name="WW-WW8Dropcap168012" style:family="text" style:parent-style-name="WW8Dropcap4045"/>
    <style:style style:name="WW-WW8Dropcap168112" style:family="text" style:parent-style-name="WW8Dropcap4045"/>
    <style:style style:name="WW-WW8Dropcap168212" style:family="text" style:parent-style-name="WW8Dropcap4045"/>
    <style:style style:name="WW-WW8Dropcap168312" style:family="text" style:parent-style-name="WW8Dropcap4045"/>
    <style:style style:name="WW-WW8Dropcap168412" style:family="text" style:parent-style-name="WW8Dropcap4045"/>
    <style:style style:name="WW-WW8Dropcap168512" style:family="text" style:parent-style-name="WW8Dropcap4045"/>
    <style:style style:name="WW-WW8Dropcap168612" style:family="text" style:parent-style-name="WW8Dropcap4045"/>
    <style:style style:name="WW-WW8Dropcap168712" style:family="text" style:parent-style-name="WW8Dropcap4045"/>
    <style:style style:name="WW-WW8Dropcap168812" style:family="text" style:parent-style-name="WW8Dropcap4045"/>
    <style:style style:name="WW-WW8Dropcap168912" style:family="text" style:parent-style-name="WW8Dropcap4045"/>
    <style:style style:name="WW-WW8Dropcap169012" style:family="text" style:parent-style-name="WW8Dropcap4045"/>
    <style:style style:name="WW-WW8Dropcap169112" style:family="text" style:parent-style-name="WW8Dropcap4045"/>
    <style:style style:name="WW-WW8Dropcap169212" style:family="text" style:parent-style-name="WW8Dropcap4045"/>
    <style:style style:name="WW-WW8Dropcap169312" style:family="text" style:parent-style-name="WW8Dropcap4045"/>
    <style:style style:name="WW-WW8Dropcap169412" style:family="text" style:parent-style-name="WW8Dropcap4045"/>
    <style:style style:name="WW-WW8Dropcap169512" style:family="text" style:parent-style-name="WW8Dropcap4045"/>
    <style:style style:name="WW-WW8Dropcap169612" style:family="text" style:parent-style-name="WW8Dropcap4045"/>
    <style:style style:name="WW-WW8Dropcap169712" style:family="text" style:parent-style-name="WW8Dropcap4045"/>
    <style:style style:name="WW-WW8Dropcap169812" style:family="text" style:parent-style-name="WW8Dropcap4045"/>
    <style:style style:name="WW-WW8Dropcap169912" style:family="text" style:parent-style-name="WW8Dropcap4045"/>
    <style:style style:name="WW-WW8Dropcap170012" style:family="text" style:parent-style-name="WW8Dropcap4045"/>
    <style:style style:name="WW-WW8Dropcap170112" style:family="text" style:parent-style-name="WW8Dropcap4045"/>
    <style:style style:name="WW-WW8Dropcap170212" style:family="text" style:parent-style-name="WW8Dropcap4045"/>
    <style:style style:name="WW-WW8Dropcap170312" style:family="text" style:parent-style-name="WW8Dropcap4045"/>
    <style:style style:name="WW-WW8Dropcap170412" style:family="text" style:parent-style-name="WW8Dropcap4045"/>
    <style:style style:name="WW-WW8Dropcap170512" style:family="text" style:parent-style-name="WW8Dropcap4045"/>
    <style:style style:name="WW-WW8Dropcap170612" style:family="text" style:parent-style-name="WW8Dropcap4045"/>
    <style:style style:name="WW-WW8Dropcap170712" style:family="text" style:parent-style-name="WW8Dropcap4045"/>
    <style:style style:name="WW-WW8Dropcap170812" style:family="text" style:parent-style-name="WW8Dropcap4045"/>
    <style:style style:name="WW-WW8Dropcap170912" style:family="text" style:parent-style-name="WW8Dropcap4045"/>
    <style:style style:name="WW-WW8Dropcap171012" style:family="text" style:parent-style-name="WW8Dropcap4045"/>
    <style:style style:name="WW-WW8Dropcap171112" style:family="text" style:parent-style-name="WW8Dropcap4045"/>
    <style:style style:name="WW-WW8Dropcap171212" style:family="text" style:parent-style-name="WW8Dropcap4045"/>
    <style:style style:name="WW-WW8Dropcap171312" style:family="text" style:parent-style-name="WW8Dropcap4045"/>
    <style:style style:name="WW-WW8Dropcap171412" style:family="text" style:parent-style-name="WW8Dropcap4045"/>
    <style:style style:name="WW-WW8Dropcap171512" style:family="text" style:parent-style-name="WW8Dropcap4045"/>
    <style:style style:name="WW-WW8Dropcap171612" style:family="text" style:parent-style-name="WW8Dropcap4045"/>
    <style:style style:name="WW-WW8Dropcap171712" style:family="text" style:parent-style-name="WW8Dropcap4045"/>
    <style:style style:name="WW-WW8Dropcap171812" style:family="text" style:parent-style-name="WW8Dropcap4045"/>
    <style:style style:name="WW-WW8Dropcap171912" style:family="text" style:parent-style-name="WW8Dropcap4045"/>
    <style:style style:name="WW-WW8Dropcap172012" style:family="text" style:parent-style-name="WW8Dropcap4045"/>
    <style:style style:name="WW-WW8Dropcap172112" style:family="text" style:parent-style-name="WW8Dropcap4045"/>
    <style:style style:name="WW-WW8Dropcap172212" style:family="text" style:parent-style-name="WW8Dropcap4045"/>
    <style:style style:name="WW-WW8Dropcap172312" style:family="text" style:parent-style-name="WW8Dropcap4045"/>
    <style:style style:name="WW-WW8Dropcap172412" style:family="text" style:parent-style-name="WW8Dropcap4045"/>
    <style:style style:name="WW-WW8Dropcap172512" style:family="text" style:parent-style-name="WW8Dropcap4045"/>
    <style:style style:name="WW-WW8Dropcap172612" style:family="text" style:parent-style-name="WW8Dropcap4045"/>
    <style:style style:name="WW-WW8Dropcap172712" style:family="text" style:parent-style-name="WW8Dropcap4045"/>
    <style:style style:name="WW-WW8Dropcap172812" style:family="text" style:parent-style-name="WW8Dropcap4045"/>
    <style:style style:name="WW-WW8Dropcap172912" style:family="text" style:parent-style-name="WW8Dropcap4045"/>
    <style:style style:name="WW-WW8Dropcap173012" style:family="text" style:parent-style-name="WW8Dropcap4045"/>
    <style:style style:name="WW-WW8Dropcap173112" style:family="text" style:parent-style-name="WW8Dropcap4045"/>
    <style:style style:name="WW-WW8Dropcap173212" style:family="text" style:parent-style-name="WW8Dropcap4045"/>
    <style:style style:name="WW-WW8Dropcap173312" style:family="text" style:parent-style-name="WW8Dropcap4045"/>
    <style:style style:name="WW-WW8Dropcap173412" style:family="text" style:parent-style-name="WW8Dropcap4045"/>
    <style:style style:name="WW-WW8Dropcap173512" style:family="text" style:parent-style-name="WW8Dropcap4045"/>
    <style:style style:name="WW-WW8Dropcap173612" style:family="text" style:parent-style-name="WW8Dropcap4045"/>
    <style:style style:name="WW-WW8Dropcap173712" style:family="text" style:parent-style-name="WW8Dropcap4045"/>
    <style:style style:name="WW-WW8Dropcap173812" style:family="text" style:parent-style-name="WW8Dropcap4045"/>
    <style:style style:name="WW-WW8Dropcap173912" style:family="text" style:parent-style-name="WW8Dropcap4045"/>
    <style:style style:name="WW-WW8Dropcap174012" style:family="text" style:parent-style-name="WW8Dropcap4045"/>
    <style:style style:name="WW-WW8Dropcap174112" style:family="text" style:parent-style-name="WW8Dropcap4045"/>
    <style:style style:name="WW-WW8Dropcap174212" style:family="text" style:parent-style-name="WW8Dropcap4045"/>
    <style:style style:name="WW-WW8Dropcap174312" style:family="text" style:parent-style-name="WW8Dropcap4045"/>
    <style:style style:name="WW-WW8Dropcap174412" style:family="text" style:parent-style-name="WW8Dropcap4045"/>
    <style:style style:name="WW-WW8Dropcap174512" style:family="text" style:parent-style-name="WW8Dropcap4045"/>
    <style:style style:name="WW-WW8Dropcap174612" style:family="text" style:parent-style-name="WW8Dropcap4045"/>
    <style:style style:name="WW-WW8Dropcap174712" style:family="text" style:parent-style-name="WW8Dropcap4045"/>
    <style:style style:name="WW-WW8Dropcap174812" style:family="text" style:parent-style-name="WW8Dropcap4045"/>
    <style:style style:name="WW-WW8Dropcap174912" style:family="text" style:parent-style-name="WW8Dropcap4045"/>
    <style:style style:name="WW-WW8Dropcap175012" style:family="text" style:parent-style-name="WW8Dropcap4045"/>
    <style:style style:name="WW-WW8Dropcap175112" style:family="text" style:parent-style-name="WW8Dropcap4045"/>
    <style:style style:name="WW-WW8Dropcap175212" style:family="text" style:parent-style-name="WW8Dropcap4045"/>
    <style:style style:name="WW-WW8Dropcap175312" style:family="text" style:parent-style-name="WW8Dropcap4045"/>
    <style:style style:name="WW-WW8Dropcap175412" style:family="text" style:parent-style-name="WW8Dropcap4045"/>
    <style:style style:name="WW-WW8Dropcap175512" style:family="text" style:parent-style-name="WW8Dropcap4045"/>
    <style:style style:name="WW-WW8Dropcap175612" style:family="text" style:parent-style-name="WW8Dropcap4045"/>
    <style:style style:name="WW-WW8Dropcap175712" style:family="text" style:parent-style-name="WW8Dropcap4045"/>
    <style:style style:name="WW-WW8Dropcap175812" style:family="text" style:parent-style-name="WW8Dropcap4045"/>
    <style:style style:name="WW-WW8Dropcap175912" style:family="text" style:parent-style-name="WW8Dropcap4045"/>
    <style:style style:name="WW-WW8Dropcap176012" style:family="text" style:parent-style-name="WW8Dropcap4045"/>
    <style:style style:name="WW-WW8Dropcap176112" style:family="text" style:parent-style-name="WW8Dropcap4045"/>
    <style:style style:name="WW-WW8Dropcap176212" style:family="text" style:parent-style-name="WW8Dropcap4045"/>
    <style:style style:name="WW-WW8Dropcap176312" style:family="text" style:parent-style-name="WW8Dropcap4045"/>
    <style:style style:name="WW-WW8Dropcap176412" style:family="text" style:parent-style-name="WW8Dropcap4045"/>
    <style:style style:name="WW-WW8Dropcap176512" style:family="text" style:parent-style-name="WW8Dropcap4045"/>
    <style:style style:name="WW-WW8Dropcap176612" style:family="text" style:parent-style-name="WW8Dropcap4045"/>
    <style:style style:name="WW-WW8Dropcap176712" style:family="text" style:parent-style-name="WW8Dropcap4045"/>
    <style:style style:name="WW-WW8Dropcap176812" style:family="text" style:parent-style-name="WW8Dropcap4045"/>
    <style:style style:name="WW-WW8Dropcap176912" style:family="text" style:parent-style-name="WW8Dropcap4045"/>
    <style:style style:name="WW-WW8Dropcap177012" style:family="text" style:parent-style-name="WW8Dropcap4045"/>
    <style:style style:name="WW-WW8Dropcap177112" style:family="text" style:parent-style-name="WW8Dropcap4045"/>
    <style:style style:name="WW-WW8Dropcap177212" style:family="text" style:parent-style-name="WW8Dropcap4045"/>
    <style:style style:name="WW-WW8Dropcap177312" style:family="text" style:parent-style-name="WW8Dropcap4045"/>
    <style:style style:name="WW-WW8Dropcap177412" style:family="text" style:parent-style-name="WW8Dropcap4045"/>
    <style:style style:name="WW-WW8Dropcap177512" style:family="text" style:parent-style-name="WW8Dropcap4045"/>
    <style:style style:name="WW-WW8Dropcap177612" style:family="text" style:parent-style-name="WW8Dropcap4045"/>
    <style:style style:name="WW-WW8Dropcap177712" style:family="text" style:parent-style-name="WW8Dropcap4045"/>
    <style:style style:name="WW-WW8Dropcap177812" style:family="text" style:parent-style-name="WW8Dropcap4045"/>
    <style:style style:name="WW-WW8Dropcap177912" style:family="text" style:parent-style-name="WW8Dropcap4045"/>
    <style:style style:name="WW-WW8Dropcap178012" style:family="text" style:parent-style-name="WW8Dropcap4045"/>
    <style:style style:name="WW-WW8Dropcap178112" style:family="text" style:parent-style-name="WW8Dropcap4045"/>
    <style:style style:name="WW-WW8Dropcap178212" style:family="text" style:parent-style-name="WW8Dropcap4045"/>
    <style:style style:name="WW-WW8Dropcap178312" style:family="text" style:parent-style-name="WW8Dropcap4045"/>
    <style:style style:name="WW-WW8Dropcap178412" style:family="text" style:parent-style-name="WW8Dropcap4045"/>
    <style:style style:name="WW-WW8Dropcap178512" style:family="text" style:parent-style-name="WW8Dropcap4045"/>
    <style:style style:name="WW-WW8Dropcap178612" style:family="text" style:parent-style-name="WW8Dropcap4045"/>
    <style:style style:name="WW-WW8Dropcap178712" style:family="text" style:parent-style-name="WW8Dropcap4045"/>
    <style:style style:name="WW-WW8Dropcap178812" style:family="text" style:parent-style-name="WW8Dropcap4045"/>
    <style:style style:name="WW-WW8Dropcap178912" style:family="text" style:parent-style-name="WW8Dropcap4045"/>
    <style:style style:name="WW-WW8Dropcap179012" style:family="text" style:parent-style-name="WW8Dropcap4045"/>
    <style:style style:name="WW-WW8Dropcap179112" style:family="text" style:parent-style-name="WW8Dropcap4045"/>
    <style:style style:name="WW-WW8Dropcap179212" style:family="text" style:parent-style-name="WW8Dropcap4045"/>
    <style:style style:name="WW-WW8Dropcap179312" style:family="text" style:parent-style-name="WW8Dropcap4045"/>
    <style:style style:name="WW-WW8Dropcap179412" style:family="text" style:parent-style-name="WW8Dropcap4045"/>
    <style:style style:name="WW-WW8Dropcap179512" style:family="text" style:parent-style-name="WW8Dropcap4045"/>
    <style:style style:name="WW-WW8Dropcap179612" style:family="text" style:parent-style-name="WW8Dropcap4045"/>
    <style:style style:name="WW-WW8Dropcap179712" style:family="text" style:parent-style-name="WW8Dropcap4045"/>
    <style:style style:name="WW-WW8Dropcap179812" style:family="text" style:parent-style-name="WW8Dropcap4045"/>
    <style:style style:name="WW-WW8Dropcap179912" style:family="text" style:parent-style-name="WW8Dropcap4045"/>
    <style:style style:name="WW-WW8Dropcap180012" style:family="text" style:parent-style-name="WW8Dropcap4045"/>
    <style:style style:name="WW-WW8Dropcap180112" style:family="text" style:parent-style-name="WW8Dropcap4045"/>
    <style:style style:name="WW-WW8Dropcap180212" style:family="text" style:parent-style-name="WW8Dropcap4045"/>
    <style:style style:name="WW-WW8Dropcap180312" style:family="text" style:parent-style-name="WW8Dropcap4045"/>
    <style:style style:name="WW-WW8Dropcap180412" style:family="text" style:parent-style-name="WW8Dropcap4045"/>
    <style:style style:name="WW-WW8Dropcap180512" style:family="text" style:parent-style-name="WW8Dropcap4045"/>
    <style:style style:name="WW-WW8Dropcap180612" style:family="text" style:parent-style-name="WW8Dropcap4045"/>
    <style:style style:name="WW-WW8Dropcap180712" style:family="text" style:parent-style-name="WW8Dropcap4045"/>
    <style:style style:name="WW-WW8Dropcap180812" style:family="text" style:parent-style-name="WW8Dropcap4045"/>
    <style:style style:name="WW-WW8Dropcap180912" style:family="text" style:parent-style-name="WW8Dropcap4045"/>
    <style:style style:name="WW-WW8Dropcap181012" style:family="text" style:parent-style-name="WW8Dropcap4045"/>
    <style:style style:name="WW-WW8Dropcap181112" style:family="text" style:parent-style-name="WW8Dropcap4045"/>
    <style:style style:name="WW-WW8Dropcap181212" style:family="text" style:parent-style-name="WW8Dropcap4045"/>
    <style:style style:name="WW-WW8Dropcap181312" style:family="text" style:parent-style-name="WW8Dropcap4045"/>
    <style:style style:name="WW-WW8Dropcap181412" style:family="text" style:parent-style-name="WW8Dropcap4045"/>
    <style:style style:name="WW-WW8Dropcap181512" style:family="text" style:parent-style-name="WW8Dropcap4045"/>
    <style:style style:name="WW-WW8Dropcap181612" style:family="text" style:parent-style-name="WW8Dropcap4045"/>
    <style:style style:name="WW-WW8Dropcap181712" style:family="text" style:parent-style-name="WW8Dropcap4045"/>
    <style:style style:name="WW-WW8Dropcap181812" style:family="text" style:parent-style-name="WW8Dropcap4045"/>
    <style:style style:name="WW-WW8Dropcap181912" style:family="text" style:parent-style-name="WW8Dropcap4045"/>
    <style:style style:name="WW-WW8Dropcap182012" style:family="text" style:parent-style-name="WW8Dropcap4045"/>
    <style:style style:name="WW-WW8Dropcap182112" style:family="text" style:parent-style-name="WW8Dropcap4045"/>
    <style:style style:name="WW-WW8Dropcap182212" style:family="text" style:parent-style-name="WW8Dropcap4045"/>
    <style:style style:name="WW-WW8Dropcap182312" style:family="text" style:parent-style-name="WW8Dropcap4045"/>
    <style:style style:name="WW-WW8Dropcap182412" style:family="text" style:parent-style-name="WW8Dropcap4045"/>
    <style:style style:name="WW-WW8Dropcap182512" style:family="text" style:parent-style-name="WW8Dropcap4045"/>
    <style:style style:name="WW-WW8Dropcap182612" style:family="text" style:parent-style-name="WW8Dropcap4045"/>
    <style:style style:name="WW-WW8Dropcap182712" style:family="text" style:parent-style-name="WW8Dropcap4045"/>
    <style:style style:name="WW-WW8Dropcap182812" style:family="text" style:parent-style-name="WW8Dropcap4045"/>
    <style:style style:name="WW-WW8Dropcap182912" style:family="text" style:parent-style-name="WW8Dropcap4045"/>
    <style:style style:name="WW-WW8Dropcap183012" style:family="text" style:parent-style-name="WW8Dropcap4045"/>
    <style:style style:name="WW-WW8Dropcap183112" style:family="text" style:parent-style-name="WW8Dropcap4045"/>
    <style:style style:name="WW-WW8Dropcap183212" style:family="text" style:parent-style-name="WW8Dropcap4045"/>
    <style:style style:name="WW-WW8Dropcap183312" style:family="text" style:parent-style-name="WW8Dropcap4045"/>
    <style:style style:name="WW-WW8Dropcap183412" style:family="text" style:parent-style-name="WW8Dropcap4045"/>
    <style:style style:name="WW-WW8Dropcap183512" style:family="text" style:parent-style-name="WW8Dropcap4045"/>
    <style:style style:name="WW-WW8Dropcap183612" style:family="text" style:parent-style-name="WW8Dropcap4045"/>
    <style:style style:name="WW-WW8Dropcap183712" style:family="text" style:parent-style-name="WW8Dropcap4045"/>
    <style:style style:name="WW-WW8Dropcap183812" style:family="text" style:parent-style-name="WW8Dropcap4045"/>
    <style:style style:name="WW-WW8Dropcap183912" style:family="text" style:parent-style-name="WW8Dropcap4045"/>
    <style:style style:name="WW-WW8Dropcap184012" style:family="text" style:parent-style-name="WW8Dropcap4045"/>
    <style:style style:name="WW-WW8Dropcap184112" style:family="text" style:parent-style-name="WW8Dropcap4045"/>
    <style:style style:name="WW-WW8Dropcap184212" style:family="text" style:parent-style-name="WW8Dropcap4045"/>
    <style:style style:name="WW-WW8Dropcap184312" style:family="text" style:parent-style-name="WW8Dropcap4045"/>
    <style:style style:name="WW-WW8Dropcap184412" style:family="text" style:parent-style-name="WW8Dropcap4045"/>
    <style:style style:name="WW-WW8Dropcap184512" style:family="text" style:parent-style-name="WW8Dropcap4045"/>
    <style:style style:name="WW-WW8Dropcap184612" style:family="text" style:parent-style-name="WW8Dropcap4045"/>
    <style:style style:name="WW-WW8Dropcap184712" style:family="text" style:parent-style-name="WW8Dropcap4045"/>
    <style:style style:name="WW-WW8Dropcap184812" style:family="text" style:parent-style-name="WW8Dropcap4045"/>
    <style:style style:name="WW-WW8Dropcap184912" style:family="text" style:parent-style-name="WW8Dropcap4045"/>
    <style:style style:name="WW-WW8Dropcap185012" style:family="text" style:parent-style-name="WW8Dropcap4045"/>
    <style:style style:name="WW-WW8Dropcap185112" style:family="text" style:parent-style-name="WW8Dropcap4045"/>
    <style:style style:name="WW-WW8Dropcap185212" style:family="text" style:parent-style-name="WW8Dropcap4045"/>
    <style:style style:name="WW-WW8Dropcap185312" style:family="text" style:parent-style-name="WW8Dropcap4045"/>
    <style:style style:name="WW-WW8Dropcap185412" style:family="text" style:parent-style-name="WW8Dropcap4045"/>
    <style:style style:name="WW-WW8Dropcap185512" style:family="text" style:parent-style-name="WW8Dropcap4045"/>
    <style:style style:name="WW-WW8Dropcap185612" style:family="text" style:parent-style-name="WW8Dropcap4045"/>
    <style:style style:name="WW-WW8Dropcap185712" style:family="text" style:parent-style-name="WW8Dropcap4045"/>
    <style:style style:name="WW-WW8Dropcap185812" style:family="text" style:parent-style-name="WW8Dropcap4045"/>
    <style:style style:name="WW-WW8Dropcap185912" style:family="text" style:parent-style-name="WW8Dropcap4045"/>
    <style:style style:name="WW-WW8Dropcap186012" style:family="text" style:parent-style-name="WW8Dropcap4045"/>
    <style:style style:name="WW-WW8Dropcap186112" style:family="text" style:parent-style-name="WW8Dropcap4045"/>
    <style:style style:name="WW-WW8Dropcap186212" style:family="text" style:parent-style-name="WW8Dropcap4045"/>
    <style:style style:name="WW-WW8Dropcap186312" style:family="text" style:parent-style-name="WW8Dropcap4045"/>
    <style:style style:name="WW-WW8Dropcap186412" style:family="text" style:parent-style-name="WW8Dropcap4045"/>
    <style:style style:name="WW-WW8Dropcap186512" style:family="text" style:parent-style-name="WW8Dropcap4045"/>
    <style:style style:name="WW-WW8Dropcap186612" style:family="text" style:parent-style-name="WW8Dropcap4045"/>
    <style:style style:name="WW-WW8Dropcap186712" style:family="text" style:parent-style-name="WW8Dropcap4045"/>
    <style:style style:name="WW-WW8Dropcap186812" style:family="text" style:parent-style-name="WW8Dropcap4045"/>
    <style:style style:name="WW-WW8Dropcap186912" style:family="text" style:parent-style-name="WW8Dropcap4045"/>
    <style:style style:name="WW-WW8Dropcap187012" style:family="text" style:parent-style-name="WW8Dropcap4045"/>
    <style:style style:name="WW-WW8Dropcap187112" style:family="text" style:parent-style-name="WW8Dropcap4045"/>
    <style:style style:name="WW-WW8Dropcap187212" style:family="text" style:parent-style-name="WW8Dropcap4045"/>
    <style:style style:name="WW-WW8Dropcap187312" style:family="text" style:parent-style-name="WW8Dropcap4045"/>
    <style:style style:name="WW-WW8Dropcap187412" style:family="text" style:parent-style-name="WW8Dropcap4045"/>
    <style:style style:name="WW-WW8Dropcap187512" style:family="text" style:parent-style-name="WW8Dropcap4045"/>
    <style:style style:name="WW-WW8Dropcap187612" style:family="text" style:parent-style-name="WW8Dropcap4045"/>
    <style:style style:name="WW-WW8Dropcap187712" style:family="text" style:parent-style-name="WW8Dropcap4045"/>
    <style:style style:name="WW-WW8Dropcap187812" style:family="text" style:parent-style-name="WW8Dropcap4045"/>
    <style:style style:name="WW-WW8Dropcap187912" style:family="text" style:parent-style-name="WW8Dropcap4045"/>
    <style:style style:name="WW-WW8Dropcap188012" style:family="text" style:parent-style-name="WW8Dropcap4045"/>
    <style:style style:name="WW-WW8Dropcap188112" style:family="text" style:parent-style-name="WW8Dropcap4045"/>
    <style:style style:name="WW-WW8Dropcap188212" style:family="text" style:parent-style-name="WW8Dropcap4045"/>
    <style:style style:name="WW-WW8Dropcap188312" style:family="text" style:parent-style-name="WW8Dropcap4045"/>
    <style:style style:name="WW-WW8Dropcap188412" style:family="text" style:parent-style-name="WW8Dropcap4045"/>
    <style:style style:name="WW-WW8Dropcap188512" style:family="text" style:parent-style-name="WW8Dropcap4045"/>
    <style:style style:name="WW-WW8Dropcap188612" style:family="text" style:parent-style-name="WW8Dropcap4045"/>
    <style:style style:name="WW-WW8Dropcap188712" style:family="text" style:parent-style-name="WW8Dropcap4045"/>
    <style:style style:name="WW-WW8Dropcap188812" style:family="text" style:parent-style-name="WW8Dropcap4045"/>
    <style:style style:name="WW-WW8Dropcap188912" style:family="text" style:parent-style-name="WW8Dropcap4045"/>
    <style:style style:name="WW-WW8Dropcap189012" style:family="text" style:parent-style-name="WW8Dropcap4045"/>
    <style:style style:name="WW-WW8Dropcap189112" style:family="text" style:parent-style-name="WW8Dropcap4045"/>
    <style:style style:name="WW-WW8Dropcap189212" style:family="text" style:parent-style-name="WW8Dropcap4045"/>
    <style:style style:name="WW-WW8Dropcap189312" style:family="text" style:parent-style-name="WW8Dropcap4045"/>
    <style:style style:name="WW-WW8Dropcap189412" style:family="text" style:parent-style-name="WW8Dropcap4045"/>
    <style:style style:name="WW-WW8Dropcap189512" style:family="text" style:parent-style-name="WW8Dropcap4045"/>
    <style:style style:name="WW-WW8Dropcap189612" style:family="text" style:parent-style-name="WW8Dropcap4045"/>
    <style:style style:name="WW-WW8Dropcap189712" style:family="text" style:parent-style-name="WW8Dropcap4045"/>
    <style:style style:name="WW-WW8Dropcap189812" style:family="text" style:parent-style-name="WW8Dropcap4045"/>
    <style:style style:name="WW-WW8Dropcap189912" style:family="text" style:parent-style-name="WW8Dropcap4045"/>
    <style:style style:name="WW-WW8Dropcap190012" style:family="text" style:parent-style-name="WW8Dropcap4045"/>
    <style:style style:name="WW-WW8Dropcap190112" style:family="text" style:parent-style-name="WW8Dropcap4045"/>
    <style:style style:name="WW-WW8Dropcap190212" style:family="text" style:parent-style-name="WW8Dropcap4045"/>
    <style:style style:name="WW-WW8Dropcap190312" style:family="text" style:parent-style-name="WW8Dropcap4045"/>
    <style:style style:name="WW-WW8Dropcap190412" style:family="text" style:parent-style-name="WW8Dropcap4045"/>
    <style:style style:name="WW-WW8Dropcap190512" style:family="text" style:parent-style-name="WW8Dropcap4045"/>
    <style:style style:name="WW-WW8Dropcap190612" style:family="text" style:parent-style-name="WW8Dropcap4045"/>
    <style:style style:name="WW-WW8Dropcap190712" style:family="text" style:parent-style-name="WW8Dropcap4045"/>
    <style:style style:name="WW-WW8Dropcap190812" style:family="text" style:parent-style-name="WW8Dropcap4045"/>
    <style:style style:name="WW-WW8Dropcap190912" style:family="text" style:parent-style-name="WW8Dropcap4045"/>
    <style:style style:name="WW-WW8Dropcap191012" style:family="text" style:parent-style-name="WW8Dropcap4045"/>
    <style:style style:name="WW-WW8Dropcap191112" style:family="text" style:parent-style-name="WW8Dropcap4045"/>
    <style:style style:name="WW-WW8Dropcap191212" style:family="text" style:parent-style-name="WW8Dropcap4045"/>
    <style:style style:name="WW-WW8Dropcap191312" style:family="text" style:parent-style-name="WW8Dropcap4045"/>
    <style:style style:name="WW-WW8Dropcap191412" style:family="text" style:parent-style-name="WW8Dropcap4045"/>
    <style:style style:name="WW-WW8Dropcap191512" style:family="text" style:parent-style-name="WW8Dropcap4045"/>
    <style:style style:name="WW-WW8Dropcap191612" style:family="text" style:parent-style-name="WW8Dropcap4045"/>
    <style:style style:name="WW-WW8Dropcap191712" style:family="text" style:parent-style-name="WW8Dropcap4045"/>
    <style:style style:name="WW-WW8Dropcap191812" style:family="text" style:parent-style-name="WW8Dropcap4045"/>
    <style:style style:name="WW-WW8Dropcap191912" style:family="text" style:parent-style-name="WW8Dropcap4045"/>
    <style:style style:name="WW-WW8Dropcap192012" style:family="text" style:parent-style-name="WW8Dropcap4045"/>
    <style:style style:name="WW-WW8Dropcap192112" style:family="text" style:parent-style-name="WW8Dropcap4045"/>
    <style:style style:name="WW-WW8Dropcap192212" style:family="text" style:parent-style-name="WW8Dropcap4045"/>
    <style:style style:name="WW-WW8Dropcap192312" style:family="text" style:parent-style-name="WW8Dropcap4045"/>
    <style:style style:name="WW-WW8Dropcap192412" style:family="text" style:parent-style-name="WW8Dropcap4045"/>
    <style:style style:name="WW-WW8Dropcap192512" style:family="text" style:parent-style-name="WW8Dropcap4045"/>
    <style:style style:name="WW-WW8Dropcap192612" style:family="text" style:parent-style-name="WW8Dropcap4045"/>
    <style:style style:name="WW-WW8Dropcap192712" style:family="text" style:parent-style-name="WW8Dropcap4045"/>
    <style:style style:name="WW-WW8Dropcap192812" style:family="text" style:parent-style-name="WW8Dropcap4045"/>
    <style:style style:name="WW-WW8Dropcap192912" style:family="text" style:parent-style-name="WW8Dropcap4045"/>
    <style:style style:name="WW-WW8Dropcap193012" style:family="text" style:parent-style-name="WW8Dropcap4045"/>
    <style:style style:name="WW-WW8Dropcap193112" style:family="text" style:parent-style-name="WW8Dropcap4045"/>
    <style:style style:name="WW-WW8Dropcap193212" style:family="text" style:parent-style-name="WW8Dropcap4045"/>
    <style:style style:name="WW-WW8Dropcap193312" style:family="text" style:parent-style-name="WW8Dropcap4045"/>
    <style:style style:name="WW-WW8Dropcap193412" style:family="text" style:parent-style-name="WW8Dropcap4045"/>
    <style:style style:name="WW-WW8Dropcap193512" style:family="text" style:parent-style-name="WW8Dropcap4045"/>
    <style:style style:name="WW-WW8Dropcap193612" style:family="text" style:parent-style-name="WW8Dropcap4045"/>
    <style:style style:name="WW-WW8Dropcap193712" style:family="text" style:parent-style-name="WW8Dropcap4045"/>
    <style:style style:name="WW-WW8Dropcap193812" style:family="text" style:parent-style-name="WW8Dropcap4045"/>
    <style:style style:name="WW-WW8Dropcap193912" style:family="text" style:parent-style-name="WW8Dropcap4045"/>
    <style:style style:name="WW-WW8Dropcap194012" style:family="text" style:parent-style-name="WW8Dropcap4045"/>
    <style:style style:name="WW-WW8Dropcap194112" style:family="text" style:parent-style-name="WW8Dropcap4045"/>
    <style:style style:name="WW-WW8Dropcap194212" style:family="text" style:parent-style-name="WW8Dropcap4045"/>
    <style:style style:name="WW-WW8Dropcap194312" style:family="text" style:parent-style-name="WW8Dropcap4045"/>
    <style:style style:name="WW-WW8Dropcap194412" style:family="text" style:parent-style-name="WW8Dropcap4045"/>
    <style:style style:name="WW-WW8Dropcap194512" style:family="text" style:parent-style-name="WW8Dropcap4045"/>
    <style:style style:name="WW-WW8Dropcap194612" style:family="text" style:parent-style-name="WW8Dropcap4045"/>
    <style:style style:name="WW-WW8Dropcap194712" style:family="text" style:parent-style-name="WW8Dropcap4045"/>
    <style:style style:name="WW-WW8Dropcap194812" style:family="text" style:parent-style-name="WW8Dropcap4045"/>
    <style:style style:name="WW-WW8Dropcap194912" style:family="text" style:parent-style-name="WW8Dropcap4045"/>
    <style:style style:name="WW-WW8Dropcap195012" style:family="text" style:parent-style-name="WW8Dropcap4045"/>
    <style:style style:name="WW-WW8Dropcap195112" style:family="text" style:parent-style-name="WW8Dropcap4045"/>
    <style:style style:name="WW-WW8Dropcap195212" style:family="text" style:parent-style-name="WW8Dropcap4045"/>
    <style:style style:name="WW-WW8Dropcap195312" style:family="text" style:parent-style-name="WW8Dropcap4045"/>
    <style:style style:name="WW-WW8Dropcap195412" style:family="text" style:parent-style-name="WW8Dropcap4045"/>
    <style:style style:name="WW-WW8Dropcap195512" style:family="text" style:parent-style-name="WW8Dropcap4045"/>
    <style:style style:name="WW-WW8Dropcap195612" style:family="text" style:parent-style-name="WW8Dropcap4045"/>
    <style:style style:name="WW-WW8Dropcap195712" style:family="text" style:parent-style-name="WW8Dropcap4045"/>
    <style:style style:name="WW-WW8Dropcap195812" style:family="text" style:parent-style-name="WW8Dropcap4045"/>
    <style:style style:name="WW-WW8Dropcap195912" style:family="text" style:parent-style-name="WW8Dropcap4045"/>
    <style:style style:name="WW-WW8Dropcap196012" style:family="text" style:parent-style-name="WW8Dropcap4045"/>
    <style:style style:name="WW-WW8Dropcap196112" style:family="text" style:parent-style-name="WW8Dropcap4045"/>
    <style:style style:name="WW-WW8Dropcap196212" style:family="text" style:parent-style-name="WW8Dropcap4045"/>
    <style:style style:name="WW-WW8Dropcap196312" style:family="text" style:parent-style-name="WW8Dropcap4045"/>
    <style:style style:name="WW-WW8Dropcap196412" style:family="text" style:parent-style-name="WW8Dropcap4045"/>
    <style:style style:name="WW-WW8Dropcap196512" style:family="text" style:parent-style-name="WW8Dropcap4045"/>
    <style:style style:name="WW-WW8Dropcap196612" style:family="text" style:parent-style-name="WW8Dropcap4045"/>
    <style:style style:name="WW-WW8Dropcap196712" style:family="text" style:parent-style-name="WW8Dropcap4045"/>
    <style:style style:name="WW-WW8Dropcap196812" style:family="text" style:parent-style-name="WW8Dropcap4045"/>
    <style:style style:name="WW-WW8Dropcap196912" style:family="text" style:parent-style-name="WW8Dropcap4045"/>
    <style:style style:name="WW-WW8Dropcap197012" style:family="text" style:parent-style-name="WW8Dropcap4045"/>
    <style:style style:name="WW-WW8Dropcap197112" style:family="text" style:parent-style-name="WW8Dropcap4045"/>
    <style:style style:name="WW-WW8Dropcap197212" style:family="text" style:parent-style-name="WW8Dropcap4045"/>
    <style:style style:name="WW-WW8Dropcap197312" style:family="text" style:parent-style-name="WW8Dropcap4045"/>
    <style:style style:name="WW-WW8Dropcap197412" style:family="text" style:parent-style-name="WW8Dropcap4045"/>
    <style:style style:name="WW-WW8Dropcap197512" style:family="text" style:parent-style-name="WW8Dropcap4045"/>
    <style:style style:name="WW-WW8Dropcap197612" style:family="text" style:parent-style-name="WW8Dropcap4045"/>
    <style:style style:name="WW-WW8Dropcap197712" style:family="text" style:parent-style-name="WW8Dropcap4045"/>
    <style:style style:name="WW-WW8Dropcap197812" style:family="text" style:parent-style-name="WW8Dropcap4045"/>
    <style:style style:name="WW-WW8Dropcap197912" style:family="text" style:parent-style-name="WW8Dropcap4045"/>
    <style:style style:name="WW-WW8Dropcap198012" style:family="text" style:parent-style-name="WW8Dropcap4045"/>
    <style:style style:name="WW-WW8Dropcap198112" style:family="text" style:parent-style-name="WW8Dropcap4045"/>
    <style:style style:name="WW-WW8Dropcap198212" style:family="text" style:parent-style-name="WW8Dropcap4045"/>
    <style:style style:name="WW-WW8Dropcap198312" style:family="text" style:parent-style-name="WW8Dropcap4045"/>
    <style:style style:name="WW-WW8Dropcap198412" style:family="text" style:parent-style-name="WW8Dropcap4045"/>
    <style:style style:name="WW-WW8Dropcap198512" style:family="text" style:parent-style-name="WW8Dropcap4045"/>
    <style:style style:name="WW-WW8Dropcap198612" style:family="text" style:parent-style-name="WW8Dropcap4045"/>
    <style:style style:name="WW-WW8Dropcap198712" style:family="text" style:parent-style-name="WW8Dropcap4045"/>
    <style:style style:name="WW-WW8Dropcap198812" style:family="text" style:parent-style-name="WW8Dropcap4045"/>
    <style:style style:name="WW-WW8Dropcap198912" style:family="text" style:parent-style-name="WW8Dropcap4045"/>
    <style:style style:name="WW-WW8Dropcap199012" style:family="text" style:parent-style-name="WW8Dropcap4045"/>
    <style:style style:name="WW-WW8Dropcap199112" style:family="text" style:parent-style-name="WW8Dropcap4045"/>
    <style:style style:name="WW-WW8Dropcap199212" style:family="text" style:parent-style-name="WW8Dropcap4045"/>
    <style:style style:name="WW-WW8Dropcap199312" style:family="text" style:parent-style-name="WW8Dropcap4045"/>
    <style:style style:name="WW-WW8Dropcap199412" style:family="text" style:parent-style-name="WW8Dropcap4045"/>
    <style:style style:name="WW-WW8Dropcap199512" style:family="text" style:parent-style-name="WW8Dropcap4045"/>
    <style:style style:name="WW-WW8Dropcap199612" style:family="text" style:parent-style-name="WW8Dropcap4045"/>
    <style:style style:name="WW-WW8Dropcap199712" style:family="text" style:parent-style-name="WW8Dropcap4045"/>
    <style:style style:name="WW-WW8Dropcap199812" style:family="text" style:parent-style-name="WW8Dropcap4045"/>
    <style:style style:name="WW-WW8Dropcap199912" style:family="text" style:parent-style-name="WW8Dropcap4045"/>
    <style:style style:name="WW-WW8Dropcap200012" style:family="text" style:parent-style-name="WW8Dropcap4045"/>
    <style:style style:name="WW-WW8Dropcap200112" style:family="text" style:parent-style-name="WW8Dropcap4045"/>
    <style:style style:name="WW-WW8Dropcap200212" style:family="text" style:parent-style-name="WW8Dropcap4045"/>
    <style:style style:name="WW-WW8Dropcap200312" style:family="text" style:parent-style-name="WW8Dropcap4045"/>
    <style:style style:name="WW-WW8Dropcap200412" style:family="text" style:parent-style-name="WW8Dropcap4045"/>
    <style:style style:name="WW-WW8Dropcap200512" style:family="text" style:parent-style-name="WW8Dropcap4045"/>
    <style:style style:name="WW-WW8Dropcap200612" style:family="text" style:parent-style-name="WW8Dropcap4045"/>
    <style:style style:name="WW-WW8Dropcap200712" style:family="text" style:parent-style-name="WW8Dropcap4045"/>
    <style:style style:name="WW-WW8Dropcap200812" style:family="text" style:parent-style-name="WW8Dropcap4045"/>
    <style:style style:name="WW-WW8Dropcap200912" style:family="text" style:parent-style-name="WW8Dropcap4045"/>
    <style:style style:name="WW-WW8Dropcap201012" style:family="text" style:parent-style-name="WW8Dropcap4045"/>
    <style:style style:name="WW-WW8Dropcap201112" style:family="text" style:parent-style-name="WW8Dropcap4045"/>
    <style:style style:name="WW-WW8Dropcap201212" style:family="text" style:parent-style-name="WW8Dropcap4045"/>
    <style:style style:name="WW-WW8Dropcap201312" style:family="text" style:parent-style-name="WW8Dropcap4045"/>
    <style:style style:name="WW-WW8Dropcap201412" style:family="text" style:parent-style-name="WW8Dropcap4045"/>
    <style:style style:name="WW-WW8Dropcap201512" style:family="text" style:parent-style-name="WW8Dropcap4045"/>
    <style:style style:name="WW-WW8Dropcap201612" style:family="text" style:parent-style-name="WW8Dropcap4045"/>
    <style:style style:name="WW-WW8Dropcap201712" style:family="text" style:parent-style-name="WW8Dropcap4045"/>
    <style:style style:name="WW-WW8Dropcap201812" style:family="text" style:parent-style-name="WW8Dropcap4045"/>
    <style:style style:name="WW-WW8Dropcap201912" style:family="text" style:parent-style-name="WW8Dropcap4045"/>
    <style:style style:name="WW-WW8Dropcap202012" style:family="text" style:parent-style-name="WW8Dropcap4045"/>
    <style:style style:name="WW-WW8Dropcap202112" style:family="text" style:parent-style-name="WW8Dropcap4045"/>
    <style:style style:name="WW-WW8Dropcap202212" style:family="text" style:parent-style-name="WW8Dropcap4045"/>
    <style:style style:name="WW-WW8Dropcap202312" style:family="text" style:parent-style-name="WW8Dropcap4045"/>
    <style:style style:name="WW-WW8Dropcap202412" style:family="text" style:parent-style-name="WW8Dropcap4045"/>
    <style:style style:name="WW-WW8Dropcap202512" style:family="text" style:parent-style-name="WW8Dropcap4045"/>
    <style:style style:name="WW-WW8Dropcap202612" style:family="text" style:parent-style-name="WW8Dropcap4045"/>
    <style:style style:name="WW-WW8Dropcap202712" style:family="text" style:parent-style-name="WW8Dropcap4045"/>
    <style:style style:name="WW-WW8Dropcap202812" style:family="text" style:parent-style-name="WW8Dropcap4045"/>
    <style:style style:name="WW-WW8Dropcap202912" style:family="text" style:parent-style-name="WW8Dropcap4045"/>
    <style:style style:name="WW-WW8Dropcap203012" style:family="text" style:parent-style-name="WW8Dropcap4045"/>
    <style:style style:name="WW-WW8Dropcap203112" style:family="text" style:parent-style-name="WW8Dropcap4045"/>
    <style:style style:name="WW-WW8Dropcap203212" style:family="text" style:parent-style-name="WW8Dropcap4045"/>
    <style:style style:name="WW-WW8Dropcap203312" style:family="text" style:parent-style-name="WW8Dropcap4045"/>
    <style:style style:name="WW-WW8Dropcap203412" style:family="text" style:parent-style-name="WW8Dropcap4045"/>
    <style:style style:name="WW-WW8Dropcap203512" style:family="text" style:parent-style-name="WW8Dropcap4045"/>
    <style:style style:name="WW-WW8Dropcap203612" style:family="text" style:parent-style-name="WW8Dropcap4045"/>
    <style:style style:name="WW-WW8Dropcap203712" style:family="text" style:parent-style-name="WW8Dropcap4045"/>
    <style:style style:name="WW-WW8Dropcap203812" style:family="text" style:parent-style-name="WW8Dropcap4045"/>
    <style:style style:name="WW-WW8Dropcap203912" style:family="text" style:parent-style-name="WW8Dropcap4045"/>
    <style:style style:name="WW-WW8Dropcap204012" style:family="text" style:parent-style-name="WW8Dropcap4045"/>
    <style:style style:name="WW-WW8Dropcap204112" style:family="text" style:parent-style-name="WW8Dropcap4045"/>
    <style:style style:name="WW-WW8Dropcap204212" style:family="text" style:parent-style-name="WW8Dropcap4045"/>
    <style:style style:name="WW-WW8Dropcap204312" style:family="text" style:parent-style-name="WW8Dropcap4045"/>
    <style:style style:name="WW-WW8Dropcap204412" style:family="text" style:parent-style-name="WW8Dropcap4045"/>
    <style:style style:name="WW-WW8Dropcap204512" style:family="text" style:parent-style-name="WW8Dropcap4045"/>
    <style:style style:name="WW-WW8Dropcap204612" style:family="text" style:parent-style-name="WW8Dropcap4045"/>
    <style:style style:name="WW-WW8Dropcap204712" style:family="text" style:parent-style-name="WW8Dropcap4045"/>
    <style:style style:name="WW-WW8Dropcap204812" style:family="text" style:parent-style-name="WW8Dropcap4045"/>
    <style:style style:name="WW-WW8Dropcap204912" style:family="text" style:parent-style-name="WW8Dropcap4045"/>
    <style:style style:name="WW-WW8Dropcap205012" style:family="text" style:parent-style-name="WW8Dropcap4045"/>
    <style:style style:name="WW-WW8Dropcap205112" style:family="text" style:parent-style-name="WW8Dropcap4045"/>
    <style:style style:name="WW-WW8Dropcap205212" style:family="text" style:parent-style-name="WW8Dropcap4045"/>
    <style:style style:name="WW-WW8Dropcap205312" style:family="text" style:parent-style-name="WW8Dropcap4045"/>
    <style:style style:name="WW-WW8Dropcap205412" style:family="text" style:parent-style-name="WW8Dropcap4045"/>
    <style:style style:name="WW-WW8Dropcap205512" style:family="text" style:parent-style-name="WW8Dropcap4045"/>
    <style:style style:name="WW-WW8Dropcap205612" style:family="text" style:parent-style-name="WW8Dropcap4045"/>
    <style:style style:name="WW-WW8Dropcap205712" style:family="text" style:parent-style-name="WW8Dropcap4045"/>
    <style:style style:name="WW-WW8Dropcap205812" style:family="text" style:parent-style-name="WW8Dropcap4045"/>
    <style:style style:name="WW-WW8Dropcap205912" style:family="text" style:parent-style-name="WW8Dropcap4045"/>
    <style:style style:name="WW-WW8Dropcap206012" style:family="text" style:parent-style-name="WW8Dropcap4045"/>
    <style:style style:name="WW-WW8Dropcap206112" style:family="text" style:parent-style-name="WW8Dropcap4045"/>
    <style:style style:name="WW-WW8Dropcap206212" style:family="text" style:parent-style-name="WW8Dropcap4045"/>
    <style:style style:name="WW-WW8Dropcap206312" style:family="text" style:parent-style-name="WW8Dropcap4045"/>
    <style:style style:name="WW-WW8Dropcap206412" style:family="text" style:parent-style-name="WW8Dropcap4045"/>
    <style:style style:name="WW-WW8Dropcap206512" style:family="text" style:parent-style-name="WW8Dropcap4045"/>
    <style:style style:name="WW-WW8Dropcap206612" style:family="text" style:parent-style-name="WW8Dropcap4045"/>
    <style:style style:name="WW-WW8Dropcap206712" style:family="text" style:parent-style-name="WW8Dropcap4045"/>
    <style:style style:name="WW-WW8Dropcap206812" style:family="text" style:parent-style-name="WW8Dropcap4045"/>
    <style:style style:name="WW-WW8Dropcap206912" style:family="text" style:parent-style-name="WW8Dropcap4045"/>
    <style:style style:name="WW-WW8Dropcap207012" style:family="text" style:parent-style-name="WW8Dropcap4045"/>
    <style:style style:name="WW-WW8Dropcap207112" style:family="text" style:parent-style-name="WW8Dropcap4045"/>
    <style:style style:name="WW-WW8Dropcap207212" style:family="text" style:parent-style-name="WW8Dropcap4045"/>
    <style:style style:name="WW-WW8Dropcap207312" style:family="text" style:parent-style-name="WW8Dropcap4045"/>
    <style:style style:name="WW-WW8Dropcap207412" style:family="text" style:parent-style-name="WW8Dropcap4045"/>
    <style:style style:name="WW-WW8Dropcap207512" style:family="text" style:parent-style-name="WW8Dropcap4045"/>
    <style:style style:name="WW-WW8Dropcap207612" style:family="text" style:parent-style-name="WW8Dropcap4045"/>
    <style:style style:name="WW-WW8Dropcap207712" style:family="text" style:parent-style-name="WW8Dropcap4045"/>
    <style:style style:name="WW-WW8Dropcap207812" style:family="text" style:parent-style-name="WW8Dropcap4045"/>
    <style:style style:name="WW-WW8Dropcap207912" style:family="text" style:parent-style-name="WW8Dropcap4045"/>
    <style:style style:name="WW-WW8Dropcap208012" style:family="text" style:parent-style-name="WW8Dropcap4045"/>
    <style:style style:name="WW-WW8Dropcap208112" style:family="text" style:parent-style-name="WW8Dropcap4045"/>
    <style:style style:name="WW-WW8Dropcap208212" style:family="text" style:parent-style-name="WW8Dropcap4045"/>
    <style:style style:name="WW-WW8Dropcap208312" style:family="text" style:parent-style-name="WW8Dropcap4045"/>
    <style:style style:name="WW-WW8Dropcap208412" style:family="text" style:parent-style-name="WW8Dropcap4045"/>
    <style:style style:name="WW-WW8Dropcap208512" style:family="text" style:parent-style-name="WW8Dropcap4045"/>
    <style:style style:name="WW-WW8Dropcap208612" style:family="text" style:parent-style-name="WW8Dropcap4045"/>
    <style:style style:name="WW-WW8Dropcap208712" style:family="text" style:parent-style-name="WW8Dropcap4045"/>
    <style:style style:name="WW-WW8Dropcap208812" style:family="text" style:parent-style-name="WW8Dropcap4045"/>
    <style:style style:name="WW-WW8Dropcap208912" style:family="text" style:parent-style-name="WW8Dropcap4045"/>
    <style:style style:name="WW-WW8Dropcap209012" style:family="text" style:parent-style-name="WW8Dropcap4045"/>
    <style:style style:name="WW-WW8Dropcap209112" style:family="text" style:parent-style-name="WW8Dropcap4045"/>
    <style:style style:name="WW-WW8Dropcap209212" style:family="text" style:parent-style-name="WW8Dropcap4045"/>
    <style:style style:name="WW-WW8Dropcap209312" style:family="text" style:parent-style-name="WW8Dropcap4045"/>
    <style:style style:name="WW-WW8Dropcap209412" style:family="text" style:parent-style-name="WW8Dropcap4045"/>
    <style:style style:name="WW-WW8Dropcap209512" style:family="text" style:parent-style-name="WW8Dropcap4045"/>
    <style:style style:name="WW-WW8Dropcap209612" style:family="text" style:parent-style-name="WW8Dropcap4045"/>
    <style:style style:name="WW-WW8Dropcap209712" style:family="text" style:parent-style-name="WW8Dropcap4045"/>
    <style:style style:name="WW-WW8Dropcap209812" style:family="text" style:parent-style-name="WW8Dropcap4045"/>
    <style:style style:name="WW-WW8Dropcap209912" style:family="text" style:parent-style-name="WW8Dropcap4045"/>
    <style:style style:name="WW-WW8Dropcap210012" style:family="text" style:parent-style-name="WW8Dropcap4045"/>
    <style:style style:name="WW-WW8Dropcap210112" style:family="text" style:parent-style-name="WW8Dropcap4045"/>
    <style:style style:name="WW-WW8Dropcap210212" style:family="text" style:parent-style-name="WW8Dropcap4045"/>
    <style:style style:name="WW-WW8Dropcap210312" style:family="text" style:parent-style-name="WW8Dropcap4045"/>
    <style:style style:name="WW-WW8Dropcap210412" style:family="text" style:parent-style-name="WW8Dropcap4045"/>
    <style:style style:name="WW-WW8Dropcap210512" style:family="text" style:parent-style-name="WW8Dropcap4045"/>
    <style:style style:name="WW-WW8Dropcap210612" style:family="text" style:parent-style-name="WW8Dropcap4045"/>
    <style:style style:name="WW-WW8Dropcap210712" style:family="text" style:parent-style-name="WW8Dropcap4045"/>
    <style:style style:name="WW-WW8Dropcap210812" style:family="text" style:parent-style-name="WW8Dropcap4045"/>
    <style:style style:name="WW-WW8Dropcap210912" style:family="text" style:parent-style-name="WW8Dropcap4045"/>
    <style:style style:name="WW-WW8Dropcap211012" style:family="text" style:parent-style-name="WW8Dropcap4045"/>
    <style:style style:name="WW-WW8Dropcap211112" style:family="text" style:parent-style-name="WW8Dropcap4045"/>
    <style:style style:name="WW-WW8Dropcap211212" style:family="text" style:parent-style-name="WW8Dropcap4045"/>
    <style:style style:name="WW-WW8Dropcap211312" style:family="text" style:parent-style-name="WW8Dropcap4045"/>
    <style:style style:name="WW-WW8Dropcap211412" style:family="text" style:parent-style-name="WW8Dropcap4045"/>
    <style:style style:name="WW-WW8Dropcap211512" style:family="text" style:parent-style-name="WW8Dropcap4045"/>
    <style:style style:name="WW-WW8Dropcap211612" style:family="text" style:parent-style-name="WW8Dropcap4045"/>
    <style:style style:name="WW-WW8Dropcap211712" style:family="text" style:parent-style-name="WW8Dropcap4045"/>
    <style:style style:name="WW-WW8Dropcap211812" style:family="text" style:parent-style-name="WW8Dropcap4045"/>
    <style:style style:name="WW-WW8Dropcap211912" style:family="text" style:parent-style-name="WW8Dropcap4045"/>
    <style:style style:name="WW-WW8Dropcap212012" style:family="text" style:parent-style-name="WW8Dropcap4045"/>
    <style:style style:name="WW-WW8Dropcap212112" style:family="text" style:parent-style-name="WW8Dropcap4045"/>
    <style:style style:name="WW-WW8Dropcap212212" style:family="text" style:parent-style-name="WW8Dropcap4045"/>
    <style:style style:name="WW-WW8Dropcap212312" style:family="text" style:parent-style-name="WW8Dropcap4045"/>
    <style:style style:name="WW-WW8Dropcap212412" style:family="text" style:parent-style-name="WW8Dropcap4045"/>
    <style:style style:name="WW-WW8Dropcap212512" style:family="text" style:parent-style-name="WW8Dropcap4045"/>
    <style:style style:name="WW-WW8Dropcap212612" style:family="text" style:parent-style-name="WW8Dropcap4045"/>
    <style:style style:name="WW-WW8Dropcap212712" style:family="text" style:parent-style-name="WW8Dropcap4045"/>
    <style:style style:name="WW-WW8Dropcap212812" style:family="text" style:parent-style-name="WW8Dropcap4045"/>
    <style:style style:name="WW-WW8Dropcap212912" style:family="text" style:parent-style-name="WW8Dropcap4045"/>
    <style:style style:name="WW-WW8Dropcap213012" style:family="text" style:parent-style-name="WW8Dropcap4045"/>
    <style:style style:name="WW-WW8Dropcap213112" style:family="text" style:parent-style-name="WW8Dropcap4045"/>
    <style:style style:name="WW-WW8Dropcap213212" style:family="text" style:parent-style-name="WW8Dropcap4045"/>
    <style:style style:name="WW-WW8Dropcap213312" style:family="text" style:parent-style-name="WW8Dropcap4045"/>
    <style:style style:name="WW-WW8Dropcap213412" style:family="text" style:parent-style-name="WW8Dropcap4045"/>
    <style:style style:name="WW-WW8Dropcap213512" style:family="text" style:parent-style-name="WW8Dropcap4045"/>
    <style:style style:name="WW-WW8Dropcap213612" style:family="text" style:parent-style-name="WW8Dropcap4045"/>
    <style:style style:name="WW-WW8Dropcap213712" style:family="text" style:parent-style-name="WW8Dropcap4045"/>
    <style:style style:name="WW-WW8Dropcap213812" style:family="text" style:parent-style-name="WW8Dropcap4045"/>
    <style:style style:name="WW-WW8Dropcap213912" style:family="text" style:parent-style-name="WW8Dropcap4045"/>
    <style:style style:name="WW-WW8Dropcap214012" style:family="text" style:parent-style-name="WW8Dropcap4045"/>
    <style:style style:name="WW-WW8Dropcap214112" style:family="text" style:parent-style-name="WW8Dropcap4045"/>
    <style:style style:name="WW-WW8Dropcap214212" style:family="text" style:parent-style-name="WW8Dropcap4045"/>
    <style:style style:name="WW-WW8Dropcap214312" style:family="text" style:parent-style-name="WW8Dropcap4045"/>
    <style:style style:name="WW-WW8Dropcap214412" style:family="text" style:parent-style-name="WW8Dropcap4045"/>
    <style:style style:name="WW-WW8Dropcap214512" style:family="text" style:parent-style-name="WW8Dropcap4045"/>
    <style:style style:name="WW-WW8Dropcap214612" style:family="text" style:parent-style-name="WW8Dropcap4045"/>
    <style:style style:name="WW-WW8Dropcap214712" style:family="text" style:parent-style-name="WW8Dropcap4045"/>
    <style:style style:name="WW-WW8Dropcap214812" style:family="text" style:parent-style-name="WW8Dropcap4045"/>
    <style:style style:name="WW-WW8Dropcap214912" style:family="text" style:parent-style-name="WW8Dropcap4045"/>
    <style:style style:name="WW-WW8Dropcap215012" style:family="text" style:parent-style-name="WW8Dropcap4045"/>
    <style:style style:name="WW-WW8Dropcap215112" style:family="text" style:parent-style-name="WW8Dropcap4045"/>
    <style:style style:name="WW-WW8Dropcap215212" style:family="text" style:parent-style-name="WW8Dropcap4045"/>
    <style:style style:name="WW-WW8Dropcap215312" style:family="text" style:parent-style-name="WW8Dropcap4045"/>
    <style:style style:name="WW-WW8Dropcap215412" style:family="text" style:parent-style-name="WW8Dropcap4045"/>
    <style:style style:name="WW-WW8Dropcap215512" style:family="text" style:parent-style-name="WW8Dropcap4045"/>
    <style:style style:name="WW-WW8Dropcap215612" style:family="text" style:parent-style-name="WW8Dropcap4045"/>
    <style:style style:name="WW-WW8Dropcap215712" style:family="text" style:parent-style-name="WW8Dropcap4045"/>
    <style:style style:name="WW-WW8Dropcap215812" style:family="text" style:parent-style-name="WW8Dropcap4045"/>
    <style:style style:name="WW-WW8Dropcap215912" style:family="text" style:parent-style-name="WW8Dropcap4045"/>
    <style:style style:name="WW-WW8Dropcap216012" style:family="text" style:parent-style-name="WW8Dropcap4045"/>
    <style:style style:name="WW-WW8Dropcap216112" style:family="text" style:parent-style-name="WW8Dropcap4045"/>
    <style:style style:name="WW-WW8Dropcap216212" style:family="text" style:parent-style-name="WW8Dropcap4045"/>
    <style:style style:name="WW-WW8Dropcap216312" style:family="text" style:parent-style-name="WW8Dropcap4045"/>
    <style:style style:name="WW-WW8Dropcap216412" style:family="text" style:parent-style-name="WW8Dropcap4045"/>
    <style:style style:name="WW-WW8Dropcap216512" style:family="text" style:parent-style-name="WW8Dropcap4045"/>
    <style:style style:name="WW-WW8Dropcap216612" style:family="text" style:parent-style-name="WW8Dropcap4045"/>
    <style:style style:name="WW-WW8Dropcap216712" style:family="text" style:parent-style-name="WW8Dropcap4045"/>
    <style:style style:name="WW-WW8Dropcap216812" style:family="text" style:parent-style-name="WW8Dropcap4045"/>
    <style:style style:name="WW-WW8Dropcap216912" style:family="text" style:parent-style-name="WW8Dropcap4045"/>
    <style:style style:name="WW-WW8Dropcap217012" style:family="text" style:parent-style-name="WW8Dropcap4045"/>
    <style:style style:name="WW-WW8Dropcap217112" style:family="text" style:parent-style-name="WW8Dropcap4045"/>
    <style:style style:name="WW-WW8Dropcap217212" style:family="text" style:parent-style-name="WW8Dropcap4045"/>
    <style:style style:name="WW-WW8Dropcap217312" style:family="text" style:parent-style-name="WW8Dropcap4045"/>
    <style:style style:name="WW-WW8Dropcap217412" style:family="text" style:parent-style-name="WW8Dropcap4045"/>
    <style:style style:name="WW-WW8Dropcap217512" style:family="text" style:parent-style-name="WW8Dropcap4045"/>
    <style:style style:name="WW-WW8Dropcap217612" style:family="text" style:parent-style-name="WW8Dropcap4045"/>
    <style:style style:name="WW-WW8Dropcap217712" style:family="text" style:parent-style-name="WW8Dropcap4045"/>
    <style:style style:name="WW-WW8Dropcap217812" style:family="text" style:parent-style-name="WW8Dropcap4045"/>
    <style:style style:name="WW-WW8Dropcap217912" style:family="text" style:parent-style-name="WW8Dropcap4045"/>
    <style:style style:name="WW-WW8Dropcap218012" style:family="text" style:parent-style-name="WW8Dropcap4045"/>
    <style:style style:name="WW-WW8Dropcap218112" style:family="text" style:parent-style-name="WW8Dropcap4045"/>
    <style:style style:name="WW-WW8Dropcap218212" style:family="text" style:parent-style-name="WW8Dropcap4045"/>
    <style:style style:name="WW-WW8Dropcap218312" style:family="text" style:parent-style-name="WW8Dropcap4045"/>
    <style:style style:name="WW-WW8Dropcap218412" style:family="text" style:parent-style-name="WW8Dropcap4045"/>
    <style:style style:name="WW-WW8Dropcap218512" style:family="text" style:parent-style-name="WW8Dropcap4045"/>
    <style:style style:name="WW-WW8Dropcap218612" style:family="text" style:parent-style-name="WW8Dropcap4045"/>
    <style:style style:name="WW-WW8Dropcap218712" style:family="text" style:parent-style-name="WW8Dropcap4045"/>
    <style:style style:name="WW-WW8Dropcap218812" style:family="text" style:parent-style-name="WW8Dropcap4045"/>
    <style:style style:name="WW-WW8Dropcap218912" style:family="text" style:parent-style-name="WW8Dropcap4045"/>
    <style:style style:name="WW-WW8Dropcap219012" style:family="text" style:parent-style-name="WW8Dropcap4045"/>
    <style:style style:name="WW-WW8Dropcap219112" style:family="text" style:parent-style-name="WW8Dropcap4045"/>
    <style:style style:name="WW-WW8Dropcap219212" style:family="text" style:parent-style-name="WW8Dropcap4045"/>
    <style:style style:name="WW-WW8Dropcap219312" style:family="text" style:parent-style-name="WW8Dropcap4045"/>
    <style:style style:name="WW-WW8Dropcap219412" style:family="text" style:parent-style-name="WW8Dropcap4045"/>
    <style:style style:name="WW-WW8Dropcap219512" style:family="text" style:parent-style-name="WW8Dropcap4045"/>
    <style:style style:name="WW-WW8Dropcap219612" style:family="text" style:parent-style-name="WW8Dropcap4045"/>
    <style:style style:name="WW-WW8Dropcap219712" style:family="text" style:parent-style-name="WW8Dropcap4045"/>
    <style:style style:name="WW-WW8Dropcap219812" style:family="text" style:parent-style-name="WW8Dropcap4045"/>
    <style:style style:name="WW-WW8Dropcap219912" style:family="text" style:parent-style-name="WW8Dropcap4045"/>
    <style:style style:name="WW-WW8Dropcap220012" style:family="text" style:parent-style-name="WW8Dropcap4045"/>
    <style:style style:name="WW-WW8Dropcap220112" style:family="text" style:parent-style-name="WW8Dropcap4045"/>
    <style:style style:name="WW-WW8Dropcap220212" style:family="text" style:parent-style-name="WW8Dropcap4045"/>
    <style:style style:name="WW-WW8Dropcap220312" style:family="text" style:parent-style-name="WW8Dropcap4045"/>
    <style:style style:name="WW-WW8Dropcap220412" style:family="text" style:parent-style-name="WW8Dropcap4045"/>
    <style:style style:name="WW-WW8Dropcap220512" style:family="text" style:parent-style-name="WW8Dropcap4045"/>
    <style:style style:name="WW-WW8Dropcap220612" style:family="text" style:parent-style-name="WW8Dropcap4045"/>
    <style:style style:name="WW-WW8Dropcap220712" style:family="text" style:parent-style-name="WW8Dropcap4045"/>
    <style:style style:name="WW-WW8Dropcap220812" style:family="text" style:parent-style-name="WW8Dropcap4045"/>
    <style:style style:name="WW-WW8Dropcap220912" style:family="text" style:parent-style-name="WW8Dropcap4045"/>
    <style:style style:name="WW-WW8Dropcap221012" style:family="text" style:parent-style-name="WW8Dropcap4045"/>
    <style:style style:name="WW-WW8Dropcap221112" style:family="text" style:parent-style-name="WW8Dropcap4045"/>
    <style:style style:name="WW-WW8Dropcap221212" style:family="text" style:parent-style-name="WW8Dropcap4045"/>
    <style:style style:name="WW-WW8Dropcap221312" style:family="text" style:parent-style-name="WW8Dropcap4045"/>
    <style:style style:name="WW-WW8Dropcap221412" style:family="text" style:parent-style-name="WW8Dropcap4045"/>
    <style:style style:name="WW-WW8Dropcap221512" style:family="text" style:parent-style-name="WW8Dropcap4045"/>
    <style:style style:name="WW-WW8Dropcap221612" style:family="text" style:parent-style-name="WW8Dropcap4045"/>
    <style:style style:name="WW-WW8Dropcap221712" style:family="text" style:parent-style-name="WW8Dropcap4045"/>
    <style:style style:name="WW-WW8Dropcap221812" style:family="text" style:parent-style-name="WW8Dropcap4045"/>
    <style:style style:name="WW-WW8Dropcap221912" style:family="text" style:parent-style-name="WW8Dropcap4045"/>
    <style:style style:name="WW-WW8Dropcap222012" style:family="text" style:parent-style-name="WW8Dropcap4045"/>
    <style:style style:name="WW-WW8Dropcap222112" style:family="text" style:parent-style-name="WW8Dropcap4045"/>
    <style:style style:name="WW-WW8Dropcap222212" style:family="text" style:parent-style-name="WW8Dropcap4045"/>
    <style:style style:name="WW-WW8Dropcap222312" style:family="text" style:parent-style-name="WW8Dropcap4045"/>
    <style:style style:name="WW-WW8Dropcap222412" style:family="text" style:parent-style-name="WW8Dropcap4045"/>
    <style:style style:name="WW-WW8Dropcap222512" style:family="text" style:parent-style-name="WW8Dropcap4045"/>
    <style:style style:name="WW-WW8Dropcap222612" style:family="text" style:parent-style-name="WW8Dropcap4045"/>
    <style:style style:name="WW-WW8Dropcap222712" style:family="text" style:parent-style-name="WW8Dropcap4045"/>
    <style:style style:name="WW-WW8Dropcap222812" style:family="text" style:parent-style-name="WW8Dropcap4045"/>
    <style:style style:name="WW-WW8Dropcap222912" style:family="text" style:parent-style-name="WW8Dropcap4045"/>
    <style:style style:name="WW-WW8Dropcap223012" style:family="text" style:parent-style-name="WW8Dropcap4045"/>
    <style:style style:name="WW-WW8Dropcap223112" style:family="text" style:parent-style-name="WW8Dropcap4045"/>
    <style:style style:name="WW-WW8Dropcap223212" style:family="text" style:parent-style-name="WW8Dropcap4045"/>
    <style:style style:name="WW-WW8Dropcap223312" style:family="text" style:parent-style-name="WW8Dropcap4045"/>
    <style:style style:name="WW-WW8Dropcap223412" style:family="text" style:parent-style-name="WW8Dropcap4045"/>
    <style:style style:name="WW-WW8Dropcap223512" style:family="text" style:parent-style-name="WW8Dropcap4045"/>
    <style:style style:name="WW-WW8Dropcap223612" style:family="text" style:parent-style-name="WW8Dropcap4045"/>
    <style:style style:name="WW-WW8Dropcap223712" style:family="text" style:parent-style-name="WW8Dropcap4045"/>
    <style:style style:name="WW-WW8Dropcap223812" style:family="text" style:parent-style-name="WW8Dropcap4045"/>
    <style:style style:name="WW-WW8Dropcap223912" style:family="text" style:parent-style-name="WW8Dropcap4045"/>
    <style:style style:name="WW-WW8Dropcap224012" style:family="text" style:parent-style-name="WW8Dropcap4045"/>
    <style:style style:name="WW-WW8Dropcap224112" style:family="text" style:parent-style-name="WW8Dropcap4045"/>
    <style:style style:name="WW-WW8Dropcap224212" style:family="text" style:parent-style-name="WW8Dropcap4045"/>
    <style:style style:name="WW-WW8Dropcap224312" style:family="text" style:parent-style-name="WW8Dropcap4045"/>
    <style:style style:name="WW-WW8Dropcap224412" style:family="text" style:parent-style-name="WW8Dropcap4045"/>
    <style:style style:name="WW-WW8Dropcap224512" style:family="text" style:parent-style-name="WW8Dropcap4045"/>
    <style:style style:name="WW-WW8Dropcap224612" style:family="text" style:parent-style-name="WW8Dropcap4045"/>
    <style:style style:name="WW-WW8Dropcap224712" style:family="text" style:parent-style-name="WW8Dropcap4045"/>
    <style:style style:name="WW-WW8Dropcap224812" style:family="text" style:parent-style-name="WW8Dropcap4045"/>
    <style:style style:name="WW-WW8Dropcap224912" style:family="text" style:parent-style-name="WW8Dropcap4045"/>
    <style:style style:name="WW-WW8Dropcap225012" style:family="text" style:parent-style-name="WW8Dropcap4045"/>
    <style:style style:name="WW-WW8Dropcap225112" style:family="text" style:parent-style-name="WW8Dropcap4045"/>
    <style:style style:name="WW-WW8Dropcap225212" style:family="text" style:parent-style-name="WW8Dropcap4045"/>
    <style:style style:name="WW-WW8Dropcap225312" style:family="text" style:parent-style-name="WW8Dropcap4045"/>
    <style:style style:name="WW-WW8Dropcap225412" style:family="text" style:parent-style-name="WW8Dropcap4045"/>
    <style:style style:name="WW-WW8Dropcap225512" style:family="text" style:parent-style-name="WW8Dropcap4045"/>
    <style:style style:name="WW-WW8Dropcap225612" style:family="text" style:parent-style-name="WW8Dropcap4045"/>
    <style:style style:name="WW-WW8Dropcap225712" style:family="text" style:parent-style-name="WW8Dropcap4045"/>
    <style:style style:name="WW-WW8Dropcap225812" style:family="text" style:parent-style-name="WW8Dropcap4045"/>
    <style:style style:name="WW-WW8Dropcap225912" style:family="text" style:parent-style-name="WW8Dropcap4045"/>
    <style:style style:name="WW-WW8Dropcap226012" style:family="text" style:parent-style-name="WW8Dropcap4045"/>
    <style:style style:name="WW-WW8Dropcap226112" style:family="text" style:parent-style-name="WW8Dropcap4045"/>
    <style:style style:name="WW-WW8Dropcap226212" style:family="text" style:parent-style-name="WW8Dropcap4045"/>
    <style:style style:name="WW-WW8Dropcap226312" style:family="text" style:parent-style-name="WW8Dropcap4045"/>
    <style:style style:name="WW-WW8Dropcap226412" style:family="text" style:parent-style-name="WW8Dropcap4045"/>
    <style:style style:name="WW-WW8Dropcap226512" style:family="text" style:parent-style-name="WW8Dropcap4045"/>
    <style:style style:name="WW-WW8Dropcap226612" style:family="text" style:parent-style-name="WW8Dropcap4045"/>
    <style:style style:name="WW-WW8Dropcap226712" style:family="text" style:parent-style-name="WW8Dropcap4045"/>
    <style:style style:name="WW-WW8Dropcap226812" style:family="text" style:parent-style-name="WW8Dropcap4045"/>
    <style:style style:name="WW-WW8Dropcap226912" style:family="text" style:parent-style-name="WW8Dropcap4045"/>
    <style:style style:name="WW-WW8Dropcap227012" style:family="text" style:parent-style-name="WW8Dropcap4045"/>
    <style:style style:name="WW-WW8Dropcap227112" style:family="text" style:parent-style-name="WW8Dropcap4045"/>
    <style:style style:name="WW-WW8Dropcap227212" style:family="text" style:parent-style-name="WW8Dropcap4045"/>
    <style:style style:name="WW-WW8Dropcap227312" style:family="text" style:parent-style-name="WW8Dropcap4045"/>
    <style:style style:name="WW-WW8Dropcap227412" style:family="text" style:parent-style-name="WW8Dropcap4045"/>
    <style:style style:name="WW-WW8Dropcap227512" style:family="text" style:parent-style-name="WW8Dropcap4045"/>
    <style:style style:name="WW-WW8Dropcap227612" style:family="text" style:parent-style-name="WW8Dropcap4045"/>
    <style:style style:name="WW-WW8Dropcap227712" style:family="text" style:parent-style-name="WW8Dropcap4045"/>
    <style:style style:name="WW-WW8Dropcap227812" style:family="text" style:parent-style-name="WW8Dropcap4045"/>
    <style:style style:name="WW-WW8Dropcap227912" style:family="text" style:parent-style-name="WW8Dropcap4045"/>
    <style:style style:name="WW-WW8Dropcap228012" style:family="text" style:parent-style-name="WW8Dropcap4045"/>
    <style:style style:name="WW-WW8Dropcap228112" style:family="text" style:parent-style-name="WW8Dropcap4045"/>
    <style:style style:name="WW-WW8Dropcap228212" style:family="text" style:parent-style-name="WW8Dropcap4045"/>
    <style:style style:name="WW-WW8Dropcap228312" style:family="text" style:parent-style-name="WW8Dropcap4045"/>
    <style:style style:name="WW-WW8Dropcap228412" style:family="text" style:parent-style-name="WW8Dropcap4045"/>
    <style:style style:name="WW-WW8Dropcap228512" style:family="text" style:parent-style-name="WW8Dropcap4045"/>
    <style:style style:name="WW-WW8Dropcap228612" style:family="text" style:parent-style-name="WW8Dropcap4045"/>
    <style:style style:name="WW-WW8Dropcap228712" style:family="text" style:parent-style-name="WW8Dropcap4045"/>
    <style:style style:name="WW-WW8Dropcap228812" style:family="text" style:parent-style-name="WW8Dropcap4045"/>
    <style:style style:name="WW-WW8Dropcap228912" style:family="text" style:parent-style-name="WW8Dropcap4045"/>
    <style:style style:name="WW-WW8Dropcap229012" style:family="text" style:parent-style-name="WW8Dropcap4045"/>
    <style:style style:name="WW-WW8Dropcap229112" style:family="text" style:parent-style-name="WW8Dropcap4045"/>
    <style:style style:name="WW-WW8Dropcap229212" style:family="text" style:parent-style-name="WW8Dropcap4045"/>
    <style:style style:name="WW-WW8Dropcap229312" style:family="text" style:parent-style-name="WW8Dropcap4045"/>
    <style:style style:name="WW-WW8Dropcap229412" style:family="text" style:parent-style-name="WW8Dropcap4045"/>
    <style:style style:name="WW-WW8Dropcap229512" style:family="text" style:parent-style-name="WW8Dropcap4045"/>
    <style:style style:name="WW-WW8Dropcap229612" style:family="text" style:parent-style-name="WW8Dropcap4045"/>
    <style:style style:name="WW-WW8Dropcap229712" style:family="text" style:parent-style-name="WW8Dropcap4045"/>
    <style:style style:name="WW-WW8Dropcap229812" style:family="text" style:parent-style-name="WW8Dropcap4045"/>
    <style:style style:name="WW-WW8Dropcap229912" style:family="text" style:parent-style-name="WW8Dropcap4045"/>
    <style:style style:name="WW-WW8Dropcap230012" style:family="text" style:parent-style-name="WW8Dropcap4045"/>
    <style:style style:name="WW-WW8Dropcap230112" style:family="text" style:parent-style-name="WW8Dropcap4045"/>
    <style:style style:name="WW-WW8Dropcap230212" style:family="text" style:parent-style-name="WW8Dropcap4045"/>
    <style:style style:name="WW-WW8Dropcap230312" style:family="text" style:parent-style-name="WW8Dropcap4045"/>
    <style:style style:name="WW-WW8Dropcap230412" style:family="text" style:parent-style-name="WW8Dropcap4045"/>
    <style:style style:name="WW-WW8Dropcap230512" style:family="text" style:parent-style-name="WW8Dropcap4045"/>
    <style:style style:name="WW-WW8Dropcap230612" style:family="text" style:parent-style-name="WW8Dropcap4045"/>
    <style:style style:name="WW-WW8Dropcap230712" style:family="text" style:parent-style-name="WW8Dropcap4045"/>
    <style:style style:name="WW-WW8Dropcap230812" style:family="text" style:parent-style-name="WW8Dropcap4045"/>
    <style:style style:name="WW-WW8Dropcap230912" style:family="text" style:parent-style-name="WW8Dropcap4045"/>
    <style:style style:name="WW-WW8Dropcap231012" style:family="text" style:parent-style-name="WW8Dropcap4045"/>
    <style:style style:name="WW-WW8Dropcap231112" style:family="text" style:parent-style-name="WW8Dropcap4045"/>
    <style:style style:name="WW-WW8Dropcap231212" style:family="text" style:parent-style-name="WW8Dropcap4045"/>
    <style:style style:name="WW-WW8Dropcap231312" style:family="text" style:parent-style-name="WW8Dropcap4045"/>
    <style:style style:name="WW-WW8Dropcap231412" style:family="text" style:parent-style-name="WW8Dropcap4045"/>
    <style:style style:name="WW-WW8Dropcap231512" style:family="text" style:parent-style-name="WW8Dropcap4045"/>
    <style:style style:name="WW-WW8Dropcap231612" style:family="text" style:parent-style-name="WW8Dropcap4045"/>
    <style:style style:name="WW-WW8Dropcap231712" style:family="text" style:parent-style-name="WW8Dropcap4045"/>
    <style:style style:name="WW-WW8Dropcap231812" style:family="text" style:parent-style-name="WW8Dropcap4045"/>
    <style:style style:name="WW-WW8Dropcap231912" style:family="text" style:parent-style-name="WW8Dropcap4045"/>
    <style:style style:name="WW-WW8Dropcap232012" style:family="text" style:parent-style-name="WW8Dropcap4045"/>
    <style:style style:name="WW-WW8Dropcap232112" style:family="text" style:parent-style-name="WW8Dropcap4045"/>
    <style:style style:name="WW-WW8Dropcap232212" style:family="text" style:parent-style-name="WW8Dropcap4045"/>
    <style:style style:name="WW-WW8Dropcap232312" style:family="text" style:parent-style-name="WW8Dropcap4045"/>
    <style:style style:name="WW-WW8Dropcap232412" style:family="text" style:parent-style-name="WW8Dropcap4045"/>
    <style:style style:name="WW-WW8Dropcap232512" style:family="text" style:parent-style-name="WW8Dropcap4045"/>
    <style:style style:name="WW-WW8Dropcap232612" style:family="text" style:parent-style-name="WW8Dropcap4045"/>
    <style:style style:name="WW-WW8Dropcap232712" style:family="text" style:parent-style-name="WW8Dropcap4045"/>
    <style:style style:name="WW-WW8Dropcap232812" style:family="text" style:parent-style-name="WW8Dropcap4045"/>
    <style:style style:name="WW-WW8Dropcap232912" style:family="text" style:parent-style-name="WW8Dropcap4045"/>
    <style:style style:name="WW-WW8Dropcap233012" style:family="text" style:parent-style-name="WW8Dropcap4045"/>
    <style:style style:name="WW-WW8Dropcap233112" style:family="text" style:parent-style-name="WW8Dropcap4045"/>
    <style:style style:name="WW-WW8Dropcap233212" style:family="text" style:parent-style-name="WW8Dropcap4045"/>
    <style:style style:name="WW-WW8Dropcap233312" style:family="text" style:parent-style-name="WW8Dropcap4045"/>
    <style:style style:name="WW-WW8Dropcap233412" style:family="text" style:parent-style-name="WW8Dropcap4045"/>
    <style:style style:name="WW-WW8Dropcap233512" style:family="text" style:parent-style-name="WW8Dropcap4045"/>
    <style:style style:name="WW-WW8Dropcap233612" style:family="text" style:parent-style-name="WW8Dropcap4045"/>
    <style:style style:name="WW-WW8Dropcap233712" style:family="text" style:parent-style-name="WW8Dropcap4045"/>
    <style:style style:name="WW-WW8Dropcap233812" style:family="text" style:parent-style-name="WW8Dropcap4045"/>
    <style:style style:name="WW-WW8Dropcap233912" style:family="text" style:parent-style-name="WW8Dropcap4045"/>
    <style:style style:name="WW-WW8Dropcap234012" style:family="text" style:parent-style-name="WW8Dropcap4045"/>
    <style:style style:name="WW-WW8Dropcap234112" style:family="text" style:parent-style-name="WW8Dropcap4045"/>
    <style:style style:name="WW-WW8Dropcap234212" style:family="text" style:parent-style-name="WW8Dropcap4045"/>
    <style:style style:name="WW-WW8Dropcap234312" style:family="text" style:parent-style-name="WW8Dropcap4045"/>
    <style:style style:name="WW-WW8Dropcap234412" style:family="text" style:parent-style-name="WW8Dropcap4045"/>
    <style:style style:name="WW-WW8Dropcap234512" style:family="text" style:parent-style-name="WW8Dropcap4045"/>
    <style:style style:name="WW-WW8Dropcap234612" style:family="text" style:parent-style-name="WW8Dropcap4045"/>
    <style:style style:name="WW-WW8Dropcap234712" style:family="text" style:parent-style-name="WW8Dropcap4045"/>
    <style:style style:name="WW-WW8Dropcap234812" style:family="text" style:parent-style-name="WW8Dropcap4045"/>
    <style:style style:name="WW-WW8Dropcap234912" style:family="text" style:parent-style-name="WW8Dropcap4045"/>
    <style:style style:name="WW-WW8Dropcap235012" style:family="text" style:parent-style-name="WW8Dropcap4045"/>
    <style:style style:name="WW-WW8Dropcap235112" style:family="text" style:parent-style-name="WW8Dropcap4045"/>
    <style:style style:name="WW-WW8Dropcap235212" style:family="text" style:parent-style-name="WW8Dropcap4045"/>
    <style:style style:name="WW-WW8Dropcap235312" style:family="text" style:parent-style-name="WW8Dropcap4045"/>
    <style:style style:name="WW-WW8Dropcap235412" style:family="text" style:parent-style-name="WW8Dropcap4045"/>
    <style:style style:name="WW-WW8Dropcap235512" style:family="text" style:parent-style-name="WW8Dropcap4045"/>
    <style:style style:name="WW-WW8Dropcap235612" style:family="text" style:parent-style-name="WW8Dropcap4045"/>
    <style:style style:name="WW-WW8Dropcap235712" style:family="text" style:parent-style-name="WW8Dropcap4045"/>
    <style:style style:name="WW-WW8Dropcap235812" style:family="text" style:parent-style-name="WW8Dropcap4045"/>
    <style:style style:name="WW-WW8Dropcap235912" style:family="text" style:parent-style-name="WW8Dropcap4045"/>
    <style:style style:name="WW-WW8Dropcap236012" style:family="text" style:parent-style-name="WW8Dropcap4045"/>
    <style:style style:name="WW-WW8Dropcap236112" style:family="text" style:parent-style-name="WW8Dropcap4045"/>
    <style:style style:name="WW-WW8Dropcap236212" style:family="text" style:parent-style-name="WW8Dropcap4045"/>
    <style:style style:name="WW-WW8Dropcap236312" style:family="text" style:parent-style-name="WW8Dropcap4045"/>
    <style:style style:name="WW-WW8Dropcap236412" style:family="text" style:parent-style-name="WW8Dropcap4045"/>
    <style:style style:name="WW-WW8Dropcap236512" style:family="text" style:parent-style-name="WW8Dropcap4045"/>
    <style:style style:name="WW-WW8Dropcap236612" style:family="text" style:parent-style-name="WW8Dropcap4045"/>
    <style:style style:name="WW-WW8Dropcap236712" style:family="text" style:parent-style-name="WW8Dropcap4045"/>
    <style:style style:name="WW-WW8Dropcap236812" style:family="text" style:parent-style-name="WW8Dropcap4045"/>
    <style:style style:name="WW-WW8Dropcap236912" style:family="text" style:parent-style-name="WW8Dropcap4045"/>
    <style:style style:name="WW-WW8Dropcap237012" style:family="text" style:parent-style-name="WW8Dropcap4045"/>
    <style:style style:name="WW-WW8Dropcap237112" style:family="text" style:parent-style-name="WW8Dropcap4045"/>
    <style:style style:name="WW-WW8Dropcap237212" style:family="text" style:parent-style-name="WW8Dropcap4045"/>
    <style:style style:name="WW-WW8Dropcap237312" style:family="text" style:parent-style-name="WW8Dropcap4045"/>
    <style:style style:name="WW-WW8Dropcap237412" style:family="text" style:parent-style-name="WW8Dropcap4045"/>
    <style:style style:name="WW-WW8Dropcap237512" style:family="text" style:parent-style-name="WW8Dropcap4045"/>
    <style:style style:name="WW-WW8Dropcap237612" style:family="text" style:parent-style-name="WW8Dropcap4045"/>
    <style:style style:name="WW-WW8Dropcap237712" style:family="text" style:parent-style-name="WW8Dropcap4045"/>
    <style:style style:name="WW-WW8Dropcap237812" style:family="text" style:parent-style-name="WW8Dropcap4045"/>
    <style:style style:name="WW-WW8Dropcap237912" style:family="text" style:parent-style-name="WW8Dropcap4045"/>
    <style:style style:name="WW-WW8Dropcap238012" style:family="text" style:parent-style-name="WW8Dropcap4045"/>
    <style:style style:name="WW-WW8Dropcap238112" style:family="text" style:parent-style-name="WW8Dropcap4045"/>
    <style:style style:name="WW-WW8Dropcap238212" style:family="text" style:parent-style-name="WW8Dropcap4045"/>
    <style:style style:name="WW-WW8Dropcap238312" style:family="text" style:parent-style-name="WW8Dropcap4045"/>
    <style:style style:name="WW-WW8Dropcap238412" style:family="text" style:parent-style-name="WW8Dropcap4045"/>
    <style:style style:name="WW-WW8Dropcap238512" style:family="text" style:parent-style-name="WW8Dropcap4045"/>
    <style:style style:name="WW-WW8Dropcap238612" style:family="text" style:parent-style-name="WW8Dropcap4045"/>
    <style:style style:name="WW-WW8Dropcap238712" style:family="text" style:parent-style-name="WW8Dropcap4045"/>
    <style:style style:name="WW-WW8Dropcap238812" style:family="text" style:parent-style-name="WW8Dropcap4045"/>
    <style:style style:name="WW-WW8Dropcap238912" style:family="text" style:parent-style-name="WW8Dropcap4045"/>
    <style:style style:name="WW-WW8Dropcap239012" style:family="text" style:parent-style-name="WW8Dropcap4045"/>
    <style:style style:name="WW-WW8Dropcap239112" style:family="text" style:parent-style-name="WW8Dropcap4045"/>
    <style:style style:name="WW-WW8Dropcap239212" style:family="text" style:parent-style-name="WW8Dropcap4045"/>
    <style:style style:name="WW-WW8Dropcap239312" style:family="text" style:parent-style-name="WW8Dropcap4045"/>
    <style:style style:name="WW-WW8Dropcap239412" style:family="text" style:parent-style-name="WW8Dropcap4045"/>
    <style:style style:name="WW-WW8Dropcap239512" style:family="text" style:parent-style-name="WW8Dropcap4045"/>
    <style:style style:name="WW-WW8Dropcap239612" style:family="text" style:parent-style-name="WW8Dropcap4045"/>
    <style:style style:name="WW-WW8Dropcap239712" style:family="text" style:parent-style-name="WW8Dropcap4045"/>
    <style:style style:name="WW-WW8Dropcap239812" style:family="text" style:parent-style-name="WW8Dropcap4045"/>
    <style:style style:name="WW-WW8Dropcap239912" style:family="text" style:parent-style-name="WW8Dropcap4045"/>
    <style:style style:name="WW-WW8Dropcap240012" style:family="text" style:parent-style-name="WW8Dropcap4045"/>
    <style:style style:name="WW-WW8Dropcap240112" style:family="text" style:parent-style-name="WW8Dropcap4045"/>
    <style:style style:name="WW-WW8Dropcap240212" style:family="text" style:parent-style-name="WW8Dropcap4045"/>
    <style:style style:name="WW-WW8Dropcap240312" style:family="text" style:parent-style-name="WW8Dropcap4045"/>
    <style:style style:name="WW-WW8Dropcap240412" style:family="text" style:parent-style-name="WW8Dropcap4045"/>
    <style:style style:name="WW-WW8Dropcap240512" style:family="text" style:parent-style-name="WW8Dropcap4045"/>
    <style:style style:name="WW-WW8Dropcap240612" style:family="text" style:parent-style-name="WW8Dropcap4045"/>
    <style:style style:name="WW-WW8Dropcap240712" style:family="text" style:parent-style-name="WW8Dropcap4045"/>
    <style:style style:name="WW-WW8Dropcap240812" style:family="text" style:parent-style-name="WW8Dropcap4045"/>
    <style:style style:name="WW-WW8Dropcap240912" style:family="text" style:parent-style-name="WW8Dropcap4045"/>
    <style:style style:name="WW-WW8Dropcap241012" style:family="text" style:parent-style-name="WW8Dropcap4045"/>
    <style:style style:name="WW-WW8Dropcap241112" style:family="text" style:parent-style-name="WW8Dropcap4045"/>
    <style:style style:name="WW-WW8Dropcap241212" style:family="text" style:parent-style-name="WW8Dropcap4045"/>
    <style:style style:name="WW-WW8Dropcap241312" style:family="text" style:parent-style-name="WW8Dropcap4045"/>
    <style:style style:name="WW-WW8Dropcap241412" style:family="text" style:parent-style-name="WW8Dropcap4045"/>
    <style:style style:name="WW-WW8Dropcap241512" style:family="text" style:parent-style-name="WW8Dropcap4045"/>
    <style:style style:name="WW-WW8Dropcap241612" style:family="text" style:parent-style-name="WW8Dropcap4045"/>
    <style:style style:name="WW-WW8Dropcap241712" style:family="text" style:parent-style-name="WW8Dropcap4045"/>
    <style:style style:name="WW-WW8Dropcap241812" style:family="text" style:parent-style-name="WW8Dropcap4045"/>
    <style:style style:name="WW-WW8Dropcap241912" style:family="text" style:parent-style-name="WW8Dropcap4045"/>
    <style:style style:name="WW-WW8Dropcap242012" style:family="text" style:parent-style-name="WW8Dropcap4045"/>
    <style:style style:name="WW-WW8Dropcap242112" style:family="text" style:parent-style-name="WW8Dropcap4045"/>
    <style:style style:name="WW-WW8Dropcap242212" style:family="text" style:parent-style-name="WW8Dropcap4045"/>
    <style:style style:name="WW-WW8Dropcap242312" style:family="text" style:parent-style-name="WW8Dropcap4045"/>
    <style:style style:name="WW-WW8Dropcap242412" style:family="text" style:parent-style-name="WW8Dropcap4045"/>
    <style:style style:name="WW-WW8Dropcap242512" style:family="text" style:parent-style-name="WW8Dropcap4045"/>
    <style:style style:name="WW-WW8Dropcap242612" style:family="text" style:parent-style-name="WW8Dropcap4045"/>
    <style:style style:name="WW-WW8Dropcap242712" style:family="text" style:parent-style-name="WW8Dropcap4045"/>
    <style:style style:name="WW-WW8Dropcap242812" style:family="text" style:parent-style-name="WW8Dropcap4045"/>
    <style:style style:name="WW-WW8Dropcap242912" style:family="text" style:parent-style-name="WW8Dropcap4045"/>
    <style:style style:name="WW-WW8Dropcap243012" style:family="text" style:parent-style-name="WW8Dropcap4045"/>
    <style:style style:name="WW-WW8Dropcap243112" style:family="text" style:parent-style-name="WW8Dropcap4045"/>
    <style:style style:name="WW-WW8Dropcap243212" style:family="text" style:parent-style-name="WW8Dropcap4045"/>
    <style:style style:name="WW-WW8Dropcap243312" style:family="text" style:parent-style-name="WW8Dropcap4045"/>
    <style:style style:name="WW-WW8Dropcap243412" style:family="text" style:parent-style-name="WW8Dropcap4045"/>
    <style:style style:name="WW-WW8Dropcap243512" style:family="text" style:parent-style-name="WW8Dropcap4045"/>
    <style:style style:name="WW-WW8Dropcap243612" style:family="text" style:parent-style-name="WW8Dropcap4045"/>
    <style:style style:name="WW-WW8Dropcap243712" style:family="text" style:parent-style-name="WW8Dropcap4045"/>
    <style:style style:name="WW-WW8Dropcap243812" style:family="text" style:parent-style-name="WW8Dropcap4045"/>
    <style:style style:name="WW-WW8Dropcap243912" style:family="text" style:parent-style-name="WW8Dropcap4045"/>
    <style:style style:name="WW-WW8Dropcap244012" style:family="text" style:parent-style-name="WW8Dropcap4045"/>
    <style:style style:name="WW-WW8Dropcap244112" style:family="text" style:parent-style-name="WW8Dropcap4045"/>
    <style:style style:name="WW-WW8Dropcap244212" style:family="text" style:parent-style-name="WW8Dropcap4045"/>
    <style:style style:name="WW-WW8Dropcap244312" style:family="text" style:parent-style-name="WW8Dropcap4045"/>
    <style:style style:name="WW-WW8Dropcap244412" style:family="text" style:parent-style-name="WW8Dropcap4045"/>
    <style:style style:name="WW-WW8Dropcap244512" style:family="text" style:parent-style-name="WW8Dropcap4045"/>
    <style:style style:name="WW-WW8Dropcap244612" style:family="text" style:parent-style-name="WW8Dropcap4045"/>
    <style:style style:name="WW-WW8Dropcap244712" style:family="text" style:parent-style-name="WW8Dropcap4045"/>
    <style:style style:name="WW-WW8Dropcap244812" style:family="text" style:parent-style-name="WW8Dropcap4045"/>
    <style:style style:name="WW-WW8Dropcap244912" style:family="text" style:parent-style-name="WW8Dropcap4045"/>
    <style:style style:name="WW-WW8Dropcap245012" style:family="text" style:parent-style-name="WW8Dropcap4045"/>
    <style:style style:name="WW-WW8Dropcap245112" style:family="text" style:parent-style-name="WW8Dropcap4045"/>
    <style:style style:name="WW-WW8Dropcap245212" style:family="text" style:parent-style-name="WW8Dropcap4045"/>
    <style:style style:name="WW-WW8Dropcap245312" style:family="text" style:parent-style-name="WW8Dropcap4045"/>
    <style:style style:name="WW-WW8Dropcap245412" style:family="text" style:parent-style-name="WW8Dropcap4045"/>
    <style:style style:name="WW-WW8Dropcap245512" style:family="text" style:parent-style-name="WW8Dropcap4045"/>
    <style:style style:name="WW-WW8Dropcap245612" style:family="text" style:parent-style-name="WW8Dropcap4045"/>
    <style:style style:name="WW-WW8Dropcap245712" style:family="text" style:parent-style-name="WW8Dropcap4045"/>
    <style:style style:name="WW-WW8Dropcap245812" style:family="text" style:parent-style-name="WW8Dropcap4045"/>
    <style:style style:name="WW-WW8Dropcap245912" style:family="text" style:parent-style-name="WW8Dropcap4045"/>
    <style:style style:name="WW-WW8Dropcap246012" style:family="text" style:parent-style-name="WW8Dropcap4045"/>
    <style:style style:name="WW-WW8Dropcap246112" style:family="text" style:parent-style-name="WW8Dropcap4045"/>
    <style:style style:name="WW-WW8Dropcap246212" style:family="text" style:parent-style-name="WW8Dropcap4045"/>
    <style:style style:name="WW-WW8Dropcap246312" style:family="text" style:parent-style-name="WW8Dropcap4045"/>
    <style:style style:name="WW-WW8Dropcap246412" style:family="text" style:parent-style-name="WW8Dropcap4045"/>
    <style:style style:name="WW-WW8Dropcap246512" style:family="text" style:parent-style-name="WW8Dropcap4045"/>
    <style:style style:name="WW-WW8Dropcap246612" style:family="text" style:parent-style-name="WW8Dropcap4045"/>
    <style:style style:name="WW-WW8Dropcap246712" style:family="text" style:parent-style-name="WW8Dropcap4045"/>
    <style:style style:name="WW-WW8Dropcap246812" style:family="text" style:parent-style-name="WW8Dropcap4045"/>
    <style:style style:name="WW-WW8Dropcap246912" style:family="text" style:parent-style-name="WW8Dropcap4045"/>
    <style:style style:name="WW-WW8Dropcap247012" style:family="text" style:parent-style-name="WW8Dropcap4045"/>
    <style:style style:name="WW-WW8Dropcap247112" style:family="text" style:parent-style-name="WW8Dropcap4045"/>
    <style:style style:name="WW-WW8Dropcap247212" style:family="text" style:parent-style-name="WW8Dropcap4045"/>
    <style:style style:name="WW-WW8Dropcap247312" style:family="text" style:parent-style-name="WW8Dropcap4045"/>
    <style:style style:name="WW-WW8Dropcap247412" style:family="text" style:parent-style-name="WW8Dropcap4045"/>
    <style:style style:name="WW-WW8Dropcap247512" style:family="text" style:parent-style-name="WW8Dropcap4045"/>
    <style:style style:name="WW-WW8Dropcap247612" style:family="text" style:parent-style-name="WW8Dropcap4045"/>
    <style:style style:name="WW-WW8Dropcap247712" style:family="text" style:parent-style-name="WW8Dropcap4045"/>
    <style:style style:name="WW-WW8Dropcap247812" style:family="text" style:parent-style-name="WW8Dropcap4045"/>
    <style:style style:name="WW-WW8Dropcap247912" style:family="text" style:parent-style-name="WW8Dropcap4045"/>
    <style:style style:name="WW-WW8Dropcap248012" style:family="text" style:parent-style-name="WW8Dropcap4045"/>
    <style:style style:name="WW-WW8Dropcap248112" style:family="text" style:parent-style-name="WW8Dropcap4045"/>
    <style:style style:name="WW-WW8Dropcap248212" style:family="text" style:parent-style-name="WW8Dropcap4045"/>
    <style:style style:name="WW-WW8Dropcap248312" style:family="text" style:parent-style-name="WW8Dropcap4045"/>
    <style:style style:name="WW-WW8Dropcap248412" style:family="text" style:parent-style-name="WW8Dropcap4045"/>
    <style:style style:name="WW-WW8Dropcap248512" style:family="text" style:parent-style-name="WW8Dropcap4045"/>
    <style:style style:name="WW-WW8Dropcap248612" style:family="text" style:parent-style-name="WW8Dropcap4045"/>
    <style:style style:name="WW-WW8Dropcap248712" style:family="text" style:parent-style-name="WW8Dropcap4045"/>
    <style:style style:name="WW-WW8Dropcap248812" style:family="text" style:parent-style-name="WW8Dropcap4045"/>
    <style:style style:name="WW-WW8Dropcap248912" style:family="text" style:parent-style-name="WW8Dropcap4045"/>
    <style:style style:name="WW-WW8Dropcap249012" style:family="text" style:parent-style-name="WW8Dropcap4045"/>
    <style:style style:name="WW-WW8Dropcap249112" style:family="text" style:parent-style-name="WW8Dropcap4045"/>
    <style:style style:name="WW-WW8Dropcap249212" style:family="text" style:parent-style-name="WW8Dropcap4045"/>
    <style:style style:name="WW-WW8Dropcap249312" style:family="text" style:parent-style-name="WW8Dropcap4045"/>
    <style:style style:name="WW-WW8Dropcap249412" style:family="text" style:parent-style-name="WW8Dropcap4045"/>
    <style:style style:name="WW-WW8Dropcap249512" style:family="text" style:parent-style-name="WW8Dropcap4045"/>
    <style:style style:name="WW-WW8Dropcap249612" style:family="text" style:parent-style-name="WW8Dropcap4045"/>
    <style:style style:name="WW-WW8Dropcap249712" style:family="text" style:parent-style-name="WW8Dropcap4045"/>
    <style:style style:name="WW-WW8Dropcap249812" style:family="text" style:parent-style-name="WW8Dropcap4045"/>
    <style:style style:name="WW-WW8Dropcap249912" style:family="text" style:parent-style-name="WW8Dropcap4045"/>
    <style:style style:name="WW-WW8Dropcap250012" style:family="text" style:parent-style-name="WW8Dropcap4045"/>
    <style:style style:name="WW-WW8Dropcap250112" style:family="text" style:parent-style-name="WW8Dropcap4045"/>
    <style:style style:name="WW-WW8Dropcap250212" style:family="text" style:parent-style-name="WW8Dropcap4045"/>
    <style:style style:name="WW-WW8Dropcap250312" style:family="text" style:parent-style-name="WW8Dropcap4045"/>
    <style:style style:name="WW-WW8Dropcap250412" style:family="text" style:parent-style-name="WW8Dropcap4045"/>
    <style:style style:name="WW-WW8Dropcap250512" style:family="text" style:parent-style-name="WW8Dropcap4045"/>
    <style:style style:name="WW-WW8Dropcap250612" style:family="text" style:parent-style-name="WW8Dropcap4045"/>
    <style:style style:name="WW-WW8Dropcap250712" style:family="text" style:parent-style-name="WW8Dropcap4045"/>
    <style:style style:name="WW-WW8Dropcap250812" style:family="text" style:parent-style-name="WW8Dropcap4045"/>
    <style:style style:name="WW-WW8Dropcap250912" style:family="text" style:parent-style-name="WW8Dropcap4045"/>
    <style:style style:name="WW-WW8Dropcap251012" style:family="text" style:parent-style-name="WW8Dropcap4045"/>
    <style:style style:name="WW-WW8Dropcap251112" style:family="text" style:parent-style-name="WW8Dropcap4045"/>
    <style:style style:name="WW-WW8Dropcap251212" style:family="text" style:parent-style-name="WW8Dropcap4045"/>
    <style:style style:name="WW-WW8Dropcap251312" style:family="text" style:parent-style-name="WW8Dropcap4045"/>
    <style:style style:name="WW-WW8Dropcap251412" style:family="text" style:parent-style-name="WW8Dropcap4045"/>
    <style:style style:name="WW-WW8Dropcap251512" style:family="text" style:parent-style-name="WW8Dropcap4045"/>
    <style:style style:name="WW-WW8Dropcap251612" style:family="text" style:parent-style-name="WW8Dropcap4045"/>
    <style:style style:name="WW-WW8Dropcap251712" style:family="text" style:parent-style-name="WW8Dropcap4045"/>
    <style:style style:name="WW-WW8Dropcap251812" style:family="text" style:parent-style-name="WW8Dropcap4045"/>
    <style:style style:name="WW-WW8Dropcap251912" style:family="text" style:parent-style-name="WW8Dropcap4045"/>
    <style:style style:name="WW-WW8Dropcap252012" style:family="text" style:parent-style-name="WW8Dropcap4045"/>
    <style:style style:name="WW-WW8Dropcap252112" style:family="text" style:parent-style-name="WW8Dropcap4045"/>
    <style:style style:name="WW-WW8Dropcap252212" style:family="text" style:parent-style-name="WW8Dropcap4045"/>
    <style:style style:name="WW-WW8Dropcap252312" style:family="text" style:parent-style-name="WW8Dropcap4045"/>
    <style:style style:name="WW-WW8Dropcap252412" style:family="text" style:parent-style-name="WW8Dropcap4045"/>
    <style:style style:name="WW-WW8Dropcap252512" style:family="text" style:parent-style-name="WW8Dropcap4045"/>
    <style:style style:name="WW-WW8Dropcap252612" style:family="text" style:parent-style-name="WW8Dropcap4045"/>
    <style:style style:name="WW-WW8Dropcap252712" style:family="text" style:parent-style-name="WW8Dropcap4045"/>
    <style:style style:name="WW-WW8Dropcap252812" style:family="text" style:parent-style-name="WW8Dropcap4045"/>
    <style:style style:name="WW-WW8Dropcap252912" style:family="text" style:parent-style-name="WW8Dropcap4045"/>
    <style:style style:name="WW-WW8Dropcap253012" style:family="text" style:parent-style-name="WW8Dropcap4045"/>
    <style:style style:name="WW-WW8Dropcap253112" style:family="text" style:parent-style-name="WW8Dropcap4045"/>
    <style:style style:name="WW-WW8Dropcap253212" style:family="text" style:parent-style-name="WW8Dropcap4045"/>
    <style:style style:name="WW-WW8Dropcap253312" style:family="text" style:parent-style-name="WW8Dropcap4045"/>
    <style:style style:name="WW-WW8Dropcap253412" style:family="text" style:parent-style-name="WW8Dropcap4045"/>
    <style:style style:name="WW-WW8Dropcap253512" style:family="text" style:parent-style-name="WW8Dropcap4045"/>
    <style:style style:name="WW-WW8Dropcap253612" style:family="text" style:parent-style-name="WW8Dropcap4045"/>
    <style:style style:name="WW-WW8Dropcap253712" style:family="text" style:parent-style-name="WW8Dropcap4045"/>
    <style:style style:name="WW-WW8Dropcap253812" style:family="text" style:parent-style-name="WW8Dropcap4045"/>
    <style:style style:name="WW-WW8Dropcap253912" style:family="text" style:parent-style-name="WW8Dropcap4045"/>
    <style:style style:name="WW-WW8Dropcap254012" style:family="text" style:parent-style-name="WW8Dropcap4045"/>
    <style:style style:name="WW-WW8Dropcap254112" style:family="text" style:parent-style-name="WW8Dropcap4045"/>
    <style:style style:name="WW-WW8Dropcap254212" style:family="text" style:parent-style-name="WW8Dropcap4045"/>
    <style:style style:name="WW-WW8Dropcap254312" style:family="text" style:parent-style-name="WW8Dropcap4045"/>
    <style:style style:name="WW-WW8Dropcap254412" style:family="text" style:parent-style-name="WW8Dropcap4045"/>
    <style:style style:name="WW-WW8Dropcap254512" style:family="text" style:parent-style-name="WW8Dropcap4045"/>
    <style:style style:name="WW-WW8Dropcap254612" style:family="text" style:parent-style-name="WW8Dropcap4045"/>
    <style:style style:name="WW-WW8Dropcap254712" style:family="text" style:parent-style-name="WW8Dropcap4045"/>
    <style:style style:name="WW-WW8Dropcap254812" style:family="text" style:parent-style-name="WW8Dropcap4045"/>
    <style:style style:name="WW-WW8Dropcap254912" style:family="text" style:parent-style-name="WW8Dropcap4045"/>
    <style:style style:name="WW-WW8Dropcap255012" style:family="text" style:parent-style-name="WW8Dropcap4045"/>
    <style:style style:name="WW-WW8Dropcap255112" style:family="text" style:parent-style-name="WW8Dropcap4045"/>
    <style:style style:name="WW-WW8Dropcap255212" style:family="text" style:parent-style-name="WW8Dropcap4045"/>
    <style:style style:name="WW-WW8Dropcap255312" style:family="text" style:parent-style-name="WW8Dropcap4045"/>
    <style:style style:name="WW-WW8Dropcap255412" style:family="text" style:parent-style-name="WW8Dropcap4045"/>
    <style:style style:name="WW-WW8Dropcap255512" style:family="text" style:parent-style-name="WW8Dropcap4045"/>
    <style:style style:name="WW-WW8Dropcap255612" style:family="text" style:parent-style-name="WW8Dropcap4045"/>
    <style:style style:name="WW-WW8Dropcap255712" style:family="text" style:parent-style-name="WW8Dropcap4045"/>
    <style:style style:name="WW-WW8Dropcap255812" style:family="text" style:parent-style-name="WW8Dropcap4045"/>
    <style:style style:name="WW-WW8Dropcap255912" style:family="text" style:parent-style-name="WW8Dropcap4045"/>
    <style:style style:name="WW-WW8Dropcap256012" style:family="text" style:parent-style-name="WW8Dropcap4045"/>
    <style:style style:name="WW-WW8Dropcap256112" style:family="text" style:parent-style-name="WW8Dropcap4045"/>
    <style:style style:name="WW-WW8Dropcap256212" style:family="text" style:parent-style-name="WW8Dropcap4045"/>
    <style:style style:name="WW-WW8Dropcap256312" style:family="text" style:parent-style-name="WW8Dropcap4045"/>
    <style:style style:name="WW-WW8Dropcap256412" style:family="text" style:parent-style-name="WW8Dropcap4045"/>
    <style:style style:name="WW-WW8Dropcap256512" style:family="text" style:parent-style-name="WW8Dropcap4045"/>
    <style:style style:name="WW-WW8Dropcap256612" style:family="text" style:parent-style-name="WW8Dropcap4045"/>
    <style:style style:name="WW-WW8Dropcap256712" style:family="text" style:parent-style-name="WW8Dropcap4045"/>
    <style:style style:name="WW-WW8Dropcap256812" style:family="text" style:parent-style-name="WW8Dropcap4045"/>
    <style:style style:name="WW-WW8Dropcap256912" style:family="text" style:parent-style-name="WW8Dropcap4045"/>
    <style:style style:name="WW-WW8Dropcap257012" style:family="text" style:parent-style-name="WW8Dropcap4045"/>
    <style:style style:name="WW-WW8Dropcap257112" style:family="text" style:parent-style-name="WW8Dropcap4045"/>
    <style:style style:name="WW-WW8Dropcap257212" style:family="text" style:parent-style-name="WW8Dropcap4045"/>
    <style:style style:name="WW-WW8Dropcap257312" style:family="text" style:parent-style-name="WW8Dropcap4045"/>
    <style:style style:name="WW-WW8Dropcap257412" style:family="text" style:parent-style-name="WW8Dropcap4045"/>
    <style:style style:name="WW-WW8Dropcap257512" style:family="text" style:parent-style-name="WW8Dropcap4045"/>
    <style:style style:name="WW-WW8Dropcap257612" style:family="text" style:parent-style-name="WW8Dropcap4045"/>
    <style:style style:name="WW-WW8Dropcap257712" style:family="text" style:parent-style-name="WW8Dropcap4045"/>
    <style:style style:name="WW-WW8Dropcap257812" style:family="text" style:parent-style-name="WW8Dropcap4045"/>
    <style:style style:name="WW-WW8Dropcap257912" style:family="text" style:parent-style-name="WW8Dropcap4045"/>
    <style:style style:name="WW-WW8Dropcap258012" style:family="text" style:parent-style-name="WW8Dropcap4045"/>
    <style:style style:name="WW-WW8Dropcap258112" style:family="text" style:parent-style-name="WW8Dropcap4045"/>
    <style:style style:name="WW-WW8Dropcap258212" style:family="text" style:parent-style-name="WW8Dropcap4045"/>
    <style:style style:name="WW-WW8Dropcap258312" style:family="text" style:parent-style-name="WW8Dropcap4045"/>
    <style:style style:name="WW-WW8Dropcap258412" style:family="text" style:parent-style-name="WW8Dropcap4045"/>
    <style:style style:name="WW-WW8Dropcap258512" style:family="text" style:parent-style-name="WW8Dropcap4045"/>
    <style:style style:name="WW-WW8Dropcap258612" style:family="text" style:parent-style-name="WW8Dropcap4045"/>
    <style:style style:name="WW-WW8Dropcap258712" style:family="text" style:parent-style-name="WW8Dropcap4045"/>
    <style:style style:name="WW-WW8Dropcap258812" style:family="text" style:parent-style-name="WW8Dropcap4045"/>
    <style:style style:name="WW-WW8Dropcap258912" style:family="text" style:parent-style-name="WW8Dropcap4045"/>
    <style:style style:name="WW-WW8Dropcap259012" style:family="text" style:parent-style-name="WW8Dropcap4045"/>
    <style:style style:name="WW-WW8Dropcap259112" style:family="text" style:parent-style-name="WW8Dropcap4045"/>
    <style:style style:name="WW-WW8Dropcap259212" style:family="text" style:parent-style-name="WW8Dropcap4045"/>
    <style:style style:name="WW-WW8Dropcap259312" style:family="text" style:parent-style-name="WW8Dropcap4045"/>
    <style:style style:name="WW-WW8Dropcap259412" style:family="text" style:parent-style-name="WW8Dropcap4045"/>
    <style:style style:name="WW-WW8Dropcap259512" style:family="text" style:parent-style-name="WW8Dropcap4045"/>
    <style:style style:name="WW-WW8Dropcap259612" style:family="text" style:parent-style-name="WW8Dropcap4045"/>
    <style:style style:name="WW-WW8Dropcap259712" style:family="text" style:parent-style-name="WW8Dropcap4045"/>
    <style:style style:name="WW-WW8Dropcap259812" style:family="text" style:parent-style-name="WW8Dropcap4045"/>
    <style:style style:name="WW-WW8Dropcap259912" style:family="text" style:parent-style-name="WW8Dropcap4045"/>
    <style:style style:name="WW-WW8Dropcap260012" style:family="text" style:parent-style-name="WW8Dropcap4045"/>
    <style:style style:name="WW-WW8Dropcap260112" style:family="text" style:parent-style-name="WW8Dropcap4045"/>
    <style:style style:name="WW-WW8Dropcap260212" style:family="text" style:parent-style-name="WW8Dropcap4045"/>
    <style:style style:name="WW-WW8Dropcap260312" style:family="text" style:parent-style-name="WW8Dropcap4045"/>
    <style:style style:name="WW-WW8Dropcap260412" style:family="text" style:parent-style-name="WW8Dropcap4045"/>
    <style:style style:name="WW-WW8Dropcap260512" style:family="text" style:parent-style-name="WW8Dropcap4045"/>
    <style:style style:name="WW-WW8Dropcap260612" style:family="text" style:parent-style-name="WW8Dropcap4045"/>
    <style:style style:name="WW-WW8Dropcap260712" style:family="text" style:parent-style-name="WW8Dropcap4045"/>
    <style:style style:name="WW-WW8Dropcap260812" style:family="text" style:parent-style-name="WW8Dropcap4045"/>
    <style:style style:name="WW-WW8Dropcap260912" style:family="text" style:parent-style-name="WW8Dropcap4045"/>
    <style:style style:name="WW-WW8Dropcap261012" style:family="text" style:parent-style-name="WW8Dropcap4045"/>
    <style:style style:name="WW-WW8Dropcap261112" style:family="text" style:parent-style-name="WW8Dropcap4045"/>
    <style:style style:name="WW-WW8Dropcap261212" style:family="text" style:parent-style-name="WW8Dropcap4045"/>
    <style:style style:name="WW-WW8Dropcap261312" style:family="text" style:parent-style-name="WW8Dropcap4045"/>
    <style:style style:name="WW-WW8Dropcap261412" style:family="text" style:parent-style-name="WW8Dropcap4045"/>
    <style:style style:name="WW-WW8Dropcap261512" style:family="text" style:parent-style-name="WW8Dropcap4045"/>
    <style:style style:name="WW-WW8Dropcap261612" style:family="text" style:parent-style-name="WW8Dropcap4045"/>
    <style:style style:name="WW-WW8Dropcap261712" style:family="text" style:parent-style-name="WW8Dropcap4045"/>
    <style:style style:name="WW-WW8Dropcap261812" style:family="text" style:parent-style-name="WW8Dropcap4045"/>
    <style:style style:name="WW-WW8Dropcap261912" style:family="text" style:parent-style-name="WW8Dropcap4045"/>
    <style:style style:name="WW-WW8Dropcap262012" style:family="text" style:parent-style-name="WW8Dropcap4045"/>
    <style:style style:name="WW-WW8Dropcap262112" style:family="text" style:parent-style-name="WW8Dropcap4045"/>
    <style:style style:name="WW-WW8Dropcap262212" style:family="text" style:parent-style-name="WW8Dropcap4045"/>
    <style:style style:name="WW-WW8Dropcap262312" style:family="text" style:parent-style-name="WW8Dropcap4045"/>
    <style:style style:name="WW-WW8Dropcap262412" style:family="text" style:parent-style-name="WW8Dropcap4045"/>
    <style:style style:name="WW-WW8Dropcap262512" style:family="text" style:parent-style-name="WW8Dropcap4045"/>
    <style:style style:name="WW-WW8Dropcap262612" style:family="text" style:parent-style-name="WW8Dropcap4045"/>
    <style:style style:name="WW-WW8Dropcap262712" style:family="text" style:parent-style-name="WW8Dropcap4045"/>
    <style:style style:name="WW-WW8Dropcap262812" style:family="text" style:parent-style-name="WW8Dropcap4045"/>
    <style:style style:name="WW-WW8Dropcap262912" style:family="text" style:parent-style-name="WW8Dropcap4045"/>
    <style:style style:name="WW-WW8Dropcap263012" style:family="text" style:parent-style-name="WW8Dropcap4045"/>
    <style:style style:name="WW-WW8Dropcap263112" style:family="text" style:parent-style-name="WW8Dropcap4045"/>
    <style:style style:name="WW-WW8Dropcap263212" style:family="text" style:parent-style-name="WW8Dropcap4045"/>
    <style:style style:name="WW-WW8Dropcap263312" style:family="text" style:parent-style-name="WW8Dropcap4045"/>
    <style:style style:name="WW-WW8Dropcap263412" style:family="text" style:parent-style-name="WW8Dropcap4045"/>
    <style:style style:name="WW-WW8Dropcap263512" style:family="text" style:parent-style-name="WW8Dropcap4045"/>
    <style:style style:name="WW-WW8Dropcap263612" style:family="text" style:parent-style-name="WW8Dropcap4045"/>
    <style:style style:name="WW-WW8Dropcap263712" style:family="text" style:parent-style-name="WW8Dropcap4045"/>
    <style:style style:name="WW-WW8Dropcap263812" style:family="text" style:parent-style-name="WW8Dropcap4045"/>
    <style:style style:name="WW-WW8Dropcap263912" style:family="text" style:parent-style-name="WW8Dropcap4045"/>
    <style:style style:name="WW-WW8Dropcap264012" style:family="text" style:parent-style-name="WW8Dropcap4045"/>
    <style:style style:name="WW-WW8Dropcap264112" style:family="text" style:parent-style-name="WW8Dropcap4045"/>
    <style:style style:name="WW-WW8Dropcap264212" style:family="text" style:parent-style-name="WW8Dropcap4045"/>
    <style:style style:name="WW-WW8Dropcap264312" style:family="text" style:parent-style-name="WW8Dropcap4045"/>
    <style:style style:name="WW-WW8Dropcap264412" style:family="text" style:parent-style-name="WW8Dropcap4045"/>
    <style:style style:name="WW-WW8Dropcap264512" style:family="text" style:parent-style-name="WW8Dropcap4045"/>
    <style:style style:name="WW-WW8Dropcap264612" style:family="text" style:parent-style-name="WW8Dropcap4045"/>
    <style:style style:name="WW-WW8Dropcap264712" style:family="text" style:parent-style-name="WW8Dropcap4045"/>
    <style:style style:name="WW-WW8Dropcap264812" style:family="text" style:parent-style-name="WW8Dropcap4045"/>
    <style:style style:name="WW-WW8Dropcap264912" style:family="text" style:parent-style-name="WW8Dropcap4045"/>
    <style:style style:name="WW-WW8Dropcap265012" style:family="text" style:parent-style-name="WW8Dropcap4045"/>
    <style:style style:name="WW-WW8Dropcap265112" style:family="text" style:parent-style-name="WW8Dropcap4045"/>
    <style:style style:name="WW-WW8Dropcap265212" style:family="text" style:parent-style-name="WW8Dropcap4045"/>
    <style:style style:name="WW-WW8Dropcap265312" style:family="text" style:parent-style-name="WW8Dropcap4045"/>
    <style:style style:name="WW-WW8Dropcap265412" style:family="text" style:parent-style-name="WW8Dropcap4045"/>
    <style:style style:name="WW-WW8Dropcap265512" style:family="text" style:parent-style-name="WW8Dropcap4045"/>
    <style:style style:name="WW-WW8Dropcap265612" style:family="text" style:parent-style-name="WW8Dropcap4045"/>
    <style:style style:name="WW-WW8Dropcap265712" style:family="text" style:parent-style-name="WW8Dropcap4045"/>
    <style:style style:name="WW-WW8Dropcap265812" style:family="text" style:parent-style-name="WW8Dropcap4045"/>
    <style:style style:name="WW-WW8Dropcap265912" style:family="text" style:parent-style-name="WW8Dropcap4045"/>
    <style:style style:name="WW-WW8Dropcap266012" style:family="text" style:parent-style-name="WW8Dropcap4045"/>
    <style:style style:name="WW-WW8Dropcap266112" style:family="text" style:parent-style-name="WW8Dropcap4045"/>
    <style:style style:name="WW-WW8Dropcap266212" style:family="text" style:parent-style-name="WW8Dropcap4045"/>
    <style:style style:name="WW-WW8Dropcap266312" style:family="text" style:parent-style-name="WW8Dropcap4045"/>
    <style:style style:name="WW-WW8Dropcap266412" style:family="text" style:parent-style-name="WW8Dropcap4045"/>
    <style:style style:name="WW-WW8Dropcap266512" style:family="text" style:parent-style-name="WW8Dropcap4045"/>
    <style:style style:name="WW-WW8Dropcap266612" style:family="text" style:parent-style-name="WW8Dropcap4045"/>
    <style:style style:name="WW-WW8Dropcap266712" style:family="text" style:parent-style-name="WW8Dropcap4045"/>
    <style:style style:name="WW-WW8Dropcap266812" style:family="text" style:parent-style-name="WW8Dropcap4045"/>
    <style:style style:name="WW-WW8Dropcap266912" style:family="text" style:parent-style-name="WW8Dropcap4045"/>
    <style:style style:name="WW-WW8Dropcap267012" style:family="text" style:parent-style-name="WW8Dropcap4045"/>
    <style:style style:name="WW-WW8Dropcap267112" style:family="text" style:parent-style-name="WW8Dropcap4045"/>
    <style:style style:name="WW-WW8Dropcap267212" style:family="text" style:parent-style-name="WW8Dropcap4045"/>
    <style:style style:name="WW-WW8Dropcap267312" style:family="text" style:parent-style-name="WW8Dropcap4045"/>
    <style:style style:name="WW-WW8Dropcap267412" style:family="text" style:parent-style-name="WW8Dropcap4045"/>
    <style:style style:name="WW-WW8Dropcap267512" style:family="text" style:parent-style-name="WW8Dropcap4045"/>
    <style:style style:name="WW-WW8Dropcap267612" style:family="text" style:parent-style-name="WW8Dropcap4045"/>
    <style:style style:name="WW-WW8Dropcap267712" style:family="text" style:parent-style-name="WW8Dropcap4045"/>
    <style:style style:name="WW-WW8Dropcap267812" style:family="text" style:parent-style-name="WW8Dropcap4045"/>
    <style:style style:name="WW-WW8Dropcap267912" style:family="text" style:parent-style-name="WW8Dropcap4045"/>
    <style:style style:name="WW-WW8Dropcap268012" style:family="text" style:parent-style-name="WW8Dropcap4045"/>
    <style:style style:name="WW-WW8Dropcap268112" style:family="text" style:parent-style-name="WW8Dropcap4045"/>
    <style:style style:name="WW-WW8Dropcap268212" style:family="text" style:parent-style-name="WW8Dropcap4045"/>
    <style:style style:name="WW-WW8Dropcap268312" style:family="text" style:parent-style-name="WW8Dropcap4045"/>
    <style:style style:name="WW-WW8Dropcap268412" style:family="text" style:parent-style-name="WW8Dropcap4045"/>
    <style:style style:name="WW-WW8Dropcap268512" style:family="text" style:parent-style-name="WW8Dropcap4045"/>
    <style:style style:name="WW-WW8Dropcap268612" style:family="text" style:parent-style-name="WW8Dropcap4045"/>
    <style:style style:name="WW-WW8Dropcap268712" style:family="text" style:parent-style-name="WW8Dropcap4045"/>
    <style:style style:name="WW-WW8Dropcap268812" style:family="text" style:parent-style-name="WW8Dropcap4045"/>
    <style:style style:name="WW-WW8Dropcap268912" style:family="text" style:parent-style-name="WW8Dropcap4045"/>
    <style:style style:name="WW-WW8Dropcap269012" style:family="text" style:parent-style-name="WW8Dropcap4045"/>
    <style:style style:name="WW-WW8Dropcap269112" style:family="text" style:parent-style-name="WW8Dropcap4045"/>
    <style:style style:name="WW-WW8Dropcap269212" style:family="text" style:parent-style-name="WW8Dropcap4045"/>
    <style:style style:name="WW-WW8Dropcap269312" style:family="text" style:parent-style-name="WW8Dropcap4045"/>
    <style:style style:name="WW-WW8Dropcap269412" style:family="text" style:parent-style-name="WW8Dropcap4045"/>
    <style:style style:name="WW-WW8Dropcap269512" style:family="text" style:parent-style-name="WW8Dropcap4045"/>
    <style:style style:name="WW-WW8Dropcap269612" style:family="text" style:parent-style-name="WW8Dropcap4045"/>
    <style:style style:name="WW-WW8Dropcap269712" style:family="text" style:parent-style-name="WW8Dropcap4045"/>
    <style:style style:name="WW-WW8Dropcap269812" style:family="text" style:parent-style-name="WW8Dropcap4045"/>
    <style:style style:name="WW-WW8Dropcap269912" style:family="text" style:parent-style-name="WW8Dropcap4045"/>
    <style:style style:name="WW-WW8Dropcap270012" style:family="text" style:parent-style-name="WW8Dropcap4045"/>
    <style:style style:name="WW-WW8Dropcap270112" style:family="text" style:parent-style-name="WW8Dropcap4045"/>
    <style:style style:name="WW-WW8Dropcap270212" style:family="text" style:parent-style-name="WW8Dropcap4045"/>
    <style:style style:name="WW-WW8Dropcap270312" style:family="text" style:parent-style-name="WW8Dropcap4045"/>
    <style:style style:name="WW-WW8Dropcap270412" style:family="text" style:parent-style-name="WW8Dropcap4045"/>
    <style:style style:name="WW-WW8Dropcap27051" style:family="text" style:parent-style-name="WW8Dropcap4045"/>
    <style:style style:name="WW-WW8Dropcap27061" style:family="text" style:parent-style-name="WW8Dropcap4045"/>
    <style:style style:name="WW-WW8Dropcap27071" style:family="text" style:parent-style-name="WW8Dropcap4045"/>
    <style:style style:name="WW-WW8Dropcap27081" style:family="text" style:parent-style-name="WW8Dropcap4045"/>
    <style:style style:name="WW-WW8Dropcap27091" style:family="text" style:parent-style-name="WW8Dropcap4045"/>
    <style:style style:name="WW-WW8Dropcap27101" style:family="text" style:parent-style-name="WW8Dropcap4045"/>
    <style:style style:name="WW-WW8Dropcap27111" style:family="text" style:parent-style-name="WW8Dropcap4045"/>
    <style:style style:name="WW-WW8Dropcap27121" style:family="text" style:parent-style-name="WW8Dropcap4045"/>
    <style:style style:name="WW-WW8Dropcap27131" style:family="text" style:parent-style-name="WW8Dropcap4045"/>
    <style:style style:name="WW-WW8Dropcap27141" style:family="text" style:parent-style-name="WW8Dropcap4045"/>
    <style:style style:name="WW-WW8Dropcap27151" style:family="text" style:parent-style-name="WW8Dropcap4045"/>
    <style:style style:name="WW-WW8Dropcap27161" style:family="text" style:parent-style-name="WW8Dropcap4045"/>
    <style:style style:name="WW-WW8Dropcap27171" style:family="text" style:parent-style-name="WW8Dropcap4045"/>
    <style:style style:name="WW-WW8Dropcap27181" style:family="text" style:parent-style-name="WW8Dropcap4045"/>
    <style:style style:name="WW-WW8Dropcap27191" style:family="text" style:parent-style-name="WW8Dropcap4045"/>
    <style:style style:name="WW-WW8Dropcap27201" style:family="text" style:parent-style-name="WW8Dropcap4045"/>
    <style:style style:name="WW-WW8Dropcap27211" style:family="text" style:parent-style-name="WW8Dropcap4045"/>
    <style:style style:name="WW-WW8Dropcap27221" style:family="text" style:parent-style-name="WW8Dropcap4045"/>
    <style:style style:name="WW-WW8Dropcap27231" style:family="text" style:parent-style-name="WW8Dropcap4045"/>
    <style:style style:name="WW-WW8Dropcap27241" style:family="text" style:parent-style-name="WW8Dropcap4045"/>
    <style:style style:name="WW-WW8Dropcap27251" style:family="text" style:parent-style-name="WW8Dropcap4045"/>
    <style:style style:name="WW-WW8Dropcap27261" style:family="text" style:parent-style-name="WW8Dropcap4045"/>
    <style:style style:name="WW-WW8Dropcap27271" style:family="text" style:parent-style-name="WW8Dropcap4045"/>
    <style:style style:name="WW-WW8Dropcap27281" style:family="text" style:parent-style-name="WW8Dropcap4045"/>
    <style:style style:name="WW-WW8Dropcap27291" style:family="text" style:parent-style-name="WW8Dropcap4045"/>
    <style:style style:name="WW-WW8Dropcap27301" style:family="text" style:parent-style-name="WW8Dropcap4045"/>
    <style:style style:name="WW-WW8Dropcap27311" style:family="text" style:parent-style-name="WW8Dropcap4045"/>
    <style:style style:name="WW-WW8Dropcap27321" style:family="text" style:parent-style-name="WW8Dropcap4045"/>
    <style:style style:name="WW-WW8Dropcap27331" style:family="text" style:parent-style-name="WW8Dropcap4045"/>
    <style:style style:name="WW-WW8Dropcap27341" style:family="text" style:parent-style-name="WW8Dropcap4045"/>
    <style:style style:name="WW-WW8Dropcap27351" style:family="text" style:parent-style-name="WW8Dropcap4045"/>
    <style:style style:name="WW-WW8Dropcap27361" style:family="text" style:parent-style-name="WW8Dropcap4045"/>
    <style:style style:name="WW-WW8Dropcap27371" style:family="text" style:parent-style-name="WW8Dropcap4045"/>
    <style:style style:name="WW-WW8Dropcap27381" style:family="text" style:parent-style-name="WW8Dropcap4045"/>
    <style:style style:name="WW-WW8Dropcap27391" style:family="text" style:parent-style-name="WW8Dropcap4045"/>
    <style:style style:name="WW-WW8Dropcap27401" style:family="text" style:parent-style-name="WW8Dropcap4045"/>
    <style:style style:name="WW-WW8Dropcap27411" style:family="text" style:parent-style-name="WW8Dropcap4045"/>
    <style:style style:name="WW-WW8Dropcap27421" style:family="text" style:parent-style-name="WW8Dropcap4045"/>
    <style:style style:name="WW-WW8Dropcap27431" style:family="text" style:parent-style-name="WW8Dropcap4045"/>
    <style:style style:name="WW-WW8Dropcap27441" style:family="text" style:parent-style-name="WW8Dropcap4045"/>
    <style:style style:name="WW-WW8Dropcap27451" style:family="text" style:parent-style-name="WW8Dropcap4045"/>
    <style:style style:name="WW-WW8Dropcap27461" style:family="text" style:parent-style-name="WW8Dropcap4045"/>
    <style:style style:name="WW-WW8Dropcap27471" style:family="text" style:parent-style-name="WW8Dropcap4045"/>
    <style:style style:name="WW-WW8Dropcap27481" style:family="text" style:parent-style-name="WW8Dropcap4045"/>
    <style:style style:name="WW-WW8Dropcap27491" style:family="text" style:parent-style-name="WW8Dropcap4045"/>
    <style:style style:name="WW-WW8Dropcap27501" style:family="text" style:parent-style-name="WW8Dropcap4045"/>
    <style:style style:name="WW-WW8Dropcap27511" style:family="text" style:parent-style-name="WW8Dropcap4045"/>
    <style:style style:name="WW-WW8Dropcap27521" style:family="text" style:parent-style-name="WW8Dropcap4045"/>
    <style:style style:name="WW-WW8Dropcap27531" style:family="text" style:parent-style-name="WW8Dropcap4045"/>
    <style:style style:name="WW-WW8Dropcap27541" style:family="text" style:parent-style-name="WW8Dropcap4045"/>
    <style:style style:name="WW-WW8Dropcap27551" style:family="text" style:parent-style-name="WW8Dropcap4045"/>
    <style:style style:name="WW-WW8Dropcap27561" style:family="text" style:parent-style-name="WW8Dropcap4045"/>
    <style:style style:name="WW-WW8Dropcap27571" style:family="text" style:parent-style-name="WW8Dropcap4045"/>
    <style:style style:name="WW-WW8Dropcap27581" style:family="text" style:parent-style-name="WW8Dropcap4045"/>
    <style:style style:name="WW-WW8Dropcap27591" style:family="text" style:parent-style-name="WW8Dropcap4045"/>
    <style:style style:name="WW-WW8Dropcap27601" style:family="text" style:parent-style-name="WW8Dropcap4045"/>
    <style:style style:name="WW-WW8Dropcap27611" style:family="text" style:parent-style-name="WW8Dropcap4045"/>
    <style:style style:name="WW-WW8Dropcap27621" style:family="text" style:parent-style-name="WW8Dropcap4045"/>
    <style:style style:name="WW-WW8Dropcap27631" style:family="text" style:parent-style-name="WW8Dropcap4045"/>
    <style:style style:name="WW-WW8Dropcap27641" style:family="text" style:parent-style-name="WW8Dropcap4045"/>
    <style:style style:name="WW-WW8Dropcap27651" style:family="text" style:parent-style-name="WW8Dropcap4045"/>
    <style:style style:name="WW-WW8Dropcap27661" style:family="text" style:parent-style-name="WW8Dropcap4045"/>
    <style:style style:name="WW-WW8Dropcap27671" style:family="text" style:parent-style-name="WW8Dropcap4045"/>
    <style:style style:name="WW-WW8Dropcap27681" style:family="text" style:parent-style-name="WW8Dropcap4045"/>
    <style:style style:name="WW-WW8Dropcap27691" style:family="text" style:parent-style-name="WW8Dropcap4045"/>
    <style:style style:name="WW-WW8Dropcap27701" style:family="text" style:parent-style-name="WW8Dropcap4045"/>
    <style:style style:name="WW-WW8Dropcap27711" style:family="text" style:parent-style-name="WW8Dropcap4045"/>
    <style:style style:name="WW-WW8Dropcap27721" style:family="text" style:parent-style-name="WW8Dropcap4045"/>
    <style:style style:name="WW-WW8Dropcap27731" style:family="text" style:parent-style-name="WW8Dropcap4045"/>
    <style:style style:name="WW-WW8Dropcap27741" style:family="text" style:parent-style-name="WW8Dropcap4045"/>
    <style:style style:name="WW-WW8Dropcap27751" style:family="text" style:parent-style-name="WW8Dropcap4045"/>
    <style:style style:name="WW-WW8Dropcap27761" style:family="text" style:parent-style-name="WW8Dropcap4045"/>
    <style:style style:name="WW-WW8Dropcap27771" style:family="text" style:parent-style-name="WW8Dropcap4045"/>
    <style:style style:name="WW-WW8Dropcap27781" style:family="text" style:parent-style-name="WW8Dropcap4045"/>
    <style:style style:name="WW-WW8Dropcap27791" style:family="text" style:parent-style-name="WW8Dropcap4045"/>
    <style:style style:name="WW-WW8Dropcap27801" style:family="text" style:parent-style-name="WW8Dropcap4045"/>
    <style:style style:name="WW-WW8Dropcap27811" style:family="text" style:parent-style-name="WW8Dropcap4045"/>
    <style:style style:name="WW-WW8Dropcap27821" style:family="text" style:parent-style-name="WW8Dropcap4045"/>
    <style:style style:name="WW-WW8Dropcap27831" style:family="text" style:parent-style-name="WW8Dropcap4045"/>
    <style:style style:name="WW-WW8Dropcap27841" style:family="text" style:parent-style-name="WW8Dropcap4045"/>
    <style:style style:name="WW-WW8Dropcap27851" style:family="text" style:parent-style-name="WW8Dropcap4045"/>
    <style:style style:name="WW-WW8Dropcap27861" style:family="text" style:parent-style-name="WW8Dropcap4045"/>
    <style:style style:name="WW-WW8Dropcap27871" style:family="text" style:parent-style-name="WW8Dropcap4045"/>
    <style:style style:name="WW-WW8Dropcap27881" style:family="text" style:parent-style-name="WW8Dropcap4045"/>
    <style:style style:name="WW-WW8Dropcap27891" style:family="text" style:parent-style-name="WW8Dropcap4045"/>
    <style:style style:name="WW-WW8Dropcap27901" style:family="text" style:parent-style-name="WW8Dropcap4045"/>
    <style:style style:name="WW-WW8Dropcap27911" style:family="text" style:parent-style-name="WW8Dropcap4045"/>
    <style:style style:name="WW-WW8Dropcap27921" style:family="text" style:parent-style-name="WW8Dropcap4045"/>
    <style:style style:name="WW-WW8Dropcap27931" style:family="text" style:parent-style-name="WW8Dropcap4045"/>
    <style:style style:name="WW-WW8Dropcap27941" style:family="text" style:parent-style-name="WW8Dropcap4045"/>
    <style:style style:name="WW-WW8Dropcap27951" style:family="text" style:parent-style-name="WW8Dropcap4045"/>
    <style:style style:name="WW-WW8Dropcap27961" style:family="text" style:parent-style-name="WW8Dropcap4045"/>
    <style:style style:name="WW-WW8Dropcap27971" style:family="text" style:parent-style-name="WW8Dropcap4045"/>
    <style:style style:name="WW-WW8Dropcap27981" style:family="text" style:parent-style-name="WW8Dropcap4045"/>
    <style:style style:name="WW-WW8Dropcap27991" style:family="text" style:parent-style-name="WW8Dropcap4045"/>
    <style:style style:name="WW-WW8Dropcap28001" style:family="text" style:parent-style-name="WW8Dropcap4045"/>
    <style:style style:name="WW-WW8Dropcap28011" style:family="text" style:parent-style-name="WW8Dropcap4045"/>
    <style:style style:name="WW-WW8Dropcap28021" style:family="text" style:parent-style-name="WW8Dropcap4045"/>
    <style:style style:name="WW-WW8Dropcap28031" style:family="text" style:parent-style-name="WW8Dropcap4045"/>
    <style:style style:name="WW-WW8Dropcap28041" style:family="text" style:parent-style-name="WW8Dropcap4045"/>
    <style:style style:name="WW-WW8Dropcap28051" style:family="text" style:parent-style-name="WW8Dropcap4045"/>
    <style:style style:name="WW-WW8Dropcap28061" style:family="text" style:parent-style-name="WW8Dropcap4045"/>
    <style:style style:name="WW-WW8Dropcap28071" style:family="text" style:parent-style-name="WW8Dropcap4045"/>
    <style:style style:name="WW-WW8Dropcap28081" style:family="text" style:parent-style-name="WW8Dropcap4045"/>
    <style:style style:name="WW-WW8Dropcap28091" style:family="text" style:parent-style-name="WW8Dropcap4045"/>
    <style:style style:name="WW-WW8Dropcap28101" style:family="text" style:parent-style-name="WW8Dropcap4045"/>
    <style:style style:name="WW-WW8Dropcap28111" style:family="text" style:parent-style-name="WW8Dropcap4045"/>
    <style:style style:name="WW-WW8Dropcap28121" style:family="text" style:parent-style-name="WW8Dropcap4045"/>
    <style:style style:name="WW-WW8Dropcap28131" style:family="text" style:parent-style-name="WW8Dropcap4045"/>
    <style:style style:name="WW-WW8Dropcap28141" style:family="text" style:parent-style-name="WW8Dropcap4045"/>
    <style:style style:name="WW-WW8Dropcap28151" style:family="text" style:parent-style-name="WW8Dropcap4045"/>
    <style:style style:name="WW-WW8Dropcap28161" style:family="text" style:parent-style-name="WW8Dropcap4045"/>
    <style:style style:name="WW-WW8Dropcap28171" style:family="text" style:parent-style-name="WW8Dropcap4045"/>
    <style:style style:name="WW-WW8Dropcap28181" style:family="text" style:parent-style-name="WW8Dropcap4045"/>
    <style:style style:name="WW-WW8Dropcap28191" style:family="text" style:parent-style-name="WW8Dropcap4045"/>
    <style:style style:name="WW-WW8Dropcap28201" style:family="text" style:parent-style-name="WW8Dropcap4045"/>
    <style:style style:name="WW-WW8Dropcap28211" style:family="text" style:parent-style-name="WW8Dropcap4045"/>
    <style:style style:name="WW-WW8Dropcap28221" style:family="text" style:parent-style-name="WW8Dropcap4045"/>
    <style:style style:name="WW-WW8Dropcap28231" style:family="text" style:parent-style-name="WW8Dropcap4045"/>
    <style:style style:name="WW-WW8Dropcap28241" style:family="text" style:parent-style-name="WW8Dropcap4045"/>
    <style:style style:name="WW-WW8Dropcap28251" style:family="text" style:parent-style-name="WW8Dropcap4045"/>
    <style:style style:name="WW-WW8Dropcap28261" style:family="text" style:parent-style-name="WW8Dropcap4045"/>
    <style:style style:name="WW-WW8Dropcap28271" style:family="text" style:parent-style-name="WW8Dropcap4045"/>
    <style:style style:name="WW-WW8Dropcap28281" style:family="text" style:parent-style-name="WW8Dropcap4045"/>
    <style:style style:name="WW-WW8Dropcap28291" style:family="text" style:parent-style-name="WW8Dropcap4045"/>
    <style:style style:name="WW-WW8Dropcap28301" style:family="text" style:parent-style-name="WW8Dropcap4045"/>
    <style:style style:name="WW-WW8Dropcap28311" style:family="text" style:parent-style-name="WW8Dropcap4045"/>
    <style:style style:name="WW-WW8Dropcap28321" style:family="text" style:parent-style-name="WW8Dropcap4045"/>
    <style:style style:name="WW-WW8Dropcap28331" style:family="text" style:parent-style-name="WW8Dropcap4045"/>
    <style:style style:name="WW-WW8Dropcap28341" style:family="text" style:parent-style-name="WW8Dropcap4045"/>
    <style:style style:name="WW-WW8Dropcap28351" style:family="text" style:parent-style-name="WW8Dropcap4045"/>
    <style:style style:name="WW-WW8Dropcap28361" style:family="text" style:parent-style-name="WW8Dropcap4045"/>
    <style:style style:name="WW-WW8Dropcap28371" style:family="text" style:parent-style-name="WW8Dropcap4045"/>
    <style:style style:name="WW-WW8Dropcap28381" style:family="text" style:parent-style-name="WW8Dropcap4045"/>
    <style:style style:name="WW-WW8Dropcap28391" style:family="text" style:parent-style-name="WW8Dropcap4045"/>
    <style:style style:name="WW-WW8Dropcap28401" style:family="text" style:parent-style-name="WW8Dropcap4045"/>
    <style:style style:name="WW-WW8Dropcap28411" style:family="text" style:parent-style-name="WW8Dropcap4045"/>
    <style:style style:name="WW-WW8Dropcap28421" style:family="text" style:parent-style-name="WW8Dropcap4045"/>
    <style:style style:name="WW-WW8Dropcap28431" style:family="text" style:parent-style-name="WW8Dropcap4045"/>
    <style:style style:name="WW-WW8Dropcap28441" style:family="text" style:parent-style-name="WW8Dropcap4045"/>
    <style:style style:name="WW-WW8Dropcap28451" style:family="text" style:parent-style-name="WW8Dropcap4045"/>
    <style:style style:name="WW-WW8Dropcap28461" style:family="text" style:parent-style-name="WW8Dropcap4045"/>
    <style:style style:name="WW-WW8Dropcap28471" style:family="text" style:parent-style-name="WW8Dropcap4045"/>
    <style:style style:name="WW-WW8Dropcap28481" style:family="text" style:parent-style-name="WW8Dropcap4045"/>
    <style:style style:name="WW-WW8Dropcap28491" style:family="text" style:parent-style-name="WW8Dropcap4045"/>
    <style:style style:name="WW-WW8Dropcap28501" style:family="text" style:parent-style-name="WW8Dropcap4045"/>
    <style:style style:name="WW-WW8Dropcap28511" style:family="text" style:parent-style-name="WW8Dropcap4045"/>
    <style:style style:name="WW-WW8Dropcap28521" style:family="text" style:parent-style-name="WW8Dropcap4045"/>
    <style:style style:name="WW-WW8Dropcap28531" style:family="text" style:parent-style-name="WW8Dropcap4045"/>
    <style:style style:name="WW-WW8Dropcap28541" style:family="text" style:parent-style-name="WW8Dropcap4045"/>
    <style:style style:name="WW-WW8Dropcap28551" style:family="text" style:parent-style-name="WW8Dropcap4045"/>
    <style:style style:name="WW-WW8Dropcap28561" style:family="text" style:parent-style-name="WW8Dropcap4045"/>
    <style:style style:name="WW-WW8Dropcap28571" style:family="text" style:parent-style-name="WW8Dropcap4045"/>
    <style:style style:name="WW-WW8Dropcap28581" style:family="text" style:parent-style-name="WW8Dropcap4045"/>
    <style:style style:name="WW-WW8Dropcap28591" style:family="text" style:parent-style-name="WW8Dropcap4045"/>
    <style:style style:name="WW-WW8Dropcap28601" style:family="text" style:parent-style-name="WW8Dropcap4045"/>
    <style:style style:name="WW-WW8Dropcap28611" style:family="text" style:parent-style-name="WW8Dropcap4045"/>
    <style:style style:name="WW-WW8Dropcap28621" style:family="text" style:parent-style-name="WW8Dropcap4045"/>
    <style:style style:name="WW-WW8Dropcap28631" style:family="text" style:parent-style-name="WW8Dropcap4045"/>
    <style:style style:name="WW-WW8Dropcap28641" style:family="text" style:parent-style-name="WW8Dropcap4045"/>
    <style:style style:name="WW-WW8Dropcap28651" style:family="text" style:parent-style-name="WW8Dropcap4045"/>
    <style:style style:name="WW-WW8Dropcap28661" style:family="text" style:parent-style-name="WW8Dropcap4045"/>
    <style:style style:name="WW-WW8Dropcap28671" style:family="text" style:parent-style-name="WW8Dropcap4045"/>
    <style:style style:name="WW-WW8Dropcap28681" style:family="text" style:parent-style-name="WW8Dropcap4045"/>
    <style:style style:name="WW-WW8Dropcap28691" style:family="text" style:parent-style-name="WW8Dropcap4045"/>
    <style:style style:name="WW-WW8Dropcap28701" style:family="text" style:parent-style-name="WW8Dropcap4045"/>
    <style:style style:name="WW-WW8Dropcap28711" style:family="text" style:parent-style-name="WW8Dropcap4045"/>
    <style:style style:name="WW-WW8Dropcap28721" style:family="text" style:parent-style-name="WW8Dropcap4045"/>
    <style:style style:name="WW-WW8Dropcap28731" style:family="text" style:parent-style-name="WW8Dropcap4045"/>
    <style:style style:name="WW-WW8Dropcap28741" style:family="text" style:parent-style-name="WW8Dropcap4045"/>
    <style:style style:name="WW-WW8Dropcap28751" style:family="text" style:parent-style-name="WW8Dropcap4045"/>
    <style:style style:name="WW-WW8Dropcap28761" style:family="text" style:parent-style-name="WW8Dropcap4045"/>
    <style:style style:name="WW-WW8Dropcap28771" style:family="text" style:parent-style-name="WW8Dropcap4045"/>
    <style:style style:name="WW-WW8Dropcap28781" style:family="text" style:parent-style-name="WW8Dropcap4045"/>
    <style:style style:name="WW-WW8Dropcap28791" style:family="text" style:parent-style-name="WW8Dropcap4045"/>
    <style:style style:name="WW-WW8Dropcap28801" style:family="text" style:parent-style-name="WW8Dropcap4045"/>
    <style:style style:name="WW-WW8Dropcap28811" style:family="text" style:parent-style-name="WW8Dropcap4045"/>
    <style:style style:name="WW-WW8Dropcap28821" style:family="text" style:parent-style-name="WW8Dropcap4045"/>
    <style:style style:name="WW-WW8Dropcap28831" style:family="text" style:parent-style-name="WW8Dropcap4045"/>
    <style:style style:name="WW-WW8Dropcap28841" style:family="text" style:parent-style-name="WW8Dropcap4045"/>
    <style:style style:name="WW-WW8Dropcap28851" style:family="text" style:parent-style-name="WW8Dropcap4045"/>
    <style:style style:name="WW-WW8Dropcap28861" style:family="text" style:parent-style-name="WW8Dropcap4045"/>
    <style:style style:name="WW-WW8Dropcap28871" style:family="text" style:parent-style-name="WW8Dropcap4045"/>
    <style:style style:name="WW-WW8Dropcap28881" style:family="text" style:parent-style-name="WW8Dropcap4045"/>
    <style:style style:name="WW-WW8Dropcap28891" style:family="text" style:parent-style-name="WW8Dropcap4045"/>
    <style:style style:name="WW-WW8Dropcap28901" style:family="text" style:parent-style-name="WW8Dropcap4045"/>
    <style:style style:name="WW-WW8Dropcap28911" style:family="text" style:parent-style-name="WW8Dropcap4045"/>
    <style:style style:name="WW-WW8Dropcap28921" style:family="text" style:parent-style-name="WW8Dropcap4045"/>
    <style:style style:name="WW-WW8Dropcap28931" style:family="text" style:parent-style-name="WW8Dropcap4045"/>
    <style:style style:name="WW-WW8Dropcap28941" style:family="text" style:parent-style-name="WW8Dropcap4045"/>
    <style:style style:name="WW-WW8Dropcap28951" style:family="text" style:parent-style-name="WW8Dropcap4045"/>
    <style:style style:name="WW-WW8Dropcap28961" style:family="text" style:parent-style-name="WW8Dropcap4045"/>
    <style:style style:name="WW-WW8Dropcap28971" style:family="text" style:parent-style-name="WW8Dropcap4045"/>
    <style:style style:name="WW-WW8Dropcap28981" style:family="text" style:parent-style-name="WW8Dropcap4045"/>
    <style:style style:name="WW-WW8Dropcap28991" style:family="text" style:parent-style-name="WW8Dropcap4045"/>
    <style:style style:name="WW-WW8Dropcap29001" style:family="text" style:parent-style-name="WW8Dropcap4045"/>
    <style:style style:name="WW-WW8Dropcap29011" style:family="text" style:parent-style-name="WW8Dropcap4045"/>
    <style:style style:name="WW-WW8Dropcap29021" style:family="text" style:parent-style-name="WW8Dropcap4045"/>
    <style:style style:name="WW-WW8Dropcap29031" style:family="text" style:parent-style-name="WW8Dropcap4045"/>
    <style:style style:name="WW-WW8Dropcap29041" style:family="text" style:parent-style-name="WW8Dropcap4045"/>
    <style:style style:name="WW-WW8Dropcap29051" style:family="text" style:parent-style-name="WW8Dropcap4045"/>
    <style:style style:name="WW-WW8Dropcap29061" style:family="text" style:parent-style-name="WW8Dropcap4045"/>
    <style:style style:name="WW-WW8Dropcap29071" style:family="text" style:parent-style-name="WW8Dropcap4045"/>
    <style:style style:name="WW-WW8Dropcap29081" style:family="text" style:parent-style-name="WW8Dropcap4045"/>
    <style:style style:name="WW-WW8Dropcap29091" style:family="text" style:parent-style-name="WW8Dropcap4045"/>
    <style:style style:name="WW-WW8Dropcap29101" style:family="text" style:parent-style-name="WW8Dropcap4045"/>
    <style:style style:name="WW-WW8Dropcap29111" style:family="text" style:parent-style-name="WW8Dropcap4045"/>
    <style:style style:name="WW-WW8Dropcap29121" style:family="text" style:parent-style-name="WW8Dropcap4045"/>
    <style:style style:name="WW-WW8Dropcap29131" style:family="text" style:parent-style-name="WW8Dropcap4045"/>
    <style:style style:name="WW-WW8Dropcap29141" style:family="text" style:parent-style-name="WW8Dropcap4045"/>
    <style:style style:name="WW-WW8Dropcap29151" style:family="text" style:parent-style-name="WW8Dropcap4045"/>
    <style:style style:name="WW-WW8Dropcap29161" style:family="text" style:parent-style-name="WW8Dropcap4045"/>
    <style:style style:name="WW-WW8Dropcap29171" style:family="text" style:parent-style-name="WW8Dropcap4045"/>
    <style:style style:name="WW-WW8Dropcap29181" style:family="text" style:parent-style-name="WW8Dropcap4045"/>
    <style:style style:name="WW-WW8Dropcap29191" style:family="text" style:parent-style-name="WW8Dropcap4045"/>
    <style:style style:name="WW-WW8Dropcap29201" style:family="text" style:parent-style-name="WW8Dropcap4045"/>
    <style:style style:name="WW-WW8Dropcap29211" style:family="text" style:parent-style-name="WW8Dropcap4045"/>
    <style:style style:name="WW-WW8Dropcap29221" style:family="text" style:parent-style-name="WW8Dropcap4045"/>
    <style:style style:name="WW-WW8Dropcap29231" style:family="text" style:parent-style-name="WW8Dropcap4045"/>
    <style:style style:name="WW-WW8Dropcap29241" style:family="text" style:parent-style-name="WW8Dropcap4045"/>
    <style:style style:name="WW-WW8Dropcap29251" style:family="text" style:parent-style-name="WW8Dropcap4045"/>
    <style:style style:name="WW-WW8Dropcap29261" style:family="text" style:parent-style-name="WW8Dropcap4045"/>
    <style:style style:name="WW-WW8Dropcap29271" style:family="text" style:parent-style-name="WW8Dropcap4045"/>
    <style:style style:name="WW-WW8Dropcap29281" style:family="text" style:parent-style-name="WW8Dropcap4045"/>
    <style:style style:name="WW-WW8Dropcap29291" style:family="text" style:parent-style-name="WW8Dropcap4045"/>
    <style:style style:name="WW-WW8Dropcap29301" style:family="text" style:parent-style-name="WW8Dropcap4045"/>
    <style:style style:name="WW-WW8Dropcap29311" style:family="text" style:parent-style-name="WW8Dropcap4045"/>
    <style:style style:name="WW-WW8Dropcap29321" style:family="text" style:parent-style-name="WW8Dropcap4045"/>
    <style:style style:name="WW-WW8Dropcap29331" style:family="text" style:parent-style-name="WW8Dropcap4045"/>
    <style:style style:name="WW-WW8Dropcap29341" style:family="text" style:parent-style-name="WW8Dropcap4045"/>
    <style:style style:name="WW-WW8Dropcap29351" style:family="text" style:parent-style-name="WW8Dropcap4045"/>
    <style:style style:name="WW-WW8Dropcap29361" style:family="text" style:parent-style-name="WW8Dropcap4045"/>
    <style:style style:name="WW-WW8Dropcap29371" style:family="text" style:parent-style-name="WW8Dropcap4045"/>
    <style:style style:name="WW-WW8Dropcap29381" style:family="text" style:parent-style-name="WW8Dropcap4045"/>
    <style:style style:name="WW-WW8Dropcap29391" style:family="text" style:parent-style-name="WW8Dropcap4045"/>
    <style:style style:name="WW-WW8Dropcap29401" style:family="text" style:parent-style-name="WW8Dropcap4045"/>
    <style:style style:name="WW-WW8Dropcap29411" style:family="text" style:parent-style-name="WW8Dropcap4045"/>
    <style:style style:name="WW-WW8Dropcap29421" style:family="text" style:parent-style-name="WW8Dropcap4045"/>
    <style:style style:name="WW-WW8Dropcap29431" style:family="text" style:parent-style-name="WW8Dropcap4045"/>
    <style:style style:name="WW-WW8Dropcap29441" style:family="text" style:parent-style-name="WW8Dropcap4045"/>
    <style:style style:name="WW-WW8Dropcap29451" style:family="text" style:parent-style-name="WW8Dropcap4045"/>
    <style:style style:name="WW-WW8Dropcap29461" style:family="text" style:parent-style-name="WW8Dropcap4045"/>
    <style:style style:name="WW-WW8Dropcap29471" style:family="text" style:parent-style-name="WW8Dropcap4045"/>
    <style:style style:name="WW-WW8Dropcap29481" style:family="text" style:parent-style-name="WW8Dropcap4045"/>
    <style:style style:name="WW-WW8Dropcap29491" style:family="text" style:parent-style-name="WW8Dropcap4045"/>
    <style:style style:name="WW-WW8Dropcap29501" style:family="text" style:parent-style-name="WW8Dropcap4045"/>
    <style:style style:name="WW-WW8Dropcap29511" style:family="text" style:parent-style-name="WW8Dropcap4045"/>
    <style:style style:name="WW-WW8Dropcap29521" style:family="text" style:parent-style-name="WW8Dropcap4045"/>
    <style:style style:name="WW-WW8Dropcap29531" style:family="text" style:parent-style-name="WW8Dropcap4045"/>
    <style:style style:name="WW-WW8Dropcap29541" style:family="text" style:parent-style-name="WW8Dropcap4045"/>
    <style:style style:name="WW-WW8Dropcap29551" style:family="text" style:parent-style-name="WW8Dropcap4045"/>
    <style:style style:name="WW-WW8Dropcap29561" style:family="text" style:parent-style-name="WW8Dropcap4045"/>
    <style:style style:name="WW-WW8Dropcap29571" style:family="text" style:parent-style-name="WW8Dropcap4045"/>
    <style:style style:name="WW-WW8Dropcap29581" style:family="text" style:parent-style-name="WW8Dropcap4045"/>
    <style:style style:name="WW-WW8Dropcap29591" style:family="text" style:parent-style-name="WW8Dropcap4045"/>
    <style:style style:name="WW-WW8Dropcap29601" style:family="text" style:parent-style-name="WW8Dropcap4045"/>
    <style:style style:name="WW-WW8Dropcap29611" style:family="text" style:parent-style-name="WW8Dropcap4045"/>
    <style:style style:name="WW-WW8Dropcap29621" style:family="text" style:parent-style-name="WW8Dropcap4045"/>
    <style:style style:name="WW-WW8Dropcap29631" style:family="text" style:parent-style-name="WW8Dropcap4045"/>
    <style:style style:name="WW-WW8Dropcap29641" style:family="text" style:parent-style-name="WW8Dropcap4045"/>
    <style:style style:name="WW-WW8Dropcap29651" style:family="text" style:parent-style-name="WW8Dropcap4045"/>
    <style:style style:name="WW-WW8Dropcap29661" style:family="text" style:parent-style-name="WW8Dropcap4045"/>
    <style:style style:name="WW-WW8Dropcap29671" style:family="text" style:parent-style-name="WW8Dropcap4045"/>
    <style:style style:name="WW-WW8Dropcap29681" style:family="text" style:parent-style-name="WW8Dropcap4045"/>
    <style:style style:name="WW-WW8Dropcap29691" style:family="text" style:parent-style-name="WW8Dropcap4045"/>
    <style:style style:name="WW-WW8Dropcap29701" style:family="text" style:parent-style-name="WW8Dropcap4045"/>
    <style:style style:name="WW-WW8Dropcap29711" style:family="text" style:parent-style-name="WW8Dropcap4045"/>
    <style:style style:name="WW-WW8Dropcap29721" style:family="text" style:parent-style-name="WW8Dropcap4045"/>
    <style:style style:name="WW-WW8Dropcap29731" style:family="text" style:parent-style-name="WW8Dropcap4045"/>
    <style:style style:name="WW-WW8Dropcap29741" style:family="text" style:parent-style-name="WW8Dropcap4045"/>
    <style:style style:name="WW-WW8Dropcap29751" style:family="text" style:parent-style-name="WW8Dropcap4045"/>
    <style:style style:name="WW-WW8Dropcap29761" style:family="text" style:parent-style-name="WW8Dropcap4045"/>
    <style:style style:name="WW-WW8Dropcap29771" style:family="text" style:parent-style-name="WW8Dropcap4045"/>
    <style:style style:name="WW-WW8Dropcap29781" style:family="text" style:parent-style-name="WW8Dropcap4045"/>
    <style:style style:name="WW-WW8Dropcap29791" style:family="text" style:parent-style-name="WW8Dropcap4045"/>
    <style:style style:name="WW-WW8Dropcap29801" style:family="text" style:parent-style-name="WW8Dropcap4045"/>
    <style:style style:name="WW-WW8Dropcap29811" style:family="text" style:parent-style-name="WW8Dropcap4045"/>
    <style:style style:name="WW-WW8Dropcap29821" style:family="text" style:parent-style-name="WW8Dropcap4045"/>
    <style:style style:name="WW-WW8Dropcap29831" style:family="text" style:parent-style-name="WW8Dropcap4045"/>
    <style:style style:name="WW-WW8Dropcap29841" style:family="text" style:parent-style-name="WW8Dropcap4045"/>
    <style:style style:name="WW-WW8Dropcap29851" style:family="text" style:parent-style-name="WW8Dropcap4045"/>
    <style:style style:name="WW-WW8Dropcap29861" style:family="text" style:parent-style-name="WW8Dropcap4045"/>
    <style:style style:name="WW-WW8Dropcap29871" style:family="text" style:parent-style-name="WW8Dropcap4045"/>
    <style:style style:name="WW-WW8Dropcap29881" style:family="text" style:parent-style-name="WW8Dropcap4045"/>
    <style:style style:name="WW-WW8Dropcap29891" style:family="text" style:parent-style-name="WW8Dropcap4045"/>
    <style:style style:name="WW-WW8Dropcap29901" style:family="text" style:parent-style-name="WW8Dropcap4045"/>
    <style:style style:name="WW-WW8Dropcap29911" style:family="text" style:parent-style-name="WW8Dropcap4045"/>
    <style:style style:name="WW-WW8Dropcap29921" style:family="text" style:parent-style-name="WW8Dropcap4045"/>
    <style:style style:name="WW-WW8Dropcap29931" style:family="text" style:parent-style-name="WW8Dropcap4045"/>
    <style:style style:name="WW-WW8Dropcap29941" style:family="text" style:parent-style-name="WW8Dropcap4045"/>
    <style:style style:name="WW-WW8Dropcap29951" style:family="text" style:parent-style-name="WW8Dropcap4045"/>
    <style:style style:name="WW-WW8Dropcap29961" style:family="text" style:parent-style-name="WW8Dropcap4045"/>
    <style:style style:name="WW-WW8Dropcap29971" style:family="text" style:parent-style-name="WW8Dropcap4045"/>
    <style:style style:name="WW-WW8Dropcap29981" style:family="text" style:parent-style-name="WW8Dropcap4045"/>
    <style:style style:name="WW-WW8Dropcap29991" style:family="text" style:parent-style-name="WW8Dropcap4045"/>
    <style:style style:name="WW-WW8Dropcap30001" style:family="text" style:parent-style-name="WW8Dropcap4045"/>
    <style:style style:name="WW-WW8Dropcap30011" style:family="text" style:parent-style-name="WW8Dropcap4045"/>
    <style:style style:name="WW-WW8Dropcap30021" style:family="text" style:parent-style-name="WW8Dropcap4045"/>
    <style:style style:name="WW-WW8Dropcap30031" style:family="text" style:parent-style-name="WW8Dropcap4045"/>
    <style:style style:name="WW-WW8Dropcap30041" style:family="text" style:parent-style-name="WW8Dropcap4045"/>
    <style:style style:name="WW-WW8Dropcap30051" style:family="text" style:parent-style-name="WW8Dropcap4045"/>
    <style:style style:name="WW-WW8Dropcap30061" style:family="text" style:parent-style-name="WW8Dropcap4045"/>
    <style:style style:name="WW-WW8Dropcap30071" style:family="text" style:parent-style-name="WW8Dropcap4045"/>
    <style:style style:name="WW-WW8Dropcap30081" style:family="text" style:parent-style-name="WW8Dropcap4045"/>
    <style:style style:name="WW-WW8Dropcap30091" style:family="text" style:parent-style-name="WW8Dropcap4045"/>
    <style:style style:name="WW-WW8Dropcap30101" style:family="text" style:parent-style-name="WW8Dropcap4045"/>
    <style:style style:name="WW-WW8Dropcap30111" style:family="text" style:parent-style-name="WW8Dropcap4045"/>
    <style:style style:name="WW-WW8Dropcap30121" style:family="text" style:parent-style-name="WW8Dropcap4045"/>
    <style:style style:name="WW-WW8Dropcap30131" style:family="text" style:parent-style-name="WW8Dropcap4045"/>
    <style:style style:name="WW-WW8Dropcap30141" style:family="text" style:parent-style-name="WW8Dropcap4045"/>
    <style:style style:name="WW-WW8Dropcap30151" style:family="text" style:parent-style-name="WW8Dropcap4045"/>
    <style:style style:name="WW-WW8Dropcap30161" style:family="text" style:parent-style-name="WW8Dropcap4045"/>
    <style:style style:name="WW-WW8Dropcap30171" style:family="text" style:parent-style-name="WW8Dropcap4045"/>
    <style:style style:name="WW-WW8Dropcap30181" style:family="text" style:parent-style-name="WW8Dropcap4045"/>
    <style:style style:name="WW-WW8Dropcap30191" style:family="text" style:parent-style-name="WW8Dropcap4045"/>
    <style:style style:name="WW-WW8Dropcap30201" style:family="text" style:parent-style-name="WW8Dropcap4045"/>
    <style:style style:name="WW-WW8Dropcap30211" style:family="text" style:parent-style-name="WW8Dropcap4045"/>
    <style:style style:name="WW-WW8Dropcap30221" style:family="text" style:parent-style-name="WW8Dropcap4045"/>
    <style:style style:name="WW-WW8Dropcap30231" style:family="text" style:parent-style-name="WW8Dropcap4045"/>
    <style:style style:name="WW-WW8Dropcap30241" style:family="text" style:parent-style-name="WW8Dropcap4045"/>
    <style:style style:name="WW-WW8Dropcap30251" style:family="text" style:parent-style-name="WW8Dropcap4045"/>
    <style:style style:name="WW-WW8Dropcap30261" style:family="text" style:parent-style-name="WW8Dropcap4045"/>
    <style:style style:name="WW-WW8Dropcap30271" style:family="text" style:parent-style-name="WW8Dropcap4045"/>
    <style:style style:name="WW-WW8Dropcap30281" style:family="text" style:parent-style-name="WW8Dropcap4045"/>
    <style:style style:name="WW-WW8Dropcap30291" style:family="text" style:parent-style-name="WW8Dropcap4045"/>
    <style:style style:name="WW-WW8Dropcap30301" style:family="text" style:parent-style-name="WW8Dropcap4045"/>
    <style:style style:name="WW-WW8Dropcap30311" style:family="text" style:parent-style-name="WW8Dropcap4045"/>
    <style:style style:name="WW-WW8Dropcap30321" style:family="text" style:parent-style-name="WW8Dropcap4045"/>
    <style:style style:name="WW-WW8Dropcap30331" style:family="text" style:parent-style-name="WW8Dropcap4045"/>
    <style:style style:name="WW-WW8Dropcap30341" style:family="text" style:parent-style-name="WW8Dropcap4045"/>
    <style:style style:name="WW-WW8Dropcap30351" style:family="text" style:parent-style-name="WW8Dropcap4045"/>
    <style:style style:name="WW-WW8Dropcap30361" style:family="text" style:parent-style-name="WW8Dropcap4045"/>
    <style:style style:name="WW-WW8Dropcap30371" style:family="text" style:parent-style-name="WW8Dropcap4045"/>
    <style:style style:name="WW-WW8Dropcap30381" style:family="text" style:parent-style-name="WW8Dropcap4045"/>
    <style:style style:name="WW-WW8Dropcap30391" style:family="text" style:parent-style-name="WW8Dropcap4045"/>
    <style:style style:name="WW-WW8Dropcap30401" style:family="text" style:parent-style-name="WW8Dropcap4045"/>
    <style:style style:name="WW-WW8Dropcap30411" style:family="text" style:parent-style-name="WW8Dropcap4045"/>
    <style:style style:name="WW-WW8Dropcap30421" style:family="text" style:parent-style-name="WW8Dropcap4045"/>
    <style:style style:name="WW-WW8Dropcap30431" style:family="text" style:parent-style-name="WW8Dropcap4045"/>
    <style:style style:name="WW-WW8Dropcap30441" style:family="text" style:parent-style-name="WW8Dropcap4045"/>
    <style:style style:name="WW-WW8Dropcap30451" style:family="text" style:parent-style-name="WW8Dropcap4045"/>
    <style:style style:name="WW-WW8Dropcap30461" style:family="text" style:parent-style-name="WW8Dropcap4045"/>
    <style:style style:name="WW-WW8Dropcap30471" style:family="text" style:parent-style-name="WW8Dropcap4045"/>
    <style:style style:name="WW-WW8Dropcap30481" style:family="text" style:parent-style-name="WW8Dropcap4045"/>
    <style:style style:name="WW-WW8Dropcap30491" style:family="text" style:parent-style-name="WW8Dropcap4045"/>
    <style:style style:name="WW-WW8Dropcap30501" style:family="text" style:parent-style-name="WW8Dropcap4045"/>
    <style:style style:name="WW-WW8Dropcap30511" style:family="text" style:parent-style-name="WW8Dropcap4045"/>
    <style:style style:name="WW-WW8Dropcap30521" style:family="text" style:parent-style-name="WW8Dropcap4045"/>
    <style:style style:name="WW-WW8Dropcap30531" style:family="text" style:parent-style-name="WW8Dropcap4045"/>
    <style:style style:name="WW-WW8Dropcap30541" style:family="text" style:parent-style-name="WW8Dropcap4045"/>
    <style:style style:name="WW-WW8Dropcap30551" style:family="text" style:parent-style-name="WW8Dropcap4045"/>
    <style:style style:name="WW-WW8Dropcap30561" style:family="text" style:parent-style-name="WW8Dropcap4045"/>
    <style:style style:name="WW-WW8Dropcap30571" style:family="text" style:parent-style-name="WW8Dropcap4045"/>
    <style:style style:name="WW-WW8Dropcap30581" style:family="text" style:parent-style-name="WW8Dropcap4045"/>
    <style:style style:name="WW-WW8Dropcap30591" style:family="text" style:parent-style-name="WW8Dropcap4045"/>
    <style:style style:name="WW-WW8Dropcap30601" style:family="text" style:parent-style-name="WW8Dropcap4045"/>
    <style:style style:name="WW-WW8Dropcap30611" style:family="text" style:parent-style-name="WW8Dropcap4045"/>
    <style:style style:name="WW-WW8Dropcap30621" style:family="text" style:parent-style-name="WW8Dropcap4045"/>
    <style:style style:name="WW-WW8Dropcap30631" style:family="text" style:parent-style-name="WW8Dropcap4045"/>
    <style:style style:name="WW-WW8Dropcap30641" style:family="text" style:parent-style-name="WW8Dropcap4045"/>
    <style:style style:name="WW-WW8Dropcap30651" style:family="text" style:parent-style-name="WW8Dropcap4045"/>
    <style:style style:name="WW-WW8Dropcap30661" style:family="text" style:parent-style-name="WW8Dropcap4045"/>
    <style:style style:name="WW-WW8Dropcap30671" style:family="text" style:parent-style-name="WW8Dropcap4045"/>
    <style:style style:name="WW-WW8Dropcap30681" style:family="text" style:parent-style-name="WW8Dropcap4045"/>
    <style:style style:name="WW-WW8Dropcap30691" style:family="text" style:parent-style-name="WW8Dropcap4045"/>
    <style:style style:name="WW-WW8Dropcap30701" style:family="text" style:parent-style-name="WW8Dropcap4045"/>
    <style:style style:name="WW-WW8Dropcap30711" style:family="text" style:parent-style-name="WW8Dropcap4045"/>
    <style:style style:name="WW-WW8Dropcap30721" style:family="text" style:parent-style-name="WW8Dropcap4045"/>
    <style:style style:name="WW-WW8Dropcap30731" style:family="text" style:parent-style-name="WW8Dropcap4045"/>
    <style:style style:name="WW-WW8Dropcap30741" style:family="text" style:parent-style-name="WW8Dropcap4045"/>
    <style:style style:name="WW-WW8Dropcap30751" style:family="text" style:parent-style-name="WW8Dropcap4045"/>
    <style:style style:name="WW-WW8Dropcap30761" style:family="text" style:parent-style-name="WW8Dropcap4045"/>
    <style:style style:name="WW-WW8Dropcap30771" style:family="text" style:parent-style-name="WW8Dropcap4045"/>
    <style:style style:name="WW-WW8Dropcap30781" style:family="text" style:parent-style-name="WW8Dropcap4045"/>
    <style:style style:name="WW-WW8Dropcap30791" style:family="text" style:parent-style-name="WW8Dropcap4045"/>
    <style:style style:name="WW-WW8Dropcap30801" style:family="text" style:parent-style-name="WW8Dropcap4045"/>
    <style:style style:name="WW-WW8Dropcap30811" style:family="text" style:parent-style-name="WW8Dropcap4045"/>
    <style:style style:name="WW-WW8Dropcap30821" style:family="text" style:parent-style-name="WW8Dropcap4045"/>
    <style:style style:name="WW-WW8Dropcap30831" style:family="text" style:parent-style-name="WW8Dropcap4045"/>
    <style:style style:name="WW-WW8Dropcap30841" style:family="text" style:parent-style-name="WW8Dropcap4045"/>
    <style:style style:name="WW-WW8Dropcap30851" style:family="text" style:parent-style-name="WW8Dropcap4045"/>
    <style:style style:name="WW-WW8Dropcap30861" style:family="text" style:parent-style-name="WW8Dropcap4045"/>
    <style:style style:name="WW-WW8Dropcap30871" style:family="text" style:parent-style-name="WW8Dropcap4045"/>
    <style:style style:name="WW-WW8Dropcap30881" style:family="text" style:parent-style-name="WW8Dropcap4045"/>
    <style:style style:name="WW-WW8Dropcap30891" style:family="text" style:parent-style-name="WW8Dropcap4045"/>
    <style:style style:name="WW-WW8Dropcap30901" style:family="text" style:parent-style-name="WW8Dropcap4045"/>
    <style:style style:name="WW-WW8Dropcap30911" style:family="text" style:parent-style-name="WW8Dropcap4045"/>
    <style:style style:name="WW-WW8Dropcap30921" style:family="text" style:parent-style-name="WW8Dropcap4045"/>
    <style:style style:name="WW-WW8Dropcap30931" style:family="text" style:parent-style-name="WW8Dropcap4045"/>
    <style:style style:name="WW-WW8Dropcap30941" style:family="text" style:parent-style-name="WW8Dropcap4045"/>
    <style:style style:name="WW-WW8Dropcap30951" style:family="text" style:parent-style-name="WW8Dropcap4045"/>
    <style:style style:name="WW-WW8Dropcap30961" style:family="text" style:parent-style-name="WW8Dropcap4045"/>
    <style:style style:name="WW-WW8Dropcap30971" style:family="text" style:parent-style-name="WW8Dropcap4045"/>
    <style:style style:name="WW-WW8Dropcap30981" style:family="text" style:parent-style-name="WW8Dropcap4045"/>
    <style:style style:name="WW-WW8Dropcap30991" style:family="text" style:parent-style-name="WW8Dropcap4045"/>
    <style:style style:name="WW-WW8Dropcap31001" style:family="text" style:parent-style-name="WW8Dropcap4045"/>
    <style:style style:name="WW-WW8Dropcap31011" style:family="text" style:parent-style-name="WW8Dropcap4045"/>
    <style:style style:name="WW-WW8Dropcap31021" style:family="text" style:parent-style-name="WW8Dropcap4045"/>
    <style:style style:name="WW-WW8Dropcap31031" style:family="text" style:parent-style-name="WW8Dropcap4045"/>
    <style:style style:name="WW-WW8Dropcap31041" style:family="text" style:parent-style-name="WW8Dropcap4045"/>
    <style:style style:name="WW-WW8Dropcap31051" style:family="text" style:parent-style-name="WW8Dropcap4045"/>
    <style:style style:name="WW-WW8Dropcap31061" style:family="text" style:parent-style-name="WW8Dropcap4045"/>
    <style:style style:name="WW-WW8Dropcap31071" style:family="text" style:parent-style-name="WW8Dropcap4045"/>
    <style:style style:name="WW-WW8Dropcap31081" style:family="text" style:parent-style-name="WW8Dropcap4045"/>
    <style:style style:name="WW-WW8Dropcap31091" style:family="text" style:parent-style-name="WW8Dropcap4045"/>
    <style:style style:name="WW-WW8Dropcap31101" style:family="text" style:parent-style-name="WW8Dropcap4045"/>
    <style:style style:name="WW-WW8Dropcap31111" style:family="text" style:parent-style-name="WW8Dropcap4045"/>
    <style:style style:name="WW-WW8Dropcap31121" style:family="text" style:parent-style-name="WW8Dropcap4045"/>
    <style:style style:name="WW-WW8Dropcap31131" style:family="text" style:parent-style-name="WW8Dropcap4045"/>
    <style:style style:name="WW-WW8Dropcap31141" style:family="text" style:parent-style-name="WW8Dropcap4045"/>
    <style:style style:name="WW-WW8Dropcap31151" style:family="text" style:parent-style-name="WW8Dropcap4045"/>
    <style:style style:name="WW-WW8Dropcap31161" style:family="text" style:parent-style-name="WW8Dropcap4045"/>
    <style:style style:name="WW-WW8Dropcap31171" style:family="text" style:parent-style-name="WW8Dropcap4045"/>
    <style:style style:name="WW-WW8Dropcap31181" style:family="text" style:parent-style-name="WW8Dropcap4045"/>
    <style:style style:name="WW-WW8Dropcap31191" style:family="text" style:parent-style-name="WW8Dropcap4045"/>
    <style:style style:name="WW-WW8Dropcap31201" style:family="text" style:parent-style-name="WW8Dropcap4045"/>
    <style:style style:name="WW-WW8Dropcap31211" style:family="text" style:parent-style-name="WW8Dropcap4045"/>
    <style:style style:name="WW-WW8Dropcap31221" style:family="text" style:parent-style-name="WW8Dropcap4045"/>
    <style:style style:name="WW-WW8Dropcap31231" style:family="text" style:parent-style-name="WW8Dropcap4045"/>
    <style:style style:name="WW-WW8Dropcap31241" style:family="text" style:parent-style-name="WW8Dropcap4045"/>
    <style:style style:name="WW-WW8Dropcap31251" style:family="text" style:parent-style-name="WW8Dropcap4045"/>
    <style:style style:name="WW-WW8Dropcap31261" style:family="text" style:parent-style-name="WW8Dropcap4045"/>
    <style:style style:name="WW-WW8Dropcap31271" style:family="text" style:parent-style-name="WW8Dropcap4045"/>
    <style:style style:name="WW-WW8Dropcap31281" style:family="text" style:parent-style-name="WW8Dropcap4045"/>
    <style:style style:name="WW-WW8Dropcap31291" style:family="text" style:parent-style-name="WW8Dropcap4045"/>
    <style:style style:name="WW-WW8Dropcap31301" style:family="text" style:parent-style-name="WW8Dropcap4045"/>
    <style:style style:name="WW-WW8Dropcap31311" style:family="text" style:parent-style-name="WW8Dropcap4045"/>
    <style:style style:name="WW-WW8Dropcap31321" style:family="text" style:parent-style-name="WW8Dropcap4045"/>
    <style:style style:name="WW-WW8Dropcap31331" style:family="text" style:parent-style-name="WW8Dropcap4045"/>
    <style:style style:name="WW-WW8Dropcap31341" style:family="text" style:parent-style-name="WW8Dropcap4045"/>
    <style:style style:name="WW-WW8Dropcap31351" style:family="text" style:parent-style-name="WW8Dropcap4045"/>
    <style:style style:name="WW-WW8Dropcap31361" style:family="text" style:parent-style-name="WW8Dropcap4045"/>
    <style:style style:name="WW-WW8Dropcap31371" style:family="text" style:parent-style-name="WW8Dropcap4045"/>
    <style:style style:name="WW-WW8Dropcap31381" style:family="text" style:parent-style-name="WW8Dropcap4045"/>
    <style:style style:name="WW-WW8Dropcap31391" style:family="text" style:parent-style-name="WW8Dropcap4045"/>
    <style:style style:name="WW-WW8Dropcap31401" style:family="text" style:parent-style-name="WW8Dropcap4045"/>
    <style:style style:name="WW-WW8Dropcap31411" style:family="text" style:parent-style-name="WW8Dropcap4045"/>
    <style:style style:name="WW-WW8Dropcap31421" style:family="text" style:parent-style-name="WW8Dropcap4045"/>
    <style:style style:name="WW-WW8Dropcap31431" style:family="text" style:parent-style-name="WW8Dropcap4045"/>
    <style:style style:name="WW-WW8Dropcap31441" style:family="text" style:parent-style-name="WW8Dropcap4045"/>
    <style:style style:name="WW-WW8Dropcap31451" style:family="text" style:parent-style-name="WW8Dropcap4045"/>
    <style:style style:name="WW-WW8Dropcap31461" style:family="text" style:parent-style-name="WW8Dropcap4045"/>
    <style:style style:name="WW-WW8Dropcap31471" style:family="text" style:parent-style-name="WW8Dropcap4045"/>
    <style:style style:name="WW-WW8Dropcap31481" style:family="text" style:parent-style-name="WW8Dropcap4045"/>
    <style:style style:name="WW-WW8Dropcap31491" style:family="text" style:parent-style-name="WW8Dropcap4045"/>
    <style:style style:name="WW-WW8Dropcap31501" style:family="text" style:parent-style-name="WW8Dropcap4045"/>
    <style:style style:name="WW-WW8Dropcap31511" style:family="text" style:parent-style-name="WW8Dropcap4045"/>
    <style:style style:name="WW-WW8Dropcap31521" style:family="text" style:parent-style-name="WW8Dropcap4045"/>
    <style:style style:name="WW-WW8Dropcap31531" style:family="text" style:parent-style-name="WW8Dropcap4045"/>
    <style:style style:name="WW-WW8Dropcap31541" style:family="text" style:parent-style-name="WW8Dropcap4045"/>
    <style:style style:name="WW-WW8Dropcap31551" style:family="text" style:parent-style-name="WW8Dropcap4045"/>
    <style:style style:name="WW-WW8Dropcap31561" style:family="text" style:parent-style-name="WW8Dropcap4045"/>
    <style:style style:name="WW-WW8Dropcap31571" style:family="text" style:parent-style-name="WW8Dropcap4045"/>
    <style:style style:name="WW-WW8Dropcap31581" style:family="text" style:parent-style-name="WW8Dropcap4045"/>
    <style:style style:name="WW-WW8Dropcap31591" style:family="text" style:parent-style-name="WW8Dropcap4045"/>
    <style:style style:name="WW-WW8Dropcap31601" style:family="text" style:parent-style-name="WW8Dropcap4045"/>
    <style:style style:name="WW-WW8Dropcap31611" style:family="text" style:parent-style-name="WW8Dropcap4045"/>
    <style:style style:name="WW-WW8Dropcap31621" style:family="text" style:parent-style-name="WW8Dropcap4045"/>
    <style:style style:name="WW-WW8Dropcap31631" style:family="text" style:parent-style-name="WW8Dropcap4045"/>
    <style:style style:name="WW-WW8Dropcap31641" style:family="text" style:parent-style-name="WW8Dropcap4045"/>
    <style:style style:name="WW-WW8Dropcap31651" style:family="text" style:parent-style-name="WW8Dropcap4045"/>
    <style:style style:name="WW-WW8Dropcap31661" style:family="text" style:parent-style-name="WW8Dropcap4045"/>
    <style:style style:name="WW-WW8Dropcap31671" style:family="text" style:parent-style-name="WW8Dropcap4045"/>
    <style:style style:name="WW-WW8Dropcap31681" style:family="text" style:parent-style-name="WW8Dropcap4045"/>
    <style:style style:name="WW-WW8Dropcap31691" style:family="text" style:parent-style-name="WW8Dropcap4045"/>
    <style:style style:name="WW-WW8Dropcap31701" style:family="text" style:parent-style-name="WW8Dropcap4045"/>
    <style:style style:name="WW-WW8Dropcap31711" style:family="text" style:parent-style-name="WW8Dropcap4045"/>
    <style:style style:name="WW-WW8Dropcap31721" style:family="text" style:parent-style-name="WW8Dropcap4045"/>
    <style:style style:name="WW-WW8Dropcap31731" style:family="text" style:parent-style-name="WW8Dropcap4045"/>
    <style:style style:name="WW-WW8Dropcap31741" style:family="text" style:parent-style-name="WW8Dropcap4045"/>
    <style:style style:name="WW-WW8Dropcap31751" style:family="text" style:parent-style-name="WW8Dropcap4045"/>
    <style:style style:name="WW-WW8Dropcap31761" style:family="text" style:parent-style-name="WW8Dropcap4045"/>
    <style:style style:name="WW-WW8Dropcap31771" style:family="text" style:parent-style-name="WW8Dropcap4045"/>
    <style:style style:name="WW-WW8Dropcap31781" style:family="text" style:parent-style-name="WW8Dropcap4045"/>
    <style:style style:name="WW-WW8Dropcap31791" style:family="text" style:parent-style-name="WW8Dropcap4045"/>
    <style:style style:name="WW-WW8Dropcap31801" style:family="text" style:parent-style-name="WW8Dropcap4045"/>
    <style:style style:name="WW-WW8Dropcap31811" style:family="text" style:parent-style-name="WW8Dropcap4045"/>
    <style:style style:name="WW-WW8Dropcap31821" style:family="text" style:parent-style-name="WW8Dropcap4045"/>
    <style:style style:name="WW-WW8Dropcap31831" style:family="text" style:parent-style-name="WW8Dropcap4045"/>
    <style:style style:name="WW-WW8Dropcap31841" style:family="text" style:parent-style-name="WW8Dropcap4045"/>
    <style:style style:name="WW-WW8Dropcap31851" style:family="text" style:parent-style-name="WW8Dropcap4045"/>
    <style:style style:name="WW-WW8Dropcap31861" style:family="text" style:parent-style-name="WW8Dropcap4045"/>
    <style:style style:name="WW-WW8Dropcap31871" style:family="text" style:parent-style-name="WW8Dropcap4045"/>
    <style:style style:name="WW-WW8Dropcap31881" style:family="text" style:parent-style-name="WW8Dropcap4045"/>
    <style:style style:name="WW-WW8Dropcap31891" style:family="text" style:parent-style-name="WW8Dropcap4045"/>
    <style:style style:name="WW-WW8Dropcap31901" style:family="text" style:parent-style-name="WW8Dropcap4045"/>
    <style:style style:name="WW-WW8Dropcap31911" style:family="text" style:parent-style-name="WW8Dropcap4045"/>
    <style:style style:name="WW-WW8Dropcap31921" style:family="text" style:parent-style-name="WW8Dropcap4045"/>
    <style:style style:name="WW-WW8Dropcap31931" style:family="text" style:parent-style-name="WW8Dropcap4045"/>
    <style:style style:name="WW-WW8Dropcap31941" style:family="text" style:parent-style-name="WW8Dropcap4045"/>
    <style:style style:name="WW-WW8Dropcap31951" style:family="text" style:parent-style-name="WW8Dropcap4045"/>
    <style:style style:name="WW-WW8Dropcap31961" style:family="text" style:parent-style-name="WW8Dropcap4045"/>
    <style:style style:name="WW-WW8Dropcap31971" style:family="text" style:parent-style-name="WW8Dropcap4045"/>
    <style:style style:name="WW-WW8Dropcap31981" style:family="text" style:parent-style-name="WW8Dropcap4045"/>
    <style:style style:name="WW-WW8Dropcap31991" style:family="text" style:parent-style-name="WW8Dropcap4045"/>
    <style:style style:name="WW-WW8Dropcap32001" style:family="text" style:parent-style-name="WW8Dropcap4045"/>
    <style:style style:name="WW-WW8Dropcap32011" style:family="text" style:parent-style-name="WW8Dropcap4045"/>
    <style:style style:name="WW-WW8Dropcap32021" style:family="text" style:parent-style-name="WW8Dropcap4045"/>
    <style:style style:name="WW-WW8Dropcap32031" style:family="text" style:parent-style-name="WW8Dropcap4045"/>
    <style:style style:name="WW-WW8Dropcap32041" style:family="text" style:parent-style-name="WW8Dropcap4045"/>
    <style:style style:name="WW-WW8Dropcap32051" style:family="text" style:parent-style-name="WW8Dropcap4045"/>
    <style:style style:name="WW-WW8Dropcap32061" style:family="text" style:parent-style-name="WW8Dropcap4045"/>
    <style:style style:name="WW-WW8Dropcap32071" style:family="text" style:parent-style-name="WW8Dropcap4045"/>
    <style:style style:name="WW-WW8Dropcap32081" style:family="text" style:parent-style-name="WW8Dropcap4045"/>
    <style:style style:name="WW-WW8Dropcap32091" style:family="text" style:parent-style-name="WW8Dropcap4045"/>
    <style:style style:name="WW-WW8Dropcap32101" style:family="text" style:parent-style-name="WW8Dropcap4045"/>
    <style:style style:name="WW-WW8Dropcap32111" style:family="text" style:parent-style-name="WW8Dropcap4045"/>
    <style:style style:name="WW-WW8Dropcap32121" style:family="text" style:parent-style-name="WW8Dropcap4045"/>
    <style:style style:name="WW-WW8Dropcap32131" style:family="text" style:parent-style-name="WW8Dropcap4045"/>
    <style:style style:name="WW-WW8Dropcap32141" style:family="text" style:parent-style-name="WW8Dropcap4045"/>
    <style:style style:name="WW-WW8Dropcap32151" style:family="text" style:parent-style-name="WW8Dropcap4045"/>
    <style:style style:name="WW-WW8Dropcap32161" style:family="text" style:parent-style-name="WW8Dropcap4045"/>
    <style:style style:name="WW-WW8Dropcap32171" style:family="text" style:parent-style-name="WW8Dropcap4045"/>
    <style:style style:name="WW-WW8Dropcap32181" style:family="text" style:parent-style-name="WW8Dropcap4045"/>
    <style:style style:name="WW-WW8Dropcap32191" style:family="text" style:parent-style-name="WW8Dropcap4045"/>
    <style:style style:name="WW-WW8Dropcap32201" style:family="text" style:parent-style-name="WW8Dropcap4045"/>
    <style:style style:name="WW-WW8Dropcap32211" style:family="text" style:parent-style-name="WW8Dropcap4045"/>
    <style:style style:name="WW-WW8Dropcap32221" style:family="text" style:parent-style-name="WW8Dropcap4045"/>
    <style:style style:name="WW-WW8Dropcap32231" style:family="text" style:parent-style-name="WW8Dropcap4045"/>
    <style:style style:name="WW-WW8Dropcap32241" style:family="text" style:parent-style-name="WW8Dropcap4045"/>
    <style:style style:name="WW-WW8Dropcap32251" style:family="text" style:parent-style-name="WW8Dropcap4045"/>
    <style:style style:name="WW-WW8Dropcap32261" style:family="text" style:parent-style-name="WW8Dropcap4045"/>
    <style:style style:name="WW-WW8Dropcap32271" style:family="text" style:parent-style-name="WW8Dropcap4045"/>
    <style:style style:name="WW-WW8Dropcap32281" style:family="text" style:parent-style-name="WW8Dropcap4045"/>
    <style:style style:name="WW-WW8Dropcap32291" style:family="text" style:parent-style-name="WW8Dropcap4045"/>
    <style:style style:name="WW-WW8Dropcap32301" style:family="text" style:parent-style-name="WW8Dropcap4045"/>
    <style:style style:name="WW-WW8Dropcap32311" style:family="text" style:parent-style-name="WW8Dropcap4045"/>
    <style:style style:name="WW-WW8Dropcap32321" style:family="text" style:parent-style-name="WW8Dropcap4045"/>
    <style:style style:name="WW-WW8Dropcap32331" style:family="text" style:parent-style-name="WW8Dropcap4045"/>
    <style:style style:name="WW-WW8Dropcap32341" style:family="text" style:parent-style-name="WW8Dropcap4045"/>
    <style:style style:name="WW-WW8Dropcap32351" style:family="text" style:parent-style-name="WW8Dropcap4045"/>
    <style:style style:name="WW-WW8Dropcap32361" style:family="text" style:parent-style-name="WW8Dropcap4045"/>
    <style:style style:name="WW-WW8Dropcap32371" style:family="text" style:parent-style-name="WW8Dropcap4045"/>
    <style:style style:name="WW-WW8Dropcap32381" style:family="text" style:parent-style-name="WW8Dropcap4045"/>
    <style:style style:name="WW-WW8Dropcap32391" style:family="text" style:parent-style-name="WW8Dropcap4045"/>
    <style:style style:name="WW-WW8Dropcap32401" style:family="text" style:parent-style-name="WW8Dropcap4045"/>
    <style:style style:name="WW-WW8Dropcap32411" style:family="text" style:parent-style-name="WW8Dropcap4045"/>
    <style:style style:name="WW-WW8Dropcap32421" style:family="text" style:parent-style-name="WW8Dropcap4045"/>
    <style:style style:name="WW-WW8Dropcap32431" style:family="text" style:parent-style-name="WW8Dropcap4045"/>
    <style:style style:name="WW-WW8Dropcap32441" style:family="text" style:parent-style-name="WW8Dropcap4045"/>
    <style:style style:name="WW-WW8Dropcap32451" style:family="text" style:parent-style-name="WW8Dropcap4045"/>
    <style:style style:name="WW-WW8Dropcap32461" style:family="text" style:parent-style-name="WW8Dropcap4045"/>
    <style:style style:name="WW-WW8Dropcap32471" style:family="text" style:parent-style-name="WW8Dropcap4045"/>
    <style:style style:name="WW-WW8Dropcap32481" style:family="text" style:parent-style-name="WW8Dropcap4045"/>
    <style:style style:name="WW-WW8Dropcap32491" style:family="text" style:parent-style-name="WW8Dropcap4045"/>
    <style:style style:name="WW-WW8Dropcap32501" style:family="text" style:parent-style-name="WW8Dropcap4045"/>
    <style:style style:name="WW-WW8Dropcap32511" style:family="text" style:parent-style-name="WW8Dropcap4045"/>
    <style:style style:name="WW-WW8Dropcap32521" style:family="text" style:parent-style-name="WW8Dropcap4045"/>
    <style:style style:name="WW-WW8Dropcap32531" style:family="text" style:parent-style-name="WW8Dropcap4045"/>
    <style:style style:name="WW-WW8Dropcap32541" style:family="text" style:parent-style-name="WW8Dropcap4045"/>
    <style:style style:name="WW-WW8Dropcap32551" style:family="text" style:parent-style-name="WW8Dropcap4045"/>
    <style:style style:name="WW-WW8Dropcap32561" style:family="text" style:parent-style-name="WW8Dropcap4045"/>
    <style:style style:name="WW-WW8Dropcap32571" style:family="text" style:parent-style-name="WW8Dropcap4045"/>
    <style:style style:name="WW-WW8Dropcap32581" style:family="text" style:parent-style-name="WW8Dropcap4045"/>
    <style:style style:name="WW-WW8Dropcap32591" style:family="text" style:parent-style-name="WW8Dropcap4045"/>
    <style:style style:name="WW-WW8Dropcap32601" style:family="text" style:parent-style-name="WW8Dropcap4045"/>
    <style:style style:name="WW-WW8Dropcap32611" style:family="text" style:parent-style-name="WW8Dropcap4045"/>
    <style:style style:name="WW-WW8Dropcap32621" style:family="text" style:parent-style-name="WW8Dropcap4045"/>
    <style:style style:name="WW-WW8Dropcap32631" style:family="text" style:parent-style-name="WW8Dropcap4045"/>
    <style:style style:name="WW-WW8Dropcap32641" style:family="text" style:parent-style-name="WW8Dropcap4045"/>
    <style:style style:name="WW-WW8Dropcap32651" style:family="text" style:parent-style-name="WW8Dropcap4045"/>
    <style:style style:name="WW-WW8Dropcap32661" style:family="text" style:parent-style-name="WW8Dropcap4045"/>
    <style:style style:name="WW-WW8Dropcap32671" style:family="text" style:parent-style-name="WW8Dropcap4045"/>
    <style:style style:name="WW-WW8Dropcap32681" style:family="text" style:parent-style-name="WW8Dropcap4045"/>
    <style:style style:name="WW-WW8Dropcap32691" style:family="text" style:parent-style-name="WW8Dropcap4045"/>
    <style:style style:name="WW-WW8Dropcap32701" style:family="text" style:parent-style-name="WW8Dropcap4045"/>
    <style:style style:name="WW-WW8Dropcap32711" style:family="text" style:parent-style-name="WW8Dropcap4045"/>
    <style:style style:name="WW-WW8Dropcap32721" style:family="text" style:parent-style-name="WW8Dropcap4045"/>
    <style:style style:name="WW-WW8Dropcap32731" style:family="text" style:parent-style-name="WW8Dropcap4045"/>
    <style:style style:name="WW-WW8Dropcap32741" style:family="text" style:parent-style-name="WW8Dropcap4045"/>
    <style:style style:name="WW-WW8Dropcap32751" style:family="text" style:parent-style-name="WW8Dropcap4045"/>
    <style:style style:name="WW-WW8Dropcap32761" style:family="text" style:parent-style-name="WW8Dropcap4045"/>
    <style:style style:name="WW-WW8Dropcap32771" style:family="text" style:parent-style-name="WW8Dropcap4045"/>
    <style:style style:name="WW-WW8Dropcap32781" style:family="text" style:parent-style-name="WW8Dropcap4045"/>
    <style:style style:name="WW-WW8Dropcap32791" style:family="text" style:parent-style-name="WW8Dropcap4045"/>
    <style:style style:name="WW-WW8Dropcap32801" style:family="text" style:parent-style-name="WW8Dropcap4045"/>
    <style:style style:name="WW-WW8Dropcap32811" style:family="text" style:parent-style-name="WW8Dropcap4045"/>
    <style:style style:name="WW-WW8Dropcap32821" style:family="text" style:parent-style-name="WW8Dropcap4045"/>
    <style:style style:name="WW-WW8Dropcap32831" style:family="text" style:parent-style-name="WW8Dropcap4045"/>
    <style:style style:name="WW-WW8Dropcap32841" style:family="text" style:parent-style-name="WW8Dropcap4045"/>
    <style:style style:name="WW-WW8Dropcap32851" style:family="text" style:parent-style-name="WW8Dropcap4045"/>
    <style:style style:name="WW-WW8Dropcap32861" style:family="text" style:parent-style-name="WW8Dropcap4045"/>
    <style:style style:name="WW-WW8Dropcap32871" style:family="text" style:parent-style-name="WW8Dropcap4045"/>
    <style:style style:name="WW-WW8Dropcap32881" style:family="text" style:parent-style-name="WW8Dropcap4045"/>
    <style:style style:name="WW-WW8Dropcap32891" style:family="text" style:parent-style-name="WW8Dropcap4045"/>
    <style:style style:name="WW-WW8Dropcap32901" style:family="text" style:parent-style-name="WW8Dropcap4045"/>
    <style:style style:name="WW-WW8Dropcap32911" style:family="text" style:parent-style-name="WW8Dropcap4045"/>
    <style:style style:name="WW-WW8Dropcap32921" style:family="text" style:parent-style-name="WW8Dropcap4045"/>
    <style:style style:name="WW-WW8Dropcap32931" style:family="text" style:parent-style-name="WW8Dropcap4045"/>
    <style:style style:name="WW-WW8Dropcap32941" style:family="text" style:parent-style-name="WW8Dropcap4045"/>
    <style:style style:name="WW-WW8Dropcap32951" style:family="text" style:parent-style-name="WW8Dropcap4045"/>
    <style:style style:name="WW-WW8Dropcap32961" style:family="text" style:parent-style-name="WW8Dropcap4045"/>
    <style:style style:name="WW-WW8Dropcap32971" style:family="text" style:parent-style-name="WW8Dropcap4045"/>
    <style:style style:name="WW-WW8Dropcap32981" style:family="text" style:parent-style-name="WW8Dropcap4045"/>
    <style:style style:name="WW-WW8Dropcap32991" style:family="text" style:parent-style-name="WW8Dropcap4045"/>
    <style:style style:name="WW-WW8Dropcap33001" style:family="text" style:parent-style-name="WW8Dropcap4045"/>
    <style:style style:name="WW-WW8Dropcap33011" style:family="text" style:parent-style-name="WW8Dropcap4045"/>
    <style:style style:name="WW-WW8Dropcap33021" style:family="text" style:parent-style-name="WW8Dropcap4045"/>
    <style:style style:name="WW-WW8Dropcap33031" style:family="text" style:parent-style-name="WW8Dropcap4045"/>
    <style:style style:name="WW-WW8Dropcap33041" style:family="text" style:parent-style-name="WW8Dropcap4045"/>
    <style:style style:name="WW-WW8Dropcap33051" style:family="text" style:parent-style-name="WW8Dropcap4045"/>
    <style:style style:name="WW-WW8Dropcap33061" style:family="text" style:parent-style-name="WW8Dropcap4045"/>
    <style:style style:name="WW-WW8Dropcap33071" style:family="text" style:parent-style-name="WW8Dropcap4045"/>
    <style:style style:name="WW-WW8Dropcap33081" style:family="text" style:parent-style-name="WW8Dropcap4045"/>
    <style:style style:name="WW-WW8Dropcap33091" style:family="text" style:parent-style-name="WW8Dropcap4045"/>
    <style:style style:name="WW-WW8Dropcap33101" style:family="text" style:parent-style-name="WW8Dropcap4045"/>
    <style:style style:name="WW-WW8Dropcap33111" style:family="text" style:parent-style-name="WW8Dropcap4045"/>
    <style:style style:name="WW-WW8Dropcap33121" style:family="text" style:parent-style-name="WW8Dropcap4045"/>
    <style:style style:name="WW-WW8Dropcap33131" style:family="text" style:parent-style-name="WW8Dropcap4045"/>
    <style:style style:name="WW-WW8Dropcap33141" style:family="text" style:parent-style-name="WW8Dropcap4045"/>
    <style:style style:name="WW-WW8Dropcap33151" style:family="text" style:parent-style-name="WW8Dropcap4045"/>
    <style:style style:name="WW-WW8Dropcap33161" style:family="text" style:parent-style-name="WW8Dropcap4045"/>
    <style:style style:name="WW-WW8Dropcap33171" style:family="text" style:parent-style-name="WW8Dropcap4045"/>
    <style:style style:name="WW-WW8Dropcap33181" style:family="text" style:parent-style-name="WW8Dropcap4045"/>
    <style:style style:name="WW-WW8Dropcap33191" style:family="text" style:parent-style-name="WW8Dropcap4045"/>
    <style:style style:name="WW-WW8Dropcap33201" style:family="text" style:parent-style-name="WW8Dropcap4045"/>
    <style:style style:name="WW-WW8Dropcap33211" style:family="text" style:parent-style-name="WW8Dropcap4045"/>
    <style:style style:name="WW-WW8Dropcap33221" style:family="text" style:parent-style-name="WW8Dropcap4045"/>
    <style:style style:name="WW-WW8Dropcap33231" style:family="text" style:parent-style-name="WW8Dropcap4045"/>
    <style:style style:name="WW-WW8Dropcap33241" style:family="text" style:parent-style-name="WW8Dropcap4045"/>
    <style:style style:name="WW-WW8Dropcap33251" style:family="text" style:parent-style-name="WW8Dropcap4045"/>
    <style:style style:name="WW-WW8Dropcap33261" style:family="text" style:parent-style-name="WW8Dropcap4045"/>
    <style:style style:name="WW-WW8Dropcap33271" style:family="text" style:parent-style-name="WW8Dropcap4045"/>
    <style:style style:name="WW-WW8Dropcap33281" style:family="text" style:parent-style-name="WW8Dropcap4045"/>
    <style:style style:name="WW-WW8Dropcap33291" style:family="text" style:parent-style-name="WW8Dropcap4045"/>
    <style:style style:name="WW-WW8Dropcap33301" style:family="text" style:parent-style-name="WW8Dropcap4045"/>
    <style:style style:name="WW-WW8Dropcap33311" style:family="text" style:parent-style-name="WW8Dropcap4045"/>
    <style:style style:name="WW-WW8Dropcap33321" style:family="text" style:parent-style-name="WW8Dropcap4045"/>
    <style:style style:name="WW-WW8Dropcap33331" style:family="text" style:parent-style-name="WW8Dropcap4045"/>
    <style:style style:name="WW-WW8Dropcap33341" style:family="text" style:parent-style-name="WW8Dropcap4045"/>
    <style:style style:name="WW-WW8Dropcap33351" style:family="text" style:parent-style-name="WW8Dropcap4045"/>
    <style:style style:name="WW-WW8Dropcap33361" style:family="text" style:parent-style-name="WW8Dropcap4045"/>
    <style:style style:name="WW-WW8Dropcap33371" style:family="text" style:parent-style-name="WW8Dropcap4045"/>
    <style:style style:name="WW-WW8Dropcap33381" style:family="text" style:parent-style-name="WW8Dropcap4045"/>
    <style:style style:name="WW-WW8Dropcap33391" style:family="text" style:parent-style-name="WW8Dropcap4045"/>
    <style:style style:name="WW-WW8Dropcap33401" style:family="text" style:parent-style-name="WW8Dropcap4045"/>
    <style:style style:name="WW-WW8Dropcap33411" style:family="text" style:parent-style-name="WW8Dropcap4045"/>
    <style:style style:name="WW-WW8Dropcap33421" style:family="text" style:parent-style-name="WW8Dropcap4045"/>
    <style:style style:name="WW-WW8Dropcap33431" style:family="text" style:parent-style-name="WW8Dropcap4045"/>
    <style:style style:name="WW-WW8Dropcap33441" style:family="text" style:parent-style-name="WW8Dropcap4045"/>
    <style:style style:name="WW-WW8Dropcap33451" style:family="text" style:parent-style-name="WW8Dropcap4045"/>
    <style:style style:name="WW-WW8Dropcap33461" style:family="text" style:parent-style-name="WW8Dropcap4045"/>
    <style:style style:name="WW-WW8Dropcap33471" style:family="text" style:parent-style-name="WW8Dropcap4045"/>
    <style:style style:name="WW-WW8Dropcap33481" style:family="text" style:parent-style-name="WW8Dropcap4045"/>
    <style:style style:name="WW-WW8Dropcap33491" style:family="text" style:parent-style-name="WW8Dropcap4045"/>
    <style:style style:name="WW-WW8Dropcap33501" style:family="text" style:parent-style-name="WW8Dropcap4045"/>
    <style:style style:name="WW-WW8Dropcap33511" style:family="text" style:parent-style-name="WW8Dropcap4045"/>
    <style:style style:name="WW-WW8Dropcap33521" style:family="text" style:parent-style-name="WW8Dropcap4045"/>
    <style:style style:name="WW-WW8Dropcap33531" style:family="text" style:parent-style-name="WW8Dropcap4045"/>
    <style:style style:name="WW-WW8Dropcap33541" style:family="text" style:parent-style-name="WW8Dropcap4045"/>
    <style:style style:name="WW-WW8Dropcap33551" style:family="text" style:parent-style-name="WW8Dropcap4045"/>
    <style:style style:name="WW-WW8Dropcap33561" style:family="text" style:parent-style-name="WW8Dropcap4045"/>
    <style:style style:name="WW-WW8Dropcap33571" style:family="text" style:parent-style-name="WW8Dropcap4045"/>
    <style:style style:name="WW-WW8Dropcap33581" style:family="text" style:parent-style-name="WW8Dropcap4045"/>
    <style:style style:name="WW-WW8Dropcap33591" style:family="text" style:parent-style-name="WW8Dropcap4045"/>
    <style:style style:name="WW-WW8Dropcap33601" style:family="text" style:parent-style-name="WW8Dropcap4045"/>
    <style:style style:name="WW-WW8Dropcap33611" style:family="text" style:parent-style-name="WW8Dropcap4045"/>
    <style:style style:name="WW-WW8Dropcap33621" style:family="text" style:parent-style-name="WW8Dropcap4045"/>
    <style:style style:name="WW-WW8Dropcap33631" style:family="text" style:parent-style-name="WW8Dropcap4045"/>
    <style:style style:name="WW-WW8Dropcap33641" style:family="text" style:parent-style-name="WW8Dropcap4045"/>
    <style:style style:name="WW-WW8Dropcap33651" style:family="text" style:parent-style-name="WW8Dropcap4045"/>
    <style:style style:name="WW-WW8Dropcap33661" style:family="text" style:parent-style-name="WW8Dropcap4045"/>
    <style:style style:name="WW-WW8Dropcap33671" style:family="text" style:parent-style-name="WW8Dropcap4045"/>
    <style:style style:name="WW-WW8Dropcap33681" style:family="text" style:parent-style-name="WW8Dropcap4045"/>
    <style:style style:name="WW-WW8Dropcap33691" style:family="text" style:parent-style-name="WW8Dropcap4045"/>
    <style:style style:name="WW-WW8Dropcap33701" style:family="text" style:parent-style-name="WW8Dropcap4045"/>
    <style:style style:name="WW-WW8Dropcap33711" style:family="text" style:parent-style-name="WW8Dropcap4045"/>
    <style:style style:name="WW-WW8Dropcap33721" style:family="text" style:parent-style-name="WW8Dropcap4045"/>
    <style:style style:name="WW-WW8Dropcap33731" style:family="text" style:parent-style-name="WW8Dropcap4045"/>
    <style:style style:name="WW-WW8Dropcap33741" style:family="text" style:parent-style-name="WW8Dropcap4045"/>
    <style:style style:name="WW-WW8Dropcap33751" style:family="text" style:parent-style-name="WW8Dropcap4045"/>
    <style:style style:name="WW-WW8Dropcap33761" style:family="text" style:parent-style-name="WW8Dropcap4045"/>
    <style:style style:name="WW-WW8Dropcap33771" style:family="text" style:parent-style-name="WW8Dropcap4045"/>
    <style:style style:name="WW-WW8Dropcap33781" style:family="text" style:parent-style-name="WW8Dropcap4045"/>
    <style:style style:name="WW-WW8Dropcap33791" style:family="text" style:parent-style-name="WW8Dropcap4045"/>
    <style:style style:name="WW-WW8Dropcap33801" style:family="text" style:parent-style-name="WW8Dropcap4045"/>
    <style:style style:name="WW-WW8Dropcap33811" style:family="text" style:parent-style-name="WW8Dropcap4045"/>
    <style:style style:name="WW-WW8Dropcap33821" style:family="text" style:parent-style-name="WW8Dropcap4045"/>
    <style:style style:name="WW-WW8Dropcap33831" style:family="text" style:parent-style-name="WW8Dropcap4045"/>
    <style:style style:name="WW-WW8Dropcap33841" style:family="text" style:parent-style-name="WW8Dropcap4045"/>
    <style:style style:name="WW-WW8Dropcap33851" style:family="text" style:parent-style-name="WW8Dropcap4045"/>
    <style:style style:name="WW-WW8Dropcap33861" style:family="text" style:parent-style-name="WW8Dropcap4045"/>
    <style:style style:name="WW-WW8Dropcap33871" style:family="text" style:parent-style-name="WW8Dropcap4045"/>
    <style:style style:name="WW-WW8Dropcap33881" style:family="text" style:parent-style-name="WW8Dropcap4045"/>
    <style:style style:name="WW-WW8Dropcap33891" style:family="text" style:parent-style-name="WW8Dropcap4045"/>
    <style:style style:name="WW-WW8Dropcap33901" style:family="text" style:parent-style-name="WW8Dropcap4045"/>
    <style:style style:name="WW-WW8Dropcap33911" style:family="text" style:parent-style-name="WW8Dropcap4045"/>
    <style:style style:name="WW-WW8Dropcap33921" style:family="text" style:parent-style-name="WW8Dropcap4045"/>
    <style:style style:name="WW-WW8Dropcap33931" style:family="text" style:parent-style-name="WW8Dropcap4045"/>
    <style:style style:name="WW-WW8Dropcap33941" style:family="text" style:parent-style-name="WW8Dropcap4045"/>
    <style:style style:name="WW-WW8Dropcap33951" style:family="text" style:parent-style-name="WW8Dropcap4045"/>
    <style:style style:name="WW-WW8Dropcap33961" style:family="text" style:parent-style-name="WW8Dropcap4045"/>
    <style:style style:name="WW-WW8Dropcap33971" style:family="text" style:parent-style-name="WW8Dropcap4045"/>
    <style:style style:name="WW-WW8Dropcap33981" style:family="text" style:parent-style-name="WW8Dropcap4045"/>
    <style:style style:name="WW-WW8Dropcap33991" style:family="text" style:parent-style-name="WW8Dropcap4045"/>
    <style:style style:name="WW-WW8Dropcap34001" style:family="text" style:parent-style-name="WW8Dropcap4045"/>
    <style:style style:name="WW-WW8Dropcap34011" style:family="text" style:parent-style-name="WW8Dropcap4045"/>
    <style:style style:name="WW-WW8Dropcap34021" style:family="text" style:parent-style-name="WW8Dropcap4045"/>
    <style:style style:name="WW-WW8Dropcap34031" style:family="text" style:parent-style-name="WW8Dropcap4045"/>
    <style:style style:name="WW-WW8Dropcap34041" style:family="text" style:parent-style-name="WW8Dropcap4045"/>
    <style:style style:name="WW-WW8Dropcap34051" style:family="text" style:parent-style-name="WW8Dropcap4045"/>
    <style:style style:name="WW-WW8Dropcap34061" style:family="text" style:parent-style-name="WW8Dropcap4045"/>
    <style:style style:name="WW-WW8Dropcap34071" style:family="text" style:parent-style-name="WW8Dropcap4045"/>
    <style:style style:name="WW-WW8Dropcap34081" style:family="text" style:parent-style-name="WW8Dropcap4045"/>
    <style:style style:name="WW-WW8Dropcap34091" style:family="text" style:parent-style-name="WW8Dropcap4045"/>
    <style:style style:name="WW-WW8Dropcap34101" style:family="text" style:parent-style-name="WW8Dropcap4045"/>
    <style:style style:name="WW-WW8Dropcap34111" style:family="text" style:parent-style-name="WW8Dropcap4045"/>
    <style:style style:name="WW-WW8Dropcap34121" style:family="text" style:parent-style-name="WW8Dropcap4045"/>
    <style:style style:name="WW-WW8Dropcap34131" style:family="text" style:parent-style-name="WW8Dropcap4045"/>
    <style:style style:name="WW-WW8Dropcap34141" style:family="text" style:parent-style-name="WW8Dropcap4045"/>
    <style:style style:name="WW-WW8Dropcap34151" style:family="text" style:parent-style-name="WW8Dropcap4045"/>
    <style:style style:name="WW-WW8Dropcap34161" style:family="text" style:parent-style-name="WW8Dropcap4045"/>
    <style:style style:name="WW-WW8Dropcap34171" style:family="text" style:parent-style-name="WW8Dropcap4045"/>
    <style:style style:name="WW-WW8Dropcap34181" style:family="text" style:parent-style-name="WW8Dropcap4045"/>
    <style:style style:name="WW-WW8Dropcap34191" style:family="text" style:parent-style-name="WW8Dropcap4045"/>
    <style:style style:name="WW-WW8Dropcap34201" style:family="text" style:parent-style-name="WW8Dropcap4045"/>
    <style:style style:name="WW-WW8Dropcap34211" style:family="text" style:parent-style-name="WW8Dropcap4045"/>
    <style:style style:name="WW-WW8Dropcap34221" style:family="text" style:parent-style-name="WW8Dropcap4045"/>
    <style:style style:name="WW-WW8Dropcap34231" style:family="text" style:parent-style-name="WW8Dropcap4045"/>
    <style:style style:name="WW-WW8Dropcap34241" style:family="text" style:parent-style-name="WW8Dropcap4045"/>
    <style:style style:name="WW-WW8Dropcap34251" style:family="text" style:parent-style-name="WW8Dropcap4045"/>
    <style:style style:name="WW-WW8Dropcap34261" style:family="text" style:parent-style-name="WW8Dropcap4045"/>
    <style:style style:name="WW-WW8Dropcap34271" style:family="text" style:parent-style-name="WW8Dropcap4045"/>
    <style:style style:name="WW-WW8Dropcap34281" style:family="text" style:parent-style-name="WW8Dropcap4045"/>
    <style:style style:name="WW-WW8Dropcap34291" style:family="text" style:parent-style-name="WW8Dropcap4045"/>
    <style:style style:name="WW-WW8Dropcap34301" style:family="text" style:parent-style-name="WW8Dropcap4045"/>
    <style:style style:name="WW-WW8Dropcap34311" style:family="text" style:parent-style-name="WW8Dropcap4045"/>
    <style:style style:name="WW-WW8Dropcap34321" style:family="text" style:parent-style-name="WW8Dropcap4045"/>
    <style:style style:name="WW-WW8Dropcap34331" style:family="text" style:parent-style-name="WW8Dropcap4045"/>
    <style:style style:name="WW-WW8Dropcap34341" style:family="text" style:parent-style-name="WW8Dropcap4045"/>
    <style:style style:name="WW-WW8Dropcap34351" style:family="text" style:parent-style-name="WW8Dropcap4045"/>
    <style:style style:name="WW-WW8Dropcap34361" style:family="text" style:parent-style-name="WW8Dropcap4045"/>
    <style:style style:name="WW-WW8Dropcap34371" style:family="text" style:parent-style-name="WW8Dropcap4045"/>
    <style:style style:name="WW-WW8Dropcap34381" style:family="text" style:parent-style-name="WW8Dropcap4045"/>
    <style:style style:name="WW-WW8Dropcap34391" style:family="text" style:parent-style-name="WW8Dropcap4045"/>
    <style:style style:name="WW-WW8Dropcap34401" style:family="text" style:parent-style-name="WW8Dropcap4045"/>
    <style:style style:name="WW-WW8Dropcap34411" style:family="text" style:parent-style-name="WW8Dropcap4045"/>
    <style:style style:name="WW-WW8Dropcap34421" style:family="text" style:parent-style-name="WW8Dropcap4045"/>
    <style:style style:name="WW-WW8Dropcap34431" style:family="text" style:parent-style-name="WW8Dropcap4045"/>
    <style:style style:name="WW-WW8Dropcap34441" style:family="text" style:parent-style-name="WW8Dropcap4045"/>
    <style:style style:name="WW-WW8Dropcap34451" style:family="text" style:parent-style-name="WW8Dropcap4045"/>
    <style:style style:name="WW-WW8Dropcap34461" style:family="text" style:parent-style-name="WW8Dropcap4045"/>
    <style:style style:name="WW-WW8Dropcap34471" style:family="text" style:parent-style-name="WW8Dropcap4045"/>
    <style:style style:name="WW-WW8Dropcap34481" style:family="text" style:parent-style-name="WW8Dropcap4045"/>
    <style:style style:name="WW-WW8Dropcap34491" style:family="text" style:parent-style-name="WW8Dropcap4045"/>
    <style:style style:name="WW-WW8Dropcap34501" style:family="text" style:parent-style-name="WW8Dropcap4045"/>
    <style:style style:name="WW-WW8Dropcap34511" style:family="text" style:parent-style-name="WW8Dropcap4045"/>
    <style:style style:name="WW-WW8Dropcap34521" style:family="text" style:parent-style-name="WW8Dropcap4045"/>
    <style:style style:name="WW-WW8Dropcap34531" style:family="text" style:parent-style-name="WW8Dropcap4045"/>
    <style:style style:name="WW-WW8Dropcap34541" style:family="text" style:parent-style-name="WW8Dropcap4045"/>
    <style:style style:name="WW-WW8Dropcap34551" style:family="text" style:parent-style-name="WW8Dropcap4045"/>
    <style:style style:name="WW-WW8Dropcap34561" style:family="text" style:parent-style-name="WW8Dropcap4045"/>
    <style:style style:name="WW-WW8Dropcap34571" style:family="text" style:parent-style-name="WW8Dropcap4045"/>
    <style:style style:name="WW-WW8Dropcap34581" style:family="text" style:parent-style-name="WW8Dropcap4045"/>
    <style:style style:name="WW-WW8Dropcap34591" style:family="text" style:parent-style-name="WW8Dropcap4045"/>
    <style:style style:name="WW-WW8Dropcap34601" style:family="text" style:parent-style-name="WW8Dropcap4045"/>
    <style:style style:name="WW-WW8Dropcap34611" style:family="text" style:parent-style-name="WW8Dropcap4045"/>
    <style:style style:name="WW-WW8Dropcap34621" style:family="text" style:parent-style-name="WW8Dropcap4045"/>
    <style:style style:name="WW-WW8Dropcap34631" style:family="text" style:parent-style-name="WW8Dropcap4045"/>
    <style:style style:name="WW-WW8Dropcap34641" style:family="text" style:parent-style-name="WW8Dropcap4045"/>
    <style:style style:name="WW-WW8Dropcap34651" style:family="text" style:parent-style-name="WW8Dropcap4045"/>
    <style:style style:name="WW-WW8Dropcap34661" style:family="text" style:parent-style-name="WW8Dropcap4045"/>
    <style:style style:name="WW-WW8Dropcap34671" style:family="text" style:parent-style-name="WW8Dropcap4045"/>
    <style:style style:name="WW-WW8Dropcap34681" style:family="text" style:parent-style-name="WW8Dropcap4045"/>
    <style:style style:name="WW-WW8Dropcap34691" style:family="text" style:parent-style-name="WW8Dropcap4045"/>
    <style:style style:name="WW-WW8Dropcap34701" style:family="text" style:parent-style-name="WW8Dropcap4045"/>
    <style:style style:name="WW-WW8Dropcap34711" style:family="text" style:parent-style-name="WW8Dropcap4045"/>
    <style:style style:name="WW-WW8Dropcap34721" style:family="text" style:parent-style-name="WW8Dropcap4045"/>
    <style:style style:name="WW-WW8Dropcap34731" style:family="text" style:parent-style-name="WW8Dropcap4045"/>
    <style:style style:name="WW-WW8Dropcap34741" style:family="text" style:parent-style-name="WW8Dropcap4045"/>
    <style:style style:name="WW-WW8Dropcap34751" style:family="text" style:parent-style-name="WW8Dropcap4045"/>
    <style:style style:name="WW-WW8Dropcap34761" style:family="text" style:parent-style-name="WW8Dropcap4045"/>
    <style:style style:name="WW-WW8Dropcap34771" style:family="text" style:parent-style-name="WW8Dropcap4045"/>
    <style:style style:name="WW-WW8Dropcap34781" style:family="text" style:parent-style-name="WW8Dropcap4045"/>
    <style:style style:name="WW-WW8Dropcap34791" style:family="text" style:parent-style-name="WW8Dropcap4045"/>
    <style:style style:name="WW-WW8Dropcap34801" style:family="text" style:parent-style-name="WW8Dropcap4045"/>
    <style:style style:name="WW-WW8Dropcap34811" style:family="text" style:parent-style-name="WW8Dropcap4045"/>
    <style:style style:name="WW-WW8Dropcap34821" style:family="text" style:parent-style-name="WW8Dropcap4045"/>
    <style:style style:name="WW-WW8Dropcap34831" style:family="text" style:parent-style-name="WW8Dropcap4045"/>
    <style:style style:name="WW-WW8Dropcap34841" style:family="text" style:parent-style-name="WW8Dropcap4045"/>
    <style:style style:name="WW-WW8Dropcap34851" style:family="text" style:parent-style-name="WW8Dropcap4045"/>
    <style:style style:name="WW-WW8Dropcap34861" style:family="text" style:parent-style-name="WW8Dropcap4045"/>
    <style:style style:name="WW-WW8Dropcap34871" style:family="text" style:parent-style-name="WW8Dropcap4045"/>
    <style:style style:name="WW-WW8Dropcap34881" style:family="text" style:parent-style-name="WW8Dropcap4045"/>
    <style:style style:name="WW-WW8Dropcap34891" style:family="text" style:parent-style-name="WW8Dropcap4045"/>
    <style:style style:name="WW-WW8Dropcap34901" style:family="text" style:parent-style-name="WW8Dropcap4045"/>
    <style:style style:name="WW-WW8Dropcap34911" style:family="text" style:parent-style-name="WW8Dropcap4045"/>
    <style:style style:name="WW-WW8Dropcap34921" style:family="text" style:parent-style-name="WW8Dropcap4045"/>
    <style:style style:name="WW-WW8Dropcap34931" style:family="text" style:parent-style-name="WW8Dropcap4045"/>
    <style:style style:name="WW-WW8Dropcap34941" style:family="text" style:parent-style-name="WW8Dropcap4045"/>
    <style:style style:name="WW-WW8Dropcap34951" style:family="text" style:parent-style-name="WW8Dropcap4045"/>
    <style:style style:name="WW-WW8Dropcap34961" style:family="text" style:parent-style-name="WW8Dropcap4045"/>
    <style:style style:name="WW-WW8Dropcap34971" style:family="text" style:parent-style-name="WW8Dropcap4045"/>
    <style:style style:name="WW-WW8Dropcap34981" style:family="text" style:parent-style-name="WW8Dropcap4045"/>
    <style:style style:name="WW-WW8Dropcap34991" style:family="text" style:parent-style-name="WW8Dropcap4045"/>
    <style:style style:name="WW-WW8Dropcap35001" style:family="text" style:parent-style-name="WW8Dropcap4045"/>
    <style:style style:name="WW-WW8Dropcap35011" style:family="text" style:parent-style-name="WW8Dropcap4045"/>
    <style:style style:name="WW-WW8Dropcap35021" style:family="text" style:parent-style-name="WW8Dropcap4045"/>
    <style:style style:name="WW-WW8Dropcap35031" style:family="text" style:parent-style-name="WW8Dropcap4045"/>
    <style:style style:name="WW-WW8Dropcap35041" style:family="text" style:parent-style-name="WW8Dropcap4045"/>
    <style:style style:name="WW-WW8Dropcap35051" style:family="text" style:parent-style-name="WW8Dropcap4045"/>
    <style:style style:name="WW-WW8Dropcap35061" style:family="text" style:parent-style-name="WW8Dropcap4045"/>
    <style:style style:name="WW-WW8Dropcap35071" style:family="text" style:parent-style-name="WW8Dropcap4045"/>
    <style:style style:name="WW-WW8Dropcap35081" style:family="text" style:parent-style-name="WW8Dropcap4045"/>
    <style:style style:name="WW-WW8Dropcap35091" style:family="text" style:parent-style-name="WW8Dropcap4045"/>
    <style:style style:name="WW-WW8Dropcap35101" style:family="text" style:parent-style-name="WW8Dropcap4045"/>
    <style:style style:name="WW-WW8Dropcap35111" style:family="text" style:parent-style-name="WW8Dropcap4045"/>
    <style:style style:name="WW-WW8Dropcap35121" style:family="text" style:parent-style-name="WW8Dropcap4045"/>
    <style:style style:name="WW-WW8Dropcap35131" style:family="text" style:parent-style-name="WW8Dropcap4045"/>
    <style:style style:name="WW-WW8Dropcap35141" style:family="text" style:parent-style-name="WW8Dropcap4045"/>
    <style:style style:name="WW-WW8Dropcap35151" style:family="text" style:parent-style-name="WW8Dropcap4045"/>
    <style:style style:name="WW-WW8Dropcap35161" style:family="text" style:parent-style-name="WW8Dropcap4045"/>
    <style:style style:name="WW-WW8Dropcap35171" style:family="text" style:parent-style-name="WW8Dropcap4045"/>
    <style:style style:name="WW-WW8Dropcap35181" style:family="text" style:parent-style-name="WW8Dropcap4045"/>
    <style:style style:name="WW-WW8Dropcap35191" style:family="text" style:parent-style-name="WW8Dropcap4045"/>
    <style:style style:name="WW-WW8Dropcap35201" style:family="text" style:parent-style-name="WW8Dropcap4045"/>
    <style:style style:name="WW-WW8Dropcap35211" style:family="text" style:parent-style-name="WW8Dropcap4045"/>
    <style:style style:name="WW-WW8Dropcap35221" style:family="text" style:parent-style-name="WW8Dropcap4045"/>
    <style:style style:name="WW-WW8Dropcap35231" style:family="text" style:parent-style-name="WW8Dropcap4045"/>
    <style:style style:name="WW-WW8Dropcap35241" style:family="text" style:parent-style-name="WW8Dropcap4045"/>
    <style:style style:name="WW-WW8Dropcap35251" style:family="text" style:parent-style-name="WW8Dropcap4045"/>
    <style:style style:name="WW-WW8Dropcap35261" style:family="text" style:parent-style-name="WW8Dropcap4045"/>
    <style:style style:name="WW-WW8Dropcap35271" style:family="text" style:parent-style-name="WW8Dropcap4045"/>
    <style:style style:name="WW-WW8Dropcap35281" style:family="text" style:parent-style-name="WW8Dropcap4045"/>
    <style:style style:name="WW-WW8Dropcap35291" style:family="text" style:parent-style-name="WW8Dropcap4045"/>
    <style:style style:name="WW-WW8Dropcap35301" style:family="text" style:parent-style-name="WW8Dropcap4045"/>
    <style:style style:name="WW-WW8Dropcap35311" style:family="text" style:parent-style-name="WW8Dropcap4045"/>
    <style:style style:name="WW-WW8Dropcap35321" style:family="text" style:parent-style-name="WW8Dropcap4045"/>
    <style:style style:name="WW-WW8Dropcap35331" style:family="text" style:parent-style-name="WW8Dropcap4045"/>
    <style:style style:name="WW-WW8Dropcap35341" style:family="text" style:parent-style-name="WW8Dropcap4045"/>
    <style:style style:name="WW-WW8Dropcap35351" style:family="text" style:parent-style-name="WW8Dropcap4045"/>
    <style:style style:name="WW-WW8Dropcap35361" style:family="text" style:parent-style-name="WW8Dropcap4045"/>
    <style:style style:name="WW-WW8Dropcap35371" style:family="text" style:parent-style-name="WW8Dropcap4045"/>
    <style:style style:name="WW-WW8Dropcap35381" style:family="text" style:parent-style-name="WW8Dropcap4045"/>
    <style:style style:name="WW-WW8Dropcap35391" style:family="text" style:parent-style-name="WW8Dropcap4045"/>
    <style:style style:name="WW-WW8Dropcap35401" style:family="text" style:parent-style-name="WW8Dropcap4045"/>
    <style:style style:name="WW-WW8Dropcap35411" style:family="text" style:parent-style-name="WW8Dropcap4045"/>
    <style:style style:name="WW-WW8Dropcap35421" style:family="text" style:parent-style-name="WW8Dropcap4045"/>
    <style:style style:name="WW-WW8Dropcap35431" style:family="text" style:parent-style-name="WW8Dropcap4045"/>
    <style:style style:name="WW-WW8Dropcap35441" style:family="text" style:parent-style-name="WW8Dropcap4045"/>
    <style:style style:name="WW-WW8Dropcap35451" style:family="text" style:parent-style-name="WW8Dropcap4045"/>
    <style:style style:name="WW-WW8Dropcap35461" style:family="text" style:parent-style-name="WW8Dropcap4045"/>
    <style:style style:name="WW-WW8Dropcap35471" style:family="text" style:parent-style-name="WW8Dropcap4045"/>
    <style:style style:name="WW-WW8Dropcap35481" style:family="text" style:parent-style-name="WW8Dropcap4045"/>
    <style:style style:name="WW-WW8Dropcap35491" style:family="text" style:parent-style-name="WW8Dropcap4045"/>
    <style:style style:name="WW-WW8Dropcap35501" style:family="text" style:parent-style-name="WW8Dropcap4045"/>
    <style:style style:name="WW-WW8Dropcap35511" style:family="text" style:parent-style-name="WW8Dropcap4045"/>
    <style:style style:name="WW-WW8Dropcap35521" style:family="text" style:parent-style-name="WW8Dropcap4045"/>
    <style:style style:name="WW-WW8Dropcap35531" style:family="text" style:parent-style-name="WW8Dropcap4045"/>
    <style:style style:name="WW-WW8Dropcap35541" style:family="text" style:parent-style-name="WW8Dropcap4045"/>
    <style:style style:name="WW-WW8Dropcap35551" style:family="text" style:parent-style-name="WW8Dropcap4045"/>
    <style:style style:name="WW-WW8Dropcap35561" style:family="text" style:parent-style-name="WW8Dropcap4045"/>
    <style:style style:name="WW-WW8Dropcap35571" style:family="text" style:parent-style-name="WW8Dropcap4045"/>
    <style:style style:name="WW-WW8Dropcap35581" style:family="text" style:parent-style-name="WW8Dropcap4045"/>
    <style:style style:name="WW-WW8Dropcap35591" style:family="text" style:parent-style-name="WW8Dropcap4045"/>
    <style:style style:name="WW-WW8Dropcap35601" style:family="text" style:parent-style-name="WW8Dropcap4045"/>
    <style:style style:name="WW-WW8Dropcap35611" style:family="text" style:parent-style-name="WW8Dropcap4045"/>
    <style:style style:name="WW-WW8Dropcap35621" style:family="text" style:parent-style-name="WW8Dropcap4045"/>
    <style:style style:name="WW-WW8Dropcap35631" style:family="text" style:parent-style-name="WW8Dropcap4045"/>
    <style:style style:name="WW-WW8Dropcap35641" style:family="text" style:parent-style-name="WW8Dropcap4045"/>
    <style:style style:name="WW-WW8Dropcap35651" style:family="text" style:parent-style-name="WW8Dropcap4045"/>
    <style:style style:name="WW-WW8Dropcap35661" style:family="text" style:parent-style-name="WW8Dropcap4045"/>
    <style:style style:name="WW-WW8Dropcap35671" style:family="text" style:parent-style-name="WW8Dropcap4045"/>
    <style:style style:name="WW-WW8Dropcap35681" style:family="text" style:parent-style-name="WW8Dropcap4045"/>
    <style:style style:name="WW-WW8Dropcap35691" style:family="text" style:parent-style-name="WW8Dropcap4045"/>
    <style:style style:name="WW-WW8Dropcap35701" style:family="text" style:parent-style-name="WW8Dropcap4045"/>
    <style:style style:name="WW-WW8Dropcap35711" style:family="text" style:parent-style-name="WW8Dropcap4045"/>
    <style:style style:name="WW-WW8Dropcap35721" style:family="text" style:parent-style-name="WW8Dropcap4045"/>
    <style:style style:name="WW-WW8Dropcap35731" style:family="text" style:parent-style-name="WW8Dropcap4045"/>
    <style:style style:name="WW-WW8Dropcap35741" style:family="text" style:parent-style-name="WW8Dropcap4045"/>
    <style:style style:name="WW-WW8Dropcap35751" style:family="text" style:parent-style-name="WW8Dropcap4045"/>
    <style:style style:name="WW-WW8Dropcap35761" style:family="text" style:parent-style-name="WW8Dropcap4045"/>
    <style:style style:name="WW-WW8Dropcap35771" style:family="text" style:parent-style-name="WW8Dropcap4045"/>
    <style:style style:name="WW-WW8Dropcap35781" style:family="text" style:parent-style-name="WW8Dropcap4045"/>
    <style:style style:name="WW-WW8Dropcap35791" style:family="text" style:parent-style-name="WW8Dropcap4045"/>
    <style:style style:name="WW-WW8Dropcap35801" style:family="text" style:parent-style-name="WW8Dropcap4045"/>
    <style:style style:name="WW-WW8Dropcap35811" style:family="text" style:parent-style-name="WW8Dropcap4045"/>
    <style:style style:name="WW-WW8Dropcap35821" style:family="text" style:parent-style-name="WW8Dropcap4045"/>
    <style:style style:name="WW-WW8Dropcap35831" style:family="text" style:parent-style-name="WW8Dropcap4045"/>
    <style:style style:name="WW-WW8Dropcap35841" style:family="text" style:parent-style-name="WW8Dropcap4045"/>
    <style:style style:name="WW-WW8Dropcap35851" style:family="text" style:parent-style-name="WW8Dropcap4045"/>
    <style:style style:name="WW-WW8Dropcap35861" style:family="text" style:parent-style-name="WW8Dropcap4045"/>
    <style:style style:name="WW-WW8Dropcap35871" style:family="text" style:parent-style-name="WW8Dropcap4045"/>
    <style:style style:name="WW-WW8Dropcap35881" style:family="text" style:parent-style-name="WW8Dropcap4045"/>
    <style:style style:name="WW-WW8Dropcap35891" style:family="text" style:parent-style-name="WW8Dropcap4045"/>
    <style:style style:name="WW-WW8Dropcap35901" style:family="text" style:parent-style-name="WW8Dropcap4045"/>
    <style:style style:name="WW-WW8Dropcap35911" style:family="text" style:parent-style-name="WW8Dropcap4045"/>
    <style:style style:name="WW-WW8Dropcap35921" style:family="text" style:parent-style-name="WW8Dropcap4045"/>
    <style:style style:name="WW-WW8Dropcap35931" style:family="text" style:parent-style-name="WW8Dropcap4045"/>
    <style:style style:name="WW-WW8Dropcap35941" style:family="text" style:parent-style-name="WW8Dropcap4045"/>
    <style:style style:name="WW-WW8Dropcap35951" style:family="text" style:parent-style-name="WW8Dropcap4045"/>
    <style:style style:name="WW-WW8Dropcap35961" style:family="text" style:parent-style-name="WW8Dropcap4045"/>
    <style:style style:name="WW-WW8Dropcap35971" style:family="text" style:parent-style-name="WW8Dropcap4045"/>
    <style:style style:name="WW-WW8Dropcap35981" style:family="text" style:parent-style-name="WW8Dropcap4045"/>
    <style:style style:name="WW-WW8Dropcap35991" style:family="text" style:parent-style-name="WW8Dropcap4045"/>
    <style:style style:name="WW-WW8Dropcap36001" style:family="text" style:parent-style-name="WW8Dropcap4045"/>
    <style:style style:name="WW-WW8Dropcap36011" style:family="text" style:parent-style-name="WW8Dropcap4045"/>
    <style:style style:name="WW-WW8Dropcap36021" style:family="text" style:parent-style-name="WW8Dropcap4045"/>
    <style:style style:name="WW-WW8Dropcap36031" style:family="text" style:parent-style-name="WW8Dropcap4045"/>
    <style:style style:name="WW-WW8Dropcap36041" style:family="text" style:parent-style-name="WW8Dropcap4045"/>
    <style:style style:name="WW-WW8Dropcap36051" style:family="text" style:parent-style-name="WW8Dropcap4045"/>
    <style:style style:name="WW-WW8Dropcap36061" style:family="text" style:parent-style-name="WW8Dropcap4045"/>
    <style:style style:name="WW-WW8Dropcap36071" style:family="text" style:parent-style-name="WW8Dropcap4045"/>
    <style:style style:name="WW-WW8Dropcap36081" style:family="text" style:parent-style-name="WW8Dropcap4045"/>
    <style:style style:name="WW-WW8Dropcap36091" style:family="text" style:parent-style-name="WW8Dropcap4045"/>
    <style:style style:name="WW-WW8Dropcap36101" style:family="text" style:parent-style-name="WW8Dropcap4045"/>
    <style:style style:name="WW-WW8Dropcap36111" style:family="text" style:parent-style-name="WW8Dropcap4045"/>
    <style:style style:name="WW-WW8Dropcap36121" style:family="text" style:parent-style-name="WW8Dropcap4045"/>
    <style:style style:name="WW-WW8Dropcap36131" style:family="text" style:parent-style-name="WW8Dropcap4045"/>
    <style:style style:name="WW-WW8Dropcap36141" style:family="text" style:parent-style-name="WW8Dropcap4045"/>
    <style:style style:name="WW-WW8Dropcap36151" style:family="text" style:parent-style-name="WW8Dropcap4045"/>
    <style:style style:name="WW-WW8Dropcap36161" style:family="text" style:parent-style-name="WW8Dropcap4045"/>
    <style:style style:name="WW-WW8Dropcap36171" style:family="text" style:parent-style-name="WW8Dropcap4045"/>
    <style:style style:name="WW-WW8Dropcap36181" style:family="text" style:parent-style-name="WW8Dropcap4045"/>
    <style:style style:name="WW-WW8Dropcap36191" style:family="text" style:parent-style-name="WW8Dropcap4045"/>
    <style:style style:name="WW-WW8Dropcap36201" style:family="text" style:parent-style-name="WW8Dropcap4045"/>
    <style:style style:name="WW-WW8Dropcap36211" style:family="text" style:parent-style-name="WW8Dropcap4045"/>
    <style:style style:name="WW-WW8Dropcap36221" style:family="text" style:parent-style-name="WW8Dropcap4045"/>
    <style:style style:name="WW-WW8Dropcap36231" style:family="text" style:parent-style-name="WW8Dropcap4045"/>
    <style:style style:name="WW-WW8Dropcap36241" style:family="text" style:parent-style-name="WW8Dropcap4045"/>
    <style:style style:name="WW-WW8Dropcap36251" style:family="text" style:parent-style-name="WW8Dropcap4045"/>
    <style:style style:name="WW-WW8Dropcap36261" style:family="text" style:parent-style-name="WW8Dropcap4045"/>
    <style:style style:name="WW-WW8Dropcap36271" style:family="text" style:parent-style-name="WW8Dropcap4045"/>
    <style:style style:name="WW-WW8Dropcap36281" style:family="text" style:parent-style-name="WW8Dropcap4045"/>
    <style:style style:name="WW-WW8Dropcap36291" style:family="text" style:parent-style-name="WW8Dropcap4045"/>
    <style:style style:name="WW-WW8Dropcap36301" style:family="text" style:parent-style-name="WW8Dropcap4045"/>
    <style:style style:name="WW-WW8Dropcap36311" style:family="text" style:parent-style-name="WW8Dropcap4045"/>
    <style:style style:name="WW-WW8Dropcap36321" style:family="text" style:parent-style-name="WW8Dropcap4045"/>
    <style:style style:name="WW-WW8Dropcap36331" style:family="text" style:parent-style-name="WW8Dropcap4045"/>
    <style:style style:name="WW-WW8Dropcap36341" style:family="text" style:parent-style-name="WW8Dropcap4045"/>
    <style:style style:name="WW-WW8Dropcap36351" style:family="text" style:parent-style-name="WW8Dropcap4045"/>
    <style:style style:name="WW-WW8Dropcap36361" style:family="text" style:parent-style-name="WW8Dropcap4045"/>
    <style:style style:name="WW-WW8Dropcap36371" style:family="text" style:parent-style-name="WW8Dropcap4045"/>
    <style:style style:name="WW-WW8Dropcap36381" style:family="text" style:parent-style-name="WW8Dropcap4045"/>
    <style:style style:name="WW-WW8Dropcap36391" style:family="text" style:parent-style-name="WW8Dropcap4045"/>
    <style:style style:name="WW-WW8Dropcap36401" style:family="text" style:parent-style-name="WW8Dropcap4045"/>
    <style:style style:name="WW-WW8Dropcap36411" style:family="text" style:parent-style-name="WW8Dropcap4045"/>
    <style:style style:name="WW-WW8Dropcap36421" style:family="text" style:parent-style-name="WW8Dropcap4045"/>
    <style:style style:name="WW-WW8Dropcap36431" style:family="text" style:parent-style-name="WW8Dropcap4045"/>
    <style:style style:name="WW-WW8Dropcap36441" style:family="text" style:parent-style-name="WW8Dropcap4045"/>
    <style:style style:name="WW-WW8Dropcap36451" style:family="text" style:parent-style-name="WW8Dropcap4045"/>
    <style:style style:name="WW-WW8Dropcap36461" style:family="text" style:parent-style-name="WW8Dropcap4045"/>
    <style:style style:name="WW-WW8Dropcap36471" style:family="text" style:parent-style-name="WW8Dropcap4045"/>
    <style:style style:name="WW-WW8Dropcap36481" style:family="text" style:parent-style-name="WW8Dropcap4045"/>
    <style:style style:name="WW-WW8Dropcap36491" style:family="text" style:parent-style-name="WW8Dropcap4045"/>
    <style:style style:name="WW-WW8Dropcap36501" style:family="text" style:parent-style-name="WW8Dropcap4045"/>
    <style:style style:name="WW-WW8Dropcap36511" style:family="text" style:parent-style-name="WW8Dropcap4045"/>
    <style:style style:name="WW-WW8Dropcap36521" style:family="text" style:parent-style-name="WW8Dropcap4045"/>
    <style:style style:name="WW-WW8Dropcap36531" style:family="text" style:parent-style-name="WW8Dropcap4045"/>
    <style:style style:name="WW-WW8Dropcap36541" style:family="text" style:parent-style-name="WW8Dropcap4045"/>
    <style:style style:name="WW-WW8Dropcap36551" style:family="text" style:parent-style-name="WW8Dropcap4045"/>
    <style:style style:name="WW-WW8Dropcap36561" style:family="text" style:parent-style-name="WW8Dropcap4045"/>
    <style:style style:name="WW-WW8Dropcap36571" style:family="text" style:parent-style-name="WW8Dropcap4045"/>
    <style:style style:name="WW-WW8Dropcap36581" style:family="text" style:parent-style-name="WW8Dropcap4045"/>
    <style:style style:name="WW-WW8Dropcap36591" style:family="text" style:parent-style-name="WW8Dropcap4045"/>
    <style:style style:name="WW-WW8Dropcap36601" style:family="text" style:parent-style-name="WW8Dropcap4045"/>
    <style:style style:name="WW-WW8Dropcap36611" style:family="text" style:parent-style-name="WW8Dropcap4045"/>
    <style:style style:name="WW-WW8Dropcap36621" style:family="text" style:parent-style-name="WW8Dropcap4045"/>
    <style:style style:name="WW-WW8Dropcap36631" style:family="text" style:parent-style-name="WW8Dropcap4045"/>
    <style:style style:name="WW-WW8Dropcap36641" style:family="text" style:parent-style-name="WW8Dropcap4045"/>
    <style:style style:name="WW-WW8Dropcap36651" style:family="text" style:parent-style-name="WW8Dropcap4045"/>
    <style:style style:name="WW-WW8Dropcap36661" style:family="text" style:parent-style-name="WW8Dropcap4045"/>
    <style:style style:name="WW-WW8Dropcap36671" style:family="text" style:parent-style-name="WW8Dropcap4045"/>
    <style:style style:name="WW-WW8Dropcap36681" style:family="text" style:parent-style-name="WW8Dropcap4045"/>
    <style:style style:name="WW-WW8Dropcap36691" style:family="text" style:parent-style-name="WW8Dropcap4045"/>
    <style:style style:name="WW-WW8Dropcap36701" style:family="text" style:parent-style-name="WW8Dropcap4045"/>
    <style:style style:name="WW-WW8Dropcap36711" style:family="text" style:parent-style-name="WW8Dropcap4045"/>
    <style:style style:name="WW-WW8Dropcap36721" style:family="text" style:parent-style-name="WW8Dropcap4045"/>
    <style:style style:name="WW-WW8Dropcap36731" style:family="text" style:parent-style-name="WW8Dropcap4045"/>
    <style:style style:name="WW-WW8Dropcap36741" style:family="text" style:parent-style-name="WW8Dropcap4045"/>
    <style:style style:name="WW-WW8Dropcap36751" style:family="text" style:parent-style-name="WW8Dropcap4045"/>
    <style:style style:name="WW-WW8Dropcap36761" style:family="text" style:parent-style-name="WW8Dropcap4045"/>
    <style:style style:name="WW-WW8Dropcap36771" style:family="text" style:parent-style-name="WW8Dropcap4045"/>
    <style:style style:name="WW-WW8Dropcap36781" style:family="text" style:parent-style-name="WW8Dropcap4045"/>
    <style:style style:name="WW-WW8Dropcap36791" style:family="text" style:parent-style-name="WW8Dropcap4045"/>
    <style:style style:name="WW-WW8Dropcap36801" style:family="text" style:parent-style-name="WW8Dropcap4045"/>
    <style:style style:name="WW-WW8Dropcap36811" style:family="text" style:parent-style-name="WW8Dropcap4045"/>
    <style:style style:name="WW-WW8Dropcap36821" style:family="text" style:parent-style-name="WW8Dropcap4045"/>
    <style:style style:name="WW-WW8Dropcap36831" style:family="text" style:parent-style-name="WW8Dropcap4045"/>
    <style:style style:name="WW-WW8Dropcap36841" style:family="text" style:parent-style-name="WW8Dropcap4045"/>
    <style:style style:name="WW-WW8Dropcap36851" style:family="text" style:parent-style-name="WW8Dropcap4045"/>
    <style:style style:name="WW-WW8Dropcap36861" style:family="text" style:parent-style-name="WW8Dropcap4045"/>
    <style:style style:name="WW-WW8Dropcap36871" style:family="text" style:parent-style-name="WW8Dropcap4045"/>
    <style:style style:name="WW-WW8Dropcap36881" style:family="text" style:parent-style-name="WW8Dropcap4045"/>
    <style:style style:name="WW-WW8Dropcap36891" style:family="text" style:parent-style-name="WW8Dropcap4045"/>
    <style:style style:name="WW-WW8Dropcap36901" style:family="text" style:parent-style-name="WW8Dropcap4045"/>
    <style:style style:name="WW-WW8Dropcap36911" style:family="text" style:parent-style-name="WW8Dropcap4045"/>
    <style:style style:name="WW-WW8Dropcap36921" style:family="text" style:parent-style-name="WW8Dropcap4045"/>
    <style:style style:name="WW-WW8Dropcap36931" style:family="text" style:parent-style-name="WW8Dropcap4045"/>
    <style:style style:name="WW-WW8Dropcap36941" style:family="text" style:parent-style-name="WW8Dropcap4045"/>
    <style:style style:name="WW-WW8Dropcap36951" style:family="text" style:parent-style-name="WW8Dropcap4045"/>
    <style:style style:name="WW-WW8Dropcap36961" style:family="text" style:parent-style-name="WW8Dropcap4045"/>
    <style:style style:name="WW-WW8Dropcap36971" style:family="text" style:parent-style-name="WW8Dropcap4045"/>
    <style:style style:name="WW-WW8Dropcap36981" style:family="text" style:parent-style-name="WW8Dropcap4045"/>
    <style:style style:name="WW-WW8Dropcap36991" style:family="text" style:parent-style-name="WW8Dropcap4045"/>
    <style:style style:name="WW-WW8Dropcap37001" style:family="text" style:parent-style-name="WW8Dropcap4045"/>
    <style:style style:name="WW-WW8Dropcap37011" style:family="text" style:parent-style-name="WW8Dropcap4045"/>
    <style:style style:name="WW-WW8Dropcap37021" style:family="text" style:parent-style-name="WW8Dropcap4045"/>
    <style:style style:name="WW-WW8Dropcap37031" style:family="text" style:parent-style-name="WW8Dropcap4045"/>
    <style:style style:name="WW-WW8Dropcap37041" style:family="text" style:parent-style-name="WW8Dropcap4045"/>
    <style:style style:name="WW-WW8Dropcap37051" style:family="text" style:parent-style-name="WW8Dropcap4045"/>
    <style:style style:name="WW-WW8Dropcap37061" style:family="text" style:parent-style-name="WW8Dropcap4045"/>
    <style:style style:name="WW-WW8Dropcap37071" style:family="text" style:parent-style-name="WW8Dropcap4045"/>
    <style:style style:name="WW-WW8Dropcap37081" style:family="text" style:parent-style-name="WW8Dropcap4045"/>
    <style:style style:name="WW-WW8Dropcap37091" style:family="text" style:parent-style-name="WW8Dropcap4045"/>
    <style:style style:name="WW-WW8Dropcap37101" style:family="text" style:parent-style-name="WW8Dropcap4045"/>
    <style:style style:name="WW-WW8Dropcap37111" style:family="text" style:parent-style-name="WW8Dropcap4045"/>
    <style:style style:name="WW-WW8Dropcap37121" style:family="text" style:parent-style-name="WW8Dropcap4045"/>
    <style:style style:name="WW-WW8Dropcap37131" style:family="text" style:parent-style-name="WW8Dropcap4045"/>
    <style:style style:name="WW-WW8Dropcap37141" style:family="text" style:parent-style-name="WW8Dropcap4045"/>
    <style:style style:name="WW-WW8Dropcap37151" style:family="text" style:parent-style-name="WW8Dropcap4045"/>
    <style:style style:name="WW-WW8Dropcap37161" style:family="text" style:parent-style-name="WW8Dropcap4045"/>
    <style:style style:name="WW-WW8Dropcap37171" style:family="text" style:parent-style-name="WW8Dropcap4045"/>
    <style:style style:name="WW-WW8Dropcap37181" style:family="text" style:parent-style-name="WW8Dropcap4045"/>
    <style:style style:name="WW-WW8Dropcap37191" style:family="text" style:parent-style-name="WW8Dropcap4045"/>
    <style:style style:name="WW-WW8Dropcap37201" style:family="text" style:parent-style-name="WW8Dropcap4045"/>
    <style:style style:name="WW-WW8Dropcap37211" style:family="text" style:parent-style-name="WW8Dropcap4045"/>
    <style:style style:name="WW-WW8Dropcap37221" style:family="text" style:parent-style-name="WW8Dropcap4045"/>
    <style:style style:name="WW-WW8Dropcap37231" style:family="text" style:parent-style-name="WW8Dropcap4045"/>
    <style:style style:name="WW-WW8Dropcap37241" style:family="text" style:parent-style-name="WW8Dropcap4045"/>
    <style:style style:name="WW-WW8Dropcap37251" style:family="text" style:parent-style-name="WW8Dropcap4045"/>
    <style:style style:name="WW-WW8Dropcap37261" style:family="text" style:parent-style-name="WW8Dropcap4045"/>
    <style:style style:name="WW-WW8Dropcap37271" style:family="text" style:parent-style-name="WW8Dropcap4045"/>
    <style:style style:name="WW-WW8Dropcap37281" style:family="text" style:parent-style-name="WW8Dropcap4045"/>
    <style:style style:name="WW-WW8Dropcap37291" style:family="text" style:parent-style-name="WW8Dropcap4045"/>
    <style:style style:name="WW-WW8Dropcap37301" style:family="text" style:parent-style-name="WW8Dropcap4045"/>
    <style:style style:name="WW-WW8Dropcap37311" style:family="text" style:parent-style-name="WW8Dropcap4045"/>
    <style:style style:name="WW-WW8Dropcap37321" style:family="text" style:parent-style-name="WW8Dropcap4045"/>
    <style:style style:name="WW-WW8Dropcap37331" style:family="text" style:parent-style-name="WW8Dropcap4045"/>
    <style:style style:name="WW-WW8Dropcap37341" style:family="text" style:parent-style-name="WW8Dropcap4045"/>
    <style:style style:name="WW-WW8Dropcap37351" style:family="text" style:parent-style-name="WW8Dropcap4045"/>
    <style:style style:name="WW-WW8Dropcap37361" style:family="text" style:parent-style-name="WW8Dropcap4045"/>
    <style:style style:name="WW-WW8Dropcap37371" style:family="text" style:parent-style-name="WW8Dropcap4045"/>
    <style:style style:name="WW-WW8Dropcap37381" style:family="text" style:parent-style-name="WW8Dropcap4045"/>
    <style:style style:name="WW-WW8Dropcap37391" style:family="text" style:parent-style-name="WW8Dropcap4045"/>
    <style:style style:name="WW-WW8Dropcap37401" style:family="text" style:parent-style-name="WW8Dropcap4045"/>
    <style:style style:name="WW-WW8Dropcap37411" style:family="text" style:parent-style-name="WW8Dropcap4045"/>
    <style:style style:name="WW-WW8Dropcap37421" style:family="text" style:parent-style-name="WW8Dropcap4045"/>
    <style:style style:name="WW-WW8Dropcap37431" style:family="text" style:parent-style-name="WW8Dropcap4045"/>
    <style:style style:name="WW-WW8Dropcap37441" style:family="text" style:parent-style-name="WW8Dropcap4045"/>
    <style:style style:name="WW-WW8Dropcap37451" style:family="text" style:parent-style-name="WW8Dropcap4045"/>
    <style:style style:name="WW-WW8Dropcap37461" style:family="text" style:parent-style-name="WW8Dropcap4045"/>
    <style:style style:name="WW-WW8Dropcap37471" style:family="text" style:parent-style-name="WW8Dropcap4045"/>
    <style:style style:name="WW-WW8Dropcap37481" style:family="text" style:parent-style-name="WW8Dropcap4045"/>
    <style:style style:name="WW-WW8Dropcap37491" style:family="text" style:parent-style-name="WW8Dropcap4045"/>
    <style:style style:name="WW-WW8Dropcap37501" style:family="text" style:parent-style-name="WW8Dropcap4045"/>
    <style:style style:name="WW-WW8Dropcap37511" style:family="text" style:parent-style-name="WW8Dropcap4045"/>
    <style:style style:name="WW-WW8Dropcap37521" style:family="text" style:parent-style-name="WW8Dropcap4045"/>
    <style:style style:name="WW-WW8Dropcap37531" style:family="text" style:parent-style-name="WW8Dropcap4045"/>
    <style:style style:name="WW-WW8Dropcap37541" style:family="text" style:parent-style-name="WW8Dropcap4045"/>
    <style:style style:name="WW-WW8Dropcap37551" style:family="text" style:parent-style-name="WW8Dropcap4045"/>
    <style:style style:name="WW-WW8Dropcap37561" style:family="text" style:parent-style-name="WW8Dropcap4045"/>
    <style:style style:name="WW-WW8Dropcap37571" style:family="text" style:parent-style-name="WW8Dropcap4045"/>
    <style:style style:name="WW-WW8Dropcap37581" style:family="text" style:parent-style-name="WW8Dropcap4045"/>
    <style:style style:name="WW-WW8Dropcap37591" style:family="text" style:parent-style-name="WW8Dropcap4045"/>
    <style:style style:name="WW-WW8Dropcap37601" style:family="text" style:parent-style-name="WW8Dropcap4045"/>
    <style:style style:name="WW-WW8Dropcap37611" style:family="text" style:parent-style-name="WW8Dropcap4045"/>
    <style:style style:name="WW-WW8Dropcap37621" style:family="text" style:parent-style-name="WW8Dropcap4045"/>
    <style:style style:name="WW-WW8Dropcap37631" style:family="text" style:parent-style-name="WW8Dropcap4045"/>
    <style:style style:name="WW-WW8Dropcap37641" style:family="text" style:parent-style-name="WW8Dropcap4045"/>
    <style:style style:name="WW-WW8Dropcap37651" style:family="text" style:parent-style-name="WW8Dropcap4045"/>
    <style:style style:name="WW-WW8Dropcap37661" style:family="text" style:parent-style-name="WW8Dropcap4045"/>
    <style:style style:name="WW-WW8Dropcap37671" style:family="text" style:parent-style-name="WW8Dropcap4045"/>
    <style:style style:name="WW-WW8Dropcap37681" style:family="text" style:parent-style-name="WW8Dropcap4045"/>
    <style:style style:name="WW-WW8Dropcap37691" style:family="text" style:parent-style-name="WW8Dropcap4045"/>
    <style:style style:name="WW-WW8Dropcap37701" style:family="text" style:parent-style-name="WW8Dropcap4045"/>
    <style:style style:name="WW-WW8Dropcap37711" style:family="text" style:parent-style-name="WW8Dropcap4045"/>
    <style:style style:name="WW-WW8Dropcap37721" style:family="text" style:parent-style-name="WW8Dropcap4045"/>
    <style:style style:name="WW-WW8Dropcap37731" style:family="text" style:parent-style-name="WW8Dropcap4045"/>
    <style:style style:name="WW-WW8Dropcap37741" style:family="text" style:parent-style-name="WW8Dropcap4045"/>
    <style:style style:name="WW-WW8Dropcap37751" style:family="text" style:parent-style-name="WW8Dropcap4045"/>
    <style:style style:name="WW-WW8Dropcap37761" style:family="text" style:parent-style-name="WW8Dropcap4045"/>
    <style:style style:name="WW-WW8Dropcap37771" style:family="text" style:parent-style-name="WW8Dropcap4045"/>
    <style:style style:name="WW-WW8Dropcap37781" style:family="text" style:parent-style-name="WW8Dropcap4045"/>
    <style:style style:name="WW-WW8Dropcap37791" style:family="text" style:parent-style-name="WW8Dropcap4045"/>
    <style:style style:name="WW-WW8Dropcap37801" style:family="text" style:parent-style-name="WW8Dropcap4045"/>
    <style:style style:name="WW-WW8Dropcap37811" style:family="text" style:parent-style-name="WW8Dropcap4045"/>
    <style:style style:name="WW-WW8Dropcap37821" style:family="text" style:parent-style-name="WW8Dropcap4045"/>
    <style:style style:name="WW-WW8Dropcap37831" style:family="text" style:parent-style-name="WW8Dropcap4045"/>
    <style:style style:name="WW-WW8Dropcap37841" style:family="text" style:parent-style-name="WW8Dropcap4045"/>
    <style:style style:name="WW-WW8Dropcap37851" style:family="text" style:parent-style-name="WW8Dropcap4045"/>
    <style:style style:name="WW-WW8Dropcap37861" style:family="text" style:parent-style-name="WW8Dropcap4045"/>
    <style:style style:name="WW-WW8Dropcap37871" style:family="text" style:parent-style-name="WW8Dropcap4045"/>
    <style:style style:name="WW-WW8Dropcap37881" style:family="text" style:parent-style-name="WW8Dropcap4045"/>
    <style:style style:name="WW-WW8Dropcap37891" style:family="text" style:parent-style-name="WW8Dropcap4045"/>
    <style:style style:name="WW-WW8Dropcap37901" style:family="text" style:parent-style-name="WW8Dropcap4045"/>
    <style:style style:name="WW-WW8Dropcap37911" style:family="text" style:parent-style-name="WW8Dropcap4045"/>
    <style:style style:name="WW-WW8Dropcap37921" style:family="text" style:parent-style-name="WW8Dropcap4045"/>
    <style:style style:name="WW-WW8Dropcap37931" style:family="text" style:parent-style-name="WW8Dropcap4045"/>
    <style:style style:name="WW-WW8Dropcap37941" style:family="text" style:parent-style-name="WW8Dropcap4045"/>
    <style:style style:name="WW-WW8Dropcap37951" style:family="text" style:parent-style-name="WW8Dropcap4045"/>
    <style:style style:name="WW-WW8Dropcap37961" style:family="text" style:parent-style-name="WW8Dropcap4045"/>
    <style:style style:name="WW-WW8Dropcap37971" style:family="text" style:parent-style-name="WW8Dropcap4045"/>
    <style:style style:name="WW-WW8Dropcap37981" style:family="text" style:parent-style-name="WW8Dropcap4045"/>
    <style:style style:name="WW-WW8Dropcap37991" style:family="text" style:parent-style-name="WW8Dropcap4045"/>
    <style:style style:name="WW-WW8Dropcap38001" style:family="text" style:parent-style-name="WW8Dropcap4045"/>
    <style:style style:name="WW-WW8Dropcap38011" style:family="text" style:parent-style-name="WW8Dropcap4045"/>
    <style:style style:name="WW-WW8Dropcap38021" style:family="text" style:parent-style-name="WW8Dropcap4045"/>
    <style:style style:name="WW-WW8Dropcap38031" style:family="text" style:parent-style-name="WW8Dropcap4045"/>
    <style:style style:name="WW-WW8Dropcap38041" style:family="text" style:parent-style-name="WW8Dropcap4045"/>
    <style:style style:name="WW-WW8Dropcap38051" style:family="text" style:parent-style-name="WW8Dropcap4045"/>
    <style:style style:name="WW-WW8Dropcap38061" style:family="text" style:parent-style-name="WW8Dropcap4045"/>
    <style:style style:name="WW-WW8Dropcap38071" style:family="text" style:parent-style-name="WW8Dropcap4045"/>
    <style:style style:name="WW-WW8Dropcap38081" style:family="text" style:parent-style-name="WW8Dropcap4045"/>
    <style:style style:name="WW-WW8Dropcap38091" style:family="text" style:parent-style-name="WW8Dropcap4045"/>
    <style:style style:name="WW-WW8Dropcap38101" style:family="text" style:parent-style-name="WW8Dropcap4045"/>
    <style:style style:name="WW-WW8Dropcap38111" style:family="text" style:parent-style-name="WW8Dropcap4045"/>
    <style:style style:name="WW-WW8Dropcap38121" style:family="text" style:parent-style-name="WW8Dropcap4045"/>
    <style:style style:name="WW-WW8Dropcap38131" style:family="text" style:parent-style-name="WW8Dropcap4045"/>
    <style:style style:name="WW-WW8Dropcap38141" style:family="text" style:parent-style-name="WW8Dropcap4045"/>
    <style:style style:name="WW-WW8Dropcap38151" style:family="text" style:parent-style-name="WW8Dropcap4045"/>
    <style:style style:name="WW-WW8Dropcap38161" style:family="text" style:parent-style-name="WW8Dropcap4045"/>
    <style:style style:name="WW-WW8Dropcap38171" style:family="text" style:parent-style-name="WW8Dropcap4045"/>
    <style:style style:name="WW-WW8Dropcap38181" style:family="text" style:parent-style-name="WW8Dropcap4045"/>
    <style:style style:name="WW-WW8Dropcap38191" style:family="text" style:parent-style-name="WW8Dropcap4045"/>
    <style:style style:name="WW-WW8Dropcap38201" style:family="text" style:parent-style-name="WW8Dropcap4045"/>
    <style:style style:name="WW-WW8Dropcap38211" style:family="text" style:parent-style-name="WW8Dropcap4045"/>
    <style:style style:name="WW-WW8Dropcap38221" style:family="text" style:parent-style-name="WW8Dropcap4045"/>
    <style:style style:name="WW-WW8Dropcap38231" style:family="text" style:parent-style-name="WW8Dropcap4045"/>
    <style:style style:name="WW-WW8Dropcap38241" style:family="text" style:parent-style-name="WW8Dropcap4045"/>
    <style:style style:name="WW-WW8Dropcap38251" style:family="text" style:parent-style-name="WW8Dropcap4045"/>
    <style:style style:name="WW-WW8Dropcap38261" style:family="text" style:parent-style-name="WW8Dropcap4045"/>
    <style:style style:name="WW-WW8Dropcap38271" style:family="text" style:parent-style-name="WW8Dropcap4045"/>
    <style:style style:name="WW-WW8Dropcap38281" style:family="text" style:parent-style-name="WW8Dropcap4045"/>
    <style:style style:name="WW-WW8Dropcap38291" style:family="text" style:parent-style-name="WW8Dropcap4045"/>
    <style:style style:name="WW-WW8Dropcap38301" style:family="text" style:parent-style-name="WW8Dropcap4045"/>
    <style:style style:name="WW-WW8Dropcap38311" style:family="text" style:parent-style-name="WW8Dropcap4045"/>
    <style:style style:name="WW-WW8Dropcap38321" style:family="text" style:parent-style-name="WW8Dropcap4045"/>
    <style:style style:name="WW-WW8Dropcap38331" style:family="text" style:parent-style-name="WW8Dropcap4045"/>
    <style:style style:name="WW-WW8Dropcap38341" style:family="text" style:parent-style-name="WW8Dropcap4045"/>
    <style:style style:name="WW-WW8Dropcap38351" style:family="text" style:parent-style-name="WW8Dropcap4045"/>
    <style:style style:name="WW-WW8Dropcap38361" style:family="text" style:parent-style-name="WW8Dropcap4045"/>
    <style:style style:name="WW-WW8Dropcap38371" style:family="text" style:parent-style-name="WW8Dropcap4045"/>
    <style:style style:name="WW-WW8Dropcap38381" style:family="text" style:parent-style-name="WW8Dropcap4045"/>
    <style:style style:name="WW-WW8Dropcap38391" style:family="text" style:parent-style-name="WW8Dropcap4045"/>
    <style:style style:name="WW-WW8Dropcap38401" style:family="text" style:parent-style-name="WW8Dropcap4045"/>
    <style:style style:name="WW-WW8Dropcap38411" style:family="text" style:parent-style-name="WW8Dropcap4045"/>
    <style:style style:name="WW-WW8Dropcap38421" style:family="text" style:parent-style-name="WW8Dropcap4045"/>
    <style:style style:name="WW-WW8Dropcap38431" style:family="text" style:parent-style-name="WW8Dropcap4045"/>
    <style:style style:name="WW-WW8Dropcap38441" style:family="text" style:parent-style-name="WW8Dropcap4045"/>
    <style:style style:name="WW-WW8Dropcap38451" style:family="text" style:parent-style-name="WW8Dropcap4045"/>
    <style:style style:name="WW-WW8Dropcap38461" style:family="text" style:parent-style-name="WW8Dropcap4045"/>
    <style:style style:name="WW-WW8Dropcap38471" style:family="text" style:parent-style-name="WW8Dropcap4045"/>
    <style:style style:name="WW-WW8Dropcap38481" style:family="text" style:parent-style-name="WW8Dropcap4045"/>
    <style:style style:name="WW-WW8Dropcap38491" style:family="text" style:parent-style-name="WW8Dropcap4045"/>
    <style:style style:name="WW-WW8Dropcap38501" style:family="text" style:parent-style-name="WW8Dropcap4045"/>
    <style:style style:name="WW-WW8Dropcap38511" style:family="text" style:parent-style-name="WW8Dropcap4045"/>
    <style:style style:name="WW-WW8Dropcap38521" style:family="text" style:parent-style-name="WW8Dropcap4045"/>
    <style:style style:name="WW-WW8Dropcap38531" style:family="text" style:parent-style-name="WW8Dropcap4045"/>
    <style:style style:name="WW-WW8Dropcap38541" style:family="text" style:parent-style-name="WW8Dropcap4045"/>
    <style:style style:name="WW-WW8Dropcap38551" style:family="text" style:parent-style-name="WW8Dropcap4045"/>
    <style:style style:name="WW-WW8Dropcap38561" style:family="text" style:parent-style-name="WW8Dropcap4045"/>
    <style:style style:name="WW-WW8Dropcap38571" style:family="text" style:parent-style-name="WW8Dropcap4045"/>
    <style:style style:name="WW-WW8Dropcap38581" style:family="text" style:parent-style-name="WW8Dropcap4045"/>
    <style:style style:name="WW-WW8Dropcap38591" style:family="text" style:parent-style-name="WW8Dropcap4045"/>
    <style:style style:name="WW-WW8Dropcap38601" style:family="text" style:parent-style-name="WW8Dropcap4045"/>
    <style:style style:name="WW-WW8Dropcap38611" style:family="text" style:parent-style-name="WW8Dropcap4045"/>
    <style:style style:name="WW-WW8Dropcap38621" style:family="text" style:parent-style-name="WW8Dropcap4045"/>
    <style:style style:name="WW-WW8Dropcap38631" style:family="text" style:parent-style-name="WW8Dropcap4045"/>
    <style:style style:name="WW-WW8Dropcap38641" style:family="text" style:parent-style-name="WW8Dropcap4045"/>
    <style:style style:name="WW-WW8Dropcap38651" style:family="text" style:parent-style-name="WW8Dropcap4045"/>
    <style:style style:name="WW-WW8Dropcap38661" style:family="text" style:parent-style-name="WW8Dropcap4045"/>
    <style:style style:name="WW-WW8Dropcap38671" style:family="text" style:parent-style-name="WW8Dropcap4045"/>
    <style:style style:name="WW-WW8Dropcap38681" style:family="text" style:parent-style-name="WW8Dropcap4045"/>
    <style:style style:name="WW-WW8Dropcap38691" style:family="text" style:parent-style-name="WW8Dropcap4045"/>
    <style:style style:name="WW-WW8Dropcap38701" style:family="text" style:parent-style-name="WW8Dropcap4045"/>
    <style:style style:name="WW-WW8Dropcap38711" style:family="text" style:parent-style-name="WW8Dropcap4045"/>
    <style:style style:name="WW-WW8Dropcap38721" style:family="text" style:parent-style-name="WW8Dropcap4045"/>
    <style:style style:name="WW-WW8Dropcap38731" style:family="text" style:parent-style-name="WW8Dropcap4045"/>
    <style:style style:name="WW-WW8Dropcap38741" style:family="text" style:parent-style-name="WW8Dropcap4045"/>
    <style:style style:name="WW-WW8Dropcap38751" style:family="text" style:parent-style-name="WW8Dropcap4045"/>
    <style:style style:name="WW-WW8Dropcap38761" style:family="text" style:parent-style-name="WW8Dropcap4045"/>
    <style:style style:name="WW-WW8Dropcap38771" style:family="text" style:parent-style-name="WW8Dropcap4045"/>
    <style:style style:name="WW-WW8Dropcap38781" style:family="text" style:parent-style-name="WW8Dropcap4045"/>
    <style:style style:name="WW-WW8Dropcap38791" style:family="text" style:parent-style-name="WW8Dropcap4045"/>
    <style:style style:name="WW-WW8Dropcap38801" style:family="text" style:parent-style-name="WW8Dropcap4045"/>
    <style:style style:name="WW-WW8Dropcap38811" style:family="text" style:parent-style-name="WW8Dropcap4045"/>
    <style:style style:name="WW-WW8Dropcap38821" style:family="text" style:parent-style-name="WW8Dropcap4045"/>
    <style:style style:name="WW-WW8Dropcap38831" style:family="text" style:parent-style-name="WW8Dropcap4045"/>
    <style:style style:name="WW-WW8Dropcap38841" style:family="text" style:parent-style-name="WW8Dropcap4045"/>
    <style:style style:name="WW-WW8Dropcap38851" style:family="text" style:parent-style-name="WW8Dropcap4045"/>
    <style:style style:name="WW-WW8Dropcap38861" style:family="text" style:parent-style-name="WW8Dropcap4045"/>
    <style:style style:name="WW-WW8Dropcap38871" style:family="text" style:parent-style-name="WW8Dropcap4045"/>
    <style:style style:name="WW-WW8Dropcap38881" style:family="text" style:parent-style-name="WW8Dropcap4045"/>
    <style:style style:name="WW-WW8Dropcap38891" style:family="text" style:parent-style-name="WW8Dropcap4045"/>
    <style:style style:name="WW-WW8Dropcap38901" style:family="text" style:parent-style-name="WW8Dropcap4045"/>
    <style:style style:name="WW-WW8Dropcap38911" style:family="text" style:parent-style-name="WW8Dropcap4045"/>
    <style:style style:name="WW-WW8Dropcap38921" style:family="text" style:parent-style-name="WW8Dropcap4045"/>
    <style:style style:name="WW-WW8Dropcap38931" style:family="text" style:parent-style-name="WW8Dropcap4045"/>
    <style:style style:name="WW-WW8Dropcap38941" style:family="text" style:parent-style-name="WW8Dropcap4045"/>
    <style:style style:name="WW-WW8Dropcap38951" style:family="text" style:parent-style-name="WW8Dropcap4045"/>
    <style:style style:name="WW-WW8Dropcap38961" style:family="text" style:parent-style-name="WW8Dropcap4045"/>
    <style:style style:name="WW-WW8Dropcap38971" style:family="text" style:parent-style-name="WW8Dropcap4045"/>
    <style:style style:name="WW-WW8Dropcap38981" style:family="text" style:parent-style-name="WW8Dropcap4045"/>
    <style:style style:name="WW-WW8Dropcap38991" style:family="text" style:parent-style-name="WW8Dropcap4045"/>
    <style:style style:name="WW-WW8Dropcap39001" style:family="text" style:parent-style-name="WW8Dropcap4045"/>
    <style:style style:name="WW-WW8Dropcap39011" style:family="text" style:parent-style-name="WW8Dropcap4045"/>
    <style:style style:name="WW-WW8Dropcap39021" style:family="text" style:parent-style-name="WW8Dropcap4045"/>
    <style:style style:name="WW-WW8Dropcap39031" style:family="text" style:parent-style-name="WW8Dropcap4045"/>
    <style:style style:name="WW-WW8Dropcap39041" style:family="text" style:parent-style-name="WW8Dropcap4045"/>
    <style:style style:name="WW-WW8Dropcap39051" style:family="text" style:parent-style-name="WW8Dropcap4045"/>
    <style:style style:name="WW-WW8Dropcap39061" style:family="text" style:parent-style-name="WW8Dropcap4045"/>
    <style:style style:name="WW-WW8Dropcap39071" style:family="text" style:parent-style-name="WW8Dropcap4045"/>
    <style:style style:name="WW-WW8Dropcap39081" style:family="text" style:parent-style-name="WW8Dropcap4045"/>
    <style:style style:name="WW-WW8Dropcap39091" style:family="text" style:parent-style-name="WW8Dropcap4045"/>
    <style:style style:name="WW-WW8Dropcap39101" style:family="text" style:parent-style-name="WW8Dropcap4045"/>
    <style:style style:name="WW-WW8Dropcap39111" style:family="text" style:parent-style-name="WW8Dropcap4045"/>
    <style:style style:name="WW-WW8Dropcap39121" style:family="text" style:parent-style-name="WW8Dropcap4045"/>
    <style:style style:name="WW-WW8Dropcap39131" style:family="text" style:parent-style-name="WW8Dropcap4045"/>
    <style:style style:name="WW-WW8Dropcap39141" style:family="text" style:parent-style-name="WW8Dropcap4045"/>
    <style:style style:name="WW-WW8Dropcap39151" style:family="text" style:parent-style-name="WW8Dropcap4045"/>
    <style:style style:name="WW-WW8Dropcap39161" style:family="text" style:parent-style-name="WW8Dropcap4045"/>
    <style:style style:name="WW-WW8Dropcap39171" style:family="text" style:parent-style-name="WW8Dropcap4045"/>
    <style:style style:name="WW-WW8Dropcap39181" style:family="text" style:parent-style-name="WW8Dropcap4045"/>
    <style:style style:name="WW-WW8Dropcap39191" style:family="text" style:parent-style-name="WW8Dropcap4045"/>
    <style:style style:name="WW-WW8Dropcap39201" style:family="text" style:parent-style-name="WW8Dropcap4045"/>
    <style:style style:name="WW-WW8Dropcap39211" style:family="text" style:parent-style-name="WW8Dropcap4045"/>
    <style:style style:name="WW-WW8Dropcap39221" style:family="text" style:parent-style-name="WW8Dropcap4045"/>
    <style:style style:name="WW-WW8Dropcap39231" style:family="text" style:parent-style-name="WW8Dropcap4045"/>
    <style:style style:name="WW-WW8Dropcap39241" style:family="text" style:parent-style-name="WW8Dropcap4045"/>
    <style:style style:name="WW-WW8Dropcap39251" style:family="text" style:parent-style-name="WW8Dropcap4045"/>
    <style:style style:name="WW-WW8Dropcap39261" style:family="text" style:parent-style-name="WW8Dropcap4045"/>
    <style:style style:name="WW-WW8Dropcap39271" style:family="text" style:parent-style-name="WW8Dropcap4045"/>
    <style:style style:name="WW-WW8Dropcap39281" style:family="text" style:parent-style-name="WW8Dropcap4045"/>
    <style:style style:name="WW-WW8Dropcap39291" style:family="text" style:parent-style-name="WW8Dropcap4045"/>
    <style:style style:name="WW-WW8Dropcap39301" style:family="text" style:parent-style-name="WW8Dropcap4045"/>
    <style:style style:name="WW-WW8Dropcap39311" style:family="text" style:parent-style-name="WW8Dropcap4045"/>
    <style:style style:name="WW-WW8Dropcap39321" style:family="text" style:parent-style-name="WW8Dropcap4045"/>
    <style:style style:name="WW-WW8Dropcap39331" style:family="text" style:parent-style-name="WW8Dropcap4045"/>
    <style:style style:name="WW-WW8Dropcap39341" style:family="text" style:parent-style-name="WW8Dropcap4045"/>
    <style:style style:name="WW-WW8Dropcap39351" style:family="text" style:parent-style-name="WW8Dropcap4045"/>
    <style:style style:name="WW-WW8Dropcap39361" style:family="text" style:parent-style-name="WW8Dropcap4045"/>
    <style:style style:name="WW-WW8Dropcap39371" style:family="text" style:parent-style-name="WW8Dropcap4045"/>
    <style:style style:name="WW-WW8Dropcap39381" style:family="text" style:parent-style-name="WW8Dropcap4045"/>
    <style:style style:name="WW-WW8Dropcap39391" style:family="text" style:parent-style-name="WW8Dropcap4045"/>
    <style:style style:name="WW-WW8Dropcap39401" style:family="text" style:parent-style-name="WW8Dropcap4045"/>
    <style:style style:name="WW-WW8Dropcap39411" style:family="text" style:parent-style-name="WW8Dropcap4045"/>
    <style:style style:name="WW-WW8Dropcap39421" style:family="text" style:parent-style-name="WW8Dropcap4045"/>
    <style:style style:name="WW-WW8Dropcap39431" style:family="text" style:parent-style-name="WW8Dropcap4045"/>
    <style:style style:name="WW-WW8Dropcap39441" style:family="text" style:parent-style-name="WW8Dropcap4045"/>
    <style:style style:name="WW-WW8Dropcap39451" style:family="text" style:parent-style-name="WW8Dropcap4045"/>
    <style:style style:name="WW-WW8Dropcap39461" style:family="text" style:parent-style-name="WW8Dropcap4045"/>
    <style:style style:name="WW-WW8Dropcap39471" style:family="text" style:parent-style-name="WW8Dropcap4045"/>
    <style:style style:name="WW-WW8Dropcap39481" style:family="text" style:parent-style-name="WW8Dropcap4045"/>
    <style:style style:name="WW-WW8Dropcap39491" style:family="text" style:parent-style-name="WW8Dropcap4045"/>
    <style:style style:name="WW-WW8Dropcap39501" style:family="text" style:parent-style-name="WW8Dropcap4045"/>
    <style:style style:name="WW-WW8Dropcap39511" style:family="text" style:parent-style-name="WW8Dropcap4045"/>
    <style:style style:name="WW-WW8Dropcap39521" style:family="text" style:parent-style-name="WW8Dropcap4045"/>
    <style:style style:name="WW-WW8Dropcap39531" style:family="text" style:parent-style-name="WW8Dropcap4045"/>
    <style:style style:name="WW-WW8Dropcap39541" style:family="text" style:parent-style-name="WW8Dropcap4045"/>
    <style:style style:name="WW-WW8Dropcap39551" style:family="text" style:parent-style-name="WW8Dropcap4045"/>
    <style:style style:name="WW-WW8Dropcap39561" style:family="text" style:parent-style-name="WW8Dropcap4045"/>
    <style:style style:name="WW-WW8Dropcap39571" style:family="text" style:parent-style-name="WW8Dropcap4045"/>
    <style:style style:name="WW-WW8Dropcap39581" style:family="text" style:parent-style-name="WW8Dropcap4045"/>
    <style:style style:name="WW-WW8Dropcap39591" style:family="text" style:parent-style-name="WW8Dropcap4045"/>
    <style:style style:name="WW-WW8Dropcap39601" style:family="text" style:parent-style-name="WW8Dropcap4045"/>
    <style:style style:name="WW-WW8Dropcap39611" style:family="text" style:parent-style-name="WW8Dropcap4045"/>
    <style:style style:name="WW-WW8Dropcap0123" style:family="text" style:parent-style-name="WW8Dropcap4043"/>
    <style:style style:name="WW-WW8Dropcap1123456" style:family="text" style:parent-style-name="WW8Dropcap4043"/>
    <style:style style:name="WW-WW8Dropcap2123456" style:family="text" style:parent-style-name="WW8Dropcap4043"/>
    <style:style style:name="WW-WW8Dropcap3123456" style:family="text" style:parent-style-name="WW8Dropcap4043"/>
    <style:style style:name="WW-WW8Dropcap412345" style:family="text" style:parent-style-name="WW8Dropcap4043"/>
    <style:style style:name="WW-WW8Dropcap512345" style:family="text" style:parent-style-name="WW8Dropcap4043"/>
    <style:style style:name="WW-WW8Dropcap612345" style:family="text" style:parent-style-name="WW8Dropcap4043"/>
    <style:style style:name="WW-WW8Dropcap712345" style:family="text" style:parent-style-name="WW8Dropcap4043"/>
    <style:style style:name="WW-WW8Dropcap812345" style:family="text" style:parent-style-name="WW8Dropcap4043"/>
    <style:style style:name="WW-WW8Dropcap912345" style:family="text" style:parent-style-name="WW8Dropcap4043"/>
    <style:style style:name="WW-WW8Dropcap1012345" style:family="text" style:parent-style-name="WW8Dropcap4043"/>
    <style:style style:name="WW-WW8Dropcap1112345" style:family="text" style:parent-style-name="WW8Dropcap4043"/>
    <style:style style:name="WW-WW8Dropcap1212345" style:family="text" style:parent-style-name="WW8Dropcap4043"/>
    <style:style style:name="WW-WW8Dropcap1312345" style:family="text" style:parent-style-name="WW8Dropcap4043"/>
    <style:style style:name="WW-WW8Dropcap1412345" style:family="text" style:parent-style-name="WW8Dropcap4043"/>
    <style:style style:name="WW-WW8Dropcap1512345" style:family="text" style:parent-style-name="WW8Dropcap4043"/>
    <style:style style:name="WW-WW8Dropcap1612345" style:family="text" style:parent-style-name="WW8Dropcap4043"/>
    <style:style style:name="WW-WW8Dropcap1712345" style:family="text" style:parent-style-name="WW8Dropcap4043"/>
    <style:style style:name="WW-WW8Dropcap1812345" style:family="text" style:parent-style-name="WW8Dropcap4043"/>
    <style:style style:name="WW-WW8Dropcap1912345" style:family="text" style:parent-style-name="WW8Dropcap4043"/>
    <style:style style:name="WW-WW8Dropcap2012345" style:family="text" style:parent-style-name="WW8Dropcap4043"/>
    <style:style style:name="WW-WW8Dropcap2112345" style:family="text" style:parent-style-name="WW8Dropcap4043"/>
    <style:style style:name="WW-WW8Dropcap2212345" style:family="text" style:parent-style-name="WW8Dropcap4043"/>
    <style:style style:name="WW-WW8Dropcap2312345" style:family="text" style:parent-style-name="WW8Dropcap4043"/>
    <style:style style:name="WW-WW8Dropcap2412345" style:family="text" style:parent-style-name="WW8Dropcap4043"/>
    <style:style style:name="WW-WW8Dropcap2512345" style:family="text" style:parent-style-name="WW8Dropcap4043"/>
    <style:style style:name="WW-WW8Dropcap2612345" style:family="text" style:parent-style-name="WW8Dropcap4043"/>
    <style:style style:name="WW-WW8Dropcap2712345" style:family="text" style:parent-style-name="WW8Dropcap4043"/>
    <style:style style:name="WW-WW8Dropcap2812345" style:family="text" style:parent-style-name="WW8Dropcap4043"/>
    <style:style style:name="WW-WW8Dropcap2912345" style:family="text" style:parent-style-name="WW8Dropcap4043"/>
    <style:style style:name="WW-WW8Dropcap3012345" style:family="text" style:parent-style-name="WW8Dropcap4043"/>
    <style:style style:name="WW-WW8Dropcap3112345" style:family="text" style:parent-style-name="WW8Dropcap4043"/>
    <style:style style:name="WW-WW8Dropcap3212345" style:family="text" style:parent-style-name="WW8Dropcap4043"/>
    <style:style style:name="WW-WW8Dropcap3312345" style:family="text" style:parent-style-name="WW8Dropcap4043"/>
    <style:style style:name="WW-WW8Dropcap3412345" style:family="text" style:parent-style-name="WW8Dropcap4043"/>
    <style:style style:name="WW-WW8Dropcap3512345" style:family="text" style:parent-style-name="WW8Dropcap4043"/>
    <style:style style:name="WW-WW8Dropcap3612345" style:family="text" style:parent-style-name="WW8Dropcap4043"/>
    <style:style style:name="WW-WW8Dropcap3712345" style:family="text" style:parent-style-name="WW8Dropcap4043"/>
    <style:style style:name="WW-WW8Dropcap3812345" style:family="text" style:parent-style-name="WW8Dropcap4043"/>
    <style:style style:name="WW-WW8Dropcap3912345" style:family="text" style:parent-style-name="WW8Dropcap4043"/>
    <style:style style:name="WW-WW8Dropcap401234" style:family="text" style:parent-style-name="WW8Dropcap4043"/>
    <style:style style:name="WW-WW8Dropcap411234" style:family="text" style:parent-style-name="WW8Dropcap4043"/>
    <style:style style:name="WW-WW8Dropcap421234" style:family="text" style:parent-style-name="WW8Dropcap4043"/>
    <style:style style:name="WW-WW8Dropcap431234" style:family="text" style:parent-style-name="WW8Dropcap4043"/>
    <style:style style:name="WW-WW8Dropcap441234" style:family="text" style:parent-style-name="WW8Dropcap4043"/>
    <style:style style:name="WW-WW8Dropcap451234" style:family="text" style:parent-style-name="WW8Dropcap4043"/>
    <style:style style:name="WW-WW8Dropcap461234" style:family="text" style:parent-style-name="WW8Dropcap4043"/>
    <style:style style:name="WW-WW8Dropcap471234" style:family="text" style:parent-style-name="WW8Dropcap4043"/>
    <style:style style:name="WW-WW8Dropcap481234" style:family="text" style:parent-style-name="WW8Dropcap4043"/>
    <style:style style:name="WW-WW8Dropcap491234" style:family="text" style:parent-style-name="WW8Dropcap4043"/>
    <style:style style:name="WW-WW8Dropcap501234" style:family="text" style:parent-style-name="WW8Dropcap4043"/>
    <style:style style:name="WW-WW8Dropcap511234" style:family="text" style:parent-style-name="WW8Dropcap4043"/>
    <style:style style:name="WW-WW8Dropcap521234" style:family="text" style:parent-style-name="WW8Dropcap4043"/>
    <style:style style:name="WW-WW8Dropcap531234" style:family="text" style:parent-style-name="WW8Dropcap4043"/>
    <style:style style:name="WW-WW8Dropcap541234" style:family="text" style:parent-style-name="WW8Dropcap4043"/>
    <style:style style:name="WW-WW8Dropcap551234" style:family="text" style:parent-style-name="WW8Dropcap4043"/>
    <style:style style:name="WW-WW8Dropcap561234" style:family="text" style:parent-style-name="WW8Dropcap4043"/>
    <style:style style:name="WW-WW8Dropcap571234" style:family="text" style:parent-style-name="WW8Dropcap4043"/>
    <style:style style:name="WW-WW8Dropcap581234" style:family="text" style:parent-style-name="WW8Dropcap4043"/>
    <style:style style:name="WW-WW8Dropcap591234" style:family="text" style:parent-style-name="WW8Dropcap4043"/>
    <style:style style:name="WW-WW8Dropcap601234" style:family="text" style:parent-style-name="WW8Dropcap4043"/>
    <style:style style:name="WW-WW8Dropcap611234" style:family="text" style:parent-style-name="WW8Dropcap4043"/>
    <style:style style:name="WW-WW8Dropcap621234" style:family="text" style:parent-style-name="WW8Dropcap4043"/>
    <style:style style:name="WW-WW8Dropcap631234" style:family="text" style:parent-style-name="WW8Dropcap4043"/>
    <style:style style:name="WW-WW8Dropcap641234" style:family="text" style:parent-style-name="WW8Dropcap4043"/>
    <style:style style:name="WW-WW8Dropcap651234" style:family="text" style:parent-style-name="WW8Dropcap4043"/>
    <style:style style:name="WW-WW8Dropcap661234" style:family="text" style:parent-style-name="WW8Dropcap4043"/>
    <style:style style:name="WW-WW8Dropcap671234" style:family="text" style:parent-style-name="WW8Dropcap4043"/>
    <style:style style:name="WW-WW8Dropcap681234" style:family="text" style:parent-style-name="WW8Dropcap4043"/>
    <style:style style:name="WW-WW8Dropcap691234" style:family="text" style:parent-style-name="WW8Dropcap4043"/>
    <style:style style:name="WW-WW8Dropcap701234" style:family="text" style:parent-style-name="WW8Dropcap4043"/>
    <style:style style:name="WW-WW8Dropcap711234" style:family="text" style:parent-style-name="WW8Dropcap4043"/>
    <style:style style:name="WW-WW8Dropcap721234" style:family="text" style:parent-style-name="WW8Dropcap4043"/>
    <style:style style:name="WW-WW8Dropcap731234" style:family="text" style:parent-style-name="WW8Dropcap4043"/>
    <style:style style:name="WW-WW8Dropcap741234" style:family="text" style:parent-style-name="WW8Dropcap4043"/>
    <style:style style:name="WW-WW8Dropcap751234" style:family="text" style:parent-style-name="WW8Dropcap4043"/>
    <style:style style:name="WW-WW8Dropcap761234" style:family="text" style:parent-style-name="WW8Dropcap4043"/>
    <style:style style:name="WW-WW8Dropcap771234" style:family="text" style:parent-style-name="WW8Dropcap4043"/>
    <style:style style:name="WW-WW8Dropcap781234" style:family="text" style:parent-style-name="WW8Dropcap4043"/>
    <style:style style:name="WW-WW8Dropcap791234" style:family="text" style:parent-style-name="WW8Dropcap4043"/>
    <style:style style:name="WW-WW8Dropcap801234" style:family="text" style:parent-style-name="WW8Dropcap4043"/>
    <style:style style:name="WW-WW8Dropcap811234" style:family="text" style:parent-style-name="WW8Dropcap4043"/>
    <style:style style:name="WW-WW8Dropcap821234" style:family="text" style:parent-style-name="WW8Dropcap4043"/>
    <style:style style:name="WW-WW8Dropcap831234" style:family="text" style:parent-style-name="WW8Dropcap4043"/>
    <style:style style:name="WW-WW8Dropcap841234" style:family="text" style:parent-style-name="WW8Dropcap4043"/>
    <style:style style:name="WW-WW8Dropcap851234" style:family="text" style:parent-style-name="WW8Dropcap4043"/>
    <style:style style:name="WW-WW8Dropcap861234" style:family="text" style:parent-style-name="WW8Dropcap4043"/>
    <style:style style:name="WW-WW8Dropcap871234" style:family="text" style:parent-style-name="WW8Dropcap4043"/>
    <style:style style:name="WW-WW8Dropcap881234" style:family="text" style:parent-style-name="WW8Dropcap4043"/>
    <style:style style:name="WW-WW8Dropcap891234" style:family="text" style:parent-style-name="WW8Dropcap4043"/>
    <style:style style:name="WW-WW8Dropcap901234" style:family="text" style:parent-style-name="WW8Dropcap4043"/>
    <style:style style:name="WW-WW8Dropcap911234" style:family="text" style:parent-style-name="WW8Dropcap4043"/>
    <style:style style:name="WW-WW8Dropcap921234" style:family="text" style:parent-style-name="WW8Dropcap4043"/>
    <style:style style:name="WW-WW8Dropcap931234" style:family="text" style:parent-style-name="WW8Dropcap4043"/>
    <style:style style:name="WW-WW8Dropcap941234" style:family="text" style:parent-style-name="WW8Dropcap4043"/>
    <style:style style:name="WW-WW8Dropcap951234" style:family="text" style:parent-style-name="WW8Dropcap4043"/>
    <style:style style:name="WW-WW8Dropcap961234" style:family="text" style:parent-style-name="WW8Dropcap4043"/>
    <style:style style:name="WW-WW8Dropcap971234" style:family="text" style:parent-style-name="WW8Dropcap4043"/>
    <style:style style:name="WW-WW8Dropcap981234" style:family="text" style:parent-style-name="WW8Dropcap4043"/>
    <style:style style:name="WW-WW8Dropcap991234" style:family="text" style:parent-style-name="WW8Dropcap4043"/>
    <style:style style:name="WW-WW8Dropcap1001234" style:family="text" style:parent-style-name="WW8Dropcap4043"/>
    <style:style style:name="WW-WW8Dropcap1011234" style:family="text" style:parent-style-name="WW8Dropcap4043"/>
    <style:style style:name="WW-WW8Dropcap1021234" style:family="text" style:parent-style-name="WW8Dropcap4043"/>
    <style:style style:name="WW-WW8Dropcap1031234" style:family="text" style:parent-style-name="WW8Dropcap4043"/>
    <style:style style:name="WW-WW8Dropcap1041234" style:family="text" style:parent-style-name="WW8Dropcap4043"/>
    <style:style style:name="WW-WW8Dropcap1051234" style:family="text" style:parent-style-name="WW8Dropcap4043"/>
    <style:style style:name="WW-WW8Dropcap1061234" style:family="text" style:parent-style-name="WW8Dropcap4043"/>
    <style:style style:name="WW-WW8Dropcap1071234" style:family="text" style:parent-style-name="WW8Dropcap4043"/>
    <style:style style:name="WW-WW8Dropcap1081234" style:family="text" style:parent-style-name="WW8Dropcap4043"/>
    <style:style style:name="WW-WW8Dropcap1091234" style:family="text" style:parent-style-name="WW8Dropcap4043"/>
    <style:style style:name="WW-WW8Dropcap1101234" style:family="text" style:parent-style-name="WW8Dropcap4043"/>
    <style:style style:name="WW-WW8Dropcap1111234" style:family="text" style:parent-style-name="WW8Dropcap4043"/>
    <style:style style:name="WW-WW8Dropcap1121234" style:family="text" style:parent-style-name="WW8Dropcap4043"/>
    <style:style style:name="WW-WW8Dropcap1131234" style:family="text" style:parent-style-name="WW8Dropcap4043"/>
    <style:style style:name="WW-WW8Dropcap1141234" style:family="text" style:parent-style-name="WW8Dropcap4043"/>
    <style:style style:name="WW-WW8Dropcap1151234" style:family="text" style:parent-style-name="WW8Dropcap4043"/>
    <style:style style:name="WW-WW8Dropcap1161234" style:family="text" style:parent-style-name="WW8Dropcap4043"/>
    <style:style style:name="WW-WW8Dropcap1171234" style:family="text" style:parent-style-name="WW8Dropcap4043"/>
    <style:style style:name="WW-WW8Dropcap1181234" style:family="text" style:parent-style-name="WW8Dropcap4043"/>
    <style:style style:name="WW-WW8Dropcap1191234" style:family="text" style:parent-style-name="WW8Dropcap4043"/>
    <style:style style:name="WW-WW8Dropcap1201234" style:family="text" style:parent-style-name="WW8Dropcap4043"/>
    <style:style style:name="WW-WW8Dropcap1211234" style:family="text" style:parent-style-name="WW8Dropcap4043"/>
    <style:style style:name="WW-WW8Dropcap1221234" style:family="text" style:parent-style-name="WW8Dropcap4043"/>
    <style:style style:name="WW-WW8Dropcap1231234" style:family="text" style:parent-style-name="WW8Dropcap4043"/>
    <style:style style:name="WW-WW8Dropcap1241234" style:family="text" style:parent-style-name="WW8Dropcap4043"/>
    <style:style style:name="WW-WW8Dropcap1251234" style:family="text" style:parent-style-name="WW8Dropcap4043"/>
    <style:style style:name="WW-WW8Dropcap1261234" style:family="text" style:parent-style-name="WW8Dropcap4043"/>
    <style:style style:name="WW-WW8Dropcap1271234" style:family="text" style:parent-style-name="WW8Dropcap4043"/>
    <style:style style:name="WW-WW8Dropcap1281234" style:family="text" style:parent-style-name="WW8Dropcap4043"/>
    <style:style style:name="WW-WW8Dropcap1291234" style:family="text" style:parent-style-name="WW8Dropcap4043"/>
    <style:style style:name="WW-WW8Dropcap1301234" style:family="text" style:parent-style-name="WW8Dropcap4043"/>
    <style:style style:name="WW-WW8Dropcap1311234" style:family="text" style:parent-style-name="WW8Dropcap4043"/>
    <style:style style:name="WW-WW8Dropcap1321234" style:family="text" style:parent-style-name="WW8Dropcap4043"/>
    <style:style style:name="WW-WW8Dropcap1331234" style:family="text" style:parent-style-name="WW8Dropcap4043"/>
    <style:style style:name="WW-WW8Dropcap1341234" style:family="text" style:parent-style-name="WW8Dropcap4043"/>
    <style:style style:name="WW-WW8Dropcap1351234" style:family="text" style:parent-style-name="WW8Dropcap4043"/>
    <style:style style:name="WW-WW8Dropcap1361234" style:family="text" style:parent-style-name="WW8Dropcap4043"/>
    <style:style style:name="WW-WW8Dropcap1371234" style:family="text" style:parent-style-name="WW8Dropcap4043"/>
    <style:style style:name="WW-WW8Dropcap1381234" style:family="text" style:parent-style-name="WW8Dropcap4043"/>
    <style:style style:name="WW-WW8Dropcap1391234" style:family="text" style:parent-style-name="WW8Dropcap4043"/>
    <style:style style:name="WW-WW8Dropcap1401234" style:family="text" style:parent-style-name="WW8Dropcap4043"/>
    <style:style style:name="WW-WW8Dropcap1411234" style:family="text" style:parent-style-name="WW8Dropcap4043"/>
    <style:style style:name="WW-WW8Dropcap1421234" style:family="text" style:parent-style-name="WW8Dropcap4043"/>
    <style:style style:name="WW-WW8Dropcap1431234" style:family="text" style:parent-style-name="WW8Dropcap4043"/>
    <style:style style:name="WW-WW8Dropcap1441234" style:family="text" style:parent-style-name="WW8Dropcap4043"/>
    <style:style style:name="WW-WW8Dropcap1451234" style:family="text" style:parent-style-name="WW8Dropcap4043"/>
    <style:style style:name="WW-WW8Dropcap1461234" style:family="text" style:parent-style-name="WW8Dropcap4043"/>
    <style:style style:name="WW-WW8Dropcap1471234" style:family="text" style:parent-style-name="WW8Dropcap4043"/>
    <style:style style:name="WW-WW8Dropcap1481234" style:family="text" style:parent-style-name="WW8Dropcap4043"/>
    <style:style style:name="WW-WW8Dropcap1491234" style:family="text" style:parent-style-name="WW8Dropcap4043"/>
    <style:style style:name="WW-WW8Dropcap1501234" style:family="text" style:parent-style-name="WW8Dropcap4043"/>
    <style:style style:name="WW-WW8Dropcap1511234" style:family="text" style:parent-style-name="WW8Dropcap4043"/>
    <style:style style:name="WW-WW8Dropcap1521234" style:family="text" style:parent-style-name="WW8Dropcap4043"/>
    <style:style style:name="WW-WW8Dropcap1531234" style:family="text" style:parent-style-name="WW8Dropcap4043"/>
    <style:style style:name="WW-WW8Dropcap1541234" style:family="text" style:parent-style-name="WW8Dropcap4043"/>
    <style:style style:name="WW-WW8Dropcap1551234" style:family="text" style:parent-style-name="WW8Dropcap4043"/>
    <style:style style:name="WW-WW8Dropcap1561234" style:family="text" style:parent-style-name="WW8Dropcap4043"/>
    <style:style style:name="WW-WW8Dropcap1571234" style:family="text" style:parent-style-name="WW8Dropcap4043"/>
    <style:style style:name="WW-WW8Dropcap1581234" style:family="text" style:parent-style-name="WW8Dropcap4043"/>
    <style:style style:name="WW-WW8Dropcap1591234" style:family="text" style:parent-style-name="WW8Dropcap4043"/>
    <style:style style:name="WW-WW8Dropcap1601234" style:family="text" style:parent-style-name="WW8Dropcap4043"/>
    <style:style style:name="WW-WW8Dropcap1611234" style:family="text" style:parent-style-name="WW8Dropcap4043"/>
    <style:style style:name="WW-WW8Dropcap1621234" style:family="text" style:parent-style-name="WW8Dropcap4043"/>
    <style:style style:name="WW-WW8Dropcap1631234" style:family="text" style:parent-style-name="WW8Dropcap4043"/>
    <style:style style:name="WW-WW8Dropcap1641234" style:family="text" style:parent-style-name="WW8Dropcap4043"/>
    <style:style style:name="WW-WW8Dropcap1651234" style:family="text" style:parent-style-name="WW8Dropcap4043"/>
    <style:style style:name="WW-WW8Dropcap1661234" style:family="text" style:parent-style-name="WW8Dropcap4043"/>
    <style:style style:name="WW-WW8Dropcap1671234" style:family="text" style:parent-style-name="WW8Dropcap4043"/>
    <style:style style:name="WW-WW8Dropcap1681234" style:family="text" style:parent-style-name="WW8Dropcap4043"/>
    <style:style style:name="WW-WW8Dropcap1691234" style:family="text" style:parent-style-name="WW8Dropcap4043"/>
    <style:style style:name="WW-WW8Dropcap1701234" style:family="text" style:parent-style-name="WW8Dropcap4043"/>
    <style:style style:name="WW-WW8Dropcap1711234" style:family="text" style:parent-style-name="WW8Dropcap4043"/>
    <style:style style:name="WW-WW8Dropcap1721234" style:family="text" style:parent-style-name="WW8Dropcap4043"/>
    <style:style style:name="WW-WW8Dropcap1731234" style:family="text" style:parent-style-name="WW8Dropcap4043"/>
    <style:style style:name="WW-WW8Dropcap1741234" style:family="text" style:parent-style-name="WW8Dropcap4043"/>
    <style:style style:name="WW-WW8Dropcap1751234" style:family="text" style:parent-style-name="WW8Dropcap4043"/>
    <style:style style:name="WW-WW8Dropcap1761234" style:family="text" style:parent-style-name="WW8Dropcap4043"/>
    <style:style style:name="WW-WW8Dropcap1771234" style:family="text" style:parent-style-name="WW8Dropcap4043"/>
    <style:style style:name="WW-WW8Dropcap1781234" style:family="text" style:parent-style-name="WW8Dropcap4043"/>
    <style:style style:name="WW-WW8Dropcap1791234" style:family="text" style:parent-style-name="WW8Dropcap4043"/>
    <style:style style:name="WW-WW8Dropcap1801234" style:family="text" style:parent-style-name="WW8Dropcap4043"/>
    <style:style style:name="WW-WW8Dropcap1811234" style:family="text" style:parent-style-name="WW8Dropcap4043"/>
    <style:style style:name="WW-WW8Dropcap1821234" style:family="text" style:parent-style-name="WW8Dropcap4043"/>
    <style:style style:name="WW-WW8Dropcap1831234" style:family="text" style:parent-style-name="WW8Dropcap4043"/>
    <style:style style:name="WW-WW8Dropcap1841234" style:family="text" style:parent-style-name="WW8Dropcap4043"/>
    <style:style style:name="WW-WW8Dropcap1851234" style:family="text" style:parent-style-name="WW8Dropcap4043"/>
    <style:style style:name="WW-WW8Dropcap1861234" style:family="text" style:parent-style-name="WW8Dropcap4043"/>
    <style:style style:name="WW-WW8Dropcap1871234" style:family="text" style:parent-style-name="WW8Dropcap4043"/>
    <style:style style:name="WW-WW8Dropcap1881234" style:family="text" style:parent-style-name="WW8Dropcap4043"/>
    <style:style style:name="WW-WW8Dropcap1891234" style:family="text" style:parent-style-name="WW8Dropcap4043"/>
    <style:style style:name="WW-WW8Dropcap1901234" style:family="text" style:parent-style-name="WW8Dropcap4043"/>
    <style:style style:name="WW-WW8Dropcap1911234" style:family="text" style:parent-style-name="WW8Dropcap4043"/>
    <style:style style:name="WW-WW8Dropcap1921234" style:family="text" style:parent-style-name="WW8Dropcap4043"/>
    <style:style style:name="WW-WW8Dropcap1931234" style:family="text" style:parent-style-name="WW8Dropcap4043"/>
    <style:style style:name="WW-WW8Dropcap1941234" style:family="text" style:parent-style-name="WW8Dropcap4043"/>
    <style:style style:name="WW-WW8Dropcap1951234" style:family="text" style:parent-style-name="WW8Dropcap4043"/>
    <style:style style:name="WW-WW8Dropcap1961234" style:family="text" style:parent-style-name="WW8Dropcap4043"/>
    <style:style style:name="WW-WW8Dropcap1971234" style:family="text" style:parent-style-name="WW8Dropcap4043"/>
    <style:style style:name="WW-WW8Dropcap1981234" style:family="text" style:parent-style-name="WW8Dropcap4043"/>
    <style:style style:name="WW-WW8Dropcap1991234" style:family="text" style:parent-style-name="WW8Dropcap4043"/>
    <style:style style:name="WW-WW8Dropcap2001234" style:family="text" style:parent-style-name="WW8Dropcap4043"/>
    <style:style style:name="WW-WW8Dropcap2011234" style:family="text" style:parent-style-name="WW8Dropcap4043"/>
    <style:style style:name="WW-WW8Dropcap2021234" style:family="text" style:parent-style-name="WW8Dropcap4043"/>
    <style:style style:name="WW-WW8Dropcap2031234" style:family="text" style:parent-style-name="WW8Dropcap4043"/>
    <style:style style:name="WW-WW8Dropcap2041234" style:family="text" style:parent-style-name="WW8Dropcap4043"/>
    <style:style style:name="WW-WW8Dropcap2051234" style:family="text" style:parent-style-name="WW8Dropcap4043"/>
    <style:style style:name="WW-WW8Dropcap2061234" style:family="text" style:parent-style-name="WW8Dropcap4043"/>
    <style:style style:name="WW-WW8Dropcap2071234" style:family="text" style:parent-style-name="WW8Dropcap4043"/>
    <style:style style:name="WW-WW8Dropcap2081234" style:family="text" style:parent-style-name="WW8Dropcap4043"/>
    <style:style style:name="WW-WW8Dropcap2091234" style:family="text" style:parent-style-name="WW8Dropcap4043"/>
    <style:style style:name="WW-WW8Dropcap2101234" style:family="text" style:parent-style-name="WW8Dropcap4043"/>
    <style:style style:name="WW-WW8Dropcap2111234" style:family="text" style:parent-style-name="WW8Dropcap4043"/>
    <style:style style:name="WW-WW8Dropcap2121234" style:family="text" style:parent-style-name="WW8Dropcap4043"/>
    <style:style style:name="WW-WW8Dropcap2131234" style:family="text" style:parent-style-name="WW8Dropcap4043"/>
    <style:style style:name="WW-WW8Dropcap2141234" style:family="text" style:parent-style-name="WW8Dropcap4043"/>
    <style:style style:name="WW-WW8Dropcap2151234" style:family="text" style:parent-style-name="WW8Dropcap4043"/>
    <style:style style:name="WW-WW8Dropcap2161234" style:family="text" style:parent-style-name="WW8Dropcap4043"/>
    <style:style style:name="WW-WW8Dropcap2171234" style:family="text" style:parent-style-name="WW8Dropcap4043"/>
    <style:style style:name="WW-WW8Dropcap2181234" style:family="text" style:parent-style-name="WW8Dropcap4043"/>
    <style:style style:name="WW-WW8Dropcap2191234" style:family="text" style:parent-style-name="WW8Dropcap4043"/>
    <style:style style:name="WW-WW8Dropcap2201234" style:family="text" style:parent-style-name="WW8Dropcap4043"/>
    <style:style style:name="WW-WW8Dropcap2211234" style:family="text" style:parent-style-name="WW8Dropcap4043"/>
    <style:style style:name="WW-WW8Dropcap2221234" style:family="text" style:parent-style-name="WW8Dropcap4043"/>
    <style:style style:name="WW-WW8Dropcap2231234" style:family="text" style:parent-style-name="WW8Dropcap4043"/>
    <style:style style:name="WW-WW8Dropcap2241234" style:family="text" style:parent-style-name="WW8Dropcap4043"/>
    <style:style style:name="WW-WW8Dropcap2251234" style:family="text" style:parent-style-name="WW8Dropcap4043"/>
    <style:style style:name="WW-WW8Dropcap2261234" style:family="text" style:parent-style-name="WW8Dropcap4043"/>
    <style:style style:name="WW-WW8Dropcap2271234" style:family="text" style:parent-style-name="WW8Dropcap4043"/>
    <style:style style:name="WW-WW8Dropcap2281234" style:family="text" style:parent-style-name="WW8Dropcap4043"/>
    <style:style style:name="WW-WW8Dropcap2291234" style:family="text" style:parent-style-name="WW8Dropcap4043"/>
    <style:style style:name="WW-WW8Dropcap2301234" style:family="text" style:parent-style-name="WW8Dropcap4043"/>
    <style:style style:name="WW-WW8Dropcap2311234" style:family="text" style:parent-style-name="WW8Dropcap4043"/>
    <style:style style:name="WW-WW8Dropcap2321234" style:family="text" style:parent-style-name="WW8Dropcap4043"/>
    <style:style style:name="WW-WW8Dropcap2331234" style:family="text" style:parent-style-name="WW8Dropcap4043"/>
    <style:style style:name="WW-WW8Dropcap2341234" style:family="text" style:parent-style-name="WW8Dropcap4043"/>
    <style:style style:name="WW-WW8Dropcap2351234" style:family="text" style:parent-style-name="WW8Dropcap4043"/>
    <style:style style:name="WW-WW8Dropcap2361234" style:family="text" style:parent-style-name="WW8Dropcap4043"/>
    <style:style style:name="WW-WW8Dropcap2371234" style:family="text" style:parent-style-name="WW8Dropcap4043"/>
    <style:style style:name="WW-WW8Dropcap2381234" style:family="text" style:parent-style-name="WW8Dropcap4043"/>
    <style:style style:name="WW-WW8Dropcap2391234" style:family="text" style:parent-style-name="WW8Dropcap4043"/>
    <style:style style:name="WW-WW8Dropcap2401234" style:family="text" style:parent-style-name="WW8Dropcap4043"/>
    <style:style style:name="WW-WW8Dropcap2411234" style:family="text" style:parent-style-name="WW8Dropcap4043"/>
    <style:style style:name="WW-WW8Dropcap2421234" style:family="text" style:parent-style-name="WW8Dropcap4043"/>
    <style:style style:name="WW-WW8Dropcap2431234" style:family="text" style:parent-style-name="WW8Dropcap4043"/>
    <style:style style:name="WW-WW8Dropcap2441234" style:family="text" style:parent-style-name="WW8Dropcap4043"/>
    <style:style style:name="WW-WW8Dropcap2451234" style:family="text" style:parent-style-name="WW8Dropcap4043"/>
    <style:style style:name="WW-WW8Dropcap2461234" style:family="text" style:parent-style-name="WW8Dropcap4043"/>
    <style:style style:name="WW-WW8Dropcap2471234" style:family="text" style:parent-style-name="WW8Dropcap4043"/>
    <style:style style:name="WW-WW8Dropcap2481234" style:family="text" style:parent-style-name="WW8Dropcap4043"/>
    <style:style style:name="WW-WW8Dropcap2491234" style:family="text" style:parent-style-name="WW8Dropcap4043"/>
    <style:style style:name="WW-WW8Dropcap2501234" style:family="text" style:parent-style-name="WW8Dropcap4043"/>
    <style:style style:name="WW-WW8Dropcap2511234" style:family="text" style:parent-style-name="WW8Dropcap4043"/>
    <style:style style:name="WW-WW8Dropcap2521234" style:family="text" style:parent-style-name="WW8Dropcap4043"/>
    <style:style style:name="WW-WW8Dropcap2531234" style:family="text" style:parent-style-name="WW8Dropcap4043"/>
    <style:style style:name="WW-WW8Dropcap2541234" style:family="text" style:parent-style-name="WW8Dropcap4043"/>
    <style:style style:name="WW-WW8Dropcap2551234" style:family="text" style:parent-style-name="WW8Dropcap4043"/>
    <style:style style:name="WW-WW8Dropcap2561234" style:family="text" style:parent-style-name="WW8Dropcap4043"/>
    <style:style style:name="WW-WW8Dropcap2571234" style:family="text" style:parent-style-name="WW8Dropcap4043"/>
    <style:style style:name="WW-WW8Dropcap2581234" style:family="text" style:parent-style-name="WW8Dropcap4043"/>
    <style:style style:name="WW-WW8Dropcap2591234" style:family="text" style:parent-style-name="WW8Dropcap4043"/>
    <style:style style:name="WW-WW8Dropcap2601234" style:family="text" style:parent-style-name="WW8Dropcap4043"/>
    <style:style style:name="WW-WW8Dropcap2611234" style:family="text" style:parent-style-name="WW8Dropcap4043"/>
    <style:style style:name="WW-WW8Dropcap2621234" style:family="text" style:parent-style-name="WW8Dropcap4043"/>
    <style:style style:name="WW-WW8Dropcap2631234" style:family="text" style:parent-style-name="WW8Dropcap4043"/>
    <style:style style:name="WW-WW8Dropcap2641234" style:family="text" style:parent-style-name="WW8Dropcap4043"/>
    <style:style style:name="WW-WW8Dropcap2651234" style:family="text" style:parent-style-name="WW8Dropcap4043"/>
    <style:style style:name="WW-WW8Dropcap2661234" style:family="text" style:parent-style-name="WW8Dropcap4043"/>
    <style:style style:name="WW-WW8Dropcap2671234" style:family="text" style:parent-style-name="WW8Dropcap4043"/>
    <style:style style:name="WW-WW8Dropcap2681234" style:family="text" style:parent-style-name="WW8Dropcap4043"/>
    <style:style style:name="WW-WW8Dropcap2691234" style:family="text" style:parent-style-name="WW8Dropcap4043"/>
    <style:style style:name="WW-WW8Dropcap2701234" style:family="text" style:parent-style-name="WW8Dropcap4043"/>
    <style:style style:name="WW-WW8Dropcap2711234" style:family="text" style:parent-style-name="WW8Dropcap4043"/>
    <style:style style:name="WW-WW8Dropcap2721234" style:family="text" style:parent-style-name="WW8Dropcap4043"/>
    <style:style style:name="WW-WW8Dropcap2731234" style:family="text" style:parent-style-name="WW8Dropcap4043"/>
    <style:style style:name="WW-WW8Dropcap2741234" style:family="text" style:parent-style-name="WW8Dropcap4043"/>
    <style:style style:name="WW-WW8Dropcap2751234" style:family="text" style:parent-style-name="WW8Dropcap4043"/>
    <style:style style:name="WW-WW8Dropcap2761234" style:family="text" style:parent-style-name="WW8Dropcap4043"/>
    <style:style style:name="WW-WW8Dropcap2771234" style:family="text" style:parent-style-name="WW8Dropcap4043"/>
    <style:style style:name="WW-WW8Dropcap2781234" style:family="text" style:parent-style-name="WW8Dropcap4043"/>
    <style:style style:name="WW-WW8Dropcap2791234" style:family="text" style:parent-style-name="WW8Dropcap4043"/>
    <style:style style:name="WW-WW8Dropcap2801234" style:family="text" style:parent-style-name="WW8Dropcap4043"/>
    <style:style style:name="WW-WW8Dropcap2811234" style:family="text" style:parent-style-name="WW8Dropcap4043"/>
    <style:style style:name="WW-WW8Dropcap2821234" style:family="text" style:parent-style-name="WW8Dropcap4043"/>
    <style:style style:name="WW-WW8Dropcap2831234" style:family="text" style:parent-style-name="WW8Dropcap4043"/>
    <style:style style:name="WW-WW8Dropcap2841234" style:family="text" style:parent-style-name="WW8Dropcap4043"/>
    <style:style style:name="WW-WW8Dropcap2851234" style:family="text" style:parent-style-name="WW8Dropcap4043"/>
    <style:style style:name="WW-WW8Dropcap2861234" style:family="text" style:parent-style-name="WW8Dropcap4043"/>
    <style:style style:name="WW-WW8Dropcap2871234" style:family="text" style:parent-style-name="WW8Dropcap4043"/>
    <style:style style:name="WW-WW8Dropcap2881234" style:family="text" style:parent-style-name="WW8Dropcap4043"/>
    <style:style style:name="WW-WW8Dropcap2891234" style:family="text" style:parent-style-name="WW8Dropcap4043"/>
    <style:style style:name="WW-WW8Dropcap2901234" style:family="text" style:parent-style-name="WW8Dropcap4043"/>
    <style:style style:name="WW-WW8Dropcap2911234" style:family="text" style:parent-style-name="WW8Dropcap4043"/>
    <style:style style:name="WW-WW8Dropcap2921234" style:family="text" style:parent-style-name="WW8Dropcap4043"/>
    <style:style style:name="WW-WW8Dropcap2931234" style:family="text" style:parent-style-name="WW8Dropcap4043"/>
    <style:style style:name="WW-WW8Dropcap2941234" style:family="text" style:parent-style-name="WW8Dropcap4043"/>
    <style:style style:name="WW-WW8Dropcap2951234" style:family="text" style:parent-style-name="WW8Dropcap4043"/>
    <style:style style:name="WW-WW8Dropcap2961234" style:family="text" style:parent-style-name="WW8Dropcap4043"/>
    <style:style style:name="WW-WW8Dropcap2971234" style:family="text" style:parent-style-name="WW8Dropcap4043"/>
    <style:style style:name="WW-WW8Dropcap2981234" style:family="text" style:parent-style-name="WW8Dropcap4043"/>
    <style:style style:name="WW-WW8Dropcap2991234" style:family="text" style:parent-style-name="WW8Dropcap4043"/>
    <style:style style:name="WW-WW8Dropcap3001234" style:family="text" style:parent-style-name="WW8Dropcap4043"/>
    <style:style style:name="WW-WW8Dropcap3011234" style:family="text" style:parent-style-name="WW8Dropcap4043"/>
    <style:style style:name="WW-WW8Dropcap3021234" style:family="text" style:parent-style-name="WW8Dropcap4043"/>
    <style:style style:name="WW-WW8Dropcap3031234" style:family="text" style:parent-style-name="WW8Dropcap4043"/>
    <style:style style:name="WW-WW8Dropcap3041234" style:family="text" style:parent-style-name="WW8Dropcap4043"/>
    <style:style style:name="WW-WW8Dropcap3051234" style:family="text" style:parent-style-name="WW8Dropcap4043"/>
    <style:style style:name="WW-WW8Dropcap3061234" style:family="text" style:parent-style-name="WW8Dropcap4043"/>
    <style:style style:name="WW-WW8Dropcap3071234" style:family="text" style:parent-style-name="WW8Dropcap4043"/>
    <style:style style:name="WW-WW8Dropcap3081234" style:family="text" style:parent-style-name="WW8Dropcap4043"/>
    <style:style style:name="WW-WW8Dropcap3091234" style:family="text" style:parent-style-name="WW8Dropcap4043"/>
    <style:style style:name="WW-WW8Dropcap3101234" style:family="text" style:parent-style-name="WW8Dropcap4043"/>
    <style:style style:name="WW-WW8Dropcap3111234" style:family="text" style:parent-style-name="WW8Dropcap4043"/>
    <style:style style:name="WW-WW8Dropcap3121234" style:family="text" style:parent-style-name="WW8Dropcap4043"/>
    <style:style style:name="WW-WW8Dropcap3131234" style:family="text" style:parent-style-name="WW8Dropcap4043"/>
    <style:style style:name="WW-WW8Dropcap3141234" style:family="text" style:parent-style-name="WW8Dropcap4043"/>
    <style:style style:name="WW-WW8Dropcap3151234" style:family="text" style:parent-style-name="WW8Dropcap4043"/>
    <style:style style:name="WW-WW8Dropcap3161234" style:family="text" style:parent-style-name="WW8Dropcap4043"/>
    <style:style style:name="WW-WW8Dropcap3171234" style:family="text" style:parent-style-name="WW8Dropcap4043"/>
    <style:style style:name="WW-WW8Dropcap3181234" style:family="text" style:parent-style-name="WW8Dropcap4043"/>
    <style:style style:name="WW-WW8Dropcap3191234" style:family="text" style:parent-style-name="WW8Dropcap4043"/>
    <style:style style:name="WW-WW8Dropcap3201234" style:family="text" style:parent-style-name="WW8Dropcap4043"/>
    <style:style style:name="WW-WW8Dropcap3211234" style:family="text" style:parent-style-name="WW8Dropcap4043"/>
    <style:style style:name="WW-WW8Dropcap3221234" style:family="text" style:parent-style-name="WW8Dropcap4043"/>
    <style:style style:name="WW-WW8Dropcap3231234" style:family="text" style:parent-style-name="WW8Dropcap4043"/>
    <style:style style:name="WW-WW8Dropcap3241234" style:family="text" style:parent-style-name="WW8Dropcap4043"/>
    <style:style style:name="WW-WW8Dropcap3251234" style:family="text" style:parent-style-name="WW8Dropcap4043"/>
    <style:style style:name="WW-WW8Dropcap3261234" style:family="text" style:parent-style-name="WW8Dropcap4043"/>
    <style:style style:name="WW-WW8Dropcap3271234" style:family="text" style:parent-style-name="WW8Dropcap4043"/>
    <style:style style:name="WW-WW8Dropcap3281234" style:family="text" style:parent-style-name="WW8Dropcap4043"/>
    <style:style style:name="WW-WW8Dropcap3291234" style:family="text" style:parent-style-name="WW8Dropcap4043"/>
    <style:style style:name="WW-WW8Dropcap3301234" style:family="text" style:parent-style-name="WW8Dropcap4043"/>
    <style:style style:name="WW-WW8Dropcap3311234" style:family="text" style:parent-style-name="WW8Dropcap4043"/>
    <style:style style:name="WW-WW8Dropcap3321234" style:family="text" style:parent-style-name="WW8Dropcap4043"/>
    <style:style style:name="WW-WW8Dropcap3331234" style:family="text" style:parent-style-name="WW8Dropcap4043"/>
    <style:style style:name="WW-WW8Dropcap3341234" style:family="text" style:parent-style-name="WW8Dropcap4043"/>
    <style:style style:name="WW-WW8Dropcap3351234" style:family="text" style:parent-style-name="WW8Dropcap4043"/>
    <style:style style:name="WW-WW8Dropcap3361234" style:family="text" style:parent-style-name="WW8Dropcap4043"/>
    <style:style style:name="WW-WW8Dropcap3371234" style:family="text" style:parent-style-name="WW8Dropcap4043"/>
    <style:style style:name="WW-WW8Dropcap3381234" style:family="text" style:parent-style-name="WW8Dropcap4043"/>
    <style:style style:name="WW-WW8Dropcap3391234" style:family="text" style:parent-style-name="WW8Dropcap4043"/>
    <style:style style:name="WW-WW8Dropcap3401234" style:family="text" style:parent-style-name="WW8Dropcap4043"/>
    <style:style style:name="WW-WW8Dropcap3411234" style:family="text" style:parent-style-name="WW8Dropcap4043"/>
    <style:style style:name="WW-WW8Dropcap3421234" style:family="text" style:parent-style-name="WW8Dropcap4043"/>
    <style:style style:name="WW-WW8Dropcap3431234" style:family="text" style:parent-style-name="WW8Dropcap4043"/>
    <style:style style:name="WW-WW8Dropcap3441234" style:family="text" style:parent-style-name="WW8Dropcap4043"/>
    <style:style style:name="WW-WW8Dropcap3451234" style:family="text" style:parent-style-name="WW8Dropcap4043"/>
    <style:style style:name="WW-WW8Dropcap3461234" style:family="text" style:parent-style-name="WW8Dropcap4043"/>
    <style:style style:name="WW-WW8Dropcap3471234" style:family="text" style:parent-style-name="WW8Dropcap4043"/>
    <style:style style:name="WW-WW8Dropcap3481234" style:family="text" style:parent-style-name="WW8Dropcap4043"/>
    <style:style style:name="WW-WW8Dropcap3491234" style:family="text" style:parent-style-name="WW8Dropcap4043"/>
    <style:style style:name="WW-WW8Dropcap3501234" style:family="text" style:parent-style-name="WW8Dropcap4043"/>
    <style:style style:name="WW-WW8Dropcap3511234" style:family="text" style:parent-style-name="WW8Dropcap4043"/>
    <style:style style:name="WW-WW8Dropcap3521234" style:family="text" style:parent-style-name="WW8Dropcap4043"/>
    <style:style style:name="WW-WW8Dropcap3531234" style:family="text" style:parent-style-name="WW8Dropcap4043"/>
    <style:style style:name="WW-WW8Dropcap3541234" style:family="text" style:parent-style-name="WW8Dropcap4043"/>
    <style:style style:name="WW-WW8Dropcap3551234" style:family="text" style:parent-style-name="WW8Dropcap4043"/>
    <style:style style:name="WW-WW8Dropcap3561234" style:family="text" style:parent-style-name="WW8Dropcap4043"/>
    <style:style style:name="WW-WW8Dropcap3571234" style:family="text" style:parent-style-name="WW8Dropcap4043"/>
    <style:style style:name="WW-WW8Dropcap3581234" style:family="text" style:parent-style-name="WW8Dropcap4043"/>
    <style:style style:name="WW-WW8Dropcap3591234" style:family="text" style:parent-style-name="WW8Dropcap4043"/>
    <style:style style:name="WW-WW8Dropcap3601234" style:family="text" style:parent-style-name="WW8Dropcap4043"/>
    <style:style style:name="WW-WW8Dropcap3611234" style:family="text" style:parent-style-name="WW8Dropcap4043"/>
    <style:style style:name="WW-WW8Dropcap3621234" style:family="text" style:parent-style-name="WW8Dropcap4043"/>
    <style:style style:name="WW-WW8Dropcap3631234" style:family="text" style:parent-style-name="WW8Dropcap4043"/>
    <style:style style:name="WW-WW8Dropcap3641234" style:family="text" style:parent-style-name="WW8Dropcap4043"/>
    <style:style style:name="WW-WW8Dropcap3651234" style:family="text" style:parent-style-name="WW8Dropcap4043"/>
    <style:style style:name="WW-WW8Dropcap3661234" style:family="text" style:parent-style-name="WW8Dropcap4043"/>
    <style:style style:name="WW-WW8Dropcap3671234" style:family="text" style:parent-style-name="WW8Dropcap4043"/>
    <style:style style:name="WW-WW8Dropcap3681234" style:family="text" style:parent-style-name="WW8Dropcap4043"/>
    <style:style style:name="WW-WW8Dropcap3691234" style:family="text" style:parent-style-name="WW8Dropcap4043"/>
    <style:style style:name="WW-WW8Dropcap3701234" style:family="text" style:parent-style-name="WW8Dropcap4043"/>
    <style:style style:name="WW-WW8Dropcap3711234" style:family="text" style:parent-style-name="WW8Dropcap4043"/>
    <style:style style:name="WW-WW8Dropcap3721234" style:family="text" style:parent-style-name="WW8Dropcap4043"/>
    <style:style style:name="WW-WW8Dropcap3731234" style:family="text" style:parent-style-name="WW8Dropcap4043"/>
    <style:style style:name="WW-WW8Dropcap3741234" style:family="text" style:parent-style-name="WW8Dropcap4043"/>
    <style:style style:name="WW-WW8Dropcap3751234" style:family="text" style:parent-style-name="WW8Dropcap4043"/>
    <style:style style:name="WW-WW8Dropcap3761234" style:family="text" style:parent-style-name="WW8Dropcap4043"/>
    <style:style style:name="WW-WW8Dropcap3771234" style:family="text" style:parent-style-name="WW8Dropcap4043"/>
    <style:style style:name="WW-WW8Dropcap3781234" style:family="text" style:parent-style-name="WW8Dropcap4043"/>
    <style:style style:name="WW-WW8Dropcap3791234" style:family="text" style:parent-style-name="WW8Dropcap4043"/>
    <style:style style:name="WW-WW8Dropcap3801234" style:family="text" style:parent-style-name="WW8Dropcap4043"/>
    <style:style style:name="WW-WW8Dropcap3811234" style:family="text" style:parent-style-name="WW8Dropcap4043"/>
    <style:style style:name="WW-WW8Dropcap3821234" style:family="text" style:parent-style-name="WW8Dropcap4043"/>
    <style:style style:name="WW-WW8Dropcap3831234" style:family="text" style:parent-style-name="WW8Dropcap4043"/>
    <style:style style:name="WW-WW8Dropcap3841234" style:family="text" style:parent-style-name="WW8Dropcap4043"/>
    <style:style style:name="WW-WW8Dropcap3851234" style:family="text" style:parent-style-name="WW8Dropcap4043"/>
    <style:style style:name="WW-WW8Dropcap3861234" style:family="text" style:parent-style-name="WW8Dropcap4043"/>
    <style:style style:name="WW-WW8Dropcap3871234" style:family="text" style:parent-style-name="WW8Dropcap4043"/>
    <style:style style:name="WW-WW8Dropcap3881234" style:family="text" style:parent-style-name="WW8Dropcap4043"/>
    <style:style style:name="WW-WW8Dropcap3891234" style:family="text" style:parent-style-name="WW8Dropcap4043"/>
    <style:style style:name="WW-WW8Dropcap3901234" style:family="text" style:parent-style-name="WW8Dropcap4043"/>
    <style:style style:name="WW-WW8Dropcap3911234" style:family="text" style:parent-style-name="WW8Dropcap4043"/>
    <style:style style:name="WW-WW8Dropcap3921234" style:family="text" style:parent-style-name="WW8Dropcap4043"/>
    <style:style style:name="WW-WW8Dropcap3931234" style:family="text" style:parent-style-name="WW8Dropcap4043"/>
    <style:style style:name="WW-WW8Dropcap3941234" style:family="text" style:parent-style-name="WW8Dropcap4043"/>
    <style:style style:name="WW-WW8Dropcap3951234" style:family="text" style:parent-style-name="WW8Dropcap4043"/>
    <style:style style:name="WW-WW8Dropcap3961234" style:family="text" style:parent-style-name="WW8Dropcap4043"/>
    <style:style style:name="WW-WW8Dropcap3971234" style:family="text" style:parent-style-name="WW8Dropcap4043"/>
    <style:style style:name="WW-WW8Dropcap3981234" style:family="text" style:parent-style-name="WW8Dropcap4043"/>
    <style:style style:name="WW-WW8Dropcap399123" style:family="text" style:parent-style-name="WW8Dropcap4043"/>
    <style:style style:name="WW-WW8Dropcap400123" style:family="text" style:parent-style-name="WW8Dropcap4043"/>
    <style:style style:name="WW-WW8Dropcap401123" style:family="text" style:parent-style-name="WW8Dropcap4043"/>
    <style:style style:name="WW-WW8Dropcap402123" style:family="text" style:parent-style-name="WW8Dropcap4043"/>
    <style:style style:name="WW-WW8Dropcap403123" style:family="text" style:parent-style-name="WW8Dropcap4043"/>
    <style:style style:name="WW-WW8Dropcap404123" style:family="text" style:parent-style-name="WW8Dropcap4043"/>
    <style:style style:name="WW-WW8Dropcap405123" style:family="text" style:parent-style-name="WW8Dropcap4043"/>
    <style:style style:name="WW-WW8Dropcap406123" style:family="text" style:parent-style-name="WW8Dropcap4043"/>
    <style:style style:name="WW-WW8Dropcap407123" style:family="text" style:parent-style-name="WW8Dropcap4043"/>
    <style:style style:name="WW-WW8Dropcap408123" style:family="text" style:parent-style-name="WW8Dropcap4043"/>
    <style:style style:name="WW-WW8Dropcap409123" style:family="text" style:parent-style-name="WW8Dropcap4043"/>
    <style:style style:name="WW-WW8Dropcap410123" style:family="text" style:parent-style-name="WW8Dropcap4043"/>
    <style:style style:name="WW-WW8Dropcap411123" style:family="text" style:parent-style-name="WW8Dropcap4043"/>
    <style:style style:name="WW-WW8Dropcap412123" style:family="text" style:parent-style-name="WW8Dropcap4043"/>
    <style:style style:name="WW-WW8Dropcap413123" style:family="text" style:parent-style-name="WW8Dropcap4043"/>
    <style:style style:name="WW-WW8Dropcap414123" style:family="text" style:parent-style-name="WW8Dropcap4043"/>
    <style:style style:name="WW-WW8Dropcap415123" style:family="text" style:parent-style-name="WW8Dropcap4043"/>
    <style:style style:name="WW-WW8Dropcap416123" style:family="text" style:parent-style-name="WW8Dropcap4043"/>
    <style:style style:name="WW-WW8Dropcap417123" style:family="text" style:parent-style-name="WW8Dropcap4043"/>
    <style:style style:name="WW-WW8Dropcap418123" style:family="text" style:parent-style-name="WW8Dropcap4043"/>
    <style:style style:name="WW-WW8Dropcap419123" style:family="text" style:parent-style-name="WW8Dropcap4043"/>
    <style:style style:name="WW-WW8Dropcap420123" style:family="text" style:parent-style-name="WW8Dropcap4043"/>
    <style:style style:name="WW-WW8Dropcap421123" style:family="text" style:parent-style-name="WW8Dropcap4043"/>
    <style:style style:name="WW-WW8Dropcap422123" style:family="text" style:parent-style-name="WW8Dropcap4043"/>
    <style:style style:name="WW-WW8Dropcap423123" style:family="text" style:parent-style-name="WW8Dropcap4043"/>
    <style:style style:name="WW-WW8Dropcap424123" style:family="text" style:parent-style-name="WW8Dropcap4043"/>
    <style:style style:name="WW-WW8Dropcap425123" style:family="text" style:parent-style-name="WW8Dropcap4043"/>
    <style:style style:name="WW-WW8Dropcap426123" style:family="text" style:parent-style-name="WW8Dropcap4043"/>
    <style:style style:name="WW-WW8Dropcap427123" style:family="text" style:parent-style-name="WW8Dropcap4043"/>
    <style:style style:name="WW-WW8Dropcap428123" style:family="text" style:parent-style-name="WW8Dropcap4043"/>
    <style:style style:name="WW-WW8Dropcap429123" style:family="text" style:parent-style-name="WW8Dropcap4043"/>
    <style:style style:name="WW-WW8Dropcap430123" style:family="text" style:parent-style-name="WW8Dropcap4043"/>
    <style:style style:name="WW-WW8Dropcap431123" style:family="text" style:parent-style-name="WW8Dropcap4043"/>
    <style:style style:name="WW-WW8Dropcap432123" style:family="text" style:parent-style-name="WW8Dropcap4043"/>
    <style:style style:name="WW-WW8Dropcap433123" style:family="text" style:parent-style-name="WW8Dropcap4043"/>
    <style:style style:name="WW-WW8Dropcap434123" style:family="text" style:parent-style-name="WW8Dropcap4043"/>
    <style:style style:name="WW-WW8Dropcap435123" style:family="text" style:parent-style-name="WW8Dropcap4043"/>
    <style:style style:name="WW-WW8Dropcap436123" style:family="text" style:parent-style-name="WW8Dropcap4043"/>
    <style:style style:name="WW-WW8Dropcap437123" style:family="text" style:parent-style-name="WW8Dropcap4043"/>
    <style:style style:name="WW-WW8Dropcap438123" style:family="text" style:parent-style-name="WW8Dropcap4043"/>
    <style:style style:name="WW-WW8Dropcap439123" style:family="text" style:parent-style-name="WW8Dropcap4043"/>
    <style:style style:name="WW-WW8Dropcap440123" style:family="text" style:parent-style-name="WW8Dropcap4043"/>
    <style:style style:name="WW-WW8Dropcap441123" style:family="text" style:parent-style-name="WW8Dropcap4043"/>
    <style:style style:name="WW-WW8Dropcap442123" style:family="text" style:parent-style-name="WW8Dropcap4043"/>
    <style:style style:name="WW-WW8Dropcap443123" style:family="text" style:parent-style-name="WW8Dropcap4043"/>
    <style:style style:name="WW-WW8Dropcap444123" style:family="text" style:parent-style-name="WW8Dropcap4043"/>
    <style:style style:name="WW-WW8Dropcap445123" style:family="text" style:parent-style-name="WW8Dropcap4043"/>
    <style:style style:name="WW-WW8Dropcap446123" style:family="text" style:parent-style-name="WW8Dropcap4043"/>
    <style:style style:name="WW-WW8Dropcap447123" style:family="text" style:parent-style-name="WW8Dropcap4043"/>
    <style:style style:name="WW-WW8Dropcap448123" style:family="text" style:parent-style-name="WW8Dropcap4043"/>
    <style:style style:name="WW-WW8Dropcap449123" style:family="text" style:parent-style-name="WW8Dropcap4043"/>
    <style:style style:name="WW-WW8Dropcap450123" style:family="text" style:parent-style-name="WW8Dropcap4043"/>
    <style:style style:name="WW-WW8Dropcap451123" style:family="text" style:parent-style-name="WW8Dropcap4043"/>
    <style:style style:name="WW-WW8Dropcap452123" style:family="text" style:parent-style-name="WW8Dropcap4043"/>
    <style:style style:name="WW-WW8Dropcap453123" style:family="text" style:parent-style-name="WW8Dropcap4043"/>
    <style:style style:name="WW-WW8Dropcap454123" style:family="text" style:parent-style-name="WW8Dropcap4043"/>
    <style:style style:name="WW-WW8Dropcap455123" style:family="text" style:parent-style-name="WW8Dropcap4043"/>
    <style:style style:name="WW-WW8Dropcap456123" style:family="text" style:parent-style-name="WW8Dropcap4043"/>
    <style:style style:name="WW-WW8Dropcap457123" style:family="text" style:parent-style-name="WW8Dropcap4043"/>
    <style:style style:name="WW-WW8Dropcap458123" style:family="text" style:parent-style-name="WW8Dropcap4043"/>
    <style:style style:name="WW-WW8Dropcap459123" style:family="text" style:parent-style-name="WW8Dropcap4043"/>
    <style:style style:name="WW-WW8Dropcap460123" style:family="text" style:parent-style-name="WW8Dropcap4043"/>
    <style:style style:name="WW-WW8Dropcap461123" style:family="text" style:parent-style-name="WW8Dropcap4043"/>
    <style:style style:name="WW-WW8Dropcap462123" style:family="text" style:parent-style-name="WW8Dropcap4043"/>
    <style:style style:name="WW-WW8Dropcap463123" style:family="text" style:parent-style-name="WW8Dropcap4043"/>
    <style:style style:name="WW-WW8Dropcap464123" style:family="text" style:parent-style-name="WW8Dropcap4043"/>
    <style:style style:name="WW-WW8Dropcap465123" style:family="text" style:parent-style-name="WW8Dropcap4043"/>
    <style:style style:name="WW-WW8Dropcap466123" style:family="text" style:parent-style-name="WW8Dropcap4043"/>
    <style:style style:name="WW-WW8Dropcap467123" style:family="text" style:parent-style-name="WW8Dropcap4043"/>
    <style:style style:name="WW-WW8Dropcap468123" style:family="text" style:parent-style-name="WW8Dropcap4043"/>
    <style:style style:name="WW-WW8Dropcap469123" style:family="text" style:parent-style-name="WW8Dropcap4043"/>
    <style:style style:name="WW-WW8Dropcap470123" style:family="text" style:parent-style-name="WW8Dropcap4043"/>
    <style:style style:name="WW-WW8Dropcap471123" style:family="text" style:parent-style-name="WW8Dropcap4043"/>
    <style:style style:name="WW-WW8Dropcap472123" style:family="text" style:parent-style-name="WW8Dropcap4043"/>
    <style:style style:name="WW-WW8Dropcap473123" style:family="text" style:parent-style-name="WW8Dropcap4043"/>
    <style:style style:name="WW-WW8Dropcap474123" style:family="text" style:parent-style-name="WW8Dropcap4043"/>
    <style:style style:name="WW-WW8Dropcap475123" style:family="text" style:parent-style-name="WW8Dropcap4043"/>
    <style:style style:name="WW-WW8Dropcap476123" style:family="text" style:parent-style-name="WW8Dropcap4043"/>
    <style:style style:name="WW-WW8Dropcap477123" style:family="text" style:parent-style-name="WW8Dropcap4043"/>
    <style:style style:name="WW-WW8Dropcap478123" style:family="text" style:parent-style-name="WW8Dropcap4043"/>
    <style:style style:name="WW-WW8Dropcap479123" style:family="text" style:parent-style-name="WW8Dropcap4043"/>
    <style:style style:name="WW-WW8Dropcap480123" style:family="text" style:parent-style-name="WW8Dropcap4043"/>
    <style:style style:name="WW-WW8Dropcap481123" style:family="text" style:parent-style-name="WW8Dropcap4043"/>
    <style:style style:name="WW-WW8Dropcap482123" style:family="text" style:parent-style-name="WW8Dropcap4043"/>
    <style:style style:name="WW-WW8Dropcap483123" style:family="text" style:parent-style-name="WW8Dropcap4043"/>
    <style:style style:name="WW-WW8Dropcap484123" style:family="text" style:parent-style-name="WW8Dropcap4043"/>
    <style:style style:name="WW-WW8Dropcap485123" style:family="text" style:parent-style-name="WW8Dropcap4043"/>
    <style:style style:name="WW-WW8Dropcap486123" style:family="text" style:parent-style-name="WW8Dropcap4043"/>
    <style:style style:name="WW-WW8Dropcap487123" style:family="text" style:parent-style-name="WW8Dropcap4043"/>
    <style:style style:name="WW-WW8Dropcap488123" style:family="text" style:parent-style-name="WW8Dropcap4043"/>
    <style:style style:name="WW-WW8Dropcap489123" style:family="text" style:parent-style-name="WW8Dropcap4043"/>
    <style:style style:name="WW-WW8Dropcap490123" style:family="text" style:parent-style-name="WW8Dropcap4043"/>
    <style:style style:name="WW-WW8Dropcap491123" style:family="text" style:parent-style-name="WW8Dropcap4043"/>
    <style:style style:name="WW-WW8Dropcap492123" style:family="text" style:parent-style-name="WW8Dropcap4043"/>
    <style:style style:name="WW-WW8Dropcap493123" style:family="text" style:parent-style-name="WW8Dropcap4043"/>
    <style:style style:name="WW-WW8Dropcap494123" style:family="text" style:parent-style-name="WW8Dropcap4043"/>
    <style:style style:name="WW-WW8Dropcap495123" style:family="text" style:parent-style-name="WW8Dropcap4043"/>
    <style:style style:name="WW-WW8Dropcap496123" style:family="text" style:parent-style-name="WW8Dropcap4043"/>
    <style:style style:name="WW-WW8Dropcap497123" style:family="text" style:parent-style-name="WW8Dropcap4043"/>
    <style:style style:name="WW-WW8Dropcap498123" style:family="text" style:parent-style-name="WW8Dropcap4043"/>
    <style:style style:name="WW-WW8Dropcap499123" style:family="text" style:parent-style-name="WW8Dropcap4043"/>
    <style:style style:name="WW-WW8Dropcap500123" style:family="text" style:parent-style-name="WW8Dropcap4043"/>
    <style:style style:name="WW-WW8Dropcap501123" style:family="text" style:parent-style-name="WW8Dropcap4043"/>
    <style:style style:name="WW-WW8Dropcap502123" style:family="text" style:parent-style-name="WW8Dropcap4043"/>
    <style:style style:name="WW-WW8Dropcap503123" style:family="text" style:parent-style-name="WW8Dropcap4043"/>
    <style:style style:name="WW-WW8Dropcap504123" style:family="text" style:parent-style-name="WW8Dropcap4043"/>
    <style:style style:name="WW-WW8Dropcap505123" style:family="text" style:parent-style-name="WW8Dropcap4043"/>
    <style:style style:name="WW-WW8Dropcap506123" style:family="text" style:parent-style-name="WW8Dropcap4043"/>
    <style:style style:name="WW-WW8Dropcap507123" style:family="text" style:parent-style-name="WW8Dropcap4043"/>
    <style:style style:name="WW-WW8Dropcap508123" style:family="text" style:parent-style-name="WW8Dropcap4043"/>
    <style:style style:name="WW-WW8Dropcap509123" style:family="text" style:parent-style-name="WW8Dropcap4043"/>
    <style:style style:name="WW-WW8Dropcap510123" style:family="text" style:parent-style-name="WW8Dropcap4043"/>
    <style:style style:name="WW-WW8Dropcap511123" style:family="text" style:parent-style-name="WW8Dropcap4043"/>
    <style:style style:name="WW-WW8Dropcap512123" style:family="text" style:parent-style-name="WW8Dropcap4043"/>
    <style:style style:name="WW-WW8Dropcap513123" style:family="text" style:parent-style-name="WW8Dropcap4043"/>
    <style:style style:name="WW-WW8Dropcap514123" style:family="text" style:parent-style-name="WW8Dropcap4043"/>
    <style:style style:name="WW-WW8Dropcap515123" style:family="text" style:parent-style-name="WW8Dropcap4043"/>
    <style:style style:name="WW-WW8Dropcap516123" style:family="text" style:parent-style-name="WW8Dropcap4043"/>
    <style:style style:name="WW-WW8Dropcap517123" style:family="text" style:parent-style-name="WW8Dropcap4043"/>
    <style:style style:name="WW-WW8Dropcap518123" style:family="text" style:parent-style-name="WW8Dropcap4043"/>
    <style:style style:name="WW-WW8Dropcap519123" style:family="text" style:parent-style-name="WW8Dropcap4043"/>
    <style:style style:name="WW-WW8Dropcap520123" style:family="text" style:parent-style-name="WW8Dropcap4043"/>
    <style:style style:name="WW-WW8Dropcap521123" style:family="text" style:parent-style-name="WW8Dropcap4043"/>
    <style:style style:name="WW-WW8Dropcap522123" style:family="text" style:parent-style-name="WW8Dropcap4043"/>
    <style:style style:name="WW-WW8Dropcap523123" style:family="text" style:parent-style-name="WW8Dropcap4043"/>
    <style:style style:name="WW-WW8Dropcap524123" style:family="text" style:parent-style-name="WW8Dropcap4043"/>
    <style:style style:name="WW-WW8Dropcap525123" style:family="text" style:parent-style-name="WW8Dropcap4043"/>
    <style:style style:name="WW-WW8Dropcap526123" style:family="text" style:parent-style-name="WW8Dropcap4043"/>
    <style:style style:name="WW-WW8Dropcap527123" style:family="text" style:parent-style-name="WW8Dropcap4043"/>
    <style:style style:name="WW-WW8Dropcap528123" style:family="text" style:parent-style-name="WW8Dropcap4043"/>
    <style:style style:name="WW-WW8Dropcap529123" style:family="text" style:parent-style-name="WW8Dropcap4043"/>
    <style:style style:name="WW-WW8Dropcap530123" style:family="text" style:parent-style-name="WW8Dropcap4043"/>
    <style:style style:name="WW-WW8Dropcap531123" style:family="text" style:parent-style-name="WW8Dropcap4043"/>
    <style:style style:name="WW-WW8Dropcap532123" style:family="text" style:parent-style-name="WW8Dropcap4043"/>
    <style:style style:name="WW-WW8Dropcap533123" style:family="text" style:parent-style-name="WW8Dropcap4043"/>
    <style:style style:name="WW-WW8Dropcap534123" style:family="text" style:parent-style-name="WW8Dropcap4043"/>
    <style:style style:name="WW-WW8Dropcap535123" style:family="text" style:parent-style-name="WW8Dropcap4043"/>
    <style:style style:name="WW-WW8Dropcap536123" style:family="text" style:parent-style-name="WW8Dropcap4043"/>
    <style:style style:name="WW-WW8Dropcap537123" style:family="text" style:parent-style-name="WW8Dropcap4043"/>
    <style:style style:name="WW-WW8Dropcap538123" style:family="text" style:parent-style-name="WW8Dropcap4043"/>
    <style:style style:name="WW-WW8Dropcap539123" style:family="text" style:parent-style-name="WW8Dropcap4043"/>
    <style:style style:name="WW-WW8Dropcap540123" style:family="text" style:parent-style-name="WW8Dropcap4043"/>
    <style:style style:name="WW-WW8Dropcap541123" style:family="text" style:parent-style-name="WW8Dropcap4043"/>
    <style:style style:name="WW-WW8Dropcap542123" style:family="text" style:parent-style-name="WW8Dropcap4043"/>
    <style:style style:name="WW-WW8Dropcap543123" style:family="text" style:parent-style-name="WW8Dropcap4043"/>
    <style:style style:name="WW-WW8Dropcap544123" style:family="text" style:parent-style-name="WW8Dropcap4043"/>
    <style:style style:name="WW-WW8Dropcap545123" style:family="text" style:parent-style-name="WW8Dropcap4043"/>
    <style:style style:name="WW-WW8Dropcap546123" style:family="text" style:parent-style-name="WW8Dropcap4043"/>
    <style:style style:name="WW-WW8Dropcap547123" style:family="text" style:parent-style-name="WW8Dropcap4043"/>
    <style:style style:name="WW-WW8Dropcap548123" style:family="text" style:parent-style-name="WW8Dropcap4043"/>
    <style:style style:name="WW-WW8Dropcap549123" style:family="text" style:parent-style-name="WW8Dropcap4043"/>
    <style:style style:name="WW-WW8Dropcap550123" style:family="text" style:parent-style-name="WW8Dropcap4043"/>
    <style:style style:name="WW-WW8Dropcap551123" style:family="text" style:parent-style-name="WW8Dropcap4043"/>
    <style:style style:name="WW-WW8Dropcap552123" style:family="text" style:parent-style-name="WW8Dropcap4043"/>
    <style:style style:name="WW-WW8Dropcap553123" style:family="text" style:parent-style-name="WW8Dropcap4043"/>
    <style:style style:name="WW-WW8Dropcap554123" style:family="text" style:parent-style-name="WW8Dropcap4043"/>
    <style:style style:name="WW-WW8Dropcap555123" style:family="text" style:parent-style-name="WW8Dropcap4043"/>
    <style:style style:name="WW-WW8Dropcap556123" style:family="text" style:parent-style-name="WW8Dropcap4043"/>
    <style:style style:name="WW-WW8Dropcap557123" style:family="text" style:parent-style-name="WW8Dropcap4043"/>
    <style:style style:name="WW-WW8Dropcap558123" style:family="text" style:parent-style-name="WW8Dropcap4043"/>
    <style:style style:name="WW-WW8Dropcap559123" style:family="text" style:parent-style-name="WW8Dropcap4043"/>
    <style:style style:name="WW-WW8Dropcap560123" style:family="text" style:parent-style-name="WW8Dropcap4043"/>
    <style:style style:name="WW-WW8Dropcap561123" style:family="text" style:parent-style-name="WW8Dropcap4043"/>
    <style:style style:name="WW-WW8Dropcap562123" style:family="text" style:parent-style-name="WW8Dropcap4043"/>
    <style:style style:name="WW-WW8Dropcap563123" style:family="text" style:parent-style-name="WW8Dropcap4043"/>
    <style:style style:name="WW-WW8Dropcap564123" style:family="text" style:parent-style-name="WW8Dropcap4043"/>
    <style:style style:name="WW-WW8Dropcap565123" style:family="text" style:parent-style-name="WW8Dropcap4043"/>
    <style:style style:name="WW-WW8Dropcap566123" style:family="text" style:parent-style-name="WW8Dropcap4043"/>
    <style:style style:name="WW-WW8Dropcap567123" style:family="text" style:parent-style-name="WW8Dropcap4043"/>
    <style:style style:name="WW-WW8Dropcap568123" style:family="text" style:parent-style-name="WW8Dropcap4043"/>
    <style:style style:name="WW-WW8Dropcap569123" style:family="text" style:parent-style-name="WW8Dropcap4043"/>
    <style:style style:name="WW-WW8Dropcap570123" style:family="text" style:parent-style-name="WW8Dropcap4043"/>
    <style:style style:name="WW-WW8Dropcap571123" style:family="text" style:parent-style-name="WW8Dropcap4043"/>
    <style:style style:name="WW-WW8Dropcap572123" style:family="text" style:parent-style-name="WW8Dropcap4043"/>
    <style:style style:name="WW-WW8Dropcap573123" style:family="text" style:parent-style-name="WW8Dropcap4043"/>
    <style:style style:name="WW-WW8Dropcap574123" style:family="text" style:parent-style-name="WW8Dropcap4043"/>
    <style:style style:name="WW-WW8Dropcap575123" style:family="text" style:parent-style-name="WW8Dropcap4043"/>
    <style:style style:name="WW-WW8Dropcap576123" style:family="text" style:parent-style-name="WW8Dropcap4043"/>
    <style:style style:name="WW-WW8Dropcap577123" style:family="text" style:parent-style-name="WW8Dropcap4043"/>
    <style:style style:name="WW-WW8Dropcap578123" style:family="text" style:parent-style-name="WW8Dropcap4043"/>
    <style:style style:name="WW-WW8Dropcap579123" style:family="text" style:parent-style-name="WW8Dropcap4043"/>
    <style:style style:name="WW-WW8Dropcap580123" style:family="text" style:parent-style-name="WW8Dropcap4043"/>
    <style:style style:name="WW-WW8Dropcap581123" style:family="text" style:parent-style-name="WW8Dropcap4043"/>
    <style:style style:name="WW-WW8Dropcap582123" style:family="text" style:parent-style-name="WW8Dropcap4043"/>
    <style:style style:name="WW-WW8Dropcap583123" style:family="text" style:parent-style-name="WW8Dropcap4043"/>
    <style:style style:name="WW-WW8Dropcap584123" style:family="text" style:parent-style-name="WW8Dropcap4043"/>
    <style:style style:name="WW-WW8Dropcap585123" style:family="text" style:parent-style-name="WW8Dropcap4043"/>
    <style:style style:name="WW-WW8Dropcap586123" style:family="text" style:parent-style-name="WW8Dropcap4043"/>
    <style:style style:name="WW-WW8Dropcap587123" style:family="text" style:parent-style-name="WW8Dropcap4043"/>
    <style:style style:name="WW-WW8Dropcap588123" style:family="text" style:parent-style-name="WW8Dropcap4043"/>
    <style:style style:name="WW-WW8Dropcap589123" style:family="text" style:parent-style-name="WW8Dropcap4043"/>
    <style:style style:name="WW-WW8Dropcap590123" style:family="text" style:parent-style-name="WW8Dropcap4043"/>
    <style:style style:name="WW-WW8Dropcap591123" style:family="text" style:parent-style-name="WW8Dropcap4043"/>
    <style:style style:name="WW-WW8Dropcap592123" style:family="text" style:parent-style-name="WW8Dropcap4043"/>
    <style:style style:name="WW-WW8Dropcap593123" style:family="text" style:parent-style-name="WW8Dropcap4043"/>
    <style:style style:name="WW-WW8Dropcap594123" style:family="text" style:parent-style-name="WW8Dropcap4043"/>
    <style:style style:name="WW-WW8Dropcap595123" style:family="text" style:parent-style-name="WW8Dropcap4043"/>
    <style:style style:name="WW-WW8Dropcap596123" style:family="text" style:parent-style-name="WW8Dropcap4043"/>
    <style:style style:name="WW-WW8Dropcap597123" style:family="text" style:parent-style-name="WW8Dropcap4043"/>
    <style:style style:name="WW-WW8Dropcap598123" style:family="text" style:parent-style-name="WW8Dropcap4043"/>
    <style:style style:name="WW-WW8Dropcap599123" style:family="text" style:parent-style-name="WW8Dropcap4043"/>
    <style:style style:name="WW-WW8Dropcap600123" style:family="text" style:parent-style-name="WW8Dropcap4043"/>
    <style:style style:name="WW-WW8Dropcap601123" style:family="text" style:parent-style-name="WW8Dropcap4043"/>
    <style:style style:name="WW-WW8Dropcap602123" style:family="text" style:parent-style-name="WW8Dropcap4043"/>
    <style:style style:name="WW-WW8Dropcap603123" style:family="text" style:parent-style-name="WW8Dropcap4043"/>
    <style:style style:name="WW-WW8Dropcap604123" style:family="text" style:parent-style-name="WW8Dropcap4043"/>
    <style:style style:name="WW-WW8Dropcap605123" style:family="text" style:parent-style-name="WW8Dropcap4043"/>
    <style:style style:name="WW-WW8Dropcap606123" style:family="text" style:parent-style-name="WW8Dropcap4043"/>
    <style:style style:name="WW-WW8Dropcap607123" style:family="text" style:parent-style-name="WW8Dropcap4043"/>
    <style:style style:name="WW-WW8Dropcap608123" style:family="text" style:parent-style-name="WW8Dropcap4043"/>
    <style:style style:name="WW-WW8Dropcap609123" style:family="text" style:parent-style-name="WW8Dropcap4043"/>
    <style:style style:name="WW-WW8Dropcap610123" style:family="text" style:parent-style-name="WW8Dropcap4043"/>
    <style:style style:name="WW-WW8Dropcap611123" style:family="text" style:parent-style-name="WW8Dropcap4043"/>
    <style:style style:name="WW-WW8Dropcap612123" style:family="text" style:parent-style-name="WW8Dropcap4043"/>
    <style:style style:name="WW-WW8Dropcap613123" style:family="text" style:parent-style-name="WW8Dropcap4043"/>
    <style:style style:name="WW-WW8Dropcap614123" style:family="text" style:parent-style-name="WW8Dropcap4043"/>
    <style:style style:name="WW-WW8Dropcap615123" style:family="text" style:parent-style-name="WW8Dropcap4043"/>
    <style:style style:name="WW-WW8Dropcap616123" style:family="text" style:parent-style-name="WW8Dropcap4043"/>
    <style:style style:name="WW-WW8Dropcap617123" style:family="text" style:parent-style-name="WW8Dropcap4043"/>
    <style:style style:name="WW-WW8Dropcap618123" style:family="text" style:parent-style-name="WW8Dropcap4043"/>
    <style:style style:name="WW-WW8Dropcap619123" style:family="text" style:parent-style-name="WW8Dropcap4043"/>
    <style:style style:name="WW-WW8Dropcap620123" style:family="text" style:parent-style-name="WW8Dropcap4043"/>
    <style:style style:name="WW-WW8Dropcap621123" style:family="text" style:parent-style-name="WW8Dropcap4043"/>
    <style:style style:name="WW-WW8Dropcap622123" style:family="text" style:parent-style-name="WW8Dropcap4043"/>
    <style:style style:name="WW-WW8Dropcap623123" style:family="text" style:parent-style-name="WW8Dropcap4043"/>
    <style:style style:name="WW-WW8Dropcap624123" style:family="text" style:parent-style-name="WW8Dropcap4043"/>
    <style:style style:name="WW-WW8Dropcap625123" style:family="text" style:parent-style-name="WW8Dropcap4043"/>
    <style:style style:name="WW-WW8Dropcap626123" style:family="text" style:parent-style-name="WW8Dropcap4043"/>
    <style:style style:name="WW-WW8Dropcap627123" style:family="text" style:parent-style-name="WW8Dropcap4043"/>
    <style:style style:name="WW-WW8Dropcap628123" style:family="text" style:parent-style-name="WW8Dropcap4043"/>
    <style:style style:name="WW-WW8Dropcap629123" style:family="text" style:parent-style-name="WW8Dropcap4043"/>
    <style:style style:name="WW-WW8Dropcap630123" style:family="text" style:parent-style-name="WW8Dropcap4043"/>
    <style:style style:name="WW-WW8Dropcap631123" style:family="text" style:parent-style-name="WW8Dropcap4043"/>
    <style:style style:name="WW-WW8Dropcap632123" style:family="text" style:parent-style-name="WW8Dropcap4043"/>
    <style:style style:name="WW-WW8Dropcap633123" style:family="text" style:parent-style-name="WW8Dropcap4043"/>
    <style:style style:name="WW-WW8Dropcap634123" style:family="text" style:parent-style-name="WW8Dropcap4043"/>
    <style:style style:name="WW-WW8Dropcap635123" style:family="text" style:parent-style-name="WW8Dropcap4043"/>
    <style:style style:name="WW-WW8Dropcap636123" style:family="text" style:parent-style-name="WW8Dropcap4043"/>
    <style:style style:name="WW-WW8Dropcap637123" style:family="text" style:parent-style-name="WW8Dropcap4043"/>
    <style:style style:name="WW-WW8Dropcap638123" style:family="text" style:parent-style-name="WW8Dropcap4043"/>
    <style:style style:name="WW-WW8Dropcap639123" style:family="text" style:parent-style-name="WW8Dropcap4043"/>
    <style:style style:name="WW-WW8Dropcap640123" style:family="text" style:parent-style-name="WW8Dropcap4043"/>
    <style:style style:name="WW-WW8Dropcap641123" style:family="text" style:parent-style-name="WW8Dropcap4043"/>
    <style:style style:name="WW-WW8Dropcap642123" style:family="text" style:parent-style-name="WW8Dropcap4043"/>
    <style:style style:name="WW-WW8Dropcap643123" style:family="text" style:parent-style-name="WW8Dropcap4043"/>
    <style:style style:name="WW-WW8Dropcap644123" style:family="text" style:parent-style-name="WW8Dropcap4043"/>
    <style:style style:name="WW-WW8Dropcap645123" style:family="text" style:parent-style-name="WW8Dropcap4043"/>
    <style:style style:name="WW-WW8Dropcap646123" style:family="text" style:parent-style-name="WW8Dropcap4043"/>
    <style:style style:name="WW-WW8Dropcap647123" style:family="text" style:parent-style-name="WW8Dropcap4043"/>
    <style:style style:name="WW-WW8Dropcap648123" style:family="text" style:parent-style-name="WW8Dropcap4043"/>
    <style:style style:name="WW-WW8Dropcap649123" style:family="text" style:parent-style-name="WW8Dropcap4043"/>
    <style:style style:name="WW-WW8Dropcap650123" style:family="text" style:parent-style-name="WW8Dropcap4043"/>
    <style:style style:name="WW-WW8Dropcap651123" style:family="text" style:parent-style-name="WW8Dropcap4043"/>
    <style:style style:name="WW-WW8Dropcap652123" style:family="text" style:parent-style-name="WW8Dropcap4043"/>
    <style:style style:name="WW-WW8Dropcap653123" style:family="text" style:parent-style-name="WW8Dropcap4043"/>
    <style:style style:name="WW-WW8Dropcap654123" style:family="text" style:parent-style-name="WW8Dropcap4043"/>
    <style:style style:name="WW-WW8Dropcap655123" style:family="text" style:parent-style-name="WW8Dropcap4043"/>
    <style:style style:name="WW-WW8Dropcap656123" style:family="text" style:parent-style-name="WW8Dropcap4043"/>
    <style:style style:name="WW-WW8Dropcap657123" style:family="text" style:parent-style-name="WW8Dropcap4043"/>
    <style:style style:name="WW-WW8Dropcap658123" style:family="text" style:parent-style-name="WW8Dropcap4043"/>
    <style:style style:name="WW-WW8Dropcap659123" style:family="text" style:parent-style-name="WW8Dropcap4043"/>
    <style:style style:name="WW-WW8Dropcap660123" style:family="text" style:parent-style-name="WW8Dropcap4043"/>
    <style:style style:name="WW-WW8Dropcap661123" style:family="text" style:parent-style-name="WW8Dropcap4043"/>
    <style:style style:name="WW-WW8Dropcap662123" style:family="text" style:parent-style-name="WW8Dropcap4043"/>
    <style:style style:name="WW-WW8Dropcap663123" style:family="text" style:parent-style-name="WW8Dropcap4043"/>
    <style:style style:name="WW-WW8Dropcap664123" style:family="text" style:parent-style-name="WW8Dropcap4043"/>
    <style:style style:name="WW-WW8Dropcap665123" style:family="text" style:parent-style-name="WW8Dropcap4043"/>
    <style:style style:name="WW-WW8Dropcap666123" style:family="text" style:parent-style-name="WW8Dropcap4043"/>
    <style:style style:name="WW-WW8Dropcap667123" style:family="text" style:parent-style-name="WW8Dropcap4043"/>
    <style:style style:name="WW-WW8Dropcap668123" style:family="text" style:parent-style-name="WW8Dropcap4043"/>
    <style:style style:name="WW-WW8Dropcap669123" style:family="text" style:parent-style-name="WW8Dropcap4043"/>
    <style:style style:name="WW-WW8Dropcap670123" style:family="text" style:parent-style-name="WW8Dropcap4043"/>
    <style:style style:name="WW-WW8Dropcap671123" style:family="text" style:parent-style-name="WW8Dropcap4043"/>
    <style:style style:name="WW-WW8Dropcap672123" style:family="text" style:parent-style-name="WW8Dropcap4043"/>
    <style:style style:name="WW-WW8Dropcap673123" style:family="text" style:parent-style-name="WW8Dropcap4043"/>
    <style:style style:name="WW-WW8Dropcap674123" style:family="text" style:parent-style-name="WW8Dropcap4043"/>
    <style:style style:name="WW-WW8Dropcap675123" style:family="text" style:parent-style-name="WW8Dropcap4043"/>
    <style:style style:name="WW-WW8Dropcap676123" style:family="text" style:parent-style-name="WW8Dropcap4043"/>
    <style:style style:name="WW-WW8Dropcap677123" style:family="text" style:parent-style-name="WW8Dropcap4043"/>
    <style:style style:name="WW-WW8Dropcap678123" style:family="text" style:parent-style-name="WW8Dropcap4043"/>
    <style:style style:name="WW-WW8Dropcap679123" style:family="text" style:parent-style-name="WW8Dropcap4043"/>
    <style:style style:name="WW-WW8Dropcap680123" style:family="text" style:parent-style-name="WW8Dropcap4043"/>
    <style:style style:name="WW-WW8Dropcap681123" style:family="text" style:parent-style-name="WW8Dropcap4043"/>
    <style:style style:name="WW-WW8Dropcap682123" style:family="text" style:parent-style-name="WW8Dropcap4043"/>
    <style:style style:name="WW-WW8Dropcap683123" style:family="text" style:parent-style-name="WW8Dropcap4043"/>
    <style:style style:name="WW-WW8Dropcap684123" style:family="text" style:parent-style-name="WW8Dropcap4043"/>
    <style:style style:name="WW-WW8Dropcap685123" style:family="text" style:parent-style-name="WW8Dropcap4043"/>
    <style:style style:name="WW-WW8Dropcap686123" style:family="text" style:parent-style-name="WW8Dropcap4043"/>
    <style:style style:name="WW-WW8Dropcap687123" style:family="text" style:parent-style-name="WW8Dropcap4043"/>
    <style:style style:name="WW-WW8Dropcap688123" style:family="text" style:parent-style-name="WW8Dropcap4043"/>
    <style:style style:name="WW-WW8Dropcap689123" style:family="text" style:parent-style-name="WW8Dropcap4043"/>
    <style:style style:name="WW-WW8Dropcap690123" style:family="text" style:parent-style-name="WW8Dropcap4043"/>
    <style:style style:name="WW-WW8Dropcap691123" style:family="text" style:parent-style-name="WW8Dropcap4043"/>
    <style:style style:name="WW-WW8Dropcap692123" style:family="text" style:parent-style-name="WW8Dropcap4043"/>
    <style:style style:name="WW-WW8Dropcap693123" style:family="text" style:parent-style-name="WW8Dropcap4043"/>
    <style:style style:name="WW-WW8Dropcap694123" style:family="text" style:parent-style-name="WW8Dropcap4043"/>
    <style:style style:name="WW-WW8Dropcap695123" style:family="text" style:parent-style-name="WW8Dropcap4043"/>
    <style:style style:name="WW-WW8Dropcap696123" style:family="text" style:parent-style-name="WW8Dropcap4043"/>
    <style:style style:name="WW-WW8Dropcap697123" style:family="text" style:parent-style-name="WW8Dropcap4043"/>
    <style:style style:name="WW-WW8Dropcap698123" style:family="text" style:parent-style-name="WW8Dropcap4043"/>
    <style:style style:name="WW-WW8Dropcap699123" style:family="text" style:parent-style-name="WW8Dropcap4043"/>
    <style:style style:name="WW-WW8Dropcap700123" style:family="text" style:parent-style-name="WW8Dropcap4043"/>
    <style:style style:name="WW-WW8Dropcap701123" style:family="text" style:parent-style-name="WW8Dropcap4043"/>
    <style:style style:name="WW-WW8Dropcap702123" style:family="text" style:parent-style-name="WW8Dropcap4043"/>
    <style:style style:name="WW-WW8Dropcap703123" style:family="text" style:parent-style-name="WW8Dropcap4043"/>
    <style:style style:name="WW-WW8Dropcap704123" style:family="text" style:parent-style-name="WW8Dropcap4043"/>
    <style:style style:name="WW-WW8Dropcap705123" style:family="text" style:parent-style-name="WW8Dropcap4043"/>
    <style:style style:name="WW-WW8Dropcap706123" style:family="text" style:parent-style-name="WW8Dropcap4043"/>
    <style:style style:name="WW-WW8Dropcap707123" style:family="text" style:parent-style-name="WW8Dropcap4043"/>
    <style:style style:name="WW-WW8Dropcap708123" style:family="text" style:parent-style-name="WW8Dropcap4043"/>
    <style:style style:name="WW-WW8Dropcap709123" style:family="text" style:parent-style-name="WW8Dropcap4043"/>
    <style:style style:name="WW-WW8Dropcap710123" style:family="text" style:parent-style-name="WW8Dropcap4043"/>
    <style:style style:name="WW-WW8Dropcap711123" style:family="text" style:parent-style-name="WW8Dropcap4043"/>
    <style:style style:name="WW-WW8Dropcap712123" style:family="text" style:parent-style-name="WW8Dropcap4043"/>
    <style:style style:name="WW-WW8Dropcap713123" style:family="text" style:parent-style-name="WW8Dropcap4043"/>
    <style:style style:name="WW-WW8Dropcap714123" style:family="text" style:parent-style-name="WW8Dropcap4043"/>
    <style:style style:name="WW-WW8Dropcap715123" style:family="text" style:parent-style-name="WW8Dropcap4043"/>
    <style:style style:name="WW-WW8Dropcap716123" style:family="text" style:parent-style-name="WW8Dropcap4043"/>
    <style:style style:name="WW-WW8Dropcap717123" style:family="text" style:parent-style-name="WW8Dropcap4043"/>
    <style:style style:name="WW-WW8Dropcap718123" style:family="text" style:parent-style-name="WW8Dropcap4043"/>
    <style:style style:name="WW-WW8Dropcap719123" style:family="text" style:parent-style-name="WW8Dropcap4043"/>
    <style:style style:name="WW-WW8Dropcap720123" style:family="text" style:parent-style-name="WW8Dropcap4043"/>
    <style:style style:name="WW-WW8Dropcap721123" style:family="text" style:parent-style-name="WW8Dropcap4043"/>
    <style:style style:name="WW-WW8Dropcap722123" style:family="text" style:parent-style-name="WW8Dropcap4043"/>
    <style:style style:name="WW-WW8Dropcap723123" style:family="text" style:parent-style-name="WW8Dropcap4043"/>
    <style:style style:name="WW-WW8Dropcap724123" style:family="text" style:parent-style-name="WW8Dropcap4043"/>
    <style:style style:name="WW-WW8Dropcap725123" style:family="text" style:parent-style-name="WW8Dropcap4043"/>
    <style:style style:name="WW-WW8Dropcap726123" style:family="text" style:parent-style-name="WW8Dropcap4043"/>
    <style:style style:name="WW-WW8Dropcap727123" style:family="text" style:parent-style-name="WW8Dropcap4043"/>
    <style:style style:name="WW-WW8Dropcap728123" style:family="text" style:parent-style-name="WW8Dropcap4043"/>
    <style:style style:name="WW-WW8Dropcap729123" style:family="text" style:parent-style-name="WW8Dropcap4043"/>
    <style:style style:name="WW-WW8Dropcap730123" style:family="text" style:parent-style-name="WW8Dropcap4043"/>
    <style:style style:name="WW-WW8Dropcap731123" style:family="text" style:parent-style-name="WW8Dropcap4043"/>
    <style:style style:name="WW-WW8Dropcap732123" style:family="text" style:parent-style-name="WW8Dropcap4043"/>
    <style:style style:name="WW-WW8Dropcap733123" style:family="text" style:parent-style-name="WW8Dropcap4043"/>
    <style:style style:name="WW-WW8Dropcap734123" style:family="text" style:parent-style-name="WW8Dropcap4043"/>
    <style:style style:name="WW-WW8Dropcap735123" style:family="text" style:parent-style-name="WW8Dropcap4043"/>
    <style:style style:name="WW-WW8Dropcap736123" style:family="text" style:parent-style-name="WW8Dropcap4043"/>
    <style:style style:name="WW-WW8Dropcap737123" style:family="text" style:parent-style-name="WW8Dropcap4043"/>
    <style:style style:name="WW-WW8Dropcap738123" style:family="text" style:parent-style-name="WW8Dropcap4043"/>
    <style:style style:name="WW-WW8Dropcap739123" style:family="text" style:parent-style-name="WW8Dropcap4043"/>
    <style:style style:name="WW-WW8Dropcap740123" style:family="text" style:parent-style-name="WW8Dropcap4043"/>
    <style:style style:name="WW-WW8Dropcap741123" style:family="text" style:parent-style-name="WW8Dropcap4043"/>
    <style:style style:name="WW-WW8Dropcap742123" style:family="text" style:parent-style-name="WW8Dropcap4043"/>
    <style:style style:name="WW-WW8Dropcap743123" style:family="text" style:parent-style-name="WW8Dropcap4043"/>
    <style:style style:name="WW-WW8Dropcap744123" style:family="text" style:parent-style-name="WW8Dropcap4043"/>
    <style:style style:name="WW-WW8Dropcap745123" style:family="text" style:parent-style-name="WW8Dropcap4043"/>
    <style:style style:name="WW-WW8Dropcap746123" style:family="text" style:parent-style-name="WW8Dropcap4043"/>
    <style:style style:name="WW-WW8Dropcap747123" style:family="text" style:parent-style-name="WW8Dropcap4043"/>
    <style:style style:name="WW-WW8Dropcap748123" style:family="text" style:parent-style-name="WW8Dropcap4043"/>
    <style:style style:name="WW-WW8Dropcap749123" style:family="text" style:parent-style-name="WW8Dropcap4043"/>
    <style:style style:name="WW-WW8Dropcap750123" style:family="text" style:parent-style-name="WW8Dropcap4043"/>
    <style:style style:name="WW-WW8Dropcap751123" style:family="text" style:parent-style-name="WW8Dropcap4043"/>
    <style:style style:name="WW-WW8Dropcap752123" style:family="text" style:parent-style-name="WW8Dropcap4043"/>
    <style:style style:name="WW-WW8Dropcap753123" style:family="text" style:parent-style-name="WW8Dropcap4043"/>
    <style:style style:name="WW-WW8Dropcap754123" style:family="text" style:parent-style-name="WW8Dropcap4043"/>
    <style:style style:name="WW-WW8Dropcap755123" style:family="text" style:parent-style-name="WW8Dropcap4043"/>
    <style:style style:name="WW-WW8Dropcap756123" style:family="text" style:parent-style-name="WW8Dropcap4043"/>
    <style:style style:name="WW-WW8Dropcap757123" style:family="text" style:parent-style-name="WW8Dropcap4043"/>
    <style:style style:name="WW-WW8Dropcap758123" style:family="text" style:parent-style-name="WW8Dropcap4043"/>
    <style:style style:name="WW-WW8Dropcap759123" style:family="text" style:parent-style-name="WW8Dropcap4043"/>
    <style:style style:name="WW-WW8Dropcap760123" style:family="text" style:parent-style-name="WW8Dropcap4043"/>
    <style:style style:name="WW-WW8Dropcap761123" style:family="text" style:parent-style-name="WW8Dropcap4043"/>
    <style:style style:name="WW-WW8Dropcap762123" style:family="text" style:parent-style-name="WW8Dropcap4043"/>
    <style:style style:name="WW-WW8Dropcap763123" style:family="text" style:parent-style-name="WW8Dropcap4043"/>
    <style:style style:name="WW-WW8Dropcap764123" style:family="text" style:parent-style-name="WW8Dropcap4043"/>
    <style:style style:name="WW-WW8Dropcap765123" style:family="text" style:parent-style-name="WW8Dropcap4043"/>
    <style:style style:name="WW-WW8Dropcap766123" style:family="text" style:parent-style-name="WW8Dropcap4043"/>
    <style:style style:name="WW-WW8Dropcap767123" style:family="text" style:parent-style-name="WW8Dropcap4043"/>
    <style:style style:name="WW-WW8Dropcap768123" style:family="text" style:parent-style-name="WW8Dropcap4043"/>
    <style:style style:name="WW-WW8Dropcap769123" style:family="text" style:parent-style-name="WW8Dropcap4043"/>
    <style:style style:name="WW-WW8Dropcap770123" style:family="text" style:parent-style-name="WW8Dropcap4043"/>
    <style:style style:name="WW-WW8Dropcap771123" style:family="text" style:parent-style-name="WW8Dropcap4043"/>
    <style:style style:name="WW-WW8Dropcap772123" style:family="text" style:parent-style-name="WW8Dropcap4043"/>
    <style:style style:name="WW-WW8Dropcap773123" style:family="text" style:parent-style-name="WW8Dropcap4043"/>
    <style:style style:name="WW-WW8Dropcap774123" style:family="text" style:parent-style-name="WW8Dropcap4043"/>
    <style:style style:name="WW-WW8Dropcap775123" style:family="text" style:parent-style-name="WW8Dropcap4043"/>
    <style:style style:name="WW-WW8Dropcap776123" style:family="text" style:parent-style-name="WW8Dropcap4043"/>
    <style:style style:name="WW-WW8Dropcap777123" style:family="text" style:parent-style-name="WW8Dropcap4043"/>
    <style:style style:name="WW-WW8Dropcap778123" style:family="text" style:parent-style-name="WW8Dropcap4043"/>
    <style:style style:name="WW-WW8Dropcap779123" style:family="text" style:parent-style-name="WW8Dropcap4043"/>
    <style:style style:name="WW-WW8Dropcap780123" style:family="text" style:parent-style-name="WW8Dropcap4043"/>
    <style:style style:name="WW-WW8Dropcap781123" style:family="text" style:parent-style-name="WW8Dropcap4043"/>
    <style:style style:name="WW-WW8Dropcap782123" style:family="text" style:parent-style-name="WW8Dropcap4043"/>
    <style:style style:name="WW-WW8Dropcap783123" style:family="text" style:parent-style-name="WW8Dropcap4043"/>
    <style:style style:name="WW-WW8Dropcap784123" style:family="text" style:parent-style-name="WW8Dropcap4043"/>
    <style:style style:name="WW-WW8Dropcap785123" style:family="text" style:parent-style-name="WW8Dropcap4043"/>
    <style:style style:name="WW-WW8Dropcap786123" style:family="text" style:parent-style-name="WW8Dropcap4043"/>
    <style:style style:name="WW-WW8Dropcap787123" style:family="text" style:parent-style-name="WW8Dropcap4043"/>
    <style:style style:name="WW-WW8Dropcap788123" style:family="text" style:parent-style-name="WW8Dropcap4043"/>
    <style:style style:name="WW-WW8Dropcap789123" style:family="text" style:parent-style-name="WW8Dropcap4043"/>
    <style:style style:name="WW-WW8Dropcap790123" style:family="text" style:parent-style-name="WW8Dropcap4043"/>
    <style:style style:name="WW-WW8Dropcap791123" style:family="text" style:parent-style-name="WW8Dropcap4043"/>
    <style:style style:name="WW-WW8Dropcap792123" style:family="text" style:parent-style-name="WW8Dropcap4043"/>
    <style:style style:name="WW-WW8Dropcap793123" style:family="text" style:parent-style-name="WW8Dropcap4043"/>
    <style:style style:name="WW-WW8Dropcap794123" style:family="text" style:parent-style-name="WW8Dropcap4043"/>
    <style:style style:name="WW-WW8Dropcap795123" style:family="text" style:parent-style-name="WW8Dropcap4043"/>
    <style:style style:name="WW-WW8Dropcap796123" style:family="text" style:parent-style-name="WW8Dropcap4043"/>
    <style:style style:name="WW-WW8Dropcap797123" style:family="text" style:parent-style-name="WW8Dropcap4043"/>
    <style:style style:name="WW-WW8Dropcap798123" style:family="text" style:parent-style-name="WW8Dropcap4043"/>
    <style:style style:name="WW-WW8Dropcap799123" style:family="text" style:parent-style-name="WW8Dropcap4043"/>
    <style:style style:name="WW-WW8Dropcap800123" style:family="text" style:parent-style-name="WW8Dropcap4043"/>
    <style:style style:name="WW-WW8Dropcap801123" style:family="text" style:parent-style-name="WW8Dropcap4043"/>
    <style:style style:name="WW-WW8Dropcap802123" style:family="text" style:parent-style-name="WW8Dropcap4043"/>
    <style:style style:name="WW-WW8Dropcap803123" style:family="text" style:parent-style-name="WW8Dropcap4043"/>
    <style:style style:name="WW-WW8Dropcap804123" style:family="text" style:parent-style-name="WW8Dropcap4043"/>
    <style:style style:name="WW-WW8Dropcap805123" style:family="text" style:parent-style-name="WW8Dropcap4043"/>
    <style:style style:name="WW-WW8Dropcap806123" style:family="text" style:parent-style-name="WW8Dropcap4043"/>
    <style:style style:name="WW-WW8Dropcap807123" style:family="text" style:parent-style-name="WW8Dropcap4043"/>
    <style:style style:name="WW-WW8Dropcap808123" style:family="text" style:parent-style-name="WW8Dropcap4043"/>
    <style:style style:name="WW-WW8Dropcap809123" style:family="text" style:parent-style-name="WW8Dropcap4043"/>
    <style:style style:name="WW-WW8Dropcap810123" style:family="text" style:parent-style-name="WW8Dropcap4043"/>
    <style:style style:name="WW-WW8Dropcap811123" style:family="text" style:parent-style-name="WW8Dropcap4043"/>
    <style:style style:name="WW-WW8Dropcap812123" style:family="text" style:parent-style-name="WW8Dropcap4043"/>
    <style:style style:name="WW-WW8Dropcap813123" style:family="text" style:parent-style-name="WW8Dropcap4043"/>
    <style:style style:name="WW-WW8Dropcap814123" style:family="text" style:parent-style-name="WW8Dropcap4043"/>
    <style:style style:name="WW-WW8Dropcap815123" style:family="text" style:parent-style-name="WW8Dropcap4043"/>
    <style:style style:name="WW-WW8Dropcap816123" style:family="text" style:parent-style-name="WW8Dropcap4043"/>
    <style:style style:name="WW-WW8Dropcap817123" style:family="text" style:parent-style-name="WW8Dropcap4043"/>
    <style:style style:name="WW-WW8Dropcap818123" style:family="text" style:parent-style-name="WW8Dropcap4043"/>
    <style:style style:name="WW-WW8Dropcap819123" style:family="text" style:parent-style-name="WW8Dropcap4043"/>
    <style:style style:name="WW-WW8Dropcap820123" style:family="text" style:parent-style-name="WW8Dropcap4043"/>
    <style:style style:name="WW-WW8Dropcap821123" style:family="text" style:parent-style-name="WW8Dropcap4043"/>
    <style:style style:name="WW-WW8Dropcap822123" style:family="text" style:parent-style-name="WW8Dropcap4043"/>
    <style:style style:name="WW-WW8Dropcap823123" style:family="text" style:parent-style-name="WW8Dropcap4043"/>
    <style:style style:name="WW-WW8Dropcap824123" style:family="text" style:parent-style-name="WW8Dropcap4043"/>
    <style:style style:name="WW-WW8Dropcap825123" style:family="text" style:parent-style-name="WW8Dropcap4043"/>
    <style:style style:name="WW-WW8Dropcap826123" style:family="text" style:parent-style-name="WW8Dropcap4043"/>
    <style:style style:name="WW-WW8Dropcap827123" style:family="text" style:parent-style-name="WW8Dropcap4043"/>
    <style:style style:name="WW-WW8Dropcap828123" style:family="text" style:parent-style-name="WW8Dropcap4043"/>
    <style:style style:name="WW-WW8Dropcap829123" style:family="text" style:parent-style-name="WW8Dropcap4043"/>
    <style:style style:name="WW-WW8Dropcap830123" style:family="text" style:parent-style-name="WW8Dropcap4043"/>
    <style:style style:name="WW-WW8Dropcap831123" style:family="text" style:parent-style-name="WW8Dropcap4043"/>
    <style:style style:name="WW-WW8Dropcap832123" style:family="text" style:parent-style-name="WW8Dropcap4043"/>
    <style:style style:name="WW-WW8Dropcap833123" style:family="text" style:parent-style-name="WW8Dropcap4043"/>
    <style:style style:name="WW-WW8Dropcap834123" style:family="text" style:parent-style-name="WW8Dropcap4043"/>
    <style:style style:name="WW-WW8Dropcap835123" style:family="text" style:parent-style-name="WW8Dropcap4043"/>
    <style:style style:name="WW-WW8Dropcap836123" style:family="text" style:parent-style-name="WW8Dropcap4043"/>
    <style:style style:name="WW-WW8Dropcap837123" style:family="text" style:parent-style-name="WW8Dropcap4043"/>
    <style:style style:name="WW-WW8Dropcap838123" style:family="text" style:parent-style-name="WW8Dropcap4043"/>
    <style:style style:name="WW-WW8Dropcap839123" style:family="text" style:parent-style-name="WW8Dropcap4043"/>
    <style:style style:name="WW-WW8Dropcap840123" style:family="text" style:parent-style-name="WW8Dropcap4043"/>
    <style:style style:name="WW-WW8Dropcap841123" style:family="text" style:parent-style-name="WW8Dropcap4043"/>
    <style:style style:name="WW-WW8Dropcap842123" style:family="text" style:parent-style-name="WW8Dropcap4043"/>
    <style:style style:name="WW-WW8Dropcap843123" style:family="text" style:parent-style-name="WW8Dropcap4043"/>
    <style:style style:name="WW-WW8Dropcap844123" style:family="text" style:parent-style-name="WW8Dropcap4043"/>
    <style:style style:name="WW-WW8Dropcap845123" style:family="text" style:parent-style-name="WW8Dropcap4043"/>
    <style:style style:name="WW-WW8Dropcap846123" style:family="text" style:parent-style-name="WW8Dropcap4043"/>
    <style:style style:name="WW-WW8Dropcap847123" style:family="text" style:parent-style-name="WW8Dropcap4043"/>
    <style:style style:name="WW-WW8Dropcap848123" style:family="text" style:parent-style-name="WW8Dropcap4043"/>
    <style:style style:name="WW-WW8Dropcap849123" style:family="text" style:parent-style-name="WW8Dropcap4043"/>
    <style:style style:name="WW-WW8Dropcap850123" style:family="text" style:parent-style-name="WW8Dropcap4043"/>
    <style:style style:name="WW-WW8Dropcap851123" style:family="text" style:parent-style-name="WW8Dropcap4043"/>
    <style:style style:name="WW-WW8Dropcap852123" style:family="text" style:parent-style-name="WW8Dropcap4043"/>
    <style:style style:name="WW-WW8Dropcap853123" style:family="text" style:parent-style-name="WW8Dropcap4043"/>
    <style:style style:name="WW-WW8Dropcap854123" style:family="text" style:parent-style-name="WW8Dropcap4043"/>
    <style:style style:name="WW-WW8Dropcap855123" style:family="text" style:parent-style-name="WW8Dropcap4043"/>
    <style:style style:name="WW-WW8Dropcap856123" style:family="text" style:parent-style-name="WW8Dropcap4043"/>
    <style:style style:name="WW-WW8Dropcap857123" style:family="text" style:parent-style-name="WW8Dropcap4043"/>
    <style:style style:name="WW-WW8Dropcap858123" style:family="text" style:parent-style-name="WW8Dropcap4043"/>
    <style:style style:name="WW-WW8Dropcap859123" style:family="text" style:parent-style-name="WW8Dropcap4043"/>
    <style:style style:name="WW-WW8Dropcap860123" style:family="text" style:parent-style-name="WW8Dropcap4043"/>
    <style:style style:name="WW-WW8Dropcap861123" style:family="text" style:parent-style-name="WW8Dropcap4043"/>
    <style:style style:name="WW-WW8Dropcap862123" style:family="text" style:parent-style-name="WW8Dropcap4043"/>
    <style:style style:name="WW-WW8Dropcap863123" style:family="text" style:parent-style-name="WW8Dropcap4043"/>
    <style:style style:name="WW-WW8Dropcap864123" style:family="text" style:parent-style-name="WW8Dropcap4043"/>
    <style:style style:name="WW-WW8Dropcap865123" style:family="text" style:parent-style-name="WW8Dropcap4043"/>
    <style:style style:name="WW-WW8Dropcap866123" style:family="text" style:parent-style-name="WW8Dropcap4043"/>
    <style:style style:name="WW-WW8Dropcap867123" style:family="text" style:parent-style-name="WW8Dropcap4043"/>
    <style:style style:name="WW-WW8Dropcap868123" style:family="text" style:parent-style-name="WW8Dropcap4043"/>
    <style:style style:name="WW-WW8Dropcap869123" style:family="text" style:parent-style-name="WW8Dropcap4043"/>
    <style:style style:name="WW-WW8Dropcap870123" style:family="text" style:parent-style-name="WW8Dropcap4043"/>
    <style:style style:name="WW-WW8Dropcap871123" style:family="text" style:parent-style-name="WW8Dropcap4043"/>
    <style:style style:name="WW-WW8Dropcap872123" style:family="text" style:parent-style-name="WW8Dropcap4043"/>
    <style:style style:name="WW-WW8Dropcap873123" style:family="text" style:parent-style-name="WW8Dropcap4043"/>
    <style:style style:name="WW-WW8Dropcap874123" style:family="text" style:parent-style-name="WW8Dropcap4043"/>
    <style:style style:name="WW-WW8Dropcap875123" style:family="text" style:parent-style-name="WW8Dropcap4043"/>
    <style:style style:name="WW-WW8Dropcap876123" style:family="text" style:parent-style-name="WW8Dropcap4043"/>
    <style:style style:name="WW-WW8Dropcap877123" style:family="text" style:parent-style-name="WW8Dropcap4043"/>
    <style:style style:name="WW-WW8Dropcap878123" style:family="text" style:parent-style-name="WW8Dropcap4043"/>
    <style:style style:name="WW-WW8Dropcap879123" style:family="text" style:parent-style-name="WW8Dropcap4043"/>
    <style:style style:name="WW-WW8Dropcap880123" style:family="text" style:parent-style-name="WW8Dropcap4043"/>
    <style:style style:name="WW-WW8Dropcap881123" style:family="text" style:parent-style-name="WW8Dropcap4043"/>
    <style:style style:name="WW-WW8Dropcap882123" style:family="text" style:parent-style-name="WW8Dropcap4043"/>
    <style:style style:name="WW-WW8Dropcap883123" style:family="text" style:parent-style-name="WW8Dropcap4043"/>
    <style:style style:name="WW-WW8Dropcap884123" style:family="text" style:parent-style-name="WW8Dropcap4043"/>
    <style:style style:name="WW-WW8Dropcap885123" style:family="text" style:parent-style-name="WW8Dropcap4043"/>
    <style:style style:name="WW-WW8Dropcap886123" style:family="text" style:parent-style-name="WW8Dropcap4043"/>
    <style:style style:name="WW-WW8Dropcap887123" style:family="text" style:parent-style-name="WW8Dropcap4043"/>
    <style:style style:name="WW-WW8Dropcap888123" style:family="text" style:parent-style-name="WW8Dropcap4043"/>
    <style:style style:name="WW-WW8Dropcap889123" style:family="text" style:parent-style-name="WW8Dropcap4043"/>
    <style:style style:name="WW-WW8Dropcap890123" style:family="text" style:parent-style-name="WW8Dropcap4043"/>
    <style:style style:name="WW-WW8Dropcap891123" style:family="text" style:parent-style-name="WW8Dropcap4043"/>
    <style:style style:name="WW-WW8Dropcap892123" style:family="text" style:parent-style-name="WW8Dropcap4043"/>
    <style:style style:name="WW-WW8Dropcap893123" style:family="text" style:parent-style-name="WW8Dropcap4043"/>
    <style:style style:name="WW-WW8Dropcap894123" style:family="text" style:parent-style-name="WW8Dropcap4043"/>
    <style:style style:name="WW-WW8Dropcap895123" style:family="text" style:parent-style-name="WW8Dropcap4043"/>
    <style:style style:name="WW-WW8Dropcap896123" style:family="text" style:parent-style-name="WW8Dropcap4043"/>
    <style:style style:name="WW-WW8Dropcap897123" style:family="text" style:parent-style-name="WW8Dropcap4043"/>
    <style:style style:name="WW-WW8Dropcap898123" style:family="text" style:parent-style-name="WW8Dropcap4043"/>
    <style:style style:name="WW-WW8Dropcap899123" style:family="text" style:parent-style-name="WW8Dropcap4043"/>
    <style:style style:name="WW-WW8Dropcap900123" style:family="text" style:parent-style-name="WW8Dropcap4043"/>
    <style:style style:name="WW-WW8Dropcap901123" style:family="text" style:parent-style-name="WW8Dropcap4043"/>
    <style:style style:name="WW-WW8Dropcap902123" style:family="text" style:parent-style-name="WW8Dropcap4043"/>
    <style:style style:name="WW-WW8Dropcap903123" style:family="text" style:parent-style-name="WW8Dropcap4043"/>
    <style:style style:name="WW-WW8Dropcap904123" style:family="text" style:parent-style-name="WW8Dropcap4043"/>
    <style:style style:name="WW-WW8Dropcap905123" style:family="text" style:parent-style-name="WW8Dropcap4043"/>
    <style:style style:name="WW-WW8Dropcap906123" style:family="text" style:parent-style-name="WW8Dropcap4043"/>
    <style:style style:name="WW-WW8Dropcap907123" style:family="text" style:parent-style-name="WW8Dropcap4043"/>
    <style:style style:name="WW-WW8Dropcap908123" style:family="text" style:parent-style-name="WW8Dropcap4043"/>
    <style:style style:name="WW-WW8Dropcap909123" style:family="text" style:parent-style-name="WW8Dropcap4043"/>
    <style:style style:name="WW-WW8Dropcap910123" style:family="text" style:parent-style-name="WW8Dropcap4043"/>
    <style:style style:name="WW-WW8Dropcap911123" style:family="text" style:parent-style-name="WW8Dropcap4043"/>
    <style:style style:name="WW-WW8Dropcap912123" style:family="text" style:parent-style-name="WW8Dropcap4043"/>
    <style:style style:name="WW-WW8Dropcap913123" style:family="text" style:parent-style-name="WW8Dropcap4043"/>
    <style:style style:name="WW-WW8Dropcap914123" style:family="text" style:parent-style-name="WW8Dropcap4043"/>
    <style:style style:name="WW-WW8Dropcap915123" style:family="text" style:parent-style-name="WW8Dropcap4043"/>
    <style:style style:name="WW-WW8Dropcap916123" style:family="text" style:parent-style-name="WW8Dropcap4043"/>
    <style:style style:name="WW-WW8Dropcap917123" style:family="text" style:parent-style-name="WW8Dropcap4043"/>
    <style:style style:name="WW-WW8Dropcap918123" style:family="text" style:parent-style-name="WW8Dropcap4043"/>
    <style:style style:name="WW-WW8Dropcap919123" style:family="text" style:parent-style-name="WW8Dropcap4043"/>
    <style:style style:name="WW-WW8Dropcap920123" style:family="text" style:parent-style-name="WW8Dropcap4043"/>
    <style:style style:name="WW-WW8Dropcap921123" style:family="text" style:parent-style-name="WW8Dropcap4043"/>
    <style:style style:name="WW-WW8Dropcap922123" style:family="text" style:parent-style-name="WW8Dropcap4043"/>
    <style:style style:name="WW-WW8Dropcap923123" style:family="text" style:parent-style-name="WW8Dropcap4043"/>
    <style:style style:name="WW-WW8Dropcap924123" style:family="text" style:parent-style-name="WW8Dropcap4043"/>
    <style:style style:name="WW-WW8Dropcap925123" style:family="text" style:parent-style-name="WW8Dropcap4043"/>
    <style:style style:name="WW-WW8Dropcap926123" style:family="text" style:parent-style-name="WW8Dropcap4043"/>
    <style:style style:name="WW-WW8Dropcap927123" style:family="text" style:parent-style-name="WW8Dropcap4043"/>
    <style:style style:name="WW-WW8Dropcap928123" style:family="text" style:parent-style-name="WW8Dropcap4043"/>
    <style:style style:name="WW-WW8Dropcap929123" style:family="text" style:parent-style-name="WW8Dropcap4043"/>
    <style:style style:name="WW-WW8Dropcap930123" style:family="text" style:parent-style-name="WW8Dropcap4043"/>
    <style:style style:name="WW-WW8Dropcap931123" style:family="text" style:parent-style-name="WW8Dropcap4043"/>
    <style:style style:name="WW-WW8Dropcap932123" style:family="text" style:parent-style-name="WW8Dropcap4043"/>
    <style:style style:name="WW-WW8Dropcap933123" style:family="text" style:parent-style-name="WW8Dropcap4043"/>
    <style:style style:name="WW-WW8Dropcap934123" style:family="text" style:parent-style-name="WW8Dropcap4043"/>
    <style:style style:name="WW-WW8Dropcap935123" style:family="text" style:parent-style-name="WW8Dropcap4043"/>
    <style:style style:name="WW-WW8Dropcap936123" style:family="text" style:parent-style-name="WW8Dropcap4043"/>
    <style:style style:name="WW-WW8Dropcap937123" style:family="text" style:parent-style-name="WW8Dropcap4043"/>
    <style:style style:name="WW-WW8Dropcap938123" style:family="text" style:parent-style-name="WW8Dropcap4043"/>
    <style:style style:name="WW-WW8Dropcap939123" style:family="text" style:parent-style-name="WW8Dropcap4043"/>
    <style:style style:name="WW-WW8Dropcap940123" style:family="text" style:parent-style-name="WW8Dropcap4043"/>
    <style:style style:name="WW-WW8Dropcap941123" style:family="text" style:parent-style-name="WW8Dropcap4043"/>
    <style:style style:name="WW-WW8Dropcap942123" style:family="text" style:parent-style-name="WW8Dropcap4043"/>
    <style:style style:name="WW-WW8Dropcap943123" style:family="text" style:parent-style-name="WW8Dropcap4043"/>
    <style:style style:name="WW-WW8Dropcap944123" style:family="text" style:parent-style-name="WW8Dropcap4043"/>
    <style:style style:name="WW-WW8Dropcap945123" style:family="text" style:parent-style-name="WW8Dropcap4043"/>
    <style:style style:name="WW-WW8Dropcap946123" style:family="text" style:parent-style-name="WW8Dropcap4043"/>
    <style:style style:name="WW-WW8Dropcap947123" style:family="text" style:parent-style-name="WW8Dropcap4043"/>
    <style:style style:name="WW-WW8Dropcap948123" style:family="text" style:parent-style-name="WW8Dropcap4043"/>
    <style:style style:name="WW-WW8Dropcap949123" style:family="text" style:parent-style-name="WW8Dropcap4043"/>
    <style:style style:name="WW-WW8Dropcap950123" style:family="text" style:parent-style-name="WW8Dropcap4043"/>
    <style:style style:name="WW-WW8Dropcap951123" style:family="text" style:parent-style-name="WW8Dropcap4043"/>
    <style:style style:name="WW-WW8Dropcap952123" style:family="text" style:parent-style-name="WW8Dropcap4043"/>
    <style:style style:name="WW-WW8Dropcap953123" style:family="text" style:parent-style-name="WW8Dropcap4043"/>
    <style:style style:name="WW-WW8Dropcap954123" style:family="text" style:parent-style-name="WW8Dropcap4043"/>
    <style:style style:name="WW-WW8Dropcap955123" style:family="text" style:parent-style-name="WW8Dropcap4043"/>
    <style:style style:name="WW-WW8Dropcap956123" style:family="text" style:parent-style-name="WW8Dropcap4043"/>
    <style:style style:name="WW-WW8Dropcap957123" style:family="text" style:parent-style-name="WW8Dropcap4043"/>
    <style:style style:name="WW-WW8Dropcap958123" style:family="text" style:parent-style-name="WW8Dropcap4043"/>
    <style:style style:name="WW-WW8Dropcap959123" style:family="text" style:parent-style-name="WW8Dropcap4043"/>
    <style:style style:name="WW-WW8Dropcap960123" style:family="text" style:parent-style-name="WW8Dropcap4043"/>
    <style:style style:name="WW-WW8Dropcap961123" style:family="text" style:parent-style-name="WW8Dropcap4043"/>
    <style:style style:name="WW-WW8Dropcap962123" style:family="text" style:parent-style-name="WW8Dropcap4043"/>
    <style:style style:name="WW-WW8Dropcap963123" style:family="text" style:parent-style-name="WW8Dropcap4043"/>
    <style:style style:name="WW-WW8Dropcap964123" style:family="text" style:parent-style-name="WW8Dropcap4043"/>
    <style:style style:name="WW-WW8Dropcap965123" style:family="text" style:parent-style-name="WW8Dropcap4043"/>
    <style:style style:name="WW-WW8Dropcap966123" style:family="text" style:parent-style-name="WW8Dropcap4043"/>
    <style:style style:name="WW-WW8Dropcap967123" style:family="text" style:parent-style-name="WW8Dropcap4043"/>
    <style:style style:name="WW-WW8Dropcap968123" style:family="text" style:parent-style-name="WW8Dropcap4043"/>
    <style:style style:name="WW-WW8Dropcap969123" style:family="text" style:parent-style-name="WW8Dropcap4043"/>
    <style:style style:name="WW-WW8Dropcap970123" style:family="text" style:parent-style-name="WW8Dropcap4043"/>
    <style:style style:name="WW-WW8Dropcap971123" style:family="text" style:parent-style-name="WW8Dropcap4043"/>
    <style:style style:name="WW-WW8Dropcap972123" style:family="text" style:parent-style-name="WW8Dropcap4043"/>
    <style:style style:name="WW-WW8Dropcap973123" style:family="text" style:parent-style-name="WW8Dropcap4043"/>
    <style:style style:name="WW-WW8Dropcap974123" style:family="text" style:parent-style-name="WW8Dropcap4043"/>
    <style:style style:name="WW-WW8Dropcap975123" style:family="text" style:parent-style-name="WW8Dropcap4043"/>
    <style:style style:name="WW-WW8Dropcap976123" style:family="text" style:parent-style-name="WW8Dropcap4043"/>
    <style:style style:name="WW-WW8Dropcap977123" style:family="text" style:parent-style-name="WW8Dropcap4043"/>
    <style:style style:name="WW-WW8Dropcap978123" style:family="text" style:parent-style-name="WW8Dropcap4043"/>
    <style:style style:name="WW-WW8Dropcap979123" style:family="text" style:parent-style-name="WW8Dropcap4043"/>
    <style:style style:name="WW-WW8Dropcap980123" style:family="text" style:parent-style-name="WW8Dropcap4043"/>
    <style:style style:name="WW-WW8Dropcap981123" style:family="text" style:parent-style-name="WW8Dropcap4043"/>
    <style:style style:name="WW-WW8Dropcap982123" style:family="text" style:parent-style-name="WW8Dropcap4043"/>
    <style:style style:name="WW-WW8Dropcap983123" style:family="text" style:parent-style-name="WW8Dropcap4043"/>
    <style:style style:name="WW-WW8Dropcap984123" style:family="text" style:parent-style-name="WW8Dropcap4043"/>
    <style:style style:name="WW-WW8Dropcap985123" style:family="text" style:parent-style-name="WW8Dropcap4043"/>
    <style:style style:name="WW-WW8Dropcap986123" style:family="text" style:parent-style-name="WW8Dropcap4043"/>
    <style:style style:name="WW-WW8Dropcap987123" style:family="text" style:parent-style-name="WW8Dropcap4043"/>
    <style:style style:name="WW-WW8Dropcap988123" style:family="text" style:parent-style-name="WW8Dropcap4043"/>
    <style:style style:name="WW-WW8Dropcap989123" style:family="text" style:parent-style-name="WW8Dropcap4043"/>
    <style:style style:name="WW-WW8Dropcap990123" style:family="text" style:parent-style-name="WW8Dropcap4043"/>
    <style:style style:name="WW-WW8Dropcap991123" style:family="text" style:parent-style-name="WW8Dropcap4043"/>
    <style:style style:name="WW-WW8Dropcap992123" style:family="text" style:parent-style-name="WW8Dropcap4043"/>
    <style:style style:name="WW-WW8Dropcap993123" style:family="text" style:parent-style-name="WW8Dropcap4043"/>
    <style:style style:name="WW-WW8Dropcap994123" style:family="text" style:parent-style-name="WW8Dropcap4043"/>
    <style:style style:name="WW-WW8Dropcap995123" style:family="text" style:parent-style-name="WW8Dropcap4043"/>
    <style:style style:name="WW-WW8Dropcap996123" style:family="text" style:parent-style-name="WW8Dropcap4043"/>
    <style:style style:name="WW-WW8Dropcap997123" style:family="text" style:parent-style-name="WW8Dropcap4043"/>
    <style:style style:name="WW-WW8Dropcap998123" style:family="text" style:parent-style-name="WW8Dropcap4043"/>
    <style:style style:name="WW-WW8Dropcap999123" style:family="text" style:parent-style-name="WW8Dropcap4043"/>
    <style:style style:name="WW-WW8Dropcap1000123" style:family="text" style:parent-style-name="WW8Dropcap4043"/>
    <style:style style:name="WW-WW8Dropcap1001123" style:family="text" style:parent-style-name="WW8Dropcap4043"/>
    <style:style style:name="WW-WW8Dropcap1002123" style:family="text" style:parent-style-name="WW8Dropcap4043"/>
    <style:style style:name="WW-WW8Dropcap1003123" style:family="text" style:parent-style-name="WW8Dropcap4043"/>
    <style:style style:name="WW-WW8Dropcap1004123" style:family="text" style:parent-style-name="WW8Dropcap4043"/>
    <style:style style:name="WW-WW8Dropcap1005123" style:family="text" style:parent-style-name="WW8Dropcap4043"/>
    <style:style style:name="WW-WW8Dropcap1006123" style:family="text" style:parent-style-name="WW8Dropcap4043"/>
    <style:style style:name="WW-WW8Dropcap1007123" style:family="text" style:parent-style-name="WW8Dropcap4043"/>
    <style:style style:name="WW-WW8Dropcap1008123" style:family="text" style:parent-style-name="WW8Dropcap4043"/>
    <style:style style:name="WW-WW8Dropcap1009123" style:family="text" style:parent-style-name="WW8Dropcap4043"/>
    <style:style style:name="WW-WW8Dropcap1010123" style:family="text" style:parent-style-name="WW8Dropcap4043"/>
    <style:style style:name="WW-WW8Dropcap1011123" style:family="text" style:parent-style-name="WW8Dropcap4043"/>
    <style:style style:name="WW-WW8Dropcap1012123" style:family="text" style:parent-style-name="WW8Dropcap4043"/>
    <style:style style:name="WW-WW8Dropcap1013123" style:family="text" style:parent-style-name="WW8Dropcap4043"/>
    <style:style style:name="WW-WW8Dropcap1014123" style:family="text" style:parent-style-name="WW8Dropcap4043"/>
    <style:style style:name="WW-WW8Dropcap1015123" style:family="text" style:parent-style-name="WW8Dropcap4043"/>
    <style:style style:name="WW-WW8Dropcap1016123" style:family="text" style:parent-style-name="WW8Dropcap4043"/>
    <style:style style:name="WW-WW8Dropcap1017123" style:family="text" style:parent-style-name="WW8Dropcap4043"/>
    <style:style style:name="WW-WW8Dropcap1018123" style:family="text" style:parent-style-name="WW8Dropcap4043"/>
    <style:style style:name="WW-WW8Dropcap1019123" style:family="text" style:parent-style-name="WW8Dropcap4043"/>
    <style:style style:name="WW-WW8Dropcap1020123" style:family="text" style:parent-style-name="WW8Dropcap4043"/>
    <style:style style:name="WW-WW8Dropcap1021123" style:family="text" style:parent-style-name="WW8Dropcap4043"/>
    <style:style style:name="WW-WW8Dropcap1022123" style:family="text" style:parent-style-name="WW8Dropcap4043"/>
    <style:style style:name="WW-WW8Dropcap1023123" style:family="text" style:parent-style-name="WW8Dropcap4043"/>
    <style:style style:name="WW-WW8Dropcap1024123" style:family="text" style:parent-style-name="WW8Dropcap4043"/>
    <style:style style:name="WW-WW8Dropcap1025123" style:family="text" style:parent-style-name="WW8Dropcap4043"/>
    <style:style style:name="WW-WW8Dropcap1026123" style:family="text" style:parent-style-name="WW8Dropcap4043"/>
    <style:style style:name="WW-WW8Dropcap1027123" style:family="text" style:parent-style-name="WW8Dropcap4043"/>
    <style:style style:name="WW-WW8Dropcap1028123" style:family="text" style:parent-style-name="WW8Dropcap4043"/>
    <style:style style:name="WW-WW8Dropcap1029123" style:family="text" style:parent-style-name="WW8Dropcap4043"/>
    <style:style style:name="WW-WW8Dropcap1030123" style:family="text" style:parent-style-name="WW8Dropcap4043"/>
    <style:style style:name="WW-WW8Dropcap1031123" style:family="text" style:parent-style-name="WW8Dropcap4043"/>
    <style:style style:name="WW-WW8Dropcap1032123" style:family="text" style:parent-style-name="WW8Dropcap4043"/>
    <style:style style:name="WW-WW8Dropcap1033123" style:family="text" style:parent-style-name="WW8Dropcap4043"/>
    <style:style style:name="WW-WW8Dropcap1034123" style:family="text" style:parent-style-name="WW8Dropcap4043"/>
    <style:style style:name="WW-WW8Dropcap1035123" style:family="text" style:parent-style-name="WW8Dropcap4043"/>
    <style:style style:name="WW-WW8Dropcap1036123" style:family="text" style:parent-style-name="WW8Dropcap4043"/>
    <style:style style:name="WW-WW8Dropcap1037123" style:family="text" style:parent-style-name="WW8Dropcap4043"/>
    <style:style style:name="WW-WW8Dropcap1038123" style:family="text" style:parent-style-name="WW8Dropcap4043"/>
    <style:style style:name="WW-WW8Dropcap1039123" style:family="text" style:parent-style-name="WW8Dropcap4043"/>
    <style:style style:name="WW-WW8Dropcap1040123" style:family="text" style:parent-style-name="WW8Dropcap4043"/>
    <style:style style:name="WW-WW8Dropcap1041123" style:family="text" style:parent-style-name="WW8Dropcap4043"/>
    <style:style style:name="WW-WW8Dropcap1042123" style:family="text" style:parent-style-name="WW8Dropcap4043"/>
    <style:style style:name="WW-WW8Dropcap1043123" style:family="text" style:parent-style-name="WW8Dropcap4043"/>
    <style:style style:name="WW-WW8Dropcap1044123" style:family="text" style:parent-style-name="WW8Dropcap4043"/>
    <style:style style:name="WW-WW8Dropcap1045123" style:family="text" style:parent-style-name="WW8Dropcap4043"/>
    <style:style style:name="WW-WW8Dropcap1046123" style:family="text" style:parent-style-name="WW8Dropcap4043"/>
    <style:style style:name="WW-WW8Dropcap1047123" style:family="text" style:parent-style-name="WW8Dropcap4043"/>
    <style:style style:name="WW-WW8Dropcap1048123" style:family="text" style:parent-style-name="WW8Dropcap4043"/>
    <style:style style:name="WW-WW8Dropcap1049123" style:family="text" style:parent-style-name="WW8Dropcap4043"/>
    <style:style style:name="WW-WW8Dropcap1050123" style:family="text" style:parent-style-name="WW8Dropcap4043"/>
    <style:style style:name="WW-WW8Dropcap1051123" style:family="text" style:parent-style-name="WW8Dropcap4043"/>
    <style:style style:name="WW-WW8Dropcap1052123" style:family="text" style:parent-style-name="WW8Dropcap4043"/>
    <style:style style:name="WW-WW8Dropcap1053123" style:family="text" style:parent-style-name="WW8Dropcap4043"/>
    <style:style style:name="WW-WW8Dropcap1054123" style:family="text" style:parent-style-name="WW8Dropcap4043"/>
    <style:style style:name="WW-WW8Dropcap1055123" style:family="text" style:parent-style-name="WW8Dropcap4043"/>
    <style:style style:name="WW-WW8Dropcap1056123" style:family="text" style:parent-style-name="WW8Dropcap4043"/>
    <style:style style:name="WW-WW8Dropcap1057123" style:family="text" style:parent-style-name="WW8Dropcap4043"/>
    <style:style style:name="WW-WW8Dropcap1058123" style:family="text" style:parent-style-name="WW8Dropcap4043"/>
    <style:style style:name="WW-WW8Dropcap1059123" style:family="text" style:parent-style-name="WW8Dropcap4043"/>
    <style:style style:name="WW-WW8Dropcap1060123" style:family="text" style:parent-style-name="WW8Dropcap4043"/>
    <style:style style:name="WW-WW8Dropcap1061123" style:family="text" style:parent-style-name="WW8Dropcap4043"/>
    <style:style style:name="WW-WW8Dropcap1062123" style:family="text" style:parent-style-name="WW8Dropcap4043"/>
    <style:style style:name="WW-WW8Dropcap1063123" style:family="text" style:parent-style-name="WW8Dropcap4043"/>
    <style:style style:name="WW-WW8Dropcap1064123" style:family="text" style:parent-style-name="WW8Dropcap4043"/>
    <style:style style:name="WW-WW8Dropcap1065123" style:family="text" style:parent-style-name="WW8Dropcap4043"/>
    <style:style style:name="WW-WW8Dropcap1066123" style:family="text" style:parent-style-name="WW8Dropcap4043"/>
    <style:style style:name="WW-WW8Dropcap1067123" style:family="text" style:parent-style-name="WW8Dropcap4043"/>
    <style:style style:name="WW-WW8Dropcap1068123" style:family="text" style:parent-style-name="WW8Dropcap4043"/>
    <style:style style:name="WW-WW8Dropcap1069123" style:family="text" style:parent-style-name="WW8Dropcap4043"/>
    <style:style style:name="WW-WW8Dropcap1070123" style:family="text" style:parent-style-name="WW8Dropcap4043"/>
    <style:style style:name="WW-WW8Dropcap1071123" style:family="text" style:parent-style-name="WW8Dropcap4043"/>
    <style:style style:name="WW-WW8Dropcap1072123" style:family="text" style:parent-style-name="WW8Dropcap4043"/>
    <style:style style:name="WW-WW8Dropcap1073123" style:family="text" style:parent-style-name="WW8Dropcap4043"/>
    <style:style style:name="WW-WW8Dropcap1074123" style:family="text" style:parent-style-name="WW8Dropcap4043"/>
    <style:style style:name="WW-WW8Dropcap1075123" style:family="text" style:parent-style-name="WW8Dropcap4043"/>
    <style:style style:name="WW-WW8Dropcap1076123" style:family="text" style:parent-style-name="WW8Dropcap4043"/>
    <style:style style:name="WW-WW8Dropcap1077123" style:family="text" style:parent-style-name="WW8Dropcap4043"/>
    <style:style style:name="WW-WW8Dropcap1078123" style:family="text" style:parent-style-name="WW8Dropcap4043"/>
    <style:style style:name="WW-WW8Dropcap1079123" style:family="text" style:parent-style-name="WW8Dropcap4043"/>
    <style:style style:name="WW-WW8Dropcap1080123" style:family="text" style:parent-style-name="WW8Dropcap4043"/>
    <style:style style:name="WW-WW8Dropcap1081123" style:family="text" style:parent-style-name="WW8Dropcap4043"/>
    <style:style style:name="WW-WW8Dropcap1082123" style:family="text" style:parent-style-name="WW8Dropcap4043"/>
    <style:style style:name="WW-WW8Dropcap1083123" style:family="text" style:parent-style-name="WW8Dropcap4043"/>
    <style:style style:name="WW-WW8Dropcap1084123" style:family="text" style:parent-style-name="WW8Dropcap4043"/>
    <style:style style:name="WW-WW8Dropcap1085123" style:family="text" style:parent-style-name="WW8Dropcap4043"/>
    <style:style style:name="WW-WW8Dropcap1086123" style:family="text" style:parent-style-name="WW8Dropcap4043"/>
    <style:style style:name="WW-WW8Dropcap1087123" style:family="text" style:parent-style-name="WW8Dropcap4043"/>
    <style:style style:name="WW-WW8Dropcap1088123" style:family="text" style:parent-style-name="WW8Dropcap4043"/>
    <style:style style:name="WW-WW8Dropcap1089123" style:family="text" style:parent-style-name="WW8Dropcap4043"/>
    <style:style style:name="WW-WW8Dropcap1090123" style:family="text" style:parent-style-name="WW8Dropcap4043"/>
    <style:style style:name="WW-WW8Dropcap1091123" style:family="text" style:parent-style-name="WW8Dropcap4043"/>
    <style:style style:name="WW-WW8Dropcap1092123" style:family="text" style:parent-style-name="WW8Dropcap4043"/>
    <style:style style:name="WW-WW8Dropcap1093123" style:family="text" style:parent-style-name="WW8Dropcap4043"/>
    <style:style style:name="WW-WW8Dropcap1094123" style:family="text" style:parent-style-name="WW8Dropcap4043"/>
    <style:style style:name="WW-WW8Dropcap1095123" style:family="text" style:parent-style-name="WW8Dropcap4043"/>
    <style:style style:name="WW-WW8Dropcap1096123" style:family="text" style:parent-style-name="WW8Dropcap4043"/>
    <style:style style:name="WW-WW8Dropcap1097123" style:family="text" style:parent-style-name="WW8Dropcap4043"/>
    <style:style style:name="WW-WW8Dropcap1098123" style:family="text" style:parent-style-name="WW8Dropcap4043"/>
    <style:style style:name="WW-WW8Dropcap1099123" style:family="text" style:parent-style-name="WW8Dropcap4043"/>
    <style:style style:name="WW-WW8Dropcap1100123" style:family="text" style:parent-style-name="WW8Dropcap4043"/>
    <style:style style:name="WW-WW8Dropcap1101123" style:family="text" style:parent-style-name="WW8Dropcap4043"/>
    <style:style style:name="WW-WW8Dropcap1102123" style:family="text" style:parent-style-name="WW8Dropcap4043"/>
    <style:style style:name="WW-WW8Dropcap1103123" style:family="text" style:parent-style-name="WW8Dropcap4043"/>
    <style:style style:name="WW-WW8Dropcap1104123" style:family="text" style:parent-style-name="WW8Dropcap4043"/>
    <style:style style:name="WW-WW8Dropcap1105123" style:family="text" style:parent-style-name="WW8Dropcap4043"/>
    <style:style style:name="WW-WW8Dropcap1106123" style:family="text" style:parent-style-name="WW8Dropcap4043"/>
    <style:style style:name="WW-WW8Dropcap1107123" style:family="text" style:parent-style-name="WW8Dropcap4043"/>
    <style:style style:name="WW-WW8Dropcap1108123" style:family="text" style:parent-style-name="WW8Dropcap4043"/>
    <style:style style:name="WW-WW8Dropcap1109123" style:family="text" style:parent-style-name="WW8Dropcap4043"/>
    <style:style style:name="WW-WW8Dropcap1110123" style:family="text" style:parent-style-name="WW8Dropcap4043"/>
    <style:style style:name="WW-WW8Dropcap1111123" style:family="text" style:parent-style-name="WW8Dropcap4043"/>
    <style:style style:name="WW-WW8Dropcap1112123" style:family="text" style:parent-style-name="WW8Dropcap4043"/>
    <style:style style:name="WW-WW8Dropcap1113123" style:family="text" style:parent-style-name="WW8Dropcap4043"/>
    <style:style style:name="WW-WW8Dropcap1114123" style:family="text" style:parent-style-name="WW8Dropcap4043"/>
    <style:style style:name="WW-WW8Dropcap1115123" style:family="text" style:parent-style-name="WW8Dropcap4043"/>
    <style:style style:name="WW-WW8Dropcap1116123" style:family="text" style:parent-style-name="WW8Dropcap4043"/>
    <style:style style:name="WW-WW8Dropcap1117123" style:family="text" style:parent-style-name="WW8Dropcap4043"/>
    <style:style style:name="WW-WW8Dropcap1118123" style:family="text" style:parent-style-name="WW8Dropcap4043"/>
    <style:style style:name="WW-WW8Dropcap1119123" style:family="text" style:parent-style-name="WW8Dropcap4043"/>
    <style:style style:name="WW-WW8Dropcap1120123" style:family="text" style:parent-style-name="WW8Dropcap4043"/>
    <style:style style:name="WW-WW8Dropcap1121123" style:family="text" style:parent-style-name="WW8Dropcap4043"/>
    <style:style style:name="WW-WW8Dropcap1122123" style:family="text" style:parent-style-name="WW8Dropcap4043"/>
    <style:style style:name="WW-WW8Dropcap1123123" style:family="text" style:parent-style-name="WW8Dropcap4043"/>
    <style:style style:name="WW-WW8Dropcap1124123" style:family="text" style:parent-style-name="WW8Dropcap4043"/>
    <style:style style:name="WW-WW8Dropcap1125123" style:family="text" style:parent-style-name="WW8Dropcap4043"/>
    <style:style style:name="WW-WW8Dropcap1126123" style:family="text" style:parent-style-name="WW8Dropcap4043"/>
    <style:style style:name="WW-WW8Dropcap1127123" style:family="text" style:parent-style-name="WW8Dropcap4043"/>
    <style:style style:name="WW-WW8Dropcap1128123" style:family="text" style:parent-style-name="WW8Dropcap4043"/>
    <style:style style:name="WW-WW8Dropcap1129123" style:family="text" style:parent-style-name="WW8Dropcap4043"/>
    <style:style style:name="WW-WW8Dropcap1130123" style:family="text" style:parent-style-name="WW8Dropcap4043"/>
    <style:style style:name="WW-WW8Dropcap1131123" style:family="text" style:parent-style-name="WW8Dropcap4043"/>
    <style:style style:name="WW-WW8Dropcap1132123" style:family="text" style:parent-style-name="WW8Dropcap4043"/>
    <style:style style:name="WW-WW8Dropcap1133123" style:family="text" style:parent-style-name="WW8Dropcap4043"/>
    <style:style style:name="WW-WW8Dropcap1134123" style:family="text" style:parent-style-name="WW8Dropcap4043"/>
    <style:style style:name="WW-WW8Dropcap1135123" style:family="text" style:parent-style-name="WW8Dropcap4043"/>
    <style:style style:name="WW-WW8Dropcap1136123" style:family="text" style:parent-style-name="WW8Dropcap4043"/>
    <style:style style:name="WW-WW8Dropcap1137123" style:family="text" style:parent-style-name="WW8Dropcap4043"/>
    <style:style style:name="WW-WW8Dropcap1138123" style:family="text" style:parent-style-name="WW8Dropcap4043"/>
    <style:style style:name="WW-WW8Dropcap1139123" style:family="text" style:parent-style-name="WW8Dropcap4043"/>
    <style:style style:name="WW-WW8Dropcap1140123" style:family="text" style:parent-style-name="WW8Dropcap4043"/>
    <style:style style:name="WW-WW8Dropcap1141123" style:family="text" style:parent-style-name="WW8Dropcap4043"/>
    <style:style style:name="WW-WW8Dropcap1142123" style:family="text" style:parent-style-name="WW8Dropcap4043"/>
    <style:style style:name="WW-WW8Dropcap1143123" style:family="text" style:parent-style-name="WW8Dropcap4043"/>
    <style:style style:name="WW-WW8Dropcap1144123" style:family="text" style:parent-style-name="WW8Dropcap4043"/>
    <style:style style:name="WW-WW8Dropcap1145123" style:family="text" style:parent-style-name="WW8Dropcap4043"/>
    <style:style style:name="WW-WW8Dropcap1146123" style:family="text" style:parent-style-name="WW8Dropcap4043"/>
    <style:style style:name="WW-WW8Dropcap1147123" style:family="text" style:parent-style-name="WW8Dropcap4043"/>
    <style:style style:name="WW-WW8Dropcap1148123" style:family="text" style:parent-style-name="WW8Dropcap4043"/>
    <style:style style:name="WW-WW8Dropcap1149123" style:family="text" style:parent-style-name="WW8Dropcap4043"/>
    <style:style style:name="WW-WW8Dropcap1150123" style:family="text" style:parent-style-name="WW8Dropcap4043"/>
    <style:style style:name="WW-WW8Dropcap1151123" style:family="text" style:parent-style-name="WW8Dropcap4043"/>
    <style:style style:name="WW-WW8Dropcap1152123" style:family="text" style:parent-style-name="WW8Dropcap4043"/>
    <style:style style:name="WW-WW8Dropcap1153123" style:family="text" style:parent-style-name="WW8Dropcap4043"/>
    <style:style style:name="WW-WW8Dropcap1154123" style:family="text" style:parent-style-name="WW8Dropcap4043"/>
    <style:style style:name="WW-WW8Dropcap1155123" style:family="text" style:parent-style-name="WW8Dropcap4043"/>
    <style:style style:name="WW-WW8Dropcap1156123" style:family="text" style:parent-style-name="WW8Dropcap4043"/>
    <style:style style:name="WW-WW8Dropcap1157123" style:family="text" style:parent-style-name="WW8Dropcap4043"/>
    <style:style style:name="WW-WW8Dropcap1158123" style:family="text" style:parent-style-name="WW8Dropcap4043"/>
    <style:style style:name="WW-WW8Dropcap1159123" style:family="text" style:parent-style-name="WW8Dropcap4043"/>
    <style:style style:name="WW-WW8Dropcap1160123" style:family="text" style:parent-style-name="WW8Dropcap4043"/>
    <style:style style:name="WW-WW8Dropcap1161123" style:family="text" style:parent-style-name="WW8Dropcap4043"/>
    <style:style style:name="WW-WW8Dropcap1162123" style:family="text" style:parent-style-name="WW8Dropcap4043"/>
    <style:style style:name="WW-WW8Dropcap1163123" style:family="text" style:parent-style-name="WW8Dropcap4043"/>
    <style:style style:name="WW-WW8Dropcap1164123" style:family="text" style:parent-style-name="WW8Dropcap4043"/>
    <style:style style:name="WW-WW8Dropcap1165123" style:family="text" style:parent-style-name="WW8Dropcap4043"/>
    <style:style style:name="WW-WW8Dropcap1166123" style:family="text" style:parent-style-name="WW8Dropcap4043"/>
    <style:style style:name="WW-WW8Dropcap1167123" style:family="text" style:parent-style-name="WW8Dropcap4043"/>
    <style:style style:name="WW-WW8Dropcap1168123" style:family="text" style:parent-style-name="WW8Dropcap4043"/>
    <style:style style:name="WW-WW8Dropcap1169123" style:family="text" style:parent-style-name="WW8Dropcap4043"/>
    <style:style style:name="WW-WW8Dropcap1170123" style:family="text" style:parent-style-name="WW8Dropcap4043"/>
    <style:style style:name="WW-WW8Dropcap1171123" style:family="text" style:parent-style-name="WW8Dropcap4043"/>
    <style:style style:name="WW-WW8Dropcap1172123" style:family="text" style:parent-style-name="WW8Dropcap4043"/>
    <style:style style:name="WW-WW8Dropcap1173123" style:family="text" style:parent-style-name="WW8Dropcap4043"/>
    <style:style style:name="WW-WW8Dropcap1174123" style:family="text" style:parent-style-name="WW8Dropcap4043"/>
    <style:style style:name="WW-WW8Dropcap1175123" style:family="text" style:parent-style-name="WW8Dropcap4043"/>
    <style:style style:name="WW-WW8Dropcap1176123" style:family="text" style:parent-style-name="WW8Dropcap4043"/>
    <style:style style:name="WW-WW8Dropcap1177123" style:family="text" style:parent-style-name="WW8Dropcap4043"/>
    <style:style style:name="WW-WW8Dropcap1178123" style:family="text" style:parent-style-name="WW8Dropcap4043"/>
    <style:style style:name="WW-WW8Dropcap1179123" style:family="text" style:parent-style-name="WW8Dropcap4043"/>
    <style:style style:name="WW-WW8Dropcap1180123" style:family="text" style:parent-style-name="WW8Dropcap4043"/>
    <style:style style:name="WW-WW8Dropcap1181123" style:family="text" style:parent-style-name="WW8Dropcap4043"/>
    <style:style style:name="WW-WW8Dropcap1182123" style:family="text" style:parent-style-name="WW8Dropcap4043"/>
    <style:style style:name="WW-WW8Dropcap1183123" style:family="text" style:parent-style-name="WW8Dropcap4043"/>
    <style:style style:name="WW-WW8Dropcap1184123" style:family="text" style:parent-style-name="WW8Dropcap4043"/>
    <style:style style:name="WW-WW8Dropcap1185123" style:family="text" style:parent-style-name="WW8Dropcap4043"/>
    <style:style style:name="WW-WW8Dropcap1186123" style:family="text" style:parent-style-name="WW8Dropcap4043"/>
    <style:style style:name="WW-WW8Dropcap1187123" style:family="text" style:parent-style-name="WW8Dropcap4043"/>
    <style:style style:name="WW-WW8Dropcap1188123" style:family="text" style:parent-style-name="WW8Dropcap4043"/>
    <style:style style:name="WW-WW8Dropcap1189123" style:family="text" style:parent-style-name="WW8Dropcap4043"/>
    <style:style style:name="WW-WW8Dropcap1190123" style:family="text" style:parent-style-name="WW8Dropcap4043"/>
    <style:style style:name="WW-WW8Dropcap1191123" style:family="text" style:parent-style-name="WW8Dropcap4043"/>
    <style:style style:name="WW-WW8Dropcap1192123" style:family="text" style:parent-style-name="WW8Dropcap4043"/>
    <style:style style:name="WW-WW8Dropcap1193123" style:family="text" style:parent-style-name="WW8Dropcap4043"/>
    <style:style style:name="WW-WW8Dropcap1194123" style:family="text" style:parent-style-name="WW8Dropcap4043"/>
    <style:style style:name="WW-WW8Dropcap1195123" style:family="text" style:parent-style-name="WW8Dropcap4043"/>
    <style:style style:name="WW-WW8Dropcap1196123" style:family="text" style:parent-style-name="WW8Dropcap4043"/>
    <style:style style:name="WW-WW8Dropcap1197123" style:family="text" style:parent-style-name="WW8Dropcap4043"/>
    <style:style style:name="WW-WW8Dropcap1198123" style:family="text" style:parent-style-name="WW8Dropcap4043"/>
    <style:style style:name="WW-WW8Dropcap1199123" style:family="text" style:parent-style-name="WW8Dropcap4043"/>
    <style:style style:name="WW-WW8Dropcap1200123" style:family="text" style:parent-style-name="WW8Dropcap4043"/>
    <style:style style:name="WW-WW8Dropcap1201123" style:family="text" style:parent-style-name="WW8Dropcap4043"/>
    <style:style style:name="WW-WW8Dropcap1202123" style:family="text" style:parent-style-name="WW8Dropcap4043"/>
    <style:style style:name="WW-WW8Dropcap1203123" style:family="text" style:parent-style-name="WW8Dropcap4043"/>
    <style:style style:name="WW-WW8Dropcap1204123" style:family="text" style:parent-style-name="WW8Dropcap4043"/>
    <style:style style:name="WW-WW8Dropcap1205123" style:family="text" style:parent-style-name="WW8Dropcap4043"/>
    <style:style style:name="WW-WW8Dropcap1206123" style:family="text" style:parent-style-name="WW8Dropcap4043"/>
    <style:style style:name="WW-WW8Dropcap1207123" style:family="text" style:parent-style-name="WW8Dropcap4043"/>
    <style:style style:name="WW-WW8Dropcap1208123" style:family="text" style:parent-style-name="WW8Dropcap4043"/>
    <style:style style:name="WW-WW8Dropcap1209123" style:family="text" style:parent-style-name="WW8Dropcap4043"/>
    <style:style style:name="WW-WW8Dropcap1210123" style:family="text" style:parent-style-name="WW8Dropcap4043"/>
    <style:style style:name="WW-WW8Dropcap1211123" style:family="text" style:parent-style-name="WW8Dropcap4043"/>
    <style:style style:name="WW-WW8Dropcap1212123" style:family="text" style:parent-style-name="WW8Dropcap4043"/>
    <style:style style:name="WW-WW8Dropcap1213123" style:family="text" style:parent-style-name="WW8Dropcap4043"/>
    <style:style style:name="WW-WW8Dropcap1214123" style:family="text" style:parent-style-name="WW8Dropcap4043"/>
    <style:style style:name="WW-WW8Dropcap1215123" style:family="text" style:parent-style-name="WW8Dropcap4043"/>
    <style:style style:name="WW-WW8Dropcap1216123" style:family="text" style:parent-style-name="WW8Dropcap4043"/>
    <style:style style:name="WW-WW8Dropcap1217123" style:family="text" style:parent-style-name="WW8Dropcap4043"/>
    <style:style style:name="WW-WW8Dropcap1218123" style:family="text" style:parent-style-name="WW8Dropcap4043"/>
    <style:style style:name="WW-WW8Dropcap1219123" style:family="text" style:parent-style-name="WW8Dropcap4043"/>
    <style:style style:name="WW-WW8Dropcap1220123" style:family="text" style:parent-style-name="WW8Dropcap4043"/>
    <style:style style:name="WW-WW8Dropcap1221123" style:family="text" style:parent-style-name="WW8Dropcap4043"/>
    <style:style style:name="WW-WW8Dropcap1222123" style:family="text" style:parent-style-name="WW8Dropcap4043"/>
    <style:style style:name="WW-WW8Dropcap1223123" style:family="text" style:parent-style-name="WW8Dropcap4043"/>
    <style:style style:name="WW-WW8Dropcap1224123" style:family="text" style:parent-style-name="WW8Dropcap4043"/>
    <style:style style:name="WW-WW8Dropcap1225123" style:family="text" style:parent-style-name="WW8Dropcap4043"/>
    <style:style style:name="WW-WW8Dropcap1226123" style:family="text" style:parent-style-name="WW8Dropcap4043"/>
    <style:style style:name="WW-WW8Dropcap1227123" style:family="text" style:parent-style-name="WW8Dropcap4043"/>
    <style:style style:name="WW-WW8Dropcap1228123" style:family="text" style:parent-style-name="WW8Dropcap4043"/>
    <style:style style:name="WW-WW8Dropcap1229123" style:family="text" style:parent-style-name="WW8Dropcap4043"/>
    <style:style style:name="WW-WW8Dropcap1230123" style:family="text" style:parent-style-name="WW8Dropcap4043"/>
    <style:style style:name="WW-WW8Dropcap1231123" style:family="text" style:parent-style-name="WW8Dropcap4043"/>
    <style:style style:name="WW-WW8Dropcap1232123" style:family="text" style:parent-style-name="WW8Dropcap4043"/>
    <style:style style:name="WW-WW8Dropcap1233123" style:family="text" style:parent-style-name="WW8Dropcap4043"/>
    <style:style style:name="WW-WW8Dropcap1234123" style:family="text" style:parent-style-name="WW8Dropcap4043"/>
    <style:style style:name="WW-WW8Dropcap1235123" style:family="text" style:parent-style-name="WW8Dropcap4043"/>
    <style:style style:name="WW-WW8Dropcap1236123" style:family="text" style:parent-style-name="WW8Dropcap4043"/>
    <style:style style:name="WW-WW8Dropcap1237123" style:family="text" style:parent-style-name="WW8Dropcap4043"/>
    <style:style style:name="WW-WW8Dropcap1238123" style:family="text" style:parent-style-name="WW8Dropcap4043"/>
    <style:style style:name="WW-WW8Dropcap1239123" style:family="text" style:parent-style-name="WW8Dropcap4043"/>
    <style:style style:name="WW-WW8Dropcap1240123" style:family="text" style:parent-style-name="WW8Dropcap4043"/>
    <style:style style:name="WW-WW8Dropcap1241123" style:family="text" style:parent-style-name="WW8Dropcap4043"/>
    <style:style style:name="WW-WW8Dropcap1242123" style:family="text" style:parent-style-name="WW8Dropcap4043"/>
    <style:style style:name="WW-WW8Dropcap1243123" style:family="text" style:parent-style-name="WW8Dropcap4043"/>
    <style:style style:name="WW-WW8Dropcap1244123" style:family="text" style:parent-style-name="WW8Dropcap4043"/>
    <style:style style:name="WW-WW8Dropcap1245123" style:family="text" style:parent-style-name="WW8Dropcap4043"/>
    <style:style style:name="WW-WW8Dropcap1246123" style:family="text" style:parent-style-name="WW8Dropcap4043"/>
    <style:style style:name="WW-WW8Dropcap1247123" style:family="text" style:parent-style-name="WW8Dropcap4043"/>
    <style:style style:name="WW-WW8Dropcap1248123" style:family="text" style:parent-style-name="WW8Dropcap4043"/>
    <style:style style:name="WW-WW8Dropcap1249123" style:family="text" style:parent-style-name="WW8Dropcap4043"/>
    <style:style style:name="WW-WW8Dropcap1250123" style:family="text" style:parent-style-name="WW8Dropcap4043"/>
    <style:style style:name="WW-WW8Dropcap1251123" style:family="text" style:parent-style-name="WW8Dropcap4043"/>
    <style:style style:name="WW-WW8Dropcap1252123" style:family="text" style:parent-style-name="WW8Dropcap4043"/>
    <style:style style:name="WW-WW8Dropcap1253123" style:family="text" style:parent-style-name="WW8Dropcap4043"/>
    <style:style style:name="WW-WW8Dropcap1254123" style:family="text" style:parent-style-name="WW8Dropcap4043"/>
    <style:style style:name="WW-WW8Dropcap1255123" style:family="text" style:parent-style-name="WW8Dropcap4043"/>
    <style:style style:name="WW-WW8Dropcap1256123" style:family="text" style:parent-style-name="WW8Dropcap4043"/>
    <style:style style:name="WW-WW8Dropcap1257123" style:family="text" style:parent-style-name="WW8Dropcap4043"/>
    <style:style style:name="WW-WW8Dropcap1258123" style:family="text" style:parent-style-name="WW8Dropcap4043"/>
    <style:style style:name="WW-WW8Dropcap1259123" style:family="text" style:parent-style-name="WW8Dropcap4043"/>
    <style:style style:name="WW-WW8Dropcap1260123" style:family="text" style:parent-style-name="WW8Dropcap4043"/>
    <style:style style:name="WW-WW8Dropcap1261123" style:family="text" style:parent-style-name="WW8Dropcap4043"/>
    <style:style style:name="WW-WW8Dropcap1262123" style:family="text" style:parent-style-name="WW8Dropcap4043"/>
    <style:style style:name="WW-WW8Dropcap1263123" style:family="text" style:parent-style-name="WW8Dropcap4043"/>
    <style:style style:name="WW-WW8Dropcap1264123" style:family="text" style:parent-style-name="WW8Dropcap4043"/>
    <style:style style:name="WW-WW8Dropcap1265123" style:family="text" style:parent-style-name="WW8Dropcap4043"/>
    <style:style style:name="WW-WW8Dropcap1266123" style:family="text" style:parent-style-name="WW8Dropcap4043"/>
    <style:style style:name="WW-WW8Dropcap1267123" style:family="text" style:parent-style-name="WW8Dropcap4043"/>
    <style:style style:name="WW-WW8Dropcap1268123" style:family="text" style:parent-style-name="WW8Dropcap4043"/>
    <style:style style:name="WW-WW8Dropcap1269123" style:family="text" style:parent-style-name="WW8Dropcap4043"/>
    <style:style style:name="WW-WW8Dropcap1270123" style:family="text" style:parent-style-name="WW8Dropcap4043"/>
    <style:style style:name="WW-WW8Dropcap1271123" style:family="text" style:parent-style-name="WW8Dropcap4043"/>
    <style:style style:name="WW-WW8Dropcap1272123" style:family="text" style:parent-style-name="WW8Dropcap4043"/>
    <style:style style:name="WW-WW8Dropcap1273123" style:family="text" style:parent-style-name="WW8Dropcap4043"/>
    <style:style style:name="WW-WW8Dropcap1274123" style:family="text" style:parent-style-name="WW8Dropcap4043"/>
    <style:style style:name="WW-WW8Dropcap1275123" style:family="text" style:parent-style-name="WW8Dropcap4043"/>
    <style:style style:name="WW-WW8Dropcap1276123" style:family="text" style:parent-style-name="WW8Dropcap4043"/>
    <style:style style:name="WW-WW8Dropcap1277123" style:family="text" style:parent-style-name="WW8Dropcap4043"/>
    <style:style style:name="WW-WW8Dropcap1278123" style:family="text" style:parent-style-name="WW8Dropcap4043"/>
    <style:style style:name="WW-WW8Dropcap1279123" style:family="text" style:parent-style-name="WW8Dropcap4043"/>
    <style:style style:name="WW-WW8Dropcap1280123" style:family="text" style:parent-style-name="WW8Dropcap4043"/>
    <style:style style:name="WW-WW8Dropcap1281123" style:family="text" style:parent-style-name="WW8Dropcap4043"/>
    <style:style style:name="WW-WW8Dropcap1282123" style:family="text" style:parent-style-name="WW8Dropcap4043"/>
    <style:style style:name="WW-WW8Dropcap1283123" style:family="text" style:parent-style-name="WW8Dropcap4043"/>
    <style:style style:name="WW-WW8Dropcap1284123" style:family="text" style:parent-style-name="WW8Dropcap4043"/>
    <style:style style:name="WW-WW8Dropcap1285123" style:family="text" style:parent-style-name="WW8Dropcap4043"/>
    <style:style style:name="WW-WW8Dropcap1286123" style:family="text" style:parent-style-name="WW8Dropcap4043"/>
    <style:style style:name="WW-WW8Dropcap1287123" style:family="text" style:parent-style-name="WW8Dropcap4043"/>
    <style:style style:name="WW-WW8Dropcap1288123" style:family="text" style:parent-style-name="WW8Dropcap4043"/>
    <style:style style:name="WW-WW8Dropcap1289123" style:family="text" style:parent-style-name="WW8Dropcap4043"/>
    <style:style style:name="WW-WW8Dropcap1290123" style:family="text" style:parent-style-name="WW8Dropcap4043"/>
    <style:style style:name="WW-WW8Dropcap1291123" style:family="text" style:parent-style-name="WW8Dropcap4043"/>
    <style:style style:name="WW-WW8Dropcap1292123" style:family="text" style:parent-style-name="WW8Dropcap4043"/>
    <style:style style:name="WW-WW8Dropcap1293123" style:family="text" style:parent-style-name="WW8Dropcap4043"/>
    <style:style style:name="WW-WW8Dropcap1294123" style:family="text" style:parent-style-name="WW8Dropcap4043"/>
    <style:style style:name="WW-WW8Dropcap1295123" style:family="text" style:parent-style-name="WW8Dropcap4043"/>
    <style:style style:name="WW-WW8Dropcap1296123" style:family="text" style:parent-style-name="WW8Dropcap4043"/>
    <style:style style:name="WW-WW8Dropcap1297123" style:family="text" style:parent-style-name="WW8Dropcap4043"/>
    <style:style style:name="WW-WW8Dropcap1298123" style:family="text" style:parent-style-name="WW8Dropcap4043"/>
    <style:style style:name="WW-WW8Dropcap1299123" style:family="text" style:parent-style-name="WW8Dropcap4043"/>
    <style:style style:name="WW-WW8Dropcap1300123" style:family="text" style:parent-style-name="WW8Dropcap4043"/>
    <style:style style:name="WW-WW8Dropcap1301123" style:family="text" style:parent-style-name="WW8Dropcap4043"/>
    <style:style style:name="WW-WW8Dropcap1302123" style:family="text" style:parent-style-name="WW8Dropcap4043"/>
    <style:style style:name="WW-WW8Dropcap1303123" style:family="text" style:parent-style-name="WW8Dropcap4043"/>
    <style:style style:name="WW-WW8Dropcap1304123" style:family="text" style:parent-style-name="WW8Dropcap4043"/>
    <style:style style:name="WW-WW8Dropcap1305123" style:family="text" style:parent-style-name="WW8Dropcap4043"/>
    <style:style style:name="WW-WW8Dropcap1306123" style:family="text" style:parent-style-name="WW8Dropcap4043"/>
    <style:style style:name="WW-WW8Dropcap1307123" style:family="text" style:parent-style-name="WW8Dropcap4043"/>
    <style:style style:name="WW-WW8Dropcap1308123" style:family="text" style:parent-style-name="WW8Dropcap4043"/>
    <style:style style:name="WW-WW8Dropcap1309123" style:family="text" style:parent-style-name="WW8Dropcap4043"/>
    <style:style style:name="WW-WW8Dropcap1310123" style:family="text" style:parent-style-name="WW8Dropcap4043"/>
    <style:style style:name="WW-WW8Dropcap1311123" style:family="text" style:parent-style-name="WW8Dropcap4043"/>
    <style:style style:name="WW-WW8Dropcap1312123" style:family="text" style:parent-style-name="WW8Dropcap4043"/>
    <style:style style:name="WW-WW8Dropcap1313123" style:family="text" style:parent-style-name="WW8Dropcap4043"/>
    <style:style style:name="WW-WW8Dropcap1314123" style:family="text" style:parent-style-name="WW8Dropcap4043"/>
    <style:style style:name="WW-WW8Dropcap1315123" style:family="text" style:parent-style-name="WW8Dropcap4043"/>
    <style:style style:name="WW-WW8Dropcap1316123" style:family="text" style:parent-style-name="WW8Dropcap4043"/>
    <style:style style:name="WW-WW8Dropcap1317123" style:family="text" style:parent-style-name="WW8Dropcap4043"/>
    <style:style style:name="WW-WW8Dropcap1318123" style:family="text" style:parent-style-name="WW8Dropcap4043"/>
    <style:style style:name="WW-WW8Dropcap1319123" style:family="text" style:parent-style-name="WW8Dropcap4043"/>
    <style:style style:name="WW-WW8Dropcap1320123" style:family="text" style:parent-style-name="WW8Dropcap4043"/>
    <style:style style:name="WW-WW8Dropcap1321123" style:family="text" style:parent-style-name="WW8Dropcap4043"/>
    <style:style style:name="WW-WW8Dropcap1322123" style:family="text" style:parent-style-name="WW8Dropcap4043"/>
    <style:style style:name="WW-WW8Dropcap1323123" style:family="text" style:parent-style-name="WW8Dropcap4043"/>
    <style:style style:name="WW-WW8Dropcap1324123" style:family="text" style:parent-style-name="WW8Dropcap4043"/>
    <style:style style:name="WW-WW8Dropcap1325123" style:family="text" style:parent-style-name="WW8Dropcap4043"/>
    <style:style style:name="WW-WW8Dropcap1326123" style:family="text" style:parent-style-name="WW8Dropcap4043"/>
    <style:style style:name="WW-WW8Dropcap1327123" style:family="text" style:parent-style-name="WW8Dropcap4043"/>
    <style:style style:name="WW-WW8Dropcap1328123" style:family="text" style:parent-style-name="WW8Dropcap4043"/>
    <style:style style:name="WW-WW8Dropcap1329123" style:family="text" style:parent-style-name="WW8Dropcap4043"/>
    <style:style style:name="WW-WW8Dropcap1330123" style:family="text" style:parent-style-name="WW8Dropcap4043"/>
    <style:style style:name="WW-WW8Dropcap1331123" style:family="text" style:parent-style-name="WW8Dropcap4043"/>
    <style:style style:name="WW-WW8Dropcap1332123" style:family="text" style:parent-style-name="WW8Dropcap4043"/>
    <style:style style:name="WW-WW8Dropcap1333123" style:family="text" style:parent-style-name="WW8Dropcap4043"/>
    <style:style style:name="WW-WW8Dropcap1334123" style:family="text" style:parent-style-name="WW8Dropcap4043"/>
    <style:style style:name="WW-WW8Dropcap1335123" style:family="text" style:parent-style-name="WW8Dropcap4043"/>
    <style:style style:name="WW-WW8Dropcap1336123" style:family="text" style:parent-style-name="WW8Dropcap4043"/>
    <style:style style:name="WW-WW8Dropcap1337123" style:family="text" style:parent-style-name="WW8Dropcap4043"/>
    <style:style style:name="WW-WW8Dropcap1338123" style:family="text" style:parent-style-name="WW8Dropcap4043"/>
    <style:style style:name="WW-WW8Dropcap1339123" style:family="text" style:parent-style-name="WW8Dropcap4043"/>
    <style:style style:name="WW-WW8Dropcap1340123" style:family="text" style:parent-style-name="WW8Dropcap4043"/>
    <style:style style:name="WW-WW8Dropcap1341123" style:family="text" style:parent-style-name="WW8Dropcap4043"/>
    <style:style style:name="WW-WW8Dropcap1342123" style:family="text" style:parent-style-name="WW8Dropcap4043"/>
    <style:style style:name="WW-WW8Dropcap1343123" style:family="text" style:parent-style-name="WW8Dropcap4043"/>
    <style:style style:name="WW-WW8Dropcap1344123" style:family="text" style:parent-style-name="WW8Dropcap4043"/>
    <style:style style:name="WW-WW8Dropcap1345123" style:family="text" style:parent-style-name="WW8Dropcap4043"/>
    <style:style style:name="WW-WW8Dropcap1346123" style:family="text" style:parent-style-name="WW8Dropcap4043"/>
    <style:style style:name="WW-WW8Dropcap1347123" style:family="text" style:parent-style-name="WW8Dropcap4043"/>
    <style:style style:name="WW-WW8Dropcap1348123" style:family="text" style:parent-style-name="WW8Dropcap4043"/>
    <style:style style:name="WW-WW8Dropcap1349123" style:family="text" style:parent-style-name="WW8Dropcap4043"/>
    <style:style style:name="WW-WW8Dropcap1350123" style:family="text" style:parent-style-name="WW8Dropcap4043"/>
    <style:style style:name="WW-WW8Dropcap1351123" style:family="text" style:parent-style-name="WW8Dropcap4043"/>
    <style:style style:name="WW-WW8Dropcap1352123" style:family="text" style:parent-style-name="WW8Dropcap4043"/>
    <style:style style:name="WW-WW8Dropcap1353123" style:family="text" style:parent-style-name="WW8Dropcap4043"/>
    <style:style style:name="WW-WW8Dropcap1354123" style:family="text" style:parent-style-name="WW8Dropcap4043"/>
    <style:style style:name="WW-WW8Dropcap1355123" style:family="text" style:parent-style-name="WW8Dropcap4043"/>
    <style:style style:name="WW-WW8Dropcap1356123" style:family="text" style:parent-style-name="WW8Dropcap4043"/>
    <style:style style:name="WW-WW8Dropcap1357123" style:family="text" style:parent-style-name="WW8Dropcap4043"/>
    <style:style style:name="WW-WW8Dropcap1358123" style:family="text" style:parent-style-name="WW8Dropcap4043"/>
    <style:style style:name="WW-WW8Dropcap1359123" style:family="text" style:parent-style-name="WW8Dropcap4043"/>
    <style:style style:name="WW-WW8Dropcap1360123" style:family="text" style:parent-style-name="WW8Dropcap4043"/>
    <style:style style:name="WW-WW8Dropcap1361123" style:family="text" style:parent-style-name="WW8Dropcap4043"/>
    <style:style style:name="WW-WW8Dropcap1362123" style:family="text" style:parent-style-name="WW8Dropcap4043"/>
    <style:style style:name="WW-WW8Dropcap1363123" style:family="text" style:parent-style-name="WW8Dropcap4043"/>
    <style:style style:name="WW-WW8Dropcap1364123" style:family="text" style:parent-style-name="WW8Dropcap4043"/>
    <style:style style:name="WW-WW8Dropcap1365123" style:family="text" style:parent-style-name="WW8Dropcap4043"/>
    <style:style style:name="WW-WW8Dropcap1366123" style:family="text" style:parent-style-name="WW8Dropcap4043"/>
    <style:style style:name="WW-WW8Dropcap1367123" style:family="text" style:parent-style-name="WW8Dropcap4043"/>
    <style:style style:name="WW-WW8Dropcap1368123" style:family="text" style:parent-style-name="WW8Dropcap4043"/>
    <style:style style:name="WW-WW8Dropcap1369123" style:family="text" style:parent-style-name="WW8Dropcap4043"/>
    <style:style style:name="WW-WW8Dropcap1370123" style:family="text" style:parent-style-name="WW8Dropcap4043"/>
    <style:style style:name="WW-WW8Dropcap1371123" style:family="text" style:parent-style-name="WW8Dropcap4043"/>
    <style:style style:name="WW-WW8Dropcap1372123" style:family="text" style:parent-style-name="WW8Dropcap4043"/>
    <style:style style:name="WW-WW8Dropcap1373123" style:family="text" style:parent-style-name="WW8Dropcap4043"/>
    <style:style style:name="WW-WW8Dropcap1374123" style:family="text" style:parent-style-name="WW8Dropcap4043"/>
    <style:style style:name="WW-WW8Dropcap1375123" style:family="text" style:parent-style-name="WW8Dropcap4043"/>
    <style:style style:name="WW-WW8Dropcap1376123" style:family="text" style:parent-style-name="WW8Dropcap4043"/>
    <style:style style:name="WW-WW8Dropcap1377123" style:family="text" style:parent-style-name="WW8Dropcap4043"/>
    <style:style style:name="WW-WW8Dropcap1378123" style:family="text" style:parent-style-name="WW8Dropcap4043"/>
    <style:style style:name="WW-WW8Dropcap1379123" style:family="text" style:parent-style-name="WW8Dropcap4043"/>
    <style:style style:name="WW-WW8Dropcap1380123" style:family="text" style:parent-style-name="WW8Dropcap4043"/>
    <style:style style:name="WW-WW8Dropcap1381123" style:family="text" style:parent-style-name="WW8Dropcap4043"/>
    <style:style style:name="WW-WW8Dropcap1382123" style:family="text" style:parent-style-name="WW8Dropcap4043"/>
    <style:style style:name="WW-WW8Dropcap1383123" style:family="text" style:parent-style-name="WW8Dropcap4043"/>
    <style:style style:name="WW-WW8Dropcap1384123" style:family="text" style:parent-style-name="WW8Dropcap4043"/>
    <style:style style:name="WW-WW8Dropcap1385123" style:family="text" style:parent-style-name="WW8Dropcap4043"/>
    <style:style style:name="WW-WW8Dropcap1386123" style:family="text" style:parent-style-name="WW8Dropcap4043"/>
    <style:style style:name="WW-WW8Dropcap1387123" style:family="text" style:parent-style-name="WW8Dropcap4043"/>
    <style:style style:name="WW-WW8Dropcap1388123" style:family="text" style:parent-style-name="WW8Dropcap4043"/>
    <style:style style:name="WW-WW8Dropcap1389123" style:family="text" style:parent-style-name="WW8Dropcap4043"/>
    <style:style style:name="WW-WW8Dropcap1390123" style:family="text" style:parent-style-name="WW8Dropcap4043"/>
    <style:style style:name="WW-WW8Dropcap1391123" style:family="text" style:parent-style-name="WW8Dropcap4043"/>
    <style:style style:name="WW-WW8Dropcap1392123" style:family="text" style:parent-style-name="WW8Dropcap4043"/>
    <style:style style:name="WW-WW8Dropcap1393123" style:family="text" style:parent-style-name="WW8Dropcap4043"/>
    <style:style style:name="WW-WW8Dropcap1394123" style:family="text" style:parent-style-name="WW8Dropcap4043"/>
    <style:style style:name="WW-WW8Dropcap1395123" style:family="text" style:parent-style-name="WW8Dropcap4043"/>
    <style:style style:name="WW-WW8Dropcap1396123" style:family="text" style:parent-style-name="WW8Dropcap4043"/>
    <style:style style:name="WW-WW8Dropcap1397123" style:family="text" style:parent-style-name="WW8Dropcap4043"/>
    <style:style style:name="WW-WW8Dropcap1398123" style:family="text" style:parent-style-name="WW8Dropcap4043"/>
    <style:style style:name="WW-WW8Dropcap1399123" style:family="text" style:parent-style-name="WW8Dropcap4043"/>
    <style:style style:name="WW-WW8Dropcap1400123" style:family="text" style:parent-style-name="WW8Dropcap4043"/>
    <style:style style:name="WW-WW8Dropcap1401123" style:family="text" style:parent-style-name="WW8Dropcap4043"/>
    <style:style style:name="WW-WW8Dropcap1402123" style:family="text" style:parent-style-name="WW8Dropcap4043"/>
    <style:style style:name="WW-WW8Dropcap1403123" style:family="text" style:parent-style-name="WW8Dropcap4043"/>
    <style:style style:name="WW-WW8Dropcap1404123" style:family="text" style:parent-style-name="WW8Dropcap4043"/>
    <style:style style:name="WW-WW8Dropcap1405123" style:family="text" style:parent-style-name="WW8Dropcap4043"/>
    <style:style style:name="WW-WW8Dropcap1406123" style:family="text" style:parent-style-name="WW8Dropcap4043"/>
    <style:style style:name="WW-WW8Dropcap1407123" style:family="text" style:parent-style-name="WW8Dropcap4043"/>
    <style:style style:name="WW-WW8Dropcap1408123" style:family="text" style:parent-style-name="WW8Dropcap4043"/>
    <style:style style:name="WW-WW8Dropcap1409123" style:family="text" style:parent-style-name="WW8Dropcap4043"/>
    <style:style style:name="WW-WW8Dropcap1410123" style:family="text" style:parent-style-name="WW8Dropcap4043"/>
    <style:style style:name="WW-WW8Dropcap1411123" style:family="text" style:parent-style-name="WW8Dropcap4043"/>
    <style:style style:name="WW-WW8Dropcap1412123" style:family="text" style:parent-style-name="WW8Dropcap4043"/>
    <style:style style:name="WW-WW8Dropcap1413123" style:family="text" style:parent-style-name="WW8Dropcap4043"/>
    <style:style style:name="WW-WW8Dropcap1414123" style:family="text" style:parent-style-name="WW8Dropcap4043"/>
    <style:style style:name="WW-WW8Dropcap1415123" style:family="text" style:parent-style-name="WW8Dropcap4043"/>
    <style:style style:name="WW-WW8Dropcap1416123" style:family="text" style:parent-style-name="WW8Dropcap4043"/>
    <style:style style:name="WW-WW8Dropcap1417123" style:family="text" style:parent-style-name="WW8Dropcap4043"/>
    <style:style style:name="WW-WW8Dropcap1418123" style:family="text" style:parent-style-name="WW8Dropcap4043"/>
    <style:style style:name="WW-WW8Dropcap1419123" style:family="text" style:parent-style-name="WW8Dropcap4043"/>
    <style:style style:name="WW-WW8Dropcap1420123" style:family="text" style:parent-style-name="WW8Dropcap4043"/>
    <style:style style:name="WW-WW8Dropcap1421123" style:family="text" style:parent-style-name="WW8Dropcap4043"/>
    <style:style style:name="WW-WW8Dropcap1422123" style:family="text" style:parent-style-name="WW8Dropcap4043"/>
    <style:style style:name="WW-WW8Dropcap1423123" style:family="text" style:parent-style-name="WW8Dropcap4043"/>
    <style:style style:name="WW-WW8Dropcap1424123" style:family="text" style:parent-style-name="WW8Dropcap4043"/>
    <style:style style:name="WW-WW8Dropcap1425123" style:family="text" style:parent-style-name="WW8Dropcap4043"/>
    <style:style style:name="WW-WW8Dropcap1426123" style:family="text" style:parent-style-name="WW8Dropcap4043"/>
    <style:style style:name="WW-WW8Dropcap1427123" style:family="text" style:parent-style-name="WW8Dropcap4043"/>
    <style:style style:name="WW-WW8Dropcap1428123" style:family="text" style:parent-style-name="WW8Dropcap4043"/>
    <style:style style:name="WW-WW8Dropcap1429123" style:family="text" style:parent-style-name="WW8Dropcap4043"/>
    <style:style style:name="WW-WW8Dropcap1430123" style:family="text" style:parent-style-name="WW8Dropcap4043"/>
    <style:style style:name="WW-WW8Dropcap1431123" style:family="text" style:parent-style-name="WW8Dropcap4043"/>
    <style:style style:name="WW-WW8Dropcap1432123" style:family="text" style:parent-style-name="WW8Dropcap4043"/>
    <style:style style:name="WW-WW8Dropcap1433123" style:family="text" style:parent-style-name="WW8Dropcap4043"/>
    <style:style style:name="WW-WW8Dropcap1434123" style:family="text" style:parent-style-name="WW8Dropcap4043"/>
    <style:style style:name="WW-WW8Dropcap1435123" style:family="text" style:parent-style-name="WW8Dropcap4043"/>
    <style:style style:name="WW-WW8Dropcap1436123" style:family="text" style:parent-style-name="WW8Dropcap4043"/>
    <style:style style:name="WW-WW8Dropcap1437123" style:family="text" style:parent-style-name="WW8Dropcap4043"/>
    <style:style style:name="WW-WW8Dropcap1438123" style:family="text" style:parent-style-name="WW8Dropcap4043"/>
    <style:style style:name="WW-WW8Dropcap1439123" style:family="text" style:parent-style-name="WW8Dropcap4043"/>
    <style:style style:name="WW-WW8Dropcap1440123" style:family="text" style:parent-style-name="WW8Dropcap4043"/>
    <style:style style:name="WW-WW8Dropcap1441123" style:family="text" style:parent-style-name="WW8Dropcap4043"/>
    <style:style style:name="WW-WW8Dropcap1442123" style:family="text" style:parent-style-name="WW8Dropcap4043"/>
    <style:style style:name="WW-WW8Dropcap1443123" style:family="text" style:parent-style-name="WW8Dropcap4043"/>
    <style:style style:name="WW-WW8Dropcap1444123" style:family="text" style:parent-style-name="WW8Dropcap4043"/>
    <style:style style:name="WW-WW8Dropcap1445123" style:family="text" style:parent-style-name="WW8Dropcap4043"/>
    <style:style style:name="WW-WW8Dropcap1446123" style:family="text" style:parent-style-name="WW8Dropcap4043"/>
    <style:style style:name="WW-WW8Dropcap1447123" style:family="text" style:parent-style-name="WW8Dropcap4043"/>
    <style:style style:name="WW-WW8Dropcap1448123" style:family="text" style:parent-style-name="WW8Dropcap4043"/>
    <style:style style:name="WW-WW8Dropcap1449123" style:family="text" style:parent-style-name="WW8Dropcap4043"/>
    <style:style style:name="WW-WW8Dropcap1450123" style:family="text" style:parent-style-name="WW8Dropcap4043"/>
    <style:style style:name="WW-WW8Dropcap1451123" style:family="text" style:parent-style-name="WW8Dropcap4043"/>
    <style:style style:name="WW-WW8Dropcap1452123" style:family="text" style:parent-style-name="WW8Dropcap4043"/>
    <style:style style:name="WW-WW8Dropcap1453123" style:family="text" style:parent-style-name="WW8Dropcap4043"/>
    <style:style style:name="WW-WW8Dropcap1454123" style:family="text" style:parent-style-name="WW8Dropcap4043"/>
    <style:style style:name="WW-WW8Dropcap1455123" style:family="text" style:parent-style-name="WW8Dropcap4043"/>
    <style:style style:name="WW-WW8Dropcap1456123" style:family="text" style:parent-style-name="WW8Dropcap4043"/>
    <style:style style:name="WW-WW8Dropcap1457123" style:family="text" style:parent-style-name="WW8Dropcap4043"/>
    <style:style style:name="WW-WW8Dropcap1458123" style:family="text" style:parent-style-name="WW8Dropcap4043"/>
    <style:style style:name="WW-WW8Dropcap1459123" style:family="text" style:parent-style-name="WW8Dropcap4043"/>
    <style:style style:name="WW-WW8Dropcap1460123" style:family="text" style:parent-style-name="WW8Dropcap4043"/>
    <style:style style:name="WW-WW8Dropcap1461123" style:family="text" style:parent-style-name="WW8Dropcap4043"/>
    <style:style style:name="WW-WW8Dropcap1462123" style:family="text" style:parent-style-name="WW8Dropcap4043"/>
    <style:style style:name="WW-WW8Dropcap1463123" style:family="text" style:parent-style-name="WW8Dropcap4043"/>
    <style:style style:name="WW-WW8Dropcap1464123" style:family="text" style:parent-style-name="WW8Dropcap4043"/>
    <style:style style:name="WW-WW8Dropcap1465123" style:family="text" style:parent-style-name="WW8Dropcap4043"/>
    <style:style style:name="WW-WW8Dropcap1466123" style:family="text" style:parent-style-name="WW8Dropcap4043"/>
    <style:style style:name="WW-WW8Dropcap1467123" style:family="text" style:parent-style-name="WW8Dropcap4043"/>
    <style:style style:name="WW-WW8Dropcap1468123" style:family="text" style:parent-style-name="WW8Dropcap4043"/>
    <style:style style:name="WW-WW8Dropcap1469123" style:family="text" style:parent-style-name="WW8Dropcap4043"/>
    <style:style style:name="WW-WW8Dropcap1470123" style:family="text" style:parent-style-name="WW8Dropcap4043"/>
    <style:style style:name="WW-WW8Dropcap1471123" style:family="text" style:parent-style-name="WW8Dropcap4043"/>
    <style:style style:name="WW-WW8Dropcap1472123" style:family="text" style:parent-style-name="WW8Dropcap4043"/>
    <style:style style:name="WW-WW8Dropcap1473123" style:family="text" style:parent-style-name="WW8Dropcap4043"/>
    <style:style style:name="WW-WW8Dropcap1474123" style:family="text" style:parent-style-name="WW8Dropcap4043"/>
    <style:style style:name="WW-WW8Dropcap1475123" style:family="text" style:parent-style-name="WW8Dropcap4043"/>
    <style:style style:name="WW-WW8Dropcap1476123" style:family="text" style:parent-style-name="WW8Dropcap4043"/>
    <style:style style:name="WW-WW8Dropcap1477123" style:family="text" style:parent-style-name="WW8Dropcap4043"/>
    <style:style style:name="WW-WW8Dropcap1478123" style:family="text" style:parent-style-name="WW8Dropcap4043"/>
    <style:style style:name="WW-WW8Dropcap1479123" style:family="text" style:parent-style-name="WW8Dropcap4043"/>
    <style:style style:name="WW-WW8Dropcap1480123" style:family="text" style:parent-style-name="WW8Dropcap4043"/>
    <style:style style:name="WW-WW8Dropcap1481123" style:family="text" style:parent-style-name="WW8Dropcap4043"/>
    <style:style style:name="WW-WW8Dropcap1482123" style:family="text" style:parent-style-name="WW8Dropcap4043"/>
    <style:style style:name="WW-WW8Dropcap1483123" style:family="text" style:parent-style-name="WW8Dropcap4043"/>
    <style:style style:name="WW-WW8Dropcap1484123" style:family="text" style:parent-style-name="WW8Dropcap4043"/>
    <style:style style:name="WW-WW8Dropcap1485123" style:family="text" style:parent-style-name="WW8Dropcap4043"/>
    <style:style style:name="WW-WW8Dropcap1486123" style:family="text" style:parent-style-name="WW8Dropcap4043"/>
    <style:style style:name="WW-WW8Dropcap1487123" style:family="text" style:parent-style-name="WW8Dropcap4043"/>
    <style:style style:name="WW-WW8Dropcap1488123" style:family="text" style:parent-style-name="WW8Dropcap4043"/>
    <style:style style:name="WW-WW8Dropcap1489123" style:family="text" style:parent-style-name="WW8Dropcap4043"/>
    <style:style style:name="WW-WW8Dropcap1490123" style:family="text" style:parent-style-name="WW8Dropcap4043"/>
    <style:style style:name="WW-WW8Dropcap1491123" style:family="text" style:parent-style-name="WW8Dropcap4043"/>
    <style:style style:name="WW-WW8Dropcap1492123" style:family="text" style:parent-style-name="WW8Dropcap4043"/>
    <style:style style:name="WW-WW8Dropcap1493123" style:family="text" style:parent-style-name="WW8Dropcap4043"/>
    <style:style style:name="WW-WW8Dropcap1494123" style:family="text" style:parent-style-name="WW8Dropcap4043"/>
    <style:style style:name="WW-WW8Dropcap1495123" style:family="text" style:parent-style-name="WW8Dropcap4043"/>
    <style:style style:name="WW-WW8Dropcap1496123" style:family="text" style:parent-style-name="WW8Dropcap4043"/>
    <style:style style:name="WW-WW8Dropcap1497123" style:family="text" style:parent-style-name="WW8Dropcap4043"/>
    <style:style style:name="WW-WW8Dropcap1498123" style:family="text" style:parent-style-name="WW8Dropcap4043"/>
    <style:style style:name="WW-WW8Dropcap1499123" style:family="text" style:parent-style-name="WW8Dropcap4043"/>
    <style:style style:name="WW-WW8Dropcap1500123" style:family="text" style:parent-style-name="WW8Dropcap4043"/>
    <style:style style:name="WW-WW8Dropcap1501123" style:family="text" style:parent-style-name="WW8Dropcap4043"/>
    <style:style style:name="WW-WW8Dropcap1502123" style:family="text" style:parent-style-name="WW8Dropcap4043"/>
    <style:style style:name="WW-WW8Dropcap1503123" style:family="text" style:parent-style-name="WW8Dropcap4043"/>
    <style:style style:name="WW-WW8Dropcap1504123" style:family="text" style:parent-style-name="WW8Dropcap4043"/>
    <style:style style:name="WW-WW8Dropcap1505123" style:family="text" style:parent-style-name="WW8Dropcap4043"/>
    <style:style style:name="WW-WW8Dropcap1506123" style:family="text" style:parent-style-name="WW8Dropcap4043"/>
    <style:style style:name="WW-WW8Dropcap1507123" style:family="text" style:parent-style-name="WW8Dropcap4043"/>
    <style:style style:name="WW-WW8Dropcap1508123" style:family="text" style:parent-style-name="WW8Dropcap4043"/>
    <style:style style:name="WW-WW8Dropcap1509123" style:family="text" style:parent-style-name="WW8Dropcap4043"/>
    <style:style style:name="WW-WW8Dropcap1510123" style:family="text" style:parent-style-name="WW8Dropcap4043"/>
    <style:style style:name="WW-WW8Dropcap1511123" style:family="text" style:parent-style-name="WW8Dropcap4043"/>
    <style:style style:name="WW-WW8Dropcap1512123" style:family="text" style:parent-style-name="WW8Dropcap4043"/>
    <style:style style:name="WW-WW8Dropcap1513123" style:family="text" style:parent-style-name="WW8Dropcap4043"/>
    <style:style style:name="WW-WW8Dropcap1514123" style:family="text" style:parent-style-name="WW8Dropcap4043"/>
    <style:style style:name="WW-WW8Dropcap1515123" style:family="text" style:parent-style-name="WW8Dropcap4043"/>
    <style:style style:name="WW-WW8Dropcap1516123" style:family="text" style:parent-style-name="WW8Dropcap4043"/>
    <style:style style:name="WW-WW8Dropcap1517123" style:family="text" style:parent-style-name="WW8Dropcap4043"/>
    <style:style style:name="WW-WW8Dropcap1518123" style:family="text" style:parent-style-name="WW8Dropcap4043"/>
    <style:style style:name="WW-WW8Dropcap1519123" style:family="text" style:parent-style-name="WW8Dropcap4043"/>
    <style:style style:name="WW-WW8Dropcap1520123" style:family="text" style:parent-style-name="WW8Dropcap4043"/>
    <style:style style:name="WW-WW8Dropcap1521123" style:family="text" style:parent-style-name="WW8Dropcap4043"/>
    <style:style style:name="WW-WW8Dropcap1522123" style:family="text" style:parent-style-name="WW8Dropcap4043"/>
    <style:style style:name="WW-WW8Dropcap1523123" style:family="text" style:parent-style-name="WW8Dropcap4043"/>
    <style:style style:name="WW-WW8Dropcap1524123" style:family="text" style:parent-style-name="WW8Dropcap4043"/>
    <style:style style:name="WW-WW8Dropcap1525123" style:family="text" style:parent-style-name="WW8Dropcap4043"/>
    <style:style style:name="WW-WW8Dropcap1526123" style:family="text" style:parent-style-name="WW8Dropcap4043"/>
    <style:style style:name="WW-WW8Dropcap1527123" style:family="text" style:parent-style-name="WW8Dropcap4043"/>
    <style:style style:name="WW-WW8Dropcap1528123" style:family="text" style:parent-style-name="WW8Dropcap4043"/>
    <style:style style:name="WW-WW8Dropcap1529123" style:family="text" style:parent-style-name="WW8Dropcap4043"/>
    <style:style style:name="WW-WW8Dropcap1530123" style:family="text" style:parent-style-name="WW8Dropcap4043"/>
    <style:style style:name="WW-WW8Dropcap1531123" style:family="text" style:parent-style-name="WW8Dropcap4043"/>
    <style:style style:name="WW-WW8Dropcap1532123" style:family="text" style:parent-style-name="WW8Dropcap4043"/>
    <style:style style:name="WW-WW8Dropcap1533123" style:family="text" style:parent-style-name="WW8Dropcap4043"/>
    <style:style style:name="WW-WW8Dropcap1534123" style:family="text" style:parent-style-name="WW8Dropcap4043"/>
    <style:style style:name="WW-WW8Dropcap1535123" style:family="text" style:parent-style-name="WW8Dropcap4043"/>
    <style:style style:name="WW-WW8Dropcap1536123" style:family="text" style:parent-style-name="WW8Dropcap4043"/>
    <style:style style:name="WW-WW8Dropcap1537123" style:family="text" style:parent-style-name="WW8Dropcap4043"/>
    <style:style style:name="WW-WW8Dropcap1538123" style:family="text" style:parent-style-name="WW8Dropcap4043"/>
    <style:style style:name="WW-WW8Dropcap1539123" style:family="text" style:parent-style-name="WW8Dropcap4043"/>
    <style:style style:name="WW-WW8Dropcap1540123" style:family="text" style:parent-style-name="WW8Dropcap4043"/>
    <style:style style:name="WW-WW8Dropcap1541123" style:family="text" style:parent-style-name="WW8Dropcap4043"/>
    <style:style style:name="WW-WW8Dropcap1542123" style:family="text" style:parent-style-name="WW8Dropcap4043"/>
    <style:style style:name="WW-WW8Dropcap1543123" style:family="text" style:parent-style-name="WW8Dropcap4043"/>
    <style:style style:name="WW-WW8Dropcap1544123" style:family="text" style:parent-style-name="WW8Dropcap4043"/>
    <style:style style:name="WW-WW8Dropcap1545123" style:family="text" style:parent-style-name="WW8Dropcap4043"/>
    <style:style style:name="WW-WW8Dropcap1546123" style:family="text" style:parent-style-name="WW8Dropcap4043"/>
    <style:style style:name="WW-WW8Dropcap1547123" style:family="text" style:parent-style-name="WW8Dropcap4043"/>
    <style:style style:name="WW-WW8Dropcap1548123" style:family="text" style:parent-style-name="WW8Dropcap4043"/>
    <style:style style:name="WW-WW8Dropcap1549123" style:family="text" style:parent-style-name="WW8Dropcap4043"/>
    <style:style style:name="WW-WW8Dropcap1550123" style:family="text" style:parent-style-name="WW8Dropcap4043"/>
    <style:style style:name="WW-WW8Dropcap1551123" style:family="text" style:parent-style-name="WW8Dropcap4043"/>
    <style:style style:name="WW-WW8Dropcap1552123" style:family="text" style:parent-style-name="WW8Dropcap4043"/>
    <style:style style:name="WW-WW8Dropcap1553123" style:family="text" style:parent-style-name="WW8Dropcap4043"/>
    <style:style style:name="WW-WW8Dropcap1554123" style:family="text" style:parent-style-name="WW8Dropcap4043"/>
    <style:style style:name="WW-WW8Dropcap1555123" style:family="text" style:parent-style-name="WW8Dropcap4043"/>
    <style:style style:name="WW-WW8Dropcap1556123" style:family="text" style:parent-style-name="WW8Dropcap4043"/>
    <style:style style:name="WW-WW8Dropcap1557123" style:family="text" style:parent-style-name="WW8Dropcap4043"/>
    <style:style style:name="WW-WW8Dropcap1558123" style:family="text" style:parent-style-name="WW8Dropcap4043"/>
    <style:style style:name="WW-WW8Dropcap1559123" style:family="text" style:parent-style-name="WW8Dropcap4043"/>
    <style:style style:name="WW-WW8Dropcap1560123" style:family="text" style:parent-style-name="WW8Dropcap4043"/>
    <style:style style:name="WW-WW8Dropcap1561123" style:family="text" style:parent-style-name="WW8Dropcap4043"/>
    <style:style style:name="WW-WW8Dropcap1562123" style:family="text" style:parent-style-name="WW8Dropcap4043"/>
    <style:style style:name="WW-WW8Dropcap1563123" style:family="text" style:parent-style-name="WW8Dropcap4043"/>
    <style:style style:name="WW-WW8Dropcap1564123" style:family="text" style:parent-style-name="WW8Dropcap4043"/>
    <style:style style:name="WW-WW8Dropcap1565123" style:family="text" style:parent-style-name="WW8Dropcap4043"/>
    <style:style style:name="WW-WW8Dropcap1566123" style:family="text" style:parent-style-name="WW8Dropcap4043"/>
    <style:style style:name="WW-WW8Dropcap1567123" style:family="text" style:parent-style-name="WW8Dropcap4043"/>
    <style:style style:name="WW-WW8Dropcap1568123" style:family="text" style:parent-style-name="WW8Dropcap4043"/>
    <style:style style:name="WW-WW8Dropcap1569123" style:family="text" style:parent-style-name="WW8Dropcap4043"/>
    <style:style style:name="WW-WW8Dropcap1570123" style:family="text" style:parent-style-name="WW8Dropcap4043"/>
    <style:style style:name="WW-WW8Dropcap1571123" style:family="text" style:parent-style-name="WW8Dropcap4043"/>
    <style:style style:name="WW-WW8Dropcap1572123" style:family="text" style:parent-style-name="WW8Dropcap4043"/>
    <style:style style:name="WW-WW8Dropcap1573123" style:family="text" style:parent-style-name="WW8Dropcap4043"/>
    <style:style style:name="WW-WW8Dropcap1574123" style:family="text" style:parent-style-name="WW8Dropcap4043"/>
    <style:style style:name="WW-WW8Dropcap1575123" style:family="text" style:parent-style-name="WW8Dropcap4043"/>
    <style:style style:name="WW-WW8Dropcap1576123" style:family="text" style:parent-style-name="WW8Dropcap4043"/>
    <style:style style:name="WW-WW8Dropcap1577123" style:family="text" style:parent-style-name="WW8Dropcap4043"/>
    <style:style style:name="WW-WW8Dropcap1578123" style:family="text" style:parent-style-name="WW8Dropcap4043"/>
    <style:style style:name="WW-WW8Dropcap1579123" style:family="text" style:parent-style-name="WW8Dropcap4043"/>
    <style:style style:name="WW-WW8Dropcap1580123" style:family="text" style:parent-style-name="WW8Dropcap4043"/>
    <style:style style:name="WW-WW8Dropcap1581123" style:family="text" style:parent-style-name="WW8Dropcap4043"/>
    <style:style style:name="WW-WW8Dropcap1582123" style:family="text" style:parent-style-name="WW8Dropcap4043"/>
    <style:style style:name="WW-WW8Dropcap1583123" style:family="text" style:parent-style-name="WW8Dropcap4043"/>
    <style:style style:name="WW-WW8Dropcap1584123" style:family="text" style:parent-style-name="WW8Dropcap4043"/>
    <style:style style:name="WW-WW8Dropcap1585123" style:family="text" style:parent-style-name="WW8Dropcap4043"/>
    <style:style style:name="WW-WW8Dropcap1586123" style:family="text" style:parent-style-name="WW8Dropcap4043"/>
    <style:style style:name="WW-WW8Dropcap1587123" style:family="text" style:parent-style-name="WW8Dropcap4043"/>
    <style:style style:name="WW-WW8Dropcap1588123" style:family="text" style:parent-style-name="WW8Dropcap4043"/>
    <style:style style:name="WW-WW8Dropcap1589123" style:family="text" style:parent-style-name="WW8Dropcap4043"/>
    <style:style style:name="WW-WW8Dropcap1590123" style:family="text" style:parent-style-name="WW8Dropcap4043"/>
    <style:style style:name="WW-WW8Dropcap1591123" style:family="text" style:parent-style-name="WW8Dropcap4043"/>
    <style:style style:name="WW-WW8Dropcap1592123" style:family="text" style:parent-style-name="WW8Dropcap4043"/>
    <style:style style:name="WW-WW8Dropcap1593123" style:family="text" style:parent-style-name="WW8Dropcap4043"/>
    <style:style style:name="WW-WW8Dropcap1594123" style:family="text" style:parent-style-name="WW8Dropcap4043"/>
    <style:style style:name="WW-WW8Dropcap1595123" style:family="text" style:parent-style-name="WW8Dropcap4043"/>
    <style:style style:name="WW-WW8Dropcap1596123" style:family="text" style:parent-style-name="WW8Dropcap4043"/>
    <style:style style:name="WW-WW8Dropcap1597123" style:family="text" style:parent-style-name="WW8Dropcap4043"/>
    <style:style style:name="WW-WW8Dropcap1598123" style:family="text" style:parent-style-name="WW8Dropcap4043"/>
    <style:style style:name="WW-WW8Dropcap1599123" style:family="text" style:parent-style-name="WW8Dropcap4043"/>
    <style:style style:name="WW-WW8Dropcap1600123" style:family="text" style:parent-style-name="WW8Dropcap4043"/>
    <style:style style:name="WW-WW8Dropcap1601123" style:family="text" style:parent-style-name="WW8Dropcap4043"/>
    <style:style style:name="WW-WW8Dropcap1602123" style:family="text" style:parent-style-name="WW8Dropcap4043"/>
    <style:style style:name="WW-WW8Dropcap1603123" style:family="text" style:parent-style-name="WW8Dropcap4043"/>
    <style:style style:name="WW-WW8Dropcap1604123" style:family="text" style:parent-style-name="WW8Dropcap4043"/>
    <style:style style:name="WW-WW8Dropcap1605123" style:family="text" style:parent-style-name="WW8Dropcap4043"/>
    <style:style style:name="WW-WW8Dropcap1606123" style:family="text" style:parent-style-name="WW8Dropcap4043"/>
    <style:style style:name="WW-WW8Dropcap1607123" style:family="text" style:parent-style-name="WW8Dropcap4043"/>
    <style:style style:name="WW-WW8Dropcap1608123" style:family="text" style:parent-style-name="WW8Dropcap4043"/>
    <style:style style:name="WW-WW8Dropcap1609123" style:family="text" style:parent-style-name="WW8Dropcap4043"/>
    <style:style style:name="WW-WW8Dropcap1610123" style:family="text" style:parent-style-name="WW8Dropcap4043"/>
    <style:style style:name="WW-WW8Dropcap1611123" style:family="text" style:parent-style-name="WW8Dropcap4043"/>
    <style:style style:name="WW-WW8Dropcap1612123" style:family="text" style:parent-style-name="WW8Dropcap4043"/>
    <style:style style:name="WW-WW8Dropcap1613123" style:family="text" style:parent-style-name="WW8Dropcap4043"/>
    <style:style style:name="WW-WW8Dropcap1614123" style:family="text" style:parent-style-name="WW8Dropcap4043"/>
    <style:style style:name="WW-WW8Dropcap1615123" style:family="text" style:parent-style-name="WW8Dropcap4043"/>
    <style:style style:name="WW-WW8Dropcap1616123" style:family="text" style:parent-style-name="WW8Dropcap4043"/>
    <style:style style:name="WW-WW8Dropcap1617123" style:family="text" style:parent-style-name="WW8Dropcap4043"/>
    <style:style style:name="WW-WW8Dropcap1618123" style:family="text" style:parent-style-name="WW8Dropcap4043"/>
    <style:style style:name="WW-WW8Dropcap1619123" style:family="text" style:parent-style-name="WW8Dropcap4043"/>
    <style:style style:name="WW-WW8Dropcap1620123" style:family="text" style:parent-style-name="WW8Dropcap4043"/>
    <style:style style:name="WW-WW8Dropcap1621123" style:family="text" style:parent-style-name="WW8Dropcap4043"/>
    <style:style style:name="WW-WW8Dropcap1622123" style:family="text" style:parent-style-name="WW8Dropcap4043"/>
    <style:style style:name="WW-WW8Dropcap1623123" style:family="text" style:parent-style-name="WW8Dropcap4043"/>
    <style:style style:name="WW-WW8Dropcap1624123" style:family="text" style:parent-style-name="WW8Dropcap4043"/>
    <style:style style:name="WW-WW8Dropcap1625123" style:family="text" style:parent-style-name="WW8Dropcap4043"/>
    <style:style style:name="WW-WW8Dropcap1626123" style:family="text" style:parent-style-name="WW8Dropcap4043"/>
    <style:style style:name="WW-WW8Dropcap1627123" style:family="text" style:parent-style-name="WW8Dropcap4043"/>
    <style:style style:name="WW-WW8Dropcap1628123" style:family="text" style:parent-style-name="WW8Dropcap4043"/>
    <style:style style:name="WW-WW8Dropcap1629123" style:family="text" style:parent-style-name="WW8Dropcap4043"/>
    <style:style style:name="WW-WW8Dropcap1630123" style:family="text" style:parent-style-name="WW8Dropcap4043"/>
    <style:style style:name="WW-WW8Dropcap1631123" style:family="text" style:parent-style-name="WW8Dropcap4043"/>
    <style:style style:name="WW-WW8Dropcap1632123" style:family="text" style:parent-style-name="WW8Dropcap4043"/>
    <style:style style:name="WW-WW8Dropcap1633123" style:family="text" style:parent-style-name="WW8Dropcap4043"/>
    <style:style style:name="WW-WW8Dropcap1634123" style:family="text" style:parent-style-name="WW8Dropcap4043"/>
    <style:style style:name="WW-WW8Dropcap1635123" style:family="text" style:parent-style-name="WW8Dropcap4043"/>
    <style:style style:name="WW-WW8Dropcap1636123" style:family="text" style:parent-style-name="WW8Dropcap4043"/>
    <style:style style:name="WW-WW8Dropcap1637123" style:family="text" style:parent-style-name="WW8Dropcap4043"/>
    <style:style style:name="WW-WW8Dropcap1638123" style:family="text" style:parent-style-name="WW8Dropcap4043"/>
    <style:style style:name="WW-WW8Dropcap1639123" style:family="text" style:parent-style-name="WW8Dropcap4043"/>
    <style:style style:name="WW-WW8Dropcap1640123" style:family="text" style:parent-style-name="WW8Dropcap4043"/>
    <style:style style:name="WW-WW8Dropcap1641123" style:family="text" style:parent-style-name="WW8Dropcap4043"/>
    <style:style style:name="WW-WW8Dropcap1642123" style:family="text" style:parent-style-name="WW8Dropcap4043"/>
    <style:style style:name="WW-WW8Dropcap1643123" style:family="text" style:parent-style-name="WW8Dropcap4043"/>
    <style:style style:name="WW-WW8Dropcap1644123" style:family="text" style:parent-style-name="WW8Dropcap4043"/>
    <style:style style:name="WW-WW8Dropcap1645123" style:family="text" style:parent-style-name="WW8Dropcap4043"/>
    <style:style style:name="WW-WW8Dropcap1646123" style:family="text" style:parent-style-name="WW8Dropcap4043"/>
    <style:style style:name="WW-WW8Dropcap1647123" style:family="text" style:parent-style-name="WW8Dropcap4043"/>
    <style:style style:name="WW-WW8Dropcap1648123" style:family="text" style:parent-style-name="WW8Dropcap4043"/>
    <style:style style:name="WW-WW8Dropcap1649123" style:family="text" style:parent-style-name="WW8Dropcap4043"/>
    <style:style style:name="WW-WW8Dropcap1650123" style:family="text" style:parent-style-name="WW8Dropcap4043"/>
    <style:style style:name="WW-WW8Dropcap1651123" style:family="text" style:parent-style-name="WW8Dropcap4043"/>
    <style:style style:name="WW-WW8Dropcap1652123" style:family="text" style:parent-style-name="WW8Dropcap4043"/>
    <style:style style:name="WW-WW8Dropcap1653123" style:family="text" style:parent-style-name="WW8Dropcap4043"/>
    <style:style style:name="WW-WW8Dropcap1654123" style:family="text" style:parent-style-name="WW8Dropcap4043"/>
    <style:style style:name="WW-WW8Dropcap1655123" style:family="text" style:parent-style-name="WW8Dropcap4043"/>
    <style:style style:name="WW-WW8Dropcap1656123" style:family="text" style:parent-style-name="WW8Dropcap4043"/>
    <style:style style:name="WW-WW8Dropcap1657123" style:family="text" style:parent-style-name="WW8Dropcap4043"/>
    <style:style style:name="WW-WW8Dropcap1658123" style:family="text" style:parent-style-name="WW8Dropcap4043"/>
    <style:style style:name="WW-WW8Dropcap1659123" style:family="text" style:parent-style-name="WW8Dropcap4043"/>
    <style:style style:name="WW-WW8Dropcap1660123" style:family="text" style:parent-style-name="WW8Dropcap4043"/>
    <style:style style:name="WW-WW8Dropcap1661123" style:family="text" style:parent-style-name="WW8Dropcap4043"/>
    <style:style style:name="WW-WW8Dropcap1662123" style:family="text" style:parent-style-name="WW8Dropcap4043"/>
    <style:style style:name="WW-WW8Dropcap1663123" style:family="text" style:parent-style-name="WW8Dropcap4043"/>
    <style:style style:name="WW-WW8Dropcap1664123" style:family="text" style:parent-style-name="WW8Dropcap4043"/>
    <style:style style:name="WW-WW8Dropcap1665123" style:family="text" style:parent-style-name="WW8Dropcap4043"/>
    <style:style style:name="WW-WW8Dropcap1666123" style:family="text" style:parent-style-name="WW8Dropcap4043"/>
    <style:style style:name="WW-WW8Dropcap1667123" style:family="text" style:parent-style-name="WW8Dropcap4043"/>
    <style:style style:name="WW-WW8Dropcap1668123" style:family="text" style:parent-style-name="WW8Dropcap4043"/>
    <style:style style:name="WW-WW8Dropcap1669123" style:family="text" style:parent-style-name="WW8Dropcap4043"/>
    <style:style style:name="WW-WW8Dropcap1670123" style:family="text" style:parent-style-name="WW8Dropcap4043"/>
    <style:style style:name="WW-WW8Dropcap1671123" style:family="text" style:parent-style-name="WW8Dropcap4043"/>
    <style:style style:name="WW-WW8Dropcap1672123" style:family="text" style:parent-style-name="WW8Dropcap4043"/>
    <style:style style:name="WW-WW8Dropcap1673123" style:family="text" style:parent-style-name="WW8Dropcap4043"/>
    <style:style style:name="WW-WW8Dropcap1674123" style:family="text" style:parent-style-name="WW8Dropcap4043"/>
    <style:style style:name="WW-WW8Dropcap1675123" style:family="text" style:parent-style-name="WW8Dropcap4043"/>
    <style:style style:name="WW-WW8Dropcap1676123" style:family="text" style:parent-style-name="WW8Dropcap4043"/>
    <style:style style:name="WW-WW8Dropcap1677123" style:family="text" style:parent-style-name="WW8Dropcap4043"/>
    <style:style style:name="WW-WW8Dropcap1678123" style:family="text" style:parent-style-name="WW8Dropcap4043"/>
    <style:style style:name="WW-WW8Dropcap1679123" style:family="text" style:parent-style-name="WW8Dropcap4043"/>
    <style:style style:name="WW-WW8Dropcap1680123" style:family="text" style:parent-style-name="WW8Dropcap4043"/>
    <style:style style:name="WW-WW8Dropcap1681123" style:family="text" style:parent-style-name="WW8Dropcap4043"/>
    <style:style style:name="WW-WW8Dropcap1682123" style:family="text" style:parent-style-name="WW8Dropcap4043"/>
    <style:style style:name="WW-WW8Dropcap1683123" style:family="text" style:parent-style-name="WW8Dropcap4043"/>
    <style:style style:name="WW-WW8Dropcap1684123" style:family="text" style:parent-style-name="WW8Dropcap4043"/>
    <style:style style:name="WW-WW8Dropcap1685123" style:family="text" style:parent-style-name="WW8Dropcap4043"/>
    <style:style style:name="WW-WW8Dropcap1686123" style:family="text" style:parent-style-name="WW8Dropcap4043"/>
    <style:style style:name="WW-WW8Dropcap1687123" style:family="text" style:parent-style-name="WW8Dropcap4043"/>
    <style:style style:name="WW-WW8Dropcap1688123" style:family="text" style:parent-style-name="WW8Dropcap4043"/>
    <style:style style:name="WW-WW8Dropcap1689123" style:family="text" style:parent-style-name="WW8Dropcap4043"/>
    <style:style style:name="WW-WW8Dropcap1690123" style:family="text" style:parent-style-name="WW8Dropcap4043"/>
    <style:style style:name="WW-WW8Dropcap1691123" style:family="text" style:parent-style-name="WW8Dropcap4043"/>
    <style:style style:name="WW-WW8Dropcap1692123" style:family="text" style:parent-style-name="WW8Dropcap4043"/>
    <style:style style:name="WW-WW8Dropcap1693123" style:family="text" style:parent-style-name="WW8Dropcap4043"/>
    <style:style style:name="WW-WW8Dropcap1694123" style:family="text" style:parent-style-name="WW8Dropcap4043"/>
    <style:style style:name="WW-WW8Dropcap1695123" style:family="text" style:parent-style-name="WW8Dropcap4043"/>
    <style:style style:name="WW-WW8Dropcap1696123" style:family="text" style:parent-style-name="WW8Dropcap4043"/>
    <style:style style:name="WW-WW8Dropcap1697123" style:family="text" style:parent-style-name="WW8Dropcap4043"/>
    <style:style style:name="WW-WW8Dropcap1698123" style:family="text" style:parent-style-name="WW8Dropcap4043"/>
    <style:style style:name="WW-WW8Dropcap1699123" style:family="text" style:parent-style-name="WW8Dropcap4043"/>
    <style:style style:name="WW-WW8Dropcap1700123" style:family="text" style:parent-style-name="WW8Dropcap4043"/>
    <style:style style:name="WW-WW8Dropcap1701123" style:family="text" style:parent-style-name="WW8Dropcap4043"/>
    <style:style style:name="WW-WW8Dropcap1702123" style:family="text" style:parent-style-name="WW8Dropcap4043"/>
    <style:style style:name="WW-WW8Dropcap1703123" style:family="text" style:parent-style-name="WW8Dropcap4043"/>
    <style:style style:name="WW-WW8Dropcap1704123" style:family="text" style:parent-style-name="WW8Dropcap4043"/>
    <style:style style:name="WW-WW8Dropcap1705123" style:family="text" style:parent-style-name="WW8Dropcap4043"/>
    <style:style style:name="WW-WW8Dropcap1706123" style:family="text" style:parent-style-name="WW8Dropcap4043"/>
    <style:style style:name="WW-WW8Dropcap1707123" style:family="text" style:parent-style-name="WW8Dropcap4043"/>
    <style:style style:name="WW-WW8Dropcap1708123" style:family="text" style:parent-style-name="WW8Dropcap4043"/>
    <style:style style:name="WW-WW8Dropcap1709123" style:family="text" style:parent-style-name="WW8Dropcap4043"/>
    <style:style style:name="WW-WW8Dropcap1710123" style:family="text" style:parent-style-name="WW8Dropcap4043"/>
    <style:style style:name="WW-WW8Dropcap1711123" style:family="text" style:parent-style-name="WW8Dropcap4043"/>
    <style:style style:name="WW-WW8Dropcap1712123" style:family="text" style:parent-style-name="WW8Dropcap4043"/>
    <style:style style:name="WW-WW8Dropcap1713123" style:family="text" style:parent-style-name="WW8Dropcap4043"/>
    <style:style style:name="WW-WW8Dropcap1714123" style:family="text" style:parent-style-name="WW8Dropcap4043"/>
    <style:style style:name="WW-WW8Dropcap1715123" style:family="text" style:parent-style-name="WW8Dropcap4043"/>
    <style:style style:name="WW-WW8Dropcap1716123" style:family="text" style:parent-style-name="WW8Dropcap4043"/>
    <style:style style:name="WW-WW8Dropcap1717123" style:family="text" style:parent-style-name="WW8Dropcap4043"/>
    <style:style style:name="WW-WW8Dropcap1718123" style:family="text" style:parent-style-name="WW8Dropcap4043"/>
    <style:style style:name="WW-WW8Dropcap1719123" style:family="text" style:parent-style-name="WW8Dropcap4043"/>
    <style:style style:name="WW-WW8Dropcap1720123" style:family="text" style:parent-style-name="WW8Dropcap4043"/>
    <style:style style:name="WW-WW8Dropcap1721123" style:family="text" style:parent-style-name="WW8Dropcap4043"/>
    <style:style style:name="WW-WW8Dropcap1722123" style:family="text" style:parent-style-name="WW8Dropcap4043"/>
    <style:style style:name="WW-WW8Dropcap1723123" style:family="text" style:parent-style-name="WW8Dropcap4043"/>
    <style:style style:name="WW-WW8Dropcap1724123" style:family="text" style:parent-style-name="WW8Dropcap4043"/>
    <style:style style:name="WW-WW8Dropcap1725123" style:family="text" style:parent-style-name="WW8Dropcap4043"/>
    <style:style style:name="WW-WW8Dropcap1726123" style:family="text" style:parent-style-name="WW8Dropcap4043"/>
    <style:style style:name="WW-WW8Dropcap1727123" style:family="text" style:parent-style-name="WW8Dropcap4043"/>
    <style:style style:name="WW-WW8Dropcap1728123" style:family="text" style:parent-style-name="WW8Dropcap4043"/>
    <style:style style:name="WW-WW8Dropcap1729123" style:family="text" style:parent-style-name="WW8Dropcap4043"/>
    <style:style style:name="WW-WW8Dropcap1730123" style:family="text" style:parent-style-name="WW8Dropcap4043"/>
    <style:style style:name="WW-WW8Dropcap1731123" style:family="text" style:parent-style-name="WW8Dropcap4043"/>
    <style:style style:name="WW-WW8Dropcap1732123" style:family="text" style:parent-style-name="WW8Dropcap4043"/>
    <style:style style:name="WW-WW8Dropcap1733123" style:family="text" style:parent-style-name="WW8Dropcap4043"/>
    <style:style style:name="WW-WW8Dropcap1734123" style:family="text" style:parent-style-name="WW8Dropcap4043"/>
    <style:style style:name="WW-WW8Dropcap1735123" style:family="text" style:parent-style-name="WW8Dropcap4043"/>
    <style:style style:name="WW-WW8Dropcap1736123" style:family="text" style:parent-style-name="WW8Dropcap4043"/>
    <style:style style:name="WW-WW8Dropcap1737123" style:family="text" style:parent-style-name="WW8Dropcap4043"/>
    <style:style style:name="WW-WW8Dropcap1738123" style:family="text" style:parent-style-name="WW8Dropcap4043"/>
    <style:style style:name="WW-WW8Dropcap1739123" style:family="text" style:parent-style-name="WW8Dropcap4043"/>
    <style:style style:name="WW-WW8Dropcap1740123" style:family="text" style:parent-style-name="WW8Dropcap4043"/>
    <style:style style:name="WW-WW8Dropcap1741123" style:family="text" style:parent-style-name="WW8Dropcap4043"/>
    <style:style style:name="WW-WW8Dropcap1742123" style:family="text" style:parent-style-name="WW8Dropcap4043"/>
    <style:style style:name="WW-WW8Dropcap1743123" style:family="text" style:parent-style-name="WW8Dropcap4043"/>
    <style:style style:name="WW-WW8Dropcap1744123" style:family="text" style:parent-style-name="WW8Dropcap4043"/>
    <style:style style:name="WW-WW8Dropcap1745123" style:family="text" style:parent-style-name="WW8Dropcap4043"/>
    <style:style style:name="WW-WW8Dropcap1746123" style:family="text" style:parent-style-name="WW8Dropcap4043"/>
    <style:style style:name="WW-WW8Dropcap1747123" style:family="text" style:parent-style-name="WW8Dropcap4043"/>
    <style:style style:name="WW-WW8Dropcap1748123" style:family="text" style:parent-style-name="WW8Dropcap4043"/>
    <style:style style:name="WW-WW8Dropcap1749123" style:family="text" style:parent-style-name="WW8Dropcap4043"/>
    <style:style style:name="WW-WW8Dropcap1750123" style:family="text" style:parent-style-name="WW8Dropcap4043"/>
    <style:style style:name="WW-WW8Dropcap1751123" style:family="text" style:parent-style-name="WW8Dropcap4043"/>
    <style:style style:name="WW-WW8Dropcap1752123" style:family="text" style:parent-style-name="WW8Dropcap4043"/>
    <style:style style:name="WW-WW8Dropcap1753123" style:family="text" style:parent-style-name="WW8Dropcap4043"/>
    <style:style style:name="WW-WW8Dropcap1754123" style:family="text" style:parent-style-name="WW8Dropcap4043"/>
    <style:style style:name="WW-WW8Dropcap1755123" style:family="text" style:parent-style-name="WW8Dropcap4043"/>
    <style:style style:name="WW-WW8Dropcap1756123" style:family="text" style:parent-style-name="WW8Dropcap4043"/>
    <style:style style:name="WW-WW8Dropcap1757123" style:family="text" style:parent-style-name="WW8Dropcap4043"/>
    <style:style style:name="WW-WW8Dropcap1758123" style:family="text" style:parent-style-name="WW8Dropcap4043"/>
    <style:style style:name="WW-WW8Dropcap1759123" style:family="text" style:parent-style-name="WW8Dropcap4043"/>
    <style:style style:name="WW-WW8Dropcap1760123" style:family="text" style:parent-style-name="WW8Dropcap4043"/>
    <style:style style:name="WW-WW8Dropcap1761123" style:family="text" style:parent-style-name="WW8Dropcap4043"/>
    <style:style style:name="WW-WW8Dropcap1762123" style:family="text" style:parent-style-name="WW8Dropcap4043"/>
    <style:style style:name="WW-WW8Dropcap1763123" style:family="text" style:parent-style-name="WW8Dropcap4043"/>
    <style:style style:name="WW-WW8Dropcap1764123" style:family="text" style:parent-style-name="WW8Dropcap4043"/>
    <style:style style:name="WW-WW8Dropcap1765123" style:family="text" style:parent-style-name="WW8Dropcap4043"/>
    <style:style style:name="WW-WW8Dropcap1766123" style:family="text" style:parent-style-name="WW8Dropcap4043"/>
    <style:style style:name="WW-WW8Dropcap1767123" style:family="text" style:parent-style-name="WW8Dropcap4043"/>
    <style:style style:name="WW-WW8Dropcap1768123" style:family="text" style:parent-style-name="WW8Dropcap4043"/>
    <style:style style:name="WW-WW8Dropcap1769123" style:family="text" style:parent-style-name="WW8Dropcap4043"/>
    <style:style style:name="WW-WW8Dropcap1770123" style:family="text" style:parent-style-name="WW8Dropcap4043"/>
    <style:style style:name="WW-WW8Dropcap1771123" style:family="text" style:parent-style-name="WW8Dropcap4043"/>
    <style:style style:name="WW-WW8Dropcap1772123" style:family="text" style:parent-style-name="WW8Dropcap4043"/>
    <style:style style:name="WW-WW8Dropcap1773123" style:family="text" style:parent-style-name="WW8Dropcap4043"/>
    <style:style style:name="WW-WW8Dropcap1774123" style:family="text" style:parent-style-name="WW8Dropcap4043"/>
    <style:style style:name="WW-WW8Dropcap1775123" style:family="text" style:parent-style-name="WW8Dropcap4043"/>
    <style:style style:name="WW-WW8Dropcap1776123" style:family="text" style:parent-style-name="WW8Dropcap4043"/>
    <style:style style:name="WW-WW8Dropcap1777123" style:family="text" style:parent-style-name="WW8Dropcap4043"/>
    <style:style style:name="WW-WW8Dropcap1778123" style:family="text" style:parent-style-name="WW8Dropcap4043"/>
    <style:style style:name="WW-WW8Dropcap1779123" style:family="text" style:parent-style-name="WW8Dropcap4043"/>
    <style:style style:name="WW-WW8Dropcap1780123" style:family="text" style:parent-style-name="WW8Dropcap4043"/>
    <style:style style:name="WW-WW8Dropcap1781123" style:family="text" style:parent-style-name="WW8Dropcap4043"/>
    <style:style style:name="WW-WW8Dropcap1782123" style:family="text" style:parent-style-name="WW8Dropcap4043"/>
    <style:style style:name="WW-WW8Dropcap1783123" style:family="text" style:parent-style-name="WW8Dropcap4043"/>
    <style:style style:name="WW-WW8Dropcap1784123" style:family="text" style:parent-style-name="WW8Dropcap4043"/>
    <style:style style:name="WW-WW8Dropcap1785123" style:family="text" style:parent-style-name="WW8Dropcap4043"/>
    <style:style style:name="WW-WW8Dropcap1786123" style:family="text" style:parent-style-name="WW8Dropcap4043"/>
    <style:style style:name="WW-WW8Dropcap1787123" style:family="text" style:parent-style-name="WW8Dropcap4043"/>
    <style:style style:name="WW-WW8Dropcap1788123" style:family="text" style:parent-style-name="WW8Dropcap4043"/>
    <style:style style:name="WW-WW8Dropcap1789123" style:family="text" style:parent-style-name="WW8Dropcap4043"/>
    <style:style style:name="WW-WW8Dropcap1790123" style:family="text" style:parent-style-name="WW8Dropcap4043"/>
    <style:style style:name="WW-WW8Dropcap1791123" style:family="text" style:parent-style-name="WW8Dropcap4043"/>
    <style:style style:name="WW-WW8Dropcap1792123" style:family="text" style:parent-style-name="WW8Dropcap4043"/>
    <style:style style:name="WW-WW8Dropcap1793123" style:family="text" style:parent-style-name="WW8Dropcap4043"/>
    <style:style style:name="WW-WW8Dropcap1794123" style:family="text" style:parent-style-name="WW8Dropcap4043"/>
    <style:style style:name="WW-WW8Dropcap1795123" style:family="text" style:parent-style-name="WW8Dropcap4043"/>
    <style:style style:name="WW-WW8Dropcap1796123" style:family="text" style:parent-style-name="WW8Dropcap4043"/>
    <style:style style:name="WW-WW8Dropcap1797123" style:family="text" style:parent-style-name="WW8Dropcap4043"/>
    <style:style style:name="WW-WW8Dropcap1798123" style:family="text" style:parent-style-name="WW8Dropcap4043"/>
    <style:style style:name="WW-WW8Dropcap1799123" style:family="text" style:parent-style-name="WW8Dropcap4043"/>
    <style:style style:name="WW-WW8Dropcap1800123" style:family="text" style:parent-style-name="WW8Dropcap4043"/>
    <style:style style:name="WW-WW8Dropcap1801123" style:family="text" style:parent-style-name="WW8Dropcap4043"/>
    <style:style style:name="WW-WW8Dropcap1802123" style:family="text" style:parent-style-name="WW8Dropcap4043"/>
    <style:style style:name="WW-WW8Dropcap1803123" style:family="text" style:parent-style-name="WW8Dropcap4043"/>
    <style:style style:name="WW-WW8Dropcap1804123" style:family="text" style:parent-style-name="WW8Dropcap4043"/>
    <style:style style:name="WW-WW8Dropcap1805123" style:family="text" style:parent-style-name="WW8Dropcap4043"/>
    <style:style style:name="WW-WW8Dropcap1806123" style:family="text" style:parent-style-name="WW8Dropcap4043"/>
    <style:style style:name="WW-WW8Dropcap1807123" style:family="text" style:parent-style-name="WW8Dropcap4043"/>
    <style:style style:name="WW-WW8Dropcap1808123" style:family="text" style:parent-style-name="WW8Dropcap4043"/>
    <style:style style:name="WW-WW8Dropcap1809123" style:family="text" style:parent-style-name="WW8Dropcap4043"/>
    <style:style style:name="WW-WW8Dropcap1810123" style:family="text" style:parent-style-name="WW8Dropcap4043"/>
    <style:style style:name="WW-WW8Dropcap1811123" style:family="text" style:parent-style-name="WW8Dropcap4043"/>
    <style:style style:name="WW-WW8Dropcap1812123" style:family="text" style:parent-style-name="WW8Dropcap4043"/>
    <style:style style:name="WW-WW8Dropcap1813123" style:family="text" style:parent-style-name="WW8Dropcap4043"/>
    <style:style style:name="WW-WW8Dropcap1814123" style:family="text" style:parent-style-name="WW8Dropcap4043"/>
    <style:style style:name="WW-WW8Dropcap1815123" style:family="text" style:parent-style-name="WW8Dropcap4043"/>
    <style:style style:name="WW-WW8Dropcap1816123" style:family="text" style:parent-style-name="WW8Dropcap4043"/>
    <style:style style:name="WW-WW8Dropcap1817123" style:family="text" style:parent-style-name="WW8Dropcap4043"/>
    <style:style style:name="WW-WW8Dropcap1818123" style:family="text" style:parent-style-name="WW8Dropcap4043"/>
    <style:style style:name="WW-WW8Dropcap1819123" style:family="text" style:parent-style-name="WW8Dropcap4043"/>
    <style:style style:name="WW-WW8Dropcap1820123" style:family="text" style:parent-style-name="WW8Dropcap4043"/>
    <style:style style:name="WW-WW8Dropcap1821123" style:family="text" style:parent-style-name="WW8Dropcap4043"/>
    <style:style style:name="WW-WW8Dropcap1822123" style:family="text" style:parent-style-name="WW8Dropcap4043"/>
    <style:style style:name="WW-WW8Dropcap1823123" style:family="text" style:parent-style-name="WW8Dropcap4043"/>
    <style:style style:name="WW-WW8Dropcap1824123" style:family="text" style:parent-style-name="WW8Dropcap4043"/>
    <style:style style:name="WW-WW8Dropcap1825123" style:family="text" style:parent-style-name="WW8Dropcap4043"/>
    <style:style style:name="WW-WW8Dropcap1826123" style:family="text" style:parent-style-name="WW8Dropcap4043"/>
    <style:style style:name="WW-WW8Dropcap1827123" style:family="text" style:parent-style-name="WW8Dropcap4043"/>
    <style:style style:name="WW-WW8Dropcap1828123" style:family="text" style:parent-style-name="WW8Dropcap4043"/>
    <style:style style:name="WW-WW8Dropcap1829123" style:family="text" style:parent-style-name="WW8Dropcap4043"/>
    <style:style style:name="WW-WW8Dropcap1830123" style:family="text" style:parent-style-name="WW8Dropcap4043"/>
    <style:style style:name="WW-WW8Dropcap1831123" style:family="text" style:parent-style-name="WW8Dropcap4043"/>
    <style:style style:name="WW-WW8Dropcap1832123" style:family="text" style:parent-style-name="WW8Dropcap4043"/>
    <style:style style:name="WW-WW8Dropcap1833123" style:family="text" style:parent-style-name="WW8Dropcap4043"/>
    <style:style style:name="WW-WW8Dropcap1834123" style:family="text" style:parent-style-name="WW8Dropcap4043"/>
    <style:style style:name="WW-WW8Dropcap1835123" style:family="text" style:parent-style-name="WW8Dropcap4043"/>
    <style:style style:name="WW-WW8Dropcap1836123" style:family="text" style:parent-style-name="WW8Dropcap4043"/>
    <style:style style:name="WW-WW8Dropcap1837123" style:family="text" style:parent-style-name="WW8Dropcap4043"/>
    <style:style style:name="WW-WW8Dropcap1838123" style:family="text" style:parent-style-name="WW8Dropcap4043"/>
    <style:style style:name="WW-WW8Dropcap1839123" style:family="text" style:parent-style-name="WW8Dropcap4043"/>
    <style:style style:name="WW-WW8Dropcap1840123" style:family="text" style:parent-style-name="WW8Dropcap4043"/>
    <style:style style:name="WW-WW8Dropcap1841123" style:family="text" style:parent-style-name="WW8Dropcap4043"/>
    <style:style style:name="WW-WW8Dropcap1842123" style:family="text" style:parent-style-name="WW8Dropcap4043"/>
    <style:style style:name="WW-WW8Dropcap1843123" style:family="text" style:parent-style-name="WW8Dropcap4043"/>
    <style:style style:name="WW-WW8Dropcap1844123" style:family="text" style:parent-style-name="WW8Dropcap4043"/>
    <style:style style:name="WW-WW8Dropcap1845123" style:family="text" style:parent-style-name="WW8Dropcap4043"/>
    <style:style style:name="WW-WW8Dropcap1846123" style:family="text" style:parent-style-name="WW8Dropcap4043"/>
    <style:style style:name="WW-WW8Dropcap1847123" style:family="text" style:parent-style-name="WW8Dropcap4043"/>
    <style:style style:name="WW-WW8Dropcap1848123" style:family="text" style:parent-style-name="WW8Dropcap4043"/>
    <style:style style:name="WW-WW8Dropcap1849123" style:family="text" style:parent-style-name="WW8Dropcap4043"/>
    <style:style style:name="WW-WW8Dropcap1850123" style:family="text" style:parent-style-name="WW8Dropcap4043"/>
    <style:style style:name="WW-WW8Dropcap1851123" style:family="text" style:parent-style-name="WW8Dropcap4043"/>
    <style:style style:name="WW-WW8Dropcap1852123" style:family="text" style:parent-style-name="WW8Dropcap4043"/>
    <style:style style:name="WW-WW8Dropcap1853123" style:family="text" style:parent-style-name="WW8Dropcap4043"/>
    <style:style style:name="WW-WW8Dropcap1854123" style:family="text" style:parent-style-name="WW8Dropcap4043"/>
    <style:style style:name="WW-WW8Dropcap1855123" style:family="text" style:parent-style-name="WW8Dropcap4043"/>
    <style:style style:name="WW-WW8Dropcap1856123" style:family="text" style:parent-style-name="WW8Dropcap4043"/>
    <style:style style:name="WW-WW8Dropcap1857123" style:family="text" style:parent-style-name="WW8Dropcap4043"/>
    <style:style style:name="WW-WW8Dropcap1858123" style:family="text" style:parent-style-name="WW8Dropcap4043"/>
    <style:style style:name="WW-WW8Dropcap1859123" style:family="text" style:parent-style-name="WW8Dropcap4043"/>
    <style:style style:name="WW-WW8Dropcap1860123" style:family="text" style:parent-style-name="WW8Dropcap4043"/>
    <style:style style:name="WW-WW8Dropcap1861123" style:family="text" style:parent-style-name="WW8Dropcap4043"/>
    <style:style style:name="WW-WW8Dropcap1862123" style:family="text" style:parent-style-name="WW8Dropcap4043"/>
    <style:style style:name="WW-WW8Dropcap1863123" style:family="text" style:parent-style-name="WW8Dropcap4043"/>
    <style:style style:name="WW-WW8Dropcap1864123" style:family="text" style:parent-style-name="WW8Dropcap4043"/>
    <style:style style:name="WW-WW8Dropcap1865123" style:family="text" style:parent-style-name="WW8Dropcap4043"/>
    <style:style style:name="WW-WW8Dropcap1866123" style:family="text" style:parent-style-name="WW8Dropcap4043"/>
    <style:style style:name="WW-WW8Dropcap1867123" style:family="text" style:parent-style-name="WW8Dropcap4043"/>
    <style:style style:name="WW-WW8Dropcap1868123" style:family="text" style:parent-style-name="WW8Dropcap4043"/>
    <style:style style:name="WW-WW8Dropcap1869123" style:family="text" style:parent-style-name="WW8Dropcap4043"/>
    <style:style style:name="WW-WW8Dropcap1870123" style:family="text" style:parent-style-name="WW8Dropcap4043"/>
    <style:style style:name="WW-WW8Dropcap1871123" style:family="text" style:parent-style-name="WW8Dropcap4043"/>
    <style:style style:name="WW-WW8Dropcap1872123" style:family="text" style:parent-style-name="WW8Dropcap4043"/>
    <style:style style:name="WW-WW8Dropcap1873123" style:family="text" style:parent-style-name="WW8Dropcap4043"/>
    <style:style style:name="WW-WW8Dropcap1874123" style:family="text" style:parent-style-name="WW8Dropcap4043"/>
    <style:style style:name="WW-WW8Dropcap1875123" style:family="text" style:parent-style-name="WW8Dropcap4043"/>
    <style:style style:name="WW-WW8Dropcap1876123" style:family="text" style:parent-style-name="WW8Dropcap4043"/>
    <style:style style:name="WW-WW8Dropcap1877123" style:family="text" style:parent-style-name="WW8Dropcap4043"/>
    <style:style style:name="WW-WW8Dropcap1878123" style:family="text" style:parent-style-name="WW8Dropcap4043"/>
    <style:style style:name="WW-WW8Dropcap1879123" style:family="text" style:parent-style-name="WW8Dropcap4043"/>
    <style:style style:name="WW-WW8Dropcap1880123" style:family="text" style:parent-style-name="WW8Dropcap4043"/>
    <style:style style:name="WW-WW8Dropcap1881123" style:family="text" style:parent-style-name="WW8Dropcap4043"/>
    <style:style style:name="WW-WW8Dropcap1882123" style:family="text" style:parent-style-name="WW8Dropcap4043"/>
    <style:style style:name="WW-WW8Dropcap1883123" style:family="text" style:parent-style-name="WW8Dropcap4043"/>
    <style:style style:name="WW-WW8Dropcap1884123" style:family="text" style:parent-style-name="WW8Dropcap4043"/>
    <style:style style:name="WW-WW8Dropcap1885123" style:family="text" style:parent-style-name="WW8Dropcap4043"/>
    <style:style style:name="WW-WW8Dropcap1886123" style:family="text" style:parent-style-name="WW8Dropcap4043"/>
    <style:style style:name="WW-WW8Dropcap1887123" style:family="text" style:parent-style-name="WW8Dropcap4043"/>
    <style:style style:name="WW-WW8Dropcap1888123" style:family="text" style:parent-style-name="WW8Dropcap4043"/>
    <style:style style:name="WW-WW8Dropcap1889123" style:family="text" style:parent-style-name="WW8Dropcap4043"/>
    <style:style style:name="WW-WW8Dropcap1890123" style:family="text" style:parent-style-name="WW8Dropcap4043"/>
    <style:style style:name="WW-WW8Dropcap1891123" style:family="text" style:parent-style-name="WW8Dropcap4043"/>
    <style:style style:name="WW-WW8Dropcap1892123" style:family="text" style:parent-style-name="WW8Dropcap4043"/>
    <style:style style:name="WW-WW8Dropcap1893123" style:family="text" style:parent-style-name="WW8Dropcap4043"/>
    <style:style style:name="WW-WW8Dropcap1894123" style:family="text" style:parent-style-name="WW8Dropcap4043"/>
    <style:style style:name="WW-WW8Dropcap1895123" style:family="text" style:parent-style-name="WW8Dropcap4043"/>
    <style:style style:name="WW-WW8Dropcap1896123" style:family="text" style:parent-style-name="WW8Dropcap4043"/>
    <style:style style:name="WW-WW8Dropcap1897123" style:family="text" style:parent-style-name="WW8Dropcap4043"/>
    <style:style style:name="WW-WW8Dropcap1898123" style:family="text" style:parent-style-name="WW8Dropcap4043"/>
    <style:style style:name="WW-WW8Dropcap1899123" style:family="text" style:parent-style-name="WW8Dropcap4043"/>
    <style:style style:name="WW-WW8Dropcap1900123" style:family="text" style:parent-style-name="WW8Dropcap4043"/>
    <style:style style:name="WW-WW8Dropcap1901123" style:family="text" style:parent-style-name="WW8Dropcap4043"/>
    <style:style style:name="WW-WW8Dropcap1902123" style:family="text" style:parent-style-name="WW8Dropcap4043"/>
    <style:style style:name="WW-WW8Dropcap1903123" style:family="text" style:parent-style-name="WW8Dropcap4043"/>
    <style:style style:name="WW-WW8Dropcap1904123" style:family="text" style:parent-style-name="WW8Dropcap4043"/>
    <style:style style:name="WW-WW8Dropcap1905123" style:family="text" style:parent-style-name="WW8Dropcap4043"/>
    <style:style style:name="WW-WW8Dropcap1906123" style:family="text" style:parent-style-name="WW8Dropcap4043"/>
    <style:style style:name="WW-WW8Dropcap1907123" style:family="text" style:parent-style-name="WW8Dropcap4043"/>
    <style:style style:name="WW-WW8Dropcap1908123" style:family="text" style:parent-style-name="WW8Dropcap4043"/>
    <style:style style:name="WW-WW8Dropcap1909123" style:family="text" style:parent-style-name="WW8Dropcap4043"/>
    <style:style style:name="WW-WW8Dropcap1910123" style:family="text" style:parent-style-name="WW8Dropcap4043"/>
    <style:style style:name="WW-WW8Dropcap1911123" style:family="text" style:parent-style-name="WW8Dropcap4043"/>
    <style:style style:name="WW-WW8Dropcap1912123" style:family="text" style:parent-style-name="WW8Dropcap4043"/>
    <style:style style:name="WW-WW8Dropcap1913123" style:family="text" style:parent-style-name="WW8Dropcap4043"/>
    <style:style style:name="WW-WW8Dropcap1914123" style:family="text" style:parent-style-name="WW8Dropcap4043"/>
    <style:style style:name="WW-WW8Dropcap1915123" style:family="text" style:parent-style-name="WW8Dropcap4043"/>
    <style:style style:name="WW-WW8Dropcap1916123" style:family="text" style:parent-style-name="WW8Dropcap4043"/>
    <style:style style:name="WW-WW8Dropcap1917123" style:family="text" style:parent-style-name="WW8Dropcap4043"/>
    <style:style style:name="WW-WW8Dropcap1918123" style:family="text" style:parent-style-name="WW8Dropcap4043"/>
    <style:style style:name="WW-WW8Dropcap1919123" style:family="text" style:parent-style-name="WW8Dropcap4043"/>
    <style:style style:name="WW-WW8Dropcap1920123" style:family="text" style:parent-style-name="WW8Dropcap4043"/>
    <style:style style:name="WW-WW8Dropcap1921123" style:family="text" style:parent-style-name="WW8Dropcap4043"/>
    <style:style style:name="WW-WW8Dropcap1922123" style:family="text" style:parent-style-name="WW8Dropcap4043"/>
    <style:style style:name="WW-WW8Dropcap1923123" style:family="text" style:parent-style-name="WW8Dropcap4043"/>
    <style:style style:name="WW-WW8Dropcap1924123" style:family="text" style:parent-style-name="WW8Dropcap4043"/>
    <style:style style:name="WW-WW8Dropcap1925123" style:family="text" style:parent-style-name="WW8Dropcap4043"/>
    <style:style style:name="WW-WW8Dropcap1926123" style:family="text" style:parent-style-name="WW8Dropcap4043"/>
    <style:style style:name="WW-WW8Dropcap1927123" style:family="text" style:parent-style-name="WW8Dropcap4043"/>
    <style:style style:name="WW-WW8Dropcap1928123" style:family="text" style:parent-style-name="WW8Dropcap4043"/>
    <style:style style:name="WW-WW8Dropcap1929123" style:family="text" style:parent-style-name="WW8Dropcap4043"/>
    <style:style style:name="WW-WW8Dropcap1930123" style:family="text" style:parent-style-name="WW8Dropcap4043"/>
    <style:style style:name="WW-WW8Dropcap1931123" style:family="text" style:parent-style-name="WW8Dropcap4043"/>
    <style:style style:name="WW-WW8Dropcap1932123" style:family="text" style:parent-style-name="WW8Dropcap4043"/>
    <style:style style:name="WW-WW8Dropcap1933123" style:family="text" style:parent-style-name="WW8Dropcap4043"/>
    <style:style style:name="WW-WW8Dropcap1934123" style:family="text" style:parent-style-name="WW8Dropcap4043"/>
    <style:style style:name="WW-WW8Dropcap1935123" style:family="text" style:parent-style-name="WW8Dropcap4043"/>
    <style:style style:name="WW-WW8Dropcap1936123" style:family="text" style:parent-style-name="WW8Dropcap4043"/>
    <style:style style:name="WW-WW8Dropcap1937123" style:family="text" style:parent-style-name="WW8Dropcap4043"/>
    <style:style style:name="WW-WW8Dropcap1938123" style:family="text" style:parent-style-name="WW8Dropcap4043"/>
    <style:style style:name="WW-WW8Dropcap1939123" style:family="text" style:parent-style-name="WW8Dropcap4043"/>
    <style:style style:name="WW-WW8Dropcap1940123" style:family="text" style:parent-style-name="WW8Dropcap4043"/>
    <style:style style:name="WW-WW8Dropcap1941123" style:family="text" style:parent-style-name="WW8Dropcap4043"/>
    <style:style style:name="WW-WW8Dropcap1942123" style:family="text" style:parent-style-name="WW8Dropcap4043"/>
    <style:style style:name="WW-WW8Dropcap1943123" style:family="text" style:parent-style-name="WW8Dropcap4043"/>
    <style:style style:name="WW-WW8Dropcap1944123" style:family="text" style:parent-style-name="WW8Dropcap4043"/>
    <style:style style:name="WW-WW8Dropcap1945123" style:family="text" style:parent-style-name="WW8Dropcap4043"/>
    <style:style style:name="WW-WW8Dropcap1946123" style:family="text" style:parent-style-name="WW8Dropcap4043"/>
    <style:style style:name="WW-WW8Dropcap1947123" style:family="text" style:parent-style-name="WW8Dropcap4043"/>
    <style:style style:name="WW-WW8Dropcap1948123" style:family="text" style:parent-style-name="WW8Dropcap4043"/>
    <style:style style:name="WW-WW8Dropcap1949123" style:family="text" style:parent-style-name="WW8Dropcap4043"/>
    <style:style style:name="WW-WW8Dropcap1950123" style:family="text" style:parent-style-name="WW8Dropcap4043"/>
    <style:style style:name="WW-WW8Dropcap1951123" style:family="text" style:parent-style-name="WW8Dropcap4043"/>
    <style:style style:name="WW-WW8Dropcap1952123" style:family="text" style:parent-style-name="WW8Dropcap4043"/>
    <style:style style:name="WW-WW8Dropcap1953123" style:family="text" style:parent-style-name="WW8Dropcap4043"/>
    <style:style style:name="WW-WW8Dropcap1954123" style:family="text" style:parent-style-name="WW8Dropcap4043"/>
    <style:style style:name="WW-WW8Dropcap1955123" style:family="text" style:parent-style-name="WW8Dropcap4043"/>
    <style:style style:name="WW-WW8Dropcap1956123" style:family="text" style:parent-style-name="WW8Dropcap4043"/>
    <style:style style:name="WW-WW8Dropcap1957123" style:family="text" style:parent-style-name="WW8Dropcap4043"/>
    <style:style style:name="WW-WW8Dropcap1958123" style:family="text" style:parent-style-name="WW8Dropcap4043"/>
    <style:style style:name="WW-WW8Dropcap1959123" style:family="text" style:parent-style-name="WW8Dropcap4043"/>
    <style:style style:name="WW-WW8Dropcap1960123" style:family="text" style:parent-style-name="WW8Dropcap4043"/>
    <style:style style:name="WW-WW8Dropcap1961123" style:family="text" style:parent-style-name="WW8Dropcap4043"/>
    <style:style style:name="WW-WW8Dropcap1962123" style:family="text" style:parent-style-name="WW8Dropcap4043"/>
    <style:style style:name="WW-WW8Dropcap1963123" style:family="text" style:parent-style-name="WW8Dropcap4043"/>
    <style:style style:name="WW-WW8Dropcap1964123" style:family="text" style:parent-style-name="WW8Dropcap4043"/>
    <style:style style:name="WW-WW8Dropcap1965123" style:family="text" style:parent-style-name="WW8Dropcap4043"/>
    <style:style style:name="WW-WW8Dropcap1966123" style:family="text" style:parent-style-name="WW8Dropcap4043"/>
    <style:style style:name="WW-WW8Dropcap1967123" style:family="text" style:parent-style-name="WW8Dropcap4043"/>
    <style:style style:name="WW-WW8Dropcap1968123" style:family="text" style:parent-style-name="WW8Dropcap4043"/>
    <style:style style:name="WW-WW8Dropcap1969123" style:family="text" style:parent-style-name="WW8Dropcap4043"/>
    <style:style style:name="WW-WW8Dropcap1970123" style:family="text" style:parent-style-name="WW8Dropcap4043"/>
    <style:style style:name="WW-WW8Dropcap1971123" style:family="text" style:parent-style-name="WW8Dropcap4043"/>
    <style:style style:name="WW-WW8Dropcap1972123" style:family="text" style:parent-style-name="WW8Dropcap4043"/>
    <style:style style:name="WW-WW8Dropcap1973123" style:family="text" style:parent-style-name="WW8Dropcap4043"/>
    <style:style style:name="WW-WW8Dropcap1974123" style:family="text" style:parent-style-name="WW8Dropcap4043"/>
    <style:style style:name="WW-WW8Dropcap1975123" style:family="text" style:parent-style-name="WW8Dropcap4043"/>
    <style:style style:name="WW-WW8Dropcap1976123" style:family="text" style:parent-style-name="WW8Dropcap4043"/>
    <style:style style:name="WW-WW8Dropcap1977123" style:family="text" style:parent-style-name="WW8Dropcap4043"/>
    <style:style style:name="WW-WW8Dropcap1978123" style:family="text" style:parent-style-name="WW8Dropcap4043"/>
    <style:style style:name="WW-WW8Dropcap1979123" style:family="text" style:parent-style-name="WW8Dropcap4043"/>
    <style:style style:name="WW-WW8Dropcap1980123" style:family="text" style:parent-style-name="WW8Dropcap4043"/>
    <style:style style:name="WW-WW8Dropcap1981123" style:family="text" style:parent-style-name="WW8Dropcap4043"/>
    <style:style style:name="WW-WW8Dropcap1982123" style:family="text" style:parent-style-name="WW8Dropcap4043"/>
    <style:style style:name="WW-WW8Dropcap1983123" style:family="text" style:parent-style-name="WW8Dropcap4043"/>
    <style:style style:name="WW-WW8Dropcap1984123" style:family="text" style:parent-style-name="WW8Dropcap4043"/>
    <style:style style:name="WW-WW8Dropcap1985123" style:family="text" style:parent-style-name="WW8Dropcap4043"/>
    <style:style style:name="WW-WW8Dropcap1986123" style:family="text" style:parent-style-name="WW8Dropcap4043"/>
    <style:style style:name="WW-WW8Dropcap1987123" style:family="text" style:parent-style-name="WW8Dropcap4043"/>
    <style:style style:name="WW-WW8Dropcap1988123" style:family="text" style:parent-style-name="WW8Dropcap4043"/>
    <style:style style:name="WW-WW8Dropcap1989123" style:family="text" style:parent-style-name="WW8Dropcap4043"/>
    <style:style style:name="WW-WW8Dropcap1990123" style:family="text" style:parent-style-name="WW8Dropcap4043"/>
    <style:style style:name="WW-WW8Dropcap1991123" style:family="text" style:parent-style-name="WW8Dropcap4043"/>
    <style:style style:name="WW-WW8Dropcap1992123" style:family="text" style:parent-style-name="WW8Dropcap4043"/>
    <style:style style:name="WW-WW8Dropcap1993123" style:family="text" style:parent-style-name="WW8Dropcap4043"/>
    <style:style style:name="WW-WW8Dropcap1994123" style:family="text" style:parent-style-name="WW8Dropcap4043"/>
    <style:style style:name="WW-WW8Dropcap1995123" style:family="text" style:parent-style-name="WW8Dropcap4043"/>
    <style:style style:name="WW-WW8Dropcap1996123" style:family="text" style:parent-style-name="WW8Dropcap4043"/>
    <style:style style:name="WW-WW8Dropcap1997123" style:family="text" style:parent-style-name="WW8Dropcap4043"/>
    <style:style style:name="WW-WW8Dropcap1998123" style:family="text" style:parent-style-name="WW8Dropcap4043"/>
    <style:style style:name="WW-WW8Dropcap1999123" style:family="text" style:parent-style-name="WW8Dropcap4043"/>
    <style:style style:name="WW-WW8Dropcap2000123" style:family="text" style:parent-style-name="WW8Dropcap4043"/>
    <style:style style:name="WW-WW8Dropcap2001123" style:family="text" style:parent-style-name="WW8Dropcap4043"/>
    <style:style style:name="WW-WW8Dropcap2002123" style:family="text" style:parent-style-name="WW8Dropcap4043"/>
    <style:style style:name="WW-WW8Dropcap2003123" style:family="text" style:parent-style-name="WW8Dropcap4043"/>
    <style:style style:name="WW-WW8Dropcap2004123" style:family="text" style:parent-style-name="WW8Dropcap4043"/>
    <style:style style:name="WW-WW8Dropcap2005123" style:family="text" style:parent-style-name="WW8Dropcap4043"/>
    <style:style style:name="WW-WW8Dropcap2006123" style:family="text" style:parent-style-name="WW8Dropcap4043"/>
    <style:style style:name="WW-WW8Dropcap2007123" style:family="text" style:parent-style-name="WW8Dropcap4043"/>
    <style:style style:name="WW-WW8Dropcap2008123" style:family="text" style:parent-style-name="WW8Dropcap4043"/>
    <style:style style:name="WW-WW8Dropcap2009123" style:family="text" style:parent-style-name="WW8Dropcap4043"/>
    <style:style style:name="WW-WW8Dropcap2010123" style:family="text" style:parent-style-name="WW8Dropcap4043"/>
    <style:style style:name="WW-WW8Dropcap2011123" style:family="text" style:parent-style-name="WW8Dropcap4043"/>
    <style:style style:name="WW-WW8Dropcap2012123" style:family="text" style:parent-style-name="WW8Dropcap4043"/>
    <style:style style:name="WW-WW8Dropcap2013123" style:family="text" style:parent-style-name="WW8Dropcap4043"/>
    <style:style style:name="WW-WW8Dropcap2014123" style:family="text" style:parent-style-name="WW8Dropcap4043"/>
    <style:style style:name="WW-WW8Dropcap2015123" style:family="text" style:parent-style-name="WW8Dropcap4043"/>
    <style:style style:name="WW-WW8Dropcap2016123" style:family="text" style:parent-style-name="WW8Dropcap4043"/>
    <style:style style:name="WW-WW8Dropcap2017123" style:family="text" style:parent-style-name="WW8Dropcap4043"/>
    <style:style style:name="WW-WW8Dropcap2018123" style:family="text" style:parent-style-name="WW8Dropcap4043"/>
    <style:style style:name="WW-WW8Dropcap2019123" style:family="text" style:parent-style-name="WW8Dropcap4043"/>
    <style:style style:name="WW-WW8Dropcap2020123" style:family="text" style:parent-style-name="WW8Dropcap4043"/>
    <style:style style:name="WW-WW8Dropcap2021123" style:family="text" style:parent-style-name="WW8Dropcap4043"/>
    <style:style style:name="WW-WW8Dropcap2022123" style:family="text" style:parent-style-name="WW8Dropcap4043"/>
    <style:style style:name="WW-WW8Dropcap2023123" style:family="text" style:parent-style-name="WW8Dropcap4043"/>
    <style:style style:name="WW-WW8Dropcap2024123" style:family="text" style:parent-style-name="WW8Dropcap4043"/>
    <style:style style:name="WW-WW8Dropcap2025123" style:family="text" style:parent-style-name="WW8Dropcap4043"/>
    <style:style style:name="WW-WW8Dropcap2026123" style:family="text" style:parent-style-name="WW8Dropcap4043"/>
    <style:style style:name="WW-WW8Dropcap2027123" style:family="text" style:parent-style-name="WW8Dropcap4043"/>
    <style:style style:name="WW-WW8Dropcap2028123" style:family="text" style:parent-style-name="WW8Dropcap4043"/>
    <style:style style:name="WW-WW8Dropcap2029123" style:family="text" style:parent-style-name="WW8Dropcap4043"/>
    <style:style style:name="WW-WW8Dropcap2030123" style:family="text" style:parent-style-name="WW8Dropcap4043"/>
    <style:style style:name="WW-WW8Dropcap2031123" style:family="text" style:parent-style-name="WW8Dropcap4043"/>
    <style:style style:name="WW-WW8Dropcap2032123" style:family="text" style:parent-style-name="WW8Dropcap4043"/>
    <style:style style:name="WW-WW8Dropcap2033123" style:family="text" style:parent-style-name="WW8Dropcap4043"/>
    <style:style style:name="WW-WW8Dropcap2034123" style:family="text" style:parent-style-name="WW8Dropcap4043"/>
    <style:style style:name="WW-WW8Dropcap2035123" style:family="text" style:parent-style-name="WW8Dropcap4043"/>
    <style:style style:name="WW-WW8Dropcap2036123" style:family="text" style:parent-style-name="WW8Dropcap4043"/>
    <style:style style:name="WW-WW8Dropcap2037123" style:family="text" style:parent-style-name="WW8Dropcap4043"/>
    <style:style style:name="WW-WW8Dropcap2038123" style:family="text" style:parent-style-name="WW8Dropcap4043"/>
    <style:style style:name="WW-WW8Dropcap2039123" style:family="text" style:parent-style-name="WW8Dropcap4043"/>
    <style:style style:name="WW-WW8Dropcap2040123" style:family="text" style:parent-style-name="WW8Dropcap4043"/>
    <style:style style:name="WW-WW8Dropcap2041123" style:family="text" style:parent-style-name="WW8Dropcap4043"/>
    <style:style style:name="WW-WW8Dropcap2042123" style:family="text" style:parent-style-name="WW8Dropcap4043"/>
    <style:style style:name="WW-WW8Dropcap2043123" style:family="text" style:parent-style-name="WW8Dropcap4043"/>
    <style:style style:name="WW-WW8Dropcap2044123" style:family="text" style:parent-style-name="WW8Dropcap4043"/>
    <style:style style:name="WW-WW8Dropcap2045123" style:family="text" style:parent-style-name="WW8Dropcap4043"/>
    <style:style style:name="WW-WW8Dropcap2046123" style:family="text" style:parent-style-name="WW8Dropcap4043"/>
    <style:style style:name="WW-WW8Dropcap2047123" style:family="text" style:parent-style-name="WW8Dropcap4043"/>
    <style:style style:name="WW-WW8Dropcap2048123" style:family="text" style:parent-style-name="WW8Dropcap4043"/>
    <style:style style:name="WW-WW8Dropcap2049123" style:family="text" style:parent-style-name="WW8Dropcap4043"/>
    <style:style style:name="WW-WW8Dropcap2050123" style:family="text" style:parent-style-name="WW8Dropcap4043"/>
    <style:style style:name="WW-WW8Dropcap2051123" style:family="text" style:parent-style-name="WW8Dropcap4043"/>
    <style:style style:name="WW-WW8Dropcap2052123" style:family="text" style:parent-style-name="WW8Dropcap4043"/>
    <style:style style:name="WW-WW8Dropcap2053123" style:family="text" style:parent-style-name="WW8Dropcap4043"/>
    <style:style style:name="WW-WW8Dropcap2054123" style:family="text" style:parent-style-name="WW8Dropcap4043"/>
    <style:style style:name="WW-WW8Dropcap2055123" style:family="text" style:parent-style-name="WW8Dropcap4043"/>
    <style:style style:name="WW-WW8Dropcap2056123" style:family="text" style:parent-style-name="WW8Dropcap4043"/>
    <style:style style:name="WW-WW8Dropcap2057123" style:family="text" style:parent-style-name="WW8Dropcap4043"/>
    <style:style style:name="WW-WW8Dropcap2058123" style:family="text" style:parent-style-name="WW8Dropcap4043"/>
    <style:style style:name="WW-WW8Dropcap2059123" style:family="text" style:parent-style-name="WW8Dropcap4043"/>
    <style:style style:name="WW-WW8Dropcap2060123" style:family="text" style:parent-style-name="WW8Dropcap4043"/>
    <style:style style:name="WW-WW8Dropcap2061123" style:family="text" style:parent-style-name="WW8Dropcap4043"/>
    <style:style style:name="WW-WW8Dropcap2062123" style:family="text" style:parent-style-name="WW8Dropcap4043"/>
    <style:style style:name="WW-WW8Dropcap2063123" style:family="text" style:parent-style-name="WW8Dropcap4043"/>
    <style:style style:name="WW-WW8Dropcap2064123" style:family="text" style:parent-style-name="WW8Dropcap4043"/>
    <style:style style:name="WW-WW8Dropcap2065123" style:family="text" style:parent-style-name="WW8Dropcap4043"/>
    <style:style style:name="WW-WW8Dropcap2066123" style:family="text" style:parent-style-name="WW8Dropcap4043"/>
    <style:style style:name="WW-WW8Dropcap2067123" style:family="text" style:parent-style-name="WW8Dropcap4043"/>
    <style:style style:name="WW-WW8Dropcap2068123" style:family="text" style:parent-style-name="WW8Dropcap4043"/>
    <style:style style:name="WW-WW8Dropcap2069123" style:family="text" style:parent-style-name="WW8Dropcap4043"/>
    <style:style style:name="WW-WW8Dropcap2070123" style:family="text" style:parent-style-name="WW8Dropcap4043"/>
    <style:style style:name="WW-WW8Dropcap2071123" style:family="text" style:parent-style-name="WW8Dropcap4043"/>
    <style:style style:name="WW-WW8Dropcap2072123" style:family="text" style:parent-style-name="WW8Dropcap4043"/>
    <style:style style:name="WW-WW8Dropcap2073123" style:family="text" style:parent-style-name="WW8Dropcap4043"/>
    <style:style style:name="WW-WW8Dropcap2074123" style:family="text" style:parent-style-name="WW8Dropcap4043"/>
    <style:style style:name="WW-WW8Dropcap2075123" style:family="text" style:parent-style-name="WW8Dropcap4043"/>
    <style:style style:name="WW-WW8Dropcap2076123" style:family="text" style:parent-style-name="WW8Dropcap4043"/>
    <style:style style:name="WW-WW8Dropcap2077123" style:family="text" style:parent-style-name="WW8Dropcap4043"/>
    <style:style style:name="WW-WW8Dropcap2078123" style:family="text" style:parent-style-name="WW8Dropcap4043"/>
    <style:style style:name="WW-WW8Dropcap2079123" style:family="text" style:parent-style-name="WW8Dropcap4043"/>
    <style:style style:name="WW-WW8Dropcap2080123" style:family="text" style:parent-style-name="WW8Dropcap4043"/>
    <style:style style:name="WW-WW8Dropcap2081123" style:family="text" style:parent-style-name="WW8Dropcap4043"/>
    <style:style style:name="WW-WW8Dropcap2082123" style:family="text" style:parent-style-name="WW8Dropcap4043"/>
    <style:style style:name="WW-WW8Dropcap2083123" style:family="text" style:parent-style-name="WW8Dropcap4043"/>
    <style:style style:name="WW-WW8Dropcap2084123" style:family="text" style:parent-style-name="WW8Dropcap4043"/>
    <style:style style:name="WW-WW8Dropcap2085123" style:family="text" style:parent-style-name="WW8Dropcap4043"/>
    <style:style style:name="WW-WW8Dropcap2086123" style:family="text" style:parent-style-name="WW8Dropcap4043"/>
    <style:style style:name="WW-WW8Dropcap2087123" style:family="text" style:parent-style-name="WW8Dropcap4043"/>
    <style:style style:name="WW-WW8Dropcap2088123" style:family="text" style:parent-style-name="WW8Dropcap4043"/>
    <style:style style:name="WW-WW8Dropcap2089123" style:family="text" style:parent-style-name="WW8Dropcap4043"/>
    <style:style style:name="WW-WW8Dropcap2090123" style:family="text" style:parent-style-name="WW8Dropcap4043"/>
    <style:style style:name="WW-WW8Dropcap2091123" style:family="text" style:parent-style-name="WW8Dropcap4043"/>
    <style:style style:name="WW-WW8Dropcap2092123" style:family="text" style:parent-style-name="WW8Dropcap4043"/>
    <style:style style:name="WW-WW8Dropcap2093123" style:family="text" style:parent-style-name="WW8Dropcap4043"/>
    <style:style style:name="WW-WW8Dropcap2094123" style:family="text" style:parent-style-name="WW8Dropcap4043"/>
    <style:style style:name="WW-WW8Dropcap2095123" style:family="text" style:parent-style-name="WW8Dropcap4043"/>
    <style:style style:name="WW-WW8Dropcap2096123" style:family="text" style:parent-style-name="WW8Dropcap4043"/>
    <style:style style:name="WW-WW8Dropcap2097123" style:family="text" style:parent-style-name="WW8Dropcap4043"/>
    <style:style style:name="WW-WW8Dropcap2098123" style:family="text" style:parent-style-name="WW8Dropcap4043"/>
    <style:style style:name="WW-WW8Dropcap2099123" style:family="text" style:parent-style-name="WW8Dropcap4043"/>
    <style:style style:name="WW-WW8Dropcap2100123" style:family="text" style:parent-style-name="WW8Dropcap4043"/>
    <style:style style:name="WW-WW8Dropcap2101123" style:family="text" style:parent-style-name="WW8Dropcap4043"/>
    <style:style style:name="WW-WW8Dropcap2102123" style:family="text" style:parent-style-name="WW8Dropcap4043"/>
    <style:style style:name="WW-WW8Dropcap2103123" style:family="text" style:parent-style-name="WW8Dropcap4043"/>
    <style:style style:name="WW-WW8Dropcap2104123" style:family="text" style:parent-style-name="WW8Dropcap4043"/>
    <style:style style:name="WW-WW8Dropcap2105123" style:family="text" style:parent-style-name="WW8Dropcap4043"/>
    <style:style style:name="WW-WW8Dropcap2106123" style:family="text" style:parent-style-name="WW8Dropcap4043"/>
    <style:style style:name="WW-WW8Dropcap2107123" style:family="text" style:parent-style-name="WW8Dropcap4043"/>
    <style:style style:name="WW-WW8Dropcap2108123" style:family="text" style:parent-style-name="WW8Dropcap4043"/>
    <style:style style:name="WW-WW8Dropcap2109123" style:family="text" style:parent-style-name="WW8Dropcap4043"/>
    <style:style style:name="WW-WW8Dropcap2110123" style:family="text" style:parent-style-name="WW8Dropcap4043"/>
    <style:style style:name="WW-WW8Dropcap2111123" style:family="text" style:parent-style-name="WW8Dropcap4043"/>
    <style:style style:name="WW-WW8Dropcap2112123" style:family="text" style:parent-style-name="WW8Dropcap4043"/>
    <style:style style:name="WW-WW8Dropcap2113123" style:family="text" style:parent-style-name="WW8Dropcap4043"/>
    <style:style style:name="WW-WW8Dropcap2114123" style:family="text" style:parent-style-name="WW8Dropcap4043"/>
    <style:style style:name="WW-WW8Dropcap2115123" style:family="text" style:parent-style-name="WW8Dropcap4043"/>
    <style:style style:name="WW-WW8Dropcap2116123" style:family="text" style:parent-style-name="WW8Dropcap4043"/>
    <style:style style:name="WW-WW8Dropcap2117123" style:family="text" style:parent-style-name="WW8Dropcap4043"/>
    <style:style style:name="WW-WW8Dropcap2118123" style:family="text" style:parent-style-name="WW8Dropcap4043"/>
    <style:style style:name="WW-WW8Dropcap2119123" style:family="text" style:parent-style-name="WW8Dropcap4043"/>
    <style:style style:name="WW-WW8Dropcap2120123" style:family="text" style:parent-style-name="WW8Dropcap4043"/>
    <style:style style:name="WW-WW8Dropcap2121123" style:family="text" style:parent-style-name="WW8Dropcap4043"/>
    <style:style style:name="WW-WW8Dropcap2122123" style:family="text" style:parent-style-name="WW8Dropcap4043"/>
    <style:style style:name="WW-WW8Dropcap2123123" style:family="text" style:parent-style-name="WW8Dropcap4043"/>
    <style:style style:name="WW-WW8Dropcap2124123" style:family="text" style:parent-style-name="WW8Dropcap4043"/>
    <style:style style:name="WW-WW8Dropcap2125123" style:family="text" style:parent-style-name="WW8Dropcap4043"/>
    <style:style style:name="WW-WW8Dropcap2126123" style:family="text" style:parent-style-name="WW8Dropcap4043"/>
    <style:style style:name="WW-WW8Dropcap2127123" style:family="text" style:parent-style-name="WW8Dropcap4043"/>
    <style:style style:name="WW-WW8Dropcap2128123" style:family="text" style:parent-style-name="WW8Dropcap4043"/>
    <style:style style:name="WW-WW8Dropcap2129123" style:family="text" style:parent-style-name="WW8Dropcap4043"/>
    <style:style style:name="WW-WW8Dropcap2130123" style:family="text" style:parent-style-name="WW8Dropcap4043"/>
    <style:style style:name="WW-WW8Dropcap2131123" style:family="text" style:parent-style-name="WW8Dropcap4043"/>
    <style:style style:name="WW-WW8Dropcap2132123" style:family="text" style:parent-style-name="WW8Dropcap4043"/>
    <style:style style:name="WW-WW8Dropcap2133123" style:family="text" style:parent-style-name="WW8Dropcap4043"/>
    <style:style style:name="WW-WW8Dropcap2134123" style:family="text" style:parent-style-name="WW8Dropcap4043"/>
    <style:style style:name="WW-WW8Dropcap2135123" style:family="text" style:parent-style-name="WW8Dropcap4043"/>
    <style:style style:name="WW-WW8Dropcap2136123" style:family="text" style:parent-style-name="WW8Dropcap4043"/>
    <style:style style:name="WW-WW8Dropcap2137123" style:family="text" style:parent-style-name="WW8Dropcap4043"/>
    <style:style style:name="WW-WW8Dropcap2138123" style:family="text" style:parent-style-name="WW8Dropcap4043"/>
    <style:style style:name="WW-WW8Dropcap2139123" style:family="text" style:parent-style-name="WW8Dropcap4043"/>
    <style:style style:name="WW-WW8Dropcap2140123" style:family="text" style:parent-style-name="WW8Dropcap4043"/>
    <style:style style:name="WW-WW8Dropcap2141123" style:family="text" style:parent-style-name="WW8Dropcap4043"/>
    <style:style style:name="WW-WW8Dropcap2142123" style:family="text" style:parent-style-name="WW8Dropcap4043"/>
    <style:style style:name="WW-WW8Dropcap2143123" style:family="text" style:parent-style-name="WW8Dropcap4043"/>
    <style:style style:name="WW-WW8Dropcap2144123" style:family="text" style:parent-style-name="WW8Dropcap4043"/>
    <style:style style:name="WW-WW8Dropcap2145123" style:family="text" style:parent-style-name="WW8Dropcap4043"/>
    <style:style style:name="WW-WW8Dropcap2146123" style:family="text" style:parent-style-name="WW8Dropcap4043"/>
    <style:style style:name="WW-WW8Dropcap2147123" style:family="text" style:parent-style-name="WW8Dropcap4043"/>
    <style:style style:name="WW-WW8Dropcap2148123" style:family="text" style:parent-style-name="WW8Dropcap4043"/>
    <style:style style:name="WW-WW8Dropcap2149123" style:family="text" style:parent-style-name="WW8Dropcap4043"/>
    <style:style style:name="WW-WW8Dropcap2150123" style:family="text" style:parent-style-name="WW8Dropcap4043"/>
    <style:style style:name="WW-WW8Dropcap2151123" style:family="text" style:parent-style-name="WW8Dropcap4043"/>
    <style:style style:name="WW-WW8Dropcap2152123" style:family="text" style:parent-style-name="WW8Dropcap4043"/>
    <style:style style:name="WW-WW8Dropcap2153123" style:family="text" style:parent-style-name="WW8Dropcap4043"/>
    <style:style style:name="WW-WW8Dropcap2154123" style:family="text" style:parent-style-name="WW8Dropcap4043"/>
    <style:style style:name="WW-WW8Dropcap2155123" style:family="text" style:parent-style-name="WW8Dropcap4043"/>
    <style:style style:name="WW-WW8Dropcap2156123" style:family="text" style:parent-style-name="WW8Dropcap4043"/>
    <style:style style:name="WW-WW8Dropcap2157123" style:family="text" style:parent-style-name="WW8Dropcap4043"/>
    <style:style style:name="WW-WW8Dropcap2158123" style:family="text" style:parent-style-name="WW8Dropcap4043"/>
    <style:style style:name="WW-WW8Dropcap2159123" style:family="text" style:parent-style-name="WW8Dropcap4043"/>
    <style:style style:name="WW-WW8Dropcap2160123" style:family="text" style:parent-style-name="WW8Dropcap4043"/>
    <style:style style:name="WW-WW8Dropcap2161123" style:family="text" style:parent-style-name="WW8Dropcap4043"/>
    <style:style style:name="WW-WW8Dropcap2162123" style:family="text" style:parent-style-name="WW8Dropcap4043"/>
    <style:style style:name="WW-WW8Dropcap2163123" style:family="text" style:parent-style-name="WW8Dropcap4043"/>
    <style:style style:name="WW-WW8Dropcap2164123" style:family="text" style:parent-style-name="WW8Dropcap4043"/>
    <style:style style:name="WW-WW8Dropcap2165123" style:family="text" style:parent-style-name="WW8Dropcap4043"/>
    <style:style style:name="WW-WW8Dropcap2166123" style:family="text" style:parent-style-name="WW8Dropcap4043"/>
    <style:style style:name="WW-WW8Dropcap2167123" style:family="text" style:parent-style-name="WW8Dropcap4043"/>
    <style:style style:name="WW-WW8Dropcap2168123" style:family="text" style:parent-style-name="WW8Dropcap4043"/>
    <style:style style:name="WW-WW8Dropcap2169123" style:family="text" style:parent-style-name="WW8Dropcap4043"/>
    <style:style style:name="WW-WW8Dropcap2170123" style:family="text" style:parent-style-name="WW8Dropcap4043"/>
    <style:style style:name="WW-WW8Dropcap2171123" style:family="text" style:parent-style-name="WW8Dropcap4043"/>
    <style:style style:name="WW-WW8Dropcap2172123" style:family="text" style:parent-style-name="WW8Dropcap4043"/>
    <style:style style:name="WW-WW8Dropcap2173123" style:family="text" style:parent-style-name="WW8Dropcap4043"/>
    <style:style style:name="WW-WW8Dropcap2174123" style:family="text" style:parent-style-name="WW8Dropcap4043"/>
    <style:style style:name="WW-WW8Dropcap2175123" style:family="text" style:parent-style-name="WW8Dropcap4043"/>
    <style:style style:name="WW-WW8Dropcap2176123" style:family="text" style:parent-style-name="WW8Dropcap4043"/>
    <style:style style:name="WW-WW8Dropcap2177123" style:family="text" style:parent-style-name="WW8Dropcap4043"/>
    <style:style style:name="WW-WW8Dropcap2178123" style:family="text" style:parent-style-name="WW8Dropcap4043"/>
    <style:style style:name="WW-WW8Dropcap2179123" style:family="text" style:parent-style-name="WW8Dropcap4043"/>
    <style:style style:name="WW-WW8Dropcap2180123" style:family="text" style:parent-style-name="WW8Dropcap4043"/>
    <style:style style:name="WW-WW8Dropcap2181123" style:family="text" style:parent-style-name="WW8Dropcap4043"/>
    <style:style style:name="WW-WW8Dropcap2182123" style:family="text" style:parent-style-name="WW8Dropcap4043"/>
    <style:style style:name="WW-WW8Dropcap2183123" style:family="text" style:parent-style-name="WW8Dropcap4043"/>
    <style:style style:name="WW-WW8Dropcap2184123" style:family="text" style:parent-style-name="WW8Dropcap4043"/>
    <style:style style:name="WW-WW8Dropcap2185123" style:family="text" style:parent-style-name="WW8Dropcap4043"/>
    <style:style style:name="WW-WW8Dropcap2186123" style:family="text" style:parent-style-name="WW8Dropcap4043"/>
    <style:style style:name="WW-WW8Dropcap2187123" style:family="text" style:parent-style-name="WW8Dropcap4043"/>
    <style:style style:name="WW-WW8Dropcap2188123" style:family="text" style:parent-style-name="WW8Dropcap4043"/>
    <style:style style:name="WW-WW8Dropcap2189123" style:family="text" style:parent-style-name="WW8Dropcap4043"/>
    <style:style style:name="WW-WW8Dropcap2190123" style:family="text" style:parent-style-name="WW8Dropcap4043"/>
    <style:style style:name="WW-WW8Dropcap2191123" style:family="text" style:parent-style-name="WW8Dropcap4043"/>
    <style:style style:name="WW-WW8Dropcap2192123" style:family="text" style:parent-style-name="WW8Dropcap4043"/>
    <style:style style:name="WW-WW8Dropcap2193123" style:family="text" style:parent-style-name="WW8Dropcap4043"/>
    <style:style style:name="WW-WW8Dropcap2194123" style:family="text" style:parent-style-name="WW8Dropcap4043"/>
    <style:style style:name="WW-WW8Dropcap2195123" style:family="text" style:parent-style-name="WW8Dropcap4043"/>
    <style:style style:name="WW-WW8Dropcap2196123" style:family="text" style:parent-style-name="WW8Dropcap4043"/>
    <style:style style:name="WW-WW8Dropcap2197123" style:family="text" style:parent-style-name="WW8Dropcap4043"/>
    <style:style style:name="WW-WW8Dropcap2198123" style:family="text" style:parent-style-name="WW8Dropcap4043"/>
    <style:style style:name="WW-WW8Dropcap2199123" style:family="text" style:parent-style-name="WW8Dropcap4043"/>
    <style:style style:name="WW-WW8Dropcap2200123" style:family="text" style:parent-style-name="WW8Dropcap4043"/>
    <style:style style:name="WW-WW8Dropcap2201123" style:family="text" style:parent-style-name="WW8Dropcap4043"/>
    <style:style style:name="WW-WW8Dropcap2202123" style:family="text" style:parent-style-name="WW8Dropcap4043"/>
    <style:style style:name="WW-WW8Dropcap2203123" style:family="text" style:parent-style-name="WW8Dropcap4043"/>
    <style:style style:name="WW-WW8Dropcap2204123" style:family="text" style:parent-style-name="WW8Dropcap4043"/>
    <style:style style:name="WW-WW8Dropcap2205123" style:family="text" style:parent-style-name="WW8Dropcap4043"/>
    <style:style style:name="WW-WW8Dropcap2206123" style:family="text" style:parent-style-name="WW8Dropcap4043"/>
    <style:style style:name="WW-WW8Dropcap2207123" style:family="text" style:parent-style-name="WW8Dropcap4043"/>
    <style:style style:name="WW-WW8Dropcap2208123" style:family="text" style:parent-style-name="WW8Dropcap4043"/>
    <style:style style:name="WW-WW8Dropcap2209123" style:family="text" style:parent-style-name="WW8Dropcap4043"/>
    <style:style style:name="WW-WW8Dropcap2210123" style:family="text" style:parent-style-name="WW8Dropcap4043"/>
    <style:style style:name="WW-WW8Dropcap2211123" style:family="text" style:parent-style-name="WW8Dropcap4043"/>
    <style:style style:name="WW-WW8Dropcap2212123" style:family="text" style:parent-style-name="WW8Dropcap4043"/>
    <style:style style:name="WW-WW8Dropcap2213123" style:family="text" style:parent-style-name="WW8Dropcap4043"/>
    <style:style style:name="WW-WW8Dropcap2214123" style:family="text" style:parent-style-name="WW8Dropcap4043"/>
    <style:style style:name="WW-WW8Dropcap2215123" style:family="text" style:parent-style-name="WW8Dropcap4043"/>
    <style:style style:name="WW-WW8Dropcap2216123" style:family="text" style:parent-style-name="WW8Dropcap4043"/>
    <style:style style:name="WW-WW8Dropcap2217123" style:family="text" style:parent-style-name="WW8Dropcap4043"/>
    <style:style style:name="WW-WW8Dropcap2218123" style:family="text" style:parent-style-name="WW8Dropcap4043"/>
    <style:style style:name="WW-WW8Dropcap2219123" style:family="text" style:parent-style-name="WW8Dropcap4043"/>
    <style:style style:name="WW-WW8Dropcap2220123" style:family="text" style:parent-style-name="WW8Dropcap4043"/>
    <style:style style:name="WW-WW8Dropcap2221123" style:family="text" style:parent-style-name="WW8Dropcap4043"/>
    <style:style style:name="WW-WW8Dropcap2222123" style:family="text" style:parent-style-name="WW8Dropcap4043"/>
    <style:style style:name="WW-WW8Dropcap2223123" style:family="text" style:parent-style-name="WW8Dropcap4043"/>
    <style:style style:name="WW-WW8Dropcap2224123" style:family="text" style:parent-style-name="WW8Dropcap4043"/>
    <style:style style:name="WW-WW8Dropcap2225123" style:family="text" style:parent-style-name="WW8Dropcap4043"/>
    <style:style style:name="WW-WW8Dropcap2226123" style:family="text" style:parent-style-name="WW8Dropcap4043"/>
    <style:style style:name="WW-WW8Dropcap2227123" style:family="text" style:parent-style-name="WW8Dropcap4043"/>
    <style:style style:name="WW-WW8Dropcap2228123" style:family="text" style:parent-style-name="WW8Dropcap4043"/>
    <style:style style:name="WW-WW8Dropcap2229123" style:family="text" style:parent-style-name="WW8Dropcap4043"/>
    <style:style style:name="WW-WW8Dropcap2230123" style:family="text" style:parent-style-name="WW8Dropcap4043"/>
    <style:style style:name="WW-WW8Dropcap2231123" style:family="text" style:parent-style-name="WW8Dropcap4043"/>
    <style:style style:name="WW-WW8Dropcap2232123" style:family="text" style:parent-style-name="WW8Dropcap4043"/>
    <style:style style:name="WW-WW8Dropcap2233123" style:family="text" style:parent-style-name="WW8Dropcap4043"/>
    <style:style style:name="WW-WW8Dropcap2234123" style:family="text" style:parent-style-name="WW8Dropcap4043"/>
    <style:style style:name="WW-WW8Dropcap2235123" style:family="text" style:parent-style-name="WW8Dropcap4043"/>
    <style:style style:name="WW-WW8Dropcap2236123" style:family="text" style:parent-style-name="WW8Dropcap4043"/>
    <style:style style:name="WW-WW8Dropcap2237123" style:family="text" style:parent-style-name="WW8Dropcap4043"/>
    <style:style style:name="WW-WW8Dropcap2238123" style:family="text" style:parent-style-name="WW8Dropcap4043"/>
    <style:style style:name="WW-WW8Dropcap2239123" style:family="text" style:parent-style-name="WW8Dropcap4043"/>
    <style:style style:name="WW-WW8Dropcap2240123" style:family="text" style:parent-style-name="WW8Dropcap4043"/>
    <style:style style:name="WW-WW8Dropcap2241123" style:family="text" style:parent-style-name="WW8Dropcap4043"/>
    <style:style style:name="WW-WW8Dropcap2242123" style:family="text" style:parent-style-name="WW8Dropcap4043"/>
    <style:style style:name="WW-WW8Dropcap2243123" style:family="text" style:parent-style-name="WW8Dropcap4043"/>
    <style:style style:name="WW-WW8Dropcap2244123" style:family="text" style:parent-style-name="WW8Dropcap4043"/>
    <style:style style:name="WW-WW8Dropcap2245123" style:family="text" style:parent-style-name="WW8Dropcap4043"/>
    <style:style style:name="WW-WW8Dropcap2246123" style:family="text" style:parent-style-name="WW8Dropcap4043"/>
    <style:style style:name="WW-WW8Dropcap2247123" style:family="text" style:parent-style-name="WW8Dropcap4043"/>
    <style:style style:name="WW-WW8Dropcap2248123" style:family="text" style:parent-style-name="WW8Dropcap4043"/>
    <style:style style:name="WW-WW8Dropcap2249123" style:family="text" style:parent-style-name="WW8Dropcap4043"/>
    <style:style style:name="WW-WW8Dropcap2250123" style:family="text" style:parent-style-name="WW8Dropcap4043"/>
    <style:style style:name="WW-WW8Dropcap2251123" style:family="text" style:parent-style-name="WW8Dropcap4043"/>
    <style:style style:name="WW-WW8Dropcap2252123" style:family="text" style:parent-style-name="WW8Dropcap4043"/>
    <style:style style:name="WW-WW8Dropcap2253123" style:family="text" style:parent-style-name="WW8Dropcap4043"/>
    <style:style style:name="WW-WW8Dropcap2254123" style:family="text" style:parent-style-name="WW8Dropcap4043"/>
    <style:style style:name="WW-WW8Dropcap2255123" style:family="text" style:parent-style-name="WW8Dropcap4043"/>
    <style:style style:name="WW-WW8Dropcap2256123" style:family="text" style:parent-style-name="WW8Dropcap4043"/>
    <style:style style:name="WW-WW8Dropcap2257123" style:family="text" style:parent-style-name="WW8Dropcap4043"/>
    <style:style style:name="WW-WW8Dropcap2258123" style:family="text" style:parent-style-name="WW8Dropcap4043"/>
    <style:style style:name="WW-WW8Dropcap2259123" style:family="text" style:parent-style-name="WW8Dropcap4043"/>
    <style:style style:name="WW-WW8Dropcap2260123" style:family="text" style:parent-style-name="WW8Dropcap4043"/>
    <style:style style:name="WW-WW8Dropcap2261123" style:family="text" style:parent-style-name="WW8Dropcap4043"/>
    <style:style style:name="WW-WW8Dropcap2262123" style:family="text" style:parent-style-name="WW8Dropcap4043"/>
    <style:style style:name="WW-WW8Dropcap2263123" style:family="text" style:parent-style-name="WW8Dropcap4043"/>
    <style:style style:name="WW-WW8Dropcap2264123" style:family="text" style:parent-style-name="WW8Dropcap4043"/>
    <style:style style:name="WW-WW8Dropcap2265123" style:family="text" style:parent-style-name="WW8Dropcap4043"/>
    <style:style style:name="WW-WW8Dropcap2266123" style:family="text" style:parent-style-name="WW8Dropcap4043"/>
    <style:style style:name="WW-WW8Dropcap2267123" style:family="text" style:parent-style-name="WW8Dropcap4043"/>
    <style:style style:name="WW-WW8Dropcap2268123" style:family="text" style:parent-style-name="WW8Dropcap4043"/>
    <style:style style:name="WW-WW8Dropcap2269123" style:family="text" style:parent-style-name="WW8Dropcap4043"/>
    <style:style style:name="WW-WW8Dropcap2270123" style:family="text" style:parent-style-name="WW8Dropcap4043"/>
    <style:style style:name="WW-WW8Dropcap2271123" style:family="text" style:parent-style-name="WW8Dropcap4043"/>
    <style:style style:name="WW-WW8Dropcap2272123" style:family="text" style:parent-style-name="WW8Dropcap4043"/>
    <style:style style:name="WW-WW8Dropcap2273123" style:family="text" style:parent-style-name="WW8Dropcap4043"/>
    <style:style style:name="WW-WW8Dropcap2274123" style:family="text" style:parent-style-name="WW8Dropcap4043"/>
    <style:style style:name="WW-WW8Dropcap2275123" style:family="text" style:parent-style-name="WW8Dropcap4043"/>
    <style:style style:name="WW-WW8Dropcap2276123" style:family="text" style:parent-style-name="WW8Dropcap4043"/>
    <style:style style:name="WW-WW8Dropcap2277123" style:family="text" style:parent-style-name="WW8Dropcap4043"/>
    <style:style style:name="WW-WW8Dropcap2278123" style:family="text" style:parent-style-name="WW8Dropcap4043"/>
    <style:style style:name="WW-WW8Dropcap2279123" style:family="text" style:parent-style-name="WW8Dropcap4043"/>
    <style:style style:name="WW-WW8Dropcap2280123" style:family="text" style:parent-style-name="WW8Dropcap4043"/>
    <style:style style:name="WW-WW8Dropcap2281123" style:family="text" style:parent-style-name="WW8Dropcap4043"/>
    <style:style style:name="WW-WW8Dropcap2282123" style:family="text" style:parent-style-name="WW8Dropcap4043"/>
    <style:style style:name="WW-WW8Dropcap2283123" style:family="text" style:parent-style-name="WW8Dropcap4043"/>
    <style:style style:name="WW-WW8Dropcap2284123" style:family="text" style:parent-style-name="WW8Dropcap4043"/>
    <style:style style:name="WW-WW8Dropcap2285123" style:family="text" style:parent-style-name="WW8Dropcap4043"/>
    <style:style style:name="WW-WW8Dropcap2286123" style:family="text" style:parent-style-name="WW8Dropcap4043"/>
    <style:style style:name="WW-WW8Dropcap2287123" style:family="text" style:parent-style-name="WW8Dropcap4043"/>
    <style:style style:name="WW-WW8Dropcap2288123" style:family="text" style:parent-style-name="WW8Dropcap4043"/>
    <style:style style:name="WW-WW8Dropcap2289123" style:family="text" style:parent-style-name="WW8Dropcap4043"/>
    <style:style style:name="WW-WW8Dropcap2290123" style:family="text" style:parent-style-name="WW8Dropcap4043"/>
    <style:style style:name="WW-WW8Dropcap2291123" style:family="text" style:parent-style-name="WW8Dropcap4043"/>
    <style:style style:name="WW-WW8Dropcap2292123" style:family="text" style:parent-style-name="WW8Dropcap4043"/>
    <style:style style:name="WW-WW8Dropcap2293123" style:family="text" style:parent-style-name="WW8Dropcap4043"/>
    <style:style style:name="WW-WW8Dropcap2294123" style:family="text" style:parent-style-name="WW8Dropcap4043"/>
    <style:style style:name="WW-WW8Dropcap2295123" style:family="text" style:parent-style-name="WW8Dropcap4043"/>
    <style:style style:name="WW-WW8Dropcap2296123" style:family="text" style:parent-style-name="WW8Dropcap4043"/>
    <style:style style:name="WW-WW8Dropcap2297123" style:family="text" style:parent-style-name="WW8Dropcap4043"/>
    <style:style style:name="WW-WW8Dropcap2298123" style:family="text" style:parent-style-name="WW8Dropcap4043"/>
    <style:style style:name="WW-WW8Dropcap2299123" style:family="text" style:parent-style-name="WW8Dropcap4043"/>
    <style:style style:name="WW-WW8Dropcap2300123" style:family="text" style:parent-style-name="WW8Dropcap4043"/>
    <style:style style:name="WW-WW8Dropcap2301123" style:family="text" style:parent-style-name="WW8Dropcap4043"/>
    <style:style style:name="WW-WW8Dropcap2302123" style:family="text" style:parent-style-name="WW8Dropcap4043"/>
    <style:style style:name="WW-WW8Dropcap2303123" style:family="text" style:parent-style-name="WW8Dropcap4043"/>
    <style:style style:name="WW-WW8Dropcap2304123" style:family="text" style:parent-style-name="WW8Dropcap4043"/>
    <style:style style:name="WW-WW8Dropcap2305123" style:family="text" style:parent-style-name="WW8Dropcap4043"/>
    <style:style style:name="WW-WW8Dropcap2306123" style:family="text" style:parent-style-name="WW8Dropcap4043"/>
    <style:style style:name="WW-WW8Dropcap2307123" style:family="text" style:parent-style-name="WW8Dropcap4043"/>
    <style:style style:name="WW-WW8Dropcap2308123" style:family="text" style:parent-style-name="WW8Dropcap4043"/>
    <style:style style:name="WW-WW8Dropcap2309123" style:family="text" style:parent-style-name="WW8Dropcap4043"/>
    <style:style style:name="WW-WW8Dropcap2310123" style:family="text" style:parent-style-name="WW8Dropcap4043"/>
    <style:style style:name="WW-WW8Dropcap2311123" style:family="text" style:parent-style-name="WW8Dropcap4043"/>
    <style:style style:name="WW-WW8Dropcap2312123" style:family="text" style:parent-style-name="WW8Dropcap4043"/>
    <style:style style:name="WW-WW8Dropcap2313123" style:family="text" style:parent-style-name="WW8Dropcap4043"/>
    <style:style style:name="WW-WW8Dropcap2314123" style:family="text" style:parent-style-name="WW8Dropcap4043"/>
    <style:style style:name="WW-WW8Dropcap2315123" style:family="text" style:parent-style-name="WW8Dropcap4043"/>
    <style:style style:name="WW-WW8Dropcap2316123" style:family="text" style:parent-style-name="WW8Dropcap4043"/>
    <style:style style:name="WW-WW8Dropcap2317123" style:family="text" style:parent-style-name="WW8Dropcap4043"/>
    <style:style style:name="WW-WW8Dropcap2318123" style:family="text" style:parent-style-name="WW8Dropcap4043"/>
    <style:style style:name="WW-WW8Dropcap2319123" style:family="text" style:parent-style-name="WW8Dropcap4043"/>
    <style:style style:name="WW-WW8Dropcap2320123" style:family="text" style:parent-style-name="WW8Dropcap4043"/>
    <style:style style:name="WW-WW8Dropcap2321123" style:family="text" style:parent-style-name="WW8Dropcap4043"/>
    <style:style style:name="WW-WW8Dropcap2322123" style:family="text" style:parent-style-name="WW8Dropcap4043"/>
    <style:style style:name="WW-WW8Dropcap2323123" style:family="text" style:parent-style-name="WW8Dropcap4043"/>
    <style:style style:name="WW-WW8Dropcap2324123" style:family="text" style:parent-style-name="WW8Dropcap4043"/>
    <style:style style:name="WW-WW8Dropcap2325123" style:family="text" style:parent-style-name="WW8Dropcap4043"/>
    <style:style style:name="WW-WW8Dropcap2326123" style:family="text" style:parent-style-name="WW8Dropcap4043"/>
    <style:style style:name="WW-WW8Dropcap2327123" style:family="text" style:parent-style-name="WW8Dropcap4043"/>
    <style:style style:name="WW-WW8Dropcap2328123" style:family="text" style:parent-style-name="WW8Dropcap4043"/>
    <style:style style:name="WW-WW8Dropcap2329123" style:family="text" style:parent-style-name="WW8Dropcap4043"/>
    <style:style style:name="WW-WW8Dropcap2330123" style:family="text" style:parent-style-name="WW8Dropcap4043"/>
    <style:style style:name="WW-WW8Dropcap2331123" style:family="text" style:parent-style-name="WW8Dropcap4043"/>
    <style:style style:name="WW-WW8Dropcap2332123" style:family="text" style:parent-style-name="WW8Dropcap4043"/>
    <style:style style:name="WW-WW8Dropcap2333123" style:family="text" style:parent-style-name="WW8Dropcap4043"/>
    <style:style style:name="WW-WW8Dropcap2334123" style:family="text" style:parent-style-name="WW8Dropcap4043"/>
    <style:style style:name="WW-WW8Dropcap2335123" style:family="text" style:parent-style-name="WW8Dropcap4043"/>
    <style:style style:name="WW-WW8Dropcap2336123" style:family="text" style:parent-style-name="WW8Dropcap4043"/>
    <style:style style:name="WW-WW8Dropcap2337123" style:family="text" style:parent-style-name="WW8Dropcap4043"/>
    <style:style style:name="WW-WW8Dropcap2338123" style:family="text" style:parent-style-name="WW8Dropcap4043"/>
    <style:style style:name="WW-WW8Dropcap2339123" style:family="text" style:parent-style-name="WW8Dropcap4043"/>
    <style:style style:name="WW-WW8Dropcap2340123" style:family="text" style:parent-style-name="WW8Dropcap4043"/>
    <style:style style:name="WW-WW8Dropcap2341123" style:family="text" style:parent-style-name="WW8Dropcap4043"/>
    <style:style style:name="WW-WW8Dropcap2342123" style:family="text" style:parent-style-name="WW8Dropcap4043"/>
    <style:style style:name="WW-WW8Dropcap2343123" style:family="text" style:parent-style-name="WW8Dropcap4043"/>
    <style:style style:name="WW-WW8Dropcap2344123" style:family="text" style:parent-style-name="WW8Dropcap4043"/>
    <style:style style:name="WW-WW8Dropcap2345123" style:family="text" style:parent-style-name="WW8Dropcap4043"/>
    <style:style style:name="WW-WW8Dropcap2346123" style:family="text" style:parent-style-name="WW8Dropcap4043"/>
    <style:style style:name="WW-WW8Dropcap2347123" style:family="text" style:parent-style-name="WW8Dropcap4043"/>
    <style:style style:name="WW-WW8Dropcap2348123" style:family="text" style:parent-style-name="WW8Dropcap4043"/>
    <style:style style:name="WW-WW8Dropcap2349123" style:family="text" style:parent-style-name="WW8Dropcap4043"/>
    <style:style style:name="WW-WW8Dropcap2350123" style:family="text" style:parent-style-name="WW8Dropcap4043"/>
    <style:style style:name="WW-WW8Dropcap2351123" style:family="text" style:parent-style-name="WW8Dropcap4043"/>
    <style:style style:name="WW-WW8Dropcap2352123" style:family="text" style:parent-style-name="WW8Dropcap4043"/>
    <style:style style:name="WW-WW8Dropcap2353123" style:family="text" style:parent-style-name="WW8Dropcap4043"/>
    <style:style style:name="WW-WW8Dropcap2354123" style:family="text" style:parent-style-name="WW8Dropcap4043"/>
    <style:style style:name="WW-WW8Dropcap2355123" style:family="text" style:parent-style-name="WW8Dropcap4043"/>
    <style:style style:name="WW-WW8Dropcap2356123" style:family="text" style:parent-style-name="WW8Dropcap4043"/>
    <style:style style:name="WW-WW8Dropcap2357123" style:family="text" style:parent-style-name="WW8Dropcap4043"/>
    <style:style style:name="WW-WW8Dropcap2358123" style:family="text" style:parent-style-name="WW8Dropcap4043"/>
    <style:style style:name="WW-WW8Dropcap2359123" style:family="text" style:parent-style-name="WW8Dropcap4043"/>
    <style:style style:name="WW-WW8Dropcap2360123" style:family="text" style:parent-style-name="WW8Dropcap4043"/>
    <style:style style:name="WW-WW8Dropcap2361123" style:family="text" style:parent-style-name="WW8Dropcap4043"/>
    <style:style style:name="WW-WW8Dropcap2362123" style:family="text" style:parent-style-name="WW8Dropcap4043"/>
    <style:style style:name="WW-WW8Dropcap2363123" style:family="text" style:parent-style-name="WW8Dropcap4043"/>
    <style:style style:name="WW-WW8Dropcap2364123" style:family="text" style:parent-style-name="WW8Dropcap4043"/>
    <style:style style:name="WW-WW8Dropcap2365123" style:family="text" style:parent-style-name="WW8Dropcap4043"/>
    <style:style style:name="WW-WW8Dropcap2366123" style:family="text" style:parent-style-name="WW8Dropcap4043"/>
    <style:style style:name="WW-WW8Dropcap2367123" style:family="text" style:parent-style-name="WW8Dropcap4043"/>
    <style:style style:name="WW-WW8Dropcap2368123" style:family="text" style:parent-style-name="WW8Dropcap4043"/>
    <style:style style:name="WW-WW8Dropcap2369123" style:family="text" style:parent-style-name="WW8Dropcap4043"/>
    <style:style style:name="WW-WW8Dropcap2370123" style:family="text" style:parent-style-name="WW8Dropcap4043"/>
    <style:style style:name="WW-WW8Dropcap2371123" style:family="text" style:parent-style-name="WW8Dropcap4043"/>
    <style:style style:name="WW-WW8Dropcap2372123" style:family="text" style:parent-style-name="WW8Dropcap4043"/>
    <style:style style:name="WW-WW8Dropcap2373123" style:family="text" style:parent-style-name="WW8Dropcap4043"/>
    <style:style style:name="WW-WW8Dropcap2374123" style:family="text" style:parent-style-name="WW8Dropcap4043"/>
    <style:style style:name="WW-WW8Dropcap2375123" style:family="text" style:parent-style-name="WW8Dropcap4043"/>
    <style:style style:name="WW-WW8Dropcap2376123" style:family="text" style:parent-style-name="WW8Dropcap4043"/>
    <style:style style:name="WW-WW8Dropcap2377123" style:family="text" style:parent-style-name="WW8Dropcap4043"/>
    <style:style style:name="WW-WW8Dropcap2378123" style:family="text" style:parent-style-name="WW8Dropcap4043"/>
    <style:style style:name="WW-WW8Dropcap2379123" style:family="text" style:parent-style-name="WW8Dropcap4043"/>
    <style:style style:name="WW-WW8Dropcap2380123" style:family="text" style:parent-style-name="WW8Dropcap4043"/>
    <style:style style:name="WW-WW8Dropcap2381123" style:family="text" style:parent-style-name="WW8Dropcap4043"/>
    <style:style style:name="WW-WW8Dropcap2382123" style:family="text" style:parent-style-name="WW8Dropcap4043"/>
    <style:style style:name="WW-WW8Dropcap2383123" style:family="text" style:parent-style-name="WW8Dropcap4043"/>
    <style:style style:name="WW-WW8Dropcap2384123" style:family="text" style:parent-style-name="WW8Dropcap4043"/>
    <style:style style:name="WW-WW8Dropcap2385123" style:family="text" style:parent-style-name="WW8Dropcap4043"/>
    <style:style style:name="WW-WW8Dropcap2386123" style:family="text" style:parent-style-name="WW8Dropcap4043"/>
    <style:style style:name="WW-WW8Dropcap2387123" style:family="text" style:parent-style-name="WW8Dropcap4043"/>
    <style:style style:name="WW-WW8Dropcap2388123" style:family="text" style:parent-style-name="WW8Dropcap4043"/>
    <style:style style:name="WW-WW8Dropcap2389123" style:family="text" style:parent-style-name="WW8Dropcap4043"/>
    <style:style style:name="WW-WW8Dropcap2390123" style:family="text" style:parent-style-name="WW8Dropcap4043"/>
    <style:style style:name="WW-WW8Dropcap2391123" style:family="text" style:parent-style-name="WW8Dropcap4043"/>
    <style:style style:name="WW-WW8Dropcap2392123" style:family="text" style:parent-style-name="WW8Dropcap4043"/>
    <style:style style:name="WW-WW8Dropcap2393123" style:family="text" style:parent-style-name="WW8Dropcap4043"/>
    <style:style style:name="WW-WW8Dropcap2394123" style:family="text" style:parent-style-name="WW8Dropcap4043"/>
    <style:style style:name="WW-WW8Dropcap2395123" style:family="text" style:parent-style-name="WW8Dropcap4043"/>
    <style:style style:name="WW-WW8Dropcap2396123" style:family="text" style:parent-style-name="WW8Dropcap4043"/>
    <style:style style:name="WW-WW8Dropcap2397123" style:family="text" style:parent-style-name="WW8Dropcap4043"/>
    <style:style style:name="WW-WW8Dropcap2398123" style:family="text" style:parent-style-name="WW8Dropcap4043"/>
    <style:style style:name="WW-WW8Dropcap2399123" style:family="text" style:parent-style-name="WW8Dropcap4043"/>
    <style:style style:name="WW-WW8Dropcap2400123" style:family="text" style:parent-style-name="WW8Dropcap4043"/>
    <style:style style:name="WW-WW8Dropcap2401123" style:family="text" style:parent-style-name="WW8Dropcap4043"/>
    <style:style style:name="WW-WW8Dropcap2402123" style:family="text" style:parent-style-name="WW8Dropcap4043"/>
    <style:style style:name="WW-WW8Dropcap2403123" style:family="text" style:parent-style-name="WW8Dropcap4043"/>
    <style:style style:name="WW-WW8Dropcap2404123" style:family="text" style:parent-style-name="WW8Dropcap4043"/>
    <style:style style:name="WW-WW8Dropcap2405123" style:family="text" style:parent-style-name="WW8Dropcap4043"/>
    <style:style style:name="WW-WW8Dropcap2406123" style:family="text" style:parent-style-name="WW8Dropcap4043"/>
    <style:style style:name="WW-WW8Dropcap2407123" style:family="text" style:parent-style-name="WW8Dropcap4043"/>
    <style:style style:name="WW-WW8Dropcap2408123" style:family="text" style:parent-style-name="WW8Dropcap4043"/>
    <style:style style:name="WW-WW8Dropcap2409123" style:family="text" style:parent-style-name="WW8Dropcap4043"/>
    <style:style style:name="WW-WW8Dropcap2410123" style:family="text" style:parent-style-name="WW8Dropcap4043"/>
    <style:style style:name="WW-WW8Dropcap2411123" style:family="text" style:parent-style-name="WW8Dropcap4043"/>
    <style:style style:name="WW-WW8Dropcap2412123" style:family="text" style:parent-style-name="WW8Dropcap4043"/>
    <style:style style:name="WW-WW8Dropcap2413123" style:family="text" style:parent-style-name="WW8Dropcap4043"/>
    <style:style style:name="WW-WW8Dropcap2414123" style:family="text" style:parent-style-name="WW8Dropcap4043"/>
    <style:style style:name="WW-WW8Dropcap2415123" style:family="text" style:parent-style-name="WW8Dropcap4043"/>
    <style:style style:name="WW-WW8Dropcap2416123" style:family="text" style:parent-style-name="WW8Dropcap4043"/>
    <style:style style:name="WW-WW8Dropcap2417123" style:family="text" style:parent-style-name="WW8Dropcap4043"/>
    <style:style style:name="WW-WW8Dropcap2418123" style:family="text" style:parent-style-name="WW8Dropcap4043"/>
    <style:style style:name="WW-WW8Dropcap2419123" style:family="text" style:parent-style-name="WW8Dropcap4043"/>
    <style:style style:name="WW-WW8Dropcap2420123" style:family="text" style:parent-style-name="WW8Dropcap4043"/>
    <style:style style:name="WW-WW8Dropcap2421123" style:family="text" style:parent-style-name="WW8Dropcap4043"/>
    <style:style style:name="WW-WW8Dropcap2422123" style:family="text" style:parent-style-name="WW8Dropcap4043"/>
    <style:style style:name="WW-WW8Dropcap2423123" style:family="text" style:parent-style-name="WW8Dropcap4043"/>
    <style:style style:name="WW-WW8Dropcap2424123" style:family="text" style:parent-style-name="WW8Dropcap4043"/>
    <style:style style:name="WW-WW8Dropcap2425123" style:family="text" style:parent-style-name="WW8Dropcap4043"/>
    <style:style style:name="WW-WW8Dropcap2426123" style:family="text" style:parent-style-name="WW8Dropcap4043"/>
    <style:style style:name="WW-WW8Dropcap2427123" style:family="text" style:parent-style-name="WW8Dropcap4043"/>
    <style:style style:name="WW-WW8Dropcap2428123" style:family="text" style:parent-style-name="WW8Dropcap4043"/>
    <style:style style:name="WW-WW8Dropcap2429123" style:family="text" style:parent-style-name="WW8Dropcap4043"/>
    <style:style style:name="WW-WW8Dropcap2430123" style:family="text" style:parent-style-name="WW8Dropcap4043"/>
    <style:style style:name="WW-WW8Dropcap2431123" style:family="text" style:parent-style-name="WW8Dropcap4043"/>
    <style:style style:name="WW-WW8Dropcap2432123" style:family="text" style:parent-style-name="WW8Dropcap4043"/>
    <style:style style:name="WW-WW8Dropcap2433123" style:family="text" style:parent-style-name="WW8Dropcap4043"/>
    <style:style style:name="WW-WW8Dropcap2434123" style:family="text" style:parent-style-name="WW8Dropcap4043"/>
    <style:style style:name="WW-WW8Dropcap2435123" style:family="text" style:parent-style-name="WW8Dropcap4043"/>
    <style:style style:name="WW-WW8Dropcap2436123" style:family="text" style:parent-style-name="WW8Dropcap4043"/>
    <style:style style:name="WW-WW8Dropcap2437123" style:family="text" style:parent-style-name="WW8Dropcap4043"/>
    <style:style style:name="WW-WW8Dropcap2438123" style:family="text" style:parent-style-name="WW8Dropcap4043"/>
    <style:style style:name="WW-WW8Dropcap2439123" style:family="text" style:parent-style-name="WW8Dropcap4043"/>
    <style:style style:name="WW-WW8Dropcap2440123" style:family="text" style:parent-style-name="WW8Dropcap4043"/>
    <style:style style:name="WW-WW8Dropcap2441123" style:family="text" style:parent-style-name="WW8Dropcap4043"/>
    <style:style style:name="WW-WW8Dropcap2442123" style:family="text" style:parent-style-name="WW8Dropcap4043"/>
    <style:style style:name="WW-WW8Dropcap2443123" style:family="text" style:parent-style-name="WW8Dropcap4043"/>
    <style:style style:name="WW-WW8Dropcap2444123" style:family="text" style:parent-style-name="WW8Dropcap4043"/>
    <style:style style:name="WW-WW8Dropcap2445123" style:family="text" style:parent-style-name="WW8Dropcap4043"/>
    <style:style style:name="WW-WW8Dropcap2446123" style:family="text" style:parent-style-name="WW8Dropcap4043"/>
    <style:style style:name="WW-WW8Dropcap2447123" style:family="text" style:parent-style-name="WW8Dropcap4043"/>
    <style:style style:name="WW-WW8Dropcap2448123" style:family="text" style:parent-style-name="WW8Dropcap4043"/>
    <style:style style:name="WW-WW8Dropcap2449123" style:family="text" style:parent-style-name="WW8Dropcap4043"/>
    <style:style style:name="WW-WW8Dropcap2450123" style:family="text" style:parent-style-name="WW8Dropcap4043"/>
    <style:style style:name="WW-WW8Dropcap2451123" style:family="text" style:parent-style-name="WW8Dropcap4043"/>
    <style:style style:name="WW-WW8Dropcap2452123" style:family="text" style:parent-style-name="WW8Dropcap4043"/>
    <style:style style:name="WW-WW8Dropcap2453123" style:family="text" style:parent-style-name="WW8Dropcap4043"/>
    <style:style style:name="WW-WW8Dropcap2454123" style:family="text" style:parent-style-name="WW8Dropcap4043"/>
    <style:style style:name="WW-WW8Dropcap2455123" style:family="text" style:parent-style-name="WW8Dropcap4043"/>
    <style:style style:name="WW-WW8Dropcap2456123" style:family="text" style:parent-style-name="WW8Dropcap4043"/>
    <style:style style:name="WW-WW8Dropcap2457123" style:family="text" style:parent-style-name="WW8Dropcap4043"/>
    <style:style style:name="WW-WW8Dropcap2458123" style:family="text" style:parent-style-name="WW8Dropcap4043"/>
    <style:style style:name="WW-WW8Dropcap2459123" style:family="text" style:parent-style-name="WW8Dropcap4043"/>
    <style:style style:name="WW-WW8Dropcap2460123" style:family="text" style:parent-style-name="WW8Dropcap4043"/>
    <style:style style:name="WW-WW8Dropcap2461123" style:family="text" style:parent-style-name="WW8Dropcap4043"/>
    <style:style style:name="WW-WW8Dropcap2462123" style:family="text" style:parent-style-name="WW8Dropcap4043"/>
    <style:style style:name="WW-WW8Dropcap2463123" style:family="text" style:parent-style-name="WW8Dropcap4043"/>
    <style:style style:name="WW-WW8Dropcap2464123" style:family="text" style:parent-style-name="WW8Dropcap4043"/>
    <style:style style:name="WW-WW8Dropcap2465123" style:family="text" style:parent-style-name="WW8Dropcap4043"/>
    <style:style style:name="WW-WW8Dropcap2466123" style:family="text" style:parent-style-name="WW8Dropcap4043"/>
    <style:style style:name="WW-WW8Dropcap2467123" style:family="text" style:parent-style-name="WW8Dropcap4043"/>
    <style:style style:name="WW-WW8Dropcap2468123" style:family="text" style:parent-style-name="WW8Dropcap4043"/>
    <style:style style:name="WW-WW8Dropcap2469123" style:family="text" style:parent-style-name="WW8Dropcap4043"/>
    <style:style style:name="WW-WW8Dropcap2470123" style:family="text" style:parent-style-name="WW8Dropcap4043"/>
    <style:style style:name="WW-WW8Dropcap2471123" style:family="text" style:parent-style-name="WW8Dropcap4043"/>
    <style:style style:name="WW-WW8Dropcap2472123" style:family="text" style:parent-style-name="WW8Dropcap4043"/>
    <style:style style:name="WW-WW8Dropcap2473123" style:family="text" style:parent-style-name="WW8Dropcap4043"/>
    <style:style style:name="WW-WW8Dropcap2474123" style:family="text" style:parent-style-name="WW8Dropcap4043"/>
    <style:style style:name="WW-WW8Dropcap2475123" style:family="text" style:parent-style-name="WW8Dropcap4043"/>
    <style:style style:name="WW-WW8Dropcap2476123" style:family="text" style:parent-style-name="WW8Dropcap4043"/>
    <style:style style:name="WW-WW8Dropcap2477123" style:family="text" style:parent-style-name="WW8Dropcap4043"/>
    <style:style style:name="WW-WW8Dropcap2478123" style:family="text" style:parent-style-name="WW8Dropcap4043"/>
    <style:style style:name="WW-WW8Dropcap2479123" style:family="text" style:parent-style-name="WW8Dropcap4043"/>
    <style:style style:name="WW-WW8Dropcap2480123" style:family="text" style:parent-style-name="WW8Dropcap4043"/>
    <style:style style:name="WW-WW8Dropcap2481123" style:family="text" style:parent-style-name="WW8Dropcap4043"/>
    <style:style style:name="WW-WW8Dropcap2482123" style:family="text" style:parent-style-name="WW8Dropcap4043"/>
    <style:style style:name="WW-WW8Dropcap2483123" style:family="text" style:parent-style-name="WW8Dropcap4043"/>
    <style:style style:name="WW-WW8Dropcap2484123" style:family="text" style:parent-style-name="WW8Dropcap4043"/>
    <style:style style:name="WW-WW8Dropcap2485123" style:family="text" style:parent-style-name="WW8Dropcap4043"/>
    <style:style style:name="WW-WW8Dropcap2486123" style:family="text" style:parent-style-name="WW8Dropcap4043"/>
    <style:style style:name="WW-WW8Dropcap2487123" style:family="text" style:parent-style-name="WW8Dropcap4043"/>
    <style:style style:name="WW-WW8Dropcap2488123" style:family="text" style:parent-style-name="WW8Dropcap4043"/>
    <style:style style:name="WW-WW8Dropcap2489123" style:family="text" style:parent-style-name="WW8Dropcap4043"/>
    <style:style style:name="WW-WW8Dropcap2490123" style:family="text" style:parent-style-name="WW8Dropcap4043"/>
    <style:style style:name="WW-WW8Dropcap2491123" style:family="text" style:parent-style-name="WW8Dropcap4043"/>
    <style:style style:name="WW-WW8Dropcap2492123" style:family="text" style:parent-style-name="WW8Dropcap4043"/>
    <style:style style:name="WW-WW8Dropcap2493123" style:family="text" style:parent-style-name="WW8Dropcap4043"/>
    <style:style style:name="WW-WW8Dropcap2494123" style:family="text" style:parent-style-name="WW8Dropcap4043"/>
    <style:style style:name="WW-WW8Dropcap2495123" style:family="text" style:parent-style-name="WW8Dropcap4043"/>
    <style:style style:name="WW-WW8Dropcap2496123" style:family="text" style:parent-style-name="WW8Dropcap4043"/>
    <style:style style:name="WW-WW8Dropcap2497123" style:family="text" style:parent-style-name="WW8Dropcap4043"/>
    <style:style style:name="WW-WW8Dropcap2498123" style:family="text" style:parent-style-name="WW8Dropcap4043"/>
    <style:style style:name="WW-WW8Dropcap2499123" style:family="text" style:parent-style-name="WW8Dropcap4043"/>
    <style:style style:name="WW-WW8Dropcap2500123" style:family="text" style:parent-style-name="WW8Dropcap4043"/>
    <style:style style:name="WW-WW8Dropcap2501123" style:family="text" style:parent-style-name="WW8Dropcap4043"/>
    <style:style style:name="WW-WW8Dropcap2502123" style:family="text" style:parent-style-name="WW8Dropcap4043"/>
    <style:style style:name="WW-WW8Dropcap2503123" style:family="text" style:parent-style-name="WW8Dropcap4043"/>
    <style:style style:name="WW-WW8Dropcap2504123" style:family="text" style:parent-style-name="WW8Dropcap4043"/>
    <style:style style:name="WW-WW8Dropcap2505123" style:family="text" style:parent-style-name="WW8Dropcap4043"/>
    <style:style style:name="WW-WW8Dropcap2506123" style:family="text" style:parent-style-name="WW8Dropcap4043"/>
    <style:style style:name="WW-WW8Dropcap2507123" style:family="text" style:parent-style-name="WW8Dropcap4043"/>
    <style:style style:name="WW-WW8Dropcap2508123" style:family="text" style:parent-style-name="WW8Dropcap4043"/>
    <style:style style:name="WW-WW8Dropcap2509123" style:family="text" style:parent-style-name="WW8Dropcap4043"/>
    <style:style style:name="WW-WW8Dropcap2510123" style:family="text" style:parent-style-name="WW8Dropcap4043"/>
    <style:style style:name="WW-WW8Dropcap2511123" style:family="text" style:parent-style-name="WW8Dropcap4043"/>
    <style:style style:name="WW-WW8Dropcap2512123" style:family="text" style:parent-style-name="WW8Dropcap4043"/>
    <style:style style:name="WW-WW8Dropcap2513123" style:family="text" style:parent-style-name="WW8Dropcap4043"/>
    <style:style style:name="WW-WW8Dropcap2514123" style:family="text" style:parent-style-name="WW8Dropcap4043"/>
    <style:style style:name="WW-WW8Dropcap2515123" style:family="text" style:parent-style-name="WW8Dropcap4043"/>
    <style:style style:name="WW-WW8Dropcap2516123" style:family="text" style:parent-style-name="WW8Dropcap4043"/>
    <style:style style:name="WW-WW8Dropcap2517123" style:family="text" style:parent-style-name="WW8Dropcap4043"/>
    <style:style style:name="WW-WW8Dropcap2518123" style:family="text" style:parent-style-name="WW8Dropcap4043"/>
    <style:style style:name="WW-WW8Dropcap2519123" style:family="text" style:parent-style-name="WW8Dropcap4043"/>
    <style:style style:name="WW-WW8Dropcap2520123" style:family="text" style:parent-style-name="WW8Dropcap4043"/>
    <style:style style:name="WW-WW8Dropcap2521123" style:family="text" style:parent-style-name="WW8Dropcap4043"/>
    <style:style style:name="WW-WW8Dropcap2522123" style:family="text" style:parent-style-name="WW8Dropcap4043"/>
    <style:style style:name="WW-WW8Dropcap2523123" style:family="text" style:parent-style-name="WW8Dropcap4043"/>
    <style:style style:name="WW-WW8Dropcap2524123" style:family="text" style:parent-style-name="WW8Dropcap4043"/>
    <style:style style:name="WW-WW8Dropcap2525123" style:family="text" style:parent-style-name="WW8Dropcap4043"/>
    <style:style style:name="WW-WW8Dropcap2526123" style:family="text" style:parent-style-name="WW8Dropcap4043"/>
    <style:style style:name="WW-WW8Dropcap2527123" style:family="text" style:parent-style-name="WW8Dropcap4043"/>
    <style:style style:name="WW-WW8Dropcap2528123" style:family="text" style:parent-style-name="WW8Dropcap4043"/>
    <style:style style:name="WW-WW8Dropcap2529123" style:family="text" style:parent-style-name="WW8Dropcap4043"/>
    <style:style style:name="WW-WW8Dropcap2530123" style:family="text" style:parent-style-name="WW8Dropcap4043"/>
    <style:style style:name="WW-WW8Dropcap2531123" style:family="text" style:parent-style-name="WW8Dropcap4043"/>
    <style:style style:name="WW-WW8Dropcap2532123" style:family="text" style:parent-style-name="WW8Dropcap4043"/>
    <style:style style:name="WW-WW8Dropcap2533123" style:family="text" style:parent-style-name="WW8Dropcap4043"/>
    <style:style style:name="WW-WW8Dropcap2534123" style:family="text" style:parent-style-name="WW8Dropcap4043"/>
    <style:style style:name="WW-WW8Dropcap2535123" style:family="text" style:parent-style-name="WW8Dropcap4043"/>
    <style:style style:name="WW-WW8Dropcap2536123" style:family="text" style:parent-style-name="WW8Dropcap4043"/>
    <style:style style:name="WW-WW8Dropcap2537123" style:family="text" style:parent-style-name="WW8Dropcap4043"/>
    <style:style style:name="WW-WW8Dropcap2538123" style:family="text" style:parent-style-name="WW8Dropcap4043"/>
    <style:style style:name="WW-WW8Dropcap2539123" style:family="text" style:parent-style-name="WW8Dropcap4043"/>
    <style:style style:name="WW-WW8Dropcap2540123" style:family="text" style:parent-style-name="WW8Dropcap4043"/>
    <style:style style:name="WW-WW8Dropcap2541123" style:family="text" style:parent-style-name="WW8Dropcap4043"/>
    <style:style style:name="WW-WW8Dropcap2542123" style:family="text" style:parent-style-name="WW8Dropcap4043"/>
    <style:style style:name="WW-WW8Dropcap2543123" style:family="text" style:parent-style-name="WW8Dropcap4043"/>
    <style:style style:name="WW-WW8Dropcap2544123" style:family="text" style:parent-style-name="WW8Dropcap4043"/>
    <style:style style:name="WW-WW8Dropcap2545123" style:family="text" style:parent-style-name="WW8Dropcap4043"/>
    <style:style style:name="WW-WW8Dropcap2546123" style:family="text" style:parent-style-name="WW8Dropcap4043"/>
    <style:style style:name="WW-WW8Dropcap2547123" style:family="text" style:parent-style-name="WW8Dropcap4043"/>
    <style:style style:name="WW-WW8Dropcap2548123" style:family="text" style:parent-style-name="WW8Dropcap4043"/>
    <style:style style:name="WW-WW8Dropcap2549123" style:family="text" style:parent-style-name="WW8Dropcap4043"/>
    <style:style style:name="WW-WW8Dropcap2550123" style:family="text" style:parent-style-name="WW8Dropcap4043"/>
    <style:style style:name="WW-WW8Dropcap2551123" style:family="text" style:parent-style-name="WW8Dropcap4043"/>
    <style:style style:name="WW-WW8Dropcap2552123" style:family="text" style:parent-style-name="WW8Dropcap4043"/>
    <style:style style:name="WW-WW8Dropcap2553123" style:family="text" style:parent-style-name="WW8Dropcap4043"/>
    <style:style style:name="WW-WW8Dropcap2554123" style:family="text" style:parent-style-name="WW8Dropcap4043"/>
    <style:style style:name="WW-WW8Dropcap2555123" style:family="text" style:parent-style-name="WW8Dropcap4043"/>
    <style:style style:name="WW-WW8Dropcap2556123" style:family="text" style:parent-style-name="WW8Dropcap4043"/>
    <style:style style:name="WW-WW8Dropcap2557123" style:family="text" style:parent-style-name="WW8Dropcap4043"/>
    <style:style style:name="WW-WW8Dropcap2558123" style:family="text" style:parent-style-name="WW8Dropcap4043"/>
    <style:style style:name="WW-WW8Dropcap2559123" style:family="text" style:parent-style-name="WW8Dropcap4043"/>
    <style:style style:name="WW-WW8Dropcap2560123" style:family="text" style:parent-style-name="WW8Dropcap4043"/>
    <style:style style:name="WW-WW8Dropcap2561123" style:family="text" style:parent-style-name="WW8Dropcap4043"/>
    <style:style style:name="WW-WW8Dropcap2562123" style:family="text" style:parent-style-name="WW8Dropcap4043"/>
    <style:style style:name="WW-WW8Dropcap2563123" style:family="text" style:parent-style-name="WW8Dropcap4043"/>
    <style:style style:name="WW-WW8Dropcap2564123" style:family="text" style:parent-style-name="WW8Dropcap4043"/>
    <style:style style:name="WW-WW8Dropcap2565123" style:family="text" style:parent-style-name="WW8Dropcap4043"/>
    <style:style style:name="WW-WW8Dropcap2566123" style:family="text" style:parent-style-name="WW8Dropcap4043"/>
    <style:style style:name="WW-WW8Dropcap2567123" style:family="text" style:parent-style-name="WW8Dropcap4043"/>
    <style:style style:name="WW-WW8Dropcap2568123" style:family="text" style:parent-style-name="WW8Dropcap4043"/>
    <style:style style:name="WW-WW8Dropcap2569123" style:family="text" style:parent-style-name="WW8Dropcap4043"/>
    <style:style style:name="WW-WW8Dropcap2570123" style:family="text" style:parent-style-name="WW8Dropcap4043"/>
    <style:style style:name="WW-WW8Dropcap2571123" style:family="text" style:parent-style-name="WW8Dropcap4043"/>
    <style:style style:name="WW-WW8Dropcap2572123" style:family="text" style:parent-style-name="WW8Dropcap4043"/>
    <style:style style:name="WW-WW8Dropcap2573123" style:family="text" style:parent-style-name="WW8Dropcap4043"/>
    <style:style style:name="WW-WW8Dropcap2574123" style:family="text" style:parent-style-name="WW8Dropcap4043"/>
    <style:style style:name="WW-WW8Dropcap2575123" style:family="text" style:parent-style-name="WW8Dropcap4043"/>
    <style:style style:name="WW-WW8Dropcap2576123" style:family="text" style:parent-style-name="WW8Dropcap4043"/>
    <style:style style:name="WW-WW8Dropcap2577123" style:family="text" style:parent-style-name="WW8Dropcap4043"/>
    <style:style style:name="WW-WW8Dropcap2578123" style:family="text" style:parent-style-name="WW8Dropcap4043"/>
    <style:style style:name="WW-WW8Dropcap2579123" style:family="text" style:parent-style-name="WW8Dropcap4043"/>
    <style:style style:name="WW-WW8Dropcap2580123" style:family="text" style:parent-style-name="WW8Dropcap4043"/>
    <style:style style:name="WW-WW8Dropcap2581123" style:family="text" style:parent-style-name="WW8Dropcap4043"/>
    <style:style style:name="WW-WW8Dropcap2582123" style:family="text" style:parent-style-name="WW8Dropcap4043"/>
    <style:style style:name="WW-WW8Dropcap2583123" style:family="text" style:parent-style-name="WW8Dropcap4043"/>
    <style:style style:name="WW-WW8Dropcap2584123" style:family="text" style:parent-style-name="WW8Dropcap4043"/>
    <style:style style:name="WW-WW8Dropcap2585123" style:family="text" style:parent-style-name="WW8Dropcap4043"/>
    <style:style style:name="WW-WW8Dropcap2586123" style:family="text" style:parent-style-name="WW8Dropcap4043"/>
    <style:style style:name="WW-WW8Dropcap2587123" style:family="text" style:parent-style-name="WW8Dropcap4043"/>
    <style:style style:name="WW-WW8Dropcap2588123" style:family="text" style:parent-style-name="WW8Dropcap4043"/>
    <style:style style:name="WW-WW8Dropcap2589123" style:family="text" style:parent-style-name="WW8Dropcap4043"/>
    <style:style style:name="WW-WW8Dropcap2590123" style:family="text" style:parent-style-name="WW8Dropcap4043"/>
    <style:style style:name="WW-WW8Dropcap2591123" style:family="text" style:parent-style-name="WW8Dropcap4043"/>
    <style:style style:name="WW-WW8Dropcap2592123" style:family="text" style:parent-style-name="WW8Dropcap4043"/>
    <style:style style:name="WW-WW8Dropcap2593123" style:family="text" style:parent-style-name="WW8Dropcap4043"/>
    <style:style style:name="WW-WW8Dropcap2594123" style:family="text" style:parent-style-name="WW8Dropcap4043"/>
    <style:style style:name="WW-WW8Dropcap2595123" style:family="text" style:parent-style-name="WW8Dropcap4043"/>
    <style:style style:name="WW-WW8Dropcap2596123" style:family="text" style:parent-style-name="WW8Dropcap4043"/>
    <style:style style:name="WW-WW8Dropcap2597123" style:family="text" style:parent-style-name="WW8Dropcap4043"/>
    <style:style style:name="WW-WW8Dropcap2598123" style:family="text" style:parent-style-name="WW8Dropcap4043"/>
    <style:style style:name="WW-WW8Dropcap2599123" style:family="text" style:parent-style-name="WW8Dropcap4043"/>
    <style:style style:name="WW-WW8Dropcap2600123" style:family="text" style:parent-style-name="WW8Dropcap4043"/>
    <style:style style:name="WW-WW8Dropcap2601123" style:family="text" style:parent-style-name="WW8Dropcap4043"/>
    <style:style style:name="WW-WW8Dropcap2602123" style:family="text" style:parent-style-name="WW8Dropcap4043"/>
    <style:style style:name="WW-WW8Dropcap2603123" style:family="text" style:parent-style-name="WW8Dropcap4043"/>
    <style:style style:name="WW-WW8Dropcap2604123" style:family="text" style:parent-style-name="WW8Dropcap4043"/>
    <style:style style:name="WW-WW8Dropcap2605123" style:family="text" style:parent-style-name="WW8Dropcap4043"/>
    <style:style style:name="WW-WW8Dropcap2606123" style:family="text" style:parent-style-name="WW8Dropcap4043"/>
    <style:style style:name="WW-WW8Dropcap2607123" style:family="text" style:parent-style-name="WW8Dropcap4043"/>
    <style:style style:name="WW-WW8Dropcap2608123" style:family="text" style:parent-style-name="WW8Dropcap4043"/>
    <style:style style:name="WW-WW8Dropcap2609123" style:family="text" style:parent-style-name="WW8Dropcap4043"/>
    <style:style style:name="WW-WW8Dropcap2610123" style:family="text" style:parent-style-name="WW8Dropcap4043"/>
    <style:style style:name="WW-WW8Dropcap2611123" style:family="text" style:parent-style-name="WW8Dropcap4043"/>
    <style:style style:name="WW-WW8Dropcap2612123" style:family="text" style:parent-style-name="WW8Dropcap4043"/>
    <style:style style:name="WW-WW8Dropcap2613123" style:family="text" style:parent-style-name="WW8Dropcap4043"/>
    <style:style style:name="WW-WW8Dropcap2614123" style:family="text" style:parent-style-name="WW8Dropcap4043"/>
    <style:style style:name="WW-WW8Dropcap2615123" style:family="text" style:parent-style-name="WW8Dropcap4043"/>
    <style:style style:name="WW-WW8Dropcap2616123" style:family="text" style:parent-style-name="WW8Dropcap4043"/>
    <style:style style:name="WW-WW8Dropcap2617123" style:family="text" style:parent-style-name="WW8Dropcap4043"/>
    <style:style style:name="WW-WW8Dropcap2618123" style:family="text" style:parent-style-name="WW8Dropcap4043"/>
    <style:style style:name="WW-WW8Dropcap2619123" style:family="text" style:parent-style-name="WW8Dropcap4043"/>
    <style:style style:name="WW-WW8Dropcap2620123" style:family="text" style:parent-style-name="WW8Dropcap4043"/>
    <style:style style:name="WW-WW8Dropcap2621123" style:family="text" style:parent-style-name="WW8Dropcap4043"/>
    <style:style style:name="WW-WW8Dropcap2622123" style:family="text" style:parent-style-name="WW8Dropcap4043"/>
    <style:style style:name="WW-WW8Dropcap2623123" style:family="text" style:parent-style-name="WW8Dropcap4043"/>
    <style:style style:name="WW-WW8Dropcap2624123" style:family="text" style:parent-style-name="WW8Dropcap4043"/>
    <style:style style:name="WW-WW8Dropcap2625123" style:family="text" style:parent-style-name="WW8Dropcap4043"/>
    <style:style style:name="WW-WW8Dropcap2626123" style:family="text" style:parent-style-name="WW8Dropcap4043"/>
    <style:style style:name="WW-WW8Dropcap2627123" style:family="text" style:parent-style-name="WW8Dropcap4043"/>
    <style:style style:name="WW-WW8Dropcap2628123" style:family="text" style:parent-style-name="WW8Dropcap4043"/>
    <style:style style:name="WW-WW8Dropcap2629123" style:family="text" style:parent-style-name="WW8Dropcap4043"/>
    <style:style style:name="WW-WW8Dropcap2630123" style:family="text" style:parent-style-name="WW8Dropcap4043"/>
    <style:style style:name="WW-WW8Dropcap2631123" style:family="text" style:parent-style-name="WW8Dropcap4043"/>
    <style:style style:name="WW-WW8Dropcap2632123" style:family="text" style:parent-style-name="WW8Dropcap4043"/>
    <style:style style:name="WW-WW8Dropcap2633123" style:family="text" style:parent-style-name="WW8Dropcap4043"/>
    <style:style style:name="WW-WW8Dropcap2634123" style:family="text" style:parent-style-name="WW8Dropcap4043"/>
    <style:style style:name="WW-WW8Dropcap2635123" style:family="text" style:parent-style-name="WW8Dropcap4043"/>
    <style:style style:name="WW-WW8Dropcap2636123" style:family="text" style:parent-style-name="WW8Dropcap4043"/>
    <style:style style:name="WW-WW8Dropcap2637123" style:family="text" style:parent-style-name="WW8Dropcap4043"/>
    <style:style style:name="WW-WW8Dropcap2638123" style:family="text" style:parent-style-name="WW8Dropcap4043"/>
    <style:style style:name="WW-WW8Dropcap2639123" style:family="text" style:parent-style-name="WW8Dropcap4043"/>
    <style:style style:name="WW-WW8Dropcap2640123" style:family="text" style:parent-style-name="WW8Dropcap4043"/>
    <style:style style:name="WW-WW8Dropcap2641123" style:family="text" style:parent-style-name="WW8Dropcap4043"/>
    <style:style style:name="WW-WW8Dropcap2642123" style:family="text" style:parent-style-name="WW8Dropcap4043"/>
    <style:style style:name="WW-WW8Dropcap2643123" style:family="text" style:parent-style-name="WW8Dropcap4043"/>
    <style:style style:name="WW-WW8Dropcap2644123" style:family="text" style:parent-style-name="WW8Dropcap4043"/>
    <style:style style:name="WW-WW8Dropcap2645123" style:family="text" style:parent-style-name="WW8Dropcap4043"/>
    <style:style style:name="WW-WW8Dropcap2646123" style:family="text" style:parent-style-name="WW8Dropcap4043"/>
    <style:style style:name="WW-WW8Dropcap2647123" style:family="text" style:parent-style-name="WW8Dropcap4043"/>
    <style:style style:name="WW-WW8Dropcap2648123" style:family="text" style:parent-style-name="WW8Dropcap4043"/>
    <style:style style:name="WW-WW8Dropcap2649123" style:family="text" style:parent-style-name="WW8Dropcap4043"/>
    <style:style style:name="WW-WW8Dropcap2650123" style:family="text" style:parent-style-name="WW8Dropcap4043"/>
    <style:style style:name="WW-WW8Dropcap2651123" style:family="text" style:parent-style-name="WW8Dropcap4043"/>
    <style:style style:name="WW-WW8Dropcap2652123" style:family="text" style:parent-style-name="WW8Dropcap4043"/>
    <style:style style:name="WW-WW8Dropcap2653123" style:family="text" style:parent-style-name="WW8Dropcap4043"/>
    <style:style style:name="WW-WW8Dropcap2654123" style:family="text" style:parent-style-name="WW8Dropcap4043"/>
    <style:style style:name="WW-WW8Dropcap2655123" style:family="text" style:parent-style-name="WW8Dropcap4043"/>
    <style:style style:name="WW-WW8Dropcap2656123" style:family="text" style:parent-style-name="WW8Dropcap4043"/>
    <style:style style:name="WW-WW8Dropcap2657123" style:family="text" style:parent-style-name="WW8Dropcap4043"/>
    <style:style style:name="WW-WW8Dropcap2658123" style:family="text" style:parent-style-name="WW8Dropcap4043"/>
    <style:style style:name="WW-WW8Dropcap2659123" style:family="text" style:parent-style-name="WW8Dropcap4043"/>
    <style:style style:name="WW-WW8Dropcap2660123" style:family="text" style:parent-style-name="WW8Dropcap4043"/>
    <style:style style:name="WW-WW8Dropcap2661123" style:family="text" style:parent-style-name="WW8Dropcap4043"/>
    <style:style style:name="WW-WW8Dropcap2662123" style:family="text" style:parent-style-name="WW8Dropcap4043"/>
    <style:style style:name="WW-WW8Dropcap2663123" style:family="text" style:parent-style-name="WW8Dropcap4043"/>
    <style:style style:name="WW-WW8Dropcap2664123" style:family="text" style:parent-style-name="WW8Dropcap4043"/>
    <style:style style:name="WW-WW8Dropcap2665123" style:family="text" style:parent-style-name="WW8Dropcap4043"/>
    <style:style style:name="WW-WW8Dropcap2666123" style:family="text" style:parent-style-name="WW8Dropcap4043"/>
    <style:style style:name="WW-WW8Dropcap2667123" style:family="text" style:parent-style-name="WW8Dropcap4043"/>
    <style:style style:name="WW-WW8Dropcap2668123" style:family="text" style:parent-style-name="WW8Dropcap4043"/>
    <style:style style:name="WW-WW8Dropcap2669123" style:family="text" style:parent-style-name="WW8Dropcap4043"/>
    <style:style style:name="WW-WW8Dropcap2670123" style:family="text" style:parent-style-name="WW8Dropcap4043"/>
    <style:style style:name="WW-WW8Dropcap2671123" style:family="text" style:parent-style-name="WW8Dropcap4043"/>
    <style:style style:name="WW-WW8Dropcap2672123" style:family="text" style:parent-style-name="WW8Dropcap4043"/>
    <style:style style:name="WW-WW8Dropcap2673123" style:family="text" style:parent-style-name="WW8Dropcap4043"/>
    <style:style style:name="WW-WW8Dropcap2674123" style:family="text" style:parent-style-name="WW8Dropcap4043"/>
    <style:style style:name="WW-WW8Dropcap2675123" style:family="text" style:parent-style-name="WW8Dropcap4043"/>
    <style:style style:name="WW-WW8Dropcap2676123" style:family="text" style:parent-style-name="WW8Dropcap4043"/>
    <style:style style:name="WW-WW8Dropcap2677123" style:family="text" style:parent-style-name="WW8Dropcap4043"/>
    <style:style style:name="WW-WW8Dropcap2678123" style:family="text" style:parent-style-name="WW8Dropcap4043"/>
    <style:style style:name="WW-WW8Dropcap2679123" style:family="text" style:parent-style-name="WW8Dropcap4043"/>
    <style:style style:name="WW-WW8Dropcap2680123" style:family="text" style:parent-style-name="WW8Dropcap4043"/>
    <style:style style:name="WW-WW8Dropcap2681123" style:family="text" style:parent-style-name="WW8Dropcap4043"/>
    <style:style style:name="WW-WW8Dropcap2682123" style:family="text" style:parent-style-name="WW8Dropcap4043"/>
    <style:style style:name="WW-WW8Dropcap2683123" style:family="text" style:parent-style-name="WW8Dropcap4043"/>
    <style:style style:name="WW-WW8Dropcap2684123" style:family="text" style:parent-style-name="WW8Dropcap4043"/>
    <style:style style:name="WW-WW8Dropcap2685123" style:family="text" style:parent-style-name="WW8Dropcap4043"/>
    <style:style style:name="WW-WW8Dropcap2686123" style:family="text" style:parent-style-name="WW8Dropcap4043"/>
    <style:style style:name="WW-WW8Dropcap2687123" style:family="text" style:parent-style-name="WW8Dropcap4043"/>
    <style:style style:name="WW-WW8Dropcap2688123" style:family="text" style:parent-style-name="WW8Dropcap4043"/>
    <style:style style:name="WW-WW8Dropcap2689123" style:family="text" style:parent-style-name="WW8Dropcap4043"/>
    <style:style style:name="WW-WW8Dropcap2690123" style:family="text" style:parent-style-name="WW8Dropcap4043"/>
    <style:style style:name="WW-WW8Dropcap2691123" style:family="text" style:parent-style-name="WW8Dropcap4043"/>
    <style:style style:name="WW-WW8Dropcap2692123" style:family="text" style:parent-style-name="WW8Dropcap4043"/>
    <style:style style:name="WW-WW8Dropcap2693123" style:family="text" style:parent-style-name="WW8Dropcap4043"/>
    <style:style style:name="WW-WW8Dropcap2694123" style:family="text" style:parent-style-name="WW8Dropcap4043"/>
    <style:style style:name="WW-WW8Dropcap2695123" style:family="text" style:parent-style-name="WW8Dropcap4043"/>
    <style:style style:name="WW-WW8Dropcap2696123" style:family="text" style:parent-style-name="WW8Dropcap4043"/>
    <style:style style:name="WW-WW8Dropcap2697123" style:family="text" style:parent-style-name="WW8Dropcap4043"/>
    <style:style style:name="WW-WW8Dropcap2698123" style:family="text" style:parent-style-name="WW8Dropcap4043"/>
    <style:style style:name="WW-WW8Dropcap2699123" style:family="text" style:parent-style-name="WW8Dropcap4043"/>
    <style:style style:name="WW-WW8Dropcap2700123" style:family="text" style:parent-style-name="WW8Dropcap4043"/>
    <style:style style:name="WW-WW8Dropcap2701123" style:family="text" style:parent-style-name="WW8Dropcap4043"/>
    <style:style style:name="WW-WW8Dropcap2702123" style:family="text" style:parent-style-name="WW8Dropcap4043"/>
    <style:style style:name="WW-WW8Dropcap2703123" style:family="text" style:parent-style-name="WW8Dropcap4043"/>
    <style:style style:name="WW-WW8Dropcap2704123" style:family="text" style:parent-style-name="WW8Dropcap4043"/>
    <style:style style:name="WW-WW8Dropcap270512" style:family="text" style:parent-style-name="WW8Dropcap4043"/>
    <style:style style:name="WW-WW8Dropcap270612" style:family="text" style:parent-style-name="WW8Dropcap4043"/>
    <style:style style:name="WW-WW8Dropcap270712" style:family="text" style:parent-style-name="WW8Dropcap4043"/>
    <style:style style:name="WW-WW8Dropcap270812" style:family="text" style:parent-style-name="WW8Dropcap4043"/>
    <style:style style:name="WW-WW8Dropcap270912" style:family="text" style:parent-style-name="WW8Dropcap4043"/>
    <style:style style:name="WW-WW8Dropcap271012" style:family="text" style:parent-style-name="WW8Dropcap4043"/>
    <style:style style:name="WW-WW8Dropcap271112" style:family="text" style:parent-style-name="WW8Dropcap4043"/>
    <style:style style:name="WW-WW8Dropcap271212" style:family="text" style:parent-style-name="WW8Dropcap4043"/>
    <style:style style:name="WW-WW8Dropcap271312" style:family="text" style:parent-style-name="WW8Dropcap4043"/>
    <style:style style:name="WW-WW8Dropcap271412" style:family="text" style:parent-style-name="WW8Dropcap4043"/>
    <style:style style:name="WW-WW8Dropcap271512" style:family="text" style:parent-style-name="WW8Dropcap4043"/>
    <style:style style:name="WW-WW8Dropcap271612" style:family="text" style:parent-style-name="WW8Dropcap4043"/>
    <style:style style:name="WW-WW8Dropcap271712" style:family="text" style:parent-style-name="WW8Dropcap4043"/>
    <style:style style:name="WW-WW8Dropcap271812" style:family="text" style:parent-style-name="WW8Dropcap4043"/>
    <style:style style:name="WW-WW8Dropcap271912" style:family="text" style:parent-style-name="WW8Dropcap4043"/>
    <style:style style:name="WW-WW8Dropcap272012" style:family="text" style:parent-style-name="WW8Dropcap4043"/>
    <style:style style:name="WW-WW8Dropcap272112" style:family="text" style:parent-style-name="WW8Dropcap4043"/>
    <style:style style:name="WW-WW8Dropcap272212" style:family="text" style:parent-style-name="WW8Dropcap4043"/>
    <style:style style:name="WW-WW8Dropcap272312" style:family="text" style:parent-style-name="WW8Dropcap4043"/>
    <style:style style:name="WW-WW8Dropcap272412" style:family="text" style:parent-style-name="WW8Dropcap4043"/>
    <style:style style:name="WW-WW8Dropcap272512" style:family="text" style:parent-style-name="WW8Dropcap4043"/>
    <style:style style:name="WW-WW8Dropcap272612" style:family="text" style:parent-style-name="WW8Dropcap4043"/>
    <style:style style:name="WW-WW8Dropcap272712" style:family="text" style:parent-style-name="WW8Dropcap4043"/>
    <style:style style:name="WW-WW8Dropcap272812" style:family="text" style:parent-style-name="WW8Dropcap4043"/>
    <style:style style:name="WW-WW8Dropcap272912" style:family="text" style:parent-style-name="WW8Dropcap4043"/>
    <style:style style:name="WW-WW8Dropcap273012" style:family="text" style:parent-style-name="WW8Dropcap4043"/>
    <style:style style:name="WW-WW8Dropcap273112" style:family="text" style:parent-style-name="WW8Dropcap4043"/>
    <style:style style:name="WW-WW8Dropcap273212" style:family="text" style:parent-style-name="WW8Dropcap4043"/>
    <style:style style:name="WW-WW8Dropcap273312" style:family="text" style:parent-style-name="WW8Dropcap4043"/>
    <style:style style:name="WW-WW8Dropcap273412" style:family="text" style:parent-style-name="WW8Dropcap4043"/>
    <style:style style:name="WW-WW8Dropcap273512" style:family="text" style:parent-style-name="WW8Dropcap4043"/>
    <style:style style:name="WW-WW8Dropcap273612" style:family="text" style:parent-style-name="WW8Dropcap4043"/>
    <style:style style:name="WW-WW8Dropcap273712" style:family="text" style:parent-style-name="WW8Dropcap4043"/>
    <style:style style:name="WW-WW8Dropcap273812" style:family="text" style:parent-style-name="WW8Dropcap4043"/>
    <style:style style:name="WW-WW8Dropcap273912" style:family="text" style:parent-style-name="WW8Dropcap4043"/>
    <style:style style:name="WW-WW8Dropcap274012" style:family="text" style:parent-style-name="WW8Dropcap4043"/>
    <style:style style:name="WW-WW8Dropcap274112" style:family="text" style:parent-style-name="WW8Dropcap4043"/>
    <style:style style:name="WW-WW8Dropcap274212" style:family="text" style:parent-style-name="WW8Dropcap4043"/>
    <style:style style:name="WW-WW8Dropcap274312" style:family="text" style:parent-style-name="WW8Dropcap4043"/>
    <style:style style:name="WW-WW8Dropcap274412" style:family="text" style:parent-style-name="WW8Dropcap4043"/>
    <style:style style:name="WW-WW8Dropcap274512" style:family="text" style:parent-style-name="WW8Dropcap4043"/>
    <style:style style:name="WW-WW8Dropcap274612" style:family="text" style:parent-style-name="WW8Dropcap4043"/>
    <style:style style:name="WW-WW8Dropcap274712" style:family="text" style:parent-style-name="WW8Dropcap4043"/>
    <style:style style:name="WW-WW8Dropcap274812" style:family="text" style:parent-style-name="WW8Dropcap4043"/>
    <style:style style:name="WW-WW8Dropcap274912" style:family="text" style:parent-style-name="WW8Dropcap4043"/>
    <style:style style:name="WW-WW8Dropcap275012" style:family="text" style:parent-style-name="WW8Dropcap4043"/>
    <style:style style:name="WW-WW8Dropcap275112" style:family="text" style:parent-style-name="WW8Dropcap4043"/>
    <style:style style:name="WW-WW8Dropcap275212" style:family="text" style:parent-style-name="WW8Dropcap4043"/>
    <style:style style:name="WW-WW8Dropcap275312" style:family="text" style:parent-style-name="WW8Dropcap4043"/>
    <style:style style:name="WW-WW8Dropcap275412" style:family="text" style:parent-style-name="WW8Dropcap4043"/>
    <style:style style:name="WW-WW8Dropcap275512" style:family="text" style:parent-style-name="WW8Dropcap4043"/>
    <style:style style:name="WW-WW8Dropcap275612" style:family="text" style:parent-style-name="WW8Dropcap4043"/>
    <style:style style:name="WW-WW8Dropcap275712" style:family="text" style:parent-style-name="WW8Dropcap4043"/>
    <style:style style:name="WW-WW8Dropcap275812" style:family="text" style:parent-style-name="WW8Dropcap4043"/>
    <style:style style:name="WW-WW8Dropcap275912" style:family="text" style:parent-style-name="WW8Dropcap4043"/>
    <style:style style:name="WW-WW8Dropcap276012" style:family="text" style:parent-style-name="WW8Dropcap4043"/>
    <style:style style:name="WW-WW8Dropcap276112" style:family="text" style:parent-style-name="WW8Dropcap4043"/>
    <style:style style:name="WW-WW8Dropcap276212" style:family="text" style:parent-style-name="WW8Dropcap4043"/>
    <style:style style:name="WW-WW8Dropcap276312" style:family="text" style:parent-style-name="WW8Dropcap4043"/>
    <style:style style:name="WW-WW8Dropcap276412" style:family="text" style:parent-style-name="WW8Dropcap4043"/>
    <style:style style:name="WW-WW8Dropcap276512" style:family="text" style:parent-style-name="WW8Dropcap4043"/>
    <style:style style:name="WW-WW8Dropcap276612" style:family="text" style:parent-style-name="WW8Dropcap4043"/>
    <style:style style:name="WW-WW8Dropcap276712" style:family="text" style:parent-style-name="WW8Dropcap4043"/>
    <style:style style:name="WW-WW8Dropcap276812" style:family="text" style:parent-style-name="WW8Dropcap4043"/>
    <style:style style:name="WW-WW8Dropcap276912" style:family="text" style:parent-style-name="WW8Dropcap4043"/>
    <style:style style:name="WW-WW8Dropcap277012" style:family="text" style:parent-style-name="WW8Dropcap4043"/>
    <style:style style:name="WW-WW8Dropcap277112" style:family="text" style:parent-style-name="WW8Dropcap4043"/>
    <style:style style:name="WW-WW8Dropcap277212" style:family="text" style:parent-style-name="WW8Dropcap4043"/>
    <style:style style:name="WW-WW8Dropcap277312" style:family="text" style:parent-style-name="WW8Dropcap4043"/>
    <style:style style:name="WW-WW8Dropcap277412" style:family="text" style:parent-style-name="WW8Dropcap4043"/>
    <style:style style:name="WW-WW8Dropcap277512" style:family="text" style:parent-style-name="WW8Dropcap4043"/>
    <style:style style:name="WW-WW8Dropcap277612" style:family="text" style:parent-style-name="WW8Dropcap4043"/>
    <style:style style:name="WW-WW8Dropcap277712" style:family="text" style:parent-style-name="WW8Dropcap4043"/>
    <style:style style:name="WW-WW8Dropcap277812" style:family="text" style:parent-style-name="WW8Dropcap4043"/>
    <style:style style:name="WW-WW8Dropcap277912" style:family="text" style:parent-style-name="WW8Dropcap4043"/>
    <style:style style:name="WW-WW8Dropcap278012" style:family="text" style:parent-style-name="WW8Dropcap4043"/>
    <style:style style:name="WW-WW8Dropcap278112" style:family="text" style:parent-style-name="WW8Dropcap4043"/>
    <style:style style:name="WW-WW8Dropcap278212" style:family="text" style:parent-style-name="WW8Dropcap4043"/>
    <style:style style:name="WW-WW8Dropcap278312" style:family="text" style:parent-style-name="WW8Dropcap4043"/>
    <style:style style:name="WW-WW8Dropcap278412" style:family="text" style:parent-style-name="WW8Dropcap4043"/>
    <style:style style:name="WW-WW8Dropcap278512" style:family="text" style:parent-style-name="WW8Dropcap4043"/>
    <style:style style:name="WW-WW8Dropcap278612" style:family="text" style:parent-style-name="WW8Dropcap4043"/>
    <style:style style:name="WW-WW8Dropcap278712" style:family="text" style:parent-style-name="WW8Dropcap4043"/>
    <style:style style:name="WW-WW8Dropcap278812" style:family="text" style:parent-style-name="WW8Dropcap4043"/>
    <style:style style:name="WW-WW8Dropcap278912" style:family="text" style:parent-style-name="WW8Dropcap4043"/>
    <style:style style:name="WW-WW8Dropcap279012" style:family="text" style:parent-style-name="WW8Dropcap4043"/>
    <style:style style:name="WW-WW8Dropcap279112" style:family="text" style:parent-style-name="WW8Dropcap4043"/>
    <style:style style:name="WW-WW8Dropcap279212" style:family="text" style:parent-style-name="WW8Dropcap4043"/>
    <style:style style:name="WW-WW8Dropcap279312" style:family="text" style:parent-style-name="WW8Dropcap4043"/>
    <style:style style:name="WW-WW8Dropcap279412" style:family="text" style:parent-style-name="WW8Dropcap4043"/>
    <style:style style:name="WW-WW8Dropcap279512" style:family="text" style:parent-style-name="WW8Dropcap4043"/>
    <style:style style:name="WW-WW8Dropcap279612" style:family="text" style:parent-style-name="WW8Dropcap4043"/>
    <style:style style:name="WW-WW8Dropcap279712" style:family="text" style:parent-style-name="WW8Dropcap4043"/>
    <style:style style:name="WW-WW8Dropcap279812" style:family="text" style:parent-style-name="WW8Dropcap4043"/>
    <style:style style:name="WW-WW8Dropcap279912" style:family="text" style:parent-style-name="WW8Dropcap4043"/>
    <style:style style:name="WW-WW8Dropcap280012" style:family="text" style:parent-style-name="WW8Dropcap4043"/>
    <style:style style:name="WW-WW8Dropcap280112" style:family="text" style:parent-style-name="WW8Dropcap4043"/>
    <style:style style:name="WW-WW8Dropcap280212" style:family="text" style:parent-style-name="WW8Dropcap4043"/>
    <style:style style:name="WW-WW8Dropcap280312" style:family="text" style:parent-style-name="WW8Dropcap4043"/>
    <style:style style:name="WW-WW8Dropcap280412" style:family="text" style:parent-style-name="WW8Dropcap4043"/>
    <style:style style:name="WW-WW8Dropcap280512" style:family="text" style:parent-style-name="WW8Dropcap4043"/>
    <style:style style:name="WW-WW8Dropcap280612" style:family="text" style:parent-style-name="WW8Dropcap4043"/>
    <style:style style:name="WW-WW8Dropcap280712" style:family="text" style:parent-style-name="WW8Dropcap4043"/>
    <style:style style:name="WW-WW8Dropcap280812" style:family="text" style:parent-style-name="WW8Dropcap4043"/>
    <style:style style:name="WW-WW8Dropcap280912" style:family="text" style:parent-style-name="WW8Dropcap4043"/>
    <style:style style:name="WW-WW8Dropcap281012" style:family="text" style:parent-style-name="WW8Dropcap4043"/>
    <style:style style:name="WW-WW8Dropcap281112" style:family="text" style:parent-style-name="WW8Dropcap4043"/>
    <style:style style:name="WW-WW8Dropcap281212" style:family="text" style:parent-style-name="WW8Dropcap4043"/>
    <style:style style:name="WW-WW8Dropcap281312" style:family="text" style:parent-style-name="WW8Dropcap4043"/>
    <style:style style:name="WW-WW8Dropcap281412" style:family="text" style:parent-style-name="WW8Dropcap4043"/>
    <style:style style:name="WW-WW8Dropcap281512" style:family="text" style:parent-style-name="WW8Dropcap4043"/>
    <style:style style:name="WW-WW8Dropcap281612" style:family="text" style:parent-style-name="WW8Dropcap4043"/>
    <style:style style:name="WW-WW8Dropcap281712" style:family="text" style:parent-style-name="WW8Dropcap4043"/>
    <style:style style:name="WW-WW8Dropcap281812" style:family="text" style:parent-style-name="WW8Dropcap4043"/>
    <style:style style:name="WW-WW8Dropcap281912" style:family="text" style:parent-style-name="WW8Dropcap4043"/>
    <style:style style:name="WW-WW8Dropcap282012" style:family="text" style:parent-style-name="WW8Dropcap4043"/>
    <style:style style:name="WW-WW8Dropcap282112" style:family="text" style:parent-style-name="WW8Dropcap4043"/>
    <style:style style:name="WW-WW8Dropcap282212" style:family="text" style:parent-style-name="WW8Dropcap4043"/>
    <style:style style:name="WW-WW8Dropcap282312" style:family="text" style:parent-style-name="WW8Dropcap4043"/>
    <style:style style:name="WW-WW8Dropcap282412" style:family="text" style:parent-style-name="WW8Dropcap4043"/>
    <style:style style:name="WW-WW8Dropcap282512" style:family="text" style:parent-style-name="WW8Dropcap4043"/>
    <style:style style:name="WW-WW8Dropcap282612" style:family="text" style:parent-style-name="WW8Dropcap4043"/>
    <style:style style:name="WW-WW8Dropcap282712" style:family="text" style:parent-style-name="WW8Dropcap4043"/>
    <style:style style:name="WW-WW8Dropcap282812" style:family="text" style:parent-style-name="WW8Dropcap4043"/>
    <style:style style:name="WW-WW8Dropcap282912" style:family="text" style:parent-style-name="WW8Dropcap4043"/>
    <style:style style:name="WW-WW8Dropcap283012" style:family="text" style:parent-style-name="WW8Dropcap4043"/>
    <style:style style:name="WW-WW8Dropcap283112" style:family="text" style:parent-style-name="WW8Dropcap4043"/>
    <style:style style:name="WW-WW8Dropcap283212" style:family="text" style:parent-style-name="WW8Dropcap4043"/>
    <style:style style:name="WW-WW8Dropcap283312" style:family="text" style:parent-style-name="WW8Dropcap4043"/>
    <style:style style:name="WW-WW8Dropcap283412" style:family="text" style:parent-style-name="WW8Dropcap4043"/>
    <style:style style:name="WW-WW8Dropcap283512" style:family="text" style:parent-style-name="WW8Dropcap4043"/>
    <style:style style:name="WW-WW8Dropcap283612" style:family="text" style:parent-style-name="WW8Dropcap4043"/>
    <style:style style:name="WW-WW8Dropcap283712" style:family="text" style:parent-style-name="WW8Dropcap4043"/>
    <style:style style:name="WW-WW8Dropcap283812" style:family="text" style:parent-style-name="WW8Dropcap4043"/>
    <style:style style:name="WW-WW8Dropcap283912" style:family="text" style:parent-style-name="WW8Dropcap4043"/>
    <style:style style:name="WW-WW8Dropcap284012" style:family="text" style:parent-style-name="WW8Dropcap4043"/>
    <style:style style:name="WW-WW8Dropcap284112" style:family="text" style:parent-style-name="WW8Dropcap4043"/>
    <style:style style:name="WW-WW8Dropcap284212" style:family="text" style:parent-style-name="WW8Dropcap4043"/>
    <style:style style:name="WW-WW8Dropcap284312" style:family="text" style:parent-style-name="WW8Dropcap4043"/>
    <style:style style:name="WW-WW8Dropcap284412" style:family="text" style:parent-style-name="WW8Dropcap4043"/>
    <style:style style:name="WW-WW8Dropcap284512" style:family="text" style:parent-style-name="WW8Dropcap4043"/>
    <style:style style:name="WW-WW8Dropcap284612" style:family="text" style:parent-style-name="WW8Dropcap4043"/>
    <style:style style:name="WW-WW8Dropcap284712" style:family="text" style:parent-style-name="WW8Dropcap4043"/>
    <style:style style:name="WW-WW8Dropcap284812" style:family="text" style:parent-style-name="WW8Dropcap4043"/>
    <style:style style:name="WW-WW8Dropcap284912" style:family="text" style:parent-style-name="WW8Dropcap4043"/>
    <style:style style:name="WW-WW8Dropcap285012" style:family="text" style:parent-style-name="WW8Dropcap4043"/>
    <style:style style:name="WW-WW8Dropcap285112" style:family="text" style:parent-style-name="WW8Dropcap4043"/>
    <style:style style:name="WW-WW8Dropcap285212" style:family="text" style:parent-style-name="WW8Dropcap4043"/>
    <style:style style:name="WW-WW8Dropcap285312" style:family="text" style:parent-style-name="WW8Dropcap4043"/>
    <style:style style:name="WW-WW8Dropcap285412" style:family="text" style:parent-style-name="WW8Dropcap4043"/>
    <style:style style:name="WW-WW8Dropcap285512" style:family="text" style:parent-style-name="WW8Dropcap4043"/>
    <style:style style:name="WW-WW8Dropcap285612" style:family="text" style:parent-style-name="WW8Dropcap4043"/>
    <style:style style:name="WW-WW8Dropcap285712" style:family="text" style:parent-style-name="WW8Dropcap4043"/>
    <style:style style:name="WW-WW8Dropcap285812" style:family="text" style:parent-style-name="WW8Dropcap4043"/>
    <style:style style:name="WW-WW8Dropcap285912" style:family="text" style:parent-style-name="WW8Dropcap4043"/>
    <style:style style:name="WW-WW8Dropcap286012" style:family="text" style:parent-style-name="WW8Dropcap4043"/>
    <style:style style:name="WW-WW8Dropcap286112" style:family="text" style:parent-style-name="WW8Dropcap4043"/>
    <style:style style:name="WW-WW8Dropcap286212" style:family="text" style:parent-style-name="WW8Dropcap4043"/>
    <style:style style:name="WW-WW8Dropcap286312" style:family="text" style:parent-style-name="WW8Dropcap4043"/>
    <style:style style:name="WW-WW8Dropcap286412" style:family="text" style:parent-style-name="WW8Dropcap4043"/>
    <style:style style:name="WW-WW8Dropcap286512" style:family="text" style:parent-style-name="WW8Dropcap4043"/>
    <style:style style:name="WW-WW8Dropcap286612" style:family="text" style:parent-style-name="WW8Dropcap4043"/>
    <style:style style:name="WW-WW8Dropcap286712" style:family="text" style:parent-style-name="WW8Dropcap4043"/>
    <style:style style:name="WW-WW8Dropcap286812" style:family="text" style:parent-style-name="WW8Dropcap4043"/>
    <style:style style:name="WW-WW8Dropcap286912" style:family="text" style:parent-style-name="WW8Dropcap4043"/>
    <style:style style:name="WW-WW8Dropcap287012" style:family="text" style:parent-style-name="WW8Dropcap4043"/>
    <style:style style:name="WW-WW8Dropcap287112" style:family="text" style:parent-style-name="WW8Dropcap4043"/>
    <style:style style:name="WW-WW8Dropcap287212" style:family="text" style:parent-style-name="WW8Dropcap4043"/>
    <style:style style:name="WW-WW8Dropcap287312" style:family="text" style:parent-style-name="WW8Dropcap4043"/>
    <style:style style:name="WW-WW8Dropcap287412" style:family="text" style:parent-style-name="WW8Dropcap4043"/>
    <style:style style:name="WW-WW8Dropcap287512" style:family="text" style:parent-style-name="WW8Dropcap4043"/>
    <style:style style:name="WW-WW8Dropcap287612" style:family="text" style:parent-style-name="WW8Dropcap4043"/>
    <style:style style:name="WW-WW8Dropcap287712" style:family="text" style:parent-style-name="WW8Dropcap4043"/>
    <style:style style:name="WW-WW8Dropcap287812" style:family="text" style:parent-style-name="WW8Dropcap4043"/>
    <style:style style:name="WW-WW8Dropcap287912" style:family="text" style:parent-style-name="WW8Dropcap4043"/>
    <style:style style:name="WW-WW8Dropcap288012" style:family="text" style:parent-style-name="WW8Dropcap4043"/>
    <style:style style:name="WW-WW8Dropcap288112" style:family="text" style:parent-style-name="WW8Dropcap4043"/>
    <style:style style:name="WW-WW8Dropcap288212" style:family="text" style:parent-style-name="WW8Dropcap4043"/>
    <style:style style:name="WW-WW8Dropcap288312" style:family="text" style:parent-style-name="WW8Dropcap4043"/>
    <style:style style:name="WW-WW8Dropcap288412" style:family="text" style:parent-style-name="WW8Dropcap4043"/>
    <style:style style:name="WW-WW8Dropcap288512" style:family="text" style:parent-style-name="WW8Dropcap4043"/>
    <style:style style:name="WW-WW8Dropcap288612" style:family="text" style:parent-style-name="WW8Dropcap4043"/>
    <style:style style:name="WW-WW8Dropcap288712" style:family="text" style:parent-style-name="WW8Dropcap4043"/>
    <style:style style:name="WW-WW8Dropcap288812" style:family="text" style:parent-style-name="WW8Dropcap4043"/>
    <style:style style:name="WW-WW8Dropcap288912" style:family="text" style:parent-style-name="WW8Dropcap4043"/>
    <style:style style:name="WW-WW8Dropcap289012" style:family="text" style:parent-style-name="WW8Dropcap4043"/>
    <style:style style:name="WW-WW8Dropcap289112" style:family="text" style:parent-style-name="WW8Dropcap4043"/>
    <style:style style:name="WW-WW8Dropcap289212" style:family="text" style:parent-style-name="WW8Dropcap4043"/>
    <style:style style:name="WW-WW8Dropcap289312" style:family="text" style:parent-style-name="WW8Dropcap4043"/>
    <style:style style:name="WW-WW8Dropcap289412" style:family="text" style:parent-style-name="WW8Dropcap4043"/>
    <style:style style:name="WW-WW8Dropcap289512" style:family="text" style:parent-style-name="WW8Dropcap4043"/>
    <style:style style:name="WW-WW8Dropcap289612" style:family="text" style:parent-style-name="WW8Dropcap4043"/>
    <style:style style:name="WW-WW8Dropcap289712" style:family="text" style:parent-style-name="WW8Dropcap4043"/>
    <style:style style:name="WW-WW8Dropcap289812" style:family="text" style:parent-style-name="WW8Dropcap4043"/>
    <style:style style:name="WW-WW8Dropcap289912" style:family="text" style:parent-style-name="WW8Dropcap4043"/>
    <style:style style:name="WW-WW8Dropcap290012" style:family="text" style:parent-style-name="WW8Dropcap4043"/>
    <style:style style:name="WW-WW8Dropcap290112" style:family="text" style:parent-style-name="WW8Dropcap4043"/>
    <style:style style:name="WW-WW8Dropcap290212" style:family="text" style:parent-style-name="WW8Dropcap4043"/>
    <style:style style:name="WW-WW8Dropcap290312" style:family="text" style:parent-style-name="WW8Dropcap4043"/>
    <style:style style:name="WW-WW8Dropcap290412" style:family="text" style:parent-style-name="WW8Dropcap4043"/>
    <style:style style:name="WW-WW8Dropcap290512" style:family="text" style:parent-style-name="WW8Dropcap4043"/>
    <style:style style:name="WW-WW8Dropcap290612" style:family="text" style:parent-style-name="WW8Dropcap4043"/>
    <style:style style:name="WW-WW8Dropcap290712" style:family="text" style:parent-style-name="WW8Dropcap4043"/>
    <style:style style:name="WW-WW8Dropcap290812" style:family="text" style:parent-style-name="WW8Dropcap4043"/>
    <style:style style:name="WW-WW8Dropcap290912" style:family="text" style:parent-style-name="WW8Dropcap4043"/>
    <style:style style:name="WW-WW8Dropcap291012" style:family="text" style:parent-style-name="WW8Dropcap4043"/>
    <style:style style:name="WW-WW8Dropcap291112" style:family="text" style:parent-style-name="WW8Dropcap4043"/>
    <style:style style:name="WW-WW8Dropcap291212" style:family="text" style:parent-style-name="WW8Dropcap4043"/>
    <style:style style:name="WW-WW8Dropcap291312" style:family="text" style:parent-style-name="WW8Dropcap4043"/>
    <style:style style:name="WW-WW8Dropcap291412" style:family="text" style:parent-style-name="WW8Dropcap4043"/>
    <style:style style:name="WW-WW8Dropcap291512" style:family="text" style:parent-style-name="WW8Dropcap4043"/>
    <style:style style:name="WW-WW8Dropcap291612" style:family="text" style:parent-style-name="WW8Dropcap4043"/>
    <style:style style:name="WW-WW8Dropcap291712" style:family="text" style:parent-style-name="WW8Dropcap4043"/>
    <style:style style:name="WW-WW8Dropcap291812" style:family="text" style:parent-style-name="WW8Dropcap4043"/>
    <style:style style:name="WW-WW8Dropcap291912" style:family="text" style:parent-style-name="WW8Dropcap4043"/>
    <style:style style:name="WW-WW8Dropcap292012" style:family="text" style:parent-style-name="WW8Dropcap4043"/>
    <style:style style:name="WW-WW8Dropcap292112" style:family="text" style:parent-style-name="WW8Dropcap4043"/>
    <style:style style:name="WW-WW8Dropcap292212" style:family="text" style:parent-style-name="WW8Dropcap4043"/>
    <style:style style:name="WW-WW8Dropcap292312" style:family="text" style:parent-style-name="WW8Dropcap4043"/>
    <style:style style:name="WW-WW8Dropcap292412" style:family="text" style:parent-style-name="WW8Dropcap4043"/>
    <style:style style:name="WW-WW8Dropcap292512" style:family="text" style:parent-style-name="WW8Dropcap4043"/>
    <style:style style:name="WW-WW8Dropcap292612" style:family="text" style:parent-style-name="WW8Dropcap4043"/>
    <style:style style:name="WW-WW8Dropcap292712" style:family="text" style:parent-style-name="WW8Dropcap4043"/>
    <style:style style:name="WW-WW8Dropcap292812" style:family="text" style:parent-style-name="WW8Dropcap4043"/>
    <style:style style:name="WW-WW8Dropcap292912" style:family="text" style:parent-style-name="WW8Dropcap4043"/>
    <style:style style:name="WW-WW8Dropcap293012" style:family="text" style:parent-style-name="WW8Dropcap4043"/>
    <style:style style:name="WW-WW8Dropcap293112" style:family="text" style:parent-style-name="WW8Dropcap4043"/>
    <style:style style:name="WW-WW8Dropcap293212" style:family="text" style:parent-style-name="WW8Dropcap4043"/>
    <style:style style:name="WW-WW8Dropcap293312" style:family="text" style:parent-style-name="WW8Dropcap4043"/>
    <style:style style:name="WW-WW8Dropcap293412" style:family="text" style:parent-style-name="WW8Dropcap4043"/>
    <style:style style:name="WW-WW8Dropcap293512" style:family="text" style:parent-style-name="WW8Dropcap4043"/>
    <style:style style:name="WW-WW8Dropcap293612" style:family="text" style:parent-style-name="WW8Dropcap4043"/>
    <style:style style:name="WW-WW8Dropcap293712" style:family="text" style:parent-style-name="WW8Dropcap4043"/>
    <style:style style:name="WW-WW8Dropcap293812" style:family="text" style:parent-style-name="WW8Dropcap4043"/>
    <style:style style:name="WW-WW8Dropcap293912" style:family="text" style:parent-style-name="WW8Dropcap4043"/>
    <style:style style:name="WW-WW8Dropcap294012" style:family="text" style:parent-style-name="WW8Dropcap4043"/>
    <style:style style:name="WW-WW8Dropcap294112" style:family="text" style:parent-style-name="WW8Dropcap4043"/>
    <style:style style:name="WW-WW8Dropcap294212" style:family="text" style:parent-style-name="WW8Dropcap4043"/>
    <style:style style:name="WW-WW8Dropcap294312" style:family="text" style:parent-style-name="WW8Dropcap4043"/>
    <style:style style:name="WW-WW8Dropcap294412" style:family="text" style:parent-style-name="WW8Dropcap4043"/>
    <style:style style:name="WW-WW8Dropcap294512" style:family="text" style:parent-style-name="WW8Dropcap4043"/>
    <style:style style:name="WW-WW8Dropcap294612" style:family="text" style:parent-style-name="WW8Dropcap4043"/>
    <style:style style:name="WW-WW8Dropcap294712" style:family="text" style:parent-style-name="WW8Dropcap4043"/>
    <style:style style:name="WW-WW8Dropcap294812" style:family="text" style:parent-style-name="WW8Dropcap4043"/>
    <style:style style:name="WW-WW8Dropcap294912" style:family="text" style:parent-style-name="WW8Dropcap4043"/>
    <style:style style:name="WW-WW8Dropcap295012" style:family="text" style:parent-style-name="WW8Dropcap4043"/>
    <style:style style:name="WW-WW8Dropcap295112" style:family="text" style:parent-style-name="WW8Dropcap4043"/>
    <style:style style:name="WW-WW8Dropcap295212" style:family="text" style:parent-style-name="WW8Dropcap4043"/>
    <style:style style:name="WW-WW8Dropcap295312" style:family="text" style:parent-style-name="WW8Dropcap4043"/>
    <style:style style:name="WW-WW8Dropcap295412" style:family="text" style:parent-style-name="WW8Dropcap4043"/>
    <style:style style:name="WW-WW8Dropcap295512" style:family="text" style:parent-style-name="WW8Dropcap4043"/>
    <style:style style:name="WW-WW8Dropcap295612" style:family="text" style:parent-style-name="WW8Dropcap4043"/>
    <style:style style:name="WW-WW8Dropcap295712" style:family="text" style:parent-style-name="WW8Dropcap4043"/>
    <style:style style:name="WW-WW8Dropcap295812" style:family="text" style:parent-style-name="WW8Dropcap4043"/>
    <style:style style:name="WW-WW8Dropcap295912" style:family="text" style:parent-style-name="WW8Dropcap4043"/>
    <style:style style:name="WW-WW8Dropcap296012" style:family="text" style:parent-style-name="WW8Dropcap4043"/>
    <style:style style:name="WW-WW8Dropcap296112" style:family="text" style:parent-style-name="WW8Dropcap4043"/>
    <style:style style:name="WW-WW8Dropcap296212" style:family="text" style:parent-style-name="WW8Dropcap4043"/>
    <style:style style:name="WW-WW8Dropcap296312" style:family="text" style:parent-style-name="WW8Dropcap4043"/>
    <style:style style:name="WW-WW8Dropcap296412" style:family="text" style:parent-style-name="WW8Dropcap4043"/>
    <style:style style:name="WW-WW8Dropcap296512" style:family="text" style:parent-style-name="WW8Dropcap4043"/>
    <style:style style:name="WW-WW8Dropcap296612" style:family="text" style:parent-style-name="WW8Dropcap4043"/>
    <style:style style:name="WW-WW8Dropcap296712" style:family="text" style:parent-style-name="WW8Dropcap4043"/>
    <style:style style:name="WW-WW8Dropcap296812" style:family="text" style:parent-style-name="WW8Dropcap4043"/>
    <style:style style:name="WW-WW8Dropcap296912" style:family="text" style:parent-style-name="WW8Dropcap4043"/>
    <style:style style:name="WW-WW8Dropcap297012" style:family="text" style:parent-style-name="WW8Dropcap4043"/>
    <style:style style:name="WW-WW8Dropcap297112" style:family="text" style:parent-style-name="WW8Dropcap4043"/>
    <style:style style:name="WW-WW8Dropcap297212" style:family="text" style:parent-style-name="WW8Dropcap4043"/>
    <style:style style:name="WW-WW8Dropcap297312" style:family="text" style:parent-style-name="WW8Dropcap4043"/>
    <style:style style:name="WW-WW8Dropcap297412" style:family="text" style:parent-style-name="WW8Dropcap4043"/>
    <style:style style:name="WW-WW8Dropcap297512" style:family="text" style:parent-style-name="WW8Dropcap4043"/>
    <style:style style:name="WW-WW8Dropcap297612" style:family="text" style:parent-style-name="WW8Dropcap4043"/>
    <style:style style:name="WW-WW8Dropcap297712" style:family="text" style:parent-style-name="WW8Dropcap4043"/>
    <style:style style:name="WW-WW8Dropcap297812" style:family="text" style:parent-style-name="WW8Dropcap4043"/>
    <style:style style:name="WW-WW8Dropcap297912" style:family="text" style:parent-style-name="WW8Dropcap4043"/>
    <style:style style:name="WW-WW8Dropcap298012" style:family="text" style:parent-style-name="WW8Dropcap4043"/>
    <style:style style:name="WW-WW8Dropcap298112" style:family="text" style:parent-style-name="WW8Dropcap4043"/>
    <style:style style:name="WW-WW8Dropcap298212" style:family="text" style:parent-style-name="WW8Dropcap4043"/>
    <style:style style:name="WW-WW8Dropcap298312" style:family="text" style:parent-style-name="WW8Dropcap4043"/>
    <style:style style:name="WW-WW8Dropcap298412" style:family="text" style:parent-style-name="WW8Dropcap4043"/>
    <style:style style:name="WW-WW8Dropcap298512" style:family="text" style:parent-style-name="WW8Dropcap4043"/>
    <style:style style:name="WW-WW8Dropcap298612" style:family="text" style:parent-style-name="WW8Dropcap4043"/>
    <style:style style:name="WW-WW8Dropcap298712" style:family="text" style:parent-style-name="WW8Dropcap4043"/>
    <style:style style:name="WW-WW8Dropcap298812" style:family="text" style:parent-style-name="WW8Dropcap4043"/>
    <style:style style:name="WW-WW8Dropcap298912" style:family="text" style:parent-style-name="WW8Dropcap4043"/>
    <style:style style:name="WW-WW8Dropcap299012" style:family="text" style:parent-style-name="WW8Dropcap4043"/>
    <style:style style:name="WW-WW8Dropcap299112" style:family="text" style:parent-style-name="WW8Dropcap4043"/>
    <style:style style:name="WW-WW8Dropcap299212" style:family="text" style:parent-style-name="WW8Dropcap4043"/>
    <style:style style:name="WW-WW8Dropcap299312" style:family="text" style:parent-style-name="WW8Dropcap4043"/>
    <style:style style:name="WW-WW8Dropcap299412" style:family="text" style:parent-style-name="WW8Dropcap4043"/>
    <style:style style:name="WW-WW8Dropcap299512" style:family="text" style:parent-style-name="WW8Dropcap4043"/>
    <style:style style:name="WW-WW8Dropcap299612" style:family="text" style:parent-style-name="WW8Dropcap4043"/>
    <style:style style:name="WW-WW8Dropcap299712" style:family="text" style:parent-style-name="WW8Dropcap4043"/>
    <style:style style:name="WW-WW8Dropcap299812" style:family="text" style:parent-style-name="WW8Dropcap4043"/>
    <style:style style:name="WW-WW8Dropcap299912" style:family="text" style:parent-style-name="WW8Dropcap4043"/>
    <style:style style:name="WW-WW8Dropcap300012" style:family="text" style:parent-style-name="WW8Dropcap4043"/>
    <style:style style:name="WW-WW8Dropcap300112" style:family="text" style:parent-style-name="WW8Dropcap4043"/>
    <style:style style:name="WW-WW8Dropcap300212" style:family="text" style:parent-style-name="WW8Dropcap4043"/>
    <style:style style:name="WW-WW8Dropcap300312" style:family="text" style:parent-style-name="WW8Dropcap4043"/>
    <style:style style:name="WW-WW8Dropcap300412" style:family="text" style:parent-style-name="WW8Dropcap4043"/>
    <style:style style:name="WW-WW8Dropcap300512" style:family="text" style:parent-style-name="WW8Dropcap4043"/>
    <style:style style:name="WW-WW8Dropcap300612" style:family="text" style:parent-style-name="WW8Dropcap4043"/>
    <style:style style:name="WW-WW8Dropcap300712" style:family="text" style:parent-style-name="WW8Dropcap4043"/>
    <style:style style:name="WW-WW8Dropcap300812" style:family="text" style:parent-style-name="WW8Dropcap4043"/>
    <style:style style:name="WW-WW8Dropcap300912" style:family="text" style:parent-style-name="WW8Dropcap4043"/>
    <style:style style:name="WW-WW8Dropcap301012" style:family="text" style:parent-style-name="WW8Dropcap4043"/>
    <style:style style:name="WW-WW8Dropcap301112" style:family="text" style:parent-style-name="WW8Dropcap4043"/>
    <style:style style:name="WW-WW8Dropcap301212" style:family="text" style:parent-style-name="WW8Dropcap4043"/>
    <style:style style:name="WW-WW8Dropcap301312" style:family="text" style:parent-style-name="WW8Dropcap4043"/>
    <style:style style:name="WW-WW8Dropcap301412" style:family="text" style:parent-style-name="WW8Dropcap4043"/>
    <style:style style:name="WW-WW8Dropcap301512" style:family="text" style:parent-style-name="WW8Dropcap4043"/>
    <style:style style:name="WW-WW8Dropcap301612" style:family="text" style:parent-style-name="WW8Dropcap4043"/>
    <style:style style:name="WW-WW8Dropcap301712" style:family="text" style:parent-style-name="WW8Dropcap4043"/>
    <style:style style:name="WW-WW8Dropcap301812" style:family="text" style:parent-style-name="WW8Dropcap4043"/>
    <style:style style:name="WW-WW8Dropcap301912" style:family="text" style:parent-style-name="WW8Dropcap4043"/>
    <style:style style:name="WW-WW8Dropcap302012" style:family="text" style:parent-style-name="WW8Dropcap4043"/>
    <style:style style:name="WW-WW8Dropcap302112" style:family="text" style:parent-style-name="WW8Dropcap4043"/>
    <style:style style:name="WW-WW8Dropcap302212" style:family="text" style:parent-style-name="WW8Dropcap4043"/>
    <style:style style:name="WW-WW8Dropcap302312" style:family="text" style:parent-style-name="WW8Dropcap4043"/>
    <style:style style:name="WW-WW8Dropcap302412" style:family="text" style:parent-style-name="WW8Dropcap4043"/>
    <style:style style:name="WW-WW8Dropcap302512" style:family="text" style:parent-style-name="WW8Dropcap4043"/>
    <style:style style:name="WW-WW8Dropcap302612" style:family="text" style:parent-style-name="WW8Dropcap4043"/>
    <style:style style:name="WW-WW8Dropcap302712" style:family="text" style:parent-style-name="WW8Dropcap4043"/>
    <style:style style:name="WW-WW8Dropcap302812" style:family="text" style:parent-style-name="WW8Dropcap4043"/>
    <style:style style:name="WW-WW8Dropcap302912" style:family="text" style:parent-style-name="WW8Dropcap4043"/>
    <style:style style:name="WW-WW8Dropcap303012" style:family="text" style:parent-style-name="WW8Dropcap4043"/>
    <style:style style:name="WW-WW8Dropcap303112" style:family="text" style:parent-style-name="WW8Dropcap4043"/>
    <style:style style:name="WW-WW8Dropcap303212" style:family="text" style:parent-style-name="WW8Dropcap4043"/>
    <style:style style:name="WW-WW8Dropcap303312" style:family="text" style:parent-style-name="WW8Dropcap4043"/>
    <style:style style:name="WW-WW8Dropcap303412" style:family="text" style:parent-style-name="WW8Dropcap4043"/>
    <style:style style:name="WW-WW8Dropcap303512" style:family="text" style:parent-style-name="WW8Dropcap4043"/>
    <style:style style:name="WW-WW8Dropcap303612" style:family="text" style:parent-style-name="WW8Dropcap4043"/>
    <style:style style:name="WW-WW8Dropcap303712" style:family="text" style:parent-style-name="WW8Dropcap4043"/>
    <style:style style:name="WW-WW8Dropcap303812" style:family="text" style:parent-style-name="WW8Dropcap4043"/>
    <style:style style:name="WW-WW8Dropcap303912" style:family="text" style:parent-style-name="WW8Dropcap4043"/>
    <style:style style:name="WW-WW8Dropcap304012" style:family="text" style:parent-style-name="WW8Dropcap4043"/>
    <style:style style:name="WW-WW8Dropcap304112" style:family="text" style:parent-style-name="WW8Dropcap4043"/>
    <style:style style:name="WW-WW8Dropcap304212" style:family="text" style:parent-style-name="WW8Dropcap4043"/>
    <style:style style:name="WW-WW8Dropcap304312" style:family="text" style:parent-style-name="WW8Dropcap4043"/>
    <style:style style:name="WW-WW8Dropcap304412" style:family="text" style:parent-style-name="WW8Dropcap4043"/>
    <style:style style:name="WW-WW8Dropcap304512" style:family="text" style:parent-style-name="WW8Dropcap4043"/>
    <style:style style:name="WW-WW8Dropcap304612" style:family="text" style:parent-style-name="WW8Dropcap4043"/>
    <style:style style:name="WW-WW8Dropcap304712" style:family="text" style:parent-style-name="WW8Dropcap4043"/>
    <style:style style:name="WW-WW8Dropcap304812" style:family="text" style:parent-style-name="WW8Dropcap4043"/>
    <style:style style:name="WW-WW8Dropcap304912" style:family="text" style:parent-style-name="WW8Dropcap4043"/>
    <style:style style:name="WW-WW8Dropcap305012" style:family="text" style:parent-style-name="WW8Dropcap4043"/>
    <style:style style:name="WW-WW8Dropcap305112" style:family="text" style:parent-style-name="WW8Dropcap4043"/>
    <style:style style:name="WW-WW8Dropcap305212" style:family="text" style:parent-style-name="WW8Dropcap4043"/>
    <style:style style:name="WW-WW8Dropcap305312" style:family="text" style:parent-style-name="WW8Dropcap4043"/>
    <style:style style:name="WW-WW8Dropcap305412" style:family="text" style:parent-style-name="WW8Dropcap4043"/>
    <style:style style:name="WW-WW8Dropcap305512" style:family="text" style:parent-style-name="WW8Dropcap4043"/>
    <style:style style:name="WW-WW8Dropcap305612" style:family="text" style:parent-style-name="WW8Dropcap4043"/>
    <style:style style:name="WW-WW8Dropcap305712" style:family="text" style:parent-style-name="WW8Dropcap4043"/>
    <style:style style:name="WW-WW8Dropcap305812" style:family="text" style:parent-style-name="WW8Dropcap4043"/>
    <style:style style:name="WW-WW8Dropcap305912" style:family="text" style:parent-style-name="WW8Dropcap4043"/>
    <style:style style:name="WW-WW8Dropcap306012" style:family="text" style:parent-style-name="WW8Dropcap4043"/>
    <style:style style:name="WW-WW8Dropcap306112" style:family="text" style:parent-style-name="WW8Dropcap4043"/>
    <style:style style:name="WW-WW8Dropcap306212" style:family="text" style:parent-style-name="WW8Dropcap4043"/>
    <style:style style:name="WW-WW8Dropcap306312" style:family="text" style:parent-style-name="WW8Dropcap4043"/>
    <style:style style:name="WW-WW8Dropcap306412" style:family="text" style:parent-style-name="WW8Dropcap4043"/>
    <style:style style:name="WW-WW8Dropcap306512" style:family="text" style:parent-style-name="WW8Dropcap4043"/>
    <style:style style:name="WW-WW8Dropcap306612" style:family="text" style:parent-style-name="WW8Dropcap4043"/>
    <style:style style:name="WW-WW8Dropcap306712" style:family="text" style:parent-style-name="WW8Dropcap4043"/>
    <style:style style:name="WW-WW8Dropcap306812" style:family="text" style:parent-style-name="WW8Dropcap4043"/>
    <style:style style:name="WW-WW8Dropcap306912" style:family="text" style:parent-style-name="WW8Dropcap4043"/>
    <style:style style:name="WW-WW8Dropcap307012" style:family="text" style:parent-style-name="WW8Dropcap4043"/>
    <style:style style:name="WW-WW8Dropcap307112" style:family="text" style:parent-style-name="WW8Dropcap4043"/>
    <style:style style:name="WW-WW8Dropcap307212" style:family="text" style:parent-style-name="WW8Dropcap4043"/>
    <style:style style:name="WW-WW8Dropcap307312" style:family="text" style:parent-style-name="WW8Dropcap4043"/>
    <style:style style:name="WW-WW8Dropcap307412" style:family="text" style:parent-style-name="WW8Dropcap4043"/>
    <style:style style:name="WW-WW8Dropcap307512" style:family="text" style:parent-style-name="WW8Dropcap4043"/>
    <style:style style:name="WW-WW8Dropcap307612" style:family="text" style:parent-style-name="WW8Dropcap4043"/>
    <style:style style:name="WW-WW8Dropcap307712" style:family="text" style:parent-style-name="WW8Dropcap4043"/>
    <style:style style:name="WW-WW8Dropcap307812" style:family="text" style:parent-style-name="WW8Dropcap4043"/>
    <style:style style:name="WW-WW8Dropcap307912" style:family="text" style:parent-style-name="WW8Dropcap4043"/>
    <style:style style:name="WW-WW8Dropcap308012" style:family="text" style:parent-style-name="WW8Dropcap4043"/>
    <style:style style:name="WW-WW8Dropcap308112" style:family="text" style:parent-style-name="WW8Dropcap4043"/>
    <style:style style:name="WW-WW8Dropcap308212" style:family="text" style:parent-style-name="WW8Dropcap4043"/>
    <style:style style:name="WW-WW8Dropcap308312" style:family="text" style:parent-style-name="WW8Dropcap4043"/>
    <style:style style:name="WW-WW8Dropcap308412" style:family="text" style:parent-style-name="WW8Dropcap4043"/>
    <style:style style:name="WW-WW8Dropcap308512" style:family="text" style:parent-style-name="WW8Dropcap4043"/>
    <style:style style:name="WW-WW8Dropcap308612" style:family="text" style:parent-style-name="WW8Dropcap4043"/>
    <style:style style:name="WW-WW8Dropcap308712" style:family="text" style:parent-style-name="WW8Dropcap4043"/>
    <style:style style:name="WW-WW8Dropcap308812" style:family="text" style:parent-style-name="WW8Dropcap4043"/>
    <style:style style:name="WW-WW8Dropcap308912" style:family="text" style:parent-style-name="WW8Dropcap4043"/>
    <style:style style:name="WW-WW8Dropcap309012" style:family="text" style:parent-style-name="WW8Dropcap4043"/>
    <style:style style:name="WW-WW8Dropcap309112" style:family="text" style:parent-style-name="WW8Dropcap4043"/>
    <style:style style:name="WW-WW8Dropcap309212" style:family="text" style:parent-style-name="WW8Dropcap4043"/>
    <style:style style:name="WW-WW8Dropcap309312" style:family="text" style:parent-style-name="WW8Dropcap4043"/>
    <style:style style:name="WW-WW8Dropcap309412" style:family="text" style:parent-style-name="WW8Dropcap4043"/>
    <style:style style:name="WW-WW8Dropcap309512" style:family="text" style:parent-style-name="WW8Dropcap4043"/>
    <style:style style:name="WW-WW8Dropcap309612" style:family="text" style:parent-style-name="WW8Dropcap4043"/>
    <style:style style:name="WW-WW8Dropcap309712" style:family="text" style:parent-style-name="WW8Dropcap4043"/>
    <style:style style:name="WW-WW8Dropcap309812" style:family="text" style:parent-style-name="WW8Dropcap4043"/>
    <style:style style:name="WW-WW8Dropcap309912" style:family="text" style:parent-style-name="WW8Dropcap4043"/>
    <style:style style:name="WW-WW8Dropcap310012" style:family="text" style:parent-style-name="WW8Dropcap4043"/>
    <style:style style:name="WW-WW8Dropcap310112" style:family="text" style:parent-style-name="WW8Dropcap4043"/>
    <style:style style:name="WW-WW8Dropcap310212" style:family="text" style:parent-style-name="WW8Dropcap4043"/>
    <style:style style:name="WW-WW8Dropcap310312" style:family="text" style:parent-style-name="WW8Dropcap4043"/>
    <style:style style:name="WW-WW8Dropcap310412" style:family="text" style:parent-style-name="WW8Dropcap4043"/>
    <style:style style:name="WW-WW8Dropcap310512" style:family="text" style:parent-style-name="WW8Dropcap4043"/>
    <style:style style:name="WW-WW8Dropcap310612" style:family="text" style:parent-style-name="WW8Dropcap4043"/>
    <style:style style:name="WW-WW8Dropcap310712" style:family="text" style:parent-style-name="WW8Dropcap4043"/>
    <style:style style:name="WW-WW8Dropcap310812" style:family="text" style:parent-style-name="WW8Dropcap4043"/>
    <style:style style:name="WW-WW8Dropcap310912" style:family="text" style:parent-style-name="WW8Dropcap4043"/>
    <style:style style:name="WW-WW8Dropcap311012" style:family="text" style:parent-style-name="WW8Dropcap4043"/>
    <style:style style:name="WW-WW8Dropcap311112" style:family="text" style:parent-style-name="WW8Dropcap4043"/>
    <style:style style:name="WW-WW8Dropcap311212" style:family="text" style:parent-style-name="WW8Dropcap4043"/>
    <style:style style:name="WW-WW8Dropcap311312" style:family="text" style:parent-style-name="WW8Dropcap4043"/>
    <style:style style:name="WW-WW8Dropcap311412" style:family="text" style:parent-style-name="WW8Dropcap4043"/>
    <style:style style:name="WW-WW8Dropcap311512" style:family="text" style:parent-style-name="WW8Dropcap4043"/>
    <style:style style:name="WW-WW8Dropcap311612" style:family="text" style:parent-style-name="WW8Dropcap4043"/>
    <style:style style:name="WW-WW8Dropcap311712" style:family="text" style:parent-style-name="WW8Dropcap4043"/>
    <style:style style:name="WW-WW8Dropcap311812" style:family="text" style:parent-style-name="WW8Dropcap4043"/>
    <style:style style:name="WW-WW8Dropcap311912" style:family="text" style:parent-style-name="WW8Dropcap4043"/>
    <style:style style:name="WW-WW8Dropcap312012" style:family="text" style:parent-style-name="WW8Dropcap4043"/>
    <style:style style:name="WW-WW8Dropcap312112" style:family="text" style:parent-style-name="WW8Dropcap4043"/>
    <style:style style:name="WW-WW8Dropcap312212" style:family="text" style:parent-style-name="WW8Dropcap4043"/>
    <style:style style:name="WW-WW8Dropcap312312" style:family="text" style:parent-style-name="WW8Dropcap4043"/>
    <style:style style:name="WW-WW8Dropcap312412" style:family="text" style:parent-style-name="WW8Dropcap4043"/>
    <style:style style:name="WW-WW8Dropcap312512" style:family="text" style:parent-style-name="WW8Dropcap4043"/>
    <style:style style:name="WW-WW8Dropcap312612" style:family="text" style:parent-style-name="WW8Dropcap4043"/>
    <style:style style:name="WW-WW8Dropcap312712" style:family="text" style:parent-style-name="WW8Dropcap4043"/>
    <style:style style:name="WW-WW8Dropcap312812" style:family="text" style:parent-style-name="WW8Dropcap4043"/>
    <style:style style:name="WW-WW8Dropcap312912" style:family="text" style:parent-style-name="WW8Dropcap4043"/>
    <style:style style:name="WW-WW8Dropcap313012" style:family="text" style:parent-style-name="WW8Dropcap4043"/>
    <style:style style:name="WW-WW8Dropcap313112" style:family="text" style:parent-style-name="WW8Dropcap4043"/>
    <style:style style:name="WW-WW8Dropcap313212" style:family="text" style:parent-style-name="WW8Dropcap4043"/>
    <style:style style:name="WW-WW8Dropcap313312" style:family="text" style:parent-style-name="WW8Dropcap4043"/>
    <style:style style:name="WW-WW8Dropcap313412" style:family="text" style:parent-style-name="WW8Dropcap4043"/>
    <style:style style:name="WW-WW8Dropcap313512" style:family="text" style:parent-style-name="WW8Dropcap4043"/>
    <style:style style:name="WW-WW8Dropcap313612" style:family="text" style:parent-style-name="WW8Dropcap4043"/>
    <style:style style:name="WW-WW8Dropcap313712" style:family="text" style:parent-style-name="WW8Dropcap4043"/>
    <style:style style:name="WW-WW8Dropcap313812" style:family="text" style:parent-style-name="WW8Dropcap4043"/>
    <style:style style:name="WW-WW8Dropcap313912" style:family="text" style:parent-style-name="WW8Dropcap4043"/>
    <style:style style:name="WW-WW8Dropcap314012" style:family="text" style:parent-style-name="WW8Dropcap4043"/>
    <style:style style:name="WW-WW8Dropcap314112" style:family="text" style:parent-style-name="WW8Dropcap4043"/>
    <style:style style:name="WW-WW8Dropcap314212" style:family="text" style:parent-style-name="WW8Dropcap4043"/>
    <style:style style:name="WW-WW8Dropcap314312" style:family="text" style:parent-style-name="WW8Dropcap4043"/>
    <style:style style:name="WW-WW8Dropcap314412" style:family="text" style:parent-style-name="WW8Dropcap4043"/>
    <style:style style:name="WW-WW8Dropcap314512" style:family="text" style:parent-style-name="WW8Dropcap4043"/>
    <style:style style:name="WW-WW8Dropcap314612" style:family="text" style:parent-style-name="WW8Dropcap4043"/>
    <style:style style:name="WW-WW8Dropcap314712" style:family="text" style:parent-style-name="WW8Dropcap4043"/>
    <style:style style:name="WW-WW8Dropcap314812" style:family="text" style:parent-style-name="WW8Dropcap4043"/>
    <style:style style:name="WW-WW8Dropcap314912" style:family="text" style:parent-style-name="WW8Dropcap4043"/>
    <style:style style:name="WW-WW8Dropcap315012" style:family="text" style:parent-style-name="WW8Dropcap4043"/>
    <style:style style:name="WW-WW8Dropcap315112" style:family="text" style:parent-style-name="WW8Dropcap4043"/>
    <style:style style:name="WW-WW8Dropcap315212" style:family="text" style:parent-style-name="WW8Dropcap4043"/>
    <style:style style:name="WW-WW8Dropcap315312" style:family="text" style:parent-style-name="WW8Dropcap4043"/>
    <style:style style:name="WW-WW8Dropcap315412" style:family="text" style:parent-style-name="WW8Dropcap4043"/>
    <style:style style:name="WW-WW8Dropcap315512" style:family="text" style:parent-style-name="WW8Dropcap4043"/>
    <style:style style:name="WW-WW8Dropcap315612" style:family="text" style:parent-style-name="WW8Dropcap4043"/>
    <style:style style:name="WW-WW8Dropcap315712" style:family="text" style:parent-style-name="WW8Dropcap4043"/>
    <style:style style:name="WW-WW8Dropcap315812" style:family="text" style:parent-style-name="WW8Dropcap4043"/>
    <style:style style:name="WW-WW8Dropcap315912" style:family="text" style:parent-style-name="WW8Dropcap4043"/>
    <style:style style:name="WW-WW8Dropcap316012" style:family="text" style:parent-style-name="WW8Dropcap4043"/>
    <style:style style:name="WW-WW8Dropcap316112" style:family="text" style:parent-style-name="WW8Dropcap4043"/>
    <style:style style:name="WW-WW8Dropcap316212" style:family="text" style:parent-style-name="WW8Dropcap4043"/>
    <style:style style:name="WW-WW8Dropcap316312" style:family="text" style:parent-style-name="WW8Dropcap4043"/>
    <style:style style:name="WW-WW8Dropcap316412" style:family="text" style:parent-style-name="WW8Dropcap4043"/>
    <style:style style:name="WW-WW8Dropcap316512" style:family="text" style:parent-style-name="WW8Dropcap4043"/>
    <style:style style:name="WW-WW8Dropcap316612" style:family="text" style:parent-style-name="WW8Dropcap4043"/>
    <style:style style:name="WW-WW8Dropcap316712" style:family="text" style:parent-style-name="WW8Dropcap4043"/>
    <style:style style:name="WW-WW8Dropcap316812" style:family="text" style:parent-style-name="WW8Dropcap4043"/>
    <style:style style:name="WW-WW8Dropcap316912" style:family="text" style:parent-style-name="WW8Dropcap4043"/>
    <style:style style:name="WW-WW8Dropcap317012" style:family="text" style:parent-style-name="WW8Dropcap4043"/>
    <style:style style:name="WW-WW8Dropcap317112" style:family="text" style:parent-style-name="WW8Dropcap4043"/>
    <style:style style:name="WW-WW8Dropcap317212" style:family="text" style:parent-style-name="WW8Dropcap4043"/>
    <style:style style:name="WW-WW8Dropcap317312" style:family="text" style:parent-style-name="WW8Dropcap4043"/>
    <style:style style:name="WW-WW8Dropcap317412" style:family="text" style:parent-style-name="WW8Dropcap4043"/>
    <style:style style:name="WW-WW8Dropcap317512" style:family="text" style:parent-style-name="WW8Dropcap4043"/>
    <style:style style:name="WW-WW8Dropcap317612" style:family="text" style:parent-style-name="WW8Dropcap4043"/>
    <style:style style:name="WW-WW8Dropcap317712" style:family="text" style:parent-style-name="WW8Dropcap4043"/>
    <style:style style:name="WW-WW8Dropcap317812" style:family="text" style:parent-style-name="WW8Dropcap4043"/>
    <style:style style:name="WW-WW8Dropcap317912" style:family="text" style:parent-style-name="WW8Dropcap4043"/>
    <style:style style:name="WW-WW8Dropcap318012" style:family="text" style:parent-style-name="WW8Dropcap4043"/>
    <style:style style:name="WW-WW8Dropcap318112" style:family="text" style:parent-style-name="WW8Dropcap4043"/>
    <style:style style:name="WW-WW8Dropcap318212" style:family="text" style:parent-style-name="WW8Dropcap4043"/>
    <style:style style:name="WW-WW8Dropcap318312" style:family="text" style:parent-style-name="WW8Dropcap4043"/>
    <style:style style:name="WW-WW8Dropcap318412" style:family="text" style:parent-style-name="WW8Dropcap4043"/>
    <style:style style:name="WW-WW8Dropcap318512" style:family="text" style:parent-style-name="WW8Dropcap4043"/>
    <style:style style:name="WW-WW8Dropcap318612" style:family="text" style:parent-style-name="WW8Dropcap4043"/>
    <style:style style:name="WW-WW8Dropcap318712" style:family="text" style:parent-style-name="WW8Dropcap4043"/>
    <style:style style:name="WW-WW8Dropcap318812" style:family="text" style:parent-style-name="WW8Dropcap4043"/>
    <style:style style:name="WW-WW8Dropcap318912" style:family="text" style:parent-style-name="WW8Dropcap4043"/>
    <style:style style:name="WW-WW8Dropcap319012" style:family="text" style:parent-style-name="WW8Dropcap4043"/>
    <style:style style:name="WW-WW8Dropcap319112" style:family="text" style:parent-style-name="WW8Dropcap4043"/>
    <style:style style:name="WW-WW8Dropcap319212" style:family="text" style:parent-style-name="WW8Dropcap4043"/>
    <style:style style:name="WW-WW8Dropcap319312" style:family="text" style:parent-style-name="WW8Dropcap4043"/>
    <style:style style:name="WW-WW8Dropcap319412" style:family="text" style:parent-style-name="WW8Dropcap4043"/>
    <style:style style:name="WW-WW8Dropcap319512" style:family="text" style:parent-style-name="WW8Dropcap4043"/>
    <style:style style:name="WW-WW8Dropcap319612" style:family="text" style:parent-style-name="WW8Dropcap4043"/>
    <style:style style:name="WW-WW8Dropcap319712" style:family="text" style:parent-style-name="WW8Dropcap4043"/>
    <style:style style:name="WW-WW8Dropcap319812" style:family="text" style:parent-style-name="WW8Dropcap4043"/>
    <style:style style:name="WW-WW8Dropcap319912" style:family="text" style:parent-style-name="WW8Dropcap4043"/>
    <style:style style:name="WW-WW8Dropcap320012" style:family="text" style:parent-style-name="WW8Dropcap4043"/>
    <style:style style:name="WW-WW8Dropcap320112" style:family="text" style:parent-style-name="WW8Dropcap4043"/>
    <style:style style:name="WW-WW8Dropcap320212" style:family="text" style:parent-style-name="WW8Dropcap4043"/>
    <style:style style:name="WW-WW8Dropcap320312" style:family="text" style:parent-style-name="WW8Dropcap4043"/>
    <style:style style:name="WW-WW8Dropcap320412" style:family="text" style:parent-style-name="WW8Dropcap4043"/>
    <style:style style:name="WW-WW8Dropcap320512" style:family="text" style:parent-style-name="WW8Dropcap4043"/>
    <style:style style:name="WW-WW8Dropcap320612" style:family="text" style:parent-style-name="WW8Dropcap4043"/>
    <style:style style:name="WW-WW8Dropcap320712" style:family="text" style:parent-style-name="WW8Dropcap4043"/>
    <style:style style:name="WW-WW8Dropcap320812" style:family="text" style:parent-style-name="WW8Dropcap4043"/>
    <style:style style:name="WW-WW8Dropcap320912" style:family="text" style:parent-style-name="WW8Dropcap4043"/>
    <style:style style:name="WW-WW8Dropcap321012" style:family="text" style:parent-style-name="WW8Dropcap4043"/>
    <style:style style:name="WW-WW8Dropcap321112" style:family="text" style:parent-style-name="WW8Dropcap4043"/>
    <style:style style:name="WW-WW8Dropcap321212" style:family="text" style:parent-style-name="WW8Dropcap4043"/>
    <style:style style:name="WW-WW8Dropcap321312" style:family="text" style:parent-style-name="WW8Dropcap4043"/>
    <style:style style:name="WW-WW8Dropcap321412" style:family="text" style:parent-style-name="WW8Dropcap4043"/>
    <style:style style:name="WW-WW8Dropcap321512" style:family="text" style:parent-style-name="WW8Dropcap4043"/>
    <style:style style:name="WW-WW8Dropcap321612" style:family="text" style:parent-style-name="WW8Dropcap4043"/>
    <style:style style:name="WW-WW8Dropcap321712" style:family="text" style:parent-style-name="WW8Dropcap4043"/>
    <style:style style:name="WW-WW8Dropcap321812" style:family="text" style:parent-style-name="WW8Dropcap4043"/>
    <style:style style:name="WW-WW8Dropcap321912" style:family="text" style:parent-style-name="WW8Dropcap4043"/>
    <style:style style:name="WW-WW8Dropcap322012" style:family="text" style:parent-style-name="WW8Dropcap4043"/>
    <style:style style:name="WW-WW8Dropcap322112" style:family="text" style:parent-style-name="WW8Dropcap4043"/>
    <style:style style:name="WW-WW8Dropcap322212" style:family="text" style:parent-style-name="WW8Dropcap4043"/>
    <style:style style:name="WW-WW8Dropcap322312" style:family="text" style:parent-style-name="WW8Dropcap4043"/>
    <style:style style:name="WW-WW8Dropcap322412" style:family="text" style:parent-style-name="WW8Dropcap4043"/>
    <style:style style:name="WW-WW8Dropcap322512" style:family="text" style:parent-style-name="WW8Dropcap4043"/>
    <style:style style:name="WW-WW8Dropcap322612" style:family="text" style:parent-style-name="WW8Dropcap4043"/>
    <style:style style:name="WW-WW8Dropcap322712" style:family="text" style:parent-style-name="WW8Dropcap4043"/>
    <style:style style:name="WW-WW8Dropcap322812" style:family="text" style:parent-style-name="WW8Dropcap4043"/>
    <style:style style:name="WW-WW8Dropcap322912" style:family="text" style:parent-style-name="WW8Dropcap4043"/>
    <style:style style:name="WW-WW8Dropcap323012" style:family="text" style:parent-style-name="WW8Dropcap4043"/>
    <style:style style:name="WW-WW8Dropcap323112" style:family="text" style:parent-style-name="WW8Dropcap4043"/>
    <style:style style:name="WW-WW8Dropcap323212" style:family="text" style:parent-style-name="WW8Dropcap4043"/>
    <style:style style:name="WW-WW8Dropcap323312" style:family="text" style:parent-style-name="WW8Dropcap4043"/>
    <style:style style:name="WW-WW8Dropcap323412" style:family="text" style:parent-style-name="WW8Dropcap4043"/>
    <style:style style:name="WW-WW8Dropcap323512" style:family="text" style:parent-style-name="WW8Dropcap4043"/>
    <style:style style:name="WW-WW8Dropcap323612" style:family="text" style:parent-style-name="WW8Dropcap4043"/>
    <style:style style:name="WW-WW8Dropcap323712" style:family="text" style:parent-style-name="WW8Dropcap4043"/>
    <style:style style:name="WW-WW8Dropcap323812" style:family="text" style:parent-style-name="WW8Dropcap4043"/>
    <style:style style:name="WW-WW8Dropcap323912" style:family="text" style:parent-style-name="WW8Dropcap4043"/>
    <style:style style:name="WW-WW8Dropcap324012" style:family="text" style:parent-style-name="WW8Dropcap4043"/>
    <style:style style:name="WW-WW8Dropcap324112" style:family="text" style:parent-style-name="WW8Dropcap4043"/>
    <style:style style:name="WW-WW8Dropcap324212" style:family="text" style:parent-style-name="WW8Dropcap4043"/>
    <style:style style:name="WW-WW8Dropcap324312" style:family="text" style:parent-style-name="WW8Dropcap4043"/>
    <style:style style:name="WW-WW8Dropcap324412" style:family="text" style:parent-style-name="WW8Dropcap4043"/>
    <style:style style:name="WW-WW8Dropcap324512" style:family="text" style:parent-style-name="WW8Dropcap4043"/>
    <style:style style:name="WW-WW8Dropcap324612" style:family="text" style:parent-style-name="WW8Dropcap4043"/>
    <style:style style:name="WW-WW8Dropcap324712" style:family="text" style:parent-style-name="WW8Dropcap4043"/>
    <style:style style:name="WW-WW8Dropcap324812" style:family="text" style:parent-style-name="WW8Dropcap4043"/>
    <style:style style:name="WW-WW8Dropcap324912" style:family="text" style:parent-style-name="WW8Dropcap4043"/>
    <style:style style:name="WW-WW8Dropcap325012" style:family="text" style:parent-style-name="WW8Dropcap4043"/>
    <style:style style:name="WW-WW8Dropcap325112" style:family="text" style:parent-style-name="WW8Dropcap4043"/>
    <style:style style:name="WW-WW8Dropcap325212" style:family="text" style:parent-style-name="WW8Dropcap4043"/>
    <style:style style:name="WW-WW8Dropcap325312" style:family="text" style:parent-style-name="WW8Dropcap4043"/>
    <style:style style:name="WW-WW8Dropcap325412" style:family="text" style:parent-style-name="WW8Dropcap4043"/>
    <style:style style:name="WW-WW8Dropcap325512" style:family="text" style:parent-style-name="WW8Dropcap4043"/>
    <style:style style:name="WW-WW8Dropcap325612" style:family="text" style:parent-style-name="WW8Dropcap4043"/>
    <style:style style:name="WW-WW8Dropcap325712" style:family="text" style:parent-style-name="WW8Dropcap4043"/>
    <style:style style:name="WW-WW8Dropcap325812" style:family="text" style:parent-style-name="WW8Dropcap4043"/>
    <style:style style:name="WW-WW8Dropcap325912" style:family="text" style:parent-style-name="WW8Dropcap4043"/>
    <style:style style:name="WW-WW8Dropcap326012" style:family="text" style:parent-style-name="WW8Dropcap4043"/>
    <style:style style:name="WW-WW8Dropcap326112" style:family="text" style:parent-style-name="WW8Dropcap4043"/>
    <style:style style:name="WW-WW8Dropcap326212" style:family="text" style:parent-style-name="WW8Dropcap4043"/>
    <style:style style:name="WW-WW8Dropcap326312" style:family="text" style:parent-style-name="WW8Dropcap4043"/>
    <style:style style:name="WW-WW8Dropcap326412" style:family="text" style:parent-style-name="WW8Dropcap4043"/>
    <style:style style:name="WW-WW8Dropcap326512" style:family="text" style:parent-style-name="WW8Dropcap4043"/>
    <style:style style:name="WW-WW8Dropcap326612" style:family="text" style:parent-style-name="WW8Dropcap4043"/>
    <style:style style:name="WW-WW8Dropcap326712" style:family="text" style:parent-style-name="WW8Dropcap4043"/>
    <style:style style:name="WW-WW8Dropcap326812" style:family="text" style:parent-style-name="WW8Dropcap4043"/>
    <style:style style:name="WW-WW8Dropcap326912" style:family="text" style:parent-style-name="WW8Dropcap4043"/>
    <style:style style:name="WW-WW8Dropcap327012" style:family="text" style:parent-style-name="WW8Dropcap4043"/>
    <style:style style:name="WW-WW8Dropcap327112" style:family="text" style:parent-style-name="WW8Dropcap4043"/>
    <style:style style:name="WW-WW8Dropcap327212" style:family="text" style:parent-style-name="WW8Dropcap4043"/>
    <style:style style:name="WW-WW8Dropcap327312" style:family="text" style:parent-style-name="WW8Dropcap4043"/>
    <style:style style:name="WW-WW8Dropcap327412" style:family="text" style:parent-style-name="WW8Dropcap4043"/>
    <style:style style:name="WW-WW8Dropcap327512" style:family="text" style:parent-style-name="WW8Dropcap4043"/>
    <style:style style:name="WW-WW8Dropcap327612" style:family="text" style:parent-style-name="WW8Dropcap4043"/>
    <style:style style:name="WW-WW8Dropcap327712" style:family="text" style:parent-style-name="WW8Dropcap4043"/>
    <style:style style:name="WW-WW8Dropcap327812" style:family="text" style:parent-style-name="WW8Dropcap4043"/>
    <style:style style:name="WW-WW8Dropcap327912" style:family="text" style:parent-style-name="WW8Dropcap4043"/>
    <style:style style:name="WW-WW8Dropcap328012" style:family="text" style:parent-style-name="WW8Dropcap4043"/>
    <style:style style:name="WW-WW8Dropcap328112" style:family="text" style:parent-style-name="WW8Dropcap4043"/>
    <style:style style:name="WW-WW8Dropcap328212" style:family="text" style:parent-style-name="WW8Dropcap4043"/>
    <style:style style:name="WW-WW8Dropcap328312" style:family="text" style:parent-style-name="WW8Dropcap4043"/>
    <style:style style:name="WW-WW8Dropcap328412" style:family="text" style:parent-style-name="WW8Dropcap4043"/>
    <style:style style:name="WW-WW8Dropcap328512" style:family="text" style:parent-style-name="WW8Dropcap4043"/>
    <style:style style:name="WW-WW8Dropcap328612" style:family="text" style:parent-style-name="WW8Dropcap4043"/>
    <style:style style:name="WW-WW8Dropcap328712" style:family="text" style:parent-style-name="WW8Dropcap4043"/>
    <style:style style:name="WW-WW8Dropcap328812" style:family="text" style:parent-style-name="WW8Dropcap4043"/>
    <style:style style:name="WW-WW8Dropcap328912" style:family="text" style:parent-style-name="WW8Dropcap4043"/>
    <style:style style:name="WW-WW8Dropcap329012" style:family="text" style:parent-style-name="WW8Dropcap4043"/>
    <style:style style:name="WW-WW8Dropcap329112" style:family="text" style:parent-style-name="WW8Dropcap4043"/>
    <style:style style:name="WW-WW8Dropcap329212" style:family="text" style:parent-style-name="WW8Dropcap4043"/>
    <style:style style:name="WW-WW8Dropcap329312" style:family="text" style:parent-style-name="WW8Dropcap4043"/>
    <style:style style:name="WW-WW8Dropcap329412" style:family="text" style:parent-style-name="WW8Dropcap4043"/>
    <style:style style:name="WW-WW8Dropcap329512" style:family="text" style:parent-style-name="WW8Dropcap4043"/>
    <style:style style:name="WW-WW8Dropcap329612" style:family="text" style:parent-style-name="WW8Dropcap4043"/>
    <style:style style:name="WW-WW8Dropcap329712" style:family="text" style:parent-style-name="WW8Dropcap4043"/>
    <style:style style:name="WW-WW8Dropcap329812" style:family="text" style:parent-style-name="WW8Dropcap4043"/>
    <style:style style:name="WW-WW8Dropcap329912" style:family="text" style:parent-style-name="WW8Dropcap4043"/>
    <style:style style:name="WW-WW8Dropcap330012" style:family="text" style:parent-style-name="WW8Dropcap4043"/>
    <style:style style:name="WW-WW8Dropcap330112" style:family="text" style:parent-style-name="WW8Dropcap4043"/>
    <style:style style:name="WW-WW8Dropcap330212" style:family="text" style:parent-style-name="WW8Dropcap4043"/>
    <style:style style:name="WW-WW8Dropcap330312" style:family="text" style:parent-style-name="WW8Dropcap4043"/>
    <style:style style:name="WW-WW8Dropcap330412" style:family="text" style:parent-style-name="WW8Dropcap4043"/>
    <style:style style:name="WW-WW8Dropcap330512" style:family="text" style:parent-style-name="WW8Dropcap4043"/>
    <style:style style:name="WW-WW8Dropcap330612" style:family="text" style:parent-style-name="WW8Dropcap4043"/>
    <style:style style:name="WW-WW8Dropcap330712" style:family="text" style:parent-style-name="WW8Dropcap4043"/>
    <style:style style:name="WW-WW8Dropcap330812" style:family="text" style:parent-style-name="WW8Dropcap4043"/>
    <style:style style:name="WW-WW8Dropcap330912" style:family="text" style:parent-style-name="WW8Dropcap4043"/>
    <style:style style:name="WW-WW8Dropcap331012" style:family="text" style:parent-style-name="WW8Dropcap4043"/>
    <style:style style:name="WW-WW8Dropcap331112" style:family="text" style:parent-style-name="WW8Dropcap4043"/>
    <style:style style:name="WW-WW8Dropcap331212" style:family="text" style:parent-style-name="WW8Dropcap4043"/>
    <style:style style:name="WW-WW8Dropcap331312" style:family="text" style:parent-style-name="WW8Dropcap4043"/>
    <style:style style:name="WW-WW8Dropcap331412" style:family="text" style:parent-style-name="WW8Dropcap4043"/>
    <style:style style:name="WW-WW8Dropcap331512" style:family="text" style:parent-style-name="WW8Dropcap4043"/>
    <style:style style:name="WW-WW8Dropcap331612" style:family="text" style:parent-style-name="WW8Dropcap4043"/>
    <style:style style:name="WW-WW8Dropcap331712" style:family="text" style:parent-style-name="WW8Dropcap4043"/>
    <style:style style:name="WW-WW8Dropcap331812" style:family="text" style:parent-style-name="WW8Dropcap4043"/>
    <style:style style:name="WW-WW8Dropcap331912" style:family="text" style:parent-style-name="WW8Dropcap4043"/>
    <style:style style:name="WW-WW8Dropcap332012" style:family="text" style:parent-style-name="WW8Dropcap4043"/>
    <style:style style:name="WW-WW8Dropcap332112" style:family="text" style:parent-style-name="WW8Dropcap4043"/>
    <style:style style:name="WW-WW8Dropcap332212" style:family="text" style:parent-style-name="WW8Dropcap4043"/>
    <style:style style:name="WW-WW8Dropcap332312" style:family="text" style:parent-style-name="WW8Dropcap4043"/>
    <style:style style:name="WW-WW8Dropcap332412" style:family="text" style:parent-style-name="WW8Dropcap4043"/>
    <style:style style:name="WW-WW8Dropcap332512" style:family="text" style:parent-style-name="WW8Dropcap4043"/>
    <style:style style:name="WW-WW8Dropcap332612" style:family="text" style:parent-style-name="WW8Dropcap4043"/>
    <style:style style:name="WW-WW8Dropcap332712" style:family="text" style:parent-style-name="WW8Dropcap4043"/>
    <style:style style:name="WW-WW8Dropcap332812" style:family="text" style:parent-style-name="WW8Dropcap4043"/>
    <style:style style:name="WW-WW8Dropcap332912" style:family="text" style:parent-style-name="WW8Dropcap4043"/>
    <style:style style:name="WW-WW8Dropcap333012" style:family="text" style:parent-style-name="WW8Dropcap4043"/>
    <style:style style:name="WW-WW8Dropcap333112" style:family="text" style:parent-style-name="WW8Dropcap4043"/>
    <style:style style:name="WW-WW8Dropcap333212" style:family="text" style:parent-style-name="WW8Dropcap4043"/>
    <style:style style:name="WW-WW8Dropcap333312" style:family="text" style:parent-style-name="WW8Dropcap4043"/>
    <style:style style:name="WW-WW8Dropcap333412" style:family="text" style:parent-style-name="WW8Dropcap4043"/>
    <style:style style:name="WW-WW8Dropcap333512" style:family="text" style:parent-style-name="WW8Dropcap4043"/>
    <style:style style:name="WW-WW8Dropcap333612" style:family="text" style:parent-style-name="WW8Dropcap4043"/>
    <style:style style:name="WW-WW8Dropcap333712" style:family="text" style:parent-style-name="WW8Dropcap4043"/>
    <style:style style:name="WW-WW8Dropcap333812" style:family="text" style:parent-style-name="WW8Dropcap4043"/>
    <style:style style:name="WW-WW8Dropcap333912" style:family="text" style:parent-style-name="WW8Dropcap4043"/>
    <style:style style:name="WW-WW8Dropcap334012" style:family="text" style:parent-style-name="WW8Dropcap4043"/>
    <style:style style:name="WW-WW8Dropcap334112" style:family="text" style:parent-style-name="WW8Dropcap4043"/>
    <style:style style:name="WW-WW8Dropcap334212" style:family="text" style:parent-style-name="WW8Dropcap4043"/>
    <style:style style:name="WW-WW8Dropcap334312" style:family="text" style:parent-style-name="WW8Dropcap4043"/>
    <style:style style:name="WW-WW8Dropcap334412" style:family="text" style:parent-style-name="WW8Dropcap4043"/>
    <style:style style:name="WW-WW8Dropcap334512" style:family="text" style:parent-style-name="WW8Dropcap4043"/>
    <style:style style:name="WW-WW8Dropcap334612" style:family="text" style:parent-style-name="WW8Dropcap4043"/>
    <style:style style:name="WW-WW8Dropcap334712" style:family="text" style:parent-style-name="WW8Dropcap4043"/>
    <style:style style:name="WW-WW8Dropcap334812" style:family="text" style:parent-style-name="WW8Dropcap4043"/>
    <style:style style:name="WW-WW8Dropcap334912" style:family="text" style:parent-style-name="WW8Dropcap4043"/>
    <style:style style:name="WW-WW8Dropcap335012" style:family="text" style:parent-style-name="WW8Dropcap4043"/>
    <style:style style:name="WW-WW8Dropcap335112" style:family="text" style:parent-style-name="WW8Dropcap4043"/>
    <style:style style:name="WW-WW8Dropcap335212" style:family="text" style:parent-style-name="WW8Dropcap4043"/>
    <style:style style:name="WW-WW8Dropcap335312" style:family="text" style:parent-style-name="WW8Dropcap4043"/>
    <style:style style:name="WW-WW8Dropcap335412" style:family="text" style:parent-style-name="WW8Dropcap4043"/>
    <style:style style:name="WW-WW8Dropcap335512" style:family="text" style:parent-style-name="WW8Dropcap4043"/>
    <style:style style:name="WW-WW8Dropcap335612" style:family="text" style:parent-style-name="WW8Dropcap4043"/>
    <style:style style:name="WW-WW8Dropcap335712" style:family="text" style:parent-style-name="WW8Dropcap4043"/>
    <style:style style:name="WW-WW8Dropcap335812" style:family="text" style:parent-style-name="WW8Dropcap4043"/>
    <style:style style:name="WW-WW8Dropcap335912" style:family="text" style:parent-style-name="WW8Dropcap4043"/>
    <style:style style:name="WW-WW8Dropcap336012" style:family="text" style:parent-style-name="WW8Dropcap4043"/>
    <style:style style:name="WW-WW8Dropcap336112" style:family="text" style:parent-style-name="WW8Dropcap4043"/>
    <style:style style:name="WW-WW8Dropcap336212" style:family="text" style:parent-style-name="WW8Dropcap4043"/>
    <style:style style:name="WW-WW8Dropcap336312" style:family="text" style:parent-style-name="WW8Dropcap4043"/>
    <style:style style:name="WW-WW8Dropcap336412" style:family="text" style:parent-style-name="WW8Dropcap4043"/>
    <style:style style:name="WW-WW8Dropcap336512" style:family="text" style:parent-style-name="WW8Dropcap4043"/>
    <style:style style:name="WW-WW8Dropcap336612" style:family="text" style:parent-style-name="WW8Dropcap4043"/>
    <style:style style:name="WW-WW8Dropcap336712" style:family="text" style:parent-style-name="WW8Dropcap4043"/>
    <style:style style:name="WW-WW8Dropcap336812" style:family="text" style:parent-style-name="WW8Dropcap4043"/>
    <style:style style:name="WW-WW8Dropcap336912" style:family="text" style:parent-style-name="WW8Dropcap4043"/>
    <style:style style:name="WW-WW8Dropcap337012" style:family="text" style:parent-style-name="WW8Dropcap4043"/>
    <style:style style:name="WW-WW8Dropcap337112" style:family="text" style:parent-style-name="WW8Dropcap4043"/>
    <style:style style:name="WW-WW8Dropcap337212" style:family="text" style:parent-style-name="WW8Dropcap4043"/>
    <style:style style:name="WW-WW8Dropcap337312" style:family="text" style:parent-style-name="WW8Dropcap4043"/>
    <style:style style:name="WW-WW8Dropcap337412" style:family="text" style:parent-style-name="WW8Dropcap4043"/>
    <style:style style:name="WW-WW8Dropcap337512" style:family="text" style:parent-style-name="WW8Dropcap4043"/>
    <style:style style:name="WW-WW8Dropcap337612" style:family="text" style:parent-style-name="WW8Dropcap4043"/>
    <style:style style:name="WW-WW8Dropcap337712" style:family="text" style:parent-style-name="WW8Dropcap4043"/>
    <style:style style:name="WW-WW8Dropcap337812" style:family="text" style:parent-style-name="WW8Dropcap4043"/>
    <style:style style:name="WW-WW8Dropcap337912" style:family="text" style:parent-style-name="WW8Dropcap4043"/>
    <style:style style:name="WW-WW8Dropcap338012" style:family="text" style:parent-style-name="WW8Dropcap4043"/>
    <style:style style:name="WW-WW8Dropcap338112" style:family="text" style:parent-style-name="WW8Dropcap4043"/>
    <style:style style:name="WW-WW8Dropcap338212" style:family="text" style:parent-style-name="WW8Dropcap4043"/>
    <style:style style:name="WW-WW8Dropcap338312" style:family="text" style:parent-style-name="WW8Dropcap4043"/>
    <style:style style:name="WW-WW8Dropcap338412" style:family="text" style:parent-style-name="WW8Dropcap4043"/>
    <style:style style:name="WW-WW8Dropcap338512" style:family="text" style:parent-style-name="WW8Dropcap4043"/>
    <style:style style:name="WW-WW8Dropcap338612" style:family="text" style:parent-style-name="WW8Dropcap4043"/>
    <style:style style:name="WW-WW8Dropcap338712" style:family="text" style:parent-style-name="WW8Dropcap4043"/>
    <style:style style:name="WW-WW8Dropcap338812" style:family="text" style:parent-style-name="WW8Dropcap4043"/>
    <style:style style:name="WW-WW8Dropcap338912" style:family="text" style:parent-style-name="WW8Dropcap4043"/>
    <style:style style:name="WW-WW8Dropcap339012" style:family="text" style:parent-style-name="WW8Dropcap4043"/>
    <style:style style:name="WW-WW8Dropcap339112" style:family="text" style:parent-style-name="WW8Dropcap4043"/>
    <style:style style:name="WW-WW8Dropcap339212" style:family="text" style:parent-style-name="WW8Dropcap4043"/>
    <style:style style:name="WW-WW8Dropcap339312" style:family="text" style:parent-style-name="WW8Dropcap4043"/>
    <style:style style:name="WW-WW8Dropcap339412" style:family="text" style:parent-style-name="WW8Dropcap4043"/>
    <style:style style:name="WW-WW8Dropcap339512" style:family="text" style:parent-style-name="WW8Dropcap4043"/>
    <style:style style:name="WW-WW8Dropcap339612" style:family="text" style:parent-style-name="WW8Dropcap4043"/>
    <style:style style:name="WW-WW8Dropcap339712" style:family="text" style:parent-style-name="WW8Dropcap4043"/>
    <style:style style:name="WW-WW8Dropcap339812" style:family="text" style:parent-style-name="WW8Dropcap4043"/>
    <style:style style:name="WW-WW8Dropcap339912" style:family="text" style:parent-style-name="WW8Dropcap4043"/>
    <style:style style:name="WW-WW8Dropcap340012" style:family="text" style:parent-style-name="WW8Dropcap4043"/>
    <style:style style:name="WW-WW8Dropcap340112" style:family="text" style:parent-style-name="WW8Dropcap4043"/>
    <style:style style:name="WW-WW8Dropcap340212" style:family="text" style:parent-style-name="WW8Dropcap4043"/>
    <style:style style:name="WW-WW8Dropcap340312" style:family="text" style:parent-style-name="WW8Dropcap4043"/>
    <style:style style:name="WW-WW8Dropcap340412" style:family="text" style:parent-style-name="WW8Dropcap4043"/>
    <style:style style:name="WW-WW8Dropcap340512" style:family="text" style:parent-style-name="WW8Dropcap4043"/>
    <style:style style:name="WW-WW8Dropcap340612" style:family="text" style:parent-style-name="WW8Dropcap4043"/>
    <style:style style:name="WW-WW8Dropcap340712" style:family="text" style:parent-style-name="WW8Dropcap4043"/>
    <style:style style:name="WW-WW8Dropcap340812" style:family="text" style:parent-style-name="WW8Dropcap4043"/>
    <style:style style:name="WW-WW8Dropcap340912" style:family="text" style:parent-style-name="WW8Dropcap4043"/>
    <style:style style:name="WW-WW8Dropcap341012" style:family="text" style:parent-style-name="WW8Dropcap4043"/>
    <style:style style:name="WW-WW8Dropcap341112" style:family="text" style:parent-style-name="WW8Dropcap4043"/>
    <style:style style:name="WW-WW8Dropcap341212" style:family="text" style:parent-style-name="WW8Dropcap4043"/>
    <style:style style:name="WW-WW8Dropcap341312" style:family="text" style:parent-style-name="WW8Dropcap4043"/>
    <style:style style:name="WW-WW8Dropcap341412" style:family="text" style:parent-style-name="WW8Dropcap4043"/>
    <style:style style:name="WW-WW8Dropcap341512" style:family="text" style:parent-style-name="WW8Dropcap4043"/>
    <style:style style:name="WW-WW8Dropcap341612" style:family="text" style:parent-style-name="WW8Dropcap4043"/>
    <style:style style:name="WW-WW8Dropcap341712" style:family="text" style:parent-style-name="WW8Dropcap4043"/>
    <style:style style:name="WW-WW8Dropcap341812" style:family="text" style:parent-style-name="WW8Dropcap4043"/>
    <style:style style:name="WW-WW8Dropcap341912" style:family="text" style:parent-style-name="WW8Dropcap4043"/>
    <style:style style:name="WW-WW8Dropcap342012" style:family="text" style:parent-style-name="WW8Dropcap4043"/>
    <style:style style:name="WW-WW8Dropcap342112" style:family="text" style:parent-style-name="WW8Dropcap4043"/>
    <style:style style:name="WW-WW8Dropcap342212" style:family="text" style:parent-style-name="WW8Dropcap4043"/>
    <style:style style:name="WW-WW8Dropcap342312" style:family="text" style:parent-style-name="WW8Dropcap4043"/>
    <style:style style:name="WW-WW8Dropcap342412" style:family="text" style:parent-style-name="WW8Dropcap4043"/>
    <style:style style:name="WW-WW8Dropcap342512" style:family="text" style:parent-style-name="WW8Dropcap4043"/>
    <style:style style:name="WW-WW8Dropcap342612" style:family="text" style:parent-style-name="WW8Dropcap4043"/>
    <style:style style:name="WW-WW8Dropcap342712" style:family="text" style:parent-style-name="WW8Dropcap4043"/>
    <style:style style:name="WW-WW8Dropcap342812" style:family="text" style:parent-style-name="WW8Dropcap4043"/>
    <style:style style:name="WW-WW8Dropcap342912" style:family="text" style:parent-style-name="WW8Dropcap4043"/>
    <style:style style:name="WW-WW8Dropcap343012" style:family="text" style:parent-style-name="WW8Dropcap4043"/>
    <style:style style:name="WW-WW8Dropcap343112" style:family="text" style:parent-style-name="WW8Dropcap4043"/>
    <style:style style:name="WW-WW8Dropcap343212" style:family="text" style:parent-style-name="WW8Dropcap4043"/>
    <style:style style:name="WW-WW8Dropcap343312" style:family="text" style:parent-style-name="WW8Dropcap4043"/>
    <style:style style:name="WW-WW8Dropcap343412" style:family="text" style:parent-style-name="WW8Dropcap4043"/>
    <style:style style:name="WW-WW8Dropcap343512" style:family="text" style:parent-style-name="WW8Dropcap4043"/>
    <style:style style:name="WW-WW8Dropcap343612" style:family="text" style:parent-style-name="WW8Dropcap4043"/>
    <style:style style:name="WW-WW8Dropcap343712" style:family="text" style:parent-style-name="WW8Dropcap4043"/>
    <style:style style:name="WW-WW8Dropcap343812" style:family="text" style:parent-style-name="WW8Dropcap4043"/>
    <style:style style:name="WW-WW8Dropcap343912" style:family="text" style:parent-style-name="WW8Dropcap4043"/>
    <style:style style:name="WW-WW8Dropcap344012" style:family="text" style:parent-style-name="WW8Dropcap4043"/>
    <style:style style:name="WW-WW8Dropcap344112" style:family="text" style:parent-style-name="WW8Dropcap4043"/>
    <style:style style:name="WW-WW8Dropcap344212" style:family="text" style:parent-style-name="WW8Dropcap4043"/>
    <style:style style:name="WW-WW8Dropcap344312" style:family="text" style:parent-style-name="WW8Dropcap4043"/>
    <style:style style:name="WW-WW8Dropcap344412" style:family="text" style:parent-style-name="WW8Dropcap4043"/>
    <style:style style:name="WW-WW8Dropcap344512" style:family="text" style:parent-style-name="WW8Dropcap4043"/>
    <style:style style:name="WW-WW8Dropcap344612" style:family="text" style:parent-style-name="WW8Dropcap4043"/>
    <style:style style:name="WW-WW8Dropcap344712" style:family="text" style:parent-style-name="WW8Dropcap4043"/>
    <style:style style:name="WW-WW8Dropcap344812" style:family="text" style:parent-style-name="WW8Dropcap4043"/>
    <style:style style:name="WW-WW8Dropcap344912" style:family="text" style:parent-style-name="WW8Dropcap4043"/>
    <style:style style:name="WW-WW8Dropcap345012" style:family="text" style:parent-style-name="WW8Dropcap4043"/>
    <style:style style:name="WW-WW8Dropcap345112" style:family="text" style:parent-style-name="WW8Dropcap4043"/>
    <style:style style:name="WW-WW8Dropcap345212" style:family="text" style:parent-style-name="WW8Dropcap4043"/>
    <style:style style:name="WW-WW8Dropcap345312" style:family="text" style:parent-style-name="WW8Dropcap4043"/>
    <style:style style:name="WW-WW8Dropcap345412" style:family="text" style:parent-style-name="WW8Dropcap4043"/>
    <style:style style:name="WW-WW8Dropcap345512" style:family="text" style:parent-style-name="WW8Dropcap4043"/>
    <style:style style:name="WW-WW8Dropcap345612" style:family="text" style:parent-style-name="WW8Dropcap4043"/>
    <style:style style:name="WW-WW8Dropcap345712" style:family="text" style:parent-style-name="WW8Dropcap4043"/>
    <style:style style:name="WW-WW8Dropcap345812" style:family="text" style:parent-style-name="WW8Dropcap4043"/>
    <style:style style:name="WW-WW8Dropcap345912" style:family="text" style:parent-style-name="WW8Dropcap4043"/>
    <style:style style:name="WW-WW8Dropcap346012" style:family="text" style:parent-style-name="WW8Dropcap4043"/>
    <style:style style:name="WW-WW8Dropcap346112" style:family="text" style:parent-style-name="WW8Dropcap4043"/>
    <style:style style:name="WW-WW8Dropcap346212" style:family="text" style:parent-style-name="WW8Dropcap4043"/>
    <style:style style:name="WW-WW8Dropcap346312" style:family="text" style:parent-style-name="WW8Dropcap4043"/>
    <style:style style:name="WW-WW8Dropcap346412" style:family="text" style:parent-style-name="WW8Dropcap4043"/>
    <style:style style:name="WW-WW8Dropcap346512" style:family="text" style:parent-style-name="WW8Dropcap4043"/>
    <style:style style:name="WW-WW8Dropcap346612" style:family="text" style:parent-style-name="WW8Dropcap4043"/>
    <style:style style:name="WW-WW8Dropcap346712" style:family="text" style:parent-style-name="WW8Dropcap4043"/>
    <style:style style:name="WW-WW8Dropcap346812" style:family="text" style:parent-style-name="WW8Dropcap4043"/>
    <style:style style:name="WW-WW8Dropcap346912" style:family="text" style:parent-style-name="WW8Dropcap4043"/>
    <style:style style:name="WW-WW8Dropcap347012" style:family="text" style:parent-style-name="WW8Dropcap4043"/>
    <style:style style:name="WW-WW8Dropcap347112" style:family="text" style:parent-style-name="WW8Dropcap4043"/>
    <style:style style:name="WW-WW8Dropcap347212" style:family="text" style:parent-style-name="WW8Dropcap4043"/>
    <style:style style:name="WW-WW8Dropcap347312" style:family="text" style:parent-style-name="WW8Dropcap4043"/>
    <style:style style:name="WW-WW8Dropcap347412" style:family="text" style:parent-style-name="WW8Dropcap4043"/>
    <style:style style:name="WW-WW8Dropcap347512" style:family="text" style:parent-style-name="WW8Dropcap4043"/>
    <style:style style:name="WW-WW8Dropcap347612" style:family="text" style:parent-style-name="WW8Dropcap4043"/>
    <style:style style:name="WW-WW8Dropcap347712" style:family="text" style:parent-style-name="WW8Dropcap4043"/>
    <style:style style:name="WW-WW8Dropcap347812" style:family="text" style:parent-style-name="WW8Dropcap4043"/>
    <style:style style:name="WW-WW8Dropcap347912" style:family="text" style:parent-style-name="WW8Dropcap4043"/>
    <style:style style:name="WW-WW8Dropcap348012" style:family="text" style:parent-style-name="WW8Dropcap4043"/>
    <style:style style:name="WW-WW8Dropcap348112" style:family="text" style:parent-style-name="WW8Dropcap4043"/>
    <style:style style:name="WW-WW8Dropcap348212" style:family="text" style:parent-style-name="WW8Dropcap4043"/>
    <style:style style:name="WW-WW8Dropcap348312" style:family="text" style:parent-style-name="WW8Dropcap4043"/>
    <style:style style:name="WW-WW8Dropcap348412" style:family="text" style:parent-style-name="WW8Dropcap4043"/>
    <style:style style:name="WW-WW8Dropcap348512" style:family="text" style:parent-style-name="WW8Dropcap4043"/>
    <style:style style:name="WW-WW8Dropcap348612" style:family="text" style:parent-style-name="WW8Dropcap4043"/>
    <style:style style:name="WW-WW8Dropcap348712" style:family="text" style:parent-style-name="WW8Dropcap4043"/>
    <style:style style:name="WW-WW8Dropcap348812" style:family="text" style:parent-style-name="WW8Dropcap4043"/>
    <style:style style:name="WW-WW8Dropcap348912" style:family="text" style:parent-style-name="WW8Dropcap4043"/>
    <style:style style:name="WW-WW8Dropcap349012" style:family="text" style:parent-style-name="WW8Dropcap4043"/>
    <style:style style:name="WW-WW8Dropcap349112" style:family="text" style:parent-style-name="WW8Dropcap4043"/>
    <style:style style:name="WW-WW8Dropcap349212" style:family="text" style:parent-style-name="WW8Dropcap4043"/>
    <style:style style:name="WW-WW8Dropcap349312" style:family="text" style:parent-style-name="WW8Dropcap4043"/>
    <style:style style:name="WW-WW8Dropcap349412" style:family="text" style:parent-style-name="WW8Dropcap4043"/>
    <style:style style:name="WW-WW8Dropcap349512" style:family="text" style:parent-style-name="WW8Dropcap4043"/>
    <style:style style:name="WW-WW8Dropcap349612" style:family="text" style:parent-style-name="WW8Dropcap4043"/>
    <style:style style:name="WW-WW8Dropcap349712" style:family="text" style:parent-style-name="WW8Dropcap4043"/>
    <style:style style:name="WW-WW8Dropcap349812" style:family="text" style:parent-style-name="WW8Dropcap4043"/>
    <style:style style:name="WW-WW8Dropcap349912" style:family="text" style:parent-style-name="WW8Dropcap4043"/>
    <style:style style:name="WW-WW8Dropcap350012" style:family="text" style:parent-style-name="WW8Dropcap4043"/>
    <style:style style:name="WW-WW8Dropcap350112" style:family="text" style:parent-style-name="WW8Dropcap4043"/>
    <style:style style:name="WW-WW8Dropcap350212" style:family="text" style:parent-style-name="WW8Dropcap4043"/>
    <style:style style:name="WW-WW8Dropcap350312" style:family="text" style:parent-style-name="WW8Dropcap4043"/>
    <style:style style:name="WW-WW8Dropcap350412" style:family="text" style:parent-style-name="WW8Dropcap4043"/>
    <style:style style:name="WW-WW8Dropcap350512" style:family="text" style:parent-style-name="WW8Dropcap4043"/>
    <style:style style:name="WW-WW8Dropcap350612" style:family="text" style:parent-style-name="WW8Dropcap4043"/>
    <style:style style:name="WW-WW8Dropcap350712" style:family="text" style:parent-style-name="WW8Dropcap4043"/>
    <style:style style:name="WW-WW8Dropcap350812" style:family="text" style:parent-style-name="WW8Dropcap4043"/>
    <style:style style:name="WW-WW8Dropcap350912" style:family="text" style:parent-style-name="WW8Dropcap4043"/>
    <style:style style:name="WW-WW8Dropcap351012" style:family="text" style:parent-style-name="WW8Dropcap4043"/>
    <style:style style:name="WW-WW8Dropcap351112" style:family="text" style:parent-style-name="WW8Dropcap4043"/>
    <style:style style:name="WW-WW8Dropcap351212" style:family="text" style:parent-style-name="WW8Dropcap4043"/>
    <style:style style:name="WW-WW8Dropcap351312" style:family="text" style:parent-style-name="WW8Dropcap4043"/>
    <style:style style:name="WW-WW8Dropcap351412" style:family="text" style:parent-style-name="WW8Dropcap4043"/>
    <style:style style:name="WW-WW8Dropcap351512" style:family="text" style:parent-style-name="WW8Dropcap4043"/>
    <style:style style:name="WW-WW8Dropcap351612" style:family="text" style:parent-style-name="WW8Dropcap4043"/>
    <style:style style:name="WW-WW8Dropcap351712" style:family="text" style:parent-style-name="WW8Dropcap4043"/>
    <style:style style:name="WW-WW8Dropcap351812" style:family="text" style:parent-style-name="WW8Dropcap4043"/>
    <style:style style:name="WW-WW8Dropcap351912" style:family="text" style:parent-style-name="WW8Dropcap4043"/>
    <style:style style:name="WW-WW8Dropcap352012" style:family="text" style:parent-style-name="WW8Dropcap4043"/>
    <style:style style:name="WW-WW8Dropcap352112" style:family="text" style:parent-style-name="WW8Dropcap4043"/>
    <style:style style:name="WW-WW8Dropcap352212" style:family="text" style:parent-style-name="WW8Dropcap4043"/>
    <style:style style:name="WW-WW8Dropcap352312" style:family="text" style:parent-style-name="WW8Dropcap4043"/>
    <style:style style:name="WW-WW8Dropcap352412" style:family="text" style:parent-style-name="WW8Dropcap4043"/>
    <style:style style:name="WW-WW8Dropcap352512" style:family="text" style:parent-style-name="WW8Dropcap4043"/>
    <style:style style:name="WW-WW8Dropcap352612" style:family="text" style:parent-style-name="WW8Dropcap4043"/>
    <style:style style:name="WW-WW8Dropcap352712" style:family="text" style:parent-style-name="WW8Dropcap4043"/>
    <style:style style:name="WW-WW8Dropcap352812" style:family="text" style:parent-style-name="WW8Dropcap4043"/>
    <style:style style:name="WW-WW8Dropcap352912" style:family="text" style:parent-style-name="WW8Dropcap4043"/>
    <style:style style:name="WW-WW8Dropcap353012" style:family="text" style:parent-style-name="WW8Dropcap4043"/>
    <style:style style:name="WW-WW8Dropcap353112" style:family="text" style:parent-style-name="WW8Dropcap4043"/>
    <style:style style:name="WW-WW8Dropcap353212" style:family="text" style:parent-style-name="WW8Dropcap4043"/>
    <style:style style:name="WW-WW8Dropcap353312" style:family="text" style:parent-style-name="WW8Dropcap4043"/>
    <style:style style:name="WW-WW8Dropcap353412" style:family="text" style:parent-style-name="WW8Dropcap4043"/>
    <style:style style:name="WW-WW8Dropcap353512" style:family="text" style:parent-style-name="WW8Dropcap4043"/>
    <style:style style:name="WW-WW8Dropcap353612" style:family="text" style:parent-style-name="WW8Dropcap4043"/>
    <style:style style:name="WW-WW8Dropcap353712" style:family="text" style:parent-style-name="WW8Dropcap4043"/>
    <style:style style:name="WW-WW8Dropcap353812" style:family="text" style:parent-style-name="WW8Dropcap4043"/>
    <style:style style:name="WW-WW8Dropcap353912" style:family="text" style:parent-style-name="WW8Dropcap4043"/>
    <style:style style:name="WW-WW8Dropcap354012" style:family="text" style:parent-style-name="WW8Dropcap4043"/>
    <style:style style:name="WW-WW8Dropcap354112" style:family="text" style:parent-style-name="WW8Dropcap4043"/>
    <style:style style:name="WW-WW8Dropcap354212" style:family="text" style:parent-style-name="WW8Dropcap4043"/>
    <style:style style:name="WW-WW8Dropcap354312" style:family="text" style:parent-style-name="WW8Dropcap4043"/>
    <style:style style:name="WW-WW8Dropcap354412" style:family="text" style:parent-style-name="WW8Dropcap4043"/>
    <style:style style:name="WW-WW8Dropcap354512" style:family="text" style:parent-style-name="WW8Dropcap4043"/>
    <style:style style:name="WW-WW8Dropcap354612" style:family="text" style:parent-style-name="WW8Dropcap4043"/>
    <style:style style:name="WW-WW8Dropcap354712" style:family="text" style:parent-style-name="WW8Dropcap4043"/>
    <style:style style:name="WW-WW8Dropcap354812" style:family="text" style:parent-style-name="WW8Dropcap4043"/>
    <style:style style:name="WW-WW8Dropcap354912" style:family="text" style:parent-style-name="WW8Dropcap4043"/>
    <style:style style:name="WW-WW8Dropcap355012" style:family="text" style:parent-style-name="WW8Dropcap4043"/>
    <style:style style:name="WW-WW8Dropcap355112" style:family="text" style:parent-style-name="WW8Dropcap4043"/>
    <style:style style:name="WW-WW8Dropcap355212" style:family="text" style:parent-style-name="WW8Dropcap4043"/>
    <style:style style:name="WW-WW8Dropcap355312" style:family="text" style:parent-style-name="WW8Dropcap4043"/>
    <style:style style:name="WW-WW8Dropcap355412" style:family="text" style:parent-style-name="WW8Dropcap4043"/>
    <style:style style:name="WW-WW8Dropcap355512" style:family="text" style:parent-style-name="WW8Dropcap4043"/>
    <style:style style:name="WW-WW8Dropcap355612" style:family="text" style:parent-style-name="WW8Dropcap4043"/>
    <style:style style:name="WW-WW8Dropcap355712" style:family="text" style:parent-style-name="WW8Dropcap4043"/>
    <style:style style:name="WW-WW8Dropcap355812" style:family="text" style:parent-style-name="WW8Dropcap4043"/>
    <style:style style:name="WW-WW8Dropcap355912" style:family="text" style:parent-style-name="WW8Dropcap4043"/>
    <style:style style:name="WW-WW8Dropcap356012" style:family="text" style:parent-style-name="WW8Dropcap4043"/>
    <style:style style:name="WW-WW8Dropcap356112" style:family="text" style:parent-style-name="WW8Dropcap4043"/>
    <style:style style:name="WW-WW8Dropcap356212" style:family="text" style:parent-style-name="WW8Dropcap4043"/>
    <style:style style:name="WW-WW8Dropcap356312" style:family="text" style:parent-style-name="WW8Dropcap4043"/>
    <style:style style:name="WW-WW8Dropcap356412" style:family="text" style:parent-style-name="WW8Dropcap4043"/>
    <style:style style:name="WW-WW8Dropcap356512" style:family="text" style:parent-style-name="WW8Dropcap4043"/>
    <style:style style:name="WW-WW8Dropcap356612" style:family="text" style:parent-style-name="WW8Dropcap4043"/>
    <style:style style:name="WW-WW8Dropcap356712" style:family="text" style:parent-style-name="WW8Dropcap4043"/>
    <style:style style:name="WW-WW8Dropcap356812" style:family="text" style:parent-style-name="WW8Dropcap4043"/>
    <style:style style:name="WW-WW8Dropcap356912" style:family="text" style:parent-style-name="WW8Dropcap4043"/>
    <style:style style:name="WW-WW8Dropcap357012" style:family="text" style:parent-style-name="WW8Dropcap4043"/>
    <style:style style:name="WW-WW8Dropcap357112" style:family="text" style:parent-style-name="WW8Dropcap4043"/>
    <style:style style:name="WW-WW8Dropcap357212" style:family="text" style:parent-style-name="WW8Dropcap4043"/>
    <style:style style:name="WW-WW8Dropcap357312" style:family="text" style:parent-style-name="WW8Dropcap4043"/>
    <style:style style:name="WW-WW8Dropcap357412" style:family="text" style:parent-style-name="WW8Dropcap4043"/>
    <style:style style:name="WW-WW8Dropcap357512" style:family="text" style:parent-style-name="WW8Dropcap4043"/>
    <style:style style:name="WW-WW8Dropcap357612" style:family="text" style:parent-style-name="WW8Dropcap4043"/>
    <style:style style:name="WW-WW8Dropcap357712" style:family="text" style:parent-style-name="WW8Dropcap4043"/>
    <style:style style:name="WW-WW8Dropcap357812" style:family="text" style:parent-style-name="WW8Dropcap4043"/>
    <style:style style:name="WW-WW8Dropcap357912" style:family="text" style:parent-style-name="WW8Dropcap4043"/>
    <style:style style:name="WW-WW8Dropcap358012" style:family="text" style:parent-style-name="WW8Dropcap4043"/>
    <style:style style:name="WW-WW8Dropcap358112" style:family="text" style:parent-style-name="WW8Dropcap4043"/>
    <style:style style:name="WW-WW8Dropcap358212" style:family="text" style:parent-style-name="WW8Dropcap4043"/>
    <style:style style:name="WW-WW8Dropcap358312" style:family="text" style:parent-style-name="WW8Dropcap4043"/>
    <style:style style:name="WW-WW8Dropcap358412" style:family="text" style:parent-style-name="WW8Dropcap4043"/>
    <style:style style:name="WW-WW8Dropcap358512" style:family="text" style:parent-style-name="WW8Dropcap4043"/>
    <style:style style:name="WW-WW8Dropcap358612" style:family="text" style:parent-style-name="WW8Dropcap4043"/>
    <style:style style:name="WW-WW8Dropcap358712" style:family="text" style:parent-style-name="WW8Dropcap4043"/>
    <style:style style:name="WW-WW8Dropcap358812" style:family="text" style:parent-style-name="WW8Dropcap4043"/>
    <style:style style:name="WW-WW8Dropcap358912" style:family="text" style:parent-style-name="WW8Dropcap4043"/>
    <style:style style:name="WW-WW8Dropcap359012" style:family="text" style:parent-style-name="WW8Dropcap4043"/>
    <style:style style:name="WW-WW8Dropcap359112" style:family="text" style:parent-style-name="WW8Dropcap4043"/>
    <style:style style:name="WW-WW8Dropcap359212" style:family="text" style:parent-style-name="WW8Dropcap4043"/>
    <style:style style:name="WW-WW8Dropcap359312" style:family="text" style:parent-style-name="WW8Dropcap4043"/>
    <style:style style:name="WW-WW8Dropcap359412" style:family="text" style:parent-style-name="WW8Dropcap4043"/>
    <style:style style:name="WW-WW8Dropcap359512" style:family="text" style:parent-style-name="WW8Dropcap4043"/>
    <style:style style:name="WW-WW8Dropcap359612" style:family="text" style:parent-style-name="WW8Dropcap4043"/>
    <style:style style:name="WW-WW8Dropcap359712" style:family="text" style:parent-style-name="WW8Dropcap4043"/>
    <style:style style:name="WW-WW8Dropcap359812" style:family="text" style:parent-style-name="WW8Dropcap4043"/>
    <style:style style:name="WW-WW8Dropcap359912" style:family="text" style:parent-style-name="WW8Dropcap4043"/>
    <style:style style:name="WW-WW8Dropcap360012" style:family="text" style:parent-style-name="WW8Dropcap4043"/>
    <style:style style:name="WW-WW8Dropcap360112" style:family="text" style:parent-style-name="WW8Dropcap4043"/>
    <style:style style:name="WW-WW8Dropcap360212" style:family="text" style:parent-style-name="WW8Dropcap4043"/>
    <style:style style:name="WW-WW8Dropcap360312" style:family="text" style:parent-style-name="WW8Dropcap4043"/>
    <style:style style:name="WW-WW8Dropcap360412" style:family="text" style:parent-style-name="WW8Dropcap4043"/>
    <style:style style:name="WW-WW8Dropcap360512" style:family="text" style:parent-style-name="WW8Dropcap4043"/>
    <style:style style:name="WW-WW8Dropcap360612" style:family="text" style:parent-style-name="WW8Dropcap4043"/>
    <style:style style:name="WW-WW8Dropcap360712" style:family="text" style:parent-style-name="WW8Dropcap4043"/>
    <style:style style:name="WW-WW8Dropcap360812" style:family="text" style:parent-style-name="WW8Dropcap4043"/>
    <style:style style:name="WW-WW8Dropcap360912" style:family="text" style:parent-style-name="WW8Dropcap4043"/>
    <style:style style:name="WW-WW8Dropcap361012" style:family="text" style:parent-style-name="WW8Dropcap4043"/>
    <style:style style:name="WW-WW8Dropcap361112" style:family="text" style:parent-style-name="WW8Dropcap4043"/>
    <style:style style:name="WW-WW8Dropcap361212" style:family="text" style:parent-style-name="WW8Dropcap4043"/>
    <style:style style:name="WW-WW8Dropcap361312" style:family="text" style:parent-style-name="WW8Dropcap4043"/>
    <style:style style:name="WW-WW8Dropcap361412" style:family="text" style:parent-style-name="WW8Dropcap4043"/>
    <style:style style:name="WW-WW8Dropcap361512" style:family="text" style:parent-style-name="WW8Dropcap4043"/>
    <style:style style:name="WW-WW8Dropcap361612" style:family="text" style:parent-style-name="WW8Dropcap4043"/>
    <style:style style:name="WW-WW8Dropcap361712" style:family="text" style:parent-style-name="WW8Dropcap4043"/>
    <style:style style:name="WW-WW8Dropcap361812" style:family="text" style:parent-style-name="WW8Dropcap4043"/>
    <style:style style:name="WW-WW8Dropcap361912" style:family="text" style:parent-style-name="WW8Dropcap4043"/>
    <style:style style:name="WW-WW8Dropcap362012" style:family="text" style:parent-style-name="WW8Dropcap4043"/>
    <style:style style:name="WW-WW8Dropcap362112" style:family="text" style:parent-style-name="WW8Dropcap4043"/>
    <style:style style:name="WW-WW8Dropcap362212" style:family="text" style:parent-style-name="WW8Dropcap4043"/>
    <style:style style:name="WW-WW8Dropcap362312" style:family="text" style:parent-style-name="WW8Dropcap4043"/>
    <style:style style:name="WW-WW8Dropcap362412" style:family="text" style:parent-style-name="WW8Dropcap4043"/>
    <style:style style:name="WW-WW8Dropcap362512" style:family="text" style:parent-style-name="WW8Dropcap4043"/>
    <style:style style:name="WW-WW8Dropcap362612" style:family="text" style:parent-style-name="WW8Dropcap4043"/>
    <style:style style:name="WW-WW8Dropcap362712" style:family="text" style:parent-style-name="WW8Dropcap4043"/>
    <style:style style:name="WW-WW8Dropcap362812" style:family="text" style:parent-style-name="WW8Dropcap4043"/>
    <style:style style:name="WW-WW8Dropcap362912" style:family="text" style:parent-style-name="WW8Dropcap4043"/>
    <style:style style:name="WW-WW8Dropcap363012" style:family="text" style:parent-style-name="WW8Dropcap4043"/>
    <style:style style:name="WW-WW8Dropcap363112" style:family="text" style:parent-style-name="WW8Dropcap4043"/>
    <style:style style:name="WW-WW8Dropcap363212" style:family="text" style:parent-style-name="WW8Dropcap4043"/>
    <style:style style:name="WW-WW8Dropcap363312" style:family="text" style:parent-style-name="WW8Dropcap4043"/>
    <style:style style:name="WW-WW8Dropcap363412" style:family="text" style:parent-style-name="WW8Dropcap4043"/>
    <style:style style:name="WW-WW8Dropcap363512" style:family="text" style:parent-style-name="WW8Dropcap4043"/>
    <style:style style:name="WW-WW8Dropcap363612" style:family="text" style:parent-style-name="WW8Dropcap4043"/>
    <style:style style:name="WW-WW8Dropcap363712" style:family="text" style:parent-style-name="WW8Dropcap4043"/>
    <style:style style:name="WW-WW8Dropcap363812" style:family="text" style:parent-style-name="WW8Dropcap4043"/>
    <style:style style:name="WW-WW8Dropcap363912" style:family="text" style:parent-style-name="WW8Dropcap4043"/>
    <style:style style:name="WW-WW8Dropcap364012" style:family="text" style:parent-style-name="WW8Dropcap4043"/>
    <style:style style:name="WW-WW8Dropcap364112" style:family="text" style:parent-style-name="WW8Dropcap4043"/>
    <style:style style:name="WW-WW8Dropcap364212" style:family="text" style:parent-style-name="WW8Dropcap4043"/>
    <style:style style:name="WW-WW8Dropcap364312" style:family="text" style:parent-style-name="WW8Dropcap4043"/>
    <style:style style:name="WW-WW8Dropcap364412" style:family="text" style:parent-style-name="WW8Dropcap4043"/>
    <style:style style:name="WW-WW8Dropcap364512" style:family="text" style:parent-style-name="WW8Dropcap4043"/>
    <style:style style:name="WW-WW8Dropcap364612" style:family="text" style:parent-style-name="WW8Dropcap4043"/>
    <style:style style:name="WW-WW8Dropcap364712" style:family="text" style:parent-style-name="WW8Dropcap4043"/>
    <style:style style:name="WW-WW8Dropcap364812" style:family="text" style:parent-style-name="WW8Dropcap4043"/>
    <style:style style:name="WW-WW8Dropcap364912" style:family="text" style:parent-style-name="WW8Dropcap4043"/>
    <style:style style:name="WW-WW8Dropcap365012" style:family="text" style:parent-style-name="WW8Dropcap4043"/>
    <style:style style:name="WW-WW8Dropcap365112" style:family="text" style:parent-style-name="WW8Dropcap4043"/>
    <style:style style:name="WW-WW8Dropcap365212" style:family="text" style:parent-style-name="WW8Dropcap4043"/>
    <style:style style:name="WW-WW8Dropcap365312" style:family="text" style:parent-style-name="WW8Dropcap4043"/>
    <style:style style:name="WW-WW8Dropcap365412" style:family="text" style:parent-style-name="WW8Dropcap4043"/>
    <style:style style:name="WW-WW8Dropcap365512" style:family="text" style:parent-style-name="WW8Dropcap4043"/>
    <style:style style:name="WW-WW8Dropcap365612" style:family="text" style:parent-style-name="WW8Dropcap4043"/>
    <style:style style:name="WW-WW8Dropcap365712" style:family="text" style:parent-style-name="WW8Dropcap4043"/>
    <style:style style:name="WW-WW8Dropcap365812" style:family="text" style:parent-style-name="WW8Dropcap4043"/>
    <style:style style:name="WW-WW8Dropcap365912" style:family="text" style:parent-style-name="WW8Dropcap4043"/>
    <style:style style:name="WW-WW8Dropcap366012" style:family="text" style:parent-style-name="WW8Dropcap4043"/>
    <style:style style:name="WW-WW8Dropcap366112" style:family="text" style:parent-style-name="WW8Dropcap4043"/>
    <style:style style:name="WW-WW8Dropcap366212" style:family="text" style:parent-style-name="WW8Dropcap4043"/>
    <style:style style:name="WW-WW8Dropcap366312" style:family="text" style:parent-style-name="WW8Dropcap4043"/>
    <style:style style:name="WW-WW8Dropcap366412" style:family="text" style:parent-style-name="WW8Dropcap4043"/>
    <style:style style:name="WW-WW8Dropcap366512" style:family="text" style:parent-style-name="WW8Dropcap4043"/>
    <style:style style:name="WW-WW8Dropcap366612" style:family="text" style:parent-style-name="WW8Dropcap4043"/>
    <style:style style:name="WW-WW8Dropcap366712" style:family="text" style:parent-style-name="WW8Dropcap4043"/>
    <style:style style:name="WW-WW8Dropcap366812" style:family="text" style:parent-style-name="WW8Dropcap4043"/>
    <style:style style:name="WW-WW8Dropcap366912" style:family="text" style:parent-style-name="WW8Dropcap4043"/>
    <style:style style:name="WW-WW8Dropcap367012" style:family="text" style:parent-style-name="WW8Dropcap4043"/>
    <style:style style:name="WW-WW8Dropcap367112" style:family="text" style:parent-style-name="WW8Dropcap4043"/>
    <style:style style:name="WW-WW8Dropcap367212" style:family="text" style:parent-style-name="WW8Dropcap4043"/>
    <style:style style:name="WW-WW8Dropcap367312" style:family="text" style:parent-style-name="WW8Dropcap4043"/>
    <style:style style:name="WW-WW8Dropcap367412" style:family="text" style:parent-style-name="WW8Dropcap4043"/>
    <style:style style:name="WW-WW8Dropcap367512" style:family="text" style:parent-style-name="WW8Dropcap4043"/>
    <style:style style:name="WW-WW8Dropcap367612" style:family="text" style:parent-style-name="WW8Dropcap4043"/>
    <style:style style:name="WW-WW8Dropcap367712" style:family="text" style:parent-style-name="WW8Dropcap4043"/>
    <style:style style:name="WW-WW8Dropcap367812" style:family="text" style:parent-style-name="WW8Dropcap4043"/>
    <style:style style:name="WW-WW8Dropcap367912" style:family="text" style:parent-style-name="WW8Dropcap4043"/>
    <style:style style:name="WW-WW8Dropcap368012" style:family="text" style:parent-style-name="WW8Dropcap4043"/>
    <style:style style:name="WW-WW8Dropcap368112" style:family="text" style:parent-style-name="WW8Dropcap4043"/>
    <style:style style:name="WW-WW8Dropcap368212" style:family="text" style:parent-style-name="WW8Dropcap4043"/>
    <style:style style:name="WW-WW8Dropcap368312" style:family="text" style:parent-style-name="WW8Dropcap4043"/>
    <style:style style:name="WW-WW8Dropcap368412" style:family="text" style:parent-style-name="WW8Dropcap4043"/>
    <style:style style:name="WW-WW8Dropcap368512" style:family="text" style:parent-style-name="WW8Dropcap4043"/>
    <style:style style:name="WW-WW8Dropcap368612" style:family="text" style:parent-style-name="WW8Dropcap4043"/>
    <style:style style:name="WW-WW8Dropcap368712" style:family="text" style:parent-style-name="WW8Dropcap4043"/>
    <style:style style:name="WW-WW8Dropcap368812" style:family="text" style:parent-style-name="WW8Dropcap4043"/>
    <style:style style:name="WW-WW8Dropcap368912" style:family="text" style:parent-style-name="WW8Dropcap4043"/>
    <style:style style:name="WW-WW8Dropcap369012" style:family="text" style:parent-style-name="WW8Dropcap4043"/>
    <style:style style:name="WW-WW8Dropcap369112" style:family="text" style:parent-style-name="WW8Dropcap4043"/>
    <style:style style:name="WW-WW8Dropcap369212" style:family="text" style:parent-style-name="WW8Dropcap4043"/>
    <style:style style:name="WW-WW8Dropcap369312" style:family="text" style:parent-style-name="WW8Dropcap4043"/>
    <style:style style:name="WW-WW8Dropcap369412" style:family="text" style:parent-style-name="WW8Dropcap4043"/>
    <style:style style:name="WW-WW8Dropcap369512" style:family="text" style:parent-style-name="WW8Dropcap4043"/>
    <style:style style:name="WW-WW8Dropcap369612" style:family="text" style:parent-style-name="WW8Dropcap4043"/>
    <style:style style:name="WW-WW8Dropcap369712" style:family="text" style:parent-style-name="WW8Dropcap4043"/>
    <style:style style:name="WW-WW8Dropcap369812" style:family="text" style:parent-style-name="WW8Dropcap4043"/>
    <style:style style:name="WW-WW8Dropcap369912" style:family="text" style:parent-style-name="WW8Dropcap4043"/>
    <style:style style:name="WW-WW8Dropcap370012" style:family="text" style:parent-style-name="WW8Dropcap4043"/>
    <style:style style:name="WW-WW8Dropcap370112" style:family="text" style:parent-style-name="WW8Dropcap4043"/>
    <style:style style:name="WW-WW8Dropcap370212" style:family="text" style:parent-style-name="WW8Dropcap4043"/>
    <style:style style:name="WW-WW8Dropcap370312" style:family="text" style:parent-style-name="WW8Dropcap4043"/>
    <style:style style:name="WW-WW8Dropcap370412" style:family="text" style:parent-style-name="WW8Dropcap4043"/>
    <style:style style:name="WW-WW8Dropcap370512" style:family="text" style:parent-style-name="WW8Dropcap4043"/>
    <style:style style:name="WW-WW8Dropcap370612" style:family="text" style:parent-style-name="WW8Dropcap4043"/>
    <style:style style:name="WW-WW8Dropcap370712" style:family="text" style:parent-style-name="WW8Dropcap4043"/>
    <style:style style:name="WW-WW8Dropcap370812" style:family="text" style:parent-style-name="WW8Dropcap4043"/>
    <style:style style:name="WW-WW8Dropcap370912" style:family="text" style:parent-style-name="WW8Dropcap4043"/>
    <style:style style:name="WW-WW8Dropcap371012" style:family="text" style:parent-style-name="WW8Dropcap4043"/>
    <style:style style:name="WW-WW8Dropcap371112" style:family="text" style:parent-style-name="WW8Dropcap4043"/>
    <style:style style:name="WW-WW8Dropcap371212" style:family="text" style:parent-style-name="WW8Dropcap4043"/>
    <style:style style:name="WW-WW8Dropcap371312" style:family="text" style:parent-style-name="WW8Dropcap4043"/>
    <style:style style:name="WW-WW8Dropcap371412" style:family="text" style:parent-style-name="WW8Dropcap4043"/>
    <style:style style:name="WW-WW8Dropcap371512" style:family="text" style:parent-style-name="WW8Dropcap4043"/>
    <style:style style:name="WW-WW8Dropcap371612" style:family="text" style:parent-style-name="WW8Dropcap4043"/>
    <style:style style:name="WW-WW8Dropcap371712" style:family="text" style:parent-style-name="WW8Dropcap4043"/>
    <style:style style:name="WW-WW8Dropcap371812" style:family="text" style:parent-style-name="WW8Dropcap4043"/>
    <style:style style:name="WW-WW8Dropcap371912" style:family="text" style:parent-style-name="WW8Dropcap4043"/>
    <style:style style:name="WW-WW8Dropcap372012" style:family="text" style:parent-style-name="WW8Dropcap4043"/>
    <style:style style:name="WW-WW8Dropcap372112" style:family="text" style:parent-style-name="WW8Dropcap4043"/>
    <style:style style:name="WW-WW8Dropcap372212" style:family="text" style:parent-style-name="WW8Dropcap4043"/>
    <style:style style:name="WW-WW8Dropcap372312" style:family="text" style:parent-style-name="WW8Dropcap4043"/>
    <style:style style:name="WW-WW8Dropcap372412" style:family="text" style:parent-style-name="WW8Dropcap4043"/>
    <style:style style:name="WW-WW8Dropcap372512" style:family="text" style:parent-style-name="WW8Dropcap4043"/>
    <style:style style:name="WW-WW8Dropcap372612" style:family="text" style:parent-style-name="WW8Dropcap4043"/>
    <style:style style:name="WW-WW8Dropcap372712" style:family="text" style:parent-style-name="WW8Dropcap4043"/>
    <style:style style:name="WW-WW8Dropcap372812" style:family="text" style:parent-style-name="WW8Dropcap4043"/>
    <style:style style:name="WW-WW8Dropcap372912" style:family="text" style:parent-style-name="WW8Dropcap4043"/>
    <style:style style:name="WW-WW8Dropcap373012" style:family="text" style:parent-style-name="WW8Dropcap4043"/>
    <style:style style:name="WW-WW8Dropcap373112" style:family="text" style:parent-style-name="WW8Dropcap4043"/>
    <style:style style:name="WW-WW8Dropcap373212" style:family="text" style:parent-style-name="WW8Dropcap4043"/>
    <style:style style:name="WW-WW8Dropcap373312" style:family="text" style:parent-style-name="WW8Dropcap4043"/>
    <style:style style:name="WW-WW8Dropcap373412" style:family="text" style:parent-style-name="WW8Dropcap4043"/>
    <style:style style:name="WW-WW8Dropcap373512" style:family="text" style:parent-style-name="WW8Dropcap4043"/>
    <style:style style:name="WW-WW8Dropcap373612" style:family="text" style:parent-style-name="WW8Dropcap4043"/>
    <style:style style:name="WW-WW8Dropcap373712" style:family="text" style:parent-style-name="WW8Dropcap4043"/>
    <style:style style:name="WW-WW8Dropcap373812" style:family="text" style:parent-style-name="WW8Dropcap4043"/>
    <style:style style:name="WW-WW8Dropcap373912" style:family="text" style:parent-style-name="WW8Dropcap4043"/>
    <style:style style:name="WW-WW8Dropcap374012" style:family="text" style:parent-style-name="WW8Dropcap4043"/>
    <style:style style:name="WW-WW8Dropcap374112" style:family="text" style:parent-style-name="WW8Dropcap4043"/>
    <style:style style:name="WW-WW8Dropcap374212" style:family="text" style:parent-style-name="WW8Dropcap4043"/>
    <style:style style:name="WW-WW8Dropcap374312" style:family="text" style:parent-style-name="WW8Dropcap4043"/>
    <style:style style:name="WW-WW8Dropcap374412" style:family="text" style:parent-style-name="WW8Dropcap4043"/>
    <style:style style:name="WW-WW8Dropcap374512" style:family="text" style:parent-style-name="WW8Dropcap4043"/>
    <style:style style:name="WW-WW8Dropcap374612" style:family="text" style:parent-style-name="WW8Dropcap4043"/>
    <style:style style:name="WW-WW8Dropcap374712" style:family="text" style:parent-style-name="WW8Dropcap4043"/>
    <style:style style:name="WW-WW8Dropcap374812" style:family="text" style:parent-style-name="WW8Dropcap4043"/>
    <style:style style:name="WW-WW8Dropcap374912" style:family="text" style:parent-style-name="WW8Dropcap4043"/>
    <style:style style:name="WW-WW8Dropcap375012" style:family="text" style:parent-style-name="WW8Dropcap4043"/>
    <style:style style:name="WW-WW8Dropcap375112" style:family="text" style:parent-style-name="WW8Dropcap4043"/>
    <style:style style:name="WW-WW8Dropcap375212" style:family="text" style:parent-style-name="WW8Dropcap4043"/>
    <style:style style:name="WW-WW8Dropcap375312" style:family="text" style:parent-style-name="WW8Dropcap4043"/>
    <style:style style:name="WW-WW8Dropcap375412" style:family="text" style:parent-style-name="WW8Dropcap4043"/>
    <style:style style:name="WW-WW8Dropcap375512" style:family="text" style:parent-style-name="WW8Dropcap4043"/>
    <style:style style:name="WW-WW8Dropcap375612" style:family="text" style:parent-style-name="WW8Dropcap4043"/>
    <style:style style:name="WW-WW8Dropcap375712" style:family="text" style:parent-style-name="WW8Dropcap4043"/>
    <style:style style:name="WW-WW8Dropcap375812" style:family="text" style:parent-style-name="WW8Dropcap4043"/>
    <style:style style:name="WW-WW8Dropcap375912" style:family="text" style:parent-style-name="WW8Dropcap4043"/>
    <style:style style:name="WW-WW8Dropcap376012" style:family="text" style:parent-style-name="WW8Dropcap4043"/>
    <style:style style:name="WW-WW8Dropcap376112" style:family="text" style:parent-style-name="WW8Dropcap4043"/>
    <style:style style:name="WW-WW8Dropcap376212" style:family="text" style:parent-style-name="WW8Dropcap4043"/>
    <style:style style:name="WW-WW8Dropcap376312" style:family="text" style:parent-style-name="WW8Dropcap4043"/>
    <style:style style:name="WW-WW8Dropcap376412" style:family="text" style:parent-style-name="WW8Dropcap4043"/>
    <style:style style:name="WW-WW8Dropcap376512" style:family="text" style:parent-style-name="WW8Dropcap4043"/>
    <style:style style:name="WW-WW8Dropcap376612" style:family="text" style:parent-style-name="WW8Dropcap4043"/>
    <style:style style:name="WW-WW8Dropcap376712" style:family="text" style:parent-style-name="WW8Dropcap4043"/>
    <style:style style:name="WW-WW8Dropcap376812" style:family="text" style:parent-style-name="WW8Dropcap4043"/>
    <style:style style:name="WW-WW8Dropcap376912" style:family="text" style:parent-style-name="WW8Dropcap4043"/>
    <style:style style:name="WW-WW8Dropcap377012" style:family="text" style:parent-style-name="WW8Dropcap4043"/>
    <style:style style:name="WW-WW8Dropcap377112" style:family="text" style:parent-style-name="WW8Dropcap4043"/>
    <style:style style:name="WW-WW8Dropcap377212" style:family="text" style:parent-style-name="WW8Dropcap4043"/>
    <style:style style:name="WW-WW8Dropcap377312" style:family="text" style:parent-style-name="WW8Dropcap4043"/>
    <style:style style:name="WW-WW8Dropcap377412" style:family="text" style:parent-style-name="WW8Dropcap4043"/>
    <style:style style:name="WW-WW8Dropcap377512" style:family="text" style:parent-style-name="WW8Dropcap4043"/>
    <style:style style:name="WW-WW8Dropcap377612" style:family="text" style:parent-style-name="WW8Dropcap4043"/>
    <style:style style:name="WW-WW8Dropcap377712" style:family="text" style:parent-style-name="WW8Dropcap4043"/>
    <style:style style:name="WW-WW8Dropcap377812" style:family="text" style:parent-style-name="WW8Dropcap4043"/>
    <style:style style:name="WW-WW8Dropcap377912" style:family="text" style:parent-style-name="WW8Dropcap4043"/>
    <style:style style:name="WW-WW8Dropcap378012" style:family="text" style:parent-style-name="WW8Dropcap4043"/>
    <style:style style:name="WW-WW8Dropcap378112" style:family="text" style:parent-style-name="WW8Dropcap4043"/>
    <style:style style:name="WW-WW8Dropcap378212" style:family="text" style:parent-style-name="WW8Dropcap4043"/>
    <style:style style:name="WW-WW8Dropcap378312" style:family="text" style:parent-style-name="WW8Dropcap4043"/>
    <style:style style:name="WW-WW8Dropcap378412" style:family="text" style:parent-style-name="WW8Dropcap4043"/>
    <style:style style:name="WW-WW8Dropcap378512" style:family="text" style:parent-style-name="WW8Dropcap4043"/>
    <style:style style:name="WW-WW8Dropcap378612" style:family="text" style:parent-style-name="WW8Dropcap4043"/>
    <style:style style:name="WW-WW8Dropcap378712" style:family="text" style:parent-style-name="WW8Dropcap4043"/>
    <style:style style:name="WW-WW8Dropcap378812" style:family="text" style:parent-style-name="WW8Dropcap4043"/>
    <style:style style:name="WW-WW8Dropcap378912" style:family="text" style:parent-style-name="WW8Dropcap4043"/>
    <style:style style:name="WW-WW8Dropcap379012" style:family="text" style:parent-style-name="WW8Dropcap4043"/>
    <style:style style:name="WW-WW8Dropcap379112" style:family="text" style:parent-style-name="WW8Dropcap4043"/>
    <style:style style:name="WW-WW8Dropcap379212" style:family="text" style:parent-style-name="WW8Dropcap4043"/>
    <style:style style:name="WW-WW8Dropcap379312" style:family="text" style:parent-style-name="WW8Dropcap4043"/>
    <style:style style:name="WW-WW8Dropcap379412" style:family="text" style:parent-style-name="WW8Dropcap4043"/>
    <style:style style:name="WW-WW8Dropcap379512" style:family="text" style:parent-style-name="WW8Dropcap4043"/>
    <style:style style:name="WW-WW8Dropcap379612" style:family="text" style:parent-style-name="WW8Dropcap4043"/>
    <style:style style:name="WW-WW8Dropcap379712" style:family="text" style:parent-style-name="WW8Dropcap4043"/>
    <style:style style:name="WW-WW8Dropcap379812" style:family="text" style:parent-style-name="WW8Dropcap4043"/>
    <style:style style:name="WW-WW8Dropcap379912" style:family="text" style:parent-style-name="WW8Dropcap4043"/>
    <style:style style:name="WW-WW8Dropcap380012" style:family="text" style:parent-style-name="WW8Dropcap4043"/>
    <style:style style:name="WW-WW8Dropcap380112" style:family="text" style:parent-style-name="WW8Dropcap4043"/>
    <style:style style:name="WW-WW8Dropcap380212" style:family="text" style:parent-style-name="WW8Dropcap4043"/>
    <style:style style:name="WW-WW8Dropcap380312" style:family="text" style:parent-style-name="WW8Dropcap4043"/>
    <style:style style:name="WW-WW8Dropcap380412" style:family="text" style:parent-style-name="WW8Dropcap4043"/>
    <style:style style:name="WW-WW8Dropcap380512" style:family="text" style:parent-style-name="WW8Dropcap4043"/>
    <style:style style:name="WW-WW8Dropcap380612" style:family="text" style:parent-style-name="WW8Dropcap4043"/>
    <style:style style:name="WW-WW8Dropcap380712" style:family="text" style:parent-style-name="WW8Dropcap4043"/>
    <style:style style:name="WW-WW8Dropcap380812" style:family="text" style:parent-style-name="WW8Dropcap4043"/>
    <style:style style:name="WW-WW8Dropcap380912" style:family="text" style:parent-style-name="WW8Dropcap4043"/>
    <style:style style:name="WW-WW8Dropcap381012" style:family="text" style:parent-style-name="WW8Dropcap4043"/>
    <style:style style:name="WW-WW8Dropcap381112" style:family="text" style:parent-style-name="WW8Dropcap4043"/>
    <style:style style:name="WW-WW8Dropcap381212" style:family="text" style:parent-style-name="WW8Dropcap4043"/>
    <style:style style:name="WW-WW8Dropcap381312" style:family="text" style:parent-style-name="WW8Dropcap4043"/>
    <style:style style:name="WW-WW8Dropcap381412" style:family="text" style:parent-style-name="WW8Dropcap4043"/>
    <style:style style:name="WW-WW8Dropcap381512" style:family="text" style:parent-style-name="WW8Dropcap4043"/>
    <style:style style:name="WW-WW8Dropcap381612" style:family="text" style:parent-style-name="WW8Dropcap4043"/>
    <style:style style:name="WW-WW8Dropcap381712" style:family="text" style:parent-style-name="WW8Dropcap4043"/>
    <style:style style:name="WW-WW8Dropcap381812" style:family="text" style:parent-style-name="WW8Dropcap4043"/>
    <style:style style:name="WW-WW8Dropcap381912" style:family="text" style:parent-style-name="WW8Dropcap4043"/>
    <style:style style:name="WW-WW8Dropcap382012" style:family="text" style:parent-style-name="WW8Dropcap4043"/>
    <style:style style:name="WW-WW8Dropcap382112" style:family="text" style:parent-style-name="WW8Dropcap4043"/>
    <style:style style:name="WW-WW8Dropcap382212" style:family="text" style:parent-style-name="WW8Dropcap4043"/>
    <style:style style:name="WW-WW8Dropcap382312" style:family="text" style:parent-style-name="WW8Dropcap4043"/>
    <style:style style:name="WW-WW8Dropcap382412" style:family="text" style:parent-style-name="WW8Dropcap4043"/>
    <style:style style:name="WW-WW8Dropcap382512" style:family="text" style:parent-style-name="WW8Dropcap4043"/>
    <style:style style:name="WW-WW8Dropcap382612" style:family="text" style:parent-style-name="WW8Dropcap4043"/>
    <style:style style:name="WW-WW8Dropcap382712" style:family="text" style:parent-style-name="WW8Dropcap4043"/>
    <style:style style:name="WW-WW8Dropcap382812" style:family="text" style:parent-style-name="WW8Dropcap4043"/>
    <style:style style:name="WW-WW8Dropcap382912" style:family="text" style:parent-style-name="WW8Dropcap4043"/>
    <style:style style:name="WW-WW8Dropcap383012" style:family="text" style:parent-style-name="WW8Dropcap4043"/>
    <style:style style:name="WW-WW8Dropcap383112" style:family="text" style:parent-style-name="WW8Dropcap4043"/>
    <style:style style:name="WW-WW8Dropcap383212" style:family="text" style:parent-style-name="WW8Dropcap4043"/>
    <style:style style:name="WW-WW8Dropcap383312" style:family="text" style:parent-style-name="WW8Dropcap4043"/>
    <style:style style:name="WW-WW8Dropcap383412" style:family="text" style:parent-style-name="WW8Dropcap4043"/>
    <style:style style:name="WW-WW8Dropcap383512" style:family="text" style:parent-style-name="WW8Dropcap4043"/>
    <style:style style:name="WW-WW8Dropcap383612" style:family="text" style:parent-style-name="WW8Dropcap4043"/>
    <style:style style:name="WW-WW8Dropcap383712" style:family="text" style:parent-style-name="WW8Dropcap4043"/>
    <style:style style:name="WW-WW8Dropcap383812" style:family="text" style:parent-style-name="WW8Dropcap4043"/>
    <style:style style:name="WW-WW8Dropcap383912" style:family="text" style:parent-style-name="WW8Dropcap4043"/>
    <style:style style:name="WW-WW8Dropcap384012" style:family="text" style:parent-style-name="WW8Dropcap4043"/>
    <style:style style:name="WW-WW8Dropcap384112" style:family="text" style:parent-style-name="WW8Dropcap4043"/>
    <style:style style:name="WW-WW8Dropcap384212" style:family="text" style:parent-style-name="WW8Dropcap4043"/>
    <style:style style:name="WW-WW8Dropcap384312" style:family="text" style:parent-style-name="WW8Dropcap4043"/>
    <style:style style:name="WW-WW8Dropcap384412" style:family="text" style:parent-style-name="WW8Dropcap4043"/>
    <style:style style:name="WW-WW8Dropcap384512" style:family="text" style:parent-style-name="WW8Dropcap4043"/>
    <style:style style:name="WW-WW8Dropcap384612" style:family="text" style:parent-style-name="WW8Dropcap4043"/>
    <style:style style:name="WW-WW8Dropcap384712" style:family="text" style:parent-style-name="WW8Dropcap4043"/>
    <style:style style:name="WW-WW8Dropcap384812" style:family="text" style:parent-style-name="WW8Dropcap4043"/>
    <style:style style:name="WW-WW8Dropcap384912" style:family="text" style:parent-style-name="WW8Dropcap4043"/>
    <style:style style:name="WW-WW8Dropcap385012" style:family="text" style:parent-style-name="WW8Dropcap4043"/>
    <style:style style:name="WW-WW8Dropcap385112" style:family="text" style:parent-style-name="WW8Dropcap4043"/>
    <style:style style:name="WW-WW8Dropcap385212" style:family="text" style:parent-style-name="WW8Dropcap4043"/>
    <style:style style:name="WW-WW8Dropcap385312" style:family="text" style:parent-style-name="WW8Dropcap4043"/>
    <style:style style:name="WW-WW8Dropcap385412" style:family="text" style:parent-style-name="WW8Dropcap4043"/>
    <style:style style:name="WW-WW8Dropcap385512" style:family="text" style:parent-style-name="WW8Dropcap4043"/>
    <style:style style:name="WW-WW8Dropcap385612" style:family="text" style:parent-style-name="WW8Dropcap4043"/>
    <style:style style:name="WW-WW8Dropcap385712" style:family="text" style:parent-style-name="WW8Dropcap4043"/>
    <style:style style:name="WW-WW8Dropcap385812" style:family="text" style:parent-style-name="WW8Dropcap4043"/>
    <style:style style:name="WW-WW8Dropcap385912" style:family="text" style:parent-style-name="WW8Dropcap4043"/>
    <style:style style:name="WW-WW8Dropcap386012" style:family="text" style:parent-style-name="WW8Dropcap4043"/>
    <style:style style:name="WW-WW8Dropcap386112" style:family="text" style:parent-style-name="WW8Dropcap4043"/>
    <style:style style:name="WW-WW8Dropcap386212" style:family="text" style:parent-style-name="WW8Dropcap4043"/>
    <style:style style:name="WW-WW8Dropcap386312" style:family="text" style:parent-style-name="WW8Dropcap4043"/>
    <style:style style:name="WW-WW8Dropcap386412" style:family="text" style:parent-style-name="WW8Dropcap4043"/>
    <style:style style:name="WW-WW8Dropcap386512" style:family="text" style:parent-style-name="WW8Dropcap4043"/>
    <style:style style:name="WW-WW8Dropcap386612" style:family="text" style:parent-style-name="WW8Dropcap4043"/>
    <style:style style:name="WW-WW8Dropcap386712" style:family="text" style:parent-style-name="WW8Dropcap4043"/>
    <style:style style:name="WW-WW8Dropcap386812" style:family="text" style:parent-style-name="WW8Dropcap4043"/>
    <style:style style:name="WW-WW8Dropcap386912" style:family="text" style:parent-style-name="WW8Dropcap4043"/>
    <style:style style:name="WW-WW8Dropcap387012" style:family="text" style:parent-style-name="WW8Dropcap4043"/>
    <style:style style:name="WW-WW8Dropcap387112" style:family="text" style:parent-style-name="WW8Dropcap4043"/>
    <style:style style:name="WW-WW8Dropcap387212" style:family="text" style:parent-style-name="WW8Dropcap4043"/>
    <style:style style:name="WW-WW8Dropcap387312" style:family="text" style:parent-style-name="WW8Dropcap4043"/>
    <style:style style:name="WW-WW8Dropcap387412" style:family="text" style:parent-style-name="WW8Dropcap4043"/>
    <style:style style:name="WW-WW8Dropcap387512" style:family="text" style:parent-style-name="WW8Dropcap4043"/>
    <style:style style:name="WW-WW8Dropcap387612" style:family="text" style:parent-style-name="WW8Dropcap4043"/>
    <style:style style:name="WW-WW8Dropcap387712" style:family="text" style:parent-style-name="WW8Dropcap4043"/>
    <style:style style:name="WW-WW8Dropcap387812" style:family="text" style:parent-style-name="WW8Dropcap4043"/>
    <style:style style:name="WW-WW8Dropcap387912" style:family="text" style:parent-style-name="WW8Dropcap4043"/>
    <style:style style:name="WW-WW8Dropcap388012" style:family="text" style:parent-style-name="WW8Dropcap4043"/>
    <style:style style:name="WW-WW8Dropcap388112" style:family="text" style:parent-style-name="WW8Dropcap4043"/>
    <style:style style:name="WW-WW8Dropcap388212" style:family="text" style:parent-style-name="WW8Dropcap4043"/>
    <style:style style:name="WW-WW8Dropcap388312" style:family="text" style:parent-style-name="WW8Dropcap4043"/>
    <style:style style:name="WW-WW8Dropcap388412" style:family="text" style:parent-style-name="WW8Dropcap4043"/>
    <style:style style:name="WW-WW8Dropcap388512" style:family="text" style:parent-style-name="WW8Dropcap4043"/>
    <style:style style:name="WW-WW8Dropcap388612" style:family="text" style:parent-style-name="WW8Dropcap4043"/>
    <style:style style:name="WW-WW8Dropcap388712" style:family="text" style:parent-style-name="WW8Dropcap4043"/>
    <style:style style:name="WW-WW8Dropcap388812" style:family="text" style:parent-style-name="WW8Dropcap4043"/>
    <style:style style:name="WW-WW8Dropcap388912" style:family="text" style:parent-style-name="WW8Dropcap4043"/>
    <style:style style:name="WW-WW8Dropcap389012" style:family="text" style:parent-style-name="WW8Dropcap4043"/>
    <style:style style:name="WW-WW8Dropcap389112" style:family="text" style:parent-style-name="WW8Dropcap4043"/>
    <style:style style:name="WW-WW8Dropcap389212" style:family="text" style:parent-style-name="WW8Dropcap4043"/>
    <style:style style:name="WW-WW8Dropcap389312" style:family="text" style:parent-style-name="WW8Dropcap4043"/>
    <style:style style:name="WW-WW8Dropcap389412" style:family="text" style:parent-style-name="WW8Dropcap4043"/>
    <style:style style:name="WW-WW8Dropcap389512" style:family="text" style:parent-style-name="WW8Dropcap4043"/>
    <style:style style:name="WW-WW8Dropcap389612" style:family="text" style:parent-style-name="WW8Dropcap4043"/>
    <style:style style:name="WW-WW8Dropcap389712" style:family="text" style:parent-style-name="WW8Dropcap4043"/>
    <style:style style:name="WW-WW8Dropcap389812" style:family="text" style:parent-style-name="WW8Dropcap4043"/>
    <style:style style:name="WW-WW8Dropcap389912" style:family="text" style:parent-style-name="WW8Dropcap4043"/>
    <style:style style:name="WW-WW8Dropcap390012" style:family="text" style:parent-style-name="WW8Dropcap4043"/>
    <style:style style:name="WW-WW8Dropcap390112" style:family="text" style:parent-style-name="WW8Dropcap4043"/>
    <style:style style:name="WW-WW8Dropcap390212" style:family="text" style:parent-style-name="WW8Dropcap4043"/>
    <style:style style:name="WW-WW8Dropcap390312" style:family="text" style:parent-style-name="WW8Dropcap4043"/>
    <style:style style:name="WW-WW8Dropcap390412" style:family="text" style:parent-style-name="WW8Dropcap4043"/>
    <style:style style:name="WW-WW8Dropcap390512" style:family="text" style:parent-style-name="WW8Dropcap4043"/>
    <style:style style:name="WW-WW8Dropcap390612" style:family="text" style:parent-style-name="WW8Dropcap4043"/>
    <style:style style:name="WW-WW8Dropcap390712" style:family="text" style:parent-style-name="WW8Dropcap4043"/>
    <style:style style:name="WW-WW8Dropcap390812" style:family="text" style:parent-style-name="WW8Dropcap4043"/>
    <style:style style:name="WW-WW8Dropcap390912" style:family="text" style:parent-style-name="WW8Dropcap4043"/>
    <style:style style:name="WW-WW8Dropcap391012" style:family="text" style:parent-style-name="WW8Dropcap4043"/>
    <style:style style:name="WW-WW8Dropcap391112" style:family="text" style:parent-style-name="WW8Dropcap4043"/>
    <style:style style:name="WW-WW8Dropcap391212" style:family="text" style:parent-style-name="WW8Dropcap4043"/>
    <style:style style:name="WW-WW8Dropcap391312" style:family="text" style:parent-style-name="WW8Dropcap404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5z0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602cm" fo:margin-bottom="1.85cm" fo:margin-left="1.27cm" fo:margin-right="1.27cm" fo:background-color="#ffffff" style:writing-mode="lr-tb" style:layout-grid-color="#c0c0c0" style:layout-grid-lines="29" style:layout-grid-base-height="0.586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columns fo:column-count="3" fo:column-gap="0.751cm">
          <style:column-sep style:width="0.002cm" style:color="#000000" style:height="100%" style:style="none"/>
          <style:column style:rel-width="21539*" fo:start-indent="0cm" fo:end-indent="0.376cm"/>
          <style:column style:rel-width="22446*" fo:start-indent="0.376cm" fo:end-indent="0.376cm"/>
          <style:column style:rel-width="21548*" fo:start-indent="0.376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meta:initial-creator>EMEC</meta:initial-creator>
    <meta:creation-date>2012-07-16T08:57:00</meta:creation-date>
    <dc:creator>tiankonguse </dc:creator>
    <dc:date>2013-10-07T16:47:04</dc:date>
    <meta:print-date>2013-08-25T19:13:00</meta:print-date>
    <meta:editing-cycles>6</meta:editing-cycles>
    <meta:editing-duration>P29DT8H</meta:editing-duration>
    <meta:document-statistic meta:table-count="0" meta:image-count="1" meta:object-count="1" meta:page-count="131" meta:paragraph-count="3604" meta:word-count="11404" meta:character-count="81916" meta:non-whitespace-character-count="65429"/>
    <meta:generator>LibreOffice/3.5$Linux_x86 LibreOffice_project/350m1$Build-2</meta:generator>
    <meta:user-defined meta:name="Info 2"/>
    <meta:user-defined meta:name="Info 3"/>
    <meta:user-defined meta:name="Info 4"/>
    <meta:user-defined meta:name="KSOProductBuildVer">2052-8.1.0.3656</meta:user-defined>
  </office:meta>
</office:document-meta>
</file>

<file path=Object 1/content.xml><?xml version="1.0" encoding="utf-8"?>
<math xmlns="http://www.w3.org/1998/Math/MathML">
  <semantics>
    <mrow>
      <mstyle mathsize="12pt">
        <mrow>
          <mrow>
            <mi>w</mi>
            <mo stretchy="false">[</mo>
            <mstyle mathvariant="italic">
              <mrow>
                <mtext>x,y</mtext>
              </mrow>
            </mstyle>
            <mo stretchy="false">]</mo>
            <mstyle mathvariant="italic">
              <mrow>
                <mtext>+w</mtext>
              </mrow>
            </mstyle>
            <mo stretchy="false">[</mo>
            <mstyle mathvariant="italic">
              <mrow>
                <mtext>x+</mtext>
              </mrow>
            </mstyle>
            <mtext>1,</mtext>
            <mstyle mathvariant="italic">
              <mrow>
                <mtext>y+</mtext>
              </mrow>
            </mstyle>
            <mn>1</mn>
            <mrow>
              <mo stretchy="false">]</mo>
              <mo stretchy="false">≤</mo>
              <mi>w</mi>
            </mrow>
            <mo stretchy="false">[</mo>
            <mstyle mathvariant="italic">
              <mrow>
                <mtext>x+</mtext>
              </mrow>
            </mstyle>
            <mtext>1,</mtext>
            <mi>y</mi>
            <mo stretchy="false">]</mo>
            <mstyle mathvariant="italic">
              <mrow>
                <mtext>+w</mtext>
              </mrow>
            </mstyle>
            <mo stretchy="false">[</mo>
            <mstyle mathvariant="italic">
              <mrow>
                <mtext>x,y+</mtext>
              </mrow>
            </mstyle>
            <mn>1</mn>
            <mo stretchy="false">]</mo>
          </mrow>
        </mrow>
      </mstyle>
      <mrow/>
    </mrow>
    <annotation encoding="StarMath 5.0"> size 12{w \[  ital "x,y" \]  ital "+w" \[  ital "x+""1," ital "y+"1 \]  &lt;= w \[  ital "x+""1,"y \]  ital "+w" \[  ital "x,y+"1 \] } {}</annotation>
  </semantics>
</math>
</file>